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7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 style:data-style-name="N123">
      <style:table-cell-properties fo:background-color="#33ff99"/>
    </style:style>
    <style:style style:name="ce4" style:family="table-cell" style:parent-style-name="Default" style:data-style-name="N123"/>
    <style:style style:name="ce5" style:family="table-cell" style:parent-style-name="Default" style:data-style-name="N2">
      <style:table-cell-properties fo:background-color="#33ff99"/>
      <style:text-properties style:font-name="Arial" style:font-name-asian="Arial Unicode MS" style:font-name-complex="Arial Unicode MS"/>
    </style:style>
    <style:style style:name="ce6" style:family="table-cell" style:parent-style-name="Default" style:data-style-name="N2">
      <style:text-properties style:font-name="Arial" style:font-name-asian="Arial Unicode MS" style:font-name-complex="Arial Unicode MS"/>
    </style:style>
    <style:style style:name="ce7" style:family="table-cell" style:parent-style-name="Default" style:data-style-name="N2"/>
    <style:style style:name="ce8" style:family="table-cell" style:parent-style-name="Default">
      <style:text-properties style:font-name="Arial" style:font-name-asian="Arial Unicode MS" style:font-name-complex="Arial Unicode MS"/>
    </style:style>
    <style:style style:name="ce9" style:family="table-cell" style:parent-style-name="Default" style:data-style-name="N2">
      <style:table-cell-properties fo:background-color="#66ffff"/>
      <style:text-properties style:font-name="Arial" style:font-name-asian="Arial Unicode MS" style:font-name-complex="Arial Unicode MS"/>
    </style:style>
    <style:style style:name="ce10" style:family="table-cell" style:parent-style-name="Default" style:data-style-name="N122"/>
    <style:style style:name="ce1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yro_Proc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number-columns-repeated="2" table:default-cell-style-name="ce7"/>
        <table:table-column table:style-name="co4" table:number-columns-repeated="3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number-columns-repeated="2" table:default-cell-style-name="ce7"/>
        <table:table-row table:style-name="ro1">
          <table:table-cell office:value-type="string">
            <text:p>acX</text:p>
          </table:table-cell>
          <table:table-cell office:value-type="string">
            <text:p>axY</text:p>
          </table:table-cell>
          <table:table-cell office:value-type="string">
            <text:p>acZ</text:p>
          </table:table-cell>
          <table:table-cell office:value-type="string">
            <text:p>T</text:p>
          </table:table-cell>
          <table:table-cell table:style-name="ce1" office:value-type="string">
            <text:p>gX</text:p>
          </table:table-cell>
          <table:table-cell table:style-name="ce2" office:value-type="string">
            <text:p>gY</text:p>
          </table:table-cell>
          <table:table-cell office:value-type="string">
            <text:p>gZ</text:p>
          </table:table-cell>
          <table:table-cell/>
          <table:table-cell table:style-name="ce3" office:value-type="string">
            <text:p>Offset</text:p>
          </table:table-cell>
          <table:table-cell table:style-name="ce5" office:value-type="string">
            <text:p>Converted</text:p>
          </table:table-cell>
          <table:table-cell table:style-name="ce1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 table:style-name="ce1"/>
          <table:table-cell table:style-name="ce1" office:value-type="string">
            <text:p>X </text:p>
          </table:table-cell>
          <table:table-cell table:style-name="ce1" office:value-type="string">
            <text:p>Y</text:p>
          </table:table-cell>
          <table:table-cell table:number-columns-repeated="2"/>
          <table:table-cell table:style-name="ce2" office:value-type="string">
            <text:p>Offset</text:p>
          </table:table-cell>
          <table:table-cell table:style-name="ce9" office:value-type="string">
            <text:p>Converted</text:p>
          </table:table-cell>
          <table:table-cell table:style-name="ce2"/>
          <table:table-cell table:style-name="ce2" office:value-type="string">
            <text:p>Deg</text:p>
          </table:table-cell>
          <table:table-cell table:style-name="ce2" office:value-type="string">
            <text:p>Rad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 office:value-type="float" office:value="15220">
            <text:p>15220</text:p>
          </table:table-cell>
          <table:table-cell office:value-type="float" office:value="-2492">
            <text:p>-2492</text:p>
          </table:table-cell>
          <table:table-cell office:value-type="float" office:value="-7132">
            <text:p>-7132</text:p>
          </table:table-cell>
          <table:table-cell office:value-type="float" office:value="26.79">
            <text:p>26.79</text:p>
          </table:table-cell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string">
            <text:p>105<text:tab/><text:tab/><text:tab/><text:tab/></text:p>
          </table:table-cell>
          <table:table-cell/>
          <table:table-cell table:style-name="ce4" table:formula="of:=AVERAGE([.E2:.E31])" office:value-type="float" office:value="173.633333333333">
            <text:p>173.6</text:p>
          </table:table-cell>
          <table:table-cell table:formula="of:=([.E2]-[.$I$2])/131" office:value-type="float" office:value="0.529516539440204">
            <text:p>0.53</text:p>
          </table:table-cell>
          <table:table-cell/>
          <table:table-cell table:formula="of:=[.J2]*0.1" office:value-type="float" office:value="0.0529516539440204">
            <text:p>0.05</text:p>
          </table:table-cell>
          <table:table-cell table:formula="of:=[.L2]*2*3.141592/360" office:value-type="float" office:value="0.00092418051342946">
            <text:p>0.00</text:p>
          </table:table-cell>
          <table:table-cell/>
          <table:table-cell table:number-columns-repeated="2" table:style-name="Default" office:value-type="float" office:value="0">
            <text:p>0</text:p>
          </table:table-cell>
          <table:table-cell table:number-columns-repeated="2"/>
          <table:table-cell table:style-name="ce8" table:formula="of:=AVERAGE([.F2:.F31])" office:value-type="float" office:value="-170.4">
            <text:p>-170.4</text:p>
          </table:table-cell>
          <table:table-cell table:formula="of:=([.F2]-[.$S$2])/131" office:value-type="float" office:value="1.3618320610687">
            <text:p>1.36</text:p>
          </table:table-cell>
          <table:table-cell/>
          <table:table-cell table:formula="of:=[.T2]*0.1" office:value-type="float" office:value="0.13618320610687">
            <text:p>0.14</text:p>
          </table:table-cell>
          <table:table-cell table:formula="of:=[.V2]*2*3.141592/360" office:value-type="float" office:value="0.0023768448379983">
            <text:p>0.00</text:p>
          </table:table-cell>
          <table:table-cell/>
          <table:table-cell table:number-columns-repeated="2" table:style-name="Default" office:value-type="float" office:value="0">
            <text:p>0</text:p>
          </table:table-cell>
        </table:table-row>
        <table:table-row table:style-name="ro1">
          <table:table-cell office:value-type="float" office:value="16252">
            <text:p>16252</text:p>
          </table:table-cell>
          <table:table-cell office:value-type="float" office:value="-1804">
            <text:p>-1804</text:p>
          </table:table-cell>
          <table:table-cell office:value-type="float" office:value="-2888">
            <text:p>-2888</text:p>
          </table:table-cell>
          <table:table-cell office:value-type="float" office:value="26.74">
            <text:p>26.74</text:p>
          </table:table-cell>
          <table:table-cell office:value-type="float" office:value="548">
            <text:p>548</text:p>
          </table:table-cell>
          <table:table-cell office:value-type="float" office:value="-648">
            <text:p>-648</text:p>
          </table:table-cell>
          <table:table-cell office:value-type="string">
            <text:p>355<text:tab/><text:tab/><text:tab/><text:tab/></text:p>
          </table:table-cell>
          <table:table-cell table:number-columns-repeated="2"/>
          <table:table-cell table:formula="of:=([.E3]-[.$I$2])/131" office:value-type="float" office:value="2.85776081424936">
            <text:p>2.86</text:p>
          </table:table-cell>
          <table:table-cell/>
          <table:table-cell table:formula="of:=[.L2]+[.J3]*0.1" office:value-type="float" office:value="0.338727735368957">
            <text:p>0.34</text:p>
          </table:table-cell>
          <table:table-cell table:formula="of:=[.L3]*2*3.141592/360" office:value-type="float" office:value="0.00591191302007351">
            <text:p>0.01</text:p>
          </table:table-cell>
          <table:table-cell/>
          <table:table-cell table:formula="of:=COS([.M2])" office:value-type="float" office:value="0.99999957294522">
            <text:p>1.00</text:p>
          </table:table-cell>
          <table:table-cell table:formula="of:=SIN([.M2])" office:value-type="float" office:value="0.000924180381870888">
            <text:p>0.00</text:p>
          </table:table-cell>
          <table:table-cell table:number-columns-repeated="3"/>
          <table:table-cell table:formula="of:=([.F3]-[.$S$2])/131" office:value-type="float" office:value="-3.64580152671756">
            <text:p>-3.65</text:p>
          </table:table-cell>
          <table:table-cell/>
          <table:table-cell table:formula="of:=[.T3]*0.1+[.V2]" office:value-type="float" office:value="-0.228396946564886">
            <text:p>-0.23</text:p>
          </table:table-cell>
          <table:table-cell table:formula="of:=[.V3]*2*3.141592/360" office:value-type="float" office:value="-0.00398627788973707">
            <text:p>0.00</text:p>
          </table:table-cell>
          <table:table-cell/>
          <table:table-cell table:formula="of:=COS([.W2])" office:value-type="float" office:value="0.999997175305638">
            <text:p>1.00</text:p>
          </table:table-cell>
          <table:table-cell table:formula="of:=SIN([.W2])" office:value-type="float" office:value="0.00237684260004448">
            <text:p>0.00</text:p>
          </table:table-cell>
        </table:table-row>
        <table:table-row table:style-name="ro1">
          <table:table-cell office:value-type="float" office:value="16440">
            <text:p>16440</text:p>
          </table:table-cell>
          <table:table-cell office:value-type="float" office:value="-1420">
            <text:p>-1420</text:p>
          </table:table-cell>
          <table:table-cell office:value-type="float" office:value="-3052">
            <text:p>-3052</text:p>
          </table:table-cell>
          <table:table-cell office:value-type="float" office:value="26.79">
            <text:p>26.79</text:p>
          </table:table-cell>
          <table:table-cell office:value-type="float" office:value="1437">
            <text:p>1437</text:p>
          </table:table-cell>
          <table:table-cell office:value-type="float" office:value="-856">
            <text:p>-856</text:p>
          </table:table-cell>
          <table:table-cell office:value-type="string">
            <text:p>569<text:tab/><text:tab/><text:tab/><text:tab/></text:p>
          </table:table-cell>
          <table:table-cell table:number-columns-repeated="2"/>
          <table:table-cell table:formula="of:=([.E4]-[.$I$2])/131" office:value-type="float" office:value="9.6440203562341">
            <text:p>9.64</text:p>
          </table:table-cell>
          <table:table-cell/>
          <table:table-cell table:formula="of:=[.L3]+[.J4]*0.1" office:value-type="float" office:value="1.30312977099237">
            <text:p>1.30</text:p>
          </table:table-cell>
          <table:table-cell table:formula="of:=[.L4]*2*3.141592/360" office:value-type="float" office:value="0.0227439003528414">
            <text:p>0.02</text:p>
          </table:table-cell>
          <table:table-cell/>
          <table:table-cell table:formula="of:=COS([.M3])" office:value-type="float" office:value="0.99998252469312">
            <text:p>1.00</text:p>
          </table:table-cell>
          <table:table-cell table:formula="of:=SIN([.M3])" office:value-type="float" office:value="0.0059118785825353">
            <text:p>0.01</text:p>
          </table:table-cell>
          <table:table-cell table:number-columns-repeated="3"/>
          <table:table-cell table:formula="of:=([.F4]-[.$S$2])/131" office:value-type="float" office:value="-5.23358778625954">
            <text:p>-5.23</text:p>
          </table:table-cell>
          <table:table-cell/>
          <table:table-cell table:formula="of:=[.T4]*0.1+[.V3]" office:value-type="float" office:value="-0.75175572519084">
            <text:p>-0.75</text:p>
          </table:table-cell>
          <table:table-cell table:formula="of:=[.V4]*2*3.141592/360" office:value-type="float" office:value="-0.0131206098456319">
            <text:p>-0.01</text:p>
          </table:table-cell>
          <table:table-cell/>
          <table:table-cell table:formula="of:=COS([.W3])" office:value-type="float" office:value="0.999992054804814">
            <text:p>1.00</text:p>
          </table:table-cell>
          <table:table-cell table:formula="of:=SIN([.W3])" office:value-type="float" office:value="-0.00398626733247951">
            <text:p>0.00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1372">
            <text:p>-1372</text:p>
          </table:table-cell>
          <table:table-cell office:value-type="float" office:value="-3456">
            <text:p>-3456</text:p>
          </table:table-cell>
          <table:table-cell office:value-type="float" office:value="26.79">
            <text:p>26.79</text:p>
          </table:table-cell>
          <table:table-cell office:value-type="float" office:value="1048">
            <text:p>1048</text:p>
          </table:table-cell>
          <table:table-cell office:value-type="float" office:value="-633">
            <text:p>-633</text:p>
          </table:table-cell>
          <table:table-cell office:value-type="string">
            <text:p>604<text:tab/><text:tab/><text:tab/><text:tab/></text:p>
          </table:table-cell>
          <table:table-cell table:number-columns-repeated="2"/>
          <table:table-cell table:formula="of:=([.E5]-[.$I$2])/131" office:value-type="float" office:value="6.67455470737913">
            <text:p>6.67</text:p>
          </table:table-cell>
          <table:table-cell/>
          <table:table-cell table:formula="of:=[.L4]+[.J5]*0.1" office:value-type="float" office:value="1.97058524173028">
            <text:p>1.97</text:p>
          </table:table-cell>
          <table:table-cell table:formula="of:=[.L5]*2*3.141592/360" office:value-type="float" office:value="0.0343931935040995">
            <text:p>0.03</text:p>
          </table:table-cell>
          <table:table-cell/>
          <table:table-cell table:formula="of:=COS([.M4])" office:value-type="float" office:value="0.999741368647502">
            <text:p>1.00</text:p>
          </table:table-cell>
          <table:table-cell table:formula="of:=SIN([.M4])" office:value-type="float" office:value="0.0227419395571286">
            <text:p>0.02</text:p>
          </table:table-cell>
          <table:table-cell table:number-columns-repeated="3"/>
          <table:table-cell table:formula="of:=([.F5]-[.$S$2])/131" office:value-type="float" office:value="-3.53129770992366">
            <text:p>-3.53</text:p>
          </table:table-cell>
          <table:table-cell/>
          <table:table-cell table:formula="of:=[.T5]*0.1+[.V4]" office:value-type="float" office:value="-1.10488549618321">
            <text:p>-1.10</text:p>
          </table:table-cell>
          <table:table-cell table:formula="of:=[.V5]*2*3.141592/360" office:value-type="float" office:value="-0.0192838857540288">
            <text:p>-0.02</text:p>
          </table:table-cell>
          <table:table-cell/>
          <table:table-cell table:formula="of:=COS([.W4])" office:value-type="float" office:value="0.999913926033456">
            <text:p>1.00</text:p>
          </table:table-cell>
          <table:table-cell table:formula="of:=SIN([.W4])" office:value-type="float" office:value="-0.0131202333958274">
            <text:p>-0.01</text:p>
          </table:table-cell>
        </table:table-row>
        <table:table-row table:style-name="ro1">
          <table:table-cell office:value-type="float" office:value="16344">
            <text:p>16344</text:p>
          </table:table-cell>
          <table:table-cell office:value-type="float" office:value="-1644">
            <text:p>-1644</text:p>
          </table:table-cell>
          <table:table-cell office:value-type="float" office:value="-3272">
            <text:p>-3272</text:p>
          </table:table-cell>
          <table:table-cell office:value-type="float" office:value="26.74">
            <text:p>26.74</text:p>
          </table:table-cell>
          <table:table-cell office:value-type="float" office:value="384">
            <text:p>384</text:p>
          </table:table-cell>
          <table:table-cell office:value-type="float" office:value="-190">
            <text:p>-190</text:p>
          </table:table-cell>
          <table:table-cell office:value-type="string">
            <text:p>564<text:tab/><text:tab/><text:tab/><text:tab/></text:p>
          </table:table-cell>
          <table:table-cell table:number-columns-repeated="2"/>
          <table:table-cell table:formula="of:=([.E6]-[.$I$2])/131" office:value-type="float" office:value="1.6058524173028">
            <text:p>1.61</text:p>
          </table:table-cell>
          <table:table-cell/>
          <table:table-cell table:formula="of:=[.L5]+[.J6]*0.1" office:value-type="float" office:value="2.13117048346056">
            <text:p>2.13</text:p>
          </table:table-cell>
          <table:table-cell table:formula="of:=[.L6]*2*3.141592/360" office:value-type="float" office:value="0.0371959341193102">
            <text:p>0.04</text:p>
          </table:table-cell>
          <table:table-cell/>
          <table:table-cell table:formula="of:=COS([.M5])" office:value-type="float" office:value="0.999408612419368">
            <text:p>1.00</text:p>
          </table:table-cell>
          <table:table-cell table:formula="of:=SIN([.M5])" office:value-type="float" office:value="0.0343864133342597">
            <text:p>0.03</text:p>
          </table:table-cell>
          <table:table-cell table:number-columns-repeated="3"/>
          <table:table-cell table:formula="of:=([.F6]-[.$S$2])/131" office:value-type="float" office:value="-0.149618320610687">
            <text:p>-0.15</text:p>
          </table:table-cell>
          <table:table-cell/>
          <table:table-cell table:formula="of:=[.T6]*0.1+[.V5]" office:value-type="float" office:value="-1.11984732824428">
            <text:p>-1.12</text:p>
          </table:table-cell>
          <table:table-cell table:formula="of:=[.V6]*2*3.141592/360" office:value-type="float" office:value="-0.0195450189312977">
            <text:p>-0.02</text:p>
          </table:table-cell>
          <table:table-cell/>
          <table:table-cell table:formula="of:=COS([.W5])" office:value-type="float" office:value="0.999814071636958">
            <text:p>1.00</text:p>
          </table:table-cell>
          <table:table-cell table:formula="of:=SIN([.W5])" office:value-type="float" office:value="-0.019282690598777">
            <text:p>-0.02</text:p>
          </table:table-cell>
        </table:table-row>
        <table:table-row table:style-name="ro1">
          <table:table-cell office:value-type="float" office:value="16280">
            <text:p>16280</text:p>
          </table:table-cell>
          <table:table-cell office:value-type="float" office:value="-2120">
            <text:p>-2120</text:p>
          </table:table-cell>
          <table:table-cell office:value-type="float" office:value="-3184">
            <text:p>-3184</text:p>
          </table:table-cell>
          <table:table-cell office:value-type="float" office:value="26.79">
            <text:p>26.79</text:p>
          </table:table-cell>
          <table:table-cell office:value-type="float" office:value="516">
            <text:p>516</text:p>
          </table:table-cell>
          <table:table-cell office:value-type="float" office:value="-235">
            <text:p>-235</text:p>
          </table:table-cell>
          <table:table-cell office:value-type="string">
            <text:p>151<text:tab/><text:tab/><text:tab/><text:tab/></text:p>
          </table:table-cell>
          <table:table-cell table:number-columns-repeated="2"/>
          <table:table-cell table:formula="of:=([.E7]-[.$I$2])/131" office:value-type="float" office:value="2.61348600508906">
            <text:p>2.61</text:p>
          </table:table-cell>
          <table:table-cell/>
          <table:table-cell table:formula="of:=[.L6]+[.J7]*0.1" office:value-type="float" office:value="2.39251908396947">
            <text:p>2.39</text:p>
          </table:table-cell>
          <table:table-cell table:formula="of:=[.L7]*2*3.141592/360" office:value-type="float" office:value="0.0417573267446989">
            <text:p>0.04</text:p>
          </table:table-cell>
          <table:table-cell/>
          <table:table-cell table:formula="of:=COS([.M6])" office:value-type="float" office:value="0.999308310996153">
            <text:p>1.00</text:p>
          </table:table-cell>
          <table:table-cell table:formula="of:=SIN([.M6])" office:value-type="float" office:value="0.037187357717577">
            <text:p>0.04</text:p>
          </table:table-cell>
          <table:table-cell table:number-columns-repeated="3"/>
          <table:table-cell table:formula="of:=([.F7]-[.$S$2])/131" office:value-type="float" office:value="-0.493129770992366">
            <text:p>-0.49</text:p>
          </table:table-cell>
          <table:table-cell/>
          <table:table-cell table:formula="of:=[.T7]*0.1+[.V6]" office:value-type="float" office:value="-1.16916030534351">
            <text:p>-1.17</text:p>
          </table:table-cell>
          <table:table-cell table:formula="of:=[.V7]*2*3.141592/360" office:value-type="float" office:value="-0.0204056925665819">
            <text:p>-0.02</text:p>
          </table:table-cell>
          <table:table-cell/>
          <table:table-cell table:formula="of:=COS([.W6])" office:value-type="float" office:value="0.999809002197824">
            <text:p>1.00</text:p>
          </table:table-cell>
          <table:table-cell table:formula="of:=SIN([.W6])" office:value-type="float" office:value="-0.019543774563566">
            <text:p>-0.02</text:p>
          </table:table-cell>
        </table:table-row>
        <table:table-row table:style-name="ro1">
          <table:table-cell office:value-type="float" office:value="16084">
            <text:p>16084</text:p>
          </table:table-cell>
          <table:table-cell office:value-type="float" office:value="-1908">
            <text:p>-1908</text:p>
          </table:table-cell>
          <table:table-cell office:value-type="float" office:value="-3152">
            <text:p>-3152</text:p>
          </table:table-cell>
          <table:table-cell office:value-type="float" office:value="26.69">
            <text:p>26.69</text:p>
          </table:table-cell>
          <table:table-cell office:value-type="float" office:value="815">
            <text:p>815</text:p>
          </table:table-cell>
          <table:table-cell office:value-type="float" office:value="-727">
            <text:p>-727</text:p>
          </table:table-cell>
          <table:table-cell office:value-type="string">
            <text:p>-196<text:tab/><text:tab/><text:tab/><text:tab/></text:p>
          </table:table-cell>
          <table:table-cell table:number-columns-repeated="2"/>
          <table:table-cell table:formula="of:=([.E8]-[.$I$2])/131" office:value-type="float" office:value="4.89592875318066">
            <text:p>4.90</text:p>
          </table:table-cell>
          <table:table-cell/>
          <table:table-cell table:formula="of:=[.L7]+[.J8]*0.1" office:value-type="float" office:value="2.88211195928753">
            <text:p>2.88</text:p>
          </table:table-cell>
          <table:table-cell table:formula="of:=[.L8]*2*3.141592/360" office:value-type="float" office:value="0.0503023326355669">
            <text:p>0.05</text:p>
          </table:table-cell>
          <table:table-cell/>
          <table:table-cell table:formula="of:=COS([.M7])" office:value-type="float" office:value="0.999128289507547">
            <text:p>1.00</text:p>
          </table:table-cell>
          <table:table-cell table:formula="of:=SIN([.M7])" office:value-type="float" office:value="0.0417451926061431">
            <text:p>0.04</text:p>
          </table:table-cell>
          <table:table-cell table:number-columns-repeated="3"/>
          <table:table-cell table:formula="of:=([.F8]-[.$S$2])/131" office:value-type="float" office:value="-4.24885496183206">
            <text:p>-4.25</text:p>
          </table:table-cell>
          <table:table-cell/>
          <table:table-cell table:formula="of:=[.T8]*0.1+[.V7]" office:value-type="float" office:value="-1.59404580152672">
            <text:p>-1.59</text:p>
          </table:table-cell>
          <table:table-cell table:formula="of:=[.V8]*2*3.141592/360" office:value-type="float" office:value="-0.0278213418761662">
            <text:p>-0.03</text:p>
          </table:table-cell>
          <table:table-cell/>
          <table:table-cell table:formula="of:=COS([.W7])" office:value-type="float" office:value="0.999791811079611">
            <text:p>1.00</text:p>
          </table:table-cell>
          <table:table-cell table:formula="of:=SIN([.W7])" office:value-type="float" office:value="-0.020404276467225">
            <text:p>-0.02</text:p>
          </table:table-cell>
        </table:table-row>
        <table:table-row table:style-name="ro1">
          <table:table-cell office:value-type="float" office:value="16284">
            <text:p>16284</text:p>
          </table:table-cell>
          <table:table-cell office:value-type="float" office:value="-1972">
            <text:p>-1972</text:p>
          </table:table-cell>
          <table:table-cell office:value-type="float" office:value="-3356">
            <text:p>-3356</text:p>
          </table:table-cell>
          <table:table-cell office:value-type="float" office:value="26.65">
            <text:p>26.65</text:p>
          </table:table-cell>
          <table:table-cell office:value-type="float" office:value="861">
            <text:p>861</text:p>
          </table:table-cell>
          <table:table-cell office:value-type="float" office:value="-391">
            <text:p>-391</text:p>
          </table:table-cell>
          <table:table-cell office:value-type="string">
            <text:p>-236<text:tab/><text:tab/><text:tab/><text:tab/></text:p>
          </table:table-cell>
          <table:table-cell table:number-columns-repeated="2"/>
          <table:table-cell table:formula="of:=([.E9]-[.$I$2])/131" office:value-type="float" office:value="5.2470737913486">
            <text:p>5.25</text:p>
          </table:table-cell>
          <table:table-cell/>
          <table:table-cell table:formula="of:=[.L8]+[.J9]*0.1" office:value-type="float" office:value="3.40681933842239">
            <text:p>3.41</text:p>
          </table:table-cell>
          <table:table-cell table:formula="of:=[.L9]*2*3.141592/360" office:value-type="float" office:value="0.0594602021057393">
            <text:p>0.06</text:p>
          </table:table-cell>
          <table:table-cell/>
          <table:table-cell table:formula="of:=COS([.M8])" office:value-type="float" office:value="0.998735104415833">
            <text:p>1.00</text:p>
          </table:table-cell>
          <table:table-cell table:formula="of:=SIN([.M8])" office:value-type="float" office:value="0.0502811217804031">
            <text:p>0.05</text:p>
          </table:table-cell>
          <table:table-cell table:number-columns-repeated="3"/>
          <table:table-cell table:formula="of:=([.F9]-[.$S$2])/131" office:value-type="float" office:value="-1.68396946564886">
            <text:p>-1.68</text:p>
          </table:table-cell>
          <table:table-cell/>
          <table:table-cell table:formula="of:=[.T9]*0.1+[.V8]" office:value-type="float" office:value="-1.7624427480916">
            <text:p>-1.76</text:p>
          </table:table-cell>
          <table:table-cell table:formula="of:=[.V9]*2*3.141592/360" office:value-type="float" office:value="-0.03076042243257">
            <text:p>-0.03</text:p>
          </table:table-cell>
          <table:table-cell/>
          <table:table-cell table:formula="of:=COS([.W8])" office:value-type="float" office:value="0.999613011430706">
            <text:p>1.00</text:p>
          </table:table-cell>
          <table:table-cell table:formula="of:=SIN([.W8])" office:value-type="float" office:value="-0.027817752936472">
            <text:p>-0.03</text:p>
          </table:table-cell>
        </table:table-row>
        <table:table-row table:style-name="ro1">
          <table:table-cell office:value-type="float" office:value="16144">
            <text:p>16144</text:p>
          </table:table-cell>
          <table:table-cell office:value-type="float" office:value="-1812">
            <text:p>-1812</text:p>
          </table:table-cell>
          <table:table-cell office:value-type="float" office:value="-3408">
            <text:p>-3408</text:p>
          </table:table-cell>
          <table:table-cell office:value-type="float" office:value="26.69">
            <text:p>26.69</text:p>
          </table:table-cell>
          <table:table-cell office:value-type="float" office:value="907">
            <text:p>907</text:p>
          </table:table-cell>
          <table:table-cell office:value-type="float" office:value="-219">
            <text:p>-219</text:p>
          </table:table-cell>
          <table:table-cell office:value-type="string">
            <text:p>-138<text:tab/><text:tab/><text:tab/><text:tab/></text:p>
          </table:table-cell>
          <table:table-cell table:number-columns-repeated="2"/>
          <table:table-cell table:formula="of:=([.E10]-[.$I$2])/131" office:value-type="float" office:value="5.59821882951654">
            <text:p>5.60</text:p>
          </table:table-cell>
          <table:table-cell/>
          <table:table-cell table:formula="of:=[.L9]+[.J10]*0.1" office:value-type="float" office:value="3.96664122137405">
            <text:p>3.97</text:p>
          </table:table-cell>
          <table:table-cell table:formula="of:=[.L10]*2*3.141592/360" office:value-type="float" office:value="0.0692309351552163">
            <text:p>0.07</text:p>
          </table:table-cell>
          <table:table-cell/>
          <table:table-cell table:formula="of:=COS([.M9])" office:value-type="float" office:value="0.998232762949346">
            <text:p>1.00</text:p>
          </table:table-cell>
          <table:table-cell table:formula="of:=SIN([.M9])" office:value-type="float" office:value="0.0594251712198962">
            <text:p>0.06</text:p>
          </table:table-cell>
          <table:table-cell table:number-columns-repeated="3"/>
          <table:table-cell table:formula="of:=([.F10]-[.$S$2])/131" office:value-type="float" office:value="-0.370992366412214">
            <text:p>-0.37</text:p>
          </table:table-cell>
          <table:table-cell/>
          <table:table-cell table:formula="of:=[.T10]*0.1+[.V9]" office:value-type="float" office:value="-1.79954198473282">
            <text:p>-1.80</text:p>
          </table:table-cell>
          <table:table-cell table:formula="of:=[.V10]*2*3.141592/360" office:value-type="float" office:value="-0.0314079261272265">
            <text:p>-0.03</text:p>
          </table:table-cell>
          <table:table-cell/>
          <table:table-cell table:formula="of:=COS([.W9])" office:value-type="float" office:value="0.999526935508926">
            <text:p>1.00</text:p>
          </table:table-cell>
          <table:table-cell table:formula="of:=SIN([.W9])" office:value-type="float" office:value="-0.03075557172505">
            <text:p>-0.03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1728">
            <text:p>-1728</text:p>
          </table:table-cell>
          <table:table-cell office:value-type="float" office:value="-3324">
            <text:p>-3324</text:p>
          </table:table-cell>
          <table:table-cell office:value-type="float" office:value="26.79">
            <text:p>26.79</text:p>
          </table:table-cell>
          <table:table-cell office:value-type="float" office:value="841">
            <text:p>841</text:p>
          </table:table-cell>
          <table:table-cell office:value-type="float" office:value="69">
            <text:p>69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([.E11]-[.$I$2])/131" office:value-type="float" office:value="5.09440203562341">
            <text:p>5.09</text:p>
          </table:table-cell>
          <table:table-cell/>
          <table:table-cell table:formula="of:=[.L10]+[.J11]*0.1" office:value-type="float" office:value="4.47608142493639">
            <text:p>4.48</text:p>
          </table:table-cell>
          <table:table-cell table:formula="of:=[.L11]*2*3.141592/360" office:value-type="float" office:value="0.0781223421996042">
            <text:p>0.08</text:p>
          </table:table-cell>
          <table:table-cell/>
          <table:table-cell table:formula="of:=COS([.M10])" office:value-type="float" office:value="0.997604495826899">
            <text:p>1.00</text:p>
          </table:table-cell>
          <table:table-cell table:formula="of:=SIN([.M10])" office:value-type="float" office:value="0.0691756453237625">
            <text:p>0.07</text:p>
          </table:table-cell>
          <table:table-cell table:number-columns-repeated="3"/>
          <table:table-cell table:formula="of:=([.F11]-[.$S$2])/131" office:value-type="float" office:value="1.82748091603053">
            <text:p>1.83</text:p>
          </table:table-cell>
          <table:table-cell/>
          <table:table-cell table:formula="of:=[.T11]*0.1+[.V10]" office:value-type="float" office:value="-1.61679389312977">
            <text:p>-1.62</text:p>
          </table:table-cell>
          <table:table-cell table:formula="of:=[.V11]*2*3.141592/360" office:value-type="float" office:value="-0.0282183708905852">
            <text:p>-0.03</text:p>
          </table:table-cell>
          <table:table-cell/>
          <table:table-cell table:formula="of:=COS([.W10])" office:value-type="float" office:value="0.999506811632653">
            <text:p>1.00</text:p>
          </table:table-cell>
          <table:table-cell table:formula="of:=SIN([.W10])" office:value-type="float" office:value="-0.0314027626161704">
            <text:p>-0.03</text:p>
          </table:table-cell>
        </table:table-row>
        <table:table-row table:style-name="ro1">
          <table:table-cell office:value-type="float" office:value="16092">
            <text:p>16092</text:p>
          </table:table-cell>
          <table:table-cell office:value-type="float" office:value="-1764">
            <text:p>-1764</text:p>
          </table:table-cell>
          <table:table-cell office:value-type="float" office:value="-3444">
            <text:p>-3444</text:p>
          </table:table-cell>
          <table:table-cell office:value-type="float" office:value="26.74">
            <text:p>26.74</text:p>
          </table:table-cell>
          <table:table-cell office:value-type="float" office:value="775">
            <text:p>775</text:p>
          </table:table-cell>
          <table:table-cell office:value-type="float" office:value="-228">
            <text:p>-228</text:p>
          </table:table-cell>
          <table:table-cell office:value-type="string">
            <text:p>128<text:tab/><text:tab/><text:tab/><text:tab/></text:p>
          </table:table-cell>
          <table:table-cell table:number-columns-repeated="2"/>
          <table:table-cell table:formula="of:=([.E12]-[.$I$2])/131" office:value-type="float" office:value="4.59058524173028">
            <text:p>4.59</text:p>
          </table:table-cell>
          <table:table-cell/>
          <table:table-cell table:formula="of:=[.L11]+[.J12]*0.1" office:value-type="float" office:value="4.93513994910942">
            <text:p>4.94</text:p>
          </table:table-cell>
          <table:table-cell table:formula="of:=[.L12]*2*3.141592/360" office:value-type="float" office:value="0.086134423238903">
            <text:p>0.09</text:p>
          </table:table-cell>
          <table:table-cell/>
          <table:table-cell table:formula="of:=COS([.M11])" office:value-type="float" office:value="0.996950001502005">
            <text:p>1.00</text:p>
          </table:table-cell>
          <table:table-cell table:formula="of:=SIN([.M11])" office:value-type="float" office:value="0.0780429016961344">
            <text:p>0.08</text:p>
          </table:table-cell>
          <table:table-cell table:number-columns-repeated="3"/>
          <table:table-cell table:formula="of:=([.F12]-[.$S$2])/131" office:value-type="float" office:value="-0.43969465648855">
            <text:p>-0.44</text:p>
          </table:table-cell>
          <table:table-cell/>
          <table:table-cell table:formula="of:=[.T12]*0.1+[.V11]" office:value-type="float" office:value="-1.66076335877863">
            <text:p>-1.66</text:p>
          </table:table-cell>
          <table:table-cell table:formula="of:=[.V12]*2*3.141592/360" office:value-type="float" office:value="-0.0289857826768448">
            <text:p>-0.03</text:p>
          </table:table-cell>
          <table:table-cell/>
          <table:table-cell table:formula="of:=COS([.W11])" office:value-type="float" office:value="0.999601888190448">
            <text:p>1.00</text:p>
          </table:table-cell>
          <table:table-cell table:formula="of:=SIN([.W11])" office:value-type="float" office:value="-0.0282146261022895">
            <text:p>-0.03</text:p>
          </table:table-cell>
        </table:table-row>
        <table:table-row table:style-name="ro1">
          <table:table-cell office:value-type="float" office:value="16436">
            <text:p>16436</text:p>
          </table:table-cell>
          <table:table-cell office:value-type="float" office:value="-1636">
            <text:p>-1636</text:p>
          </table:table-cell>
          <table:table-cell office:value-type="float" office:value="-3328">
            <text:p>-3328</text:p>
          </table:table-cell>
          <table:table-cell office:value-type="float" office:value="26.79">
            <text:p>26.79</text:p>
          </table:table-cell>
          <table:table-cell office:value-type="float" office:value="594">
            <text:p>594</text:p>
          </table:table-cell>
          <table:table-cell office:value-type="float" office:value="-108">
            <text:p>-108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([.E13]-[.$I$2])/131" office:value-type="float" office:value="3.2089058524173">
            <text:p>3.21</text:p>
          </table:table-cell>
          <table:table-cell/>
          <table:table-cell table:formula="of:=[.L12]+[.J13]*0.1" office:value-type="float" office:value="5.25603053435115">
            <text:p>5.26</text:p>
          </table:table-cell>
          <table:table-cell table:formula="of:=[.L13]*2*3.141592/360" office:value-type="float" office:value="0.0917350193248516">
            <text:p>0.09</text:p>
          </table:table-cell>
          <table:table-cell/>
          <table:table-cell table:formula="of:=COS([.M12])" office:value-type="float" office:value="0.996292723483767">
            <text:p>1.00</text:p>
          </table:table-cell>
          <table:table-cell table:formula="of:=SIN([.M12])" office:value-type="float" office:value="0.0860279555336441">
            <text:p>0.09</text:p>
          </table:table-cell>
          <table:table-cell table:number-columns-repeated="3"/>
          <table:table-cell table:formula="of:=([.F13]-[.$S$2])/131" office:value-type="float" office:value="0.476335877862595">
            <text:p>0.48</text:p>
          </table:table-cell>
          <table:table-cell/>
          <table:table-cell table:formula="of:=[.T13]*0.1+[.V12]" office:value-type="float" office:value="-1.61312977099237">
            <text:p>-1.61</text:p>
          </table:table-cell>
          <table:table-cell table:formula="of:=[.V13]*2*3.141592/360" office:value-type="float" office:value="-0.0281544199083969">
            <text:p>-0.03</text:p>
          </table:table-cell>
          <table:table-cell/>
          <table:table-cell table:formula="of:=COS([.W12])" office:value-type="float" office:value="0.999579941612775">
            <text:p>1.00</text:p>
          </table:table-cell>
          <table:table-cell table:formula="of:=SIN([.W12])" office:value-type="float" office:value="-0.0289817239894697">
            <text:p>-0.03</text:p>
          </table:table-cell>
        </table:table-row>
        <table:table-row table:style-name="ro1">
          <table:table-cell office:value-type="float" office:value="16272">
            <text:p>16272</text:p>
          </table:table-cell>
          <table:table-cell office:value-type="float" office:value="-1488">
            <text:p>-1488</text:p>
          </table:table-cell>
          <table:table-cell office:value-type="float" office:value="-3636">
            <text:p>-3636</text:p>
          </table:table-cell>
          <table:table-cell office:value-type="float" office:value="26.74">
            <text:p>26.74</text:p>
          </table:table-cell>
          <table:table-cell office:value-type="float" office:value="188">
            <text:p>188</text:p>
          </table:table-cell>
          <table:table-cell office:value-type="float" office:value="-182">
            <text:p>-182</text:p>
          </table:table-cell>
          <table:table-cell office:value-type="string">
            <text:p>288<text:tab/><text:tab/><text:tab/><text:tab/></text:p>
          </table:table-cell>
          <table:table-cell table:number-columns-repeated="2"/>
          <table:table-cell table:formula="of:=([.E14]-[.$I$2])/131" office:value-type="float" office:value="0.109669211195929">
            <text:p>0.11</text:p>
          </table:table-cell>
          <table:table-cell/>
          <table:table-cell table:formula="of:=[.L13]+[.J14]*0.1" office:value-type="float" office:value="5.26699745547074">
            <text:p>5.27</text:p>
          </table:table-cell>
          <table:table-cell table:formula="of:=[.L14]*2*3.141592/360" office:value-type="float" office:value="0.0919264281673735">
            <text:p>0.09</text:p>
          </table:table-cell>
          <table:table-cell/>
          <table:table-cell table:formula="of:=COS([.M13])" office:value-type="float" office:value="0.995795293016559">
            <text:p>1.00</text:p>
          </table:table-cell>
          <table:table-cell table:formula="of:=SIN([.M13])" office:value-type="float" office:value="0.0916064102891556">
            <text:p>0.09</text:p>
          </table:table-cell>
          <table:table-cell table:number-columns-repeated="3"/>
          <table:table-cell table:formula="of:=([.F14]-[.$S$2])/131" office:value-type="float" office:value="-0.0885496183206107">
            <text:p>-0.09</text:p>
          </table:table-cell>
          <table:table-cell/>
          <table:table-cell table:formula="of:=[.T14]*0.1+[.V13]" office:value-type="float" office:value="-1.62198473282443">
            <text:p>-1.62</text:p>
          </table:table-cell>
          <table:table-cell table:formula="of:=[.V14]*2*3.141592/360" office:value-type="float" office:value="-0.028308968115352">
            <text:p>-0.03</text:p>
          </table:table-cell>
          <table:table-cell/>
          <table:table-cell table:formula="of:=COS([.W13])" office:value-type="float" office:value="0.999603690499448">
            <text:p>1.00</text:p>
          </table:table-cell>
          <table:table-cell table:formula="of:=SIN([.W13])" office:value-type="float" office:value="-0.028150700522091">
            <text:p>-0.03</text:p>
          </table:table-cell>
        </table:table-row>
        <table:table-row table:style-name="ro1">
          <table:table-cell office:value-type="float" office:value="16304">
            <text:p>16304</text:p>
          </table:table-cell>
          <table:table-cell office:value-type="float" office:value="-1816">
            <text:p>-1816</text:p>
          </table:table-cell>
          <table:table-cell office:value-type="float" office:value="-3304">
            <text:p>-3304</text:p>
          </table:table-cell>
          <table:table-cell office:value-type="float" office:value="26.79">
            <text:p>26.79</text:p>
          </table:table-cell>
          <table:table-cell office:value-type="float" office:value="-85">
            <text:p>-85</text:p>
          </table:table-cell>
          <table:table-cell office:value-type="float" office:value="-135">
            <text:p>-135</text:p>
          </table:table-cell>
          <table:table-cell office:value-type="string">
            <text:p>219<text:tab/><text:tab/><text:tab/><text:tab/></text:p>
          </table:table-cell>
          <table:table-cell table:number-columns-repeated="2"/>
          <table:table-cell table:formula="of:=([.E15]-[.$I$2])/131" office:value-type="float" office:value="-1.97430025445293">
            <text:p>-1.97</text:p>
          </table:table-cell>
          <table:table-cell/>
          <table:table-cell table:formula="of:=[.L14]+[.J15]*0.1" office:value-type="float" office:value="5.06956743002545">
            <text:p>5.07</text:p>
          </table:table-cell>
          <table:table-cell table:formula="of:=[.L15]*2*3.141592/360" office:value-type="float" office:value="0.0884806248979361">
            <text:p>0.09</text:p>
          </table:table-cell>
          <table:table-cell/>
          <table:table-cell table:formula="of:=COS([.M14])" office:value-type="float" office:value="0.995777740498057">
            <text:p>1.00</text:p>
          </table:table-cell>
          <table:table-cell table:formula="of:=SIN([.M14])" office:value-type="float" office:value="0.0917970126343089">
            <text:p>0.09</text:p>
          </table:table-cell>
          <table:table-cell table:number-columns-repeated="3"/>
          <table:table-cell table:formula="of:=([.F15]-[.$S$2])/131" office:value-type="float" office:value="0.270229007633588">
            <text:p>0.27</text:p>
          </table:table-cell>
          <table:table-cell/>
          <table:table-cell table:formula="of:=[.T15]*0.1+[.V14]" office:value-type="float" office:value="-1.59496183206107">
            <text:p>-1.59</text:p>
          </table:table-cell>
          <table:table-cell table:formula="of:=[.V15]*2*3.141592/360" office:value-type="float" office:value="-0.0278373296217133">
            <text:p>-0.03</text:p>
          </table:table-cell>
          <table:table-cell/>
          <table:table-cell table:formula="of:=COS([.W14])" office:value-type="float" office:value="0.999599327921334">
            <text:p>1.00</text:p>
          </table:table-cell>
          <table:table-cell table:formula="of:=SIN([.W14])" office:value-type="float" office:value="-0.0283051871433165">
            <text:p>-0.03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1608">
            <text:p>-1608</text:p>
          </table:table-cell>
          <table:table-cell office:value-type="float" office:value="-3456">
            <text:p>-3456</text:p>
          </table:table-cell>
          <table:table-cell office:value-type="float" office:value="26.74">
            <text:p>26.74</text:p>
          </table:table-cell>
          <table:table-cell office:value-type="float" office:value="-38">
            <text:p>-38</text:p>
          </table:table-cell>
          <table:table-cell office:value-type="float" office:value="-144">
            <text:p>-144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([.E16]-[.$I$2])/131" office:value-type="float" office:value="-1.61552162849873">
            <text:p>-1.62</text:p>
          </table:table-cell>
          <table:table-cell/>
          <table:table-cell table:formula="of:=[.L15]+[.J16]*0.1" office:value-type="float" office:value="4.90801526717557">
            <text:p>4.91</text:p>
          </table:table-cell>
          <table:table-cell table:formula="of:=[.L16]*2*3.141592/360" office:value-type="float" office:value="0.0856610083290925">
            <text:p>0.09</text:p>
          </table:table-cell>
          <table:table-cell/>
          <table:table-cell table:formula="of:=COS([.M15])" office:value-type="float" office:value="0.996088142610744">
            <text:p>1.00</text:p>
          </table:table-cell>
          <table:table-cell table:formula="of:=SIN([.M15])" office:value-type="float" office:value="0.0883652202525269">
            <text:p>0.09</text:p>
          </table:table-cell>
          <table:table-cell table:number-columns-repeated="3"/>
          <table:table-cell table:formula="of:=([.F16]-[.$S$2])/131" office:value-type="float" office:value="0.201526717557252">
            <text:p>0.20</text:p>
          </table:table-cell>
          <table:table-cell/>
          <table:table-cell table:formula="of:=[.T16]*0.1+[.V15]" office:value-type="float" office:value="-1.57480916030534">
            <text:p>-1.57</text:p>
          </table:table-cell>
          <table:table-cell table:formula="of:=[.V16]*2*3.141592/360" office:value-type="float" office:value="-0.0274855992196777">
            <text:p>-0.03</text:p>
          </table:table-cell>
          <table:table-cell/>
          <table:table-cell table:formula="of:=COS([.W15])" office:value-type="float" office:value="0.999612566559796">
            <text:p>1.00</text:p>
          </table:table-cell>
          <table:table-cell table:formula="of:=SIN([.W15])" office:value-type="float" office:value="-0.0278337344913884">
            <text:p>-0.03</text:p>
          </table:table-cell>
        </table:table-row>
        <table:table-row table:style-name="ro1">
          <table:table-cell office:value-type="float" office:value="16064">
            <text:p>16064</text:p>
          </table:table-cell>
          <table:table-cell office:value-type="float" office:value="-1656">
            <text:p>-1656</text:p>
          </table:table-cell>
          <table:table-cell office:value-type="float" office:value="-3668">
            <text:p>-3668</text:p>
          </table:table-cell>
          <table:table-cell office:value-type="float" office:value="26.79">
            <text:p>26.79</text:p>
          </table:table-cell>
          <table:table-cell office:value-type="float" office:value="-40">
            <text:p>-40</text:p>
          </table:table-cell>
          <table:table-cell office:value-type="float" office:value="-188">
            <text:p>-188</text:p>
          </table:table-cell>
          <table:table-cell office:value-type="string">
            <text:p>0<text:tab/><text:tab/><text:tab/><text:tab/></text:p>
          </table:table-cell>
          <table:table-cell table:number-columns-repeated="2"/>
          <table:table-cell table:formula="of:=([.E17]-[.$I$2])/131" office:value-type="float" office:value="-1.63078880407125">
            <text:p>-1.63</text:p>
          </table:table-cell>
          <table:table-cell/>
          <table:table-cell table:formula="of:=[.L16]+[.J17]*0.1" office:value-type="float" office:value="4.74493638676845">
            <text:p>4.74</text:p>
          </table:table-cell>
          <table:table-cell table:formula="of:=[.L17]*2*3.141592/360" office:value-type="float" office:value="0.0828147455176704">
            <text:p>0.08</text:p>
          </table:table-cell>
          <table:table-cell/>
          <table:table-cell table:formula="of:=COS([.M16])" office:value-type="float" office:value="0.99633333875366">
            <text:p>1.00</text:p>
          </table:table-cell>
          <table:table-cell table:formula="of:=SIN([.M16])" office:value-type="float" office:value="0.0855562860810646">
            <text:p>0.09</text:p>
          </table:table-cell>
          <table:table-cell table:number-columns-repeated="3"/>
          <table:table-cell table:formula="of:=([.F17]-[.$S$2])/131" office:value-type="float" office:value="-0.134351145038168">
            <text:p>-0.13</text:p>
          </table:table-cell>
          <table:table-cell/>
          <table:table-cell table:formula="of:=[.T17]*0.1+[.V16]" office:value-type="float" office:value="-1.58824427480916">
            <text:p>-1.59</text:p>
          </table:table-cell>
          <table:table-cell table:formula="of:=[.V17]*2*3.141592/360" office:value-type="float" office:value="-0.0277200861543681">
            <text:p>-0.03</text:p>
          </table:table-cell>
          <table:table-cell/>
          <table:table-cell table:formula="of:=COS([.W16])" office:value-type="float" office:value="0.999622294697045">
            <text:p>1.00</text:p>
          </table:table-cell>
          <table:table-cell table:formula="of:=SIN([.W16])" office:value-type="float" office:value="-0.0274821386470069">
            <text:p>-0.03</text:p>
          </table:table-cell>
        </table:table-row>
        <table:table-row table:style-name="ro1">
          <table:table-cell office:value-type="float" office:value="16568">
            <text:p>16568</text:p>
          </table:table-cell>
          <table:table-cell office:value-type="float" office:value="-1556">
            <text:p>-1556</text:p>
          </table:table-cell>
          <table:table-cell office:value-type="float" office:value="-3512">
            <text:p>-3512</text:p>
          </table:table-cell>
          <table:table-cell office:value-type="float" office:value="26.69">
            <text:p>26.69</text:p>
          </table:table-cell>
          <table:table-cell office:value-type="float" office:value="161">
            <text:p>161</text:p>
          </table:table-cell>
          <table:table-cell office:value-type="float" office:value="-45">
            <text:p>-45</text:p>
          </table:table-cell>
          <table:table-cell office:value-type="string">
            <text:p>-106<text:tab/><text:tab/><text:tab/><text:tab/></text:p>
          </table:table-cell>
          <table:table-cell table:number-columns-repeated="2"/>
          <table:table-cell table:formula="of:=([.E18]-[.$I$2])/131" office:value-type="float" office:value="-0.0964376590330788">
            <text:p>-0.10</text:p>
          </table:table-cell>
          <table:table-cell/>
          <table:table-cell table:formula="of:=[.L17]+[.J18]*0.1" office:value-type="float" office:value="4.73529262086514">
            <text:p>4.74</text:p>
          </table:table-cell>
          <table:table-cell table:formula="of:=[.L18]*2*3.141592/360" office:value-type="float" office:value="0.0826464300853831">
            <text:p>0.08</text:p>
          </table:table-cell>
          <table:table-cell/>
          <table:table-cell table:formula="of:=COS([.M17])" office:value-type="float" office:value="0.996572818349149">
            <text:p>1.00</text:p>
          </table:table-cell>
          <table:table-cell table:formula="of:=SIN([.M17])" office:value-type="float" office:value="0.0827201168255557">
            <text:p>0.08</text:p>
          </table:table-cell>
          <table:table-cell table:number-columns-repeated="3"/>
          <table:table-cell table:formula="of:=([.F18]-[.$S$2])/131" office:value-type="float" office:value="0.957251908396947">
            <text:p>0.96</text:p>
          </table:table-cell>
          <table:table-cell/>
          <table:table-cell table:formula="of:=[.T18]*0.1+[.V17]" office:value-type="float" office:value="-1.49251908396947">
            <text:p>-1.49</text:p>
          </table:table-cell>
          <table:table-cell table:formula="of:=[.V18]*2*3.141592/360" office:value-type="float" office:value="-0.0260493667446989">
            <text:p>-0.03</text:p>
          </table:table-cell>
          <table:table-cell/>
          <table:table-cell table:formula="of:=COS([.W17])" office:value-type="float" office:value="0.999615823012977">
            <text:p>1.00</text:p>
          </table:table-cell>
          <table:table-cell table:formula="of:=SIN([.W17])" office:value-type="float" office:value="-0.0277165362570499">
            <text:p>-0.03</text:p>
          </table:table-cell>
        </table:table-row>
        <table:table-row table:style-name="ro1">
          <table:table-cell office:value-type="float" office:value="16256">
            <text:p>16256</text:p>
          </table:table-cell>
          <table:table-cell office:value-type="float" office:value="-1528">
            <text:p>-1528</text:p>
          </table:table-cell>
          <table:table-cell office:value-type="float" office:value="-3704">
            <text:p>-3704</text:p>
          </table:table-cell>
          <table:table-cell office:value-type="float" office:value="26.69">
            <text:p>26.69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string">
            <text:p>2<text:tab/><text:tab/><text:tab/><text:tab/></text:p>
          </table:table-cell>
          <table:table-cell table:number-columns-repeated="2"/>
          <table:table-cell table:formula="of:=([.E19]-[.$I$2])/131" office:value-type="float" office:value="-0.172773536895674">
            <text:p>-0.17</text:p>
          </table:table-cell>
          <table:table-cell/>
          <table:table-cell table:formula="of:=[.L18]+[.J19]*0.1" office:value-type="float" office:value="4.71801526717557">
            <text:p>4.72</text:p>
          </table:table-cell>
          <table:table-cell table:formula="of:=[.L19]*2*3.141592/360" office:value-type="float" office:value="0.0823448834402036">
            <text:p>0.08</text:p>
          </table:table-cell>
          <table:table-cell/>
          <table:table-cell table:formula="of:=COS([.M18])" office:value-type="float" office:value="0.99658672730481">
            <text:p>1.00</text:p>
          </table:table-cell>
          <table:table-cell table:formula="of:=SIN([.M18])" office:value-type="float" office:value="0.0825523770698876">
            <text:p>0.08</text:p>
          </table:table-cell>
          <table:table-cell table:number-columns-repeated="3"/>
          <table:table-cell table:formula="of:=([.F19]-[.$S$2])/131" office:value-type="float" office:value="1.34656488549618">
            <text:p>1.35</text:p>
          </table:table-cell>
          <table:table-cell/>
          <table:table-cell table:formula="of:=[.T19]*0.1+[.V18]" office:value-type="float" office:value="-1.35786259541985">
            <text:p>-1.36</text:p>
          </table:table-cell>
          <table:table-cell table:formula="of:=[.V19]*2*3.141592/360" office:value-type="float" office:value="-0.0236991681492791">
            <text:p>-0.02</text:p>
          </table:table-cell>
          <table:table-cell/>
          <table:table-cell table:formula="of:=COS([.W18])" office:value-type="float" office:value="0.999660734431357">
            <text:p>1.00</text:p>
          </table:table-cell>
          <table:table-cell table:formula="of:=SIN([.W18])" office:value-type="float" office:value="-0.0260464207936572">
            <text:p>-0.03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424">
            <text:p>-1424</text:p>
          </table:table-cell>
          <table:table-cell office:value-type="float" office:value="-3476">
            <text:p>-3476</text:p>
          </table:table-cell>
          <table:table-cell office:value-type="float" office:value="26.74">
            <text:p>26.74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string">
            <text:p>132<text:tab/><text:tab/><text:tab/><text:tab/></text:p>
          </table:table-cell>
          <table:table-cell table:number-columns-repeated="2"/>
          <table:table-cell table:formula="of:=([.E20]-[.$I$2])/131" office:value-type="float" office:value="0.201272264631043">
            <text:p>0.20</text:p>
          </table:table-cell>
          <table:table-cell/>
          <table:table-cell table:formula="of:=[.L19]+[.J20]*0.1" office:value-type="float" office:value="4.73814249363868">
            <text:p>4.74</text:p>
          </table:table-cell>
          <table:table-cell table:formula="of:=[.L20]*2*3.141592/360" office:value-type="float" office:value="0.0826961697381962">
            <text:p>0.08</text:p>
          </table:table-cell>
          <table:table-cell/>
          <table:table-cell table:formula="of:=COS([.M19])" office:value-type="float" office:value="0.996611575386785">
            <text:p>1.00</text:p>
          </table:table-cell>
          <table:table-cell table:formula="of:=SIN([.M19])" office:value-type="float" office:value="0.0822518559369333">
            <text:p>0.08</text:p>
          </table:table-cell>
          <table:table-cell table:number-columns-repeated="3"/>
          <table:table-cell table:formula="of:=([.F20]-[.$S$2])/131" office:value-type="float" office:value="1.59083969465649">
            <text:p>1.59</text:p>
          </table:table-cell>
          <table:table-cell/>
          <table:table-cell table:formula="of:=[.T20]*0.1+[.V19]" office:value-type="float" office:value="-1.1987786259542">
            <text:p>-1.20</text:p>
          </table:table-cell>
          <table:table-cell table:formula="of:=[.V20]*2*3.141592/360" office:value-type="float" office:value="-0.0209226296726039">
            <text:p>-0.02</text:p>
          </table:table-cell>
          <table:table-cell/>
          <table:table-cell table:formula="of:=COS([.W19])" office:value-type="float" office:value="0.999719187858077">
            <text:p>1.00</text:p>
          </table:table-cell>
          <table:table-cell table:formula="of:=SIN([.W19])" office:value-type="float" office:value="-0.0236969497696906">
            <text:p>-0.02</text:p>
          </table:table-cell>
        </table:table-row>
        <table:table-row table:style-name="ro1">
          <table:table-cell office:value-type="float" office:value="16452">
            <text:p>16452</text:p>
          </table:table-cell>
          <table:table-cell office:value-type="float" office:value="-1444">
            <text:p>-1444</text:p>
          </table:table-cell>
          <table:table-cell office:value-type="float" office:value="-3344">
            <text:p>-3344</text:p>
          </table:table-cell>
          <table:table-cell office:value-type="float" office:value="26.79">
            <text:p>26.79</text:p>
          </table:table-cell>
          <table:table-cell office:value-type="float" office:value="-16">
            <text:p>-16</text:p>
          </table:table-cell>
          <table:table-cell office:value-type="float" office:value="-138">
            <text:p>-138</text:p>
          </table:table-cell>
          <table:table-cell office:value-type="string">
            <text:p>265<text:tab/><text:tab/><text:tab/><text:tab/></text:p>
          </table:table-cell>
          <table:table-cell table:number-columns-repeated="2"/>
          <table:table-cell table:formula="of:=([.E21]-[.$I$2])/131" office:value-type="float" office:value="-1.44758269720102">
            <text:p>-1.45</text:p>
          </table:table-cell>
          <table:table-cell/>
          <table:table-cell table:formula="of:=[.L20]+[.J21]*0.1" office:value-type="float" office:value="4.59338422391858">
            <text:p>4.59</text:p>
          </table:table-cell>
          <table:table-cell table:formula="of:=[.L21]*2*3.141592/360" office:value-type="float" office:value="0.0801696618377156">
            <text:p>0.08</text:p>
          </table:table-cell>
          <table:table-cell/>
          <table:table-cell table:formula="of:=COS([.M20])" office:value-type="float" office:value="0.996582619945443">
            <text:p>1.00</text:p>
          </table:table-cell>
          <table:table-cell table:formula="of:=SIN([.M20])" office:value-type="float" office:value="0.0826019468455629">
            <text:p>0.08</text:p>
          </table:table-cell>
          <table:table-cell table:number-columns-repeated="3"/>
          <table:table-cell table:formula="of:=([.F21]-[.$S$2])/131" office:value-type="float" office:value="0.247328244274809">
            <text:p>0.25</text:p>
          </table:table-cell>
          <table:table-cell/>
          <table:table-cell table:formula="of:=[.T21]*0.1+[.V20]" office:value-type="float" office:value="-1.17404580152672">
            <text:p>-1.17</text:p>
          </table:table-cell>
          <table:table-cell table:formula="of:=[.V21]*2*3.141592/360" office:value-type="float" office:value="-0.0204909605428329">
            <text:p>-0.02</text:p>
          </table:table-cell>
          <table:table-cell/>
          <table:table-cell table:formula="of:=COS([.W20])" office:value-type="float" office:value="0.999781129768287">
            <text:p>1.00</text:p>
          </table:table-cell>
          <table:table-cell table:formula="of:=SIN([.W20])" office:value-type="float" office:value="-0.020921103203395">
            <text:p>-0.02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236">
            <text:p>-1236</text:p>
          </table:table-cell>
          <table:table-cell office:value-type="float" office:value="-3544">
            <text:p>-3544</text:p>
          </table:table-cell>
          <table:table-cell office:value-type="float" office:value="26.74">
            <text:p>26.74</text:p>
          </table:table-cell>
          <table:table-cell office:value-type="float" office:value="-60">
            <text:p>-60</text:p>
          </table:table-cell>
          <table:table-cell office:value-type="float" office:value="-221">
            <text:p>-221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([.E22]-[.$I$2])/131" office:value-type="float" office:value="-1.78346055979644">
            <text:p>-1.78</text:p>
          </table:table-cell>
          <table:table-cell/>
          <table:table-cell table:formula="of:=[.L21]+[.J22]*0.1" office:value-type="float" office:value="4.41503816793893">
            <text:p>4.42</text:p>
          </table:table-cell>
          <table:table-cell table:formula="of:=[.L22]*2*3.141592/360" office:value-type="float" office:value="0.0770569366005089">
            <text:p>0.08</text:p>
          </table:table-cell>
          <table:table-cell/>
          <table:table-cell table:formula="of:=COS([.M21])" office:value-type="float" office:value="0.996788133482307">
            <text:p>1.00</text:p>
          </table:table-cell>
          <table:table-cell table:formula="of:=SIN([.M21])" office:value-type="float" office:value="0.0800838120275129">
            <text:p>0.08</text:p>
          </table:table-cell>
          <table:table-cell table:number-columns-repeated="3"/>
          <table:table-cell table:formula="of:=([.F22]-[.$S$2])/131" office:value-type="float" office:value="-0.386259541984733">
            <text:p>-0.39</text:p>
          </table:table-cell>
          <table:table-cell/>
          <table:table-cell table:formula="of:=[.T22]*0.1+[.V21]" office:value-type="float" office:value="-1.21267175572519">
            <text:p>-1.21</text:p>
          </table:table-cell>
          <table:table-cell table:formula="of:=[.V22]*2*3.141592/360" office:value-type="float" office:value="-0.0211651104800679">
            <text:p>-0.02</text:p>
          </table:table-cell>
          <table:table-cell/>
          <table:table-cell table:formula="of:=COS([.W21])" office:value-type="float" office:value="0.999790067613695">
            <text:p>1.00</text:p>
          </table:table-cell>
          <table:table-cell table:formula="of:=SIN([.W21])" office:value-type="float" office:value="-0.0204895266173489">
            <text:p>-0.02</text:p>
          </table:table-cell>
        </table:table-row>
        <table:table-row table:style-name="ro1">
          <table:table-cell office:value-type="float" office:value="16076">
            <text:p>16076</text:p>
          </table:table-cell>
          <table:table-cell office:value-type="float" office:value="-1380">
            <text:p>-1380</text:p>
          </table:table-cell>
          <table:table-cell office:value-type="float" office:value="-3768">
            <text:p>-3768</text:p>
          </table:table-cell>
          <table:table-cell office:value-type="float" office:value="26.79">
            <text:p>26.79</text:p>
          </table:table-cell>
          <table:table-cell office:value-type="float" office:value="-244">
            <text:p>-244</text:p>
          </table:table-cell>
          <table:table-cell office:value-type="float" office:value="-33">
            <text:p>-33</text:p>
          </table:table-cell>
          <table:table-cell office:value-type="string">
            <text:p>26<text:tab/><text:tab/><text:tab/><text:tab/></text:p>
          </table:table-cell>
          <table:table-cell table:number-columns-repeated="2"/>
          <table:table-cell table:formula="of:=([.E23]-[.$I$2])/131" office:value-type="float" office:value="-3.18804071246819">
            <text:p>-3.19</text:p>
          </table:table-cell>
          <table:table-cell/>
          <table:table-cell table:formula="of:=[.L22]+[.J23]*0.1" office:value-type="float" office:value="4.09623409669211">
            <text:p>4.10</text:p>
          </table:table-cell>
          <table:table-cell table:formula="of:=[.L23]*2*3.141592/360" office:value-type="float" office:value="0.0714927570460843">
            <text:p>0.07</text:p>
          </table:table-cell>
          <table:table-cell/>
          <table:table-cell table:formula="of:=COS([.M22])" office:value-type="float" office:value="0.99703258301723">
            <text:p>1.00</text:p>
          </table:table-cell>
          <table:table-cell table:formula="of:=SIN([.M22])" office:value-type="float" office:value="0.0769807014906374">
            <text:p>0.08</text:p>
          </table:table-cell>
          <table:table-cell table:number-columns-repeated="3"/>
          <table:table-cell table:formula="of:=([.F23]-[.$S$2])/131" office:value-type="float" office:value="1.04885496183206">
            <text:p>1.05</text:p>
          </table:table-cell>
          <table:table-cell/>
          <table:table-cell table:formula="of:=[.T23]*0.1+[.V22]" office:value-type="float" office:value="-1.10778625954198">
            <text:p>-1.11</text:p>
          </table:table-cell>
          <table:table-cell table:formula="of:=[.V23]*2*3.141592/360" office:value-type="float" office:value="-0.0193345136149279">
            <text:p>-0.02</text:p>
          </table:table-cell>
          <table:table-cell/>
          <table:table-cell table:formula="of:=COS([.W22])" office:value-type="float" office:value="0.999776027410303">
            <text:p>1.00</text:p>
          </table:table-cell>
          <table:table-cell table:formula="of:=SIN([.W22])" office:value-type="float" office:value="-0.0211635303216043">
            <text:p>-0.02</text:p>
          </table:table-cell>
        </table:table-row>
        <table:table-row table:style-name="ro1">
          <table:table-cell office:value-type="float" office:value="16412">
            <text:p>16412</text:p>
          </table:table-cell>
          <table:table-cell office:value-type="float" office:value="-1316">
            <text:p>-1316</text:p>
          </table:table-cell>
          <table:table-cell office:value-type="float" office:value="-3580">
            <text:p>-3580</text:p>
          </table:table-cell>
          <table:table-cell office:value-type="float" office:value="26.79">
            <text:p>26.79</text:p>
          </table:table-cell>
          <table:table-cell office:value-type="float" office:value="-548">
            <text:p>-548</text:p>
          </table:table-cell>
          <table:table-cell office:value-type="float" office:value="262">
            <text:p>262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([.E24]-[.$I$2])/131" office:value-type="float" office:value="-5.50865139949109">
            <text:p>-5.51</text:p>
          </table:table-cell>
          <table:table-cell/>
          <table:table-cell table:formula="of:=[.L23]+[.J24]*0.1" office:value-type="float" office:value="3.545368956743">
            <text:p>3.55</text:p>
          </table:table-cell>
          <table:table-cell table:formula="of:=[.L24]*2*3.141592/360" office:value-type="float" office:value="0.0618783486197343">
            <text:p>0.06</text:p>
          </table:table-cell>
          <table:table-cell/>
          <table:table-cell table:formula="of:=COS([.M23])" office:value-type="float" office:value="0.997445481180858">
            <text:p>1.00</text:p>
          </table:table-cell>
          <table:table-cell table:formula="of:=SIN([.M23])" office:value-type="float" office:value="0.0714318701413219">
            <text:p>0.07</text:p>
          </table:table-cell>
          <table:table-cell table:number-columns-repeated="3"/>
          <table:table-cell table:formula="of:=([.F24]-[.$S$2])/131" office:value-type="float" office:value="3.30076335877863">
            <text:p>3.30</text:p>
          </table:table-cell>
          <table:table-cell/>
          <table:table-cell table:formula="of:=[.T24]*0.1+[.V23]" office:value-type="float" office:value="-0.777709923664122">
            <text:p>-0.78</text:p>
          </table:table-cell>
          <table:table-cell table:formula="of:=[.V24]*2*3.141592/360" office:value-type="float" office:value="-0.0135735959694656">
            <text:p>-0.01</text:p>
          </table:table-cell>
          <table:table-cell/>
          <table:table-cell table:formula="of:=COS([.W23])" office:value-type="float" office:value="0.999813094114229">
            <text:p>1.00</text:p>
          </table:table-cell>
          <table:table-cell table:formula="of:=SIN([.W23])" office:value-type="float" office:value="-0.0193333090217867">
            <text:p>-0.02</text:p>
          </table:table-cell>
        </table:table-row>
        <table:table-row table:style-name="ro1">
          <table:table-cell office:value-type="float" office:value="16388">
            <text:p>16388</text:p>
          </table:table-cell>
          <table:table-cell office:value-type="float" office:value="-1288">
            <text:p>-1288</text:p>
          </table:table-cell>
          <table:table-cell office:value-type="float" office:value="-3572">
            <text:p>-3572</text:p>
          </table:table-cell>
          <table:table-cell office:value-type="float" office:value="26.79">
            <text:p>26.79</text:p>
          </table:table-cell>
          <table:table-cell office:value-type="float" office:value="-416">
            <text:p>-416</text:p>
          </table:table-cell>
          <table:table-cell office:value-type="float" office:value="-70">
            <text:p>-70</text:p>
          </table:table-cell>
          <table:table-cell office:value-type="string">
            <text:p>-15<text:tab/><text:tab/><text:tab/><text:tab/></text:p>
          </table:table-cell>
          <table:table-cell table:number-columns-repeated="2"/>
          <table:table-cell table:formula="of:=([.E25]-[.$I$2])/131" office:value-type="float" office:value="-4.50101781170484">
            <text:p>-4.50</text:p>
          </table:table-cell>
          <table:table-cell/>
          <table:table-cell table:formula="of:=[.L24]+[.J25]*0.1" office:value-type="float" office:value="3.09526717557252">
            <text:p>3.10</text:p>
          </table:table-cell>
          <table:table-cell table:formula="of:=[.L25]*2*3.141592/360" office:value-type="float" office:value="0.0540225922035624">
            <text:p>0.05</text:p>
          </table:table-cell>
          <table:table-cell/>
          <table:table-cell table:formula="of:=COS([.M24])" office:value-type="float" office:value="0.998086145770803">
            <text:p>1.00</text:p>
          </table:table-cell>
          <table:table-cell table:formula="of:=SIN([.M24])" office:value-type="float" office:value="0.0618388682010291">
            <text:p>0.06</text:p>
          </table:table-cell>
          <table:table-cell table:number-columns-repeated="3"/>
          <table:table-cell table:formula="of:=([.F25]-[.$S$2])/131" office:value-type="float" office:value="0.766412213740458">
            <text:p>0.77</text:p>
          </table:table-cell>
          <table:table-cell/>
          <table:table-cell table:formula="of:=[.T25]*0.1+[.V24]" office:value-type="float" office:value="-0.701068702290076">
            <text:p>-0.70</text:p>
          </table:table-cell>
          <table:table-cell table:formula="of:=[.V25]*2*3.141592/360" office:value-type="float" office:value="-0.0122359545920271">
            <text:p>-0.01</text:p>
          </table:table-cell>
          <table:table-cell/>
          <table:table-cell table:formula="of:=COS([.W24])" office:value-type="float" office:value="0.999907880160608">
            <text:p>1.00</text:p>
          </table:table-cell>
          <table:table-cell table:formula="of:=SIN([.W24])" office:value-type="float" office:value="-0.0135731791677457">
            <text:p>-0.01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224">
            <text:p>-1224</text:p>
          </table:table-cell>
          <table:table-cell office:value-type="float" office:value="-3624">
            <text:p>-3624</text:p>
          </table:table-cell>
          <table:table-cell office:value-type="float" office:value="26.84">
            <text:p>26.84</text:p>
          </table:table-cell>
          <table:table-cell office:value-type="float" office:value="-473">
            <text:p>-473</text:p>
          </table:table-cell>
          <table:table-cell office:value-type="float" office:value="107">
            <text:p>107</text:p>
          </table:table-cell>
          <table:table-cell office:value-type="string">
            <text:p>101<text:tab/><text:tab/><text:tab/><text:tab/></text:p>
          </table:table-cell>
          <table:table-cell table:number-columns-repeated="2"/>
          <table:table-cell table:formula="of:=([.E26]-[.$I$2])/131" office:value-type="float" office:value="-4.93613231552163">
            <text:p>-4.94</text:p>
          </table:table-cell>
          <table:table-cell/>
          <table:table-cell table:formula="of:=[.L25]+[.J26]*0.1" office:value-type="float" office:value="2.60165394402036">
            <text:p>2.60</text:p>
          </table:table-cell>
          <table:table-cell table:formula="of:=[.L26]*2*3.141592/360" office:value-type="float" office:value="0.0454074178739045">
            <text:p>0.05</text:p>
          </table:table-cell>
          <table:table-cell/>
          <table:table-cell table:formula="of:=COS([.M25])" office:value-type="float" office:value="0.998541134618564">
            <text:p>1.00</text:p>
          </table:table-cell>
          <table:table-cell table:formula="of:=SIN([.M25])" office:value-type="float" office:value="0.0539963190844664">
            <text:p>0.05</text:p>
          </table:table-cell>
          <table:table-cell table:number-columns-repeated="3"/>
          <table:table-cell table:formula="of:=([.F26]-[.$S$2])/131" office:value-type="float" office:value="2.1175572519084">
            <text:p>2.12</text:p>
          </table:table-cell>
          <table:table-cell/>
          <table:table-cell table:formula="of:=[.T26]*0.1+[.V25]" office:value-type="float" office:value="-0.489312977099236">
            <text:p>-0.49</text:p>
          </table:table-cell>
          <table:table-cell table:formula="of:=[.V26]*2*3.141592/360" office:value-type="float" office:value="-0.00854012074639525">
            <text:p>-0.01</text:p>
          </table:table-cell>
          <table:table-cell/>
          <table:table-cell table:formula="of:=COS([.W25])" office:value-type="float" office:value="0.999925141641592">
            <text:p>1.00</text:p>
          </table:table-cell>
          <table:table-cell table:formula="of:=SIN([.W25])" office:value-type="float" office:value="-0.0122356492693453">
            <text:p>-0.01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236">
            <text:p>-1236</text:p>
          </table:table-cell>
          <table:table-cell office:value-type="float" office:value="-3104">
            <text:p>-3104</text:p>
          </table:table-cell>
          <table:table-cell office:value-type="float" office:value="26.69">
            <text:p>26.69</text:p>
          </table:table-cell>
          <table:table-cell office:value-type="float" office:value="-593">
            <text:p>-593</text:p>
          </table:table-cell>
          <table:table-cell office:value-type="float" office:value="179">
            <text:p>179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([.E27]-[.$I$2])/131" office:value-type="float" office:value="-5.85216284987277">
            <text:p>-5.85</text:p>
          </table:table-cell>
          <table:table-cell/>
          <table:table-cell table:formula="of:=[.L26]+[.J27]*0.1" office:value-type="float" office:value="2.01643765903308">
            <text:p>2.02</text:p>
          </table:table-cell>
          <table:table-cell table:formula="of:=[.L27]*2*3.141592/360" office:value-type="float" office:value="0.0351934689895392">
            <text:p>0.04</text:p>
          </table:table-cell>
          <table:table-cell/>
          <table:table-cell table:formula="of:=COS([.M26])" office:value-type="float" office:value="0.998969260320413">
            <text:p>1.00</text:p>
          </table:table-cell>
          <table:table-cell table:formula="of:=SIN([.M26])" office:value-type="float" office:value="0.0453918157258147">
            <text:p>0.05</text:p>
          </table:table-cell>
          <table:table-cell table:number-columns-repeated="3"/>
          <table:table-cell table:formula="of:=([.F27]-[.$S$2])/131" office:value-type="float" office:value="2.66717557251908">
            <text:p>2.67</text:p>
          </table:table-cell>
          <table:table-cell/>
          <table:table-cell table:formula="of:=[.T27]*0.1+[.V26]" office:value-type="float" office:value="-0.222595419847328">
            <text:p>-0.22</text:p>
          </table:table-cell>
          <table:table-cell table:formula="of:=[.V27]*2*3.141592/360" office:value-type="float" office:value="-0.00388502216793893">
            <text:p>0.00</text:p>
          </table:table-cell>
          <table:table-cell/>
          <table:table-cell table:formula="of:=COS([.W26])" office:value-type="float" office:value="0.999963533390456">
            <text:p>1.00</text:p>
          </table:table-cell>
          <table:table-cell table:formula="of:=SIN([.W26])" office:value-type="float" office:value="-0.0085400169363933">
            <text:p>-0.01</text:p>
          </table:table-cell>
        </table:table-row>
        <table:table-row table:style-name="ro1">
          <table:table-cell office:value-type="float" office:value="16264">
            <text:p>16264</text:p>
          </table:table-cell>
          <table:table-cell office:value-type="float" office:value="-1364">
            <text:p>-1364</text:p>
          </table:table-cell>
          <table:table-cell office:value-type="float" office:value="-3196">
            <text:p>-3196</text:p>
          </table:table-cell>
          <table:table-cell office:value-type="float" office:value="26.79">
            <text:p>26.79</text:p>
          </table:table-cell>
          <table:table-cell office:value-type="float" office:value="-542">
            <text:p>-542</text:p>
          </table:table-cell>
          <table:table-cell office:value-type="float" office:value="-88">
            <text:p>-88</text:p>
          </table:table-cell>
          <table:table-cell office:value-type="string">
            <text:p>270<text:tab/><text:tab/><text:tab/><text:tab/></text:p>
          </table:table-cell>
          <table:table-cell table:number-columns-repeated="2"/>
          <table:table-cell table:formula="of:=([.E28]-[.$I$2])/131" office:value-type="float" office:value="-5.46284987277354">
            <text:p>-5.46</text:p>
          </table:table-cell>
          <table:table-cell/>
          <table:table-cell table:formula="of:=[.L27]+[.J28]*0.1" office:value-type="float" office:value="1.47015267175573">
            <text:p>1.47</text:p>
          </table:table-cell>
          <table:table-cell table:formula="of:=[.L28]*2*3.141592/360" office:value-type="float" office:value="0.0256589992909245">
            <text:p>0.03</text:p>
          </table:table-cell>
          <table:table-cell/>
          <table:table-cell table:formula="of:=COS([.M27])" office:value-type="float" office:value="0.999380773787646">
            <text:p>1.00</text:p>
          </table:table-cell>
          <table:table-cell table:formula="of:=SIN([.M27])" office:value-type="float" office:value="0.0351862044501138">
            <text:p>0.04</text:p>
          </table:table-cell>
          <table:table-cell table:number-columns-repeated="3"/>
          <table:table-cell table:formula="of:=([.F28]-[.$S$2])/131" office:value-type="float" office:value="0.629007633587786">
            <text:p>0.63</text:p>
          </table:table-cell>
          <table:table-cell/>
          <table:table-cell table:formula="of:=[.T28]*0.1+[.V27]" office:value-type="float" office:value="-0.159694656488549">
            <text:p>-0.16</text:p>
          </table:table-cell>
          <table:table-cell table:formula="of:=[.V28]*2*3.141592/360" office:value-type="float" office:value="-0.00278719697370653">
            <text:p>0.00</text:p>
          </table:table-cell>
          <table:table-cell/>
          <table:table-cell table:formula="of:=COS([.W27])" office:value-type="float" office:value="0.999992453310869">
            <text:p>1.00</text:p>
          </table:table-cell>
          <table:table-cell table:formula="of:=SIN([.W27])" office:value-type="float" office:value="-0.00388501239491582">
            <text:p>0.00</text:p>
          </table:table-cell>
        </table:table-row>
        <table:table-row table:style-name="ro1">
          <table:table-cell office:value-type="float" office:value="16536">
            <text:p>16536</text:p>
          </table:table-cell>
          <table:table-cell office:value-type="float" office:value="-1184">
            <text:p>-1184</text:p>
          </table:table-cell>
          <table:table-cell office:value-type="float" office:value="-3216">
            <text:p>-3216</text:p>
          </table:table-cell>
          <table:table-cell office:value-type="float" office:value="26.79">
            <text:p>26.79</text:p>
          </table:table-cell>
          <table:table-cell office:value-type="float" office:value="-465">
            <text:p>-465</text:p>
          </table:table-cell>
          <table:table-cell office:value-type="float" office:value="-167">
            <text:p>-167</text:p>
          </table:table-cell>
          <table:table-cell office:value-type="string">
            <text:p>231<text:tab/><text:tab/><text:tab/><text:tab/></text:p>
          </table:table-cell>
          <table:table-cell table:number-columns-repeated="2"/>
          <table:table-cell table:formula="of:=([.E29]-[.$I$2])/131" office:value-type="float" office:value="-4.87506361323155">
            <text:p>-4.88</text:p>
          </table:table-cell>
          <table:table-cell/>
          <table:table-cell table:formula="of:=[.L28]+[.J29]*0.1" office:value-type="float" office:value="0.982646310432572">
            <text:p>0.98</text:p>
          </table:table-cell>
          <table:table-cell table:formula="of:=[.L29]*2*3.141592/360" office:value-type="float" office:value="0.0171504099315805">
            <text:p>0.02</text:p>
          </table:table-cell>
          <table:table-cell/>
          <table:table-cell table:formula="of:=COS([.M28])" office:value-type="float" office:value="0.99967082593854">
            <text:p>1.00</text:p>
          </table:table-cell>
          <table:table-cell table:formula="of:=SIN([.M28])" office:value-type="float" office:value="0.0256561838034655">
            <text:p>0.03</text:p>
          </table:table-cell>
          <table:table-cell table:number-columns-repeated="3"/>
          <table:table-cell table:formula="of:=([.F29]-[.$S$2])/131" office:value-type="float" office:value="0.0259541984732825">
            <text:p>0.03</text:p>
          </table:table-cell>
          <table:table-cell/>
          <table:table-cell table:formula="of:=[.T29]*0.1+[.V28]" office:value-type="float" office:value="-0.157099236641221">
            <text:p>-0.16</text:p>
          </table:table-cell>
          <table:table-cell table:formula="of:=[.V29]*2*3.141592/360" office:value-type="float" office:value="-0.00274189836132315">
            <text:p>0.00</text:p>
          </table:table-cell>
          <table:table-cell/>
          <table:table-cell table:formula="of:=COS([.W28])" office:value-type="float" office:value="0.999996115769029">
            <text:p>1.00</text:p>
          </table:table-cell>
          <table:table-cell table:formula="of:=SIN([.W28])" office:value-type="float" office:value="-0.00278719336499999">
            <text:p>0.00</text:p>
          </table:table-cell>
        </table:table-row>
        <table:table-row table:style-name="ro1">
          <table:table-cell office:value-type="float" office:value="16196">
            <text:p>16196</text:p>
          </table:table-cell>
          <table:table-cell office:value-type="float" office:value="-1288">
            <text:p>-1288</text:p>
          </table:table-cell>
          <table:table-cell office:value-type="float" office:value="-3492">
            <text:p>-3492</text:p>
          </table:table-cell>
          <table:table-cell office:value-type="float" office:value="26.65">
            <text:p>26.65</text:p>
          </table:table-cell>
          <table:table-cell office:value-type="float" office:value="-615">
            <text:p>-615</text:p>
          </table:table-cell>
          <table:table-cell office:value-type="float" office:value="-104">
            <text:p>-104</text:p>
          </table:table-cell>
          <table:table-cell office:value-type="string">
            <text:p>559<text:tab/><text:tab/><text:tab/><text:tab/></text:p>
          </table:table-cell>
          <table:table-cell table:number-columns-repeated="2"/>
          <table:table-cell table:formula="of:=([.E30]-[.$I$2])/131" office:value-type="float" office:value="-6.02010178117048">
            <text:p>-6.02</text:p>
          </table:table-cell>
          <table:table-cell/>
          <table:table-cell table:formula="of:=[.L29]+[.J30]*0.1" office:value-type="float" office:value="0.380636132315523">
            <text:p>0.38</text:p>
          </table:table-cell>
          <table:table-cell table:formula="of:=[.L30]*2*3.141592/360" office:value-type="float" office:value="0.00664335237885216">
            <text:p>0.01</text:p>
          </table:table-cell>
          <table:table-cell/>
          <table:table-cell table:formula="of:=COS([.M29])" office:value-type="float" office:value="0.9998529353244">
            <text:p>1.00</text:p>
          </table:table-cell>
          <table:table-cell table:formula="of:=SIN([.M29])" office:value-type="float" office:value="0.017149569183513">
            <text:p>0.02</text:p>
          </table:table-cell>
          <table:table-cell table:number-columns-repeated="3"/>
          <table:table-cell table:formula="of:=([.F30]-[.$S$2])/131" office:value-type="float" office:value="0.506870229007634">
            <text:p>0.51</text:p>
          </table:table-cell>
          <table:table-cell/>
          <table:table-cell table:formula="of:=[.T30]*0.1+[.V29]" office:value-type="float" office:value="-0.106412213740458">
            <text:p>-0.11</text:p>
          </table:table-cell>
          <table:table-cell table:formula="of:=[.V30]*2*3.141592/360" office:value-type="float" office:value="-0.0018572431077184">
            <text:p>0.00</text:p>
          </table:table-cell>
          <table:table-cell/>
          <table:table-cell table:formula="of:=COS([.W29])" office:value-type="float" office:value="0.999996240999043">
            <text:p>1.00</text:p>
          </table:table-cell>
          <table:table-cell table:formula="of:=SIN([.W29])" office:value-type="float" office:value="-0.00274189492572277">
            <text:p>0.00</text:p>
          </table:table-cell>
        </table:table-row>
        <table:table-row table:style-name="ro1">
          <table:table-cell office:value-type="float" office:value="16632">
            <text:p>16632</text:p>
          </table:table-cell>
          <table:table-cell office:value-type="float" office:value="-1408">
            <text:p>-1408</text:p>
          </table:table-cell>
          <table:table-cell office:value-type="float" office:value="-3568">
            <text:p>-3568</text:p>
          </table:table-cell>
          <table:table-cell office:value-type="float" office:value="26.79">
            <text:p>26.79</text:p>
          </table:table-cell>
          <table:table-cell office:value-type="float" office:value="-325">
            <text:p>-325</text:p>
          </table:table-cell>
          <table:table-cell office:value-type="float" office:value="-31">
            <text:p>-31</text:p>
          </table:table-cell>
          <table:table-cell office:value-type="string">
            <text:p>442<text:tab/><text:tab/><text:tab/><text:tab/></text:p>
          </table:table-cell>
          <table:table-cell table:number-columns-repeated="2"/>
          <table:table-cell table:formula="of:=([.E31]-[.$I$2])/131" office:value-type="float" office:value="-3.80636132315522">
            <text:p>-3.81</text:p>
          </table:table-cell>
          <table:table-cell/>
          <table:table-cell table:formula="of:=[.L30]+[.J31]*0.1" office:value-type="float" office:value="1.55431223447522E-015">
            <text:p>0.00</text:p>
          </table:table-cell>
          <table:table-cell table:formula="of:=[.L31]*2*3.141592/360" office:value-type="float" office:value="2.71278604518304E-017">
            <text:p>0.00</text:p>
          </table:table-cell>
          <table:table-cell/>
          <table:table-cell table:formula="of:=COS([.M30])" office:value-type="float" office:value="0.999977933015744">
            <text:p>1.00</text:p>
          </table:table-cell>
          <table:table-cell table:formula="of:=SIN([.M30])" office:value-type="float" office:value="0.00664330351252949">
            <text:p>0.01</text:p>
          </table:table-cell>
          <table:table-cell table:number-columns-repeated="3"/>
          <table:table-cell table:formula="of:=([.F31]-[.$S$2])/131" office:value-type="float" office:value="1.06412213740458">
            <text:p>1.06</text:p>
          </table:table-cell>
          <table:table-cell/>
          <table:table-cell table:formula="of:=[.T31]*0.1+[.V30]" office:value-type="float" office:value="0">
            <text:p>0.00</text:p>
          </table:table-cell>
          <table:table-cell table:formula="of:=[.V31]*2*3.141592/360" office:value-type="float" office:value="0">
            <text:p>0.00</text:p>
          </table:table-cell>
          <table:table-cell/>
          <table:table-cell table:formula="of:=COS([.W30])" office:value-type="float" office:value="0.999998275324515">
            <text:p>1.00</text:p>
          </table:table-cell>
          <table:table-cell table:formula="of:=SIN([.W30])" office:value-type="float" office:value="-0.00185724204000439">
            <text:p>0.00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652">
            <text:p>-1652</text:p>
          </table:table-cell>
          <table:table-cell office:value-type="float" office:value="-3144">
            <text:p>-3144</text:p>
          </table:table-cell>
          <table:table-cell office:value-type="float" office:value="26.74">
            <text:p>26.74</text:p>
          </table:table-cell>
          <table:table-cell office:value-type="float" office:value="-280">
            <text:p>-280</text:p>
          </table:table-cell>
          <table:table-cell office:value-type="float" office:value="68">
            <text:p>68</text:p>
          </table:table-cell>
          <table:table-cell office:value-type="string">
            <text:p>302<text:tab/><text:tab/><text:tab/><text:tab/></text:p>
          </table:table-cell>
          <table:table-cell table:number-columns-repeated="2"/>
          <table:table-cell table:formula="of:=([.E32]-[.$I$2])/131" office:value-type="float" office:value="-3.46284987277354">
            <text:p>-3.46</text:p>
          </table:table-cell>
          <table:table-cell/>
          <table:table-cell table:formula="of:=[.L31]+[.J32]*0.1" office:value-type="float" office:value="-0.346284987277352">
            <text:p>-0.35</text:p>
          </table:table-cell>
          <table:table-cell table:formula="of:=[.L32]*2*3.141592/360" office:value-type="float" office:value="-0.00604381192083684">
            <text:p>-0.01</text:p>
          </table:table-cell>
          <table:table-cell/>
          <table:table-cell table:formula="of:=COS([.M31])" office:value-type="float" office:value="1">
            <text:p>1.00</text:p>
          </table:table-cell>
          <table:table-cell table:formula="of:=SIN([.M31])" office:value-type="float" office:value="2.71278604518304E-017">
            <text:p>0.00</text:p>
          </table:table-cell>
          <table:table-cell table:number-columns-repeated="3"/>
          <table:table-cell table:formula="of:=([.F32]-[.$S$2])/131" office:value-type="float" office:value="1.81984732824427">
            <text:p>1.82</text:p>
          </table:table-cell>
          <table:table-cell/>
          <table:table-cell table:formula="of:=[.T32]*0.1+[.V31]" office:value-type="float" office:value="0.181984732824428">
            <text:p>0.18</text:p>
          </table:table-cell>
          <table:table-cell table:formula="of:=[.V32]*2*3.141592/360" office:value-type="float" office:value="0.00317623211535199">
            <text:p>0.00</text:p>
          </table:table-cell>
          <table:table-cell/>
          <table:table-cell table:formula="of:=COS([.W31])" office:value-type="float" office:value="1">
            <text:p>1.00</text:p>
          </table:table-cell>
          <table:table-cell table:formula="of:=SIN([.W31])" office:value-type="float" office:value="0">
            <text:p>0.00</text:p>
          </table:table-cell>
        </table:table-row>
        <table:table-row table:style-name="ro1">
          <table:table-cell office:value-type="float" office:value="16152">
            <text:p>16152</text:p>
          </table:table-cell>
          <table:table-cell office:value-type="float" office:value="-1440">
            <text:p>-1440</text:p>
          </table:table-cell>
          <table:table-cell office:value-type="float" office:value="-3632">
            <text:p>-3632</text:p>
          </table:table-cell>
          <table:table-cell office:value-type="float" office:value="26.79">
            <text:p>26.79</text:p>
          </table:table-cell>
          <table:table-cell office:value-type="float" office:value="-445">
            <text:p>-445</text:p>
          </table:table-cell>
          <table:table-cell office:value-type="float" office:value="235">
            <text:p>235</text:p>
          </table:table-cell>
          <table:table-cell office:value-type="string">
            <text:p>444<text:tab/><text:tab/><text:tab/><text:tab/></text:p>
          </table:table-cell>
          <table:table-cell table:number-columns-repeated="2"/>
          <table:table-cell table:formula="of:=([.E33]-[.$I$2])/131" office:value-type="float" office:value="-4.72239185750636">
            <text:p>-4.72</text:p>
          </table:table-cell>
          <table:table-cell/>
          <table:table-cell table:formula="of:=[.L32]+[.J33]*0.1" office:value-type="float" office:value="-0.818524173027988">
            <text:p>-0.82</text:p>
          </table:table-cell>
          <table:table-cell table:formula="of:=[.L33]*2*3.141592/360" office:value-type="float" office:value="-0.0142859388543964">
            <text:p>-0.01</text:p>
          </table:table-cell>
          <table:table-cell/>
          <table:table-cell table:formula="of:=COS([.M32])" office:value-type="float" office:value="0.999981736224327">
            <text:p>1.00</text:p>
          </table:table-cell>
          <table:table-cell table:formula="of:=SIN([.M32])" office:value-type="float" office:value="-0.006043775126517">
            <text:p>-0.01</text:p>
          </table:table-cell>
          <table:table-cell table:number-columns-repeated="3"/>
          <table:table-cell table:formula="of:=([.F33]-[.$S$2])/131" office:value-type="float" office:value="3.09465648854962">
            <text:p>3.09</text:p>
          </table:table-cell>
          <table:table-cell/>
          <table:table-cell table:formula="of:=[.T33]*0.1+[.V32]" office:value-type="float" office:value="0.491450381679389">
            <text:p>0.49</text:p>
          </table:table-cell>
          <table:table-cell table:formula="of:=[.V33]*2*3.141592/360" office:value-type="float" office:value="0.00857742548600509">
            <text:p>0.01</text:p>
          </table:table-cell>
          <table:table-cell/>
          <table:table-cell table:formula="of:=COS([.W32])" office:value-type="float" office:value="0.999994955779015">
            <text:p>1.00</text:p>
          </table:table-cell>
          <table:table-cell table:formula="of:=SIN([.W32])" office:value-type="float" office:value="0.0031762267748113">
            <text:p>0.00</text:p>
          </table:table-cell>
        </table:table-row>
        <table:table-row table:style-name="ro1">
          <table:table-cell office:value-type="float" office:value="16308">
            <text:p>16308</text:p>
          </table:table-cell>
          <table:table-cell office:value-type="float" office:value="-1476">
            <text:p>-1476</text:p>
          </table:table-cell>
          <table:table-cell office:value-type="float" office:value="-3504">
            <text:p>-3504</text:p>
          </table:table-cell>
          <table:table-cell office:value-type="float" office:value="26.84">
            <text:p>26.84</text:p>
          </table:table-cell>
          <table:table-cell office:value-type="float" office:value="-375">
            <text:p>-375</text:p>
          </table:table-cell>
          <table:table-cell office:value-type="float" office:value="45">
            <text:p>45</text:p>
          </table:table-cell>
          <table:table-cell office:value-type="string">
            <text:p>549<text:tab/><text:tab/><text:tab/><text:tab/></text:p>
          </table:table-cell>
          <table:table-cell table:number-columns-repeated="2"/>
          <table:table-cell table:formula="of:=([.E34]-[.$I$2])/131" office:value-type="float" office:value="-4.18804071246819">
            <text:p>-4.19</text:p>
          </table:table-cell>
          <table:table-cell/>
          <table:table-cell table:formula="of:=[.L33]+[.J34]*0.1" office:value-type="float" office:value="-1.23732824427481">
            <text:p>-1.24</text:p>
          </table:table-cell>
          <table:table-cell table:formula="of:=[.L34]*2*3.141592/360" office:value-type="float" office:value="-0.0215954472977099">
            <text:p>-0.02</text:p>
          </table:table-cell>
          <table:table-cell/>
          <table:table-cell table:formula="of:=COS([.M33])" office:value-type="float" office:value="0.99989795771101">
            <text:p>1.00</text:p>
          </table:table-cell>
          <table:table-cell table:formula="of:=SIN([.M33])" office:value-type="float" office:value="-0.0142854529277903">
            <text:p>-0.01</text:p>
          </table:table-cell>
          <table:table-cell table:number-columns-repeated="3"/>
          <table:table-cell table:formula="of:=([.F34]-[.$S$2])/131" office:value-type="float" office:value="1.64427480916031">
            <text:p>1.64</text:p>
          </table:table-cell>
          <table:table-cell/>
          <table:table-cell table:formula="of:=[.T34]*0.1+[.V33]" office:value-type="float" office:value="0.65587786259542">
            <text:p>0.66</text:p>
          </table:table-cell>
          <table:table-cell table:formula="of:=[.V34]*2*3.141592/360" office:value-type="float" office:value="0.0114472258117048">
            <text:p>0.01</text:p>
          </table:table-cell>
          <table:table-cell/>
          <table:table-cell table:formula="of:=COS([.W33])" office:value-type="float" office:value="0.999963214111552">
            <text:p>1.00</text:p>
          </table:table-cell>
          <table:table-cell table:formula="of:=SIN([.W33])" office:value-type="float" office:value="0.00857732030967479">
            <text:p>0.01</text:p>
          </table:table-cell>
        </table:table-row>
        <table:table-row table:style-name="ro1">
          <table:table-cell office:value-type="float" office:value="16040">
            <text:p>16040</text:p>
          </table:table-cell>
          <table:table-cell office:value-type="float" office:value="-1656">
            <text:p>-1656</text:p>
          </table:table-cell>
          <table:table-cell office:value-type="float" office:value="-3420">
            <text:p>-3420</text:p>
          </table:table-cell>
          <table:table-cell office:value-type="float" office:value="26.84">
            <text:p>26.84</text:p>
          </table:table-cell>
          <table:table-cell office:value-type="float" office:value="-462">
            <text:p>-462</text:p>
          </table:table-cell>
          <table:table-cell office:value-type="float" office:value="302">
            <text:p>302</text:p>
          </table:table-cell>
          <table:table-cell office:value-type="string">
            <text:p>602<text:tab/><text:tab/><text:tab/><text:tab/></text:p>
          </table:table-cell>
          <table:table-cell table:number-columns-repeated="2"/>
          <table:table-cell table:formula="of:=([.E35]-[.$I$2])/131" office:value-type="float" office:value="-4.85216284987277">
            <text:p>-4.85</text:p>
          </table:table-cell>
          <table:table-cell/>
          <table:table-cell table:formula="of:=[.L34]+[.J35]*0.1" office:value-type="float" office:value="-1.72254452926209">
            <text:p>-1.72</text:p>
          </table:table-cell>
          <table:table-cell table:formula="of:=[.L35]*2*3.141592/360" office:value-type="float" office:value="-0.0300640672931863">
            <text:p>-0.03</text:p>
          </table:table-cell>
          <table:table-cell/>
          <table:table-cell table:formula="of:=COS([.M34])" office:value-type="float" office:value="0.999766827390147">
            <text:p>1.00</text:p>
          </table:table-cell>
          <table:table-cell table:formula="of:=SIN([.M34])" office:value-type="float" office:value="-0.0215937687826808">
            <text:p>-0.02</text:p>
          </table:table-cell>
          <table:table-cell table:number-columns-repeated="3"/>
          <table:table-cell table:formula="of:=([.F35]-[.$S$2])/131" office:value-type="float" office:value="3.60610687022901">
            <text:p>3.61</text:p>
          </table:table-cell>
          <table:table-cell/>
          <table:table-cell table:formula="of:=[.T35]*0.1+[.V34]" office:value-type="float" office:value="1.01648854961832">
            <text:p>1.02</text:p>
          </table:table-cell>
          <table:table-cell table:formula="of:=[.V35]*2*3.141592/360" office:value-type="float" office:value="0.0177410683087362">
            <text:p>0.02</text:p>
          </table:table-cell>
          <table:table-cell/>
          <table:table-cell table:formula="of:=COS([.W34])" office:value-type="float" office:value="0.999934481226072">
            <text:p>1.00</text:p>
          </table:table-cell>
          <table:table-cell table:formula="of:=SIN([.W34])" office:value-type="float" office:value="0.0114469758078795">
            <text:p>0.01</text:p>
          </table:table-cell>
        </table:table-row>
        <table:table-row table:style-name="ro1">
          <table:table-cell office:value-type="float" office:value="16572">
            <text:p>16572</text:p>
          </table:table-cell>
          <table:table-cell office:value-type="float" office:value="-1552">
            <text:p>-1552</text:p>
          </table:table-cell>
          <table:table-cell office:value-type="float" office:value="-3540">
            <text:p>-3540</text:p>
          </table:table-cell>
          <table:table-cell office:value-type="float" office:value="26.69">
            <text:p>26.69</text:p>
          </table:table-cell>
          <table:table-cell office:value-type="float" office:value="-312">
            <text:p>-312</text:p>
          </table:table-cell>
          <table:table-cell office:value-type="float" office:value="-59">
            <text:p>-59</text:p>
          </table:table-cell>
          <table:table-cell office:value-type="string">
            <text:p>611<text:tab/><text:tab/><text:tab/><text:tab/></text:p>
          </table:table-cell>
          <table:table-cell table:number-columns-repeated="2"/>
          <table:table-cell table:formula="of:=([.E36]-[.$I$2])/131" office:value-type="float" office:value="-3.70712468193384">
            <text:p>-3.71</text:p>
          </table:table-cell>
          <table:table-cell/>
          <table:table-cell table:formula="of:=[.L35]+[.J36]*0.1" office:value-type="float" office:value="-2.09325699745547">
            <text:p>-2.09</text:p>
          </table:table-cell>
          <table:table-cell table:formula="of:=[.L36]*2*3.141592/360" office:value-type="float" office:value="-0.0365342190952785">
            <text:p>-0.04</text:p>
          </table:table-cell>
          <table:table-cell/>
          <table:table-cell table:formula="of:=COS([.M35])" office:value-type="float" office:value="0.999548109967098">
            <text:p>1.00</text:p>
          </table:table-cell>
          <table:table-cell table:formula="of:=SIN([.M35])" office:value-type="float" office:value="-0.0300595386059584">
            <text:p>-0.03</text:p>
          </table:table-cell>
          <table:table-cell table:number-columns-repeated="3"/>
          <table:table-cell table:formula="of:=([.F36]-[.$S$2])/131" office:value-type="float" office:value="0.850381679389313">
            <text:p>0.85</text:p>
          </table:table-cell>
          <table:table-cell/>
          <table:table-cell table:formula="of:=[.T36]*0.1+[.V35]" office:value-type="float" office:value="1.10152671755725">
            <text:p>1.10</text:p>
          </table:table-cell>
          <table:table-cell table:formula="of:=[.V36]*2*3.141592/360" office:value-type="float" office:value="0.0192252640203562">
            <text:p>0.02</text:p>
          </table:table-cell>
          <table:table-cell/>
          <table:table-cell table:formula="of:=COS([.W35])" office:value-type="float" office:value="0.999842631375286">
            <text:p>1.00</text:p>
          </table:table-cell>
          <table:table-cell table:formula="of:=SIN([.W35])" office:value-type="float" office:value="0.0177401376697988">
            <text:p>0.02</text:p>
          </table:table-cell>
        </table:table-row>
        <table:table-row table:style-name="ro1">
          <table:table-cell office:value-type="float" office:value="16156">
            <text:p>16156</text:p>
          </table:table-cell>
          <table:table-cell office:value-type="float" office:value="-1816">
            <text:p>-1816</text:p>
          </table:table-cell>
          <table:table-cell office:value-type="float" office:value="-3432">
            <text:p>-3432</text:p>
          </table:table-cell>
          <table:table-cell office:value-type="float" office:value="26.69">
            <text:p>26.69</text:p>
          </table:table-cell>
          <table:table-cell office:value-type="float" office:value="69">
            <text:p>69</text:p>
          </table:table-cell>
          <table:table-cell office:value-type="float" office:value="-149">
            <text:p>-149</text:p>
          </table:table-cell>
          <table:table-cell office:value-type="string">
            <text:p>446<text:tab/><text:tab/><text:tab/><text:tab/></text:p>
          </table:table-cell>
          <table:table-cell table:number-columns-repeated="2"/>
          <table:table-cell table:formula="of:=([.E37]-[.$I$2])/131" office:value-type="float" office:value="-0.798727735368957">
            <text:p>-0.80</text:p>
          </table:table-cell>
          <table:table-cell/>
          <table:table-cell table:formula="of:=[.L36]+[.J37]*0.1" office:value-type="float" office:value="-2.17312977099237">
            <text:p>-2.17</text:p>
          </table:table-cell>
          <table:table-cell table:formula="of:=[.L37]*2*3.141592/360" office:value-type="float" office:value="-0.0379282616861747">
            <text:p>-0.04</text:p>
          </table:table-cell>
          <table:table-cell/>
          <table:table-cell table:formula="of:=COS([.M36])" office:value-type="float" office:value="0.999332699645719">
            <text:p>1.00</text:p>
          </table:table-cell>
          <table:table-cell table:formula="of:=SIN([.M36])" office:value-type="float" office:value="-0.0365260923012544">
            <text:p>-0.04</text:p>
          </table:table-cell>
          <table:table-cell table:number-columns-repeated="3"/>
          <table:table-cell table:formula="of:=([.F37]-[.$S$2])/131" office:value-type="float" office:value="0.163358778625954">
            <text:p>0.16</text:p>
          </table:table-cell>
          <table:table-cell/>
          <table:table-cell table:formula="of:=[.T37]*0.1+[.V36]" office:value-type="float" office:value="1.11786259541985">
            <text:p>1.12</text:p>
          </table:table-cell>
          <table:table-cell table:formula="of:=[.V37]*2*3.141592/360" office:value-type="float" office:value="0.0195103788159457">
            <text:p>0.02</text:p>
          </table:table-cell>
          <table:table-cell/>
          <table:table-cell table:formula="of:=COS([.W36])" office:value-type="float" office:value="0.999815200303776">
            <text:p>1.00</text:p>
          </table:table-cell>
          <table:table-cell table:formula="of:=SIN([.W36])" office:value-type="float" office:value="0.0192240797314484">
            <text:p>0.02</text:p>
          </table:table-cell>
        </table:table-row>
        <table:table-row table:style-name="ro1">
          <table:table-cell office:value-type="float" office:value="16280">
            <text:p>16280</text:p>
          </table:table-cell>
          <table:table-cell office:value-type="float" office:value="-1676">
            <text:p>-1676</text:p>
          </table:table-cell>
          <table:table-cell office:value-type="float" office:value="-3512">
            <text:p>-3512</text:p>
          </table:table-cell>
          <table:table-cell office:value-type="float" office:value="26.69">
            <text:p>26.69</text:p>
          </table:table-cell>
          <table:table-cell office:value-type="float" office:value="351">
            <text:p>351</text:p>
          </table:table-cell>
          <table:table-cell office:value-type="float" office:value="-145">
            <text:p>-145</text:p>
          </table:table-cell>
          <table:table-cell office:value-type="string">
            <text:p>198<text:tab/><text:tab/><text:tab/><text:tab/></text:p>
          </table:table-cell>
          <table:table-cell table:number-columns-repeated="2"/>
          <table:table-cell table:formula="of:=([.E38]-[.$I$2])/131" office:value-type="float" office:value="1.35394402035623">
            <text:p>1.35</text:p>
          </table:table-cell>
          <table:table-cell/>
          <table:table-cell table:formula="of:=[.L37]+[.J38]*0.1" office:value-type="float" office:value="-2.03773536895674">
            <text:p>-2.04</text:p>
          </table:table-cell>
          <table:table-cell table:formula="of:=[.L38]*2*3.141592/360" office:value-type="float" office:value="-0.0355651840735086">
            <text:p>-0.04</text:p>
          </table:table-cell>
          <table:table-cell/>
          <table:table-cell table:formula="of:=COS([.M37])" office:value-type="float" office:value="0.999280809705049">
            <text:p>1.00</text:p>
          </table:table-cell>
          <table:table-cell table:formula="of:=SIN([.M37])" office:value-type="float" office:value="-0.0379191687042456">
            <text:p>-0.04</text:p>
          </table:table-cell>
          <table:table-cell table:number-columns-repeated="3"/>
          <table:table-cell table:formula="of:=([.F38]-[.$S$2])/131" office:value-type="float" office:value="0.193893129770992">
            <text:p>0.19</text:p>
          </table:table-cell>
          <table:table-cell/>
          <table:table-cell table:formula="of:=[.T38]*0.1+[.V37]" office:value-type="float" office:value="1.13725190839695">
            <text:p>1.14</text:p>
          </table:table-cell>
          <table:table-cell table:formula="of:=[.V38]*2*3.141592/360" office:value-type="float" office:value="0.0198487860966921">
            <text:p>0.02</text:p>
          </table:table-cell>
          <table:table-cell/>
          <table:table-cell table:formula="of:=COS([.W37])" office:value-type="float" office:value="0.999809678596575">
            <text:p>1.00</text:p>
          </table:table-cell>
          <table:table-cell table:formula="of:=SIN([.W37])" office:value-type="float" office:value="0.0195091410526811">
            <text:p>0.02</text:p>
          </table:table-cell>
        </table:table-row>
        <table:table-row table:style-name="ro1">
          <table:table-cell office:value-type="float" office:value="16424">
            <text:p>16424</text:p>
          </table:table-cell>
          <table:table-cell office:value-type="float" office:value="-1588">
            <text:p>-1588</text:p>
          </table:table-cell>
          <table:table-cell office:value-type="float" office:value="-3380">
            <text:p>-3380</text:p>
          </table:table-cell>
          <table:table-cell office:value-type="float" office:value="26.74">
            <text:p>26.74</text:p>
          </table:table-cell>
          <table:table-cell office:value-type="float" office:value="211">
            <text:p>211</text:p>
          </table:table-cell>
          <table:table-cell office:value-type="float" office:value="-82">
            <text:p>-82</text:p>
          </table:table-cell>
          <table:table-cell office:value-type="string">
            <text:p>433<text:tab/><text:tab/><text:tab/><text:tab/></text:p>
          </table:table-cell>
          <table:table-cell table:number-columns-repeated="2"/>
          <table:table-cell table:formula="of:=([.E39]-[.$I$2])/131" office:value-type="float" office:value="0.285241730279898">
            <text:p>0.29</text:p>
          </table:table-cell>
          <table:table-cell/>
          <table:table-cell table:formula="of:=[.L38]+[.J39]*0.1" office:value-type="float" office:value="-2.00921119592875">
            <text:p>-2.01</text:p>
          </table:table-cell>
          <table:table-cell table:formula="of:=[.L39]*2*3.141592/360" office:value-type="float" office:value="-0.0350673434413344">
            <text:p>-0.04</text:p>
          </table:table-cell>
          <table:table-cell/>
          <table:table-cell table:formula="of:=COS([.M38])" office:value-type="float" office:value="0.999367625501735">
            <text:p>1.00</text:p>
          </table:table-cell>
          <table:table-cell table:formula="of:=SIN([.M38])" office:value-type="float" office:value="-0.035557686918929">
            <text:p>-0.04</text:p>
          </table:table-cell>
          <table:table-cell table:number-columns-repeated="3"/>
          <table:table-cell table:formula="of:=([.F39]-[.$S$2])/131" office:value-type="float" office:value="0.674809160305344">
            <text:p>0.67</text:p>
          </table:table-cell>
          <table:table-cell/>
          <table:table-cell table:formula="of:=[.T39]*0.1+[.V38]" office:value-type="float" office:value="1.20473282442748">
            <text:p>1.20</text:p>
          </table:table-cell>
          <table:table-cell table:formula="of:=[.V39]*2*3.141592/360" office:value-type="float" office:value="0.0210265500186599">
            <text:p>0.02</text:p>
          </table:table-cell>
          <table:table-cell/>
          <table:table-cell table:formula="of:=COS([.W38])" office:value-type="float" office:value="0.999803019312482">
            <text:p>1.00</text:p>
          </table:table-cell>
          <table:table-cell table:formula="of:=SIN([.W38])" office:value-type="float" office:value="0.0198474828037327">
            <text:p>0.02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876">
            <text:p>-1876</text:p>
          </table:table-cell>
          <table:table-cell office:value-type="float" office:value="-3404">
            <text:p>-3404</text:p>
          </table:table-cell>
          <table:table-cell office:value-type="float" office:value="26.69">
            <text:p>26.69</text:p>
          </table:table-cell>
          <table:table-cell office:value-type="float" office:value="382">
            <text:p>382</text:p>
          </table:table-cell>
          <table:table-cell office:value-type="float" office:value="239">
            <text:p>239</text:p>
          </table:table-cell>
          <table:table-cell office:value-type="string">
            <text:p>381<text:tab/><text:tab/><text:tab/><text:tab/></text:p>
          </table:table-cell>
          <table:table-cell table:number-columns-repeated="2"/>
          <table:table-cell table:formula="of:=([.E40]-[.$I$2])/131" office:value-type="float" office:value="1.59058524173028">
            <text:p>1.59</text:p>
          </table:table-cell>
          <table:table-cell/>
          <table:table-cell table:formula="of:=[.L39]+[.J40]*0.1" office:value-type="float" office:value="-1.85015267175572">
            <text:p>-1.85</text:p>
          </table:table-cell>
          <table:table-cell table:formula="of:=[.L40]*2*3.141592/360" office:value-type="float" office:value="-0.0322912490687023">
            <text:p>-0.03</text:p>
          </table:table-cell>
          <table:table-cell/>
          <table:table-cell table:formula="of:=COS([.M39])" office:value-type="float" office:value="0.999385203718058">
            <text:p>1.00</text:p>
          </table:table-cell>
          <table:table-cell table:formula="of:=SIN([.M39])" office:value-type="float" office:value="-0.0350601567226238">
            <text:p>-0.04</text:p>
          </table:table-cell>
          <table:table-cell table:number-columns-repeated="3"/>
          <table:table-cell table:formula="of:=([.F40]-[.$S$2])/131" office:value-type="float" office:value="3.12519083969466">
            <text:p>3.13</text:p>
          </table:table-cell>
          <table:table-cell/>
          <table:table-cell table:formula="of:=[.T40]*0.1+[.V39]" office:value-type="float" office:value="1.51725190839695">
            <text:p>1.52</text:p>
          </table:table-cell>
          <table:table-cell table:formula="of:=[.V40]*2*3.141592/360" office:value-type="float" office:value="0.0264810358744699">
            <text:p>0.03</text:p>
          </table:table-cell>
          <table:table-cell/>
          <table:table-cell table:formula="of:=COS([.W39])" office:value-type="float" office:value="0.999778950241469">
            <text:p>1.00</text:p>
          </table:table-cell>
          <table:table-cell table:formula="of:=SIN([.W39])" office:value-type="float" office:value="0.0210250006912257">
            <text:p>0.02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860">
            <text:p>-1860</text:p>
          </table:table-cell>
          <table:table-cell office:value-type="float" office:value="-3056">
            <text:p>-3056</text:p>
          </table:table-cell>
          <table:table-cell office:value-type="float" office:value="26.74">
            <text:p>26.74</text:p>
          </table:table-cell>
          <table:table-cell office:value-type="float" office:value="493">
            <text:p>493</text:p>
          </table:table-cell>
          <table:table-cell office:value-type="float" office:value="653">
            <text:p>653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([.E41]-[.$I$2])/131" office:value-type="float" office:value="2.43791348600509">
            <text:p>2.44</text:p>
          </table:table-cell>
          <table:table-cell/>
          <table:table-cell table:formula="of:=[.L40]+[.J41]*0.1" office:value-type="float" office:value="-1.60636132315522">
            <text:p>-1.61</text:p>
          </table:table-cell>
          <table:table-cell table:formula="of:=[.L41]*2*3.141592/360" office:value-type="float" office:value="-0.0280362882329658">
            <text:p>-0.03</text:p>
          </table:table-cell>
          <table:table-cell/>
          <table:table-cell table:formula="of:=COS([.M40])" office:value-type="float" office:value="0.999478682918339">
            <text:p>1.00</text:p>
          </table:table-cell>
          <table:table-cell table:formula="of:=SIN([.M40])" office:value-type="float" office:value="-0.0322856375470835">
            <text:p>-0.03</text:p>
          </table:table-cell>
          <table:table-cell table:number-columns-repeated="3"/>
          <table:table-cell table:formula="of:=([.F41]-[.$S$2])/131" office:value-type="float" office:value="6.28549618320611">
            <text:p>6.29</text:p>
          </table:table-cell>
          <table:table-cell/>
          <table:table-cell table:formula="of:=[.T41]*0.1+[.V40]" office:value-type="float" office:value="2.14580152671756">
            <text:p>2.15</text:p>
          </table:table-cell>
          <table:table-cell table:formula="of:=[.V41]*2*3.141592/360" office:value-type="float" office:value="0.0374512939440204">
            <text:p>0.04</text:p>
          </table:table-cell>
          <table:table-cell/>
          <table:table-cell table:formula="of:=COS([.W40])" office:value-type="float" office:value="0.9996493978584">
            <text:p>1.00</text:p>
          </table:table-cell>
          <table:table-cell table:formula="of:=SIN([.W40])" office:value-type="float" office:value="0.0264779410328319">
            <text:p>0.03</text:p>
          </table:table-cell>
        </table:table-row>
        <table:table-row table:style-name="ro1">
          <table:table-cell office:value-type="float" office:value="16128">
            <text:p>16128</text:p>
          </table:table-cell>
          <table:table-cell office:value-type="float" office:value="-2072">
            <text:p>-2072</text:p>
          </table:table-cell>
          <table:table-cell office:value-type="float" office:value="-3192">
            <text:p>-3192</text:p>
          </table:table-cell>
          <table:table-cell office:value-type="float" office:value="26.79">
            <text:p>26.79</text:p>
          </table:table-cell>
          <table:table-cell office:value-type="float" office:value="718">
            <text:p>718</text:p>
          </table:table-cell>
          <table:table-cell office:value-type="float" office:value="95">
            <text:p>95</text:p>
          </table:table-cell>
          <table:table-cell office:value-type="string">
            <text:p>43<text:tab/><text:tab/><text:tab/><text:tab/></text:p>
          </table:table-cell>
          <table:table-cell table:number-columns-repeated="2"/>
          <table:table-cell table:formula="of:=([.E42]-[.$I$2])/131" office:value-type="float" office:value="4.15547073791349">
            <text:p>4.16</text:p>
          </table:table-cell>
          <table:table-cell/>
          <table:table-cell table:formula="of:=[.L41]+[.J42]*0.1" office:value-type="float" office:value="-1.19081424936387">
            <text:p>-1.19</text:p>
          </table:table-cell>
          <table:table-cell table:formula="of:=[.L42]*2*3.141592/360" office:value-type="float" office:value="-0.0207836251071529">
            <text:p>-0.02</text:p>
          </table:table-cell>
          <table:table-cell/>
          <table:table-cell table:formula="of:=COS([.M41])" office:value-type="float" office:value="0.999607009014076">
            <text:p>1.00</text:p>
          </table:table-cell>
          <table:table-cell table:formula="of:=SIN([.M41])" office:value-type="float" office:value="-0.0280326154672169">
            <text:p>-0.03</text:p>
          </table:table-cell>
          <table:table-cell table:number-columns-repeated="3"/>
          <table:table-cell table:formula="of:=([.F42]-[.$S$2])/131" office:value-type="float" office:value="2.02595419847328">
            <text:p>2.03</text:p>
          </table:table-cell>
          <table:table-cell/>
          <table:table-cell table:formula="of:=[.T42]*0.1+[.V41]" office:value-type="float" office:value="2.34839694656489">
            <text:p>2.35</text:p>
          </table:table-cell>
          <table:table-cell table:formula="of:=[.V42]*2*3.141592/360" office:value-type="float" office:value="0.0409872503341815">
            <text:p>0.04</text:p>
          </table:table-cell>
          <table:table-cell/>
          <table:table-cell table:formula="of:=COS([.W41])" office:value-type="float" office:value="0.999298782257341">
            <text:p>1.00</text:p>
          </table:table-cell>
          <table:table-cell table:formula="of:=SIN([.W41])" office:value-type="float" office:value="0.0374425396974626">
            <text:p>0.04</text:p>
          </table:table-cell>
        </table:table-row>
        <table:table-row table:style-name="ro1">
          <table:table-cell office:value-type="float" office:value="16532">
            <text:p>16532</text:p>
          </table:table-cell>
          <table:table-cell office:value-type="float" office:value="-1872">
            <text:p>-1872</text:p>
          </table:table-cell>
          <table:table-cell office:value-type="float" office:value="-3452">
            <text:p>-3452</text:p>
          </table:table-cell>
          <table:table-cell office:value-type="float" office:value="26.79">
            <text:p>26.79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office:value-type="string">
            <text:p>-100<text:tab/><text:tab/><text:tab/><text:tab/></text:p>
          </table:table-cell>
          <table:table-cell table:number-columns-repeated="2"/>
          <table:table-cell table:formula="of:=([.E43]-[.$I$2])/131" office:value-type="float" office:value="6.80432569974555">
            <text:p>6.80</text:p>
          </table:table-cell>
          <table:table-cell/>
          <table:table-cell table:formula="of:=[.L42]+[.J43]*0.1" office:value-type="float" office:value="-0.510381679389312">
            <text:p>-0.51</text:p>
          </table:table-cell>
          <table:table-cell table:formula="of:=[.L43]*2*3.141592/360" office:value-type="float" office:value="-0.00890783889397793">
            <text:p>-0.01</text:p>
          </table:table-cell>
          <table:table-cell/>
          <table:table-cell table:formula="of:=COS([.M42])" office:value-type="float" office:value="0.999784028238117">
            <text:p>1.00</text:p>
          </table:table-cell>
          <table:table-cell table:formula="of:=SIN([.M42])" office:value-type="float" office:value="-0.0207821288602314">
            <text:p>-0.02</text:p>
          </table:table-cell>
          <table:table-cell table:number-columns-repeated="3"/>
          <table:table-cell table:formula="of:=([.F43]-[.$S$2])/131" office:value-type="float" office:value="1.35419847328244">
            <text:p>1.35</text:p>
          </table:table-cell>
          <table:table-cell/>
          <table:table-cell table:formula="of:=[.T43]*0.1+[.V42]" office:value-type="float" office:value="2.48381679389313">
            <text:p>2.48</text:p>
          </table:table-cell>
          <table:table-cell table:formula="of:=[.V43]*2*3.141592/360" office:value-type="float" office:value="0.0433507720508906">
            <text:p>0.04</text:p>
          </table:table-cell>
          <table:table-cell/>
          <table:table-cell table:formula="of:=COS([.W42])" office:value-type="float" office:value="0.999160140242093">
            <text:p>1.00</text:p>
          </table:table-cell>
          <table:table-cell table:formula="of:=SIN([.W42])" office:value-type="float" office:value="0.0409757751775399">
            <text:p>0.04</text:p>
          </table:table-cell>
        </table:table-row>
        <table:table-row table:style-name="ro1">
          <table:table-cell office:value-type="float" office:value="15880">
            <text:p>15880</text:p>
          </table:table-cell>
          <table:table-cell office:value-type="float" office:value="-1436">
            <text:p>-1436</text:p>
          </table:table-cell>
          <table:table-cell office:value-type="float" office:value="-2760">
            <text:p>-2760</text:p>
          </table:table-cell>
          <table:table-cell office:value-type="float" office:value="26.79">
            <text:p>26.79</text:p>
          </table:table-cell>
          <table:table-cell office:value-type="float" office:value="728">
            <text:p>728</text:p>
          </table:table-cell>
          <table:table-cell office:value-type="float" office:value="1507">
            <text:p>1507</text:p>
          </table:table-cell>
          <table:table-cell office:value-type="string">
            <text:p>-147<text:tab/><text:tab/><text:tab/><text:tab/></text:p>
          </table:table-cell>
          <table:table-cell table:number-columns-repeated="2"/>
          <table:table-cell table:formula="of:=([.E44]-[.$I$2])/131" office:value-type="float" office:value="4.23180661577608">
            <text:p>4.23</text:p>
          </table:table-cell>
          <table:table-cell/>
          <table:table-cell table:formula="of:=[.L43]+[.J44]*0.1" office:value-type="float" office:value="-0.0872010178117037">
            <text:p>-0.09</text:p>
          </table:table-cell>
          <table:table-cell table:formula="of:=[.L44]*2*3.141592/360" office:value-type="float" office:value="-0.00152194455527281">
            <text:p>0.00</text:p>
          </table:table-cell>
          <table:table-cell/>
          <table:table-cell table:formula="of:=COS([.M43])" office:value-type="float" office:value="0.999960325465467">
            <text:p>1.00</text:p>
          </table:table-cell>
          <table:table-cell table:formula="of:=SIN([.M43])" office:value-type="float" office:value="-0.00890772108887907">
            <text:p>-0.01</text:p>
          </table:table-cell>
          <table:table-cell table:number-columns-repeated="3"/>
          <table:table-cell table:formula="of:=([.F44]-[.$S$2])/131" office:value-type="float" office:value="12.8045801526718">
            <text:p>12.80</text:p>
          </table:table-cell>
          <table:table-cell/>
          <table:table-cell table:formula="of:=[.T44]*0.1+[.V43]" office:value-type="float" office:value="3.76427480916031">
            <text:p>3.76</text:p>
          </table:table-cell>
          <table:table-cell table:formula="of:=[.V44]*2*3.141592/360" office:value-type="float" office:value="0.0656989757014419">
            <text:p>0.07</text:p>
          </table:table-cell>
          <table:table-cell/>
          <table:table-cell table:formula="of:=COS([.W43])" office:value-type="float" office:value="0.999060502427444">
            <text:p>1.00</text:p>
          </table:table-cell>
          <table:table-cell table:formula="of:=SIN([.W43])" office:value-type="float" office:value="0.0433371952186901">
            <text:p>0.04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1844">
            <text:p>-1844</text:p>
          </table:table-cell>
          <table:table-cell office:value-type="float" office:value="-2836">
            <text:p>-2836</text:p>
          </table:table-cell>
          <table:table-cell office:value-type="float" office:value="26.69">
            <text:p>26.69</text:p>
          </table:table-cell>
          <table:table-cell office:value-type="float" office:value="535">
            <text:p>535</text:p>
          </table:table-cell>
          <table:table-cell office:value-type="float" office:value="-34">
            <text:p>-34</text:p>
          </table:table-cell>
          <table:table-cell office:value-type="string">
            <text:p>-60<text:tab/><text:tab/><text:tab/><text:tab/></text:p>
          </table:table-cell>
          <table:table-cell table:number-columns-repeated="2"/>
          <table:table-cell table:formula="of:=([.E45]-[.$I$2])/131" office:value-type="float" office:value="2.75852417302799">
            <text:p>2.76</text:p>
          </table:table-cell>
          <table:table-cell/>
          <table:table-cell table:formula="of:=[.L44]+[.J45]*0.1" office:value-type="float" office:value="0.188651399491095">
            <text:p>0.19</text:p>
          </table:table-cell>
          <table:table-cell table:formula="of:=[.L45]*2*3.141592/360" office:value-type="float" office:value="0.00329258737461127">
            <text:p>0.00</text:p>
          </table:table-cell>
          <table:table-cell/>
          <table:table-cell table:formula="of:=COS([.M44])" office:value-type="float" office:value="0.999998841842609">
            <text:p>1.00</text:p>
          </table:table-cell>
          <table:table-cell table:formula="of:=SIN([.M44])" office:value-type="float" office:value="-0.00152194396772232">
            <text:p>0.00</text:p>
          </table:table-cell>
          <table:table-cell table:number-columns-repeated="3"/>
          <table:table-cell table:formula="of:=([.F45]-[.$S$2])/131" office:value-type="float" office:value="1.0412213740458">
            <text:p>1.04</text:p>
          </table:table-cell>
          <table:table-cell/>
          <table:table-cell table:formula="of:=[.T45]*0.1+[.V44]" office:value-type="float" office:value="3.86839694656489">
            <text:p>3.87</text:p>
          </table:table-cell>
          <table:table-cell table:formula="of:=[.V45]*2*3.141592/360" office:value-type="float" office:value="0.0675162494452926">
            <text:p>0.07</text:p>
          </table:table-cell>
          <table:table-cell/>
          <table:table-cell table:formula="of:=COS([.W44])" office:value-type="float" office:value="0.997842598472709">
            <text:p>1.00</text:p>
          </table:table-cell>
          <table:table-cell table:formula="of:=SIN([.W44])" office:value-type="float" office:value="0.0656517225458183">
            <text:p>0.07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1688">
            <text:p>-1688</text:p>
          </table:table-cell>
          <table:table-cell office:value-type="float" office:value="-2952">
            <text:p>-2952</text:p>
          </table:table-cell>
          <table:table-cell office:value-type="float" office:value="26.69">
            <text:p>26.69</text:p>
          </table:table-cell>
          <table:table-cell office:value-type="float" office:value="593">
            <text:p>593</text:p>
          </table:table-cell>
          <table:table-cell office:value-type="float" office:value="55">
            <text:p>55</text:p>
          </table:table-cell>
          <table:table-cell office:value-type="string">
            <text:p>-61<text:tab/><text:tab/><text:tab/><text:tab/></text:p>
          </table:table-cell>
          <table:table-cell table:number-columns-repeated="2"/>
          <table:table-cell table:formula="of:=([.E46]-[.$I$2])/131" office:value-type="float" office:value="3.20127226463104">
            <text:p>3.20</text:p>
          </table:table-cell>
          <table:table-cell/>
          <table:table-cell table:formula="of:=[.L45]+[.J46]*0.1" office:value-type="float" office:value="0.5087786259542">
            <text:p>0.51</text:p>
          </table:table-cell>
          <table:table-cell table:formula="of:=[.L46]*2*3.141592/360" office:value-type="float" office:value="0.00887986033927059">
            <text:p>0.01</text:p>
          </table:table-cell>
          <table:table-cell/>
          <table:table-cell table:formula="of:=COS([.M45])" office:value-type="float" office:value="0.999994579439087">
            <text:p>1.00</text:p>
          </table:table-cell>
          <table:table-cell table:formula="of:=SIN([.M45])" office:value-type="float" office:value="0.00329258142538565">
            <text:p>0.00</text:p>
          </table:table-cell>
          <table:table-cell table:number-columns-repeated="3"/>
          <table:table-cell table:formula="of:=([.F46]-[.$S$2])/131" office:value-type="float" office:value="1.7206106870229">
            <text:p>1.72</text:p>
          </table:table-cell>
          <table:table-cell/>
          <table:table-cell table:formula="of:=[.T46]*0.1+[.V45]" office:value-type="float" office:value="4.04045801526718">
            <text:p>4.04</text:p>
          </table:table-cell>
          <table:table-cell table:formula="of:=[.V46]*2*3.141592/360" office:value-type="float" office:value="0.0705192809838847">
            <text:p>0.07</text:p>
          </table:table-cell>
          <table:table-cell/>
          <table:table-cell table:formula="of:=COS([.W45])" office:value-type="float" office:value="0.997721643707671">
            <text:p>1.00</text:p>
          </table:table-cell>
          <table:table-cell table:formula="of:=SIN([.W45])" office:value-type="float" office:value="0.0674649662955766">
            <text:p>0.07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468">
            <text:p>-1468</text:p>
          </table:table-cell>
          <table:table-cell office:value-type="float" office:value="-3028">
            <text:p>-3028</text:p>
          </table:table-cell>
          <table:table-cell office:value-type="float" office:value="26.74">
            <text:p>26.74</text:p>
          </table:table-cell>
          <table:table-cell office:value-type="float" office:value="682">
            <text:p>682</text:p>
          </table:table-cell>
          <table:table-cell office:value-type="float" office:value="-222">
            <text:p>-222</text:p>
          </table:table-cell>
          <table:table-cell office:value-type="string">
            <text:p>-79<text:tab/><text:tab/><text:tab/><text:tab/></text:p>
          </table:table-cell>
          <table:table-cell table:number-columns-repeated="2"/>
          <table:table-cell table:formula="of:=([.E47]-[.$I$2])/131" office:value-type="float" office:value="3.88066157760814">
            <text:p>3.88</text:p>
          </table:table-cell>
          <table:table-cell/>
          <table:table-cell table:formula="of:=[.L46]+[.J47]*0.1" office:value-type="float" office:value="0.896844783715014">
            <text:p>0.90</text:p>
          </table:table-cell>
          <table:table-cell table:formula="of:=[.L47]*2*3.141592/360" office:value-type="float" office:value="0.0156528910986712">
            <text:p>0.02</text:p>
          </table:table-cell>
          <table:table-cell/>
          <table:table-cell table:formula="of:=COS([.M46])" office:value-type="float" office:value="0.999960574299245">
            <text:p>1.00</text:p>
          </table:table-cell>
          <table:table-cell table:formula="of:=SIN([.M46])" office:value-type="float" office:value="0.00887974364072503">
            <text:p>0.01</text:p>
          </table:table-cell>
          <table:table-cell table:number-columns-repeated="3"/>
          <table:table-cell table:formula="of:=([.F47]-[.$S$2])/131" office:value-type="float" office:value="-0.393893129770992">
            <text:p>-0.39</text:p>
          </table:table-cell>
          <table:table-cell/>
          <table:table-cell table:formula="of:=[.T47]*0.1+[.V46]" office:value-type="float" office:value="4.00106870229008">
            <text:p>4.00</text:p>
          </table:table-cell>
          <table:table-cell table:formula="of:=[.V47]*2*3.141592/360" office:value-type="float" office:value="0.0698318079253605">
            <text:p>0.07</text:p>
          </table:table-cell>
          <table:table-cell/>
          <table:table-cell table:formula="of:=COS([.W46])" office:value-type="float" office:value="0.997514545768153">
            <text:p>1.00</text:p>
          </table:table-cell>
          <table:table-cell table:formula="of:=SIN([.W46])" office:value-type="float" office:value="0.0704608471489989">
            <text:p>0.07</text:p>
          </table:table-cell>
        </table:table-row>
        <table:table-row table:style-name="ro1">
          <table:table-cell office:value-type="float" office:value="16368">
            <text:p>16368</text:p>
          </table:table-cell>
          <table:table-cell office:value-type="float" office:value="-1372">
            <text:p>-1372</text:p>
          </table:table-cell>
          <table:table-cell office:value-type="float" office:value="-3056">
            <text:p>-3056</text:p>
          </table:table-cell>
          <table:table-cell office:value-type="float" office:value="26.79">
            <text:p>26.79</text:p>
          </table:table-cell>
          <table:table-cell office:value-type="float" office:value="485">
            <text:p>485</text:p>
          </table:table-cell>
          <table:table-cell office:value-type="float" office:value="-123">
            <text:p>-123</text:p>
          </table:table-cell>
          <table:table-cell office:value-type="string">
            <text:p>94<text:tab/><text:tab/><text:tab/><text:tab/></text:p>
          </table:table-cell>
          <table:table-cell table:number-columns-repeated="2"/>
          <table:table-cell table:formula="of:=([.E48]-[.$I$2])/131" office:value-type="float" office:value="2.37684478371501">
            <text:p>2.38</text:p>
          </table:table-cell>
          <table:table-cell/>
          <table:table-cell table:formula="of:=[.L47]+[.J48]*0.1" office:value-type="float" office:value="1.13452926208652">
            <text:p>1.13</text:p>
          </table:table-cell>
          <table:table-cell table:formula="of:=[.L48]*2*3.141592/360" office:value-type="float" office:value="0.0198012669640939">
            <text:p>0.02</text:p>
          </table:table-cell>
          <table:table-cell/>
          <table:table-cell table:formula="of:=COS([.M47])" office:value-type="float" office:value="0.999877496001413">
            <text:p>1.00</text:p>
          </table:table-cell>
          <table:table-cell table:formula="of:=SIN([.M47])" office:value-type="float" office:value="0.0156522519128679">
            <text:p>0.02</text:p>
          </table:table-cell>
          <table:table-cell table:number-columns-repeated="3"/>
          <table:table-cell table:formula="of:=([.F48]-[.$S$2])/131" office:value-type="float" office:value="0.361832061068702">
            <text:p>0.36</text:p>
          </table:table-cell>
          <table:table-cell/>
          <table:table-cell table:formula="of:=[.T48]*0.1+[.V47]" office:value-type="float" office:value="4.03725190839695">
            <text:p>4.04</text:p>
          </table:table-cell>
          <table:table-cell table:formula="of:=[.V48]*2*3.141592/360" office:value-type="float" office:value="0.0704633238744699">
            <text:p>0.07</text:p>
          </table:table-cell>
          <table:table-cell/>
          <table:table-cell table:formula="of:=COS([.W47])" office:value-type="float" office:value="0.997562749976176">
            <text:p>1.00</text:p>
          </table:table-cell>
          <table:table-cell table:formula="of:=SIN([.W47])" office:value-type="float" office:value="0.0697750661767408">
            <text:p>0.07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572">
            <text:p>-1572</text:p>
          </table:table-cell>
          <table:table-cell office:value-type="float" office:value="-2924">
            <text:p>-2924</text:p>
          </table:table-cell>
          <table:table-cell office:value-type="float" office:value="26.74">
            <text:p>26.74</text:p>
          </table:table-cell>
          <table:table-cell office:value-type="float" office:value="180">
            <text:p>180</text:p>
          </table:table-cell>
          <table:table-cell office:value-type="float" office:value="-82">
            <text:p>-82</text:p>
          </table:table-cell>
          <table:table-cell office:value-type="string">
            <text:p>227<text:tab/><text:tab/><text:tab/><text:tab/></text:p>
          </table:table-cell>
          <table:table-cell table:number-columns-repeated="2"/>
          <table:table-cell table:formula="of:=([.E49]-[.$I$2])/131" office:value-type="float" office:value="0.0486005089058525">
            <text:p>0.05</text:p>
          </table:table-cell>
          <table:table-cell/>
          <table:table-cell table:formula="of:=[.L48]+[.J49]*0.1" office:value-type="float" office:value="1.1393893129771">
            <text:p>1.14</text:p>
          </table:table-cell>
          <table:table-cell table:formula="of:=[.L49]*2*3.141592/360" office:value-type="float" office:value="0.019886090836302">
            <text:p>0.02</text:p>
          </table:table-cell>
          <table:table-cell/>
          <table:table-cell table:formula="of:=COS([.M48])" office:value-type="float" office:value="0.999803961318837">
            <text:p>1.00</text:p>
          </table:table-cell>
          <table:table-cell table:formula="of:=SIN([.M48])" office:value-type="float" office:value="0.0197999730090953">
            <text:p>0.02</text:p>
          </table:table-cell>
          <table:table-cell table:number-columns-repeated="3"/>
          <table:table-cell table:formula="of:=([.F49]-[.$S$2])/131" office:value-type="float" office:value="0.674809160305344">
            <text:p>0.67</text:p>
          </table:table-cell>
          <table:table-cell/>
          <table:table-cell table:formula="of:=[.T49]*0.1+[.V48]" office:value-type="float" office:value="4.10473282442748">
            <text:p>4.10</text:p>
          </table:table-cell>
          <table:table-cell table:formula="of:=[.V49]*2*3.141592/360" office:value-type="float" office:value="0.0716410877964377">
            <text:p>0.07</text:p>
          </table:table-cell>
          <table:table-cell/>
          <table:table-cell table:formula="of:=COS([.W48])" office:value-type="float" office:value="0.997518486991777">
            <text:p>1.00</text:p>
          </table:table-cell>
          <table:table-cell table:formula="of:=SIN([.W48])" office:value-type="float" office:value="0.0704050290081343">
            <text:p>0.07</text:p>
          </table:table-cell>
        </table:table-row>
        <table:table-row table:style-name="ro1">
          <table:table-cell office:value-type="float" office:value="16500">
            <text:p>16500</text:p>
          </table:table-cell>
          <table:table-cell office:value-type="float" office:value="-1644">
            <text:p>-1644</text:p>
          </table:table-cell>
          <table:table-cell office:value-type="float" office:value="-2992">
            <text:p>-2992</text:p>
          </table:table-cell>
          <table:table-cell office:value-type="float" office:value="26.74">
            <text:p>26.74</text:p>
          </table:table-cell>
          <table:table-cell office:value-type="float" office:value="235">
            <text:p>235</text:p>
          </table:table-cell>
          <table:table-cell office:value-type="float" office:value="-75">
            <text:p>-75</text:p>
          </table:table-cell>
          <table:table-cell office:value-type="string">
            <text:p>159<text:tab/><text:tab/><text:tab/><text:tab/></text:p>
          </table:table-cell>
          <table:table-cell table:number-columns-repeated="2"/>
          <table:table-cell table:formula="of:=([.E50]-[.$I$2])/131" office:value-type="float" office:value="0.468447837150127">
            <text:p>0.47</text:p>
          </table:table-cell>
          <table:table-cell/>
          <table:table-cell table:formula="of:=[.L49]+[.J50]*0.1" office:value-type="float" office:value="1.18623409669211">
            <text:p>1.19</text:p>
          </table:table-cell>
          <table:table-cell table:formula="of:=[.L50]*2*3.141592/360" office:value-type="float" office:value="0.0207036863794176">
            <text:p>0.02</text:p>
          </table:table-cell>
          <table:table-cell/>
          <table:table-cell table:formula="of:=COS([.M49])" office:value-type="float" office:value="0.99980227821162">
            <text:p>1.00</text:p>
          </table:table-cell>
          <table:table-cell table:formula="of:=SIN([.M49])" office:value-type="float" office:value="0.0198847801812104">
            <text:p>0.02</text:p>
          </table:table-cell>
          <table:table-cell table:number-columns-repeated="3"/>
          <table:table-cell table:formula="of:=([.F50]-[.$S$2])/131" office:value-type="float" office:value="0.72824427480916">
            <text:p>0.73</text:p>
          </table:table-cell>
          <table:table-cell/>
          <table:table-cell table:formula="of:=[.T50]*0.1+[.V49]" office:value-type="float" office:value="4.1775572519084">
            <text:p>4.18</text:p>
          </table:table-cell>
          <table:table-cell table:formula="of:=[.V50]*2*3.141592/360" office:value-type="float" office:value="0.07291211356743">
            <text:p>0.07</text:p>
          </table:table-cell>
          <table:table-cell/>
          <table:table-cell table:formula="of:=COS([.W49])" office:value-type="float" office:value="0.997434874665096">
            <text:p>1.00</text:p>
          </table:table-cell>
          <table:table-cell table:formula="of:=SIN([.W49])" office:value-type="float" office:value="0.0715798211916171">
            <text:p>0.07</text:p>
          </table:table-cell>
        </table:table-row>
        <table:table-row table:style-name="ro1">
          <table:table-cell office:value-type="float" office:value="16336">
            <text:p>16336</text:p>
          </table:table-cell>
          <table:table-cell office:value-type="float" office:value="-1568">
            <text:p>-1568</text:p>
          </table:table-cell>
          <table:table-cell office:value-type="float" office:value="-2852">
            <text:p>-2852</text:p>
          </table:table-cell>
          <table:table-cell office:value-type="float" office:value="26.69">
            <text:p>26.69</text:p>
          </table:table-cell>
          <table:table-cell office:value-type="float" office:value="230">
            <text:p>230</text:p>
          </table:table-cell>
          <table:table-cell office:value-type="float" office:value="-70">
            <text:p>-7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([.E51]-[.$I$2])/131" office:value-type="float" office:value="0.43027989821883">
            <text:p>0.43</text:p>
          </table:table-cell>
          <table:table-cell/>
          <table:table-cell table:formula="of:=[.L50]+[.J51]*0.1" office:value-type="float" office:value="1.229262086514">
            <text:p>1.23</text:p>
          </table:table-cell>
          <table:table-cell table:formula="of:=[.L51]*2*3.141592/360" office:value-type="float" office:value="0.0214546663160871">
            <text:p>0.02</text:p>
          </table:table-cell>
          <table:table-cell/>
          <table:table-cell table:formula="of:=COS([.M50])" office:value-type="float" office:value="0.999785686340646">
            <text:p>1.00</text:p>
          </table:table-cell>
          <table:table-cell table:formula="of:=SIN([.M50])" office:value-type="float" office:value="0.0207022073306881">
            <text:p>0.02</text:p>
          </table:table-cell>
          <table:table-cell table:number-columns-repeated="3"/>
          <table:table-cell table:formula="of:=([.F51]-[.$S$2])/131" office:value-type="float" office:value="0.766412213740458">
            <text:p>0.77</text:p>
          </table:table-cell>
          <table:table-cell/>
          <table:table-cell table:formula="of:=[.T51]*0.1+[.V50]" office:value-type="float" office:value="4.25419847328244">
            <text:p>4.25</text:p>
          </table:table-cell>
          <table:table-cell table:formula="of:=[.V51]*2*3.141592/360" office:value-type="float" office:value="0.0742497549448685">
            <text:p>0.07</text:p>
          </table:table-cell>
          <table:table-cell/>
          <table:table-cell table:formula="of:=COS([.W50])" office:value-type="float" office:value="0.997343089211017">
            <text:p>1.00</text:p>
          </table:table-cell>
          <table:table-cell table:formula="of:=SIN([.W50])" office:value-type="float" office:value="0.07284752846203">
            <text:p>0.07</text:p>
          </table:table-cell>
        </table:table-row>
        <table:table-row table:style-name="ro1">
          <table:table-cell office:value-type="float" office:value="16536">
            <text:p>16536</text:p>
          </table:table-cell>
          <table:table-cell office:value-type="float" office:value="-1516">
            <text:p>-1516</text:p>
          </table:table-cell>
          <table:table-cell office:value-type="float" office:value="-2860">
            <text:p>-2860</text:p>
          </table:table-cell>
          <table:table-cell office:value-type="float" office:value="26.65">
            <text:p>26.6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string">
            <text:p>103<text:tab/><text:tab/><text:tab/><text:tab/></text:p>
          </table:table-cell>
          <table:table-cell table:number-columns-repeated="2"/>
          <table:table-cell table:formula="of:=([.E52]-[.$I$2])/131" office:value-type="float" office:value="-0.760559796437659">
            <text:p>-0.76</text:p>
          </table:table-cell>
          <table:table-cell/>
          <table:table-cell table:formula="of:=[.L51]+[.J52]*0.1" office:value-type="float" office:value="1.15320610687023">
            <text:p>1.15</text:p>
          </table:table-cell>
          <table:table-cell table:formula="of:=[.L52]*2*3.141592/360" office:value-type="float" office:value="0.020127239331637">
            <text:p>0.02</text:p>
          </table:table-cell>
          <table:table-cell/>
          <table:table-cell table:formula="of:=COS([.M51])" office:value-type="float" office:value="0.999769857474771">
            <text:p>1.00</text:p>
          </table:table-cell>
          <table:table-cell table:formula="of:=SIN([.M51])" office:value-type="float" office:value="0.0214530204138053">
            <text:p>0.02</text:p>
          </table:table-cell>
          <table:table-cell table:number-columns-repeated="3"/>
          <table:table-cell table:formula="of:=([.F52]-[.$S$2])/131" office:value-type="float" office:value="1.7969465648855">
            <text:p>1.80</text:p>
          </table:table-cell>
          <table:table-cell/>
          <table:table-cell table:formula="of:=[.T52]*0.1+[.V51]" office:value-type="float" office:value="4.43389312977099">
            <text:p>4.43</text:p>
          </table:table-cell>
          <table:table-cell table:formula="of:=[.V52]*2*3.141592/360" office:value-type="float" office:value="0.0773860176963529">
            <text:p>0.08</text:p>
          </table:table-cell>
          <table:table-cell/>
          <table:table-cell table:formula="of:=COS([.W51])" office:value-type="float" office:value="0.997244753106651">
            <text:p>1.00</text:p>
          </table:table-cell>
          <table:table-cell table:formula="of:=SIN([.W51])" office:value-type="float" office:value="0.074181550275352">
            <text:p>0.07</text:p>
          </table:table-cell>
        </table:table-row>
        <table:table-row table:style-name="ro1">
          <table:table-cell office:value-type="float" office:value="16372">
            <text:p>16372</text:p>
          </table:table-cell>
          <table:table-cell office:value-type="float" office:value="-1480">
            <text:p>-1480</text:p>
          </table:table-cell>
          <table:table-cell office:value-type="float" office:value="-2736">
            <text:p>-2736</text:p>
          </table:table-cell>
          <table:table-cell office:value-type="float" office:value="26.74">
            <text:p>26.7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([.E53]-[.$I$2])/131" office:value-type="float" office:value="-0.859796437659033">
            <text:p>-0.86</text:p>
          </table:table-cell>
          <table:table-cell/>
          <table:table-cell table:formula="of:=[.L52]+[.J53]*0.1" office:value-type="float" office:value="1.06722646310433">
            <text:p>1.07</text:p>
          </table:table-cell>
          <table:table-cell table:formula="of:=[.L53]*2*3.141592/360" office:value-type="float" office:value="0.0186266117704269">
            <text:p>0.02</text:p>
          </table:table-cell>
          <table:table-cell/>
          <table:table-cell table:formula="of:=COS([.M52])" office:value-type="float" office:value="0.999797453956296">
            <text:p>1.00</text:p>
          </table:table-cell>
          <table:table-cell table:formula="of:=SIN([.M52])" office:value-type="float" office:value="0.0201258804157211">
            <text:p>0.02</text:p>
          </table:table-cell>
          <table:table-cell table:number-columns-repeated="3"/>
          <table:table-cell table:formula="of:=([.F53]-[.$S$2])/131" office:value-type="float" office:value="1.3236641221374">
            <text:p>1.32</text:p>
          </table:table-cell>
          <table:table-cell/>
          <table:table-cell table:formula="of:=[.T53]*0.1+[.V52]" office:value-type="float" office:value="4.56625954198473">
            <text:p>4.57</text:p>
          </table:table-cell>
          <table:table-cell table:formula="of:=[.V53]*2*3.141592/360" office:value-type="float" office:value="0.079696246927905">
            <text:p>0.08</text:p>
          </table:table-cell>
          <table:table-cell/>
          <table:table-cell table:formula="of:=COS([.W52])" office:value-type="float" office:value="0.997007196137576">
            <text:p>1.00</text:p>
          </table:table-cell>
          <table:table-cell table:formula="of:=SIN([.W52])" office:value-type="float" office:value="0.0773088018914387">
            <text:p>0.08</text:p>
          </table:table-cell>
        </table:table-row>
        <table:table-row table:style-name="ro1">
          <table:table-cell office:value-type="float" office:value="16140">
            <text:p>16140</text:p>
          </table:table-cell>
          <table:table-cell office:value-type="float" office:value="-1740">
            <text:p>-1740</text:p>
          </table:table-cell>
          <table:table-cell office:value-type="float" office:value="-3164">
            <text:p>-3164</text:p>
          </table:table-cell>
          <table:table-cell office:value-type="float" office:value="26.84">
            <text:p>26.84</text:p>
          </table:table-cell>
          <table:table-cell office:value-type="float" office:value="-61">
            <text:p>-61</text:p>
          </table:table-cell>
          <table:table-cell office:value-type="float" office:value="108">
            <text:p>108</text:p>
          </table:table-cell>
          <table:table-cell office:value-type="string">
            <text:p>265<text:tab/><text:tab/><text:tab/><text:tab/></text:p>
          </table:table-cell>
          <table:table-cell table:number-columns-repeated="2"/>
          <table:table-cell table:formula="of:=([.E54]-[.$I$2])/131" office:value-type="float" office:value="-1.7910941475827">
            <text:p>-1.79</text:p>
          </table:table-cell>
          <table:table-cell/>
          <table:table-cell table:formula="of:=[.L53]+[.J54]*0.1" office:value-type="float" office:value="0.888117048346057">
            <text:p>0.89</text:p>
          </table:table-cell>
          <table:table-cell table:formula="of:=[.L54]*2*3.141592/360" office:value-type="float" office:value="0.015500563411931">
            <text:p>0.02</text:p>
          </table:table-cell>
          <table:table-cell/>
          <table:table-cell table:formula="of:=COS([.M53])" office:value-type="float" office:value="0.999826529682534">
            <text:p>1.00</text:p>
          </table:table-cell>
          <table:table-cell table:formula="of:=SIN([.M53])" office:value-type="float" office:value="0.0186255347032182">
            <text:p>0.02</text:p>
          </table:table-cell>
          <table:table-cell table:number-columns-repeated="3"/>
          <table:table-cell table:formula="of:=([.F54]-[.$S$2])/131" office:value-type="float" office:value="2.12519083969466">
            <text:p>2.13</text:p>
          </table:table-cell>
          <table:table-cell/>
          <table:table-cell table:formula="of:=[.T54]*0.1+[.V53]" office:value-type="float" office:value="4.7787786259542">
            <text:p>4.78</text:p>
          </table:table-cell>
          <table:table-cell table:formula="of:=[.V54]*2*3.141592/360" office:value-type="float" office:value="0.0834054038948261">
            <text:p>0.08</text:p>
          </table:table-cell>
          <table:table-cell/>
          <table:table-cell table:formula="of:=COS([.W53])" office:value-type="float" office:value="0.996825934650627">
            <text:p>1.00</text:p>
          </table:table-cell>
          <table:table-cell table:formula="of:=SIN([.W53])" office:value-type="float" office:value="0.0796119087065681">
            <text:p>0.08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office:value-type="float" office:value="-1564">
            <text:p>-1564</text:p>
          </table:table-cell>
          <table:table-cell office:value-type="float" office:value="-2852">
            <text:p>-2852</text:p>
          </table:table-cell>
          <table:table-cell office:value-type="float" office:value="26.79">
            <text:p>26.79</text:p>
          </table:table-cell>
          <table:table-cell office:value-type="float" office:value="130">
            <text:p>130</text:p>
          </table:table-cell>
          <table:table-cell office:value-type="float" office:value="-11">
            <text:p>-11</text:p>
          </table:table-cell>
          <table:table-cell office:value-type="string">
            <text:p>86<text:tab/><text:tab/><text:tab/><text:tab/></text:p>
          </table:table-cell>
          <table:table-cell table:number-columns-repeated="2"/>
          <table:table-cell table:formula="of:=([.E55]-[.$I$2])/131" office:value-type="float" office:value="-0.333078880407125">
            <text:p>-0.33</text:p>
          </table:table-cell>
          <table:table-cell/>
          <table:table-cell table:formula="of:=[.L54]+[.J55]*0.1" office:value-type="float" office:value="0.854809160305345">
            <text:p>0.85</text:p>
          </table:table-cell>
          <table:table-cell table:formula="of:=[.L55]*2*3.141592/360" office:value-type="float" office:value="0.0149192312196777">
            <text:p>0.01</text:p>
          </table:table-cell>
          <table:table-cell/>
          <table:table-cell table:formula="of:=COS([.M54])" office:value-type="float" office:value="0.999879868672289">
            <text:p>1.00</text:p>
          </table:table-cell>
          <table:table-cell table:formula="of:=SIN([.M54])" office:value-type="float" office:value="0.0154999427058722">
            <text:p>0.02</text:p>
          </table:table-cell>
          <table:table-cell table:number-columns-repeated="3"/>
          <table:table-cell table:formula="of:=([.F55]-[.$S$2])/131" office:value-type="float" office:value="1.21679389312977">
            <text:p>1.22</text:p>
          </table:table-cell>
          <table:table-cell/>
          <table:table-cell table:formula="of:=[.T55]*0.1+[.V54]" office:value-type="float" office:value="4.90045801526718">
            <text:p>4.90</text:p>
          </table:table-cell>
          <table:table-cell table:formula="of:=[.V55]*2*3.141592/360" office:value-type="float" office:value="0.0855291094283291">
            <text:p>0.09</text:p>
          </table:table-cell>
          <table:table-cell/>
          <table:table-cell table:formula="of:=COS([.W54])" office:value-type="float" office:value="0.996523785181207">
            <text:p>1.00</text:p>
          </table:table-cell>
          <table:table-cell table:formula="of:=SIN([.W54])" office:value-type="float" office:value="0.0833087364453467">
            <text:p>0.08</text:p>
          </table:table-cell>
        </table:table-row>
        <table:table-row table:style-name="ro1">
          <table:table-cell office:value-type="float" office:value="16600">
            <text:p>16600</text:p>
          </table:table-cell>
          <table:table-cell office:value-type="float" office:value="-1568">
            <text:p>-1568</text:p>
          </table:table-cell>
          <table:table-cell office:value-type="float" office:value="-2676">
            <text:p>-2676</text:p>
          </table:table-cell>
          <table:table-cell office:value-type="float" office:value="26.79">
            <text:p>26.79</text:p>
          </table:table-cell>
          <table:table-cell office:value-type="float" office:value="-23">
            <text:p>-23</text:p>
          </table:table-cell>
          <table:table-cell office:value-type="float" office:value="-50">
            <text:p>-50</text:p>
          </table:table-cell>
          <table:table-cell office:value-type="string">
            <text:p>166<text:tab/><text:tab/><text:tab/><text:tab/></text:p>
          </table:table-cell>
          <table:table-cell table:number-columns-repeated="2"/>
          <table:table-cell table:formula="of:=([.E56]-[.$I$2])/131" office:value-type="float" office:value="-1.50101781170483">
            <text:p>-1.50</text:p>
          </table:table-cell>
          <table:table-cell/>
          <table:table-cell table:formula="of:=[.L55]+[.J56]*0.1" office:value-type="float" office:value="0.704707379134861">
            <text:p>0.70</text:p>
          </table:table-cell>
          <table:table-cell table:formula="of:=[.L56]*2*3.141592/360" office:value-type="float" office:value="0.0122994614701725">
            <text:p>0.01</text:p>
          </table:table-cell>
          <table:table-cell/>
          <table:table-cell table:formula="of:=COS([.M55])" office:value-type="float" office:value="0.9998887103342">
            <text:p>1.00</text:p>
          </table:table-cell>
          <table:table-cell table:formula="of:=SIN([.M55])" office:value-type="float" office:value="0.0149186777634859">
            <text:p>0.01</text:p>
          </table:table-cell>
          <table:table-cell table:number-columns-repeated="3"/>
          <table:table-cell table:formula="of:=([.F56]-[.$S$2])/131" office:value-type="float" office:value="0.919083969465649">
            <text:p>0.92</text:p>
          </table:table-cell>
          <table:table-cell/>
          <table:table-cell table:formula="of:=[.T56]*0.1+[.V55]" office:value-type="float" office:value="4.99236641221374">
            <text:p>4.99</text:p>
          </table:table-cell>
          <table:table-cell table:formula="of:=[.V56]*2*3.141592/360" office:value-type="float" office:value="0.0871332132315522">
            <text:p>0.09</text:p>
          </table:table-cell>
          <table:table-cell/>
          <table:table-cell table:formula="of:=COS([.W55])" office:value-type="float" office:value="0.99634461486695">
            <text:p>1.00</text:p>
          </table:table-cell>
          <table:table-cell table:formula="of:=SIN([.W55])" office:value-type="float" office:value="0.0854248700650451">
            <text:p>0.09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696">
            <text:p>-1696</text:p>
          </table:table-cell>
          <table:table-cell office:value-type="float" office:value="-2960">
            <text:p>-2960</text:p>
          </table:table-cell>
          <table:table-cell office:value-type="float" office:value="26.74">
            <text:p>26.74</text:p>
          </table:table-cell>
          <table:table-cell office:value-type="float" office:value="215">
            <text:p>215</text:p>
          </table:table-cell>
          <table:table-cell office:value-type="float" office:value="-71">
            <text:p>-71</text:p>
          </table:table-cell>
          <table:table-cell office:value-type="string">
            <text:p>82<text:tab/><text:tab/><text:tab/><text:tab/></text:p>
          </table:table-cell>
          <table:table-cell table:number-columns-repeated="2"/>
          <table:table-cell table:formula="of:=([.E57]-[.$I$2])/131" office:value-type="float" office:value="0.315776081424936">
            <text:p>0.32</text:p>
          </table:table-cell>
          <table:table-cell/>
          <table:table-cell table:formula="of:=[.L56]+[.J57]*0.1" office:value-type="float" office:value="0.736284987277355">
            <text:p>0.74</text:p>
          </table:table-cell>
          <table:table-cell table:formula="of:=[.L57]*2*3.141592/360" office:value-type="float" office:value="0.0128505945875036">
            <text:p>0.01</text:p>
          </table:table-cell>
          <table:table-cell/>
          <table:table-cell table:formula="of:=COS([.M56])" office:value-type="float" office:value="0.999924362577294">
            <text:p>1.00</text:p>
          </table:table-cell>
          <table:table-cell table:formula="of:=SIN([.M56])" office:value-type="float" office:value="0.0122991513687534">
            <text:p>0.01</text:p>
          </table:table-cell>
          <table:table-cell table:number-columns-repeated="3"/>
          <table:table-cell table:formula="of:=([.F57]-[.$S$2])/131" office:value-type="float" office:value="0.758778625954199">
            <text:p>0.76</text:p>
          </table:table-cell>
          <table:table-cell/>
          <table:table-cell table:formula="of:=[.T57]*0.1+[.V56]" office:value-type="float" office:value="5.06824427480916">
            <text:p>5.07</text:p>
          </table:table-cell>
          <table:table-cell table:formula="of:=[.V57]*2*3.141592/360" office:value-type="float" office:value="0.0884575314877014">
            <text:p>0.09</text:p>
          </table:table-cell>
          <table:table-cell/>
          <table:table-cell table:formula="of:=COS([.W56])" office:value-type="float" office:value="0.996206302695449">
            <text:p>1.00</text:p>
          </table:table-cell>
          <table:table-cell table:formula="of:=SIN([.W56])" office:value-type="float" office:value="0.0870229996602193">
            <text:p>0.09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664">
            <text:p>-1664</text:p>
          </table:table-cell>
          <table:table-cell office:value-type="float" office:value="-2796">
            <text:p>-2796</text:p>
          </table:table-cell>
          <table:table-cell office:value-type="float" office:value="26.79">
            <text:p>26.79</text:p>
          </table:table-cell>
          <table:table-cell office:value-type="float" office:value="46">
            <text:p>46</text:p>
          </table:table-cell>
          <table:table-cell office:value-type="float" office:value="-61">
            <text:p>-61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([.E58]-[.$I$2])/131" office:value-type="float" office:value="-0.974300254452926">
            <text:p>-0.97</text:p>
          </table:table-cell>
          <table:table-cell/>
          <table:table-cell table:formula="of:=[.L57]+[.J58]*0.1" office:value-type="float" office:value="0.638854961832062">
            <text:p>0.64</text:p>
          </table:table-cell>
          <table:table-cell table:formula="of:=[.L58]*2*3.141592/360" office:value-type="float" office:value="0.0111501202069551">
            <text:p>0.01</text:p>
          </table:table-cell>
          <table:table-cell/>
          <table:table-cell table:formula="of:=COS([.M57])" office:value-type="float" office:value="0.999917432245638">
            <text:p>1.00</text:p>
          </table:table-cell>
          <table:table-cell table:formula="of:=SIN([.M57])" office:value-type="float" office:value="0.0128502409039776">
            <text:p>0.01</text:p>
          </table:table-cell>
          <table:table-cell table:number-columns-repeated="3"/>
          <table:table-cell table:formula="of:=([.F58]-[.$S$2])/131" office:value-type="float" office:value="0.835114503816794">
            <text:p>0.84</text:p>
          </table:table-cell>
          <table:table-cell/>
          <table:table-cell table:formula="of:=[.T58]*0.1+[.V57]" office:value-type="float" office:value="5.15175572519084">
            <text:p>5.15</text:p>
          </table:table-cell>
          <table:table-cell table:formula="of:=[.V58]*2*3.141592/360" office:value-type="float" office:value="0.089915080956743">
            <text:p>0.09</text:p>
          </table:table-cell>
          <table:table-cell/>
          <table:table-cell table:formula="of:=COS([.W57])" office:value-type="float" office:value="0.996090182999416">
            <text:p>1.00</text:p>
          </table:table-cell>
          <table:table-cell table:formula="of:=SIN([.W57])" office:value-type="float" office:value="0.0883422171568589">
            <text:p>0.09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644">
            <text:p>-1644</text:p>
          </table:table-cell>
          <table:table-cell office:value-type="float" office:value="-2648">
            <text:p>-2648</text:p>
          </table:table-cell>
          <table:table-cell office:value-type="float" office:value="26.69">
            <text:p>26.69</text:p>
          </table:table-cell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([.E59]-[.$I$2])/131" office:value-type="float" office:value="-0.56972010178117">
            <text:p>-0.57</text:p>
          </table:table-cell>
          <table:table-cell/>
          <table:table-cell table:formula="of:=[.L58]+[.J59]*0.1" office:value-type="float" office:value="0.581882951653945">
            <text:p>0.58</text:p>
          </table:table-cell>
          <table:table-cell table:formula="of:=[.L59]*2*3.141592/360" office:value-type="float" office:value="0.0101557712547357">
            <text:p>0.01</text:p>
          </table:table-cell>
          <table:table-cell/>
          <table:table-cell table:formula="of:=COS([.M58])" office:value-type="float" office:value="0.999937838053714">
            <text:p>1.00</text:p>
          </table:table-cell>
          <table:table-cell table:formula="of:=SIN([.M58])" office:value-type="float" office:value="0.0111498891682731">
            <text:p>0.01</text:p>
          </table:table-cell>
          <table:table-cell table:number-columns-repeated="3"/>
          <table:table-cell table:formula="of:=([.F59]-[.$S$2])/131" office:value-type="float" office:value="1.26259541984733">
            <text:p>1.26</text:p>
          </table:table-cell>
          <table:table-cell/>
          <table:table-cell table:formula="of:=[.T59]*0.1+[.V58]" office:value-type="float" office:value="5.27801526717557">
            <text:p>5.28</text:p>
          </table:table-cell>
          <table:table-cell table:formula="of:=[.V59]*2*3.141592/360" office:value-type="float" office:value="0.0921187252179813">
            <text:p>0.09</text:p>
          </table:table-cell>
          <table:table-cell/>
          <table:table-cell table:formula="of:=COS([.W58])" office:value-type="float" office:value="0.995960361821363">
            <text:p>1.00</text:p>
          </table:table-cell>
          <table:table-cell table:formula="of:=SIN([.W58])" office:value-type="float" office:value="0.0897939735208281">
            <text:p>0.09</text:p>
          </table:table-cell>
        </table:table-row>
        <table:table-row table:style-name="ro1">
          <table:table-cell office:value-type="float" office:value="16488">
            <text:p>16488</text:p>
          </table:table-cell>
          <table:table-cell office:value-type="float" office:value="-1604">
            <text:p>-1604</text:p>
          </table:table-cell>
          <table:table-cell office:value-type="float" office:value="-2936">
            <text:p>-2936</text:p>
          </table:table-cell>
          <table:table-cell office:value-type="float" office:value="26.69">
            <text:p>26.69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string">
            <text:p>244<text:tab/><text:tab/><text:tab/><text:tab/></text:p>
          </table:table-cell>
          <table:table-cell table:number-columns-repeated="2"/>
          <table:table-cell table:formula="of:=([.E60]-[.$I$2])/131" office:value-type="float" office:value="-0.890330788804071">
            <text:p>-0.89</text:p>
          </table:table-cell>
          <table:table-cell/>
          <table:table-cell table:formula="of:=[.L59]+[.J60]*0.1" office:value-type="float" office:value="0.492849872773538">
            <text:p>0.49</text:p>
          </table:table-cell>
          <table:table-cell table:formula="of:=[.L60]*2*3.141592/360" office:value-type="float" office:value="0.00860185120836869">
            <text:p>0.01</text:p>
          </table:table-cell>
          <table:table-cell/>
          <table:table-cell table:formula="of:=COS([.M59])" office:value-type="float" office:value="0.999948430598351">
            <text:p>1.00</text:p>
          </table:table-cell>
          <table:table-cell table:formula="of:=SIN([.M59])" office:value-type="float" office:value="0.0101555966784532">
            <text:p>0.01</text:p>
          </table:table-cell>
          <table:table-cell table:number-columns-repeated="3"/>
          <table:table-cell table:formula="of:=([.F60]-[.$S$2])/131" office:value-type="float" office:value="1.99541984732824">
            <text:p>2.00</text:p>
          </table:table-cell>
          <table:table-cell/>
          <table:table-cell table:formula="of:=[.T60]*0.1+[.V59]" office:value-type="float" office:value="5.4775572519084">
            <text:p>5.48</text:p>
          </table:table-cell>
          <table:table-cell table:formula="of:=[.V60]*2*3.141592/360" office:value-type="float" office:value="0.0956013891229856">
            <text:p>0.10</text:p>
          </table:table-cell>
          <table:table-cell/>
          <table:table-cell table:formula="of:=COS([.W59])" office:value-type="float" office:value="0.99576006979237">
            <text:p>1.00</text:p>
          </table:table-cell>
          <table:table-cell table:formula="of:=SIN([.W59])" office:value-type="float" office:value="0.0919884960584454">
            <text:p>0.09</text:p>
          </table:table-cell>
        </table:table-row>
        <table:table-row table:style-name="ro1">
          <table:table-cell office:value-type="float" office:value="16516">
            <text:p>16516</text:p>
          </table:table-cell>
          <table:table-cell office:value-type="float" office:value="-1636">
            <text:p>-1636</text:p>
          </table:table-cell>
          <table:table-cell office:value-type="float" office:value="-2656">
            <text:p>-2656</text:p>
          </table:table-cell>
          <table:table-cell office:value-type="float" office:value="26.79">
            <text:p>26.79</text:p>
          </table:table-cell>
          <table:table-cell office:value-type="float" office:value="177">
            <text:p>177</text:p>
          </table:table-cell>
          <table:table-cell office:value-type="float" office:value="150">
            <text:p>150</text:p>
          </table:table-cell>
          <table:table-cell office:value-type="string">
            <text:p>169<text:tab/><text:tab/><text:tab/><text:tab/></text:p>
          </table:table-cell>
          <table:table-cell table:number-columns-repeated="2"/>
          <table:table-cell table:formula="of:=([.E61]-[.$I$2])/131" office:value-type="float" office:value="0.0256997455470738">
            <text:p>0.03</text:p>
          </table:table-cell>
          <table:table-cell/>
          <table:table-cell table:formula="of:=[.L60]+[.J61]*0.1" office:value-type="float" office:value="0.495419847328245">
            <text:p>0.50</text:p>
          </table:table-cell>
          <table:table-cell table:formula="of:=[.L61]*2*3.141592/360" office:value-type="float" office:value="0.0086467057167091">
            <text:p>0.01</text:p>
          </table:table-cell>
          <table:table-cell/>
          <table:table-cell table:formula="of:=COS([.M60])" office:value-type="float" office:value="0.99996300430601">
            <text:p>1.00</text:p>
          </table:table-cell>
          <table:table-cell table:formula="of:=SIN([.M60])" office:value-type="float" office:value="0.00860174513095538">
            <text:p>0.01</text:p>
          </table:table-cell>
          <table:table-cell table:number-columns-repeated="3"/>
          <table:table-cell table:formula="of:=([.F61]-[.$S$2])/131" office:value-type="float" office:value="2.44580152671756">
            <text:p>2.45</text:p>
          </table:table-cell>
          <table:table-cell/>
          <table:table-cell table:formula="of:=[.T61]*0.1+[.V60]" office:value-type="float" office:value="5.72213740458015">
            <text:p>5.72</text:p>
          </table:table-cell>
          <table:table-cell table:formula="of:=[.V61]*2*3.141592/360" office:value-type="float" office:value="0.0998701171840543">
            <text:p>0.10</text:p>
          </table:table-cell>
          <table:table-cell/>
          <table:table-cell table:formula="of:=COS([.W60])" office:value-type="float" office:value="0.995433666670198">
            <text:p>1.00</text:p>
          </table:table-cell>
          <table:table-cell table:formula="of:=SIN([.W60])" office:value-type="float" office:value="0.095455828839962">
            <text:p>0.10</text:p>
          </table:table-cell>
        </table:table-row>
        <table:table-row table:style-name="ro1">
          <table:table-cell office:value-type="float" office:value="16632">
            <text:p>16632</text:p>
          </table:table-cell>
          <table:table-cell office:value-type="float" office:value="-1556">
            <text:p>-1556</text:p>
          </table:table-cell>
          <table:table-cell office:value-type="float" office:value="-2376">
            <text:p>-2376</text:p>
          </table:table-cell>
          <table:table-cell office:value-type="float" office:value="26.74">
            <text:p>26.74</text:p>
          </table:table-cell>
          <table:table-cell office:value-type="float" office:value="396">
            <text:p>396</text:p>
          </table:table-cell>
          <table:table-cell office:value-type="float" office:value="59">
            <text:p>59</text:p>
          </table:table-cell>
          <table:table-cell office:value-type="string">
            <text:p>82<text:tab/><text:tab/><text:tab/><text:tab/></text:p>
          </table:table-cell>
          <table:table-cell table:number-columns-repeated="2"/>
          <table:table-cell table:formula="of:=([.E62]-[.$I$2])/131" office:value-type="float" office:value="1.69745547073791">
            <text:p>1.70</text:p>
          </table:table-cell>
          <table:table-cell/>
          <table:table-cell table:formula="of:=[.L61]+[.J62]*0.1" office:value-type="float" office:value="0.665165394402037">
            <text:p>0.67</text:p>
          </table:table-cell>
          <table:table-cell table:formula="of:=[.L62]*2*3.141592/360" office:value-type="float" office:value="0.0116093237873905">
            <text:p>0.01</text:p>
          </table:table-cell>
          <table:table-cell/>
          <table:table-cell table:formula="of:=COS([.M61])" office:value-type="float" office:value="0.999962617473035">
            <text:p>1.00</text:p>
          </table:table-cell>
          <table:table-cell table:formula="of:=SIN([.M61])" office:value-type="float" office:value="0.00864659797120404">
            <text:p>0.01</text:p>
          </table:table-cell>
          <table:table-cell table:number-columns-repeated="3"/>
          <table:table-cell table:formula="of:=([.F62]-[.$S$2])/131" office:value-type="float" office:value="1.75114503816794">
            <text:p>1.75</text:p>
          </table:table-cell>
          <table:table-cell/>
          <table:table-cell table:formula="of:=[.T62]*0.1+[.V61]" office:value-type="float" office:value="5.89725190839695">
            <text:p>5.90</text:p>
          </table:table-cell>
          <table:table-cell table:formula="of:=[.V62]*2*3.141592/360" office:value-type="float" office:value="0.102926441207803">
            <text:p>0.10</text:p>
          </table:table-cell>
          <table:table-cell/>
          <table:table-cell table:formula="of:=COS([.W61])" office:value-type="float" office:value="0.995017123530635">
            <text:p>1.00</text:p>
          </table:table-cell>
          <table:table-cell table:formula="of:=SIN([.W61])" office:value-type="float" office:value="0.0997041818622553">
            <text:p>0.10</text:p>
          </table:table-cell>
        </table:table-row>
        <table:table-row table:style-name="ro1">
          <table:table-cell office:value-type="float" office:value="16312">
            <text:p>16312</text:p>
          </table:table-cell>
          <table:table-cell office:value-type="float" office:value="-1652">
            <text:p>-1652</text:p>
          </table:table-cell>
          <table:table-cell office:value-type="float" office:value="-2568">
            <text:p>-2568</text:p>
          </table:table-cell>
          <table:table-cell office:value-type="float" office:value="26.74">
            <text:p>26.74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string">
            <text:p>8<text:tab/><text:tab/><text:tab/><text:tab/></text:p>
          </table:table-cell>
          <table:table-cell table:number-columns-repeated="2"/>
          <table:table-cell table:formula="of:=([.E63]-[.$I$2])/131" office:value-type="float" office:value="1.94173027989822">
            <text:p>1.94</text:p>
          </table:table-cell>
          <table:table-cell/>
          <table:table-cell table:formula="of:=[.L62]+[.J63]*0.1" office:value-type="float" office:value="0.859338422391859">
            <text:p>0.86</text:p>
          </table:table-cell>
          <table:table-cell table:formula="of:=[.L63]*2*3.141592/360" office:value-type="float" office:value="0.0149982817393271">
            <text:p>0.01</text:p>
          </table:table-cell>
          <table:table-cell/>
          <table:table-cell table:formula="of:=COS([.M62])" office:value-type="float" office:value="0.999932612557458">
            <text:p>1.00</text:p>
          </table:table-cell>
          <table:table-cell table:formula="of:=SIN([.M62])" office:value-type="float" office:value="0.0116090630120057">
            <text:p>0.01</text:p>
          </table:table-cell>
          <table:table-cell table:number-columns-repeated="3"/>
          <table:table-cell table:formula="of:=([.F63]-[.$S$2])/131" office:value-type="float" office:value="1.30839694656489">
            <text:p>1.31</text:p>
          </table:table-cell>
          <table:table-cell/>
          <table:table-cell table:formula="of:=[.T63]*0.1+[.V62]" office:value-type="float" office:value="6.02809160305344">
            <text:p>6.03</text:p>
          </table:table-cell>
          <table:table-cell table:formula="of:=[.V63]*2*3.141592/360" office:value-type="float" office:value="0.105210024196777">
            <text:p>0.11</text:p>
          </table:table-cell>
          <table:table-cell/>
          <table:table-cell table:formula="of:=COS([.W62])" office:value-type="float" office:value="0.994707748436921">
            <text:p>0.99</text:p>
          </table:table-cell>
          <table:table-cell table:formula="of:=SIN([.W62])" office:value-type="float" office:value="0.10274480619258">
            <text:p>0.10</text:p>
          </table:table-cell>
        </table:table-row>
        <table:table-row table:style-name="ro1">
          <table:table-cell office:value-type="float" office:value="16380">
            <text:p>16380</text:p>
          </table:table-cell>
          <table:table-cell office:value-type="float" office:value="-1580">
            <text:p>-1580</text:p>
          </table:table-cell>
          <table:table-cell office:value-type="float" office:value="-2868">
            <text:p>-2868</text:p>
          </table:table-cell>
          <table:table-cell office:value-type="float" office:value="26.79">
            <text:p>26.79</text:p>
          </table:table-cell>
          <table:table-cell office:value-type="float" office:value="368">
            <text:p>368</text:p>
          </table:table-cell>
          <table:table-cell office:value-type="float" office:value="-181">
            <text:p>-181</text:p>
          </table:table-cell>
          <table:table-cell office:value-type="string">
            <text:p>67<text:tab/><text:tab/><text:tab/><text:tab/></text:p>
          </table:table-cell>
          <table:table-cell table:number-columns-repeated="2"/>
          <table:table-cell table:formula="of:=([.E64]-[.$I$2])/131" office:value-type="float" office:value="1.48371501272265">
            <text:p>1.48</text:p>
          </table:table-cell>
          <table:table-cell/>
          <table:table-cell table:formula="of:=[.L63]+[.J64]*0.1" office:value-type="float" office:value="1.00770992366412">
            <text:p>1.01</text:p>
          </table:table-cell>
          <table:table-cell table:formula="of:=[.L64]*2*3.141592/360" office:value-type="float" office:value="0.0175878524139101">
            <text:p>0.02</text:p>
          </table:table-cell>
          <table:table-cell/>
          <table:table-cell table:formula="of:=COS([.M63])" office:value-type="float" office:value="0.999887527880827">
            <text:p>1.00</text:p>
          </table:table-cell>
          <table:table-cell table:formula="of:=SIN([.M63])" office:value-type="float" office:value="0.0149977194389338">
            <text:p>0.01</text:p>
          </table:table-cell>
          <table:table-cell table:number-columns-repeated="3"/>
          <table:table-cell table:formula="of:=([.F64]-[.$S$2])/131" office:value-type="float" office:value="-0.0809160305343511">
            <text:p>-0.08</text:p>
          </table:table-cell>
          <table:table-cell/>
          <table:table-cell table:formula="of:=[.T64]*0.1+[.V63]" office:value-type="float" office:value="6.02">
            <text:p>6.02</text:p>
          </table:table-cell>
          <table:table-cell table:formula="of:=[.V64]*2*3.141592/360" office:value-type="float" office:value="0.105068799111111">
            <text:p>0.11</text:p>
          </table:table-cell>
          <table:table-cell/>
          <table:table-cell table:formula="of:=COS([.W63])" office:value-type="float" office:value="0.994470528773595">
            <text:p>0.99</text:p>
          </table:table-cell>
          <table:table-cell table:formula="of:=SIN([.W63])" office:value-type="float" office:value="0.105016034017508">
            <text:p>0.11</text:p>
          </table:table-cell>
        </table:table-row>
        <table:table-row table:style-name="ro1">
          <table:table-cell office:value-type="float" office:value="16488">
            <text:p>16488</text:p>
          </table:table-cell>
          <table:table-cell office:value-type="float" office:value="-1492">
            <text:p>-1492</text:p>
          </table:table-cell>
          <table:table-cell office:value-type="float" office:value="-2516">
            <text:p>-2516</text:p>
          </table:table-cell>
          <table:table-cell office:value-type="float" office:value="26.74">
            <text:p>26.74</text:p>
          </table:table-cell>
          <table:table-cell office:value-type="float" office:value="468">
            <text:p>468</text:p>
          </table:table-cell>
          <table:table-cell office:value-type="float" office:value="-177">
            <text:p>-177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([.E65]-[.$I$2])/131" office:value-type="float" office:value="2.2470737913486">
            <text:p>2.25</text:p>
          </table:table-cell>
          <table:table-cell/>
          <table:table-cell table:formula="of:=[.L64]+[.J65]*0.1" office:value-type="float" office:value="1.23241730279898">
            <text:p>1.23</text:p>
          </table:table-cell>
          <table:table-cell table:formula="of:=[.L65]*2*3.141592/360" office:value-type="float" office:value="0.0215097352174159">
            <text:p>0.02</text:p>
          </table:table-cell>
          <table:table-cell/>
          <table:table-cell table:formula="of:=COS([.M64])" office:value-type="float" office:value="0.999845337710635">
            <text:p>1.00</text:p>
          </table:table-cell>
          <table:table-cell table:formula="of:=SIN([.M64])" office:value-type="float" office:value="0.0175869456787209">
            <text:p>0.02</text:p>
          </table:table-cell>
          <table:table-cell table:number-columns-repeated="3"/>
          <table:table-cell table:formula="of:=([.F65]-[.$S$2])/131" office:value-type="float" office:value="-0.0503816793893129">
            <text:p>-0.05</text:p>
          </table:table-cell>
          <table:table-cell/>
          <table:table-cell table:formula="of:=[.T65]*0.1+[.V64]" office:value-type="float" office:value="6.01496183206107">
            <text:p>6.01</text:p>
          </table:table-cell>
          <table:table-cell table:formula="of:=[.V65]*2*3.141592/360" office:value-type="float" office:value="0.104980866510602">
            <text:p>0.10</text:p>
          </table:table-cell>
          <table:table-cell/>
          <table:table-cell table:formula="of:=COS([.W64])" office:value-type="float" office:value="0.994485349754825">
            <text:p>0.99</text:p>
          </table:table-cell>
          <table:table-cell table:formula="of:=SIN([.W64])" office:value-type="float" office:value="0.104875588785109">
            <text:p>0.10</text:p>
          </table:table-cell>
        </table:table-row>
        <table:table-row table:style-name="ro1">
          <table:table-cell office:value-type="float" office:value="16484">
            <text:p>16484</text:p>
          </table:table-cell>
          <table:table-cell office:value-type="float" office:value="-1560">
            <text:p>-1560</text:p>
          </table:table-cell>
          <table:table-cell office:value-type="float" office:value="-2596">
            <text:p>-2596</text:p>
          </table:table-cell>
          <table:table-cell office:value-type="float" office:value="26.69">
            <text:p>26.69</text:p>
          </table:table-cell>
          <table:table-cell office:value-type="float" office:value="305">
            <text:p>305</text:p>
          </table:table-cell>
          <table:table-cell office:value-type="float" office:value="-189">
            <text:p>-189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([.E66]-[.$I$2])/131" office:value-type="float" office:value="1.0027989821883">
            <text:p>1.00</text:p>
          </table:table-cell>
          <table:table-cell/>
          <table:table-cell table:formula="of:=[.L65]+[.J66]*0.1" office:value-type="float" office:value="1.33269720101781">
            <text:p>1.33</text:p>
          </table:table-cell>
          <table:table-cell table:formula="of:=[.L66]*2*3.141592/360" office:value-type="float" office:value="0.0232599492507775">
            <text:p>0.02</text:p>
          </table:table-cell>
          <table:table-cell/>
          <table:table-cell table:formula="of:=COS([.M65])" office:value-type="float" office:value="0.999768674564565">
            <text:p>1.00</text:p>
          </table:table-cell>
          <table:table-cell table:formula="of:=SIN([.M65])" office:value-type="float" office:value="0.0215080766088813">
            <text:p>0.02</text:p>
          </table:table-cell>
          <table:table-cell table:number-columns-repeated="3"/>
          <table:table-cell table:formula="of:=([.F66]-[.$S$2])/131" office:value-type="float" office:value="-0.141984732824427">
            <text:p>-0.14</text:p>
          </table:table-cell>
          <table:table-cell/>
          <table:table-cell table:formula="of:=[.T66]*0.1+[.V65]" office:value-type="float" office:value="6.00076335877863">
            <text:p>6.00</text:p>
          </table:table-cell>
          <table:table-cell table:formula="of:=[.V66]*2*3.141592/360" office:value-type="float" office:value="0.104733056454623">
            <text:p>0.10</text:p>
          </table:table-cell>
          <table:table-cell/>
          <table:table-cell table:formula="of:=COS([.W65])" office:value-type="float" office:value="0.994494567893314">
            <text:p>0.99</text:p>
          </table:table-cell>
          <table:table-cell table:formula="of:=SIN([.W65])" office:value-type="float" office:value="0.104788140696794">
            <text:p>0.10</text:p>
          </table:table-cell>
        </table:table-row>
        <table:table-row table:style-name="ro1">
          <table:table-cell office:value-type="float" office:value="16340">
            <text:p>16340</text:p>
          </table:table-cell>
          <table:table-cell office:value-type="float" office:value="-1668">
            <text:p>-1668</text:p>
          </table:table-cell>
          <table:table-cell office:value-type="float" office:value="-2596">
            <text:p>-2596</text:p>
          </table:table-cell>
          <table:table-cell office:value-type="float" office:value="26.74">
            <text:p>26.74</text:p>
          </table:table-cell>
          <table:table-cell office:value-type="float" office:value="328">
            <text:p>328</text:p>
          </table:table-cell>
          <table:table-cell office:value-type="float" office:value="-160">
            <text:p>-160</text:p>
          </table:table-cell>
          <table:table-cell office:value-type="string">
            <text:p>146<text:tab/><text:tab/><text:tab/><text:tab/></text:p>
          </table:table-cell>
          <table:table-cell table:number-columns-repeated="2"/>
          <table:table-cell table:formula="of:=([.E67]-[.$I$2])/131" office:value-type="float" office:value="1.17837150127226">
            <text:p>1.18</text:p>
          </table:table-cell>
          <table:table-cell/>
          <table:table-cell table:formula="of:=[.L66]+[.J67]*0.1" office:value-type="float" office:value="1.45053435114504">
            <text:p>1.45</text:p>
          </table:table-cell>
          <table:table-cell table:formula="of:=[.L67]*2*3.141592/360" office:value-type="float" office:value="0.0253165950737914">
            <text:p>0.03</text:p>
          </table:table-cell>
          <table:table-cell/>
          <table:table-cell table:formula="of:=COS([.M66])" office:value-type="float" office:value="0.999729499576385">
            <text:p>1.00</text:p>
          </table:table-cell>
          <table:table-cell table:formula="of:=SIN([.M66])" office:value-type="float" office:value="0.023257851937579">
            <text:p>0.02</text:p>
          </table:table-cell>
          <table:table-cell table:number-columns-repeated="3"/>
          <table:table-cell table:formula="of:=([.F67]-[.$S$2])/131" office:value-type="float" office:value="0.0793893129770993">
            <text:p>0.08</text:p>
          </table:table-cell>
          <table:table-cell/>
          <table:table-cell table:formula="of:=[.T67]*0.1+[.V66]" office:value-type="float" office:value="6.00870229007634">
            <text:p>6.01</text:p>
          </table:table-cell>
          <table:table-cell table:formula="of:=[.V67]*2*3.141592/360" office:value-type="float" office:value="0.104871616916031">
            <text:p>0.10</text:p>
          </table:table-cell>
          <table:table-cell/>
          <table:table-cell table:formula="of:=COS([.W66])" office:value-type="float" office:value="0.994520504912192">
            <text:p>0.99</text:p>
          </table:table-cell>
          <table:table-cell table:formula="of:=SIN([.W66])" office:value-type="float" office:value="0.104541691727264">
            <text:p>0.10</text:p>
          </table:table-cell>
        </table:table-row>
        <table:table-row table:style-name="ro1">
          <table:table-cell office:value-type="float" office:value="16372">
            <text:p>16372</text:p>
          </table:table-cell>
          <table:table-cell office:value-type="float" office:value="-1444">
            <text:p>-1444</text:p>
          </table:table-cell>
          <table:table-cell office:value-type="float" office:value="-2740">
            <text:p>-2740</text:p>
          </table:table-cell>
          <table:table-cell office:value-type="float" office:value="26.69">
            <text:p>26.69</text:p>
          </table:table-cell>
          <table:table-cell office:value-type="float" office:value="200">
            <text:p>200</text:p>
          </table:table-cell>
          <table:table-cell office:value-type="float" office:value="-201">
            <text:p>-201</text:p>
          </table:table-cell>
          <table:table-cell office:value-type="string">
            <text:p>122<text:tab/><text:tab/><text:tab/><text:tab/></text:p>
          </table:table-cell>
          <table:table-cell table:number-columns-repeated="2"/>
          <table:table-cell table:formula="of:=([.E68]-[.$I$2])/131" office:value-type="float" office:value="0.201272264631043">
            <text:p>0.20</text:p>
          </table:table-cell>
          <table:table-cell/>
          <table:table-cell table:formula="of:=[.L67]+[.J68]*0.1" office:value-type="float" office:value="1.47066157760814">
            <text:p>1.47</text:p>
          </table:table-cell>
          <table:table-cell table:formula="of:=[.L68]*2*3.141592/360" office:value-type="float" office:value="0.025667881371784">
            <text:p>0.03</text:p>
          </table:table-cell>
          <table:table-cell/>
          <table:table-cell table:formula="of:=COS([.M67])" office:value-type="float" office:value="0.999679552122871">
            <text:p>1.00</text:p>
          </table:table-cell>
          <table:table-cell table:formula="of:=SIN([.M67])" office:value-type="float" office:value="0.0253138907996338">
            <text:p>0.03</text:p>
          </table:table-cell>
          <table:table-cell table:number-columns-repeated="3"/>
          <table:table-cell table:formula="of:=([.F68]-[.$S$2])/131" office:value-type="float" office:value="-0.233587786259542">
            <text:p>-0.23</text:p>
          </table:table-cell>
          <table:table-cell/>
          <table:table-cell table:formula="of:=[.T68]*0.1+[.V67]" office:value-type="float" office:value="5.98534351145038">
            <text:p>5.99</text:p>
          </table:table-cell>
          <table:table-cell table:formula="of:=[.V68]*2*3.141592/360" office:value-type="float" office:value="0.10446392940458">
            <text:p>0.10</text:p>
          </table:table-cell>
          <table:table-cell/>
          <table:table-cell table:formula="of:=COS([.W67])" office:value-type="float" office:value="0.994506010020296">
            <text:p>0.99</text:p>
          </table:table-cell>
          <table:table-cell table:formula="of:=SIN([.W67])" office:value-type="float" office:value="0.104679491943316">
            <text:p>0.10</text:p>
          </table:table-cell>
        </table:table-row>
        <table:table-row table:style-name="ro1">
          <table:table-cell office:value-type="float" office:value="16404">
            <text:p>16404</text:p>
          </table:table-cell>
          <table:table-cell office:value-type="float" office:value="-1508">
            <text:p>-1508</text:p>
          </table:table-cell>
          <table:table-cell office:value-type="float" office:value="-2908">
            <text:p>-2908</text:p>
          </table:table-cell>
          <table:table-cell office:value-type="float" office:value="26.69">
            <text:p>26.69</text:p>
          </table:table-cell>
          <table:table-cell office:value-type="float" office:value="138">
            <text:p>138</text:p>
          </table:table-cell>
          <table:table-cell office:value-type="float" office:value="-356">
            <text:p>-356</text:p>
          </table:table-cell>
          <table:table-cell office:value-type="string">
            <text:p>178<text:tab/><text:tab/><text:tab/><text:tab/></text:p>
          </table:table-cell>
          <table:table-cell table:number-columns-repeated="2"/>
          <table:table-cell table:formula="of:=([.E69]-[.$I$2])/131" office:value-type="float" office:value="-0.272010178117048">
            <text:p>-0.27</text:p>
          </table:table-cell>
          <table:table-cell/>
          <table:table-cell table:formula="of:=[.L68]+[.J69]*0.1" office:value-type="float" office:value="1.44346055979644">
            <text:p>1.44</text:p>
          </table:table-cell>
          <table:table-cell table:formula="of:=[.L69]*2*3.141592/360" office:value-type="float" office:value="0.0251931341498445">
            <text:p>0.03</text:p>
          </table:table-cell>
          <table:table-cell/>
          <table:table-cell table:formula="of:=COS([.M68])" office:value-type="float" office:value="0.999670598018808">
            <text:p>1.00</text:p>
          </table:table-cell>
          <table:table-cell table:formula="of:=SIN([.M68])" office:value-type="float" office:value="0.0256650629595622">
            <text:p>0.03</text:p>
          </table:table-cell>
          <table:table-cell table:number-columns-repeated="3"/>
          <table:table-cell table:formula="of:=([.F69]-[.$S$2])/131" office:value-type="float" office:value="-1.41679389312977">
            <text:p>-1.42</text:p>
          </table:table-cell>
          <table:table-cell/>
          <table:table-cell table:formula="of:=[.T69]*0.1+[.V68]" office:value-type="float" office:value="5.84366412213741">
            <text:p>5.84</text:p>
          </table:table-cell>
          <table:table-cell table:formula="of:=[.V69]*2*3.141592/360" office:value-type="float" office:value="0.101991158093299">
            <text:p>0.10</text:p>
          </table:table-cell>
          <table:table-cell/>
          <table:table-cell table:formula="of:=COS([.W68])" office:value-type="float" office:value="0.994548603892707">
            <text:p>0.99</text:p>
          </table:table-cell>
          <table:table-cell table:formula="of:=SIN([.W68])" office:value-type="float" office:value="0.104274035574857">
            <text:p>0.10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632">
            <text:p>-1632</text:p>
          </table:table-cell>
          <table:table-cell office:value-type="float" office:value="-2772">
            <text:p>-2772</text:p>
          </table:table-cell>
          <table:table-cell office:value-type="float" office:value="26.74">
            <text:p>26.74</text:p>
          </table:table-cell>
          <table:table-cell office:value-type="float" office:value="282">
            <text:p>282</text:p>
          </table:table-cell>
          <table:table-cell office:value-type="float" office:value="-488">
            <text:p>-488</text:p>
          </table:table-cell>
          <table:table-cell office:value-type="string">
            <text:p>109<text:tab/><text:tab/><text:tab/><text:tab/></text:p>
          </table:table-cell>
          <table:table-cell table:number-columns-repeated="2"/>
          <table:table-cell table:formula="of:=([.E70]-[.$I$2])/131" office:value-type="float" office:value="0.827226463104326">
            <text:p>0.83</text:p>
          </table:table-cell>
          <table:table-cell/>
          <table:table-cell table:formula="of:=[.L69]+[.J70]*0.1" office:value-type="float" office:value="1.52618320610687">
            <text:p>1.53</text:p>
          </table:table-cell>
          <table:table-cell table:formula="of:=[.L70]*2*3.141592/360" office:value-type="float" office:value="0.0266369163935539">
            <text:p>0.03</text:p>
          </table:table-cell>
          <table:table-cell/>
          <table:table-cell table:formula="of:=COS([.M69])" office:value-type="float" office:value="0.999682669780352">
            <text:p>1.00</text:p>
          </table:table-cell>
          <table:table-cell table:formula="of:=SIN([.M69])" office:value-type="float" office:value="0.0251904692458667">
            <text:p>0.03</text:p>
          </table:table-cell>
          <table:table-cell table:number-columns-repeated="3"/>
          <table:table-cell table:formula="of:=([.F70]-[.$S$2])/131" office:value-type="float" office:value="-2.42442748091603">
            <text:p>-2.42</text:p>
          </table:table-cell>
          <table:table-cell/>
          <table:table-cell table:formula="of:=[.T70]*0.1+[.V69]" office:value-type="float" office:value="5.6012213740458">
            <text:p>5.60</text:p>
          </table:table-cell>
          <table:table-cell table:formula="of:=[.V70]*2*3.141592/360" office:value-type="float" office:value="0.0977597347718405">
            <text:p>0.10</text:p>
          </table:table-cell>
          <table:table-cell/>
          <table:table-cell table:formula="of:=COS([.W69])" office:value-type="float" office:value="0.994803408842736">
            <text:p>0.99</text:p>
          </table:table-cell>
          <table:table-cell table:formula="of:=SIN([.W69])" office:value-type="float" office:value="0.101814428028999">
            <text:p>0.10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532">
            <text:p>-1532</text:p>
          </table:table-cell>
          <table:table-cell office:value-type="float" office:value="-2920">
            <text:p>-2920</text:p>
          </table:table-cell>
          <table:table-cell office:value-type="float" office:value="26.69">
            <text:p>26.69</text:p>
          </table:table-cell>
          <table:table-cell office:value-type="float" office:value="112">
            <text:p>112</text:p>
          </table:table-cell>
          <table:table-cell office:value-type="float" office:value="-137">
            <text:p>-137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([.E71]-[.$I$2])/131" office:value-type="float" office:value="-0.470483460559796">
            <text:p>-0.47</text:p>
          </table:table-cell>
          <table:table-cell/>
          <table:table-cell table:formula="of:=[.L70]+[.J71]*0.1" office:value-type="float" office:value="1.47913486005089">
            <text:p>1.48</text:p>
          </table:table-cell>
          <table:table-cell table:formula="of:=[.L71]*2*3.141592/360" office:value-type="float" office:value="0.0258157680180945">
            <text:p>0.03</text:p>
          </table:table-cell>
          <table:table-cell/>
          <table:table-cell table:formula="of:=COS([.M70])" office:value-type="float" office:value="0.999645258318116">
            <text:p>1.00</text:p>
          </table:table-cell>
          <table:table-cell table:formula="of:=SIN([.M70])" office:value-type="float" office:value="0.0266337665775507">
            <text:p>0.03</text:p>
          </table:table-cell>
          <table:table-cell table:number-columns-repeated="3"/>
          <table:table-cell table:formula="of:=([.F71]-[.$S$2])/131" office:value-type="float" office:value="0.254961832061069">
            <text:p>0.25</text:p>
          </table:table-cell>
          <table:table-cell/>
          <table:table-cell table:formula="of:=[.T71]*0.1+[.V70]" office:value-type="float" office:value="5.62671755725191">
            <text:p>5.63</text:p>
          </table:table-cell>
          <table:table-cell table:formula="of:=[.V71]*2*3.141592/360" office:value-type="float" office:value="0.0982047270229008">
            <text:p>0.10</text:p>
          </table:table-cell>
          <table:table-cell/>
          <table:table-cell table:formula="of:=COS([.W70])" office:value-type="float" office:value="0.995225321566286">
            <text:p>1.00</text:p>
          </table:table-cell>
          <table:table-cell table:formula="of:=SIN([.W70])" office:value-type="float" office:value="0.097604094756736">
            <text:p>0.10</text:p>
          </table:table-cell>
        </table:table-row>
        <table:table-row table:style-name="ro1">
          <table:table-cell office:value-type="float" office:value="16504">
            <text:p>16504</text:p>
          </table:table-cell>
          <table:table-cell office:value-type="float" office:value="-1428">
            <text:p>-1428</text:p>
          </table:table-cell>
          <table:table-cell office:value-type="float" office:value="-3044">
            <text:p>-3044</text:p>
          </table:table-cell>
          <table:table-cell office:value-type="float" office:value="26.69">
            <text:p>26.69</text:p>
          </table:table-cell>
          <table:table-cell office:value-type="float" office:value="-17">
            <text:p>-17</text:p>
          </table:table-cell>
          <table:table-cell office:value-type="float" office:value="-200">
            <text:p>-200</text:p>
          </table:table-cell>
          <table:table-cell office:value-type="string">
            <text:p>167<text:tab/><text:tab/><text:tab/><text:tab/></text:p>
          </table:table-cell>
          <table:table-cell table:number-columns-repeated="2"/>
          <table:table-cell table:formula="of:=([.E72]-[.$I$2])/131" office:value-type="float" office:value="-1.45521628498728">
            <text:p>-1.46</text:p>
          </table:table-cell>
          <table:table-cell/>
          <table:table-cell table:formula="of:=[.L71]+[.J72]*0.1" office:value-type="float" office:value="1.33361323155216">
            <text:p>1.33</text:p>
          </table:table-cell>
          <table:table-cell table:formula="of:=[.L72]*2*3.141592/360" office:value-type="float" office:value="0.0232759369963246">
            <text:p>0.02</text:p>
          </table:table-cell>
          <table:table-cell/>
          <table:table-cell table:formula="of:=COS([.M71])" office:value-type="float" office:value="0.999666791567106">
            <text:p>1.00</text:p>
          </table:table-cell>
          <table:table-cell table:formula="of:=SIN([.M71])" office:value-type="float" office:value="0.0258129006105261">
            <text:p>0.03</text:p>
          </table:table-cell>
          <table:table-cell table:number-columns-repeated="3"/>
          <table:table-cell table:formula="of:=([.F72]-[.$S$2])/131" office:value-type="float" office:value="-0.225954198473282">
            <text:p>-0.23</text:p>
          </table:table-cell>
          <table:table-cell/>
          <table:table-cell table:formula="of:=[.T72]*0.1+[.V71]" office:value-type="float" office:value="5.60412213740458">
            <text:p>5.60</text:p>
          </table:table-cell>
          <table:table-cell table:formula="of:=[.V72]*2*3.141592/360" office:value-type="float" office:value="0.0978103626327396">
            <text:p>0.10</text:p>
          </table:table-cell>
          <table:table-cell/>
          <table:table-cell table:formula="of:=COS([.W71])" office:value-type="float" office:value="0.995181789965567">
            <text:p>1.00</text:p>
          </table:table-cell>
          <table:table-cell table:formula="of:=SIN([.W71])" office:value-type="float" office:value="0.0980469526345873">
            <text:p>0.10</text:p>
          </table:table-cell>
        </table:table-row>
        <table:table-row table:style-name="ro1">
          <table:table-cell office:value-type="float" office:value="16420">
            <text:p>16420</text:p>
          </table:table-cell>
          <table:table-cell office:value-type="float" office:value="-1488">
            <text:p>-1488</text:p>
          </table:table-cell>
          <table:table-cell office:value-type="float" office:value="-3008">
            <text:p>-3008</text:p>
          </table:table-cell>
          <table:table-cell office:value-type="float" office:value="26.79">
            <text:p>26.79</text:p>
          </table:table-cell>
          <table:table-cell office:value-type="float" office:value="-14">
            <text:p>-14</text:p>
          </table:table-cell>
          <table:table-cell office:value-type="float" office:value="-92">
            <text:p>-92</text:p>
          </table:table-cell>
          <table:table-cell office:value-type="string">
            <text:p>177<text:tab/><text:tab/><text:tab/><text:tab/></text:p>
          </table:table-cell>
          <table:table-cell table:number-columns-repeated="2"/>
          <table:table-cell table:formula="of:=([.E73]-[.$I$2])/131" office:value-type="float" office:value="-1.4323155216285">
            <text:p>-1.43</text:p>
          </table:table-cell>
          <table:table-cell/>
          <table:table-cell table:formula="of:=[.L72]+[.J73]*0.1" office:value-type="float" office:value="1.19038167938931">
            <text:p>1.19</text:p>
          </table:table-cell>
          <table:table-cell table:formula="of:=[.L73]*2*3.141592/360" office:value-type="float" office:value="0.0207760753384224">
            <text:p>0.02</text:p>
          </table:table-cell>
          <table:table-cell/>
          <table:table-cell table:formula="of:=COS([.M72])" office:value-type="float" office:value="0.999729127607997">
            <text:p>1.00</text:p>
          </table:table-cell>
          <table:table-cell table:formula="of:=SIN([.M72])" office:value-type="float" office:value="0.023273835355461">
            <text:p>0.02</text:p>
          </table:table-cell>
          <table:table-cell table:number-columns-repeated="3"/>
          <table:table-cell table:formula="of:=([.F73]-[.$S$2])/131" office:value-type="float" office:value="0.598473282442748">
            <text:p>0.60</text:p>
          </table:table-cell>
          <table:table-cell/>
          <table:table-cell table:formula="of:=[.T73]*0.1+[.V72]" office:value-type="float" office:value="5.66396946564886">
            <text:p>5.66</text:p>
          </table:table-cell>
          <table:table-cell table:formula="of:=[.V73]*2*3.141592/360" office:value-type="float" office:value="0.0988548953418151">
            <text:p>0.10</text:p>
          </table:table-cell>
          <table:table-cell/>
          <table:table-cell table:formula="of:=COS([.W72])" office:value-type="float" office:value="0.995220378804285">
            <text:p>1.00</text:p>
          </table:table-cell>
          <table:table-cell table:formula="of:=SIN([.W72])" office:value-type="float" office:value="0.0976544807607696">
            <text:p>0.10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592">
            <text:p>-1592</text:p>
          </table:table-cell>
          <table:table-cell office:value-type="float" office:value="-3124">
            <text:p>-3124</text:p>
          </table:table-cell>
          <table:table-cell office:value-type="float" office:value="26.69">
            <text:p>26.69</text:p>
          </table:table-cell>
          <table:table-cell office:value-type="float" office:value="-31">
            <text:p>-31</text:p>
          </table:table-cell>
          <table:table-cell office:value-type="float" office:value="-53">
            <text:p>-53</text:p>
          </table:table-cell>
          <table:table-cell office:value-type="string">
            <text:p>204<text:tab/><text:tab/><text:tab/><text:tab/></text:p>
          </table:table-cell>
          <table:table-cell table:number-columns-repeated="2"/>
          <table:table-cell table:formula="of:=([.E74]-[.$I$2])/131" office:value-type="float" office:value="-1.56208651399491">
            <text:p>-1.56</text:p>
          </table:table-cell>
          <table:table-cell/>
          <table:table-cell table:formula="of:=[.L73]+[.J74]*0.1" office:value-type="float" office:value="1.03417302798982">
            <text:p>1.03</text:p>
          </table:table-cell>
          <table:table-cell table:formula="of:=[.L74]*2*3.141592/360" office:value-type="float" office:value="0.0180497206186034">
            <text:p>0.02</text:p>
          </table:table-cell>
          <table:table-cell/>
          <table:table-cell table:formula="of:=COS([.M73])" office:value-type="float" office:value="0.999784185109891">
            <text:p>1.00</text:p>
          </table:table-cell>
          <table:table-cell table:formula="of:=SIN([.M73])" office:value-type="float" office:value="0.0207745807214456">
            <text:p>0.02</text:p>
          </table:table-cell>
          <table:table-cell table:number-columns-repeated="3"/>
          <table:table-cell table:formula="of:=([.F74]-[.$S$2])/131" office:value-type="float" office:value="0.89618320610687">
            <text:p>0.90</text:p>
          </table:table-cell>
          <table:table-cell/>
          <table:table-cell table:formula="of:=[.T74]*0.1+[.V73]" office:value-type="float" office:value="5.75358778625954">
            <text:p>5.75</text:p>
          </table:table-cell>
          <table:table-cell table:formula="of:=[.V74]*2*3.141592/360" office:value-type="float" office:value="0.100419029781171">
            <text:p>0.10</text:p>
          </table:table-cell>
          <table:table-cell/>
          <table:table-cell table:formula="of:=COS([.W73])" office:value-type="float" office:value="0.99511783260665">
            <text:p>1.00</text:p>
          </table:table-cell>
          <table:table-cell table:formula="of:=SIN([.W73])" office:value-type="float" office:value="0.0986939675372512">
            <text:p>0.10</text:p>
          </table:table-cell>
        </table:table-row>
        <table:table-row table:style-name="ro1">
          <table:table-cell office:value-type="float" office:value="16412">
            <text:p>16412</text:p>
          </table:table-cell>
          <table:table-cell office:value-type="float" office:value="-1420">
            <text:p>-1420</text:p>
          </table:table-cell>
          <table:table-cell office:value-type="float" office:value="-2916">
            <text:p>-2916</text:p>
          </table:table-cell>
          <table:table-cell office:value-type="float" office:value="26.74">
            <text:p>26.74</text:p>
          </table:table-cell>
          <table:table-cell office:value-type="float" office:value="52">
            <text:p>52</text:p>
          </table:table-cell>
          <table:table-cell office:value-type="float" office:value="-293">
            <text:p>-293</text:p>
          </table:table-cell>
          <table:table-cell office:value-type="string">
            <text:p>174<text:tab/><text:tab/><text:tab/><text:tab/></text:p>
          </table:table-cell>
          <table:table-cell table:number-columns-repeated="2"/>
          <table:table-cell table:formula="of:=([.E75]-[.$I$2])/131" office:value-type="float" office:value="-0.928498727735369">
            <text:p>-0.93</text:p>
          </table:table-cell>
          <table:table-cell/>
          <table:table-cell table:formula="of:=[.L74]+[.J75]*0.1" office:value-type="float" office:value="0.941323155216286">
            <text:p>0.94</text:p>
          </table:table-cell>
          <table:table-cell table:formula="of:=[.L75]*2*3.141592/360" office:value-type="float" office:value="0.0164291849657902">
            <text:p>0.02</text:p>
          </table:table-cell>
          <table:table-cell/>
          <table:table-cell table:formula="of:=COS([.M74])" office:value-type="float" office:value="0.999837108215276">
            <text:p>1.00</text:p>
          </table:table-cell>
          <table:table-cell table:formula="of:=SIN([.M74])" office:value-type="float" office:value="0.0180487405575584">
            <text:p>0.02</text:p>
          </table:table-cell>
          <table:table-cell table:number-columns-repeated="3"/>
          <table:table-cell table:formula="of:=([.F75]-[.$S$2])/131" office:value-type="float" office:value="-0.93587786259542">
            <text:p>-0.94</text:p>
          </table:table-cell>
          <table:table-cell/>
          <table:table-cell table:formula="of:=[.T75]*0.1+[.V74]" office:value-type="float" office:value="5.66">
            <text:p>5.66</text:p>
          </table:table-cell>
          <table:table-cell table:formula="of:=[.V75]*2*3.141592/360" office:value-type="float" office:value="0.0987856151111111">
            <text:p>0.10</text:p>
          </table:table-cell>
          <table:table-cell/>
          <table:table-cell table:formula="of:=COS([.W74])" office:value-type="float" office:value="0.994962244750141">
            <text:p>0.99</text:p>
          </table:table-cell>
          <table:table-cell table:formula="of:=SIN([.W74])" office:value-type="float" office:value="0.100250344247594">
            <text:p>0.10</text:p>
          </table:table-cell>
        </table:table-row>
        <table:table-row table:style-name="ro1">
          <table:table-cell office:value-type="float" office:value="16492">
            <text:p>16492</text:p>
          </table:table-cell>
          <table:table-cell office:value-type="float" office:value="-1364">
            <text:p>-1364</text:p>
          </table:table-cell>
          <table:table-cell office:value-type="float" office:value="-3048">
            <text:p>-3048</text:p>
          </table:table-cell>
          <table:table-cell office:value-type="float" office:value="26.69">
            <text:p>26.69</text:p>
          </table:table-cell>
          <table:table-cell office:value-type="float" office:value="187">
            <text:p>187</text:p>
          </table:table-cell>
          <table:table-cell office:value-type="float" office:value="-154">
            <text:p>-154</text:p>
          </table:table-cell>
          <table:table-cell office:value-type="string">
            <text:p>129<text:tab/><text:tab/><text:tab/><text:tab/></text:p>
          </table:table-cell>
          <table:table-cell table:number-columns-repeated="2"/>
          <table:table-cell table:formula="of:=([.E76]-[.$I$2])/131" office:value-type="float" office:value="0.102035623409669">
            <text:p>0.10</text:p>
          </table:table-cell>
          <table:table-cell/>
          <table:table-cell table:formula="of:=[.L75]+[.J76]*0.1" office:value-type="float" office:value="0.951526717557253">
            <text:p>0.95</text:p>
          </table:table-cell>
          <table:table-cell table:formula="of:=[.L76]*2*3.141592/360" office:value-type="float" office:value="0.0166072706870229">
            <text:p>0.02</text:p>
          </table:table-cell>
          <table:table-cell/>
          <table:table-cell table:formula="of:=COS([.M75])" office:value-type="float" office:value="0.999865043976311">
            <text:p>1.00</text:p>
          </table:table-cell>
          <table:table-cell table:formula="of:=SIN([.M75])" office:value-type="float" office:value="0.0164284458866487">
            <text:p>0.02</text:p>
          </table:table-cell>
          <table:table-cell table:number-columns-repeated="3"/>
          <table:table-cell table:formula="of:=([.F76]-[.$S$2])/131" office:value-type="float" office:value="0.125190839694657">
            <text:p>0.13</text:p>
          </table:table-cell>
          <table:table-cell/>
          <table:table-cell table:formula="of:=[.T76]*0.1+[.V75]" office:value-type="float" office:value="5.67251908396947">
            <text:p>5.67</text:p>
          </table:table-cell>
          <table:table-cell table:formula="of:=[.V76]*2*3.141592/360" office:value-type="float" office:value="0.0990041143002545">
            <text:p>0.10</text:p>
          </table:table-cell>
          <table:table-cell/>
          <table:table-cell table:formula="of:=COS([.W75])" office:value-type="float" office:value="0.995124667759326">
            <text:p>1.00</text:p>
          </table:table-cell>
          <table:table-cell table:formula="of:=SIN([.W75])" office:value-type="float" office:value="0.0986250253074325">
            <text:p>0.10</text:p>
          </table:table-cell>
        </table:table-row>
        <table:table-row table:style-name="ro1">
          <table:table-cell office:value-type="float" office:value="16172">
            <text:p>16172</text:p>
          </table:table-cell>
          <table:table-cell office:value-type="float" office:value="-1468">
            <text:p>-1468</text:p>
          </table:table-cell>
          <table:table-cell office:value-type="float" office:value="-3128">
            <text:p>-3128</text:p>
          </table:table-cell>
          <table:table-cell office:value-type="float" office:value="26.74">
            <text:p>26.74</text:p>
          </table:table-cell>
          <table:table-cell office:value-type="float" office:value="92">
            <text:p>92</text:p>
          </table:table-cell>
          <table:table-cell office:value-type="float" office:value="-93">
            <text:p>-93</text:p>
          </table:table-cell>
          <table:table-cell office:value-type="string">
            <text:p>308<text:tab/><text:tab/><text:tab/><text:tab/></text:p>
          </table:table-cell>
          <table:table-cell table:number-columns-repeated="2"/>
          <table:table-cell table:formula="of:=([.E77]-[.$I$2])/131" office:value-type="float" office:value="-0.623155216284987">
            <text:p>-0.62</text:p>
          </table:table-cell>
          <table:table-cell/>
          <table:table-cell table:formula="of:=[.L76]+[.J77]*0.1" office:value-type="float" office:value="0.889211195928755">
            <text:p>0.89</text:p>
          </table:table-cell>
          <table:table-cell table:formula="of:=[.L77]*2*3.141592/360" office:value-type="float" office:value="0.0155196598857789">
            <text:p>0.02</text:p>
          </table:table-cell>
          <table:table-cell/>
          <table:table-cell table:formula="of:=COS([.M76])" office:value-type="float" office:value="0.99986210244957">
            <text:p>1.00</text:p>
          </table:table-cell>
          <table:table-cell table:formula="of:=SIN([.M76])" office:value-type="float" office:value="0.0166065073126892">
            <text:p>0.02</text:p>
          </table:table-cell>
          <table:table-cell table:number-columns-repeated="3"/>
          <table:table-cell table:formula="of:=([.F77]-[.$S$2])/131" office:value-type="float" office:value="0.590839694656489">
            <text:p>0.59</text:p>
          </table:table-cell>
          <table:table-cell/>
          <table:table-cell table:formula="of:=[.T77]*0.1+[.V76]" office:value-type="float" office:value="5.73160305343511">
            <text:p>5.73</text:p>
          </table:table-cell>
          <table:table-cell table:formula="of:=[.V77]*2*3.141592/360" office:value-type="float" office:value="0.100035323888041">
            <text:p>0.10</text:p>
          </table:table-cell>
          <table:table-cell/>
          <table:table-cell table:formula="of:=COS([.W76])" office:value-type="float" office:value="0.995103094516869">
            <text:p>1.00</text:p>
          </table:table-cell>
          <table:table-cell table:formula="of:=SIN([.W76])" office:value-type="float" office:value="0.0988424568844315">
            <text:p>0.10</text:p>
          </table:table-cell>
        </table:table-row>
        <table:table-row table:style-name="ro1">
          <table:table-cell office:value-type="float" office:value="16440">
            <text:p>16440</text:p>
          </table:table-cell>
          <table:table-cell office:value-type="float" office:value="-1292">
            <text:p>-1292</text:p>
          </table:table-cell>
          <table:table-cell office:value-type="float" office:value="-2828">
            <text:p>-2828</text:p>
          </table:table-cell>
          <table:table-cell office:value-type="float" office:value="26.79">
            <text:p>26.79</text:p>
          </table:table-cell>
          <table:table-cell office:value-type="float" office:value="431">
            <text:p>431</text:p>
          </table:table-cell>
          <table:table-cell office:value-type="float" office:value="-131">
            <text:p>-131</text:p>
          </table:table-cell>
          <table:table-cell office:value-type="string">
            <text:p>384<text:tab/><text:tab/><text:tab/><text:tab/></text:p>
          </table:table-cell>
          <table:table-cell table:number-columns-repeated="2"/>
          <table:table-cell table:formula="of:=([.E78]-[.$I$2])/131" office:value-type="float" office:value="1.964631043257">
            <text:p>1.96</text:p>
          </table:table-cell>
          <table:table-cell/>
          <table:table-cell table:formula="of:=[.L77]+[.J78]*0.1" office:value-type="float" office:value="1.08567430025445">
            <text:p>1.09</text:p>
          </table:table-cell>
          <table:table-cell table:formula="of:=[.L78]*2*3.141592/360" office:value-type="float" office:value="0.0189485872015833">
            <text:p>0.02</text:p>
          </table:table-cell>
          <table:table-cell/>
          <table:table-cell table:formula="of:=COS([.M77])" office:value-type="float" office:value="0.999879572495723">
            <text:p>1.00</text:p>
          </table:table-cell>
          <table:table-cell table:formula="of:=SIN([.M77])" office:value-type="float" office:value="0.015519036882808">
            <text:p>0.02</text:p>
          </table:table-cell>
          <table:table-cell table:number-columns-repeated="3"/>
          <table:table-cell table:formula="of:=([.F78]-[.$S$2])/131" office:value-type="float" office:value="0.300763358778626">
            <text:p>0.30</text:p>
          </table:table-cell>
          <table:table-cell/>
          <table:table-cell table:formula="of:=[.T78]*0.1+[.V77]" office:value-type="float" office:value="5.76167938931298">
            <text:p>5.76</text:p>
          </table:table-cell>
          <table:table-cell table:formula="of:=[.V78]*2*3.141592/360" office:value-type="float" office:value="0.100560254866836">
            <text:p>0.10</text:p>
          </table:table-cell>
          <table:table-cell/>
          <table:table-cell table:formula="of:=COS([.W77])" office:value-type="float" office:value="0.995000638152822">
            <text:p>1.00</text:p>
          </table:table-cell>
          <table:table-cell table:formula="of:=SIN([.W77])" office:value-type="float" office:value="0.0998685640002702">
            <text:p>0.10</text:p>
          </table:table-cell>
        </table:table-row>
        <table:table-row table:style-name="ro1">
          <table:table-cell office:value-type="float" office:value="16472">
            <text:p>16472</text:p>
          </table:table-cell>
          <table:table-cell office:value-type="float" office:value="-1776">
            <text:p>-1776</text:p>
          </table:table-cell>
          <table:table-cell office:value-type="float" office:value="-2984">
            <text:p>-2984</text:p>
          </table:table-cell>
          <table:table-cell office:value-type="float" office:value="26.74">
            <text:p>26.74</text:p>
          </table:table-cell>
          <table:table-cell office:value-type="float" office:value="-407">
            <text:p>-407</text:p>
          </table:table-cell>
          <table:table-cell office:value-type="float" office:value="375">
            <text:p>375</text:p>
          </table:table-cell>
          <table:table-cell office:value-type="string">
            <text:p>408<text:tab/><text:tab/><text:tab/><text:tab/></text:p>
          </table:table-cell>
          <table:table-cell table:number-columns-repeated="2"/>
          <table:table-cell table:formula="of:=([.E79]-[.$I$2])/131" office:value-type="float" office:value="-4.4323155216285">
            <text:p>-4.43</text:p>
          </table:table-cell>
          <table:table-cell/>
          <table:table-cell table:formula="of:=[.L78]+[.J79]*0.1" office:value-type="float" office:value="0.642442748091605">
            <text:p>0.64</text:p>
          </table:table-cell>
          <table:table-cell table:formula="of:=[.L79]*2*3.141592/360" office:value-type="float" office:value="0.0112127388770144">
            <text:p>0.01</text:p>
          </table:table-cell>
          <table:table-cell/>
          <table:table-cell table:formula="of:=COS([.M78])" office:value-type="float" office:value="0.999820480892974">
            <text:p>1.00</text:p>
          </table:table-cell>
          <table:table-cell table:formula="of:=SIN([.M78])" office:value-type="float" office:value="0.0189474533101946">
            <text:p>0.02</text:p>
          </table:table-cell>
          <table:table-cell table:number-columns-repeated="3"/>
          <table:table-cell table:formula="of:=([.F79]-[.$S$2])/131" office:value-type="float" office:value="4.16335877862595">
            <text:p>4.16</text:p>
          </table:table-cell>
          <table:table-cell/>
          <table:table-cell table:formula="of:=[.T79]*0.1+[.V78]" office:value-type="float" office:value="6.17801526717557">
            <text:p>6.18</text:p>
          </table:table-cell>
          <table:table-cell table:formula="of:=[.V79]*2*3.141592/360" office:value-type="float" office:value="0.107826685217981">
            <text:p>0.11</text:p>
          </table:table-cell>
          <table:table-cell/>
          <table:table-cell table:formula="of:=COS([.W78])" office:value-type="float" office:value="0.994948076964709">
            <text:p>0.99</text:p>
          </table:table-cell>
          <table:table-cell table:formula="of:=SIN([.W78])" office:value-type="float" office:value="0.100390856875653">
            <text:p>0.10</text:p>
          </table:table-cell>
        </table:table-row>
        <table:table-row table:style-name="ro1">
          <table:table-cell office:value-type="float" office:value="16356">
            <text:p>16356</text:p>
          </table:table-cell>
          <table:table-cell office:value-type="float" office:value="-1832">
            <text:p>-1832</text:p>
          </table:table-cell>
          <table:table-cell office:value-type="float" office:value="-3096">
            <text:p>-3096</text:p>
          </table:table-cell>
          <table:table-cell office:value-type="float" office:value="26.79">
            <text:p>26.79</text:p>
          </table:table-cell>
          <table:table-cell office:value-type="float" office:value="-757">
            <text:p>-757</text:p>
          </table:table-cell>
          <table:table-cell office:value-type="float" office:value="-545">
            <text:p>-545</text:p>
          </table:table-cell>
          <table:table-cell office:value-type="string">
            <text:p>289<text:tab/><text:tab/><text:tab/><text:tab/></text:p>
          </table:table-cell>
          <table:table-cell table:number-columns-repeated="2"/>
          <table:table-cell table:formula="of:=([.E80]-[.$I$2])/131" office:value-type="float" office:value="-7.10407124681934">
            <text:p>-7.10</text:p>
          </table:table-cell>
          <table:table-cell/>
          <table:table-cell table:formula="of:=[.L79]+[.J80]*0.1" office:value-type="float" office:value="-0.0679643765903293">
            <text:p>-0.07</text:p>
          </table:table-cell>
          <table:table-cell table:formula="of:=[.L80]*2*3.141592/360" office:value-type="float" office:value="-0.00118620189878425">
            <text:p>0.00</text:p>
          </table:table-cell>
          <table:table-cell/>
          <table:table-cell table:formula="of:=COS([.M79])" office:value-type="float" office:value="0.999937137902056">
            <text:p>1.00</text:p>
          </table:table-cell>
          <table:table-cell table:formula="of:=SIN([.M79])" office:value-type="float" office:value="0.0112125039239333">
            <text:p>0.01</text:p>
          </table:table-cell>
          <table:table-cell table:number-columns-repeated="3"/>
          <table:table-cell table:formula="of:=([.F80]-[.$S$2])/131" office:value-type="float" office:value="-2.85954198473282">
            <text:p>-2.86</text:p>
          </table:table-cell>
          <table:table-cell/>
          <table:table-cell table:formula="of:=[.T80]*0.1+[.V79]" office:value-type="float" office:value="5.89206106870229">
            <text:p>5.89</text:p>
          </table:table-cell>
          <table:table-cell table:formula="of:=[.V80]*2*3.141592/360" office:value-type="float" office:value="0.102835843983036">
            <text:p>0.10</text:p>
          </table:table-cell>
          <table:table-cell/>
          <table:table-cell table:formula="of:=COS([.W79])" office:value-type="float" office:value="0.994192333198761">
            <text:p>0.99</text:p>
          </table:table-cell>
          <table:table-cell table:formula="of:=SIN([.W79])" office:value-type="float" office:value="0.107617863799671">
            <text:p>0.11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office:value-type="float" office:value="-1792">
            <text:p>-1792</text:p>
          </table:table-cell>
          <table:table-cell office:value-type="float" office:value="-3276">
            <text:p>-3276</text:p>
          </table:table-cell>
          <table:table-cell office:value-type="float" office:value="26.74">
            <text:p>26.74</text:p>
          </table:table-cell>
          <table:table-cell office:value-type="float" office:value="-635">
            <text:p>-635</text:p>
          </table:table-cell>
          <table:table-cell office:value-type="float" office:value="-629">
            <text:p>-629</text:p>
          </table:table-cell>
          <table:table-cell office:value-type="string">
            <text:p>225<text:tab/><text:tab/><text:tab/><text:tab/></text:p>
          </table:table-cell>
          <table:table-cell table:number-columns-repeated="2"/>
          <table:table-cell table:formula="of:=([.E81]-[.$I$2])/131" office:value-type="float" office:value="-6.17277353689567">
            <text:p>-6.17</text:p>
          </table:table-cell>
          <table:table-cell/>
          <table:table-cell table:formula="of:=[.L80]+[.J81]*0.1" office:value-type="float" office:value="-0.685241730279897">
            <text:p>-0.69</text:p>
          </table:table-cell>
          <table:table-cell table:formula="of:=[.L81]*2*3.141592/360" office:value-type="float" office:value="-0.0119597218772971">
            <text:p>-0.01</text:p>
          </table:table-cell>
          <table:table-cell/>
          <table:table-cell table:formula="of:=COS([.M80])" office:value-type="float" office:value="0.99999929646261">
            <text:p>1.00</text:p>
          </table:table-cell>
          <table:table-cell table:formula="of:=SIN([.M80])" office:value-type="float" office:value="-0.00118620162060511">
            <text:p>0.00</text:p>
          </table:table-cell>
          <table:table-cell table:number-columns-repeated="3"/>
          <table:table-cell table:formula="of:=([.F81]-[.$S$2])/131" office:value-type="float" office:value="-3.50076335877863">
            <text:p>-3.50</text:p>
          </table:table-cell>
          <table:table-cell/>
          <table:table-cell table:formula="of:=[.T81]*0.1+[.V80]" office:value-type="float" office:value="5.54198473282443">
            <text:p>5.54</text:p>
          </table:table-cell>
          <table:table-cell table:formula="of:=[.V81]*2*3.141592/360" office:value-type="float" office:value="0.0967258605597964">
            <text:p>0.10</text:p>
          </table:table-cell>
          <table:table-cell/>
          <table:table-cell table:formula="of:=COS([.W80])" office:value-type="float" office:value="0.994717052748999">
            <text:p>0.99</text:p>
          </table:table-cell>
          <table:table-cell table:formula="of:=SIN([.W80])" office:value-type="float" office:value="0.102654688009584">
            <text:p>0.10</text:p>
          </table:table-cell>
        </table:table-row>
        <table:table-row table:style-name="ro1">
          <table:table-cell office:value-type="float" office:value="16116">
            <text:p>16116</text:p>
          </table:table-cell>
          <table:table-cell office:value-type="float" office:value="-1944">
            <text:p>-1944</text:p>
          </table:table-cell>
          <table:table-cell office:value-type="float" office:value="-3076">
            <text:p>-3076</text:p>
          </table:table-cell>
          <table:table-cell office:value-type="float" office:value="26.79">
            <text:p>26.79</text:p>
          </table:table-cell>
          <table:table-cell office:value-type="float" office:value="-317">
            <text:p>-317</text:p>
          </table:table-cell>
          <table:table-cell office:value-type="float" office:value="-909">
            <text:p>-909</text:p>
          </table:table-cell>
          <table:table-cell office:value-type="string">
            <text:p>241<text:tab/><text:tab/><text:tab/><text:tab/></text:p>
          </table:table-cell>
          <table:table-cell table:number-columns-repeated="2"/>
          <table:table-cell table:formula="of:=([.E82]-[.$I$2])/131" office:value-type="float" office:value="-3.74529262086514">
            <text:p>-3.75</text:p>
          </table:table-cell>
          <table:table-cell/>
          <table:table-cell table:formula="of:=[.L81]+[.J82]*0.1" office:value-type="float" office:value="-1.05977099236641">
            <text:p>-1.06</text:p>
          </table:table-cell>
          <table:table-cell table:formula="of:=[.L82]*2*3.141592/360" office:value-type="float" office:value="-0.0184964892858354">
            <text:p>-0.02</text:p>
          </table:table-cell>
          <table:table-cell/>
          <table:table-cell table:formula="of:=COS([.M81])" office:value-type="float" office:value="0.999928483378763">
            <text:p>1.00</text:p>
          </table:table-cell>
          <table:table-cell table:formula="of:=SIN([.M81])" office:value-type="float" office:value="-0.0119594367696379">
            <text:p>-0.01</text:p>
          </table:table-cell>
          <table:table-cell table:number-columns-repeated="3"/>
          <table:table-cell table:formula="of:=([.F82]-[.$S$2])/131" office:value-type="float" office:value="-5.6381679389313">
            <text:p>-5.64</text:p>
          </table:table-cell>
          <table:table-cell/>
          <table:table-cell table:formula="of:=[.T82]*0.1+[.V81]" office:value-type="float" office:value="4.9781679389313">
            <text:p>4.98</text:p>
          </table:table-cell>
          <table:table-cell table:formula="of:=[.V82]*2*3.141592/360" office:value-type="float" office:value="0.0868854031755725">
            <text:p>0.09</text:p>
          </table:table-cell>
          <table:table-cell/>
          <table:table-cell table:formula="of:=COS([.W81])" office:value-type="float" office:value="0.995325700008789">
            <text:p>1.00</text:p>
          </table:table-cell>
          <table:table-cell table:formula="of:=SIN([.W81])" office:value-type="float" office:value="0.0965751049805968">
            <text:p>0.10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2024">
            <text:p>-2024</text:p>
          </table:table-cell>
          <table:table-cell office:value-type="float" office:value="-3488">
            <text:p>-3488</text:p>
          </table:table-cell>
          <table:table-cell office:value-type="float" office:value="26.69">
            <text:p>26.69</text:p>
          </table:table-cell>
          <table:table-cell office:value-type="float" office:value="612">
            <text:p>612</text:p>
          </table:table-cell>
          <table:table-cell office:value-type="float" office:value="-3024">
            <text:p>-3024</text:p>
          </table:table-cell>
          <table:table-cell office:value-type="string">
            <text:p>-152<text:tab/><text:tab/><text:tab/><text:tab/></text:p>
          </table:table-cell>
          <table:table-cell table:number-columns-repeated="2"/>
          <table:table-cell table:formula="of:=([.E83]-[.$I$2])/131" office:value-type="float" office:value="3.34631043256997">
            <text:p>3.35</text:p>
          </table:table-cell>
          <table:table-cell/>
          <table:table-cell table:formula="of:=[.L82]+[.J83]*0.1" office:value-type="float" office:value="-0.725139949109413">
            <text:p>-0.73</text:p>
          </table:table-cell>
          <table:table-cell table:formula="of:=[.L83]*2*3.141592/360" office:value-type="float" office:value="-0.0126560770166808">
            <text:p>-0.01</text:p>
          </table:table-cell>
          <table:table-cell/>
          <table:table-cell table:formula="of:=COS([.M82])" office:value-type="float" office:value="0.999828944818918">
            <text:p>1.00</text:p>
          </table:table-cell>
          <table:table-cell table:formula="of:=SIN([.M82])" office:value-type="float" office:value="-0.0184954346337001">
            <text:p>-0.02</text:p>
          </table:table-cell>
          <table:table-cell table:number-columns-repeated="3"/>
          <table:table-cell table:formula="of:=([.F83]-[.$S$2])/131" office:value-type="float" office:value="-21.7832061068702">
            <text:p>-21.78</text:p>
          </table:table-cell>
          <table:table-cell/>
          <table:table-cell table:formula="of:=[.T83]*0.1+[.V82]" office:value-type="float" office:value="2.79984732824427">
            <text:p>2.80</text:p>
          </table:table-cell>
          <table:table-cell table:formula="of:=[.V83]*2*3.141592/360" office:value-type="float" office:value="0.048866544264631">
            <text:p>0.05</text:p>
          </table:table-cell>
          <table:table-cell/>
          <table:table-cell table:formula="of:=COS([.W82])" office:value-type="float" office:value="0.996227837281219">
            <text:p>1.00</text:p>
          </table:table-cell>
          <table:table-cell table:formula="of:=SIN([.W82])" office:value-type="float" office:value="0.0867761270510743">
            <text:p>0.09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480">
            <text:p>-1480</text:p>
          </table:table-cell>
          <table:table-cell office:value-type="float" office:value="-3768">
            <text:p>-3768</text:p>
          </table:table-cell>
          <table:table-cell office:value-type="float" office:value="26.79">
            <text:p>26.79</text:p>
          </table:table-cell>
          <table:table-cell office:value-type="float" office:value="1005">
            <text:p>1005</text:p>
          </table:table-cell>
          <table:table-cell office:value-type="float" office:value="-942">
            <text:p>-942</text:p>
          </table:table-cell>
          <table:table-cell office:value-type="string">
            <text:p>40<text:tab/><text:tab/><text:tab/><text:tab/></text:p>
          </table:table-cell>
          <table:table-cell table:number-columns-repeated="2"/>
          <table:table-cell table:formula="of:=([.E84]-[.$I$2])/131" office:value-type="float" office:value="6.34631043256997">
            <text:p>6.35</text:p>
          </table:table-cell>
          <table:table-cell/>
          <table:table-cell table:formula="of:=[.L83]+[.J84]*0.1" office:value-type="float" office:value="-0.0905089058524158">
            <text:p>-0.09</text:p>
          </table:table-cell>
          <table:table-cell table:formula="of:=[.L84]*2*3.141592/360" office:value-type="float" office:value="-0.00157967808085946">
            <text:p>0.00</text:p>
          </table:table-cell>
          <table:table-cell/>
          <table:table-cell table:formula="of:=COS([.M83])" office:value-type="float" office:value="0.999919912926287">
            <text:p>1.00</text:p>
          </table:table-cell>
          <table:table-cell table:formula="of:=SIN([.M83])" office:value-type="float" office:value="-0.0126557391521525">
            <text:p>-0.01</text:p>
          </table:table-cell>
          <table:table-cell table:number-columns-repeated="3"/>
          <table:table-cell table:formula="of:=([.F84]-[.$S$2])/131" office:value-type="float" office:value="-5.89007633587786">
            <text:p>-5.89</text:p>
          </table:table-cell>
          <table:table-cell/>
          <table:table-cell table:formula="of:=[.T84]*0.1+[.V83]" office:value-type="float" office:value="2.21083969465649">
            <text:p>2.21</text:p>
          </table:table-cell>
          <table:table-cell table:formula="of:=[.V84]*2*3.141592/360" office:value-type="float" office:value="0.0385864238778626">
            <text:p>0.04</text:p>
          </table:table-cell>
          <table:table-cell/>
          <table:table-cell table:formula="of:=COS([.W83])" office:value-type="float" office:value="0.998806268000796">
            <text:p>1.00</text:p>
          </table:table-cell>
          <table:table-cell table:formula="of:=SIN([.W83])" office:value-type="float" office:value="0.0488470981975617">
            <text:p>0.05</text:p>
          </table:table-cell>
        </table:table-row>
        <table:table-row table:style-name="ro1">
          <table:table-cell office:value-type="float" office:value="16472">
            <text:p>16472</text:p>
          </table:table-cell>
          <table:table-cell office:value-type="float" office:value="-1360">
            <text:p>-1360</text:p>
          </table:table-cell>
          <table:table-cell office:value-type="float" office:value="-5480">
            <text:p>-5480</text:p>
          </table:table-cell>
          <table:table-cell office:value-type="float" office:value="26.84">
            <text:p>26.84</text:p>
          </table:table-cell>
          <table:table-cell office:value-type="float" office:value="211">
            <text:p>211</text:p>
          </table:table-cell>
          <table:table-cell office:value-type="float" office:value="-1565">
            <text:p>-1565</text:p>
          </table:table-cell>
          <table:table-cell office:value-type="string">
            <text:p>-146<text:tab/><text:tab/><text:tab/><text:tab/></text:p>
          </table:table-cell>
          <table:table-cell table:number-columns-repeated="2"/>
          <table:table-cell table:formula="of:=([.E85]-[.$I$2])/131" office:value-type="float" office:value="0.285241730279898">
            <text:p>0.29</text:p>
          </table:table-cell>
          <table:table-cell/>
          <table:table-cell table:formula="of:=[.L84]+[.J85]*0.1" office:value-type="float" office:value="-0.0619847328244259">
            <text:p>-0.06</text:p>
          </table:table-cell>
          <table:table-cell table:formula="of:=[.L85]*2*3.141592/360" office:value-type="float" office:value="-0.0010818374486853">
            <text:p>0.00</text:p>
          </table:table-cell>
          <table:table-cell/>
          <table:table-cell table:formula="of:=COS([.M84])" office:value-type="float" office:value="0.99999875230884">
            <text:p>1.00</text:p>
          </table:table-cell>
          <table:table-cell table:formula="of:=SIN([.M84])" office:value-type="float" office:value="-0.00157967742387595">
            <text:p>0.00</text:p>
          </table:table-cell>
          <table:table-cell table:number-columns-repeated="3"/>
          <table:table-cell table:formula="of:=([.F85]-[.$S$2])/131" office:value-type="float" office:value="-10.6458015267176">
            <text:p>-10.65</text:p>
          </table:table-cell>
          <table:table-cell/>
          <table:table-cell table:formula="of:=[.T85]*0.1+[.V84]" office:value-type="float" office:value="1.14625954198473">
            <text:p>1.15</text:p>
          </table:table-cell>
          <table:table-cell table:formula="of:=[.V85]*2*3.141592/360" office:value-type="float" office:value="0.020005998927905">
            <text:p>0.02</text:p>
          </table:table-cell>
          <table:table-cell/>
          <table:table-cell table:formula="of:=COS([.W84])" office:value-type="float" office:value="0.999255636310711">
            <text:p>1.00</text:p>
          </table:table-cell>
          <table:table-cell table:formula="of:=SIN([.W84])" office:value-type="float" office:value="0.0385768492917256">
            <text:p>0.04</text:p>
          </table:table-cell>
        </table:table-row>
        <table:table-row table:style-name="ro1">
          <table:table-cell office:value-type="float" office:value="16096">
            <text:p>16096</text:p>
          </table:table-cell>
          <table:table-cell office:value-type="float" office:value="-1552">
            <text:p>-1552</text:p>
          </table:table-cell>
          <table:table-cell office:value-type="float" office:value="-4900">
            <text:p>-4900</text:p>
          </table:table-cell>
          <table:table-cell office:value-type="float" office:value="26.69">
            <text:p>26.69</text:p>
          </table:table-cell>
          <table:table-cell office:value-type="float" office:value="203">
            <text:p>203</text:p>
          </table:table-cell>
          <table:table-cell office:value-type="float" office:value="-646">
            <text:p>-646</text:p>
          </table:table-cell>
          <table:table-cell office:value-type="string">
            <text:p>-300<text:tab/><text:tab/><text:tab/><text:tab/></text:p>
          </table:table-cell>
          <table:table-cell table:number-columns-repeated="2"/>
          <table:table-cell table:formula="of:=([.E86]-[.$I$2])/131" office:value-type="float" office:value="0.224173027989822">
            <text:p>0.22</text:p>
          </table:table-cell>
          <table:table-cell/>
          <table:table-cell table:formula="of:=[.L85]+[.J86]*0.1" office:value-type="float" office:value="-0.0395674300254437">
            <text:p>-0.04</text:p>
          </table:table-cell>
          <table:table-cell table:formula="of:=[.L86]*2*3.141592/360" office:value-type="float" office:value="-0.000690581786824966">
            <text:p>0.00</text:p>
          </table:table-cell>
          <table:table-cell/>
          <table:table-cell table:formula="of:=COS([.M85])" office:value-type="float" office:value="0.999999414813924">
            <text:p>1.00</text:p>
          </table:table-cell>
          <table:table-cell table:formula="of:=SIN([.M85])" office:value-type="float" office:value="-0.00108183723765989">
            <text:p>0.00</text:p>
          </table:table-cell>
          <table:table-cell table:number-columns-repeated="3"/>
          <table:table-cell table:formula="of:=([.F86]-[.$S$2])/131" office:value-type="float" office:value="-3.63053435114504">
            <text:p>-3.63</text:p>
          </table:table-cell>
          <table:table-cell/>
          <table:table-cell table:formula="of:=[.T86]*0.1+[.V85]" office:value-type="float" office:value="0.783206106870227">
            <text:p>0.78</text:p>
          </table:table-cell>
          <table:table-cell table:formula="of:=[.V86]*2*3.141592/360" office:value-type="float" office:value="0.0136695224427481">
            <text:p>0.01</text:p>
          </table:table-cell>
          <table:table-cell/>
          <table:table-cell table:formula="of:=COS([.W85])" office:value-type="float" office:value="0.999799886678028">
            <text:p>1.00</text:p>
          </table:table-cell>
          <table:table-cell table:formula="of:=SIN([.W85])" office:value-type="float" office:value="0.0200046644211326">
            <text:p>0.02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228">
            <text:p>-1228</text:p>
          </table:table-cell>
          <table:table-cell office:value-type="float" office:value="-4900">
            <text:p>-4900</text:p>
          </table:table-cell>
          <table:table-cell office:value-type="float" office:value="26.79">
            <text:p>26.79</text:p>
          </table:table-cell>
          <table:table-cell office:value-type="float" office:value="146">
            <text:p>146</text:p>
          </table:table-cell>
          <table:table-cell office:value-type="float" office:value="-421">
            <text:p>-421</text:p>
          </table:table-cell>
          <table:table-cell office:value-type="string">
            <text:p>-58<text:tab/><text:tab/><text:tab/><text:tab/></text:p>
          </table:table-cell>
          <table:table-cell table:number-columns-repeated="2"/>
          <table:table-cell table:formula="of:=([.E87]-[.$I$2])/131" office:value-type="float" office:value="-0.210941475826972">
            <text:p>-0.21</text:p>
          </table:table-cell>
          <table:table-cell/>
          <table:table-cell table:formula="of:=[.L86]+[.J87]*0.1" office:value-type="float" office:value="-0.0606615776081409">
            <text:p>-0.06</text:p>
          </table:table-cell>
          <table:table-cell table:formula="of:=[.L87]*2*3.141592/360" office:value-type="float" office:value="-0.00105874403845064">
            <text:p>0.00</text:p>
          </table:table-cell>
          <table:table-cell/>
          <table:table-cell table:formula="of:=COS([.M86])" office:value-type="float" office:value="0.999999761548407">
            <text:p>1.00</text:p>
          </table:table-cell>
          <table:table-cell table:formula="of:=SIN([.M86])" office:value-type="float" office:value="-0.000690581731934856">
            <text:p>0.00</text:p>
          </table:table-cell>
          <table:table-cell table:number-columns-repeated="3"/>
          <table:table-cell table:formula="of:=([.F87]-[.$S$2])/131" office:value-type="float" office:value="-1.91297709923664">
            <text:p>-1.91</text:p>
          </table:table-cell>
          <table:table-cell/>
          <table:table-cell table:formula="of:=[.T87]*0.1+[.V86]" office:value-type="float" office:value="0.591908396946563">
            <text:p>0.59</text:p>
          </table:table-cell>
          <table:table-cell table:formula="of:=[.V87]*2*3.141592/360" office:value-type="float" office:value="0.0103307482476675">
            <text:p>0.01</text:p>
          </table:table-cell>
          <table:table-cell/>
          <table:table-cell table:formula="of:=COS([.W86])" office:value-type="float" office:value="0.999906573532881">
            <text:p>1.00</text:p>
          </table:table-cell>
          <table:table-cell table:formula="of:=SIN([.W86])" office:value-type="float" office:value="0.0136690967417002">
            <text:p>0.01</text:p>
          </table:table-cell>
        </table:table-row>
        <table:table-row table:style-name="ro1">
          <table:table-cell office:value-type="float" office:value="15852">
            <text:p>15852</text:p>
          </table:table-cell>
          <table:table-cell office:value-type="float" office:value="-1444">
            <text:p>-1444</text:p>
          </table:table-cell>
          <table:table-cell office:value-type="float" office:value="-5040">
            <text:p>-5040</text:p>
          </table:table-cell>
          <table:table-cell office:value-type="float" office:value="26.84">
            <text:p>26.84</text:p>
          </table:table-cell>
          <table:table-cell office:value-type="float" office:value="332">
            <text:p>332</text:p>
          </table:table-cell>
          <table:table-cell office:value-type="float" office:value="-278">
            <text:p>-278</text:p>
          </table:table-cell>
          <table:table-cell office:value-type="string">
            <text:p>-65<text:tab/><text:tab/><text:tab/><text:tab/></text:p>
          </table:table-cell>
          <table:table-cell table:number-columns-repeated="2"/>
          <table:table-cell table:formula="of:=([.E88]-[.$I$2])/131" office:value-type="float" office:value="1.2089058524173">
            <text:p>1.21</text:p>
          </table:table-cell>
          <table:table-cell/>
          <table:table-cell table:formula="of:=[.L87]+[.J88]*0.1" office:value-type="float" office:value="0.0602290076335894">
            <text:p>0.06</text:p>
          </table:table-cell>
          <table:table-cell table:formula="of:=[.L88]*2*3.141592/360" office:value-type="float" office:value="0.00105119426972013">
            <text:p>0.00</text:p>
          </table:table-cell>
          <table:table-cell/>
          <table:table-cell table:formula="of:=COS([.M87])" office:value-type="float" office:value="0.999999439530583">
            <text:p>1.00</text:p>
          </table:table-cell>
          <table:table-cell table:formula="of:=SIN([.M87])" office:value-type="float" office:value="-0.00105874384065275">
            <text:p>0.00</text:p>
          </table:table-cell>
          <table:table-cell table:number-columns-repeated="3"/>
          <table:table-cell table:formula="of:=([.F88]-[.$S$2])/131" office:value-type="float" office:value="-0.821374045801527">
            <text:p>-0.82</text:p>
          </table:table-cell>
          <table:table-cell/>
          <table:table-cell table:formula="of:=[.T88]*0.1+[.V87]" office:value-type="float" office:value="0.509770992366411">
            <text:p>0.51</text:p>
          </table:table-cell>
          <table:table-cell table:formula="of:=[.V88]*2*3.141592/360" office:value-type="float" office:value="0.00889718039694654">
            <text:p>0.01</text:p>
          </table:table-cell>
          <table:table-cell/>
          <table:table-cell table:formula="of:=COS([.W87])" office:value-type="float" office:value="0.999946638294907">
            <text:p>1.00</text:p>
          </table:table-cell>
          <table:table-cell table:formula="of:=SIN([.W87])" office:value-type="float" office:value="0.0103305644915667">
            <text:p>0.01</text:p>
          </table:table-cell>
        </table:table-row>
        <table:table-row table:style-name="ro1">
          <table:table-cell office:value-type="float" office:value="15916">
            <text:p>15916</text:p>
          </table:table-cell>
          <table:table-cell office:value-type="float" office:value="-1296">
            <text:p>-1296</text:p>
          </table:table-cell>
          <table:table-cell office:value-type="float" office:value="-5156">
            <text:p>-5156</text:p>
          </table:table-cell>
          <table:table-cell office:value-type="float" office:value="26.69">
            <text:p>26.69</text:p>
          </table:table-cell>
          <table:table-cell office:value-type="float" office:value="322">
            <text:p>322</text:p>
          </table:table-cell>
          <table:table-cell office:value-type="float" office:value="299">
            <text:p>299</text:p>
          </table:table-cell>
          <table:table-cell office:value-type="string">
            <text:p>23<text:tab/><text:tab/><text:tab/><text:tab/></text:p>
          </table:table-cell>
          <table:table-cell table:number-columns-repeated="2"/>
          <table:table-cell table:formula="of:=([.E89]-[.$I$2])/131" office:value-type="float" office:value="1.13256997455471">
            <text:p>1.13</text:p>
          </table:table-cell>
          <table:table-cell/>
          <table:table-cell table:formula="of:=[.L88]+[.J89]*0.1" office:value-type="float" office:value="0.17348600508906">
            <text:p>0.17</text:p>
          </table:table-cell>
          <table:table-cell table:formula="of:=[.L89]*2*3.141592/360" office:value-type="float" office:value="0.00302790136499861">
            <text:p>0.00</text:p>
          </table:table-cell>
          <table:table-cell/>
          <table:table-cell table:formula="of:=COS([.M88])" office:value-type="float" office:value="0.999999447495354">
            <text:p>1.00</text:p>
          </table:table-cell>
          <table:table-cell table:formula="of:=SIN([.M88])" office:value-type="float" office:value="0.00105119407612355">
            <text:p>0.00</text:p>
          </table:table-cell>
          <table:table-cell table:number-columns-repeated="3"/>
          <table:table-cell table:formula="of:=([.F89]-[.$S$2])/131" office:value-type="float" office:value="3.58320610687023">
            <text:p>3.58</text:p>
          </table:table-cell>
          <table:table-cell/>
          <table:table-cell table:formula="of:=[.T89]*0.1+[.V88]" office:value-type="float" office:value="0.868091603053434">
            <text:p>0.87</text:p>
          </table:table-cell>
          <table:table-cell table:formula="of:=[.V89]*2*3.141592/360" office:value-type="float" office:value="0.0151510535301102">
            <text:p>0.02</text:p>
          </table:table-cell>
          <table:table-cell/>
          <table:table-cell table:formula="of:=COS([.W88])" office:value-type="float" office:value="0.999960420351586">
            <text:p>1.00</text:p>
          </table:table-cell>
          <table:table-cell table:formula="of:=SIN([.W88])" office:value-type="float" office:value="0.00889706301421281">
            <text:p>0.01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-1256">
            <text:p>-1256</text:p>
          </table:table-cell>
          <table:table-cell office:value-type="float" office:value="-5084">
            <text:p>-5084</text:p>
          </table:table-cell>
          <table:table-cell office:value-type="float" office:value="26.74">
            <text:p>26.7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([.E90]-[.$I$2])/131" office:value-type="float" office:value="0.41501272264631">
            <text:p>0.42</text:p>
          </table:table-cell>
          <table:table-cell/>
          <table:table-cell table:formula="of:=[.L89]+[.J90]*0.1" office:value-type="float" office:value="0.214987277353691">
            <text:p>0.21</text:p>
          </table:table-cell>
          <table:table-cell table:formula="of:=[.L90]*2*3.141592/360" office:value-type="float" office:value="0.00375223505908965">
            <text:p>0.00</text:p>
          </table:table-cell>
          <table:table-cell/>
          <table:table-cell table:formula="of:=COS([.M89])" office:value-type="float" office:value="0.999995415910164">
            <text:p>1.00</text:p>
          </table:table-cell>
          <table:table-cell table:formula="of:=SIN([.M89])" office:value-type="float" office:value="0.00302789673827324">
            <text:p>0.00</text:p>
          </table:table-cell>
          <table:table-cell table:number-columns-repeated="3"/>
          <table:table-cell table:formula="of:=([.F90]-[.$S$2])/131" office:value-type="float" office:value="2.96488549618321">
            <text:p>2.96</text:p>
          </table:table-cell>
          <table:table-cell/>
          <table:table-cell table:formula="of:=[.T90]*0.1+[.V89]" office:value-type="float" office:value="1.16458015267175">
            <text:p>1.16</text:p>
          </table:table-cell>
          <table:table-cell table:formula="of:=[.V90]*2*3.141592/360" office:value-type="float" office:value="0.0203257538388465">
            <text:p>0.02</text:p>
          </table:table-cell>
          <table:table-cell/>
          <table:table-cell table:formula="of:=COS([.W89])" office:value-type="float" office:value="0.999885224984082">
            <text:p>1.00</text:p>
          </table:table-cell>
          <table:table-cell table:formula="of:=SIN([.W89])" office:value-type="float" office:value="0.0151504738715381">
            <text:p>0.02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1208">
            <text:p>-1208</text:p>
          </table:table-cell>
          <table:table-cell office:value-type="float" office:value="-5180">
            <text:p>-5180</text:p>
          </table:table-cell>
          <table:table-cell office:value-type="float" office:value="26.79">
            <text:p>26.79</text:p>
          </table:table-cell>
          <table:table-cell office:value-type="float" office:value="123">
            <text:p>123</text:p>
          </table:table-cell>
          <table:table-cell office:value-type="float" office:value="-94">
            <text:p>-94</text:p>
          </table:table-cell>
          <table:table-cell office:value-type="string">
            <text:p>253<text:tab/><text:tab/><text:tab/><text:tab/></text:p>
          </table:table-cell>
          <table:table-cell table:number-columns-repeated="2"/>
          <table:table-cell table:formula="of:=([.E91]-[.$I$2])/131" office:value-type="float" office:value="-0.386513994910941">
            <text:p>-0.39</text:p>
          </table:table-cell>
          <table:table-cell/>
          <table:table-cell table:formula="of:=[.L90]+[.J91]*0.1" office:value-type="float" office:value="0.176335877862597">
            <text:p>0.18</text:p>
          </table:table-cell>
          <table:table-cell table:formula="of:=[.L91]*2*3.141592/360" office:value-type="float" office:value="0.00307764101781173">
            <text:p>0.00</text:p>
          </table:table-cell>
          <table:table-cell/>
          <table:table-cell table:formula="of:=COS([.M90])" office:value-type="float" office:value="0.99999296037429">
            <text:p>1.00</text:p>
          </table:table-cell>
          <table:table-cell table:formula="of:=SIN([.M90])" office:value-type="float" office:value="0.00375222625430872">
            <text:p>0.00</text:p>
          </table:table-cell>
          <table:table-cell table:number-columns-repeated="3"/>
          <table:table-cell table:formula="of:=([.F91]-[.$S$2])/131" office:value-type="float" office:value="0.583206106870229">
            <text:p>0.58</text:p>
          </table:table-cell>
          <table:table-cell/>
          <table:table-cell table:formula="of:=[.T91]*0.1+[.V90]" office:value-type="float" office:value="1.22290076335878">
            <text:p>1.22</text:p>
          </table:table-cell>
          <table:table-cell table:formula="of:=[.V91]*2*3.141592/360" office:value-type="float" office:value="0.0213436403053435">
            <text:p>0.02</text:p>
          </table:table-cell>
          <table:table-cell/>
          <table:table-cell table:formula="of:=COS([.W90])" office:value-type="float" office:value="0.999793438977076">
            <text:p>1.00</text:p>
          </table:table-cell>
          <table:table-cell table:formula="of:=SIN([.W90])" office:value-type="float" office:value="0.0203243543167384">
            <text:p>0.02</text:p>
          </table:table-cell>
        </table:table-row>
        <table:table-row table:style-name="ro1">
          <table:table-cell office:value-type="float" office:value="16036">
            <text:p>16036</text:p>
          </table:table-cell>
          <table:table-cell office:value-type="float" office:value="-1252">
            <text:p>-1252</text:p>
          </table:table-cell>
          <table:table-cell office:value-type="float" office:value="-4880">
            <text:p>-4880</text:p>
          </table:table-cell>
          <table:table-cell office:value-type="float" office:value="26.74">
            <text:p>26.74</text:p>
          </table:table-cell>
          <table:table-cell office:value-type="float" office:value="134">
            <text:p>134</text:p>
          </table:table-cell>
          <table:table-cell office:value-type="float" office:value="199">
            <text:p>199</text:p>
          </table:table-cell>
          <table:table-cell office:value-type="string">
            <text:p>173<text:tab/><text:tab/><text:tab/><text:tab/></text:p>
          </table:table-cell>
          <table:table-cell table:number-columns-repeated="2"/>
          <table:table-cell table:formula="of:=([.E92]-[.$I$2])/131" office:value-type="float" office:value="-0.302544529262086">
            <text:p>-0.30</text:p>
          </table:table-cell>
          <table:table-cell/>
          <table:table-cell table:formula="of:=[.L91]+[.J92]*0.1" office:value-type="float" office:value="0.146081424936388">
            <text:p>0.15</text:p>
          </table:table-cell>
          <table:table-cell table:formula="of:=[.L92]*2*3.141592/360" office:value-type="float" office:value="0.00254960131071532">
            <text:p>0.00</text:p>
          </table:table-cell>
          <table:table-cell/>
          <table:table-cell table:formula="of:=COS([.M91])" office:value-type="float" office:value="0.999995264066621">
            <text:p>1.00</text:p>
          </table:table-cell>
          <table:table-cell table:formula="of:=SIN([.M91])" office:value-type="float" office:value="0.00307763615930926">
            <text:p>0.00</text:p>
          </table:table-cell>
          <table:table-cell table:number-columns-repeated="3"/>
          <table:table-cell table:formula="of:=([.F92]-[.$S$2])/131" office:value-type="float" office:value="2.81984732824427">
            <text:p>2.82</text:p>
          </table:table-cell>
          <table:table-cell/>
          <table:table-cell table:formula="of:=[.T92]*0.1+[.V91]" office:value-type="float" office:value="1.5048854961832">
            <text:p>1.50</text:p>
          </table:table-cell>
          <table:table-cell table:formula="of:=[.V92]*2*3.141592/360" office:value-type="float" office:value="0.0262652013095844">
            <text:p>0.03</text:p>
          </table:table-cell>
          <table:table-cell/>
          <table:table-cell table:formula="of:=COS([.W91])" office:value-type="float" office:value="0.999772233156072">
            <text:p>1.00</text:p>
          </table:table-cell>
          <table:table-cell table:formula="of:=SIN([.W91])" office:value-type="float" office:value="0.021342019822873">
            <text:p>0.02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340">
            <text:p>-1340</text:p>
          </table:table-cell>
          <table:table-cell office:value-type="float" office:value="-4580">
            <text:p>-4580</text:p>
          </table:table-cell>
          <table:table-cell office:value-type="float" office:value="26.79">
            <text:p>26.79</text:p>
          </table:table-cell>
          <table:table-cell office:value-type="float" office:value="102">
            <text:p>102</text:p>
          </table:table-cell>
          <table:table-cell office:value-type="float" office:value="-143">
            <text:p>-143</text:p>
          </table:table-cell>
          <table:table-cell office:value-type="string">
            <text:p>44<text:tab/><text:tab/><text:tab/><text:tab/></text:p>
          </table:table-cell>
          <table:table-cell table:number-columns-repeated="2"/>
          <table:table-cell table:formula="of:=([.E93]-[.$I$2])/131" office:value-type="float" office:value="-0.546819338422392">
            <text:p>-0.55</text:p>
          </table:table-cell>
          <table:table-cell/>
          <table:table-cell table:formula="of:=[.L92]+[.J93]*0.1" office:value-type="float" office:value="0.0913994910941492">
            <text:p>0.09</text:p>
          </table:table-cell>
          <table:table-cell table:formula="of:=[.L93]*2*3.141592/360" office:value-type="float" office:value="0.00159522172236361">
            <text:p>0.00</text:p>
          </table:table-cell>
          <table:table-cell/>
          <table:table-cell table:formula="of:=COS([.M92])" office:value-type="float" office:value="0.999996749768339">
            <text:p>1.00</text:p>
          </table:table-cell>
          <table:table-cell table:formula="of:=SIN([.M92])" office:value-type="float" office:value="0.00254959854844976">
            <text:p>0.00</text:p>
          </table:table-cell>
          <table:table-cell table:number-columns-repeated="3"/>
          <table:table-cell table:formula="of:=([.F93]-[.$S$2])/131" office:value-type="float" office:value="0.209160305343511">
            <text:p>0.21</text:p>
          </table:table-cell>
          <table:table-cell/>
          <table:table-cell table:formula="of:=[.T93]*0.1+[.V92]" office:value-type="float" office:value="1.52580152671756">
            <text:p>1.53</text:p>
          </table:table-cell>
          <table:table-cell table:formula="of:=[.V93]*2*3.141592/360" office:value-type="float" office:value="0.0266302548329092">
            <text:p>0.03</text:p>
          </table:table-cell>
          <table:table-cell/>
          <table:table-cell table:formula="of:=COS([.W92])" office:value-type="float" office:value="0.999655089429124">
            <text:p>1.00</text:p>
          </table:table-cell>
          <table:table-cell table:formula="of:=SIN([.W92])" office:value-type="float" office:value="0.0262621815249506">
            <text:p>0.03</text:p>
          </table:table-cell>
        </table:table-row>
        <table:table-row table:style-name="ro1">
          <table:table-cell office:value-type="float" office:value="15828">
            <text:p>15828</text:p>
          </table:table-cell>
          <table:table-cell office:value-type="float" office:value="-1352">
            <text:p>-1352</text:p>
          </table:table-cell>
          <table:table-cell office:value-type="float" office:value="-4928">
            <text:p>-4928</text:p>
          </table:table-cell>
          <table:table-cell office:value-type="float" office:value="26.79">
            <text:p>26.79</text:p>
          </table:table-cell>
          <table:table-cell office:value-type="float" office:value="217">
            <text:p>217</text:p>
          </table:table-cell>
          <table:table-cell office:value-type="float" office:value="1333">
            <text:p>1333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([.E94]-[.$I$2])/131" office:value-type="float" office:value="0.331043256997456">
            <text:p>0.33</text:p>
          </table:table-cell>
          <table:table-cell/>
          <table:table-cell table:formula="of:=[.L93]+[.J94]*0.1" office:value-type="float" office:value="0.124503816793895">
            <text:p>0.12</text:p>
          </table:table-cell>
          <table:table-cell table:formula="of:=[.L94]*2*3.141592/360" office:value-type="float" office:value="0.00217300108227314">
            <text:p>0.00</text:p>
          </table:table-cell>
          <table:table-cell/>
          <table:table-cell table:formula="of:=COS([.M93])" office:value-type="float" office:value="0.999998727634098">
            <text:p>1.00</text:p>
          </table:table-cell>
          <table:table-cell table:formula="of:=SIN([.M93])" office:value-type="float" office:value="0.00159522104579498">
            <text:p>0.00</text:p>
          </table:table-cell>
          <table:table-cell table:number-columns-repeated="3"/>
          <table:table-cell table:formula="of:=([.F94]-[.$S$2])/131" office:value-type="float" office:value="11.4763358778626">
            <text:p>11.48</text:p>
          </table:table-cell>
          <table:table-cell/>
          <table:table-cell table:formula="of:=[.T94]*0.1+[.V93]" office:value-type="float" office:value="2.67343511450382">
            <text:p>2.67</text:p>
          </table:table-cell>
          <table:table-cell table:formula="of:=[.V94]*2*3.141592/360" office:value-type="float" office:value="0.0466602353791348">
            <text:p>0.05</text:p>
          </table:table-cell>
          <table:table-cell/>
          <table:table-cell table:formula="of:=COS([.W93])" office:value-type="float" office:value="0.999645435718387">
            <text:p>1.00</text:p>
          </table:table-cell>
          <table:table-cell table:formula="of:=SIN([.W93])" office:value-type="float" office:value="0.0266271073794484">
            <text:p>0.03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1324">
            <text:p>-1324</text:p>
          </table:table-cell>
          <table:table-cell office:value-type="float" office:value="-4428">
            <text:p>-4428</text:p>
          </table:table-cell>
          <table:table-cell office:value-type="float" office:value="26.74">
            <text:p>26.74</text:p>
          </table:table-cell>
          <table:table-cell office:value-type="float" office:value="222">
            <text:p>222</text:p>
          </table:table-cell>
          <table:table-cell office:value-type="float" office:value="-732">
            <text:p>-732</text:p>
          </table:table-cell>
          <table:table-cell office:value-type="string">
            <text:p>39<text:tab/><text:tab/><text:tab/><text:tab/></text:p>
          </table:table-cell>
          <table:table-cell table:number-columns-repeated="2"/>
          <table:table-cell table:formula="of:=([.E95]-[.$I$2])/131" office:value-type="float" office:value="0.369211195928753">
            <text:p>0.37</text:p>
          </table:table-cell>
          <table:table-cell/>
          <table:table-cell table:formula="of:=[.L94]+[.J95]*0.1" office:value-type="float" office:value="0.16142493638677">
            <text:p>0.16</text:p>
          </table:table-cell>
          <table:table-cell table:formula="of:=[.L95]*2*3.141592/360" office:value-type="float" office:value="0.00281739604862881">
            <text:p>0.00</text:p>
          </table:table-cell>
          <table:table-cell/>
          <table:table-cell table:formula="of:=COS([.M94])" office:value-type="float" office:value="0.999997639034077">
            <text:p>1.00</text:p>
          </table:table-cell>
          <table:table-cell table:formula="of:=SIN([.M94])" office:value-type="float" office:value="0.0021729993721457">
            <text:p>0.00</text:p>
          </table:table-cell>
          <table:table-cell table:number-columns-repeated="3"/>
          <table:table-cell table:formula="of:=([.F95]-[.$S$2])/131" office:value-type="float" office:value="-4.28702290076336">
            <text:p>-4.29</text:p>
          </table:table-cell>
          <table:table-cell/>
          <table:table-cell table:formula="of:=[.T95]*0.1+[.V94]" office:value-type="float" office:value="2.24473282442748">
            <text:p>2.24</text:p>
          </table:table-cell>
          <table:table-cell table:formula="of:=[.V95]*2*3.141592/360" office:value-type="float" office:value="0.0391779704631043">
            <text:p>0.04</text:p>
          </table:table-cell>
          <table:table-cell/>
          <table:table-cell table:formula="of:=COS([.W94])" office:value-type="float" office:value="0.998911608707105">
            <text:p>1.00</text:p>
          </table:table-cell>
          <table:table-cell table:formula="of:=SIN([.W94])" office:value-type="float" office:value="0.0466433059525459">
            <text:p>0.05</text:p>
          </table:table-cell>
        </table:table-row>
        <table:table-row table:style-name="ro1">
          <table:table-cell office:value-type="float" office:value="15888">
            <text:p>15888</text:p>
          </table:table-cell>
          <table:table-cell office:value-type="float" office:value="-1212">
            <text:p>-1212</text:p>
          </table:table-cell>
          <table:table-cell office:value-type="float" office:value="-4620">
            <text:p>-4620</text:p>
          </table:table-cell>
          <table:table-cell office:value-type="float" office:value="26.79">
            <text:p>26.79</text:p>
          </table:table-cell>
          <table:table-cell office:value-type="float" office:value="200">
            <text:p>200</text:p>
          </table:table-cell>
          <table:table-cell office:value-type="float" office:value="-233">
            <text:p>-233</text:p>
          </table:table-cell>
          <table:table-cell office:value-type="string">
            <text:p>69<text:tab/><text:tab/><text:tab/><text:tab/></text:p>
          </table:table-cell>
          <table:table-cell table:number-columns-repeated="2"/>
          <table:table-cell table:formula="of:=([.E96]-[.$I$2])/131" office:value-type="float" office:value="0.201272264631043">
            <text:p>0.20</text:p>
          </table:table-cell>
          <table:table-cell/>
          <table:table-cell table:formula="of:=[.L95]+[.J96]*0.1" office:value-type="float" office:value="0.181552162849874">
            <text:p>0.18</text:p>
          </table:table-cell>
          <table:table-cell table:formula="of:=[.L96]*2*3.141592/360" office:value-type="float" office:value="0.00316868234662146">
            <text:p>0.00</text:p>
          </table:table-cell>
          <table:table-cell/>
          <table:table-cell table:formula="of:=COS([.M95])" office:value-type="float" office:value="0.999996031142378">
            <text:p>1.00</text:p>
          </table:table-cell>
          <table:table-cell table:formula="of:=SIN([.M95])" office:value-type="float" office:value="0.00281739232134656">
            <text:p>0.00</text:p>
          </table:table-cell>
          <table:table-cell table:number-columns-repeated="3"/>
          <table:table-cell table:formula="of:=([.F96]-[.$S$2])/131" office:value-type="float" office:value="-0.477862595419847">
            <text:p>-0.48</text:p>
          </table:table-cell>
          <table:table-cell/>
          <table:table-cell table:formula="of:=[.T96]*0.1+[.V95]" office:value-type="float" office:value="2.19694656488549">
            <text:p>2.20</text:p>
          </table:table-cell>
          <table:table-cell table:formula="of:=[.V96]*2*3.141592/360" office:value-type="float" office:value="0.0383439430703986">
            <text:p>0.04</text:p>
          </table:table-cell>
          <table:table-cell/>
          <table:table-cell table:formula="of:=COS([.W95])" office:value-type="float" office:value="0.999232641475134">
            <text:p>1.00</text:p>
          </table:table-cell>
          <table:table-cell table:formula="of:=SIN([.W95])" office:value-type="float" office:value="0.0391679487671473">
            <text:p>0.04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276">
            <text:p>-1276</text:p>
          </table:table-cell>
          <table:table-cell office:value-type="float" office:value="-4632">
            <text:p>-4632</text:p>
          </table:table-cell>
          <table:table-cell office:value-type="float" office:value="26.74">
            <text:p>26.7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string">
            <text:p>155<text:tab/><text:tab/><text:tab/><text:tab/></text:p>
          </table:table-cell>
          <table:table-cell table:number-columns-repeated="2"/>
          <table:table-cell table:formula="of:=([.E97]-[.$I$2])/131" office:value-type="float" office:value="-0.806361323155216">
            <text:p>-0.81</text:p>
          </table:table-cell>
          <table:table-cell/>
          <table:table-cell table:formula="of:=[.L96]+[.J97]*0.1" office:value-type="float" office:value="0.100916030534353">
            <text:p>0.10</text:p>
          </table:table-cell>
          <table:table-cell table:formula="of:=[.L97]*2*3.141592/360" office:value-type="float" office:value="0.00176131663443599">
            <text:p>0.00</text:p>
          </table:table-cell>
          <table:table-cell/>
          <table:table-cell table:formula="of:=COS([.M96])" office:value-type="float" office:value="0.999994979730294">
            <text:p>1.00</text:p>
          </table:table-cell>
          <table:table-cell table:formula="of:=SIN([.M96])" office:value-type="float" office:value="0.00316867704407302">
            <text:p>0.00</text:p>
          </table:table-cell>
          <table:table-cell table:number-columns-repeated="3"/>
          <table:table-cell table:formula="of:=([.F97]-[.$S$2])/131" office:value-type="float" office:value="1.4">
            <text:p>1.40</text:p>
          </table:table-cell>
          <table:table-cell/>
          <table:table-cell table:formula="of:=[.T97]*0.1+[.V96]" office:value-type="float" office:value="2.33694656488549">
            <text:p>2.34</text:p>
          </table:table-cell>
          <table:table-cell table:formula="of:=[.V97]*2*3.141592/360" office:value-type="float" office:value="0.0407874035148431">
            <text:p>0.04</text:p>
          </table:table-cell>
          <table:table-cell/>
          <table:table-cell table:formula="of:=COS([.W96])" office:value-type="float" office:value="0.999264961079597">
            <text:p>1.00</text:p>
          </table:table-cell>
          <table:table-cell table:formula="of:=SIN([.W96])" office:value-type="float" office:value="0.0383345478464441">
            <text:p>0.04</text:p>
          </table:table-cell>
        </table:table-row>
        <table:table-row table:style-name="ro1">
          <table:table-cell office:value-type="float" office:value="15992">
            <text:p>15992</text:p>
          </table:table-cell>
          <table:table-cell office:value-type="float" office:value="-1280">
            <text:p>-1280</text:p>
          </table:table-cell>
          <table:table-cell office:value-type="float" office:value="-4800">
            <text:p>-4800</text:p>
          </table:table-cell>
          <table:table-cell office:value-type="float" office:value="26.79">
            <text:p>26.79</text:p>
          </table:table-cell>
          <table:table-cell office:value-type="float" office:value="82">
            <text:p>82</text:p>
          </table:table-cell>
          <table:table-cell office:value-type="float" office:value="-188">
            <text:p>-188</text:p>
          </table:table-cell>
          <table:table-cell office:value-type="string">
            <text:p>152<text:tab/><text:tab/><text:tab/><text:tab/></text:p>
          </table:table-cell>
          <table:table-cell table:number-columns-repeated="2"/>
          <table:table-cell table:formula="of:=([.E98]-[.$I$2])/131" office:value-type="float" office:value="-0.699491094147583">
            <text:p>-0.70</text:p>
          </table:table-cell>
          <table:table-cell/>
          <table:table-cell table:formula="of:=[.L97]+[.J98]*0.1" office:value-type="float" office:value="0.0309669211195945">
            <text:p>0.03</text:p>
          </table:table-cell>
          <table:table-cell table:formula="of:=[.L98]*2*3.141592/360" office:value-type="float" office:value="0.000540474620299718">
            <text:p>0.00</text:p>
          </table:table-cell>
          <table:table-cell/>
          <table:table-cell table:formula="of:=COS([.M97])" office:value-type="float" office:value="0.999998448882258">
            <text:p>1.00</text:p>
          </table:table-cell>
          <table:table-cell table:formula="of:=SIN([.M97])" office:value-type="float" office:value="0.00176131572376607">
            <text:p>0.00</text:p>
          </table:table-cell>
          <table:table-cell table:number-columns-repeated="3"/>
          <table:table-cell table:formula="of:=([.F98]-[.$S$2])/131" office:value-type="float" office:value="-0.134351145038168">
            <text:p>-0.13</text:p>
          </table:table-cell>
          <table:table-cell/>
          <table:table-cell table:formula="of:=[.T98]*0.1+[.V97]" office:value-type="float" office:value="2.32351145038168">
            <text:p>2.32</text:p>
          </table:table-cell>
          <table:table-cell table:formula="of:=[.V98]*2*3.141592/360" office:value-type="float" office:value="0.0405529165801526">
            <text:p>0.04</text:p>
          </table:table-cell>
          <table:table-cell/>
          <table:table-cell table:formula="of:=COS([.W97])" office:value-type="float" office:value="0.999168309167774">
            <text:p>1.00</text:p>
          </table:table-cell>
          <table:table-cell table:formula="of:=SIN([.W97])" office:value-type="float" office:value="0.0407760953845712">
            <text:p>0.04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1224">
            <text:p>-1224</text:p>
          </table:table-cell>
          <table:table-cell office:value-type="float" office:value="-4716">
            <text:p>-4716</text:p>
          </table:table-cell>
          <table:table-cell office:value-type="float" office:value="26.69">
            <text:p>26.69</text:p>
          </table:table-cell>
          <table:table-cell office:value-type="float" office:value="226">
            <text:p>226</text:p>
          </table:table-cell>
          <table:table-cell office:value-type="float" office:value="-253">
            <text:p>-253</text:p>
          </table:table-cell>
          <table:table-cell office:value-type="string">
            <text:p>87<text:tab/><text:tab/><text:tab/><text:tab/></text:p>
          </table:table-cell>
          <table:table-cell table:number-columns-repeated="2"/>
          <table:table-cell table:formula="of:=([.E99]-[.$I$2])/131" office:value-type="float" office:value="0.399745547073791">
            <text:p>0.40</text:p>
          </table:table-cell>
          <table:table-cell/>
          <table:table-cell table:formula="of:=[.L98]+[.J99]*0.1" office:value-type="float" office:value="0.0709414758269737">
            <text:p>0.07</text:p>
          </table:table-cell>
          <table:table-cell table:formula="of:=[.L99]*2*3.141592/360" office:value-type="float" office:value="0.0012381620718123">
            <text:p>0.00</text:p>
          </table:table-cell>
          <table:table-cell/>
          <table:table-cell table:formula="of:=COS([.M98])" office:value-type="float" office:value="0.999999853943596">
            <text:p>1.00</text:p>
          </table:table-cell>
          <table:table-cell table:formula="of:=SIN([.M98])" office:value-type="float" office:value="0.000540474593986458">
            <text:p>0.00</text:p>
          </table:table-cell>
          <table:table-cell table:number-columns-repeated="3"/>
          <table:table-cell table:formula="of:=([.F99]-[.$S$2])/131" office:value-type="float" office:value="-0.630534351145038">
            <text:p>-0.63</text:p>
          </table:table-cell>
          <table:table-cell/>
          <table:table-cell table:formula="of:=[.T99]*0.1+[.V98]" office:value-type="float" office:value="2.26045801526717">
            <text:p>2.26</text:p>
          </table:table-cell>
          <table:table-cell table:formula="of:=[.V99]*2*3.141592/360" office:value-type="float" office:value="0.0394524267616624">
            <text:p>0.04</text:p>
          </table:table-cell>
          <table:table-cell/>
          <table:table-cell table:formula="of:=COS([.W98])" office:value-type="float" office:value="0.999177843160105">
            <text:p>1.00</text:p>
          </table:table-cell>
          <table:table-cell table:formula="of:=SIN([.W98])" office:value-type="float" office:value="0.0405418023516428">
            <text:p>0.04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224">
            <text:p>-1224</text:p>
          </table:table-cell>
          <table:table-cell office:value-type="float" office:value="-4852">
            <text:p>-4852</text:p>
          </table:table-cell>
          <table:table-cell office:value-type="float" office:value="26.65">
            <text:p>26.65</text:p>
          </table:table-cell>
          <table:table-cell office:value-type="float" office:value="147">
            <text:p>147</text:p>
          </table:table-cell>
          <table:table-cell office:value-type="float" office:value="-298">
            <text:p>-298</text:p>
          </table:table-cell>
          <table:table-cell office:value-type="string">
            <text:p>204<text:tab/><text:tab/><text:tab/><text:tab/></text:p>
          </table:table-cell>
          <table:table-cell table:number-columns-repeated="2"/>
          <table:table-cell table:formula="of:=([.E100]-[.$I$2])/131" office:value-type="float" office:value="-0.203307888040712">
            <text:p>-0.20</text:p>
          </table:table-cell>
          <table:table-cell/>
          <table:table-cell table:formula="of:=[.L99]+[.J100]*0.1" office:value-type="float" office:value="0.0506106870229024">
            <text:p>0.05</text:p>
          </table:table-cell>
          <table:table-cell table:formula="of:=[.L100]*2*3.141592/360" office:value-type="float" office:value="0.000883322941475856">
            <text:p>0.00</text:p>
          </table:table-cell>
          <table:table-cell/>
          <table:table-cell table:formula="of:=COS([.M99])" office:value-type="float" office:value="0.99999923347744">
            <text:p>1.00</text:p>
          </table:table-cell>
          <table:table-cell table:formula="of:=SIN([.M99])" office:value-type="float" office:value="0.00123816175545256">
            <text:p>0.00</text:p>
          </table:table-cell>
          <table:table-cell table:number-columns-repeated="3"/>
          <table:table-cell table:formula="of:=([.F100]-[.$S$2])/131" office:value-type="float" office:value="-0.974045801526717">
            <text:p>-0.97</text:p>
          </table:table-cell>
          <table:table-cell/>
          <table:table-cell table:formula="of:=[.T100]*0.1+[.V99]" office:value-type="float" office:value="2.1630534351145">
            <text:p>2.16</text:p>
          </table:table-cell>
          <table:table-cell table:formula="of:=[.V100]*2*3.141592/360" office:value-type="float" office:value="0.0377523964851569">
            <text:p>0.04</text:p>
          </table:table-cell>
          <table:table-cell/>
          <table:table-cell table:formula="of:=COS([.W99])" office:value-type="float" office:value="0.9992218539508">
            <text:p>1.00</text:p>
          </table:table-cell>
          <table:table-cell table:formula="of:=SIN([.W99])" office:value-type="float" office:value="0.0394421929806945">
            <text:p>0.04</text:p>
          </table:table-cell>
        </table:table-row>
        <table:table-row table:style-name="ro1">
          <table:table-cell office:value-type="float" office:value="16140">
            <text:p>16140</text:p>
          </table:table-cell>
          <table:table-cell office:value-type="float" office:value="-1200">
            <text:p>-1200</text:p>
          </table:table-cell>
          <table:table-cell office:value-type="float" office:value="-4932">
            <text:p>-4932</text:p>
          </table:table-cell>
          <table:table-cell office:value-type="float" office:value="26.69">
            <text:p>26.69</text:p>
          </table:table-cell>
          <table:table-cell office:value-type="float" office:value="511">
            <text:p>511</text:p>
          </table:table-cell>
          <table:table-cell office:value-type="float" office:value="-257">
            <text:p>-257</text:p>
          </table:table-cell>
          <table:table-cell office:value-type="string">
            <text:p>10<text:tab/><text:tab/><text:tab/><text:tab/></text:p>
          </table:table-cell>
          <table:table-cell table:number-columns-repeated="2"/>
          <table:table-cell table:formula="of:=([.E101]-[.$I$2])/131" office:value-type="float" office:value="2.57531806615776">
            <text:p>2.58</text:p>
          </table:table-cell>
          <table:table-cell/>
          <table:table-cell table:formula="of:=[.L100]+[.J101]*0.1" office:value-type="float" office:value="0.308142493638679">
            <text:p>0.31</text:p>
          </table:table-cell>
          <table:table-cell table:formula="of:=[.L101]*2*3.141592/360" office:value-type="float" office:value="0.00537809996041846">
            <text:p>0.01</text:p>
          </table:table-cell>
          <table:table-cell/>
          <table:table-cell table:formula="of:=COS([.M100])" office:value-type="float" office:value="0.999999609870316">
            <text:p>1.00</text:p>
          </table:table-cell>
          <table:table-cell table:formula="of:=SIN([.M100])" office:value-type="float" office:value="0.000883322826605686">
            <text:p>0.00</text:p>
          </table:table-cell>
          <table:table-cell table:number-columns-repeated="3"/>
          <table:table-cell table:formula="of:=([.F101]-[.$S$2])/131" office:value-type="float" office:value="-0.661068702290076">
            <text:p>-0.66</text:p>
          </table:table-cell>
          <table:table-cell/>
          <table:table-cell table:formula="of:=[.T101]*0.1+[.V100]" office:value-type="float" office:value="2.09694656488549">
            <text:p>2.10</text:p>
          </table:table-cell>
          <table:table-cell table:formula="of:=[.V101]*2*3.141592/360" office:value-type="float" office:value="0.0365986141815097">
            <text:p>0.04</text:p>
          </table:table-cell>
          <table:table-cell/>
          <table:table-cell table:formula="of:=COS([.W100])" office:value-type="float" office:value="0.999287462914079">
            <text:p>1.00</text:p>
          </table:table-cell>
          <table:table-cell table:formula="of:=SIN([.W100])" office:value-type="float" office:value="0.0377434293982867">
            <text:p>0.04</text:p>
          </table:table-cell>
        </table:table-row>
        <table:table-row table:style-name="ro1">
          <table:table-cell office:value-type="float" office:value="15832">
            <text:p>15832</text:p>
          </table:table-cell>
          <table:table-cell office:value-type="float" office:value="-1136">
            <text:p>-1136</text:p>
          </table:table-cell>
          <table:table-cell office:value-type="float" office:value="-4868">
            <text:p>-4868</text:p>
          </table:table-cell>
          <table:table-cell office:value-type="float" office:value="26.74">
            <text:p>26.74</text:p>
          </table:table-cell>
          <table:table-cell office:value-type="float" office:value="370">
            <text:p>370</text:p>
          </table:table-cell>
          <table:table-cell office:value-type="float" office:value="-262">
            <text:p>-262</text:p>
          </table:table-cell>
          <table:table-cell office:value-type="string">
            <text:p>68<text:tab/><text:tab/><text:tab/><text:tab/></text:p>
          </table:table-cell>
          <table:table-cell table:number-columns-repeated="2"/>
          <table:table-cell table:formula="of:=([.E102]-[.$I$2])/131" office:value-type="float" office:value="1.49898218829517">
            <text:p>1.50</text:p>
          </table:table-cell>
          <table:table-cell/>
          <table:table-cell table:formula="of:=[.L101]+[.J102]*0.1" office:value-type="float" office:value="0.458040712468195">
            <text:p>0.46</text:p>
          </table:table-cell>
          <table:table-cell table:formula="of:=[.L102]*2*3.141592/360" office:value-type="float" office:value="0.0079943168775799">
            <text:p>0.01</text:p>
          </table:table-cell>
          <table:table-cell/>
          <table:table-cell table:formula="of:=COS([.M101])" office:value-type="float" office:value="0.999985538055266">
            <text:p>1.00</text:p>
          </table:table-cell>
          <table:table-cell table:formula="of:=SIN([.M101])" office:value-type="float" office:value="0.00537807403446533">
            <text:p>0.01</text:p>
          </table:table-cell>
          <table:table-cell table:number-columns-repeated="3"/>
          <table:table-cell table:formula="of:=([.F102]-[.$S$2])/131" office:value-type="float" office:value="-0.699236641221374">
            <text:p>-0.70</text:p>
          </table:table-cell>
          <table:table-cell/>
          <table:table-cell table:formula="of:=[.T102]*0.1+[.V101]" office:value-type="float" office:value="2.02702290076336">
            <text:p>2.03</text:p>
          </table:table-cell>
          <table:table-cell table:formula="of:=[.V102]*2*3.141592/360" office:value-type="float" office:value="0.0353782162714164">
            <text:p>0.04</text:p>
          </table:table-cell>
          <table:table-cell/>
          <table:table-cell table:formula="of:=COS([.W101])" office:value-type="float" office:value="0.999330345472877">
            <text:p>1.00</text:p>
          </table:table-cell>
          <table:table-cell table:formula="of:=SIN([.W101])" office:value-type="float" office:value="0.0365904443408454">
            <text:p>0.04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1116">
            <text:p>-1116</text:p>
          </table:table-cell>
          <table:table-cell office:value-type="float" office:value="-4900">
            <text:p>-4900</text:p>
          </table:table-cell>
          <table:table-cell office:value-type="float" office:value="26.79">
            <text:p>26.79</text:p>
          </table:table-cell>
          <table:table-cell office:value-type="float" office:value="292">
            <text:p>292</text:p>
          </table:table-cell>
          <table:table-cell office:value-type="float" office:value="18">
            <text:p>18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([.E103]-[.$I$2])/131" office:value-type="float" office:value="0.903562340966921">
            <text:p>0.90</text:p>
          </table:table-cell>
          <table:table-cell/>
          <table:table-cell table:formula="of:=[.L102]+[.J103]*0.1" office:value-type="float" office:value="0.548396946564887">
            <text:p>0.55</text:p>
          </table:table-cell>
          <table:table-cell table:formula="of:=[.L103]*2*3.141592/360" office:value-type="float" office:value="0.00957133033418154">
            <text:p>0.01</text:p>
          </table:table-cell>
          <table:table-cell/>
          <table:table-cell table:formula="of:=COS([.M102])" office:value-type="float" office:value="0.999968045619012">
            <text:p>1.00</text:p>
          </table:table-cell>
          <table:table-cell table:formula="of:=SIN([.M102])" office:value-type="float" office:value="0.00799423172624942">
            <text:p>0.01</text:p>
          </table:table-cell>
          <table:table-cell table:number-columns-repeated="3"/>
          <table:table-cell table:formula="of:=([.F103]-[.$S$2])/131" office:value-type="float" office:value="1.4381679389313">
            <text:p>1.44</text:p>
          </table:table-cell>
          <table:table-cell/>
          <table:table-cell table:formula="of:=[.T103]*0.1+[.V102]" office:value-type="float" office:value="2.17083969465649">
            <text:p>2.17</text:p>
          </table:table-cell>
          <table:table-cell table:formula="of:=[.V103]*2*3.141592/360" office:value-type="float" office:value="0.037888292322307">
            <text:p>0.04</text:p>
          </table:table-cell>
          <table:table-cell/>
          <table:table-cell table:formula="of:=COS([.W102])" office:value-type="float" office:value="0.99937425617684">
            <text:p>1.00</text:p>
          </table:table-cell>
          <table:table-cell table:formula="of:=SIN([.W102])" office:value-type="float" office:value="0.0353708367301011">
            <text:p>0.04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216">
            <text:p>-1216</text:p>
          </table:table-cell>
          <table:table-cell office:value-type="float" office:value="-4636">
            <text:p>-4636</text:p>
          </table:table-cell>
          <table:table-cell office:value-type="float" office:value="26.69">
            <text:p>26.69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string">
            <text:p>51<text:tab/><text:tab/><text:tab/><text:tab/></text:p>
          </table:table-cell>
          <table:table-cell table:number-columns-repeated="2"/>
          <table:table-cell table:formula="of:=([.E104]-[.$I$2])/131" office:value-type="float" office:value="0.476081424936387">
            <text:p>0.48</text:p>
          </table:table-cell>
          <table:table-cell/>
          <table:table-cell table:formula="of:=[.L103]+[.J104]*0.1" office:value-type="float" office:value="0.596005089058526">
            <text:p>0.60</text:p>
          </table:table-cell>
          <table:table-cell table:formula="of:=[.L104]*2*3.141592/360" office:value-type="float" office:value="0.0104022489985864">
            <text:p>0.01</text:p>
          </table:table-cell>
          <table:table-cell/>
          <table:table-cell table:formula="of:=COS([.M103])" office:value-type="float" office:value="0.999954195167502">
            <text:p>1.00</text:p>
          </table:table-cell>
          <table:table-cell table:formula="of:=SIN([.M103])" office:value-type="float" office:value="0.0095711841960077">
            <text:p>0.01</text:p>
          </table:table-cell>
          <table:table-cell table:number-columns-repeated="3"/>
          <table:table-cell table:formula="of:=([.F104]-[.$S$2])/131" office:value-type="float" office:value="3.20152671755725">
            <text:p>3.20</text:p>
          </table:table-cell>
          <table:table-cell/>
          <table:table-cell table:formula="of:=[.T104]*0.1+[.V103]" office:value-type="float" office:value="2.49099236641221">
            <text:p>2.49</text:p>
          </table:table-cell>
          <table:table-cell table:formula="of:=[.V104]*2*3.141592/360" office:value-type="float" office:value="0.0434760093910093">
            <text:p>0.04</text:p>
          </table:table-cell>
          <table:table-cell/>
          <table:table-cell table:formula="of:=COS([.W103])" office:value-type="float" office:value="0.9992823245119">
            <text:p>1.00</text:p>
          </table:table-cell>
          <table:table-cell table:formula="of:=SIN([.W103])" office:value-type="float" office:value="0.0378792280556783">
            <text:p>0.04</text:p>
          </table:table-cell>
        </table:table-row>
        <table:table-row table:style-name="ro1">
          <table:table-cell office:value-type="float" office:value="16096">
            <text:p>16096</text:p>
          </table:table-cell>
          <table:table-cell office:value-type="float" office:value="-1128">
            <text:p>-1128</text:p>
          </table:table-cell>
          <table:table-cell office:value-type="float" office:value="-4832">
            <text:p>-4832</text:p>
          </table:table-cell>
          <table:table-cell office:value-type="float" office:value="26.65">
            <text:p>26.65</text:p>
          </table:table-cell>
          <table:table-cell office:value-type="float" office:value="228">
            <text:p>228</text:p>
          </table:table-cell>
          <table:table-cell office:value-type="float" office:value="-411">
            <text:p>-411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([.E105]-[.$I$2])/131" office:value-type="float" office:value="0.41501272264631">
            <text:p>0.42</text:p>
          </table:table-cell>
          <table:table-cell/>
          <table:table-cell table:formula="of:=[.L104]+[.J105]*0.1" office:value-type="float" office:value="0.637506361323157">
            <text:p>0.64</text:p>
          </table:table-cell>
          <table:table-cell table:formula="of:=[.L105]*2*3.141592/360" office:value-type="float" office:value="0.0111265826926774">
            <text:p>0.01</text:p>
          </table:table-cell>
          <table:table-cell/>
          <table:table-cell table:formula="of:=COS([.M104])" office:value-type="float" office:value="0.999945897095747">
            <text:p>1.00</text:p>
          </table:table-cell>
          <table:table-cell table:formula="of:=SIN([.M104])" office:value-type="float" office:value="0.0104020614006159">
            <text:p>0.01</text:p>
          </table:table-cell>
          <table:table-cell table:number-columns-repeated="3"/>
          <table:table-cell table:formula="of:=([.F105]-[.$S$2])/131" office:value-type="float" office:value="-1.83664122137405">
            <text:p>-1.84</text:p>
          </table:table-cell>
          <table:table-cell/>
          <table:table-cell table:formula="of:=[.T105]*0.1+[.V104]" office:value-type="float" office:value="2.30732824427481">
            <text:p>2.31</text:p>
          </table:table-cell>
          <table:table-cell table:formula="of:=[.V105]*2*3.141592/360" office:value-type="float" office:value="0.040270466408821">
            <text:p>0.04</text:p>
          </table:table-cell>
          <table:table-cell/>
          <table:table-cell table:formula="of:=COS([.W104])" office:value-type="float" office:value="0.999055067157573">
            <text:p>1.00</text:p>
          </table:table-cell>
          <table:table-cell table:formula="of:=SIN([.W104])" office:value-type="float" office:value="0.043462314558446">
            <text:p>0.0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-1220">
            <text:p>-1220</text:p>
          </table:table-cell>
          <table:table-cell office:value-type="float" office:value="-4988">
            <text:p>-4988</text:p>
          </table:table-cell>
          <table:table-cell office:value-type="float" office:value="26.65">
            <text:p>26.65</text:p>
          </table:table-cell>
          <table:table-cell office:value-type="float" office:value="97">
            <text:p>97</text:p>
          </table:table-cell>
          <table:table-cell office:value-type="float" office:value="-247">
            <text:p>-247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([.E106]-[.$I$2])/131" office:value-type="float" office:value="-0.584987277353689">
            <text:p>-0.58</text:p>
          </table:table-cell>
          <table:table-cell/>
          <table:table-cell table:formula="of:=[.L105]+[.J106]*0.1" office:value-type="float" office:value="0.579007633587788">
            <text:p>0.58</text:p>
          </table:table-cell>
          <table:table-cell table:formula="of:=[.L106]*2*3.141592/360" office:value-type="float" office:value="0.0101055874978796">
            <text:p>0.01</text:p>
          </table:table-cell>
          <table:table-cell/>
          <table:table-cell table:formula="of:=COS([.M105])" office:value-type="float" office:value="0.999938100217399">
            <text:p>1.00</text:p>
          </table:table-cell>
          <table:table-cell table:formula="of:=SIN([.M105])" office:value-type="float" office:value="0.0111263531140468">
            <text:p>0.01</text:p>
          </table:table-cell>
          <table:table-cell table:number-columns-repeated="3"/>
          <table:table-cell table:formula="of:=([.F106]-[.$S$2])/131" office:value-type="float" office:value="-0.584732824427481">
            <text:p>-0.58</text:p>
          </table:table-cell>
          <table:table-cell/>
          <table:table-cell table:formula="of:=[.T106]*0.1+[.V105]" office:value-type="float" office:value="2.24885496183206">
            <text:p>2.25</text:p>
          </table:table-cell>
          <table:table-cell table:formula="of:=[.V106]*2*3.141592/360" office:value-type="float" office:value="0.0392499153180661">
            <text:p>0.04</text:p>
          </table:table-cell>
          <table:table-cell/>
          <table:table-cell table:formula="of:=COS([.W105])" office:value-type="float" office:value="0.999189254342719">
            <text:p>1.00</text:p>
          </table:table-cell>
          <table:table-cell table:formula="of:=SIN([.W105])" office:value-type="float" office:value="0.04025958278523">
            <text:p>0.04</text:p>
          </table:table-cell>
        </table:table-row>
        <table:table-row table:style-name="ro1">
          <table:table-cell office:value-type="float" office:value="15996">
            <text:p>15996</text:p>
          </table:table-cell>
          <table:table-cell office:value-type="float" office:value="-1192">
            <text:p>-1192</text:p>
          </table:table-cell>
          <table:table-cell office:value-type="float" office:value="-4872">
            <text:p>-4872</text:p>
          </table:table-cell>
          <table:table-cell office:value-type="float" office:value="26.79">
            <text:p>26.79</text:p>
          </table:table-cell>
          <table:table-cell office:value-type="float" office:value="63">
            <text:p>63</text:p>
          </table:table-cell>
          <table:table-cell office:value-type="float" office:value="-160">
            <text:p>-16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([.E107]-[.$I$2])/131" office:value-type="float" office:value="-0.844529262086514">
            <text:p>-0.84</text:p>
          </table:table-cell>
          <table:table-cell/>
          <table:table-cell table:formula="of:=[.L106]+[.J107]*0.1" office:value-type="float" office:value="0.494554707379137">
            <text:p>0.49</text:p>
          </table:table-cell>
          <table:table-cell table:formula="of:=[.L107]*2*3.141592/360" office:value-type="float" office:value="0.00863160617924798">
            <text:p>0.01</text:p>
          </table:table-cell>
          <table:table-cell/>
          <table:table-cell table:formula="of:=COS([.M106])" office:value-type="float" office:value="0.999948938985205">
            <text:p>1.00</text:p>
          </table:table-cell>
          <table:table-cell table:formula="of:=SIN([.M106])" office:value-type="float" office:value="0.0101054154967765">
            <text:p>0.01</text:p>
          </table:table-cell>
          <table:table-cell table:number-columns-repeated="3"/>
          <table:table-cell table:formula="of:=([.F107]-[.$S$2])/131" office:value-type="float" office:value="0.0793893129770993">
            <text:p>0.08</text:p>
          </table:table-cell>
          <table:table-cell/>
          <table:table-cell table:formula="of:=[.T107]*0.1+[.V106]" office:value-type="float" office:value="2.25679389312977">
            <text:p>2.26</text:p>
          </table:table-cell>
          <table:table-cell table:formula="of:=[.V107]*2*3.141592/360" office:value-type="float" office:value="0.0393884757794741">
            <text:p>0.04</text:p>
          </table:table-cell>
          <table:table-cell/>
          <table:table-cell table:formula="of:=COS([.W106])" office:value-type="float" office:value="0.999229820956698">
            <text:p>1.00</text:p>
          </table:table-cell>
          <table:table-cell table:formula="of:=SIN([.W106])" office:value-type="float" office:value="0.0392398383131815">
            <text:p>0.04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208">
            <text:p>-1208</text:p>
          </table:table-cell>
          <table:table-cell office:value-type="float" office:value="-4940">
            <text:p>-4940</text:p>
          </table:table-cell>
          <table:table-cell office:value-type="float" office:value="26.74">
            <text:p>26.74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187<text:tab/><text:tab/><text:tab/><text:tab/></text:p>
          </table:table-cell>
          <table:table-cell table:number-columns-repeated="2"/>
          <table:table-cell table:formula="of:=([.E108]-[.$I$2])/131" office:value-type="float" office:value="-1.20330788804071">
            <text:p>-1.20</text:p>
          </table:table-cell>
          <table:table-cell/>
          <table:table-cell table:formula="of:=[.L107]+[.J108]*0.1" office:value-type="float" office:value="0.374223918575065">
            <text:p>0.37</text:p>
          </table:table-cell>
          <table:table-cell table:formula="of:=[.L108]*2*3.141592/360" office:value-type="float" office:value="0.00653143816002265">
            <text:p>0.01</text:p>
          </table:table-cell>
          <table:table-cell/>
          <table:table-cell table:formula="of:=COS([.M107])" office:value-type="float" office:value="0.999962747918672">
            <text:p>1.00</text:p>
          </table:table-cell>
          <table:table-cell table:formula="of:=SIN([.M107])" office:value-type="float" office:value="0.00863149899721667">
            <text:p>0.01</text:p>
          </table:table-cell>
          <table:table-cell table:number-columns-repeated="3"/>
          <table:table-cell table:formula="of:=([.F108]-[.$S$2])/131" office:value-type="float" office:value="1.77404580152672">
            <text:p>1.77</text:p>
          </table:table-cell>
          <table:table-cell/>
          <table:table-cell table:formula="of:=[.T108]*0.1+[.V107]" office:value-type="float" office:value="2.43419847328244">
            <text:p>2.43</text:p>
          </table:table-cell>
          <table:table-cell table:formula="of:=[.V108]*2*3.141592/360" office:value-type="float" office:value="0.0424847691670907">
            <text:p>0.04</text:p>
          </table:table-cell>
          <table:table-cell/>
          <table:table-cell table:formula="of:=COS([.W107])" office:value-type="float" office:value="0.999224374274506">
            <text:p>1.00</text:p>
          </table:table-cell>
          <table:table-cell table:formula="of:=SIN([.W107])" office:value-type="float" office:value="0.0393782916811">
            <text:p>0.04</text:p>
          </table:table-cell>
        </table:table-row>
        <table:table-row table:style-name="ro1">
          <table:table-cell office:value-type="float" office:value="15888">
            <text:p>15888</text:p>
          </table:table-cell>
          <table:table-cell office:value-type="float" office:value="-1220">
            <text:p>-1220</text:p>
          </table:table-cell>
          <table:table-cell office:value-type="float" office:value="-4904">
            <text:p>-4904</text:p>
          </table:table-cell>
          <table:table-cell office:value-type="float" office:value="26.84">
            <text:p>26.84</text:p>
          </table:table-cell>
          <table:table-cell office:value-type="float" office:value="196">
            <text:p>196</text:p>
          </table:table-cell>
          <table:table-cell office:value-type="float" office:value="-270">
            <text:p>-270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([.E109]-[.$I$2])/131" office:value-type="float" office:value="0.170737913486005">
            <text:p>0.17</text:p>
          </table:table-cell>
          <table:table-cell/>
          <table:table-cell table:formula="of:=[.L108]+[.J109]*0.1" office:value-type="float" office:value="0.391297709923666">
            <text:p>0.39</text:p>
          </table:table-cell>
          <table:table-cell table:formula="of:=[.L109]*2*3.141592/360" office:value-type="float" office:value="0.00682943197285839">
            <text:p>0.01</text:p>
          </table:table-cell>
          <table:table-cell/>
          <table:table-cell table:formula="of:=COS([.M108])" office:value-type="float" office:value="0.999978670233608">
            <text:p>1.00</text:p>
          </table:table-cell>
          <table:table-cell table:formula="of:=SIN([.M108])" office:value-type="float" office:value="0.0065313917219399">
            <text:p>0.01</text:p>
          </table:table-cell>
          <table:table-cell table:number-columns-repeated="3"/>
          <table:table-cell table:formula="of:=([.F109]-[.$S$2])/131" office:value-type="float" office:value="-0.76030534351145">
            <text:p>-0.76</text:p>
          </table:table-cell>
          <table:table-cell/>
          <table:table-cell table:formula="of:=[.T109]*0.1+[.V108]" office:value-type="float" office:value="2.3581679389313">
            <text:p>2.36</text:p>
          </table:table-cell>
          <table:table-cell table:formula="of:=[.V109]*2*3.141592/360" office:value-type="float" office:value="0.0411577862866836">
            <text:p>0.04</text:p>
          </table:table-cell>
          <table:table-cell/>
          <table:table-cell table:formula="of:=COS([.W108])" office:value-type="float" office:value="0.999097657930608">
            <text:p>1.00</text:p>
          </table:table-cell>
          <table:table-cell table:formula="of:=SIN([.W108])" office:value-type="float" office:value="0.0424719898000384">
            <text:p>0.04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044">
            <text:p>-1044</text:p>
          </table:table-cell>
          <table:table-cell office:value-type="float" office:value="-4872">
            <text:p>-4872</text:p>
          </table:table-cell>
          <table:table-cell office:value-type="float" office:value="26.79">
            <text:p>26.79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string">
            <text:p>176<text:tab/><text:tab/><text:tab/><text:tab/></text:p>
          </table:table-cell>
          <table:table-cell table:number-columns-repeated="2"/>
          <table:table-cell table:formula="of:=([.E110]-[.$I$2])/131" office:value-type="float" office:value="-0.897964376590331">
            <text:p>-0.90</text:p>
          </table:table-cell>
          <table:table-cell/>
          <table:table-cell table:formula="of:=[.L109]+[.J110]*0.1" office:value-type="float" office:value="0.301501272264633">
            <text:p>0.30</text:p>
          </table:table-cell>
          <table:table-cell table:formula="of:=[.L110]*2*3.141592/360" office:value-type="float" office:value="0.00526218880520218">
            <text:p>0.01</text:p>
          </table:table-cell>
          <table:table-cell/>
          <table:table-cell table:formula="of:=COS([.M109])" office:value-type="float" office:value="0.999976679520105">
            <text:p>1.00</text:p>
          </table:table-cell>
          <table:table-cell table:formula="of:=SIN([.M109])" office:value-type="float" office:value="0.00682937888423218">
            <text:p>0.01</text:p>
          </table:table-cell>
          <table:table-cell table:number-columns-repeated="3"/>
          <table:table-cell table:formula="of:=([.F110]-[.$S$2])/131" office:value-type="float" office:value="2.20152671755725">
            <text:p>2.20</text:p>
          </table:table-cell>
          <table:table-cell/>
          <table:table-cell table:formula="of:=[.T110]*0.1+[.V109]" office:value-type="float" office:value="2.57832061068702">
            <text:p>2.58</text:p>
          </table:table-cell>
          <table:table-cell table:formula="of:=[.V110]*2*3.141592/360" office:value-type="float" office:value="0.045000174466497">
            <text:p>0.05</text:p>
          </table:table-cell>
          <table:table-cell/>
          <table:table-cell table:formula="of:=COS([.W109])" office:value-type="float" office:value="0.999153137870235">
            <text:p>1.00</text:p>
          </table:table-cell>
          <table:table-cell table:formula="of:=SIN([.W109])" office:value-type="float" office:value="0.041146167307093">
            <text:p>0.04</text:p>
          </table:table-cell>
        </table:table-row>
        <table:table-row table:style-name="ro1">
          <table:table-cell office:value-type="float" office:value="15880">
            <text:p>15880</text:p>
          </table:table-cell>
          <table:table-cell office:value-type="float" office:value="-1204">
            <text:p>-1204</text:p>
          </table:table-cell>
          <table:table-cell office:value-type="float" office:value="-4992">
            <text:p>-4992</text:p>
          </table:table-cell>
          <table:table-cell office:value-type="float" office:value="26.79">
            <text:p>26.79</text:p>
          </table:table-cell>
          <table:table-cell office:value-type="float" office:value="145">
            <text:p>145</text:p>
          </table:table-cell>
          <table:table-cell office:value-type="float" office:value="-285">
            <text:p>-285</text:p>
          </table:table-cell>
          <table:table-cell office:value-type="string">
            <text:p>108<text:tab/><text:tab/><text:tab/><text:tab/></text:p>
          </table:table-cell>
          <table:table-cell table:number-columns-repeated="2"/>
          <table:table-cell table:formula="of:=([.E111]-[.$I$2])/131" office:value-type="float" office:value="-0.218575063613231">
            <text:p>-0.22</text:p>
          </table:table-cell>
          <table:table-cell/>
          <table:table-cell table:formula="of:=[.L110]+[.J111]*0.1" office:value-type="float" office:value="0.27964376590331">
            <text:p>0.28</text:p>
          </table:table-cell>
          <table:table-cell table:formula="of:=[.L111]*2*3.141592/360" office:value-type="float" office:value="0.00488070343228728">
            <text:p>0.00</text:p>
          </table:table-cell>
          <table:table-cell/>
          <table:table-cell table:formula="of:=COS([.M110])" office:value-type="float" office:value="0.999986154716438">
            <text:p>1.00</text:p>
          </table:table-cell>
          <table:table-cell table:formula="of:=SIN([.M110])" office:value-type="float" office:value="0.00526216451968104">
            <text:p>0.01</text:p>
          </table:table-cell>
          <table:table-cell table:number-columns-repeated="3"/>
          <table:table-cell table:formula="of:=([.F111]-[.$S$2])/131" office:value-type="float" office:value="-0.874809160305344">
            <text:p>-0.87</text:p>
          </table:table-cell>
          <table:table-cell/>
          <table:table-cell table:formula="of:=[.T111]*0.1+[.V110]" office:value-type="float" office:value="2.49083969465649">
            <text:p>2.49</text:p>
          </table:table-cell>
          <table:table-cell table:formula="of:=[.V111]*2*3.141592/360" office:value-type="float" office:value="0.0434733447667515">
            <text:p>0.04</text:p>
          </table:table-cell>
          <table:table-cell/>
          <table:table-cell table:formula="of:=COS([.W110])" office:value-type="float" office:value="0.998987662999484">
            <text:p>1.00</text:p>
          </table:table-cell>
          <table:table-cell table:formula="of:=SIN([.W110])" office:value-type="float" office:value="0.044984988327539">
            <text:p>0.04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244">
            <text:p>-1244</text:p>
          </table:table-cell>
          <table:table-cell office:value-type="float" office:value="-4780">
            <text:p>-4780</text:p>
          </table:table-cell>
          <table:table-cell office:value-type="float" office:value="26.79">
            <text:p>26.79</text:p>
          </table:table-cell>
          <table:table-cell office:value-type="float" office:value="25">
            <text:p>25</text:p>
          </table:table-cell>
          <table:table-cell office:value-type="float" office:value="-199">
            <text:p>-199</text:p>
          </table:table-cell>
          <table:table-cell office:value-type="string">
            <text:p>252<text:tab/><text:tab/><text:tab/><text:tab/></text:p>
          </table:table-cell>
          <table:table-cell table:number-columns-repeated="2"/>
          <table:table-cell table:formula="of:=([.E112]-[.$I$2])/131" office:value-type="float" office:value="-1.13460559796438">
            <text:p>-1.13</text:p>
          </table:table-cell>
          <table:table-cell/>
          <table:table-cell table:formula="of:=[.L111]+[.J112]*0.1" office:value-type="float" office:value="0.166183206106872">
            <text:p>0.17</text:p>
          </table:table-cell>
          <table:table-cell table:formula="of:=[.L112]*2*3.141592/360" office:value-type="float" office:value="0.002900443504665">
            <text:p>0.00</text:p>
          </table:table-cell>
          <table:table-cell/>
          <table:table-cell table:formula="of:=COS([.M111])" office:value-type="float" office:value="0.999988089390647">
            <text:p>1.00</text:p>
          </table:table-cell>
          <table:table-cell table:formula="of:=SIN([.M111])" office:value-type="float" office:value="0.00488068405488791">
            <text:p>0.00</text:p>
          </table:table-cell>
          <table:table-cell table:number-columns-repeated="3"/>
          <table:table-cell table:formula="of:=([.F112]-[.$S$2])/131" office:value-type="float" office:value="-0.218320610687023">
            <text:p>-0.22</text:p>
          </table:table-cell>
          <table:table-cell/>
          <table:table-cell table:formula="of:=[.T112]*0.1+[.V111]" office:value-type="float" office:value="2.46900763358778">
            <text:p>2.47</text:p>
          </table:table-cell>
          <table:table-cell table:formula="of:=[.V112]*2*3.141592/360" office:value-type="float" office:value="0.0430923034978795">
            <text:p>0.04</text:p>
          </table:table-cell>
          <table:table-cell/>
          <table:table-cell table:formula="of:=COS([.W111])" office:value-type="float" office:value="0.999055182964764">
            <text:p>1.00</text:p>
          </table:table-cell>
          <table:table-cell table:formula="of:=SIN([.W111])" office:value-type="float" office:value="0.0434596524519248">
            <text:p>0.04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1204">
            <text:p>-1204</text:p>
          </table:table-cell>
          <table:table-cell office:value-type="float" office:value="-4824">
            <text:p>-4824</text:p>
          </table:table-cell>
          <table:table-cell office:value-type="float" office:value="26.74">
            <text:p>26.74</text:p>
          </table:table-cell>
          <table:table-cell office:value-type="float" office:value="4">
            <text:p>4</text:p>
          </table:table-cell>
          <table:table-cell office:value-type="float" office:value="-326">
            <text:p>-326</text:p>
          </table:table-cell>
          <table:table-cell office:value-type="string">
            <text:p>229<text:tab/><text:tab/><text:tab/><text:tab/></text:p>
          </table:table-cell>
          <table:table-cell table:number-columns-repeated="2"/>
          <table:table-cell table:formula="of:=([.E113]-[.$I$2])/131" office:value-type="float" office:value="-1.29491094147583">
            <text:p>-1.29</text:p>
          </table:table-cell>
          <table:table-cell/>
          <table:table-cell table:formula="of:=[.L112]+[.J113]*0.1" office:value-type="float" office:value="0.0366921119592894">
            <text:p>0.04</text:p>
          </table:table-cell>
          <table:table-cell table:formula="of:=[.L113]*2*3.141592/360" office:value-type="float" office:value="0.000640398029968933">
            <text:p>0.00</text:p>
          </table:table-cell>
          <table:table-cell/>
          <table:table-cell table:formula="of:=COS([.M112])" office:value-type="float" office:value="0.999995793716687">
            <text:p>1.00</text:p>
          </table:table-cell>
          <table:table-cell table:formula="of:=SIN([.M112])" office:value-type="float" office:value="0.00290043943796816">
            <text:p>0.00</text:p>
          </table:table-cell>
          <table:table-cell table:number-columns-repeated="3"/>
          <table:table-cell table:formula="of:=([.F113]-[.$S$2])/131" office:value-type="float" office:value="-1.18778625954198">
            <text:p>-1.19</text:p>
          </table:table-cell>
          <table:table-cell/>
          <table:table-cell table:formula="of:=[.T113]*0.1+[.V112]" office:value-type="float" office:value="2.35022900763359">
            <text:p>2.35</text:p>
          </table:table-cell>
          <table:table-cell table:formula="of:=[.V113]*2*3.141592/360" office:value-type="float" office:value="0.0410192258252756">
            <text:p>0.04</text:p>
          </table:table-cell>
          <table:table-cell/>
          <table:table-cell table:formula="of:=COS([.W112])" office:value-type="float" office:value="0.999071670357845">
            <text:p>1.00</text:p>
          </table:table-cell>
          <table:table-cell table:formula="of:=SIN([.W112])" office:value-type="float" office:value="0.0430789680515402">
            <text:p>0.04</text:p>
          </table:table-cell>
        </table:table-row>
        <table:table-row table:style-name="ro1">
          <table:table-cell office:value-type="float" office:value="15956">
            <text:p>15956</text:p>
          </table:table-cell>
          <table:table-cell office:value-type="float" office:value="-1320">
            <text:p>-1320</text:p>
          </table:table-cell>
          <table:table-cell office:value-type="float" office:value="-4660">
            <text:p>-4660</text:p>
          </table:table-cell>
          <table:table-cell office:value-type="float" office:value="26.74">
            <text:p>26.74</text:p>
          </table:table-cell>
          <table:table-cell office:value-type="float" office:value="-201">
            <text:p>-201</text:p>
          </table:table-cell>
          <table:table-cell office:value-type="float" office:value="439">
            <text:p>439</text:p>
          </table:table-cell>
          <table:table-cell office:value-type="string">
            <text:p>264<text:tab/><text:tab/><text:tab/><text:tab/></text:p>
          </table:table-cell>
          <table:table-cell table:number-columns-repeated="2"/>
          <table:table-cell table:formula="of:=([.E114]-[.$I$2])/131" office:value-type="float" office:value="-2.85979643765903">
            <text:p>-2.86</text:p>
          </table:table-cell>
          <table:table-cell/>
          <table:table-cell table:formula="of:=[.L113]+[.J114]*0.1" office:value-type="float" office:value="-0.249287531806614">
            <text:p>-0.25</text:p>
          </table:table-cell>
          <table:table-cell table:formula="of:=[.L114]*2*3.141592/360" office:value-type="float" office:value="-0.00435088730901891">
            <text:p>0.00</text:p>
          </table:table-cell>
          <table:table-cell/>
          <table:table-cell table:formula="of:=COS([.M113])" office:value-type="float" office:value="0.999999794945189">
            <text:p>1.00</text:p>
          </table:table-cell>
          <table:table-cell table:formula="of:=SIN([.M113])" office:value-type="float" office:value="0.0006403979861967">
            <text:p>0.00</text:p>
          </table:table-cell>
          <table:table-cell table:number-columns-repeated="3"/>
          <table:table-cell table:formula="of:=([.F114]-[.$S$2])/131" office:value-type="float" office:value="4.65190839694657">
            <text:p>4.65</text:p>
          </table:table-cell>
          <table:table-cell/>
          <table:table-cell table:formula="of:=[.T114]*0.1+[.V113]" office:value-type="float" office:value="2.81541984732824">
            <text:p>2.82</text:p>
          </table:table-cell>
          <table:table-cell table:formula="of:=[.V114]*2*3.141592/360" office:value-type="float" office:value="0.0491383359389313">
            <text:p>0.05</text:p>
          </table:table-cell>
          <table:table-cell/>
          <table:table-cell table:formula="of:=COS([.W113])" office:value-type="float" office:value="0.999158829510773">
            <text:p>1.00</text:p>
          </table:table-cell>
          <table:table-cell table:formula="of:=SIN([.W113])" office:value-type="float" office:value="0.0410077237927528">
            <text:p>0.04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544">
            <text:p>-1544</text:p>
          </table:table-cell>
          <table:table-cell office:value-type="float" office:value="-4552">
            <text:p>-4552</text:p>
          </table:table-cell>
          <table:table-cell office:value-type="float" office:value="26.6">
            <text:p>26.6</text:p>
          </table:table-cell>
          <table:table-cell office:value-type="float" office:value="-460">
            <text:p>-460</text:p>
          </table:table-cell>
          <table:table-cell office:value-type="float" office:value="1045">
            <text:p>1045</text:p>
          </table:table-cell>
          <table:table-cell office:value-type="string">
            <text:p>354<text:tab/><text:tab/><text:tab/><text:tab/></text:p>
          </table:table-cell>
          <table:table-cell table:number-columns-repeated="2"/>
          <table:table-cell table:formula="of:=([.E115]-[.$I$2])/131" office:value-type="float" office:value="-4.83689567430025">
            <text:p>-4.84</text:p>
          </table:table-cell>
          <table:table-cell/>
          <table:table-cell table:formula="of:=[.L114]+[.J115]*0.1" office:value-type="float" office:value="-0.732977099236639">
            <text:p>-0.73</text:p>
          </table:table-cell>
          <table:table-cell table:formula="of:=[.L115]*2*3.141592/360" office:value-type="float" office:value="-0.0127928610619168">
            <text:p>-0.01</text:p>
          </table:table-cell>
          <table:table-cell/>
          <table:table-cell table:formula="of:=COS([.M114])" office:value-type="float" office:value="0.999990534904743">
            <text:p>1.00</text:p>
          </table:table-cell>
          <table:table-cell table:formula="of:=SIN([.M114])" office:value-type="float" office:value="-0.00435087358182264">
            <text:p>0.00</text:p>
          </table:table-cell>
          <table:table-cell table:number-columns-repeated="3"/>
          <table:table-cell table:formula="of:=([.F115]-[.$S$2])/131" office:value-type="float" office:value="9.27786259541985">
            <text:p>9.28</text:p>
          </table:table-cell>
          <table:table-cell/>
          <table:table-cell table:formula="of:=[.T115]*0.1+[.V114]" office:value-type="float" office:value="3.74320610687023">
            <text:p>3.74</text:p>
          </table:table-cell>
          <table:table-cell table:formula="of:=[.V115]*2*3.141592/360" office:value-type="float" office:value="0.0653312575538592">
            <text:p>0.07</text:p>
          </table:table-cell>
          <table:table-cell/>
          <table:table-cell table:formula="of:=COS([.W114])" office:value-type="float" office:value="0.99879295487509">
            <text:p>1.00</text:p>
          </table:table-cell>
          <table:table-cell table:formula="of:=SIN([.W114])" office:value-type="float" office:value="0.0491185636179159">
            <text:p>0.05</text:p>
          </table:table-cell>
        </table:table-row>
        <table:table-row table:style-name="ro1">
          <table:table-cell office:value-type="float" office:value="15872">
            <text:p>15872</text:p>
          </table:table-cell>
          <table:table-cell office:value-type="float" office:value="-1592">
            <text:p>-1592</text:p>
          </table:table-cell>
          <table:table-cell office:value-type="float" office:value="-4152">
            <text:p>-4152</text:p>
          </table:table-cell>
          <table:table-cell office:value-type="float" office:value="26.79">
            <text:p>26.79</text:p>
          </table:table-cell>
          <table:table-cell office:value-type="float" office:value="-535">
            <text:p>-535</text:p>
          </table:table-cell>
          <table:table-cell office:value-type="float" office:value="1965">
            <text:p>1965</text:p>
          </table:table-cell>
          <table:table-cell office:value-type="string">
            <text:p>506<text:tab/><text:tab/><text:tab/><text:tab/></text:p>
          </table:table-cell>
          <table:table-cell table:number-columns-repeated="2"/>
          <table:table-cell table:formula="of:=([.E116]-[.$I$2])/131" office:value-type="float" office:value="-5.40941475826972">
            <text:p>-5.41</text:p>
          </table:table-cell>
          <table:table-cell/>
          <table:table-cell table:formula="of:=[.L115]+[.J116]*0.1" office:value-type="float" office:value="-1.27391857506361">
            <text:p>-1.27</text:p>
          </table:table-cell>
          <table:table-cell table:formula="of:=[.L116]*2*3.141592/360" office:value-type="float" office:value="-0.0222340689115069">
            <text:p>-0.02</text:p>
          </table:table-cell>
          <table:table-cell/>
          <table:table-cell table:formula="of:=COS([.M115])" office:value-type="float" office:value="0.999918172468907">
            <text:p>1.00</text:p>
          </table:table-cell>
          <table:table-cell table:formula="of:=SIN([.M115])" office:value-type="float" office:value="-0.0127925121239345">
            <text:p>-0.01</text:p>
          </table:table-cell>
          <table:table-cell table:number-columns-repeated="3"/>
          <table:table-cell table:formula="of:=([.F116]-[.$S$2])/131" office:value-type="float" office:value="16.3007633587786">
            <text:p>16.30</text:p>
          </table:table-cell>
          <table:table-cell/>
          <table:table-cell table:formula="of:=[.T116]*0.1+[.V115]" office:value-type="float" office:value="5.37328244274809">
            <text:p>5.37</text:p>
          </table:table-cell>
          <table:table-cell table:formula="of:=[.V116]*2*3.141592/360" office:value-type="float" office:value="0.093781450754877">
            <text:p>0.09</text:p>
          </table:table-cell>
          <table:table-cell/>
          <table:table-cell table:formula="of:=COS([.W115])" office:value-type="float" office:value="0.997866672339505">
            <text:p>1.00</text:p>
          </table:table-cell>
          <table:table-cell table:formula="of:=SIN([.W115])" office:value-type="float" office:value="0.0652847932835954">
            <text:p>0.07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-1804">
            <text:p>-1804</text:p>
          </table:table-cell>
          <table:table-cell office:value-type="float" office:value="-3508">
            <text:p>-3508</text:p>
          </table:table-cell>
          <table:table-cell office:value-type="float" office:value="26.74">
            <text:p>26.74</text:p>
          </table:table-cell>
          <table:table-cell office:value-type="float" office:value="-906">
            <text:p>-906</text:p>
          </table:table-cell>
          <table:table-cell office:value-type="float" office:value="-570">
            <text:p>-570</text:p>
          </table:table-cell>
          <table:table-cell office:value-type="string">
            <text:p>349<text:tab/><text:tab/><text:tab/><text:tab/></text:p>
          </table:table-cell>
          <table:table-cell table:number-columns-repeated="2"/>
          <table:table-cell table:formula="of:=([.E117]-[.$I$2])/131" office:value-type="float" office:value="-8.24147582697201">
            <text:p>-8.24</text:p>
          </table:table-cell>
          <table:table-cell/>
          <table:table-cell table:formula="of:=[.L116]+[.J117]*0.1" office:value-type="float" office:value="-2.09806615776081">
            <text:p>-2.10</text:p>
          </table:table-cell>
          <table:table-cell table:formula="of:=[.L117]*2*3.141592/360" office:value-type="float" office:value="-0.0366181547594006">
            <text:p>-0.04</text:p>
          </table:table-cell>
          <table:table-cell/>
          <table:table-cell table:formula="of:=COS([.M116])" office:value-type="float" office:value="0.999752833272389">
            <text:p>1.00</text:p>
          </table:table-cell>
          <table:table-cell table:formula="of:=SIN([.M116])" office:value-type="float" office:value="-0.0222322370406357">
            <text:p>-0.02</text:p>
          </table:table-cell>
          <table:table-cell table:number-columns-repeated="3"/>
          <table:table-cell table:formula="of:=([.F117]-[.$S$2])/131" office:value-type="float" office:value="-3.05038167938931">
            <text:p>-3.05</text:p>
          </table:table-cell>
          <table:table-cell/>
          <table:table-cell table:formula="of:=[.T117]*0.1+[.V116]" office:value-type="float" office:value="5.06824427480916">
            <text:p>5.07</text:p>
          </table:table-cell>
          <table:table-cell table:formula="of:=[.V117]*2*3.141592/360" office:value-type="float" office:value="0.0884575314877014">
            <text:p>0.09</text:p>
          </table:table-cell>
          <table:table-cell/>
          <table:table-cell table:formula="of:=COS([.W116])" office:value-type="float" office:value="0.995605741774536">
            <text:p>1.00</text:p>
          </table:table-cell>
          <table:table-cell table:formula="of:=SIN([.W116])" office:value-type="float" office:value="0.0936440438339604">
            <text:p>0.09</text:p>
          </table:table-cell>
        </table:table-row>
        <table:table-row table:style-name="ro1">
          <table:table-cell office:value-type="float" office:value="18156">
            <text:p>18156</text:p>
          </table:table-cell>
          <table:table-cell office:value-type="float" office:value="0">
            <text:p>0</text:p>
          </table:table-cell>
          <table:table-cell office:value-type="float" office:value="-3824">
            <text:p>-3824</text:p>
          </table:table-cell>
          <table:table-cell office:value-type="float" office:value="26.74">
            <text:p>26.74</text:p>
          </table:table-cell>
          <table:table-cell office:value-type="float" office:value="-2346">
            <text:p>-2346</text:p>
          </table:table-cell>
          <table:table-cell office:value-type="float" office:value="-5405">
            <text:p>-5405</text:p>
          </table:table-cell>
          <table:table-cell office:value-type="string">
            <text:p>327<text:tab/><text:tab/><text:tab/><text:tab/></text:p>
          </table:table-cell>
          <table:table-cell table:number-columns-repeated="2"/>
          <table:table-cell table:formula="of:=([.E118]-[.$I$2])/131" office:value-type="float" office:value="-19.2338422391858">
            <text:p>-19.23</text:p>
          </table:table-cell>
          <table:table-cell/>
          <table:table-cell table:formula="of:=[.L117]+[.J118]*0.1" office:value-type="float" office:value="-4.02145038167939">
            <text:p>-4.02</text:p>
          </table:table-cell>
          <table:table-cell table:formula="of:=[.L118]*2*3.141592/360" office:value-type="float" office:value="-0.0701875352637829">
            <text:p>-0.07</text:p>
          </table:table-cell>
          <table:table-cell/>
          <table:table-cell table:formula="of:=COS([.M117])" office:value-type="float" office:value="0.99932963028366">
            <text:p>1.00</text:p>
          </table:table-cell>
          <table:table-cell table:formula="of:=SIN([.M117])" office:value-type="float" office:value="-0.0366099718263129">
            <text:p>-0.04</text:p>
          </table:table-cell>
          <table:table-cell table:number-columns-repeated="3"/>
          <table:table-cell table:formula="of:=([.F118]-[.$S$2])/131" office:value-type="float" office:value="-39.9587786259542">
            <text:p>-39.96</text:p>
          </table:table-cell>
          <table:table-cell/>
          <table:table-cell table:formula="of:=[.T118]*0.1+[.V117]" office:value-type="float" office:value="1.07236641221374">
            <text:p>1.07</text:p>
          </table:table-cell>
          <table:table-cell table:formula="of:=[.V118]*2*3.141592/360" office:value-type="float" office:value="0.0187163207871077">
            <text:p>0.02</text:p>
          </table:table-cell>
          <table:table-cell/>
          <table:table-cell table:formula="of:=COS([.W117])" office:value-type="float" office:value="0.996090182999416">
            <text:p>1.00</text:p>
          </table:table-cell>
          <table:table-cell table:formula="of:=SIN([.W117])" office:value-type="float" office:value="0.0883422171568589">
            <text:p>0.09</text:p>
          </table:table-cell>
        </table:table-row>
        <table:table-row table:style-name="ro1">
          <table:table-cell office:value-type="float" office:value="17028">
            <text:p>17028</text:p>
          </table:table-cell>
          <table:table-cell office:value-type="float" office:value="-320">
            <text:p>-320</text:p>
          </table:table-cell>
          <table:table-cell office:value-type="float" office:value="-2356">
            <text:p>-2356</text:p>
          </table:table-cell>
          <table:table-cell office:value-type="float" office:value="26.74">
            <text:p>26.74</text:p>
          </table:table-cell>
          <table:table-cell office:value-type="float" office:value="-3706">
            <text:p>-3706</text:p>
          </table:table-cell>
          <table:table-cell office:value-type="float" office:value="-1059">
            <text:p>-1059</text:p>
          </table:table-cell>
          <table:table-cell office:value-type="string">
            <text:p>872<text:tab/><text:tab/><text:tab/><text:tab/></text:p>
          </table:table-cell>
          <table:table-cell table:number-columns-repeated="2"/>
          <table:table-cell table:formula="of:=([.E119]-[.$I$2])/131" office:value-type="float" office:value="-29.6155216284987">
            <text:p>-29.62</text:p>
          </table:table-cell>
          <table:table-cell/>
          <table:table-cell table:formula="of:=[.L118]+[.J119]*0.1" office:value-type="float" office:value="-6.98300254452926">
            <text:p>-6.98</text:p>
          </table:table-cell>
          <table:table-cell table:formula="of:=[.L119]*2*3.141592/360" office:value-type="float" office:value="-0.121876360721515">
            <text:p>-0.12</text:p>
          </table:table-cell>
          <table:table-cell/>
          <table:table-cell table:formula="of:=COS([.M118])" office:value-type="float" office:value="0.997537865961359">
            <text:p>1.00</text:p>
          </table:table-cell>
          <table:table-cell table:formula="of:=SIN([.M118])" office:value-type="float" office:value="-0.0701299220964789">
            <text:p>-0.07</text:p>
          </table:table-cell>
          <table:table-cell table:number-columns-repeated="3"/>
          <table:table-cell table:formula="of:=([.F119]-[.$S$2])/131" office:value-type="float" office:value="-6.78320610687023">
            <text:p>-6.78</text:p>
          </table:table-cell>
          <table:table-cell/>
          <table:table-cell table:formula="of:=[.T119]*0.1+[.V118]" office:value-type="float" office:value="0.394045801526715">
            <text:p>0.39</text:p>
          </table:table-cell>
          <table:table-cell table:formula="of:=[.V119]*2*3.141592/360" office:value-type="float" office:value="0.00687739520949953">
            <text:p>0.01</text:p>
          </table:table-cell>
          <table:table-cell/>
          <table:table-cell table:formula="of:=COS([.W118])" office:value-type="float" office:value="0.999824854780977">
            <text:p>1.00</text:p>
          </table:table-cell>
          <table:table-cell table:formula="of:=SIN([.W118])" office:value-type="float" office:value="0.0187152280829806">
            <text:p>0.02</text:p>
          </table:table-cell>
        </table:table-row>
        <table:table-row table:style-name="ro1">
          <table:table-cell office:value-type="float" office:value="15204">
            <text:p>15204</text:p>
          </table:table-cell>
          <table:table-cell office:value-type="float" office:value="-412">
            <text:p>-412</text:p>
          </table:table-cell>
          <table:table-cell office:value-type="float" office:value="-2056">
            <text:p>-2056</text:p>
          </table:table-cell>
          <table:table-cell office:value-type="float" office:value="26.74">
            <text:p>26.74</text:p>
          </table:table-cell>
          <table:table-cell office:value-type="float" office:value="-3411">
            <text:p>-3411</text:p>
          </table:table-cell>
          <table:table-cell office:value-type="float" office:value="2096">
            <text:p>2096</text:p>
          </table:table-cell>
          <table:table-cell office:value-type="string">
            <text:p>1444<text:tab/><text:tab/><text:tab/><text:tab/></text:p>
          </table:table-cell>
          <table:table-cell table:number-columns-repeated="2"/>
          <table:table-cell table:formula="of:=([.E120]-[.$I$2])/131" office:value-type="float" office:value="-27.3636132315522">
            <text:p>-27.36</text:p>
          </table:table-cell>
          <table:table-cell/>
          <table:table-cell table:formula="of:=[.L119]+[.J120]*0.1" office:value-type="float" office:value="-9.71936386768448">
            <text:p>-9.72</text:p>
          </table:table-cell>
          <table:table-cell table:formula="of:=[.L120]*2*3.141592/360" office:value-type="float" office:value="-0.169634865398926">
            <text:p>-0.17</text:p>
          </table:table-cell>
          <table:table-cell/>
          <table:table-cell table:formula="of:=COS([.M119])" office:value-type="float" office:value="0.992582264997188">
            <text:p>0.99</text:p>
          </table:table-cell>
          <table:table-cell table:formula="of:=SIN([.M119])" office:value-type="float" office:value="-0.121574862587017">
            <text:p>-0.12</text:p>
          </table:table-cell>
          <table:table-cell table:number-columns-repeated="3"/>
          <table:table-cell table:formula="of:=([.F120]-[.$S$2])/131" office:value-type="float" office:value="17.3007633587786">
            <text:p>17.30</text:p>
          </table:table-cell>
          <table:table-cell/>
          <table:table-cell table:formula="of:=[.T120]*0.1+[.V119]" office:value-type="float" office:value="2.12412213740458">
            <text:p>2.12</text:p>
          </table:table-cell>
          <table:table-cell table:formula="of:=[.V120]*2*3.141592/360" office:value-type="float" office:value="0.0370729172994062">
            <text:p>0.04</text:p>
          </table:table-cell>
          <table:table-cell/>
          <table:table-cell table:formula="of:=COS([.W119])" office:value-type="float" office:value="0.999976350810781">
            <text:p>1.00</text:p>
          </table:table-cell>
          <table:table-cell table:formula="of:=SIN([.W119])" office:value-type="float" office:value="0.00687734099447384">
            <text:p>0.01</text:p>
          </table:table-cell>
        </table:table-row>
        <table:table-row table:style-name="ro1">
          <table:table-cell office:value-type="float" office:value="15976">
            <text:p>15976</text:p>
          </table:table-cell>
          <table:table-cell office:value-type="float" office:value="-524">
            <text:p>-524</text:p>
          </table:table-cell>
          <table:table-cell office:value-type="float" office:value="-2288">
            <text:p>-2288</text:p>
          </table:table-cell>
          <table:table-cell office:value-type="float" office:value="26.65">
            <text:p>26.65</text:p>
          </table:table-cell>
          <table:table-cell office:value-type="float" office:value="-2594">
            <text:p>-2594</text:p>
          </table:table-cell>
          <table:table-cell office:value-type="float" office:value="-998">
            <text:p>-998</text:p>
          </table:table-cell>
          <table:table-cell office:value-type="string">
            <text:p>942<text:tab/><text:tab/><text:tab/><text:tab/></text:p>
          </table:table-cell>
          <table:table-cell table:number-columns-repeated="2"/>
          <table:table-cell table:formula="of:=([.E121]-[.$I$2])/131" office:value-type="float" office:value="-21.1269720101781">
            <text:p>-21.13</text:p>
          </table:table-cell>
          <table:table-cell/>
          <table:table-cell table:formula="of:=[.L120]+[.J121]*0.1" office:value-type="float" office:value="-11.8320610687023">
            <text:p>-11.83</text:p>
          </table:table-cell>
          <table:table-cell table:formula="of:=[.L121]*2*3.141592/360" office:value-type="float" office:value="-0.206508379983036">
            <text:p>-0.21</text:p>
          </table:table-cell>
          <table:table-cell/>
          <table:table-cell table:formula="of:=COS([.M120])" office:value-type="float" office:value="0.985646475537029">
            <text:p>0.99</text:p>
          </table:table-cell>
          <table:table-cell table:formula="of:=SIN([.M120])" office:value-type="float" office:value="-0.16882246669633">
            <text:p>-0.17</text:p>
          </table:table-cell>
          <table:table-cell table:number-columns-repeated="3"/>
          <table:table-cell table:formula="of:=([.F121]-[.$S$2])/131" office:value-type="float" office:value="-6.3175572519084">
            <text:p>-6.32</text:p>
          </table:table-cell>
          <table:table-cell/>
          <table:table-cell table:formula="of:=[.T121]*0.1+[.V120]" office:value-type="float" office:value="1.49236641221374">
            <text:p>1.49</text:p>
          </table:table-cell>
          <table:table-cell table:formula="of:=[.V121]*2*3.141592/360" office:value-type="float" office:value="0.026046702120441">
            <text:p>0.03</text:p>
          </table:table-cell>
          <table:table-cell/>
          <table:table-cell table:formula="of:=COS([.W120])" office:value-type="float" office:value="0.999312878105294">
            <text:p>1.00</text:p>
          </table:table-cell>
          <table:table-cell table:formula="of:=SIN([.W120])" office:value-type="float" office:value="0.0370644257059841">
            <text:p>0.04</text:p>
          </table:table-cell>
        </table:table-row>
        <table:table-row table:style-name="ro1">
          <table:table-cell office:value-type="float" office:value="16724">
            <text:p>16724</text:p>
          </table:table-cell>
          <table:table-cell office:value-type="float" office:value="-1144">
            <text:p>-1144</text:p>
          </table:table-cell>
          <table:table-cell office:value-type="float" office:value="-2852">
            <text:p>-2852</text:p>
          </table:table-cell>
          <table:table-cell office:value-type="float" office:value="26.79">
            <text:p>26.79</text:p>
          </table:table-cell>
          <table:table-cell office:value-type="float" office:value="-646">
            <text:p>-646</text:p>
          </table:table-cell>
          <table:table-cell office:value-type="float" office:value="-1410">
            <text:p>-1410</text:p>
          </table:table-cell>
          <table:table-cell office:value-type="string">
            <text:p>1071<text:tab/><text:tab/><text:tab/><text:tab/></text:p>
          </table:table-cell>
          <table:table-cell table:number-columns-repeated="2"/>
          <table:table-cell table:formula="of:=([.E122]-[.$I$2])/131" office:value-type="float" office:value="-6.25674300254453">
            <text:p>-6.26</text:p>
          </table:table-cell>
          <table:table-cell/>
          <table:table-cell table:formula="of:=[.L121]+[.J122]*0.1" office:value-type="float" office:value="-12.4577353689567">
            <text:p>-12.46</text:p>
          </table:table-cell>
          <table:table-cell table:formula="of:=[.L122]*2*3.141592/360" office:value-type="float" office:value="-0.217428454295731">
            <text:p>-0.22</text:p>
          </table:table-cell>
          <table:table-cell/>
          <table:table-cell table:formula="of:=COS([.M121])" office:value-type="float" office:value="0.978752814222193">
            <text:p>0.98</text:p>
          </table:table-cell>
          <table:table-cell table:formula="of:=SIN([.M121])" office:value-type="float" office:value="-0.205043723757003">
            <text:p>-0.21</text:p>
          </table:table-cell>
          <table:table-cell table:number-columns-repeated="3"/>
          <table:table-cell table:formula="of:=([.F122]-[.$S$2])/131" office:value-type="float" office:value="-9.46259541984733">
            <text:p>-9.46</text:p>
          </table:table-cell>
          <table:table-cell/>
          <table:table-cell table:formula="of:=[.T122]*0.1+[.V121]" office:value-type="float" office:value="0.546106870229005">
            <text:p>0.55</text:p>
          </table:table-cell>
          <table:table-cell table:formula="of:=[.V122]*2*3.141592/360" office:value-type="float" office:value="0.00953136097031378">
            <text:p>0.01</text:p>
          </table:table-cell>
          <table:table-cell/>
          <table:table-cell table:formula="of:=COS([.W121])" office:value-type="float" office:value="0.999660803831733">
            <text:p>1.00</text:p>
          </table:table-cell>
          <table:table-cell table:formula="of:=SIN([.W121])" office:value-type="float" office:value="0.0260437570733221">
            <text:p>0.03</text:p>
          </table:table-cell>
        </table:table-row>
        <table:table-row table:style-name="ro1">
          <table:table-cell office:value-type="float" office:value="20088">
            <text:p>20088</text:p>
          </table:table-cell>
          <table:table-cell office:value-type="float" office:value="-588">
            <text:p>-588</text:p>
          </table:table-cell>
          <table:table-cell office:value-type="float" office:value="-4148">
            <text:p>-4148</text:p>
          </table:table-cell>
          <table:table-cell office:value-type="float" office:value="26.69">
            <text:p>26.69</text:p>
          </table:table-cell>
          <table:table-cell office:value-type="float" office:value="143">
            <text:p>143</text:p>
          </table:table-cell>
          <table:table-cell office:value-type="float" office:value="-2800">
            <text:p>-2800</text:p>
          </table:table-cell>
          <table:table-cell office:value-type="string">
            <text:p>1722<text:tab/><text:tab/><text:tab/><text:tab/></text:p>
          </table:table-cell>
          <table:table-cell table:number-columns-repeated="2"/>
          <table:table-cell table:formula="of:=([.E123]-[.$I$2])/131" office:value-type="float" office:value="-0.233842239185751">
            <text:p>-0.23</text:p>
          </table:table-cell>
          <table:table-cell/>
          <table:table-cell table:formula="of:=[.L122]+[.J123]*0.1" office:value-type="float" office:value="-12.4811195928753">
            <text:p>-12.48</text:p>
          </table:table-cell>
          <table:table-cell table:formula="of:=[.L123]*2*3.141592/360" office:value-type="float" office:value="-0.217836585911224">
            <text:p>-0.22</text:p>
          </table:table-cell>
          <table:table-cell/>
          <table:table-cell table:formula="of:=COS([.M122])" office:value-type="float" office:value="0.976455409433243">
            <text:p>0.98</text:p>
          </table:table-cell>
          <table:table-cell table:formula="of:=SIN([.M122])" office:value-type="float" office:value="-0.21571933939394">
            <text:p>-0.22</text:p>
          </table:table-cell>
          <table:table-cell table:number-columns-repeated="3"/>
          <table:table-cell table:formula="of:=([.F123]-[.$S$2])/131" office:value-type="float" office:value="-20.0732824427481">
            <text:p>-20.07</text:p>
          </table:table-cell>
          <table:table-cell/>
          <table:table-cell table:formula="of:=[.T123]*0.1+[.V122]" office:value-type="float" office:value="-1.4612213740458">
            <text:p>-1.46</text:p>
          </table:table-cell>
          <table:table-cell table:formula="of:=[.V123]*2*3.141592/360" office:value-type="float" office:value="-0.0255031187718406">
            <text:p>-0.03</text:p>
          </table:table-cell>
          <table:table-cell/>
          <table:table-cell table:formula="of:=COS([.W122])" office:value-type="float" office:value="0.999954576922907">
            <text:p>1.00</text:p>
          </table:table-cell>
          <table:table-cell table:formula="of:=SIN([.W122])" office:value-type="float" office:value="0.00953121665529538">
            <text:p>0.01</text:p>
          </table:table-cell>
        </table:table-row>
        <table:table-row table:style-name="ro1">
          <table:table-cell office:value-type="float" office:value="18216">
            <text:p>18216</text:p>
          </table:table-cell>
          <table:table-cell office:value-type="float" office:value="-1648">
            <text:p>-1648</text:p>
          </table:table-cell>
          <table:table-cell office:value-type="float" office:value="-7076">
            <text:p>-7076</text:p>
          </table:table-cell>
          <table:table-cell office:value-type="float" office:value="26.69">
            <text:p>26.69</text:p>
          </table:table-cell>
          <table:table-cell office:value-type="float" office:value="485">
            <text:p>485</text:p>
          </table:table-cell>
          <table:table-cell office:value-type="float" office:value="1079">
            <text:p>1079</text:p>
          </table:table-cell>
          <table:table-cell office:value-type="string">
            <text:p>928<text:tab/><text:tab/><text:tab/><text:tab/></text:p>
          </table:table-cell>
          <table:table-cell table:number-columns-repeated="2"/>
          <table:table-cell table:formula="of:=([.E124]-[.$I$2])/131" office:value-type="float" office:value="2.37684478371501">
            <text:p>2.38</text:p>
          </table:table-cell>
          <table:table-cell/>
          <table:table-cell table:formula="of:=[.L123]+[.J124]*0.1" office:value-type="float" office:value="-12.2434351145038">
            <text:p>-12.24</text:p>
          </table:table-cell>
          <table:table-cell table:formula="of:=[.L124]*2*3.141592/360" office:value-type="float" office:value="-0.213688210045802">
            <text:p>-0.21</text:p>
          </table:table-cell>
          <table:table-cell/>
          <table:table-cell table:formula="of:=COS([.M123])" office:value-type="float" office:value="0.976367286228428">
            <text:p>0.98</text:p>
          </table:table-cell>
          <table:table-cell table:formula="of:=SIN([.M123])" office:value-type="float" office:value="-0.216117843740248">
            <text:p>-0.22</text:p>
          </table:table-cell>
          <table:table-cell table:number-columns-repeated="3"/>
          <table:table-cell table:formula="of:=([.F124]-[.$S$2])/131" office:value-type="float" office:value="9.53740458015267">
            <text:p>9.54</text:p>
          </table:table-cell>
          <table:table-cell/>
          <table:table-cell table:formula="of:=[.T124]*0.1+[.V123]" office:value-type="float" office:value="-0.507480916030536">
            <text:p>-0.51</text:p>
          </table:table-cell>
          <table:table-cell table:formula="of:=[.V124]*2*3.141592/360" office:value-type="float" office:value="-0.00885721103307892">
            <text:p>-0.01</text:p>
          </table:table-cell>
          <table:table-cell/>
          <table:table-cell table:formula="of:=COS([.W123])" office:value-type="float" office:value="0.999674813092404">
            <text:p>1.00</text:p>
          </table:table-cell>
          <table:table-cell table:formula="of:=SIN([.W123])" office:value-type="float" office:value="-0.0255003542851298">
            <text:p>-0.03</text:p>
          </table:table-cell>
        </table:table-row>
        <table:table-row table:style-name="ro1">
          <table:table-cell office:value-type="float" office:value="13524">
            <text:p>13524</text:p>
          </table:table-cell>
          <table:table-cell office:value-type="float" office:value="-2820">
            <text:p>-2820</text:p>
          </table:table-cell>
          <table:table-cell office:value-type="float" office:value="-5896">
            <text:p>-5896</text:p>
          </table:table-cell>
          <table:table-cell office:value-type="float" office:value="26.74">
            <text:p>26.74</text:p>
          </table:table-cell>
          <table:table-cell office:value-type="float" office:value="2022">
            <text:p>2022</text:p>
          </table:table-cell>
          <table:table-cell office:value-type="float" office:value="-384">
            <text:p>-384</text:p>
          </table:table-cell>
          <table:table-cell office:value-type="string">
            <text:p>126<text:tab/><text:tab/><text:tab/><text:tab/></text:p>
          </table:table-cell>
          <table:table-cell table:number-columns-repeated="2"/>
          <table:table-cell table:formula="of:=([.E125]-[.$I$2])/131" office:value-type="float" office:value="14.1096692111959">
            <text:p>14.11</text:p>
          </table:table-cell>
          <table:table-cell/>
          <table:table-cell table:formula="of:=[.L124]+[.J125]*0.1" office:value-type="float" office:value="-10.8324681933842">
            <text:p>-10.83</text:p>
          </table:table-cell>
          <table:table-cell table:formula="of:=[.L125]*2*3.141592/360" office:value-type="float" office:value="-0.189062196758835">
            <text:p>-0.19</text:p>
          </table:table-cell>
          <table:table-cell/>
          <table:table-cell table:formula="of:=COS([.M124])" office:value-type="float" office:value="0.977255420552903">
            <text:p>0.98</text:p>
          </table:table-cell>
          <table:table-cell table:formula="of:=SIN([.M124])" office:value-type="float" office:value="-0.212065657285589">
            <text:p>-0.21</text:p>
          </table:table-cell>
          <table:table-cell table:number-columns-repeated="3"/>
          <table:table-cell table:formula="of:=([.F125]-[.$S$2])/131" office:value-type="float" office:value="-1.63053435114504">
            <text:p>-1.63</text:p>
          </table:table-cell>
          <table:table-cell/>
          <table:table-cell table:formula="of:=[.T125]*0.1+[.V124]" office:value-type="float" office:value="-0.67053435114504">
            <text:p>-0.67</text:p>
          </table:table-cell>
          <table:table-cell table:formula="of:=[.V125]*2*3.141592/360" office:value-type="float" office:value="-0.0117030297404581">
            <text:p>-0.01</text:p>
          </table:table-cell>
          <table:table-cell/>
          <table:table-cell table:formula="of:=COS([.W124])" office:value-type="float" office:value="0.999960775162792">
            <text:p>1.00</text:p>
          </table:table-cell>
          <table:table-cell table:formula="of:=SIN([.W124])" office:value-type="float" office:value="-0.00885709522522245">
            <text:p>-0.01</text:p>
          </table:table-cell>
        </table:table-row>
        <table:table-row table:style-name="ro1">
          <table:table-cell office:value-type="float" office:value="16568">
            <text:p>16568</text:p>
          </table:table-cell>
          <table:table-cell office:value-type="float" office:value="-1428">
            <text:p>-1428</text:p>
          </table:table-cell>
          <table:table-cell office:value-type="float" office:value="-6056">
            <text:p>-6056</text:p>
          </table:table-cell>
          <table:table-cell office:value-type="float" office:value="26.79">
            <text:p>26.79</text:p>
          </table:table-cell>
          <table:table-cell office:value-type="float" office:value="858">
            <text:p>858</text:p>
          </table:table-cell>
          <table:table-cell office:value-type="float" office:value="-419">
            <text:p>-419</text:p>
          </table:table-cell>
          <table:table-cell office:value-type="string">
            <text:p>-35<text:tab/><text:tab/><text:tab/><text:tab/></text:p>
          </table:table-cell>
          <table:table-cell table:number-columns-repeated="2"/>
          <table:table-cell table:formula="of:=([.E126]-[.$I$2])/131" office:value-type="float" office:value="5.22417302798982">
            <text:p>5.22</text:p>
          </table:table-cell>
          <table:table-cell/>
          <table:table-cell table:formula="of:=[.L125]+[.J126]*0.1" office:value-type="float" office:value="-10.3100508905852">
            <text:p>-10.31</text:p>
          </table:table-cell>
          <table:table-cell table:formula="of:=[.L126]*2*3.141592/360" office:value-type="float" office:value="-0.17994429665253">
            <text:p>-0.18</text:p>
          </table:table-cell>
          <table:table-cell/>
          <table:table-cell table:formula="of:=COS([.M125])" office:value-type="float" office:value="0.982180915751125">
            <text:p>0.98</text:p>
          </table:table-cell>
          <table:table-cell table:formula="of:=SIN([.M125])" office:value-type="float" office:value="-0.187937885308634">
            <text:p>-0.19</text:p>
          </table:table-cell>
          <table:table-cell table:number-columns-repeated="3"/>
          <table:table-cell table:formula="of:=([.F126]-[.$S$2])/131" office:value-type="float" office:value="-1.89770992366412">
            <text:p>-1.90</text:p>
          </table:table-cell>
          <table:table-cell/>
          <table:table-cell table:formula="of:=[.T126]*0.1+[.V125]" office:value-type="float" office:value="-0.860305343511453">
            <text:p>-0.86</text:p>
          </table:table-cell>
          <table:table-cell table:formula="of:=[.V126]*2*3.141592/360" office:value-type="float" office:value="-0.0150151576929602">
            <text:p>-0.02</text:p>
          </table:table-cell>
          <table:table-cell/>
          <table:table-cell table:formula="of:=COS([.W125])" office:value-type="float" office:value="0.999931520329039">
            <text:p>1.00</text:p>
          </table:table-cell>
          <table:table-cell table:formula="of:=SIN([.W125])" office:value-type="float" office:value="-0.0117027625993632">
            <text:p>-0.01</text:p>
          </table:table-cell>
        </table:table-row>
        <table:table-row table:style-name="ro1">
          <table:table-cell office:value-type="float" office:value="13048">
            <text:p>13048</text:p>
          </table:table-cell>
          <table:table-cell office:value-type="float" office:value="-1944">
            <text:p>-1944</text:p>
          </table:table-cell>
          <table:table-cell office:value-type="float" office:value="-3484">
            <text:p>-3484</text:p>
          </table:table-cell>
          <table:table-cell office:value-type="float" office:value="26.65">
            <text:p>26.65</text:p>
          </table:table-cell>
          <table:table-cell office:value-type="float" office:value="-56">
            <text:p>-56</text:p>
          </table:table-cell>
          <table:table-cell office:value-type="float" office:value="-636">
            <text:p>-636</text:p>
          </table:table-cell>
          <table:table-cell office:value-type="string">
            <text:p>-133<text:tab/><text:tab/><text:tab/><text:tab/></text:p>
          </table:table-cell>
          <table:table-cell table:number-columns-repeated="2"/>
          <table:table-cell table:formula="of:=([.E127]-[.$I$2])/131" office:value-type="float" office:value="-1.7529262086514">
            <text:p>-1.75</text:p>
          </table:table-cell>
          <table:table-cell/>
          <table:table-cell table:formula="of:=[.L126]+[.J127]*0.1" office:value-type="float" office:value="-10.4853435114504">
            <text:p>-10.49</text:p>
          </table:table-cell>
          <table:table-cell table:formula="of:=[.L127]*2*3.141592/360" office:value-type="float" office:value="-0.18300372940458">
            <text:p>-0.18</text:p>
          </table:table-cell>
          <table:table-cell/>
          <table:table-cell table:formula="of:=COS([.M126])" office:value-type="float" office:value="0.983853663808286">
            <text:p>0.98</text:p>
          </table:table-cell>
          <table:table-cell table:formula="of:=SIN([.M126])" office:value-type="float" office:value="-0.178974769761025">
            <text:p>-0.18</text:p>
          </table:table-cell>
          <table:table-cell table:number-columns-repeated="3"/>
          <table:table-cell table:formula="of:=([.F127]-[.$S$2])/131" office:value-type="float" office:value="-3.55419847328244">
            <text:p>-3.55</text:p>
          </table:table-cell>
          <table:table-cell/>
          <table:table-cell table:formula="of:=[.T127]*0.1+[.V126]" office:value-type="float" office:value="-1.2157251908397">
            <text:p>-1.22</text:p>
          </table:table-cell>
          <table:table-cell table:formula="of:=[.V127]*2*3.141592/360" office:value-type="float" office:value="-0.0212184029652248">
            <text:p>-0.02</text:p>
          </table:table-cell>
          <table:table-cell/>
          <table:table-cell table:formula="of:=COS([.W126])" office:value-type="float" office:value="0.999887274637626">
            <text:p>1.00</text:p>
          </table:table-cell>
          <table:table-cell table:formula="of:=SIN([.W126])" office:value-type="float" office:value="-0.0150145934923561">
            <text:p>-0.02</text:p>
          </table:table-cell>
        </table:table-row>
        <table:table-row table:style-name="ro1">
          <table:table-cell office:value-type="float" office:value="15004">
            <text:p>15004</text:p>
          </table:table-cell>
          <table:table-cell office:value-type="float" office:value="-3132">
            <text:p>-3132</text:p>
          </table:table-cell>
          <table:table-cell office:value-type="float" office:value="-4104">
            <text:p>-4104</text:p>
          </table:table-cell>
          <table:table-cell office:value-type="float" office:value="26.74">
            <text:p>26.74</text:p>
          </table:table-cell>
          <table:table-cell office:value-type="float" office:value="-294">
            <text:p>-294</text:p>
          </table:table-cell>
          <table:table-cell office:value-type="float" office:value="-1863">
            <text:p>-1863</text:p>
          </table:table-cell>
          <table:table-cell office:value-type="string">
            <text:p>-111<text:tab/><text:tab/><text:tab/><text:tab/></text:p>
          </table:table-cell>
          <table:table-cell table:number-columns-repeated="2"/>
          <table:table-cell table:formula="of:=([.E128]-[.$I$2])/131" office:value-type="float" office:value="-3.56972010178117">
            <text:p>-3.57</text:p>
          </table:table-cell>
          <table:table-cell/>
          <table:table-cell table:formula="of:=[.L127]+[.J128]*0.1" office:value-type="float" office:value="-10.8423155216285">
            <text:p>-10.84</text:p>
          </table:table-cell>
          <table:table-cell table:formula="of:=[.L128]*2*3.141592/360" office:value-type="float" office:value="-0.189234065023466">
            <text:p>-0.19</text:p>
          </table:table-cell>
          <table:table-cell/>
          <table:table-cell table:formula="of:=COS([.M127])" office:value-type="float" office:value="0.983301498895198">
            <text:p>0.98</text:p>
          </table:table-cell>
          <table:table-cell table:formula="of:=SIN([.M127])" office:value-type="float" office:value="-0.181983961574797">
            <text:p>-0.18</text:p>
          </table:table-cell>
          <table:table-cell table:number-columns-repeated="3"/>
          <table:table-cell table:formula="of:=([.F128]-[.$S$2])/131" office:value-type="float" office:value="-12.9206106870229">
            <text:p>-12.92</text:p>
          </table:table-cell>
          <table:table-cell/>
          <table:table-cell table:formula="of:=[.T128]*0.1+[.V127]" office:value-type="float" office:value="-2.50778625954199">
            <text:p>-2.51</text:p>
          </table:table-cell>
          <table:table-cell table:formula="of:=[.V128]*2*3.141592/360" office:value-type="float" office:value="-0.0437691180593724">
            <text:p>-0.04</text:p>
          </table:table-cell>
          <table:table-cell/>
          <table:table-cell table:formula="of:=COS([.W127])" office:value-type="float" office:value="0.999774898133451">
            <text:p>1.00</text:p>
          </table:table-cell>
          <table:table-cell table:formula="of:=SIN([.W127])" office:value-type="float" office:value="-0.021216810840627">
            <text:p>-0.02</text:p>
          </table:table-cell>
        </table:table-row>
        <table:table-row table:style-name="ro1">
          <table:table-cell office:value-type="float" office:value="15124">
            <text:p>15124</text:p>
          </table:table-cell>
          <table:table-cell office:value-type="float" office:value="-2724">
            <text:p>-2724</text:p>
          </table:table-cell>
          <table:table-cell office:value-type="float" office:value="-4196">
            <text:p>-4196</text:p>
          </table:table-cell>
          <table:table-cell office:value-type="float" office:value="26.69">
            <text:p>26.69</text:p>
          </table:table-cell>
          <table:table-cell office:value-type="float" office:value="778">
            <text:p>778</text:p>
          </table:table-cell>
          <table:table-cell office:value-type="float" office:value="-1877">
            <text:p>-1877</text:p>
          </table:table-cell>
          <table:table-cell office:value-type="string">
            <text:p>-1080<text:tab/><text:tab/><text:tab/><text:tab/></text:p>
          </table:table-cell>
          <table:table-cell table:number-columns-repeated="2"/>
          <table:table-cell table:formula="of:=([.E129]-[.$I$2])/131" office:value-type="float" office:value="4.61348600508906">
            <text:p>4.61</text:p>
          </table:table-cell>
          <table:table-cell/>
          <table:table-cell table:formula="of:=[.L128]+[.J129]*0.1" office:value-type="float" office:value="-10.3809669211196">
            <text:p>-10.38</text:p>
          </table:table-cell>
          <table:table-cell table:formula="of:=[.L129]*2*3.141592/360" office:value-type="float" office:value="-0.1811820146203">
            <text:p>-0.18</text:p>
          </table:table-cell>
          <table:table-cell/>
          <table:table-cell table:formula="of:=COS([.M128])" office:value-type="float" office:value="0.982148600686904">
            <text:p>0.98</text:p>
          </table:table-cell>
          <table:table-cell table:formula="of:=SIN([.M128])" office:value-type="float" office:value="-0.188106688261626">
            <text:p>-0.19</text:p>
          </table:table-cell>
          <table:table-cell table:number-columns-repeated="3"/>
          <table:table-cell table:formula="of:=([.F129]-[.$S$2])/131" office:value-type="float" office:value="-13.0274809160305">
            <text:p>-13.03</text:p>
          </table:table-cell>
          <table:table-cell/>
          <table:table-cell table:formula="of:=[.T129]*0.1+[.V128]" office:value-type="float" office:value="-3.81053435114504">
            <text:p>-3.81</text:p>
          </table:table-cell>
          <table:table-cell table:formula="of:=[.V129]*2*3.141592/360" office:value-type="float" office:value="-0.0665063568515692">
            <text:p>-0.07</text:p>
          </table:table-cell>
          <table:table-cell/>
          <table:table-cell table:formula="of:=COS([.W128])" office:value-type="float" office:value="0.999042285060857">
            <text:p>1.00</text:p>
          </table:table-cell>
          <table:table-cell table:formula="of:=SIN([.W128])" office:value-type="float" office:value="-0.0437551443876267">
            <text:p>-0.04</text:p>
          </table:table-cell>
        </table:table-row>
        <table:table-row table:style-name="ro1">
          <table:table-cell office:value-type="float" office:value="18428">
            <text:p>18428</text:p>
          </table:table-cell>
          <table:table-cell office:value-type="float" office:value="-1856">
            <text:p>-1856</text:p>
          </table:table-cell>
          <table:table-cell office:value-type="float" office:value="-4600">
            <text:p>-4600</text:p>
          </table:table-cell>
          <table:table-cell office:value-type="float" office:value="26.74">
            <text:p>26.74</text:p>
          </table:table-cell>
          <table:table-cell office:value-type="float" office:value="783">
            <text:p>783</text:p>
          </table:table-cell>
          <table:table-cell office:value-type="float" office:value="-304">
            <text:p>-304</text:p>
          </table:table-cell>
          <table:table-cell office:value-type="string">
            <text:p>-2229<text:tab/><text:tab/><text:tab/><text:tab/></text:p>
          </table:table-cell>
          <table:table-cell table:number-columns-repeated="2"/>
          <table:table-cell table:formula="of:=([.E130]-[.$I$2])/131" office:value-type="float" office:value="4.65165394402036">
            <text:p>4.65</text:p>
          </table:table-cell>
          <table:table-cell/>
          <table:table-cell table:formula="of:=[.L129]+[.J130]*0.1" office:value-type="float" office:value="-9.91580152671756">
            <text:p>-9.92</text:p>
          </table:table-cell>
          <table:table-cell table:formula="of:=[.L130]*2*3.141592/360" office:value-type="float" office:value="-0.173063348610687">
            <text:p>-0.17</text:p>
          </table:table-cell>
          <table:table-cell/>
          <table:table-cell table:formula="of:=COS([.M129])" office:value-type="float" office:value="0.983631389971403">
            <text:p>0.98</text:p>
          </table:table-cell>
          <table:table-cell table:formula="of:=SIN([.M129])" office:value-type="float" office:value="-0.180192365717656">
            <text:p>-0.18</text:p>
          </table:table-cell>
          <table:table-cell table:number-columns-repeated="3"/>
          <table:table-cell table:formula="of:=([.F130]-[.$S$2])/131" office:value-type="float" office:value="-1.01984732824427">
            <text:p>-1.02</text:p>
          </table:table-cell>
          <table:table-cell/>
          <table:table-cell table:formula="of:=[.T130]*0.1+[.V129]" office:value-type="float" office:value="-3.91251908396947">
            <text:p>-3.91</text:p>
          </table:table-cell>
          <table:table-cell table:formula="of:=[.V130]*2*3.141592/360" office:value-type="float" office:value="-0.0682863258558101">
            <text:p>-0.07</text:p>
          </table:table-cell>
          <table:table-cell/>
          <table:table-cell table:formula="of:=COS([.W129])" office:value-type="float" office:value="0.997789267286234">
            <text:p>1.00</text:p>
          </table:table-cell>
          <table:table-cell table:formula="of:=SIN([.W129])" office:value-type="float" office:value="-0.0664573403650847">
            <text:p>-0.07</text:p>
          </table:table-cell>
        </table:table-row>
        <table:table-row table:style-name="ro1">
          <table:table-cell office:value-type="float" office:value="17100">
            <text:p>17100</text:p>
          </table:table-cell>
          <table:table-cell office:value-type="float" office:value="-3304">
            <text:p>-3304</text:p>
          </table:table-cell>
          <table:table-cell office:value-type="float" office:value="-7460">
            <text:p>-7460</text:p>
          </table:table-cell>
          <table:table-cell office:value-type="float" office:value="26.69">
            <text:p>26.69</text:p>
          </table:table-cell>
          <table:table-cell office:value-type="float" office:value="-156">
            <text:p>-156</text:p>
          </table:table-cell>
          <table:table-cell office:value-type="float" office:value="3656">
            <text:p>3656</text:p>
          </table:table-cell>
          <table:table-cell office:value-type="string">
            <text:p>-2616<text:tab/><text:tab/><text:tab/><text:tab/></text:p>
          </table:table-cell>
          <table:table-cell table:number-columns-repeated="2"/>
          <table:table-cell table:formula="of:=([.E131]-[.$I$2])/131" office:value-type="float" office:value="-2.51628498727735">
            <text:p>-2.52</text:p>
          </table:table-cell>
          <table:table-cell/>
          <table:table-cell table:formula="of:=[.L130]+[.J131]*0.1" office:value-type="float" office:value="-10.1674300254453">
            <text:p>-10.17</text:p>
          </table:table-cell>
          <table:table-cell table:formula="of:=[.L131]*2*3.141592/360" office:value-type="float" office:value="-0.17745509349166">
            <text:p>-0.18</text:p>
          </table:table-cell>
          <table:table-cell/>
          <table:table-cell table:formula="of:=COS([.M130])" office:value-type="float" office:value="0.985061878794457">
            <text:p>0.99</text:p>
          </table:table-cell>
          <table:table-cell table:formula="of:=SIN([.M130])" office:value-type="float" office:value="-0.172200740259541">
            <text:p>-0.17</text:p>
          </table:table-cell>
          <table:table-cell table:number-columns-repeated="3"/>
          <table:table-cell table:formula="of:=([.F131]-[.$S$2])/131" office:value-type="float" office:value="29.2091603053435">
            <text:p>29.21</text:p>
          </table:table-cell>
          <table:table-cell/>
          <table:table-cell table:formula="of:=[.T131]*0.1+[.V130]" office:value-type="float" office:value="-0.991603053435117">
            <text:p>-0.99</text:p>
          </table:table-cell>
          <table:table-cell table:formula="of:=[.V131]*2*3.141592/360" office:value-type="float" office:value="-0.0173067345547074">
            <text:p>-0.02</text:p>
          </table:table-cell>
          <table:table-cell/>
          <table:table-cell table:formula="of:=COS([.W130])" office:value-type="float" office:value="0.997669394700453">
            <text:p>1.00</text:p>
          </table:table-cell>
          <table:table-cell table:formula="of:=SIN([.W130])" office:value-type="float" office:value="-0.0682332681177626">
            <text:p>-0.07</text:p>
          </table:table-cell>
        </table:table-row>
        <table:table-row table:style-name="ro1">
          <table:table-cell office:value-type="float" office:value="14640">
            <text:p>14640</text:p>
          </table:table-cell>
          <table:table-cell office:value-type="float" office:value="1932">
            <text:p>1932</text:p>
          </table:table-cell>
          <table:table-cell office:value-type="float" office:value="-7544">
            <text:p>-7544</text:p>
          </table:table-cell>
          <table:table-cell office:value-type="float" office:value="26.74">
            <text:p>26.74</text:p>
          </table:table-cell>
          <table:table-cell office:value-type="float" office:value="409">
            <text:p>409</text:p>
          </table:table-cell>
          <table:table-cell office:value-type="float" office:value="690">
            <text:p>690</text:p>
          </table:table-cell>
          <table:table-cell office:value-type="string">
            <text:p>-260<text:tab/><text:tab/><text:tab/><text:tab/></text:p>
          </table:table-cell>
          <table:table-cell table:number-columns-repeated="2"/>
          <table:table-cell table:formula="of:=([.E132]-[.$I$2])/131" office:value-type="float" office:value="1.79669211195929">
            <text:p>1.80</text:p>
          </table:table-cell>
          <table:table-cell/>
          <table:table-cell table:formula="of:=[.L131]+[.J132]*0.1" office:value-type="float" office:value="-9.98776081424936">
            <text:p>-9.99</text:p>
          </table:table-cell>
          <table:table-cell table:formula="of:=[.L132]*2*3.141592/360" office:value-type="float" office:value="-0.174319274844218">
            <text:p>-0.17</text:p>
          </table:table-cell>
          <table:table-cell/>
          <table:table-cell table:formula="of:=COS([.M131])" office:value-type="float" office:value="0.984296119868628">
            <text:p>0.98</text:p>
          </table:table-cell>
          <table:table-cell table:formula="of:=SIN([.M131])" office:value-type="float" office:value="-0.176525206164909">
            <text:p>-0.18</text:p>
          </table:table-cell>
          <table:table-cell table:number-columns-repeated="3"/>
          <table:table-cell table:formula="of:=([.F132]-[.$S$2])/131" office:value-type="float" office:value="6.56793893129771">
            <text:p>6.57</text:p>
          </table:table-cell>
          <table:table-cell/>
          <table:table-cell table:formula="of:=[.T132]*0.1+[.V131]" office:value-type="float" office:value="-0.334809160305346">
            <text:p>-0.33</text:p>
          </table:table-cell>
          <table:table-cell table:formula="of:=[.V132]*2*3.141592/360" office:value-type="float" office:value="-0.00584352099745551">
            <text:p>-0.01</text:p>
          </table:table-cell>
          <table:table-cell/>
          <table:table-cell table:formula="of:=COS([.W131])" office:value-type="float" office:value="0.999850242207575">
            <text:p>1.00</text:p>
          </table:table-cell>
          <table:table-cell table:formula="of:=SIN([.W131])" office:value-type="float" office:value="-0.017305870606628">
            <text:p>-0.02</text:p>
          </table:table-cell>
        </table:table-row>
        <table:table-row table:style-name="ro1">
          <table:table-cell office:value-type="float" office:value="15968">
            <text:p>15968</text:p>
          </table:table-cell>
          <table:table-cell office:value-type="float" office:value="592">
            <text:p>592</text:p>
          </table:table-cell>
          <table:table-cell office:value-type="float" office:value="-6292">
            <text:p>-6292</text:p>
          </table:table-cell>
          <table:table-cell office:value-type="float" office:value="26.74">
            <text:p>26.74</text:p>
          </table:table-cell>
          <table:table-cell office:value-type="float" office:value="-2586">
            <text:p>-2586</text:p>
          </table:table-cell>
          <table:table-cell office:value-type="float" office:value="966">
            <text:p>966</text:p>
          </table:table-cell>
          <table:table-cell office:value-type="string">
            <text:p>1299<text:tab/><text:tab/><text:tab/><text:tab/></text:p>
          </table:table-cell>
          <table:table-cell table:number-columns-repeated="2"/>
          <table:table-cell table:formula="of:=([.E133]-[.$I$2])/131" office:value-type="float" office:value="-21.065903307888">
            <text:p>-21.07</text:p>
          </table:table-cell>
          <table:table-cell/>
          <table:table-cell table:formula="of:=[.L132]+[.J133]*0.1" office:value-type="float" office:value="-12.0943511450382">
            <text:p>-12.09</text:p>
          </table:table-cell>
          <table:table-cell table:formula="of:=[.L133]*2*3.141592/360" office:value-type="float" office:value="-0.211086204458015">
            <text:p>-0.21</text:p>
          </table:table-cell>
          <table:table-cell/>
          <table:table-cell table:formula="of:=COS([.M132])" office:value-type="float" office:value="0.984844830530266">
            <text:p>0.98</text:p>
          </table:table-cell>
          <table:table-cell table:formula="of:=SIN([.M132])" office:value-type="float" office:value="-0.173437769179068">
            <text:p>-0.17</text:p>
          </table:table-cell>
          <table:table-cell table:number-columns-repeated="3"/>
          <table:table-cell table:formula="of:=([.F133]-[.$S$2])/131" office:value-type="float" office:value="8.67480916030534">
            <text:p>8.67</text:p>
          </table:table-cell>
          <table:table-cell/>
          <table:table-cell table:formula="of:=[.T133]*0.1+[.V132]" office:value-type="float" office:value="0.532671755725189">
            <text:p>0.53</text:p>
          </table:table-cell>
          <table:table-cell table:formula="of:=[.V133]*2*3.141592/360" office:value-type="float" office:value="0.00929687403562337">
            <text:p>0.01</text:p>
          </table:table-cell>
          <table:table-cell/>
          <table:table-cell table:formula="of:=COS([.W132])" office:value-type="float" office:value="0.999982926679759">
            <text:p>1.00</text:p>
          </table:table-cell>
          <table:table-cell table:formula="of:=SIN([.W132])" office:value-type="float" office:value="-0.00584348774131588">
            <text:p>-0.01</text:p>
          </table:table-cell>
        </table:table-row>
        <table:table-row table:style-name="ro1">
          <table:table-cell office:value-type="float" office:value="11676">
            <text:p>11676</text:p>
          </table:table-cell>
          <table:table-cell office:value-type="float" office:value="-688">
            <text:p>-688</text:p>
          </table:table-cell>
          <table:table-cell office:value-type="float" office:value="-2848">
            <text:p>-2848</text:p>
          </table:table-cell>
          <table:table-cell office:value-type="float" office:value="26.69">
            <text:p>26.69</text:p>
          </table:table-cell>
          <table:table-cell office:value-type="float" office:value="-1668">
            <text:p>-1668</text:p>
          </table:table-cell>
          <table:table-cell office:value-type="float" office:value="618">
            <text:p>618</text:p>
          </table:table-cell>
          <table:table-cell office:value-type="string">
            <text:p>1986<text:tab/><text:tab/><text:tab/><text:tab/></text:p>
          </table:table-cell>
          <table:table-cell table:number-columns-repeated="2"/>
          <table:table-cell table:formula="of:=([.E134]-[.$I$2])/131" office:value-type="float" office:value="-14.0582697201018">
            <text:p>-14.06</text:p>
          </table:table-cell>
          <table:table-cell/>
          <table:table-cell table:formula="of:=[.L133]+[.J134]*0.1" office:value-type="float" office:value="-13.5001781170483">
            <text:p>-13.50</text:p>
          </table:table-cell>
          <table:table-cell table:formula="of:=[.L134]*2*3.141592/360" office:value-type="float" office:value="-0.235622508728301">
            <text:p>-0.24</text:p>
          </table:table-cell>
          <table:table-cell/>
          <table:table-cell table:formula="of:=COS([.M133])" office:value-type="float" office:value="0.977803907736142">
            <text:p>0.98</text:p>
          </table:table-cell>
          <table:table-cell table:formula="of:=SIN([.M133])" office:value-type="float" office:value="-0.209522118202186">
            <text:p>-0.21</text:p>
          </table:table-cell>
          <table:table-cell table:number-columns-repeated="3"/>
          <table:table-cell table:formula="of:=([.F134]-[.$S$2])/131" office:value-type="float" office:value="6.01832061068702">
            <text:p>6.02</text:p>
          </table:table-cell>
          <table:table-cell/>
          <table:table-cell table:formula="of:=[.T134]*0.1+[.V133]" office:value-type="float" office:value="1.13450381679389">
            <text:p>1.13</text:p>
          </table:table-cell>
          <table:table-cell table:formula="of:=[.V134]*2*3.141592/360" office:value-type="float" office:value="0.0198008228600509">
            <text:p>0.02</text:p>
          </table:table-cell>
          <table:table-cell/>
          <table:table-cell table:formula="of:=COS([.W133])" office:value-type="float" office:value="0.999956784377851">
            <text:p>1.00</text:p>
          </table:table-cell>
          <table:table-cell table:formula="of:=SIN([.W133])" office:value-type="float" office:value="0.00929674011183903">
            <text:p>0.01</text:p>
          </table:table-cell>
        </table:table-row>
        <table:table-row table:style-name="ro1">
          <table:table-cell office:value-type="float" office:value="15228">
            <text:p>15228</text:p>
          </table:table-cell>
          <table:table-cell office:value-type="float" office:value="-628">
            <text:p>-628</text:p>
          </table:table-cell>
          <table:table-cell office:value-type="float" office:value="-3380">
            <text:p>-3380</text:p>
          </table:table-cell>
          <table:table-cell office:value-type="float" office:value="26.6">
            <text:p>26.6</text:p>
          </table:table-cell>
          <table:table-cell office:value-type="float" office:value="944">
            <text:p>944</text:p>
          </table:table-cell>
          <table:table-cell office:value-type="float" office:value="-2026">
            <text:p>-2026</text:p>
          </table:table-cell>
          <table:table-cell office:value-type="string">
            <text:p>841<text:tab/><text:tab/><text:tab/><text:tab/></text:p>
          </table:table-cell>
          <table:table-cell table:number-columns-repeated="2"/>
          <table:table-cell table:formula="of:=([.E135]-[.$I$2])/131" office:value-type="float" office:value="5.88066157760814">
            <text:p>5.88</text:p>
          </table:table-cell>
          <table:table-cell/>
          <table:table-cell table:formula="of:=[.L134]+[.J135]*0.1" office:value-type="float" office:value="-12.9121119592875">
            <text:p>-12.91</text:p>
          </table:table-cell>
          <table:table-cell table:formula="of:=[.L135]*2*3.141592/360" office:value-type="float" office:value="-0.225358820191122">
            <text:p>-0.23</text:p>
          </table:table-cell>
          <table:table-cell/>
          <table:table-cell table:formula="of:=COS([.M134])" office:value-type="float" office:value="0.972369206118229">
            <text:p>0.97</text:p>
          </table:table-cell>
          <table:table-cell table:formula="of:=SIN([.M134])" office:value-type="float" office:value="-0.233448339023874">
            <text:p>-0.23</text:p>
          </table:table-cell>
          <table:table-cell table:number-columns-repeated="3"/>
          <table:table-cell table:formula="of:=([.F135]-[.$S$2])/131" office:value-type="float" office:value="-14.1648854961832">
            <text:p>-14.16</text:p>
          </table:table-cell>
          <table:table-cell/>
          <table:table-cell table:formula="of:=[.T135]*0.1+[.V134]" office:value-type="float" office:value="-0.28198473282443">
            <text:p>-0.28</text:p>
          </table:table-cell>
          <table:table-cell table:formula="of:=[.V135]*2*3.141592/360" office:value-type="float" office:value="-0.00492156100424092">
            <text:p>0.00</text:p>
          </table:table-cell>
          <table:table-cell/>
          <table:table-cell table:formula="of:=COS([.W134])" office:value-type="float" office:value="0.999803970111987">
            <text:p>1.00</text:p>
          </table:table-cell>
          <table:table-cell table:formula="of:=SIN([.W134])" office:value-type="float" office:value="0.0197995289921119">
            <text:p>0.02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-408">
            <text:p>-408</text:p>
          </table:table-cell>
          <table:table-cell office:value-type="float" office:value="-3112">
            <text:p>-3112</text:p>
          </table:table-cell>
          <table:table-cell office:value-type="float" office:value="26.74">
            <text:p>26.74</text:p>
          </table:table-cell>
          <table:table-cell office:value-type="float" office:value="1514">
            <text:p>1514</text:p>
          </table:table-cell>
          <table:table-cell office:value-type="float" office:value="-644">
            <text:p>-644</text:p>
          </table:table-cell>
          <table:table-cell office:value-type="string">
            <text:p>338<text:tab/><text:tab/><text:tab/><text:tab/></text:p>
          </table:table-cell>
          <table:table-cell table:number-columns-repeated="2"/>
          <table:table-cell table:formula="of:=([.E136]-[.$I$2])/131" office:value-type="float" office:value="10.2318066157761">
            <text:p>10.23</text:p>
          </table:table-cell>
          <table:table-cell/>
          <table:table-cell table:formula="of:=[.L135]+[.J136]*0.1" office:value-type="float" office:value="-11.8889312977099">
            <text:p>-11.89</text:p>
          </table:table-cell>
          <table:table-cell table:formula="of:=[.L136]*2*3.141592/360" office:value-type="float" office:value="-0.207500952519084">
            <text:p>-0.21</text:p>
          </table:table-cell>
          <table:table-cell/>
          <table:table-cell table:formula="of:=COS([.M135])" office:value-type="float" office:value="0.97471398924985">
            <text:p>0.97</text:p>
          </table:table-cell>
          <table:table-cell table:formula="of:=SIN([.M135])" office:value-type="float" office:value="-0.223456123569356">
            <text:p>-0.22</text:p>
          </table:table-cell>
          <table:table-cell table:number-columns-repeated="3"/>
          <table:table-cell table:formula="of:=([.F136]-[.$S$2])/131" office:value-type="float" office:value="-3.61526717557252">
            <text:p>-3.62</text:p>
          </table:table-cell>
          <table:table-cell/>
          <table:table-cell table:formula="of:=[.T136]*0.1+[.V135]" office:value-type="float" office:value="-0.643511450381682">
            <text:p>-0.64</text:p>
          </table:table-cell>
          <table:table-cell table:formula="of:=[.V136]*2*3.141592/360" office:value-type="float" office:value="-0.0112313912468194">
            <text:p>-0.01</text:p>
          </table:table-cell>
          <table:table-cell/>
          <table:table-cell table:formula="of:=COS([.W135])" office:value-type="float" office:value="0.999987889143086">
            <text:p>1.00</text:p>
          </table:table-cell>
          <table:table-cell table:formula="of:=SIN([.W135])" office:value-type="float" office:value="-0.00492154113611784">
            <text:p>0.00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office:value-type="float" office:value="-376">
            <text:p>-376</text:p>
          </table:table-cell>
          <table:table-cell office:value-type="float" office:value="-5128">
            <text:p>-5128</text:p>
          </table:table-cell>
          <table:table-cell office:value-type="float" office:value="26.69">
            <text:p>26.69</text:p>
          </table:table-cell>
          <table:table-cell office:value-type="float" office:value="3127">
            <text:p>3127</text:p>
          </table:table-cell>
          <table:table-cell office:value-type="float" office:value="-1950">
            <text:p>-1950</text:p>
          </table:table-cell>
          <table:table-cell office:value-type="string">
            <text:p>623<text:tab/><text:tab/><text:tab/><text:tab/></text:p>
          </table:table-cell>
          <table:table-cell table:number-columns-repeated="2"/>
          <table:table-cell table:formula="of:=([.E137]-[.$I$2])/131" office:value-type="float" office:value="22.5447837150127">
            <text:p>22.54</text:p>
          </table:table-cell>
          <table:table-cell/>
          <table:table-cell table:formula="of:=[.L136]+[.J137]*0.1" office:value-type="float" office:value="-9.63445292620865">
            <text:p>-9.63</text:p>
          </table:table-cell>
          <table:table-cell table:formula="of:=[.L137]*2*3.141592/360" office:value-type="float" office:value="-0.168152890207521">
            <text:p>-0.17</text:p>
          </table:table-cell>
          <table:table-cell/>
          <table:table-cell table:formula="of:=COS([.M136])" office:value-type="float" office:value="0.978548811353007">
            <text:p>0.98</text:p>
          </table:table-cell>
          <table:table-cell table:formula="of:=SIN([.M136])" office:value-type="float" office:value="-0.206015105755907">
            <text:p>-0.21</text:p>
          </table:table-cell>
          <table:table-cell table:number-columns-repeated="3"/>
          <table:table-cell table:formula="of:=([.F137]-[.$S$2])/131" office:value-type="float" office:value="-13.5847328244275">
            <text:p>-13.58</text:p>
          </table:table-cell>
          <table:table-cell/>
          <table:table-cell table:formula="of:=[.T137]*0.1+[.V136]" office:value-type="float" office:value="-2.00198473282443">
            <text:p>-2.00</text:p>
          </table:table-cell>
          <table:table-cell table:formula="of:=[.V137]*2*3.141592/360" office:value-type="float" office:value="-0.0349412178931298">
            <text:p>-0.03</text:p>
          </table:table-cell>
          <table:table-cell/>
          <table:table-cell table:formula="of:=COS([.W136])" office:value-type="float" office:value="0.999936928588342">
            <text:p>1.00</text:p>
          </table:table-cell>
          <table:table-cell table:formula="of:=SIN([.W136])" office:value-type="float" office:value="-0.0112311551192596">
            <text:p>-0.01</text:p>
          </table:table-cell>
        </table:table-row>
        <table:table-row table:style-name="ro1">
          <table:table-cell office:value-type="float" office:value="18784">
            <text:p>18784</text:p>
          </table:table-cell>
          <table:table-cell office:value-type="float" office:value="-2824">
            <text:p>-2824</text:p>
          </table:table-cell>
          <table:table-cell office:value-type="float" office:value="-8556">
            <text:p>-8556</text:p>
          </table:table-cell>
          <table:table-cell office:value-type="float" office:value="26.65">
            <text:p>26.65</text:p>
          </table:table-cell>
          <table:table-cell office:value-type="float" office:value="3804">
            <text:p>3804</text:p>
          </table:table-cell>
          <table:table-cell office:value-type="float" office:value="3971">
            <text:p>3971</text:p>
          </table:table-cell>
          <table:table-cell office:value-type="string">
            <text:p>939<text:tab/><text:tab/><text:tab/><text:tab/></text:p>
          </table:table-cell>
          <table:table-cell table:number-columns-repeated="2"/>
          <table:table-cell table:formula="of:=([.E138]-[.$I$2])/131" office:value-type="float" office:value="27.7127226463104">
            <text:p>27.71</text:p>
          </table:table-cell>
          <table:table-cell/>
          <table:table-cell table:formula="of:=[.L137]+[.J138]*0.1" office:value-type="float" office:value="-6.86318066157761">
            <text:p>-6.86</text:p>
          </table:table-cell>
          <table:table-cell table:formula="of:=[.L138]*2*3.141592/360" office:value-type="float" office:value="-0.11978507478315">
            <text:p>-0.12</text:p>
          </table:table-cell>
          <table:table-cell/>
          <table:table-cell table:formula="of:=COS([.M137])" office:value-type="float" office:value="0.985895583789776">
            <text:p>0.99</text:p>
          </table:table-cell>
          <table:table-cell table:formula="of:=SIN([.M137])" office:value-type="float" office:value="-0.167361578218589">
            <text:p>-0.17</text:p>
          </table:table-cell>
          <table:table-cell table:number-columns-repeated="3"/>
          <table:table-cell table:formula="of:=([.F138]-[.$S$2])/131" office:value-type="float" office:value="31.6137404580153">
            <text:p>31.61</text:p>
          </table:table-cell>
          <table:table-cell/>
          <table:table-cell table:formula="of:=[.T138]*0.1+[.V137]" office:value-type="float" office:value="1.1593893129771">
            <text:p>1.16</text:p>
          </table:table-cell>
          <table:table-cell table:formula="of:=[.V138]*2*3.141592/360" office:value-type="float" office:value="0.0202351566140797">
            <text:p>0.02</text:p>
          </table:table-cell>
          <table:table-cell/>
          <table:table-cell table:formula="of:=COS([.W137])" office:value-type="float" office:value="0.999389617750596">
            <text:p>1.00</text:p>
          </table:table-cell>
          <table:table-cell table:formula="of:=SIN([.W137])" office:value-type="float" office:value="-0.034934108437409">
            <text:p>-0.03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5316">
            <text:p>-5316</text:p>
          </table:table-cell>
          <table:table-cell office:value-type="float" office:value="-6724">
            <text:p>-6724</text:p>
          </table:table-cell>
          <table:table-cell office:value-type="float" office:value="26.65">
            <text:p>26.65</text:p>
          </table:table-cell>
          <table:table-cell office:value-type="float" office:value="3206">
            <text:p>3206</text:p>
          </table:table-cell>
          <table:table-cell office:value-type="float" office:value="-2191">
            <text:p>-2191</text:p>
          </table:table-cell>
          <table:table-cell office:value-type="string">
            <text:p>197<text:tab/><text:tab/><text:tab/><text:tab/></text:p>
          </table:table-cell>
          <table:table-cell table:number-columns-repeated="2"/>
          <table:table-cell table:formula="of:=([.E139]-[.$I$2])/131" office:value-type="float" office:value="23.1478371501272">
            <text:p>23.15</text:p>
          </table:table-cell>
          <table:table-cell/>
          <table:table-cell table:formula="of:=[.L138]+[.J139]*0.1" office:value-type="float" office:value="-4.54839694656488">
            <text:p>-4.55</text:p>
          </table:table-cell>
          <table:table-cell table:formula="of:=[.L139]*2*3.141592/360" office:value-type="float" office:value="-0.079384485889737">
            <text:p>-0.08</text:p>
          </table:table-cell>
          <table:table-cell/>
          <table:table-cell table:formula="of:=COS([.M138])" office:value-type="float" office:value="0.99283434209545">
            <text:p>0.99</text:p>
          </table:table-cell>
          <table:table-cell table:formula="of:=SIN([.M138])" office:value-type="float" office:value="-0.119498824914286">
            <text:p>-0.12</text:p>
          </table:table-cell>
          <table:table-cell table:number-columns-repeated="3"/>
          <table:table-cell table:formula="of:=([.F139]-[.$S$2])/131" office:value-type="float" office:value="-15.424427480916">
            <text:p>-15.42</text:p>
          </table:table-cell>
          <table:table-cell/>
          <table:table-cell table:formula="of:=[.T139]*0.1+[.V138]" office:value-type="float" office:value="-0.383053435114507">
            <text:p>-0.38</text:p>
          </table:table-cell>
          <table:table-cell table:formula="of:=[.V139]*2*3.141592/360" office:value-type="float" office:value="-0.00668554226293474">
            <text:p>-0.01</text:p>
          </table:table-cell>
          <table:table-cell/>
          <table:table-cell table:formula="of:=COS([.W138])" office:value-type="float" office:value="0.999795276204089">
            <text:p>1.00</text:p>
          </table:table-cell>
          <table:table-cell table:formula="of:=SIN([.W138])" office:value-type="float" office:value="0.0202337757225413">
            <text:p>0.02</text:p>
          </table:table-cell>
        </table:table-row>
        <table:table-row table:style-name="ro1">
          <table:table-cell office:value-type="float" office:value="15780">
            <text:p>15780</text:p>
          </table:table-cell>
          <table:table-cell office:value-type="float" office:value="-540">
            <text:p>-540</text:p>
          </table:table-cell>
          <table:table-cell office:value-type="float" office:value="-5004">
            <text:p>-5004</text:p>
          </table:table-cell>
          <table:table-cell office:value-type="float" office:value="26.6">
            <text:p>26.6</text:p>
          </table:table-cell>
          <table:table-cell office:value-type="float" office:value="1132">
            <text:p>1132</text:p>
          </table:table-cell>
          <table:table-cell office:value-type="float" office:value="1392">
            <text:p>1392</text:p>
          </table:table-cell>
          <table:table-cell office:value-type="string">
            <text:p>-2137<text:tab/><text:tab/><text:tab/><text:tab/></text:p>
          </table:table-cell>
          <table:table-cell table:number-columns-repeated="2"/>
          <table:table-cell table:formula="of:=([.E140]-[.$I$2])/131" office:value-type="float" office:value="7.31577608142494">
            <text:p>7.32</text:p>
          </table:table-cell>
          <table:table-cell/>
          <table:table-cell table:formula="of:=[.L139]+[.J140]*0.1" office:value-type="float" office:value="-3.81681933842239">
            <text:p>-3.82</text:p>
          </table:table-cell>
          <table:table-cell table:formula="of:=[.L140]*2*3.141592/360" office:value-type="float" office:value="-0.0666160505501837">
            <text:p>-0.07</text:p>
          </table:table-cell>
          <table:table-cell/>
          <table:table-cell table:formula="of:=COS([.M139])" office:value-type="float" office:value="0.996850706098314">
            <text:p>1.00</text:p>
          </table:table-cell>
          <table:table-cell table:formula="of:=SIN([.M139])" office:value-type="float" office:value="-0.0793011333544054">
            <text:p>-0.08</text:p>
          </table:table-cell>
          <table:table-cell table:number-columns-repeated="3"/>
          <table:table-cell table:formula="of:=([.F140]-[.$S$2])/131" office:value-type="float" office:value="11.9267175572519">
            <text:p>11.93</text:p>
          </table:table-cell>
          <table:table-cell/>
          <table:table-cell table:formula="of:=[.T140]*0.1+[.V139]" office:value-type="float" office:value="0.809618320610684">
            <text:p>0.81</text:p>
          </table:table-cell>
          <table:table-cell table:formula="of:=[.V140]*2*3.141592/360" office:value-type="float" office:value="0.0141305024393553">
            <text:p>0.01</text:p>
          </table:table-cell>
          <table:table-cell/>
          <table:table-cell table:formula="of:=COS([.W139])" office:value-type="float" office:value="0.999977651845566">
            <text:p>1.00</text:p>
          </table:table-cell>
          <table:table-cell table:formula="of:=SIN([.W139])" office:value-type="float" office:value="-0.00668549245968355">
            <text:p>-0.01</text:p>
          </table:table-cell>
        </table:table-row>
        <table:table-row table:style-name="ro1">
          <table:table-cell office:value-type="float" office:value="11140">
            <text:p>11140</text:p>
          </table:table-cell>
          <table:table-cell office:value-type="float" office:value="-868">
            <text:p>-868</text:p>
          </table:table-cell>
          <table:table-cell office:value-type="float" office:value="-1940">
            <text:p>-1940</text:p>
          </table:table-cell>
          <table:table-cell office:value-type="float" office:value="26.6">
            <text:p>26.6</text:p>
          </table:table-cell>
          <table:table-cell office:value-type="float" office:value="760">
            <text:p>760</text:p>
          </table:table-cell>
          <table:table-cell office:value-type="float" office:value="668">
            <text:p>668</text:p>
          </table:table-cell>
          <table:table-cell office:value-type="string">
            <text:p>-1281<text:tab/><text:tab/><text:tab/><text:tab/></text:p>
          </table:table-cell>
          <table:table-cell table:number-columns-repeated="2"/>
          <table:table-cell table:formula="of:=([.E141]-[.$I$2])/131" office:value-type="float" office:value="4.47608142493639">
            <text:p>4.48</text:p>
          </table:table-cell>
          <table:table-cell/>
          <table:table-cell table:formula="of:=[.L140]+[.J141]*0.1" office:value-type="float" office:value="-3.36921119592875">
            <text:p>-3.37</text:p>
          </table:table-cell>
          <table:table-cell table:formula="of:=[.L141]*2*3.141592/360" office:value-type="float" office:value="-0.0588038163302233">
            <text:p>-0.06</text:p>
          </table:table-cell>
          <table:table-cell/>
          <table:table-cell table:formula="of:=COS([.M140])" office:value-type="float" office:value="0.99778197133173">
            <text:p>1.00</text:p>
          </table:table-cell>
          <table:table-cell table:formula="of:=SIN([.M140])" office:value-type="float" office:value="-0.0665667911602008">
            <text:p>-0.07</text:p>
          </table:table-cell>
          <table:table-cell table:number-columns-repeated="3"/>
          <table:table-cell table:formula="of:=([.F141]-[.$S$2])/131" office:value-type="float" office:value="6.4">
            <text:p>6.40</text:p>
          </table:table-cell>
          <table:table-cell/>
          <table:table-cell table:formula="of:=[.T141]*0.1+[.V140]" office:value-type="float" office:value="1.44961832061068">
            <text:p>1.45</text:p>
          </table:table-cell>
          <table:table-cell table:formula="of:=[.V141]*2*3.141592/360" office:value-type="float" office:value="0.0253006073282442">
            <text:p>0.03</text:p>
          </table:table-cell>
          <table:table-cell/>
          <table:table-cell table:formula="of:=COS([.W140])" office:value-type="float" office:value="0.999900166111584">
            <text:p>1.00</text:p>
          </table:table-cell>
          <table:table-cell table:formula="of:=SIN([.W140])" office:value-type="float" office:value="0.014130032201891">
            <text:p>0.01</text:p>
          </table:table-cell>
        </table:table-row>
        <table:table-row table:style-name="ro1">
          <table:table-cell office:value-type="float" office:value="14148">
            <text:p>14148</text:p>
          </table:table-cell>
          <table:table-cell office:value-type="float" office:value="-2356">
            <text:p>-2356</text:p>
          </table:table-cell>
          <table:table-cell office:value-type="float" office:value="-2496">
            <text:p>-2496</text:p>
          </table:table-cell>
          <table:table-cell office:value-type="float" office:value="26.65">
            <text:p>26.65</text:p>
          </table:table-cell>
          <table:table-cell office:value-type="float" office:value="88">
            <text:p>88</text:p>
          </table:table-cell>
          <table:table-cell office:value-type="float" office:value="-1909">
            <text:p>-1909</text:p>
          </table:table-cell>
          <table:table-cell office:value-type="string">
            <text:p>-155<text:tab/><text:tab/><text:tab/><text:tab/></text:p>
          </table:table-cell>
          <table:table-cell table:number-columns-repeated="2"/>
          <table:table-cell table:formula="of:=([.E142]-[.$I$2])/131" office:value-type="float" office:value="-0.653689567430025">
            <text:p>-0.65</text:p>
          </table:table-cell>
          <table:table-cell/>
          <table:table-cell table:formula="of:=[.L141]+[.J142]*0.1" office:value-type="float" office:value="-3.43458015267175">
            <text:p>-3.43</text:p>
          </table:table-cell>
          <table:table-cell table:formula="of:=[.L142]*2*3.141592/360" office:value-type="float" office:value="-0.0599447196166242">
            <text:p>-0.06</text:p>
          </table:table-cell>
          <table:table-cell/>
          <table:table-cell table:formula="of:=COS([.M141])" office:value-type="float" office:value="0.998271553743207">
            <text:p>1.00</text:p>
          </table:table-cell>
          <table:table-cell table:formula="of:=SIN([.M141])" office:value-type="float" office:value="-0.0587699326792542">
            <text:p>-0.06</text:p>
          </table:table-cell>
          <table:table-cell table:number-columns-repeated="3"/>
          <table:table-cell table:formula="of:=([.F142]-[.$S$2])/131" office:value-type="float" office:value="-13.2717557251908">
            <text:p>-13.27</text:p>
          </table:table-cell>
          <table:table-cell/>
          <table:table-cell table:formula="of:=[.T142]*0.1+[.V141]" office:value-type="float" office:value="0.1224427480916">
            <text:p>0.12</text:p>
          </table:table-cell>
          <table:table-cell table:formula="of:=[.V142]*2*3.141592/360" office:value-type="float" office:value="0.00213702865479215">
            <text:p>0.00</text:p>
          </table:table-cell>
          <table:table-cell/>
          <table:table-cell table:formula="of:=COS([.W141])" office:value-type="float" office:value="0.999679956707153">
            <text:p>1.00</text:p>
          </table:table-cell>
          <table:table-cell table:formula="of:=SIN([.W141])" office:value-type="float" office:value="0.0252979081740912">
            <text:p>0.03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float" office:value="-2388">
            <text:p>-2388</text:p>
          </table:table-cell>
          <table:table-cell office:value-type="float" office:value="-4392">
            <text:p>-4392</text:p>
          </table:table-cell>
          <table:table-cell office:value-type="float" office:value="26.6">
            <text:p>26.6</text:p>
          </table:table-cell>
          <table:table-cell office:value-type="float" office:value="758">
            <text:p>758</text:p>
          </table:table-cell>
          <table:table-cell office:value-type="float" office:value="-6399">
            <text:p>-6399</text:p>
          </table:table-cell>
          <table:table-cell office:value-type="string">
            <text:p>-548<text:tab/><text:tab/><text:tab/><text:tab/></text:p>
          </table:table-cell>
          <table:table-cell table:number-columns-repeated="2"/>
          <table:table-cell table:formula="of:=([.E143]-[.$I$2])/131" office:value-type="float" office:value="4.46081424936387">
            <text:p>4.46</text:p>
          </table:table-cell>
          <table:table-cell/>
          <table:table-cell table:formula="of:=[.L142]+[.J143]*0.1" office:value-type="float" office:value="-2.98849872773537">
            <text:p>-2.99</text:p>
          </table:table-cell>
          <table:table-cell table:formula="of:=[.L143]*2*3.141592/360" office:value-type="float" office:value="-0.0521591316392423">
            <text:p>-0.05</text:p>
          </table:table-cell>
          <table:table-cell/>
          <table:table-cell table:formula="of:=COS([.M142])" office:value-type="float" office:value="0.998203853243258">
            <text:p>1.00</text:p>
          </table:table-cell>
          <table:table-cell table:formula="of:=SIN([.M142])" office:value-type="float" office:value="-0.0599088254793165">
            <text:p>-0.06</text:p>
          </table:table-cell>
          <table:table-cell table:number-columns-repeated="3"/>
          <table:table-cell table:formula="of:=([.F143]-[.$S$2])/131" office:value-type="float" office:value="-47.5465648854962">
            <text:p>-47.55</text:p>
          </table:table-cell>
          <table:table-cell/>
          <table:table-cell table:formula="of:=[.T143]*0.1+[.V142]" office:value-type="float" office:value="-4.63221374045802">
            <text:p>-4.63</text:p>
          </table:table-cell>
          <table:table-cell table:formula="of:=[.V143]*2*3.141592/360" office:value-type="float" office:value="-0.0808473646072944">
            <text:p>-0.08</text:p>
          </table:table-cell>
          <table:table-cell/>
          <table:table-cell table:formula="of:=COS([.W142])" office:value-type="float" office:value="0.999997716555133">
            <text:p>1.00</text:p>
          </table:table-cell>
          <table:table-cell table:formula="of:=SIN([.W142])" office:value-type="float" office:value="0.00213702702819619">
            <text:p>0.00</text:p>
          </table:table-cell>
        </table:table-row>
        <table:table-row table:style-name="ro1">
          <table:table-cell office:value-type="float" office:value="21856">
            <text:p>21856</text:p>
          </table:table-cell>
          <table:table-cell office:value-type="float" office:value="-276">
            <text:p>-276</text:p>
          </table:table-cell>
          <table:table-cell office:value-type="float" office:value="-6680">
            <text:p>-6680</text:p>
          </table:table-cell>
          <table:table-cell office:value-type="float" office:value="26.6">
            <text:p>26.6</text:p>
          </table:table-cell>
          <table:table-cell office:value-type="float" office:value="1094">
            <text:p>1094</text:p>
          </table:table-cell>
          <table:table-cell office:value-type="float" office:value="-980">
            <text:p>-98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([.E144]-[.$I$2])/131" office:value-type="float" office:value="7.02569974554707">
            <text:p>7.03</text:p>
          </table:table-cell>
          <table:table-cell/>
          <table:table-cell table:formula="of:=[.L143]+[.J144]*0.1" office:value-type="float" office:value="-2.28592875318066">
            <text:p>-2.29</text:p>
          </table:table-cell>
          <table:table-cell table:formula="of:=[.L144]*2*3.141592/360" office:value-type="float" office:value="-0.0398969749086796">
            <text:p>-0.04</text:p>
          </table:table-cell>
          <table:table-cell/>
          <table:table-cell table:formula="of:=COS([.M143])" office:value-type="float" office:value="0.998640020862371">
            <text:p>1.00</text:p>
          </table:table-cell>
          <table:table-cell table:formula="of:=SIN([.M143])" office:value-type="float" office:value="-0.0521354843844686">
            <text:p>-0.05</text:p>
          </table:table-cell>
          <table:table-cell table:number-columns-repeated="3"/>
          <table:table-cell table:formula="of:=([.F144]-[.$S$2])/131" office:value-type="float" office:value="-6.18015267175573">
            <text:p>-6.18</text:p>
          </table:table-cell>
          <table:table-cell/>
          <table:table-cell table:formula="of:=[.T144]*0.1+[.V143]" office:value-type="float" office:value="-5.25022900763359">
            <text:p>-5.25</text:p>
          </table:table-cell>
          <table:table-cell table:formula="of:=[.V144]*2*3.141592/360" office:value-type="float" office:value="-0.0916337636030535">
            <text:p>-0.09</text:p>
          </table:table-cell>
          <table:table-cell/>
          <table:table-cell table:formula="of:=COS([.W143])" office:value-type="float" office:value="0.996733631562314">
            <text:p>1.00</text:p>
          </table:table-cell>
          <table:table-cell table:formula="of:=SIN([.W143])" office:value-type="float" office:value="-0.08075931966406">
            <text:p>-0.08</text:p>
          </table:table-cell>
        </table:table-row>
        <table:table-row table:style-name="ro1">
          <table:table-cell office:value-type="float" office:value="15196">
            <text:p>15196</text:p>
          </table:table-cell>
          <table:table-cell office:value-type="float" office:value="-460">
            <text:p>-460</text:p>
          </table:table-cell>
          <table:table-cell office:value-type="float" office:value="-7452">
            <text:p>-7452</text:p>
          </table:table-cell>
          <table:table-cell office:value-type="float" office:value="26.6">
            <text:p>26.6</text:p>
          </table:table-cell>
          <table:table-cell office:value-type="float" office:value="-1384">
            <text:p>-1384</text:p>
          </table:table-cell>
          <table:table-cell office:value-type="float" office:value="2256">
            <text:p>2256</text:p>
          </table:table-cell>
          <table:table-cell office:value-type="string">
            <text:p>1415<text:tab/><text:tab/><text:tab/><text:tab/></text:p>
          </table:table-cell>
          <table:table-cell table:number-columns-repeated="2"/>
          <table:table-cell table:formula="of:=([.E145]-[.$I$2])/131" office:value-type="float" office:value="-11.8903307888041">
            <text:p>-11.89</text:p>
          </table:table-cell>
          <table:table-cell/>
          <table:table-cell table:formula="of:=[.L144]+[.J145]*0.1" office:value-type="float" office:value="-3.47496183206107">
            <text:p>-3.47</text:p>
          </table:table-cell>
          <table:table-cell table:formula="of:=[.L145]*2*3.141592/360" office:value-type="float" office:value="-0.0606495127328244">
            <text:p>-0.06</text:p>
          </table:table-cell>
          <table:table-cell/>
          <table:table-cell table:formula="of:=COS([.M144])" office:value-type="float" office:value="0.999204221262938">
            <text:p>1.00</text:p>
          </table:table-cell>
          <table:table-cell table:formula="of:=SIN([.M144])" office:value-type="float" office:value="-0.0398863912923534">
            <text:p>-0.04</text:p>
          </table:table-cell>
          <table:table-cell table:number-columns-repeated="3"/>
          <table:table-cell table:formula="of:=([.F145]-[.$S$2])/131" office:value-type="float" office:value="18.5221374045802">
            <text:p>18.52</text:p>
          </table:table-cell>
          <table:table-cell/>
          <table:table-cell table:formula="of:=[.T145]*0.1+[.V144]" office:value-type="float" office:value="-3.39801526717557">
            <text:p>-3.40</text:p>
          </table:table-cell>
          <table:table-cell table:formula="of:=[.V145]*2*3.141592/360" office:value-type="float" office:value="-0.0593065421068703">
            <text:p>-0.06</text:p>
          </table:table-cell>
          <table:table-cell/>
          <table:table-cell table:formula="of:=COS([.W144])" office:value-type="float" office:value="0.995804563584933">
            <text:p>1.00</text:p>
          </table:table-cell>
          <table:table-cell table:formula="of:=SIN([.W144])" office:value-type="float" office:value="-0.0915055798485628">
            <text:p>-0.09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120">
            <text:p>120</text:p>
          </table:table-cell>
          <table:table-cell office:value-type="float" office:value="-6676">
            <text:p>-6676</text:p>
          </table:table-cell>
          <table:table-cell office:value-type="float" office:value="26.69">
            <text:p>26.69</text:p>
          </table:table-cell>
          <table:table-cell office:value-type="float" office:value="-3085">
            <text:p>-3085</text:p>
          </table:table-cell>
          <table:table-cell office:value-type="float" office:value="429">
            <text:p>429</text:p>
          </table:table-cell>
          <table:table-cell office:value-type="string">
            <text:p>1851<text:tab/><text:tab/><text:tab/><text:tab/></text:p>
          </table:table-cell>
          <table:table-cell table:number-columns-repeated="2"/>
          <table:table-cell table:formula="of:=([.E146]-[.$I$2])/131" office:value-type="float" office:value="-24.8750636132316">
            <text:p>-24.88</text:p>
          </table:table-cell>
          <table:table-cell/>
          <table:table-cell table:formula="of:=[.L145]+[.J146]*0.1" office:value-type="float" office:value="-5.96246819338422">
            <text:p>-5.96</text:p>
          </table:table-cell>
          <table:table-cell table:formula="of:=[.L146]*2*3.141592/360" office:value-type="float" office:value="-0.104064679869946">
            <text:p>-0.10</text:p>
          </table:table-cell>
          <table:table-cell/>
          <table:table-cell table:formula="of:=COS([.M145])" office:value-type="float" office:value="0.998161381998402">
            <text:p>1.00</text:p>
          </table:table-cell>
          <table:table-cell table:formula="of:=SIN([.M145])" office:value-type="float" office:value="-0.0606123377460479">
            <text:p>-0.06</text:p>
          </table:table-cell>
          <table:table-cell table:number-columns-repeated="3"/>
          <table:table-cell table:formula="of:=([.F146]-[.$S$2])/131" office:value-type="float" office:value="4.57557251908397">
            <text:p>4.58</text:p>
          </table:table-cell>
          <table:table-cell/>
          <table:table-cell table:formula="of:=[.T146]*0.1+[.V145]" office:value-type="float" office:value="-2.94045801526718">
            <text:p>-2.94</text:p>
          </table:table-cell>
          <table:table-cell table:formula="of:=[.V146]*2*3.141592/360" office:value-type="float" office:value="-0.0513206632061069">
            <text:p>-0.05</text:p>
          </table:table-cell>
          <table:table-cell/>
          <table:table-cell table:formula="of:=COS([.W145])" office:value-type="float" office:value="0.998241882436219">
            <text:p>1.00</text:p>
          </table:table-cell>
          <table:table-cell table:formula="of:=SIN([.W145])" office:value-type="float" office:value="-0.0592717820737184">
            <text:p>-0.06</text:p>
          </table:table-cell>
        </table:table-row>
        <table:table-row table:style-name="ro1">
          <table:table-cell office:value-type="float" office:value="11892">
            <text:p>11892</text:p>
          </table:table-cell>
          <table:table-cell office:value-type="float" office:value="-552">
            <text:p>-552</text:p>
          </table:table-cell>
          <table:table-cell office:value-type="float" office:value="-3364">
            <text:p>-3364</text:p>
          </table:table-cell>
          <table:table-cell office:value-type="float" office:value="26.65">
            <text:p>26.65</text:p>
          </table:table-cell>
          <table:table-cell office:value-type="float" office:value="-2599">
            <text:p>-2599</text:p>
          </table:table-cell>
          <table:table-cell office:value-type="float" office:value="4634">
            <text:p>4634</text:p>
          </table:table-cell>
          <table:table-cell office:value-type="string">
            <text:p>2739<text:tab/><text:tab/><text:tab/><text:tab/></text:p>
          </table:table-cell>
          <table:table-cell table:number-columns-repeated="2"/>
          <table:table-cell table:formula="of:=([.E147]-[.$I$2])/131" office:value-type="float" office:value="-21.1651399491094">
            <text:p>-21.17</text:p>
          </table:table-cell>
          <table:table-cell/>
          <table:table-cell table:formula="of:=[.L146]+[.J147]*0.1" office:value-type="float" office:value="-8.07898218829516">
            <text:p>-8.08</text:p>
          </table:table-cell>
          <table:table-cell table:formula="of:=[.L147]*2*3.141592/360" office:value-type="float" office:value="-0.141004810060503">
            <text:p>-0.14</text:p>
          </table:table-cell>
          <table:table-cell/>
          <table:table-cell table:formula="of:=COS([.M146])" office:value-type="float" office:value="0.994590155986161">
            <text:p>0.99</text:p>
          </table:table-cell>
          <table:table-cell table:formula="of:=SIN([.M146])" office:value-type="float" office:value="-0.103876954207481">
            <text:p>-0.10</text:p>
          </table:table-cell>
          <table:table-cell table:number-columns-repeated="3"/>
          <table:table-cell table:formula="of:=([.F147]-[.$S$2])/131" office:value-type="float" office:value="36.6748091603053">
            <text:p>36.67</text:p>
          </table:table-cell>
          <table:table-cell/>
          <table:table-cell table:formula="of:=[.T147]*0.1+[.V146]" office:value-type="float" office:value="0.727022900763356">
            <text:p>0.73</text:p>
          </table:table-cell>
          <table:table-cell table:formula="of:=[.V147]*2*3.141592/360" office:value-type="float" office:value="0.0126889407158609">
            <text:p>0.01</text:p>
          </table:table-cell>
          <table:table-cell/>
          <table:table-cell table:formula="of:=COS([.W146])" office:value-type="float" office:value="0.998683383778568">
            <text:p>1.00</text:p>
          </table:table-cell>
          <table:table-cell table:formula="of:=SIN([.W146])" office:value-type="float" office:value="-0.0512981380226351">
            <text:p>-0.05</text:p>
          </table:table-cell>
        </table:table-row>
        <table:table-row table:style-name="ro1">
          <table:table-cell office:value-type="float" office:value="13756">
            <text:p>13756</text:p>
          </table:table-cell>
          <table:table-cell office:value-type="float" office:value="-1336">
            <text:p>-1336</text:p>
          </table:table-cell>
          <table:table-cell office:value-type="float" office:value="-2496">
            <text:p>-2496</text:p>
          </table:table-cell>
          <table:table-cell office:value-type="float" office:value="26.65">
            <text:p>26.65</text:p>
          </table:table-cell>
          <table:table-cell office:value-type="float" office:value="-633">
            <text:p>-633</text:p>
          </table:table-cell>
          <table:table-cell office:value-type="float" office:value="-4158">
            <text:p>-4158</text:p>
          </table:table-cell>
          <table:table-cell office:value-type="string">
            <text:p>1375<text:tab/><text:tab/><text:tab/><text:tab/></text:p>
          </table:table-cell>
          <table:table-cell table:number-columns-repeated="2"/>
          <table:table-cell table:formula="of:=([.E148]-[.$I$2])/131" office:value-type="float" office:value="-6.15750636132316">
            <text:p>-6.16</text:p>
          </table:table-cell>
          <table:table-cell/>
          <table:table-cell table:formula="of:=[.L147]+[.J148]*0.1" office:value-type="float" office:value="-8.69473282442748">
            <text:p>-8.69</text:p>
          </table:table-cell>
          <table:table-cell table:formula="of:=[.L148]*2*3.141592/360" office:value-type="float" office:value="-0.151751683796438">
            <text:p>-0.15</text:p>
          </table:table-cell>
          <table:table-cell/>
          <table:table-cell table:formula="of:=COS([.M147])" office:value-type="float" office:value="0.990075282028353">
            <text:p>0.99</text:p>
          </table:table-cell>
          <table:table-cell table:formula="of:=SIN([.M147])" office:value-type="float" office:value="-0.140538023027497">
            <text:p>-0.14</text:p>
          </table:table-cell>
          <table:table-cell table:number-columns-repeated="3"/>
          <table:table-cell table:formula="of:=([.F148]-[.$S$2])/131" office:value-type="float" office:value="-30.4396946564885">
            <text:p>-30.44</text:p>
          </table:table-cell>
          <table:table-cell/>
          <table:table-cell table:formula="of:=[.T148]*0.1+[.V147]" office:value-type="float" office:value="-2.3169465648855">
            <text:p>-2.32</text:p>
          </table:table-cell>
          <table:table-cell table:formula="of:=[.V148]*2*3.141592/360" office:value-type="float" office:value="-0.0404383377370654">
            <text:p>-0.04</text:p>
          </table:table-cell>
          <table:table-cell/>
          <table:table-cell table:formula="of:=COS([.W147])" office:value-type="float" office:value="0.999919496471914">
            <text:p>1.00</text:p>
          </table:table-cell>
          <table:table-cell table:formula="of:=SIN([.W147])" office:value-type="float" office:value="0.0126886002125349">
            <text:p>0.01</text:p>
          </table:table-cell>
        </table:table-row>
        <table:table-row table:style-name="ro1">
          <table:table-cell office:value-type="float" office:value="16208">
            <text:p>16208</text:p>
          </table:table-cell>
          <table:table-cell office:value-type="float" office:value="-1792">
            <text:p>-1792</text:p>
          </table:table-cell>
          <table:table-cell office:value-type="float" office:value="-3684">
            <text:p>-3684</text:p>
          </table:table-cell>
          <table:table-cell office:value-type="float" office:value="26.74">
            <text:p>26.74</text:p>
          </table:table-cell>
          <table:table-cell office:value-type="float" office:value="1049">
            <text:p>1049</text:p>
          </table:table-cell>
          <table:table-cell office:value-type="float" office:value="-1022">
            <text:p>-1022</text:p>
          </table:table-cell>
          <table:table-cell office:value-type="string">
            <text:p>-348<text:tab/><text:tab/><text:tab/><text:tab/></text:p>
          </table:table-cell>
          <table:table-cell table:number-columns-repeated="2"/>
          <table:table-cell table:formula="of:=([.E149]-[.$I$2])/131" office:value-type="float" office:value="6.68218829516539">
            <text:p>6.68</text:p>
          </table:table-cell>
          <table:table-cell/>
          <table:table-cell table:formula="of:=[.L148]+[.J149]*0.1" office:value-type="float" office:value="-8.02651399491094">
            <text:p>-8.03</text:p>
          </table:table-cell>
          <table:table-cell table:formula="of:=[.L149]*2*3.141592/360" office:value-type="float" office:value="-0.14008906752389">
            <text:p>-0.14</text:p>
          </table:table-cell>
          <table:table-cell/>
          <table:table-cell table:formula="of:=COS([.M148])" office:value-type="float" office:value="0.988507792744403">
            <text:p>0.99</text:p>
          </table:table-cell>
          <table:table-cell table:formula="of:=SIN([.M148])" office:value-type="float" office:value="-0.151169916595821">
            <text:p>-0.15</text:p>
          </table:table-cell>
          <table:table-cell table:number-columns-repeated="3"/>
          <table:table-cell table:formula="of:=([.F149]-[.$S$2])/131" office:value-type="float" office:value="-6.50076335877863">
            <text:p>-6.50</text:p>
          </table:table-cell>
          <table:table-cell/>
          <table:table-cell table:formula="of:=[.T149]*0.1+[.V148]" office:value-type="float" office:value="-2.96702290076336">
            <text:p>-2.97</text:p>
          </table:table-cell>
          <table:table-cell table:formula="of:=[.V149]*2*3.141592/360" office:value-type="float" office:value="-0.0517843078269721">
            <text:p>-0.05</text:p>
          </table:table-cell>
          <table:table-cell/>
          <table:table-cell table:formula="of:=COS([.W148])" office:value-type="float" office:value="0.999182481834147">
            <text:p>1.00</text:p>
          </table:table-cell>
          <table:table-cell table:formula="of:=SIN([.W148])" office:value-type="float" office:value="-0.0404273174444629">
            <text:p>-0.04</text:p>
          </table:table-cell>
        </table:table-row>
        <table:table-row table:style-name="ro1">
          <table:table-cell office:value-type="float" office:value="19812">
            <text:p>19812</text:p>
          </table:table-cell>
          <table:table-cell office:value-type="float" office:value="-1048">
            <text:p>-1048</text:p>
          </table:table-cell>
          <table:table-cell office:value-type="float" office:value="-5180">
            <text:p>-5180</text:p>
          </table:table-cell>
          <table:table-cell office:value-type="float" office:value="26.55">
            <text:p>26.55</text:p>
          </table:table-cell>
          <table:table-cell office:value-type="float" office:value="2546">
            <text:p>2546</text:p>
          </table:table-cell>
          <table:table-cell office:value-type="float" office:value="825">
            <text:p>825</text:p>
          </table:table-cell>
          <table:table-cell office:value-type="string">
            <text:p>-133<text:tab/><text:tab/><text:tab/><text:tab/></text:p>
          </table:table-cell>
          <table:table-cell table:number-columns-repeated="2"/>
          <table:table-cell table:formula="of:=([.E150]-[.$I$2])/131" office:value-type="float" office:value="18.1096692111959">
            <text:p>18.11</text:p>
          </table:table-cell>
          <table:table-cell/>
          <table:table-cell table:formula="of:=[.L149]+[.J150]*0.1" office:value-type="float" office:value="-6.21554707379135">
            <text:p>-6.22</text:p>
          </table:table-cell>
          <table:table-cell table:formula="of:=[.L150]*2*3.141592/360" office:value-type="float" office:value="-0.108481738681368">
            <text:p>-0.11</text:p>
          </table:table-cell>
          <table:table-cell/>
          <table:table-cell table:formula="of:=COS([.M149])" office:value-type="float" office:value="0.990203563525253">
            <text:p>0.99</text:p>
          </table:table-cell>
          <table:table-cell table:formula="of:=SIN([.M149])" office:value-type="float" office:value="-0.13963131017752">
            <text:p>-0.14</text:p>
          </table:table-cell>
          <table:table-cell table:number-columns-repeated="3"/>
          <table:table-cell table:formula="of:=([.F150]-[.$S$2])/131" office:value-type="float" office:value="7.59847328244275">
            <text:p>7.60</text:p>
          </table:table-cell>
          <table:table-cell/>
          <table:table-cell table:formula="of:=[.T150]*0.1+[.V149]" office:value-type="float" office:value="-2.20717557251909">
            <text:p>-2.21</text:p>
          </table:table-cell>
          <table:table-cell table:formula="of:=[.V150]*2*3.141592/360" office:value-type="float" office:value="-0.0385224728956743">
            <text:p>-0.04</text:p>
          </table:table-cell>
          <table:table-cell/>
          <table:table-cell table:formula="of:=COS([.W149])" office:value-type="float" office:value="0.998659492332014">
            <text:p>1.00</text:p>
          </table:table-cell>
          <table:table-cell table:formula="of:=SIN([.W149])" office:value-type="float" office:value="-0.0517611666711957">
            <text:p>-0.05</text:p>
          </table:table-cell>
        </table:table-row>
        <table:table-row table:style-name="ro1">
          <table:table-cell office:value-type="float" office:value="15848">
            <text:p>15848</text:p>
          </table:table-cell>
          <table:table-cell office:value-type="float" office:value="-1788">
            <text:p>-1788</text:p>
          </table:table-cell>
          <table:table-cell office:value-type="float" office:value="-5920">
            <text:p>-5920</text:p>
          </table:table-cell>
          <table:table-cell office:value-type="float" office:value="26.69">
            <text:p>26.69</text:p>
          </table:table-cell>
          <table:table-cell office:value-type="float" office:value="3043">
            <text:p>3043</text:p>
          </table:table-cell>
          <table:table-cell office:value-type="float" office:value="3845">
            <text:p>3845</text:p>
          </table:table-cell>
          <table:table-cell office:value-type="string">
            <text:p>733<text:tab/><text:tab/><text:tab/><text:tab/></text:p>
          </table:table-cell>
          <table:table-cell table:number-columns-repeated="2"/>
          <table:table-cell table:formula="of:=([.E151]-[.$I$2])/131" office:value-type="float" office:value="21.9035623409669">
            <text:p>21.90</text:p>
          </table:table-cell>
          <table:table-cell/>
          <table:table-cell table:formula="of:=[.L150]+[.J151]*0.1" office:value-type="float" office:value="-4.02519083969465">
            <text:p>-4.03</text:p>
          </table:table-cell>
          <table:table-cell table:formula="of:=[.L151]*2*3.141592/360" office:value-type="float" office:value="-0.0702528185581">
            <text:p>-0.07</text:p>
          </table:table-cell>
          <table:table-cell/>
          <table:table-cell table:formula="of:=COS([.M150])" office:value-type="float" office:value="0.994121624447906">
            <text:p>0.99</text:p>
          </table:table-cell>
          <table:table-cell table:formula="of:=SIN([.M150])" office:value-type="float" office:value="-0.108269089795086">
            <text:p>-0.11</text:p>
          </table:table-cell>
          <table:table-cell table:number-columns-repeated="3"/>
          <table:table-cell table:formula="of:=([.F151]-[.$S$2])/131" office:value-type="float" office:value="30.6519083969466">
            <text:p>30.65</text:p>
          </table:table-cell>
          <table:table-cell/>
          <table:table-cell table:formula="of:=[.T151]*0.1+[.V150]" office:value-type="float" office:value="0.85801526717557">
            <text:p>0.86</text:p>
          </table:table-cell>
          <table:table-cell table:formula="of:=[.V151]*2*3.141592/360" office:value-type="float" office:value="0.0149751883290924">
            <text:p>0.01</text:p>
          </table:table-cell>
          <table:table-cell/>
          <table:table-cell table:formula="of:=COS([.W150])" office:value-type="float" office:value="0.999258101294769">
            <text:p>1.00</text:p>
          </table:table-cell>
          <table:table-cell table:formula="of:=SIN([.W150])" office:value-type="float" office:value="-0.0385129458334855">
            <text:p>-0.04</text:p>
          </table:table-cell>
        </table:table-row>
        <table:table-row table:style-name="ro1">
          <table:table-cell office:value-type="float" office:value="17944">
            <text:p>17944</text:p>
          </table:table-cell>
          <table:table-cell office:value-type="float" office:value="-4372">
            <text:p>-4372</text:p>
          </table:table-cell>
          <table:table-cell office:value-type="float" office:value="-6968">
            <text:p>-6968</text:p>
          </table:table-cell>
          <table:table-cell office:value-type="float" office:value="26.65">
            <text:p>26.65</text:p>
          </table:table-cell>
          <table:table-cell office:value-type="float" office:value="3822">
            <text:p>3822</text:p>
          </table:table-cell>
          <table:table-cell office:value-type="float" office:value="-2193">
            <text:p>-2193</text:p>
          </table:table-cell>
          <table:table-cell office:value-type="string">
            <text:p>-990<text:tab/><text:tab/><text:tab/><text:tab/></text:p>
          </table:table-cell>
          <table:table-cell table:number-columns-repeated="2"/>
          <table:table-cell table:formula="of:=([.E152]-[.$I$2])/131" office:value-type="float" office:value="27.8501272264631">
            <text:p>27.85</text:p>
          </table:table-cell>
          <table:table-cell/>
          <table:table-cell table:formula="of:=[.L151]+[.J152]*0.1" office:value-type="float" office:value="-1.24017811704834">
            <text:p>-1.24</text:p>
          </table:table-cell>
          <table:table-cell table:formula="of:=[.L152]*2*3.141592/360" office:value-type="float" office:value="-0.021645186950523">
            <text:p>-0.02</text:p>
          </table:table-cell>
          <table:table-cell/>
          <table:table-cell table:formula="of:=COS([.M151])" office:value-type="float" office:value="0.99753328552331">
            <text:p>1.00</text:p>
          </table:table-cell>
          <table:table-cell table:formula="of:=SIN([.M151])" office:value-type="float" office:value="-0.0701950445050851">
            <text:p>-0.07</text:p>
          </table:table-cell>
          <table:table-cell table:number-columns-repeated="3"/>
          <table:table-cell table:formula="of:=([.F152]-[.$S$2])/131" office:value-type="float" office:value="-15.4396946564885">
            <text:p>-15.44</text:p>
          </table:table-cell>
          <table:table-cell/>
          <table:table-cell table:formula="of:=[.T152]*0.1+[.V151]" office:value-type="float" office:value="-0.685954198473285">
            <text:p>-0.69</text:p>
          </table:table-cell>
          <table:table-cell table:formula="of:=[.V152]*2*3.141592/360" office:value-type="float" office:value="-0.0119721567905005">
            <text:p>-0.01</text:p>
          </table:table-cell>
          <table:table-cell/>
          <table:table-cell table:formula="of:=COS([.W151])" office:value-type="float" office:value="0.999887873962691">
            <text:p>1.00</text:p>
          </table:table-cell>
          <table:table-cell table:formula="of:=SIN([.W151])" office:value-type="float" office:value="0.0149746286220667">
            <text:p>0.01</text:p>
          </table:table-cell>
        </table:table-row>
        <table:table-row table:style-name="ro1">
          <table:table-cell office:value-type="float" office:value="13880">
            <text:p>13880</text:p>
          </table:table-cell>
          <table:table-cell office:value-type="float" office:value="-1628">
            <text:p>-1628</text:p>
          </table:table-cell>
          <table:table-cell office:value-type="float" office:value="-3216">
            <text:p>-3216</text:p>
          </table:table-cell>
          <table:table-cell office:value-type="float" office:value="26.55">
            <text:p>26.55</text:p>
          </table:table-cell>
          <table:table-cell office:value-type="float" office:value="975">
            <text:p>975</text:p>
          </table:table-cell>
          <table:table-cell office:value-type="float" office:value="4021">
            <text:p>4021</text:p>
          </table:table-cell>
          <table:table-cell office:value-type="string">
            <text:p>-2850<text:tab/><text:tab/><text:tab/><text:tab/></text:p>
          </table:table-cell>
          <table:table-cell table:number-columns-repeated="2"/>
          <table:table-cell table:formula="of:=([.E153]-[.$I$2])/131" office:value-type="float" office:value="6.11730279898219">
            <text:p>6.12</text:p>
          </table:table-cell>
          <table:table-cell/>
          <table:table-cell table:formula="of:=[.L152]+[.J153]*0.1" office:value-type="float" office:value="-0.628447837150124">
            <text:p>-0.63</text:p>
          </table:table-cell>
          <table:table-cell table:formula="of:=[.L153]*2*3.141592/360" office:value-type="float" office:value="-0.0109684816533785">
            <text:p>-0.01</text:p>
          </table:table-cell>
          <table:table-cell/>
          <table:table-cell table:formula="of:=COS([.M152])" office:value-type="float" office:value="0.999765752086857">
            <text:p>1.00</text:p>
          </table:table-cell>
          <table:table-cell table:formula="of:=SIN([.M152])" office:value-type="float" office:value="-0.0216434968108369">
            <text:p>-0.02</text:p>
          </table:table-cell>
          <table:table-cell table:number-columns-repeated="3"/>
          <table:table-cell table:formula="of:=([.F153]-[.$S$2])/131" office:value-type="float" office:value="31.9954198473282">
            <text:p>32.00</text:p>
          </table:table-cell>
          <table:table-cell/>
          <table:table-cell table:formula="of:=[.T153]*0.1+[.V152]" office:value-type="float" office:value="2.51358778625954">
            <text:p>2.51</text:p>
          </table:table-cell>
          <table:table-cell table:formula="of:=[.V153]*2*3.141592/360" office:value-type="float" office:value="0.0438703737811704">
            <text:p>0.04</text:p>
          </table:table-cell>
          <table:table-cell/>
          <table:table-cell table:formula="of:=COS([.W152])" office:value-type="float" office:value="0.999928334586897">
            <text:p>1.00</text:p>
          </table:table-cell>
          <table:table-cell table:formula="of:=SIN([.W152])" office:value-type="float" office:value="-0.0119718707926133">
            <text:p>-0.01</text:p>
          </table:table-cell>
        </table:table-row>
        <table:table-row table:style-name="ro1">
          <table:table-cell office:value-type="float" office:value="11720">
            <text:p>11720</text:p>
          </table:table-cell>
          <table:table-cell office:value-type="float" office:value="-1284">
            <text:p>-1284</text:p>
          </table:table-cell>
          <table:table-cell office:value-type="float" office:value="-924">
            <text:p>-924</text:p>
          </table:table-cell>
          <table:table-cell office:value-type="float" office:value="26.6">
            <text:p>26.6</text:p>
          </table:table-cell>
          <table:table-cell office:value-type="float" office:value="166">
            <text:p>166</text:p>
          </table:table-cell>
          <table:table-cell office:value-type="float" office:value="-1637">
            <text:p>-1637</text:p>
          </table:table-cell>
          <table:table-cell office:value-type="string">
            <text:p>-642<text:tab/><text:tab/><text:tab/><text:tab/></text:p>
          </table:table-cell>
          <table:table-cell table:number-columns-repeated="2"/>
          <table:table-cell table:formula="of:=([.E154]-[.$I$2])/131" office:value-type="float" office:value="-0.0582697201017811">
            <text:p>-0.06</text:p>
          </table:table-cell>
          <table:table-cell/>
          <table:table-cell table:formula="of:=[.L153]+[.J154]*0.1" office:value-type="float" office:value="-0.634274809160302">
            <text:p>-0.63</text:p>
          </table:table-cell>
          <table:table-cell table:formula="of:=[.L154]*2*3.141592/360" office:value-type="float" office:value="-0.0110701814792196">
            <text:p>-0.01</text:p>
          </table:table-cell>
          <table:table-cell/>
          <table:table-cell table:formula="of:=COS([.M153])" office:value-type="float" office:value="0.999939846808187">
            <text:p>1.00</text:p>
          </table:table-cell>
          <table:table-cell table:formula="of:=SIN([.M153])" office:value-type="float" office:value="-0.0109682617227696">
            <text:p>-0.01</text:p>
          </table:table-cell>
          <table:table-cell table:number-columns-repeated="3"/>
          <table:table-cell table:formula="of:=([.F154]-[.$S$2])/131" office:value-type="float" office:value="-11.1954198473282">
            <text:p>-11.20</text:p>
          </table:table-cell>
          <table:table-cell/>
          <table:table-cell table:formula="of:=[.T154]*0.1+[.V153]" office:value-type="float" office:value="1.39404580152672">
            <text:p>1.39</text:p>
          </table:table-cell>
          <table:table-cell table:formula="of:=[.V154]*2*3.141592/360" office:value-type="float" office:value="0.0243306840983884">
            <text:p>0.02</text:p>
          </table:table-cell>
          <table:table-cell/>
          <table:table-cell table:formula="of:=COS([.W153])" office:value-type="float" office:value="0.999037849480686">
            <text:p>1.00</text:p>
          </table:table-cell>
          <table:table-cell table:formula="of:=SIN([.W153])" office:value-type="float" office:value="0.0438563029108298">
            <text:p>0.04</text:p>
          </table:table-cell>
        </table:table-row>
        <table:table-row table:style-name="ro1">
          <table:table-cell office:value-type="float" office:value="14964">
            <text:p>14964</text:p>
          </table:table-cell>
          <table:table-cell office:value-type="float" office:value="-2916">
            <text:p>-2916</text:p>
          </table:table-cell>
          <table:table-cell office:value-type="float" office:value="-2188">
            <text:p>-2188</text:p>
          </table:table-cell>
          <table:table-cell office:value-type="float" office:value="26.6">
            <text:p>26.6</text:p>
          </table:table-cell>
          <table:table-cell office:value-type="float" office:value="61">
            <text:p>61</text:p>
          </table:table-cell>
          <table:table-cell office:value-type="float" office:value="-2216">
            <text:p>-2216</text:p>
          </table:table-cell>
          <table:table-cell office:value-type="string">
            <text:p>-617<text:tab/><text:tab/><text:tab/><text:tab/></text:p>
          </table:table-cell>
          <table:table-cell table:number-columns-repeated="2"/>
          <table:table-cell table:formula="of:=([.E155]-[.$I$2])/131" office:value-type="float" office:value="-0.859796437659033">
            <text:p>-0.86</text:p>
          </table:table-cell>
          <table:table-cell/>
          <table:table-cell table:formula="of:=[.L154]+[.J155]*0.1" office:value-type="float" office:value="-0.720254452926205">
            <text:p>-0.72</text:p>
          </table:table-cell>
          <table:table-cell table:formula="of:=[.L155]*2*3.141592/360" office:value-type="float" office:value="-0.0125708090404297">
            <text:p>-0.01</text:p>
          </table:table-cell>
          <table:table-cell/>
          <table:table-cell table:formula="of:=COS([.M154])" office:value-type="float" office:value="0.999938726166766">
            <text:p>1.00</text:p>
          </table:table-cell>
          <table:table-cell table:formula="of:=SIN([.M154])" office:value-type="float" office:value="-0.0110699553741447">
            <text:p>-0.01</text:p>
          </table:table-cell>
          <table:table-cell table:number-columns-repeated="3"/>
          <table:table-cell table:formula="of:=([.F155]-[.$S$2])/131" office:value-type="float" office:value="-15.6152671755725">
            <text:p>-15.62</text:p>
          </table:table-cell>
          <table:table-cell/>
          <table:table-cell table:formula="of:=[.T155]*0.1+[.V154]" office:value-type="float" office:value="-0.167480916030537">
            <text:p>-0.17</text:p>
          </table:table-cell>
          <table:table-cell table:formula="of:=[.V155]*2*3.141592/360" office:value-type="float" office:value="-0.0029230928108567">
            <text:p>0.00</text:p>
          </table:table-cell>
          <table:table-cell/>
          <table:table-cell table:formula="of:=COS([.W154])" office:value-type="float" office:value="0.999704023507152">
            <text:p>1.00</text:p>
          </table:table-cell>
          <table:table-cell table:formula="of:=SIN([.W154])" office:value-type="float" office:value="0.0243282836141709">
            <text:p>0.02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office:value-type="float" office:value="-3236">
            <text:p>-3236</text:p>
          </table:table-cell>
          <table:table-cell office:value-type="float" office:value="-3488">
            <text:p>-3488</text:p>
          </table:table-cell>
          <table:table-cell office:value-type="float" office:value="26.55">
            <text:p>26.55</text:p>
          </table:table-cell>
          <table:table-cell office:value-type="float" office:value="887">
            <text:p>887</text:p>
          </table:table-cell>
          <table:table-cell office:value-type="float" office:value="-1820">
            <text:p>-1820</text:p>
          </table:table-cell>
          <table:table-cell office:value-type="string">
            <text:p>-625<text:tab/><text:tab/><text:tab/><text:tab/></text:p>
          </table:table-cell>
          <table:table-cell table:number-columns-repeated="2"/>
          <table:table-cell table:formula="of:=([.E156]-[.$I$2])/131" office:value-type="float" office:value="5.44554707379135">
            <text:p>5.45</text:p>
          </table:table-cell>
          <table:table-cell/>
          <table:table-cell table:formula="of:=[.L155]+[.J156]*0.1" office:value-type="float" office:value="-0.17569974554707">
            <text:p>-0.18</text:p>
          </table:table-cell>
          <table:table-cell table:formula="of:=[.L156]*2*3.141592/360" office:value-type="float" office:value="-0.00306653841673729">
            <text:p>0.00</text:p>
          </table:table-cell>
          <table:table-cell/>
          <table:table-cell table:formula="of:=COS([.M155])" office:value-type="float" office:value="0.999920988420528">
            <text:p>1.00</text:p>
          </table:table-cell>
          <table:table-cell table:formula="of:=SIN([.M155])" office:value-type="float" office:value="-0.0125704779588599">
            <text:p>-0.01</text:p>
          </table:table-cell>
          <table:table-cell table:number-columns-repeated="3"/>
          <table:table-cell table:formula="of:=([.F156]-[.$S$2])/131" office:value-type="float" office:value="-12.5923664122137">
            <text:p>-12.59</text:p>
          </table:table-cell>
          <table:table-cell/>
          <table:table-cell table:formula="of:=[.T156]*0.1+[.V155]" office:value-type="float" office:value="-1.42671755725191">
            <text:p>-1.43</text:p>
          </table:table-cell>
          <table:table-cell table:formula="of:=[.V156]*2*3.141592/360" office:value-type="float" office:value="-0.0249009136895675">
            <text:p>-0.02</text:p>
          </table:table-cell>
          <table:table-cell/>
          <table:table-cell table:formula="of:=COS([.W155])" office:value-type="float" office:value="0.999995727767251">
            <text:p>1.00</text:p>
          </table:table-cell>
          <table:table-cell table:formula="of:=SIN([.W155])" office:value-type="float" office:value="-0.00292308864814457">
            <text:p>0.00</text:p>
          </table:table-cell>
        </table:table-row>
        <table:table-row table:style-name="ro1">
          <table:table-cell office:value-type="float" office:value="17164">
            <text:p>17164</text:p>
          </table:table-cell>
          <table:table-cell office:value-type="float" office:value="-1900">
            <text:p>-1900</text:p>
          </table:table-cell>
          <table:table-cell office:value-type="float" office:value="-6932">
            <text:p>-6932</text:p>
          </table:table-cell>
          <table:table-cell office:value-type="float" office:value="26.65">
            <text:p>26.65</text:p>
          </table:table-cell>
          <table:table-cell office:value-type="float" office:value="-2140">
            <text:p>-2140</text:p>
          </table:table-cell>
          <table:table-cell office:value-type="float" office:value="5193">
            <text:p>5193</text:p>
          </table:table-cell>
          <table:table-cell office:value-type="string">
            <text:p>-1266<text:tab/><text:tab/><text:tab/><text:tab/></text:p>
          </table:table-cell>
          <table:table-cell table:number-columns-repeated="2"/>
          <table:table-cell table:formula="of:=([.E157]-[.$I$2])/131" office:value-type="float" office:value="-17.6613231552163">
            <text:p>-17.66</text:p>
          </table:table-cell>
          <table:table-cell/>
          <table:table-cell table:formula="of:=[.L156]+[.J157]*0.1" office:value-type="float" office:value="-1.9418320610687">
            <text:p>-1.94</text:p>
          </table:table-cell>
          <table:table-cell table:formula="of:=[.L157]*2*3.141592/360" office:value-type="float" office:value="-0.0338913559355385">
            <text:p>-0.03</text:p>
          </table:table-cell>
          <table:table-cell/>
          <table:table-cell table:formula="of:=COS([.M156])" office:value-type="float" office:value="0.999995298174754">
            <text:p>1.00</text:p>
          </table:table-cell>
          <table:table-cell table:formula="of:=SIN([.M156])" office:value-type="float" office:value="-0.00306653361062653">
            <text:p>0.00</text:p>
          </table:table-cell>
          <table:table-cell table:number-columns-repeated="3"/>
          <table:table-cell table:formula="of:=([.F157]-[.$S$2])/131" office:value-type="float" office:value="40.9419847328244">
            <text:p>40.94</text:p>
          </table:table-cell>
          <table:table-cell/>
          <table:table-cell table:formula="of:=[.T157]*0.1+[.V156]" office:value-type="float" office:value="2.66748091603053">
            <text:p>2.67</text:p>
          </table:table-cell>
          <table:table-cell table:formula="of:=[.V157]*2*3.141592/360" office:value-type="float" office:value="0.0465563150330788">
            <text:p>0.05</text:p>
          </table:table-cell>
          <table:table-cell/>
          <table:table-cell table:formula="of:=COS([.W156])" office:value-type="float" office:value="0.999689988267916">
            <text:p>1.00</text:p>
          </table:table-cell>
          <table:table-cell table:formula="of:=SIN([.W156])" office:value-type="float" office:value="-0.0248983404445878">
            <text:p>-0.02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1244">
            <text:p>1244</text:p>
          </table:table-cell>
          <table:table-cell office:value-type="float" office:value="-5260">
            <text:p>-5260</text:p>
          </table:table-cell>
          <table:table-cell office:value-type="float" office:value="26.55">
            <text:p>26.55</text:p>
          </table:table-cell>
          <table:table-cell office:value-type="float" office:value="-1623">
            <text:p>-1623</text:p>
          </table:table-cell>
          <table:table-cell office:value-type="float" office:value="-1356">
            <text:p>-1356</text:p>
          </table:table-cell>
          <table:table-cell office:value-type="string">
            <text:p>728<text:tab/><text:tab/><text:tab/><text:tab/></text:p>
          </table:table-cell>
          <table:table-cell table:number-columns-repeated="2"/>
          <table:table-cell table:formula="of:=([.E158]-[.$I$2])/131" office:value-type="float" office:value="-13.7147582697201">
            <text:p>-13.71</text:p>
          </table:table-cell>
          <table:table-cell/>
          <table:table-cell table:formula="of:=[.L157]+[.J158]*0.1" office:value-type="float" office:value="-3.31330788804071">
            <text:p>-3.31</text:p>
          </table:table-cell>
          <table:table-cell table:formula="of:=[.L158]*2*3.141592/360" office:value-type="float" office:value="-0.0578281197478088">
            <text:p>-0.06</text:p>
          </table:table-cell>
          <table:table-cell/>
          <table:table-cell table:formula="of:=COS([.M157])" office:value-type="float" office:value="0.9994257429667">
            <text:p>1.00</text:p>
          </table:table-cell>
          <table:table-cell table:formula="of:=SIN([.M157])" office:value-type="float" office:value="-0.0338848682373023">
            <text:p>-0.03</text:p>
          </table:table-cell>
          <table:table-cell table:number-columns-repeated="3"/>
          <table:table-cell table:formula="of:=([.F158]-[.$S$2])/131" office:value-type="float" office:value="-9.05038167938931">
            <text:p>-9.05</text:p>
          </table:table-cell>
          <table:table-cell/>
          <table:table-cell table:formula="of:=[.T158]*0.1+[.V157]" office:value-type="float" office:value="1.7624427480916">
            <text:p>1.76</text:p>
          </table:table-cell>
          <table:table-cell table:formula="of:=[.V158]*2*3.141592/360" office:value-type="float" office:value="0.0307604224325699">
            <text:p>0.03</text:p>
          </table:table-cell>
          <table:table-cell/>
          <table:table-cell table:formula="of:=COS([.W157])" office:value-type="float" office:value="0.99891645050175">
            <text:p>1.00</text:p>
          </table:table-cell>
          <table:table-cell table:formula="of:=SIN([.W157])" office:value-type="float" office:value="0.0465394984608157">
            <text:p>0.05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968">
            <text:p>-1968</text:p>
          </table:table-cell>
          <table:table-cell office:value-type="float" office:value="-4640">
            <text:p>-4640</text:p>
          </table:table-cell>
          <table:table-cell office:value-type="float" office:value="26.6">
            <text:p>26.6</text:p>
          </table:table-cell>
          <table:table-cell office:value-type="float" office:value="-3063">
            <text:p>-3063</text:p>
          </table:table-cell>
          <table:table-cell office:value-type="float" office:value="1911">
            <text:p>1911</text:p>
          </table:table-cell>
          <table:table-cell office:value-type="string">
            <text:p>2109<text:tab/><text:tab/><text:tab/><text:tab/></text:p>
          </table:table-cell>
          <table:table-cell table:number-columns-repeated="2"/>
          <table:table-cell table:formula="of:=([.E159]-[.$I$2])/131" office:value-type="float" office:value="-24.7071246819338">
            <text:p>-24.71</text:p>
          </table:table-cell>
          <table:table-cell/>
          <table:table-cell table:formula="of:=[.L158]+[.J159]*0.1" office:value-type="float" office:value="-5.78402035623409">
            <text:p>-5.78</text:p>
          </table:table-cell>
          <table:table-cell table:formula="of:=[.L159]*2*3.141592/360" office:value-type="float" office:value="-0.100950178216568">
            <text:p>-0.10</text:p>
          </table:table-cell>
          <table:table-cell/>
          <table:table-cell table:formula="of:=COS([.M158])" office:value-type="float" office:value="0.998328420187426">
            <text:p>1.00</text:p>
          </table:table-cell>
          <table:table-cell table:formula="of:=SIN([.M158])" office:value-type="float" office:value="-0.0577958947164753">
            <text:p>-0.06</text:p>
          </table:table-cell>
          <table:table-cell table:number-columns-repeated="3"/>
          <table:table-cell table:formula="of:=([.F159]-[.$S$2])/131" office:value-type="float" office:value="15.8885496183206">
            <text:p>15.89</text:p>
          </table:table-cell>
          <table:table-cell/>
          <table:table-cell table:formula="of:=[.T159]*0.1+[.V158]" office:value-type="float" office:value="3.35129770992366">
            <text:p>3.35</text:p>
          </table:table-cell>
          <table:table-cell table:formula="of:=[.V159]*2*3.141592/360" office:value-type="float" office:value="0.0584911670839694">
            <text:p>0.06</text:p>
          </table:table-cell>
          <table:table-cell/>
          <table:table-cell table:formula="of:=COS([.W158])" office:value-type="float" office:value="0.999526935508926">
            <text:p>1.00</text:p>
          </table:table-cell>
          <table:table-cell table:formula="of:=SIN([.W158])" office:value-type="float" office:value="0.0307555717250499">
            <text:p>0.03</text:p>
          </table:table-cell>
        </table:table-row>
        <table:table-row table:style-name="ro1">
          <table:table-cell office:value-type="float" office:value="12808">
            <text:p>12808</text:p>
          </table:table-cell>
          <table:table-cell office:value-type="float" office:value="-1668">
            <text:p>-1668</text:p>
          </table:table-cell>
          <table:table-cell office:value-type="float" office:value="-2884">
            <text:p>-2884</text:p>
          </table:table-cell>
          <table:table-cell office:value-type="float" office:value="26.6">
            <text:p>26.6</text:p>
          </table:table-cell>
          <table:table-cell office:value-type="float" office:value="-299">
            <text:p>-299</text:p>
          </table:table-cell>
          <table:table-cell office:value-type="float" office:value="-2592">
            <text:p>-2592</text:p>
          </table:table-cell>
          <table:table-cell office:value-type="string">
            <text:p>1243<text:tab/><text:tab/><text:tab/><text:tab/></text:p>
          </table:table-cell>
          <table:table-cell table:number-columns-repeated="2"/>
          <table:table-cell table:formula="of:=([.E160]-[.$I$2])/131" office:value-type="float" office:value="-3.60788804071247">
            <text:p>-3.61</text:p>
          </table:table-cell>
          <table:table-cell/>
          <table:table-cell table:formula="of:=[.L159]+[.J160]*0.1" office:value-type="float" office:value="-6.14480916030534">
            <text:p>-6.14</text:p>
          </table:table-cell>
          <table:table-cell table:formula="of:=[.L160]*2*3.141592/360" office:value-type="float" office:value="-0.1072471294419">
            <text:p>-0.11</text:p>
          </table:table-cell>
          <table:table-cell/>
          <table:table-cell table:formula="of:=COS([.M159])" office:value-type="float" office:value="0.994908856590445">
            <text:p>0.99</text:p>
          </table:table-cell>
          <table:table-cell table:formula="of:=SIN([.M159])" office:value-type="float" office:value="-0.100778802721078">
            <text:p>-0.10</text:p>
          </table:table-cell>
          <table:table-cell table:number-columns-repeated="3"/>
          <table:table-cell table:formula="of:=([.F160]-[.$S$2])/131" office:value-type="float" office:value="-18.4854961832061">
            <text:p>-18.49</text:p>
          </table:table-cell>
          <table:table-cell/>
          <table:table-cell table:formula="of:=[.T160]*0.1+[.V159]" office:value-type="float" office:value="1.50274809160305">
            <text:p>1.50</text:p>
          </table:table-cell>
          <table:table-cell table:formula="of:=[.V160]*2*3.141592/360" office:value-type="float" office:value="0.0262278965699745">
            <text:p>0.03</text:p>
          </table:table-cell>
          <table:table-cell/>
          <table:table-cell table:formula="of:=COS([.W159])" office:value-type="float" office:value="0.998289879327764">
            <text:p>1.00</text:p>
          </table:table-cell>
          <table:table-cell table:formula="of:=SIN([.W159])" office:value-type="float" office:value="0.0584578209631372">
            <text:p>0.06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044">
            <text:p>-1044</text:p>
          </table:table-cell>
          <table:table-cell office:value-type="float" office:value="-2756">
            <text:p>-2756</text:p>
          </table:table-cell>
          <table:table-cell office:value-type="float" office:value="26.6">
            <text:p>26.6</text:p>
          </table:table-cell>
          <table:table-cell office:value-type="float" office:value="932">
            <text:p>932</text:p>
          </table:table-cell>
          <table:table-cell office:value-type="float" office:value="-2462">
            <text:p>-2462</text:p>
          </table:table-cell>
          <table:table-cell office:value-type="string">
            <text:p>-183<text:tab/><text:tab/><text:tab/><text:tab/></text:p>
          </table:table-cell>
          <table:table-cell table:number-columns-repeated="2"/>
          <table:table-cell table:formula="of:=([.E161]-[.$I$2])/131" office:value-type="float" office:value="5.78905852417303">
            <text:p>5.79</text:p>
          </table:table-cell>
          <table:table-cell/>
          <table:table-cell table:formula="of:=[.L160]+[.J161]*0.1" office:value-type="float" office:value="-5.56590330788804">
            <text:p>-5.57</text:p>
          </table:table-cell>
          <table:table-cell table:formula="of:=[.L161]*2*3.141592/360" office:value-type="float" office:value="-0.0971433183601922">
            <text:p>-0.10</text:p>
          </table:table-cell>
          <table:table-cell/>
          <table:table-cell table:formula="of:=COS([.M160])" office:value-type="float" office:value="0.994254536782753">
            <text:p>0.99</text:p>
          </table:table-cell>
          <table:table-cell table:formula="of:=SIN([.M160])" office:value-type="float" office:value="-0.107041655849078">
            <text:p>-0.11</text:p>
          </table:table-cell>
          <table:table-cell table:number-columns-repeated="3"/>
          <table:table-cell table:formula="of:=([.F161]-[.$S$2])/131" office:value-type="float" office:value="-17.4931297709924">
            <text:p>-17.49</text:p>
          </table:table-cell>
          <table:table-cell/>
          <table:table-cell table:formula="of:=[.T161]*0.1+[.V160]" office:value-type="float" office:value="-0.246564885496186">
            <text:p>-0.25</text:p>
          </table:table-cell>
          <table:table-cell table:formula="of:=[.V161]*2*3.141592/360" office:value-type="float" office:value="-0.00430336817642075">
            <text:p>0.00</text:p>
          </table:table-cell>
          <table:table-cell/>
          <table:table-cell table:formula="of:=COS([.W160])" office:value-type="float" office:value="0.999656068437386">
            <text:p>1.00</text:p>
          </table:table-cell>
          <table:table-cell table:formula="of:=SIN([.W160])" office:value-type="float" office:value="0.0262248896338746">
            <text:p>0.03</text:p>
          </table:table-cell>
        </table:table-row>
        <table:table-row table:style-name="ro1">
          <table:table-cell office:value-type="float" office:value="16520">
            <text:p>16520</text:p>
          </table:table-cell>
          <table:table-cell office:value-type="float" office:value="-1632">
            <text:p>-1632</text:p>
          </table:table-cell>
          <table:table-cell office:value-type="float" office:value="-3684">
            <text:p>-3684</text:p>
          </table:table-cell>
          <table:table-cell office:value-type="float" office:value="26.6">
            <text:p>26.6</text:p>
          </table:table-cell>
          <table:table-cell office:value-type="float" office:value="2853">
            <text:p>2853</text:p>
          </table:table-cell>
          <table:table-cell office:value-type="float" office:value="-1699">
            <text:p>-1699</text:p>
          </table:table-cell>
          <table:table-cell office:value-type="string">
            <text:p>365<text:tab/><text:tab/><text:tab/><text:tab/></text:p>
          </table:table-cell>
          <table:table-cell table:number-columns-repeated="2"/>
          <table:table-cell table:formula="of:=([.E162]-[.$I$2])/131" office:value-type="float" office:value="20.4531806615776">
            <text:p>20.45</text:p>
          </table:table-cell>
          <table:table-cell/>
          <table:table-cell table:formula="of:=[.L161]+[.J162]*0.1" office:value-type="float" office:value="-3.52058524173028">
            <text:p>-3.52</text:p>
          </table:table-cell>
          <table:table-cell table:formula="of:=[.L162]*2*3.141592/360" office:value-type="float" office:value="-0.0614457912818772">
            <text:p>-0.06</text:p>
          </table:table-cell>
          <table:table-cell/>
          <table:table-cell table:formula="of:=COS([.M161])" office:value-type="float" office:value="0.995285297250853">
            <text:p>1.00</text:p>
          </table:table-cell>
          <table:table-cell table:formula="of:=SIN([.M161])" office:value-type="float" office:value="-0.0969906030308108">
            <text:p>-0.10</text:p>
          </table:table-cell>
          <table:table-cell table:number-columns-repeated="3"/>
          <table:table-cell table:formula="of:=([.F162]-[.$S$2])/131" office:value-type="float" office:value="-11.6687022900763">
            <text:p>-11.67</text:p>
          </table:table-cell>
          <table:table-cell/>
          <table:table-cell table:formula="of:=[.T162]*0.1+[.V161]" office:value-type="float" office:value="-1.41343511450382">
            <text:p>-1.41</text:p>
          </table:table-cell>
          <table:table-cell table:formula="of:=[.V162]*2*3.141592/360" office:value-type="float" office:value="-0.0246690913791349">
            <text:p>-0.02</text:p>
          </table:table-cell>
          <table:table-cell/>
          <table:table-cell table:formula="of:=COS([.W161])" office:value-type="float" office:value="0.999990740525459">
            <text:p>1.00</text:p>
          </table:table-cell>
          <table:table-cell table:formula="of:=SIN([.W161])" office:value-type="float" office:value="-0.00430335489410319">
            <text:p>0.00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office:value-type="float" office:value="-2960">
            <text:p>-2960</text:p>
          </table:table-cell>
          <table:table-cell office:value-type="float" office:value="-4248">
            <text:p>-4248</text:p>
          </table:table-cell>
          <table:table-cell office:value-type="float" office:value="26.55">
            <text:p>26.55</text:p>
          </table:table-cell>
          <table:table-cell office:value-type="float" office:value="3162">
            <text:p>3162</text:p>
          </table:table-cell>
          <table:table-cell office:value-type="float" office:value="145">
            <text:p>145</text:p>
          </table:table-cell>
          <table:table-cell office:value-type="string">
            <text:p>99<text:tab/><text:tab/><text:tab/><text:tab/></text:p>
          </table:table-cell>
          <table:table-cell table:number-columns-repeated="2"/>
          <table:table-cell table:formula="of:=([.E163]-[.$I$2])/131" office:value-type="float" office:value="22.8119592875318">
            <text:p>22.81</text:p>
          </table:table-cell>
          <table:table-cell/>
          <table:table-cell table:formula="of:=[.L162]+[.J163]*0.1" office:value-type="float" office:value="-1.23938931297709">
            <text:p>-1.24</text:p>
          </table:table-cell>
          <table:table-cell table:formula="of:=[.L163]*2*3.141592/360" office:value-type="float" office:value="-0.0216314197251908">
            <text:p>-0.02</text:p>
          </table:table-cell>
          <table:table-cell/>
          <table:table-cell table:formula="of:=COS([.M162])" office:value-type="float" office:value="0.998112801252296">
            <text:p>1.00</text:p>
          </table:table-cell>
          <table:table-cell table:formula="of:=SIN([.M162])" office:value-type="float" office:value="-0.0614071329431187">
            <text:p>-0.06</text:p>
          </table:table-cell>
          <table:table-cell table:number-columns-repeated="3"/>
          <table:table-cell table:formula="of:=([.F163]-[.$S$2])/131" office:value-type="float" office:value="2.40763358778626">
            <text:p>2.41</text:p>
          </table:table-cell>
          <table:table-cell/>
          <table:table-cell table:formula="of:=[.T163]*0.1+[.V162]" office:value-type="float" office:value="-1.17267175572519">
            <text:p>-1.17</text:p>
          </table:table-cell>
          <table:table-cell table:formula="of:=[.V163]*2*3.141592/360" office:value-type="float" office:value="-0.0204669789245124">
            <text:p>-0.02</text:p>
          </table:table-cell>
          <table:table-cell/>
          <table:table-cell table:formula="of:=COS([.W162])" office:value-type="float" office:value="0.99969573339621">
            <text:p>1.00</text:p>
          </table:table-cell>
          <table:table-cell table:formula="of:=SIN([.W162])" office:value-type="float" office:value="-0.0246665893348289">
            <text:p>-0.02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3648">
            <text:p>-3648</text:p>
          </table:table-cell>
          <table:table-cell office:value-type="float" office:value="-6292">
            <text:p>-6292</text:p>
          </table:table-cell>
          <table:table-cell office:value-type="float" office:value="26.6">
            <text:p>26.6</text:p>
          </table:table-cell>
          <table:table-cell office:value-type="float" office:value="4342">
            <text:p>4342</text:p>
          </table:table-cell>
          <table:table-cell office:value-type="float" office:value="659">
            <text:p>659</text:p>
          </table:table-cell>
          <table:table-cell office:value-type="string">
            <text:p>252<text:tab/><text:tab/><text:tab/><text:tab/></text:p>
          </table:table-cell>
          <table:table-cell table:number-columns-repeated="2"/>
          <table:table-cell table:formula="of:=([.E164]-[.$I$2])/131" office:value-type="float" office:value="31.8195928753181">
            <text:p>31.82</text:p>
          </table:table-cell>
          <table:table-cell/>
          <table:table-cell table:formula="of:=[.L163]+[.J164]*0.1" office:value-type="float" office:value="1.94256997455471">
            <text:p>1.94</text:p>
          </table:table-cell>
          <table:table-cell table:formula="of:=[.L164]*2*3.141592/360" office:value-type="float" office:value="0.0339042349527849">
            <text:p>0.03</text:p>
          </table:table-cell>
          <table:table-cell/>
          <table:table-cell table:formula="of:=COS([.M163])" office:value-type="float" office:value="0.999766049963009">
            <text:p>1.00</text:p>
          </table:table-cell>
          <table:table-cell table:formula="of:=SIN([.M163])" office:value-type="float" office:value="-0.0216297328083978">
            <text:p>-0.02</text:p>
          </table:table-cell>
          <table:table-cell table:number-columns-repeated="3"/>
          <table:table-cell table:formula="of:=([.F164]-[.$S$2])/131" office:value-type="float" office:value="6.33129770992366">
            <text:p>6.33</text:p>
          </table:table-cell>
          <table:table-cell/>
          <table:table-cell table:formula="of:=[.T164]*0.1+[.V163]" office:value-type="float" office:value="-0.539541984732828">
            <text:p>-0.54</text:p>
          </table:table-cell>
          <table:table-cell table:formula="of:=[.V164]*2*3.141592/360" office:value-type="float" office:value="-0.00941678212722652">
            <text:p>-0.01</text:p>
          </table:table-cell>
          <table:table-cell/>
          <table:table-cell table:formula="of:=COS([.W163])" office:value-type="float" office:value="0.999790558698203">
            <text:p>1.00</text:p>
          </table:table-cell>
          <table:table-cell table:formula="of:=SIN([.W163])" office:value-type="float" office:value="-0.020465550027657">
            <text:p>-0.02</text:p>
          </table:table-cell>
        </table:table-row>
        <table:table-row table:style-name="ro1">
          <table:table-cell office:value-type="float" office:value="15920">
            <text:p>15920</text:p>
          </table:table-cell>
          <table:table-cell office:value-type="float" office:value="-1908">
            <text:p>-1908</text:p>
          </table:table-cell>
          <table:table-cell office:value-type="float" office:value="-4836">
            <text:p>-4836</text:p>
          </table:table-cell>
          <table:table-cell office:value-type="float" office:value="26.6">
            <text:p>26.6</text:p>
          </table:table-cell>
          <table:table-cell office:value-type="float" office:value="6616">
            <text:p>6616</text:p>
          </table:table-cell>
          <table:table-cell office:value-type="float" office:value="-2182">
            <text:p>-2182</text:p>
          </table:table-cell>
          <table:table-cell office:value-type="string">
            <text:p>-2324<text:tab/><text:tab/><text:tab/><text:tab/></text:p>
          </table:table-cell>
          <table:table-cell table:number-columns-repeated="2"/>
          <table:table-cell table:formula="of:=([.E165]-[.$I$2])/131" office:value-type="float" office:value="49.1783715012723">
            <text:p>49.18</text:p>
          </table:table-cell>
          <table:table-cell/>
          <table:table-cell table:formula="of:=[.L164]+[.J165]*0.1" office:value-type="float" office:value="6.86040712468194">
            <text:p>6.86</text:p>
          </table:table-cell>
          <table:table-cell table:formula="of:=[.L165]*2*3.141592/360" office:value-type="float" office:value="0.119736667442465">
            <text:p>0.12</text:p>
          </table:table-cell>
          <table:table-cell/>
          <table:table-cell table:formula="of:=COS([.M164])" office:value-type="float" office:value="0.999425306480011">
            <text:p>1.00</text:p>
          </table:table-cell>
          <table:table-cell table:formula="of:=SIN([.M164])" office:value-type="float" office:value="0.0338977398558719">
            <text:p>0.03</text:p>
          </table:table-cell>
          <table:table-cell table:number-columns-repeated="3"/>
          <table:table-cell table:formula="of:=([.F165]-[.$S$2])/131" office:value-type="float" office:value="-15.3557251908397">
            <text:p>-15.36</text:p>
          </table:table-cell>
          <table:table-cell/>
          <table:table-cell table:formula="of:=[.T165]*0.1+[.V164]" office:value-type="float" office:value="-2.0751145038168">
            <text:p>-2.08</text:p>
          </table:table-cell>
          <table:table-cell table:formula="of:=[.V165]*2*3.141592/360" office:value-type="float" office:value="-0.0362175729126379">
            <text:p>-0.04</text:p>
          </table:table-cell>
          <table:table-cell/>
          <table:table-cell table:formula="of:=COS([.W164])" office:value-type="float" office:value="0.999955662434825">
            <text:p>1.00</text:p>
          </table:table-cell>
          <table:table-cell table:formula="of:=SIN([.W164])" office:value-type="float" office:value="-0.00941664295441804">
            <text:p>-0.01</text:p>
          </table:table-cell>
        </table:table-row>
        <table:table-row table:style-name="ro1">
          <table:table-cell office:value-type="float" office:value="12828">
            <text:p>12828</text:p>
          </table:table-cell>
          <table:table-cell office:value-type="float" office:value="-2776">
            <text:p>-2776</text:p>
          </table:table-cell>
          <table:table-cell office:value-type="float" office:value="-2948">
            <text:p>-2948</text:p>
          </table:table-cell>
          <table:table-cell office:value-type="float" office:value="26.65">
            <text:p>26.65</text:p>
          </table:table-cell>
          <table:table-cell office:value-type="float" office:value="5337">
            <text:p>5337</text:p>
          </table:table-cell>
          <table:table-cell office:value-type="float" office:value="-240">
            <text:p>-240</text:p>
          </table:table-cell>
          <table:table-cell office:value-type="string">
            <text:p>-2760<text:tab/><text:tab/><text:tab/><text:tab/></text:p>
          </table:table-cell>
          <table:table-cell table:number-columns-repeated="2"/>
          <table:table-cell table:formula="of:=([.E166]-[.$I$2])/131" office:value-type="float" office:value="39.4150127226463">
            <text:p>39.42</text:p>
          </table:table-cell>
          <table:table-cell/>
          <table:table-cell table:formula="of:=[.L165]+[.J166]*0.1" office:value-type="float" office:value="10.8019083969466">
            <text:p>10.80</text:p>
          </table:table-cell>
          <table:table-cell table:formula="of:=[.L166]*2*3.141592/360" office:value-type="float" office:value="0.188528827803223">
            <text:p>0.19</text:p>
          </table:table-cell>
          <table:table-cell/>
          <table:table-cell table:formula="of:=COS([.M165])" office:value-type="float" office:value="0.992840125552537">
            <text:p>0.99</text:p>
          </table:table-cell>
          <table:table-cell table:formula="of:=SIN([.M165])" office:value-type="float" office:value="0.119450764304055">
            <text:p>0.12</text:p>
          </table:table-cell>
          <table:table-cell table:number-columns-repeated="3"/>
          <table:table-cell table:formula="of:=([.F166]-[.$S$2])/131" office:value-type="float" office:value="-0.531297709923664">
            <text:p>-0.53</text:p>
          </table:table-cell>
          <table:table-cell/>
          <table:table-cell table:formula="of:=[.T166]*0.1+[.V165]" office:value-type="float" office:value="-2.12824427480916">
            <text:p>-2.13</text:p>
          </table:table-cell>
          <table:table-cell table:formula="of:=[.V166]*2*3.141592/360" office:value-type="float" office:value="-0.0371448621543682">
            <text:p>-0.04</text:p>
          </table:table-cell>
          <table:table-cell/>
          <table:table-cell table:formula="of:=COS([.W165])" office:value-type="float" office:value="0.999344215394271">
            <text:p>1.00</text:p>
          </table:table-cell>
          <table:table-cell table:formula="of:=SIN([.W165])" office:value-type="float" office:value="-0.0362096555908708">
            <text:p>-0.04</text:p>
          </table:table-cell>
        </table:table-row>
        <table:table-row table:style-name="ro1">
          <table:table-cell office:value-type="float" office:value="14244">
            <text:p>14244</text:p>
          </table:table-cell>
          <table:table-cell office:value-type="float" office:value="-3420">
            <text:p>-3420</text:p>
          </table:table-cell>
          <table:table-cell office:value-type="float" office:value="-3256">
            <text:p>-3256</text:p>
          </table:table-cell>
          <table:table-cell office:value-type="float" office:value="26.6">
            <text:p>26.6</text:p>
          </table:table-cell>
          <table:table-cell office:value-type="float" office:value="6374">
            <text:p>6374</text:p>
          </table:table-cell>
          <table:table-cell office:value-type="float" office:value="-1355">
            <text:p>-1355</text:p>
          </table:table-cell>
          <table:table-cell office:value-type="string">
            <text:p>-2453<text:tab/><text:tab/><text:tab/><text:tab/></text:p>
          </table:table-cell>
          <table:table-cell table:number-columns-repeated="2"/>
          <table:table-cell table:formula="of:=([.E167]-[.$I$2])/131" office:value-type="float" office:value="47.3310432569975">
            <text:p>47.33</text:p>
          </table:table-cell>
          <table:table-cell/>
          <table:table-cell table:formula="of:=[.L166]+[.J167]*0.1" office:value-type="float" office:value="15.5350127226463">
            <text:p>15.54</text:p>
          </table:table-cell>
          <table:table-cell table:formula="of:=[.L167]*2*3.141592/360" office:value-type="float" office:value="0.27113706494091">
            <text:p>0.27</text:p>
          </table:table-cell>
          <table:table-cell/>
          <table:table-cell table:formula="of:=COS([.M166])" office:value-type="float" office:value="0.982281016273369">
            <text:p>0.98</text:p>
          </table:table-cell>
          <table:table-cell table:formula="of:=SIN([.M166])" office:value-type="float" office:value="0.187413993791703">
            <text:p>0.19</text:p>
          </table:table-cell>
          <table:table-cell table:number-columns-repeated="3"/>
          <table:table-cell table:formula="of:=([.F167]-[.$S$2])/131" office:value-type="float" office:value="-9.04274809160305">
            <text:p>-9.04</text:p>
          </table:table-cell>
          <table:table-cell/>
          <table:table-cell table:formula="of:=[.T167]*0.1+[.V166]" office:value-type="float" office:value="-3.03251908396947">
            <text:p>-3.03</text:p>
          </table:table-cell>
          <table:table-cell table:formula="of:=[.V167]*2*3.141592/360" office:value-type="float" office:value="-0.0529274316335879">
            <text:p>-0.05</text:p>
          </table:table-cell>
          <table:table-cell/>
          <table:table-cell table:formula="of:=COS([.W166])" office:value-type="float" office:value="0.999310208924311">
            <text:p>1.00</text:p>
          </table:table-cell>
          <table:table-cell table:formula="of:=SIN([.W166])" office:value-type="float" office:value="-0.037136321030075">
            <text:p>-0.04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4008">
            <text:p>-4008</text:p>
          </table:table-cell>
          <table:table-cell office:value-type="float" office:value="-4124">
            <text:p>-4124</text:p>
          </table:table-cell>
          <table:table-cell office:value-type="float" office:value="26.46">
            <text:p>26.46</text:p>
          </table:table-cell>
          <table:table-cell office:value-type="float" office:value="8099">
            <text:p>8099</text:p>
          </table:table-cell>
          <table:table-cell office:value-type="float" office:value="-2560">
            <text:p>-2560</text:p>
          </table:table-cell>
          <table:table-cell office:value-type="string">
            <text:p>-3869<text:tab/><text:tab/><text:tab/><text:tab/></text:p>
          </table:table-cell>
          <table:table-cell table:number-columns-repeated="2"/>
          <table:table-cell table:formula="of:=([.E168]-[.$I$2])/131" office:value-type="float" office:value="60.4989821882952">
            <text:p>60.50</text:p>
          </table:table-cell>
          <table:table-cell/>
          <table:table-cell table:formula="of:=[.L167]+[.J168]*0.1" office:value-type="float" office:value="21.5849109414758">
            <text:p>21.58</text:p>
          </table:table-cell>
          <table:table-cell table:formula="of:=[.L168]*2*3.141592/360" office:value-type="float" office:value="0.376727686302516">
            <text:p>0.38</text:p>
          </table:table-cell>
          <table:table-cell/>
          <table:table-cell table:formula="of:=COS([.M167])" office:value-type="float" office:value="0.963466982428281">
            <text:p>0.96</text:p>
          </table:table-cell>
          <table:table-cell table:formula="of:=SIN([.M167])" office:value-type="float" office:value="0.267827134119271">
            <text:p>0.27</text:p>
          </table:table-cell>
          <table:table-cell table:number-columns-repeated="3"/>
          <table:table-cell table:formula="of:=([.F168]-[.$S$2])/131" office:value-type="float" office:value="-18.2412213740458">
            <text:p>-18.24</text:p>
          </table:table-cell>
          <table:table-cell/>
          <table:table-cell table:formula="of:=[.T168]*0.1+[.V167]" office:value-type="float" office:value="-4.85664122137405">
            <text:p>-4.86</text:p>
          </table:table-cell>
          <table:table-cell table:formula="of:=[.V168]*2*3.141592/360" office:value-type="float" office:value="-0.0847643622663275">
            <text:p>-0.08</text:p>
          </table:table-cell>
          <table:table-cell/>
          <table:table-cell table:formula="of:=COS([.W167])" office:value-type="float" office:value="0.998599670432915">
            <text:p>1.00</text:p>
          </table:table-cell>
          <table:table-cell table:formula="of:=SIN([.W167])" office:value-type="float" office:value="-0.0529027240439739">
            <text:p>-0.05</text:p>
          </table:table-cell>
        </table:table-row>
        <table:table-row table:style-name="ro1">
          <table:table-cell office:value-type="float" office:value="19812">
            <text:p>19812</text:p>
          </table:table-cell>
          <table:table-cell office:value-type="float" office:value="-2132">
            <text:p>-2132</text:p>
          </table:table-cell>
          <table:table-cell office:value-type="float" office:value="-5296">
            <text:p>-5296</text:p>
          </table:table-cell>
          <table:table-cell office:value-type="float" office:value="26.55">
            <text:p>26.55</text:p>
          </table:table-cell>
          <table:table-cell office:value-type="float" office:value="9435">
            <text:p>9435</text:p>
          </table:table-cell>
          <table:table-cell office:value-type="float" office:value="1031">
            <text:p>1031</text:p>
          </table:table-cell>
          <table:table-cell office:value-type="string">
            <text:p>-4225<text:tab/><text:tab/><text:tab/><text:tab/></text:p>
          </table:table-cell>
          <table:table-cell table:number-columns-repeated="2"/>
          <table:table-cell table:formula="of:=([.E169]-[.$I$2])/131" office:value-type="float" office:value="70.6974554707379">
            <text:p>70.70</text:p>
          </table:table-cell>
          <table:table-cell/>
          <table:table-cell table:formula="of:=[.L168]+[.J169]*0.1" office:value-type="float" office:value="28.6546564885496">
            <text:p>28.65</text:p>
          </table:table-cell>
          <table:table-cell table:formula="of:=[.L169]*2*3.141592/360" office:value-type="float" office:value="0.500117997706531">
            <text:p>0.50</text:p>
          </table:table-cell>
          <table:table-cell/>
          <table:table-cell table:formula="of:=COS([.M168])" office:value-type="float" office:value="0.929873429459897">
            <text:p>0.93</text:p>
          </table:table-cell>
          <table:table-cell table:formula="of:=SIN([.M168])" office:value-type="float" office:value="0.367879606915753">
            <text:p>0.37</text:p>
          </table:table-cell>
          <table:table-cell table:number-columns-repeated="3"/>
          <table:table-cell table:formula="of:=([.F169]-[.$S$2])/131" office:value-type="float" office:value="9.17099236641221">
            <text:p>9.17</text:p>
          </table:table-cell>
          <table:table-cell/>
          <table:table-cell table:formula="of:=[.T169]*0.1+[.V168]" office:value-type="float" office:value="-3.93954198473283">
            <text:p>-3.94</text:p>
          </table:table-cell>
          <table:table-cell table:formula="of:=[.V169]*2*3.141592/360" office:value-type="float" office:value="-0.0687579643494488">
            <text:p>-0.07</text:p>
          </table:table-cell>
          <table:table-cell/>
          <table:table-cell table:formula="of:=COS([.W168])" office:value-type="float" office:value="0.996409651937336">
            <text:p>1.00</text:p>
          </table:table-cell>
          <table:table-cell table:formula="of:=SIN([.W168])" office:value-type="float" office:value="-0.0846628934428564">
            <text:p>-0.08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140">
            <text:p>-1140</text:p>
          </table:table-cell>
          <table:table-cell office:value-type="float" office:value="-6868">
            <text:p>-6868</text:p>
          </table:table-cell>
          <table:table-cell office:value-type="float" office:value="26.65">
            <text:p>26.65</text:p>
          </table:table-cell>
          <table:table-cell office:value-type="float" office:value="8560">
            <text:p>8560</text:p>
          </table:table-cell>
          <table:table-cell office:value-type="float" office:value="1951">
            <text:p>1951</text:p>
          </table:table-cell>
          <table:table-cell office:value-type="string">
            <text:p>-2896<text:tab/><text:tab/><text:tab/><text:tab/></text:p>
          </table:table-cell>
          <table:table-cell table:number-columns-repeated="2"/>
          <table:table-cell table:formula="of:=([.E170]-[.$I$2])/131" office:value-type="float" office:value="64.0180661577608">
            <text:p>64.02</text:p>
          </table:table-cell>
          <table:table-cell/>
          <table:table-cell table:formula="of:=[.L169]+[.J170]*0.1" office:value-type="float" office:value="35.0564631043257">
            <text:p>35.06</text:p>
          </table:table-cell>
          <table:table-cell table:formula="of:=[.L170]*2*3.141592/360" office:value-type="float" office:value="0.611850577982471">
            <text:p>0.61</text:p>
          </table:table-cell>
          <table:table-cell/>
          <table:table-cell table:formula="of:=COS([.M169])" office:value-type="float" office:value="0.877525984667004">
            <text:p>0.88</text:p>
          </table:table-cell>
          <table:table-cell table:formula="of:=SIN([.M169])" office:value-type="float" office:value="0.479529087995927">
            <text:p>0.48</text:p>
          </table:table-cell>
          <table:table-cell table:number-columns-repeated="3"/>
          <table:table-cell table:formula="of:=([.F170]-[.$S$2])/131" office:value-type="float" office:value="16.193893129771">
            <text:p>16.19</text:p>
          </table:table-cell>
          <table:table-cell/>
          <table:table-cell table:formula="of:=[.T170]*0.1+[.V169]" office:value-type="float" office:value="-2.32015267175573">
            <text:p>-2.32</text:p>
          </table:table-cell>
          <table:table-cell table:formula="of:=[.V170]*2*3.141592/360" office:value-type="float" office:value="-0.0404942948464801">
            <text:p>-0.04</text:p>
          </table:table-cell>
          <table:table-cell/>
          <table:table-cell table:formula="of:=COS([.W169])" office:value-type="float" office:value="0.997637102303636">
            <text:p>1.00</text:p>
          </table:table-cell>
          <table:table-cell table:formula="of:=SIN([.W169])" office:value-type="float" office:value="-0.0687037998017821">
            <text:p>-0.07</text:p>
          </table:table-cell>
        </table:table-row>
        <table:table-row table:style-name="ro1">
          <table:table-cell office:value-type="float" office:value="17752">
            <text:p>17752</text:p>
          </table:table-cell>
          <table:table-cell office:value-type="float" office:value="-2420">
            <text:p>-2420</text:p>
          </table:table-cell>
          <table:table-cell office:value-type="float" office:value="-7828">
            <text:p>-7828</text:p>
          </table:table-cell>
          <table:table-cell office:value-type="float" office:value="26.55">
            <text:p>26.55</text:p>
          </table:table-cell>
          <table:table-cell office:value-type="float" office:value="9279">
            <text:p>9279</text:p>
          </table:table-cell>
          <table:table-cell office:value-type="float" office:value="-1409">
            <text:p>-1409</text:p>
          </table:table-cell>
          <table:table-cell office:value-type="string">
            <text:p>-1665<text:tab/><text:tab/><text:tab/><text:tab/></text:p>
          </table:table-cell>
          <table:table-cell table:number-columns-repeated="2"/>
          <table:table-cell table:formula="of:=([.E171]-[.$I$2])/131" office:value-type="float" office:value="69.5066157760814">
            <text:p>69.51</text:p>
          </table:table-cell>
          <table:table-cell/>
          <table:table-cell table:formula="of:=[.L170]+[.J171]*0.1" office:value-type="float" office:value="42.0071246819339">
            <text:p>42.01</text:p>
          </table:table-cell>
          <table:table-cell table:formula="of:=[.L171]*2*3.141592/360" office:value-type="float" office:value="0.733162482465366">
            <text:p>0.73</text:p>
          </table:table-cell>
          <table:table-cell/>
          <table:table-cell table:formula="of:=COS([.M170])" office:value-type="float" office:value="0.81858647904321">
            <text:p>0.82</text:p>
          </table:table-cell>
          <table:table-cell table:formula="of:=SIN([.M170])" office:value-type="float" office:value="0.574383300878115">
            <text:p>0.57</text:p>
          </table:table-cell>
          <table:table-cell table:number-columns-repeated="3"/>
          <table:table-cell table:formula="of:=([.F171]-[.$S$2])/131" office:value-type="float" office:value="-9.45496183206107">
            <text:p>-9.45</text:p>
          </table:table-cell>
          <table:table-cell/>
          <table:table-cell table:formula="of:=[.T171]*0.1+[.V170]" office:value-type="float" office:value="-3.26564885496184">
            <text:p>-3.27</text:p>
          </table:table-cell>
          <table:table-cell table:formula="of:=[.V171]*2*3.141592/360" office:value-type="float" office:value="-0.0569963128753181">
            <text:p>-0.06</text:p>
          </table:table-cell>
          <table:table-cell/>
          <table:table-cell table:formula="of:=COS([.W170])" office:value-type="float" office:value="0.999180218074003">
            <text:p>1.00</text:p>
          </table:table-cell>
          <table:table-cell table:formula="of:=SIN([.W170])" office:value-type="float" office:value="-0.040483228744602">
            <text:p>-0.04</text:p>
          </table:table-cell>
        </table:table-row>
        <table:table-row table:style-name="ro1">
          <table:table-cell office:value-type="float" office:value="12376">
            <text:p>12376</text:p>
          </table:table-cell>
          <table:table-cell office:value-type="float" office:value="-2140">
            <text:p>-2140</text:p>
          </table:table-cell>
          <table:table-cell office:value-type="float" office:value="-3648">
            <text:p>-3648</text:p>
          </table:table-cell>
          <table:table-cell office:value-type="float" office:value="26.55">
            <text:p>26.55</text:p>
          </table:table-cell>
          <table:table-cell office:value-type="float" office:value="12652">
            <text:p>12652</text:p>
          </table:table-cell>
          <table:table-cell office:value-type="float" office:value="389">
            <text:p>389</text:p>
          </table:table-cell>
          <table:table-cell office:value-type="string">
            <text:p>-1868<text:tab/><text:tab/><text:tab/><text:tab/></text:p>
          </table:table-cell>
          <table:table-cell table:number-columns-repeated="2"/>
          <table:table-cell table:formula="of:=([.E172]-[.$I$2])/131" office:value-type="float" office:value="95.2547073791349">
            <text:p>95.25</text:p>
          </table:table-cell>
          <table:table-cell/>
          <table:table-cell table:formula="of:=[.L171]+[.J172]*0.1" office:value-type="float" office:value="51.5325954198473">
            <text:p>51.53</text:p>
          </table:table-cell>
          <table:table-cell table:formula="of:=[.L172]*2*3.141592/360" office:value-type="float" office:value="0.899413275056828">
            <text:p>0.90</text:p>
          </table:table-cell>
          <table:table-cell/>
          <table:table-cell table:formula="of:=COS([.M171])" office:value-type="float" office:value="0.743061715981344">
            <text:p>0.74</text:p>
          </table:table-cell>
          <table:table-cell table:formula="of:=SIN([.M171])" office:value-type="float" office:value="0.66922289727927">
            <text:p>0.67</text:p>
          </table:table-cell>
          <table:table-cell table:number-columns-repeated="3"/>
          <table:table-cell table:formula="of:=([.F172]-[.$S$2])/131" office:value-type="float" office:value="4.27022900763359">
            <text:p>4.27</text:p>
          </table:table-cell>
          <table:table-cell/>
          <table:table-cell table:formula="of:=[.T172]*0.1+[.V171]" office:value-type="float" office:value="-2.83862595419848">
            <text:p>-2.84</text:p>
          </table:table-cell>
          <table:table-cell table:formula="of:=[.V172]*2*3.141592/360" office:value-type="float" office:value="-0.0495433588261239">
            <text:p>-0.05</text:p>
          </table:table-cell>
          <table:table-cell/>
          <table:table-cell table:formula="of:=COS([.W171])" office:value-type="float" office:value="0.998376149831278">
            <text:p>1.00</text:p>
          </table:table-cell>
          <table:table-cell table:formula="of:=SIN([.W171])" office:value-type="float" office:value="-0.056965458376756">
            <text:p>-0.06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1272">
            <text:p>-1272</text:p>
          </table:table-cell>
          <table:table-cell office:value-type="float" office:value="-4352">
            <text:p>-4352</text:p>
          </table:table-cell>
          <table:table-cell office:value-type="float" office:value="26.6">
            <text:p>26.6</text:p>
          </table:table-cell>
          <table:table-cell office:value-type="float" office:value="13677">
            <text:p>13677</text:p>
          </table:table-cell>
          <table:table-cell office:value-type="float" office:value="-5054">
            <text:p>-5054</text:p>
          </table:table-cell>
          <table:table-cell office:value-type="string">
            <text:p>-2984<text:tab/><text:tab/><text:tab/><text:tab/></text:p>
          </table:table-cell>
          <table:table-cell table:number-columns-repeated="2"/>
          <table:table-cell table:formula="of:=([.E173]-[.$I$2])/131" office:value-type="float" office:value="103.079134860051">
            <text:p>103.08</text:p>
          </table:table-cell>
          <table:table-cell/>
          <table:table-cell table:formula="of:=[.L172]+[.J173]*0.1" office:value-type="float" office:value="61.8405089058524">
            <text:p>61.84</text:p>
          </table:table-cell>
          <table:table-cell table:formula="of:=[.L173]*2*3.141592/360" office:value-type="float" office:value="1.07932026696975">
            <text:p>1.08</text:p>
          </table:table-cell>
          <table:table-cell/>
          <table:table-cell table:formula="of:=COS([.M172])" office:value-type="float" office:value="0.622069458687413">
            <text:p>0.62</text:p>
          </table:table-cell>
          <table:table-cell table:formula="of:=SIN([.M172])" office:value-type="float" office:value="0.782962060746464">
            <text:p>0.78</text:p>
          </table:table-cell>
          <table:table-cell table:number-columns-repeated="3"/>
          <table:table-cell table:formula="of:=([.F173]-[.$S$2])/131" office:value-type="float" office:value="-37.2793893129771">
            <text:p>-37.28</text:p>
          </table:table-cell>
          <table:table-cell/>
          <table:table-cell table:formula="of:=[.T173]*0.1+[.V172]" office:value-type="float" office:value="-6.56656488549619">
            <text:p>-6.57</text:p>
          </table:table-cell>
          <table:table-cell table:formula="of:=[.V173]*2*3.141592/360" office:value-type="float" office:value="-0.114608153954199">
            <text:p>-0.11</text:p>
          </table:table-cell>
          <table:table-cell/>
          <table:table-cell table:formula="of:=COS([.W172])" office:value-type="float" office:value="0.998772978810418">
            <text:p>1.00</text:p>
          </table:table-cell>
          <table:table-cell table:formula="of:=SIN([.W172])" office:value-type="float" office:value="-0.0495230935843554">
            <text:p>-0.05</text:p>
          </table:table-cell>
        </table:table-row>
        <table:table-row table:style-name="ro1">
          <table:table-cell office:value-type="float" office:value="15208">
            <text:p>15208</text:p>
          </table:table-cell>
          <table:table-cell office:value-type="float" office:value="-1228">
            <text:p>-1228</text:p>
          </table:table-cell>
          <table:table-cell office:value-type="float" office:value="-3432">
            <text:p>-3432</text:p>
          </table:table-cell>
          <table:table-cell office:value-type="float" office:value="26.6">
            <text:p>26.6</text:p>
          </table:table-cell>
          <table:table-cell office:value-type="float" office:value="9645">
            <text:p>9645</text:p>
          </table:table-cell>
          <table:table-cell office:value-type="float" office:value="-3580">
            <text:p>-3580</text:p>
          </table:table-cell>
          <table:table-cell office:value-type="string">
            <text:p>-3008<text:tab/><text:tab/><text:tab/><text:tab/></text:p>
          </table:table-cell>
          <table:table-cell table:number-columns-repeated="2"/>
          <table:table-cell table:formula="of:=([.E174]-[.$I$2])/131" office:value-type="float" office:value="72.3005089058524">
            <text:p>72.30</text:p>
          </table:table-cell>
          <table:table-cell/>
          <table:table-cell table:formula="of:=[.L173]+[.J174]*0.1" office:value-type="float" office:value="69.0705597964377">
            <text:p>69.07</text:p>
          </table:table-cell>
          <table:table-cell table:formula="of:=[.L174]*2*3.141592/360" office:value-type="float" office:value="1.2055084338445">
            <text:p>1.21</text:p>
          </table:table-cell>
          <table:table-cell/>
          <table:table-cell table:formula="of:=COS([.M173])" office:value-type="float" office:value="0.471927751094637">
            <text:p>0.47</text:p>
          </table:table-cell>
          <table:table-cell table:formula="of:=SIN([.M173])" office:value-type="float" office:value="0.881637225703837">
            <text:p>0.88</text:p>
          </table:table-cell>
          <table:table-cell table:number-columns-repeated="3"/>
          <table:table-cell table:formula="of:=([.F174]-[.$S$2])/131" office:value-type="float" office:value="-26.0274809160305">
            <text:p>-26.03</text:p>
          </table:table-cell>
          <table:table-cell/>
          <table:table-cell table:formula="of:=[.T174]*0.1+[.V173]" office:value-type="float" office:value="-9.16931297709924">
            <text:p>-9.17</text:p>
          </table:table-cell>
          <table:table-cell table:formula="of:=[.V174]*2*3.141592/360" office:value-type="float" office:value="-0.160034668301951">
            <text:p>-0.16</text:p>
          </table:table-cell>
          <table:table-cell/>
          <table:table-cell table:formula="of:=COS([.W173])" office:value-type="float" office:value="0.993439671084614">
            <text:p>0.99</text:p>
          </table:table-cell>
          <table:table-cell table:formula="of:=SIN([.W173])" office:value-type="float" office:value="-0.114357421776178">
            <text:p>-0.11</text:p>
          </table:table-cell>
        </table:table-row>
        <table:table-row table:style-name="ro1">
          <table:table-cell office:value-type="float" office:value="18856">
            <text:p>18856</text:p>
          </table:table-cell>
          <table:table-cell office:value-type="float" office:value="-1040">
            <text:p>-1040</text:p>
          </table:table-cell>
          <table:table-cell office:value-type="float" office:value="-4784">
            <text:p>-4784</text:p>
          </table:table-cell>
          <table:table-cell office:value-type="float" office:value="26.51">
            <text:p>26.51</text:p>
          </table:table-cell>
          <table:table-cell office:value-type="float" office:value="8629">
            <text:p>8629</text:p>
          </table:table-cell>
          <table:table-cell office:value-type="float" office:value="-2206">
            <text:p>-2206</text:p>
          </table:table-cell>
          <table:table-cell office:value-type="string">
            <text:p>-2040<text:tab/><text:tab/><text:tab/><text:tab/></text:p>
          </table:table-cell>
          <table:table-cell table:number-columns-repeated="2"/>
          <table:table-cell table:formula="of:=([.E175]-[.$I$2])/131" office:value-type="float" office:value="64.5447837150127">
            <text:p>64.54</text:p>
          </table:table-cell>
          <table:table-cell/>
          <table:table-cell table:formula="of:=[.L174]+[.J175]*0.1" office:value-type="float" office:value="75.5250381679389">
            <text:p>75.53</text:p>
          </table:table-cell>
          <table:table-cell table:formula="of:=[.L175]*2*3.141592/360" office:value-type="float" office:value="1.3181603094894">
            <text:p>1.32</text:p>
          </table:table-cell>
          <table:table-cell/>
          <table:table-cell table:formula="of:=COS([.M174])" office:value-type="float" office:value="0.357218207326434">
            <text:p>0.36</text:p>
          </table:table-cell>
          <table:table-cell table:formula="of:=SIN([.M174])" office:value-type="float" office:value="0.934020959269378">
            <text:p>0.93</text:p>
          </table:table-cell>
          <table:table-cell table:number-columns-repeated="3"/>
          <table:table-cell table:formula="of:=([.F175]-[.$S$2])/131" office:value-type="float" office:value="-15.5389312977099">
            <text:p>-15.54</text:p>
          </table:table-cell>
          <table:table-cell/>
          <table:table-cell table:formula="of:=[.T175]*0.1+[.V174]" office:value-type="float" office:value="-10.7232061068702">
            <text:p>-10.72</text:p>
          </table:table-cell>
          <table:table-cell table:formula="of:=[.V175]*2*3.141592/360" office:value-type="float" office:value="-0.187155213998304">
            <text:p>-0.19</text:p>
          </table:table-cell>
          <table:table-cell/>
          <table:table-cell table:formula="of:=COS([.W174])" office:value-type="float" office:value="0.987221759490665">
            <text:p>0.99</text:p>
          </table:table-cell>
          <table:table-cell table:formula="of:=SIN([.W174])" office:value-type="float" office:value="-0.159352432012052">
            <text:p>-0.16</text:p>
          </table:table-cell>
        </table:table-row>
        <table:table-row table:style-name="ro1">
          <table:table-cell office:value-type="float" office:value="20576">
            <text:p>20576</text:p>
          </table:table-cell>
          <table:table-cell office:value-type="float" office:value="-3264">
            <text:p>-3264</text:p>
          </table:table-cell>
          <table:table-cell office:value-type="float" office:value="-5544">
            <text:p>-5544</text:p>
          </table:table-cell>
          <table:table-cell office:value-type="float" office:value="26.69">
            <text:p>26.69</text:p>
          </table:table-cell>
          <table:table-cell office:value-type="float" office:value="7415">
            <text:p>7415</text:p>
          </table:table-cell>
          <table:table-cell office:value-type="float" office:value="2244">
            <text:p>2244</text:p>
          </table:table-cell>
          <table:table-cell office:value-type="string">
            <text:p>330<text:tab/><text:tab/><text:tab/><text:tab/></text:p>
          </table:table-cell>
          <table:table-cell table:number-columns-repeated="2"/>
          <table:table-cell table:formula="of:=([.E176]-[.$I$2])/131" office:value-type="float" office:value="55.2776081424936">
            <text:p>55.28</text:p>
          </table:table-cell>
          <table:table-cell/>
          <table:table-cell table:formula="of:=[.L175]+[.J176]*0.1" office:value-type="float" office:value="81.0527989821883">
            <text:p>81.05</text:p>
          </table:table-cell>
          <table:table-cell table:formula="of:=[.L176]*2*3.141592/360" office:value-type="float" office:value="1.41463791588917">
            <text:p>1.41</text:p>
          </table:table-cell>
          <table:table-cell/>
          <table:table-cell table:formula="of:=COS([.M175])" office:value-type="float" office:value="0.249957166654304">
            <text:p>0.25</text:p>
          </table:table-cell>
          <table:table-cell table:formula="of:=SIN([.M175])" office:value-type="float" office:value="0.968256895063574">
            <text:p>0.97</text:p>
          </table:table-cell>
          <table:table-cell table:number-columns-repeated="3"/>
          <table:table-cell table:formula="of:=([.F176]-[.$S$2])/131" office:value-type="float" office:value="18.430534351145">
            <text:p>18.43</text:p>
          </table:table-cell>
          <table:table-cell/>
          <table:table-cell table:formula="of:=[.T176]*0.1+[.V175]" office:value-type="float" office:value="-8.88015267175573">
            <text:p>-8.88</text:p>
          </table:table-cell>
          <table:table-cell table:formula="of:=[.V176]*2*3.141592/360" office:value-type="float" office:value="-0.154987869957591">
            <text:p>-0.15</text:p>
          </table:table-cell>
          <table:table-cell/>
          <table:table-cell table:formula="of:=COS([.W175])" office:value-type="float" office:value="0.982537523950446">
            <text:p>0.98</text:p>
          </table:table-cell>
          <table:table-cell table:formula="of:=SIN([.W175])" office:value-type="float" office:value="-0.186064542644016">
            <text:p>-0.19</text:p>
          </table:table-cell>
        </table:table-row>
        <table:table-row table:style-name="ro1">
          <table:table-cell office:value-type="float" office:value="14480">
            <text:p>14480</text:p>
          </table:table-cell>
          <table:table-cell office:value-type="float" office:value="-3984">
            <text:p>-3984</text:p>
          </table:table-cell>
          <table:table-cell office:value-type="float" office:value="-6164">
            <text:p>-6164</text:p>
          </table:table-cell>
          <table:table-cell office:value-type="float" office:value="26.69">
            <text:p>26.69</text:p>
          </table:table-cell>
          <table:table-cell office:value-type="float" office:value="8488">
            <text:p>8488</text:p>
          </table:table-cell>
          <table:table-cell office:value-type="float" office:value="872">
            <text:p>872</text:p>
          </table:table-cell>
          <table:table-cell office:value-type="string">
            <text:p>-83<text:tab/><text:tab/><text:tab/><text:tab/></text:p>
          </table:table-cell>
          <table:table-cell table:number-columns-repeated="2"/>
          <table:table-cell table:formula="of:=([.E177]-[.$I$2])/131" office:value-type="float" office:value="63.4684478371501">
            <text:p>63.47</text:p>
          </table:table-cell>
          <table:table-cell/>
          <table:table-cell table:formula="of:=[.L176]+[.J177]*0.1" office:value-type="float" office:value="87.3996437659033">
            <text:p>87.40</text:p>
          </table:table-cell>
          <table:table-cell table:formula="of:=[.L177]*2*3.141592/360" office:value-type="float" office:value="1.52541123143229">
            <text:p>1.53</text:p>
          </table:table-cell>
          <table:table-cell/>
          <table:table-cell table:formula="of:=COS([.M176])" office:value-type="float" office:value="0.155524518784861">
            <text:p>0.16</text:p>
          </table:table-cell>
          <table:table-cell table:formula="of:=SIN([.M176])" office:value-type="float" office:value="0.98783203230951">
            <text:p>0.99</text:p>
          </table:table-cell>
          <table:table-cell table:number-columns-repeated="3"/>
          <table:table-cell table:formula="of:=([.F177]-[.$S$2])/131" office:value-type="float" office:value="7.95725190839695">
            <text:p>7.96</text:p>
          </table:table-cell>
          <table:table-cell/>
          <table:table-cell table:formula="of:=[.T177]*0.1+[.V176]" office:value-type="float" office:value="-8.08442748091603">
            <text:p>-8.08</text:p>
          </table:table-cell>
          <table:table-cell table:formula="of:=[.V177]*2*3.141592/360" office:value-type="float" office:value="-0.1410998483257">
            <text:p>-0.14</text:p>
          </table:table-cell>
          <table:table-cell/>
          <table:table-cell table:formula="of:=COS([.W176])" office:value-type="float" office:value="0.988013403338704">
            <text:p>0.99</text:p>
          </table:table-cell>
          <table:table-cell table:formula="of:=SIN([.W176])" office:value-type="float" office:value="-0.154368114658018">
            <text:p>-0.15</text:p>
          </table:table-cell>
        </table:table-row>
        <table:table-row table:style-name="ro1">
          <table:table-cell office:value-type="float" office:value="17036">
            <text:p>17036</text:p>
          </table:table-cell>
          <table:table-cell office:value-type="float" office:value="-1600">
            <text:p>-1600</text:p>
          </table:table-cell>
          <table:table-cell office:value-type="float" office:value="-5548">
            <text:p>-5548</text:p>
          </table:table-cell>
          <table:table-cell office:value-type="float" office:value="26.55">
            <text:p>26.55</text:p>
          </table:table-cell>
          <table:table-cell office:value-type="float" office:value="8534">
            <text:p>8534</text:p>
          </table:table-cell>
          <table:table-cell office:value-type="float" office:value="1261">
            <text:p>1261</text:p>
          </table:table-cell>
          <table:table-cell office:value-type="string">
            <text:p>-3058<text:tab/><text:tab/><text:tab/><text:tab/></text:p>
          </table:table-cell>
          <table:table-cell table:number-columns-repeated="2"/>
          <table:table-cell table:formula="of:=([.E178]-[.$I$2])/131" office:value-type="float" office:value="63.8195928753181">
            <text:p>63.82</text:p>
          </table:table-cell>
          <table:table-cell/>
          <table:table-cell table:formula="of:=[.L177]+[.J178]*0.1" office:value-type="float" office:value="93.7816030534351">
            <text:p>93.78</text:p>
          </table:table-cell>
          <table:table-cell table:formula="of:=[.L178]*2*3.141592/360" office:value-type="float" office:value="1.63679741055471">
            <text:p>1.64</text:p>
          </table:table-cell>
          <table:table-cell/>
          <table:table-cell table:formula="of:=COS([.M177])" office:value-type="float" office:value="0.04536951621191">
            <text:p>0.05</text:p>
          </table:table-cell>
          <table:table-cell table:formula="of:=SIN([.M177])" office:value-type="float" office:value="0.998970273330842">
            <text:p>1.00</text:p>
          </table:table-cell>
          <table:table-cell table:number-columns-repeated="3"/>
          <table:table-cell table:formula="of:=([.F178]-[.$S$2])/131" office:value-type="float" office:value="10.9267175572519">
            <text:p>10.93</text:p>
          </table:table-cell>
          <table:table-cell/>
          <table:table-cell table:formula="of:=[.T178]*0.1+[.V177]" office:value-type="float" office:value="-6.99175572519084">
            <text:p>-6.99</text:p>
          </table:table-cell>
          <table:table-cell table:formula="of:=[.V178]*2*3.141592/360" office:value-type="float" office:value="-0.122029132512299">
            <text:p>-0.12</text:p>
          </table:table-cell>
          <table:table-cell/>
          <table:table-cell table:formula="of:=COS([.W177])" office:value-type="float" office:value="0.990061921067156">
            <text:p>0.99</text:p>
          </table:table-cell>
          <table:table-cell table:formula="of:=SIN([.W177])" office:value-type="float" office:value="-0.140632117429884">
            <text:p>-0.14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-964">
            <text:p>-964</text:p>
          </table:table-cell>
          <table:table-cell office:value-type="float" office:value="-1468">
            <text:p>-1468</text:p>
          </table:table-cell>
          <table:table-cell office:value-type="float" office:value="26.55">
            <text:p>26.55</text:p>
          </table:table-cell>
          <table:table-cell office:value-type="float" office:value="6062">
            <text:p>6062</text:p>
          </table:table-cell>
          <table:table-cell office:value-type="float" office:value="1938">
            <text:p>1938</text:p>
          </table:table-cell>
          <table:table-cell office:value-type="string">
            <text:p>-2577<text:tab/><text:tab/><text:tab/><text:tab/></text:p>
          </table:table-cell>
          <table:table-cell table:number-columns-repeated="2"/>
          <table:table-cell table:formula="of:=([.E179]-[.$I$2])/131" office:value-type="float" office:value="44.9493638676845">
            <text:p>44.95</text:p>
          </table:table-cell>
          <table:table-cell/>
          <table:table-cell table:formula="of:=[.L178]+[.J179]*0.1" office:value-type="float" office:value="98.2765394402036">
            <text:p>98.28</text:p>
          </table:table-cell>
          <table:table-cell table:formula="of:=[.L179]*2*3.141592/360" office:value-type="float" office:value="1.71524883385016">
            <text:p>1.72</text:p>
          </table:table-cell>
          <table:table-cell/>
          <table:table-cell table:formula="of:=COS([.M178])" office:value-type="float" office:value="-0.0659531758352228">
            <text:p>-0.07</text:p>
          </table:table-cell>
          <table:table-cell table:formula="of:=SIN([.M178])" office:value-type="float" office:value="0.997822719022396">
            <text:p>1.00</text:p>
          </table:table-cell>
          <table:table-cell table:number-columns-repeated="3"/>
          <table:table-cell table:formula="of:=([.F179]-[.$S$2])/131" office:value-type="float" office:value="16.0946564885496">
            <text:p>16.09</text:p>
          </table:table-cell>
          <table:table-cell/>
          <table:table-cell table:formula="of:=[.T179]*0.1+[.V178]" office:value-type="float" office:value="-5.38229007633588">
            <text:p>-5.38</text:p>
          </table:table-cell>
          <table:table-cell table:formula="of:=[.V179]*2*3.141592/360" office:value-type="float" office:value="-0.09393866358609">
            <text:p>-0.09</text:p>
          </table:table-cell>
          <table:table-cell/>
          <table:table-cell table:formula="of:=COS([.W178])" office:value-type="float" office:value="0.992563680204741">
            <text:p>0.99</text:p>
          </table:table-cell>
          <table:table-cell table:formula="of:=SIN([.W178])" office:value-type="float" office:value="-0.121726499737819">
            <text:p>-0.12</text:p>
          </table:table-cell>
        </table:table-row>
        <table:table-row table:style-name="ro1">
          <table:table-cell office:value-type="float" office:value="13616">
            <text:p>13616</text:p>
          </table:table-cell>
          <table:table-cell office:value-type="float" office:value="-2188">
            <text:p>-2188</text:p>
          </table:table-cell>
          <table:table-cell office:value-type="float" office:value="-2164">
            <text:p>-2164</text:p>
          </table:table-cell>
          <table:table-cell office:value-type="float" office:value="26.46">
            <text:p>26.46</text:p>
          </table:table-cell>
          <table:table-cell office:value-type="float" office:value="3567">
            <text:p>3567</text:p>
          </table:table-cell>
          <table:table-cell office:value-type="float" office:value="-431">
            <text:p>-431</text:p>
          </table:table-cell>
          <table:table-cell office:value-type="string">
            <text:p>-893<text:tab/><text:tab/><text:tab/><text:tab/></text:p>
          </table:table-cell>
          <table:table-cell table:number-columns-repeated="2"/>
          <table:table-cell table:formula="of:=([.E180]-[.$I$2])/131" office:value-type="float" office:value="25.9035623409669">
            <text:p>25.90</text:p>
          </table:table-cell>
          <table:table-cell/>
          <table:table-cell table:formula="of:=[.L179]+[.J180]*0.1" office:value-type="float" office:value="100.8668956743">
            <text:p>100.87</text:p>
          </table:table-cell>
          <table:table-cell table:formula="of:=[.L180]*2*3.141592/360" office:value-type="float" office:value="1.76045906952898">
            <text:p>1.76</text:p>
          </table:table-cell>
          <table:table-cell/>
          <table:table-cell table:formula="of:=COS([.M179])" office:value-type="float" office:value="-0.143950660579651">
            <text:p>-0.14</text:p>
          </table:table-cell>
          <table:table-cell table:formula="of:=SIN([.M179])" office:value-type="float" office:value="0.989584866152814">
            <text:p>0.99</text:p>
          </table:table-cell>
          <table:table-cell table:number-columns-repeated="3"/>
          <table:table-cell table:formula="of:=([.F180]-[.$S$2])/131" office:value-type="float" office:value="-1.98931297709924">
            <text:p>-1.99</text:p>
          </table:table-cell>
          <table:table-cell/>
          <table:table-cell table:formula="of:=[.T180]*0.1+[.V179]" office:value-type="float" office:value="-5.5812213740458">
            <text:p>-5.58</text:p>
          </table:table-cell>
          <table:table-cell table:formula="of:=[.V180]*2*3.141592/360" office:value-type="float" office:value="-0.0974106689940628">
            <text:p>-0.10</text:p>
          </table:table-cell>
          <table:table-cell/>
          <table:table-cell table:formula="of:=COS([.W179])" office:value-type="float" office:value="0.995591007425706">
            <text:p>1.00</text:p>
          </table:table-cell>
          <table:table-cell table:formula="of:=SIN([.W179])" office:value-type="float" office:value="-0.0938005646735047">
            <text:p>-0.09</text:p>
          </table:table-cell>
        </table:table-row>
        <table:table-row table:style-name="ro1">
          <table:table-cell office:value-type="float" office:value="17792">
            <text:p>17792</text:p>
          </table:table-cell>
          <table:table-cell office:value-type="float" office:value="-2372">
            <text:p>-2372</text:p>
          </table:table-cell>
          <table:table-cell office:value-type="float" office:value="-3640">
            <text:p>-3640</text:p>
          </table:table-cell>
          <table:table-cell office:value-type="float" office:value="26.6">
            <text:p>26.6</text:p>
          </table:table-cell>
          <table:table-cell office:value-type="float" office:value="3288">
            <text:p>3288</text:p>
          </table:table-cell>
          <table:table-cell office:value-type="float" office:value="-2754">
            <text:p>-2754</text:p>
          </table:table-cell>
          <table:table-cell office:value-type="string">
            <text:p>-1190<text:tab/><text:tab/><text:tab/><text:tab/></text:p>
          </table:table-cell>
          <table:table-cell table:number-columns-repeated="2"/>
          <table:table-cell table:formula="of:=([.E181]-[.$I$2])/131" office:value-type="float" office:value="23.7737913486005">
            <text:p>23.77</text:p>
          </table:table-cell>
          <table:table-cell/>
          <table:table-cell table:formula="of:=[.L180]+[.J181]*0.1" office:value-type="float" office:value="103.24427480916">
            <text:p>103.24</text:p>
          </table:table-cell>
          <table:table-cell table:formula="of:=[.L181]*2*3.141592/360" office:value-type="float" office:value="1.80195215436811">
            <text:p>1.80</text:p>
          </table:table-cell>
          <table:table-cell/>
          <table:table-cell table:formula="of:=COS([.M180])" office:value-type="float" office:value="-0.188527696178687">
            <text:p>-0.19</text:p>
          </table:table-cell>
          <table:table-cell table:formula="of:=SIN([.M180])" office:value-type="float" office:value="0.982067873302837">
            <text:p>0.98</text:p>
          </table:table-cell>
          <table:table-cell table:number-columns-repeated="3"/>
          <table:table-cell table:formula="of:=([.F181]-[.$S$2])/131" office:value-type="float" office:value="-19.7221374045802">
            <text:p>-19.72</text:p>
          </table:table-cell>
          <table:table-cell/>
          <table:table-cell table:formula="of:=[.T181]*0.1+[.V180]" office:value-type="float" office:value="-7.55343511450382">
            <text:p>-7.55</text:p>
          </table:table-cell>
          <table:table-cell table:formula="of:=[.V181]*2*3.141592/360" office:value-type="float" office:value="-0.131832285156913">
            <text:p>-0.13</text:p>
          </table:table-cell>
          <table:table-cell/>
          <table:table-cell table:formula="of:=COS([.W180])" office:value-type="float" office:value="0.995259331182277">
            <text:p>1.00</text:p>
          </table:table-cell>
          <table:table-cell table:formula="of:=SIN([.W180])" office:value-type="float" office:value="-0.0972566897164754">
            <text:p>-0.10</text:p>
          </table:table-cell>
        </table:table-row>
        <table:table-row table:style-name="ro1">
          <table:table-cell office:value-type="float" office:value="21208">
            <text:p>21208</text:p>
          </table:table-cell>
          <table:table-cell office:value-type="float" office:value="-312">
            <text:p>-312</text:p>
          </table:table-cell>
          <table:table-cell office:value-type="float" office:value="-4940">
            <text:p>-4940</text:p>
          </table:table-cell>
          <table:table-cell office:value-type="float" office:value="26.55">
            <text:p>26.55</text:p>
          </table:table-cell>
          <table:table-cell office:value-type="float" office:value="1712">
            <text:p>1712</text:p>
          </table:table-cell>
          <table:table-cell office:value-type="float" office:value="2711">
            <text:p>2711</text:p>
          </table:table-cell>
          <table:table-cell office:value-type="string">
            <text:p>-1441<text:tab/><text:tab/><text:tab/><text:tab/></text:p>
          </table:table-cell>
          <table:table-cell table:number-columns-repeated="2"/>
          <table:table-cell table:formula="of:=([.E182]-[.$I$2])/131" office:value-type="float" office:value="11.7432569974555">
            <text:p>11.74</text:p>
          </table:table-cell>
          <table:table-cell/>
          <table:table-cell table:formula="of:=[.L181]+[.J182]*0.1" office:value-type="float" office:value="104.418600508906">
            <text:p>104.42</text:p>
          </table:table-cell>
          <table:table-cell table:formula="of:=[.L182]*2*3.141592/360" office:value-type="float" office:value="1.82244800005541">
            <text:p>1.82</text:p>
          </table:table-cell>
          <table:table-cell/>
          <table:table-cell table:formula="of:=COS([.M181])" office:value-type="float" office:value="-0.22910276146924">
            <text:p>-0.23</text:p>
          </table:table-cell>
          <table:table-cell table:formula="of:=SIN([.M181])" office:value-type="float" office:value="0.973402241977677">
            <text:p>0.97</text:p>
          </table:table-cell>
          <table:table-cell table:number-columns-repeated="3"/>
          <table:table-cell table:formula="of:=([.F182]-[.$S$2])/131" office:value-type="float" office:value="21.9954198473282">
            <text:p>22.00</text:p>
          </table:table-cell>
          <table:table-cell/>
          <table:table-cell table:formula="of:=[.T182]*0.1+[.V181]" office:value-type="float" office:value="-5.353893129771">
            <text:p>-5.35</text:p>
          </table:table-cell>
          <table:table-cell table:formula="of:=[.V182]*2*3.141592/360" office:value-type="float" office:value="-0.0934430434741307">
            <text:p>-0.09</text:p>
          </table:table-cell>
          <table:table-cell/>
          <table:table-cell table:formula="of:=COS([.W181])" office:value-type="float" office:value="0.991322702662857">
            <text:p>0.99</text:p>
          </table:table-cell>
          <table:table-cell table:formula="of:=SIN([.W181])" office:value-type="float" office:value="-0.131450748134838">
            <text:p>-0.13</text:p>
          </table:table-cell>
        </table:table-row>
        <table:table-row table:style-name="ro1">
          <table:table-cell office:value-type="float" office:value="16088">
            <text:p>16088</text:p>
          </table:table-cell>
          <table:table-cell office:value-type="float" office:value="-1068">
            <text:p>-1068</text:p>
          </table:table-cell>
          <table:table-cell office:value-type="float" office:value="-5984">
            <text:p>-5984</text:p>
          </table:table-cell>
          <table:table-cell office:value-type="float" office:value="26.41">
            <text:p>26.41</text:p>
          </table:table-cell>
          <table:table-cell office:value-type="float" office:value="204">
            <text:p>204</text:p>
          </table:table-cell>
          <table:table-cell office:value-type="float" office:value="2828">
            <text:p>2828</text:p>
          </table:table-cell>
          <table:table-cell office:value-type="string">
            <text:p>1058<text:tab/><text:tab/><text:tab/><text:tab/></text:p>
          </table:table-cell>
          <table:table-cell table:number-columns-repeated="2"/>
          <table:table-cell table:formula="of:=([.E183]-[.$I$2])/131" office:value-type="float" office:value="0.231806615776081">
            <text:p>0.23</text:p>
          </table:table-cell>
          <table:table-cell/>
          <table:table-cell table:formula="of:=[.L182]+[.J183]*0.1" office:value-type="float" office:value="104.441781170483">
            <text:p>104.44</text:p>
          </table:table-cell>
          <table:table-cell table:formula="of:=[.L183]*2*3.141592/360" office:value-type="float" office:value="1.82285257883856">
            <text:p>1.82</text:p>
          </table:table-cell>
          <table:table-cell/>
          <table:table-cell table:formula="of:=COS([.M182])" office:value-type="float" office:value="-0.249003947803662">
            <text:p>-0.25</text:p>
          </table:table-cell>
          <table:table-cell table:formula="of:=SIN([.M182])" office:value-type="float" office:value="0.968502469784249">
            <text:p>0.97</text:p>
          </table:table-cell>
          <table:table-cell table:number-columns-repeated="3"/>
          <table:table-cell table:formula="of:=([.F183]-[.$S$2])/131" office:value-type="float" office:value="22.8885496183206">
            <text:p>22.89</text:p>
          </table:table-cell>
          <table:table-cell/>
          <table:table-cell table:formula="of:=[.T183]*0.1+[.V182]" office:value-type="float" office:value="-3.06503816793893">
            <text:p>-3.07</text:p>
          </table:table-cell>
          <table:table-cell table:formula="of:=[.V183]*2*3.141592/360" office:value-type="float" office:value="-0.053494996600509">
            <text:p>-0.05</text:p>
          </table:table-cell>
          <table:table-cell/>
          <table:table-cell table:formula="of:=COS([.W182])" office:value-type="float" office:value="0.995637374592033">
            <text:p>1.00</text:p>
          </table:table-cell>
          <table:table-cell table:formula="of:=SIN([.W182])" office:value-type="float" office:value="-0.0933071182465878">
            <text:p>-0.09</text:p>
          </table:table-cell>
        </table:table-row>
        <table:table-row table:style-name="ro1">
          <table:table-cell office:value-type="float" office:value="16040">
            <text:p>16040</text:p>
          </table:table-cell>
          <table:table-cell office:value-type="float" office:value="-120">
            <text:p>-120</text:p>
          </table:table-cell>
          <table:table-cell office:value-type="float" office:value="-5592">
            <text:p>-5592</text:p>
          </table:table-cell>
          <table:table-cell office:value-type="float" office:value="26.65">
            <text:p>26.65</text:p>
          </table:table-cell>
          <table:table-cell office:value-type="float" office:value="-2615">
            <text:p>-2615</text:p>
          </table:table-cell>
          <table:table-cell office:value-type="float" office:value="-337">
            <text:p>-337</text:p>
          </table:table-cell>
          <table:table-cell office:value-type="string">
            <text:p>2538<text:tab/><text:tab/><text:tab/><text:tab/></text:p>
          </table:table-cell>
          <table:table-cell table:number-columns-repeated="2"/>
          <table:table-cell table:formula="of:=([.E184]-[.$I$2])/131" office:value-type="float" office:value="-21.2872773536896">
            <text:p>-21.29</text:p>
          </table:table-cell>
          <table:table-cell/>
          <table:table-cell table:formula="of:=[.L183]+[.J184]*0.1" office:value-type="float" office:value="102.313053435115">
            <text:p>102.31</text:p>
          </table:table-cell>
          <table:table-cell table:formula="of:=[.L184]*2*3.141592/360" office:value-type="float" office:value="1.78569927870738">
            <text:p>1.79</text:p>
          </table:table-cell>
          <table:table-cell/>
          <table:table-cell table:formula="of:=COS([.M183])" office:value-type="float" office:value="-0.249395762964696">
            <text:p>-0.25</text:p>
          </table:table-cell>
          <table:table-cell table:formula="of:=SIN([.M183])" office:value-type="float" office:value="0.968401648808622">
            <text:p>0.97</text:p>
          </table:table-cell>
          <table:table-cell table:number-columns-repeated="3"/>
          <table:table-cell table:formula="of:=([.F184]-[.$S$2])/131" office:value-type="float" office:value="-1.27175572519084">
            <text:p>-1.27</text:p>
          </table:table-cell>
          <table:table-cell/>
          <table:table-cell table:formula="of:=[.T184]*0.1+[.V183]" office:value-type="float" office:value="-3.19221374045802">
            <text:p>-3.19</text:p>
          </table:table-cell>
          <table:table-cell table:formula="of:=[.V184]*2*3.141592/360" office:value-type="float" office:value="-0.0557146286072944">
            <text:p>-0.06</text:p>
          </table:table-cell>
          <table:table-cell/>
          <table:table-cell table:formula="of:=COS([.W183])" office:value-type="float" office:value="0.998569483862258">
            <text:p>1.00</text:p>
          </table:table-cell>
          <table:table-cell table:formula="of:=SIN([.W183])" office:value-type="float" office:value="-0.0534694856816849">
            <text:p>-0.05</text:p>
          </table:table-cell>
        </table:table-row>
        <table:table-row table:style-name="ro1">
          <table:table-cell office:value-type="float" office:value="12344">
            <text:p>12344</text:p>
          </table:table-cell>
          <table:table-cell office:value-type="float" office:value="-1256">
            <text:p>-1256</text:p>
          </table:table-cell>
          <table:table-cell office:value-type="float" office:value="-3040">
            <text:p>-3040</text:p>
          </table:table-cell>
          <table:table-cell office:value-type="float" office:value="26.46">
            <text:p>26.46</text:p>
          </table:table-cell>
          <table:table-cell office:value-type="float" office:value="-2947">
            <text:p>-2947</text:p>
          </table:table-cell>
          <table:table-cell office:value-type="float" office:value="1915">
            <text:p>1915</text:p>
          </table:table-cell>
          <table:table-cell office:value-type="string">
            <text:p>2206<text:tab/><text:tab/><text:tab/><text:tab/></text:p>
          </table:table-cell>
          <table:table-cell table:number-columns-repeated="2"/>
          <table:table-cell table:formula="of:=([.E185]-[.$I$2])/131" office:value-type="float" office:value="-23.8216284987277">
            <text:p>-23.82</text:p>
          </table:table-cell>
          <table:table-cell/>
          <table:table-cell table:formula="of:=[.L184]+[.J185]*0.1" office:value-type="float" office:value="99.9308905852418">
            <text:p>99.93</text:p>
          </table:table-cell>
          <table:table-cell table:formula="of:=[.L185]*2*3.141592/360" office:value-type="float" office:value="1.74412270230817">
            <text:p>1.74</text:p>
          </table:table-cell>
          <table:table-cell/>
          <table:table-cell table:formula="of:=COS([.M184])" office:value-type="float" office:value="-0.213252613605636">
            <text:p>-0.21</text:p>
          </table:table-cell>
          <table:table-cell table:formula="of:=SIN([.M184])" office:value-type="float" office:value="0.976997094565979">
            <text:p>0.98</text:p>
          </table:table-cell>
          <table:table-cell table:number-columns-repeated="3"/>
          <table:table-cell table:formula="of:=([.F185]-[.$S$2])/131" office:value-type="float" office:value="15.9190839694657">
            <text:p>15.92</text:p>
          </table:table-cell>
          <table:table-cell/>
          <table:table-cell table:formula="of:=[.T185]*0.1+[.V184]" office:value-type="float" office:value="-1.60030534351145">
            <text:p>-1.60</text:p>
          </table:table-cell>
          <table:table-cell table:formula="of:=[.V185]*2*3.141592/360" office:value-type="float" office:value="-0.027930591470738">
            <text:p>-0.03</text:p>
          </table:table-cell>
          <table:table-cell/>
          <table:table-cell table:formula="of:=COS([.W184])" office:value-type="float" office:value="0.998448341519702">
            <text:p>1.00</text:p>
          </table:table-cell>
          <table:table-cell table:formula="of:=SIN([.W184])" office:value-type="float" office:value="-0.0556858089332966">
            <text:p>-0.06</text:p>
          </table:table-cell>
        </table:table-row>
        <table:table-row table:style-name="ro1">
          <table:table-cell office:value-type="float" office:value="14844">
            <text:p>14844</text:p>
          </table:table-cell>
          <table:table-cell office:value-type="float" office:value="-1616">
            <text:p>-1616</text:p>
          </table:table-cell>
          <table:table-cell office:value-type="float" office:value="-3112">
            <text:p>-3112</text:p>
          </table:table-cell>
          <table:table-cell office:value-type="float" office:value="26.51">
            <text:p>26.51</text:p>
          </table:table-cell>
          <table:table-cell office:value-type="float" office:value="-417">
            <text:p>-417</text:p>
          </table:table-cell>
          <table:table-cell office:value-type="float" office:value="-3336">
            <text:p>-3336</text:p>
          </table:table-cell>
          <table:table-cell office:value-type="string">
            <text:p>1583<text:tab/><text:tab/><text:tab/><text:tab/></text:p>
          </table:table-cell>
          <table:table-cell table:number-columns-repeated="2"/>
          <table:table-cell table:formula="of:=([.E186]-[.$I$2])/131" office:value-type="float" office:value="-4.50865139949109">
            <text:p>-4.51</text:p>
          </table:table-cell>
          <table:table-cell/>
          <table:table-cell table:formula="of:=[.L185]+[.J186]*0.1" office:value-type="float" office:value="99.4800254452926">
            <text:p>99.48</text:p>
          </table:table-cell>
          <table:table-cell table:formula="of:=[.L186]*2*3.141592/360" office:value-type="float" office:value="1.73625362277071">
            <text:p>1.74</text:p>
          </table:table-cell>
          <table:table-cell/>
          <table:table-cell table:formula="of:=COS([.M185])" office:value-type="float" office:value="-0.172459832074695">
            <text:p>-0.17</text:p>
          </table:table-cell>
          <table:table-cell table:formula="of:=SIN([.M185])" office:value-type="float" office:value="0.985016551292803">
            <text:p>0.99</text:p>
          </table:table-cell>
          <table:table-cell table:number-columns-repeated="3"/>
          <table:table-cell table:formula="of:=([.F186]-[.$S$2])/131" office:value-type="float" office:value="-24.1648854961832">
            <text:p>-24.16</text:p>
          </table:table-cell>
          <table:table-cell/>
          <table:table-cell table:formula="of:=[.T186]*0.1+[.V185]" office:value-type="float" office:value="-4.01679389312977">
            <text:p>-4.02</text:p>
          </table:table-cell>
          <table:table-cell table:formula="of:=[.V186]*2*3.141592/360" office:value-type="float" office:value="-0.0701062642239186">
            <text:p>-0.07</text:p>
          </table:table-cell>
          <table:table-cell/>
          <table:table-cell table:formula="of:=COS([.W185])" office:value-type="float" office:value="0.999609966387055">
            <text:p>1.00</text:p>
          </table:table-cell>
          <table:table-cell table:formula="of:=SIN([.W185])" office:value-type="float" office:value="-0.0279269600864732">
            <text:p>-0.03</text:p>
          </table:table-cell>
        </table:table-row>
        <table:table-row table:style-name="ro1">
          <table:table-cell office:value-type="float" office:value="16156">
            <text:p>16156</text:p>
          </table:table-cell>
          <table:table-cell office:value-type="float" office:value="-2312">
            <text:p>-2312</text:p>
          </table:table-cell>
          <table:table-cell office:value-type="float" office:value="-3024">
            <text:p>-3024</text:p>
          </table:table-cell>
          <table:table-cell office:value-type="float" office:value="26.55">
            <text:p>26.55</text:p>
          </table:table-cell>
          <table:table-cell office:value-type="float" office:value="362">
            <text:p>362</text:p>
          </table:table-cell>
          <table:table-cell office:value-type="float" office:value="-999">
            <text:p>-999</text:p>
          </table:table-cell>
          <table:table-cell office:value-type="string">
            <text:p>-196<text:tab/><text:tab/><text:tab/><text:tab/></text:p>
          </table:table-cell>
          <table:table-cell table:number-columns-repeated="2"/>
          <table:table-cell table:formula="of:=([.E187]-[.$I$2])/131" office:value-type="float" office:value="1.43791348600509">
            <text:p>1.44</text:p>
          </table:table-cell>
          <table:table-cell/>
          <table:table-cell table:formula="of:=[.L186]+[.J187]*0.1" office:value-type="float" office:value="99.6238167938932">
            <text:p>99.62</text:p>
          </table:table-cell>
          <table:table-cell table:formula="of:=[.L187]*2*3.141592/360" office:value-type="float" office:value="1.73876325471756">
            <text:p>1.74</text:p>
          </table:table-cell>
          <table:table-cell/>
          <table:table-cell table:formula="of:=COS([.M186])" office:value-type="float" office:value="-0.164703398944936">
            <text:p>-0.16</text:p>
          </table:table-cell>
          <table:table-cell table:formula="of:=SIN([.M186])" office:value-type="float" office:value="0.986343140279277">
            <text:p>0.99</text:p>
          </table:table-cell>
          <table:table-cell table:number-columns-repeated="3"/>
          <table:table-cell table:formula="of:=([.F187]-[.$S$2])/131" office:value-type="float" office:value="-6.32519083969466">
            <text:p>-6.33</text:p>
          </table:table-cell>
          <table:table-cell/>
          <table:table-cell table:formula="of:=[.T187]*0.1+[.V186]" office:value-type="float" office:value="-4.64931297709924">
            <text:p>-4.65</text:p>
          </table:table-cell>
          <table:table-cell table:formula="of:=[.V187]*2*3.141592/360" office:value-type="float" office:value="-0.0811458025241731">
            <text:p>-0.08</text:p>
          </table:table-cell>
          <table:table-cell/>
          <table:table-cell table:formula="of:=COS([.W186])" office:value-type="float" office:value="0.997543562198687">
            <text:p>1.00</text:p>
          </table:table-cell>
          <table:table-cell table:formula="of:=SIN([.W186])" office:value-type="float" office:value="-0.0700488509252941">
            <text:p>-0.0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office:value-type="float" office:value="-1304">
            <text:p>-1304</text:p>
          </table:table-cell>
          <table:table-cell office:value-type="float" office:value="-4500">
            <text:p>-4500</text:p>
          </table:table-cell>
          <table:table-cell office:value-type="float" office:value="26.6">
            <text:p>26.6</text:p>
          </table:table-cell>
          <table:table-cell office:value-type="float" office:value="1086">
            <text:p>1086</text:p>
          </table:table-cell>
          <table:table-cell office:value-type="float" office:value="-568">
            <text:p>-568</text:p>
          </table:table-cell>
          <table:table-cell office:value-type="string">
            <text:p>245<text:tab/><text:tab/><text:tab/><text:tab/></text:p>
          </table:table-cell>
          <table:table-cell table:number-columns-repeated="2"/>
          <table:table-cell table:formula="of:=([.E188]-[.$I$2])/131" office:value-type="float" office:value="6.964631043257">
            <text:p>6.96</text:p>
          </table:table-cell>
          <table:table-cell/>
          <table:table-cell table:formula="of:=[.L187]+[.J188]*0.1" office:value-type="float" office:value="100.320279898219">
            <text:p>100.32</text:p>
          </table:table-cell>
          <table:table-cell table:formula="of:=[.L188]*2*3.141592/360" office:value-type="float" office:value="1.75091882647781">
            <text:p>1.75</text:p>
          </table:table-cell>
          <table:table-cell/>
          <table:table-cell table:formula="of:=COS([.M187])" office:value-type="float" office:value="-0.167178235930405">
            <text:p>-0.17</text:p>
          </table:table-cell>
          <table:table-cell table:formula="of:=SIN([.M187])" office:value-type="float" office:value="0.985926689683973">
            <text:p>0.99</text:p>
          </table:table-cell>
          <table:table-cell table:number-columns-repeated="3"/>
          <table:table-cell table:formula="of:=([.F188]-[.$S$2])/131" office:value-type="float" office:value="-3.03511450381679">
            <text:p>-3.04</text:p>
          </table:table-cell>
          <table:table-cell/>
          <table:table-cell table:formula="of:=[.T188]*0.1+[.V187]" office:value-type="float" office:value="-4.95282442748092">
            <text:p>-4.95</text:p>
          </table:table-cell>
          <table:table-cell table:formula="of:=[.V188]*2*3.141592/360" office:value-type="float" office:value="-0.0864430755487702">
            <text:p>-0.09</text:p>
          </table:table-cell>
          <table:table-cell/>
          <table:table-cell table:formula="of:=COS([.W187])" office:value-type="float" office:value="0.996709485532407">
            <text:p>1.00</text:p>
          </table:table-cell>
          <table:table-cell table:formula="of:=SIN([.W187])" office:value-type="float" office:value="-0.0810567791719088">
            <text:p>-0.08</text:p>
          </table:table-cell>
        </table:table-row>
        <table:table-row table:style-name="ro1">
          <table:table-cell office:value-type="float" office:value="17996">
            <text:p>17996</text:p>
          </table:table-cell>
          <table:table-cell office:value-type="float" office:value="-3312">
            <text:p>-3312</text:p>
          </table:table-cell>
          <table:table-cell office:value-type="float" office:value="-6424">
            <text:p>-6424</text:p>
          </table:table-cell>
          <table:table-cell office:value-type="float" office:value="26.46">
            <text:p>26.46</text:p>
          </table:table-cell>
          <table:table-cell office:value-type="float" office:value="3293">
            <text:p>3293</text:p>
          </table:table-cell>
          <table:table-cell office:value-type="float" office:value="3979">
            <text:p>3979</text:p>
          </table:table-cell>
          <table:table-cell office:value-type="string">
            <text:p>1237<text:tab/><text:tab/><text:tab/><text:tab/></text:p>
          </table:table-cell>
          <table:table-cell table:number-columns-repeated="2"/>
          <table:table-cell table:formula="of:=([.E189]-[.$I$2])/131" office:value-type="float" office:value="23.8119592875318">
            <text:p>23.81</text:p>
          </table:table-cell>
          <table:table-cell/>
          <table:table-cell table:formula="of:=[.L188]+[.J189]*0.1" office:value-type="float" office:value="102.701475826972">
            <text:p>102.70</text:p>
          </table:table-cell>
          <table:table-cell table:formula="of:=[.L189]*2*3.141592/360" office:value-type="float" office:value="1.79247852692338">
            <text:p>1.79</text:p>
          </table:table-cell>
          <table:table-cell/>
          <table:table-cell table:formula="of:=COS([.M188])" office:value-type="float" office:value="-0.179150092622648">
            <text:p>-0.18</text:p>
          </table:table-cell>
          <table:table-cell table:formula="of:=SIN([.M188])" office:value-type="float" office:value="0.983821754340336">
            <text:p>0.98</text:p>
          </table:table-cell>
          <table:table-cell table:number-columns-repeated="3"/>
          <table:table-cell table:formula="of:=([.F189]-[.$S$2])/131" office:value-type="float" office:value="31.6748091603053">
            <text:p>31.67</text:p>
          </table:table-cell>
          <table:table-cell/>
          <table:table-cell table:formula="of:=[.T189]*0.1+[.V188]" office:value-type="float" office:value="-1.78534351145038">
            <text:p>-1.79</text:p>
          </table:table-cell>
          <table:table-cell table:formula="of:=[.V189]*2*3.141592/360" office:value-type="float" office:value="-0.0311601160712469">
            <text:p>-0.03</text:p>
          </table:table-cell>
          <table:table-cell/>
          <table:table-cell table:formula="of:=COS([.W188])" office:value-type="float" office:value="0.996266123300465">
            <text:p>1.00</text:p>
          </table:table-cell>
          <table:table-cell table:formula="of:=SIN([.W188])" office:value-type="float" office:value="-0.0863354594813884">
            <text:p>-0.09</text:p>
          </table:table-cell>
        </table:table-row>
        <table:table-row table:style-name="ro1">
          <table:table-cell office:value-type="float" office:value="17244">
            <text:p>17244</text:p>
          </table:table-cell>
          <table:table-cell office:value-type="float" office:value="-4652">
            <text:p>-4652</text:p>
          </table:table-cell>
          <table:table-cell office:value-type="float" office:value="-6684">
            <text:p>-6684</text:p>
          </table:table-cell>
          <table:table-cell office:value-type="float" office:value="26.46">
            <text:p>26.46</text:p>
          </table:table-cell>
          <table:table-cell office:value-type="float" office:value="4904">
            <text:p>4904</text:p>
          </table:table-cell>
          <table:table-cell office:value-type="float" office:value="-1997">
            <text:p>-1997</text:p>
          </table:table-cell>
          <table:table-cell office:value-type="string">
            <text:p>-1171<text:tab/><text:tab/><text:tab/><text:tab/></text:p>
          </table:table-cell>
          <table:table-cell table:number-columns-repeated="2"/>
          <table:table-cell table:formula="of:=([.E190]-[.$I$2])/131" office:value-type="float" office:value="36.1096692111959">
            <text:p>36.11</text:p>
          </table:table-cell>
          <table:table-cell/>
          <table:table-cell table:formula="of:=[.L189]+[.J190]*0.1" office:value-type="float" office:value="106.312442748092">
            <text:p>106.31</text:p>
          </table:table-cell>
          <table:table-cell table:formula="of:=[.L190]*2*3.141592/360" office:value-type="float" office:value="1.8555017757659">
            <text:p>1.86</text:p>
          </table:table-cell>
          <table:table-cell/>
          <table:table-cell table:formula="of:=COS([.M189])" office:value-type="float" office:value="-0.21987096834854">
            <text:p>-0.22</text:p>
          </table:table-cell>
          <table:table-cell table:formula="of:=SIN([.M189])" office:value-type="float" office:value="0.975528962808114">
            <text:p>0.98</text:p>
          </table:table-cell>
          <table:table-cell table:number-columns-repeated="3"/>
          <table:table-cell table:formula="of:=([.F190]-[.$S$2])/131" office:value-type="float" office:value="-13.9435114503817">
            <text:p>-13.94</text:p>
          </table:table-cell>
          <table:table-cell/>
          <table:table-cell table:formula="of:=[.T190]*0.1+[.V189]" office:value-type="float" office:value="-3.17969465648855">
            <text:p>-3.18</text:p>
          </table:table-cell>
          <table:table-cell table:formula="of:=[.V190]*2*3.141592/360" office:value-type="float" office:value="-0.055496129418151">
            <text:p>-0.06</text:p>
          </table:table-cell>
          <table:table-cell/>
          <table:table-cell table:formula="of:=COS([.W189])" office:value-type="float" office:value="0.999514562863167">
            <text:p>1.00</text:p>
          </table:table-cell>
          <table:table-cell table:formula="of:=SIN([.W189])" office:value-type="float" office:value="-0.0311550738155437">
            <text:p>-0.03</text:p>
          </table:table-cell>
        </table:table-row>
        <table:table-row table:style-name="ro1">
          <table:table-cell office:value-type="float" office:value="14488">
            <text:p>14488</text:p>
          </table:table-cell>
          <table:table-cell office:value-type="float" office:value="-1244">
            <text:p>-1244</text:p>
          </table:table-cell>
          <table:table-cell office:value-type="float" office:value="-3820">
            <text:p>-3820</text:p>
          </table:table-cell>
          <table:table-cell office:value-type="float" office:value="26.55">
            <text:p>26.55</text:p>
          </table:table-cell>
          <table:table-cell office:value-type="float" office:value="3505">
            <text:p>3505</text:p>
          </table:table-cell>
          <table:table-cell office:value-type="float" office:value="1937">
            <text:p>1937</text:p>
          </table:table-cell>
          <table:table-cell office:value-type="string">
            <text:p>-3196<text:tab/><text:tab/><text:tab/><text:tab/></text:p>
          </table:table-cell>
          <table:table-cell table:number-columns-repeated="2"/>
          <table:table-cell table:formula="of:=([.E191]-[.$I$2])/131" office:value-type="float" office:value="25.4302798982188">
            <text:p>25.43</text:p>
          </table:table-cell>
          <table:table-cell/>
          <table:table-cell table:formula="of:=[.L190]+[.J191]*0.1" office:value-type="float" office:value="108.855470737914">
            <text:p>108.86</text:p>
          </table:table-cell>
          <table:table-cell table:formula="of:=[.L191]*2*3.141592/360" office:value-type="float" office:value="1.8998859779248">
            <text:p>1.90</text:p>
          </table:table-cell>
          <table:table-cell/>
          <table:table-cell table:formula="of:=COS([.M190])" office:value-type="float" office:value="-0.280874769775453">
            <text:p>-0.28</text:p>
          </table:table-cell>
          <table:table-cell table:formula="of:=SIN([.M190])" office:value-type="float" office:value="0.959744426242521">
            <text:p>0.96</text:p>
          </table:table-cell>
          <table:table-cell table:number-columns-repeated="3"/>
          <table:table-cell table:formula="of:=([.F191]-[.$S$2])/131" office:value-type="float" office:value="16.0870229007634">
            <text:p>16.09</text:p>
          </table:table-cell>
          <table:table-cell/>
          <table:table-cell table:formula="of:=[.T191]*0.1+[.V190]" office:value-type="float" office:value="-1.57099236641222">
            <text:p>-1.57</text:p>
          </table:table-cell>
          <table:table-cell table:formula="of:=[.V191]*2*3.141592/360" office:value-type="float" office:value="-0.0274189836132316">
            <text:p>-0.03</text:p>
          </table:table-cell>
          <table:table-cell/>
          <table:table-cell table:formula="of:=COS([.W190])" office:value-type="float" office:value="0.998460484989796">
            <text:p>1.00</text:p>
          </table:table-cell>
          <table:table-cell table:formula="of:=SIN([.W190])" office:value-type="float" office:value="-0.0554676474527358">
            <text:p>-0.06</text:p>
          </table:table-cell>
        </table:table-row>
        <table:table-row table:style-name="ro1">
          <table:table-cell office:value-type="float" office:value="11748">
            <text:p>11748</text:p>
          </table:table-cell>
          <table:table-cell office:value-type="float" office:value="-2308">
            <text:p>-2308</text:p>
          </table:table-cell>
          <table:table-cell office:value-type="float" office:value="-2060">
            <text:p>-2060</text:p>
          </table:table-cell>
          <table:table-cell office:value-type="float" office:value="26.55">
            <text:p>26.55</text:p>
          </table:table-cell>
          <table:table-cell office:value-type="float" office:value="3725">
            <text:p>3725</text:p>
          </table:table-cell>
          <table:table-cell office:value-type="float" office:value="-1480">
            <text:p>-1480</text:p>
          </table:table-cell>
          <table:table-cell office:value-type="string">
            <text:p>-2390<text:tab/><text:tab/><text:tab/><text:tab/></text:p>
          </table:table-cell>
          <table:table-cell table:number-columns-repeated="2"/>
          <table:table-cell table:formula="of:=([.E192]-[.$I$2])/131" office:value-type="float" office:value="27.1096692111959">
            <text:p>27.11</text:p>
          </table:table-cell>
          <table:table-cell/>
          <table:table-cell table:formula="of:=[.L191]+[.J192]*0.1" office:value-type="float" office:value="111.566437659033">
            <text:p>111.57</text:p>
          </table:table-cell>
          <table:table-cell table:formula="of:=[.L192]*2*3.141592/360" office:value-type="float" office:value="1.94720126676732">
            <text:p>1.95</text:p>
          </table:table-cell>
          <table:table-cell/>
          <table:table-cell table:formula="of:=COS([.M191])" office:value-type="float" office:value="-0.323181665662424">
            <text:p>-0.32</text:p>
          </table:table-cell>
          <table:table-cell table:formula="of:=SIN([.M191])" office:value-type="float" office:value="0.946336943683201">
            <text:p>0.95</text:p>
          </table:table-cell>
          <table:table-cell table:number-columns-repeated="3"/>
          <table:table-cell table:formula="of:=([.F192]-[.$S$2])/131" office:value-type="float" office:value="-9.9969465648855">
            <text:p>-10.00</text:p>
          </table:table-cell>
          <table:table-cell/>
          <table:table-cell table:formula="of:=[.T192]*0.1+[.V191]" office:value-type="float" office:value="-2.57068702290077">
            <text:p>-2.57</text:p>
          </table:table-cell>
          <table:table-cell table:formula="of:=[.V192]*2*3.141592/360" office:value-type="float" office:value="-0.0448669432536048">
            <text:p>-0.04</text:p>
          </table:table-cell>
          <table:table-cell/>
          <table:table-cell table:formula="of:=COS([.W191])" office:value-type="float" office:value="0.999624123218395">
            <text:p>1.00</text:p>
          </table:table-cell>
          <table:table-cell table:formula="of:=SIN([.W191])" office:value-type="float" office:value="-0.0274155481407">
            <text:p>-0.03</text:p>
          </table:table-cell>
        </table:table-row>
        <table:table-row table:style-name="ro1">
          <table:table-cell office:value-type="float" office:value="15088">
            <text:p>15088</text:p>
          </table:table-cell>
          <table:table-cell office:value-type="float" office:value="-2860">
            <text:p>-2860</text:p>
          </table:table-cell>
          <table:table-cell office:value-type="float" office:value="-2476">
            <text:p>-2476</text:p>
          </table:table-cell>
          <table:table-cell office:value-type="float" office:value="26.46">
            <text:p>26.46</text:p>
          </table:table-cell>
          <table:table-cell office:value-type="float" office:value="4240">
            <text:p>4240</text:p>
          </table:table-cell>
          <table:table-cell office:value-type="float" office:value="-2219">
            <text:p>-2219</text:p>
          </table:table-cell>
          <table:table-cell office:value-type="string">
            <text:p>-1389<text:tab/><text:tab/><text:tab/><text:tab/></text:p>
          </table:table-cell>
          <table:table-cell table:number-columns-repeated="2"/>
          <table:table-cell table:formula="of:=([.E193]-[.$I$2])/131" office:value-type="float" office:value="31.0409669211196">
            <text:p>31.04</text:p>
          </table:table-cell>
          <table:table-cell/>
          <table:table-cell table:formula="of:=[.L192]+[.J193]*0.1" office:value-type="float" office:value="114.670534351145">
            <text:p>114.67</text:p>
          </table:table-cell>
          <table:table-cell table:formula="of:=[.L193]*2*3.141592/360" office:value-type="float" office:value="2.00137796307379">
            <text:p>2.00</text:p>
          </table:table-cell>
          <table:table-cell/>
          <table:table-cell table:formula="of:=COS([.M192])" office:value-type="float" office:value="-0.367579474524027">
            <text:p>-0.37</text:p>
          </table:table-cell>
          <table:table-cell table:formula="of:=SIN([.M192])" office:value-type="float" office:value="0.929992112820663">
            <text:p>0.93</text:p>
          </table:table-cell>
          <table:table-cell table:number-columns-repeated="3"/>
          <table:table-cell table:formula="of:=([.F193]-[.$S$2])/131" office:value-type="float" office:value="-15.6381679389313">
            <text:p>-15.64</text:p>
          </table:table-cell>
          <table:table-cell/>
          <table:table-cell table:formula="of:=[.T193]*0.1+[.V192]" office:value-type="float" office:value="-4.1345038167939">
            <text:p>-4.13</text:p>
          </table:table-cell>
          <table:table-cell table:formula="of:=[.V193]*2*3.141592/360" office:value-type="float" office:value="-0.0721606895267176">
            <text:p>-0.07</text:p>
          </table:table-cell>
          <table:table-cell/>
          <table:table-cell table:formula="of:=COS([.W192])" office:value-type="float" office:value="0.99899364753773">
            <text:p>1.00</text:p>
          </table:table-cell>
          <table:table-cell table:formula="of:=SIN([.W192])" office:value-type="float" office:value="-0.0448518915906727">
            <text:p>-0.04</text:p>
          </table:table-cell>
        </table:table-row>
        <table:table-row table:style-name="ro1">
          <table:table-cell office:value-type="float" office:value="19476">
            <text:p>19476</text:p>
          </table:table-cell>
          <table:table-cell office:value-type="float" office:value="-4192">
            <text:p>-4192</text:p>
          </table:table-cell>
          <table:table-cell office:value-type="float" office:value="-4368">
            <text:p>-4368</text:p>
          </table:table-cell>
          <table:table-cell office:value-type="float" office:value="26.51">
            <text:p>26.51</text:p>
          </table:table-cell>
          <table:table-cell office:value-type="float" office:value="5695">
            <text:p>5695</text:p>
          </table:table-cell>
          <table:table-cell office:value-type="float" office:value="-3891">
            <text:p>-3891</text:p>
          </table:table-cell>
          <table:table-cell office:value-type="string">
            <text:p>-2286<text:tab/><text:tab/><text:tab/><text:tab/></text:p>
          </table:table-cell>
          <table:table-cell table:number-columns-repeated="2"/>
          <table:table-cell table:formula="of:=([.E194]-[.$I$2])/131" office:value-type="float" office:value="42.1478371501272">
            <text:p>42.15</text:p>
          </table:table-cell>
          <table:table-cell/>
          <table:table-cell table:formula="of:=[.L193]+[.J194]*0.1" office:value-type="float" office:value="118.885318066158">
            <text:p>118.89</text:p>
          </table:table-cell>
          <table:table-cell table:formula="of:=[.L194]*2*3.141592/360" office:value-type="float" office:value="2.07493980085609">
            <text:p>2.07</text:p>
          </table:table-cell>
          <table:table-cell/>
          <table:table-cell table:formula="of:=COS([.M193])" office:value-type="float" office:value="-0.417399419341833">
            <text:p>-0.42</text:p>
          </table:table-cell>
          <table:table-cell table:formula="of:=SIN([.M193])" office:value-type="float" office:value="0.908723128754353">
            <text:p>0.91</text:p>
          </table:table-cell>
          <table:table-cell table:number-columns-repeated="3"/>
          <table:table-cell table:formula="of:=([.F194]-[.$S$2])/131" office:value-type="float" office:value="-28.4015267175572">
            <text:p>-28.40</text:p>
          </table:table-cell>
          <table:table-cell/>
          <table:table-cell table:formula="of:=[.T194]*0.1+[.V193]" office:value-type="float" office:value="-6.97465648854962">
            <text:p>-6.97</text:p>
          </table:table-cell>
          <table:table-cell table:formula="of:=[.V194]*2*3.141592/360" office:value-type="float" office:value="-0.12173069459542">
            <text:p>-0.12</text:p>
          </table:table-cell>
          <table:table-cell/>
          <table:table-cell table:formula="of:=COS([.W193])" office:value-type="float" office:value="0.997397547021123">
            <text:p>1.00</text:p>
          </table:table-cell>
          <table:table-cell table:formula="of:=SIN([.W193])" office:value-type="float" office:value="-0.0720980803922407">
            <text:p>-0.07</text:p>
          </table:table-cell>
        </table:table-row>
        <table:table-row table:style-name="ro1">
          <table:table-cell office:value-type="float" office:value="19180">
            <text:p>19180</text:p>
          </table:table-cell>
          <table:table-cell office:value-type="float" office:value="-1648">
            <text:p>-1648</text:p>
          </table:table-cell>
          <table:table-cell office:value-type="float" office:value="-7660">
            <text:p>-7660</text:p>
          </table:table-cell>
          <table:table-cell office:value-type="float" office:value="26.51">
            <text:p>26.51</text:p>
          </table:table-cell>
          <table:table-cell office:value-type="float" office:value="5715">
            <text:p>5715</text:p>
          </table:table-cell>
          <table:table-cell office:value-type="float" office:value="2236">
            <text:p>2236</text:p>
          </table:table-cell>
          <table:table-cell office:value-type="string">
            <text:p>-1906<text:tab/><text:tab/><text:tab/><text:tab/></text:p>
          </table:table-cell>
          <table:table-cell table:number-columns-repeated="2"/>
          <table:table-cell table:formula="of:=([.E195]-[.$I$2])/131" office:value-type="float" office:value="42.3005089058524">
            <text:p>42.30</text:p>
          </table:table-cell>
          <table:table-cell/>
          <table:table-cell table:formula="of:=[.L194]+[.J195]*0.1" office:value-type="float" office:value="123.115368956743">
            <text:p>123.12</text:p>
          </table:table-cell>
          <table:table-cell table:formula="of:=[.L195]*2*3.141592/360" office:value-type="float" office:value="2.14876810106418">
            <text:p>2.15</text:p>
          </table:table-cell>
          <table:table-cell/>
          <table:table-cell table:formula="of:=COS([.M194])" office:value-type="float" office:value="-0.48305765330786">
            <text:p>-0.48</text:p>
          </table:table-cell>
          <table:table-cell table:formula="of:=SIN([.M194])" office:value-type="float" office:value="0.875588546967526">
            <text:p>0.88</text:p>
          </table:table-cell>
          <table:table-cell table:number-columns-repeated="3"/>
          <table:table-cell table:formula="of:=([.F195]-[.$S$2])/131" office:value-type="float" office:value="18.369465648855">
            <text:p>18.37</text:p>
          </table:table-cell>
          <table:table-cell/>
          <table:table-cell table:formula="of:=[.T195]*0.1+[.V194]" office:value-type="float" office:value="-5.13770992366413">
            <text:p>-5.14</text:p>
          </table:table-cell>
          <table:table-cell table:formula="of:=[.V195]*2*3.141592/360" office:value-type="float" office:value="-0.0896699355250213">
            <text:p>-0.09</text:p>
          </table:table-cell>
          <table:table-cell/>
          <table:table-cell table:formula="of:=COS([.W194])" office:value-type="float" office:value="0.992599963805776">
            <text:p>0.99</text:p>
          </table:table-cell>
          <table:table-cell table:formula="of:=SIN([.W194])" office:value-type="float" office:value="-0.12143027568433">
            <text:p>-0.12</text:p>
          </table:table-cell>
        </table:table-row>
        <table:table-row table:style-name="ro1">
          <table:table-cell office:value-type="float" office:value="17084">
            <text:p>17084</text:p>
          </table:table-cell>
          <table:table-cell office:value-type="float" office:value="172">
            <text:p>172</text:p>
          </table:table-cell>
          <table:table-cell office:value-type="float" office:value="-7684">
            <text:p>-7684</text:p>
          </table:table-cell>
          <table:table-cell office:value-type="float" office:value="26.51">
            <text:p>26.51</text:p>
          </table:table-cell>
          <table:table-cell office:value-type="float" office:value="5801">
            <text:p>5801</text:p>
          </table:table-cell>
          <table:table-cell office:value-type="float" office:value="-2993">
            <text:p>-2993</text:p>
          </table:table-cell>
          <table:table-cell office:value-type="string">
            <text:p>-1427<text:tab/><text:tab/><text:tab/><text:tab/></text:p>
          </table:table-cell>
          <table:table-cell table:number-columns-repeated="2"/>
          <table:table-cell table:formula="of:=([.E196]-[.$I$2])/131" office:value-type="float" office:value="42.9569974554707">
            <text:p>42.96</text:p>
          </table:table-cell>
          <table:table-cell/>
          <table:table-cell table:formula="of:=[.L195]+[.J196]*0.1" office:value-type="float" office:value="127.41106870229">
            <text:p>127.41</text:p>
          </table:table-cell>
          <table:table-cell table:formula="of:=[.L196]*2*3.141592/360" office:value-type="float" office:value="2.22374218970314">
            <text:p>2.22</text:p>
          </table:table-cell>
          <table:table-cell/>
          <table:table-cell table:formula="of:=COS([.M195])" office:value-type="float" office:value="-0.546326275683162">
            <text:p>-0.55</text:p>
          </table:table-cell>
          <table:table-cell table:formula="of:=SIN([.M195])" office:value-type="float" office:value="0.837572444925313">
            <text:p>0.84</text:p>
          </table:table-cell>
          <table:table-cell table:number-columns-repeated="3"/>
          <table:table-cell table:formula="of:=([.F196]-[.$S$2])/131" office:value-type="float" office:value="-21.5465648854962">
            <text:p>-21.55</text:p>
          </table:table-cell>
          <table:table-cell/>
          <table:table-cell table:formula="of:=[.T196]*0.1+[.V195]" office:value-type="float" office:value="-7.29236641221374">
            <text:p>-7.29</text:p>
          </table:table-cell>
          <table:table-cell table:formula="of:=[.V196]*2*3.141592/360" office:value-type="float" office:value="-0.127275777675997">
            <text:p>-0.13</text:p>
          </table:table-cell>
          <table:table-cell/>
          <table:table-cell table:formula="of:=COS([.W195])" office:value-type="float" office:value="0.99598234447679">
            <text:p>1.00</text:p>
          </table:table-cell>
          <table:table-cell table:formula="of:=SIN([.W195])" office:value-type="float" office:value="-0.0895498156922551">
            <text:p>-0.09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-2704">
            <text:p>-2704</text:p>
          </table:table-cell>
          <table:table-cell office:value-type="float" office:value="-3524">
            <text:p>-3524</text:p>
          </table:table-cell>
          <table:table-cell office:value-type="float" office:value="26.46">
            <text:p>26.46</text:p>
          </table:table-cell>
          <table:table-cell office:value-type="float" office:value="4247">
            <text:p>4247</text:p>
          </table:table-cell>
          <table:table-cell office:value-type="float" office:value="6747">
            <text:p>6747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([.E197]-[.$I$2])/131" office:value-type="float" office:value="31.0944020356234">
            <text:p>31.09</text:p>
          </table:table-cell>
          <table:table-cell/>
          <table:table-cell table:formula="of:=[.L196]+[.J197]*0.1" office:value-type="float" office:value="130.520508905852">
            <text:p>130.52</text:p>
          </table:table-cell>
          <table:table-cell table:formula="of:=[.L197]*2*3.141592/360" office:value-type="float" office:value="2.27801214785864">
            <text:p>2.28</text:p>
          </table:table-cell>
          <table:table-cell/>
          <table:table-cell table:formula="of:=COS([.M196])" office:value-type="float" office:value="-0.607528930143445">
            <text:p>-0.61</text:p>
          </table:table-cell>
          <table:table-cell table:formula="of:=SIN([.M196])" office:value-type="float" office:value="0.794297550694173">
            <text:p>0.79</text:p>
          </table:table-cell>
          <table:table-cell table:number-columns-repeated="3"/>
          <table:table-cell table:formula="of:=([.F197]-[.$S$2])/131" office:value-type="float" office:value="52.8045801526718">
            <text:p>52.80</text:p>
          </table:table-cell>
          <table:table-cell/>
          <table:table-cell table:formula="of:=[.T197]*0.1+[.V196]" office:value-type="float" office:value="-2.01190839694657">
            <text:p>-2.01</text:p>
          </table:table-cell>
          <table:table-cell table:formula="of:=[.V197]*2*3.141592/360" office:value-type="float" office:value="-0.0351144184698898">
            <text:p>-0.04</text:p>
          </table:table-cell>
          <table:table-cell/>
          <table:table-cell table:formula="of:=COS([.W196])" office:value-type="float" office:value="0.99191136612312">
            <text:p>0.99</text:p>
          </table:table-cell>
          <table:table-cell table:formula="of:=SIN([.W196])" office:value-type="float" office:value="-0.126932429882066">
            <text:p>-0.13</text:p>
          </table:table-cell>
        </table:table-row>
        <table:table-row table:style-name="ro1">
          <table:table-cell office:value-type="float" office:value="13828">
            <text:p>13828</text:p>
          </table:table-cell>
          <table:table-cell office:value-type="float" office:value="-2696">
            <text:p>-2696</text:p>
          </table:table-cell>
          <table:table-cell office:value-type="float" office:value="-3608">
            <text:p>-3608</text:p>
          </table:table-cell>
          <table:table-cell office:value-type="float" office:value="26.55">
            <text:p>26.55</text:p>
          </table:table-cell>
          <table:table-cell office:value-type="float" office:value="7396">
            <text:p>7396</text:p>
          </table:table-cell>
          <table:table-cell office:value-type="float" office:value="-4029">
            <text:p>-4029</text:p>
          </table:table-cell>
          <table:table-cell office:value-type="string">
            <text:p>390<text:tab/><text:tab/><text:tab/><text:tab/></text:p>
          </table:table-cell>
          <table:table-cell table:number-columns-repeated="2"/>
          <table:table-cell table:formula="of:=([.E198]-[.$I$2])/131" office:value-type="float" office:value="55.1325699745547">
            <text:p>55.13</text:p>
          </table:table-cell>
          <table:table-cell/>
          <table:table-cell table:formula="of:=[.L197]+[.J198]*0.1" office:value-type="float" office:value="136.033765903308">
            <text:p>136.03</text:p>
          </table:table-cell>
          <table:table-cell table:formula="of:=[.L198]*2*3.141592/360" office:value-type="float" office:value="2.37423661495392">
            <text:p>2.37</text:p>
          </table:table-cell>
          <table:table-cell/>
          <table:table-cell table:formula="of:=COS([.M197])" office:value-type="float" office:value="-0.649719832195409">
            <text:p>-0.65</text:p>
          </table:table-cell>
          <table:table-cell table:formula="of:=SIN([.M197])" office:value-type="float" office:value="0.760173756224174">
            <text:p>0.76</text:p>
          </table:table-cell>
          <table:table-cell table:number-columns-repeated="3"/>
          <table:table-cell table:formula="of:=([.F198]-[.$S$2])/131" office:value-type="float" office:value="-29.4549618320611">
            <text:p>-29.45</text:p>
          </table:table-cell>
          <table:table-cell/>
          <table:table-cell table:formula="of:=[.T198]*0.1+[.V197]" office:value-type="float" office:value="-4.95740458015268">
            <text:p>-4.96</text:p>
          </table:table-cell>
          <table:table-cell table:formula="of:=[.V198]*2*3.141592/360" office:value-type="float" office:value="-0.0865230142765056">
            <text:p>-0.09</text:p>
          </table:table-cell>
          <table:table-cell/>
          <table:table-cell table:formula="of:=COS([.W197])" office:value-type="float" office:value="0.999383552152832">
            <text:p>1.00</text:p>
          </table:table-cell>
          <table:table-cell table:formula="of:=SIN([.W197])" office:value-type="float" office:value="-0.0351072027707615">
            <text:p>-0.04</text:p>
          </table:table-cell>
        </table:table-row>
        <table:table-row table:style-name="ro1">
          <table:table-cell office:value-type="float" office:value="16060">
            <text:p>16060</text:p>
          </table:table-cell>
          <table:table-cell office:value-type="float" office:value="-1176">
            <text:p>-1176</text:p>
          </table:table-cell>
          <table:table-cell office:value-type="float" office:value="-3600">
            <text:p>-3600</text:p>
          </table:table-cell>
          <table:table-cell office:value-type="float" office:value="26.51">
            <text:p>26.51</text:p>
          </table:table-cell>
          <table:table-cell office:value-type="float" office:value="6036">
            <text:p>6036</text:p>
          </table:table-cell>
          <table:table-cell office:value-type="float" office:value="-1321">
            <text:p>-1321</text:p>
          </table:table-cell>
          <table:table-cell office:value-type="string">
            <text:p>-2028<text:tab/><text:tab/><text:tab/><text:tab/></text:p>
          </table:table-cell>
          <table:table-cell table:number-columns-repeated="2"/>
          <table:table-cell table:formula="of:=([.E199]-[.$I$2])/131" office:value-type="float" office:value="44.7508905852417">
            <text:p>44.75</text:p>
          </table:table-cell>
          <table:table-cell/>
          <table:table-cell table:formula="of:=[.L198]+[.J199]*0.1" office:value-type="float" office:value="140.508854961832">
            <text:p>140.51</text:p>
          </table:table-cell>
          <table:table-cell table:formula="of:=[.L199]*2*3.141592/360" office:value-type="float" office:value="2.45234163709584">
            <text:p>2.45</text:p>
          </table:table-cell>
          <table:table-cell/>
          <table:table-cell table:formula="of:=COS([.M198])" office:value-type="float" office:value="-0.719748712854487">
            <text:p>-0.72</text:p>
          </table:table-cell>
          <table:table-cell table:formula="of:=SIN([.M198])" office:value-type="float" office:value="0.694234679589192">
            <text:p>0.69</text:p>
          </table:table-cell>
          <table:table-cell table:number-columns-repeated="3"/>
          <table:table-cell table:formula="of:=([.F199]-[.$S$2])/131" office:value-type="float" office:value="-8.78320610687023">
            <text:p>-8.78</text:p>
          </table:table-cell>
          <table:table-cell/>
          <table:table-cell table:formula="of:=[.T199]*0.1+[.V198]" office:value-type="float" office:value="-5.8357251908397">
            <text:p>-5.84</text:p>
          </table:table-cell>
          <table:table-cell table:formula="of:=[.V199]*2*3.141592/360" office:value-type="float" office:value="-0.101852597631891">
            <text:p>-0.10</text:p>
          </table:table-cell>
          <table:table-cell/>
          <table:table-cell table:formula="of:=COS([.W198])" office:value-type="float" office:value="0.996259218570513">
            <text:p>1.00</text:p>
          </table:table-cell>
          <table:table-cell table:formula="of:=SIN([.W198])" office:value-type="float" office:value="-0.0864150994518356">
            <text:p>-0.09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float" office:value="-1148">
            <text:p>-1148</text:p>
          </table:table-cell>
          <table:table-cell office:value-type="float" office:value="-4372">
            <text:p>-4372</text:p>
          </table:table-cell>
          <table:table-cell office:value-type="float" office:value="26.51">
            <text:p>26.51</text:p>
          </table:table-cell>
          <table:table-cell office:value-type="float" office:value="6015">
            <text:p>6015</text:p>
          </table:table-cell>
          <table:table-cell office:value-type="float" office:value="-2394">
            <text:p>-2394</text:p>
          </table:table-cell>
          <table:table-cell office:value-type="string">
            <text:p>-813<text:tab/><text:tab/><text:tab/><text:tab/></text:p>
          </table:table-cell>
          <table:table-cell table:number-columns-repeated="2"/>
          <table:table-cell table:formula="of:=([.E200]-[.$I$2])/131" office:value-type="float" office:value="44.5905852417303">
            <text:p>44.59</text:p>
          </table:table-cell>
          <table:table-cell/>
          <table:table-cell table:formula="of:=[.L199]+[.J200]*0.1" office:value-type="float" office:value="144.967913486005">
            <text:p>144.97</text:p>
          </table:table-cell>
          <table:table-cell table:formula="of:=[.L200]*2*3.141592/360" office:value-type="float" office:value="2.5301668736907">
            <text:p>2.53</text:p>
          </table:table-cell>
          <table:table-cell/>
          <table:table-cell table:formula="of:=COS([.M199])" office:value-type="float" office:value="-0.77172255447765">
            <text:p>-0.77</text:p>
          </table:table-cell>
          <table:table-cell table:formula="of:=SIN([.M199])" office:value-type="float" office:value="0.635959353190509">
            <text:p>0.64</text:p>
          </table:table-cell>
          <table:table-cell table:number-columns-repeated="3"/>
          <table:table-cell table:formula="of:=([.F200]-[.$S$2])/131" office:value-type="float" office:value="-16.9740458015267">
            <text:p>-16.97</text:p>
          </table:table-cell>
          <table:table-cell/>
          <table:table-cell table:formula="of:=[.T200]*0.1+[.V199]" office:value-type="float" office:value="-7.53312977099237">
            <text:p>-7.53</text:p>
          </table:table-cell>
          <table:table-cell table:formula="of:=[.V200]*2*3.141592/360" office:value-type="float" office:value="-0.131477890130619">
            <text:p>-0.13</text:p>
          </table:table-cell>
          <table:table-cell/>
          <table:table-cell table:formula="of:=COS([.W199])" office:value-type="float" office:value="0.9948175067472">
            <text:p>0.99</text:p>
          </table:table-cell>
          <table:table-cell table:formula="of:=SIN([.W199])" office:value-type="float" office:value="-0.101676586632733">
            <text:p>-0.10</text:p>
          </table:table-cell>
        </table:table-row>
        <table:table-row table:style-name="ro1">
          <table:table-cell office:value-type="float" office:value="21640">
            <text:p>21640</text:p>
          </table:table-cell>
          <table:table-cell office:value-type="float" office:value="-4768">
            <text:p>-4768</text:p>
          </table:table-cell>
          <table:table-cell office:value-type="float" office:value="-6012">
            <text:p>-6012</text:p>
          </table:table-cell>
          <table:table-cell office:value-type="float" office:value="26.51">
            <text:p>26.51</text:p>
          </table:table-cell>
          <table:table-cell office:value-type="float" office:value="7351">
            <text:p>7351</text:p>
          </table:table-cell>
          <table:table-cell office:value-type="float" office:value="-806">
            <text:p>-806</text:p>
          </table:table-cell>
          <table:table-cell office:value-type="string">
            <text:p>-1427<text:tab/><text:tab/><text:tab/><text:tab/></text:p>
          </table:table-cell>
          <table:table-cell table:number-columns-repeated="2"/>
          <table:table-cell table:formula="of:=([.E201]-[.$I$2])/131" office:value-type="float" office:value="54.789058524173">
            <text:p>54.79</text:p>
          </table:table-cell>
          <table:table-cell/>
          <table:table-cell table:formula="of:=[.L200]+[.J201]*0.1" office:value-type="float" office:value="150.446819338422">
            <text:p>150.45</text:p>
          </table:table-cell>
          <table:table-cell table:formula="of:=[.L201]*2*3.141592/360" office:value-type="float" office:value="2.62579180032796">
            <text:p>2.63</text:p>
          </table:table-cell>
          <table:table-cell/>
          <table:table-cell table:formula="of:=COS([.M200])" office:value-type="float" office:value="-0.818830402102849">
            <text:p>-0.82</text:p>
          </table:table-cell>
          <table:table-cell table:formula="of:=SIN([.M200])" office:value-type="float" office:value="0.574035515096485">
            <text:p>0.57</text:p>
          </table:table-cell>
          <table:table-cell table:number-columns-repeated="3"/>
          <table:table-cell table:formula="of:=([.F201]-[.$S$2])/131" office:value-type="float" office:value="-4.85190839694657">
            <text:p>-4.85</text:p>
          </table:table-cell>
          <table:table-cell/>
          <table:table-cell table:formula="of:=[.T201]*0.1+[.V200]" office:value-type="float" office:value="-8.01832061068703">
            <text:p>-8.02</text:p>
          </table:table-cell>
          <table:table-cell table:formula="of:=[.V201]*2*3.141592/360" office:value-type="float" office:value="-0.139946066022053">
            <text:p>-0.14</text:p>
          </table:table-cell>
          <table:table-cell/>
          <table:table-cell table:formula="of:=COS([.W200])" office:value-type="float" office:value="0.991369225900223">
            <text:p>0.99</text:p>
          </table:table-cell>
          <table:table-cell table:formula="of:=SIN([.W200])" office:value-type="float" office:value="-0.131099420052083">
            <text:p>-0.13</text:p>
          </table:table-cell>
        </table:table-row>
        <table:table-row table:style-name="ro1">
          <table:table-cell office:value-type="float" office:value="15352">
            <text:p>15352</text:p>
          </table:table-cell>
          <table:table-cell office:value-type="float" office:value="-4768">
            <text:p>-4768</text:p>
          </table:table-cell>
          <table:table-cell office:value-type="float" office:value="-6384">
            <text:p>-6384</text:p>
          </table:table-cell>
          <table:table-cell office:value-type="float" office:value="26.51">
            <text:p>26.51</text:p>
          </table:table-cell>
          <table:table-cell office:value-type="float" office:value="9285">
            <text:p>9285</text:p>
          </table:table-cell>
          <table:table-cell office:value-type="float" office:value="-346">
            <text:p>-346</text:p>
          </table:table-cell>
          <table:table-cell office:value-type="string">
            <text:p>-1865<text:tab/><text:tab/><text:tab/><text:tab/></text:p>
          </table:table-cell>
          <table:table-cell table:number-columns-repeated="2"/>
          <table:table-cell table:formula="of:=([.E202]-[.$I$2])/131" office:value-type="float" office:value="69.552417302799">
            <text:p>69.55</text:p>
          </table:table-cell>
          <table:table-cell/>
          <table:table-cell table:formula="of:=[.L201]+[.J202]*0.1" office:value-type="float" office:value="157.402061068702">
            <text:p>157.40</text:p>
          </table:table-cell>
          <table:table-cell table:formula="of:=[.L202]*2*3.141592/360" office:value-type="float" office:value="2.74718364353859">
            <text:p>2.75</text:p>
          </table:table-cell>
          <table:table-cell/>
          <table:table-cell table:formula="of:=COS([.M201])" office:value-type="float" office:value="-0.869897995111771">
            <text:p>-0.87</text:p>
          </table:table-cell>
          <table:table-cell table:formula="of:=SIN([.M201])" office:value-type="float" office:value="0.493231667779474">
            <text:p>0.49</text:p>
          </table:table-cell>
          <table:table-cell table:number-columns-repeated="3"/>
          <table:table-cell table:formula="of:=([.F202]-[.$S$2])/131" office:value-type="float" office:value="-1.34045801526718">
            <text:p>-1.34</text:p>
          </table:table-cell>
          <table:table-cell/>
          <table:table-cell table:formula="of:=[.T202]*0.1+[.V201]" office:value-type="float" office:value="-8.15236641221374">
            <text:p>-8.15</text:p>
          </table:table-cell>
          <table:table-cell table:formula="of:=[.V202]*2*3.141592/360" office:value-type="float" office:value="-0.142285606120441">
            <text:p>-0.14</text:p>
          </table:table-cell>
          <table:table-cell/>
          <table:table-cell table:formula="of:=COS([.W201])" office:value-type="float" office:value="0.990223520887695">
            <text:p>0.99</text:p>
          </table:table-cell>
          <table:table-cell table:formula="of:=SIN([.W201])" office:value-type="float" office:value="-0.139489708153603">
            <text:p>-0.14</text:p>
          </table:table-cell>
        </table:table-row>
        <table:table-row table:style-name="ro1">
          <table:table-cell office:value-type="float" office:value="14924">
            <text:p>14924</text:p>
          </table:table-cell>
          <table:table-cell office:value-type="float" office:value="-892">
            <text:p>-892</text:p>
          </table:table-cell>
          <table:table-cell office:value-type="float" office:value="-4732">
            <text:p>-4732</text:p>
          </table:table-cell>
          <table:table-cell office:value-type="float" office:value="26.51">
            <text:p>26.51</text:p>
          </table:table-cell>
          <table:table-cell office:value-type="float" office:value="7697">
            <text:p>7697</text:p>
          </table:table-cell>
          <table:table-cell office:value-type="float" office:value="443">
            <text:p>443</text:p>
          </table:table-cell>
          <table:table-cell office:value-type="string">
            <text:p>-3254<text:tab/><text:tab/><text:tab/><text:tab/></text:p>
          </table:table-cell>
          <table:table-cell table:number-columns-repeated="2"/>
          <table:table-cell table:formula="of:=([.E203]-[.$I$2])/131" office:value-type="float" office:value="57.4302798982188">
            <text:p>57.43</text:p>
          </table:table-cell>
          <table:table-cell/>
          <table:table-cell table:formula="of:=[.L202]+[.J203]*0.1" office:value-type="float" office:value="163.145089058524">
            <text:p>163.15</text:p>
          </table:table-cell>
          <table:table-cell table:formula="of:=[.L203]*2*3.141592/360" office:value-type="float" office:value="2.84741837014193">
            <text:p>2.85</text:p>
          </table:table-cell>
          <table:table-cell/>
          <table:table-cell table:formula="of:=COS([.M202])" office:value-type="float" office:value="-0.923223820934587">
            <text:p>-0.92</text:p>
          </table:table-cell>
          <table:table-cell table:formula="of:=SIN([.M202])" office:value-type="float" office:value="0.384262639946876">
            <text:p>0.38</text:p>
          </table:table-cell>
          <table:table-cell table:number-columns-repeated="3"/>
          <table:table-cell table:formula="of:=([.F203]-[.$S$2])/131" office:value-type="float" office:value="4.6824427480916">
            <text:p>4.68</text:p>
          </table:table-cell>
          <table:table-cell/>
          <table:table-cell table:formula="of:=[.T203]*0.1+[.V202]" office:value-type="float" office:value="-7.68412213740458">
            <text:p>-7.68</text:p>
          </table:table-cell>
          <table:table-cell table:formula="of:=[.V203]*2*3.141592/360" office:value-type="float" office:value="-0.134113203521629">
            <text:p>-0.13</text:p>
          </table:table-cell>
          <table:table-cell/>
          <table:table-cell table:formula="of:=COS([.W202])" office:value-type="float" office:value="0.989894469452684">
            <text:p>0.99</text:p>
          </table:table-cell>
          <table:table-cell table:formula="of:=SIN([.W202])" office:value-type="float" office:value="-0.141805991929079">
            <text:p>-0.14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float" office:value="-2296">
            <text:p>-2296</text:p>
          </table:table-cell>
          <table:table-cell office:value-type="float" office:value="-1880">
            <text:p>-1880</text:p>
          </table:table-cell>
          <table:table-cell office:value-type="float" office:value="26.46">
            <text:p>26.46</text:p>
          </table:table-cell>
          <table:table-cell office:value-type="float" office:value="4982">
            <text:p>4982</text:p>
          </table:table-cell>
          <table:table-cell office:value-type="float" office:value="233">
            <text:p>233</text:p>
          </table:table-cell>
          <table:table-cell office:value-type="string">
            <text:p>-2270<text:tab/><text:tab/><text:tab/><text:tab/></text:p>
          </table:table-cell>
          <table:table-cell table:number-columns-repeated="2"/>
          <table:table-cell table:formula="of:=([.E204]-[.$I$2])/131" office:value-type="float" office:value="36.7050890585242">
            <text:p>36.71</text:p>
          </table:table-cell>
          <table:table-cell/>
          <table:table-cell table:formula="of:=[.L203]+[.J204]*0.1" office:value-type="float" office:value="166.815597964377">
            <text:p>166.82</text:p>
          </table:table-cell>
          <table:table-cell table:formula="of:=[.L204]*2*3.141592/360" office:value-type="float" office:value="2.91148082244501">
            <text:p>2.91</text:p>
          </table:table-cell>
          <table:table-cell/>
          <table:table-cell table:formula="of:=COS([.M203])" office:value-type="float" office:value="-0.957041884822771">
            <text:p>-0.96</text:p>
          </table:table-cell>
          <table:table-cell table:formula="of:=SIN([.M203])" office:value-type="float" office:value="0.289949703733039">
            <text:p>0.29</text:p>
          </table:table-cell>
          <table:table-cell table:number-columns-repeated="3"/>
          <table:table-cell table:formula="of:=([.F204]-[.$S$2])/131" office:value-type="float" office:value="3.0793893129771">
            <text:p>3.08</text:p>
          </table:table-cell>
          <table:table-cell/>
          <table:table-cell table:formula="of:=[.T204]*0.1+[.V203]" office:value-type="float" office:value="-7.37618320610687">
            <text:p>-7.38</text:p>
          </table:table-cell>
          <table:table-cell table:formula="of:=[.V204]*2*3.141592/360" office:value-type="float" office:value="-0.128738656393554">
            <text:p>-0.13</text:p>
          </table:table-cell>
          <table:table-cell/>
          <table:table-cell table:formula="of:=COS([.W203])" office:value-type="float" office:value="0.99102029577639">
            <text:p>0.99</text:p>
          </table:table-cell>
          <table:table-cell table:formula="of:=SIN([.W203])" office:value-type="float" office:value="-0.133711530390151">
            <text:p>-0.13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office:value-type="float" office:value="-2600">
            <text:p>-2600</text:p>
          </table:table-cell>
          <table:table-cell office:value-type="float" office:value="-2592">
            <text:p>-2592</text:p>
          </table:table-cell>
          <table:table-cell office:value-type="float" office:value="26.46">
            <text:p>26.46</text:p>
          </table:table-cell>
          <table:table-cell office:value-type="float" office:value="4271">
            <text:p>4271</text:p>
          </table:table-cell>
          <table:table-cell office:value-type="float" office:value="-2414">
            <text:p>-2414</text:p>
          </table:table-cell>
          <table:table-cell office:value-type="string">
            <text:p>-838<text:tab/><text:tab/><text:tab/><text:tab/></text:p>
          </table:table-cell>
          <table:table-cell table:number-columns-repeated="2"/>
          <table:table-cell table:formula="of:=([.E205]-[.$I$2])/131" office:value-type="float" office:value="31.2776081424936">
            <text:p>31.28</text:p>
          </table:table-cell>
          <table:table-cell/>
          <table:table-cell table:formula="of:=[.L204]+[.J205]*0.1" office:value-type="float" office:value="169.943358778626">
            <text:p>169.94</text:p>
          </table:table-cell>
          <table:table-cell table:formula="of:=[.L205]*2*3.141592/360" office:value-type="float" office:value="2.96607053551145">
            <text:p>2.97</text:p>
          </table:table-cell>
          <table:table-cell/>
          <table:table-cell table:formula="of:=COS([.M204])" office:value-type="float" office:value="-0.973640893929551">
            <text:p>-0.97</text:p>
          </table:table-cell>
          <table:table-cell table:formula="of:=SIN([.M204])" office:value-type="float" office:value="0.228086408336984">
            <text:p>0.23</text:p>
          </table:table-cell>
          <table:table-cell table:number-columns-repeated="3"/>
          <table:table-cell table:formula="of:=([.F205]-[.$S$2])/131" office:value-type="float" office:value="-17.1267175572519">
            <text:p>-17.13</text:p>
          </table:table-cell>
          <table:table-cell/>
          <table:table-cell table:formula="of:=[.T205]*0.1+[.V204]" office:value-type="float" office:value="-9.08885496183206">
            <text:p>-9.09</text:p>
          </table:table-cell>
          <table:table-cell table:formula="of:=[.V205]*2*3.141592/360" office:value-type="float" office:value="-0.158630411318066">
            <text:p>-0.16</text:p>
          </table:table-cell>
          <table:table-cell/>
          <table:table-cell table:formula="of:=COS([.W204])" office:value-type="float" office:value="0.99172461808712">
            <text:p>0.99</text:p>
          </table:table-cell>
          <table:table-cell table:formula="of:=SIN([.W204])" office:value-type="float" office:value="-0.128383339573154">
            <text:p>-0.13</text:p>
          </table:table-cell>
        </table:table-row>
        <table:table-row table:style-name="ro1">
          <table:table-cell office:value-type="float" office:value="18632">
            <text:p>18632</text:p>
          </table:table-cell>
          <table:table-cell office:value-type="float" office:value="-2028">
            <text:p>-2028</text:p>
          </table:table-cell>
          <table:table-cell office:value-type="float" office:value="-4072">
            <text:p>-4072</text:p>
          </table:table-cell>
          <table:table-cell office:value-type="float" office:value="26.37">
            <text:p>26.37</text:p>
          </table:table-cell>
          <table:table-cell office:value-type="float" office:value="4033">
            <text:p>4033</text:p>
          </table:table-cell>
          <table:table-cell office:value-type="float" office:value="-3569">
            <text:p>-3569</text:p>
          </table:table-cell>
          <table:table-cell office:value-type="string">
            <text:p>-1111<text:tab/><text:tab/><text:tab/><text:tab/></text:p>
          </table:table-cell>
          <table:table-cell table:number-columns-repeated="2"/>
          <table:table-cell table:formula="of:=([.E206]-[.$I$2])/131" office:value-type="float" office:value="29.4608142493639">
            <text:p>29.46</text:p>
          </table:table-cell>
          <table:table-cell/>
          <table:table-cell table:formula="of:=[.L205]+[.J206]*0.1" office:value-type="float" office:value="172.889440203562">
            <text:p>172.89</text:p>
          </table:table-cell>
          <table:table-cell table:formula="of:=[.L206]*2*3.141592/360" office:value-type="float" office:value="3.01748934571106">
            <text:p>3.02</text:p>
          </table:table-cell>
          <table:table-cell/>
          <table:table-cell table:formula="of:=COS([.M205])" office:value-type="float" office:value="-0.984635499681027">
            <text:p>-0.98</text:p>
          </table:table-cell>
          <table:table-cell table:formula="of:=SIN([.M205])" office:value-type="float" office:value="0.174622257366848">
            <text:p>0.17</text:p>
          </table:table-cell>
          <table:table-cell table:number-columns-repeated="3"/>
          <table:table-cell table:formula="of:=([.F206]-[.$S$2])/131" office:value-type="float" office:value="-25.9435114503817">
            <text:p>-25.94</text:p>
          </table:table-cell>
          <table:table-cell/>
          <table:table-cell table:formula="of:=[.T206]*0.1+[.V205]" office:value-type="float" office:value="-11.6832061068702">
            <text:p>-11.68</text:p>
          </table:table-cell>
          <table:table-cell table:formula="of:=[.V206]*2*3.141592/360" office:value-type="float" office:value="-0.203910371331637">
            <text:p>-0.20</text:p>
          </table:table-cell>
          <table:table-cell/>
          <table:table-cell table:formula="of:=COS([.W205])" office:value-type="float" office:value="0.987444557812941">
            <text:p>0.99</text:p>
          </table:table-cell>
          <table:table-cell table:formula="of:=SIN([.W205])" office:value-type="float" office:value="-0.157965962300758">
            <text:p>-0.16</text:p>
          </table:table-cell>
        </table:table-row>
        <table:table-row table:style-name="ro1">
          <table:table-cell office:value-type="float" office:value="20584">
            <text:p>20584</text:p>
          </table:table-cell>
          <table:table-cell office:value-type="float" office:value="636">
            <text:p>636</text:p>
          </table:table-cell>
          <table:table-cell office:value-type="float" office:value="-5388">
            <text:p>-5388</text:p>
          </table:table-cell>
          <table:table-cell office:value-type="float" office:value="26.46">
            <text:p>26.46</text:p>
          </table:table-cell>
          <table:table-cell office:value-type="float" office:value="1698">
            <text:p>1698</text:p>
          </table:table-cell>
          <table:table-cell office:value-type="float" office:value="624">
            <text:p>624</text:p>
          </table:table-cell>
          <table:table-cell office:value-type="string">
            <text:p>-2509<text:tab/><text:tab/><text:tab/><text:tab/></text:p>
          </table:table-cell>
          <table:table-cell table:number-columns-repeated="2"/>
          <table:table-cell table:formula="of:=([.E207]-[.$I$2])/131" office:value-type="float" office:value="11.6363867684478">
            <text:p>11.64</text:p>
          </table:table-cell>
          <table:table-cell/>
          <table:table-cell table:formula="of:=[.L206]+[.J207]*0.1" office:value-type="float" office:value="174.053078880407">
            <text:p>174.05</text:p>
          </table:table-cell>
          <table:table-cell table:formula="of:=[.L207]*2*3.141592/360" office:value-type="float" office:value="3.03779866770031">
            <text:p>3.04</text:p>
          </table:table-cell>
          <table:table-cell/>
          <table:table-cell table:formula="of:=COS([.M206])" office:value-type="float" office:value="-0.9923090631739">
            <text:p>-0.99</text:p>
          </table:table-cell>
          <table:table-cell table:formula="of:=SIN([.M206])" office:value-type="float" office:value="0.123784987550738">
            <text:p>0.12</text:p>
          </table:table-cell>
          <table:table-cell table:number-columns-repeated="3"/>
          <table:table-cell table:formula="of:=([.F207]-[.$S$2])/131" office:value-type="float" office:value="6.06412213740458">
            <text:p>6.06</text:p>
          </table:table-cell>
          <table:table-cell/>
          <table:table-cell table:formula="of:=[.T207]*0.1+[.V206]" office:value-type="float" office:value="-11.0767938931298">
            <text:p>-11.08</text:p>
          </table:table-cell>
          <table:table-cell table:formula="of:=[.V207]*2*3.141592/360" office:value-type="float" office:value="-0.193326483779474">
            <text:p>-0.19</text:p>
          </table:table-cell>
          <table:table-cell/>
          <table:table-cell table:formula="of:=COS([.W206])" office:value-type="float" office:value="0.97928221587407">
            <text:p>0.98</text:p>
          </table:table-cell>
          <table:table-cell table:formula="of:=SIN([.W206])" office:value-type="float" office:value="-0.202500226352393">
            <text:p>-0.20</text:p>
          </table:table-cell>
        </table:table-row>
        <table:table-row table:style-name="ro1">
          <table:table-cell office:value-type="float" office:value="15828">
            <text:p>15828</text:p>
          </table:table-cell>
          <table:table-cell office:value-type="float" office:value="-304">
            <text:p>-304</text:p>
          </table:table-cell>
          <table:table-cell office:value-type="float" office:value="-6396">
            <text:p>-6396</text:p>
          </table:table-cell>
          <table:table-cell office:value-type="float" office:value="26.46">
            <text:p>26.46</text:p>
          </table:table-cell>
          <table:table-cell office:value-type="float" office:value="-699">
            <text:p>-699</text:p>
          </table:table-cell>
          <table:table-cell office:value-type="float" office:value="701">
            <text:p>701</text:p>
          </table:table-cell>
          <table:table-cell office:value-type="string">
            <text:p>194<text:tab/><text:tab/><text:tab/><text:tab/></text:p>
          </table:table-cell>
          <table:table-cell table:number-columns-repeated="2"/>
          <table:table-cell table:formula="of:=([.E208]-[.$I$2])/131" office:value-type="float" office:value="-6.66132315521628">
            <text:p>-6.66</text:p>
          </table:table-cell>
          <table:table-cell/>
          <table:table-cell table:formula="of:=[.L207]+[.J208]*0.1" office:value-type="float" office:value="173.386946564886">
            <text:p>173.39</text:p>
          </table:table-cell>
          <table:table-cell table:formula="of:=[.L208]*2*3.141592/360" office:value-type="float" office:value="3.02617246795929">
            <text:p>3.03</text:p>
          </table:table-cell>
          <table:table-cell/>
          <table:table-cell table:formula="of:=COS([.M207])" office:value-type="float" office:value="-0.994618238412619">
            <text:p>-0.99</text:p>
          </table:table-cell>
          <table:table-cell table:formula="of:=SIN([.M207])" office:value-type="float" office:value="0.103607720836709">
            <text:p>0.10</text:p>
          </table:table-cell>
          <table:table-cell table:number-columns-repeated="3"/>
          <table:table-cell table:formula="of:=([.F208]-[.$S$2])/131" office:value-type="float" office:value="6.65190839694657">
            <text:p>6.65</text:p>
          </table:table-cell>
          <table:table-cell/>
          <table:table-cell table:formula="of:=[.T208]*0.1+[.V207]" office:value-type="float" office:value="-10.4116030534351">
            <text:p>-10.41</text:p>
          </table:table-cell>
          <table:table-cell table:formula="of:=[.V208]*2*3.141592/360" office:value-type="float" office:value="-0.181716715888041">
            <text:p>-0.18</text:p>
          </table:table-cell>
          <table:table-cell/>
          <table:table-cell table:formula="of:=COS([.W207])" office:value-type="float" office:value="0.981370567049004">
            <text:p>0.98</text:p>
          </table:table-cell>
          <table:table-cell table:formula="of:=SIN([.W207])" office:value-type="float" office:value="-0.192124465203981">
            <text:p>-0.19</text:p>
          </table:table-cell>
        </table:table-row>
        <table:table-row table:style-name="ro1">
          <table:table-cell office:value-type="float" office:value="16312">
            <text:p>16312</text:p>
          </table:table-cell>
          <table:table-cell office:value-type="float" office:value="-1656">
            <text:p>-1656</text:p>
          </table:table-cell>
          <table:table-cell office:value-type="float" office:value="-5556">
            <text:p>-5556</text:p>
          </table:table-cell>
          <table:table-cell office:value-type="float" office:value="26.41">
            <text:p>26.41</text:p>
          </table:table-cell>
          <table:table-cell office:value-type="float" office:value="-2231">
            <text:p>-2231</text:p>
          </table:table-cell>
          <table:table-cell office:value-type="float" office:value="73">
            <text:p>73</text:p>
          </table:table-cell>
          <table:table-cell office:value-type="string">
            <text:p>1376<text:tab/><text:tab/><text:tab/><text:tab/></text:p>
          </table:table-cell>
          <table:table-cell table:number-columns-repeated="2"/>
          <table:table-cell table:formula="of:=([.E209]-[.$I$2])/131" office:value-type="float" office:value="-18.3559796437659">
            <text:p>-18.36</text:p>
          </table:table-cell>
          <table:table-cell/>
          <table:table-cell table:formula="of:=[.L208]+[.J209]*0.1" office:value-type="float" office:value="171.551348600509">
            <text:p>171.55</text:p>
          </table:table-cell>
          <table:table-cell table:formula="of:=[.L209]*2*3.141592/360" office:value-type="float" office:value="2.99413524640317">
            <text:p>2.99</text:p>
          </table:table-cell>
          <table:table-cell/>
          <table:table-cell table:formula="of:=COS([.M208])" office:value-type="float" office:value="-0.993346481711138">
            <text:p>-0.99</text:p>
          </table:table-cell>
          <table:table-cell table:formula="of:=SIN([.M208])" office:value-type="float" office:value="0.115164088465562">
            <text:p>0.12</text:p>
          </table:table-cell>
          <table:table-cell table:number-columns-repeated="3"/>
          <table:table-cell table:formula="of:=([.F209]-[.$S$2])/131" office:value-type="float" office:value="1.85801526717557">
            <text:p>1.86</text:p>
          </table:table-cell>
          <table:table-cell/>
          <table:table-cell table:formula="of:=[.T209]*0.1+[.V208]" office:value-type="float" office:value="-10.2258015267176">
            <text:p>-10.23</text:p>
          </table:table-cell>
          <table:table-cell table:formula="of:=[.V209]*2*3.141592/360" office:value-type="float" office:value="-0.178473868166243">
            <text:p>-0.18</text:p>
          </table:table-cell>
          <table:table-cell/>
          <table:table-cell table:formula="of:=COS([.W208])" office:value-type="float" office:value="0.983534900276826">
            <text:p>0.98</text:p>
          </table:table-cell>
          <table:table-cell table:formula="of:=SIN([.W208])" office:value-type="float" office:value="-0.180718288884813">
            <text:p>-0.18</text:p>
          </table:table-cell>
        </table:table-row>
        <table:table-row table:style-name="ro1">
          <table:table-cell office:value-type="float" office:value="11188">
            <text:p>11188</text:p>
          </table:table-cell>
          <table:table-cell office:value-type="float" office:value="-468">
            <text:p>-468</text:p>
          </table:table-cell>
          <table:table-cell office:value-type="float" office:value="-1952">
            <text:p>-1952</text:p>
          </table:table-cell>
          <table:table-cell office:value-type="float" office:value="26.51">
            <text:p>26.51</text:p>
          </table:table-cell>
          <table:table-cell office:value-type="float" office:value="-481">
            <text:p>-481</text:p>
          </table:table-cell>
          <table:table-cell office:value-type="float" office:value="1663">
            <text:p>1663</text:p>
          </table:table-cell>
          <table:table-cell office:value-type="string">
            <text:p>2120<text:tab/><text:tab/><text:tab/><text:tab/></text:p>
          </table:table-cell>
          <table:table-cell table:number-columns-repeated="2"/>
          <table:table-cell table:formula="of:=([.E210]-[.$I$2])/131" office:value-type="float" office:value="-4.9972010178117">
            <text:p>-5.00</text:p>
          </table:table-cell>
          <table:table-cell/>
          <table:table-cell table:formula="of:=[.L209]+[.J210]*0.1" office:value-type="float" office:value="171.051628498728">
            <text:p>171.05</text:p>
          </table:table-cell>
          <table:table-cell table:formula="of:=[.L210]*2*3.141592/360" office:value-type="float" office:value="2.9854134871032">
            <text:p>2.99</text:p>
          </table:table-cell>
          <table:table-cell/>
          <table:table-cell table:formula="of:=COS([.M209])" office:value-type="float" office:value="-0.989147841757181">
            <text:p>-0.99</text:p>
          </table:table-cell>
          <table:table-cell table:formula="of:=SIN([.M209])" office:value-type="float" office:value="0.146923609903622">
            <text:p>0.15</text:p>
          </table:table-cell>
          <table:table-cell table:number-columns-repeated="3"/>
          <table:table-cell table:formula="of:=([.F210]-[.$S$2])/131" office:value-type="float" office:value="13.9954198473282">
            <text:p>14.00</text:p>
          </table:table-cell>
          <table:table-cell/>
          <table:table-cell table:formula="of:=[.T210]*0.1+[.V209]" office:value-type="float" office:value="-8.82625954198473">
            <text:p>-8.83</text:p>
          </table:table-cell>
          <table:table-cell table:formula="of:=[.V210]*2*3.141592/360" office:value-type="float" office:value="-0.154047257594572">
            <text:p>-0.15</text:p>
          </table:table-cell>
          <table:table-cell/>
          <table:table-cell table:formula="of:=COS([.W209])" office:value-type="float" office:value="0.984115769688939">
            <text:p>0.98</text:p>
          </table:table-cell>
          <table:table-cell table:formula="of:=SIN([.W209])" office:value-type="float" office:value="-0.177527890342748">
            <text:p>-0.18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832">
            <text:p>-832</text:p>
          </table:table-cell>
          <table:table-cell office:value-type="float" office:value="-2576">
            <text:p>-2576</text:p>
          </table:table-cell>
          <table:table-cell office:value-type="float" office:value="26.41">
            <text:p>26.41</text:p>
          </table:table-cell>
          <table:table-cell office:value-type="float" office:value="293">
            <text:p>293</text:p>
          </table:table-cell>
          <table:table-cell office:value-type="float" office:value="-3985">
            <text:p>-3985</text:p>
          </table:table-cell>
          <table:table-cell office:value-type="string">
            <text:p>1356<text:tab/><text:tab/><text:tab/><text:tab/></text:p>
          </table:table-cell>
          <table:table-cell table:number-columns-repeated="2"/>
          <table:table-cell table:formula="of:=([.E211]-[.$I$2])/131" office:value-type="float" office:value="0.911195928753181">
            <text:p>0.91</text:p>
          </table:table-cell>
          <table:table-cell/>
          <table:table-cell table:formula="of:=[.L210]+[.J211]*0.1" office:value-type="float" office:value="171.142748091603">
            <text:p>171.14</text:p>
          </table:table-cell>
          <table:table-cell table:formula="of:=[.L211]*2*3.141592/360" office:value-type="float" office:value="2.98700382368109">
            <text:p>2.99</text:p>
          </table:table-cell>
          <table:table-cell/>
          <table:table-cell table:formula="of:=COS([.M210])" office:value-type="float" office:value="-0.987828804095007">
            <text:p>-0.99</text:p>
          </table:table-cell>
          <table:table-cell table:formula="of:=SIN([.M210])" office:value-type="float" office:value="0.155545021778995">
            <text:p>0.16</text:p>
          </table:table-cell>
          <table:table-cell table:number-columns-repeated="3"/>
          <table:table-cell table:formula="of:=([.F211]-[.$S$2])/131" office:value-type="float" office:value="-29.1190839694656">
            <text:p>-29.12</text:p>
          </table:table-cell>
          <table:table-cell/>
          <table:table-cell table:formula="of:=[.T211]*0.1+[.V210]" office:value-type="float" office:value="-11.7381679389313">
            <text:p>-11.74</text:p>
          </table:table-cell>
          <table:table-cell table:formula="of:=[.V211]*2*3.141592/360" office:value-type="float" office:value="-0.204869636064461">
            <text:p>-0.20</text:p>
          </table:table-cell>
          <table:table-cell/>
          <table:table-cell table:formula="of:=COS([.W210])" office:value-type="float" office:value="0.9881581668012">
            <text:p>0.99</text:p>
          </table:table-cell>
          <table:table-cell table:formula="of:=SIN([.W210])" office:value-type="float" office:value="-0.153438708884332">
            <text:p>-0.15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office:value-type="float" office:value="-1656">
            <text:p>-1656</text:p>
          </table:table-cell>
          <table:table-cell office:value-type="float" office:value="-2832">
            <text:p>-2832</text:p>
          </table:table-cell>
          <table:table-cell office:value-type="float" office:value="26.46">
            <text:p>26.46</text:p>
          </table:table-cell>
          <table:table-cell office:value-type="float" office:value="1105">
            <text:p>1105</text:p>
          </table:table-cell>
          <table:table-cell office:value-type="float" office:value="-1254">
            <text:p>-1254</text:p>
          </table:table-cell>
          <table:table-cell office:value-type="string">
            <text:p>466<text:tab/><text:tab/><text:tab/><text:tab/></text:p>
          </table:table-cell>
          <table:table-cell table:number-columns-repeated="2"/>
          <table:table-cell table:formula="of:=([.E212]-[.$I$2])/131" office:value-type="float" office:value="7.10966921119593">
            <text:p>7.11</text:p>
          </table:table-cell>
          <table:table-cell/>
          <table:table-cell table:formula="of:=[.L211]+[.J212]*0.1" office:value-type="float" office:value="171.853715012723">
            <text:p>171.85</text:p>
          </table:table-cell>
          <table:table-cell table:formula="of:=[.L212]*2*3.141592/360" office:value-type="float" office:value="2.99941253474583">
            <text:p>3.00</text:p>
          </table:table-cell>
          <table:table-cell/>
          <table:table-cell table:formula="of:=COS([.M211])" office:value-type="float" office:value="-0.98807492373494">
            <text:p>-0.99</text:p>
          </table:table-cell>
          <table:table-cell table:formula="of:=SIN([.M211])" office:value-type="float" office:value="0.153973845461468">
            <text:p>0.15</text:p>
          </table:table-cell>
          <table:table-cell table:number-columns-repeated="3"/>
          <table:table-cell table:formula="of:=([.F212]-[.$S$2])/131" office:value-type="float" office:value="-8.27175572519084">
            <text:p>-8.27</text:p>
          </table:table-cell>
          <table:table-cell/>
          <table:table-cell table:formula="of:=[.T212]*0.1+[.V211]" office:value-type="float" office:value="-12.5653435114504">
            <text:p>-12.57</text:p>
          </table:table-cell>
          <table:table-cell table:formula="of:=[.V212]*2*3.141592/360" office:value-type="float" office:value="-0.219306570293469">
            <text:p>-0.22</text:p>
          </table:table-cell>
          <table:table-cell/>
          <table:table-cell table:formula="of:=COS([.W211])" office:value-type="float" office:value="0.97908751401609">
            <text:p>0.98</text:p>
          </table:table-cell>
          <table:table-cell table:formula="of:=SIN([.W211])" office:value-type="float" office:value="-0.203439523932278">
            <text:p>-0.20</text:p>
          </table:table-cell>
        </table:table-row>
        <table:table-row table:style-name="ro1">
          <table:table-cell office:value-type="float" office:value="19436">
            <text:p>19436</text:p>
          </table:table-cell>
          <table:table-cell office:value-type="float" office:value="-1920">
            <text:p>-1920</text:p>
          </table:table-cell>
          <table:table-cell office:value-type="float" office:value="-4212">
            <text:p>-4212</text:p>
          </table:table-cell>
          <table:table-cell office:value-type="float" office:value="26.51">
            <text:p>26.51</text:p>
          </table:table-cell>
          <table:table-cell office:value-type="float" office:value="1610">
            <text:p>1610</text:p>
          </table:table-cell>
          <table:table-cell office:value-type="float" office:value="4345">
            <text:p>4345</text:p>
          </table:table-cell>
          <table:table-cell office:value-type="string">
            <text:p>976<text:tab/><text:tab/><text:tab/><text:tab/></text:p>
          </table:table-cell>
          <table:table-cell table:number-columns-repeated="2"/>
          <table:table-cell table:formula="of:=([.E213]-[.$I$2])/131" office:value-type="float" office:value="10.964631043257">
            <text:p>10.96</text:p>
          </table:table-cell>
          <table:table-cell/>
          <table:table-cell table:formula="of:=[.L212]+[.J213]*0.1" office:value-type="float" office:value="172.950178117048">
            <text:p>172.95</text:p>
          </table:table-cell>
          <table:table-cell table:formula="of:=[.L213]*2*3.141592/360" office:value-type="float" office:value="3.01854942206164">
            <text:p>3.02</text:p>
          </table:table-cell>
          <table:table-cell/>
          <table:table-cell table:formula="of:=COS([.M212])" office:value-type="float" office:value="-0.989909422672975">
            <text:p>-0.99</text:p>
          </table:table-cell>
          <table:table-cell table:formula="of:=SIN([.M212])" office:value-type="float" office:value="0.141701569868711">
            <text:p>0.14</text:p>
          </table:table-cell>
          <table:table-cell table:number-columns-repeated="3"/>
          <table:table-cell table:formula="of:=([.F213]-[.$S$2])/131" office:value-type="float" office:value="34.4687022900763">
            <text:p>34.47</text:p>
          </table:table-cell>
          <table:table-cell/>
          <table:table-cell table:formula="of:=[.T213]*0.1+[.V212]" office:value-type="float" office:value="-9.11847328244275">
            <text:p>-9.12</text:p>
          </table:table-cell>
          <table:table-cell table:formula="of:=[.V213]*2*3.141592/360" office:value-type="float" office:value="-0.159147348424088">
            <text:p>-0.16</text:p>
          </table:table-cell>
          <table:table-cell/>
          <table:table-cell table:formula="of:=COS([.W212])" office:value-type="float" office:value="0.97604854159439">
            <text:p>0.98</text:p>
          </table:table-cell>
          <table:table-cell table:formula="of:=SIN([.W212])" office:value-type="float" office:value="-0.217552854385925">
            <text:p>-0.22</text:p>
          </table:table-cell>
        </table:table-row>
        <table:table-row table:style-name="ro1">
          <table:table-cell office:value-type="float" office:value="15144">
            <text:p>15144</text:p>
          </table:table-cell>
          <table:table-cell office:value-type="float" office:value="-3300">
            <text:p>-3300</text:p>
          </table:table-cell>
          <table:table-cell office:value-type="float" office:value="-5944">
            <text:p>-5944</text:p>
          </table:table-cell>
          <table:table-cell office:value-type="float" office:value="26.46">
            <text:p>26.46</text:p>
          </table:table-cell>
          <table:table-cell office:value-type="float" office:value="2371">
            <text:p>2371</text:p>
          </table:table-cell>
          <table:table-cell office:value-type="float" office:value="2836">
            <text:p>2836</text:p>
          </table:table-cell>
          <table:table-cell office:value-type="string">
            <text:p>1208<text:tab/><text:tab/><text:tab/><text:tab/></text:p>
          </table:table-cell>
          <table:table-cell table:number-columns-repeated="2"/>
          <table:table-cell table:formula="of:=([.E214]-[.$I$2])/131" office:value-type="float" office:value="16.7737913486005">
            <text:p>16.77</text:p>
          </table:table-cell>
          <table:table-cell/>
          <table:table-cell table:formula="of:=[.L213]+[.J214]*0.1" office:value-type="float" office:value="174.627557251908">
            <text:p>174.63</text:p>
          </table:table-cell>
          <table:table-cell table:formula="of:=[.L214]*2*3.141592/360" office:value-type="float" office:value="3.04782520467854">
            <text:p>3.05</text:p>
          </table:table-cell>
          <table:table-cell/>
          <table:table-cell table:formula="of:=COS([.M213])" office:value-type="float" office:value="-0.992439727127691">
            <text:p>-0.99</text:p>
          </table:table-cell>
          <table:table-cell table:formula="of:=SIN([.M213])" office:value-type="float" office:value="0.122732994825002">
            <text:p>0.12</text:p>
          </table:table-cell>
          <table:table-cell table:number-columns-repeated="3"/>
          <table:table-cell table:formula="of:=([.F214]-[.$S$2])/131" office:value-type="float" office:value="22.9496183206107">
            <text:p>22.95</text:p>
          </table:table-cell>
          <table:table-cell/>
          <table:table-cell table:formula="of:=[.T214]*0.1+[.V213]" office:value-type="float" office:value="-6.82351145038168">
            <text:p>-6.82</text:p>
          </table:table-cell>
          <table:table-cell table:formula="of:=[.V214]*2*3.141592/360" office:value-type="float" office:value="-0.119092716580153">
            <text:p>-0.12</text:p>
          </table:table-cell>
          <table:table-cell/>
          <table:table-cell table:formula="of:=COS([.W213])" office:value-type="float" office:value="0.987362767414751">
            <text:p>0.99</text:p>
          </table:table-cell>
          <table:table-cell table:formula="of:=SIN([.W213])" office:value-type="float" office:value="-0.158476387903952">
            <text:p>-0.16</text:p>
          </table:table-cell>
        </table:table-row>
        <table:table-row table:style-name="ro1">
          <table:table-cell office:value-type="float" office:value="17692">
            <text:p>17692</text:p>
          </table:table-cell>
          <table:table-cell office:value-type="float" office:value="-2764">
            <text:p>-2764</text:p>
          </table:table-cell>
          <table:table-cell office:value-type="float" office:value="-5560">
            <text:p>-5560</text:p>
          </table:table-cell>
          <table:table-cell office:value-type="float" office:value="26.37">
            <text:p>26.37</text:p>
          </table:table-cell>
          <table:table-cell office:value-type="float" office:value="4912">
            <text:p>4912</text:p>
          </table:table-cell>
          <table:table-cell office:value-type="float" office:value="-2170">
            <text:p>-2170</text:p>
          </table:table-cell>
          <table:table-cell office:value-type="string">
            <text:p>-1124<text:tab/><text:tab/><text:tab/><text:tab/></text:p>
          </table:table-cell>
          <table:table-cell table:number-columns-repeated="2"/>
          <table:table-cell table:formula="of:=([.E215]-[.$I$2])/131" office:value-type="float" office:value="36.170737913486">
            <text:p>36.17</text:p>
          </table:table-cell>
          <table:table-cell/>
          <table:table-cell table:formula="of:=[.L214]+[.J215]*0.1" office:value-type="float" office:value="178.244631043257">
            <text:p>178.24</text:p>
          </table:table-cell>
          <table:table-cell table:formula="of:=[.L215]*2*3.141592/360" office:value-type="float" office:value="3.11095503849138">
            <text:p>3.11</text:p>
          </table:table-cell>
          <table:table-cell/>
          <table:table-cell table:formula="of:=COS([.M214])" office:value-type="float" office:value="-0.995607052866199">
            <text:p>-1.00</text:p>
          </table:table-cell>
          <table:table-cell table:formula="of:=SIN([.M214])" office:value-type="float" office:value="0.0936301035088724">
            <text:p>0.09</text:p>
          </table:table-cell>
          <table:table-cell table:number-columns-repeated="3"/>
          <table:table-cell table:formula="of:=([.F215]-[.$S$2])/131" office:value-type="float" office:value="-15.2641221374046">
            <text:p>-15.26</text:p>
          </table:table-cell>
          <table:table-cell/>
          <table:table-cell table:formula="of:=[.T215]*0.1+[.V214]" office:value-type="float" office:value="-8.34992366412214">
            <text:p>-8.35</text:p>
          </table:table-cell>
          <table:table-cell table:formula="of:=[.V215]*2*3.141592/360" office:value-type="float" office:value="-0.145733629910093">
            <text:p>-0.15</text:p>
          </table:table-cell>
          <table:table-cell/>
          <table:table-cell table:formula="of:=COS([.W214])" office:value-type="float" office:value="0.992916840118051">
            <text:p>0.99</text:p>
          </table:table-cell>
          <table:table-cell table:formula="of:=SIN([.W214])" office:value-type="float" office:value="-0.118811399326768">
            <text:p>-0.12</text:p>
          </table:table-cell>
        </table:table-row>
        <table:table-row table:style-name="ro1">
          <table:table-cell office:value-type="float" office:value="11872">
            <text:p>11872</text:p>
          </table:table-cell>
          <table:table-cell office:value-type="float" office:value="-1748">
            <text:p>-1748</text:p>
          </table:table-cell>
          <table:table-cell office:value-type="float" office:value="-1588">
            <text:p>-1588</text:p>
          </table:table-cell>
          <table:table-cell office:value-type="float" office:value="26.51">
            <text:p>26.51</text:p>
          </table:table-cell>
          <table:table-cell office:value-type="float" office:value="2278">
            <text:p>2278</text:p>
          </table:table-cell>
          <table:table-cell office:value-type="float" office:value="2440">
            <text:p>2440</text:p>
          </table:table-cell>
          <table:table-cell office:value-type="string">
            <text:p>-2760<text:tab/><text:tab/><text:tab/><text:tab/></text:p>
          </table:table-cell>
          <table:table-cell table:number-columns-repeated="2"/>
          <table:table-cell table:formula="of:=([.E216]-[.$I$2])/131" office:value-type="float" office:value="16.0638676844784">
            <text:p>16.06</text:p>
          </table:table-cell>
          <table:table-cell/>
          <table:table-cell table:formula="of:=[.L215]+[.J216]*0.1" office:value-type="float" office:value="179.851017811705">
            <text:p>179.85</text:p>
          </table:table-cell>
          <table:table-cell table:formula="of:=[.L216]*2*3.141592/360" office:value-type="float" office:value="3.13899177082839">
            <text:p>3.14</text:p>
          </table:table-cell>
          <table:table-cell/>
          <table:table-cell table:formula="of:=COS([.M215])" office:value-type="float" office:value="-0.999530704981437">
            <text:p>-1.00</text:p>
          </table:table-cell>
          <table:table-cell table:formula="of:=SIN([.M215])" office:value-type="float" office:value="0.0306328222550717">
            <text:p>0.03</text:p>
          </table:table-cell>
          <table:table-cell table:number-columns-repeated="3"/>
          <table:table-cell table:formula="of:=([.F216]-[.$S$2])/131" office:value-type="float" office:value="19.9267175572519">
            <text:p>19.93</text:p>
          </table:table-cell>
          <table:table-cell/>
          <table:table-cell table:formula="of:=[.T216]*0.1+[.V215]" office:value-type="float" office:value="-6.35725190839695">
            <text:p>-6.36</text:p>
          </table:table-cell>
          <table:table-cell table:formula="of:=[.V216]*2*3.141592/360" office:value-type="float" office:value="-0.110954954096692">
            <text:p>-0.11</text:p>
          </table:table-cell>
          <table:table-cell/>
          <table:table-cell table:formula="of:=COS([.W215])" office:value-type="float" office:value="0.989399635631303">
            <text:p>0.99</text:p>
          </table:table-cell>
          <table:table-cell table:formula="of:=SIN([.W215])" office:value-type="float" office:value="-0.145218321890332">
            <text:p>-0.15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float" office:value="-2312">
            <text:p>-2312</text:p>
          </table:table-cell>
          <table:table-cell office:value-type="float" office:value="-1572">
            <text:p>-1572</text:p>
          </table:table-cell>
          <table:table-cell office:value-type="float" office:value="26.51">
            <text:p>26.51</text:p>
          </table:table-cell>
          <table:table-cell office:value-type="float" office:value="1436">
            <text:p>1436</text:p>
          </table:table-cell>
          <table:table-cell office:value-type="float" office:value="-1750">
            <text:p>-1750</text:p>
          </table:table-cell>
          <table:table-cell office:value-type="string">
            <text:p>-481<text:tab/><text:tab/><text:tab/><text:tab/></text:p>
          </table:table-cell>
          <table:table-cell table:number-columns-repeated="2"/>
          <table:table-cell table:formula="of:=([.E217]-[.$I$2])/131" office:value-type="float" office:value="9.63638676844784">
            <text:p>9.64</text:p>
          </table:table-cell>
          <table:table-cell/>
          <table:table-cell table:formula="of:=[.L216]+[.J217]*0.1" office:value-type="float" office:value="180.81465648855">
            <text:p>180.81</text:p>
          </table:table-cell>
          <table:table-cell table:formula="of:=[.L217]*2*3.141592/360" office:value-type="float" office:value="3.15581043503987">
            <text:p>3.16</text:p>
          </table:table-cell>
          <table:table-cell/>
          <table:table-cell table:formula="of:=COS([.M216])" office:value-type="float" office:value="-0.999996617706337">
            <text:p>-1.00</text:p>
          </table:table-cell>
          <table:table-cell table:formula="of:=SIN([.M216])" office:value-type="float" office:value="0.00260087982909028">
            <text:p>0.00</text:p>
          </table:table-cell>
          <table:table-cell table:number-columns-repeated="3"/>
          <table:table-cell table:formula="of:=([.F217]-[.$S$2])/131" office:value-type="float" office:value="-12.0580152671756">
            <text:p>-12.06</text:p>
          </table:table-cell>
          <table:table-cell/>
          <table:table-cell table:formula="of:=[.T217]*0.1+[.V216]" office:value-type="float" office:value="-7.5630534351145">
            <text:p>-7.56</text:p>
          </table:table-cell>
          <table:table-cell table:formula="of:=[.V217]*2*3.141592/360" office:value-type="float" office:value="-0.132000156485157">
            <text:p>-0.13</text:p>
          </table:table-cell>
          <table:table-cell/>
          <table:table-cell table:formula="of:=COS([.W216])" office:value-type="float" office:value="0.993850811521719">
            <text:p>0.99</text:p>
          </table:table-cell>
          <table:table-cell table:formula="of:=SIN([.W216])" office:value-type="float" office:value="-0.110727433085124">
            <text:p>-0.11</text:p>
          </table:table-cell>
        </table:table-row>
        <table:table-row table:style-name="ro1">
          <table:table-cell office:value-type="float" office:value="17660">
            <text:p>17660</text:p>
          </table:table-cell>
          <table:table-cell office:value-type="float" office:value="-2836">
            <text:p>-2836</text:p>
          </table:table-cell>
          <table:table-cell office:value-type="float" office:value="-3144">
            <text:p>-3144</text:p>
          </table:table-cell>
          <table:table-cell office:value-type="float" office:value="26.41">
            <text:p>26.41</text:p>
          </table:table-cell>
          <table:table-cell office:value-type="float" office:value="2223">
            <text:p>2223</text:p>
          </table:table-cell>
          <table:table-cell office:value-type="float" office:value="-5275">
            <text:p>-5275</text:p>
          </table:table-cell>
          <table:table-cell office:value-type="string">
            <text:p>-923<text:tab/><text:tab/><text:tab/><text:tab/></text:p>
          </table:table-cell>
          <table:table-cell table:number-columns-repeated="2"/>
          <table:table-cell table:formula="of:=([.E218]-[.$I$2])/131" office:value-type="float" office:value="15.6440203562341">
            <text:p>15.64</text:p>
          </table:table-cell>
          <table:table-cell/>
          <table:table-cell table:formula="of:=[.L217]+[.J218]*0.1" office:value-type="float" office:value="182.379058524173">
            <text:p>182.38</text:p>
          </table:table-cell>
          <table:table-cell table:formula="of:=[.L218]*2*3.141592/360" office:value-type="float" office:value="3.18311439570597">
            <text:p>3.18</text:p>
          </table:table-cell>
          <table:table-cell/>
          <table:table-cell table:formula="of:=COS([.M217])" office:value-type="float" office:value="-0.999898929047921">
            <text:p>-1.00</text:p>
          </table:table-cell>
          <table:table-cell table:formula="of:=SIN([.M217])" office:value-type="float" office:value="-0.0142173024452752">
            <text:p>-0.01</text:p>
          </table:table-cell>
          <table:table-cell table:number-columns-repeated="3"/>
          <table:table-cell table:formula="of:=([.F218]-[.$S$2])/131" office:value-type="float" office:value="-38.9664122137405">
            <text:p>-38.97</text:p>
          </table:table-cell>
          <table:table-cell/>
          <table:table-cell table:formula="of:=[.T218]*0.1+[.V217]" office:value-type="float" office:value="-11.4596946564886">
            <text:p>-11.46</text:p>
          </table:table-cell>
          <table:table-cell table:formula="of:=[.V218]*2*3.141592/360" office:value-type="float" office:value="-0.200009361418151">
            <text:p>-0.20</text:p>
          </table:table-cell>
          <table:table-cell/>
          <table:table-cell table:formula="of:=COS([.W217])" office:value-type="float" office:value="0.991300621883148">
            <text:p>0.99</text:p>
          </table:table-cell>
          <table:table-cell table:formula="of:=SIN([.W217])" office:value-type="float" office:value="-0.131617160940678">
            <text:p>-0.13</text:p>
          </table:table-cell>
        </table:table-row>
        <table:table-row table:style-name="ro1">
          <table:table-cell office:value-type="float" office:value="22112">
            <text:p>22112</text:p>
          </table:table-cell>
          <table:table-cell office:value-type="float" office:value="-1656">
            <text:p>-1656</text:p>
          </table:table-cell>
          <table:table-cell office:value-type="float" office:value="-3308">
            <text:p>-3308</text:p>
          </table:table-cell>
          <table:table-cell office:value-type="float" office:value="26.37">
            <text:p>26.37</text:p>
          </table:table-cell>
          <table:table-cell office:value-type="float" office:value="1552">
            <text:p>1552</text:p>
          </table:table-cell>
          <table:table-cell office:value-type="float" office:value="-258">
            <text:p>-258</text:p>
          </table:table-cell>
          <table:table-cell office:value-type="string">
            <text:p>-1752<text:tab/><text:tab/><text:tab/><text:tab/></text:p>
          </table:table-cell>
          <table:table-cell table:number-columns-repeated="2"/>
          <table:table-cell table:formula="of:=([.E219]-[.$I$2])/131" office:value-type="float" office:value="10.5218829516539">
            <text:p>10.52</text:p>
          </table:table-cell>
          <table:table-cell/>
          <table:table-cell table:formula="of:=[.L218]+[.J219]*0.1" office:value-type="float" office:value="183.431246819338">
            <text:p>183.43</text:p>
          </table:table-cell>
          <table:table-cell table:formula="of:=[.L219]*2*3.141592/360" office:value-type="float" office:value="3.20147854198699">
            <text:p>3.20</text:p>
          </table:table-cell>
          <table:table-cell/>
          <table:table-cell table:formula="of:=COS([.M218])" office:value-type="float" office:value="-0.99913809630728">
            <text:p>-1.00</text:p>
          </table:table-cell>
          <table:table-cell table:formula="of:=SIN([.M218])" office:value-type="float" office:value="-0.0415098121829552">
            <text:p>-0.04</text:p>
          </table:table-cell>
          <table:table-cell table:number-columns-repeated="3"/>
          <table:table-cell table:formula="of:=([.F219]-[.$S$2])/131" office:value-type="float" office:value="-0.668702290076336">
            <text:p>-0.67</text:p>
          </table:table-cell>
          <table:table-cell/>
          <table:table-cell table:formula="of:=[.T219]*0.1+[.V218]" office:value-type="float" office:value="-11.5265648854962">
            <text:p>-11.53</text:p>
          </table:table-cell>
          <table:table-cell table:formula="of:=[.V219]*2*3.141592/360" office:value-type="float" office:value="-0.201176466843087">
            <text:p>-0.20</text:p>
          </table:table-cell>
          <table:table-cell/>
          <table:table-cell table:formula="of:=COS([.W218])" office:value-type="float" office:value="0.980064717971618">
            <text:p>0.98</text:p>
          </table:table-cell>
          <table:table-cell table:formula="of:=SIN([.W218])" office:value-type="float" office:value="-0.198678505599407">
            <text:p>-0.20</text:p>
          </table:table-cell>
        </table:table-row>
        <table:table-row table:style-name="ro1">
          <table:table-cell office:value-type="float" office:value="16264">
            <text:p>16264</text:p>
          </table:table-cell>
          <table:table-cell office:value-type="float" office:value="-816">
            <text:p>-816</text:p>
          </table:table-cell>
          <table:table-cell office:value-type="float" office:value="-5368">
            <text:p>-5368</text:p>
          </table:table-cell>
          <table:table-cell office:value-type="float" office:value="26.46">
            <text:p>26.46</text:p>
          </table:table-cell>
          <table:table-cell office:value-type="float" office:value="-882">
            <text:p>-882</text:p>
          </table:table-cell>
          <table:table-cell office:value-type="float" office:value="2215">
            <text:p>2215</text:p>
          </table:table-cell>
          <table:table-cell office:value-type="string">
            <text:p>228<text:tab/><text:tab/><text:tab/><text:tab/></text:p>
          </table:table-cell>
          <table:table-cell table:number-columns-repeated="2"/>
          <table:table-cell table:formula="of:=([.E220]-[.$I$2])/131" office:value-type="float" office:value="-8.05826972010178">
            <text:p>-8.06</text:p>
          </table:table-cell>
          <table:table-cell/>
          <table:table-cell table:formula="of:=[.L219]+[.J220]*0.1" office:value-type="float" office:value="182.625419847328">
            <text:p>182.63</text:p>
          </table:table-cell>
          <table:table-cell table:formula="of:=[.L220]*2*3.141592/360" office:value-type="float" office:value="3.18741421105004">
            <text:p>3.19</text:p>
          </table:table-cell>
          <table:table-cell/>
          <table:table-cell table:formula="of:=COS([.M219])" office:value-type="float" office:value="-0.998207376025066">
            <text:p>-1.00</text:p>
          </table:table-cell>
          <table:table-cell table:formula="of:=SIN([.M219])" office:value-type="float" office:value="-0.0598500998257564">
            <text:p>-0.06</text:p>
          </table:table-cell>
          <table:table-cell table:number-columns-repeated="3"/>
          <table:table-cell table:formula="of:=([.F220]-[.$S$2])/131" office:value-type="float" office:value="18.2091603053435">
            <text:p>18.21</text:p>
          </table:table-cell>
          <table:table-cell/>
          <table:table-cell table:formula="of:=[.T220]*0.1+[.V219]" office:value-type="float" office:value="-9.70564885496183">
            <text:p>-9.71</text:p>
          </table:table-cell>
          <table:table-cell table:formula="of:=[.V220]*2*3.141592/360" office:value-type="float" office:value="-0.169395493319763">
            <text:p>-0.17</text:p>
          </table:table-cell>
          <table:table-cell/>
          <table:table-cell table:formula="of:=COS([.W219])" office:value-type="float" office:value="0.979832171772369">
            <text:p>0.98</text:p>
          </table:table-cell>
          <table:table-cell table:formula="of:=SIN([.W219])" office:value-type="float" office:value="-0.199822208875398">
            <text:p>-0.20</text:p>
          </table:table-cell>
        </table:table-row>
        <table:table-row table:style-name="ro1">
          <table:table-cell office:value-type="float" office:value="16972">
            <text:p>16972</text:p>
          </table:table-cell>
          <table:table-cell office:value-type="float" office:value="764">
            <text:p>764</text:p>
          </table:table-cell>
          <table:table-cell office:value-type="float" office:value="-6084">
            <text:p>-6084</text:p>
          </table:table-cell>
          <table:table-cell office:value-type="float" office:value="26.41">
            <text:p>26.41</text:p>
          </table:table-cell>
          <table:table-cell office:value-type="float" office:value="-4486">
            <text:p>-4486</text:p>
          </table:table-cell>
          <table:table-cell office:value-type="float" office:value="466">
            <text:p>466</text:p>
          </table:table-cell>
          <table:table-cell office:value-type="string">
            <text:p>2032<text:tab/><text:tab/><text:tab/><text:tab/></text:p>
          </table:table-cell>
          <table:table-cell table:number-columns-repeated="2"/>
          <table:table-cell table:formula="of:=([.E221]-[.$I$2])/131" office:value-type="float" office:value="-35.5697201017812">
            <text:p>-35.57</text:p>
          </table:table-cell>
          <table:table-cell/>
          <table:table-cell table:formula="of:=[.L220]+[.J221]*0.1" office:value-type="float" office:value="179.06844783715">
            <text:p>179.07</text:p>
          </table:table-cell>
          <table:table-cell table:formula="of:=[.L221]*2*3.141592/360" office:value-type="float" office:value="3.12533335098671">
            <text:p>3.13</text:p>
          </table:table-cell>
          <table:table-cell/>
          <table:table-cell table:formula="of:=COS([.M220])" office:value-type="float" office:value="-0.998950376105757">
            <text:p>-1.00</text:p>
          </table:table-cell>
          <table:table-cell table:formula="of:=SIN([.M220])" office:value-type="float" office:value="-0.0458055245376178">
            <text:p>-0.05</text:p>
          </table:table-cell>
          <table:table-cell table:number-columns-repeated="3"/>
          <table:table-cell table:formula="of:=([.F221]-[.$S$2])/131" office:value-type="float" office:value="4.85801526717557">
            <text:p>4.86</text:p>
          </table:table-cell>
          <table:table-cell/>
          <table:table-cell table:formula="of:=[.T221]*0.1+[.V220]" office:value-type="float" office:value="-9.21984732824428">
            <text:p>-9.22</text:p>
          </table:table-cell>
          <table:table-cell table:formula="of:=[.V221]*2*3.141592/360" office:value-type="float" office:value="-0.160916658931298">
            <text:p>-0.16</text:p>
          </table:table-cell>
          <table:table-cell/>
          <table:table-cell table:formula="of:=COS([.W220])" office:value-type="float" office:value="0.985686858683231">
            <text:p>0.99</text:p>
          </table:table-cell>
          <table:table-cell table:formula="of:=SIN([.W220])" office:value-type="float" office:value="-0.168586525615735">
            <text:p>-0.17</text:p>
          </table:table-cell>
        </table:table-row>
        <table:table-row table:style-name="ro1">
          <table:table-cell office:value-type="float" office:value="11904">
            <text:p>11904</text:p>
          </table:table-cell>
          <table:table-cell office:value-type="float" office:value="-924">
            <text:p>-924</text:p>
          </table:table-cell>
          <table:table-cell office:value-type="float" office:value="-1988">
            <text:p>-1988</text:p>
          </table:table-cell>
          <table:table-cell office:value-type="float" office:value="26.41">
            <text:p>26.41</text:p>
          </table:table-cell>
          <table:table-cell office:value-type="float" office:value="-5177">
            <text:p>-5177</text:p>
          </table:table-cell>
          <table:table-cell office:value-type="float" office:value="4952">
            <text:p>4952</text:p>
          </table:table-cell>
          <table:table-cell office:value-type="string">
            <text:p>3050<text:tab/><text:tab/><text:tab/><text:tab/></text:p>
          </table:table-cell>
          <table:table-cell table:number-columns-repeated="2"/>
          <table:table-cell table:formula="of:=([.E222]-[.$I$2])/131" office:value-type="float" office:value="-40.8445292620865">
            <text:p>-40.84</text:p>
          </table:table-cell>
          <table:table-cell/>
          <table:table-cell table:formula="of:=[.L221]+[.J222]*0.1" office:value-type="float" office:value="174.983994910941">
            <text:p>174.98</text:p>
          </table:table-cell>
          <table:table-cell table:formula="of:=[.L222]*2*3.141592/360" office:value-type="float" office:value="3.05404621411252">
            <text:p>3.05</text:p>
          </table:table-cell>
          <table:table-cell/>
          <table:table-cell table:formula="of:=COS([.M221])" office:value-type="float" office:value="-0.999867820451439">
            <text:p>-1.00</text:p>
          </table:table-cell>
          <table:table-cell table:formula="of:=SIN([.M221])" office:value-type="float" office:value="0.0162585862143418">
            <text:p>0.02</text:p>
          </table:table-cell>
          <table:table-cell table:number-columns-repeated="3"/>
          <table:table-cell table:formula="of:=([.F222]-[.$S$2])/131" office:value-type="float" office:value="39.1022900763359">
            <text:p>39.10</text:p>
          </table:table-cell>
          <table:table-cell/>
          <table:table-cell table:formula="of:=[.T222]*0.1+[.V221]" office:value-type="float" office:value="-5.30961832061069">
            <text:p>-5.31</text:p>
          </table:table-cell>
          <table:table-cell table:formula="of:=[.V222]*2*3.141592/360" office:value-type="float" office:value="-0.0926703024393554">
            <text:p>-0.09</text:p>
          </table:table-cell>
          <table:table-cell/>
          <table:table-cell table:formula="of:=COS([.W221])" office:value-type="float" office:value="0.987080828173523">
            <text:p>0.99</text:p>
          </table:table-cell>
          <table:table-cell table:formula="of:=SIN([.W221])" office:value-type="float" office:value="-0.1602230902594">
            <text:p>-0.16</text:p>
          </table:table-cell>
        </table:table-row>
        <table:table-row table:style-name="ro1">
          <table:table-cell office:value-type="float" office:value="13428">
            <text:p>13428</text:p>
          </table:table-cell>
          <table:table-cell office:value-type="float" office:value="-1436">
            <text:p>-1436</text:p>
          </table:table-cell>
          <table:table-cell office:value-type="float" office:value="-2516">
            <text:p>-2516</text:p>
          </table:table-cell>
          <table:table-cell office:value-type="float" office:value="26.41">
            <text:p>26.41</text:p>
          </table:table-cell>
          <table:table-cell office:value-type="float" office:value="-2574">
            <text:p>-2574</text:p>
          </table:table-cell>
          <table:table-cell office:value-type="float" office:value="-3730">
            <text:p>-3730</text:p>
          </table:table-cell>
          <table:table-cell office:value-type="string">
            <text:p>2357<text:tab/><text:tab/><text:tab/><text:tab/></text:p>
          </table:table-cell>
          <table:table-cell table:number-columns-repeated="2"/>
          <table:table-cell table:formula="of:=([.E223]-[.$I$2])/131" office:value-type="float" office:value="-20.9743002544529">
            <text:p>-20.97</text:p>
          </table:table-cell>
          <table:table-cell/>
          <table:table-cell table:formula="of:=[.L222]+[.J223]*0.1" office:value-type="float" office:value="172.886564885496">
            <text:p>172.89</text:p>
          </table:table-cell>
          <table:table-cell table:formula="of:=[.L223]*2*3.141592/360" office:value-type="float" office:value="3.0174391619542">
            <text:p>3.02</text:p>
          </table:table-cell>
          <table:table-cell/>
          <table:table-cell table:formula="of:=COS([.M222])" office:value-type="float" office:value="-0.996170257454967">
            <text:p>-1.00</text:p>
          </table:table-cell>
          <table:table-cell table:formula="of:=SIN([.M222])" office:value-type="float" office:value="0.0874346508090792">
            <text:p>0.09</text:p>
          </table:table-cell>
          <table:table-cell table:number-columns-repeated="3"/>
          <table:table-cell table:formula="of:=([.F223]-[.$S$2])/131" office:value-type="float" office:value="-27.1725190839695">
            <text:p>-27.17</text:p>
          </table:table-cell>
          <table:table-cell/>
          <table:table-cell table:formula="of:=[.T223]*0.1+[.V222]" office:value-type="float" office:value="-8.02687022900764">
            <text:p>-8.03</text:p>
          </table:table-cell>
          <table:table-cell table:formula="of:=[.V223]*2*3.141592/360" office:value-type="float" office:value="-0.140095284980492">
            <text:p>-0.14</text:p>
          </table:table-cell>
          <table:table-cell/>
          <table:table-cell table:formula="of:=COS([.W222])" office:value-type="float" office:value="0.995709179562149">
            <text:p>1.00</text:p>
          </table:table-cell>
          <table:table-cell table:formula="of:=SIN([.W222])" office:value-type="float" office:value="-0.0925377206098754">
            <text:p>-0.09</text:p>
          </table:table-cell>
        </table:table-row>
        <table:table-row table:style-name="ro1">
          <table:table-cell office:value-type="float" office:value="16884">
            <text:p>16884</text:p>
          </table:table-cell>
          <table:table-cell office:value-type="float" office:value="-1860">
            <text:p>-1860</text:p>
          </table:table-cell>
          <table:table-cell office:value-type="float" office:value="-3084">
            <text:p>-3084</text:p>
          </table:table-cell>
          <table:table-cell office:value-type="float" office:value="26.41">
            <text:p>26.41</text:p>
          </table:table-cell>
          <table:table-cell office:value-type="float" office:value="-340">
            <text:p>-340</text:p>
          </table:table-cell>
          <table:table-cell office:value-type="float" office:value="-974">
            <text:p>-974</text:p>
          </table:table-cell>
          <table:table-cell office:value-type="string">
            <text:p>-37<text:tab/><text:tab/><text:tab/><text:tab/></text:p>
          </table:table-cell>
          <table:table-cell table:number-columns-repeated="2"/>
          <table:table-cell table:formula="of:=([.E224]-[.$I$2])/131" office:value-type="float" office:value="-3.92086513994911">
            <text:p>-3.92</text:p>
          </table:table-cell>
          <table:table-cell/>
          <table:table-cell table:formula="of:=[.L223]+[.J224]*0.1" office:value-type="float" office:value="172.494478371501">
            <text:p>172.49</text:p>
          </table:table-cell>
          <table:table-cell table:formula="of:=[.L224]*2*3.141592/360" office:value-type="float" office:value="3.01059596275601">
            <text:p>3.01</text:p>
          </table:table-cell>
          <table:table-cell/>
          <table:table-cell table:formula="of:=COS([.M223])" office:value-type="float" office:value="-0.992302849928665">
            <text:p>-0.99</text:p>
          </table:table-cell>
          <table:table-cell table:formula="of:=SIN([.M223])" office:value-type="float" office:value="0.1238347851916">
            <text:p>0.12</text:p>
          </table:table-cell>
          <table:table-cell table:number-columns-repeated="3"/>
          <table:table-cell table:formula="of:=([.F224]-[.$S$2])/131" office:value-type="float" office:value="-6.13435114503817">
            <text:p>-6.13</text:p>
          </table:table-cell>
          <table:table-cell/>
          <table:table-cell table:formula="of:=[.T224]*0.1+[.V223]" office:value-type="float" office:value="-8.64030534351145">
            <text:p>-8.64</text:p>
          </table:table-cell>
          <table:table-cell table:formula="of:=[.V224]*2*3.141592/360" office:value-type="float" office:value="-0.150801745248516">
            <text:p>-0.15</text:p>
          </table:table-cell>
          <table:table-cell/>
          <table:table-cell table:formula="of:=COS([.W223])" office:value-type="float" office:value="0.990202695354502">
            <text:p>0.99</text:p>
          </table:table-cell>
          <table:table-cell table:formula="of:=SIN([.W223])" office:value-type="float" office:value="-0.139637466722504">
            <text:p>-0.14</text:p>
          </table:table-cell>
        </table:table-row>
        <table:table-row table:style-name="ro1">
          <table:table-cell office:value-type="float" office:value="19564">
            <text:p>19564</text:p>
          </table:table-cell>
          <table:table-cell office:value-type="float" office:value="-948">
            <text:p>-948</text:p>
          </table:table-cell>
          <table:table-cell office:value-type="float" office:value="-4388">
            <text:p>-4388</text:p>
          </table:table-cell>
          <table:table-cell office:value-type="float" office:value="26.46">
            <text:p>26.46</text:p>
          </table:table-cell>
          <table:table-cell office:value-type="float" office:value="1619">
            <text:p>1619</text:p>
          </table:table-cell>
          <table:table-cell office:value-type="float" office:value="3413">
            <text:p>3413</text:p>
          </table:table-cell>
          <table:table-cell office:value-type="string">
            <text:p>656<text:tab/><text:tab/><text:tab/><text:tab/></text:p>
          </table:table-cell>
          <table:table-cell table:number-columns-repeated="2"/>
          <table:table-cell table:formula="of:=([.E225]-[.$I$2])/131" office:value-type="float" office:value="11.0333333333333">
            <text:p>11.03</text:p>
          </table:table-cell>
          <table:table-cell/>
          <table:table-cell table:formula="of:=[.L224]+[.J225]*0.1" office:value-type="float" office:value="173.597811704835">
            <text:p>173.60</text:p>
          </table:table-cell>
          <table:table-cell table:formula="of:=[.L225]*2*3.141592/360" office:value-type="float" office:value="3.02985275816342">
            <text:p>3.03</text:p>
          </table:table-cell>
          <table:table-cell/>
          <table:table-cell table:formula="of:=COS([.M224])" office:value-type="float" office:value="-0.991432196069393">
            <text:p>-0.99</text:p>
          </table:table-cell>
          <table:table-cell table:formula="of:=SIN([.M224])" office:value-type="float" office:value="0.130622358717871">
            <text:p>0.13</text:p>
          </table:table-cell>
          <table:table-cell table:number-columns-repeated="3"/>
          <table:table-cell table:formula="of:=([.F225]-[.$S$2])/131" office:value-type="float" office:value="27.3541984732824">
            <text:p>27.35</text:p>
          </table:table-cell>
          <table:table-cell/>
          <table:table-cell table:formula="of:=[.T225]*0.1+[.V224]" office:value-type="float" office:value="-5.90488549618321">
            <text:p>-5.90</text:p>
          </table:table-cell>
          <table:table-cell table:formula="of:=[.V225]*2*3.141592/360" office:value-type="float" office:value="-0.103059672420696">
            <text:p>-0.10</text:p>
          </table:table-cell>
          <table:table-cell/>
          <table:table-cell table:formula="of:=COS([.W224])" office:value-type="float" office:value="0.988650948847465">
            <text:p>0.99</text:p>
          </table:table-cell>
          <table:table-cell table:formula="of:=SIN([.W224])" office:value-type="float" office:value="-0.150230826873203">
            <text:p>-0.15</text:p>
          </table:table-cell>
        </table:table-row>
        <table:table-row table:style-name="ro1">
          <table:table-cell office:value-type="float" office:value="16224">
            <text:p>16224</text:p>
          </table:table-cell>
          <table:table-cell office:value-type="float" office:value="-2712">
            <text:p>-2712</text:p>
          </table:table-cell>
          <table:table-cell office:value-type="float" office:value="-6356">
            <text:p>-6356</text:p>
          </table:table-cell>
          <table:table-cell office:value-type="float" office:value="26.41">
            <text:p>26.41</text:p>
          </table:table-cell>
          <table:table-cell office:value-type="float" office:value="3422">
            <text:p>3422</text:p>
          </table:table-cell>
          <table:table-cell office:value-type="float" office:value="3464">
            <text:p>3464</text:p>
          </table:table-cell>
          <table:table-cell office:value-type="string">
            <text:p>1156<text:tab/><text:tab/><text:tab/><text:tab/></text:p>
          </table:table-cell>
          <table:table-cell table:number-columns-repeated="2"/>
          <table:table-cell table:formula="of:=([.E226]-[.$I$2])/131" office:value-type="float" office:value="24.7966921119593">
            <text:p>24.80</text:p>
          </table:table-cell>
          <table:table-cell/>
          <table:table-cell table:formula="of:=[.L225]+[.J226]*0.1" office:value-type="float" office:value="176.077480916031">
            <text:p>176.08</text:p>
          </table:table-cell>
          <table:table-cell table:formula="of:=[.L226]*2*3.141592/360" office:value-type="float" office:value="3.0731311412553">
            <text:p>3.07</text:p>
          </table:table-cell>
          <table:table-cell/>
          <table:table-cell table:formula="of:=COS([.M225])" office:value-type="float" office:value="-0.993763590820014">
            <text:p>-0.99</text:p>
          </table:table-cell>
          <table:table-cell table:formula="of:=SIN([.M225])" office:value-type="float" office:value="0.111507513471115">
            <text:p>0.11</text:p>
          </table:table-cell>
          <table:table-cell table:number-columns-repeated="3"/>
          <table:table-cell table:formula="of:=([.F226]-[.$S$2])/131" office:value-type="float" office:value="27.7435114503817">
            <text:p>27.74</text:p>
          </table:table-cell>
          <table:table-cell/>
          <table:table-cell table:formula="of:=[.T226]*0.1+[.V225]" office:value-type="float" office:value="-3.13053435114504">
            <text:p>-3.13</text:p>
          </table:table-cell>
          <table:table-cell table:formula="of:=[.V226]*2*3.141592/360" office:value-type="float" office:value="-0.0546381204071247">
            <text:p>-0.05</text:p>
          </table:table-cell>
          <table:table-cell/>
          <table:table-cell table:formula="of:=COS([.W225])" office:value-type="float" office:value="0.994694050793506">
            <text:p>0.99</text:p>
          </table:table-cell>
          <table:table-cell table:formula="of:=SIN([.W225])" office:value-type="float" office:value="-0.102877331400097">
            <text:p>-0.10</text:p>
          </table:table-cell>
        </table:table-row>
        <table:table-row table:style-name="ro1">
          <table:table-cell office:value-type="float" office:value="16884">
            <text:p>16884</text:p>
          </table:table-cell>
          <table:table-cell office:value-type="float" office:value="-3476">
            <text:p>-3476</text:p>
          </table:table-cell>
          <table:table-cell office:value-type="float" office:value="-5980">
            <text:p>-5980</text:p>
          </table:table-cell>
          <table:table-cell office:value-type="float" office:value="26.46">
            <text:p>26.46</text:p>
          </table:table-cell>
          <table:table-cell office:value-type="float" office:value="3698">
            <text:p>3698</text:p>
          </table:table-cell>
          <table:table-cell office:value-type="float" office:value="241">
            <text:p>241</text:p>
          </table:table-cell>
          <table:table-cell office:value-type="string">
            <text:p>-584<text:tab/><text:tab/><text:tab/><text:tab/></text:p>
          </table:table-cell>
          <table:table-cell table:number-columns-repeated="2"/>
          <table:table-cell table:formula="of:=([.E227]-[.$I$2])/131" office:value-type="float" office:value="26.9035623409669">
            <text:p>26.90</text:p>
          </table:table-cell>
          <table:table-cell/>
          <table:table-cell table:formula="of:=[.L226]+[.J227]*0.1" office:value-type="float" office:value="178.767837150127">
            <text:p>178.77</text:p>
          </table:table-cell>
          <table:table-cell table:formula="of:=[.L227]*2*3.141592/360" office:value-type="float" office:value="3.12008670582301">
            <text:p>3.12</text:p>
          </table:table-cell>
          <table:table-cell/>
          <table:table-cell table:formula="of:=COS([.M226])" office:value-type="float" office:value="-0.997657425845157">
            <text:p>-1.00</text:p>
          </table:table-cell>
          <table:table-cell table:formula="of:=SIN([.M226])" office:value-type="float" office:value="0.0684080452579655">
            <text:p>0.07</text:p>
          </table:table-cell>
          <table:table-cell table:number-columns-repeated="3"/>
          <table:table-cell table:formula="of:=([.F227]-[.$S$2])/131" office:value-type="float" office:value="3.14045801526718">
            <text:p>3.14</text:p>
          </table:table-cell>
          <table:table-cell/>
          <table:table-cell table:formula="of:=[.T227]*0.1+[.V226]" office:value-type="float" office:value="-2.81648854961832">
            <text:p>-2.82</text:p>
          </table:table-cell>
          <table:table-cell table:formula="of:=[.V227]*2*3.141592/360" office:value-type="float" office:value="-0.0491569883087362">
            <text:p>-0.05</text:p>
          </table:table-cell>
          <table:table-cell/>
          <table:table-cell table:formula="of:=COS([.W226])" office:value-type="float" office:value="0.998507709202262">
            <text:p>1.00</text:p>
          </table:table-cell>
          <table:table-cell table:formula="of:=SIN([.W226])" office:value-type="float" office:value="-0.0546109390475034">
            <text:p>-0.05</text:p>
          </table:table-cell>
        </table:table-row>
        <table:table-row table:style-name="ro1">
          <table:table-cell office:value-type="float" office:value="12280">
            <text:p>12280</text:p>
          </table:table-cell>
          <table:table-cell office:value-type="float" office:value="-1572">
            <text:p>-1572</text:p>
          </table:table-cell>
          <table:table-cell office:value-type="float" office:value="-2652">
            <text:p>-2652</text:p>
          </table:table-cell>
          <table:table-cell office:value-type="float" office:value="26.41">
            <text:p>26.41</text:p>
          </table:table-cell>
          <table:table-cell office:value-type="float" office:value="509">
            <text:p>509</text:p>
          </table:table-cell>
          <table:table-cell office:value-type="float" office:value="2046">
            <text:p>2046</text:p>
          </table:table-cell>
          <table:table-cell office:value-type="string">
            <text:p>-3115<text:tab/><text:tab/><text:tab/><text:tab/></text:p>
          </table:table-cell>
          <table:table-cell table:number-columns-repeated="2"/>
          <table:table-cell table:formula="of:=([.E228]-[.$I$2])/131" office:value-type="float" office:value="2.56005089058524">
            <text:p>2.56</text:p>
          </table:table-cell>
          <table:table-cell/>
          <table:table-cell table:formula="of:=[.L227]+[.J228]*0.1" office:value-type="float" office:value="179.023842239186">
            <text:p>179.02</text:p>
          </table:table-cell>
          <table:table-cell table:formula="of:=[.L228]*2*3.141592/360" office:value-type="float" office:value="3.12455483659938">
            <text:p>3.12</text:p>
          </table:table-cell>
          <table:table-cell/>
          <table:table-cell table:formula="of:=COS([.M227])" office:value-type="float" office:value="-0.999768756018172">
            <text:p>-1.00</text:p>
          </table:table-cell>
          <table:table-cell table:formula="of:=SIN([.M227])" office:value-type="float" office:value="0.0215042900342245">
            <text:p>0.02</text:p>
          </table:table-cell>
          <table:table-cell table:number-columns-repeated="3"/>
          <table:table-cell table:formula="of:=([.F228]-[.$S$2])/131" office:value-type="float" office:value="16.9190839694657">
            <text:p>16.92</text:p>
          </table:table-cell>
          <table:table-cell/>
          <table:table-cell table:formula="of:=[.T228]*0.1+[.V227]" office:value-type="float" office:value="-1.12458015267176">
            <text:p>-1.12</text:p>
          </table:table-cell>
          <table:table-cell table:formula="of:=[.V228]*2*3.141592/360" office:value-type="float" office:value="-0.0196276222832909">
            <text:p>-0.02</text:p>
          </table:table-cell>
          <table:table-cell/>
          <table:table-cell table:formula="of:=COS([.W227])" office:value-type="float" office:value="0.998792038523731">
            <text:p>1.00</text:p>
          </table:table-cell>
          <table:table-cell table:formula="of:=SIN([.W227])" office:value-type="float" office:value="-0.0491371934649233">
            <text:p>-0.05</text:p>
          </table:table-cell>
        </table:table-row>
        <table:table-row table:style-name="ro1">
          <table:table-cell office:value-type="float" office:value="13052">
            <text:p>13052</text:p>
          </table:table-cell>
          <table:table-cell office:value-type="float" office:value="-2504">
            <text:p>-2504</text:p>
          </table:table-cell>
          <table:table-cell office:value-type="float" office:value="-2456">
            <text:p>-2456</text:p>
          </table:table-cell>
          <table:table-cell office:value-type="float" office:value="26.41">
            <text:p>26.41</text:p>
          </table:table-cell>
          <table:table-cell office:value-type="float" office:value="1294">
            <text:p>1294</text:p>
          </table:table-cell>
          <table:table-cell office:value-type="float" office:value="-1012">
            <text:p>-1012</text:p>
          </table:table-cell>
          <table:table-cell office:value-type="string">
            <text:p>-483<text:tab/><text:tab/><text:tab/><text:tab/></text:p>
          </table:table-cell>
          <table:table-cell table:number-columns-repeated="2"/>
          <table:table-cell table:formula="of:=([.E229]-[.$I$2])/131" office:value-type="float" office:value="8.55241730279898">
            <text:p>8.55</text:p>
          </table:table-cell>
          <table:table-cell/>
          <table:table-cell table:formula="of:=[.L228]+[.J229]*0.1" office:value-type="float" office:value="179.879083969466">
            <text:p>179.88</text:p>
          </table:table-cell>
          <table:table-cell table:formula="of:=[.L229]*2*3.141592/360" office:value-type="float" office:value="3.13948161758779">
            <text:p>3.14</text:p>
          </table:table-cell>
          <table:table-cell/>
          <table:table-cell table:formula="of:=COS([.M228])" office:value-type="float" office:value="-0.999854859907178">
            <text:p>-1.00</text:p>
          </table:table-cell>
          <table:table-cell table:formula="of:=SIN([.M228])" office:value-type="float" office:value="0.0170369926923264">
            <text:p>0.02</text:p>
          </table:table-cell>
          <table:table-cell table:number-columns-repeated="3"/>
          <table:table-cell table:formula="of:=([.F229]-[.$S$2])/131" office:value-type="float" office:value="-6.42442748091603">
            <text:p>-6.42</text:p>
          </table:table-cell>
          <table:table-cell/>
          <table:table-cell table:formula="of:=[.T229]*0.1+[.V228]" office:value-type="float" office:value="-1.76702290076336">
            <text:p>-1.77</text:p>
          </table:table-cell>
          <table:table-cell table:formula="of:=[.V229]*2*3.141592/360" office:value-type="float" office:value="-0.0308403611603054">
            <text:p>-0.03</text:p>
          </table:table-cell>
          <table:table-cell/>
          <table:table-cell table:formula="of:=COS([.W228])" office:value-type="float" office:value="0.999807384405531">
            <text:p>1.00</text:p>
          </table:table-cell>
          <table:table-cell table:formula="of:=SIN([.W228])" office:value-type="float" office:value="-0.0196263620717299">
            <text:p>-0.02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3076">
            <text:p>-3076</text:p>
          </table:table-cell>
          <table:table-cell office:value-type="float" office:value="-2360">
            <text:p>-2360</text:p>
          </table:table-cell>
          <table:table-cell office:value-type="float" office:value="26.46">
            <text:p>26.46</text:p>
          </table:table-cell>
          <table:table-cell office:value-type="float" office:value="1856">
            <text:p>1856</text:p>
          </table:table-cell>
          <table:table-cell office:value-type="float" office:value="-1989">
            <text:p>-1989</text:p>
          </table:table-cell>
          <table:table-cell office:value-type="string">
            <text:p>-1526<text:tab/><text:tab/><text:tab/><text:tab/></text:p>
          </table:table-cell>
          <table:table-cell table:number-columns-repeated="2"/>
          <table:table-cell table:formula="of:=([.E230]-[.$I$2])/131" office:value-type="float" office:value="12.8424936386768">
            <text:p>12.84</text:p>
          </table:table-cell>
          <table:table-cell/>
          <table:table-cell table:formula="of:=[.L229]+[.J230]*0.1" office:value-type="float" office:value="181.163333333333">
            <text:p>181.16</text:p>
          </table:table-cell>
          <table:table-cell table:formula="of:=[.L230]*2*3.141592/360" office:value-type="float" office:value="3.16189599274074">
            <text:p>3.16</text:p>
          </table:table-cell>
          <table:table-cell/>
          <table:table-cell table:formula="of:=COS([.M229])" office:value-type="float" office:value="-0.999997771764327">
            <text:p>-1.00</text:p>
          </table:table-cell>
          <table:table-cell table:formula="of:=SIN([.M229])" office:value-type="float" office:value="0.00211103443404489">
            <text:p>0.00</text:p>
          </table:table-cell>
          <table:table-cell table:number-columns-repeated="3"/>
          <table:table-cell table:formula="of:=([.F230]-[.$S$2])/131" office:value-type="float" office:value="-13.8824427480916">
            <text:p>-13.88</text:p>
          </table:table-cell>
          <table:table-cell/>
          <table:table-cell table:formula="of:=[.T230]*0.1+[.V229]" office:value-type="float" office:value="-3.15526717557252">
            <text:p>-3.16</text:p>
          </table:table-cell>
          <table:table-cell table:formula="of:=[.V230]*2*3.141592/360" office:value-type="float" office:value="-0.0550697895368957">
            <text:p>-0.06</text:p>
          </table:table-cell>
          <table:table-cell/>
          <table:table-cell table:formula="of:=COS([.W229])" office:value-type="float" office:value="0.999524473754066">
            <text:p>1.00</text:p>
          </table:table-cell>
          <table:table-cell table:formula="of:=SIN([.W229])" office:value-type="float" office:value="-0.0308354725382596">
            <text:p>-0.03</text:p>
          </table:table-cell>
        </table:table-row>
        <table:table-row table:style-name="ro1">
          <table:table-cell office:value-type="float" office:value="19340">
            <text:p>19340</text:p>
          </table:table-cell>
          <table:table-cell office:value-type="float" office:value="-3320">
            <text:p>-3320</text:p>
          </table:table-cell>
          <table:table-cell office:value-type="float" office:value="-2928">
            <text:p>-2928</text:p>
          </table:table-cell>
          <table:table-cell office:value-type="float" office:value="26.37">
            <text:p>26.37</text:p>
          </table:table-cell>
          <table:table-cell office:value-type="float" office:value="3525">
            <text:p>3525</text:p>
          </table:table-cell>
          <table:table-cell office:value-type="float" office:value="-888">
            <text:p>-888</text:p>
          </table:table-cell>
          <table:table-cell office:value-type="string">
            <text:p>-2187<text:tab/><text:tab/><text:tab/><text:tab/></text:p>
          </table:table-cell>
          <table:table-cell table:number-columns-repeated="2"/>
          <table:table-cell table:formula="of:=([.E231]-[.$I$2])/131" office:value-type="float" office:value="25.582951653944">
            <text:p>25.58</text:p>
          </table:table-cell>
          <table:table-cell/>
          <table:table-cell table:formula="of:=[.L230]+[.J231]*0.1" office:value-type="float" office:value="183.721628498728">
            <text:p>183.72</text:p>
          </table:table-cell>
          <table:table-cell table:formula="of:=[.L231]*2*3.141592/360" office:value-type="float" office:value="3.20654665732542">
            <text:p>3.21</text:p>
          </table:table-cell>
          <table:table-cell/>
          <table:table-cell table:formula="of:=COS([.M230])" office:value-type="float" office:value="-0.999793894289977">
            <text:p>-1.00</text:p>
          </table:table-cell>
          <table:table-cell table:formula="of:=SIN([.M230])" office:value-type="float" office:value="-0.020301944253736">
            <text:p>-0.02</text:p>
          </table:table-cell>
          <table:table-cell table:number-columns-repeated="3"/>
          <table:table-cell table:formula="of:=([.F231]-[.$S$2])/131" office:value-type="float" office:value="-5.47786259541985">
            <text:p>-5.48</text:p>
          </table:table-cell>
          <table:table-cell/>
          <table:table-cell table:formula="of:=[.T231]*0.1+[.V230]" office:value-type="float" office:value="-3.7030534351145">
            <text:p>-3.70</text:p>
          </table:table-cell>
          <table:table-cell table:formula="of:=[.V231]*2*3.141592/360" office:value-type="float" office:value="-0.0646304613740458">
            <text:p>-0.06</text:p>
          </table:table-cell>
          <table:table-cell/>
          <table:table-cell table:formula="of:=COS([.W230])" office:value-type="float" office:value="0.998484042316378">
            <text:p>1.00</text:p>
          </table:table-cell>
          <table:table-cell table:formula="of:=SIN([.W230])" office:value-type="float" office:value="-0.0550419588999653">
            <text:p>-0.06</text:p>
          </table:table-cell>
        </table:table-row>
        <table:table-row table:style-name="ro1">
          <table:table-cell office:value-type="float" office:value="17224">
            <text:p>17224</text:p>
          </table:table-cell>
          <table:table-cell office:value-type="float" office:value="-2240">
            <text:p>-2240</text:p>
          </table:table-cell>
          <table:table-cell office:value-type="float" office:value="-6528">
            <text:p>-6528</text:p>
          </table:table-cell>
          <table:table-cell office:value-type="float" office:value="26.37">
            <text:p>26.37</text:p>
          </table:table-cell>
          <table:table-cell office:value-type="float" office:value="2648">
            <text:p>2648</text:p>
          </table:table-cell>
          <table:table-cell office:value-type="float" office:value="5357">
            <text:p>5357</text:p>
          </table:table-cell>
          <table:table-cell office:value-type="string">
            <text:p>-1864<text:tab/><text:tab/><text:tab/><text:tab/></text:p>
          </table:table-cell>
          <table:table-cell table:number-columns-repeated="2"/>
          <table:table-cell table:formula="of:=([.E232]-[.$I$2])/131" office:value-type="float" office:value="18.8882951653944">
            <text:p>18.89</text:p>
          </table:table-cell>
          <table:table-cell/>
          <table:table-cell table:formula="of:=[.L231]+[.J232]*0.1" office:value-type="float" office:value="185.610458015267">
            <text:p>185.61</text:p>
          </table:table-cell>
          <table:table-cell table:formula="of:=[.L232]*2*3.141592/360" office:value-type="float" office:value="3.23951294453944">
            <text:p>3.24</text:p>
          </table:table-cell>
          <table:table-cell/>
          <table:table-cell table:formula="of:=COS([.M231])" office:value-type="float" office:value="-0.997891230268048">
            <text:p>-1.00</text:p>
          </table:table-cell>
          <table:table-cell table:formula="of:=SIN([.M231])" office:value-type="float" office:value="-0.0649083396346142">
            <text:p>-0.06</text:p>
          </table:table-cell>
          <table:table-cell table:number-columns-repeated="3"/>
          <table:table-cell table:formula="of:=([.F232]-[.$S$2])/131" office:value-type="float" office:value="42.193893129771">
            <text:p>42.19</text:p>
          </table:table-cell>
          <table:table-cell/>
          <table:table-cell table:formula="of:=[.T232]*0.1+[.V231]" office:value-type="float" office:value="0.516335877862595">
            <text:p>0.52</text:p>
          </table:table-cell>
          <table:table-cell table:formula="of:=[.V232]*2*3.141592/360" office:value-type="float" office:value="0.00901175924003392">
            <text:p>0.01</text:p>
          </table:table-cell>
          <table:table-cell/>
          <table:table-cell table:formula="of:=COS([.W231])" office:value-type="float" office:value="0.997912178635716">
            <text:p>1.00</text:p>
          </table:table-cell>
          <table:table-cell table:formula="of:=SIN([.W231])" office:value-type="float" office:value="-0.0645854761577171">
            <text:p>-0.06</text:p>
          </table:table-cell>
        </table:table-row>
        <table:table-row table:style-name="ro1">
          <table:table-cell office:value-type="float" office:value="18384">
            <text:p>18384</text:p>
          </table:table-cell>
          <table:table-cell office:value-type="float" office:value="-220">
            <text:p>-220</text:p>
          </table:table-cell>
          <table:table-cell office:value-type="float" office:value="-8156">
            <text:p>-8156</text:p>
          </table:table-cell>
          <table:table-cell office:value-type="float" office:value="26.46">
            <text:p>26.46</text:p>
          </table:table-cell>
          <table:table-cell office:value-type="float" office:value="2998">
            <text:p>2998</text:p>
          </table:table-cell>
          <table:table-cell office:value-type="float" office:value="151">
            <text:p>151</text:p>
          </table:table-cell>
          <table:table-cell office:value-type="string">
            <text:p>512<text:tab/><text:tab/><text:tab/><text:tab/></text:p>
          </table:table-cell>
          <table:table-cell table:number-columns-repeated="2"/>
          <table:table-cell table:formula="of:=([.E233]-[.$I$2])/131" office:value-type="float" office:value="21.5600508905852">
            <text:p>21.56</text:p>
          </table:table-cell>
          <table:table-cell/>
          <table:table-cell table:formula="of:=[.L232]+[.J233]*0.1" office:value-type="float" office:value="187.766463104326">
            <text:p>187.77</text:p>
          </table:table-cell>
          <table:table-cell table:formula="of:=[.L233]*2*3.141592/360" office:value-type="float" office:value="3.27714232420469">
            <text:p>3.28</text:p>
          </table:table-cell>
          <table:table-cell/>
          <table:table-cell table:formula="of:=COS([.M232])" office:value-type="float" office:value="-0.99520963779836">
            <text:p>-1.00</text:p>
          </table:table-cell>
          <table:table-cell table:formula="of:=SIN([.M232])" office:value-type="float" office:value="-0.0977638830717025">
            <text:p>-0.10</text:p>
          </table:table-cell>
          <table:table-cell table:number-columns-repeated="3"/>
          <table:table-cell table:formula="of:=([.F233]-[.$S$2])/131" office:value-type="float" office:value="2.45343511450382">
            <text:p>2.45</text:p>
          </table:table-cell>
          <table:table-cell/>
          <table:table-cell table:formula="of:=[.T233]*0.1+[.V232]" office:value-type="float" office:value="0.761679389312977">
            <text:p>0.76</text:p>
          </table:table-cell>
          <table:table-cell table:formula="of:=[.V233]*2*3.141592/360" office:value-type="float" office:value="0.0132938104223918">
            <text:p>0.01</text:p>
          </table:table-cell>
          <table:table-cell/>
          <table:table-cell table:formula="of:=COS([.W232])" office:value-type="float" office:value="0.999959394372505">
            <text:p>1.00</text:p>
          </table:table-cell>
          <table:table-cell table:formula="of:=SIN([.W232])" office:value-type="float" office:value="0.00901163726365746">
            <text:p>0.01</text:p>
          </table:table-cell>
        </table:table-row>
        <table:table-row table:style-name="ro1">
          <table:table-cell office:value-type="float" office:value="13844">
            <text:p>13844</text:p>
          </table:table-cell>
          <table:table-cell office:value-type="float" office:value="-2484">
            <text:p>-2484</text:p>
          </table:table-cell>
          <table:table-cell office:value-type="float" office:value="-3584">
            <text:p>-3584</text:p>
          </table:table-cell>
          <table:table-cell office:value-type="float" office:value="26.37">
            <text:p>26.37</text:p>
          </table:table-cell>
          <table:table-cell office:value-type="float" office:value="3887">
            <text:p>3887</text:p>
          </table:table-cell>
          <table:table-cell office:value-type="float" office:value="1233">
            <text:p>1233</text:p>
          </table:table-cell>
          <table:table-cell office:value-type="string">
            <text:p>920<text:tab/><text:tab/><text:tab/><text:tab/></text:p>
          </table:table-cell>
          <table:table-cell table:number-columns-repeated="2"/>
          <table:table-cell table:formula="of:=([.E234]-[.$I$2])/131" office:value-type="float" office:value="28.34631043257">
            <text:p>28.35</text:p>
          </table:table-cell>
          <table:table-cell/>
          <table:table-cell table:formula="of:=[.L233]+[.J234]*0.1" office:value-type="float" office:value="190.601094147583">
            <text:p>190.60</text:p>
          </table:table-cell>
          <table:table-cell table:formula="of:=[.L234]*2*3.141592/360" office:value-type="float" office:value="3.32661595869607">
            <text:p>3.33</text:p>
          </table:table-cell>
          <table:table-cell/>
          <table:table-cell table:formula="of:=COS([.M233])" office:value-type="float" office:value="-0.9908272011749">
            <text:p>-0.99</text:p>
          </table:table-cell>
          <table:table-cell table:formula="of:=SIN([.M233])" office:value-type="float" office:value="-0.13513495999154">
            <text:p>-0.14</text:p>
          </table:table-cell>
          <table:table-cell table:number-columns-repeated="3"/>
          <table:table-cell table:formula="of:=([.F234]-[.$S$2])/131" office:value-type="float" office:value="10.7129770992366">
            <text:p>10.71</text:p>
          </table:table-cell>
          <table:table-cell/>
          <table:table-cell table:formula="of:=[.T234]*0.1+[.V233]" office:value-type="float" office:value="1.83297709923664">
            <text:p>1.83</text:p>
          </table:table-cell>
          <table:table-cell table:formula="of:=[.V234]*2*3.141592/360" office:value-type="float" office:value="0.0319914788396947">
            <text:p>0.03</text:p>
          </table:table-cell>
          <table:table-cell/>
          <table:table-cell table:formula="of:=COS([.W233])" office:value-type="float" office:value="0.999911638603547">
            <text:p>1.00</text:p>
          </table:table-cell>
          <table:table-cell table:formula="of:=SIN([.W233])" office:value-type="float" office:value="0.0132934188668676">
            <text:p>0.01</text:p>
          </table:table-cell>
        </table:table-row>
        <table:table-row table:style-name="ro1">
          <table:table-cell office:value-type="float" office:value="14380">
            <text:p>14380</text:p>
          </table:table-cell>
          <table:table-cell office:value-type="float" office:value="-2812">
            <text:p>-2812</text:p>
          </table:table-cell>
          <table:table-cell office:value-type="float" office:value="-4096">
            <text:p>-4096</text:p>
          </table:table-cell>
          <table:table-cell office:value-type="float" office:value="26.32">
            <text:p>26.32</text:p>
          </table:table-cell>
          <table:table-cell office:value-type="float" office:value="7318">
            <text:p>7318</text:p>
          </table:table-cell>
          <table:table-cell office:value-type="float" office:value="-2999">
            <text:p>-2999</text:p>
          </table:table-cell>
          <table:table-cell office:value-type="string">
            <text:p>-132<text:tab/><text:tab/><text:tab/><text:tab/></text:p>
          </table:table-cell>
          <table:table-cell table:number-columns-repeated="2"/>
          <table:table-cell table:formula="of:=([.E235]-[.$I$2])/131" office:value-type="float" office:value="54.5371501272265">
            <text:p>54.54</text:p>
          </table:table-cell>
          <table:table-cell/>
          <table:table-cell table:formula="of:=[.L234]+[.J235]*0.1" office:value-type="float" office:value="196.054809160305">
            <text:p>196.05</text:p>
          </table:table-cell>
          <table:table-cell table:formula="of:=[.L235]*2*3.141592/360" office:value-type="float" office:value="3.42180122233079">
            <text:p>3.42</text:p>
          </table:table-cell>
          <table:table-cell/>
          <table:table-cell table:formula="of:=COS([.M234])" office:value-type="float" office:value="-0.982931963469789">
            <text:p>-0.98</text:p>
          </table:table-cell>
          <table:table-cell table:formula="of:=SIN([.M234])" office:value-type="float" office:value="-0.18396944091187">
            <text:p>-0.18</text:p>
          </table:table-cell>
          <table:table-cell table:number-columns-repeated="3"/>
          <table:table-cell table:formula="of:=([.F235]-[.$S$2])/131" office:value-type="float" office:value="-21.5923664122137">
            <text:p>-21.59</text:p>
          </table:table-cell>
          <table:table-cell/>
          <table:table-cell table:formula="of:=[.T235]*0.1+[.V234]" office:value-type="float" office:value="-0.326259541984733">
            <text:p>-0.33</text:p>
          </table:table-cell>
          <table:table-cell table:formula="of:=[.V235]*2*3.141592/360" office:value-type="float" office:value="-0.00569430203901613">
            <text:p>-0.01</text:p>
          </table:table-cell>
          <table:table-cell/>
          <table:table-cell table:formula="of:=COS([.W234])" office:value-type="float" office:value="0.999488316283484">
            <text:p>1.00</text:p>
          </table:table-cell>
          <table:table-cell table:formula="of:=SIN([.W234])" office:value-type="float" office:value="0.0319860221472751">
            <text:p>0.03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2280">
            <text:p>-2280</text:p>
          </table:table-cell>
          <table:table-cell office:value-type="float" office:value="-3584">
            <text:p>-3584</text:p>
          </table:table-cell>
          <table:table-cell office:value-type="float" office:value="26.27">
            <text:p>26.27</text:p>
          </table:table-cell>
          <table:table-cell office:value-type="float" office:value="8361">
            <text:p>8361</text:p>
          </table:table-cell>
          <table:table-cell office:value-type="float" office:value="-2877">
            <text:p>-2877</text:p>
          </table:table-cell>
          <table:table-cell office:value-type="string">
            <text:p>-1680<text:tab/><text:tab/><text:tab/><text:tab/></text:p>
          </table:table-cell>
          <table:table-cell table:number-columns-repeated="2"/>
          <table:table-cell table:formula="of:=([.E236]-[.$I$2])/131" office:value-type="float" office:value="62.4989821882952">
            <text:p>62.50</text:p>
          </table:table-cell>
          <table:table-cell/>
          <table:table-cell table:formula="of:=[.L235]+[.J236]*0.1" office:value-type="float" office:value="202.304707379135">
            <text:p>202.30</text:p>
          </table:table-cell>
          <table:table-cell table:formula="of:=[.L236]*2*3.141592/360" office:value-type="float" office:value="3.53088250147017">
            <text:p>3.53</text:p>
          </table:table-cell>
          <table:table-cell/>
          <table:table-cell table:formula="of:=COS([.M235])" office:value-type="float" office:value="-0.960997778258103">
            <text:p>-0.96</text:p>
          </table:table-cell>
          <table:table-cell table:formula="of:=SIN([.M235])" office:value-type="float" office:value="-0.276556088674593">
            <text:p>-0.28</text:p>
          </table:table-cell>
          <table:table-cell table:number-columns-repeated="3"/>
          <table:table-cell table:formula="of:=([.F236]-[.$S$2])/131" office:value-type="float" office:value="-20.6610687022901">
            <text:p>-20.66</text:p>
          </table:table-cell>
          <table:table-cell/>
          <table:table-cell table:formula="of:=[.T236]*0.1+[.V235]" office:value-type="float" office:value="-2.39236641221374">
            <text:p>-2.39</text:p>
          </table:table-cell>
          <table:table-cell table:formula="of:=[.V236]*2*3.141592/360" office:value-type="float" office:value="-0.0417546621204411">
            <text:p>-0.04</text:p>
          </table:table-cell>
          <table:table-cell/>
          <table:table-cell table:formula="of:=COS([.W235])" office:value-type="float" office:value="0.999983787505952">
            <text:p>1.00</text:p>
          </table:table-cell>
          <table:table-cell table:formula="of:=SIN([.W235])" office:value-type="float" office:value="-0.00569427126603689">
            <text:p>-0.01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708">
            <text:p>-1708</text:p>
          </table:table-cell>
          <table:table-cell office:value-type="float" office:value="-4072">
            <text:p>-4072</text:p>
          </table:table-cell>
          <table:table-cell office:value-type="float" office:value="26.37">
            <text:p>26.37</text:p>
          </table:table-cell>
          <table:table-cell office:value-type="float" office:value="8314">
            <text:p>8314</text:p>
          </table:table-cell>
          <table:table-cell office:value-type="float" office:value="-1533">
            <text:p>-1533</text:p>
          </table:table-cell>
          <table:table-cell office:value-type="string">
            <text:p>-1608<text:tab/><text:tab/><text:tab/><text:tab/></text:p>
          </table:table-cell>
          <table:table-cell table:number-columns-repeated="2"/>
          <table:table-cell table:formula="of:=([.E237]-[.$I$2])/131" office:value-type="float" office:value="62.140203562341">
            <text:p>62.14</text:p>
          </table:table-cell>
          <table:table-cell/>
          <table:table-cell table:formula="of:=[.L236]+[.J237]*0.1" office:value-type="float" office:value="208.518727735369">
            <text:p>208.52</text:p>
          </table:table-cell>
          <table:table-cell table:formula="of:=[.L237]*2*3.141592/360" office:value-type="float" office:value="3.63933759390896">
            <text:p>3.64</text:p>
          </table:table-cell>
          <table:table-cell/>
          <table:table-cell table:formula="of:=COS([.M236])" office:value-type="float" office:value="-0.925178818220251">
            <text:p>-0.93</text:p>
          </table:table-cell>
          <table:table-cell table:formula="of:=SIN([.M236])" office:value-type="float" office:value="-0.379531493181502">
            <text:p>-0.38</text:p>
          </table:table-cell>
          <table:table-cell table:number-columns-repeated="3"/>
          <table:table-cell table:formula="of:=([.F237]-[.$S$2])/131" office:value-type="float" office:value="-10.4015267175573">
            <text:p>-10.40</text:p>
          </table:table-cell>
          <table:table-cell/>
          <table:table-cell table:formula="of:=[.T237]*0.1+[.V236]" office:value-type="float" office:value="-3.43251908396947">
            <text:p>-3.43</text:p>
          </table:table-cell>
          <table:table-cell table:formula="of:=[.V237]*2*3.141592/360" office:value-type="float" office:value="-0.0599087471891434">
            <text:p>-0.06</text:p>
          </table:table-cell>
          <table:table-cell/>
          <table:table-cell table:formula="of:=COS([.W236])" office:value-type="float" office:value="0.999128400739253">
            <text:p>1.00</text:p>
          </table:table-cell>
          <table:table-cell table:formula="of:=SIN([.W236])" office:value-type="float" office:value="-0.0417425303045179">
            <text:p>-0.04</text:p>
          </table:table-cell>
        </table:table-row>
        <table:table-row table:style-name="ro1">
          <table:table-cell office:value-type="float" office:value="20360">
            <text:p>20360</text:p>
          </table:table-cell>
          <table:table-cell office:value-type="float" office:value="-3620">
            <text:p>-3620</text:p>
          </table:table-cell>
          <table:table-cell office:value-type="float" office:value="-4832">
            <text:p>-4832</text:p>
          </table:table-cell>
          <table:table-cell office:value-type="float" office:value="26.37">
            <text:p>26.37</text:p>
          </table:table-cell>
          <table:table-cell office:value-type="float" office:value="10715">
            <text:p>10715</text:p>
          </table:table-cell>
          <table:table-cell office:value-type="float" office:value="-4008">
            <text:p>-4008</text:p>
          </table:table-cell>
          <table:table-cell office:value-type="string">
            <text:p>-2195<text:tab/><text:tab/><text:tab/><text:tab/></text:p>
          </table:table-cell>
          <table:table-cell table:number-columns-repeated="2"/>
          <table:table-cell table:formula="of:=([.E238]-[.$I$2])/131" office:value-type="float" office:value="80.4684478371501">
            <text:p>80.47</text:p>
          </table:table-cell>
          <table:table-cell/>
          <table:table-cell table:formula="of:=[.L237]+[.J238]*0.1" office:value-type="float" office:value="216.565572519084">
            <text:p>216.57</text:p>
          </table:table-cell>
          <table:table-cell table:formula="of:=[.L238]*2*3.141592/360" office:value-type="float" office:value="3.77978150056319">
            <text:p>3.78</text:p>
          </table:table-cell>
          <table:table-cell/>
          <table:table-cell table:formula="of:=COS([.M237])" office:value-type="float" office:value="-0.878661462794332">
            <text:p>-0.88</text:p>
          </table:table-cell>
          <table:table-cell table:formula="of:=SIN([.M237])" office:value-type="float" office:value="-0.477445320220153">
            <text:p>-0.48</text:p>
          </table:table-cell>
          <table:table-cell table:number-columns-repeated="3"/>
          <table:table-cell table:formula="of:=([.F238]-[.$S$2])/131" office:value-type="float" office:value="-29.2946564885496">
            <text:p>-29.29</text:p>
          </table:table-cell>
          <table:table-cell/>
          <table:table-cell table:formula="of:=[.T238]*0.1+[.V237]" office:value-type="float" office:value="-6.36198473282443">
            <text:p>-6.36</text:p>
          </table:table-cell>
          <table:table-cell table:formula="of:=[.V238]*2*3.141592/360" office:value-type="float" office:value="-0.111037557448685">
            <text:p>-0.11</text:p>
          </table:table-cell>
          <table:table-cell/>
          <table:table-cell table:formula="of:=COS([.W237])" office:value-type="float" office:value="0.998206007663292">
            <text:p>1.00</text:p>
          </table:table-cell>
          <table:table-cell table:formula="of:=SIN([.W237])" office:value-type="float" office:value="-0.0598729176248409">
            <text:p>-0.06</text:p>
          </table:table-cell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-4764">
            <text:p>-4764</text:p>
          </table:table-cell>
          <table:table-cell office:value-type="float" office:value="-5972">
            <text:p>-5972</text:p>
          </table:table-cell>
          <table:table-cell office:value-type="float" office:value="26.37">
            <text:p>26.37</text:p>
          </table:table-cell>
          <table:table-cell office:value-type="float" office:value="10278">
            <text:p>10278</text:p>
          </table:table-cell>
          <table:table-cell office:value-type="float" office:value="3810">
            <text:p>3810</text:p>
          </table:table-cell>
          <table:table-cell office:value-type="string">
            <text:p>-2077<text:tab/><text:tab/><text:tab/><text:tab/></text:p>
          </table:table-cell>
          <table:table-cell table:number-columns-repeated="2"/>
          <table:table-cell table:formula="of:=([.E239]-[.$I$2])/131" office:value-type="float" office:value="77.1325699745547">
            <text:p>77.13</text:p>
          </table:table-cell>
          <table:table-cell/>
          <table:table-cell table:formula="of:=[.L238]+[.J239]*0.1" office:value-type="float" office:value="224.278829516539">
            <text:p>224.28</text:p>
          </table:table-cell>
          <table:table-cell table:formula="of:=[.L239]*2*3.141592/360" office:value-type="float" office:value="3.91440320321402">
            <text:p>3.91</text:p>
          </table:table-cell>
          <table:table-cell/>
          <table:table-cell table:formula="of:=COS([.M238])" office:value-type="float" office:value="-0.803176054076974">
            <text:p>-0.80</text:p>
          </table:table-cell>
          <table:table-cell table:formula="of:=SIN([.M238])" office:value-type="float" office:value="-0.595741744514636">
            <text:p>-0.60</text:p>
          </table:table-cell>
          <table:table-cell table:number-columns-repeated="3"/>
          <table:table-cell table:formula="of:=([.F239]-[.$S$2])/131" office:value-type="float" office:value="30.3847328244275">
            <text:p>30.38</text:p>
          </table:table-cell>
          <table:table-cell/>
          <table:table-cell table:formula="of:=[.T239]*0.1+[.V238]" office:value-type="float" office:value="-3.32351145038168">
            <text:p>-3.32</text:p>
          </table:table-cell>
          <table:table-cell table:formula="of:=[.V239]*2*3.141592/360" office:value-type="float" office:value="-0.0580062054690416">
            <text:p>-0.06</text:p>
          </table:table-cell>
          <table:table-cell/>
          <table:table-cell table:formula="of:=COS([.W238])" office:value-type="float" office:value="0.993841661673921">
            <text:p>0.99</text:p>
          </table:table-cell>
          <table:table-cell table:formula="of:=SIN([.W238])" office:value-type="float" office:value="-0.110809528115679">
            <text:p>-0.11</text:p>
          </table:table-cell>
        </table:table-row>
        <table:table-row table:style-name="ro1">
          <table:table-cell office:value-type="float" office:value="17112">
            <text:p>17112</text:p>
          </table:table-cell>
          <table:table-cell office:value-type="float" office:value="-3540">
            <text:p>-3540</text:p>
          </table:table-cell>
          <table:table-cell office:value-type="float" office:value="-6680">
            <text:p>-6680</text:p>
          </table:table-cell>
          <table:table-cell office:value-type="float" office:value="26.37">
            <text:p>26.37</text:p>
          </table:table-cell>
          <table:table-cell office:value-type="float" office:value="11698">
            <text:p>11698</text:p>
          </table:table-cell>
          <table:table-cell office:value-type="float" office:value="-3842">
            <text:p>-3842</text:p>
          </table:table-cell>
          <table:table-cell office:value-type="string">
            <text:p>-3386<text:tab/><text:tab/><text:tab/><text:tab/></text:p>
          </table:table-cell>
          <table:table-cell table:number-columns-repeated="2"/>
          <table:table-cell table:formula="of:=([.E240]-[.$I$2])/131" office:value-type="float" office:value="87.9722646310433">
            <text:p>87.97</text:p>
          </table:table-cell>
          <table:table-cell/>
          <table:table-cell table:formula="of:=[.L239]+[.J240]*0.1" office:value-type="float" office:value="233.076055979644">
            <text:p>233.08</text:p>
          </table:table-cell>
          <table:table-cell table:formula="of:=[.L240]*2*3.141592/360" office:value-type="float" office:value="4.06794373809556">
            <text:p>4.07</text:p>
          </table:table-cell>
          <table:table-cell/>
          <table:table-cell table:formula="of:=COS([.M239])" office:value-type="float" office:value="-0.715951314099196">
            <text:p>-0.72</text:p>
          </table:table-cell>
          <table:table-cell table:formula="of:=SIN([.M239])" office:value-type="float" office:value="-0.6981502100835">
            <text:p>-0.70</text:p>
          </table:table-cell>
          <table:table-cell table:number-columns-repeated="3"/>
          <table:table-cell table:formula="of:=([.F240]-[.$S$2])/131" office:value-type="float" office:value="-28.0274809160305">
            <text:p>-28.03</text:p>
          </table:table-cell>
          <table:table-cell/>
          <table:table-cell table:formula="of:=[.T240]*0.1+[.V239]" office:value-type="float" office:value="-6.12625954198473">
            <text:p>-6.13</text:p>
          </table:table-cell>
          <table:table-cell table:formula="of:=[.V240]*2*3.141592/360" office:value-type="float" office:value="-0.106923377594572">
            <text:p>-0.11</text:p>
          </table:table-cell>
          <table:table-cell/>
          <table:table-cell table:formula="of:=COS([.W239])" office:value-type="float" office:value="0.99831811173313">
            <text:p>1.00</text:p>
          </table:table-cell>
          <table:table-cell table:formula="of:=SIN([.W239])" office:value-type="float" office:value="-0.0579736818357872">
            <text:p>-0.06</text:p>
          </table:table-cell>
        </table:table-row>
        <table:table-row table:style-name="ro1">
          <table:table-cell office:value-type="float" office:value="12392">
            <text:p>12392</text:p>
          </table:table-cell>
          <table:table-cell office:value-type="float" office:value="-2708">
            <text:p>-2708</text:p>
          </table:table-cell>
          <table:table-cell office:value-type="float" office:value="-3092">
            <text:p>-3092</text:p>
          </table:table-cell>
          <table:table-cell office:value-type="float" office:value="26.37">
            <text:p>26.37</text:p>
          </table:table-cell>
          <table:table-cell office:value-type="float" office:value="11058">
            <text:p>11058</text:p>
          </table:table-cell>
          <table:table-cell office:value-type="float" office:value="-237">
            <text:p>-237</text:p>
          </table:table-cell>
          <table:table-cell office:value-type="string">
            <text:p>-4033<text:tab/><text:tab/><text:tab/><text:tab/></text:p>
          </table:table-cell>
          <table:table-cell table:number-columns-repeated="2"/>
          <table:table-cell table:formula="of:=([.E241]-[.$I$2])/131" office:value-type="float" office:value="83.0867684478372">
            <text:p>83.09</text:p>
          </table:table-cell>
          <table:table-cell/>
          <table:table-cell table:formula="of:=[.L240]+[.J241]*0.1" office:value-type="float" office:value="241.384732824427">
            <text:p>241.38</text:p>
          </table:table-cell>
          <table:table-cell table:formula="of:=[.L241]*2*3.141592/360" office:value-type="float" office:value="4.21295747535199">
            <text:p>4.21</text:p>
          </table:table-cell>
          <table:table-cell/>
          <table:table-cell table:formula="of:=COS([.M240])" office:value-type="float" office:value="-0.600755039268067">
            <text:p>-0.60</text:p>
          </table:table-cell>
          <table:table-cell table:formula="of:=SIN([.M240])" office:value-type="float" office:value="-0.799433163431455">
            <text:p>-0.80</text:p>
          </table:table-cell>
          <table:table-cell table:number-columns-repeated="3"/>
          <table:table-cell table:formula="of:=([.F241]-[.$S$2])/131" office:value-type="float" office:value="-0.508396946564885">
            <text:p>-0.51</text:p>
          </table:table-cell>
          <table:table-cell/>
          <table:table-cell table:formula="of:=[.T241]*0.1+[.V240]" office:value-type="float" office:value="-6.17709923664122">
            <text:p>-6.18</text:p>
          </table:table-cell>
          <table:table-cell table:formula="of:=[.V241]*2*3.141592/360" office:value-type="float" office:value="-0.107810697472434">
            <text:p>-0.11</text:p>
          </table:table-cell>
          <table:table-cell/>
          <table:table-cell table:formula="of:=COS([.W240])" office:value-type="float" office:value="0.994289139609447">
            <text:p>0.99</text:p>
          </table:table-cell>
          <table:table-cell table:formula="of:=SIN([.W240])" office:value-type="float" office:value="-0.106719758501904">
            <text:p>-0.11</text:p>
          </table:table-cell>
        </table:table-row>
        <table:table-row table:style-name="ro1">
          <table:table-cell office:value-type="float" office:value="14536">
            <text:p>14536</text:p>
          </table:table-cell>
          <table:table-cell office:value-type="float" office:value="-2260">
            <text:p>-2260</text:p>
          </table:table-cell>
          <table:table-cell office:value-type="float" office:value="-3216">
            <text:p>-3216</text:p>
          </table:table-cell>
          <table:table-cell office:value-type="float" office:value="26.37">
            <text:p>26.37</text:p>
          </table:table-cell>
          <table:table-cell office:value-type="float" office:value="9295">
            <text:p>9295</text:p>
          </table:table-cell>
          <table:table-cell office:value-type="float" office:value="-1508">
            <text:p>-1508</text:p>
          </table:table-cell>
          <table:table-cell office:value-type="string">
            <text:p>-3022<text:tab/><text:tab/><text:tab/><text:tab/></text:p>
          </table:table-cell>
          <table:table-cell table:number-columns-repeated="2"/>
          <table:table-cell table:formula="of:=([.E242]-[.$I$2])/131" office:value-type="float" office:value="69.6287531806616">
            <text:p>69.63</text:p>
          </table:table-cell>
          <table:table-cell/>
          <table:table-cell table:formula="of:=[.L241]+[.J242]*0.1" office:value-type="float" office:value="248.347608142494">
            <text:p>248.35</text:p>
          </table:table-cell>
          <table:table-cell table:formula="of:=[.L242]*2*3.141592/360" office:value-type="float" office:value="4.33448254977552">
            <text:p>4.33</text:p>
          </table:table-cell>
          <table:table-cell/>
          <table:table-cell table:formula="of:=COS([.M241])" office:value-type="float" office:value="-0.478926559889313">
            <text:p>-0.48</text:p>
          </table:table-cell>
          <table:table-cell table:formula="of:=SIN([.M241])" office:value-type="float" office:value="-0.877854971070158">
            <text:p>-0.88</text:p>
          </table:table-cell>
          <table:table-cell table:number-columns-repeated="3"/>
          <table:table-cell table:formula="of:=([.F242]-[.$S$2])/131" office:value-type="float" office:value="-10.2106870229008">
            <text:p>-10.21</text:p>
          </table:table-cell>
          <table:table-cell/>
          <table:table-cell table:formula="of:=[.T242]*0.1+[.V241]" office:value-type="float" office:value="-7.1981679389313">
            <text:p>-7.20</text:p>
          </table:table-cell>
          <table:table-cell table:formula="of:=[.V242]*2*3.141592/360" office:value-type="float" office:value="-0.125631704508906">
            <text:p>-0.13</text:p>
          </table:table-cell>
          <table:table-cell/>
          <table:table-cell table:formula="of:=COS([.W241])" office:value-type="float" office:value="0.994194053638722">
            <text:p>0.99</text:p>
          </table:table-cell>
          <table:table-cell table:formula="of:=SIN([.W241])" office:value-type="float" office:value="-0.107601968891869">
            <text:p>-0.11</text:p>
          </table:table-cell>
        </table:table-row>
        <table:table-row table:style-name="ro1">
          <table:table-cell office:value-type="float" office:value="16364">
            <text:p>16364</text:p>
          </table:table-cell>
          <table:table-cell office:value-type="float" office:value="-1800">
            <text:p>-1800</text:p>
          </table:table-cell>
          <table:table-cell office:value-type="float" office:value="-2736">
            <text:p>-2736</text:p>
          </table:table-cell>
          <table:table-cell office:value-type="float" office:value="26.37">
            <text:p>26.37</text:p>
          </table:table-cell>
          <table:table-cell office:value-type="float" office:value="7182">
            <text:p>7182</text:p>
          </table:table-cell>
          <table:table-cell office:value-type="float" office:value="-1863">
            <text:p>-1863</text:p>
          </table:table-cell>
          <table:table-cell office:value-type="string">
            <text:p>-2818<text:tab/><text:tab/><text:tab/><text:tab/></text:p>
          </table:table-cell>
          <table:table-cell table:number-columns-repeated="2"/>
          <table:table-cell table:formula="of:=([.E243]-[.$I$2])/131" office:value-type="float" office:value="53.4989821882952">
            <text:p>53.50</text:p>
          </table:table-cell>
          <table:table-cell/>
          <table:table-cell table:formula="of:=[.L242]+[.J243]*0.1" office:value-type="float" office:value="253.697506361323">
            <text:p>253.70</text:p>
          </table:table-cell>
          <table:table-cell table:formula="of:=[.L243]*2*3.141592/360" office:value-type="float" office:value="4.4278558689149">
            <text:p>4.43</text:p>
          </table:table-cell>
          <table:table-cell/>
          <table:table-cell table:formula="of:=COS([.M242])" office:value-type="float" office:value="-0.36897543409987">
            <text:p>-0.37</text:p>
          </table:table-cell>
          <table:table-cell table:formula="of:=SIN([.M242])" office:value-type="float" office:value="-0.929439147567399">
            <text:p>-0.93</text:p>
          </table:table-cell>
          <table:table-cell table:number-columns-repeated="3"/>
          <table:table-cell table:formula="of:=([.F243]-[.$S$2])/131" office:value-type="float" office:value="-12.9206106870229">
            <text:p>-12.92</text:p>
          </table:table-cell>
          <table:table-cell/>
          <table:table-cell table:formula="of:=[.T243]*0.1+[.V242]" office:value-type="float" office:value="-8.49022900763359">
            <text:p>-8.49</text:p>
          </table:table-cell>
          <table:table-cell table:formula="of:=[.V243]*2*3.141592/360" office:value-type="float" office:value="-0.148182419603053">
            <text:p>-0.15</text:p>
          </table:table-cell>
          <table:table-cell/>
          <table:table-cell table:formula="of:=COS([.W242])" office:value-type="float" office:value="0.992118711674817">
            <text:p>0.99</text:p>
          </table:table-cell>
          <table:table-cell table:formula="of:=SIN([.W242])" office:value-type="float" office:value="-0.125301484207895">
            <text:p>-0.13</text:p>
          </table:table-cell>
        </table:table-row>
        <table:table-row table:style-name="ro1">
          <table:table-cell office:value-type="float" office:value="21284">
            <text:p>21284</text:p>
          </table:table-cell>
          <table:table-cell office:value-type="float" office:value="-1448">
            <text:p>-1448</text:p>
          </table:table-cell>
          <table:table-cell office:value-type="float" office:value="-3756">
            <text:p>-3756</text:p>
          </table:table-cell>
          <table:table-cell office:value-type="float" office:value="26.37">
            <text:p>26.37</text:p>
          </table:table-cell>
          <table:table-cell office:value-type="float" office:value="5384">
            <text:p>5384</text:p>
          </table:table-cell>
          <table:table-cell office:value-type="float" office:value="-4427">
            <text:p>-4427</text:p>
          </table:table-cell>
          <table:table-cell office:value-type="string">
            <text:p>-3041<text:tab/><text:tab/><text:tab/><text:tab/></text:p>
          </table:table-cell>
          <table:table-cell table:number-columns-repeated="2"/>
          <table:table-cell table:formula="of:=([.E244]-[.$I$2])/131" office:value-type="float" office:value="39.7737913486005">
            <text:p>39.77</text:p>
          </table:table-cell>
          <table:table-cell/>
          <table:table-cell table:formula="of:=[.L243]+[.J244]*0.1" office:value-type="float" office:value="257.674885496183">
            <text:p>257.67</text:p>
          </table:table-cell>
          <table:table-cell table:formula="of:=[.L244]*2*3.141592/360" office:value-type="float" office:value="4.49727421597625">
            <text:p>4.50</text:p>
          </table:table-cell>
          <table:table-cell/>
          <table:table-cell table:formula="of:=COS([.M243])" office:value-type="float" office:value="-0.280709365649026">
            <text:p>-0.28</text:p>
          </table:table-cell>
          <table:table-cell table:formula="of:=SIN([.M243])" office:value-type="float" office:value="-0.959792817245952">
            <text:p>-0.96</text:p>
          </table:table-cell>
          <table:table-cell table:number-columns-repeated="3"/>
          <table:table-cell table:formula="of:=([.F244]-[.$S$2])/131" office:value-type="float" office:value="-32.4931297709924">
            <text:p>-32.49</text:p>
          </table:table-cell>
          <table:table-cell/>
          <table:table-cell table:formula="of:=[.T244]*0.1+[.V243]" office:value-type="float" office:value="-11.7395419847328">
            <text:p>-11.74</text:p>
          </table:table-cell>
          <table:table-cell table:formula="of:=[.V244]*2*3.141592/360" office:value-type="float" office:value="-0.204893617682782">
            <text:p>-0.20</text:p>
          </table:table-cell>
          <table:table-cell/>
          <table:table-cell table:formula="of:=COS([.W243])" office:value-type="float" office:value="0.989041060355756">
            <text:p>0.99</text:p>
          </table:table-cell>
          <table:table-cell table:formula="of:=SIN([.W243])" office:value-type="float" office:value="-0.14764071569307">
            <text:p>-0.15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148">
            <text:p>-1148</text:p>
          </table:table-cell>
          <table:table-cell office:value-type="float" office:value="-6588">
            <text:p>-6588</text:p>
          </table:table-cell>
          <table:table-cell office:value-type="float" office:value="26.37">
            <text:p>26.37</text:p>
          </table:table-cell>
          <table:table-cell office:value-type="float" office:value="985">
            <text:p>985</text:p>
          </table:table-cell>
          <table:table-cell office:value-type="float" office:value="4711">
            <text:p>4711</text:p>
          </table:table-cell>
          <table:table-cell office:value-type="string">
            <text:p>-962<text:tab/><text:tab/><text:tab/><text:tab/></text:p>
          </table:table-cell>
          <table:table-cell table:number-columns-repeated="2"/>
          <table:table-cell table:formula="of:=([.E245]-[.$I$2])/131" office:value-type="float" office:value="6.19363867684478">
            <text:p>6.19</text:p>
          </table:table-cell>
          <table:table-cell/>
          <table:table-cell table:formula="of:=[.L244]+[.J245]*0.1" office:value-type="float" office:value="258.294249363868">
            <text:p>258.29</text:p>
          </table:table-cell>
          <table:table-cell table:formula="of:=[.L245]*2*3.141592/360" office:value-type="float" office:value="4.50808415248629">
            <text:p>4.51</text:p>
          </table:table-cell>
          <table:table-cell/>
          <table:table-cell table:formula="of:=COS([.M244])" office:value-type="float" office:value="-0.213459549013491">
            <text:p>-0.21</text:p>
          </table:table-cell>
          <table:table-cell table:formula="of:=SIN([.M244])" office:value-type="float" office:value="-0.976951903081701">
            <text:p>-0.98</text:p>
          </table:table-cell>
          <table:table-cell table:number-columns-repeated="3"/>
          <table:table-cell table:formula="of:=([.F245]-[.$S$2])/131" office:value-type="float" office:value="37.2625954198473">
            <text:p>37.26</text:p>
          </table:table-cell>
          <table:table-cell/>
          <table:table-cell table:formula="of:=[.T245]*0.1+[.V244]" office:value-type="float" office:value="-8.01328244274809">
            <text:p>-8.01</text:p>
          </table:table-cell>
          <table:table-cell table:formula="of:=[.V245]*2*3.141592/360" office:value-type="float" office:value="-0.139858133421544">
            <text:p>-0.14</text:p>
          </table:table-cell>
          <table:table-cell/>
          <table:table-cell table:formula="of:=COS([.W244])" office:value-type="float" office:value="0.979082634925531">
            <text:p>0.98</text:p>
          </table:table-cell>
          <table:table-cell table:formula="of:=SIN([.W244])" office:value-type="float" office:value="-0.203463003976839">
            <text:p>-0.20</text:p>
          </table:table-cell>
        </table:table-row>
        <table:table-row table:style-name="ro1">
          <table:table-cell office:value-type="float" office:value="16748">
            <text:p>16748</text:p>
          </table:table-cell>
          <table:table-cell office:value-type="float" office:value="396">
            <text:p>396</text:p>
          </table:table-cell>
          <table:table-cell office:value-type="float" office:value="-6556">
            <text:p>-6556</text:p>
          </table:table-cell>
          <table:table-cell office:value-type="float" office:value="26.41">
            <text:p>26.41</text:p>
          </table:table-cell>
          <table:table-cell office:value-type="float" office:value="-1907">
            <text:p>-1907</text:p>
          </table:table-cell>
          <table:table-cell office:value-type="float" office:value="-1229">
            <text:p>-1229</text:p>
          </table:table-cell>
          <table:table-cell office:value-type="string">
            <text:p>2005<text:tab/><text:tab/><text:tab/><text:tab/></text:p>
          </table:table-cell>
          <table:table-cell table:number-columns-repeated="2"/>
          <table:table-cell table:formula="of:=([.E246]-[.$I$2])/131" office:value-type="float" office:value="-15.8826972010178">
            <text:p>-15.88</text:p>
          </table:table-cell>
          <table:table-cell/>
          <table:table-cell table:formula="of:=[.L245]+[.J246]*0.1" office:value-type="float" office:value="256.705979643766">
            <text:p>256.71</text:p>
          </table:table-cell>
          <table:table-cell table:formula="of:=[.L246]*2*3.141592/360" office:value-type="float" office:value="4.48036362222788">
            <text:p>4.48</text:p>
          </table:table-cell>
          <table:table-cell/>
          <table:table-cell table:formula="of:=COS([.M245])" office:value-type="float" office:value="-0.202886494889034">
            <text:p>-0.20</text:p>
          </table:table-cell>
          <table:table-cell table:formula="of:=SIN([.M245])" office:value-type="float" office:value="-0.979202262145897">
            <text:p>-0.98</text:p>
          </table:table-cell>
          <table:table-cell table:number-columns-repeated="3"/>
          <table:table-cell table:formula="of:=([.F246]-[.$S$2])/131" office:value-type="float" office:value="-8.08091603053435">
            <text:p>-8.08</text:p>
          </table:table-cell>
          <table:table-cell/>
          <table:table-cell table:formula="of:=[.T246]*0.1+[.V245]" office:value-type="float" office:value="-8.82137404580153">
            <text:p>-8.82</text:p>
          </table:table-cell>
          <table:table-cell table:formula="of:=[.V246]*2*3.141592/360" office:value-type="float" office:value="-0.153961989618321">
            <text:p>-0.15</text:p>
          </table:table-cell>
          <table:table-cell/>
          <table:table-cell table:formula="of:=COS([.W245])" office:value-type="float" office:value="0.990235782752186">
            <text:p>0.99</text:p>
          </table:table-cell>
          <table:table-cell table:formula="of:=SIN([.W245])" office:value-type="float" office:value="-0.139402634685161">
            <text:p>-0.14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-1312">
            <text:p>-1312</text:p>
          </table:table-cell>
          <table:table-cell office:value-type="float" office:value="-3204">
            <text:p>-3204</text:p>
          </table:table-cell>
          <table:table-cell office:value-type="float" office:value="26.37">
            <text:p>26.37</text:p>
          </table:table-cell>
          <table:table-cell office:value-type="float" office:value="-2501">
            <text:p>-2501</text:p>
          </table:table-cell>
          <table:table-cell office:value-type="float" office:value="3768">
            <text:p>3768</text:p>
          </table:table-cell>
          <table:table-cell office:value-type="string">
            <text:p>2733<text:tab/><text:tab/><text:tab/><text:tab/></text:p>
          </table:table-cell>
          <table:table-cell table:number-columns-repeated="2"/>
          <table:table-cell table:formula="of:=([.E247]-[.$I$2])/131" office:value-type="float" office:value="-20.417048346056">
            <text:p>-20.42</text:p>
          </table:table-cell>
          <table:table-cell/>
          <table:table-cell table:formula="of:=[.L246]+[.J247]*0.1" office:value-type="float" office:value="254.66427480916">
            <text:p>254.66</text:p>
          </table:table-cell>
          <table:table-cell table:formula="of:=[.L247]*2*3.141592/360" office:value-type="float" office:value="4.44472915792366">
            <text:p>4.44</text:p>
          </table:table-cell>
          <table:table-cell/>
          <table:table-cell table:formula="of:=COS([.M246])" office:value-type="float" office:value="-0.229949077771731">
            <text:p>-0.23</text:p>
          </table:table-cell>
          <table:table-cell table:formula="of:=SIN([.M246])" office:value-type="float" office:value="-0.973202662158263">
            <text:p>-0.97</text:p>
          </table:table-cell>
          <table:table-cell table:number-columns-repeated="3"/>
          <table:table-cell table:formula="of:=([.F247]-[.$S$2])/131" office:value-type="float" office:value="30.0641221374046">
            <text:p>30.06</text:p>
          </table:table-cell>
          <table:table-cell/>
          <table:table-cell table:formula="of:=[.T247]*0.1+[.V246]" office:value-type="float" office:value="-5.81496183206107">
            <text:p>-5.81</text:p>
          </table:table-cell>
          <table:table-cell table:formula="of:=[.V247]*2*3.141592/360" office:value-type="float" office:value="-0.101490208732824">
            <text:p>-0.10</text:p>
          </table:table-cell>
          <table:table-cell/>
          <table:table-cell table:formula="of:=COS([.W246])" office:value-type="float" office:value="0.988171246617105">
            <text:p>0.99</text:p>
          </table:table-cell>
          <table:table-cell table:formula="of:=SIN([.W246])" office:value-type="float" office:value="-0.153354450079538">
            <text:p>-0.15</text:p>
          </table:table-cell>
        </table:table-row>
        <table:table-row table:style-name="ro1">
          <table:table-cell office:value-type="float" office:value="12700">
            <text:p>12700</text:p>
          </table:table-cell>
          <table:table-cell office:value-type="float" office:value="-1396">
            <text:p>-1396</text:p>
          </table:table-cell>
          <table:table-cell office:value-type="float" office:value="-1840">
            <text:p>-1840</text:p>
          </table:table-cell>
          <table:table-cell office:value-type="float" office:value="26.37">
            <text:p>26.37</text:p>
          </table:table-cell>
          <table:table-cell office:value-type="float" office:value="-1460">
            <text:p>-1460</text:p>
          </table:table-cell>
          <table:table-cell office:value-type="float" office:value="-778">
            <text:p>-778</text:p>
          </table:table-cell>
          <table:table-cell office:value-type="string">
            <text:p>1881<text:tab/><text:tab/><text:tab/><text:tab/></text:p>
          </table:table-cell>
          <table:table-cell table:number-columns-repeated="2"/>
          <table:table-cell table:formula="of:=([.E248]-[.$I$2])/131" office:value-type="float" office:value="-12.4704834605598">
            <text:p>-12.47</text:p>
          </table:table-cell>
          <table:table-cell/>
          <table:table-cell table:formula="of:=[.L247]+[.J248]*0.1" office:value-type="float" office:value="253.417226463104">
            <text:p>253.42</text:p>
          </table:table-cell>
          <table:table-cell table:formula="of:=[.L248]*2*3.141592/360" office:value-type="float" office:value="4.42296406288154">
            <text:p>4.42</text:p>
          </table:table-cell>
          <table:table-cell/>
          <table:table-cell table:formula="of:=COS([.M247])" office:value-type="float" office:value="-0.264475313375215">
            <text:p>-0.26</text:p>
          </table:table-cell>
          <table:table-cell table:formula="of:=SIN([.M247])" office:value-type="float" office:value="-0.964392455702077">
            <text:p>-0.96</text:p>
          </table:table-cell>
          <table:table-cell table:number-columns-repeated="3"/>
          <table:table-cell table:formula="of:=([.F248]-[.$S$2])/131" office:value-type="float" office:value="-4.6381679389313">
            <text:p>-4.64</text:p>
          </table:table-cell>
          <table:table-cell/>
          <table:table-cell table:formula="of:=[.T248]*0.1+[.V247]" office:value-type="float" office:value="-6.2787786259542">
            <text:p>-6.28</text:p>
          </table:table-cell>
          <table:table-cell table:formula="of:=[.V248]*2*3.141592/360" office:value-type="float" office:value="-0.109585337228159">
            <text:p>-0.11</text:p>
          </table:table-cell>
          <table:table-cell/>
          <table:table-cell table:formula="of:=COS([.W247])" office:value-type="float" office:value="0.994854287890126">
            <text:p>0.99</text:p>
          </table:table-cell>
          <table:table-cell table:formula="of:=SIN([.W247])" office:value-type="float" office:value="-0.101316069143206">
            <text:p>-0.10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1672">
            <text:p>-1672</text:p>
          </table:table-cell>
          <table:table-cell office:value-type="float" office:value="-2656">
            <text:p>-2656</text:p>
          </table:table-cell>
          <table:table-cell office:value-type="float" office:value="26.32">
            <text:p>26.32</text:p>
          </table:table-cell>
          <table:table-cell office:value-type="float" office:value="-269">
            <text:p>-269</text:p>
          </table:table-cell>
          <table:table-cell office:value-type="float" office:value="-1477">
            <text:p>-1477</text:p>
          </table:table-cell>
          <table:table-cell office:value-type="string">
            <text:p>216<text:tab/><text:tab/><text:tab/><text:tab/></text:p>
          </table:table-cell>
          <table:table-cell table:number-columns-repeated="2"/>
          <table:table-cell table:formula="of:=([.E249]-[.$I$2])/131" office:value-type="float" office:value="-3.37888040712468">
            <text:p>-3.38</text:p>
          </table:table-cell>
          <table:table-cell/>
          <table:table-cell table:formula="of:=[.L248]+[.J249]*0.1" office:value-type="float" office:value="253.079338422392">
            <text:p>253.08</text:p>
          </table:table-cell>
          <table:table-cell table:formula="of:=[.L249]*2*3.141592/360" office:value-type="float" office:value="4.41706680529488">
            <text:p>4.42</text:p>
          </table:table-cell>
          <table:table-cell/>
          <table:table-cell table:formula="of:=COS([.M248])" office:value-type="float" office:value="-0.285401108569651">
            <text:p>-0.29</text:p>
          </table:table-cell>
          <table:table-cell table:formula="of:=SIN([.M248])" office:value-type="float" office:value="-0.958408163168081">
            <text:p>-0.96</text:p>
          </table:table-cell>
          <table:table-cell table:number-columns-repeated="3"/>
          <table:table-cell table:formula="of:=([.F249]-[.$S$2])/131" office:value-type="float" office:value="-9.97404580152672">
            <text:p>-9.97</text:p>
          </table:table-cell>
          <table:table-cell/>
          <table:table-cell table:formula="of:=[.T249]*0.1+[.V248]" office:value-type="float" office:value="-7.27618320610687">
            <text:p>-7.28</text:p>
          </table:table-cell>
          <table:table-cell table:formula="of:=[.V249]*2*3.141592/360" office:value-type="float" office:value="-0.126993327504665">
            <text:p>-0.13</text:p>
          </table:table-cell>
          <table:table-cell/>
          <table:table-cell table:formula="of:=COS([.W248])" office:value-type="float" office:value="0.994001533476909">
            <text:p>0.99</text:p>
          </table:table-cell>
          <table:table-cell table:formula="of:=SIN([.W248])" office:value-type="float" office:value="-0.109366134820393">
            <text:p>-0.11</text:p>
          </table:table-cell>
        </table:table-row>
        <table:table-row table:style-name="ro1">
          <table:table-cell office:value-type="float" office:value="19216">
            <text:p>19216</text:p>
          </table:table-cell>
          <table:table-cell office:value-type="float" office:value="-852">
            <text:p>-852</text:p>
          </table:table-cell>
          <table:table-cell office:value-type="float" office:value="-3816">
            <text:p>-3816</text:p>
          </table:table-cell>
          <table:table-cell office:value-type="float" office:value="26.32">
            <text:p>26.32</text:p>
          </table:table-cell>
          <table:table-cell office:value-type="float" office:value="1445">
            <text:p>1445</text:p>
          </table:table-cell>
          <table:table-cell office:value-type="float" office:value="-2001">
            <text:p>-2001</text:p>
          </table:table-cell>
          <table:table-cell office:value-type="string">
            <text:p>1077<text:tab/><text:tab/><text:tab/><text:tab/></text:p>
          </table:table-cell>
          <table:table-cell table:number-columns-repeated="2"/>
          <table:table-cell table:formula="of:=([.E250]-[.$I$2])/131" office:value-type="float" office:value="9.70508905852417">
            <text:p>9.71</text:p>
          </table:table-cell>
          <table:table-cell/>
          <table:table-cell table:formula="of:=[.L249]+[.J250]*0.1" office:value-type="float" office:value="254.049847328244">
            <text:p>254.05</text:p>
          </table:table-cell>
          <table:table-cell table:formula="of:=[.L250]*2*3.141592/360" office:value-type="float" office:value="4.43400537759796">
            <text:p>4.43</text:p>
          </table:table-cell>
          <table:table-cell/>
          <table:table-cell table:formula="of:=COS([.M249])" office:value-type="float" office:value="-0.29104809284551">
            <text:p>-0.29</text:p>
          </table:table-cell>
          <table:table-cell table:formula="of:=SIN([.M249])" office:value-type="float" office:value="-0.956708423528815">
            <text:p>-0.96</text:p>
          </table:table-cell>
          <table:table-cell table:number-columns-repeated="3"/>
          <table:table-cell table:formula="of:=([.F250]-[.$S$2])/131" office:value-type="float" office:value="-13.9740458015267">
            <text:p>-13.97</text:p>
          </table:table-cell>
          <table:table-cell/>
          <table:table-cell table:formula="of:=[.T250]*0.1+[.V249]" office:value-type="float" office:value="-8.67358778625954">
            <text:p>-8.67</text:p>
          </table:table-cell>
          <table:table-cell table:formula="of:=[.V250]*2*3.141592/360" office:value-type="float" office:value="-0.151382633336726">
            <text:p>-0.15</text:p>
          </table:table-cell>
          <table:table-cell/>
          <table:table-cell table:formula="of:=COS([.W249])" office:value-type="float" office:value="0.99194717864281">
            <text:p>0.99</text:p>
          </table:table-cell>
          <table:table-cell table:formula="of:=SIN([.W249])" office:value-type="float" office:value="-0.12665225928727">
            <text:p>-0.13</text:p>
          </table:table-cell>
        </table:table-row>
        <table:table-row table:style-name="ro1">
          <table:table-cell office:value-type="float" office:value="20796">
            <text:p>20796</text:p>
          </table:table-cell>
          <table:table-cell office:value-type="float" office:value="-3236">
            <text:p>-3236</text:p>
          </table:table-cell>
          <table:table-cell office:value-type="float" office:value="-7492">
            <text:p>-7492</text:p>
          </table:table-cell>
          <table:table-cell office:value-type="float" office:value="26.41">
            <text:p>26.41</text:p>
          </table:table-cell>
          <table:table-cell office:value-type="float" office:value="1746">
            <text:p>1746</text:p>
          </table:table-cell>
          <table:table-cell office:value-type="float" office:value="1338">
            <text:p>1338</text:p>
          </table:table-cell>
          <table:table-cell office:value-type="string">
            <text:p>1849<text:tab/><text:tab/><text:tab/><text:tab/></text:p>
          </table:table-cell>
          <table:table-cell table:number-columns-repeated="2"/>
          <table:table-cell table:formula="of:=([.E251]-[.$I$2])/131" office:value-type="float" office:value="12.0027989821883">
            <text:p>12.00</text:p>
          </table:table-cell>
          <table:table-cell/>
          <table:table-cell table:formula="of:=[.L250]+[.J251]*0.1" office:value-type="float" office:value="255.250127226463">
            <text:p>255.25</text:p>
          </table:table-cell>
          <table:table-cell table:formula="of:=[.L251]*2*3.141592/360" office:value-type="float" office:value="4.4549542094091">
            <text:p>4.45</text:p>
          </table:table-cell>
          <table:table-cell/>
          <table:table-cell table:formula="of:=COS([.M250])" office:value-type="float" office:value="-0.274801840885642">
            <text:p>-0.27</text:p>
          </table:table-cell>
          <table:table-cell table:formula="of:=SIN([.M250])" office:value-type="float" office:value="-0.961500883122768">
            <text:p>-0.96</text:p>
          </table:table-cell>
          <table:table-cell table:number-columns-repeated="3"/>
          <table:table-cell table:formula="of:=([.F251]-[.$S$2])/131" office:value-type="float" office:value="11.5145038167939">
            <text:p>11.51</text:p>
          </table:table-cell>
          <table:table-cell/>
          <table:table-cell table:formula="of:=[.T251]*0.1+[.V250]" office:value-type="float" office:value="-7.52213740458016">
            <text:p>-7.52</text:p>
          </table:table-cell>
          <table:table-cell table:formula="of:=[.V251]*2*3.141592/360" office:value-type="float" office:value="-0.131286037184054">
            <text:p>-0.13</text:p>
          </table:table-cell>
          <table:table-cell/>
          <table:table-cell table:formula="of:=COS([.W250])" office:value-type="float" office:value="0.98856351475384">
            <text:p>0.99</text:p>
          </table:table-cell>
          <table:table-cell table:formula="of:=SIN([.W250])" office:value-type="float" office:value="-0.150805097054223">
            <text:p>-0.15</text:p>
          </table:table-cell>
        </table:table-row>
        <table:table-row table:style-name="ro1">
          <table:table-cell office:value-type="float" office:value="14788">
            <text:p>14788</text:p>
          </table:table-cell>
          <table:table-cell office:value-type="float" office:value="-4192">
            <text:p>-4192</text:p>
          </table:table-cell>
          <table:table-cell office:value-type="float" office:value="-5776">
            <text:p>-5776</text:p>
          </table:table-cell>
          <table:table-cell office:value-type="float" office:value="26.32">
            <text:p>26.32</text:p>
          </table:table-cell>
          <table:table-cell office:value-type="float" office:value="2981">
            <text:p>2981</text:p>
          </table:table-cell>
          <table:table-cell office:value-type="float" office:value="3593">
            <text:p>3593</text:p>
          </table:table-cell>
          <table:table-cell office:value-type="string">
            <text:p>-782<text:tab/><text:tab/><text:tab/><text:tab/></text:p>
          </table:table-cell>
          <table:table-cell table:number-columns-repeated="2"/>
          <table:table-cell table:formula="of:=([.E252]-[.$I$2])/131" office:value-type="float" office:value="21.4302798982188">
            <text:p>21.43</text:p>
          </table:table-cell>
          <table:table-cell/>
          <table:table-cell table:formula="of:=[.L251]+[.J252]*0.1" office:value-type="float" office:value="257.393155216285">
            <text:p>257.39</text:p>
          </table:table-cell>
          <table:table-cell table:formula="of:=[.L252]*2*3.141592/360" office:value-type="float" office:value="4.49235709601244">
            <text:p>4.49</text:p>
          </table:table-cell>
          <table:table-cell/>
          <table:table-cell table:formula="of:=COS([.M251])" office:value-type="float" office:value="-0.254600697144195">
            <text:p>-0.25</text:p>
          </table:table-cell>
          <table:table-cell table:formula="of:=SIN([.M251])" office:value-type="float" office:value="-0.967046268290039">
            <text:p>-0.97</text:p>
          </table:table-cell>
          <table:table-cell table:number-columns-repeated="3"/>
          <table:table-cell table:formula="of:=([.F252]-[.$S$2])/131" office:value-type="float" office:value="28.7282442748092">
            <text:p>28.73</text:p>
          </table:table-cell>
          <table:table-cell/>
          <table:table-cell table:formula="of:=[.T252]*0.1+[.V251]" office:value-type="float" office:value="-4.64931297709924">
            <text:p>-4.65</text:p>
          </table:table-cell>
          <table:table-cell table:formula="of:=[.V252]*2*3.141592/360" office:value-type="float" office:value="-0.0811458025241731">
            <text:p>-0.08</text:p>
          </table:table-cell>
          <table:table-cell/>
          <table:table-cell table:formula="of:=COS([.W251])" office:value-type="float" office:value="0.991394359465161">
            <text:p>0.99</text:p>
          </table:table-cell>
          <table:table-cell table:formula="of:=SIN([.W251])" office:value-type="float" office:value="-0.130909220533403">
            <text:p>-0.13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1484">
            <text:p>-1484</text:p>
          </table:table-cell>
          <table:table-cell office:value-type="float" office:value="-5088">
            <text:p>-5088</text:p>
          </table:table-cell>
          <table:table-cell office:value-type="float" office:value="26.27">
            <text:p>26.27</text:p>
          </table:table-cell>
          <table:table-cell office:value-type="float" office:value="2455">
            <text:p>2455</text:p>
          </table:table-cell>
          <table:table-cell office:value-type="float" office:value="111">
            <text:p>111</text:p>
          </table:table-cell>
          <table:table-cell office:value-type="string">
            <text:p>-1697<text:tab/><text:tab/><text:tab/><text:tab/></text:p>
          </table:table-cell>
          <table:table-cell table:number-columns-repeated="2"/>
          <table:table-cell table:formula="of:=([.E253]-[.$I$2])/131" office:value-type="float" office:value="17.4150127226463">
            <text:p>17.42</text:p>
          </table:table-cell>
          <table:table-cell/>
          <table:table-cell table:formula="of:=[.L252]+[.J253]*0.1" office:value-type="float" office:value="259.13465648855">
            <text:p>259.13</text:p>
          </table:table-cell>
          <table:table-cell table:formula="of:=[.L253]*2*3.141592/360" office:value-type="float" office:value="4.52275202081764">
            <text:p>4.52</text:p>
          </table:table-cell>
          <table:table-cell/>
          <table:table-cell table:formula="of:=COS([.M252])" office:value-type="float" office:value="-0.21826073884749">
            <text:p>-0.22</text:p>
          </table:table-cell>
          <table:table-cell table:formula="of:=SIN([.M252])" office:value-type="float" office:value="-0.975890490720013">
            <text:p>-0.98</text:p>
          </table:table-cell>
          <table:table-cell table:number-columns-repeated="3"/>
          <table:table-cell table:formula="of:=([.F253]-[.$S$2])/131" office:value-type="float" office:value="2.14809160305344">
            <text:p>2.15</text:p>
          </table:table-cell>
          <table:table-cell/>
          <table:table-cell table:formula="of:=[.T253]*0.1+[.V252]" office:value-type="float" office:value="-4.4345038167939">
            <text:p>-4.43</text:p>
          </table:table-cell>
          <table:table-cell table:formula="of:=[.V253]*2*3.141592/360" office:value-type="float" office:value="-0.0773966761933843">
            <text:p>-0.08</text:p>
          </table:table-cell>
          <table:table-cell/>
          <table:table-cell table:formula="of:=COS([.W252])" office:value-type="float" office:value="0.996709485532407">
            <text:p>1.00</text:p>
          </table:table-cell>
          <table:table-cell table:formula="of:=SIN([.W252])" office:value-type="float" office:value="-0.0810567791719088">
            <text:p>-0.08</text:p>
          </table:table-cell>
        </table:table-row>
        <table:table-row table:style-name="ro1">
          <table:table-cell office:value-type="float" office:value="12836">
            <text:p>12836</text:p>
          </table:table-cell>
          <table:table-cell office:value-type="float" office:value="-1872">
            <text:p>-1872</text:p>
          </table:table-cell>
          <table:table-cell office:value-type="float" office:value="-2400">
            <text:p>-2400</text:p>
          </table:table-cell>
          <table:table-cell office:value-type="float" office:value="26.32">
            <text:p>26.32</text:p>
          </table:table-cell>
          <table:table-cell office:value-type="float" office:value="1251">
            <text:p>1251</text:p>
          </table:table-cell>
          <table:table-cell office:value-type="float" office:value="145">
            <text:p>145</text:p>
          </table:table-cell>
          <table:table-cell office:value-type="string">
            <text:p>-1855<text:tab/><text:tab/><text:tab/><text:tab/></text:p>
          </table:table-cell>
          <table:table-cell table:number-columns-repeated="2"/>
          <table:table-cell table:formula="of:=([.E254]-[.$I$2])/131" office:value-type="float" office:value="8.22417302798982">
            <text:p>8.22</text:p>
          </table:table-cell>
          <table:table-cell/>
          <table:table-cell table:formula="of:=[.L253]+[.J254]*0.1" office:value-type="float" office:value="259.957073791349">
            <text:p>259.96</text:p>
          </table:table-cell>
          <table:table-cell table:formula="of:=[.L254]*2*3.141592/360" office:value-type="float" office:value="4.53710590759061">
            <text:p>4.54</text:p>
          </table:table-cell>
          <table:table-cell/>
          <table:table-cell table:formula="of:=COS([.M253])" office:value-type="float" office:value="-0.188502375296009">
            <text:p>-0.19</text:p>
          </table:table-cell>
          <table:table-cell table:formula="of:=SIN([.M253])" office:value-type="float" office:value="-0.982072733817492">
            <text:p>-0.98</text:p>
          </table:table-cell>
          <table:table-cell table:number-columns-repeated="3"/>
          <table:table-cell table:formula="of:=([.F254]-[.$S$2])/131" office:value-type="float" office:value="2.40763358778626">
            <text:p>2.41</text:p>
          </table:table-cell>
          <table:table-cell/>
          <table:table-cell table:formula="of:=[.T254]*0.1+[.V253]" office:value-type="float" office:value="-4.19374045801527">
            <text:p>-4.19</text:p>
          </table:table-cell>
          <table:table-cell table:formula="of:=[.V254]*2*3.141592/360" office:value-type="float" office:value="-0.0731945637387617">
            <text:p>-0.07</text:p>
          </table:table-cell>
          <table:table-cell/>
          <table:table-cell table:formula="of:=COS([.W253])" office:value-type="float" office:value="0.997006372085308">
            <text:p>1.00</text:p>
          </table:table-cell>
          <table:table-cell table:formula="of:=SIN([.W253])" office:value-type="float" office:value="-0.0773194284852875">
            <text:p>-0.08</text:p>
          </table:table-cell>
        </table:table-row>
        <table:table-row table:style-name="ro1">
          <table:table-cell office:value-type="float" office:value="14976">
            <text:p>14976</text:p>
          </table:table-cell>
          <table:table-cell office:value-type="float" office:value="-2928">
            <text:p>-2928</text:p>
          </table:table-cell>
          <table:table-cell office:value-type="float" office:value="-2304">
            <text:p>-2304</text:p>
          </table:table-cell>
          <table:table-cell office:value-type="float" office:value="26.32">
            <text:p>26.32</text:p>
          </table:table-cell>
          <table:table-cell office:value-type="float" office:value="2547">
            <text:p>2547</text:p>
          </table:table-cell>
          <table:table-cell office:value-type="float" office:value="-1909">
            <text:p>-1909</text:p>
          </table:table-cell>
          <table:table-cell office:value-type="string">
            <text:p>-1401<text:tab/><text:tab/><text:tab/><text:tab/></text:p>
          </table:table-cell>
          <table:table-cell table:number-columns-repeated="2"/>
          <table:table-cell table:formula="of:=([.E255]-[.$I$2])/131" office:value-type="float" office:value="18.1173027989822">
            <text:p>18.12</text:p>
          </table:table-cell>
          <table:table-cell/>
          <table:table-cell table:formula="of:=[.L254]+[.J255]*0.1" office:value-type="float" office:value="261.768804071247">
            <text:p>261.77</text:p>
          </table:table-cell>
          <table:table-cell table:formula="of:=[.L255]*2*3.141592/360" office:value-type="float" office:value="4.56872655955442">
            <text:p>4.57</text:p>
          </table:table-cell>
          <table:table-cell/>
          <table:table-cell table:formula="of:=COS([.M254])" office:value-type="float" office:value="-0.174386879906982">
            <text:p>-0.17</text:p>
          </table:table-cell>
          <table:table-cell table:formula="of:=SIN([.M254])" office:value-type="float" office:value="-0.984677214175441">
            <text:p>-0.98</text:p>
          </table:table-cell>
          <table:table-cell table:number-columns-repeated="3"/>
          <table:table-cell table:formula="of:=([.F255]-[.$S$2])/131" office:value-type="float" office:value="-13.2717557251908">
            <text:p>-13.27</text:p>
          </table:table-cell>
          <table:table-cell/>
          <table:table-cell table:formula="of:=[.T255]*0.1+[.V254]" office:value-type="float" office:value="-5.52091603053435">
            <text:p>-5.52</text:p>
          </table:table-cell>
          <table:table-cell table:formula="of:=[.V255]*2*3.141592/360" office:value-type="float" office:value="-0.0963581424122138">
            <text:p>-0.10</text:p>
          </table:table-cell>
          <table:table-cell/>
          <table:table-cell table:formula="of:=COS([.W254])" office:value-type="float" office:value="0.997322473631327">
            <text:p>1.00</text:p>
          </table:table-cell>
          <table:table-cell table:formula="of:=SIN([.W254])" office:value-type="float" office:value="-0.0731292252788899">
            <text:p>-0.07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-1688">
            <text:p>-1688</text:p>
          </table:table-cell>
          <table:table-cell office:value-type="float" office:value="-2984">
            <text:p>-2984</text:p>
          </table:table-cell>
          <table:table-cell office:value-type="float" office:value="26.32">
            <text:p>26.32</text:p>
          </table:table-cell>
          <table:table-cell office:value-type="float" office:value="3808">
            <text:p>3808</text:p>
          </table:table-cell>
          <table:table-cell office:value-type="float" office:value="-3364">
            <text:p>-3364</text:p>
          </table:table-cell>
          <table:table-cell office:value-type="string">
            <text:p>-2104<text:tab/><text:tab/><text:tab/><text:tab/></text:p>
          </table:table-cell>
          <table:table-cell table:number-columns-repeated="2"/>
          <table:table-cell table:formula="of:=([.E256]-[.$I$2])/131" office:value-type="float" office:value="27.7432569974555">
            <text:p>27.74</text:p>
          </table:table-cell>
          <table:table-cell/>
          <table:table-cell table:formula="of:=[.L255]+[.J256]*0.1" office:value-type="float" office:value="264.543129770992">
            <text:p>264.54</text:p>
          </table:table-cell>
          <table:table-cell table:formula="of:=[.L256]*2*3.141592/360" office:value-type="float" office:value="4.61714766746395">
            <text:p>4.62</text:p>
          </table:table-cell>
          <table:table-cell/>
          <table:table-cell table:formula="of:=COS([.M255])" office:value-type="float" office:value="-0.143168758360178">
            <text:p>-0.14</text:p>
          </table:table-cell>
          <table:table-cell table:formula="of:=SIN([.M255])" office:value-type="float" office:value="-0.98969829070763">
            <text:p>-0.99</text:p>
          </table:table-cell>
          <table:table-cell table:number-columns-repeated="3"/>
          <table:table-cell table:formula="of:=([.F256]-[.$S$2])/131" office:value-type="float" office:value="-24.3786259541985">
            <text:p>-24.38</text:p>
          </table:table-cell>
          <table:table-cell/>
          <table:table-cell table:formula="of:=[.T256]*0.1+[.V255]" office:value-type="float" office:value="-7.9587786259542">
            <text:p>-7.96</text:p>
          </table:table-cell>
          <table:table-cell table:formula="of:=[.V256]*2*3.141592/360" office:value-type="float" office:value="-0.138906862561493">
            <text:p>-0.14</text:p>
          </table:table-cell>
          <table:table-cell/>
          <table:table-cell table:formula="of:=COS([.W255])" office:value-type="float" office:value="0.995361145134399">
            <text:p>1.00</text:p>
          </table:table-cell>
          <table:table-cell table:formula="of:=SIN([.W255])" office:value-type="float" office:value="-0.0962090991369161">
            <text:p>-0.10</text:p>
          </table:table-cell>
        </table:table-row>
        <table:table-row table:style-name="ro1">
          <table:table-cell office:value-type="float" office:value="20864">
            <text:p>20864</text:p>
          </table:table-cell>
          <table:table-cell office:value-type="float" office:value="-796">
            <text:p>-796</text:p>
          </table:table-cell>
          <table:table-cell office:value-type="float" office:value="-3920">
            <text:p>-3920</text:p>
          </table:table-cell>
          <table:table-cell office:value-type="float" office:value="26.32">
            <text:p>26.32</text:p>
          </table:table-cell>
          <table:table-cell office:value-type="float" office:value="3281">
            <text:p>3281</text:p>
          </table:table-cell>
          <table:table-cell office:value-type="float" office:value="2532">
            <text:p>2532</text:p>
          </table:table-cell>
          <table:table-cell office:value-type="string">
            <text:p>-1775<text:tab/><text:tab/><text:tab/><text:tab/></text:p>
          </table:table-cell>
          <table:table-cell table:number-columns-repeated="2"/>
          <table:table-cell table:formula="of:=([.E257]-[.$I$2])/131" office:value-type="float" office:value="23.7203562340967">
            <text:p>23.72</text:p>
          </table:table-cell>
          <table:table-cell/>
          <table:table-cell table:formula="of:=[.L256]+[.J257]*0.1" office:value-type="float" office:value="266.915165394402">
            <text:p>266.92</text:p>
          </table:table-cell>
          <table:table-cell table:formula="of:=[.L257]*2*3.141592/360" office:value-type="float" office:value="4.65854749045406">
            <text:p>4.66</text:p>
          </table:table-cell>
          <table:table-cell/>
          <table:table-cell table:formula="of:=COS([.M256])" office:value-type="float" office:value="-0.095097390685267">
            <text:p>-0.10</text:p>
          </table:table-cell>
          <table:table-cell table:formula="of:=SIN([.M256])" office:value-type="float" office:value="-0.995467973510375">
            <text:p>-1.00</text:p>
          </table:table-cell>
          <table:table-cell table:number-columns-repeated="3"/>
          <table:table-cell table:formula="of:=([.F257]-[.$S$2])/131" office:value-type="float" office:value="20.6290076335878">
            <text:p>20.63</text:p>
          </table:table-cell>
          <table:table-cell/>
          <table:table-cell table:formula="of:=[.T257]*0.1+[.V256]" office:value-type="float" office:value="-5.89587786259542">
            <text:p>-5.90</text:p>
          </table:table-cell>
          <table:table-cell table:formula="of:=[.V257]*2*3.141592/360" office:value-type="float" office:value="-0.102902459589483">
            <text:p>-0.10</text:p>
          </table:table-cell>
          <table:table-cell/>
          <table:table-cell table:formula="of:=COS([.W256])" office:value-type="float" office:value="0.990367944356185">
            <text:p>0.99</text:p>
          </table:table-cell>
          <table:table-cell table:formula="of:=SIN([.W256])" office:value-type="float" office:value="-0.138460589308669">
            <text:p>-0.14</text:p>
          </table:table-cell>
        </table:table-row>
        <table:table-row table:style-name="ro1">
          <table:table-cell office:value-type="float" office:value="14812">
            <text:p>14812</text:p>
          </table:table-cell>
          <table:table-cell office:value-type="float" office:value="-1404">
            <text:p>-1404</text:p>
          </table:table-cell>
          <table:table-cell office:value-type="float" office:value="-5916">
            <text:p>-5916</text:p>
          </table:table-cell>
          <table:table-cell office:value-type="float" office:value="26.27">
            <text:p>26.27</text:p>
          </table:table-cell>
          <table:table-cell office:value-type="float" office:value="3856">
            <text:p>3856</text:p>
          </table:table-cell>
          <table:table-cell office:value-type="float" office:value="3463">
            <text:p>3463</text:p>
          </table:table-cell>
          <table:table-cell office:value-type="string">
            <text:p>-1315<text:tab/><text:tab/><text:tab/><text:tab/></text:p>
          </table:table-cell>
          <table:table-cell table:number-columns-repeated="2"/>
          <table:table-cell table:formula="of:=([.E258]-[.$I$2])/131" office:value-type="float" office:value="28.1096692111959">
            <text:p>28.11</text:p>
          </table:table-cell>
          <table:table-cell/>
          <table:table-cell table:formula="of:=[.L257]+[.J258]*0.1" office:value-type="float" office:value="269.726132315522">
            <text:p>269.73</text:p>
          </table:table-cell>
          <table:table-cell table:formula="of:=[.L258]*2*3.141592/360" office:value-type="float" office:value="4.70760810818547">
            <text:p>4.71</text:p>
          </table:table-cell>
          <table:table-cell/>
          <table:table-cell table:formula="of:=COS([.M257])" office:value-type="float" office:value="-0.0538154801308759">
            <text:p>-0.05</text:p>
          </table:table-cell>
          <table:table-cell table:formula="of:=SIN([.M257])" office:value-type="float" office:value="-0.998550897099534">
            <text:p>-1.00</text:p>
          </table:table-cell>
          <table:table-cell table:number-columns-repeated="3"/>
          <table:table-cell table:formula="of:=([.F258]-[.$S$2])/131" office:value-type="float" office:value="27.7358778625954">
            <text:p>27.74</text:p>
          </table:table-cell>
          <table:table-cell/>
          <table:table-cell table:formula="of:=[.T258]*0.1+[.V257]" office:value-type="float" office:value="-3.12229007633588">
            <text:p>-3.12</text:p>
          </table:table-cell>
          <table:table-cell table:formula="of:=[.V258]*2*3.141592/360" office:value-type="float" office:value="-0.0544942306972011">
            <text:p>-0.05</text:p>
          </table:table-cell>
          <table:table-cell/>
          <table:table-cell table:formula="of:=COS([.W257])" office:value-type="float" office:value="0.99471021213761">
            <text:p>0.99</text:p>
          </table:table-cell>
          <table:table-cell table:formula="of:=SIN([.W257])" office:value-type="float" office:value="-0.102720951461474">
            <text:p>-0.10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004">
            <text:p>-1004</text:p>
          </table:table-cell>
          <table:table-cell office:value-type="float" office:value="-6304">
            <text:p>-6304</text:p>
          </table:table-cell>
          <table:table-cell office:value-type="float" office:value="26.32">
            <text:p>26.32</text:p>
          </table:table-cell>
          <table:table-cell office:value-type="float" office:value="3886">
            <text:p>3886</text:p>
          </table:table-cell>
          <table:table-cell office:value-type="float" office:value="2002">
            <text:p>2002</text:p>
          </table:table-cell>
          <table:table-cell office:value-type="string">
            <text:p>523<text:tab/><text:tab/><text:tab/><text:tab/></text:p>
          </table:table-cell>
          <table:table-cell table:number-columns-repeated="2"/>
          <table:table-cell table:formula="of:=([.E259]-[.$I$2])/131" office:value-type="float" office:value="28.3386768447837">
            <text:p>28.34</text:p>
          </table:table-cell>
          <table:table-cell/>
          <table:table-cell table:formula="of:=[.L258]+[.J259]*0.1" office:value-type="float" office:value="272.56">
            <text:p>272.56</text:p>
          </table:table-cell>
          <table:table-cell table:formula="of:=[.L259]*2*3.141592/360" office:value-type="float" office:value="4.75706841955556">
            <text:p>4.76</text:p>
          </table:table-cell>
          <table:table-cell/>
          <table:table-cell table:formula="of:=COS([.M258])" office:value-type="float" office:value="-0.00478085398671874">
            <text:p>0.00</text:p>
          </table:table-cell>
          <table:table-cell table:formula="of:=SIN([.M258])" office:value-type="float" office:value="-0.999988571652275">
            <text:p>-1.00</text:p>
          </table:table-cell>
          <table:table-cell table:number-columns-repeated="3"/>
          <table:table-cell table:formula="of:=([.F259]-[.$S$2])/131" office:value-type="float" office:value="16.5832061068702">
            <text:p>16.58</text:p>
          </table:table-cell>
          <table:table-cell/>
          <table:table-cell table:formula="of:=[.T259]*0.1+[.V258]" office:value-type="float" office:value="-1.46396946564886">
            <text:p>-1.46</text:p>
          </table:table-cell>
          <table:table-cell table:formula="of:=[.V259]*2*3.141592/360" office:value-type="float" office:value="-0.0255510820084818">
            <text:p>-0.03</text:p>
          </table:table-cell>
          <table:table-cell/>
          <table:table-cell table:formula="of:=COS([.W258])" office:value-type="float" office:value="0.998515556817738">
            <text:p>1.00</text:p>
          </table:table-cell>
          <table:table-cell table:formula="of:=SIN([.W258])" office:value-type="float" office:value="-0.0544672634980263">
            <text:p>-0.05</text:p>
          </table:table-cell>
        </table:table-row>
        <table:table-row table:style-name="ro1">
          <table:table-cell office:value-type="float" office:value="14032">
            <text:p>14032</text:p>
          </table:table-cell>
          <table:table-cell office:value-type="float" office:value="-2140">
            <text:p>-2140</text:p>
          </table:table-cell>
          <table:table-cell office:value-type="float" office:value="-3992">
            <text:p>-3992</text:p>
          </table:table-cell>
          <table:table-cell office:value-type="float" office:value="26.27">
            <text:p>26.27</text:p>
          </table:table-cell>
          <table:table-cell office:value-type="float" office:value="6150">
            <text:p>6150</text:p>
          </table:table-cell>
          <table:table-cell office:value-type="float" office:value="11">
            <text:p>11</text:p>
          </table:table-cell>
          <table:table-cell office:value-type="string">
            <text:p>-67<text:tab/><text:tab/><text:tab/><text:tab/></text:p>
          </table:table-cell>
          <table:table-cell table:number-columns-repeated="2"/>
          <table:table-cell table:formula="of:=([.E260]-[.$I$2])/131" office:value-type="float" office:value="45.6211195928753">
            <text:p>45.62</text:p>
          </table:table-cell>
          <table:table-cell/>
          <table:table-cell table:formula="of:=[.L259]+[.J260]*0.1" office:value-type="float" office:value="277.122111959287">
            <text:p>277.12</text:p>
          </table:table-cell>
          <table:table-cell table:formula="of:=[.L260]*2*3.141592/360" office:value-type="float" office:value="4.83669227752445">
            <text:p>4.84</text:p>
          </table:table-cell>
          <table:table-cell/>
          <table:table-cell table:formula="of:=COS([.M259])" office:value-type="float" office:value="0.0446645754157796">
            <text:p>0.04</text:p>
          </table:table-cell>
          <table:table-cell table:formula="of:=SIN([.M259])" office:value-type="float" office:value="-0.999002039889273">
            <text:p>-1.00</text:p>
          </table:table-cell>
          <table:table-cell table:number-columns-repeated="3"/>
          <table:table-cell table:formula="of:=([.F260]-[.$S$2])/131" office:value-type="float" office:value="1.38473282442748">
            <text:p>1.38</text:p>
          </table:table-cell>
          <table:table-cell/>
          <table:table-cell table:formula="of:=[.T260]*0.1+[.V259]" office:value-type="float" office:value="-1.32549618320611">
            <text:p>-1.33</text:p>
          </table:table-cell>
          <table:table-cell table:formula="of:=[.V260]*2*3.141592/360" office:value-type="float" office:value="-0.0231342678066158">
            <text:p>-0.02</text:p>
          </table:table-cell>
          <table:table-cell/>
          <table:table-cell table:formula="of:=COS([.W259])" office:value-type="float" office:value="0.999673588863015">
            <text:p>1.00</text:p>
          </table:table-cell>
          <table:table-cell table:formula="of:=SIN([.W259])" office:value-type="float" office:value="-0.0255483018954046">
            <text:p>-0.03</text:p>
          </table:table-cell>
        </table:table-row>
        <table:table-row table:style-name="ro1">
          <table:table-cell office:value-type="float" office:value="14972">
            <text:p>14972</text:p>
          </table:table-cell>
          <table:table-cell office:value-type="float" office:value="-2092">
            <text:p>-2092</text:p>
          </table:table-cell>
          <table:table-cell office:value-type="float" office:value="-4592">
            <text:p>-4592</text:p>
          </table:table-cell>
          <table:table-cell office:value-type="float" office:value="26.37">
            <text:p>26.37</text:p>
          </table:table-cell>
          <table:table-cell office:value-type="float" office:value="10334">
            <text:p>10334</text:p>
          </table:table-cell>
          <table:table-cell office:value-type="float" office:value="-3417">
            <text:p>-3417</text:p>
          </table:table-cell>
          <table:table-cell office:value-type="string">
            <text:p>-1403<text:tab/><text:tab/><text:tab/><text:tab/></text:p>
          </table:table-cell>
          <table:table-cell table:number-columns-repeated="2"/>
          <table:table-cell table:formula="of:=([.E261]-[.$I$2])/131" office:value-type="float" office:value="77.5600508905852">
            <text:p>77.56</text:p>
          </table:table-cell>
          <table:table-cell/>
          <table:table-cell table:formula="of:=[.L260]+[.J261]*0.1" office:value-type="float" office:value="284.878117048346">
            <text:p>284.88</text:p>
          </table:table-cell>
          <table:table-cell table:formula="of:=[.L261]*2*3.141592/360" office:value-type="float" office:value="4.97206007496749">
            <text:p>4.97</text:p>
          </table:table-cell>
          <table:table-cell/>
          <table:table-cell table:formula="of:=COS([.M260])" office:value-type="float" office:value="0.123983436230236">
            <text:p>0.12</text:p>
          </table:table-cell>
          <table:table-cell table:formula="of:=SIN([.M260])" office:value-type="float" office:value="-0.992284287661829">
            <text:p>-0.99</text:p>
          </table:table-cell>
          <table:table-cell table:number-columns-repeated="3"/>
          <table:table-cell table:formula="of:=([.F261]-[.$S$2])/131" office:value-type="float" office:value="-24.7832061068702">
            <text:p>-24.78</text:p>
          </table:table-cell>
          <table:table-cell/>
          <table:table-cell table:formula="of:=[.T261]*0.1+[.V260]" office:value-type="float" office:value="-3.80381679389313">
            <text:p>-3.80</text:p>
          </table:table-cell>
          <table:table-cell table:formula="of:=[.V261]*2*3.141592/360" office:value-type="float" office:value="-0.066389113384224">
            <text:p>-0.07</text:p>
          </table:table-cell>
          <table:table-cell/>
          <table:table-cell table:formula="of:=COS([.W260])" office:value-type="float" office:value="0.999732414761021">
            <text:p>1.00</text:p>
          </table:table-cell>
          <table:table-cell table:formula="of:=SIN([.W260])" office:value-type="float" office:value="-0.0231322043069434">
            <text:p>-0.02</text:p>
          </table:table-cell>
        </table:table-row>
        <table:table-row table:style-name="ro1">
          <table:table-cell office:value-type="float" office:value="15380">
            <text:p>15380</text:p>
          </table:table-cell>
          <table:table-cell office:value-type="float" office:value="-812">
            <text:p>-812</text:p>
          </table:table-cell>
          <table:table-cell office:value-type="float" office:value="-4084">
            <text:p>-4084</text:p>
          </table:table-cell>
          <table:table-cell office:value-type="float" office:value="26.32">
            <text:p>26.32</text:p>
          </table:table-cell>
          <table:table-cell office:value-type="float" office:value="12554">
            <text:p>12554</text:p>
          </table:table-cell>
          <table:table-cell office:value-type="float" office:value="-1814">
            <text:p>-1814</text:p>
          </table:table-cell>
          <table:table-cell office:value-type="string">
            <text:p>-2241<text:tab/><text:tab/><text:tab/><text:tab/></text:p>
          </table:table-cell>
          <table:table-cell table:number-columns-repeated="2"/>
          <table:table-cell table:formula="of:=([.E262]-[.$I$2])/131" office:value-type="float" office:value="94.5066157760814">
            <text:p>94.51</text:p>
          </table:table-cell>
          <table:table-cell/>
          <table:table-cell table:formula="of:=[.L261]+[.J262]*0.1" office:value-type="float" office:value="294.328778625954">
            <text:p>294.33</text:p>
          </table:table-cell>
          <table:table-cell table:formula="of:=[.L262]*2*3.141592/360" office:value-type="float" office:value="5.1370052016726">
            <text:p>5.14</text:p>
          </table:table-cell>
          <table:table-cell/>
          <table:table-cell table:formula="of:=COS([.M261])" office:value-type="float" office:value="0.256762687093616">
            <text:p>0.26</text:p>
          </table:table-cell>
          <table:table-cell table:formula="of:=SIN([.M261])" office:value-type="float" office:value="-0.966474481047723">
            <text:p>-0.97</text:p>
          </table:table-cell>
          <table:table-cell table:number-columns-repeated="3"/>
          <table:table-cell table:formula="of:=([.F262]-[.$S$2])/131" office:value-type="float" office:value="-12.5465648854962">
            <text:p>-12.55</text:p>
          </table:table-cell>
          <table:table-cell/>
          <table:table-cell table:formula="of:=[.T262]*0.1+[.V261]" office:value-type="float" office:value="-5.05847328244275">
            <text:p>-5.06</text:p>
          </table:table-cell>
          <table:table-cell table:formula="of:=[.V262]*2*3.141592/360" office:value-type="float" office:value="-0.0882869955351994">
            <text:p>-0.09</text:p>
          </table:table-cell>
          <table:table-cell/>
          <table:table-cell table:formula="of:=COS([.W261])" office:value-type="float" office:value="0.99779705211741">
            <text:p>1.00</text:p>
          </table:table-cell>
          <table:table-cell table:formula="of:=SIN([.W261])" office:value-type="float" office:value="-0.0663403556352139">
            <text:p>-0.07</text:p>
          </table:table-cell>
        </table:table-row>
        <table:table-row table:style-name="ro1">
          <table:table-cell office:value-type="float" office:value="16076">
            <text:p>16076</text:p>
          </table:table-cell>
          <table:table-cell office:value-type="float" office:value="-1280">
            <text:p>-1280</text:p>
          </table:table-cell>
          <table:table-cell office:value-type="float" office:value="-3928">
            <text:p>-3928</text:p>
          </table:table-cell>
          <table:table-cell office:value-type="float" office:value="26.27">
            <text:p>26.27</text:p>
          </table:table-cell>
          <table:table-cell office:value-type="float" office:value="14076">
            <text:p>14076</text:p>
          </table:table-cell>
          <table:table-cell office:value-type="float" office:value="-2114">
            <text:p>-2114</text:p>
          </table:table-cell>
          <table:table-cell office:value-type="string">
            <text:p>-1920<text:tab/><text:tab/><text:tab/><text:tab/></text:p>
          </table:table-cell>
          <table:table-cell table:number-columns-repeated="2"/>
          <table:table-cell table:formula="of:=([.E263]-[.$I$2])/131" office:value-type="float" office:value="106.124936386768">
            <text:p>106.12</text:p>
          </table:table-cell>
          <table:table-cell/>
          <table:table-cell table:formula="of:=[.L262]+[.J263]*0.1" office:value-type="float" office:value="304.941272264631">
            <text:p>304.94</text:p>
          </table:table-cell>
          <table:table-cell table:formula="of:=[.L263]*2*3.141592/360" office:value-type="float" office:value="5.32222811897992">
            <text:p>5.32</text:p>
          </table:table-cell>
          <table:table-cell/>
          <table:table-cell table:formula="of:=COS([.M262])" office:value-type="float" office:value="0.411971114115853">
            <text:p>0.41</text:p>
          </table:table-cell>
          <table:table-cell table:formula="of:=SIN([.M262])" office:value-type="float" office:value="-0.911196905797064">
            <text:p>-0.91</text:p>
          </table:table-cell>
          <table:table-cell table:number-columns-repeated="3"/>
          <table:table-cell table:formula="of:=([.F263]-[.$S$2])/131" office:value-type="float" office:value="-14.836641221374">
            <text:p>-14.84</text:p>
          </table:table-cell>
          <table:table-cell/>
          <table:table-cell table:formula="of:=[.T263]*0.1+[.V262]" office:value-type="float" office:value="-6.54213740458015">
            <text:p>-6.54</text:p>
          </table:table-cell>
          <table:table-cell table:formula="of:=[.V263]*2*3.141592/360" office:value-type="float" office:value="-0.114181814072943">
            <text:p>-0.11</text:p>
          </table:table-cell>
          <table:table-cell/>
          <table:table-cell table:formula="of:=COS([.W262])" office:value-type="float" office:value="0.99610523403909">
            <text:p>1.00</text:p>
          </table:table-cell>
          <table:table-cell table:formula="of:=SIN([.W262])" office:value-type="float" office:value="-0.0881723466849398">
            <text:p>-0.09</text:p>
          </table:table-cell>
        </table:table-row>
        <table:table-row table:style-name="ro1">
          <table:table-cell office:value-type="float" office:value="17796">
            <text:p>17796</text:p>
          </table:table-cell>
          <table:table-cell office:value-type="float" office:value="-176">
            <text:p>-176</text:p>
          </table:table-cell>
          <table:table-cell office:value-type="float" office:value="-4256">
            <text:p>-4256</text:p>
          </table:table-cell>
          <table:table-cell office:value-type="float" office:value="26.32">
            <text:p>26.32</text:p>
          </table:table-cell>
          <table:table-cell office:value-type="float" office:value="14329">
            <text:p>14329</text:p>
          </table:table-cell>
          <table:table-cell office:value-type="float" office:value="-2130">
            <text:p>-2130</text:p>
          </table:table-cell>
          <table:table-cell office:value-type="string">
            <text:p>-3102<text:tab/><text:tab/><text:tab/><text:tab/></text:p>
          </table:table-cell>
          <table:table-cell table:number-columns-repeated="2"/>
          <table:table-cell table:formula="of:=([.E264]-[.$I$2])/131" office:value-type="float" office:value="108.056234096692">
            <text:p>108.06</text:p>
          </table:table-cell>
          <table:table-cell/>
          <table:table-cell table:formula="of:=[.L263]+[.J264]*0.1" office:value-type="float" office:value="315.7468956743">
            <text:p>315.75</text:p>
          </table:table-cell>
          <table:table-cell table:formula="of:=[.L264]*2*3.141592/360" office:value-type="float" office:value="5.51082178597342">
            <text:p>5.51</text:p>
          </table:table-cell>
          <table:table-cell/>
          <table:table-cell table:formula="of:=COS([.M263])" office:value-type="float" office:value="0.572735602957615">
            <text:p>0.57</text:p>
          </table:table-cell>
          <table:table-cell table:formula="of:=SIN([.M263])" office:value-type="float" office:value="-0.819740159504692">
            <text:p>-0.82</text:p>
          </table:table-cell>
          <table:table-cell table:number-columns-repeated="3"/>
          <table:table-cell table:formula="of:=([.F264]-[.$S$2])/131" office:value-type="float" office:value="-14.9587786259542">
            <text:p>-14.96</text:p>
          </table:table-cell>
          <table:table-cell/>
          <table:table-cell table:formula="of:=[.T264]*0.1+[.V263]" office:value-type="float" office:value="-8.03801526717557">
            <text:p>-8.04</text:p>
          </table:table-cell>
          <table:table-cell table:formula="of:=[.V264]*2*3.141592/360" office:value-type="float" office:value="-0.140289802551315">
            <text:p>-0.14</text:p>
          </table:table-cell>
          <table:table-cell/>
          <table:table-cell table:formula="of:=COS([.W263])" office:value-type="float" office:value="0.993488335926133">
            <text:p>0.99</text:p>
          </table:table-cell>
          <table:table-cell table:formula="of:=SIN([.W263])" office:value-type="float" office:value="-0.113933868444476">
            <text:p>-0.11</text:p>
          </table:table-cell>
        </table:table-row>
        <table:table-row table:style-name="ro1">
          <table:table-cell office:value-type="float" office:value="16752">
            <text:p>16752</text:p>
          </table:table-cell>
          <table:table-cell office:value-type="float" office:value="-800">
            <text:p>-800</text:p>
          </table:table-cell>
          <table:table-cell office:value-type="float" office:value="-5096">
            <text:p>-5096</text:p>
          </table:table-cell>
          <table:table-cell office:value-type="float" office:value="26.27">
            <text:p>26.27</text:p>
          </table:table-cell>
          <table:table-cell office:value-type="float" office:value="13162">
            <text:p>13162</text:p>
          </table:table-cell>
          <table:table-cell office:value-type="float" office:value="-2191">
            <text:p>-2191</text:p>
          </table:table-cell>
          <table:table-cell office:value-type="string">
            <text:p>-3712<text:tab/><text:tab/><text:tab/><text:tab/></text:p>
          </table:table-cell>
          <table:table-cell table:number-columns-repeated="2"/>
          <table:table-cell table:formula="of:=([.E265]-[.$I$2])/131" office:value-type="float" office:value="99.1478371501272">
            <text:p>99.15</text:p>
          </table:table-cell>
          <table:table-cell/>
          <table:table-cell table:formula="of:=[.L264]+[.J265]*0.1" office:value-type="float" office:value="325.661679389313">
            <text:p>325.66</text:p>
          </table:table-cell>
          <table:table-cell table:formula="of:=[.L265]*2*3.141592/360" office:value-type="float" office:value="5.68386737042239">
            <text:p>5.68</text:p>
          </table:table-cell>
          <table:table-cell/>
          <table:table-cell table:formula="of:=COS([.M264])" office:value-type="float" office:value="0.716263335536934">
            <text:p>0.72</text:p>
          </table:table-cell>
          <table:table-cell table:formula="of:=SIN([.M264])" office:value-type="float" office:value="-0.697830089753591">
            <text:p>-0.70</text:p>
          </table:table-cell>
          <table:table-cell table:number-columns-repeated="3"/>
          <table:table-cell table:formula="of:=([.F265]-[.$S$2])/131" office:value-type="float" office:value="-15.424427480916">
            <text:p>-15.42</text:p>
          </table:table-cell>
          <table:table-cell/>
          <table:table-cell table:formula="of:=[.T265]*0.1+[.V264]" office:value-type="float" office:value="-9.58045801526718">
            <text:p>-9.58</text:p>
          </table:table-cell>
          <table:table-cell table:formula="of:=[.V265]*2*3.141592/360" office:value-type="float" office:value="-0.167210501428329">
            <text:p>-0.17</text:p>
          </table:table-cell>
          <table:table-cell/>
          <table:table-cell table:formula="of:=COS([.W264])" office:value-type="float" office:value="0.990175514680659">
            <text:p>0.99</text:p>
          </table:table-cell>
          <table:table-cell table:formula="of:=SIN([.W264])" office:value-type="float" office:value="-0.139830075902474">
            <text:p>-0.14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6384">
            <text:p>-6384</text:p>
          </table:table-cell>
          <table:table-cell office:value-type="float" office:value="-6276">
            <text:p>-6276</text:p>
          </table:table-cell>
          <table:table-cell office:value-type="float" office:value="26.27">
            <text:p>26.27</text:p>
          </table:table-cell>
          <table:table-cell office:value-type="float" office:value="10318">
            <text:p>10318</text:p>
          </table:table-cell>
          <table:table-cell office:value-type="float" office:value="-2618">
            <text:p>-2618</text:p>
          </table:table-cell>
          <table:table-cell office:value-type="string">
            <text:p>-3795<text:tab/><text:tab/><text:tab/><text:tab/></text:p>
          </table:table-cell>
          <table:table-cell table:number-columns-repeated="2"/>
          <table:table-cell table:formula="of:=([.E266]-[.$I$2])/131" office:value-type="float" office:value="77.4379134860051">
            <text:p>77.44</text:p>
          </table:table-cell>
          <table:table-cell/>
          <table:table-cell table:formula="of:=[.L265]+[.J266]*0.1" office:value-type="float" office:value="333.405470737913">
            <text:p>333.41</text:p>
          </table:table-cell>
          <table:table-cell table:formula="of:=[.L266]*2*3.141592/360" office:value-type="float" office:value="5.81902199792479">
            <text:p>5.82</text:p>
          </table:table-cell>
          <table:table-cell/>
          <table:table-cell table:formula="of:=COS([.M265])" office:value-type="float" office:value="0.825720544778953">
            <text:p>0.83</text:p>
          </table:table-cell>
          <table:table-cell table:formula="of:=SIN([.M265])" office:value-type="float" office:value="-0.564079411014042">
            <text:p>-0.56</text:p>
          </table:table-cell>
          <table:table-cell table:number-columns-repeated="3"/>
          <table:table-cell table:formula="of:=([.F266]-[.$S$2])/131" office:value-type="float" office:value="-18.6839694656489">
            <text:p>-18.68</text:p>
          </table:table-cell>
          <table:table-cell/>
          <table:table-cell table:formula="of:=[.T266]*0.1+[.V265]" office:value-type="float" office:value="-11.4488549618321">
            <text:p>-11.45</text:p>
          </table:table-cell>
          <table:table-cell table:formula="of:=[.V266]*2*3.141592/360" office:value-type="float" office:value="-0.199820173095844">
            <text:p>-0.20</text:p>
          </table:table-cell>
          <table:table-cell/>
          <table:table-cell table:formula="of:=COS([.W265])" office:value-type="float" office:value="0.986052865654581">
            <text:p>0.99</text:p>
          </table:table-cell>
          <table:table-cell table:formula="of:=SIN([.W265])" office:value-type="float" office:value="-0.166432407103873">
            <text:p>-0.17</text:p>
          </table:table-cell>
        </table:table-row>
        <table:table-row table:style-name="ro1">
          <table:table-cell office:value-type="float" office:value="15736">
            <text:p>15736</text:p>
          </table:table-cell>
          <table:table-cell office:value-type="float" office:value="-1820">
            <text:p>-1820</text:p>
          </table:table-cell>
          <table:table-cell office:value-type="float" office:value="-4752">
            <text:p>-4752</text:p>
          </table:table-cell>
          <table:table-cell office:value-type="float" office:value="26.37">
            <text:p>26.37</text:p>
          </table:table-cell>
          <table:table-cell office:value-type="float" office:value="10054">
            <text:p>10054</text:p>
          </table:table-cell>
          <table:table-cell office:value-type="float" office:value="-1140">
            <text:p>-1140</text:p>
          </table:table-cell>
          <table:table-cell office:value-type="string">
            <text:p>-3643<text:tab/><text:tab/><text:tab/><text:tab/></text:p>
          </table:table-cell>
          <table:table-cell table:number-columns-repeated="2"/>
          <table:table-cell table:formula="of:=([.E267]-[.$I$2])/131" office:value-type="float" office:value="75.4226463104326">
            <text:p>75.42</text:p>
          </table:table-cell>
          <table:table-cell/>
          <table:table-cell table:formula="of:=[.L266]+[.J267]*0.1" office:value-type="float" office:value="340.947735368957">
            <text:p>340.95</text:p>
          </table:table-cell>
          <table:table-cell table:formula="of:=[.L267]*2*3.141592/360" office:value-type="float" office:value="5.95065932140684">
            <text:p>5.95</text:p>
          </table:table-cell>
          <table:table-cell/>
          <table:table-cell table:formula="of:=COS([.M266])" office:value-type="float" office:value="0.894196443910352">
            <text:p>0.89</text:p>
          </table:table-cell>
          <table:table-cell table:formula="of:=SIN([.M266])" office:value-type="float" office:value="-0.447674792341584">
            <text:p>-0.45</text:p>
          </table:table-cell>
          <table:table-cell table:number-columns-repeated="3"/>
          <table:table-cell table:formula="of:=([.F267]-[.$S$2])/131" office:value-type="float" office:value="-7.40152671755725">
            <text:p>-7.40</text:p>
          </table:table-cell>
          <table:table-cell/>
          <table:table-cell table:formula="of:=[.T267]*0.1+[.V266]" office:value-type="float" office:value="-12.1890076335878">
            <text:p>-12.19</text:p>
          </table:table-cell>
          <table:table-cell table:formula="of:=[.V267]*2*3.141592/360" office:value-type="float" office:value="-0.21273827149788">
            <text:p>-0.21</text:p>
          </table:table-cell>
          <table:table-cell/>
          <table:table-cell table:formula="of:=COS([.W266])" office:value-type="float" office:value="0.9801022880852">
            <text:p>0.98</text:p>
          </table:table-cell>
          <table:table-cell table:formula="of:=SIN([.W266])" office:value-type="float" office:value="-0.198493085245195">
            <text:p>-0.20</text:p>
          </table:table-cell>
        </table:table-row>
        <table:table-row table:style-name="ro1">
          <table:table-cell office:value-type="float" office:value="14636">
            <text:p>14636</text:p>
          </table:table-cell>
          <table:table-cell office:value-type="float" office:value="-2924">
            <text:p>-2924</text:p>
          </table:table-cell>
          <table:table-cell office:value-type="float" office:value="-4592">
            <text:p>-4592</text:p>
          </table:table-cell>
          <table:table-cell office:value-type="float" office:value="26.22">
            <text:p>26.22</text:p>
          </table:table-cell>
          <table:table-cell office:value-type="float" office:value="6272">
            <text:p>6272</text:p>
          </table:table-cell>
          <table:table-cell office:value-type="float" office:value="331">
            <text:p>331</text:p>
          </table:table-cell>
          <table:table-cell office:value-type="string">
            <text:p>-1116<text:tab/><text:tab/><text:tab/><text:tab/></text:p>
          </table:table-cell>
          <table:table-cell table:number-columns-repeated="2"/>
          <table:table-cell table:formula="of:=([.E268]-[.$I$2])/131" office:value-type="float" office:value="46.552417302799">
            <text:p>46.55</text:p>
          </table:table-cell>
          <table:table-cell/>
          <table:table-cell table:formula="of:=[.L267]+[.J268]*0.1" office:value-type="float" office:value="345.602977099237">
            <text:p>345.60</text:p>
          </table:table-cell>
          <table:table-cell table:formula="of:=[.L268]*2*3.141592/360" office:value-type="float" office:value="6.03190860017303">
            <text:p>6.03</text:p>
          </table:table-cell>
          <table:table-cell/>
          <table:table-cell table:formula="of:=COS([.M267])" office:value-type="float" office:value="0.94522079816012">
            <text:p>0.95</text:p>
          </table:table-cell>
          <table:table-cell table:formula="of:=SIN([.M267])" office:value-type="float" office:value="-0.326431681559167">
            <text:p>-0.33</text:p>
          </table:table-cell>
          <table:table-cell table:number-columns-repeated="3"/>
          <table:table-cell table:formula="of:=([.F268]-[.$S$2])/131" office:value-type="float" office:value="3.82748091603053">
            <text:p>3.83</text:p>
          </table:table-cell>
          <table:table-cell/>
          <table:table-cell table:formula="of:=[.T268]*0.1+[.V267]" office:value-type="float" office:value="-11.8062595419847">
            <text:p>-11.81</text:p>
          </table:table-cell>
          <table:table-cell table:formula="of:=[.V268]*2*3.141592/360" office:value-type="float" office:value="-0.206058058483461">
            <text:p>-0.21</text:p>
          </table:table-cell>
          <table:table-cell/>
          <table:table-cell table:formula="of:=COS([.W267])" office:value-type="float" office:value="0.977456428935726">
            <text:p>0.98</text:p>
          </table:table-cell>
          <table:table-cell table:formula="of:=SIN([.W267])" office:value-type="float" office:value="-0.211137229147818">
            <text:p>-0.21</text:p>
          </table:table-cell>
        </table:table-row>
        <table:table-row table:style-name="ro1">
          <table:table-cell office:value-type="float" office:value="14872">
            <text:p>14872</text:p>
          </table:table-cell>
          <table:table-cell office:value-type="float" office:value="-3328">
            <text:p>-3328</text:p>
          </table:table-cell>
          <table:table-cell office:value-type="float" office:value="-4608">
            <text:p>-4608</text:p>
          </table:table-cell>
          <table:table-cell office:value-type="float" office:value="26.27">
            <text:p>26.27</text:p>
          </table:table-cell>
          <table:table-cell office:value-type="float" office:value="2560">
            <text:p>2560</text:p>
          </table:table-cell>
          <table:table-cell office:value-type="float" office:value="1438">
            <text:p>1438</text:p>
          </table:table-cell>
          <table:table-cell office:value-type="string">
            <text:p>1017<text:tab/><text:tab/><text:tab/><text:tab/></text:p>
          </table:table-cell>
          <table:table-cell table:number-columns-repeated="2"/>
          <table:table-cell table:formula="of:=([.E269]-[.$I$2])/131" office:value-type="float" office:value="18.2165394402036">
            <text:p>18.22</text:p>
          </table:table-cell>
          <table:table-cell/>
          <table:table-cell table:formula="of:=[.L268]+[.J269]*0.1" office:value-type="float" office:value="347.424631043257">
            <text:p>347.42</text:p>
          </table:table-cell>
          <table:table-cell table:formula="of:=[.L269]*2*3.141592/360" office:value-type="float" office:value="6.0637024527136">
            <text:p>6.06</text:p>
          </table:table-cell>
          <table:table-cell/>
          <table:table-cell table:formula="of:=COS([.M268])" office:value-type="float" office:value="0.968595769774017">
            <text:p>0.97</text:p>
          </table:table-cell>
          <table:table-cell table:formula="of:=SIN([.M268])" office:value-type="float" office:value="-0.248640774564189">
            <text:p>-0.25</text:p>
          </table:table-cell>
          <table:table-cell table:number-columns-repeated="3"/>
          <table:table-cell table:formula="of:=([.F269]-[.$S$2])/131" office:value-type="float" office:value="12.2778625954198">
            <text:p>12.28</text:p>
          </table:table-cell>
          <table:table-cell/>
          <table:table-cell table:formula="of:=[.T269]*0.1+[.V268]" office:value-type="float" office:value="-10.5784732824427">
            <text:p>-10.58</text:p>
          </table:table-cell>
          <table:table-cell table:formula="of:=[.V269]*2*3.141592/360" office:value-type="float" office:value="-0.184629150201866">
            <text:p>-0.18</text:p>
          </table:table-cell>
          <table:table-cell/>
          <table:table-cell table:formula="of:=COS([.W268])" office:value-type="float" office:value="0.97884505057586">
            <text:p>0.98</text:p>
          </table:table-cell>
          <table:table-cell table:formula="of:=SIN([.W268])" office:value-type="float" office:value="-0.204602949546533">
            <text:p>-0.20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372">
            <text:p>-1372</text:p>
          </table:table-cell>
          <table:table-cell office:value-type="float" office:value="-4112">
            <text:p>-4112</text:p>
          </table:table-cell>
          <table:table-cell office:value-type="float" office:value="26.37">
            <text:p>26.37</text:p>
          </table:table-cell>
          <table:table-cell office:value-type="float" office:value="1439">
            <text:p>1439</text:p>
          </table:table-cell>
          <table:table-cell office:value-type="float" office:value="-202">
            <text:p>-202</text:p>
          </table:table-cell>
          <table:table-cell office:value-type="string">
            <text:p>1013<text:tab/><text:tab/><text:tab/><text:tab/></text:p>
          </table:table-cell>
          <table:table-cell table:number-columns-repeated="2"/>
          <table:table-cell table:formula="of:=([.E270]-[.$I$2])/131" office:value-type="float" office:value="9.65928753180662">
            <text:p>9.66</text:p>
          </table:table-cell>
          <table:table-cell/>
          <table:table-cell table:formula="of:=[.L269]+[.J270]*0.1" office:value-type="float" office:value="348.390559796438">
            <text:p>348.39</text:p>
          </table:table-cell>
          <table:table-cell table:formula="of:=[.L270]*2*3.141592/360" office:value-type="float" office:value="6.08056108628894">
            <text:p>6.08</text:p>
          </table:table-cell>
          <table:table-cell/>
          <table:table-cell table:formula="of:=COS([.M269])" office:value-type="float" office:value="0.976010175303779">
            <text:p>0.98</text:p>
          </table:table-cell>
          <table:table-cell table:formula="of:=SIN([.M269])" office:value-type="float" office:value="-0.21772491291418">
            <text:p>-0.22</text:p>
          </table:table-cell>
          <table:table-cell table:number-columns-repeated="3"/>
          <table:table-cell table:formula="of:=([.F270]-[.$S$2])/131" office:value-type="float" office:value="-0.241221374045801">
            <text:p>-0.24</text:p>
          </table:table-cell>
          <table:table-cell/>
          <table:table-cell table:formula="of:=[.T270]*0.1+[.V269]" office:value-type="float" office:value="-10.6025954198473">
            <text:p>-10.60</text:p>
          </table:table-cell>
          <table:table-cell table:formula="of:=[.V270]*2*3.141592/360" office:value-type="float" office:value="-0.185050160834606">
            <text:p>-0.19</text:p>
          </table:table-cell>
          <table:table-cell/>
          <table:table-cell table:formula="of:=COS([.W269])" office:value-type="float" office:value="0.983004399572094">
            <text:p>0.98</text:p>
          </table:table-cell>
          <table:table-cell table:formula="of:=SIN([.W269])" office:value-type="float" office:value="-0.183581999177228">
            <text:p>-0.18</text:p>
          </table:table-cell>
        </table:table-row>
        <table:table-row table:style-name="ro1">
          <table:table-cell office:value-type="float" office:value="14792">
            <text:p>14792</text:p>
          </table:table-cell>
          <table:table-cell office:value-type="float" office:value="-1744">
            <text:p>-1744</text:p>
          </table:table-cell>
          <table:table-cell office:value-type="float" office:value="-3664">
            <text:p>-3664</text:p>
          </table:table-cell>
          <table:table-cell office:value-type="float" office:value="26.32">
            <text:p>26.32</text:p>
          </table:table-cell>
          <table:table-cell office:value-type="float" office:value="545">
            <text:p>545</text:p>
          </table:table-cell>
          <table:table-cell office:value-type="float" office:value="1336">
            <text:p>1336</text:p>
          </table:table-cell>
          <table:table-cell office:value-type="string">
            <text:p>-515<text:tab/><text:tab/><text:tab/><text:tab/></text:p>
          </table:table-cell>
          <table:table-cell table:number-columns-repeated="2"/>
          <table:table-cell table:formula="of:=([.E271]-[.$I$2])/131" office:value-type="float" office:value="2.83486005089059">
            <text:p>2.83</text:p>
          </table:table-cell>
          <table:table-cell/>
          <table:table-cell table:formula="of:=[.L270]+[.J271]*0.1" office:value-type="float" office:value="348.674045801527">
            <text:p>348.67</text:p>
          </table:table-cell>
          <table:table-cell table:formula="of:=[.L271]*2*3.141592/360" office:value-type="float" office:value="6.08550884943172">
            <text:p>6.09</text:p>
          </table:table-cell>
          <table:table-cell/>
          <table:table-cell table:formula="of:=COS([.M270])" office:value-type="float" office:value="0.979541851601827">
            <text:p>0.98</text:p>
          </table:table-cell>
          <table:table-cell table:formula="of:=SIN([.M270])" office:value-type="float" office:value="-0.201240554959642">
            <text:p>-0.20</text:p>
          </table:table-cell>
          <table:table-cell table:number-columns-repeated="3"/>
          <table:table-cell table:formula="of:=([.F271]-[.$S$2])/131" office:value-type="float" office:value="11.4992366412214">
            <text:p>11.50</text:p>
          </table:table-cell>
          <table:table-cell/>
          <table:table-cell table:formula="of:=[.T271]*0.1+[.V270]" office:value-type="float" office:value="-9.45267175572519">
            <text:p>-9.45</text:p>
          </table:table-cell>
          <table:table-cell table:formula="of:=[.V271]*2*3.141592/360" office:value-type="float" office:value="-0.164980210924512">
            <text:p>-0.16</text:p>
          </table:table-cell>
          <table:table-cell/>
          <table:table-cell table:formula="of:=COS([.W270])" office:value-type="float" office:value="0.982927022482003">
            <text:p>0.98</text:p>
          </table:table-cell>
          <table:table-cell table:formula="of:=SIN([.W270])" office:value-type="float" office:value="-0.183995838199301">
            <text:p>-0.18</text:p>
          </table:table-cell>
        </table:table-row>
        <table:table-row table:style-name="ro1">
          <table:table-cell office:value-type="float" office:value="16476">
            <text:p>16476</text:p>
          </table:table-cell>
          <table:table-cell office:value-type="float" office:value="-2820">
            <text:p>-2820</text:p>
          </table:table-cell>
          <table:table-cell office:value-type="float" office:value="-5076">
            <text:p>-5076</text:p>
          </table:table-cell>
          <table:table-cell office:value-type="float" office:value="26.27">
            <text:p>26.27</text:p>
          </table:table-cell>
          <table:table-cell office:value-type="float" office:value="674">
            <text:p>674</text:p>
          </table:table-cell>
          <table:table-cell office:value-type="float" office:value="-543">
            <text:p>-543</text:p>
          </table:table-cell>
          <table:table-cell office:value-type="string">
            <text:p>986<text:tab/><text:tab/><text:tab/><text:tab/></text:p>
          </table:table-cell>
          <table:table-cell table:number-columns-repeated="2"/>
          <table:table-cell table:formula="of:=([.E272]-[.$I$2])/131" office:value-type="float" office:value="3.81959287531807">
            <text:p>3.82</text:p>
          </table:table-cell>
          <table:table-cell/>
          <table:table-cell table:formula="of:=[.L271]+[.J272]*0.1" office:value-type="float" office:value="349.056005089058">
            <text:p>349.06</text:p>
          </table:table-cell>
          <table:table-cell table:formula="of:=[.L272]*2*3.141592/360" office:value-type="float" office:value="6.09217529522081">
            <text:p>6.09</text:p>
          </table:table-cell>
          <table:table-cell/>
          <table:table-cell table:formula="of:=COS([.M271])" office:value-type="float" office:value="0.980525548395837">
            <text:p>0.98</text:p>
          </table:table-cell>
          <table:table-cell table:formula="of:=SIN([.M271])" office:value-type="float" office:value="-0.196391570448031">
            <text:p>-0.20</text:p>
          </table:table-cell>
          <table:table-cell table:number-columns-repeated="3"/>
          <table:table-cell table:formula="of:=([.F272]-[.$S$2])/131" office:value-type="float" office:value="-2.84427480916031">
            <text:p>-2.84</text:p>
          </table:table-cell>
          <table:table-cell/>
          <table:table-cell table:formula="of:=[.T272]*0.1+[.V271]" office:value-type="float" office:value="-9.73709923664122">
            <text:p>-9.74</text:p>
          </table:table-cell>
          <table:table-cell table:formula="of:=[.V272]*2*3.141592/360" office:value-type="float" office:value="-0.169944405916879">
            <text:p>-0.17</text:p>
          </table:table-cell>
          <table:table-cell/>
          <table:table-cell table:formula="of:=COS([.W271])" office:value-type="float" office:value="0.98642160555498">
            <text:p>0.99</text:p>
          </table:table-cell>
          <table:table-cell table:formula="of:=SIN([.W271])" office:value-type="float" office:value="-0.164232810651025">
            <text:p>-0.16</text:p>
          </table:table-cell>
        </table:table-row>
        <table:table-row table:style-name="ro1">
          <table:table-cell office:value-type="float" office:value="15668">
            <text:p>15668</text:p>
          </table:table-cell>
          <table:table-cell office:value-type="float" office:value="-2468">
            <text:p>-2468</text:p>
          </table:table-cell>
          <table:table-cell office:value-type="float" office:value="-4532">
            <text:p>-4532</text:p>
          </table:table-cell>
          <table:table-cell office:value-type="float" office:value="26.32">
            <text:p>26.32</text:p>
          </table:table-cell>
          <table:table-cell office:value-type="float" office:value="-172">
            <text:p>-172</text:p>
          </table:table-cell>
          <table:table-cell office:value-type="float" office:value="-319">
            <text:p>-319</text:p>
          </table:table-cell>
          <table:table-cell office:value-type="string">
            <text:p>277<text:tab/><text:tab/><text:tab/><text:tab/></text:p>
          </table:table-cell>
          <table:table-cell table:number-columns-repeated="2"/>
          <table:table-cell table:formula="of:=([.E273]-[.$I$2])/131" office:value-type="float" office:value="-2.63842239185751">
            <text:p>-2.64</text:p>
          </table:table-cell>
          <table:table-cell/>
          <table:table-cell table:formula="of:=[.L272]+[.J273]*0.1" office:value-type="float" office:value="348.792162849873">
            <text:p>348.79</text:p>
          </table:table-cell>
          <table:table-cell table:formula="of:=[.L273]*2*3.141592/360" office:value-type="float" office:value="6.08757038039921">
            <text:p>6.09</text:p>
          </table:table-cell>
          <table:table-cell/>
          <table:table-cell table:formula="of:=COS([.M272])" office:value-type="float" office:value="0.981812984524175">
            <text:p>0.98</text:p>
          </table:table-cell>
          <table:table-cell table:formula="of:=SIN([.M272])" office:value-type="float" office:value="-0.189850634499156">
            <text:p>-0.19</text:p>
          </table:table-cell>
          <table:table-cell table:number-columns-repeated="3"/>
          <table:table-cell table:formula="of:=([.F273]-[.$S$2])/131" office:value-type="float" office:value="-1.13435114503817">
            <text:p>-1.13</text:p>
          </table:table-cell>
          <table:table-cell/>
          <table:table-cell table:formula="of:=[.T273]*0.1+[.V272]" office:value-type="float" office:value="-9.85053435114504">
            <text:p>-9.85</text:p>
          </table:table-cell>
          <table:table-cell table:formula="of:=[.V273]*2*3.141592/360" office:value-type="float" office:value="-0.171924221740458">
            <text:p>-0.17</text:p>
          </table:table-cell>
          <table:table-cell/>
          <table:table-cell table:formula="of:=COS([.W272])" office:value-type="float" office:value="0.985594170924058">
            <text:p>0.99</text:p>
          </table:table-cell>
          <table:table-cell table:formula="of:=SIN([.W272])" office:value-type="float" office:value="-0.169127556124123">
            <text:p>-0.17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964">
            <text:p>-1964</text:p>
          </table:table-cell>
          <table:table-cell office:value-type="float" office:value="-4176">
            <text:p>-4176</text:p>
          </table:table-cell>
          <table:table-cell office:value-type="float" office:value="26.37">
            <text:p>26.37</text:p>
          </table:table-cell>
          <table:table-cell office:value-type="float" office:value="150">
            <text:p>150</text:p>
          </table:table-cell>
          <table:table-cell office:value-type="float" office:value="-905">
            <text:p>-905</text:p>
          </table:table-cell>
          <table:table-cell office:value-type="string">
            <text:p>374<text:tab/><text:tab/><text:tab/><text:tab/></text:p>
          </table:table-cell>
          <table:table-cell table:number-columns-repeated="2"/>
          <table:table-cell table:formula="of:=([.E274]-[.$I$2])/131" office:value-type="float" office:value="-0.180407124681934">
            <text:p>-0.18</text:p>
          </table:table-cell>
          <table:table-cell/>
          <table:table-cell table:formula="of:=[.L273]+[.J274]*0.1" office:value-type="float" office:value="348.774122137404">
            <text:p>348.77</text:p>
          </table:table-cell>
          <table:table-cell table:formula="of:=[.L274]*2*3.141592/360" office:value-type="float" office:value="6.08725551063274">
            <text:p>6.09</text:p>
          </table:table-cell>
          <table:table-cell/>
          <table:table-cell table:formula="of:=COS([.M273])" office:value-type="float" office:value="0.980928331841399">
            <text:p>0.98</text:p>
          </table:table-cell>
          <table:table-cell table:formula="of:=SIN([.M273])" office:value-type="float" office:value="-0.194369770774289">
            <text:p>-0.19</text:p>
          </table:table-cell>
          <table:table-cell table:number-columns-repeated="3"/>
          <table:table-cell table:formula="of:=([.F274]-[.$S$2])/131" office:value-type="float" office:value="-5.60763358778626">
            <text:p>-5.61</text:p>
          </table:table-cell>
          <table:table-cell/>
          <table:table-cell table:formula="of:=[.T274]*0.1+[.V273]" office:value-type="float" office:value="-10.4112977099237">
            <text:p>-10.41</text:p>
          </table:table-cell>
          <table:table-cell table:formula="of:=[.V274]*2*3.141592/360" office:value-type="float" office:value="-0.181711386639525">
            <text:p>-0.18</text:p>
          </table:table-cell>
          <table:table-cell/>
          <table:table-cell table:formula="of:=COS([.W273])" office:value-type="float" office:value="0.985257398129321">
            <text:p>0.99</text:p>
          </table:table-cell>
          <table:table-cell table:formula="of:=SIN([.W273])" office:value-type="float" office:value="-0.171078518322553">
            <text:p>-0.17</text:p>
          </table:table-cell>
        </table:table-row>
        <table:table-row table:style-name="ro1">
          <table:table-cell office:value-type="float" office:value="16624">
            <text:p>16624</text:p>
          </table:table-cell>
          <table:table-cell office:value-type="float" office:value="-1788">
            <text:p>-1788</text:p>
          </table:table-cell>
          <table:table-cell office:value-type="float" office:value="-4544">
            <text:p>-4544</text:p>
          </table:table-cell>
          <table:table-cell office:value-type="float" office:value="26.41">
            <text:p>26.41</text:p>
          </table:table-cell>
          <table:table-cell office:value-type="float" office:value="-62">
            <text:p>-62</text:p>
          </table:table-cell>
          <table:table-cell office:value-type="float" office:value="-26">
            <text:p>-26</text:p>
          </table:table-cell>
          <table:table-cell office:value-type="string">
            <text:p>-130<text:tab/><text:tab/><text:tab/><text:tab/></text:p>
          </table:table-cell>
          <table:table-cell table:number-columns-repeated="2"/>
          <table:table-cell table:formula="of:=([.E275]-[.$I$2])/131" office:value-type="float" office:value="-1.79872773536896">
            <text:p>-1.80</text:p>
          </table:table-cell>
          <table:table-cell/>
          <table:table-cell table:formula="of:=[.L274]+[.J275]*0.1" office:value-type="float" office:value="348.594249363868">
            <text:p>348.59</text:p>
          </table:table-cell>
          <table:table-cell table:formula="of:=[.L275]*2*3.141592/360" office:value-type="float" office:value="6.08411613915295">
            <text:p>6.08</text:p>
          </table:table-cell>
          <table:table-cell/>
          <table:table-cell table:formula="of:=COS([.M274])" office:value-type="float" office:value="0.980867082052005">
            <text:p>0.98</text:p>
          </table:table-cell>
          <table:table-cell table:formula="of:=SIN([.M274])" office:value-type="float" office:value="-0.194678625808756">
            <text:p>-0.19</text:p>
          </table:table-cell>
          <table:table-cell table:number-columns-repeated="3"/>
          <table:table-cell table:formula="of:=([.F275]-[.$S$2])/131" office:value-type="float" office:value="1.10229007633588">
            <text:p>1.10</text:p>
          </table:table-cell>
          <table:table-cell/>
          <table:table-cell table:formula="of:=[.T275]*0.1+[.V274]" office:value-type="float" office:value="-10.3010687022901">
            <text:p>-10.30</text:p>
          </table:table-cell>
          <table:table-cell table:formula="of:=[.V275]*2*3.141592/360" office:value-type="float" office:value="-0.17978752792536">
            <text:p>-0.18</text:p>
          </table:table-cell>
          <table:table-cell/>
          <table:table-cell table:formula="of:=COS([.W274])" office:value-type="float" office:value="0.983535863355532">
            <text:p>0.98</text:p>
          </table:table-cell>
          <table:table-cell table:formula="of:=SIN([.W274])" office:value-type="float" office:value="-0.18071304738034">
            <text:p>-0.18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1844">
            <text:p>-1844</text:p>
          </table:table-cell>
          <table:table-cell office:value-type="float" office:value="-4128">
            <text:p>-4128</text:p>
          </table:table-cell>
          <table:table-cell office:value-type="float" office:value="26.32">
            <text:p>26.32</text:p>
          </table:table-cell>
          <table:table-cell office:value-type="float" office:value="286">
            <text:p>286</text:p>
          </table:table-cell>
          <table:table-cell office:value-type="float" office:value="-19">
            <text:p>-19</text:p>
          </table:table-cell>
          <table:table-cell office:value-type="string">
            <text:p>-461<text:tab/><text:tab/><text:tab/><text:tab/></text:p>
          </table:table-cell>
          <table:table-cell table:number-columns-repeated="2"/>
          <table:table-cell table:formula="of:=([.E276]-[.$I$2])/131" office:value-type="float" office:value="0.857760814249364">
            <text:p>0.86</text:p>
          </table:table-cell>
          <table:table-cell/>
          <table:table-cell table:formula="of:=[.L275]+[.J276]*0.1" office:value-type="float" office:value="348.680025445292">
            <text:p>348.68</text:p>
          </table:table-cell>
          <table:table-cell table:formula="of:=[.L276]*2*3.141592/360" office:value-type="float" office:value="6.08561321388182">
            <text:p>6.09</text:p>
          </table:table-cell>
          <table:table-cell/>
          <table:table-cell table:formula="of:=COS([.M275])" office:value-type="float" office:value="0.980251080991356">
            <text:p>0.98</text:p>
          </table:table-cell>
          <table:table-cell table:formula="of:=SIN([.M275])" office:value-type="float" office:value="-0.197756967551786">
            <text:p>-0.20</text:p>
          </table:table-cell>
          <table:table-cell table:number-columns-repeated="3"/>
          <table:table-cell table:formula="of:=([.F276]-[.$S$2])/131" office:value-type="float" office:value="1.15572519083969">
            <text:p>1.16</text:p>
          </table:table-cell>
          <table:table-cell/>
          <table:table-cell table:formula="of:=[.T276]*0.1+[.V275]" office:value-type="float" office:value="-10.1854961832061">
            <text:p>-10.19</text:p>
          </table:table-cell>
          <table:table-cell table:formula="of:=[.V276]*2*3.141592/360" office:value-type="float" office:value="-0.177770407362171">
            <text:p>-0.18</text:p>
          </table:table-cell>
          <table:table-cell/>
          <table:table-cell table:formula="of:=COS([.W275])" office:value-type="float" office:value="0.983881709365215">
            <text:p>0.98</text:p>
          </table:table-cell>
          <table:table-cell table:formula="of:=SIN([.W275])" office:value-type="float" office:value="-0.17882053007578">
            <text:p>-0.18</text:p>
          </table:table-cell>
        </table:table-row>
        <table:table-row table:style-name="ro1">
          <table:table-cell office:value-type="float" office:value="16116">
            <text:p>16116</text:p>
          </table:table-cell>
          <table:table-cell office:value-type="float" office:value="-1836">
            <text:p>-1836</text:p>
          </table:table-cell>
          <table:table-cell office:value-type="float" office:value="-4044">
            <text:p>-4044</text:p>
          </table:table-cell>
          <table:table-cell office:value-type="float" office:value="26.27">
            <text:p>26.27</text:p>
          </table:table-cell>
          <table:table-cell office:value-type="float" office:value="346">
            <text:p>346</text:p>
          </table:table-cell>
          <table:table-cell office:value-type="float" office:value="-107">
            <text:p>-107</text:p>
          </table:table-cell>
          <table:table-cell office:value-type="string">
            <text:p>-92<text:tab/><text:tab/><text:tab/><text:tab/></text:p>
          </table:table-cell>
          <table:table-cell table:number-columns-repeated="2"/>
          <table:table-cell table:formula="of:=([.E277]-[.$I$2])/131" office:value-type="float" office:value="1.31577608142494">
            <text:p>1.32</text:p>
          </table:table-cell>
          <table:table-cell/>
          <table:table-cell table:formula="of:=[.L276]+[.J277]*0.1" office:value-type="float" office:value="348.811603053435">
            <text:p>348.81</text:p>
          </table:table-cell>
          <table:table-cell table:formula="of:=[.L277]*2*3.141592/360" office:value-type="float" office:value="6.08790967588804">
            <text:p>6.09</text:p>
          </table:table-cell>
          <table:table-cell/>
          <table:table-cell table:formula="of:=COS([.M276])" office:value-type="float" office:value="0.980546039354141">
            <text:p>0.98</text:p>
          </table:table-cell>
          <table:table-cell table:formula="of:=SIN([.M276])" office:value-type="float" office:value="-0.196289237369007">
            <text:p>-0.20</text:p>
          </table:table-cell>
          <table:table-cell table:number-columns-repeated="3"/>
          <table:table-cell table:formula="of:=([.F277]-[.$S$2])/131" office:value-type="float" office:value="0.483969465648855">
            <text:p>0.48</text:p>
          </table:table-cell>
          <table:table-cell/>
          <table:table-cell table:formula="of:=[.T277]*0.1+[.V276]" office:value-type="float" office:value="-10.1370992366412">
            <text:p>-10.14</text:p>
          </table:table-cell>
          <table:table-cell table:formula="of:=[.V277]*2*3.141592/360" office:value-type="float" office:value="-0.176925721472434">
            <text:p>-0.18</text:p>
          </table:table-cell>
          <table:table-cell/>
          <table:table-cell table:formula="of:=COS([.W276])" office:value-type="float" office:value="0.984240410092796">
            <text:p>0.98</text:p>
          </table:table-cell>
          <table:table-cell table:formula="of:=SIN([.W276])" office:value-type="float" office:value="-0.176835559603733">
            <text:p>-0.18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1516">
            <text:p>-1516</text:p>
          </table:table-cell>
          <table:table-cell office:value-type="float" office:value="-3724">
            <text:p>-3724</text:p>
          </table:table-cell>
          <table:table-cell office:value-type="float" office:value="26.32">
            <text:p>26.32</text:p>
          </table:table-cell>
          <table:table-cell office:value-type="float" office:value="375">
            <text:p>375</text:p>
          </table:table-cell>
          <table:table-cell office:value-type="float" office:value="-167">
            <text:p>-167</text:p>
          </table:table-cell>
          <table:table-cell office:value-type="string">
            <text:p>-73<text:tab/><text:tab/><text:tab/><text:tab/></text:p>
          </table:table-cell>
          <table:table-cell table:number-columns-repeated="2"/>
          <table:table-cell table:formula="of:=([.E278]-[.$I$2])/131" office:value-type="float" office:value="1.53715012722646">
            <text:p>1.54</text:p>
          </table:table-cell>
          <table:table-cell/>
          <table:table-cell table:formula="of:=[.L277]+[.J278]*0.1" office:value-type="float" office:value="348.965318066158">
            <text:p>348.97</text:p>
          </table:table-cell>
          <table:table-cell table:formula="of:=[.L278]*2*3.141592/360" office:value-type="float" office:value="6.09059250841165">
            <text:p>6.09</text:p>
          </table:table-cell>
          <table:table-cell/>
          <table:table-cell table:formula="of:=COS([.M277])" office:value-type="float" office:value="0.980994224163588">
            <text:p>0.98</text:p>
          </table:table-cell>
          <table:table-cell table:formula="of:=SIN([.M277])" office:value-type="float" office:value="-0.19403693503475">
            <text:p>-0.19</text:p>
          </table:table-cell>
          <table:table-cell table:number-columns-repeated="3"/>
          <table:table-cell table:formula="of:=([.F278]-[.$S$2])/131" office:value-type="float" office:value="0.0259541984732825">
            <text:p>0.03</text:p>
          </table:table-cell>
          <table:table-cell/>
          <table:table-cell table:formula="of:=[.T278]*0.1+[.V277]" office:value-type="float" office:value="-10.1345038167939">
            <text:p>-10.13</text:p>
          </table:table-cell>
          <table:table-cell table:formula="of:=[.V278]*2*3.141592/360" office:value-type="float" office:value="-0.176880422860051">
            <text:p>-0.18</text:p>
          </table:table-cell>
          <table:table-cell/>
          <table:table-cell table:formula="of:=COS([.W277])" office:value-type="float" office:value="0.984389429452117">
            <text:p>0.98</text:p>
          </table:table-cell>
          <table:table-cell table:formula="of:=SIN([.W277])" office:value-type="float" office:value="-0.176004122630508">
            <text:p>-0.18</text:p>
          </table:table-cell>
        </table:table-row>
        <table:table-row table:style-name="ro1">
          <table:table-cell office:value-type="float" office:value="15916">
            <text:p>15916</text:p>
          </table:table-cell>
          <table:table-cell office:value-type="float" office:value="-1804">
            <text:p>-1804</text:p>
          </table:table-cell>
          <table:table-cell office:value-type="float" office:value="-4112">
            <text:p>-4112</text:p>
          </table:table-cell>
          <table:table-cell office:value-type="float" office:value="26.32">
            <text:p>26.32</text:p>
          </table:table-cell>
          <table:table-cell office:value-type="float" office:value="563">
            <text:p>563</text:p>
          </table:table-cell>
          <table:table-cell office:value-type="float" office:value="-151">
            <text:p>-151</text:p>
          </table:table-cell>
          <table:table-cell office:value-type="string">
            <text:p>-46<text:tab/><text:tab/><text:tab/><text:tab/></text:p>
          </table:table-cell>
          <table:table-cell table:number-columns-repeated="2"/>
          <table:table-cell table:formula="of:=([.E279]-[.$I$2])/131" office:value-type="float" office:value="2.97226463104326">
            <text:p>2.97</text:p>
          </table:table-cell>
          <table:table-cell/>
          <table:table-cell table:formula="of:=[.L278]+[.J279]*0.1" office:value-type="float" office:value="349.262544529262">
            <text:p>349.26</text:p>
          </table:table-cell>
          <table:table-cell table:formula="of:=[.L279]*2*3.141592/360" office:value-type="float" office:value="6.09578008773763">
            <text:p>6.10</text:p>
          </table:table-cell>
          <table:table-cell/>
          <table:table-cell table:formula="of:=COS([.M278])" office:value-type="float" office:value="0.981511261744044">
            <text:p>0.98</text:p>
          </table:table-cell>
          <table:table-cell table:formula="of:=SIN([.M278])" office:value-type="float" office:value="-0.19140439668308">
            <text:p>-0.19</text:p>
          </table:table-cell>
          <table:table-cell table:number-columns-repeated="3"/>
          <table:table-cell table:formula="of:=([.F279]-[.$S$2])/131" office:value-type="float" office:value="0.148091603053435">
            <text:p>0.15</text:p>
          </table:table-cell>
          <table:table-cell/>
          <table:table-cell table:formula="of:=[.T279]*0.1+[.V278]" office:value-type="float" office:value="-10.1196946564886">
            <text:p>-10.12</text:p>
          </table:table-cell>
          <table:table-cell table:formula="of:=[.V279]*2*3.141592/360" office:value-type="float" office:value="-0.17662195430704">
            <text:p>-0.18</text:p>
          </table:table-cell>
          <table:table-cell/>
          <table:table-cell table:formula="of:=COS([.W278])" office:value-type="float" office:value="0.984397401184678">
            <text:p>0.98</text:p>
          </table:table-cell>
          <table:table-cell table:formula="of:=SIN([.W278])" office:value-type="float" office:value="-0.175959530974747">
            <text:p>-0.18</text:p>
          </table:table-cell>
        </table:table-row>
        <table:table-row table:style-name="ro1">
          <table:table-cell office:value-type="float" office:value="16044">
            <text:p>16044</text:p>
          </table:table-cell>
          <table:table-cell office:value-type="float" office:value="-1496">
            <text:p>-1496</text:p>
          </table:table-cell>
          <table:table-cell office:value-type="float" office:value="-4172">
            <text:p>-4172</text:p>
          </table:table-cell>
          <table:table-cell office:value-type="float" office:value="26.37">
            <text:p>26.37</text:p>
          </table:table-cell>
          <table:table-cell office:value-type="float" office:value="530">
            <text:p>530</text:p>
          </table:table-cell>
          <table:table-cell office:value-type="float" office:value="69">
            <text:p>69</text:p>
          </table:table-cell>
          <table:table-cell office:value-type="string">
            <text:p>-62<text:tab/><text:tab/><text:tab/><text:tab/></text:p>
          </table:table-cell>
          <table:table-cell table:number-columns-repeated="2"/>
          <table:table-cell table:formula="of:=([.E280]-[.$I$2])/131" office:value-type="float" office:value="2.72035623409669">
            <text:p>2.72</text:p>
          </table:table-cell>
          <table:table-cell/>
          <table:table-cell table:formula="of:=[.L279]+[.J280]*0.1" office:value-type="float" office:value="349.534580152672">
            <text:p>349.53</text:p>
          </table:table-cell>
          <table:table-cell table:formula="of:=[.L280]*2*3.141592/360" office:value-type="float" office:value="6.10052800406107">
            <text:p>6.10</text:p>
          </table:table-cell>
          <table:table-cell/>
          <table:table-cell table:formula="of:=COS([.M279])" office:value-type="float" office:value="0.982490976096764">
            <text:p>0.98</text:p>
          </table:table-cell>
          <table:table-cell table:formula="of:=SIN([.M279])" office:value-type="float" office:value="-0.186310176556268">
            <text:p>-0.19</text:p>
          </table:table-cell>
          <table:table-cell table:number-columns-repeated="3"/>
          <table:table-cell table:formula="of:=([.F280]-[.$S$2])/131" office:value-type="float" office:value="1.82748091603053">
            <text:p>1.83</text:p>
          </table:table-cell>
          <table:table-cell/>
          <table:table-cell table:formula="of:=[.T280]*0.1+[.V279]" office:value-type="float" office:value="-9.9369465648855">
            <text:p>-9.94</text:p>
          </table:table-cell>
          <table:table-cell table:formula="of:=[.V280]*2*3.141592/360" office:value-type="float" office:value="-0.173432399070399">
            <text:p>-0.17</text:p>
          </table:table-cell>
          <table:table-cell/>
          <table:table-cell table:formula="of:=COS([.W279])" office:value-type="float" office:value="0.984442848307708">
            <text:p>0.98</text:p>
          </table:table-cell>
          <table:table-cell table:formula="of:=SIN([.W279])" office:value-type="float" office:value="-0.175705089328133">
            <text:p>-0.18</text:p>
          </table:table-cell>
        </table:table-row>
        <table:table-row table:style-name="ro1">
          <table:table-cell office:value-type="float" office:value="16048">
            <text:p>16048</text:p>
          </table:table-cell>
          <table:table-cell office:value-type="float" office:value="-1528">
            <text:p>-1528</text:p>
          </table:table-cell>
          <table:table-cell office:value-type="float" office:value="-4112">
            <text:p>-4112</text:p>
          </table:table-cell>
          <table:table-cell office:value-type="float" office:value="26.27">
            <text:p>26.27</text:p>
          </table:table-cell>
          <table:table-cell office:value-type="float" office:value="265">
            <text:p>265</text:p>
          </table:table-cell>
          <table:table-cell office:value-type="float" office:value="174">
            <text:p>174</text:p>
          </table:table-cell>
          <table:table-cell office:value-type="string">
            <text:p>-123<text:tab/><text:tab/><text:tab/><text:tab/></text:p>
          </table:table-cell>
          <table:table-cell table:number-columns-repeated="2"/>
          <table:table-cell table:formula="of:=([.E281]-[.$I$2])/131" office:value-type="float" office:value="0.697455470737914">
            <text:p>0.70</text:p>
          </table:table-cell>
          <table:table-cell/>
          <table:table-cell table:formula="of:=[.L280]+[.J281]*0.1" office:value-type="float" office:value="349.604325699745">
            <text:p>349.60</text:p>
          </table:table-cell>
          <table:table-cell table:formula="of:=[.L281]*2*3.141592/360" office:value-type="float" office:value="6.10174529324286">
            <text:p>6.10</text:p>
          </table:table-cell>
          <table:table-cell/>
          <table:table-cell table:formula="of:=COS([.M280])" office:value-type="float" office:value="0.983364483918286">
            <text:p>0.98</text:p>
          </table:table-cell>
          <table:table-cell table:formula="of:=SIN([.M280])" office:value-type="float" office:value="-0.181643309175215">
            <text:p>-0.18</text:p>
          </table:table-cell>
          <table:table-cell table:number-columns-repeated="3"/>
          <table:table-cell table:formula="of:=([.F281]-[.$S$2])/131" office:value-type="float" office:value="2.62900763358779">
            <text:p>2.63</text:p>
          </table:table-cell>
          <table:table-cell/>
          <table:table-cell table:formula="of:=[.T281]*0.1+[.V280]" office:value-type="float" office:value="-9.67404580152672">
            <text:p>-9.67</text:p>
          </table:table-cell>
          <table:table-cell table:formula="of:=[.V281]*2*3.141592/360" office:value-type="float" office:value="-0.168843916098388">
            <text:p>-0.17</text:p>
          </table:table-cell>
          <table:table-cell/>
          <table:table-cell table:formula="of:=COS([.W280])" office:value-type="float" office:value="0.984998260951697">
            <text:p>0.98</text:p>
          </table:table-cell>
          <table:table-cell table:formula="of:=SIN([.W280])" office:value-type="float" office:value="-0.172564266063783">
            <text:p>-0.17</text:p>
          </table:table-cell>
        </table:table-row>
        <table:table-row table:style-name="ro1">
          <table:table-cell office:value-type="float" office:value="16260">
            <text:p>16260</text:p>
          </table:table-cell>
          <table:table-cell office:value-type="float" office:value="-1480">
            <text:p>-1480</text:p>
          </table:table-cell>
          <table:table-cell office:value-type="float" office:value="-3916">
            <text:p>-3916</text:p>
          </table:table-cell>
          <table:table-cell office:value-type="float" office:value="26.32">
            <text:p>26.32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string">
            <text:p>-139<text:tab/><text:tab/><text:tab/><text:tab/></text:p>
          </table:table-cell>
          <table:table-cell table:number-columns-repeated="2"/>
          <table:table-cell table:formula="of:=([.E282]-[.$I$2])/131" office:value-type="float" office:value="-1.27201017811705">
            <text:p>-1.27</text:p>
          </table:table-cell>
          <table:table-cell/>
          <table:table-cell table:formula="of:=[.L281]+[.J282]*0.1" office:value-type="float" office:value="349.477124681934">
            <text:p>349.48</text:p>
          </table:table-cell>
          <table:table-cell table:formula="of:=[.L282]*2*3.141592/360" office:value-type="float" office:value="6.09952521713203">
            <text:p>6.10</text:p>
          </table:table-cell>
          <table:table-cell/>
          <table:table-cell table:formula="of:=COS([.M281])" office:value-type="float" office:value="0.983584867727692">
            <text:p>0.98</text:p>
          </table:table-cell>
          <table:table-cell table:formula="of:=SIN([.M281])" office:value-type="float" office:value="-0.180446135943939">
            <text:p>-0.18</text:p>
          </table:table-cell>
          <table:table-cell table:number-columns-repeated="3"/>
          <table:table-cell table:formula="of:=([.F282]-[.$S$2])/131" office:value-type="float" office:value="3.36946564885496">
            <text:p>3.37</text:p>
          </table:table-cell>
          <table:table-cell/>
          <table:table-cell table:formula="of:=[.T282]*0.1+[.V281]" office:value-type="float" office:value="-9.33709923664122">
            <text:p>-9.34</text:p>
          </table:table-cell>
          <table:table-cell table:formula="of:=[.V282]*2*3.141592/360" office:value-type="float" office:value="-0.162963090361323">
            <text:p>-0.16</text:p>
          </table:table-cell>
          <table:table-cell/>
          <table:table-cell table:formula="of:=COS([.W281])" office:value-type="float" office:value="0.985779697224461">
            <text:p>0.99</text:p>
          </table:table-cell>
          <table:table-cell table:formula="of:=SIN([.W281])" office:value-type="float" office:value="-0.168042817579481">
            <text:p>-0.17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320">
            <text:p>-1320</text:p>
          </table:table-cell>
          <table:table-cell office:value-type="float" office:value="-3700">
            <text:p>-3700</text:p>
          </table:table-cell>
          <table:table-cell office:value-type="float" office:value="26.32">
            <text:p>26.32</text:p>
          </table:table-cell>
          <table:table-cell office:value-type="float" office:value="-62">
            <text:p>-62</text:p>
          </table:table-cell>
          <table:table-cell office:value-type="float" office:value="366">
            <text:p>366</text:p>
          </table:table-cell>
          <table:table-cell office:value-type="string">
            <text:p>-90<text:tab/><text:tab/><text:tab/><text:tab/></text:p>
          </table:table-cell>
          <table:table-cell table:number-columns-repeated="2"/>
          <table:table-cell table:formula="of:=([.E283]-[.$I$2])/131" office:value-type="float" office:value="-1.79872773536896">
            <text:p>-1.80</text:p>
          </table:table-cell>
          <table:table-cell/>
          <table:table-cell table:formula="of:=[.L282]+[.J283]*0.1" office:value-type="float" office:value="349.297251908397">
            <text:p>349.30</text:p>
          </table:table-cell>
          <table:table-cell table:formula="of:=[.L283]*2*3.141592/360" office:value-type="float" office:value="6.09638584565225">
            <text:p>6.10</text:p>
          </table:table-cell>
          <table:table-cell/>
          <table:table-cell table:formula="of:=COS([.M282])" office:value-type="float" office:value="0.983181839986039">
            <text:p>0.98</text:p>
          </table:table-cell>
          <table:table-cell table:formula="of:=SIN([.M282])" office:value-type="float" office:value="-0.18262932273232">
            <text:p>-0.18</text:p>
          </table:table-cell>
          <table:table-cell table:number-columns-repeated="3"/>
          <table:table-cell table:formula="of:=([.F283]-[.$S$2])/131" office:value-type="float" office:value="4.09465648854962">
            <text:p>4.09</text:p>
          </table:table-cell>
          <table:table-cell/>
          <table:table-cell table:formula="of:=[.T283]*0.1+[.V282]" office:value-type="float" office:value="-8.92763358778626">
            <text:p>-8.93</text:p>
          </table:table-cell>
          <table:table-cell table:formula="of:=[.V283]*2*3.141592/360" office:value-type="float" office:value="-0.155816568101781">
            <text:p>-0.16</text:p>
          </table:table-cell>
          <table:table-cell/>
          <table:table-cell table:formula="of:=COS([.W282])" office:value-type="float" office:value="0.986750875946561">
            <text:p>0.99</text:p>
          </table:table-cell>
          <table:table-cell table:formula="of:=SIN([.W282])" office:value-type="float" office:value="-0.162242746582686">
            <text:p>-0.16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1376">
            <text:p>-1376</text:p>
          </table:table-cell>
          <table:table-cell office:value-type="float" office:value="-4172">
            <text:p>-4172</text:p>
          </table:table-cell>
          <table:table-cell office:value-type="float" office:value="26.18">
            <text:p>26.18</text:p>
          </table:table-cell>
          <table:table-cell office:value-type="float" office:value="183">
            <text:p>183</text:p>
          </table:table-cell>
          <table:table-cell office:value-type="float" office:value="-40">
            <text:p>-40</text:p>
          </table:table-cell>
          <table:table-cell office:value-type="string">
            <text:p>44<text:tab/><text:tab/><text:tab/><text:tab/></text:p>
          </table:table-cell>
          <table:table-cell table:number-columns-repeated="2"/>
          <table:table-cell table:formula="of:=([.E284]-[.$I$2])/131" office:value-type="float" office:value="0.0715012722646311">
            <text:p>0.07</text:p>
          </table:table-cell>
          <table:table-cell/>
          <table:table-cell table:formula="of:=[.L283]+[.J284]*0.1" office:value-type="float" office:value="349.304402035623">
            <text:p>349.30</text:p>
          </table:table-cell>
          <table:table-cell table:formula="of:=[.L284]*2*3.141592/360" office:value-type="float" office:value="6.09651063888832">
            <text:p>6.10</text:p>
          </table:table-cell>
          <table:table-cell/>
          <table:table-cell table:formula="of:=COS([.M283])" office:value-type="float" office:value="0.982603654694968">
            <text:p>0.98</text:p>
          </table:table-cell>
          <table:table-cell table:formula="of:=SIN([.M283])" office:value-type="float" office:value="-0.185714990725281">
            <text:p>-0.19</text:p>
          </table:table-cell>
          <table:table-cell table:number-columns-repeated="3"/>
          <table:table-cell table:formula="of:=([.F284]-[.$S$2])/131" office:value-type="float" office:value="0.995419847328244">
            <text:p>1.00</text:p>
          </table:table-cell>
          <table:table-cell/>
          <table:table-cell table:formula="of:=[.T284]*0.1+[.V283]" office:value-type="float" office:value="-8.82809160305344">
            <text:p>-8.83</text:p>
          </table:table-cell>
          <table:table-cell table:formula="of:=[.V284]*2*3.141592/360" office:value-type="float" office:value="-0.154079233085666">
            <text:p>-0.15</text:p>
          </table:table-cell>
          <table:table-cell/>
          <table:table-cell table:formula="of:=COS([.W283])" office:value-type="float" office:value="0.987885139528761">
            <text:p>0.99</text:p>
          </table:table-cell>
          <table:table-cell table:formula="of:=SIN([.W283])" office:value-type="float" office:value="-0.155186826432662">
            <text:p>-0.16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392">
            <text:p>-1392</text:p>
          </table:table-cell>
          <table:table-cell office:value-type="float" office:value="-3816">
            <text:p>-3816</text:p>
          </table:table-cell>
          <table:table-cell office:value-type="float" office:value="26.22">
            <text:p>26.22</text:p>
          </table:table-cell>
          <table:table-cell office:value-type="float" office:value="-87">
            <text:p>-87</text:p>
          </table:table-cell>
          <table:table-cell office:value-type="float" office:value="34">
            <text:p>34</text:p>
          </table:table-cell>
          <table:table-cell office:value-type="string">
            <text:p>350<text:tab/><text:tab/><text:tab/><text:tab/></text:p>
          </table:table-cell>
          <table:table-cell table:number-columns-repeated="2"/>
          <table:table-cell table:formula="of:=([.E285]-[.$I$2])/131" office:value-type="float" office:value="-1.98956743002545">
            <text:p>-1.99</text:p>
          </table:table-cell>
          <table:table-cell/>
          <table:table-cell table:formula="of:=[.L284]+[.J285]*0.1" office:value-type="float" office:value="349.105445292621">
            <text:p>349.11</text:p>
          </table:table-cell>
          <table:table-cell table:formula="of:=[.L285]*2*3.141592/360" office:value-type="float" office:value="6.09303818937631">
            <text:p>6.09</text:p>
          </table:table-cell>
          <table:table-cell/>
          <table:table-cell table:formula="of:=COS([.M284])" office:value-type="float" office:value="0.982626823018373">
            <text:p>0.98</text:p>
          </table:table-cell>
          <table:table-cell table:formula="of:=SIN([.M284])" office:value-type="float" office:value="-0.185592366989647">
            <text:p>-0.19</text:p>
          </table:table-cell>
          <table:table-cell table:number-columns-repeated="3"/>
          <table:table-cell table:formula="of:=([.F285]-[.$S$2])/131" office:value-type="float" office:value="1.56030534351145">
            <text:p>1.56</text:p>
          </table:table-cell>
          <table:table-cell/>
          <table:table-cell table:formula="of:=[.T285]*0.1+[.V284]" office:value-type="float" office:value="-8.67206106870229">
            <text:p>-8.67</text:p>
          </table:table-cell>
          <table:table-cell table:formula="of:=[.V285]*2*3.141592/360" office:value-type="float" office:value="-0.151355987094148">
            <text:p>-0.15</text:p>
          </table:table-cell>
          <table:table-cell/>
          <table:table-cell table:formula="of:=COS([.W284])" office:value-type="float" office:value="0.988153260017969">
            <text:p>0.99</text:p>
          </table:table-cell>
          <table:table-cell table:formula="of:=SIN([.W284])" office:value-type="float" office:value="-0.153470305648549">
            <text:p>-0.15</text:p>
          </table:table-cell>
        </table:table-row>
        <table:table-row table:style-name="ro1">
          <table:table-cell office:value-type="float" office:value="16092">
            <text:p>16092</text:p>
          </table:table-cell>
          <table:table-cell office:value-type="float" office:value="-1372">
            <text:p>-1372</text:p>
          </table:table-cell>
          <table:table-cell office:value-type="float" office:value="-3688">
            <text:p>-3688</text:p>
          </table:table-cell>
          <table:table-cell office:value-type="float" office:value="26.27">
            <text:p>26.2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437<text:tab/><text:tab/><text:tab/><text:tab/></text:p>
          </table:table-cell>
          <table:table-cell table:number-columns-repeated="2"/>
          <table:table-cell table:formula="of:=([.E286]-[.$I$2])/131" office:value-type="float" office:value="-1.31781170483461">
            <text:p>-1.32</text:p>
          </table:table-cell>
          <table:table-cell/>
          <table:table-cell table:formula="of:=[.L285]+[.J286]*0.1" office:value-type="float" office:value="348.973664122137">
            <text:p>348.97</text:p>
          </table:table-cell>
          <table:table-cell table:formula="of:=[.L286]*2*3.141592/360" office:value-type="float" office:value="6.09073817453774">
            <text:p>6.09</text:p>
          </table:table-cell>
          <table:table-cell/>
          <table:table-cell table:formula="of:=COS([.M285])" office:value-type="float" office:value="0.981976439984535">
            <text:p>0.98</text:p>
          </table:table-cell>
          <table:table-cell table:formula="of:=SIN([.M285])" office:value-type="float" office:value="-0.189003363238064">
            <text:p>-0.19</text:p>
          </table:table-cell>
          <table:table-cell table:number-columns-repeated="3"/>
          <table:table-cell table:formula="of:=([.F286]-[.$S$2])/131" office:value-type="float" office:value="2.7969465648855">
            <text:p>2.80</text:p>
          </table:table-cell>
          <table:table-cell/>
          <table:table-cell table:formula="of:=[.T286]*0.1+[.V285]" office:value-type="float" office:value="-8.39236641221374">
            <text:p>-8.39</text:p>
          </table:table-cell>
          <table:table-cell table:formula="of:=[.V286]*2*3.141592/360" office:value-type="float" office:value="-0.146474395453774">
            <text:p>-0.15</text:p>
          </table:table-cell>
          <table:table-cell/>
          <table:table-cell table:formula="of:=COS([.W285])" office:value-type="float" office:value="0.988567532792087">
            <text:p>0.99</text:p>
          </table:table-cell>
          <table:table-cell table:formula="of:=SIN([.W285])" office:value-type="float" office:value="-0.15077875549747">
            <text:p>-0.15</text:p>
          </table:table-cell>
        </table:table-row>
        <table:table-row table:style-name="ro1">
          <table:table-cell office:value-type="float" office:value="16272">
            <text:p>16272</text:p>
          </table:table-cell>
          <table:table-cell office:value-type="float" office:value="-1376">
            <text:p>-1376</text:p>
          </table:table-cell>
          <table:table-cell office:value-type="float" office:value="-3768">
            <text:p>-3768</text:p>
          </table:table-cell>
          <table:table-cell office:value-type="float" office:value="26.22">
            <text:p>26.22</text:p>
          </table:table-cell>
          <table:table-cell table:number-columns-repeated="2" office:value-type="float" office:value="-72">
            <text:p>-72</text:p>
          </table:table-cell>
          <table:table-cell office:value-type="string">
            <text:p>435<text:tab/><text:tab/><text:tab/><text:tab/></text:p>
          </table:table-cell>
          <table:table-cell table:number-columns-repeated="2"/>
          <table:table-cell table:formula="of:=([.E287]-[.$I$2])/131" office:value-type="float" office:value="-1.87506361323155">
            <text:p>-1.88</text:p>
          </table:table-cell>
          <table:table-cell/>
          <table:table-cell table:formula="of:=[.L286]+[.J287]*0.1" office:value-type="float" office:value="348.786157760814">
            <text:p>348.79</text:p>
          </table:table-cell>
          <table:table-cell table:formula="of:=[.L287]*2*3.141592/360" office:value-type="float" office:value="6.08746557184507">
            <text:p>6.09</text:p>
          </table:table-cell>
          <table:table-cell/>
          <table:table-cell table:formula="of:=COS([.M286])" office:value-type="float" office:value="0.981539132467771">
            <text:p>0.98</text:p>
          </table:table-cell>
          <table:table-cell table:formula="of:=SIN([.M286])" office:value-type="float" office:value="-0.191261421709699">
            <text:p>-0.19</text:p>
          </table:table-cell>
          <table:table-cell table:number-columns-repeated="3"/>
          <table:table-cell table:formula="of:=([.F287]-[.$S$2])/131" office:value-type="float" office:value="0.751145038167939">
            <text:p>0.75</text:p>
          </table:table-cell>
          <table:table-cell/>
          <table:table-cell table:formula="of:=[.T287]*0.1+[.V286]" office:value-type="float" office:value="-8.31725190839695">
            <text:p>-8.32</text:p>
          </table:table-cell>
          <table:table-cell table:formula="of:=[.V287]*2*3.141592/360" office:value-type="float" office:value="-0.145163400318914">
            <text:p>-0.15</text:p>
          </table:table-cell>
          <table:table-cell/>
          <table:table-cell table:formula="of:=COS([.W286])" office:value-type="float" office:value="0.989291791453579">
            <text:p>0.99</text:p>
          </table:table-cell>
          <table:table-cell table:formula="of:=SIN([.W286])" office:value-type="float" office:value="-0.145951195139225">
            <text:p>-0.15</text:p>
          </table:table-cell>
        </table:table-row>
        <table:table-row table:style-name="ro1">
          <table:table-cell office:value-type="float" office:value="16172">
            <text:p>16172</text:p>
          </table:table-cell>
          <table:table-cell office:value-type="float" office:value="-1476">
            <text:p>-1476</text:p>
          </table:table-cell>
          <table:table-cell office:value-type="float" office:value="-3608">
            <text:p>-3608</text:p>
          </table:table-cell>
          <table:table-cell office:value-type="float" office:value="26.37">
            <text:p>26.37</text:p>
          </table:table-cell>
          <table:table-cell office:value-type="float" office:value="-25">
            <text:p>-25</text:p>
          </table:table-cell>
          <table:table-cell office:value-type="float" office:value="-20">
            <text:p>-20</text:p>
          </table:table-cell>
          <table:table-cell office:value-type="string">
            <text:p>272<text:tab/><text:tab/><text:tab/><text:tab/></text:p>
          </table:table-cell>
          <table:table-cell table:number-columns-repeated="2"/>
          <table:table-cell table:formula="of:=([.E288]-[.$I$2])/131" office:value-type="float" office:value="-1.51628498727735">
            <text:p>-1.52</text:p>
          </table:table-cell>
          <table:table-cell/>
          <table:table-cell table:formula="of:=[.L287]+[.J288]*0.1" office:value-type="float" office:value="348.634529262086">
            <text:p>348.63</text:p>
          </table:table-cell>
          <table:table-cell table:formula="of:=[.L288]*2*3.141592/360" office:value-type="float" office:value="6.08481915585298">
            <text:p>6.08</text:p>
          </table:table-cell>
          <table:table-cell/>
          <table:table-cell table:formula="of:=COS([.M287])" office:value-type="float" office:value="0.980907954839126">
            <text:p>0.98</text:p>
          </table:table-cell>
          <table:table-cell table:formula="of:=SIN([.M287])" office:value-type="float" office:value="-0.194472579386717">
            <text:p>-0.19</text:p>
          </table:table-cell>
          <table:table-cell table:number-columns-repeated="3"/>
          <table:table-cell table:formula="of:=([.F288]-[.$S$2])/131" office:value-type="float" office:value="1.14809160305344">
            <text:p>1.15</text:p>
          </table:table-cell>
          <table:table-cell/>
          <table:table-cell table:formula="of:=[.T288]*0.1+[.V287]" office:value-type="float" office:value="-8.2024427480916">
            <text:p>-8.20</text:p>
          </table:table-cell>
          <table:table-cell table:formula="of:=[.V288]*2*3.141592/360" office:value-type="float" office:value="-0.143159602877014">
            <text:p>-0.14</text:p>
          </table:table-cell>
          <table:table-cell/>
          <table:table-cell table:formula="of:=COS([.W287])" office:value-type="float" office:value="0.989482282553667">
            <text:p>0.99</text:p>
          </table:table-cell>
          <table:table-cell table:formula="of:=SIN([.W287])" office:value-type="float" office:value="-0.144654113361444">
            <text:p>-0.14</text:p>
          </table:table-cell>
        </table:table-row>
        <table:table-row table:style-name="ro1">
          <table:table-cell office:value-type="float" office:value="15868">
            <text:p>15868</text:p>
          </table:table-cell>
          <table:table-cell office:value-type="float" office:value="-1444">
            <text:p>-1444</text:p>
          </table:table-cell>
          <table:table-cell office:value-type="float" office:value="-3524">
            <text:p>-3524</text:p>
          </table:table-cell>
          <table:table-cell office:value-type="float" office:value="26.37">
            <text:p>26.37</text:p>
          </table:table-cell>
          <table:table-cell office:value-type="float" office:value="-9">
            <text:p>-9</text:p>
          </table:table-cell>
          <table:table-cell office:value-type="float" office:value="-158">
            <text:p>-158</text:p>
          </table:table-cell>
          <table:table-cell office:value-type="string">
            <text:p>239<text:tab/><text:tab/><text:tab/><text:tab/></text:p>
          </table:table-cell>
          <table:table-cell table:number-columns-repeated="2"/>
          <table:table-cell table:formula="of:=([.E289]-[.$I$2])/131" office:value-type="float" office:value="-1.3941475826972">
            <text:p>-1.39</text:p>
          </table:table-cell>
          <table:table-cell/>
          <table:table-cell table:formula="of:=[.L288]+[.J289]*0.1" office:value-type="float" office:value="348.495114503817">
            <text:p>348.50</text:p>
          </table:table-cell>
          <table:table-cell table:formula="of:=[.L289]*2*3.141592/360" office:value-type="float" office:value="6.08238590980153">
            <text:p>6.08</text:p>
          </table:table-cell>
          <table:table-cell/>
          <table:table-cell table:formula="of:=COS([.M288])" office:value-type="float" office:value="0.980389865194688">
            <text:p>0.98</text:p>
          </table:table-cell>
          <table:table-cell table:formula="of:=SIN([.M288])" office:value-type="float" office:value="-0.197067785859437">
            <text:p>-0.20</text:p>
          </table:table-cell>
          <table:table-cell table:number-columns-repeated="3"/>
          <table:table-cell table:formula="of:=([.F289]-[.$S$2])/131" office:value-type="float" office:value="0.0946564885496184">
            <text:p>0.09</text:p>
          </table:table-cell>
          <table:table-cell/>
          <table:table-cell table:formula="of:=[.T289]*0.1+[.V288]" office:value-type="float" office:value="-8.19297709923664">
            <text:p>-8.19</text:p>
          </table:table-cell>
          <table:table-cell table:formula="of:=[.V289]*2*3.141592/360" office:value-type="float" office:value="-0.142994396173028">
            <text:p>-0.14</text:p>
          </table:table-cell>
          <table:table-cell/>
          <table:table-cell table:formula="of:=COS([.W288])" office:value-type="float" office:value="0.98977015341597">
            <text:p>0.99</text:p>
          </table:table-cell>
          <table:table-cell table:formula="of:=SIN([.W288])" office:value-type="float" office:value="-0.142671102213893">
            <text:p>-0.14</text:p>
          </table:table-cell>
        </table:table-row>
        <table:table-row table:style-name="ro1">
          <table:table-cell office:value-type="float" office:value="16484">
            <text:p>16484</text:p>
          </table:table-cell>
          <table:table-cell office:value-type="float" office:value="-1320">
            <text:p>-1320</text:p>
          </table:table-cell>
          <table:table-cell office:value-type="float" office:value="-3720">
            <text:p>-3720</text:p>
          </table:table-cell>
          <table:table-cell office:value-type="float" office:value="26.41">
            <text:p>26.41</text:p>
          </table:table-cell>
          <table:table-cell office:value-type="float" office:value="-70">
            <text:p>-70</text:p>
          </table:table-cell>
          <table:table-cell office:value-type="float" office:value="-422">
            <text:p>-422</text:p>
          </table:table-cell>
          <table:table-cell office:value-type="string">
            <text:p>211<text:tab/><text:tab/><text:tab/><text:tab/></text:p>
          </table:table-cell>
          <table:table-cell table:number-columns-repeated="2"/>
          <table:table-cell table:formula="of:=([.E290]-[.$I$2])/131" office:value-type="float" office:value="-1.85979643765903">
            <text:p>-1.86</text:p>
          </table:table-cell>
          <table:table-cell/>
          <table:table-cell table:formula="of:=[.L289]+[.J290]*0.1" office:value-type="float" office:value="348.309134860051">
            <text:p>348.31</text:p>
          </table:table-cell>
          <table:table-cell table:formula="of:=[.L290]*2*3.141592/360" office:value-type="float" office:value="6.07913995335143">
            <text:p>6.08</text:p>
          </table:table-cell>
          <table:table-cell/>
          <table:table-cell table:formula="of:=COS([.M289])" office:value-type="float" office:value="0.979907448967039">
            <text:p>0.98</text:p>
          </table:table-cell>
          <table:table-cell table:formula="of:=SIN([.M289])" office:value-type="float" office:value="-0.199452729885827">
            <text:p>-0.20</text:p>
          </table:table-cell>
          <table:table-cell table:number-columns-repeated="3"/>
          <table:table-cell table:formula="of:=([.F290]-[.$S$2])/131" office:value-type="float" office:value="-1.9206106870229">
            <text:p>-1.92</text:p>
          </table:table-cell>
          <table:table-cell/>
          <table:table-cell table:formula="of:=[.T290]*0.1+[.V289]" office:value-type="float" office:value="-8.38503816793893">
            <text:p>-8.39</text:p>
          </table:table-cell>
          <table:table-cell table:formula="of:=[.V290]*2*3.141592/360" office:value-type="float" office:value="-0.146346493489398">
            <text:p>-0.15</text:p>
          </table:table-cell>
          <table:table-cell/>
          <table:table-cell table:formula="of:=COS([.W289])" office:value-type="float" office:value="0.989793710131389">
            <text:p>0.99</text:p>
          </table:table-cell>
          <table:table-cell table:formula="of:=SIN([.W289])" office:value-type="float" office:value="-0.142507583602908">
            <text:p>-0.14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292">
            <text:p>-1292</text:p>
          </table:table-cell>
          <table:table-cell office:value-type="float" office:value="-4084">
            <text:p>-4084</text:p>
          </table:table-cell>
          <table:table-cell office:value-type="float" office:value="26.41">
            <text:p>26.41</text:p>
          </table:table-cell>
          <table:table-cell office:value-type="float" office:value="107">
            <text:p>107</text:p>
          </table:table-cell>
          <table:table-cell office:value-type="float" office:value="-513">
            <text:p>-513</text:p>
          </table:table-cell>
          <table:table-cell office:value-type="string">
            <text:p>31<text:tab/><text:tab/><text:tab/><text:tab/></text:p>
          </table:table-cell>
          <table:table-cell table:number-columns-repeated="2"/>
          <table:table-cell table:formula="of:=([.E291]-[.$I$2])/131" office:value-type="float" office:value="-0.508651399491094">
            <text:p>-0.51</text:p>
          </table:table-cell>
          <table:table-cell/>
          <table:table-cell table:formula="of:=[.L290]+[.J291]*0.1" office:value-type="float" office:value="348.258269720102">
            <text:p>348.26</text:p>
          </table:table-cell>
          <table:table-cell table:formula="of:=[.L291]*2*3.141592/360" office:value-type="float" office:value="6.07825218936952">
            <text:p>6.08</text:p>
          </table:table-cell>
          <table:table-cell/>
          <table:table-cell table:formula="of:=COS([.M290])" office:value-type="float" office:value="0.979254872966659">
            <text:p>0.98</text:p>
          </table:table-cell>
          <table:table-cell table:formula="of:=SIN([.M290])" office:value-type="float" office:value="-0.202632410465485">
            <text:p>-0.20</text:p>
          </table:table-cell>
          <table:table-cell table:number-columns-repeated="3"/>
          <table:table-cell table:formula="of:=([.F291]-[.$S$2])/131" office:value-type="float" office:value="-2.61526717557252">
            <text:p>-2.62</text:p>
          </table:table-cell>
          <table:table-cell/>
          <table:table-cell table:formula="of:=[.T291]*0.1+[.V290]" office:value-type="float" office:value="-8.64656488549618">
            <text:p>-8.65</text:p>
          </table:table-cell>
          <table:table-cell table:formula="of:=[.V291]*2*3.141592/360" office:value-type="float" office:value="-0.150910994843087">
            <text:p>-0.15</text:p>
          </table:table-cell>
          <table:table-cell/>
          <table:table-cell table:formula="of:=COS([.W290])" office:value-type="float" office:value="0.989310450806221">
            <text:p>0.99</text:p>
          </table:table-cell>
          <table:table-cell table:formula="of:=SIN([.W290])" office:value-type="float" office:value="-0.1458246615823">
            <text:p>-0.15</text:p>
          </table:table-cell>
        </table:table-row>
        <table:table-row table:style-name="ro1">
          <table:table-cell office:value-type="float" office:value="16204">
            <text:p>16204</text:p>
          </table:table-cell>
          <table:table-cell office:value-type="float" office:value="-1360">
            <text:p>-1360</text:p>
          </table:table-cell>
          <table:table-cell office:value-type="float" office:value="-4020">
            <text:p>-4020</text:p>
          </table:table-cell>
          <table:table-cell office:value-type="float" office:value="26.37">
            <text:p>26.37</text:p>
          </table:table-cell>
          <table:table-cell office:value-type="float" office:value="241">
            <text:p>241</text:p>
          </table:table-cell>
          <table:table-cell office:value-type="float" office:value="-113">
            <text:p>-113</text:p>
          </table:table-cell>
          <table:table-cell office:value-type="string">
            <text:p>-82<text:tab/><text:tab/><text:tab/><text:tab/></text:p>
          </table:table-cell>
          <table:table-cell table:number-columns-repeated="2"/>
          <table:table-cell table:formula="of:=([.E292]-[.$I$2])/131" office:value-type="float" office:value="0.514249363867685">
            <text:p>0.51</text:p>
          </table:table-cell>
          <table:table-cell/>
          <table:table-cell table:formula="of:=[.L291]+[.J292]*0.1" office:value-type="float" office:value="348.309694656488">
            <text:p>348.31</text:p>
          </table:table-cell>
          <table:table-cell table:formula="of:=[.L292]*2*3.141592/360" office:value-type="float" office:value="6.07914972364037">
            <text:p>6.08</text:p>
          </table:table-cell>
          <table:table-cell/>
          <table:table-cell table:formula="of:=COS([.M291])" office:value-type="float" office:value="0.979074597347167">
            <text:p>0.98</text:p>
          </table:table-cell>
          <table:table-cell table:formula="of:=SIN([.M291])" office:value-type="float" office:value="-0.203501677706802">
            <text:p>-0.20</text:p>
          </table:table-cell>
          <table:table-cell table:number-columns-repeated="3"/>
          <table:table-cell table:formula="of:=([.F292]-[.$S$2])/131" office:value-type="float" office:value="0.438167938931298">
            <text:p>0.44</text:p>
          </table:table-cell>
          <table:table-cell/>
          <table:table-cell table:formula="of:=[.T292]*0.1+[.V291]" office:value-type="float" office:value="-8.60274809160305">
            <text:p>-8.60</text:p>
          </table:table-cell>
          <table:table-cell table:formula="of:=[.V292]*2*3.141592/360" office:value-type="float" office:value="-0.150146247681086">
            <text:p>-0.15</text:p>
          </table:table-cell>
          <table:table-cell/>
          <table:table-cell table:formula="of:=COS([.W291])" office:value-type="float" office:value="0.988634530290561">
            <text:p>0.99</text:p>
          </table:table-cell>
          <table:table-cell table:formula="of:=SIN([.W291])" office:value-type="float" office:value="-0.150338835691784">
            <text:p>-0.15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1452">
            <text:p>-1452</text:p>
          </table:table-cell>
          <table:table-cell office:value-type="float" office:value="-4100">
            <text:p>-4100</text:p>
          </table:table-cell>
          <table:table-cell office:value-type="float" office:value="26.27">
            <text:p>26.27</text:p>
          </table:table-cell>
          <table:table-cell office:value-type="float" office:value="126">
            <text:p>126</text:p>
          </table:table-cell>
          <table:table-cell office:value-type="float" office:value="-13">
            <text:p>-13</text:p>
          </table:table-cell>
          <table:table-cell office:value-type="string">
            <text:p>147<text:tab/><text:tab/><text:tab/><text:tab/></text:p>
          </table:table-cell>
          <table:table-cell table:number-columns-repeated="2"/>
          <table:table-cell table:formula="of:=([.E293]-[.$I$2])/131" office:value-type="float" office:value="-0.363613231552163">
            <text:p>-0.36</text:p>
          </table:table-cell>
          <table:table-cell/>
          <table:table-cell table:formula="of:=[.L292]+[.J293]*0.1" office:value-type="float" office:value="348.273333333333">
            <text:p>348.27</text:p>
          </table:table-cell>
          <table:table-cell table:formula="of:=[.L293]*2*3.141592/360" office:value-type="float" office:value="6.07851509896296">
            <text:p>6.08</text:p>
          </table:table-cell>
          <table:table-cell/>
          <table:table-cell table:formula="of:=COS([.M292])" office:value-type="float" office:value="0.979256852697119">
            <text:p>0.98</text:p>
          </table:table-cell>
          <table:table-cell table:formula="of:=SIN([.M292])" office:value-type="float" office:value="-0.202622842852755">
            <text:p>-0.20</text:p>
          </table:table-cell>
          <table:table-cell table:number-columns-repeated="3"/>
          <table:table-cell table:formula="of:=([.F293]-[.$S$2])/131" office:value-type="float" office:value="1.20152671755725">
            <text:p>1.20</text:p>
          </table:table-cell>
          <table:table-cell/>
          <table:table-cell table:formula="of:=[.T293]*0.1+[.V292]" office:value-type="float" office:value="-8.48259541984733">
            <text:p>-8.48</text:p>
          </table:table-cell>
          <table:table-cell table:formula="of:=[.V293]*2*3.141592/360" office:value-type="float" office:value="-0.148049188390161">
            <text:p>-0.15</text:p>
          </table:table-cell>
          <table:table-cell/>
          <table:table-cell table:formula="of:=COS([.W292])" office:value-type="float" office:value="0.988749212381672">
            <text:p>0.99</text:p>
          </table:table-cell>
          <table:table-cell table:formula="of:=SIN([.W292])" office:value-type="float" office:value="-0.149582736352236">
            <text:p>-0.15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316">
            <text:p>-1316</text:p>
          </table:table-cell>
          <table:table-cell office:value-type="float" office:value="-3896">
            <text:p>-3896</text:p>
          </table:table-cell>
          <table:table-cell office:value-type="float" office:value="26.32">
            <text:p>26.32</text:p>
          </table:table-cell>
          <table:table-cell office:value-type="float" office:value="354">
            <text:p>354</text:p>
          </table:table-cell>
          <table:table-cell office:value-type="float" office:value="196">
            <text:p>196</text:p>
          </table:table-cell>
          <table:table-cell office:value-type="string">
            <text:p>232<text:tab/><text:tab/><text:tab/><text:tab/></text:p>
          </table:table-cell>
          <table:table-cell table:number-columns-repeated="2"/>
          <table:table-cell table:formula="of:=([.E294]-[.$I$2])/131" office:value-type="float" office:value="1.37684478371501">
            <text:p>1.38</text:p>
          </table:table-cell>
          <table:table-cell/>
          <table:table-cell table:formula="of:=[.L293]+[.J294]*0.1" office:value-type="float" office:value="348.411017811705">
            <text:p>348.41</text:p>
          </table:table-cell>
          <table:table-cell table:formula="of:=[.L294]*2*3.141592/360" office:value-type="float" office:value="6.0809181459395">
            <text:p>6.08</text:p>
          </table:table-cell>
          <table:table-cell/>
          <table:table-cell table:formula="of:=COS([.M293])" office:value-type="float" office:value="0.979128066052371">
            <text:p>0.98</text:p>
          </table:table-cell>
          <table:table-cell table:formula="of:=SIN([.M293])" office:value-type="float" office:value="-0.203244262572264">
            <text:p>-0.20</text:p>
          </table:table-cell>
          <table:table-cell table:number-columns-repeated="3"/>
          <table:table-cell table:formula="of:=([.F294]-[.$S$2])/131" office:value-type="float" office:value="2.7969465648855">
            <text:p>2.80</text:p>
          </table:table-cell>
          <table:table-cell/>
          <table:table-cell table:formula="of:=[.T294]*0.1+[.V293]" office:value-type="float" office:value="-8.20290076335878">
            <text:p>-8.20</text:p>
          </table:table-cell>
          <table:table-cell table:formula="of:=[.V294]*2*3.141592/360" office:value-type="float" office:value="-0.143167596749788">
            <text:p>-0.14</text:p>
          </table:table-cell>
          <table:table-cell/>
          <table:table-cell table:formula="of:=COS([.W293])" office:value-type="float" office:value="0.989060721929307">
            <text:p>0.99</text:p>
          </table:table-cell>
          <table:table-cell table:formula="of:=SIN([.W293])" office:value-type="float" office:value="-0.147508943243035">
            <text:p>-0.15</text:p>
          </table:table-cell>
        </table:table-row>
        <table:table-row table:style-name="ro1">
          <table:table-cell office:value-type="float" office:value="16432">
            <text:p>16432</text:p>
          </table:table-cell>
          <table:table-cell office:value-type="float" office:value="-1420">
            <text:p>-1420</text:p>
          </table:table-cell>
          <table:table-cell office:value-type="float" office:value="-4196">
            <text:p>-4196</text:p>
          </table:table-cell>
          <table:table-cell office:value-type="float" office:value="26.32">
            <text:p>26.32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string">
            <text:p>112<text:tab/><text:tab/><text:tab/><text:tab/></text:p>
          </table:table-cell>
          <table:table-cell table:number-columns-repeated="2"/>
          <table:table-cell table:formula="of:=([.E295]-[.$I$2])/131" office:value-type="float" office:value="-0.844529262086514">
            <text:p>-0.84</text:p>
          </table:table-cell>
          <table:table-cell/>
          <table:table-cell table:formula="of:=[.L294]+[.J295]*0.1" office:value-type="float" office:value="348.326564885496">
            <text:p>348.33</text:p>
          </table:table-cell>
          <table:table-cell table:formula="of:=[.L295]*2*3.141592/360" office:value-type="float" office:value="6.07944416462086">
            <text:p>6.08</text:p>
          </table:table-cell>
          <table:table-cell/>
          <table:table-cell table:formula="of:=COS([.M294])" office:value-type="float" office:value="0.979613644040856">
            <text:p>0.98</text:p>
          </table:table-cell>
          <table:table-cell table:formula="of:=SIN([.M294])" office:value-type="float" office:value="-0.2008907872676">
            <text:p>-0.20</text:p>
          </table:table-cell>
          <table:table-cell table:number-columns-repeated="3"/>
          <table:table-cell table:formula="of:=([.F295]-[.$S$2])/131" office:value-type="float" office:value="2.01068702290076">
            <text:p>2.01</text:p>
          </table:table-cell>
          <table:table-cell/>
          <table:table-cell table:formula="of:=[.T295]*0.1+[.V294]" office:value-type="float" office:value="-8.0018320610687">
            <text:p>-8.00</text:p>
          </table:table-cell>
          <table:table-cell table:formula="of:=[.V295]*2*3.141592/360" office:value-type="float" office:value="-0.139658286602205">
            <text:p>-0.14</text:p>
          </table:table-cell>
          <table:table-cell/>
          <table:table-cell table:formula="of:=COS([.W294])" office:value-type="float" office:value="0.989769012889706">
            <text:p>0.99</text:p>
          </table:table-cell>
          <table:table-cell table:formula="of:=SIN([.W294])" office:value-type="float" office:value="-0.142679014306016">
            <text:p>-0.14</text:p>
          </table:table-cell>
        </table:table-row>
        <table:table-row table:style-name="ro1">
          <table:table-cell office:value-type="float" office:value="16028">
            <text:p>16028</text:p>
          </table:table-cell>
          <table:table-cell office:value-type="float" office:value="-1344">
            <text:p>-1344</text:p>
          </table:table-cell>
          <table:table-cell office:value-type="float" office:value="-4044">
            <text:p>-4044</text:p>
          </table:table-cell>
          <table:table-cell office:value-type="float" office:value="26.22">
            <text:p>26.22</text:p>
          </table:table-cell>
          <table:table-cell office:value-type="float" office:value="-107">
            <text:p>-107</text:p>
          </table:table-cell>
          <table:table-cell office:value-type="float" office:value="-167">
            <text:p>-167</text:p>
          </table:table-cell>
          <table:table-cell office:value-type="string">
            <text:p>158<text:tab/><text:tab/><text:tab/><text:tab/></text:p>
          </table:table-cell>
          <table:table-cell table:number-columns-repeated="2"/>
          <table:table-cell table:formula="of:=([.E296]-[.$I$2])/131" office:value-type="float" office:value="-2.14223918575064">
            <text:p>-2.14</text:p>
          </table:table-cell>
          <table:table-cell/>
          <table:table-cell table:formula="of:=[.L295]+[.J296]*0.1" office:value-type="float" office:value="348.112340966921">
            <text:p>348.11</text:p>
          </table:table-cell>
          <table:table-cell table:formula="of:=[.L296]*2*3.141592/360" office:value-type="float" office:value="6.07570525268306">
            <text:p>6.08</text:p>
          </table:table-cell>
          <table:table-cell/>
          <table:table-cell table:formula="of:=COS([.M295])" office:value-type="float" office:value="0.9793164707162">
            <text:p>0.98</text:p>
          </table:table-cell>
          <table:table-cell table:formula="of:=SIN([.M295])" office:value-type="float" office:value="-0.202334500725817">
            <text:p>-0.20</text:p>
          </table:table-cell>
          <table:table-cell table:number-columns-repeated="3"/>
          <table:table-cell table:formula="of:=([.F296]-[.$S$2])/131" office:value-type="float" office:value="0.0259541984732825">
            <text:p>0.03</text:p>
          </table:table-cell>
          <table:table-cell/>
          <table:table-cell table:formula="of:=[.T296]*0.1+[.V295]" office:value-type="float" office:value="-7.99923664122137">
            <text:p>-8.00</text:p>
          </table:table-cell>
          <table:table-cell table:formula="of:=[.V296]*2*3.141592/360" office:value-type="float" office:value="-0.139612987989822">
            <text:p>-0.14</text:p>
          </table:table-cell>
          <table:table-cell/>
          <table:table-cell table:formula="of:=COS([.W295])" office:value-type="float" office:value="0.99026362215076">
            <text:p>0.99</text:p>
          </table:table-cell>
          <table:table-cell table:formula="of:=SIN([.W295])" office:value-type="float" office:value="-0.139204736431117">
            <text:p>-0.14</text:p>
          </table:table-cell>
        </table:table-row>
        <table:table-row table:style-name="ro1">
          <table:table-cell office:value-type="float" office:value="16336">
            <text:p>16336</text:p>
          </table:table-cell>
          <table:table-cell office:value-type="float" office:value="-1288">
            <text:p>-1288</text:p>
          </table:table-cell>
          <table:table-cell office:value-type="float" office:value="-4084">
            <text:p>-4084</text:p>
          </table:table-cell>
          <table:table-cell office:value-type="float" office:value="26.37">
            <text:p>26.37</text:p>
          </table:table-cell>
          <table:table-cell office:value-type="float" office:value="-216">
            <text:p>-216</text:p>
          </table:table-cell>
          <table:table-cell office:value-type="float" office:value="-253">
            <text:p>-253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([.E297]-[.$I$2])/131" office:value-type="float" office:value="-2.97430025445293">
            <text:p>-2.97</text:p>
          </table:table-cell>
          <table:table-cell/>
          <table:table-cell table:formula="of:=[.L296]+[.J297]*0.1" office:value-type="float" office:value="347.814910941476">
            <text:p>347.81</text:p>
          </table:table-cell>
          <table:table-cell table:formula="of:=[.L297]*2*3.141592/360" office:value-type="float" office:value="6.07051412052474">
            <text:p>6.07</text:p>
          </table:table-cell>
          <table:table-cell/>
          <table:table-cell table:formula="of:=COS([.M296])" office:value-type="float" office:value="0.978553116447655">
            <text:p>0.98</text:p>
          </table:table-cell>
          <table:table-cell table:formula="of:=SIN([.M296])" office:value-type="float" office:value="-0.205994655975785">
            <text:p>-0.21</text:p>
          </table:table-cell>
          <table:table-cell table:number-columns-repeated="3"/>
          <table:table-cell table:formula="of:=([.F297]-[.$S$2])/131" office:value-type="float" office:value="-0.630534351145038">
            <text:p>-0.63</text:p>
          </table:table-cell>
          <table:table-cell/>
          <table:table-cell table:formula="of:=[.T297]*0.1+[.V296]" office:value-type="float" office:value="-8.06229007633588">
            <text:p>-8.06</text:p>
          </table:table-cell>
          <table:table-cell table:formula="of:=[.V297]*2*3.141592/360" office:value-type="float" office:value="-0.140713477808312">
            <text:p>-0.14</text:p>
          </table:table-cell>
          <table:table-cell/>
          <table:table-cell table:formula="of:=COS([.W296])" office:value-type="float" office:value="0.990269926916163">
            <text:p>0.99</text:p>
          </table:table-cell>
          <table:table-cell table:formula="of:=SIN([.W296])" office:value-type="float" office:value="-0.139159878720333">
            <text:p>-0.14</text:p>
          </table:table-cell>
        </table:table-row>
        <table:table-row table:style-name="ro1">
          <table:table-cell office:value-type="float" office:value="16196">
            <text:p>16196</text:p>
          </table:table-cell>
          <table:table-cell office:value-type="float" office:value="-1344">
            <text:p>-1344</text:p>
          </table:table-cell>
          <table:table-cell office:value-type="float" office:value="-3972">
            <text:p>-3972</text:p>
          </table:table-cell>
          <table:table-cell office:value-type="float" office:value="26.32">
            <text:p>26.32</text:p>
          </table:table-cell>
          <table:table-cell office:value-type="float" office:value="-224">
            <text:p>-224</text:p>
          </table:table-cell>
          <table:table-cell office:value-type="float" office:value="-314">
            <text:p>-314</text:p>
          </table:table-cell>
          <table:table-cell office:value-type="string">
            <text:p>280<text:tab/><text:tab/><text:tab/><text:tab/></text:p>
          </table:table-cell>
          <table:table-cell table:number-columns-repeated="2"/>
          <table:table-cell table:formula="of:=([.E298]-[.$I$2])/131" office:value-type="float" office:value="-3.035368956743">
            <text:p>-3.04</text:p>
          </table:table-cell>
          <table:table-cell/>
          <table:table-cell table:formula="of:=[.L297]+[.J298]*0.1" office:value-type="float" office:value="347.511374045801">
            <text:p>347.51</text:p>
          </table:table-cell>
          <table:table-cell table:formula="of:=[.L298]*2*3.141592/360" office:value-type="float" office:value="6.0652164033961">
            <text:p>6.07</text:p>
          </table:table-cell>
          <table:table-cell/>
          <table:table-cell table:formula="of:=COS([.M297])" office:value-type="float" office:value="0.97747059084413">
            <text:p>0.98</text:p>
          </table:table-cell>
          <table:table-cell table:formula="of:=SIN([.M297])" office:value-type="float" office:value="-0.211071656161663">
            <text:p>-0.21</text:p>
          </table:table-cell>
          <table:table-cell table:number-columns-repeated="3"/>
          <table:table-cell table:formula="of:=([.F298]-[.$S$2])/131" office:value-type="float" office:value="-1.09618320610687">
            <text:p>-1.10</text:p>
          </table:table-cell>
          <table:table-cell/>
          <table:table-cell table:formula="of:=[.T298]*0.1+[.V297]" office:value-type="float" office:value="-8.17190839694657">
            <text:p>-8.17</text:p>
          </table:table-cell>
          <table:table-cell table:formula="of:=[.V298]*2*3.141592/360" office:value-type="float" office:value="-0.142626678025445">
            <text:p>-0.14</text:p>
          </table:table-cell>
          <table:table-cell/>
          <table:table-cell table:formula="of:=COS([.W297])" office:value-type="float" office:value="0.990116183270478">
            <text:p>0.99</text:p>
          </table:table-cell>
          <table:table-cell table:formula="of:=SIN([.W297])" office:value-type="float" office:value="-0.140249576205779">
            <text:p>-0.14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336">
            <text:p>-1336</text:p>
          </table:table-cell>
          <table:table-cell office:value-type="float" office:value="-4152">
            <text:p>-4152</text:p>
          </table:table-cell>
          <table:table-cell office:value-type="float" office:value="26.27">
            <text:p>26.27</text:p>
          </table:table-cell>
          <table:table-cell office:value-type="float" office:value="301">
            <text:p>301</text:p>
          </table:table-cell>
          <table:table-cell office:value-type="float" office:value="-901">
            <text:p>-901</text:p>
          </table:table-cell>
          <table:table-cell office:value-type="string">
            <text:p>118<text:tab/><text:tab/><text:tab/><text:tab/></text:p>
          </table:table-cell>
          <table:table-cell table:number-columns-repeated="2"/>
          <table:table-cell table:formula="of:=([.E299]-[.$I$2])/131" office:value-type="float" office:value="0.972264631043257">
            <text:p>0.97</text:p>
          </table:table-cell>
          <table:table-cell/>
          <table:table-cell table:formula="of:=[.L298]+[.J299]*0.1" office:value-type="float" office:value="347.608600508906">
            <text:p>347.61</text:p>
          </table:table-cell>
          <table:table-cell table:formula="of:=[.L299]*2*3.141592/360" office:value-type="float" office:value="6.0669133249443">
            <text:p>6.07</text:p>
          </table:table-cell>
          <table:table-cell/>
          <table:table-cell table:formula="of:=COS([.M298])" office:value-type="float" office:value="0.976338681428141">
            <text:p>0.98</text:p>
          </table:table-cell>
          <table:table-cell table:formula="of:=SIN([.M298])" office:value-type="float" office:value="-0.216247032689836">
            <text:p>-0.22</text:p>
          </table:table-cell>
          <table:table-cell table:number-columns-repeated="3"/>
          <table:table-cell table:formula="of:=([.F299]-[.$S$2])/131" office:value-type="float" office:value="-5.57709923664122">
            <text:p>-5.58</text:p>
          </table:table-cell>
          <table:table-cell/>
          <table:table-cell table:formula="of:=[.T299]*0.1+[.V298]" office:value-type="float" office:value="-8.72961832061069">
            <text:p>-8.73</text:p>
          </table:table-cell>
          <table:table-cell table:formula="of:=[.V299]*2*3.141592/360" office:value-type="float" office:value="-0.152360550439355">
            <text:p>-0.15</text:p>
          </table:table-cell>
          <table:table-cell/>
          <table:table-cell table:formula="of:=COS([.W298])" office:value-type="float" office:value="0.98984604583658">
            <text:p>0.99</text:p>
          </table:table-cell>
          <table:table-cell table:formula="of:=SIN([.W298])" office:value-type="float" office:value="-0.142143608866833">
            <text:p>-0.14</text:p>
          </table:table-cell>
        </table:table-row>
        <table:table-row table:style-name="ro1">
          <table:table-cell office:value-type="float" office:value="15972">
            <text:p>15972</text:p>
          </table:table-cell>
          <table:table-cell office:value-type="float" office:value="-1324">
            <text:p>-1324</text:p>
          </table:table-cell>
          <table:table-cell office:value-type="float" office:value="-4376">
            <text:p>-4376</text:p>
          </table:table-cell>
          <table:table-cell office:value-type="float" office:value="26.22">
            <text:p>26.22</text:p>
          </table:table-cell>
          <table:table-cell office:value-type="float" office:value="254">
            <text:p>254</text:p>
          </table:table-cell>
          <table:table-cell office:value-type="float" office:value="-121">
            <text:p>-121</text:p>
          </table:table-cell>
          <table:table-cell office:value-type="string">
            <text:p>-174<text:tab/><text:tab/><text:tab/><text:tab/></text:p>
          </table:table-cell>
          <table:table-cell table:number-columns-repeated="2"/>
          <table:table-cell table:formula="of:=([.E300]-[.$I$2])/131" office:value-type="float" office:value="0.613486005089059">
            <text:p>0.61</text:p>
          </table:table-cell>
          <table:table-cell/>
          <table:table-cell table:formula="of:=[.L299]+[.J300]*0.1" office:value-type="float" office:value="347.669949109415">
            <text:p>347.67</text:p>
          </table:table-cell>
          <table:table-cell table:formula="of:=[.L300]*2*3.141592/360" office:value-type="float" office:value="6.06798405979191">
            <text:p>6.07</text:p>
          </table:table-cell>
          <table:table-cell/>
          <table:table-cell table:formula="of:=COS([.M299])" office:value-type="float" office:value="0.976704229797394">
            <text:p>0.98</text:p>
          </table:table-cell>
          <table:table-cell table:formula="of:=SIN([.M299])" office:value-type="float" office:value="-0.214589951991886">
            <text:p>-0.21</text:p>
          </table:table-cell>
          <table:table-cell table:number-columns-repeated="3"/>
          <table:table-cell table:formula="of:=([.F300]-[.$S$2])/131" office:value-type="float" office:value="0.377099236641221">
            <text:p>0.38</text:p>
          </table:table-cell>
          <table:table-cell/>
          <table:table-cell table:formula="of:=[.T300]*0.1+[.V299]" office:value-type="float" office:value="-8.69190839694657">
            <text:p>-8.69</text:p>
          </table:table-cell>
          <table:table-cell table:formula="of:=[.V300]*2*3.141592/360" office:value-type="float" office:value="-0.151702388247668">
            <text:p>-0.15</text:p>
          </table:table-cell>
          <table:table-cell/>
          <table:table-cell table:formula="of:=COS([.W299])" office:value-type="float" office:value="0.988415567201361">
            <text:p>0.99</text:p>
          </table:table-cell>
          <table:table-cell table:formula="of:=SIN([.W299])" office:value-type="float" office:value="-0.151771757959151">
            <text:p>-0.15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360">
            <text:p>-1360</text:p>
          </table:table-cell>
          <table:table-cell office:value-type="float" office:value="-4312">
            <text:p>-4312</text:p>
          </table:table-cell>
          <table:table-cell office:value-type="float" office:value="26.32">
            <text:p>26.32</text:p>
          </table:table-cell>
          <table:table-cell office:value-type="float" office:value="-90">
            <text:p>-90</text:p>
          </table:table-cell>
          <table:table-cell office:value-type="float" office:value="-89">
            <text:p>-89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([.E301]-[.$I$2])/131" office:value-type="float" office:value="-2.01246819338422">
            <text:p>-2.01</text:p>
          </table:table-cell>
          <table:table-cell/>
          <table:table-cell table:formula="of:=[.L300]+[.J301]*0.1" office:value-type="float" office:value="347.468702290076">
            <text:p>347.47</text:p>
          </table:table-cell>
          <table:table-cell table:formula="of:=[.L301]*2*3.141592/360" office:value-type="float" office:value="6.06447164091603">
            <text:p>6.06</text:p>
          </table:table-cell>
          <table:table-cell/>
          <table:table-cell table:formula="of:=COS([.M300])" office:value-type="float" office:value="0.976933438810518">
            <text:p>0.98</text:p>
          </table:table-cell>
          <table:table-cell table:formula="of:=SIN([.M300])" office:value-type="float" office:value="-0.213544037926267">
            <text:p>-0.21</text:p>
          </table:table-cell>
          <table:table-cell table:number-columns-repeated="3"/>
          <table:table-cell table:formula="of:=([.F301]-[.$S$2])/131" office:value-type="float" office:value="0.621374045801527">
            <text:p>0.62</text:p>
          </table:table-cell>
          <table:table-cell/>
          <table:table-cell table:formula="of:=[.T301]*0.1+[.V300]" office:value-type="float" office:value="-8.62977099236641">
            <text:p>-8.63</text:p>
          </table:table-cell>
          <table:table-cell table:formula="of:=[.V301]*2*3.141592/360" office:value-type="float" office:value="-0.150617886174724">
            <text:p>-0.15</text:p>
          </table:table-cell>
          <table:table-cell/>
          <table:table-cell table:formula="of:=COS([.W300])" office:value-type="float" office:value="0.988515243547334">
            <text:p>0.99</text:p>
          </table:table-cell>
          <table:table-cell table:formula="of:=SIN([.W300])" office:value-type="float" office:value="-0.151121187378058">
            <text:p>-0.15</text:p>
          </table:table-cell>
        </table:table-row>
        <table:table-row table:style-name="ro1">
          <table:table-cell office:value-type="float" office:value="16008">
            <text:p>16008</text:p>
          </table:table-cell>
          <table:table-cell office:value-type="float" office:value="-1300">
            <text:p>-1300</text:p>
          </table:table-cell>
          <table:table-cell office:value-type="float" office:value="-4244">
            <text:p>-4244</text:p>
          </table:table-cell>
          <table:table-cell office:value-type="float" office:value="26.27">
            <text:p>26.27</text:p>
          </table:table-cell>
          <table:table-cell office:value-type="float" office:value="23">
            <text:p>23</text:p>
          </table:table-cell>
          <table:table-cell office:value-type="float" office:value="-207">
            <text:p>-207</text:p>
          </table:table-cell>
          <table:table-cell office:value-type="string">
            <text:p>213<text:tab/><text:tab/><text:tab/><text:tab/></text:p>
          </table:table-cell>
          <table:table-cell table:number-columns-repeated="2"/>
          <table:table-cell table:formula="of:=([.E302]-[.$I$2])/131" office:value-type="float" office:value="-1.1498727735369">
            <text:p>-1.15</text:p>
          </table:table-cell>
          <table:table-cell/>
          <table:table-cell table:formula="of:=[.L301]+[.J302]*0.1" office:value-type="float" office:value="347.353715012723">
            <text:p>347.35</text:p>
          </table:table-cell>
          <table:table-cell table:formula="of:=[.L302]*2*3.141592/360" office:value-type="float" office:value="6.06246473474583">
            <text:p>6.06</text:p>
          </table:table-cell>
          <table:table-cell/>
          <table:table-cell table:formula="of:=COS([.M301])" office:value-type="float" office:value="0.976177357993218">
            <text:p>0.98</text:p>
          </table:table-cell>
          <table:table-cell table:formula="of:=SIN([.M301])" office:value-type="float" office:value="-0.216974113067389">
            <text:p>-0.22</text:p>
          </table:table-cell>
          <table:table-cell table:number-columns-repeated="3"/>
          <table:table-cell table:formula="of:=([.F302]-[.$S$2])/131" office:value-type="float" office:value="-0.279389312977099">
            <text:p>-0.28</text:p>
          </table:table-cell>
          <table:table-cell/>
          <table:table-cell table:formula="of:=[.T302]*0.1+[.V301]" office:value-type="float" office:value="-8.65770992366412">
            <text:p>-8.66</text:p>
          </table:table-cell>
          <table:table-cell table:formula="of:=[.V302]*2*3.141592/360" office:value-type="float" office:value="-0.15110551241391">
            <text:p>-0.15</text:p>
          </table:table-cell>
          <table:table-cell/>
          <table:table-cell table:formula="of:=COS([.W301])" office:value-type="float" office:value="0.988678553437737">
            <text:p>0.99</text:p>
          </table:table-cell>
          <table:table-cell table:formula="of:=SIN([.W301])" office:value-type="float" office:value="-0.150049051887256">
            <text:p>-0.15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float" office:value="-1380">
            <text:p>-1380</text:p>
          </table:table-cell>
          <table:table-cell office:value-type="float" office:value="-4256">
            <text:p>-4256</text:p>
          </table:table-cell>
          <table:table-cell office:value-type="float" office:value="26.32">
            <text:p>26.32</text:p>
          </table:table-cell>
          <table:table-cell office:value-type="float" office:value="81">
            <text:p>81</text:p>
          </table:table-cell>
          <table:table-cell office:value-type="float" office:value="-198">
            <text:p>-198</text:p>
          </table:table-cell>
          <table:table-cell office:value-type="string">
            <text:p>254<text:tab/><text:tab/><text:tab/><text:tab/></text:p>
          </table:table-cell>
          <table:table-cell table:number-columns-repeated="2"/>
          <table:table-cell table:formula="of:=([.E303]-[.$I$2])/131" office:value-type="float" office:value="-0.707124681933842">
            <text:p>-0.71</text:p>
          </table:table-cell>
          <table:table-cell/>
          <table:table-cell table:formula="of:=[.L302]+[.J303]*0.1" office:value-type="float" office:value="347.283002544529">
            <text:p>347.28</text:p>
          </table:table-cell>
          <table:table-cell table:formula="of:=[.L303]*2*3.141592/360" office:value-type="float" office:value="6.0612305696104">
            <text:p>6.06</text:p>
          </table:table-cell>
          <table:table-cell/>
          <table:table-cell table:formula="of:=COS([.M302])" office:value-type="float" office:value="0.975739945738606">
            <text:p>0.98</text:p>
          </table:table-cell>
          <table:table-cell table:formula="of:=SIN([.M302])" office:value-type="float" office:value="-0.218932771165082">
            <text:p>-0.22</text:p>
          </table:table-cell>
          <table:table-cell table:number-columns-repeated="3"/>
          <table:table-cell table:formula="of:=([.F303]-[.$S$2])/131" office:value-type="float" office:value="-0.210687022900763">
            <text:p>-0.21</text:p>
          </table:table-cell>
          <table:table-cell/>
          <table:table-cell table:formula="of:=[.T303]*0.1+[.V302]" office:value-type="float" office:value="-8.6787786259542">
            <text:p>-8.68</text:p>
          </table:table-cell>
          <table:table-cell table:formula="of:=[.V303]*2*3.141592/360" office:value-type="float" office:value="-0.151473230561493">
            <text:p>-0.15</text:p>
          </table:table-cell>
          <table:table-cell/>
          <table:table-cell table:formula="of:=COS([.W302])" office:value-type="float" office:value="0.988605268042102">
            <text:p>0.99</text:p>
          </table:table-cell>
          <table:table-cell table:formula="of:=SIN([.W302])" office:value-type="float" office:value="-0.150531139633644">
            <text:p>-0.15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160">
            <text:p>-1160</text:p>
          </table:table-cell>
          <table:table-cell office:value-type="float" office:value="-4224">
            <text:p>-4224</text:p>
          </table:table-cell>
          <table:table-cell office:value-type="float" office:value="26.32">
            <text:p>26.32</text:p>
          </table:table-cell>
          <table:table-cell office:value-type="float" office:value="125">
            <text:p>125</text:p>
          </table:table-cell>
          <table:table-cell office:value-type="float" office:value="-145">
            <text:p>-145</text:p>
          </table:table-cell>
          <table:table-cell office:value-type="string">
            <text:p>398<text:tab/><text:tab/><text:tab/><text:tab/></text:p>
          </table:table-cell>
          <table:table-cell table:number-columns-repeated="2"/>
          <table:table-cell table:formula="of:=([.E304]-[.$I$2])/131" office:value-type="float" office:value="-0.371246819338422">
            <text:p>-0.37</text:p>
          </table:table-cell>
          <table:table-cell/>
          <table:table-cell table:formula="of:=[.L303]+[.J304]*0.1" office:value-type="float" office:value="347.245877862595">
            <text:p>347.25</text:p>
          </table:table-cell>
          <table:table-cell table:formula="of:=[.L304]*2*3.141592/360" office:value-type="float" office:value="6.0605826218117">
            <text:p>6.06</text:p>
          </table:table-cell>
          <table:table-cell/>
          <table:table-cell table:formula="of:=COS([.M303])" office:value-type="float" office:value="0.975469003508344">
            <text:p>0.98</text:p>
          </table:table-cell>
          <table:table-cell table:formula="of:=SIN([.M303])" office:value-type="float" office:value="-0.220136828346459">
            <text:p>-0.22</text:p>
          </table:table-cell>
          <table:table-cell table:number-columns-repeated="3"/>
          <table:table-cell table:formula="of:=([.F304]-[.$S$2])/131" office:value-type="float" office:value="0.193893129770992">
            <text:p>0.19</text:p>
          </table:table-cell>
          <table:table-cell/>
          <table:table-cell table:formula="of:=[.T304]*0.1+[.V303]" office:value-type="float" office:value="-8.6593893129771">
            <text:p>-8.66</text:p>
          </table:table-cell>
          <table:table-cell table:formula="of:=[.V304]*2*3.141592/360" office:value-type="float" office:value="-0.151134823280746">
            <text:p>-0.15</text:p>
          </table:table-cell>
          <table:table-cell/>
          <table:table-cell table:formula="of:=COS([.W303])" office:value-type="float" office:value="0.988549848173591">
            <text:p>0.99</text:p>
          </table:table-cell>
          <table:table-cell table:formula="of:=SIN([.W303])" office:value-type="float" office:value="-0.150894657546149">
            <text:p>-0.15</text:p>
          </table:table-cell>
        </table:table-row>
        <table:table-row table:style-name="ro1">
          <table:table-cell office:value-type="float" office:value="15976">
            <text:p>15976</text:p>
          </table:table-cell>
          <table:table-cell office:value-type="float" office:value="-1276">
            <text:p>-1276</text:p>
          </table:table-cell>
          <table:table-cell office:value-type="float" office:value="-4204">
            <text:p>-4204</text:p>
          </table:table-cell>
          <table:table-cell office:value-type="float" office:value="26.27">
            <text:p>26.27</text:p>
          </table:table-cell>
          <table:table-cell office:value-type="float" office:value="97">
            <text:p>97</text:p>
          </table:table-cell>
          <table:table-cell office:value-type="float" office:value="-297">
            <text:p>-297</text:p>
          </table:table-cell>
          <table:table-cell office:value-type="string">
            <text:p>667<text:tab/><text:tab/><text:tab/><text:tab/></text:p>
          </table:table-cell>
          <table:table-cell table:number-columns-repeated="2"/>
          <table:table-cell table:formula="of:=([.E305]-[.$I$2])/131" office:value-type="float" office:value="-0.584987277353689">
            <text:p>-0.58</text:p>
          </table:table-cell>
          <table:table-cell/>
          <table:table-cell table:formula="of:=[.L304]+[.J305]*0.1" office:value-type="float" office:value="347.18737913486">
            <text:p>347.19</text:p>
          </table:table-cell>
          <table:table-cell table:formula="of:=[.L305]*2*3.141592/360" office:value-type="float" office:value="6.05956162661691">
            <text:p>6.06</text:p>
          </table:table-cell>
          <table:table-cell/>
          <table:table-cell table:formula="of:=COS([.M304])" office:value-type="float" office:value="0.975326161576319">
            <text:p>0.98</text:p>
          </table:table-cell>
          <table:table-cell table:formula="of:=SIN([.M304])" office:value-type="float" office:value="-0.220768835085036">
            <text:p>-0.22</text:p>
          </table:table-cell>
          <table:table-cell table:number-columns-repeated="3"/>
          <table:table-cell table:formula="of:=([.F305]-[.$S$2])/131" office:value-type="float" office:value="-0.966412213740458">
            <text:p>-0.97</text:p>
          </table:table-cell>
          <table:table-cell/>
          <table:table-cell table:formula="of:=[.T305]*0.1+[.V304]" office:value-type="float" office:value="-8.75603053435115">
            <text:p>-8.76</text:p>
          </table:table-cell>
          <table:table-cell table:formula="of:=[.V305]*2*3.141592/360" office:value-type="float" office:value="-0.152821530435963">
            <text:p>-0.15</text:p>
          </table:table-cell>
          <table:table-cell/>
          <table:table-cell table:formula="of:=COS([.W304])" office:value-type="float" office:value="0.988600855419245">
            <text:p>0.99</text:p>
          </table:table-cell>
          <table:table-cell table:formula="of:=SIN([.W304])" office:value-type="float" office:value="-0.150560116446342">
            <text:p>-0.15</text:p>
          </table:table-cell>
        </table:table-row>
        <table:table-row table:style-name="ro1">
          <table:table-cell office:value-type="float" office:value="16284">
            <text:p>16284</text:p>
          </table:table-cell>
          <table:table-cell office:value-type="float" office:value="-1480">
            <text:p>-1480</text:p>
          </table:table-cell>
          <table:table-cell office:value-type="float" office:value="-4660">
            <text:p>-4660</text:p>
          </table:table-cell>
          <table:table-cell office:value-type="float" office:value="26.32">
            <text:p>26.32</text:p>
          </table:table-cell>
          <table:table-cell office:value-type="float" office:value="288">
            <text:p>288</text:p>
          </table:table-cell>
          <table:table-cell office:value-type="float" office:value="-554">
            <text:p>-554</text:p>
          </table:table-cell>
          <table:table-cell office:value-type="string">
            <text:p>743<text:tab/><text:tab/><text:tab/><text:tab/></text:p>
          </table:table-cell>
          <table:table-cell table:number-columns-repeated="2"/>
          <table:table-cell table:formula="of:=([.E306]-[.$I$2])/131" office:value-type="float" office:value="0.873027989821883">
            <text:p>0.87</text:p>
          </table:table-cell>
          <table:table-cell/>
          <table:table-cell table:formula="of:=[.L305]+[.J306]*0.1" office:value-type="float" office:value="347.274681933842">
            <text:p>347.27</text:p>
          </table:table-cell>
          <table:table-cell table:formula="of:=[.L306]*2*3.141592/360" office:value-type="float" office:value="6.06108534758835">
            <text:p>6.06</text:p>
          </table:table-cell>
          <table:table-cell/>
          <table:table-cell table:formula="of:=COS([.M305])" office:value-type="float" office:value="0.975100249340537">
            <text:p>0.98</text:p>
          </table:table-cell>
          <table:table-cell table:formula="of:=SIN([.M305])" office:value-type="float" office:value="-0.221764523168207">
            <text:p>-0.22</text:p>
          </table:table-cell>
          <table:table-cell table:number-columns-repeated="3"/>
          <table:table-cell table:formula="of:=([.F306]-[.$S$2])/131" office:value-type="float" office:value="-2.92824427480916">
            <text:p>-2.93</text:p>
          </table:table-cell>
          <table:table-cell/>
          <table:table-cell table:formula="of:=[.T306]*0.1+[.V305]" office:value-type="float" office:value="-9.04885496183206">
            <text:p>-9.05</text:p>
          </table:table-cell>
          <table:table-cell table:formula="of:=[.V306]*2*3.141592/360" office:value-type="float" office:value="-0.157932279762511">
            <text:p>-0.16</text:p>
          </table:table-cell>
          <table:table-cell/>
          <table:table-cell table:formula="of:=COS([.W305])" office:value-type="float" office:value="0.988345498438954">
            <text:p>0.99</text:p>
          </table:table-cell>
          <table:table-cell table:formula="of:=SIN([.W305])" office:value-type="float" office:value="-0.152227381621886">
            <text:p>-0.15</text:p>
          </table:table-cell>
        </table:table-row>
        <table:table-row table:style-name="ro1">
          <table:table-cell office:value-type="float" office:value="16016">
            <text:p>16016</text:p>
          </table:table-cell>
          <table:table-cell office:value-type="float" office:value="-1696">
            <text:p>-1696</text:p>
          </table:table-cell>
          <table:table-cell office:value-type="float" office:value="-4544">
            <text:p>-4544</text:p>
          </table:table-cell>
          <table:table-cell office:value-type="float" office:value="26.27">
            <text:p>26.27</text:p>
          </table:table-cell>
          <table:table-cell office:value-type="float" office:value="116">
            <text:p>116</text:p>
          </table:table-cell>
          <table:table-cell office:value-type="float" office:value="-231">
            <text:p>-231</text:p>
          </table:table-cell>
          <table:table-cell office:value-type="string">
            <text:p>438<text:tab/><text:tab/><text:tab/><text:tab/></text:p>
          </table:table-cell>
          <table:table-cell table:number-columns-repeated="2"/>
          <table:table-cell table:formula="of:=([.E307]-[.$I$2])/131" office:value-type="float" office:value="-0.439949109414758">
            <text:p>-0.44</text:p>
          </table:table-cell>
          <table:table-cell/>
          <table:table-cell table:formula="of:=[.L306]+[.J307]*0.1" office:value-type="float" office:value="347.230687022901">
            <text:p>347.23</text:p>
          </table:table-cell>
          <table:table-cell table:formula="of:=[.L307]*2*3.141592/360" office:value-type="float" office:value="6.06031749169805">
            <text:p>6.06</text:p>
          </table:table-cell>
          <table:table-cell/>
          <table:table-cell table:formula="of:=COS([.M306])" office:value-type="float" office:value="0.97543702450707">
            <text:p>0.98</text:p>
          </table:table-cell>
          <table:table-cell table:formula="of:=SIN([.M306])" office:value-type="float" office:value="-0.220278485605819">
            <text:p>-0.22</text:p>
          </table:table-cell>
          <table:table-cell table:number-columns-repeated="3"/>
          <table:table-cell table:formula="of:=([.F307]-[.$S$2])/131" office:value-type="float" office:value="-0.462595419847328">
            <text:p>-0.46</text:p>
          </table:table-cell>
          <table:table-cell/>
          <table:table-cell table:formula="of:=[.T307]*0.1+[.V306]" office:value-type="float" office:value="-9.0951145038168">
            <text:p>-9.10</text:p>
          </table:table-cell>
          <table:table-cell table:formula="of:=[.V307]*2*3.141592/360" office:value-type="float" office:value="-0.158739660912638">
            <text:p>-0.16</text:p>
          </table:table-cell>
          <table:table-cell/>
          <table:table-cell table:formula="of:=COS([.W306])" office:value-type="float" office:value="0.987554598192828">
            <text:p>0.99</text:p>
          </table:table-cell>
          <table:table-cell table:formula="of:=SIN([.W306])" office:value-type="float" office:value="-0.157276557656256">
            <text:p>-0.16</text:p>
          </table:table-cell>
        </table:table-row>
        <table:table-row table:style-name="ro1">
          <table:table-cell office:value-type="float" office:value="16404">
            <text:p>16404</text:p>
          </table:table-cell>
          <table:table-cell office:value-type="float" office:value="-1612">
            <text:p>-1612</text:p>
          </table:table-cell>
          <table:table-cell office:value-type="float" office:value="-5224">
            <text:p>-5224</text:p>
          </table:table-cell>
          <table:table-cell office:value-type="float" office:value="26.27">
            <text:p>26.27</text:p>
          </table:table-cell>
          <table:table-cell office:value-type="float" office:value="175">
            <text:p>175</text:p>
          </table:table-cell>
          <table:table-cell office:value-type="float" office:value="-417">
            <text:p>-417</text:p>
          </table:table-cell>
          <table:table-cell office:value-type="string">
            <text:p>119<text:tab/><text:tab/><text:tab/><text:tab/></text:p>
          </table:table-cell>
          <table:table-cell table:number-columns-repeated="2"/>
          <table:table-cell table:formula="of:=([.E308]-[.$I$2])/131" office:value-type="float" office:value="0.0104325699745548">
            <text:p>0.01</text:p>
          </table:table-cell>
          <table:table-cell/>
          <table:table-cell table:formula="of:=[.L307]+[.J308]*0.1" office:value-type="float" office:value="347.231730279898">
            <text:p>347.23</text:p>
          </table:table-cell>
          <table:table-cell table:formula="of:=[.L308]*2*3.141592/360" office:value-type="float" office:value="6.06033569996381">
            <text:p>6.06</text:p>
          </table:table-cell>
          <table:table-cell/>
          <table:table-cell table:formula="of:=COS([.M307])" office:value-type="float" office:value="0.97526759483089">
            <text:p>0.98</text:p>
          </table:table-cell>
          <table:table-cell table:formula="of:=SIN([.M307])" office:value-type="float" office:value="-0.221027415658717">
            <text:p>-0.22</text:p>
          </table:table-cell>
          <table:table-cell table:number-columns-repeated="3"/>
          <table:table-cell table:formula="of:=([.F308]-[.$S$2])/131" office:value-type="float" office:value="-1.8824427480916">
            <text:p>-1.88</text:p>
          </table:table-cell>
          <table:table-cell/>
          <table:table-cell table:formula="of:=[.T308]*0.1+[.V307]" office:value-type="float" office:value="-9.28335877862596">
            <text:p>-9.28</text:p>
          </table:table-cell>
          <table:table-cell table:formula="of:=[.V308]*2*3.141592/360" office:value-type="float" office:value="-0.162025142622562">
            <text:p>-0.16</text:p>
          </table:table-cell>
          <table:table-cell/>
          <table:table-cell table:formula="of:=COS([.W307])" office:value-type="float" office:value="0.987427294202829">
            <text:p>0.99</text:p>
          </table:table-cell>
          <table:table-cell table:formula="of:=SIN([.W307])" office:value-type="float" office:value="-0.158073839275447">
            <text:p>-0.16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532">
            <text:p>-1532</text:p>
          </table:table-cell>
          <table:table-cell office:value-type="float" office:value="-4452">
            <text:p>-4452</text:p>
          </table:table-cell>
          <table:table-cell office:value-type="float" office:value="26.22">
            <text:p>26.22</text:p>
          </table:table-cell>
          <table:table-cell office:value-type="float" office:value="136">
            <text:p>136</text:p>
          </table:table-cell>
          <table:table-cell office:value-type="float" office:value="-9">
            <text:p>-9</text:p>
          </table:table-cell>
          <table:table-cell office:value-type="string">
            <text:p>-22<text:tab/><text:tab/><text:tab/><text:tab/></text:p>
          </table:table-cell>
          <table:table-cell table:number-columns-repeated="2"/>
          <table:table-cell table:formula="of:=([.E309]-[.$I$2])/131" office:value-type="float" office:value="-0.287277353689567">
            <text:p>-0.29</text:p>
          </table:table-cell>
          <table:table-cell/>
          <table:table-cell table:formula="of:=[.L308]+[.J309]*0.1" office:value-type="float" office:value="347.203002544529">
            <text:p>347.20</text:p>
          </table:table-cell>
          <table:table-cell table:formula="of:=[.L309]*2*3.141592/360" office:value-type="float" office:value="6.05983430649929">
            <text:p>6.06</text:p>
          </table:table-cell>
          <table:table-cell/>
          <table:table-cell table:formula="of:=COS([.M308])" office:value-type="float" office:value="0.975271619195144">
            <text:p>0.98</text:p>
          </table:table-cell>
          <table:table-cell table:formula="of:=SIN([.M308])" office:value-type="float" office:value="-0.221009657690522">
            <text:p>-0.22</text:p>
          </table:table-cell>
          <table:table-cell table:number-columns-repeated="3"/>
          <table:table-cell table:formula="of:=([.F309]-[.$S$2])/131" office:value-type="float" office:value="1.23206106870229">
            <text:p>1.23</text:p>
          </table:table-cell>
          <table:table-cell/>
          <table:table-cell table:formula="of:=[.T309]*0.1+[.V308]" office:value-type="float" office:value="-9.16015267175573">
            <text:p>-9.16</text:p>
          </table:table-cell>
          <table:table-cell table:formula="of:=[.V309]*2*3.141592/360" office:value-type="float" office:value="-0.15987479084648">
            <text:p>-0.16</text:p>
          </table:table-cell>
          <table:table-cell/>
          <table:table-cell table:formula="of:=COS([.W308])" office:value-type="float" office:value="0.98690261709652">
            <text:p>0.99</text:p>
          </table:table-cell>
          <table:table-cell table:formula="of:=SIN([.W308])" office:value-type="float" office:value="-0.16131715459938">
            <text:p>-0.16</text:p>
          </table:table-cell>
        </table:table-row>
        <table:table-row table:style-name="ro1">
          <table:table-cell office:value-type="float" office:value="15832">
            <text:p>15832</text:p>
          </table:table-cell>
          <table:table-cell office:value-type="float" office:value="-1472">
            <text:p>-1472</text:p>
          </table:table-cell>
          <table:table-cell office:value-type="float" office:value="-4480">
            <text:p>-4480</text:p>
          </table:table-cell>
          <table:table-cell office:value-type="float" office:value="26.32">
            <text:p>26.32</text:p>
          </table:table-cell>
          <table:table-cell office:value-type="float" office:value="394">
            <text:p>394</text:p>
          </table:table-cell>
          <table:table-cell office:value-type="float" office:value="-202">
            <text:p>-202</text:p>
          </table:table-cell>
          <table:table-cell office:value-type="string">
            <text:p>-76<text:tab/><text:tab/><text:tab/><text:tab/></text:p>
          </table:table-cell>
          <table:table-cell table:number-columns-repeated="2"/>
          <table:table-cell table:formula="of:=([.E310]-[.$I$2])/131" office:value-type="float" office:value="1.68218829516539">
            <text:p>1.68</text:p>
          </table:table-cell>
          <table:table-cell/>
          <table:table-cell table:formula="of:=[.L309]+[.J310]*0.1" office:value-type="float" office:value="347.371221374046">
            <text:p>347.37</text:p>
          </table:table-cell>
          <table:table-cell table:formula="of:=[.L310]*2*3.141592/360" office:value-type="float" office:value="6.0627702783274">
            <text:p>6.06</text:p>
          </table:table-cell>
          <table:table-cell/>
          <table:table-cell table:formula="of:=COS([.M309])" office:value-type="float" office:value="0.975160683812426">
            <text:p>0.98</text:p>
          </table:table-cell>
          <table:table-cell table:formula="of:=SIN([.M309])" office:value-type="float" office:value="-0.221498624705622">
            <text:p>-0.22</text:p>
          </table:table-cell>
          <table:table-cell table:number-columns-repeated="3"/>
          <table:table-cell table:formula="of:=([.F310]-[.$S$2])/131" office:value-type="float" office:value="-0.241221374045801">
            <text:p>-0.24</text:p>
          </table:table-cell>
          <table:table-cell/>
          <table:table-cell table:formula="of:=[.T310]*0.1+[.V309]" office:value-type="float" office:value="-9.18427480916031">
            <text:p>-9.18</text:p>
          </table:table-cell>
          <table:table-cell table:formula="of:=[.V310]*2*3.141592/360" office:value-type="float" office:value="-0.16029580147922">
            <text:p>-0.16</text:p>
          </table:table-cell>
          <table:table-cell/>
          <table:table-cell table:formula="of:=COS([.W309])" office:value-type="float" office:value="0.98724722373482">
            <text:p>0.99</text:p>
          </table:table-cell>
          <table:table-cell table:formula="of:=SIN([.W309])" office:value-type="float" office:value="-0.159194595473244">
            <text:p>-0.16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1732">
            <text:p>-1732</text:p>
          </table:table-cell>
          <table:table-cell office:value-type="float" office:value="-4788">
            <text:p>-4788</text:p>
          </table:table-cell>
          <table:table-cell office:value-type="float" office:value="26.37">
            <text:p>26.37</text:p>
          </table:table-cell>
          <table:table-cell office:value-type="float" office:value="517">
            <text:p>517</text:p>
          </table:table-cell>
          <table:table-cell office:value-type="float" office:value="-234">
            <text:p>-234</text:p>
          </table:table-cell>
          <table:table-cell office:value-type="string">
            <text:p>-49<text:tab/><text:tab/><text:tab/><text:tab/></text:p>
          </table:table-cell>
          <table:table-cell table:number-columns-repeated="2"/>
          <table:table-cell table:formula="of:=([.E311]-[.$I$2])/131" office:value-type="float" office:value="2.62111959287532">
            <text:p>2.62</text:p>
          </table:table-cell>
          <table:table-cell/>
          <table:table-cell table:formula="of:=[.L310]+[.J311]*0.1" office:value-type="float" office:value="347.633333333333">
            <text:p>347.63</text:p>
          </table:table-cell>
          <table:table-cell table:formula="of:=[.L311]*2*3.141592/360" office:value-type="float" office:value="6.06734499407407">
            <text:p>6.07</text:p>
          </table:table-cell>
          <table:table-cell/>
          <table:table-cell table:formula="of:=COS([.M310])" office:value-type="float" office:value="0.975806793694571">
            <text:p>0.98</text:p>
          </table:table-cell>
          <table:table-cell table:formula="of:=SIN([.M310])" office:value-type="float" office:value="-0.218634629872582">
            <text:p>-0.22</text:p>
          </table:table-cell>
          <table:table-cell table:number-columns-repeated="3"/>
          <table:table-cell table:formula="of:=([.F311]-[.$S$2])/131" office:value-type="float" office:value="-0.485496183206107">
            <text:p>-0.49</text:p>
          </table:table-cell>
          <table:table-cell/>
          <table:table-cell table:formula="of:=[.T311]*0.1+[.V310]" office:value-type="float" office:value="-9.23282442748092">
            <text:p>-9.23</text:p>
          </table:table-cell>
          <table:table-cell table:formula="of:=[.V311]*2*3.141592/360" office:value-type="float" office:value="-0.161143151993215">
            <text:p>-0.16</text:p>
          </table:table-cell>
          <table:table-cell/>
          <table:table-cell table:formula="of:=COS([.W310])" office:value-type="float" office:value="0.987180113624671">
            <text:p>0.99</text:p>
          </table:table-cell>
          <table:table-cell table:formula="of:=SIN([.W310])" office:value-type="float" office:value="-0.159610222930683">
            <text:p>-0.16</text:p>
          </table:table-cell>
        </table:table-row>
        <table:table-row table:style-name="ro1">
          <table:table-cell office:value-type="float" office:value="15780">
            <text:p>15780</text:p>
          </table:table-cell>
          <table:table-cell office:value-type="float" office:value="-1260">
            <text:p>-1260</text:p>
          </table:table-cell>
          <table:table-cell office:value-type="float" office:value="-4552">
            <text:p>-4552</text:p>
          </table:table-cell>
          <table:table-cell office:value-type="float" office:value="26.22">
            <text:p>26.22</text:p>
          </table:table-cell>
          <table:table-cell office:value-type="float" office:value="471">
            <text:p>471</text:p>
          </table:table-cell>
          <table:table-cell office:value-type="float" office:value="-232">
            <text:p>-232</text:p>
          </table:table-cell>
          <table:table-cell office:value-type="string">
            <text:p>-117<text:tab/><text:tab/><text:tab/><text:tab/></text:p>
          </table:table-cell>
          <table:table-cell table:number-columns-repeated="2"/>
          <table:table-cell table:formula="of:=([.E312]-[.$I$2])/131" office:value-type="float" office:value="2.26997455470738">
            <text:p>2.27</text:p>
          </table:table-cell>
          <table:table-cell/>
          <table:table-cell table:formula="of:=[.L311]+[.J312]*0.1" office:value-type="float" office:value="347.860330788804">
            <text:p>347.86</text:p>
          </table:table-cell>
          <table:table-cell table:formula="of:=[.L312]*2*3.141592/360" office:value-type="float" office:value="6.07130684624145">
            <text:p>6.07</text:p>
          </table:table-cell>
          <table:table-cell/>
          <table:table-cell table:formula="of:=COS([.M311])" office:value-type="float" office:value="0.97679677065368">
            <text:p>0.98</text:p>
          </table:table-cell>
          <table:table-cell table:formula="of:=SIN([.M311])" office:value-type="float" office:value="-0.214168318946902">
            <text:p>-0.21</text:p>
          </table:table-cell>
          <table:table-cell table:number-columns-repeated="3"/>
          <table:table-cell table:formula="of:=([.F312]-[.$S$2])/131" office:value-type="float" office:value="-0.470229007633588">
            <text:p>-0.47</text:p>
          </table:table-cell>
          <table:table-cell/>
          <table:table-cell table:formula="of:=[.T312]*0.1+[.V311]" office:value-type="float" office:value="-9.27984732824428">
            <text:p>-9.28</text:p>
          </table:table-cell>
          <table:table-cell table:formula="of:=[.V312]*2*3.141592/360" office:value-type="float" office:value="-0.161963856264631">
            <text:p>-0.16</text:p>
          </table:table-cell>
          <table:table-cell/>
          <table:table-cell table:formula="of:=COS([.W311])" office:value-type="float" office:value="0.987044513437348">
            <text:p>0.99</text:p>
          </table:table-cell>
          <table:table-cell table:formula="of:=SIN([.W311])" office:value-type="float" office:value="-0.160446653106971">
            <text:p>-0.16</text:p>
          </table:table-cell>
        </table:table-row>
        <table:table-row table:style-name="ro1">
          <table:table-cell office:value-type="float" office:value="15792">
            <text:p>15792</text:p>
          </table:table-cell>
          <table:table-cell office:value-type="float" office:value="-1380">
            <text:p>-1380</text:p>
          </table:table-cell>
          <table:table-cell office:value-type="float" office:value="-4120">
            <text:p>-4120</text:p>
          </table:table-cell>
          <table:table-cell office:value-type="float" office:value="26.37">
            <text:p>26.37</text:p>
          </table:table-cell>
          <table:table-cell office:value-type="float" office:value="486">
            <text:p>486</text:p>
          </table:table-cell>
          <table:table-cell office:value-type="float" office:value="382">
            <text:p>382</text:p>
          </table:table-cell>
          <table:table-cell office:value-type="string">
            <text:p>348<text:tab/><text:tab/><text:tab/><text:tab/></text:p>
          </table:table-cell>
          <table:table-cell table:number-columns-repeated="2"/>
          <table:table-cell table:formula="of:=([.E313]-[.$I$2])/131" office:value-type="float" office:value="2.38447837150127">
            <text:p>2.38</text:p>
          </table:table-cell>
          <table:table-cell/>
          <table:table-cell table:formula="of:=[.L312]+[.J313]*0.1" office:value-type="float" office:value="348.098778625954">
            <text:p>348.10</text:p>
          </table:table-cell>
          <table:table-cell table:formula="of:=[.L313]*2*3.141592/360" office:value-type="float" office:value="6.07546854522816">
            <text:p>6.08</text:p>
          </table:table-cell>
          <table:table-cell/>
          <table:table-cell table:formula="of:=COS([.M312])" office:value-type="float" office:value="0.977637605628397">
            <text:p>0.98</text:p>
          </table:table-cell>
          <table:table-cell table:formula="of:=SIN([.M312])" office:value-type="float" office:value="-0.210296723847936">
            <text:p>-0.21</text:p>
          </table:table-cell>
          <table:table-cell table:number-columns-repeated="3"/>
          <table:table-cell table:formula="of:=([.F313]-[.$S$2])/131" office:value-type="float" office:value="4.21679389312977">
            <text:p>4.22</text:p>
          </table:table-cell>
          <table:table-cell/>
          <table:table-cell table:formula="of:=[.T313]*0.1+[.V312]" office:value-type="float" office:value="-8.8581679389313">
            <text:p>-8.86</text:p>
          </table:table-cell>
          <table:table-cell table:formula="of:=[.V313]*2*3.141592/360" office:value-type="float" office:value="-0.154604164064461">
            <text:p>-0.15</text:p>
          </table:table-cell>
          <table:table-cell/>
          <table:table-cell table:formula="of:=COS([.W312])" office:value-type="float" office:value="0.986912501783979">
            <text:p>0.99</text:p>
          </table:table-cell>
          <table:table-cell table:formula="of:=SIN([.W312])" office:value-type="float" office:value="-0.161256670629429">
            <text:p>-0.16</text:p>
          </table:table-cell>
        </table:table-row>
        <table:table-row table:style-name="ro1">
          <table:table-cell office:value-type="float" office:value="16144">
            <text:p>16144</text:p>
          </table:table-cell>
          <table:table-cell office:value-type="float" office:value="-1804">
            <text:p>-1804</text:p>
          </table:table-cell>
          <table:table-cell office:value-type="float" office:value="-4440">
            <text:p>-4440</text:p>
          </table:table-cell>
          <table:table-cell office:value-type="float" office:value="26.22">
            <text:p>26.22</text:p>
          </table:table-cell>
          <table:table-cell office:value-type="float" office:value="547">
            <text:p>547</text:p>
          </table:table-cell>
          <table:table-cell office:value-type="float" office:value="-307">
            <text:p>-307</text:p>
          </table:table-cell>
          <table:table-cell office:value-type="string">
            <text:p>16<text:tab/><text:tab/><text:tab/><text:tab/></text:p>
          </table:table-cell>
          <table:table-cell table:number-columns-repeated="2"/>
          <table:table-cell table:formula="of:=([.E314]-[.$I$2])/131" office:value-type="float" office:value="2.8501272264631">
            <text:p>2.85</text:p>
          </table:table-cell>
          <table:table-cell/>
          <table:table-cell table:formula="of:=[.L313]+[.J314]*0.1" office:value-type="float" office:value="348.3837913486">
            <text:p>348.38</text:p>
          </table:table-cell>
          <table:table-cell table:formula="of:=[.L314]*2*3.141592/360" office:value-type="float" office:value="6.08044295461351">
            <text:p>6.08</text:p>
          </table:table-cell>
          <table:table-cell/>
          <table:table-cell table:formula="of:=COS([.M313])" office:value-type="float" office:value="0.978504328563">
            <text:p>0.98</text:p>
          </table:table-cell>
          <table:table-cell table:formula="of:=SIN([.M313])" office:value-type="float" office:value="-0.206226281020322">
            <text:p>-0.21</text:p>
          </table:table-cell>
          <table:table-cell table:number-columns-repeated="3"/>
          <table:table-cell table:formula="of:=([.F314]-[.$S$2])/131" office:value-type="float" office:value="-1.04274809160305">
            <text:p>-1.04</text:p>
          </table:table-cell>
          <table:table-cell/>
          <table:table-cell table:formula="of:=[.T314]*0.1+[.V313]" office:value-type="float" office:value="-8.9624427480916">
            <text:p>-8.96</text:p>
          </table:table-cell>
          <table:table-cell table:formula="of:=[.V314]*2*3.141592/360" office:value-type="float" office:value="-0.15642410243257">
            <text:p>-0.16</text:p>
          </table:table-cell>
          <table:table-cell/>
          <table:table-cell table:formula="of:=COS([.W313])" office:value-type="float" office:value="0.988072562559846">
            <text:p>0.99</text:p>
          </table:table-cell>
          <table:table-cell table:formula="of:=SIN([.W313])" office:value-type="float" office:value="-0.153988996738143">
            <text:p>-0.15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1428">
            <text:p>-1428</text:p>
          </table:table-cell>
          <table:table-cell office:value-type="float" office:value="-4416">
            <text:p>-4416</text:p>
          </table:table-cell>
          <table:table-cell office:value-type="float" office:value="26.32">
            <text:p>26.32</text:p>
          </table:table-cell>
          <table:table-cell office:value-type="float" office:value="1232">
            <text:p>1232</text:p>
          </table:table-cell>
          <table:table-cell office:value-type="float" office:value="441">
            <text:p>441</text:p>
          </table:table-cell>
          <table:table-cell office:value-type="string">
            <text:p>-241<text:tab/><text:tab/><text:tab/><text:tab/></text:p>
          </table:table-cell>
          <table:table-cell table:number-columns-repeated="2"/>
          <table:table-cell table:formula="of:=([.E315]-[.$I$2])/131" office:value-type="float" office:value="8.07913486005089">
            <text:p>8.08</text:p>
          </table:table-cell>
          <table:table-cell/>
          <table:table-cell table:formula="of:=[.L314]+[.J315]*0.1" office:value-type="float" office:value="349.191704834605">
            <text:p>349.19</text:p>
          </table:table-cell>
          <table:table-cell table:formula="of:=[.L315]*2*3.141592/360" office:value-type="float" office:value="6.09454370208199">
            <text:p>6.09</text:p>
          </table:table-cell>
          <table:table-cell/>
          <table:table-cell table:formula="of:=COS([.M314])" office:value-type="float" office:value="0.979518071883161">
            <text:p>0.98</text:p>
          </table:table-cell>
          <table:table-cell table:formula="of:=SIN([.M314])" office:value-type="float" office:value="-0.201356268475292">
            <text:p>-0.20</text:p>
          </table:table-cell>
          <table:table-cell table:number-columns-repeated="3"/>
          <table:table-cell table:formula="of:=([.F315]-[.$S$2])/131" office:value-type="float" office:value="4.66717557251908">
            <text:p>4.67</text:p>
          </table:table-cell>
          <table:table-cell/>
          <table:table-cell table:formula="of:=[.T315]*0.1+[.V314]" office:value-type="float" office:value="-8.4957251908397">
            <text:p>-8.50</text:p>
          </table:table-cell>
          <table:table-cell table:formula="of:=[.V315]*2*3.141592/360" office:value-type="float" office:value="-0.148278346076336">
            <text:p>-0.15</text:p>
          </table:table-cell>
          <table:table-cell/>
          <table:table-cell table:formula="of:=COS([.W314])" office:value-type="float" office:value="0.987790675896626">
            <text:p>0.99</text:p>
          </table:table-cell>
          <table:table-cell table:formula="of:=SIN([.W314])" office:value-type="float" office:value="-0.155786971893311">
            <text:p>-0.16</text:p>
          </table:table-cell>
        </table:table-row>
        <table:table-row table:style-name="ro1">
          <table:table-cell office:value-type="float" office:value="16088">
            <text:p>16088</text:p>
          </table:table-cell>
          <table:table-cell office:value-type="float" office:value="-1600">
            <text:p>-1600</text:p>
          </table:table-cell>
          <table:table-cell office:value-type="float" office:value="-4568">
            <text:p>-4568</text:p>
          </table:table-cell>
          <table:table-cell office:value-type="float" office:value="26.27">
            <text:p>26.27</text:p>
          </table:table-cell>
          <table:table-cell office:value-type="float" office:value="735">
            <text:p>735</text:p>
          </table:table-cell>
          <table:table-cell office:value-type="float" office:value="110">
            <text:p>110</text:p>
          </table:table-cell>
          <table:table-cell office:value-type="string">
            <text:p>-210<text:tab/><text:tab/><text:tab/><text:tab/></text:p>
          </table:table-cell>
          <table:table-cell table:number-columns-repeated="2"/>
          <table:table-cell table:formula="of:=([.E316]-[.$I$2])/131" office:value-type="float" office:value="4.2852417302799">
            <text:p>4.29</text:p>
          </table:table-cell>
          <table:table-cell/>
          <table:table-cell table:formula="of:=[.L315]+[.J316]*0.1" office:value-type="float" office:value="349.620229007633">
            <text:p>349.62</text:p>
          </table:table-cell>
          <table:table-cell table:formula="of:=[.L316]*2*3.141592/360" office:value-type="float" office:value="6.10202285826972">
            <text:p>6.10</text:p>
          </table:table-cell>
          <table:table-cell/>
          <table:table-cell table:formula="of:=COS([.M315])" office:value-type="float" office:value="0.982259873983589">
            <text:p>0.98</text:p>
          </table:table-cell>
          <table:table-cell table:formula="of:=SIN([.M315])" office:value-type="float" office:value="-0.187524771594965">
            <text:p>-0.19</text:p>
          </table:table-cell>
          <table:table-cell table:number-columns-repeated="3"/>
          <table:table-cell table:formula="of:=([.F316]-[.$S$2])/131" office:value-type="float" office:value="2.14045801526718">
            <text:p>2.14</text:p>
          </table:table-cell>
          <table:table-cell/>
          <table:table-cell table:formula="of:=[.T316]*0.1+[.V315]" office:value-type="float" office:value="-8.28167938931298">
            <text:p>-8.28</text:p>
          </table:table-cell>
          <table:table-cell table:formula="of:=[.V316]*2*3.141592/360" office:value-type="float" office:value="-0.144542542866836">
            <text:p>-0.14</text:p>
          </table:table-cell>
          <table:table-cell/>
          <table:table-cell table:formula="of:=COS([.W315])" office:value-type="float" office:value="0.989026893152086">
            <text:p>0.99</text:p>
          </table:table-cell>
          <table:table-cell table:formula="of:=SIN([.W315])" office:value-type="float" office:value="-0.147735590234489">
            <text:p>-0.15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-1428">
            <text:p>-1428</text:p>
          </table:table-cell>
          <table:table-cell office:value-type="float" office:value="-4320">
            <text:p>-4320</text:p>
          </table:table-cell>
          <table:table-cell office:value-type="float" office:value="26.32">
            <text:p>26.32</text:p>
          </table:table-cell>
          <table:table-cell office:value-type="float" office:value="516">
            <text:p>516</text:p>
          </table:table-cell>
          <table:table-cell office:value-type="float" office:value="196">
            <text:p>196</text:p>
          </table:table-cell>
          <table:table-cell office:value-type="string">
            <text:p>-78<text:tab/><text:tab/><text:tab/><text:tab/></text:p>
          </table:table-cell>
          <table:table-cell table:number-columns-repeated="2"/>
          <table:table-cell table:formula="of:=([.E317]-[.$I$2])/131" office:value-type="float" office:value="2.61348600508906">
            <text:p>2.61</text:p>
          </table:table-cell>
          <table:table-cell/>
          <table:table-cell table:formula="of:=[.L316]+[.J317]*0.1" office:value-type="float" office:value="349.881577608142">
            <text:p>349.88</text:p>
          </table:table-cell>
          <table:table-cell table:formula="of:=[.L317]*2*3.141592/360" office:value-type="float" office:value="6.10658425089511">
            <text:p>6.11</text:p>
          </table:table-cell>
          <table:table-cell/>
          <table:table-cell table:formula="of:=COS([.M316])" office:value-type="float" office:value="0.983634915374777">
            <text:p>0.98</text:p>
          </table:table-cell>
          <table:table-cell table:formula="of:=SIN([.M316])" office:value-type="float" office:value="-0.180173120236219">
            <text:p>-0.18</text:p>
          </table:table-cell>
          <table:table-cell table:number-columns-repeated="3"/>
          <table:table-cell table:formula="of:=([.F317]-[.$S$2])/131" office:value-type="float" office:value="2.7969465648855">
            <text:p>2.80</text:p>
          </table:table-cell>
          <table:table-cell/>
          <table:table-cell table:formula="of:=[.T317]*0.1+[.V316]" office:value-type="float" office:value="-8.00198473282443">
            <text:p>-8.00</text:p>
          </table:table-cell>
          <table:table-cell table:formula="of:=[.V317]*2*3.141592/360" office:value-type="float" office:value="-0.139660951226463">
            <text:p>-0.14</text:p>
          </table:table-cell>
          <table:table-cell/>
          <table:table-cell table:formula="of:=COS([.W316])" office:value-type="float" office:value="0.98957190142727">
            <text:p>0.99</text:p>
          </table:table-cell>
          <table:table-cell table:formula="of:=SIN([.W316])" office:value-type="float" office:value="-0.144039758072615">
            <text:p>-0.14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560">
            <text:p>-1560</text:p>
          </table:table-cell>
          <table:table-cell office:value-type="float" office:value="-4188">
            <text:p>-4188</text:p>
          </table:table-cell>
          <table:table-cell office:value-type="float" office:value="26.41">
            <text:p>26.41</text:p>
          </table:table-cell>
          <table:table-cell office:value-type="float" office:value="568">
            <text:p>568</text:p>
          </table:table-cell>
          <table:table-cell office:value-type="float" office:value="172">
            <text:p>172</text:p>
          </table:table-cell>
          <table:table-cell office:value-type="string">
            <text:p>-10<text:tab/><text:tab/><text:tab/><text:tab/></text:p>
          </table:table-cell>
          <table:table-cell table:number-columns-repeated="2"/>
          <table:table-cell table:formula="of:=([.E318]-[.$I$2])/131" office:value-type="float" office:value="3.01043256997455">
            <text:p>3.01</text:p>
          </table:table-cell>
          <table:table-cell/>
          <table:table-cell table:formula="of:=[.L317]+[.J318]*0.1" office:value-type="float" office:value="350.18262086514">
            <text:p>350.18</text:p>
          </table:table-cell>
          <table:table-cell table:formula="of:=[.L318]*2*3.141592/360" office:value-type="float" office:value="6.11183844582754">
            <text:p>6.11</text:p>
          </table:table-cell>
          <table:table-cell/>
          <table:table-cell table:formula="of:=COS([.M317])" office:value-type="float" office:value="0.984446519981662">
            <text:p>0.98</text:p>
          </table:table-cell>
          <table:table-cell table:formula="of:=SIN([.M317])" office:value-type="float" office:value="-0.175684516380913">
            <text:p>-0.18</text:p>
          </table:table-cell>
          <table:table-cell table:number-columns-repeated="3"/>
          <table:table-cell table:formula="of:=([.F318]-[.$S$2])/131" office:value-type="float" office:value="2.61374045801527">
            <text:p>2.61</text:p>
          </table:table-cell>
          <table:table-cell/>
          <table:table-cell table:formula="of:=[.T318]*0.1+[.V317]" office:value-type="float" office:value="-7.7406106870229">
            <text:p>-7.74</text:p>
          </table:table-cell>
          <table:table-cell table:formula="of:=[.V318]*2*3.141592/360" office:value-type="float" office:value="-0.135099114497031">
            <text:p>-0.14</text:p>
          </table:table-cell>
          <table:table-cell/>
          <table:table-cell table:formula="of:=COS([.W317])" office:value-type="float" office:value="0.990263251218927">
            <text:p>0.99</text:p>
          </table:table-cell>
          <table:table-cell table:formula="of:=SIN([.W317])" office:value-type="float" office:value="-0.139207375111092">
            <text:p>-0.14</text:p>
          </table:table-cell>
        </table:table-row>
        <table:table-row table:style-name="ro1">
          <table:table-cell office:value-type="float" office:value="16136">
            <text:p>16136</text:p>
          </table:table-cell>
          <table:table-cell office:value-type="float" office:value="-1400">
            <text:p>-1400</text:p>
          </table:table-cell>
          <table:table-cell office:value-type="float" office:value="-4208">
            <text:p>-4208</text:p>
          </table:table-cell>
          <table:table-cell office:value-type="float" office:value="26.37">
            <text:p>26.37</text:p>
          </table:table-cell>
          <table:table-cell office:value-type="float" office:value="589">
            <text:p>589</text:p>
          </table:table-cell>
          <table:table-cell office:value-type="float" office:value="395">
            <text:p>395</text:p>
          </table:table-cell>
          <table:table-cell office:value-type="string">
            <text:p>50<text:tab/><text:tab/><text:tab/><text:tab/></text:p>
          </table:table-cell>
          <table:table-cell table:number-columns-repeated="2"/>
          <table:table-cell table:formula="of:=([.E319]-[.$I$2])/131" office:value-type="float" office:value="3.170737913486">
            <text:p>3.17</text:p>
          </table:table-cell>
          <table:table-cell/>
          <table:table-cell table:formula="of:=[.L318]+[.J319]*0.1" office:value-type="float" office:value="350.499694656488">
            <text:p>350.50</text:p>
          </table:table-cell>
          <table:table-cell table:formula="of:=[.L319]*2*3.141592/360" office:value-type="float" office:value="6.11737242630704">
            <text:p>6.12</text:p>
          </table:table-cell>
          <table:table-cell/>
          <table:table-cell table:formula="of:=COS([.M318])" office:value-type="float" office:value="0.985356007868302">
            <text:p>0.99</text:p>
          </table:table-cell>
          <table:table-cell table:formula="of:=SIN([.M318])" office:value-type="float" office:value="-0.170509641246006">
            <text:p>-0.17</text:p>
          </table:table-cell>
          <table:table-cell table:number-columns-repeated="3"/>
          <table:table-cell table:formula="of:=([.F319]-[.$S$2])/131" office:value-type="float" office:value="4.31603053435115">
            <text:p>4.32</text:p>
          </table:table-cell>
          <table:table-cell/>
          <table:table-cell table:formula="of:=[.T319]*0.1+[.V318]" office:value-type="float" office:value="-7.30900763358779">
            <text:p>-7.31</text:p>
          </table:table-cell>
          <table:table-cell table:formula="of:=[.V319]*2*3.141592/360" office:value-type="float" office:value="-0.127566221720102">
            <text:p>-0.13</text:p>
          </table:table-cell>
          <table:table-cell/>
          <table:table-cell table:formula="of:=COS([.W318])" office:value-type="float" office:value="0.990887986486439">
            <text:p>0.99</text:p>
          </table:table-cell>
          <table:table-cell table:formula="of:=SIN([.W318])" office:value-type="float" office:value="-0.134688523033151">
            <text:p>-0.13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office:value-type="float" office:value="-1412">
            <text:p>-1412</text:p>
          </table:table-cell>
          <table:table-cell office:value-type="float" office:value="-4188">
            <text:p>-4188</text:p>
          </table:table-cell>
          <table:table-cell office:value-type="float" office:value="26.27">
            <text:p>26.27</text:p>
          </table:table-cell>
          <table:table-cell office:value-type="float" office:value="389">
            <text:p>389</text:p>
          </table:table-cell>
          <table:table-cell office:value-type="float" office:value="230">
            <text:p>230</text:p>
          </table:table-cell>
          <table:table-cell office:value-type="string">
            <text:p>223<text:tab/><text:tab/><text:tab/><text:tab/></text:p>
          </table:table-cell>
          <table:table-cell table:number-columns-repeated="2"/>
          <table:table-cell table:formula="of:=([.E320]-[.$I$2])/131" office:value-type="float" office:value="1.6440203562341">
            <text:p>1.64</text:p>
          </table:table-cell>
          <table:table-cell/>
          <table:table-cell table:formula="of:=[.L319]+[.J320]*0.1" office:value-type="float" office:value="350.664096692112">
            <text:p>350.66</text:p>
          </table:table-cell>
          <table:table-cell table:formula="of:=[.L320]*2*3.141592/360" office:value-type="float" office:value="6.1202417825287">
            <text:p>6.12</text:p>
          </table:table-cell>
          <table:table-cell/>
          <table:table-cell table:formula="of:=COS([.M319])" office:value-type="float" office:value="0.986284511882487">
            <text:p>0.99</text:p>
          </table:table-cell>
          <table:table-cell table:formula="of:=SIN([.M319])" office:value-type="float" office:value="-0.165054117248628">
            <text:p>-0.17</text:p>
          </table:table-cell>
          <table:table-cell table:number-columns-repeated="3"/>
          <table:table-cell table:formula="of:=([.F320]-[.$S$2])/131" office:value-type="float" office:value="3.05648854961832">
            <text:p>3.06</text:p>
          </table:table-cell>
          <table:table-cell/>
          <table:table-cell table:formula="of:=[.T320]*0.1+[.V319]" office:value-type="float" office:value="-7.00335877862596">
            <text:p>-7.00</text:p>
          </table:table-cell>
          <table:table-cell table:formula="of:=[.V320]*2*3.141592/360" office:value-type="float" office:value="-0.122231643955895">
            <text:p>-0.12</text:p>
          </table:table-cell>
          <table:table-cell/>
          <table:table-cell table:formula="of:=COS([.W319])" office:value-type="float" office:value="0.991874457517674">
            <text:p>0.99</text:p>
          </table:table-cell>
          <table:table-cell table:formula="of:=SIN([.W319])" office:value-type="float" office:value="-0.12722051927272">
            <text:p>-0.13</text:p>
          </table:table-cell>
        </table:table-row>
        <table:table-row table:style-name="ro1">
          <table:table-cell office:value-type="float" office:value="15992">
            <text:p>15992</text:p>
          </table:table-cell>
          <table:table-cell office:value-type="float" office:value="-1420">
            <text:p>-1420</text:p>
          </table:table-cell>
          <table:table-cell office:value-type="float" office:value="-3976">
            <text:p>-3976</text:p>
          </table:table-cell>
          <table:table-cell office:value-type="float" office:value="26.32">
            <text:p>26.32</text:p>
          </table:table-cell>
          <table:table-cell office:value-type="float" office:value="294">
            <text:p>294</text:p>
          </table:table-cell>
          <table:table-cell office:value-type="float" office:value="121">
            <text:p>121</text:p>
          </table:table-cell>
          <table:table-cell office:value-type="string">
            <text:p>233<text:tab/><text:tab/><text:tab/><text:tab/></text:p>
          </table:table-cell>
          <table:table-cell table:number-columns-repeated="2"/>
          <table:table-cell table:formula="of:=([.E321]-[.$I$2])/131" office:value-type="float" office:value="0.91882951653944">
            <text:p>0.92</text:p>
          </table:table-cell>
          <table:table-cell/>
          <table:table-cell table:formula="of:=[.L320]+[.J321]*0.1" office:value-type="float" office:value="350.755979643766">
            <text:p>350.76</text:p>
          </table:table-cell>
          <table:table-cell table:formula="of:=[.L321]*2*3.141592/360" office:value-type="float" office:value="6.12184544222787">
            <text:p>6.12</text:p>
          </table:table-cell>
          <table:table-cell/>
          <table:table-cell table:formula="of:=COS([.M320])" office:value-type="float" office:value="0.986754050152288">
            <text:p>0.99</text:p>
          </table:table-cell>
          <table:table-cell table:formula="of:=SIN([.M320])" office:value-type="float" office:value="-0.162223440069726">
            <text:p>-0.16</text:p>
          </table:table-cell>
          <table:table-cell table:number-columns-repeated="3"/>
          <table:table-cell table:formula="of:=([.F321]-[.$S$2])/131" office:value-type="float" office:value="2.22442748091603">
            <text:p>2.22</text:p>
          </table:table-cell>
          <table:table-cell/>
          <table:table-cell table:formula="of:=[.T321]*0.1+[.V320]" office:value-type="float" office:value="-6.78091603053435">
            <text:p>-6.78</text:p>
          </table:table-cell>
          <table:table-cell table:formula="of:=[.V321]*2*3.141592/360" office:value-type="float" office:value="-0.118349286412214">
            <text:p>-0.12</text:p>
          </table:table-cell>
          <table:table-cell/>
          <table:table-cell table:formula="of:=COS([.W320])" office:value-type="float" office:value="0.992539008842766">
            <text:p>0.99</text:p>
          </table:table-cell>
          <table:table-cell table:formula="of:=SIN([.W320])" office:value-type="float" office:value="-0.121927502744129">
            <text:p>-0.12</text:p>
          </table:table-cell>
        </table:table-row>
        <table:table-row table:style-name="ro1">
          <table:table-cell office:value-type="float" office:value="15952">
            <text:p>15952</text:p>
          </table:table-cell>
          <table:table-cell office:value-type="float" office:value="-1684">
            <text:p>-1684</text:p>
          </table:table-cell>
          <table:table-cell office:value-type="float" office:value="-4192">
            <text:p>-4192</text:p>
          </table:table-cell>
          <table:table-cell office:value-type="float" office:value="26.32">
            <text:p>26.32</text:p>
          </table:table-cell>
          <table:table-cell office:value-type="float" office:value="-17">
            <text:p>-17</text:p>
          </table:table-cell>
          <table:table-cell office:value-type="float" office:value="162">
            <text:p>162</text:p>
          </table:table-cell>
          <table:table-cell office:value-type="string">
            <text:p>353<text:tab/><text:tab/><text:tab/><text:tab/></text:p>
          </table:table-cell>
          <table:table-cell table:number-columns-repeated="2"/>
          <table:table-cell table:formula="of:=([.E322]-[.$I$2])/131" office:value-type="float" office:value="-1.45521628498728">
            <text:p>-1.46</text:p>
          </table:table-cell>
          <table:table-cell/>
          <table:table-cell table:formula="of:=[.L321]+[.J322]*0.1" office:value-type="float" office:value="350.610458015267">
            <text:p>350.61</text:p>
          </table:table-cell>
          <table:table-cell table:formula="of:=[.L322]*2*3.141592/360" office:value-type="float" office:value="6.11930561120611">
            <text:p>6.12</text:p>
          </table:table-cell>
          <table:table-cell/>
          <table:table-cell table:formula="of:=COS([.M321])" office:value-type="float" office:value="0.987012932404407">
            <text:p>0.99</text:p>
          </table:table-cell>
          <table:table-cell table:formula="of:=SIN([.M321])" office:value-type="float" office:value="-0.160640814447804">
            <text:p>-0.16</text:p>
          </table:table-cell>
          <table:table-cell table:number-columns-repeated="3"/>
          <table:table-cell table:formula="of:=([.F322]-[.$S$2])/131" office:value-type="float" office:value="2.53740458015267">
            <text:p>2.54</text:p>
          </table:table-cell>
          <table:table-cell/>
          <table:table-cell table:formula="of:=[.T322]*0.1+[.V321]" office:value-type="float" office:value="-6.52717557251909">
            <text:p>-6.53</text:p>
          </table:table-cell>
          <table:table-cell table:formula="of:=[.V322]*2*3.141592/360" office:value-type="float" office:value="-0.113920680895674">
            <text:p>-0.11</text:p>
          </table:table-cell>
          <table:table-cell/>
          <table:table-cell table:formula="of:=COS([.W321])" office:value-type="float" office:value="0.993004893701665">
            <text:p>0.99</text:p>
          </table:table-cell>
          <table:table-cell table:formula="of:=SIN([.W321])" office:value-type="float" office:value="-0.118073202228725">
            <text:p>-0.12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1636">
            <text:p>-1636</text:p>
          </table:table-cell>
          <table:table-cell office:value-type="float" office:value="-3868">
            <text:p>-3868</text:p>
          </table:table-cell>
          <table:table-cell office:value-type="float" office:value="26.27">
            <text:p>26.27</text:p>
          </table:table-cell>
          <table:table-cell office:value-type="float" office:value="208">
            <text:p>208</text:p>
          </table:table-cell>
          <table:table-cell office:value-type="float" office:value="-7">
            <text:p>-7</text:p>
          </table:table-cell>
          <table:table-cell office:value-type="string">
            <text:p>186<text:tab/><text:tab/><text:tab/><text:tab/></text:p>
          </table:table-cell>
          <table:table-cell table:number-columns-repeated="2"/>
          <table:table-cell table:formula="of:=([.E323]-[.$I$2])/131" office:value-type="float" office:value="0.26234096692112">
            <text:p>0.26</text:p>
          </table:table-cell>
          <table:table-cell/>
          <table:table-cell table:formula="of:=[.L322]+[.J323]*0.1" office:value-type="float" office:value="350.636692111959">
            <text:p>350.64</text:p>
          </table:table-cell>
          <table:table-cell table:formula="of:=[.L323]*2*3.141592/360" office:value-type="float" office:value="6.11976348247441">
            <text:p>6.12</text:p>
          </table:table-cell>
          <table:table-cell/>
          <table:table-cell table:formula="of:=COS([.M322])" office:value-type="float" office:value="0.986601748838171">
            <text:p>0.99</text:p>
          </table:table-cell>
          <table:table-cell table:formula="of:=SIN([.M322])" office:value-type="float" office:value="-0.163147139691329">
            <text:p>-0.16</text:p>
          </table:table-cell>
          <table:table-cell table:number-columns-repeated="3"/>
          <table:table-cell table:formula="of:=([.F323]-[.$S$2])/131" office:value-type="float" office:value="1.24732824427481">
            <text:p>1.25</text:p>
          </table:table-cell>
          <table:table-cell/>
          <table:table-cell table:formula="of:=[.T323]*0.1+[.V322]" office:value-type="float" office:value="-6.40244274809161">
            <text:p>-6.40</text:p>
          </table:table-cell>
          <table:table-cell table:formula="of:=[.V323]*2*3.141592/360" office:value-type="float" office:value="-0.111743682877014">
            <text:p>-0.11</text:p>
          </table:table-cell>
          <table:table-cell/>
          <table:table-cell table:formula="of:=COS([.W322])" office:value-type="float" office:value="0.993518053965609">
            <text:p>0.99</text:p>
          </table:table-cell>
          <table:table-cell table:formula="of:=SIN([.W322])" office:value-type="float" office:value="-0.113674431797079">
            <text:p>-0.11</text:p>
          </table:table-cell>
        </table:table-row>
        <table:table-row table:style-name="ro1">
          <table:table-cell office:value-type="float" office:value="15892">
            <text:p>15892</text:p>
          </table:table-cell>
          <table:table-cell office:value-type="float" office:value="-1720">
            <text:p>-1720</text:p>
          </table:table-cell>
          <table:table-cell office:value-type="float" office:value="-3976">
            <text:p>-3976</text:p>
          </table:table-cell>
          <table:table-cell office:value-type="float" office:value="26.27">
            <text:p>26.27</text:p>
          </table:table-cell>
          <table:table-cell office:value-type="float" office:value="136">
            <text:p>136</text:p>
          </table:table-cell>
          <table:table-cell office:value-type="float" office:value="-269">
            <text:p>-269</text:p>
          </table:table-cell>
          <table:table-cell office:value-type="string">
            <text:p>230<text:tab/><text:tab/><text:tab/><text:tab/></text:p>
          </table:table-cell>
          <table:table-cell table:number-columns-repeated="2"/>
          <table:table-cell table:formula="of:=([.E324]-[.$I$2])/131" office:value-type="float" office:value="-0.287277353689567">
            <text:p>-0.29</text:p>
          </table:table-cell>
          <table:table-cell/>
          <table:table-cell table:formula="of:=[.L323]+[.J324]*0.1" office:value-type="float" office:value="350.60796437659">
            <text:p>350.61</text:p>
          </table:table-cell>
          <table:table-cell table:formula="of:=[.L324]*2*3.141592/360" office:value-type="float" office:value="6.11926208900989">
            <text:p>6.12</text:p>
          </table:table-cell>
          <table:table-cell/>
          <table:table-cell table:formula="of:=COS([.M323])" office:value-type="float" office:value="0.98667634580473">
            <text:p>0.99</text:p>
          </table:table-cell>
          <table:table-cell table:formula="of:=SIN([.M323])" office:value-type="float" office:value="-0.162695386011479">
            <text:p>-0.16</text:p>
          </table:table-cell>
          <table:table-cell table:number-columns-repeated="3"/>
          <table:table-cell table:formula="of:=([.F324]-[.$S$2])/131" office:value-type="float" office:value="-0.752671755725191">
            <text:p>-0.75</text:p>
          </table:table-cell>
          <table:table-cell/>
          <table:table-cell table:formula="of:=[.T324]*0.1+[.V323]" office:value-type="float" office:value="-6.47770992366413">
            <text:p>-6.48</text:p>
          </table:table-cell>
          <table:table-cell table:formula="of:=[.V324]*2*3.141592/360" office:value-type="float" office:value="-0.113057342636132">
            <text:p>-0.11</text:p>
          </table:table-cell>
          <table:table-cell/>
          <table:table-cell table:formula="of:=COS([.W323])" office:value-type="float" office:value="0.993763168483684">
            <text:p>0.99</text:p>
          </table:table-cell>
          <table:table-cell table:formula="of:=SIN([.W323])" office:value-type="float" office:value="-0.11151127730086">
            <text:p>-0.11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-1620">
            <text:p>-1620</text:p>
          </table:table-cell>
          <table:table-cell office:value-type="float" office:value="-3904">
            <text:p>-3904</text:p>
          </table:table-cell>
          <table:table-cell office:value-type="float" office:value="26.32">
            <text:p>26.32</text:p>
          </table:table-cell>
          <table:table-cell office:value-type="float" office:value="34">
            <text:p>34</text:p>
          </table:table-cell>
          <table:table-cell office:value-type="float" office:value="-215">
            <text:p>-215</text:p>
          </table:table-cell>
          <table:table-cell office:value-type="string">
            <text:p>251<text:tab/><text:tab/><text:tab/><text:tab/></text:p>
          </table:table-cell>
          <table:table-cell table:number-columns-repeated="2"/>
          <table:table-cell table:formula="of:=([.E325]-[.$I$2])/131" office:value-type="float" office:value="-1.06590330788804">
            <text:p>-1.07</text:p>
          </table:table-cell>
          <table:table-cell/>
          <table:table-cell table:formula="of:=[.L324]+[.J325]*0.1" office:value-type="float" office:value="350.501374045801">
            <text:p>350.50</text:p>
          </table:table-cell>
          <table:table-cell table:formula="of:=[.L325]*2*3.141592/360" office:value-type="float" office:value="6.11740173717388">
            <text:p>6.12</text:p>
          </table:table-cell>
          <table:table-cell/>
          <table:table-cell table:formula="of:=COS([.M324])" office:value-type="float" office:value="0.986594647381947">
            <text:p>0.99</text:p>
          </table:table-cell>
          <table:table-cell table:formula="of:=SIN([.M324])" office:value-type="float" office:value="-0.163190078611696">
            <text:p>-0.16</text:p>
          </table:table-cell>
          <table:table-cell table:number-columns-repeated="3"/>
          <table:table-cell table:formula="of:=([.F325]-[.$S$2])/131" office:value-type="float" office:value="-0.340458015267175">
            <text:p>-0.34</text:p>
          </table:table-cell>
          <table:table-cell/>
          <table:table-cell table:formula="of:=[.T325]*0.1+[.V324]" office:value-type="float" office:value="-6.51175572519084">
            <text:p>-6.51</text:p>
          </table:table-cell>
          <table:table-cell table:formula="of:=[.V325]*2*3.141592/360" office:value-type="float" office:value="-0.113651553845632">
            <text:p>-0.11</text:p>
          </table:table-cell>
          <table:table-cell/>
          <table:table-cell table:formula="of:=COS([.W324])" office:value-type="float" office:value="0.993615823178737">
            <text:p>0.99</text:p>
          </table:table-cell>
          <table:table-cell table:formula="of:=SIN([.W324])" office:value-type="float" office:value="-0.112816647392314">
            <text:p>-0.11</text:p>
          </table:table-cell>
        </table:table-row>
        <table:table-row table:style-name="ro1">
          <table:table-cell office:value-type="float" office:value="16164">
            <text:p>16164</text:p>
          </table:table-cell>
          <table:table-cell office:value-type="float" office:value="-1724">
            <text:p>-1724</text:p>
          </table:table-cell>
          <table:table-cell office:value-type="float" office:value="-3996">
            <text:p>-3996</text:p>
          </table:table-cell>
          <table:table-cell office:value-type="float" office:value="26.32">
            <text:p>26.32</text:p>
          </table:table-cell>
          <table:table-cell office:value-type="float" office:value="-56">
            <text:p>-56</text:p>
          </table:table-cell>
          <table:table-cell office:value-type="float" office:value="-488">
            <text:p>-488</text:p>
          </table:table-cell>
          <table:table-cell office:value-type="string">
            <text:p>250<text:tab/><text:tab/><text:tab/><text:tab/></text:p>
          </table:table-cell>
          <table:table-cell table:number-columns-repeated="2"/>
          <table:table-cell table:formula="of:=([.E326]-[.$I$2])/131" office:value-type="float" office:value="-1.7529262086514">
            <text:p>-1.75</text:p>
          </table:table-cell>
          <table:table-cell/>
          <table:table-cell table:formula="of:=[.L325]+[.J326]*0.1" office:value-type="float" office:value="350.326081424936">
            <text:p>350.33</text:p>
          </table:table-cell>
          <table:table-cell table:formula="of:=[.L326]*2*3.141592/360" office:value-type="float" office:value="6.11434230442183">
            <text:p>6.11</text:p>
          </table:table-cell>
          <table:table-cell/>
          <table:table-cell table:formula="of:=COS([.M325])" office:value-type="float" office:value="0.986289349338067">
            <text:p>0.99</text:p>
          </table:table-cell>
          <table:table-cell table:formula="of:=SIN([.M325])" office:value-type="float" office:value="-0.165025208323739">
            <text:p>-0.17</text:p>
          </table:table-cell>
          <table:table-cell table:number-columns-repeated="3"/>
          <table:table-cell table:formula="of:=([.F326]-[.$S$2])/131" office:value-type="float" office:value="-2.42442748091603">
            <text:p>-2.42</text:p>
          </table:table-cell>
          <table:table-cell/>
          <table:table-cell table:formula="of:=[.T326]*0.1+[.V325]" office:value-type="float" office:value="-6.75419847328245">
            <text:p>-6.75</text:p>
          </table:table-cell>
          <table:table-cell table:formula="of:=[.V326]*2*3.141592/360" office:value-type="float" office:value="-0.117882977167091">
            <text:p>-0.12</text:p>
          </table:table-cell>
          <table:table-cell/>
          <table:table-cell table:formula="of:=COS([.W325])" office:value-type="float" office:value="0.993548610849792">
            <text:p>0.99</text:p>
          </table:table-cell>
          <table:table-cell table:formula="of:=SIN([.W325])" office:value-type="float" office:value="-0.113407045100596">
            <text:p>-0.11</text:p>
          </table:table-cell>
        </table:table-row>
        <table:table-row table:style-name="ro1">
          <table:table-cell office:value-type="float" office:value="15980">
            <text:p>15980</text:p>
          </table:table-cell>
          <table:table-cell office:value-type="float" office:value="-1832">
            <text:p>-1832</text:p>
          </table:table-cell>
          <table:table-cell office:value-type="float" office:value="-3988">
            <text:p>-3988</text:p>
          </table:table-cell>
          <table:table-cell office:value-type="float" office:value="26.27">
            <text:p>26.27</text:p>
          </table:table-cell>
          <table:table-cell office:value-type="float" office:value="68">
            <text:p>68</text:p>
          </table:table-cell>
          <table:table-cell office:value-type="float" office:value="-554">
            <text:p>-554</text:p>
          </table:table-cell>
          <table:table-cell office:value-type="string">
            <text:p>109<text:tab/><text:tab/><text:tab/><text:tab/></text:p>
          </table:table-cell>
          <table:table-cell table:number-columns-repeated="2"/>
          <table:table-cell table:formula="of:=([.E327]-[.$I$2])/131" office:value-type="float" office:value="-0.806361323155216">
            <text:p>-0.81</text:p>
          </table:table-cell>
          <table:table-cell/>
          <table:table-cell table:formula="of:=[.L326]+[.J327]*0.1" office:value-type="float" office:value="350.245445292621">
            <text:p>350.25</text:p>
          </table:table-cell>
          <table:table-cell table:formula="of:=[.L327]*2*3.141592/360" office:value-type="float" office:value="6.11293493870964">
            <text:p>6.11</text:p>
          </table:table-cell>
          <table:table-cell/>
          <table:table-cell table:formula="of:=COS([.M326])" office:value-type="float" office:value="0.985779850704382">
            <text:p>0.99</text:p>
          </table:table-cell>
          <table:table-cell table:formula="of:=SIN([.M326])" office:value-type="float" office:value="-0.168041917226764">
            <text:p>-0.17</text:p>
          </table:table-cell>
          <table:table-cell table:number-columns-repeated="3"/>
          <table:table-cell table:formula="of:=([.F327]-[.$S$2])/131" office:value-type="float" office:value="-2.92824427480916">
            <text:p>-2.93</text:p>
          </table:table-cell>
          <table:table-cell/>
          <table:table-cell table:formula="of:=[.T327]*0.1+[.V326]" office:value-type="float" office:value="-7.04702290076336">
            <text:p>-7.05</text:p>
          </table:table-cell>
          <table:table-cell table:formula="of:=[.V327]*2*3.141592/360" office:value-type="float" office:value="-0.122993726493639">
            <text:p>-0.12</text:p>
          </table:table-cell>
          <table:table-cell/>
          <table:table-cell table:formula="of:=COS([.W326])" office:value-type="float" office:value="0.993059844363839">
            <text:p>0.99</text:p>
          </table:table-cell>
          <table:table-cell table:formula="of:=SIN([.W326])" office:value-type="float" office:value="-0.117610142045948">
            <text:p>-0.12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800">
            <text:p>-1800</text:p>
          </table:table-cell>
          <table:table-cell office:value-type="float" office:value="-4008">
            <text:p>-4008</text:p>
          </table:table-cell>
          <table:table-cell office:value-type="float" office:value="26.27">
            <text:p>26.27</text:p>
          </table:table-cell>
          <table:table-cell office:value-type="float" office:value="-121">
            <text:p>-121</text:p>
          </table:table-cell>
          <table:table-cell office:value-type="float" office:value="-632">
            <text:p>-632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([.E328]-[.$I$2])/131" office:value-type="float" office:value="-2.24910941475827">
            <text:p>-2.25</text:p>
          </table:table-cell>
          <table:table-cell/>
          <table:table-cell table:formula="of:=[.L327]+[.J328]*0.1" office:value-type="float" office:value="350.020534351145">
            <text:p>350.02</text:p>
          </table:table-cell>
          <table:table-cell table:formula="of:=[.L328]*2*3.141592/360" office:value-type="float" office:value="6.10900950307379">
            <text:p>6.11</text:p>
          </table:table-cell>
          <table:table-cell/>
          <table:table-cell table:formula="of:=COS([.M327])" office:value-type="float" office:value="0.985542378093745">
            <text:p>0.99</text:p>
          </table:table-cell>
          <table:table-cell table:formula="of:=SIN([.M327])" office:value-type="float" office:value="-0.169429103111966">
            <text:p>-0.17</text:p>
          </table:table-cell>
          <table:table-cell table:number-columns-repeated="3"/>
          <table:table-cell table:formula="of:=([.F328]-[.$S$2])/131" office:value-type="float" office:value="-3.5236641221374">
            <text:p>-3.52</text:p>
          </table:table-cell>
          <table:table-cell/>
          <table:table-cell table:formula="of:=[.T328]*0.1+[.V327]" office:value-type="float" office:value="-7.3993893129771">
            <text:p>-7.40</text:p>
          </table:table-cell>
          <table:table-cell table:formula="of:=[.V328]*2*3.141592/360" office:value-type="float" office:value="-0.129143679280746">
            <text:p>-0.13</text:p>
          </table:table-cell>
          <table:table-cell/>
          <table:table-cell table:formula="of:=COS([.W327])" office:value-type="float" office:value="0.992445801812724">
            <text:p>0.99</text:p>
          </table:table-cell>
          <table:table-cell table:formula="of:=SIN([.W327])" office:value-type="float" office:value="-0.122683863911679">
            <text:p>-0.12</text:p>
          </table:table-cell>
        </table:table-row>
        <table:table-row table:style-name="ro1">
          <table:table-cell office:value-type="float" office:value="16108">
            <text:p>16108</text:p>
          </table:table-cell>
          <table:table-cell office:value-type="float" office:value="-1888">
            <text:p>-1888</text:p>
          </table:table-cell>
          <table:table-cell office:value-type="float" office:value="-3992">
            <text:p>-3992</text:p>
          </table:table-cell>
          <table:table-cell office:value-type="float" office:value="26.32">
            <text:p>26.32</text:p>
          </table:table-cell>
          <table:table-cell office:value-type="float" office:value="-194">
            <text:p>-194</text:p>
          </table:table-cell>
          <table:table-cell office:value-type="float" office:value="-829">
            <text:p>-829</text:p>
          </table:table-cell>
          <table:table-cell office:value-type="string">
            <text:p>73<text:tab/><text:tab/><text:tab/><text:tab/></text:p>
          </table:table-cell>
          <table:table-cell table:number-columns-repeated="2"/>
          <table:table-cell table:formula="of:=([.E329]-[.$I$2])/131" office:value-type="float" office:value="-2.80636132315522">
            <text:p>-2.81</text:p>
          </table:table-cell>
          <table:table-cell/>
          <table:table-cell table:formula="of:=[.L328]+[.J329]*0.1" office:value-type="float" office:value="349.739898218829">
            <text:p>349.74</text:p>
          </table:table-cell>
          <table:table-cell table:formula="of:=[.L329]*2*3.141592/360" office:value-type="float" office:value="6.10411147958383">
            <text:p>6.10</text:p>
          </table:table-cell>
          <table:table-cell/>
          <table:table-cell table:formula="of:=COS([.M328])" office:value-type="float" office:value="0.984869703639044">
            <text:p>0.98</text:p>
          </table:table-cell>
          <table:table-cell table:formula="of:=SIN([.M328])" office:value-type="float" office:value="-0.173296470979478">
            <text:p>-0.17</text:p>
          </table:table-cell>
          <table:table-cell table:number-columns-repeated="3"/>
          <table:table-cell table:formula="of:=([.F329]-[.$S$2])/131" office:value-type="float" office:value="-5.02748091603054">
            <text:p>-5.03</text:p>
          </table:table-cell>
          <table:table-cell/>
          <table:table-cell table:formula="of:=[.T329]*0.1+[.V328]" office:value-type="float" office:value="-7.90213740458016">
            <text:p>-7.90</text:p>
          </table:table-cell>
          <table:table-cell table:formula="of:=[.V329]*2*3.141592/360" office:value-type="float" office:value="-0.137918286961832">
            <text:p>-0.14</text:p>
          </table:table-cell>
          <table:table-cell/>
          <table:table-cell table:formula="of:=COS([.W328])" office:value-type="float" office:value="0.991672538554673">
            <text:p>0.99</text:p>
          </table:table-cell>
          <table:table-cell table:formula="of:=SIN([.W328])" office:value-type="float" office:value="-0.128785000200062">
            <text:p>-0.13</text:p>
          </table:table-cell>
        </table:table-row>
        <table:table-row table:style-name="ro1">
          <table:table-cell office:value-type="float" office:value="15712">
            <text:p>15712</text:p>
          </table:table-cell>
          <table:table-cell office:value-type="float" office:value="-1868">
            <text:p>-1868</text:p>
          </table:table-cell>
          <table:table-cell office:value-type="float" office:value="-3832">
            <text:p>-3832</text:p>
          </table:table-cell>
          <table:table-cell office:value-type="float" office:value="26.27">
            <text:p>26.27</text:p>
          </table:table-cell>
          <table:table-cell office:value-type="float" office:value="-485">
            <text:p>-485</text:p>
          </table:table-cell>
          <table:table-cell office:value-type="float" office:value="-451">
            <text:p>-451</text:p>
          </table:table-cell>
          <table:table-cell office:value-type="string">
            <text:p>55<text:tab/><text:tab/><text:tab/><text:tab/></text:p>
          </table:table-cell>
          <table:table-cell table:number-columns-repeated="2"/>
          <table:table-cell table:formula="of:=([.E330]-[.$I$2])/131" office:value-type="float" office:value="-5.02773536895674">
            <text:p>-5.03</text:p>
          </table:table-cell>
          <table:table-cell/>
          <table:table-cell table:formula="of:=[.L329]+[.J330]*0.1" office:value-type="float" office:value="349.237124681934">
            <text:p>349.24</text:p>
          </table:table-cell>
          <table:table-cell table:formula="of:=[.L330]*2*3.141592/360" office:value-type="float" office:value="6.0953364277987">
            <text:p>6.10</text:p>
          </table:table-cell>
          <table:table-cell/>
          <table:table-cell table:formula="of:=COS([.M329])" office:value-type="float" office:value="0.984009083046637">
            <text:p>0.98</text:p>
          </table:table-cell>
          <table:table-cell table:formula="of:=SIN([.M329])" office:value-type="float" office:value="-0.17811828789239">
            <text:p>-0.18</text:p>
          </table:table-cell>
          <table:table-cell table:number-columns-repeated="3"/>
          <table:table-cell table:formula="of:=([.F330]-[.$S$2])/131" office:value-type="float" office:value="-2.14198473282443">
            <text:p>-2.14</text:p>
          </table:table-cell>
          <table:table-cell/>
          <table:table-cell table:formula="of:=[.T330]*0.1+[.V329]" office:value-type="float" office:value="-8.1163358778626">
            <text:p>-8.12</text:p>
          </table:table-cell>
          <table:table-cell table:formula="of:=[.V330]*2*3.141592/360" office:value-type="float" office:value="-0.14165675479559">
            <text:p>-0.14</text:p>
          </table:table-cell>
          <table:table-cell/>
          <table:table-cell table:formula="of:=COS([.W329])" office:value-type="float" office:value="0.990504339159793">
            <text:p>0.99</text:p>
          </table:table-cell>
          <table:table-cell table:formula="of:=SIN([.W329])" office:value-type="float" office:value="-0.137481468226165">
            <text:p>-0.14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2180">
            <text:p>-2180</text:p>
          </table:table-cell>
          <table:table-cell office:value-type="float" office:value="-4076">
            <text:p>-4076</text:p>
          </table:table-cell>
          <table:table-cell office:value-type="float" office:value="26.22">
            <text:p>26.22</text:p>
          </table:table-cell>
          <table:table-cell office:value-type="float" office:value="-397">
            <text:p>-397</text:p>
          </table:table-cell>
          <table:table-cell office:value-type="float" office:value="-1250">
            <text:p>-1250</text:p>
          </table:table-cell>
          <table:table-cell office:value-type="string">
            <text:p>-48<text:tab/><text:tab/><text:tab/><text:tab/></text:p>
          </table:table-cell>
          <table:table-cell table:number-columns-repeated="2"/>
          <table:table-cell table:formula="of:=([.E331]-[.$I$2])/131" office:value-type="float" office:value="-4.3559796437659">
            <text:p>-4.36</text:p>
          </table:table-cell>
          <table:table-cell/>
          <table:table-cell table:formula="of:=[.L330]+[.J331]*0.1" office:value-type="float" office:value="348.801526717557">
            <text:p>348.80</text:p>
          </table:table-cell>
          <table:table-cell table:formula="of:=[.L331]*2*3.141592/360" office:value-type="float" office:value="6.08773381068702">
            <text:p>6.09</text:p>
          </table:table-cell>
          <table:table-cell/>
          <table:table-cell table:formula="of:=COS([.M330])" office:value-type="float" office:value="0.98240822104404">
            <text:p>0.98</text:p>
          </table:table-cell>
          <table:table-cell table:formula="of:=SIN([.M330])" office:value-type="float" office:value="-0.186746050092322">
            <text:p>-0.19</text:p>
          </table:table-cell>
          <table:table-cell table:number-columns-repeated="3"/>
          <table:table-cell table:formula="of:=([.F331]-[.$S$2])/131" office:value-type="float" office:value="-8.2412213740458">
            <text:p>-8.24</text:p>
          </table:table-cell>
          <table:table-cell/>
          <table:table-cell table:formula="of:=[.T331]*0.1+[.V330]" office:value-type="float" office:value="-8.94045801526718">
            <text:p>-8.94</text:p>
          </table:table-cell>
          <table:table-cell table:formula="of:=[.V331]*2*3.141592/360" office:value-type="float" office:value="-0.15604039653944">
            <text:p>-0.16</text:p>
          </table:table-cell>
          <table:table-cell/>
          <table:table-cell table:formula="of:=COS([.W330])" office:value-type="float" office:value="0.989983448603851">
            <text:p>0.99</text:p>
          </table:table-cell>
          <table:table-cell table:formula="of:=SIN([.W330])" office:value-type="float" office:value="-0.141183467482657">
            <text:p>-0.14</text:p>
          </table:table-cell>
        </table:table-row>
        <table:table-row table:style-name="ro1">
          <table:table-cell office:value-type="float" office:value="15660">
            <text:p>15660</text:p>
          </table:table-cell>
          <table:table-cell office:value-type="float" office:value="-1716">
            <text:p>-1716</text:p>
          </table:table-cell>
          <table:table-cell office:value-type="float" office:value="-4168">
            <text:p>-4168</text:p>
          </table:table-cell>
          <table:table-cell office:value-type="float" office:value="26.27">
            <text:p>26.27</text:p>
          </table:table-cell>
          <table:table-cell office:value-type="float" office:value="-252">
            <text:p>-252</text:p>
          </table:table-cell>
          <table:table-cell office:value-type="float" office:value="-915">
            <text:p>-915</text:p>
          </table:table-cell>
          <table:table-cell office:value-type="string">
            <text:p>-319<text:tab/><text:tab/><text:tab/><text:tab/></text:p>
          </table:table-cell>
          <table:table-cell table:number-columns-repeated="2"/>
          <table:table-cell table:formula="of:=([.E332]-[.$I$2])/131" office:value-type="float" office:value="-3.24910941475827">
            <text:p>-3.25</text:p>
          </table:table-cell>
          <table:table-cell/>
          <table:table-cell table:formula="of:=[.L331]+[.J332]*0.1" office:value-type="float" office:value="348.476615776081">
            <text:p>348.48</text:p>
          </table:table-cell>
          <table:table-cell table:formula="of:=[.L332]*2*3.141592/360" office:value-type="float" office:value="6.08206304616228">
            <text:p>6.08</text:p>
          </table:table-cell>
          <table:table-cell/>
          <table:table-cell table:formula="of:=COS([.M331])" office:value-type="float" office:value="0.980960084648805">
            <text:p>0.98</text:p>
          </table:table-cell>
          <table:table-cell table:formula="of:=SIN([.M331])" office:value-type="float" office:value="-0.19420945477965">
            <text:p>-0.19</text:p>
          </table:table-cell>
          <table:table-cell table:number-columns-repeated="3"/>
          <table:table-cell table:formula="of:=([.F332]-[.$S$2])/131" office:value-type="float" office:value="-5.68396946564886">
            <text:p>-5.68</text:p>
          </table:table-cell>
          <table:table-cell/>
          <table:table-cell table:formula="of:=[.T332]*0.1+[.V331]" office:value-type="float" office:value="-9.50885496183206">
            <text:p>-9.51</text:p>
          </table:table-cell>
          <table:table-cell table:formula="of:=[.V332]*2*3.141592/360" office:value-type="float" office:value="-0.1659607926514">
            <text:p>-0.17</text:p>
          </table:table-cell>
          <table:table-cell/>
          <table:table-cell table:formula="of:=COS([.W331])" office:value-type="float" office:value="0.987850379558033">
            <text:p>0.99</text:p>
          </table:table-cell>
          <table:table-cell table:formula="of:=SIN([.W331])" office:value-type="float" office:value="-0.155407939330817">
            <text:p>-0.16</text:p>
          </table:table-cell>
        </table:table-row>
        <table:table-row table:style-name="ro1">
          <table:table-cell office:value-type="float" office:value="17592">
            <text:p>17592</text:p>
          </table:table-cell>
          <table:table-cell office:value-type="float" office:value="-12">
            <text:p>-12</text:p>
          </table:table-cell>
          <table:table-cell office:value-type="float" office:value="-3812">
            <text:p>-3812</text:p>
          </table:table-cell>
          <table:table-cell office:value-type="float" office:value="26.27">
            <text:p>26.27</text:p>
          </table:table-cell>
          <table:table-cell office:value-type="float" office:value="-1171">
            <text:p>-1171</text:p>
          </table:table-cell>
          <table:table-cell office:value-type="float" office:value="-4119">
            <text:p>-4119</text:p>
          </table:table-cell>
          <table:table-cell office:value-type="string">
            <text:p>-3<text:tab/><text:tab/><text:tab/><text:tab/></text:p>
          </table:table-cell>
          <table:table-cell table:number-columns-repeated="2"/>
          <table:table-cell table:formula="of:=([.E333]-[.$I$2])/131" office:value-type="float" office:value="-10.2643765903308">
            <text:p>-10.26</text:p>
          </table:table-cell>
          <table:table-cell/>
          <table:table-cell table:formula="of:=[.L332]+[.J333]*0.1" office:value-type="float" office:value="347.450178117048">
            <text:p>347.45</text:p>
          </table:table-cell>
          <table:table-cell table:formula="of:=[.L333]*2*3.141592/360" office:value-type="float" office:value="6.06414833317274">
            <text:p>6.06</text:p>
          </table:table-cell>
          <table:table-cell/>
          <table:table-cell table:formula="of:=COS([.M332])" office:value-type="float" office:value="0.979843001860699">
            <text:p>0.98</text:p>
          </table:table-cell>
          <table:table-cell table:formula="of:=SIN([.M332])" office:value-type="float" office:value="-0.199769095969858">
            <text:p>-0.20</text:p>
          </table:table-cell>
          <table:table-cell table:number-columns-repeated="3"/>
          <table:table-cell table:formula="of:=([.F333]-[.$S$2])/131" office:value-type="float" office:value="-30.1419847328244">
            <text:p>-30.14</text:p>
          </table:table-cell>
          <table:table-cell/>
          <table:table-cell table:formula="of:=[.T333]*0.1+[.V332]" office:value-type="float" office:value="-12.5230534351145">
            <text:p>-12.52</text:p>
          </table:table-cell>
          <table:table-cell table:formula="of:=[.V333]*2*3.141592/360" office:value-type="float" office:value="-0.218568469374046">
            <text:p>-0.22</text:p>
          </table:table-cell>
          <table:table-cell/>
          <table:table-cell table:formula="of:=COS([.W332])" office:value-type="float" office:value="0.986260087645573">
            <text:p>0.99</text:p>
          </table:table-cell>
          <table:table-cell table:formula="of:=SIN([.W332])" office:value-type="float" office:value="-0.165199998539183">
            <text:p>-0.17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office:value-type="float" office:value="536">
            <text:p>536</text:p>
          </table:table-cell>
          <table:table-cell office:value-type="float" office:value="-3820">
            <text:p>-3820</text:p>
          </table:table-cell>
          <table:table-cell office:value-type="float" office:value="26.27">
            <text:p>26.27</text:p>
          </table:table-cell>
          <table:table-cell office:value-type="float" office:value="-3014">
            <text:p>-3014</text:p>
          </table:table-cell>
          <table:table-cell office:value-type="float" office:value="-1633">
            <text:p>-1633</text:p>
          </table:table-cell>
          <table:table-cell office:value-type="string">
            <text:p>1265<text:tab/><text:tab/><text:tab/><text:tab/></text:p>
          </table:table-cell>
          <table:table-cell table:number-columns-repeated="2"/>
          <table:table-cell table:formula="of:=([.E334]-[.$I$2])/131" office:value-type="float" office:value="-24.3330788804071">
            <text:p>-24.33</text:p>
          </table:table-cell>
          <table:table-cell/>
          <table:table-cell table:formula="of:=[.L333]+[.J334]*0.1" office:value-type="float" office:value="345.016870229007">
            <text:p>345.02</text:p>
          </table:table-cell>
          <table:table-cell table:formula="of:=[.L334]*2*3.141592/360" office:value-type="float" office:value="6.02167910764716">
            <text:p>6.02</text:p>
          </table:table-cell>
          <table:table-cell/>
          <table:table-cell table:formula="of:=COS([.M333])" office:value-type="float" office:value="0.97610715756471">
            <text:p>0.98</text:p>
          </table:table-cell>
          <table:table-cell table:formula="of:=SIN([.M333])" office:value-type="float" office:value="-0.217289707420626">
            <text:p>-0.22</text:p>
          </table:table-cell>
          <table:table-cell table:number-columns-repeated="3"/>
          <table:table-cell table:formula="of:=([.F334]-[.$S$2])/131" office:value-type="float" office:value="-11.1648854961832">
            <text:p>-11.16</text:p>
          </table:table-cell>
          <table:table-cell/>
          <table:table-cell table:formula="of:=[.T334]*0.1+[.V333]" office:value-type="float" office:value="-13.6395419847328">
            <text:p>-13.64</text:p>
          </table:table-cell>
          <table:table-cell table:formula="of:=[.V334]*2*3.141592/360" office:value-type="float" office:value="-0.238054866571671">
            <text:p>-0.24</text:p>
          </table:table-cell>
          <table:table-cell/>
          <table:table-cell table:formula="of:=COS([.W333])" office:value-type="float" office:value="0.976208851669477">
            <text:p>0.98</text:p>
          </table:table-cell>
          <table:table-cell table:formula="of:=SIN([.W333])" office:value-type="float" office:value="-0.216832372864756">
            <text:p>-0.22</text:p>
          </table:table-cell>
        </table:table-row>
        <table:table-row table:style-name="ro1">
          <table:table-cell office:value-type="float" office:value="14004">
            <text:p>14004</text:p>
          </table:table-cell>
          <table:table-cell office:value-type="float" office:value="-328">
            <text:p>-328</text:p>
          </table:table-cell>
          <table:table-cell office:value-type="float" office:value="-1908">
            <text:p>-1908</text:p>
          </table:table-cell>
          <table:table-cell office:value-type="float" office:value="26.22">
            <text:p>26.22</text:p>
          </table:table-cell>
          <table:table-cell office:value-type="float" office:value="-3589">
            <text:p>-3589</text:p>
          </table:table-cell>
          <table:table-cell office:value-type="float" office:value="339">
            <text:p>339</text:p>
          </table:table-cell>
          <table:table-cell office:value-type="string">
            <text:p>1854<text:tab/><text:tab/><text:tab/><text:tab/></text:p>
          </table:table-cell>
          <table:table-cell table:number-columns-repeated="2"/>
          <table:table-cell table:formula="of:=([.E335]-[.$I$2])/131" office:value-type="float" office:value="-28.7223918575064">
            <text:p>-28.72</text:p>
          </table:table-cell>
          <table:table-cell/>
          <table:table-cell table:formula="of:=[.L334]+[.J335]*0.1" office:value-type="float" office:value="342.144631043257">
            <text:p>342.14</text:p>
          </table:table-cell>
          <table:table-cell table:formula="of:=[.L335]*2*3.141592/360" office:value-type="float" office:value="5.97154908738026">
            <text:p>5.97</text:p>
          </table:table-cell>
          <table:table-cell/>
          <table:table-cell table:formula="of:=COS([.M334])" office:value-type="float" office:value="0.966001667480027">
            <text:p>0.97</text:p>
          </table:table-cell>
          <table:table-cell table:formula="of:=SIN([.M334])" office:value-type="float" office:value="-0.258535835863828">
            <text:p>-0.26</text:p>
          </table:table-cell>
          <table:table-cell table:number-columns-repeated="3"/>
          <table:table-cell table:formula="of:=([.F335]-[.$S$2])/131" office:value-type="float" office:value="3.88854961832061">
            <text:p>3.89</text:p>
          </table:table-cell>
          <table:table-cell/>
          <table:table-cell table:formula="of:=[.T335]*0.1+[.V334]" office:value-type="float" office:value="-13.2506870229008">
            <text:p>-13.25</text:p>
          </table:table-cell>
          <table:table-cell table:formula="of:=[.V335]*2*3.141592/360" office:value-type="float" office:value="-0.231268068586938">
            <text:p>-0.23</text:p>
          </table:table-cell>
          <table:table-cell/>
          <table:table-cell table:formula="of:=COS([.W334])" office:value-type="float" office:value="0.971798500335702">
            <text:p>0.97</text:p>
          </table:table-cell>
          <table:table-cell table:formula="of:=SIN([.W334])" office:value-type="float" office:value="-0.235812795974433">
            <text:p>-0.24</text:p>
          </table:table-cell>
        </table:table-row>
        <table:table-row table:style-name="ro1">
          <table:table-cell office:value-type="float" office:value="15724">
            <text:p>15724</text:p>
          </table:table-cell>
          <table:table-cell office:value-type="float" office:value="-744">
            <text:p>-744</text:p>
          </table:table-cell>
          <table:table-cell office:value-type="float" office:value="-2824">
            <text:p>-2824</text:p>
          </table:table-cell>
          <table:table-cell office:value-type="float" office:value="26.32">
            <text:p>26.32</text:p>
          </table:table-cell>
          <table:table-cell office:value-type="float" office:value="-1834">
            <text:p>-1834</text:p>
          </table:table-cell>
          <table:table-cell office:value-type="float" office:value="-2656">
            <text:p>-2656</text:p>
          </table:table-cell>
          <table:table-cell office:value-type="string">
            <text:p>915<text:tab/><text:tab/><text:tab/><text:tab/></text:p>
          </table:table-cell>
          <table:table-cell table:number-columns-repeated="2"/>
          <table:table-cell table:formula="of:=([.E336]-[.$I$2])/131" office:value-type="float" office:value="-15.3254452926209">
            <text:p>-15.33</text:p>
          </table:table-cell>
          <table:table-cell/>
          <table:table-cell table:formula="of:=[.L335]+[.J336]*0.1" office:value-type="float" office:value="340.612086513995">
            <text:p>340.61</text:p>
          </table:table-cell>
          <table:table-cell table:formula="of:=[.L336]*2*3.141592/360" office:value-type="float" office:value="5.94480114497597">
            <text:p>5.94</text:p>
          </table:table-cell>
          <table:table-cell/>
          <table:table-cell table:formula="of:=COS([.M335])" office:value-type="float" office:value="0.951833152326844">
            <text:p>0.95</text:p>
          </table:table-cell>
          <table:table-cell table:formula="of:=SIN([.M335])" office:value-type="float" office:value="-0.306616454437043">
            <text:p>-0.31</text:p>
          </table:table-cell>
          <table:table-cell table:number-columns-repeated="3"/>
          <table:table-cell table:formula="of:=([.F336]-[.$S$2])/131" office:value-type="float" office:value="-18.9740458015267">
            <text:p>-18.97</text:p>
          </table:table-cell>
          <table:table-cell/>
          <table:table-cell table:formula="of:=[.T336]*0.1+[.V335]" office:value-type="float" office:value="-15.1480916030534">
            <text:p>-15.15</text:p>
          </table:table-cell>
          <table:table-cell table:formula="of:=[.V336]*2*3.141592/360" office:value-type="float" office:value="-0.264384018863444">
            <text:p>-0.26</text:p>
          </table:table-cell>
          <table:table-cell/>
          <table:table-cell table:formula="of:=COS([.W335])" office:value-type="float" office:value="0.973376521120054">
            <text:p>0.97</text:p>
          </table:table-cell>
          <table:table-cell table:formula="of:=SIN([.W335])" office:value-type="float" office:value="-0.22921201568029">
            <text:p>-0.23</text:p>
          </table:table-cell>
        </table:table-row>
        <table:table-row table:style-name="ro1">
          <table:table-cell office:value-type="float" office:value="18760">
            <text:p>18760</text:p>
          </table:table-cell>
          <table:table-cell office:value-type="float" office:value="-584">
            <text:p>-584</text:p>
          </table:table-cell>
          <table:table-cell office:value-type="float" office:value="-3644">
            <text:p>-3644</text:p>
          </table:table-cell>
          <table:table-cell office:value-type="float" office:value="26.27">
            <text:p>26.27</text:p>
          </table:table-cell>
          <table:table-cell office:value-type="float" office:value="87">
            <text:p>87</text:p>
          </table:table-cell>
          <table:table-cell office:value-type="float" office:value="-1394">
            <text:p>-1394</text:p>
          </table:table-cell>
          <table:table-cell office:value-type="string">
            <text:p>778<text:tab/><text:tab/><text:tab/><text:tab/></text:p>
          </table:table-cell>
          <table:table-cell table:number-columns-repeated="2"/>
          <table:table-cell table:formula="of:=([.E337]-[.$I$2])/131" office:value-type="float" office:value="-0.661323155216285">
            <text:p>-0.66</text:p>
          </table:table-cell>
          <table:table-cell/>
          <table:table-cell table:formula="of:=[.L336]+[.J337]*0.1" office:value-type="float" office:value="340.545954198473">
            <text:p>340.55</text:p>
          </table:table-cell>
          <table:table-cell table:formula="of:=[.L337]*2*3.141592/360" office:value-type="float" office:value="5.94364691856828">
            <text:p>5.94</text:p>
          </table:table-cell>
          <table:table-cell/>
          <table:table-cell table:formula="of:=COS([.M336])" office:value-type="float" office:value="0.943292295608151">
            <text:p>0.94</text:p>
          </table:table-cell>
          <table:table-cell table:formula="of:=SIN([.M336])" office:value-type="float" office:value="-0.3319633188265">
            <text:p>-0.33</text:p>
          </table:table-cell>
          <table:table-cell table:number-columns-repeated="3"/>
          <table:table-cell table:formula="of:=([.F337]-[.$S$2])/131" office:value-type="float" office:value="-9.34045801526717">
            <text:p>-9.34</text:p>
          </table:table-cell>
          <table:table-cell/>
          <table:table-cell table:formula="of:=[.T337]*0.1+[.V336]" office:value-type="float" office:value="-16.0821374045802">
            <text:p>-16.08</text:p>
          </table:table-cell>
          <table:table-cell table:formula="of:=[.V337]*2*3.141592/360" office:value-type="float" office:value="-0.280686190072943">
            <text:p>-0.28</text:p>
          </table:table-cell>
          <table:table-cell/>
          <table:table-cell table:formula="of:=COS([.W336])" office:value-type="float" office:value="0.965253648945947">
            <text:p>0.97</text:p>
          </table:table-cell>
          <table:table-cell table:formula="of:=SIN([.W336])" office:value-type="float" office:value="-0.261314739723067">
            <text:p>-0.26</text:p>
          </table:table-cell>
        </table:table-row>
        <table:table-row table:style-name="ro1">
          <table:table-cell office:value-type="float" office:value="19376">
            <text:p>19376</text:p>
          </table:table-cell>
          <table:table-cell office:value-type="float" office:value="-468">
            <text:p>-468</text:p>
          </table:table-cell>
          <table:table-cell office:value-type="float" office:value="-4748">
            <text:p>-4748</text:p>
          </table:table-cell>
          <table:table-cell office:value-type="float" office:value="26.27">
            <text:p>26.27</text:p>
          </table:table-cell>
          <table:table-cell office:value-type="float" office:value="375">
            <text:p>375</text:p>
          </table:table-cell>
          <table:table-cell office:value-type="float" office:value="2636">
            <text:p>2636</text:p>
          </table:table-cell>
          <table:table-cell office:value-type="string">
            <text:p>141<text:tab/><text:tab/><text:tab/><text:tab/></text:p>
          </table:table-cell>
          <table:table-cell table:number-columns-repeated="2"/>
          <table:table-cell table:formula="of:=([.E338]-[.$I$2])/131" office:value-type="float" office:value="1.53715012722646">
            <text:p>1.54</text:p>
          </table:table-cell>
          <table:table-cell/>
          <table:table-cell table:formula="of:=[.L337]+[.J338]*0.1" office:value-type="float" office:value="340.699669211196">
            <text:p>340.70</text:p>
          </table:table-cell>
          <table:table-cell table:formula="of:=[.L338]*2*3.141592/360" office:value-type="float" office:value="5.94632975109188">
            <text:p>5.95</text:p>
          </table:table-cell>
          <table:table-cell/>
          <table:table-cell table:formula="of:=COS([.M337])" office:value-type="float" office:value="0.94290850651912">
            <text:p>0.94</text:p>
          </table:table-cell>
          <table:table-cell table:formula="of:=SIN([.M337])" office:value-type="float" office:value="-0.333051870335361">
            <text:p>-0.33</text:p>
          </table:table-cell>
          <table:table-cell table:number-columns-repeated="3"/>
          <table:table-cell table:formula="of:=([.F338]-[.$S$2])/131" office:value-type="float" office:value="21.4229007633588">
            <text:p>21.42</text:p>
          </table:table-cell>
          <table:table-cell/>
          <table:table-cell table:formula="of:=[.T338]*0.1+[.V337]" office:value-type="float" office:value="-13.9398473282443">
            <text:p>-13.94</text:p>
          </table:table-cell>
          <table:table-cell table:formula="of:=[.V338]*2*3.141592/360" office:value-type="float" office:value="-0.243296182486853">
            <text:p>-0.24</text:p>
          </table:table-cell>
          <table:table-cell/>
          <table:table-cell table:formula="of:=COS([.W337])" office:value-type="float" office:value="0.960865579563263">
            <text:p>0.96</text:p>
          </table:table-cell>
          <table:table-cell table:formula="of:=SIN([.W337])" office:value-type="float" office:value="-0.27701505015171">
            <text:p>-0.28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2104">
            <text:p>-2104</text:p>
          </table:table-cell>
          <table:table-cell office:value-type="float" office:value="-7912">
            <text:p>-7912</text:p>
          </table:table-cell>
          <table:table-cell office:value-type="float" office:value="26.22">
            <text:p>26.22</text:p>
          </table:table-cell>
          <table:table-cell office:value-type="float" office:value="-159">
            <text:p>-159</text:p>
          </table:table-cell>
          <table:table-cell office:value-type="float" office:value="3496">
            <text:p>3496</text:p>
          </table:table-cell>
          <table:table-cell office:value-type="string">
            <text:p>211<text:tab/><text:tab/><text:tab/><text:tab/></text:p>
          </table:table-cell>
          <table:table-cell table:number-columns-repeated="2"/>
          <table:table-cell table:formula="of:=([.E339]-[.$I$2])/131" office:value-type="float" office:value="-2.53918575063613">
            <text:p>-2.54</text:p>
          </table:table-cell>
          <table:table-cell/>
          <table:table-cell table:formula="of:=[.L338]+[.J339]*0.1" office:value-type="float" office:value="340.445750636132">
            <text:p>340.45</text:p>
          </table:table-cell>
          <table:table-cell table:formula="of:=[.L339]*2*3.141592/360" office:value-type="float" office:value="5.94189803684704">
            <text:p>5.94</text:p>
          </table:table-cell>
          <table:table-cell/>
          <table:table-cell table:formula="of:=COS([.M338])" office:value-type="float" office:value="0.943798634504489">
            <text:p>0.94</text:p>
          </table:table-cell>
          <table:table-cell table:formula="of:=SIN([.M338])" office:value-type="float" office:value="-0.330521009177122">
            <text:p>-0.33</text:p>
          </table:table-cell>
          <table:table-cell table:number-columns-repeated="3"/>
          <table:table-cell table:formula="of:=([.F339]-[.$S$2])/131" office:value-type="float" office:value="27.987786259542">
            <text:p>27.99</text:p>
          </table:table-cell>
          <table:table-cell/>
          <table:table-cell table:formula="of:=[.T339]*0.1+[.V338]" office:value-type="float" office:value="-11.1410687022901">
            <text:p>-11.14</text:p>
          </table:table-cell>
          <table:table-cell table:formula="of:=[.V339]*2*3.141592/360" office:value-type="float" office:value="-0.194448290592027">
            <text:p>-0.19</text:p>
          </table:table-cell>
          <table:table-cell/>
          <table:table-cell table:formula="of:=COS([.W338])" office:value-type="float" office:value="0.970549188335647">
            <text:p>0.97</text:p>
          </table:table-cell>
          <table:table-cell table:formula="of:=SIN([.W338])" office:value-type="float" office:value="-0.240903036554164">
            <text:p>-0.24</text:p>
          </table:table-cell>
        </table:table-row>
        <table:table-row table:style-name="ro1">
          <table:table-cell office:value-type="float" office:value="16652">
            <text:p>16652</text:p>
          </table:table-cell>
          <table:table-cell office:value-type="float" office:value="-2204">
            <text:p>-2204</text:p>
          </table:table-cell>
          <table:table-cell office:value-type="float" office:value="-6260">
            <text:p>-6260</text:p>
          </table:table-cell>
          <table:table-cell office:value-type="float" office:value="26.22">
            <text:p>26.22</text:p>
          </table:table-cell>
          <table:table-cell office:value-type="float" office:value="2286">
            <text:p>2286</text:p>
          </table:table-cell>
          <table:table-cell office:value-type="float" office:value="99">
            <text:p>99</text:p>
          </table:table-cell>
          <table:table-cell office:value-type="string">
            <text:p>554<text:tab/><text:tab/><text:tab/><text:tab/></text:p>
          </table:table-cell>
          <table:table-cell table:number-columns-repeated="2"/>
          <table:table-cell table:formula="of:=([.E340]-[.$I$2])/131" office:value-type="float" office:value="16.1249363867684">
            <text:p>16.12</text:p>
          </table:table-cell>
          <table:table-cell/>
          <table:table-cell table:formula="of:=[.L339]+[.J340]*0.1" office:value-type="float" office:value="342.058244274809">
            <text:p>342.06</text:p>
          </table:table-cell>
          <table:table-cell table:formula="of:=[.L340]*2*3.141592/360" office:value-type="float" office:value="5.97004135415437">
            <text:p>5.97</text:p>
          </table:table-cell>
          <table:table-cell/>
          <table:table-cell table:formula="of:=COS([.M339])" office:value-type="float" office:value="0.942324596504178">
            <text:p>0.94</text:p>
          </table:table-cell>
          <table:table-cell table:formula="of:=SIN([.M339])" office:value-type="float" office:value="-0.334700395612612">
            <text:p>-0.33</text:p>
          </table:table-cell>
          <table:table-cell table:number-columns-repeated="3"/>
          <table:table-cell table:formula="of:=([.F340]-[.$S$2])/131" office:value-type="float" office:value="2.05648854961832">
            <text:p>2.06</text:p>
          </table:table-cell>
          <table:table-cell/>
          <table:table-cell table:formula="of:=[.T340]*0.1+[.V339]" office:value-type="float" office:value="-10.9354198473282">
            <text:p>-10.94</text:p>
          </table:table-cell>
          <table:table-cell table:formula="of:=[.V340]*2*3.141592/360" office:value-type="float" office:value="-0.190859041716709">
            <text:p>-0.19</text:p>
          </table:table-cell>
          <table:table-cell/>
          <table:table-cell table:formula="of:=COS([.W339])" office:value-type="float" office:value="0.981154423057198">
            <text:p>0.98</text:p>
          </table:table-cell>
          <table:table-cell table:formula="of:=SIN([.W339])" office:value-type="float" office:value="-0.193225252271275">
            <text:p>-0.19</text:p>
          </table:table-cell>
        </table:table-row>
        <table:table-row table:style-name="ro1">
          <table:table-cell office:value-type="float" office:value="11324">
            <text:p>11324</text:p>
          </table:table-cell>
          <table:table-cell office:value-type="float" office:value="-1356">
            <text:p>-1356</text:p>
          </table:table-cell>
          <table:table-cell office:value-type="float" office:value="-3072">
            <text:p>-3072</text:p>
          </table:table-cell>
          <table:table-cell office:value-type="float" office:value="26.27">
            <text:p>26.27</text:p>
          </table:table-cell>
          <table:table-cell office:value-type="float" office:value="-554">
            <text:p>-554</text:p>
          </table:table-cell>
          <table:table-cell office:value-type="float" office:value="1505">
            <text:p>1505</text:p>
          </table:table-cell>
          <table:table-cell office:value-type="string">
            <text:p>-1189<text:tab/><text:tab/><text:tab/><text:tab/></text:p>
          </table:table-cell>
          <table:table-cell table:number-columns-repeated="2"/>
          <table:table-cell table:formula="of:=([.E341]-[.$I$2])/131" office:value-type="float" office:value="-5.55445292620865">
            <text:p>-5.55</text:p>
          </table:table-cell>
          <table:table-cell/>
          <table:table-cell table:formula="of:=[.L340]+[.J341]*0.1" office:value-type="float" office:value="341.502798982188">
            <text:p>341.50</text:p>
          </table:table-cell>
          <table:table-cell table:formula="of:=[.L341]*2*3.141592/360" office:value-type="float" office:value="5.96034700700028">
            <text:p>5.96</text:p>
          </table:table-cell>
          <table:table-cell/>
          <table:table-cell table:formula="of:=COS([.M340])" office:value-type="float" office:value="0.951369774804371">
            <text:p>0.95</text:p>
          </table:table-cell>
          <table:table-cell table:formula="of:=SIN([.M340])" office:value-type="float" office:value="-0.308051215853272">
            <text:p>-0.31</text:p>
          </table:table-cell>
          <table:table-cell table:number-columns-repeated="3"/>
          <table:table-cell table:formula="of:=([.F341]-[.$S$2])/131" office:value-type="float" office:value="12.7893129770992">
            <text:p>12.79</text:p>
          </table:table-cell>
          <table:table-cell/>
          <table:table-cell table:formula="of:=[.T341]*0.1+[.V340]" office:value-type="float" office:value="-9.65648854961832">
            <text:p>-9.66</text:p>
          </table:table-cell>
          <table:table-cell table:formula="of:=[.V341]*2*3.141592/360" office:value-type="float" office:value="-0.168537484308736">
            <text:p>-0.17</text:p>
          </table:table-cell>
          <table:table-cell/>
          <table:table-cell table:formula="of:=COS([.W340])" office:value-type="float" office:value="0.981841635131566">
            <text:p>0.98</text:p>
          </table:table-cell>
          <table:table-cell table:formula="of:=SIN([.W340])" office:value-type="float" office:value="-0.189702407792239">
            <text:p>-0.19</text:p>
          </table:table-cell>
        </table:table-row>
        <table:table-row table:style-name="ro1">
          <table:table-cell office:value-type="float" office:value="13576">
            <text:p>13576</text:p>
          </table:table-cell>
          <table:table-cell office:value-type="float" office:value="-2388">
            <text:p>-2388</text:p>
          </table:table-cell>
          <table:table-cell office:value-type="float" office:value="-3248">
            <text:p>-3248</text:p>
          </table:table-cell>
          <table:table-cell office:value-type="float" office:value="26.27">
            <text:p>26.27</text:p>
          </table:table-cell>
          <table:table-cell office:value-type="float" office:value="-229">
            <text:p>-229</text:p>
          </table:table-cell>
          <table:table-cell office:value-type="float" office:value="-348">
            <text:p>-348</text:p>
          </table:table-cell>
          <table:table-cell office:value-type="string">
            <text:p>719<text:tab/><text:tab/><text:tab/><text:tab/></text:p>
          </table:table-cell>
          <table:table-cell table:number-columns-repeated="2"/>
          <table:table-cell table:formula="of:=([.E342]-[.$I$2])/131" office:value-type="float" office:value="-3.0735368956743">
            <text:p>-3.07</text:p>
          </table:table-cell>
          <table:table-cell/>
          <table:table-cell table:formula="of:=[.L341]+[.J342]*0.1" office:value-type="float" office:value="341.195445292621">
            <text:p>341.20</text:p>
          </table:table-cell>
          <table:table-cell table:formula="of:=[.L342]*2*3.141592/360" office:value-type="float" office:value="5.95498267426519">
            <text:p>5.95</text:p>
          </table:table-cell>
          <table:table-cell/>
          <table:table-cell table:formula="of:=COS([.M341])" office:value-type="float" office:value="0.948338761462838">
            <text:p>0.95</text:p>
          </table:table-cell>
          <table:table-cell table:formula="of:=SIN([.M341])" office:value-type="float" office:value="-0.317259504990995">
            <text:p>-0.32</text:p>
          </table:table-cell>
          <table:table-cell table:number-columns-repeated="3"/>
          <table:table-cell table:formula="of:=([.F342]-[.$S$2])/131" office:value-type="float" office:value="-1.35572519083969">
            <text:p>-1.36</text:p>
          </table:table-cell>
          <table:table-cell/>
          <table:table-cell table:formula="of:=[.T342]*0.1+[.V341]" office:value-type="float" office:value="-9.79206106870229">
            <text:p>-9.79</text:p>
          </table:table-cell>
          <table:table-cell table:formula="of:=[.V342]*2*3.141592/360" office:value-type="float" office:value="-0.170903670649703">
            <text:p>-0.17</text:p>
          </table:table-cell>
          <table:table-cell/>
          <table:table-cell table:formula="of:=COS([.W341])" office:value-type="float" office:value="0.98583114460241">
            <text:p>0.99</text:p>
          </table:table-cell>
          <table:table-cell table:formula="of:=SIN([.W341])" office:value-type="float" office:value="-0.167740735457737">
            <text:p>-0.17</text:p>
          </table:table-cell>
        </table:table-row>
        <table:table-row table:style-name="ro1">
          <table:table-cell office:value-type="float" office:value="15252">
            <text:p>15252</text:p>
          </table:table-cell>
          <table:table-cell office:value-type="float" office:value="-2652">
            <text:p>-2652</text:p>
          </table:table-cell>
          <table:table-cell office:value-type="float" office:value="-3256">
            <text:p>-3256</text:p>
          </table:table-cell>
          <table:table-cell office:value-type="float" office:value="26.32">
            <text:p>26.32</text:p>
          </table:table-cell>
          <table:table-cell office:value-type="float" office:value="237">
            <text:p>237</text:p>
          </table:table-cell>
          <table:table-cell office:value-type="float" office:value="-1769">
            <text:p>-1769</text:p>
          </table:table-cell>
          <table:table-cell office:value-type="string">
            <text:p>-160<text:tab/><text:tab/><text:tab/><text:tab/></text:p>
          </table:table-cell>
          <table:table-cell table:number-columns-repeated="2"/>
          <table:table-cell table:formula="of:=([.E343]-[.$I$2])/131" office:value-type="float" office:value="0.483715012722646">
            <text:p>0.48</text:p>
          </table:table-cell>
          <table:table-cell/>
          <table:table-cell table:formula="of:=[.L342]+[.J343]*0.1" office:value-type="float" office:value="341.243816793893">
            <text:p>341.24</text:p>
          </table:table-cell>
          <table:table-cell table:formula="of:=[.L343]*2*3.141592/360" office:value-type="float" office:value="5.95582691605089">
            <text:p>5.96</text:p>
          </table:table-cell>
          <table:table-cell/>
          <table:table-cell table:formula="of:=COS([.M342])" office:value-type="float" office:value="0.946623239380418">
            <text:p>0.95</text:p>
          </table:table-cell>
          <table:table-cell table:formula="of:=SIN([.M342])" office:value-type="float" office:value="-0.322342120525574">
            <text:p>-0.32</text:p>
          </table:table-cell>
          <table:table-cell table:number-columns-repeated="3"/>
          <table:table-cell table:formula="of:=([.F343]-[.$S$2])/131" office:value-type="float" office:value="-12.2030534351145">
            <text:p>-12.20</text:p>
          </table:table-cell>
          <table:table-cell/>
          <table:table-cell table:formula="of:=[.T343]*0.1+[.V342]" office:value-type="float" office:value="-11.0123664122137">
            <text:p>-11.01</text:p>
          </table:table-cell>
          <table:table-cell table:formula="of:=[.V343]*2*3.141592/360" office:value-type="float" office:value="-0.192202012342663">
            <text:p>-0.19</text:p>
          </table:table-cell>
          <table:table-cell/>
          <table:table-cell table:formula="of:=COS([.W342])" office:value-type="float" office:value="0.985431479382664">
            <text:p>0.99</text:p>
          </table:table-cell>
          <table:table-cell table:formula="of:=SIN([.W342])" office:value-type="float" office:value="-0.170072923893532">
            <text:p>-0.17</text:p>
          </table:table-cell>
        </table:table-row>
        <table:table-row table:style-name="ro1">
          <table:table-cell office:value-type="float" office:value="22288">
            <text:p>22288</text:p>
          </table:table-cell>
          <table:table-cell office:value-type="float" office:value="-3192">
            <text:p>-3192</text:p>
          </table:table-cell>
          <table:table-cell office:value-type="float" office:value="-7008">
            <text:p>-7008</text:p>
          </table:table-cell>
          <table:table-cell office:value-type="float" office:value="26.18">
            <text:p>26.18</text:p>
          </table:table-cell>
          <table:table-cell office:value-type="float" office:value="-163">
            <text:p>-163</text:p>
          </table:table-cell>
          <table:table-cell office:value-type="float" office:value="46">
            <text:p>46</text:p>
          </table:table-cell>
          <table:table-cell office:value-type="string">
            <text:p>-357<text:tab/><text:tab/><text:tab/><text:tab/></text:p>
          </table:table-cell>
          <table:table-cell table:number-columns-repeated="2"/>
          <table:table-cell table:formula="of:=([.E344]-[.$I$2])/131" office:value-type="float" office:value="-2.56972010178117">
            <text:p>-2.57</text:p>
          </table:table-cell>
          <table:table-cell/>
          <table:table-cell table:formula="of:=[.L343]+[.J344]*0.1" office:value-type="float" office:value="340.986844783715">
            <text:p>340.99</text:p>
          </table:table-cell>
          <table:table-cell table:formula="of:=[.L344]*2*3.141592/360" office:value-type="float" office:value="5.95134190932089">
            <text:p>5.95</text:p>
          </table:table-cell>
          <table:table-cell/>
          <table:table-cell table:formula="of:=COS([.M343])" office:value-type="float" office:value="0.94689503668544">
            <text:p>0.95</text:p>
          </table:table-cell>
          <table:table-cell table:formula="of:=SIN([.M343])" office:value-type="float" office:value="-0.321542826852785">
            <text:p>-0.32</text:p>
          </table:table-cell>
          <table:table-cell table:number-columns-repeated="3"/>
          <table:table-cell table:formula="of:=([.F344]-[.$S$2])/131" office:value-type="float" office:value="1.65190839694656">
            <text:p>1.65</text:p>
          </table:table-cell>
          <table:table-cell/>
          <table:table-cell table:formula="of:=[.T344]*0.1+[.V343]" office:value-type="float" office:value="-10.8471755725191">
            <text:p>-10.85</text:p>
          </table:table-cell>
          <table:table-cell table:formula="of:=[.V344]*2*3.141592/360" office:value-type="float" office:value="-0.189318888895674">
            <text:p>-0.19</text:p>
          </table:table-cell>
          <table:table-cell/>
          <table:table-cell table:formula="of:=COS([.W343])" office:value-type="float" office:value="0.981585985036833">
            <text:p>0.98</text:p>
          </table:table-cell>
          <table:table-cell table:formula="of:=SIN([.W343])" office:value-type="float" office:value="-0.191020820800429">
            <text:p>-0.19</text:p>
          </table:table-cell>
        </table:table-row>
        <table:table-row table:style-name="ro1">
          <table:table-cell office:value-type="float" office:value="15452">
            <text:p>15452</text:p>
          </table:table-cell>
          <table:table-cell office:value-type="float" office:value="-1148">
            <text:p>-1148</text:p>
          </table:table-cell>
          <table:table-cell office:value-type="float" office:value="-7348">
            <text:p>-7348</text:p>
          </table:table-cell>
          <table:table-cell office:value-type="float" office:value="26.22">
            <text:p>26.22</text:p>
          </table:table-cell>
          <table:table-cell office:value-type="float" office:value="-590">
            <text:p>-590</text:p>
          </table:table-cell>
          <table:table-cell office:value-type="float" office:value="4335">
            <text:p>4335</text:p>
          </table:table-cell>
          <table:table-cell office:value-type="string">
            <text:p>987<text:tab/><text:tab/><text:tab/><text:tab/></text:p>
          </table:table-cell>
          <table:table-cell table:number-columns-repeated="2"/>
          <table:table-cell table:formula="of:=([.E345]-[.$I$2])/131" office:value-type="float" office:value="-5.829262086514">
            <text:p>-5.83</text:p>
          </table:table-cell>
          <table:table-cell/>
          <table:table-cell table:formula="of:=[.L344]+[.J345]*0.1" office:value-type="float" office:value="340.403918575063">
            <text:p>340.40</text:p>
          </table:table-cell>
          <table:table-cell table:formula="of:=[.L345]*2*3.141592/360" office:value-type="float" office:value="5.94116792980039">
            <text:p>5.94</text:p>
          </table:table-cell>
          <table:table-cell/>
          <table:table-cell table:formula="of:=COS([.M344])" office:value-type="float" office:value="0.945443396261825">
            <text:p>0.95</text:p>
          </table:table-cell>
          <table:table-cell table:formula="of:=SIN([.M344])" office:value-type="float" office:value="-0.325786409269794">
            <text:p>-0.33</text:p>
          </table:table-cell>
          <table:table-cell table:number-columns-repeated="3"/>
          <table:table-cell table:formula="of:=([.F345]-[.$S$2])/131" office:value-type="float" office:value="34.3923664122137">
            <text:p>34.39</text:p>
          </table:table-cell>
          <table:table-cell/>
          <table:table-cell table:formula="of:=[.T345]*0.1+[.V344]" office:value-type="float" office:value="-7.40793893129771">
            <text:p>-7.41</text:p>
          </table:table-cell>
          <table:table-cell table:formula="of:=[.V345]*2*3.141592/360" office:value-type="float" office:value="-0.129292898239186">
            <text:p>-0.13</text:p>
          </table:table-cell>
          <table:table-cell/>
          <table:table-cell table:formula="of:=COS([.W344])" office:value-type="float" office:value="0.982132641215913">
            <text:p>0.98</text:p>
          </table:table-cell>
          <table:table-cell table:formula="of:=SIN([.W344])" office:value-type="float" office:value="-0.188189997232198">
            <text:p>-0.19</text:p>
          </table:table-cell>
        </table:table-row>
        <table:table-row table:style-name="ro1">
          <table:table-cell office:value-type="float" office:value="15332">
            <text:p>15332</text:p>
          </table:table-cell>
          <table:table-cell office:value-type="float" office:value="684">
            <text:p>684</text:p>
          </table:table-cell>
          <table:table-cell office:value-type="float" office:value="-6112">
            <text:p>-6112</text:p>
          </table:table-cell>
          <table:table-cell office:value-type="float" office:value="26.27">
            <text:p>26.27</text:p>
          </table:table-cell>
          <table:table-cell office:value-type="float" office:value="-2830">
            <text:p>-2830</text:p>
          </table:table-cell>
          <table:table-cell office:value-type="float" office:value="1104">
            <text:p>1104</text:p>
          </table:table-cell>
          <table:table-cell office:value-type="string">
            <text:p>782<text:tab/><text:tab/><text:tab/><text:tab/></text:p>
          </table:table-cell>
          <table:table-cell table:number-columns-repeated="2"/>
          <table:table-cell table:formula="of:=([.E346]-[.$I$2])/131" office:value-type="float" office:value="-22.9284987277354">
            <text:p>-22.93</text:p>
          </table:table-cell>
          <table:table-cell/>
          <table:table-cell table:formula="of:=[.L345]+[.J346]*0.1" office:value-type="float" office:value="338.11106870229">
            <text:p>338.11</text:p>
          </table:table-cell>
          <table:table-cell table:formula="of:=[.L346]*2*3.141592/360" office:value-type="float" office:value="5.90115015859203">
            <text:p>5.90</text:p>
          </table:table-cell>
          <table:table-cell/>
          <table:table-cell table:formula="of:=COS([.M345])" office:value-type="float" office:value="0.942079978252515">
            <text:p>0.94</text:p>
          </table:table-cell>
          <table:table-cell table:formula="of:=SIN([.M345])" office:value-type="float" office:value="-0.335388304172554">
            <text:p>-0.34</text:p>
          </table:table-cell>
          <table:table-cell table:number-columns-repeated="3"/>
          <table:table-cell table:formula="of:=([.F346]-[.$S$2])/131" office:value-type="float" office:value="9.72824427480916">
            <text:p>9.73</text:p>
          </table:table-cell>
          <table:table-cell/>
          <table:table-cell table:formula="of:=[.T346]*0.1+[.V345]" office:value-type="float" office:value="-6.4351145038168">
            <text:p>-6.44</text:p>
          </table:table-cell>
          <table:table-cell table:formula="of:=[.V346]*2*3.141592/360" office:value-type="float" office:value="-0.112313912468193">
            <text:p>-0.11</text:p>
          </table:table-cell>
          <table:table-cell/>
          <table:table-cell table:formula="of:=COS([.W345])" office:value-type="float" office:value="0.991653310350714">
            <text:p>0.99</text:p>
          </table:table-cell>
          <table:table-cell table:formula="of:=SIN([.W345])" office:value-type="float" office:value="-0.128932975109046">
            <text:p>-0.13</text:p>
          </table:table-cell>
        </table:table-row>
        <table:table-row table:style-name="ro1">
          <table:table-cell office:value-type="float" office:value="12184">
            <text:p>12184</text:p>
          </table:table-cell>
          <table:table-cell office:value-type="float" office:value="-544">
            <text:p>-544</text:p>
          </table:table-cell>
          <table:table-cell office:value-type="float" office:value="-3424">
            <text:p>-3424</text:p>
          </table:table-cell>
          <table:table-cell office:value-type="float" office:value="26.27">
            <text:p>26.27</text:p>
          </table:table-cell>
          <table:table-cell office:value-type="float" office:value="-1664">
            <text:p>-1664</text:p>
          </table:table-cell>
          <table:table-cell office:value-type="float" office:value="5826">
            <text:p>5826</text:p>
          </table:table-cell>
          <table:table-cell office:value-type="string">
            <text:p>2071<text:tab/><text:tab/><text:tab/><text:tab/></text:p>
          </table:table-cell>
          <table:table-cell table:number-columns-repeated="2"/>
          <table:table-cell table:formula="of:=([.E347]-[.$I$2])/131" office:value-type="float" office:value="-14.0277353689567">
            <text:p>-14.03</text:p>
          </table:table-cell>
          <table:table-cell/>
          <table:table-cell table:formula="of:=[.L346]+[.J347]*0.1" office:value-type="float" office:value="336.708295165394">
            <text:p>336.71</text:p>
          </table:table-cell>
          <table:table-cell table:formula="of:=[.L347]*2*3.141592/360" office:value-type="float" office:value="5.8766671468069">
            <text:p>5.88</text:p>
          </table:table-cell>
          <table:table-cell/>
          <table:table-cell table:formula="of:=COS([.M346])" office:value-type="float" office:value="0.927907834643428">
            <text:p>0.93</text:p>
          </table:table-cell>
          <table:table-cell table:formula="of:=SIN([.M346])" office:value-type="float" office:value="-0.372809670485282">
            <text:p>-0.37</text:p>
          </table:table-cell>
          <table:table-cell table:number-columns-repeated="3"/>
          <table:table-cell table:formula="of:=([.F347]-[.$S$2])/131" office:value-type="float" office:value="45.7740458015267">
            <text:p>45.77</text:p>
          </table:table-cell>
          <table:table-cell/>
          <table:table-cell table:formula="of:=[.T347]*0.1+[.V346]" office:value-type="float" office:value="-1.85770992366412">
            <text:p>-1.86</text:p>
          </table:table-cell>
          <table:table-cell table:formula="of:=[.V347]*2*3.141592/360" office:value-type="float" office:value="-0.0324231479694657">
            <text:p>-0.03</text:p>
          </table:table-cell>
          <table:table-cell/>
          <table:table-cell table:formula="of:=COS([.W346])" office:value-type="float" office:value="0.993699419890164">
            <text:p>0.99</text:p>
          </table:table-cell>
          <table:table-cell table:formula="of:=SIN([.W346])" office:value-type="float" office:value="-0.11207793230584">
            <text:p>-0.11</text:p>
          </table:table-cell>
        </table:table-row>
        <table:table-row table:style-name="ro1">
          <table:table-cell office:value-type="float" office:value="13708">
            <text:p>13708</text:p>
          </table:table-cell>
          <table:table-cell office:value-type="float" office:value="-1788">
            <text:p>-1788</text:p>
          </table:table-cell>
          <table:table-cell office:value-type="float" office:value="-1928">
            <text:p>-1928</text:p>
          </table:table-cell>
          <table:table-cell office:value-type="float" office:value="26.22">
            <text:p>26.22</text:p>
          </table:table-cell>
          <table:table-cell office:value-type="float" office:value="1037">
            <text:p>1037</text:p>
          </table:table-cell>
          <table:table-cell office:value-type="float" office:value="-2890">
            <text:p>-2890</text:p>
          </table:table-cell>
          <table:table-cell office:value-type="string">
            <text:p>631<text:tab/><text:tab/><text:tab/><text:tab/></text:p>
          </table:table-cell>
          <table:table-cell table:number-columns-repeated="2"/>
          <table:table-cell table:formula="of:=([.E348]-[.$I$2])/131" office:value-type="float" office:value="6.59058524173028">
            <text:p>6.59</text:p>
          </table:table-cell>
          <table:table-cell/>
          <table:table-cell table:formula="of:=[.L347]+[.J348]*0.1" office:value-type="float" office:value="337.367353689567">
            <text:p>337.37</text:p>
          </table:table-cell>
          <table:table-cell table:formula="of:=[.L348]*2*3.141592/360" office:value-type="float" office:value="5.88816988562397">
            <text:p>5.89</text:p>
          </table:table-cell>
          <table:table-cell/>
          <table:table-cell table:formula="of:=COS([.M347])" office:value-type="float" office:value="0.91850315454905">
            <text:p>0.92</text:p>
          </table:table-cell>
          <table:table-cell table:formula="of:=SIN([.M347])" office:value-type="float" office:value="-0.395413650603318">
            <text:p>-0.40</text:p>
          </table:table-cell>
          <table:table-cell table:number-columns-repeated="3"/>
          <table:table-cell table:formula="of:=([.F348]-[.$S$2])/131" office:value-type="float" office:value="-20.7603053435114">
            <text:p>-20.76</text:p>
          </table:table-cell>
          <table:table-cell/>
          <table:table-cell table:formula="of:=[.T348]*0.1+[.V347]" office:value-type="float" office:value="-3.93374045801527">
            <text:p>-3.93</text:p>
          </table:table-cell>
          <table:table-cell table:formula="of:=[.V348]*2*3.141592/360" office:value-type="float" office:value="-0.0686567086276506">
            <text:p>-0.07</text:p>
          </table:table-cell>
          <table:table-cell/>
          <table:table-cell table:formula="of:=COS([.W347])" office:value-type="float" office:value="0.999474415784123">
            <text:p>1.00</text:p>
          </table:table-cell>
          <table:table-cell table:formula="of:=SIN([.W347])" office:value-type="float" office:value="-0.0324174674054728">
            <text:p>-0.03</text:p>
          </table:table-cell>
        </table:table-row>
        <table:table-row table:style-name="ro1">
          <table:table-cell office:value-type="float" office:value="16920">
            <text:p>16920</text:p>
          </table:table-cell>
          <table:table-cell office:value-type="float" office:value="-2192">
            <text:p>-2192</text:p>
          </table:table-cell>
          <table:table-cell office:value-type="float" office:value="-3520">
            <text:p>-3520</text:p>
          </table:table-cell>
          <table:table-cell office:value-type="float" office:value="26.32">
            <text:p>26.32</text:p>
          </table:table-cell>
          <table:table-cell office:value-type="float" office:value="4097">
            <text:p>4097</text:p>
          </table:table-cell>
          <table:table-cell office:value-type="float" office:value="-1512">
            <text:p>-1512</text:p>
          </table:table-cell>
          <table:table-cell office:value-type="string">
            <text:p>-972<text:tab/><text:tab/><text:tab/><text:tab/></text:p>
          </table:table-cell>
          <table:table-cell table:number-columns-repeated="2"/>
          <table:table-cell table:formula="of:=([.E349]-[.$I$2])/131" office:value-type="float" office:value="29.9493638676845">
            <text:p>29.95</text:p>
          </table:table-cell>
          <table:table-cell/>
          <table:table-cell table:formula="of:=[.L348]+[.J349]*0.1" office:value-type="float" office:value="340.362290076336">
            <text:p>340.36</text:p>
          </table:table-cell>
          <table:table-cell table:formula="of:=[.L349]*2*3.141592/360" office:value-type="float" office:value="5.94044137558609">
            <text:p>5.94</text:p>
          </table:table-cell>
          <table:table-cell/>
          <table:table-cell table:formula="of:=COS([.M348])" office:value-type="float" office:value="0.922990629912477">
            <text:p>0.92</text:p>
          </table:table-cell>
          <table:table-cell table:formula="of:=SIN([.M348])" office:value-type="float" office:value="-0.384822422805335">
            <text:p>-0.38</text:p>
          </table:table-cell>
          <table:table-cell table:number-columns-repeated="3"/>
          <table:table-cell table:formula="of:=([.F349]-[.$S$2])/131" office:value-type="float" office:value="-10.2412213740458">
            <text:p>-10.24</text:p>
          </table:table-cell>
          <table:table-cell/>
          <table:table-cell table:formula="of:=[.T349]*0.1+[.V348]" office:value-type="float" office:value="-4.95786259541985">
            <text:p>-4.96</text:p>
          </table:table-cell>
          <table:table-cell table:formula="of:=[.V349]*2*3.141592/360" office:value-type="float" office:value="-0.0865310081492791">
            <text:p>-0.09</text:p>
          </table:table-cell>
          <table:table-cell/>
          <table:table-cell table:formula="of:=COS([.W348])" office:value-type="float" office:value="0.997644053842216">
            <text:p>1.00</text:p>
          </table:table-cell>
          <table:table-cell table:formula="of:=SIN([.W348])" office:value-type="float" office:value="-0.0686027829848678">
            <text:p>-0.07</text:p>
          </table:table-cell>
        </table:table-row>
        <table:table-row table:style-name="ro1">
          <table:table-cell office:value-type="float" office:value="19512">
            <text:p>19512</text:p>
          </table:table-cell>
          <table:table-cell office:value-type="float" office:value="-1796">
            <text:p>-1796</text:p>
          </table:table-cell>
          <table:table-cell office:value-type="float" office:value="-4648">
            <text:p>-4648</text:p>
          </table:table-cell>
          <table:table-cell office:value-type="float" office:value="26.27">
            <text:p>26.27</text:p>
          </table:table-cell>
          <table:table-cell office:value-type="float" office:value="6567">
            <text:p>6567</text:p>
          </table:table-cell>
          <table:table-cell office:value-type="float" office:value="3644">
            <text:p>3644</text:p>
          </table:table-cell>
          <table:table-cell office:value-type="string">
            <text:p>-999<text:tab/><text:tab/><text:tab/><text:tab/></text:p>
          </table:table-cell>
          <table:table-cell table:number-columns-repeated="2"/>
          <table:table-cell table:formula="of:=([.E350]-[.$I$2])/131" office:value-type="float" office:value="48.8043256997455">
            <text:p>48.80</text:p>
          </table:table-cell>
          <table:table-cell/>
          <table:table-cell table:formula="of:=[.L349]+[.J350]*0.1" office:value-type="float" office:value="345.24272264631">
            <text:p>345.24</text:p>
          </table:table-cell>
          <table:table-cell table:formula="of:=[.L350]*2*3.141592/360" office:value-type="float" office:value="6.0256209751326">
            <text:p>6.03</text:p>
          </table:table-cell>
          <table:table-cell/>
          <table:table-cell table:formula="of:=COS([.M349])" office:value-type="float" office:value="0.941836051835066">
            <text:p>0.94</text:p>
          </table:table-cell>
          <table:table-cell table:formula="of:=SIN([.M349])" office:value-type="float" office:value="-0.336072687768189">
            <text:p>-0.34</text:p>
          </table:table-cell>
          <table:table-cell table:number-columns-repeated="3"/>
          <table:table-cell table:formula="of:=([.F350]-[.$S$2])/131" office:value-type="float" office:value="29.1175572519084">
            <text:p>29.12</text:p>
          </table:table-cell>
          <table:table-cell/>
          <table:table-cell table:formula="of:=[.T350]*0.1+[.V349]" office:value-type="float" office:value="-2.04610687022901">
            <text:p>-2.05</text:p>
          </table:table-cell>
          <table:table-cell table:formula="of:=[.V350]*2*3.141592/360" office:value-type="float" office:value="-0.0357112943036472">
            <text:p>-0.04</text:p>
          </table:table-cell>
          <table:table-cell/>
          <table:table-cell table:formula="of:=COS([.W349])" office:value-type="float" office:value="0.996258527747371">
            <text:p>1.00</text:p>
          </table:table-cell>
          <table:table-cell table:formula="of:=SIN([.W349])" office:value-type="float" office:value="-0.0864230634185172">
            <text:p>-0.09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5160">
            <text:p>-5160</text:p>
          </table:table-cell>
          <table:table-cell office:value-type="float" office:value="-7520">
            <text:p>-7520</text:p>
          </table:table-cell>
          <table:table-cell office:value-type="float" office:value="26.22">
            <text:p>26.22</text:p>
          </table:table-cell>
          <table:table-cell office:value-type="float" office:value="8342">
            <text:p>8342</text:p>
          </table:table-cell>
          <table:table-cell office:value-type="float" office:value="1098">
            <text:p>1098</text:p>
          </table:table-cell>
          <table:table-cell office:value-type="string">
            <text:p>-1071<text:tab/><text:tab/><text:tab/><text:tab/></text:p>
          </table:table-cell>
          <table:table-cell table:number-columns-repeated="2"/>
          <table:table-cell table:formula="of:=([.E351]-[.$I$2])/131" office:value-type="float" office:value="62.3539440203562">
            <text:p>62.35</text:p>
          </table:table-cell>
          <table:table-cell/>
          <table:table-cell table:formula="of:=[.L350]+[.J351]*0.1" office:value-type="float" office:value="351.478117048346">
            <text:p>351.48</text:p>
          </table:table-cell>
          <table:table-cell table:formula="of:=[.L351]*2*3.141592/360" office:value-type="float" office:value="6.13444911496748">
            <text:p>6.13</text:p>
          </table:table-cell>
          <table:table-cell/>
          <table:table-cell table:formula="of:=COS([.M350])" office:value-type="float" office:value="0.967013273834576">
            <text:p>0.97</text:p>
          </table:table-cell>
          <table:table-cell table:formula="of:=SIN([.M350])" office:value-type="float" office:value="-0.254725986557587">
            <text:p>-0.25</text:p>
          </table:table-cell>
          <table:table-cell table:number-columns-repeated="3"/>
          <table:table-cell table:formula="of:=([.F351]-[.$S$2])/131" office:value-type="float" office:value="9.6824427480916">
            <text:p>9.68</text:p>
          </table:table-cell>
          <table:table-cell/>
          <table:table-cell table:formula="of:=[.T351]*0.1+[.V350]" office:value-type="float" office:value="-1.07786259541985">
            <text:p>-1.08</text:p>
          </table:table-cell>
          <table:table-cell table:formula="of:=[.V351]*2*3.141592/360" office:value-type="float" office:value="-0.0188122472603902">
            <text:p>-0.02</text:p>
          </table:table-cell>
          <table:table-cell/>
          <table:table-cell table:formula="of:=COS([.W350])" office:value-type="float" office:value="0.999362419492585">
            <text:p>1.00</text:p>
          </table:table-cell>
          <table:table-cell table:formula="of:=SIN([.W350])" office:value-type="float" office:value="-0.0357037043726182">
            <text:p>-0.04</text:p>
          </table:table-cell>
        </table:table-row>
        <table:table-row table:style-name="ro1">
          <table:table-cell office:value-type="float" office:value="16864">
            <text:p>16864</text:p>
          </table:table-cell>
          <table:table-cell office:value-type="float" office:value="-2492">
            <text:p>-2492</text:p>
          </table:table-cell>
          <table:table-cell office:value-type="float" office:value="-5804">
            <text:p>-5804</text:p>
          </table:table-cell>
          <table:table-cell office:value-type="float" office:value="26.22">
            <text:p>26.22</text:p>
          </table:table-cell>
          <table:table-cell office:value-type="float" office:value="10044">
            <text:p>10044</text:p>
          </table:table-cell>
          <table:table-cell office:value-type="float" office:value="-2371">
            <text:p>-2371</text:p>
          </table:table-cell>
          <table:table-cell office:value-type="string">
            <text:p>-3836<text:tab/><text:tab/><text:tab/><text:tab/></text:p>
          </table:table-cell>
          <table:table-cell table:number-columns-repeated="2"/>
          <table:table-cell table:formula="of:=([.E352]-[.$I$2])/131" office:value-type="float" office:value="75.34631043257">
            <text:p>75.35</text:p>
          </table:table-cell>
          <table:table-cell/>
          <table:table-cell table:formula="of:=[.L351]+[.J352]*0.1" office:value-type="float" office:value="359.012748091603">
            <text:p>359.01</text:p>
          </table:table-cell>
          <table:table-cell table:formula="of:=[.L352]*2*3.141592/360" office:value-type="float" office:value="6.26595320723664">
            <text:p>6.27</text:p>
          </table:table-cell>
          <table:table-cell/>
          <table:table-cell table:formula="of:=COS([.M351])" office:value-type="float" office:value="0.988959149323913">
            <text:p>0.99</text:p>
          </table:table-cell>
          <table:table-cell table:formula="of:=SIN([.M351])" office:value-type="float" office:value="-0.148188396875472">
            <text:p>-0.15</text:p>
          </table:table-cell>
          <table:table-cell table:number-columns-repeated="3"/>
          <table:table-cell table:formula="of:=([.F352]-[.$S$2])/131" office:value-type="float" office:value="-16.7984732824427">
            <text:p>-16.80</text:p>
          </table:table-cell>
          <table:table-cell/>
          <table:table-cell table:formula="of:=[.T352]*0.1+[.V351]" office:value-type="float" office:value="-2.75770992366412">
            <text:p>-2.76</text:p>
          </table:table-cell>
          <table:table-cell table:formula="of:=[.V352]*2*3.141592/360" office:value-type="float" office:value="-0.0481311079694657">
            <text:p>-0.05</text:p>
          </table:table-cell>
          <table:table-cell/>
          <table:table-cell table:formula="of:=COS([.W351])" office:value-type="float" office:value="0.999823054895015">
            <text:p>1.00</text:p>
          </table:table-cell>
          <table:table-cell table:formula="of:=SIN([.W351])" office:value-type="float" office:value="-0.0188111376689452">
            <text:p>-0.02</text:p>
          </table:table-cell>
        </table:table-row>
        <table:table-row table:style-name="ro1">
          <table:table-cell office:value-type="float" office:value="11232">
            <text:p>11232</text:p>
          </table:table-cell>
          <table:table-cell office:value-type="float" office:value="-2944">
            <text:p>-2944</text:p>
          </table:table-cell>
          <table:table-cell office:value-type="float" office:value="-2496">
            <text:p>-2496</text:p>
          </table:table-cell>
          <table:table-cell office:value-type="float" office:value="26.13">
            <text:p>26.13</text:p>
          </table:table-cell>
          <table:table-cell office:value-type="float" office:value="8281">
            <text:p>8281</text:p>
          </table:table-cell>
          <table:table-cell office:value-type="float" office:value="-487">
            <text:p>-487</text:p>
          </table:table-cell>
          <table:table-cell office:value-type="string">
            <text:p>-3247<text:tab/><text:tab/><text:tab/><text:tab/></text:p>
          </table:table-cell>
          <table:table-cell table:number-columns-repeated="2"/>
          <table:table-cell table:formula="of:=([.E353]-[.$I$2])/131" office:value-type="float" office:value="61.8882951653944">
            <text:p>61.89</text:p>
          </table:table-cell>
          <table:table-cell/>
          <table:table-cell table:formula="of:=[.L352]+[.J353]*0.1" office:value-type="float" office:value="365.201577608142">
            <text:p>365.20</text:p>
          </table:table-cell>
          <table:table-cell table:formula="of:=[.L353]*2*3.141592/360" office:value-type="float" office:value="6.37396863667289">
            <text:p>6.37</text:p>
          </table:table-cell>
          <table:table-cell/>
          <table:table-cell table:formula="of:=COS([.M352])" office:value-type="float" office:value="0.999851531039762">
            <text:p>1.00</text:p>
          </table:table-cell>
          <table:table-cell table:formula="of:=SIN([.M352])" office:value-type="float" office:value="-0.0172312471238514">
            <text:p>-0.02</text:p>
          </table:table-cell>
          <table:table-cell table:number-columns-repeated="3"/>
          <table:table-cell table:formula="of:=([.F353]-[.$S$2])/131" office:value-type="float" office:value="-2.41679389312977">
            <text:p>-2.42</text:p>
          </table:table-cell>
          <table:table-cell/>
          <table:table-cell table:formula="of:=[.T353]*0.1+[.V352]" office:value-type="float" office:value="-2.9993893129771">
            <text:p>-3.00</text:p>
          </table:table-cell>
          <table:table-cell table:formula="of:=[.V353]*2*3.141592/360" office:value-type="float" office:value="-0.0523492081696353">
            <text:p>-0.05</text:p>
          </table:table-cell>
          <table:table-cell/>
          <table:table-cell table:formula="of:=COS([.W352])" office:value-type="float" office:value="0.99884192181605">
            <text:p>1.00</text:p>
          </table:table-cell>
          <table:table-cell table:formula="of:=SIN([.W352])" office:value-type="float" office:value="-0.0481125266725715">
            <text:p>-0.05</text:p>
          </table:table-cell>
        </table:table-row>
        <table:table-row table:style-name="ro1">
          <table:table-cell office:value-type="float" office:value="15184">
            <text:p>15184</text:p>
          </table:table-cell>
          <table:table-cell office:value-type="float" office:value="-3692">
            <text:p>-3692</text:p>
          </table:table-cell>
          <table:table-cell office:value-type="float" office:value="-4172">
            <text:p>-4172</text:p>
          </table:table-cell>
          <table:table-cell office:value-type="float" office:value="26.27">
            <text:p>26.27</text:p>
          </table:table-cell>
          <table:table-cell office:value-type="float" office:value="7214">
            <text:p>7214</text:p>
          </table:table-cell>
          <table:table-cell office:value-type="float" office:value="-2619">
            <text:p>-2619</text:p>
          </table:table-cell>
          <table:table-cell office:value-type="string">
            <text:p>-2178<text:tab/><text:tab/><text:tab/><text:tab/></text:p>
          </table:table-cell>
          <table:table-cell table:number-columns-repeated="2"/>
          <table:table-cell table:formula="of:=([.E354]-[.$I$2])/131" office:value-type="float" office:value="53.7432569974555">
            <text:p>53.74</text:p>
          </table:table-cell>
          <table:table-cell/>
          <table:table-cell table:formula="of:=[.L353]+[.J354]*0.1" office:value-type="float" office:value="370.575903307888">
            <text:p>370.58</text:p>
          </table:table-cell>
          <table:table-cell table:formula="of:=[.L354]*2*3.141592/360" office:value-type="float" office:value="6.46776829569352">
            <text:p>6.47</text:p>
          </table:table-cell>
          <table:table-cell/>
          <table:table-cell table:formula="of:=COS([.M353])" office:value-type="float" office:value="0.995882022939973">
            <text:p>1.00</text:p>
          </table:table-cell>
          <table:table-cell table:formula="of:=SIN([.M353])" office:value-type="float" office:value="0.0906586806929589">
            <text:p>0.09</text:p>
          </table:table-cell>
          <table:table-cell table:number-columns-repeated="3"/>
          <table:table-cell table:formula="of:=([.F354]-[.$S$2])/131" office:value-type="float" office:value="-18.6916030534351">
            <text:p>-18.69</text:p>
          </table:table-cell>
          <table:table-cell/>
          <table:table-cell table:formula="of:=[.T354]*0.1+[.V353]" office:value-type="float" office:value="-4.86854961832061">
            <text:p>-4.87</text:p>
          </table:table-cell>
          <table:table-cell table:formula="of:=[.V354]*2*3.141592/360" office:value-type="float" office:value="-0.0849722029584394">
            <text:p>-0.08</text:p>
          </table:table-cell>
          <table:table-cell/>
          <table:table-cell table:formula="of:=COS([.W353])" office:value-type="float" office:value="0.998630093090472">
            <text:p>1.00</text:p>
          </table:table-cell>
          <table:table-cell table:formula="of:=SIN([.W353])" office:value-type="float" office:value="-0.052325301471799">
            <text:p>-0.05</text:p>
          </table:table-cell>
        </table:table-row>
        <table:table-row table:style-name="ro1">
          <table:table-cell office:value-type="float" office:value="19596">
            <text:p>19596</text:p>
          </table:table-cell>
          <table:table-cell office:value-type="float" office:value="-3736">
            <text:p>-3736</text:p>
          </table:table-cell>
          <table:table-cell office:value-type="float" office:value="-5188">
            <text:p>-5188</text:p>
          </table:table-cell>
          <table:table-cell office:value-type="float" office:value="26.27">
            <text:p>26.27</text:p>
          </table:table-cell>
          <table:table-cell office:value-type="float" office:value="7249">
            <text:p>7249</text:p>
          </table:table-cell>
          <table:table-cell office:value-type="float" office:value="-4341">
            <text:p>-4341</text:p>
          </table:table-cell>
          <table:table-cell office:value-type="string">
            <text:p>-3831<text:tab/><text:tab/><text:tab/><text:tab/></text:p>
          </table:table-cell>
          <table:table-cell table:number-columns-repeated="2"/>
          <table:table-cell table:formula="of:=([.E355]-[.$I$2])/131" office:value-type="float" office:value="54.0104325699746">
            <text:p>54.01</text:p>
          </table:table-cell>
          <table:table-cell/>
          <table:table-cell table:formula="of:=[.L354]+[.J355]*0.1" office:value-type="float" office:value="375.976946564885">
            <text:p>375.98</text:p>
          </table:table-cell>
          <table:table-cell table:formula="of:=[.L355]*2*3.141592/360" office:value-type="float" office:value="6.56203426395929">
            <text:p>6.56</text:p>
          </table:table-cell>
          <table:table-cell/>
          <table:table-cell table:formula="of:=COS([.M354])" office:value-type="float" office:value="0.983012872979703">
            <text:p>0.98</text:p>
          </table:table-cell>
          <table:table-cell table:formula="of:=SIN([.M354])" office:value-type="float" office:value="0.18353662183932">
            <text:p>0.18</text:p>
          </table:table-cell>
          <table:table-cell table:number-columns-repeated="3"/>
          <table:table-cell table:formula="of:=([.F355]-[.$S$2])/131" office:value-type="float" office:value="-31.836641221374">
            <text:p>-31.84</text:p>
          </table:table-cell>
          <table:table-cell/>
          <table:table-cell table:formula="of:=[.T355]*0.1+[.V354]" office:value-type="float" office:value="-8.05221374045802">
            <text:p>-8.05</text:p>
          </table:table-cell>
          <table:table-cell table:formula="of:=[.V355]*2*3.141592/360" office:value-type="float" office:value="-0.140537612607294">
            <text:p>-0.14</text:p>
          </table:table-cell>
          <table:table-cell/>
          <table:table-cell table:formula="of:=COS([.W354])" office:value-type="float" office:value="0.996392034021764">
            <text:p>1.00</text:p>
          </table:table-cell>
          <table:table-cell table:formula="of:=SIN([.W354])" office:value-type="float" office:value="-0.0848699860844277">
            <text:p>-0.08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-2688">
            <text:p>-2688</text:p>
          </table:table-cell>
          <table:table-cell office:value-type="float" office:value="-7060">
            <text:p>-7060</text:p>
          </table:table-cell>
          <table:table-cell office:value-type="float" office:value="26.18">
            <text:p>26.18</text:p>
          </table:table-cell>
          <table:table-cell office:value-type="float" office:value="7508">
            <text:p>7508</text:p>
          </table:table-cell>
          <table:table-cell office:value-type="float" office:value="3115">
            <text:p>3115</text:p>
          </table:table-cell>
          <table:table-cell office:value-type="string">
            <text:p>-3021<text:tab/><text:tab/><text:tab/><text:tab/></text:p>
          </table:table-cell>
          <table:table-cell table:number-columns-repeated="2"/>
          <table:table-cell table:formula="of:=([.E356]-[.$I$2])/131" office:value-type="float" office:value="55.9875318066158">
            <text:p>55.99</text:p>
          </table:table-cell>
          <table:table-cell/>
          <table:table-cell table:formula="of:=[.L355]+[.J356]*0.1" office:value-type="float" office:value="381.575699745547">
            <text:p>381.58</text:p>
          </table:table-cell>
          <table:table-cell table:formula="of:=[.L356]*2*3.141592/360" office:value-type="float" office:value="6.65975092063896">
            <text:p>6.66</text:p>
          </table:table-cell>
          <table:table-cell/>
          <table:table-cell table:formula="of:=COS([.M355])" office:value-type="float" office:value="0.961372898884858">
            <text:p>0.96</text:p>
          </table:table-cell>
          <table:table-cell table:formula="of:=SIN([.M355])" office:value-type="float" office:value="0.275249249389937">
            <text:p>0.28</text:p>
          </table:table-cell>
          <table:table-cell table:number-columns-repeated="3"/>
          <table:table-cell table:formula="of:=([.F356]-[.$S$2])/131" office:value-type="float" office:value="25.0793893129771">
            <text:p>25.08</text:p>
          </table:table-cell>
          <table:table-cell/>
          <table:table-cell table:formula="of:=[.T356]*0.1+[.V355]" office:value-type="float" office:value="-5.54427480916031">
            <text:p>-5.54</text:p>
          </table:table-cell>
          <table:table-cell table:formula="of:=[.V356]*2*3.141592/360" office:value-type="float" office:value="-0.0967658299236641">
            <text:p>-0.10</text:p>
          </table:table-cell>
          <table:table-cell/>
          <table:table-cell table:formula="of:=COS([.W355])" office:value-type="float" office:value="0.990140832978825">
            <text:p>0.99</text:p>
          </table:table-cell>
          <table:table-cell table:formula="of:=SIN([.W355])" office:value-type="float" office:value="-0.140075447056215">
            <text:p>-0.14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float" office:value="504">
            <text:p>504</text:p>
          </table:table-cell>
          <table:table-cell office:value-type="float" office:value="-6708">
            <text:p>-6708</text:p>
          </table:table-cell>
          <table:table-cell office:value-type="float" office:value="26.22">
            <text:p>26.22</text:p>
          </table:table-cell>
          <table:table-cell office:value-type="float" office:value="6688">
            <text:p>6688</text:p>
          </table:table-cell>
          <table:table-cell office:value-type="float" office:value="1933">
            <text:p>1933</text:p>
          </table:table-cell>
          <table:table-cell office:value-type="string">
            <text:p>-610<text:tab/><text:tab/><text:tab/><text:tab/></text:p>
          </table:table-cell>
          <table:table-cell table:number-columns-repeated="2"/>
          <table:table-cell table:formula="of:=([.E357]-[.$I$2])/131" office:value-type="float" office:value="49.727989821883">
            <text:p>49.73</text:p>
          </table:table-cell>
          <table:table-cell/>
          <table:table-cell table:formula="of:=[.L356]+[.J357]*0.1" office:value-type="float" office:value="386.548498727735">
            <text:p>386.55</text:p>
          </table:table-cell>
          <table:table-cell table:formula="of:=[.L357]*2*3.141592/360" office:value-type="float" office:value="6.74654261786146">
            <text:p>6.75</text:p>
          </table:table-cell>
          <table:table-cell/>
          <table:table-cell table:formula="of:=COS([.M356])" office:value-type="float" office:value="0.92993304054069">
            <text:p>0.93</text:p>
          </table:table-cell>
          <table:table-cell table:formula="of:=SIN([.M356])" office:value-type="float" office:value="0.367728894854277">
            <text:p>0.37</text:p>
          </table:table-cell>
          <table:table-cell table:number-columns-repeated="3"/>
          <table:table-cell table:formula="of:=([.F357]-[.$S$2])/131" office:value-type="float" office:value="16.0564885496183">
            <text:p>16.06</text:p>
          </table:table-cell>
          <table:table-cell/>
          <table:table-cell table:formula="of:=[.T357]*0.1+[.V356]" office:value-type="float" office:value="-3.93862595419847">
            <text:p>-3.94</text:p>
          </table:table-cell>
          <table:table-cell table:formula="of:=[.V357]*2*3.141592/360" office:value-type="float" office:value="-0.0687419766039016">
            <text:p>-0.07</text:p>
          </table:table-cell>
          <table:table-cell/>
          <table:table-cell table:formula="of:=COS([.W356])" office:value-type="float" office:value="0.995321839168238">
            <text:p>1.00</text:p>
          </table:table-cell>
          <table:table-cell table:formula="of:=SIN([.W356])" office:value-type="float" office:value="-0.096614887438515">
            <text:p>-0.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-2372">
            <text:p>-2372</text:p>
          </table:table-cell>
          <table:table-cell office:value-type="float" office:value="-4240">
            <text:p>-4240</text:p>
          </table:table-cell>
          <table:table-cell office:value-type="float" office:value="26.18">
            <text:p>26.18</text:p>
          </table:table-cell>
          <table:table-cell office:value-type="float" office:value="5762">
            <text:p>5762</text:p>
          </table:table-cell>
          <table:table-cell office:value-type="float" office:value="2295">
            <text:p>2295</text:p>
          </table:table-cell>
          <table:table-cell office:value-type="string">
            <text:p>506<text:tab/><text:tab/><text:tab/><text:tab/></text:p>
          </table:table-cell>
          <table:table-cell table:number-columns-repeated="2"/>
          <table:table-cell table:formula="of:=([.E358]-[.$I$2])/131" office:value-type="float" office:value="42.6592875318066">
            <text:p>42.66</text:p>
          </table:table-cell>
          <table:table-cell/>
          <table:table-cell table:formula="of:=[.L357]+[.J358]*0.1" office:value-type="float" office:value="390.814427480916">
            <text:p>390.81</text:p>
          </table:table-cell>
          <table:table-cell table:formula="of:=[.L358]*2*3.141592/360" office:value-type="float" office:value="6.82099710477014">
            <text:p>6.82</text:p>
          </table:table-cell>
          <table:table-cell/>
          <table:table-cell table:formula="of:=COS([.M357])" office:value-type="float" office:value="0.894556978664986">
            <text:p>0.89</text:p>
          </table:table-cell>
          <table:table-cell table:formula="of:=SIN([.M357])" office:value-type="float" office:value="0.446953925949612">
            <text:p>0.45</text:p>
          </table:table-cell>
          <table:table-cell table:number-columns-repeated="3"/>
          <table:table-cell table:formula="of:=([.F358]-[.$S$2])/131" office:value-type="float" office:value="18.8198473282443">
            <text:p>18.82</text:p>
          </table:table-cell>
          <table:table-cell/>
          <table:table-cell table:formula="of:=[.T358]*0.1+[.V357]" office:value-type="float" office:value="-2.05664122137404">
            <text:p>-2.06</text:p>
          </table:table-cell>
          <table:table-cell table:formula="of:=[.V358]*2*3.141592/360" office:value-type="float" office:value="-0.0358951533774385">
            <text:p>-0.04</text:p>
          </table:table-cell>
          <table:table-cell/>
          <table:table-cell table:formula="of:=COS([.W357])" office:value-type="float" office:value="0.997638200595004">
            <text:p>1.00</text:p>
          </table:table-cell>
          <table:table-cell table:formula="of:=SIN([.W357])" office:value-type="float" office:value="-0.0686878498248621">
            <text:p>-0.07</text:p>
          </table:table-cell>
        </table:table-row>
        <table:table-row table:style-name="ro1">
          <table:table-cell office:value-type="float" office:value="13608">
            <text:p>13608</text:p>
          </table:table-cell>
          <table:table-cell office:value-type="float" office:value="-2996">
            <text:p>-2996</text:p>
          </table:table-cell>
          <table:table-cell office:value-type="float" office:value="-3020">
            <text:p>-3020</text:p>
          </table:table-cell>
          <table:table-cell office:value-type="float" office:value="26.22">
            <text:p>26.22</text:p>
          </table:table-cell>
          <table:table-cell office:value-type="float" office:value="7684">
            <text:p>7684</text:p>
          </table:table-cell>
          <table:table-cell office:value-type="float" office:value="-4171">
            <text:p>-4171</text:p>
          </table:table-cell>
          <table:table-cell office:value-type="string">
            <text:p>81<text:tab/><text:tab/><text:tab/><text:tab/></text:p>
          </table:table-cell>
          <table:table-cell table:number-columns-repeated="2"/>
          <table:table-cell table:formula="of:=([.E359]-[.$I$2])/131" office:value-type="float" office:value="57.3310432569975">
            <text:p>57.33</text:p>
          </table:table-cell>
          <table:table-cell/>
          <table:table-cell table:formula="of:=[.L358]+[.J359]*0.1" office:value-type="float" office:value="396.547531806616">
            <text:p>396.55</text:p>
          </table:table-cell>
          <table:table-cell table:formula="of:=[.L359]*2*3.141592/360" office:value-type="float" office:value="6.92105863079672">
            <text:p>6.92</text:p>
          </table:table-cell>
          <table:table-cell/>
          <table:table-cell table:formula="of:=COS([.M358])" office:value-type="float" office:value="0.858831660629413">
            <text:p>0.86</text:p>
          </table:table-cell>
          <table:table-cell table:formula="of:=SIN([.M358])" office:value-type="float" office:value="0.512257922047599">
            <text:p>0.51</text:p>
          </table:table-cell>
          <table:table-cell table:number-columns-repeated="3"/>
          <table:table-cell table:formula="of:=([.F359]-[.$S$2])/131" office:value-type="float" office:value="-30.5389312977099">
            <text:p>-30.54</text:p>
          </table:table-cell>
          <table:table-cell/>
          <table:table-cell table:formula="of:=[.T359]*0.1+[.V358]" office:value-type="float" office:value="-5.11053435114504">
            <text:p>-5.11</text:p>
          </table:table-cell>
          <table:table-cell table:formula="of:=[.V359]*2*3.141592/360" office:value-type="float" office:value="-0.0891956324071247">
            <text:p>-0.09</text:p>
          </table:table-cell>
          <table:table-cell/>
          <table:table-cell table:formula="of:=COS([.W358])" office:value-type="float" office:value="0.999355838151302">
            <text:p>1.00</text:p>
          </table:table-cell>
          <table:table-cell table:formula="of:=SIN([.W358])" office:value-type="float" office:value="-0.0358874456169459">
            <text:p>-0.04</text:p>
          </table:table-cell>
        </table:table-row>
        <table:table-row table:style-name="ro1">
          <table:table-cell office:value-type="float" office:value="15876">
            <text:p>15876</text:p>
          </table:table-cell>
          <table:table-cell office:value-type="float" office:value="-1032">
            <text:p>-1032</text:p>
          </table:table-cell>
          <table:table-cell office:value-type="float" office:value="-3356">
            <text:p>-3356</text:p>
          </table:table-cell>
          <table:table-cell office:value-type="float" office:value="26.18">
            <text:p>26.18</text:p>
          </table:table-cell>
          <table:table-cell office:value-type="float" office:value="7152">
            <text:p>7152</text:p>
          </table:table-cell>
          <table:table-cell office:value-type="float" office:value="-1818">
            <text:p>-1818</text:p>
          </table:table-cell>
          <table:table-cell office:value-type="string">
            <text:p>-1615<text:tab/><text:tab/><text:tab/><text:tab/></text:p>
          </table:table-cell>
          <table:table-cell table:number-columns-repeated="2"/>
          <table:table-cell table:formula="of:=([.E360]-[.$I$2])/131" office:value-type="float" office:value="53.2699745547074">
            <text:p>53.27</text:p>
          </table:table-cell>
          <table:table-cell/>
          <table:table-cell table:formula="of:=[.L359]+[.J360]*0.1" office:value-type="float" office:value="401.874529262086">
            <text:p>401.87</text:p>
          </table:table-cell>
          <table:table-cell table:formula="of:=[.L360]*2*3.141592/360" office:value-type="float" office:value="7.01403225629743">
            <text:p>7.01</text:p>
          </table:table-cell>
          <table:table-cell/>
          <table:table-cell table:formula="of:=COS([.M359])" office:value-type="float" office:value="0.803363984528458">
            <text:p>0.80</text:p>
          </table:table-cell>
          <table:table-cell table:formula="of:=SIN([.M359])" office:value-type="float" office:value="0.595488294060058">
            <text:p>0.60</text:p>
          </table:table-cell>
          <table:table-cell table:number-columns-repeated="3"/>
          <table:table-cell table:formula="of:=([.F360]-[.$S$2])/131" office:value-type="float" office:value="-12.5770992366412">
            <text:p>-12.58</text:p>
          </table:table-cell>
          <table:table-cell/>
          <table:table-cell table:formula="of:=[.T360]*0.1+[.V359]" office:value-type="float" office:value="-6.36824427480916">
            <text:p>-6.37</text:p>
          </table:table-cell>
          <table:table-cell table:formula="of:=[.V360]*2*3.141592/360" office:value-type="float" office:value="-0.111146807043257">
            <text:p>-0.11</text:p>
          </table:table-cell>
          <table:table-cell/>
          <table:table-cell table:formula="of:=COS([.W359])" office:value-type="float" office:value="0.996024706202178">
            <text:p>1.00</text:p>
          </table:table-cell>
          <table:table-cell table:formula="of:=SIN([.W359])" office:value-type="float" office:value="-0.0890774081058944">
            <text:p>-0.09</text:p>
          </table:table-cell>
        </table:table-row>
        <table:table-row table:style-name="ro1">
          <table:table-cell office:value-type="float" office:value="18392">
            <text:p>18392</text:p>
          </table:table-cell>
          <table:table-cell office:value-type="float" office:value="-1540">
            <text:p>-1540</text:p>
          </table:table-cell>
          <table:table-cell office:value-type="float" office:value="-3700">
            <text:p>-3700</text:p>
          </table:table-cell>
          <table:table-cell office:value-type="float" office:value="26.18">
            <text:p>26.18</text:p>
          </table:table-cell>
          <table:table-cell office:value-type="float" office:value="4964">
            <text:p>4964</text:p>
          </table:table-cell>
          <table:table-cell office:value-type="float" office:value="-1267">
            <text:p>-1267</text:p>
          </table:table-cell>
          <table:table-cell office:value-type="string">
            <text:p>-77<text:tab/><text:tab/><text:tab/><text:tab/></text:p>
          </table:table-cell>
          <table:table-cell table:number-columns-repeated="2"/>
          <table:table-cell table:formula="of:=([.E361]-[.$I$2])/131" office:value-type="float" office:value="36.5676844783715">
            <text:p>36.57</text:p>
          </table:table-cell>
          <table:table-cell/>
          <table:table-cell table:formula="of:=[.L360]+[.J361]*0.1" office:value-type="float" office:value="405.531297709924">
            <text:p>405.53</text:p>
          </table:table-cell>
          <table:table-cell table:formula="of:=[.L361]*2*3.141592/360" office:value-type="float" office:value="7.0778548924173">
            <text:p>7.08</text:p>
          </table:table-cell>
          <table:table-cell/>
          <table:table-cell table:formula="of:=COS([.M360])" office:value-type="float" office:value="0.744609330498033">
            <text:p>0.74</text:p>
          </table:table-cell>
          <table:table-cell table:formula="of:=SIN([.M360])" office:value-type="float" office:value="0.667500520550562">
            <text:p>0.67</text:p>
          </table:table-cell>
          <table:table-cell table:number-columns-repeated="3"/>
          <table:table-cell table:formula="of:=([.F361]-[.$S$2])/131" office:value-type="float" office:value="-8.37099236641221">
            <text:p>-8.37</text:p>
          </table:table-cell>
          <table:table-cell/>
          <table:table-cell table:formula="of:=[.T361]*0.1+[.V360]" office:value-type="float" office:value="-7.20534351145038">
            <text:p>-7.21</text:p>
          </table:table-cell>
          <table:table-cell table:formula="of:=[.V361]*2*3.141592/360" office:value-type="float" office:value="-0.125756941849025">
            <text:p>-0.13</text:p>
          </table:table-cell>
          <table:table-cell/>
          <table:table-cell table:formula="of:=COS([.W360])" office:value-type="float" office:value="0.993829549846938">
            <text:p>0.99</text:p>
          </table:table-cell>
          <table:table-cell table:formula="of:=SIN([.W360])" office:value-type="float" office:value="-0.110918104252787">
            <text:p>-0.1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-5340">
            <text:p>-5340</text:p>
          </table:table-cell>
          <table:table-cell office:value-type="float" office:value="-5496">
            <text:p>-5496</text:p>
          </table:table-cell>
          <table:table-cell office:value-type="float" office:value="26.22">
            <text:p>26.22</text:p>
          </table:table-cell>
          <table:table-cell office:value-type="float" office:value="7594">
            <text:p>7594</text:p>
          </table:table-cell>
          <table:table-cell office:value-type="float" office:value="0">
            <text:p>0</text:p>
          </table:table-cell>
          <table:table-cell office:value-type="string">
            <text:p>316<text:tab/><text:tab/><text:tab/><text:tab/></text:p>
          </table:table-cell>
          <table:table-cell table:number-columns-repeated="2"/>
          <table:table-cell table:formula="of:=([.E362]-[.$I$2])/131" office:value-type="float" office:value="56.6440203562341">
            <text:p>56.64</text:p>
          </table:table-cell>
          <table:table-cell/>
          <table:table-cell table:formula="of:=[.L361]+[.J362]*0.1" office:value-type="float" office:value="411.195699745547">
            <text:p>411.20</text:p>
          </table:table-cell>
          <table:table-cell table:formula="of:=[.L362]*2*3.141592/360" office:value-type="float" office:value="7.17671733752785">
            <text:p>7.18</text:p>
          </table:table-cell>
          <table:table-cell/>
          <table:table-cell table:formula="of:=COS([.M361])" office:value-type="float" office:value="0.700520598883662">
            <text:p>0.70</text:p>
          </table:table-cell>
          <table:table-cell table:formula="of:=SIN([.M361])" office:value-type="float" office:value="0.713632181547102">
            <text:p>0.71</text:p>
          </table:table-cell>
          <table:table-cell table:number-columns-repeated="3"/>
          <table:table-cell table:formula="of:=([.F362]-[.$S$2])/131" office:value-type="float" office:value="1.30076335877863">
            <text:p>1.30</text:p>
          </table:table-cell>
          <table:table-cell/>
          <table:table-cell table:formula="of:=[.T362]*0.1+[.V361]" office:value-type="float" office:value="-7.07526717557252">
            <text:p>-7.08</text:p>
          </table:table-cell>
          <table:table-cell table:formula="of:=[.V362]*2*3.141592/360" office:value-type="float" office:value="-0.12348668198134">
            <text:p>-0.12</text:p>
          </table:table-cell>
          <table:table-cell/>
          <table:table-cell table:formula="of:=COS([.W361])" office:value-type="float" office:value="0.992103011469874">
            <text:p>0.99</text:p>
          </table:table-cell>
          <table:table-cell table:formula="of:=SIN([.W361])" office:value-type="float" office:value="-0.125425733533463">
            <text:p>-0.13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5648">
            <text:p>-5648</text:p>
          </table:table-cell>
          <table:table-cell office:value-type="float" office:value="-6460">
            <text:p>-6460</text:p>
          </table:table-cell>
          <table:table-cell office:value-type="float" office:value="26.22">
            <text:p>26.22</text:p>
          </table:table-cell>
          <table:table-cell office:value-type="float" office:value="10508">
            <text:p>10508</text:p>
          </table:table-cell>
          <table:table-cell office:value-type="float" office:value="-2726">
            <text:p>-2726</text:p>
          </table:table-cell>
          <table:table-cell office:value-type="string">
            <text:p>-902<text:tab/><text:tab/><text:tab/><text:tab/></text:p>
          </table:table-cell>
          <table:table-cell table:number-columns-repeated="2"/>
          <table:table-cell table:formula="of:=([.E363]-[.$I$2])/131" office:value-type="float" office:value="78.8882951653944">
            <text:p>78.89</text:p>
          </table:table-cell>
          <table:table-cell/>
          <table:table-cell table:formula="of:=[.L362]+[.J363]*0.1" office:value-type="float" office:value="419.084529262086">
            <text:p>419.08</text:p>
          </table:table-cell>
          <table:table-cell table:formula="of:=[.L363]*2*3.141592/360" office:value-type="float" office:value="7.3144033580752">
            <text:p>7.31</text:p>
          </table:table-cell>
          <table:table-cell/>
          <table:table-cell table:formula="of:=COS([.M362])" office:value-type="float" office:value="0.626663465256874">
            <text:p>0.63</text:p>
          </table:table-cell>
          <table:table-cell table:formula="of:=SIN([.M362])" office:value-type="float" office:value="0.77928999821135">
            <text:p>0.78</text:p>
          </table:table-cell>
          <table:table-cell table:number-columns-repeated="3"/>
          <table:table-cell table:formula="of:=([.F363]-[.$S$2])/131" office:value-type="float" office:value="-19.5083969465649">
            <text:p>-19.51</text:p>
          </table:table-cell>
          <table:table-cell/>
          <table:table-cell table:formula="of:=[.T363]*0.1+[.V362]" office:value-type="float" office:value="-9.02610687022901">
            <text:p>-9.03</text:p>
          </table:table-cell>
          <table:table-cell table:formula="of:=[.V363]*2*3.141592/360" office:value-type="float" office:value="-0.157535250748092">
            <text:p>-0.16</text:p>
          </table:table-cell>
          <table:table-cell/>
          <table:table-cell table:formula="of:=COS([.W362])" office:value-type="float" office:value="0.992385203546506">
            <text:p>0.99</text:p>
          </table:table-cell>
          <table:table-cell table:formula="of:=SIN([.W362])" office:value-type="float" office:value="-0.123173080589711">
            <text:p>-0.12</text:p>
          </table:table-cell>
        </table:table-row>
        <table:table-row table:style-name="ro1">
          <table:table-cell office:value-type="float" office:value="14808">
            <text:p>14808</text:p>
          </table:table-cell>
          <table:table-cell office:value-type="float" office:value="-1672">
            <text:p>-1672</text:p>
          </table:table-cell>
          <table:table-cell office:value-type="float" office:value="-4304">
            <text:p>-4304</text:p>
          </table:table-cell>
          <table:table-cell office:value-type="float" office:value="26.18">
            <text:p>26.18</text:p>
          </table:table-cell>
          <table:table-cell office:value-type="float" office:value="8967">
            <text:p>8967</text:p>
          </table:table-cell>
          <table:table-cell office:value-type="float" office:value="544">
            <text:p>544</text:p>
          </table:table-cell>
          <table:table-cell office:value-type="string">
            <text:p>-3430<text:tab/><text:tab/><text:tab/><text:tab/></text:p>
          </table:table-cell>
          <table:table-cell table:number-columns-repeated="2"/>
          <table:table-cell table:formula="of:=([.E364]-[.$I$2])/131" office:value-type="float" office:value="67.1249363867685">
            <text:p>67.12</text:p>
          </table:table-cell>
          <table:table-cell/>
          <table:table-cell table:formula="of:=[.L363]+[.J364]*0.1" office:value-type="float" office:value="425.797022900763">
            <text:p>425.80</text:p>
          </table:table-cell>
          <table:table-cell table:formula="of:=[.L364]*2*3.141592/360" office:value-type="float" office:value="7.43155844871586">
            <text:p>7.43</text:p>
          </table:table-cell>
          <table:table-cell/>
          <table:table-cell table:formula="of:=COS([.M363])" office:value-type="float" office:value="0.513774229521652">
            <text:p>0.51</text:p>
          </table:table-cell>
          <table:table-cell table:formula="of:=SIN([.M363])" office:value-type="float" office:value="0.857925428623859">
            <text:p>0.86</text:p>
          </table:table-cell>
          <table:table-cell table:number-columns-repeated="3"/>
          <table:table-cell table:formula="of:=([.F364]-[.$S$2])/131" office:value-type="float" office:value="5.45343511450382">
            <text:p>5.45</text:p>
          </table:table-cell>
          <table:table-cell/>
          <table:table-cell table:formula="of:=[.T364]*0.1+[.V363]" office:value-type="float" office:value="-8.48076335877863">
            <text:p>-8.48</text:p>
          </table:table-cell>
          <table:table-cell table:formula="of:=[.V364]*2*3.141592/360" office:value-type="float" office:value="-0.148017212899067">
            <text:p>-0.15</text:p>
          </table:table-cell>
          <table:table-cell/>
          <table:table-cell table:formula="of:=COS([.W363])" office:value-type="float" office:value="0.987616963712744">
            <text:p>0.99</text:p>
          </table:table-cell>
          <table:table-cell table:formula="of:=SIN([.W363])" office:value-type="float" office:value="-0.156884457441839">
            <text:p>-0.16</text:p>
          </table:table-cell>
        </table:table-row>
        <table:table-row table:style-name="ro1">
          <table:table-cell office:value-type="float" office:value="10652">
            <text:p>10652</text:p>
          </table:table-cell>
          <table:table-cell office:value-type="float" office:value="-3476">
            <text:p>-3476</text:p>
          </table:table-cell>
          <table:table-cell office:value-type="float" office:value="-1640">
            <text:p>-1640</text:p>
          </table:table-cell>
          <table:table-cell office:value-type="float" office:value="26.27">
            <text:p>26.27</text:p>
          </table:table-cell>
          <table:table-cell office:value-type="float" office:value="7559">
            <text:p>7559</text:p>
          </table:table-cell>
          <table:table-cell office:value-type="float" office:value="1547">
            <text:p>1547</text:p>
          </table:table-cell>
          <table:table-cell office:value-type="string">
            <text:p>-2522<text:tab/><text:tab/><text:tab/><text:tab/></text:p>
          </table:table-cell>
          <table:table-cell table:number-columns-repeated="2"/>
          <table:table-cell table:formula="of:=([.E365]-[.$I$2])/131" office:value-type="float" office:value="56.376844783715">
            <text:p>56.38</text:p>
          </table:table-cell>
          <table:table-cell/>
          <table:table-cell table:formula="of:=[.L364]+[.J365]*0.1" office:value-type="float" office:value="431.434707379135">
            <text:p>431.43</text:p>
          </table:table-cell>
          <table:table-cell table:formula="of:=[.L365]*2*3.141592/360" office:value-type="float" office:value="7.52995458458128">
            <text:p>7.53</text:p>
          </table:table-cell>
          <table:table-cell/>
          <table:table-cell table:formula="of:=COS([.M364])" office:value-type="float" office:value="0.409971837405438">
            <text:p>0.41</text:p>
          </table:table-cell>
          <table:table-cell table:formula="of:=SIN([.M364])" office:value-type="float" office:value="0.912098181411633">
            <text:p>0.91</text:p>
          </table:table-cell>
          <table:table-cell table:number-columns-repeated="3"/>
          <table:table-cell table:formula="of:=([.F365]-[.$S$2])/131" office:value-type="float" office:value="13.1099236641221">
            <text:p>13.11</text:p>
          </table:table-cell>
          <table:table-cell/>
          <table:table-cell table:formula="of:=[.T365]*0.1+[.V364]" office:value-type="float" office:value="-7.16977099236641">
            <text:p>-7.17</text:p>
          </table:table-cell>
          <table:table-cell table:formula="of:=[.V365]*2*3.141592/360" office:value-type="float" office:value="-0.125136084396947">
            <text:p>-0.13</text:p>
          </table:table-cell>
          <table:table-cell/>
          <table:table-cell table:formula="of:=COS([.W364])" office:value-type="float" office:value="0.989065438094584">
            <text:p>0.99</text:p>
          </table:table-cell>
          <table:table-cell table:formula="of:=SIN([.W364])" office:value-type="float" office:value="-0.147477317465326">
            <text:p>-0.15</text:p>
          </table:table-cell>
        </table:table-row>
        <table:table-row table:style-name="ro1">
          <table:table-cell office:value-type="float" office:value="14644">
            <text:p>14644</text:p>
          </table:table-cell>
          <table:table-cell office:value-type="float" office:value="-3984">
            <text:p>-3984</text:p>
          </table:table-cell>
          <table:table-cell office:value-type="float" office:value="-2844">
            <text:p>-2844</text:p>
          </table:table-cell>
          <table:table-cell office:value-type="float" office:value="26.13">
            <text:p>26.13</text:p>
          </table:table-cell>
          <table:table-cell office:value-type="float" office:value="7311">
            <text:p>7311</text:p>
          </table:table-cell>
          <table:table-cell office:value-type="float" office:value="-3132">
            <text:p>-3132</text:p>
          </table:table-cell>
          <table:table-cell office:value-type="string">
            <text:p>-2663<text:tab/><text:tab/><text:tab/><text:tab/></text:p>
          </table:table-cell>
          <table:table-cell table:number-columns-repeated="2"/>
          <table:table-cell table:formula="of:=([.E366]-[.$I$2])/131" office:value-type="float" office:value="54.4837150127226">
            <text:p>54.48</text:p>
          </table:table-cell>
          <table:table-cell/>
          <table:table-cell table:formula="of:=[.L365]+[.J366]*0.1" office:value-type="float" office:value="436.883078880407">
            <text:p>436.88</text:p>
          </table:table-cell>
          <table:table-cell table:formula="of:=[.L366]*2*3.141592/360" office:value-type="float" office:value="7.62504658636698">
            <text:p>7.63</text:p>
          </table:table-cell>
          <table:table-cell/>
          <table:table-cell table:formula="of:=COS([.M365])" office:value-type="float" office:value="0.318386617519084">
            <text:p>0.32</text:p>
          </table:table-cell>
          <table:table-cell table:formula="of:=SIN([.M365])" office:value-type="float" office:value="0.947960949504122">
            <text:p>0.95</text:p>
          </table:table-cell>
          <table:table-cell table:number-columns-repeated="3"/>
          <table:table-cell table:formula="of:=([.F366]-[.$S$2])/131" office:value-type="float" office:value="-22.6076335877863">
            <text:p>-22.61</text:p>
          </table:table-cell>
          <table:table-cell/>
          <table:table-cell table:formula="of:=[.T366]*0.1+[.V365]" office:value-type="float" office:value="-9.43053435114504">
            <text:p>-9.43</text:p>
          </table:table-cell>
          <table:table-cell table:formula="of:=[.V366]*2*3.141592/360" office:value-type="float" office:value="-0.164593840407125">
            <text:p>-0.16</text:p>
          </table:table-cell>
          <table:table-cell/>
          <table:table-cell table:formula="of:=COS([.W365])" office:value-type="float" office:value="0.992180691756238">
            <text:p>0.99</text:p>
          </table:table-cell>
          <table:table-cell table:formula="of:=SIN([.W365])" office:value-type="float" office:value="-0.124809754851584">
            <text:p>-0.12</text:p>
          </table:table-cell>
        </table:table-row>
        <table:table-row table:style-name="ro1">
          <table:table-cell office:value-type="float" office:value="19212">
            <text:p>19212</text:p>
          </table:table-cell>
          <table:table-cell office:value-type="float" office:value="-3524">
            <text:p>-3524</text:p>
          </table:table-cell>
          <table:table-cell office:value-type="float" office:value="-3880">
            <text:p>-3880</text:p>
          </table:table-cell>
          <table:table-cell office:value-type="float" office:value="26.13">
            <text:p>26.13</text:p>
          </table:table-cell>
          <table:table-cell office:value-type="float" office:value="6899">
            <text:p>6899</text:p>
          </table:table-cell>
          <table:table-cell office:value-type="float" office:value="-3075">
            <text:p>-3075</text:p>
          </table:table-cell>
          <table:table-cell office:value-type="string">
            <text:p>-3961<text:tab/><text:tab/><text:tab/><text:tab/></text:p>
          </table:table-cell>
          <table:table-cell table:number-columns-repeated="2"/>
          <table:table-cell table:formula="of:=([.E367]-[.$I$2])/131" office:value-type="float" office:value="51.3386768447837">
            <text:p>51.34</text:p>
          </table:table-cell>
          <table:table-cell/>
          <table:table-cell table:formula="of:=[.L366]+[.J367]*0.1" office:value-type="float" office:value="442.016946564885">
            <text:p>442.02</text:p>
          </table:table-cell>
          <table:table-cell table:formula="of:=[.L367]*2*3.141592/360" office:value-type="float" office:value="7.71464946218151">
            <text:p>7.71</text:p>
          </table:table-cell>
          <table:table-cell/>
          <table:table-cell table:formula="of:=COS([.M366])" office:value-type="float" office:value="0.226940486097002">
            <text:p>0.23</text:p>
          </table:table-cell>
          <table:table-cell table:formula="of:=SIN([.M366])" office:value-type="float" office:value="0.973908628039641">
            <text:p>0.97</text:p>
          </table:table-cell>
          <table:table-cell table:number-columns-repeated="3"/>
          <table:table-cell table:formula="of:=([.F367]-[.$S$2])/131" office:value-type="float" office:value="-22.1725190839695">
            <text:p>-22.17</text:p>
          </table:table-cell>
          <table:table-cell/>
          <table:table-cell table:formula="of:=[.T367]*0.1+[.V366]" office:value-type="float" office:value="-11.647786259542">
            <text:p>-11.65</text:p>
          </table:table-cell>
          <table:table-cell table:formula="of:=[.V367]*2*3.141592/360" office:value-type="float" office:value="-0.203292178503817">
            <text:p>-0.20</text:p>
          </table:table-cell>
          <table:table-cell/>
          <table:table-cell table:formula="of:=COS([.W366])" office:value-type="float" office:value="0.986484986641843">
            <text:p>0.99</text:p>
          </table:table-cell>
          <table:table-cell table:formula="of:=SIN([.W366])" office:value-type="float" office:value="-0.163851674175891">
            <text:p>-0.16</text:p>
          </table:table-cell>
        </table:table-row>
        <table:table-row table:style-name="ro1">
          <table:table-cell office:value-type="float" office:value="16856">
            <text:p>16856</text:p>
          </table:table-cell>
          <table:table-cell office:value-type="float" office:value="-1764">
            <text:p>-1764</text:p>
          </table:table-cell>
          <table:table-cell office:value-type="float" office:value="-5820">
            <text:p>-5820</text:p>
          </table:table-cell>
          <table:table-cell office:value-type="float" office:value="26.13">
            <text:p>26.13</text:p>
          </table:table-cell>
          <table:table-cell office:value-type="float" office:value="4395">
            <text:p>4395</text:p>
          </table:table-cell>
          <table:table-cell office:value-type="float" office:value="9657">
            <text:p>9657</text:p>
          </table:table-cell>
          <table:table-cell office:value-type="string">
            <text:p>-2842<text:tab/><text:tab/><text:tab/><text:tab/></text:p>
          </table:table-cell>
          <table:table-cell table:number-columns-repeated="2"/>
          <table:table-cell table:formula="of:=([.E368]-[.$I$2])/131" office:value-type="float" office:value="32.2241730279898">
            <text:p>32.22</text:p>
          </table:table-cell>
          <table:table-cell/>
          <table:table-cell table:formula="of:=[.L367]+[.J368]*0.1" office:value-type="float" office:value="445.239363867684">
            <text:p>445.24</text:p>
          </table:table-cell>
          <table:table-cell table:formula="of:=[.L368]*2*3.141592/360" office:value-type="float" office:value="7.77089124228781">
            <text:p>7.77</text:p>
          </table:table-cell>
          <table:table-cell/>
          <table:table-cell table:formula="of:=COS([.M367])" office:value-type="float" office:value="0.138881789402343">
            <text:p>0.14</text:p>
          </table:table-cell>
          <table:table-cell table:formula="of:=SIN([.M367])" office:value-type="float" office:value="0.990308966218323">
            <text:p>0.99</text:p>
          </table:table-cell>
          <table:table-cell table:number-columns-repeated="3"/>
          <table:table-cell table:formula="of:=([.F368]-[.$S$2])/131" office:value-type="float" office:value="75.018320610687">
            <text:p>75.02</text:p>
          </table:table-cell>
          <table:table-cell/>
          <table:table-cell table:formula="of:=[.T368]*0.1+[.V367]" office:value-type="float" office:value="-4.14595419847328">
            <text:p>-4.15</text:p>
          </table:table-cell>
          <table:table-cell table:formula="of:=[.V368]*2*3.141592/360" office:value-type="float" office:value="-0.072360536346056">
            <text:p>-0.07</text:p>
          </table:table-cell>
          <table:table-cell/>
          <table:table-cell table:formula="of:=COS([.W367])" office:value-type="float" office:value="0.979407212931259">
            <text:p>0.98</text:p>
          </table:table-cell>
          <table:table-cell table:formula="of:=SIN([.W367])" office:value-type="float" office:value="-0.201894802454705">
            <text:p>-0.20</text:p>
          </table:table-cell>
        </table:table-row>
        <table:table-row table:style-name="ro1">
          <table:table-cell office:value-type="float" office:value="17072">
            <text:p>17072</text:p>
          </table:table-cell>
          <table:table-cell office:value-type="float" office:value="1284">
            <text:p>1284</text:p>
          </table:table-cell>
          <table:table-cell office:value-type="float" office:value="-6364">
            <text:p>-6364</text:p>
          </table:table-cell>
          <table:table-cell office:value-type="float" office:value="26.08">
            <text:p>26.08</text:p>
          </table:table-cell>
          <table:table-cell office:value-type="float" office:value="5461">
            <text:p>5461</text:p>
          </table:table-cell>
          <table:table-cell office:value-type="float" office:value="-2372">
            <text:p>-2372</text:p>
          </table:table-cell>
          <table:table-cell office:value-type="string">
            <text:p>-226<text:tab/><text:tab/><text:tab/><text:tab/></text:p>
          </table:table-cell>
          <table:table-cell table:number-columns-repeated="2"/>
          <table:table-cell table:formula="of:=([.E369]-[.$I$2])/131" office:value-type="float" office:value="40.3615776081425">
            <text:p>40.36</text:p>
          </table:table-cell>
          <table:table-cell/>
          <table:table-cell table:formula="of:=[.L368]+[.J369]*0.1" office:value-type="float" office:value="449.275521628499">
            <text:p>449.28</text:p>
          </table:table-cell>
          <table:table-cell table:formula="of:=[.L369]*2*3.141592/360" office:value-type="float" office:value="7.84133546968844">
            <text:p>7.84</text:p>
          </table:table-cell>
          <table:table-cell/>
          <table:table-cell table:formula="of:=COS([.M368])" office:value-type="float" office:value="0.0829948151590139">
            <text:p>0.08</text:p>
          </table:table-cell>
          <table:table-cell table:formula="of:=SIN([.M368])" office:value-type="float" office:value="0.996549979005931">
            <text:p>1.00</text:p>
          </table:table-cell>
          <table:table-cell table:number-columns-repeated="3"/>
          <table:table-cell table:formula="of:=([.F369]-[.$S$2])/131" office:value-type="float" office:value="-16.806106870229">
            <text:p>-16.81</text:p>
          </table:table-cell>
          <table:table-cell/>
          <table:table-cell table:formula="of:=[.T369]*0.1+[.V368]" office:value-type="float" office:value="-5.82656488549618">
            <text:p>-5.83</text:p>
          </table:table-cell>
          <table:table-cell table:formula="of:=[.V369]*2*3.141592/360" office:value-type="float" office:value="-0.101692720176421">
            <text:p>-0.10</text:p>
          </table:table-cell>
          <table:table-cell/>
          <table:table-cell table:formula="of:=COS([.W368])" office:value-type="float" office:value="0.997383118531766">
            <text:p>1.00</text:p>
          </table:table-cell>
          <table:table-cell table:formula="of:=SIN([.W368])" office:value-type="float" office:value="-0.0722974056785483">
            <text:p>-0.07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3420">
            <text:p>-3420</text:p>
          </table:table-cell>
          <table:table-cell office:value-type="float" office:value="-4356">
            <text:p>-4356</text:p>
          </table:table-cell>
          <table:table-cell office:value-type="float" office:value="26.13">
            <text:p>26.13</text:p>
          </table:table-cell>
          <table:table-cell office:value-type="float" office:value="3102">
            <text:p>3102</text:p>
          </table:table-cell>
          <table:table-cell office:value-type="float" office:value="5548">
            <text:p>5548</text:p>
          </table:table-cell>
          <table:table-cell office:value-type="string">
            <text:p>665<text:tab/><text:tab/><text:tab/><text:tab/></text:p>
          </table:table-cell>
          <table:table-cell table:number-columns-repeated="2"/>
          <table:table-cell table:formula="of:=([.E370]-[.$I$2])/131" office:value-type="float" office:value="22.3539440203562">
            <text:p>22.35</text:p>
          </table:table-cell>
          <table:table-cell/>
          <table:table-cell table:formula="of:=[.L369]+[.J370]*0.1" office:value-type="float" office:value="451.510916030534">
            <text:p>451.51</text:p>
          </table:table-cell>
          <table:table-cell table:formula="of:=[.L370]*2*3.141592/360" office:value-type="float" office:value="7.88035045396777">
            <text:p>7.88</text:p>
          </table:table-cell>
          <table:table-cell/>
          <table:table-cell table:formula="of:=COS([.M369])" office:value-type="float" office:value="0.0126458272147783">
            <text:p>0.01</text:p>
          </table:table-cell>
          <table:table-cell table:formula="of:=SIN([.M369])" office:value-type="float" office:value="0.999920038330093">
            <text:p>1.00</text:p>
          </table:table-cell>
          <table:table-cell table:number-columns-repeated="3"/>
          <table:table-cell table:formula="of:=([.F370]-[.$S$2])/131" office:value-type="float" office:value="43.6519083969466">
            <text:p>43.65</text:p>
          </table:table-cell>
          <table:table-cell/>
          <table:table-cell table:formula="of:=[.T370]*0.1+[.V369]" office:value-type="float" office:value="-1.46137404580153">
            <text:p>-1.46</text:p>
          </table:table-cell>
          <table:table-cell table:formula="of:=[.V370]*2*3.141592/360" office:value-type="float" office:value="-0.0255057833960984">
            <text:p>-0.03</text:p>
          </table:table-cell>
          <table:table-cell/>
          <table:table-cell table:formula="of:=COS([.W369])" office:value-type="float" office:value="0.994833749826917">
            <text:p>0.99</text:p>
          </table:table-cell>
          <table:table-cell table:formula="of:=SIN([.W369])" office:value-type="float" office:value="-0.101517536442307">
            <text:p>-0.10</text:p>
          </table:table-cell>
        </table:table-row>
        <table:table-row table:style-name="ro1">
          <table:table-cell office:value-type="float" office:value="12084">
            <text:p>12084</text:p>
          </table:table-cell>
          <table:table-cell office:value-type="float" office:value="-1596">
            <text:p>-1596</text:p>
          </table:table-cell>
          <table:table-cell office:value-type="float" office:value="-1940">
            <text:p>-1940</text:p>
          </table:table-cell>
          <table:table-cell office:value-type="float" office:value="26.18">
            <text:p>26.18</text:p>
          </table:table-cell>
          <table:table-cell office:value-type="float" office:value="5778">
            <text:p>5778</text:p>
          </table:table-cell>
          <table:table-cell office:value-type="float" office:value="-5492">
            <text:p>-5492</text:p>
          </table:table-cell>
          <table:table-cell office:value-type="string">
            <text:p>666<text:tab/><text:tab/><text:tab/><text:tab/></text:p>
          </table:table-cell>
          <table:table-cell table:number-columns-repeated="2"/>
          <table:table-cell table:formula="of:=([.E371]-[.$I$2])/131" office:value-type="float" office:value="42.7814249363868">
            <text:p>42.78</text:p>
          </table:table-cell>
          <table:table-cell/>
          <table:table-cell table:formula="of:=[.L370]+[.J371]*0.1" office:value-type="float" office:value="455.789058524173">
            <text:p>455.79</text:p>
          </table:table-cell>
          <table:table-cell table:formula="of:=[.L371]*2*3.141592/360" office:value-type="float" office:value="7.95501811081708">
            <text:p>7.96</text:p>
          </table:table-cell>
          <table:table-cell/>
          <table:table-cell table:formula="of:=COS([.M370])" office:value-type="float" office:value="-0.0263657643283004">
            <text:p>-0.03</text:p>
          </table:table-cell>
          <table:table-cell table:formula="of:=SIN([.M370])" office:value-type="float" office:value="0.999652362809884">
            <text:p>1.00</text:p>
          </table:table-cell>
          <table:table-cell table:number-columns-repeated="3"/>
          <table:table-cell table:formula="of:=([.F371]-[.$S$2])/131" office:value-type="float" office:value="-40.6229007633588">
            <text:p>-40.62</text:p>
          </table:table-cell>
          <table:table-cell/>
          <table:table-cell table:formula="of:=[.T371]*0.1+[.V370]" office:value-type="float" office:value="-5.52366412213741">
            <text:p>-5.52</text:p>
          </table:table-cell>
          <table:table-cell table:formula="of:=[.V371]*2*3.141592/360" office:value-type="float" office:value="-0.096406105648855">
            <text:p>-0.10</text:p>
          </table:table-cell>
          <table:table-cell/>
          <table:table-cell table:formula="of:=COS([.W370])" office:value-type="float" office:value="0.999674745139992">
            <text:p>1.00</text:p>
          </table:table-cell>
          <table:table-cell table:formula="of:=SIN([.W370])" office:value-type="float" office:value="-0.0255030180427961">
            <text:p>-0.03</text:p>
          </table:table-cell>
        </table:table-row>
        <table:table-row table:style-name="ro1">
          <table:table-cell office:value-type="float" office:value="16132">
            <text:p>16132</text:p>
          </table:table-cell>
          <table:table-cell office:value-type="float" office:value="-1540">
            <text:p>-1540</text:p>
          </table:table-cell>
          <table:table-cell office:value-type="float" office:value="-3064">
            <text:p>-3064</text:p>
          </table:table-cell>
          <table:table-cell office:value-type="float" office:value="26.13">
            <text:p>26.13</text:p>
          </table:table-cell>
          <table:table-cell office:value-type="float" office:value="5171">
            <text:p>5171</text:p>
          </table:table-cell>
          <table:table-cell office:value-type="float" office:value="-2659">
            <text:p>-2659</text:p>
          </table:table-cell>
          <table:table-cell office:value-type="string">
            <text:p>-1334<text:tab/><text:tab/><text:tab/><text:tab/></text:p>
          </table:table-cell>
          <table:table-cell table:number-columns-repeated="2"/>
          <table:table-cell table:formula="of:=([.E372]-[.$I$2])/131" office:value-type="float" office:value="38.1478371501272">
            <text:p>38.15</text:p>
          </table:table-cell>
          <table:table-cell/>
          <table:table-cell table:formula="of:=[.L371]+[.J372]*0.1" office:value-type="float" office:value="459.603842239186">
            <text:p>459.60</text:p>
          </table:table-cell>
          <table:table-cell table:formula="of:=[.L372]*2*3.141592/360" office:value-type="float" office:value="8.02159863304382">
            <text:p>8.02</text:p>
          </table:table-cell>
          <table:table-cell/>
          <table:table-cell table:formula="of:=COS([.M371])" office:value-type="float" office:value="-0.100864661613042">
            <text:p>-0.10</text:p>
          </table:table-cell>
          <table:table-cell table:formula="of:=SIN([.M371])" office:value-type="float" office:value="0.99490015581348">
            <text:p>0.99</text:p>
          </table:table-cell>
          <table:table-cell table:number-columns-repeated="3"/>
          <table:table-cell table:formula="of:=([.F372]-[.$S$2])/131" office:value-type="float" office:value="-18.9969465648855">
            <text:p>-19.00</text:p>
          </table:table-cell>
          <table:table-cell/>
          <table:table-cell table:formula="of:=[.T372]*0.1+[.V371]" office:value-type="float" office:value="-7.42335877862596">
            <text:p>-7.42</text:p>
          </table:table-cell>
          <table:table-cell table:formula="of:=[.V372]*2*3.141592/360" office:value-type="float" office:value="-0.129562025289228">
            <text:p>-0.13</text:p>
          </table:table-cell>
          <table:table-cell/>
          <table:table-cell table:formula="of:=COS([.W371])" office:value-type="float" office:value="0.995356529489712">
            <text:p>1.00</text:p>
          </table:table-cell>
          <table:table-cell table:formula="of:=SIN([.W371])" office:value-type="float" office:value="-0.0962568397683822">
            <text:p>-0.10</text:p>
          </table:table-cell>
        </table:table-row>
        <table:table-row table:style-name="ro1">
          <table:table-cell office:value-type="float" office:value="18576">
            <text:p>18576</text:p>
          </table:table-cell>
          <table:table-cell office:value-type="float" office:value="-1952">
            <text:p>-1952</text:p>
          </table:table-cell>
          <table:table-cell office:value-type="float" office:value="-4616">
            <text:p>-4616</text:p>
          </table:table-cell>
          <table:table-cell office:value-type="float" office:value="26.13">
            <text:p>26.13</text:p>
          </table:table-cell>
          <table:table-cell office:value-type="float" office:value="6468">
            <text:p>6468</text:p>
          </table:table-cell>
          <table:table-cell office:value-type="float" office:value="-552">
            <text:p>-552</text:p>
          </table:table-cell>
          <table:table-cell office:value-type="string">
            <text:p>-1080<text:tab/><text:tab/><text:tab/><text:tab/></text:p>
          </table:table-cell>
          <table:table-cell table:number-columns-repeated="2"/>
          <table:table-cell table:formula="of:=([.E373]-[.$I$2])/131" office:value-type="float" office:value="48.0486005089059">
            <text:p>48.05</text:p>
          </table:table-cell>
          <table:table-cell/>
          <table:table-cell table:formula="of:=[.L372]+[.J373]*0.1" office:value-type="float" office:value="464.408702290076">
            <text:p>464.41</text:p>
          </table:table-cell>
          <table:table-cell table:formula="of:=[.L373]*2*3.141592/360" office:value-type="float" office:value="8.1054592435827">
            <text:p>8.11</text:p>
          </table:table-cell>
          <table:table-cell/>
          <table:table-cell table:formula="of:=COS([.M372])" office:value-type="float" office:value="-0.16683322150596">
            <text:p>-0.17</text:p>
          </table:table-cell>
          <table:table-cell table:formula="of:=SIN([.M372])" office:value-type="float" office:value="0.985985129807718">
            <text:p>0.99</text:p>
          </table:table-cell>
          <table:table-cell table:number-columns-repeated="3"/>
          <table:table-cell table:formula="of:=([.F373]-[.$S$2])/131" office:value-type="float" office:value="-2.91297709923664">
            <text:p>-2.91</text:p>
          </table:table-cell>
          <table:table-cell/>
          <table:table-cell table:formula="of:=[.T373]*0.1+[.V372]" office:value-type="float" office:value="-7.71465648854962">
            <text:p>-7.71</text:p>
          </table:table-cell>
          <table:table-cell table:formula="of:=[.V373]*2*3.141592/360" office:value-type="float" office:value="-0.134646128373198">
            <text:p>-0.13</text:p>
          </table:table-cell>
          <table:table-cell/>
          <table:table-cell table:formula="of:=COS([.W372])" office:value-type="float" office:value="0.991618575087477">
            <text:p>0.99</text:p>
          </table:table-cell>
          <table:table-cell table:formula="of:=SIN([.W372])" office:value-type="float" office:value="-0.129199851166637">
            <text:p>-0.13</text:p>
          </table:table-cell>
        </table:table-row>
        <table:table-row table:style-name="ro1">
          <table:table-cell office:value-type="float" office:value="18276">
            <text:p>18276</text:p>
          </table:table-cell>
          <table:table-cell office:value-type="float" office:value="-4708">
            <text:p>-4708</text:p>
          </table:table-cell>
          <table:table-cell office:value-type="float" office:value="-6452">
            <text:p>-6452</text:p>
          </table:table-cell>
          <table:table-cell office:value-type="float" office:value="26.18">
            <text:p>26.18</text:p>
          </table:table-cell>
          <table:table-cell office:value-type="float" office:value="9453">
            <text:p>9453</text:p>
          </table:table-cell>
          <table:table-cell office:value-type="float" office:value="2256">
            <text:p>2256</text:p>
          </table:table-cell>
          <table:table-cell office:value-type="string">
            <text:p>-625<text:tab/><text:tab/><text:tab/><text:tab/></text:p>
          </table:table-cell>
          <table:table-cell table:number-columns-repeated="2"/>
          <table:table-cell table:formula="of:=([.E374]-[.$I$2])/131" office:value-type="float" office:value="70.8348600508906">
            <text:p>70.83</text:p>
          </table:table-cell>
          <table:table-cell/>
          <table:table-cell table:formula="of:=[.L373]+[.J374]*0.1" office:value-type="float" office:value="471.492188295165">
            <text:p>471.49</text:p>
          </table:table-cell>
          <table:table-cell table:formula="of:=[.L374]*2*3.141592/360" office:value-type="float" office:value="8.22908937116992">
            <text:p>8.23</text:p>
          </table:table-cell>
          <table:table-cell/>
          <table:table-cell table:formula="of:=COS([.M373])" office:value-type="float" office:value="-0.248835362955178">
            <text:p>-0.25</text:p>
          </table:table-cell>
          <table:table-cell table:formula="of:=SIN([.M373])" office:value-type="float" office:value="0.968545797648704">
            <text:p>0.97</text:p>
          </table:table-cell>
          <table:table-cell table:number-columns-repeated="3"/>
          <table:table-cell table:formula="of:=([.F374]-[.$S$2])/131" office:value-type="float" office:value="18.5221374045802">
            <text:p>18.52</text:p>
          </table:table-cell>
          <table:table-cell/>
          <table:table-cell table:formula="of:=[.T374]*0.1+[.V373]" office:value-type="float" office:value="-5.8624427480916">
            <text:p>-5.86</text:p>
          </table:table-cell>
          <table:table-cell table:formula="of:=[.V374]*2*3.141592/360" office:value-type="float" office:value="-0.102318906877014">
            <text:p>-0.10</text:p>
          </table:table-cell>
          <table:table-cell/>
          <table:table-cell table:formula="of:=COS([.W373])" office:value-type="float" office:value="0.990948896852989">
            <text:p>0.99</text:p>
          </table:table-cell>
          <table:table-cell table:formula="of:=SIN([.W373])" office:value-type="float" office:value="-0.134239650721548">
            <text:p>-0.13</text:p>
          </table:table-cell>
        </table:table-row>
        <table:table-row table:style-name="ro1">
          <table:table-cell office:value-type="float" office:value="17924">
            <text:p>17924</text:p>
          </table:table-cell>
          <table:table-cell office:value-type="float" office:value="-4836">
            <text:p>-4836</text:p>
          </table:table-cell>
          <table:table-cell office:value-type="float" office:value="-7256">
            <text:p>-7256</text:p>
          </table:table-cell>
          <table:table-cell office:value-type="float" office:value="26.22">
            <text:p>26.22</text:p>
          </table:table-cell>
          <table:table-cell office:value-type="float" office:value="11178">
            <text:p>11178</text:p>
          </table:table-cell>
          <table:table-cell office:value-type="float" office:value="-4184">
            <text:p>-4184</text:p>
          </table:table-cell>
          <table:table-cell office:value-type="string">
            <text:p>-2458<text:tab/><text:tab/><text:tab/><text:tab/></text:p>
          </table:table-cell>
          <table:table-cell table:number-columns-repeated="2"/>
          <table:table-cell table:formula="of:=([.E375]-[.$I$2])/131" office:value-type="float" office:value="84.0027989821883">
            <text:p>84.00</text:p>
          </table:table-cell>
          <table:table-cell/>
          <table:table-cell table:formula="of:=[.L374]+[.J375]*0.1" office:value-type="float" office:value="479.892468193384">
            <text:p>479.89</text:p>
          </table:table-cell>
          <table:table-cell table:formula="of:=[.L375]*2*3.141592/360" office:value-type="float" office:value="8.37570188298106">
            <text:p>8.38</text:p>
          </table:table-cell>
          <table:table-cell/>
          <table:table-cell table:formula="of:=COS([.M374])" office:value-type="float" office:value="-0.366372777241649">
            <text:p>-0.37</text:p>
          </table:table-cell>
          <table:table-cell table:formula="of:=SIN([.M374])" office:value-type="float" office:value="0.930468155337001">
            <text:p>0.93</text:p>
          </table:table-cell>
          <table:table-cell table:number-columns-repeated="3"/>
          <table:table-cell table:formula="of:=([.F375]-[.$S$2])/131" office:value-type="float" office:value="-30.6381679389313">
            <text:p>-30.64</text:p>
          </table:table-cell>
          <table:table-cell/>
          <table:table-cell table:formula="of:=[.T375]*0.1+[.V374]" office:value-type="float" office:value="-8.92625954198473">
            <text:p>-8.93</text:p>
          </table:table-cell>
          <table:table-cell table:formula="of:=[.V375]*2*3.141592/360" office:value-type="float" office:value="-0.155792586483461">
            <text:p>-0.16</text:p>
          </table:table-cell>
          <table:table-cell/>
          <table:table-cell table:formula="of:=COS([.W374])" office:value-type="float" office:value="0.994769985857857">
            <text:p>0.99</text:p>
          </table:table-cell>
          <table:table-cell table:formula="of:=SIN([.W374])" office:value-type="float" office:value="-0.10214046816203">
            <text:p>-0.10</text:p>
          </table:table-cell>
        </table:table-row>
        <table:table-row table:style-name="ro1">
          <table:table-cell office:value-type="float" office:value="13252">
            <text:p>13252</text:p>
          </table:table-cell>
          <table:table-cell office:value-type="float" office:value="-2604">
            <text:p>-2604</text:p>
          </table:table-cell>
          <table:table-cell office:value-type="float" office:value="-3360">
            <text:p>-3360</text:p>
          </table:table-cell>
          <table:table-cell office:value-type="float" office:value="26.18">
            <text:p>26.18</text:p>
          </table:table-cell>
          <table:table-cell office:value-type="float" office:value="7717">
            <text:p>7717</text:p>
          </table:table-cell>
          <table:table-cell office:value-type="float" office:value="1228">
            <text:p>1228</text:p>
          </table:table-cell>
          <table:table-cell office:value-type="string">
            <text:p>-4113<text:tab/><text:tab/><text:tab/><text:tab/></text:p>
          </table:table-cell>
          <table:table-cell table:number-columns-repeated="2"/>
          <table:table-cell table:formula="of:=([.E376]-[.$I$2])/131" office:value-type="float" office:value="57.582951653944">
            <text:p>57.58</text:p>
          </table:table-cell>
          <table:table-cell/>
          <table:table-cell table:formula="of:=[.L375]+[.J376]*0.1" office:value-type="float" office:value="485.650763358779">
            <text:p>485.65</text:p>
          </table:table-cell>
          <table:table-cell table:formula="of:=[.L376]*2*3.141592/360" office:value-type="float" office:value="8.47620307201018">
            <text:p>8.48</text:p>
          </table:table-cell>
          <table:table-cell/>
          <table:table-cell table:formula="of:=COS([.M375])" office:value-type="float" office:value="-0.498372266991424">
            <text:p>-0.50</text:p>
          </table:table-cell>
          <table:table-cell table:formula="of:=SIN([.M375])" office:value-type="float" office:value="0.866963138486192">
            <text:p>0.87</text:p>
          </table:table-cell>
          <table:table-cell table:number-columns-repeated="3"/>
          <table:table-cell table:formula="of:=([.F376]-[.$S$2])/131" office:value-type="float" office:value="10.6748091603053">
            <text:p>10.67</text:p>
          </table:table-cell>
          <table:table-cell/>
          <table:table-cell table:formula="of:=[.T376]*0.1+[.V375]" office:value-type="float" office:value="-7.8587786259542">
            <text:p>-7.86</text:p>
          </table:table-cell>
          <table:table-cell table:formula="of:=[.V376]*2*3.141592/360" office:value-type="float" office:value="-0.137161533672604">
            <text:p>-0.14</text:p>
          </table:table-cell>
          <table:table-cell/>
          <table:table-cell table:formula="of:=COS([.W375])" office:value-type="float" office:value="0.987888860875925">
            <text:p>0.99</text:p>
          </table:table-cell>
          <table:table-cell table:formula="of:=SIN([.W375])" office:value-type="float" office:value="-0.155163135303678">
            <text:p>-0.16</text:p>
          </table:table-cell>
        </table:table-row>
        <table:table-row table:style-name="ro1">
          <table:table-cell office:value-type="float" office:value="11216">
            <text:p>11216</text:p>
          </table:table-cell>
          <table:table-cell office:value-type="float" office:value="-2532">
            <text:p>-2532</text:p>
          </table:table-cell>
          <table:table-cell office:value-type="float" office:value="-832">
            <text:p>-832</text:p>
          </table:table-cell>
          <table:table-cell office:value-type="float" office:value="26.04">
            <text:p>26.04</text:p>
          </table:table-cell>
          <table:table-cell office:value-type="float" office:value="7374">
            <text:p>7374</text:p>
          </table:table-cell>
          <table:table-cell office:value-type="float" office:value="164">
            <text:p>164</text:p>
          </table:table-cell>
          <table:table-cell office:value-type="string">
            <text:p>-633<text:tab/><text:tab/><text:tab/><text:tab/></text:p>
          </table:table-cell>
          <table:table-cell table:number-columns-repeated="2"/>
          <table:table-cell table:formula="of:=([.E377]-[.$I$2])/131" office:value-type="float" office:value="54.964631043257">
            <text:p>54.96</text:p>
          </table:table-cell>
          <table:table-cell/>
          <table:table-cell table:formula="of:=[.L376]+[.J377]*0.1" office:value-type="float" office:value="491.147226463104">
            <text:p>491.15</text:p>
          </table:table-cell>
          <table:table-cell table:formula="of:=[.L377]*2*3.141592/360" office:value-type="float" office:value="8.57213443043709">
            <text:p>8.57</text:p>
          </table:table-cell>
          <table:table-cell/>
          <table:table-cell table:formula="of:=COS([.M376])" office:value-type="float" office:value="-0.582841705968596">
            <text:p>-0.58</text:p>
          </table:table-cell>
          <table:table-cell table:formula="of:=SIN([.M376])" office:value-type="float" office:value="0.812585715960856">
            <text:p>0.81</text:p>
          </table:table-cell>
          <table:table-cell table:number-columns-repeated="3"/>
          <table:table-cell table:formula="of:=([.F377]-[.$S$2])/131" office:value-type="float" office:value="2.55267175572519">
            <text:p>2.55</text:p>
          </table:table-cell>
          <table:table-cell/>
          <table:table-cell table:formula="of:=[.T377]*0.1+[.V376]" office:value-type="float" office:value="-7.60351145038168">
            <text:p>-7.60</text:p>
          </table:table-cell>
          <table:table-cell table:formula="of:=[.V377]*2*3.141592/360" office:value-type="float" office:value="-0.132706281913486">
            <text:p>-0.13</text:p>
          </table:table-cell>
          <table:table-cell/>
          <table:table-cell table:formula="of:=COS([.W376])" office:value-type="float" office:value="0.99060809508436">
            <text:p>0.99</text:p>
          </table:table-cell>
          <table:table-cell table:formula="of:=SIN([.W376])" office:value-type="float" office:value="-0.136731861514919">
            <text:p>-0.14</text:p>
          </table:table-cell>
        </table:table-row>
        <table:table-row table:style-name="ro1">
          <table:table-cell office:value-type="float" office:value="15856">
            <text:p>15856</text:p>
          </table:table-cell>
          <table:table-cell office:value-type="float" office:value="-4208">
            <text:p>-4208</text:p>
          </table:table-cell>
          <table:table-cell office:value-type="float" office:value="-2604">
            <text:p>-2604</text:p>
          </table:table-cell>
          <table:table-cell office:value-type="float" office:value="26.13">
            <text:p>26.13</text:p>
          </table:table-cell>
          <table:table-cell office:value-type="float" office:value="5887">
            <text:p>5887</text:p>
          </table:table-cell>
          <table:table-cell office:value-type="float" office:value="-3309">
            <text:p>-3309</text:p>
          </table:table-cell>
          <table:table-cell office:value-type="string">
            <text:p>-1742<text:tab/><text:tab/><text:tab/><text:tab/></text:p>
          </table:table-cell>
          <table:table-cell table:number-columns-repeated="2"/>
          <table:table-cell table:formula="of:=([.E378]-[.$I$2])/131" office:value-type="float" office:value="43.6134860050891">
            <text:p>43.61</text:p>
          </table:table-cell>
          <table:table-cell/>
          <table:table-cell table:formula="of:=[.L377]+[.J378]*0.1" office:value-type="float" office:value="495.508575063613">
            <text:p>495.51</text:p>
          </table:table-cell>
          <table:table-cell table:formula="of:=[.L378]*2*3.141592/360" office:value-type="float" office:value="8.64825430750693">
            <text:p>8.65</text:p>
          </table:table-cell>
          <table:table-cell/>
          <table:table-cell table:formula="of:=COS([.M377])" office:value-type="float" office:value="-0.65799480959596">
            <text:p>-0.66</text:p>
          </table:table-cell>
          <table:table-cell table:formula="of:=SIN([.M377])" office:value-type="float" office:value="0.753022463506087">
            <text:p>0.75</text:p>
          </table:table-cell>
          <table:table-cell table:number-columns-repeated="3"/>
          <table:table-cell table:formula="of:=([.F378]-[.$S$2])/131" office:value-type="float" office:value="-23.9587786259542">
            <text:p>-23.96</text:p>
          </table:table-cell>
          <table:table-cell/>
          <table:table-cell table:formula="of:=[.T378]*0.1+[.V377]" office:value-type="float" office:value="-9.9993893129771">
            <text:p>-10.00</text:p>
          </table:table-cell>
          <table:table-cell table:formula="of:=[.V378]*2*3.141592/360" office:value-type="float" office:value="-0.174522230391858">
            <text:p>-0.17</text:p>
          </table:table-cell>
          <table:table-cell/>
          <table:table-cell table:formula="of:=COS([.W377])" office:value-type="float" office:value="0.991207436528988">
            <text:p>0.99</text:p>
          </table:table-cell>
          <table:table-cell table:formula="of:=SIN([.W377])" office:value-type="float" office:value="-0.132317110645718">
            <text:p>-0.13</text:p>
          </table:table-cell>
        </table:table-row>
        <table:table-row table:style-name="ro1">
          <table:table-cell office:value-type="float" office:value="20540">
            <text:p>20540</text:p>
          </table:table-cell>
          <table:table-cell office:value-type="float" office:value="-3556">
            <text:p>-3556</text:p>
          </table:table-cell>
          <table:table-cell office:value-type="float" office:value="-5024">
            <text:p>-5024</text:p>
          </table:table-cell>
          <table:table-cell office:value-type="float" office:value="26.13">
            <text:p>26.13</text:p>
          </table:table-cell>
          <table:table-cell office:value-type="float" office:value="6078">
            <text:p>6078</text:p>
          </table:table-cell>
          <table:table-cell office:value-type="float" office:value="-2163">
            <text:p>-2163</text:p>
          </table:table-cell>
          <table:table-cell office:value-type="string">
            <text:p>-3906<text:tab/><text:tab/><text:tab/><text:tab/></text:p>
          </table:table-cell>
          <table:table-cell table:number-columns-repeated="2"/>
          <table:table-cell table:formula="of:=([.E379]-[.$I$2])/131" office:value-type="float" office:value="45.0715012722646">
            <text:p>45.07</text:p>
          </table:table-cell>
          <table:table-cell/>
          <table:table-cell table:formula="of:=[.L378]+[.J379]*0.1" office:value-type="float" office:value="500.01572519084">
            <text:p>500.02</text:p>
          </table:table-cell>
          <table:table-cell table:formula="of:=[.L379]*2*3.141592/360" office:value-type="float" office:value="8.726918900743">
            <text:p>8.73</text:p>
          </table:table-cell>
          <table:table-cell/>
          <table:table-cell table:formula="of:=COS([.M378])" office:value-type="float" office:value="-0.713354080516507">
            <text:p>-0.71</text:p>
          </table:table-cell>
          <table:table-cell table:formula="of:=SIN([.M378])" office:value-type="float" office:value="0.700803792662717">
            <text:p>0.70</text:p>
          </table:table-cell>
          <table:table-cell table:number-columns-repeated="3"/>
          <table:table-cell table:formula="of:=([.F379]-[.$S$2])/131" office:value-type="float" office:value="-15.2106870229008">
            <text:p>-15.21</text:p>
          </table:table-cell>
          <table:table-cell/>
          <table:table-cell table:formula="of:=[.T379]*0.1+[.V378]" office:value-type="float" office:value="-11.5204580152672">
            <text:p>-11.52</text:p>
          </table:table-cell>
          <table:table-cell table:formula="of:=[.V379]*2*3.141592/360" office:value-type="float" office:value="-0.201069881872774">
            <text:p>-0.20</text:p>
          </table:table-cell>
          <table:table-cell/>
          <table:table-cell table:formula="of:=COS([.W378])" office:value-type="float" office:value="0.984809610089733">
            <text:p>0.98</text:p>
          </table:table-cell>
          <table:table-cell table:formula="of:=SIN([.W378])" office:value-type="float" office:value="-0.173637645327582">
            <text:p>-0.17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1668">
            <text:p>-1668</text:p>
          </table:table-cell>
          <table:table-cell office:value-type="float" office:value="-7124">
            <text:p>-7124</text:p>
          </table:table-cell>
          <table:table-cell office:value-type="float" office:value="26.13">
            <text:p>26.13</text:p>
          </table:table-cell>
          <table:table-cell office:value-type="float" office:value="5267">
            <text:p>5267</text:p>
          </table:table-cell>
          <table:table-cell office:value-type="float" office:value="3808">
            <text:p>3808</text:p>
          </table:table-cell>
          <table:table-cell office:value-type="string">
            <text:p>-1405<text:tab/><text:tab/><text:tab/><text:tab/></text:p>
          </table:table-cell>
          <table:table-cell table:number-columns-repeated="2"/>
          <table:table-cell table:formula="of:=([.E380]-[.$I$2])/131" office:value-type="float" office:value="38.8806615776081">
            <text:p>38.88</text:p>
          </table:table-cell>
          <table:table-cell/>
          <table:table-cell table:formula="of:=[.L379]+[.J380]*0.1" office:value-type="float" office:value="503.9037913486">
            <text:p>503.90</text:p>
          </table:table-cell>
          <table:table-cell table:formula="of:=[.L380]*2*3.141592/360" office:value-type="float" office:value="8.79477844261351">
            <text:p>8.79</text:p>
          </table:table-cell>
          <table:table-cell/>
          <table:table-cell table:formula="of:=COS([.M379])" office:value-type="float" office:value="-0.766219664755343">
            <text:p>-0.77</text:p>
          </table:table-cell>
          <table:table-cell table:formula="of:=SIN([.M379])" office:value-type="float" office:value="0.6425787308511">
            <text:p>0.64</text:p>
          </table:table-cell>
          <table:table-cell table:number-columns-repeated="3"/>
          <table:table-cell table:formula="of:=([.F380]-[.$S$2])/131" office:value-type="float" office:value="30.369465648855">
            <text:p>30.37</text:p>
          </table:table-cell>
          <table:table-cell/>
          <table:table-cell table:formula="of:=[.T380]*0.1+[.V379]" office:value-type="float" office:value="-8.48351145038168">
            <text:p>-8.48</text:p>
          </table:table-cell>
          <table:table-cell table:formula="of:=[.V380]*2*3.141592/360" office:value-type="float" office:value="-0.148065176135708">
            <text:p>-0.15</text:p>
          </table:table-cell>
          <table:table-cell/>
          <table:table-cell table:formula="of:=COS([.W379])" office:value-type="float" office:value="0.979853464250908">
            <text:p>0.98</text:p>
          </table:table-cell>
          <table:table-cell table:formula="of:=SIN([.W379])" office:value-type="float" office:value="-0.199717772357629">
            <text:p>-0.20</text:p>
          </table:table-cell>
        </table:table-row>
        <table:table-row table:style-name="ro1">
          <table:table-cell office:value-type="float" office:value="16984">
            <text:p>16984</text:p>
          </table:table-cell>
          <table:table-cell office:value-type="float" office:value="-36">
            <text:p>-36</text:p>
          </table:table-cell>
          <table:table-cell office:value-type="float" office:value="-7036">
            <text:p>-7036</text:p>
          </table:table-cell>
          <table:table-cell office:value-type="float" office:value="26.08">
            <text:p>26.08</text:p>
          </table:table-cell>
          <table:table-cell office:value-type="float" office:value="4015">
            <text:p>4015</text:p>
          </table:table-cell>
          <table:table-cell office:value-type="float" office:value="-2334">
            <text:p>-2334</text:p>
          </table:table-cell>
          <table:table-cell office:value-type="string">
            <text:p>-578<text:tab/><text:tab/><text:tab/><text:tab/></text:p>
          </table:table-cell>
          <table:table-cell table:number-columns-repeated="2"/>
          <table:table-cell table:formula="of:=([.E381]-[.$I$2])/131" office:value-type="float" office:value="29.3234096692112">
            <text:p>29.32</text:p>
          </table:table-cell>
          <table:table-cell/>
          <table:table-cell table:formula="of:=[.L380]+[.J381]*0.1" office:value-type="float" office:value="506.836132315522">
            <text:p>506.84</text:p>
          </table:table-cell>
          <table:table-cell table:formula="of:=[.L381]*2*3.141592/360" office:value-type="float" office:value="8.84595743662991">
            <text:p>8.85</text:p>
          </table:table-cell>
          <table:table-cell/>
          <table:table-cell table:formula="of:=COS([.M380])" office:value-type="float" office:value="-0.808027792188003">
            <text:p>-0.81</text:p>
          </table:table-cell>
          <table:table-cell table:formula="of:=SIN([.M380])" office:value-type="float" office:value="0.589144368598887">
            <text:p>0.59</text:p>
          </table:table-cell>
          <table:table-cell table:number-columns-repeated="3"/>
          <table:table-cell table:formula="of:=([.F381]-[.$S$2])/131" office:value-type="float" office:value="-16.5160305343511">
            <text:p>-16.52</text:p>
          </table:table-cell>
          <table:table-cell/>
          <table:table-cell table:formula="of:=[.T381]*0.1+[.V380]" office:value-type="float" office:value="-10.1351145038168">
            <text:p>-10.14</text:p>
          </table:table-cell>
          <table:table-cell table:formula="of:=[.V381]*2*3.141592/360" office:value-type="float" office:value="-0.176891081357082">
            <text:p>-0.18</text:p>
          </table:table-cell>
          <table:table-cell/>
          <table:table-cell table:formula="of:=COS([.W380])" office:value-type="float" office:value="0.989058363467451">
            <text:p>0.99</text:p>
          </table:table-cell>
          <table:table-cell table:formula="of:=SIN([.W380])" office:value-type="float" office:value="-0.147524756075335">
            <text:p>-0.15</text:p>
          </table:table-cell>
        </table:table-row>
        <table:table-row table:style-name="ro1">
          <table:table-cell office:value-type="float" office:value="12184">
            <text:p>12184</text:p>
          </table:table-cell>
          <table:table-cell office:value-type="float" office:value="-1436">
            <text:p>-1436</text:p>
          </table:table-cell>
          <table:table-cell office:value-type="float" office:value="-2840">
            <text:p>-2840</text:p>
          </table:table-cell>
          <table:table-cell office:value-type="float" office:value="26.13">
            <text:p>26.13</text:p>
          </table:table-cell>
          <table:table-cell office:value-type="float" office:value="4400">
            <text:p>4400</text:p>
          </table:table-cell>
          <table:table-cell office:value-type="float" office:value="3700">
            <text:p>3700</text:p>
          </table:table-cell>
          <table:table-cell office:value-type="string">
            <text:p>603<text:tab/><text:tab/><text:tab/><text:tab/></text:p>
          </table:table-cell>
          <table:table-cell table:number-columns-repeated="2"/>
          <table:table-cell table:formula="of:=([.E382]-[.$I$2])/131" office:value-type="float" office:value="32.2623409669211">
            <text:p>32.26</text:p>
          </table:table-cell>
          <table:table-cell/>
          <table:table-cell table:formula="of:=[.L381]+[.J382]*0.1" office:value-type="float" office:value="510.062366412214">
            <text:p>510.06</text:p>
          </table:table-cell>
          <table:table-cell table:formula="of:=[.L382]*2*3.141592/360" office:value-type="float" office:value="8.90226583234266">
            <text:p>8.90</text:p>
          </table:table-cell>
          <table:table-cell/>
          <table:table-cell table:formula="of:=COS([.M381])" office:value-type="float" office:value="-0.837108448941751">
            <text:p>-0.84</text:p>
          </table:table-cell>
          <table:table-cell table:formula="of:=SIN([.M381])" office:value-type="float" office:value="0.547036968321462">
            <text:p>0.55</text:p>
          </table:table-cell>
          <table:table-cell table:number-columns-repeated="3"/>
          <table:table-cell table:formula="of:=([.F382]-[.$S$2])/131" office:value-type="float" office:value="29.5450381679389">
            <text:p>29.55</text:p>
          </table:table-cell>
          <table:table-cell/>
          <table:table-cell table:formula="of:=[.T382]*0.1+[.V381]" office:value-type="float" office:value="-7.1806106870229">
            <text:p>-7.18</text:p>
          </table:table-cell>
          <table:table-cell table:formula="of:=[.V382]*2*3.141592/360" office:value-type="float" office:value="-0.125325272719254">
            <text:p>-0.13</text:p>
          </table:table-cell>
          <table:table-cell/>
          <table:table-cell table:formula="of:=COS([.W381])" office:value-type="float" office:value="0.984395525664623">
            <text:p>0.98</text:p>
          </table:table-cell>
          <table:table-cell table:formula="of:=SIN([.W381])" office:value-type="float" office:value="-0.175970023161531">
            <text:p>-0.18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office:value-type="float" office:value="-2580">
            <text:p>-2580</text:p>
          </table:table-cell>
          <table:table-cell office:value-type="float" office:value="-3008">
            <text:p>-3008</text:p>
          </table:table-cell>
          <table:table-cell office:value-type="float" office:value="26.18">
            <text:p>26.18</text:p>
          </table:table-cell>
          <table:table-cell office:value-type="float" office:value="6488">
            <text:p>6488</text:p>
          </table:table-cell>
          <table:table-cell office:value-type="float" office:value="-3349">
            <text:p>-3349</text:p>
          </table:table-cell>
          <table:table-cell office:value-type="string">
            <text:p>359<text:tab/><text:tab/><text:tab/><text:tab/></text:p>
          </table:table-cell>
          <table:table-cell table:number-columns-repeated="2"/>
          <table:table-cell table:formula="of:=([.E383]-[.$I$2])/131" office:value-type="float" office:value="48.201272264631">
            <text:p>48.20</text:p>
          </table:table-cell>
          <table:table-cell/>
          <table:table-cell table:formula="of:=[.L382]+[.J383]*0.1" office:value-type="float" office:value="514.882493638677">
            <text:p>514.88</text:p>
          </table:table-cell>
          <table:table-cell table:formula="of:=[.L383]*2*3.141592/360" office:value-type="float" office:value="8.98639290530732">
            <text:p>8.99</text:p>
          </table:table-cell>
          <table:table-cell/>
          <table:table-cell table:formula="of:=COS([.M382])" office:value-type="float" office:value="-0.866568215961056">
            <text:p>-0.87</text:p>
          </table:table-cell>
          <table:table-cell table:formula="of:=SIN([.M382])" office:value-type="float" office:value="0.499058640929172">
            <text:p>0.50</text:p>
          </table:table-cell>
          <table:table-cell table:number-columns-repeated="3"/>
          <table:table-cell table:formula="of:=([.F383]-[.$S$2])/131" office:value-type="float" office:value="-24.2641221374046">
            <text:p>-24.26</text:p>
          </table:table-cell>
          <table:table-cell/>
          <table:table-cell table:formula="of:=[.T383]*0.1+[.V382]" office:value-type="float" office:value="-9.60702290076336">
            <text:p>-9.61</text:p>
          </table:table-cell>
          <table:table-cell table:formula="of:=[.V383]*2*3.141592/360" office:value-type="float" office:value="-0.167674146049194">
            <text:p>-0.17</text:p>
          </table:table-cell>
          <table:table-cell/>
          <table:table-cell table:formula="of:=COS([.W382])" office:value-type="float" office:value="0.992157061452076">
            <text:p>0.99</text:p>
          </table:table-cell>
          <table:table-cell table:formula="of:=SIN([.W382])" office:value-type="float" office:value="-0.124997461617354">
            <text:p>-0.12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float" office:value="-2564">
            <text:p>-2564</text:p>
          </table:table-cell>
          <table:table-cell office:value-type="float" office:value="-3836">
            <text:p>-3836</text:p>
          </table:table-cell>
          <table:table-cell office:value-type="float" office:value="26.13">
            <text:p>26.13</text:p>
          </table:table-cell>
          <table:table-cell office:value-type="float" office:value="6202">
            <text:p>6202</text:p>
          </table:table-cell>
          <table:table-cell office:value-type="float" office:value="-1711">
            <text:p>-1711</text:p>
          </table:table-cell>
          <table:table-cell office:value-type="string">
            <text:p>-1991<text:tab/><text:tab/><text:tab/><text:tab/></text:p>
          </table:table-cell>
          <table:table-cell table:number-columns-repeated="2"/>
          <table:table-cell table:formula="of:=([.E384]-[.$I$2])/131" office:value-type="float" office:value="46.0180661577608">
            <text:p>46.02</text:p>
          </table:table-cell>
          <table:table-cell/>
          <table:table-cell table:formula="of:=[.L383]+[.J384]*0.1" office:value-type="float" office:value="519.484300254453">
            <text:p>519.48</text:p>
          </table:table-cell>
          <table:table-cell table:formula="of:=[.L384]*2*3.141592/360" office:value-type="float" office:value="9.06670956558326">
            <text:p>9.07</text:p>
          </table:table-cell>
          <table:table-cell/>
          <table:table-cell table:formula="of:=COS([.M383])" office:value-type="float" office:value="-0.905438351716909">
            <text:p>-0.91</text:p>
          </table:table-cell>
          <table:table-cell table:formula="of:=SIN([.M383])" office:value-type="float" office:value="0.424477786509692">
            <text:p>0.42</text:p>
          </table:table-cell>
          <table:table-cell table:number-columns-repeated="3"/>
          <table:table-cell table:formula="of:=([.F384]-[.$S$2])/131" office:value-type="float" office:value="-11.7603053435115">
            <text:p>-11.76</text:p>
          </table:table-cell>
          <table:table-cell/>
          <table:table-cell table:formula="of:=[.T384]*0.1+[.V383]" office:value-type="float" office:value="-10.7830534351145">
            <text:p>-10.78</text:p>
          </table:table-cell>
          <table:table-cell table:formula="of:=[.V384]*2*3.141592/360" office:value-type="float" office:value="-0.188199746707379">
            <text:p>-0.19</text:p>
          </table:table-cell>
          <table:table-cell/>
          <table:table-cell table:formula="of:=COS([.W383])" office:value-type="float" office:value="0.985975594182971">
            <text:p>0.99</text:p>
          </table:table-cell>
          <table:table-cell table:formula="of:=SIN([.W383])" office:value-type="float" office:value="-0.166889567305861">
            <text:p>-0.17</text:p>
          </table:table-cell>
        </table:table-row>
        <table:table-row table:style-name="ro1">
          <table:table-cell office:value-type="float" office:value="19704">
            <text:p>19704</text:p>
          </table:table-cell>
          <table:table-cell office:value-type="float" office:value="-1844">
            <text:p>-1844</text:p>
          </table:table-cell>
          <table:table-cell office:value-type="float" office:value="-5016">
            <text:p>-5016</text:p>
          </table:table-cell>
          <table:table-cell office:value-type="float" office:value="26.04">
            <text:p>26.04</text:p>
          </table:table-cell>
          <table:table-cell office:value-type="float" office:value="7135">
            <text:p>7135</text:p>
          </table:table-cell>
          <table:table-cell office:value-type="float" office:value="822">
            <text:p>822</text:p>
          </table:table-cell>
          <table:table-cell office:value-type="string">
            <text:p>-1793<text:tab/><text:tab/><text:tab/><text:tab/></text:p>
          </table:table-cell>
          <table:table-cell table:number-columns-repeated="2"/>
          <table:table-cell table:formula="of:=([.E385]-[.$I$2])/131" office:value-type="float" office:value="53.140203562341">
            <text:p>53.14</text:p>
          </table:table-cell>
          <table:table-cell/>
          <table:table-cell table:formula="of:=[.L384]+[.J385]*0.1" office:value-type="float" office:value="524.798320610687">
            <text:p>524.80</text:p>
          </table:table-cell>
          <table:table-cell table:formula="of:=[.L385]*2*3.141592/360" office:value-type="float" office:value="9.15945669802205">
            <text:p>9.16</text:p>
          </table:table-cell>
          <table:table-cell/>
          <table:table-cell table:formula="of:=COS([.M384])" office:value-type="float" office:value="-0.93657553189915">
            <text:p>-0.94</text:p>
          </table:table-cell>
          <table:table-cell table:formula="of:=SIN([.M384])" office:value-type="float" office:value="0.350465794404853">
            <text:p>0.35</text:p>
          </table:table-cell>
          <table:table-cell table:number-columns-repeated="3"/>
          <table:table-cell table:formula="of:=([.F385]-[.$S$2])/131" office:value-type="float" office:value="7.57557251908397">
            <text:p>7.58</text:p>
          </table:table-cell>
          <table:table-cell/>
          <table:table-cell table:formula="of:=[.T385]*0.1+[.V384]" office:value-type="float" office:value="-10.0254961832061">
            <text:p>-10.03</text:p>
          </table:table-cell>
          <table:table-cell table:formula="of:=[.V385]*2*3.141592/360" office:value-type="float" office:value="-0.174977881139949">
            <text:p>-0.17</text:p>
          </table:table-cell>
          <table:table-cell/>
          <table:table-cell table:formula="of:=COS([.W384])" office:value-type="float" office:value="0.98234263748696">
            <text:p>0.98</text:p>
          </table:table-cell>
          <table:table-cell table:formula="of:=SIN([.W384])" office:value-type="float" office:value="-0.187090733536335">
            <text:p>-0.19</text:p>
          </table:table-cell>
        </table:table-row>
        <table:table-row table:style-name="ro1">
          <table:table-cell office:value-type="float" office:value="16836">
            <text:p>16836</text:p>
          </table:table-cell>
          <table:table-cell office:value-type="float" office:value="-4140">
            <text:p>-4140</text:p>
          </table:table-cell>
          <table:table-cell office:value-type="float" office:value="-6200">
            <text:p>-6200</text:p>
          </table:table-cell>
          <table:table-cell office:value-type="float" office:value="26.13">
            <text:p>26.13</text:p>
          </table:table-cell>
          <table:table-cell office:value-type="float" office:value="9153">
            <text:p>9153</text:p>
          </table:table-cell>
          <table:table-cell office:value-type="float" office:value="2421">
            <text:p>2421</text:p>
          </table:table-cell>
          <table:table-cell office:value-type="string">
            <text:p>-455<text:tab/><text:tab/><text:tab/><text:tab/></text:p>
          </table:table-cell>
          <table:table-cell table:number-columns-repeated="2"/>
          <table:table-cell table:formula="of:=([.E386]-[.$I$2])/131" office:value-type="float" office:value="68.5447837150127">
            <text:p>68.54</text:p>
          </table:table-cell>
          <table:table-cell/>
          <table:table-cell table:formula="of:=[.L385]+[.J386]*0.1" office:value-type="float" office:value="531.652798982188">
            <text:p>531.65</text:p>
          </table:table-cell>
          <table:table-cell table:formula="of:=[.L386]*2*3.141592/360" office:value-type="float" office:value="9.27908988922251">
            <text:p>9.28</text:p>
          </table:table-cell>
          <table:table-cell/>
          <table:table-cell table:formula="of:=COS([.M385])" office:value-type="float" office:value="-0.965008309388263">
            <text:p>-0.97</text:p>
          </table:table-cell>
          <table:table-cell table:formula="of:=SIN([.M385])" office:value-type="float" office:value="0.262219302896653">
            <text:p>0.26</text:p>
          </table:table-cell>
          <table:table-cell table:number-columns-repeated="3"/>
          <table:table-cell table:formula="of:=([.F386]-[.$S$2])/131" office:value-type="float" office:value="19.781679389313">
            <text:p>19.78</text:p>
          </table:table-cell>
          <table:table-cell/>
          <table:table-cell table:formula="of:=[.T386]*0.1+[.V385]" office:value-type="float" office:value="-8.04732824427481">
            <text:p>-8.05</text:p>
          </table:table-cell>
          <table:table-cell table:formula="of:=[.V386]*2*3.141592/360" office:value-type="float" office:value="-0.140452344631043">
            <text:p>-0.14</text:p>
          </table:table-cell>
          <table:table-cell/>
          <table:table-cell table:formula="of:=COS([.W385])" office:value-type="float" office:value="0.984730389737577">
            <text:p>0.98</text:p>
          </table:table-cell>
          <table:table-cell table:formula="of:=SIN([.W385])" office:value-type="float" office:value="-0.174086356522505">
            <text:p>-0.17</text:p>
          </table:table-cell>
        </table:table-row>
        <table:table-row table:style-name="ro1">
          <table:table-cell office:value-type="float" office:value="16208">
            <text:p>16208</text:p>
          </table:table-cell>
          <table:table-cell office:value-type="float" office:value="-4188">
            <text:p>-4188</text:p>
          </table:table-cell>
          <table:table-cell office:value-type="float" office:value="-6292">
            <text:p>-6292</text:p>
          </table:table-cell>
          <table:table-cell office:value-type="float" office:value="26.13">
            <text:p>26.13</text:p>
          </table:table-cell>
          <table:table-cell office:value-type="float" office:value="12054">
            <text:p>12054</text:p>
          </table:table-cell>
          <table:table-cell office:value-type="float" office:value="-4705">
            <text:p>-4705</text:p>
          </table:table-cell>
          <table:table-cell office:value-type="string">
            <text:p>-2947<text:tab/><text:tab/><text:tab/><text:tab/></text:p>
          </table:table-cell>
          <table:table-cell table:number-columns-repeated="2"/>
          <table:table-cell table:formula="of:=([.E387]-[.$I$2])/131" office:value-type="float" office:value="90.6898218829516">
            <text:p>90.69</text:p>
          </table:table-cell>
          <table:table-cell/>
          <table:table-cell table:formula="of:=[.L386]+[.J387]*0.1" office:value-type="float" office:value="540.721781170484">
            <text:p>540.72</text:p>
          </table:table-cell>
          <table:table-cell table:formula="of:=[.L387]*2*3.141592/360" office:value-type="float" office:value="9.43737345528301">
            <text:p>9.44</text:p>
          </table:table-cell>
          <table:table-cell/>
          <table:table-cell table:formula="of:=COS([.M386])" office:value-type="float" office:value="-0.989406250513575">
            <text:p>-0.99</text:p>
          </table:table-cell>
          <table:table-cell table:formula="of:=SIN([.M386])" office:value-type="float" office:value="0.145173246311673">
            <text:p>0.15</text:p>
          </table:table-cell>
          <table:table-cell table:number-columns-repeated="3"/>
          <table:table-cell table:formula="of:=([.F387]-[.$S$2])/131" office:value-type="float" office:value="-34.6152671755725">
            <text:p>-34.62</text:p>
          </table:table-cell>
          <table:table-cell/>
          <table:table-cell table:formula="of:=[.T387]*0.1+[.V386]" office:value-type="float" office:value="-11.5088549618321">
            <text:p>-11.51</text:p>
          </table:table-cell>
          <table:table-cell table:formula="of:=[.V387]*2*3.141592/360" office:value-type="float" office:value="-0.200867370429177">
            <text:p>-0.20</text:p>
          </table:table-cell>
          <table:table-cell/>
          <table:table-cell table:formula="of:=COS([.W386])" office:value-type="float" office:value="0.990152773329231">
            <text:p>0.99</text:p>
          </table:table-cell>
          <table:table-cell table:formula="of:=SIN([.W386])" office:value-type="float" office:value="-0.139991019242068">
            <text:p>-0.14</text:p>
          </table:table-cell>
        </table:table-row>
        <table:table-row table:style-name="ro1">
          <table:table-cell office:value-type="float" office:value="14072">
            <text:p>14072</text:p>
          </table:table-cell>
          <table:table-cell office:value-type="float" office:value="-3000">
            <text:p>-3000</text:p>
          </table:table-cell>
          <table:table-cell office:value-type="float" office:value="-4092">
            <text:p>-4092</text:p>
          </table:table-cell>
          <table:table-cell office:value-type="float" office:value="25.99">
            <text:p>25.99</text:p>
          </table:table-cell>
          <table:table-cell office:value-type="float" office:value="9697">
            <text:p>9697</text:p>
          </table:table-cell>
          <table:table-cell office:value-type="float" office:value="1053">
            <text:p>1053</text:p>
          </table:table-cell>
          <table:table-cell office:value-type="string">
            <text:p>-3689<text:tab/><text:tab/><text:tab/><text:tab/></text:p>
          </table:table-cell>
          <table:table-cell table:number-columns-repeated="2"/>
          <table:table-cell table:formula="of:=([.E388]-[.$I$2])/131" office:value-type="float" office:value="72.6974554707379">
            <text:p>72.70</text:p>
          </table:table-cell>
          <table:table-cell/>
          <table:table-cell table:formula="of:=[.L387]+[.J388]*0.1" office:value-type="float" office:value="547.991526717557">
            <text:p>547.99</text:p>
          </table:table-cell>
          <table:table-cell table:formula="of:=[.L388]*2*3.141592/360" office:value-type="float" office:value="9.5642544244648">
            <text:p>9.56</text:p>
          </table:table-cell>
          <table:table-cell/>
          <table:table-cell table:formula="of:=COS([.M387])" office:value-type="float" office:value="-0.999920677807669">
            <text:p>-1.00</text:p>
          </table:table-cell>
          <table:table-cell table:formula="of:=SIN([.M387])" office:value-type="float" office:value="-0.0125951614777883">
            <text:p>-0.01</text:p>
          </table:table-cell>
          <table:table-cell table:number-columns-repeated="3"/>
          <table:table-cell table:formula="of:=([.F388]-[.$S$2])/131" office:value-type="float" office:value="9.33893129770993">
            <text:p>9.34</text:p>
          </table:table-cell>
          <table:table-cell/>
          <table:table-cell table:formula="of:=[.T388]*0.1+[.V387]" office:value-type="float" office:value="-10.5749618320611">
            <text:p>-10.57</text:p>
          </table:table-cell>
          <table:table-cell table:formula="of:=[.V388]*2*3.141592/360" office:value-type="float" office:value="-0.184567863843936">
            <text:p>-0.18</text:p>
          </table:table-cell>
          <table:table-cell/>
          <table:table-cell table:formula="of:=COS([.W387])" office:value-type="float" office:value="0.979893889292695">
            <text:p>0.98</text:p>
          </table:table-cell>
          <table:table-cell table:formula="of:=SIN([.W387])" office:value-type="float" office:value="-0.199519336724126">
            <text:p>-0.20</text:p>
          </table:table-cell>
        </table:table-row>
        <table:table-row table:style-name="ro1">
          <table:table-cell office:value-type="float" office:value="11212">
            <text:p>11212</text:p>
          </table:table-cell>
          <table:table-cell office:value-type="float" office:value="-2504">
            <text:p>-2504</text:p>
          </table:table-cell>
          <table:table-cell office:value-type="float" office:value="-1272">
            <text:p>-1272</text:p>
          </table:table-cell>
          <table:table-cell office:value-type="float" office:value="26.04">
            <text:p>26.04</text:p>
          </table:table-cell>
          <table:table-cell office:value-type="float" office:value="8167">
            <text:p>8167</text:p>
          </table:table-cell>
          <table:table-cell office:value-type="float" office:value="-443">
            <text:p>-443</text:p>
          </table:table-cell>
          <table:table-cell office:value-type="string">
            <text:p>-1063<text:tab/><text:tab/><text:tab/><text:tab/></text:p>
          </table:table-cell>
          <table:table-cell table:number-columns-repeated="2"/>
          <table:table-cell table:formula="of:=([.E389]-[.$I$2])/131" office:value-type="float" office:value="61.0180661577608">
            <text:p>61.02</text:p>
          </table:table-cell>
          <table:table-cell/>
          <table:table-cell table:formula="of:=[.L388]+[.J389]*0.1" office:value-type="float" office:value="554.093333333333">
            <text:p>554.09</text:p>
          </table:table-cell>
          <table:table-cell table:formula="of:=[.L389]*2*3.141592/360" office:value-type="float" office:value="9.67075101807408">
            <text:p>9.67</text:p>
          </table:table-cell>
          <table:table-cell/>
          <table:table-cell table:formula="of:=COS([.M388])" office:value-type="float" office:value="-0.990288916391592">
            <text:p>-0.99</text:p>
          </table:table-cell>
          <table:table-cell table:formula="of:=SIN([.M388])" office:value-type="float" office:value="-0.139024681520823">
            <text:p>-0.14</text:p>
          </table:table-cell>
          <table:table-cell table:number-columns-repeated="3"/>
          <table:table-cell table:formula="of:=([.F389]-[.$S$2])/131" office:value-type="float" office:value="-2.08091603053435">
            <text:p>-2.08</text:p>
          </table:table-cell>
          <table:table-cell/>
          <table:table-cell table:formula="of:=[.T389]*0.1+[.V388]" office:value-type="float" office:value="-10.7830534351145">
            <text:p>-10.78</text:p>
          </table:table-cell>
          <table:table-cell table:formula="of:=[.V389]*2*3.141592/360" office:value-type="float" office:value="-0.188199746707379">
            <text:p>-0.19</text:p>
          </table:table-cell>
          <table:table-cell/>
          <table:table-cell table:formula="of:=COS([.W388])" office:value-type="float" office:value="0.983015648798107">
            <text:p>0.98</text:p>
          </table:table-cell>
          <table:table-cell table:formula="of:=SIN([.W388])" office:value-type="float" office:value="-0.183521754073018">
            <text:p>-0.18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3524">
            <text:p>-3524</text:p>
          </table:table-cell>
          <table:table-cell office:value-type="float" office:value="-2976">
            <text:p>-2976</text:p>
          </table:table-cell>
          <table:table-cell office:value-type="float" office:value="26.04">
            <text:p>26.04</text:p>
          </table:table-cell>
          <table:table-cell office:value-type="float" office:value="6627">
            <text:p>6627</text:p>
          </table:table-cell>
          <table:table-cell office:value-type="float" office:value="-4481">
            <text:p>-4481</text:p>
          </table:table-cell>
          <table:table-cell office:value-type="string">
            <text:p>-2073<text:tab/><text:tab/><text:tab/><text:tab/></text:p>
          </table:table-cell>
          <table:table-cell table:number-columns-repeated="2"/>
          <table:table-cell table:formula="of:=([.E390]-[.$I$2])/131" office:value-type="float" office:value="49.2623409669211">
            <text:p>49.26</text:p>
          </table:table-cell>
          <table:table-cell/>
          <table:table-cell table:formula="of:=[.L389]+[.J390]*0.1" office:value-type="float" office:value="559.019567430026">
            <text:p>559.02</text:p>
          </table:table-cell>
          <table:table-cell table:formula="of:=[.L390]*2*3.141592/360" office:value-type="float" office:value="9.75673000489794">
            <text:p>9.76</text:p>
          </table:table-cell>
          <table:table-cell/>
          <table:table-cell table:formula="of:=COS([.M389])" office:value-type="float" office:value="-0.969900844523618">
            <text:p>-0.97</text:p>
          </table:table-cell>
          <table:table-cell table:formula="of:=SIN([.M389])" office:value-type="float" office:value="-0.243500209019155">
            <text:p>-0.24</text:p>
          </table:table-cell>
          <table:table-cell table:number-columns-repeated="3"/>
          <table:table-cell table:formula="of:=([.F390]-[.$S$2])/131" office:value-type="float" office:value="-32.9053435114504">
            <text:p>-32.91</text:p>
          </table:table-cell>
          <table:table-cell/>
          <table:table-cell table:formula="of:=[.T390]*0.1+[.V389]" office:value-type="float" office:value="-14.0735877862595">
            <text:p>-14.07</text:p>
          </table:table-cell>
          <table:table-cell table:formula="of:=[.V390]*2*3.141592/360" office:value-type="float" office:value="-0.245630393336726">
            <text:p>-0.25</text:p>
          </table:table-cell>
          <table:table-cell/>
          <table:table-cell table:formula="of:=COS([.W389])" office:value-type="float" office:value="0.98234263748696">
            <text:p>0.98</text:p>
          </table:table-cell>
          <table:table-cell table:formula="of:=SIN([.W389])" office:value-type="float" office:value="-0.187090733536335">
            <text:p>-0.19</text:p>
          </table:table-cell>
        </table:table-row>
        <table:table-row table:style-name="ro1">
          <table:table-cell office:value-type="float" office:value="21408">
            <text:p>21408</text:p>
          </table:table-cell>
          <table:table-cell office:value-type="float" office:value="-2936">
            <text:p>-2936</text:p>
          </table:table-cell>
          <table:table-cell office:value-type="float" office:value="-5264">
            <text:p>-5264</text:p>
          </table:table-cell>
          <table:table-cell office:value-type="float" office:value="26.04">
            <text:p>26.04</text:p>
          </table:table-cell>
          <table:table-cell office:value-type="float" office:value="5738">
            <text:p>5738</text:p>
          </table:table-cell>
          <table:table-cell office:value-type="float" office:value="-1717">
            <text:p>-1717</text:p>
          </table:table-cell>
          <table:table-cell office:value-type="string">
            <text:p>-4378<text:tab/><text:tab/><text:tab/><text:tab/></text:p>
          </table:table-cell>
          <table:table-cell table:number-columns-repeated="2"/>
          <table:table-cell table:formula="of:=([.E391]-[.$I$2])/131" office:value-type="float" office:value="42.4760814249364">
            <text:p>42.48</text:p>
          </table:table-cell>
          <table:table-cell/>
          <table:table-cell table:formula="of:=[.L390]+[.J391]*0.1" office:value-type="float" office:value="563.267175572519">
            <text:p>563.27</text:p>
          </table:table-cell>
          <table:table-cell table:formula="of:=[.L391]*2*3.141592/360" office:value-type="float" office:value="9.83086473689568">
            <text:p>9.83</text:p>
          </table:table-cell>
          <table:table-cell/>
          <table:table-cell table:formula="of:=COS([.M390])" office:value-type="float" office:value="-0.945407995203743">
            <text:p>-0.95</text:p>
          </table:table-cell>
          <table:table-cell table:formula="of:=SIN([.M390])" office:value-type="float" office:value="-0.325889126245168">
            <text:p>-0.33</text:p>
          </table:table-cell>
          <table:table-cell table:number-columns-repeated="3"/>
          <table:table-cell table:formula="of:=([.F391]-[.$S$2])/131" office:value-type="float" office:value="-11.806106870229">
            <text:p>-11.81</text:p>
          </table:table-cell>
          <table:table-cell/>
          <table:table-cell table:formula="of:=[.T391]*0.1+[.V390]" office:value-type="float" office:value="-15.2541984732824">
            <text:p>-15.25</text:p>
          </table:table-cell>
          <table:table-cell table:formula="of:=[.V391]*2*3.141592/360" office:value-type="float" office:value="-0.266235932722646">
            <text:p>-0.27</text:p>
          </table:table-cell>
          <table:table-cell/>
          <table:table-cell table:formula="of:=COS([.W390])" office:value-type="float" office:value="0.969984226327612">
            <text:p>0.97</text:p>
          </table:table-cell>
          <table:table-cell table:formula="of:=SIN([.W390])" office:value-type="float" office:value="-0.243167844658012">
            <text:p>-0.24</text:p>
          </table:table-cell>
        </table:table-row>
        <table:table-row table:style-name="ro1">
          <table:table-cell office:value-type="float" office:value="15516">
            <text:p>15516</text:p>
          </table:table-cell>
          <table:table-cell office:value-type="float" office:value="-1396">
            <text:p>-1396</text:p>
          </table:table-cell>
          <table:table-cell office:value-type="float" office:value="-6724">
            <text:p>-6724</text:p>
          </table:table-cell>
          <table:table-cell office:value-type="float" office:value="26.04">
            <text:p>26.04</text:p>
          </table:table-cell>
          <table:table-cell office:value-type="float" office:value="4409">
            <text:p>4409</text:p>
          </table:table-cell>
          <table:table-cell office:value-type="float" office:value="6170">
            <text:p>6170</text:p>
          </table:table-cell>
          <table:table-cell office:value-type="string">
            <text:p>-1615<text:tab/><text:tab/><text:tab/><text:tab/></text:p>
          </table:table-cell>
          <table:table-cell table:number-columns-repeated="2"/>
          <table:table-cell table:formula="of:=([.E392]-[.$I$2])/131" office:value-type="float" office:value="32.3310432569975">
            <text:p>32.33</text:p>
          </table:table-cell>
          <table:table-cell/>
          <table:table-cell table:formula="of:=[.L391]+[.J392]*0.1" office:value-type="float" office:value="566.500279898219">
            <text:p>566.50</text:p>
          </table:table-cell>
          <table:table-cell table:formula="of:=[.L392]*2*3.141592/360" office:value-type="float" office:value="9.88729304070003">
            <text:p>9.89</text:p>
          </table:table-cell>
          <table:table-cell/>
          <table:table-cell table:formula="of:=COS([.M391])" office:value-type="float" office:value="-0.918673644300227">
            <text:p>-0.92</text:p>
          </table:table-cell>
          <table:table-cell table:formula="of:=SIN([.M391])" office:value-type="float" office:value="-0.395017386032742">
            <text:p>-0.40</text:p>
          </table:table-cell>
          <table:table-cell table:number-columns-repeated="3"/>
          <table:table-cell table:formula="of:=([.F392]-[.$S$2])/131" office:value-type="float" office:value="48.4">
            <text:p>48.40</text:p>
          </table:table-cell>
          <table:table-cell/>
          <table:table-cell table:formula="of:=[.T392]*0.1+[.V391]" office:value-type="float" office:value="-10.4141984732824">
            <text:p>-10.41</text:p>
          </table:table-cell>
          <table:table-cell table:formula="of:=[.V392]*2*3.141592/360" office:value-type="float" office:value="-0.181762014500424">
            <text:p>-0.18</text:p>
          </table:table-cell>
          <table:table-cell/>
          <table:table-cell table:formula="of:=COS([.W391])" office:value-type="float" office:value="0.964768061625238">
            <text:p>0.96</text:p>
          </table:table-cell>
          <table:table-cell table:formula="of:=SIN([.W391])" office:value-type="float" office:value="-0.263101857211007">
            <text:p>-0.26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868">
            <text:p>-868</text:p>
          </table:table-cell>
          <table:table-cell office:value-type="float" office:value="-6440">
            <text:p>-6440</text:p>
          </table:table-cell>
          <table:table-cell office:value-type="float" office:value="26.08">
            <text:p>26.08</text:p>
          </table:table-cell>
          <table:table-cell office:value-type="float" office:value="2316">
            <text:p>2316</text:p>
          </table:table-cell>
          <table:table-cell office:value-type="float" office:value="-2153">
            <text:p>-2153</text:p>
          </table:table-cell>
          <table:table-cell office:value-type="string">
            <text:p>302<text:tab/><text:tab/><text:tab/><text:tab/></text:p>
          </table:table-cell>
          <table:table-cell table:number-columns-repeated="2"/>
          <table:table-cell table:formula="of:=([.E393]-[.$I$2])/131" office:value-type="float" office:value="16.3539440203562">
            <text:p>16.35</text:p>
          </table:table-cell>
          <table:table-cell/>
          <table:table-cell table:formula="of:=[.L392]+[.J393]*0.1" office:value-type="float" office:value="568.135674300255">
            <text:p>568.14</text:p>
          </table:table-cell>
          <table:table-cell table:formula="of:=[.L393]*2*3.141592/360" office:value-type="float" office:value="9.91583605164603">
            <text:p>9.92</text:p>
          </table:table-cell>
          <table:table-cell/>
          <table:table-cell table:formula="of:=COS([.M392])" office:value-type="float" office:value="-0.89493309968314">
            <text:p>-0.89</text:p>
          </table:table-cell>
          <table:table-cell table:formula="of:=SIN([.M392])" office:value-type="float" office:value="-0.446200344118566">
            <text:p>-0.45</text:p>
          </table:table-cell>
          <table:table-cell table:number-columns-repeated="3"/>
          <table:table-cell table:formula="of:=([.F393]-[.$S$2])/131" office:value-type="float" office:value="-15.1343511450382">
            <text:p>-15.13</text:p>
          </table:table-cell>
          <table:table-cell/>
          <table:table-cell table:formula="of:=[.T393]*0.1+[.V392]" office:value-type="float" office:value="-11.9276335877863">
            <text:p>-11.93</text:p>
          </table:table-cell>
          <table:table-cell table:formula="of:=[.V393]*2*3.141592/360" office:value-type="float" office:value="-0.208176434768448">
            <text:p>-0.21</text:p>
          </table:table-cell>
          <table:table-cell/>
          <table:table-cell table:formula="of:=COS([.W392])" office:value-type="float" office:value="0.98352671298002">
            <text:p>0.98</text:p>
          </table:table-cell>
          <table:table-cell table:formula="of:=SIN([.W392])" office:value-type="float" office:value="-0.180762841465598">
            <text:p>-0.18</text:p>
          </table:table-cell>
        </table:table-row>
        <table:table-row table:style-name="ro1">
          <table:table-cell office:value-type="float" office:value="11932">
            <text:p>11932</text:p>
          </table:table-cell>
          <table:table-cell office:value-type="float" office:value="-1700">
            <text:p>-1700</text:p>
          </table:table-cell>
          <table:table-cell office:value-type="float" office:value="-2764">
            <text:p>-2764</text:p>
          </table:table-cell>
          <table:table-cell office:value-type="float" office:value="26.13">
            <text:p>26.13</text:p>
          </table:table-cell>
          <table:table-cell office:value-type="float" office:value="2665">
            <text:p>2665</text:p>
          </table:table-cell>
          <table:table-cell office:value-type="float" office:value="3697">
            <text:p>3697</text:p>
          </table:table-cell>
          <table:table-cell office:value-type="string">
            <text:p>492<text:tab/><text:tab/><text:tab/><text:tab/></text:p>
          </table:table-cell>
          <table:table-cell table:number-columns-repeated="2"/>
          <table:table-cell table:formula="of:=([.E394]-[.$I$2])/131" office:value-type="float" office:value="19.0180661577608">
            <text:p>19.02</text:p>
          </table:table-cell>
          <table:table-cell/>
          <table:table-cell table:formula="of:=[.L393]+[.J394]*0.1" office:value-type="float" office:value="570.037480916031">
            <text:p>570.04</text:p>
          </table:table-cell>
          <table:table-cell table:formula="of:=[.L394]*2*3.141592/360" office:value-type="float" office:value="9.94902883192197">
            <text:p>9.95</text:p>
          </table:table-cell>
          <table:table-cell/>
          <table:table-cell table:formula="of:=COS([.M393])" office:value-type="float" office:value="-0.881834399833838">
            <text:p>-0.88</text:p>
          </table:table-cell>
          <table:table-cell table:formula="of:=SIN([.M393])" office:value-type="float" office:value="-0.471559212898756">
            <text:p>-0.47</text:p>
          </table:table-cell>
          <table:table-cell table:number-columns-repeated="3"/>
          <table:table-cell table:formula="of:=([.F394]-[.$S$2])/131" office:value-type="float" office:value="29.5221374045802">
            <text:p>29.52</text:p>
          </table:table-cell>
          <table:table-cell/>
          <table:table-cell table:formula="of:=[.T394]*0.1+[.V393]" office:value-type="float" office:value="-8.97541984732824">
            <text:p>-8.98</text:p>
          </table:table-cell>
          <table:table-cell table:formula="of:=[.V394]*2*3.141592/360" office:value-type="float" office:value="-0.156650595494487">
            <text:p>-0.16</text:p>
          </table:table-cell>
          <table:table-cell/>
          <table:table-cell table:formula="of:=COS([.W393])" office:value-type="float" office:value="0.978409428572258">
            <text:p>0.98</text:p>
          </table:table-cell>
          <table:table-cell table:formula="of:=SIN([.W393])" office:value-type="float" office:value="-0.206676051057946">
            <text:p>-0.21</text:p>
          </table:table-cell>
        </table:table-row>
        <table:table-row table:style-name="ro1">
          <table:table-cell office:value-type="float" office:value="14836">
            <text:p>14836</text:p>
          </table:table-cell>
          <table:table-cell office:value-type="float" office:value="-2164">
            <text:p>-2164</text:p>
          </table:table-cell>
          <table:table-cell office:value-type="float" office:value="-3284">
            <text:p>-3284</text:p>
          </table:table-cell>
          <table:table-cell office:value-type="float" office:value="26.08">
            <text:p>26.08</text:p>
          </table:table-cell>
          <table:table-cell office:value-type="float" office:value="5458">
            <text:p>5458</text:p>
          </table:table-cell>
          <table:table-cell office:value-type="float" office:value="-3195">
            <text:p>-3195</text:p>
          </table:table-cell>
          <table:table-cell office:value-type="string">
            <text:p>468<text:tab/><text:tab/><text:tab/><text:tab/></text:p>
          </table:table-cell>
          <table:table-cell table:number-columns-repeated="2"/>
          <table:table-cell table:formula="of:=([.E395]-[.$I$2])/131" office:value-type="float" office:value="40.3386768447837">
            <text:p>40.34</text:p>
          </table:table-cell>
          <table:table-cell/>
          <table:table-cell table:formula="of:=[.L394]+[.J395]*0.1" office:value-type="float" office:value="574.071348600509">
            <text:p>574.07</text:p>
          </table:table-cell>
          <table:table-cell table:formula="of:=[.L395]*2*3.141592/360" office:value-type="float" office:value="10.0194330899587">
            <text:p>10.02</text:p>
          </table:table-cell>
          <table:table-cell/>
          <table:table-cell table:formula="of:=COS([.M394])" office:value-type="float" office:value="-0.865699171901017">
            <text:p>-0.87</text:p>
          </table:table-cell>
          <table:table-cell table:formula="of:=SIN([.M394])" office:value-type="float" office:value="-0.500564624968539">
            <text:p>-0.50</text:p>
          </table:table-cell>
          <table:table-cell table:number-columns-repeated="3"/>
          <table:table-cell table:formula="of:=([.F395]-[.$S$2])/131" office:value-type="float" office:value="-23.0885496183206">
            <text:p>-23.09</text:p>
          </table:table-cell>
          <table:table-cell/>
          <table:table-cell table:formula="of:=[.T395]*0.1+[.V394]" office:value-type="float" office:value="-11.2842748091603">
            <text:p>-11.28</text:p>
          </table:table-cell>
          <table:table-cell table:formula="of:=[.V395]*2*3.141592/360" office:value-type="float" office:value="-0.196947708145886">
            <text:p>-0.20</text:p>
          </table:table-cell>
          <table:table-cell/>
          <table:table-cell table:formula="of:=COS([.W394])" office:value-type="float" office:value="0.987755365892267">
            <text:p>0.99</text:p>
          </table:table-cell>
          <table:table-cell table:formula="of:=SIN([.W394])" office:value-type="float" office:value="-0.156010695630249">
            <text:p>-0.16</text:p>
          </table:table-cell>
        </table:table-row>
        <table:table-row table:style-name="ro1">
          <table:table-cell office:value-type="float" office:value="16136">
            <text:p>16136</text:p>
          </table:table-cell>
          <table:table-cell office:value-type="float" office:value="-1760">
            <text:p>-1760</text:p>
          </table:table-cell>
          <table:table-cell office:value-type="float" office:value="-3768">
            <text:p>-3768</text:p>
          </table:table-cell>
          <table:table-cell office:value-type="float" office:value="26.13">
            <text:p>26.13</text:p>
          </table:table-cell>
          <table:table-cell office:value-type="float" office:value="4610">
            <text:p>4610</text:p>
          </table:table-cell>
          <table:table-cell office:value-type="float" office:value="-1618">
            <text:p>-1618</text:p>
          </table:table-cell>
          <table:table-cell office:value-type="string">
            <text:p>-1350<text:tab/><text:tab/><text:tab/><text:tab/></text:p>
          </table:table-cell>
          <table:table-cell table:number-columns-repeated="2"/>
          <table:table-cell table:formula="of:=([.E396]-[.$I$2])/131" office:value-type="float" office:value="33.8653944020356">
            <text:p>33.87</text:p>
          </table:table-cell>
          <table:table-cell/>
          <table:table-cell table:formula="of:=[.L395]+[.J396]*0.1" office:value-type="float" office:value="577.457888040713">
            <text:p>577.46</text:p>
          </table:table-cell>
          <table:table-cell table:formula="of:=[.L396]*2*3.141592/360" office:value-type="float" office:value="10.0785393411422">
            <text:p>10.08</text:p>
          </table:table-cell>
          <table:table-cell/>
          <table:table-cell table:formula="of:=COS([.M395])" office:value-type="float" office:value="-0.828341752696019">
            <text:p>-0.83</text:p>
          </table:table-cell>
          <table:table-cell table:formula="of:=SIN([.M395])" office:value-type="float" office:value="-0.560223116927968">
            <text:p>-0.56</text:p>
          </table:table-cell>
          <table:table-cell table:number-columns-repeated="3"/>
          <table:table-cell table:formula="of:=([.F396]-[.$S$2])/131" office:value-type="float" office:value="-11.0503816793893">
            <text:p>-11.05</text:p>
          </table:table-cell>
          <table:table-cell/>
          <table:table-cell table:formula="of:=[.T396]*0.1+[.V395]" office:value-type="float" office:value="-12.3893129770992">
            <text:p>-12.39</text:p>
          </table:table-cell>
          <table:table-cell table:formula="of:=[.V396]*2*3.141592/360" office:value-type="float" office:value="-0.216234258524173">
            <text:p>-0.22</text:p>
          </table:table-cell>
          <table:table-cell/>
          <table:table-cell table:formula="of:=COS([.W395])" office:value-type="float" office:value="0.980668408295192">
            <text:p>0.98</text:p>
          </table:table-cell>
          <table:table-cell table:formula="of:=SIN([.W395])" office:value-type="float" office:value="-0.195676960758733">
            <text:p>-0.20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-1932">
            <text:p>-1932</text:p>
          </table:table-cell>
          <table:table-cell office:value-type="float" office:value="-5248">
            <text:p>-5248</text:p>
          </table:table-cell>
          <table:table-cell office:value-type="float" office:value="26.04">
            <text:p>26.04</text:p>
          </table:table-cell>
          <table:table-cell office:value-type="float" office:value="5996">
            <text:p>5996</text:p>
          </table:table-cell>
          <table:table-cell office:value-type="float" office:value="571">
            <text:p>571</text:p>
          </table:table-cell>
          <table:table-cell office:value-type="string">
            <text:p>-1283<text:tab/><text:tab/><text:tab/><text:tab/></text:p>
          </table:table-cell>
          <table:table-cell table:number-columns-repeated="2"/>
          <table:table-cell table:formula="of:=([.E397]-[.$I$2])/131" office:value-type="float" office:value="44.4455470737914">
            <text:p>44.45</text:p>
          </table:table-cell>
          <table:table-cell/>
          <table:table-cell table:formula="of:=[.L396]+[.J397]*0.1" office:value-type="float" office:value="581.902442748092">
            <text:p>581.90</text:p>
          </table:table-cell>
          <table:table-cell table:formula="of:=[.L397]*2*3.141592/360" office:value-type="float" office:value="10.1561114384326">
            <text:p>10.16</text:p>
          </table:table-cell>
          <table:table-cell/>
          <table:table-cell table:formula="of:=COS([.M396])" office:value-type="float" office:value="-0.793801836165095">
            <text:p>-0.79</text:p>
          </table:table-cell>
          <table:table-cell table:formula="of:=SIN([.M396])" office:value-type="float" office:value="-0.60817649157208">
            <text:p>-0.61</text:p>
          </table:table-cell>
          <table:table-cell table:number-columns-repeated="3"/>
          <table:table-cell table:formula="of:=([.F397]-[.$S$2])/131" office:value-type="float" office:value="5.65954198473282">
            <text:p>5.66</text:p>
          </table:table-cell>
          <table:table-cell/>
          <table:table-cell table:formula="of:=[.T397]*0.1+[.V396]" office:value-type="float" office:value="-11.823358778626">
            <text:p>-11.82</text:p>
          </table:table-cell>
          <table:table-cell table:formula="of:=[.V397]*2*3.141592/360" office:value-type="float" office:value="-0.206356496400339">
            <text:p>-0.21</text:p>
          </table:table-cell>
          <table:table-cell/>
          <table:table-cell table:formula="of:=COS([.W396])" office:value-type="float" office:value="0.976712324231785">
            <text:p>0.98</text:p>
          </table:table-cell>
          <table:table-cell table:formula="of:=SIN([.W396])" office:value-type="float" office:value="-0.214553106930999">
            <text:p>-0.21</text:p>
          </table:table-cell>
        </table:table-row>
        <table:table-row table:style-name="ro1">
          <table:table-cell office:value-type="float" office:value="16932">
            <text:p>16932</text:p>
          </table:table-cell>
          <table:table-cell office:value-type="float" office:value="-3780">
            <text:p>-3780</text:p>
          </table:table-cell>
          <table:table-cell office:value-type="float" office:value="-7272">
            <text:p>-7272</text:p>
          </table:table-cell>
          <table:table-cell office:value-type="float" office:value="25.99">
            <text:p>25.99</text:p>
          </table:table-cell>
          <table:table-cell office:value-type="float" office:value="8853">
            <text:p>8853</text:p>
          </table:table-cell>
          <table:table-cell office:value-type="float" office:value="1909">
            <text:p>1909</text:p>
          </table:table-cell>
          <table:table-cell office:value-type="string">
            <text:p>-499<text:tab/><text:tab/><text:tab/><text:tab/></text:p>
          </table:table-cell>
          <table:table-cell table:number-columns-repeated="2"/>
          <table:table-cell table:formula="of:=([.E398]-[.$I$2])/131" office:value-type="float" office:value="66.2547073791349">
            <text:p>66.25</text:p>
          </table:table-cell>
          <table:table-cell/>
          <table:table-cell table:formula="of:=[.L397]+[.J398]*0.1" office:value-type="float" office:value="588.527913486005">
            <text:p>588.53</text:p>
          </table:table-cell>
          <table:table-cell table:formula="of:=[.L398]*2*3.141592/360" office:value-type="float" office:value="10.2717476932463">
            <text:p>10.27</text:p>
          </table:table-cell>
          <table:table-cell/>
          <table:table-cell table:formula="of:=COS([.M397])" office:value-type="float" office:value="-0.744284484325314">
            <text:p>-0.74</text:p>
          </table:table-cell>
          <table:table-cell table:formula="of:=SIN([.M397])" office:value-type="float" office:value="-0.667862715228663">
            <text:p>-0.67</text:p>
          </table:table-cell>
          <table:table-cell table:number-columns-repeated="3"/>
          <table:table-cell table:formula="of:=([.F398]-[.$S$2])/131" office:value-type="float" office:value="15.8732824427481">
            <text:p>15.87</text:p>
          </table:table-cell>
          <table:table-cell/>
          <table:table-cell table:formula="of:=[.T398]*0.1+[.V397]" office:value-type="float" office:value="-10.2360305343511">
            <text:p>-10.24</text:p>
          </table:table-cell>
          <table:table-cell table:formula="of:=[.V398]*2*3.141592/360" office:value-type="float" office:value="-0.178652397991518">
            <text:p>-0.18</text:p>
          </table:table-cell>
          <table:table-cell/>
          <table:table-cell table:formula="of:=COS([.W397])" office:value-type="float" office:value="0.978783945708207">
            <text:p>0.98</text:p>
          </table:table-cell>
          <table:table-cell table:formula="of:=SIN([.W397])" office:value-type="float" office:value="-0.204895064908537">
            <text:p>-0.20</text:p>
          </table:table-cell>
        </table:table-row>
        <table:table-row table:style-name="ro1">
          <table:table-cell office:value-type="float" office:value="16652">
            <text:p>16652</text:p>
          </table:table-cell>
          <table:table-cell office:value-type="float" office:value="-4200">
            <text:p>-4200</text:p>
          </table:table-cell>
          <table:table-cell office:value-type="float" office:value="-6908">
            <text:p>-6908</text:p>
          </table:table-cell>
          <table:table-cell office:value-type="float" office:value="26.04">
            <text:p>26.04</text:p>
          </table:table-cell>
          <table:table-cell office:value-type="float" office:value="10694">
            <text:p>10694</text:p>
          </table:table-cell>
          <table:table-cell office:value-type="float" office:value="-2428">
            <text:p>-2428</text:p>
          </table:table-cell>
          <table:table-cell office:value-type="string">
            <text:p>-2634<text:tab/><text:tab/><text:tab/><text:tab/></text:p>
          </table:table-cell>
          <table:table-cell table:number-columns-repeated="2"/>
          <table:table-cell table:formula="of:=([.E399]-[.$I$2])/131" office:value-type="float" office:value="80.3081424936387">
            <text:p>80.31</text:p>
          </table:table-cell>
          <table:table-cell/>
          <table:table-cell table:formula="of:=[.L398]+[.J399]*0.1" office:value-type="float" office:value="596.558727735369">
            <text:p>596.56</text:p>
          </table:table-cell>
          <table:table-cell table:formula="of:=[.L399]*2*3.141592/360" office:value-type="float" office:value="10.4119118143534">
            <text:p>10.41</text:p>
          </table:table-cell>
          <table:table-cell/>
          <table:table-cell table:formula="of:=COS([.M398])" office:value-type="float" office:value="-0.662256692860998">
            <text:p>-0.66</text:p>
          </table:table-cell>
          <table:table-cell table:formula="of:=SIN([.M398])" office:value-type="float" office:value="-0.749277033386726">
            <text:p>-0.75</text:p>
          </table:table-cell>
          <table:table-cell table:number-columns-repeated="3"/>
          <table:table-cell table:formula="of:=([.F399]-[.$S$2])/131" office:value-type="float" office:value="-17.2335877862595">
            <text:p>-17.23</text:p>
          </table:table-cell>
          <table:table-cell/>
          <table:table-cell table:formula="of:=[.T399]*0.1+[.V398]" office:value-type="float" office:value="-11.9593893129771">
            <text:p>-11.96</text:p>
          </table:table-cell>
          <table:table-cell table:formula="of:=[.V399]*2*3.141592/360" office:value-type="float" office:value="-0.20873067661408">
            <text:p>-0.21</text:p>
          </table:table-cell>
          <table:table-cell/>
          <table:table-cell table:formula="of:=COS([.W398])" office:value-type="float" office:value="0.984084059982552">
            <text:p>0.98</text:p>
          </table:table-cell>
          <table:table-cell table:formula="of:=SIN([.W398])" office:value-type="float" office:value="-0.177703581529064">
            <text:p>-0.18</text:p>
          </table:table-cell>
        </table:table-row>
        <table:table-row table:style-name="ro1">
          <table:table-cell office:value-type="float" office:value="12316">
            <text:p>12316</text:p>
          </table:table-cell>
          <table:table-cell office:value-type="float" office:value="-2996">
            <text:p>-2996</text:p>
          </table:table-cell>
          <table:table-cell office:value-type="float" office:value="-3896">
            <text:p>-3896</text:p>
          </table:table-cell>
          <table:table-cell office:value-type="float" office:value="26.13">
            <text:p>26.13</text:p>
          </table:table-cell>
          <table:table-cell office:value-type="float" office:value="8556">
            <text:p>8556</text:p>
          </table:table-cell>
          <table:table-cell office:value-type="float" office:value="137">
            <text:p>137</text:p>
          </table:table-cell>
          <table:table-cell office:value-type="string">
            <text:p>-4169<text:tab/><text:tab/><text:tab/><text:tab/></text:p>
          </table:table-cell>
          <table:table-cell table:number-columns-repeated="2"/>
          <table:table-cell table:formula="of:=([.E400]-[.$I$2])/131" office:value-type="float" office:value="63.9875318066158">
            <text:p>63.99</text:p>
          </table:table-cell>
          <table:table-cell/>
          <table:table-cell table:formula="of:=[.L399]+[.J400]*0.1" office:value-type="float" office:value="602.957480916031">
            <text:p>602.96</text:p>
          </table:table-cell>
          <table:table-cell table:formula="of:=[.L400]*2*3.141592/360" office:value-type="float" office:value="10.5235911021442">
            <text:p>10.52</text:p>
          </table:table-cell>
          <table:table-cell/>
          <table:table-cell table:formula="of:=COS([.M399])" office:value-type="float" office:value="-0.551083776477239">
            <text:p>-0.55</text:p>
          </table:table-cell>
          <table:table-cell table:formula="of:=SIN([.M399])" office:value-type="float" office:value="-0.834449921387487">
            <text:p>-0.83</text:p>
          </table:table-cell>
          <table:table-cell table:number-columns-repeated="3"/>
          <table:table-cell table:formula="of:=([.F400]-[.$S$2])/131" office:value-type="float" office:value="2.34656488549618">
            <text:p>2.35</text:p>
          </table:table-cell>
          <table:table-cell/>
          <table:table-cell table:formula="of:=[.T400]*0.1+[.V399]" office:value-type="float" office:value="-11.7247328244275">
            <text:p>-11.72</text:p>
          </table:table-cell>
          <table:table-cell table:formula="of:=[.V400]*2*3.141592/360" office:value-type="float" office:value="-0.204635149129771">
            <text:p>-0.20</text:p>
          </table:table-cell>
          <table:table-cell/>
          <table:table-cell table:formula="of:=COS([.W399])" office:value-type="float" office:value="0.978294729786268">
            <text:p>0.98</text:p>
          </table:table-cell>
          <table:table-cell table:formula="of:=SIN([.W399])" office:value-type="float" office:value="-0.207218294733869">
            <text:p>-0.21</text:p>
          </table:table-cell>
        </table:table-row>
        <table:table-row table:style-name="ro1">
          <table:table-cell office:value-type="float" office:value="13176">
            <text:p>13176</text:p>
          </table:table-cell>
          <table:table-cell office:value-type="float" office:value="-2552">
            <text:p>-2552</text:p>
          </table:table-cell>
          <table:table-cell office:value-type="float" office:value="-2796">
            <text:p>-2796</text:p>
          </table:table-cell>
          <table:table-cell office:value-type="float" office:value="26.13">
            <text:p>26.13</text:p>
          </table:table-cell>
          <table:table-cell office:value-type="float" office:value="8040">
            <text:p>8040</text:p>
          </table:table-cell>
          <table:table-cell office:value-type="float" office:value="-2231">
            <text:p>-2231</text:p>
          </table:table-cell>
          <table:table-cell office:value-type="string">
            <text:p>-1884<text:tab/><text:tab/><text:tab/><text:tab/></text:p>
          </table:table-cell>
          <table:table-cell table:number-columns-repeated="2"/>
          <table:table-cell table:formula="of:=([.E401]-[.$I$2])/131" office:value-type="float" office:value="60.0486005089059">
            <text:p>60.05</text:p>
          </table:table-cell>
          <table:table-cell/>
          <table:table-cell table:formula="of:=[.L400]+[.J401]*0.1" office:value-type="float" office:value="608.962340966921">
            <text:p>608.96</text:p>
          </table:table-cell>
          <table:table-cell table:formula="of:=[.L401]*2*3.141592/360" office:value-type="float" office:value="10.6283956593497">
            <text:p>10.63</text:p>
          </table:table-cell>
          <table:table-cell/>
          <table:table-cell table:formula="of:=COS([.M400])" office:value-type="float" office:value="-0.454653538844084">
            <text:p>-0.45</text:p>
          </table:table-cell>
          <table:table-cell table:formula="of:=SIN([.M400])" office:value-type="float" office:value="-0.890668378026609">
            <text:p>-0.89</text:p>
          </table:table-cell>
          <table:table-cell table:number-columns-repeated="3"/>
          <table:table-cell table:formula="of:=([.F401]-[.$S$2])/131" office:value-type="float" office:value="-15.7297709923664">
            <text:p>-15.73</text:p>
          </table:table-cell>
          <table:table-cell/>
          <table:table-cell table:formula="of:=[.T401]*0.1+[.V400]" office:value-type="float" office:value="-13.2977099236641">
            <text:p>-13.30</text:p>
          </table:table-cell>
          <table:table-cell table:formula="of:=[.V401]*2*3.141592/360" office:value-type="float" office:value="-0.232088772858355">
            <text:p>-0.23</text:p>
          </table:table-cell>
          <table:table-cell/>
          <table:table-cell table:formula="of:=COS([.W400])" office:value-type="float" office:value="0.979135191008881">
            <text:p>0.98</text:p>
          </table:table-cell>
          <table:table-cell table:formula="of:=SIN([.W400])" office:value-type="float" office:value="-0.203209935111455">
            <text:p>-0.20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3380">
            <text:p>-3380</text:p>
          </table:table-cell>
          <table:table-cell office:value-type="float" office:value="-3416">
            <text:p>-3416</text:p>
          </table:table-cell>
          <table:table-cell office:value-type="float" office:value="26.08">
            <text:p>26.08</text:p>
          </table:table-cell>
          <table:table-cell office:value-type="float" office:value="6771">
            <text:p>6771</text:p>
          </table:table-cell>
          <table:table-cell office:value-type="float" office:value="-3337">
            <text:p>-3337</text:p>
          </table:table-cell>
          <table:table-cell office:value-type="string">
            <text:p>-2905<text:tab/><text:tab/><text:tab/><text:tab/></text:p>
          </table:table-cell>
          <table:table-cell table:number-columns-repeated="2"/>
          <table:table-cell table:formula="of:=([.E402]-[.$I$2])/131" office:value-type="float" office:value="50.3615776081425">
            <text:p>50.36</text:p>
          </table:table-cell>
          <table:table-cell/>
          <table:table-cell table:formula="of:=[.L401]+[.J402]*0.1" office:value-type="float" office:value="613.998498727736">
            <text:p>614.00</text:p>
          </table:table-cell>
          <table:table-cell table:formula="of:=[.L402]*2*3.141592/360" office:value-type="float" office:value="10.7162931756392">
            <text:p>10.72</text:p>
          </table:table-cell>
          <table:table-cell/>
          <table:table-cell table:formula="of:=COS([.M401])" office:value-type="float" office:value="-0.358983554133486">
            <text:p>-0.36</text:p>
          </table:table-cell>
          <table:table-cell table:formula="of:=SIN([.M401])" office:value-type="float" office:value="-0.933343885104354">
            <text:p>-0.93</text:p>
          </table:table-cell>
          <table:table-cell table:number-columns-repeated="3"/>
          <table:table-cell table:formula="of:=([.F402]-[.$S$2])/131" office:value-type="float" office:value="-24.1725190839695">
            <text:p>-24.17</text:p>
          </table:table-cell>
          <table:table-cell/>
          <table:table-cell table:formula="of:=[.T402]*0.1+[.V401]" office:value-type="float" office:value="-15.7149618320611">
            <text:p>-15.71</text:p>
          </table:table-cell>
          <table:table-cell table:formula="of:=[.V402]*2*3.141592/360" office:value-type="float" office:value="-0.274277768732824">
            <text:p>-0.27</text:p>
          </table:table-cell>
          <table:table-cell/>
          <table:table-cell table:formula="of:=COS([.W401])" office:value-type="float" office:value="0.973188078049306">
            <text:p>0.97</text:p>
          </table:table-cell>
          <table:table-cell table:formula="of:=SIN([.W401])" office:value-type="float" office:value="-0.230010792665688">
            <text:p>-0.23</text:p>
          </table:table-cell>
        </table:table-row>
        <table:table-row table:style-name="ro1">
          <table:table-cell office:value-type="float" office:value="20976">
            <text:p>20976</text:p>
          </table:table-cell>
          <table:table-cell office:value-type="float" office:value="-3084">
            <text:p>-3084</text:p>
          </table:table-cell>
          <table:table-cell office:value-type="float" office:value="-5884">
            <text:p>-5884</text:p>
          </table:table-cell>
          <table:table-cell office:value-type="float" office:value="25.99">
            <text:p>25.99</text:p>
          </table:table-cell>
          <table:table-cell office:value-type="float" office:value="6494">
            <text:p>6494</text:p>
          </table:table-cell>
          <table:table-cell office:value-type="float" office:value="-1470">
            <text:p>-1470</text:p>
          </table:table-cell>
          <table:table-cell office:value-type="string">
            <text:p>-3257<text:tab/><text:tab/><text:tab/><text:tab/></text:p>
          </table:table-cell>
          <table:table-cell table:number-columns-repeated="2"/>
          <table:table-cell table:formula="of:=([.E403]-[.$I$2])/131" office:value-type="float" office:value="48.2470737913486">
            <text:p>48.25</text:p>
          </table:table-cell>
          <table:table-cell/>
          <table:table-cell table:formula="of:=[.L402]+[.J403]*0.1" office:value-type="float" office:value="618.82320610687">
            <text:p>618.82</text:p>
          </table:table-cell>
          <table:table-cell table:formula="of:=[.L403]*2*3.141592/360" office:value-type="float" office:value="10.8005001873316">
            <text:p>10.80</text:p>
          </table:table-cell>
          <table:table-cell/>
          <table:table-cell table:formula="of:=COS([.M402])" office:value-type="float" office:value="-0.275664685919331">
            <text:p>-0.28</text:p>
          </table:table-cell>
          <table:table-cell table:formula="of:=SIN([.M402])" office:value-type="float" office:value="-0.961253858737117">
            <text:p>-0.96</text:p>
          </table:table-cell>
          <table:table-cell table:number-columns-repeated="3"/>
          <table:table-cell table:formula="of:=([.F403]-[.$S$2])/131" office:value-type="float" office:value="-9.9206106870229">
            <text:p>-9.92</text:p>
          </table:table-cell>
          <table:table-cell/>
          <table:table-cell table:formula="of:=[.T403]*0.1+[.V402]" office:value-type="float" office:value="-16.7070229007634">
            <text:p>-16.71</text:p>
          </table:table-cell>
          <table:table-cell table:formula="of:=[.V403]*2*3.141592/360" office:value-type="float" office:value="-0.291592497160305">
            <text:p>-0.29</text:p>
          </table:table-cell>
          <table:table-cell/>
          <table:table-cell table:formula="of:=COS([.W402])" office:value-type="float" office:value="0.962621066290419">
            <text:p>0.96</text:p>
          </table:table-cell>
          <table:table-cell table:formula="of:=SIN([.W402])" office:value-type="float" office:value="-0.270851772624615">
            <text:p>-0.27</text:p>
          </table:table-cell>
        </table:table-row>
        <table:table-row table:style-name="ro1">
          <table:table-cell office:value-type="float" office:value="14892">
            <text:p>14892</text:p>
          </table:table-cell>
          <table:table-cell office:value-type="float" office:value="-1420">
            <text:p>-1420</text:p>
          </table:table-cell>
          <table:table-cell office:value-type="float" office:value="-7772">
            <text:p>-7772</text:p>
          </table:table-cell>
          <table:table-cell office:value-type="float" office:value="26.08">
            <text:p>26.08</text:p>
          </table:table-cell>
          <table:table-cell office:value-type="float" office:value="3779">
            <text:p>3779</text:p>
          </table:table-cell>
          <table:table-cell office:value-type="float" office:value="6114">
            <text:p>6114</text:p>
          </table:table-cell>
          <table:table-cell office:value-type="string">
            <text:p>-1549<text:tab/><text:tab/><text:tab/><text:tab/></text:p>
          </table:table-cell>
          <table:table-cell table:number-columns-repeated="2"/>
          <table:table-cell table:formula="of:=([.E404]-[.$I$2])/131" office:value-type="float" office:value="27.5218829516539">
            <text:p>27.52</text:p>
          </table:table-cell>
          <table:table-cell/>
          <table:table-cell table:formula="of:=[.L403]+[.J404]*0.1" office:value-type="float" office:value="621.575394402036">
            <text:p>621.58</text:p>
          </table:table-cell>
          <table:table-cell table:formula="of:=[.L404]*2*3.141592/360" office:value-type="float" office:value="10.8485349247238">
            <text:p>10.85</text:p>
          </table:table-cell>
          <table:table-cell/>
          <table:table-cell table:formula="of:=COS([.M403])" office:value-type="float" office:value="-0.193839230290924">
            <text:p>-0.19</text:p>
          </table:table-cell>
          <table:table-cell table:formula="of:=SIN([.M403])" office:value-type="float" office:value="-0.981033308710883">
            <text:p>-0.98</text:p>
          </table:table-cell>
          <table:table-cell table:number-columns-repeated="3"/>
          <table:table-cell table:formula="of:=([.F404]-[.$S$2])/131" office:value-type="float" office:value="47.9725190839695">
            <text:p>47.97</text:p>
          </table:table-cell>
          <table:table-cell/>
          <table:table-cell table:formula="of:=[.T404]*0.1+[.V403]" office:value-type="float" office:value="-11.9097709923664">
            <text:p>-11.91</text:p>
          </table:table-cell>
          <table:table-cell table:formula="of:=[.V404]*2*3.141592/360" office:value-type="float" office:value="-0.20786467373028">
            <text:p>-0.21</text:p>
          </table:table-cell>
          <table:table-cell/>
          <table:table-cell table:formula="of:=COS([.W403])" office:value-type="float" office:value="0.957787282523117">
            <text:p>0.96</text:p>
          </table:table-cell>
          <table:table-cell table:formula="of:=SIN([.W403])" office:value-type="float" office:value="-0.287477862516374">
            <text:p>-0.29</text:p>
          </table:table-cell>
        </table:table-row>
        <table:table-row table:style-name="ro1">
          <table:table-cell office:value-type="float" office:value="15416">
            <text:p>15416</text:p>
          </table:table-cell>
          <table:table-cell office:value-type="float" office:value="-556">
            <text:p>-556</text:p>
          </table:table-cell>
          <table:table-cell office:value-type="float" office:value="-6876">
            <text:p>-6876</text:p>
          </table:table-cell>
          <table:table-cell office:value-type="float" office:value="26.13">
            <text:p>26.13</text:p>
          </table:table-cell>
          <table:table-cell office:value-type="float" office:value="3046">
            <text:p>3046</text:p>
          </table:table-cell>
          <table:table-cell office:value-type="float" office:value="277">
            <text:p>277</text:p>
          </table:table-cell>
          <table:table-cell office:value-type="string">
            <text:p>-445<text:tab/><text:tab/><text:tab/><text:tab/></text:p>
          </table:table-cell>
          <table:table-cell table:number-columns-repeated="2"/>
          <table:table-cell table:formula="of:=([.E405]-[.$I$2])/131" office:value-type="float" office:value="21.9264631043257">
            <text:p>21.93</text:p>
          </table:table-cell>
          <table:table-cell/>
          <table:table-cell table:formula="of:=[.L404]+[.J405]*0.1" office:value-type="float" office:value="623.768040712468">
            <text:p>623.77</text:p>
          </table:table-cell>
          <table:table-cell table:formula="of:=[.L405]*2*3.141592/360" office:value-type="float" office:value="10.8868038142109">
            <text:p>10.89</text:p>
          </table:table-cell>
          <table:table-cell/>
          <table:table-cell table:formula="of:=COS([.M404])" office:value-type="float" office:value="-0.146510089414669">
            <text:p>-0.15</text:p>
          </table:table-cell>
          <table:table-cell table:formula="of:=SIN([.M404])" office:value-type="float" office:value="-0.989209175907556">
            <text:p>-0.99</text:p>
          </table:table-cell>
          <table:table-cell table:number-columns-repeated="3"/>
          <table:table-cell table:formula="of:=([.F405]-[.$S$2])/131" office:value-type="float" office:value="3.41526717557252">
            <text:p>3.42</text:p>
          </table:table-cell>
          <table:table-cell/>
          <table:table-cell table:formula="of:=[.T405]*0.1+[.V404]" office:value-type="float" office:value="-11.5682442748092">
            <text:p>-11.57</text:p>
          </table:table-cell>
          <table:table-cell table:formula="of:=[.V405]*2*3.141592/360" office:value-type="float" office:value="-0.201903909265479">
            <text:p>-0.20</text:p>
          </table:table-cell>
          <table:table-cell/>
          <table:table-cell table:formula="of:=COS([.W404])" office:value-type="float" office:value="0.978473814563232">
            <text:p>0.98</text:p>
          </table:table-cell>
          <table:table-cell table:formula="of:=SIN([.W404])" office:value-type="float" office:value="-0.206371011079749">
            <text:p>-0.21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-1148">
            <text:p>-1148</text:p>
          </table:table-cell>
          <table:table-cell office:value-type="float" office:value="-3572">
            <text:p>-3572</text:p>
          </table:table-cell>
          <table:table-cell office:value-type="float" office:value="26.04">
            <text:p>26.04</text:p>
          </table:table-cell>
          <table:table-cell office:value-type="float" office:value="3251">
            <text:p>3251</text:p>
          </table:table-cell>
          <table:table-cell office:value-type="float" office:value="2880">
            <text:p>2880</text:p>
          </table:table-cell>
          <table:table-cell office:value-type="string">
            <text:p>158<text:tab/><text:tab/><text:tab/><text:tab/></text:p>
          </table:table-cell>
          <table:table-cell table:number-columns-repeated="2"/>
          <table:table-cell table:formula="of:=([.E406]-[.$I$2])/131" office:value-type="float" office:value="23.4913486005089">
            <text:p>23.49</text:p>
          </table:table-cell>
          <table:table-cell/>
          <table:table-cell table:formula="of:=[.L405]+[.J406]*0.1" office:value-type="float" office:value="626.117175572519">
            <text:p>626.12</text:p>
          </table:table-cell>
          <table:table-cell table:formula="of:=[.L406]*2*3.141592/360" office:value-type="float" office:value="10.9278039435623">
            <text:p>10.93</text:p>
          </table:table-cell>
          <table:table-cell/>
          <table:table-cell table:formula="of:=COS([.M405])" office:value-type="float" office:value="-0.108556122659178">
            <text:p>-0.11</text:p>
          </table:table-cell>
          <table:table-cell table:formula="of:=SIN([.M405])" office:value-type="float" office:value="-0.99409032196939">
            <text:p>-0.99</text:p>
          </table:table-cell>
          <table:table-cell table:number-columns-repeated="3"/>
          <table:table-cell table:formula="of:=([.F406]-[.$S$2])/131" office:value-type="float" office:value="23.2854961832061">
            <text:p>23.29</text:p>
          </table:table-cell>
          <table:table-cell/>
          <table:table-cell table:formula="of:=[.T406]*0.1+[.V405]" office:value-type="float" office:value="-9.23969465648855">
            <text:p>-9.24</text:p>
          </table:table-cell>
          <table:table-cell table:formula="of:=[.V406]*2*3.141592/360" office:value-type="float" office:value="-0.161263060084818">
            <text:p>-0.16</text:p>
          </table:table-cell>
          <table:table-cell/>
          <table:table-cell table:formula="of:=COS([.W405])" office:value-type="float" office:value="0.979686553383419">
            <text:p>0.98</text:p>
          </table:table-cell>
          <table:table-cell table:formula="of:=SIN([.W405])" office:value-type="float" office:value="-0.200534927430902">
            <text:p>-0.20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office:value-type="float" office:value="-1704">
            <text:p>-1704</text:p>
          </table:table-cell>
          <table:table-cell office:value-type="float" office:value="-3412">
            <text:p>-3412</text:p>
          </table:table-cell>
          <table:table-cell office:value-type="float" office:value="26.08">
            <text:p>26.08</text:p>
          </table:table-cell>
          <table:table-cell office:value-type="float" office:value="4783">
            <text:p>4783</text:p>
          </table:table-cell>
          <table:table-cell office:value-type="float" office:value="-3275">
            <text:p>-3275</text:p>
          </table:table-cell>
          <table:table-cell office:value-type="string">
            <text:p>235<text:tab/><text:tab/><text:tab/><text:tab/></text:p>
          </table:table-cell>
          <table:table-cell table:number-columns-repeated="2"/>
          <table:table-cell table:formula="of:=([.E407]-[.$I$2])/131" office:value-type="float" office:value="35.1860050890585">
            <text:p>35.19</text:p>
          </table:table-cell>
          <table:table-cell/>
          <table:table-cell table:formula="of:=[.L406]+[.J407]*0.1" office:value-type="float" office:value="629.635776081425">
            <text:p>629.64</text:p>
          </table:table-cell>
          <table:table-cell table:formula="of:=[.L407]*2*3.141592/360" office:value-type="float" office:value="10.9892150947289">
            <text:p>10.99</text:p>
          </table:table-cell>
          <table:table-cell/>
          <table:table-cell table:formula="of:=COS([.M406])" office:value-type="float" office:value="-0.0677184797536493">
            <text:p>-0.07</text:p>
          </table:table-cell>
          <table:table-cell table:formula="of:=SIN([.M406])" office:value-type="float" office:value="-0.997704469018684">
            <text:p>-1.00</text:p>
          </table:table-cell>
          <table:table-cell table:number-columns-repeated="3"/>
          <table:table-cell table:formula="of:=([.F407]-[.$S$2])/131" office:value-type="float" office:value="-23.6992366412214">
            <text:p>-23.70</text:p>
          </table:table-cell>
          <table:table-cell/>
          <table:table-cell table:formula="of:=[.T407]*0.1+[.V406]" office:value-type="float" office:value="-11.6096183206107">
            <text:p>-11.61</text:p>
          </table:table-cell>
          <table:table-cell table:formula="of:=[.V407]*2*3.141592/360" office:value-type="float" office:value="-0.202626022439355">
            <text:p>-0.20</text:p>
          </table:table-cell>
          <table:table-cell/>
          <table:table-cell table:formula="of:=COS([.W406])" office:value-type="float" office:value="0.987025267489578">
            <text:p>0.99</text:p>
          </table:table-cell>
          <table:table-cell table:formula="of:=SIN([.W406])" office:value-type="float" office:value="-0.160565006577173">
            <text:p>-0.16</text:p>
          </table:table-cell>
        </table:table-row>
        <table:table-row table:style-name="ro1">
          <table:table-cell office:value-type="float" office:value="15968">
            <text:p>15968</text:p>
          </table:table-cell>
          <table:table-cell office:value-type="float" office:value="-1824">
            <text:p>-1824</text:p>
          </table:table-cell>
          <table:table-cell office:value-type="float" office:value="-3748">
            <text:p>-3748</text:p>
          </table:table-cell>
          <table:table-cell office:value-type="float" office:value="26.08">
            <text:p>26.08</text:p>
          </table:table-cell>
          <table:table-cell office:value-type="float" office:value="3344">
            <text:p>3344</text:p>
          </table:table-cell>
          <table:table-cell office:value-type="float" office:value="-2507">
            <text:p>-2507</text:p>
          </table:table-cell>
          <table:table-cell office:value-type="string">
            <text:p>-955<text:tab/><text:tab/><text:tab/><text:tab/></text:p>
          </table:table-cell>
          <table:table-cell table:number-columns-repeated="2"/>
          <table:table-cell table:formula="of:=([.E408]-[.$I$2])/131" office:value-type="float" office:value="24.201272264631">
            <text:p>24.20</text:p>
          </table:table-cell>
          <table:table-cell/>
          <table:table-cell table:formula="of:=[.L407]+[.J408]*0.1" office:value-type="float" office:value="632.055903307888">
            <text:p>632.06</text:p>
          </table:table-cell>
          <table:table-cell table:formula="of:=[.L408]*2*3.141592/360" office:value-type="float" office:value="11.0314542743602">
            <text:p>11.03</text:p>
          </table:table-cell>
          <table:table-cell/>
          <table:table-cell table:formula="of:=COS([.M407])" office:value-type="float" office:value="-0.00635914997523985">
            <text:p>-0.01</text:p>
          </table:table-cell>
          <table:table-cell table:formula="of:=SIN([.M407])" office:value-type="float" office:value="-0.99997978040138">
            <text:p>-1.00</text:p>
          </table:table-cell>
          <table:table-cell table:number-columns-repeated="3"/>
          <table:table-cell table:formula="of:=([.F408]-[.$S$2])/131" office:value-type="float" office:value="-17.836641221374">
            <text:p>-17.84</text:p>
          </table:table-cell>
          <table:table-cell/>
          <table:table-cell table:formula="of:=[.T408]*0.1+[.V407]" office:value-type="float" office:value="-13.3932824427481">
            <text:p>-13.39</text:p>
          </table:table-cell>
          <table:table-cell table:formula="of:=[.V408]*2*3.141592/360" office:value-type="float" office:value="-0.233756827643766">
            <text:p>-0.23</text:p>
          </table:table-cell>
          <table:table-cell/>
          <table:table-cell table:formula="of:=COS([.W407])" office:value-type="float" office:value="0.979541489055574">
            <text:p>0.98</text:p>
          </table:table-cell>
          <table:table-cell table:formula="of:=SIN([.W407])" office:value-type="float" office:value="-0.201242319651677">
            <text:p>-0.20</text:p>
          </table:table-cell>
        </table:table-row>
        <table:table-row table:style-name="ro1">
          <table:table-cell office:value-type="float" office:value="19780">
            <text:p>19780</text:p>
          </table:table-cell>
          <table:table-cell office:value-type="float" office:value="-1648">
            <text:p>-1648</text:p>
          </table:table-cell>
          <table:table-cell office:value-type="float" office:value="-6228">
            <text:p>-6228</text:p>
          </table:table-cell>
          <table:table-cell office:value-type="float" office:value="26.13">
            <text:p>26.13</text:p>
          </table:table-cell>
          <table:table-cell office:value-type="float" office:value="4125">
            <text:p>4125</text:p>
          </table:table-cell>
          <table:table-cell office:value-type="float" office:value="-1082">
            <text:p>-1082</text:p>
          </table:table-cell>
          <table:table-cell office:value-type="string">
            <text:p>-272<text:tab/><text:tab/><text:tab/><text:tab/></text:p>
          </table:table-cell>
          <table:table-cell table:number-columns-repeated="2"/>
          <table:table-cell table:formula="of:=([.E409]-[.$I$2])/131" office:value-type="float" office:value="30.1631043256997">
            <text:p>30.16</text:p>
          </table:table-cell>
          <table:table-cell/>
          <table:table-cell table:formula="of:=[.L408]+[.J409]*0.1" office:value-type="float" office:value="635.072213740458">
            <text:p>635.07</text:p>
          </table:table-cell>
          <table:table-cell table:formula="of:=[.L409]*2*3.141592/360" office:value-type="float" office:value="11.0840988117184">
            <text:p>11.08</text:p>
          </table:table-cell>
          <table:table-cell/>
          <table:table-cell table:formula="of:=COS([.M408])" office:value-type="float" office:value="0.0358722888010325">
            <text:p>0.04</text:p>
          </table:table-cell>
          <table:table-cell table:formula="of:=SIN([.M408])" office:value-type="float" office:value="-0.999356382326233">
            <text:p>-1.00</text:p>
          </table:table-cell>
          <table:table-cell table:number-columns-repeated="3"/>
          <table:table-cell table:formula="of:=([.F409]-[.$S$2])/131" office:value-type="float" office:value="-6.9587786259542">
            <text:p>-6.96</text:p>
          </table:table-cell>
          <table:table-cell/>
          <table:table-cell table:formula="of:=[.T409]*0.1+[.V408]" office:value-type="float" office:value="-14.0891603053435">
            <text:p>-14.09</text:p>
          </table:table-cell>
          <table:table-cell table:formula="of:=[.V409]*2*3.141592/360" office:value-type="float" office:value="-0.245902185011026">
            <text:p>-0.25</text:p>
          </table:table-cell>
          <table:table-cell/>
          <table:table-cell table:formula="of:=COS([.W408])" office:value-type="float" office:value="0.972803053721592">
            <text:p>0.97</text:p>
          </table:table-cell>
          <table:table-cell table:formula="of:=SIN([.W408])" office:value-type="float" office:value="-0.23163380295187">
            <text:p>-0.23</text:p>
          </table:table-cell>
        </table:table-row>
        <table:table-row table:style-name="ro1">
          <table:table-cell office:value-type="float" office:value="16900">
            <text:p>16900</text:p>
          </table:table-cell>
          <table:table-cell office:value-type="float" office:value="-4408">
            <text:p>-4408</text:p>
          </table:table-cell>
          <table:table-cell office:value-type="float" office:value="-8252">
            <text:p>-8252</text:p>
          </table:table-cell>
          <table:table-cell office:value-type="float" office:value="26.04">
            <text:p>26.04</text:p>
          </table:table-cell>
          <table:table-cell office:value-type="float" office:value="8179">
            <text:p>8179</text:p>
          </table:table-cell>
          <table:table-cell office:value-type="float" office:value="1919">
            <text:p>1919</text:p>
          </table:table-cell>
          <table:table-cell office:value-type="string">
            <text:p>-79<text:tab/><text:tab/><text:tab/><text:tab/></text:p>
          </table:table-cell>
          <table:table-cell table:number-columns-repeated="2"/>
          <table:table-cell table:formula="of:=([.E410]-[.$I$2])/131" office:value-type="float" office:value="61.1096692111959">
            <text:p>61.11</text:p>
          </table:table-cell>
          <table:table-cell/>
          <table:table-cell table:formula="of:=[.L409]+[.J410]*0.1" office:value-type="float" office:value="641.183180661578">
            <text:p>641.18</text:p>
          </table:table-cell>
          <table:table-cell table:formula="of:=[.L410]*2*3.141592/360" office:value-type="float" office:value="11.1907552827832">
            <text:p>11.19</text:p>
          </table:table-cell>
          <table:table-cell/>
          <table:table-cell table:formula="of:=COS([.M409])" office:value-type="float" office:value="0.0884089476959334">
            <text:p>0.09</text:p>
          </table:table-cell>
          <table:table-cell table:formula="of:=SIN([.M409])" office:value-type="float" office:value="-0.9960842624835">
            <text:p>-1.00</text:p>
          </table:table-cell>
          <table:table-cell table:number-columns-repeated="3"/>
          <table:table-cell table:formula="of:=([.F410]-[.$S$2])/131" office:value-type="float" office:value="15.9496183206107">
            <text:p>15.95</text:p>
          </table:table-cell>
          <table:table-cell/>
          <table:table-cell table:formula="of:=[.T410]*0.1+[.V409]" office:value-type="float" office:value="-12.4941984732824">
            <text:p>-12.49</text:p>
          </table:table-cell>
          <table:table-cell table:formula="of:=[.V410]*2*3.141592/360" office:value-type="float" office:value="-0.218064855389313">
            <text:p>-0.22</text:p>
          </table:table-cell>
          <table:table-cell/>
          <table:table-cell table:formula="of:=COS([.W409])" office:value-type="float" office:value="0.969918099506077">
            <text:p>0.97</text:p>
          </table:table-cell>
          <table:table-cell table:formula="of:=SIN([.W409])" office:value-type="float" office:value="-0.243431469310194">
            <text:p>-0.24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4636">
            <text:p>-4636</text:p>
          </table:table-cell>
          <table:table-cell office:value-type="float" office:value="-7832">
            <text:p>-7832</text:p>
          </table:table-cell>
          <table:table-cell office:value-type="float" office:value="26.08">
            <text:p>26.08</text:p>
          </table:table-cell>
          <table:table-cell office:value-type="float" office:value="9633">
            <text:p>9633</text:p>
          </table:table-cell>
          <table:table-cell office:value-type="float" office:value="-3005">
            <text:p>-3005</text:p>
          </table:table-cell>
          <table:table-cell office:value-type="string">
            <text:p>-2804<text:tab/><text:tab/><text:tab/><text:tab/></text:p>
          </table:table-cell>
          <table:table-cell table:number-columns-repeated="2"/>
          <table:table-cell table:formula="of:=([.E411]-[.$I$2])/131" office:value-type="float" office:value="72.2089058524173">
            <text:p>72.21</text:p>
          </table:table-cell>
          <table:table-cell/>
          <table:table-cell table:formula="of:=[.L410]+[.J411]*0.1" office:value-type="float" office:value="648.40407124682">
            <text:p>648.40</text:p>
          </table:table-cell>
          <table:table-cell table:formula="of:=[.L411]*2*3.141592/360" office:value-type="float" office:value="11.3167835722024">
            <text:p>11.32</text:p>
          </table:table-cell>
          <table:table-cell/>
          <table:table-cell table:formula="of:=COS([.M410])" office:value-type="float" office:value="0.193944096725307">
            <text:p>0.19</text:p>
          </table:table-cell>
          <table:table-cell table:formula="of:=SIN([.M410])" office:value-type="float" office:value="-0.98101258266416">
            <text:p>-0.98</text:p>
          </table:table-cell>
          <table:table-cell table:number-columns-repeated="3"/>
          <table:table-cell table:formula="of:=([.F411]-[.$S$2])/131" office:value-type="float" office:value="-21.6381679389313">
            <text:p>-21.64</text:p>
          </table:table-cell>
          <table:table-cell/>
          <table:table-cell table:formula="of:=[.T411]*0.1+[.V410]" office:value-type="float" office:value="-14.6580152671756">
            <text:p>-14.66</text:p>
          </table:table-cell>
          <table:table-cell table:formula="of:=[.V411]*2*3.141592/360" office:value-type="float" office:value="-0.255830574995759">
            <text:p>-0.26</text:p>
          </table:table-cell>
          <table:table-cell/>
          <table:table-cell table:formula="of:=COS([.W410])" office:value-type="float" office:value="0.976317927683698">
            <text:p>0.98</text:p>
          </table:table-cell>
          <table:table-cell table:formula="of:=SIN([.W410])" office:value-type="float" office:value="-0.216340712958541">
            <text:p>-0.22</text:p>
          </table:table-cell>
        </table:table-row>
        <table:table-row table:style-name="ro1">
          <table:table-cell office:value-type="float" office:value="13068">
            <text:p>13068</text:p>
          </table:table-cell>
          <table:table-cell office:value-type="float" office:value="-2852">
            <text:p>-2852</text:p>
          </table:table-cell>
          <table:table-cell office:value-type="float" office:value="-5344">
            <text:p>-5344</text:p>
          </table:table-cell>
          <table:table-cell office:value-type="float" office:value="26.04">
            <text:p>26.04</text:p>
          </table:table-cell>
          <table:table-cell office:value-type="float" office:value="7647">
            <text:p>7647</text:p>
          </table:table-cell>
          <table:table-cell office:value-type="float" office:value="769">
            <text:p>769</text:p>
          </table:table-cell>
          <table:table-cell office:value-type="string">
            <text:p>-4303<text:tab/><text:tab/><text:tab/><text:tab/></text:p>
          </table:table-cell>
          <table:table-cell table:number-columns-repeated="2"/>
          <table:table-cell table:formula="of:=([.E412]-[.$I$2])/131" office:value-type="float" office:value="57.0486005089059">
            <text:p>57.05</text:p>
          </table:table-cell>
          <table:table-cell/>
          <table:table-cell table:formula="of:=[.L411]+[.J412]*0.1" office:value-type="float" office:value="654.10893129771">
            <text:p>654.11</text:p>
          </table:table-cell>
          <table:table-cell table:formula="of:=[.L412]*2*3.141592/360" office:value-type="float" office:value="11.4163521427413">
            <text:p>11.42</text:p>
          </table:table-cell>
          <table:table-cell/>
          <table:table-cell table:formula="of:=COS([.M411])" office:value-type="float" office:value="0.315714226139209">
            <text:p>0.32</text:p>
          </table:table-cell>
          <table:table-cell table:formula="of:=SIN([.M411])" office:value-type="float" office:value="-0.948854323599424">
            <text:p>-0.95</text:p>
          </table:table-cell>
          <table:table-cell table:number-columns-repeated="3"/>
          <table:table-cell table:formula="of:=([.F412]-[.$S$2])/131" office:value-type="float" office:value="7.17099236641221">
            <text:p>7.17</text:p>
          </table:table-cell>
          <table:table-cell/>
          <table:table-cell table:formula="of:=[.T412]*0.1+[.V411]" office:value-type="float" office:value="-13.9409160305343">
            <text:p>-13.94</text:p>
          </table:table-cell>
          <table:table-cell table:formula="of:=[.V412]*2*3.141592/360" office:value-type="float" office:value="-0.243314834856658">
            <text:p>-0.24</text:p>
          </table:table-cell>
          <table:table-cell/>
          <table:table-cell table:formula="of:=COS([.W411])" office:value-type="float" office:value="0.96745345320988">
            <text:p>0.97</text:p>
          </table:table-cell>
          <table:table-cell table:formula="of:=SIN([.W411])" office:value-type="float" office:value="-0.253049038473332">
            <text:p>-0.25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-2740">
            <text:p>-2740</text:p>
          </table:table-cell>
          <table:table-cell office:value-type="float" office:value="-2976">
            <text:p>-2976</text:p>
          </table:table-cell>
          <table:table-cell office:value-type="float" office:value="26.13">
            <text:p>26.13</text:p>
          </table:table-cell>
          <table:table-cell office:value-type="float" office:value="7700">
            <text:p>7700</text:p>
          </table:table-cell>
          <table:table-cell office:value-type="float" office:value="-1890">
            <text:p>-1890</text:p>
          </table:table-cell>
          <table:table-cell office:value-type="string">
            <text:p>-2293<text:tab/><text:tab/><text:tab/><text:tab/></text:p>
          </table:table-cell>
          <table:table-cell table:number-columns-repeated="2"/>
          <table:table-cell table:formula="of:=([.E413]-[.$I$2])/131" office:value-type="float" office:value="57.4531806615776">
            <text:p>57.45</text:p>
          </table:table-cell>
          <table:table-cell/>
          <table:table-cell table:formula="of:=[.L412]+[.J413]*0.1" office:value-type="float" office:value="659.854249363868">
            <text:p>659.85</text:p>
          </table:table-cell>
          <table:table-cell table:formula="of:=[.L413]*2*3.141592/360" office:value-type="float" office:value="11.5166268387085">
            <text:p>11.52</text:p>
          </table:table-cell>
          <table:table-cell/>
          <table:table-cell table:formula="of:=COS([.M412])" office:value-type="float" office:value="0.408470580587765">
            <text:p>0.41</text:p>
          </table:table-cell>
          <table:table-cell table:formula="of:=SIN([.M412])" office:value-type="float" office:value="-0.912771485528713">
            <text:p>-0.91</text:p>
          </table:table-cell>
          <table:table-cell table:number-columns-repeated="3"/>
          <table:table-cell table:formula="of:=([.F413]-[.$S$2])/131" office:value-type="float" office:value="-13.1267175572519">
            <text:p>-13.13</text:p>
          </table:table-cell>
          <table:table-cell/>
          <table:table-cell table:formula="of:=[.T413]*0.1+[.V412]" office:value-type="float" office:value="-15.2535877862595">
            <text:p>-15.25</text:p>
          </table:table-cell>
          <table:table-cell table:formula="of:=[.V413]*2*3.141592/360" office:value-type="float" office:value="-0.266225274225615">
            <text:p>-0.27</text:p>
          </table:table-cell>
          <table:table-cell/>
          <table:table-cell table:formula="of:=COS([.W412])" office:value-type="float" office:value="0.97054469475429">
            <text:p>0.97</text:p>
          </table:table-cell>
          <table:table-cell table:formula="of:=SIN([.W412])" office:value-type="float" office:value="-0.240921139554631">
            <text:p>-0.24</text:p>
          </table:table-cell>
        </table:table-row>
        <table:table-row table:style-name="ro1">
          <table:table-cell office:value-type="float" office:value="15464">
            <text:p>15464</text:p>
          </table:table-cell>
          <table:table-cell office:value-type="float" office:value="-3208">
            <text:p>-3208</text:p>
          </table:table-cell>
          <table:table-cell office:value-type="float" office:value="-4648">
            <text:p>-4648</text:p>
          </table:table-cell>
          <table:table-cell office:value-type="float" office:value="25.99">
            <text:p>25.99</text:p>
          </table:table-cell>
          <table:table-cell office:value-type="float" office:value="5988">
            <text:p>5988</text:p>
          </table:table-cell>
          <table:table-cell office:value-type="float" office:value="-3306">
            <text:p>-3306</text:p>
          </table:table-cell>
          <table:table-cell office:value-type="string">
            <text:p>-3080<text:tab/><text:tab/><text:tab/><text:tab/></text:p>
          </table:table-cell>
          <table:table-cell table:number-columns-repeated="2"/>
          <table:table-cell table:formula="of:=([.E414]-[.$I$2])/131" office:value-type="float" office:value="44.3844783715013">
            <text:p>44.38</text:p>
          </table:table-cell>
          <table:table-cell/>
          <table:table-cell table:formula="of:=[.L413]+[.J414]*0.1" office:value-type="float" office:value="664.292697201018">
            <text:p>664.29</text:p>
          </table:table-cell>
          <table:table-cell table:formula="of:=[.L414]*2*3.141592/360" office:value-type="float" office:value="11.5940923510286">
            <text:p>11.59</text:p>
          </table:table-cell>
          <table:table-cell/>
          <table:table-cell table:formula="of:=COS([.M413])" office:value-type="float" office:value="0.497793286507878">
            <text:p>0.50</text:p>
          </table:table-cell>
          <table:table-cell table:formula="of:=SIN([.M413])" office:value-type="float" office:value="-0.86729570730385">
            <text:p>-0.87</text:p>
          </table:table-cell>
          <table:table-cell table:number-columns-repeated="3"/>
          <table:table-cell table:formula="of:=([.F414]-[.$S$2])/131" office:value-type="float" office:value="-23.9358778625954">
            <text:p>-23.94</text:p>
          </table:table-cell>
          <table:table-cell/>
          <table:table-cell table:formula="of:=[.T414]*0.1+[.V413]" office:value-type="float" office:value="-17.6471755725191">
            <text:p>-17.65</text:p>
          </table:table-cell>
          <table:table-cell table:formula="of:=[.V414]*2*3.141592/360" office:value-type="float" office:value="-0.308001253340119">
            <text:p>-0.31</text:p>
          </table:table-cell>
          <table:table-cell/>
          <table:table-cell table:formula="of:=COS([.W413])" office:value-type="float" office:value="0.964770865840801">
            <text:p>0.96</text:p>
          </table:table-cell>
          <table:table-cell table:formula="of:=SIN([.W413])" office:value-type="float" office:value="-0.263091574218542">
            <text:p>-0.26</text:p>
          </table:table-cell>
        </table:table-row>
        <table:table-row table:style-name="ro1">
          <table:table-cell office:value-type="float" office:value="20368">
            <text:p>20368</text:p>
          </table:table-cell>
          <table:table-cell office:value-type="float" office:value="-3676">
            <text:p>-3676</text:p>
          </table:table-cell>
          <table:table-cell office:value-type="float" office:value="-5824">
            <text:p>-5824</text:p>
          </table:table-cell>
          <table:table-cell office:value-type="float" office:value="25.99">
            <text:p>25.99</text:p>
          </table:table-cell>
          <table:table-cell office:value-type="float" office:value="4941">
            <text:p>4941</text:p>
          </table:table-cell>
          <table:table-cell office:value-type="float" office:value="-2008">
            <text:p>-2008</text:p>
          </table:table-cell>
          <table:table-cell office:value-type="string">
            <text:p>-2952<text:tab/><text:tab/><text:tab/><text:tab/></text:p>
          </table:table-cell>
          <table:table-cell table:number-columns-repeated="2"/>
          <table:table-cell table:formula="of:=([.E415]-[.$I$2])/131" office:value-type="float" office:value="36.3921119592875">
            <text:p>36.39</text:p>
          </table:table-cell>
          <table:table-cell/>
          <table:table-cell table:formula="of:=[.L414]+[.J415]*0.1" office:value-type="float" office:value="667.931908396947">
            <text:p>667.93</text:p>
          </table:table-cell>
          <table:table-cell table:formula="of:=[.L415]*2*3.141592/360" office:value-type="float" office:value="11.6576085553588">
            <text:p>11.66</text:p>
          </table:table-cell>
          <table:table-cell/>
          <table:table-cell table:formula="of:=COS([.M414])" office:value-type="float" office:value="0.563418758825062">
            <text:p>0.56</text:p>
          </table:table-cell>
          <table:table-cell table:formula="of:=SIN([.M414])" office:value-type="float" office:value="-0.826171472639927">
            <text:p>-0.83</text:p>
          </table:table-cell>
          <table:table-cell table:number-columns-repeated="3"/>
          <table:table-cell table:formula="of:=([.F415]-[.$S$2])/131" office:value-type="float" office:value="-14.0274809160305">
            <text:p>-14.03</text:p>
          </table:table-cell>
          <table:table-cell/>
          <table:table-cell table:formula="of:=[.T415]*0.1+[.V414]" office:value-type="float" office:value="-19.0499236641221">
            <text:p>-19.05</text:p>
          </table:table-cell>
          <table:table-cell table:formula="of:=[.V415]*2*3.141592/360" office:value-type="float" office:value="-0.332483821021204">
            <text:p>-0.33</text:p>
          </table:table-cell>
          <table:table-cell/>
          <table:table-cell table:formula="of:=COS([.W414])" office:value-type="float" office:value="0.952941402130333">
            <text:p>0.95</text:p>
          </table:table-cell>
          <table:table-cell table:formula="of:=SIN([.W414])" office:value-type="float" office:value="-0.303154554816309">
            <text:p>-0.30</text:p>
          </table:table-cell>
        </table:table-row>
        <table:table-row table:style-name="ro1">
          <table:table-cell office:value-type="float" office:value="16044">
            <text:p>16044</text:p>
          </table:table-cell>
          <table:table-cell office:value-type="float" office:value="-1676">
            <text:p>-1676</text:p>
          </table:table-cell>
          <table:table-cell office:value-type="float" office:value="-8512">
            <text:p>-8512</text:p>
          </table:table-cell>
          <table:table-cell office:value-type="float" office:value="25.99">
            <text:p>25.99</text:p>
          </table:table-cell>
          <table:table-cell office:value-type="float" office:value="2557">
            <text:p>2557</text:p>
          </table:table-cell>
          <table:table-cell office:value-type="float" office:value="6508">
            <text:p>6508</text:p>
          </table:table-cell>
          <table:table-cell office:value-type="string">
            <text:p>-1078<text:tab/><text:tab/><text:tab/><text:tab/></text:p>
          </table:table-cell>
          <table:table-cell table:number-columns-repeated="2"/>
          <table:table-cell table:formula="of:=([.E416]-[.$I$2])/131" office:value-type="float" office:value="18.1936386768448">
            <text:p>18.19</text:p>
          </table:table-cell>
          <table:table-cell/>
          <table:table-cell table:formula="of:=[.L415]+[.J416]*0.1" office:value-type="float" office:value="669.751272264631">
            <text:p>669.75</text:p>
          </table:table-cell>
          <table:table-cell table:formula="of:=[.L416]*2*3.141592/360" office:value-type="float" office:value="11.6893624385355">
            <text:p>11.69</text:p>
          </table:table-cell>
          <table:table-cell/>
          <table:table-cell table:formula="of:=COS([.M415])" office:value-type="float" office:value="0.614722638005904">
            <text:p>0.61</text:p>
          </table:table-cell>
          <table:table-cell table:formula="of:=SIN([.M415])" office:value-type="float" office:value="-0.788743353901041">
            <text:p>-0.79</text:p>
          </table:table-cell>
          <table:table-cell table:number-columns-repeated="3"/>
          <table:table-cell table:formula="of:=([.F416]-[.$S$2])/131" office:value-type="float" office:value="50.9801526717557">
            <text:p>50.98</text:p>
          </table:table-cell>
          <table:table-cell/>
          <table:table-cell table:formula="of:=[.T416]*0.1+[.V415]" office:value-type="float" office:value="-13.9519083969466">
            <text:p>-13.95</text:p>
          </table:table-cell>
          <table:table-cell table:formula="of:=[.V416]*2*3.141592/360" office:value-type="float" office:value="-0.243506687803223">
            <text:p>-0.24</text:p>
          </table:table-cell>
          <table:table-cell/>
          <table:table-cell table:formula="of:=COS([.W415])" office:value-type="float" office:value="0.945234561230626">
            <text:p>0.95</text:p>
          </table:table-cell>
          <table:table-cell table:formula="of:=SIN([.W415])" office:value-type="float" office:value="-0.326391826268898">
            <text:p>-0.33</text:p>
          </table:table-cell>
        </table:table-row>
        <table:table-row table:style-name="ro1">
          <table:table-cell office:value-type="float" office:value="13936">
            <text:p>13936</text:p>
          </table:table-cell>
          <table:table-cell office:value-type="float" office:value="648">
            <text:p>648</text:p>
          </table:table-cell>
          <table:table-cell office:value-type="float" office:value="-7196">
            <text:p>-7196</text:p>
          </table:table-cell>
          <table:table-cell office:value-type="float" office:value="26.08">
            <text:p>26.08</text:p>
          </table:table-cell>
          <table:table-cell office:value-type="float" office:value="1476">
            <text:p>1476</text:p>
          </table:table-cell>
          <table:table-cell office:value-type="float" office:value="1573">
            <text:p>1573</text:p>
          </table:table-cell>
          <table:table-cell office:value-type="string">
            <text:p>679<text:tab/><text:tab/><text:tab/><text:tab/></text:p>
          </table:table-cell>
          <table:table-cell table:number-columns-repeated="2"/>
          <table:table-cell table:formula="of:=([.E417]-[.$I$2])/131" office:value-type="float" office:value="9.94173027989822">
            <text:p>9.94</text:p>
          </table:table-cell>
          <table:table-cell/>
          <table:table-cell table:formula="of:=[.L416]+[.J417]*0.1" office:value-type="float" office:value="670.745445292621">
            <text:p>670.75</text:p>
          </table:table-cell>
          <table:table-cell table:formula="of:=[.L417]*2*3.141592/360" office:value-type="float" office:value="11.7067140275985">
            <text:p>11.71</text:p>
          </table:table-cell>
          <table:table-cell/>
          <table:table-cell table:formula="of:=COS([.M416])" office:value-type="float" office:value="0.639454204398439">
            <text:p>0.64</text:p>
          </table:table-cell>
          <table:table-cell table:formula="of:=SIN([.M416])" office:value-type="float" office:value="-0.768829188101726">
            <text:p>-0.77</text:p>
          </table:table-cell>
          <table:table-cell table:number-columns-repeated="3"/>
          <table:table-cell table:formula="of:=([.F417]-[.$S$2])/131" office:value-type="float" office:value="13.3083969465649">
            <text:p>13.31</text:p>
          </table:table-cell>
          <table:table-cell/>
          <table:table-cell table:formula="of:=[.T417]*0.1+[.V416]" office:value-type="float" office:value="-12.6210687022901">
            <text:p>-12.62</text:p>
          </table:table-cell>
          <table:table-cell table:formula="of:=[.V417]*2*3.141592/360" office:value-type="float" office:value="-0.220279158147583">
            <text:p>-0.22</text:p>
          </table:table-cell>
          <table:table-cell/>
          <table:table-cell table:formula="of:=COS([.W416])" office:value-type="float" office:value="0.970498455462372">
            <text:p>0.97</text:p>
          </table:table-cell>
          <table:table-cell table:formula="of:=SIN([.W416])" office:value-type="float" office:value="-0.241107336979091">
            <text:p>-0.24</text:p>
          </table:table-cell>
        </table:table-row>
        <table:table-row table:style-name="ro1">
          <table:table-cell office:value-type="float" office:value="14024">
            <text:p>14024</text:p>
          </table:table-cell>
          <table:table-cell office:value-type="float" office:value="-1808">
            <text:p>-1808</text:p>
          </table:table-cell>
          <table:table-cell office:value-type="float" office:value="-4792">
            <text:p>-4792</text:p>
          </table:table-cell>
          <table:table-cell office:value-type="float" office:value="26.04">
            <text:p>26.04</text:p>
          </table:table-cell>
          <table:table-cell office:value-type="float" office:value="186">
            <text:p>186</text:p>
          </table:table-cell>
          <table:table-cell office:value-type="float" office:value="3907">
            <text:p>3907</text:p>
          </table:table-cell>
          <table:table-cell office:value-type="string">
            <text:p>923<text:tab/><text:tab/><text:tab/><text:tab/></text:p>
          </table:table-cell>
          <table:table-cell table:number-columns-repeated="2"/>
          <table:table-cell table:formula="of:=([.E418]-[.$I$2])/131" office:value-type="float" office:value="0.0944020356234097">
            <text:p>0.09</text:p>
          </table:table-cell>
          <table:table-cell/>
          <table:table-cell table:formula="of:=[.L417]+[.J418]*0.1" office:value-type="float" office:value="670.754885496183">
            <text:p>670.75</text:p>
          </table:table-cell>
          <table:table-cell table:formula="of:=[.L418]*2*3.141592/360" office:value-type="float" office:value="11.7068787901985">
            <text:p>11.71</text:p>
          </table:table-cell>
          <table:table-cell/>
          <table:table-cell table:formula="of:=COS([.M417])" office:value-type="float" office:value="0.652697682856546">
            <text:p>0.65</text:p>
          </table:table-cell>
          <table:table-cell table:formula="of:=SIN([.M417])" office:value-type="float" office:value="-0.757618462548066">
            <text:p>-0.76</text:p>
          </table:table-cell>
          <table:table-cell table:number-columns-repeated="3"/>
          <table:table-cell table:formula="of:=([.F418]-[.$S$2])/131" office:value-type="float" office:value="31.1251908396947">
            <text:p>31.13</text:p>
          </table:table-cell>
          <table:table-cell/>
          <table:table-cell table:formula="of:=[.T418]*0.1+[.V417]" office:value-type="float" office:value="-9.50854961832061">
            <text:p>-9.51</text:p>
          </table:table-cell>
          <table:table-cell table:formula="of:=[.V418]*2*3.141592/360" office:value-type="float" office:value="-0.165955463402884">
            <text:p>-0.17</text:p>
          </table:table-cell>
          <table:table-cell/>
          <table:table-cell table:formula="of:=COS([.W417])" office:value-type="float" office:value="0.975836490728582">
            <text:p>0.98</text:p>
          </table:table-cell>
          <table:table-cell table:formula="of:=SIN([.W417])" office:value-type="float" office:value="-0.218502044298279">
            <text:p>-0.22</text:p>
          </table:table-cell>
        </table:table-row>
        <table:table-row table:style-name="ro1">
          <table:table-cell office:value-type="float" office:value="13696">
            <text:p>13696</text:p>
          </table:table-cell>
          <table:table-cell office:value-type="float" office:value="-2004">
            <text:p>-2004</text:p>
          </table:table-cell>
          <table:table-cell office:value-type="float" office:value="-3652">
            <text:p>-3652</text:p>
          </table:table-cell>
          <table:table-cell office:value-type="float" office:value="26.08">
            <text:p>26.08</text:p>
          </table:table-cell>
          <table:table-cell office:value-type="float" office:value="2167">
            <text:p>2167</text:p>
          </table:table-cell>
          <table:table-cell office:value-type="float" office:value="-1878">
            <text:p>-1878</text:p>
          </table:table-cell>
          <table:table-cell office:value-type="string">
            <text:p>375<text:tab/><text:tab/><text:tab/><text:tab/></text:p>
          </table:table-cell>
          <table:table-cell table:number-columns-repeated="2"/>
          <table:table-cell table:formula="of:=([.E419]-[.$I$2])/131" office:value-type="float" office:value="15.2165394402036">
            <text:p>15.22</text:p>
          </table:table-cell>
          <table:table-cell/>
          <table:table-cell table:formula="of:=[.L418]+[.J419]*0.1" office:value-type="float" office:value="672.276539440204">
            <text:p>672.28</text:p>
          </table:table-cell>
          <table:table-cell table:formula="of:=[.L419]*2*3.141592/360" office:value-type="float" office:value="11.7334366560724">
            <text:p>11.73</text:p>
          </table:table-cell>
          <table:table-cell/>
          <table:table-cell table:formula="of:=COS([.M418])" office:value-type="float" office:value="0.652822501184338">
            <text:p>0.65</text:p>
          </table:table-cell>
          <table:table-cell table:formula="of:=SIN([.M418])" office:value-type="float" office:value="-0.757510912097922">
            <text:p>-0.76</text:p>
          </table:table-cell>
          <table:table-cell table:number-columns-repeated="3"/>
          <table:table-cell table:formula="of:=([.F419]-[.$S$2])/131" office:value-type="float" office:value="-13.0351145038168">
            <text:p>-13.04</text:p>
          </table:table-cell>
          <table:table-cell/>
          <table:table-cell table:formula="of:=[.T419]*0.1+[.V418]" office:value-type="float" office:value="-10.8120610687023">
            <text:p>-10.81</text:p>
          </table:table-cell>
          <table:table-cell table:formula="of:=[.V419]*2*3.141592/360" office:value-type="float" office:value="-0.18870602531637">
            <text:p>-0.19</text:p>
          </table:table-cell>
          <table:table-cell/>
          <table:table-cell table:formula="of:=COS([.W418])" office:value-type="float" office:value="0.986260968023415">
            <text:p>0.99</text:p>
          </table:table-cell>
          <table:table-cell table:formula="of:=SIN([.W418])" office:value-type="float" office:value="-0.165194742511728">
            <text:p>-0.17</text:p>
          </table:table-cell>
        </table:table-row>
        <table:table-row table:style-name="ro1">
          <table:table-cell office:value-type="float" office:value="15028">
            <text:p>15028</text:p>
          </table:table-cell>
          <table:table-cell office:value-type="float" office:value="-1476">
            <text:p>-1476</text:p>
          </table:table-cell>
          <table:table-cell office:value-type="float" office:value="-3640">
            <text:p>-3640</text:p>
          </table:table-cell>
          <table:table-cell office:value-type="float" office:value="26.08">
            <text:p>26.08</text:p>
          </table:table-cell>
          <table:table-cell office:value-type="float" office:value="2033">
            <text:p>2033</text:p>
          </table:table-cell>
          <table:table-cell office:value-type="float" office:value="-1122">
            <text:p>-1122</text:p>
          </table:table-cell>
          <table:table-cell office:value-type="string">
            <text:p>-1532<text:tab/><text:tab/><text:tab/><text:tab/></text:p>
          </table:table-cell>
          <table:table-cell table:number-columns-repeated="2"/>
          <table:table-cell table:formula="of:=([.E420]-[.$I$2])/131" office:value-type="float" office:value="14.1936386768448">
            <text:p>14.19</text:p>
          </table:table-cell>
          <table:table-cell/>
          <table:table-cell table:formula="of:=[.L419]+[.J420]*0.1" office:value-type="float" office:value="673.695903307888">
            <text:p>673.70</text:p>
          </table:table-cell>
          <table:table-cell table:formula="of:=[.L420]*2*3.141592/360" office:value-type="float" office:value="11.7582092236935">
            <text:p>11.76</text:p>
          </table:table-cell>
          <table:table-cell/>
          <table:table-cell table:formula="of:=COS([.M419])" office:value-type="float" office:value="0.672707798615373">
            <text:p>0.67</text:p>
          </table:table-cell>
          <table:table-cell table:formula="of:=SIN([.M419])" office:value-type="float" office:value="-0.739908249502638">
            <text:p>-0.74</text:p>
          </table:table-cell>
          <table:table-cell table:number-columns-repeated="3"/>
          <table:table-cell table:formula="of:=([.F420]-[.$S$2])/131" office:value-type="float" office:value="-7.26412213740458">
            <text:p>-7.26</text:p>
          </table:table-cell>
          <table:table-cell/>
          <table:table-cell table:formula="of:=[.T420]*0.1+[.V419]" office:value-type="float" office:value="-11.5384732824427">
            <text:p>-11.54</text:p>
          </table:table-cell>
          <table:table-cell table:formula="of:=[.V420]*2*3.141592/360" office:value-type="float" office:value="-0.201384307535199">
            <text:p>-0.20</text:p>
          </table:table-cell>
          <table:table-cell/>
          <table:table-cell table:formula="of:=COS([.W419])" office:value-type="float" office:value="0.982247791558614">
            <text:p>0.98</text:p>
          </table:table-cell>
          <table:table-cell table:formula="of:=SIN([.W419])" office:value-type="float" office:value="-0.187588048601784">
            <text:p>-0.19</text:p>
          </table:table-cell>
        </table:table-row>
        <table:table-row table:style-name="ro1">
          <table:table-cell office:value-type="float" office:value="18468">
            <text:p>18468</text:p>
          </table:table-cell>
          <table:table-cell office:value-type="float" office:value="-1884">
            <text:p>-1884</text:p>
          </table:table-cell>
          <table:table-cell office:value-type="float" office:value="-4792">
            <text:p>-4792</text:p>
          </table:table-cell>
          <table:table-cell office:value-type="float" office:value="26.04">
            <text:p>26.04</text:p>
          </table:table-cell>
          <table:table-cell office:value-type="float" office:value="4221">
            <text:p>4221</text:p>
          </table:table-cell>
          <table:table-cell office:value-type="float" office:value="111">
            <text:p>111</text:p>
          </table:table-cell>
          <table:table-cell office:value-type="string">
            <text:p>291<text:tab/><text:tab/><text:tab/><text:tab/></text:p>
          </table:table-cell>
          <table:table-cell table:number-columns-repeated="2"/>
          <table:table-cell table:formula="of:=([.E421]-[.$I$2])/131" office:value-type="float" office:value="30.8959287531807">
            <text:p>30.90</text:p>
          </table:table-cell>
          <table:table-cell/>
          <table:table-cell table:formula="of:=[.L420]+[.J421]*0.1" office:value-type="float" office:value="676.785496183206">
            <text:p>676.79</text:p>
          </table:table-cell>
          <table:table-cell table:formula="of:=[.L421]*2*3.141592/360" office:value-type="float" office:value="11.8121327806955">
            <text:p>11.81</text:p>
          </table:table-cell>
          <table:table-cell/>
          <table:table-cell table:formula="of:=COS([.M420])" office:value-type="float" office:value="0.690828947942033">
            <text:p>0.69</text:p>
          </table:table-cell>
          <table:table-cell table:formula="of:=SIN([.M420])" office:value-type="float" office:value="-0.723018232609181">
            <text:p>-0.72</text:p>
          </table:table-cell>
          <table:table-cell table:number-columns-repeated="3"/>
          <table:table-cell table:formula="of:=([.F421]-[.$S$2])/131" office:value-type="float" office:value="2.14809160305344">
            <text:p>2.15</text:p>
          </table:table-cell>
          <table:table-cell/>
          <table:table-cell table:formula="of:=[.T421]*0.1+[.V420]" office:value-type="float" office:value="-11.3236641221374">
            <text:p>-11.32</text:p>
          </table:table-cell>
          <table:table-cell table:formula="of:=[.V421]*2*3.141592/360" office:value-type="float" office:value="-0.19763518120441">
            <text:p>-0.20</text:p>
          </table:table-cell>
          <table:table-cell/>
          <table:table-cell table:formula="of:=COS([.W420])" office:value-type="float" office:value="0.979790619423202">
            <text:p>0.98</text:p>
          </table:table-cell>
          <table:table-cell table:formula="of:=SIN([.W420])" office:value-type="float" office:value="-0.200025853554731">
            <text:p>-0.20</text:p>
          </table:table-cell>
        </table:table-row>
        <table:table-row table:style-name="ro1">
          <table:table-cell office:value-type="float" office:value="18520">
            <text:p>18520</text:p>
          </table:table-cell>
          <table:table-cell office:value-type="float" office:value="-4064">
            <text:p>-4064</text:p>
          </table:table-cell>
          <table:table-cell office:value-type="float" office:value="-7628">
            <text:p>-7628</text:p>
          </table:table-cell>
          <table:table-cell office:value-type="float" office:value="25.99">
            <text:p>25.99</text:p>
          </table:table-cell>
          <table:table-cell office:value-type="float" office:value="6708">
            <text:p>6708</text:p>
          </table:table-cell>
          <table:table-cell office:value-type="float" office:value="3204">
            <text:p>3204</text:p>
          </table:table-cell>
          <table:table-cell office:value-type="string">
            <text:p>471<text:tab/><text:tab/><text:tab/><text:tab/></text:p>
          </table:table-cell>
          <table:table-cell table:number-columns-repeated="2"/>
          <table:table-cell table:formula="of:=([.E422]-[.$I$2])/131" office:value-type="float" office:value="49.8806615776081">
            <text:p>49.88</text:p>
          </table:table-cell>
          <table:table-cell/>
          <table:table-cell table:formula="of:=[.L421]+[.J422]*0.1" office:value-type="float" office:value="681.773562340967">
            <text:p>681.77</text:p>
          </table:table-cell>
          <table:table-cell table:formula="of:=[.L422]*2*3.141592/360" office:value-type="float" office:value="11.8991909403438">
            <text:p>11.90</text:p>
          </table:table-cell>
          <table:table-cell/>
          <table:table-cell table:formula="of:=COS([.M421])" office:value-type="float" office:value="0.728793635560486">
            <text:p>0.73</text:p>
          </table:table-cell>
          <table:table-cell table:formula="of:=SIN([.M421])" office:value-type="float" office:value="-0.684733405616032">
            <text:p>-0.68</text:p>
          </table:table-cell>
          <table:table-cell table:number-columns-repeated="3"/>
          <table:table-cell table:formula="of:=([.F422]-[.$S$2])/131" office:value-type="float" office:value="25.7587786259542">
            <text:p>25.76</text:p>
          </table:table-cell>
          <table:table-cell/>
          <table:table-cell table:formula="of:=[.T422]*0.1+[.V421]" office:value-type="float" office:value="-8.74778625954198">
            <text:p>-8.75</text:p>
          </table:table-cell>
          <table:table-cell table:formula="of:=[.V422]*2*3.141592/360" office:value-type="float" office:value="-0.152677640726039">
            <text:p>-0.15</text:p>
          </table:table-cell>
          <table:table-cell/>
          <table:table-cell table:formula="of:=COS([.W421])" office:value-type="float" office:value="0.98053365392574">
            <text:p>0.98</text:p>
          </table:table-cell>
          <table:table-cell table:formula="of:=SIN([.W421])" office:value-type="float" office:value="-0.196351097575333">
            <text:p>-0.20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5148">
            <text:p>-5148</text:p>
          </table:table-cell>
          <table:table-cell office:value-type="float" office:value="-7812">
            <text:p>-7812</text:p>
          </table:table-cell>
          <table:table-cell office:value-type="float" office:value="26.04">
            <text:p>26.04</text:p>
          </table:table-cell>
          <table:table-cell office:value-type="float" office:value="9029">
            <text:p>9029</text:p>
          </table:table-cell>
          <table:table-cell office:value-type="float" office:value="-1590">
            <text:p>-1590</text:p>
          </table:table-cell>
          <table:table-cell office:value-type="string">
            <text:p>-1629<text:tab/><text:tab/><text:tab/><text:tab/></text:p>
          </table:table-cell>
          <table:table-cell table:number-columns-repeated="2"/>
          <table:table-cell table:formula="of:=([.E423]-[.$I$2])/131" office:value-type="float" office:value="67.5982188295165">
            <text:p>67.60</text:p>
          </table:table-cell>
          <table:table-cell/>
          <table:table-cell table:formula="of:=[.L422]+[.J423]*0.1" office:value-type="float" office:value="688.533384223919">
            <text:p>688.53</text:p>
          </table:table-cell>
          <table:table-cell table:formula="of:=[.L423]*2*3.141592/360" office:value-type="float" office:value="12.0171720645044">
            <text:p>12.02</text:p>
          </table:table-cell>
          <table:table-cell/>
          <table:table-cell table:formula="of:=COS([.M422])" office:value-type="float" office:value="0.785569929124127">
            <text:p>0.79</text:p>
          </table:table-cell>
          <table:table-cell table:formula="of:=SIN([.M422])" office:value-type="float" office:value="-0.618772887621875">
            <text:p>-0.62</text:p>
          </table:table-cell>
          <table:table-cell table:number-columns-repeated="3"/>
          <table:table-cell table:formula="of:=([.F423]-[.$S$2])/131" office:value-type="float" office:value="-10.836641221374">
            <text:p>-10.84</text:p>
          </table:table-cell>
          <table:table-cell/>
          <table:table-cell table:formula="of:=[.T423]*0.1+[.V422]" office:value-type="float" office:value="-9.83145038167939">
            <text:p>-9.83</text:p>
          </table:table-cell>
          <table:table-cell table:formula="of:=[.V423]*2*3.141592/360" office:value-type="float" office:value="-0.171591143708227">
            <text:p>-0.17</text:p>
          </table:table-cell>
          <table:table-cell/>
          <table:table-cell table:formula="of:=COS([.W422])" office:value-type="float" office:value="0.988367392161187">
            <text:p>0.99</text:p>
          </table:table-cell>
          <table:table-cell table:formula="of:=SIN([.W422])" office:value-type="float" office:value="-0.152085167299425">
            <text:p>-0.15</text:p>
          </table:table-cell>
        </table:table-row>
        <table:table-row table:style-name="ro1">
          <table:table-cell office:value-type="float" office:value="14900">
            <text:p>14900</text:p>
          </table:table-cell>
          <table:table-cell office:value-type="float" office:value="-1756">
            <text:p>-1756</text:p>
          </table:table-cell>
          <table:table-cell office:value-type="float" office:value="-5292">
            <text:p>-5292</text:p>
          </table:table-cell>
          <table:table-cell office:value-type="float" office:value="25.99">
            <text:p>25.99</text:p>
          </table:table-cell>
          <table:table-cell office:value-type="float" office:value="7719">
            <text:p>7719</text:p>
          </table:table-cell>
          <table:table-cell office:value-type="float" office:value="272">
            <text:p>272</text:p>
          </table:table-cell>
          <table:table-cell office:value-type="string">
            <text:p>-4659<text:tab/><text:tab/><text:tab/><text:tab/></text:p>
          </table:table-cell>
          <table:table-cell table:number-columns-repeated="2"/>
          <table:table-cell table:formula="of:=([.E424]-[.$I$2])/131" office:value-type="float" office:value="57.5982188295165">
            <text:p>57.60</text:p>
          </table:table-cell>
          <table:table-cell/>
          <table:table-cell table:formula="of:=[.L423]+[.J424]*0.1" office:value-type="float" office:value="694.293206106871">
            <text:p>694.29</text:p>
          </table:table-cell>
          <table:table-cell table:formula="of:=[.L424]*2*3.141592/360" office:value-type="float" office:value="12.1176998997761">
            <text:p>12.12</text:p>
          </table:table-cell>
          <table:table-cell/>
          <table:table-cell table:formula="of:=COS([.M423])" office:value-type="float" office:value="0.852943155972432">
            <text:p>0.85</text:p>
          </table:table-cell>
          <table:table-cell table:formula="of:=SIN([.M423])" office:value-type="float" office:value="-0.522003805234968">
            <text:p>-0.52</text:p>
          </table:table-cell>
          <table:table-cell table:number-columns-repeated="3"/>
          <table:table-cell table:formula="of:=([.F424]-[.$S$2])/131" office:value-type="float" office:value="3.37709923664122">
            <text:p>3.38</text:p>
          </table:table-cell>
          <table:table-cell/>
          <table:table-cell table:formula="of:=[.T424]*0.1+[.V423]" office:value-type="float" office:value="-9.49374045801527">
            <text:p>-9.49</text:p>
          </table:table-cell>
          <table:table-cell table:formula="of:=[.V424]*2*3.141592/360" office:value-type="float" office:value="-0.165696994849873">
            <text:p>-0.17</text:p>
          </table:table-cell>
          <table:table-cell/>
          <table:table-cell table:formula="of:=COS([.W423])" office:value-type="float" office:value="0.985314325971799">
            <text:p>0.99</text:p>
          </table:table-cell>
          <table:table-cell table:formula="of:=SIN([.W423])" office:value-type="float" office:value="-0.170750341243403">
            <text:p>-0.17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office:value-type="float" office:value="-1692">
            <text:p>-1692</text:p>
          </table:table-cell>
          <table:table-cell office:value-type="float" office:value="-1812">
            <text:p>-1812</text:p>
          </table:table-cell>
          <table:table-cell office:value-type="float" office:value="26.04">
            <text:p>26.04</text:p>
          </table:table-cell>
          <table:table-cell office:value-type="float" office:value="6883">
            <text:p>6883</text:p>
          </table:table-cell>
          <table:table-cell office:value-type="float" office:value="891">
            <text:p>891</text:p>
          </table:table-cell>
          <table:table-cell office:value-type="string">
            <text:p>-2040<text:tab/><text:tab/><text:tab/><text:tab/></text:p>
          </table:table-cell>
          <table:table-cell table:number-columns-repeated="2"/>
          <table:table-cell table:formula="of:=([.E425]-[.$I$2])/131" office:value-type="float" office:value="51.2165394402036">
            <text:p>51.22</text:p>
          </table:table-cell>
          <table:table-cell/>
          <table:table-cell table:formula="of:=[.L424]+[.J425]*0.1" office:value-type="float" office:value="699.414860050891">
            <text:p>699.41</text:p>
          </table:table-cell>
          <table:table-cell table:formula="of:=[.L425]*2*3.141592/360" office:value-type="float" office:value="12.20708960565">
            <text:p>12.21</text:p>
          </table:table-cell>
          <table:table-cell/>
          <table:table-cell table:formula="of:=COS([.M424])" office:value-type="float" office:value="0.901024499978982">
            <text:p>0.90</text:p>
          </table:table-cell>
          <table:table-cell table:formula="of:=SIN([.M424])" office:value-type="float" office:value="-0.433768198969941">
            <text:p>-0.43</text:p>
          </table:table-cell>
          <table:table-cell table:number-columns-repeated="3"/>
          <table:table-cell table:formula="of:=([.F425]-[.$S$2])/131" office:value-type="float" office:value="8.10229007633588">
            <text:p>8.10</text:p>
          </table:table-cell>
          <table:table-cell/>
          <table:table-cell table:formula="of:=[.T425]*0.1+[.V424]" office:value-type="float" office:value="-8.68351145038168">
            <text:p>-8.68</text:p>
          </table:table-cell>
          <table:table-cell table:formula="of:=[.V425]*2*3.141592/360" office:value-type="float" office:value="-0.151555833913486">
            <text:p>-0.15</text:p>
          </table:table-cell>
          <table:table-cell/>
          <table:table-cell table:formula="of:=COS([.W424])" office:value-type="float" office:value="0.98630363272493">
            <text:p>0.99</text:p>
          </table:table-cell>
          <table:table-cell table:formula="of:=SIN([.W424])" office:value-type="float" office:value="-0.164939819551271">
            <text:p>-0.16</text:p>
          </table:table-cell>
        </table:table-row>
        <table:table-row table:style-name="ro1">
          <table:table-cell office:value-type="float" office:value="14756">
            <text:p>14756</text:p>
          </table:table-cell>
          <table:table-cell office:value-type="float" office:value="-3504">
            <text:p>-3504</text:p>
          </table:table-cell>
          <table:table-cell office:value-type="float" office:value="-2904">
            <text:p>-2904</text:p>
          </table:table-cell>
          <table:table-cell office:value-type="float" office:value="25.99">
            <text:p>25.99</text:p>
          </table:table-cell>
          <table:table-cell office:value-type="float" office:value="5248">
            <text:p>5248</text:p>
          </table:table-cell>
          <table:table-cell office:value-type="float" office:value="-1117">
            <text:p>-1117</text:p>
          </table:table-cell>
          <table:table-cell office:value-type="string">
            <text:p>-2624<text:tab/><text:tab/><text:tab/><text:tab/></text:p>
          </table:table-cell>
          <table:table-cell table:number-columns-repeated="2"/>
          <table:table-cell table:formula="of:=([.E426]-[.$I$2])/131" office:value-type="float" office:value="38.7356234096692">
            <text:p>38.74</text:p>
          </table:table-cell>
          <table:table-cell/>
          <table:table-cell table:formula="of:=[.L425]+[.J426]*0.1" office:value-type="float" office:value="703.288422391858">
            <text:p>703.29</text:p>
          </table:table-cell>
          <table:table-cell table:formula="of:=[.L426]*2*3.141592/360" office:value-type="float" office:value="12.274696008216">
            <text:p>12.27</text:p>
          </table:table-cell>
          <table:table-cell/>
          <table:table-cell table:formula="of:=COS([.M425])" office:value-type="float" office:value="0.93614986385661">
            <text:p>0.94</text:p>
          </table:table-cell>
          <table:table-cell table:formula="of:=SIN([.M425])" office:value-type="float" office:value="-0.351601240613924">
            <text:p>-0.35</text:p>
          </table:table-cell>
          <table:table-cell table:number-columns-repeated="3"/>
          <table:table-cell table:formula="of:=([.F426]-[.$S$2])/131" office:value-type="float" office:value="-7.22595419847328">
            <text:p>-7.23</text:p>
          </table:table-cell>
          <table:table-cell/>
          <table:table-cell table:formula="of:=[.T426]*0.1+[.V425]" office:value-type="float" office:value="-9.40610687022901">
            <text:p>-9.41</text:p>
          </table:table-cell>
          <table:table-cell table:formula="of:=[.V426]*2*3.141592/360" office:value-type="float" office:value="-0.164167500525869">
            <text:p>-0.16</text:p>
          </table:table-cell>
          <table:table-cell/>
          <table:table-cell table:formula="of:=COS([.W425])" office:value-type="float" office:value="0.988537380396501">
            <text:p>0.99</text:p>
          </table:table-cell>
          <table:table-cell table:formula="of:=SIN([.W425])" office:value-type="float" office:value="-0.150976314562327">
            <text:p>-0.15</text:p>
          </table:table-cell>
        </table:table-row>
        <table:table-row table:style-name="ro1">
          <table:table-cell office:value-type="float" office:value="17168">
            <text:p>17168</text:p>
          </table:table-cell>
          <table:table-cell office:value-type="float" office:value="-3612">
            <text:p>-3612</text:p>
          </table:table-cell>
          <table:table-cell office:value-type="float" office:value="-5696">
            <text:p>-5696</text:p>
          </table:table-cell>
          <table:table-cell office:value-type="float" office:value="26.08">
            <text:p>26.08</text:p>
          </table:table-cell>
          <table:table-cell office:value-type="float" office:value="6999">
            <text:p>6999</text:p>
          </table:table-cell>
          <table:table-cell office:value-type="float" office:value="-5305">
            <text:p>-5305</text:p>
          </table:table-cell>
          <table:table-cell office:value-type="string">
            <text:p>-4070<text:tab/><text:tab/><text:tab/><text:tab/></text:p>
          </table:table-cell>
          <table:table-cell table:number-columns-repeated="2"/>
          <table:table-cell table:formula="of:=([.E427]-[.$I$2])/131" office:value-type="float" office:value="52.1020356234097">
            <text:p>52.10</text:p>
          </table:table-cell>
          <table:table-cell/>
          <table:table-cell table:formula="of:=[.L426]+[.J427]*0.1" office:value-type="float" office:value="708.498625954199">
            <text:p>708.50</text:p>
          </table:table-cell>
          <table:table-cell table:formula="of:=[.L427]*2*3.141592/360" office:value-type="float" office:value="12.3656311961595">
            <text:p>12.37</text:p>
          </table:table-cell>
          <table:table-cell/>
          <table:table-cell table:formula="of:=COS([.M426])" office:value-type="float" office:value="0.957763674779613">
            <text:p>0.96</text:p>
          </table:table-cell>
          <table:table-cell table:formula="of:=SIN([.M426])" office:value-type="float" office:value="-0.287556504486775">
            <text:p>-0.29</text:p>
          </table:table-cell>
          <table:table-cell table:number-columns-repeated="3"/>
          <table:table-cell table:formula="of:=([.F427]-[.$S$2])/131" office:value-type="float" office:value="-39.1954198473282">
            <text:p>-39.20</text:p>
          </table:table-cell>
          <table:table-cell/>
          <table:table-cell table:formula="of:=[.T427]*0.1+[.V426]" office:value-type="float" office:value="-13.3256488549618">
            <text:p>-13.33</text:p>
          </table:table-cell>
          <table:table-cell table:formula="of:=[.V427]*2*3.141592/360" office:value-type="float" office:value="-0.23257639909754">
            <text:p>-0.23</text:p>
          </table:table-cell>
          <table:table-cell/>
          <table:table-cell table:formula="of:=COS([.W426])" office:value-type="float" office:value="0.986554753488476">
            <text:p>0.99</text:p>
          </table:table-cell>
          <table:table-cell table:formula="of:=SIN([.W426])" office:value-type="float" office:value="-0.163431081405261">
            <text:p>-0.16</text:p>
          </table:table-cell>
        </table:table-row>
        <table:table-row table:style-name="ro1">
          <table:table-cell office:value-type="float" office:value="19628">
            <text:p>19628</text:p>
          </table:table-cell>
          <table:table-cell office:value-type="float" office:value="-344">
            <text:p>-344</text:p>
          </table:table-cell>
          <table:table-cell office:value-type="float" office:value="-8832">
            <text:p>-8832</text:p>
          </table:table-cell>
          <table:table-cell office:value-type="float" office:value="25.99">
            <text:p>25.99</text:p>
          </table:table-cell>
          <table:table-cell office:value-type="float" office:value="5755">
            <text:p>5755</text:p>
          </table:table-cell>
          <table:table-cell office:value-type="float" office:value="3417">
            <text:p>3417</text:p>
          </table:table-cell>
          <table:table-cell office:value-type="string">
            <text:p>-4346<text:tab/><text:tab/><text:tab/><text:tab/></text:p>
          </table:table-cell>
          <table:table-cell table:number-columns-repeated="2"/>
          <table:table-cell table:formula="of:=([.E428]-[.$I$2])/131" office:value-type="float" office:value="42.6058524173028">
            <text:p>42.61</text:p>
          </table:table-cell>
          <table:table-cell/>
          <table:table-cell table:formula="of:=[.L427]+[.J428]*0.1" office:value-type="float" office:value="712.759211195929">
            <text:p>712.76</text:p>
          </table:table-cell>
          <table:table-cell table:formula="of:=[.L428]*2*3.141592/360" office:value-type="float" office:value="12.4399924212191">
            <text:p>12.44</text:p>
          </table:table-cell>
          <table:table-cell/>
          <table:table-cell table:formula="of:=COS([.M427])" office:value-type="float" office:value="0.979919410215282">
            <text:p>0.98</text:p>
          </table:table-cell>
          <table:table-cell table:formula="of:=SIN([.M427])" office:value-type="float" office:value="-0.199393955483446">
            <text:p>-0.20</text:p>
          </table:table-cell>
          <table:table-cell table:number-columns-repeated="3"/>
          <table:table-cell table:formula="of:=([.F428]-[.$S$2])/131" office:value-type="float" office:value="27.3847328244275">
            <text:p>27.38</text:p>
          </table:table-cell>
          <table:table-cell/>
          <table:table-cell table:formula="of:=[.T428]*0.1+[.V427]" office:value-type="float" office:value="-10.5871755725191">
            <text:p>-10.59</text:p>
          </table:table-cell>
          <table:table-cell table:formula="of:=[.V428]*2*3.141592/360" office:value-type="float" office:value="-0.184781033784563">
            <text:p>-0.18</text:p>
          </table:table-cell>
          <table:table-cell/>
          <table:table-cell table:formula="of:=COS([.W427])" office:value-type="float" office:value="0.97307580305394">
            <text:p>0.97</text:p>
          </table:table-cell>
          <table:table-cell table:formula="of:=SIN([.W427])" office:value-type="float" office:value="-0.230485317343493">
            <text:p>-0.23</text:p>
          </table:table-cell>
        </table:table-row>
        <table:table-row table:style-name="ro1">
          <table:table-cell office:value-type="float" office:value="14860">
            <text:p>14860</text:p>
          </table:table-cell>
          <table:table-cell office:value-type="float" office:value="900">
            <text:p>900</text:p>
          </table:table-cell>
          <table:table-cell office:value-type="float" office:value="-7264">
            <text:p>-7264</text:p>
          </table:table-cell>
          <table:table-cell office:value-type="float" office:value="26.04">
            <text:p>26.04</text:p>
          </table:table-cell>
          <table:table-cell office:value-type="float" office:value="5018">
            <text:p>5018</text:p>
          </table:table-cell>
          <table:table-cell office:value-type="float" office:value="-1061">
            <text:p>-1061</text:p>
          </table:table-cell>
          <table:table-cell office:value-type="string">
            <text:p>-1511<text:tab/><text:tab/><text:tab/><text:tab/></text:p>
          </table:table-cell>
          <table:table-cell table:number-columns-repeated="2"/>
          <table:table-cell table:formula="of:=([.E429]-[.$I$2])/131" office:value-type="float" office:value="36.9798982188295">
            <text:p>36.98</text:p>
          </table:table-cell>
          <table:table-cell/>
          <table:table-cell table:formula="of:=[.L428]+[.J429]*0.1" office:value-type="float" office:value="716.457201017812">
            <text:p>716.46</text:p>
          </table:table-cell>
          <table:table-cell table:formula="of:=[.L429]*2*3.141592/360" office:value-type="float" office:value="12.5045345058886">
            <text:p>12.50</text:p>
          </table:table-cell>
          <table:table-cell/>
          <table:table-cell table:formula="of:=COS([.M428])" office:value-type="float" office:value="0.992024899123357">
            <text:p>0.99</text:p>
          </table:table-cell>
          <table:table-cell table:formula="of:=SIN([.M428])" office:value-type="float" office:value="-0.126042054566296">
            <text:p>-0.13</text:p>
          </table:table-cell>
          <table:table-cell table:number-columns-repeated="3"/>
          <table:table-cell table:formula="of:=([.F429]-[.$S$2])/131" office:value-type="float" office:value="-6.79847328244275">
            <text:p>-6.80</text:p>
          </table:table-cell>
          <table:table-cell/>
          <table:table-cell table:formula="of:=[.T429]*0.1+[.V428]" office:value-type="float" office:value="-11.2670229007634">
            <text:p>-11.27</text:p>
          </table:table-cell>
          <table:table-cell table:formula="of:=[.V429]*2*3.141592/360" office:value-type="float" office:value="-0.19664660560475">
            <text:p>-0.20</text:p>
          </table:table-cell>
          <table:table-cell/>
          <table:table-cell table:formula="of:=COS([.W428])" office:value-type="float" office:value="0.982976505142168">
            <text:p>0.98</text:p>
          </table:table-cell>
          <table:table-cell table:formula="of:=SIN([.W428])" office:value-type="float" office:value="-0.183731299289176">
            <text:p>-0.18</text:p>
          </table:table-cell>
        </table:table-row>
        <table:table-row table:style-name="ro1">
          <table:table-cell office:value-type="float" office:value="14692">
            <text:p>14692</text:p>
          </table:table-cell>
          <table:table-cell office:value-type="float" office:value="-1316">
            <text:p>-1316</text:p>
          </table:table-cell>
          <table:table-cell office:value-type="float" office:value="-5984">
            <text:p>-5984</text:p>
          </table:table-cell>
          <table:table-cell office:value-type="float" office:value="25.89">
            <text:p>25.89</text:p>
          </table:table-cell>
          <table:table-cell office:value-type="float" office:value="4051">
            <text:p>4051</text:p>
          </table:table-cell>
          <table:table-cell office:value-type="float" office:value="3485">
            <text:p>3485</text:p>
          </table:table-cell>
          <table:table-cell office:value-type="string">
            <text:p>-32<text:tab/><text:tab/><text:tab/><text:tab/></text:p>
          </table:table-cell>
          <table:table-cell table:number-columns-repeated="2"/>
          <table:table-cell table:formula="of:=([.E430]-[.$I$2])/131" office:value-type="float" office:value="29.5982188295165">
            <text:p>29.60</text:p>
          </table:table-cell>
          <table:table-cell/>
          <table:table-cell table:formula="of:=[.L429]+[.J430]*0.1" office:value-type="float" office:value="719.417022900764">
            <text:p>719.42</text:p>
          </table:table-cell>
          <table:table-cell table:formula="of:=[.L430]*2*3.141592/360" office:value-type="float" office:value="12.5561931322714">
            <text:p>12.56</text:p>
          </table:table-cell>
          <table:table-cell/>
          <table:table-cell table:formula="of:=COS([.M429])" office:value-type="float" office:value="0.998088756963412">
            <text:p>1.00</text:p>
          </table:table-cell>
          <table:table-cell table:formula="of:=SIN([.M429])" office:value-type="float" office:value="-0.0617967088381869">
            <text:p>-0.06</text:p>
          </table:table-cell>
          <table:table-cell table:number-columns-repeated="3"/>
          <table:table-cell table:formula="of:=([.F430]-[.$S$2])/131" office:value-type="float" office:value="27.9038167938931">
            <text:p>27.90</text:p>
          </table:table-cell>
          <table:table-cell/>
          <table:table-cell table:formula="of:=[.T430]*0.1+[.V429]" office:value-type="float" office:value="-8.47664122137405">
            <text:p>-8.48</text:p>
          </table:table-cell>
          <table:table-cell table:formula="of:=[.V430]*2*3.141592/360" office:value-type="float" office:value="-0.147945268044105">
            <text:p>-0.15</text:p>
          </table:table-cell>
          <table:table-cell/>
          <table:table-cell table:formula="of:=COS([.W429])" office:value-type="float" office:value="0.980727282669386">
            <text:p>0.98</text:p>
          </table:table-cell>
          <table:table-cell table:formula="of:=SIN([.W429])" office:value-type="float" office:value="-0.19538167014314">
            <text:p>-0.20</text:p>
          </table:table-cell>
        </table:table-row>
        <table:table-row table:style-name="ro1">
          <table:table-cell office:value-type="float" office:value="12504">
            <text:p>12504</text:p>
          </table:table-cell>
          <table:table-cell office:value-type="float" office:value="-1672">
            <text:p>-1672</text:p>
          </table:table-cell>
          <table:table-cell office:value-type="float" office:value="-3488">
            <text:p>-3488</text:p>
          </table:table-cell>
          <table:table-cell office:value-type="float" office:value="26.04">
            <text:p>26.04</text:p>
          </table:table-cell>
          <table:table-cell office:value-type="float" office:value="5656">
            <text:p>5656</text:p>
          </table:table-cell>
          <table:table-cell office:value-type="float" office:value="-2188">
            <text:p>-2188</text:p>
          </table:table-cell>
          <table:table-cell office:value-type="string">
            <text:p>-289<text:tab/><text:tab/><text:tab/><text:tab/></text:p>
          </table:table-cell>
          <table:table-cell table:number-columns-repeated="2"/>
          <table:table-cell table:formula="of:=([.E431]-[.$I$2])/131" office:value-type="float" office:value="41.8501272264631">
            <text:p>41.85</text:p>
          </table:table-cell>
          <table:table-cell/>
          <table:table-cell table:formula="of:=[.L430]+[.J431]*0.1" office:value-type="float" office:value="723.60203562341">
            <text:p>723.60</text:p>
          </table:table-cell>
          <table:table-cell table:formula="of:=[.L431]*2*3.141592/360" office:value-type="float" office:value="12.6292353683234">
            <text:p>12.63</text:p>
          </table:table-cell>
          <table:table-cell/>
          <table:table-cell table:formula="of:=COS([.M430])" office:value-type="float" office:value="0.999948209876219">
            <text:p>1.00</text:p>
          </table:table-cell>
          <table:table-cell table:formula="of:=SIN([.M430])" office:value-type="float" office:value="-0.0101773063894526">
            <text:p>-0.01</text:p>
          </table:table-cell>
          <table:table-cell table:number-columns-repeated="3"/>
          <table:table-cell table:formula="of:=([.F431]-[.$S$2])/131" office:value-type="float" office:value="-15.4015267175573">
            <text:p>-15.40</text:p>
          </table:table-cell>
          <table:table-cell/>
          <table:table-cell table:formula="of:=[.T431]*0.1+[.V430]" office:value-type="float" office:value="-10.0167938931298">
            <text:p>-10.02</text:p>
          </table:table-cell>
          <table:table-cell table:formula="of:=[.V431]*2*3.141592/360" office:value-type="float" office:value="-0.174825997557252">
            <text:p>-0.17</text:p>
          </table:table-cell>
          <table:table-cell/>
          <table:table-cell table:formula="of:=COS([.W430])" office:value-type="float" office:value="0.989076045769058">
            <text:p>0.99</text:p>
          </table:table-cell>
          <table:table-cell table:formula="of:=SIN([.W430])" office:value-type="float" office:value="-0.14740615891422">
            <text:p>-0.15</text:p>
          </table:table-cell>
        </table:table-row>
        <table:table-row table:style-name="ro1">
          <table:table-cell office:value-type="float" office:value="14564">
            <text:p>14564</text:p>
          </table:table-cell>
          <table:table-cell office:value-type="float" office:value="-612">
            <text:p>-612</text:p>
          </table:table-cell>
          <table:table-cell office:value-type="float" office:value="-3176">
            <text:p>-3176</text:p>
          </table:table-cell>
          <table:table-cell office:value-type="float" office:value="25.99">
            <text:p>25.99</text:p>
          </table:table-cell>
          <table:table-cell office:value-type="float" office:value="6108">
            <text:p>6108</text:p>
          </table:table-cell>
          <table:table-cell office:value-type="float" office:value="-130">
            <text:p>-130</text:p>
          </table:table-cell>
          <table:table-cell office:value-type="string">
            <text:p>-1062<text:tab/><text:tab/><text:tab/><text:tab/></text:p>
          </table:table-cell>
          <table:table-cell table:number-columns-repeated="2"/>
          <table:table-cell table:formula="of:=([.E432]-[.$I$2])/131" office:value-type="float" office:value="45.3005089058524">
            <text:p>45.30</text:p>
          </table:table-cell>
          <table:table-cell/>
          <table:table-cell table:formula="of:=[.L431]+[.J432]*0.1" office:value-type="float" office:value="728.132086513995">
            <text:p>728.13</text:p>
          </table:table-cell>
          <table:table-cell table:formula="of:=[.L432]*2*3.141592/360" office:value-type="float" office:value="12.7082996551982">
            <text:p>12.71</text:p>
          </table:table-cell>
          <table:table-cell/>
          <table:table-cell table:formula="of:=COS([.M431])" office:value-type="float" office:value="0.998024662023974">
            <text:p>1.00</text:p>
          </table:table-cell>
          <table:table-cell table:formula="of:=SIN([.M431])" office:value-type="float" office:value="0.0628233554654062">
            <text:p>0.06</text:p>
          </table:table-cell>
          <table:table-cell table:number-columns-repeated="3"/>
          <table:table-cell table:formula="of:=([.F432]-[.$S$2])/131" office:value-type="float" office:value="0.308396946564886">
            <text:p>0.31</text:p>
          </table:table-cell>
          <table:table-cell/>
          <table:table-cell table:formula="of:=[.T432]*0.1+[.V431]" office:value-type="float" office:value="-9.98595419847328">
            <text:p>-9.99</text:p>
          </table:table-cell>
          <table:table-cell table:formula="of:=[.V432]*2*3.141592/360" office:value-type="float" office:value="-0.174287743457167">
            <text:p>-0.17</text:p>
          </table:table-cell>
          <table:table-cell/>
          <table:table-cell table:formula="of:=COS([.W431])" office:value-type="float" office:value="0.984756819238815">
            <text:p>0.98</text:p>
          </table:table-cell>
          <table:table-cell table:formula="of:=SIN([.W431])" office:value-type="float" office:value="-0.173936790135529">
            <text:p>-0.17</text:p>
          </table:table-cell>
        </table:table-row>
        <table:table-row table:style-name="ro1">
          <table:table-cell office:value-type="float" office:value="18004">
            <text:p>18004</text:p>
          </table:table-cell>
          <table:table-cell office:value-type="float" office:value="-1524">
            <text:p>-1524</text:p>
          </table:table-cell>
          <table:table-cell office:value-type="float" office:value="-4812">
            <text:p>-4812</text:p>
          </table:table-cell>
          <table:table-cell office:value-type="float" office:value="26.04">
            <text:p>26.04</text:p>
          </table:table-cell>
          <table:table-cell office:value-type="float" office:value="7165">
            <text:p>7165</text:p>
          </table:table-cell>
          <table:table-cell office:value-type="float" office:value="-1773">
            <text:p>-1773</text:p>
          </table:table-cell>
          <table:table-cell office:value-type="string">
            <text:p>-1345<text:tab/><text:tab/><text:tab/><text:tab/></text:p>
          </table:table-cell>
          <table:table-cell table:number-columns-repeated="2"/>
          <table:table-cell table:formula="of:=([.E433]-[.$I$2])/131" office:value-type="float" office:value="53.3692111959288">
            <text:p>53.37</text:p>
          </table:table-cell>
          <table:table-cell/>
          <table:table-cell table:formula="of:=[.L432]+[.J433]*0.1" office:value-type="float" office:value="733.469007633588">
            <text:p>733.47</text:p>
          </table:table-cell>
          <table:table-cell table:formula="of:=[.L433]*2*3.141592/360" office:value-type="float" office:value="12.8014464812757">
            <text:p>12.80</text:p>
          </table:table-cell>
          <table:table-cell/>
          <table:table-cell table:formula="of:=COS([.M432])" office:value-type="float" office:value="0.989944969618034">
            <text:p>0.99</text:p>
          </table:table-cell>
          <table:table-cell table:formula="of:=SIN([.M432])" office:value-type="float" office:value="0.141453020921965">
            <text:p>0.14</text:p>
          </table:table-cell>
          <table:table-cell table:number-columns-repeated="3"/>
          <table:table-cell table:formula="of:=([.F433]-[.$S$2])/131" office:value-type="float" office:value="-12.2335877862595">
            <text:p>-12.23</text:p>
          </table:table-cell>
          <table:table-cell/>
          <table:table-cell table:formula="of:=[.T433]*0.1+[.V432]" office:value-type="float" office:value="-11.2093129770992">
            <text:p>-11.21</text:p>
          </table:table-cell>
          <table:table-cell table:formula="of:=[.V433]*2*3.141592/360" office:value-type="float" office:value="-0.195639377635284">
            <text:p>-0.20</text:p>
          </table:table-cell>
          <table:table-cell/>
          <table:table-cell table:formula="of:=COS([.W432])" office:value-type="float" office:value="0.984850298774114">
            <text:p>0.98</text:p>
          </table:table-cell>
          <table:table-cell table:formula="of:=SIN([.W432])" office:value-type="float" office:value="-0.173406715569318">
            <text:p>-0.17</text:p>
          </table:table-cell>
        </table:table-row>
        <table:table-row table:style-name="ro1">
          <table:table-cell office:value-type="float" office:value="18220">
            <text:p>18220</text:p>
          </table:table-cell>
          <table:table-cell office:value-type="float" office:value="-3064">
            <text:p>-3064</text:p>
          </table:table-cell>
          <table:table-cell office:value-type="float" office:value="-6016">
            <text:p>-6016</text:p>
          </table:table-cell>
          <table:table-cell office:value-type="float" office:value="26.04">
            <text:p>26.04</text:p>
          </table:table-cell>
          <table:table-cell office:value-type="float" office:value="8709">
            <text:p>8709</text:p>
          </table:table-cell>
          <table:table-cell office:value-type="float" office:value="4741">
            <text:p>4741</text:p>
          </table:table-cell>
          <table:table-cell office:value-type="string">
            <text:p>-2763<text:tab/><text:tab/><text:tab/><text:tab/></text:p>
          </table:table-cell>
          <table:table-cell table:number-columns-repeated="2"/>
          <table:table-cell table:formula="of:=([.E434]-[.$I$2])/131" office:value-type="float" office:value="65.1554707379135">
            <text:p>65.16</text:p>
          </table:table-cell>
          <table:table-cell/>
          <table:table-cell table:formula="of:=[.L433]+[.J434]*0.1" office:value-type="float" office:value="739.98455470738">
            <text:p>739.98</text:p>
          </table:table-cell>
          <table:table-cell table:formula="of:=[.L434]*2*3.141592/360" office:value-type="float" office:value="12.9151642066237">
            <text:p>12.92</text:p>
          </table:table-cell>
          <table:table-cell/>
          <table:table-cell table:formula="of:=COS([.M433])" office:value-type="float" office:value="0.972496673454528">
            <text:p>0.97</text:p>
          </table:table-cell>
          <table:table-cell table:formula="of:=SIN([.M433])" office:value-type="float" office:value="0.232916766506571">
            <text:p>0.23</text:p>
          </table:table-cell>
          <table:table-cell table:number-columns-repeated="3"/>
          <table:table-cell table:formula="of:=([.F434]-[.$S$2])/131" office:value-type="float" office:value="37.4916030534351">
            <text:p>37.49</text:p>
          </table:table-cell>
          <table:table-cell/>
          <table:table-cell table:formula="of:=[.T434]*0.1+[.V433]" office:value-type="float" office:value="-7.46015267175572">
            <text:p>-7.46</text:p>
          </table:table-cell>
          <table:table-cell table:formula="of:=[.V434]*2*3.141592/360" office:value-type="float" office:value="-0.130204199735369">
            <text:p>-0.13</text:p>
          </table:table-cell>
          <table:table-cell/>
          <table:table-cell table:formula="of:=COS([.W433])" office:value-type="float" office:value="0.980923579041115">
            <text:p>0.98</text:p>
          </table:table-cell>
          <table:table-cell table:formula="of:=SIN([.W433])" office:value-type="float" office:value="-0.194393755252499">
            <text:p>-0.19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6172">
            <text:p>-6172</text:p>
          </table:table-cell>
          <table:table-cell office:value-type="float" office:value="-8552">
            <text:p>-8552</text:p>
          </table:table-cell>
          <table:table-cell office:value-type="float" office:value="25.99">
            <text:p>25.99</text:p>
          </table:table-cell>
          <table:table-cell office:value-type="float" office:value="13114">
            <text:p>13114</text:p>
          </table:table-cell>
          <table:table-cell office:value-type="float" office:value="-2444">
            <text:p>-2444</text:p>
          </table:table-cell>
          <table:table-cell office:value-type="string">
            <text:p>-2492<text:tab/><text:tab/><text:tab/><text:tab/></text:p>
          </table:table-cell>
          <table:table-cell table:number-columns-repeated="2"/>
          <table:table-cell table:formula="of:=([.E435]-[.$I$2])/131" office:value-type="float" office:value="98.7814249363868">
            <text:p>98.78</text:p>
          </table:table-cell>
          <table:table-cell/>
          <table:table-cell table:formula="of:=[.L434]+[.J435]*0.1" office:value-type="float" office:value="749.862697201018">
            <text:p>749.86</text:p>
          </table:table-cell>
          <table:table-cell table:formula="of:=[.L435]*2*3.141592/360" office:value-type="float" office:value="13.0875702812508">
            <text:p>13.09</text:p>
          </table:table-cell>
          <table:table-cell/>
          <table:table-cell table:formula="of:=COS([.M434])" office:value-type="float" office:value="0.939785703723767">
            <text:p>0.94</text:p>
          </table:table-cell>
          <table:table-cell table:formula="of:=SIN([.M434])" office:value-type="float" office:value="0.34176429169301">
            <text:p>0.34</text:p>
          </table:table-cell>
          <table:table-cell table:number-columns-repeated="3"/>
          <table:table-cell table:formula="of:=([.F435]-[.$S$2])/131" office:value-type="float" office:value="-17.3557251908397">
            <text:p>-17.36</text:p>
          </table:table-cell>
          <table:table-cell/>
          <table:table-cell table:formula="of:=[.T435]*0.1+[.V434]" office:value-type="float" office:value="-9.19572519083969">
            <text:p>-9.20</text:p>
          </table:table-cell>
          <table:table-cell table:formula="of:=[.V435]*2*3.141592/360" office:value-type="float" office:value="-0.160495648298558">
            <text:p>-0.16</text:p>
          </table:table-cell>
          <table:table-cell/>
          <table:table-cell table:formula="of:=COS([.W434])" office:value-type="float" office:value="0.991535401784513">
            <text:p>0.99</text:p>
          </table:table-cell>
          <table:table-cell table:formula="of:=SIN([.W434])" office:value-type="float" office:value="-0.129836616591874">
            <text:p>-0.13</text:p>
          </table:table-cell>
        </table:table-row>
        <table:table-row table:style-name="ro1">
          <table:table-cell office:value-type="float" office:value="13716">
            <text:p>13716</text:p>
          </table:table-cell>
          <table:table-cell office:value-type="float" office:value="-1504">
            <text:p>-1504</text:p>
          </table:table-cell>
          <table:table-cell office:value-type="float" office:value="-3856">
            <text:p>-3856</text:p>
          </table:table-cell>
          <table:table-cell office:value-type="float" office:value="25.99">
            <text:p>25.99</text:p>
          </table:table-cell>
          <table:table-cell office:value-type="float" office:value="9990">
            <text:p>9990</text:p>
          </table:table-cell>
          <table:table-cell office:value-type="float" office:value="1589">
            <text:p>1589</text:p>
          </table:table-cell>
          <table:table-cell office:value-type="string">
            <text:p>-5426<text:tab/><text:tab/><text:tab/><text:tab/></text:p>
          </table:table-cell>
          <table:table-cell table:number-columns-repeated="2"/>
          <table:table-cell table:formula="of:=([.E436]-[.$I$2])/131" office:value-type="float" office:value="74.934096692112">
            <text:p>74.93</text:p>
          </table:table-cell>
          <table:table-cell/>
          <table:table-cell table:formula="of:=[.L435]+[.J436]*0.1" office:value-type="float" office:value="757.35610687023">
            <text:p>757.36</text:p>
          </table:table-cell>
          <table:table-cell table:formula="of:=[.L436]*2*3.141592/360" office:value-type="float" office:value="13.2183549249703">
            <text:p>13.22</text:p>
          </table:table-cell>
          <table:table-cell/>
          <table:table-cell table:formula="of:=COS([.M435])" office:value-type="float" office:value="0.867222464687271">
            <text:p>0.87</text:p>
          </table:table-cell>
          <table:table-cell table:formula="of:=SIN([.M435])" office:value-type="float" office:value="0.497920873976714">
            <text:p>0.50</text:p>
          </table:table-cell>
          <table:table-cell table:number-columns-repeated="3"/>
          <table:table-cell table:formula="of:=([.F436]-[.$S$2])/131" office:value-type="float" office:value="13.430534351145">
            <text:p>13.43</text:p>
          </table:table-cell>
          <table:table-cell/>
          <table:table-cell table:formula="of:=[.T436]*0.1+[.V435]" office:value-type="float" office:value="-7.85267175572519">
            <text:p>-7.85</text:p>
          </table:table-cell>
          <table:table-cell table:formula="of:=[.V436]*2*3.141592/360" office:value-type="float" office:value="-0.13705494870229">
            <text:p>-0.14</text:p>
          </table:table-cell>
          <table:table-cell/>
          <table:table-cell table:formula="of:=COS([.W435])" office:value-type="float" office:value="0.987148196316126">
            <text:p>0.99</text:p>
          </table:table-cell>
          <table:table-cell table:formula="of:=SIN([.W435])" office:value-type="float" office:value="-0.159807504547875">
            <text:p>-0.16</text:p>
          </table:table-cell>
        </table:table-row>
        <table:table-row table:style-name="ro1">
          <table:table-cell office:value-type="float" office:value="11364">
            <text:p>11364</text:p>
          </table:table-cell>
          <table:table-cell office:value-type="float" office:value="-2600">
            <text:p>-2600</text:p>
          </table:table-cell>
          <table:table-cell office:value-type="float" office:value="-2908">
            <text:p>-2908</text:p>
          </table:table-cell>
          <table:table-cell office:value-type="float" office:value="26.08">
            <text:p>26.08</text:p>
          </table:table-cell>
          <table:table-cell office:value-type="float" office:value="10324">
            <text:p>10324</text:p>
          </table:table-cell>
          <table:table-cell office:value-type="float" office:value="-1499">
            <text:p>-1499</text:p>
          </table:table-cell>
          <table:table-cell office:value-type="string">
            <text:p>-1401<text:tab/><text:tab/><text:tab/><text:tab/></text:p>
          </table:table-cell>
          <table:table-cell table:number-columns-repeated="2"/>
          <table:table-cell table:formula="of:=([.E437]-[.$I$2])/131" office:value-type="float" office:value="77.4837150127226">
            <text:p>77.48</text:p>
          </table:table-cell>
          <table:table-cell/>
          <table:table-cell table:formula="of:=[.L436]+[.J437]*0.1" office:value-type="float" office:value="765.104478371502">
            <text:p>765.10</text:p>
          </table:table-cell>
          <table:table-cell table:formula="of:=[.L437]*2*3.141592/360" office:value-type="float" office:value="13.3535894912005">
            <text:p>13.35</text:p>
          </table:table-cell>
          <table:table-cell/>
          <table:table-cell table:formula="of:=COS([.M436])" office:value-type="float" office:value="0.794881354245576">
            <text:p>0.79</text:p>
          </table:table-cell>
          <table:table-cell table:formula="of:=SIN([.M436])" office:value-type="float" office:value="0.60676489077131">
            <text:p>0.61</text:p>
          </table:table-cell>
          <table:table-cell table:number-columns-repeated="3"/>
          <table:table-cell table:formula="of:=([.F437]-[.$S$2])/131" office:value-type="float" office:value="-10.1419847328244">
            <text:p>-10.14</text:p>
          </table:table-cell>
          <table:table-cell/>
          <table:table-cell table:formula="of:=[.T437]*0.1+[.V436]" office:value-type="float" office:value="-8.86687022900763">
            <text:p>-8.87</text:p>
          </table:table-cell>
          <table:table-cell table:formula="of:=[.V437]*2*3.141592/360" office:value-type="float" office:value="-0.154756047647159">
            <text:p>-0.15</text:p>
          </table:table-cell>
          <table:table-cell/>
          <table:table-cell table:formula="of:=COS([.W436])" office:value-type="float" office:value="0.990622663018903">
            <text:p>0.99</text:p>
          </table:table-cell>
          <table:table-cell table:formula="of:=SIN([.W436])" office:value-type="float" office:value="-0.13662627680405">
            <text:p>-0.14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3144">
            <text:p>-3144</text:p>
          </table:table-cell>
          <table:table-cell office:value-type="float" office:value="-4116">
            <text:p>-4116</text:p>
          </table:table-cell>
          <table:table-cell office:value-type="float" office:value="25.99">
            <text:p>25.99</text:p>
          </table:table-cell>
          <table:table-cell office:value-type="float" office:value="7650">
            <text:p>7650</text:p>
          </table:table-cell>
          <table:table-cell office:value-type="float" office:value="-1229">
            <text:p>-1229</text:p>
          </table:table-cell>
          <table:table-cell office:value-type="string">
            <text:p>-2703<text:tab/><text:tab/><text:tab/><text:tab/></text:p>
          </table:table-cell>
          <table:table-cell table:number-columns-repeated="2"/>
          <table:table-cell table:formula="of:=([.E438]-[.$I$2])/131" office:value-type="float" office:value="57.0715012722646">
            <text:p>57.07</text:p>
          </table:table-cell>
          <table:table-cell/>
          <table:table-cell table:formula="of:=[.L437]+[.J438]*0.1" office:value-type="float" office:value="770.811628498728">
            <text:p>770.81</text:p>
          </table:table-cell>
          <table:table-cell table:formula="of:=[.L438]*2*3.141592/360" office:value-type="float" office:value="13.4531980311032">
            <text:p>13.45</text:p>
          </table:table-cell>
          <table:table-cell/>
          <table:table-cell table:formula="of:=COS([.M437])" office:value-type="float" office:value="0.705818171046856">
            <text:p>0.71</text:p>
          </table:table-cell>
          <table:table-cell table:formula="of:=SIN([.M437])" office:value-type="float" office:value="0.708393047269714">
            <text:p>0.71</text:p>
          </table:table-cell>
          <table:table-cell table:number-columns-repeated="3"/>
          <table:table-cell table:formula="of:=([.F438]-[.$S$2])/131" office:value-type="float" office:value="-8.08091603053435">
            <text:p>-8.08</text:p>
          </table:table-cell>
          <table:table-cell/>
          <table:table-cell table:formula="of:=[.T438]*0.1+[.V437]" office:value-type="float" office:value="-9.67496183206107">
            <text:p>-9.67</text:p>
          </table:table-cell>
          <table:table-cell table:formula="of:=[.V438]*2*3.141592/360" office:value-type="float" office:value="-0.168859903843936">
            <text:p>-0.17</text:p>
          </table:table-cell>
          <table:table-cell/>
          <table:table-cell table:formula="of:=COS([.W437])" office:value-type="float" office:value="0.988049162762679">
            <text:p>0.99</text:p>
          </table:table-cell>
          <table:table-cell table:formula="of:=SIN([.W437])" office:value-type="float" office:value="-0.154139066962175">
            <text:p>-0.15</text:p>
          </table:table-cell>
        </table:table-row>
        <table:table-row table:style-name="ro1">
          <table:table-cell office:value-type="float" office:value="19444">
            <text:p>19444</text:p>
          </table:table-cell>
          <table:table-cell office:value-type="float" office:value="-3828">
            <text:p>-3828</text:p>
          </table:table-cell>
          <table:table-cell office:value-type="float" office:value="-5948">
            <text:p>-5948</text:p>
          </table:table-cell>
          <table:table-cell office:value-type="float" office:value="25.94">
            <text:p>25.94</text:p>
          </table:table-cell>
          <table:table-cell office:value-type="float" office:value="7868">
            <text:p>7868</text:p>
          </table:table-cell>
          <table:table-cell office:value-type="float" office:value="-1899">
            <text:p>-1899</text:p>
          </table:table-cell>
          <table:table-cell office:value-type="string">
            <text:p>-2976<text:tab/><text:tab/><text:tab/><text:tab/></text:p>
          </table:table-cell>
          <table:table-cell table:number-columns-repeated="2"/>
          <table:table-cell table:formula="of:=([.E439]-[.$I$2])/131" office:value-type="float" office:value="58.7356234096692">
            <text:p>58.74</text:p>
          </table:table-cell>
          <table:table-cell/>
          <table:table-cell table:formula="of:=[.L438]+[.J439]*0.1" office:value-type="float" office:value="776.685190839695">
            <text:p>776.69</text:p>
          </table:table-cell>
          <table:table-cell table:formula="of:=[.L439]*2*3.141592/360" office:value-type="float" office:value="13.555711011447">
            <text:p>13.56</text:p>
          </table:table-cell>
          <table:table-cell/>
          <table:table-cell table:formula="of:=COS([.M438])" office:value-type="float" office:value="0.631874179649983">
            <text:p>0.63</text:p>
          </table:table-cell>
          <table:table-cell table:formula="of:=SIN([.M438])" office:value-type="float" office:value="0.775070978099207">
            <text:p>0.78</text:p>
          </table:table-cell>
          <table:table-cell table:number-columns-repeated="3"/>
          <table:table-cell table:formula="of:=([.F439]-[.$S$2])/131" office:value-type="float" office:value="-13.1954198473282">
            <text:p>-13.20</text:p>
          </table:table-cell>
          <table:table-cell/>
          <table:table-cell table:formula="of:=[.T439]*0.1+[.V438]" office:value-type="float" office:value="-10.9945038167939">
            <text:p>-10.99</text:p>
          </table:table-cell>
          <table:table-cell table:formula="of:=[.V439]*2*3.141592/360" office:value-type="float" office:value="-0.191890251304495">
            <text:p>-0.19</text:p>
          </table:table-cell>
          <table:table-cell/>
          <table:table-cell table:formula="of:=COS([.W438])" office:value-type="float" office:value="0.985777010472666">
            <text:p>0.99</text:p>
          </table:table-cell>
          <table:table-cell table:formula="of:=SIN([.W438])" office:value-type="float" office:value="-0.168058577952968">
            <text:p>-0.17</text:p>
          </table:table-cell>
        </table:table-row>
        <table:table-row table:style-name="ro1">
          <table:table-cell office:value-type="float" office:value="15328">
            <text:p>15328</text:p>
          </table:table-cell>
          <table:table-cell office:value-type="float" office:value="-2220">
            <text:p>-2220</text:p>
          </table:table-cell>
          <table:table-cell office:value-type="float" office:value="-6248">
            <text:p>-6248</text:p>
          </table:table-cell>
          <table:table-cell office:value-type="float" office:value="25.99">
            <text:p>25.99</text:p>
          </table:table-cell>
          <table:table-cell office:value-type="float" office:value="6186">
            <text:p>6186</text:p>
          </table:table-cell>
          <table:table-cell office:value-type="float" office:value="5836">
            <text:p>5836</text:p>
          </table:table-cell>
          <table:table-cell office:value-type="string">
            <text:p>-1778<text:tab/><text:tab/><text:tab/><text:tab/></text:p>
          </table:table-cell>
          <table:table-cell table:number-columns-repeated="2"/>
          <table:table-cell table:formula="of:=([.E440]-[.$I$2])/131" office:value-type="float" office:value="45.8959287531807">
            <text:p>45.90</text:p>
          </table:table-cell>
          <table:table-cell/>
          <table:table-cell table:formula="of:=[.L439]+[.J440]*0.1" office:value-type="float" office:value="781.274783715013">
            <text:p>781.27</text:p>
          </table:table-cell>
          <table:table-cell table:formula="of:=[.L440]*2*3.141592/360" office:value-type="float" office:value="13.6358145017823">
            <text:p>13.64</text:p>
          </table:table-cell>
          <table:table-cell/>
          <table:table-cell table:formula="of:=COS([.M439])" office:value-type="float" office:value="0.549241186350847">
            <text:p>0.55</text:p>
          </table:table-cell>
          <table:table-cell table:formula="of:=SIN([.M439])" office:value-type="float" office:value="0.835663879329431">
            <text:p>0.84</text:p>
          </table:table-cell>
          <table:table-cell table:number-columns-repeated="3"/>
          <table:table-cell table:formula="of:=([.F440]-[.$S$2])/131" office:value-type="float" office:value="45.8503816793893">
            <text:p>45.85</text:p>
          </table:table-cell>
          <table:table-cell/>
          <table:table-cell table:formula="of:=[.T440]*0.1+[.V439]" office:value-type="float" office:value="-6.40946564885496">
            <text:p>-6.41</text:p>
          </table:table-cell>
          <table:table-cell table:formula="of:=[.V440]*2*3.141592/360" office:value-type="float" office:value="-0.111866255592875">
            <text:p>-0.11</text:p>
          </table:table-cell>
          <table:table-cell/>
          <table:table-cell table:formula="of:=COS([.W439])" office:value-type="float" office:value="0.981645490182675">
            <text:p>0.98</text:p>
          </table:table-cell>
          <table:table-cell table:formula="of:=SIN([.W439])" office:value-type="float" office:value="-0.190714791256512">
            <text:p>-0.19</text:p>
          </table:table-cell>
        </table:table-row>
        <table:table-row table:style-name="ro1">
          <table:table-cell office:value-type="float" office:value="16820">
            <text:p>16820</text:p>
          </table:table-cell>
          <table:table-cell office:value-type="float" office:value="956">
            <text:p>956</text:p>
          </table:table-cell>
          <table:table-cell office:value-type="float" office:value="-9404">
            <text:p>-9404</text:p>
          </table:table-cell>
          <table:table-cell office:value-type="float" office:value="25.94">
            <text:p>25.94</text:p>
          </table:table-cell>
          <table:table-cell office:value-type="float" office:value="5525">
            <text:p>5525</text:p>
          </table:table-cell>
          <table:table-cell office:value-type="float" office:value="-253">
            <text:p>-253</text:p>
          </table:table-cell>
          <table:table-cell office:value-type="string">
            <text:p>-553<text:tab/><text:tab/><text:tab/><text:tab/></text:p>
          </table:table-cell>
          <table:table-cell table:number-columns-repeated="2"/>
          <table:table-cell table:formula="of:=([.E441]-[.$I$2])/131" office:value-type="float" office:value="40.8501272264631">
            <text:p>40.85</text:p>
          </table:table-cell>
          <table:table-cell/>
          <table:table-cell table:formula="of:=[.L440]+[.J441]*0.1" office:value-type="float" office:value="785.35979643766">
            <text:p>785.36</text:p>
          </table:table-cell>
          <table:table-cell table:formula="of:=[.L441]*2*3.141592/360" office:value-type="float" office:value="13.7071114089454">
            <text:p>13.71</text:p>
          </table:table-cell>
          <table:table-cell/>
          <table:table-cell table:formula="of:=COS([.M440])" office:value-type="float" office:value="0.480611976994351">
            <text:p>0.48</text:p>
          </table:table-cell>
          <table:table-cell table:formula="of:=SIN([.M440])" office:value-type="float" office:value="0.876933365524189">
            <text:p>0.88</text:p>
          </table:table-cell>
          <table:table-cell table:number-columns-repeated="3"/>
          <table:table-cell table:formula="of:=([.F441]-[.$S$2])/131" office:value-type="float" office:value="-0.630534351145038">
            <text:p>-0.63</text:p>
          </table:table-cell>
          <table:table-cell/>
          <table:table-cell table:formula="of:=[.T441]*0.1+[.V440]" office:value-type="float" office:value="-6.47251908396947">
            <text:p>-6.47</text:p>
          </table:table-cell>
          <table:table-cell table:formula="of:=[.V441]*2*3.141592/360" office:value-type="float" office:value="-0.112966745411366">
            <text:p>-0.11</text:p>
          </table:table-cell>
          <table:table-cell/>
          <table:table-cell table:formula="of:=COS([.W440])" office:value-type="float" office:value="0.993749492778426">
            <text:p>0.99</text:p>
          </table:table-cell>
          <table:table-cell table:formula="of:=SIN([.W440])" office:value-type="float" office:value="-0.111633084713361">
            <text:p>-0.11</text:p>
          </table:table-cell>
        </table:table-row>
        <table:table-row table:style-name="ro1">
          <table:table-cell office:value-type="float" office:value="15392">
            <text:p>15392</text:p>
          </table:table-cell>
          <table:table-cell office:value-type="float" office:value="-2868">
            <text:p>-2868</text:p>
          </table:table-cell>
          <table:table-cell office:value-type="float" office:value="-5628">
            <text:p>-5628</text:p>
          </table:table-cell>
          <table:table-cell office:value-type="float" office:value="26.04">
            <text:p>26.04</text:p>
          </table:table-cell>
          <table:table-cell office:value-type="float" office:value="3930">
            <text:p>3930</text:p>
          </table:table-cell>
          <table:table-cell office:value-type="float" office:value="4017">
            <text:p>4017</text:p>
          </table:table-cell>
          <table:table-cell office:value-type="string">
            <text:p>-164<text:tab/><text:tab/><text:tab/><text:tab/></text:p>
          </table:table-cell>
          <table:table-cell table:number-columns-repeated="2"/>
          <table:table-cell table:formula="of:=([.E442]-[.$I$2])/131" office:value-type="float" office:value="28.6745547073791">
            <text:p>28.67</text:p>
          </table:table-cell>
          <table:table-cell/>
          <table:table-cell table:formula="of:=[.L441]+[.J442]*0.1" office:value-type="float" office:value="788.227251908398">
            <text:p>788.23</text:p>
          </table:table-cell>
          <table:table-cell table:formula="of:=[.L442]*2*3.141592/360" office:value-type="float" office:value="13.7571579376523">
            <text:p>13.76</text:p>
          </table:table-cell>
          <table:table-cell/>
          <table:table-cell table:formula="of:=COS([.M441])" office:value-type="float" office:value="0.416921278662051">
            <text:p>0.42</text:p>
          </table:table-cell>
          <table:table-cell table:formula="of:=SIN([.M441])" office:value-type="float" office:value="0.90894259851698">
            <text:p>0.91</text:p>
          </table:table-cell>
          <table:table-cell table:number-columns-repeated="3"/>
          <table:table-cell table:formula="of:=([.F442]-[.$S$2])/131" office:value-type="float" office:value="31.9648854961832">
            <text:p>31.96</text:p>
          </table:table-cell>
          <table:table-cell/>
          <table:table-cell table:formula="of:=[.T442]*0.1+[.V441]" office:value-type="float" office:value="-3.27603053435114">
            <text:p>-3.28</text:p>
          </table:table-cell>
          <table:table-cell table:formula="of:=[.V442]*2*3.141592/360" office:value-type="float" office:value="-0.0571775073248516">
            <text:p>-0.06</text:p>
          </table:table-cell>
          <table:table-cell/>
          <table:table-cell table:formula="of:=COS([.W441])" office:value-type="float" office:value="0.993626039976155">
            <text:p>0.99</text:p>
          </table:table-cell>
          <table:table-cell table:formula="of:=SIN([.W441])" office:value-type="float" office:value="-0.112726628093382">
            <text:p>-0.11</text:p>
          </table:table-cell>
        </table:table-row>
        <table:table-row table:style-name="ro1">
          <table:table-cell office:value-type="float" office:value="11332">
            <text:p>11332</text:p>
          </table:table-cell>
          <table:table-cell office:value-type="float" office:value="-1528">
            <text:p>-1528</text:p>
          </table:table-cell>
          <table:table-cell office:value-type="float" office:value="-2476">
            <text:p>-2476</text:p>
          </table:table-cell>
          <table:table-cell office:value-type="float" office:value="25.94">
            <text:p>25.94</text:p>
          </table:table-cell>
          <table:table-cell office:value-type="float" office:value="5193">
            <text:p>5193</text:p>
          </table:table-cell>
          <table:table-cell office:value-type="float" office:value="-2580">
            <text:p>-2580</text:p>
          </table:table-cell>
          <table:table-cell office:value-type="string">
            <text:p>60<text:tab/><text:tab/><text:tab/><text:tab/></text:p>
          </table:table-cell>
          <table:table-cell table:number-columns-repeated="2"/>
          <table:table-cell table:formula="of:=([.E443]-[.$I$2])/131" office:value-type="float" office:value="38.3157760814249">
            <text:p>38.32</text:p>
          </table:table-cell>
          <table:table-cell/>
          <table:table-cell table:formula="of:=[.L442]+[.J443]*0.1" office:value-type="float" office:value="792.05882951654">
            <text:p>792.06</text:p>
          </table:table-cell>
          <table:table-cell table:formula="of:=[.L443]*2*3.141592/360" office:value-type="float" office:value="13.8240315685474">
            <text:p>13.82</text:p>
          </table:table-cell>
          <table:table-cell/>
          <table:table-cell table:formula="of:=COS([.M442])" office:value-type="float" office:value="0.370928830631678">
            <text:p>0.37</text:p>
          </table:table-cell>
          <table:table-cell table:formula="of:=SIN([.M442])" office:value-type="float" office:value="0.928661295955752">
            <text:p>0.93</text:p>
          </table:table-cell>
          <table:table-cell table:number-columns-repeated="3"/>
          <table:table-cell table:formula="of:=([.F443]-[.$S$2])/131" office:value-type="float" office:value="-18.393893129771">
            <text:p>-18.39</text:p>
          </table:table-cell>
          <table:table-cell/>
          <table:table-cell table:formula="of:=[.T443]*0.1+[.V442]" office:value-type="float" office:value="-5.11541984732824">
            <text:p>-5.12</text:p>
          </table:table-cell>
          <table:table-cell table:formula="of:=[.V443]*2*3.141592/360" office:value-type="float" office:value="-0.0892809003833758">
            <text:p>-0.09</text:p>
          </table:table-cell>
          <table:table-cell/>
          <table:table-cell table:formula="of:=COS([.W442])" office:value-type="float" office:value="0.998365811617404">
            <text:p>1.00</text:p>
          </table:table-cell>
          <table:table-cell table:formula="of:=SIN([.W442])" office:value-type="float" office:value="-0.0571463576575335">
            <text:p>-0.06</text:p>
          </table:table-cell>
        </table:table-row>
        <table:table-row table:style-name="ro1">
          <table:table-cell office:value-type="float" office:value="15676">
            <text:p>15676</text:p>
          </table:table-cell>
          <table:table-cell office:value-type="float" office:value="-960">
            <text:p>-960</text:p>
          </table:table-cell>
          <table:table-cell office:value-type="float" office:value="-4104">
            <text:p>-4104</text:p>
          </table:table-cell>
          <table:table-cell office:value-type="float" office:value="25.99">
            <text:p>25.99</text:p>
          </table:table-cell>
          <table:table-cell office:value-type="float" office:value="4365">
            <text:p>4365</text:p>
          </table:table-cell>
          <table:table-cell office:value-type="float" office:value="-2632">
            <text:p>-2632</text:p>
          </table:table-cell>
          <table:table-cell office:value-type="string">
            <text:p>-1180<text:tab/><text:tab/><text:tab/><text:tab/></text:p>
          </table:table-cell>
          <table:table-cell table:number-columns-repeated="2"/>
          <table:table-cell table:formula="of:=([.E444]-[.$I$2])/131" office:value-type="float" office:value="31.995165394402">
            <text:p>32.00</text:p>
          </table:table-cell>
          <table:table-cell/>
          <table:table-cell table:formula="of:=[.L443]+[.J444]*0.1" office:value-type="float" office:value="795.25834605598">
            <text:p>795.26</text:p>
          </table:table-cell>
          <table:table-cell table:formula="of:=[.L444]*2*3.141592/360" office:value-type="float" office:value="13.879873655015">
            <text:p>13.88</text:p>
          </table:table-cell>
          <table:table-cell/>
          <table:table-cell table:formula="of:=COS([.M443])" office:value-type="float" office:value="0.308043052691097">
            <text:p>0.31</text:p>
          </table:table-cell>
          <table:table-cell table:formula="of:=SIN([.M443])" office:value-type="float" office:value="0.951372417977708">
            <text:p>0.95</text:p>
          </table:table-cell>
          <table:table-cell table:number-columns-repeated="3"/>
          <table:table-cell table:formula="of:=([.F444]-[.$S$2])/131" office:value-type="float" office:value="-18.7908396946565">
            <text:p>-18.79</text:p>
          </table:table-cell>
          <table:table-cell/>
          <table:table-cell table:formula="of:=[.T444]*0.1+[.V443]" office:value-type="float" office:value="-6.99450381679389">
            <text:p>-6.99</text:p>
          </table:table-cell>
          <table:table-cell table:formula="of:=[.V444]*2*3.141592/360" office:value-type="float" office:value="-0.12207709574894">
            <text:p>-0.12</text:p>
          </table:table-cell>
          <table:table-cell/>
          <table:table-cell table:formula="of:=COS([.W443])" office:value-type="float" office:value="0.996017107131006">
            <text:p>1.00</text:p>
          </table:table-cell>
          <table:table-cell table:formula="of:=SIN([.W443])" office:value-type="float" office:value="-0.0891623367929611">
            <text:p>-0.09</text:p>
          </table:table-cell>
        </table:table-row>
        <table:table-row table:style-name="ro1">
          <table:table-cell office:value-type="float" office:value="17924">
            <text:p>17924</text:p>
          </table:table-cell>
          <table:table-cell office:value-type="float" office:value="-1192">
            <text:p>-1192</text:p>
          </table:table-cell>
          <table:table-cell office:value-type="float" office:value="-4400">
            <text:p>-4400</text:p>
          </table:table-cell>
          <table:table-cell office:value-type="float" office:value="26.04">
            <text:p>26.04</text:p>
          </table:table-cell>
          <table:table-cell office:value-type="float" office:value="4740">
            <text:p>4740</text:p>
          </table:table-cell>
          <table:table-cell office:value-type="float" office:value="-337">
            <text:p>-337</text:p>
          </table:table-cell>
          <table:table-cell office:value-type="string">
            <text:p>-940<text:tab/><text:tab/><text:tab/><text:tab/></text:p>
          </table:table-cell>
          <table:table-cell table:number-columns-repeated="2"/>
          <table:table-cell table:formula="of:=([.E445]-[.$I$2])/131" office:value-type="float" office:value="34.8577608142494">
            <text:p>34.86</text:p>
          </table:table-cell>
          <table:table-cell/>
          <table:table-cell table:formula="of:=[.L444]+[.J445]*0.1" office:value-type="float" office:value="798.744122137405">
            <text:p>798.74</text:p>
          </table:table-cell>
          <table:table-cell table:formula="of:=[.L445]*2*3.141592/360" office:value-type="float" office:value="13.9407119119661">
            <text:p>13.94</text:p>
          </table:table-cell>
          <table:table-cell/>
          <table:table-cell table:formula="of:=COS([.M444])" office:value-type="float" office:value="0.254463872213188">
            <text:p>0.25</text:p>
          </table:table-cell>
          <table:table-cell table:formula="of:=SIN([.M444])" office:value-type="float" office:value="0.967082280748784">
            <text:p>0.97</text:p>
          </table:table-cell>
          <table:table-cell table:number-columns-repeated="3"/>
          <table:table-cell table:formula="of:=([.F445]-[.$S$2])/131" office:value-type="float" office:value="-1.27175572519084">
            <text:p>-1.27</text:p>
          </table:table-cell>
          <table:table-cell/>
          <table:table-cell table:formula="of:=[.T445]*0.1+[.V444]" office:value-type="float" office:value="-7.12167938931298">
            <text:p>-7.12</text:p>
          </table:table-cell>
          <table:table-cell table:formula="of:=[.V445]*2*3.141592/360" office:value-type="float" office:value="-0.124296727755725">
            <text:p>-0.12</text:p>
          </table:table-cell>
          <table:table-cell/>
          <table:table-cell table:formula="of:=COS([.W444])" office:value-type="float" office:value="0.992557840666148">
            <text:p>0.99</text:p>
          </table:table-cell>
          <table:table-cell table:formula="of:=SIN([.W444])" office:value-type="float" office:value="-0.121774106164462">
            <text:p>-0.12</text:p>
          </table:table-cell>
        </table:table-row>
        <table:table-row table:style-name="ro1">
          <table:table-cell office:value-type="float" office:value="20892">
            <text:p>20892</text:p>
          </table:table-cell>
          <table:table-cell office:value-type="float" office:value="-4900">
            <text:p>-4900</text:p>
          </table:table-cell>
          <table:table-cell office:value-type="float" office:value="-8080">
            <text:p>-8080</text:p>
          </table:table-cell>
          <table:table-cell office:value-type="float" office:value="25.99">
            <text:p>25.99</text:p>
          </table:table-cell>
          <table:table-cell office:value-type="float" office:value="6529">
            <text:p>6529</text:p>
          </table:table-cell>
          <table:table-cell office:value-type="float" office:value="1753">
            <text:p>1753</text:p>
          </table:table-cell>
          <table:table-cell office:value-type="string">
            <text:p>100<text:tab/><text:tab/><text:tab/><text:tab/></text:p>
          </table:table-cell>
          <table:table-cell table:number-columns-repeated="2"/>
          <table:table-cell table:formula="of:=([.E446]-[.$I$2])/131" office:value-type="float" office:value="48.5142493638677">
            <text:p>48.51</text:p>
          </table:table-cell>
          <table:table-cell/>
          <table:table-cell table:formula="of:=[.L445]+[.J446]*0.1" office:value-type="float" office:value="803.595547073792">
            <text:p>803.60</text:p>
          </table:table-cell>
          <table:table-cell table:formula="of:=[.L446]*2*3.141592/360" office:value-type="float" office:value="14.0253852329036">
            <text:p>14.03</text:p>
          </table:table-cell>
          <table:table-cell/>
          <table:table-cell table:formula="of:=COS([.M445])" office:value-type="float" office:value="0.195193782340249">
            <text:p>0.20</text:p>
          </table:table-cell>
          <table:table-cell table:formula="of:=SIN([.M445])" office:value-type="float" office:value="0.980764695192332">
            <text:p>0.98</text:p>
          </table:table-cell>
          <table:table-cell table:number-columns-repeated="3"/>
          <table:table-cell table:formula="of:=([.F446]-[.$S$2])/131" office:value-type="float" office:value="14.6824427480916">
            <text:p>14.68</text:p>
          </table:table-cell>
          <table:table-cell/>
          <table:table-cell table:formula="of:=[.T446]*0.1+[.V445]" office:value-type="float" office:value="-5.65343511450382">
            <text:p>-5.65</text:p>
          </table:table-cell>
          <table:table-cell table:formula="of:=[.V446]*2*3.141592/360" office:value-type="float" office:value="-0.0986710362680237">
            <text:p>-0.10</text:p>
          </table:table-cell>
          <table:table-cell/>
          <table:table-cell table:formula="of:=COS([.W445])" office:value-type="float" office:value="0.992285102135224">
            <text:p>0.99</text:p>
          </table:table-cell>
          <table:table-cell table:formula="of:=SIN([.W445])" office:value-type="float" office:value="-0.123976917530999">
            <text:p>-0.12</text:p>
          </table:table-cell>
        </table:table-row>
        <table:table-row table:style-name="ro1">
          <table:table-cell office:value-type="float" office:value="17484">
            <text:p>17484</text:p>
          </table:table-cell>
          <table:table-cell office:value-type="float" office:value="-5416">
            <text:p>-5416</text:p>
          </table:table-cell>
          <table:table-cell office:value-type="float" office:value="-9996">
            <text:p>-9996</text:p>
          </table:table-cell>
          <table:table-cell office:value-type="float" office:value="25.85">
            <text:p>25.85</text:p>
          </table:table-cell>
          <table:table-cell office:value-type="float" office:value="8928">
            <text:p>8928</text:p>
          </table:table-cell>
          <table:table-cell office:value-type="float" office:value="-3313">
            <text:p>-3313</text:p>
          </table:table-cell>
          <table:table-cell office:value-type="string">
            <text:p>-862<text:tab/><text:tab/><text:tab/><text:tab/></text:p>
          </table:table-cell>
          <table:table-cell table:number-columns-repeated="2"/>
          <table:table-cell table:formula="of:=([.E447]-[.$I$2])/131" office:value-type="float" office:value="66.8272264631043">
            <text:p>66.83</text:p>
          </table:table-cell>
          <table:table-cell/>
          <table:table-cell table:formula="of:=[.L446]+[.J447]*0.1" office:value-type="float" office:value="810.278269720103">
            <text:p>810.28</text:p>
          </table:table-cell>
          <table:table-cell table:formula="of:=[.L447]*2*3.141592/360" office:value-type="float" office:value="14.142020721814">
            <text:p>14.14</text:p>
          </table:table-cell>
          <table:table-cell/>
          <table:table-cell table:formula="of:=COS([.M446])" office:value-type="float" office:value="0.111549065435835">
            <text:p>0.11</text:p>
          </table:table-cell>
          <table:table-cell table:formula="of:=SIN([.M446])" office:value-type="float" office:value="0.993758927507266">
            <text:p>0.99</text:p>
          </table:table-cell>
          <table:table-cell table:number-columns-repeated="3"/>
          <table:table-cell table:formula="of:=([.F447]-[.$S$2])/131" office:value-type="float" office:value="-23.9893129770992">
            <text:p>-23.99</text:p>
          </table:table-cell>
          <table:table-cell/>
          <table:table-cell table:formula="of:=[.T447]*0.1+[.V446]" office:value-type="float" office:value="-8.05236641221374">
            <text:p>-8.05</text:p>
          </table:table-cell>
          <table:table-cell table:formula="of:=[.V447]*2*3.141592/360" office:value-type="float" office:value="-0.140540277231552">
            <text:p>-0.14</text:p>
          </table:table-cell>
          <table:table-cell/>
          <table:table-cell table:formula="of:=COS([.W446])" office:value-type="float" office:value="0.995135961568447">
            <text:p>1.00</text:p>
          </table:table-cell>
          <table:table-cell table:formula="of:=SIN([.W446])" office:value-type="float" office:value="-0.0985110044271324">
            <text:p>-0.10</text:p>
          </table:table-cell>
        </table:table-row>
        <table:table-row table:style-name="ro1">
          <table:table-cell office:value-type="float" office:value="15152">
            <text:p>15152</text:p>
          </table:table-cell>
          <table:table-cell office:value-type="float" office:value="-1196">
            <text:p>-1196</text:p>
          </table:table-cell>
          <table:table-cell office:value-type="float" office:value="-5636">
            <text:p>-5636</text:p>
          </table:table-cell>
          <table:table-cell office:value-type="float" office:value="25.99">
            <text:p>25.99</text:p>
          </table:table-cell>
          <table:table-cell office:value-type="float" office:value="5397">
            <text:p>5397</text:p>
          </table:table-cell>
          <table:table-cell office:value-type="float" office:value="-250">
            <text:p>-250</text:p>
          </table:table-cell>
          <table:table-cell office:value-type="string">
            <text:p>-3691<text:tab/><text:tab/><text:tab/><text:tab/></text:p>
          </table:table-cell>
          <table:table-cell table:number-columns-repeated="2"/>
          <table:table-cell table:formula="of:=([.E448]-[.$I$2])/131" office:value-type="float" office:value="39.8730279898219">
            <text:p>39.87</text:p>
          </table:table-cell>
          <table:table-cell/>
          <table:table-cell table:formula="of:=[.L447]+[.J448]*0.1" office:value-type="float" office:value="814.265572519085">
            <text:p>814.27</text:p>
          </table:table-cell>
          <table:table-cell table:formula="of:=[.L448]*2*3.141592/360" office:value-type="float" office:value="14.2116122694521">
            <text:p>14.21</text:p>
          </table:table-cell>
          <table:table-cell/>
          <table:table-cell table:formula="of:=COS([.M447])" office:value-type="float" office:value="-0.00485376160141182">
            <text:p>0.00</text:p>
          </table:table-cell>
          <table:table-cell table:formula="of:=SIN([.M447])" office:value-type="float" office:value="0.999988220429779">
            <text:p>1.00</text:p>
          </table:table-cell>
          <table:table-cell table:number-columns-repeated="3"/>
          <table:table-cell table:formula="of:=([.F448]-[.$S$2])/131" office:value-type="float" office:value="-0.60763358778626">
            <text:p>-0.61</text:p>
          </table:table-cell>
          <table:table-cell/>
          <table:table-cell table:formula="of:=[.T448]*0.1+[.V447]" office:value-type="float" office:value="-8.11312977099237">
            <text:p>-8.11</text:p>
          </table:table-cell>
          <table:table-cell table:formula="of:=[.V448]*2*3.141592/360" office:value-type="float" office:value="-0.141600797686175">
            <text:p>-0.14</text:p>
          </table:table-cell>
          <table:table-cell/>
          <table:table-cell table:formula="of:=COS([.W447])" office:value-type="float" office:value="0.990140459726876">
            <text:p>0.99</text:p>
          </table:table-cell>
          <table:table-cell table:formula="of:=SIN([.W447])" office:value-type="float" office:value="-0.140078085409">
            <text:p>-0.14</text:p>
          </table:table-cell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-1988">
            <text:p>-1988</text:p>
          </table:table-cell>
          <table:table-cell office:value-type="float" office:value="-1544">
            <text:p>-1544</text:p>
          </table:table-cell>
          <table:table-cell office:value-type="float" office:value="25.99">
            <text:p>25.99</text:p>
          </table:table-cell>
          <table:table-cell office:value-type="float" office:value="4549">
            <text:p>4549</text:p>
          </table:table-cell>
          <table:table-cell office:value-type="float" office:value="2308">
            <text:p>2308</text:p>
          </table:table-cell>
          <table:table-cell office:value-type="string">
            <text:p>-982<text:tab/><text:tab/><text:tab/><text:tab/></text:p>
          </table:table-cell>
          <table:table-cell table:number-columns-repeated="2"/>
          <table:table-cell table:formula="of:=([.E449]-[.$I$2])/131" office:value-type="float" office:value="33.3997455470738">
            <text:p>33.40</text:p>
          </table:table-cell>
          <table:table-cell/>
          <table:table-cell table:formula="of:=[.L448]+[.J449]*0.1" office:value-type="float" office:value="817.605547073792">
            <text:p>817.61</text:p>
          </table:table-cell>
          <table:table-cell table:formula="of:=[.L449]*2*3.141592/360" office:value-type="float" office:value="14.2699058102369">
            <text:p>14.27</text:p>
          </table:table-cell>
          <table:table-cell/>
          <table:table-cell table:formula="of:=COS([.M448])" office:value-type="float" office:value="-0.0743765833557056">
            <text:p>-0.07</text:p>
          </table:table-cell>
          <table:table-cell table:formula="of:=SIN([.M448])" office:value-type="float" office:value="0.997230226100439">
            <text:p>1.00</text:p>
          </table:table-cell>
          <table:table-cell table:number-columns-repeated="3"/>
          <table:table-cell table:formula="of:=([.F449]-[.$S$2])/131" office:value-type="float" office:value="18.9190839694656">
            <text:p>18.92</text:p>
          </table:table-cell>
          <table:table-cell/>
          <table:table-cell table:formula="of:=[.T449]*0.1+[.V448]" office:value-type="float" office:value="-6.2212213740458">
            <text:p>-6.22</text:p>
          </table:table-cell>
          <table:table-cell table:formula="of:=[.V449]*2*3.141592/360" office:value-type="float" office:value="-0.108580773882952">
            <text:p>-0.11</text:p>
          </table:table-cell>
          <table:table-cell/>
          <table:table-cell table:formula="of:=COS([.W448])" office:value-type="float" office:value="0.989991347272667">
            <text:p>0.99</text:p>
          </table:table-cell>
          <table:table-cell table:formula="of:=SIN([.W448])" office:value-type="float" office:value="-0.141128070649496">
            <text:p>-0.14</text:p>
          </table:table-cell>
        </table:table-row>
        <table:table-row table:style-name="ro1">
          <table:table-cell office:value-type="float" office:value="14764">
            <text:p>14764</text:p>
          </table:table-cell>
          <table:table-cell office:value-type="float" office:value="-3748">
            <text:p>-3748</text:p>
          </table:table-cell>
          <table:table-cell office:value-type="float" office:value="-3076">
            <text:p>-3076</text:p>
          </table:table-cell>
          <table:table-cell office:value-type="float" office:value="26.04">
            <text:p>26.04</text:p>
          </table:table-cell>
          <table:table-cell office:value-type="float" office:value="3454">
            <text:p>3454</text:p>
          </table:table-cell>
          <table:table-cell office:value-type="float" office:value="-2669">
            <text:p>-2669</text:p>
          </table:table-cell>
          <table:table-cell office:value-type="string">
            <text:p>-1771<text:tab/><text:tab/><text:tab/><text:tab/></text:p>
          </table:table-cell>
          <table:table-cell table:number-columns-repeated="2"/>
          <table:table-cell table:formula="of:=([.E450]-[.$I$2])/131" office:value-type="float" office:value="25.0409669211196">
            <text:p>25.04</text:p>
          </table:table-cell>
          <table:table-cell/>
          <table:table-cell table:formula="of:=[.L449]+[.J450]*0.1" office:value-type="float" office:value="820.109643765904">
            <text:p>820.11</text:p>
          </table:table-cell>
          <table:table-cell table:formula="of:=[.L450]*2*3.141592/360" office:value-type="float" office:value="14.3136105332101">
            <text:p>14.31</text:p>
          </table:table-cell>
          <table:table-cell/>
          <table:table-cell table:formula="of:=COS([.M449])" office:value-type="float" office:value="-0.132349411220085">
            <text:p>-0.13</text:p>
          </table:table-cell>
          <table:table-cell table:formula="of:=SIN([.M449])" office:value-type="float" office:value="0.991203124162599">
            <text:p>0.99</text:p>
          </table:table-cell>
          <table:table-cell table:number-columns-repeated="3"/>
          <table:table-cell table:formula="of:=([.F450]-[.$S$2])/131" office:value-type="float" office:value="-19.0732824427481">
            <text:p>-19.07</text:p>
          </table:table-cell>
          <table:table-cell/>
          <table:table-cell table:formula="of:=[.T450]*0.1+[.V449]" office:value-type="float" office:value="-8.12854961832061">
            <text:p>-8.13</text:p>
          </table:table-cell>
          <table:table-cell table:formula="of:=[.V450]*2*3.141592/360" office:value-type="float" office:value="-0.141869924736217">
            <text:p>-0.14</text:p>
          </table:table-cell>
          <table:table-cell/>
          <table:table-cell table:formula="of:=COS([.W449])" office:value-type="float" office:value="0.994110897121633">
            <text:p>0.99</text:p>
          </table:table-cell>
          <table:table-cell table:formula="of:=SIN([.W449])" office:value-type="float" office:value="-0.10836754229945">
            <text:p>-0.11</text:p>
          </table:table-cell>
        </table:table-row>
        <table:table-row table:style-name="ro1">
          <table:table-cell office:value-type="float" office:value="19056">
            <text:p>19056</text:p>
          </table:table-cell>
          <table:table-cell office:value-type="float" office:value="-3336">
            <text:p>-3336</text:p>
          </table:table-cell>
          <table:table-cell office:value-type="float" office:value="-5180">
            <text:p>-5180</text:p>
          </table:table-cell>
          <table:table-cell office:value-type="float" office:value="25.85">
            <text:p>25.85</text:p>
          </table:table-cell>
          <table:table-cell office:value-type="float" office:value="3572">
            <text:p>3572</text:p>
          </table:table-cell>
          <table:table-cell office:value-type="float" office:value="-4702">
            <text:p>-4702</text:p>
          </table:table-cell>
          <table:table-cell office:value-type="string">
            <text:p>-3292<text:tab/><text:tab/><text:tab/><text:tab/></text:p>
          </table:table-cell>
          <table:table-cell table:number-columns-repeated="2"/>
          <table:table-cell table:formula="of:=([.E451]-[.$I$2])/131" office:value-type="float" office:value="25.9417302798982">
            <text:p>25.94</text:p>
          </table:table-cell>
          <table:table-cell/>
          <table:table-cell table:formula="of:=[.L450]+[.J451]*0.1" office:value-type="float" office:value="822.703816793894">
            <text:p>822.70</text:p>
          </table:table-cell>
          <table:table-cell table:formula="of:=[.L451]*2*3.141592/360" office:value-type="float" office:value="14.3588873844953">
            <text:p>14.36</text:p>
          </table:table-cell>
          <table:table-cell/>
          <table:table-cell table:formula="of:=COS([.M450])" office:value-type="float" office:value="-0.175529499091766">
            <text:p>-0.18</text:p>
          </table:table-cell>
          <table:table-cell table:formula="of:=SIN([.M450])" office:value-type="float" office:value="0.984474171803706">
            <text:p>0.98</text:p>
          </table:table-cell>
          <table:table-cell table:number-columns-repeated="3"/>
          <table:table-cell table:formula="of:=([.F451]-[.$S$2])/131" office:value-type="float" office:value="-34.5923664122137">
            <text:p>-34.59</text:p>
          </table:table-cell>
          <table:table-cell/>
          <table:table-cell table:formula="of:=[.T451]*0.1+[.V450]" office:value-type="float" office:value="-11.587786259542">
            <text:p>-11.59</text:p>
          </table:table-cell>
          <table:table-cell table:formula="of:=[.V451]*2*3.141592/360" office:value-type="float" office:value="-0.202244981170483">
            <text:p>-0.20</text:p>
          </table:table-cell>
          <table:table-cell/>
          <table:table-cell table:formula="of:=COS([.W450])" office:value-type="float" office:value="0.989953330039569">
            <text:p>0.99</text:p>
          </table:table-cell>
          <table:table-cell table:formula="of:=SIN([.W450])" office:value-type="float" office:value="-0.141394498986231">
            <text:p>-0.14</text:p>
          </table:table-cell>
        </table:table-row>
        <table:table-row table:style-name="ro1">
          <table:table-cell office:value-type="float" office:value="17848">
            <text:p>17848</text:p>
          </table:table-cell>
          <table:table-cell office:value-type="float" office:value="-1744">
            <text:p>-1744</text:p>
          </table:table-cell>
          <table:table-cell office:value-type="float" office:value="-8012">
            <text:p>-8012</text:p>
          </table:table-cell>
          <table:table-cell office:value-type="float" office:value="25.89">
            <text:p>25.89</text:p>
          </table:table-cell>
          <table:table-cell office:value-type="float" office:value="1444">
            <text:p>1444</text:p>
          </table:table-cell>
          <table:table-cell office:value-type="float" office:value="7508">
            <text:p>7508</text:p>
          </table:table-cell>
          <table:table-cell office:value-type="string">
            <text:p>-1879<text:tab/><text:tab/><text:tab/><text:tab/></text:p>
          </table:table-cell>
          <table:table-cell table:number-columns-repeated="2"/>
          <table:table-cell table:formula="of:=([.E452]-[.$I$2])/131" office:value-type="float" office:value="9.69745547073791">
            <text:p>9.70</text:p>
          </table:table-cell>
          <table:table-cell/>
          <table:table-cell table:formula="of:=[.L451]+[.J452]*0.1" office:value-type="float" office:value="823.673562340968">
            <text:p>823.67</text:p>
          </table:table-cell>
          <table:table-cell table:formula="of:=[.L452]*2*3.141592/360" office:value-type="float" office:value="14.3758126336771">
            <text:p>14.38</text:p>
          </table:table-cell>
          <table:table-cell/>
          <table:table-cell table:formula="of:=COS([.M451])" office:value-type="float" office:value="-0.219908275549455">
            <text:p>-0.22</text:p>
          </table:table-cell>
          <table:table-cell table:formula="of:=SIN([.M451])" office:value-type="float" office:value="0.97552055352251">
            <text:p>0.98</text:p>
          </table:table-cell>
          <table:table-cell table:number-columns-repeated="3"/>
          <table:table-cell table:formula="of:=([.F452]-[.$S$2])/131" office:value-type="float" office:value="58.6137404580153">
            <text:p>58.61</text:p>
          </table:table-cell>
          <table:table-cell/>
          <table:table-cell table:formula="of:=[.T452]*0.1+[.V451]" office:value-type="float" office:value="-5.72641221374046">
            <text:p>-5.73</text:p>
          </table:table-cell>
          <table:table-cell table:formula="of:=[.V452]*2*3.141592/360" office:value-type="float" office:value="-0.099944726663274">
            <text:p>-0.10</text:p>
          </table:table-cell>
          <table:table-cell/>
          <table:table-cell table:formula="of:=COS([.W451])" office:value-type="float" office:value="0.979618099571537">
            <text:p>0.98</text:p>
          </table:table-cell>
          <table:table-cell table:formula="of:=SIN([.W451])" office:value-type="float" office:value="-0.200869059319375">
            <text:p>-0.20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264">
            <text:p>264</text:p>
          </table:table-cell>
          <table:table-cell office:value-type="float" office:value="-8316">
            <text:p>-8316</text:p>
          </table:table-cell>
          <table:table-cell office:value-type="float" office:value="25.99">
            <text:p>25.99</text:p>
          </table:table-cell>
          <table:table-cell office:value-type="float" office:value="3348">
            <text:p>3348</text:p>
          </table:table-cell>
          <table:table-cell office:value-type="float" office:value="-5738">
            <text:p>-5738</text:p>
          </table:table-cell>
          <table:table-cell office:value-type="string">
            <text:p>-658<text:tab/><text:tab/><text:tab/><text:tab/></text:p>
          </table:table-cell>
          <table:table-cell table:number-columns-repeated="2"/>
          <table:table-cell table:formula="of:=([.E453]-[.$I$2])/131" office:value-type="float" office:value="24.2318066157761">
            <text:p>24.23</text:p>
          </table:table-cell>
          <table:table-cell/>
          <table:table-cell table:formula="of:=[.L452]+[.J453]*0.1" office:value-type="float" office:value="826.096743002545">
            <text:p>826.10</text:p>
          </table:table-cell>
          <table:table-cell table:formula="of:=[.L453]*2*3.141592/360" office:value-type="float" office:value="14.4181051057936">
            <text:p>14.42</text:p>
          </table:table-cell>
          <table:table-cell/>
          <table:table-cell table:formula="of:=COS([.M452])" office:value-type="float" office:value="-0.236386918556347">
            <text:p>-0.24</text:p>
          </table:table-cell>
          <table:table-cell table:formula="of:=SIN([.M452])" office:value-type="float" office:value="0.971659006408851">
            <text:p>0.97</text:p>
          </table:table-cell>
          <table:table-cell table:number-columns-repeated="3"/>
          <table:table-cell table:formula="of:=([.F453]-[.$S$2])/131" office:value-type="float" office:value="-42.5007633587786">
            <text:p>-42.50</text:p>
          </table:table-cell>
          <table:table-cell/>
          <table:table-cell table:formula="of:=[.T453]*0.1+[.V452]" office:value-type="float" office:value="-9.97648854961832">
            <text:p>-9.98</text:p>
          </table:table-cell>
          <table:table-cell table:formula="of:=[.V453]*2*3.141592/360" office:value-type="float" office:value="-0.174122536753181">
            <text:p>-0.17</text:p>
          </table:table-cell>
          <table:table-cell/>
          <table:table-cell table:formula="of:=COS([.W452])" office:value-type="float" office:value="0.995009681884138">
            <text:p>1.00</text:p>
          </table:table-cell>
          <table:table-cell table:formula="of:=SIN([.W452])" office:value-type="float" office:value="-0.0997784192940823">
            <text:p>-0.10</text:p>
          </table:table-cell>
        </table:table-row>
        <table:table-row table:style-name="ro1">
          <table:table-cell office:value-type="float" office:value="12680">
            <text:p>12680</text:p>
          </table:table-cell>
          <table:table-cell office:value-type="float" office:value="-2416">
            <text:p>-2416</text:p>
          </table:table-cell>
          <table:table-cell office:value-type="float" office:value="-3760">
            <text:p>-3760</text:p>
          </table:table-cell>
          <table:table-cell office:value-type="float" office:value="25.89">
            <text:p>25.89</text:p>
          </table:table-cell>
          <table:table-cell office:value-type="float" office:value="4316">
            <text:p>4316</text:p>
          </table:table-cell>
          <table:table-cell office:value-type="float" office:value="4474">
            <text:p>4474</text:p>
          </table:table-cell>
          <table:table-cell office:value-type="string">
            <text:p>-548<text:tab/><text:tab/><text:tab/><text:tab/></text:p>
          </table:table-cell>
          <table:table-cell table:number-columns-repeated="2"/>
          <table:table-cell table:formula="of:=([.E454]-[.$I$2])/131" office:value-type="float" office:value="31.6211195928753">
            <text:p>31.62</text:p>
          </table:table-cell>
          <table:table-cell/>
          <table:table-cell table:formula="of:=[.L453]+[.J454]*0.1" office:value-type="float" office:value="829.258854961833">
            <text:p>829.26</text:p>
          </table:table-cell>
          <table:table-cell table:formula="of:=[.L454]*2*3.141592/360" office:value-type="float" office:value="14.4732943593181">
            <text:p>14.47</text:p>
          </table:table-cell>
          <table:table-cell/>
          <table:table-cell table:formula="of:=COS([.M453])" office:value-type="float" office:value="-0.277257155043123">
            <text:p>-0.28</text:p>
          </table:table-cell>
          <table:table-cell table:formula="of:=SIN([.M453])" office:value-type="float" office:value="0.960795748313549">
            <text:p>0.96</text:p>
          </table:table-cell>
          <table:table-cell table:number-columns-repeated="3"/>
          <table:table-cell table:formula="of:=([.F454]-[.$S$2])/131" office:value-type="float" office:value="35.4534351145038">
            <text:p>35.45</text:p>
          </table:table-cell>
          <table:table-cell/>
          <table:table-cell table:formula="of:=[.T454]*0.1+[.V453]" office:value-type="float" office:value="-6.43114503816794">
            <text:p>-6.43</text:p>
          </table:table-cell>
          <table:table-cell table:formula="of:=[.V454]*2*3.141592/360" office:value-type="float" office:value="-0.112244632237489">
            <text:p>-0.11</text:p>
          </table:table-cell>
          <table:table-cell/>
          <table:table-cell table:formula="of:=COS([.W453])" office:value-type="float" office:value="0.984878933286027">
            <text:p>0.98</text:p>
          </table:table-cell>
          <table:table-cell table:formula="of:=SIN([.W453])" office:value-type="float" office:value="-0.173244009331861">
            <text:p>-0.17</text:p>
          </table:table-cell>
        </table:table-row>
        <table:table-row table:style-name="ro1">
          <table:table-cell office:value-type="float" office:value="13888">
            <text:p>13888</text:p>
          </table:table-cell>
          <table:table-cell office:value-type="float" office:value="-1744">
            <text:p>-1744</text:p>
          </table:table-cell>
          <table:table-cell office:value-type="float" office:value="-4024">
            <text:p>-4024</text:p>
          </table:table-cell>
          <table:table-cell office:value-type="float" office:value="26.04">
            <text:p>26.04</text:p>
          </table:table-cell>
          <table:table-cell office:value-type="float" office:value="7024">
            <text:p>7024</text:p>
          </table:table-cell>
          <table:table-cell office:value-type="float" office:value="-3884">
            <text:p>-3884</text:p>
          </table:table-cell>
          <table:table-cell office:value-type="string">
            <text:p>468<text:tab/><text:tab/><text:tab/><text:tab/></text:p>
          </table:table-cell>
          <table:table-cell table:number-columns-repeated="2"/>
          <table:table-cell table:formula="of:=([.E455]-[.$I$2])/131" office:value-type="float" office:value="52.2928753180662">
            <text:p>52.29</text:p>
          </table:table-cell>
          <table:table-cell/>
          <table:table-cell table:formula="of:=[.L454]+[.J455]*0.1" office:value-type="float" office:value="834.488142493639">
            <text:p>834.49</text:p>
          </table:table-cell>
          <table:table-cell table:formula="of:=[.L455]*2*3.141592/360" office:value-type="float" office:value="14.5645626252938">
            <text:p>14.56</text:p>
          </table:table-cell>
          <table:table-cell/>
          <table:table-cell table:formula="of:=COS([.M454])" office:value-type="float" office:value="-0.329833706041125">
            <text:p>-0.33</text:p>
          </table:table-cell>
          <table:table-cell table:formula="of:=SIN([.M454])" office:value-type="float" office:value="0.944039049170731">
            <text:p>0.94</text:p>
          </table:table-cell>
          <table:table-cell table:number-columns-repeated="3"/>
          <table:table-cell table:formula="of:=([.F455]-[.$S$2])/131" office:value-type="float" office:value="-28.3480916030534">
            <text:p>-28.35</text:p>
          </table:table-cell>
          <table:table-cell/>
          <table:table-cell table:formula="of:=[.T455]*0.1+[.V454]" office:value-type="float" office:value="-9.26595419847329">
            <text:p>-9.27</text:p>
          </table:table-cell>
          <table:table-cell table:formula="of:=[.V455]*2*3.141592/360" office:value-type="float" office:value="-0.161721375457167">
            <text:p>-0.16</text:p>
          </table:table-cell>
          <table:table-cell/>
          <table:table-cell table:formula="of:=COS([.W454])" office:value-type="float" office:value="0.99370718229041">
            <text:p>0.99</text:p>
          </table:table-cell>
          <table:table-cell table:formula="of:=SIN([.W454])" office:value-type="float" office:value="-0.112009088311862">
            <text:p>-0.11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-900">
            <text:p>-900</text:p>
          </table:table-cell>
          <table:table-cell office:value-type="float" office:value="-2896">
            <text:p>-2896</text:p>
          </table:table-cell>
          <table:table-cell office:value-type="float" office:value="25.99">
            <text:p>25.99</text:p>
          </table:table-cell>
          <table:table-cell office:value-type="float" office:value="4944">
            <text:p>4944</text:p>
          </table:table-cell>
          <table:table-cell office:value-type="float" office:value="-657">
            <text:p>-657</text:p>
          </table:table-cell>
          <table:table-cell office:value-type="string">
            <text:p>-1315<text:tab/><text:tab/><text:tab/><text:tab/></text:p>
          </table:table-cell>
          <table:table-cell table:number-columns-repeated="2"/>
          <table:table-cell table:formula="of:=([.E456]-[.$I$2])/131" office:value-type="float" office:value="36.4150127226463">
            <text:p>36.42</text:p>
          </table:table-cell>
          <table:table-cell/>
          <table:table-cell table:formula="of:=[.L455]+[.J456]*0.1" office:value-type="float" office:value="838.129643765904">
            <text:p>838.13</text:p>
          </table:table-cell>
          <table:table-cell table:formula="of:=[.L456]*2*3.141592/360" office:value-type="float" office:value="14.6281187989879">
            <text:p>14.63</text:p>
          </table:table-cell>
          <table:table-cell/>
          <table:table-cell table:formula="of:=COS([.M455])" office:value-type="float" office:value="-0.414502157482601">
            <text:p>-0.41</text:p>
          </table:table-cell>
          <table:table-cell table:formula="of:=SIN([.M455])" office:value-type="float" office:value="0.910048329179428">
            <text:p>0.91</text:p>
          </table:table-cell>
          <table:table-cell table:number-columns-repeated="3"/>
          <table:table-cell table:formula="of:=([.F456]-[.$S$2])/131" office:value-type="float" office:value="-3.71450381679389">
            <text:p>-3.71</text:p>
          </table:table-cell>
          <table:table-cell/>
          <table:table-cell table:formula="of:=[.T456]*0.1+[.V455]" office:value-type="float" office:value="-9.63740458015267">
            <text:p>-9.64</text:p>
          </table:table-cell>
          <table:table-cell table:formula="of:=[.V456]*2*3.141592/360" office:value-type="float" office:value="-0.168204406276506">
            <text:p>-0.17</text:p>
          </table:table-cell>
          <table:table-cell/>
          <table:table-cell table:formula="of:=COS([.W455])" office:value-type="float" office:value="0.98695157441758">
            <text:p>0.99</text:p>
          </table:table-cell>
          <table:table-cell table:formula="of:=SIN([.W455])" office:value-type="float" office:value="-0.161017358550746">
            <text:p>-0.16</text:p>
          </table:table-cell>
        </table:table-row>
        <table:table-row table:style-name="ro1">
          <table:table-cell office:value-type="float" office:value="19516">
            <text:p>19516</text:p>
          </table:table-cell>
          <table:table-cell office:value-type="float" office:value="-1664">
            <text:p>-1664</text:p>
          </table:table-cell>
          <table:table-cell office:value-type="float" office:value="-5704">
            <text:p>-5704</text:p>
          </table:table-cell>
          <table:table-cell office:value-type="float" office:value="26.04">
            <text:p>26.04</text:p>
          </table:table-cell>
          <table:table-cell office:value-type="float" office:value="6806">
            <text:p>6806</text:p>
          </table:table-cell>
          <table:table-cell office:value-type="float" office:value="-725">
            <text:p>-725</text:p>
          </table:table-cell>
          <table:table-cell office:value-type="string">
            <text:p>-995<text:tab/><text:tab/><text:tab/><text:tab/></text:p>
          </table:table-cell>
          <table:table-cell table:number-columns-repeated="2"/>
          <table:table-cell table:formula="of:=([.E457]-[.$I$2])/131" office:value-type="float" office:value="50.6287531806616">
            <text:p>50.63</text:p>
          </table:table-cell>
          <table:table-cell/>
          <table:table-cell table:formula="of:=[.L456]+[.J457]*0.1" office:value-type="float" office:value="843.19251908397">
            <text:p>843.19</text:p>
          </table:table-cell>
          <table:table-cell table:formula="of:=[.L457]*2*3.141592/360" office:value-type="float" office:value="14.7164826245225">
            <text:p>14.72</text:p>
          </table:table-cell>
          <table:table-cell/>
          <table:table-cell table:formula="of:=COS([.M456])" office:value-type="float" office:value="-0.471465530286453">
            <text:p>-0.47</text:p>
          </table:table-cell>
          <table:table-cell table:formula="of:=SIN([.M456])" office:value-type="float" office:value="0.881884490027868">
            <text:p>0.88</text:p>
          </table:table-cell>
          <table:table-cell table:number-columns-repeated="3"/>
          <table:table-cell table:formula="of:=([.F457]-[.$S$2])/131" office:value-type="float" office:value="-4.23358778625954">
            <text:p>-4.23</text:p>
          </table:table-cell>
          <table:table-cell/>
          <table:table-cell table:formula="of:=[.T457]*0.1+[.V456]" office:value-type="float" office:value="-10.0607633587786">
            <text:p>-10.06</text:p>
          </table:table-cell>
          <table:table-cell table:formula="of:=[.V457]*2*3.141592/360" office:value-type="float" office:value="-0.175593409343511">
            <text:p>-0.18</text:p>
          </table:table-cell>
          <table:table-cell/>
          <table:table-cell table:formula="of:=COS([.W456])" office:value-type="float" office:value="0.985886960670934">
            <text:p>0.99</text:p>
          </table:table-cell>
          <table:table-cell table:formula="of:=SIN([.W456])" office:value-type="float" office:value="-0.167412367461393">
            <text:p>-0.17</text:p>
          </table:table-cell>
        </table:table-row>
        <table:table-row table:style-name="ro1">
          <table:table-cell office:value-type="float" office:value="18452">
            <text:p>18452</text:p>
          </table:table-cell>
          <table:table-cell office:value-type="float" office:value="-5656">
            <text:p>-5656</text:p>
          </table:table-cell>
          <table:table-cell office:value-type="float" office:value="-9484">
            <text:p>-9484</text:p>
          </table:table-cell>
          <table:table-cell office:value-type="float" office:value="25.94">
            <text:p>25.94</text:p>
          </table:table-cell>
          <table:table-cell office:value-type="float" office:value="8975">
            <text:p>8975</text:p>
          </table:table-cell>
          <table:table-cell office:value-type="float" office:value="-977">
            <text:p>-977</text:p>
          </table:table-cell>
          <table:table-cell office:value-type="string">
            <text:p>-209<text:tab/><text:tab/><text:tab/><text:tab/></text:p>
          </table:table-cell>
          <table:table-cell table:number-columns-repeated="2"/>
          <table:table-cell table:formula="of:=([.E458]-[.$I$2])/131" office:value-type="float" office:value="67.1860050890585">
            <text:p>67.19</text:p>
          </table:table-cell>
          <table:table-cell/>
          <table:table-cell table:formula="of:=[.L457]+[.J458]*0.1" office:value-type="float" office:value="849.911119592876">
            <text:p>849.91</text:p>
          </table:table-cell>
          <table:table-cell table:formula="of:=[.L458]*2*3.141592/360" office:value-type="float" office:value="14.8337443001335">
            <text:p>14.83</text:p>
          </table:table-cell>
          <table:table-cell/>
          <table:table-cell table:formula="of:=COS([.M457])" office:value-type="float" office:value="-0.54745140321666">
            <text:p>-0.55</text:p>
          </table:table-cell>
          <table:table-cell table:formula="of:=SIN([.M457])" office:value-type="float" office:value="0.836837475927142">
            <text:p>0.84</text:p>
          </table:table-cell>
          <table:table-cell table:number-columns-repeated="3"/>
          <table:table-cell table:formula="of:=([.F458]-[.$S$2])/131" office:value-type="float" office:value="-6.15725190839695">
            <text:p>-6.16</text:p>
          </table:table-cell>
          <table:table-cell/>
          <table:table-cell table:formula="of:=[.T458]*0.1+[.V457]" office:value-type="float" office:value="-10.6764885496183">
            <text:p>-10.68</text:p>
          </table:table-cell>
          <table:table-cell table:formula="of:=[.V458]*2*3.141592/360" office:value-type="float" office:value="-0.186339838975403">
            <text:p>-0.19</text:p>
          </table:table-cell>
          <table:table-cell/>
          <table:table-cell table:formula="of:=COS([.W457])" office:value-type="float" office:value="0.984623048137206">
            <text:p>0.98</text:p>
          </table:table-cell>
          <table:table-cell table:formula="of:=SIN([.W457])" office:value-type="float" office:value="-0.174692452833538">
            <text:p>-0.17</text:p>
          </table:table-cell>
        </table:table-row>
        <table:table-row table:style-name="ro1">
          <table:table-cell office:value-type="float" office:value="16420">
            <text:p>16420</text:p>
          </table:table-cell>
          <table:table-cell office:value-type="float" office:value="-3476">
            <text:p>-3476</text:p>
          </table:table-cell>
          <table:table-cell office:value-type="float" office:value="-7848">
            <text:p>-7848</text:p>
          </table:table-cell>
          <table:table-cell office:value-type="float" office:value="26.13">
            <text:p>26.13</text:p>
          </table:table-cell>
          <table:table-cell office:value-type="float" office:value="10870">
            <text:p>10870</text:p>
          </table:table-cell>
          <table:table-cell office:value-type="float" office:value="-1397">
            <text:p>-1397</text:p>
          </table:table-cell>
          <table:table-cell office:value-type="string">
            <text:p>-3650<text:tab/><text:tab/><text:tab/><text:tab/></text:p>
          </table:table-cell>
          <table:table-cell table:number-columns-repeated="2"/>
          <table:table-cell table:formula="of:=([.E459]-[.$I$2])/131" office:value-type="float" office:value="81.6516539440203">
            <text:p>81.65</text:p>
          </table:table-cell>
          <table:table-cell/>
          <table:table-cell table:formula="of:=[.L458]+[.J459]*0.1" office:value-type="float" office:value="858.076284987278">
            <text:p>858.08</text:p>
          </table:table-cell>
          <table:table-cell table:formula="of:=[.L459]*2*3.141592/360" office:value-type="float" office:value="14.9762532905875">
            <text:p>14.98</text:p>
          </table:table-cell>
          <table:table-cell/>
          <table:table-cell table:formula="of:=COS([.M458])" office:value-type="float" office:value="-0.641596138772976">
            <text:p>-0.64</text:p>
          </table:table-cell>
          <table:table-cell table:formula="of:=SIN([.M458])" office:value-type="float" office:value="0.767042629005461">
            <text:p>0.77</text:p>
          </table:table-cell>
          <table:table-cell table:number-columns-repeated="3"/>
          <table:table-cell table:formula="of:=([.F459]-[.$S$2])/131" office:value-type="float" office:value="-9.36335877862595">
            <text:p>-9.36</text:p>
          </table:table-cell>
          <table:table-cell/>
          <table:table-cell table:formula="of:=[.T459]*0.1+[.V458]" office:value-type="float" office:value="-11.6128244274809">
            <text:p>-11.61</text:p>
          </table:table-cell>
          <table:table-cell table:formula="of:=[.V459]*2*3.141592/360" office:value-type="float" office:value="-0.20268197954877">
            <text:p>-0.20</text:p>
          </table:table-cell>
          <table:table-cell/>
          <table:table-cell table:formula="of:=COS([.W458])" office:value-type="float" office:value="0.982688909701004">
            <text:p>0.98</text:p>
          </table:table-cell>
          <table:table-cell table:formula="of:=SIN([.W458])" office:value-type="float" office:value="-0.185263344325455">
            <text:p>-0.19</text:p>
          </table:table-cell>
        </table:table-row>
        <table:table-row table:style-name="ro1">
          <table:table-cell office:value-type="float" office:value="12132">
            <text:p>12132</text:p>
          </table:table-cell>
          <table:table-cell office:value-type="float" office:value="-3284">
            <text:p>-3284</text:p>
          </table:table-cell>
          <table:table-cell office:value-type="float" office:value="-3932">
            <text:p>-3932</text:p>
          </table:table-cell>
          <table:table-cell office:value-type="float" office:value="25.85">
            <text:p>25.85</text:p>
          </table:table-cell>
          <table:table-cell office:value-type="float" office:value="10175">
            <text:p>10175</text:p>
          </table:table-cell>
          <table:table-cell office:value-type="float" office:value="2481">
            <text:p>2481</text:p>
          </table:table-cell>
          <table:table-cell office:value-type="string">
            <text:p>-4263<text:tab/><text:tab/><text:tab/><text:tab/></text:p>
          </table:table-cell>
          <table:table-cell table:number-columns-repeated="2"/>
          <table:table-cell table:formula="of:=([.E460]-[.$I$2])/131" office:value-type="float" office:value="76.34631043257">
            <text:p>76.35</text:p>
          </table:table-cell>
          <table:table-cell/>
          <table:table-cell table:formula="of:=[.L459]+[.J460]*0.1" office:value-type="float" office:value="865.710916030535">
            <text:p>865.71</text:p>
          </table:table-cell>
          <table:table-cell table:formula="of:=[.L460]*2*3.141592/360" office:value-type="float" office:value="15.1095027117456">
            <text:p>15.11</text:p>
          </table:table-cell>
          <table:table-cell/>
          <table:table-cell table:formula="of:=COS([.M459])" office:value-type="float" office:value="-0.744032981468578">
            <text:p>-0.74</text:p>
          </table:table-cell>
          <table:table-cell table:formula="of:=SIN([.M459])" office:value-type="float" office:value="0.668142890770364">
            <text:p>0.67</text:p>
          </table:table-cell>
          <table:table-cell table:number-columns-repeated="3"/>
          <table:table-cell table:formula="of:=([.F460]-[.$S$2])/131" office:value-type="float" office:value="20.2396946564885">
            <text:p>20.24</text:p>
          </table:table-cell>
          <table:table-cell/>
          <table:table-cell table:formula="of:=[.T460]*0.1+[.V459]" office:value-type="float" office:value="-9.58885496183206">
            <text:p>-9.59</text:p>
          </table:table-cell>
          <table:table-cell table:formula="of:=[.V460]*2*3.141592/360" office:value-type="float" office:value="-0.167357055762511">
            <text:p>-0.17</text:p>
          </table:table-cell>
          <table:table-cell/>
          <table:table-cell table:formula="of:=COS([.W459])" office:value-type="float" office:value="0.979530226583512">
            <text:p>0.98</text:p>
          </table:table-cell>
          <table:table-cell table:formula="of:=SIN([.W459])" office:value-type="float" office:value="-0.201297131646863">
            <text:p>-0.20</text:p>
          </table:table-cell>
        </table:table-row>
        <table:table-row table:style-name="ro1">
          <table:table-cell office:value-type="float" office:value="12016">
            <text:p>12016</text:p>
          </table:table-cell>
          <table:table-cell office:value-type="float" office:value="-3420">
            <text:p>-3420</text:p>
          </table:table-cell>
          <table:table-cell office:value-type="float" office:value="-2300">
            <text:p>-2300</text:p>
          </table:table-cell>
          <table:table-cell office:value-type="float" office:value="25.94">
            <text:p>25.94</text:p>
          </table:table-cell>
          <table:table-cell office:value-type="float" office:value="9310">
            <text:p>9310</text:p>
          </table:table-cell>
          <table:table-cell office:value-type="float" office:value="-2543">
            <text:p>-2543</text:p>
          </table:table-cell>
          <table:table-cell office:value-type="string">
            <text:p>-2202<text:tab/><text:tab/><text:tab/><text:tab/></text:p>
          </table:table-cell>
          <table:table-cell table:number-columns-repeated="2"/>
          <table:table-cell table:formula="of:=([.E461]-[.$I$2])/131" office:value-type="float" office:value="69.7432569974555">
            <text:p>69.74</text:p>
          </table:table-cell>
          <table:table-cell/>
          <table:table-cell table:formula="of:=[.L460]+[.J461]*0.1" office:value-type="float" office:value="872.685241730281">
            <text:p>872.69</text:p>
          </table:table-cell>
          <table:table-cell table:formula="of:=[.L461]*2*3.141592/360" office:value-type="float" office:value="15.2312276329884">
            <text:p>15.23</text:p>
          </table:table-cell>
          <table:table-cell/>
          <table:table-cell table:formula="of:=COS([.M460])" office:value-type="float" office:value="-0.826203871943344">
            <text:p>-0.83</text:p>
          </table:table-cell>
          <table:table-cell table:formula="of:=SIN([.M460])" office:value-type="float" office:value="0.563371247035049">
            <text:p>0.56</text:p>
          </table:table-cell>
          <table:table-cell table:number-columns-repeated="3"/>
          <table:table-cell table:formula="of:=([.F461]-[.$S$2])/131" office:value-type="float" office:value="-18.1114503816794">
            <text:p>-18.11</text:p>
          </table:table-cell>
          <table:table-cell/>
          <table:table-cell table:formula="of:=[.T461]*0.1+[.V460]" office:value-type="float" office:value="-11.4">
            <text:p>-11.40</text:p>
          </table:table-cell>
          <table:table-cell table:formula="of:=[.V461]*2*3.141592/360" office:value-type="float" office:value="-0.198967493333333">
            <text:p>-0.20</text:p>
          </table:table-cell>
          <table:table-cell/>
          <table:table-cell table:formula="of:=COS([.W460])" office:value-type="float" office:value="0.986028463674752">
            <text:p>0.99</text:p>
          </table:table-cell>
          <table:table-cell table:formula="of:=SIN([.W460])" office:value-type="float" office:value="-0.166576915637218">
            <text:p>-0.17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-3940">
            <text:p>-3940</text:p>
          </table:table-cell>
          <table:table-cell office:value-type="float" office:value="-5284">
            <text:p>-5284</text:p>
          </table:table-cell>
          <table:table-cell office:value-type="float" office:value="25.94">
            <text:p>25.94</text:p>
          </table:table-cell>
          <table:table-cell office:value-type="float" office:value="8135">
            <text:p>8135</text:p>
          </table:table-cell>
          <table:table-cell office:value-type="float" office:value="-3971">
            <text:p>-3971</text:p>
          </table:table-cell>
          <table:table-cell office:value-type="string">
            <text:p>-3863<text:tab/><text:tab/><text:tab/><text:tab/></text:p>
          </table:table-cell>
          <table:table-cell table:number-columns-repeated="2"/>
          <table:table-cell table:formula="of:=([.E462]-[.$I$2])/131" office:value-type="float" office:value="60.7737913486005">
            <text:p>60.77</text:p>
          </table:table-cell>
          <table:table-cell/>
          <table:table-cell table:formula="of:=[.L461]+[.J462]*0.1" office:value-type="float" office:value="878.762620865141">
            <text:p>878.76</text:p>
          </table:table-cell>
          <table:table-cell table:formula="of:=[.L462]*2*3.141592/360" office:value-type="float" office:value="15.3372978867164">
            <text:p>15.34</text:p>
          </table:table-cell>
          <table:table-cell/>
          <table:table-cell table:formula="of:=COS([.M461])" office:value-type="float" office:value="-0.888497609958843">
            <text:p>-0.89</text:p>
          </table:table-cell>
          <table:table-cell table:formula="of:=SIN([.M461])" office:value-type="float" office:value="0.458881245092261">
            <text:p>0.46</text:p>
          </table:table-cell>
          <table:table-cell table:number-columns-repeated="3"/>
          <table:table-cell table:formula="of:=([.F462]-[.$S$2])/131" office:value-type="float" office:value="-29.012213740458">
            <text:p>-29.01</text:p>
          </table:table-cell>
          <table:table-cell/>
          <table:table-cell table:formula="of:=[.T462]*0.1+[.V461]" office:value-type="float" office:value="-14.3012213740458">
            <text:p>-14.30</text:p>
          </table:table-cell>
          <table:table-cell table:formula="of:=[.V462]*2*3.141592/360" office:value-type="float" office:value="-0.249603348105174">
            <text:p>-0.25</text:p>
          </table:table-cell>
          <table:table-cell/>
          <table:table-cell table:formula="of:=COS([.W461])" office:value-type="float" office:value="0.980271182803553">
            <text:p>0.98</text:p>
          </table:table-cell>
          <table:table-cell table:formula="of:=SIN([.W461])" office:value-type="float" office:value="-0.197657299801761">
            <text:p>-0.20</text:p>
          </table:table-cell>
        </table:table-row>
        <table:table-row table:style-name="ro1">
          <table:table-cell office:value-type="float" office:value="21552">
            <text:p>21552</text:p>
          </table:table-cell>
          <table:table-cell office:value-type="float" office:value="-372">
            <text:p>-372</text:p>
          </table:table-cell>
          <table:table-cell office:value-type="float" office:value="-7040">
            <text:p>-7040</text:p>
          </table:table-cell>
          <table:table-cell office:value-type="float" office:value="25.85">
            <text:p>25.85</text:p>
          </table:table-cell>
          <table:table-cell office:value-type="float" office:value="8470">
            <text:p>8470</text:p>
          </table:table-cell>
          <table:table-cell office:value-type="float" office:value="-1567">
            <text:p>-1567</text:p>
          </table:table-cell>
          <table:table-cell office:value-type="string">
            <text:p>-5404<text:tab/><text:tab/><text:tab/><text:tab/></text:p>
          </table:table-cell>
          <table:table-cell table:number-columns-repeated="2"/>
          <table:table-cell table:formula="of:=([.E463]-[.$I$2])/131" office:value-type="float" office:value="63.3310432569975">
            <text:p>63.33</text:p>
          </table:table-cell>
          <table:table-cell/>
          <table:table-cell table:formula="of:=[.L462]+[.J463]*0.1" office:value-type="float" office:value="885.09572519084">
            <text:p>885.10</text:p>
          </table:table-cell>
          <table:table-cell table:formula="of:=[.L463]*2*3.141592/360" office:value-type="float" office:value="15.4478313860763">
            <text:p>15.45</text:p>
          </table:table-cell>
          <table:table-cell/>
          <table:table-cell table:formula="of:=COS([.M462])" office:value-type="float" office:value="-0.932086527116313">
            <text:p>-0.93</text:p>
          </table:table-cell>
          <table:table-cell table:formula="of:=SIN([.M462])" office:value-type="float" office:value="0.362235704988135">
            <text:p>0.36</text:p>
          </table:table-cell>
          <table:table-cell table:number-columns-repeated="3"/>
          <table:table-cell table:formula="of:=([.F463]-[.$S$2])/131" office:value-type="float" office:value="-10.6610687022901">
            <text:p>-10.66</text:p>
          </table:table-cell>
          <table:table-cell/>
          <table:table-cell table:formula="of:=[.T463]*0.1+[.V462]" office:value-type="float" office:value="-15.3673282442748">
            <text:p>-15.37</text:p>
          </table:table-cell>
          <table:table-cell table:formula="of:=[.V463]*2*3.141592/360" office:value-type="float" office:value="-0.26821041929771">
            <text:p>-0.27</text:p>
          </table:table-cell>
          <table:table-cell/>
          <table:table-cell table:formula="of:=COS([.W462])" office:value-type="float" office:value="0.969010478736482">
            <text:p>0.97</text:p>
          </table:table-cell>
          <table:table-cell table:formula="of:=SIN([.W462])" office:value-type="float" office:value="-0.247019618854239">
            <text:p>-0.25</text:p>
          </table:table-cell>
        </table:table-row>
        <table:table-row table:style-name="ro1">
          <table:table-cell office:value-type="float" office:value="15224">
            <text:p>15224</text:p>
          </table:table-cell>
          <table:table-cell office:value-type="float" office:value="-568">
            <text:p>-568</text:p>
          </table:table-cell>
          <table:table-cell office:value-type="float" office:value="-6328">
            <text:p>-6328</text:p>
          </table:table-cell>
          <table:table-cell office:value-type="float" office:value="25.89">
            <text:p>25.89</text:p>
          </table:table-cell>
          <table:table-cell office:value-type="float" office:value="6116">
            <text:p>6116</text:p>
          </table:table-cell>
          <table:table-cell office:value-type="float" office:value="4174">
            <text:p>4174</text:p>
          </table:table-cell>
          <table:table-cell office:value-type="string">
            <text:p>-3075<text:tab/><text:tab/><text:tab/><text:tab/></text:p>
          </table:table-cell>
          <table:table-cell table:number-columns-repeated="2"/>
          <table:table-cell table:formula="of:=([.E464]-[.$I$2])/131" office:value-type="float" office:value="45.3615776081425">
            <text:p>45.36</text:p>
          </table:table-cell>
          <table:table-cell/>
          <table:table-cell table:formula="of:=[.L463]+[.J464]*0.1" office:value-type="float" office:value="889.631882951655">
            <text:p>889.63</text:p>
          </table:table-cell>
          <table:table-cell table:formula="of:=[.L464]*2*3.141592/360" office:value-type="float" office:value="15.5270022579214">
            <text:p>15.53</text:p>
          </table:table-cell>
          <table:table-cell/>
          <table:table-cell table:formula="of:=COS([.M463])" office:value-type="float" office:value="-0.966356065465886">
            <text:p>-0.97</text:p>
          </table:table-cell>
          <table:table-cell table:formula="of:=SIN([.M463])" office:value-type="float" office:value="0.257207998976104">
            <text:p>0.26</text:p>
          </table:table-cell>
          <table:table-cell table:number-columns-repeated="3"/>
          <table:table-cell table:formula="of:=([.F464]-[.$S$2])/131" office:value-type="float" office:value="33.1633587786259">
            <text:p>33.16</text:p>
          </table:table-cell>
          <table:table-cell/>
          <table:table-cell table:formula="of:=[.T464]*0.1+[.V463]" office:value-type="float" office:value="-12.0509923664122">
            <text:p>-12.05</text:p>
          </table:table-cell>
          <table:table-cell table:formula="of:=[.V464]*2*3.141592/360" office:value-type="float" office:value="-0.210329451168787">
            <text:p>-0.21</text:p>
          </table:table-cell>
          <table:table-cell/>
          <table:table-cell table:formula="of:=COS([.W463])" office:value-type="float" office:value="0.96424669025741">
            <text:p>0.96</text:p>
          </table:table-cell>
          <table:table-cell table:formula="of:=SIN([.W463])" office:value-type="float" office:value="-0.265006264695063">
            <text:p>-0.27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944">
            <text:p>-1944</text:p>
          </table:table-cell>
          <table:table-cell office:value-type="float" office:value="-5944">
            <text:p>-5944</text:p>
          </table:table-cell>
          <table:table-cell office:value-type="float" office:value="25.94">
            <text:p>25.94</text:p>
          </table:table-cell>
          <table:table-cell office:value-type="float" office:value="5968">
            <text:p>5968</text:p>
          </table:table-cell>
          <table:table-cell office:value-type="float" office:value="1965">
            <text:p>1965</text:p>
          </table:table-cell>
          <table:table-cell office:value-type="string">
            <text:p>-1813<text:tab/><text:tab/><text:tab/><text:tab/></text:p>
          </table:table-cell>
          <table:table-cell table:number-columns-repeated="2"/>
          <table:table-cell table:formula="of:=([.E465]-[.$I$2])/131" office:value-type="float" office:value="44.2318066157761">
            <text:p>44.23</text:p>
          </table:table-cell>
          <table:table-cell/>
          <table:table-cell table:formula="of:=[.L464]+[.J465]*0.1" office:value-type="float" office:value="894.055063613232">
            <text:p>894.06</text:p>
          </table:table-cell>
          <table:table-cell table:formula="of:=[.L465]*2*3.141592/360" office:value-type="float" office:value="15.6042013078157">
            <text:p>15.60</text:p>
          </table:table-cell>
          <table:table-cell/>
          <table:table-cell table:formula="of:=COS([.M464])" office:value-type="float" office:value="-0.983671189289712">
            <text:p>-0.98</text:p>
          </table:table-cell>
          <table:table-cell table:formula="of:=SIN([.M464])" office:value-type="float" office:value="0.1799749742641">
            <text:p>0.18</text:p>
          </table:table-cell>
          <table:table-cell table:number-columns-repeated="3"/>
          <table:table-cell table:formula="of:=([.F465]-[.$S$2])/131" office:value-type="float" office:value="16.3007633587786">
            <text:p>16.30</text:p>
          </table:table-cell>
          <table:table-cell/>
          <table:table-cell table:formula="of:=[.T465]*0.1+[.V464]" office:value-type="float" office:value="-10.4209160305344">
            <text:p>-10.42</text:p>
          </table:table-cell>
          <table:table-cell table:formula="of:=[.V465]*2*3.141592/360" office:value-type="float" office:value="-0.181879257967769">
            <text:p>-0.18</text:p>
          </table:table-cell>
          <table:table-cell/>
          <table:table-cell table:formula="of:=COS([.W464])" office:value-type="float" office:value="0.977962184290946">
            <text:p>0.98</text:p>
          </table:table-cell>
          <table:table-cell table:formula="of:=SIN([.W464])" office:value-type="float" office:value="-0.208782101955319">
            <text:p>-0.21</text:p>
          </table:table-cell>
        </table:table-row>
        <table:table-row table:style-name="ro1">
          <table:table-cell office:value-type="float" office:value="12712">
            <text:p>12712</text:p>
          </table:table-cell>
          <table:table-cell office:value-type="float" office:value="-1704">
            <text:p>-1704</text:p>
          </table:table-cell>
          <table:table-cell office:value-type="float" office:value="-3256">
            <text:p>-3256</text:p>
          </table:table-cell>
          <table:table-cell office:value-type="float" office:value="25.89">
            <text:p>25.89</text:p>
          </table:table-cell>
          <table:table-cell office:value-type="float" office:value="7208">
            <text:p>7208</text:p>
          </table:table-cell>
          <table:table-cell office:value-type="float" office:value="-2286">
            <text:p>-2286</text:p>
          </table:table-cell>
          <table:table-cell office:value-type="string">
            <text:p>-321<text:tab/><text:tab/><text:tab/><text:tab/></text:p>
          </table:table-cell>
          <table:table-cell table:number-columns-repeated="2"/>
          <table:table-cell table:formula="of:=([.E466]-[.$I$2])/131" office:value-type="float" office:value="53.6974554707379">
            <text:p>53.70</text:p>
          </table:table-cell>
          <table:table-cell/>
          <table:table-cell table:formula="of:=[.L465]+[.J466]*0.1" office:value-type="float" office:value="899.424809160306">
            <text:p>899.42</text:p>
          </table:table-cell>
          <table:table-cell table:formula="of:=[.L466]*2*3.141592/360" office:value-type="float" office:value="15.6979210281086">
            <text:p>15.70</text:p>
          </table:table-cell>
          <table:table-cell/>
          <table:table-cell table:formula="of:=COS([.M465])" office:value-type="float" office:value="-0.994621556018161">
            <text:p>-0.99</text:p>
          </table:table-cell>
          <table:table-cell table:formula="of:=SIN([.M465])" office:value-type="float" office:value="0.103575867382377">
            <text:p>0.10</text:p>
          </table:table-cell>
          <table:table-cell table:number-columns-repeated="3"/>
          <table:table-cell table:formula="of:=([.F466]-[.$S$2])/131" office:value-type="float" office:value="-16.1496183206107">
            <text:p>-16.15</text:p>
          </table:table-cell>
          <table:table-cell/>
          <table:table-cell table:formula="of:=[.T466]*0.1+[.V465]" office:value-type="float" office:value="-12.0358778625954">
            <text:p>-12.04</text:p>
          </table:table-cell>
          <table:table-cell table:formula="of:=[.V466]*2*3.141592/360" office:value-type="float" office:value="-0.21006565336726">
            <text:p>-0.21</text:p>
          </table:table-cell>
          <table:table-cell/>
          <table:table-cell table:formula="of:=COS([.W465])" office:value-type="float" office:value="0.983505512957974">
            <text:p>0.98</text:p>
          </table:table-cell>
          <table:table-cell table:formula="of:=SIN([.W465])" office:value-type="float" office:value="-0.180878152305004">
            <text:p>-0.18</text:p>
          </table:table-cell>
        </table:table-row>
        <table:table-row table:style-name="ro1">
          <table:table-cell office:value-type="float" office:value="15320">
            <text:p>15320</text:p>
          </table:table-cell>
          <table:table-cell office:value-type="float" office:value="440">
            <text:p>440</text:p>
          </table:table-cell>
          <table:table-cell office:value-type="float" office:value="-3344">
            <text:p>-3344</text:p>
          </table:table-cell>
          <table:table-cell office:value-type="float" office:value="25.89">
            <text:p>25.89</text:p>
          </table:table-cell>
          <table:table-cell office:value-type="float" office:value="5741">
            <text:p>5741</text:p>
          </table:table-cell>
          <table:table-cell office:value-type="float" office:value="-1525">
            <text:p>-1525</text:p>
          </table:table-cell>
          <table:table-cell office:value-type="string">
            <text:p>-846<text:tab/><text:tab/><text:tab/><text:tab/></text:p>
          </table:table-cell>
          <table:table-cell table:number-columns-repeated="2"/>
          <table:table-cell table:formula="of:=([.E467]-[.$I$2])/131" office:value-type="float" office:value="42.4989821882952">
            <text:p>42.50</text:p>
          </table:table-cell>
          <table:table-cell/>
          <table:table-cell table:formula="of:=[.L466]+[.J467]*0.1" office:value-type="float" office:value="903.674707379136">
            <text:p>903.67</text:p>
          </table:table-cell>
          <table:table-cell table:formula="of:=[.L467]*2*3.141592/360" office:value-type="float" office:value="15.7720957294702">
            <text:p>15.77</text:p>
          </table:table-cell>
          <table:table-cell/>
          <table:table-cell table:formula="of:=COS([.M466])" office:value-type="float" office:value="-0.999949577133244">
            <text:p>-1.00</text:p>
          </table:table-cell>
          <table:table-cell table:formula="of:=SIN([.M466])" office:value-type="float" office:value="0.0100420710536473">
            <text:p>0.01</text:p>
          </table:table-cell>
          <table:table-cell table:number-columns-repeated="3"/>
          <table:table-cell table:formula="of:=([.F467]-[.$S$2])/131" office:value-type="float" office:value="-10.3404580152672">
            <text:p>-10.34</text:p>
          </table:table-cell>
          <table:table-cell/>
          <table:table-cell table:formula="of:=[.T467]*0.1+[.V466]" office:value-type="float" office:value="-13.0699236641221">
            <text:p>-13.07</text:p>
          </table:table-cell>
          <table:table-cell table:formula="of:=[.V467]*2*3.141592/360" office:value-type="float" office:value="-0.228113153465649">
            <text:p>-0.23</text:p>
          </table:table-cell>
          <table:table-cell/>
          <table:table-cell table:formula="of:=COS([.W466])" office:value-type="float" office:value="0.978017226521959">
            <text:p>0.98</text:p>
          </table:table-cell>
          <table:table-cell table:formula="of:=SIN([.W466])" office:value-type="float" office:value="-0.208524110419621">
            <text:p>-0.21</text:p>
          </table:table-cell>
        </table:table-row>
        <table:table-row table:style-name="ro1">
          <table:table-cell office:value-type="float" office:value="18668">
            <text:p>18668</text:p>
          </table:table-cell>
          <table:table-cell office:value-type="float" office:value="-312">
            <text:p>-312</text:p>
          </table:table-cell>
          <table:table-cell office:value-type="float" office:value="-5280">
            <text:p>-5280</text:p>
          </table:table-cell>
          <table:table-cell office:value-type="float" office:value="25.89">
            <text:p>25.89</text:p>
          </table:table-cell>
          <table:table-cell office:value-type="float" office:value="4846">
            <text:p>4846</text:p>
          </table:table-cell>
          <table:table-cell office:value-type="float" office:value="-2078">
            <text:p>-2078</text:p>
          </table:table-cell>
          <table:table-cell office:value-type="string">
            <text:p>-873<text:tab/><text:tab/><text:tab/><text:tab/></text:p>
          </table:table-cell>
          <table:table-cell table:number-columns-repeated="2"/>
          <table:table-cell table:formula="of:=([.E468]-[.$I$2])/131" office:value-type="float" office:value="35.6669211195929">
            <text:p>35.67</text:p>
          </table:table-cell>
          <table:table-cell/>
          <table:table-cell table:formula="of:=[.L467]+[.J468]*0.1" office:value-type="float" office:value="907.241399491095">
            <text:p>907.24</text:p>
          </table:table-cell>
          <table:table-cell table:formula="of:=[.L468]*2*3.141592/360" office:value-type="float" office:value="15.8343462372779">
            <text:p>15.83</text:p>
          </table:table-cell>
          <table:table-cell/>
          <table:table-cell table:formula="of:=COS([.M467])" office:value-type="float" office:value="-0.997944218448978">
            <text:p>-1.00</text:p>
          </table:table-cell>
          <table:table-cell table:formula="of:=SIN([.M467])" office:value-type="float" office:value="-0.0640885080514392">
            <text:p>-0.06</text:p>
          </table:table-cell>
          <table:table-cell table:number-columns-repeated="3"/>
          <table:table-cell table:formula="of:=([.F468]-[.$S$2])/131" office:value-type="float" office:value="-14.5618320610687">
            <text:p>-14.56</text:p>
          </table:table-cell>
          <table:table-cell/>
          <table:table-cell table:formula="of:=[.T468]*0.1+[.V467]" office:value-type="float" office:value="-14.526106870229">
            <text:p>-14.53</text:p>
          </table:table-cell>
          <table:table-cell table:formula="of:=[.V468]*2*3.141592/360" office:value-type="float" office:value="-0.253528339636981">
            <text:p>-0.25</text:p>
          </table:table-cell>
          <table:table-cell/>
          <table:table-cell table:formula="of:=COS([.W467])" office:value-type="float" office:value="0.974094820132235">
            <text:p>0.97</text:p>
          </table:table-cell>
          <table:table-cell table:formula="of:=SIN([.W467])" office:value-type="float" office:value="-0.226139959740752">
            <text:p>-0.23</text:p>
          </table:table-cell>
        </table:table-row>
        <table:table-row table:style-name="ro1">
          <table:table-cell office:value-type="float" office:value="20200">
            <text:p>20200</text:p>
          </table:table-cell>
          <table:table-cell office:value-type="float" office:value="-3120">
            <text:p>-3120</text:p>
          </table:table-cell>
          <table:table-cell office:value-type="float" office:value="-6396">
            <text:p>-6396</text:p>
          </table:table-cell>
          <table:table-cell office:value-type="float" office:value="25.94">
            <text:p>25.94</text:p>
          </table:table-cell>
          <table:table-cell office:value-type="float" office:value="6746">
            <text:p>6746</text:p>
          </table:table-cell>
          <table:table-cell office:value-type="float" office:value="2375">
            <text:p>2375</text:p>
          </table:table-cell>
          <table:table-cell office:value-type="string">
            <text:p>-343<text:tab/><text:tab/><text:tab/><text:tab/></text:p>
          </table:table-cell>
          <table:table-cell table:number-columns-repeated="2"/>
          <table:table-cell table:formula="of:=([.E469]-[.$I$2])/131" office:value-type="float" office:value="50.170737913486">
            <text:p>50.17</text:p>
          </table:table-cell>
          <table:table-cell/>
          <table:table-cell table:formula="of:=[.L468]+[.J469]*0.1" office:value-type="float" office:value="912.258473282443">
            <text:p>912.26</text:p>
          </table:table-cell>
          <table:table-cell table:formula="of:=[.L469]*2*3.141592/360" office:value-type="float" office:value="15.9219106755352">
            <text:p>15.92</text:p>
          </table:table-cell>
          <table:table-cell/>
          <table:table-cell table:formula="of:=COS([.M468])" office:value-type="float" office:value="-0.992024297111379">
            <text:p>-0.99</text:p>
          </table:table-cell>
          <table:table-cell table:formula="of:=SIN([.M468])" office:value-type="float" office:value="-0.126046792663182">
            <text:p>-0.13</text:p>
          </table:table-cell>
          <table:table-cell table:number-columns-repeated="3"/>
          <table:table-cell table:formula="of:=([.F469]-[.$S$2])/131" office:value-type="float" office:value="19.430534351145">
            <text:p>19.43</text:p>
          </table:table-cell>
          <table:table-cell/>
          <table:table-cell table:formula="of:=[.T469]*0.1+[.V468]" office:value-type="float" office:value="-12.5830534351145">
            <text:p>-12.58</text:p>
          </table:table-cell>
          <table:table-cell table:formula="of:=[.V469]*2*3.141592/360" office:value-type="float" office:value="-0.219615666707379">
            <text:p>-0.22</text:p>
          </table:table-cell>
          <table:table-cell/>
          <table:table-cell table:formula="of:=COS([.W468])" office:value-type="float" office:value="0.968033467249459">
            <text:p>0.97</text:p>
          </table:table-cell>
          <table:table-cell table:formula="of:=SIN([.W468])" office:value-type="float" office:value="-0.250821064276889">
            <text:p>-0.25</text:p>
          </table:table-cell>
        </table:table-row>
        <table:table-row table:style-name="ro1">
          <table:table-cell office:value-type="float" office:value="15656">
            <text:p>15656</text:p>
          </table:table-cell>
          <table:table-cell office:value-type="float" office:value="-5860">
            <text:p>-5860</text:p>
          </table:table-cell>
          <table:table-cell office:value-type="float" office:value="-7912">
            <text:p>-7912</text:p>
          </table:table-cell>
          <table:table-cell office:value-type="float" office:value="25.89">
            <text:p>25.89</text:p>
          </table:table-cell>
          <table:table-cell office:value-type="float" office:value="8750">
            <text:p>8750</text:p>
          </table:table-cell>
          <table:table-cell office:value-type="float" office:value="-113">
            <text:p>-113</text:p>
          </table:table-cell>
          <table:table-cell office:value-type="string">
            <text:p>-1004<text:tab/><text:tab/><text:tab/><text:tab/></text:p>
          </table:table-cell>
          <table:table-cell table:number-columns-repeated="2"/>
          <table:table-cell table:formula="of:=([.E470]-[.$I$2])/131" office:value-type="float" office:value="65.4684478371501">
            <text:p>65.47</text:p>
          </table:table-cell>
          <table:table-cell/>
          <table:table-cell table:formula="of:=[.L469]+[.J470]*0.1" office:value-type="float" office:value="918.805318066158">
            <text:p>918.81</text:p>
          </table:table-cell>
          <table:table-cell table:formula="of:=[.L470]*2*3.141592/360" office:value-type="float" office:value="16.0361746488561">
            <text:p>16.04</text:p>
          </table:table-cell>
          <table:table-cell/>
          <table:table-cell table:formula="of:=COS([.M469])" office:value-type="float" office:value="-0.977200420829084">
            <text:p>-0.98</text:p>
          </table:table-cell>
          <table:table-cell table:formula="of:=SIN([.M469])" office:value-type="float" office:value="-0.212318952360502">
            <text:p>-0.21</text:p>
          </table:table-cell>
          <table:table-cell table:number-columns-repeated="3"/>
          <table:table-cell table:formula="of:=([.F470]-[.$S$2])/131" office:value-type="float" office:value="0.438167938931298">
            <text:p>0.44</text:p>
          </table:table-cell>
          <table:table-cell/>
          <table:table-cell table:formula="of:=[.T470]*0.1+[.V469]" office:value-type="float" office:value="-12.5392366412214">
            <text:p>-12.54</text:p>
          </table:table-cell>
          <table:table-cell table:formula="of:=[.V470]*2*3.141592/360" office:value-type="float" office:value="-0.218850919545377">
            <text:p>-0.22</text:p>
          </table:table-cell>
          <table:table-cell/>
          <table:table-cell table:formula="of:=COS([.W469])" office:value-type="float" office:value="0.975981250162207">
            <text:p>0.98</text:p>
          </table:table-cell>
          <table:table-cell table:formula="of:=SIN([.W469])" office:value-type="float" office:value="-0.217854537092566">
            <text:p>-0.22</text:p>
          </table:table-cell>
        </table:table-row>
        <table:table-row table:style-name="ro1">
          <table:table-cell office:value-type="float" office:value="14808">
            <text:p>14808</text:p>
          </table:table-cell>
          <table:table-cell office:value-type="float" office:value="-1348">
            <text:p>-1348</text:p>
          </table:table-cell>
          <table:table-cell office:value-type="float" office:value="-5312">
            <text:p>-5312</text:p>
          </table:table-cell>
          <table:table-cell office:value-type="float" office:value="25.94">
            <text:p>25.94</text:p>
          </table:table-cell>
          <table:table-cell office:value-type="float" office:value="9249">
            <text:p>9249</text:p>
          </table:table-cell>
          <table:table-cell office:value-type="float" office:value="561">
            <text:p>561</text:p>
          </table:table-cell>
          <table:table-cell office:value-type="string">
            <text:p>-3858<text:tab/><text:tab/><text:tab/><text:tab/></text:p>
          </table:table-cell>
          <table:table-cell table:number-columns-repeated="2"/>
          <table:table-cell table:formula="of:=([.E471]-[.$I$2])/131" office:value-type="float" office:value="69.2776081424936">
            <text:p>69.28</text:p>
          </table:table-cell>
          <table:table-cell/>
          <table:table-cell table:formula="of:=[.L470]+[.J471]*0.1" office:value-type="float" office:value="925.733078880408">
            <text:p>925.73</text:p>
          </table:table-cell>
          <table:table-cell table:formula="of:=[.L471]*2*3.141592/360" office:value-type="float" office:value="16.1570868597003">
            <text:p>16.16</text:p>
          </table:table-cell>
          <table:table-cell/>
          <table:table-cell table:formula="of:=COS([.M470])" office:value-type="float" office:value="-0.946620419497665">
            <text:p>-0.95</text:p>
          </table:table-cell>
          <table:table-cell table:formula="of:=SIN([.M470])" office:value-type="float" office:value="-0.322350401566471">
            <text:p>-0.32</text:p>
          </table:table-cell>
          <table:table-cell table:number-columns-repeated="3"/>
          <table:table-cell table:formula="of:=([.F471]-[.$S$2])/131" office:value-type="float" office:value="5.58320610687023">
            <text:p>5.58</text:p>
          </table:table-cell>
          <table:table-cell/>
          <table:table-cell table:formula="of:=[.T471]*0.1+[.V470]" office:value-type="float" office:value="-11.9809160305344">
            <text:p>-11.98</text:p>
          </table:table-cell>
          <table:table-cell table:formula="of:=[.V471]*2*3.141592/360" office:value-type="float" office:value="-0.209106388634436">
            <text:p>-0.21</text:p>
          </table:table-cell>
          <table:table-cell/>
          <table:table-cell table:formula="of:=COS([.W470])" office:value-type="float" office:value="0.976147568389382">
            <text:p>0.98</text:p>
          </table:table-cell>
          <table:table-cell table:formula="of:=SIN([.W470])" office:value-type="float" office:value="-0.217108094569262">
            <text:p>-0.22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-1464">
            <text:p>-1464</text:p>
          </table:table-cell>
          <table:table-cell office:value-type="float" office:value="-2124">
            <text:p>-2124</text:p>
          </table:table-cell>
          <table:table-cell office:value-type="float" office:value="25.94">
            <text:p>25.94</text:p>
          </table:table-cell>
          <table:table-cell office:value-type="float" office:value="8240">
            <text:p>8240</text:p>
          </table:table-cell>
          <table:table-cell office:value-type="float" office:value="350">
            <text:p>350</text:p>
          </table:table-cell>
          <table:table-cell office:value-type="string">
            <text:p>-1995<text:tab/><text:tab/><text:tab/><text:tab/></text:p>
          </table:table-cell>
          <table:table-cell table:number-columns-repeated="2"/>
          <table:table-cell table:formula="of:=([.E472]-[.$I$2])/131" office:value-type="float" office:value="61.5753180661578">
            <text:p>61.58</text:p>
          </table:table-cell>
          <table:table-cell/>
          <table:table-cell table:formula="of:=[.L471]+[.J472]*0.1" office:value-type="float" office:value="931.890610687024">
            <text:p>931.89</text:p>
          </table:table-cell>
          <table:table-cell table:formula="of:=[.L472]*2*3.141592/360" office:value-type="float" office:value="16.2645560411637">
            <text:p>16.26</text:p>
          </table:table-cell>
          <table:table-cell/>
          <table:table-cell table:formula="of:=COS([.M471])" office:value-type="float" office:value="-0.900827963873024">
            <text:p>-0.90</text:p>
          </table:table-cell>
          <table:table-cell table:formula="of:=SIN([.M471])" office:value-type="float" office:value="-0.434176207897648">
            <text:p>-0.43</text:p>
          </table:table-cell>
          <table:table-cell table:number-columns-repeated="3"/>
          <table:table-cell table:formula="of:=([.F472]-[.$S$2])/131" office:value-type="float" office:value="3.97251908396947">
            <text:p>3.97</text:p>
          </table:table-cell>
          <table:table-cell/>
          <table:table-cell table:formula="of:=[.T472]*0.1+[.V471]" office:value-type="float" office:value="-11.5836641221374">
            <text:p>-11.58</text:p>
          </table:table-cell>
          <table:table-cell table:formula="of:=[.V472]*2*3.141592/360" office:value-type="float" office:value="-0.202173036315522">
            <text:p>-0.20</text:p>
          </table:table-cell>
          <table:table-cell/>
          <table:table-cell table:formula="of:=COS([.W471])" office:value-type="float" office:value="0.978216806336123">
            <text:p>0.98</text:p>
          </table:table-cell>
          <table:table-cell table:formula="of:=SIN([.W471])" office:value-type="float" office:value="-0.207585837189236">
            <text:p>-0.21</text:p>
          </table:table-cell>
        </table:table-row>
        <table:table-row table:style-name="ro1">
          <table:table-cell office:value-type="float" office:value="15472">
            <text:p>15472</text:p>
          </table:table-cell>
          <table:table-cell office:value-type="float" office:value="-2724">
            <text:p>-2724</text:p>
          </table:table-cell>
          <table:table-cell office:value-type="float" office:value="-3572">
            <text:p>-3572</text:p>
          </table:table-cell>
          <table:table-cell office:value-type="float" office:value="25.89">
            <text:p>25.89</text:p>
          </table:table-cell>
          <table:table-cell office:value-type="float" office:value="5807">
            <text:p>5807</text:p>
          </table:table-cell>
          <table:table-cell office:value-type="float" office:value="-2711">
            <text:p>-2711</text:p>
          </table:table-cell>
          <table:table-cell office:value-type="string">
            <text:p>-1744<text:tab/><text:tab/><text:tab/><text:tab/></text:p>
          </table:table-cell>
          <table:table-cell table:number-columns-repeated="2"/>
          <table:table-cell table:formula="of:=([.E473]-[.$I$2])/131" office:value-type="float" office:value="43.0027989821883">
            <text:p>43.00</text:p>
          </table:table-cell>
          <table:table-cell/>
          <table:table-cell table:formula="of:=[.L472]+[.J473]*0.1" office:value-type="float" office:value="936.190890585242">
            <text:p>936.19</text:p>
          </table:table-cell>
          <table:table-cell table:formula="of:=[.L473]*2*3.141592/360" office:value-type="float" office:value="16.3396100685304">
            <text:p>16.34</text:p>
          </table:table-cell>
          <table:table-cell/>
          <table:table-cell table:formula="of:=COS([.M472])" office:value-type="float" office:value="-0.849060061383202">
            <text:p>-0.85</text:p>
          </table:table-cell>
          <table:table-cell table:formula="of:=SIN([.M472])" office:value-type="float" office:value="-0.528296329879314">
            <text:p>-0.53</text:p>
          </table:table-cell>
          <table:table-cell table:number-columns-repeated="3"/>
          <table:table-cell table:formula="of:=([.F473]-[.$S$2])/131" office:value-type="float" office:value="-19.393893129771">
            <text:p>-19.39</text:p>
          </table:table-cell>
          <table:table-cell/>
          <table:table-cell table:formula="of:=[.T473]*0.1+[.V472]" office:value-type="float" office:value="-13.5230534351145">
            <text:p>-13.52</text:p>
          </table:table-cell>
          <table:table-cell table:formula="of:=[.V473]*2*3.141592/360" office:value-type="float" office:value="-0.236021758262935">
            <text:p>-0.24</text:p>
          </table:table-cell>
          <table:table-cell/>
          <table:table-cell table:formula="of:=COS([.W472])" office:value-type="float" office:value="0.979632548531581">
            <text:p>0.98</text:p>
          </table:table-cell>
          <table:table-cell table:formula="of:=SIN([.W472])" office:value-type="float" office:value="-0.200798580317488">
            <text:p>-0.20</text:p>
          </table:table-cell>
        </table:table-row>
        <table:table-row table:style-name="ro1">
          <table:table-cell office:value-type="float" office:value="20668">
            <text:p>20668</text:p>
          </table:table-cell>
          <table:table-cell office:value-type="float" office:value="-2280">
            <text:p>-2280</text:p>
          </table:table-cell>
          <table:table-cell office:value-type="float" office:value="-6812">
            <text:p>-6812</text:p>
          </table:table-cell>
          <table:table-cell office:value-type="float" office:value="25.85">
            <text:p>25.85</text:p>
          </table:table-cell>
          <table:table-cell office:value-type="float" office:value="4700">
            <text:p>4700</text:p>
          </table:table-cell>
          <table:table-cell office:value-type="float" office:value="-3134">
            <text:p>-3134</text:p>
          </table:table-cell>
          <table:table-cell office:value-type="string">
            <text:p>-2561<text:tab/><text:tab/><text:tab/><text:tab/></text:p>
          </table:table-cell>
          <table:table-cell table:number-columns-repeated="2"/>
          <table:table-cell table:formula="of:=([.E474]-[.$I$2])/131" office:value-type="float" office:value="34.552417302799">
            <text:p>34.55</text:p>
          </table:table-cell>
          <table:table-cell/>
          <table:table-cell table:formula="of:=[.L473]+[.J474]*0.1" office:value-type="float" office:value="939.646132315522">
            <text:p>939.65</text:p>
          </table:table-cell>
          <table:table-cell table:formula="of:=[.L474]*2*3.141592/360" office:value-type="float" office:value="16.3999154006299">
            <text:p>16.40</text:p>
          </table:table-cell>
          <table:table-cell/>
          <table:table-cell table:formula="of:=COS([.M473])" office:value-type="float" office:value="-0.807056209155022">
            <text:p>-0.81</text:p>
          </table:table-cell>
          <table:table-cell table:formula="of:=SIN([.M473])" office:value-type="float" office:value="-0.590474618645311">
            <text:p>-0.59</text:p>
          </table:table-cell>
          <table:table-cell table:number-columns-repeated="3"/>
          <table:table-cell table:formula="of:=([.F474]-[.$S$2])/131" office:value-type="float" office:value="-22.6229007633588">
            <text:p>-22.62</text:p>
          </table:table-cell>
          <table:table-cell/>
          <table:table-cell table:formula="of:=[.T474]*0.1+[.V473]" office:value-type="float" office:value="-15.7853435114504">
            <text:p>-15.79</text:p>
          </table:table-cell>
          <table:table-cell table:formula="of:=[.V474]*2*3.141592/360" office:value-type="float" office:value="-0.275506160515691">
            <text:p>-0.28</text:p>
          </table:table-cell>
          <table:table-cell/>
          <table:table-cell table:formula="of:=COS([.W473])" office:value-type="float" office:value="0.972275924482071">
            <text:p>0.97</text:p>
          </table:table-cell>
          <table:table-cell table:formula="of:=SIN([.W473])" office:value-type="float" office:value="-0.233836538360741">
            <text:p>-0.23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office:value-type="float" office:value="-972">
            <text:p>-972</text:p>
          </table:table-cell>
          <table:table-cell office:value-type="float" office:value="-7560">
            <text:p>-7560</text:p>
          </table:table-cell>
          <table:table-cell office:value-type="float" office:value="25.99">
            <text:p>25.99</text:p>
          </table:table-cell>
          <table:table-cell office:value-type="float" office:value="2196">
            <text:p>2196</text:p>
          </table:table-cell>
          <table:table-cell office:value-type="float" office:value="6163">
            <text:p>6163</text:p>
          </table:table-cell>
          <table:table-cell office:value-type="string">
            <text:p>-1246<text:tab/><text:tab/><text:tab/><text:tab/></text:p>
          </table:table-cell>
          <table:table-cell table:number-columns-repeated="2"/>
          <table:table-cell table:formula="of:=([.E475]-[.$I$2])/131" office:value-type="float" office:value="15.4379134860051">
            <text:p>15.44</text:p>
          </table:table-cell>
          <table:table-cell/>
          <table:table-cell table:formula="of:=[.L474]+[.J475]*0.1" office:value-type="float" office:value="941.189923664123">
            <text:p>941.19</text:p>
          </table:table-cell>
          <table:table-cell table:formula="of:=[.L475]*2*3.141592/360" office:value-type="float" office:value="16.4268596370212">
            <text:p>16.43</text:p>
          </table:table-cell>
          <table:table-cell/>
          <table:table-cell table:formula="of:=COS([.M474])" office:value-type="float" office:value="-0.770001941210096">
            <text:p>-0.77</text:p>
          </table:table-cell>
          <table:table-cell table:formula="of:=SIN([.M474])" office:value-type="float" office:value="-0.63804154295209">
            <text:p>-0.64</text:p>
          </table:table-cell>
          <table:table-cell table:number-columns-repeated="3"/>
          <table:table-cell table:formula="of:=([.F475]-[.$S$2])/131" office:value-type="float" office:value="48.3465648854962">
            <text:p>48.35</text:p>
          </table:table-cell>
          <table:table-cell/>
          <table:table-cell table:formula="of:=[.T475]*0.1+[.V474]" office:value-type="float" office:value="-10.9506870229008">
            <text:p>-10.95</text:p>
          </table:table-cell>
          <table:table-cell table:formula="of:=[.V475]*2*3.141592/360" office:value-type="float" office:value="-0.191125504142494">
            <text:p>-0.19</text:p>
          </table:table-cell>
          <table:table-cell/>
          <table:table-cell table:formula="of:=COS([.W474])" office:value-type="float" office:value="0.962287628010535">
            <text:p>0.96</text:p>
          </table:table-cell>
          <table:table-cell table:formula="of:=SIN([.W474])" office:value-type="float" office:value="-0.272034043784704">
            <text:p>-0.27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1520">
            <text:p>1520</text:p>
          </table:table-cell>
          <table:table-cell office:value-type="float" office:value="-8200">
            <text:p>-8200</text:p>
          </table:table-cell>
          <table:table-cell office:value-type="float" office:value="25.85">
            <text:p>25.85</text:p>
          </table:table-cell>
          <table:table-cell office:value-type="float" office:value="1163">
            <text:p>1163</text:p>
          </table:table-cell>
          <table:table-cell office:value-type="float" office:value="378">
            <text:p>378</text:p>
          </table:table-cell>
          <table:table-cell office:value-type="string">
            <text:p>937<text:tab/><text:tab/><text:tab/><text:tab/></text:p>
          </table:table-cell>
          <table:table-cell table:number-columns-repeated="2"/>
          <table:table-cell table:formula="of:=([.E476]-[.$I$2])/131" office:value-type="float" office:value="7.55241730279898">
            <text:p>7.55</text:p>
          </table:table-cell>
          <table:table-cell/>
          <table:table-cell table:formula="of:=[.L475]+[.J476]*0.1" office:value-type="float" office:value="941.945165394403">
            <text:p>941.95</text:p>
          </table:table-cell>
          <table:table-cell table:formula="of:=[.L476]*2*3.141592/360" office:value-type="float" office:value="16.4400410891207">
            <text:p>16.44</text:p>
          </table:table-cell>
          <table:table-cell/>
          <table:table-cell table:formula="of:=COS([.M475])" office:value-type="float" office:value="-0.752532988460337">
            <text:p>-0.75</text:p>
          </table:table-cell>
          <table:table-cell table:formula="of:=SIN([.M475])" office:value-type="float" office:value="-0.658554554519938">
            <text:p>-0.66</text:p>
          </table:table-cell>
          <table:table-cell table:number-columns-repeated="3"/>
          <table:table-cell table:formula="of:=([.F476]-[.$S$2])/131" office:value-type="float" office:value="4.18625954198473">
            <text:p>4.19</text:p>
          </table:table-cell>
          <table:table-cell/>
          <table:table-cell table:formula="of:=[.T476]*0.1+[.V475]" office:value-type="float" office:value="-10.5320610687023">
            <text:p>-10.53</text:p>
          </table:table-cell>
          <table:table-cell table:formula="of:=[.V476]*2*3.141592/360" office:value-type="float" office:value="-0.183819104427481">
            <text:p>-0.18</text:p>
          </table:table-cell>
          <table:table-cell/>
          <table:table-cell table:formula="of:=COS([.W475])" office:value-type="float" office:value="0.981791051711937">
            <text:p>0.98</text:p>
          </table:table-cell>
          <table:table-cell table:formula="of:=SIN([.W475])" office:value-type="float" office:value="-0.18996402495833">
            <text:p>-0.19</text:p>
          </table:table-cell>
        </table:table-row>
        <table:table-row table:style-name="ro1">
          <table:table-cell office:value-type="float" office:value="14104">
            <text:p>14104</text:p>
          </table:table-cell>
          <table:table-cell office:value-type="float" office:value="-1376">
            <text:p>-1376</text:p>
          </table:table-cell>
          <table:table-cell office:value-type="float" office:value="-5404">
            <text:p>-5404</text:p>
          </table:table-cell>
          <table:table-cell office:value-type="float" office:value="25.85">
            <text:p>25.85</text:p>
          </table:table-cell>
          <table:table-cell office:value-type="float" office:value="44">
            <text:p>44</text:p>
          </table:table-cell>
          <table:table-cell office:value-type="float" office:value="2355">
            <text:p>2355</text:p>
          </table:table-cell>
          <table:table-cell office:value-type="string">
            <text:p>2103<text:tab/><text:tab/><text:tab/><text:tab/></text:p>
          </table:table-cell>
          <table:table-cell table:number-columns-repeated="2"/>
          <table:table-cell table:formula="of:=([.E477]-[.$I$2])/131" office:value-type="float" office:value="-0.989567430025445">
            <text:p>-0.99</text:p>
          </table:table-cell>
          <table:table-cell/>
          <table:table-cell table:formula="of:=[.L476]+[.J477]*0.1" office:value-type="float" office:value="941.8462086514">
            <text:p>941.85</text:p>
          </table:table-cell>
          <table:table-cell table:formula="of:=[.L477]*2*3.141592/360" office:value-type="float" office:value="16.4383139684976">
            <text:p>16.44</text:p>
          </table:table-cell>
          <table:table-cell/>
          <table:table-cell table:formula="of:=COS([.M476])" office:value-type="float" office:value="-0.74378715891014">
            <text:p>-0.74</text:p>
          </table:table-cell>
          <table:table-cell table:formula="of:=SIN([.M476])" office:value-type="float" office:value="-0.6684165334882">
            <text:p>-0.67</text:p>
          </table:table-cell>
          <table:table-cell table:number-columns-repeated="3"/>
          <table:table-cell table:formula="of:=([.F477]-[.$S$2])/131" office:value-type="float" office:value="19.2778625954198">
            <text:p>19.28</text:p>
          </table:table-cell>
          <table:table-cell/>
          <table:table-cell table:formula="of:=[.T477]*0.1+[.V476]" office:value-type="float" office:value="-8.60427480916031">
            <text:p>-8.60</text:p>
          </table:table-cell>
          <table:table-cell table:formula="of:=[.V477]*2*3.141592/360" office:value-type="float" office:value="-0.150172893923664">
            <text:p>-0.15</text:p>
          </table:table-cell>
          <table:table-cell/>
          <table:table-cell table:formula="of:=COS([.W476])" office:value-type="float" office:value="0.983152786867493">
            <text:p>0.98</text:p>
          </table:table-cell>
          <table:table-cell table:formula="of:=SIN([.W476])" office:value-type="float" office:value="-0.182785660473357">
            <text:p>-0.18</text:p>
          </table:table-cell>
        </table:table-row>
        <table:table-row table:style-name="ro1">
          <table:table-cell office:value-type="float" office:value="12552">
            <text:p>12552</text:p>
          </table:table-cell>
          <table:table-cell office:value-type="float" office:value="-916">
            <text:p>-916</text:p>
          </table:table-cell>
          <table:table-cell office:value-type="float" office:value="-3604">
            <text:p>-3604</text:p>
          </table:table-cell>
          <table:table-cell office:value-type="float" office:value="25.99">
            <text:p>25.99</text:p>
          </table:table-cell>
          <table:table-cell office:value-type="float" office:value="321">
            <text:p>321</text:p>
          </table:table-cell>
          <table:table-cell office:value-type="float" office:value="-3653">
            <text:p>-3653</text:p>
          </table:table-cell>
          <table:table-cell office:value-type="string">
            <text:p>1538<text:tab/><text:tab/><text:tab/><text:tab/></text:p>
          </table:table-cell>
          <table:table-cell table:number-columns-repeated="2"/>
          <table:table-cell table:formula="of:=([.E478]-[.$I$2])/131" office:value-type="float" office:value="1.12493638676845">
            <text:p>1.12</text:p>
          </table:table-cell>
          <table:table-cell/>
          <table:table-cell table:formula="of:=[.L477]+[.J478]*0.1" office:value-type="float" office:value="941.958702290077">
            <text:p>941.96</text:p>
          </table:table-cell>
          <table:table-cell table:formula="of:=[.L478]*2*3.141592/360" office:value-type="float" office:value="16.4402773524716">
            <text:p>16.44</text:p>
          </table:table-cell>
          <table:table-cell/>
          <table:table-cell table:formula="of:=COS([.M477])" office:value-type="float" office:value="-0.744940484977969">
            <text:p>-0.74</text:p>
          </table:table-cell>
          <table:table-cell table:formula="of:=SIN([.M477])" office:value-type="float" office:value="-0.667130927060639">
            <text:p>-0.67</text:p>
          </table:table-cell>
          <table:table-cell table:number-columns-repeated="3"/>
          <table:table-cell table:formula="of:=([.F478]-[.$S$2])/131" office:value-type="float" office:value="-26.5847328244275">
            <text:p>-26.58</text:p>
          </table:table-cell>
          <table:table-cell/>
          <table:table-cell table:formula="of:=[.T478]*0.1+[.V477]" office:value-type="float" office:value="-11.2627480916031">
            <text:p>-11.26</text:p>
          </table:table-cell>
          <table:table-cell table:formula="of:=[.V478]*2*3.141592/360" office:value-type="float" office:value="-0.19657199612553">
            <text:p>-0.20</text:p>
          </table:table-cell>
          <table:table-cell/>
          <table:table-cell table:formula="of:=COS([.W477])" office:value-type="float" office:value="0.988745226212777">
            <text:p>0.99</text:p>
          </table:table-cell>
          <table:table-cell table:formula="of:=SIN([.W477])" office:value-type="float" office:value="-0.149609082750492">
            <text:p>-0.15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484">
            <text:p>-484</text:p>
          </table:table-cell>
          <table:table-cell office:value-type="float" office:value="-3964">
            <text:p>-3964</text:p>
          </table:table-cell>
          <table:table-cell office:value-type="float" office:value="25.94">
            <text:p>25.94</text:p>
          </table:table-cell>
          <table:table-cell office:value-type="float" office:value="371">
            <text:p>371</text:p>
          </table:table-cell>
          <table:table-cell office:value-type="float" office:value="-669">
            <text:p>-669</text:p>
          </table:table-cell>
          <table:table-cell office:value-type="string">
            <text:p>670<text:tab/><text:tab/><text:tab/><text:tab/></text:p>
          </table:table-cell>
          <table:table-cell table:number-columns-repeated="2"/>
          <table:table-cell table:formula="of:=([.E479]-[.$I$2])/131" office:value-type="float" office:value="1.50661577608143">
            <text:p>1.51</text:p>
          </table:table-cell>
          <table:table-cell/>
          <table:table-cell table:formula="of:=[.L478]+[.J479]*0.1" office:value-type="float" office:value="942.109363867685">
            <text:p>942.11</text:p>
          </table:table-cell>
          <table:table-cell table:formula="of:=[.L479]*2*3.141592/360" office:value-type="float" office:value="16.4429068925101">
            <text:p>16.44</text:p>
          </table:table-cell>
          <table:table-cell/>
          <table:table-cell table:formula="of:=COS([.M478])" office:value-type="float" office:value="-0.743629215822397">
            <text:p>-0.74</text:p>
          </table:table-cell>
          <table:table-cell table:formula="of:=SIN([.M478])" office:value-type="float" office:value="-0.668592244477429">
            <text:p>-0.67</text:p>
          </table:table-cell>
          <table:table-cell table:number-columns-repeated="3"/>
          <table:table-cell table:formula="of:=([.F479]-[.$S$2])/131" office:value-type="float" office:value="-3.80610687022901">
            <text:p>-3.81</text:p>
          </table:table-cell>
          <table:table-cell/>
          <table:table-cell table:formula="of:=[.T479]*0.1+[.V478]" office:value-type="float" office:value="-11.643358778626">
            <text:p>-11.64</text:p>
          </table:table-cell>
          <table:table-cell table:formula="of:=[.V479]*2*3.141592/360" office:value-type="float" office:value="-0.203214904400339">
            <text:p>-0.20</text:p>
          </table:table-cell>
          <table:table-cell/>
          <table:table-cell table:formula="of:=COS([.W478])" office:value-type="float" office:value="0.980741857264385">
            <text:p>0.98</text:p>
          </table:table-cell>
          <table:table-cell table:formula="of:=SIN([.W478])" office:value-type="float" office:value="-0.195308498047588">
            <text:p>-0.20</text:p>
          </table:table-cell>
        </table:table-row>
        <table:table-row table:style-name="ro1">
          <table:table-cell office:value-type="float" office:value="18684">
            <text:p>18684</text:p>
          </table:table-cell>
          <table:table-cell office:value-type="float" office:value="-940">
            <text:p>-940</text:p>
          </table:table-cell>
          <table:table-cell office:value-type="float" office:value="-6044">
            <text:p>-6044</text:p>
          </table:table-cell>
          <table:table-cell office:value-type="float" office:value="25.85">
            <text:p>25.85</text:p>
          </table:table-cell>
          <table:table-cell office:value-type="float" office:value="1545">
            <text:p>1545</text:p>
          </table:table-cell>
          <table:table-cell office:value-type="float" office:value="-3139">
            <text:p>-3139</text:p>
          </table:table-cell>
          <table:table-cell office:value-type="string">
            <text:p>1187<text:tab/><text:tab/><text:tab/><text:tab/></text:p>
          </table:table-cell>
          <table:table-cell table:number-columns-repeated="2"/>
          <table:table-cell table:formula="of:=([.E480]-[.$I$2])/131" office:value-type="float" office:value="10.4684478371501">
            <text:p>10.47</text:p>
          </table:table-cell>
          <table:table-cell/>
          <table:table-cell table:formula="of:=[.L479]+[.J480]*0.1" office:value-type="float" office:value="943.1562086514">
            <text:p>943.16</text:p>
          </table:table-cell>
          <table:table-cell table:formula="of:=[.L480]*2*3.141592/360" office:value-type="float" office:value="16.4611777769421">
            <text:p>16.46</text:p>
          </table:table-cell>
          <table:table-cell/>
          <table:table-cell table:formula="of:=COS([.M479])" office:value-type="float" office:value="-0.7418685568687">
            <text:p>-0.74</text:p>
          </table:table-cell>
          <table:table-cell table:formula="of:=SIN([.M479])" office:value-type="float" office:value="-0.670545333537974">
            <text:p>-0.67</text:p>
          </table:table-cell>
          <table:table-cell table:number-columns-repeated="3"/>
          <table:table-cell table:formula="of:=([.F480]-[.$S$2])/131" office:value-type="float" office:value="-22.6610687022901">
            <text:p>-22.66</text:p>
          </table:table-cell>
          <table:table-cell/>
          <table:table-cell table:formula="of:=[.T480]*0.1+[.V479]" office:value-type="float" office:value="-13.909465648855">
            <text:p>-13.91</text:p>
          </table:table-cell>
          <table:table-cell table:formula="of:=[.V480]*2*3.141592/360" office:value-type="float" office:value="-0.242765922259542">
            <text:p>-0.24</text:p>
          </table:table-cell>
          <table:table-cell/>
          <table:table-cell table:formula="of:=COS([.W479])" office:value-type="float" office:value="0.979422811246939">
            <text:p>0.98</text:p>
          </table:table-cell>
          <table:table-cell table:formula="of:=SIN([.W479])" office:value-type="float" office:value="-0.201819119037676">
            <text:p>-0.20</text:p>
          </table:table-cell>
        </table:table-row>
        <table:table-row table:style-name="ro1">
          <table:table-cell office:value-type="float" office:value="19624">
            <text:p>19624</text:p>
          </table:table-cell>
          <table:table-cell office:value-type="float" office:value="-4492">
            <text:p>-4492</text:p>
          </table:table-cell>
          <table:table-cell office:value-type="float" office:value="-9428">
            <text:p>-9428</text:p>
          </table:table-cell>
          <table:table-cell office:value-type="float" office:value="25.89">
            <text:p>25.89</text:p>
          </table:table-cell>
          <table:table-cell office:value-type="float" office:value="3230">
            <text:p>3230</text:p>
          </table:table-cell>
          <table:table-cell office:value-type="float" office:value="2849">
            <text:p>2849</text:p>
          </table:table-cell>
          <table:table-cell office:value-type="string">
            <text:p>1231<text:tab/><text:tab/><text:tab/><text:tab/></text:p>
          </table:table-cell>
          <table:table-cell table:number-columns-repeated="2"/>
          <table:table-cell table:formula="of:=([.E481]-[.$I$2])/131" office:value-type="float" office:value="23.3310432569975">
            <text:p>23.33</text:p>
          </table:table-cell>
          <table:table-cell/>
          <table:table-cell table:formula="of:=[.L480]+[.J481]*0.1" office:value-type="float" office:value="945.4893129771">
            <text:p>945.49</text:p>
          </table:table-cell>
          <table:table-cell table:formula="of:=[.L481]*2*3.141592/360" office:value-type="float" office:value="16.5018981207464">
            <text:p>16.50</text:p>
          </table:table-cell>
          <table:table-cell/>
          <table:table-cell table:formula="of:=COS([.M480])" office:value-type="float" office:value="-0.729493958431024">
            <text:p>-0.73</text:p>
          </table:table-cell>
          <table:table-cell table:formula="of:=SIN([.M480])" office:value-type="float" office:value="-0.683987254715054">
            <text:p>-0.68</text:p>
          </table:table-cell>
          <table:table-cell table:number-columns-repeated="3"/>
          <table:table-cell table:formula="of:=([.F481]-[.$S$2])/131" office:value-type="float" office:value="23.0488549618321">
            <text:p>23.05</text:p>
          </table:table-cell>
          <table:table-cell/>
          <table:table-cell table:formula="of:=[.T481]*0.1+[.V480]" office:value-type="float" office:value="-11.6045801526718">
            <text:p>-11.60</text:p>
          </table:table-cell>
          <table:table-cell table:formula="of:=[.V481]*2*3.141592/360" office:value-type="float" office:value="-0.202538089838846">
            <text:p>-0.20</text:p>
          </table:table-cell>
          <table:table-cell/>
          <table:table-cell table:formula="of:=COS([.W480])" office:value-type="float" office:value="0.970676793181062">
            <text:p>0.97</text:p>
          </table:table-cell>
          <table:table-cell table:formula="of:=SIN([.W480])" office:value-type="float" office:value="-0.240388359076993">
            <text:p>-0.24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5236">
            <text:p>-5236</text:p>
          </table:table-cell>
          <table:table-cell office:value-type="float" office:value="-8428">
            <text:p>-8428</text:p>
          </table:table-cell>
          <table:table-cell office:value-type="float" office:value="25.85">
            <text:p>25.85</text:p>
          </table:table-cell>
          <table:table-cell office:value-type="float" office:value="4196">
            <text:p>4196</text:p>
          </table:table-cell>
          <table:table-cell office:value-type="float" office:value="-203">
            <text:p>-203</text:p>
          </table:table-cell>
          <table:table-cell office:value-type="string">
            <text:p>-258<text:tab/><text:tab/><text:tab/><text:tab/></text:p>
          </table:table-cell>
          <table:table-cell table:number-columns-repeated="2"/>
          <table:table-cell table:formula="of:=([.E482]-[.$I$2])/131" office:value-type="float" office:value="30.7050890585242">
            <text:p>30.71</text:p>
          </table:table-cell>
          <table:table-cell/>
          <table:table-cell table:formula="of:=[.L481]+[.J482]*0.1" office:value-type="float" office:value="948.559821882952">
            <text:p>948.56</text:p>
          </table:table-cell>
          <table:table-cell table:formula="of:=[.L482]*2*3.141592/360" office:value-type="float" office:value="16.5554885997162">
            <text:p>16.56</text:p>
          </table:table-cell>
          <table:table-cell/>
          <table:table-cell table:formula="of:=COS([.M481])" office:value-type="float" office:value="-0.701044738469071">
            <text:p>-0.70</text:p>
          </table:table-cell>
          <table:table-cell table:formula="of:=SIN([.M481])" office:value-type="float" office:value="-0.713117293763678">
            <text:p>-0.71</text:p>
          </table:table-cell>
          <table:table-cell table:number-columns-repeated="3"/>
          <table:table-cell table:formula="of:=([.F482]-[.$S$2])/131" office:value-type="float" office:value="-0.248854961832061">
            <text:p>-0.25</text:p>
          </table:table-cell>
          <table:table-cell/>
          <table:table-cell table:formula="of:=[.T482]*0.1+[.V481]" office:value-type="float" office:value="-11.629465648855">
            <text:p>-11.63</text:p>
          </table:table-cell>
          <table:table-cell table:formula="of:=[.V482]*2*3.141592/360" office:value-type="float" office:value="-0.202972423592875">
            <text:p>-0.20</text:p>
          </table:table-cell>
          <table:table-cell/>
          <table:table-cell table:formula="of:=COS([.W481])" office:value-type="float" office:value="0.979559181029074">
            <text:p>0.98</text:p>
          </table:table-cell>
          <table:table-cell table:formula="of:=SIN([.W481])" office:value-type="float" office:value="-0.201156185243332">
            <text:p>-0.20</text:p>
          </table:table-cell>
        </table:table-row>
        <table:table-row table:style-name="ro1">
          <table:table-cell office:value-type="float" office:value="14332">
            <text:p>14332</text:p>
          </table:table-cell>
          <table:table-cell office:value-type="float" office:value="-844">
            <text:p>-844</text:p>
          </table:table-cell>
          <table:table-cell office:value-type="float" office:value="-5560">
            <text:p>-5560</text:p>
          </table:table-cell>
          <table:table-cell office:value-type="float" office:value="25.89">
            <text:p>25.89</text:p>
          </table:table-cell>
          <table:table-cell office:value-type="float" office:value="2095">
            <text:p>2095</text:p>
          </table:table-cell>
          <table:table-cell office:value-type="float" office:value="1088">
            <text:p>1088</text:p>
          </table:table-cell>
          <table:table-cell office:value-type="string">
            <text:p>-2662<text:tab/><text:tab/><text:tab/><text:tab/></text:p>
          </table:table-cell>
          <table:table-cell table:number-columns-repeated="2"/>
          <table:table-cell table:formula="of:=([.E483]-[.$I$2])/131" office:value-type="float" office:value="14.6669211195929">
            <text:p>14.67</text:p>
          </table:table-cell>
          <table:table-cell/>
          <table:table-cell table:formula="of:=[.L482]+[.J483]*0.1" office:value-type="float" office:value="950.026513994911">
            <text:p>950.03</text:p>
          </table:table-cell>
          <table:table-cell table:formula="of:=[.L483]*2*3.141592/360" office:value-type="float" office:value="16.5810872008572">
            <text:p>16.58</text:p>
          </table:table-cell>
          <table:table-cell/>
          <table:table-cell table:formula="of:=COS([.M482])" office:value-type="float" office:value="-0.661840292878225">
            <text:p>-0.66</text:p>
          </table:table-cell>
          <table:table-cell table:formula="of:=SIN([.M482])" office:value-type="float" office:value="-0.749644867068978">
            <text:p>-0.75</text:p>
          </table:table-cell>
          <table:table-cell table:number-columns-repeated="3"/>
          <table:table-cell table:formula="of:=([.F483]-[.$S$2])/131" office:value-type="float" office:value="9.60610687022901">
            <text:p>9.61</text:p>
          </table:table-cell>
          <table:table-cell/>
          <table:table-cell table:formula="of:=[.T483]*0.1+[.V482]" office:value-type="float" office:value="-10.6688549618321">
            <text:p>-10.67</text:p>
          </table:table-cell>
          <table:table-cell table:formula="of:=[.V483]*2*3.141592/360" office:value-type="float" office:value="-0.186206607762511">
            <text:p>-0.19</text:p>
          </table:table-cell>
          <table:table-cell/>
          <table:table-cell table:formula="of:=COS([.W482])" office:value-type="float" office:value="0.979471719715872">
            <text:p>0.98</text:p>
          </table:table-cell>
          <table:table-cell table:formula="of:=SIN([.W482])" office:value-type="float" office:value="-0.20158162187271">
            <text:p>-0.20</text:p>
          </table:table-cell>
        </table:table-row>
        <table:table-row table:style-name="ro1">
          <table:table-cell office:value-type="float" office:value="12136">
            <text:p>12136</text:p>
          </table:table-cell>
          <table:table-cell office:value-type="float" office:value="-1884">
            <text:p>-1884</text:p>
          </table:table-cell>
          <table:table-cell office:value-type="float" office:value="-2688">
            <text:p>-2688</text:p>
          </table:table-cell>
          <table:table-cell office:value-type="float" office:value="25.94">
            <text:p>25.94</text:p>
          </table:table-cell>
          <table:table-cell office:value-type="float" office:value="1547">
            <text:p>1547</text:p>
          </table:table-cell>
          <table:table-cell office:value-type="float" office:value="2410">
            <text:p>2410</text:p>
          </table:table-cell>
          <table:table-cell office:value-type="string">
            <text:p>-390<text:tab/><text:tab/><text:tab/><text:tab/></text:p>
          </table:table-cell>
          <table:table-cell table:number-columns-repeated="2"/>
          <table:table-cell table:formula="of:=([.E484]-[.$I$2])/131" office:value-type="float" office:value="10.4837150127226">
            <text:p>10.48</text:p>
          </table:table-cell>
          <table:table-cell/>
          <table:table-cell table:formula="of:=[.L483]+[.J484]*0.1" office:value-type="float" office:value="951.074885496184">
            <text:p>951.07</text:p>
          </table:table-cell>
          <table:table-cell table:formula="of:=[.L484]*2*3.141592/360" office:value-type="float" office:value="16.5993847315318">
            <text:p>16.60</text:p>
          </table:table-cell>
          <table:table-cell/>
          <table:table-cell table:formula="of:=COS([.M483])" office:value-type="float" office:value="-0.642435692389826">
            <text:p>-0.64</text:p>
          </table:table-cell>
          <table:table-cell table:formula="of:=SIN([.M483])" office:value-type="float" office:value="-0.766339599096644">
            <text:p>-0.77</text:p>
          </table:table-cell>
          <table:table-cell table:number-columns-repeated="3"/>
          <table:table-cell table:formula="of:=([.F484]-[.$S$2])/131" office:value-type="float" office:value="19.6977099236641">
            <text:p>19.70</text:p>
          </table:table-cell>
          <table:table-cell/>
          <table:table-cell table:formula="of:=[.T484]*0.1+[.V483]" office:value-type="float" office:value="-8.69908396946565">
            <text:p>-8.70</text:p>
          </table:table-cell>
          <table:table-cell table:formula="of:=[.V484]*2*3.141592/360" office:value-type="float" office:value="-0.151827625587786">
            <text:p>-0.15</text:p>
          </table:table-cell>
          <table:table-cell/>
          <table:table-cell table:formula="of:=COS([.W483])" office:value-type="float" office:value="0.982713583839363">
            <text:p>0.98</text:p>
          </table:table-cell>
          <table:table-cell table:formula="of:=SIN([.W483])" office:value-type="float" office:value="-0.185132417846243">
            <text:p>-0.19</text:p>
          </table:table-cell>
        </table:table-row>
        <table:table-row table:style-name="ro1">
          <table:table-cell office:value-type="float" office:value="14680">
            <text:p>14680</text:p>
          </table:table-cell>
          <table:table-cell office:value-type="float" office:value="-2792">
            <text:p>-2792</text:p>
          </table:table-cell>
          <table:table-cell office:value-type="float" office:value="-3208">
            <text:p>-3208</text:p>
          </table:table-cell>
          <table:table-cell office:value-type="float" office:value="25.94">
            <text:p>25.94</text:p>
          </table:table-cell>
          <table:table-cell office:value-type="float" office:value="1458">
            <text:p>1458</text:p>
          </table:table-cell>
          <table:table-cell office:value-type="float" office:value="-1323">
            <text:p>-1323</text:p>
          </table:table-cell>
          <table:table-cell office:value-type="string">
            <text:p>-469<text:tab/><text:tab/><text:tab/><text:tab/></text:p>
          </table:table-cell>
          <table:table-cell table:number-columns-repeated="2"/>
          <table:table-cell table:formula="of:=([.E485]-[.$I$2])/131" office:value-type="float" office:value="9.80432569974555">
            <text:p>9.80</text:p>
          </table:table-cell>
          <table:table-cell/>
          <table:table-cell table:formula="of:=[.L484]+[.J485]*0.1" office:value-type="float" office:value="952.055318066159">
            <text:p>952.06</text:p>
          </table:table-cell>
          <table:table-cell table:formula="of:=[.L485]*2*3.141592/360" office:value-type="float" office:value="16.6164965044117">
            <text:p>16.62</text:p>
          </table:table-cell>
          <table:table-cell/>
          <table:table-cell table:formula="of:=COS([.M484])" office:value-type="float" office:value="-0.628306811873432">
            <text:p>-0.63</text:p>
          </table:table-cell>
          <table:table-cell table:formula="of:=SIN([.M484])" office:value-type="float" office:value="-0.777965648440498">
            <text:p>-0.78</text:p>
          </table:table-cell>
          <table:table-cell table:number-columns-repeated="3"/>
          <table:table-cell table:formula="of:=([.F485]-[.$S$2])/131" office:value-type="float" office:value="-8.79847328244275">
            <text:p>-8.80</text:p>
          </table:table-cell>
          <table:table-cell/>
          <table:table-cell table:formula="of:=[.T485]*0.1+[.V484]" office:value-type="float" office:value="-9.57893129770992">
            <text:p>-9.58</text:p>
          </table:table-cell>
          <table:table-cell table:formula="of:=[.V485]*2*3.141592/360" office:value-type="float" office:value="-0.167183855185751">
            <text:p>-0.17</text:p>
          </table:table-cell>
          <table:table-cell/>
          <table:table-cell table:formula="of:=COS([.W484])" office:value-type="float" office:value="0.988496309779711">
            <text:p>0.99</text:p>
          </table:table-cell>
          <table:table-cell table:formula="of:=SIN([.W484])" office:value-type="float" office:value="-0.151244985212381">
            <text:p>-0.15</text:p>
          </table:table-cell>
        </table:table-row>
        <table:table-row table:style-name="ro1">
          <table:table-cell office:value-type="float" office:value="18388">
            <text:p>18388</text:p>
          </table:table-cell>
          <table:table-cell office:value-type="float" office:value="-2400">
            <text:p>-2400</text:p>
          </table:table-cell>
          <table:table-cell office:value-type="float" office:value="-5028">
            <text:p>-5028</text:p>
          </table:table-cell>
          <table:table-cell office:value-type="float" office:value="25.89">
            <text:p>25.89</text:p>
          </table:table-cell>
          <table:table-cell office:value-type="float" office:value="1252">
            <text:p>1252</text:p>
          </table:table-cell>
          <table:table-cell office:value-type="float" office:value="-1273">
            <text:p>-1273</text:p>
          </table:table-cell>
          <table:table-cell office:value-type="string">
            <text:p>-1253<text:tab/><text:tab/><text:tab/><text:tab/></text:p>
          </table:table-cell>
          <table:table-cell table:number-columns-repeated="2"/>
          <table:table-cell table:formula="of:=([.E486]-[.$I$2])/131" office:value-type="float" office:value="8.23180661577608">
            <text:p>8.23</text:p>
          </table:table-cell>
          <table:table-cell/>
          <table:table-cell table:formula="of:=[.L485]+[.J486]*0.1" office:value-type="float" office:value="952.878498727736">
            <text:p>952.88</text:p>
          </table:table-cell>
          <table:table-cell table:formula="of:=[.L486]*2*3.141592/360" office:value-type="float" office:value="16.6308637143059">
            <text:p>16.63</text:p>
          </table:table-cell>
          <table:table-cell/>
          <table:table-cell table:formula="of:=COS([.M485])" office:value-type="float" office:value="-0.614903104166796">
            <text:p>-0.61</text:p>
          </table:table-cell>
          <table:table-cell table:formula="of:=SIN([.M485])" office:value-type="float" office:value="-0.788602670859057">
            <text:p>-0.79</text:p>
          </table:table-cell>
          <table:table-cell table:number-columns-repeated="3"/>
          <table:table-cell table:formula="of:=([.F486]-[.$S$2])/131" office:value-type="float" office:value="-8.41679389312977">
            <text:p>-8.42</text:p>
          </table:table-cell>
          <table:table-cell/>
          <table:table-cell table:formula="of:=[.T486]*0.1+[.V485]" office:value-type="float" office:value="-10.4206106870229">
            <text:p>-10.42</text:p>
          </table:table-cell>
          <table:table-cell table:formula="of:=[.V486]*2*3.141592/360" office:value-type="float" office:value="-0.181873928719254">
            <text:p>-0.18</text:p>
          </table:table-cell>
          <table:table-cell/>
          <table:table-cell table:formula="of:=COS([.W485])" office:value-type="float" office:value="0.986057300102813">
            <text:p>0.99</text:p>
          </table:table-cell>
          <table:table-cell table:formula="of:=SIN([.W485])" office:value-type="float" office:value="-0.166406132440937">
            <text:p>-0.17</text:p>
          </table:table-cell>
        </table:table-row>
        <table:table-row table:style-name="ro1">
          <table:table-cell office:value-type="float" office:value="19732">
            <text:p>19732</text:p>
          </table:table-cell>
          <table:table-cell office:value-type="float" office:value="-764">
            <text:p>-764</text:p>
          </table:table-cell>
          <table:table-cell office:value-type="float" office:value="-8292">
            <text:p>-8292</text:p>
          </table:table-cell>
          <table:table-cell office:value-type="float" office:value="25.89">
            <text:p>25.89</text:p>
          </table:table-cell>
          <table:table-cell office:value-type="float" office:value="-1194">
            <text:p>-1194</text:p>
          </table:table-cell>
          <table:table-cell office:value-type="float" office:value="2829">
            <text:p>2829</text:p>
          </table:table-cell>
          <table:table-cell office:value-type="string">
            <text:p>-1334<text:tab/><text:tab/><text:tab/><text:tab/></text:p>
          </table:table-cell>
          <table:table-cell table:number-columns-repeated="2"/>
          <table:table-cell table:formula="of:=([.E487]-[.$I$2])/131" office:value-type="float" office:value="-10.4399491094148">
            <text:p>-10.44</text:p>
          </table:table-cell>
          <table:table-cell/>
          <table:table-cell table:formula="of:=[.L486]+[.J487]*0.1" office:value-type="float" office:value="951.834503816795">
            <text:p>951.83</text:p>
          </table:table-cell>
          <table:table-cell table:formula="of:=[.L487]*2*3.141592/360" office:value-type="float" office:value="16.6126425695267">
            <text:p>16.61</text:p>
          </table:table-cell>
          <table:table-cell/>
          <table:table-cell table:formula="of:=COS([.M486])" office:value-type="float" office:value="-0.603510011802294">
            <text:p>-0.60</text:p>
          </table:table-cell>
          <table:table-cell table:formula="of:=SIN([.M486])" office:value-type="float" office:value="-0.797355419906578">
            <text:p>-0.80</text:p>
          </table:table-cell>
          <table:table-cell table:number-columns-repeated="3"/>
          <table:table-cell table:formula="of:=([.F487]-[.$S$2])/131" office:value-type="float" office:value="22.8961832061069">
            <text:p>22.90</text:p>
          </table:table-cell>
          <table:table-cell/>
          <table:table-cell table:formula="of:=[.T487]*0.1+[.V486]" office:value-type="float" office:value="-8.13099236641221">
            <text:p>-8.13</text:p>
          </table:table-cell>
          <table:table-cell table:formula="of:=[.V487]*2*3.141592/360" office:value-type="float" office:value="-0.141912558724343">
            <text:p>-0.14</text:p>
          </table:table-cell>
          <table:table-cell/>
          <table:table-cell table:formula="of:=COS([.W486])" office:value-type="float" office:value="0.983506476888632">
            <text:p>0.98</text:p>
          </table:table-cell>
          <table:table-cell table:formula="of:=SIN([.W486])" office:value-type="float" office:value="-0.18087291095714">
            <text:p>-0.18</text:p>
          </table:table-cell>
        </table:table-row>
        <table:table-row table:style-name="ro1">
          <table:table-cell office:value-type="float" office:value="16444">
            <text:p>16444</text:p>
          </table:table-cell>
          <table:table-cell office:value-type="float" office:value="688">
            <text:p>688</text:p>
          </table:table-cell>
          <table:table-cell office:value-type="float" office:value="-8060">
            <text:p>-8060</text:p>
          </table:table-cell>
          <table:table-cell office:value-type="float" office:value="25.85">
            <text:p>25.85</text:p>
          </table:table-cell>
          <table:table-cell office:value-type="float" office:value="-1757">
            <text:p>-1757</text:p>
          </table:table-cell>
          <table:table-cell office:value-type="float" office:value="1103">
            <text:p>1103</text:p>
          </table:table-cell>
          <table:table-cell office:value-type="string">
            <text:p>1012<text:tab/><text:tab/><text:tab/><text:tab/></text:p>
          </table:table-cell>
          <table:table-cell table:number-columns-repeated="2"/>
          <table:table-cell table:formula="of:=([.E488]-[.$I$2])/131" office:value-type="float" office:value="-14.7376590330789">
            <text:p>-14.74</text:p>
          </table:table-cell>
          <table:table-cell/>
          <table:table-cell table:formula="of:=[.L487]+[.J488]*0.1" office:value-type="float" office:value="950.360737913487">
            <text:p>950.36</text:p>
          </table:table-cell>
          <table:table-cell table:formula="of:=[.L488]*2*3.141592/360" office:value-type="float" office:value="16.5869205074617">
            <text:p>16.59</text:p>
          </table:table-cell>
          <table:table-cell/>
          <table:table-cell table:formula="of:=COS([.M487])" office:value-type="float" office:value="-0.617937753471776">
            <text:p>-0.62</text:p>
          </table:table-cell>
          <table:table-cell table:formula="of:=SIN([.M487])" office:value-type="float" office:value="-0.786227023724226">
            <text:p>-0.79</text:p>
          </table:table-cell>
          <table:table-cell table:number-columns-repeated="3"/>
          <table:table-cell table:formula="of:=([.F488]-[.$S$2])/131" office:value-type="float" office:value="9.7206106870229">
            <text:p>9.72</text:p>
          </table:table-cell>
          <table:table-cell/>
          <table:table-cell table:formula="of:=[.T488]*0.1+[.V487]" office:value-type="float" office:value="-7.15893129770992">
            <text:p>-7.16</text:p>
          </table:table-cell>
          <table:table-cell table:formula="of:=[.V488]*2*3.141592/360" office:value-type="float" office:value="-0.12494689607464">
            <text:p>-0.12</text:p>
          </table:table-cell>
          <table:table-cell/>
          <table:table-cell table:formula="of:=COS([.W487])" office:value-type="float" office:value="0.989947300928483">
            <text:p>0.99</text:p>
          </table:table-cell>
          <table:table-cell table:formula="of:=SIN([.W487])" office:value-type="float" office:value="-0.141436704516232">
            <text:p>-0.14</text:p>
          </table:table-cell>
        </table:table-row>
        <table:table-row table:style-name="ro1">
          <table:table-cell office:value-type="float" office:value="14440">
            <text:p>14440</text:p>
          </table:table-cell>
          <table:table-cell office:value-type="float" office:value="-1192">
            <text:p>-1192</text:p>
          </table:table-cell>
          <table:table-cell office:value-type="float" office:value="-4876">
            <text:p>-4876</text:p>
          </table:table-cell>
          <table:table-cell office:value-type="float" office:value="25.89">
            <text:p>25.89</text:p>
          </table:table-cell>
          <table:table-cell office:value-type="float" office:value="-3019">
            <text:p>-3019</text:p>
          </table:table-cell>
          <table:table-cell office:value-type="float" office:value="135">
            <text:p>135</text:p>
          </table:table-cell>
          <table:table-cell office:value-type="string">
            <text:p>2006<text:tab/><text:tab/><text:tab/><text:tab/></text:p>
          </table:table-cell>
          <table:table-cell table:number-columns-repeated="2"/>
          <table:table-cell table:formula="of:=([.E489]-[.$I$2])/131" office:value-type="float" office:value="-24.3712468193384">
            <text:p>-24.37</text:p>
          </table:table-cell>
          <table:table-cell/>
          <table:table-cell table:formula="of:=[.L488]+[.J489]*0.1" office:value-type="float" office:value="947.923613231553">
            <text:p>947.92</text:p>
          </table:table-cell>
          <table:table-cell table:formula="of:=[.L489]*2*3.141592/360" office:value-type="float" office:value="16.5443846663297">
            <text:p>16.54</text:p>
          </table:table-cell>
          <table:table-cell/>
          <table:table-cell table:formula="of:=COS([.M488])" office:value-type="float" office:value="-0.637954493698908">
            <text:p>-0.64</text:p>
          </table:table-cell>
          <table:table-cell table:formula="of:=SIN([.M488])" office:value-type="float" office:value="-0.770074063950585">
            <text:p>-0.77</text:p>
          </table:table-cell>
          <table:table-cell table:number-columns-repeated="3"/>
          <table:table-cell table:formula="of:=([.F489]-[.$S$2])/131" office:value-type="float" office:value="2.33129770992366">
            <text:p>2.33</text:p>
          </table:table-cell>
          <table:table-cell/>
          <table:table-cell table:formula="of:=[.T489]*0.1+[.V488]" office:value-type="float" office:value="-6.92580152671756">
            <text:p>-6.93</text:p>
          </table:table-cell>
          <table:table-cell table:formula="of:=[.V489]*2*3.141592/360" office:value-type="float" office:value="-0.120878014832909">
            <text:p>-0.12</text:p>
          </table:table-cell>
          <table:table-cell/>
          <table:table-cell table:formula="of:=COS([.W488])" office:value-type="float" office:value="0.99220428654805">
            <text:p>0.99</text:p>
          </table:table-cell>
          <table:table-cell table:formula="of:=SIN([.W488])" office:value-type="float" office:value="-0.124622043618596">
            <text:p>-0.12</text:p>
          </table:table-cell>
        </table:table-row>
        <table:table-row table:style-name="ro1">
          <table:table-cell office:value-type="float" office:value="14212">
            <text:p>14212</text:p>
          </table:table-cell>
          <table:table-cell office:value-type="float" office:value="-1128">
            <text:p>-1128</text:p>
          </table:table-cell>
          <table:table-cell office:value-type="float" office:value="-4028">
            <text:p>-4028</text:p>
          </table:table-cell>
          <table:table-cell office:value-type="float" office:value="25.85">
            <text:p>25.85</text:p>
          </table:table-cell>
          <table:table-cell office:value-type="float" office:value="-1775">
            <text:p>-1775</text:p>
          </table:table-cell>
          <table:table-cell office:value-type="float" office:value="-2618">
            <text:p>-2618</text:p>
          </table:table-cell>
          <table:table-cell office:value-type="string">
            <text:p>1609<text:tab/><text:tab/><text:tab/><text:tab/></text:p>
          </table:table-cell>
          <table:table-cell table:number-columns-repeated="2"/>
          <table:table-cell table:formula="of:=([.E490]-[.$I$2])/131" office:value-type="float" office:value="-14.8750636132316">
            <text:p>-14.88</text:p>
          </table:table-cell>
          <table:table-cell/>
          <table:table-cell table:formula="of:=[.L489]+[.J490]*0.1" office:value-type="float" office:value="946.43610687023">
            <text:p>946.44</text:p>
          </table:table-cell>
          <table:table-cell table:formula="of:=[.L490]*2*3.141592/360" office:value-type="float" office:value="16.5184227880814">
            <text:p>16.52</text:p>
          </table:table-cell>
          <table:table-cell/>
          <table:table-cell table:formula="of:=COS([.M489])" office:value-type="float" office:value="-0.670123327338616">
            <text:p>-0.67</text:p>
          </table:table-cell>
          <table:table-cell table:formula="of:=SIN([.M489])" office:value-type="float" office:value="-0.742249773429822">
            <text:p>-0.74</text:p>
          </table:table-cell>
          <table:table-cell table:number-columns-repeated="3"/>
          <table:table-cell table:formula="of:=([.F490]-[.$S$2])/131" office:value-type="float" office:value="-18.6839694656489">
            <text:p>-18.68</text:p>
          </table:table-cell>
          <table:table-cell/>
          <table:table-cell table:formula="of:=[.T490]*0.1+[.V489]" office:value-type="float" office:value="-8.79419847328244">
            <text:p>-8.79</text:p>
          </table:table-cell>
          <table:table-cell table:formula="of:=[.V490]*2*3.141592/360" office:value-type="float" office:value="-0.153487686500424">
            <text:p>-0.15</text:p>
          </table:table-cell>
          <table:table-cell/>
          <table:table-cell table:formula="of:=COS([.W489])" office:value-type="float" office:value="0.99270314409064">
            <text:p>0.99</text:p>
          </table:table-cell>
          <table:table-cell table:formula="of:=SIN([.W489])" office:value-type="float" office:value="-0.12058386174177">
            <text:p>-0.12</text:p>
          </table:table-cell>
        </table:table-row>
        <table:table-row table:style-name="ro1">
          <table:table-cell office:value-type="float" office:value="15536">
            <text:p>15536</text:p>
          </table:table-cell>
          <table:table-cell office:value-type="float" office:value="-384">
            <text:p>-384</text:p>
          </table:table-cell>
          <table:table-cell office:value-type="float" office:value="-4112">
            <text:p>-4112</text:p>
          </table:table-cell>
          <table:table-cell office:value-type="float" office:value="25.85">
            <text:p>25.85</text:p>
          </table:table-cell>
          <table:table-cell office:value-type="float" office:value="-371">
            <text:p>-371</text:p>
          </table:table-cell>
          <table:table-cell office:value-type="float" office:value="933">
            <text:p>933</text:p>
          </table:table-cell>
          <table:table-cell office:value-type="string">
            <text:p>1085<text:tab/><text:tab/><text:tab/><text:tab/></text:p>
          </table:table-cell>
          <table:table-cell table:number-columns-repeated="2"/>
          <table:table-cell table:formula="of:=([.E491]-[.$I$2])/131" office:value-type="float" office:value="-4.15750636132316">
            <text:p>-4.16</text:p>
          </table:table-cell>
          <table:table-cell/>
          <table:table-cell table:formula="of:=[.L490]+[.J491]*0.1" office:value-type="float" office:value="946.020356234097">
            <text:p>946.02</text:p>
          </table:table-cell>
          <table:table-cell table:formula="of:=[.L491]*2*3.141592/360" office:value-type="float" office:value="16.5111665721233">
            <text:p>16.51</text:p>
          </table:table-cell>
          <table:table-cell/>
          <table:table-cell table:formula="of:=COS([.M490])" office:value-type="float" office:value="-0.689165535628336">
            <text:p>-0.69</text:p>
          </table:table-cell>
          <table:table-cell table:formula="of:=SIN([.M490])" office:value-type="float" office:value="-0.724603936300452">
            <text:p>-0.72</text:p>
          </table:table-cell>
          <table:table-cell table:number-columns-repeated="3"/>
          <table:table-cell table:formula="of:=([.F491]-[.$S$2])/131" office:value-type="float" office:value="8.42290076335878">
            <text:p>8.42</text:p>
          </table:table-cell>
          <table:table-cell/>
          <table:table-cell table:formula="of:=[.T491]*0.1+[.V490]" office:value-type="float" office:value="-7.95190839694656">
            <text:p>-7.95</text:p>
          </table:table-cell>
          <table:table-cell table:formula="of:=[.V491]*2*3.141592/360" office:value-type="float" office:value="-0.13878695446989">
            <text:p>-0.14</text:p>
          </table:table-cell>
          <table:table-cell/>
          <table:table-cell table:formula="of:=COS([.W490])" office:value-type="float" office:value="0.98824387195699">
            <text:p>0.99</text:p>
          </table:table-cell>
          <table:table-cell table:formula="of:=SIN([.W490])" office:value-type="float" office:value="-0.152885740144252">
            <text:p>-0.15</text:p>
          </table:table-cell>
        </table:table-row>
        <table:table-row table:style-name="ro1">
          <table:table-cell office:value-type="float" office:value="14832">
            <text:p>14832</text:p>
          </table:table-cell>
          <table:table-cell office:value-type="float" office:value="-1068">
            <text:p>-1068</text:p>
          </table:table-cell>
          <table:table-cell office:value-type="float" office:value="-4332">
            <text:p>-4332</text:p>
          </table:table-cell>
          <table:table-cell office:value-type="float" office:value="25.94">
            <text:p>25.94</text:p>
          </table:table-cell>
          <table:table-cell office:value-type="float" office:value="290">
            <text:p>290</text:p>
          </table:table-cell>
          <table:table-cell office:value-type="float" office:value="2337">
            <text:p>2337</text:p>
          </table:table-cell>
          <table:table-cell office:value-type="string">
            <text:p>2104<text:tab/><text:tab/><text:tab/><text:tab/></text:p>
          </table:table-cell>
          <table:table-cell table:number-columns-repeated="2"/>
          <table:table-cell table:formula="of:=([.E492]-[.$I$2])/131" office:value-type="float" office:value="0.888295165394402">
            <text:p>0.89</text:p>
          </table:table-cell>
          <table:table-cell/>
          <table:table-cell table:formula="of:=[.L491]+[.J492]*0.1" office:value-type="float" office:value="946.109185750637">
            <text:p>946.11</text:p>
          </table:table-cell>
          <table:table-cell table:formula="of:=[.L492]*2*3.141592/360" office:value-type="float" office:value="16.5127169393373">
            <text:p>16.51</text:p>
          </table:table-cell>
          <table:table-cell/>
          <table:table-cell table:formula="of:=COS([.M491])" office:value-type="float" office:value="-0.694405229010957">
            <text:p>-0.69</text:p>
          </table:table-cell>
          <table:table-cell table:formula="of:=SIN([.M491])" office:value-type="float" office:value="-0.719584170144286">
            <text:p>-0.72</text:p>
          </table:table-cell>
          <table:table-cell table:number-columns-repeated="3"/>
          <table:table-cell table:formula="of:=([.F492]-[.$S$2])/131" office:value-type="float" office:value="19.1404580152672">
            <text:p>19.14</text:p>
          </table:table-cell>
          <table:table-cell/>
          <table:table-cell table:formula="of:=[.T492]*0.1+[.V491]" office:value-type="float" office:value="-6.03786259541984">
            <text:p>-6.04</text:p>
          </table:table-cell>
          <table:table-cell table:formula="of:=[.V492]*2*3.141592/360" office:value-type="float" office:value="-0.105380560149279">
            <text:p>-0.11</text:p>
          </table:table-cell>
          <table:table-cell/>
          <table:table-cell table:formula="of:=COS([.W491])" office:value-type="float" office:value="0.990384539781441">
            <text:p>0.99</text:p>
          </table:table-cell>
          <table:table-cell table:formula="of:=SIN([.W491])" office:value-type="float" office:value="-0.138341835183371">
            <text:p>-0.14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-4472">
            <text:p>-4472</text:p>
          </table:table-cell>
          <table:table-cell office:value-type="float" office:value="-9224">
            <text:p>-9224</text:p>
          </table:table-cell>
          <table:table-cell office:value-type="float" office:value="25.89">
            <text:p>25.89</text:p>
          </table:table-cell>
          <table:table-cell office:value-type="float" office:value="2809">
            <text:p>2809</text:p>
          </table:table-cell>
          <table:table-cell office:value-type="float" office:value="2289">
            <text:p>2289</text:p>
          </table:table-cell>
          <table:table-cell office:value-type="string">
            <text:p>1540<text:tab/><text:tab/><text:tab/><text:tab/></text:p>
          </table:table-cell>
          <table:table-cell table:number-columns-repeated="2"/>
          <table:table-cell table:formula="of:=([.E493]-[.$I$2])/131" office:value-type="float" office:value="20.1173027989822">
            <text:p>20.12</text:p>
          </table:table-cell>
          <table:table-cell/>
          <table:table-cell table:formula="of:=[.L492]+[.J493]*0.1" office:value-type="float" office:value="948.120916030535">
            <text:p>948.12</text:p>
          </table:table-cell>
          <table:table-cell table:formula="of:=[.L493]*2*3.141592/360" office:value-type="float" office:value="16.5478282490789">
            <text:p>16.55</text:p>
          </table:table-cell>
          <table:table-cell/>
          <table:table-cell table:formula="of:=COS([.M492])" office:value-type="float" office:value="-0.693288775203356">
            <text:p>-0.69</text:p>
          </table:table-cell>
          <table:table-cell table:formula="of:=SIN([.M492])" office:value-type="float" office:value="-0.72065988800337">
            <text:p>-0.72</text:p>
          </table:table-cell>
          <table:table-cell table:number-columns-repeated="3"/>
          <table:table-cell table:formula="of:=([.F493]-[.$S$2])/131" office:value-type="float" office:value="18.7740458015267">
            <text:p>18.77</text:p>
          </table:table-cell>
          <table:table-cell/>
          <table:table-cell table:formula="of:=[.T493]*0.1+[.V492]" office:value-type="float" office:value="-4.16045801526717">
            <text:p>-4.16</text:p>
          </table:table-cell>
          <table:table-cell table:formula="of:=[.V493]*2*3.141592/360" office:value-type="float" office:value="-0.0726136756505513">
            <text:p>-0.07</text:p>
          </table:table-cell>
          <table:table-cell/>
          <table:table-cell table:formula="of:=COS([.W492])" office:value-type="float" office:value="0.994452605303442">
            <text:p>0.99</text:p>
          </table:table-cell>
          <table:table-cell table:formula="of:=SIN([.W492])" office:value-type="float" office:value="-0.105185625468481">
            <text:p>-0.11</text:p>
          </table:table-cell>
        </table:table-row>
        <table:table-row table:style-name="ro1">
          <table:table-cell office:value-type="float" office:value="16216">
            <text:p>16216</text:p>
          </table:table-cell>
          <table:table-cell office:value-type="float" office:value="-2956">
            <text:p>-2956</text:p>
          </table:table-cell>
          <table:table-cell office:value-type="float" office:value="-6376">
            <text:p>-6376</text:p>
          </table:table-cell>
          <table:table-cell office:value-type="float" office:value="25.94">
            <text:p>25.94</text:p>
          </table:table-cell>
          <table:table-cell office:value-type="float" office:value="2385">
            <text:p>2385</text:p>
          </table:table-cell>
          <table:table-cell office:value-type="float" office:value="-553">
            <text:p>-553</text:p>
          </table:table-cell>
          <table:table-cell office:value-type="string">
            <text:p>217<text:tab/><text:tab/><text:tab/><text:tab/></text:p>
          </table:table-cell>
          <table:table-cell table:number-columns-repeated="2"/>
          <table:table-cell table:formula="of:=([.E494]-[.$I$2])/131" office:value-type="float" office:value="16.8806615776081">
            <text:p>16.88</text:p>
          </table:table-cell>
          <table:table-cell/>
          <table:table-cell table:formula="of:=[.L493]+[.J494]*0.1" office:value-type="float" office:value="949.808982188296">
            <text:p>949.81</text:p>
          </table:table-cell>
          <table:table-cell table:formula="of:=[.L494]*2*3.141592/360" office:value-type="float" office:value="16.5772905553938">
            <text:p>16.58</text:p>
          </table:table-cell>
          <table:table-cell/>
          <table:table-cell table:formula="of:=COS([.M493])" office:value-type="float" office:value="-0.667563360629713">
            <text:p>-0.67</text:p>
          </table:table-cell>
          <table:table-cell table:formula="of:=SIN([.M493])" office:value-type="float" office:value="-0.744552993107115">
            <text:p>-0.74</text:p>
          </table:table-cell>
          <table:table-cell table:number-columns-repeated="3"/>
          <table:table-cell table:formula="of:=([.F494]-[.$S$2])/131" office:value-type="float" office:value="-2.9206106870229">
            <text:p>-2.92</text:p>
          </table:table-cell>
          <table:table-cell/>
          <table:table-cell table:formula="of:=[.T494]*0.1+[.V493]" office:value-type="float" office:value="-4.45251908396946">
            <text:p>-4.45</text:p>
          </table:table-cell>
          <table:table-cell table:formula="of:=[.V494]*2*3.141592/360" office:value-type="float" office:value="-0.07771110185581">
            <text:p>-0.08</text:p>
          </table:table-cell>
          <table:table-cell/>
          <table:table-cell table:formula="of:=COS([.W493])" office:value-type="float" office:value="0.997364785261062">
            <text:p>1.00</text:p>
          </table:table-cell>
          <table:table-cell table:formula="of:=SIN([.W493])" office:value-type="float" office:value="-0.0725498802284013">
            <text:p>-0.07</text:p>
          </table:table-cell>
        </table:table-row>
        <table:table-row table:style-name="ro1">
          <table:table-cell office:value-type="float" office:value="13148">
            <text:p>13148</text:p>
          </table:table-cell>
          <table:table-cell office:value-type="float" office:value="-2464">
            <text:p>-2464</text:p>
          </table:table-cell>
          <table:table-cell office:value-type="float" office:value="-4420">
            <text:p>-4420</text:p>
          </table:table-cell>
          <table:table-cell office:value-type="float" office:value="25.89">
            <text:p>25.89</text:p>
          </table:table-cell>
          <table:table-cell office:value-type="float" office:value="-370">
            <text:p>-370</text:p>
          </table:table-cell>
          <table:table-cell office:value-type="float" office:value="438">
            <text:p>438</text:p>
          </table:table-cell>
          <table:table-cell office:value-type="string">
            <text:p>-740<text:tab/><text:tab/><text:tab/><text:tab/></text:p>
          </table:table-cell>
          <table:table-cell table:number-columns-repeated="2"/>
          <table:table-cell table:formula="of:=([.E495]-[.$I$2])/131" office:value-type="float" office:value="-4.1498727735369">
            <text:p>-4.15</text:p>
          </table:table-cell>
          <table:table-cell/>
          <table:table-cell table:formula="of:=[.L494]+[.J495]*0.1" office:value-type="float" office:value="949.393994910942">
            <text:p>949.39</text:p>
          </table:table-cell>
          <table:table-cell table:formula="of:=[.L495]*2*3.141592/360" office:value-type="float" office:value="16.570047662557">
            <text:p>16.57</text:p>
          </table:table-cell>
          <table:table-cell/>
          <table:table-cell table:formula="of:=COS([.M494])" office:value-type="float" office:value="-0.645340574967797">
            <text:p>-0.65</text:p>
          </table:table-cell>
          <table:table-cell table:formula="of:=SIN([.M494])" office:value-type="float" office:value="-0.763894981198485">
            <text:p>-0.76</text:p>
          </table:table-cell>
          <table:table-cell table:number-columns-repeated="3"/>
          <table:table-cell table:formula="of:=([.F495]-[.$S$2])/131" office:value-type="float" office:value="4.64427480916031">
            <text:p>4.64</text:p>
          </table:table-cell>
          <table:table-cell/>
          <table:table-cell table:formula="of:=[.T495]*0.1+[.V494]" office:value-type="float" office:value="-3.98809160305343">
            <text:p>-3.99</text:p>
          </table:table-cell>
          <table:table-cell table:formula="of:=[.V495]*2*3.141592/360" office:value-type="float" office:value="-0.0696053148634436">
            <text:p>-0.07</text:p>
          </table:table-cell>
          <table:table-cell/>
          <table:table-cell table:formula="of:=COS([.W494])" office:value-type="float" office:value="0.996982011589421">
            <text:p>1.00</text:p>
          </table:table-cell>
          <table:table-cell table:formula="of:=SIN([.W494])" office:value-type="float" office:value="-0.0776329090470732">
            <text:p>-0.08</text:p>
          </table:table-cell>
        </table:table-row>
        <table:table-row table:style-name="ro1">
          <table:table-cell office:value-type="float" office:value="15720">
            <text:p>15720</text:p>
          </table:table-cell>
          <table:table-cell office:value-type="float" office:value="-3184">
            <text:p>-3184</text:p>
          </table:table-cell>
          <table:table-cell office:value-type="float" office:value="-5700">
            <text:p>-5700</text:p>
          </table:table-cell>
          <table:table-cell office:value-type="float" office:value="25.85">
            <text:p>25.85</text:p>
          </table:table-cell>
          <table:table-cell office:value-type="float" office:value="-1004">
            <text:p>-1004</text:p>
          </table:table-cell>
          <table:table-cell office:value-type="float" office:value="971">
            <text:p>971</text:p>
          </table:table-cell>
          <table:table-cell office:value-type="string">
            <text:p>962<text:tab/><text:tab/><text:tab/><text:tab/></text:p>
          </table:table-cell>
          <table:table-cell table:number-columns-repeated="2"/>
          <table:table-cell table:formula="of:=([.E496]-[.$I$2])/131" office:value-type="float" office:value="-8.98956743002544">
            <text:p>-8.99</text:p>
          </table:table-cell>
          <table:table-cell/>
          <table:table-cell table:formula="of:=[.L495]+[.J496]*0.1" office:value-type="float" office:value="948.495038167939">
            <text:p>948.50</text:p>
          </table:table-cell>
          <table:table-cell table:formula="of:=[.L496]*2*3.141592/360" office:value-type="float" office:value="16.5543579108227">
            <text:p>16.55</text:p>
          </table:table-cell>
          <table:table-cell/>
          <table:table-cell table:formula="of:=COS([.M495])" office:value-type="float" office:value="-0.650856409033766">
            <text:p>-0.65</text:p>
          </table:table-cell>
          <table:table-cell table:formula="of:=SIN([.M495])" office:value-type="float" office:value="-0.759200852752202">
            <text:p>-0.76</text:p>
          </table:table-cell>
          <table:table-cell table:number-columns-repeated="3"/>
          <table:table-cell table:formula="of:=([.F496]-[.$S$2])/131" office:value-type="float" office:value="8.71297709923664">
            <text:p>8.71</text:p>
          </table:table-cell>
          <table:table-cell/>
          <table:table-cell table:formula="of:=[.T496]*0.1+[.V495]" office:value-type="float" office:value="-3.11679389312977">
            <text:p>-3.12</text:p>
          </table:table-cell>
          <table:table-cell table:formula="of:=[.V496]*2*3.141592/360" office:value-type="float" office:value="-0.0543983042239185">
            <text:p>-0.05</text:p>
          </table:table-cell>
          <table:table-cell/>
          <table:table-cell table:formula="of:=COS([.W495])" office:value-type="float" office:value="0.997578527957386">
            <text:p>1.00</text:p>
          </table:table-cell>
          <table:table-cell table:formula="of:=SIN([.W495])" office:value-type="float" office:value="-0.0695491233472769">
            <text:p>-0.07</text:p>
          </table:table-cell>
        </table:table-row>
        <table:table-row table:style-name="ro1">
          <table:table-cell office:value-type="float" office:value="16308">
            <text:p>16308</text:p>
          </table:table-cell>
          <table:table-cell office:value-type="float" office:value="-5232">
            <text:p>-5232</text:p>
          </table:table-cell>
          <table:table-cell office:value-type="float" office:value="-5140">
            <text:p>-5140</text:p>
          </table:table-cell>
          <table:table-cell office:value-type="float" office:value="25.85">
            <text:p>25.85</text:p>
          </table:table-cell>
          <table:table-cell office:value-type="float" office:value="-77">
            <text:p>-77</text:p>
          </table:table-cell>
          <table:table-cell office:value-type="float" office:value="5811">
            <text:p>5811</text:p>
          </table:table-cell>
          <table:table-cell office:value-type="string">
            <text:p>-355<text:tab/><text:tab/><text:tab/><text:tab/></text:p>
          </table:table-cell>
          <table:table-cell table:number-columns-repeated="2"/>
          <table:table-cell table:formula="of:=([.E497]-[.$I$2])/131" office:value-type="float" office:value="-1.91323155216285">
            <text:p>-1.91</text:p>
          </table:table-cell>
          <table:table-cell/>
          <table:table-cell table:formula="of:=[.L496]+[.J497]*0.1" office:value-type="float" office:value="948.303715012723">
            <text:p>948.30</text:p>
          </table:table-cell>
          <table:table-cell table:formula="of:=[.L497]*2*3.141592/360" office:value-type="float" office:value="16.5510186925236">
            <text:p>16.55</text:p>
          </table:table-cell>
          <table:table-cell/>
          <table:table-cell table:formula="of:=COS([.M496])" office:value-type="float" office:value="-0.66268748475556">
            <text:p>-0.66</text:p>
          </table:table-cell>
          <table:table-cell table:formula="of:=SIN([.M496])" office:value-type="float" office:value="-0.748896052565607">
            <text:p>-0.75</text:p>
          </table:table-cell>
          <table:table-cell table:number-columns-repeated="3"/>
          <table:table-cell table:formula="of:=([.F497]-[.$S$2])/131" office:value-type="float" office:value="45.6595419847328">
            <text:p>45.66</text:p>
          </table:table-cell>
          <table:table-cell/>
          <table:table-cell table:formula="of:=[.T497]*0.1+[.V496]" office:value-type="float" office:value="1.44916030534351">
            <text:p>1.45</text:p>
          </table:table-cell>
          <table:table-cell table:formula="of:=[.V497]*2*3.141592/360" office:value-type="float" office:value="0.0252926134554708">
            <text:p>0.03</text:p>
          </table:table-cell>
          <table:table-cell/>
          <table:table-cell table:formula="of:=COS([.W496])" office:value-type="float" office:value="0.998520777076112">
            <text:p>1.00</text:p>
          </table:table-cell>
          <table:table-cell table:formula="of:=SIN([.W496])" office:value-type="float" office:value="-0.0543714791716891">
            <text:p>-0.05</text:p>
          </table:table-cell>
        </table:table-row>
        <table:table-row table:style-name="ro1">
          <table:table-cell office:value-type="float" office:value="14968">
            <text:p>14968</text:p>
          </table:table-cell>
          <table:table-cell office:value-type="float" office:value="-2536">
            <text:p>-2536</text:p>
          </table:table-cell>
          <table:table-cell office:value-type="float" office:value="-4856">
            <text:p>-4856</text:p>
          </table:table-cell>
          <table:table-cell office:value-type="float" office:value="25.94">
            <text:p>25.94</text:p>
          </table:table-cell>
          <table:table-cell office:value-type="float" office:value="475">
            <text:p>475</text:p>
          </table:table-cell>
          <table:table-cell office:value-type="float" office:value="1355">
            <text:p>1355</text:p>
          </table:table-cell>
          <table:table-cell office:value-type="string">
            <text:p>-934<text:tab/><text:tab/><text:tab/><text:tab/></text:p>
          </table:table-cell>
          <table:table-cell table:number-columns-repeated="2"/>
          <table:table-cell table:formula="of:=([.E498]-[.$I$2])/131" office:value-type="float" office:value="2.30050890585242">
            <text:p>2.30</text:p>
          </table:table-cell>
          <table:table-cell/>
          <table:table-cell table:formula="of:=[.L497]+[.J498]*0.1" office:value-type="float" office:value="948.533765903308">
            <text:p>948.53</text:p>
          </table:table-cell>
          <table:table-cell table:formula="of:=[.L498]*2*3.141592/360" office:value-type="float" office:value="16.5550338371761">
            <text:p>16.56</text:p>
          </table:table-cell>
          <table:table-cell/>
          <table:table-cell table:formula="of:=COS([.M497])" office:value-type="float" office:value="-0.665184512906266">
            <text:p>-0.67</text:p>
          </table:table-cell>
          <table:table-cell table:formula="of:=SIN([.M497])" office:value-type="float" office:value="-0.746679023268803">
            <text:p>-0.75</text:p>
          </table:table-cell>
          <table:table-cell table:number-columns-repeated="3"/>
          <table:table-cell table:formula="of:=([.F498]-[.$S$2])/131" office:value-type="float" office:value="11.6442748091603">
            <text:p>11.64</text:p>
          </table:table-cell>
          <table:table-cell/>
          <table:table-cell table:formula="of:=[.T498]*0.1+[.V497]" office:value-type="float" office:value="2.61358778625954">
            <text:p>2.61</text:p>
          </table:table-cell>
          <table:table-cell table:formula="of:=[.V498]*2*3.141592/360" office:value-type="float" office:value="0.0456157026700594">
            <text:p>0.05</text:p>
          </table:table-cell>
          <table:table-cell/>
          <table:table-cell table:formula="of:=COS([.W497])" office:value-type="float" office:value="0.999680158903472">
            <text:p>1.00</text:p>
          </table:table-cell>
          <table:table-cell table:formula="of:=SIN([.W497])" office:value-type="float" office:value="0.0252899168588949">
            <text:p>0.03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2120">
            <text:p>-2120</text:p>
          </table:table-cell>
          <table:table-cell office:value-type="float" office:value="-4180">
            <text:p>-4180</text:p>
          </table:table-cell>
          <table:table-cell office:value-type="float" office:value="25.85">
            <text:p>25.85</text:p>
          </table:table-cell>
          <table:table-cell office:value-type="float" office:value="1714">
            <text:p>1714</text:p>
          </table:table-cell>
          <table:table-cell office:value-type="float" office:value="1816">
            <text:p>1816</text:p>
          </table:table-cell>
          <table:table-cell office:value-type="string">
            <text:p>-311<text:tab/><text:tab/><text:tab/><text:tab/></text:p>
          </table:table-cell>
          <table:table-cell table:number-columns-repeated="2"/>
          <table:table-cell table:formula="of:=([.E499]-[.$I$2])/131" office:value-type="float" office:value="11.758524173028">
            <text:p>11.76</text:p>
          </table:table-cell>
          <table:table-cell/>
          <table:table-cell table:formula="of:=[.L498]+[.J499]*0.1" office:value-type="float" office:value="949.709618320611">
            <text:p>949.71</text:p>
          </table:table-cell>
          <table:table-cell table:formula="of:=[.L499]*2*3.141592/360" office:value-type="float" office:value="16.575556329106">
            <text:p>16.58</text:p>
          </table:table-cell>
          <table:table-cell/>
          <table:table-cell table:formula="of:=COS([.M498])" office:value-type="float" office:value="-0.662181134833072">
            <text:p>-0.66</text:p>
          </table:table-cell>
          <table:table-cell table:formula="of:=SIN([.M498])" office:value-type="float" office:value="-0.749343809390045">
            <text:p>-0.75</text:p>
          </table:table-cell>
          <table:table-cell table:number-columns-repeated="3"/>
          <table:table-cell table:formula="of:=([.F499]-[.$S$2])/131" office:value-type="float" office:value="15.163358778626">
            <text:p>15.16</text:p>
          </table:table-cell>
          <table:table-cell/>
          <table:table-cell table:formula="of:=[.T499]*0.1+[.V498]" office:value-type="float" office:value="4.12992366412214">
            <text:p>4.13</text:p>
          </table:table-cell>
          <table:table-cell table:formula="of:=[.V499]*2*3.141592/360" office:value-type="float" office:value="0.0720807507989822">
            <text:p>0.07</text:p>
          </table:table-cell>
          <table:table-cell/>
          <table:table-cell table:formula="of:=COS([.W498])" office:value-type="float" office:value="0.998959784226476">
            <text:p>1.00</text:p>
          </table:table-cell>
          <table:table-cell table:formula="of:=SIN([.W498])" office:value-type="float" office:value="0.0455998848484547">
            <text:p>0.05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724">
            <text:p>-724</text:p>
          </table:table-cell>
          <table:table-cell office:value-type="float" office:value="-4080">
            <text:p>-4080</text:p>
          </table:table-cell>
          <table:table-cell office:value-type="float" office:value="25.8">
            <text:p>25.8</text:p>
          </table:table-cell>
          <table:table-cell office:value-type="float" office:value="1069">
            <text:p>1069</text:p>
          </table:table-cell>
          <table:table-cell office:value-type="float" office:value="1061">
            <text:p>1061</text:p>
          </table:table-cell>
          <table:table-cell office:value-type="string">
            <text:p>-78<text:tab/><text:tab/><text:tab/><text:tab/></text:p>
          </table:table-cell>
          <table:table-cell table:number-columns-repeated="2"/>
          <table:table-cell table:formula="of:=([.E500]-[.$I$2])/131" office:value-type="float" office:value="6.83486005089059">
            <text:p>6.83</text:p>
          </table:table-cell>
          <table:table-cell/>
          <table:table-cell table:formula="of:=[.L499]+[.J500]*0.1" office:value-type="float" office:value="950.3931043257">
            <text:p>950.39</text:p>
          </table:table-cell>
          <table:table-cell table:formula="of:=[.L500]*2*3.141592/360" office:value-type="float" office:value="16.5874854078044">
            <text:p>16.59</text:p>
          </table:table-cell>
          <table:table-cell/>
          <table:table-cell table:formula="of:=COS([.M499])" office:value-type="float" office:value="-0.646664370617457">
            <text:p>-0.65</text:p>
          </table:table-cell>
          <table:table-cell table:formula="of:=SIN([.M499])" office:value-type="float" office:value="-0.762774666447391">
            <text:p>-0.76</text:p>
          </table:table-cell>
          <table:table-cell table:number-columns-repeated="3"/>
          <table:table-cell table:formula="of:=([.F500]-[.$S$2])/131" office:value-type="float" office:value="9.4">
            <text:p>9.40</text:p>
          </table:table-cell>
          <table:table-cell/>
          <table:table-cell table:formula="of:=[.T500]*0.1+[.V499]" office:value-type="float" office:value="5.06992366412214">
            <text:p>5.07</text:p>
          </table:table-cell>
          <table:table-cell table:formula="of:=[.V500]*2*3.141592/360" office:value-type="float" office:value="0.0884868423545378">
            <text:p>0.09</text:p>
          </table:table-cell>
          <table:table-cell/>
          <table:table-cell table:formula="of:=COS([.W499])" office:value-type="float" office:value="0.997403307263151">
            <text:p>1.00</text:p>
          </table:table-cell>
          <table:table-cell table:formula="of:=SIN([.W499])" office:value-type="float" office:value="0.0720183494710098">
            <text:p>0.07</text:p>
          </table:table-cell>
        </table:table-row>
        <table:table-row table:style-name="ro1">
          <table:table-cell office:value-type="float" office:value="16004">
            <text:p>16004</text:p>
          </table:table-cell>
          <table:table-cell office:value-type="float" office:value="-992">
            <text:p>-992</text:p>
          </table:table-cell>
          <table:table-cell office:value-type="float" office:value="-3692">
            <text:p>-3692</text:p>
          </table:table-cell>
          <table:table-cell office:value-type="float" office:value="25.89">
            <text:p>25.89</text:p>
          </table:table-cell>
          <table:table-cell office:value-type="float" office:value="-1207">
            <text:p>-1207</text:p>
          </table:table-cell>
          <table:table-cell office:value-type="float" office:value="971">
            <text:p>971</text:p>
          </table:table-cell>
          <table:table-cell office:value-type="string">
            <text:p>-932<text:tab/><text:tab/><text:tab/><text:tab/></text:p>
          </table:table-cell>
          <table:table-cell table:number-columns-repeated="2"/>
          <table:table-cell table:formula="of:=([.E501]-[.$I$2])/131" office:value-type="float" office:value="-10.5391857506361">
            <text:p>-10.54</text:p>
          </table:table-cell>
          <table:table-cell/>
          <table:table-cell table:formula="of:=[.L500]+[.J501]*0.1" office:value-type="float" office:value="949.339185750637">
            <text:p>949.34</text:p>
          </table:table-cell>
          <table:table-cell table:formula="of:=[.L501]*2*3.141592/360" office:value-type="float" office:value="16.5690910624484">
            <text:p>16.57</text:p>
          </table:table-cell>
          <table:table-cell/>
          <table:table-cell table:formula="of:=COS([.M500])" office:value-type="float" office:value="-0.637519376829854">
            <text:p>-0.64</text:p>
          </table:table-cell>
          <table:table-cell table:formula="of:=SIN([.M500])" office:value-type="float" office:value="-0.770434321773423">
            <text:p>-0.77</text:p>
          </table:table-cell>
          <table:table-cell table:number-columns-repeated="3"/>
          <table:table-cell table:formula="of:=([.F501]-[.$S$2])/131" office:value-type="float" office:value="8.71297709923664">
            <text:p>8.71</text:p>
          </table:table-cell>
          <table:table-cell/>
          <table:table-cell table:formula="of:=[.T501]*0.1+[.V500]" office:value-type="float" office:value="5.9412213740458">
            <text:p>5.94</text:p>
          </table:table-cell>
          <table:table-cell table:formula="of:=[.V501]*2*3.141592/360" office:value-type="float" office:value="0.103693852994063">
            <text:p>0.10</text:p>
          </table:table-cell>
          <table:table-cell/>
          <table:table-cell table:formula="of:=COS([.W500])" office:value-type="float" office:value="0.99608759318457">
            <text:p>1.00</text:p>
          </table:table-cell>
          <table:table-cell table:formula="of:=SIN([.W500])" office:value-type="float" office:value="0.0883714133856171">
            <text:p>0.09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804">
            <text:p>-1804</text:p>
          </table:table-cell>
          <table:table-cell office:value-type="float" office:value="-3724">
            <text:p>-3724</text:p>
          </table:table-cell>
          <table:table-cell office:value-type="float" office:value="25.85">
            <text:p>25.85</text:p>
          </table:table-cell>
          <table:table-cell office:value-type="float" office:value="-1271">
            <text:p>-1271</text:p>
          </table:table-cell>
          <table:table-cell office:value-type="float" office:value="-653">
            <text:p>-653</text:p>
          </table:table-cell>
          <table:table-cell office:value-type="string">
            <text:p>-699<text:tab/><text:tab/><text:tab/><text:tab/></text:p>
          </table:table-cell>
          <table:table-cell table:number-columns-repeated="2"/>
          <table:table-cell table:formula="of:=([.E502]-[.$I$2])/131" office:value-type="float" office:value="-11.0277353689567">
            <text:p>-11.03</text:p>
          </table:table-cell>
          <table:table-cell/>
          <table:table-cell table:formula="of:=[.L501]+[.J502]*0.1" office:value-type="float" office:value="948.236412213741">
            <text:p>948.24</text:p>
          </table:table-cell>
          <table:table-cell table:formula="of:=[.L502]*2*3.141592/360" office:value-type="float" office:value="16.54984403733">
            <text:p>16.55</text:p>
          </table:table-cell>
          <table:table-cell/>
          <table:table-cell table:formula="of:=COS([.M501])" office:value-type="float" office:value="-0.651582362747124">
            <text:p>-0.65</text:p>
          </table:table-cell>
          <table:table-cell table:formula="of:=SIN([.M501])" office:value-type="float" office:value="-0.758577896169454">
            <text:p>-0.76</text:p>
          </table:table-cell>
          <table:table-cell table:number-columns-repeated="3"/>
          <table:table-cell table:formula="of:=([.F502]-[.$S$2])/131" office:value-type="float" office:value="-3.68396946564886">
            <text:p>-3.68</text:p>
          </table:table-cell>
          <table:table-cell/>
          <table:table-cell table:formula="of:=[.T502]*0.1+[.V501]" office:value-type="float" office:value="5.57282442748092">
            <text:p>5.57</text:p>
          </table:table-cell>
          <table:table-cell table:formula="of:=[.V502]*2*3.141592/360" office:value-type="float" office:value="0.0972641146598813">
            <text:p>0.10</text:p>
          </table:table-cell>
          <table:table-cell/>
          <table:table-cell table:formula="of:=COS([.W501])" office:value-type="float" office:value="0.994628607967359">
            <text:p>0.99</text:p>
          </table:table-cell>
          <table:table-cell table:formula="of:=SIN([.W501])" office:value-type="float" office:value="0.103508126313411">
            <text:p>0.10</text:p>
          </table:table-cell>
        </table:table-row>
        <table:table-row table:style-name="ro1">
          <table:table-cell office:value-type="float" office:value="16028">
            <text:p>16028</text:p>
          </table:table-cell>
          <table:table-cell office:value-type="float" office:value="-1288">
            <text:p>-1288</text:p>
          </table:table-cell>
          <table:table-cell office:value-type="float" office:value="-3464">
            <text:p>-3464</text:p>
          </table:table-cell>
          <table:table-cell office:value-type="float" office:value="25.89">
            <text:p>25.89</text:p>
          </table:table-cell>
          <table:table-cell office:value-type="float" office:value="-662">
            <text:p>-662</text:p>
          </table:table-cell>
          <table:table-cell office:value-type="float" office:value="-355">
            <text:p>-355</text:p>
          </table:table-cell>
          <table:table-cell office:value-type="string">
            <text:p>14<text:tab/><text:tab/><text:tab/><text:tab/></text:p>
          </table:table-cell>
          <table:table-cell table:number-columns-repeated="2"/>
          <table:table-cell table:formula="of:=([.E503]-[.$I$2])/131" office:value-type="float" office:value="-6.37888040712468">
            <text:p>-6.38</text:p>
          </table:table-cell>
          <table:table-cell/>
          <table:table-cell table:formula="of:=[.L502]+[.J503]*0.1" office:value-type="float" office:value="947.598524173029">
            <text:p>947.60</text:p>
          </table:table-cell>
          <table:table-cell table:formula="of:=[.L503]*2*3.141592/360" office:value-type="float" office:value="16.5387107930766">
            <text:p>16.54</text:p>
          </table:table-cell>
          <table:table-cell/>
          <table:table-cell table:formula="of:=COS([.M502])" office:value-type="float" office:value="-0.666061144181573">
            <text:p>-0.67</text:p>
          </table:table-cell>
          <table:table-cell table:formula="of:=SIN([.M502])" office:value-type="float" office:value="-0.745897145866328">
            <text:p>-0.75</text:p>
          </table:table-cell>
          <table:table-cell table:number-columns-repeated="3"/>
          <table:table-cell table:formula="of:=([.F503]-[.$S$2])/131" office:value-type="float" office:value="-1.40916030534351">
            <text:p>-1.41</text:p>
          </table:table-cell>
          <table:table-cell/>
          <table:table-cell table:formula="of:=[.T503]*0.1+[.V502]" office:value-type="float" office:value="5.43190839694657">
            <text:p>5.43</text:p>
          </table:table-cell>
          <table:table-cell table:formula="of:=[.V503]*2*3.141592/360" office:value-type="float" office:value="0.0948046664698898">
            <text:p>0.09</text:p>
          </table:table-cell>
          <table:table-cell/>
          <table:table-cell table:formula="of:=COS([.W502])" office:value-type="float" office:value="0.995273573883456">
            <text:p>1.00</text:p>
          </table:table-cell>
          <table:table-cell table:formula="of:=SIN([.W502])" office:value-type="float" office:value="0.0971108291039302">
            <text:p>0.10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784">
            <text:p>-1784</text:p>
          </table:table-cell>
          <table:table-cell office:value-type="float" office:value="-4044">
            <text:p>-4044</text:p>
          </table:table-cell>
          <table:table-cell office:value-type="float" office:value="25.85">
            <text:p>25.85</text:p>
          </table:table-cell>
          <table:table-cell office:value-type="float" office:value="-353">
            <text:p>-353</text:p>
          </table:table-cell>
          <table:table-cell office:value-type="float" office:value="-1100">
            <text:p>-1100</text:p>
          </table:table-cell>
          <table:table-cell office:value-type="string">
            <text:p>-76<text:tab/><text:tab/><text:tab/><text:tab/></text:p>
          </table:table-cell>
          <table:table-cell table:number-columns-repeated="2"/>
          <table:table-cell table:formula="of:=([.E504]-[.$I$2])/131" office:value-type="float" office:value="-4.02010178117048">
            <text:p>-4.02</text:p>
          </table:table-cell>
          <table:table-cell/>
          <table:table-cell table:formula="of:=[.L503]+[.J504]*0.1" office:value-type="float" office:value="947.196513994911">
            <text:p>947.20</text:p>
          </table:table-cell>
          <table:table-cell table:formula="of:=[.L504]*2*3.141592/360" office:value-type="float" office:value="16.5316943933017">
            <text:p>16.53</text:p>
          </table:table-cell>
          <table:table-cell/>
          <table:table-cell table:formula="of:=COS([.M503])" office:value-type="float" office:value="-0.674323949322054">
            <text:p>-0.67</text:p>
          </table:table-cell>
          <table:table-cell table:formula="of:=SIN([.M503])" office:value-type="float" office:value="-0.738435651475948">
            <text:p>-0.74</text:p>
          </table:table-cell>
          <table:table-cell table:number-columns-repeated="3"/>
          <table:table-cell table:formula="of:=([.F504]-[.$S$2])/131" office:value-type="float" office:value="-7.09618320610687">
            <text:p>-7.10</text:p>
          </table:table-cell>
          <table:table-cell/>
          <table:table-cell table:formula="of:=[.T504]*0.1+[.V503]" office:value-type="float" office:value="4.72229007633588">
            <text:p>4.72</text:p>
          </table:table-cell>
          <table:table-cell table:formula="of:=[.V504]*2*3.141592/360" office:value-type="float" office:value="0.0824194929194233">
            <text:p>0.08</text:p>
          </table:table-cell>
          <table:table-cell/>
          <table:table-cell table:formula="of:=COS([.W503])" office:value-type="float" office:value="0.995509402549162">
            <text:p>1.00</text:p>
          </table:table-cell>
          <table:table-cell table:formula="of:=SIN([.W503])" office:value-type="float" office:value="0.0946627140758729">
            <text:p>0.09</text:p>
          </table:table-cell>
        </table:table-row>
        <table:table-row table:style-name="ro1">
          <table:table-cell office:value-type="float" office:value="16256">
            <text:p>16256</text:p>
          </table:table-cell>
          <table:table-cell office:value-type="float" office:value="-1524">
            <text:p>-1524</text:p>
          </table:table-cell>
          <table:table-cell office:value-type="float" office:value="-4544">
            <text:p>-4544</text:p>
          </table:table-cell>
          <table:table-cell office:value-type="float" office:value="25.89">
            <text:p>25.89</text:p>
          </table:table-cell>
          <table:table-cell office:value-type="float" office:value="428">
            <text:p>428</text:p>
          </table:table-cell>
          <table:table-cell office:value-type="float" office:value="-2918">
            <text:p>-2918</text:p>
          </table:table-cell>
          <table:table-cell office:value-type="string">
            <text:p>-387<text:tab/><text:tab/><text:tab/><text:tab/></text:p>
          </table:table-cell>
          <table:table-cell table:number-columns-repeated="2"/>
          <table:table-cell table:formula="of:=([.E505]-[.$I$2])/131" office:value-type="float" office:value="1.94173027989822">
            <text:p>1.94</text:p>
          </table:table-cell>
          <table:table-cell/>
          <table:table-cell table:formula="of:=[.L504]+[.J505]*0.1" office:value-type="float" office:value="947.390687022901">
            <text:p>947.39</text:p>
          </table:table-cell>
          <table:table-cell table:formula="of:=[.L505]*2*3.141592/360" office:value-type="float" office:value="16.5350833512536">
            <text:p>16.54</text:p>
          </table:table-cell>
          <table:table-cell/>
          <table:table-cell table:formula="of:=COS([.M504])" office:value-type="float" office:value="-0.679488468179019">
            <text:p>-0.68</text:p>
          </table:table-cell>
          <table:table-cell table:formula="of:=SIN([.M504])" office:value-type="float" office:value="-0.733686187420569">
            <text:p>-0.73</text:p>
          </table:table-cell>
          <table:table-cell table:number-columns-repeated="3"/>
          <table:table-cell table:formula="of:=([.F505]-[.$S$2])/131" office:value-type="float" office:value="-20.9740458015267">
            <text:p>-20.97</text:p>
          </table:table-cell>
          <table:table-cell/>
          <table:table-cell table:formula="of:=[.T505]*0.1+[.V504]" office:value-type="float" office:value="2.62488549618321">
            <text:p>2.62</text:p>
          </table:table-cell>
          <table:table-cell table:formula="of:=[.V505]*2*3.141592/360" office:value-type="float" office:value="0.04581288486514">
            <text:p>0.05</text:p>
          </table:table-cell>
          <table:table-cell/>
          <table:table-cell table:formula="of:=COS([.W504])" office:value-type="float" office:value="0.996605435844798">
            <text:p>1.00</text:p>
          </table:table-cell>
          <table:table-cell table:formula="of:=SIN([.W504])" office:value-type="float" office:value="0.0823262123785578">
            <text:p>0.08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604">
            <text:p>-1604</text:p>
          </table:table-cell>
          <table:table-cell office:value-type="float" office:value="-4216">
            <text:p>-4216</text:p>
          </table:table-cell>
          <table:table-cell office:value-type="float" office:value="25.94">
            <text:p>25.94</text:p>
          </table:table-cell>
          <table:table-cell office:value-type="float" office:value="469">
            <text:p>469</text:p>
          </table:table-cell>
          <table:table-cell office:value-type="float" office:value="-145">
            <text:p>-145</text:p>
          </table:table-cell>
          <table:table-cell office:value-type="string">
            <text:p>-33<text:tab/><text:tab/><text:tab/><text:tab/></text:p>
          </table:table-cell>
          <table:table-cell table:number-columns-repeated="2"/>
          <table:table-cell table:formula="of:=([.E506]-[.$I$2])/131" office:value-type="float" office:value="2.25470737913486">
            <text:p>2.25</text:p>
          </table:table-cell>
          <table:table-cell/>
          <table:table-cell table:formula="of:=[.L505]+[.J506]*0.1" office:value-type="float" office:value="947.616157760815">
            <text:p>947.62</text:p>
          </table:table-cell>
          <table:table-cell table:formula="of:=[.L506]*2*3.141592/360" office:value-type="float" office:value="16.5390185571784">
            <text:p>16.54</text:p>
          </table:table-cell>
          <table:table-cell/>
          <table:table-cell table:formula="of:=COS([.M505])" office:value-type="float" office:value="-0.676998139328366">
            <text:p>-0.68</text:p>
          </table:table-cell>
          <table:table-cell table:formula="of:=SIN([.M505])" office:value-type="float" office:value="-0.735984727658075">
            <text:p>-0.74</text:p>
          </table:table-cell>
          <table:table-cell table:number-columns-repeated="3"/>
          <table:table-cell table:formula="of:=([.F506]-[.$S$2])/131" office:value-type="float" office:value="0.193893129770992">
            <text:p>0.19</text:p>
          </table:table-cell>
          <table:table-cell/>
          <table:table-cell table:formula="of:=[.T506]*0.1+[.V505]" office:value-type="float" office:value="2.64427480916031">
            <text:p>2.64</text:p>
          </table:table-cell>
          <table:table-cell table:formula="of:=[.V506]*2*3.141592/360" office:value-type="float" office:value="0.0461512921458864">
            <text:p>0.05</text:p>
          </table:table-cell>
          <table:table-cell/>
          <table:table-cell table:formula="of:=COS([.W505])" office:value-type="float" office:value="0.998950773320958">
            <text:p>1.00</text:p>
          </table:table-cell>
          <table:table-cell table:formula="of:=SIN([.W505])" office:value-type="float" office:value="0.0457968610437488">
            <text:p>0.05</text:p>
          </table:table-cell>
        </table:table-row>
        <table:table-row table:style-name="ro1">
          <table:table-cell office:value-type="float" office:value="16148">
            <text:p>16148</text:p>
          </table:table-cell>
          <table:table-cell office:value-type="float" office:value="-1292">
            <text:p>-1292</text:p>
          </table:table-cell>
          <table:table-cell office:value-type="float" office:value="-4292">
            <text:p>-4292</text:p>
          </table:table-cell>
          <table:table-cell office:value-type="float" office:value="25.94">
            <text:p>25.94</text:p>
          </table:table-cell>
          <table:table-cell office:value-type="float" office:value="873">
            <text:p>873</text:p>
          </table:table-cell>
          <table:table-cell office:value-type="float" office:value="-1101">
            <text:p>-1101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([.E507]-[.$I$2])/131" office:value-type="float" office:value="5.33867684478372">
            <text:p>5.34</text:p>
          </table:table-cell>
          <table:table-cell/>
          <table:table-cell table:formula="of:=[.L506]+[.J507]*0.1" office:value-type="float" office:value="948.150025445293">
            <text:p>948.15</text:p>
          </table:table-cell>
          <table:table-cell table:formula="of:=[.L507]*2*3.141592/360" office:value-type="float" office:value="16.5483363041041">
            <text:p>16.55</text:p>
          </table:table-cell>
          <table:table-cell/>
          <table:table-cell table:formula="of:=COS([.M506])" office:value-type="float" office:value="-0.674096653405085">
            <text:p>-0.67</text:p>
          </table:table-cell>
          <table:table-cell table:formula="of:=SIN([.M506])" office:value-type="float" office:value="-0.738643149205396">
            <text:p>-0.74</text:p>
          </table:table-cell>
          <table:table-cell table:number-columns-repeated="3"/>
          <table:table-cell table:formula="of:=([.F507]-[.$S$2])/131" office:value-type="float" office:value="-7.10381679389313">
            <text:p>-7.10</text:p>
          </table:table-cell>
          <table:table-cell/>
          <table:table-cell table:formula="of:=[.T507]*0.1+[.V506]" office:value-type="float" office:value="1.933893129771">
            <text:p>1.93</text:p>
          </table:table-cell>
          <table:table-cell table:formula="of:=[.V507]*2*3.141592/360" office:value-type="float" office:value="0.0337527954741307">
            <text:p>0.03</text:p>
          </table:table-cell>
          <table:table-cell/>
          <table:table-cell table:formula="of:=COS([.W506])" office:value-type="float" office:value="0.998935218130376">
            <text:p>1.00</text:p>
          </table:table-cell>
          <table:table-cell table:formula="of:=SIN([.W506])" office:value-type="float" office:value="0.0461349106297791">
            <text:p>0.05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320">
            <text:p>-1320</text:p>
          </table:table-cell>
          <table:table-cell office:value-type="float" office:value="-4912">
            <text:p>-4912</text:p>
          </table:table-cell>
          <table:table-cell office:value-type="float" office:value="25.85">
            <text:p>25.85</text:p>
          </table:table-cell>
          <table:table-cell office:value-type="float" office:value="625">
            <text:p>625</text:p>
          </table:table-cell>
          <table:table-cell office:value-type="float" office:value="-2273">
            <text:p>-2273</text:p>
          </table:table-cell>
          <table:table-cell office:value-type="string">
            <text:p>-258<text:tab/><text:tab/><text:tab/><text:tab/></text:p>
          </table:table-cell>
          <table:table-cell table:number-columns-repeated="2"/>
          <table:table-cell table:formula="of:=([.E508]-[.$I$2])/131" office:value-type="float" office:value="3.44554707379135">
            <text:p>3.45</text:p>
          </table:table-cell>
          <table:table-cell/>
          <table:table-cell table:formula="of:=[.L507]+[.J508]*0.1" office:value-type="float" office:value="948.494580152672">
            <text:p>948.49</text:p>
          </table:table-cell>
          <table:table-cell table:formula="of:=[.L508]*2*3.141592/360" office:value-type="float" office:value="16.55434991695">
            <text:p>16.55</text:p>
          </table:table-cell>
          <table:table-cell/>
          <table:table-cell table:formula="of:=COS([.M507])" office:value-type="float" office:value="-0.667185000600645">
            <text:p>-0.67</text:p>
          </table:table-cell>
          <table:table-cell table:formula="of:=SIN([.M507])" office:value-type="float" office:value="-0.744892055920533">
            <text:p>-0.74</text:p>
          </table:table-cell>
          <table:table-cell table:number-columns-repeated="3"/>
          <table:table-cell table:formula="of:=([.F508]-[.$S$2])/131" office:value-type="float" office:value="-16.0503816793893">
            <text:p>-16.05</text:p>
          </table:table-cell>
          <table:table-cell/>
          <table:table-cell table:formula="of:=[.T508]*0.1+[.V507]" office:value-type="float" office:value="0.328854961832064">
            <text:p>0.33</text:p>
          </table:table-cell>
          <table:table-cell table:formula="of:=[.V508]*2*3.141592/360" office:value-type="float" office:value="0.00573960065139954">
            <text:p>0.01</text:p>
          </table:table-cell>
          <table:table-cell/>
          <table:table-cell table:formula="of:=COS([.W507])" office:value-type="float" office:value="0.999430428475675">
            <text:p>1.00</text:p>
          </table:table-cell>
          <table:table-cell table:formula="of:=SIN([.W507])" office:value-type="float" office:value="0.0337463870203792">
            <text:p>0.03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260">
            <text:p>-1260</text:p>
          </table:table-cell>
          <table:table-cell office:value-type="float" office:value="-5300">
            <text:p>-5300</text:p>
          </table:table-cell>
          <table:table-cell office:value-type="float" office:value="25.89">
            <text:p>25.89</text:p>
          </table:table-cell>
          <table:table-cell office:value-type="float" office:value="732">
            <text:p>732</text:p>
          </table:table-cell>
          <table:table-cell office:value-type="float" office:value="-1980">
            <text:p>-1980</text:p>
          </table:table-cell>
          <table:table-cell office:value-type="string">
            <text:p>-154<text:tab/><text:tab/><text:tab/><text:tab/></text:p>
          </table:table-cell>
          <table:table-cell table:number-columns-repeated="2"/>
          <table:table-cell table:formula="of:=([.E509]-[.$I$2])/131" office:value-type="float" office:value="4.26234096692112">
            <text:p>4.26</text:p>
          </table:table-cell>
          <table:table-cell/>
          <table:table-cell table:formula="of:=[.L508]+[.J509]*0.1" office:value-type="float" office:value="948.920814249365">
            <text:p>948.92</text:p>
          </table:table-cell>
          <table:table-cell table:formula="of:=[.L509]*2*3.141592/360" office:value-type="float" office:value="16.5617891037738">
            <text:p>16.56</text:p>
          </table:table-cell>
          <table:table-cell/>
          <table:table-cell table:formula="of:=COS([.M508])" office:value-type="float" office:value="-0.662693471314152">
            <text:p>-0.66</text:p>
          </table:table-cell>
          <table:table-cell table:formula="of:=SIN([.M508])" office:value-type="float" office:value="-0.748890755102237">
            <text:p>-0.75</text:p>
          </table:table-cell>
          <table:table-cell table:number-columns-repeated="3"/>
          <table:table-cell table:formula="of:=([.F509]-[.$S$2])/131" office:value-type="float" office:value="-13.8137404580153">
            <text:p>-13.81</text:p>
          </table:table-cell>
          <table:table-cell/>
          <table:table-cell table:formula="of:=[.T509]*0.1+[.V508]" office:value-type="float" office:value="-1.05251908396946">
            <text:p>-1.05</text:p>
          </table:table-cell>
          <table:table-cell table:formula="of:=[.V509]*2*3.141592/360" office:value-type="float" office:value="-0.0183699196335877">
            <text:p>-0.02</text:p>
          </table:table-cell>
          <table:table-cell/>
          <table:table-cell table:formula="of:=COS([.W508])" office:value-type="float" office:value="0.9999835285374">
            <text:p>1.00</text:p>
          </table:table-cell>
          <table:table-cell table:formula="of:=SIN([.W508])" office:value-type="float" office:value="0.00573956913815911">
            <text:p>0.01</text:p>
          </table:table-cell>
        </table:table-row>
        <table:table-row table:style-name="ro1">
          <table:table-cell office:value-type="float" office:value="15764">
            <text:p>15764</text:p>
          </table:table-cell>
          <table:table-cell office:value-type="float" office:value="-1244">
            <text:p>-1244</text:p>
          </table:table-cell>
          <table:table-cell office:value-type="float" office:value="-5240">
            <text:p>-5240</text:p>
          </table:table-cell>
          <table:table-cell office:value-type="float" office:value="25.94">
            <text:p>25.94</text:p>
          </table:table-cell>
          <table:table-cell office:value-type="float" office:value="485">
            <text:p>485</text:p>
          </table:table-cell>
          <table:table-cell office:value-type="float" office:value="-1338">
            <text:p>-1338</text:p>
          </table:table-cell>
          <table:table-cell office:value-type="string">
            <text:p>193<text:tab/><text:tab/><text:tab/><text:tab/></text:p>
          </table:table-cell>
          <table:table-cell table:number-columns-repeated="2"/>
          <table:table-cell table:formula="of:=([.E510]-[.$I$2])/131" office:value-type="float" office:value="2.37684478371501">
            <text:p>2.38</text:p>
          </table:table-cell>
          <table:table-cell/>
          <table:table-cell table:formula="of:=[.L509]+[.J510]*0.1" office:value-type="float" office:value="949.158498727736">
            <text:p>949.16</text:p>
          </table:table-cell>
          <table:table-cell table:formula="of:=[.L510]*2*3.141592/360" office:value-type="float" office:value="16.5659374796393">
            <text:p>16.57</text:p>
          </table:table-cell>
          <table:table-cell/>
          <table:table-cell table:formula="of:=COS([.M509])" office:value-type="float" office:value="-0.657104047320993">
            <text:p>-0.66</text:p>
          </table:table-cell>
          <table:table-cell table:formula="of:=SIN([.M509])" office:value-type="float" office:value="-0.753799887897557">
            <text:p>-0.75</text:p>
          </table:table-cell>
          <table:table-cell table:number-columns-repeated="3"/>
          <table:table-cell table:formula="of:=([.F510]-[.$S$2])/131" office:value-type="float" office:value="-8.91297709923664">
            <text:p>-8.91</text:p>
          </table:table-cell>
          <table:table-cell/>
          <table:table-cell table:formula="of:=[.T510]*0.1+[.V509]" office:value-type="float" office:value="-1.94381679389313">
            <text:p>-1.94</text:p>
          </table:table-cell>
          <table:table-cell table:formula="of:=[.V510]*2*3.141592/360" office:value-type="float" office:value="-0.0339259960508905">
            <text:p>-0.03</text:p>
          </table:table-cell>
          <table:table-cell/>
          <table:table-cell table:formula="of:=COS([.W509])" office:value-type="float" office:value="0.999831277771073">
            <text:p>1.00</text:p>
          </table:table-cell>
          <table:table-cell table:formula="of:=SIN([.W509])" office:value-type="float" office:value="-0.0183688864840378">
            <text:p>-0.02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184">
            <text:p>-1184</text:p>
          </table:table-cell>
          <table:table-cell office:value-type="float" office:value="-4992">
            <text:p>-4992</text:p>
          </table:table-cell>
          <table:table-cell office:value-type="float" office:value="25.89">
            <text:p>25.89</text:p>
          </table:table-cell>
          <table:table-cell office:value-type="float" office:value="232">
            <text:p>232</text:p>
          </table:table-cell>
          <table:table-cell office:value-type="float" office:value="49">
            <text:p>49</text:p>
          </table:table-cell>
          <table:table-cell office:value-type="string">
            <text:p>423<text:tab/><text:tab/><text:tab/><text:tab/></text:p>
          </table:table-cell>
          <table:table-cell table:number-columns-repeated="2"/>
          <table:table-cell table:formula="of:=([.E511]-[.$I$2])/131" office:value-type="float" office:value="0.445547073791349">
            <text:p>0.45</text:p>
          </table:table-cell>
          <table:table-cell/>
          <table:table-cell table:formula="of:=[.L510]+[.J511]*0.1" office:value-type="float" office:value="949.203053435115">
            <text:p>949.20</text:p>
          </table:table-cell>
          <table:table-cell table:formula="of:=[.L511]*2*3.141592/360" office:value-type="float" office:value="16.5667151058185">
            <text:p>16.57</text:p>
          </table:table-cell>
          <table:table-cell/>
          <table:table-cell table:formula="of:=COS([.M510])" office:value-type="float" office:value="-0.653971356976571">
            <text:p>-0.65</text:p>
          </table:table-cell>
          <table:table-cell table:formula="of:=SIN([.M510])" office:value-type="float" office:value="-0.756519308579908">
            <text:p>-0.76</text:p>
          </table:table-cell>
          <table:table-cell table:number-columns-repeated="3"/>
          <table:table-cell table:formula="of:=([.F511]-[.$S$2])/131" office:value-type="float" office:value="1.67480916030534">
            <text:p>1.67</text:p>
          </table:table-cell>
          <table:table-cell/>
          <table:table-cell table:formula="of:=[.T511]*0.1+[.V510]" office:value-type="float" office:value="-1.77633587786259">
            <text:p>-1.78</text:p>
          </table:table-cell>
          <table:table-cell table:formula="of:=[.V511]*2*3.141592/360" office:value-type="float" office:value="-0.0310029032400339">
            <text:p>-0.03</text:p>
          </table:table-cell>
          <table:table-cell/>
          <table:table-cell table:formula="of:=COS([.W510])" office:value-type="float" office:value="0.999424568591332">
            <text:p>1.00</text:p>
          </table:table-cell>
          <table:table-cell table:formula="of:=SIN([.W510])" office:value-type="float" office:value="-0.0339194884399876">
            <text:p>-0.03</text:p>
          </table:table-cell>
        </table:table-row>
        <table:table-row table:style-name="ro1">
          <table:table-cell office:value-type="float" office:value="15980">
            <text:p>15980</text:p>
          </table:table-cell>
          <table:table-cell office:value-type="float" office:value="-1288">
            <text:p>-1288</text:p>
          </table:table-cell>
          <table:table-cell office:value-type="float" office:value="-5396">
            <text:p>-5396</text:p>
          </table:table-cell>
          <table:table-cell office:value-type="float" office:value="25.99">
            <text:p>25.99</text:p>
          </table:table-cell>
          <table:table-cell office:value-type="float" office:value="240">
            <text:p>240</text:p>
          </table:table-cell>
          <table:table-cell office:value-type="float" office:value="410">
            <text:p>410</text:p>
          </table:table-cell>
          <table:table-cell office:value-type="string">
            <text:p>316<text:tab/><text:tab/><text:tab/><text:tab/></text:p>
          </table:table-cell>
          <table:table-cell table:number-columns-repeated="2"/>
          <table:table-cell table:formula="of:=([.E512]-[.$I$2])/131" office:value-type="float" office:value="0.506615776081425">
            <text:p>0.51</text:p>
          </table:table-cell>
          <table:table-cell/>
          <table:table-cell table:formula="of:=[.L511]+[.J512]*0.1" office:value-type="float" office:value="949.253715012723">
            <text:p>949.25</text:p>
          </table:table-cell>
          <table:table-cell table:formula="of:=[.L512]*2*3.141592/360" office:value-type="float" office:value="16.5675993169681">
            <text:p>16.57</text:p>
          </table:table-cell>
          <table:table-cell/>
          <table:table-cell table:formula="of:=COS([.M511])" office:value-type="float" office:value="-0.653382870087365">
            <text:p>-0.65</text:p>
          </table:table-cell>
          <table:table-cell table:formula="of:=SIN([.M511])" office:value-type="float" office:value="-0.75702762504178">
            <text:p>-0.76</text:p>
          </table:table-cell>
          <table:table-cell table:number-columns-repeated="3"/>
          <table:table-cell table:formula="of:=([.F512]-[.$S$2])/131" office:value-type="float" office:value="4.43053435114504">
            <text:p>4.43</text:p>
          </table:table-cell>
          <table:table-cell/>
          <table:table-cell table:formula="of:=[.T512]*0.1+[.V511]" office:value-type="float" office:value="-1.33328244274809">
            <text:p>-1.33</text:p>
          </table:table-cell>
          <table:table-cell table:formula="of:=[.V512]*2*3.141592/360" office:value-type="float" office:value="-0.0232701636437659">
            <text:p>-0.02</text:p>
          </table:table-cell>
          <table:table-cell/>
          <table:table-cell table:formula="of:=COS([.W511])" office:value-type="float" office:value="0.99951944848857">
            <text:p>1.00</text:p>
          </table:table-cell>
          <table:table-cell table:formula="of:=SIN([.W511])" office:value-type="float" office:value="-0.0309979369169123">
            <text:p>-0.03</text:p>
          </table:table-cell>
        </table:table-row>
        <table:table-row table:style-name="ro1">
          <table:table-cell office:value-type="float" office:value="15732">
            <text:p>15732</text:p>
          </table:table-cell>
          <table:table-cell office:value-type="float" office:value="-1476">
            <text:p>-1476</text:p>
          </table:table-cell>
          <table:table-cell office:value-type="float" office:value="-5564">
            <text:p>-5564</text:p>
          </table:table-cell>
          <table:table-cell office:value-type="float" office:value="25.89">
            <text:p>25.89</text:p>
          </table:table-cell>
          <table:table-cell office:value-type="float" office:value="117">
            <text:p>117</text:p>
          </table:table-cell>
          <table:table-cell office:value-type="float" office:value="-162">
            <text:p>-162</text:p>
          </table:table-cell>
          <table:table-cell office:value-type="string">
            <text:p>481<text:tab/><text:tab/><text:tab/><text:tab/></text:p>
          </table:table-cell>
          <table:table-cell table:number-columns-repeated="2"/>
          <table:table-cell table:formula="of:=([.E513]-[.$I$2])/131" office:value-type="float" office:value="-0.432315521628499">
            <text:p>-0.43</text:p>
          </table:table-cell>
          <table:table-cell/>
          <table:table-cell table:formula="of:=[.L512]+[.J513]*0.1" office:value-type="float" office:value="949.210483460561">
            <text:p>949.21</text:p>
          </table:table-cell>
          <table:table-cell table:formula="of:=[.L513]*2*3.141592/360" office:value-type="float" office:value="16.5668447841991">
            <text:p>16.57</text:p>
          </table:table-cell>
          <table:table-cell/>
          <table:table-cell table:formula="of:=COS([.M512])" office:value-type="float" office:value="-0.652713242491062">
            <text:p>-0.65</text:p>
          </table:table-cell>
          <table:table-cell table:formula="of:=SIN([.M512])" office:value-type="float" office:value="-0.757605057451971">
            <text:p>-0.76</text:p>
          </table:table-cell>
          <table:table-cell table:number-columns-repeated="3"/>
          <table:table-cell table:formula="of:=([.F513]-[.$S$2])/131" office:value-type="float" office:value="0.0641221374045802">
            <text:p>0.06</text:p>
          </table:table-cell>
          <table:table-cell/>
          <table:table-cell table:formula="of:=[.T513]*0.1+[.V512]" office:value-type="float" office:value="-1.32687022900763">
            <text:p>-1.33</text:p>
          </table:table-cell>
          <table:table-cell table:formula="of:=[.V513]*2*3.141592/360" office:value-type="float" office:value="-0.0231582494249363">
            <text:p>-0.02</text:p>
          </table:table-cell>
          <table:table-cell/>
          <table:table-cell table:formula="of:=COS([.W512])" office:value-type="float" office:value="0.999729261959393">
            <text:p>1.00</text:p>
          </table:table-cell>
          <table:table-cell table:formula="of:=SIN([.W512])" office:value-type="float" office:value="-0.0232680635663562">
            <text:p>-0.02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1468">
            <text:p>-1468</text:p>
          </table:table-cell>
          <table:table-cell office:value-type="float" office:value="-5216">
            <text:p>-5216</text:p>
          </table:table-cell>
          <table:table-cell office:value-type="float" office:value="25.89">
            <text:p>25.89</text:p>
          </table:table-cell>
          <table:table-cell office:value-type="float" office:value="194">
            <text:p>194</text:p>
          </table:table-cell>
          <table:table-cell office:value-type="float" office:value="-68">
            <text:p>-68</text:p>
          </table:table-cell>
          <table:table-cell office:value-type="string">
            <text:p>283<text:tab/><text:tab/><text:tab/><text:tab/></text:p>
          </table:table-cell>
          <table:table-cell table:number-columns-repeated="2"/>
          <table:table-cell table:formula="of:=([.E514]-[.$I$2])/131" office:value-type="float" office:value="0.155470737913486">
            <text:p>0.16</text:p>
          </table:table-cell>
          <table:table-cell/>
          <table:table-cell table:formula="of:=[.L513]+[.J514]*0.1" office:value-type="float" office:value="949.226030534352">
            <text:p>949.23</text:p>
          </table:table-cell>
          <table:table-cell table:formula="of:=[.L514]*2*3.141592/360" office:value-type="float" office:value="16.5671161317693">
            <text:p>16.57</text:p>
          </table:table-cell>
          <table:table-cell/>
          <table:table-cell table:formula="of:=COS([.M513])" office:value-type="float" office:value="-0.653284694477393">
            <text:p>-0.65</text:p>
          </table:table-cell>
          <table:table-cell table:formula="of:=SIN([.M513])" office:value-type="float" office:value="-0.757112348308743">
            <text:p>-0.76</text:p>
          </table:table-cell>
          <table:table-cell table:number-columns-repeated="3"/>
          <table:table-cell table:formula="of:=([.F514]-[.$S$2])/131" office:value-type="float" office:value="0.781679389312977">
            <text:p>0.78</text:p>
          </table:table-cell>
          <table:table-cell/>
          <table:table-cell table:formula="of:=[.T514]*0.1+[.V513]" office:value-type="float" office:value="-1.24870229007633">
            <text:p>-1.25</text:p>
          </table:table-cell>
          <table:table-cell table:formula="of:=[.V514]*2*3.141592/360" office:value-type="float" office:value="-0.0217939618049194">
            <text:p>-0.02</text:p>
          </table:table-cell>
          <table:table-cell/>
          <table:table-cell table:formula="of:=COS([.W513])" office:value-type="float" office:value="0.999731859725844">
            <text:p>1.00</text:p>
          </table:table-cell>
          <table:table-cell table:formula="of:=SIN([.W513])" office:value-type="float" office:value="-0.0231561795014827">
            <text:p>-0.02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516">
            <text:p>-1516</text:p>
          </table:table-cell>
          <table:table-cell office:value-type="float" office:value="-5256">
            <text:p>-5256</text:p>
          </table:table-cell>
          <table:table-cell office:value-type="float" office:value="25.94">
            <text:p>25.94</text:p>
          </table:table-cell>
          <table:table-cell office:value-type="float" office:value="142">
            <text:p>142</text:p>
          </table:table-cell>
          <table:table-cell office:value-type="float" office:value="-485">
            <text:p>-485</text:p>
          </table:table-cell>
          <table:table-cell office:value-type="string">
            <text:p>273<text:tab/><text:tab/><text:tab/><text:tab/></text:p>
          </table:table-cell>
          <table:table-cell table:number-columns-repeated="2"/>
          <table:table-cell table:formula="of:=([.E515]-[.$I$2])/131" office:value-type="float" office:value="-0.24147582697201">
            <text:p>-0.24</text:p>
          </table:table-cell>
          <table:table-cell/>
          <table:table-cell table:formula="of:=[.L514]+[.J515]*0.1" office:value-type="float" office:value="949.201882951655">
            <text:p>949.20</text:p>
          </table:table-cell>
          <table:table-cell table:formula="of:=[.L515]*2*3.141592/360" office:value-type="float" office:value="16.5666946770325">
            <text:p>16.57</text:p>
          </table:table-cell>
          <table:table-cell/>
          <table:table-cell table:formula="of:=COS([.M514])" office:value-type="float" office:value="-0.653079229833276">
            <text:p>-0.65</text:p>
          </table:table-cell>
          <table:table-cell table:formula="of:=SIN([.M514])" office:value-type="float" office:value="-0.757289587648196">
            <text:p>-0.76</text:p>
          </table:table-cell>
          <table:table-cell table:number-columns-repeated="3"/>
          <table:table-cell table:formula="of:=([.F515]-[.$S$2])/131" office:value-type="float" office:value="-2.40152671755725">
            <text:p>-2.40</text:p>
          </table:table-cell>
          <table:table-cell/>
          <table:table-cell table:formula="of:=[.T515]*0.1+[.V514]" office:value-type="float" office:value="-1.48885496183206">
            <text:p>-1.49</text:p>
          </table:table-cell>
          <table:table-cell table:formula="of:=[.V515]*2*3.141592/360" office:value-type="float" office:value="-0.0259854157625105">
            <text:p>-0.03</text:p>
          </table:table-cell>
          <table:table-cell/>
          <table:table-cell table:formula="of:=COS([.W514])" office:value-type="float" office:value="0.999762521014396">
            <text:p>1.00</text:p>
          </table:table-cell>
          <table:table-cell table:formula="of:=SIN([.W514])" office:value-type="float" office:value="-0.0217922365749573">
            <text:p>-0.02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1584">
            <text:p>-1584</text:p>
          </table:table-cell>
          <table:table-cell office:value-type="float" office:value="-5292">
            <text:p>-5292</text:p>
          </table:table-cell>
          <table:table-cell office:value-type="float" office:value="25.94">
            <text:p>25.94</text:p>
          </table:table-cell>
          <table:table-cell office:value-type="float" office:value="332">
            <text:p>332</text:p>
          </table:table-cell>
          <table:table-cell office:value-type="float" office:value="-180">
            <text:p>-180</text:p>
          </table:table-cell>
          <table:table-cell office:value-type="string">
            <text:p>199<text:tab/><text:tab/><text:tab/><text:tab/></text:p>
          </table:table-cell>
          <table:table-cell table:number-columns-repeated="2"/>
          <table:table-cell table:formula="of:=([.E516]-[.$I$2])/131" office:value-type="float" office:value="1.2089058524173">
            <text:p>1.21</text:p>
          </table:table-cell>
          <table:table-cell/>
          <table:table-cell table:formula="of:=[.L515]+[.J516]*0.1" office:value-type="float" office:value="949.322773536896">
            <text:p>949.32</text:p>
          </table:table-cell>
          <table:table-cell table:formula="of:=[.L516]*2*3.141592/360" office:value-type="float" office:value="16.5688046153407">
            <text:p>16.57</text:p>
          </table:table-cell>
          <table:table-cell/>
          <table:table-cell table:formula="of:=COS([.M515])" office:value-type="float" office:value="-0.653398335106354">
            <text:p>-0.65</text:p>
          </table:table-cell>
          <table:table-cell table:formula="of:=SIN([.M515])" office:value-type="float" office:value="-0.757014277065">
            <text:p>-0.76</text:p>
          </table:table-cell>
          <table:table-cell table:number-columns-repeated="3"/>
          <table:table-cell table:formula="of:=([.F516]-[.$S$2])/131" office:value-type="float" office:value="-0.0732824427480916">
            <text:p>-0.07</text:p>
          </table:table-cell>
          <table:table-cell/>
          <table:table-cell table:formula="of:=[.T516]*0.1+[.V515]" office:value-type="float" office:value="-1.49618320610687">
            <text:p>-1.50</text:p>
          </table:table-cell>
          <table:table-cell table:formula="of:=[.V516]*2*3.141592/360" office:value-type="float" office:value="-0.0261133177268871">
            <text:p>-0.03</text:p>
          </table:table-cell>
          <table:table-cell/>
          <table:table-cell table:formula="of:=COS([.W515])" office:value-type="float" office:value="0.999662398081378">
            <text:p>1.00</text:p>
          </table:table-cell>
          <table:table-cell table:formula="of:=SIN([.W515])" office:value-type="float" office:value="-0.0259824914546174">
            <text:p>-0.03</text:p>
          </table:table-cell>
        </table:table-row>
        <table:table-row table:style-name="ro1">
          <table:table-cell office:value-type="float" office:value="15940">
            <text:p>15940</text:p>
          </table:table-cell>
          <table:table-cell office:value-type="float" office:value="-1416">
            <text:p>-1416</text:p>
          </table:table-cell>
          <table:table-cell office:value-type="float" office:value="-5396">
            <text:p>-5396</text:p>
          </table:table-cell>
          <table:table-cell office:value-type="float" office:value="25.94">
            <text:p>25.94</text:p>
          </table:table-cell>
          <table:table-cell office:value-type="float" office:value="206">
            <text:p>206</text:p>
          </table:table-cell>
          <table:table-cell office:value-type="float" office:value="-451">
            <text:p>-451</text:p>
          </table:table-cell>
          <table:table-cell office:value-type="string">
            <text:p>338<text:tab/><text:tab/><text:tab/><text:tab/></text:p>
          </table:table-cell>
          <table:table-cell table:number-columns-repeated="2"/>
          <table:table-cell table:formula="of:=([.E517]-[.$I$2])/131" office:value-type="float" office:value="0.247073791348601">
            <text:p>0.25</text:p>
          </table:table-cell>
          <table:table-cell/>
          <table:table-cell table:formula="of:=[.L516]+[.J517]*0.1" office:value-type="float" office:value="949.347480916031">
            <text:p>949.35</text:p>
          </table:table-cell>
          <table:table-cell table:formula="of:=[.L517]*2*3.141592/360" office:value-type="float" office:value="16.5692358403664">
            <text:p>16.57</text:p>
          </table:table-cell>
          <table:table-cell/>
          <table:table-cell table:formula="of:=COS([.M516])" office:value-type="float" office:value="-0.65179962845669">
            <text:p>-0.65</text:p>
          </table:table-cell>
          <table:table-cell table:formula="of:=SIN([.M516])" office:value-type="float" office:value="-0.758391221167361">
            <text:p>-0.76</text:p>
          </table:table-cell>
          <table:table-cell table:number-columns-repeated="3"/>
          <table:table-cell table:formula="of:=([.F517]-[.$S$2])/131" office:value-type="float" office:value="-2.14198473282443">
            <text:p>-2.14</text:p>
          </table:table-cell>
          <table:table-cell/>
          <table:table-cell table:formula="of:=[.T517]*0.1+[.V516]" office:value-type="float" office:value="-1.71038167938931">
            <text:p>-1.71</text:p>
          </table:table-cell>
          <table:table-cell table:formula="of:=[.V517]*2*3.141592/360" office:value-type="float" office:value="-0.0298517855606446">
            <text:p>-0.03</text:p>
          </table:table-cell>
          <table:table-cell/>
          <table:table-cell table:formula="of:=COS([.W516])" office:value-type="float" office:value="0.999659066692995">
            <text:p>1.00</text:p>
          </table:table-cell>
          <table:table-cell table:formula="of:=SIN([.W516])" office:value-type="float" office:value="-0.0261103500261742">
            <text:p>-0.03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724">
            <text:p>-1724</text:p>
          </table:table-cell>
          <table:table-cell office:value-type="float" office:value="-5404">
            <text:p>-5404</text:p>
          </table:table-cell>
          <table:table-cell office:value-type="float" office:value="25.89">
            <text:p>25.89</text:p>
          </table:table-cell>
          <table:table-cell office:value-type="float" office:value="242">
            <text:p>242</text:p>
          </table:table-cell>
          <table:table-cell office:value-type="float" office:value="-277">
            <text:p>-277</text:p>
          </table:table-cell>
          <table:table-cell office:value-type="string">
            <text:p>258<text:tab/><text:tab/><text:tab/><text:tab/></text:p>
          </table:table-cell>
          <table:table-cell table:number-columns-repeated="2"/>
          <table:table-cell table:formula="of:=([.E518]-[.$I$2])/131" office:value-type="float" office:value="0.521882951653944">
            <text:p>0.52</text:p>
          </table:table-cell>
          <table:table-cell/>
          <table:table-cell table:formula="of:=[.L517]+[.J518]*0.1" office:value-type="float" office:value="949.399669211197">
            <text:p>949.40</text:p>
          </table:table-cell>
          <table:table-cell table:formula="of:=[.L518]*2*3.141592/360" office:value-type="float" office:value="16.5701466977586">
            <text:p>16.57</text:p>
          </table:table-cell>
          <table:table-cell/>
          <table:table-cell table:formula="of:=COS([.M517])" office:value-type="float" office:value="-0.651472530590259">
            <text:p>-0.65</text:p>
          </table:table-cell>
          <table:table-cell table:formula="of:=SIN([.M517])" office:value-type="float" office:value="-0.758672222956874">
            <text:p>-0.76</text:p>
          </table:table-cell>
          <table:table-cell table:number-columns-repeated="3"/>
          <table:table-cell table:formula="of:=([.F518]-[.$S$2])/131" office:value-type="float" office:value="-0.813740458015267">
            <text:p>-0.81</text:p>
          </table:table-cell>
          <table:table-cell/>
          <table:table-cell table:formula="of:=[.T518]*0.1+[.V517]" office:value-type="float" office:value="-1.79175572519084">
            <text:p>-1.79</text:p>
          </table:table-cell>
          <table:table-cell table:formula="of:=[.V518]*2*3.141592/360" office:value-type="float" office:value="-0.0312720302900763">
            <text:p>-0.03</text:p>
          </table:table-cell>
          <table:table-cell/>
          <table:table-cell table:formula="of:=COS([.W517])" office:value-type="float" office:value="0.999554468536399">
            <text:p>1.00</text:p>
          </table:table-cell>
          <table:table-cell table:formula="of:=SIN([.W517])" office:value-type="float" office:value="-0.0298473521257149">
            <text:p>-0.03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1636">
            <text:p>-1636</text:p>
          </table:table-cell>
          <table:table-cell office:value-type="float" office:value="-5736">
            <text:p>-5736</text:p>
          </table:table-cell>
          <table:table-cell office:value-type="float" office:value="25.89">
            <text:p>25.89</text:p>
          </table:table-cell>
          <table:table-cell office:value-type="float" office:value="379">
            <text:p>379</text:p>
          </table:table-cell>
          <table:table-cell office:value-type="float" office:value="-315">
            <text:p>-315</text:p>
          </table:table-cell>
          <table:table-cell office:value-type="string">
            <text:p>129<text:tab/><text:tab/><text:tab/><text:tab/></text:p>
          </table:table-cell>
          <table:table-cell table:number-columns-repeated="2"/>
          <table:table-cell table:formula="of:=([.E519]-[.$I$2])/131" office:value-type="float" office:value="1.5676844783715">
            <text:p>1.57</text:p>
          </table:table-cell>
          <table:table-cell/>
          <table:table-cell table:formula="of:=[.L518]+[.J519]*0.1" office:value-type="float" office:value="949.556437659034">
            <text:p>949.56</text:p>
          </table:table-cell>
          <table:table-cell table:formula="of:=[.L519]*2*3.141592/360" office:value-type="float" office:value="16.5728828227673">
            <text:p>16.57</text:p>
          </table:table-cell>
          <table:table-cell/>
          <table:table-cell table:formula="of:=COS([.M518])" office:value-type="float" office:value="-0.650781218232605">
            <text:p>-0.65</text:p>
          </table:table-cell>
          <table:table-cell table:formula="of:=SIN([.M518])" office:value-type="float" office:value="-0.759265306724657">
            <text:p>-0.76</text:p>
          </table:table-cell>
          <table:table-cell table:number-columns-repeated="3"/>
          <table:table-cell table:formula="of:=([.F519]-[.$S$2])/131" office:value-type="float" office:value="-1.10381679389313">
            <text:p>-1.10</text:p>
          </table:table-cell>
          <table:table-cell/>
          <table:table-cell table:formula="of:=[.T519]*0.1+[.V518]" office:value-type="float" office:value="-1.90213740458015">
            <text:p>-1.90</text:p>
          </table:table-cell>
          <table:table-cell table:formula="of:=[.V519]*2*3.141592/360" office:value-type="float" office:value="-0.0331985536284987">
            <text:p>-0.03</text:p>
          </table:table-cell>
          <table:table-cell/>
          <table:table-cell table:formula="of:=COS([.W518])" office:value-type="float" office:value="0.99951106990807">
            <text:p>1.00</text:p>
          </table:table-cell>
          <table:table-cell table:formula="of:=SIN([.W518])" office:value-type="float" office:value="-0.0312669335117163">
            <text:p>-0.03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1444">
            <text:p>-1444</text:p>
          </table:table-cell>
          <table:table-cell office:value-type="float" office:value="-5696">
            <text:p>-5696</text:p>
          </table:table-cell>
          <table:table-cell office:value-type="float" office:value="25.94">
            <text:p>25.94</text:p>
          </table:table-cell>
          <table:table-cell office:value-type="float" office:value="366">
            <text:p>366</text:p>
          </table:table-cell>
          <table:table-cell office:value-type="float" office:value="-677">
            <text:p>-677</text:p>
          </table:table-cell>
          <table:table-cell office:value-type="string">
            <text:p>75<text:tab/><text:tab/><text:tab/><text:tab/></text:p>
          </table:table-cell>
          <table:table-cell table:number-columns-repeated="2"/>
          <table:table-cell table:formula="of:=([.E520]-[.$I$2])/131" office:value-type="float" office:value="1.46844783715013">
            <text:p>1.47</text:p>
          </table:table-cell>
          <table:table-cell/>
          <table:table-cell table:formula="of:=[.L519]+[.J520]*0.1" office:value-type="float" office:value="949.703282442749">
            <text:p>949.70</text:p>
          </table:table-cell>
          <table:table-cell table:formula="of:=[.L520]*2*3.141592/360" office:value-type="float" office:value="16.5754457471993">
            <text:p>16.58</text:p>
          </table:table-cell>
          <table:table-cell/>
          <table:table-cell table:formula="of:=COS([.M519])" office:value-type="float" office:value="-0.64870134003443">
            <text:p>-0.65</text:p>
          </table:table-cell>
          <table:table-cell table:formula="of:=SIN([.M519])" office:value-type="float" office:value="-0.761043081196811">
            <text:p>-0.76</text:p>
          </table:table-cell>
          <table:table-cell table:number-columns-repeated="3"/>
          <table:table-cell table:formula="of:=([.F520]-[.$S$2])/131" office:value-type="float" office:value="-3.86717557251908">
            <text:p>-3.87</text:p>
          </table:table-cell>
          <table:table-cell/>
          <table:table-cell table:formula="of:=[.T520]*0.1+[.V519]" office:value-type="float" office:value="-2.28885496183206">
            <text:p>-2.29</text:p>
          </table:table-cell>
          <table:table-cell table:formula="of:=[.V520]*2*3.141592/360" office:value-type="float" office:value="-0.0399480468736217">
            <text:p>-0.04</text:p>
          </table:table-cell>
          <table:table-cell/>
          <table:table-cell table:formula="of:=COS([.W519])" office:value-type="float" office:value="0.999448978630017">
            <text:p>1.00</text:p>
          </table:table-cell>
          <table:table-cell table:formula="of:=SIN([.W519])" office:value-type="float" office:value="-0.0331924557003043">
            <text:p>-0.03</text:p>
          </table:table-cell>
        </table:table-row>
        <table:table-row table:style-name="ro1">
          <table:table-cell office:value-type="float" office:value="15404">
            <text:p>15404</text:p>
          </table:table-cell>
          <table:table-cell office:value-type="float" office:value="-1676">
            <text:p>-1676</text:p>
          </table:table-cell>
          <table:table-cell office:value-type="float" office:value="-5680">
            <text:p>-5680</text:p>
          </table:table-cell>
          <table:table-cell office:value-type="float" office:value="25.85">
            <text:p>25.85</text:p>
          </table:table-cell>
          <table:table-cell office:value-type="float" office:value="358">
            <text:p>358</text:p>
          </table:table-cell>
          <table:table-cell office:value-type="float" office:value="-505">
            <text:p>-505</text:p>
          </table:table-cell>
          <table:table-cell office:value-type="string">
            <text:p>23<text:tab/><text:tab/><text:tab/><text:tab/></text:p>
          </table:table-cell>
          <table:table-cell table:number-columns-repeated="2"/>
          <table:table-cell table:formula="of:=([.E521]-[.$I$2])/131" office:value-type="float" office:value="1.40737913486005">
            <text:p>1.41</text:p>
          </table:table-cell>
          <table:table-cell/>
          <table:table-cell table:formula="of:=[.L520]+[.J521]*0.1" office:value-type="float" office:value="949.844020356235">
            <text:p>949.84</text:p>
          </table:table-cell>
          <table:table-cell table:formula="of:=[.L521]*2*3.141592/360" office:value-type="float" office:value="16.577902086661">
            <text:p>16.58</text:p>
          </table:table-cell>
          <table:table-cell/>
          <table:table-cell table:formula="of:=COS([.M520])" office:value-type="float" office:value="-0.646748715740461">
            <text:p>-0.65</text:p>
          </table:table-cell>
          <table:table-cell table:formula="of:=SIN([.M520])" office:value-type="float" office:value="-0.762703152404698">
            <text:p>-0.76</text:p>
          </table:table-cell>
          <table:table-cell table:number-columns-repeated="3"/>
          <table:table-cell table:formula="of:=([.F521]-[.$S$2])/131" office:value-type="float" office:value="-2.55419847328244">
            <text:p>-2.55</text:p>
          </table:table-cell>
          <table:table-cell/>
          <table:table-cell table:formula="of:=[.T521]*0.1+[.V520]" office:value-type="float" office:value="-2.5442748091603">
            <text:p>-2.54</text:p>
          </table:table-cell>
          <table:table-cell table:formula="of:=[.V521]*2*3.141592/360" office:value-type="float" office:value="-0.0444059632569974">
            <text:p>-0.04</text:p>
          </table:table-cell>
          <table:table-cell/>
          <table:table-cell table:formula="of:=COS([.W520])" office:value-type="float" office:value="0.999202182883426">
            <text:p>1.00</text:p>
          </table:table-cell>
          <table:table-cell table:formula="of:=SIN([.W520])" office:value-type="float" office:value="-0.0399374225632707">
            <text:p>-0.04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432">
            <text:p>-1432</text:p>
          </table:table-cell>
          <table:table-cell office:value-type="float" office:value="-5908">
            <text:p>-5908</text:p>
          </table:table-cell>
          <table:table-cell office:value-type="float" office:value="25.94">
            <text:p>25.94</text:p>
          </table:table-cell>
          <table:table-cell office:value-type="float" office:value="286">
            <text:p>286</text:p>
          </table:table-cell>
          <table:table-cell office:value-type="float" office:value="-186">
            <text:p>-186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([.E522]-[.$I$2])/131" office:value-type="float" office:value="0.857760814249364">
            <text:p>0.86</text:p>
          </table:table-cell>
          <table:table-cell/>
          <table:table-cell table:formula="of:=[.L521]+[.J522]*0.1" office:value-type="float" office:value="949.92979643766">
            <text:p>949.93</text:p>
          </table:table-cell>
          <table:table-cell table:formula="of:=[.L522]*2*3.141592/360" office:value-type="float" office:value="16.5793991613899">
            <text:p>16.58</text:p>
          </table:table-cell>
          <table:table-cell/>
          <table:table-cell table:formula="of:=COS([.M521])" office:value-type="float" office:value="-0.64487330866191">
            <text:p>-0.64</text:p>
          </table:table-cell>
          <table:table-cell table:formula="of:=SIN([.M521])" office:value-type="float" office:value="-0.764289484276371">
            <text:p>-0.76</text:p>
          </table:table-cell>
          <table:table-cell table:number-columns-repeated="3"/>
          <table:table-cell table:formula="of:=([.F522]-[.$S$2])/131" office:value-type="float" office:value="-0.119083969465649">
            <text:p>-0.12</text:p>
          </table:table-cell>
          <table:table-cell/>
          <table:table-cell table:formula="of:=[.T522]*0.1+[.V521]" office:value-type="float" office:value="-2.55618320610687">
            <text:p>-2.56</text:p>
          </table:table-cell>
          <table:table-cell table:formula="of:=[.V522]*2*3.141592/360" office:value-type="float" office:value="-0.0446138039491094">
            <text:p>-0.04</text:p>
          </table:table-cell>
          <table:table-cell/>
          <table:table-cell table:formula="of:=COS([.W521])" office:value-type="float" office:value="0.999014217217481">
            <text:p>1.00</text:p>
          </table:table-cell>
          <table:table-cell table:formula="of:=SIN([.W521])" office:value-type="float" office:value="-0.0443913707531594">
            <text:p>-0.04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1448">
            <text:p>-1448</text:p>
          </table:table-cell>
          <table:table-cell office:value-type="float" office:value="-5876">
            <text:p>-5876</text:p>
          </table:table-cell>
          <table:table-cell office:value-type="float" office:value="25.99">
            <text:p>25.99</text:p>
          </table:table-cell>
          <table:table-cell office:value-type="float" office:value="360">
            <text:p>360</text:p>
          </table:table-cell>
          <table:table-cell office:value-type="float" office:value="-154">
            <text:p>-154</text:p>
          </table:table-cell>
          <table:table-cell office:value-type="string">
            <text:p>1<text:tab/><text:tab/><text:tab/><text:tab/></text:p>
          </table:table-cell>
          <table:table-cell table:number-columns-repeated="2"/>
          <table:table-cell table:formula="of:=([.E523]-[.$I$2])/131" office:value-type="float" office:value="1.42264631043257">
            <text:p>1.42</text:p>
          </table:table-cell>
          <table:table-cell/>
          <table:table-cell table:formula="of:=[.L522]+[.J523]*0.1" office:value-type="float" office:value="950.072061068703">
            <text:p>950.07</text:p>
          </table:table-cell>
          <table:table-cell table:formula="of:=[.L523]*2*3.141592/360" office:value-type="float" office:value="16.5818821470942">
            <text:p>16.58</text:p>
          </table:table-cell>
          <table:table-cell/>
          <table:table-cell table:formula="of:=COS([.M522])" office:value-type="float" office:value="-0.643728387961414">
            <text:p>-0.64</text:p>
          </table:table-cell>
          <table:table-cell table:formula="of:=SIN([.M522])" office:value-type="float" office:value="-0.765254050974315">
            <text:p>-0.77</text:p>
          </table:table-cell>
          <table:table-cell table:number-columns-repeated="3"/>
          <table:table-cell table:formula="of:=([.F523]-[.$S$2])/131" office:value-type="float" office:value="0.125190839694657">
            <text:p>0.13</text:p>
          </table:table-cell>
          <table:table-cell/>
          <table:table-cell table:formula="of:=[.T523]*0.1+[.V522]" office:value-type="float" office:value="-2.5436641221374">
            <text:p>-2.54</text:p>
          </table:table-cell>
          <table:table-cell table:formula="of:=[.V523]*2*3.141592/360" office:value-type="float" office:value="-0.044395304759966">
            <text:p>-0.04</text:p>
          </table:table-cell>
          <table:table-cell/>
          <table:table-cell table:formula="of:=COS([.W522])" office:value-type="float" office:value="0.999004969306741">
            <text:p>1.00</text:p>
          </table:table-cell>
          <table:table-cell table:formula="of:=SIN([.W522])" office:value-type="float" office:value="-0.0445990055991969">
            <text:p>-0.04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1472">
            <text:p>-1472</text:p>
          </table:table-cell>
          <table:table-cell office:value-type="float" office:value="-5736">
            <text:p>-5736</text:p>
          </table:table-cell>
          <table:table-cell office:value-type="float" office:value="25.8">
            <text:p>25.8</text:p>
          </table:table-cell>
          <table:table-cell office:value-type="float" office:value="227">
            <text:p>227</text:p>
          </table:table-cell>
          <table:table-cell office:value-type="float" office:value="-288">
            <text:p>-288</text:p>
          </table:table-cell>
          <table:table-cell office:value-type="string">
            <text:p>128<text:tab/><text:tab/><text:tab/><text:tab/></text:p>
          </table:table-cell>
          <table:table-cell table:number-columns-repeated="2"/>
          <table:table-cell table:formula="of:=([.E524]-[.$I$2])/131" office:value-type="float" office:value="0.407379134860051">
            <text:p>0.41</text:p>
          </table:table-cell>
          <table:table-cell/>
          <table:table-cell table:formula="of:=[.L523]+[.J524]*0.1" office:value-type="float" office:value="950.112798982189">
            <text:p>950.11</text:p>
          </table:table-cell>
          <table:table-cell table:formula="of:=[.L524]*2*3.141592/360" office:value-type="float" office:value="16.582593157667">
            <text:p>16.58</text:p>
          </table:table-cell>
          <table:table-cell/>
          <table:table-cell table:formula="of:=COS([.M523])" office:value-type="float" office:value="-0.641826290683239">
            <text:p>-0.64</text:p>
          </table:table-cell>
          <table:table-cell table:formula="of:=SIN([.M523])" office:value-type="float" office:value="-0.766850058738861">
            <text:p>-0.77</text:p>
          </table:table-cell>
          <table:table-cell table:number-columns-repeated="3"/>
          <table:table-cell table:formula="of:=([.F524]-[.$S$2])/131" office:value-type="float" office:value="-0.897709923664122">
            <text:p>-0.90</text:p>
          </table:table-cell>
          <table:table-cell/>
          <table:table-cell table:formula="of:=[.T524]*0.1+[.V523]" office:value-type="float" office:value="-2.63343511450381">
            <text:p>-2.63</text:p>
          </table:table-cell>
          <table:table-cell table:formula="of:=[.V524]*2*3.141592/360" office:value-type="float" office:value="-0.0459621038235793">
            <text:p>-0.05</text:p>
          </table:table-cell>
          <table:table-cell/>
          <table:table-cell table:formula="of:=COS([.W523])" office:value-type="float" office:value="0.999014690306028">
            <text:p>1.00</text:p>
          </table:table-cell>
          <table:table-cell table:formula="of:=SIN([.W523])" office:value-type="float" office:value="-0.0443807227605696">
            <text:p>-0.04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1484">
            <text:p>-1484</text:p>
          </table:table-cell>
          <table:table-cell office:value-type="float" office:value="-5940">
            <text:p>-5940</text:p>
          </table:table-cell>
          <table:table-cell office:value-type="float" office:value="25.89">
            <text:p>25.89</text:p>
          </table:table-cell>
          <table:table-cell office:value-type="float" office:value="243">
            <text:p>243</text:p>
          </table:table-cell>
          <table:table-cell office:value-type="float" office:value="-199">
            <text:p>-199</text:p>
          </table:table-cell>
          <table:table-cell office:value-type="string">
            <text:p>162<text:tab/><text:tab/><text:tab/><text:tab/></text:p>
          </table:table-cell>
          <table:table-cell table:number-columns-repeated="2"/>
          <table:table-cell table:formula="of:=([.E525]-[.$I$2])/131" office:value-type="float" office:value="0.529516539440204">
            <text:p>0.53</text:p>
          </table:table-cell>
          <table:table-cell/>
          <table:table-cell table:formula="of:=[.L524]+[.J525]*0.1" office:value-type="float" office:value="950.165750636133">
            <text:p>950.17</text:p>
          </table:table-cell>
          <table:table-cell table:formula="of:=[.L525]*2*3.141592/360" office:value-type="float" office:value="16.5835173381804">
            <text:p>16.58</text:p>
          </table:table-cell>
          <table:table-cell/>
          <table:table-cell table:formula="of:=COS([.M524])" office:value-type="float" office:value="-0.641280889996508">
            <text:p>-0.64</text:p>
          </table:table-cell>
          <table:table-cell table:formula="of:=SIN([.M524])" office:value-type="float" office:value="-0.76730621014383">
            <text:p>-0.77</text:p>
          </table:table-cell>
          <table:table-cell table:number-columns-repeated="3"/>
          <table:table-cell table:formula="of:=([.F525]-[.$S$2])/131" office:value-type="float" office:value="-0.218320610687023">
            <text:p>-0.22</text:p>
          </table:table-cell>
          <table:table-cell/>
          <table:table-cell table:formula="of:=[.T525]*0.1+[.V524]" office:value-type="float" office:value="-2.65526717557252">
            <text:p>-2.66</text:p>
          </table:table-cell>
          <table:table-cell table:formula="of:=[.V525]*2*3.141592/360" office:value-type="float" office:value="-0.0463431450924512">
            <text:p>-0.05</text:p>
          </table:table-cell>
          <table:table-cell/>
          <table:table-cell table:formula="of:=COS([.W524])" office:value-type="float" office:value="0.998943928439611">
            <text:p>1.00</text:p>
          </table:table-cell>
          <table:table-cell table:formula="of:=SIN([.W524])" office:value-type="float" office:value="-0.0459459229272594">
            <text:p>-0.05</text:p>
          </table:table-cell>
        </table:table-row>
        <table:table-row table:style-name="ro1">
          <table:table-cell office:value-type="float" office:value="15476">
            <text:p>15476</text:p>
          </table:table-cell>
          <table:table-cell office:value-type="float" office:value="-1808">
            <text:p>-1808</text:p>
          </table:table-cell>
          <table:table-cell office:value-type="float" office:value="-5832">
            <text:p>-5832</text:p>
          </table:table-cell>
          <table:table-cell office:value-type="float" office:value="25.85">
            <text:p>25.85</text:p>
          </table:table-cell>
          <table:table-cell office:value-type="float" office:value="127">
            <text:p>127</text:p>
          </table:table-cell>
          <table:table-cell office:value-type="float" office:value="-255">
            <text:p>-255</text:p>
          </table:table-cell>
          <table:table-cell office:value-type="string">
            <text:p>268<text:tab/><text:tab/><text:tab/><text:tab/></text:p>
          </table:table-cell>
          <table:table-cell table:number-columns-repeated="2"/>
          <table:table-cell table:formula="of:=([.E526]-[.$I$2])/131" office:value-type="float" office:value="-0.355979643765903">
            <text:p>-0.36</text:p>
          </table:table-cell>
          <table:table-cell/>
          <table:table-cell table:formula="of:=[.L525]+[.J526]*0.1" office:value-type="float" office:value="950.130152671756">
            <text:p>950.13</text:p>
          </table:table-cell>
          <table:table-cell table:formula="of:=[.L526]*2*3.141592/360" office:value-type="float" office:value="16.5828960366243">
            <text:p>16.58</text:p>
          </table:table-cell>
          <table:table-cell/>
          <table:table-cell table:formula="of:=COS([.M525])" office:value-type="float" office:value="-0.640571486788138">
            <text:p>-0.64</text:p>
          </table:table-cell>
          <table:table-cell table:formula="of:=SIN([.M525])" office:value-type="float" office:value="-0.767898541679846">
            <text:p>-0.77</text:p>
          </table:table-cell>
          <table:table-cell table:number-columns-repeated="3"/>
          <table:table-cell table:formula="of:=([.F526]-[.$S$2])/131" office:value-type="float" office:value="-0.645801526717557">
            <text:p>-0.65</text:p>
          </table:table-cell>
          <table:table-cell/>
          <table:table-cell table:formula="of:=[.T526]*0.1+[.V525]" office:value-type="float" office:value="-2.71984732824427">
            <text:p>-2.72</text:p>
          </table:table-cell>
          <table:table-cell table:formula="of:=[.V526]*2*3.141592/360" office:value-type="float" office:value="-0.0474702811535199">
            <text:p>-0.05</text:p>
          </table:table-cell>
          <table:table-cell/>
          <table:table-cell table:formula="of:=COS([.W525])" office:value-type="float" office:value="0.998926348627706">
            <text:p>1.00</text:p>
          </table:table-cell>
          <table:table-cell table:formula="of:=SIN([.W525])" office:value-type="float" office:value="-0.0463265584445725">
            <text:p>-0.05</text:p>
          </table:table-cell>
        </table:table-row>
        <table:table-row table:style-name="ro1">
          <table:table-cell office:value-type="float" office:value="15612">
            <text:p>15612</text:p>
          </table:table-cell>
          <table:table-cell office:value-type="float" office:value="-1484">
            <text:p>-1484</text:p>
          </table:table-cell>
          <table:table-cell office:value-type="float" office:value="-6064">
            <text:p>-6064</text:p>
          </table:table-cell>
          <table:table-cell office:value-type="float" office:value="25.94">
            <text:p>25.94</text:p>
          </table:table-cell>
          <table:table-cell office:value-type="float" office:value="161">
            <text:p>161</text:p>
          </table:table-cell>
          <table:table-cell office:value-type="float" office:value="-102">
            <text:p>-102</text:p>
          </table:table-cell>
          <table:table-cell office:value-type="string">
            <text:p>194<text:tab/><text:tab/><text:tab/><text:tab/></text:p>
          </table:table-cell>
          <table:table-cell table:number-columns-repeated="2"/>
          <table:table-cell table:formula="of:=([.E527]-[.$I$2])/131" office:value-type="float" office:value="-0.0964376590330788">
            <text:p>-0.10</text:p>
          </table:table-cell>
          <table:table-cell/>
          <table:table-cell table:formula="of:=[.L526]+[.J527]*0.1" office:value-type="float" office:value="950.120508905853">
            <text:p>950.12</text:p>
          </table:table-cell>
          <table:table-cell table:formula="of:=[.L527]*2*3.141592/360" office:value-type="float" office:value="16.582727721192">
            <text:p>16.58</text:p>
          </table:table-cell>
          <table:table-cell/>
          <table:table-cell table:formula="of:=COS([.M526])" office:value-type="float" office:value="-0.641048459681034">
            <text:p>-0.64</text:p>
          </table:table-cell>
          <table:table-cell table:formula="of:=SIN([.M526])" office:value-type="float" office:value="-0.767500405433491">
            <text:p>-0.77</text:p>
          </table:table-cell>
          <table:table-cell table:number-columns-repeated="3"/>
          <table:table-cell table:formula="of:=([.F527]-[.$S$2])/131" office:value-type="float" office:value="0.522137404580153">
            <text:p>0.52</text:p>
          </table:table-cell>
          <table:table-cell/>
          <table:table-cell table:formula="of:=[.T527]*0.1+[.V526]" office:value-type="float" office:value="-2.66763358778626">
            <text:p>-2.67</text:p>
          </table:table-cell>
          <table:table-cell table:formula="of:=[.V527]*2*3.141592/360" office:value-type="float" office:value="-0.0465589796573367">
            <text:p>-0.05</text:p>
          </table:table-cell>
          <table:table-cell/>
          <table:table-cell table:formula="of:=COS([.W526])" office:value-type="float" office:value="0.998873497768374">
            <text:p>1.00</text:p>
          </table:table-cell>
          <table:table-cell table:formula="of:=SIN([.W526])" office:value-type="float" office:value="-0.047452454688606">
            <text:p>-0.05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1632">
            <text:p>-1632</text:p>
          </table:table-cell>
          <table:table-cell office:value-type="float" office:value="-6088">
            <text:p>-6088</text:p>
          </table:table-cell>
          <table:table-cell office:value-type="float" office:value="25.94">
            <text:p>25.94</text:p>
          </table:table-cell>
          <table:table-cell office:value-type="float" office:value="215">
            <text:p>215</text:p>
          </table:table-cell>
          <table:table-cell office:value-type="float" office:value="-109">
            <text:p>-109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([.E528]-[.$I$2])/131" office:value-type="float" office:value="0.315776081424936">
            <text:p>0.32</text:p>
          </table:table-cell>
          <table:table-cell/>
          <table:table-cell table:formula="of:=[.L527]+[.J528]*0.1" office:value-type="float" office:value="950.152086513995">
            <text:p>950.15</text:p>
          </table:table-cell>
          <table:table-cell table:formula="of:=[.L528]*2*3.141592/360" office:value-type="float" office:value="16.5832788543093">
            <text:p>16.58</text:p>
          </table:table-cell>
          <table:table-cell/>
          <table:table-cell table:formula="of:=COS([.M527])" office:value-type="float" office:value="-0.641177632762467">
            <text:p>-0.64</text:p>
          </table:table-cell>
          <table:table-cell table:formula="of:=SIN([.M527])" office:value-type="float" office:value="-0.767392496213717">
            <text:p>-0.77</text:p>
          </table:table-cell>
          <table:table-cell table:number-columns-repeated="3"/>
          <table:table-cell table:formula="of:=([.F528]-[.$S$2])/131" office:value-type="float" office:value="0.468702290076336">
            <text:p>0.47</text:p>
          </table:table-cell>
          <table:table-cell/>
          <table:table-cell table:formula="of:=[.T528]*0.1+[.V527]" office:value-type="float" office:value="-2.62076335877862">
            <text:p>-2.62</text:p>
          </table:table-cell>
          <table:table-cell table:formula="of:=[.V528]*2*3.141592/360" office:value-type="float" office:value="-0.0457409400101781">
            <text:p>-0.05</text:p>
          </table:table-cell>
          <table:table-cell/>
          <table:table-cell table:formula="of:=COS([.W527])" office:value-type="float" office:value="0.998916326487927">
            <text:p>1.00</text:p>
          </table:table-cell>
          <table:table-cell table:formula="of:=SIN([.W527])" office:value-type="float" office:value="-0.0465421601976561">
            <text:p>-0.05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1464">
            <text:p>-1464</text:p>
          </table:table-cell>
          <table:table-cell office:value-type="float" office:value="-5852">
            <text:p>-5852</text:p>
          </table:table-cell>
          <table:table-cell office:value-type="float" office:value="25.99">
            <text:p>25.99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office:value-type="string">
            <text:p>1<text:tab/><text:tab/><text:tab/><text:tab/></text:p>
          </table:table-cell>
          <table:table-cell table:number-columns-repeated="2"/>
          <table:table-cell table:formula="of:=([.E529]-[.$I$2])/131" office:value-type="float" office:value="0.697455470737914">
            <text:p>0.70</text:p>
          </table:table-cell>
          <table:table-cell/>
          <table:table-cell table:formula="of:=[.L528]+[.J529]*0.1" office:value-type="float" office:value="950.221832061069">
            <text:p>950.22</text:p>
          </table:table-cell>
          <table:table-cell table:formula="of:=[.L529]*2*3.141592/360" office:value-type="float" office:value="16.5844961434911">
            <text:p>16.58</text:p>
          </table:table-cell>
          <table:table-cell/>
          <table:table-cell table:formula="of:=COS([.M528])" office:value-type="float" office:value="-0.640754599987109">
            <text:p>-0.64</text:p>
          </table:table-cell>
          <table:table-cell table:formula="of:=SIN([.M528])" office:value-type="float" office:value="-0.767745753876477">
            <text:p>-0.77</text:p>
          </table:table-cell>
          <table:table-cell table:number-columns-repeated="3"/>
          <table:table-cell table:formula="of:=([.F529]-[.$S$2])/131" office:value-type="float" office:value="-0.722137404580153">
            <text:p>-0.72</text:p>
          </table:table-cell>
          <table:table-cell/>
          <table:table-cell table:formula="of:=[.T529]*0.1+[.V528]" office:value-type="float" office:value="-2.69297709923664">
            <text:p>-2.69</text:p>
          </table:table-cell>
          <table:table-cell table:formula="of:=[.V529]*2*3.141592/360" office:value-type="float" office:value="-0.0470013072841391">
            <text:p>-0.05</text:p>
          </table:table-cell>
          <table:table-cell/>
          <table:table-cell table:formula="of:=COS([.W528])" office:value-type="float" office:value="0.998954065584165">
            <text:p>1.00</text:p>
          </table:table-cell>
          <table:table-cell table:formula="of:=SIN([.W528])" office:value-type="float" office:value="-0.0457249915567864">
            <text:p>-0.05</text:p>
          </table:table-cell>
        </table:table-row>
        <table:table-row table:style-name="ro1">
          <table:table-cell office:value-type="float" office:value="15580">
            <text:p>15580</text:p>
          </table:table-cell>
          <table:table-cell office:value-type="float" office:value="-1568">
            <text:p>-1568</text:p>
          </table:table-cell>
          <table:table-cell office:value-type="float" office:value="-5864">
            <text:p>-5864</text:p>
          </table:table-cell>
          <table:table-cell office:value-type="float" office:value="25.85">
            <text:p>25.85</text:p>
          </table:table-cell>
          <table:table-cell office:value-type="float" office:value="194">
            <text:p>194</text:p>
          </table:table-cell>
          <table:table-cell office:value-type="float" office:value="-233">
            <text:p>-233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([.E530]-[.$I$2])/131" office:value-type="float" office:value="0.155470737913486">
            <text:p>0.16</text:p>
          </table:table-cell>
          <table:table-cell/>
          <table:table-cell table:formula="of:=[.L529]+[.J530]*0.1" office:value-type="float" office:value="950.237379134861">
            <text:p>950.24</text:p>
          </table:table-cell>
          <table:table-cell table:formula="of:=[.L530]*2*3.141592/360" office:value-type="float" office:value="16.5847674910614">
            <text:p>16.58</text:p>
          </table:table-cell>
          <table:table-cell/>
          <table:table-cell table:formula="of:=COS([.M529])" office:value-type="float" office:value="-0.639819556884588">
            <text:p>-0.64</text:p>
          </table:table-cell>
          <table:table-cell table:formula="of:=SIN([.M529])" office:value-type="float" office:value="-0.768525168506542">
            <text:p>-0.77</text:p>
          </table:table-cell>
          <table:table-cell table:number-columns-repeated="3"/>
          <table:table-cell table:formula="of:=([.F530]-[.$S$2])/131" office:value-type="float" office:value="-0.477862595419847">
            <text:p>-0.48</text:p>
          </table:table-cell>
          <table:table-cell/>
          <table:table-cell table:formula="of:=[.T530]*0.1+[.V529]" office:value-type="float" office:value="-2.74076335877862">
            <text:p>-2.74</text:p>
          </table:table-cell>
          <table:table-cell table:formula="of:=[.V530]*2*3.141592/360" office:value-type="float" office:value="-0.0478353346768447">
            <text:p>-0.05</text:p>
          </table:table-cell>
          <table:table-cell/>
          <table:table-cell table:formula="of:=COS([.W529])" office:value-type="float" office:value="0.998895641884482">
            <text:p>1.00</text:p>
          </table:table-cell>
          <table:table-cell table:formula="of:=SIN([.W529])" office:value-type="float" office:value="-0.0469840039182439">
            <text:p>-0.05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1728">
            <text:p>-1728</text:p>
          </table:table-cell>
          <table:table-cell office:value-type="float" office:value="-6176">
            <text:p>-6176</text:p>
          </table:table-cell>
          <table:table-cell office:value-type="float" office:value="25.99">
            <text:p>25.99</text:p>
          </table:table-cell>
          <table:table-cell office:value-type="float" office:value="277">
            <text:p>277</text:p>
          </table:table-cell>
          <table:table-cell office:value-type="float" office:value="83">
            <text:p>83</text:p>
          </table:table-cell>
          <table:table-cell office:value-type="string">
            <text:p>51<text:tab/><text:tab/><text:tab/><text:tab/></text:p>
          </table:table-cell>
          <table:table-cell table:number-columns-repeated="2"/>
          <table:table-cell table:formula="of:=([.E531]-[.$I$2])/131" office:value-type="float" office:value="0.789058524173028">
            <text:p>0.79</text:p>
          </table:table-cell>
          <table:table-cell/>
          <table:table-cell table:formula="of:=[.L530]+[.J531]*0.1" office:value-type="float" office:value="950.316284987278">
            <text:p>950.32</text:p>
          </table:table-cell>
          <table:table-cell table:formula="of:=[.L531]*2*3.141592/360" office:value-type="float" office:value="16.5861446576986">
            <text:p>16.59</text:p>
          </table:table-cell>
          <table:table-cell/>
          <table:table-cell table:formula="of:=COS([.M530])" office:value-type="float" office:value="-0.63961099589519">
            <text:p>-0.64</text:p>
          </table:table-cell>
          <table:table-cell table:formula="of:=SIN([.M530])" office:value-type="float" office:value="-0.768698753693515">
            <text:p>-0.77</text:p>
          </table:table-cell>
          <table:table-cell table:number-columns-repeated="3"/>
          <table:table-cell table:formula="of:=([.F531]-[.$S$2])/131" office:value-type="float" office:value="1.93435114503817">
            <text:p>1.93</text:p>
          </table:table-cell>
          <table:table-cell/>
          <table:table-cell table:formula="of:=[.T531]*0.1+[.V530]" office:value-type="float" office:value="-2.54732824427481">
            <text:p>-2.55</text:p>
          </table:table-cell>
          <table:table-cell table:formula="of:=[.V531]*2*3.141592/360" office:value-type="float" office:value="-0.0444592557421543">
            <text:p>-0.04</text:p>
          </table:table-cell>
          <table:table-cell/>
          <table:table-cell table:formula="of:=COS([.W530])" office:value-type="float" office:value="0.998856108526009">
            <text:p>1.00</text:p>
          </table:table-cell>
          <table:table-cell table:formula="of:=SIN([.W530])" office:value-type="float" office:value="-0.0478170938083695">
            <text:p>-0.05</text:p>
          </table:table-cell>
        </table:table-row>
        <table:table-row table:style-name="ro1">
          <table:table-cell office:value-type="float" office:value="15632">
            <text:p>15632</text:p>
          </table:table-cell>
          <table:table-cell office:value-type="float" office:value="-1500">
            <text:p>-1500</text:p>
          </table:table-cell>
          <table:table-cell office:value-type="float" office:value="-5992">
            <text:p>-5992</text:p>
          </table:table-cell>
          <table:table-cell office:value-type="float" office:value="25.94">
            <text:p>25.94</text:p>
          </table:table-cell>
          <table:table-cell office:value-type="float" office:value="174">
            <text:p>174</text:p>
          </table:table-cell>
          <table:table-cell office:value-type="float" office:value="-62">
            <text:p>-62</text:p>
          </table:table-cell>
          <table:table-cell office:value-type="string">
            <text:p>186<text:tab/><text:tab/><text:tab/><text:tab/></text:p>
          </table:table-cell>
          <table:table-cell table:number-columns-repeated="2"/>
          <table:table-cell table:formula="of:=([.E532]-[.$I$2])/131" office:value-type="float" office:value="0.00279898218829522">
            <text:p>0.00</text:p>
          </table:table-cell>
          <table:table-cell/>
          <table:table-cell table:formula="of:=[.L531]+[.J532]*0.1" office:value-type="float" office:value="950.316564885497">
            <text:p>950.32</text:p>
          </table:table-cell>
          <table:table-cell table:formula="of:=[.L532]*2*3.141592/360" office:value-type="float" office:value="16.5861495428431">
            <text:p>16.59</text:p>
          </table:table-cell>
          <table:table-cell/>
          <table:table-cell table:formula="of:=COS([.M531])" office:value-type="float" office:value="-0.638551763412971">
            <text:p>-0.64</text:p>
          </table:table-cell>
          <table:table-cell table:formula="of:=SIN([.M531])" office:value-type="float" office:value="-0.769578875387172">
            <text:p>-0.77</text:p>
          </table:table-cell>
          <table:table-cell table:number-columns-repeated="3"/>
          <table:table-cell table:formula="of:=([.F532]-[.$S$2])/131" office:value-type="float" office:value="0.827480916030534">
            <text:p>0.83</text:p>
          </table:table-cell>
          <table:table-cell/>
          <table:table-cell table:formula="of:=[.T532]*0.1+[.V531]" office:value-type="float" office:value="-2.46458015267175">
            <text:p>-2.46</text:p>
          </table:table-cell>
          <table:table-cell table:formula="of:=[.V532]*2*3.141592/360" office:value-type="float" office:value="-0.043015029394402">
            <text:p>-0.04</text:p>
          </table:table-cell>
          <table:table-cell/>
          <table:table-cell table:formula="of:=COS([.W531])" office:value-type="float" office:value="0.99901185007237">
            <text:p>1.00</text:p>
          </table:table-cell>
          <table:table-cell table:formula="of:=SIN([.W531])" office:value-type="float" office:value="-0.0444446106404391">
            <text:p>-0.04</text:p>
          </table:table-cell>
        </table:table-row>
        <table:table-row table:style-name="ro1">
          <table:table-cell office:value-type="float" office:value="15732">
            <text:p>15732</text:p>
          </table:table-cell>
          <table:table-cell office:value-type="float" office:value="-1480">
            <text:p>-1480</text:p>
          </table:table-cell>
          <table:table-cell office:value-type="float" office:value="-6048">
            <text:p>-6048</text:p>
          </table:table-cell>
          <table:table-cell office:value-type="float" office:value="25.89">
            <text:p>25.89</text:p>
          </table:table-cell>
          <table:table-cell office:value-type="float" office:value="165">
            <text:p>165</text:p>
          </table:table-cell>
          <table:table-cell office:value-type="float" office:value="-291">
            <text:p>-291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([.E533]-[.$I$2])/131" office:value-type="float" office:value="-0.0659033078880406">
            <text:p>-0.07</text:p>
          </table:table-cell>
          <table:table-cell/>
          <table:table-cell table:formula="of:=[.L532]+[.J533]*0.1" office:value-type="float" office:value="950.309974554708">
            <text:p>950.31</text:p>
          </table:table-cell>
          <table:table-cell table:formula="of:=[.L533]*2*3.141592/360" office:value-type="float" office:value="16.586034519896">
            <text:p>16.59</text:p>
          </table:table-cell>
          <table:table-cell/>
          <table:table-cell table:formula="of:=COS([.M532])" office:value-type="float" office:value="-0.638548003901364">
            <text:p>-0.64</text:p>
          </table:table-cell>
          <table:table-cell table:formula="of:=SIN([.M532])" office:value-type="float" office:value="-0.769581994795606">
            <text:p>-0.77</text:p>
          </table:table-cell>
          <table:table-cell table:number-columns-repeated="3"/>
          <table:table-cell table:formula="of:=([.F533]-[.$S$2])/131" office:value-type="float" office:value="-0.920610687022901">
            <text:p>-0.92</text:p>
          </table:table-cell>
          <table:table-cell/>
          <table:table-cell table:formula="of:=[.T533]*0.1+[.V532]" office:value-type="float" office:value="-2.55664122137404">
            <text:p>-2.56</text:p>
          </table:table-cell>
          <table:table-cell table:formula="of:=[.V533]*2*3.141592/360" office:value-type="float" office:value="-0.0446217978218829">
            <text:p>-0.04</text:p>
          </table:table-cell>
          <table:table-cell/>
          <table:table-cell table:formula="of:=COS([.W532])" office:value-type="float" office:value="0.999074996263605">
            <text:p>1.00</text:p>
          </table:table-cell>
          <table:table-cell table:formula="of:=SIN([.W532])" office:value-type="float" office:value="-0.0430017655553619">
            <text:p>-0.04</text:p>
          </table:table-cell>
        </table:table-row>
        <table:table-row table:style-name="ro1">
          <table:table-cell office:value-type="float" office:value="15752">
            <text:p>15752</text:p>
          </table:table-cell>
          <table:table-cell office:value-type="float" office:value="-1376">
            <text:p>-1376</text:p>
          </table:table-cell>
          <table:table-cell office:value-type="float" office:value="-6200">
            <text:p>-6200</text:p>
          </table:table-cell>
          <table:table-cell office:value-type="float" office:value="25.94">
            <text:p>25.94</text:p>
          </table:table-cell>
          <table:table-cell office:value-type="float" office:value="121">
            <text:p>121</text:p>
          </table:table-cell>
          <table:table-cell office:value-type="float" office:value="-103">
            <text:p>-103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([.E534]-[.$I$2])/131" office:value-type="float" office:value="-0.401781170483461">
            <text:p>-0.40</text:p>
          </table:table-cell>
          <table:table-cell/>
          <table:table-cell table:formula="of:=[.L533]+[.J534]*0.1" office:value-type="float" office:value="950.26979643766">
            <text:p>950.27</text:p>
          </table:table-cell>
          <table:table-cell table:formula="of:=[.L534]*2*3.141592/360" office:value-type="float" office:value="16.5853332796121">
            <text:p>16.59</text:p>
          </table:table-cell>
          <table:table-cell/>
          <table:table-cell table:formula="of:=COS([.M533])" office:value-type="float" office:value="-0.63863651926618">
            <text:p>-0.64</text:p>
          </table:table-cell>
          <table:table-cell table:formula="of:=SIN([.M533])" office:value-type="float" office:value="-0.769508542031586">
            <text:p>-0.77</text:p>
          </table:table-cell>
          <table:table-cell table:number-columns-repeated="3"/>
          <table:table-cell table:formula="of:=([.F534]-[.$S$2])/131" office:value-type="float" office:value="0.514503816793893">
            <text:p>0.51</text:p>
          </table:table-cell>
          <table:table-cell/>
          <table:table-cell table:formula="of:=[.T534]*0.1+[.V533]" office:value-type="float" office:value="-2.50519083969465">
            <text:p>-2.51</text:p>
          </table:table-cell>
          <table:table-cell table:formula="of:=[.V534]*2*3.141592/360" office:value-type="float" office:value="-0.0437238194469889">
            <text:p>-0.04</text:p>
          </table:table-cell>
          <table:table-cell/>
          <table:table-cell table:formula="of:=COS([.W533])" office:value-type="float" office:value="0.999004612756045">
            <text:p>1.00</text:p>
          </table:table-cell>
          <table:table-cell table:formula="of:=SIN([.W533])" office:value-type="float" office:value="-0.0446069915163966">
            <text:p>-0.04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float" office:value="-1432">
            <text:p>-1432</text:p>
          </table:table-cell>
          <table:table-cell office:value-type="float" office:value="-6120">
            <text:p>-6120</text:p>
          </table:table-cell>
          <table:table-cell office:value-type="float" office:value="25.89">
            <text:p>25.89</text:p>
          </table:table-cell>
          <table:table-cell office:value-type="float" office:value="155">
            <text:p>155</text:p>
          </table:table-cell>
          <table:table-cell office:value-type="float" office:value="-141">
            <text:p>-141</text:p>
          </table:table-cell>
          <table:table-cell office:value-type="string">
            <text:p>93<text:tab/><text:tab/><text:tab/><text:tab/></text:p>
          </table:table-cell>
          <table:table-cell table:number-columns-repeated="2"/>
          <table:table-cell table:formula="of:=([.E535]-[.$I$2])/131" office:value-type="float" office:value="-0.142239185750636">
            <text:p>-0.14</text:p>
          </table:table-cell>
          <table:table-cell/>
          <table:table-cell table:formula="of:=[.L534]+[.J535]*0.1" office:value-type="float" office:value="950.255572519085">
            <text:p>950.26</text:p>
          </table:table-cell>
          <table:table-cell table:formula="of:=[.L535]*2*3.141592/360" office:value-type="float" office:value="16.5850850254521">
            <text:p>16.59</text:p>
          </table:table-cell>
          <table:table-cell/>
          <table:table-cell table:formula="of:=COS([.M534])" office:value-type="float" office:value="-0.639175972589507">
            <text:p>-0.64</text:p>
          </table:table-cell>
          <table:table-cell table:formula="of:=SIN([.M534])" office:value-type="float" office:value="-0.769060515215973">
            <text:p>-0.77</text:p>
          </table:table-cell>
          <table:table-cell table:number-columns-repeated="3"/>
          <table:table-cell table:formula="of:=([.F535]-[.$S$2])/131" office:value-type="float" office:value="0.224427480916031">
            <text:p>0.22</text:p>
          </table:table-cell>
          <table:table-cell/>
          <table:table-cell table:formula="of:=[.T535]*0.1+[.V534]" office:value-type="float" office:value="-2.48274809160305">
            <text:p>-2.48</text:p>
          </table:table-cell>
          <table:table-cell table:formula="of:=[.V535]*2*3.141592/360" office:value-type="float" office:value="-0.0433321196810856">
            <text:p>-0.04</text:p>
          </table:table-cell>
          <table:table-cell/>
          <table:table-cell table:formula="of:=COS([.W534])" office:value-type="float" office:value="0.999044266083182">
            <text:p>1.00</text:p>
          </table:table-cell>
          <table:table-cell table:formula="of:=SIN([.W534])" office:value-type="float" office:value="-0.0437098891135245">
            <text:p>-0.04</text:p>
          </table:table-cell>
        </table:table-row>
        <table:table-row table:style-name="ro1">
          <table:table-cell office:value-type="float" office:value="15764">
            <text:p>15764</text:p>
          </table:table-cell>
          <table:table-cell office:value-type="float" office:value="-1512">
            <text:p>-1512</text:p>
          </table:table-cell>
          <table:table-cell office:value-type="float" office:value="-6092">
            <text:p>-6092</text:p>
          </table:table-cell>
          <table:table-cell office:value-type="float" office:value="25.89">
            <text:p>25.89</text:p>
          </table:table-cell>
          <table:table-cell office:value-type="float" office:value="218">
            <text:p>218</text:p>
          </table:table-cell>
          <table:table-cell office:value-type="float" office:value="-136">
            <text:p>-136</text:p>
          </table:table-cell>
          <table:table-cell office:value-type="string">
            <text:p>54<text:tab/><text:tab/><text:tab/><text:tab/></text:p>
          </table:table-cell>
          <table:table-cell table:number-columns-repeated="2"/>
          <table:table-cell table:formula="of:=([.E536]-[.$I$2])/131" office:value-type="float" office:value="0.338676844783715">
            <text:p>0.34</text:p>
          </table:table-cell>
          <table:table-cell/>
          <table:table-cell table:formula="of:=[.L535]+[.J536]*0.1" office:value-type="float" office:value="950.289440203563">
            <text:p>950.29</text:p>
          </table:table-cell>
          <table:table-cell table:formula="of:=[.L536]*2*3.141592/360" office:value-type="float" office:value="16.5856761279333">
            <text:p>16.59</text:p>
          </table:table-cell>
          <table:table-cell/>
          <table:table-cell table:formula="of:=COS([.M535])" office:value-type="float" office:value="-0.63936687536351">
            <text:p>-0.64</text:p>
          </table:table-cell>
          <table:table-cell table:formula="of:=SIN([.M535])" office:value-type="float" office:value="-0.768901813424771">
            <text:p>-0.77</text:p>
          </table:table-cell>
          <table:table-cell table:number-columns-repeated="3"/>
          <table:table-cell table:formula="of:=([.F536]-[.$S$2])/131" office:value-type="float" office:value="0.262595419847328">
            <text:p>0.26</text:p>
          </table:table-cell>
          <table:table-cell/>
          <table:table-cell table:formula="of:=[.T536]*0.1+[.V535]" office:value-type="float" office:value="-2.45648854961832">
            <text:p>-2.46</text:p>
          </table:table-cell>
          <table:table-cell table:formula="of:=[.V536]*2*3.141592/360" office:value-type="float" office:value="-0.0428738043087362">
            <text:p>-0.04</text:p>
          </table:table-cell>
          <table:table-cell/>
          <table:table-cell table:formula="of:=COS([.W535])" office:value-type="float" office:value="0.999061310595044">
            <text:p>1.00</text:p>
          </table:table-cell>
          <table:table-cell table:formula="of:=SIN([.W535])" office:value-type="float" office:value="-0.0433185603652036">
            <text:p>-0.04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float" office:value="-1540">
            <text:p>-1540</text:p>
          </table:table-cell>
          <table:table-cell office:value-type="float" office:value="-5860">
            <text:p>-5860</text:p>
          </table:table-cell>
          <table:table-cell office:value-type="float" office:value="25.89">
            <text:p>25.89</text:p>
          </table:table-cell>
          <table:table-cell office:value-type="float" office:value="164">
            <text:p>164</text:p>
          </table:table-cell>
          <table:table-cell office:value-type="float" office:value="-203">
            <text:p>-203</text:p>
          </table:table-cell>
          <table:table-cell office:value-type="string">
            <text:p>54<text:tab/><text:tab/><text:tab/><text:tab/></text:p>
          </table:table-cell>
          <table:table-cell table:number-columns-repeated="2"/>
          <table:table-cell table:formula="of:=([.E537]-[.$I$2])/131" office:value-type="float" office:value="-0.0735368956743002">
            <text:p>-0.07</text:p>
          </table:table-cell>
          <table:table-cell/>
          <table:table-cell table:formula="of:=[.L536]+[.J537]*0.1" office:value-type="float" office:value="950.282086513996">
            <text:p>950.28</text:p>
          </table:table-cell>
          <table:table-cell table:formula="of:=[.L537]*2*3.141592/360" office:value-type="float" office:value="16.5855477818649">
            <text:p>16.59</text:p>
          </table:table-cell>
          <table:table-cell/>
          <table:table-cell table:formula="of:=COS([.M536])" office:value-type="float" office:value="-0.638912263922186">
            <text:p>-0.64</text:p>
          </table:table-cell>
          <table:table-cell table:formula="of:=SIN([.M536])" office:value-type="float" office:value="-0.769279610421222">
            <text:p>-0.77</text:p>
          </table:table-cell>
          <table:table-cell table:number-columns-repeated="3"/>
          <table:table-cell table:formula="of:=([.F537]-[.$S$2])/131" office:value-type="float" office:value="-0.248854961832061">
            <text:p>-0.25</text:p>
          </table:table-cell>
          <table:table-cell/>
          <table:table-cell table:formula="of:=[.T537]*0.1+[.V536]" office:value-type="float" office:value="-2.48137404580152">
            <text:p>-2.48</text:p>
          </table:table-cell>
          <table:table-cell table:formula="of:=[.V537]*2*3.141592/360" office:value-type="float" office:value="-0.043308138062765">
            <text:p>-0.04</text:p>
          </table:table-cell>
          <table:table-cell/>
          <table:table-cell table:formula="of:=COS([.W536])" office:value-type="float" office:value="0.999081059228571">
            <text:p>1.00</text:p>
          </table:table-cell>
          <table:table-cell table:formula="of:=SIN([.W536])" office:value-type="float" office:value="-0.0428606706750721">
            <text:p>-0.04</text:p>
          </table:table-cell>
        </table:table-row>
        <table:table-row table:style-name="ro1">
          <table:table-cell office:value-type="float" office:value="15304">
            <text:p>15304</text:p>
          </table:table-cell>
          <table:table-cell office:value-type="float" office:value="-1460">
            <text:p>-1460</text:p>
          </table:table-cell>
          <table:table-cell office:value-type="float" office:value="-5664">
            <text:p>-5664</text:p>
          </table:table-cell>
          <table:table-cell office:value-type="float" office:value="25.89">
            <text:p>25.89</text:p>
          </table:table-cell>
          <table:table-cell office:value-type="float" office:value="184">
            <text:p>184</text:p>
          </table:table-cell>
          <table:table-cell office:value-type="float" office:value="251">
            <text:p>251</text:p>
          </table:table-cell>
          <table:table-cell office:value-type="string">
            <text:p>195<text:tab/><text:tab/><text:tab/><text:tab/></text:p>
          </table:table-cell>
          <table:table-cell table:number-columns-repeated="2"/>
          <table:table-cell table:formula="of:=([.E538]-[.$I$2])/131" office:value-type="float" office:value="0.0791348600508906">
            <text:p>0.08</text:p>
          </table:table-cell>
          <table:table-cell/>
          <table:table-cell table:formula="of:=[.L537]+[.J538]*0.1" office:value-type="float" office:value="950.290000000001">
            <text:p>950.29</text:p>
          </table:table-cell>
          <table:table-cell table:formula="of:=[.L538]*2*3.141592/360" office:value-type="float" office:value="16.5856858982222">
            <text:p>16.59</text:p>
          </table:table-cell>
          <table:table-cell/>
          <table:table-cell table:formula="of:=COS([.M537])" office:value-type="float" office:value="-0.63901099267312">
            <text:p>-0.64</text:p>
          </table:table-cell>
          <table:table-cell table:formula="of:=SIN([.M537])" office:value-type="float" office:value="-0.769197602208245">
            <text:p>-0.77</text:p>
          </table:table-cell>
          <table:table-cell table:number-columns-repeated="3"/>
          <table:table-cell table:formula="of:=([.F538]-[.$S$2])/131" office:value-type="float" office:value="3.21679389312977">
            <text:p>3.22</text:p>
          </table:table-cell>
          <table:table-cell/>
          <table:table-cell table:formula="of:=[.T538]*0.1+[.V537]" office:value-type="float" office:value="-2.15969465648855">
            <text:p>-2.16</text:p>
          </table:table-cell>
          <table:table-cell table:formula="of:=[.V538]*2*3.141592/360" office:value-type="float" office:value="-0.0376937747514842">
            <text:p>-0.04</text:p>
          </table:table-cell>
          <table:table-cell/>
          <table:table-cell table:formula="of:=COS([.W537])" office:value-type="float" office:value="0.999062349156935">
            <text:p>1.00</text:p>
          </table:table-cell>
          <table:table-cell table:formula="of:=SIN([.W537])" office:value-type="float" office:value="-0.0432946012457197">
            <text:p>-0.04</text:p>
          </table:table-cell>
        </table:table-row>
        <table:table-row table:style-name="ro1">
          <table:table-cell office:value-type="float" office:value="15924">
            <text:p>15924</text:p>
          </table:table-cell>
          <table:table-cell office:value-type="float" office:value="-1428">
            <text:p>-1428</text:p>
          </table:table-cell>
          <table:table-cell office:value-type="float" office:value="-5928">
            <text:p>-592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string">
            <text:p>282<text:tab/><text:tab/><text:tab/><text:tab/></text:p>
          </table:table-cell>
          <table:table-cell table:number-columns-repeated="2"/>
          <table:table-cell table:formula="of:=([.E539]-[.$I$2])/131" office:value-type="float" office:value="-0.623155216284987">
            <text:p>-0.62</text:p>
          </table:table-cell>
          <table:table-cell/>
          <table:table-cell table:formula="of:=[.L538]+[.J539]*0.1" office:value-type="float" office:value="950.227684478372">
            <text:p>950.23</text:p>
          </table:table-cell>
          <table:table-cell table:formula="of:=[.L539]*2*3.141592/360" office:value-type="float" office:value="16.584598287421">
            <text:p>16.58</text:p>
          </table:table-cell>
          <table:table-cell/>
          <table:table-cell table:formula="of:=COS([.M538])" office:value-type="float" office:value="-0.638904747807618">
            <text:p>-0.64</text:p>
          </table:table-cell>
          <table:table-cell table:formula="of:=SIN([.M538])" office:value-type="float" office:value="-0.769285852741933">
            <text:p>-0.77</text:p>
          </table:table-cell>
          <table:table-cell table:number-columns-repeated="3"/>
          <table:table-cell table:formula="of:=([.F539]-[.$S$2])/131" office:value-type="float" office:value="2.30839694656489">
            <text:p>2.31</text:p>
          </table:table-cell>
          <table:table-cell/>
          <table:table-cell table:formula="of:=[.T539]*0.1+[.V538]" office:value-type="float" office:value="-1.92885496183206">
            <text:p>-1.93</text:p>
          </table:table-cell>
          <table:table-cell table:formula="of:=[.V539]*2*3.141592/360" office:value-type="float" office:value="-0.0336648628736217">
            <text:p>-0.03</text:p>
          </table:table-cell>
          <table:table-cell/>
          <table:table-cell table:formula="of:=COS([.W538])" office:value-type="float" office:value="0.999289673782314">
            <text:p>1.00</text:p>
          </table:table-cell>
          <table:table-cell table:formula="of:=SIN([.W538])" office:value-type="float" office:value="-0.0376848493699541">
            <text:p>-0.04</text:p>
          </table:table-cell>
        </table:table-row>
        <table:table-row table:style-name="ro1">
          <table:table-cell office:value-type="float" office:value="15736">
            <text:p>15736</text:p>
          </table:table-cell>
          <table:table-cell office:value-type="float" office:value="-1392">
            <text:p>-1392</text:p>
          </table:table-cell>
          <table:table-cell office:value-type="float" office:value="-5936">
            <text:p>-5936</text:p>
          </table:table-cell>
          <table:table-cell office:value-type="float" office:value="25.8">
            <text:p>25.8</text:p>
          </table:table-cell>
          <table:table-cell office:value-type="float" office:value="192">
            <text:p>192</text:p>
          </table:table-cell>
          <table:table-cell office:value-type="float" office:value="225">
            <text:p>225</text:p>
          </table:table-cell>
          <table:table-cell office:value-type="string">
            <text:p>165<text:tab/><text:tab/><text:tab/><text:tab/></text:p>
          </table:table-cell>
          <table:table-cell table:number-columns-repeated="2"/>
          <table:table-cell table:formula="of:=([.E540]-[.$I$2])/131" office:value-type="float" office:value="0.140203562340967">
            <text:p>0.14</text:p>
          </table:table-cell>
          <table:table-cell/>
          <table:table-cell table:formula="of:=[.L539]+[.J540]*0.1" office:value-type="float" office:value="950.241704834606">
            <text:p>950.24</text:p>
          </table:table-cell>
          <table:table-cell table:formula="of:=[.L540]*2*3.141592/360" office:value-type="float" office:value="16.5848429887487">
            <text:p>16.58</text:p>
          </table:table-cell>
          <table:table-cell/>
          <table:table-cell table:formula="of:=COS([.M539])" office:value-type="float" office:value="-0.639741053366056">
            <text:p>-0.64</text:p>
          </table:table-cell>
          <table:table-cell table:formula="of:=SIN([.M539])" office:value-type="float" office:value="-0.768590518181229">
            <text:p>-0.77</text:p>
          </table:table-cell>
          <table:table-cell table:number-columns-repeated="3"/>
          <table:table-cell table:formula="of:=([.F540]-[.$S$2])/131" office:value-type="float" office:value="3.01832061068702">
            <text:p>3.02</text:p>
          </table:table-cell>
          <table:table-cell/>
          <table:table-cell table:formula="of:=[.T540]*0.1+[.V539]" office:value-type="float" office:value="-1.62702290076336">
            <text:p>-1.63</text:p>
          </table:table-cell>
          <table:table-cell table:formula="of:=[.V540]*2*3.141592/360" office:value-type="float" office:value="-0.0283969007158608">
            <text:p>-0.03</text:p>
          </table:table-cell>
          <table:table-cell/>
          <table:table-cell table:formula="of:=COS([.W539])" office:value-type="float" office:value="0.99943339201937">
            <text:p>1.00</text:p>
          </table:table-cell>
          <table:table-cell table:formula="of:=SIN([.W539])" office:value-type="float" office:value="-0.0336585043734229">
            <text:p>-0.03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544">
            <text:p>-1544</text:p>
          </table:table-cell>
          <table:table-cell office:value-type="float" office:value="-6004">
            <text:p>-6004</text:p>
          </table:table-cell>
          <table:table-cell office:value-type="float" office:value="25.89">
            <text:p>25.89</text:p>
          </table:table-cell>
          <table:table-cell office:value-type="float" office:value="261">
            <text:p>261</text:p>
          </table:table-cell>
          <table:table-cell office:value-type="float" office:value="240">
            <text:p>240</text:p>
          </table:table-cell>
          <table:table-cell office:value-type="string">
            <text:p>72<text:tab/><text:tab/><text:tab/><text:tab/></text:p>
          </table:table-cell>
          <table:table-cell table:number-columns-repeated="2"/>
          <table:table-cell table:formula="of:=([.E541]-[.$I$2])/131" office:value-type="float" office:value="0.666921119592875">
            <text:p>0.67</text:p>
          </table:table-cell>
          <table:table-cell/>
          <table:table-cell table:formula="of:=[.L540]+[.J541]*0.1" office:value-type="float" office:value="950.308396946565">
            <text:p>950.31</text:p>
          </table:table-cell>
          <table:table-cell table:formula="of:=[.L541]*2*3.141592/360" office:value-type="float" office:value="16.5860069854453">
            <text:p>16.59</text:p>
          </table:table-cell>
          <table:table-cell/>
          <table:table-cell table:formula="of:=COS([.M540])" office:value-type="float" office:value="-0.639552959094247">
            <text:p>-0.64</text:p>
          </table:table-cell>
          <table:table-cell table:formula="of:=SIN([.M540])" office:value-type="float" office:value="-0.768747040653681">
            <text:p>-0.77</text:p>
          </table:table-cell>
          <table:table-cell table:number-columns-repeated="3"/>
          <table:table-cell table:formula="of:=([.F541]-[.$S$2])/131" office:value-type="float" office:value="3.13282442748092">
            <text:p>3.13</text:p>
          </table:table-cell>
          <table:table-cell/>
          <table:table-cell table:formula="of:=[.T541]*0.1+[.V540]" office:value-type="float" office:value="-1.31374045801526">
            <text:p>-1.31</text:p>
          </table:table-cell>
          <table:table-cell table:formula="of:=[.V541]*2*3.141592/360" office:value-type="float" office:value="-0.0229290917387616">
            <text:p>-0.02</text:p>
          </table:table-cell>
          <table:table-cell/>
          <table:table-cell table:formula="of:=COS([.W540])" office:value-type="float" office:value="0.999596835108101">
            <text:p>1.00</text:p>
          </table:table-cell>
          <table:table-cell table:formula="of:=SIN([.W540])" office:value-type="float" office:value="-0.0283930844021444">
            <text:p>-0.03</text:p>
          </table:table-cell>
        </table:table-row>
        <table:table-row table:style-name="ro1">
          <table:table-cell office:value-type="float" office:value="15524">
            <text:p>15524</text:p>
          </table:table-cell>
          <table:table-cell office:value-type="float" office:value="-1444">
            <text:p>-1444</text:p>
          </table:table-cell>
          <table:table-cell office:value-type="float" office:value="-5636">
            <text:p>-5636</text:p>
          </table:table-cell>
          <table:table-cell office:value-type="float" office:value="25.89">
            <text:p>25.89</text:p>
          </table:table-cell>
          <table:table-cell office:value-type="float" office:value="280">
            <text:p>280</text:p>
          </table:table-cell>
          <table:table-cell office:value-type="float" office:value="237">
            <text:p>237</text:p>
          </table:table-cell>
          <table:table-cell office:value-type="string">
            <text:p>94<text:tab/><text:tab/><text:tab/><text:tab/></text:p>
          </table:table-cell>
          <table:table-cell table:number-columns-repeated="2"/>
          <table:table-cell table:formula="of:=([.E542]-[.$I$2])/131" office:value-type="float" office:value="0.811959287531807">
            <text:p>0.81</text:p>
          </table:table-cell>
          <table:table-cell/>
          <table:table-cell table:formula="of:=[.L541]+[.J542]*0.1" office:value-type="float" office:value="950.389592875319">
            <text:p>950.39</text:p>
          </table:table-cell>
          <table:table-cell table:formula="of:=[.L542]*2*3.141592/360" office:value-type="float" office:value="16.5874241214464">
            <text:p>16.59</text:p>
          </table:table-cell>
          <table:table-cell/>
          <table:table-cell table:formula="of:=COS([.M541])" office:value-type="float" office:value="-0.638657707019078">
            <text:p>-0.64</text:p>
          </table:table-cell>
          <table:table-cell table:formula="of:=SIN([.M541])" office:value-type="float" office:value="-0.769490957234153">
            <text:p>-0.77</text:p>
          </table:table-cell>
          <table:table-cell table:number-columns-repeated="3"/>
          <table:table-cell table:formula="of:=([.F542]-[.$S$2])/131" office:value-type="float" office:value="3.10992366412214">
            <text:p>3.11</text:p>
          </table:table-cell>
          <table:table-cell/>
          <table:table-cell table:formula="of:=[.T542]*0.1+[.V541]" office:value-type="float" office:value="-1.00274809160305">
            <text:p>-1.00</text:p>
          </table:table-cell>
          <table:table-cell table:formula="of:=[.V542]*2*3.141592/360" office:value-type="float" office:value="-0.0175012521255301">
            <text:p>-0.02</text:p>
          </table:table-cell>
          <table:table-cell/>
          <table:table-cell table:formula="of:=COS([.W541])" office:value-type="float" office:value="0.999737139892731">
            <text:p>1.00</text:p>
          </table:table-cell>
          <table:table-cell table:formula="of:=SIN([.W541])" office:value-type="float" office:value="-0.0229270826557148">
            <text:p>-0.02</text:p>
          </table:table-cell>
        </table:table-row>
        <table:table-row table:style-name="ro1">
          <table:table-cell office:value-type="float" office:value="15856">
            <text:p>15856</text:p>
          </table:table-cell>
          <table:table-cell office:value-type="float" office:value="-1332">
            <text:p>-1332</text:p>
          </table:table-cell>
          <table:table-cell office:value-type="float" office:value="-5692">
            <text:p>-5692</text:p>
          </table:table-cell>
          <table:table-cell office:value-type="float" office:value="25.89">
            <text:p>25.89</text:p>
          </table:table-cell>
          <table:table-cell office:value-type="float" office:value="86">
            <text:p>86</text:p>
          </table:table-cell>
          <table:table-cell office:value-type="float" office:value="248">
            <text:p>248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([.E543]-[.$I$2])/131" office:value-type="float" office:value="-0.668956743002545">
            <text:p>-0.67</text:p>
          </table:table-cell>
          <table:table-cell/>
          <table:table-cell table:formula="of:=[.L542]+[.J543]*0.1" office:value-type="float" office:value="950.322697201019">
            <text:p>950.32</text:p>
          </table:table-cell>
          <table:table-cell table:formula="of:=[.L543]*2*3.141592/360" office:value-type="float" office:value="16.5862565719175">
            <text:p>16.59</text:p>
          </table:table-cell>
          <table:table-cell/>
          <table:table-cell table:formula="of:=COS([.M542])" office:value-type="float" office:value="-0.637566592746161">
            <text:p>-0.64</text:p>
          </table:table-cell>
          <table:table-cell table:formula="of:=SIN([.M542])" office:value-type="float" office:value="-0.770395249085852">
            <text:p>-0.77</text:p>
          </table:table-cell>
          <table:table-cell table:number-columns-repeated="3"/>
          <table:table-cell table:formula="of:=([.F543]-[.$S$2])/131" office:value-type="float" office:value="3.19389312977099">
            <text:p>3.19</text:p>
          </table:table-cell>
          <table:table-cell/>
          <table:table-cell table:formula="of:=[.T543]*0.1+[.V542]" office:value-type="float" office:value="-0.683358778625951">
            <text:p>-0.68</text:p>
          </table:table-cell>
          <table:table-cell table:formula="of:=[.V543]*2*3.141592/360" office:value-type="float" office:value="-0.011926858178117">
            <text:p>-0.01</text:p>
          </table:table-cell>
          <table:table-cell/>
          <table:table-cell table:formula="of:=COS([.W542])" office:value-type="float" office:value="0.999846856995976">
            <text:p>1.00</text:p>
          </table:table-cell>
          <table:table-cell table:formula="of:=SIN([.W542])" office:value-type="float" office:value="-0.0175003587183003">
            <text:p>-0.02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1600">
            <text:p>-1600</text:p>
          </table:table-cell>
          <table:table-cell office:value-type="float" office:value="-5872">
            <text:p>-5872</text:p>
          </table:table-cell>
          <table:table-cell office:value-type="float" office:value="25.94">
            <text:p>25.94</text:p>
          </table:table-cell>
          <table:table-cell office:value-type="float" office:value="404">
            <text:p>404</text:p>
          </table:table-cell>
          <table:table-cell office:value-type="float" office:value="31">
            <text:p>31</text:p>
          </table:table-cell>
          <table:table-cell office:value-type="string">
            <text:p>-61<text:tab/><text:tab/><text:tab/><text:tab/></text:p>
          </table:table-cell>
          <table:table-cell table:number-columns-repeated="2"/>
          <table:table-cell table:formula="of:=([.E544]-[.$I$2])/131" office:value-type="float" office:value="1.75852417302799">
            <text:p>1.76</text:p>
          </table:table-cell>
          <table:table-cell/>
          <table:table-cell table:formula="of:=[.L543]+[.J544]*0.1" office:value-type="float" office:value="950.498549618321">
            <text:p>950.50</text:p>
          </table:table-cell>
          <table:table-cell table:formula="of:=[.L544]*2*3.141592/360" office:value-type="float" office:value="16.5893257749585">
            <text:p>16.59</text:p>
          </table:table-cell>
          <table:table-cell/>
          <table:table-cell table:formula="of:=COS([.M543])" office:value-type="float" office:value="-0.638465632595619">
            <text:p>-0.64</text:p>
          </table:table-cell>
          <table:table-cell table:formula="of:=SIN([.M543])" office:value-type="float" office:value="-0.769650333589401">
            <text:p>-0.77</text:p>
          </table:table-cell>
          <table:table-cell table:number-columns-repeated="3"/>
          <table:table-cell table:formula="of:=([.F544]-[.$S$2])/131" office:value-type="float" office:value="1.53740458015267">
            <text:p>1.54</text:p>
          </table:table-cell>
          <table:table-cell/>
          <table:table-cell table:formula="of:=[.T544]*0.1+[.V543]" office:value-type="float" office:value="-0.529618320610684">
            <text:p>-0.53</text:p>
          </table:table-cell>
          <table:table-cell table:formula="of:=[.V544]*2*3.141592/360" office:value-type="float" office:value="-0.00924358155046644">
            <text:p>-0.01</text:p>
          </table:table-cell>
          <table:table-cell/>
          <table:table-cell table:formula="of:=COS([.W543])" office:value-type="float" office:value="0.999928875870122">
            <text:p>1.00</text:p>
          </table:table-cell>
          <table:table-cell table:formula="of:=SIN([.W543])" office:value-type="float" office:value="-0.0119265754143062">
            <text:p>-0.01</text:p>
          </table:table-cell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-1468">
            <text:p>-1468</text:p>
          </table:table-cell>
          <table:table-cell office:value-type="float" office:value="-5656">
            <text:p>-5656</text:p>
          </table:table-cell>
          <table:table-cell office:value-type="float" office:value="25.94">
            <text:p>25.94</text:p>
          </table:table-cell>
          <table:table-cell office:value-type="float" office:value="305">
            <text:p>305</text:p>
          </table:table-cell>
          <table:table-cell office:value-type="float" office:value="230">
            <text:p>230</text:p>
          </table:table-cell>
          <table:table-cell office:value-type="string">
            <text:p>-41<text:tab/><text:tab/><text:tab/><text:tab/></text:p>
          </table:table-cell>
          <table:table-cell table:number-columns-repeated="2"/>
          <table:table-cell table:formula="of:=([.E545]-[.$I$2])/131" office:value-type="float" office:value="1.0027989821883">
            <text:p>1.00</text:p>
          </table:table-cell>
          <table:table-cell/>
          <table:table-cell table:formula="of:=[.L544]+[.J545]*0.1" office:value-type="float" office:value="950.59882951654">
            <text:p>950.60</text:p>
          </table:table-cell>
          <table:table-cell table:formula="of:=[.L545]*2*3.141592/360" office:value-type="float" office:value="16.5910759889918">
            <text:p>16.59</text:p>
          </table:table-cell>
          <table:table-cell/>
          <table:table-cell table:formula="of:=COS([.M544])" office:value-type="float" office:value="-0.636100415986836">
            <text:p>-0.64</text:p>
          </table:table-cell>
          <table:table-cell table:formula="of:=SIN([.M544])" office:value-type="float" office:value="-0.771606286120956">
            <text:p>-0.77</text:p>
          </table:table-cell>
          <table:table-cell table:number-columns-repeated="3"/>
          <table:table-cell table:formula="of:=([.F545]-[.$S$2])/131" office:value-type="float" office:value="3.05648854961832">
            <text:p>3.06</text:p>
          </table:table-cell>
          <table:table-cell/>
          <table:table-cell table:formula="of:=[.T545]*0.1+[.V544]" office:value-type="float" office:value="-0.223969465648851">
            <text:p>-0.22</text:p>
          </table:table-cell>
          <table:table-cell table:formula="of:=[.V545]*2*3.141592/360" office:value-type="float" office:value="-0.00390900378625948">
            <text:p>0.00</text:p>
          </table:table-cell>
          <table:table-cell/>
          <table:table-cell table:formula="of:=COS([.W544])" office:value-type="float" office:value="0.999957278404252">
            <text:p>1.00</text:p>
          </table:table-cell>
          <table:table-cell table:formula="of:=SIN([.W544])" office:value-type="float" office:value="-0.00924344991657344">
            <text:p>-0.01</text:p>
          </table:table-cell>
        </table:table-row>
        <table:table-row table:style-name="ro1">
          <table:table-cell office:value-type="float" office:value="15380">
            <text:p>15380</text:p>
          </table:table-cell>
          <table:table-cell office:value-type="float" office:value="-1336">
            <text:p>-1336</text:p>
          </table:table-cell>
          <table:table-cell office:value-type="float" office:value="-5564">
            <text:p>-5564</text:p>
          </table:table-cell>
          <table:table-cell office:value-type="float" office:value="25.94">
            <text:p>25.94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string">
            <text:p>66<text:tab/><text:tab/><text:tab/><text:tab/></text:p>
          </table:table-cell>
          <table:table-cell table:number-columns-repeated="2"/>
          <table:table-cell table:formula="of:=([.E546]-[.$I$2])/131" office:value-type="float" office:value="0.605852417302799">
            <text:p>0.61</text:p>
          </table:table-cell>
          <table:table-cell/>
          <table:table-cell table:formula="of:=[.L545]+[.J546]*0.1" office:value-type="float" office:value="950.659414758271">
            <text:p>950.66</text:p>
          </table:table-cell>
          <table:table-cell table:formula="of:=[.L546]*2*3.141592/360" office:value-type="float" office:value="16.5921334007181">
            <text:p>16.59</text:p>
          </table:table-cell>
          <table:table-cell/>
          <table:table-cell table:formula="of:=COS([.M545])" office:value-type="float" office:value="-0.634748966259327">
            <text:p>-0.63</text:p>
          </table:table-cell>
          <table:table-cell table:formula="of:=SIN([.M545])" office:value-type="float" office:value="-0.772718415616398">
            <text:p>-0.77</text:p>
          </table:table-cell>
          <table:table-cell table:number-columns-repeated="3"/>
          <table:table-cell table:formula="of:=([.F546]-[.$S$2])/131" office:value-type="float" office:value="3.07175572519084">
            <text:p>3.07</text:p>
          </table:table-cell>
          <table:table-cell/>
          <table:table-cell table:formula="of:=[.T546]*0.1+[.V545]" office:value-type="float" office:value="0.0832061068702325">
            <text:p>0.08</text:p>
          </table:table-cell>
          <table:table-cell table:formula="of:=[.V546]*2*3.141592/360" office:value-type="float" office:value="0.00145222022052593">
            <text:p>0.00</text:p>
          </table:table-cell>
          <table:table-cell/>
          <table:table-cell table:formula="of:=COS([.W545])" office:value-type="float" office:value="0.999992359854428">
            <text:p>1.00</text:p>
          </table:table-cell>
          <table:table-cell table:formula="of:=SIN([.W545])" office:value-type="float" office:value="-0.00390899383113509">
            <text:p>0.00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392">
            <text:p>-1392</text:p>
          </table:table-cell>
          <table:table-cell office:value-type="float" office:value="-5512">
            <text:p>-5512</text:p>
          </table:table-cell>
          <table:table-cell office:value-type="float" office:value="25.94">
            <text:p>25.94</text:p>
          </table:table-cell>
          <table:table-cell office:value-type="float" office:value="166">
            <text:p>166</text:p>
          </table:table-cell>
          <table:table-cell office:value-type="float" office:value="-76">
            <text:p>-76</text:p>
          </table:table-cell>
          <table:table-cell office:value-type="string">
            <text:p>91<text:tab/><text:tab/><text:tab/><text:tab/></text:p>
          </table:table-cell>
          <table:table-cell table:number-columns-repeated="2"/>
          <table:table-cell table:formula="of:=([.E547]-[.$I$2])/131" office:value-type="float" office:value="-0.0582697201017811">
            <text:p>-0.06</text:p>
          </table:table-cell>
          <table:table-cell/>
          <table:table-cell table:formula="of:=[.L546]+[.J547]*0.1" office:value-type="float" office:value="950.65358778626">
            <text:p>950.65</text:p>
          </table:table-cell>
          <table:table-cell table:formula="of:=[.L547]*2*3.141592/360" office:value-type="float" office:value="16.5920317008923">
            <text:p>16.59</text:p>
          </table:table-cell>
          <table:table-cell/>
          <table:table-cell table:formula="of:=COS([.M546])" office:value-type="float" office:value="-0.633931530035191">
            <text:p>-0.63</text:p>
          </table:table-cell>
          <table:table-cell table:formula="of:=SIN([.M546])" office:value-type="float" office:value="-0.773389174495765">
            <text:p>-0.77</text:p>
          </table:table-cell>
          <table:table-cell table:number-columns-repeated="3"/>
          <table:table-cell table:formula="of:=([.F547]-[.$S$2])/131" office:value-type="float" office:value="0.720610687022901">
            <text:p>0.72</text:p>
          </table:table-cell>
          <table:table-cell/>
          <table:table-cell table:formula="of:=[.T547]*0.1+[.V546]" office:value-type="float" office:value="0.155267175572523">
            <text:p>0.16</text:p>
          </table:table-cell>
          <table:table-cell table:formula="of:=[.V547]*2*3.141592/360" office:value-type="float" office:value="0.00270992287022907">
            <text:p>0.00</text:p>
          </table:table-cell>
          <table:table-cell/>
          <table:table-cell table:formula="of:=COS([.W546])" office:value-type="float" office:value="0.999998945528401">
            <text:p>1.00</text:p>
          </table:table-cell>
          <table:table-cell table:formula="of:=SIN([.W546])" office:value-type="float" office:value="0.00145221971008424">
            <text:p>0.00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152">
            <text:p>-1152</text:p>
          </table:table-cell>
          <table:table-cell office:value-type="float" office:value="-5684">
            <text:p>-5684</text:p>
          </table:table-cell>
          <table:table-cell office:value-type="float" office:value="25.85">
            <text:p>25.85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string">
            <text:p>56<text:tab/><text:tab/><text:tab/><text:tab/></text:p>
          </table:table-cell>
          <table:table-cell table:number-columns-repeated="2"/>
          <table:table-cell table:formula="of:=([.E548]-[.$I$2])/131" office:value-type="float" office:value="0.140203562340967">
            <text:p>0.14</text:p>
          </table:table-cell>
          <table:table-cell/>
          <table:table-cell table:formula="of:=[.L547]+[.J548]*0.1" office:value-type="float" office:value="950.667608142495">
            <text:p>950.67</text:p>
          </table:table-cell>
          <table:table-cell table:formula="of:=[.L548]*2*3.141592/360" office:value-type="float" office:value="16.59227640222">
            <text:p>16.59</text:p>
          </table:table-cell>
          <table:table-cell/>
          <table:table-cell table:formula="of:=COS([.M547])" office:value-type="float" office:value="-0.634010180301078">
            <text:p>-0.63</text:p>
          </table:table-cell>
          <table:table-cell table:formula="of:=SIN([.M547])" office:value-type="float" office:value="-0.773324699770151">
            <text:p>-0.77</text:p>
          </table:table-cell>
          <table:table-cell table:number-columns-repeated="3"/>
          <table:table-cell table:formula="of:=([.F548]-[.$S$2])/131" office:value-type="float" office:value="1.71297709923664">
            <text:p>1.71</text:p>
          </table:table-cell>
          <table:table-cell/>
          <table:table-cell table:formula="of:=[.T548]*0.1+[.V547]" office:value-type="float" office:value="0.326564885496187">
            <text:p>0.33</text:p>
          </table:table-cell>
          <table:table-cell table:formula="of:=[.V548]*2*3.141592/360" office:value-type="float" office:value="0.00569963128753187">
            <text:p>0.01</text:p>
          </table:table-cell>
          <table:table-cell/>
          <table:table-cell table:formula="of:=COS([.W547])" office:value-type="float" office:value="0.999996328161266">
            <text:p>1.00</text:p>
          </table:table-cell>
          <table:table-cell table:formula="of:=SIN([.W547])" office:value-type="float" office:value="0.00270991955342834">
            <text:p>0.00</text:p>
          </table:table-cell>
        </table:table-row>
        <table:table-row table:style-name="ro1">
          <table:table-cell office:value-type="float" office:value="15696">
            <text:p>15696</text:p>
          </table:table-cell>
          <table:table-cell office:value-type="float" office:value="-1332">
            <text:p>-1332</text:p>
          </table:table-cell>
          <table:table-cell office:value-type="float" office:value="-5464">
            <text:p>-5464</text:p>
          </table:table-cell>
          <table:table-cell office:value-type="float" office:value="25.94">
            <text:p>25.94</text:p>
          </table:table-cell>
          <table:table-cell office:value-type="float" office:value="187">
            <text:p>187</text:p>
          </table:table-cell>
          <table:table-cell office:value-type="float" office:value="-110">
            <text:p>-110</text:p>
          </table:table-cell>
          <table:table-cell office:value-type="string">
            <text:p>50<text:tab/><text:tab/><text:tab/><text:tab/></text:p>
          </table:table-cell>
          <table:table-cell table:number-columns-repeated="2"/>
          <table:table-cell table:formula="of:=([.E549]-[.$I$2])/131" office:value-type="float" office:value="0.102035623409669">
            <text:p>0.10</text:p>
          </table:table-cell>
          <table:table-cell/>
          <table:table-cell table:formula="of:=[.L548]+[.J549]*0.1" office:value-type="float" office:value="950.677811704835">
            <text:p>950.68</text:p>
          </table:table-cell>
          <table:table-cell table:formula="of:=[.L549]*2*3.141592/360" office:value-type="float" office:value="16.5924544879412">
            <text:p>16.59</text:p>
          </table:table-cell>
          <table:table-cell/>
          <table:table-cell table:formula="of:=COS([.M548])" office:value-type="float" office:value="-0.633820927740339">
            <text:p>-0.63</text:p>
          </table:table-cell>
          <table:table-cell table:formula="of:=SIN([.M548])" office:value-type="float" office:value="-0.773479819748632">
            <text:p>-0.77</text:p>
          </table:table-cell>
          <table:table-cell table:number-columns-repeated="3"/>
          <table:table-cell table:formula="of:=([.F549]-[.$S$2])/131" office:value-type="float" office:value="0.461068702290076">
            <text:p>0.46</text:p>
          </table:table-cell>
          <table:table-cell/>
          <table:table-cell table:formula="of:=[.T549]*0.1+[.V548]" office:value-type="float" office:value="0.372671755725194">
            <text:p>0.37</text:p>
          </table:table-cell>
          <table:table-cell table:formula="of:=[.V549]*2*3.141592/360" office:value-type="float" office:value="0.00650434781340125">
            <text:p>0.01</text:p>
          </table:table-cell>
          <table:table-cell/>
          <table:table-cell table:formula="of:=COS([.W548])" office:value-type="float" office:value="0.999983757145565">
            <text:p>1.00</text:p>
          </table:table-cell>
          <table:table-cell table:formula="of:=SIN([.W548])" office:value-type="float" office:value="0.00569960042807134">
            <text:p>0.01</text:p>
          </table:table-cell>
        </table:table-row>
        <table:table-row table:style-name="ro1">
          <table:table-cell office:value-type="float" office:value="15672">
            <text:p>15672</text:p>
          </table:table-cell>
          <table:table-cell office:value-type="float" office:value="-1324">
            <text:p>-1324</text:p>
          </table:table-cell>
          <table:table-cell office:value-type="float" office:value="-5348">
            <text:p>-5348</text:p>
          </table:table-cell>
          <table:table-cell office:value-type="float" office:value="25.94">
            <text:p>25.94</text:p>
          </table:table-cell>
          <table:table-cell office:value-type="float" office:value="87">
            <text:p>87</text:p>
          </table:table-cell>
          <table:table-cell office:value-type="float" office:value="-30">
            <text:p>-30</text:p>
          </table:table-cell>
          <table:table-cell office:value-type="string">
            <text:p>149<text:tab/><text:tab/><text:tab/><text:tab/></text:p>
          </table:table-cell>
          <table:table-cell table:number-columns-repeated="2"/>
          <table:table-cell table:formula="of:=([.E550]-[.$I$2])/131" office:value-type="float" office:value="-0.661323155216285">
            <text:p>-0.66</text:p>
          </table:table-cell>
          <table:table-cell/>
          <table:table-cell table:formula="of:=[.L549]+[.J550]*0.1" office:value-type="float" office:value="950.611679389314">
            <text:p>950.61</text:p>
          </table:table-cell>
          <table:table-cell table:formula="of:=[.L550]*2*3.141592/360" office:value-type="float" office:value="16.5913002615335">
            <text:p>16.59</text:p>
          </table:table-cell>
          <table:table-cell/>
          <table:table-cell table:formula="of:=COS([.M549])" office:value-type="float" office:value="-0.633683171978843">
            <text:p>-0.63</text:p>
          </table:table-cell>
          <table:table-cell table:formula="of:=SIN([.M549])" office:value-type="float" office:value="-0.773592681939813">
            <text:p>-0.77</text:p>
          </table:table-cell>
          <table:table-cell table:number-columns-repeated="3"/>
          <table:table-cell table:formula="of:=([.F550]-[.$S$2])/131" office:value-type="float" office:value="1.07175572519084">
            <text:p>1.07</text:p>
          </table:table-cell>
          <table:table-cell/>
          <table:table-cell table:formula="of:=[.T550]*0.1+[.V549]" office:value-type="float" office:value="0.479847328244278">
            <text:p>0.48</text:p>
          </table:table-cell>
          <table:table-cell table:formula="of:=[.V550]*2*3.141592/360" office:value-type="float" office:value="0.00837491404240888">
            <text:p>0.01</text:p>
          </table:table-cell>
          <table:table-cell/>
          <table:table-cell table:formula="of:=COS([.W549])" office:value-type="float" office:value="0.999978846804338">
            <text:p>1.00</text:p>
          </table:table-cell>
          <table:table-cell table:formula="of:=SIN([.W549])" office:value-type="float" office:value="0.00650430195075592">
            <text:p>0.01</text:p>
          </table:table-cell>
        </table:table-row>
        <table:table-row table:style-name="ro1">
          <table:table-cell office:value-type="float" office:value="15268">
            <text:p>15268</text:p>
          </table:table-cell>
          <table:table-cell office:value-type="float" office:value="-1444">
            <text:p>-1444</text:p>
          </table:table-cell>
          <table:table-cell office:value-type="float" office:value="-5708">
            <text:p>-5708</text:p>
          </table:table-cell>
          <table:table-cell office:value-type="float" office:value="25.94">
            <text:p>25.94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string">
            <text:p>294<text:tab/><text:tab/><text:tab/><text:tab/></text:p>
          </table:table-cell>
          <table:table-cell table:number-columns-repeated="2"/>
          <table:table-cell table:formula="of:=([.E551]-[.$I$2])/131" office:value-type="float" office:value="-0.348346055979644">
            <text:p>-0.35</text:p>
          </table:table-cell>
          <table:table-cell/>
          <table:table-cell table:formula="of:=[.L550]+[.J551]*0.1" office:value-type="float" office:value="950.576844783716">
            <text:p>950.58</text:p>
          </table:table-cell>
          <table:table-cell table:formula="of:=[.L551]*2*3.141592/360" office:value-type="float" office:value="16.5906922830987">
            <text:p>16.59</text:p>
          </table:table-cell>
          <table:table-cell/>
          <table:table-cell table:formula="of:=COS([.M550])" office:value-type="float" office:value="-0.634575650774331">
            <text:p>-0.63</text:p>
          </table:table-cell>
          <table:table-cell table:formula="of:=SIN([.M550])" office:value-type="float" office:value="-0.772860752946049">
            <text:p>-0.77</text:p>
          </table:table-cell>
          <table:table-cell table:number-columns-repeated="3"/>
          <table:table-cell table:formula="of:=([.F551]-[.$S$2])/131" office:value-type="float" office:value="2.0412213740458">
            <text:p>2.04</text:p>
          </table:table-cell>
          <table:table-cell/>
          <table:table-cell table:formula="of:=[.T551]*0.1+[.V550]" office:value-type="float" office:value="0.683969465648859">
            <text:p>0.68</text:p>
          </table:table-cell>
          <table:table-cell table:formula="of:=[.V551]*2*3.141592/360" office:value-type="float" office:value="0.0119375166751485">
            <text:p>0.01</text:p>
          </table:table-cell>
          <table:table-cell/>
          <table:table-cell table:formula="of:=COS([.W550])" office:value-type="float" office:value="0.99996493061237">
            <text:p>1.00</text:p>
          </table:table-cell>
          <table:table-cell table:formula="of:=SIN([.W550])" office:value-type="float" office:value="0.00837481614114435">
            <text:p>0.01</text:p>
          </table:table-cell>
        </table:table-row>
        <table:table-row table:style-name="ro1">
          <table:table-cell office:value-type="float" office:value="15672">
            <text:p>15672</text:p>
          </table:table-cell>
          <table:table-cell office:value-type="float" office:value="-1392">
            <text:p>-1392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155">
            <text:p>155</text:p>
          </table:table-cell>
          <table:table-cell office:value-type="float" office:value="-88">
            <text:p>-88</text:p>
          </table:table-cell>
          <table:table-cell office:value-type="string">
            <text:p>156<text:tab/><text:tab/><text:tab/><text:tab/></text:p>
          </table:table-cell>
          <table:table-cell table:number-columns-repeated="2"/>
          <table:table-cell table:formula="of:=([.E552]-[.$I$2])/131" office:value-type="float" office:value="-0.142239185750636">
            <text:p>-0.14</text:p>
          </table:table-cell>
          <table:table-cell/>
          <table:table-cell table:formula="of:=[.L551]+[.J552]*0.1" office:value-type="float" office:value="950.562620865141">
            <text:p>950.56</text:p>
          </table:table-cell>
          <table:table-cell table:formula="of:=[.L552]*2*3.141592/360" office:value-type="float" office:value="16.5904440289387">
            <text:p>16.59</text:p>
          </table:table-cell>
          <table:table-cell/>
          <table:table-cell table:formula="of:=COS([.M551])" office:value-type="float" office:value="-0.63504541613474">
            <text:p>-0.64</text:p>
          </table:table-cell>
          <table:table-cell table:formula="of:=SIN([.M551])" office:value-type="float" office:value="-0.772474801819616">
            <text:p>-0.77</text:p>
          </table:table-cell>
          <table:table-cell table:number-columns-repeated="3"/>
          <table:table-cell table:formula="of:=([.F552]-[.$S$2])/131" office:value-type="float" office:value="0.629007633587786">
            <text:p>0.63</text:p>
          </table:table-cell>
          <table:table-cell/>
          <table:table-cell table:formula="of:=[.T552]*0.1+[.V551]" office:value-type="float" office:value="0.746870229007637">
            <text:p>0.75</text:p>
          </table:table-cell>
          <table:table-cell table:formula="of:=[.V552]*2*3.141592/360" office:value-type="float" office:value="0.0130353418693809">
            <text:p>0.01</text:p>
          </table:table-cell>
          <table:table-cell/>
          <table:table-cell table:formula="of:=COS([.W551])" office:value-type="float" office:value="0.999928748693956">
            <text:p>1.00</text:p>
          </table:table-cell>
          <table:table-cell table:formula="of:=SIN([.W551])" office:value-type="float" office:value="0.0119372331525837">
            <text:p>0.01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352">
            <text:p>-1352</text:p>
          </table:table-cell>
          <table:table-cell office:value-type="float" office:value="-5500">
            <text:p>-5500</text:p>
          </table:table-cell>
          <table:table-cell office:value-type="float" office:value="25.94">
            <text:p>25.94</text:p>
          </table:table-cell>
          <table:table-cell office:value-type="float" office:value="105">
            <text:p>105</text:p>
          </table:table-cell>
          <table:table-cell office:value-type="float" office:value="-227">
            <text:p>-227</text:p>
          </table:table-cell>
          <table:table-cell office:value-type="string">
            <text:p>235<text:tab/><text:tab/><text:tab/><text:tab/></text:p>
          </table:table-cell>
          <table:table-cell table:number-columns-repeated="2"/>
          <table:table-cell table:formula="of:=([.E553]-[.$I$2])/131" office:value-type="float" office:value="-0.523918575063613">
            <text:p>-0.52</text:p>
          </table:table-cell>
          <table:table-cell/>
          <table:table-cell table:formula="of:=[.L552]+[.J553]*0.1" office:value-type="float" office:value="950.510229007634">
            <text:p>950.51</text:p>
          </table:table-cell>
          <table:table-cell table:formula="of:=[.L553]*2*3.141592/360" office:value-type="float" office:value="16.5895296187142">
            <text:p>16.59</text:p>
          </table:table-cell>
          <table:table-cell/>
          <table:table-cell table:formula="of:=COS([.M552])" office:value-type="float" office:value="-0.63523716664687">
            <text:p>-0.64</text:p>
          </table:table-cell>
          <table:table-cell table:formula="of:=SIN([.M552])" office:value-type="float" office:value="-0.772317125351016">
            <text:p>-0.77</text:p>
          </table:table-cell>
          <table:table-cell table:number-columns-repeated="3"/>
          <table:table-cell table:formula="of:=([.F553]-[.$S$2])/131" office:value-type="float" office:value="-0.43206106870229">
            <text:p>-0.43</text:p>
          </table:table-cell>
          <table:table-cell/>
          <table:table-cell table:formula="of:=[.T553]*0.1+[.V552]" office:value-type="float" office:value="0.703664122137408">
            <text:p>0.70</text:p>
          </table:table-cell>
          <table:table-cell table:formula="of:=[.V553]*2*3.141592/360" office:value-type="float" office:value="0.0122812532044106">
            <text:p>0.01</text:p>
          </table:table-cell>
          <table:table-cell/>
          <table:table-cell table:formula="of:=COS([.W552])" office:value-type="float" office:value="0.999915041134203">
            <text:p>1.00</text:p>
          </table:table-cell>
          <table:table-cell table:formula="of:=SIN([.W552])" office:value-type="float" office:value="0.0130349727113365">
            <text:p>0.01</text:p>
          </table:table-cell>
        </table:table-row>
        <table:table-row table:style-name="ro1">
          <table:table-cell office:value-type="float" office:value="15524">
            <text:p>15524</text:p>
          </table:table-cell>
          <table:table-cell office:value-type="float" office:value="-1396">
            <text:p>-1396</text:p>
          </table:table-cell>
          <table:table-cell office:value-type="float" office:value="-5548">
            <text:p>-5548</text:p>
          </table:table-cell>
          <table:table-cell office:value-type="float" office:value="25.85">
            <text:p>25.85</text:p>
          </table:table-cell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 office:value-type="string">
            <text:p>308<text:tab/><text:tab/><text:tab/><text:tab/></text:p>
          </table:table-cell>
          <table:table-cell table:number-columns-repeated="2"/>
          <table:table-cell table:formula="of:=([.E554]-[.$I$2])/131" office:value-type="float" office:value="-0.653689567430025">
            <text:p>-0.65</text:p>
          </table:table-cell>
          <table:table-cell/>
          <table:table-cell table:formula="of:=[.L553]+[.J554]*0.1" office:value-type="float" office:value="950.444860050891">
            <text:p>950.44</text:p>
          </table:table-cell>
          <table:table-cell table:formula="of:=[.L554]*2*3.141592/360" office:value-type="float" office:value="16.5883887154278">
            <text:p>16.59</text:p>
          </table:table-cell>
          <table:table-cell/>
          <table:table-cell table:formula="of:=COS([.M553])" office:value-type="float" office:value="-0.635943115648912">
            <text:p>-0.64</text:p>
          </table:table-cell>
          <table:table-cell table:formula="of:=SIN([.M553])" office:value-type="float" office:value="-0.771735935186871">
            <text:p>-0.77</text:p>
          </table:table-cell>
          <table:table-cell table:number-columns-repeated="3"/>
          <table:table-cell table:formula="of:=([.F554]-[.$S$2])/131" office:value-type="float" office:value="2.61374045801527">
            <text:p>2.61</text:p>
          </table:table-cell>
          <table:table-cell/>
          <table:table-cell table:formula="of:=[.T554]*0.1+[.V553]" office:value-type="float" office:value="0.965038167938935">
            <text:p>0.97</text:p>
          </table:table-cell>
          <table:table-cell table:formula="of:=[.V554]*2*3.141592/360" office:value-type="float" office:value="0.0168430899338423">
            <text:p>0.02</text:p>
          </table:table-cell>
          <table:table-cell/>
          <table:table-cell table:formula="of:=COS([.W553])" office:value-type="float" office:value="0.999924586357753">
            <text:p>1.00</text:p>
          </table:table-cell>
          <table:table-cell table:formula="of:=SIN([.W553])" office:value-type="float" office:value="0.0122809444781799">
            <text:p>0.01</text:p>
          </table:table-cell>
        </table:table-row>
        <table:table-row table:style-name="ro1">
          <table:table-cell office:value-type="float" office:value="15996">
            <text:p>15996</text:p>
          </table:table-cell>
          <table:table-cell office:value-type="float" office:value="-1508">
            <text:p>-1508</text:p>
          </table:table-cell>
          <table:table-cell office:value-type="float" office:value="-5504">
            <text:p>-5504</text:p>
          </table:table-cell>
          <table:table-cell office:value-type="float" office:value="25.85">
            <text:p>25.85</text:p>
          </table:table-cell>
          <table:table-cell office:value-type="float" office:value="65">
            <text:p>65</text:p>
          </table:table-cell>
          <table:table-cell office:value-type="float" office:value="-67">
            <text:p>-67</text:p>
          </table:table-cell>
          <table:table-cell office:value-type="string">
            <text:p>301<text:tab/><text:tab/><text:tab/><text:tab/></text:p>
          </table:table-cell>
          <table:table-cell table:number-columns-repeated="2"/>
          <table:table-cell table:formula="of:=([.E555]-[.$I$2])/131" office:value-type="float" office:value="-0.829262086513995">
            <text:p>-0.83</text:p>
          </table:table-cell>
          <table:table-cell/>
          <table:table-cell table:formula="of:=[.L554]+[.J555]*0.1" office:value-type="float" office:value="950.36193384224">
            <text:p>950.36</text:p>
          </table:table-cell>
          <table:table-cell table:formula="of:=[.L555]*2*3.141592/360" office:value-type="float" office:value="16.5869413803517">
            <text:p>16.59</text:p>
          </table:table-cell>
          <table:table-cell/>
          <table:table-cell table:formula="of:=COS([.M554])" office:value-type="float" office:value="-0.636823177631674">
            <text:p>-0.64</text:p>
          </table:table-cell>
          <table:table-cell table:formula="of:=SIN([.M554])" office:value-type="float" office:value="-0.771009883484705">
            <text:p>-0.77</text:p>
          </table:table-cell>
          <table:table-cell table:number-columns-repeated="3"/>
          <table:table-cell table:formula="of:=([.F555]-[.$S$2])/131" office:value-type="float" office:value="0.789312977099237">
            <text:p>0.79</text:p>
          </table:table-cell>
          <table:table-cell/>
          <table:table-cell table:formula="of:=[.T555]*0.1+[.V554]" office:value-type="float" office:value="1.04396946564886">
            <text:p>1.04</text:p>
          </table:table-cell>
          <table:table-cell table:formula="of:=[.V555]*2*3.141592/360" office:value-type="float" office:value="0.0182207006751485">
            <text:p>0.02</text:p>
          </table:table-cell>
          <table:table-cell/>
          <table:table-cell table:formula="of:=COS([.W554])" office:value-type="float" office:value="0.999858158514035">
            <text:p>1.00</text:p>
          </table:table-cell>
          <table:table-cell table:formula="of:=SIN([.W554])" office:value-type="float" office:value="0.0168422935766769">
            <text:p>0.02</text:p>
          </table:table-cell>
        </table:table-row>
        <table:table-row table:style-name="ro1">
          <table:table-cell office:value-type="float" office:value="15704">
            <text:p>15704</text:p>
          </table:table-cell>
          <table:table-cell office:value-type="float" office:value="-1580">
            <text:p>-1580</text:p>
          </table:table-cell>
          <table:table-cell office:value-type="float" office:value="-5700">
            <text:p>-5700</text:p>
          </table:table-cell>
          <table:table-cell office:value-type="float" office:value="25.85">
            <text:p>25.85</text:p>
          </table:table-cell>
          <table:table-cell office:value-type="float" office:value="185">
            <text:p>185</text:p>
          </table:table-cell>
          <table:table-cell office:value-type="float" office:value="-147">
            <text:p>-147</text:p>
          </table:table-cell>
          <table:table-cell office:value-type="string">
            <text:p>169<text:tab/><text:tab/><text:tab/><text:tab/></text:p>
          </table:table-cell>
          <table:table-cell table:number-columns-repeated="2"/>
          <table:table-cell table:formula="of:=([.E556]-[.$I$2])/131" office:value-type="float" office:value="0.0867684478371502">
            <text:p>0.09</text:p>
          </table:table-cell>
          <table:table-cell/>
          <table:table-cell table:formula="of:=[.L555]+[.J556]*0.1" office:value-type="float" office:value="950.370610687024">
            <text:p>950.37</text:p>
          </table:table-cell>
          <table:table-cell table:formula="of:=[.L556]*2*3.141592/360" office:value-type="float" office:value="16.5870928198304">
            <text:p>16.59</text:p>
          </table:table-cell>
          <table:table-cell/>
          <table:table-cell table:formula="of:=COS([.M555])" office:value-type="float" office:value="-0.637938419888692">
            <text:p>-0.64</text:p>
          </table:table-cell>
          <table:table-cell table:formula="of:=SIN([.M555])" office:value-type="float" office:value="-0.770087379736819">
            <text:p>-0.77</text:p>
          </table:table-cell>
          <table:table-cell table:number-columns-repeated="3"/>
          <table:table-cell table:formula="of:=([.F556]-[.$S$2])/131" office:value-type="float" office:value="0.178625954198473">
            <text:p>0.18</text:p>
          </table:table-cell>
          <table:table-cell/>
          <table:table-cell table:formula="of:=[.T556]*0.1+[.V555]" office:value-type="float" office:value="1.06183206106871">
            <text:p>1.06</text:p>
          </table:table-cell>
          <table:table-cell table:formula="of:=[.V556]*2*3.141592/360" office:value-type="float" office:value="0.0185324617133164">
            <text:p>0.02</text:p>
          </table:table-cell>
          <table:table-cell/>
          <table:table-cell table:formula="of:=COS([.W555])" office:value-type="float" office:value="0.999834007625901">
            <text:p>1.00</text:p>
          </table:table-cell>
          <table:table-cell table:formula="of:=SIN([.W555])" office:value-type="float" office:value="0.0182196924982039">
            <text:p>0.02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1476">
            <text:p>-1476</text:p>
          </table:table-cell>
          <table:table-cell office:value-type="float" office:value="-5552">
            <text:p>-5552</text:p>
          </table:table-cell>
          <table:table-cell office:value-type="float" office:value="25.85">
            <text:p>25.85</text:p>
          </table:table-cell>
          <table:table-cell office:value-type="float" office:value="152">
            <text:p>152</text:p>
          </table:table-cell>
          <table:table-cell office:value-type="float" office:value="-153">
            <text:p>-153</text:p>
          </table:table-cell>
          <table:table-cell office:value-type="string">
            <text:p>195<text:tab/><text:tab/><text:tab/><text:tab/></text:p>
          </table:table-cell>
          <table:table-cell table:number-columns-repeated="2"/>
          <table:table-cell table:formula="of:=([.E557]-[.$I$2])/131" office:value-type="float" office:value="-0.165139949109415">
            <text:p>-0.17</text:p>
          </table:table-cell>
          <table:table-cell/>
          <table:table-cell table:formula="of:=[.L556]+[.J557]*0.1" office:value-type="float" office:value="950.354096692113">
            <text:p>950.35</text:p>
          </table:table-cell>
          <table:table-cell table:formula="of:=[.L557]*2*3.141592/360" office:value-type="float" office:value="16.5868045963065">
            <text:p>16.59</text:p>
          </table:table-cell>
          <table:table-cell/>
          <table:table-cell table:formula="of:=COS([.M556])" office:value-type="float" office:value="-0.637821790942617">
            <text:p>-0.64</text:p>
          </table:table-cell>
          <table:table-cell table:formula="of:=SIN([.M556])" office:value-type="float" office:value="-0.770183979967613">
            <text:p>-0.77</text:p>
          </table:table-cell>
          <table:table-cell table:number-columns-repeated="3"/>
          <table:table-cell table:formula="of:=([.F557]-[.$S$2])/131" office:value-type="float" office:value="0.132824427480916">
            <text:p>0.13</text:p>
          </table:table-cell>
          <table:table-cell/>
          <table:table-cell table:formula="of:=[.T557]*0.1+[.V556]" office:value-type="float" office:value="1.0751145038168">
            <text:p>1.08</text:p>
          </table:table-cell>
          <table:table-cell table:formula="of:=[.V557]*2*3.141592/360" office:value-type="float" office:value="0.018764284023749">
            <text:p>0.02</text:p>
          </table:table-cell>
          <table:table-cell/>
          <table:table-cell table:formula="of:=COS([.W556])" office:value-type="float" office:value="0.99982827884634">
            <text:p>1.00</text:p>
          </table:table-cell>
          <table:table-cell table:formula="of:=SIN([.W556])" office:value-type="float" office:value="0.0185314008959366">
            <text:p>0.02</text:p>
          </table:table-cell>
        </table:table-row>
        <table:table-row table:style-name="ro1">
          <table:table-cell office:value-type="float" office:value="15752">
            <text:p>15752</text:p>
          </table:table-cell>
          <table:table-cell office:value-type="float" office:value="-1576">
            <text:p>-1576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183">
            <text:p>183</text:p>
          </table:table-cell>
          <table:table-cell office:value-type="float" office:value="-90">
            <text:p>-90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([.E558]-[.$I$2])/131" office:value-type="float" office:value="0.0715012722646311">
            <text:p>0.07</text:p>
          </table:table-cell>
          <table:table-cell/>
          <table:table-cell table:formula="of:=[.L557]+[.J558]*0.1" office:value-type="float" office:value="950.361246819339">
            <text:p>950.36</text:p>
          </table:table-cell>
          <table:table-cell table:formula="of:=[.L558]*2*3.141592/360" office:value-type="float" office:value="16.5869293895426">
            <text:p>16.59</text:p>
          </table:table-cell>
          <table:table-cell/>
          <table:table-cell table:formula="of:=COS([.M557])" office:value-type="float" office:value="-0.638043749587474">
            <text:p>-0.64</text:p>
          </table:table-cell>
          <table:table-cell table:formula="of:=SIN([.M557])" office:value-type="float" office:value="-0.770000112735288">
            <text:p>-0.77</text:p>
          </table:table-cell>
          <table:table-cell table:number-columns-repeated="3"/>
          <table:table-cell table:formula="of:=([.F558]-[.$S$2])/131" office:value-type="float" office:value="0.613740458015267">
            <text:p>0.61</text:p>
          </table:table-cell>
          <table:table-cell/>
          <table:table-cell table:formula="of:=[.T558]*0.1+[.V557]" office:value-type="float" office:value="1.13648854961832">
            <text:p>1.14</text:p>
          </table:table-cell>
          <table:table-cell table:formula="of:=[.V558]*2*3.141592/360" office:value-type="float" office:value="0.0198354629754029">
            <text:p>0.02</text:p>
          </table:table-cell>
          <table:table-cell/>
          <table:table-cell table:formula="of:=COS([.W557])" office:value-type="float" office:value="0.99982395598803">
            <text:p>1.00</text:p>
          </table:table-cell>
          <table:table-cell table:formula="of:=SIN([.W557])" office:value-type="float" office:value="0.0187631828975451">
            <text:p>0.02</text:p>
          </table:table-cell>
        </table:table-row>
        <table:table-row table:style-name="ro1">
          <table:table-cell office:value-type="float" office:value="15648">
            <text:p>15648</text:p>
          </table:table-cell>
          <table:table-cell office:value-type="float" office:value="-1428">
            <text:p>-1428</text:p>
          </table:table-cell>
          <table:table-cell office:value-type="float" office:value="-5460">
            <text:p>-5460</text:p>
          </table:table-cell>
          <table:table-cell office:value-type="float" office:value="25.8">
            <text:p>25.8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string">
            <text:p>240<text:tab/><text:tab/><text:tab/><text:tab/></text:p>
          </table:table-cell>
          <table:table-cell table:number-columns-repeated="2"/>
          <table:table-cell table:formula="of:=([.E559]-[.$I$2])/131" office:value-type="float" office:value="-0.730025445292621">
            <text:p>-0.73</text:p>
          </table:table-cell>
          <table:table-cell/>
          <table:table-cell table:formula="of:=[.L558]+[.J559]*0.1" office:value-type="float" office:value="950.28824427481">
            <text:p>950.29</text:p>
          </table:table-cell>
          <table:table-cell table:formula="of:=[.L559]*2*3.141592/360" office:value-type="float" office:value="16.5856552550433">
            <text:p>16.59</text:p>
          </table:table-cell>
          <table:table-cell/>
          <table:table-cell table:formula="of:=COS([.M558])" office:value-type="float" office:value="-0.637947653813637">
            <text:p>-0.64</text:p>
          </table:table-cell>
          <table:table-cell table:formula="of:=SIN([.M558])" office:value-type="float" office:value="-0.770079730283609">
            <text:p>-0.77</text:p>
          </table:table-cell>
          <table:table-cell table:number-columns-repeated="3"/>
          <table:table-cell table:formula="of:=([.F559]-[.$S$2])/131" office:value-type="float" office:value="2.3618320610687">
            <text:p>2.36</text:p>
          </table:table-cell>
          <table:table-cell/>
          <table:table-cell table:formula="of:=[.T559]*0.1+[.V558]" office:value-type="float" office:value="1.37267175572519">
            <text:p>1.37</text:p>
          </table:table-cell>
          <table:table-cell table:formula="of:=[.V559]*2*3.141592/360" office:value-type="float" office:value="0.0239576367022901">
            <text:p>0.02</text:p>
          </table:table-cell>
          <table:table-cell/>
          <table:table-cell table:formula="of:=COS([.W558])" office:value-type="float" office:value="0.999803283654167">
            <text:p>1.00</text:p>
          </table:table-cell>
          <table:table-cell table:formula="of:=SIN([.W558])" office:value-type="float" office:value="0.01983416230508">
            <text:p>0.02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1300">
            <text:p>-1300</text:p>
          </table:table-cell>
          <table:table-cell office:value-type="float" office:value="-5724">
            <text:p>-5724</text:p>
          </table:table-cell>
          <table:table-cell office:value-type="float" office:value="25.85">
            <text:p>25.85</text:p>
          </table:table-cell>
          <table:table-cell office:value-type="float" office:value="134">
            <text:p>134</text:p>
          </table:table-cell>
          <table:table-cell office:value-type="float" office:value="-84">
            <text:p>-84</text:p>
          </table:table-cell>
          <table:table-cell office:value-type="string">
            <text:p>69<text:tab/><text:tab/><text:tab/><text:tab/></text:p>
          </table:table-cell>
          <table:table-cell table:number-columns-repeated="2"/>
          <table:table-cell table:formula="of:=([.E560]-[.$I$2])/131" office:value-type="float" office:value="-0.302544529262086">
            <text:p>-0.30</text:p>
          </table:table-cell>
          <table:table-cell/>
          <table:table-cell table:formula="of:=[.L559]+[.J560]*0.1" office:value-type="float" office:value="950.257989821884">
            <text:p>950.26</text:p>
          </table:table-cell>
          <table:table-cell table:formula="of:=[.L560]*2*3.141592/360" office:value-type="float" office:value="16.5851272153362">
            <text:p>16.59</text:p>
          </table:table-cell>
          <table:table-cell/>
          <table:table-cell table:formula="of:=COS([.M559])" office:value-type="float" office:value="-0.638928320871707">
            <text:p>-0.64</text:p>
          </table:table-cell>
          <table:table-cell table:formula="of:=SIN([.M559])" office:value-type="float" office:value="-0.769266274308227">
            <text:p>-0.77</text:p>
          </table:table-cell>
          <table:table-cell table:number-columns-repeated="3"/>
          <table:table-cell table:formula="of:=([.F560]-[.$S$2])/131" office:value-type="float" office:value="0.659541984732824">
            <text:p>0.66</text:p>
          </table:table-cell>
          <table:table-cell/>
          <table:table-cell table:formula="of:=[.T560]*0.1+[.V559]" office:value-type="float" office:value="1.43862595419848">
            <text:p>1.44</text:p>
          </table:table-cell>
          <table:table-cell table:formula="of:=[.V560]*2*3.141592/360" office:value-type="float" office:value="0.0251087543816794">
            <text:p>0.03</text:p>
          </table:table-cell>
          <table:table-cell/>
          <table:table-cell table:formula="of:=COS([.W559])" office:value-type="float" office:value="0.999713029548211">
            <text:p>1.00</text:p>
          </table:table-cell>
          <table:table-cell table:formula="of:=SIN([.W559])" office:value-type="float" office:value="0.0239553449471675">
            <text:p>0.02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1392">
            <text:p>-1392</text:p>
          </table:table-cell>
          <table:table-cell office:value-type="float" office:value="-5456">
            <text:p>-5456</text:p>
          </table:table-cell>
          <table:table-cell office:value-type="float" office:value="25.89">
            <text:p>25.89</text:p>
          </table:table-cell>
          <table:table-cell office:value-type="float" office:value="60">
            <text:p>60</text:p>
          </table:table-cell>
          <table:table-cell office:value-type="float" office:value="-64">
            <text:p>-64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([.E561]-[.$I$2])/131" office:value-type="float" office:value="-0.867430025445293">
            <text:p>-0.87</text:p>
          </table:table-cell>
          <table:table-cell/>
          <table:table-cell table:formula="of:=[.L560]+[.J561]*0.1" office:value-type="float" office:value="950.171246819339">
            <text:p>950.17</text:p>
          </table:table-cell>
          <table:table-cell table:formula="of:=[.L561]*2*3.141592/360" office:value-type="float" office:value="16.5836132646537">
            <text:p>16.58</text:p>
          </table:table-cell>
          <table:table-cell/>
          <table:table-cell table:formula="of:=COS([.M560])" office:value-type="float" office:value="-0.639334434916104">
            <text:p>-0.64</text:p>
          </table:table-cell>
          <table:table-cell table:formula="of:=SIN([.M560])" office:value-type="float" office:value="-0.768928787554807">
            <text:p>-0.77</text:p>
          </table:table-cell>
          <table:table-cell table:number-columns-repeated="3"/>
          <table:table-cell table:formula="of:=([.F561]-[.$S$2])/131" office:value-type="float" office:value="0.812213740458015">
            <text:p>0.81</text:p>
          </table:table-cell>
          <table:table-cell/>
          <table:table-cell table:formula="of:=[.T561]*0.1+[.V560]" office:value-type="float" office:value="1.51984732824428">
            <text:p>1.52</text:p>
          </table:table-cell>
          <table:table-cell table:formula="of:=[.V561]*2*3.141592/360" office:value-type="float" office:value="0.0265263344868533">
            <text:p>0.03</text:p>
          </table:table-cell>
          <table:table-cell/>
          <table:table-cell table:formula="of:=COS([.W560])" office:value-type="float" office:value="0.999684791787462">
            <text:p>1.00</text:p>
          </table:table-cell>
          <table:table-cell table:formula="of:=SIN([.W560])" office:value-type="float" office:value="0.0251061161643747">
            <text:p>0.03</text:p>
          </table:table-cell>
        </table:table-row>
        <table:table-row table:style-name="ro1">
          <table:table-cell office:value-type="float" office:value="15356">
            <text:p>15356</text:p>
          </table:table-cell>
          <table:table-cell office:value-type="float" office:value="-1500">
            <text:p>-1500</text:p>
          </table:table-cell>
          <table:table-cell office:value-type="float" office:value="-5528">
            <text:p>-5528</text:p>
          </table:table-cell>
          <table:table-cell office:value-type="float" office:value="25.94">
            <text:p>25.94</text:p>
          </table:table-cell>
          <table:table-cell office:value-type="float" office:value="123">
            <text:p>123</text:p>
          </table:table-cell>
          <table:table-cell office:value-type="float" office:value="-17">
            <text:p>-17</text:p>
          </table:table-cell>
          <table:table-cell office:value-type="string">
            <text:p>68<text:tab/><text:tab/><text:tab/><text:tab/></text:p>
          </table:table-cell>
          <table:table-cell table:number-columns-repeated="2"/>
          <table:table-cell table:formula="of:=([.E562]-[.$I$2])/131" office:value-type="float" office:value="-0.386513994910941">
            <text:p>-0.39</text:p>
          </table:table-cell>
          <table:table-cell/>
          <table:table-cell table:formula="of:=[.L561]+[.J562]*0.1" office:value-type="float" office:value="950.132595419848">
            <text:p>950.13</text:p>
          </table:table-cell>
          <table:table-cell table:formula="of:=[.L562]*2*3.141592/360" office:value-type="float" office:value="16.5829386706124">
            <text:p>16.58</text:p>
          </table:table-cell>
          <table:table-cell/>
          <table:table-cell table:formula="of:=COS([.M561])" office:value-type="float" office:value="-0.640497822042071">
            <text:p>-0.64</text:p>
          </table:table-cell>
          <table:table-cell table:formula="of:=SIN([.M561])" office:value-type="float" office:value="-0.76795998591031">
            <text:p>-0.77</text:p>
          </table:table-cell>
          <table:table-cell table:number-columns-repeated="3"/>
          <table:table-cell table:formula="of:=([.F562]-[.$S$2])/131" office:value-type="float" office:value="1.17099236641221">
            <text:p>1.17</text:p>
          </table:table-cell>
          <table:table-cell/>
          <table:table-cell table:formula="of:=[.T562]*0.1+[.V561]" office:value-type="float" office:value="1.6369465648855">
            <text:p>1.64</text:p>
          </table:table-cell>
          <table:table-cell table:formula="of:=[.V562]*2*3.141592/360" office:value-type="float" office:value="0.0285701012926209">
            <text:p>0.03</text:p>
          </table:table-cell>
          <table:table-cell/>
          <table:table-cell table:formula="of:=COS([.W561])" office:value-type="float" office:value="0.999648197418791">
            <text:p>1.00</text:p>
          </table:table-cell>
          <table:table-cell table:formula="of:=SIN([.W561])" office:value-type="float" office:value="0.0265232237362434">
            <text:p>0.03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-1412">
            <text:p>-1412</text:p>
          </table:table-cell>
          <table:table-cell office:value-type="float" office:value="-5564">
            <text:p>-5564</text:p>
          </table:table-cell>
          <table:table-cell office:value-type="float" office:value="25.94">
            <text:p>25.94</text:p>
          </table:table-cell>
          <table:table-cell office:value-type="float" office:value="26">
            <text:p>26</text:p>
          </table:table-cell>
          <table:table-cell office:value-type="float" office:value="-154">
            <text:p>-154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([.E563]-[.$I$2])/131" office:value-type="float" office:value="-1.12697201017812">
            <text:p>-1.13</text:p>
          </table:table-cell>
          <table:table-cell/>
          <table:table-cell table:formula="of:=[.L562]+[.J563]*0.1" office:value-type="float" office:value="950.019898218831">
            <text:p>950.02</text:p>
          </table:table-cell>
          <table:table-cell table:formula="of:=[.L563]*2*3.141592/360" office:value-type="float" office:value="16.5809717338061">
            <text:p>16.58</text:p>
          </table:table-cell>
          <table:table-cell/>
          <table:table-cell table:formula="of:=COS([.M562])" office:value-type="float" office:value="-0.641015737495266">
            <text:p>-0.64</text:p>
          </table:table-cell>
          <table:table-cell table:formula="of:=SIN([.M562])" office:value-type="float" office:value="-0.767527735188377">
            <text:p>-0.77</text:p>
          </table:table-cell>
          <table:table-cell table:number-columns-repeated="3"/>
          <table:table-cell table:formula="of:=([.F563]-[.$S$2])/131" office:value-type="float" office:value="0.125190839694657">
            <text:p>0.13</text:p>
          </table:table-cell>
          <table:table-cell/>
          <table:table-cell table:formula="of:=[.T563]*0.1+[.V562]" office:value-type="float" office:value="1.64946564885497">
            <text:p>1.65</text:p>
          </table:table-cell>
          <table:table-cell table:formula="of:=[.V563]*2*3.141592/360" office:value-type="float" office:value="0.0287886004817643">
            <text:p>0.03</text:p>
          </table:table-cell>
          <table:table-cell/>
          <table:table-cell table:formula="of:=COS([.W562])" office:value-type="float" office:value="0.999591902416359">
            <text:p>1.00</text:p>
          </table:table-cell>
          <table:table-cell table:formula="of:=SIN([.W562])" office:value-type="float" office:value="0.0285662147237729">
            <text:p>0.03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384">
            <text:p>-1384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55">
            <text:p>55</text:p>
          </table:table-cell>
          <table:table-cell office:value-type="float" office:value="-114">
            <text:p>-114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([.E564]-[.$I$2])/131" office:value-type="float" office:value="-0.90559796437659">
            <text:p>-0.91</text:p>
          </table:table-cell>
          <table:table-cell/>
          <table:table-cell table:formula="of:=[.L563]+[.J564]*0.1" office:value-type="float" office:value="949.929338422393">
            <text:p>949.93</text:p>
          </table:table-cell>
          <table:table-cell table:formula="of:=[.L564]*2*3.141592/360" office:value-type="float" office:value="16.5793911675171">
            <text:p>16.58</text:p>
          </table:table-cell>
          <table:table-cell/>
          <table:table-cell table:formula="of:=COS([.M563])" office:value-type="float" office:value="-0.642524175080645">
            <text:p>-0.64</text:p>
          </table:table-cell>
          <table:table-cell table:formula="of:=SIN([.M563])" office:value-type="float" office:value="-0.766265413833181">
            <text:p>-0.77</text:p>
          </table:table-cell>
          <table:table-cell table:number-columns-repeated="3"/>
          <table:table-cell table:formula="of:=([.F564]-[.$S$2])/131" office:value-type="float" office:value="0.430534351145038">
            <text:p>0.43</text:p>
          </table:table-cell>
          <table:table-cell/>
          <table:table-cell table:formula="of:=[.T564]*0.1+[.V563]" office:value-type="float" office:value="1.69251908396947">
            <text:p>1.69</text:p>
          </table:table-cell>
          <table:table-cell table:formula="of:=[.V564]*2*3.141592/360" office:value-type="float" office:value="0.0295400245224767">
            <text:p>0.03</text:p>
          </table:table-cell>
          <table:table-cell/>
          <table:table-cell table:formula="of:=COS([.W563])" office:value-type="float" office:value="0.999585636860448">
            <text:p>1.00</text:p>
          </table:table-cell>
          <table:table-cell table:formula="of:=SIN([.W563])" office:value-type="float" office:value="0.0287846240602847">
            <text:p>0.03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440">
            <text:p>-1440</text:p>
          </table:table-cell>
          <table:table-cell office:value-type="float" office:value="-5656">
            <text:p>-5656</text:p>
          </table:table-cell>
          <table:table-cell office:value-type="float" office:value="25.89">
            <text:p>25.89</text:p>
          </table:table-cell>
          <table:table-cell office:value-type="float" office:value="71">
            <text:p>71</text:p>
          </table:table-cell>
          <table:table-cell office:value-type="float" office:value="-151">
            <text:p>-151</text:p>
          </table:table-cell>
          <table:table-cell office:value-type="string">
            <text:p>131<text:tab/><text:tab/><text:tab/><text:tab/></text:p>
          </table:table-cell>
          <table:table-cell table:number-columns-repeated="2"/>
          <table:table-cell table:formula="of:=([.E565]-[.$I$2])/131" office:value-type="float" office:value="-0.783460559796438">
            <text:p>-0.78</text:p>
          </table:table-cell>
          <table:table-cell/>
          <table:table-cell table:formula="of:=[.L564]+[.J565]*0.1" office:value-type="float" office:value="949.850992366413">
            <text:p>949.85</text:p>
          </table:table-cell>
          <table:table-cell table:formula="of:=[.L565]*2*3.141592/360" office:value-type="float" office:value="16.5780237711688">
            <text:p>16.58</text:p>
          </table:table-cell>
          <table:table-cell/>
          <table:table-cell table:formula="of:=COS([.M564])" office:value-type="float" office:value="-0.643734505284361">
            <text:p>-0.64</text:p>
          </table:table-cell>
          <table:table-cell table:formula="of:=SIN([.M564])" office:value-type="float" office:value="-0.765248905067037">
            <text:p>-0.77</text:p>
          </table:table-cell>
          <table:table-cell table:number-columns-repeated="3"/>
          <table:table-cell table:formula="of:=([.F565]-[.$S$2])/131" office:value-type="float" office:value="0.148091603053435">
            <text:p>0.15</text:p>
          </table:table-cell>
          <table:table-cell/>
          <table:table-cell table:formula="of:=[.T565]*0.1+[.V564]" office:value-type="float" office:value="1.70732824427481">
            <text:p>1.71</text:p>
          </table:table-cell>
          <table:table-cell table:formula="of:=[.V565]*2*3.141592/360" office:value-type="float" office:value="0.0297984930754878">
            <text:p>0.03</text:p>
          </table:table-cell>
          <table:table-cell/>
          <table:table-cell table:formula="of:=COS([.W564])" office:value-type="float" office:value="0.999563725201913">
            <text:p>1.00</text:p>
          </table:table-cell>
          <table:table-cell table:formula="of:=SIN([.W564])" office:value-type="float" office:value="0.0295357285414408">
            <text:p>0.03</text:p>
          </table:table-cell>
        </table:table-row>
        <table:table-row table:style-name="ro1">
          <table:table-cell office:value-type="float" office:value="15796">
            <text:p>15796</text:p>
          </table:table-cell>
          <table:table-cell office:value-type="float" office:value="-1492">
            <text:p>-1492</text:p>
          </table:table-cell>
          <table:table-cell office:value-type="float" office:value="-5644">
            <text:p>-5644</text:p>
          </table:table-cell>
          <table:table-cell office:value-type="float" office:value="25.89">
            <text:p>25.89</text:p>
          </table:table-cell>
          <table:table-cell office:value-type="float" office:value="139">
            <text:p>139</text:p>
          </table:table-cell>
          <table:table-cell office:value-type="float" office:value="-84">
            <text:p>-84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([.E566]-[.$I$2])/131" office:value-type="float" office:value="-0.264376590330789">
            <text:p>-0.26</text:p>
          </table:table-cell>
          <table:table-cell/>
          <table:table-cell table:formula="of:=[.L565]+[.J566]*0.1" office:value-type="float" office:value="949.82455470738">
            <text:p>949.82</text:p>
          </table:table-cell>
          <table:table-cell table:formula="of:=[.L566]*2*3.141592/360" office:value-type="float" office:value="16.5775623470682">
            <text:p>16.58</text:p>
          </table:table-cell>
          <table:table-cell/>
          <table:table-cell table:formula="of:=COS([.M565])" office:value-type="float" office:value="-0.644780301698084">
            <text:p>-0.64</text:p>
          </table:table-cell>
          <table:table-cell table:formula="of:=SIN([.M565])" office:value-type="float" office:value="-0.764367949708861">
            <text:p>-0.76</text:p>
          </table:table-cell>
          <table:table-cell table:number-columns-repeated="3"/>
          <table:table-cell table:formula="of:=([.F566]-[.$S$2])/131" office:value-type="float" office:value="0.659541984732824">
            <text:p>0.66</text:p>
          </table:table-cell>
          <table:table-cell/>
          <table:table-cell table:formula="of:=[.T566]*0.1+[.V565]" office:value-type="float" office:value="1.7732824427481">
            <text:p>1.77</text:p>
          </table:table-cell>
          <table:table-cell table:formula="of:=[.V566]*2*3.141592/360" office:value-type="float" office:value="0.0309496107548771">
            <text:p>0.03</text:p>
          </table:table-cell>
          <table:table-cell/>
          <table:table-cell table:formula="of:=COS([.W565])" office:value-type="float" office:value="0.999556057756557">
            <text:p>1.00</text:p>
          </table:table-cell>
          <table:table-cell table:formula="of:=SIN([.W565])" office:value-type="float" office:value="0.0297940833416776">
            <text:p>0.03</text:p>
          </table:table-cell>
        </table:table-row>
        <table:table-row table:style-name="ro1">
          <table:table-cell office:value-type="float" office:value="15788">
            <text:p>15788</text:p>
          </table:table-cell>
          <table:table-cell office:value-type="float" office:value="-1324">
            <text:p>-1324</text:p>
          </table:table-cell>
          <table:table-cell office:value-type="float" office:value="-5496">
            <text:p>-5496</text:p>
          </table:table-cell>
          <table:table-cell office:value-type="float" office:value="25.99">
            <text:p>25.99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([.E567]-[.$I$2])/131" office:value-type="float" office:value="-0.386513994910941">
            <text:p>-0.39</text:p>
          </table:table-cell>
          <table:table-cell/>
          <table:table-cell table:formula="of:=[.L566]+[.J567]*0.1" office:value-type="float" office:value="949.785903307889">
            <text:p>949.79</text:p>
          </table:table-cell>
          <table:table-cell table:formula="of:=[.L567]*2*3.141592/360" office:value-type="float" office:value="16.5768877530269">
            <text:p>16.58</text:p>
          </table:table-cell>
          <table:table-cell/>
          <table:table-cell table:formula="of:=COS([.M566])" office:value-type="float" office:value="-0.645132930838533">
            <text:p>-0.65</text:p>
          </table:table-cell>
          <table:table-cell table:formula="of:=SIN([.M566])" office:value-type="float" office:value="-0.764070351176961">
            <text:p>-0.76</text:p>
          </table:table-cell>
          <table:table-cell table:number-columns-repeated="3"/>
          <table:table-cell table:formula="of:=([.F567]-[.$S$2])/131" office:value-type="float" office:value="2.33893129770992">
            <text:p>2.34</text:p>
          </table:table-cell>
          <table:table-cell/>
          <table:table-cell table:formula="of:=[.T567]*0.1+[.V566]" office:value-type="float" office:value="2.00717557251909">
            <text:p>2.01</text:p>
          </table:table-cell>
          <table:table-cell table:formula="of:=[.V567]*2*3.141592/360" office:value-type="float" office:value="0.0350318151178966">
            <text:p>0.04</text:p>
          </table:table-cell>
          <table:table-cell/>
          <table:table-cell table:formula="of:=COS([.W566])" office:value-type="float" office:value="0.9995210990263">
            <text:p>1.00</text:p>
          </table:table-cell>
          <table:table-cell table:formula="of:=SIN([.W566])" office:value-type="float" office:value="0.0309446699975465">
            <text:p>0.03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252">
            <text:p>-1252</text:p>
          </table:table-cell>
          <table:table-cell office:value-type="float" office:value="-5632">
            <text:p>-5632</text:p>
          </table:table-cell>
          <table:table-cell office:value-type="float" office:value="25.89">
            <text:p>25.89</text:p>
          </table:table-cell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string">
            <text:p>40<text:tab/><text:tab/><text:tab/><text:tab/></text:p>
          </table:table-cell>
          <table:table-cell table:number-columns-repeated="2"/>
          <table:table-cell table:formula="of:=([.E568]-[.$I$2])/131" office:value-type="float" office:value="0.208905852417303">
            <text:p>0.21</text:p>
          </table:table-cell>
          <table:table-cell/>
          <table:table-cell table:formula="of:=[.L567]+[.J568]*0.1" office:value-type="float" office:value="949.806793893131">
            <text:p>949.81</text:p>
          </table:table-cell>
          <table:table-cell table:formula="of:=[.L568]*2*3.141592/360" office:value-type="float" office:value="16.5772523624462">
            <text:p>16.58</text:p>
          </table:table-cell>
          <table:table-cell/>
          <table:table-cell table:formula="of:=COS([.M567])" office:value-type="float" office:value="-0.645648221312848">
            <text:p>-0.65</text:p>
          </table:table-cell>
          <table:table-cell table:formula="of:=SIN([.M567])" office:value-type="float" office:value="-0.763634974523532">
            <text:p>-0.76</text:p>
          </table:table-cell>
          <table:table-cell table:number-columns-repeated="3"/>
          <table:table-cell table:formula="of:=([.F568]-[.$S$2])/131" office:value-type="float" office:value="1.43053435114504">
            <text:p>1.43</text:p>
          </table:table-cell>
          <table:table-cell/>
          <table:table-cell table:formula="of:=[.T568]*0.1+[.V567]" office:value-type="float" office:value="2.15022900763359">
            <text:p>2.15</text:p>
          </table:table-cell>
          <table:table-cell table:formula="of:=[.V568]*2*3.141592/360" office:value-type="float" office:value="0.0375285680474979">
            <text:p>0.04</text:p>
          </table:table-cell>
          <table:table-cell/>
          <table:table-cell table:formula="of:=COS([.W567])" office:value-type="float" office:value="0.999386448715903">
            <text:p>1.00</text:p>
          </table:table-cell>
          <table:table-cell table:formula="of:=SIN([.W567])" office:value-type="float" office:value="0.035024650219747">
            <text:p>0.04</text:p>
          </table:table-cell>
        </table:table-row>
        <table:table-row table:style-name="ro1">
          <table:table-cell office:value-type="float" office:value="15648">
            <text:p>15648</text:p>
          </table:table-cell>
          <table:table-cell office:value-type="float" office:value="-1412">
            <text:p>-1412</text:p>
          </table:table-cell>
          <table:table-cell office:value-type="float" office:value="-5636">
            <text:p>-5636</text:p>
          </table:table-cell>
          <table:table-cell office:value-type="float" office:value="25.89">
            <text:p>25.89</text:p>
          </table:table-cell>
          <table:table-cell office:value-type="float" office:value="151">
            <text:p>151</text:p>
          </table:table-cell>
          <table:table-cell office:value-type="float" office:value="-3">
            <text:p>-3</text:p>
          </table:table-cell>
          <table:table-cell office:value-type="string">
            <text:p>72<text:tab/><text:tab/><text:tab/><text:tab/></text:p>
          </table:table-cell>
          <table:table-cell table:number-columns-repeated="2"/>
          <table:table-cell table:formula="of:=([.E569]-[.$I$2])/131" office:value-type="float" office:value="-0.172773536895674">
            <text:p>-0.17</text:p>
          </table:table-cell>
          <table:table-cell/>
          <table:table-cell table:formula="of:=[.L568]+[.J569]*0.1" office:value-type="float" office:value="949.789516539441">
            <text:p>949.79</text:p>
          </table:table-cell>
          <table:table-cell table:formula="of:=[.L569]*2*3.141592/360" office:value-type="float" office:value="16.576950815801">
            <text:p>16.58</text:p>
          </table:table-cell>
          <table:table-cell/>
          <table:table-cell table:formula="of:=COS([.M568])" office:value-type="float" office:value="-0.645369749898166">
            <text:p>-0.65</text:p>
          </table:table-cell>
          <table:table-cell table:formula="of:=SIN([.M568])" office:value-type="float" office:value="-0.763870333182523">
            <text:p>-0.76</text:p>
          </table:table-cell>
          <table:table-cell table:number-columns-repeated="3"/>
          <table:table-cell table:formula="of:=([.F569]-[.$S$2])/131" office:value-type="float" office:value="1.27786259541985">
            <text:p>1.28</text:p>
          </table:table-cell>
          <table:table-cell/>
          <table:table-cell table:formula="of:=[.T569]*0.1+[.V568]" office:value-type="float" office:value="2.27801526717558">
            <text:p>2.28</text:p>
          </table:table-cell>
          <table:table-cell table:formula="of:=[.V569]*2*3.141592/360" office:value-type="float" office:value="0.0397588585513147">
            <text:p>0.04</text:p>
          </table:table-cell>
          <table:table-cell/>
          <table:table-cell table:formula="of:=COS([.W568])" office:value-type="float" office:value="0.999295885935107">
            <text:p>1.00</text:p>
          </table:table-cell>
          <table:table-cell table:formula="of:=SIN([.W568])" office:value-type="float" office:value="0.0375197595031008">
            <text:p>0.04</text:p>
          </table:table-cell>
        </table:table-row>
        <table:table-row table:style-name="ro1">
          <table:table-cell office:value-type="float" office:value="15460">
            <text:p>15460</text:p>
          </table:table-cell>
          <table:table-cell office:value-type="float" office:value="-1404">
            <text:p>-1404</text:p>
          </table:table-cell>
          <table:table-cell office:value-type="float" office:value="-5480">
            <text:p>-5480</text:p>
          </table:table-cell>
          <table:table-cell office:value-type="float" office:value="25.94">
            <text:p>25.94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string">
            <text:p>78<text:tab/><text:tab/><text:tab/><text:tab/></text:p>
          </table:table-cell>
          <table:table-cell table:number-columns-repeated="2"/>
          <table:table-cell table:formula="of:=([.E570]-[.$I$2])/131" office:value-type="float" office:value="0.636386768447837">
            <text:p>0.64</text:p>
          </table:table-cell>
          <table:table-cell/>
          <table:table-cell table:formula="of:=[.L569]+[.J570]*0.1" office:value-type="float" office:value="949.853155216286">
            <text:p>949.85</text:p>
          </table:table-cell>
          <table:table-cell table:formula="of:=[.L570]*2*3.141592/360" office:value-type="float" office:value="16.5780615200125">
            <text:p>16.58</text:p>
          </table:table-cell>
          <table:table-cell/>
          <table:table-cell table:formula="of:=COS([.M569])" office:value-type="float" office:value="-0.645600063089141">
            <text:p>-0.65</text:p>
          </table:table-cell>
          <table:table-cell table:formula="of:=SIN([.M569])" office:value-type="float" office:value="-0.763675689372981">
            <text:p>-0.76</text:p>
          </table:table-cell>
          <table:table-cell table:number-columns-repeated="3"/>
          <table:table-cell table:formula="of:=([.F570]-[.$S$2])/131" office:value-type="float" office:value="1.69770992366412">
            <text:p>1.70</text:p>
          </table:table-cell>
          <table:table-cell/>
          <table:table-cell table:formula="of:=[.T570]*0.1+[.V569]" office:value-type="float" office:value="2.44778625954199">
            <text:p>2.45</text:p>
          </table:table-cell>
          <table:table-cell table:formula="of:=[.V570]*2*3.141592/360" office:value-type="float" office:value="0.0427219207260391">
            <text:p>0.04</text:p>
          </table:table-cell>
          <table:table-cell/>
          <table:table-cell table:formula="of:=COS([.W569])" office:value-type="float" office:value="0.99920972069552">
            <text:p>1.00</text:p>
          </table:table-cell>
          <table:table-cell table:formula="of:=SIN([.W569])" office:value-type="float" office:value="0.0397483844650488">
            <text:p>0.04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344">
            <text:p>-1344</text:p>
          </table:table-cell>
          <table:table-cell office:value-type="float" office:value="-5504">
            <text:p>-5504</text:p>
          </table:table-cell>
          <table:table-cell office:value-type="float" office:value="25.85">
            <text:p>25.85</text:p>
          </table:table-cell>
          <table:table-cell office:value-type="float" office:value="236">
            <text:p>236</text:p>
          </table:table-cell>
          <table:table-cell office:value-type="float" office:value="-92">
            <text:p>-92</text:p>
          </table:table-cell>
          <table:table-cell office:value-type="string">
            <text:p>121<text:tab/><text:tab/><text:tab/><text:tab/></text:p>
          </table:table-cell>
          <table:table-cell table:number-columns-repeated="2"/>
          <table:table-cell table:formula="of:=([.E571]-[.$I$2])/131" office:value-type="float" office:value="0.476081424936387">
            <text:p>0.48</text:p>
          </table:table-cell>
          <table:table-cell/>
          <table:table-cell table:formula="of:=[.L570]+[.J571]*0.1" office:value-type="float" office:value="949.90076335878">
            <text:p>949.90</text:p>
          </table:table-cell>
          <table:table-cell table:formula="of:=[.L571]*2*3.141592/360" office:value-type="float" office:value="16.5788924386769">
            <text:p>16.58</text:p>
          </table:table-cell>
          <table:table-cell/>
          <table:table-cell table:formula="of:=COS([.M570])" office:value-type="float" office:value="-0.644751447232467">
            <text:p>-0.64</text:p>
          </table:table-cell>
          <table:table-cell table:formula="of:=SIN([.M570])" office:value-type="float" office:value="-0.764392288875051">
            <text:p>-0.76</text:p>
          </table:table-cell>
          <table:table-cell table:number-columns-repeated="3"/>
          <table:table-cell table:formula="of:=([.F571]-[.$S$2])/131" office:value-type="float" office:value="0.598473282442748">
            <text:p>0.60</text:p>
          </table:table-cell>
          <table:table-cell/>
          <table:table-cell table:formula="of:=[.T571]*0.1+[.V570]" office:value-type="float" office:value="2.50763358778626">
            <text:p>2.51</text:p>
          </table:table-cell>
          <table:table-cell table:formula="of:=[.V571]*2*3.141592/360" office:value-type="float" office:value="0.0437664534351146">
            <text:p>0.04</text:p>
          </table:table-cell>
          <table:table-cell/>
          <table:table-cell table:formula="of:=COS([.W570])" office:value-type="float" office:value="0.999087557537053">
            <text:p>1.00</text:p>
          </table:table-cell>
          <table:table-cell table:formula="of:=SIN([.W570])" office:value-type="float" office:value="0.0427089261706068">
            <text:p>0.04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272">
            <text:p>-1272</text:p>
          </table:table-cell>
          <table:table-cell office:value-type="float" office:value="-5516">
            <text:p>-5516</text:p>
          </table:table-cell>
          <table:table-cell office:value-type="float" office:value="25.85">
            <text:p>25.85</text:p>
          </table:table-cell>
          <table:table-cell office:value-type="float" office:value="192">
            <text:p>192</text:p>
          </table:table-cell>
          <table:table-cell office:value-type="float" office:value="-48">
            <text:p>-48</text:p>
          </table:table-cell>
          <table:table-cell office:value-type="string">
            <text:p>182<text:tab/><text:tab/><text:tab/><text:tab/></text:p>
          </table:table-cell>
          <table:table-cell table:number-columns-repeated="2"/>
          <table:table-cell table:formula="of:=([.E572]-[.$I$2])/131" office:value-type="float" office:value="0.140203562340967">
            <text:p>0.14</text:p>
          </table:table-cell>
          <table:table-cell/>
          <table:table-cell table:formula="of:=[.L571]+[.J572]*0.1" office:value-type="float" office:value="949.914783715014">
            <text:p>949.91</text:p>
          </table:table-cell>
          <table:table-cell table:formula="of:=[.L572]*2*3.141592/360" office:value-type="float" office:value="16.5791371400045">
            <text:p>16.58</text:p>
          </table:table-cell>
          <table:table-cell/>
          <table:table-cell table:formula="of:=COS([.M571])" office:value-type="float" office:value="-0.644116076909287">
            <text:p>-0.64</text:p>
          </table:table-cell>
          <table:table-cell table:formula="of:=SIN([.M571])" office:value-type="float" office:value="-0.764927760946738">
            <text:p>-0.76</text:p>
          </table:table-cell>
          <table:table-cell table:number-columns-repeated="3"/>
          <table:table-cell table:formula="of:=([.F572]-[.$S$2])/131" office:value-type="float" office:value="0.934351145038168">
            <text:p>0.93</text:p>
          </table:table-cell>
          <table:table-cell/>
          <table:table-cell table:formula="of:=[.T572]*0.1+[.V571]" office:value-type="float" office:value="2.60106870229008">
            <text:p>2.60</text:p>
          </table:table-cell>
          <table:table-cell table:formula="of:=[.V572]*2*3.141592/360" office:value-type="float" office:value="0.0453972034809161">
            <text:p>0.05</text:p>
          </table:table-cell>
          <table:table-cell/>
          <table:table-cell table:formula="of:=COS([.W571])" office:value-type="float" office:value="0.999042401648329">
            <text:p>1.00</text:p>
          </table:table-cell>
          <table:table-cell table:formula="of:=SIN([.W571])" office:value-type="float" office:value="0.043752482315164">
            <text:p>0.04</text:p>
          </table:table-cell>
        </table:table-row>
        <table:table-row table:style-name="ro1">
          <table:table-cell office:value-type="float" office:value="15484">
            <text:p>15484</text:p>
          </table:table-cell>
          <table:table-cell office:value-type="float" office:value="-1448">
            <text:p>-1448</text:p>
          </table:table-cell>
          <table:table-cell office:value-type="float" office:value="-5436">
            <text:p>-5436</text:p>
          </table:table-cell>
          <table:table-cell office:value-type="float" office:value="25.94">
            <text:p>25.94</text:p>
          </table:table-cell>
          <table:table-cell office:value-type="float" office:value="138">
            <text:p>138</text:p>
          </table:table-cell>
          <table:table-cell office:value-type="float" office:value="-174">
            <text:p>-174</text:p>
          </table:table-cell>
          <table:table-cell office:value-type="string">
            <text:p>261<text:tab/><text:tab/><text:tab/><text:tab/></text:p>
          </table:table-cell>
          <table:table-cell table:number-columns-repeated="2"/>
          <table:table-cell table:formula="of:=([.E573]-[.$I$2])/131" office:value-type="float" office:value="-0.272010178117048">
            <text:p>-0.27</text:p>
          </table:table-cell>
          <table:table-cell/>
          <table:table-cell table:formula="of:=[.L572]+[.J573]*0.1" office:value-type="float" office:value="949.887582697202">
            <text:p>949.89</text:p>
          </table:table-cell>
          <table:table-cell table:formula="of:=[.L573]*2*3.141592/360" office:value-type="float" office:value="16.5786623927826">
            <text:p>16.58</text:p>
          </table:table-cell>
          <table:table-cell/>
          <table:table-cell table:formula="of:=COS([.M572])" office:value-type="float" office:value="-0.643928878788042">
            <text:p>-0.64</text:p>
          </table:table-cell>
          <table:table-cell table:formula="of:=SIN([.M572])" office:value-type="float" office:value="-0.76508535410291">
            <text:p>-0.77</text:p>
          </table:table-cell>
          <table:table-cell table:number-columns-repeated="3"/>
          <table:table-cell table:formula="of:=([.F573]-[.$S$2])/131" office:value-type="float" office:value="-0.0274809160305343">
            <text:p>-0.03</text:p>
          </table:table-cell>
          <table:table-cell/>
          <table:table-cell table:formula="of:=[.T573]*0.1+[.V572]" office:value-type="float" office:value="2.59832061068703">
            <text:p>2.60</text:p>
          </table:table-cell>
          <table:table-cell table:formula="of:=[.V573]*2*3.141592/360" office:value-type="float" office:value="0.0453492402442749">
            <text:p>0.05</text:p>
          </table:table-cell>
          <table:table-cell/>
          <table:table-cell table:formula="of:=COS([.W572])" office:value-type="float" office:value="0.998969723918144">
            <text:p>1.00</text:p>
          </table:table-cell>
          <table:table-cell table:formula="of:=SIN([.W572])" office:value-type="float" office:value="0.0453816118588387">
            <text:p>0.05</text:p>
          </table:table-cell>
        </table:table-row>
        <table:table-row table:style-name="ro1">
          <table:table-cell office:value-type="float" office:value="15876">
            <text:p>15876</text:p>
          </table:table-cell>
          <table:table-cell office:value-type="float" office:value="-1292">
            <text:p>-1292</text:p>
          </table:table-cell>
          <table:table-cell office:value-type="float" office:value="-5612">
            <text:p>-5612</text:p>
          </table:table-cell>
          <table:table-cell office:value-type="float" office:value="25.94">
            <text:p>25.94</text:p>
          </table:table-cell>
          <table:table-cell office:value-type="float" office:value="174">
            <text:p>174</text:p>
          </table:table-cell>
          <table:table-cell office:value-type="float" office:value="-210">
            <text:p>-210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([.E574]-[.$I$2])/131" office:value-type="float" office:value="0.00279898218829522">
            <text:p>0.00</text:p>
          </table:table-cell>
          <table:table-cell/>
          <table:table-cell table:formula="of:=[.L573]+[.J574]*0.1" office:value-type="float" office:value="949.887862595421">
            <text:p>949.89</text:p>
          </table:table-cell>
          <table:table-cell table:formula="of:=[.L574]*2*3.141592/360" office:value-type="float" office:value="16.5786672779271">
            <text:p>16.58</text:p>
          </table:table-cell>
          <table:table-cell/>
          <table:table-cell table:formula="of:=COS([.M573])" office:value-type="float" office:value="-0.644292028354873">
            <text:p>-0.64</text:p>
          </table:table-cell>
          <table:table-cell table:formula="of:=SIN([.M573])" office:value-type="float" office:value="-0.764779564448713">
            <text:p>-0.76</text:p>
          </table:table-cell>
          <table:table-cell table:number-columns-repeated="3"/>
          <table:table-cell table:formula="of:=([.F574]-[.$S$2])/131" office:value-type="float" office:value="-0.302290076335878">
            <text:p>-0.30</text:p>
          </table:table-cell>
          <table:table-cell/>
          <table:table-cell table:formula="of:=[.T574]*0.1+[.V573]" office:value-type="float" office:value="2.56809160305344">
            <text:p>2.57</text:p>
          </table:table-cell>
          <table:table-cell table:formula="of:=[.V574]*2*3.141592/360" office:value-type="float" office:value="0.0448216446412214">
            <text:p>0.04</text:p>
          </table:table-cell>
          <table:table-cell/>
          <table:table-cell table:formula="of:=COS([.W573])" office:value-type="float" office:value="0.998971899418081">
            <text:p>1.00</text:p>
          </table:table-cell>
          <table:table-cell table:formula="of:=SIN([.W573])" office:value-type="float" office:value="0.0453336979853918">
            <text:p>0.05</text:p>
          </table:table-cell>
        </table:table-row>
        <table:table-row table:style-name="ro1">
          <table:table-cell office:value-type="float" office:value="15744">
            <text:p>15744</text:p>
          </table:table-cell>
          <table:table-cell office:value-type="float" office:value="-1340">
            <text:p>-1340</text:p>
          </table:table-cell>
          <table:table-cell office:value-type="float" office:value="-5720">
            <text:p>-5720</text:p>
          </table:table-cell>
          <table:table-cell office:value-type="float" office:value="25.89">
            <text:p>25.89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string">
            <text:p>239<text:tab/><text:tab/><text:tab/><text:tab/></text:p>
          </table:table-cell>
          <table:table-cell table:number-columns-repeated="2"/>
          <table:table-cell table:formula="of:=([.E575]-[.$I$2])/131" office:value-type="float" office:value="0.0486005089058525">
            <text:p>0.05</text:p>
          </table:table-cell>
          <table:table-cell/>
          <table:table-cell table:formula="of:=[.L574]+[.J575]*0.1" office:value-type="float" office:value="949.892722646312">
            <text:p>949.89</text:p>
          </table:table-cell>
          <table:table-cell table:formula="of:=[.L575]*2*3.141592/360" office:value-type="float" office:value="16.5787521017993">
            <text:p>16.58</text:p>
          </table:table-cell>
          <table:table-cell/>
          <table:table-cell table:formula="of:=COS([.M574])" office:value-type="float" office:value="-0.644288292288522">
            <text:p>-0.64</text:p>
          </table:table-cell>
          <table:table-cell table:formula="of:=SIN([.M574])" office:value-type="float" office:value="-0.764782711899229">
            <text:p>-0.76</text:p>
          </table:table-cell>
          <table:table-cell table:number-columns-repeated="3"/>
          <table:table-cell table:formula="of:=([.F575]-[.$S$2])/131" office:value-type="float" office:value="1.56030534351145">
            <text:p>1.56</text:p>
          </table:table-cell>
          <table:table-cell/>
          <table:table-cell table:formula="of:=[.T575]*0.1+[.V574]" office:value-type="float" office:value="2.72412213740458">
            <text:p>2.72</text:p>
          </table:table-cell>
          <table:table-cell table:formula="of:=[.V575]*2*3.141592/360" office:value-type="float" office:value="0.0475448906327397">
            <text:p>0.05</text:p>
          </table:table-cell>
          <table:table-cell/>
          <table:table-cell table:formula="of:=COS([.W574])" office:value-type="float" office:value="0.998995678241232">
            <text:p>1.00</text:p>
          </table:table-cell>
          <table:table-cell table:formula="of:=SIN([.W574])" office:value-type="float" office:value="0.0448066385186577">
            <text:p>0.04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276">
            <text:p>-1276</text:p>
          </table:table-cell>
          <table:table-cell office:value-type="float" office:value="-5688">
            <text:p>-5688</text:p>
          </table:table-cell>
          <table:table-cell office:value-type="float" office:value="25.99">
            <text:p>25.99</text:p>
          </table:table-cell>
          <table:table-cell office:value-type="float" office:value="197">
            <text:p>197</text:p>
          </table:table-cell>
          <table:table-cell office:value-type="float" office:value="-281">
            <text:p>-281</text:p>
          </table:table-cell>
          <table:table-cell office:value-type="string">
            <text:p>132<text:tab/><text:tab/><text:tab/><text:tab/></text:p>
          </table:table-cell>
          <table:table-cell table:number-columns-repeated="2"/>
          <table:table-cell table:formula="of:=([.E576]-[.$I$2])/131" office:value-type="float" office:value="0.178371501272265">
            <text:p>0.18</text:p>
          </table:table-cell>
          <table:table-cell/>
          <table:table-cell table:formula="of:=[.L575]+[.J576]*0.1" office:value-type="float" office:value="949.910559796439">
            <text:p>949.91</text:p>
          </table:table-cell>
          <table:table-cell table:formula="of:=[.L576]*2*3.141592/360" office:value-type="float" office:value="16.5790634187334">
            <text:p>16.58</text:p>
          </table:table-cell>
          <table:table-cell/>
          <table:table-cell table:formula="of:=COS([.M575])" office:value-type="float" office:value="-0.644223418139724">
            <text:p>-0.64</text:p>
          </table:table-cell>
          <table:table-cell table:formula="of:=SIN([.M575])" office:value-type="float" office:value="-0.764837360175594">
            <text:p>-0.76</text:p>
          </table:table-cell>
          <table:table-cell table:number-columns-repeated="3"/>
          <table:table-cell table:formula="of:=([.F576]-[.$S$2])/131" office:value-type="float" office:value="-0.844274809160305">
            <text:p>-0.84</text:p>
          </table:table-cell>
          <table:table-cell/>
          <table:table-cell table:formula="of:=[.T576]*0.1+[.V575]" office:value-type="float" office:value="2.63969465648855">
            <text:p>2.64</text:p>
          </table:table-cell>
          <table:table-cell table:formula="of:=[.V576]*2*3.141592/360" office:value-type="float" office:value="0.046071353418151">
            <text:p>0.05</text:p>
          </table:table-cell>
          <table:table-cell/>
          <table:table-cell table:formula="of:=COS([.W575])" office:value-type="float" office:value="0.998869954585293">
            <text:p>1.00</text:p>
          </table:table-cell>
          <table:table-cell table:formula="of:=SIN([.W575])" office:value-type="float" office:value="0.047526979987938">
            <text:p>0.05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1496">
            <text:p>-1496</text:p>
          </table:table-cell>
          <table:table-cell office:value-type="float" office:value="-5648">
            <text:p>-5648</text:p>
          </table:table-cell>
          <table:table-cell office:value-type="float" office:value="25.85">
            <text:p>25.85</text:p>
          </table:table-cell>
          <table:table-cell office:value-type="float" office:value="94">
            <text:p>94</text:p>
          </table:table-cell>
          <table:table-cell office:value-type="float" office:value="-147">
            <text:p>-147</text:p>
          </table:table-cell>
          <table:table-cell office:value-type="string">
            <text:p>232<text:tab/><text:tab/><text:tab/><text:tab/></text:p>
          </table:table-cell>
          <table:table-cell table:number-columns-repeated="2"/>
          <table:table-cell table:formula="of:=([.E577]-[.$I$2])/131" office:value-type="float" office:value="-0.607888040712468">
            <text:p>-0.61</text:p>
          </table:table-cell>
          <table:table-cell/>
          <table:table-cell table:formula="of:=[.L576]+[.J577]*0.1" office:value-type="float" office:value="949.849770992368">
            <text:p>949.85</text:p>
          </table:table-cell>
          <table:table-cell table:formula="of:=[.L577]*2*3.141592/360" office:value-type="float" office:value="16.5780024541747">
            <text:p>16.58</text:p>
          </table:table-cell>
          <table:table-cell/>
          <table:table-cell table:formula="of:=COS([.M576])" office:value-type="float" office:value="-0.643985280102999">
            <text:p>-0.64</text:p>
          </table:table-cell>
          <table:table-cell table:formula="of:=SIN([.M576])" office:value-type="float" office:value="-0.765037880768437">
            <text:p>-0.77</text:p>
          </table:table-cell>
          <table:table-cell table:number-columns-repeated="3"/>
          <table:table-cell table:formula="of:=([.F577]-[.$S$2])/131" office:value-type="float" office:value="0.178625954198473">
            <text:p>0.18</text:p>
          </table:table-cell>
          <table:table-cell/>
          <table:table-cell table:formula="of:=[.T577]*0.1+[.V576]" office:value-type="float" office:value="2.6575572519084">
            <text:p>2.66</text:p>
          </table:table-cell>
          <table:table-cell table:formula="of:=[.V577]*2*3.141592/360" office:value-type="float" office:value="0.046383114456319">
            <text:p>0.05</text:p>
          </table:table-cell>
          <table:table-cell/>
          <table:table-cell table:formula="of:=COS([.W576])" office:value-type="float" office:value="0.998938902904734">
            <text:p>1.00</text:p>
          </table:table-cell>
          <table:table-cell table:formula="of:=SIN([.W576])" office:value-type="float" office:value="0.0460550568720311">
            <text:p>0.05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1504">
            <text:p>-1504</text:p>
          </table:table-cell>
          <table:table-cell office:value-type="float" office:value="-5452">
            <text:p>-5452</text:p>
          </table:table-cell>
          <table:table-cell office:value-type="float" office:value="25.89">
            <text:p>25.89</text:p>
          </table:table-cell>
          <table:table-cell office:value-type="float" office:value="166">
            <text:p>166</text:p>
          </table:table-cell>
          <table:table-cell office:value-type="float" office:value="-198">
            <text:p>-198</text:p>
          </table:table-cell>
          <table:table-cell office:value-type="string">
            <text:p>130<text:tab/><text:tab/><text:tab/><text:tab/></text:p>
          </table:table-cell>
          <table:table-cell table:number-columns-repeated="2"/>
          <table:table-cell table:formula="of:=([.E578]-[.$I$2])/131" office:value-type="float" office:value="-0.0582697201017811">
            <text:p>-0.06</text:p>
          </table:table-cell>
          <table:table-cell/>
          <table:table-cell table:formula="of:=[.L577]+[.J578]*0.1" office:value-type="float" office:value="949.843944020358">
            <text:p>949.84</text:p>
          </table:table-cell>
          <table:table-cell table:formula="of:=[.L578]*2*3.141592/360" office:value-type="float" office:value="16.5779007543489">
            <text:p>16.58</text:p>
          </table:table-cell>
          <table:table-cell/>
          <table:table-cell table:formula="of:=COS([.M577])" office:value-type="float" office:value="-0.644796595578627">
            <text:p>-0.64</text:p>
          </table:table-cell>
          <table:table-cell table:formula="of:=SIN([.M577])" office:value-type="float" office:value="-0.764354204757332">
            <text:p>-0.76</text:p>
          </table:table-cell>
          <table:table-cell table:number-columns-repeated="3"/>
          <table:table-cell table:formula="of:=([.F578]-[.$S$2])/131" office:value-type="float" office:value="-0.210687022900763">
            <text:p>-0.21</text:p>
          </table:table-cell>
          <table:table-cell/>
          <table:table-cell table:formula="of:=[.T578]*0.1+[.V577]" office:value-type="float" office:value="2.63648854961832">
            <text:p>2.64</text:p>
          </table:table-cell>
          <table:table-cell table:formula="of:=[.V578]*2*3.141592/360" office:value-type="float" office:value="0.0460153963087363">
            <text:p>0.05</text:p>
          </table:table-cell>
          <table:table-cell/>
          <table:table-cell table:formula="of:=COS([.W577])" office:value-type="float" office:value="0.998924496186718">
            <text:p>1.00</text:p>
          </table:table-cell>
          <table:table-cell table:formula="of:=SIN([.W577])" office:value-type="float" office:value="0.0463664848582628">
            <text:p>0.05</text:p>
          </table:table-cell>
        </table:table-row>
        <table:table-row table:style-name="ro1">
          <table:table-cell office:value-type="float" office:value="15952">
            <text:p>15952</text:p>
          </table:table-cell>
          <table:table-cell office:value-type="float" office:value="-1460">
            <text:p>-1460</text:p>
          </table:table-cell>
          <table:table-cell office:value-type="float" office:value="-5808">
            <text:p>-5808</text:p>
          </table:table-cell>
          <table:table-cell office:value-type="float" office:value="25.89">
            <text:p>25.89</text:p>
          </table:table-cell>
          <table:table-cell office:value-type="float" office:value="90">
            <text:p>90</text:p>
          </table:table-cell>
          <table:table-cell office:value-type="float" office:value="-175">
            <text:p>-175</text:p>
          </table:table-cell>
          <table:table-cell office:value-type="string">
            <text:p>177<text:tab/><text:tab/><text:tab/><text:tab/></text:p>
          </table:table-cell>
          <table:table-cell table:number-columns-repeated="2"/>
          <table:table-cell table:formula="of:=([.E579]-[.$I$2])/131" office:value-type="float" office:value="-0.638422391857506">
            <text:p>-0.6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Acc_Proc" table:style-name="ta1" table:print="false">
        <table:table-column table:style-name="co4" table:number-columns-repeated="9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ce10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7"/>
        <table:table-column table:style-name="co4" table:default-cell-style-name="Default"/>
        <table:table-column table:style-name="co4" table:default-cell-style-name="ce11"/>
        <table:table-row table:style-name="ro1">
          <table:table-cell office:value-type="string">
            <text:p>acX</text:p>
          </table:table-cell>
          <table:table-cell office:value-type="string">
            <text:p>axY</text:p>
          </table:table-cell>
          <table:table-cell office:value-type="string">
            <text:p>acZ</text:p>
          </table:table-cell>
          <table:table-cell office:value-type="string">
            <text:p>T</text:p>
          </table:table-cell>
          <table:table-cell table:style-name="ce1" office:value-type="string">
            <text:p>gX</text:p>
          </table:table-cell>
          <table:table-cell table:style-name="ce2" office:value-type="string">
            <text:p>gY</text:p>
          </table:table-cell>
          <table:table-cell office:value-type="string">
            <text:p>gZ</text:p>
          </table:table-cell>
          <table:table-cell/>
          <table:table-cell office:value-type="string">
            <text:p>Offset</text:p>
          </table:table-cell>
          <table:table-cell table:style-name="Default" office:value-type="string">
            <text:p>Converted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Offset</text:p>
          </table:table-cell>
          <table:table-cell table:style-name="Default" office:value-type="string">
            <text:p>Converted</text:p>
          </table:table-cell>
          <table:table-cell table:style-name="Default" office:value-type="string">
            <text:p>Average</text:p>
          </table:table-cell>
          <table:table-cell table:style-name="Default" table:number-columns-repeated="2"/>
          <table:table-cell table:number-columns-repeated="6"/>
          <table:table-cell table:style-name="Default" office:value-type="string">
            <text:p>acX</text:p>
          </table:table-cell>
          <table:table-cell table:style-name="Default" office:value-type="string">
            <text:p>acY</text:p>
          </table:table-cell>
          <table:table-cell table:style-name="Default" office:value-type="string">
            <text:p>acZ</text:p>
          </table:table-cell>
          <table:table-cell/>
          <table:table-cell table:style-name="Default"/>
        </table:table-row>
        <table:table-row table:style-name="ro1">
          <table:table-cell office:value-type="float" office:value="15220">
            <text:p>15220</text:p>
          </table:table-cell>
          <table:table-cell office:value-type="float" office:value="-2492">
            <text:p>-2492</text:p>
          </table:table-cell>
          <table:table-cell office:value-type="float" office:value="-7132">
            <text:p>-7132</text:p>
          </table:table-cell>
          <table:table-cell office:value-type="float" office:value="26.79">
            <text:p>26.79</text:p>
          </table:table-cell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string">
            <text:p>105<text:tab/><text:tab/><text:tab/><text:tab/></text:p>
          </table:table-cell>
          <table:table-cell/>
          <table:table-cell table:style-name="ce4" table:formula="of:=AVERAGE([.C2:.C79])" office:value-type="float" office:value="-3192.97435897436">
            <text:p>-3193.0</text:p>
          </table:table-cell>
          <table:table-cell table:formula="of:=IF(ABS(([.C2]-[.$I$2])/16384) &gt; 0.1; ([.C2]-[.$I$2])/16384; 0)" office:value-type="float" office:value="-0.240419045472756">
            <text:p>-0.24</text:p>
          </table:table-cell>
          <table:table-cell table:formula="of:=[.K1]+[.J2]" office:value-type="float" office:value="-0.240419045472756">
            <text:p>-0.24</text:p>
          </table:table-cell>
          <table:table-cell table:style-name="Default"/>
          <table:table-cell table:style-name="ce4" table:formula="of:=AVERAGE([.C2:.C79])" office:value-type="float" office:value="-3192.97435897436">
            <text:p>-3193.0</text:p>
          </table:table-cell>
          <table:table-cell table:formula="of:=([.C2]-[.$M$2])/16384" office:value-type="float" office:value="-0.240419045472756">
            <text:p>-0.24</text:p>
          </table:table-cell>
          <table:table-cell table:style-name="Default" table:number-columns-repeated="3"/>
          <table:table-cell table:number-columns-repeated="2"/>
          <table:table-cell table:style-name="ce6" table:formula="of:=AVERAGE([.A2:.A79])" office:value-type="float" office:value="16312.6153846154">
            <text:p>16312.62</text:p>
          </table:table-cell>
          <table:table-cell table:style-name="ce8" table:formula="of:=AVERAGE([.B2:.B79])" office:value-type="float" office:value="-1587.28205128205">
            <text:p>-1587.2820512821</text:p>
          </table:table-cell>
          <table:table-cell table:style-name="ce8" table:formula="of:=AVERAGE([.C2:.C79])" office:value-type="float" office:value="-3192.97435897436">
            <text:p>-3192.9743589744</text:p>
          </table:table-cell>
          <table:table-cell/>
          <table:table-cell table:formula="of:=IF(ABS(([.A2]-[.T$2])/16384) &gt; 0.1; ([.A2]-[.T$2])/16384; 0)" office:value-type="float" office:value="0">
            <text:p>0.00</text:p>
          </table:table-cell>
          <table:table-cell table:formula="of:=IF(ABS(([.B2]-[.U$2])/16384) &gt; 0.1; ([.B2]-[.U$2])/16384; 0)" office:value-type="float" office:value="0">
            <text:p>0.00</text:p>
          </table:table-cell>
          <table:table-cell table:formula="of:=IF(ABS(([.C2]-[.V$2])/16384) &gt; 0.1; ([.C2]-[.V$2])/16384; 0)" office:value-type="float" office:value="-0.240419045472756">
            <text:p>-0.24</text:p>
          </table:table-cell>
          <table:table-cell/>
          <table:table-cell table:formula="of:=SQRT([.X2]*[.X2]+[.Y2]*[.Y2]+[.Z2]*[.Z2])" office:value-type="float" office:value="0.240419045472756">
            <text:p>0.2404</text:p>
          </table:table-cell>
        </table:table-row>
        <table:table-row table:style-name="ro1">
          <table:table-cell office:value-type="float" office:value="16252">
            <text:p>16252</text:p>
          </table:table-cell>
          <table:table-cell office:value-type="float" office:value="-1804">
            <text:p>-1804</text:p>
          </table:table-cell>
          <table:table-cell office:value-type="float" office:value="-2888">
            <text:p>-2888</text:p>
          </table:table-cell>
          <table:table-cell office:value-type="float" office:value="26.74">
            <text:p>26.74</text:p>
          </table:table-cell>
          <table:table-cell office:value-type="float" office:value="548">
            <text:p>548</text:p>
          </table:table-cell>
          <table:table-cell office:value-type="float" office:value="-648">
            <text:p>-648</text:p>
          </table:table-cell>
          <table:table-cell office:value-type="string">
            <text:p>355<text:tab/><text:tab/><text:tab/><text:tab/></text:p>
          </table:table-cell>
          <table:table-cell/>
          <table:table-cell table:style-name="ce4" table:formula="of:=STDEV([.C2:.C79])" office:value-type="float" office:value="561.0091782095">
            <text:p>561.0</text:p>
          </table:table-cell>
          <table:table-cell table:formula="of:=IF(ABS(([.C3]-[.$I$2])/16384) &gt; 0.1; ([.C3]-[.$I$2])/16384; 0)" office:value-type="float" office:value="0">
            <text:p>0.00</text:p>
          </table:table-cell>
          <table:table-cell table:formula="of:=[.K2]+[.J3]" office:value-type="float" office:value="-0.240419045472756">
            <text:p>-0.24</text:p>
          </table:table-cell>
          <table:table-cell table:style-name="Default" table:number-columns-repeated="2"/>
          <table:table-cell table:formula="of:=([.C3]-[.$M$2])/16384" office:value-type="float" office:value="0.0186141576522436">
            <text:p>0.02</text:p>
          </table:table-cell>
          <table:table-cell table:style-name="Default" table:number-columns-repeated="3"/>
          <table:table-cell table:number-columns-repeated="6"/>
          <table:table-cell table:formula="of:=([.A3]-[.T$2])/16384" office:value-type="float" office:value="-0.00369966947115385">
            <text:p>0.00</text:p>
          </table:table-cell>
          <table:table-cell table:formula="of:=IF(ABS(([.B3]-[.U$2])/16384) &gt; 0.1; ([.B3]-[.U$2])/16384; 0)" office:value-type="float" office:value="0">
            <text:p>0.00</text:p>
          </table:table-cell>
          <table:table-cell table:formula="of:=IF(ABS(([.C3]-[.V$2])/16384) &gt; 0.1; ([.C3]-[.V$2])/16384; 0)" office:value-type="float" office:value="0">
            <text:p>0.00</text:p>
          </table:table-cell>
          <table:table-cell/>
          <table:table-cell table:formula="of:=SQRT([.X3]*[.X3]+[.Y3]*[.Y3]+[.Z3]*[.Z3])" office:value-type="float" office:value="0.00369966947115385">
            <text:p>0.0037</text:p>
          </table:table-cell>
        </table:table-row>
        <table:table-row table:style-name="ro1">
          <table:table-cell office:value-type="float" office:value="16440">
            <text:p>16440</text:p>
          </table:table-cell>
          <table:table-cell office:value-type="float" office:value="-1420">
            <text:p>-1420</text:p>
          </table:table-cell>
          <table:table-cell office:value-type="float" office:value="-3052">
            <text:p>-3052</text:p>
          </table:table-cell>
          <table:table-cell office:value-type="float" office:value="26.79">
            <text:p>26.79</text:p>
          </table:table-cell>
          <table:table-cell office:value-type="float" office:value="1437">
            <text:p>1437</text:p>
          </table:table-cell>
          <table:table-cell office:value-type="float" office:value="-856">
            <text:p>-856</text:p>
          </table:table-cell>
          <table:table-cell office:value-type="string">
            <text:p>569<text:tab/><text:tab/><text:tab/><text:tab/></text:p>
          </table:table-cell>
          <table:table-cell table:number-columns-repeated="2"/>
          <table:table-cell table:formula="of:=IF(ABS(([.C4]-[.$I$2])/16384) &gt; 0.1; ([.C4]-[.$I$2])/16384; 0)" office:value-type="float" office:value="0">
            <text:p>0.00</text:p>
          </table:table-cell>
          <table:table-cell table:formula="of:=[.K3]+[.J4]" office:value-type="float" office:value="-0.240419045472756">
            <text:p>-0.24</text:p>
          </table:table-cell>
          <table:table-cell table:style-name="Default" table:number-columns-repeated="2"/>
          <table:table-cell table:formula="of:=([.C4]-[.$M$2])/16384" office:value-type="float" office:value="0.00860439202724358">
            <text:p>0.01</text:p>
          </table:table-cell>
          <table:table-cell table:style-name="Default" table:number-columns-repeated="3"/>
          <table:table-cell table:number-columns-repeated="6"/>
          <table:table-cell table:formula="of:=([.A4]-[.T$2])/16384" office:value-type="float" office:value="0.00777493990384615">
            <text:p>0.01</text:p>
          </table:table-cell>
          <table:table-cell table:formula="of:=IF(ABS(([.B4]-[.U$2])/16384) &gt; 0.1; ([.B4]-[.U$2])/16384; 0)" office:value-type="float" office:value="0">
            <text:p>0.00</text:p>
          </table:table-cell>
          <table:table-cell table:formula="of:=IF(ABS(([.C4]-[.V$2])/16384) &gt; 0.1; ([.C4]-[.V$2])/16384; 0)" office:value-type="float" office:value="0">
            <text:p>0.00</text:p>
          </table:table-cell>
          <table:table-cell/>
          <table:table-cell table:formula="of:=SQRT([.X4]*[.X4]+[.Y4]*[.Y4]+[.Z4]*[.Z4])" office:value-type="float" office:value="0.00777493990384615">
            <text:p>0.0078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1372">
            <text:p>-1372</text:p>
          </table:table-cell>
          <table:table-cell office:value-type="float" office:value="-3456">
            <text:p>-3456</text:p>
          </table:table-cell>
          <table:table-cell office:value-type="float" office:value="26.79">
            <text:p>26.79</text:p>
          </table:table-cell>
          <table:table-cell office:value-type="float" office:value="1048">
            <text:p>1048</text:p>
          </table:table-cell>
          <table:table-cell office:value-type="float" office:value="-633">
            <text:p>-633</text:p>
          </table:table-cell>
          <table:table-cell office:value-type="string">
            <text:p>604<text:tab/><text:tab/><text:tab/><text:tab/></text:p>
          </table:table-cell>
          <table:table-cell table:number-columns-repeated="2"/>
          <table:table-cell table:formula="of:=IF(ABS(([.C5]-[.$I$2])/16384) &gt; 0.1; ([.C5]-[.$I$2])/16384; 0)" office:value-type="float" office:value="0">
            <text:p>0.00</text:p>
          </table:table-cell>
          <table:table-cell table:formula="of:=[.K4]+[.J5]" office:value-type="float" office:value="-0.240419045472756">
            <text:p>-0.24</text:p>
          </table:table-cell>
          <table:table-cell table:style-name="Default" table:number-columns-repeated="2"/>
          <table:table-cell table:formula="of:=([.C5]-[.$M$2])/16384" office:value-type="float" office:value="-0.0160538110977564">
            <text:p>-0.02</text:p>
          </table:table-cell>
          <table:table-cell table:style-name="Default" table:number-columns-repeated="3"/>
          <table:table-cell table:number-columns-repeated="6"/>
          <table:table-cell table:formula="of:=([.A5]-[.T$2])/16384" office:value-type="float" office:value="0.00289212740384615">
            <text:p>0.00</text:p>
          </table:table-cell>
          <table:table-cell table:formula="of:=IF(ABS(([.B5]-[.U$2])/16384) &gt; 0.1; ([.B5]-[.U$2])/16384; 0)" office:value-type="float" office:value="0">
            <text:p>0.00</text:p>
          </table:table-cell>
          <table:table-cell table:formula="of:=IF(ABS(([.C5]-[.V$2])/16384) &gt; 0.1; ([.C5]-[.V$2])/16384; 0)" office:value-type="float" office:value="0">
            <text:p>0.00</text:p>
          </table:table-cell>
          <table:table-cell/>
          <table:table-cell table:formula="of:=SQRT([.X5]*[.X5]+[.Y5]*[.Y5]+[.Z5]*[.Z5])" office:value-type="float" office:value="0.00289212740384615">
            <text:p>0.0029</text:p>
          </table:table-cell>
        </table:table-row>
        <table:table-row table:style-name="ro1">
          <table:table-cell office:value-type="float" office:value="16344">
            <text:p>16344</text:p>
          </table:table-cell>
          <table:table-cell office:value-type="float" office:value="-1644">
            <text:p>-1644</text:p>
          </table:table-cell>
          <table:table-cell office:value-type="float" office:value="-3272">
            <text:p>-3272</text:p>
          </table:table-cell>
          <table:table-cell office:value-type="float" office:value="26.74">
            <text:p>26.74</text:p>
          </table:table-cell>
          <table:table-cell office:value-type="float" office:value="384">
            <text:p>384</text:p>
          </table:table-cell>
          <table:table-cell office:value-type="float" office:value="-190">
            <text:p>-190</text:p>
          </table:table-cell>
          <table:table-cell office:value-type="string">
            <text:p>564<text:tab/><text:tab/><text:tab/><text:tab/></text:p>
          </table:table-cell>
          <table:table-cell table:number-columns-repeated="2"/>
          <table:table-cell table:formula="of:=IF(ABS(([.C6]-[.$I$2])/16384) &gt; 0.1; ([.C6]-[.$I$2])/16384; 0)" office:value-type="float" office:value="0">
            <text:p>0.00</text:p>
          </table:table-cell>
          <table:table-cell table:formula="of:=[.K5]+[.J6]" office:value-type="float" office:value="-0.240419045472756">
            <text:p>-0.24</text:p>
          </table:table-cell>
          <table:table-cell table:style-name="Default" table:number-columns-repeated="2"/>
          <table:table-cell table:formula="of:=([.C6]-[.$M$2])/16384" office:value-type="float" office:value="-0.00482334234775642">
            <text:p>0.00</text:p>
          </table:table-cell>
          <table:table-cell table:style-name="Default" table:number-columns-repeated="3"/>
          <table:table-cell table:number-columns-repeated="6"/>
          <table:table-cell table:formula="of:=([.A6]-[.T$2])/16384" office:value-type="float" office:value="0.00191556490384615">
            <text:p>0.00</text:p>
          </table:table-cell>
          <table:table-cell table:formula="of:=IF(ABS(([.B6]-[.U$2])/16384) &gt; 0.1; ([.B6]-[.U$2])/16384; 0)" office:value-type="float" office:value="0">
            <text:p>0.00</text:p>
          </table:table-cell>
          <table:table-cell table:formula="of:=IF(ABS(([.C6]-[.V$2])/16384) &gt; 0.1; ([.C6]-[.V$2])/16384; 0)" office:value-type="float" office:value="0">
            <text:p>0.00</text:p>
          </table:table-cell>
          <table:table-cell/>
          <table:table-cell table:formula="of:=SQRT([.X6]*[.X6]+[.Y6]*[.Y6]+[.Z6]*[.Z6])" office:value-type="float" office:value="0.00191556490384615">
            <text:p>0.0019</text:p>
          </table:table-cell>
        </table:table-row>
        <table:table-row table:style-name="ro1">
          <table:table-cell office:value-type="float" office:value="16280">
            <text:p>16280</text:p>
          </table:table-cell>
          <table:table-cell office:value-type="float" office:value="-2120">
            <text:p>-2120</text:p>
          </table:table-cell>
          <table:table-cell office:value-type="float" office:value="-3184">
            <text:p>-3184</text:p>
          </table:table-cell>
          <table:table-cell office:value-type="float" office:value="26.79">
            <text:p>26.79</text:p>
          </table:table-cell>
          <table:table-cell office:value-type="float" office:value="516">
            <text:p>516</text:p>
          </table:table-cell>
          <table:table-cell office:value-type="float" office:value="-235">
            <text:p>-235</text:p>
          </table:table-cell>
          <table:table-cell office:value-type="string">
            <text:p>151<text:tab/><text:tab/><text:tab/><text:tab/></text:p>
          </table:table-cell>
          <table:table-cell table:number-columns-repeated="2"/>
          <table:table-cell table:formula="of:=IF(ABS(([.C7]-[.$I$2])/16384) &gt; 0.1; ([.C7]-[.$I$2])/16384; 0)" office:value-type="float" office:value="0">
            <text:p>0.00</text:p>
          </table:table-cell>
          <table:table-cell table:formula="of:=[.K6]+[.J7]" office:value-type="float" office:value="-0.240419045472756">
            <text:p>-0.24</text:p>
          </table:table-cell>
          <table:table-cell table:style-name="Default" table:number-columns-repeated="2"/>
          <table:table-cell table:formula="of:=([.C7]-[.$M$2])/16384" office:value-type="float" office:value="0.000547751402243585">
            <text:p>0.00</text:p>
          </table:table-cell>
          <table:table-cell table:style-name="Default" table:number-columns-repeated="3"/>
          <table:table-cell table:number-columns-repeated="6"/>
          <table:table-cell table:formula="of:=([.A7]-[.T$2])/16384" office:value-type="float" office:value="-0.00199068509615385">
            <text:p>0.00</text:p>
          </table:table-cell>
          <table:table-cell table:formula="of:=IF(ABS(([.B7]-[.U$2])/16384) &gt; 0.1; ([.B7]-[.U$2])/16384; 0)" office:value-type="float" office:value="0">
            <text:p>0.00</text:p>
          </table:table-cell>
          <table:table-cell table:formula="of:=IF(ABS(([.C7]-[.V$2])/16384) &gt; 0.1; ([.C7]-[.V$2])/16384; 0)" office:value-type="float" office:value="0">
            <text:p>0.00</text:p>
          </table:table-cell>
          <table:table-cell/>
          <table:table-cell table:formula="of:=SQRT([.X7]*[.X7]+[.Y7]*[.Y7]+[.Z7]*[.Z7])" office:value-type="float" office:value="0.00199068509615385">
            <text:p>0.0020</text:p>
          </table:table-cell>
        </table:table-row>
        <table:table-row table:style-name="ro1">
          <table:table-cell office:value-type="float" office:value="16084">
            <text:p>16084</text:p>
          </table:table-cell>
          <table:table-cell office:value-type="float" office:value="-1908">
            <text:p>-1908</text:p>
          </table:table-cell>
          <table:table-cell office:value-type="float" office:value="-3152">
            <text:p>-3152</text:p>
          </table:table-cell>
          <table:table-cell office:value-type="float" office:value="26.69">
            <text:p>26.69</text:p>
          </table:table-cell>
          <table:table-cell office:value-type="float" office:value="815">
            <text:p>815</text:p>
          </table:table-cell>
          <table:table-cell office:value-type="float" office:value="-727">
            <text:p>-727</text:p>
          </table:table-cell>
          <table:table-cell office:value-type="string">
            <text:p>-196<text:tab/><text:tab/><text:tab/><text:tab/></text:p>
          </table:table-cell>
          <table:table-cell table:number-columns-repeated="2"/>
          <table:table-cell table:formula="of:=IF(ABS(([.C8]-[.$I$2])/16384) &gt; 0.1; ([.C8]-[.$I$2])/16384; 0)" office:value-type="float" office:value="0">
            <text:p>0.00</text:p>
          </table:table-cell>
          <table:table-cell table:formula="of:=[.K7]+[.J8]" office:value-type="float" office:value="-0.240419045472756">
            <text:p>-0.24</text:p>
          </table:table-cell>
          <table:table-cell table:style-name="Default" table:number-columns-repeated="2"/>
          <table:table-cell table:formula="of:=([.C8]-[.$M$2])/16384" office:value-type="float" office:value="0.00250087640224358">
            <text:p>0.00</text:p>
          </table:table-cell>
          <table:table-cell table:style-name="Default" table:number-columns-repeated="3"/>
          <table:table-cell table:number-columns-repeated="6"/>
          <table:table-cell table:formula="of:=([.A8]-[.T$2])/16384" office:value-type="float" office:value="-0.0139535757211539">
            <text:p>-0.01</text:p>
          </table:table-cell>
          <table:table-cell table:formula="of:=IF(ABS(([.B8]-[.U$2])/16384) &gt; 0.1; ([.B8]-[.U$2])/16384; 0)" office:value-type="float" office:value="0">
            <text:p>0.00</text:p>
          </table:table-cell>
          <table:table-cell table:formula="of:=IF(ABS(([.C8]-[.V$2])/16384) &gt; 0.1; ([.C8]-[.V$2])/16384; 0)" office:value-type="float" office:value="0">
            <text:p>0.00</text:p>
          </table:table-cell>
          <table:table-cell/>
          <table:table-cell table:formula="of:=SQRT([.X8]*[.X8]+[.Y8]*[.Y8]+[.Z8]*[.Z8])" office:value-type="float" office:value="0.0139535757211539">
            <text:p>0.0140</text:p>
          </table:table-cell>
        </table:table-row>
        <table:table-row table:style-name="ro1">
          <table:table-cell office:value-type="float" office:value="16284">
            <text:p>16284</text:p>
          </table:table-cell>
          <table:table-cell office:value-type="float" office:value="-1972">
            <text:p>-1972</text:p>
          </table:table-cell>
          <table:table-cell office:value-type="float" office:value="-3356">
            <text:p>-3356</text:p>
          </table:table-cell>
          <table:table-cell office:value-type="float" office:value="26.65">
            <text:p>26.65</text:p>
          </table:table-cell>
          <table:table-cell office:value-type="float" office:value="861">
            <text:p>861</text:p>
          </table:table-cell>
          <table:table-cell office:value-type="float" office:value="-391">
            <text:p>-391</text:p>
          </table:table-cell>
          <table:table-cell office:value-type="string">
            <text:p>-236<text:tab/><text:tab/><text:tab/><text:tab/></text:p>
          </table:table-cell>
          <table:table-cell table:number-columns-repeated="2"/>
          <table:table-cell table:formula="of:=IF(ABS(([.C9]-[.$I$2])/16384) &gt; 0.1; ([.C9]-[.$I$2])/16384; 0)" office:value-type="float" office:value="0">
            <text:p>0.00</text:p>
          </table:table-cell>
          <table:table-cell table:formula="of:=[.K8]+[.J9]" office:value-type="float" office:value="-0.240419045472756">
            <text:p>-0.24</text:p>
          </table:table-cell>
          <table:table-cell table:style-name="Default" table:number-columns-repeated="2"/>
          <table:table-cell table:formula="of:=([.C9]-[.$M$2])/16384" office:value-type="float" office:value="-0.00995029547275642">
            <text:p>-0.01</text:p>
          </table:table-cell>
          <table:table-cell table:style-name="Default" table:number-columns-repeated="3"/>
          <table:table-cell table:number-columns-repeated="6"/>
          <table:table-cell table:formula="of:=([.A9]-[.T$2])/16384" office:value-type="float" office:value="-0.00174654447115385">
            <text:p>0.00</text:p>
          </table:table-cell>
          <table:table-cell table:formula="of:=IF(ABS(([.B9]-[.U$2])/16384) &gt; 0.1; ([.B9]-[.U$2])/16384; 0)" office:value-type="float" office:value="0">
            <text:p>0.00</text:p>
          </table:table-cell>
          <table:table-cell table:formula="of:=IF(ABS(([.C9]-[.V$2])/16384) &gt; 0.1; ([.C9]-[.V$2])/16384; 0)" office:value-type="float" office:value="0">
            <text:p>0.00</text:p>
          </table:table-cell>
          <table:table-cell/>
          <table:table-cell table:formula="of:=SQRT([.X9]*[.X9]+[.Y9]*[.Y9]+[.Z9]*[.Z9])" office:value-type="float" office:value="0.00174654447115385">
            <text:p>0.0017</text:p>
          </table:table-cell>
        </table:table-row>
        <table:table-row table:style-name="ro1">
          <table:table-cell office:value-type="float" office:value="16144">
            <text:p>16144</text:p>
          </table:table-cell>
          <table:table-cell office:value-type="float" office:value="-1812">
            <text:p>-1812</text:p>
          </table:table-cell>
          <table:table-cell office:value-type="float" office:value="-3408">
            <text:p>-3408</text:p>
          </table:table-cell>
          <table:table-cell office:value-type="float" office:value="26.69">
            <text:p>26.69</text:p>
          </table:table-cell>
          <table:table-cell office:value-type="float" office:value="907">
            <text:p>907</text:p>
          </table:table-cell>
          <table:table-cell office:value-type="float" office:value="-219">
            <text:p>-219</text:p>
          </table:table-cell>
          <table:table-cell office:value-type="string">
            <text:p>-138<text:tab/><text:tab/><text:tab/><text:tab/></text:p>
          </table:table-cell>
          <table:table-cell table:number-columns-repeated="2"/>
          <table:table-cell table:formula="of:=IF(ABS(([.C10]-[.$I$2])/16384) &gt; 0.1; ([.C10]-[.$I$2])/16384; 0)" office:value-type="float" office:value="0">
            <text:p>0.00</text:p>
          </table:table-cell>
          <table:table-cell table:formula="of:=[.K9]+[.J10]" office:value-type="float" office:value="-0.240419045472756">
            <text:p>-0.24</text:p>
          </table:table-cell>
          <table:table-cell table:style-name="Default" table:number-columns-repeated="2"/>
          <table:table-cell table:formula="of:=([.C10]-[.$M$2])/16384" office:value-type="float" office:value="-0.0131241235977564">
            <text:p>-0.01</text:p>
          </table:table-cell>
          <table:table-cell table:style-name="Default" table:number-columns-repeated="3"/>
          <table:table-cell table:number-columns-repeated="6"/>
          <table:table-cell table:formula="of:=([.A10]-[.T$2])/16384" office:value-type="float" office:value="-0.0102914663461539">
            <text:p>-0.01</text:p>
          </table:table-cell>
          <table:table-cell table:formula="of:=IF(ABS(([.B10]-[.U$2])/16384) &gt; 0.1; ([.B10]-[.U$2])/16384; 0)" office:value-type="float" office:value="0">
            <text:p>0.00</text:p>
          </table:table-cell>
          <table:table-cell table:formula="of:=IF(ABS(([.C10]-[.V$2])/16384) &gt; 0.1; ([.C10]-[.V$2])/16384; 0)" office:value-type="float" office:value="0">
            <text:p>0.00</text:p>
          </table:table-cell>
          <table:table-cell/>
          <table:table-cell table:formula="of:=SQRT([.X10]*[.X10]+[.Y10]*[.Y10]+[.Z10]*[.Z10])" office:value-type="float" office:value="0.0102914663461539">
            <text:p>0.0103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1728">
            <text:p>-1728</text:p>
          </table:table-cell>
          <table:table-cell office:value-type="float" office:value="-3324">
            <text:p>-3324</text:p>
          </table:table-cell>
          <table:table-cell office:value-type="float" office:value="26.79">
            <text:p>26.79</text:p>
          </table:table-cell>
          <table:table-cell office:value-type="float" office:value="841">
            <text:p>841</text:p>
          </table:table-cell>
          <table:table-cell office:value-type="float" office:value="69">
            <text:p>69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IF(ABS(([.C11]-[.$I$2])/16384) &gt; 0.1; ([.C11]-[.$I$2])/16384; 0)" office:value-type="float" office:value="0">
            <text:p>0.00</text:p>
          </table:table-cell>
          <table:table-cell table:formula="of:=[.K10]+[.J11]" office:value-type="float" office:value="-0.240419045472756">
            <text:p>-0.24</text:p>
          </table:table-cell>
          <table:table-cell table:style-name="Default" table:number-columns-repeated="2"/>
          <table:table-cell table:formula="of:=([.C11]-[.$M$2])/16384" office:value-type="float" office:value="-0.00799717047275642">
            <text:p>-0.01</text:p>
          </table:table-cell>
          <table:table-cell table:style-name="Default" table:number-columns-repeated="3"/>
          <table:table-cell table:number-columns-repeated="6"/>
          <table:table-cell table:formula="of:=([.A11]-[.T$2])/16384" office:value-type="float" office:value="-0.00467623197115386">
            <text:p>0.00</text:p>
          </table:table-cell>
          <table:table-cell table:formula="of:=IF(ABS(([.B11]-[.U$2])/16384) &gt; 0.1; ([.B11]-[.U$2])/16384; 0)" office:value-type="float" office:value="0">
            <text:p>0.00</text:p>
          </table:table-cell>
          <table:table-cell table:formula="of:=IF(ABS(([.C11]-[.V$2])/16384) &gt; 0.1; ([.C11]-[.V$2])/16384; 0)" office:value-type="float" office:value="0">
            <text:p>0.00</text:p>
          </table:table-cell>
          <table:table-cell/>
          <table:table-cell table:formula="of:=SQRT([.X11]*[.X11]+[.Y11]*[.Y11]+[.Z11]*[.Z11])" office:value-type="float" office:value="0.00467623197115386">
            <text:p>0.0047</text:p>
          </table:table-cell>
        </table:table-row>
        <table:table-row table:style-name="ro1">
          <table:table-cell office:value-type="float" office:value="16092">
            <text:p>16092</text:p>
          </table:table-cell>
          <table:table-cell office:value-type="float" office:value="-1764">
            <text:p>-1764</text:p>
          </table:table-cell>
          <table:table-cell office:value-type="float" office:value="-3444">
            <text:p>-3444</text:p>
          </table:table-cell>
          <table:table-cell office:value-type="float" office:value="26.74">
            <text:p>26.74</text:p>
          </table:table-cell>
          <table:table-cell office:value-type="float" office:value="775">
            <text:p>775</text:p>
          </table:table-cell>
          <table:table-cell office:value-type="float" office:value="-228">
            <text:p>-228</text:p>
          </table:table-cell>
          <table:table-cell office:value-type="string">
            <text:p>128<text:tab/><text:tab/><text:tab/><text:tab/></text:p>
          </table:table-cell>
          <table:table-cell table:number-columns-repeated="2"/>
          <table:table-cell table:formula="of:=IF(ABS(([.C12]-[.$I$2])/16384) &gt; 0.1; ([.C12]-[.$I$2])/16384; 0)" office:value-type="float" office:value="0">
            <text:p>0.00</text:p>
          </table:table-cell>
          <table:table-cell table:formula="of:=[.K11]+[.J12]" office:value-type="float" office:value="-0.240419045472756">
            <text:p>-0.24</text:p>
          </table:table-cell>
          <table:table-cell table:style-name="Default" table:number-columns-repeated="2"/>
          <table:table-cell table:formula="of:=([.C12]-[.$M$2])/16384" office:value-type="float" office:value="-0.0153213892227564">
            <text:p>-0.02</text:p>
          </table:table-cell>
          <table:table-cell table:style-name="Default" table:number-columns-repeated="3"/>
          <table:table-cell table:number-columns-repeated="6"/>
          <table:table-cell table:formula="of:=([.A12]-[.T$2])/16384" office:value-type="float" office:value="-0.0134652944711539">
            <text:p>-0.01</text:p>
          </table:table-cell>
          <table:table-cell table:formula="of:=IF(ABS(([.B12]-[.U$2])/16384) &gt; 0.1; ([.B12]-[.U$2])/16384; 0)" office:value-type="float" office:value="0">
            <text:p>0.00</text:p>
          </table:table-cell>
          <table:table-cell table:formula="of:=IF(ABS(([.C12]-[.V$2])/16384) &gt; 0.1; ([.C12]-[.V$2])/16384; 0)" office:value-type="float" office:value="0">
            <text:p>0.00</text:p>
          </table:table-cell>
          <table:table-cell/>
          <table:table-cell table:formula="of:=SQRT([.X12]*[.X12]+[.Y12]*[.Y12]+[.Z12]*[.Z12])" office:value-type="float" office:value="0.0134652944711539">
            <text:p>0.0135</text:p>
          </table:table-cell>
        </table:table-row>
        <table:table-row table:style-name="ro1">
          <table:table-cell office:value-type="float" office:value="16436">
            <text:p>16436</text:p>
          </table:table-cell>
          <table:table-cell office:value-type="float" office:value="-1636">
            <text:p>-1636</text:p>
          </table:table-cell>
          <table:table-cell office:value-type="float" office:value="-3328">
            <text:p>-3328</text:p>
          </table:table-cell>
          <table:table-cell office:value-type="float" office:value="26.79">
            <text:p>26.79</text:p>
          </table:table-cell>
          <table:table-cell office:value-type="float" office:value="594">
            <text:p>594</text:p>
          </table:table-cell>
          <table:table-cell office:value-type="float" office:value="-108">
            <text:p>-108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IF(ABS(([.C13]-[.$I$2])/16384) &gt; 0.1; ([.C13]-[.$I$2])/16384; 0)" office:value-type="float" office:value="0">
            <text:p>0.00</text:p>
          </table:table-cell>
          <table:table-cell table:formula="of:=[.K12]+[.J13]" office:value-type="float" office:value="-0.240419045472756">
            <text:p>-0.24</text:p>
          </table:table-cell>
          <table:table-cell table:style-name="Default" table:number-columns-repeated="2"/>
          <table:table-cell table:formula="of:=([.C13]-[.$M$2])/16384" office:value-type="float" office:value="-0.00824131109775642">
            <text:p>-0.01</text:p>
          </table:table-cell>
          <table:table-cell table:style-name="Default" table:number-columns-repeated="3"/>
          <table:table-cell table:number-columns-repeated="6"/>
          <table:table-cell table:formula="of:=([.A13]-[.T$2])/16384" office:value-type="float" office:value="0.00753079927884615">
            <text:p>0.01</text:p>
          </table:table-cell>
          <table:table-cell table:formula="of:=IF(ABS(([.B13]-[.U$2])/16384) &gt; 0.1; ([.B13]-[.U$2])/16384; 0)" office:value-type="float" office:value="0">
            <text:p>0.00</text:p>
          </table:table-cell>
          <table:table-cell table:formula="of:=IF(ABS(([.C13]-[.V$2])/16384) &gt; 0.1; ([.C13]-[.V$2])/16384; 0)" office:value-type="float" office:value="0">
            <text:p>0.00</text:p>
          </table:table-cell>
          <table:table-cell/>
          <table:table-cell table:formula="of:=SQRT([.X13]*[.X13]+[.Y13]*[.Y13]+[.Z13]*[.Z13])" office:value-type="float" office:value="0.00753079927884615">
            <text:p>0.0075</text:p>
          </table:table-cell>
        </table:table-row>
        <table:table-row table:style-name="ro1">
          <table:table-cell office:value-type="float" office:value="16272">
            <text:p>16272</text:p>
          </table:table-cell>
          <table:table-cell office:value-type="float" office:value="-1488">
            <text:p>-1488</text:p>
          </table:table-cell>
          <table:table-cell office:value-type="float" office:value="-3636">
            <text:p>-3636</text:p>
          </table:table-cell>
          <table:table-cell office:value-type="float" office:value="26.74">
            <text:p>26.74</text:p>
          </table:table-cell>
          <table:table-cell office:value-type="float" office:value="188">
            <text:p>188</text:p>
          </table:table-cell>
          <table:table-cell office:value-type="float" office:value="-182">
            <text:p>-182</text:p>
          </table:table-cell>
          <table:table-cell office:value-type="string">
            <text:p>288<text:tab/><text:tab/><text:tab/><text:tab/></text:p>
          </table:table-cell>
          <table:table-cell table:number-columns-repeated="2"/>
          <table:table-cell table:formula="of:=IF(ABS(([.C14]-[.$I$2])/16384) &gt; 0.1; ([.C14]-[.$I$2])/16384; 0)" office:value-type="float" office:value="0">
            <text:p>0.00</text:p>
          </table:table-cell>
          <table:table-cell table:formula="of:=[.K13]+[.J14]" office:value-type="float" office:value="-0.240419045472756">
            <text:p>-0.24</text:p>
          </table:table-cell>
          <table:table-cell table:style-name="Default" table:number-columns-repeated="2"/>
          <table:table-cell table:formula="of:=([.C14]-[.$M$2])/16384" office:value-type="float" office:value="-0.0270401392227564">
            <text:p>-0.03</text:p>
          </table:table-cell>
          <table:table-cell table:style-name="Default" table:number-columns-repeated="3"/>
          <table:table-cell table:number-columns-repeated="6"/>
          <table:table-cell table:formula="of:=([.A14]-[.T$2])/16384" office:value-type="float" office:value="-0.00247896634615385">
            <text:p>0.00</text:p>
          </table:table-cell>
          <table:table-cell table:formula="of:=IF(ABS(([.B14]-[.U$2])/16384) &gt; 0.1; ([.B14]-[.U$2])/16384; 0)" office:value-type="float" office:value="0">
            <text:p>0.00</text:p>
          </table:table-cell>
          <table:table-cell table:formula="of:=IF(ABS(([.C14]-[.V$2])/16384) &gt; 0.1; ([.C14]-[.V$2])/16384; 0)" office:value-type="float" office:value="0">
            <text:p>0.00</text:p>
          </table:table-cell>
          <table:table-cell/>
          <table:table-cell table:formula="of:=SQRT([.X14]*[.X14]+[.Y14]*[.Y14]+[.Z14]*[.Z14])" office:value-type="float" office:value="0.00247896634615385">
            <text:p>0.0025</text:p>
          </table:table-cell>
        </table:table-row>
        <table:table-row table:style-name="ro1">
          <table:table-cell office:value-type="float" office:value="16304">
            <text:p>16304</text:p>
          </table:table-cell>
          <table:table-cell office:value-type="float" office:value="-1816">
            <text:p>-1816</text:p>
          </table:table-cell>
          <table:table-cell office:value-type="float" office:value="-3304">
            <text:p>-3304</text:p>
          </table:table-cell>
          <table:table-cell office:value-type="float" office:value="26.79">
            <text:p>26.79</text:p>
          </table:table-cell>
          <table:table-cell office:value-type="float" office:value="-85">
            <text:p>-85</text:p>
          </table:table-cell>
          <table:table-cell office:value-type="float" office:value="-135">
            <text:p>-135</text:p>
          </table:table-cell>
          <table:table-cell office:value-type="string">
            <text:p>219<text:tab/><text:tab/><text:tab/><text:tab/></text:p>
          </table:table-cell>
          <table:table-cell table:number-columns-repeated="2"/>
          <table:table-cell table:formula="of:=IF(ABS(([.C15]-[.$I$2])/16384) &gt; 0.1; ([.C15]-[.$I$2])/16384; 0)" office:value-type="float" office:value="0">
            <text:p>0.00</text:p>
          </table:table-cell>
          <table:table-cell table:formula="of:=[.K14]+[.J15]" office:value-type="float" office:value="-0.240419045472756">
            <text:p>-0.24</text:p>
          </table:table-cell>
          <table:table-cell table:style-name="Default" table:number-columns-repeated="2"/>
          <table:table-cell table:formula="of:=([.C15]-[.$M$2])/16384" office:value-type="float" office:value="-0.00677646734775642">
            <text:p>-0.01</text:p>
          </table:table-cell>
          <table:table-cell table:style-name="Default" table:number-columns-repeated="3"/>
          <table:table-cell table:number-columns-repeated="6"/>
          <table:table-cell table:formula="of:=([.A15]-[.T$2])/16384" office:value-type="float" office:value="-0.000525841346153855">
            <text:p>0.00</text:p>
          </table:table-cell>
          <table:table-cell table:formula="of:=IF(ABS(([.B15]-[.U$2])/16384) &gt; 0.1; ([.B15]-[.U$2])/16384; 0)" office:value-type="float" office:value="0">
            <text:p>0.00</text:p>
          </table:table-cell>
          <table:table-cell table:formula="of:=IF(ABS(([.C15]-[.V$2])/16384) &gt; 0.1; ([.C15]-[.V$2])/16384; 0)" office:value-type="float" office:value="0">
            <text:p>0.00</text:p>
          </table:table-cell>
          <table:table-cell/>
          <table:table-cell table:formula="of:=SQRT([.X15]*[.X15]+[.Y15]*[.Y15]+[.Z15]*[.Z15])" office:value-type="float" office:value="0.000525841346153855">
            <text:p>0.0005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1608">
            <text:p>-1608</text:p>
          </table:table-cell>
          <table:table-cell office:value-type="float" office:value="-3456">
            <text:p>-3456</text:p>
          </table:table-cell>
          <table:table-cell office:value-type="float" office:value="26.74">
            <text:p>26.74</text:p>
          </table:table-cell>
          <table:table-cell office:value-type="float" office:value="-38">
            <text:p>-38</text:p>
          </table:table-cell>
          <table:table-cell office:value-type="float" office:value="-144">
            <text:p>-144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IF(ABS(([.C16]-[.$I$2])/16384) &gt; 0.1; ([.C16]-[.$I$2])/16384; 0)" office:value-type="float" office:value="0">
            <text:p>0.00</text:p>
          </table:table-cell>
          <table:table-cell table:formula="of:=[.K15]+[.J16]" office:value-type="float" office:value="-0.240419045472756">
            <text:p>-0.24</text:p>
          </table:table-cell>
          <table:table-cell table:style-name="Default" table:number-columns-repeated="2"/>
          <table:table-cell table:formula="of:=([.C16]-[.$M$2])/16384" office:value-type="float" office:value="-0.0160538110977564">
            <text:p>-0.02</text:p>
          </table:table-cell>
          <table:table-cell table:style-name="Default" table:number-columns-repeated="3"/>
          <table:table-cell table:number-columns-repeated="6"/>
          <table:table-cell table:formula="of:=([.A16]-[.T$2])/16384" office:value-type="float" office:value="0.00118314302884615">
            <text:p>0.00</text:p>
          </table:table-cell>
          <table:table-cell table:formula="of:=IF(ABS(([.B16]-[.U$2])/16384) &gt; 0.1; ([.B16]-[.U$2])/16384; 0)" office:value-type="float" office:value="0">
            <text:p>0.00</text:p>
          </table:table-cell>
          <table:table-cell table:formula="of:=IF(ABS(([.C16]-[.V$2])/16384) &gt; 0.1; ([.C16]-[.V$2])/16384; 0)" office:value-type="float" office:value="0">
            <text:p>0.00</text:p>
          </table:table-cell>
          <table:table-cell/>
          <table:table-cell table:formula="of:=SQRT([.X16]*[.X16]+[.Y16]*[.Y16]+[.Z16]*[.Z16])" office:value-type="float" office:value="0.00118314302884615">
            <text:p>0.0012</text:p>
          </table:table-cell>
        </table:table-row>
        <table:table-row table:style-name="ro1">
          <table:table-cell office:value-type="float" office:value="16064">
            <text:p>16064</text:p>
          </table:table-cell>
          <table:table-cell office:value-type="float" office:value="-1656">
            <text:p>-1656</text:p>
          </table:table-cell>
          <table:table-cell office:value-type="float" office:value="-3668">
            <text:p>-3668</text:p>
          </table:table-cell>
          <table:table-cell office:value-type="float" office:value="26.79">
            <text:p>26.79</text:p>
          </table:table-cell>
          <table:table-cell office:value-type="float" office:value="-40">
            <text:p>-40</text:p>
          </table:table-cell>
          <table:table-cell office:value-type="float" office:value="-188">
            <text:p>-188</text:p>
          </table:table-cell>
          <table:table-cell office:value-type="string">
            <text:p>0<text:tab/><text:tab/><text:tab/><text:tab/></text:p>
          </table:table-cell>
          <table:table-cell table:number-columns-repeated="2"/>
          <table:table-cell table:formula="of:=IF(ABS(([.C17]-[.$I$2])/16384) &gt; 0.1; ([.C17]-[.$I$2])/16384; 0)" office:value-type="float" office:value="0">
            <text:p>0.00</text:p>
          </table:table-cell>
          <table:table-cell table:formula="of:=[.K16]+[.J17]" office:value-type="float" office:value="-0.240419045472756">
            <text:p>-0.24</text:p>
          </table:table-cell>
          <table:table-cell table:style-name="Default" table:number-columns-repeated="2"/>
          <table:table-cell table:formula="of:=([.C17]-[.$M$2])/16384" office:value-type="float" office:value="-0.0289932642227564">
            <text:p>-0.03</text:p>
          </table:table-cell>
          <table:table-cell table:style-name="Default" table:number-columns-repeated="3"/>
          <table:table-cell table:number-columns-repeated="6"/>
          <table:table-cell table:formula="of:=([.A17]-[.T$2])/16384" office:value-type="float" office:value="-0.0151742788461539">
            <text:p>-0.02</text:p>
          </table:table-cell>
          <table:table-cell table:formula="of:=IF(ABS(([.B17]-[.U$2])/16384) &gt; 0.1; ([.B17]-[.U$2])/16384; 0)" office:value-type="float" office:value="0">
            <text:p>0.00</text:p>
          </table:table-cell>
          <table:table-cell table:formula="of:=IF(ABS(([.C17]-[.V$2])/16384) &gt; 0.1; ([.C17]-[.V$2])/16384; 0)" office:value-type="float" office:value="0">
            <text:p>0.00</text:p>
          </table:table-cell>
          <table:table-cell/>
          <table:table-cell table:formula="of:=SQRT([.X17]*[.X17]+[.Y17]*[.Y17]+[.Z17]*[.Z17])" office:value-type="float" office:value="0.0151742788461539">
            <text:p>0.0152</text:p>
          </table:table-cell>
        </table:table-row>
        <table:table-row table:style-name="ro1">
          <table:table-cell office:value-type="float" office:value="16568">
            <text:p>16568</text:p>
          </table:table-cell>
          <table:table-cell office:value-type="float" office:value="-1556">
            <text:p>-1556</text:p>
          </table:table-cell>
          <table:table-cell office:value-type="float" office:value="-3512">
            <text:p>-3512</text:p>
          </table:table-cell>
          <table:table-cell office:value-type="float" office:value="26.69">
            <text:p>26.69</text:p>
          </table:table-cell>
          <table:table-cell office:value-type="float" office:value="161">
            <text:p>161</text:p>
          </table:table-cell>
          <table:table-cell office:value-type="float" office:value="-45">
            <text:p>-45</text:p>
          </table:table-cell>
          <table:table-cell office:value-type="string">
            <text:p>-106<text:tab/><text:tab/><text:tab/><text:tab/></text:p>
          </table:table-cell>
          <table:table-cell table:number-columns-repeated="2"/>
          <table:table-cell table:formula="of:=IF(ABS(([.C18]-[.$I$2])/16384) &gt; 0.1; ([.C18]-[.$I$2])/16384; 0)" office:value-type="float" office:value="0">
            <text:p>0.00</text:p>
          </table:table-cell>
          <table:table-cell table:formula="of:=[.K17]+[.J18]" office:value-type="float" office:value="-0.240419045472756">
            <text:p>-0.24</text:p>
          </table:table-cell>
          <table:table-cell table:style-name="Default" table:number-columns-repeated="2"/>
          <table:table-cell table:formula="of:=([.C18]-[.$M$2])/16384" office:value-type="float" office:value="-0.0194717798477564">
            <text:p>-0.02</text:p>
          </table:table-cell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table:number-columns-repeated="6"/>
          <table:table-cell table:formula="of:=([.A18]-[.T$2])/16384" office:value-type="float" office:value="0.0155874399038461">
            <text:p>0.02</text:p>
          </table:table-cell>
          <table:table-cell table:formula="of:=IF(ABS(([.B18]-[.U$2])/16384) &gt; 0.1; ([.B18]-[.U$2])/16384; 0)" office:value-type="float" office:value="0">
            <text:p>0.00</text:p>
          </table:table-cell>
          <table:table-cell table:formula="of:=IF(ABS(([.C18]-[.V$2])/16384) &gt; 0.1; ([.C18]-[.V$2])/16384; 0)" office:value-type="float" office:value="0">
            <text:p>0.00</text:p>
          </table:table-cell>
          <table:table-cell/>
          <table:table-cell table:formula="of:=SQRT([.X18]*[.X18]+[.Y18]*[.Y18]+[.Z18]*[.Z18])" office:value-type="float" office:value="0.0155874399038461">
            <text:p>0.0156</text:p>
          </table:table-cell>
        </table:table-row>
        <table:table-row table:style-name="ro1">
          <table:table-cell office:value-type="float" office:value="16256">
            <text:p>16256</text:p>
          </table:table-cell>
          <table:table-cell office:value-type="float" office:value="-1528">
            <text:p>-1528</text:p>
          </table:table-cell>
          <table:table-cell office:value-type="float" office:value="-3704">
            <text:p>-3704</text:p>
          </table:table-cell>
          <table:table-cell office:value-type="float" office:value="26.69">
            <text:p>26.69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string">
            <text:p>2<text:tab/><text:tab/><text:tab/><text:tab/></text:p>
          </table:table-cell>
          <table:table-cell table:number-columns-repeated="2"/>
          <table:table-cell table:formula="of:=IF(ABS(([.C19]-[.$I$2])/16384) &gt; 0.1; ([.C19]-[.$I$2])/16384; 0)" office:value-type="float" office:value="0">
            <text:p>0.00</text:p>
          </table:table-cell>
          <table:table-cell table:formula="of:=[.K18]+[.J19]" office:value-type="float" office:value="-0.240419045472756">
            <text:p>-0.24</text:p>
          </table:table-cell>
          <table:table-cell table:style-name="Default" table:number-columns-repeated="2"/>
          <table:table-cell table:formula="of:=([.C19]-[.$M$2])/16384" office:value-type="float" office:value="-0.0311905298477564">
            <text:p>-0.03</text:p>
          </table:table-cell>
          <table:table-cell table:formula="of:=AVERAGE([.N2:.N18])" office:value-type="float" office:value="-0.0225881631198152">
            <text:p>-0.02</text:p>
          </table:table-cell>
          <table:table-cell table:formula="of:=[.N19]-[.O19]" office:value-type="float" office:value="-0.00860236672794118">
            <text:p>-0.009</text:p>
          </table:table-cell>
          <table:table-cell table:formula="of:=[.Q18]+[.P19]" office:value-type="float" office:value="-0.00860236672794118">
            <text:p>-0.009</text:p>
          </table:table-cell>
          <table:table-cell table:number-columns-repeated="6"/>
          <table:table-cell table:formula="of:=([.A19]-[.T$2])/16384" office:value-type="float" office:value="-0.00345552884615385">
            <text:p>0.00</text:p>
          </table:table-cell>
          <table:table-cell table:formula="of:=IF(ABS(([.B19]-[.U$2])/16384) &gt; 0.1; ([.B19]-[.U$2])/16384; 0)" office:value-type="float" office:value="0">
            <text:p>0.00</text:p>
          </table:table-cell>
          <table:table-cell table:formula="of:=IF(ABS(([.C19]-[.V$2])/16384) &gt; 0.1; ([.C19]-[.V$2])/16384; 0)" office:value-type="float" office:value="0">
            <text:p>0.00</text:p>
          </table:table-cell>
          <table:table-cell/>
          <table:table-cell table:formula="of:=SQRT([.X19]*[.X19]+[.Y19]*[.Y19]+[.Z19]*[.Z19])" office:value-type="float" office:value="0.00345552884615385">
            <text:p>0.0035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424">
            <text:p>-1424</text:p>
          </table:table-cell>
          <table:table-cell office:value-type="float" office:value="-3476">
            <text:p>-3476</text:p>
          </table:table-cell>
          <table:table-cell office:value-type="float" office:value="26.74">
            <text:p>26.74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string">
            <text:p>132<text:tab/><text:tab/><text:tab/><text:tab/></text:p>
          </table:table-cell>
          <table:table-cell table:number-columns-repeated="2"/>
          <table:table-cell table:formula="of:=IF(ABS(([.C20]-[.$I$2])/16384) &gt; 0.1; ([.C20]-[.$I$2])/16384; 0)" office:value-type="float" office:value="0">
            <text:p>0.00</text:p>
          </table:table-cell>
          <table:table-cell table:formula="of:=[.K19]+[.J20]" office:value-type="float" office:value="-0.240419045472756">
            <text:p>-0.24</text:p>
          </table:table-cell>
          <table:table-cell table:style-name="Default" table:number-columns-repeated="2"/>
          <table:table-cell table:formula="of:=([.C20]-[.$M$2])/16384" office:value-type="float" office:value="-0.0172745142227564">
            <text:p>-0.02</text:p>
          </table:table-cell>
          <table:table-cell table:formula="of:=AVERAGE([.N3:.N19])" office:value-type="float" office:value="-0.0102806033771682">
            <text:p>-0.01</text:p>
          </table:table-cell>
          <table:table-cell table:formula="of:=[.N20]-[.O20]" office:value-type="float" office:value="-0.00699391084558824">
            <text:p>-0.007</text:p>
          </table:table-cell>
          <table:table-cell table:formula="of:=[.Q19]+[.P20]" office:value-type="float" office:value="-0.0155962775735294">
            <text:p>-0.016</text:p>
          </table:table-cell>
          <table:table-cell table:number-columns-repeated="6"/>
          <table:table-cell table:formula="of:=([.A20]-[.T$2])/16384" office:value-type="float" office:value="-0.00492037259615386">
            <text:p>0.00</text:p>
          </table:table-cell>
          <table:table-cell table:formula="of:=IF(ABS(([.B20]-[.U$2])/16384) &gt; 0.1; ([.B20]-[.U$2])/16384; 0)" office:value-type="float" office:value="0">
            <text:p>0.00</text:p>
          </table:table-cell>
          <table:table-cell table:formula="of:=IF(ABS(([.C20]-[.V$2])/16384) &gt; 0.1; ([.C20]-[.V$2])/16384; 0)" office:value-type="float" office:value="0">
            <text:p>0.00</text:p>
          </table:table-cell>
          <table:table-cell/>
          <table:table-cell table:formula="of:=SQRT([.X20]*[.X20]+[.Y20]*[.Y20]+[.Z20]*[.Z20])" office:value-type="float" office:value="0.00492037259615386">
            <text:p>0.0049</text:p>
          </table:table-cell>
        </table:table-row>
        <table:table-row table:style-name="ro1">
          <table:table-cell office:value-type="float" office:value="16452">
            <text:p>16452</text:p>
          </table:table-cell>
          <table:table-cell office:value-type="float" office:value="-1444">
            <text:p>-1444</text:p>
          </table:table-cell>
          <table:table-cell office:value-type="float" office:value="-3344">
            <text:p>-3344</text:p>
          </table:table-cell>
          <table:table-cell office:value-type="float" office:value="26.79">
            <text:p>26.79</text:p>
          </table:table-cell>
          <table:table-cell office:value-type="float" office:value="-16">
            <text:p>-16</text:p>
          </table:table-cell>
          <table:table-cell office:value-type="float" office:value="-138">
            <text:p>-138</text:p>
          </table:table-cell>
          <table:table-cell office:value-type="string">
            <text:p>265<text:tab/><text:tab/><text:tab/><text:tab/></text:p>
          </table:table-cell>
          <table:table-cell table:number-columns-repeated="2"/>
          <table:table-cell table:formula="of:=IF(ABS(([.C21]-[.$I$2])/16384) &gt; 0.1; ([.C21]-[.$I$2])/16384; 0)" office:value-type="float" office:value="0">
            <text:p>0.00</text:p>
          </table:table-cell>
          <table:table-cell table:formula="of:=[.K20]+[.J21]" office:value-type="float" office:value="-0.240419045472756">
            <text:p>-0.24</text:p>
          </table:table-cell>
          <table:table-cell table:style-name="Default" table:number-columns-repeated="2"/>
          <table:table-cell table:formula="of:=([.C21]-[.$M$2])/16384" office:value-type="float" office:value="-0.00921787359775642">
            <text:p>-0.01</text:p>
          </table:table-cell>
          <table:table-cell table:formula="of:=AVERAGE([.N4:.N20])" office:value-type="float" office:value="-0.0123917017227564">
            <text:p>-0.01</text:p>
          </table:table-cell>
          <table:table-cell table:formula="of:=[.N21]-[.O21]" office:value-type="float" office:value="0.003173828125">
            <text:p>0.003</text:p>
          </table:table-cell>
          <table:table-cell table:formula="of:=[.Q20]+[.P21]" office:value-type="float" office:value="-0.0124224494485294">
            <text:p>-0.012</text:p>
          </table:table-cell>
          <table:table-cell table:number-columns-repeated="6"/>
          <table:table-cell table:formula="of:=([.A21]-[.T$2])/16384" office:value-type="float" office:value="0.00850736177884614">
            <text:p>0.01</text:p>
          </table:table-cell>
          <table:table-cell table:formula="of:=IF(ABS(([.B21]-[.U$2])/16384) &gt; 0.1; ([.B21]-[.U$2])/16384; 0)" office:value-type="float" office:value="0">
            <text:p>0.00</text:p>
          </table:table-cell>
          <table:table-cell table:formula="of:=IF(ABS(([.C21]-[.V$2])/16384) &gt; 0.1; ([.C21]-[.V$2])/16384; 0)" office:value-type="float" office:value="0">
            <text:p>0.00</text:p>
          </table:table-cell>
          <table:table-cell/>
          <table:table-cell table:formula="of:=SQRT([.X21]*[.X21]+[.Y21]*[.Y21]+[.Z21]*[.Z21])" office:value-type="float" office:value="0.00850736177884614">
            <text:p>0.0085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236">
            <text:p>-1236</text:p>
          </table:table-cell>
          <table:table-cell office:value-type="float" office:value="-3544">
            <text:p>-3544</text:p>
          </table:table-cell>
          <table:table-cell office:value-type="float" office:value="26.74">
            <text:p>26.74</text:p>
          </table:table-cell>
          <table:table-cell office:value-type="float" office:value="-60">
            <text:p>-60</text:p>
          </table:table-cell>
          <table:table-cell office:value-type="float" office:value="-221">
            <text:p>-221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IF(ABS(([.C22]-[.$I$2])/16384) &gt; 0.1; ([.C22]-[.$I$2])/16384; 0)" office:value-type="float" office:value="0">
            <text:p>0.00</text:p>
          </table:table-cell>
          <table:table-cell table:formula="of:=[.K21]+[.J22]" office:value-type="float" office:value="-0.240419045472756">
            <text:p>-0.24</text:p>
          </table:table-cell>
          <table:table-cell table:style-name="Default" table:number-columns-repeated="2"/>
          <table:table-cell table:formula="of:=([.C22]-[.$M$2])/16384" office:value-type="float" office:value="-0.0214249048477564">
            <text:p>-0.02</text:p>
          </table:table-cell>
          <table:table-cell table:formula="of:=AVERAGE([.N5:.N21])" office:value-type="float" office:value="-0.0134400702889329">
            <text:p>-0.01</text:p>
          </table:table-cell>
          <table:table-cell table:formula="of:=[.N22]-[.O22]" office:value-type="float" office:value="-0.00798483455882353">
            <text:p>-0.008</text:p>
          </table:table-cell>
          <table:table-cell table:formula="of:=[.Q21]+[.P22]" office:value-type="float" office:value="-0.0204072840073529">
            <text:p>-0.020</text:p>
          </table:table-cell>
          <table:table-cell table:number-columns-repeated="6"/>
          <table:table-cell table:formula="of:=([.A22]-[.T$2])/16384" office:value-type="float" office:value="0.000694861778846145">
            <text:p>0.00</text:p>
          </table:table-cell>
          <table:table-cell table:formula="of:=IF(ABS(([.B22]-[.U$2])/16384) &gt; 0.1; ([.B22]-[.U$2])/16384; 0)" office:value-type="float" office:value="0">
            <text:p>0.00</text:p>
          </table:table-cell>
          <table:table-cell table:formula="of:=IF(ABS(([.C22]-[.V$2])/16384) &gt; 0.1; ([.C22]-[.V$2])/16384; 0)" office:value-type="float" office:value="0">
            <text:p>0.00</text:p>
          </table:table-cell>
          <table:table-cell/>
          <table:table-cell table:formula="of:=SQRT([.X22]*[.X22]+[.Y22]*[.Y22]+[.Z22]*[.Z22])" office:value-type="float" office:value="0.000694861778846145">
            <text:p>0.0007</text:p>
          </table:table-cell>
        </table:table-row>
        <table:table-row table:style-name="ro1">
          <table:table-cell office:value-type="float" office:value="16076">
            <text:p>16076</text:p>
          </table:table-cell>
          <table:table-cell office:value-type="float" office:value="-1380">
            <text:p>-1380</text:p>
          </table:table-cell>
          <table:table-cell office:value-type="float" office:value="-3768">
            <text:p>-3768</text:p>
          </table:table-cell>
          <table:table-cell office:value-type="float" office:value="26.79">
            <text:p>26.79</text:p>
          </table:table-cell>
          <table:table-cell office:value-type="float" office:value="-244">
            <text:p>-244</text:p>
          </table:table-cell>
          <table:table-cell office:value-type="float" office:value="-33">
            <text:p>-33</text:p>
          </table:table-cell>
          <table:table-cell office:value-type="string">
            <text:p>26<text:tab/><text:tab/><text:tab/><text:tab/></text:p>
          </table:table-cell>
          <table:table-cell table:number-columns-repeated="2"/>
          <table:table-cell table:formula="of:=IF(ABS(([.C23]-[.$I$2])/16384) &gt; 0.1; ([.C23]-[.$I$2])/16384; 0)" office:value-type="float" office:value="0">
            <text:p>0.00</text:p>
          </table:table-cell>
          <table:table-cell table:formula="of:=[.K22]+[.J23]" office:value-type="float" office:value="-0.240419045472756">
            <text:p>-0.24</text:p>
          </table:table-cell>
          <table:table-cell table:style-name="Default" table:number-columns-repeated="2"/>
          <table:table-cell table:formula="of:=([.C23]-[.$M$2])/16384" office:value-type="float" office:value="-0.0350967798477564">
            <text:p>-0.04</text:p>
          </table:table-cell>
          <table:table-cell table:formula="of:=AVERAGE([.N6:.N22])" office:value-type="float" office:value="-0.0137560169801094">
            <text:p>-0.01</text:p>
          </table:table-cell>
          <table:table-cell table:formula="of:=[.N23]-[.O23]" office:value-type="float" office:value="-0.0213407628676471">
            <text:p>-0.021</text:p>
          </table:table-cell>
          <table:table-cell table:formula="of:=[.Q22]+[.P23]" office:value-type="float" office:value="-0.041748046875">
            <text:p>-0.042</text:p>
          </table:table-cell>
          <table:table-cell table:number-columns-repeated="6"/>
          <table:table-cell table:formula="of:=([.A23]-[.T$2])/16384" office:value-type="float" office:value="-0.0144418569711539">
            <text:p>-0.01</text:p>
          </table:table-cell>
          <table:table-cell table:formula="of:=IF(ABS(([.B23]-[.U$2])/16384) &gt; 0.1; ([.B23]-[.U$2])/16384; 0)" office:value-type="float" office:value="0">
            <text:p>0.00</text:p>
          </table:table-cell>
          <table:table-cell table:formula="of:=IF(ABS(([.C23]-[.V$2])/16384) &gt; 0.1; ([.C23]-[.V$2])/16384; 0)" office:value-type="float" office:value="0">
            <text:p>0.00</text:p>
          </table:table-cell>
          <table:table-cell/>
          <table:table-cell table:formula="of:=SQRT([.X23]*[.X23]+[.Y23]*[.Y23]+[.Z23]*[.Z23])" office:value-type="float" office:value="0.0144418569711539">
            <text:p>0.0144</text:p>
          </table:table-cell>
        </table:table-row>
        <table:table-row table:style-name="ro1">
          <table:table-cell office:value-type="float" office:value="16412">
            <text:p>16412</text:p>
          </table:table-cell>
          <table:table-cell office:value-type="float" office:value="-1316">
            <text:p>-1316</text:p>
          </table:table-cell>
          <table:table-cell office:value-type="float" office:value="-3580">
            <text:p>-3580</text:p>
          </table:table-cell>
          <table:table-cell office:value-type="float" office:value="26.79">
            <text:p>26.79</text:p>
          </table:table-cell>
          <table:table-cell office:value-type="float" office:value="-548">
            <text:p>-548</text:p>
          </table:table-cell>
          <table:table-cell office:value-type="float" office:value="262">
            <text:p>262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IF(ABS(([.C24]-[.$I$2])/16384) &gt; 0.1; ([.C24]-[.$I$2])/16384; 0)" office:value-type="float" office:value="0">
            <text:p>0.00</text:p>
          </table:table-cell>
          <table:table-cell table:formula="of:=[.K23]+[.J24]" office:value-type="float" office:value="-0.240419045472756">
            <text:p>-0.24</text:p>
          </table:table-cell>
          <table:table-cell table:style-name="Default" table:number-columns-repeated="2"/>
          <table:table-cell table:formula="of:=([.C24]-[.$M$2])/16384" office:value-type="float" office:value="-0.0236221704727564">
            <text:p>-0.02</text:p>
          </table:table-cell>
          <table:table-cell table:formula="of:=AVERAGE([.N7:.N23])" office:value-type="float" office:value="-0.0155368074212858">
            <text:p>-0.02</text:p>
          </table:table-cell>
          <table:table-cell table:formula="of:=[.N24]-[.O24]" office:value-type="float" office:value="-0.00808536305147059">
            <text:p>-0.008</text:p>
          </table:table-cell>
          <table:table-cell table:formula="of:=[.Q23]+[.P24]" office:value-type="float" office:value="-0.0498334099264706">
            <text:p>-0.050</text:p>
          </table:table-cell>
          <table:table-cell table:number-columns-repeated="6"/>
          <table:table-cell table:formula="of:=([.A24]-[.T$2])/16384" office:value-type="float" office:value="0.00606595552884615">
            <text:p>0.01</text:p>
          </table:table-cell>
          <table:table-cell table:formula="of:=IF(ABS(([.B24]-[.U$2])/16384) &gt; 0.1; ([.B24]-[.U$2])/16384; 0)" office:value-type="float" office:value="0">
            <text:p>0.00</text:p>
          </table:table-cell>
          <table:table-cell table:formula="of:=IF(ABS(([.C24]-[.V$2])/16384) &gt; 0.1; ([.C24]-[.V$2])/16384; 0)" office:value-type="float" office:value="0">
            <text:p>0.00</text:p>
          </table:table-cell>
          <table:table-cell/>
          <table:table-cell table:formula="of:=SQRT([.X24]*[.X24]+[.Y24]*[.Y24]+[.Z24]*[.Z24])" office:value-type="float" office:value="0.00606595552884615">
            <text:p>0.0061</text:p>
          </table:table-cell>
        </table:table-row>
        <table:table-row table:style-name="ro1">
          <table:table-cell office:value-type="float" office:value="16388">
            <text:p>16388</text:p>
          </table:table-cell>
          <table:table-cell office:value-type="float" office:value="-1288">
            <text:p>-1288</text:p>
          </table:table-cell>
          <table:table-cell office:value-type="float" office:value="-3572">
            <text:p>-3572</text:p>
          </table:table-cell>
          <table:table-cell office:value-type="float" office:value="26.79">
            <text:p>26.79</text:p>
          </table:table-cell>
          <table:table-cell office:value-type="float" office:value="-416">
            <text:p>-416</text:p>
          </table:table-cell>
          <table:table-cell office:value-type="float" office:value="-70">
            <text:p>-70</text:p>
          </table:table-cell>
          <table:table-cell office:value-type="string">
            <text:p>-15<text:tab/><text:tab/><text:tab/><text:tab/></text:p>
          </table:table-cell>
          <table:table-cell table:number-columns-repeated="2"/>
          <table:table-cell table:formula="of:=IF(ABS(([.C25]-[.$I$2])/16384) &gt; 0.1; ([.C25]-[.$I$2])/16384; 0)" office:value-type="float" office:value="0">
            <text:p>0.00</text:p>
          </table:table-cell>
          <table:table-cell table:formula="of:=[.K24]+[.J25]" office:value-type="float" office:value="-0.240419045472756">
            <text:p>-0.24</text:p>
          </table:table-cell>
          <table:table-cell table:style-name="Default" table:number-columns-repeated="2"/>
          <table:table-cell table:formula="of:=([.C25]-[.$M$2])/16384" office:value-type="float" office:value="-0.0231338892227564">
            <text:p>-0.02</text:p>
          </table:table-cell>
          <table:table-cell table:formula="of:=AVERAGE([.N8:.N24])" office:value-type="float" office:value="-0.0169585675315799">
            <text:p>-0.02</text:p>
          </table:table-cell>
          <table:table-cell table:formula="of:=[.N25]-[.O25]" office:value-type="float" office:value="-0.00617532169117647">
            <text:p>-0.006</text:p>
          </table:table-cell>
          <table:table-cell table:formula="of:=[.Q24]+[.P25]" office:value-type="float" office:value="-0.0560087316176471">
            <text:p>-0.056</text:p>
          </table:table-cell>
          <table:table-cell table:number-columns-repeated="6"/>
          <table:table-cell table:formula="of:=([.A25]-[.T$2])/16384" office:value-type="float" office:value="0.00460111177884615">
            <text:p>0.00</text:p>
          </table:table-cell>
          <table:table-cell table:formula="of:=IF(ABS(([.B25]-[.U$2])/16384) &gt; 0.1; ([.B25]-[.U$2])/16384; 0)" office:value-type="float" office:value="0">
            <text:p>0.00</text:p>
          </table:table-cell>
          <table:table-cell table:formula="of:=IF(ABS(([.C25]-[.V$2])/16384) &gt; 0.1; ([.C25]-[.V$2])/16384; 0)" office:value-type="float" office:value="0">
            <text:p>0.00</text:p>
          </table:table-cell>
          <table:table-cell/>
          <table:table-cell table:formula="of:=SQRT([.X25]*[.X25]+[.Y25]*[.Y25]+[.Z25]*[.Z25])" office:value-type="float" office:value="0.00460111177884615">
            <text:p>0.0046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224">
            <text:p>-1224</text:p>
          </table:table-cell>
          <table:table-cell office:value-type="float" office:value="-3624">
            <text:p>-3624</text:p>
          </table:table-cell>
          <table:table-cell office:value-type="float" office:value="26.84">
            <text:p>26.84</text:p>
          </table:table-cell>
          <table:table-cell office:value-type="float" office:value="-473">
            <text:p>-473</text:p>
          </table:table-cell>
          <table:table-cell office:value-type="float" office:value="107">
            <text:p>107</text:p>
          </table:table-cell>
          <table:table-cell office:value-type="string">
            <text:p>101<text:tab/><text:tab/><text:tab/><text:tab/></text:p>
          </table:table-cell>
          <table:table-cell table:number-columns-repeated="2"/>
          <table:table-cell table:formula="of:=IF(ABS(([.C26]-[.$I$2])/16384) &gt; 0.1; ([.C26]-[.$I$2])/16384; 0)" office:value-type="float" office:value="0">
            <text:p>0.00</text:p>
          </table:table-cell>
          <table:table-cell table:formula="of:=[.K25]+[.J26]" office:value-type="float" office:value="-0.240419045472756">
            <text:p>-0.24</text:p>
          </table:table-cell>
          <table:table-cell table:style-name="Default" table:number-columns-repeated="2"/>
          <table:table-cell table:formula="of:=([.C26]-[.$M$2])/16384" office:value-type="float" office:value="-0.0263077173477564">
            <text:p>-0.03</text:p>
          </table:table-cell>
          <table:table-cell table:formula="of:=AVERAGE([.N9:.N25])" office:value-type="float" office:value="-0.0184664949212858">
            <text:p>-0.02</text:p>
          </table:table-cell>
          <table:table-cell table:formula="of:=[.N26]-[.O26]" office:value-type="float" office:value="-0.00784122242647059">
            <text:p>-0.008</text:p>
          </table:table-cell>
          <table:table-cell table:formula="of:=[.Q25]+[.P26]" office:value-type="float" office:value="-0.0638499540441177">
            <text:p>-0.064</text:p>
          </table:table-cell>
          <table:table-cell table:number-columns-repeated="6"/>
          <table:table-cell table:formula="of:=([.A26]-[.T$2])/16384" office:value-type="float" office:value="-0.00150240384615385">
            <text:p>0.00</text:p>
          </table:table-cell>
          <table:table-cell table:formula="of:=IF(ABS(([.B26]-[.U$2])/16384) &gt; 0.1; ([.B26]-[.U$2])/16384; 0)" office:value-type="float" office:value="0">
            <text:p>0.00</text:p>
          </table:table-cell>
          <table:table-cell table:formula="of:=IF(ABS(([.C26]-[.V$2])/16384) &gt; 0.1; ([.C26]-[.V$2])/16384; 0)" office:value-type="float" office:value="0">
            <text:p>0.00</text:p>
          </table:table-cell>
          <table:table-cell/>
          <table:table-cell table:formula="of:=SQRT([.X26]*[.X26]+[.Y26]*[.Y26]+[.Z26]*[.Z26])" office:value-type="float" office:value="0.00150240384615385">
            <text:p>0.0015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236">
            <text:p>-1236</text:p>
          </table:table-cell>
          <table:table-cell office:value-type="float" office:value="-3104">
            <text:p>-3104</text:p>
          </table:table-cell>
          <table:table-cell office:value-type="float" office:value="26.69">
            <text:p>26.69</text:p>
          </table:table-cell>
          <table:table-cell office:value-type="float" office:value="-593">
            <text:p>-593</text:p>
          </table:table-cell>
          <table:table-cell office:value-type="float" office:value="179">
            <text:p>179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IF(ABS(([.C27]-[.$I$2])/16384) &gt; 0.1; ([.C27]-[.$I$2])/16384; 0)" office:value-type="float" office:value="0">
            <text:p>0.00</text:p>
          </table:table-cell>
          <table:table-cell table:formula="of:=[.K26]+[.J27]" office:value-type="float" office:value="-0.240419045472756">
            <text:p>-0.24</text:p>
          </table:table-cell>
          <table:table-cell table:style-name="Default" table:number-columns-repeated="2"/>
          <table:table-cell table:formula="of:=([.C27]-[.$M$2])/16384" office:value-type="float" office:value="0.00543056390224359">
            <text:p>0.01</text:p>
          </table:table-cell>
          <table:table-cell table:formula="of:=AVERAGE([.N10:.N26])" office:value-type="float" office:value="-0.0194286962080505">
            <text:p>-0.02</text:p>
          </table:table-cell>
          <table:table-cell table:formula="of:=[.N27]-[.O27]" office:value-type="float" office:value="0.0248592601102941">
            <text:p>0.025</text:p>
          </table:table-cell>
          <table:table-cell table:formula="of:=[.Q26]+[.P27]" office:value-type="float" office:value="-0.0389906939338235">
            <text:p>-0.039</text:p>
          </table:table-cell>
          <table:table-cell table:number-columns-repeated="6"/>
          <table:table-cell table:formula="of:=([.A27]-[.T$2])/16384" office:value-type="float" office:value="-0.00101412259615385">
            <text:p>0.00</text:p>
          </table:table-cell>
          <table:table-cell table:formula="of:=IF(ABS(([.B27]-[.U$2])/16384) &gt; 0.1; ([.B27]-[.U$2])/16384; 0)" office:value-type="float" office:value="0">
            <text:p>0.00</text:p>
          </table:table-cell>
          <table:table-cell table:formula="of:=IF(ABS(([.C27]-[.V$2])/16384) &gt; 0.1; ([.C27]-[.V$2])/16384; 0)" office:value-type="float" office:value="0">
            <text:p>0.00</text:p>
          </table:table-cell>
          <table:table-cell/>
          <table:table-cell table:formula="of:=SQRT([.X27]*[.X27]+[.Y27]*[.Y27]+[.Z27]*[.Z27])" office:value-type="float" office:value="0.00101412259615385">
            <text:p>0.0010</text:p>
          </table:table-cell>
        </table:table-row>
        <table:table-row table:style-name="ro1">
          <table:table-cell office:value-type="float" office:value="16264">
            <text:p>16264</text:p>
          </table:table-cell>
          <table:table-cell office:value-type="float" office:value="-1364">
            <text:p>-1364</text:p>
          </table:table-cell>
          <table:table-cell office:value-type="float" office:value="-3196">
            <text:p>-3196</text:p>
          </table:table-cell>
          <table:table-cell office:value-type="float" office:value="26.79">
            <text:p>26.79</text:p>
          </table:table-cell>
          <table:table-cell office:value-type="float" office:value="-542">
            <text:p>-542</text:p>
          </table:table-cell>
          <table:table-cell office:value-type="float" office:value="-88">
            <text:p>-88</text:p>
          </table:table-cell>
          <table:table-cell office:value-type="string">
            <text:p>270<text:tab/><text:tab/><text:tab/><text:tab/></text:p>
          </table:table-cell>
          <table:table-cell table:number-columns-repeated="2"/>
          <table:table-cell table:formula="of:=IF(ABS(([.C28]-[.$I$2])/16384) &gt; 0.1; ([.C28]-[.$I$2])/16384; 0)" office:value-type="float" office:value="0">
            <text:p>0.00</text:p>
          </table:table-cell>
          <table:table-cell table:formula="of:=[.K27]+[.J28]" office:value-type="float" office:value="-0.240419045472756">
            <text:p>-0.24</text:p>
          </table:table-cell>
          <table:table-cell table:style-name="Default" table:number-columns-repeated="2"/>
          <table:table-cell table:formula="of:=([.C28]-[.$M$2])/16384" office:value-type="float" office:value="-0.000184670472756415">
            <text:p>0.00</text:p>
          </table:table-cell>
          <table:table-cell table:formula="of:=AVERAGE([.N11:.N27])" office:value-type="float" office:value="-0.0183372440021682">
            <text:p>-0.02</text:p>
          </table:table-cell>
          <table:table-cell table:formula="of:=[.N28]-[.O28]" office:value-type="float" office:value="0.0181525735294118">
            <text:p>0.018</text:p>
          </table:table-cell>
          <table:table-cell table:formula="of:=[.Q27]+[.P28]" office:value-type="float" office:value="-0.0208381204044118">
            <text:p>-0.021</text:p>
          </table:table-cell>
          <table:table-cell table:number-columns-repeated="6"/>
          <table:table-cell table:formula="of:=([.A28]-[.T$2])/16384" office:value-type="float" office:value="-0.00296724759615385">
            <text:p>0.00</text:p>
          </table:table-cell>
          <table:table-cell table:formula="of:=IF(ABS(([.B28]-[.U$2])/16384) &gt; 0.1; ([.B28]-[.U$2])/16384; 0)" office:value-type="float" office:value="0">
            <text:p>0.00</text:p>
          </table:table-cell>
          <table:table-cell table:formula="of:=IF(ABS(([.C28]-[.V$2])/16384) &gt; 0.1; ([.C28]-[.V$2])/16384; 0)" office:value-type="float" office:value="0">
            <text:p>0.00</text:p>
          </table:table-cell>
          <table:table-cell/>
          <table:table-cell table:formula="of:=SQRT([.X28]*[.X28]+[.Y28]*[.Y28]+[.Z28]*[.Z28])" office:value-type="float" office:value="0.00296724759615385">
            <text:p>0.0030</text:p>
          </table:table-cell>
        </table:table-row>
        <table:table-row table:style-name="ro1">
          <table:table-cell office:value-type="float" office:value="16536">
            <text:p>16536</text:p>
          </table:table-cell>
          <table:table-cell office:value-type="float" office:value="-1184">
            <text:p>-1184</text:p>
          </table:table-cell>
          <table:table-cell office:value-type="float" office:value="-3216">
            <text:p>-3216</text:p>
          </table:table-cell>
          <table:table-cell office:value-type="float" office:value="26.79">
            <text:p>26.79</text:p>
          </table:table-cell>
          <table:table-cell office:value-type="float" office:value="-465">
            <text:p>-465</text:p>
          </table:table-cell>
          <table:table-cell office:value-type="float" office:value="-167">
            <text:p>-167</text:p>
          </table:table-cell>
          <table:table-cell office:value-type="string">
            <text:p>231<text:tab/><text:tab/><text:tab/><text:tab/></text:p>
          </table:table-cell>
          <table:table-cell table:number-columns-repeated="2"/>
          <table:table-cell table:formula="of:=IF(ABS(([.C29]-[.$I$2])/16384) &gt; 0.1; ([.C29]-[.$I$2])/16384; 0)" office:value-type="float" office:value="0">
            <text:p>0.00</text:p>
          </table:table-cell>
          <table:table-cell table:formula="of:=[.K28]+[.J29]" office:value-type="float" office:value="-0.240419045472756">
            <text:p>-0.24</text:p>
          </table:table-cell>
          <table:table-cell table:style-name="Default" table:number-columns-repeated="2"/>
          <table:table-cell table:formula="of:=([.C29]-[.$M$2])/16384" office:value-type="float" office:value="-0.00140537359775642">
            <text:p>0.00</text:p>
          </table:table-cell>
          <table:table-cell table:formula="of:=AVERAGE([.N12:.N28])" office:value-type="float" office:value="-0.0178776851786388">
            <text:p>-0.02</text:p>
          </table:table-cell>
          <table:table-cell table:formula="of:=[.N29]-[.O29]" office:value-type="float" office:value="0.0164723115808823">
            <text:p>0.016</text:p>
          </table:table-cell>
          <table:table-cell table:formula="of:=[.Q28]+[.P29]" office:value-type="float" office:value="-0.00436580882352944">
            <text:p>-0.004</text:p>
          </table:table-cell>
          <table:table-cell table:number-columns-repeated="6"/>
          <table:table-cell table:formula="of:=([.A29]-[.T$2])/16384" office:value-type="float" office:value="0.0136343149038461">
            <text:p>0.01</text:p>
          </table:table-cell>
          <table:table-cell table:formula="of:=IF(ABS(([.B29]-[.U$2])/16384) &gt; 0.1; ([.B29]-[.U$2])/16384; 0)" office:value-type="float" office:value="0">
            <text:p>0.00</text:p>
          </table:table-cell>
          <table:table-cell table:formula="of:=IF(ABS(([.C29]-[.V$2])/16384) &gt; 0.1; ([.C29]-[.V$2])/16384; 0)" office:value-type="float" office:value="0">
            <text:p>0.00</text:p>
          </table:table-cell>
          <table:table-cell/>
          <table:table-cell table:formula="of:=SQRT([.X29]*[.X29]+[.Y29]*[.Y29]+[.Z29]*[.Z29])" office:value-type="float" office:value="0.0136343149038461">
            <text:p>0.0136</text:p>
          </table:table-cell>
        </table:table-row>
        <table:table-row table:style-name="ro1">
          <table:table-cell office:value-type="float" office:value="16196">
            <text:p>16196</text:p>
          </table:table-cell>
          <table:table-cell office:value-type="float" office:value="-1288">
            <text:p>-1288</text:p>
          </table:table-cell>
          <table:table-cell office:value-type="float" office:value="-3492">
            <text:p>-3492</text:p>
          </table:table-cell>
          <table:table-cell office:value-type="float" office:value="26.65">
            <text:p>26.65</text:p>
          </table:table-cell>
          <table:table-cell office:value-type="float" office:value="-615">
            <text:p>-615</text:p>
          </table:table-cell>
          <table:table-cell office:value-type="float" office:value="-104">
            <text:p>-104</text:p>
          </table:table-cell>
          <table:table-cell office:value-type="string">
            <text:p>559<text:tab/><text:tab/><text:tab/><text:tab/></text:p>
          </table:table-cell>
          <table:table-cell table:number-columns-repeated="2"/>
          <table:table-cell table:formula="of:=IF(ABS(([.C30]-[.$I$2])/16384) &gt; 0.1; ([.C30]-[.$I$2])/16384; 0)" office:value-type="float" office:value="0">
            <text:p>0.00</text:p>
          </table:table-cell>
          <table:table-cell table:formula="of:=[.K29]+[.J30]" office:value-type="float" office:value="-0.240419045472756">
            <text:p>-0.24</text:p>
          </table:table-cell>
          <table:table-cell table:style-name="Default" table:number-columns-repeated="2"/>
          <table:table-cell table:formula="of:=([.C30]-[.$M$2])/16384" office:value-type="float" office:value="-0.0182510767227564">
            <text:p>-0.02</text:p>
          </table:table-cell>
          <table:table-cell table:formula="of:=AVERAGE([.N13:.N29])" office:value-type="float" office:value="-0.017059096024227">
            <text:p>-0.02</text:p>
          </table:table-cell>
          <table:table-cell table:formula="of:=[.N30]-[.O30]" office:value-type="float" office:value="-0.00119198069852942">
            <text:p>-0.001</text:p>
          </table:table-cell>
          <table:table-cell table:formula="of:=[.Q29]+[.P30]" office:value-type="float" office:value="-0.00555778952205886">
            <text:p>-0.006</text:p>
          </table:table-cell>
          <table:table-cell table:number-columns-repeated="6"/>
          <table:table-cell table:formula="of:=([.A30]-[.T$2])/16384" office:value-type="float" office:value="-0.00711763822115386">
            <text:p>-0.01</text:p>
          </table:table-cell>
          <table:table-cell table:formula="of:=IF(ABS(([.B30]-[.U$2])/16384) &gt; 0.1; ([.B30]-[.U$2])/16384; 0)" office:value-type="float" office:value="0">
            <text:p>0.00</text:p>
          </table:table-cell>
          <table:table-cell table:formula="of:=IF(ABS(([.C30]-[.V$2])/16384) &gt; 0.1; ([.C30]-[.V$2])/16384; 0)" office:value-type="float" office:value="0">
            <text:p>0.00</text:p>
          </table:table-cell>
          <table:table-cell/>
          <table:table-cell table:formula="of:=SQRT([.X30]*[.X30]+[.Y30]*[.Y30]+[.Z30]*[.Z30])" office:value-type="float" office:value="0.00711763822115386">
            <text:p>0.0071</text:p>
          </table:table-cell>
        </table:table-row>
        <table:table-row table:style-name="ro1">
          <table:table-cell office:value-type="float" office:value="16632">
            <text:p>16632</text:p>
          </table:table-cell>
          <table:table-cell office:value-type="float" office:value="-1408">
            <text:p>-1408</text:p>
          </table:table-cell>
          <table:table-cell office:value-type="float" office:value="-3568">
            <text:p>-3568</text:p>
          </table:table-cell>
          <table:table-cell office:value-type="float" office:value="26.79">
            <text:p>26.79</text:p>
          </table:table-cell>
          <table:table-cell office:value-type="float" office:value="-325">
            <text:p>-325</text:p>
          </table:table-cell>
          <table:table-cell office:value-type="float" office:value="-31">
            <text:p>-31</text:p>
          </table:table-cell>
          <table:table-cell office:value-type="string">
            <text:p>442<text:tab/><text:tab/><text:tab/><text:tab/></text:p>
          </table:table-cell>
          <table:table-cell table:number-columns-repeated="2"/>
          <table:table-cell table:formula="of:=IF(ABS(([.C31]-[.$I$2])/16384) &gt; 0.1; ([.C31]-[.$I$2])/16384; 0)" office:value-type="float" office:value="0">
            <text:p>0.00</text:p>
          </table:table-cell>
          <table:table-cell table:formula="of:=[.K30]+[.J31]" office:value-type="float" office:value="-0.240419045472756">
            <text:p>-0.24</text:p>
          </table:table-cell>
          <table:table-cell table:style-name="Default" table:number-columns-repeated="2"/>
          <table:table-cell table:formula="of:=([.C31]-[.$M$2])/16384" office:value-type="float" office:value="-0.0228897485977564">
            <text:p>-0.02</text:p>
          </table:table-cell>
          <table:table-cell table:formula="of:=AVERAGE([.N14:.N30])" office:value-type="float" office:value="-0.0176479057668741">
            <text:p>-0.02</text:p>
          </table:table-cell>
          <table:table-cell table:formula="of:=[.N31]-[.O31]" office:value-type="float" office:value="-0.00524184283088236">
            <text:p>-0.005</text:p>
          </table:table-cell>
          <table:table-cell table:formula="of:=[.Q30]+[.P31]" office:value-type="float" office:value="-0.0107996323529412">
            <text:p>-0.011</text:p>
          </table:table-cell>
          <table:table-cell table:number-columns-repeated="6"/>
          <table:table-cell table:formula="of:=([.A31]-[.T$2])/16384" office:value-type="float" office:value="0.0194936899038461">
            <text:p>0.02</text:p>
          </table:table-cell>
          <table:table-cell table:formula="of:=IF(ABS(([.B31]-[.U$2])/16384) &gt; 0.1; ([.B31]-[.U$2])/16384; 0)" office:value-type="float" office:value="0">
            <text:p>0.00</text:p>
          </table:table-cell>
          <table:table-cell table:formula="of:=IF(ABS(([.C31]-[.V$2])/16384) &gt; 0.1; ([.C31]-[.V$2])/16384; 0)" office:value-type="float" office:value="0">
            <text:p>0.00</text:p>
          </table:table-cell>
          <table:table-cell/>
          <table:table-cell table:formula="of:=SQRT([.X31]*[.X31]+[.Y31]*[.Y31]+[.Z31]*[.Z31])" office:value-type="float" office:value="0.0194936899038461">
            <text:p>0.0195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652">
            <text:p>-1652</text:p>
          </table:table-cell>
          <table:table-cell office:value-type="float" office:value="-3144">
            <text:p>-3144</text:p>
          </table:table-cell>
          <table:table-cell office:value-type="float" office:value="26.74">
            <text:p>26.74</text:p>
          </table:table-cell>
          <table:table-cell office:value-type="float" office:value="-280">
            <text:p>-280</text:p>
          </table:table-cell>
          <table:table-cell office:value-type="float" office:value="68">
            <text:p>68</text:p>
          </table:table-cell>
          <table:table-cell office:value-type="string">
            <text:p>302<text:tab/><text:tab/><text:tab/><text:tab/></text:p>
          </table:table-cell>
          <table:table-cell table:number-columns-repeated="2"/>
          <table:table-cell table:formula="of:=IF(ABS(([.C32]-[.$I$2])/16384) &gt; 0.1; ([.C32]-[.$I$2])/16384; 0)" office:value-type="float" office:value="0">
            <text:p>0.00</text:p>
          </table:table-cell>
          <table:table-cell table:formula="of:=[.K31]+[.J32]" office:value-type="float" office:value="-0.240419045472756">
            <text:p>-0.24</text:p>
          </table:table-cell>
          <table:table-cell table:style-name="Default" table:number-columns-repeated="2"/>
          <table:table-cell table:formula="of:=([.C32]-[.$M$2])/16384" office:value-type="float" office:value="0.00298915765224358">
            <text:p>0.00</text:p>
          </table:table-cell>
          <table:table-cell table:formula="of:=AVERAGE([.N15:.N31])" office:value-type="float" office:value="-0.0174037651418741">
            <text:p>-0.02</text:p>
          </table:table-cell>
          <table:table-cell table:formula="of:=[.N32]-[.O32]" office:value-type="float" office:value="0.0203929227941176">
            <text:p>0.020</text:p>
          </table:table-cell>
          <table:table-cell table:formula="of:=[.Q31]+[.P32]" office:value-type="float" office:value="0.00959329044117643">
            <text:p>0.010</text:p>
          </table:table-cell>
          <table:table-cell table:number-columns-repeated="6"/>
          <table:table-cell table:formula="of:=([.A32]-[.T$2])/16384" office:value-type="float" office:value="-0.00760591947115386">
            <text:p>-0.01</text:p>
          </table:table-cell>
          <table:table-cell table:formula="of:=IF(ABS(([.B32]-[.U$2])/16384) &gt; 0.1; ([.B32]-[.U$2])/16384; 0)" office:value-type="float" office:value="0">
            <text:p>0.00</text:p>
          </table:table-cell>
          <table:table-cell table:formula="of:=IF(ABS(([.C32]-[.V$2])/16384) &gt; 0.1; ([.C32]-[.V$2])/16384; 0)" office:value-type="float" office:value="0">
            <text:p>0.00</text:p>
          </table:table-cell>
          <table:table-cell/>
          <table:table-cell table:formula="of:=SQRT([.X32]*[.X32]+[.Y32]*[.Y32]+[.Z32]*[.Z32])" office:value-type="float" office:value="0.00760591947115386">
            <text:p>0.0076</text:p>
          </table:table-cell>
        </table:table-row>
        <table:table-row table:style-name="ro1">
          <table:table-cell office:value-type="float" office:value="16152">
            <text:p>16152</text:p>
          </table:table-cell>
          <table:table-cell office:value-type="float" office:value="-1440">
            <text:p>-1440</text:p>
          </table:table-cell>
          <table:table-cell office:value-type="float" office:value="-3632">
            <text:p>-3632</text:p>
          </table:table-cell>
          <table:table-cell office:value-type="float" office:value="26.79">
            <text:p>26.79</text:p>
          </table:table-cell>
          <table:table-cell office:value-type="float" office:value="-445">
            <text:p>-445</text:p>
          </table:table-cell>
          <table:table-cell office:value-type="float" office:value="235">
            <text:p>235</text:p>
          </table:table-cell>
          <table:table-cell office:value-type="string">
            <text:p>444<text:tab/><text:tab/><text:tab/><text:tab/></text:p>
          </table:table-cell>
          <table:table-cell table:number-columns-repeated="2"/>
          <table:table-cell table:formula="of:=IF(ABS(([.C33]-[.$I$2])/16384) &gt; 0.1; ([.C33]-[.$I$2])/16384; 0)" office:value-type="float" office:value="0">
            <text:p>0.00</text:p>
          </table:table-cell>
          <table:table-cell table:formula="of:=[.K32]+[.J33]" office:value-type="float" office:value="-0.240419045472756">
            <text:p>-0.24</text:p>
          </table:table-cell>
          <table:table-cell table:style-name="Default" table:number-columns-repeated="2"/>
          <table:table-cell table:formula="of:=([.C33]-[.$M$2])/16384" office:value-type="float" office:value="-0.0267959985977564">
            <text:p>-0.03</text:p>
          </table:table-cell>
          <table:table-cell table:formula="of:=AVERAGE([.N16:.N32])" office:value-type="float" office:value="-0.0168293166124623">
            <text:p>-0.02</text:p>
          </table:table-cell>
          <table:table-cell table:formula="of:=[.N33]-[.O33]" office:value-type="float" office:value="-0.00996668198529412">
            <text:p>-0.010</text:p>
          </table:table-cell>
          <table:table-cell table:formula="of:=[.Q32]+[.P33]" office:value-type="float" office:value="-0.000373391544117693">
            <text:p>0.000</text:p>
          </table:table-cell>
          <table:table-cell table:number-columns-repeated="6"/>
          <table:table-cell table:formula="of:=([.A33]-[.T$2])/16384" office:value-type="float" office:value="-0.00980318509615385">
            <text:p>-0.01</text:p>
          </table:table-cell>
          <table:table-cell table:formula="of:=IF(ABS(([.B33]-[.U$2])/16384) &gt; 0.1; ([.B33]-[.U$2])/16384; 0)" office:value-type="float" office:value="0">
            <text:p>0.00</text:p>
          </table:table-cell>
          <table:table-cell table:formula="of:=IF(ABS(([.C33]-[.V$2])/16384) &gt; 0.1; ([.C33]-[.V$2])/16384; 0)" office:value-type="float" office:value="0">
            <text:p>0.00</text:p>
          </table:table-cell>
          <table:table-cell/>
          <table:table-cell table:formula="of:=SQRT([.X33]*[.X33]+[.Y33]*[.Y33]+[.Z33]*[.Z33])" office:value-type="float" office:value="0.00980318509615385">
            <text:p>0.0098</text:p>
          </table:table-cell>
        </table:table-row>
        <table:table-row table:style-name="ro1">
          <table:table-cell office:value-type="float" office:value="16308">
            <text:p>16308</text:p>
          </table:table-cell>
          <table:table-cell office:value-type="float" office:value="-1476">
            <text:p>-1476</text:p>
          </table:table-cell>
          <table:table-cell office:value-type="float" office:value="-3504">
            <text:p>-3504</text:p>
          </table:table-cell>
          <table:table-cell office:value-type="float" office:value="26.84">
            <text:p>26.84</text:p>
          </table:table-cell>
          <table:table-cell office:value-type="float" office:value="-375">
            <text:p>-375</text:p>
          </table:table-cell>
          <table:table-cell office:value-type="float" office:value="45">
            <text:p>45</text:p>
          </table:table-cell>
          <table:table-cell office:value-type="string">
            <text:p>549<text:tab/><text:tab/><text:tab/><text:tab/></text:p>
          </table:table-cell>
          <table:table-cell table:number-columns-repeated="2"/>
          <table:table-cell table:formula="of:=IF(ABS(([.C34]-[.$I$2])/16384) &gt; 0.1; ([.C34]-[.$I$2])/16384; 0)" office:value-type="float" office:value="0">
            <text:p>0.00</text:p>
          </table:table-cell>
          <table:table-cell table:formula="of:=[.K33]+[.J34]" office:value-type="float" office:value="-0.240419045472756">
            <text:p>-0.24</text:p>
          </table:table-cell>
          <table:table-cell table:style-name="Default" table:number-columns-repeated="2"/>
          <table:table-cell table:formula="of:=([.C34]-[.$M$2])/16384" office:value-type="float" office:value="-0.0189834985977564">
            <text:p>-0.02</text:p>
          </table:table-cell>
          <table:table-cell table:formula="of:=AVERAGE([.N17:.N33])" office:value-type="float" office:value="-0.0174612099948152">
            <text:p>-0.02</text:p>
          </table:table-cell>
          <table:table-cell table:formula="of:=[.N34]-[.O34]" office:value-type="float" office:value="-0.00152228860294118">
            <text:p>-0.002</text:p>
          </table:table-cell>
          <table:table-cell table:formula="of:=[.Q33]+[.P34]" office:value-type="float" office:value="-0.00189568014705887">
            <text:p>-0.002</text:p>
          </table:table-cell>
          <table:table-cell table:number-columns-repeated="6"/>
          <table:table-cell table:formula="of:=([.A34]-[.T$2])/16384" office:value-type="float" office:value="-0.000281700721153855">
            <text:p>0.00</text:p>
          </table:table-cell>
          <table:table-cell table:formula="of:=IF(ABS(([.B34]-[.U$2])/16384) &gt; 0.1; ([.B34]-[.U$2])/16384; 0)" office:value-type="float" office:value="0">
            <text:p>0.00</text:p>
          </table:table-cell>
          <table:table-cell table:formula="of:=IF(ABS(([.C34]-[.V$2])/16384) &gt; 0.1; ([.C34]-[.V$2])/16384; 0)" office:value-type="float" office:value="0">
            <text:p>0.00</text:p>
          </table:table-cell>
          <table:table-cell/>
          <table:table-cell table:formula="of:=SQRT([.X34]*[.X34]+[.Y34]*[.Y34]+[.Z34]*[.Z34])" office:value-type="float" office:value="0.000281700721153855">
            <text:p>0.0003</text:p>
          </table:table-cell>
        </table:table-row>
        <table:table-row table:style-name="ro1">
          <table:table-cell office:value-type="float" office:value="16040">
            <text:p>16040</text:p>
          </table:table-cell>
          <table:table-cell office:value-type="float" office:value="-1656">
            <text:p>-1656</text:p>
          </table:table-cell>
          <table:table-cell office:value-type="float" office:value="-3420">
            <text:p>-3420</text:p>
          </table:table-cell>
          <table:table-cell office:value-type="float" office:value="26.84">
            <text:p>26.84</text:p>
          </table:table-cell>
          <table:table-cell office:value-type="float" office:value="-462">
            <text:p>-462</text:p>
          </table:table-cell>
          <table:table-cell office:value-type="float" office:value="302">
            <text:p>302</text:p>
          </table:table-cell>
          <table:table-cell office:value-type="string">
            <text:p>602<text:tab/><text:tab/><text:tab/><text:tab/></text:p>
          </table:table-cell>
          <table:table-cell table:number-columns-repeated="2"/>
          <table:table-cell table:formula="of:=IF(ABS(([.C35]-[.$I$2])/16384) &gt; 0.1; ([.C35]-[.$I$2])/16384; 0)" office:value-type="float" office:value="0">
            <text:p>0.00</text:p>
          </table:table-cell>
          <table:table-cell table:formula="of:=[.K34]+[.J35]" office:value-type="float" office:value="-0.240419045472756">
            <text:p>-0.24</text:p>
          </table:table-cell>
          <table:table-cell table:style-name="Default" table:number-columns-repeated="2"/>
          <table:table-cell table:formula="of:=([.C35]-[.$M$2])/16384" office:value-type="float" office:value="-0.0138565454727564">
            <text:p>-0.01</text:p>
          </table:table-cell>
          <table:table-cell table:formula="of:=AVERAGE([.N18:.N34])" office:value-type="float" office:value="-0.0168724002521682">
            <text:p>-0.02</text:p>
          </table:table-cell>
          <table:table-cell table:formula="of:=[.N35]-[.O35]" office:value-type="float" office:value="0.00301585477941176">
            <text:p>0.003</text:p>
          </table:table-cell>
          <table:table-cell table:formula="of:=[.Q34]+[.P35]" office:value-type="float" office:value="0.00112017463235289">
            <text:p>0.001</text:p>
          </table:table-cell>
          <table:table-cell table:number-columns-repeated="6"/>
          <table:table-cell table:formula="of:=([.A35]-[.T$2])/16384" office:value-type="float" office:value="-0.0166391225961539">
            <text:p>-0.02</text:p>
          </table:table-cell>
          <table:table-cell table:formula="of:=IF(ABS(([.B35]-[.U$2])/16384) &gt; 0.1; ([.B35]-[.U$2])/16384; 0)" office:value-type="float" office:value="0">
            <text:p>0.00</text:p>
          </table:table-cell>
          <table:table-cell table:formula="of:=IF(ABS(([.C35]-[.V$2])/16384) &gt; 0.1; ([.C35]-[.V$2])/16384; 0)" office:value-type="float" office:value="0">
            <text:p>0.00</text:p>
          </table:table-cell>
          <table:table-cell/>
          <table:table-cell table:formula="of:=SQRT([.X35]*[.X35]+[.Y35]*[.Y35]+[.Z35]*[.Z35])" office:value-type="float" office:value="0.0166391225961539">
            <text:p>0.0166</text:p>
          </table:table-cell>
        </table:table-row>
        <table:table-row table:style-name="ro1">
          <table:table-cell office:value-type="float" office:value="16572">
            <text:p>16572</text:p>
          </table:table-cell>
          <table:table-cell office:value-type="float" office:value="-1552">
            <text:p>-1552</text:p>
          </table:table-cell>
          <table:table-cell office:value-type="float" office:value="-3540">
            <text:p>-3540</text:p>
          </table:table-cell>
          <table:table-cell office:value-type="float" office:value="26.69">
            <text:p>26.69</text:p>
          </table:table-cell>
          <table:table-cell office:value-type="float" office:value="-312">
            <text:p>-312</text:p>
          </table:table-cell>
          <table:table-cell office:value-type="float" office:value="-59">
            <text:p>-59</text:p>
          </table:table-cell>
          <table:table-cell office:value-type="string">
            <text:p>611<text:tab/><text:tab/><text:tab/><text:tab/></text:p>
          </table:table-cell>
          <table:table-cell table:number-columns-repeated="2"/>
          <table:table-cell table:formula="of:=IF(ABS(([.C36]-[.$I$2])/16384) &gt; 0.1; ([.C36]-[.$I$2])/16384; 0)" office:value-type="float" office:value="0">
            <text:p>0.00</text:p>
          </table:table-cell>
          <table:table-cell table:formula="of:=[.K35]+[.J36]" office:value-type="float" office:value="-0.240419045472756">
            <text:p>-0.24</text:p>
          </table:table-cell>
          <table:table-cell table:style-name="Default" table:number-columns-repeated="2"/>
          <table:table-cell table:formula="of:=([.C36]-[.$M$2])/16384" office:value-type="float" office:value="-0.0211807642227564">
            <text:p>-0.02</text:p>
          </table:table-cell>
          <table:table-cell table:formula="of:=AVERAGE([.N19:.N35])" office:value-type="float" office:value="-0.0165420923477564">
            <text:p>-0.02</text:p>
          </table:table-cell>
          <table:table-cell table:formula="of:=[.N36]-[.O36]" office:value-type="float" office:value="-0.004638671875">
            <text:p>-0.005</text:p>
          </table:table-cell>
          <table:table-cell table:formula="of:=[.Q35]+[.P36]" office:value-type="float" office:value="-0.00351849724264711">
            <text:p>-0.004</text:p>
          </table:table-cell>
          <table:table-cell table:number-columns-repeated="6"/>
          <table:table-cell table:formula="of:=([.A36]-[.T$2])/16384" office:value-type="float" office:value="0.0158315805288461">
            <text:p>0.02</text:p>
          </table:table-cell>
          <table:table-cell table:formula="of:=IF(ABS(([.B36]-[.U$2])/16384) &gt; 0.1; ([.B36]-[.U$2])/16384; 0)" office:value-type="float" office:value="0">
            <text:p>0.00</text:p>
          </table:table-cell>
          <table:table-cell table:formula="of:=IF(ABS(([.C36]-[.V$2])/16384) &gt; 0.1; ([.C36]-[.V$2])/16384; 0)" office:value-type="float" office:value="0">
            <text:p>0.00</text:p>
          </table:table-cell>
          <table:table-cell/>
          <table:table-cell table:formula="of:=SQRT([.X36]*[.X36]+[.Y36]*[.Y36]+[.Z36]*[.Z36])" office:value-type="float" office:value="0.0158315805288461">
            <text:p>0.0158</text:p>
          </table:table-cell>
        </table:table-row>
        <table:table-row table:style-name="ro1">
          <table:table-cell office:value-type="float" office:value="16156">
            <text:p>16156</text:p>
          </table:table-cell>
          <table:table-cell office:value-type="float" office:value="-1816">
            <text:p>-1816</text:p>
          </table:table-cell>
          <table:table-cell office:value-type="float" office:value="-3432">
            <text:p>-3432</text:p>
          </table:table-cell>
          <table:table-cell office:value-type="float" office:value="26.69">
            <text:p>26.69</text:p>
          </table:table-cell>
          <table:table-cell office:value-type="float" office:value="69">
            <text:p>69</text:p>
          </table:table-cell>
          <table:table-cell office:value-type="float" office:value="-149">
            <text:p>-149</text:p>
          </table:table-cell>
          <table:table-cell office:value-type="string">
            <text:p>446<text:tab/><text:tab/><text:tab/><text:tab/></text:p>
          </table:table-cell>
          <table:table-cell table:number-columns-repeated="2"/>
          <table:table-cell table:formula="of:=IF(ABS(([.C37]-[.$I$2])/16384) &gt; 0.1; ([.C37]-[.$I$2])/16384; 0)" office:value-type="float" office:value="0">
            <text:p>0.00</text:p>
          </table:table-cell>
          <table:table-cell table:formula="of:=[.K36]+[.J37]" office:value-type="float" office:value="-0.240419045472756">
            <text:p>-0.24</text:p>
          </table:table-cell>
          <table:table-cell table:style-name="Default" table:number-columns-repeated="2"/>
          <table:table-cell table:formula="of:=([.C37]-[.$M$2])/16384" office:value-type="float" office:value="-0.0145889673477564">
            <text:p>-0.01</text:p>
          </table:table-cell>
          <table:table-cell table:formula="of:=AVERAGE([.N20:.N36])" office:value-type="float" office:value="-0.0159532826051094">
            <text:p>-0.02</text:p>
          </table:table-cell>
          <table:table-cell table:formula="of:=[.N37]-[.O37]" office:value-type="float" office:value="0.00136431525735294">
            <text:p>0.001</text:p>
          </table:table-cell>
          <table:table-cell table:formula="of:=[.Q36]+[.P37]" office:value-type="float" office:value="-0.00215418198529417">
            <text:p>-0.002</text:p>
          </table:table-cell>
          <table:table-cell table:number-columns-repeated="6"/>
          <table:table-cell table:formula="of:=([.A37]-[.T$2])/16384" office:value-type="float" office:value="-0.00955904447115385">
            <text:p>-0.01</text:p>
          </table:table-cell>
          <table:table-cell table:formula="of:=IF(ABS(([.B37]-[.U$2])/16384) &gt; 0.1; ([.B37]-[.U$2])/16384; 0)" office:value-type="float" office:value="0">
            <text:p>0.00</text:p>
          </table:table-cell>
          <table:table-cell table:formula="of:=IF(ABS(([.C37]-[.V$2])/16384) &gt; 0.1; ([.C37]-[.V$2])/16384; 0)" office:value-type="float" office:value="0">
            <text:p>0.00</text:p>
          </table:table-cell>
          <table:table-cell/>
          <table:table-cell table:formula="of:=SQRT([.X37]*[.X37]+[.Y37]*[.Y37]+[.Z37]*[.Z37])" office:value-type="float" office:value="0.00955904447115385">
            <text:p>0.0096</text:p>
          </table:table-cell>
        </table:table-row>
        <table:table-row table:style-name="ro1">
          <table:table-cell office:value-type="float" office:value="16280">
            <text:p>16280</text:p>
          </table:table-cell>
          <table:table-cell office:value-type="float" office:value="-1676">
            <text:p>-1676</text:p>
          </table:table-cell>
          <table:table-cell office:value-type="float" office:value="-3512">
            <text:p>-3512</text:p>
          </table:table-cell>
          <table:table-cell office:value-type="float" office:value="26.69">
            <text:p>26.69</text:p>
          </table:table-cell>
          <table:table-cell office:value-type="float" office:value="351">
            <text:p>351</text:p>
          </table:table-cell>
          <table:table-cell office:value-type="float" office:value="-145">
            <text:p>-145</text:p>
          </table:table-cell>
          <table:table-cell office:value-type="string">
            <text:p>198<text:tab/><text:tab/><text:tab/><text:tab/></text:p>
          </table:table-cell>
          <table:table-cell table:number-columns-repeated="2"/>
          <table:table-cell table:formula="of:=IF(ABS(([.C38]-[.$I$2])/16384) &gt; 0.1; ([.C38]-[.$I$2])/16384; 0)" office:value-type="float" office:value="0">
            <text:p>0.00</text:p>
          </table:table-cell>
          <table:table-cell table:formula="of:=[.K37]+[.J38]" office:value-type="float" office:value="-0.240419045472756">
            <text:p>-0.24</text:p>
          </table:table-cell>
          <table:table-cell table:style-name="Default" table:number-columns-repeated="2"/>
          <table:table-cell table:formula="of:=([.C38]-[.$M$2])/16384" office:value-type="float" office:value="-0.0194717798477564">
            <text:p>-0.02</text:p>
          </table:table-cell>
          <table:table-cell table:formula="of:=AVERAGE([.N21:.N37])" office:value-type="float" office:value="-0.0157953092595211">
            <text:p>-0.02</text:p>
          </table:table-cell>
          <table:table-cell table:formula="of:=[.N38]-[.O38]" office:value-type="float" office:value="-0.00367647058823529">
            <text:p>-0.004</text:p>
          </table:table-cell>
          <table:table-cell table:formula="of:=[.Q37]+[.P38]" office:value-type="float" office:value="-0.00583065257352947">
            <text:p>-0.006</text:p>
          </table:table-cell>
          <table:table-cell table:number-columns-repeated="6"/>
          <table:table-cell table:formula="of:=([.A38]-[.T$2])/16384" office:value-type="float" office:value="-0.00199068509615385">
            <text:p>0.00</text:p>
          </table:table-cell>
          <table:table-cell table:formula="of:=IF(ABS(([.B38]-[.U$2])/16384) &gt; 0.1; ([.B38]-[.U$2])/16384; 0)" office:value-type="float" office:value="0">
            <text:p>0.00</text:p>
          </table:table-cell>
          <table:table-cell table:formula="of:=IF(ABS(([.C38]-[.V$2])/16384) &gt; 0.1; ([.C38]-[.V$2])/16384; 0)" office:value-type="float" office:value="0">
            <text:p>0.00</text:p>
          </table:table-cell>
          <table:table-cell/>
          <table:table-cell table:formula="of:=SQRT([.X38]*[.X38]+[.Y38]*[.Y38]+[.Z38]*[.Z38])" office:value-type="float" office:value="0.00199068509615385">
            <text:p>0.0020</text:p>
          </table:table-cell>
        </table:table-row>
        <table:table-row table:style-name="ro1">
          <table:table-cell office:value-type="float" office:value="16424">
            <text:p>16424</text:p>
          </table:table-cell>
          <table:table-cell office:value-type="float" office:value="-1588">
            <text:p>-1588</text:p>
          </table:table-cell>
          <table:table-cell office:value-type="float" office:value="-3380">
            <text:p>-3380</text:p>
          </table:table-cell>
          <table:table-cell office:value-type="float" office:value="26.74">
            <text:p>26.74</text:p>
          </table:table-cell>
          <table:table-cell office:value-type="float" office:value="211">
            <text:p>211</text:p>
          </table:table-cell>
          <table:table-cell office:value-type="float" office:value="-82">
            <text:p>-82</text:p>
          </table:table-cell>
          <table:table-cell office:value-type="string">
            <text:p>433<text:tab/><text:tab/><text:tab/><text:tab/></text:p>
          </table:table-cell>
          <table:table-cell table:number-columns-repeated="2"/>
          <table:table-cell table:formula="of:=IF(ABS(([.C39]-[.$I$2])/16384) &gt; 0.1; ([.C39]-[.$I$2])/16384; 0)" office:value-type="float" office:value="0">
            <text:p>0.00</text:p>
          </table:table-cell>
          <table:table-cell table:formula="of:=[.K38]+[.J39]" office:value-type="float" office:value="-0.240419045472756">
            <text:p>-0.24</text:p>
          </table:table-cell>
          <table:table-cell table:style-name="Default" table:number-columns-repeated="2"/>
          <table:table-cell table:formula="of:=([.C39]-[.$M$2])/16384" office:value-type="float" office:value="-0.0114151392227564">
            <text:p>-0.01</text:p>
          </table:table-cell>
          <table:table-cell table:formula="of:=AVERAGE([.N22:.N38])" office:value-type="float" office:value="-0.0163984802154035">
            <text:p>-0.02</text:p>
          </table:table-cell>
          <table:table-cell table:formula="of:=[.N39]-[.O39]" office:value-type="float" office:value="0.00498334099264706">
            <text:p>0.005</text:p>
          </table:table-cell>
          <table:table-cell table:formula="of:=[.Q38]+[.P39]" office:value-type="float" office:value="-0.000847311580882408">
            <text:p>-0.001</text:p>
          </table:table-cell>
          <table:table-cell table:number-columns-repeated="6"/>
          <table:table-cell table:formula="of:=([.A39]-[.T$2])/16384" office:value-type="float" office:value="0.00679837740384615">
            <text:p>0.01</text:p>
          </table:table-cell>
          <table:table-cell table:formula="of:=IF(ABS(([.B39]-[.U$2])/16384) &gt; 0.1; ([.B39]-[.U$2])/16384; 0)" office:value-type="float" office:value="0">
            <text:p>0.00</text:p>
          </table:table-cell>
          <table:table-cell table:formula="of:=IF(ABS(([.C39]-[.V$2])/16384) &gt; 0.1; ([.C39]-[.V$2])/16384; 0)" office:value-type="float" office:value="0">
            <text:p>0.00</text:p>
          </table:table-cell>
          <table:table-cell/>
          <table:table-cell table:formula="of:=SQRT([.X39]*[.X39]+[.Y39]*[.Y39]+[.Z39]*[.Z39])" office:value-type="float" office:value="0.00679837740384615">
            <text:p>0.0068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876">
            <text:p>-1876</text:p>
          </table:table-cell>
          <table:table-cell office:value-type="float" office:value="-3404">
            <text:p>-3404</text:p>
          </table:table-cell>
          <table:table-cell office:value-type="float" office:value="26.69">
            <text:p>26.69</text:p>
          </table:table-cell>
          <table:table-cell office:value-type="float" office:value="382">
            <text:p>382</text:p>
          </table:table-cell>
          <table:table-cell office:value-type="float" office:value="239">
            <text:p>239</text:p>
          </table:table-cell>
          <table:table-cell office:value-type="string">
            <text:p>381<text:tab/><text:tab/><text:tab/><text:tab/></text:p>
          </table:table-cell>
          <table:table-cell table:number-columns-repeated="2"/>
          <table:table-cell table:formula="of:=IF(ABS(([.C40]-[.$I$2])/16384) &gt; 0.1; ([.C40]-[.$I$2])/16384; 0)" office:value-type="float" office:value="0">
            <text:p>0.00</text:p>
          </table:table-cell>
          <table:table-cell table:formula="of:=[.K39]+[.J40]" office:value-type="float" office:value="-0.240419045472756">
            <text:p>-0.24</text:p>
          </table:table-cell>
          <table:table-cell table:style-name="Default" table:number-columns-repeated="2"/>
          <table:table-cell table:formula="of:=([.C40]-[.$M$2])/16384" office:value-type="float" office:value="-0.0128799829727564">
            <text:p>-0.01</text:p>
          </table:table-cell>
          <table:table-cell table:formula="of:=AVERAGE([.N23:.N39])" office:value-type="float" office:value="-0.0158096704727564">
            <text:p>-0.02</text:p>
          </table:table-cell>
          <table:table-cell table:formula="of:=[.N40]-[.O40]" office:value-type="float" office:value="0.0029296875">
            <text:p>0.003</text:p>
          </table:table-cell>
          <table:table-cell table:formula="of:=[.Q39]+[.P40]" office:value-type="float" office:value="0.00208237591911759">
            <text:p>0.002</text:p>
          </table:table-cell>
          <table:table-cell table:number-columns-repeated="6"/>
          <table:table-cell table:formula="of:=([.A40]-[.T$2])/16384" office:value-type="float" office:value="-0.0115121694711539">
            <text:p>-0.01</text:p>
          </table:table-cell>
          <table:table-cell table:formula="of:=IF(ABS(([.B40]-[.U$2])/16384) &gt; 0.1; ([.B40]-[.U$2])/16384; 0)" office:value-type="float" office:value="0">
            <text:p>0.00</text:p>
          </table:table-cell>
          <table:table-cell table:formula="of:=IF(ABS(([.C40]-[.V$2])/16384) &gt; 0.1; ([.C40]-[.V$2])/16384; 0)" office:value-type="float" office:value="0">
            <text:p>0.00</text:p>
          </table:table-cell>
          <table:table-cell/>
          <table:table-cell table:formula="of:=SQRT([.X40]*[.X40]+[.Y40]*[.Y40]+[.Z40]*[.Z40])" office:value-type="float" office:value="0.0115121694711539">
            <text:p>0.0115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860">
            <text:p>-1860</text:p>
          </table:table-cell>
          <table:table-cell office:value-type="float" office:value="-3056">
            <text:p>-3056</text:p>
          </table:table-cell>
          <table:table-cell office:value-type="float" office:value="26.74">
            <text:p>26.74</text:p>
          </table:table-cell>
          <table:table-cell office:value-type="float" office:value="493">
            <text:p>493</text:p>
          </table:table-cell>
          <table:table-cell office:value-type="float" office:value="653">
            <text:p>653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IF(ABS(([.C41]-[.$I$2])/16384) &gt; 0.1; ([.C41]-[.$I$2])/16384; 0)" office:value-type="float" office:value="0">
            <text:p>0.00</text:p>
          </table:table-cell>
          <table:table-cell table:formula="of:=[.K40]+[.J41]" office:value-type="float" office:value="-0.240419045472756">
            <text:p>-0.24</text:p>
          </table:table-cell>
          <table:table-cell table:style-name="Default" table:number-columns-repeated="2"/>
          <table:table-cell table:formula="of:=([.C41]-[.$M$2])/16384" office:value-type="float" office:value="0.00836025140224358">
            <text:p>0.01</text:p>
          </table:table-cell>
          <table:table-cell table:formula="of:=AVERAGE([.N24:.N40])" office:value-type="float" office:value="-0.0145028000683447">
            <text:p>-0.01</text:p>
          </table:table-cell>
          <table:table-cell table:formula="of:=[.N41]-[.O41]" office:value-type="float" office:value="0.0228630514705882">
            <text:p>0.023</text:p>
          </table:table-cell>
          <table:table-cell table:formula="of:=[.Q40]+[.P41]" office:value-type="float" office:value="0.0249454273897058">
            <text:p>0.025</text:p>
          </table:table-cell>
          <table:table-cell table:number-columns-repeated="6"/>
          <table:table-cell table:formula="of:=([.A41]-[.T$2])/16384" office:value-type="float" office:value="0.00240384615384615">
            <text:p>0.00</text:p>
          </table:table-cell>
          <table:table-cell table:formula="of:=IF(ABS(([.B41]-[.U$2])/16384) &gt; 0.1; ([.B41]-[.U$2])/16384; 0)" office:value-type="float" office:value="0">
            <text:p>0.00</text:p>
          </table:table-cell>
          <table:table-cell table:formula="of:=IF(ABS(([.C41]-[.V$2])/16384) &gt; 0.1; ([.C41]-[.V$2])/16384; 0)" office:value-type="float" office:value="0">
            <text:p>0.00</text:p>
          </table:table-cell>
          <table:table-cell/>
          <table:table-cell table:formula="of:=SQRT([.X41]*[.X41]+[.Y41]*[.Y41]+[.Z41]*[.Z41])" office:value-type="float" office:value="0.00240384615384615">
            <text:p>0.0024</text:p>
          </table:table-cell>
        </table:table-row>
        <table:table-row table:style-name="ro1">
          <table:table-cell office:value-type="float" office:value="16128">
            <text:p>16128</text:p>
          </table:table-cell>
          <table:table-cell office:value-type="float" office:value="-2072">
            <text:p>-2072</text:p>
          </table:table-cell>
          <table:table-cell office:value-type="float" office:value="-3192">
            <text:p>-3192</text:p>
          </table:table-cell>
          <table:table-cell office:value-type="float" office:value="26.79">
            <text:p>26.79</text:p>
          </table:table-cell>
          <table:table-cell office:value-type="float" office:value="718">
            <text:p>718</text:p>
          </table:table-cell>
          <table:table-cell office:value-type="float" office:value="95">
            <text:p>95</text:p>
          </table:table-cell>
          <table:table-cell office:value-type="string">
            <text:p>43<text:tab/><text:tab/><text:tab/><text:tab/></text:p>
          </table:table-cell>
          <table:table-cell table:number-columns-repeated="2"/>
          <table:table-cell table:formula="of:=IF(ABS(([.C42]-[.$I$2])/16384) &gt; 0.1; ([.C42]-[.$I$2])/16384; 0)" office:value-type="float" office:value="0">
            <text:p>0.00</text:p>
          </table:table-cell>
          <table:table-cell table:formula="of:=[.K41]+[.J42]" office:value-type="float" office:value="-0.240419045472756">
            <text:p>-0.24</text:p>
          </table:table-cell>
          <table:table-cell table:style-name="Default" table:number-columns-repeated="2"/>
          <table:table-cell table:formula="of:=([.C42]-[.$M$2])/16384" office:value-type="float" office:value="0.0000594701522435848">
            <text:p>0.00</text:p>
          </table:table-cell>
          <table:table-cell table:formula="of:=AVERAGE([.N25:.N41])" office:value-type="float" office:value="-0.0126214811345211">
            <text:p>-0.01</text:p>
          </table:table-cell>
          <table:table-cell table:formula="of:=[.N42]-[.O42]" office:value-type="float" office:value="0.0126809512867647">
            <text:p>0.013</text:p>
          </table:table-cell>
          <table:table-cell table:formula="of:=[.Q41]+[.P42]" office:value-type="float" office:value="0.0376263786764705">
            <text:p>0.038</text:p>
          </table:table-cell>
          <table:table-cell table:number-columns-repeated="6"/>
          <table:table-cell table:formula="of:=([.A42]-[.T$2])/16384" office:value-type="float" office:value="-0.0112680288461539">
            <text:p>-0.01</text:p>
          </table:table-cell>
          <table:table-cell table:formula="of:=IF(ABS(([.B42]-[.U$2])/16384) &gt; 0.1; ([.B42]-[.U$2])/16384; 0)" office:value-type="float" office:value="0">
            <text:p>0.00</text:p>
          </table:table-cell>
          <table:table-cell table:formula="of:=IF(ABS(([.C42]-[.V$2])/16384) &gt; 0.1; ([.C42]-[.V$2])/16384; 0)" office:value-type="float" office:value="0">
            <text:p>0.00</text:p>
          </table:table-cell>
          <table:table-cell/>
          <table:table-cell table:formula="of:=SQRT([.X42]*[.X42]+[.Y42]*[.Y42]+[.Z42]*[.Z42])" office:value-type="float" office:value="0.0112680288461539">
            <text:p>0.0113</text:p>
          </table:table-cell>
        </table:table-row>
        <table:table-row table:style-name="ro1">
          <table:table-cell office:value-type="float" office:value="16532">
            <text:p>16532</text:p>
          </table:table-cell>
          <table:table-cell office:value-type="float" office:value="-1872">
            <text:p>-1872</text:p>
          </table:table-cell>
          <table:table-cell office:value-type="float" office:value="-3452">
            <text:p>-3452</text:p>
          </table:table-cell>
          <table:table-cell office:value-type="float" office:value="26.79">
            <text:p>26.79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office:value-type="string">
            <text:p>-100<text:tab/><text:tab/><text:tab/><text:tab/></text:p>
          </table:table-cell>
          <table:table-cell table:number-columns-repeated="2"/>
          <table:table-cell table:formula="of:=IF(ABS(([.C43]-[.$I$2])/16384) &gt; 0.1; ([.C43]-[.$I$2])/16384; 0)" office:value-type="float" office:value="0">
            <text:p>0.00</text:p>
          </table:table-cell>
          <table:table-cell table:formula="of:=[.K42]+[.J43]" office:value-type="float" office:value="-0.240419045472756">
            <text:p>-0.24</text:p>
          </table:table-cell>
          <table:table-cell table:style-name="Default" table:number-columns-repeated="2"/>
          <table:table-cell table:formula="of:=([.C43]-[.$M$2])/16384" office:value-type="float" office:value="-0.0158096704727564">
            <text:p>-0.02</text:p>
          </table:table-cell>
          <table:table-cell table:formula="of:=AVERAGE([.N26:.N42])" office:value-type="float" office:value="-0.0112571658771682">
            <text:p>-0.01</text:p>
          </table:table-cell>
          <table:table-cell table:formula="of:=[.N43]-[.O43]" office:value-type="float" office:value="-0.00455250459558824">
            <text:p>-0.005</text:p>
          </table:table-cell>
          <table:table-cell table:formula="of:=[.Q42]+[.P43]" office:value-type="float" office:value="0.0330738740808823">
            <text:p>0.033</text:p>
          </table:table-cell>
          <table:table-cell table:number-columns-repeated="6"/>
          <table:table-cell table:formula="of:=([.A43]-[.T$2])/16384" office:value-type="float" office:value="0.0133901742788461">
            <text:p>0.01</text:p>
          </table:table-cell>
          <table:table-cell table:formula="of:=IF(ABS(([.B43]-[.U$2])/16384) &gt; 0.1; ([.B43]-[.U$2])/16384; 0)" office:value-type="float" office:value="0">
            <text:p>0.00</text:p>
          </table:table-cell>
          <table:table-cell table:formula="of:=IF(ABS(([.C43]-[.V$2])/16384) &gt; 0.1; ([.C43]-[.V$2])/16384; 0)" office:value-type="float" office:value="0">
            <text:p>0.00</text:p>
          </table:table-cell>
          <table:table-cell/>
          <table:table-cell table:formula="of:=SQRT([.X43]*[.X43]+[.Y43]*[.Y43]+[.Z43]*[.Z43])" office:value-type="float" office:value="0.0133901742788461">
            <text:p>0.0134</text:p>
          </table:table-cell>
        </table:table-row>
        <table:table-row table:style-name="ro1">
          <table:table-cell office:value-type="float" office:value="15880">
            <text:p>15880</text:p>
          </table:table-cell>
          <table:table-cell office:value-type="float" office:value="-1436">
            <text:p>-1436</text:p>
          </table:table-cell>
          <table:table-cell office:value-type="float" office:value="-2760">
            <text:p>-2760</text:p>
          </table:table-cell>
          <table:table-cell office:value-type="float" office:value="26.79">
            <text:p>26.79</text:p>
          </table:table-cell>
          <table:table-cell office:value-type="float" office:value="728">
            <text:p>728</text:p>
          </table:table-cell>
          <table:table-cell office:value-type="float" office:value="1507">
            <text:p>1507</text:p>
          </table:table-cell>
          <table:table-cell office:value-type="string">
            <text:p>-147<text:tab/><text:tab/><text:tab/><text:tab/></text:p>
          </table:table-cell>
          <table:table-cell table:number-columns-repeated="2"/>
          <table:table-cell table:formula="of:=IF(ABS(([.C44]-[.$I$2])/16384) &gt; 0.1; ([.C44]-[.$I$2])/16384; 0)" office:value-type="float" office:value="0">
            <text:p>0.00</text:p>
          </table:table-cell>
          <table:table-cell table:formula="of:=[.K43]+[.J44]" office:value-type="float" office:value="-0.240419045472756">
            <text:p>-0.24</text:p>
          </table:table-cell>
          <table:table-cell table:style-name="Default" table:number-columns-repeated="2"/>
          <table:table-cell table:formula="of:=([.C44]-[.$M$2])/16384" office:value-type="float" office:value="0.0264266576522436">
            <text:p>0.03</text:p>
          </table:table-cell>
          <table:table-cell table:formula="of:=AVERAGE([.N27:.N43])" office:value-type="float" office:value="-0.0106396337080505">
            <text:p>-0.01</text:p>
          </table:table-cell>
          <table:table-cell table:formula="of:=[.N44]-[.O44]" office:value-type="float" office:value="0.0370662913602941">
            <text:p>0.037</text:p>
          </table:table-cell>
          <table:table-cell table:formula="of:=[.Q43]+[.P44]" office:value-type="float" office:value="0.0701401654411764">
            <text:p>0.070</text:p>
          </table:table-cell>
          <table:table-cell table:number-columns-repeated="6"/>
          <table:table-cell table:formula="of:=([.A44]-[.T$2])/16384" office:value-type="float" office:value="-0.0264047475961539">
            <text:p>-0.03</text:p>
          </table:table-cell>
          <table:table-cell table:formula="of:=IF(ABS(([.B44]-[.U$2])/16384) &gt; 0.1; ([.B44]-[.U$2])/16384; 0)" office:value-type="float" office:value="0">
            <text:p>0.00</text:p>
          </table:table-cell>
          <table:table-cell table:formula="of:=IF(ABS(([.C44]-[.V$2])/16384) &gt; 0.1; ([.C44]-[.V$2])/16384; 0)" office:value-type="float" office:value="0">
            <text:p>0.00</text:p>
          </table:table-cell>
          <table:table-cell/>
          <table:table-cell table:formula="of:=SQRT([.X44]*[.X44]+[.Y44]*[.Y44]+[.Z44]*[.Z44])" office:value-type="float" office:value="0.0264047475961539">
            <text:p>0.0264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1844">
            <text:p>-1844</text:p>
          </table:table-cell>
          <table:table-cell office:value-type="float" office:value="-2836">
            <text:p>-2836</text:p>
          </table:table-cell>
          <table:table-cell office:value-type="float" office:value="26.69">
            <text:p>26.69</text:p>
          </table:table-cell>
          <table:table-cell office:value-type="float" office:value="535">
            <text:p>535</text:p>
          </table:table-cell>
          <table:table-cell office:value-type="float" office:value="-34">
            <text:p>-34</text:p>
          </table:table-cell>
          <table:table-cell office:value-type="string">
            <text:p>-60<text:tab/><text:tab/><text:tab/><text:tab/></text:p>
          </table:table-cell>
          <table:table-cell table:number-columns-repeated="2"/>
          <table:table-cell table:formula="of:=IF(ABS(([.C45]-[.$I$2])/16384) &gt; 0.1; ([.C45]-[.$I$2])/16384; 0)" office:value-type="float" office:value="0">
            <text:p>0.00</text:p>
          </table:table-cell>
          <table:table-cell table:formula="of:=[.K44]+[.J45]" office:value-type="float" office:value="-0.240419045472756">
            <text:p>-0.24</text:p>
          </table:table-cell>
          <table:table-cell table:style-name="Default" table:number-columns-repeated="2"/>
          <table:table-cell table:formula="of:=([.C45]-[.$M$2])/16384" office:value-type="float" office:value="0.0217879857772436">
            <text:p>0.02</text:p>
          </table:table-cell>
          <table:table-cell table:formula="of:=AVERAGE([.N28:.N44])" office:value-type="float" office:value="-0.00940456936981524">
            <text:p>-0.01</text:p>
          </table:table-cell>
          <table:table-cell table:formula="of:=[.N45]-[.O45]" office:value-type="float" office:value="0.0311925551470588">
            <text:p>0.031</text:p>
          </table:table-cell>
          <table:table-cell table:formula="of:=[.Q44]+[.P45]" office:value-type="float" office:value="0.101332720588235">
            <text:p>0.101</text:p>
          </table:table-cell>
          <table:table-cell table:number-columns-repeated="6"/>
          <table:table-cell table:formula="of:=([.A45]-[.T$2])/16384" office:value-type="float" office:value="-0.00272310697115385">
            <text:p>0.00</text:p>
          </table:table-cell>
          <table:table-cell table:formula="of:=IF(ABS(([.B45]-[.U$2])/16384) &gt; 0.1; ([.B45]-[.U$2])/16384; 0)" office:value-type="float" office:value="0">
            <text:p>0.00</text:p>
          </table:table-cell>
          <table:table-cell table:formula="of:=IF(ABS(([.C45]-[.V$2])/16384) &gt; 0.1; ([.C45]-[.V$2])/16384; 0)" office:value-type="float" office:value="0">
            <text:p>0.00</text:p>
          </table:table-cell>
          <table:table-cell/>
          <table:table-cell table:formula="of:=SQRT([.X45]*[.X45]+[.Y45]*[.Y45]+[.Z45]*[.Z45])" office:value-type="float" office:value="0.00272310697115385">
            <text:p>0.0027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1688">
            <text:p>-1688</text:p>
          </table:table-cell>
          <table:table-cell office:value-type="float" office:value="-2952">
            <text:p>-2952</text:p>
          </table:table-cell>
          <table:table-cell office:value-type="float" office:value="26.69">
            <text:p>26.69</text:p>
          </table:table-cell>
          <table:table-cell office:value-type="float" office:value="593">
            <text:p>593</text:p>
          </table:table-cell>
          <table:table-cell office:value-type="float" office:value="55">
            <text:p>55</text:p>
          </table:table-cell>
          <table:table-cell office:value-type="string">
            <text:p>-61<text:tab/><text:tab/><text:tab/><text:tab/></text:p>
          </table:table-cell>
          <table:table-cell table:number-columns-repeated="2"/>
          <table:table-cell table:formula="of:=IF(ABS(([.C46]-[.$I$2])/16384) &gt; 0.1; ([.C46]-[.$I$2])/16384; 0)" office:value-type="float" office:value="0">
            <text:p>0.00</text:p>
          </table:table-cell>
          <table:table-cell table:formula="of:=[.K45]+[.J46]" office:value-type="float" office:value="-0.240419045472756">
            <text:p>-0.24</text:p>
          </table:table-cell>
          <table:table-cell table:style-name="Default" table:number-columns-repeated="2"/>
          <table:table-cell table:formula="of:=([.C46]-[.$M$2])/16384" office:value-type="float" office:value="0.0147079076522436">
            <text:p>0.01</text:p>
          </table:table-cell>
          <table:table-cell table:formula="of:=AVERAGE([.N29:.N45])" office:value-type="float" office:value="-0.00811206017863877">
            <text:p>-0.01</text:p>
          </table:table-cell>
          <table:table-cell table:formula="of:=[.N46]-[.O46]" office:value-type="float" office:value="0.0228199678308823">
            <text:p>0.023</text:p>
          </table:table-cell>
          <table:table-cell table:formula="of:=[.Q45]+[.P46]" office:value-type="float" office:value="0.124152688419118">
            <text:p>0.124</text:p>
          </table:table-cell>
          <table:table-cell table:number-columns-repeated="6"/>
          <table:table-cell table:formula="of:=([.A46]-[.T$2])/16384" office:value-type="float" office:value="-0.00272310697115385">
            <text:p>0.00</text:p>
          </table:table-cell>
          <table:table-cell table:formula="of:=IF(ABS(([.B46]-[.U$2])/16384) &gt; 0.1; ([.B46]-[.U$2])/16384; 0)" office:value-type="float" office:value="0">
            <text:p>0.00</text:p>
          </table:table-cell>
          <table:table-cell table:formula="of:=IF(ABS(([.C46]-[.V$2])/16384) &gt; 0.1; ([.C46]-[.V$2])/16384; 0)" office:value-type="float" office:value="0">
            <text:p>0.00</text:p>
          </table:table-cell>
          <table:table-cell/>
          <table:table-cell table:formula="of:=SQRT([.X46]*[.X46]+[.Y46]*[.Y46]+[.Z46]*[.Z46])" office:value-type="float" office:value="0.00272310697115385">
            <text:p>0.0027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468">
            <text:p>-1468</text:p>
          </table:table-cell>
          <table:table-cell office:value-type="float" office:value="-3028">
            <text:p>-3028</text:p>
          </table:table-cell>
          <table:table-cell office:value-type="float" office:value="26.74">
            <text:p>26.74</text:p>
          </table:table-cell>
          <table:table-cell office:value-type="float" office:value="682">
            <text:p>682</text:p>
          </table:table-cell>
          <table:table-cell office:value-type="float" office:value="-222">
            <text:p>-222</text:p>
          </table:table-cell>
          <table:table-cell office:value-type="string">
            <text:p>-79<text:tab/><text:tab/><text:tab/><text:tab/></text:p>
          </table:table-cell>
          <table:table-cell table:number-columns-repeated="2"/>
          <table:table-cell table:formula="of:=IF(ABS(([.C47]-[.$I$2])/16384) &gt; 0.1; ([.C47]-[.$I$2])/16384; 0)" office:value-type="float" office:value="0">
            <text:p>0.00</text:p>
          </table:table-cell>
          <table:table-cell table:formula="of:=[.K46]+[.J47]" office:value-type="float" office:value="-0.240419045472756">
            <text:p>-0.24</text:p>
          </table:table-cell>
          <table:table-cell table:style-name="Default" table:number-columns-repeated="2"/>
          <table:table-cell table:formula="of:=([.C47]-[.$M$2])/16384" office:value-type="float" office:value="0.0100692357772436">
            <text:p>0.01</text:p>
          </table:table-cell>
          <table:table-cell table:formula="of:=AVERAGE([.N30:.N46])" office:value-type="float" office:value="-0.00716422010510936">
            <text:p>-0.01</text:p>
          </table:table-cell>
          <table:table-cell table:formula="of:=[.N47]-[.O47]" office:value-type="float" office:value="0.0172334558823529">
            <text:p>0.017</text:p>
          </table:table-cell>
          <table:table-cell table:formula="of:=[.Q46]+[.P47]" office:value-type="float" office:value="0.141386144301471">
            <text:p>0.141</text:p>
          </table:table-cell>
          <table:table-cell table:number-columns-repeated="6"/>
          <table:table-cell table:formula="of:=([.A47]-[.T$2])/16384" office:value-type="float" office:value="-0.00760591947115386">
            <text:p>-0.01</text:p>
          </table:table-cell>
          <table:table-cell table:formula="of:=IF(ABS(([.B47]-[.U$2])/16384) &gt; 0.1; ([.B47]-[.U$2])/16384; 0)" office:value-type="float" office:value="0">
            <text:p>0.00</text:p>
          </table:table-cell>
          <table:table-cell table:formula="of:=IF(ABS(([.C47]-[.V$2])/16384) &gt; 0.1; ([.C47]-[.V$2])/16384; 0)" office:value-type="float" office:value="0">
            <text:p>0.00</text:p>
          </table:table-cell>
          <table:table-cell/>
          <table:table-cell table:formula="of:=SQRT([.X47]*[.X47]+[.Y47]*[.Y47]+[.Z47]*[.Z47])" office:value-type="float" office:value="0.00760591947115386">
            <text:p>0.0076</text:p>
          </table:table-cell>
        </table:table-row>
        <table:table-row table:style-name="ro1">
          <table:table-cell office:value-type="float" office:value="16368">
            <text:p>16368</text:p>
          </table:table-cell>
          <table:table-cell office:value-type="float" office:value="-1372">
            <text:p>-1372</text:p>
          </table:table-cell>
          <table:table-cell office:value-type="float" office:value="-3056">
            <text:p>-3056</text:p>
          </table:table-cell>
          <table:table-cell office:value-type="float" office:value="26.79">
            <text:p>26.79</text:p>
          </table:table-cell>
          <table:table-cell office:value-type="float" office:value="485">
            <text:p>485</text:p>
          </table:table-cell>
          <table:table-cell office:value-type="float" office:value="-123">
            <text:p>-123</text:p>
          </table:table-cell>
          <table:table-cell office:value-type="string">
            <text:p>94<text:tab/><text:tab/><text:tab/><text:tab/></text:p>
          </table:table-cell>
          <table:table-cell table:number-columns-repeated="2"/>
          <table:table-cell table:formula="of:=IF(ABS(([.C48]-[.$I$2])/16384) &gt; 0.1; ([.C48]-[.$I$2])/16384; 0)" office:value-type="float" office:value="0">
            <text:p>0.00</text:p>
          </table:table-cell>
          <table:table-cell table:formula="of:=[.K47]+[.J48]" office:value-type="float" office:value="-0.240419045472756">
            <text:p>-0.24</text:p>
          </table:table-cell>
          <table:table-cell table:style-name="Default" table:number-columns-repeated="2"/>
          <table:table-cell table:formula="of:=([.C48]-[.$M$2])/16384" office:value-type="float" office:value="0.00836025140224358">
            <text:p>0.01</text:p>
          </table:table-cell>
          <table:table-cell table:formula="of:=AVERAGE([.N31:.N47])" office:value-type="float" office:value="-0.00549831936981524">
            <text:p>-0.01</text:p>
          </table:table-cell>
          <table:table-cell table:formula="of:=[.N48]-[.O48]" office:value-type="float" office:value="0.0138585707720588">
            <text:p>0.014</text:p>
          </table:table-cell>
          <table:table-cell table:formula="of:=[.Q47]+[.P48]" office:value-type="float" office:value="0.155244715073529">
            <text:p>0.155</text:p>
          </table:table-cell>
          <table:table-cell table:number-columns-repeated="6"/>
          <table:table-cell table:formula="of:=([.A48]-[.T$2])/16384" office:value-type="float" office:value="0.00338040865384615">
            <text:p>0.00</text:p>
          </table:table-cell>
          <table:table-cell table:formula="of:=IF(ABS(([.B48]-[.U$2])/16384) &gt; 0.1; ([.B48]-[.U$2])/16384; 0)" office:value-type="float" office:value="0">
            <text:p>0.00</text:p>
          </table:table-cell>
          <table:table-cell table:formula="of:=IF(ABS(([.C48]-[.V$2])/16384) &gt; 0.1; ([.C48]-[.V$2])/16384; 0)" office:value-type="float" office:value="0">
            <text:p>0.00</text:p>
          </table:table-cell>
          <table:table-cell/>
          <table:table-cell table:formula="of:=SQRT([.X48]*[.X48]+[.Y48]*[.Y48]+[.Z48]*[.Z48])" office:value-type="float" office:value="0.00338040865384615">
            <text:p>0.0034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572">
            <text:p>-1572</text:p>
          </table:table-cell>
          <table:table-cell office:value-type="float" office:value="-2924">
            <text:p>-2924</text:p>
          </table:table-cell>
          <table:table-cell office:value-type="float" office:value="26.74">
            <text:p>26.74</text:p>
          </table:table-cell>
          <table:table-cell office:value-type="float" office:value="180">
            <text:p>180</text:p>
          </table:table-cell>
          <table:table-cell office:value-type="float" office:value="-82">
            <text:p>-82</text:p>
          </table:table-cell>
          <table:table-cell office:value-type="string">
            <text:p>227<text:tab/><text:tab/><text:tab/><text:tab/></text:p>
          </table:table-cell>
          <table:table-cell table:number-columns-repeated="2"/>
          <table:table-cell table:formula="of:=IF(ABS(([.C49]-[.$I$2])/16384) &gt; 0.1; ([.C49]-[.$I$2])/16384; 0)" office:value-type="float" office:value="0">
            <text:p>0.00</text:p>
          </table:table-cell>
          <table:table-cell table:formula="of:=[.K48]+[.J49]" office:value-type="float" office:value="-0.240419045472756">
            <text:p>-0.24</text:p>
          </table:table-cell>
          <table:table-cell table:style-name="Default" table:number-columns-repeated="2"/>
          <table:table-cell table:formula="of:=([.C49]-[.$M$2])/16384" office:value-type="float" office:value="0.0164168920272436">
            <text:p>0.02</text:p>
          </table:table-cell>
          <table:table-cell table:formula="of:=AVERAGE([.N32:.N48])" office:value-type="float" office:value="-0.00366008407569759">
            <text:p>0.00</text:p>
          </table:table-cell>
          <table:table-cell table:formula="of:=[.N49]-[.O49]" office:value-type="float" office:value="0.0200769761029412">
            <text:p>0.020</text:p>
          </table:table-cell>
          <table:table-cell table:formula="of:=[.Q48]+[.P49]" office:value-type="float" office:value="0.175321691176471">
            <text:p>0.175</text:p>
          </table:table-cell>
          <table:table-cell table:number-columns-repeated="6"/>
          <table:table-cell table:formula="of:=([.A49]-[.T$2])/16384" office:value-type="float" office:value="0.000694861778846145">
            <text:p>0.00</text:p>
          </table:table-cell>
          <table:table-cell table:formula="of:=IF(ABS(([.B49]-[.U$2])/16384) &gt; 0.1; ([.B49]-[.U$2])/16384; 0)" office:value-type="float" office:value="0">
            <text:p>0.00</text:p>
          </table:table-cell>
          <table:table-cell table:formula="of:=IF(ABS(([.C49]-[.V$2])/16384) &gt; 0.1; ([.C49]-[.V$2])/16384; 0)" office:value-type="float" office:value="0">
            <text:p>0.00</text:p>
          </table:table-cell>
          <table:table-cell/>
          <table:table-cell table:formula="of:=SQRT([.X49]*[.X49]+[.Y49]*[.Y49]+[.Z49]*[.Z49])" office:value-type="float" office:value="0.000694861778846145">
            <text:p>0.0007</text:p>
          </table:table-cell>
        </table:table-row>
        <table:table-row table:style-name="ro1">
          <table:table-cell office:value-type="float" office:value="16500">
            <text:p>16500</text:p>
          </table:table-cell>
          <table:table-cell office:value-type="float" office:value="-1644">
            <text:p>-1644</text:p>
          </table:table-cell>
          <table:table-cell office:value-type="float" office:value="-2992">
            <text:p>-2992</text:p>
          </table:table-cell>
          <table:table-cell office:value-type="float" office:value="26.74">
            <text:p>26.74</text:p>
          </table:table-cell>
          <table:table-cell office:value-type="float" office:value="235">
            <text:p>235</text:p>
          </table:table-cell>
          <table:table-cell office:value-type="float" office:value="-75">
            <text:p>-75</text:p>
          </table:table-cell>
          <table:table-cell office:value-type="string">
            <text:p>159<text:tab/><text:tab/><text:tab/><text:tab/></text:p>
          </table:table-cell>
          <table:table-cell table:number-columns-repeated="2"/>
          <table:table-cell table:formula="of:=IF(ABS(([.C50]-[.$I$2])/16384) &gt; 0.1; ([.C50]-[.$I$2])/16384; 0)" office:value-type="float" office:value="0">
            <text:p>0.00</text:p>
          </table:table-cell>
          <table:table-cell table:formula="of:=[.K49]+[.J50]" office:value-type="float" office:value="-0.240419045472756">
            <text:p>-0.24</text:p>
          </table:table-cell>
          <table:table-cell table:style-name="Default" table:number-columns-repeated="2"/>
          <table:table-cell table:formula="of:=([.C50]-[.$M$2])/16384" office:value-type="float" office:value="0.0122665014022436">
            <text:p>0.01</text:p>
          </table:table-cell>
          <table:table-cell table:formula="of:=AVERAGE([.N33:.N49])" office:value-type="float" office:value="-0.00287021734775641">
            <text:p>0.00</text:p>
          </table:table-cell>
          <table:table-cell table:formula="of:=[.N50]-[.O50]" office:value-type="float" office:value="0.01513671875">
            <text:p>0.015</text:p>
          </table:table-cell>
          <table:table-cell table:formula="of:=[.Q49]+[.P50]" office:value-type="float" office:value="0.190458409926471">
            <text:p>0.190</text:p>
          </table:table-cell>
          <table:table-cell table:number-columns-repeated="6"/>
          <table:table-cell table:formula="of:=([.A50]-[.T$2])/16384" office:value-type="float" office:value="0.0114370492788461">
            <text:p>0.01</text:p>
          </table:table-cell>
          <table:table-cell table:formula="of:=IF(ABS(([.B50]-[.U$2])/16384) &gt; 0.1; ([.B50]-[.U$2])/16384; 0)" office:value-type="float" office:value="0">
            <text:p>0.00</text:p>
          </table:table-cell>
          <table:table-cell table:formula="of:=IF(ABS(([.C50]-[.V$2])/16384) &gt; 0.1; ([.C50]-[.V$2])/16384; 0)" office:value-type="float" office:value="0">
            <text:p>0.00</text:p>
          </table:table-cell>
          <table:table-cell/>
          <table:table-cell table:formula="of:=SQRT([.X50]*[.X50]+[.Y50]*[.Y50]+[.Z50]*[.Z50])" office:value-type="float" office:value="0.0114370492788461">
            <text:p>0.0114</text:p>
          </table:table-cell>
        </table:table-row>
        <table:table-row table:style-name="ro1">
          <table:table-cell office:value-type="float" office:value="16336">
            <text:p>16336</text:p>
          </table:table-cell>
          <table:table-cell office:value-type="float" office:value="-1568">
            <text:p>-1568</text:p>
          </table:table-cell>
          <table:table-cell office:value-type="float" office:value="-2852">
            <text:p>-2852</text:p>
          </table:table-cell>
          <table:table-cell office:value-type="float" office:value="26.69">
            <text:p>26.69</text:p>
          </table:table-cell>
          <table:table-cell office:value-type="float" office:value="230">
            <text:p>230</text:p>
          </table:table-cell>
          <table:table-cell office:value-type="float" office:value="-70">
            <text:p>-7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IF(ABS(([.C51]-[.$I$2])/16384) &gt; 0.1; ([.C51]-[.$I$2])/16384; 0)" office:value-type="float" office:value="0">
            <text:p>0.00</text:p>
          </table:table-cell>
          <table:table-cell table:formula="of:=[.K50]+[.J51]" office:value-type="float" office:value="-0.240419045472756">
            <text:p>-0.24</text:p>
          </table:table-cell>
          <table:table-cell table:style-name="Default" table:number-columns-repeated="2"/>
          <table:table-cell table:formula="of:=([.C51]-[.$M$2])/16384" office:value-type="float" office:value="0.0208114232772436">
            <text:p>0.02</text:p>
          </table:table-cell>
          <table:table-cell table:formula="of:=AVERAGE([.N34:.N50])" office:value-type="float" office:value="-0.000572423230109356">
            <text:p>0.00</text:p>
          </table:table-cell>
          <table:table-cell table:formula="of:=[.N51]-[.O51]" office:value-type="float" office:value="0.0213838465073529">
            <text:p>0.021</text:p>
          </table:table-cell>
          <table:table-cell table:formula="of:=[.Q50]+[.P51]" office:value-type="float" office:value="0.211842256433823">
            <text:p>0.212</text:p>
          </table:table-cell>
          <table:table-cell table:number-columns-repeated="6"/>
          <table:table-cell table:formula="of:=([.A51]-[.T$2])/16384" office:value-type="float" office:value="0.00142728365384615">
            <text:p>0.00</text:p>
          </table:table-cell>
          <table:table-cell table:formula="of:=IF(ABS(([.B51]-[.U$2])/16384) &gt; 0.1; ([.B51]-[.U$2])/16384; 0)" office:value-type="float" office:value="0">
            <text:p>0.00</text:p>
          </table:table-cell>
          <table:table-cell table:formula="of:=IF(ABS(([.C51]-[.V$2])/16384) &gt; 0.1; ([.C51]-[.V$2])/16384; 0)" office:value-type="float" office:value="0">
            <text:p>0.00</text:p>
          </table:table-cell>
          <table:table-cell/>
          <table:table-cell table:formula="of:=SQRT([.X51]*[.X51]+[.Y51]*[.Y51]+[.Z51]*[.Z51])" office:value-type="float" office:value="0.00142728365384615">
            <text:p>0.0014</text:p>
          </table:table-cell>
        </table:table-row>
        <table:table-row table:style-name="ro1">
          <table:table-cell office:value-type="float" office:value="16536">
            <text:p>16536</text:p>
          </table:table-cell>
          <table:table-cell office:value-type="float" office:value="-1516">
            <text:p>-1516</text:p>
          </table:table-cell>
          <table:table-cell office:value-type="float" office:value="-2860">
            <text:p>-2860</text:p>
          </table:table-cell>
          <table:table-cell office:value-type="float" office:value="26.65">
            <text:p>26.6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string">
            <text:p>103<text:tab/><text:tab/><text:tab/><text:tab/></text:p>
          </table:table-cell>
          <table:table-cell table:number-columns-repeated="2"/>
          <table:table-cell table:formula="of:=IF(ABS(([.C52]-[.$I$2])/16384) &gt; 0.1; ([.C52]-[.$I$2])/16384; 0)" office:value-type="float" office:value="0">
            <text:p>0.00</text:p>
          </table:table-cell>
          <table:table-cell table:formula="of:=[.K51]+[.J52]" office:value-type="float" office:value="-0.240419045472756">
            <text:p>-0.24</text:p>
          </table:table-cell>
          <table:table-cell table:style-name="Default" table:number-columns-repeated="2"/>
          <table:table-cell table:formula="of:=([.C52]-[.$M$2])/16384" office:value-type="float" office:value="0.0203231420272436">
            <text:p>0.02</text:p>
          </table:table-cell>
          <table:table-cell table:formula="of:=AVERAGE([.N35:.N51])" office:value-type="float" office:value="0.00176845452724358">
            <text:p>0.00</text:p>
          </table:table-cell>
          <table:table-cell table:formula="of:=[.N52]-[.O52]" office:value-type="float" office:value="0.0185546875">
            <text:p>0.019</text:p>
          </table:table-cell>
          <table:table-cell table:formula="of:=[.Q51]+[.P52]" office:value-type="float" office:value="0.230396943933823">
            <text:p>0.230</text:p>
          </table:table-cell>
          <table:table-cell table:number-columns-repeated="6"/>
          <table:table-cell table:formula="of:=([.A52]-[.T$2])/16384" office:value-type="float" office:value="0.0136343149038461">
            <text:p>0.01</text:p>
          </table:table-cell>
          <table:table-cell table:formula="of:=IF(ABS(([.B52]-[.U$2])/16384) &gt; 0.1; ([.B52]-[.U$2])/16384; 0)" office:value-type="float" office:value="0">
            <text:p>0.00</text:p>
          </table:table-cell>
          <table:table-cell table:formula="of:=IF(ABS(([.C52]-[.V$2])/16384) &gt; 0.1; ([.C52]-[.V$2])/16384; 0)" office:value-type="float" office:value="0">
            <text:p>0.00</text:p>
          </table:table-cell>
          <table:table-cell/>
          <table:table-cell table:formula="of:=SQRT([.X52]*[.X52]+[.Y52]*[.Y52]+[.Z52]*[.Z52])" office:value-type="float" office:value="0.0136343149038461">
            <text:p>0.0136</text:p>
          </table:table-cell>
        </table:table-row>
        <table:table-row table:style-name="ro1">
          <table:table-cell office:value-type="float" office:value="16372">
            <text:p>16372</text:p>
          </table:table-cell>
          <table:table-cell office:value-type="float" office:value="-1480">
            <text:p>-1480</text:p>
          </table:table-cell>
          <table:table-cell office:value-type="float" office:value="-2736">
            <text:p>-2736</text:p>
          </table:table-cell>
          <table:table-cell office:value-type="float" office:value="26.74">
            <text:p>26.7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IF(ABS(([.C53]-[.$I$2])/16384) &gt; 0.1; ([.C53]-[.$I$2])/16384; 0)" office:value-type="float" office:value="0">
            <text:p>0.00</text:p>
          </table:table-cell>
          <table:table-cell table:formula="of:=[.K52]+[.J53]" office:value-type="float" office:value="-0.240419045472756">
            <text:p>-0.24</text:p>
          </table:table-cell>
          <table:table-cell table:style-name="Default" table:number-columns-repeated="2"/>
          <table:table-cell table:formula="of:=([.C53]-[.$M$2])/16384" office:value-type="float" office:value="0.0278915014022436">
            <text:p>0.03</text:p>
          </table:table-cell>
          <table:table-cell table:formula="of:=AVERAGE([.N36:.N52])" office:value-type="float" office:value="0.00377902438018476">
            <text:p>0.00</text:p>
          </table:table-cell>
          <table:table-cell table:formula="of:=[.N53]-[.O53]" office:value-type="float" office:value="0.0241124770220588">
            <text:p>0.024</text:p>
          </table:table-cell>
          <table:table-cell table:formula="of:=[.Q52]+[.P53]" office:value-type="float" office:value="0.254509420955882">
            <text:p>0.255</text:p>
          </table:table-cell>
          <table:table-cell table:number-columns-repeated="6"/>
          <table:table-cell table:formula="of:=([.A53]-[.T$2])/16384" office:value-type="float" office:value="0.00362454927884615">
            <text:p>0.00</text:p>
          </table:table-cell>
          <table:table-cell table:formula="of:=IF(ABS(([.B53]-[.U$2])/16384) &gt; 0.1; ([.B53]-[.U$2])/16384; 0)" office:value-type="float" office:value="0">
            <text:p>0.00</text:p>
          </table:table-cell>
          <table:table-cell table:formula="of:=IF(ABS(([.C53]-[.V$2])/16384) &gt; 0.1; ([.C53]-[.V$2])/16384; 0)" office:value-type="float" office:value="0">
            <text:p>0.00</text:p>
          </table:table-cell>
          <table:table-cell/>
          <table:table-cell table:formula="of:=SQRT([.X53]*[.X53]+[.Y53]*[.Y53]+[.Z53]*[.Z53])" office:value-type="float" office:value="0.00362454927884615">
            <text:p>0.0036</text:p>
          </table:table-cell>
        </table:table-row>
        <table:table-row table:style-name="ro1">
          <table:table-cell office:value-type="float" office:value="16140">
            <text:p>16140</text:p>
          </table:table-cell>
          <table:table-cell office:value-type="float" office:value="-1740">
            <text:p>-1740</text:p>
          </table:table-cell>
          <table:table-cell office:value-type="float" office:value="-3164">
            <text:p>-3164</text:p>
          </table:table-cell>
          <table:table-cell office:value-type="float" office:value="26.84">
            <text:p>26.84</text:p>
          </table:table-cell>
          <table:table-cell office:value-type="float" office:value="-61">
            <text:p>-61</text:p>
          </table:table-cell>
          <table:table-cell office:value-type="float" office:value="108">
            <text:p>108</text:p>
          </table:table-cell>
          <table:table-cell office:value-type="string">
            <text:p>265<text:tab/><text:tab/><text:tab/><text:tab/></text:p>
          </table:table-cell>
          <table:table-cell table:number-columns-repeated="2"/>
          <table:table-cell table:formula="of:=IF(ABS(([.C54]-[.$I$2])/16384) &gt; 0.1; ([.C54]-[.$I$2])/16384; 0)" office:value-type="float" office:value="0">
            <text:p>0.00</text:p>
          </table:table-cell>
          <table:table-cell table:formula="of:=[.K53]+[.J54]" office:value-type="float" office:value="-0.240419045472756">
            <text:p>-0.24</text:p>
          </table:table-cell>
          <table:table-cell table:style-name="Default" table:number-columns-repeated="2"/>
          <table:table-cell table:formula="of:=([.C54]-[.$M$2])/16384" office:value-type="float" office:value="0.00176845452724358">
            <text:p>0.00</text:p>
          </table:table-cell>
          <table:table-cell table:formula="of:=AVERAGE([.N37:.N53])" office:value-type="float" office:value="0.00666562824047888">
            <text:p>0.01</text:p>
          </table:table-cell>
          <table:table-cell table:formula="of:=[.N54]-[.O54]" office:value-type="float" office:value="-0.00489717371323529">
            <text:p>-0.005</text:p>
          </table:table-cell>
          <table:table-cell table:formula="of:=[.Q53]+[.P54]" office:value-type="float" office:value="0.249612247242647">
            <text:p>0.250</text:p>
          </table:table-cell>
          <table:table-cell table:number-columns-repeated="6"/>
          <table:table-cell table:formula="of:=([.A54]-[.T$2])/16384" office:value-type="float" office:value="-0.0105356069711539">
            <text:p>-0.01</text:p>
          </table:table-cell>
          <table:table-cell table:formula="of:=IF(ABS(([.B54]-[.U$2])/16384) &gt; 0.1; ([.B54]-[.U$2])/16384; 0)" office:value-type="float" office:value="0">
            <text:p>0.00</text:p>
          </table:table-cell>
          <table:table-cell table:formula="of:=IF(ABS(([.C54]-[.V$2])/16384) &gt; 0.1; ([.C54]-[.V$2])/16384; 0)" office:value-type="float" office:value="0">
            <text:p>0.00</text:p>
          </table:table-cell>
          <table:table-cell/>
          <table:table-cell table:formula="of:=SQRT([.X54]*[.X54]+[.Y54]*[.Y54]+[.Z54]*[.Z54])" office:value-type="float" office:value="0.0105356069711539">
            <text:p>0.0105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office:value-type="float" office:value="-1564">
            <text:p>-1564</text:p>
          </table:table-cell>
          <table:table-cell office:value-type="float" office:value="-2852">
            <text:p>-2852</text:p>
          </table:table-cell>
          <table:table-cell office:value-type="float" office:value="26.79">
            <text:p>26.79</text:p>
          </table:table-cell>
          <table:table-cell office:value-type="float" office:value="130">
            <text:p>130</text:p>
          </table:table-cell>
          <table:table-cell office:value-type="float" office:value="-11">
            <text:p>-11</text:p>
          </table:table-cell>
          <table:table-cell office:value-type="string">
            <text:p>86<text:tab/><text:tab/><text:tab/><text:tab/></text:p>
          </table:table-cell>
          <table:table-cell table:number-columns-repeated="2"/>
          <table:table-cell table:formula="of:=IF(ABS(([.C55]-[.$I$2])/16384) &gt; 0.1; ([.C55]-[.$I$2])/16384; 0)" office:value-type="float" office:value="0">
            <text:p>0.00</text:p>
          </table:table-cell>
          <table:table-cell table:formula="of:=[.K54]+[.J55]" office:value-type="float" office:value="-0.240419045472756">
            <text:p>-0.24</text:p>
          </table:table-cell>
          <table:table-cell table:style-name="Default" table:number-columns-repeated="2"/>
          <table:table-cell table:formula="of:=([.C55]-[.$M$2])/16384" office:value-type="float" office:value="0.0208114232772436">
            <text:p>0.02</text:p>
          </table:table-cell>
          <table:table-cell table:formula="of:=AVERAGE([.N38:.N54])" office:value-type="float" office:value="0.00762782952724359">
            <text:p>0.01</text:p>
          </table:table-cell>
          <table:table-cell table:formula="of:=[.N55]-[.O55]" office:value-type="float" office:value="0.01318359375">
            <text:p>0.013</text:p>
          </table:table-cell>
          <table:table-cell table:formula="of:=[.Q54]+[.P55]" office:value-type="float" office:value="0.262795840992647">
            <text:p>0.263</text:p>
          </table:table-cell>
          <table:table-cell table:number-columns-repeated="6"/>
          <table:table-cell table:formula="of:=([.A55]-[.T$2])/16384" office:value-type="float" office:value="0.000450721153846145">
            <text:p>0.00</text:p>
          </table:table-cell>
          <table:table-cell table:formula="of:=IF(ABS(([.B55]-[.U$2])/16384) &gt; 0.1; ([.B55]-[.U$2])/16384; 0)" office:value-type="float" office:value="0">
            <text:p>0.00</text:p>
          </table:table-cell>
          <table:table-cell table:formula="of:=IF(ABS(([.C55]-[.V$2])/16384) &gt; 0.1; ([.C55]-[.V$2])/16384; 0)" office:value-type="float" office:value="0">
            <text:p>0.00</text:p>
          </table:table-cell>
          <table:table-cell/>
          <table:table-cell table:formula="of:=SQRT([.X55]*[.X55]+[.Y55]*[.Y55]+[.Z55]*[.Z55])" office:value-type="float" office:value="0.000450721153846145">
            <text:p>0.0005</text:p>
          </table:table-cell>
        </table:table-row>
        <table:table-row table:style-name="ro1">
          <table:table-cell office:value-type="float" office:value="16600">
            <text:p>16600</text:p>
          </table:table-cell>
          <table:table-cell office:value-type="float" office:value="-1568">
            <text:p>-1568</text:p>
          </table:table-cell>
          <table:table-cell office:value-type="float" office:value="-2676">
            <text:p>-2676</text:p>
          </table:table-cell>
          <table:table-cell office:value-type="float" office:value="26.79">
            <text:p>26.79</text:p>
          </table:table-cell>
          <table:table-cell office:value-type="float" office:value="-23">
            <text:p>-23</text:p>
          </table:table-cell>
          <table:table-cell office:value-type="float" office:value="-50">
            <text:p>-50</text:p>
          </table:table-cell>
          <table:table-cell office:value-type="string">
            <text:p>166<text:tab/><text:tab/><text:tab/><text:tab/></text:p>
          </table:table-cell>
          <table:table-cell table:number-columns-repeated="2"/>
          <table:table-cell table:formula="of:=IF(ABS(([.C56]-[.$I$2])/16384) &gt; 0.1; ([.C56]-[.$I$2])/16384; 0)" office:value-type="float" office:value="0">
            <text:p>0.00</text:p>
          </table:table-cell>
          <table:table-cell table:formula="of:=[.K55]+[.J56]" office:value-type="float" office:value="-0.240419045472756">
            <text:p>-0.24</text:p>
          </table:table-cell>
          <table:table-cell table:style-name="Default" table:number-columns-repeated="2"/>
          <table:table-cell table:formula="of:=([.C56]-[.$M$2])/16384" office:value-type="float" office:value="0.0315536107772436">
            <text:p>0.03</text:p>
          </table:table-cell>
          <table:table-cell table:formula="of:=AVERAGE([.N39:.N55])" office:value-type="float" office:value="0.00999742971106711">
            <text:p>0.01</text:p>
          </table:table-cell>
          <table:table-cell table:formula="of:=[.N56]-[.O56]" office:value-type="float" office:value="0.0215561810661765">
            <text:p>0.022</text:p>
          </table:table-cell>
          <table:table-cell table:formula="of:=[.Q55]+[.P56]" office:value-type="float" office:value="0.284352022058823">
            <text:p>0.284</text:p>
          </table:table-cell>
          <table:table-cell table:number-columns-repeated="6"/>
          <table:table-cell table:formula="of:=([.A56]-[.T$2])/16384" office:value-type="float" office:value="0.0175405649038461">
            <text:p>0.02</text:p>
          </table:table-cell>
          <table:table-cell table:formula="of:=IF(ABS(([.B56]-[.U$2])/16384) &gt; 0.1; ([.B56]-[.U$2])/16384; 0)" office:value-type="float" office:value="0">
            <text:p>0.00</text:p>
          </table:table-cell>
          <table:table-cell table:formula="of:=IF(ABS(([.C56]-[.V$2])/16384) &gt; 0.1; ([.C56]-[.V$2])/16384; 0)" office:value-type="float" office:value="0">
            <text:p>0.00</text:p>
          </table:table-cell>
          <table:table-cell/>
          <table:table-cell table:formula="of:=SQRT([.X56]*[.X56]+[.Y56]*[.Y56]+[.Z56]*[.Z56])" office:value-type="float" office:value="0.0175405649038461">
            <text:p>0.0175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696">
            <text:p>-1696</text:p>
          </table:table-cell>
          <table:table-cell office:value-type="float" office:value="-2960">
            <text:p>-2960</text:p>
          </table:table-cell>
          <table:table-cell office:value-type="float" office:value="26.74">
            <text:p>26.74</text:p>
          </table:table-cell>
          <table:table-cell office:value-type="float" office:value="215">
            <text:p>215</text:p>
          </table:table-cell>
          <table:table-cell office:value-type="float" office:value="-71">
            <text:p>-71</text:p>
          </table:table-cell>
          <table:table-cell office:value-type="string">
            <text:p>82<text:tab/><text:tab/><text:tab/><text:tab/></text:p>
          </table:table-cell>
          <table:table-cell table:number-columns-repeated="2"/>
          <table:table-cell table:formula="of:=IF(ABS(([.C57]-[.$I$2])/16384) &gt; 0.1; ([.C57]-[.$I$2])/16384; 0)" office:value-type="float" office:value="0">
            <text:p>0.00</text:p>
          </table:table-cell>
          <table:table-cell table:formula="of:=[.K56]+[.J57]" office:value-type="float" office:value="-0.240419045472756">
            <text:p>-0.24</text:p>
          </table:table-cell>
          <table:table-cell table:style-name="Default" table:number-columns-repeated="2"/>
          <table:table-cell table:formula="of:=([.C57]-[.$M$2])/16384" office:value-type="float" office:value="0.0142196264022436">
            <text:p>0.01</text:p>
          </table:table-cell>
          <table:table-cell table:formula="of:=AVERAGE([.N40:.N56])" office:value-type="float" office:value="0.0125250032404789">
            <text:p>0.01</text:p>
          </table:table-cell>
          <table:table-cell table:formula="of:=[.N57]-[.O57]" office:value-type="float" office:value="0.00169462316176471">
            <text:p>0.002</text:p>
          </table:table-cell>
          <table:table-cell table:formula="of:=[.Q56]+[.P57]" office:value-type="float" office:value="0.286046645220588">
            <text:p>0.286</text:p>
          </table:table-cell>
          <table:table-cell table:number-columns-repeated="6"/>
          <table:table-cell table:formula="of:=([.A57]-[.T$2])/16384" office:value-type="float" office:value="-0.00687349759615386">
            <text:p>-0.01</text:p>
          </table:table-cell>
          <table:table-cell table:formula="of:=IF(ABS(([.B57]-[.U$2])/16384) &gt; 0.1; ([.B57]-[.U$2])/16384; 0)" office:value-type="float" office:value="0">
            <text:p>0.00</text:p>
          </table:table-cell>
          <table:table-cell table:formula="of:=IF(ABS(([.C57]-[.V$2])/16384) &gt; 0.1; ([.C57]-[.V$2])/16384; 0)" office:value-type="float" office:value="0">
            <text:p>0.00</text:p>
          </table:table-cell>
          <table:table-cell/>
          <table:table-cell table:formula="of:=SQRT([.X57]*[.X57]+[.Y57]*[.Y57]+[.Z57]*[.Z57])" office:value-type="float" office:value="0.00687349759615386">
            <text:p>0.0069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664">
            <text:p>-1664</text:p>
          </table:table-cell>
          <table:table-cell office:value-type="float" office:value="-2796">
            <text:p>-2796</text:p>
          </table:table-cell>
          <table:table-cell office:value-type="float" office:value="26.79">
            <text:p>26.79</text:p>
          </table:table-cell>
          <table:table-cell office:value-type="float" office:value="46">
            <text:p>46</text:p>
          </table:table-cell>
          <table:table-cell office:value-type="float" office:value="-61">
            <text:p>-61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IF(ABS(([.C58]-[.$I$2])/16384) &gt; 0.1; ([.C58]-[.$I$2])/16384; 0)" office:value-type="float" office:value="0">
            <text:p>0.00</text:p>
          </table:table-cell>
          <table:table-cell table:formula="of:=[.K57]+[.J58]" office:value-type="float" office:value="-0.240419045472756">
            <text:p>-0.24</text:p>
          </table:table-cell>
          <table:table-cell table:style-name="Default" table:number-columns-repeated="2"/>
          <table:table-cell table:formula="of:=([.C58]-[.$M$2])/16384" office:value-type="float" office:value="0.0242293920272436">
            <text:p>0.02</text:p>
          </table:table-cell>
          <table:table-cell table:formula="of:=AVERAGE([.N41:.N57])" office:value-type="float" office:value="0.0141190979095965">
            <text:p>0.01</text:p>
          </table:table-cell>
          <table:table-cell table:formula="of:=[.N58]-[.O58]" office:value-type="float" office:value="0.0101102941176471">
            <text:p>0.010</text:p>
          </table:table-cell>
          <table:table-cell table:formula="of:=[.Q57]+[.P58]" office:value-type="float" office:value="0.296156939338235">
            <text:p>0.296</text:p>
          </table:table-cell>
          <table:table-cell table:number-columns-repeated="6"/>
          <table:table-cell table:formula="of:=([.A58]-[.T$2])/16384" office:value-type="float" office:value="-0.00101412259615385">
            <text:p>0.00</text:p>
          </table:table-cell>
          <table:table-cell table:formula="of:=IF(ABS(([.B58]-[.U$2])/16384) &gt; 0.1; ([.B58]-[.U$2])/16384; 0)" office:value-type="float" office:value="0">
            <text:p>0.00</text:p>
          </table:table-cell>
          <table:table-cell table:formula="of:=IF(ABS(([.C58]-[.V$2])/16384) &gt; 0.1; ([.C58]-[.V$2])/16384; 0)" office:value-type="float" office:value="0">
            <text:p>0.00</text:p>
          </table:table-cell>
          <table:table-cell/>
          <table:table-cell table:formula="of:=SQRT([.X58]*[.X58]+[.Y58]*[.Y58]+[.Z58]*[.Z58])" office:value-type="float" office:value="0.00101412259615385">
            <text:p>0.0010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644">
            <text:p>-1644</text:p>
          </table:table-cell>
          <table:table-cell office:value-type="float" office:value="-2648">
            <text:p>-2648</text:p>
          </table:table-cell>
          <table:table-cell office:value-type="float" office:value="26.69">
            <text:p>26.69</text:p>
          </table:table-cell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IF(ABS(([.C59]-[.$I$2])/16384) &gt; 0.1; ([.C59]-[.$I$2])/16384; 0)" office:value-type="float" office:value="0">
            <text:p>0.00</text:p>
          </table:table-cell>
          <table:table-cell table:formula="of:=[.K58]+[.J59]" office:value-type="float" office:value="-0.240419045472756">
            <text:p>-0.24</text:p>
          </table:table-cell>
          <table:table-cell table:style-name="Default" table:number-columns-repeated="2"/>
          <table:table-cell table:formula="of:=([.C59]-[.$M$2])/16384" office:value-type="float" office:value="0.0332625951522436">
            <text:p>0.03</text:p>
          </table:table-cell>
          <table:table-cell table:formula="of:=AVERAGE([.N42:.N58])" office:value-type="float" office:value="0.0150525767698906">
            <text:p>0.02</text:p>
          </table:table-cell>
          <table:table-cell table:formula="of:=[.N59]-[.O59]" office:value-type="float" office:value="0.0182100183823529">
            <text:p>0.018</text:p>
          </table:table-cell>
          <table:table-cell table:formula="of:=[.Q58]+[.P59]" office:value-type="float" office:value="0.314366957720588">
            <text:p>0.314</text:p>
          </table:table-cell>
          <table:table-cell table:number-columns-repeated="6"/>
          <table:table-cell table:formula="of:=([.A59]-[.T$2])/16384" office:value-type="float" office:value="-0.00150240384615385">
            <text:p>0.00</text:p>
          </table:table-cell>
          <table:table-cell table:formula="of:=IF(ABS(([.B59]-[.U$2])/16384) &gt; 0.1; ([.B59]-[.U$2])/16384; 0)" office:value-type="float" office:value="0">
            <text:p>0.00</text:p>
          </table:table-cell>
          <table:table-cell table:formula="of:=IF(ABS(([.C59]-[.V$2])/16384) &gt; 0.1; ([.C59]-[.V$2])/16384; 0)" office:value-type="float" office:value="0">
            <text:p>0.00</text:p>
          </table:table-cell>
          <table:table-cell/>
          <table:table-cell table:formula="of:=SQRT([.X59]*[.X59]+[.Y59]*[.Y59]+[.Z59]*[.Z59])" office:value-type="float" office:value="0.00150240384615385">
            <text:p>0.0015</text:p>
          </table:table-cell>
        </table:table-row>
        <table:table-row table:style-name="ro1">
          <table:table-cell office:value-type="float" office:value="16488">
            <text:p>16488</text:p>
          </table:table-cell>
          <table:table-cell office:value-type="float" office:value="-1604">
            <text:p>-1604</text:p>
          </table:table-cell>
          <table:table-cell office:value-type="float" office:value="-2936">
            <text:p>-2936</text:p>
          </table:table-cell>
          <table:table-cell office:value-type="float" office:value="26.69">
            <text:p>26.69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string">
            <text:p>244<text:tab/><text:tab/><text:tab/><text:tab/></text:p>
          </table:table-cell>
          <table:table-cell table:number-columns-repeated="2"/>
          <table:table-cell table:formula="of:=IF(ABS(([.C60]-[.$I$2])/16384) &gt; 0.1; ([.C60]-[.$I$2])/16384; 0)" office:value-type="float" office:value="0">
            <text:p>0.00</text:p>
          </table:table-cell>
          <table:table-cell table:formula="of:=[.K59]+[.J60]" office:value-type="float" office:value="-0.240419045472756">
            <text:p>-0.24</text:p>
          </table:table-cell>
          <table:table-cell table:style-name="Default" table:number-columns-repeated="2"/>
          <table:table-cell table:formula="of:=([.C60]-[.$M$2])/16384" office:value-type="float" office:value="0.0156844701522436">
            <text:p>0.02</text:p>
          </table:table-cell>
          <table:table-cell table:formula="of:=AVERAGE([.N43:.N59])" office:value-type="float" office:value="0.0170057017698906">
            <text:p>0.02</text:p>
          </table:table-cell>
          <table:table-cell table:formula="of:=[.N60]-[.O60]" office:value-type="float" office:value="-0.00132123161764706">
            <text:p>-0.001</text:p>
          </table:table-cell>
          <table:table-cell table:formula="of:=[.Q59]+[.P60]" office:value-type="float" office:value="0.313045726102941">
            <text:p>0.313</text:p>
          </table:table-cell>
          <table:table-cell table:number-columns-repeated="6"/>
          <table:table-cell table:formula="of:=([.A60]-[.T$2])/16384" office:value-type="float" office:value="0.0107046274038461">
            <text:p>0.01</text:p>
          </table:table-cell>
          <table:table-cell table:formula="of:=IF(ABS(([.B60]-[.U$2])/16384) &gt; 0.1; ([.B60]-[.U$2])/16384; 0)" office:value-type="float" office:value="0">
            <text:p>0.00</text:p>
          </table:table-cell>
          <table:table-cell table:formula="of:=IF(ABS(([.C60]-[.V$2])/16384) &gt; 0.1; ([.C60]-[.V$2])/16384; 0)" office:value-type="float" office:value="0">
            <text:p>0.00</text:p>
          </table:table-cell>
          <table:table-cell/>
          <table:table-cell table:formula="of:=SQRT([.X60]*[.X60]+[.Y60]*[.Y60]+[.Z60]*[.Z60])" office:value-type="float" office:value="0.0107046274038461">
            <text:p>0.0107</text:p>
          </table:table-cell>
        </table:table-row>
        <table:table-row table:style-name="ro1">
          <table:table-cell office:value-type="float" office:value="16516">
            <text:p>16516</text:p>
          </table:table-cell>
          <table:table-cell office:value-type="float" office:value="-1636">
            <text:p>-1636</text:p>
          </table:table-cell>
          <table:table-cell office:value-type="float" office:value="-2656">
            <text:p>-2656</text:p>
          </table:table-cell>
          <table:table-cell office:value-type="float" office:value="26.79">
            <text:p>26.79</text:p>
          </table:table-cell>
          <table:table-cell office:value-type="float" office:value="177">
            <text:p>177</text:p>
          </table:table-cell>
          <table:table-cell office:value-type="float" office:value="150">
            <text:p>150</text:p>
          </table:table-cell>
          <table:table-cell office:value-type="string">
            <text:p>169<text:tab/><text:tab/><text:tab/><text:tab/></text:p>
          </table:table-cell>
          <table:table-cell table:number-columns-repeated="2"/>
          <table:table-cell table:formula="of:=IF(ABS(([.C61]-[.$I$2])/16384) &gt; 0.1; ([.C61]-[.$I$2])/16384; 0)" office:value-type="float" office:value="0">
            <text:p>0.00</text:p>
          </table:table-cell>
          <table:table-cell table:formula="of:=[.K60]+[.J61]" office:value-type="float" office:value="-0.240419045472756">
            <text:p>-0.24</text:p>
          </table:table-cell>
          <table:table-cell table:style-name="Default" table:number-columns-repeated="2"/>
          <table:table-cell table:formula="of:=([.C61]-[.$M$2])/16384" office:value-type="float" office:value="0.0327743139022436">
            <text:p>0.03</text:p>
          </table:table-cell>
          <table:table-cell table:formula="of:=AVERAGE([.N44:.N60])" office:value-type="float" office:value="0.0188582982772436">
            <text:p>0.02</text:p>
          </table:table-cell>
          <table:table-cell table:formula="of:=[.N61]-[.O61]" office:value-type="float" office:value="0.013916015625">
            <text:p>0.014</text:p>
          </table:table-cell>
          <table:table-cell table:formula="of:=[.Q60]+[.P61]" office:value-type="float" office:value="0.326961741727941">
            <text:p>0.327</text:p>
          </table:table-cell>
          <table:table-cell table:number-columns-repeated="6"/>
          <table:table-cell table:formula="of:=([.A61]-[.T$2])/16384" office:value-type="float" office:value="0.0124136117788461">
            <text:p>0.01</text:p>
          </table:table-cell>
          <table:table-cell table:formula="of:=IF(ABS(([.B61]-[.U$2])/16384) &gt; 0.1; ([.B61]-[.U$2])/16384; 0)" office:value-type="float" office:value="0">
            <text:p>0.00</text:p>
          </table:table-cell>
          <table:table-cell table:formula="of:=IF(ABS(([.C61]-[.V$2])/16384) &gt; 0.1; ([.C61]-[.V$2])/16384; 0)" office:value-type="float" office:value="0">
            <text:p>0.00</text:p>
          </table:table-cell>
          <table:table-cell/>
          <table:table-cell table:formula="of:=SQRT([.X61]*[.X61]+[.Y61]*[.Y61]+[.Z61]*[.Z61])" office:value-type="float" office:value="0.0124136117788461">
            <text:p>0.0124</text:p>
          </table:table-cell>
        </table:table-row>
        <table:table-row table:style-name="ro1">
          <table:table-cell office:value-type="float" office:value="16632">
            <text:p>16632</text:p>
          </table:table-cell>
          <table:table-cell office:value-type="float" office:value="-1556">
            <text:p>-1556</text:p>
          </table:table-cell>
          <table:table-cell office:value-type="float" office:value="-2376">
            <text:p>-2376</text:p>
          </table:table-cell>
          <table:table-cell office:value-type="float" office:value="26.74">
            <text:p>26.74</text:p>
          </table:table-cell>
          <table:table-cell office:value-type="float" office:value="396">
            <text:p>396</text:p>
          </table:table-cell>
          <table:table-cell office:value-type="float" office:value="59">
            <text:p>59</text:p>
          </table:table-cell>
          <table:table-cell office:value-type="string">
            <text:p>82<text:tab/><text:tab/><text:tab/><text:tab/></text:p>
          </table:table-cell>
          <table:table-cell table:number-columns-repeated="2"/>
          <table:table-cell table:formula="of:=IF(ABS(([.C62]-[.$I$2])/16384) &gt; 0.1; ([.C62]-[.$I$2])/16384; 0)" office:value-type="float" office:value="0">
            <text:p>0.00</text:p>
          </table:table-cell>
          <table:table-cell table:formula="of:=[.K61]+[.J62]" office:value-type="float" office:value="-0.240419045472756">
            <text:p>-0.24</text:p>
          </table:table-cell>
          <table:table-cell table:style-name="Default" table:number-columns-repeated="2"/>
          <table:table-cell table:formula="of:=([.C62]-[.$M$2])/16384" office:value-type="float" office:value="0.0498641576522436">
            <text:p>0.05</text:p>
          </table:table-cell>
          <table:table-cell table:formula="of:=AVERAGE([.N45:.N61])" office:value-type="float" office:value="0.0192316898213612">
            <text:p>0.02</text:p>
          </table:table-cell>
          <table:table-cell table:formula="of:=[.N62]-[.O62]" office:value-type="float" office:value="0.0306324678308823">
            <text:p>0.031</text:p>
          </table:table-cell>
          <table:table-cell table:formula="of:=[.Q61]+[.P62]" office:value-type="float" office:value="0.357594209558823">
            <text:p>0.358</text:p>
          </table:table-cell>
          <table:table-cell table:number-columns-repeated="6"/>
          <table:table-cell table:formula="of:=([.A62]-[.T$2])/16384" office:value-type="float" office:value="0.0194936899038461">
            <text:p>0.02</text:p>
          </table:table-cell>
          <table:table-cell table:formula="of:=IF(ABS(([.B62]-[.U$2])/16384) &gt; 0.1; ([.B62]-[.U$2])/16384; 0)" office:value-type="float" office:value="0">
            <text:p>0.00</text:p>
          </table:table-cell>
          <table:table-cell table:formula="of:=IF(ABS(([.C62]-[.V$2])/16384) &gt; 0.1; ([.C62]-[.V$2])/16384; 0)" office:value-type="float" office:value="0">
            <text:p>0.00</text:p>
          </table:table-cell>
          <table:table-cell/>
          <table:table-cell table:formula="of:=SQRT([.X62]*[.X62]+[.Y62]*[.Y62]+[.Z62]*[.Z62])" office:value-type="float" office:value="0.0194936899038461">
            <text:p>0.0195</text:p>
          </table:table-cell>
        </table:table-row>
        <table:table-row table:style-name="ro1">
          <table:table-cell office:value-type="float" office:value="16312">
            <text:p>16312</text:p>
          </table:table-cell>
          <table:table-cell office:value-type="float" office:value="-1652">
            <text:p>-1652</text:p>
          </table:table-cell>
          <table:table-cell office:value-type="float" office:value="-2568">
            <text:p>-2568</text:p>
          </table:table-cell>
          <table:table-cell office:value-type="float" office:value="26.74">
            <text:p>26.74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string">
            <text:p>8<text:tab/><text:tab/><text:tab/><text:tab/></text:p>
          </table:table-cell>
          <table:table-cell table:number-columns-repeated="2"/>
          <table:table-cell table:formula="of:=IF(ABS(([.C63]-[.$I$2])/16384) &gt; 0.1; ([.C63]-[.$I$2])/16384; 0)" office:value-type="float" office:value="0">
            <text:p>0.00</text:p>
          </table:table-cell>
          <table:table-cell table:formula="of:=[.K62]+[.J63]" office:value-type="float" office:value="-0.240419045472756">
            <text:p>-0.24</text:p>
          </table:table-cell>
          <table:table-cell table:style-name="Default" table:number-columns-repeated="2"/>
          <table:table-cell table:formula="of:=([.C63]-[.$M$2])/16384" office:value-type="float" office:value="0.0381454076522436">
            <text:p>0.04</text:p>
          </table:table-cell>
          <table:table-cell table:formula="of:=AVERAGE([.N46:.N62])" office:value-type="float" office:value="0.0208832293434201">
            <text:p>0.02</text:p>
          </table:table-cell>
          <table:table-cell table:formula="of:=[.N63]-[.O63]" office:value-type="float" office:value="0.0172621783088235">
            <text:p>0.017</text:p>
          </table:table-cell>
          <table:table-cell table:formula="of:=[.Q62]+[.P63]" office:value-type="float" office:value="0.374856387867647">
            <text:p>0.375</text:p>
          </table:table-cell>
          <table:table-cell table:number-columns-repeated="6"/>
          <table:table-cell table:formula="of:=([.A63]-[.T$2])/16384" office:value-type="float" office:value="-0.0000375600961538547">
            <text:p>0.00</text:p>
          </table:table-cell>
          <table:table-cell table:formula="of:=IF(ABS(([.B63]-[.U$2])/16384) &gt; 0.1; ([.B63]-[.U$2])/16384; 0)" office:value-type="float" office:value="0">
            <text:p>0.00</text:p>
          </table:table-cell>
          <table:table-cell table:formula="of:=IF(ABS(([.C63]-[.V$2])/16384) &gt; 0.1; ([.C63]-[.V$2])/16384; 0)" office:value-type="float" office:value="0">
            <text:p>0.00</text:p>
          </table:table-cell>
          <table:table-cell/>
          <table:table-cell table:formula="of:=SQRT([.X63]*[.X63]+[.Y63]*[.Y63]+[.Z63]*[.Z63])" office:value-type="float" office:value="0.0000375600961538547">
            <text:p>0.0000</text:p>
          </table:table-cell>
        </table:table-row>
        <table:table-row table:style-name="ro1">
          <table:table-cell office:value-type="float" office:value="16380">
            <text:p>16380</text:p>
          </table:table-cell>
          <table:table-cell office:value-type="float" office:value="-1580">
            <text:p>-1580</text:p>
          </table:table-cell>
          <table:table-cell office:value-type="float" office:value="-2868">
            <text:p>-2868</text:p>
          </table:table-cell>
          <table:table-cell office:value-type="float" office:value="26.79">
            <text:p>26.79</text:p>
          </table:table-cell>
          <table:table-cell office:value-type="float" office:value="368">
            <text:p>368</text:p>
          </table:table-cell>
          <table:table-cell office:value-type="float" office:value="-181">
            <text:p>-181</text:p>
          </table:table-cell>
          <table:table-cell office:value-type="string">
            <text:p>67<text:tab/><text:tab/><text:tab/><text:tab/></text:p>
          </table:table-cell>
          <table:table-cell table:number-columns-repeated="2"/>
          <table:table-cell table:formula="of:=IF(ABS(([.C64]-[.$I$2])/16384) &gt; 0.1; ([.C64]-[.$I$2])/16384; 0)" office:value-type="float" office:value="0">
            <text:p>0.00</text:p>
          </table:table-cell>
          <table:table-cell table:formula="of:=[.K63]+[.J64]" office:value-type="float" office:value="-0.240419045472756">
            <text:p>-0.24</text:p>
          </table:table-cell>
          <table:table-cell table:style-name="Default" table:number-columns-repeated="2"/>
          <table:table-cell table:formula="of:=([.C64]-[.$M$2])/16384" office:value-type="float" office:value="0.0198348607772436">
            <text:p>0.02</text:p>
          </table:table-cell>
          <table:table-cell table:formula="of:=AVERAGE([.N47:.N63])" office:value-type="float" office:value="0.0222619058140083">
            <text:p>0.02</text:p>
          </table:table-cell>
          <table:table-cell table:formula="of:=[.N64]-[.O64]" office:value-type="float" office:value="-0.00242704503676471">
            <text:p>-0.002</text:p>
          </table:table-cell>
          <table:table-cell table:formula="of:=[.Q63]+[.P64]" office:value-type="float" office:value="0.372429342830882">
            <text:p>0.372</text:p>
          </table:table-cell>
          <table:table-cell table:number-columns-repeated="6"/>
          <table:table-cell table:formula="of:=([.A64]-[.T$2])/16384" office:value-type="float" office:value="0.00411283052884615">
            <text:p>0.00</text:p>
          </table:table-cell>
          <table:table-cell table:formula="of:=IF(ABS(([.B64]-[.U$2])/16384) &gt; 0.1; ([.B64]-[.U$2])/16384; 0)" office:value-type="float" office:value="0">
            <text:p>0.00</text:p>
          </table:table-cell>
          <table:table-cell table:formula="of:=IF(ABS(([.C64]-[.V$2])/16384) &gt; 0.1; ([.C64]-[.V$2])/16384; 0)" office:value-type="float" office:value="0">
            <text:p>0.00</text:p>
          </table:table-cell>
          <table:table-cell/>
          <table:table-cell table:formula="of:=SQRT([.X64]*[.X64]+[.Y64]*[.Y64]+[.Z64]*[.Z64])" office:value-type="float" office:value="0.00411283052884615">
            <text:p>0.0041</text:p>
          </table:table-cell>
        </table:table-row>
        <table:table-row table:style-name="ro1">
          <table:table-cell office:value-type="float" office:value="16488">
            <text:p>16488</text:p>
          </table:table-cell>
          <table:table-cell office:value-type="float" office:value="-1492">
            <text:p>-1492</text:p>
          </table:table-cell>
          <table:table-cell office:value-type="float" office:value="-2516">
            <text:p>-2516</text:p>
          </table:table-cell>
          <table:table-cell office:value-type="float" office:value="26.74">
            <text:p>26.74</text:p>
          </table:table-cell>
          <table:table-cell office:value-type="float" office:value="468">
            <text:p>468</text:p>
          </table:table-cell>
          <table:table-cell office:value-type="float" office:value="-177">
            <text:p>-177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IF(ABS(([.C65]-[.$I$2])/16384) &gt; 0.1; ([.C65]-[.$I$2])/16384; 0)" office:value-type="float" office:value="0">
            <text:p>0.00</text:p>
          </table:table-cell>
          <table:table-cell table:formula="of:=[.K64]+[.J65]" office:value-type="float" office:value="-0.240419045472756">
            <text:p>-0.24</text:p>
          </table:table-cell>
          <table:table-cell table:style-name="Default" table:number-columns-repeated="2"/>
          <table:table-cell table:formula="of:=([.C65]-[.$M$2])/16384" office:value-type="float" office:value="0.0413192357772436">
            <text:p>0.04</text:p>
          </table:table-cell>
          <table:table-cell table:formula="of:=AVERAGE([.N48:.N64])" office:value-type="float" office:value="0.0228363543434201">
            <text:p>0.02</text:p>
          </table:table-cell>
          <table:table-cell table:formula="of:=[.N65]-[.O65]" office:value-type="float" office:value="0.0184828814338235">
            <text:p>0.018</text:p>
          </table:table-cell>
          <table:table-cell table:formula="of:=[.Q64]+[.P65]" office:value-type="float" office:value="0.390912224264706">
            <text:p>0.391</text:p>
          </table:table-cell>
          <table:table-cell table:number-columns-repeated="6"/>
          <table:table-cell table:formula="of:=([.A65]-[.T$2])/16384" office:value-type="float" office:value="0.0107046274038461">
            <text:p>0.01</text:p>
          </table:table-cell>
          <table:table-cell table:formula="of:=IF(ABS(([.B65]-[.U$2])/16384) &gt; 0.1; ([.B65]-[.U$2])/16384; 0)" office:value-type="float" office:value="0">
            <text:p>0.00</text:p>
          </table:table-cell>
          <table:table-cell table:formula="of:=IF(ABS(([.C65]-[.V$2])/16384) &gt; 0.1; ([.C65]-[.V$2])/16384; 0)" office:value-type="float" office:value="0">
            <text:p>0.00</text:p>
          </table:table-cell>
          <table:table-cell/>
          <table:table-cell table:formula="of:=SQRT([.X65]*[.X65]+[.Y65]*[.Y65]+[.Z65]*[.Z65])" office:value-type="float" office:value="0.0107046274038461">
            <text:p>0.0107</text:p>
          </table:table-cell>
        </table:table-row>
        <table:table-row table:style-name="ro1">
          <table:table-cell office:value-type="float" office:value="16484">
            <text:p>16484</text:p>
          </table:table-cell>
          <table:table-cell office:value-type="float" office:value="-1560">
            <text:p>-1560</text:p>
          </table:table-cell>
          <table:table-cell office:value-type="float" office:value="-2596">
            <text:p>-2596</text:p>
          </table:table-cell>
          <table:table-cell office:value-type="float" office:value="26.69">
            <text:p>26.69</text:p>
          </table:table-cell>
          <table:table-cell office:value-type="float" office:value="305">
            <text:p>305</text:p>
          </table:table-cell>
          <table:table-cell office:value-type="float" office:value="-189">
            <text:p>-189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IF(ABS(([.C66]-[.$I$2])/16384) &gt; 0.1; ([.C66]-[.$I$2])/16384; 0)" office:value-type="float" office:value="0">
            <text:p>0.00</text:p>
          </table:table-cell>
          <table:table-cell table:formula="of:=[.K65]+[.J66]" office:value-type="float" office:value="-0.240419045472756">
            <text:p>-0.24</text:p>
          </table:table-cell>
          <table:table-cell table:style-name="Default" table:number-columns-repeated="2"/>
          <table:table-cell table:formula="of:=([.C66]-[.$M$2])/16384" office:value-type="float" office:value="0.0364364232772436">
            <text:p>0.04</text:p>
          </table:table-cell>
          <table:table-cell table:formula="of:=AVERAGE([.N49:.N65])" office:value-type="float" office:value="0.0247751181301848">
            <text:p>0.02</text:p>
          </table:table-cell>
          <table:table-cell table:formula="of:=[.N66]-[.O66]" office:value-type="float" office:value="0.0116613051470588">
            <text:p>0.012</text:p>
          </table:table-cell>
          <table:table-cell table:formula="of:=[.Q65]+[.P66]" office:value-type="float" office:value="0.402573529411765">
            <text:p>0.403</text:p>
          </table:table-cell>
          <table:table-cell table:number-columns-repeated="6"/>
          <table:table-cell table:formula="of:=([.A66]-[.T$2])/16384" office:value-type="float" office:value="0.0104604867788461">
            <text:p>0.01</text:p>
          </table:table-cell>
          <table:table-cell table:formula="of:=IF(ABS(([.B66]-[.U$2])/16384) &gt; 0.1; ([.B66]-[.U$2])/16384; 0)" office:value-type="float" office:value="0">
            <text:p>0.00</text:p>
          </table:table-cell>
          <table:table-cell table:formula="of:=IF(ABS(([.C66]-[.V$2])/16384) &gt; 0.1; ([.C66]-[.V$2])/16384; 0)" office:value-type="float" office:value="0">
            <text:p>0.00</text:p>
          </table:table-cell>
          <table:table-cell/>
          <table:table-cell table:formula="of:=SQRT([.X66]*[.X66]+[.Y66]*[.Y66]+[.Z66]*[.Z66])" office:value-type="float" office:value="0.0104604867788461">
            <text:p>0.0105</text:p>
          </table:table-cell>
        </table:table-row>
        <table:table-row table:style-name="ro1">
          <table:table-cell office:value-type="float" office:value="16340">
            <text:p>16340</text:p>
          </table:table-cell>
          <table:table-cell office:value-type="float" office:value="-1668">
            <text:p>-1668</text:p>
          </table:table-cell>
          <table:table-cell office:value-type="float" office:value="-2596">
            <text:p>-2596</text:p>
          </table:table-cell>
          <table:table-cell office:value-type="float" office:value="26.74">
            <text:p>26.74</text:p>
          </table:table-cell>
          <table:table-cell office:value-type="float" office:value="328">
            <text:p>328</text:p>
          </table:table-cell>
          <table:table-cell office:value-type="float" office:value="-160">
            <text:p>-160</text:p>
          </table:table-cell>
          <table:table-cell office:value-type="string">
            <text:p>146<text:tab/><text:tab/><text:tab/><text:tab/></text:p>
          </table:table-cell>
          <table:table-cell table:number-columns-repeated="2"/>
          <table:table-cell table:formula="of:=IF(ABS(([.C67]-[.$I$2])/16384) &gt; 0.1; ([.C67]-[.$I$2])/16384; 0)" office:value-type="float" office:value="0">
            <text:p>0.00</text:p>
          </table:table-cell>
          <table:table-cell table:formula="of:=[.K66]+[.J67]" office:value-type="float" office:value="-0.240419045472756">
            <text:p>-0.24</text:p>
          </table:table-cell>
          <table:table-cell table:style-name="Default" table:number-columns-repeated="2"/>
          <table:table-cell table:formula="of:=([.C67]-[.$M$2])/16384" office:value-type="float" office:value="0.0364364232772436">
            <text:p>0.04</text:p>
          </table:table-cell>
          <table:table-cell table:formula="of:=AVERAGE([.N50:.N66])" office:value-type="float" office:value="0.0259527376154789">
            <text:p>0.03</text:p>
          </table:table-cell>
          <table:table-cell table:formula="of:=[.N67]-[.O67]" office:value-type="float" office:value="0.0104836856617647">
            <text:p>0.010</text:p>
          </table:table-cell>
          <table:table-cell table:formula="of:=[.Q66]+[.P67]" office:value-type="float" office:value="0.413057215073529">
            <text:p>0.413</text:p>
          </table:table-cell>
          <table:table-cell table:number-columns-repeated="6"/>
          <table:table-cell table:formula="of:=([.A67]-[.T$2])/16384" office:value-type="float" office:value="0.00167142427884615">
            <text:p>0.00</text:p>
          </table:table-cell>
          <table:table-cell table:formula="of:=IF(ABS(([.B67]-[.U$2])/16384) &gt; 0.1; ([.B67]-[.U$2])/16384; 0)" office:value-type="float" office:value="0">
            <text:p>0.00</text:p>
          </table:table-cell>
          <table:table-cell table:formula="of:=IF(ABS(([.C67]-[.V$2])/16384) &gt; 0.1; ([.C67]-[.V$2])/16384; 0)" office:value-type="float" office:value="0">
            <text:p>0.00</text:p>
          </table:table-cell>
          <table:table-cell/>
          <table:table-cell table:formula="of:=SQRT([.X67]*[.X67]+[.Y67]*[.Y67]+[.Z67]*[.Z67])" office:value-type="float" office:value="0.00167142427884615">
            <text:p>0.0017</text:p>
          </table:table-cell>
        </table:table-row>
        <table:table-row table:style-name="ro1">
          <table:table-cell office:value-type="float" office:value="16372">
            <text:p>16372</text:p>
          </table:table-cell>
          <table:table-cell office:value-type="float" office:value="-1444">
            <text:p>-1444</text:p>
          </table:table-cell>
          <table:table-cell office:value-type="float" office:value="-2740">
            <text:p>-2740</text:p>
          </table:table-cell>
          <table:table-cell office:value-type="float" office:value="26.69">
            <text:p>26.69</text:p>
          </table:table-cell>
          <table:table-cell office:value-type="float" office:value="200">
            <text:p>200</text:p>
          </table:table-cell>
          <table:table-cell office:value-type="float" office:value="-201">
            <text:p>-201</text:p>
          </table:table-cell>
          <table:table-cell office:value-type="string">
            <text:p>122<text:tab/><text:tab/><text:tab/><text:tab/></text:p>
          </table:table-cell>
          <table:table-cell table:number-columns-repeated="2"/>
          <table:table-cell table:formula="of:=IF(ABS(([.C68]-[.$I$2])/16384) &gt; 0.1; ([.C68]-[.$I$2])/16384; 0)" office:value-type="float" office:value="0">
            <text:p>0.00</text:p>
          </table:table-cell>
          <table:table-cell table:formula="of:=[.K67]+[.J68]" office:value-type="float" office:value="-0.240419045472756">
            <text:p>-0.24</text:p>
          </table:table-cell>
          <table:table-cell table:style-name="Default" table:number-columns-repeated="2"/>
          <table:table-cell table:formula="of:=([.C68]-[.$M$2])/16384" office:value-type="float" office:value="0.0276473607772436">
            <text:p>0.03</text:p>
          </table:table-cell>
          <table:table-cell table:formula="of:=AVERAGE([.N51:.N67])" office:value-type="float" office:value="0.027374497725773">
            <text:p>0.03</text:p>
          </table:table-cell>
          <table:table-cell table:formula="of:=[.N68]-[.O68]" office:value-type="float" office:value="0.000272863051470579">
            <text:p>0.000</text:p>
          </table:table-cell>
          <table:table-cell table:formula="of:=[.Q67]+[.P68]" office:value-type="float" office:value="0.413330078125">
            <text:p>0.413</text:p>
          </table:table-cell>
          <table:table-cell table:number-columns-repeated="6"/>
          <table:table-cell table:formula="of:=([.A68]-[.T$2])/16384" office:value-type="float" office:value="0.00362454927884615">
            <text:p>0.00</text:p>
          </table:table-cell>
          <table:table-cell table:formula="of:=IF(ABS(([.B68]-[.U$2])/16384) &gt; 0.1; ([.B68]-[.U$2])/16384; 0)" office:value-type="float" office:value="0">
            <text:p>0.00</text:p>
          </table:table-cell>
          <table:table-cell table:formula="of:=IF(ABS(([.C68]-[.V$2])/16384) &gt; 0.1; ([.C68]-[.V$2])/16384; 0)" office:value-type="float" office:value="0">
            <text:p>0.00</text:p>
          </table:table-cell>
          <table:table-cell/>
          <table:table-cell table:formula="of:=SQRT([.X68]*[.X68]+[.Y68]*[.Y68]+[.Z68]*[.Z68])" office:value-type="float" office:value="0.00362454927884615">
            <text:p>0.0036</text:p>
          </table:table-cell>
        </table:table-row>
        <table:table-row table:style-name="ro1">
          <table:table-cell office:value-type="float" office:value="16404">
            <text:p>16404</text:p>
          </table:table-cell>
          <table:table-cell office:value-type="float" office:value="-1508">
            <text:p>-1508</text:p>
          </table:table-cell>
          <table:table-cell office:value-type="float" office:value="-2908">
            <text:p>-2908</text:p>
          </table:table-cell>
          <table:table-cell office:value-type="float" office:value="26.69">
            <text:p>26.69</text:p>
          </table:table-cell>
          <table:table-cell office:value-type="float" office:value="138">
            <text:p>138</text:p>
          </table:table-cell>
          <table:table-cell office:value-type="float" office:value="-356">
            <text:p>-356</text:p>
          </table:table-cell>
          <table:table-cell office:value-type="string">
            <text:p>178<text:tab/><text:tab/><text:tab/><text:tab/></text:p>
          </table:table-cell>
          <table:table-cell table:number-columns-repeated="2"/>
          <table:table-cell table:formula="of:=IF(ABS(([.C69]-[.$I$2])/16384) &gt; 0.1; ([.C69]-[.$I$2])/16384; 0)" office:value-type="float" office:value="0">
            <text:p>0.00</text:p>
          </table:table-cell>
          <table:table-cell table:formula="of:=[.K68]+[.J69]" office:value-type="float" office:value="-0.240419045472756">
            <text:p>-0.24</text:p>
          </table:table-cell>
          <table:table-cell table:style-name="Default" table:number-columns-repeated="2"/>
          <table:table-cell table:formula="of:=([.C69]-[.$M$2])/16384" office:value-type="float" office:value="0.0173934545272436">
            <text:p>0.02</text:p>
          </table:table-cell>
          <table:table-cell table:formula="of:=AVERAGE([.N52:.N68])" office:value-type="float" office:value="0.0277766116963612">
            <text:p>0.03</text:p>
          </table:table-cell>
          <table:table-cell table:formula="of:=[.N69]-[.O69]" office:value-type="float" office:value="-0.0103831571691177">
            <text:p>-0.010</text:p>
          </table:table-cell>
          <table:table-cell table:formula="of:=[.Q68]+[.P69]" office:value-type="float" office:value="0.402946920955882">
            <text:p>0.403</text:p>
          </table:table-cell>
          <table:table-cell table:number-columns-repeated="6"/>
          <table:table-cell table:formula="of:=([.A69]-[.T$2])/16384" office:value-type="float" office:value="0.00557767427884615">
            <text:p>0.01</text:p>
          </table:table-cell>
          <table:table-cell table:formula="of:=IF(ABS(([.B69]-[.U$2])/16384) &gt; 0.1; ([.B69]-[.U$2])/16384; 0)" office:value-type="float" office:value="0">
            <text:p>0.00</text:p>
          </table:table-cell>
          <table:table-cell table:formula="of:=IF(ABS(([.C69]-[.V$2])/16384) &gt; 0.1; ([.C69]-[.V$2])/16384; 0)" office:value-type="float" office:value="0">
            <text:p>0.00</text:p>
          </table:table-cell>
          <table:table-cell/>
          <table:table-cell table:formula="of:=SQRT([.X69]*[.X69]+[.Y69]*[.Y69]+[.Z69]*[.Z69])" office:value-type="float" office:value="0.00557767427884615">
            <text:p>0.0056</text:p>
          </table:table-cell>
        </table:table-row>
        <table:table-row table:style-name="ro1">
          <table:table-cell office:value-type="float" office:value="16296">
            <text:p>16296</text:p>
          </table:table-cell>
          <table:table-cell office:value-type="float" office:value="-1632">
            <text:p>-1632</text:p>
          </table:table-cell>
          <table:table-cell office:value-type="float" office:value="-2772">
            <text:p>-2772</text:p>
          </table:table-cell>
          <table:table-cell office:value-type="float" office:value="26.74">
            <text:p>26.74</text:p>
          </table:table-cell>
          <table:table-cell office:value-type="float" office:value="282">
            <text:p>282</text:p>
          </table:table-cell>
          <table:table-cell office:value-type="float" office:value="-488">
            <text:p>-488</text:p>
          </table:table-cell>
          <table:table-cell office:value-type="string">
            <text:p>109<text:tab/><text:tab/><text:tab/><text:tab/></text:p>
          </table:table-cell>
          <table:table-cell table:number-columns-repeated="2"/>
          <table:table-cell table:formula="of:=IF(ABS(([.C70]-[.$I$2])/16384) &gt; 0.1; ([.C70]-[.$I$2])/16384; 0)" office:value-type="float" office:value="0">
            <text:p>0.00</text:p>
          </table:table-cell>
          <table:table-cell table:formula="of:=[.K69]+[.J70]" office:value-type="float" office:value="-0.240419045472756">
            <text:p>-0.24</text:p>
          </table:table-cell>
          <table:table-cell table:style-name="Default" table:number-columns-repeated="2"/>
          <table:table-cell table:formula="of:=([.C70]-[.$M$2])/16384" office:value-type="float" office:value="0.0256942357772436">
            <text:p>0.03</text:p>
          </table:table-cell>
          <table:table-cell table:formula="of:=AVERAGE([.N53:.N69])" office:value-type="float" office:value="0.0276042771375377">
            <text:p>0.03</text:p>
          </table:table-cell>
          <table:table-cell table:formula="of:=[.N70]-[.O70]" office:value-type="float" office:value="-0.00191004136029413">
            <text:p>-0.002</text:p>
          </table:table-cell>
          <table:table-cell table:formula="of:=[.Q69]+[.P70]" office:value-type="float" office:value="0.401036879595588">
            <text:p>0.401</text:p>
          </table:table-cell>
          <table:table-cell table:number-columns-repeated="6"/>
          <table:table-cell table:formula="of:=([.A70]-[.T$2])/16384" office:value-type="float" office:value="-0.00101412259615385">
            <text:p>0.00</text:p>
          </table:table-cell>
          <table:table-cell table:formula="of:=IF(ABS(([.B70]-[.U$2])/16384) &gt; 0.1; ([.B70]-[.U$2])/16384; 0)" office:value-type="float" office:value="0">
            <text:p>0.00</text:p>
          </table:table-cell>
          <table:table-cell table:formula="of:=IF(ABS(([.C70]-[.V$2])/16384) &gt; 0.1; ([.C70]-[.V$2])/16384; 0)" office:value-type="float" office:value="0">
            <text:p>0.00</text:p>
          </table:table-cell>
          <table:table-cell/>
          <table:table-cell table:formula="of:=SQRT([.X70]*[.X70]+[.Y70]*[.Y70]+[.Z70]*[.Z70])" office:value-type="float" office:value="0.00101412259615385">
            <text:p>0.0010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532">
            <text:p>-1532</text:p>
          </table:table-cell>
          <table:table-cell office:value-type="float" office:value="-2920">
            <text:p>-2920</text:p>
          </table:table-cell>
          <table:table-cell office:value-type="float" office:value="26.69">
            <text:p>26.69</text:p>
          </table:table-cell>
          <table:table-cell office:value-type="float" office:value="112">
            <text:p>112</text:p>
          </table:table-cell>
          <table:table-cell office:value-type="float" office:value="-137">
            <text:p>-137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IF(ABS(([.C71]-[.$I$2])/16384) &gt; 0.1; ([.C71]-[.$I$2])/16384; 0)" office:value-type="float" office:value="0">
            <text:p>0.00</text:p>
          </table:table-cell>
          <table:table-cell table:formula="of:=[.K70]+[.J71]" office:value-type="float" office:value="-0.240419045472756">
            <text:p>-0.24</text:p>
          </table:table-cell>
          <table:table-cell table:style-name="Default" table:number-columns-repeated="2"/>
          <table:table-cell table:formula="of:=([.C71]-[.$M$2])/16384" office:value-type="float" office:value="0.0166610326522436">
            <text:p>0.02</text:p>
          </table:table-cell>
          <table:table-cell table:formula="of:=AVERAGE([.N54:.N70])" office:value-type="float" office:value="0.0274750262184201">
            <text:p>0.03</text:p>
          </table:table-cell>
          <table:table-cell table:formula="of:=[.N71]-[.O71]" office:value-type="float" office:value="-0.0108139935661765">
            <text:p>-0.011</text:p>
          </table:table-cell>
          <table:table-cell table:formula="of:=[.Q70]+[.P71]" office:value-type="float" office:value="0.390222886029412">
            <text:p>0.390</text:p>
          </table:table-cell>
          <table:table-cell table:number-columns-repeated="6"/>
          <table:table-cell table:formula="of:=([.A71]-[.T$2])/16384" office:value-type="float" office:value="0.000694861778846145">
            <text:p>0.00</text:p>
          </table:table-cell>
          <table:table-cell table:formula="of:=IF(ABS(([.B71]-[.U$2])/16384) &gt; 0.1; ([.B71]-[.U$2])/16384; 0)" office:value-type="float" office:value="0">
            <text:p>0.00</text:p>
          </table:table-cell>
          <table:table-cell table:formula="of:=IF(ABS(([.C71]-[.V$2])/16384) &gt; 0.1; ([.C71]-[.V$2])/16384; 0)" office:value-type="float" office:value="0">
            <text:p>0.00</text:p>
          </table:table-cell>
          <table:table-cell/>
          <table:table-cell table:formula="of:=SQRT([.X71]*[.X71]+[.Y71]*[.Y71]+[.Z71]*[.Z71])" office:value-type="float" office:value="0.000694861778846145">
            <text:p>0.0007</text:p>
          </table:table-cell>
        </table:table-row>
        <table:table-row table:style-name="ro1">
          <table:table-cell office:value-type="float" office:value="16504">
            <text:p>16504</text:p>
          </table:table-cell>
          <table:table-cell office:value-type="float" office:value="-1428">
            <text:p>-1428</text:p>
          </table:table-cell>
          <table:table-cell office:value-type="float" office:value="-3044">
            <text:p>-3044</text:p>
          </table:table-cell>
          <table:table-cell office:value-type="float" office:value="26.69">
            <text:p>26.69</text:p>
          </table:table-cell>
          <table:table-cell office:value-type="float" office:value="-17">
            <text:p>-17</text:p>
          </table:table-cell>
          <table:table-cell office:value-type="float" office:value="-200">
            <text:p>-200</text:p>
          </table:table-cell>
          <table:table-cell office:value-type="string">
            <text:p>167<text:tab/><text:tab/><text:tab/><text:tab/></text:p>
          </table:table-cell>
          <table:table-cell table:number-columns-repeated="2"/>
          <table:table-cell table:formula="of:=IF(ABS(([.C72]-[.$I$2])/16384) &gt; 0.1; ([.C72]-[.$I$2])/16384; 0)" office:value-type="float" office:value="0">
            <text:p>0.00</text:p>
          </table:table-cell>
          <table:table-cell table:formula="of:=[.K71]+[.J72]" office:value-type="float" office:value="-0.240419045472756">
            <text:p>-0.24</text:p>
          </table:table-cell>
          <table:table-cell table:style-name="Default" table:number-columns-repeated="2"/>
          <table:table-cell table:formula="of:=([.C72]-[.$M$2])/16384" office:value-type="float" office:value="0.00909267327724358">
            <text:p>0.01</text:p>
          </table:table-cell>
          <table:table-cell table:formula="of:=AVERAGE([.N55:.N71])" office:value-type="float" office:value="0.028351060225773">
            <text:p>0.03</text:p>
          </table:table-cell>
          <table:table-cell table:formula="of:=[.N72]-[.O72]" office:value-type="float" office:value="-0.0192583869485294">
            <text:p>-0.019</text:p>
          </table:table-cell>
          <table:table-cell table:formula="of:=[.Q71]+[.P72]" office:value-type="float" office:value="0.370964499080882">
            <text:p>0.371</text:p>
          </table:table-cell>
          <table:table-cell table:number-columns-repeated="6"/>
          <table:table-cell table:formula="of:=([.A72]-[.T$2])/16384" office:value-type="float" office:value="0.0116811899038461">
            <text:p>0.01</text:p>
          </table:table-cell>
          <table:table-cell table:formula="of:=IF(ABS(([.B72]-[.U$2])/16384) &gt; 0.1; ([.B72]-[.U$2])/16384; 0)" office:value-type="float" office:value="0">
            <text:p>0.00</text:p>
          </table:table-cell>
          <table:table-cell table:formula="of:=IF(ABS(([.C72]-[.V$2])/16384) &gt; 0.1; ([.C72]-[.V$2])/16384; 0)" office:value-type="float" office:value="0">
            <text:p>0.00</text:p>
          </table:table-cell>
          <table:table-cell/>
          <table:table-cell table:formula="of:=SQRT([.X72]*[.X72]+[.Y72]*[.Y72]+[.Z72]*[.Z72])" office:value-type="float" office:value="0.0116811899038461">
            <text:p>0.0117</text:p>
          </table:table-cell>
        </table:table-row>
        <table:table-row table:style-name="ro1">
          <table:table-cell office:value-type="float" office:value="16420">
            <text:p>16420</text:p>
          </table:table-cell>
          <table:table-cell office:value-type="float" office:value="-1488">
            <text:p>-1488</text:p>
          </table:table-cell>
          <table:table-cell office:value-type="float" office:value="-3008">
            <text:p>-3008</text:p>
          </table:table-cell>
          <table:table-cell office:value-type="float" office:value="26.79">
            <text:p>26.79</text:p>
          </table:table-cell>
          <table:table-cell office:value-type="float" office:value="-14">
            <text:p>-14</text:p>
          </table:table-cell>
          <table:table-cell office:value-type="float" office:value="-92">
            <text:p>-92</text:p>
          </table:table-cell>
          <table:table-cell office:value-type="string">
            <text:p>177<text:tab/><text:tab/><text:tab/><text:tab/></text:p>
          </table:table-cell>
          <table:table-cell table:number-columns-repeated="2"/>
          <table:table-cell table:formula="of:=IF(ABS(([.C73]-[.$I$2])/16384) &gt; 0.1; ([.C73]-[.$I$2])/16384; 0)" office:value-type="float" office:value="0">
            <text:p>0.00</text:p>
          </table:table-cell>
          <table:table-cell table:formula="of:=[.K72]+[.J73]" office:value-type="float" office:value="-0.240419045472756">
            <text:p>-0.24</text:p>
          </table:table-cell>
          <table:table-cell table:style-name="Default" table:number-columns-repeated="2"/>
          <table:table-cell table:formula="of:=([.C73]-[.$M$2])/16384" office:value-type="float" office:value="0.0112899389022436">
            <text:p>0.01</text:p>
          </table:table-cell>
          <table:table-cell table:formula="of:=AVERAGE([.N56:.N72])" office:value-type="float" office:value="0.0276617219904789">
            <text:p>0.03</text:p>
          </table:table-cell>
          <table:table-cell table:formula="of:=[.N73]-[.O73]" office:value-type="float" office:value="-0.0163717830882353">
            <text:p>-0.016</text:p>
          </table:table-cell>
          <table:table-cell table:formula="of:=[.Q72]+[.P73]" office:value-type="float" office:value="0.354592715992647">
            <text:p>0.355</text:p>
          </table:table-cell>
          <table:table-cell table:number-columns-repeated="6"/>
          <table:table-cell table:formula="of:=([.A73]-[.T$2])/16384" office:value-type="float" office:value="0.00655423677884615">
            <text:p>0.01</text:p>
          </table:table-cell>
          <table:table-cell table:formula="of:=IF(ABS(([.B73]-[.U$2])/16384) &gt; 0.1; ([.B73]-[.U$2])/16384; 0)" office:value-type="float" office:value="0">
            <text:p>0.00</text:p>
          </table:table-cell>
          <table:table-cell table:formula="of:=IF(ABS(([.C73]-[.V$2])/16384) &gt; 0.1; ([.C73]-[.V$2])/16384; 0)" office:value-type="float" office:value="0">
            <text:p>0.00</text:p>
          </table:table-cell>
          <table:table-cell/>
          <table:table-cell table:formula="of:=SQRT([.X73]*[.X73]+[.Y73]*[.Y73]+[.Z73]*[.Z73])" office:value-type="float" office:value="0.00655423677884615">
            <text:p>0.0066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592">
            <text:p>-1592</text:p>
          </table:table-cell>
          <table:table-cell office:value-type="float" office:value="-3124">
            <text:p>-3124</text:p>
          </table:table-cell>
          <table:table-cell office:value-type="float" office:value="26.69">
            <text:p>26.69</text:p>
          </table:table-cell>
          <table:table-cell office:value-type="float" office:value="-31">
            <text:p>-31</text:p>
          </table:table-cell>
          <table:table-cell office:value-type="float" office:value="-53">
            <text:p>-53</text:p>
          </table:table-cell>
          <table:table-cell office:value-type="string">
            <text:p>204<text:tab/><text:tab/><text:tab/><text:tab/></text:p>
          </table:table-cell>
          <table:table-cell table:number-columns-repeated="2"/>
          <table:table-cell table:formula="of:=IF(ABS(([.C74]-[.$I$2])/16384) &gt; 0.1; ([.C74]-[.$I$2])/16384; 0)" office:value-type="float" office:value="0">
            <text:p>0.00</text:p>
          </table:table-cell>
          <table:table-cell table:formula="of:=[.K73]+[.J74]" office:value-type="float" office:value="-0.240419045472756">
            <text:p>-0.24</text:p>
          </table:table-cell>
          <table:table-cell table:style-name="Default" table:number-columns-repeated="2"/>
          <table:table-cell table:formula="of:=([.C74]-[.$M$2])/16384" office:value-type="float" office:value="0.00420986077724359">
            <text:p>0.00</text:p>
          </table:table-cell>
          <table:table-cell table:formula="of:=AVERAGE([.N57:.N73])" office:value-type="float" office:value="0.0264697412919495">
            <text:p>0.03</text:p>
          </table:table-cell>
          <table:table-cell table:formula="of:=[.N74]-[.O74]" office:value-type="float" office:value="-0.0222598805147059">
            <text:p>-0.022</text:p>
          </table:table-cell>
          <table:table-cell table:formula="of:=[.Q73]+[.P74]" office:value-type="float" office:value="0.332332835477941">
            <text:p>0.332</text:p>
          </table:table-cell>
          <table:table-cell table:number-columns-repeated="6"/>
          <table:table-cell table:formula="of:=([.A74]-[.T$2])/16384" office:value-type="float" office:value="-0.00492037259615386">
            <text:p>0.00</text:p>
          </table:table-cell>
          <table:table-cell table:formula="of:=IF(ABS(([.B74]-[.U$2])/16384) &gt; 0.1; ([.B74]-[.U$2])/16384; 0)" office:value-type="float" office:value="0">
            <text:p>0.00</text:p>
          </table:table-cell>
          <table:table-cell table:formula="of:=IF(ABS(([.C74]-[.V$2])/16384) &gt; 0.1; ([.C74]-[.V$2])/16384; 0)" office:value-type="float" office:value="0">
            <text:p>0.00</text:p>
          </table:table-cell>
          <table:table-cell/>
          <table:table-cell table:formula="of:=SQRT([.X74]*[.X74]+[.Y74]*[.Y74]+[.Z74]*[.Z74])" office:value-type="float" office:value="0.00492037259615386">
            <text:p>0.0049</text:p>
          </table:table-cell>
        </table:table-row>
        <table:table-row table:style-name="ro1">
          <table:table-cell office:value-type="float" office:value="16412">
            <text:p>16412</text:p>
          </table:table-cell>
          <table:table-cell office:value-type="float" office:value="-1420">
            <text:p>-1420</text:p>
          </table:table-cell>
          <table:table-cell office:value-type="float" office:value="-2916">
            <text:p>-2916</text:p>
          </table:table-cell>
          <table:table-cell office:value-type="float" office:value="26.74">
            <text:p>26.74</text:p>
          </table:table-cell>
          <table:table-cell office:value-type="float" office:value="52">
            <text:p>52</text:p>
          </table:table-cell>
          <table:table-cell office:value-type="float" office:value="-293">
            <text:p>-293</text:p>
          </table:table-cell>
          <table:table-cell office:value-type="string">
            <text:p>174<text:tab/><text:tab/><text:tab/><text:tab/></text:p>
          </table:table-cell>
          <table:table-cell table:number-columns-repeated="2"/>
          <table:table-cell table:formula="of:=IF(ABS(([.C75]-[.$I$2])/16384) &gt; 0.1; ([.C75]-[.$I$2])/16384; 0)" office:value-type="float" office:value="0">
            <text:p>0.00</text:p>
          </table:table-cell>
          <table:table-cell table:formula="of:=[.K74]+[.J75]" office:value-type="float" office:value="-0.240419045472756">
            <text:p>-0.24</text:p>
          </table:table-cell>
          <table:table-cell table:style-name="Default" table:number-columns-repeated="2"/>
          <table:table-cell table:formula="of:=([.C75]-[.$M$2])/16384" office:value-type="float" office:value="0.0169051732772436">
            <text:p>0.02</text:p>
          </table:table-cell>
          <table:table-cell table:formula="of:=AVERAGE([.N58:.N74])" office:value-type="float" office:value="0.0258809315493024">
            <text:p>0.03</text:p>
          </table:table-cell>
          <table:table-cell table:formula="of:=[.N75]-[.O75]" office:value-type="float" office:value="-0.00897575827205884">
            <text:p>-0.009</text:p>
          </table:table-cell>
          <table:table-cell table:formula="of:=[.Q74]+[.P75]" office:value-type="float" office:value="0.323357077205882">
            <text:p>0.323</text:p>
          </table:table-cell>
          <table:table-cell table:number-columns-repeated="6"/>
          <table:table-cell table:formula="of:=([.A75]-[.T$2])/16384" office:value-type="float" office:value="0.00606595552884615">
            <text:p>0.01</text:p>
          </table:table-cell>
          <table:table-cell table:formula="of:=IF(ABS(([.B75]-[.U$2])/16384) &gt; 0.1; ([.B75]-[.U$2])/16384; 0)" office:value-type="float" office:value="0">
            <text:p>0.00</text:p>
          </table:table-cell>
          <table:table-cell table:formula="of:=IF(ABS(([.C75]-[.V$2])/16384) &gt; 0.1; ([.C75]-[.V$2])/16384; 0)" office:value-type="float" office:value="0">
            <text:p>0.00</text:p>
          </table:table-cell>
          <table:table-cell/>
          <table:table-cell table:formula="of:=SQRT([.X75]*[.X75]+[.Y75]*[.Y75]+[.Z75]*[.Z75])" office:value-type="float" office:value="0.00606595552884615">
            <text:p>0.0061</text:p>
          </table:table-cell>
        </table:table-row>
        <table:table-row table:style-name="ro1">
          <table:table-cell office:value-type="float" office:value="16492">
            <text:p>16492</text:p>
          </table:table-cell>
          <table:table-cell office:value-type="float" office:value="-1364">
            <text:p>-1364</text:p>
          </table:table-cell>
          <table:table-cell office:value-type="float" office:value="-3048">
            <text:p>-3048</text:p>
          </table:table-cell>
          <table:table-cell office:value-type="float" office:value="26.69">
            <text:p>26.69</text:p>
          </table:table-cell>
          <table:table-cell office:value-type="float" office:value="187">
            <text:p>187</text:p>
          </table:table-cell>
          <table:table-cell office:value-type="float" office:value="-154">
            <text:p>-154</text:p>
          </table:table-cell>
          <table:table-cell office:value-type="string">
            <text:p>129<text:tab/><text:tab/><text:tab/><text:tab/></text:p>
          </table:table-cell>
          <table:table-cell table:number-columns-repeated="2"/>
          <table:table-cell table:formula="of:=IF(ABS(([.C76]-[.$I$2])/16384) &gt; 0.1; ([.C76]-[.$I$2])/16384; 0)" office:value-type="float" office:value="0">
            <text:p>0.00</text:p>
          </table:table-cell>
          <table:table-cell table:formula="of:=[.K75]+[.J76]" office:value-type="float" office:value="-0.240419045472756">
            <text:p>-0.24</text:p>
          </table:table-cell>
          <table:table-cell table:style-name="Default" table:number-columns-repeated="2"/>
          <table:table-cell table:formula="of:=([.C76]-[.$M$2])/16384" office:value-type="float" office:value="0.00884853265224358">
            <text:p>0.01</text:p>
          </table:table-cell>
          <table:table-cell table:formula="of:=AVERAGE([.N59:.N75])" office:value-type="float" office:value="0.0254500951522436">
            <text:p>0.03</text:p>
          </table:table-cell>
          <table:table-cell table:formula="of:=[.N76]-[.O76]" office:value-type="float" office:value="-0.0166015625">
            <text:p>-0.017</text:p>
          </table:table-cell>
          <table:table-cell table:formula="of:=[.Q75]+[.P76]" office:value-type="float" office:value="0.306755514705882">
            <text:p>0.307</text:p>
          </table:table-cell>
          <table:table-cell table:number-columns-repeated="6"/>
          <table:table-cell table:formula="of:=([.A76]-[.T$2])/16384" office:value-type="float" office:value="0.0109487680288461">
            <text:p>0.01</text:p>
          </table:table-cell>
          <table:table-cell table:formula="of:=IF(ABS(([.B76]-[.U$2])/16384) &gt; 0.1; ([.B76]-[.U$2])/16384; 0)" office:value-type="float" office:value="0">
            <text:p>0.00</text:p>
          </table:table-cell>
          <table:table-cell table:formula="of:=IF(ABS(([.C76]-[.V$2])/16384) &gt; 0.1; ([.C76]-[.V$2])/16384; 0)" office:value-type="float" office:value="0">
            <text:p>0.00</text:p>
          </table:table-cell>
          <table:table-cell/>
          <table:table-cell table:formula="of:=SQRT([.X76]*[.X76]+[.Y76]*[.Y76]+[.Z76]*[.Z76])" office:value-type="float" office:value="0.0109487680288461">
            <text:p>0.0109</text:p>
          </table:table-cell>
        </table:table-row>
        <table:table-row table:style-name="ro1">
          <table:table-cell office:value-type="float" office:value="16172">
            <text:p>16172</text:p>
          </table:table-cell>
          <table:table-cell office:value-type="float" office:value="-1468">
            <text:p>-1468</text:p>
          </table:table-cell>
          <table:table-cell office:value-type="float" office:value="-3128">
            <text:p>-3128</text:p>
          </table:table-cell>
          <table:table-cell office:value-type="float" office:value="26.74">
            <text:p>26.74</text:p>
          </table:table-cell>
          <table:table-cell office:value-type="float" office:value="92">
            <text:p>92</text:p>
          </table:table-cell>
          <table:table-cell office:value-type="float" office:value="-93">
            <text:p>-93</text:p>
          </table:table-cell>
          <table:table-cell office:value-type="string">
            <text:p>308<text:tab/><text:tab/><text:tab/><text:tab/></text:p>
          </table:table-cell>
          <table:table-cell table:number-columns-repeated="2"/>
          <table:table-cell table:formula="of:=IF(ABS(([.C77]-[.$I$2])/16384) &gt; 0.1; ([.C77]-[.$I$2])/16384; 0)" office:value-type="float" office:value="0">
            <text:p>0.00</text:p>
          </table:table-cell>
          <table:table-cell table:formula="of:=[.K76]+[.J77]" office:value-type="float" office:value="-0.240419045472756">
            <text:p>-0.24</text:p>
          </table:table-cell>
          <table:table-cell table:style-name="Default" table:number-columns-repeated="2"/>
          <table:table-cell table:formula="of:=([.C77]-[.$M$2])/16384" office:value-type="float" office:value="0.00396572015224358">
            <text:p>0.00</text:p>
          </table:table-cell>
          <table:table-cell table:formula="of:=AVERAGE([.N60:.N76])" office:value-type="float" office:value="0.0240139738287142">
            <text:p>0.02</text:p>
          </table:table-cell>
          <table:table-cell table:formula="of:=[.N77]-[.O77]" office:value-type="float" office:value="-0.0200482536764706">
            <text:p>-0.020</text:p>
          </table:table-cell>
          <table:table-cell table:formula="of:=[.Q76]+[.P77]" office:value-type="float" office:value="0.286707261029412">
            <text:p>0.287</text:p>
          </table:table-cell>
          <table:table-cell table:number-columns-repeated="6"/>
          <table:table-cell table:formula="of:=([.A77]-[.T$2])/16384" office:value-type="float" office:value="-0.00858248197115385">
            <text:p>-0.01</text:p>
          </table:table-cell>
          <table:table-cell table:formula="of:=IF(ABS(([.B77]-[.U$2])/16384) &gt; 0.1; ([.B77]-[.U$2])/16384; 0)" office:value-type="float" office:value="0">
            <text:p>0.00</text:p>
          </table:table-cell>
          <table:table-cell table:formula="of:=IF(ABS(([.C77]-[.V$2])/16384) &gt; 0.1; ([.C77]-[.V$2])/16384; 0)" office:value-type="float" office:value="0">
            <text:p>0.00</text:p>
          </table:table-cell>
          <table:table-cell/>
          <table:table-cell table:formula="of:=SQRT([.X77]*[.X77]+[.Y77]*[.Y77]+[.Z77]*[.Z77])" office:value-type="float" office:value="0.00858248197115385">
            <text:p>0.0086</text:p>
          </table:table-cell>
        </table:table-row>
        <table:table-row table:style-name="ro1">
          <table:table-cell office:value-type="float" office:value="16440">
            <text:p>16440</text:p>
          </table:table-cell>
          <table:table-cell office:value-type="float" office:value="-1292">
            <text:p>-1292</text:p>
          </table:table-cell>
          <table:table-cell office:value-type="float" office:value="-2828">
            <text:p>-2828</text:p>
          </table:table-cell>
          <table:table-cell office:value-type="float" office:value="26.79">
            <text:p>26.79</text:p>
          </table:table-cell>
          <table:table-cell office:value-type="float" office:value="431">
            <text:p>431</text:p>
          </table:table-cell>
          <table:table-cell office:value-type="float" office:value="-131">
            <text:p>-131</text:p>
          </table:table-cell>
          <table:table-cell office:value-type="string">
            <text:p>384<text:tab/><text:tab/><text:tab/><text:tab/></text:p>
          </table:table-cell>
          <table:table-cell table:number-columns-repeated="2"/>
          <table:table-cell table:formula="of:=IF(ABS(([.C78]-[.$I$2])/16384) &gt; 0.1; ([.C78]-[.$I$2])/16384; 0)" office:value-type="float" office:value="0">
            <text:p>0.00</text:p>
          </table:table-cell>
          <table:table-cell table:formula="of:=[.K77]+[.J78]" office:value-type="float" office:value="-0.240419045472756">
            <text:p>-0.24</text:p>
          </table:table-cell>
          <table:table-cell table:style-name="Default" table:number-columns-repeated="2"/>
          <table:table-cell table:formula="of:=([.C78]-[.$M$2])/16384" office:value-type="float" office:value="0.0222762670272436">
            <text:p>0.02</text:p>
          </table:table-cell>
          <table:table-cell table:formula="of:=AVERAGE([.N61:.N77])" office:value-type="float" office:value="0.0233246355934201">
            <text:p>0.02</text:p>
          </table:table-cell>
          <table:table-cell table:formula="of:=[.N78]-[.O78]" office:value-type="float" office:value="-0.00104836856617649">
            <text:p>-0.001</text:p>
          </table:table-cell>
          <table:table-cell table:formula="of:=[.Q77]+[.P78]" office:value-type="float" office:value="0.285658892463235">
            <text:p>0.286</text:p>
          </table:table-cell>
          <table:table-cell table:number-columns-repeated="6"/>
          <table:table-cell table:formula="of:=([.A78]-[.T$2])/16384" office:value-type="float" office:value="0.00777493990384615">
            <text:p>0.01</text:p>
          </table:table-cell>
          <table:table-cell table:formula="of:=IF(ABS(([.B78]-[.U$2])/16384) &gt; 0.1; ([.B78]-[.U$2])/16384; 0)" office:value-type="float" office:value="0">
            <text:p>0.00</text:p>
          </table:table-cell>
          <table:table-cell table:formula="of:=IF(ABS(([.C78]-[.V$2])/16384) &gt; 0.1; ([.C78]-[.V$2])/16384; 0)" office:value-type="float" office:value="0">
            <text:p>0.00</text:p>
          </table:table-cell>
          <table:table-cell/>
          <table:table-cell table:formula="of:=SQRT([.X78]*[.X78]+[.Y78]*[.Y78]+[.Z78]*[.Z78])" office:value-type="float" office:value="0.00777493990384615">
            <text:p>0.0078</text:p>
          </table:table-cell>
        </table:table-row>
        <table:table-row table:style-name="ro1">
          <table:table-cell office:value-type="float" office:value="16472">
            <text:p>16472</text:p>
          </table:table-cell>
          <table:table-cell office:value-type="float" office:value="-1776">
            <text:p>-1776</text:p>
          </table:table-cell>
          <table:table-cell office:value-type="float" office:value="-2984">
            <text:p>-2984</text:p>
          </table:table-cell>
          <table:table-cell office:value-type="float" office:value="26.74">
            <text:p>26.74</text:p>
          </table:table-cell>
          <table:table-cell office:value-type="float" office:value="-407">
            <text:p>-407</text:p>
          </table:table-cell>
          <table:table-cell office:value-type="float" office:value="375">
            <text:p>375</text:p>
          </table:table-cell>
          <table:table-cell office:value-type="string">
            <text:p>408<text:tab/><text:tab/><text:tab/><text:tab/></text:p>
          </table:table-cell>
          <table:table-cell table:number-columns-repeated="2"/>
          <table:table-cell table:formula="of:=IF(ABS(([.C79]-[.$I$2])/16384) &gt; 0.1; ([.C79]-[.$I$2])/16384; 0)" office:value-type="float" office:value="0">
            <text:p>0.00</text:p>
          </table:table-cell>
          <table:table-cell table:formula="of:=[.K78]+[.J79]" office:value-type="float" office:value="-0.240419045472756">
            <text:p>-0.24</text:p>
          </table:table-cell>
          <table:table-cell table:style-name="Default" table:number-columns-repeated="2"/>
          <table:table-cell table:formula="of:=([.C79]-[.$M$2])/16384" office:value-type="float" office:value="0.0127547826522436">
            <text:p>0.01</text:p>
          </table:table-cell>
          <table:table-cell table:formula="of:=AVERAGE([.N62:.N78])" office:value-type="float" office:value="0.0227071034243024">
            <text:p>0.02</text:p>
          </table:table-cell>
          <table:table-cell table:formula="of:=[.N79]-[.O79]" office:value-type="float" office:value="-0.00995232077205884">
            <text:p>-0.010</text:p>
          </table:table-cell>
          <table:table-cell table:formula="of:=[.Q78]+[.P79]" office:value-type="float" office:value="0.275706571691176">
            <text:p>0.276</text:p>
          </table:table-cell>
          <table:table-cell table:number-columns-repeated="6"/>
          <table:table-cell table:formula="of:=([.A79]-[.T$2])/16384" office:value-type="float" office:value="0.00972806490384614">
            <text:p>0.01</text:p>
          </table:table-cell>
          <table:table-cell table:formula="of:=IF(ABS(([.B79]-[.U$2])/16384) &gt; 0.1; ([.B79]-[.U$2])/16384; 0)" office:value-type="float" office:value="0">
            <text:p>0.00</text:p>
          </table:table-cell>
          <table:table-cell table:formula="of:=IF(ABS(([.C79]-[.V$2])/16384) &gt; 0.1; ([.C79]-[.V$2])/16384; 0)" office:value-type="float" office:value="0">
            <text:p>0.00</text:p>
          </table:table-cell>
          <table:table-cell/>
          <table:table-cell table:formula="of:=SQRT([.X79]*[.X79]+[.Y79]*[.Y79]+[.Z79]*[.Z79])" office:value-type="float" office:value="0.00972806490384614">
            <text:p>0.0097</text:p>
          </table:table-cell>
        </table:table-row>
        <table:table-row table:style-name="ro1">
          <table:table-cell office:value-type="float" office:value="16356">
            <text:p>16356</text:p>
          </table:table-cell>
          <table:table-cell office:value-type="float" office:value="-1832">
            <text:p>-1832</text:p>
          </table:table-cell>
          <table:table-cell office:value-type="float" office:value="-3096">
            <text:p>-3096</text:p>
          </table:table-cell>
          <table:table-cell office:value-type="float" office:value="26.79">
            <text:p>26.79</text:p>
          </table:table-cell>
          <table:table-cell office:value-type="float" office:value="-757">
            <text:p>-757</text:p>
          </table:table-cell>
          <table:table-cell office:value-type="float" office:value="-545">
            <text:p>-545</text:p>
          </table:table-cell>
          <table:table-cell office:value-type="string">
            <text:p>289<text:tab/><text:tab/><text:tab/><text:tab/></text:p>
          </table:table-cell>
          <table:table-cell table:number-columns-repeated="2"/>
          <table:table-cell table:formula="of:=IF(ABS(([.C80]-[.$I$2])/16384) &gt; 0.1; ([.C80]-[.$I$2])/16384; 0)" office:value-type="float" office:value="0">
            <text:p>0.00</text:p>
          </table:table-cell>
          <table:table-cell table:formula="of:=[.K79]+[.J80]" office:value-type="float" office:value="-0.240419045472756">
            <text:p>-0.24</text:p>
          </table:table-cell>
          <table:table-cell table:style-name="Default" table:number-columns-repeated="2"/>
          <table:table-cell table:formula="of:=([.C80]-[.$M$2])/16384" office:value-type="float" office:value="0.00591884515224359">
            <text:p>0.01</text:p>
          </table:table-cell>
          <table:table-cell table:formula="of:=AVERAGE([.N63:.N79])" office:value-type="float" office:value="0.0205241990125377">
            <text:p>0.02</text:p>
          </table:table-cell>
          <table:table-cell table:formula="of:=[.N80]-[.O80]" office:value-type="float" office:value="-0.0146053538602941">
            <text:p>-0.015</text:p>
          </table:table-cell>
          <table:table-cell table:formula="of:=[.Q79]+[.P80]" office:value-type="float" office:value="0.261101217830882">
            <text:p>0.261</text:p>
          </table:table-cell>
          <table:table-cell table:number-columns-repeated="6"/>
          <table:table-cell table:formula="of:=([.A80]-[.T$2])/16384" office:value-type="float" office:value="0.00264798677884615">
            <text:p>0.00</text:p>
          </table:table-cell>
          <table:table-cell table:formula="of:=IF(ABS(([.B80]-[.U$2])/16384) &gt; 0.1; ([.B80]-[.U$2])/16384; 0)" office:value-type="float" office:value="0">
            <text:p>0.00</text:p>
          </table:table-cell>
          <table:table-cell table:formula="of:=IF(ABS(([.C80]-[.V$2])/16384) &gt; 0.1; ([.C80]-[.V$2])/16384; 0)" office:value-type="float" office:value="0">
            <text:p>0.00</text:p>
          </table:table-cell>
          <table:table-cell/>
          <table:table-cell table:formula="of:=SQRT([.X80]*[.X80]+[.Y80]*[.Y80]+[.Z80]*[.Z80])" office:value-type="float" office:value="0.00264798677884615">
            <text:p>0.0026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office:value-type="float" office:value="-1792">
            <text:p>-1792</text:p>
          </table:table-cell>
          <table:table-cell office:value-type="float" office:value="-3276">
            <text:p>-3276</text:p>
          </table:table-cell>
          <table:table-cell office:value-type="float" office:value="26.74">
            <text:p>26.74</text:p>
          </table:table-cell>
          <table:table-cell office:value-type="float" office:value="-635">
            <text:p>-635</text:p>
          </table:table-cell>
          <table:table-cell office:value-type="float" office:value="-629">
            <text:p>-629</text:p>
          </table:table-cell>
          <table:table-cell office:value-type="string">
            <text:p>225<text:tab/><text:tab/><text:tab/><text:tab/></text:p>
          </table:table-cell>
          <table:table-cell table:number-columns-repeated="2"/>
          <table:table-cell table:formula="of:=IF(ABS(([.C81]-[.$I$2])/16384) &gt; 0.1; ([.C81]-[.$I$2])/16384; 0)" office:value-type="float" office:value="0">
            <text:p>0.00</text:p>
          </table:table-cell>
          <table:table-cell table:formula="of:=[.K80]+[.J81]" office:value-type="float" office:value="-0.240419045472756">
            <text:p>-0.24</text:p>
          </table:table-cell>
          <table:table-cell table:style-name="Default" table:number-columns-repeated="2"/>
          <table:table-cell table:formula="of:=([.C81]-[.$M$2])/16384" office:value-type="float" office:value="-0.00506748297275642">
            <text:p>-0.01</text:p>
          </table:table-cell>
          <table:table-cell table:formula="of:=AVERAGE([.N64:.N80])" office:value-type="float" office:value="0.0186285188654789">
            <text:p>0.02</text:p>
          </table:table-cell>
          <table:table-cell table:formula="of:=[.N81]-[.O81]" office:value-type="float" office:value="-0.0236960018382353">
            <text:p>-0.024</text:p>
          </table:table-cell>
          <table:table-cell table:formula="of:=[.Q80]+[.P81]" office:value-type="float" office:value="0.237405215992647">
            <text:p>0.237</text:p>
          </table:table-cell>
          <table:table-cell table:number-columns-repeated="6"/>
          <table:table-cell table:formula="of:=([.A81]-[.T$2])/16384" office:value-type="float" office:value="-0.00931490384615385">
            <text:p>-0.01</text:p>
          </table:table-cell>
          <table:table-cell table:formula="of:=IF(ABS(([.B81]-[.U$2])/16384) &gt; 0.1; ([.B81]-[.U$2])/16384; 0)" office:value-type="float" office:value="0">
            <text:p>0.00</text:p>
          </table:table-cell>
          <table:table-cell table:formula="of:=IF(ABS(([.C81]-[.V$2])/16384) &gt; 0.1; ([.C81]-[.V$2])/16384; 0)" office:value-type="float" office:value="0">
            <text:p>0.00</text:p>
          </table:table-cell>
          <table:table-cell/>
          <table:table-cell table:formula="of:=SQRT([.X81]*[.X81]+[.Y81]*[.Y81]+[.Z81]*[.Z81])" office:value-type="float" office:value="0.00931490384615385">
            <text:p>0.0093</text:p>
          </table:table-cell>
        </table:table-row>
        <table:table-row table:style-name="ro1">
          <table:table-cell office:value-type="float" office:value="16116">
            <text:p>16116</text:p>
          </table:table-cell>
          <table:table-cell office:value-type="float" office:value="-1944">
            <text:p>-1944</text:p>
          </table:table-cell>
          <table:table-cell office:value-type="float" office:value="-3076">
            <text:p>-3076</text:p>
          </table:table-cell>
          <table:table-cell office:value-type="float" office:value="26.79">
            <text:p>26.79</text:p>
          </table:table-cell>
          <table:table-cell office:value-type="float" office:value="-317">
            <text:p>-317</text:p>
          </table:table-cell>
          <table:table-cell office:value-type="float" office:value="-909">
            <text:p>-909</text:p>
          </table:table-cell>
          <table:table-cell office:value-type="string">
            <text:p>241<text:tab/><text:tab/><text:tab/><text:tab/></text:p>
          </table:table-cell>
          <table:table-cell table:number-columns-repeated="2"/>
          <table:table-cell table:formula="of:=IF(ABS(([.C82]-[.$I$2])/16384) &gt; 0.1; ([.C82]-[.$I$2])/16384; 0)" office:value-type="float" office:value="0">
            <text:p>0.00</text:p>
          </table:table-cell>
          <table:table-cell table:formula="of:=[.K81]+[.J82]" office:value-type="float" office:value="-0.240419045472756">
            <text:p>-0.24</text:p>
          </table:table-cell>
          <table:table-cell table:style-name="Default" table:number-columns-repeated="2"/>
          <table:table-cell table:formula="of:=([.C82]-[.$M$2])/16384" office:value-type="float" office:value="0.00713954827724359">
            <text:p>0.01</text:p>
          </table:table-cell>
          <table:table-cell table:formula="of:=AVERAGE([.N65:.N81])" office:value-type="float" office:value="0.0171636751154789">
            <text:p>0.02</text:p>
          </table:table-cell>
          <table:table-cell table:formula="of:=[.N82]-[.O82]" office:value-type="float" office:value="-0.0100241268382353">
            <text:p>-0.010</text:p>
          </table:table-cell>
          <table:table-cell table:formula="of:=[.Q81]+[.P82]" office:value-type="float" office:value="0.227381089154412">
            <text:p>0.227</text:p>
          </table:table-cell>
          <table:table-cell table:number-columns-repeated="6"/>
          <table:table-cell table:formula="of:=([.A82]-[.T$2])/16384" office:value-type="float" office:value="-0.0120004507211539">
            <text:p>-0.01</text:p>
          </table:table-cell>
          <table:table-cell table:formula="of:=IF(ABS(([.B82]-[.U$2])/16384) &gt; 0.1; ([.B82]-[.U$2])/16384; 0)" office:value-type="float" office:value="0">
            <text:p>0.00</text:p>
          </table:table-cell>
          <table:table-cell table:formula="of:=IF(ABS(([.C82]-[.V$2])/16384) &gt; 0.1; ([.C82]-[.V$2])/16384; 0)" office:value-type="float" office:value="0">
            <text:p>0.00</text:p>
          </table:table-cell>
          <table:table-cell/>
          <table:table-cell table:formula="of:=SQRT([.X82]*[.X82]+[.Y82]*[.Y82]+[.Z82]*[.Z82])" office:value-type="float" office:value="0.0120004507211539">
            <text:p>0.0120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2024">
            <text:p>-2024</text:p>
          </table:table-cell>
          <table:table-cell office:value-type="float" office:value="-3488">
            <text:p>-3488</text:p>
          </table:table-cell>
          <table:table-cell office:value-type="float" office:value="26.69">
            <text:p>26.69</text:p>
          </table:table-cell>
          <table:table-cell office:value-type="float" office:value="612">
            <text:p>612</text:p>
          </table:table-cell>
          <table:table-cell office:value-type="float" office:value="-3024">
            <text:p>-3024</text:p>
          </table:table-cell>
          <table:table-cell office:value-type="string">
            <text:p>-152<text:tab/><text:tab/><text:tab/><text:tab/></text:p>
          </table:table-cell>
          <table:table-cell table:number-columns-repeated="2"/>
          <table:table-cell table:formula="of:=IF(ABS(([.C83]-[.$I$2])/16384) &gt; 0.1; ([.C83]-[.$I$2])/16384; 0)" office:value-type="float" office:value="0">
            <text:p>0.00</text:p>
          </table:table-cell>
          <table:table-cell table:formula="of:=[.K82]+[.J83]" office:value-type="float" office:value="-0.240419045472756">
            <text:p>-0.24</text:p>
          </table:table-cell>
          <table:table-cell table:style-name="Default" table:number-columns-repeated="2"/>
          <table:table-cell table:formula="of:=([.C83]-[.$M$2])/16384" office:value-type="float" office:value="-0.0180069360977564">
            <text:p>-0.02</text:p>
          </table:table-cell>
          <table:table-cell table:formula="of:=AVERAGE([.N66:.N82])" office:value-type="float" office:value="0.0151531052625377">
            <text:p>0.02</text:p>
          </table:table-cell>
          <table:table-cell table:formula="of:=[.N83]-[.O83]" office:value-type="float" office:value="-0.0331600413602941">
            <text:p>-0.033</text:p>
          </table:table-cell>
          <table:table-cell table:formula="of:=[.Q82]+[.P83]" office:value-type="float" office:value="0.194221047794118">
            <text:p>0.194</text:p>
          </table:table-cell>
          <table:table-cell table:number-columns-repeated="6"/>
          <table:table-cell table:formula="of:=([.A83]-[.T$2])/16384" office:value-type="float" office:value="-0.0117563100961539">
            <text:p>-0.01</text:p>
          </table:table-cell>
          <table:table-cell table:formula="of:=IF(ABS(([.B83]-[.U$2])/16384) &gt; 0.1; ([.B83]-[.U$2])/16384; 0)" office:value-type="float" office:value="0">
            <text:p>0.00</text:p>
          </table:table-cell>
          <table:table-cell table:formula="of:=IF(ABS(([.C83]-[.V$2])/16384) &gt; 0.1; ([.C83]-[.V$2])/16384; 0)" office:value-type="float" office:value="0">
            <text:p>0.00</text:p>
          </table:table-cell>
          <table:table-cell/>
          <table:table-cell table:formula="of:=SQRT([.X83]*[.X83]+[.Y83]*[.Y83]+[.Z83]*[.Z83])" office:value-type="float" office:value="0.0117563100961539">
            <text:p>0.0118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480">
            <text:p>-1480</text:p>
          </table:table-cell>
          <table:table-cell office:value-type="float" office:value="-3768">
            <text:p>-3768</text:p>
          </table:table-cell>
          <table:table-cell office:value-type="float" office:value="26.79">
            <text:p>26.79</text:p>
          </table:table-cell>
          <table:table-cell office:value-type="float" office:value="1005">
            <text:p>1005</text:p>
          </table:table-cell>
          <table:table-cell office:value-type="float" office:value="-942">
            <text:p>-942</text:p>
          </table:table-cell>
          <table:table-cell office:value-type="string">
            <text:p>40<text:tab/><text:tab/><text:tab/><text:tab/></text:p>
          </table:table-cell>
          <table:table-cell table:number-columns-repeated="2"/>
          <table:table-cell table:formula="of:=IF(ABS(([.C84]-[.$I$2])/16384) &gt; 0.1; ([.C84]-[.$I$2])/16384; 0)" office:value-type="float" office:value="0">
            <text:p>0.00</text:p>
          </table:table-cell>
          <table:table-cell table:formula="of:=[.K83]+[.J84]" office:value-type="float" office:value="-0.240419045472756">
            <text:p>-0.24</text:p>
          </table:table-cell>
          <table:table-cell table:style-name="Default" table:number-columns-repeated="2"/>
          <table:table-cell table:formula="of:=([.C84]-[.$M$2])/16384" office:value-type="float" office:value="-0.0350967798477564">
            <text:p>-0.04</text:p>
          </table:table-cell>
          <table:table-cell table:formula="of:=AVERAGE([.N67:.N83])" office:value-type="float" office:value="0.0119505547110671">
            <text:p>0.01</text:p>
          </table:table-cell>
          <table:table-cell table:formula="of:=[.N84]-[.O84]" office:value-type="float" office:value="-0.0470473345588235">
            <text:p>-0.047</text:p>
          </table:table-cell>
          <table:table-cell table:formula="of:=[.Q83]+[.P84]" office:value-type="float" office:value="0.147173713235294">
            <text:p>0.147</text:p>
          </table:table-cell>
          <table:table-cell table:number-columns-repeated="6"/>
          <table:table-cell table:formula="of:=([.A84]-[.T$2])/16384" office:value-type="float" office:value="-0.0312875600961539">
            <text:p>-0.03</text:p>
          </table:table-cell>
          <table:table-cell table:formula="of:=IF(ABS(([.B84]-[.U$2])/16384) &gt; 0.1; ([.B84]-[.U$2])/16384; 0)" office:value-type="float" office:value="0">
            <text:p>0.00</text:p>
          </table:table-cell>
          <table:table-cell table:formula="of:=IF(ABS(([.C84]-[.V$2])/16384) &gt; 0.1; ([.C84]-[.V$2])/16384; 0)" office:value-type="float" office:value="0">
            <text:p>0.00</text:p>
          </table:table-cell>
          <table:table-cell/>
          <table:table-cell table:formula="of:=SQRT([.X84]*[.X84]+[.Y84]*[.Y84]+[.Z84]*[.Z84])" office:value-type="float" office:value="0.0312875600961539">
            <text:p>0.0313</text:p>
          </table:table-cell>
        </table:table-row>
        <table:table-row table:style-name="ro1">
          <table:table-cell office:value-type="float" office:value="16472">
            <text:p>16472</text:p>
          </table:table-cell>
          <table:table-cell office:value-type="float" office:value="-1360">
            <text:p>-1360</text:p>
          </table:table-cell>
          <table:table-cell office:value-type="float" office:value="-5480">
            <text:p>-5480</text:p>
          </table:table-cell>
          <table:table-cell office:value-type="float" office:value="26.84">
            <text:p>26.84</text:p>
          </table:table-cell>
          <table:table-cell office:value-type="float" office:value="211">
            <text:p>211</text:p>
          </table:table-cell>
          <table:table-cell office:value-type="float" office:value="-1565">
            <text:p>-1565</text:p>
          </table:table-cell>
          <table:table-cell office:value-type="string">
            <text:p>-146<text:tab/><text:tab/><text:tab/><text:tab/></text:p>
          </table:table-cell>
          <table:table-cell table:number-columns-repeated="2"/>
          <table:table-cell table:formula="of:=IF(ABS(([.C85]-[.$I$2])/16384) &gt; 0.1; ([.C85]-[.$I$2])/16384; 0)" office:value-type="float" office:value="-0.139588967347756">
            <text:p>-0.14</text:p>
          </table:table-cell>
          <table:table-cell table:formula="of:=[.K84]+[.J85]" office:value-type="float" office:value="-0.380008012820513">
            <text:p>-0.38</text:p>
          </table:table-cell>
          <table:table-cell table:style-name="Default" table:number-columns-repeated="2"/>
          <table:table-cell table:formula="of:=([.C85]-[.$M$2])/16384" office:value-type="float" office:value="-0.139588967347756">
            <text:p>-0.14</text:p>
          </table:table-cell>
          <table:table-cell table:formula="of:=AVERAGE([.N68:.N84])" office:value-type="float" office:value="0.00774271923312594">
            <text:p>0.01</text:p>
          </table:table-cell>
          <table:table-cell table:formula="of:=[.N85]-[.O85]" office:value-type="float" office:value="-0.147331686580882">
            <text:p>-0.147</text:p>
          </table:table-cell>
          <table:table-cell table:formula="of:=[.Q84]+[.P85]" office:value-type="float" office:value="-0.000157973345588369">
            <text:p>0.000</text:p>
          </table:table-cell>
          <table:table-cell table:number-columns-repeated="6"/>
          <table:table-cell table:formula="of:=([.A85]-[.T$2])/16384" office:value-type="float" office:value="0.00972806490384614">
            <text:p>0.01</text:p>
          </table:table-cell>
          <table:table-cell table:formula="of:=IF(ABS(([.B85]-[.U$2])/16384) &gt; 0.1; ([.B85]-[.U$2])/16384; 0)" office:value-type="float" office:value="0">
            <text:p>0.00</text:p>
          </table:table-cell>
          <table:table-cell table:formula="of:=IF(ABS(([.C85]-[.V$2])/16384) &gt; 0.1; ([.C85]-[.V$2])/16384; 0)" office:value-type="float" office:value="-0.139588967347756">
            <text:p>-0.14</text:p>
          </table:table-cell>
          <table:table-cell/>
          <table:table-cell table:formula="of:=SQRT([.X85]*[.X85]+[.Y85]*[.Y85]+[.Z85]*[.Z85])" office:value-type="float" office:value="0.139927535002895">
            <text:p>0.1399</text:p>
          </table:table-cell>
        </table:table-row>
        <table:table-row table:style-name="ro1">
          <table:table-cell office:value-type="float" office:value="16096">
            <text:p>16096</text:p>
          </table:table-cell>
          <table:table-cell office:value-type="float" office:value="-1552">
            <text:p>-1552</text:p>
          </table:table-cell>
          <table:table-cell office:value-type="float" office:value="-4900">
            <text:p>-4900</text:p>
          </table:table-cell>
          <table:table-cell office:value-type="float" office:value="26.69">
            <text:p>26.69</text:p>
          </table:table-cell>
          <table:table-cell office:value-type="float" office:value="203">
            <text:p>203</text:p>
          </table:table-cell>
          <table:table-cell office:value-type="float" office:value="-646">
            <text:p>-646</text:p>
          </table:table-cell>
          <table:table-cell office:value-type="string">
            <text:p>-300<text:tab/><text:tab/><text:tab/><text:tab/></text:p>
          </table:table-cell>
          <table:table-cell table:number-columns-repeated="2"/>
          <table:table-cell table:formula="of:=IF(ABS(([.C86]-[.$I$2])/16384) &gt; 0.1; ([.C86]-[.$I$2])/16384; 0)" office:value-type="float" office:value="-0.104188576722756">
            <text:p>-0.10</text:p>
          </table:table-cell>
          <table:table-cell table:formula="of:=[.K85]+[.J86]" office:value-type="float" office:value="-0.484196589543269">
            <text:p>-0.48</text:p>
          </table:table-cell>
          <table:table-cell table:style-name="Default" table:number-columns-repeated="2"/>
          <table:table-cell table:formula="of:=([.C86]-[.$M$2])/16384" office:value-type="float" office:value="-0.104188576722756">
            <text:p>-0.10</text:p>
          </table:table-cell>
          <table:table-cell table:formula="of:=AVERAGE([.N69:.N85])" office:value-type="float" office:value="-0.00209471183305053">
            <text:p>0.00</text:p>
          </table:table-cell>
          <table:table-cell table:formula="of:=[.N86]-[.O86]" office:value-type="float" office:value="-0.102093864889706">
            <text:p>-0.102</text:p>
          </table:table-cell>
          <table:table-cell table:formula="of:=[.Q85]+[.P86]" office:value-type="float" office:value="-0.102251838235294">
            <text:p>-0.102</text:p>
          </table:table-cell>
          <table:table-cell table:number-columns-repeated="6"/>
          <table:table-cell table:formula="of:=([.A86]-[.T$2])/16384" office:value-type="float" office:value="-0.0132211538461539">
            <text:p>-0.01</text:p>
          </table:table-cell>
          <table:table-cell table:formula="of:=IF(ABS(([.B86]-[.U$2])/16384) &gt; 0.1; ([.B86]-[.U$2])/16384; 0)" office:value-type="float" office:value="0">
            <text:p>0.00</text:p>
          </table:table-cell>
          <table:table-cell table:formula="of:=IF(ABS(([.C86]-[.V$2])/16384) &gt; 0.1; ([.C86]-[.V$2])/16384; 0)" office:value-type="float" office:value="-0.104188576722756">
            <text:p>-0.10</text:p>
          </table:table-cell>
          <table:table-cell/>
          <table:table-cell table:formula="of:=SQRT([.X86]*[.X86]+[.Y86]*[.Y86]+[.Z86]*[.Z86])" office:value-type="float" office:value="0.105024084992621">
            <text:p>0.1050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228">
            <text:p>-1228</text:p>
          </table:table-cell>
          <table:table-cell office:value-type="float" office:value="-4900">
            <text:p>-4900</text:p>
          </table:table-cell>
          <table:table-cell office:value-type="float" office:value="26.79">
            <text:p>26.79</text:p>
          </table:table-cell>
          <table:table-cell office:value-type="float" office:value="146">
            <text:p>146</text:p>
          </table:table-cell>
          <table:table-cell office:value-type="float" office:value="-421">
            <text:p>-421</text:p>
          </table:table-cell>
          <table:table-cell office:value-type="string">
            <text:p>-58<text:tab/><text:tab/><text:tab/><text:tab/></text:p>
          </table:table-cell>
          <table:table-cell table:number-columns-repeated="2"/>
          <table:table-cell table:formula="of:=IF(ABS(([.C87]-[.$I$2])/16384) &gt; 0.1; ([.C87]-[.$I$2])/16384; 0)" office:value-type="float" office:value="-0.104188576722756">
            <text:p>-0.10</text:p>
          </table:table-cell>
          <table:table-cell table:formula="of:=[.K86]+[.J87]" office:value-type="float" office:value="-0.588385166266026">
            <text:p>-0.59</text:p>
          </table:table-cell>
          <table:table-cell table:style-name="Default" table:number-columns-repeated="2"/>
          <table:table-cell table:formula="of:=([.C87]-[.$M$2])/16384" office:value-type="float" office:value="-0.104188576722756">
            <text:p>-0.10</text:p>
          </table:table-cell>
          <table:table-cell table:formula="of:=AVERAGE([.N70:.N86])" office:value-type="float" office:value="-0.009246596024227">
            <text:p>-0.01</text:p>
          </table:table-cell>
          <table:table-cell table:formula="of:=[.N87]-[.O87]" office:value-type="float" office:value="-0.0949419806985294">
            <text:p>-0.095</text:p>
          </table:table-cell>
          <table:table-cell table:formula="of:=[.Q86]+[.P87]" office:value-type="float" office:value="-0.197193818933824">
            <text:p>-0.197</text:p>
          </table:table-cell>
          <table:table-cell table:number-columns-repeated="6"/>
          <table:table-cell table:formula="of:=([.A87]-[.T$2])/16384" office:value-type="float" office:value="-0.0146859975961539">
            <text:p>-0.01</text:p>
          </table:table-cell>
          <table:table-cell table:formula="of:=IF(ABS(([.B87]-[.U$2])/16384) &gt; 0.1; ([.B87]-[.U$2])/16384; 0)" office:value-type="float" office:value="0">
            <text:p>0.00</text:p>
          </table:table-cell>
          <table:table-cell table:formula="of:=IF(ABS(([.C87]-[.V$2])/16384) &gt; 0.1; ([.C87]-[.V$2])/16384; 0)" office:value-type="float" office:value="-0.104188576722756">
            <text:p>-0.10</text:p>
          </table:table-cell>
          <table:table-cell/>
          <table:table-cell table:formula="of:=SQRT([.X87]*[.X87]+[.Y87]*[.Y87]+[.Z87]*[.Z87])" office:value-type="float" office:value="0.105218525198313">
            <text:p>0.1052</text:p>
          </table:table-cell>
        </table:table-row>
        <table:table-row table:style-name="ro1">
          <table:table-cell office:value-type="float" office:value="15852">
            <text:p>15852</text:p>
          </table:table-cell>
          <table:table-cell office:value-type="float" office:value="-1444">
            <text:p>-1444</text:p>
          </table:table-cell>
          <table:table-cell office:value-type="float" office:value="-5040">
            <text:p>-5040</text:p>
          </table:table-cell>
          <table:table-cell office:value-type="float" office:value="26.84">
            <text:p>26.84</text:p>
          </table:table-cell>
          <table:table-cell office:value-type="float" office:value="332">
            <text:p>332</text:p>
          </table:table-cell>
          <table:table-cell office:value-type="float" office:value="-278">
            <text:p>-278</text:p>
          </table:table-cell>
          <table:table-cell office:value-type="string">
            <text:p>-65<text:tab/><text:tab/><text:tab/><text:tab/></text:p>
          </table:table-cell>
          <table:table-cell table:number-columns-repeated="2"/>
          <table:table-cell table:formula="of:=IF(ABS(([.C88]-[.$I$2])/16384) &gt; 0.1; ([.C88]-[.$I$2])/16384; 0)" office:value-type="float" office:value="-0.112733498597756">
            <text:p>-0.11</text:p>
          </table:table-cell>
          <table:table-cell table:formula="of:=[.K87]+[.J88]" office:value-type="float" office:value="-0.701118664863782">
            <text:p>-0.70</text:p>
          </table:table-cell>
          <table:table-cell table:style-name="Default" table:number-columns-repeated="2"/>
          <table:table-cell table:formula="of:=([.C88]-[.$M$2])/16384" office:value-type="float" office:value="-0.112733498597756">
            <text:p>-0.11</text:p>
          </table:table-cell>
          <table:table-cell table:formula="of:=AVERAGE([.N71:.N87])" office:value-type="float" office:value="-0.0168867614654035">
            <text:p>-0.02</text:p>
          </table:table-cell>
          <table:table-cell table:formula="of:=[.N88]-[.O88]" office:value-type="float" office:value="-0.095846737132353">
            <text:p>-0.096</text:p>
          </table:table-cell>
          <table:table-cell table:formula="of:=[.Q87]+[.P88]" office:value-type="float" office:value="-0.293040556066177">
            <text:p>-0.293</text:p>
          </table:table-cell>
          <table:table-cell table:number-columns-repeated="6"/>
          <table:table-cell table:formula="of:=([.A88]-[.T$2])/16384" office:value-type="float" office:value="-0.0281137319711539">
            <text:p>-0.03</text:p>
          </table:table-cell>
          <table:table-cell table:formula="of:=IF(ABS(([.B88]-[.U$2])/16384) &gt; 0.1; ([.B88]-[.U$2])/16384; 0)" office:value-type="float" office:value="0">
            <text:p>0.00</text:p>
          </table:table-cell>
          <table:table-cell table:formula="of:=IF(ABS(([.C88]-[.V$2])/16384) &gt; 0.1; ([.C88]-[.V$2])/16384; 0)" office:value-type="float" office:value="-0.112733498597756">
            <text:p>-0.11</text:p>
          </table:table-cell>
          <table:table-cell/>
          <table:table-cell table:formula="of:=SQRT([.X88]*[.X88]+[.Y88]*[.Y88]+[.Z88]*[.Z88])" office:value-type="float" office:value="0.116186159379834">
            <text:p>0.1162</text:p>
          </table:table-cell>
        </table:table-row>
        <table:table-row table:style-name="ro1">
          <table:table-cell office:value-type="float" office:value="15916">
            <text:p>15916</text:p>
          </table:table-cell>
          <table:table-cell office:value-type="float" office:value="-1296">
            <text:p>-1296</text:p>
          </table:table-cell>
          <table:table-cell office:value-type="float" office:value="-5156">
            <text:p>-5156</text:p>
          </table:table-cell>
          <table:table-cell office:value-type="float" office:value="26.69">
            <text:p>26.69</text:p>
          </table:table-cell>
          <table:table-cell office:value-type="float" office:value="322">
            <text:p>322</text:p>
          </table:table-cell>
          <table:table-cell office:value-type="float" office:value="299">
            <text:p>299</text:p>
          </table:table-cell>
          <table:table-cell office:value-type="string">
            <text:p>23<text:tab/><text:tab/><text:tab/><text:tab/></text:p>
          </table:table-cell>
          <table:table-cell table:number-columns-repeated="2"/>
          <table:table-cell table:formula="of:=IF(ABS(([.C89]-[.$I$2])/16384) &gt; 0.1; ([.C89]-[.$I$2])/16384; 0)" office:value-type="float" office:value="-0.119813576722756">
            <text:p>-0.12</text:p>
          </table:table-cell>
          <table:table-cell table:formula="of:=[.K88]+[.J89]" office:value-type="float" office:value="-0.820932241586538">
            <text:p>-0.82</text:p>
          </table:table-cell>
          <table:table-cell table:style-name="Default" table:number-columns-repeated="2"/>
          <table:table-cell table:formula="of:=([.C89]-[.$M$2])/16384" office:value-type="float" office:value="-0.119813576722756">
            <text:p>-0.12</text:p>
          </table:table-cell>
          <table:table-cell table:formula="of:=AVERAGE([.N72:.N88])" office:value-type="float" office:value="-0.0244982044801094">
            <text:p>-0.02</text:p>
          </table:table-cell>
          <table:table-cell table:formula="of:=[.N89]-[.O89]" office:value-type="float" office:value="-0.0953153722426471">
            <text:p>-0.095</text:p>
          </table:table-cell>
          <table:table-cell table:formula="of:=[.Q88]+[.P89]" office:value-type="float" office:value="-0.388355928308824">
            <text:p>-0.388</text:p>
          </table:table-cell>
          <table:table-cell table:number-columns-repeated="6"/>
          <table:table-cell table:formula="of:=([.A89]-[.T$2])/16384" office:value-type="float" office:value="-0.0242074819711539">
            <text:p>-0.02</text:p>
          </table:table-cell>
          <table:table-cell table:formula="of:=IF(ABS(([.B89]-[.U$2])/16384) &gt; 0.1; ([.B89]-[.U$2])/16384; 0)" office:value-type="float" office:value="0">
            <text:p>0.00</text:p>
          </table:table-cell>
          <table:table-cell table:formula="of:=IF(ABS(([.C89]-[.V$2])/16384) &gt; 0.1; ([.C89]-[.V$2])/16384; 0)" office:value-type="float" office:value="-0.119813576722756">
            <text:p>-0.12</text:p>
          </table:table-cell>
          <table:table-cell/>
          <table:table-cell table:formula="of:=SQRT([.X89]*[.X89]+[.Y89]*[.Y89]+[.Z89]*[.Z89])" office:value-type="float" office:value="0.122234591464461">
            <text:p>0.1222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-1256">
            <text:p>-1256</text:p>
          </table:table-cell>
          <table:table-cell office:value-type="float" office:value="-5084">
            <text:p>-5084</text:p>
          </table:table-cell>
          <table:table-cell office:value-type="float" office:value="26.74">
            <text:p>26.7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IF(ABS(([.C90]-[.$I$2])/16384) &gt; 0.1; ([.C90]-[.$I$2])/16384; 0)" office:value-type="float" office:value="-0.115419045472756">
            <text:p>-0.12</text:p>
          </table:table-cell>
          <table:table-cell table:formula="of:=[.K89]+[.J90]" office:value-type="float" office:value="-0.936351287059295">
            <text:p>-0.94</text:p>
          </table:table-cell>
          <table:table-cell table:style-name="Default" table:number-columns-repeated="2"/>
          <table:table-cell table:formula="of:=([.C90]-[.$M$2])/16384" office:value-type="float" office:value="-0.115419045472756">
            <text:p>-0.12</text:p>
          </table:table-cell>
          <table:table-cell table:formula="of:=AVERAGE([.N73:.N89])" office:value-type="float" office:value="-0.0320809250683446">
            <text:p>-0.03</text:p>
          </table:table-cell>
          <table:table-cell table:formula="of:=[.N90]-[.O90]" office:value-type="float" office:value="-0.0833381204044118">
            <text:p>-0.083</text:p>
          </table:table-cell>
          <table:table-cell table:formula="of:=[.Q89]+[.P90]" office:value-type="float" office:value="-0.471694048713236">
            <text:p>-0.472</text:p>
          </table:table-cell>
          <table:table-cell table:number-columns-repeated="6"/>
          <table:table-cell table:formula="of:=([.A90]-[.T$2])/16384" office:value-type="float" office:value="-0.0261606069711539">
            <text:p>-0.03</text:p>
          </table:table-cell>
          <table:table-cell table:formula="of:=IF(ABS(([.B90]-[.U$2])/16384) &gt; 0.1; ([.B90]-[.U$2])/16384; 0)" office:value-type="float" office:value="0">
            <text:p>0.00</text:p>
          </table:table-cell>
          <table:table-cell table:formula="of:=IF(ABS(([.C90]-[.V$2])/16384) &gt; 0.1; ([.C90]-[.V$2])/16384; 0)" office:value-type="float" office:value="-0.115419045472756">
            <text:p>-0.12</text:p>
          </table:table-cell>
          <table:table-cell/>
          <table:table-cell table:formula="of:=SQRT([.X90]*[.X90]+[.Y90]*[.Y90]+[.Z90]*[.Z90])" office:value-type="float" office:value="0.118346666260362">
            <text:p>0.1183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1208">
            <text:p>-1208</text:p>
          </table:table-cell>
          <table:table-cell office:value-type="float" office:value="-5180">
            <text:p>-5180</text:p>
          </table:table-cell>
          <table:table-cell office:value-type="float" office:value="26.79">
            <text:p>26.79</text:p>
          </table:table-cell>
          <table:table-cell office:value-type="float" office:value="123">
            <text:p>123</text:p>
          </table:table-cell>
          <table:table-cell office:value-type="float" office:value="-94">
            <text:p>-94</text:p>
          </table:table-cell>
          <table:table-cell office:value-type="string">
            <text:p>253<text:tab/><text:tab/><text:tab/><text:tab/></text:p>
          </table:table-cell>
          <table:table-cell table:number-columns-repeated="2"/>
          <table:table-cell table:formula="of:=IF(ABS(([.C91]-[.$I$2])/16384) &gt; 0.1; ([.C91]-[.$I$2])/16384; 0)" office:value-type="float" office:value="-0.121278420472756">
            <text:p>-0.12</text:p>
          </table:table-cell>
          <table:table-cell table:formula="of:=[.K90]+[.J91]" office:value-type="float" office:value="-1.05762970753205">
            <text:p>-1.06</text:p>
          </table:table-cell>
          <table:table-cell table:style-name="Default" table:number-columns-repeated="2"/>
          <table:table-cell table:formula="of:=([.C91]-[.$M$2])/16384" office:value-type="float" office:value="-0.121278420472756">
            <text:p>-0.12</text:p>
          </table:table-cell>
          <table:table-cell table:formula="of:=AVERAGE([.N74:.N90])" office:value-type="float" office:value="-0.0395343947374623">
            <text:p>-0.04</text:p>
          </table:table-cell>
          <table:table-cell table:formula="of:=[.N91]-[.O91]" office:value-type="float" office:value="-0.0817440257352941">
            <text:p>-0.082</text:p>
          </table:table-cell>
          <table:table-cell table:formula="of:=[.Q90]+[.P91]" office:value-type="float" office:value="-0.55343807444853">
            <text:p>-0.553</text:p>
          </table:table-cell>
          <table:table-cell table:number-columns-repeated="6"/>
          <table:table-cell table:formula="of:=([.A91]-[.T$2])/16384" office:value-type="float" office:value="-0.0178598257211539">
            <text:p>-0.02</text:p>
          </table:table-cell>
          <table:table-cell table:formula="of:=IF(ABS(([.B91]-[.U$2])/16384) &gt; 0.1; ([.B91]-[.U$2])/16384; 0)" office:value-type="float" office:value="0">
            <text:p>0.00</text:p>
          </table:table-cell>
          <table:table-cell table:formula="of:=IF(ABS(([.C91]-[.V$2])/16384) &gt; 0.1; ([.C91]-[.V$2])/16384; 0)" office:value-type="float" office:value="-0.121278420472756">
            <text:p>-0.12</text:p>
          </table:table-cell>
          <table:table-cell/>
          <table:table-cell table:formula="of:=SQRT([.X91]*[.X91]+[.Y91]*[.Y91]+[.Z91]*[.Z91])" office:value-type="float" office:value="0.122586412979403">
            <text:p>0.1226</text:p>
          </table:table-cell>
        </table:table-row>
        <table:table-row table:style-name="ro1">
          <table:table-cell office:value-type="float" office:value="16036">
            <text:p>16036</text:p>
          </table:table-cell>
          <table:table-cell office:value-type="float" office:value="-1252">
            <text:p>-1252</text:p>
          </table:table-cell>
          <table:table-cell office:value-type="float" office:value="-4880">
            <text:p>-4880</text:p>
          </table:table-cell>
          <table:table-cell office:value-type="float" office:value="26.74">
            <text:p>26.74</text:p>
          </table:table-cell>
          <table:table-cell office:value-type="float" office:value="134">
            <text:p>134</text:p>
          </table:table-cell>
          <table:table-cell office:value-type="float" office:value="199">
            <text:p>199</text:p>
          </table:table-cell>
          <table:table-cell office:value-type="string">
            <text:p>173<text:tab/><text:tab/><text:tab/><text:tab/></text:p>
          </table:table-cell>
          <table:table-cell table:number-columns-repeated="2"/>
          <table:table-cell table:formula="of:=IF(ABS(([.C92]-[.$I$2])/16384) &gt; 0.1; ([.C92]-[.$I$2])/16384; 0)" office:value-type="float" office:value="-0.102967873597756">
            <text:p>-0.10</text:p>
          </table:table-cell>
          <table:table-cell table:formula="of:=[.K91]+[.J92]" office:value-type="float" office:value="-1.16059758112981">
            <text:p>-1.16</text:p>
          </table:table-cell>
          <table:table-cell table:style-name="Default" table:number-columns-repeated="2"/>
          <table:table-cell table:formula="of:=([.C92]-[.$M$2])/16384" office:value-type="float" office:value="-0.102967873597756">
            <text:p>-0.10</text:p>
          </table:table-cell>
          <table:table-cell table:formula="of:=AVERAGE([.N75:.N91])" office:value-type="float" office:value="-0.0469160583404035">
            <text:p>-0.05</text:p>
          </table:table-cell>
          <table:table-cell table:formula="of:=[.N92]-[.O92]" office:value-type="float" office:value="-0.0560518152573529">
            <text:p>-0.056</text:p>
          </table:table-cell>
          <table:table-cell table:formula="of:=[.Q91]+[.P92]" office:value-type="float" office:value="-0.609489889705883">
            <text:p>-0.609</text:p>
          </table:table-cell>
          <table:table-cell table:number-columns-repeated="6"/>
          <table:table-cell table:formula="of:=([.A92]-[.T$2])/16384" office:value-type="float" office:value="-0.0168832632211539">
            <text:p>-0.02</text:p>
          </table:table-cell>
          <table:table-cell table:formula="of:=IF(ABS(([.B92]-[.U$2])/16384) &gt; 0.1; ([.B92]-[.U$2])/16384; 0)" office:value-type="float" office:value="0">
            <text:p>0.00</text:p>
          </table:table-cell>
          <table:table-cell table:formula="of:=IF(ABS(([.C92]-[.V$2])/16384) &gt; 0.1; ([.C92]-[.V$2])/16384; 0)" office:value-type="float" office:value="-0.102967873597756">
            <text:p>-0.10</text:p>
          </table:table-cell>
          <table:table-cell/>
          <table:table-cell table:formula="of:=SQRT([.X92]*[.X92]+[.Y92]*[.Y92]+[.Z92]*[.Z92])" office:value-type="float" office:value="0.104342836698253">
            <text:p>0.1043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340">
            <text:p>-1340</text:p>
          </table:table-cell>
          <table:table-cell office:value-type="float" office:value="-4580">
            <text:p>-4580</text:p>
          </table:table-cell>
          <table:table-cell office:value-type="float" office:value="26.79">
            <text:p>26.79</text:p>
          </table:table-cell>
          <table:table-cell office:value-type="float" office:value="102">
            <text:p>102</text:p>
          </table:table-cell>
          <table:table-cell office:value-type="float" office:value="-143">
            <text:p>-143</text:p>
          </table:table-cell>
          <table:table-cell office:value-type="string">
            <text:p>44<text:tab/><text:tab/><text:tab/><text:tab/></text:p>
          </table:table-cell>
          <table:table-cell table:number-columns-repeated="2"/>
          <table:table-cell table:formula="of:=IF(ABS(([.C93]-[.$I$2])/16384) &gt; 0.1; ([.C93]-[.$I$2])/16384; 0)" office:value-type="float" office:value="0">
            <text:p>0.00</text:p>
          </table:table-cell>
          <table:table-cell table:formula="of:=[.K92]+[.J93]" office:value-type="float" office:value="-1.16059758112981">
            <text:p>-1.16</text:p>
          </table:table-cell>
          <table:table-cell table:style-name="Default" table:number-columns-repeated="2"/>
          <table:table-cell table:formula="of:=([.C93]-[.$M$2])/16384" office:value-type="float" office:value="-0.0846573267227564">
            <text:p>-0.08</text:p>
          </table:table-cell>
          <table:table-cell table:formula="of:=AVERAGE([.N76:.N92])" office:value-type="float" office:value="-0.0539674140389329">
            <text:p>-0.05</text:p>
          </table:table-cell>
          <table:table-cell table:formula="of:=[.N93]-[.O93]" office:value-type="float" office:value="-0.0306899126838235">
            <text:p>-0.031</text:p>
          </table:table-cell>
          <table:table-cell table:formula="of:=[.Q92]+[.P93]" office:value-type="float" office:value="-0.640179802389706">
            <text:p>-0.640</text:p>
          </table:table-cell>
          <table:table-cell table:number-columns-repeated="6"/>
          <table:table-cell table:formula="of:=([.A93]-[.T$2])/16384" office:value-type="float" office:value="-0.0312875600961539">
            <text:p>-0.03</text:p>
          </table:table-cell>
          <table:table-cell table:formula="of:=IF(ABS(([.B93]-[.U$2])/16384) &gt; 0.1; ([.B93]-[.U$2])/16384; 0)" office:value-type="float" office:value="0">
            <text:p>0.00</text:p>
          </table:table-cell>
          <table:table-cell table:formula="of:=IF(ABS(([.C93]-[.V$2])/16384) &gt; 0.1; ([.C93]-[.V$2])/16384; 0)" office:value-type="float" office:value="0">
            <text:p>0.00</text:p>
          </table:table-cell>
          <table:table-cell/>
          <table:table-cell table:formula="of:=SQRT([.X93]*[.X93]+[.Y93]*[.Y93]+[.Z93]*[.Z93])" office:value-type="float" office:value="0.0312875600961539">
            <text:p>0.0313</text:p>
          </table:table-cell>
        </table:table-row>
        <table:table-row table:style-name="ro1">
          <table:table-cell office:value-type="float" office:value="15828">
            <text:p>15828</text:p>
          </table:table-cell>
          <table:table-cell office:value-type="float" office:value="-1352">
            <text:p>-1352</text:p>
          </table:table-cell>
          <table:table-cell office:value-type="float" office:value="-4928">
            <text:p>-4928</text:p>
          </table:table-cell>
          <table:table-cell office:value-type="float" office:value="26.79">
            <text:p>26.79</text:p>
          </table:table-cell>
          <table:table-cell office:value-type="float" office:value="217">
            <text:p>217</text:p>
          </table:table-cell>
          <table:table-cell office:value-type="float" office:value="1333">
            <text:p>1333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IF(ABS(([.C94]-[.$I$2])/16384) &gt; 0.1; ([.C94]-[.$I$2])/16384; 0)" office:value-type="float" office:value="-0.105897561097756">
            <text:p>-0.11</text:p>
          </table:table-cell>
          <table:table-cell table:formula="of:=[.K93]+[.J94]" office:value-type="float" office:value="-1.26649514222756">
            <text:p>-1.27</text:p>
          </table:table-cell>
          <table:table-cell table:style-name="Default" table:number-columns-repeated="2"/>
          <table:table-cell table:formula="of:=([.C94]-[.$M$2])/16384" office:value-type="float" office:value="-0.105897561097756">
            <text:p>-0.11</text:p>
          </table:table-cell>
          <table:table-cell table:formula="of:=AVERAGE([.N77:.N93])" office:value-type="float" office:value="-0.0594677587080505">
            <text:p>-0.06</text:p>
          </table:table-cell>
          <table:table-cell table:formula="of:=[.N94]-[.O94]" office:value-type="float" office:value="-0.0464298023897059">
            <text:p>-0.046</text:p>
          </table:table-cell>
          <table:table-cell table:formula="of:=[.Q93]+[.P94]" office:value-type="float" office:value="-0.686609604779412">
            <text:p>-0.687</text:p>
          </table:table-cell>
          <table:table-cell table:number-columns-repeated="6"/>
          <table:table-cell table:formula="of:=([.A94]-[.T$2])/16384" office:value-type="float" office:value="-0.0295785757211539">
            <text:p>-0.03</text:p>
          </table:table-cell>
          <table:table-cell table:formula="of:=IF(ABS(([.B94]-[.U$2])/16384) &gt; 0.1; ([.B94]-[.U$2])/16384; 0)" office:value-type="float" office:value="0">
            <text:p>0.00</text:p>
          </table:table-cell>
          <table:table-cell table:formula="of:=IF(ABS(([.C94]-[.V$2])/16384) &gt; 0.1; ([.C94]-[.V$2])/16384; 0)" office:value-type="float" office:value="-0.105897561097756">
            <text:p>-0.11</text:p>
          </table:table-cell>
          <table:table-cell/>
          <table:table-cell table:formula="of:=SQRT([.X94]*[.X94]+[.Y94]*[.Y94]+[.Z94]*[.Z94])" office:value-type="float" office:value="0.109950832594142">
            <text:p>0.1100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1324">
            <text:p>-1324</text:p>
          </table:table-cell>
          <table:table-cell office:value-type="float" office:value="-4428">
            <text:p>-4428</text:p>
          </table:table-cell>
          <table:table-cell office:value-type="float" office:value="26.74">
            <text:p>26.74</text:p>
          </table:table-cell>
          <table:table-cell office:value-type="float" office:value="222">
            <text:p>222</text:p>
          </table:table-cell>
          <table:table-cell office:value-type="float" office:value="-732">
            <text:p>-732</text:p>
          </table:table-cell>
          <table:table-cell office:value-type="string">
            <text:p>39<text:tab/><text:tab/><text:tab/><text:tab/></text:p>
          </table:table-cell>
          <table:table-cell table:number-columns-repeated="2"/>
          <table:table-cell table:formula="of:=IF(ABS(([.C95]-[.$I$2])/16384) &gt; 0.1; ([.C95]-[.$I$2])/16384; 0)" office:value-type="float" office:value="0">
            <text:p>0.00</text:p>
          </table:table-cell>
          <table:table-cell table:formula="of:=[.K94]+[.J95]" office:value-type="float" office:value="-1.26649514222756">
            <text:p>-1.27</text:p>
          </table:table-cell>
          <table:table-cell table:style-name="Default" table:number-columns-repeated="2"/>
          <table:table-cell table:formula="of:=([.C95]-[.$M$2])/16384" office:value-type="float" office:value="-0.0753799829727564">
            <text:p>-0.08</text:p>
          </table:table-cell>
          <table:table-cell table:formula="of:=AVERAGE([.N78:.N94])" office:value-type="float" office:value="-0.0659303046639329">
            <text:p>-0.07</text:p>
          </table:table-cell>
          <table:table-cell table:formula="of:=[.N95]-[.O95]" office:value-type="float" office:value="-0.00944967830882354">
            <text:p>-0.009</text:p>
          </table:table-cell>
          <table:table-cell table:formula="of:=[.Q94]+[.P95]" office:value-type="float" office:value="-0.696059283088236">
            <text:p>-0.696</text:p>
          </table:table-cell>
          <table:table-cell table:number-columns-repeated="6"/>
          <table:table-cell table:formula="of:=([.A95]-[.T$2])/16384" office:value-type="float" office:value="-0.0215219350961539">
            <text:p>-0.02</text:p>
          </table:table-cell>
          <table:table-cell table:formula="of:=IF(ABS(([.B95]-[.U$2])/16384) &gt; 0.1; ([.B95]-[.U$2])/16384; 0)" office:value-type="float" office:value="0">
            <text:p>0.00</text:p>
          </table:table-cell>
          <table:table-cell table:formula="of:=IF(ABS(([.C95]-[.V$2])/16384) &gt; 0.1; ([.C95]-[.V$2])/16384; 0)" office:value-type="float" office:value="0">
            <text:p>0.00</text:p>
          </table:table-cell>
          <table:table-cell/>
          <table:table-cell table:formula="of:=SQRT([.X95]*[.X95]+[.Y95]*[.Y95]+[.Z95]*[.Z95])" office:value-type="float" office:value="0.0215219350961539">
            <text:p>0.0215</text:p>
          </table:table-cell>
        </table:table-row>
        <table:table-row table:style-name="ro1">
          <table:table-cell office:value-type="float" office:value="15888">
            <text:p>15888</text:p>
          </table:table-cell>
          <table:table-cell office:value-type="float" office:value="-1212">
            <text:p>-1212</text:p>
          </table:table-cell>
          <table:table-cell office:value-type="float" office:value="-4620">
            <text:p>-4620</text:p>
          </table:table-cell>
          <table:table-cell office:value-type="float" office:value="26.79">
            <text:p>26.79</text:p>
          </table:table-cell>
          <table:table-cell office:value-type="float" office:value="200">
            <text:p>200</text:p>
          </table:table-cell>
          <table:table-cell office:value-type="float" office:value="-233">
            <text:p>-233</text:p>
          </table:table-cell>
          <table:table-cell office:value-type="string">
            <text:p>69<text:tab/><text:tab/><text:tab/><text:tab/></text:p>
          </table:table-cell>
          <table:table-cell table:number-columns-repeated="2"/>
          <table:table-cell table:formula="of:=IF(ABS(([.C96]-[.$I$2])/16384) &gt; 0.1; ([.C96]-[.$I$2])/16384; 0)" office:value-type="float" office:value="0">
            <text:p>0.00</text:p>
          </table:table-cell>
          <table:table-cell table:formula="of:=[.K95]+[.J96]" office:value-type="float" office:value="-1.26649514222756">
            <text:p>-1.27</text:p>
          </table:table-cell>
          <table:table-cell table:style-name="Default" table:number-columns-repeated="2"/>
          <table:table-cell table:formula="of:=([.C96]-[.$M$2])/16384" office:value-type="float" office:value="-0.0870987329727564">
            <text:p>-0.09</text:p>
          </table:table-cell>
          <table:table-cell table:formula="of:=AVERAGE([.N79:.N95])" office:value-type="float" office:value="-0.0716747899580505">
            <text:p>-0.07</text:p>
          </table:table-cell>
          <table:table-cell table:formula="of:=[.N96]-[.O96]" office:value-type="float" office:value="-0.0154239430147059">
            <text:p>-0.015</text:p>
          </table:table-cell>
          <table:table-cell table:formula="of:=[.Q95]+[.P96]" office:value-type="float" office:value="-0.711483226102941">
            <text:p>-0.711</text:p>
          </table:table-cell>
          <table:table-cell table:number-columns-repeated="6"/>
          <table:table-cell table:formula="of:=([.A96]-[.T$2])/16384" office:value-type="float" office:value="-0.0259164663461539">
            <text:p>-0.03</text:p>
          </table:table-cell>
          <table:table-cell table:formula="of:=IF(ABS(([.B96]-[.U$2])/16384) &gt; 0.1; ([.B96]-[.U$2])/16384; 0)" office:value-type="float" office:value="0">
            <text:p>0.00</text:p>
          </table:table-cell>
          <table:table-cell table:formula="of:=IF(ABS(([.C96]-[.V$2])/16384) &gt; 0.1; ([.C96]-[.V$2])/16384; 0)" office:value-type="float" office:value="0">
            <text:p>0.00</text:p>
          </table:table-cell>
          <table:table-cell/>
          <table:table-cell table:formula="of:=SQRT([.X96]*[.X96]+[.Y96]*[.Y96]+[.Z96]*[.Z96])" office:value-type="float" office:value="0.0259164663461539">
            <text:p>0.0259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276">
            <text:p>-1276</text:p>
          </table:table-cell>
          <table:table-cell office:value-type="float" office:value="-4632">
            <text:p>-4632</text:p>
          </table:table-cell>
          <table:table-cell office:value-type="float" office:value="26.74">
            <text:p>26.7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string">
            <text:p>155<text:tab/><text:tab/><text:tab/><text:tab/></text:p>
          </table:table-cell>
          <table:table-cell table:number-columns-repeated="2"/>
          <table:table-cell table:formula="of:=IF(ABS(([.C97]-[.$I$2])/16384) &gt; 0.1; ([.C97]-[.$I$2])/16384; 0)" office:value-type="float" office:value="0">
            <text:p>0.00</text:p>
          </table:table-cell>
          <table:table-cell table:formula="of:=[.K96]+[.J97]" office:value-type="float" office:value="-1.26649514222756">
            <text:p>-1.27</text:p>
          </table:table-cell>
          <table:table-cell table:style-name="Default" table:number-columns-repeated="2"/>
          <table:table-cell table:formula="of:=([.C97]-[.$M$2])/16384" office:value-type="float" office:value="-0.0878311548477564">
            <text:p>-0.09</text:p>
          </table:table-cell>
          <table:table-cell table:formula="of:=AVERAGE([.N80:.N96])" office:value-type="float" office:value="-0.0775485261712858">
            <text:p>-0.08</text:p>
          </table:table-cell>
          <table:table-cell table:formula="of:=[.N97]-[.O97]" office:value-type="float" office:value="-0.0102826286764706">
            <text:p>-0.010</text:p>
          </table:table-cell>
          <table:table-cell table:formula="of:=[.Q96]+[.P97]" office:value-type="float" office:value="-0.721765854779412">
            <text:p>-0.722</text:p>
          </table:table-cell>
          <table:table-cell table:number-columns-repeated="6"/>
          <table:table-cell table:formula="of:=([.A97]-[.T$2])/16384" office:value-type="float" office:value="-0.0307992788461539">
            <text:p>-0.03</text:p>
          </table:table-cell>
          <table:table-cell table:formula="of:=IF(ABS(([.B97]-[.U$2])/16384) &gt; 0.1; ([.B97]-[.U$2])/16384; 0)" office:value-type="float" office:value="0">
            <text:p>0.00</text:p>
          </table:table-cell>
          <table:table-cell table:formula="of:=IF(ABS(([.C97]-[.V$2])/16384) &gt; 0.1; ([.C97]-[.V$2])/16384; 0)" office:value-type="float" office:value="0">
            <text:p>0.00</text:p>
          </table:table-cell>
          <table:table-cell/>
          <table:table-cell table:formula="of:=SQRT([.X97]*[.X97]+[.Y97]*[.Y97]+[.Z97]*[.Z97])" office:value-type="float" office:value="0.0307992788461539">
            <text:p>0.0308</text:p>
          </table:table-cell>
        </table:table-row>
        <table:table-row table:style-name="ro1">
          <table:table-cell office:value-type="float" office:value="15992">
            <text:p>15992</text:p>
          </table:table-cell>
          <table:table-cell office:value-type="float" office:value="-1280">
            <text:p>-1280</text:p>
          </table:table-cell>
          <table:table-cell office:value-type="float" office:value="-4800">
            <text:p>-4800</text:p>
          </table:table-cell>
          <table:table-cell office:value-type="float" office:value="26.79">
            <text:p>26.79</text:p>
          </table:table-cell>
          <table:table-cell office:value-type="float" office:value="82">
            <text:p>82</text:p>
          </table:table-cell>
          <table:table-cell office:value-type="float" office:value="-188">
            <text:p>-188</text:p>
          </table:table-cell>
          <table:table-cell office:value-type="string">
            <text:p>152<text:tab/><text:tab/><text:tab/><text:tab/></text:p>
          </table:table-cell>
          <table:table-cell table:number-columns-repeated="2"/>
          <table:table-cell table:formula="of:=IF(ABS(([.C98]-[.$I$2])/16384) &gt; 0.1; ([.C98]-[.$I$2])/16384; 0)" office:value-type="float" office:value="0">
            <text:p>0.00</text:p>
          </table:table-cell>
          <table:table-cell table:formula="of:=[.K97]+[.J98]" office:value-type="float" office:value="-1.26649514222756">
            <text:p>-1.27</text:p>
          </table:table-cell>
          <table:table-cell table:style-name="Default" table:number-columns-repeated="2"/>
          <table:table-cell table:formula="of:=([.C98]-[.$M$2])/16384" office:value-type="float" office:value="-0.0980850610977564">
            <text:p>-0.10</text:p>
          </table:table-cell>
          <table:table-cell table:formula="of:=AVERAGE([.N81:.N97])" office:value-type="float" office:value="-0.0830632320536387">
            <text:p>-0.08</text:p>
          </table:table-cell>
          <table:table-cell table:formula="of:=[.N98]-[.O98]" office:value-type="float" office:value="-0.0150218290441177">
            <text:p>-0.015</text:p>
          </table:table-cell>
          <table:table-cell table:formula="of:=[.Q97]+[.P98]" office:value-type="float" office:value="-0.73678768382353">
            <text:p>-0.737</text:p>
          </table:table-cell>
          <table:table-cell table:number-columns-repeated="6"/>
          <table:table-cell table:formula="of:=([.A98]-[.T$2])/16384" office:value-type="float" office:value="-0.0195688100961539">
            <text:p>-0.02</text:p>
          </table:table-cell>
          <table:table-cell table:formula="of:=IF(ABS(([.B98]-[.U$2])/16384) &gt; 0.1; ([.B98]-[.U$2])/16384; 0)" office:value-type="float" office:value="0">
            <text:p>0.00</text:p>
          </table:table-cell>
          <table:table-cell table:formula="of:=IF(ABS(([.C98]-[.V$2])/16384) &gt; 0.1; ([.C98]-[.V$2])/16384; 0)" office:value-type="float" office:value="0">
            <text:p>0.00</text:p>
          </table:table-cell>
          <table:table-cell/>
          <table:table-cell table:formula="of:=SQRT([.X98]*[.X98]+[.Y98]*[.Y98]+[.Z98]*[.Z98])" office:value-type="float" office:value="0.0195688100961539">
            <text:p>0.0196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1224">
            <text:p>-1224</text:p>
          </table:table-cell>
          <table:table-cell office:value-type="float" office:value="-4716">
            <text:p>-4716</text:p>
          </table:table-cell>
          <table:table-cell office:value-type="float" office:value="26.69">
            <text:p>26.69</text:p>
          </table:table-cell>
          <table:table-cell office:value-type="float" office:value="226">
            <text:p>226</text:p>
          </table:table-cell>
          <table:table-cell office:value-type="float" office:value="-253">
            <text:p>-253</text:p>
          </table:table-cell>
          <table:table-cell office:value-type="string">
            <text:p>87<text:tab/><text:tab/><text:tab/><text:tab/></text:p>
          </table:table-cell>
          <table:table-cell table:number-columns-repeated="2"/>
          <table:table-cell table:formula="of:=IF(ABS(([.C99]-[.$I$2])/16384) &gt; 0.1; ([.C99]-[.$I$2])/16384; 0)" office:value-type="float" office:value="0">
            <text:p>0.00</text:p>
          </table:table-cell>
          <table:table-cell table:formula="of:=[.K98]+[.J99]" office:value-type="float" office:value="-1.26649514222756">
            <text:p>-1.27</text:p>
          </table:table-cell>
          <table:table-cell table:style-name="Default" table:number-columns-repeated="2"/>
          <table:table-cell table:formula="of:=([.C99]-[.$M$2])/16384" office:value-type="float" office:value="-0.0929581079727564">
            <text:p>-0.09</text:p>
          </table:table-cell>
          <table:table-cell table:formula="of:=AVERAGE([.N82:.N98])" office:value-type="float" office:value="-0.0885348542962858">
            <text:p>-0.09</text:p>
          </table:table-cell>
          <table:table-cell table:formula="of:=[.N99]-[.O99]" office:value-type="float" office:value="-0.0044232536764706">
            <text:p>-0.004</text:p>
          </table:table-cell>
          <table:table-cell table:formula="of:=[.Q98]+[.P99]" office:value-type="float" office:value="-0.7412109375">
            <text:p>-0.741</text:p>
          </table:table-cell>
          <table:table-cell table:number-columns-repeated="6"/>
          <table:table-cell table:formula="of:=([.A99]-[.T$2])/16384" office:value-type="float" office:value="-0.0200570913461539">
            <text:p>-0.02</text:p>
          </table:table-cell>
          <table:table-cell table:formula="of:=IF(ABS(([.B99]-[.U$2])/16384) &gt; 0.1; ([.B99]-[.U$2])/16384; 0)" office:value-type="float" office:value="0">
            <text:p>0.00</text:p>
          </table:table-cell>
          <table:table-cell table:formula="of:=IF(ABS(([.C99]-[.V$2])/16384) &gt; 0.1; ([.C99]-[.V$2])/16384; 0)" office:value-type="float" office:value="0">
            <text:p>0.00</text:p>
          </table:table-cell>
          <table:table-cell/>
          <table:table-cell table:formula="of:=SQRT([.X99]*[.X99]+[.Y99]*[.Y99]+[.Z99]*[.Z99])" office:value-type="float" office:value="0.0200570913461539">
            <text:p>0.0201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224">
            <text:p>-1224</text:p>
          </table:table-cell>
          <table:table-cell office:value-type="float" office:value="-4852">
            <text:p>-4852</text:p>
          </table:table-cell>
          <table:table-cell office:value-type="float" office:value="26.65">
            <text:p>26.65</text:p>
          </table:table-cell>
          <table:table-cell office:value-type="float" office:value="147">
            <text:p>147</text:p>
          </table:table-cell>
          <table:table-cell office:value-type="float" office:value="-298">
            <text:p>-298</text:p>
          </table:table-cell>
          <table:table-cell office:value-type="string">
            <text:p>204<text:tab/><text:tab/><text:tab/><text:tab/></text:p>
          </table:table-cell>
          <table:table-cell table:number-columns-repeated="2"/>
          <table:table-cell table:formula="of:=IF(ABS(([.C100]-[.$I$2])/16384) &gt; 0.1; ([.C100]-[.$I$2])/16384; 0)" office:value-type="float" office:value="-0.101258889222756">
            <text:p>-0.10</text:p>
          </table:table-cell>
          <table:table-cell table:formula="of:=[.K99]+[.J100]" office:value-type="float" office:value="-1.36775403145032">
            <text:p>-1.37</text:p>
          </table:table-cell>
          <table:table-cell table:style-name="Default" table:number-columns-repeated="2"/>
          <table:table-cell table:formula="of:=([.C100]-[.$M$2])/16384" office:value-type="float" office:value="-0.101258889222756">
            <text:p>-0.10</text:p>
          </table:table-cell>
          <table:table-cell table:formula="of:=AVERAGE([.N83:.N99])" office:value-type="float" office:value="-0.0944229517227564">
            <text:p>-0.09</text:p>
          </table:table-cell>
          <table:table-cell table:formula="of:=[.N100]-[.O100]" office:value-type="float" office:value="-0.00683593750000001">
            <text:p>-0.007</text:p>
          </table:table-cell>
          <table:table-cell table:formula="of:=[.Q99]+[.P100]" office:value-type="float" office:value="-0.748046875">
            <text:p>-0.748</text:p>
          </table:table-cell>
          <table:table-cell table:number-columns-repeated="6"/>
          <table:table-cell table:formula="of:=([.A100]-[.T$2])/16384" office:value-type="float" office:value="-0.0234750600961539">
            <text:p>-0.02</text:p>
          </table:table-cell>
          <table:table-cell table:formula="of:=IF(ABS(([.B100]-[.U$2])/16384) &gt; 0.1; ([.B100]-[.U$2])/16384; 0)" office:value-type="float" office:value="0">
            <text:p>0.00</text:p>
          </table:table-cell>
          <table:table-cell table:formula="of:=IF(ABS(([.C100]-[.V$2])/16384) &gt; 0.1; ([.C100]-[.V$2])/16384; 0)" office:value-type="float" office:value="-0.101258889222756">
            <text:p>-0.10</text:p>
          </table:table-cell>
          <table:table-cell/>
          <table:table-cell table:formula="of:=SQRT([.X100]*[.X100]+[.Y100]*[.Y100]+[.Z100]*[.Z100])" office:value-type="float" office:value="0.103944413477322">
            <text:p>0.1039</text:p>
          </table:table-cell>
        </table:table-row>
        <table:table-row table:style-name="ro1">
          <table:table-cell office:value-type="float" office:value="16140">
            <text:p>16140</text:p>
          </table:table-cell>
          <table:table-cell office:value-type="float" office:value="-1200">
            <text:p>-1200</text:p>
          </table:table-cell>
          <table:table-cell office:value-type="float" office:value="-4932">
            <text:p>-4932</text:p>
          </table:table-cell>
          <table:table-cell office:value-type="float" office:value="26.69">
            <text:p>26.69</text:p>
          </table:table-cell>
          <table:table-cell office:value-type="float" office:value="511">
            <text:p>511</text:p>
          </table:table-cell>
          <table:table-cell office:value-type="float" office:value="-257">
            <text:p>-257</text:p>
          </table:table-cell>
          <table:table-cell office:value-type="string">
            <text:p>10<text:tab/><text:tab/><text:tab/><text:tab/></text:p>
          </table:table-cell>
          <table:table-cell table:number-columns-repeated="2"/>
          <table:table-cell table:formula="of:=IF(ABS(([.C101]-[.$I$2])/16384) &gt; 0.1; ([.C101]-[.$I$2])/16384; 0)" office:value-type="float" office:value="-0.106141701722756">
            <text:p>-0.11</text:p>
          </table:table-cell>
          <table:table-cell table:formula="of:=[.K100]+[.J101]" office:value-type="float" office:value="-1.47389573317308">
            <text:p>-1.47</text:p>
          </table:table-cell>
          <table:table-cell table:style-name="Default" table:number-columns-repeated="2"/>
          <table:table-cell table:formula="of:=([.C101]-[.$M$2])/16384" office:value-type="float" office:value="-0.106141701722756">
            <text:p>-0.11</text:p>
          </table:table-cell>
          <table:table-cell table:formula="of:=AVERAGE([.N84:.N100])" office:value-type="float" office:value="-0.0993201254359917">
            <text:p>-0.10</text:p>
          </table:table-cell>
          <table:table-cell table:formula="of:=[.N101]-[.O101]" office:value-type="float" office:value="-0.00682157628676472">
            <text:p>-0.007</text:p>
          </table:table-cell>
          <table:table-cell table:formula="of:=[.Q100]+[.P101]" office:value-type="float" office:value="-0.754868451286765">
            <text:p>-0.755</text:p>
          </table:table-cell>
          <table:table-cell table:number-columns-repeated="6"/>
          <table:table-cell table:formula="of:=([.A101]-[.T$2])/16384" office:value-type="float" office:value="-0.0105356069711539">
            <text:p>-0.01</text:p>
          </table:table-cell>
          <table:table-cell table:formula="of:=IF(ABS(([.B101]-[.U$2])/16384) &gt; 0.1; ([.B101]-[.U$2])/16384; 0)" office:value-type="float" office:value="0">
            <text:p>0.00</text:p>
          </table:table-cell>
          <table:table-cell table:formula="of:=IF(ABS(([.C101]-[.V$2])/16384) &gt; 0.1; ([.C101]-[.V$2])/16384; 0)" office:value-type="float" office:value="-0.106141701722756">
            <text:p>-0.11</text:p>
          </table:table-cell>
          <table:table-cell/>
          <table:table-cell table:formula="of:=SQRT([.X101]*[.X101]+[.Y101]*[.Y101]+[.Z101]*[.Z101])" office:value-type="float" office:value="0.106663301368621">
            <text:p>0.1067</text:p>
          </table:table-cell>
        </table:table-row>
        <table:table-row table:style-name="ro1">
          <table:table-cell office:value-type="float" office:value="15832">
            <text:p>15832</text:p>
          </table:table-cell>
          <table:table-cell office:value-type="float" office:value="-1136">
            <text:p>-1136</text:p>
          </table:table-cell>
          <table:table-cell office:value-type="float" office:value="-4868">
            <text:p>-4868</text:p>
          </table:table-cell>
          <table:table-cell office:value-type="float" office:value="26.74">
            <text:p>26.74</text:p>
          </table:table-cell>
          <table:table-cell office:value-type="float" office:value="370">
            <text:p>370</text:p>
          </table:table-cell>
          <table:table-cell office:value-type="float" office:value="-262">
            <text:p>-262</text:p>
          </table:table-cell>
          <table:table-cell office:value-type="string">
            <text:p>68<text:tab/><text:tab/><text:tab/><text:tab/></text:p>
          </table:table-cell>
          <table:table-cell table:number-columns-repeated="2"/>
          <table:table-cell table:formula="of:=IF(ABS(([.C102]-[.$I$2])/16384) &gt; 0.1; ([.C102]-[.$I$2])/16384; 0)" office:value-type="float" office:value="-0.102235451722756">
            <text:p>-0.10</text:p>
          </table:table-cell>
          <table:table-cell table:formula="of:=[.K101]+[.J102]" office:value-type="float" office:value="-1.57613118489583">
            <text:p>-1.58</text:p>
          </table:table-cell>
          <table:table-cell table:style-name="Default" table:number-columns-repeated="2"/>
          <table:table-cell table:formula="of:=([.C102]-[.$M$2])/16384" office:value-type="float" office:value="-0.102235451722756">
            <text:p>-0.10</text:p>
          </table:table-cell>
          <table:table-cell table:formula="of:=AVERAGE([.N85:.N101])" office:value-type="float" office:value="-0.103499238487462">
            <text:p>-0.10</text:p>
          </table:table-cell>
          <table:table-cell table:formula="of:=[.N102]-[.O102]" office:value-type="float" office:value="0.00126378676470587">
            <text:p>0.001</text:p>
          </table:table-cell>
          <table:table-cell table:formula="of:=[.Q101]+[.P102]" office:value-type="float" office:value="-0.753604664522059">
            <text:p>-0.754</text:p>
          </table:table-cell>
          <table:table-cell table:number-columns-repeated="6"/>
          <table:table-cell table:formula="of:=([.A102]-[.T$2])/16384" office:value-type="float" office:value="-0.0293344350961539">
            <text:p>-0.03</text:p>
          </table:table-cell>
          <table:table-cell table:formula="of:=IF(ABS(([.B102]-[.U$2])/16384) &gt; 0.1; ([.B102]-[.U$2])/16384; 0)" office:value-type="float" office:value="0">
            <text:p>0.00</text:p>
          </table:table-cell>
          <table:table-cell table:formula="of:=IF(ABS(([.C102]-[.V$2])/16384) &gt; 0.1; ([.C102]-[.V$2])/16384; 0)" office:value-type="float" office:value="-0.102235451722756">
            <text:p>-0.10</text:p>
          </table:table-cell>
          <table:table-cell/>
          <table:table-cell table:formula="of:=SQRT([.X102]*[.X102]+[.Y102]*[.Y102]+[.Z102]*[.Z102])" office:value-type="float" office:value="0.106360691382515">
            <text:p>0.1064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1116">
            <text:p>-1116</text:p>
          </table:table-cell>
          <table:table-cell office:value-type="float" office:value="-4900">
            <text:p>-4900</text:p>
          </table:table-cell>
          <table:table-cell office:value-type="float" office:value="26.79">
            <text:p>26.79</text:p>
          </table:table-cell>
          <table:table-cell office:value-type="float" office:value="292">
            <text:p>292</text:p>
          </table:table-cell>
          <table:table-cell office:value-type="float" office:value="18">
            <text:p>18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IF(ABS(([.C103]-[.$I$2])/16384) &gt; 0.1; ([.C103]-[.$I$2])/16384; 0)" office:value-type="float" office:value="-0.104188576722756">
            <text:p>-0.10</text:p>
          </table:table-cell>
          <table:table-cell table:formula="of:=[.K102]+[.J103]" office:value-type="float" office:value="-1.68031976161859">
            <text:p>-1.68</text:p>
          </table:table-cell>
          <table:table-cell table:style-name="Default" table:number-columns-repeated="2"/>
          <table:table-cell table:formula="of:=([.C103]-[.$M$2])/16384" office:value-type="float" office:value="-0.104188576722756">
            <text:p>-0.10</text:p>
          </table:table-cell>
          <table:table-cell table:formula="of:=AVERAGE([.N86:.N102])" office:value-type="float" office:value="-0.101301972862462">
            <text:p>-0.10</text:p>
          </table:table-cell>
          <table:table-cell table:formula="of:=[.N103]-[.O103]" office:value-type="float" office:value="-0.00288660386029413">
            <text:p>-0.003</text:p>
          </table:table-cell>
          <table:table-cell table:formula="of:=[.Q102]+[.P103]" office:value-type="float" office:value="-0.756491268382353">
            <text:p>-0.756</text:p>
          </table:table-cell>
          <table:table-cell table:number-columns-repeated="6"/>
          <table:table-cell table:formula="of:=([.A103]-[.T$2])/16384" office:value-type="float" office:value="-0.0251840444711539">
            <text:p>-0.03</text:p>
          </table:table-cell>
          <table:table-cell table:formula="of:=IF(ABS(([.B103]-[.U$2])/16384) &gt; 0.1; ([.B103]-[.U$2])/16384; 0)" office:value-type="float" office:value="0">
            <text:p>0.00</text:p>
          </table:table-cell>
          <table:table-cell table:formula="of:=IF(ABS(([.C103]-[.V$2])/16384) &gt; 0.1; ([.C103]-[.V$2])/16384; 0)" office:value-type="float" office:value="-0.104188576722756">
            <text:p>-0.10</text:p>
          </table:table-cell>
          <table:table-cell/>
          <table:table-cell table:formula="of:=SQRT([.X103]*[.X103]+[.Y103]*[.Y103]+[.Z103]*[.Z103])" office:value-type="float" office:value="0.107189064812782">
            <text:p>0.1072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216">
            <text:p>-1216</text:p>
          </table:table-cell>
          <table:table-cell office:value-type="float" office:value="-4636">
            <text:p>-4636</text:p>
          </table:table-cell>
          <table:table-cell office:value-type="float" office:value="26.69">
            <text:p>26.69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string">
            <text:p>51<text:tab/><text:tab/><text:tab/><text:tab/></text:p>
          </table:table-cell>
          <table:table-cell table:number-columns-repeated="2"/>
          <table:table-cell table:formula="of:=IF(ABS(([.C104]-[.$I$2])/16384) &gt; 0.1; ([.C104]-[.$I$2])/16384; 0)" office:value-type="float" office:value="0">
            <text:p>0.00</text:p>
          </table:table-cell>
          <table:table-cell table:formula="of:=[.K103]+[.J104]" office:value-type="float" office:value="-1.68031976161859">
            <text:p>-1.68</text:p>
          </table:table-cell>
          <table:table-cell table:style-name="Default" table:number-columns-repeated="2"/>
          <table:table-cell table:formula="of:=([.C104]-[.$M$2])/16384" office:value-type="float" office:value="-0.0880752954727564">
            <text:p>-0.09</text:p>
          </table:table-cell>
          <table:table-cell table:formula="of:=AVERAGE([.N87:.N103])" office:value-type="float" office:value="-0.101301972862462">
            <text:p>-0.10</text:p>
          </table:table-cell>
          <table:table-cell table:formula="of:=[.N104]-[.O104]" office:value-type="float" office:value="0.0132266773897059">
            <text:p>0.013</text:p>
          </table:table-cell>
          <table:table-cell table:formula="of:=[.Q103]+[.P104]" office:value-type="float" office:value="-0.743264590992647">
            <text:p>-0.743</text:p>
          </table:table-cell>
          <table:table-cell table:number-columns-repeated="6"/>
          <table:table-cell table:formula="of:=([.A104]-[.T$2])/16384" office:value-type="float" office:value="-0.0224984975961539">
            <text:p>-0.02</text:p>
          </table:table-cell>
          <table:table-cell table:formula="of:=IF(ABS(([.B104]-[.U$2])/16384) &gt; 0.1; ([.B104]-[.U$2])/16384; 0)" office:value-type="float" office:value="0">
            <text:p>0.00</text:p>
          </table:table-cell>
          <table:table-cell table:formula="of:=IF(ABS(([.C104]-[.V$2])/16384) &gt; 0.1; ([.C104]-[.V$2])/16384; 0)" office:value-type="float" office:value="0">
            <text:p>0.00</text:p>
          </table:table-cell>
          <table:table-cell/>
          <table:table-cell table:formula="of:=SQRT([.X104]*[.X104]+[.Y104]*[.Y104]+[.Z104]*[.Z104])" office:value-type="float" office:value="0.0224984975961539">
            <text:p>0.0225</text:p>
          </table:table-cell>
        </table:table-row>
        <table:table-row table:style-name="ro1">
          <table:table-cell office:value-type="float" office:value="16096">
            <text:p>16096</text:p>
          </table:table-cell>
          <table:table-cell office:value-type="float" office:value="-1128">
            <text:p>-1128</text:p>
          </table:table-cell>
          <table:table-cell office:value-type="float" office:value="-4832">
            <text:p>-4832</text:p>
          </table:table-cell>
          <table:table-cell office:value-type="float" office:value="26.65">
            <text:p>26.65</text:p>
          </table:table-cell>
          <table:table-cell office:value-type="float" office:value="228">
            <text:p>228</text:p>
          </table:table-cell>
          <table:table-cell office:value-type="float" office:value="-411">
            <text:p>-411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IF(ABS(([.C105]-[.$I$2])/16384) &gt; 0.1; ([.C105]-[.$I$2])/16384; 0)" office:value-type="float" office:value="-0.100038186097756">
            <text:p>-0.10</text:p>
          </table:table-cell>
          <table:table-cell table:formula="of:=[.K104]+[.J105]" office:value-type="float" office:value="-1.78035794771635">
            <text:p>-1.78</text:p>
          </table:table-cell>
          <table:table-cell table:style-name="Default" table:number-columns-repeated="2"/>
          <table:table-cell table:formula="of:=([.C105]-[.$M$2])/16384" office:value-type="float" office:value="-0.100038186097756">
            <text:p>-0.10</text:p>
          </table:table-cell>
          <table:table-cell table:formula="of:=AVERAGE([.N88:.N104])" office:value-type="float" office:value="-0.100354132788933">
            <text:p>-0.10</text:p>
          </table:table-cell>
          <table:table-cell table:formula="of:=[.N105]-[.O105]" office:value-type="float" office:value="0.000315946691176461">
            <text:p>0.000</text:p>
          </table:table-cell>
          <table:table-cell table:formula="of:=[.Q104]+[.P105]" office:value-type="float" office:value="-0.742948644301471">
            <text:p>-0.743</text:p>
          </table:table-cell>
          <table:table-cell table:number-columns-repeated="6"/>
          <table:table-cell table:formula="of:=([.A105]-[.T$2])/16384" office:value-type="float" office:value="-0.0132211538461539">
            <text:p>-0.01</text:p>
          </table:table-cell>
          <table:table-cell table:formula="of:=IF(ABS(([.B105]-[.U$2])/16384) &gt; 0.1; ([.B105]-[.U$2])/16384; 0)" office:value-type="float" office:value="0">
            <text:p>0.00</text:p>
          </table:table-cell>
          <table:table-cell table:formula="of:=IF(ABS(([.C105]-[.V$2])/16384) &gt; 0.1; ([.C105]-[.V$2])/16384; 0)" office:value-type="float" office:value="-0.100038186097756">
            <text:p>-0.10</text:p>
          </table:table-cell>
          <table:table-cell/>
          <table:table-cell table:formula="of:=SQRT([.X105]*[.X105]+[.Y105]*[.Y105]+[.Z105]*[.Z105])" office:value-type="float" office:value="0.100908065023332">
            <text:p>0.100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-1220">
            <text:p>-1220</text:p>
          </table:table-cell>
          <table:table-cell office:value-type="float" office:value="-4988">
            <text:p>-4988</text:p>
          </table:table-cell>
          <table:table-cell office:value-type="float" office:value="26.65">
            <text:p>26.65</text:p>
          </table:table-cell>
          <table:table-cell office:value-type="float" office:value="97">
            <text:p>97</text:p>
          </table:table-cell>
          <table:table-cell office:value-type="float" office:value="-247">
            <text:p>-247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IF(ABS(([.C106]-[.$I$2])/16384) &gt; 0.1; ([.C106]-[.$I$2])/16384; 0)" office:value-type="float" office:value="-0.109559670472756">
            <text:p>-0.11</text:p>
          </table:table-cell>
          <table:table-cell table:formula="of:=[.K105]+[.J106]" office:value-type="float" office:value="-1.8899176181891">
            <text:p>-1.89</text:p>
          </table:table-cell>
          <table:table-cell table:style-name="Default" table:number-columns-repeated="2"/>
          <table:table-cell table:formula="of:=([.C106]-[.$M$2])/16384" office:value-type="float" office:value="-0.109559670472756">
            <text:p>-0.11</text:p>
          </table:table-cell>
          <table:table-cell table:formula="of:=AVERAGE([.N89:.N105])" office:value-type="float" office:value="-0.0996073497006976">
            <text:p>-0.10</text:p>
          </table:table-cell>
          <table:table-cell table:formula="of:=[.N106]-[.O106]" office:value-type="float" office:value="-0.00995232077205883">
            <text:p>-0.010</text:p>
          </table:table-cell>
          <table:table-cell table:formula="of:=[.Q105]+[.P106]" office:value-type="float" office:value="-0.75290096507353">
            <text:p>-0.753</text:p>
          </table:table-cell>
          <table:table-cell table:number-columns-repeated="6"/>
          <table:table-cell table:formula="of:=([.A106]-[.T$2])/16384" office:value-type="float" office:value="-0.0190805288461539">
            <text:p>-0.02</text:p>
          </table:table-cell>
          <table:table-cell table:formula="of:=IF(ABS(([.B106]-[.U$2])/16384) &gt; 0.1; ([.B106]-[.U$2])/16384; 0)" office:value-type="float" office:value="0">
            <text:p>0.00</text:p>
          </table:table-cell>
          <table:table-cell table:formula="of:=IF(ABS(([.C106]-[.V$2])/16384) &gt; 0.1; ([.C106]-[.V$2])/16384; 0)" office:value-type="float" office:value="-0.109559670472756">
            <text:p>-0.11</text:p>
          </table:table-cell>
          <table:table-cell/>
          <table:table-cell table:formula="of:=SQRT([.X106]*[.X106]+[.Y106]*[.Y106]+[.Z106]*[.Z106])" office:value-type="float" office:value="0.111208758536133">
            <text:p>0.1112</text:p>
          </table:table-cell>
        </table:table-row>
        <table:table-row table:style-name="ro1">
          <table:table-cell office:value-type="float" office:value="15996">
            <text:p>15996</text:p>
          </table:table-cell>
          <table:table-cell office:value-type="float" office:value="-1192">
            <text:p>-1192</text:p>
          </table:table-cell>
          <table:table-cell office:value-type="float" office:value="-4872">
            <text:p>-4872</text:p>
          </table:table-cell>
          <table:table-cell office:value-type="float" office:value="26.79">
            <text:p>26.79</text:p>
          </table:table-cell>
          <table:table-cell office:value-type="float" office:value="63">
            <text:p>63</text:p>
          </table:table-cell>
          <table:table-cell office:value-type="float" office:value="-160">
            <text:p>-16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IF(ABS(([.C107]-[.$I$2])/16384) &gt; 0.1; ([.C107]-[.$I$2])/16384; 0)" office:value-type="float" office:value="-0.102479592347756">
            <text:p>-0.10</text:p>
          </table:table-cell>
          <table:table-cell table:formula="of:=[.K106]+[.J107]" office:value-type="float" office:value="-1.99239721053686">
            <text:p>-1.99</text:p>
          </table:table-cell>
          <table:table-cell table:style-name="Default" table:number-columns-repeated="2"/>
          <table:table-cell table:formula="of:=([.C107]-[.$M$2])/16384" office:value-type="float" office:value="-0.102479592347756">
            <text:p>-0.10</text:p>
          </table:table-cell>
          <table:table-cell table:formula="of:=AVERAGE([.N90:.N106])" office:value-type="float" office:value="-0.0990041787448152">
            <text:p>-0.10</text:p>
          </table:table-cell>
          <table:table-cell table:formula="of:=[.N107]-[.O107]" office:value-type="float" office:value="-0.00347541360294119">
            <text:p>-0.003</text:p>
          </table:table-cell>
          <table:table-cell table:formula="of:=[.Q106]+[.P107]" office:value-type="float" office:value="-0.756376378676471">
            <text:p>-0.756</text:p>
          </table:table-cell>
          <table:table-cell table:number-columns-repeated="6"/>
          <table:table-cell table:formula="of:=([.A107]-[.T$2])/16384" office:value-type="float" office:value="-0.0193246694711539">
            <text:p>-0.02</text:p>
          </table:table-cell>
          <table:table-cell table:formula="of:=IF(ABS(([.B107]-[.U$2])/16384) &gt; 0.1; ([.B107]-[.U$2])/16384; 0)" office:value-type="float" office:value="0">
            <text:p>0.00</text:p>
          </table:table-cell>
          <table:table-cell table:formula="of:=IF(ABS(([.C107]-[.V$2])/16384) &gt; 0.1; ([.C107]-[.V$2])/16384; 0)" office:value-type="float" office:value="-0.102479592347756">
            <text:p>-0.10</text:p>
          </table:table-cell>
          <table:table-cell/>
          <table:table-cell table:formula="of:=SQRT([.X107]*[.X107]+[.Y107]*[.Y107]+[.Z107]*[.Z107])" office:value-type="float" office:value="0.104285711858968">
            <text:p>0.1043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208">
            <text:p>-1208</text:p>
          </table:table-cell>
          <table:table-cell office:value-type="float" office:value="-4940">
            <text:p>-4940</text:p>
          </table:table-cell>
          <table:table-cell office:value-type="float" office:value="26.74">
            <text:p>26.74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187<text:tab/><text:tab/><text:tab/><text:tab/></text:p>
          </table:table-cell>
          <table:table-cell table:number-columns-repeated="2"/>
          <table:table-cell table:formula="of:=IF(ABS(([.C108]-[.$I$2])/16384) &gt; 0.1; ([.C108]-[.$I$2])/16384; 0)" office:value-type="float" office:value="-0.106629982972756">
            <text:p>-0.11</text:p>
          </table:table-cell>
          <table:table-cell table:formula="of:=[.K107]+[.J108]" office:value-type="float" office:value="-2.09902719350962">
            <text:p>-2.10</text:p>
          </table:table-cell>
          <table:table-cell table:style-name="Default" table:number-columns-repeated="2"/>
          <table:table-cell table:formula="of:=([.C108]-[.$M$2])/16384" office:value-type="float" office:value="-0.106629982972756">
            <text:p>-0.11</text:p>
          </table:table-cell>
          <table:table-cell table:formula="of:=AVERAGE([.N91:.N107])" office:value-type="float" office:value="-0.0982430344433446">
            <text:p>-0.10</text:p>
          </table:table-cell>
          <table:table-cell table:formula="of:=[.N108]-[.O108]" office:value-type="float" office:value="-0.00838694852941178">
            <text:p>-0.008</text:p>
          </table:table-cell>
          <table:table-cell table:formula="of:=[.Q107]+[.P108]" office:value-type="float" office:value="-0.764763327205883">
            <text:p>-0.765</text:p>
          </table:table-cell>
          <table:table-cell table:number-columns-repeated="6"/>
          <table:table-cell table:formula="of:=([.A108]-[.T$2])/16384" office:value-type="float" office:value="-0.0307992788461539">
            <text:p>-0.03</text:p>
          </table:table-cell>
          <table:table-cell table:formula="of:=IF(ABS(([.B108]-[.U$2])/16384) &gt; 0.1; ([.B108]-[.U$2])/16384; 0)" office:value-type="float" office:value="0">
            <text:p>0.00</text:p>
          </table:table-cell>
          <table:table-cell table:formula="of:=IF(ABS(([.C108]-[.V$2])/16384) &gt; 0.1; ([.C108]-[.V$2])/16384; 0)" office:value-type="float" office:value="-0.106629982972756">
            <text:p>-0.11</text:p>
          </table:table-cell>
          <table:table-cell/>
          <table:table-cell table:formula="of:=SQRT([.X108]*[.X108]+[.Y108]*[.Y108]+[.Z108]*[.Z108])" office:value-type="float" office:value="0.110988958217534">
            <text:p>0.1110</text:p>
          </table:table-cell>
        </table:table-row>
        <table:table-row table:style-name="ro1">
          <table:table-cell office:value-type="float" office:value="15888">
            <text:p>15888</text:p>
          </table:table-cell>
          <table:table-cell office:value-type="float" office:value="-1220">
            <text:p>-1220</text:p>
          </table:table-cell>
          <table:table-cell office:value-type="float" office:value="-4904">
            <text:p>-4904</text:p>
          </table:table-cell>
          <table:table-cell office:value-type="float" office:value="26.84">
            <text:p>26.84</text:p>
          </table:table-cell>
          <table:table-cell office:value-type="float" office:value="196">
            <text:p>196</text:p>
          </table:table-cell>
          <table:table-cell office:value-type="float" office:value="-270">
            <text:p>-270</text:p>
          </table:table-cell>
          <table:table-cell office:value-type="string">
            <text:p>42<text:tab/><text:tab/><text:tab/><text:tab/></text:p>
          </table:table-cell>
          <table:table-cell table:number-columns-repeated="2"/>
          <table:table-cell table:formula="of:=IF(ABS(([.C109]-[.$I$2])/16384) &gt; 0.1; ([.C109]-[.$I$2])/16384; 0)" office:value-type="float" office:value="-0.104432717347756">
            <text:p>-0.10</text:p>
          </table:table-cell>
          <table:table-cell table:formula="of:=[.K108]+[.J109]" office:value-type="float" office:value="-2.20345991085737">
            <text:p>-2.20</text:p>
          </table:table-cell>
          <table:table-cell table:style-name="Default" table:number-columns-repeated="2"/>
          <table:table-cell table:formula="of:=([.C109]-[.$M$2])/16384" office:value-type="float" office:value="-0.104432717347756">
            <text:p>-0.10</text:p>
          </table:table-cell>
          <table:table-cell table:formula="of:=AVERAGE([.N92:.N108])" office:value-type="float" office:value="-0.097381361649227">
            <text:p>-0.10</text:p>
          </table:table-cell>
          <table:table-cell table:formula="of:=[.N109]-[.O109]" office:value-type="float" office:value="-0.00705135569852942">
            <text:p>-0.007</text:p>
          </table:table-cell>
          <table:table-cell table:formula="of:=[.Q108]+[.P109]" office:value-type="float" office:value="-0.771814682904412">
            <text:p>-0.772</text:p>
          </table:table-cell>
          <table:table-cell table:number-columns-repeated="6"/>
          <table:table-cell table:formula="of:=([.A109]-[.T$2])/16384" office:value-type="float" office:value="-0.0259164663461539">
            <text:p>-0.03</text:p>
          </table:table-cell>
          <table:table-cell table:formula="of:=IF(ABS(([.B109]-[.U$2])/16384) &gt; 0.1; ([.B109]-[.U$2])/16384; 0)" office:value-type="float" office:value="0">
            <text:p>0.00</text:p>
          </table:table-cell>
          <table:table-cell table:formula="of:=IF(ABS(([.C109]-[.V$2])/16384) &gt; 0.1; ([.C109]-[.V$2])/16384; 0)" office:value-type="float" office:value="-0.104432717347756">
            <text:p>-0.10</text:p>
          </table:table-cell>
          <table:table-cell/>
          <table:table-cell table:formula="of:=SQRT([.X109]*[.X109]+[.Y109]*[.Y109]+[.Z109]*[.Z109])" office:value-type="float" office:value="0.107600444611106">
            <text:p>0.1076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044">
            <text:p>-1044</text:p>
          </table:table-cell>
          <table:table-cell office:value-type="float" office:value="-4872">
            <text:p>-4872</text:p>
          </table:table-cell>
          <table:table-cell office:value-type="float" office:value="26.79">
            <text:p>26.79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string">
            <text:p>176<text:tab/><text:tab/><text:tab/><text:tab/></text:p>
          </table:table-cell>
          <table:table-cell table:number-columns-repeated="2"/>
          <table:table-cell table:formula="of:=IF(ABS(([.C110]-[.$I$2])/16384) &gt; 0.1; ([.C110]-[.$I$2])/16384; 0)" office:value-type="float" office:value="-0.102479592347756">
            <text:p>-0.10</text:p>
          </table:table-cell>
          <table:table-cell table:formula="of:=[.K109]+[.J110]" office:value-type="float" office:value="-2.30593950320513">
            <text:p>-2.31</text:p>
          </table:table-cell>
          <table:table-cell table:style-name="Default" table:number-columns-repeated="2"/>
          <table:table-cell table:formula="of:=([.C110]-[.$M$2])/16384" office:value-type="float" office:value="-0.102479592347756">
            <text:p>-0.10</text:p>
          </table:table-cell>
          <table:table-cell table:formula="of:=AVERAGE([.N93:.N109])" office:value-type="float" office:value="-0.0974675289286387">
            <text:p>-0.10</text:p>
          </table:table-cell>
          <table:table-cell table:formula="of:=[.N110]-[.O110]" office:value-type="float" office:value="-0.00501206341911767">
            <text:p>-0.005</text:p>
          </table:table-cell>
          <table:table-cell table:formula="of:=[.Q109]+[.P110]" office:value-type="float" office:value="-0.77682674632353">
            <text:p>-0.777</text:p>
          </table:table-cell>
          <table:table-cell table:number-columns-repeated="6"/>
          <table:table-cell table:formula="of:=([.A110]-[.T$2])/16384" office:value-type="float" office:value="-0.0146859975961539">
            <text:p>-0.01</text:p>
          </table:table-cell>
          <table:table-cell table:formula="of:=IF(ABS(([.B110]-[.U$2])/16384) &gt; 0.1; ([.B110]-[.U$2])/16384; 0)" office:value-type="float" office:value="0">
            <text:p>0.00</text:p>
          </table:table-cell>
          <table:table-cell table:formula="of:=IF(ABS(([.C110]-[.V$2])/16384) &gt; 0.1; ([.C110]-[.V$2])/16384; 0)" office:value-type="float" office:value="-0.102479592347756">
            <text:p>-0.10</text:p>
          </table:table-cell>
          <table:table-cell/>
          <table:table-cell table:formula="of:=SQRT([.X110]*[.X110]+[.Y110]*[.Y110]+[.Z110]*[.Z110])" office:value-type="float" office:value="0.103526544292546">
            <text:p>0.1035</text:p>
          </table:table-cell>
        </table:table-row>
        <table:table-row table:style-name="ro1">
          <table:table-cell office:value-type="float" office:value="15880">
            <text:p>15880</text:p>
          </table:table-cell>
          <table:table-cell office:value-type="float" office:value="-1204">
            <text:p>-1204</text:p>
          </table:table-cell>
          <table:table-cell office:value-type="float" office:value="-4992">
            <text:p>-4992</text:p>
          </table:table-cell>
          <table:table-cell office:value-type="float" office:value="26.79">
            <text:p>26.79</text:p>
          </table:table-cell>
          <table:table-cell office:value-type="float" office:value="145">
            <text:p>145</text:p>
          </table:table-cell>
          <table:table-cell office:value-type="float" office:value="-285">
            <text:p>-285</text:p>
          </table:table-cell>
          <table:table-cell office:value-type="string">
            <text:p>108<text:tab/><text:tab/><text:tab/><text:tab/></text:p>
          </table:table-cell>
          <table:table-cell table:number-columns-repeated="2"/>
          <table:table-cell table:formula="of:=IF(ABS(([.C111]-[.$I$2])/16384) &gt; 0.1; ([.C111]-[.$I$2])/16384; 0)" office:value-type="float" office:value="-0.109803811097756">
            <text:p>-0.11</text:p>
          </table:table-cell>
          <table:table-cell table:formula="of:=[.K110]+[.J111]" office:value-type="float" office:value="-2.41574331430288">
            <text:p>-2.42</text:p>
          </table:table-cell>
          <table:table-cell table:style-name="Default" table:number-columns-repeated="2"/>
          <table:table-cell table:formula="of:=([.C111]-[.$M$2])/16384" office:value-type="float" office:value="-0.109803811097756">
            <text:p>-0.11</text:p>
          </table:table-cell>
          <table:table-cell table:formula="of:=AVERAGE([.N94:.N110])" office:value-type="float" office:value="-0.0985158974948152">
            <text:p>-0.10</text:p>
          </table:table-cell>
          <table:table-cell table:formula="of:=[.N111]-[.O111]" office:value-type="float" office:value="-0.0112879136029412">
            <text:p>-0.011</text:p>
          </table:table-cell>
          <table:table-cell table:formula="of:=[.Q110]+[.P111]" office:value-type="float" office:value="-0.788114659926471">
            <text:p>-0.788</text:p>
          </table:table-cell>
          <table:table-cell table:number-columns-repeated="6"/>
          <table:table-cell table:formula="of:=([.A111]-[.T$2])/16384" office:value-type="float" office:value="-0.0264047475961539">
            <text:p>-0.03</text:p>
          </table:table-cell>
          <table:table-cell table:formula="of:=IF(ABS(([.B111]-[.U$2])/16384) &gt; 0.1; ([.B111]-[.U$2])/16384; 0)" office:value-type="float" office:value="0">
            <text:p>0.00</text:p>
          </table:table-cell>
          <table:table-cell table:formula="of:=IF(ABS(([.C111]-[.V$2])/16384) &gt; 0.1; ([.C111]-[.V$2])/16384; 0)" office:value-type="float" office:value="-0.109803811097756">
            <text:p>-0.11</text:p>
          </table:table-cell>
          <table:table-cell/>
          <table:table-cell table:formula="of:=SQRT([.X111]*[.X111]+[.Y111]*[.Y111]+[.Z111]*[.Z111])" office:value-type="float" office:value="0.112933996773374">
            <text:p>0.1129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244">
            <text:p>-1244</text:p>
          </table:table-cell>
          <table:table-cell office:value-type="float" office:value="-4780">
            <text:p>-4780</text:p>
          </table:table-cell>
          <table:table-cell office:value-type="float" office:value="26.79">
            <text:p>26.79</text:p>
          </table:table-cell>
          <table:table-cell office:value-type="float" office:value="25">
            <text:p>25</text:p>
          </table:table-cell>
          <table:table-cell office:value-type="float" office:value="-199">
            <text:p>-199</text:p>
          </table:table-cell>
          <table:table-cell office:value-type="string">
            <text:p>252<text:tab/><text:tab/><text:tab/><text:tab/></text:p>
          </table:table-cell>
          <table:table-cell table:number-columns-repeated="2"/>
          <table:table-cell table:formula="of:=IF(ABS(([.C112]-[.$I$2])/16384) &gt; 0.1; ([.C112]-[.$I$2])/16384; 0)" office:value-type="float" office:value="0">
            <text:p>0.00</text:p>
          </table:table-cell>
          <table:table-cell table:formula="of:=[.K111]+[.J112]" office:value-type="float" office:value="-2.41574331430288">
            <text:p>-2.42</text:p>
          </table:table-cell>
          <table:table-cell table:style-name="Default" table:number-columns-repeated="2"/>
          <table:table-cell table:formula="of:=([.C112]-[.$M$2])/16384" office:value-type="float" office:value="-0.0968643579727564">
            <text:p>-0.10</text:p>
          </table:table-cell>
          <table:table-cell table:formula="of:=AVERAGE([.N95:.N111])" office:value-type="float" office:value="-0.0987456769065799">
            <text:p>-0.10</text:p>
          </table:table-cell>
          <table:table-cell table:formula="of:=[.N112]-[.O112]" office:value-type="float" office:value="0.00188131893382351">
            <text:p>0.002</text:p>
          </table:table-cell>
          <table:table-cell table:formula="of:=[.Q111]+[.P112]" office:value-type="float" office:value="-0.786233340992647">
            <text:p>-0.786</text:p>
          </table:table-cell>
          <table:table-cell table:number-columns-repeated="6"/>
          <table:table-cell table:formula="of:=([.A112]-[.T$2])/16384" office:value-type="float" office:value="-0.0222543569711539">
            <text:p>-0.02</text:p>
          </table:table-cell>
          <table:table-cell table:formula="of:=IF(ABS(([.B112]-[.U$2])/16384) &gt; 0.1; ([.B112]-[.U$2])/16384; 0)" office:value-type="float" office:value="0">
            <text:p>0.00</text:p>
          </table:table-cell>
          <table:table-cell table:formula="of:=IF(ABS(([.C112]-[.V$2])/16384) &gt; 0.1; ([.C112]-[.V$2])/16384; 0)" office:value-type="float" office:value="0">
            <text:p>0.00</text:p>
          </table:table-cell>
          <table:table-cell/>
          <table:table-cell table:formula="of:=SQRT([.X112]*[.X112]+[.Y112]*[.Y112]+[.Z112]*[.Z112])" office:value-type="float" office:value="0.0222543569711539">
            <text:p>0.0223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1204">
            <text:p>-1204</text:p>
          </table:table-cell>
          <table:table-cell office:value-type="float" office:value="-4824">
            <text:p>-4824</text:p>
          </table:table-cell>
          <table:table-cell office:value-type="float" office:value="26.74">
            <text:p>26.74</text:p>
          </table:table-cell>
          <table:table-cell office:value-type="float" office:value="4">
            <text:p>4</text:p>
          </table:table-cell>
          <table:table-cell office:value-type="float" office:value="-326">
            <text:p>-326</text:p>
          </table:table-cell>
          <table:table-cell office:value-type="string">
            <text:p>229<text:tab/><text:tab/><text:tab/><text:tab/></text:p>
          </table:table-cell>
          <table:table-cell table:number-columns-repeated="2"/>
          <table:table-cell table:formula="of:=IF(ABS(([.C113]-[.$I$2])/16384) &gt; 0.1; ([.C113]-[.$I$2])/16384; 0)" office:value-type="float" office:value="0">
            <text:p>0.00</text:p>
          </table:table-cell>
          <table:table-cell table:formula="of:=[.K112]+[.J113]" office:value-type="float" office:value="-2.41574331430288">
            <text:p>-2.42</text:p>
          </table:table-cell>
          <table:table-cell table:style-name="Default" table:number-columns-repeated="2"/>
          <table:table-cell table:formula="of:=([.C113]-[.$M$2])/16384" office:value-type="float" office:value="-0.0995499048477564">
            <text:p>-0.10</text:p>
          </table:table-cell>
          <table:table-cell table:formula="of:=AVERAGE([.N96:.N112])" office:value-type="float" office:value="-0.100009463671286">
            <text:p>-0.10</text:p>
          </table:table-cell>
          <table:table-cell table:formula="of:=[.N113]-[.O113]" office:value-type="float" office:value="0.000459558823529396">
            <text:p>0.000</text:p>
          </table:table-cell>
          <table:table-cell table:formula="of:=[.Q112]+[.P113]" office:value-type="float" office:value="-0.785773782169118">
            <text:p>-0.786</text:p>
          </table:table-cell>
          <table:table-cell table:number-columns-repeated="6"/>
          <table:table-cell table:formula="of:=([.A113]-[.T$2])/16384" office:value-type="float" office:value="-0.0288461538461539">
            <text:p>-0.03</text:p>
          </table:table-cell>
          <table:table-cell table:formula="of:=IF(ABS(([.B113]-[.U$2])/16384) &gt; 0.1; ([.B113]-[.U$2])/16384; 0)" office:value-type="float" office:value="0">
            <text:p>0.00</text:p>
          </table:table-cell>
          <table:table-cell table:formula="of:=IF(ABS(([.C113]-[.V$2])/16384) &gt; 0.1; ([.C113]-[.V$2])/16384; 0)" office:value-type="float" office:value="0">
            <text:p>0.00</text:p>
          </table:table-cell>
          <table:table-cell/>
          <table:table-cell table:formula="of:=SQRT([.X113]*[.X113]+[.Y113]*[.Y113]+[.Z113]*[.Z113])" office:value-type="float" office:value="0.0288461538461539">
            <text:p>0.0288</text:p>
          </table:table-cell>
        </table:table-row>
        <table:table-row table:style-name="ro1">
          <table:table-cell office:value-type="float" office:value="15956">
            <text:p>15956</text:p>
          </table:table-cell>
          <table:table-cell office:value-type="float" office:value="-1320">
            <text:p>-1320</text:p>
          </table:table-cell>
          <table:table-cell office:value-type="float" office:value="-4660">
            <text:p>-4660</text:p>
          </table:table-cell>
          <table:table-cell office:value-type="float" office:value="26.74">
            <text:p>26.74</text:p>
          </table:table-cell>
          <table:table-cell office:value-type="float" office:value="-201">
            <text:p>-201</text:p>
          </table:table-cell>
          <table:table-cell office:value-type="float" office:value="439">
            <text:p>439</text:p>
          </table:table-cell>
          <table:table-cell office:value-type="string">
            <text:p>264<text:tab/><text:tab/><text:tab/><text:tab/></text:p>
          </table:table-cell>
          <table:table-cell table:number-columns-repeated="2"/>
          <table:table-cell table:formula="of:=IF(ABS(([.C114]-[.$I$2])/16384) &gt; 0.1; ([.C114]-[.$I$2])/16384; 0)" office:value-type="float" office:value="0">
            <text:p>0.00</text:p>
          </table:table-cell>
          <table:table-cell table:formula="of:=[.K113]+[.J114]" office:value-type="float" office:value="-2.41574331430288">
            <text:p>-2.42</text:p>
          </table:table-cell>
          <table:table-cell table:style-name="Default" table:number-columns-repeated="2"/>
          <table:table-cell table:formula="of:=([.C114]-[.$M$2])/16384" office:value-type="float" office:value="-0.0895401392227564">
            <text:p>-0.09</text:p>
          </table:table-cell>
          <table:table-cell table:formula="of:=AVERAGE([.N97:.N113])" office:value-type="float" office:value="-0.100741885546286">
            <text:p>-0.10</text:p>
          </table:table-cell>
          <table:table-cell table:formula="of:=[.N114]-[.O114]" office:value-type="float" office:value="0.0112017463235294">
            <text:p>0.011</text:p>
          </table:table-cell>
          <table:table-cell table:formula="of:=[.Q113]+[.P114]" office:value-type="float" office:value="-0.774572035845589">
            <text:p>-0.775</text:p>
          </table:table-cell>
          <table:table-cell table:number-columns-repeated="6"/>
          <table:table-cell table:formula="of:=([.A114]-[.T$2])/16384" office:value-type="float" office:value="-0.0217660757211539">
            <text:p>-0.02</text:p>
          </table:table-cell>
          <table:table-cell table:formula="of:=IF(ABS(([.B114]-[.U$2])/16384) &gt; 0.1; ([.B114]-[.U$2])/16384; 0)" office:value-type="float" office:value="0">
            <text:p>0.00</text:p>
          </table:table-cell>
          <table:table-cell table:formula="of:=IF(ABS(([.C114]-[.V$2])/16384) &gt; 0.1; ([.C114]-[.V$2])/16384; 0)" office:value-type="float" office:value="0">
            <text:p>0.00</text:p>
          </table:table-cell>
          <table:table-cell/>
          <table:table-cell table:formula="of:=SQRT([.X114]*[.X114]+[.Y114]*[.Y114]+[.Z114]*[.Z114])" office:value-type="float" office:value="0.0217660757211539">
            <text:p>0.0218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544">
            <text:p>-1544</text:p>
          </table:table-cell>
          <table:table-cell office:value-type="float" office:value="-4552">
            <text:p>-4552</text:p>
          </table:table-cell>
          <table:table-cell office:value-type="float" office:value="26.6">
            <text:p>26.6</text:p>
          </table:table-cell>
          <table:table-cell office:value-type="float" office:value="-460">
            <text:p>-460</text:p>
          </table:table-cell>
          <table:table-cell office:value-type="float" office:value="1045">
            <text:p>1045</text:p>
          </table:table-cell>
          <table:table-cell office:value-type="string">
            <text:p>354<text:tab/><text:tab/><text:tab/><text:tab/></text:p>
          </table:table-cell>
          <table:table-cell table:number-columns-repeated="2"/>
          <table:table-cell table:formula="of:=IF(ABS(([.C115]-[.$I$2])/16384) &gt; 0.1; ([.C115]-[.$I$2])/16384; 0)" office:value-type="float" office:value="0">
            <text:p>0.00</text:p>
          </table:table-cell>
          <table:table-cell table:formula="of:=[.K114]+[.J115]" office:value-type="float" office:value="-2.41574331430288">
            <text:p>-2.42</text:p>
          </table:table-cell>
          <table:table-cell table:style-name="Default" table:number-columns-repeated="2"/>
          <table:table-cell table:formula="of:=([.C115]-[.$M$2])/16384" office:value-type="float" office:value="-0.0829483423477564">
            <text:p>-0.08</text:p>
          </table:table-cell>
          <table:table-cell table:formula="of:=AVERAGE([.N98:.N114])" office:value-type="float" office:value="-0.100842414038933">
            <text:p>-0.10</text:p>
          </table:table-cell>
          <table:table-cell table:formula="of:=[.N115]-[.O115]" office:value-type="float" office:value="0.0178940716911765">
            <text:p>0.018</text:p>
          </table:table-cell>
          <table:table-cell table:formula="of:=[.Q114]+[.P115]" office:value-type="float" office:value="-0.756677964154412">
            <text:p>-0.757</text:p>
          </table:table-cell>
          <table:table-cell table:number-columns-repeated="6"/>
          <table:table-cell table:formula="of:=([.A115]-[.T$2])/16384" office:value-type="float" office:value="-0.0146859975961539">
            <text:p>-0.01</text:p>
          </table:table-cell>
          <table:table-cell table:formula="of:=IF(ABS(([.B115]-[.U$2])/16384) &gt; 0.1; ([.B115]-[.U$2])/16384; 0)" office:value-type="float" office:value="0">
            <text:p>0.00</text:p>
          </table:table-cell>
          <table:table-cell table:formula="of:=IF(ABS(([.C115]-[.V$2])/16384) &gt; 0.1; ([.C115]-[.V$2])/16384; 0)" office:value-type="float" office:value="0">
            <text:p>0.00</text:p>
          </table:table-cell>
          <table:table-cell/>
          <table:table-cell table:formula="of:=SQRT([.X115]*[.X115]+[.Y115]*[.Y115]+[.Z115]*[.Z115])" office:value-type="float" office:value="0.0146859975961539">
            <text:p>0.0147</text:p>
          </table:table-cell>
        </table:table-row>
        <table:table-row table:style-name="ro1">
          <table:table-cell office:value-type="float" office:value="15872">
            <text:p>15872</text:p>
          </table:table-cell>
          <table:table-cell office:value-type="float" office:value="-1592">
            <text:p>-1592</text:p>
          </table:table-cell>
          <table:table-cell office:value-type="float" office:value="-4152">
            <text:p>-4152</text:p>
          </table:table-cell>
          <table:table-cell office:value-type="float" office:value="26.79">
            <text:p>26.79</text:p>
          </table:table-cell>
          <table:table-cell office:value-type="float" office:value="-535">
            <text:p>-535</text:p>
          </table:table-cell>
          <table:table-cell office:value-type="float" office:value="1965">
            <text:p>1965</text:p>
          </table:table-cell>
          <table:table-cell office:value-type="string">
            <text:p>506<text:tab/><text:tab/><text:tab/><text:tab/></text:p>
          </table:table-cell>
          <table:table-cell table:number-columns-repeated="2"/>
          <table:table-cell table:formula="of:=IF(ABS(([.C116]-[.$I$2])/16384) &gt; 0.1; ([.C116]-[.$I$2])/16384; 0)" office:value-type="float" office:value="0">
            <text:p>0.00</text:p>
          </table:table-cell>
          <table:table-cell table:formula="of:=[.K115]+[.J116]" office:value-type="float" office:value="-2.41574331430288">
            <text:p>-2.42</text:p>
          </table:table-cell>
          <table:table-cell table:style-name="Default" table:number-columns-repeated="2"/>
          <table:table-cell table:formula="of:=([.C116]-[.$M$2])/16384" office:value-type="float" office:value="-0.0585342798477564">
            <text:p>-0.06</text:p>
          </table:table-cell>
          <table:table-cell table:formula="of:=AVERAGE([.N99:.N115])" office:value-type="float" office:value="-0.0999520188183446">
            <text:p>-0.10</text:p>
          </table:table-cell>
          <table:table-cell table:formula="of:=[.N116]-[.O116]" office:value-type="float" office:value="0.0414177389705882">
            <text:p>0.041</text:p>
          </table:table-cell>
          <table:table-cell table:formula="of:=[.Q115]+[.P116]" office:value-type="float" office:value="-0.715260225183824">
            <text:p>-0.715</text:p>
          </table:table-cell>
          <table:table-cell table:number-columns-repeated="6"/>
          <table:table-cell table:formula="of:=([.A116]-[.T$2])/16384" office:value-type="float" office:value="-0.0268930288461539">
            <text:p>-0.03</text:p>
          </table:table-cell>
          <table:table-cell table:formula="of:=IF(ABS(([.B116]-[.U$2])/16384) &gt; 0.1; ([.B116]-[.U$2])/16384; 0)" office:value-type="float" office:value="0">
            <text:p>0.00</text:p>
          </table:table-cell>
          <table:table-cell table:formula="of:=IF(ABS(([.C116]-[.V$2])/16384) &gt; 0.1; ([.C116]-[.V$2])/16384; 0)" office:value-type="float" office:value="0">
            <text:p>0.00</text:p>
          </table:table-cell>
          <table:table-cell/>
          <table:table-cell table:formula="of:=SQRT([.X116]*[.X116]+[.Y116]*[.Y116]+[.Z116]*[.Z116])" office:value-type="float" office:value="0.0268930288461539">
            <text:p>0.0269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-1804">
            <text:p>-1804</text:p>
          </table:table-cell>
          <table:table-cell office:value-type="float" office:value="-3508">
            <text:p>-3508</text:p>
          </table:table-cell>
          <table:table-cell office:value-type="float" office:value="26.74">
            <text:p>26.74</text:p>
          </table:table-cell>
          <table:table-cell office:value-type="float" office:value="-906">
            <text:p>-906</text:p>
          </table:table-cell>
          <table:table-cell office:value-type="float" office:value="-570">
            <text:p>-570</text:p>
          </table:table-cell>
          <table:table-cell office:value-type="string">
            <text:p>349<text:tab/><text:tab/><text:tab/><text:tab/></text:p>
          </table:table-cell>
          <table:table-cell/>
          <table:table-cell table:style-name="ce10"/>
          <table:table-cell table:formula="of:=IF(ABS(([.C117]-[.$I$2])/16384) &gt; 0.1; ([.C117]-[.$I$2])/16384; 0)" office:value-type="float" office:value="0">
            <text:p>0.00</text:p>
          </table:table-cell>
          <table:table-cell table:formula="of:=[.K116]+[.J117]" office:value-type="float" office:value="-2.41574331430288">
            <text:p>-2.42</text:p>
          </table:table-cell>
          <table:table-cell table:style-name="Default" table:number-columns-repeated="2"/>
          <table:table-cell table:formula="of:=([.C117]-[.$M$2])/16384" office:value-type="float" office:value="-0.0192276392227564">
            <text:p>-0.02</text:p>
          </table:table-cell>
          <table:table-cell table:formula="of:=AVERAGE([.N100:.N116])" office:value-type="float" office:value="-0.0979270877521682">
            <text:p>-0.10</text:p>
          </table:table-cell>
          <table:table-cell table:formula="of:=[.N117]-[.O117]" office:value-type="float" office:value="0.0786994485294118">
            <text:p>0.079</text:p>
          </table:table-cell>
          <table:table-cell table:formula="of:=[.Q116]+[.P117]" office:value-type="float" office:value="-0.636560776654412">
            <text:p>-0.637</text:p>
          </table:table-cell>
          <table:table-cell table:number-columns-repeated="6"/>
          <table:table-cell table:formula="of:=([.A117]-[.T$2])/16384" office:value-type="float" office:value="-0.0557016225961539">
            <text:p>-0.06</text:p>
          </table:table-cell>
          <table:table-cell table:formula="of:=IF(ABS(([.B117]-[.U$2])/16384) &gt; 0.1; ([.B117]-[.U$2])/16384; 0)" office:value-type="float" office:value="0">
            <text:p>0.00</text:p>
          </table:table-cell>
          <table:table-cell table:formula="of:=IF(ABS(([.C117]-[.V$2])/16384) &gt; 0.1; ([.C117]-[.V$2])/16384; 0)" office:value-type="float" office:value="0">
            <text:p>0.00</text:p>
          </table:table-cell>
          <table:table-cell/>
          <table:table-cell table:formula="of:=SQRT([.X117]*[.X117]+[.Y117]*[.Y117]+[.Z117]*[.Z117])" office:value-type="float" office:value="0.0557016225961539">
            <text:p>0.0557</text:p>
          </table:table-cell>
        </table:table-row>
        <table:table-row table:style-name="ro1">
          <table:table-cell office:value-type="float" office:value="18156">
            <text:p>18156</text:p>
          </table:table-cell>
          <table:table-cell office:value-type="float" office:value="0">
            <text:p>0</text:p>
          </table:table-cell>
          <table:table-cell office:value-type="float" office:value="-3824">
            <text:p>-3824</text:p>
          </table:table-cell>
          <table:table-cell office:value-type="float" office:value="26.74">
            <text:p>26.74</text:p>
          </table:table-cell>
          <table:table-cell office:value-type="float" office:value="-2346">
            <text:p>-2346</text:p>
          </table:table-cell>
          <table:table-cell office:value-type="float" office:value="-5405">
            <text:p>-5405</text:p>
          </table:table-cell>
          <table:table-cell office:value-type="string">
            <text:p>327<text:tab/><text:tab/><text:tab/><text:tab/></text:p>
          </table:table-cell>
          <table:table-cell table:number-columns-repeated="2"/>
          <table:table-cell table:formula="of:=IF(ABS(([.C118]-[.$I$2])/16384) &gt; 0.1; ([.C118]-[.$I$2])/16384; 0)" office:value-type="float" office:value="0">
            <text:p>0.00</text:p>
          </table:table-cell>
          <table:table-cell table:formula="of:=[.K117]+[.J118]" office:value-type="float" office:value="-2.41574331430288">
            <text:p>-2.42</text:p>
          </table:table-cell>
          <table:table-cell table:style-name="Default" table:number-columns-repeated="2"/>
          <table:table-cell table:formula="of:=([.C118]-[.$M$2])/16384" office:value-type="float" office:value="-0.0385147485977564">
            <text:p>-0.04</text:p>
          </table:table-cell>
          <table:table-cell table:formula="of:=AVERAGE([.N101:.N117])" office:value-type="float" office:value="-0.0931017201051093">
            <text:p>-0.09</text:p>
          </table:table-cell>
          <table:table-cell table:formula="of:=[.N118]-[.O118]" office:value-type="float" office:value="0.0545869715073529">
            <text:p>0.055</text:p>
          </table:table-cell>
          <table:table-cell table:formula="of:=[.Q117]+[.P118]" office:value-type="float" office:value="-0.581973805147059">
            <text:p>-0.582</text:p>
          </table:table-cell>
          <table:table-cell table:number-columns-repeated="6"/>
          <table:table-cell table:formula="of:=([.A118]-[.T$2])/16384" office:value-type="float" office:value="0.112511268028846">
            <text:p>0.11</text:p>
          </table:table-cell>
          <table:table-cell table:formula="of:=IF(ABS(([.B118]-[.U$2])/16384) &gt; 0.1; ([.B118]-[.U$2])/16384; 0)" office:value-type="float" office:value="0">
            <text:p>0.00</text:p>
          </table:table-cell>
          <table:table-cell table:formula="of:=IF(ABS(([.C118]-[.V$2])/16384) &gt; 0.1; ([.C118]-[.V$2])/16384; 0)" office:value-type="float" office:value="0">
            <text:p>0.00</text:p>
          </table:table-cell>
          <table:table-cell/>
          <table:table-cell table:formula="of:=SQRT([.X118]*[.X118]+[.Y118]*[.Y118]+[.Z118]*[.Z118])" office:value-type="float" office:value="0.112511268028846">
            <text:p>0.1125</text:p>
          </table:table-cell>
        </table:table-row>
        <table:table-row table:style-name="ro1">
          <table:table-cell office:value-type="float" office:value="17028">
            <text:p>17028</text:p>
          </table:table-cell>
          <table:table-cell office:value-type="float" office:value="-320">
            <text:p>-320</text:p>
          </table:table-cell>
          <table:table-cell office:value-type="float" office:value="-2356">
            <text:p>-2356</text:p>
          </table:table-cell>
          <table:table-cell office:value-type="float" office:value="26.74">
            <text:p>26.74</text:p>
          </table:table-cell>
          <table:table-cell office:value-type="float" office:value="-3706">
            <text:p>-3706</text:p>
          </table:table-cell>
          <table:table-cell office:value-type="float" office:value="-1059">
            <text:p>-1059</text:p>
          </table:table-cell>
          <table:table-cell office:value-type="string">
            <text:p>872<text:tab/><text:tab/><text:tab/><text:tab/></text:p>
          </table:table-cell>
          <table:table-cell table:number-columns-repeated="2"/>
          <table:table-cell table:formula="of:=IF(ABS(([.C119]-[.$I$2])/16384) &gt; 0.1; ([.C119]-[.$I$2])/16384; 0)" office:value-type="float" office:value="0">
            <text:p>0.00</text:p>
          </table:table-cell>
          <table:table-cell table:formula="of:=[.K118]+[.J119]" office:value-type="float" office:value="-2.41574331430288">
            <text:p>-2.42</text:p>
          </table:table-cell>
          <table:table-cell table:number-columns-repeated="2"/>
          <table:table-cell table:formula="of:=([.C119]-[.$M$2])/16384" office:value-type="float" office:value="0.0510848607772436">
            <text:p>0.05</text:p>
          </table:table-cell>
          <table:table-cell table:formula="of:=AVERAGE([.N102:.N118])" office:value-type="float" office:value="-0.0891236640389329">
            <text:p>-0.09</text:p>
          </table:table-cell>
          <table:table-cell table:formula="of:=[.N119]-[.O119]" office:value-type="float" office:value="0.140208524816176">
            <text:p>0.140</text:p>
          </table:table-cell>
          <table:table-cell table:formula="of:=[.Q118]+[.P119]" office:value-type="float" office:value="-0.441765280330883">
            <text:p>-0.442</text:p>
          </table:table-cell>
          <table:table-cell table:number-columns-repeated="6"/>
          <table:table-cell table:formula="of:=([.A119]-[.T$2])/16384" office:value-type="float" office:value="0.0436636117788461">
            <text:p>0.04</text:p>
          </table:table-cell>
          <table:table-cell table:formula="of:=IF(ABS(([.B119]-[.U$2])/16384) &gt; 0.1; ([.B119]-[.U$2])/16384; 0)" office:value-type="float" office:value="0">
            <text:p>0.00</text:p>
          </table:table-cell>
          <table:table-cell table:formula="of:=IF(ABS(([.C119]-[.V$2])/16384) &gt; 0.1; ([.C119]-[.V$2])/16384; 0)" office:value-type="float" office:value="0">
            <text:p>0.00</text:p>
          </table:table-cell>
          <table:table-cell/>
          <table:table-cell table:formula="of:=SQRT([.X119]*[.X119]+[.Y119]*[.Y119]+[.Z119]*[.Z119])" office:value-type="float" office:value="0.0436636117788461">
            <text:p>0.0437</text:p>
          </table:table-cell>
        </table:table-row>
        <table:table-row table:style-name="ro1">
          <table:table-cell office:value-type="float" office:value="15204">
            <text:p>15204</text:p>
          </table:table-cell>
          <table:table-cell office:value-type="float" office:value="-412">
            <text:p>-412</text:p>
          </table:table-cell>
          <table:table-cell office:value-type="float" office:value="-2056">
            <text:p>-2056</text:p>
          </table:table-cell>
          <table:table-cell office:value-type="float" office:value="26.74">
            <text:p>26.74</text:p>
          </table:table-cell>
          <table:table-cell office:value-type="float" office:value="-3411">
            <text:p>-3411</text:p>
          </table:table-cell>
          <table:table-cell office:value-type="float" office:value="2096">
            <text:p>2096</text:p>
          </table:table-cell>
          <table:table-cell office:value-type="string">
            <text:p>1444<text:tab/><text:tab/><text:tab/><text:tab/></text:p>
          </table:table-cell>
          <table:table-cell table:number-columns-repeated="2"/>
          <table:table-cell table:formula="of:=IF(ABS(([.C120]-[.$I$2])/16384) &gt; 0.1; ([.C120]-[.$I$2])/16384; 0)" office:value-type="float" office:value="0">
            <text:p>0.00</text:p>
          </table:table-cell>
          <table:table-cell table:formula="of:=[.K119]+[.J120]" office:value-type="float" office:value="-2.41574331430288">
            <text:p>-2.42</text:p>
          </table:table-cell>
          <table:table-cell table:number-columns-repeated="2"/>
          <table:table-cell table:formula="of:=([.C120]-[.$M$2])/16384" office:value-type="float" office:value="0.0693954076522436">
            <text:p>0.07</text:p>
          </table:table-cell>
          <table:table-cell table:formula="of:=AVERAGE([.N103:.N119])" office:value-type="float" office:value="-0.0801048221271682">
            <text:p>-0.08</text:p>
          </table:table-cell>
          <table:table-cell table:formula="of:=[.N120]-[.O120]" office:value-type="float" office:value="0.149500229779412">
            <text:p>0.150</text:p>
          </table:table-cell>
          <table:table-cell table:formula="of:=[.Q119]+[.P120]" office:value-type="float" office:value="-0.292265050551471">
            <text:p>-0.292</text:p>
          </table:table-cell>
          <table:table-cell table:number-columns-repeated="6"/>
          <table:table-cell table:formula="of:=([.A120]-[.T$2])/16384" office:value-type="float" office:value="-0.0676645132211539">
            <text:p>-0.07</text:p>
          </table:table-cell>
          <table:table-cell table:formula="of:=IF(ABS(([.B120]-[.U$2])/16384) &gt; 0.1; ([.B120]-[.U$2])/16384; 0)" office:value-type="float" office:value="0">
            <text:p>0.00</text:p>
          </table:table-cell>
          <table:table-cell table:formula="of:=IF(ABS(([.C120]-[.V$2])/16384) &gt; 0.1; ([.C120]-[.V$2])/16384; 0)" office:value-type="float" office:value="0">
            <text:p>0.00</text:p>
          </table:table-cell>
          <table:table-cell/>
          <table:table-cell table:formula="of:=SQRT([.X120]*[.X120]+[.Y120]*[.Y120]+[.Z120]*[.Z120])" office:value-type="float" office:value="0.0676645132211539">
            <text:p>0.0677</text:p>
          </table:table-cell>
        </table:table-row>
        <table:table-row table:style-name="ro1">
          <table:table-cell office:value-type="float" office:value="15976">
            <text:p>15976</text:p>
          </table:table-cell>
          <table:table-cell office:value-type="float" office:value="-524">
            <text:p>-524</text:p>
          </table:table-cell>
          <table:table-cell office:value-type="float" office:value="-2288">
            <text:p>-2288</text:p>
          </table:table-cell>
          <table:table-cell office:value-type="float" office:value="26.65">
            <text:p>26.65</text:p>
          </table:table-cell>
          <table:table-cell office:value-type="float" office:value="-2594">
            <text:p>-2594</text:p>
          </table:table-cell>
          <table:table-cell office:value-type="float" office:value="-998">
            <text:p>-998</text:p>
          </table:table-cell>
          <table:table-cell office:value-type="string">
            <text:p>942<text:tab/><text:tab/><text:tab/><text:tab/></text:p>
          </table:table-cell>
          <table:table-cell table:number-columns-repeated="2"/>
          <table:table-cell table:formula="of:=IF(ABS(([.C121]-[.$I$2])/16384) &gt; 0.1; ([.C121]-[.$I$2])/16384; 0)" office:value-type="float" office:value="0">
            <text:p>0.00</text:p>
          </table:table-cell>
          <table:table-cell table:formula="of:=[.K120]+[.J121]" office:value-type="float" office:value="-2.41574331430288">
            <text:p>-2.42</text:p>
          </table:table-cell>
          <table:table-cell table:number-columns-repeated="2"/>
          <table:table-cell table:formula="of:=([.C121]-[.$M$2])/16384" office:value-type="float" office:value="0.0552352514022436">
            <text:p>0.06</text:p>
          </table:table-cell>
          <table:table-cell table:formula="of:=AVERAGE([.N104:.N120])" office:value-type="float" office:value="-0.069893999516874">
            <text:p>-0.07</text:p>
          </table:table-cell>
          <table:table-cell table:formula="of:=[.N121]-[.O121]" office:value-type="float" office:value="0.125129250919118">
            <text:p>0.125</text:p>
          </table:table-cell>
          <table:table-cell table:formula="of:=[.Q120]+[.P121]" office:value-type="float" office:value="-0.167135799632353">
            <text:p>-0.167</text:p>
          </table:table-cell>
          <table:table-cell table:number-columns-repeated="6"/>
          <table:table-cell table:formula="of:=([.A121]-[.T$2])/16384" office:value-type="float" office:value="-0.0205453725961539">
            <text:p>-0.02</text:p>
          </table:table-cell>
          <table:table-cell table:formula="of:=IF(ABS(([.B121]-[.U$2])/16384) &gt; 0.1; ([.B121]-[.U$2])/16384; 0)" office:value-type="float" office:value="0">
            <text:p>0.00</text:p>
          </table:table-cell>
          <table:table-cell table:formula="of:=IF(ABS(([.C121]-[.V$2])/16384) &gt; 0.1; ([.C121]-[.V$2])/16384; 0)" office:value-type="float" office:value="0">
            <text:p>0.00</text:p>
          </table:table-cell>
          <table:table-cell/>
          <table:table-cell table:formula="of:=SQRT([.X121]*[.X121]+[.Y121]*[.Y121]+[.Z121]*[.Z121])" office:value-type="float" office:value="0.0205453725961539">
            <text:p>0.0205</text:p>
          </table:table-cell>
        </table:table-row>
        <table:table-row table:style-name="ro1">
          <table:table-cell office:value-type="float" office:value="16724">
            <text:p>16724</text:p>
          </table:table-cell>
          <table:table-cell office:value-type="float" office:value="-1144">
            <text:p>-1144</text:p>
          </table:table-cell>
          <table:table-cell office:value-type="float" office:value="-2852">
            <text:p>-2852</text:p>
          </table:table-cell>
          <table:table-cell office:value-type="float" office:value="26.79">
            <text:p>26.79</text:p>
          </table:table-cell>
          <table:table-cell office:value-type="float" office:value="-646">
            <text:p>-646</text:p>
          </table:table-cell>
          <table:table-cell office:value-type="float" office:value="-1410">
            <text:p>-1410</text:p>
          </table:table-cell>
          <table:table-cell office:value-type="string">
            <text:p>1071<text:tab/><text:tab/><text:tab/><text:tab/></text:p>
          </table:table-cell>
          <table:table-cell table:number-columns-repeated="2"/>
          <table:table-cell table:formula="of:=IF(ABS(([.C122]-[.$I$2])/16384) &gt; 0.1; ([.C122]-[.$I$2])/16384; 0)" office:value-type="float" office:value="0">
            <text:p>0.00</text:p>
          </table:table-cell>
          <table:table-cell table:formula="of:=[.K121]+[.J122]" office:value-type="float" office:value="-2.41574331430288">
            <text:p>-2.42</text:p>
          </table:table-cell>
          <table:table-cell table:number-columns-repeated="2"/>
          <table:table-cell table:formula="of:=([.C122]-[.$M$2])/16384" office:value-type="float" office:value="0.0208114232772436">
            <text:p>0.02</text:p>
          </table:table-cell>
          <table:table-cell table:formula="of:=AVERAGE([.N105:.N121])" office:value-type="float" office:value="-0.0614639673477564">
            <text:p>-0.06</text:p>
          </table:table-cell>
          <table:table-cell table:formula="of:=[.N122]-[.O122]" office:value-type="float" office:value="0.082275390625">
            <text:p>0.082</text:p>
          </table:table-cell>
          <table:table-cell table:formula="of:=[.Q121]+[.P122]" office:value-type="float" office:value="-0.0848604090073534">
            <text:p>-0.085</text:p>
          </table:table-cell>
          <table:table-cell table:number-columns-repeated="6"/>
          <table:table-cell table:formula="of:=([.A122]-[.T$2])/16384" office:value-type="float" office:value="0.0251089242788461">
            <text:p>0.03</text:p>
          </table:table-cell>
          <table:table-cell table:formula="of:=IF(ABS(([.B122]-[.U$2])/16384) &gt; 0.1; ([.B122]-[.U$2])/16384; 0)" office:value-type="float" office:value="0">
            <text:p>0.00</text:p>
          </table:table-cell>
          <table:table-cell table:formula="of:=IF(ABS(([.C122]-[.V$2])/16384) &gt; 0.1; ([.C122]-[.V$2])/16384; 0)" office:value-type="float" office:value="0">
            <text:p>0.00</text:p>
          </table:table-cell>
          <table:table-cell/>
          <table:table-cell table:formula="of:=SQRT([.X122]*[.X122]+[.Y122]*[.Y122]+[.Z122]*[.Z122])" office:value-type="float" office:value="0.0251089242788461">
            <text:p>0.0251</text:p>
          </table:table-cell>
        </table:table-row>
        <table:table-row table:style-name="ro1">
          <table:table-cell office:value-type="float" office:value="20088">
            <text:p>20088</text:p>
          </table:table-cell>
          <table:table-cell office:value-type="float" office:value="-588">
            <text:p>-588</text:p>
          </table:table-cell>
          <table:table-cell office:value-type="float" office:value="-4148">
            <text:p>-4148</text:p>
          </table:table-cell>
          <table:table-cell office:value-type="float" office:value="26.69">
            <text:p>26.69</text:p>
          </table:table-cell>
          <table:table-cell office:value-type="float" office:value="143">
            <text:p>143</text:p>
          </table:table-cell>
          <table:table-cell office:value-type="float" office:value="-2800">
            <text:p>-2800</text:p>
          </table:table-cell>
          <table:table-cell office:value-type="string">
            <text:p>1722<text:tab/><text:tab/><text:tab/><text:tab/></text:p>
          </table:table-cell>
          <table:table-cell table:number-columns-repeated="2"/>
          <table:table-cell table:formula="of:=IF(ABS(([.C123]-[.$I$2])/16384) &gt; 0.1; ([.C123]-[.$I$2])/16384; 0)" office:value-type="float" office:value="0">
            <text:p>0.00</text:p>
          </table:table-cell>
          <table:table-cell table:formula="of:=[.K122]+[.J123]" office:value-type="float" office:value="-2.41574331430288">
            <text:p>-2.42</text:p>
          </table:table-cell>
          <table:table-cell table:number-columns-repeated="2"/>
          <table:table-cell table:formula="of:=([.C123]-[.$M$2])/16384" office:value-type="float" office:value="-0.0582901392227564">
            <text:p>-0.06</text:p>
          </table:table-cell>
          <table:table-cell table:formula="of:=AVERAGE([.N106:.N122])" office:value-type="float" office:value="-0.0543551667962858">
            <text:p>-0.05</text:p>
          </table:table-cell>
          <table:table-cell table:formula="of:=[.N123]-[.O123]" office:value-type="float" office:value="-0.0039349724264706">
            <text:p>-0.004</text:p>
          </table:table-cell>
          <table:table-cell table:formula="of:=[.Q122]+[.P123]" office:value-type="float" office:value="-0.088795381433824">
            <text:p>-0.089</text:p>
          </table:table-cell>
          <table:table-cell table:number-columns-repeated="6"/>
          <table:table-cell table:formula="of:=([.A123]-[.T$2])/16384" office:value-type="float" office:value="0.230431189903846">
            <text:p>0.23</text:p>
          </table:table-cell>
          <table:table-cell table:formula="of:=IF(ABS(([.B123]-[.U$2])/16384) &gt; 0.1; ([.B123]-[.U$2])/16384; 0)" office:value-type="float" office:value="0">
            <text:p>0.00</text:p>
          </table:table-cell>
          <table:table-cell table:formula="of:=IF(ABS(([.C123]-[.V$2])/16384) &gt; 0.1; ([.C123]-[.V$2])/16384; 0)" office:value-type="float" office:value="0">
            <text:p>0.00</text:p>
          </table:table-cell>
          <table:table-cell/>
          <table:table-cell table:formula="of:=SQRT([.X123]*[.X123]+[.Y123]*[.Y123]+[.Z123]*[.Z123])" office:value-type="float" office:value="0.230431189903846">
            <text:p>0.2304</text:p>
          </table:table-cell>
        </table:table-row>
        <table:table-row table:style-name="ro1">
          <table:table-cell office:value-type="float" office:value="18216">
            <text:p>18216</text:p>
          </table:table-cell>
          <table:table-cell office:value-type="float" office:value="-1648">
            <text:p>-1648</text:p>
          </table:table-cell>
          <table:table-cell office:value-type="float" office:value="-7076">
            <text:p>-7076</text:p>
          </table:table-cell>
          <table:table-cell office:value-type="float" office:value="26.69">
            <text:p>26.69</text:p>
          </table:table-cell>
          <table:table-cell office:value-type="float" office:value="485">
            <text:p>485</text:p>
          </table:table-cell>
          <table:table-cell office:value-type="float" office:value="1079">
            <text:p>1079</text:p>
          </table:table-cell>
          <table:table-cell office:value-type="string">
            <text:p>928<text:tab/><text:tab/><text:tab/><text:tab/></text:p>
          </table:table-cell>
          <table:table-cell table:number-columns-repeated="2"/>
          <table:table-cell table:formula="of:=IF(ABS(([.C124]-[.$I$2])/16384) &gt; 0.1; ([.C124]-[.$I$2])/16384; 0)" office:value-type="float" office:value="-0.237001076722756">
            <text:p>-0.24</text:p>
          </table:table-cell>
          <table:table-cell table:formula="of:=[.K123]+[.J124]" office:value-type="float" office:value="-2.65274439102564">
            <text:p>-2.65</text:p>
          </table:table-cell>
          <table:table-cell table:number-columns-repeated="2"/>
          <table:table-cell table:formula="of:=([.C124]-[.$M$2])/16384" office:value-type="float" office:value="-0.237001076722756">
            <text:p>-0.24</text:p>
          </table:table-cell>
          <table:table-cell table:formula="of:=AVERAGE([.N107:.N123])" office:value-type="float" office:value="-0.051339312016874">
            <text:p>-0.05</text:p>
          </table:table-cell>
          <table:table-cell table:formula="of:=[.N124]-[.O124]" office:value-type="float" office:value="-0.185661764705882">
            <text:p>-0.186</text:p>
          </table:table-cell>
          <table:table-cell table:formula="of:=[.Q123]+[.P124]" office:value-type="float" office:value="-0.274457146139706">
            <text:p>-0.274</text:p>
          </table:table-cell>
          <table:table-cell table:number-columns-repeated="6"/>
          <table:table-cell table:formula="of:=([.A124]-[.T$2])/16384" office:value-type="float" office:value="0.116173377403846">
            <text:p>0.12</text:p>
          </table:table-cell>
          <table:table-cell table:formula="of:=IF(ABS(([.B124]-[.U$2])/16384) &gt; 0.1; ([.B124]-[.U$2])/16384; 0)" office:value-type="float" office:value="0">
            <text:p>0.00</text:p>
          </table:table-cell>
          <table:table-cell table:formula="of:=IF(ABS(([.C124]-[.V$2])/16384) &gt; 0.1; ([.C124]-[.V$2])/16384; 0)" office:value-type="float" office:value="-0.237001076722756">
            <text:p>-0.24</text:p>
          </table:table-cell>
          <table:table-cell/>
          <table:table-cell table:formula="of:=SQRT([.X124]*[.X124]+[.Y124]*[.Y124]+[.Z124]*[.Z124])" office:value-type="float" office:value="0.263942728608239">
            <text:p>0.2639</text:p>
          </table:table-cell>
        </table:table-row>
        <table:table-row table:style-name="ro1">
          <table:table-cell office:value-type="float" office:value="13524">
            <text:p>13524</text:p>
          </table:table-cell>
          <table:table-cell office:value-type="float" office:value="-2820">
            <text:p>-2820</text:p>
          </table:table-cell>
          <table:table-cell office:value-type="float" office:value="-5896">
            <text:p>-5896</text:p>
          </table:table-cell>
          <table:table-cell office:value-type="float" office:value="26.74">
            <text:p>26.74</text:p>
          </table:table-cell>
          <table:table-cell office:value-type="float" office:value="2022">
            <text:p>2022</text:p>
          </table:table-cell>
          <table:table-cell office:value-type="float" office:value="-384">
            <text:p>-384</text:p>
          </table:table-cell>
          <table:table-cell office:value-type="string">
            <text:p>126<text:tab/><text:tab/><text:tab/><text:tab/></text:p>
          </table:table-cell>
          <table:table-cell table:number-columns-repeated="2"/>
          <table:table-cell table:formula="of:=IF(ABS(([.C125]-[.$I$2])/16384) &gt; 0.1; ([.C125]-[.$I$2])/16384; 0)" office:value-type="float" office:value="-0.164979592347756">
            <text:p>-0.16</text:p>
          </table:table-cell>
          <table:table-cell table:formula="of:=[.K124]+[.J125]" office:value-type="float" office:value="-2.8177239833734">
            <text:p>-2.82</text:p>
          </table:table-cell>
          <table:table-cell table:number-columns-repeated="2"/>
          <table:table-cell table:formula="of:=([.C125]-[.$M$2])/16384" office:value-type="float" office:value="-0.164979592347756">
            <text:p>-0.16</text:p>
          </table:table-cell>
          <table:table-cell table:formula="of:=AVERAGE([.N108:.N124])" office:value-type="float" office:value="-0.0592523405095211">
            <text:p>-0.06</text:p>
          </table:table-cell>
          <table:table-cell table:formula="of:=[.N125]-[.O125]" office:value-type="float" office:value="-0.105727251838235">
            <text:p>-0.106</text:p>
          </table:table-cell>
          <table:table-cell table:formula="of:=[.Q124]+[.P125]" office:value-type="float" office:value="-0.380184397977942">
            <text:p>-0.380</text:p>
          </table:table-cell>
          <table:table-cell table:number-columns-repeated="6"/>
          <table:table-cell table:formula="of:=([.A125]-[.T$2])/16384" office:value-type="float" office:value="-0.170203575721154">
            <text:p>-0.17</text:p>
          </table:table-cell>
          <table:table-cell table:formula="of:=IF(ABS(([.B125]-[.U$2])/16384) &gt; 0.1; ([.B125]-[.U$2])/16384; 0)" office:value-type="float" office:value="0">
            <text:p>0.00</text:p>
          </table:table-cell>
          <table:table-cell table:formula="of:=IF(ABS(([.C125]-[.V$2])/16384) &gt; 0.1; ([.C125]-[.V$2])/16384; 0)" office:value-type="float" office:value="-0.164979592347756">
            <text:p>-0.16</text:p>
          </table:table-cell>
          <table:table-cell/>
          <table:table-cell table:formula="of:=SQRT([.X125]*[.X125]+[.Y125]*[.Y125]+[.Z125]*[.Z125])" office:value-type="float" office:value="0.237039075005575">
            <text:p>0.2370</text:p>
          </table:table-cell>
        </table:table-row>
        <table:table-row table:style-name="ro1">
          <table:table-cell office:value-type="float" office:value="16568">
            <text:p>16568</text:p>
          </table:table-cell>
          <table:table-cell office:value-type="float" office:value="-1428">
            <text:p>-1428</text:p>
          </table:table-cell>
          <table:table-cell office:value-type="float" office:value="-6056">
            <text:p>-6056</text:p>
          </table:table-cell>
          <table:table-cell office:value-type="float" office:value="26.79">
            <text:p>26.79</text:p>
          </table:table-cell>
          <table:table-cell office:value-type="float" office:value="858">
            <text:p>858</text:p>
          </table:table-cell>
          <table:table-cell office:value-type="float" office:value="-419">
            <text:p>-419</text:p>
          </table:table-cell>
          <table:table-cell office:value-type="string">
            <text:p>-35<text:tab/><text:tab/><text:tab/><text:tab/></text:p>
          </table:table-cell>
          <table:table-cell table:number-columns-repeated="2"/>
          <table:table-cell table:formula="of:=IF(ABS(([.C126]-[.$I$2])/16384) &gt; 0.1; ([.C126]-[.$I$2])/16384; 0)" office:value-type="float" office:value="-0.174745217347756">
            <text:p>-0.17</text:p>
          </table:table-cell>
          <table:table-cell table:formula="of:=[.K125]+[.J126]" office:value-type="float" office:value="-2.99246920072115">
            <text:p>-2.99</text:p>
          </table:table-cell>
          <table:table-cell table:number-columns-repeated="2"/>
          <table:table-cell table:formula="of:=([.C126]-[.$M$2])/16384" office:value-type="float" office:value="-0.174745217347756">
            <text:p>-0.17</text:p>
          </table:table-cell>
          <table:table-cell table:formula="of:=AVERAGE([.N109:.N125])" office:value-type="float" office:value="-0.0626846704727564">
            <text:p>-0.06</text:p>
          </table:table-cell>
          <table:table-cell table:formula="of:=[.N126]-[.O126]" office:value-type="float" office:value="-0.112060546875">
            <text:p>-0.112</text:p>
          </table:table-cell>
          <table:table-cell table:formula="of:=[.Q125]+[.P126]" office:value-type="float" office:value="-0.492244944852942">
            <text:p>-0.492</text:p>
          </table:table-cell>
          <table:table-cell table:number-columns-repeated="6"/>
          <table:table-cell table:formula="of:=([.A126]-[.T$2])/16384" office:value-type="float" office:value="0.0155874399038461">
            <text:p>0.02</text:p>
          </table:table-cell>
          <table:table-cell table:formula="of:=IF(ABS(([.B126]-[.U$2])/16384) &gt; 0.1; ([.B126]-[.U$2])/16384; 0)" office:value-type="float" office:value="0">
            <text:p>0.00</text:p>
          </table:table-cell>
          <table:table-cell table:formula="of:=IF(ABS(([.C126]-[.V$2])/16384) &gt; 0.1; ([.C126]-[.V$2])/16384; 0)" office:value-type="float" office:value="-0.174745217347756">
            <text:p>-0.17</text:p>
          </table:table-cell>
          <table:table-cell/>
          <table:table-cell table:formula="of:=SQRT([.X126]*[.X126]+[.Y126]*[.Y126]+[.Z126]*[.Z126])" office:value-type="float" office:value="0.175439047160747">
            <text:p>0.1754</text:p>
          </table:table-cell>
        </table:table-row>
        <table:table-row table:style-name="ro1">
          <table:table-cell office:value-type="float" office:value="13048">
            <text:p>13048</text:p>
          </table:table-cell>
          <table:table-cell office:value-type="float" office:value="-1944">
            <text:p>-1944</text:p>
          </table:table-cell>
          <table:table-cell office:value-type="float" office:value="-3484">
            <text:p>-3484</text:p>
          </table:table-cell>
          <table:table-cell office:value-type="float" office:value="26.65">
            <text:p>26.65</text:p>
          </table:table-cell>
          <table:table-cell office:value-type="float" office:value="-56">
            <text:p>-56</text:p>
          </table:table-cell>
          <table:table-cell office:value-type="float" office:value="-636">
            <text:p>-636</text:p>
          </table:table-cell>
          <table:table-cell office:value-type="string">
            <text:p>-133<text:tab/><text:tab/><text:tab/><text:tab/></text:p>
          </table:table-cell>
          <table:table-cell table:number-columns-repeated="2"/>
          <table:table-cell table:formula="of:=IF(ABS(([.C127]-[.$I$2])/16384) &gt; 0.1; ([.C127]-[.$I$2])/16384; 0)" office:value-type="float" office:value="0">
            <text:p>0.00</text:p>
          </table:table-cell>
          <table:table-cell table:formula="of:=[.K126]+[.J127]" office:value-type="float" office:value="-2.99246920072115">
            <text:p>-2.99</text:p>
          </table:table-cell>
          <table:table-cell table:number-columns-repeated="2"/>
          <table:table-cell table:formula="of:=([.C127]-[.$M$2])/16384" office:value-type="float" office:value="-0.0177627954727564">
            <text:p>-0.02</text:p>
          </table:table-cell>
          <table:table-cell table:formula="of:=AVERAGE([.N110:.N126])" office:value-type="float" office:value="-0.0668206998845211">
            <text:p>-0.07</text:p>
          </table:table-cell>
          <table:table-cell table:formula="of:=[.N127]-[.O127]" office:value-type="float" office:value="0.0490579044117647">
            <text:p>0.049</text:p>
          </table:table-cell>
          <table:table-cell table:formula="of:=[.Q126]+[.P127]" office:value-type="float" office:value="-0.443187040441177">
            <text:p>-0.443</text:p>
          </table:table-cell>
          <table:table-cell table:number-columns-repeated="6"/>
          <table:table-cell table:formula="of:=([.A127]-[.T$2])/16384" office:value-type="float" office:value="-0.199256310096154">
            <text:p>-0.20</text:p>
          </table:table-cell>
          <table:table-cell table:formula="of:=IF(ABS(([.B127]-[.U$2])/16384) &gt; 0.1; ([.B127]-[.U$2])/16384; 0)" office:value-type="float" office:value="0">
            <text:p>0.00</text:p>
          </table:table-cell>
          <table:table-cell table:formula="of:=IF(ABS(([.C127]-[.V$2])/16384) &gt; 0.1; ([.C127]-[.V$2])/16384; 0)" office:value-type="float" office:value="0">
            <text:p>0.00</text:p>
          </table:table-cell>
          <table:table-cell/>
          <table:table-cell table:formula="of:=SQRT([.X127]*[.X127]+[.Y127]*[.Y127]+[.Z127]*[.Z127])" office:value-type="float" office:value="0.199256310096154">
            <text:p>0.1993</text:p>
          </table:table-cell>
        </table:table-row>
        <table:table-row table:style-name="ro1">
          <table:table-cell office:value-type="float" office:value="15004">
            <text:p>15004</text:p>
          </table:table-cell>
          <table:table-cell office:value-type="float" office:value="-3132">
            <text:p>-3132</text:p>
          </table:table-cell>
          <table:table-cell office:value-type="float" office:value="-4104">
            <text:p>-4104</text:p>
          </table:table-cell>
          <table:table-cell office:value-type="float" office:value="26.74">
            <text:p>26.74</text:p>
          </table:table-cell>
          <table:table-cell office:value-type="float" office:value="-294">
            <text:p>-294</text:p>
          </table:table-cell>
          <table:table-cell office:value-type="float" office:value="-1863">
            <text:p>-1863</text:p>
          </table:table-cell>
          <table:table-cell office:value-type="string">
            <text:p>-111<text:tab/><text:tab/><text:tab/><text:tab/></text:p>
          </table:table-cell>
          <table:table-cell table:number-columns-repeated="2"/>
          <table:table-cell table:formula="of:=IF(ABS(([.C128]-[.$I$2])/16384) &gt; 0.1; ([.C128]-[.$I$2])/16384; 0)" office:value-type="float" office:value="0">
            <text:p>0.00</text:p>
          </table:table-cell>
          <table:table-cell table:formula="of:=[.K127]+[.J128]" office:value-type="float" office:value="-2.99246920072115">
            <text:p>-2.99</text:p>
          </table:table-cell>
          <table:table-cell table:number-columns-repeated="2"/>
          <table:table-cell table:formula="of:=([.C128]-[.$M$2])/16384" office:value-type="float" office:value="-0.0556045923477564">
            <text:p>-0.06</text:p>
          </table:table-cell>
          <table:table-cell table:formula="of:=AVERAGE([.N111:.N127])" office:value-type="float" office:value="-0.0618373588918741">
            <text:p>-0.06</text:p>
          </table:table-cell>
          <table:table-cell table:formula="of:=[.N128]-[.O128]" office:value-type="float" office:value="0.00623276654411763">
            <text:p>0.006</text:p>
          </table:table-cell>
          <table:table-cell table:formula="of:=[.Q127]+[.P128]" office:value-type="float" office:value="-0.436954273897059">
            <text:p>-0.437</text:p>
          </table:table-cell>
          <table:table-cell table:number-columns-repeated="6"/>
          <table:table-cell table:formula="of:=([.A128]-[.T$2])/16384" office:value-type="float" office:value="-0.0798715444711539">
            <text:p>-0.08</text:p>
          </table:table-cell>
          <table:table-cell table:formula="of:=IF(ABS(([.B128]-[.U$2])/16384) &gt; 0.1; ([.B128]-[.U$2])/16384; 0)" office:value-type="float" office:value="0">
            <text:p>0.00</text:p>
          </table:table-cell>
          <table:table-cell table:formula="of:=IF(ABS(([.C128]-[.V$2])/16384) &gt; 0.1; ([.C128]-[.V$2])/16384; 0)" office:value-type="float" office:value="0">
            <text:p>0.00</text:p>
          </table:table-cell>
          <table:table-cell/>
          <table:table-cell table:formula="of:=SQRT([.X128]*[.X128]+[.Y128]*[.Y128]+[.Z128]*[.Z128])" office:value-type="float" office:value="0.0798715444711539">
            <text:p>0.0799</text:p>
          </table:table-cell>
        </table:table-row>
        <table:table-row table:style-name="ro1">
          <table:table-cell office:value-type="float" office:value="15124">
            <text:p>15124</text:p>
          </table:table-cell>
          <table:table-cell office:value-type="float" office:value="-2724">
            <text:p>-2724</text:p>
          </table:table-cell>
          <table:table-cell office:value-type="float" office:value="-4196">
            <text:p>-4196</text:p>
          </table:table-cell>
          <table:table-cell office:value-type="float" office:value="26.69">
            <text:p>26.69</text:p>
          </table:table-cell>
          <table:table-cell office:value-type="float" office:value="778">
            <text:p>778</text:p>
          </table:table-cell>
          <table:table-cell office:value-type="float" office:value="-1877">
            <text:p>-1877</text:p>
          </table:table-cell>
          <table:table-cell office:value-type="string">
            <text:p>-1080<text:tab/><text:tab/><text:tab/><text:tab/></text:p>
          </table:table-cell>
          <table:table-cell table:number-columns-repeated="2"/>
          <table:table-cell table:formula="of:=IF(ABS(([.C129]-[.$I$2])/16384) &gt; 0.1; ([.C129]-[.$I$2])/16384; 0)" office:value-type="float" office:value="0">
            <text:p>0.00</text:p>
          </table:table-cell>
          <table:table-cell table:formula="of:=[.K128]+[.J129]" office:value-type="float" office:value="-2.99246920072115">
            <text:p>-2.99</text:p>
          </table:table-cell>
          <table:table-cell table:number-columns-repeated="2"/>
          <table:table-cell table:formula="of:=([.C129]-[.$M$2])/16384" office:value-type="float" office:value="-0.0612198267227564">
            <text:p>-0.06</text:p>
          </table:table-cell>
          <table:table-cell table:formula="of:=AVERAGE([.N112:.N128])" office:value-type="float" office:value="-0.0586491695536388">
            <text:p>-0.06</text:p>
          </table:table-cell>
          <table:table-cell table:formula="of:=[.N129]-[.O129]" office:value-type="float" office:value="-0.00257065716911766">
            <text:p>-0.003</text:p>
          </table:table-cell>
          <table:table-cell table:formula="of:=[.Q128]+[.P129]" office:value-type="float" office:value="-0.439524931066177">
            <text:p>-0.440</text:p>
          </table:table-cell>
          <table:table-cell table:number-columns-repeated="6"/>
          <table:table-cell table:formula="of:=([.A129]-[.T$2])/16384" office:value-type="float" office:value="-0.0725473257211539">
            <text:p>-0.07</text:p>
          </table:table-cell>
          <table:table-cell table:formula="of:=IF(ABS(([.B129]-[.U$2])/16384) &gt; 0.1; ([.B129]-[.U$2])/16384; 0)" office:value-type="float" office:value="0">
            <text:p>0.00</text:p>
          </table:table-cell>
          <table:table-cell table:formula="of:=IF(ABS(([.C129]-[.V$2])/16384) &gt; 0.1; ([.C129]-[.V$2])/16384; 0)" office:value-type="float" office:value="0">
            <text:p>0.00</text:p>
          </table:table-cell>
          <table:table-cell/>
          <table:table-cell table:formula="of:=SQRT([.X129]*[.X129]+[.Y129]*[.Y129]+[.Z129]*[.Z129])" office:value-type="float" office:value="0.0725473257211539">
            <text:p>0.0725</text:p>
          </table:table-cell>
        </table:table-row>
        <table:table-row table:style-name="ro1">
          <table:table-cell office:value-type="float" office:value="18428">
            <text:p>18428</text:p>
          </table:table-cell>
          <table:table-cell office:value-type="float" office:value="-1856">
            <text:p>-1856</text:p>
          </table:table-cell>
          <table:table-cell office:value-type="float" office:value="-4600">
            <text:p>-4600</text:p>
          </table:table-cell>
          <table:table-cell office:value-type="float" office:value="26.74">
            <text:p>26.74</text:p>
          </table:table-cell>
          <table:table-cell office:value-type="float" office:value="783">
            <text:p>783</text:p>
          </table:table-cell>
          <table:table-cell office:value-type="float" office:value="-304">
            <text:p>-304</text:p>
          </table:table-cell>
          <table:table-cell office:value-type="string">
            <text:p>-2229<text:tab/><text:tab/><text:tab/><text:tab/></text:p>
          </table:table-cell>
          <table:table-cell table:number-columns-repeated="2"/>
          <table:table-cell table:formula="of:=IF(ABS(([.C130]-[.$I$2])/16384) &gt; 0.1; ([.C130]-[.$I$2])/16384; 0)" office:value-type="float" office:value="0">
            <text:p>0.00</text:p>
          </table:table-cell>
          <table:table-cell table:formula="of:=[.K129]+[.J130]" office:value-type="float" office:value="-2.99246920072115">
            <text:p>-2.99</text:p>
          </table:table-cell>
          <table:table-cell table:number-columns-repeated="2"/>
          <table:table-cell table:formula="of:=([.C130]-[.$M$2])/16384" office:value-type="float" office:value="-0.0858780298477564">
            <text:p>-0.09</text:p>
          </table:table-cell>
          <table:table-cell table:formula="of:=AVERAGE([.N113:.N129])" office:value-type="float" office:value="-0.0565524324212858">
            <text:p>-0.06</text:p>
          </table:table-cell>
          <table:table-cell table:formula="of:=[.N130]-[.O130]" office:value-type="float" office:value="-0.0293255974264706">
            <text:p>-0.029</text:p>
          </table:table-cell>
          <table:table-cell table:formula="of:=[.Q129]+[.P130]" office:value-type="float" office:value="-0.468850528492648">
            <text:p>-0.469</text:p>
          </table:table-cell>
          <table:table-cell table:number-columns-repeated="6"/>
          <table:table-cell table:formula="of:=([.A130]-[.T$2])/16384" office:value-type="float" office:value="0.129112830528846">
            <text:p>0.13</text:p>
          </table:table-cell>
          <table:table-cell table:formula="of:=IF(ABS(([.B130]-[.U$2])/16384) &gt; 0.1; ([.B130]-[.U$2])/16384; 0)" office:value-type="float" office:value="0">
            <text:p>0.00</text:p>
          </table:table-cell>
          <table:table-cell table:formula="of:=IF(ABS(([.C130]-[.V$2])/16384) &gt; 0.1; ([.C130]-[.V$2])/16384; 0)" office:value-type="float" office:value="0">
            <text:p>0.00</text:p>
          </table:table-cell>
          <table:table-cell/>
          <table:table-cell table:formula="of:=SQRT([.X130]*[.X130]+[.Y130]*[.Y130]+[.Z130]*[.Z130])" office:value-type="float" office:value="0.129112830528846">
            <text:p>0.1291</text:p>
          </table:table-cell>
        </table:table-row>
        <table:table-row table:style-name="ro1">
          <table:table-cell office:value-type="float" office:value="17100">
            <text:p>17100</text:p>
          </table:table-cell>
          <table:table-cell office:value-type="float" office:value="-3304">
            <text:p>-3304</text:p>
          </table:table-cell>
          <table:table-cell office:value-type="float" office:value="-7460">
            <text:p>-7460</text:p>
          </table:table-cell>
          <table:table-cell office:value-type="float" office:value="26.69">
            <text:p>26.69</text:p>
          </table:table-cell>
          <table:table-cell office:value-type="float" office:value="-156">
            <text:p>-156</text:p>
          </table:table-cell>
          <table:table-cell office:value-type="float" office:value="3656">
            <text:p>3656</text:p>
          </table:table-cell>
          <table:table-cell office:value-type="string">
            <text:p>-2616<text:tab/><text:tab/><text:tab/><text:tab/></text:p>
          </table:table-cell>
          <table:table-cell table:number-columns-repeated="2"/>
          <table:table-cell table:formula="of:=IF(ABS(([.C131]-[.$I$2])/16384) &gt; 0.1; ([.C131]-[.$I$2])/16384; 0)" office:value-type="float" office:value="-0.260438576722756">
            <text:p>-0.26</text:p>
          </table:table-cell>
          <table:table-cell table:formula="of:=[.K130]+[.J131]" office:value-type="float" office:value="-3.25290777744391">
            <text:p>-3.25</text:p>
          </table:table-cell>
          <table:table-cell table:number-columns-repeated="2"/>
          <table:table-cell table:formula="of:=([.C131]-[.$M$2])/16384" office:value-type="float" office:value="-0.260438576722756">
            <text:p>-0.26</text:p>
          </table:table-cell>
          <table:table-cell table:formula="of:=AVERAGE([.N114:.N130])" office:value-type="float" office:value="-0.0557482044801094">
            <text:p>-0.06</text:p>
          </table:table-cell>
          <table:table-cell table:formula="of:=[.N131]-[.O131]" office:value-type="float" office:value="-0.204690372242647">
            <text:p>-0.205</text:p>
          </table:table-cell>
          <table:table-cell table:formula="of:=[.Q130]+[.P131]" office:value-type="float" office:value="-0.673540900735295">
            <text:p>-0.674</text:p>
          </table:table-cell>
          <table:table-cell table:number-columns-repeated="6"/>
          <table:table-cell table:formula="of:=([.A131]-[.T$2])/16384" office:value-type="float" office:value="0.0480581430288461">
            <text:p>0.05</text:p>
          </table:table-cell>
          <table:table-cell table:formula="of:=IF(ABS(([.B131]-[.U$2])/16384) &gt; 0.1; ([.B131]-[.U$2])/16384; 0)" office:value-type="float" office:value="-0.104780148237179">
            <text:p>-0.10</text:p>
          </table:table-cell>
          <table:table-cell table:formula="of:=IF(ABS(([.C131]-[.V$2])/16384) &gt; 0.1; ([.C131]-[.V$2])/16384; 0)" office:value-type="float" office:value="-0.260438576722756">
            <text:p>-0.26</text:p>
          </table:table-cell>
          <table:table-cell/>
          <table:table-cell table:formula="of:=SQRT([.X131]*[.X131]+[.Y131]*[.Y131]+[.Z131]*[.Z131])" office:value-type="float" office:value="0.284809966155262">
            <text:p>0.2848</text:p>
          </table:table-cell>
        </table:table-row>
        <table:table-row table:style-name="ro1">
          <table:table-cell office:value-type="float" office:value="14640">
            <text:p>14640</text:p>
          </table:table-cell>
          <table:table-cell office:value-type="float" office:value="1932">
            <text:p>1932</text:p>
          </table:table-cell>
          <table:table-cell office:value-type="float" office:value="-7544">
            <text:p>-7544</text:p>
          </table:table-cell>
          <table:table-cell office:value-type="float" office:value="26.74">
            <text:p>26.74</text:p>
          </table:table-cell>
          <table:table-cell office:value-type="float" office:value="409">
            <text:p>409</text:p>
          </table:table-cell>
          <table:table-cell office:value-type="float" office:value="690">
            <text:p>690</text:p>
          </table:table-cell>
          <table:table-cell office:value-type="string">
            <text:p>-260<text:tab/><text:tab/><text:tab/><text:tab/></text:p>
          </table:table-cell>
          <table:table-cell table:number-columns-repeated="2"/>
          <table:table-cell table:formula="of:=IF(ABS(([.C132]-[.$I$2])/16384) &gt; 0.1; ([.C132]-[.$I$2])/16384; 0)" office:value-type="float" office:value="-0.265565529847756">
            <text:p>-0.27</text:p>
          </table:table-cell>
          <table:table-cell table:formula="of:=[.K131]+[.J132]" office:value-type="float" office:value="-3.51847330729167">
            <text:p>-3.52</text:p>
          </table:table-cell>
          <table:table-cell table:number-columns-repeated="2"/>
          <table:table-cell table:formula="of:=([.C132]-[.$M$2])/16384" office:value-type="float" office:value="-0.265565529847756">
            <text:p>-0.27</text:p>
          </table:table-cell>
          <table:table-cell table:formula="of:=AVERAGE([.N115:.N131])" office:value-type="float" office:value="-0.0658010537448152">
            <text:p>-0.07</text:p>
          </table:table-cell>
          <table:table-cell table:formula="of:=[.N132]-[.O132]" office:value-type="float" office:value="-0.199764476102941">
            <text:p>-0.200</text:p>
          </table:table-cell>
          <table:table-cell table:formula="of:=[.Q131]+[.P132]" office:value-type="float" office:value="-0.873305376838236">
            <text:p>-0.873</text:p>
          </table:table-cell>
          <table:table-cell table:number-columns-repeated="6"/>
          <table:table-cell table:formula="of:=([.A132]-[.T$2])/16384" office:value-type="float" office:value="-0.102088341346154">
            <text:p>-0.10</text:p>
          </table:table-cell>
          <table:table-cell table:formula="of:=IF(ABS(([.B132]-[.U$2])/16384) &gt; 0.1; ([.B132]-[.U$2])/16384; 0)" office:value-type="float" office:value="0.21479992988782">
            <text:p>0.21</text:p>
          </table:table-cell>
          <table:table-cell table:formula="of:=IF(ABS(([.C132]-[.V$2])/16384) &gt; 0.1; ([.C132]-[.V$2])/16384; 0)" office:value-type="float" office:value="-0.265565529847756">
            <text:p>-0.27</text:p>
          </table:table-cell>
          <table:table-cell/>
          <table:table-cell table:formula="of:=SQRT([.X132]*[.X132]+[.Y132]*[.Y132]+[.Z132]*[.Z132])" office:value-type="float" office:value="0.356491360290738">
            <text:p>0.3565</text:p>
          </table:table-cell>
        </table:table-row>
        <table:table-row table:style-name="ro1">
          <table:table-cell office:value-type="float" office:value="15968">
            <text:p>15968</text:p>
          </table:table-cell>
          <table:table-cell office:value-type="float" office:value="592">
            <text:p>592</text:p>
          </table:table-cell>
          <table:table-cell office:value-type="float" office:value="-6292">
            <text:p>-6292</text:p>
          </table:table-cell>
          <table:table-cell office:value-type="float" office:value="26.74">
            <text:p>26.74</text:p>
          </table:table-cell>
          <table:table-cell office:value-type="float" office:value="-2586">
            <text:p>-2586</text:p>
          </table:table-cell>
          <table:table-cell office:value-type="float" office:value="966">
            <text:p>966</text:p>
          </table:table-cell>
          <table:table-cell office:value-type="string">
            <text:p>1299<text:tab/><text:tab/><text:tab/><text:tab/></text:p>
          </table:table-cell>
          <table:table-cell table:number-columns-repeated="2"/>
          <table:table-cell table:formula="of:=IF(ABS(([.C133]-[.$I$2])/16384) &gt; 0.1; ([.C133]-[.$I$2])/16384; 0)" office:value-type="float" office:value="-0.189149514222756">
            <text:p>-0.19</text:p>
          </table:table-cell>
          <table:table-cell table:formula="of:=[.K132]+[.J133]" office:value-type="float" office:value="-3.70762282151442">
            <text:p>-3.71</text:p>
          </table:table-cell>
          <table:table-cell table:number-columns-repeated="2"/>
          <table:table-cell table:formula="of:=([.C133]-[.$M$2])/16384" office:value-type="float" office:value="-0.189149514222756">
            <text:p>-0.19</text:p>
          </table:table-cell>
          <table:table-cell table:formula="of:=AVERAGE([.N116:.N132])" office:value-type="float" office:value="-0.0765432412448152">
            <text:p>-0.08</text:p>
          </table:table-cell>
          <table:table-cell table:formula="of:=[.N133]-[.O133]" office:value-type="float" office:value="-0.112606272977941">
            <text:p>-0.113</text:p>
          </table:table-cell>
          <table:table-cell table:formula="of:=[.Q132]+[.P133]" office:value-type="float" office:value="-0.985911649816177">
            <text:p>-0.986</text:p>
          </table:table-cell>
          <table:table-cell table:number-columns-repeated="6"/>
          <table:table-cell table:formula="of:=([.A133]-[.T$2])/16384" office:value-type="float" office:value="-0.0210336538461539">
            <text:p>-0.02</text:p>
          </table:table-cell>
          <table:table-cell table:formula="of:=IF(ABS(([.B133]-[.U$2])/16384) &gt; 0.1; ([.B133]-[.U$2])/16384; 0)" office:value-type="float" office:value="0.133012820512821">
            <text:p>0.13</text:p>
          </table:table-cell>
          <table:table-cell table:formula="of:=IF(ABS(([.C133]-[.V$2])/16384) &gt; 0.1; ([.C133]-[.V$2])/16384; 0)" office:value-type="float" office:value="-0.189149514222756">
            <text:p>-0.19</text:p>
          </table:table-cell>
          <table:table-cell/>
          <table:table-cell table:formula="of:=SQRT([.X133]*[.X133]+[.Y133]*[.Y133]+[.Z133]*[.Z133])" office:value-type="float" office:value="0.232190361009238">
            <text:p>0.2322</text:p>
          </table:table-cell>
        </table:table-row>
        <table:table-row table:style-name="ro1">
          <table:table-cell office:value-type="float" office:value="11676">
            <text:p>11676</text:p>
          </table:table-cell>
          <table:table-cell office:value-type="float" office:value="-688">
            <text:p>-688</text:p>
          </table:table-cell>
          <table:table-cell office:value-type="float" office:value="-2848">
            <text:p>-2848</text:p>
          </table:table-cell>
          <table:table-cell office:value-type="float" office:value="26.69">
            <text:p>26.69</text:p>
          </table:table-cell>
          <table:table-cell office:value-type="float" office:value="-1668">
            <text:p>-1668</text:p>
          </table:table-cell>
          <table:table-cell office:value-type="float" office:value="618">
            <text:p>618</text:p>
          </table:table-cell>
          <table:table-cell office:value-type="string">
            <text:p>1986<text:tab/><text:tab/><text:tab/><text:tab/></text:p>
          </table:table-cell>
          <table:table-cell table:number-columns-repeated="2"/>
          <table:table-cell table:formula="of:=IF(ABS(([.C134]-[.$I$2])/16384) &gt; 0.1; ([.C134]-[.$I$2])/16384; 0)" office:value-type="float" office:value="0">
            <text:p>0.00</text:p>
          </table:table-cell>
          <table:table-cell table:formula="of:=[.K133]+[.J134]" office:value-type="float" office:value="-3.70762282151442">
            <text:p>-3.71</text:p>
          </table:table-cell>
          <table:table-cell table:number-columns-repeated="2"/>
          <table:table-cell table:formula="of:=([.C134]-[.$M$2])/16384" office:value-type="float" office:value="0.0210555639022436">
            <text:p>0.02</text:p>
          </table:table-cell>
          <table:table-cell table:formula="of:=AVERAGE([.N117:.N133])" office:value-type="float" office:value="-0.0842264903256976">
            <text:p>-0.08</text:p>
          </table:table-cell>
          <table:table-cell table:formula="of:=[.N134]-[.O134]" office:value-type="float" office:value="0.105282054227941">
            <text:p>0.105</text:p>
          </table:table-cell>
          <table:table-cell table:formula="of:=[.Q133]+[.P134]" office:value-type="float" office:value="-0.880629595588236">
            <text:p>-0.881</text:p>
          </table:table-cell>
          <table:table-cell table:number-columns-repeated="6"/>
          <table:table-cell table:formula="of:=([.A134]-[.T$2])/16384" office:value-type="float" office:value="-0.282996544471154">
            <text:p>-0.28</text:p>
          </table:table-cell>
          <table:table-cell table:formula="of:=IF(ABS(([.B134]-[.U$2])/16384) &gt; 0.1; ([.B134]-[.U$2])/16384; 0)" office:value-type="float" office:value="0">
            <text:p>0.00</text:p>
          </table:table-cell>
          <table:table-cell table:formula="of:=IF(ABS(([.C134]-[.V$2])/16384) &gt; 0.1; ([.C134]-[.V$2])/16384; 0)" office:value-type="float" office:value="0">
            <text:p>0.00</text:p>
          </table:table-cell>
          <table:table-cell/>
          <table:table-cell table:formula="of:=SQRT([.X134]*[.X134]+[.Y134]*[.Y134]+[.Z134]*[.Z134])" office:value-type="float" office:value="0.282996544471154">
            <text:p>0.2830</text:p>
          </table:table-cell>
        </table:table-row>
        <table:table-row table:style-name="ro1">
          <table:table-cell office:value-type="float" office:value="15228">
            <text:p>15228</text:p>
          </table:table-cell>
          <table:table-cell office:value-type="float" office:value="-628">
            <text:p>-628</text:p>
          </table:table-cell>
          <table:table-cell office:value-type="float" office:value="-3380">
            <text:p>-3380</text:p>
          </table:table-cell>
          <table:table-cell office:value-type="float" office:value="26.6">
            <text:p>26.6</text:p>
          </table:table-cell>
          <table:table-cell office:value-type="float" office:value="944">
            <text:p>944</text:p>
          </table:table-cell>
          <table:table-cell office:value-type="float" office:value="-2026">
            <text:p>-2026</text:p>
          </table:table-cell>
          <table:table-cell office:value-type="string">
            <text:p>841<text:tab/><text:tab/><text:tab/><text:tab/></text:p>
          </table:table-cell>
          <table:table-cell table:number-columns-repeated="2"/>
          <table:table-cell table:formula="of:=IF(ABS(([.C135]-[.$I$2])/16384) &gt; 0.1; ([.C135]-[.$I$2])/16384; 0)" office:value-type="float" office:value="0">
            <text:p>0.00</text:p>
          </table:table-cell>
          <table:table-cell table:formula="of:=[.K134]+[.J135]" office:value-type="float" office:value="-3.70762282151442">
            <text:p>-3.71</text:p>
          </table:table-cell>
          <table:table-cell table:number-columns-repeated="2"/>
          <table:table-cell table:formula="of:=([.C135]-[.$M$2])/16384" office:value-type="float" office:value="-0.0114151392227564">
            <text:p>-0.01</text:p>
          </table:table-cell>
          <table:table-cell table:formula="of:=AVERAGE([.N118:.N134])" office:value-type="float" office:value="-0.081856890141874">
            <text:p>-0.08</text:p>
          </table:table-cell>
          <table:table-cell table:formula="of:=[.N135]-[.O135]" office:value-type="float" office:value="0.0704417509191176">
            <text:p>0.070</text:p>
          </table:table-cell>
          <table:table-cell table:formula="of:=[.Q134]+[.P135]" office:value-type="float" office:value="-0.810187844669118">
            <text:p>-0.810</text:p>
          </table:table-cell>
          <table:table-cell table:number-columns-repeated="6"/>
          <table:table-cell table:formula="of:=([.A135]-[.T$2])/16384" office:value-type="float" office:value="-0.0661996694711539">
            <text:p>-0.07</text:p>
          </table:table-cell>
          <table:table-cell table:formula="of:=IF(ABS(([.B135]-[.U$2])/16384) &gt; 0.1; ([.B135]-[.U$2])/16384; 0)" office:value-type="float" office:value="0">
            <text:p>0.00</text:p>
          </table:table-cell>
          <table:table-cell table:formula="of:=IF(ABS(([.C135]-[.V$2])/16384) &gt; 0.1; ([.C135]-[.V$2])/16384; 0)" office:value-type="float" office:value="0">
            <text:p>0.00</text:p>
          </table:table-cell>
          <table:table-cell/>
          <table:table-cell table:formula="of:=SQRT([.X135]*[.X135]+[.Y135]*[.Y135]+[.Z135]*[.Z135])" office:value-type="float" office:value="0.0661996694711539">
            <text:p>0.0662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-408">
            <text:p>-408</text:p>
          </table:table-cell>
          <table:table-cell office:value-type="float" office:value="-3112">
            <text:p>-3112</text:p>
          </table:table-cell>
          <table:table-cell office:value-type="float" office:value="26.74">
            <text:p>26.74</text:p>
          </table:table-cell>
          <table:table-cell office:value-type="float" office:value="1514">
            <text:p>1514</text:p>
          </table:table-cell>
          <table:table-cell office:value-type="float" office:value="-644">
            <text:p>-644</text:p>
          </table:table-cell>
          <table:table-cell office:value-type="string">
            <text:p>338<text:tab/><text:tab/><text:tab/><text:tab/></text:p>
          </table:table-cell>
          <table:table-cell table:number-columns-repeated="2"/>
          <table:table-cell table:formula="of:=IF(ABS(([.C136]-[.$I$2])/16384) &gt; 0.1; ([.C136]-[.$I$2])/16384; 0)" office:value-type="float" office:value="0">
            <text:p>0.00</text:p>
          </table:table-cell>
          <table:table-cell table:formula="of:=[.K135]+[.J136]" office:value-type="float" office:value="-3.70762282151442">
            <text:p>-3.71</text:p>
          </table:table-cell>
          <table:table-cell table:number-columns-repeated="2"/>
          <table:table-cell table:formula="of:=([.C136]-[.$M$2])/16384" office:value-type="float" office:value="0.00494228265224359">
            <text:p>0.00</text:p>
          </table:table-cell>
          <table:table-cell table:formula="of:=AVERAGE([.N119:.N135])" office:value-type="float" office:value="-0.0802627954727564">
            <text:p>-0.08</text:p>
          </table:table-cell>
          <table:table-cell table:formula="of:=[.N136]-[.O136]" office:value-type="float" office:value="0.085205078125">
            <text:p>0.085</text:p>
          </table:table-cell>
          <table:table-cell table:formula="of:=[.Q135]+[.P136]" office:value-type="float" office:value="-0.724982766544118">
            <text:p>-0.725</text:p>
          </table:table-cell>
          <table:table-cell table:number-columns-repeated="6"/>
          <table:table-cell table:formula="of:=([.A136]-[.T$2])/16384" office:value-type="float" office:value="-0.107459435096154">
            <text:p>-0.11</text:p>
          </table:table-cell>
          <table:table-cell table:formula="of:=IF(ABS(([.B136]-[.U$2])/16384) &gt; 0.1; ([.B136]-[.U$2])/16384; 0)" office:value-type="float" office:value="0">
            <text:p>0.00</text:p>
          </table:table-cell>
          <table:table-cell table:formula="of:=IF(ABS(([.C136]-[.V$2])/16384) &gt; 0.1; ([.C136]-[.V$2])/16384; 0)" office:value-type="float" office:value="0">
            <text:p>0.00</text:p>
          </table:table-cell>
          <table:table-cell/>
          <table:table-cell table:formula="of:=SQRT([.X136]*[.X136]+[.Y136]*[.Y136]+[.Z136]*[.Z136])" office:value-type="float" office:value="0.107459435096154">
            <text:p>0.1075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office:value-type="float" office:value="-376">
            <text:p>-376</text:p>
          </table:table-cell>
          <table:table-cell office:value-type="float" office:value="-5128">
            <text:p>-5128</text:p>
          </table:table-cell>
          <table:table-cell office:value-type="float" office:value="26.69">
            <text:p>26.69</text:p>
          </table:table-cell>
          <table:table-cell office:value-type="float" office:value="3127">
            <text:p>3127</text:p>
          </table:table-cell>
          <table:table-cell office:value-type="float" office:value="-1950">
            <text:p>-1950</text:p>
          </table:table-cell>
          <table:table-cell office:value-type="string">
            <text:p>623<text:tab/><text:tab/><text:tab/><text:tab/></text:p>
          </table:table-cell>
          <table:table-cell table:number-columns-repeated="2"/>
          <table:table-cell table:formula="of:=IF(ABS(([.C137]-[.$I$2])/16384) &gt; 0.1; ([.C137]-[.$I$2])/16384; 0)" office:value-type="float" office:value="-0.118104592347756">
            <text:p>-0.12</text:p>
          </table:table-cell>
          <table:table-cell table:formula="of:=[.K136]+[.J137]" office:value-type="float" office:value="-3.82572741386218">
            <text:p>-3.83</text:p>
          </table:table-cell>
          <table:table-cell table:number-columns-repeated="2"/>
          <table:table-cell table:formula="of:=([.C137]-[.$M$2])/16384" office:value-type="float" office:value="-0.118104592347756">
            <text:p>-0.12</text:p>
          </table:table-cell>
          <table:table-cell table:formula="of:=AVERAGE([.N120:.N136])" office:value-type="float" office:value="-0.082977064774227">
            <text:p>-0.08</text:p>
          </table:table-cell>
          <table:table-cell table:formula="of:=[.N137]-[.O137]" office:value-type="float" office:value="-0.0351275275735294">
            <text:p>-0.035</text:p>
          </table:table-cell>
          <table:table-cell table:formula="of:=[.Q136]+[.P137]" office:value-type="float" office:value="-0.760110294117648">
            <text:p>-0.760</text:p>
          </table:table-cell>
          <table:table-cell table:number-columns-repeated="6"/>
          <table:table-cell table:formula="of:=([.A137]-[.T$2])/16384" office:value-type="float" office:value="0.209435096153846">
            <text:p>0.21</text:p>
          </table:table-cell>
          <table:table-cell table:formula="of:=IF(ABS(([.B137]-[.U$2])/16384) &gt; 0.1; ([.B137]-[.U$2])/16384; 0)" office:value-type="float" office:value="0">
            <text:p>0.00</text:p>
          </table:table-cell>
          <table:table-cell table:formula="of:=IF(ABS(([.C137]-[.V$2])/16384) &gt; 0.1; ([.C137]-[.V$2])/16384; 0)" office:value-type="float" office:value="-0.118104592347756">
            <text:p>-0.12</text:p>
          </table:table-cell>
          <table:table-cell/>
          <table:table-cell table:formula="of:=SQRT([.X137]*[.X137]+[.Y137]*[.Y137]+[.Z137]*[.Z137])" office:value-type="float" office:value="0.240440749946012">
            <text:p>0.2404</text:p>
          </table:table-cell>
        </table:table-row>
        <table:table-row table:style-name="ro1">
          <table:table-cell office:value-type="float" office:value="18784">
            <text:p>18784</text:p>
          </table:table-cell>
          <table:table-cell office:value-type="float" office:value="-2824">
            <text:p>-2824</text:p>
          </table:table-cell>
          <table:table-cell office:value-type="float" office:value="-8556">
            <text:p>-8556</text:p>
          </table:table-cell>
          <table:table-cell office:value-type="float" office:value="26.65">
            <text:p>26.65</text:p>
          </table:table-cell>
          <table:table-cell office:value-type="float" office:value="3804">
            <text:p>3804</text:p>
          </table:table-cell>
          <table:table-cell office:value-type="float" office:value="3971">
            <text:p>3971</text:p>
          </table:table-cell>
          <table:table-cell office:value-type="string">
            <text:p>939<text:tab/><text:tab/><text:tab/><text:tab/></text:p>
          </table:table-cell>
          <table:table-cell table:number-columns-repeated="2"/>
          <table:table-cell table:formula="of:=IF(ABS(([.C138]-[.$I$2])/16384) &gt; 0.1; ([.C138]-[.$I$2])/16384; 0)" office:value-type="float" office:value="-0.327333107972756">
            <text:p>-0.33</text:p>
          </table:table-cell>
          <table:table-cell table:formula="of:=[.K137]+[.J138]" office:value-type="float" office:value="-4.15306052183494">
            <text:p>-4.15</text:p>
          </table:table-cell>
          <table:table-cell table:number-columns-repeated="2"/>
          <table:table-cell table:formula="of:=([.C138]-[.$M$2])/16384" office:value-type="float" office:value="-0.327333107972756">
            <text:p>-0.33</text:p>
          </table:table-cell>
          <table:table-cell table:formula="of:=AVERAGE([.N121:.N137])" office:value-type="float" office:value="-0.0940064765389329">
            <text:p>-0.09</text:p>
          </table:table-cell>
          <table:table-cell table:formula="of:=[.N138]-[.O138]" office:value-type="float" office:value="-0.233326631433823">
            <text:p>-0.233</text:p>
          </table:table-cell>
          <table:table-cell table:formula="of:=[.Q137]+[.P138]" office:value-type="float" office:value="-0.993436925551471">
            <text:p>-0.993</text:p>
          </table:table-cell>
          <table:table-cell table:number-columns-repeated="6"/>
          <table:table-cell table:formula="of:=([.A138]-[.T$2])/16384" office:value-type="float" office:value="0.150841346153846">
            <text:p>0.15</text:p>
          </table:table-cell>
          <table:table-cell table:formula="of:=IF(ABS(([.B138]-[.U$2])/16384) &gt; 0.1; ([.B138]-[.U$2])/16384; 0)" office:value-type="float" office:value="0">
            <text:p>0.00</text:p>
          </table:table-cell>
          <table:table-cell table:formula="of:=IF(ABS(([.C138]-[.V$2])/16384) &gt; 0.1; ([.C138]-[.V$2])/16384; 0)" office:value-type="float" office:value="-0.327333107972756">
            <text:p>-0.33</text:p>
          </table:table-cell>
          <table:table-cell/>
          <table:table-cell table:formula="of:=SQRT([.X138]*[.X138]+[.Y138]*[.Y138]+[.Z138]*[.Z138])" office:value-type="float" office:value="0.360416530259932">
            <text:p>0.3604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5316">
            <text:p>-5316</text:p>
          </table:table-cell>
          <table:table-cell office:value-type="float" office:value="-6724">
            <text:p>-6724</text:p>
          </table:table-cell>
          <table:table-cell office:value-type="float" office:value="26.65">
            <text:p>26.65</text:p>
          </table:table-cell>
          <table:table-cell office:value-type="float" office:value="3206">
            <text:p>3206</text:p>
          </table:table-cell>
          <table:table-cell office:value-type="float" office:value="-2191">
            <text:p>-2191</text:p>
          </table:table-cell>
          <table:table-cell office:value-type="string">
            <text:p>197<text:tab/><text:tab/><text:tab/><text:tab/></text:p>
          </table:table-cell>
          <table:table-cell table:number-columns-repeated="2"/>
          <table:table-cell table:formula="of:=IF(ABS(([.C139]-[.$I$2])/16384) &gt; 0.1; ([.C139]-[.$I$2])/16384; 0)" office:value-type="float" office:value="-0.215516701722756">
            <text:p>-0.22</text:p>
          </table:table-cell>
          <table:table-cell table:formula="of:=[.K138]+[.J139]" office:value-type="float" office:value="-4.36857722355769">
            <text:p>-4.37</text:p>
          </table:table-cell>
          <table:table-cell table:number-columns-repeated="2"/>
          <table:table-cell table:formula="of:=([.C139]-[.$M$2])/16384" office:value-type="float" office:value="-0.215516701722756">
            <text:p>-0.22</text:p>
          </table:table-cell>
          <table:table-cell table:formula="of:=AVERAGE([.N122:.N138])" office:value-type="float" office:value="-0.116510497678639">
            <text:p>-0.12</text:p>
          </table:table-cell>
          <table:table-cell table:formula="of:=[.N139]-[.O139]" office:value-type="float" office:value="-0.0990062040441177">
            <text:p>-0.099</text:p>
          </table:table-cell>
          <table:table-cell table:formula="of:=[.Q138]+[.P139]" office:value-type="float" office:value="-1.09244312959559">
            <text:p>-1.092</text:p>
          </table:table-cell>
          <table:table-cell table:number-columns-repeated="6"/>
          <table:table-cell table:formula="of:=([.A139]-[.T$2])/16384" office:value-type="float" office:value="-0.0381234975961539">
            <text:p>-0.04</text:p>
          </table:table-cell>
          <table:table-cell table:formula="of:=IF(ABS(([.B139]-[.U$2])/16384) &gt; 0.1; ([.B139]-[.U$2])/16384; 0)" office:value-type="float" office:value="-0.227582882612179">
            <text:p>-0.23</text:p>
          </table:table-cell>
          <table:table-cell table:formula="of:=IF(ABS(([.C139]-[.V$2])/16384) &gt; 0.1; ([.C139]-[.V$2])/16384; 0)" office:value-type="float" office:value="-0.215516701722756">
            <text:p>-0.22</text:p>
          </table:table-cell>
          <table:table-cell/>
          <table:table-cell table:formula="of:=SQRT([.X139]*[.X139]+[.Y139]*[.Y139]+[.Z139]*[.Z139])" office:value-type="float" office:value="0.315744862584474">
            <text:p>0.3157</text:p>
          </table:table-cell>
        </table:table-row>
        <table:table-row table:style-name="ro1">
          <table:table-cell office:value-type="float" office:value="15780">
            <text:p>15780</text:p>
          </table:table-cell>
          <table:table-cell office:value-type="float" office:value="-540">
            <text:p>-540</text:p>
          </table:table-cell>
          <table:table-cell office:value-type="float" office:value="-5004">
            <text:p>-5004</text:p>
          </table:table-cell>
          <table:table-cell office:value-type="float" office:value="26.6">
            <text:p>26.6</text:p>
          </table:table-cell>
          <table:table-cell office:value-type="float" office:value="1132">
            <text:p>1132</text:p>
          </table:table-cell>
          <table:table-cell office:value-type="float" office:value="1392">
            <text:p>1392</text:p>
          </table:table-cell>
          <table:table-cell office:value-type="string">
            <text:p>-2137<text:tab/><text:tab/><text:tab/><text:tab/></text:p>
          </table:table-cell>
          <table:table-cell table:number-columns-repeated="2"/>
          <table:table-cell table:formula="of:=IF(ABS(([.C140]-[.$I$2])/16384) &gt; 0.1; ([.C140]-[.$I$2])/16384; 0)" office:value-type="float" office:value="-0.110536232972756">
            <text:p>-0.11</text:p>
          </table:table-cell>
          <table:table-cell table:formula="of:=[.K139]+[.J140]" office:value-type="float" office:value="-4.47911345653045">
            <text:p>-4.48</text:p>
          </table:table-cell>
          <table:table-cell table:number-columns-repeated="2"/>
          <table:table-cell table:formula="of:=([.C140]-[.$M$2])/16384" office:value-type="float" office:value="-0.110536232972756">
            <text:p>-0.11</text:p>
          </table:table-cell>
          <table:table-cell table:formula="of:=AVERAGE([.N123:.N139])" office:value-type="float" office:value="-0.130412152090403">
            <text:p>-0.13</text:p>
          </table:table-cell>
          <table:table-cell table:formula="of:=[.N140]-[.O140]" office:value-type="float" office:value="0.019875919117647">
            <text:p>0.020</text:p>
          </table:table-cell>
          <table:table-cell table:formula="of:=[.Q139]+[.P140]" office:value-type="float" office:value="-1.07256721047794">
            <text:p>-1.073</text:p>
          </table:table-cell>
          <table:table-cell table:number-columns-repeated="6"/>
          <table:table-cell table:formula="of:=([.A140]-[.T$2])/16384" office:value-type="float" office:value="-0.0325082632211539">
            <text:p>-0.03</text:p>
          </table:table-cell>
          <table:table-cell table:formula="of:=IF(ABS(([.B140]-[.U$2])/16384) &gt; 0.1; ([.B140]-[.U$2])/16384; 0)" office:value-type="float" office:value="0">
            <text:p>0.00</text:p>
          </table:table-cell>
          <table:table-cell table:formula="of:=IF(ABS(([.C140]-[.V$2])/16384) &gt; 0.1; ([.C140]-[.V$2])/16384; 0)" office:value-type="float" office:value="-0.110536232972756">
            <text:p>-0.11</text:p>
          </table:table-cell>
          <table:table-cell/>
          <table:table-cell table:formula="of:=SQRT([.X140]*[.X140]+[.Y140]*[.Y140]+[.Z140]*[.Z140])" office:value-type="float" office:value="0.115217385743052">
            <text:p>0.1152</text:p>
          </table:table-cell>
        </table:table-row>
        <table:table-row table:style-name="ro1">
          <table:table-cell office:value-type="float" office:value="11140">
            <text:p>11140</text:p>
          </table:table-cell>
          <table:table-cell office:value-type="float" office:value="-868">
            <text:p>-868</text:p>
          </table:table-cell>
          <table:table-cell office:value-type="float" office:value="-1940">
            <text:p>-1940</text:p>
          </table:table-cell>
          <table:table-cell office:value-type="float" office:value="26.6">
            <text:p>26.6</text:p>
          </table:table-cell>
          <table:table-cell office:value-type="float" office:value="760">
            <text:p>760</text:p>
          </table:table-cell>
          <table:table-cell office:value-type="float" office:value="668">
            <text:p>668</text:p>
          </table:table-cell>
          <table:table-cell office:value-type="string">
            <text:p>-1281<text:tab/><text:tab/><text:tab/><text:tab/></text:p>
          </table:table-cell>
          <table:table-cell table:number-columns-repeated="2"/>
          <table:table-cell table:formula="of:=IF(ABS(([.C141]-[.$I$2])/16384) &gt; 0.1; ([.C141]-[.$I$2])/16384; 0)" office:value-type="float" office:value="0">
            <text:p>0.00</text:p>
          </table:table-cell>
          <table:table-cell table:formula="of:=[.K140]+[.J141]" office:value-type="float" office:value="-4.47911345653045">
            <text:p>-4.48</text:p>
          </table:table-cell>
          <table:table-cell table:number-columns-repeated="2"/>
          <table:table-cell table:formula="of:=([.C141]-[.$M$2])/16384" office:value-type="float" office:value="0.0764754857772436">
            <text:p>0.08</text:p>
          </table:table-cell>
          <table:table-cell table:formula="of:=AVERAGE([.N124:.N140])" office:value-type="float" office:value="-0.133485451722756">
            <text:p>-0.13</text:p>
          </table:table-cell>
          <table:table-cell table:formula="of:=[.N141]-[.O141]" office:value-type="float" office:value="0.2099609375">
            <text:p>0.210</text:p>
          </table:table-cell>
          <table:table-cell table:formula="of:=[.Q140]+[.P141]" office:value-type="float" office:value="-0.862606272977942">
            <text:p>-0.863</text:p>
          </table:table-cell>
          <table:table-cell table:number-columns-repeated="6"/>
          <table:table-cell table:formula="of:=([.A141]-[.T$2])/16384" office:value-type="float" office:value="-0.315711388221154">
            <text:p>-0.32</text:p>
          </table:table-cell>
          <table:table-cell table:formula="of:=IF(ABS(([.B141]-[.U$2])/16384) &gt; 0.1; ([.B141]-[.U$2])/16384; 0)" office:value-type="float" office:value="0">
            <text:p>0.00</text:p>
          </table:table-cell>
          <table:table-cell table:formula="of:=IF(ABS(([.C141]-[.V$2])/16384) &gt; 0.1; ([.C141]-[.V$2])/16384; 0)" office:value-type="float" office:value="0">
            <text:p>0.00</text:p>
          </table:table-cell>
          <table:table-cell/>
          <table:table-cell table:formula="of:=SQRT([.X141]*[.X141]+[.Y141]*[.Y141]+[.Z141]*[.Z141])" office:value-type="float" office:value="0.315711388221154">
            <text:p>0.3157</text:p>
          </table:table-cell>
        </table:table-row>
        <table:table-row table:style-name="ro1">
          <table:table-cell office:value-type="float" office:value="14148">
            <text:p>14148</text:p>
          </table:table-cell>
          <table:table-cell office:value-type="float" office:value="-2356">
            <text:p>-2356</text:p>
          </table:table-cell>
          <table:table-cell office:value-type="float" office:value="-2496">
            <text:p>-2496</text:p>
          </table:table-cell>
          <table:table-cell office:value-type="float" office:value="26.65">
            <text:p>26.65</text:p>
          </table:table-cell>
          <table:table-cell office:value-type="float" office:value="88">
            <text:p>88</text:p>
          </table:table-cell>
          <table:table-cell office:value-type="float" office:value="-1909">
            <text:p>-1909</text:p>
          </table:table-cell>
          <table:table-cell office:value-type="string">
            <text:p>-155<text:tab/><text:tab/><text:tab/><text:tab/></text:p>
          </table:table-cell>
          <table:table-cell table:number-columns-repeated="2"/>
          <table:table-cell table:formula="of:=IF(ABS(([.C142]-[.$I$2])/16384) &gt; 0.1; ([.C142]-[.$I$2])/16384; 0)" office:value-type="float" office:value="0">
            <text:p>0.00</text:p>
          </table:table-cell>
          <table:table-cell table:formula="of:=[.K141]+[.J142]" office:value-type="float" office:value="-4.47911345653045">
            <text:p>-4.48</text:p>
          </table:table-cell>
          <table:table-cell table:number-columns-repeated="2"/>
          <table:table-cell table:formula="of:=([.C142]-[.$M$2])/16384" office:value-type="float" office:value="0.0425399389022436">
            <text:p>0.04</text:p>
          </table:table-cell>
          <table:table-cell table:formula="of:=AVERAGE([.N125:.N141])" office:value-type="float" office:value="-0.115045653928639">
            <text:p>-0.12</text:p>
          </table:table-cell>
          <table:table-cell table:formula="of:=[.N142]-[.O142]" office:value-type="float" office:value="0.157585592830882">
            <text:p>0.158</text:p>
          </table:table-cell>
          <table:table-cell table:formula="of:=[.Q141]+[.P142]" office:value-type="float" office:value="-0.70502068014706">
            <text:p>-0.705</text:p>
          </table:table-cell>
          <table:table-cell table:number-columns-repeated="6"/>
          <table:table-cell table:formula="of:=([.A142]-[.T$2])/16384" office:value-type="float" office:value="-0.132117638221154">
            <text:p>-0.13</text:p>
          </table:table-cell>
          <table:table-cell table:formula="of:=IF(ABS(([.B142]-[.U$2])/16384) &gt; 0.1; ([.B142]-[.U$2])/16384; 0)" office:value-type="float" office:value="0">
            <text:p>0.00</text:p>
          </table:table-cell>
          <table:table-cell table:formula="of:=IF(ABS(([.C142]-[.V$2])/16384) &gt; 0.1; ([.C142]-[.V$2])/16384; 0)" office:value-type="float" office:value="0">
            <text:p>0.00</text:p>
          </table:table-cell>
          <table:table-cell/>
          <table:table-cell table:formula="of:=SQRT([.X142]*[.X142]+[.Y142]*[.Y142]+[.Z142]*[.Z142])" office:value-type="float" office:value="0.132117638221154">
            <text:p>0.1321</text:p>
          </table:table-cell>
        </table:table-row>
        <table:table-row table:style-name="ro1">
          <table:table-cell office:value-type="float" office:value="18340">
            <text:p>18340</text:p>
          </table:table-cell>
          <table:table-cell office:value-type="float" office:value="-2388">
            <text:p>-2388</text:p>
          </table:table-cell>
          <table:table-cell office:value-type="float" office:value="-4392">
            <text:p>-4392</text:p>
          </table:table-cell>
          <table:table-cell office:value-type="float" office:value="26.6">
            <text:p>26.6</text:p>
          </table:table-cell>
          <table:table-cell office:value-type="float" office:value="758">
            <text:p>758</text:p>
          </table:table-cell>
          <table:table-cell office:value-type="float" office:value="-6399">
            <text:p>-6399</text:p>
          </table:table-cell>
          <table:table-cell office:value-type="string">
            <text:p>-548<text:tab/><text:tab/><text:tab/><text:tab/></text:p>
          </table:table-cell>
          <table:table-cell table:number-columns-repeated="2"/>
          <table:table-cell table:formula="of:=IF(ABS(([.C143]-[.$I$2])/16384) &gt; 0.1; ([.C143]-[.$I$2])/16384; 0)" office:value-type="float" office:value="0">
            <text:p>0.00</text:p>
          </table:table-cell>
          <table:table-cell table:formula="of:=[.K142]+[.J143]" office:value-type="float" office:value="-4.47911345653045">
            <text:p>-4.48</text:p>
          </table:table-cell>
          <table:table-cell table:number-columns-repeated="2"/>
          <table:table-cell table:formula="of:=([.C143]-[.$M$2])/16384" office:value-type="float" office:value="-0.0731827173477564">
            <text:p>-0.07</text:p>
          </table:table-cell>
          <table:table-cell table:formula="of:=AVERAGE([.N126:.N142])" office:value-type="float" office:value="-0.102838622678639">
            <text:p>-0.10</text:p>
          </table:table-cell>
          <table:table-cell table:formula="of:=[.N143]-[.O143]" office:value-type="float" office:value="0.0296559053308823">
            <text:p>0.030</text:p>
          </table:table-cell>
          <table:table-cell table:formula="of:=[.Q142]+[.P143]" office:value-type="float" office:value="-0.675364774816177">
            <text:p>-0.675</text:p>
          </table:table-cell>
          <table:table-cell table:number-columns-repeated="6"/>
          <table:table-cell table:formula="of:=([.A143]-[.T$2])/16384" office:value-type="float" office:value="0.123741736778846">
            <text:p>0.12</text:p>
          </table:table-cell>
          <table:table-cell table:formula="of:=IF(ABS(([.B143]-[.U$2])/16384) &gt; 0.1; ([.B143]-[.U$2])/16384; 0)" office:value-type="float" office:value="0">
            <text:p>0.00</text:p>
          </table:table-cell>
          <table:table-cell table:formula="of:=IF(ABS(([.C143]-[.V$2])/16384) &gt; 0.1; ([.C143]-[.V$2])/16384; 0)" office:value-type="float" office:value="0">
            <text:p>0.00</text:p>
          </table:table-cell>
          <table:table-cell/>
          <table:table-cell table:formula="of:=SQRT([.X143]*[.X143]+[.Y143]*[.Y143]+[.Z143]*[.Z143])" office:value-type="float" office:value="0.123741736778846">
            <text:p>0.1237</text:p>
          </table:table-cell>
        </table:table-row>
        <table:table-row table:style-name="ro1">
          <table:table-cell office:value-type="float" office:value="21856">
            <text:p>21856</text:p>
          </table:table-cell>
          <table:table-cell office:value-type="float" office:value="-276">
            <text:p>-276</text:p>
          </table:table-cell>
          <table:table-cell office:value-type="float" office:value="-6680">
            <text:p>-6680</text:p>
          </table:table-cell>
          <table:table-cell office:value-type="float" office:value="26.6">
            <text:p>26.6</text:p>
          </table:table-cell>
          <table:table-cell office:value-type="float" office:value="1094">
            <text:p>1094</text:p>
          </table:table-cell>
          <table:table-cell office:value-type="float" office:value="-980">
            <text:p>-980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IF(ABS(([.C144]-[.$I$2])/16384) &gt; 0.1; ([.C144]-[.$I$2])/16384; 0)" office:value-type="float" office:value="-0.212831154847756">
            <text:p>-0.21</text:p>
          </table:table-cell>
          <table:table-cell table:formula="of:=[.K143]+[.J144]" office:value-type="float" office:value="-4.69194461137821">
            <text:p>-4.69</text:p>
          </table:table-cell>
          <table:table-cell table:number-columns-repeated="2"/>
          <table:table-cell table:formula="of:=([.C144]-[.$M$2])/16384" office:value-type="float" office:value="-0.212831154847756">
            <text:p>-0.21</text:p>
          </table:table-cell>
          <table:table-cell table:formula="of:=AVERAGE([.N127:.N143])" office:value-type="float" office:value="-0.0968643579727564">
            <text:p>-0.10</text:p>
          </table:table-cell>
          <table:table-cell table:formula="of:=[.N144]-[.O144]" office:value-type="float" office:value="-0.115966796875">
            <text:p>-0.116</text:p>
          </table:table-cell>
          <table:table-cell table:formula="of:=[.Q143]+[.P144]" office:value-type="float" office:value="-0.791331571691177">
            <text:p>-0.791</text:p>
          </table:table-cell>
          <table:table-cell table:number-columns-repeated="6"/>
          <table:table-cell table:formula="of:=([.A144]-[.T$2])/16384" office:value-type="float" office:value="0.338341346153846">
            <text:p>0.34</text:p>
          </table:table-cell>
          <table:table-cell table:formula="of:=IF(ABS(([.B144]-[.U$2])/16384) &gt; 0.1; ([.B144]-[.U$2])/16384; 0)" office:value-type="float" office:value="0">
            <text:p>0.00</text:p>
          </table:table-cell>
          <table:table-cell table:formula="of:=IF(ABS(([.C144]-[.V$2])/16384) &gt; 0.1; ([.C144]-[.V$2])/16384; 0)" office:value-type="float" office:value="-0.212831154847756">
            <text:p>-0.21</text:p>
          </table:table-cell>
          <table:table-cell/>
          <table:table-cell table:formula="of:=SQRT([.X144]*[.X144]+[.Y144]*[.Y144]+[.Z144]*[.Z144])" office:value-type="float" office:value="0.399714857105695">
            <text:p>0.3997</text:p>
          </table:table-cell>
        </table:table-row>
        <table:table-row table:style-name="ro1">
          <table:table-cell office:value-type="float" office:value="15196">
            <text:p>15196</text:p>
          </table:table-cell>
          <table:table-cell office:value-type="float" office:value="-460">
            <text:p>-460</text:p>
          </table:table-cell>
          <table:table-cell office:value-type="float" office:value="-7452">
            <text:p>-7452</text:p>
          </table:table-cell>
          <table:table-cell office:value-type="float" office:value="26.6">
            <text:p>26.6</text:p>
          </table:table-cell>
          <table:table-cell office:value-type="float" office:value="-1384">
            <text:p>-1384</text:p>
          </table:table-cell>
          <table:table-cell office:value-type="float" office:value="2256">
            <text:p>2256</text:p>
          </table:table-cell>
          <table:table-cell office:value-type="string">
            <text:p>1415<text:tab/><text:tab/><text:tab/><text:tab/></text:p>
          </table:table-cell>
          <table:table-cell table:number-columns-repeated="2"/>
          <table:table-cell table:formula="of:=IF(ABS(([.C145]-[.$I$2])/16384) &gt; 0.1; ([.C145]-[.$I$2])/16384; 0)" office:value-type="float" office:value="-0.259950295472756">
            <text:p>-0.26</text:p>
          </table:table-cell>
          <table:table-cell table:formula="of:=[.K144]+[.J145]" office:value-type="float" office:value="-4.95189490685096">
            <text:p>-4.95</text:p>
          </table:table-cell>
          <table:table-cell table:number-columns-repeated="2"/>
          <table:table-cell table:formula="of:=([.C145]-[.$M$2])/16384" office:value-type="float" office:value="-0.259950295472756">
            <text:p>-0.26</text:p>
          </table:table-cell>
          <table:table-cell table:formula="of:=AVERAGE([.N128:.N144])" office:value-type="float" office:value="-0.108338967347756">
            <text:p>-0.11</text:p>
          </table:table-cell>
          <table:table-cell table:formula="of:=[.N145]-[.O145]" office:value-type="float" office:value="-0.151611328125">
            <text:p>-0.152</text:p>
          </table:table-cell>
          <table:table-cell table:formula="of:=[.Q144]+[.P145]" office:value-type="float" office:value="-0.942942899816177">
            <text:p>-0.943</text:p>
          </table:table-cell>
          <table:table-cell table:number-columns-repeated="6"/>
          <table:table-cell table:formula="of:=([.A145]-[.T$2])/16384" office:value-type="float" office:value="-0.0681527944711539">
            <text:p>-0.07</text:p>
          </table:table-cell>
          <table:table-cell table:formula="of:=IF(ABS(([.B145]-[.U$2])/16384) &gt; 0.1; ([.B145]-[.U$2])/16384; 0)" office:value-type="float" office:value="0">
            <text:p>0.00</text:p>
          </table:table-cell>
          <table:table-cell table:formula="of:=IF(ABS(([.C145]-[.V$2])/16384) &gt; 0.1; ([.C145]-[.V$2])/16384; 0)" office:value-type="float" office:value="-0.259950295472756">
            <text:p>-0.26</text:p>
          </table:table-cell>
          <table:table-cell/>
          <table:table-cell table:formula="of:=SQRT([.X145]*[.X145]+[.Y145]*[.Y145]+[.Z145]*[.Z145])" office:value-type="float" office:value="0.268735854531175">
            <text:p>0.2687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120">
            <text:p>120</text:p>
          </table:table-cell>
          <table:table-cell office:value-type="float" office:value="-6676">
            <text:p>-6676</text:p>
          </table:table-cell>
          <table:table-cell office:value-type="float" office:value="26.69">
            <text:p>26.69</text:p>
          </table:table-cell>
          <table:table-cell office:value-type="float" office:value="-3085">
            <text:p>-3085</text:p>
          </table:table-cell>
          <table:table-cell office:value-type="float" office:value="429">
            <text:p>429</text:p>
          </table:table-cell>
          <table:table-cell office:value-type="string">
            <text:p>1851<text:tab/><text:tab/><text:tab/><text:tab/></text:p>
          </table:table-cell>
          <table:table-cell table:number-columns-repeated="2"/>
          <table:table-cell table:formula="of:=IF(ABS(([.C146]-[.$I$2])/16384) &gt; 0.1; ([.C146]-[.$I$2])/16384; 0)" office:value-type="float" office:value="-0.212587014222756">
            <text:p>-0.21</text:p>
          </table:table-cell>
          <table:table-cell table:formula="of:=[.K145]+[.J146]" office:value-type="float" office:value="-5.16448192107372">
            <text:p>-5.16</text:p>
          </table:table-cell>
          <table:table-cell table:number-columns-repeated="2"/>
          <table:table-cell table:formula="of:=([.C146]-[.$M$2])/16384" office:value-type="float" office:value="-0.212587014222756">
            <text:p>-0.21</text:p>
          </table:table-cell>
          <table:table-cell table:formula="of:=AVERAGE([.N129:.N145])" office:value-type="float" office:value="-0.120359302825698">
            <text:p>-0.12</text:p>
          </table:table-cell>
          <table:table-cell table:formula="of:=[.N146]-[.O146]" office:value-type="float" office:value="-0.0922277113970588">
            <text:p>-0.092</text:p>
          </table:table-cell>
          <table:table-cell table:formula="of:=[.Q145]+[.P146]" office:value-type="float" office:value="-1.03517061121324">
            <text:p>-1.035</text:p>
          </table:table-cell>
          <table:table-cell table:number-columns-repeated="6"/>
          <table:table-cell table:formula="of:=([.A146]-[.T$2])/16384" office:value-type="float" office:value="-0.0303109975961539">
            <text:p>-0.03</text:p>
          </table:table-cell>
          <table:table-cell table:formula="of:=IF(ABS(([.B146]-[.U$2])/16384) &gt; 0.1; ([.B146]-[.U$2])/16384; 0)" office:value-type="float" office:value="0.104204226762821">
            <text:p>0.10</text:p>
          </table:table-cell>
          <table:table-cell table:formula="of:=IF(ABS(([.C146]-[.V$2])/16384) &gt; 0.1; ([.C146]-[.V$2])/16384; 0)" office:value-type="float" office:value="-0.212587014222756">
            <text:p>-0.21</text:p>
          </table:table-cell>
          <table:table-cell/>
          <table:table-cell table:formula="of:=SQRT([.X146]*[.X146]+[.Y146]*[.Y146]+[.Z146]*[.Z146])" office:value-type="float" office:value="0.238684972435756">
            <text:p>0.2387</text:p>
          </table:table-cell>
        </table:table-row>
        <table:table-row table:style-name="ro1">
          <table:table-cell office:value-type="float" office:value="11892">
            <text:p>11892</text:p>
          </table:table-cell>
          <table:table-cell office:value-type="float" office:value="-552">
            <text:p>-552</text:p>
          </table:table-cell>
          <table:table-cell office:value-type="float" office:value="-3364">
            <text:p>-3364</text:p>
          </table:table-cell>
          <table:table-cell office:value-type="float" office:value="26.65">
            <text:p>26.65</text:p>
          </table:table-cell>
          <table:table-cell office:value-type="float" office:value="-2599">
            <text:p>-2599</text:p>
          </table:table-cell>
          <table:table-cell office:value-type="float" office:value="4634">
            <text:p>4634</text:p>
          </table:table-cell>
          <table:table-cell office:value-type="string">
            <text:p>2739<text:tab/><text:tab/><text:tab/><text:tab/></text:p>
          </table:table-cell>
          <table:table-cell table:number-columns-repeated="2"/>
          <table:table-cell table:formula="of:=IF(ABS(([.C147]-[.$I$2])/16384) &gt; 0.1; ([.C147]-[.$I$2])/16384; 0)" office:value-type="float" office:value="0">
            <text:p>0.00</text:p>
          </table:table-cell>
          <table:table-cell table:formula="of:=[.K146]+[.J147]" office:value-type="float" office:value="-5.16448192107372">
            <text:p>-5.16</text:p>
          </table:table-cell>
          <table:table-cell table:number-columns-repeated="2"/>
          <table:table-cell table:formula="of:=([.C147]-[.$M$2])/16384" office:value-type="float" office:value="-0.0104385767227564">
            <text:p>-0.01</text:p>
          </table:table-cell>
          <table:table-cell table:formula="of:=AVERAGE([.N130:.N146])" office:value-type="float" office:value="-0.12926325503158">
            <text:p>-0.13</text:p>
          </table:table-cell>
          <table:table-cell table:formula="of:=[.N147]-[.O147]" office:value-type="float" office:value="0.118824678308824">
            <text:p>0.119</text:p>
          </table:table-cell>
          <table:table-cell table:formula="of:=[.Q146]+[.P147]" office:value-type="float" office:value="-0.916345932904413">
            <text:p>-0.916</text:p>
          </table:table-cell>
          <table:table-cell table:number-columns-repeated="6"/>
          <table:table-cell table:formula="of:=([.A147]-[.T$2])/16384" office:value-type="float" office:value="-0.269812950721154">
            <text:p>-0.27</text:p>
          </table:table-cell>
          <table:table-cell table:formula="of:=IF(ABS(([.B147]-[.U$2])/16384) &gt; 0.1; ([.B147]-[.U$2])/16384; 0)" office:value-type="float" office:value="0">
            <text:p>0.00</text:p>
          </table:table-cell>
          <table:table-cell table:formula="of:=IF(ABS(([.C147]-[.V$2])/16384) &gt; 0.1; ([.C147]-[.V$2])/16384; 0)" office:value-type="float" office:value="0">
            <text:p>0.00</text:p>
          </table:table-cell>
          <table:table-cell/>
          <table:table-cell table:formula="of:=SQRT([.X147]*[.X147]+[.Y147]*[.Y147]+[.Z147]*[.Z147])" office:value-type="float" office:value="0.269812950721154">
            <text:p>0.2698</text:p>
          </table:table-cell>
        </table:table-row>
        <table:table-row table:style-name="ro1">
          <table:table-cell office:value-type="float" office:value="13756">
            <text:p>13756</text:p>
          </table:table-cell>
          <table:table-cell office:value-type="float" office:value="-1336">
            <text:p>-1336</text:p>
          </table:table-cell>
          <table:table-cell office:value-type="float" office:value="-2496">
            <text:p>-2496</text:p>
          </table:table-cell>
          <table:table-cell office:value-type="float" office:value="26.65">
            <text:p>26.65</text:p>
          </table:table-cell>
          <table:table-cell office:value-type="float" office:value="-633">
            <text:p>-633</text:p>
          </table:table-cell>
          <table:table-cell office:value-type="float" office:value="-4158">
            <text:p>-4158</text:p>
          </table:table-cell>
          <table:table-cell office:value-type="string">
            <text:p>1375<text:tab/><text:tab/><text:tab/><text:tab/></text:p>
          </table:table-cell>
          <table:table-cell table:number-columns-repeated="2"/>
          <table:table-cell table:formula="of:=IF(ABS(([.C148]-[.$I$2])/16384) &gt; 0.1; ([.C148]-[.$I$2])/16384; 0)" office:value-type="float" office:value="0">
            <text:p>0.00</text:p>
          </table:table-cell>
          <table:table-cell table:formula="of:=[.K147]+[.J148]" office:value-type="float" office:value="-5.16448192107372">
            <text:p>-5.16</text:p>
          </table:table-cell>
          <table:table-cell table:number-columns-repeated="2"/>
          <table:table-cell table:formula="of:=([.C148]-[.$M$2])/16384" office:value-type="float" office:value="0.0425399389022436">
            <text:p>0.04</text:p>
          </table:table-cell>
          <table:table-cell table:formula="of:=AVERAGE([.N131:.N147])" office:value-type="float" office:value="-0.124825640141874">
            <text:p>-0.12</text:p>
          </table:table-cell>
          <table:table-cell table:formula="of:=[.N148]-[.O148]" office:value-type="float" office:value="0.167365579044118">
            <text:p>0.167</text:p>
          </table:table-cell>
          <table:table-cell table:formula="of:=[.Q147]+[.P148]" office:value-type="float" office:value="-0.748980353860295">
            <text:p>-0.749</text:p>
          </table:table-cell>
          <table:table-cell table:number-columns-repeated="6"/>
          <table:table-cell table:formula="of:=([.A148]-[.T$2])/16384" office:value-type="float" office:value="-0.156043419471154">
            <text:p>-0.16</text:p>
          </table:table-cell>
          <table:table-cell table:formula="of:=IF(ABS(([.B148]-[.U$2])/16384) &gt; 0.1; ([.B148]-[.U$2])/16384; 0)" office:value-type="float" office:value="0">
            <text:p>0.00</text:p>
          </table:table-cell>
          <table:table-cell table:formula="of:=IF(ABS(([.C148]-[.V$2])/16384) &gt; 0.1; ([.C148]-[.V$2])/16384; 0)" office:value-type="float" office:value="0">
            <text:p>0.00</text:p>
          </table:table-cell>
          <table:table-cell/>
          <table:table-cell table:formula="of:=SQRT([.X148]*[.X148]+[.Y148]*[.Y148]+[.Z148]*[.Z148])" office:value-type="float" office:value="0.156043419471154">
            <text:p>0.1560</text:p>
          </table:table-cell>
        </table:table-row>
        <table:table-row table:style-name="ro1">
          <table:table-cell office:value-type="float" office:value="16208">
            <text:p>16208</text:p>
          </table:table-cell>
          <table:table-cell office:value-type="float" office:value="-1792">
            <text:p>-1792</text:p>
          </table:table-cell>
          <table:table-cell office:value-type="float" office:value="-3684">
            <text:p>-3684</text:p>
          </table:table-cell>
          <table:table-cell office:value-type="float" office:value="26.74">
            <text:p>26.74</text:p>
          </table:table-cell>
          <table:table-cell office:value-type="float" office:value="1049">
            <text:p>1049</text:p>
          </table:table-cell>
          <table:table-cell office:value-type="float" office:value="-1022">
            <text:p>-1022</text:p>
          </table:table-cell>
          <table:table-cell office:value-type="string">
            <text:p>-348<text:tab/><text:tab/><text:tab/><text:tab/></text:p>
          </table:table-cell>
          <table:table-cell table:number-columns-repeated="2"/>
          <table:table-cell table:formula="of:=IF(ABS(([.C149]-[.$I$2])/16384) &gt; 0.1; ([.C149]-[.$I$2])/16384; 0)" office:value-type="float" office:value="0">
            <text:p>0.00</text:p>
          </table:table-cell>
          <table:table-cell table:formula="of:=[.K148]+[.J149]" office:value-type="float" office:value="-5.16448192107372">
            <text:p>-5.16</text:p>
          </table:table-cell>
          <table:table-cell table:number-columns-repeated="2"/>
          <table:table-cell table:formula="of:=([.C149]-[.$M$2])/16384" office:value-type="float" office:value="-0.0299698267227564">
            <text:p>-0.03</text:p>
          </table:table-cell>
          <table:table-cell table:formula="of:=AVERAGE([.N132:.N148])" office:value-type="float" office:value="-0.107003374516874">
            <text:p>-0.11</text:p>
          </table:table-cell>
          <table:table-cell table:formula="of:=[.N149]-[.O149]" office:value-type="float" office:value="0.0770335477941176">
            <text:p>0.077</text:p>
          </table:table-cell>
          <table:table-cell table:formula="of:=[.Q148]+[.P149]" office:value-type="float" office:value="-0.671946806066177">
            <text:p>-0.672</text:p>
          </table:table-cell>
          <table:table-cell table:number-columns-repeated="6"/>
          <table:table-cell table:formula="of:=([.A149]-[.T$2])/16384" office:value-type="float" office:value="-0.00638521634615386">
            <text:p>-0.01</text:p>
          </table:table-cell>
          <table:table-cell table:formula="of:=IF(ABS(([.B149]-[.U$2])/16384) &gt; 0.1; ([.B149]-[.U$2])/16384; 0)" office:value-type="float" office:value="0">
            <text:p>0.00</text:p>
          </table:table-cell>
          <table:table-cell table:formula="of:=IF(ABS(([.C149]-[.V$2])/16384) &gt; 0.1; ([.C149]-[.V$2])/16384; 0)" office:value-type="float" office:value="0">
            <text:p>0.00</text:p>
          </table:table-cell>
          <table:table-cell/>
          <table:table-cell table:formula="of:=SQRT([.X149]*[.X149]+[.Y149]*[.Y149]+[.Z149]*[.Z149])" office:value-type="float" office:value="0.00638521634615386">
            <text:p>0.0064</text:p>
          </table:table-cell>
        </table:table-row>
        <table:table-row table:style-name="ro1">
          <table:table-cell office:value-type="float" office:value="19812">
            <text:p>19812</text:p>
          </table:table-cell>
          <table:table-cell office:value-type="float" office:value="-1048">
            <text:p>-1048</text:p>
          </table:table-cell>
          <table:table-cell office:value-type="float" office:value="-5180">
            <text:p>-5180</text:p>
          </table:table-cell>
          <table:table-cell office:value-type="float" office:value="26.55">
            <text:p>26.55</text:p>
          </table:table-cell>
          <table:table-cell office:value-type="float" office:value="2546">
            <text:p>2546</text:p>
          </table:table-cell>
          <table:table-cell office:value-type="float" office:value="825">
            <text:p>825</text:p>
          </table:table-cell>
          <table:table-cell office:value-type="string">
            <text:p>-133<text:tab/><text:tab/><text:tab/><text:tab/></text:p>
          </table:table-cell>
          <table:table-cell table:number-columns-repeated="2"/>
          <table:table-cell table:formula="of:=IF(ABS(([.C150]-[.$I$2])/16384) &gt; 0.1; ([.C150]-[.$I$2])/16384; 0)" office:value-type="float" office:value="-0.121278420472756">
            <text:p>-0.12</text:p>
          </table:table-cell>
          <table:table-cell table:formula="of:=[.K149]+[.J150]" office:value-type="float" office:value="-5.28576034154647">
            <text:p>-5.29</text:p>
          </table:table-cell>
          <table:table-cell table:number-columns-repeated="2"/>
          <table:table-cell table:formula="of:=([.C150]-[.$M$2])/16384" office:value-type="float" office:value="-0.121278420472756">
            <text:p>-0.12</text:p>
          </table:table-cell>
          <table:table-cell table:formula="of:=AVERAGE([.N133:.N149])" office:value-type="float" office:value="-0.0931448037448152">
            <text:p>-0.09</text:p>
          </table:table-cell>
          <table:table-cell table:formula="of:=[.N150]-[.O150]" office:value-type="float" office:value="-0.0281336167279412">
            <text:p>-0.028</text:p>
          </table:table-cell>
          <table:table-cell table:formula="of:=[.Q149]+[.P150]" office:value-type="float" office:value="-0.700080422794119">
            <text:p>-0.700</text:p>
          </table:table-cell>
          <table:table-cell table:number-columns-repeated="6"/>
          <table:table-cell table:formula="of:=([.A150]-[.T$2])/16384" office:value-type="float" office:value="0.213585486778846">
            <text:p>0.21</text:p>
          </table:table-cell>
          <table:table-cell table:formula="of:=IF(ABS(([.B150]-[.U$2])/16384) &gt; 0.1; ([.B150]-[.U$2])/16384; 0)" office:value-type="float" office:value="0">
            <text:p>0.00</text:p>
          </table:table-cell>
          <table:table-cell table:formula="of:=IF(ABS(([.C150]-[.V$2])/16384) &gt; 0.1; ([.C150]-[.V$2])/16384; 0)" office:value-type="float" office:value="-0.121278420472756">
            <text:p>-0.12</text:p>
          </table:table-cell>
          <table:table-cell/>
          <table:table-cell table:formula="of:=SQRT([.X150]*[.X150]+[.Y150]*[.Y150]+[.Z150]*[.Z150])" office:value-type="float" office:value="0.245615991814302">
            <text:p>0.2456</text:p>
          </table:table-cell>
        </table:table-row>
        <table:table-row table:style-name="ro1">
          <table:table-cell office:value-type="float" office:value="15848">
            <text:p>15848</text:p>
          </table:table-cell>
          <table:table-cell office:value-type="float" office:value="-1788">
            <text:p>-1788</text:p>
          </table:table-cell>
          <table:table-cell office:value-type="float" office:value="-5920">
            <text:p>-5920</text:p>
          </table:table-cell>
          <table:table-cell office:value-type="float" office:value="26.69">
            <text:p>26.69</text:p>
          </table:table-cell>
          <table:table-cell office:value-type="float" office:value="3043">
            <text:p>3043</text:p>
          </table:table-cell>
          <table:table-cell office:value-type="float" office:value="3845">
            <text:p>3845</text:p>
          </table:table-cell>
          <table:table-cell office:value-type="string">
            <text:p>733<text:tab/><text:tab/><text:tab/><text:tab/></text:p>
          </table:table-cell>
          <table:table-cell table:number-columns-repeated="2"/>
          <table:table-cell table:formula="of:=IF(ABS(([.C151]-[.$I$2])/16384) &gt; 0.1; ([.C151]-[.$I$2])/16384; 0)" office:value-type="float" office:value="-0.166444436097756">
            <text:p>-0.17</text:p>
          </table:table-cell>
          <table:table-cell table:formula="of:=[.K150]+[.J151]" office:value-type="float" office:value="-5.45220477764423">
            <text:p>-5.45</text:p>
          </table:table-cell>
          <table:table-cell table:number-columns-repeated="2"/>
          <table:table-cell table:formula="of:=([.C151]-[.$M$2])/16384" office:value-type="float" office:value="-0.166444436097756">
            <text:p>-0.17</text:p>
          </table:table-cell>
          <table:table-cell table:formula="of:=AVERAGE([.N134:.N150])" office:value-type="float" office:value="-0.0891523864654035">
            <text:p>-0.09</text:p>
          </table:table-cell>
          <table:table-cell table:formula="of:=[.N151]-[.O151]" office:value-type="float" office:value="-0.077292049632353">
            <text:p>-0.077</text:p>
          </table:table-cell>
          <table:table-cell table:formula="of:=[.Q150]+[.P151]" office:value-type="float" office:value="-0.777372472426472">
            <text:p>-0.777</text:p>
          </table:table-cell>
          <table:table-cell table:number-columns-repeated="6"/>
          <table:table-cell table:formula="of:=([.A151]-[.T$2])/16384" office:value-type="float" office:value="-0.0283578725961539">
            <text:p>-0.03</text:p>
          </table:table-cell>
          <table:table-cell table:formula="of:=IF(ABS(([.B151]-[.U$2])/16384) &gt; 0.1; ([.B151]-[.U$2])/16384; 0)" office:value-type="float" office:value="0">
            <text:p>0.00</text:p>
          </table:table-cell>
          <table:table-cell table:formula="of:=IF(ABS(([.C151]-[.V$2])/16384) &gt; 0.1; ([.C151]-[.V$2])/16384; 0)" office:value-type="float" office:value="-0.166444436097756">
            <text:p>-0.17</text:p>
          </table:table-cell>
          <table:table-cell/>
          <table:table-cell table:formula="of:=SQRT([.X151]*[.X151]+[.Y151]*[.Y151]+[.Z151]*[.Z151])" office:value-type="float" office:value="0.168842883314873">
            <text:p>0.1688</text:p>
          </table:table-cell>
        </table:table-row>
        <table:table-row table:style-name="ro1">
          <table:table-cell office:value-type="float" office:value="17944">
            <text:p>17944</text:p>
          </table:table-cell>
          <table:table-cell office:value-type="float" office:value="-4372">
            <text:p>-4372</text:p>
          </table:table-cell>
          <table:table-cell office:value-type="float" office:value="-6968">
            <text:p>-6968</text:p>
          </table:table-cell>
          <table:table-cell office:value-type="float" office:value="26.65">
            <text:p>26.65</text:p>
          </table:table-cell>
          <table:table-cell office:value-type="float" office:value="3822">
            <text:p>3822</text:p>
          </table:table-cell>
          <table:table-cell office:value-type="float" office:value="-2193">
            <text:p>-2193</text:p>
          </table:table-cell>
          <table:table-cell office:value-type="string">
            <text:p>-990<text:tab/><text:tab/><text:tab/><text:tab/></text:p>
          </table:table-cell>
          <table:table-cell table:number-columns-repeated="2"/>
          <table:table-cell table:formula="of:=IF(ABS(([.C152]-[.$I$2])/16384) &gt; 0.1; ([.C152]-[.$I$2])/16384; 0)" office:value-type="float" office:value="-0.230409279847756">
            <text:p>-0.23</text:p>
          </table:table-cell>
          <table:table-cell table:formula="of:=[.K151]+[.J152]" office:value-type="float" office:value="-5.68261405749199">
            <text:p>-5.68</text:p>
          </table:table-cell>
          <table:table-cell table:number-columns-repeated="2"/>
          <table:table-cell table:formula="of:=([.C152]-[.$M$2])/16384" office:value-type="float" office:value="-0.230409279847756">
            <text:p>-0.23</text:p>
          </table:table-cell>
          <table:table-cell table:formula="of:=AVERAGE([.N135:.N151])" office:value-type="float" office:value="-0.100181798230109">
            <text:p>-0.10</text:p>
          </table:table-cell>
          <table:table-cell table:formula="of:=[.N152]-[.O152]" office:value-type="float" office:value="-0.130227481617647">
            <text:p>-0.130</text:p>
          </table:table-cell>
          <table:table-cell table:formula="of:=[.Q151]+[.P152]" office:value-type="float" office:value="-0.907599954044119">
            <text:p>-0.908</text:p>
          </table:table-cell>
          <table:table-cell table:number-columns-repeated="6"/>
          <table:table-cell table:formula="of:=([.A152]-[.T$2])/16384" office:value-type="float" office:value="0.0995718149038462">
            <text:p>0.10</text:p>
          </table:table-cell>
          <table:table-cell table:formula="of:=IF(ABS(([.B152]-[.U$2])/16384) &gt; 0.1; ([.B152]-[.U$2])/16384; 0)" office:value-type="float" office:value="-0.169965695112179">
            <text:p>-0.17</text:p>
          </table:table-cell>
          <table:table-cell table:formula="of:=IF(ABS(([.C152]-[.V$2])/16384) &gt; 0.1; ([.C152]-[.V$2])/16384; 0)" office:value-type="float" office:value="-0.230409279847756">
            <text:p>-0.23</text:p>
          </table:table-cell>
          <table:table-cell/>
          <table:table-cell table:formula="of:=SQRT([.X152]*[.X152]+[.Y152]*[.Y152]+[.Z152]*[.Z152])" office:value-type="float" office:value="0.303135811276355">
            <text:p>0.3031</text:p>
          </table:table-cell>
        </table:table-row>
        <table:table-row table:style-name="ro1">
          <table:table-cell office:value-type="float" office:value="13880">
            <text:p>13880</text:p>
          </table:table-cell>
          <table:table-cell office:value-type="float" office:value="-1628">
            <text:p>-1628</text:p>
          </table:table-cell>
          <table:table-cell office:value-type="float" office:value="-3216">
            <text:p>-3216</text:p>
          </table:table-cell>
          <table:table-cell office:value-type="float" office:value="26.55">
            <text:p>26.55</text:p>
          </table:table-cell>
          <table:table-cell office:value-type="float" office:value="975">
            <text:p>975</text:p>
          </table:table-cell>
          <table:table-cell office:value-type="float" office:value="4021">
            <text:p>4021</text:p>
          </table:table-cell>
          <table:table-cell office:value-type="string">
            <text:p>-2850<text:tab/><text:tab/><text:tab/><text:tab/></text:p>
          </table:table-cell>
          <table:table-cell table:number-columns-repeated="2"/>
          <table:table-cell table:formula="of:=IF(ABS(([.C153]-[.$I$2])/16384) &gt; 0.1; ([.C153]-[.$I$2])/16384; 0)" office:value-type="float" office:value="0">
            <text:p>0.00</text:p>
          </table:table-cell>
          <table:table-cell table:formula="of:=[.K152]+[.J153]" office:value-type="float" office:value="-5.68261405749199">
            <text:p>-5.68</text:p>
          </table:table-cell>
          <table:table-cell table:number-columns-repeated="2"/>
          <table:table-cell table:formula="of:=([.C153]-[.$M$2])/16384" office:value-type="float" office:value="-0.00140537359775642">
            <text:p>0.00</text:p>
          </table:table-cell>
          <table:table-cell table:formula="of:=AVERAGE([.N136:.N152])" office:value-type="float" office:value="-0.113063806502168">
            <text:p>-0.11</text:p>
          </table:table-cell>
          <table:table-cell table:formula="of:=[.N153]-[.O153]" office:value-type="float" office:value="0.111658432904412">
            <text:p>0.112</text:p>
          </table:table-cell>
          <table:table-cell table:formula="of:=[.Q152]+[.P153]" office:value-type="float" office:value="-0.795941521139707">
            <text:p>-0.796</text:p>
          </table:table-cell>
          <table:table-cell table:number-columns-repeated="6"/>
          <table:table-cell table:formula="of:=([.A153]-[.T$2])/16384" office:value-type="float" office:value="-0.148475060096154">
            <text:p>-0.15</text:p>
          </table:table-cell>
          <table:table-cell table:formula="of:=IF(ABS(([.B153]-[.U$2])/16384) &gt; 0.1; ([.B153]-[.U$2])/16384; 0)" office:value-type="float" office:value="0">
            <text:p>0.00</text:p>
          </table:table-cell>
          <table:table-cell table:formula="of:=IF(ABS(([.C153]-[.V$2])/16384) &gt; 0.1; ([.C153]-[.V$2])/16384; 0)" office:value-type="float" office:value="0">
            <text:p>0.00</text:p>
          </table:table-cell>
          <table:table-cell/>
          <table:table-cell table:formula="of:=SQRT([.X153]*[.X153]+[.Y153]*[.Y153]+[.Z153]*[.Z153])" office:value-type="float" office:value="0.148475060096154">
            <text:p>0.1485</text:p>
          </table:table-cell>
        </table:table-row>
        <table:table-row table:style-name="ro1">
          <table:table-cell office:value-type="float" office:value="11720">
            <text:p>11720</text:p>
          </table:table-cell>
          <table:table-cell office:value-type="float" office:value="-1284">
            <text:p>-1284</text:p>
          </table:table-cell>
          <table:table-cell office:value-type="float" office:value="-924">
            <text:p>-924</text:p>
          </table:table-cell>
          <table:table-cell office:value-type="float" office:value="26.6">
            <text:p>26.6</text:p>
          </table:table-cell>
          <table:table-cell office:value-type="float" office:value="166">
            <text:p>166</text:p>
          </table:table-cell>
          <table:table-cell office:value-type="float" office:value="-1637">
            <text:p>-1637</text:p>
          </table:table-cell>
          <table:table-cell office:value-type="string">
            <text:p>-642<text:tab/><text:tab/><text:tab/><text:tab/></text:p>
          </table:table-cell>
          <table:table-cell table:number-columns-repeated="2"/>
          <table:table-cell table:formula="of:=IF(ABS(([.C154]-[.$I$2])/16384) &gt; 0.1; ([.C154]-[.$I$2])/16384; 0)" office:value-type="float" office:value="0.138487204527244">
            <text:p>0.14</text:p>
          </table:table-cell>
          <table:table-cell table:formula="of:=[.K153]+[.J154]" office:value-type="float" office:value="-5.54412685296474">
            <text:p>-5.54</text:p>
          </table:table-cell>
          <table:table-cell table:number-columns-repeated="2"/>
          <table:table-cell table:formula="of:=([.C154]-[.$M$2])/16384" office:value-type="float" office:value="0.138487204527244">
            <text:p>0.14</text:p>
          </table:table-cell>
          <table:table-cell table:formula="of:=AVERAGE([.N137:.N153])" office:value-type="float" office:value="-0.113437198046286">
            <text:p>-0.11</text:p>
          </table:table-cell>
          <table:table-cell table:formula="of:=[.N154]-[.O154]" office:value-type="float" office:value="0.251924402573529">
            <text:p>0.252</text:p>
          </table:table-cell>
          <table:table-cell table:formula="of:=[.Q153]+[.P154]" office:value-type="float" office:value="-0.544017118566178">
            <text:p>-0.544</text:p>
          </table:table-cell>
          <table:table-cell table:number-columns-repeated="6"/>
          <table:table-cell table:formula="of:=([.A154]-[.T$2])/16384" office:value-type="float" office:value="-0.280310997596154">
            <text:p>-0.28</text:p>
          </table:table-cell>
          <table:table-cell table:formula="of:=IF(ABS(([.B154]-[.U$2])/16384) &gt; 0.1; ([.B154]-[.U$2])/16384; 0)" office:value-type="float" office:value="0">
            <text:p>0.00</text:p>
          </table:table-cell>
          <table:table-cell table:formula="of:=IF(ABS(([.C154]-[.V$2])/16384) &gt; 0.1; ([.C154]-[.V$2])/16384; 0)" office:value-type="float" office:value="0.138487204527244">
            <text:p>0.14</text:p>
          </table:table-cell>
          <table:table-cell/>
          <table:table-cell table:formula="of:=SQRT([.X154]*[.X154]+[.Y154]*[.Y154]+[.Z154]*[.Z154])" office:value-type="float" office:value="0.312654699614641">
            <text:p>0.3127</text:p>
          </table:table-cell>
        </table:table-row>
        <table:table-row table:style-name="ro1">
          <table:table-cell office:value-type="float" office:value="14964">
            <text:p>14964</text:p>
          </table:table-cell>
          <table:table-cell office:value-type="float" office:value="-2916">
            <text:p>-2916</text:p>
          </table:table-cell>
          <table:table-cell office:value-type="float" office:value="-2188">
            <text:p>-2188</text:p>
          </table:table-cell>
          <table:table-cell office:value-type="float" office:value="26.6">
            <text:p>26.6</text:p>
          </table:table-cell>
          <table:table-cell office:value-type="float" office:value="61">
            <text:p>61</text:p>
          </table:table-cell>
          <table:table-cell office:value-type="float" office:value="-2216">
            <text:p>-2216</text:p>
          </table:table-cell>
          <table:table-cell office:value-type="string">
            <text:p>-617<text:tab/><text:tab/><text:tab/><text:tab/></text:p>
          </table:table-cell>
          <table:table-cell table:number-columns-repeated="2"/>
          <table:table-cell table:formula="of:=IF(ABS(([.C155]-[.$I$2])/16384) &gt; 0.1; ([.C155]-[.$I$2])/16384; 0)" office:value-type="float" office:value="0">
            <text:p>0.00</text:p>
          </table:table-cell>
          <table:table-cell table:formula="of:=[.K154]+[.J155]" office:value-type="float" office:value="-5.54412685296474">
            <text:p>-5.54</text:p>
          </table:table-cell>
          <table:table-cell table:number-columns-repeated="2"/>
          <table:table-cell table:formula="of:=([.C155]-[.$M$2])/16384" office:value-type="float" office:value="0.0613387670272436">
            <text:p>0.06</text:p>
          </table:table-cell>
          <table:table-cell table:formula="of:=AVERAGE([.N138:.N154])" office:value-type="float" office:value="-0.0983435629359917">
            <text:p>-0.10</text:p>
          </table:table-cell>
          <table:table-cell table:formula="of:=[.N155]-[.O155]" office:value-type="float" office:value="0.159682329963235">
            <text:p>0.160</text:p>
          </table:table-cell>
          <table:table-cell table:formula="of:=[.Q154]+[.P155]" office:value-type="float" office:value="-0.384334788602942">
            <text:p>-0.384</text:p>
          </table:table-cell>
          <table:table-cell table:number-columns-repeated="6"/>
          <table:table-cell table:formula="of:=([.A155]-[.T$2])/16384" office:value-type="float" office:value="-0.0823129507211539">
            <text:p>-0.08</text:p>
          </table:table-cell>
          <table:table-cell table:formula="of:=IF(ABS(([.B155]-[.U$2])/16384) &gt; 0.1; ([.B155]-[.U$2])/16384; 0)" office:value-type="float" office:value="0">
            <text:p>0.00</text:p>
          </table:table-cell>
          <table:table-cell table:formula="of:=IF(ABS(([.C155]-[.V$2])/16384) &gt; 0.1; ([.C155]-[.V$2])/16384; 0)" office:value-type="float" office:value="0">
            <text:p>0.00</text:p>
          </table:table-cell>
          <table:table-cell/>
          <table:table-cell table:formula="of:=SQRT([.X155]*[.X155]+[.Y155]*[.Y155]+[.Z155]*[.Z155])" office:value-type="float" office:value="0.0823129507211539">
            <text:p>0.0823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office:value-type="float" office:value="-3236">
            <text:p>-3236</text:p>
          </table:table-cell>
          <table:table-cell office:value-type="float" office:value="-3488">
            <text:p>-3488</text:p>
          </table:table-cell>
          <table:table-cell office:value-type="float" office:value="26.55">
            <text:p>26.55</text:p>
          </table:table-cell>
          <table:table-cell office:value-type="float" office:value="887">
            <text:p>887</text:p>
          </table:table-cell>
          <table:table-cell office:value-type="float" office:value="-1820">
            <text:p>-1820</text:p>
          </table:table-cell>
          <table:table-cell office:value-type="string">
            <text:p>-625<text:tab/><text:tab/><text:tab/><text:tab/></text:p>
          </table:table-cell>
          <table:table-cell table:number-columns-repeated="2"/>
          <table:table-cell table:formula="of:=IF(ABS(([.C156]-[.$I$2])/16384) &gt; 0.1; ([.C156]-[.$I$2])/16384; 0)" office:value-type="float" office:value="0">
            <text:p>0.00</text:p>
          </table:table-cell>
          <table:table-cell table:formula="of:=[.K155]+[.J156]" office:value-type="float" office:value="-5.54412685296474">
            <text:p>-5.54</text:p>
          </table:table-cell>
          <table:table-cell table:number-columns-repeated="2"/>
          <table:table-cell table:formula="of:=([.C156]-[.$M$2])/16384" office:value-type="float" office:value="-0.0180069360977564">
            <text:p>-0.02</text:p>
          </table:table-cell>
          <table:table-cell table:formula="of:=AVERAGE([.N139:.N155])" office:value-type="float" office:value="-0.0754805114654035">
            <text:p>-0.08</text:p>
          </table:table-cell>
          <table:table-cell table:formula="of:=[.N156]-[.O156]" office:value-type="float" office:value="0.0574735753676471">
            <text:p>0.057</text:p>
          </table:table-cell>
          <table:table-cell table:formula="of:=[.Q155]+[.P156]" office:value-type="float" office:value="-0.326861213235295">
            <text:p>-0.327</text:p>
          </table:table-cell>
          <table:table-cell table:number-columns-repeated="6"/>
          <table:table-cell table:formula="of:=([.A156]-[.T$2])/16384" office:value-type="float" office:value="0.139122596153846">
            <text:p>0.14</text:p>
          </table:table-cell>
          <table:table-cell table:formula="of:=IF(ABS(([.B156]-[.U$2])/16384) &gt; 0.1; ([.B156]-[.U$2])/16384; 0)" office:value-type="float" office:value="-0.100629757612179">
            <text:p>-0.10</text:p>
          </table:table-cell>
          <table:table-cell table:formula="of:=IF(ABS(([.C156]-[.V$2])/16384) &gt; 0.1; ([.C156]-[.V$2])/16384; 0)" office:value-type="float" office:value="0">
            <text:p>0.00</text:p>
          </table:table-cell>
          <table:table-cell/>
          <table:table-cell table:formula="of:=SQRT([.X156]*[.X156]+[.Y156]*[.Y156]+[.Z156]*[.Z156])" office:value-type="float" office:value="0.171701615827202">
            <text:p>0.1717</text:p>
          </table:table-cell>
        </table:table-row>
        <table:table-row table:style-name="ro1">
          <table:table-cell office:value-type="float" office:value="17164">
            <text:p>17164</text:p>
          </table:table-cell>
          <table:table-cell office:value-type="float" office:value="-1900">
            <text:p>-1900</text:p>
          </table:table-cell>
          <table:table-cell office:value-type="float" office:value="-6932">
            <text:p>-6932</text:p>
          </table:table-cell>
          <table:table-cell office:value-type="float" office:value="26.65">
            <text:p>26.65</text:p>
          </table:table-cell>
          <table:table-cell office:value-type="float" office:value="-2140">
            <text:p>-2140</text:p>
          </table:table-cell>
          <table:table-cell office:value-type="float" office:value="5193">
            <text:p>5193</text:p>
          </table:table-cell>
          <table:table-cell office:value-type="string">
            <text:p>-1266<text:tab/><text:tab/><text:tab/><text:tab/></text:p>
          </table:table-cell>
          <table:table-cell table:number-columns-repeated="2"/>
          <table:table-cell table:formula="of:=IF(ABS(([.C157]-[.$I$2])/16384) &gt; 0.1; ([.C157]-[.$I$2])/16384; 0)" office:value-type="float" office:value="-0.228212014222756">
            <text:p>-0.23</text:p>
          </table:table-cell>
          <table:table-cell table:formula="of:=[.K156]+[.J157]" office:value-type="float" office:value="-5.7723388671875">
            <text:p>-5.77</text:p>
          </table:table-cell>
          <table:table-cell table:number-columns-repeated="2"/>
          <table:table-cell table:formula="of:=([.C157]-[.$M$2])/16384" office:value-type="float" office:value="-0.228212014222756">
            <text:p>-0.23</text:p>
          </table:table-cell>
          <table:table-cell table:formula="of:=AVERAGE([.N140:.N156])" office:value-type="float" office:value="-0.0638622899580505">
            <text:p>-0.06</text:p>
          </table:table-cell>
          <table:table-cell table:formula="of:=[.N157]-[.O157]" office:value-type="float" office:value="-0.164349724264706">
            <text:p>-0.164</text:p>
          </table:table-cell>
          <table:table-cell table:formula="of:=[.Q156]+[.P157]" office:value-type="float" office:value="-0.491210937500001">
            <text:p>-0.491</text:p>
          </table:table-cell>
          <table:table-cell table:number-columns-repeated="6"/>
          <table:table-cell table:formula="of:=([.A157]-[.T$2])/16384" office:value-type="float" office:value="0.0519643930288461">
            <text:p>0.05</text:p>
          </table:table-cell>
          <table:table-cell table:formula="of:=IF(ABS(([.B157]-[.U$2])/16384) &gt; 0.1; ([.B157]-[.U$2])/16384; 0)" office:value-type="float" office:value="0">
            <text:p>0.00</text:p>
          </table:table-cell>
          <table:table-cell table:formula="of:=IF(ABS(([.C157]-[.V$2])/16384) &gt; 0.1; ([.C157]-[.V$2])/16384; 0)" office:value-type="float" office:value="-0.228212014222756">
            <text:p>-0.23</text:p>
          </table:table-cell>
          <table:table-cell/>
          <table:table-cell table:formula="of:=SQRT([.X157]*[.X157]+[.Y157]*[.Y157]+[.Z157]*[.Z157])" office:value-type="float" office:value="0.234053458804744">
            <text:p>0.2341</text:p>
          </table:table-cell>
        </table:table-row>
        <table:table-row table:style-name="ro1">
          <table:table-cell office:value-type="float" office:value="15884">
            <text:p>15884</text:p>
          </table:table-cell>
          <table:table-cell office:value-type="float" office:value="1244">
            <text:p>1244</text:p>
          </table:table-cell>
          <table:table-cell office:value-type="float" office:value="-5260">
            <text:p>-5260</text:p>
          </table:table-cell>
          <table:table-cell office:value-type="float" office:value="26.55">
            <text:p>26.55</text:p>
          </table:table-cell>
          <table:table-cell office:value-type="float" office:value="-1623">
            <text:p>-1623</text:p>
          </table:table-cell>
          <table:table-cell office:value-type="float" office:value="-1356">
            <text:p>-1356</text:p>
          </table:table-cell>
          <table:table-cell office:value-type="string">
            <text:p>728<text:tab/><text:tab/><text:tab/><text:tab/></text:p>
          </table:table-cell>
          <table:table-cell table:number-columns-repeated="2"/>
          <table:table-cell table:formula="of:=IF(ABS(([.C158]-[.$I$2])/16384) &gt; 0.1; ([.C158]-[.$I$2])/16384; 0)" office:value-type="float" office:value="-0.126161232972756">
            <text:p>-0.13</text:p>
          </table:table-cell>
          <table:table-cell table:formula="of:=[.K157]+[.J158]" office:value-type="float" office:value="-5.89850010016026">
            <text:p>-5.90</text:p>
          </table:table-cell>
          <table:table-cell table:number-columns-repeated="2"/>
          <table:table-cell table:formula="of:=([.C158]-[.$M$2])/16384" office:value-type="float" office:value="-0.126161232972756">
            <text:p>-0.13</text:p>
          </table:table-cell>
          <table:table-cell table:formula="of:=AVERAGE([.N141:.N157])" office:value-type="float" office:value="-0.0707843947374623">
            <text:p>-0.07</text:p>
          </table:table-cell>
          <table:table-cell table:formula="of:=[.N158]-[.O158]" office:value-type="float" office:value="-0.0553768382352941">
            <text:p>-0.055</text:p>
          </table:table-cell>
          <table:table-cell table:formula="of:=[.Q157]+[.P158]" office:value-type="float" office:value="-0.546587775735295">
            <text:p>-0.547</text:p>
          </table:table-cell>
          <table:table-cell table:number-columns-repeated="6"/>
          <table:table-cell table:formula="of:=([.A158]-[.T$2])/16384" office:value-type="float" office:value="-0.0261606069711539">
            <text:p>-0.03</text:p>
          </table:table-cell>
          <table:table-cell table:formula="of:=IF(ABS(([.B158]-[.U$2])/16384) &gt; 0.1; ([.B158]-[.U$2])/16384; 0)" office:value-type="float" office:value="0.172807742387821">
            <text:p>0.17</text:p>
          </table:table-cell>
          <table:table-cell table:formula="of:=IF(ABS(([.C158]-[.V$2])/16384) &gt; 0.1; ([.C158]-[.V$2])/16384; 0)" office:value-type="float" office:value="-0.126161232972756">
            <text:p>-0.13</text:p>
          </table:table-cell>
          <table:table-cell/>
          <table:table-cell table:formula="of:=SQRT([.X158]*[.X158]+[.Y158]*[.Y158]+[.Z158]*[.Z158])" office:value-type="float" office:value="0.215554053294019">
            <text:p>0.2156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968">
            <text:p>-1968</text:p>
          </table:table-cell>
          <table:table-cell office:value-type="float" office:value="-4640">
            <text:p>-4640</text:p>
          </table:table-cell>
          <table:table-cell office:value-type="float" office:value="26.6">
            <text:p>26.6</text:p>
          </table:table-cell>
          <table:table-cell office:value-type="float" office:value="-3063">
            <text:p>-3063</text:p>
          </table:table-cell>
          <table:table-cell office:value-type="float" office:value="1911">
            <text:p>1911</text:p>
          </table:table-cell>
          <table:table-cell office:value-type="string">
            <text:p>2109<text:tab/><text:tab/><text:tab/><text:tab/></text:p>
          </table:table-cell>
          <table:table-cell table:number-columns-repeated="2"/>
          <table:table-cell table:formula="of:=IF(ABS(([.C159]-[.$I$2])/16384) &gt; 0.1; ([.C159]-[.$I$2])/16384; 0)" office:value-type="float" office:value="0">
            <text:p>0.00</text:p>
          </table:table-cell>
          <table:table-cell table:formula="of:=[.K158]+[.J159]" office:value-type="float" office:value="-5.89850010016026">
            <text:p>-5.90</text:p>
          </table:table-cell>
          <table:table-cell table:number-columns-repeated="2"/>
          <table:table-cell table:formula="of:=([.C159]-[.$M$2])/16384" office:value-type="float" office:value="-0.0883194360977564">
            <text:p>-0.09</text:p>
          </table:table-cell>
          <table:table-cell table:formula="of:=AVERAGE([.N142:.N158])" office:value-type="float" office:value="-0.0827042017227564">
            <text:p>-0.08</text:p>
          </table:table-cell>
          <table:table-cell table:formula="of:=[.N159]-[.O159]" office:value-type="float" office:value="-0.00561523437500003">
            <text:p>-0.006</text:p>
          </table:table-cell>
          <table:table-cell table:formula="of:=[.Q158]+[.P159]" office:value-type="float" office:value="-0.552203010110295">
            <text:p>-0.552</text:p>
          </table:table-cell>
          <table:table-cell table:number-columns-repeated="6"/>
          <table:table-cell table:formula="of:=([.A159]-[.T$2])/16384" office:value-type="float" office:value="-0.0403207632211539">
            <text:p>-0.04</text:p>
          </table:table-cell>
          <table:table-cell table:formula="of:=IF(ABS(([.B159]-[.U$2])/16384) &gt; 0.1; ([.B159]-[.U$2])/16384; 0)" office:value-type="float" office:value="0">
            <text:p>0.00</text:p>
          </table:table-cell>
          <table:table-cell table:formula="of:=IF(ABS(([.C159]-[.V$2])/16384) &gt; 0.1; ([.C159]-[.V$2])/16384; 0)" office:value-type="float" office:value="0">
            <text:p>0.00</text:p>
          </table:table-cell>
          <table:table-cell/>
          <table:table-cell table:formula="of:=SQRT([.X159]*[.X159]+[.Y159]*[.Y159]+[.Z159]*[.Z159])" office:value-type="float" office:value="0.0403207632211539">
            <text:p>0.0403</text:p>
          </table:table-cell>
        </table:table-row>
        <table:table-row table:style-name="ro1">
          <table:table-cell office:value-type="float" office:value="12808">
            <text:p>12808</text:p>
          </table:table-cell>
          <table:table-cell office:value-type="float" office:value="-1668">
            <text:p>-1668</text:p>
          </table:table-cell>
          <table:table-cell office:value-type="float" office:value="-2884">
            <text:p>-2884</text:p>
          </table:table-cell>
          <table:table-cell office:value-type="float" office:value="26.6">
            <text:p>26.6</text:p>
          </table:table-cell>
          <table:table-cell office:value-type="float" office:value="-299">
            <text:p>-299</text:p>
          </table:table-cell>
          <table:table-cell office:value-type="float" office:value="-2592">
            <text:p>-2592</text:p>
          </table:table-cell>
          <table:table-cell office:value-type="string">
            <text:p>1243<text:tab/><text:tab/><text:tab/><text:tab/></text:p>
          </table:table-cell>
          <table:table-cell table:number-columns-repeated="2"/>
          <table:table-cell table:formula="of:=IF(ABS(([.C160]-[.$I$2])/16384) &gt; 0.1; ([.C160]-[.$I$2])/16384; 0)" office:value-type="float" office:value="0">
            <text:p>0.00</text:p>
          </table:table-cell>
          <table:table-cell table:formula="of:=[.K159]+[.J160]" office:value-type="float" office:value="-5.89850010016026">
            <text:p>-5.90</text:p>
          </table:table-cell>
          <table:table-cell table:number-columns-repeated="2"/>
          <table:table-cell table:formula="of:=([.C160]-[.$M$2])/16384" office:value-type="float" office:value="0.0188582982772436">
            <text:p>0.02</text:p>
          </table:table-cell>
          <table:table-cell table:formula="of:=AVERAGE([.N143:.N159])" office:value-type="float" office:value="-0.090401812016874">
            <text:p>-0.09</text:p>
          </table:table-cell>
          <table:table-cell table:formula="of:=[.N160]-[.O160]" office:value-type="float" office:value="0.109260110294118">
            <text:p>0.109</text:p>
          </table:table-cell>
          <table:table-cell table:formula="of:=[.Q159]+[.P160]" office:value-type="float" office:value="-0.442942899816178">
            <text:p>-0.443</text:p>
          </table:table-cell>
          <table:table-cell table:number-columns-repeated="6"/>
          <table:table-cell table:formula="of:=([.A160]-[.T$2])/16384" office:value-type="float" office:value="-0.213904747596154">
            <text:p>-0.21</text:p>
          </table:table-cell>
          <table:table-cell table:formula="of:=IF(ABS(([.B160]-[.U$2])/16384) &gt; 0.1; ([.B160]-[.U$2])/16384; 0)" office:value-type="float" office:value="0">
            <text:p>0.00</text:p>
          </table:table-cell>
          <table:table-cell table:formula="of:=IF(ABS(([.C160]-[.V$2])/16384) &gt; 0.1; ([.C160]-[.V$2])/16384; 0)" office:value-type="float" office:value="0">
            <text:p>0.00</text:p>
          </table:table-cell>
          <table:table-cell/>
          <table:table-cell table:formula="of:=SQRT([.X160]*[.X160]+[.Y160]*[.Y160]+[.Z160]*[.Z160])" office:value-type="float" office:value="0.213904747596154">
            <text:p>0.2139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044">
            <text:p>-1044</text:p>
          </table:table-cell>
          <table:table-cell office:value-type="float" office:value="-2756">
            <text:p>-2756</text:p>
          </table:table-cell>
          <table:table-cell office:value-type="float" office:value="26.6">
            <text:p>26.6</text:p>
          </table:table-cell>
          <table:table-cell office:value-type="float" office:value="932">
            <text:p>932</text:p>
          </table:table-cell>
          <table:table-cell office:value-type="float" office:value="-2462">
            <text:p>-2462</text:p>
          </table:table-cell>
          <table:table-cell office:value-type="string">
            <text:p>-183<text:tab/><text:tab/><text:tab/><text:tab/></text:p>
          </table:table-cell>
          <table:table-cell table:number-columns-repeated="2"/>
          <table:table-cell table:formula="of:=IF(ABS(([.C161]-[.$I$2])/16384) &gt; 0.1; ([.C161]-[.$I$2])/16384; 0)" office:value-type="float" office:value="0">
            <text:p>0.00</text:p>
          </table:table-cell>
          <table:table-cell table:formula="of:=[.K160]+[.J161]" office:value-type="float" office:value="-5.89850010016026">
            <text:p>-5.90</text:p>
          </table:table-cell>
          <table:table-cell table:number-columns-repeated="2"/>
          <table:table-cell table:formula="of:=([.C161]-[.$M$2])/16384" office:value-type="float" office:value="0.0266707982772436">
            <text:p>0.03</text:p>
          </table:table-cell>
          <table:table-cell table:formula="of:=AVERAGE([.N144:.N160])" office:value-type="float" office:value="-0.0849876346271682">
            <text:p>-0.08</text:p>
          </table:table-cell>
          <table:table-cell table:formula="of:=[.N161]-[.O161]" office:value-type="float" office:value="0.111658432904412">
            <text:p>0.112</text:p>
          </table:table-cell>
          <table:table-cell table:formula="of:=[.Q160]+[.P161]" office:value-type="float" office:value="-0.331284466911766">
            <text:p>-0.331</text:p>
          </table:table-cell>
          <table:table-cell table:number-columns-repeated="6"/>
          <table:table-cell table:formula="of:=([.A161]-[.T$2])/16384" office:value-type="float" office:value="-0.0254281850961539">
            <text:p>-0.03</text:p>
          </table:table-cell>
          <table:table-cell table:formula="of:=IF(ABS(([.B161]-[.U$2])/16384) &gt; 0.1; ([.B161]-[.U$2])/16384; 0)" office:value-type="float" office:value="0">
            <text:p>0.00</text:p>
          </table:table-cell>
          <table:table-cell table:formula="of:=IF(ABS(([.C161]-[.V$2])/16384) &gt; 0.1; ([.C161]-[.V$2])/16384; 0)" office:value-type="float" office:value="0">
            <text:p>0.00</text:p>
          </table:table-cell>
          <table:table-cell/>
          <table:table-cell table:formula="of:=SQRT([.X161]*[.X161]+[.Y161]*[.Y161]+[.Z161]*[.Z161])" office:value-type="float" office:value="0.0254281850961539">
            <text:p>0.0254</text:p>
          </table:table-cell>
        </table:table-row>
        <table:table-row table:style-name="ro1">
          <table:table-cell office:value-type="float" office:value="16520">
            <text:p>16520</text:p>
          </table:table-cell>
          <table:table-cell office:value-type="float" office:value="-1632">
            <text:p>-1632</text:p>
          </table:table-cell>
          <table:table-cell office:value-type="float" office:value="-3684">
            <text:p>-3684</text:p>
          </table:table-cell>
          <table:table-cell office:value-type="float" office:value="26.6">
            <text:p>26.6</text:p>
          </table:table-cell>
          <table:table-cell office:value-type="float" office:value="2853">
            <text:p>2853</text:p>
          </table:table-cell>
          <table:table-cell office:value-type="float" office:value="-1699">
            <text:p>-1699</text:p>
          </table:table-cell>
          <table:table-cell office:value-type="string">
            <text:p>365<text:tab/><text:tab/><text:tab/><text:tab/></text:p>
          </table:table-cell>
          <table:table-cell table:number-columns-repeated="2"/>
          <table:table-cell table:formula="of:=IF(ABS(([.C162]-[.$I$2])/16384) &gt; 0.1; ([.C162]-[.$I$2])/16384; 0)" office:value-type="float" office:value="0">
            <text:p>0.00</text:p>
          </table:table-cell>
          <table:table-cell table:formula="of:=[.K161]+[.J162]" office:value-type="float" office:value="-5.89850010016026">
            <text:p>-5.90</text:p>
          </table:table-cell>
          <table:table-cell table:number-columns-repeated="2"/>
          <table:table-cell table:formula="of:=([.C162]-[.$M$2])/16384" office:value-type="float" office:value="-0.0299698267227564">
            <text:p>-0.03</text:p>
          </table:table-cell>
          <table:table-cell table:formula="of:=AVERAGE([.N145:.N161])" office:value-type="float" office:value="-0.0708992844433446">
            <text:p>-0.07</text:p>
          </table:table-cell>
          <table:table-cell table:formula="of:=[.N162]-[.O162]" office:value-type="float" office:value="0.0409294577205882">
            <text:p>0.041</text:p>
          </table:table-cell>
          <table:table-cell table:formula="of:=[.Q161]+[.P162]" office:value-type="float" office:value="-0.290355009191178">
            <text:p>-0.290</text:p>
          </table:table-cell>
          <table:table-cell table:number-columns-repeated="6"/>
          <table:table-cell table:formula="of:=([.A162]-[.T$2])/16384" office:value-type="float" office:value="0.0126577524038461">
            <text:p>0.01</text:p>
          </table:table-cell>
          <table:table-cell table:formula="of:=IF(ABS(([.B162]-[.U$2])/16384) &gt; 0.1; ([.B162]-[.U$2])/16384; 0)" office:value-type="float" office:value="0">
            <text:p>0.00</text:p>
          </table:table-cell>
          <table:table-cell table:formula="of:=IF(ABS(([.C162]-[.V$2])/16384) &gt; 0.1; ([.C162]-[.V$2])/16384; 0)" office:value-type="float" office:value="0">
            <text:p>0.00</text:p>
          </table:table-cell>
          <table:table-cell/>
          <table:table-cell table:formula="of:=SQRT([.X162]*[.X162]+[.Y162]*[.Y162]+[.Z162]*[.Z162])" office:value-type="float" office:value="0.0126577524038461">
            <text:p>0.0127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office:value-type="float" office:value="-2960">
            <text:p>-2960</text:p>
          </table:table-cell>
          <table:table-cell office:value-type="float" office:value="-4248">
            <text:p>-4248</text:p>
          </table:table-cell>
          <table:table-cell office:value-type="float" office:value="26.55">
            <text:p>26.55</text:p>
          </table:table-cell>
          <table:table-cell office:value-type="float" office:value="3162">
            <text:p>3162</text:p>
          </table:table-cell>
          <table:table-cell office:value-type="float" office:value="145">
            <text:p>145</text:p>
          </table:table-cell>
          <table:table-cell office:value-type="string">
            <text:p>99<text:tab/><text:tab/><text:tab/><text:tab/></text:p>
          </table:table-cell>
          <table:table-cell table:number-columns-repeated="2"/>
          <table:table-cell table:formula="of:=IF(ABS(([.C163]-[.$I$2])/16384) &gt; 0.1; ([.C163]-[.$I$2])/16384; 0)" office:value-type="float" office:value="0">
            <text:p>0.00</text:p>
          </table:table-cell>
          <table:table-cell table:formula="of:=[.K162]+[.J163]" office:value-type="float" office:value="-5.89850010016026">
            <text:p>-5.90</text:p>
          </table:table-cell>
          <table:table-cell table:number-columns-repeated="2"/>
          <table:table-cell table:formula="of:=([.C163]-[.$M$2])/16384" office:value-type="float" office:value="-0.0643936548477564">
            <text:p>-0.06</text:p>
          </table:table-cell>
          <table:table-cell table:formula="of:=AVERAGE([.N146:.N162])" office:value-type="float" office:value="-0.0573710215756976">
            <text:p>-0.06</text:p>
          </table:table-cell>
          <table:table-cell table:formula="of:=[.N163]-[.O163]" office:value-type="float" office:value="-0.00702263327205885">
            <text:p>-0.007</text:p>
          </table:table-cell>
          <table:table-cell table:formula="of:=[.Q162]+[.P163]" office:value-type="float" office:value="-0.297377642463236">
            <text:p>-0.297</text:p>
          </table:table-cell>
          <table:table-cell table:number-columns-repeated="6"/>
          <table:table-cell table:formula="of:=([.A163]-[.T$2])/16384" office:value-type="float" office:value="0.209435096153846">
            <text:p>0.21</text:p>
          </table:table-cell>
          <table:table-cell table:formula="of:=IF(ABS(([.B163]-[.U$2])/16384) &gt; 0.1; ([.B163]-[.U$2])/16384; 0)" office:value-type="float" office:value="0">
            <text:p>0.00</text:p>
          </table:table-cell>
          <table:table-cell table:formula="of:=IF(ABS(([.C163]-[.V$2])/16384) &gt; 0.1; ([.C163]-[.V$2])/16384; 0)" office:value-type="float" office:value="0">
            <text:p>0.00</text:p>
          </table:table-cell>
          <table:table-cell/>
          <table:table-cell table:formula="of:=SQRT([.X163]*[.X163]+[.Y163]*[.Y163]+[.Z163]*[.Z163])" office:value-type="float" office:value="0.209435096153846">
            <text:p>0.2094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3648">
            <text:p>-3648</text:p>
          </table:table-cell>
          <table:table-cell office:value-type="float" office:value="-6292">
            <text:p>-6292</text:p>
          </table:table-cell>
          <table:table-cell office:value-type="float" office:value="26.6">
            <text:p>26.6</text:p>
          </table:table-cell>
          <table:table-cell office:value-type="float" office:value="4342">
            <text:p>4342</text:p>
          </table:table-cell>
          <table:table-cell office:value-type="float" office:value="659">
            <text:p>659</text:p>
          </table:table-cell>
          <table:table-cell office:value-type="string">
            <text:p>252<text:tab/><text:tab/><text:tab/><text:tab/></text:p>
          </table:table-cell>
          <table:table-cell table:number-columns-repeated="2"/>
          <table:table-cell table:formula="of:=IF(ABS(([.C164]-[.$I$2])/16384) &gt; 0.1; ([.C164]-[.$I$2])/16384; 0)" office:value-type="float" office:value="-0.189149514222756">
            <text:p>-0.19</text:p>
          </table:table-cell>
          <table:table-cell table:formula="of:=[.K163]+[.J164]" office:value-type="float" office:value="-6.08764961438301">
            <text:p>-6.09</text:p>
          </table:table-cell>
          <table:table-cell table:number-columns-repeated="2"/>
          <table:table-cell table:formula="of:=([.C164]-[.$M$2])/16384" office:value-type="float" office:value="-0.189149514222756">
            <text:p>-0.19</text:p>
          </table:table-cell>
          <table:table-cell table:formula="of:=AVERAGE([.N147:.N163])" office:value-type="float" office:value="-0.048653765141874">
            <text:p>-0.05</text:p>
          </table:table-cell>
          <table:table-cell table:formula="of:=[.N164]-[.O164]" office:value-type="float" office:value="-0.140495749080882">
            <text:p>-0.140</text:p>
          </table:table-cell>
          <table:table-cell table:formula="of:=[.Q163]+[.P164]" office:value-type="float" office:value="-0.437873391544119">
            <text:p>-0.438</text:p>
          </table:table-cell>
          <table:table-cell table:number-columns-repeated="6"/>
          <table:table-cell table:formula="of:=([.A164]-[.T$2])/16384" office:value-type="float" office:value="-0.0337289663461539">
            <text:p>-0.03</text:p>
          </table:table-cell>
          <table:table-cell table:formula="of:=IF(ABS(([.B164]-[.U$2])/16384) &gt; 0.1; ([.B164]-[.U$2])/16384; 0)" office:value-type="float" office:value="-0.125776241987179">
            <text:p>-0.13</text:p>
          </table:table-cell>
          <table:table-cell table:formula="of:=IF(ABS(([.C164]-[.V$2])/16384) &gt; 0.1; ([.C164]-[.V$2])/16384; 0)" office:value-type="float" office:value="-0.189149514222756">
            <text:p>-0.19</text:p>
          </table:table-cell>
          <table:table-cell/>
          <table:table-cell table:formula="of:=SQRT([.X164]*[.X164]+[.Y164]*[.Y164]+[.Z164]*[.Z164])" office:value-type="float" office:value="0.229640686616946">
            <text:p>0.2296</text:p>
          </table:table-cell>
        </table:table-row>
        <table:table-row table:style-name="ro1">
          <table:table-cell office:value-type="float" office:value="15920">
            <text:p>15920</text:p>
          </table:table-cell>
          <table:table-cell office:value-type="float" office:value="-1908">
            <text:p>-1908</text:p>
          </table:table-cell>
          <table:table-cell office:value-type="float" office:value="-4836">
            <text:p>-4836</text:p>
          </table:table-cell>
          <table:table-cell office:value-type="float" office:value="26.6">
            <text:p>26.6</text:p>
          </table:table-cell>
          <table:table-cell office:value-type="float" office:value="6616">
            <text:p>6616</text:p>
          </table:table-cell>
          <table:table-cell office:value-type="float" office:value="-2182">
            <text:p>-2182</text:p>
          </table:table-cell>
          <table:table-cell office:value-type="string">
            <text:p>-2324<text:tab/><text:tab/><text:tab/><text:tab/></text:p>
          </table:table-cell>
          <table:table-cell table:number-columns-repeated="2"/>
          <table:table-cell table:formula="of:=IF(ABS(([.C165]-[.$I$2])/16384) &gt; 0.1; ([.C165]-[.$I$2])/16384; 0)" office:value-type="float" office:value="-0.100282326722756">
            <text:p>-0.10</text:p>
          </table:table-cell>
          <table:table-cell table:formula="of:=[.K164]+[.J165]" office:value-type="float" office:value="-6.18793194110577">
            <text:p>-6.19</text:p>
          </table:table-cell>
          <table:table-cell table:number-columns-repeated="2"/>
          <table:table-cell table:formula="of:=([.C165]-[.$M$2])/16384" office:value-type="float" office:value="-0.100282326722756">
            <text:p>-0.10</text:p>
          </table:table-cell>
          <table:table-cell table:formula="of:=AVERAGE([.N148:.N164])" office:value-type="float" office:value="-0.0591661732301093">
            <text:p>-0.06</text:p>
          </table:table-cell>
          <table:table-cell table:formula="of:=[.N165]-[.O165]" office:value-type="float" office:value="-0.0411161534926471">
            <text:p>-0.041</text:p>
          </table:table-cell>
          <table:table-cell table:formula="of:=[.Q164]+[.P165]" office:value-type="float" office:value="-0.478989545036766">
            <text:p>-0.479</text:p>
          </table:table-cell>
          <table:table-cell table:number-columns-repeated="6"/>
          <table:table-cell table:formula="of:=([.A165]-[.T$2])/16384" office:value-type="float" office:value="-0.0239633413461539">
            <text:p>-0.02</text:p>
          </table:table-cell>
          <table:table-cell table:formula="of:=IF(ABS(([.B165]-[.U$2])/16384) &gt; 0.1; ([.B165]-[.U$2])/16384; 0)" office:value-type="float" office:value="0">
            <text:p>0.00</text:p>
          </table:table-cell>
          <table:table-cell table:formula="of:=IF(ABS(([.C165]-[.V$2])/16384) &gt; 0.1; ([.C165]-[.V$2])/16384; 0)" office:value-type="float" office:value="-0.100282326722756">
            <text:p>-0.10</text:p>
          </table:table-cell>
          <table:table-cell/>
          <table:table-cell table:formula="of:=SQRT([.X165]*[.X165]+[.Y165]*[.Y165]+[.Z165]*[.Z165])" office:value-type="float" office:value="0.103105706832367">
            <text:p>0.1031</text:p>
          </table:table-cell>
        </table:table-row>
        <table:table-row table:style-name="ro1">
          <table:table-cell office:value-type="float" office:value="12828">
            <text:p>12828</text:p>
          </table:table-cell>
          <table:table-cell office:value-type="float" office:value="-2776">
            <text:p>-2776</text:p>
          </table:table-cell>
          <table:table-cell office:value-type="float" office:value="-2948">
            <text:p>-2948</text:p>
          </table:table-cell>
          <table:table-cell office:value-type="float" office:value="26.65">
            <text:p>26.65</text:p>
          </table:table-cell>
          <table:table-cell office:value-type="float" office:value="5337">
            <text:p>5337</text:p>
          </table:table-cell>
          <table:table-cell office:value-type="float" office:value="-240">
            <text:p>-240</text:p>
          </table:table-cell>
          <table:table-cell office:value-type="string">
            <text:p>-2760<text:tab/><text:tab/><text:tab/><text:tab/></text:p>
          </table:table-cell>
          <table:table-cell table:number-columns-repeated="2"/>
          <table:table-cell table:formula="of:=IF(ABS(([.C166]-[.$I$2])/16384) &gt; 0.1; ([.C166]-[.$I$2])/16384; 0)" office:value-type="float" office:value="0">
            <text:p>0.00</text:p>
          </table:table-cell>
          <table:table-cell table:formula="of:=[.K165]+[.J166]" office:value-type="float" office:value="-6.18793194110577">
            <text:p>-6.19</text:p>
          </table:table-cell>
          <table:table-cell table:number-columns-repeated="2"/>
          <table:table-cell table:formula="of:=([.C166]-[.$M$2])/16384" office:value-type="float" office:value="0.0149520482772436">
            <text:p>0.01</text:p>
          </table:table-cell>
          <table:table-cell table:formula="of:=AVERAGE([.N149:.N165])" office:value-type="float" office:value="-0.0675674829727564">
            <text:p>-0.07</text:p>
          </table:table-cell>
          <table:table-cell table:formula="of:=[.N166]-[.O166]" office:value-type="float" office:value="0.08251953125">
            <text:p>0.083</text:p>
          </table:table-cell>
          <table:table-cell table:formula="of:=[.Q165]+[.P166]" office:value-type="float" office:value="-0.396470013786766">
            <text:p>-0.396</text:p>
          </table:table-cell>
          <table:table-cell table:number-columns-repeated="6"/>
          <table:table-cell table:formula="of:=([.A166]-[.T$2])/16384" office:value-type="float" office:value="-0.212684044471154">
            <text:p>-0.21</text:p>
          </table:table-cell>
          <table:table-cell table:formula="of:=IF(ABS(([.B166]-[.U$2])/16384) &gt; 0.1; ([.B166]-[.U$2])/16384; 0)" office:value-type="float" office:value="0">
            <text:p>0.00</text:p>
          </table:table-cell>
          <table:table-cell table:formula="of:=IF(ABS(([.C166]-[.V$2])/16384) &gt; 0.1; ([.C166]-[.V$2])/16384; 0)" office:value-type="float" office:value="0">
            <text:p>0.00</text:p>
          </table:table-cell>
          <table:table-cell/>
          <table:table-cell table:formula="of:=SQRT([.X166]*[.X166]+[.Y166]*[.Y166]+[.Z166]*[.Z166])" office:value-type="float" office:value="0.212684044471154">
            <text:p>0.2127</text:p>
          </table:table-cell>
        </table:table-row>
        <table:table-row table:style-name="ro1">
          <table:table-cell office:value-type="float" office:value="14244">
            <text:p>14244</text:p>
          </table:table-cell>
          <table:table-cell office:value-type="float" office:value="-3420">
            <text:p>-3420</text:p>
          </table:table-cell>
          <table:table-cell office:value-type="float" office:value="-3256">
            <text:p>-3256</text:p>
          </table:table-cell>
          <table:table-cell office:value-type="float" office:value="26.6">
            <text:p>26.6</text:p>
          </table:table-cell>
          <table:table-cell office:value-type="float" office:value="6374">
            <text:p>6374</text:p>
          </table:table-cell>
          <table:table-cell office:value-type="float" office:value="-1355">
            <text:p>-1355</text:p>
          </table:table-cell>
          <table:table-cell office:value-type="string">
            <text:p>-2453<text:tab/><text:tab/><text:tab/><text:tab/></text:p>
          </table:table-cell>
          <table:table-cell table:number-columns-repeated="2"/>
          <table:table-cell table:formula="of:=IF(ABS(([.C167]-[.$I$2])/16384) &gt; 0.1; ([.C167]-[.$I$2])/16384; 0)" office:value-type="float" office:value="0">
            <text:p>0.00</text:p>
          </table:table-cell>
          <table:table-cell table:formula="of:=[.K166]+[.J167]" office:value-type="float" office:value="-6.18793194110577">
            <text:p>-6.19</text:p>
          </table:table-cell>
          <table:table-cell table:number-columns-repeated="2"/>
          <table:table-cell table:formula="of:=([.C167]-[.$M$2])/16384" office:value-type="float" office:value="-0.00384677984775641">
            <text:p>0.00</text:p>
          </table:table-cell>
          <table:table-cell table:formula="of:=AVERAGE([.N150:.N166])" office:value-type="float" office:value="-0.0649250197374623">
            <text:p>-0.06</text:p>
          </table:table-cell>
          <table:table-cell table:formula="of:=[.N167]-[.O167]" office:value-type="float" office:value="0.0610782398897059">
            <text:p>0.061</text:p>
          </table:table-cell>
          <table:table-cell table:formula="of:=[.Q166]+[.P167]" office:value-type="float" office:value="-0.33539177389706">
            <text:p>-0.335</text:p>
          </table:table-cell>
          <table:table-cell table:number-columns-repeated="6"/>
          <table:table-cell table:formula="of:=([.A167]-[.T$2])/16384" office:value-type="float" office:value="-0.126258263221154">
            <text:p>-0.13</text:p>
          </table:table-cell>
          <table:table-cell table:formula="of:=IF(ABS(([.B167]-[.U$2])/16384) &gt; 0.1; ([.B167]-[.U$2])/16384; 0)" office:value-type="float" office:value="-0.111860226362179">
            <text:p>-0.11</text:p>
          </table:table-cell>
          <table:table-cell table:formula="of:=IF(ABS(([.C167]-[.V$2])/16384) &gt; 0.1; ([.C167]-[.V$2])/16384; 0)" office:value-type="float" office:value="0">
            <text:p>0.00</text:p>
          </table:table-cell>
          <table:table-cell/>
          <table:table-cell table:formula="of:=SQRT([.X167]*[.X167]+[.Y167]*[.Y167]+[.Z167]*[.Z167])" office:value-type="float" office:value="0.168682717767471">
            <text:p>0.1687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4008">
            <text:p>-4008</text:p>
          </table:table-cell>
          <table:table-cell office:value-type="float" office:value="-4124">
            <text:p>-4124</text:p>
          </table:table-cell>
          <table:table-cell office:value-type="float" office:value="26.46">
            <text:p>26.46</text:p>
          </table:table-cell>
          <table:table-cell office:value-type="float" office:value="8099">
            <text:p>8099</text:p>
          </table:table-cell>
          <table:table-cell office:value-type="float" office:value="-2560">
            <text:p>-2560</text:p>
          </table:table-cell>
          <table:table-cell office:value-type="string">
            <text:p>-3869<text:tab/><text:tab/><text:tab/><text:tab/></text:p>
          </table:table-cell>
          <table:table-cell table:number-columns-repeated="2"/>
          <table:table-cell table:formula="of:=IF(ABS(([.C168]-[.$I$2])/16384) &gt; 0.1; ([.C168]-[.$I$2])/16384; 0)" office:value-type="float" office:value="0">
            <text:p>0.00</text:p>
          </table:table-cell>
          <table:table-cell table:formula="of:=[.K167]+[.J168]" office:value-type="float" office:value="-6.18793194110577">
            <text:p>-6.19</text:p>
          </table:table-cell>
          <table:table-cell table:number-columns-repeated="2"/>
          <table:table-cell table:formula="of:=([.C168]-[.$M$2])/16384" office:value-type="float" office:value="-0.0568252954727564">
            <text:p>-0.06</text:p>
          </table:table-cell>
          <table:table-cell table:formula="of:=AVERAGE([.N151:.N167])" office:value-type="float" office:value="-0.0580172761712858">
            <text:p>-0.06</text:p>
          </table:table-cell>
          <table:table-cell table:formula="of:=[.N168]-[.O168]" office:value-type="float" office:value="0.0011919806985294">
            <text:p>0.001</text:p>
          </table:table-cell>
          <table:table-cell table:formula="of:=[.Q167]+[.P168]" office:value-type="float" office:value="-0.334199793198531">
            <text:p>-0.334</text:p>
          </table:table-cell>
          <table:table-cell table:number-columns-repeated="6"/>
          <table:table-cell table:formula="of:=([.A168]-[.T$2])/16384" office:value-type="float" office:value="-0.0373910757211539">
            <text:p>-0.04</text:p>
          </table:table-cell>
          <table:table-cell table:formula="of:=IF(ABS(([.B168]-[.U$2])/16384) &gt; 0.1; ([.B168]-[.U$2])/16384; 0)" office:value-type="float" office:value="-0.147748898237179">
            <text:p>-0.15</text:p>
          </table:table-cell>
          <table:table-cell table:formula="of:=IF(ABS(([.C168]-[.V$2])/16384) &gt; 0.1; ([.C168]-[.V$2])/16384; 0)" office:value-type="float" office:value="0">
            <text:p>0.00</text:p>
          </table:table-cell>
          <table:table-cell/>
          <table:table-cell table:formula="of:=SQRT([.X168]*[.X168]+[.Y168]*[.Y168]+[.Z168]*[.Z168])" office:value-type="float" office:value="0.152406789461249">
            <text:p>0.1524</text:p>
          </table:table-cell>
        </table:table-row>
        <table:table-row table:style-name="ro1">
          <table:table-cell office:value-type="float" office:value="19812">
            <text:p>19812</text:p>
          </table:table-cell>
          <table:table-cell office:value-type="float" office:value="-2132">
            <text:p>-2132</text:p>
          </table:table-cell>
          <table:table-cell office:value-type="float" office:value="-5296">
            <text:p>-5296</text:p>
          </table:table-cell>
          <table:table-cell office:value-type="float" office:value="26.55">
            <text:p>26.55</text:p>
          </table:table-cell>
          <table:table-cell office:value-type="float" office:value="9435">
            <text:p>9435</text:p>
          </table:table-cell>
          <table:table-cell office:value-type="float" office:value="1031">
            <text:p>1031</text:p>
          </table:table-cell>
          <table:table-cell office:value-type="string">
            <text:p>-4225<text:tab/><text:tab/><text:tab/><text:tab/></text:p>
          </table:table-cell>
          <table:table-cell table:number-columns-repeated="2"/>
          <table:table-cell table:formula="of:=IF(ABS(([.C169]-[.$I$2])/16384) &gt; 0.1; ([.C169]-[.$I$2])/16384; 0)" office:value-type="float" office:value="-0.128358498597756">
            <text:p>-0.13</text:p>
          </table:table-cell>
          <table:table-cell table:formula="of:=[.K168]+[.J169]" office:value-type="float" office:value="-6.31629043970353">
            <text:p>-6.32</text:p>
          </table:table-cell>
          <table:table-cell table:number-columns-repeated="2"/>
          <table:table-cell table:formula="of:=([.C169]-[.$M$2])/16384" office:value-type="float" office:value="-0.128358498597756">
            <text:p>-0.13</text:p>
          </table:table-cell>
          <table:table-cell table:formula="of:=AVERAGE([.N152:.N168])" office:value-type="float" office:value="-0.0515690914286388">
            <text:p>-0.05</text:p>
          </table:table-cell>
          <table:table-cell table:formula="of:=[.N169]-[.O169]" office:value-type="float" office:value="-0.0767894071691177">
            <text:p>-0.077</text:p>
          </table:table-cell>
          <table:table-cell table:formula="of:=[.Q168]+[.P169]" office:value-type="float" office:value="-0.410989200367648">
            <text:p>-0.411</text:p>
          </table:table-cell>
          <table:table-cell table:number-columns-repeated="6"/>
          <table:table-cell table:formula="of:=([.A169]-[.T$2])/16384" office:value-type="float" office:value="0.213585486778846">
            <text:p>0.21</text:p>
          </table:table-cell>
          <table:table-cell table:formula="of:=IF(ABS(([.B169]-[.U$2])/16384) &gt; 0.1; ([.B169]-[.U$2])/16384; 0)" office:value-type="float" office:value="0">
            <text:p>0.00</text:p>
          </table:table-cell>
          <table:table-cell table:formula="of:=IF(ABS(([.C169]-[.V$2])/16384) &gt; 0.1; ([.C169]-[.V$2])/16384; 0)" office:value-type="float" office:value="-0.128358498597756">
            <text:p>-0.13</text:p>
          </table:table-cell>
          <table:table-cell/>
          <table:table-cell table:formula="of:=SQRT([.X169]*[.X169]+[.Y169]*[.Y169]+[.Z169]*[.Z169])" office:value-type="float" office:value="0.249188009994114">
            <text:p>0.2492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office:value-type="float" office:value="-1140">
            <text:p>-1140</text:p>
          </table:table-cell>
          <table:table-cell office:value-type="float" office:value="-6868">
            <text:p>-6868</text:p>
          </table:table-cell>
          <table:table-cell office:value-type="float" office:value="26.65">
            <text:p>26.65</text:p>
          </table:table-cell>
          <table:table-cell office:value-type="float" office:value="8560">
            <text:p>8560</text:p>
          </table:table-cell>
          <table:table-cell office:value-type="float" office:value="1951">
            <text:p>1951</text:p>
          </table:table-cell>
          <table:table-cell office:value-type="string">
            <text:p>-2896<text:tab/><text:tab/><text:tab/><text:tab/></text:p>
          </table:table-cell>
          <table:table-cell table:number-columns-repeated="2"/>
          <table:table-cell table:formula="of:=IF(ABS(([.C170]-[.$I$2])/16384) &gt; 0.1; ([.C170]-[.$I$2])/16384; 0)" office:value-type="float" office:value="-0.224305764222756">
            <text:p>-0.22</text:p>
          </table:table-cell>
          <table:table-cell table:formula="of:=[.K169]+[.J170]" office:value-type="float" office:value="-6.54059620392628">
            <text:p>-6.54</text:p>
          </table:table-cell>
          <table:table-cell table:number-columns-repeated="2"/>
          <table:table-cell table:formula="of:=([.C170]-[.$M$2])/16384" office:value-type="float" office:value="-0.224305764222756">
            <text:p>-0.22</text:p>
          </table:table-cell>
          <table:table-cell table:formula="of:=AVERAGE([.N153:.N169])" office:value-type="float" office:value="-0.0455661042962858">
            <text:p>-0.05</text:p>
          </table:table-cell>
          <table:table-cell table:formula="of:=[.N170]-[.O170]" office:value-type="float" office:value="-0.178739659926471">
            <text:p>-0.179</text:p>
          </table:table-cell>
          <table:table-cell table:formula="of:=[.Q169]+[.P170]" office:value-type="float" office:value="-0.589728860294119">
            <text:p>-0.590</text:p>
          </table:table-cell>
          <table:table-cell table:number-columns-repeated="6"/>
          <table:table-cell table:formula="of:=([.A170]-[.T$2])/16384" office:value-type="float" office:value="-0.0307992788461539">
            <text:p>-0.03</text:p>
          </table:table-cell>
          <table:table-cell table:formula="of:=IF(ABS(([.B170]-[.U$2])/16384) &gt; 0.1; ([.B170]-[.U$2])/16384; 0)" office:value-type="float" office:value="0">
            <text:p>0.00</text:p>
          </table:table-cell>
          <table:table-cell table:formula="of:=IF(ABS(([.C170]-[.V$2])/16384) &gt; 0.1; ([.C170]-[.V$2])/16384; 0)" office:value-type="float" office:value="-0.224305764222756">
            <text:p>-0.22</text:p>
          </table:table-cell>
          <table:table-cell/>
          <table:table-cell table:formula="of:=SQRT([.X170]*[.X170]+[.Y170]*[.Y170]+[.Z170]*[.Z170])" office:value-type="float" office:value="0.226410404886785">
            <text:p>0.2264</text:p>
          </table:table-cell>
        </table:table-row>
        <table:table-row table:style-name="ro1">
          <table:table-cell office:value-type="float" office:value="17752">
            <text:p>17752</text:p>
          </table:table-cell>
          <table:table-cell office:value-type="float" office:value="-2420">
            <text:p>-2420</text:p>
          </table:table-cell>
          <table:table-cell office:value-type="float" office:value="-7828">
            <text:p>-7828</text:p>
          </table:table-cell>
          <table:table-cell office:value-type="float" office:value="26.55">
            <text:p>26.55</text:p>
          </table:table-cell>
          <table:table-cell office:value-type="float" office:value="9279">
            <text:p>9279</text:p>
          </table:table-cell>
          <table:table-cell office:value-type="float" office:value="-1409">
            <text:p>-1409</text:p>
          </table:table-cell>
          <table:table-cell office:value-type="string">
            <text:p>-1665<text:tab/><text:tab/><text:tab/><text:tab/></text:p>
          </table:table-cell>
          <table:table-cell table:number-columns-repeated="2"/>
          <table:table-cell table:formula="of:=IF(ABS(([.C171]-[.$I$2])/16384) &gt; 0.1; ([.C171]-[.$I$2])/16384; 0)" office:value-type="float" office:value="-0.282899514222756">
            <text:p>-0.28</text:p>
          </table:table-cell>
          <table:table-cell table:formula="of:=[.K170]+[.J171]" office:value-type="float" office:value="-6.82349571814904">
            <text:p>-6.82</text:p>
          </table:table-cell>
          <table:table-cell table:number-columns-repeated="2"/>
          <table:table-cell table:formula="of:=([.C171]-[.$M$2])/16384" office:value-type="float" office:value="-0.282899514222756">
            <text:p>-0.28</text:p>
          </table:table-cell>
          <table:table-cell table:formula="of:=AVERAGE([.N154:.N170])" office:value-type="float" office:value="-0.0586778919801093">
            <text:p>-0.06</text:p>
          </table:table-cell>
          <table:table-cell table:formula="of:=[.N171]-[.O171]" office:value-type="float" office:value="-0.224221622242647">
            <text:p>-0.224</text:p>
          </table:table-cell>
          <table:table-cell table:formula="of:=[.Q170]+[.P171]" office:value-type="float" office:value="-0.813950482536766">
            <text:p>-0.814</text:p>
          </table:table-cell>
          <table:table-cell table:number-columns-repeated="6"/>
          <table:table-cell table:formula="of:=([.A171]-[.T$2])/16384" office:value-type="float" office:value="0.0878530649038462">
            <text:p>0.09</text:p>
          </table:table-cell>
          <table:table-cell table:formula="of:=IF(ABS(([.B171]-[.U$2])/16384) &gt; 0.1; ([.B171]-[.U$2])/16384; 0)" office:value-type="float" office:value="0">
            <text:p>0.00</text:p>
          </table:table-cell>
          <table:table-cell table:formula="of:=IF(ABS(([.C171]-[.V$2])/16384) &gt; 0.1; ([.C171]-[.V$2])/16384; 0)" office:value-type="float" office:value="-0.282899514222756">
            <text:p>-0.28</text:p>
          </table:table-cell>
          <table:table-cell/>
          <table:table-cell table:formula="of:=SQRT([.X171]*[.X171]+[.Y171]*[.Y171]+[.Z171]*[.Z171])" office:value-type="float" office:value="0.296226764760497">
            <text:p>0.2962</text:p>
          </table:table-cell>
        </table:table-row>
        <table:table-row table:style-name="ro1">
          <table:table-cell office:value-type="float" office:value="12376">
            <text:p>12376</text:p>
          </table:table-cell>
          <table:table-cell office:value-type="float" office:value="-2140">
            <text:p>-2140</text:p>
          </table:table-cell>
          <table:table-cell office:value-type="float" office:value="-3648">
            <text:p>-3648</text:p>
          </table:table-cell>
          <table:table-cell office:value-type="float" office:value="26.55">
            <text:p>26.55</text:p>
          </table:table-cell>
          <table:table-cell office:value-type="float" office:value="12652">
            <text:p>12652</text:p>
          </table:table-cell>
          <table:table-cell office:value-type="float" office:value="389">
            <text:p>389</text:p>
          </table:table-cell>
          <table:table-cell office:value-type="string">
            <text:p>-1868<text:tab/><text:tab/><text:tab/><text:tab/></text:p>
          </table:table-cell>
          <table:table-cell table:number-columns-repeated="2"/>
          <table:table-cell table:formula="of:=IF(ABS(([.C172]-[.$I$2])/16384) &gt; 0.1; ([.C172]-[.$I$2])/16384; 0)" office:value-type="float" office:value="0">
            <text:p>0.00</text:p>
          </table:table-cell>
          <table:table-cell table:formula="of:=[.K171]+[.J172]" office:value-type="float" office:value="-6.82349571814904">
            <text:p>-6.82</text:p>
          </table:table-cell>
          <table:table-cell table:number-columns-repeated="2"/>
          <table:table-cell table:formula="of:=([.C172]-[.$M$2])/16384" office:value-type="float" office:value="-0.0277725610977564">
            <text:p>-0.03</text:p>
          </table:table-cell>
          <table:table-cell table:formula="of:=AVERAGE([.N155:.N171])" office:value-type="float" office:value="-0.083465346024227">
            <text:p>-0.08</text:p>
          </table:table-cell>
          <table:table-cell table:formula="of:=[.N172]-[.O172]" office:value-type="float" office:value="0.0556927849264706">
            <text:p>0.056</text:p>
          </table:table-cell>
          <table:table-cell table:formula="of:=[.Q171]+[.P172]" office:value-type="float" office:value="-0.758257697610295">
            <text:p>-0.758</text:p>
          </table:table-cell>
          <table:table-cell table:number-columns-repeated="6"/>
          <table:table-cell table:formula="of:=([.A172]-[.T$2])/16384" office:value-type="float" office:value="-0.240271935096154">
            <text:p>-0.24</text:p>
          </table:table-cell>
          <table:table-cell table:formula="of:=IF(ABS(([.B172]-[.U$2])/16384) &gt; 0.1; ([.B172]-[.U$2])/16384; 0)" office:value-type="float" office:value="0">
            <text:p>0.00</text:p>
          </table:table-cell>
          <table:table-cell table:formula="of:=IF(ABS(([.C172]-[.V$2])/16384) &gt; 0.1; ([.C172]-[.V$2])/16384; 0)" office:value-type="float" office:value="0">
            <text:p>0.00</text:p>
          </table:table-cell>
          <table:table-cell/>
          <table:table-cell table:formula="of:=SQRT([.X172]*[.X172]+[.Y172]*[.Y172]+[.Z172]*[.Z172])" office:value-type="float" office:value="0.240271935096154">
            <text:p>0.2403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-1272">
            <text:p>-1272</text:p>
          </table:table-cell>
          <table:table-cell office:value-type="float" office:value="-4352">
            <text:p>-4352</text:p>
          </table:table-cell>
          <table:table-cell office:value-type="float" office:value="26.6">
            <text:p>26.6</text:p>
          </table:table-cell>
          <table:table-cell office:value-type="float" office:value="13677">
            <text:p>13677</text:p>
          </table:table-cell>
          <table:table-cell office:value-type="float" office:value="-5054">
            <text:p>-5054</text:p>
          </table:table-cell>
          <table:table-cell office:value-type="string">
            <text:p>-2984<text:tab/><text:tab/><text:tab/><text:tab/></text:p>
          </table:table-cell>
          <table:table-cell table:number-columns-repeated="2"/>
          <table:table-cell table:formula="of:=IF(ABS(([.C173]-[.$I$2])/16384) &gt; 0.1; ([.C173]-[.$I$2])/16384; 0)" office:value-type="float" office:value="0">
            <text:p>0.00</text:p>
          </table:table-cell>
          <table:table-cell table:formula="of:=[.K172]+[.J173]" office:value-type="float" office:value="-6.82349571814904">
            <text:p>-6.82</text:p>
          </table:table-cell>
          <table:table-cell table:number-columns-repeated="2"/>
          <table:table-cell table:formula="of:=([.C173]-[.$M$2])/16384" office:value-type="float" office:value="-0.0707413110977564">
            <text:p>-0.07</text:p>
          </table:table-cell>
          <table:table-cell table:formula="of:=AVERAGE([.N156:.N172])" office:value-type="float" office:value="-0.0887071888551093">
            <text:p>-0.09</text:p>
          </table:table-cell>
          <table:table-cell table:formula="of:=[.N173]-[.O173]" office:value-type="float" office:value="0.0179658777573529">
            <text:p>0.018</text:p>
          </table:table-cell>
          <table:table-cell table:formula="of:=[.Q172]+[.P173]" office:value-type="float" office:value="-0.740291819852942">
            <text:p>-0.740</text:p>
          </table:table-cell>
          <table:table-cell table:number-columns-repeated="6"/>
          <table:table-cell table:formula="of:=([.A173]-[.T$2])/16384" office:value-type="float" office:value="-0.0434945913461539">
            <text:p>-0.04</text:p>
          </table:table-cell>
          <table:table-cell table:formula="of:=IF(ABS(([.B173]-[.U$2])/16384) &gt; 0.1; ([.B173]-[.U$2])/16384; 0)" office:value-type="float" office:value="0">
            <text:p>0.00</text:p>
          </table:table-cell>
          <table:table-cell table:formula="of:=IF(ABS(([.C173]-[.V$2])/16384) &gt; 0.1; ([.C173]-[.V$2])/16384; 0)" office:value-type="float" office:value="0">
            <text:p>0.00</text:p>
          </table:table-cell>
          <table:table-cell/>
          <table:table-cell table:formula="of:=SQRT([.X173]*[.X173]+[.Y173]*[.Y173]+[.Z173]*[.Z173])" office:value-type="float" office:value="0.0434945913461539">
            <text:p>0.0435</text:p>
          </table:table-cell>
        </table:table-row>
        <table:table-row table:style-name="ro1">
          <table:table-cell office:value-type="float" office:value="15208">
            <text:p>15208</text:p>
          </table:table-cell>
          <table:table-cell office:value-type="float" office:value="-1228">
            <text:p>-1228</text:p>
          </table:table-cell>
          <table:table-cell office:value-type="float" office:value="-3432">
            <text:p>-3432</text:p>
          </table:table-cell>
          <table:table-cell office:value-type="float" office:value="26.6">
            <text:p>26.6</text:p>
          </table:table-cell>
          <table:table-cell office:value-type="float" office:value="9645">
            <text:p>9645</text:p>
          </table:table-cell>
          <table:table-cell office:value-type="float" office:value="-3580">
            <text:p>-3580</text:p>
          </table:table-cell>
          <table:table-cell office:value-type="string">
            <text:p>-3008<text:tab/><text:tab/><text:tab/><text:tab/></text:p>
          </table:table-cell>
          <table:table-cell table:number-columns-repeated="2"/>
          <table:table-cell table:formula="of:=IF(ABS(([.C174]-[.$I$2])/16384) &gt; 0.1; ([.C174]-[.$I$2])/16384; 0)" office:value-type="float" office:value="0">
            <text:p>0.00</text:p>
          </table:table-cell>
          <table:table-cell table:formula="of:=[.K173]+[.J174]" office:value-type="float" office:value="-6.82349571814904">
            <text:p>-6.82</text:p>
          </table:table-cell>
          <table:table-cell table:number-columns-repeated="2"/>
          <table:table-cell table:formula="of:=([.C174]-[.$M$2])/16384" office:value-type="float" office:value="-0.0145889673477564">
            <text:p>-0.01</text:p>
          </table:table-cell>
          <table:table-cell table:formula="of:=AVERAGE([.N157:.N173])" office:value-type="float" office:value="-0.0918092109139329">
            <text:p>-0.09</text:p>
          </table:table-cell>
          <table:table-cell table:formula="of:=[.N174]-[.O174]" office:value-type="float" office:value="0.0772202435661765">
            <text:p>0.077</text:p>
          </table:table-cell>
          <table:table-cell table:formula="of:=[.Q173]+[.P174]" office:value-type="float" office:value="-0.663071576286766">
            <text:p>-0.663</text:p>
          </table:table-cell>
          <table:table-cell table:number-columns-repeated="6"/>
          <table:table-cell table:formula="of:=([.A174]-[.T$2])/16384" office:value-type="float" office:value="-0.0674203725961539">
            <text:p>-0.07</text:p>
          </table:table-cell>
          <table:table-cell table:formula="of:=IF(ABS(([.B174]-[.U$2])/16384) &gt; 0.1; ([.B174]-[.U$2])/16384; 0)" office:value-type="float" office:value="0">
            <text:p>0.00</text:p>
          </table:table-cell>
          <table:table-cell table:formula="of:=IF(ABS(([.C174]-[.V$2])/16384) &gt; 0.1; ([.C174]-[.V$2])/16384; 0)" office:value-type="float" office:value="0">
            <text:p>0.00</text:p>
          </table:table-cell>
          <table:table-cell/>
          <table:table-cell table:formula="of:=SQRT([.X174]*[.X174]+[.Y174]*[.Y174]+[.Z174]*[.Z174])" office:value-type="float" office:value="0.0674203725961539">
            <text:p>0.0674</text:p>
          </table:table-cell>
        </table:table-row>
        <table:table-row table:style-name="ro1">
          <table:table-cell office:value-type="float" office:value="18856">
            <text:p>18856</text:p>
          </table:table-cell>
          <table:table-cell office:value-type="float" office:value="-1040">
            <text:p>-1040</text:p>
          </table:table-cell>
          <table:table-cell office:value-type="float" office:value="-4784">
            <text:p>-4784</text:p>
          </table:table-cell>
          <table:table-cell office:value-type="float" office:value="26.51">
            <text:p>26.51</text:p>
          </table:table-cell>
          <table:table-cell office:value-type="float" office:value="8629">
            <text:p>8629</text:p>
          </table:table-cell>
          <table:table-cell office:value-type="float" office:value="-2206">
            <text:p>-2206</text:p>
          </table:table-cell>
          <table:table-cell office:value-type="string">
            <text:p>-2040<text:tab/><text:tab/><text:tab/><text:tab/></text:p>
          </table:table-cell>
          <table:table-cell table:number-columns-repeated="2"/>
          <table:table-cell table:formula="of:=IF(ABS(([.C175]-[.$I$2])/16384) &gt; 0.1; ([.C175]-[.$I$2])/16384; 0)" office:value-type="float" office:value="0">
            <text:p>0.00</text:p>
          </table:table-cell>
          <table:table-cell table:formula="of:=[.K174]+[.J175]" office:value-type="float" office:value="-6.82349571814904">
            <text:p>-6.82</text:p>
          </table:table-cell>
          <table:table-cell table:number-columns-repeated="2"/>
          <table:table-cell table:formula="of:=([.C175]-[.$M$2])/16384" office:value-type="float" office:value="-0.0971084985977564">
            <text:p>-0.10</text:p>
          </table:table-cell>
          <table:table-cell table:formula="of:=AVERAGE([.N158:.N174])" office:value-type="float" office:value="-0.0792431493330505">
            <text:p>-0.08</text:p>
          </table:table-cell>
          <table:table-cell table:formula="of:=[.N175]-[.O175]" office:value-type="float" office:value="-0.0178653492647059">
            <text:p>-0.018</text:p>
          </table:table-cell>
          <table:table-cell table:formula="of:=[.Q174]+[.P175]" office:value-type="float" office:value="-0.680936925551472">
            <text:p>-0.681</text:p>
          </table:table-cell>
          <table:table-cell table:number-columns-repeated="6"/>
          <table:table-cell table:formula="of:=([.A175]-[.T$2])/16384" office:value-type="float" office:value="0.155235877403846">
            <text:p>0.16</text:p>
          </table:table-cell>
          <table:table-cell table:formula="of:=IF(ABS(([.B175]-[.U$2])/16384) &gt; 0.1; ([.B175]-[.U$2])/16384; 0)" office:value-type="float" office:value="0">
            <text:p>0.00</text:p>
          </table:table-cell>
          <table:table-cell table:formula="of:=IF(ABS(([.C175]-[.V$2])/16384) &gt; 0.1; ([.C175]-[.V$2])/16384; 0)" office:value-type="float" office:value="0">
            <text:p>0.00</text:p>
          </table:table-cell>
          <table:table-cell/>
          <table:table-cell table:formula="of:=SQRT([.X175]*[.X175]+[.Y175]*[.Y175]+[.Z175]*[.Z175])" office:value-type="float" office:value="0.155235877403846">
            <text:p>0.1552</text:p>
          </table:table-cell>
        </table:table-row>
        <table:table-row table:style-name="ro1">
          <table:table-cell office:value-type="float" office:value="20576">
            <text:p>20576</text:p>
          </table:table-cell>
          <table:table-cell office:value-type="float" office:value="-3264">
            <text:p>-3264</text:p>
          </table:table-cell>
          <table:table-cell office:value-type="float" office:value="-5544">
            <text:p>-5544</text:p>
          </table:table-cell>
          <table:table-cell office:value-type="float" office:value="26.69">
            <text:p>26.69</text:p>
          </table:table-cell>
          <table:table-cell office:value-type="float" office:value="7415">
            <text:p>7415</text:p>
          </table:table-cell>
          <table:table-cell office:value-type="float" office:value="2244">
            <text:p>2244</text:p>
          </table:table-cell>
          <table:table-cell office:value-type="string">
            <text:p>330<text:tab/><text:tab/><text:tab/><text:tab/></text:p>
          </table:table-cell>
          <table:table-cell table:number-columns-repeated="2"/>
          <table:table-cell table:formula="of:=IF(ABS(([.C176]-[.$I$2])/16384) &gt; 0.1; ([.C176]-[.$I$2])/16384; 0)" office:value-type="float" office:value="-0.143495217347756">
            <text:p>-0.14</text:p>
          </table:table-cell>
          <table:table-cell table:formula="of:=[.K175]+[.J176]" office:value-type="float" office:value="-6.9669909354968">
            <text:p>-6.97</text:p>
          </table:table-cell>
          <table:table-cell table:number-columns-repeated="2"/>
          <table:table-cell table:formula="of:=([.C176]-[.$M$2])/16384" office:value-type="float" office:value="-0.143495217347756">
            <text:p>-0.14</text:p>
          </table:table-cell>
          <table:table-cell table:formula="of:=AVERAGE([.N159:.N175])" office:value-type="float" office:value="-0.0775341649580505">
            <text:p>-0.08</text:p>
          </table:table-cell>
          <table:table-cell table:formula="of:=[.N176]-[.O176]" office:value-type="float" office:value="-0.0659610523897059">
            <text:p>-0.066</text:p>
          </table:table-cell>
          <table:table-cell table:formula="of:=[.Q175]+[.P176]" office:value-type="float" office:value="-0.746897977941178">
            <text:p>-0.747</text:p>
          </table:table-cell>
          <table:table-cell table:number-columns-repeated="6"/>
          <table:table-cell table:formula="of:=([.A176]-[.T$2])/16384" office:value-type="float" office:value="0.260216346153846">
            <text:p>0.26</text:p>
          </table:table-cell>
          <table:table-cell table:formula="of:=IF(ABS(([.B176]-[.U$2])/16384) &gt; 0.1; ([.B176]-[.U$2])/16384; 0)" office:value-type="float" office:value="-0.102338741987179">
            <text:p>-0.10</text:p>
          </table:table-cell>
          <table:table-cell table:formula="of:=IF(ABS(([.C176]-[.V$2])/16384) &gt; 0.1; ([.C176]-[.V$2])/16384; 0)" office:value-type="float" office:value="-0.143495217347756">
            <text:p>-0.14</text:p>
          </table:table-cell>
          <table:table-cell/>
          <table:table-cell table:formula="of:=SQRT([.X176]*[.X176]+[.Y176]*[.Y176]+[.Z176]*[.Z176])" office:value-type="float" office:value="0.314287515372241">
            <text:p>0.3143</text:p>
          </table:table-cell>
        </table:table-row>
        <table:table-row table:style-name="ro1">
          <table:table-cell office:value-type="float" office:value="14480">
            <text:p>14480</text:p>
          </table:table-cell>
          <table:table-cell office:value-type="float" office:value="-3984">
            <text:p>-3984</text:p>
          </table:table-cell>
          <table:table-cell office:value-type="float" office:value="-6164">
            <text:p>-6164</text:p>
          </table:table-cell>
          <table:table-cell office:value-type="float" office:value="26.69">
            <text:p>26.69</text:p>
          </table:table-cell>
          <table:table-cell office:value-type="float" office:value="8488">
            <text:p>8488</text:p>
          </table:table-cell>
          <table:table-cell office:value-type="float" office:value="872">
            <text:p>872</text:p>
          </table:table-cell>
          <table:table-cell office:value-type="string">
            <text:p>-83<text:tab/><text:tab/><text:tab/><text:tab/></text:p>
          </table:table-cell>
          <table:table-cell table:number-columns-repeated="2"/>
          <table:table-cell table:formula="of:=IF(ABS(([.C177]-[.$I$2])/16384) &gt; 0.1; ([.C177]-[.$I$2])/16384; 0)" office:value-type="float" office:value="-0.181337014222756">
            <text:p>-0.18</text:p>
          </table:table-cell>
          <table:table-cell table:formula="of:=[.K176]+[.J177]" office:value-type="float" office:value="-7.14832794971955">
            <text:p>-7.15</text:p>
          </table:table-cell>
          <table:table-cell table:number-columns-repeated="2"/>
          <table:table-cell table:formula="of:=([.C177]-[.$M$2])/16384" office:value-type="float" office:value="-0.181337014222756">
            <text:p>-0.18</text:p>
          </table:table-cell>
          <table:table-cell table:formula="of:=AVERAGE([.N160:.N176])" office:value-type="float" office:value="-0.080779799149227">
            <text:p>-0.08</text:p>
          </table:table-cell>
          <table:table-cell table:formula="of:=[.N177]-[.O177]" office:value-type="float" office:value="-0.100557215073529">
            <text:p>-0.101</text:p>
          </table:table-cell>
          <table:table-cell table:formula="of:=[.Q176]+[.P177]" office:value-type="float" office:value="-0.847455193014707">
            <text:p>-0.847</text:p>
          </table:table-cell>
          <table:table-cell table:number-columns-repeated="6"/>
          <table:table-cell table:formula="of:=([.A177]-[.T$2])/16384" office:value-type="float" office:value="-0.111853966346154">
            <text:p>-0.11</text:p>
          </table:table-cell>
          <table:table-cell table:formula="of:=IF(ABS(([.B177]-[.U$2])/16384) &gt; 0.1; ([.B177]-[.U$2])/16384; 0)" office:value-type="float" office:value="-0.146284054487179">
            <text:p>-0.15</text:p>
          </table:table-cell>
          <table:table-cell table:formula="of:=IF(ABS(([.C177]-[.V$2])/16384) &gt; 0.1; ([.C177]-[.V$2])/16384; 0)" office:value-type="float" office:value="-0.181337014222756">
            <text:p>-0.18</text:p>
          </table:table-cell>
          <table:table-cell/>
          <table:table-cell table:formula="of:=SQRT([.X177]*[.X177]+[.Y177]*[.Y177]+[.Z177]*[.Z177])" office:value-type="float" office:value="0.258444282412668">
            <text:p>0.2584</text:p>
          </table:table-cell>
        </table:table-row>
        <table:table-row table:style-name="ro1">
          <table:table-cell office:value-type="float" office:value="17036">
            <text:p>17036</text:p>
          </table:table-cell>
          <table:table-cell office:value-type="float" office:value="-1600">
            <text:p>-1600</text:p>
          </table:table-cell>
          <table:table-cell office:value-type="float" office:value="-5548">
            <text:p>-5548</text:p>
          </table:table-cell>
          <table:table-cell office:value-type="float" office:value="26.55">
            <text:p>26.55</text:p>
          </table:table-cell>
          <table:table-cell office:value-type="float" office:value="8534">
            <text:p>8534</text:p>
          </table:table-cell>
          <table:table-cell office:value-type="float" office:value="1261">
            <text:p>1261</text:p>
          </table:table-cell>
          <table:table-cell office:value-type="string">
            <text:p>-3058<text:tab/><text:tab/><text:tab/><text:tab/></text:p>
          </table:table-cell>
          <table:table-cell table:number-columns-repeated="2"/>
          <table:table-cell table:formula="of:=IF(ABS(([.C178]-[.$I$2])/16384) &gt; 0.1; ([.C178]-[.$I$2])/16384; 0)" office:value-type="float" office:value="-0.143739357972756">
            <text:p>-0.14</text:p>
          </table:table-cell>
          <table:table-cell table:formula="of:=[.K177]+[.J178]" office:value-type="float" office:value="-7.29206730769231">
            <text:p>-7.29</text:p>
          </table:table-cell>
          <table:table-cell table:number-columns-repeated="2"/>
          <table:table-cell table:formula="of:=([.C178]-[.$M$2])/16384" office:value-type="float" office:value="-0.143739357972756">
            <text:p>-0.14</text:p>
          </table:table-cell>
          <table:table-cell table:formula="of:=AVERAGE([.N161:.N177])" office:value-type="float" office:value="-0.0925559940021682">
            <text:p>-0.09</text:p>
          </table:table-cell>
          <table:table-cell table:formula="of:=[.N178]-[.O178]" office:value-type="float" office:value="-0.0511833639705883">
            <text:p>-0.051</text:p>
          </table:table-cell>
          <table:table-cell table:formula="of:=[.Q177]+[.P178]" office:value-type="float" office:value="-0.898638556985295">
            <text:p>-0.899</text:p>
          </table:table-cell>
          <table:table-cell table:number-columns-repeated="6"/>
          <table:table-cell table:formula="of:=([.A178]-[.T$2])/16384" office:value-type="float" office:value="0.0441518930288461">
            <text:p>0.04</text:p>
          </table:table-cell>
          <table:table-cell table:formula="of:=IF(ABS(([.B178]-[.U$2])/16384) &gt; 0.1; ([.B178]-[.U$2])/16384; 0)" office:value-type="float" office:value="0">
            <text:p>0.00</text:p>
          </table:table-cell>
          <table:table-cell table:formula="of:=IF(ABS(([.C178]-[.V$2])/16384) &gt; 0.1; ([.C178]-[.V$2])/16384; 0)" office:value-type="float" office:value="-0.143739357972756">
            <text:p>-0.14</text:p>
          </table:table-cell>
          <table:table-cell/>
          <table:table-cell table:formula="of:=SQRT([.X178]*[.X178]+[.Y178]*[.Y178]+[.Z178]*[.Z178])" office:value-type="float" office:value="0.15036752537849">
            <text:p>0.1504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float" office:value="-964">
            <text:p>-964</text:p>
          </table:table-cell>
          <table:table-cell office:value-type="float" office:value="-1468">
            <text:p>-1468</text:p>
          </table:table-cell>
          <table:table-cell office:value-type="float" office:value="26.55">
            <text:p>26.55</text:p>
          </table:table-cell>
          <table:table-cell office:value-type="float" office:value="6062">
            <text:p>6062</text:p>
          </table:table-cell>
          <table:table-cell office:value-type="float" office:value="1938">
            <text:p>1938</text:p>
          </table:table-cell>
          <table:table-cell office:value-type="string">
            <text:p>-2577<text:tab/><text:tab/><text:tab/><text:tab/></text:p>
          </table:table-cell>
          <table:table-cell table:number-columns-repeated="2"/>
          <table:table-cell table:formula="of:=IF(ABS(([.C179]-[.$I$2])/16384) &gt; 0.1; ([.C179]-[.$I$2])/16384; 0)" office:value-type="float" office:value="0.105284079527244">
            <text:p>0.11</text:p>
          </table:table-cell>
          <table:table-cell table:formula="of:=[.K178]+[.J179]" office:value-type="float" office:value="-7.18678322816506">
            <text:p>-7.19</text:p>
          </table:table-cell>
          <table:table-cell table:number-columns-repeated="2"/>
          <table:table-cell table:formula="of:=([.C179]-[.$M$2])/16384" office:value-type="float" office:value="0.105284079527244">
            <text:p>0.11</text:p>
          </table:table-cell>
          <table:table-cell table:formula="of:=AVERAGE([.N162:.N178])" office:value-type="float" office:value="-0.102580120840403">
            <text:p>-0.10</text:p>
          </table:table-cell>
          <table:table-cell table:formula="of:=[.N179]-[.O179]" office:value-type="float" office:value="0.207864200367647">
            <text:p>0.208</text:p>
          </table:table-cell>
          <table:table-cell table:formula="of:=[.Q178]+[.P179]" office:value-type="float" office:value="-0.690774356617649">
            <text:p>-0.691</text:p>
          </table:table-cell>
          <table:table-cell table:number-columns-repeated="6"/>
          <table:table-cell table:formula="of:=([.A179]-[.T$2])/16384" office:value-type="float" office:value="-0.317176231971154">
            <text:p>-0.32</text:p>
          </table:table-cell>
          <table:table-cell table:formula="of:=IF(ABS(([.B179]-[.U$2])/16384) &gt; 0.1; ([.B179]-[.U$2])/16384; 0)" office:value-type="float" office:value="0">
            <text:p>0.00</text:p>
          </table:table-cell>
          <table:table-cell table:formula="of:=IF(ABS(([.C179]-[.V$2])/16384) &gt; 0.1; ([.C179]-[.V$2])/16384; 0)" office:value-type="float" office:value="0.105284079527244">
            <text:p>0.11</text:p>
          </table:table-cell>
          <table:table-cell/>
          <table:table-cell table:formula="of:=SQRT([.X179]*[.X179]+[.Y179]*[.Y179]+[.Z179]*[.Z179])" office:value-type="float" office:value="0.334193805342526">
            <text:p>0.3342</text:p>
          </table:table-cell>
        </table:table-row>
        <table:table-row table:style-name="ro1">
          <table:table-cell office:value-type="float" office:value="13616">
            <text:p>13616</text:p>
          </table:table-cell>
          <table:table-cell office:value-type="float" office:value="-2188">
            <text:p>-2188</text:p>
          </table:table-cell>
          <table:table-cell office:value-type="float" office:value="-2164">
            <text:p>-2164</text:p>
          </table:table-cell>
          <table:table-cell office:value-type="float" office:value="26.46">
            <text:p>26.46</text:p>
          </table:table-cell>
          <table:table-cell office:value-type="float" office:value="3567">
            <text:p>3567</text:p>
          </table:table-cell>
          <table:table-cell office:value-type="float" office:value="-431">
            <text:p>-431</text:p>
          </table:table-cell>
          <table:table-cell office:value-type="string">
            <text:p>-893<text:tab/><text:tab/><text:tab/><text:tab/></text:p>
          </table:table-cell>
          <table:table-cell table:number-columns-repeated="2"/>
          <table:table-cell table:formula="of:=IF(ABS(([.C180]-[.$I$2])/16384) &gt; 0.1; ([.C180]-[.$I$2])/16384; 0)" office:value-type="float" office:value="0">
            <text:p>0.00</text:p>
          </table:table-cell>
          <table:table-cell table:formula="of:=[.K179]+[.J180]" office:value-type="float" office:value="-7.18678322816506">
            <text:p>-7.19</text:p>
          </table:table-cell>
          <table:table-cell table:number-columns-repeated="2"/>
          <table:table-cell table:formula="of:=([.C180]-[.$M$2])/16384" office:value-type="float" office:value="0.0628036107772436">
            <text:p>0.06</text:p>
          </table:table-cell>
          <table:table-cell table:formula="of:=AVERAGE([.N163:.N179])" office:value-type="float" office:value="-0.0946240087080505">
            <text:p>-0.09</text:p>
          </table:table-cell>
          <table:table-cell table:formula="of:=[.N180]-[.O180]" office:value-type="float" office:value="0.157427619485294">
            <text:p>0.157</text:p>
          </table:table-cell>
          <table:table-cell table:formula="of:=[.Q179]+[.P180]" office:value-type="float" office:value="-0.533346737132354">
            <text:p>-0.533</text:p>
          </table:table-cell>
          <table:table-cell table:number-columns-repeated="6"/>
          <table:table-cell table:formula="of:=([.A180]-[.T$2])/16384" office:value-type="float" office:value="-0.164588341346154">
            <text:p>-0.16</text:p>
          </table:table-cell>
          <table:table-cell table:formula="of:=IF(ABS(([.B180]-[.U$2])/16384) &gt; 0.1; ([.B180]-[.U$2])/16384; 0)" office:value-type="float" office:value="0">
            <text:p>0.00</text:p>
          </table:table-cell>
          <table:table-cell table:formula="of:=IF(ABS(([.C180]-[.V$2])/16384) &gt; 0.1; ([.C180]-[.V$2])/16384; 0)" office:value-type="float" office:value="0">
            <text:p>0.00</text:p>
          </table:table-cell>
          <table:table-cell/>
          <table:table-cell table:formula="of:=SQRT([.X180]*[.X180]+[.Y180]*[.Y180]+[.Z180]*[.Z180])" office:value-type="float" office:value="0.164588341346154">
            <text:p>0.1646</text:p>
          </table:table-cell>
        </table:table-row>
        <table:table-row table:style-name="ro1">
          <table:table-cell office:value-type="float" office:value="17792">
            <text:p>17792</text:p>
          </table:table-cell>
          <table:table-cell office:value-type="float" office:value="-2372">
            <text:p>-2372</text:p>
          </table:table-cell>
          <table:table-cell office:value-type="float" office:value="-3640">
            <text:p>-3640</text:p>
          </table:table-cell>
          <table:table-cell office:value-type="float" office:value="26.6">
            <text:p>26.6</text:p>
          </table:table-cell>
          <table:table-cell office:value-type="float" office:value="3288">
            <text:p>3288</text:p>
          </table:table-cell>
          <table:table-cell office:value-type="float" office:value="-2754">
            <text:p>-2754</text:p>
          </table:table-cell>
          <table:table-cell office:value-type="string">
            <text:p>-1190<text:tab/><text:tab/><text:tab/><text:tab/></text:p>
          </table:table-cell>
          <table:table-cell table:number-columns-repeated="2"/>
          <table:table-cell table:formula="of:=IF(ABS(([.C181]-[.$I$2])/16384) &gt; 0.1; ([.C181]-[.$I$2])/16384; 0)" office:value-type="float" office:value="0">
            <text:p>0.00</text:p>
          </table:table-cell>
          <table:table-cell table:formula="of:=[.K180]+[.J181]" office:value-type="float" office:value="-7.18678322816506">
            <text:p>-7.19</text:p>
          </table:table-cell>
          <table:table-cell table:number-columns-repeated="2"/>
          <table:table-cell table:formula="of:=([.C181]-[.$M$2])/16384" office:value-type="float" office:value="-0.0272842798477564">
            <text:p>-0.03</text:p>
          </table:table-cell>
          <table:table-cell table:formula="of:=AVERAGE([.N164:.N180])" office:value-type="float" office:value="-0.0871418166124623">
            <text:p>-0.09</text:p>
          </table:table-cell>
          <table:table-cell table:formula="of:=[.N181]-[.O181]" office:value-type="float" office:value="0.0598575367647059">
            <text:p>0.060</text:p>
          </table:table-cell>
          <table:table-cell table:formula="of:=[.Q180]+[.P181]" office:value-type="float" office:value="-0.473489200367649">
            <text:p>-0.473</text:p>
          </table:table-cell>
          <table:table-cell table:number-columns-repeated="6"/>
          <table:table-cell table:formula="of:=([.A181]-[.T$2])/16384" office:value-type="float" office:value="0.0902944711538462">
            <text:p>0.09</text:p>
          </table:table-cell>
          <table:table-cell table:formula="of:=IF(ABS(([.B181]-[.U$2])/16384) &gt; 0.1; ([.B181]-[.U$2])/16384; 0)" office:value-type="float" office:value="0">
            <text:p>0.00</text:p>
          </table:table-cell>
          <table:table-cell table:formula="of:=IF(ABS(([.C181]-[.V$2])/16384) &gt; 0.1; ([.C181]-[.V$2])/16384; 0)" office:value-type="float" office:value="0">
            <text:p>0.00</text:p>
          </table:table-cell>
          <table:table-cell/>
          <table:table-cell table:formula="of:=SQRT([.X181]*[.X181]+[.Y181]*[.Y181]+[.Z181]*[.Z181])" office:value-type="float" office:value="0.0902944711538462">
            <text:p>0.0903</text:p>
          </table:table-cell>
        </table:table-row>
        <table:table-row table:style-name="ro1">
          <table:table-cell office:value-type="float" office:value="21208">
            <text:p>21208</text:p>
          </table:table-cell>
          <table:table-cell office:value-type="float" office:value="-312">
            <text:p>-312</text:p>
          </table:table-cell>
          <table:table-cell office:value-type="float" office:value="-4940">
            <text:p>-4940</text:p>
          </table:table-cell>
          <table:table-cell office:value-type="float" office:value="26.55">
            <text:p>26.55</text:p>
          </table:table-cell>
          <table:table-cell office:value-type="float" office:value="1712">
            <text:p>1712</text:p>
          </table:table-cell>
          <table:table-cell office:value-type="float" office:value="2711">
            <text:p>2711</text:p>
          </table:table-cell>
          <table:table-cell office:value-type="string">
            <text:p>-1441<text:tab/><text:tab/><text:tab/><text:tab/></text:p>
          </table:table-cell>
          <table:table-cell table:number-columns-repeated="2"/>
          <table:table-cell table:formula="of:=IF(ABS(([.C182]-[.$I$2])/16384) &gt; 0.1; ([.C182]-[.$I$2])/16384; 0)" office:value-type="float" office:value="-0.106629982972756">
            <text:p>-0.11</text:p>
          </table:table-cell>
          <table:table-cell table:formula="of:=[.K181]+[.J182]" office:value-type="float" office:value="-7.29341321113782">
            <text:p>-7.29</text:p>
          </table:table-cell>
          <table:table-cell table:number-columns-repeated="2"/>
          <table:table-cell table:formula="of:=([.C182]-[.$M$2])/16384" office:value-type="float" office:value="-0.106629982972756">
            <text:p>-0.11</text:p>
          </table:table-cell>
          <table:table-cell table:formula="of:=AVERAGE([.N165:.N181])" office:value-type="float" office:value="-0.0776203322374623">
            <text:p>-0.08</text:p>
          </table:table-cell>
          <table:table-cell table:formula="of:=[.N182]-[.O182]" office:value-type="float" office:value="-0.0290096507352941">
            <text:p>-0.029</text:p>
          </table:table-cell>
          <table:table-cell table:formula="of:=[.Q181]+[.P182]" office:value-type="float" office:value="-0.502498851102943">
            <text:p>-0.502</text:p>
          </table:table-cell>
          <table:table-cell table:number-columns-repeated="6"/>
          <table:table-cell table:formula="of:=([.A182]-[.T$2])/16384" office:value-type="float" office:value="0.298790564903846">
            <text:p>0.30</text:p>
          </table:table-cell>
          <table:table-cell table:formula="of:=IF(ABS(([.B182]-[.U$2])/16384) &gt; 0.1; ([.B182]-[.U$2])/16384; 0)" office:value-type="float" office:value="0">
            <text:p>0.00</text:p>
          </table:table-cell>
          <table:table-cell table:formula="of:=IF(ABS(([.C182]-[.V$2])/16384) &gt; 0.1; ([.C182]-[.V$2])/16384; 0)" office:value-type="float" office:value="-0.106629982972756">
            <text:p>-0.11</text:p>
          </table:table-cell>
          <table:table-cell/>
          <table:table-cell table:formula="of:=SQRT([.X182]*[.X182]+[.Y182]*[.Y182]+[.Z182]*[.Z182])" office:value-type="float" office:value="0.317247151199707">
            <text:p>0.3172</text:p>
          </table:table-cell>
        </table:table-row>
        <table:table-row table:style-name="ro1">
          <table:table-cell office:value-type="float" office:value="16088">
            <text:p>16088</text:p>
          </table:table-cell>
          <table:table-cell office:value-type="float" office:value="-1068">
            <text:p>-1068</text:p>
          </table:table-cell>
          <table:table-cell office:value-type="float" office:value="-5984">
            <text:p>-5984</text:p>
          </table:table-cell>
          <table:table-cell office:value-type="float" office:value="26.41">
            <text:p>26.41</text:p>
          </table:table-cell>
          <table:table-cell office:value-type="float" office:value="204">
            <text:p>204</text:p>
          </table:table-cell>
          <table:table-cell office:value-type="float" office:value="2828">
            <text:p>2828</text:p>
          </table:table-cell>
          <table:table-cell office:value-type="string">
            <text:p>1058<text:tab/><text:tab/><text:tab/><text:tab/></text:p>
          </table:table-cell>
          <table:table-cell table:number-columns-repeated="2"/>
          <table:table-cell table:formula="of:=IF(ABS(([.C183]-[.$I$2])/16384) &gt; 0.1; ([.C183]-[.$I$2])/16384; 0)" office:value-type="float" office:value="-0.170350686097756">
            <text:p>-0.17</text:p>
          </table:table-cell>
          <table:table-cell table:formula="of:=[.K182]+[.J183]" office:value-type="float" office:value="-7.46376389723558">
            <text:p>-7.46</text:p>
          </table:table-cell>
          <table:table-cell table:number-columns-repeated="2"/>
          <table:table-cell table:formula="of:=([.C183]-[.$M$2])/16384" office:value-type="float" office:value="-0.170350686097756">
            <text:p>-0.17</text:p>
          </table:table-cell>
          <table:table-cell table:formula="of:=AVERAGE([.N166:.N182])" office:value-type="float" office:value="-0.0779937237815799">
            <text:p>-0.08</text:p>
          </table:table-cell>
          <table:table-cell table:formula="of:=[.N183]-[.O183]" office:value-type="float" office:value="-0.0923569623161765">
            <text:p>-0.092</text:p>
          </table:table-cell>
          <table:table-cell table:formula="of:=[.Q182]+[.P183]" office:value-type="float" office:value="-0.594855813419119">
            <text:p>-0.595</text:p>
          </table:table-cell>
          <table:table-cell table:number-columns-repeated="6"/>
          <table:table-cell table:formula="of:=([.A183]-[.T$2])/16384" office:value-type="float" office:value="-0.0137094350961539">
            <text:p>-0.01</text:p>
          </table:table-cell>
          <table:table-cell table:formula="of:=IF(ABS(([.B183]-[.U$2])/16384) &gt; 0.1; ([.B183]-[.U$2])/16384; 0)" office:value-type="float" office:value="0">
            <text:p>0.00</text:p>
          </table:table-cell>
          <table:table-cell table:formula="of:=IF(ABS(([.C183]-[.V$2])/16384) &gt; 0.1; ([.C183]-[.V$2])/16384; 0)" office:value-type="float" office:value="-0.170350686097756">
            <text:p>-0.17</text:p>
          </table:table-cell>
          <table:table-cell/>
          <table:table-cell table:formula="of:=SQRT([.X183]*[.X183]+[.Y183]*[.Y183]+[.Z183]*[.Z183])" office:value-type="float" office:value="0.170901447813153">
            <text:p>0.1709</text:p>
          </table:table-cell>
        </table:table-row>
        <table:table-row table:style-name="ro1">
          <table:table-cell office:value-type="float" office:value="16040">
            <text:p>16040</text:p>
          </table:table-cell>
          <table:table-cell office:value-type="float" office:value="-120">
            <text:p>-120</text:p>
          </table:table-cell>
          <table:table-cell office:value-type="float" office:value="-5592">
            <text:p>-5592</text:p>
          </table:table-cell>
          <table:table-cell office:value-type="float" office:value="26.65">
            <text:p>26.65</text:p>
          </table:table-cell>
          <table:table-cell office:value-type="float" office:value="-2615">
            <text:p>-2615</text:p>
          </table:table-cell>
          <table:table-cell office:value-type="float" office:value="-337">
            <text:p>-337</text:p>
          </table:table-cell>
          <table:table-cell office:value-type="string">
            <text:p>2538<text:tab/><text:tab/><text:tab/><text:tab/></text:p>
          </table:table-cell>
          <table:table-cell table:number-columns-repeated="2"/>
          <table:table-cell table:formula="of:=IF(ABS(([.C184]-[.$I$2])/16384) &gt; 0.1; ([.C184]-[.$I$2])/16384; 0)" office:value-type="float" office:value="-0.146424904847756">
            <text:p>-0.15</text:p>
          </table:table-cell>
          <table:table-cell table:formula="of:=[.K183]+[.J184]" office:value-type="float" office:value="-7.61018880208333">
            <text:p>-7.61</text:p>
          </table:table-cell>
          <table:table-cell table:number-columns-repeated="2"/>
          <table:table-cell table:formula="of:=([.C184]-[.$M$2])/16384" office:value-type="float" office:value="-0.146424904847756">
            <text:p>-0.15</text:p>
          </table:table-cell>
          <table:table-cell table:formula="of:=AVERAGE([.N167:.N183])" office:value-type="float" office:value="-0.0888938846271682">
            <text:p>-0.09</text:p>
          </table:table-cell>
          <table:table-cell table:formula="of:=[.N184]-[.O184]" office:value-type="float" office:value="-0.0575310202205882">
            <text:p>-0.058</text:p>
          </table:table-cell>
          <table:table-cell table:formula="of:=[.Q183]+[.P184]" office:value-type="float" office:value="-0.652386833639707">
            <text:p>-0.652</text:p>
          </table:table-cell>
          <table:table-cell table:number-columns-repeated="6"/>
          <table:table-cell table:formula="of:=([.A184]-[.T$2])/16384" office:value-type="float" office:value="-0.0166391225961539">
            <text:p>-0.02</text:p>
          </table:table-cell>
          <table:table-cell table:formula="of:=IF(ABS(([.B184]-[.U$2])/16384) &gt; 0.1; ([.B184]-[.U$2])/16384; 0)" office:value-type="float" office:value="0">
            <text:p>0.00</text:p>
          </table:table-cell>
          <table:table-cell table:formula="of:=IF(ABS(([.C184]-[.V$2])/16384) &gt; 0.1; ([.C184]-[.V$2])/16384; 0)" office:value-type="float" office:value="-0.146424904847756">
            <text:p>-0.15</text:p>
          </table:table-cell>
          <table:table-cell/>
          <table:table-cell table:formula="of:=SQRT([.X184]*[.X184]+[.Y184]*[.Y184]+[.Z184]*[.Z184])" office:value-type="float" office:value="0.147367273030495">
            <text:p>0.1474</text:p>
          </table:table-cell>
        </table:table-row>
        <table:table-row table:style-name="ro1">
          <table:table-cell office:value-type="float" office:value="12344">
            <text:p>12344</text:p>
          </table:table-cell>
          <table:table-cell office:value-type="float" office:value="-1256">
            <text:p>-1256</text:p>
          </table:table-cell>
          <table:table-cell office:value-type="float" office:value="-3040">
            <text:p>-3040</text:p>
          </table:table-cell>
          <table:table-cell office:value-type="float" office:value="26.46">
            <text:p>26.46</text:p>
          </table:table-cell>
          <table:table-cell office:value-type="float" office:value="-2947">
            <text:p>-2947</text:p>
          </table:table-cell>
          <table:table-cell office:value-type="float" office:value="1915">
            <text:p>1915</text:p>
          </table:table-cell>
          <table:table-cell office:value-type="string">
            <text:p>2206<text:tab/><text:tab/><text:tab/><text:tab/></text:p>
          </table:table-cell>
          <table:table-cell table:number-columns-repeated="2"/>
          <table:table-cell table:formula="of:=IF(ABS(([.C185]-[.$I$2])/16384) &gt; 0.1; ([.C185]-[.$I$2])/16384; 0)" office:value-type="float" office:value="0">
            <text:p>0.00</text:p>
          </table:table-cell>
          <table:table-cell table:formula="of:=[.K184]+[.J185]" office:value-type="float" office:value="-7.61018880208333">
            <text:p>-7.61</text:p>
          </table:table-cell>
          <table:table-cell table:number-columns-repeated="2"/>
          <table:table-cell table:formula="of:=([.C185]-[.$M$2])/16384" office:value-type="float" office:value="0.00933681390224358">
            <text:p>0.01</text:p>
          </table:table-cell>
          <table:table-cell table:formula="of:=AVERAGE([.N168:.N184])" office:value-type="float" office:value="-0.0972808331565799">
            <text:p>-0.10</text:p>
          </table:table-cell>
          <table:table-cell table:formula="of:=[.N185]-[.O185]" office:value-type="float" office:value="0.106617647058823">
            <text:p>0.107</text:p>
          </table:table-cell>
          <table:table-cell table:formula="of:=[.Q184]+[.P185]" office:value-type="float" office:value="-0.545769186580884">
            <text:p>-0.546</text:p>
          </table:table-cell>
          <table:table-cell table:number-columns-repeated="6"/>
          <table:table-cell table:formula="of:=([.A185]-[.T$2])/16384" office:value-type="float" office:value="-0.242225060096154">
            <text:p>-0.24</text:p>
          </table:table-cell>
          <table:table-cell table:formula="of:=IF(ABS(([.B185]-[.U$2])/16384) &gt; 0.1; ([.B185]-[.U$2])/16384; 0)" office:value-type="float" office:value="0">
            <text:p>0.00</text:p>
          </table:table-cell>
          <table:table-cell table:formula="of:=IF(ABS(([.C185]-[.V$2])/16384) &gt; 0.1; ([.C185]-[.V$2])/16384; 0)" office:value-type="float" office:value="0">
            <text:p>0.00</text:p>
          </table:table-cell>
          <table:table-cell/>
          <table:table-cell table:formula="of:=SQRT([.X185]*[.X185]+[.Y185]*[.Y185]+[.Z185]*[.Z185])" office:value-type="float" office:value="0.242225060096154">
            <text:p>0.2422</text:p>
          </table:table-cell>
        </table:table-row>
        <table:table-row table:style-name="ro1">
          <table:table-cell office:value-type="float" office:value="14844">
            <text:p>14844</text:p>
          </table:table-cell>
          <table:table-cell office:value-type="float" office:value="-1616">
            <text:p>-1616</text:p>
          </table:table-cell>
          <table:table-cell office:value-type="float" office:value="-3112">
            <text:p>-3112</text:p>
          </table:table-cell>
          <table:table-cell office:value-type="float" office:value="26.51">
            <text:p>26.51</text:p>
          </table:table-cell>
          <table:table-cell office:value-type="float" office:value="-417">
            <text:p>-417</text:p>
          </table:table-cell>
          <table:table-cell office:value-type="float" office:value="-3336">
            <text:p>-3336</text:p>
          </table:table-cell>
          <table:table-cell office:value-type="string">
            <text:p>1583<text:tab/><text:tab/><text:tab/><text:tab/></text:p>
          </table:table-cell>
          <table:table-cell table:number-columns-repeated="2"/>
          <table:table-cell table:formula="of:=IF(ABS(([.C186]-[.$I$2])/16384) &gt; 0.1; ([.C186]-[.$I$2])/16384; 0)" office:value-type="float" office:value="0">
            <text:p>0.00</text:p>
          </table:table-cell>
          <table:table-cell table:formula="of:=[.K185]+[.J186]" office:value-type="float" office:value="-7.61018880208333">
            <text:p>-7.61</text:p>
          </table:table-cell>
          <table:table-cell table:number-columns-repeated="2"/>
          <table:table-cell table:formula="of:=([.C186]-[.$M$2])/16384" office:value-type="float" office:value="0.00494228265224359">
            <text:p>0.00</text:p>
          </table:table-cell>
          <table:table-cell table:formula="of:=AVERAGE([.N169:.N185])" office:value-type="float" office:value="-0.0933889443698152">
            <text:p>-0.09</text:p>
          </table:table-cell>
          <table:table-cell table:formula="of:=[.N186]-[.O186]" office:value-type="float" office:value="0.0983312270220588">
            <text:p>0.098</text:p>
          </table:table-cell>
          <table:table-cell table:formula="of:=[.Q185]+[.P186]" office:value-type="float" office:value="-0.447437959558825">
            <text:p>-0.447</text:p>
          </table:table-cell>
          <table:table-cell table:number-columns-repeated="6"/>
          <table:table-cell table:formula="of:=([.A186]-[.T$2])/16384" office:value-type="float" office:value="-0.0896371694711539">
            <text:p>-0.09</text:p>
          </table:table-cell>
          <table:table-cell table:formula="of:=IF(ABS(([.B186]-[.U$2])/16384) &gt; 0.1; ([.B186]-[.U$2])/16384; 0)" office:value-type="float" office:value="0">
            <text:p>0.00</text:p>
          </table:table-cell>
          <table:table-cell table:formula="of:=IF(ABS(([.C186]-[.V$2])/16384) &gt; 0.1; ([.C186]-[.V$2])/16384; 0)" office:value-type="float" office:value="0">
            <text:p>0.00</text:p>
          </table:table-cell>
          <table:table-cell/>
          <table:table-cell table:formula="of:=SQRT([.X186]*[.X186]+[.Y186]*[.Y186]+[.Z186]*[.Z186])" office:value-type="float" office:value="0.0896371694711539">
            <text:p>0.0896</text:p>
          </table:table-cell>
        </table:table-row>
        <table:table-row table:style-name="ro1">
          <table:table-cell office:value-type="float" office:value="16156">
            <text:p>16156</text:p>
          </table:table-cell>
          <table:table-cell office:value-type="float" office:value="-2312">
            <text:p>-2312</text:p>
          </table:table-cell>
          <table:table-cell office:value-type="float" office:value="-3024">
            <text:p>-3024</text:p>
          </table:table-cell>
          <table:table-cell office:value-type="float" office:value="26.55">
            <text:p>26.55</text:p>
          </table:table-cell>
          <table:table-cell office:value-type="float" office:value="362">
            <text:p>362</text:p>
          </table:table-cell>
          <table:table-cell office:value-type="float" office:value="-999">
            <text:p>-999</text:p>
          </table:table-cell>
          <table:table-cell office:value-type="string">
            <text:p>-196<text:tab/><text:tab/><text:tab/><text:tab/></text:p>
          </table:table-cell>
          <table:table-cell table:number-columns-repeated="2"/>
          <table:table-cell table:formula="of:=IF(ABS(([.C187]-[.$I$2])/16384) &gt; 0.1; ([.C187]-[.$I$2])/16384; 0)" office:value-type="float" office:value="0">
            <text:p>0.00</text:p>
          </table:table-cell>
          <table:table-cell table:formula="of:=[.K186]+[.J187]" office:value-type="float" office:value="-7.61018880208333">
            <text:p>-7.61</text:p>
          </table:table-cell>
          <table:table-cell table:number-columns-repeated="2"/>
          <table:table-cell table:formula="of:=([.C187]-[.$M$2])/16384" office:value-type="float" office:value="0.0103133764022436">
            <text:p>0.01</text:p>
          </table:table-cell>
          <table:table-cell table:formula="of:=AVERAGE([.N170:.N186])" office:value-type="float" office:value="-0.0855477219433446">
            <text:p>-0.09</text:p>
          </table:table-cell>
          <table:table-cell table:formula="of:=[.N187]-[.O187]" office:value-type="float" office:value="0.0958610983455882">
            <text:p>0.096</text:p>
          </table:table-cell>
          <table:table-cell table:formula="of:=[.Q186]+[.P187]" office:value-type="float" office:value="-0.351576861213237">
            <text:p>-0.352</text:p>
          </table:table-cell>
          <table:table-cell table:number-columns-repeated="6"/>
          <table:table-cell table:formula="of:=([.A187]-[.T$2])/16384" office:value-type="float" office:value="-0.00955904447115385">
            <text:p>-0.01</text:p>
          </table:table-cell>
          <table:table-cell table:formula="of:=IF(ABS(([.B187]-[.U$2])/16384) &gt; 0.1; ([.B187]-[.U$2])/16384; 0)" office:value-type="float" office:value="0">
            <text:p>0.00</text:p>
          </table:table-cell>
          <table:table-cell table:formula="of:=IF(ABS(([.C187]-[.V$2])/16384) &gt; 0.1; ([.C187]-[.V$2])/16384; 0)" office:value-type="float" office:value="0">
            <text:p>0.00</text:p>
          </table:table-cell>
          <table:table-cell/>
          <table:table-cell table:formula="of:=SQRT([.X187]*[.X187]+[.Y187]*[.Y187]+[.Z187]*[.Z187])" office:value-type="float" office:value="0.00955904447115385">
            <text:p>0.009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office:value-type="float" office:value="-1304">
            <text:p>-1304</text:p>
          </table:table-cell>
          <table:table-cell office:value-type="float" office:value="-4500">
            <text:p>-4500</text:p>
          </table:table-cell>
          <table:table-cell office:value-type="float" office:value="26.6">
            <text:p>26.6</text:p>
          </table:table-cell>
          <table:table-cell office:value-type="float" office:value="1086">
            <text:p>1086</text:p>
          </table:table-cell>
          <table:table-cell office:value-type="float" office:value="-568">
            <text:p>-568</text:p>
          </table:table-cell>
          <table:table-cell office:value-type="string">
            <text:p>245<text:tab/><text:tab/><text:tab/><text:tab/></text:p>
          </table:table-cell>
          <table:table-cell table:number-columns-repeated="2"/>
          <table:table-cell table:formula="of:=IF(ABS(([.C188]-[.$I$2])/16384) &gt; 0.1; ([.C188]-[.$I$2])/16384; 0)" office:value-type="float" office:value="0">
            <text:p>0.00</text:p>
          </table:table-cell>
          <table:table-cell table:formula="of:=[.K187]+[.J188]" office:value-type="float" office:value="-7.61018880208333">
            <text:p>-7.61</text:p>
          </table:table-cell>
          <table:table-cell table:number-columns-repeated="2"/>
          <table:table-cell table:formula="of:=([.C188]-[.$M$2])/16384" office:value-type="float" office:value="-0.0797745142227564">
            <text:p>-0.08</text:p>
          </table:table-cell>
          <table:table-cell table:formula="of:=AVERAGE([.N171:.N187])" office:value-type="float" office:value="-0.071746596024227">
            <text:p>-0.07</text:p>
          </table:table-cell>
          <table:table-cell table:formula="of:=[.N188]-[.O188]" office:value-type="float" office:value="-0.00802791819852944">
            <text:p>-0.008</text:p>
          </table:table-cell>
          <table:table-cell table:formula="of:=[.Q187]+[.P188]" office:value-type="float" office:value="-0.359604779411766">
            <text:p>-0.360</text:p>
          </table:table-cell>
          <table:table-cell table:number-columns-repeated="6"/>
          <table:table-cell table:formula="of:=([.A188]-[.T$2])/16384" office:value-type="float" office:value="0.181114783653846">
            <text:p>0.18</text:p>
          </table:table-cell>
          <table:table-cell table:formula="of:=IF(ABS(([.B188]-[.U$2])/16384) &gt; 0.1; ([.B188]-[.U$2])/16384; 0)" office:value-type="float" office:value="0">
            <text:p>0.00</text:p>
          </table:table-cell>
          <table:table-cell table:formula="of:=IF(ABS(([.C188]-[.V$2])/16384) &gt; 0.1; ([.C188]-[.V$2])/16384; 0)" office:value-type="float" office:value="0">
            <text:p>0.00</text:p>
          </table:table-cell>
          <table:table-cell/>
          <table:table-cell table:formula="of:=SQRT([.X188]*[.X188]+[.Y188]*[.Y188]+[.Z188]*[.Z188])" office:value-type="float" office:value="0.181114783653846">
            <text:p>0.1811</text:p>
          </table:table-cell>
        </table:table-row>
        <table:table-row table:style-name="ro1">
          <table:table-cell office:value-type="float" office:value="17996">
            <text:p>17996</text:p>
          </table:table-cell>
          <table:table-cell office:value-type="float" office:value="-3312">
            <text:p>-3312</text:p>
          </table:table-cell>
          <table:table-cell office:value-type="float" office:value="-6424">
            <text:p>-6424</text:p>
          </table:table-cell>
          <table:table-cell office:value-type="float" office:value="26.46">
            <text:p>26.46</text:p>
          </table:table-cell>
          <table:table-cell office:value-type="float" office:value="3293">
            <text:p>3293</text:p>
          </table:table-cell>
          <table:table-cell office:value-type="float" office:value="3979">
            <text:p>3979</text:p>
          </table:table-cell>
          <table:table-cell office:value-type="string">
            <text:p>1237<text:tab/><text:tab/><text:tab/><text:tab/></text:p>
          </table:table-cell>
          <table:table-cell table:number-columns-repeated="2"/>
          <table:table-cell table:formula="of:=IF(ABS(([.C189]-[.$I$2])/16384) &gt; 0.1; ([.C189]-[.$I$2])/16384; 0)" office:value-type="float" office:value="-0.197206154847756">
            <text:p>-0.20</text:p>
          </table:table-cell>
          <table:table-cell table:formula="of:=[.K188]+[.J189]" office:value-type="float" office:value="-7.80739495693109">
            <text:p>-7.81</text:p>
          </table:table-cell>
          <table:table-cell table:number-columns-repeated="2"/>
          <table:table-cell table:formula="of:=([.C189]-[.$M$2])/16384" office:value-type="float" office:value="-0.197206154847756">
            <text:p>-0.20</text:p>
          </table:table-cell>
          <table:table-cell table:formula="of:=AVERAGE([.N172:.N188])" office:value-type="float" office:value="-0.0597980666124623">
            <text:p>-0.06</text:p>
          </table:table-cell>
          <table:table-cell table:formula="of:=[.N189]-[.O189]" office:value-type="float" office:value="-0.137408088235294">
            <text:p>-0.137</text:p>
          </table:table-cell>
          <table:table-cell table:formula="of:=[.Q188]+[.P189]" office:value-type="float" office:value="-0.497012867647061">
            <text:p>-0.497</text:p>
          </table:table-cell>
          <table:table-cell table:number-columns-repeated="6"/>
          <table:table-cell table:formula="of:=([.A189]-[.T$2])/16384" office:value-type="float" office:value="0.102745643028846">
            <text:p>0.10</text:p>
          </table:table-cell>
          <table:table-cell table:formula="of:=IF(ABS(([.B189]-[.U$2])/16384) &gt; 0.1; ([.B189]-[.U$2])/16384; 0)" office:value-type="float" office:value="-0.105268429487179">
            <text:p>-0.11</text:p>
          </table:table-cell>
          <table:table-cell table:formula="of:=IF(ABS(([.C189]-[.V$2])/16384) &gt; 0.1; ([.C189]-[.V$2])/16384; 0)" office:value-type="float" office:value="-0.197206154847756">
            <text:p>-0.20</text:p>
          </table:table-cell>
          <table:table-cell/>
          <table:table-cell table:formula="of:=SQRT([.X189]*[.X189]+[.Y189]*[.Y189]+[.Z189]*[.Z189])" office:value-type="float" office:value="0.246025155051157">
            <text:p>0.2460</text:p>
          </table:table-cell>
        </table:table-row>
        <table:table-row table:style-name="ro1">
          <table:table-cell office:value-type="float" office:value="17244">
            <text:p>17244</text:p>
          </table:table-cell>
          <table:table-cell office:value-type="float" office:value="-4652">
            <text:p>-4652</text:p>
          </table:table-cell>
          <table:table-cell office:value-type="float" office:value="-6684">
            <text:p>-6684</text:p>
          </table:table-cell>
          <table:table-cell office:value-type="float" office:value="26.46">
            <text:p>26.46</text:p>
          </table:table-cell>
          <table:table-cell office:value-type="float" office:value="4904">
            <text:p>4904</text:p>
          </table:table-cell>
          <table:table-cell office:value-type="float" office:value="-1997">
            <text:p>-1997</text:p>
          </table:table-cell>
          <table:table-cell office:value-type="string">
            <text:p>-1171<text:tab/><text:tab/><text:tab/><text:tab/></text:p>
          </table:table-cell>
          <table:table-cell table:number-columns-repeated="2"/>
          <table:table-cell table:formula="of:=IF(ABS(([.C190]-[.$I$2])/16384) &gt; 0.1; ([.C190]-[.$I$2])/16384; 0)" office:value-type="float" office:value="-0.213075295472756">
            <text:p>-0.21</text:p>
          </table:table-cell>
          <table:table-cell table:formula="of:=[.K189]+[.J190]" office:value-type="float" office:value="-8.02047025240385">
            <text:p>-8.02</text:p>
          </table:table-cell>
          <table:table-cell table:number-columns-repeated="2"/>
          <table:table-cell table:formula="of:=([.C190]-[.$M$2])/16384" office:value-type="float" office:value="-0.213075295472756">
            <text:p>-0.21</text:p>
          </table:table-cell>
          <table:table-cell table:formula="of:=AVERAGE([.N173:.N189])" office:value-type="float" office:value="-0.0697647485977564">
            <text:p>-0.07</text:p>
          </table:table-cell>
          <table:table-cell table:formula="of:=[.N190]-[.O190]" office:value-type="float" office:value="-0.143310546875">
            <text:p>-0.143</text:p>
          </table:table-cell>
          <table:table-cell table:formula="of:=[.Q189]+[.P190]" office:value-type="float" office:value="-0.640323414522061">
            <text:p>-0.640</text:p>
          </table:table-cell>
          <table:table-cell table:number-columns-repeated="6"/>
          <table:table-cell table:formula="of:=([.A190]-[.T$2])/16384" office:value-type="float" office:value="0.0568472055288461">
            <text:p>0.06</text:p>
          </table:table-cell>
          <table:table-cell table:formula="of:=IF(ABS(([.B190]-[.U$2])/16384) &gt; 0.1; ([.B190]-[.U$2])/16384; 0)" office:value-type="float" office:value="-0.187055538862179">
            <text:p>-0.19</text:p>
          </table:table-cell>
          <table:table-cell table:formula="of:=IF(ABS(([.C190]-[.V$2])/16384) &gt; 0.1; ([.C190]-[.V$2])/16384; 0)" office:value-type="float" office:value="-0.213075295472756">
            <text:p>-0.21</text:p>
          </table:table-cell>
          <table:table-cell/>
          <table:table-cell table:formula="of:=SQRT([.X190]*[.X190]+[.Y190]*[.Y190]+[.Z190]*[.Z190])" office:value-type="float" office:value="0.289175484673687">
            <text:p>0.2892</text:p>
          </table:table-cell>
        </table:table-row>
        <table:table-row table:style-name="ro1">
          <table:table-cell office:value-type="float" office:value="14488">
            <text:p>14488</text:p>
          </table:table-cell>
          <table:table-cell office:value-type="float" office:value="-1244">
            <text:p>-1244</text:p>
          </table:table-cell>
          <table:table-cell office:value-type="float" office:value="-3820">
            <text:p>-3820</text:p>
          </table:table-cell>
          <table:table-cell office:value-type="float" office:value="26.55">
            <text:p>26.55</text:p>
          </table:table-cell>
          <table:table-cell office:value-type="float" office:value="3505">
            <text:p>3505</text:p>
          </table:table-cell>
          <table:table-cell office:value-type="float" office:value="1937">
            <text:p>1937</text:p>
          </table:table-cell>
          <table:table-cell office:value-type="string">
            <text:p>-3196<text:tab/><text:tab/><text:tab/><text:tab/></text:p>
          </table:table-cell>
          <table:table-cell table:number-columns-repeated="2"/>
          <table:table-cell table:formula="of:=IF(ABS(([.C191]-[.$I$2])/16384) &gt; 0.1; ([.C191]-[.$I$2])/16384; 0)" office:value-type="float" office:value="0">
            <text:p>0.00</text:p>
          </table:table-cell>
          <table:table-cell table:formula="of:=[.K190]+[.J191]" office:value-type="float" office:value="-8.02047025240385">
            <text:p>-8.02</text:p>
          </table:table-cell>
          <table:table-cell table:number-columns-repeated="2"/>
          <table:table-cell table:formula="of:=([.C191]-[.$M$2])/16384" office:value-type="float" office:value="-0.0382706079727564">
            <text:p>-0.04</text:p>
          </table:table-cell>
          <table:table-cell table:formula="of:=AVERAGE([.N174:.N190])" office:value-type="float" office:value="-0.0781373359139329">
            <text:p>-0.08</text:p>
          </table:table-cell>
          <table:table-cell table:formula="of:=[.N191]-[.O191]" office:value-type="float" office:value="0.0398667279411765">
            <text:p>0.040</text:p>
          </table:table-cell>
          <table:table-cell table:formula="of:=[.Q190]+[.P191]" office:value-type="float" office:value="-0.600456686580884">
            <text:p>-0.600</text:p>
          </table:table-cell>
          <table:table-cell table:number-columns-repeated="6"/>
          <table:table-cell table:formula="of:=([.A191]-[.T$2])/16384" office:value-type="float" office:value="-0.111365685096154">
            <text:p>-0.11</text:p>
          </table:table-cell>
          <table:table-cell table:formula="of:=IF(ABS(([.B191]-[.U$2])/16384) &gt; 0.1; ([.B191]-[.U$2])/16384; 0)" office:value-type="float" office:value="0">
            <text:p>0.00</text:p>
          </table:table-cell>
          <table:table-cell table:formula="of:=IF(ABS(([.C191]-[.V$2])/16384) &gt; 0.1; ([.C191]-[.V$2])/16384; 0)" office:value-type="float" office:value="0">
            <text:p>0.00</text:p>
          </table:table-cell>
          <table:table-cell/>
          <table:table-cell table:formula="of:=SQRT([.X191]*[.X191]+[.Y191]*[.Y191]+[.Z191]*[.Z191])" office:value-type="float" office:value="0.111365685096154">
            <text:p>0.1114</text:p>
          </table:table-cell>
        </table:table-row>
        <table:table-row table:style-name="ro1">
          <table:table-cell office:value-type="float" office:value="11748">
            <text:p>11748</text:p>
          </table:table-cell>
          <table:table-cell office:value-type="float" office:value="-2308">
            <text:p>-2308</text:p>
          </table:table-cell>
          <table:table-cell office:value-type="float" office:value="-2060">
            <text:p>-2060</text:p>
          </table:table-cell>
          <table:table-cell office:value-type="float" office:value="26.55">
            <text:p>26.55</text:p>
          </table:table-cell>
          <table:table-cell office:value-type="float" office:value="3725">
            <text:p>3725</text:p>
          </table:table-cell>
          <table:table-cell office:value-type="float" office:value="-1480">
            <text:p>-1480</text:p>
          </table:table-cell>
          <table:table-cell office:value-type="string">
            <text:p>-2390<text:tab/><text:tab/><text:tab/><text:tab/></text:p>
          </table:table-cell>
          <table:table-cell table:number-columns-repeated="2"/>
          <table:table-cell table:formula="of:=IF(ABS(([.C192]-[.$I$2])/16384) &gt; 0.1; ([.C192]-[.$I$2])/16384; 0)" office:value-type="float" office:value="0">
            <text:p>0.00</text:p>
          </table:table-cell>
          <table:table-cell table:formula="of:=[.K191]+[.J192]" office:value-type="float" office:value="-8.02047025240385">
            <text:p>-8.02</text:p>
          </table:table-cell>
          <table:table-cell table:number-columns-repeated="2"/>
          <table:table-cell table:formula="of:=([.C192]-[.$M$2])/16384" office:value-type="float" office:value="0.0691512670272436">
            <text:p>0.07</text:p>
          </table:table-cell>
          <table:table-cell table:formula="of:=AVERAGE([.N175:.N191])" office:value-type="float" office:value="-0.0795303735977564">
            <text:p>-0.08</text:p>
          </table:table-cell>
          <table:table-cell table:formula="of:=[.N192]-[.O192]" office:value-type="float" office:value="0.148681640625">
            <text:p>0.149</text:p>
          </table:table-cell>
          <table:table-cell table:formula="of:=[.Q191]+[.P192]" office:value-type="float" office:value="-0.451775045955884">
            <text:p>-0.452</text:p>
          </table:table-cell>
          <table:table-cell table:number-columns-repeated="6"/>
          <table:table-cell table:formula="of:=([.A192]-[.T$2])/16384" office:value-type="float" office:value="-0.278602013221154">
            <text:p>-0.28</text:p>
          </table:table-cell>
          <table:table-cell table:formula="of:=IF(ABS(([.B192]-[.U$2])/16384) &gt; 0.1; ([.B192]-[.U$2])/16384; 0)" office:value-type="float" office:value="0">
            <text:p>0.00</text:p>
          </table:table-cell>
          <table:table-cell table:formula="of:=IF(ABS(([.C192]-[.V$2])/16384) &gt; 0.1; ([.C192]-[.V$2])/16384; 0)" office:value-type="float" office:value="0">
            <text:p>0.00</text:p>
          </table:table-cell>
          <table:table-cell/>
          <table:table-cell table:formula="of:=SQRT([.X192]*[.X192]+[.Y192]*[.Y192]+[.Z192]*[.Z192])" office:value-type="float" office:value="0.278602013221154">
            <text:p>0.2786</text:p>
          </table:table-cell>
        </table:table-row>
        <table:table-row table:style-name="ro1">
          <table:table-cell office:value-type="float" office:value="15088">
            <text:p>15088</text:p>
          </table:table-cell>
          <table:table-cell office:value-type="float" office:value="-2860">
            <text:p>-2860</text:p>
          </table:table-cell>
          <table:table-cell office:value-type="float" office:value="-2476">
            <text:p>-2476</text:p>
          </table:table-cell>
          <table:table-cell office:value-type="float" office:value="26.46">
            <text:p>26.46</text:p>
          </table:table-cell>
          <table:table-cell office:value-type="float" office:value="4240">
            <text:p>4240</text:p>
          </table:table-cell>
          <table:table-cell office:value-type="float" office:value="-2219">
            <text:p>-2219</text:p>
          </table:table-cell>
          <table:table-cell office:value-type="string">
            <text:p>-1389<text:tab/><text:tab/><text:tab/><text:tab/></text:p>
          </table:table-cell>
          <table:table-cell table:number-columns-repeated="2"/>
          <table:table-cell table:formula="of:=IF(ABS(([.C193]-[.$I$2])/16384) &gt; 0.1; ([.C193]-[.$I$2])/16384; 0)" office:value-type="float" office:value="0">
            <text:p>0.00</text:p>
          </table:table-cell>
          <table:table-cell table:formula="of:=[.K192]+[.J193]" office:value-type="float" office:value="-8.02047025240385">
            <text:p>-8.02</text:p>
          </table:table-cell>
          <table:table-cell table:number-columns-repeated="2"/>
          <table:table-cell table:formula="of:=([.C193]-[.$M$2])/16384" office:value-type="float" office:value="0.0437606420272436">
            <text:p>0.04</text:p>
          </table:table-cell>
          <table:table-cell table:formula="of:=AVERAGE([.N176:.N192])" office:value-type="float" office:value="-0.0697503873845211">
            <text:p>-0.07</text:p>
          </table:table-cell>
          <table:table-cell table:formula="of:=[.N193]-[.O193]" office:value-type="float" office:value="0.113511029411765">
            <text:p>0.114</text:p>
          </table:table-cell>
          <table:table-cell table:formula="of:=[.Q192]+[.P193]" office:value-type="float" office:value="-0.338264016544119">
            <text:p>-0.338</text:p>
          </table:table-cell>
          <table:table-cell table:number-columns-repeated="6"/>
          <table:table-cell table:formula="of:=([.A193]-[.T$2])/16384" office:value-type="float" office:value="-0.0747445913461539">
            <text:p>-0.07</text:p>
          </table:table-cell>
          <table:table-cell table:formula="of:=IF(ABS(([.B193]-[.U$2])/16384) &gt; 0.1; ([.B193]-[.U$2])/16384; 0)" office:value-type="float" office:value="0">
            <text:p>0.00</text:p>
          </table:table-cell>
          <table:table-cell table:formula="of:=IF(ABS(([.C193]-[.V$2])/16384) &gt; 0.1; ([.C193]-[.V$2])/16384; 0)" office:value-type="float" office:value="0">
            <text:p>0.00</text:p>
          </table:table-cell>
          <table:table-cell/>
          <table:table-cell table:formula="of:=SQRT([.X193]*[.X193]+[.Y193]*[.Y193]+[.Z193]*[.Z193])" office:value-type="float" office:value="0.0747445913461539">
            <text:p>0.0747</text:p>
          </table:table-cell>
        </table:table-row>
        <table:table-row table:style-name="ro1">
          <table:table-cell office:value-type="float" office:value="19476">
            <text:p>19476</text:p>
          </table:table-cell>
          <table:table-cell office:value-type="float" office:value="-4192">
            <text:p>-4192</text:p>
          </table:table-cell>
          <table:table-cell office:value-type="float" office:value="-4368">
            <text:p>-4368</text:p>
          </table:table-cell>
          <table:table-cell office:value-type="float" office:value="26.51">
            <text:p>26.51</text:p>
          </table:table-cell>
          <table:table-cell office:value-type="float" office:value="5695">
            <text:p>5695</text:p>
          </table:table-cell>
          <table:table-cell office:value-type="float" office:value="-3891">
            <text:p>-3891</text:p>
          </table:table-cell>
          <table:table-cell office:value-type="string">
            <text:p>-2286<text:tab/><text:tab/><text:tab/><text:tab/></text:p>
          </table:table-cell>
          <table:table-cell table:number-columns-repeated="2"/>
          <table:table-cell table:formula="of:=IF(ABS(([.C194]-[.$I$2])/16384) &gt; 0.1; ([.C194]-[.$I$2])/16384; 0)" office:value-type="float" office:value="0">
            <text:p>0.00</text:p>
          </table:table-cell>
          <table:table-cell table:formula="of:=[.K193]+[.J194]" office:value-type="float" office:value="-8.02047025240385">
            <text:p>-8.02</text:p>
          </table:table-cell>
          <table:table-cell table:number-columns-repeated="2"/>
          <table:table-cell table:formula="of:=([.C194]-[.$M$2])/16384" office:value-type="float" office:value="-0.0717178735977564">
            <text:p>-0.07</text:p>
          </table:table-cell>
          <table:table-cell table:formula="of:=AVERAGE([.N177:.N193])" office:value-type="float" office:value="-0.0587353368330505">
            <text:p>-0.06</text:p>
          </table:table-cell>
          <table:table-cell table:formula="of:=[.N194]-[.O194]" office:value-type="float" office:value="-0.0129825367647059">
            <text:p>-0.013</text:p>
          </table:table-cell>
          <table:table-cell table:formula="of:=[.Q193]+[.P194]" office:value-type="float" office:value="-0.351246553308825">
            <text:p>-0.351</text:p>
          </table:table-cell>
          <table:table-cell table:number-columns-repeated="6"/>
          <table:table-cell table:formula="of:=([.A194]-[.T$2])/16384" office:value-type="float" office:value="0.193077674278846">
            <text:p>0.19</text:p>
          </table:table-cell>
          <table:table-cell table:formula="of:=IF(ABS(([.B194]-[.U$2])/16384) &gt; 0.1; ([.B194]-[.U$2])/16384; 0)" office:value-type="float" office:value="-0.158979366987179">
            <text:p>-0.16</text:p>
          </table:table-cell>
          <table:table-cell table:formula="of:=IF(ABS(([.C194]-[.V$2])/16384) &gt; 0.1; ([.C194]-[.V$2])/16384; 0)" office:value-type="float" office:value="0">
            <text:p>0.00</text:p>
          </table:table-cell>
          <table:table-cell/>
          <table:table-cell table:formula="of:=SQRT([.X194]*[.X194]+[.Y194]*[.Y194]+[.Z194]*[.Z194])" office:value-type="float" office:value="0.250106832038976">
            <text:p>0.2501</text:p>
          </table:table-cell>
        </table:table-row>
        <table:table-row table:style-name="ro1">
          <table:table-cell office:value-type="float" office:value="19180">
            <text:p>19180</text:p>
          </table:table-cell>
          <table:table-cell office:value-type="float" office:value="-1648">
            <text:p>-1648</text:p>
          </table:table-cell>
          <table:table-cell office:value-type="float" office:value="-7660">
            <text:p>-7660</text:p>
          </table:table-cell>
          <table:table-cell office:value-type="float" office:value="26.51">
            <text:p>26.51</text:p>
          </table:table-cell>
          <table:table-cell office:value-type="float" office:value="5715">
            <text:p>5715</text:p>
          </table:table-cell>
          <table:table-cell office:value-type="float" office:value="2236">
            <text:p>2236</text:p>
          </table:table-cell>
          <table:table-cell office:value-type="string">
            <text:p>-1906<text:tab/><text:tab/><text:tab/><text:tab/></text:p>
          </table:table-cell>
          <table:table-cell table:number-columns-repeated="2"/>
          <table:table-cell table:formula="of:=IF(ABS(([.C195]-[.$I$2])/16384) &gt; 0.1; ([.C195]-[.$I$2])/16384; 0)" office:value-type="float" office:value="-0.272645607972756">
            <text:p>-0.27</text:p>
          </table:table-cell>
          <table:table-cell table:formula="of:=[.K194]+[.J195]" office:value-type="float" office:value="-8.2931158603766">
            <text:p>-8.29</text:p>
          </table:table-cell>
          <table:table-cell table:number-columns-repeated="2"/>
          <table:table-cell table:formula="of:=([.C195]-[.$M$2])/16384" office:value-type="float" office:value="-0.272645607972756">
            <text:p>-0.27</text:p>
          </table:table-cell>
          <table:table-cell table:formula="of:=AVERAGE([.N178:.N194])" office:value-type="float" office:value="-0.0522871520904035">
            <text:p>-0.05</text:p>
          </table:table-cell>
          <table:table-cell table:formula="of:=[.N195]-[.O195]" office:value-type="float" office:value="-0.220358455882353">
            <text:p>-0.220</text:p>
          </table:table-cell>
          <table:table-cell table:formula="of:=[.Q194]+[.P195]" office:value-type="float" office:value="-0.571605009191178">
            <text:p>-0.572</text:p>
          </table:table-cell>
          <table:table-cell table:number-columns-repeated="6"/>
          <table:table-cell table:formula="of:=([.A195]-[.T$2])/16384" office:value-type="float" office:value="0.175011268028846">
            <text:p>0.18</text:p>
          </table:table-cell>
          <table:table-cell table:formula="of:=IF(ABS(([.B195]-[.U$2])/16384) &gt; 0.1; ([.B195]-[.U$2])/16384; 0)" office:value-type="float" office:value="0">
            <text:p>0.00</text:p>
          </table:table-cell>
          <table:table-cell table:formula="of:=IF(ABS(([.C195]-[.V$2])/16384) &gt; 0.1; ([.C195]-[.V$2])/16384; 0)" office:value-type="float" office:value="-0.272645607972756">
            <text:p>-0.27</text:p>
          </table:table-cell>
          <table:table-cell/>
          <table:table-cell table:formula="of:=SQRT([.X195]*[.X195]+[.Y195]*[.Y195]+[.Z195]*[.Z195])" office:value-type="float" office:value="0.323982362921037">
            <text:p>0.3240</text:p>
          </table:table-cell>
        </table:table-row>
        <table:table-row table:style-name="ro1">
          <table:table-cell office:value-type="float" office:value="17084">
            <text:p>17084</text:p>
          </table:table-cell>
          <table:table-cell office:value-type="float" office:value="172">
            <text:p>172</text:p>
          </table:table-cell>
          <table:table-cell office:value-type="float" office:value="-7684">
            <text:p>-7684</text:p>
          </table:table-cell>
          <table:table-cell office:value-type="float" office:value="26.51">
            <text:p>26.51</text:p>
          </table:table-cell>
          <table:table-cell office:value-type="float" office:value="5801">
            <text:p>5801</text:p>
          </table:table-cell>
          <table:table-cell office:value-type="float" office:value="-2993">
            <text:p>-2993</text:p>
          </table:table-cell>
          <table:table-cell office:value-type="string">
            <text:p>-1427<text:tab/><text:tab/><text:tab/><text:tab/></text:p>
          </table:table-cell>
          <table:table-cell table:number-columns-repeated="2"/>
          <table:table-cell table:formula="of:=IF(ABS(([.C196]-[.$I$2])/16384) &gt; 0.1; ([.C196]-[.$I$2])/16384; 0)" office:value-type="float" office:value="-0.274110451722756">
            <text:p>-0.27</text:p>
          </table:table-cell>
          <table:table-cell table:formula="of:=[.K195]+[.J196]" office:value-type="float" office:value="-8.56722631209936">
            <text:p>-8.57</text:p>
          </table:table-cell>
          <table:table-cell table:number-columns-repeated="2"/>
          <table:table-cell table:formula="of:=([.C196]-[.$M$2])/16384" office:value-type="float" office:value="-0.274110451722756">
            <text:p>-0.27</text:p>
          </table:table-cell>
          <table:table-cell table:formula="of:=AVERAGE([.N179:.N195])" office:value-type="float" office:value="-0.0598698726786387">
            <text:p>-0.06</text:p>
          </table:table-cell>
          <table:table-cell table:formula="of:=[.N196]-[.O196]" office:value-type="float" office:value="-0.214240579044118">
            <text:p>-0.214</text:p>
          </table:table-cell>
          <table:table-cell table:formula="of:=[.Q195]+[.P196]" office:value-type="float" office:value="-0.785845588235296">
            <text:p>-0.786</text:p>
          </table:table-cell>
          <table:table-cell table:number-columns-repeated="6"/>
          <table:table-cell table:formula="of:=([.A196]-[.T$2])/16384" office:value-type="float" office:value="0.0470815805288461">
            <text:p>0.05</text:p>
          </table:table-cell>
          <table:table-cell table:formula="of:=IF(ABS(([.B196]-[.U$2])/16384) &gt; 0.1; ([.B196]-[.U$2])/16384; 0)" office:value-type="float" office:value="0.107378054887821">
            <text:p>0.11</text:p>
          </table:table-cell>
          <table:table-cell table:formula="of:=IF(ABS(([.C196]-[.V$2])/16384) &gt; 0.1; ([.C196]-[.V$2])/16384; 0)" office:value-type="float" office:value="-0.274110451722756">
            <text:p>-0.27</text:p>
          </table:table-cell>
          <table:table-cell/>
          <table:table-cell table:formula="of:=SQRT([.X196]*[.X196]+[.Y196]*[.Y196]+[.Z196]*[.Z196])" office:value-type="float" office:value="0.298132959667729">
            <text:p>0.2981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-2704">
            <text:p>-2704</text:p>
          </table:table-cell>
          <table:table-cell office:value-type="float" office:value="-3524">
            <text:p>-3524</text:p>
          </table:table-cell>
          <table:table-cell office:value-type="float" office:value="26.46">
            <text:p>26.46</text:p>
          </table:table-cell>
          <table:table-cell office:value-type="float" office:value="4247">
            <text:p>4247</text:p>
          </table:table-cell>
          <table:table-cell office:value-type="float" office:value="6747">
            <text:p>6747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IF(ABS(([.C197]-[.$I$2])/16384) &gt; 0.1; ([.C197]-[.$I$2])/16384; 0)" office:value-type="float" office:value="0">
            <text:p>0.00</text:p>
          </table:table-cell>
          <table:table-cell table:formula="of:=[.K196]+[.J197]" office:value-type="float" office:value="-8.56722631209936">
            <text:p>-8.57</text:p>
          </table:table-cell>
          <table:table-cell table:number-columns-repeated="2"/>
          <table:table-cell table:formula="of:=([.C197]-[.$M$2])/16384" office:value-type="float" office:value="-0.0202042017227564">
            <text:p>-0.02</text:p>
          </table:table-cell>
          <table:table-cell table:formula="of:=AVERAGE([.N180:.N196])" office:value-type="float" office:value="-0.0821871980462858">
            <text:p>-0.08</text:p>
          </table:table-cell>
          <table:table-cell table:formula="of:=[.N197]-[.O197]" office:value-type="float" office:value="0.0619829963235294">
            <text:p>0.062</text:p>
          </table:table-cell>
          <table:table-cell table:formula="of:=[.Q196]+[.P197]" office:value-type="float" office:value="-0.723862591911766">
            <text:p>-0.724</text:p>
          </table:table-cell>
          <table:table-cell table:number-columns-repeated="6"/>
          <table:table-cell table:formula="of:=([.A197]-[.T$2])/16384" office:value-type="float" office:value="-0.232703575721154">
            <text:p>-0.23</text:p>
          </table:table-cell>
          <table:table-cell table:formula="of:=IF(ABS(([.B197]-[.U$2])/16384) &gt; 0.1; ([.B197]-[.U$2])/16384; 0)" office:value-type="float" office:value="0">
            <text:p>0.00</text:p>
          </table:table-cell>
          <table:table-cell table:formula="of:=IF(ABS(([.C197]-[.V$2])/16384) &gt; 0.1; ([.C197]-[.V$2])/16384; 0)" office:value-type="float" office:value="0">
            <text:p>0.00</text:p>
          </table:table-cell>
          <table:table-cell/>
          <table:table-cell table:formula="of:=SQRT([.X197]*[.X197]+[.Y197]*[.Y197]+[.Z197]*[.Z197])" office:value-type="float" office:value="0.232703575721154">
            <text:p>0.2327</text:p>
          </table:table-cell>
        </table:table-row>
        <table:table-row table:style-name="ro1">
          <table:table-cell office:value-type="float" office:value="13828">
            <text:p>13828</text:p>
          </table:table-cell>
          <table:table-cell office:value-type="float" office:value="-2696">
            <text:p>-2696</text:p>
          </table:table-cell>
          <table:table-cell office:value-type="float" office:value="-3608">
            <text:p>-3608</text:p>
          </table:table-cell>
          <table:table-cell office:value-type="float" office:value="26.55">
            <text:p>26.55</text:p>
          </table:table-cell>
          <table:table-cell office:value-type="float" office:value="7396">
            <text:p>7396</text:p>
          </table:table-cell>
          <table:table-cell office:value-type="float" office:value="-4029">
            <text:p>-4029</text:p>
          </table:table-cell>
          <table:table-cell office:value-type="string">
            <text:p>390<text:tab/><text:tab/><text:tab/><text:tab/></text:p>
          </table:table-cell>
          <table:table-cell table:number-columns-repeated="2"/>
          <table:table-cell table:formula="of:=IF(ABS(([.C198]-[.$I$2])/16384) &gt; 0.1; ([.C198]-[.$I$2])/16384; 0)" office:value-type="float" office:value="0">
            <text:p>0.00</text:p>
          </table:table-cell>
          <table:table-cell table:formula="of:=[.K197]+[.J198]" office:value-type="float" office:value="-8.56722631209936">
            <text:p>-8.57</text:p>
          </table:table-cell>
          <table:table-cell table:number-columns-repeated="2"/>
          <table:table-cell table:formula="of:=([.C198]-[.$M$2])/16384" office:value-type="float" office:value="-0.0253311548477564">
            <text:p>-0.03</text:p>
          </table:table-cell>
          <table:table-cell table:formula="of:=AVERAGE([.N181:.N197])" office:value-type="float" office:value="-0.0870700105462858">
            <text:p>-0.09</text:p>
          </table:table-cell>
          <table:table-cell table:formula="of:=[.N198]-[.O198]" office:value-type="float" office:value="0.0617388556985294">
            <text:p>0.062</text:p>
          </table:table-cell>
          <table:table-cell table:formula="of:=[.Q197]+[.P198]" office:value-type="float" office:value="-0.662123736213237">
            <text:p>-0.662</text:p>
          </table:table-cell>
          <table:table-cell table:number-columns-repeated="6"/>
          <table:table-cell table:formula="of:=([.A198]-[.T$2])/16384" office:value-type="float" office:value="-0.151648888221154">
            <text:p>-0.15</text:p>
          </table:table-cell>
          <table:table-cell table:formula="of:=IF(ABS(([.B198]-[.U$2])/16384) &gt; 0.1; ([.B198]-[.U$2])/16384; 0)" office:value-type="float" office:value="0">
            <text:p>0.00</text:p>
          </table:table-cell>
          <table:table-cell table:formula="of:=IF(ABS(([.C198]-[.V$2])/16384) &gt; 0.1; ([.C198]-[.V$2])/16384; 0)" office:value-type="float" office:value="0">
            <text:p>0.00</text:p>
          </table:table-cell>
          <table:table-cell/>
          <table:table-cell table:formula="of:=SQRT([.X198]*[.X198]+[.Y198]*[.Y198]+[.Z198]*[.Z198])" office:value-type="float" office:value="0.151648888221154">
            <text:p>0.1516</text:p>
          </table:table-cell>
        </table:table-row>
        <table:table-row table:style-name="ro1">
          <table:table-cell office:value-type="float" office:value="16060">
            <text:p>16060</text:p>
          </table:table-cell>
          <table:table-cell office:value-type="float" office:value="-1176">
            <text:p>-1176</text:p>
          </table:table-cell>
          <table:table-cell office:value-type="float" office:value="-3600">
            <text:p>-3600</text:p>
          </table:table-cell>
          <table:table-cell office:value-type="float" office:value="26.51">
            <text:p>26.51</text:p>
          </table:table-cell>
          <table:table-cell office:value-type="float" office:value="6036">
            <text:p>6036</text:p>
          </table:table-cell>
          <table:table-cell office:value-type="float" office:value="-1321">
            <text:p>-1321</text:p>
          </table:table-cell>
          <table:table-cell office:value-type="string">
            <text:p>-2028<text:tab/><text:tab/><text:tab/><text:tab/></text:p>
          </table:table-cell>
          <table:table-cell table:number-columns-repeated="2"/>
          <table:table-cell table:formula="of:=IF(ABS(([.C199]-[.$I$2])/16384) &gt; 0.1; ([.C199]-[.$I$2])/16384; 0)" office:value-type="float" office:value="0">
            <text:p>0.00</text:p>
          </table:table-cell>
          <table:table-cell table:formula="of:=[.K198]+[.J199]" office:value-type="float" office:value="-8.56722631209936">
            <text:p>-8.57</text:p>
          </table:table-cell>
          <table:table-cell table:number-columns-repeated="2"/>
          <table:table-cell table:formula="of:=([.C199]-[.$M$2])/16384" office:value-type="float" office:value="-0.0248428735977564">
            <text:p>-0.02</text:p>
          </table:table-cell>
          <table:table-cell table:formula="of:=AVERAGE([.N182:.N198])" office:value-type="float" office:value="-0.0869551208404035">
            <text:p>-0.09</text:p>
          </table:table-cell>
          <table:table-cell table:formula="of:=[.N199]-[.O199]" office:value-type="float" office:value="0.062112247242647">
            <text:p>0.062</text:p>
          </table:table-cell>
          <table:table-cell table:formula="of:=[.Q198]+[.P199]" office:value-type="float" office:value="-0.60001148897059">
            <text:p>-0.600</text:p>
          </table:table-cell>
          <table:table-cell table:number-columns-repeated="6"/>
          <table:table-cell table:formula="of:=([.A199]-[.T$2])/16384" office:value-type="float" office:value="-0.0154184194711539">
            <text:p>-0.02</text:p>
          </table:table-cell>
          <table:table-cell table:formula="of:=IF(ABS(([.B199]-[.U$2])/16384) &gt; 0.1; ([.B199]-[.U$2])/16384; 0)" office:value-type="float" office:value="0">
            <text:p>0.00</text:p>
          </table:table-cell>
          <table:table-cell table:formula="of:=IF(ABS(([.C199]-[.V$2])/16384) &gt; 0.1; ([.C199]-[.V$2])/16384; 0)" office:value-type="float" office:value="0">
            <text:p>0.00</text:p>
          </table:table-cell>
          <table:table-cell/>
          <table:table-cell table:formula="of:=SQRT([.X199]*[.X199]+[.Y199]*[.Y199]+[.Z199]*[.Z199])" office:value-type="float" office:value="0.0154184194711539">
            <text:p>0.0154</text:p>
          </table:table-cell>
        </table:table-row>
        <table:table-row table:style-name="ro1">
          <table:table-cell office:value-type="float" office:value="16880">
            <text:p>16880</text:p>
          </table:table-cell>
          <table:table-cell office:value-type="float" office:value="-1148">
            <text:p>-1148</text:p>
          </table:table-cell>
          <table:table-cell office:value-type="float" office:value="-4372">
            <text:p>-4372</text:p>
          </table:table-cell>
          <table:table-cell office:value-type="float" office:value="26.51">
            <text:p>26.51</text:p>
          </table:table-cell>
          <table:table-cell office:value-type="float" office:value="6015">
            <text:p>6015</text:p>
          </table:table-cell>
          <table:table-cell office:value-type="float" office:value="-2394">
            <text:p>-2394</text:p>
          </table:table-cell>
          <table:table-cell office:value-type="string">
            <text:p>-813<text:tab/><text:tab/><text:tab/><text:tab/></text:p>
          </table:table-cell>
          <table:table-cell table:number-columns-repeated="2"/>
          <table:table-cell table:formula="of:=IF(ABS(([.C200]-[.$I$2])/16384) &gt; 0.1; ([.C200]-[.$I$2])/16384; 0)" office:value-type="float" office:value="0">
            <text:p>0.00</text:p>
          </table:table-cell>
          <table:table-cell table:formula="of:=[.K199]+[.J200]" office:value-type="float" office:value="-8.56722631209936">
            <text:p>-8.57</text:p>
          </table:table-cell>
          <table:table-cell table:number-columns-repeated="2"/>
          <table:table-cell table:formula="of:=([.C200]-[.$M$2])/16384" office:value-type="float" office:value="-0.0719620142227564">
            <text:p>-0.07</text:p>
          </table:table-cell>
          <table:table-cell table:formula="of:=AVERAGE([.N183:.N199])" office:value-type="float" office:value="-0.0821441144065799">
            <text:p>-0.08</text:p>
          </table:table-cell>
          <table:table-cell table:formula="of:=[.N200]-[.O200]" office:value-type="float" office:value="0.0101821001838235">
            <text:p>0.010</text:p>
          </table:table-cell>
          <table:table-cell table:formula="of:=[.Q199]+[.P200]" office:value-type="float" office:value="-0.589829388786766">
            <text:p>-0.590</text:p>
          </table:table-cell>
          <table:table-cell table:number-columns-repeated="6"/>
          <table:table-cell table:formula="of:=([.A200]-[.T$2])/16384" office:value-type="float" office:value="0.0346304086538461">
            <text:p>0.03</text:p>
          </table:table-cell>
          <table:table-cell table:formula="of:=IF(ABS(([.B200]-[.U$2])/16384) &gt; 0.1; ([.B200]-[.U$2])/16384; 0)" office:value-type="float" office:value="0">
            <text:p>0.00</text:p>
          </table:table-cell>
          <table:table-cell table:formula="of:=IF(ABS(([.C200]-[.V$2])/16384) &gt; 0.1; ([.C200]-[.V$2])/16384; 0)" office:value-type="float" office:value="0">
            <text:p>0.00</text:p>
          </table:table-cell>
          <table:table-cell/>
          <table:table-cell table:formula="of:=SQRT([.X200]*[.X200]+[.Y200]*[.Y200]+[.Z200]*[.Z200])" office:value-type="float" office:value="0.0346304086538461">
            <text:p>0.0346</text:p>
          </table:table-cell>
        </table:table-row>
        <table:table-row table:style-name="ro1">
          <table:table-cell office:value-type="float" office:value="21640">
            <text:p>21640</text:p>
          </table:table-cell>
          <table:table-cell office:value-type="float" office:value="-4768">
            <text:p>-4768</text:p>
          </table:table-cell>
          <table:table-cell office:value-type="float" office:value="-6012">
            <text:p>-6012</text:p>
          </table:table-cell>
          <table:table-cell office:value-type="float" office:value="26.51">
            <text:p>26.51</text:p>
          </table:table-cell>
          <table:table-cell office:value-type="float" office:value="7351">
            <text:p>7351</text:p>
          </table:table-cell>
          <table:table-cell office:value-type="float" office:value="-806">
            <text:p>-806</text:p>
          </table:table-cell>
          <table:table-cell office:value-type="string">
            <text:p>-1427<text:tab/><text:tab/><text:tab/><text:tab/></text:p>
          </table:table-cell>
          <table:table-cell table:number-columns-repeated="2"/>
          <table:table-cell table:formula="of:=IF(ABS(([.C201]-[.$I$2])/16384) &gt; 0.1; ([.C201]-[.$I$2])/16384; 0)" office:value-type="float" office:value="-0.172059670472756">
            <text:p>-0.17</text:p>
          </table:table-cell>
          <table:table-cell table:formula="of:=[.K200]+[.J201]" office:value-type="float" office:value="-8.73928598257212">
            <text:p>-8.74</text:p>
          </table:table-cell>
          <table:table-cell table:number-columns-repeated="2"/>
          <table:table-cell table:formula="of:=([.C201]-[.$M$2])/16384" office:value-type="float" office:value="-0.172059670472756">
            <text:p>-0.17</text:p>
          </table:table-cell>
          <table:table-cell table:formula="of:=AVERAGE([.N184:.N200])" office:value-type="float" office:value="-0.0763565454727564">
            <text:p>-0.08</text:p>
          </table:table-cell>
          <table:table-cell table:formula="of:=[.N201]-[.O201]" office:value-type="float" office:value="-0.095703125">
            <text:p>-0.096</text:p>
          </table:table-cell>
          <table:table-cell table:formula="of:=[.Q200]+[.P201]" office:value-type="float" office:value="-0.685532513786766">
            <text:p>-0.686</text:p>
          </table:table-cell>
          <table:table-cell table:number-columns-repeated="6"/>
          <table:table-cell table:formula="of:=([.A201]-[.T$2])/16384" office:value-type="float" office:value="0.325157752403846">
            <text:p>0.33</text:p>
          </table:table-cell>
          <table:table-cell table:formula="of:=IF(ABS(([.B201]-[.U$2])/16384) &gt; 0.1; ([.B201]-[.U$2])/16384; 0)" office:value-type="float" office:value="-0.194135616987179">
            <text:p>-0.19</text:p>
          </table:table-cell>
          <table:table-cell table:formula="of:=IF(ABS(([.C201]-[.V$2])/16384) &gt; 0.1; ([.C201]-[.V$2])/16384; 0)" office:value-type="float" office:value="-0.172059670472756">
            <text:p>-0.17</text:p>
          </table:table-cell>
          <table:table-cell/>
          <table:table-cell table:formula="of:=SQRT([.X201]*[.X201]+[.Y201]*[.Y201]+[.Z201]*[.Z201])" office:value-type="float" office:value="0.415957608338286">
            <text:p>0.4160</text:p>
          </table:table-cell>
        </table:table-row>
        <table:table-row table:style-name="ro1">
          <table:table-cell office:value-type="float" office:value="15352">
            <text:p>15352</text:p>
          </table:table-cell>
          <table:table-cell office:value-type="float" office:value="-4768">
            <text:p>-4768</text:p>
          </table:table-cell>
          <table:table-cell office:value-type="float" office:value="-6384">
            <text:p>-6384</text:p>
          </table:table-cell>
          <table:table-cell office:value-type="float" office:value="26.51">
            <text:p>26.51</text:p>
          </table:table-cell>
          <table:table-cell office:value-type="float" office:value="9285">
            <text:p>9285</text:p>
          </table:table-cell>
          <table:table-cell office:value-type="float" office:value="-346">
            <text:p>-346</text:p>
          </table:table-cell>
          <table:table-cell office:value-type="string">
            <text:p>-1865<text:tab/><text:tab/><text:tab/><text:tab/></text:p>
          </table:table-cell>
          <table:table-cell table:number-columns-repeated="2"/>
          <table:table-cell table:formula="of:=IF(ABS(([.C202]-[.$I$2])/16384) &gt; 0.1; ([.C202]-[.$I$2])/16384; 0)" office:value-type="float" office:value="-0.194764748597756">
            <text:p>-0.19</text:p>
          </table:table-cell>
          <table:table-cell table:formula="of:=[.K201]+[.J202]" office:value-type="float" office:value="-8.93405073116987">
            <text:p>-8.93</text:p>
          </table:table-cell>
          <table:table-cell table:number-columns-repeated="2"/>
          <table:table-cell table:formula="of:=([.C202]-[.$M$2])/16384" office:value-type="float" office:value="-0.194764748597756">
            <text:p>-0.19</text:p>
          </table:table-cell>
          <table:table-cell table:formula="of:=AVERAGE([.N185:.N201])" office:value-type="float" office:value="-0.0778644728624623">
            <text:p>-0.08</text:p>
          </table:table-cell>
          <table:table-cell table:formula="of:=[.N202]-[.O202]" office:value-type="float" office:value="-0.116900275735294">
            <text:p>-0.117</text:p>
          </table:table-cell>
          <table:table-cell table:formula="of:=[.Q201]+[.P202]" office:value-type="float" office:value="-0.802432789522061">
            <text:p>-0.802</text:p>
          </table:table-cell>
          <table:table-cell table:number-columns-repeated="6"/>
          <table:table-cell table:formula="of:=([.A202]-[.T$2])/16384" office:value-type="float" office:value="-0.0586313100961539">
            <text:p>-0.06</text:p>
          </table:table-cell>
          <table:table-cell table:formula="of:=IF(ABS(([.B202]-[.U$2])/16384) &gt; 0.1; ([.B202]-[.U$2])/16384; 0)" office:value-type="float" office:value="-0.194135616987179">
            <text:p>-0.19</text:p>
          </table:table-cell>
          <table:table-cell table:formula="of:=IF(ABS(([.C202]-[.V$2])/16384) &gt; 0.1; ([.C202]-[.V$2])/16384; 0)" office:value-type="float" office:value="-0.194764748597756">
            <text:p>-0.19</text:p>
          </table:table-cell>
          <table:table-cell/>
          <table:table-cell table:formula="of:=SQRT([.X202]*[.X202]+[.Y202]*[.Y202]+[.Z202]*[.Z202])" office:value-type="float" office:value="0.281175346719679">
            <text:p>0.2812</text:p>
          </table:table-cell>
        </table:table-row>
        <table:table-row table:style-name="ro1">
          <table:table-cell office:value-type="float" office:value="14924">
            <text:p>14924</text:p>
          </table:table-cell>
          <table:table-cell office:value-type="float" office:value="-892">
            <text:p>-892</text:p>
          </table:table-cell>
          <table:table-cell office:value-type="float" office:value="-4732">
            <text:p>-4732</text:p>
          </table:table-cell>
          <table:table-cell office:value-type="float" office:value="26.51">
            <text:p>26.51</text:p>
          </table:table-cell>
          <table:table-cell office:value-type="float" office:value="7697">
            <text:p>7697</text:p>
          </table:table-cell>
          <table:table-cell office:value-type="float" office:value="443">
            <text:p>443</text:p>
          </table:table-cell>
          <table:table-cell office:value-type="string">
            <text:p>-3254<text:tab/><text:tab/><text:tab/><text:tab/></text:p>
          </table:table-cell>
          <table:table-cell table:number-columns-repeated="2"/>
          <table:table-cell table:formula="of:=IF(ABS(([.C203]-[.$I$2])/16384) &gt; 0.1; ([.C203]-[.$I$2])/16384; 0)" office:value-type="float" office:value="0">
            <text:p>0.00</text:p>
          </table:table-cell>
          <table:table-cell table:formula="of:=[.K202]+[.J203]" office:value-type="float" office:value="-8.93405073116987">
            <text:p>-8.93</text:p>
          </table:table-cell>
          <table:table-cell table:number-columns-repeated="2"/>
          <table:table-cell table:formula="of:=([.C203]-[.$M$2])/16384" office:value-type="float" office:value="-0.0939346704727564">
            <text:p>-0.09</text:p>
          </table:table-cell>
          <table:table-cell table:formula="of:=AVERAGE([.N186:.N202])" office:value-type="float" office:value="-0.0898704471271682">
            <text:p>-0.09</text:p>
          </table:table-cell>
          <table:table-cell table:formula="of:=[.N203]-[.O203]" office:value-type="float" office:value="-0.00406422334558826">
            <text:p>-0.004</text:p>
          </table:table-cell>
          <table:table-cell table:formula="of:=[.Q202]+[.P203]" office:value-type="float" office:value="-0.806497012867649">
            <text:p>-0.806</text:p>
          </table:table-cell>
          <table:table-cell table:number-columns-repeated="6"/>
          <table:table-cell table:formula="of:=([.A203]-[.T$2])/16384" office:value-type="float" office:value="-0.0847543569711539">
            <text:p>-0.08</text:p>
          </table:table-cell>
          <table:table-cell table:formula="of:=IF(ABS(([.B203]-[.U$2])/16384) &gt; 0.1; ([.B203]-[.U$2])/16384; 0)" office:value-type="float" office:value="0">
            <text:p>0.00</text:p>
          </table:table-cell>
          <table:table-cell table:formula="of:=IF(ABS(([.C203]-[.V$2])/16384) &gt; 0.1; ([.C203]-[.V$2])/16384; 0)" office:value-type="float" office:value="0">
            <text:p>0.00</text:p>
          </table:table-cell>
          <table:table-cell/>
          <table:table-cell table:formula="of:=SQRT([.X203]*[.X203]+[.Y203]*[.Y203]+[.Z203]*[.Z203])" office:value-type="float" office:value="0.0847543569711539">
            <text:p>0.0848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float" office:value="-2296">
            <text:p>-2296</text:p>
          </table:table-cell>
          <table:table-cell office:value-type="float" office:value="-1880">
            <text:p>-1880</text:p>
          </table:table-cell>
          <table:table-cell office:value-type="float" office:value="26.46">
            <text:p>26.46</text:p>
          </table:table-cell>
          <table:table-cell office:value-type="float" office:value="4982">
            <text:p>4982</text:p>
          </table:table-cell>
          <table:table-cell office:value-type="float" office:value="233">
            <text:p>233</text:p>
          </table:table-cell>
          <table:table-cell office:value-type="string">
            <text:p>-2270<text:tab/><text:tab/><text:tab/><text:tab/></text:p>
          </table:table-cell>
          <table:table-cell table:number-columns-repeated="2"/>
          <table:table-cell table:formula="of:=IF(ABS(([.C204]-[.$I$2])/16384) &gt; 0.1; ([.C204]-[.$I$2])/16384; 0)" office:value-type="float" office:value="0">
            <text:p>0.00</text:p>
          </table:table-cell>
          <table:table-cell table:formula="of:=[.K203]+[.J204]" office:value-type="float" office:value="-8.93405073116987">
            <text:p>-8.93</text:p>
          </table:table-cell>
          <table:table-cell table:number-columns-repeated="2"/>
          <table:table-cell table:formula="of:=([.C204]-[.$M$2])/16384" office:value-type="float" office:value="0.0801375951522436">
            <text:p>0.08</text:p>
          </table:table-cell>
          <table:table-cell table:formula="of:=AVERAGE([.N187:.N203])" office:value-type="float" office:value="-0.0956867384874623">
            <text:p>-0.10</text:p>
          </table:table-cell>
          <table:table-cell table:formula="of:=[.N204]-[.O204]" office:value-type="float" office:value="0.175824333639706">
            <text:p>0.176</text:p>
          </table:table-cell>
          <table:table-cell table:formula="of:=[.Q203]+[.P204]" office:value-type="float" office:value="-0.630672679227943">
            <text:p>-0.631</text:p>
          </table:table-cell>
          <table:table-cell table:number-columns-repeated="6"/>
          <table:table-cell table:formula="of:=([.A204]-[.T$2])/16384" office:value-type="float" office:value="-0.307654747596154">
            <text:p>-0.31</text:p>
          </table:table-cell>
          <table:table-cell table:formula="of:=IF(ABS(([.B204]-[.U$2])/16384) &gt; 0.1; ([.B204]-[.U$2])/16384; 0)" office:value-type="float" office:value="0">
            <text:p>0.00</text:p>
          </table:table-cell>
          <table:table-cell table:formula="of:=IF(ABS(([.C204]-[.V$2])/16384) &gt; 0.1; ([.C204]-[.V$2])/16384; 0)" office:value-type="float" office:value="0">
            <text:p>0.00</text:p>
          </table:table-cell>
          <table:table-cell/>
          <table:table-cell table:formula="of:=SQRT([.X204]*[.X204]+[.Y204]*[.Y204]+[.Z204]*[.Z204])" office:value-type="float" office:value="0.307654747596154">
            <text:p>0.3077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office:value-type="float" office:value="-2600">
            <text:p>-2600</text:p>
          </table:table-cell>
          <table:table-cell office:value-type="float" office:value="-2592">
            <text:p>-2592</text:p>
          </table:table-cell>
          <table:table-cell office:value-type="float" office:value="26.46">
            <text:p>26.46</text:p>
          </table:table-cell>
          <table:table-cell office:value-type="float" office:value="4271">
            <text:p>4271</text:p>
          </table:table-cell>
          <table:table-cell office:value-type="float" office:value="-2414">
            <text:p>-2414</text:p>
          </table:table-cell>
          <table:table-cell office:value-type="string">
            <text:p>-838<text:tab/><text:tab/><text:tab/><text:tab/></text:p>
          </table:table-cell>
          <table:table-cell table:number-columns-repeated="2"/>
          <table:table-cell table:formula="of:=IF(ABS(([.C205]-[.$I$2])/16384) &gt; 0.1; ([.C205]-[.$I$2])/16384; 0)" office:value-type="float" office:value="0">
            <text:p>0.00</text:p>
          </table:table-cell>
          <table:table-cell table:formula="of:=[.K204]+[.J205]" office:value-type="float" office:value="-8.93405073116987">
            <text:p>-8.93</text:p>
          </table:table-cell>
          <table:table-cell table:number-columns-repeated="2"/>
          <table:table-cell table:formula="of:=([.C205]-[.$M$2])/16384" office:value-type="float" office:value="0.0366805639022436">
            <text:p>0.04</text:p>
          </table:table-cell>
          <table:table-cell table:formula="of:=AVERAGE([.N188:.N204])" office:value-type="float" office:value="-0.0915794315021682">
            <text:p>-0.09</text:p>
          </table:table-cell>
          <table:table-cell table:formula="of:=[.N205]-[.O205]" office:value-type="float" office:value="0.128259995404412">
            <text:p>0.128</text:p>
          </table:table-cell>
          <table:table-cell table:formula="of:=[.Q204]+[.P205]" office:value-type="float" office:value="-0.502412683823531">
            <text:p>-0.502</text:p>
          </table:table-cell>
          <table:table-cell table:number-columns-repeated="6"/>
          <table:table-cell table:formula="of:=([.A205]-[.T$2])/16384" office:value-type="float" office:value="-0.106971153846154">
            <text:p>-0.11</text:p>
          </table:table-cell>
          <table:table-cell table:formula="of:=IF(ABS(([.B205]-[.U$2])/16384) &gt; 0.1; ([.B205]-[.U$2])/16384; 0)" office:value-type="float" office:value="0">
            <text:p>0.00</text:p>
          </table:table-cell>
          <table:table-cell table:formula="of:=IF(ABS(([.C205]-[.V$2])/16384) &gt; 0.1; ([.C205]-[.V$2])/16384; 0)" office:value-type="float" office:value="0">
            <text:p>0.00</text:p>
          </table:table-cell>
          <table:table-cell/>
          <table:table-cell table:formula="of:=SQRT([.X205]*[.X205]+[.Y205]*[.Y205]+[.Z205]*[.Z205])" office:value-type="float" office:value="0.106971153846154">
            <text:p>0.1070</text:p>
          </table:table-cell>
        </table:table-row>
        <table:table-row table:style-name="ro1">
          <table:table-cell office:value-type="float" office:value="18632">
            <text:p>18632</text:p>
          </table:table-cell>
          <table:table-cell office:value-type="float" office:value="-2028">
            <text:p>-2028</text:p>
          </table:table-cell>
          <table:table-cell office:value-type="float" office:value="-4072">
            <text:p>-4072</text:p>
          </table:table-cell>
          <table:table-cell office:value-type="float" office:value="26.37">
            <text:p>26.37</text:p>
          </table:table-cell>
          <table:table-cell office:value-type="float" office:value="4033">
            <text:p>4033</text:p>
          </table:table-cell>
          <table:table-cell office:value-type="float" office:value="-3569">
            <text:p>-3569</text:p>
          </table:table-cell>
          <table:table-cell office:value-type="string">
            <text:p>-1111<text:tab/><text:tab/><text:tab/><text:tab/></text:p>
          </table:table-cell>
          <table:table-cell table:number-columns-repeated="2"/>
          <table:table-cell table:formula="of:=IF(ABS(([.C206]-[.$I$2])/16384) &gt; 0.1; ([.C206]-[.$I$2])/16384; 0)" office:value-type="float" office:value="0">
            <text:p>0.00</text:p>
          </table:table-cell>
          <table:table-cell table:formula="of:=[.K205]+[.J206]" office:value-type="float" office:value="-8.93405073116987">
            <text:p>-8.93</text:p>
          </table:table-cell>
          <table:table-cell table:number-columns-repeated="2"/>
          <table:table-cell table:formula="of:=([.C206]-[.$M$2])/16384" office:value-type="float" office:value="-0.0536514673477564">
            <text:p>-0.05</text:p>
          </table:table-cell>
          <table:table-cell table:formula="of:=AVERAGE([.N189:.N205])" office:value-type="float" office:value="-0.0847291327889329">
            <text:p>-0.08</text:p>
          </table:table-cell>
          <table:table-cell table:formula="of:=[.N206]-[.O206]" office:value-type="float" office:value="0.0310776654411765">
            <text:p>0.031</text:p>
          </table:table-cell>
          <table:table-cell table:formula="of:=[.Q205]+[.P206]" office:value-type="float" office:value="-0.471335018382355">
            <text:p>-0.471</text:p>
          </table:table-cell>
          <table:table-cell table:number-columns-repeated="6"/>
          <table:table-cell table:formula="of:=([.A206]-[.T$2])/16384" office:value-type="float" office:value="0.141564002403846">
            <text:p>0.14</text:p>
          </table:table-cell>
          <table:table-cell table:formula="of:=IF(ABS(([.B206]-[.U$2])/16384) &gt; 0.1; ([.B206]-[.U$2])/16384; 0)" office:value-type="float" office:value="0">
            <text:p>0.00</text:p>
          </table:table-cell>
          <table:table-cell table:formula="of:=IF(ABS(([.C206]-[.V$2])/16384) &gt; 0.1; ([.C206]-[.V$2])/16384; 0)" office:value-type="float" office:value="0">
            <text:p>0.00</text:p>
          </table:table-cell>
          <table:table-cell/>
          <table:table-cell table:formula="of:=SQRT([.X206]*[.X206]+[.Y206]*[.Y206]+[.Z206]*[.Z206])" office:value-type="float" office:value="0.141564002403846">
            <text:p>0.1416</text:p>
          </table:table-cell>
        </table:table-row>
        <table:table-row table:style-name="ro1">
          <table:table-cell office:value-type="float" office:value="20584">
            <text:p>20584</text:p>
          </table:table-cell>
          <table:table-cell office:value-type="float" office:value="636">
            <text:p>636</text:p>
          </table:table-cell>
          <table:table-cell office:value-type="float" office:value="-5388">
            <text:p>-5388</text:p>
          </table:table-cell>
          <table:table-cell office:value-type="float" office:value="26.46">
            <text:p>26.46</text:p>
          </table:table-cell>
          <table:table-cell office:value-type="float" office:value="1698">
            <text:p>1698</text:p>
          </table:table-cell>
          <table:table-cell office:value-type="float" office:value="624">
            <text:p>624</text:p>
          </table:table-cell>
          <table:table-cell office:value-type="string">
            <text:p>-2509<text:tab/><text:tab/><text:tab/><text:tab/></text:p>
          </table:table-cell>
          <table:table-cell table:number-columns-repeated="2"/>
          <table:table-cell table:formula="of:=IF(ABS(([.C207]-[.$I$2])/16384) &gt; 0.1; ([.C207]-[.$I$2])/16384; 0)" office:value-type="float" office:value="-0.133973732972756">
            <text:p>-0.13</text:p>
          </table:table-cell>
          <table:table-cell table:formula="of:=[.K206]+[.J207]" office:value-type="float" office:value="-9.06802446414263">
            <text:p>-9.07</text:p>
          </table:table-cell>
          <table:table-cell table:number-columns-repeated="2"/>
          <table:table-cell table:formula="of:=([.C207]-[.$M$2])/16384" office:value-type="float" office:value="-0.133973732972756">
            <text:p>-0.13</text:p>
          </table:table-cell>
          <table:table-cell table:formula="of:=AVERAGE([.N190:.N206])" office:value-type="float" office:value="-0.0762847394065799">
            <text:p>-0.08</text:p>
          </table:table-cell>
          <table:table-cell table:formula="of:=[.N207]-[.O207]" office:value-type="float" office:value="-0.0576889935661765">
            <text:p>-0.058</text:p>
          </table:table-cell>
          <table:table-cell table:formula="of:=[.Q206]+[.P207]" office:value-type="float" office:value="-0.529024011948531">
            <text:p>-0.529</text:p>
          </table:table-cell>
          <table:table-cell table:number-columns-repeated="6"/>
          <table:table-cell table:formula="of:=([.A207]-[.T$2])/16384" office:value-type="float" office:value="0.260704627403846">
            <text:p>0.26</text:p>
          </table:table-cell>
          <table:table-cell table:formula="of:=IF(ABS(([.B207]-[.U$2])/16384) &gt; 0.1; ([.B207]-[.U$2])/16384; 0)" office:value-type="float" office:value="0.135698367387821">
            <text:p>0.14</text:p>
          </table:table-cell>
          <table:table-cell table:formula="of:=IF(ABS(([.C207]-[.V$2])/16384) &gt; 0.1; ([.C207]-[.V$2])/16384; 0)" office:value-type="float" office:value="-0.133973732972756">
            <text:p>-0.13</text:p>
          </table:table-cell>
          <table:table-cell/>
          <table:table-cell table:formula="of:=SQRT([.X207]*[.X207]+[.Y207]*[.Y207]+[.Z207]*[.Z207])" office:value-type="float" office:value="0.323001409885706">
            <text:p>0.3230</text:p>
          </table:table-cell>
        </table:table-row>
        <table:table-row table:style-name="ro1">
          <table:table-cell office:value-type="float" office:value="15828">
            <text:p>15828</text:p>
          </table:table-cell>
          <table:table-cell office:value-type="float" office:value="-304">
            <text:p>-304</text:p>
          </table:table-cell>
          <table:table-cell office:value-type="float" office:value="-6396">
            <text:p>-6396</text:p>
          </table:table-cell>
          <table:table-cell office:value-type="float" office:value="26.46">
            <text:p>26.46</text:p>
          </table:table-cell>
          <table:table-cell office:value-type="float" office:value="-699">
            <text:p>-699</text:p>
          </table:table-cell>
          <table:table-cell office:value-type="float" office:value="701">
            <text:p>701</text:p>
          </table:table-cell>
          <table:table-cell office:value-type="string">
            <text:p>194<text:tab/><text:tab/><text:tab/><text:tab/></text:p>
          </table:table-cell>
          <table:table-cell table:number-columns-repeated="2"/>
          <table:table-cell table:formula="of:=IF(ABS(([.C208]-[.$I$2])/16384) &gt; 0.1; ([.C208]-[.$I$2])/16384; 0)" office:value-type="float" office:value="-0.195497170472756">
            <text:p>-0.20</text:p>
          </table:table-cell>
          <table:table-cell table:formula="of:=[.K207]+[.J208]" office:value-type="float" office:value="-9.26352163461539">
            <text:p>-9.26</text:p>
          </table:table-cell>
          <table:table-cell table:number-columns-repeated="2"/>
          <table:table-cell table:formula="of:=([.C208]-[.$M$2])/16384" office:value-type="float" office:value="-0.195497170472756">
            <text:p>-0.20</text:p>
          </table:table-cell>
          <table:table-cell table:formula="of:=AVERAGE([.N191:.N207])" office:value-type="float" office:value="-0.0716317063183446">
            <text:p>-0.07</text:p>
          </table:table-cell>
          <table:table-cell table:formula="of:=[.N208]-[.O208]" office:value-type="float" office:value="-0.123865464154412">
            <text:p>-0.124</text:p>
          </table:table-cell>
          <table:table-cell table:formula="of:=[.Q207]+[.P208]" office:value-type="float" office:value="-0.652889476102943">
            <text:p>-0.653</text:p>
          </table:table-cell>
          <table:table-cell table:number-columns-repeated="6"/>
          <table:table-cell table:formula="of:=([.A208]-[.T$2])/16384" office:value-type="float" office:value="-0.0295785757211539">
            <text:p>-0.03</text:p>
          </table:table-cell>
          <table:table-cell table:formula="of:=IF(ABS(([.B208]-[.U$2])/16384) &gt; 0.1; ([.B208]-[.U$2])/16384; 0)" office:value-type="float" office:value="0">
            <text:p>0.00</text:p>
          </table:table-cell>
          <table:table-cell table:formula="of:=IF(ABS(([.C208]-[.V$2])/16384) &gt; 0.1; ([.C208]-[.V$2])/16384; 0)" office:value-type="float" office:value="-0.195497170472756">
            <text:p>-0.20</text:p>
          </table:table-cell>
          <table:table-cell/>
          <table:table-cell table:formula="of:=SQRT([.X208]*[.X208]+[.Y208]*[.Y208]+[.Z208]*[.Z208])" office:value-type="float" office:value="0.197722117641264">
            <text:p>0.1977</text:p>
          </table:table-cell>
        </table:table-row>
        <table:table-row table:style-name="ro1">
          <table:table-cell office:value-type="float" office:value="16312">
            <text:p>16312</text:p>
          </table:table-cell>
          <table:table-cell office:value-type="float" office:value="-1656">
            <text:p>-1656</text:p>
          </table:table-cell>
          <table:table-cell office:value-type="float" office:value="-5556">
            <text:p>-5556</text:p>
          </table:table-cell>
          <table:table-cell office:value-type="float" office:value="26.41">
            <text:p>26.41</text:p>
          </table:table-cell>
          <table:table-cell office:value-type="float" office:value="-2231">
            <text:p>-2231</text:p>
          </table:table-cell>
          <table:table-cell office:value-type="float" office:value="73">
            <text:p>73</text:p>
          </table:table-cell>
          <table:table-cell office:value-type="string">
            <text:p>1376<text:tab/><text:tab/><text:tab/><text:tab/></text:p>
          </table:table-cell>
          <table:table-cell table:number-columns-repeated="2"/>
          <table:table-cell table:formula="of:=IF(ABS(([.C209]-[.$I$2])/16384) &gt; 0.1; ([.C209]-[.$I$2])/16384; 0)" office:value-type="float" office:value="-0.144227639222756">
            <text:p>-0.14</text:p>
          </table:table-cell>
          <table:table-cell table:formula="of:=[.K208]+[.J209]" office:value-type="float" office:value="-9.40774927383814">
            <text:p>-9.41</text:p>
          </table:table-cell>
          <table:table-cell table:number-columns-repeated="2"/>
          <table:table-cell table:formula="of:=([.C209]-[.$M$2])/16384" office:value-type="float" office:value="-0.144227639222756">
            <text:p>-0.14</text:p>
          </table:table-cell>
          <table:table-cell table:formula="of:=AVERAGE([.N192:.N208])" office:value-type="float" office:value="-0.080880327641874">
            <text:p>-0.08</text:p>
          </table:table-cell>
          <table:table-cell table:formula="of:=[.N209]-[.O209]" office:value-type="float" office:value="-0.0633473115808824">
            <text:p>-0.063</text:p>
          </table:table-cell>
          <table:table-cell table:formula="of:=[.Q208]+[.P209]" office:value-type="float" office:value="-0.716236787683826">
            <text:p>-0.716</text:p>
          </table:table-cell>
          <table:table-cell table:number-columns-repeated="6"/>
          <table:table-cell table:formula="of:=([.A209]-[.T$2])/16384" office:value-type="float" office:value="-0.0000375600961538547">
            <text:p>0.00</text:p>
          </table:table-cell>
          <table:table-cell table:formula="of:=IF(ABS(([.B209]-[.U$2])/16384) &gt; 0.1; ([.B209]-[.U$2])/16384; 0)" office:value-type="float" office:value="0">
            <text:p>0.00</text:p>
          </table:table-cell>
          <table:table-cell table:formula="of:=IF(ABS(([.C209]-[.V$2])/16384) &gt; 0.1; ([.C209]-[.V$2])/16384; 0)" office:value-type="float" office:value="-0.144227639222756">
            <text:p>-0.14</text:p>
          </table:table-cell>
          <table:table-cell/>
          <table:table-cell table:formula="of:=SQRT([.X209]*[.X209]+[.Y209]*[.Y209]+[.Z209]*[.Z209])" office:value-type="float" office:value="0.1442276441135">
            <text:p>0.1442</text:p>
          </table:table-cell>
        </table:table-row>
        <table:table-row table:style-name="ro1">
          <table:table-cell office:value-type="float" office:value="11188">
            <text:p>11188</text:p>
          </table:table-cell>
          <table:table-cell office:value-type="float" office:value="-468">
            <text:p>-468</text:p>
          </table:table-cell>
          <table:table-cell office:value-type="float" office:value="-1952">
            <text:p>-1952</text:p>
          </table:table-cell>
          <table:table-cell office:value-type="float" office:value="26.51">
            <text:p>26.51</text:p>
          </table:table-cell>
          <table:table-cell office:value-type="float" office:value="-481">
            <text:p>-481</text:p>
          </table:table-cell>
          <table:table-cell office:value-type="float" office:value="1663">
            <text:p>1663</text:p>
          </table:table-cell>
          <table:table-cell office:value-type="string">
            <text:p>2120<text:tab/><text:tab/><text:tab/><text:tab/></text:p>
          </table:table-cell>
          <table:table-cell table:number-columns-repeated="2"/>
          <table:table-cell table:formula="of:=IF(ABS(([.C210]-[.$I$2])/16384) &gt; 0.1; ([.C210]-[.$I$2])/16384; 0)" office:value-type="float" office:value="0">
            <text:p>0.00</text:p>
          </table:table-cell>
          <table:table-cell table:formula="of:=[.K209]+[.J210]" office:value-type="float" office:value="-9.40774927383814">
            <text:p>-9.41</text:p>
          </table:table-cell>
          <table:table-cell table:number-columns-repeated="2"/>
          <table:table-cell table:formula="of:=([.C210]-[.$M$2])/16384" office:value-type="float" office:value="0.0757430639022436">
            <text:p>0.08</text:p>
          </table:table-cell>
          <table:table-cell table:formula="of:=AVERAGE([.N193:.N209])" office:value-type="float" office:value="-0.0934320280095211">
            <text:p>-0.09</text:p>
          </table:table-cell>
          <table:table-cell table:formula="of:=[.N210]-[.O210]" office:value-type="float" office:value="0.169175091911765">
            <text:p>0.169</text:p>
          </table:table-cell>
          <table:table-cell table:formula="of:=[.Q209]+[.P210]" office:value-type="float" office:value="-0.547061695772061">
            <text:p>-0.547</text:p>
          </table:table-cell>
          <table:table-cell table:number-columns-repeated="6"/>
          <table:table-cell table:formula="of:=([.A210]-[.T$2])/16384" office:value-type="float" office:value="-0.312781700721154">
            <text:p>-0.31</text:p>
          </table:table-cell>
          <table:table-cell table:formula="of:=IF(ABS(([.B210]-[.U$2])/16384) &gt; 0.1; ([.B210]-[.U$2])/16384; 0)" office:value-type="float" office:value="0">
            <text:p>0.00</text:p>
          </table:table-cell>
          <table:table-cell table:formula="of:=IF(ABS(([.C210]-[.V$2])/16384) &gt; 0.1; ([.C210]-[.V$2])/16384; 0)" office:value-type="float" office:value="0">
            <text:p>0.00</text:p>
          </table:table-cell>
          <table:table-cell/>
          <table:table-cell table:formula="of:=SQRT([.X210]*[.X210]+[.Y210]*[.Y210]+[.Z210]*[.Z210])" office:value-type="float" office:value="0.312781700721154">
            <text:p>0.3128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832">
            <text:p>-832</text:p>
          </table:table-cell>
          <table:table-cell office:value-type="float" office:value="-2576">
            <text:p>-2576</text:p>
          </table:table-cell>
          <table:table-cell office:value-type="float" office:value="26.41">
            <text:p>26.41</text:p>
          </table:table-cell>
          <table:table-cell office:value-type="float" office:value="293">
            <text:p>293</text:p>
          </table:table-cell>
          <table:table-cell office:value-type="float" office:value="-3985">
            <text:p>-3985</text:p>
          </table:table-cell>
          <table:table-cell office:value-type="string">
            <text:p>1356<text:tab/><text:tab/><text:tab/><text:tab/></text:p>
          </table:table-cell>
          <table:table-cell table:number-columns-repeated="2"/>
          <table:table-cell table:formula="of:=IF(ABS(([.C211]-[.$I$2])/16384) &gt; 0.1; ([.C211]-[.$I$2])/16384; 0)" office:value-type="float" office:value="0">
            <text:p>0.00</text:p>
          </table:table-cell>
          <table:table-cell table:formula="of:=[.K210]+[.J211]" office:value-type="float" office:value="-9.40774927383814">
            <text:p>-9.41</text:p>
          </table:table-cell>
          <table:table-cell table:number-columns-repeated="2"/>
          <table:table-cell table:formula="of:=([.C211]-[.$M$2])/16384" office:value-type="float" office:value="0.0376571264022436">
            <text:p>0.04</text:p>
          </table:table-cell>
          <table:table-cell table:formula="of:=AVERAGE([.N194:.N210])" office:value-type="float" office:value="-0.0915507090756976">
            <text:p>-0.09</text:p>
          </table:table-cell>
          <table:table-cell table:formula="of:=[.N211]-[.O211]" office:value-type="float" office:value="0.129207835477941">
            <text:p>0.129</text:p>
          </table:table-cell>
          <table:table-cell table:formula="of:=[.Q210]+[.P211]" office:value-type="float" office:value="-0.41785386029412">
            <text:p>-0.418</text:p>
          </table:table-cell>
          <table:table-cell table:number-columns-repeated="6"/>
          <table:table-cell table:formula="of:=([.A211]-[.T$2])/16384" office:value-type="float" office:value="-0.0176156850961539">
            <text:p>-0.02</text:p>
          </table:table-cell>
          <table:table-cell table:formula="of:=IF(ABS(([.B211]-[.U$2])/16384) &gt; 0.1; ([.B211]-[.U$2])/16384; 0)" office:value-type="float" office:value="0">
            <text:p>0.00</text:p>
          </table:table-cell>
          <table:table-cell table:formula="of:=IF(ABS(([.C211]-[.V$2])/16384) &gt; 0.1; ([.C211]-[.V$2])/16384; 0)" office:value-type="float" office:value="0">
            <text:p>0.00</text:p>
          </table:table-cell>
          <table:table-cell/>
          <table:table-cell table:formula="of:=SQRT([.X211]*[.X211]+[.Y211]*[.Y211]+[.Z211]*[.Z211])" office:value-type="float" office:value="0.0176156850961539">
            <text:p>0.0176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office:value-type="float" office:value="-1656">
            <text:p>-1656</text:p>
          </table:table-cell>
          <table:table-cell office:value-type="float" office:value="-2832">
            <text:p>-2832</text:p>
          </table:table-cell>
          <table:table-cell office:value-type="float" office:value="26.46">
            <text:p>26.46</text:p>
          </table:table-cell>
          <table:table-cell office:value-type="float" office:value="1105">
            <text:p>1105</text:p>
          </table:table-cell>
          <table:table-cell office:value-type="float" office:value="-1254">
            <text:p>-1254</text:p>
          </table:table-cell>
          <table:table-cell office:value-type="string">
            <text:p>466<text:tab/><text:tab/><text:tab/><text:tab/></text:p>
          </table:table-cell>
          <table:table-cell table:number-columns-repeated="2"/>
          <table:table-cell table:formula="of:=IF(ABS(([.C212]-[.$I$2])/16384) &gt; 0.1; ([.C212]-[.$I$2])/16384; 0)" office:value-type="float" office:value="0">
            <text:p>0.00</text:p>
          </table:table-cell>
          <table:table-cell table:formula="of:=[.K211]+[.J212]" office:value-type="float" office:value="-9.40774927383814">
            <text:p>-9.41</text:p>
          </table:table-cell>
          <table:table-cell table:number-columns-repeated="2"/>
          <table:table-cell table:formula="of:=([.C212]-[.$M$2])/16384" office:value-type="float" office:value="0.0220321264022436">
            <text:p>0.02</text:p>
          </table:table-cell>
          <table:table-cell table:formula="of:=AVERAGE([.N195:.N211])" office:value-type="float" office:value="-0.0851168855462858">
            <text:p>-0.09</text:p>
          </table:table-cell>
          <table:table-cell table:formula="of:=[.N212]-[.O212]" office:value-type="float" office:value="0.107149011948529">
            <text:p>0.107</text:p>
          </table:table-cell>
          <table:table-cell table:formula="of:=[.Q211]+[.P212]" office:value-type="float" office:value="-0.31070484834559">
            <text:p>-0.311</text:p>
          </table:table-cell>
          <table:table-cell table:number-columns-repeated="6"/>
          <table:table-cell table:formula="of:=([.A212]-[.T$2])/16384" office:value-type="float" office:value="0.000450721153846145">
            <text:p>0.00</text:p>
          </table:table-cell>
          <table:table-cell table:formula="of:=IF(ABS(([.B212]-[.U$2])/16384) &gt; 0.1; ([.B212]-[.U$2])/16384; 0)" office:value-type="float" office:value="0">
            <text:p>0.00</text:p>
          </table:table-cell>
          <table:table-cell table:formula="of:=IF(ABS(([.C212]-[.V$2])/16384) &gt; 0.1; ([.C212]-[.V$2])/16384; 0)" office:value-type="float" office:value="0">
            <text:p>0.00</text:p>
          </table:table-cell>
          <table:table-cell/>
          <table:table-cell table:formula="of:=SQRT([.X212]*[.X212]+[.Y212]*[.Y212]+[.Z212]*[.Z212])" office:value-type="float" office:value="0.000450721153846145">
            <text:p>0.0005</text:p>
          </table:table-cell>
        </table:table-row>
        <table:table-row table:style-name="ro1">
          <table:table-cell office:value-type="float" office:value="19436">
            <text:p>19436</text:p>
          </table:table-cell>
          <table:table-cell office:value-type="float" office:value="-1920">
            <text:p>-1920</text:p>
          </table:table-cell>
          <table:table-cell office:value-type="float" office:value="-4212">
            <text:p>-4212</text:p>
          </table:table-cell>
          <table:table-cell office:value-type="float" office:value="26.51">
            <text:p>26.51</text:p>
          </table:table-cell>
          <table:table-cell office:value-type="float" office:value="1610">
            <text:p>1610</text:p>
          </table:table-cell>
          <table:table-cell office:value-type="float" office:value="4345">
            <text:p>4345</text:p>
          </table:table-cell>
          <table:table-cell office:value-type="string">
            <text:p>976<text:tab/><text:tab/><text:tab/><text:tab/></text:p>
          </table:table-cell>
          <table:table-cell table:number-columns-repeated="2"/>
          <table:table-cell table:formula="of:=IF(ABS(([.C213]-[.$I$2])/16384) &gt; 0.1; ([.C213]-[.$I$2])/16384; 0)" office:value-type="float" office:value="0">
            <text:p>0.00</text:p>
          </table:table-cell>
          <table:table-cell table:formula="of:=[.K212]+[.J213]" office:value-type="float" office:value="-9.40774927383814">
            <text:p>-9.41</text:p>
          </table:table-cell>
          <table:table-cell table:number-columns-repeated="2"/>
          <table:table-cell table:formula="of:=([.C213]-[.$M$2])/16384" office:value-type="float" office:value="-0.0621963892227564">
            <text:p>-0.06</text:p>
          </table:table-cell>
          <table:table-cell table:formula="of:=AVERAGE([.N196:.N212])" office:value-type="float" office:value="-0.0677829011712858">
            <text:p>-0.07</text:p>
          </table:table-cell>
          <table:table-cell table:formula="of:=[.N213]-[.O213]" office:value-type="float" office:value="0.0055865119485294">
            <text:p>0.006</text:p>
          </table:table-cell>
          <table:table-cell table:formula="of:=[.Q212]+[.P213]" office:value-type="float" office:value="-0.305118336397061">
            <text:p>-0.305</text:p>
          </table:table-cell>
          <table:table-cell table:number-columns-repeated="6"/>
          <table:table-cell table:formula="of:=([.A213]-[.T$2])/16384" office:value-type="float" office:value="0.190636268028846">
            <text:p>0.19</text:p>
          </table:table-cell>
          <table:table-cell table:formula="of:=IF(ABS(([.B213]-[.U$2])/16384) &gt; 0.1; ([.B213]-[.U$2])/16384; 0)" office:value-type="float" office:value="0">
            <text:p>0.00</text:p>
          </table:table-cell>
          <table:table-cell table:formula="of:=IF(ABS(([.C213]-[.V$2])/16384) &gt; 0.1; ([.C213]-[.V$2])/16384; 0)" office:value-type="float" office:value="0">
            <text:p>0.00</text:p>
          </table:table-cell>
          <table:table-cell/>
          <table:table-cell table:formula="of:=SQRT([.X213]*[.X213]+[.Y213]*[.Y213]+[.Z213]*[.Z213])" office:value-type="float" office:value="0.190636268028846">
            <text:p>0.1906</text:p>
          </table:table-cell>
        </table:table-row>
        <table:table-row table:style-name="ro1">
          <table:table-cell office:value-type="float" office:value="15144">
            <text:p>15144</text:p>
          </table:table-cell>
          <table:table-cell office:value-type="float" office:value="-3300">
            <text:p>-3300</text:p>
          </table:table-cell>
          <table:table-cell office:value-type="float" office:value="-5944">
            <text:p>-5944</text:p>
          </table:table-cell>
          <table:table-cell office:value-type="float" office:value="26.46">
            <text:p>26.46</text:p>
          </table:table-cell>
          <table:table-cell office:value-type="float" office:value="2371">
            <text:p>2371</text:p>
          </table:table-cell>
          <table:table-cell office:value-type="float" office:value="2836">
            <text:p>2836</text:p>
          </table:table-cell>
          <table:table-cell office:value-type="string">
            <text:p>1208<text:tab/><text:tab/><text:tab/><text:tab/></text:p>
          </table:table-cell>
          <table:table-cell table:number-columns-repeated="2"/>
          <table:table-cell table:formula="of:=IF(ABS(([.C214]-[.$I$2])/16384) &gt; 0.1; ([.C214]-[.$I$2])/16384; 0)" office:value-type="float" office:value="-0.167909279847756">
            <text:p>-0.17</text:p>
          </table:table-cell>
          <table:table-cell table:formula="of:=[.K213]+[.J214]" office:value-type="float" office:value="-9.5756585536859">
            <text:p>-9.58</text:p>
          </table:table-cell>
          <table:table-cell table:number-columns-repeated="2"/>
          <table:table-cell table:formula="of:=([.C214]-[.$M$2])/16384" office:value-type="float" office:value="-0.167909279847756">
            <text:p>-0.17</text:p>
          </table:table-cell>
          <table:table-cell table:formula="of:=AVERAGE([.N197:.N213])" office:value-type="float" office:value="-0.0553173680830505">
            <text:p>-0.06</text:p>
          </table:table-cell>
          <table:table-cell table:formula="of:=[.N214]-[.O214]" office:value-type="float" office:value="-0.112591911764706">
            <text:p>-0.113</text:p>
          </table:table-cell>
          <table:table-cell table:formula="of:=[.Q213]+[.P214]" office:value-type="float" office:value="-0.417710248161767">
            <text:p>-0.418</text:p>
          </table:table-cell>
          <table:table-cell table:number-columns-repeated="6"/>
          <table:table-cell table:formula="of:=([.A214]-[.T$2])/16384" office:value-type="float" office:value="-0.0713266225961539">
            <text:p>-0.07</text:p>
          </table:table-cell>
          <table:table-cell table:formula="of:=IF(ABS(([.B214]-[.U$2])/16384) &gt; 0.1; ([.B214]-[.U$2])/16384; 0)" office:value-type="float" office:value="-0.104536007612179">
            <text:p>-0.10</text:p>
          </table:table-cell>
          <table:table-cell table:formula="of:=IF(ABS(([.C214]-[.V$2])/16384) &gt; 0.1; ([.C214]-[.V$2])/16384; 0)" office:value-type="float" office:value="-0.167909279847756">
            <text:p>-0.17</text:p>
          </table:table-cell>
          <table:table-cell/>
          <table:table-cell table:formula="of:=SQRT([.X214]*[.X214]+[.Y214]*[.Y214]+[.Z214]*[.Z214])" office:value-type="float" office:value="0.21025886482491">
            <text:p>0.2103</text:p>
          </table:table-cell>
        </table:table-row>
        <table:table-row table:style-name="ro1">
          <table:table-cell office:value-type="float" office:value="17692">
            <text:p>17692</text:p>
          </table:table-cell>
          <table:table-cell office:value-type="float" office:value="-2764">
            <text:p>-2764</text:p>
          </table:table-cell>
          <table:table-cell office:value-type="float" office:value="-5560">
            <text:p>-5560</text:p>
          </table:table-cell>
          <table:table-cell office:value-type="float" office:value="26.37">
            <text:p>26.37</text:p>
          </table:table-cell>
          <table:table-cell office:value-type="float" office:value="4912">
            <text:p>4912</text:p>
          </table:table-cell>
          <table:table-cell office:value-type="float" office:value="-2170">
            <text:p>-2170</text:p>
          </table:table-cell>
          <table:table-cell office:value-type="string">
            <text:p>-1124<text:tab/><text:tab/><text:tab/><text:tab/></text:p>
          </table:table-cell>
          <table:table-cell table:number-columns-repeated="2"/>
          <table:table-cell table:formula="of:=IF(ABS(([.C215]-[.$I$2])/16384) &gt; 0.1; ([.C215]-[.$I$2])/16384; 0)" office:value-type="float" office:value="-0.144471779847756">
            <text:p>-0.14</text:p>
          </table:table-cell>
          <table:table-cell table:formula="of:=[.K214]+[.J215]" office:value-type="float" office:value="-9.72013033353366">
            <text:p>-9.72</text:p>
          </table:table-cell>
          <table:table-cell table:number-columns-repeated="2"/>
          <table:table-cell table:formula="of:=([.C215]-[.$M$2])/16384" office:value-type="float" office:value="-0.144471779847756">
            <text:p>-0.14</text:p>
          </table:table-cell>
          <table:table-cell table:formula="of:=AVERAGE([.N198:.N214])" office:value-type="float" office:value="-0.0640059020904035">
            <text:p>-0.06</text:p>
          </table:table-cell>
          <table:table-cell table:formula="of:=[.N215]-[.O215]" office:value-type="float" office:value="-0.080465877757353">
            <text:p>-0.080</text:p>
          </table:table-cell>
          <table:table-cell table:formula="of:=[.Q214]+[.P215]" office:value-type="float" office:value="-0.49817612591912">
            <text:p>-0.498</text:p>
          </table:table-cell>
          <table:table-cell table:number-columns-repeated="6"/>
          <table:table-cell table:formula="of:=([.A215]-[.T$2])/16384" office:value-type="float" office:value="0.0841909555288462">
            <text:p>0.08</text:p>
          </table:table-cell>
          <table:table-cell table:formula="of:=IF(ABS(([.B215]-[.U$2])/16384) &gt; 0.1; ([.B215]-[.U$2])/16384; 0)" office:value-type="float" office:value="0">
            <text:p>0.00</text:p>
          </table:table-cell>
          <table:table-cell table:formula="of:=IF(ABS(([.C215]-[.V$2])/16384) &gt; 0.1; ([.C215]-[.V$2])/16384; 0)" office:value-type="float" office:value="-0.144471779847756">
            <text:p>-0.14</text:p>
          </table:table-cell>
          <table:table-cell/>
          <table:table-cell table:formula="of:=SQRT([.X215]*[.X215]+[.Y215]*[.Y215]+[.Z215]*[.Z215])" office:value-type="float" office:value="0.16721307414565">
            <text:p>0.1672</text:p>
          </table:table-cell>
        </table:table-row>
        <table:table-row table:style-name="ro1">
          <table:table-cell office:value-type="float" office:value="11872">
            <text:p>11872</text:p>
          </table:table-cell>
          <table:table-cell office:value-type="float" office:value="-1748">
            <text:p>-1748</text:p>
          </table:table-cell>
          <table:table-cell office:value-type="float" office:value="-1588">
            <text:p>-1588</text:p>
          </table:table-cell>
          <table:table-cell office:value-type="float" office:value="26.51">
            <text:p>26.51</text:p>
          </table:table-cell>
          <table:table-cell office:value-type="float" office:value="2278">
            <text:p>2278</text:p>
          </table:table-cell>
          <table:table-cell office:value-type="float" office:value="2440">
            <text:p>2440</text:p>
          </table:table-cell>
          <table:table-cell office:value-type="string">
            <text:p>-2760<text:tab/><text:tab/><text:tab/><text:tab/></text:p>
          </table:table-cell>
          <table:table-cell table:number-columns-repeated="2"/>
          <table:table-cell table:formula="of:=IF(ABS(([.C216]-[.$I$2])/16384) &gt; 0.1; ([.C216]-[.$I$2])/16384; 0)" office:value-type="float" office:value="0">
            <text:p>0.00</text:p>
          </table:table-cell>
          <table:table-cell table:formula="of:=[.K215]+[.J216]" office:value-type="float" office:value="-9.72013033353366">
            <text:p>-9.72</text:p>
          </table:table-cell>
          <table:table-cell table:number-columns-repeated="2"/>
          <table:table-cell table:formula="of:=([.C216]-[.$M$2])/16384" office:value-type="float" office:value="0.0979598607772436">
            <text:p>0.10</text:p>
          </table:table-cell>
          <table:table-cell table:formula="of:=AVERAGE([.N199:.N215])" office:value-type="float" office:value="-0.071014174149227">
            <text:p>-0.07</text:p>
          </table:table-cell>
          <table:table-cell table:formula="of:=[.N216]-[.O216]" office:value-type="float" office:value="0.168974034926471">
            <text:p>0.169</text:p>
          </table:table-cell>
          <table:table-cell table:formula="of:=[.Q215]+[.P216]" office:value-type="float" office:value="-0.329202090992649">
            <text:p>-0.329</text:p>
          </table:table-cell>
          <table:table-cell table:number-columns-repeated="6"/>
          <table:table-cell table:formula="of:=([.A216]-[.T$2])/16384" office:value-type="float" office:value="-0.271033653846154">
            <text:p>-0.27</text:p>
          </table:table-cell>
          <table:table-cell table:formula="of:=IF(ABS(([.B216]-[.U$2])/16384) &gt; 0.1; ([.B216]-[.U$2])/16384; 0)" office:value-type="float" office:value="0">
            <text:p>0.00</text:p>
          </table:table-cell>
          <table:table-cell table:formula="of:=IF(ABS(([.C216]-[.V$2])/16384) &gt; 0.1; ([.C216]-[.V$2])/16384; 0)" office:value-type="float" office:value="0">
            <text:p>0.00</text:p>
          </table:table-cell>
          <table:table-cell/>
          <table:table-cell table:formula="of:=SQRT([.X216]*[.X216]+[.Y216]*[.Y216]+[.Z216]*[.Z216])" office:value-type="float" office:value="0.271033653846154">
            <text:p>0.2710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float" office:value="-2312">
            <text:p>-2312</text:p>
          </table:table-cell>
          <table:table-cell office:value-type="float" office:value="-1572">
            <text:p>-1572</text:p>
          </table:table-cell>
          <table:table-cell office:value-type="float" office:value="26.51">
            <text:p>26.51</text:p>
          </table:table-cell>
          <table:table-cell office:value-type="float" office:value="1436">
            <text:p>1436</text:p>
          </table:table-cell>
          <table:table-cell office:value-type="float" office:value="-1750">
            <text:p>-1750</text:p>
          </table:table-cell>
          <table:table-cell office:value-type="string">
            <text:p>-481<text:tab/><text:tab/><text:tab/><text:tab/></text:p>
          </table:table-cell>
          <table:table-cell table:number-columns-repeated="2"/>
          <table:table-cell table:formula="of:=IF(ABS(([.C217]-[.$I$2])/16384) &gt; 0.1; ([.C217]-[.$I$2])/16384; 0)" office:value-type="float" office:value="0">
            <text:p>0.00</text:p>
          </table:table-cell>
          <table:table-cell table:formula="of:=[.K216]+[.J217]" office:value-type="float" office:value="-9.72013033353366">
            <text:p>-9.72</text:p>
          </table:table-cell>
          <table:table-cell table:number-columns-repeated="2"/>
          <table:table-cell table:formula="of:=([.C217]-[.$M$2])/16384" office:value-type="float" office:value="0.0989364232772436">
            <text:p>0.10</text:p>
          </table:table-cell>
          <table:table-cell table:formula="of:=AVERAGE([.N200:.N216])" office:value-type="float" office:value="-0.063790483891874">
            <text:p>-0.06</text:p>
          </table:table-cell>
          <table:table-cell table:formula="of:=[.N217]-[.O217]" office:value-type="float" office:value="0.162726907169118">
            <text:p>0.163</text:p>
          </table:table-cell>
          <table:table-cell table:formula="of:=[.Q216]+[.P217]" office:value-type="float" office:value="-0.166475183823532">
            <text:p>-0.166</text:p>
          </table:table-cell>
          <table:table-cell table:number-columns-repeated="6"/>
          <table:table-cell table:formula="of:=([.A217]-[.T$2])/16384" office:value-type="float" office:value="-0.237586388221154">
            <text:p>-0.24</text:p>
          </table:table-cell>
          <table:table-cell table:formula="of:=IF(ABS(([.B217]-[.U$2])/16384) &gt; 0.1; ([.B217]-[.U$2])/16384; 0)" office:value-type="float" office:value="0">
            <text:p>0.00</text:p>
          </table:table-cell>
          <table:table-cell table:formula="of:=IF(ABS(([.C217]-[.V$2])/16384) &gt; 0.1; ([.C217]-[.V$2])/16384; 0)" office:value-type="float" office:value="0">
            <text:p>0.00</text:p>
          </table:table-cell>
          <table:table-cell/>
          <table:table-cell table:formula="of:=SQRT([.X217]*[.X217]+[.Y217]*[.Y217]+[.Z217]*[.Z217])" office:value-type="float" office:value="0.237586388221154">
            <text:p>0.2376</text:p>
          </table:table-cell>
        </table:table-row>
        <table:table-row table:style-name="ro1">
          <table:table-cell office:value-type="float" office:value="17660">
            <text:p>17660</text:p>
          </table:table-cell>
          <table:table-cell office:value-type="float" office:value="-2836">
            <text:p>-2836</text:p>
          </table:table-cell>
          <table:table-cell office:value-type="float" office:value="-3144">
            <text:p>-3144</text:p>
          </table:table-cell>
          <table:table-cell office:value-type="float" office:value="26.41">
            <text:p>26.41</text:p>
          </table:table-cell>
          <table:table-cell office:value-type="float" office:value="2223">
            <text:p>2223</text:p>
          </table:table-cell>
          <table:table-cell office:value-type="float" office:value="-5275">
            <text:p>-5275</text:p>
          </table:table-cell>
          <table:table-cell office:value-type="string">
            <text:p>-923<text:tab/><text:tab/><text:tab/><text:tab/></text:p>
          </table:table-cell>
          <table:table-cell table:number-columns-repeated="2"/>
          <table:table-cell table:formula="of:=IF(ABS(([.C218]-[.$I$2])/16384) &gt; 0.1; ([.C218]-[.$I$2])/16384; 0)" office:value-type="float" office:value="0">
            <text:p>0.00</text:p>
          </table:table-cell>
          <table:table-cell table:formula="of:=[.K217]+[.J218]" office:value-type="float" office:value="-9.72013033353366">
            <text:p>-9.72</text:p>
          </table:table-cell>
          <table:table-cell table:number-columns-repeated="2"/>
          <table:table-cell table:formula="of:=([.C218]-[.$M$2])/16384" office:value-type="float" office:value="0.00298915765224358">
            <text:p>0.00</text:p>
          </table:table-cell>
          <table:table-cell table:formula="of:=AVERAGE([.N201:.N217])" office:value-type="float" office:value="-0.0537376346271682">
            <text:p>-0.05</text:p>
          </table:table-cell>
          <table:table-cell table:formula="of:=[.N218]-[.O218]" office:value-type="float" office:value="0.0567267922794118">
            <text:p>0.057</text:p>
          </table:table-cell>
          <table:table-cell table:formula="of:=[.Q217]+[.P218]" office:value-type="float" office:value="-0.10974839154412">
            <text:p>-0.110</text:p>
          </table:table-cell>
          <table:table-cell table:number-columns-repeated="6"/>
          <table:table-cell table:formula="of:=([.A218]-[.T$2])/16384" office:value-type="float" office:value="0.0822378305288462">
            <text:p>0.08</text:p>
          </table:table-cell>
          <table:table-cell table:formula="of:=IF(ABS(([.B218]-[.U$2])/16384) &gt; 0.1; ([.B218]-[.U$2])/16384; 0)" office:value-type="float" office:value="0">
            <text:p>0.00</text:p>
          </table:table-cell>
          <table:table-cell table:formula="of:=IF(ABS(([.C218]-[.V$2])/16384) &gt; 0.1; ([.C218]-[.V$2])/16384; 0)" office:value-type="float" office:value="0">
            <text:p>0.00</text:p>
          </table:table-cell>
          <table:table-cell/>
          <table:table-cell table:formula="of:=SQRT([.X218]*[.X218]+[.Y218]*[.Y218]+[.Z218]*[.Z218])" office:value-type="float" office:value="0.0822378305288462">
            <text:p>0.0822</text:p>
          </table:table-cell>
        </table:table-row>
        <table:table-row table:style-name="ro1">
          <table:table-cell office:value-type="float" office:value="22112">
            <text:p>22112</text:p>
          </table:table-cell>
          <table:table-cell office:value-type="float" office:value="-1656">
            <text:p>-1656</text:p>
          </table:table-cell>
          <table:table-cell office:value-type="float" office:value="-3308">
            <text:p>-3308</text:p>
          </table:table-cell>
          <table:table-cell office:value-type="float" office:value="26.37">
            <text:p>26.37</text:p>
          </table:table-cell>
          <table:table-cell office:value-type="float" office:value="1552">
            <text:p>1552</text:p>
          </table:table-cell>
          <table:table-cell office:value-type="float" office:value="-258">
            <text:p>-258</text:p>
          </table:table-cell>
          <table:table-cell office:value-type="string">
            <text:p>-1752<text:tab/><text:tab/><text:tab/><text:tab/></text:p>
          </table:table-cell>
          <table:table-cell table:number-columns-repeated="2"/>
          <table:table-cell table:formula="of:=IF(ABS(([.C219]-[.$I$2])/16384) &gt; 0.1; ([.C219]-[.$I$2])/16384; 0)" office:value-type="float" office:value="0">
            <text:p>0.00</text:p>
          </table:table-cell>
          <table:table-cell table:formula="of:=[.K218]+[.J219]" office:value-type="float" office:value="-9.72013033353366">
            <text:p>-9.72</text:p>
          </table:table-cell>
          <table:table-cell table:number-columns-repeated="2"/>
          <table:table-cell table:formula="of:=([.C219]-[.$M$2])/16384" office:value-type="float" office:value="-0.00702060797275642">
            <text:p>-0.01</text:p>
          </table:table-cell>
          <table:table-cell table:formula="of:=AVERAGE([.N202:.N218])" office:value-type="float" office:value="-0.0434406447374623">
            <text:p>-0.04</text:p>
          </table:table-cell>
          <table:table-cell table:formula="of:=[.N219]-[.O219]" office:value-type="float" office:value="0.0364200367647059">
            <text:p>0.036</text:p>
          </table:table-cell>
          <table:table-cell table:formula="of:=[.Q218]+[.P219]" office:value-type="float" office:value="-0.073328354779414">
            <text:p>-0.073</text:p>
          </table:table-cell>
          <table:table-cell table:number-columns-repeated="6"/>
          <table:table-cell table:formula="of:=([.A219]-[.T$2])/16384" office:value-type="float" office:value="0.353966346153846">
            <text:p>0.35</text:p>
          </table:table-cell>
          <table:table-cell table:formula="of:=IF(ABS(([.B219]-[.U$2])/16384) &gt; 0.1; ([.B219]-[.U$2])/16384; 0)" office:value-type="float" office:value="0">
            <text:p>0.00</text:p>
          </table:table-cell>
          <table:table-cell table:formula="of:=IF(ABS(([.C219]-[.V$2])/16384) &gt; 0.1; ([.C219]-[.V$2])/16384; 0)" office:value-type="float" office:value="0">
            <text:p>0.00</text:p>
          </table:table-cell>
          <table:table-cell/>
          <table:table-cell table:formula="of:=SQRT([.X219]*[.X219]+[.Y219]*[.Y219]+[.Z219]*[.Z219])" office:value-type="float" office:value="0.353966346153846">
            <text:p>0.3540</text:p>
          </table:table-cell>
        </table:table-row>
        <table:table-row table:style-name="ro1">
          <table:table-cell office:value-type="float" office:value="16264">
            <text:p>16264</text:p>
          </table:table-cell>
          <table:table-cell office:value-type="float" office:value="-816">
            <text:p>-816</text:p>
          </table:table-cell>
          <table:table-cell office:value-type="float" office:value="-5368">
            <text:p>-5368</text:p>
          </table:table-cell>
          <table:table-cell office:value-type="float" office:value="26.46">
            <text:p>26.46</text:p>
          </table:table-cell>
          <table:table-cell office:value-type="float" office:value="-882">
            <text:p>-882</text:p>
          </table:table-cell>
          <table:table-cell office:value-type="float" office:value="2215">
            <text:p>2215</text:p>
          </table:table-cell>
          <table:table-cell office:value-type="string">
            <text:p>228<text:tab/><text:tab/><text:tab/><text:tab/></text:p>
          </table:table-cell>
          <table:table-cell table:number-columns-repeated="2"/>
          <table:table-cell table:formula="of:=IF(ABS(([.C220]-[.$I$2])/16384) &gt; 0.1; ([.C220]-[.$I$2])/16384; 0)" office:value-type="float" office:value="-0.132753029847756">
            <text:p>-0.13</text:p>
          </table:table-cell>
          <table:table-cell table:formula="of:=[.K219]+[.J220]" office:value-type="float" office:value="-9.85288336338142">
            <text:p>-9.85</text:p>
          </table:table-cell>
          <table:table-cell table:number-columns-repeated="2"/>
          <table:table-cell table:formula="of:=([.C220]-[.$M$2])/16384" office:value-type="float" office:value="-0.132753029847756">
            <text:p>-0.13</text:p>
          </table:table-cell>
          <table:table-cell table:formula="of:=AVERAGE([.N203:.N219])" office:value-type="float" office:value="-0.0323968717595211">
            <text:p>-0.03</text:p>
          </table:table-cell>
          <table:table-cell table:formula="of:=[.N220]-[.O220]" office:value-type="float" office:value="-0.100356158088235">
            <text:p>-0.100</text:p>
          </table:table-cell>
          <table:table-cell table:formula="of:=[.Q219]+[.P220]" office:value-type="float" office:value="-0.173684512867649">
            <text:p>-0.174</text:p>
          </table:table-cell>
          <table:table-cell table:number-columns-repeated="6"/>
          <table:table-cell table:formula="of:=([.A220]-[.T$2])/16384" office:value-type="float" office:value="-0.00296724759615385">
            <text:p>0.00</text:p>
          </table:table-cell>
          <table:table-cell table:formula="of:=IF(ABS(([.B220]-[.U$2])/16384) &gt; 0.1; ([.B220]-[.U$2])/16384; 0)" office:value-type="float" office:value="0">
            <text:p>0.00</text:p>
          </table:table-cell>
          <table:table-cell table:formula="of:=IF(ABS(([.C220]-[.V$2])/16384) &gt; 0.1; ([.C220]-[.V$2])/16384; 0)" office:value-type="float" office:value="-0.132753029847756">
            <text:p>-0.13</text:p>
          </table:table-cell>
          <table:table-cell/>
          <table:table-cell table:formula="of:=SQRT([.X220]*[.X220]+[.Y220]*[.Y220]+[.Z220]*[.Z220])" office:value-type="float" office:value="0.132786187128241">
            <text:p>0.1328</text:p>
          </table:table-cell>
        </table:table-row>
        <table:table-row table:style-name="ro1">
          <table:table-cell office:value-type="float" office:value="16972">
            <text:p>16972</text:p>
          </table:table-cell>
          <table:table-cell office:value-type="float" office:value="764">
            <text:p>764</text:p>
          </table:table-cell>
          <table:table-cell office:value-type="float" office:value="-6084">
            <text:p>-6084</text:p>
          </table:table-cell>
          <table:table-cell office:value-type="float" office:value="26.41">
            <text:p>26.41</text:p>
          </table:table-cell>
          <table:table-cell office:value-type="float" office:value="-4486">
            <text:p>-4486</text:p>
          </table:table-cell>
          <table:table-cell office:value-type="float" office:value="466">
            <text:p>466</text:p>
          </table:table-cell>
          <table:table-cell office:value-type="string">
            <text:p>2032<text:tab/><text:tab/><text:tab/><text:tab/></text:p>
          </table:table-cell>
          <table:table-cell table:number-columns-repeated="2"/>
          <table:table-cell table:formula="of:=IF(ABS(([.C221]-[.$I$2])/16384) &gt; 0.1; ([.C221]-[.$I$2])/16384; 0)" office:value-type="float" office:value="-0.176454201722756">
            <text:p>-0.18</text:p>
          </table:table-cell>
          <table:table-cell table:formula="of:=[.K220]+[.J221]" office:value-type="float" office:value="-10.0293375651042">
            <text:p>-10.03</text:p>
          </table:table-cell>
          <table:table-cell table:number-columns-repeated="2"/>
          <table:table-cell table:formula="of:=([.C221]-[.$M$2])/16384" office:value-type="float" office:value="-0.176454201722756">
            <text:p>-0.18</text:p>
          </table:table-cell>
          <table:table-cell table:formula="of:=AVERAGE([.N204:.N220])" office:value-type="float" office:value="-0.0346803046639329">
            <text:p>-0.03</text:p>
          </table:table-cell>
          <table:table-cell table:formula="of:=[.N221]-[.O221]" office:value-type="float" office:value="-0.141773897058824">
            <text:p>-0.142</text:p>
          </table:table-cell>
          <table:table-cell table:formula="of:=[.Q220]+[.P221]" office:value-type="float" office:value="-0.315458409926473">
            <text:p>-0.315</text:p>
          </table:table-cell>
          <table:table-cell table:number-columns-repeated="6"/>
          <table:table-cell table:formula="of:=([.A221]-[.T$2])/16384" office:value-type="float" office:value="0.0402456430288461">
            <text:p>0.04</text:p>
          </table:table-cell>
          <table:table-cell table:formula="of:=IF(ABS(([.B221]-[.U$2])/16384) &gt; 0.1; ([.B221]-[.U$2])/16384; 0)" office:value-type="float" office:value="0.143510867387821">
            <text:p>0.14</text:p>
          </table:table-cell>
          <table:table-cell table:formula="of:=IF(ABS(([.C221]-[.V$2])/16384) &gt; 0.1; ([.C221]-[.V$2])/16384; 0)" office:value-type="float" office:value="-0.176454201722756">
            <text:p>-0.18</text:p>
          </table:table-cell>
          <table:table-cell/>
          <table:table-cell table:formula="of:=SQRT([.X221]*[.X221]+[.Y221]*[.Y221]+[.Z221]*[.Z221])" office:value-type="float" office:value="0.23097871362276">
            <text:p>0.2310</text:p>
          </table:table-cell>
        </table:table-row>
        <table:table-row table:style-name="ro1">
          <table:table-cell office:value-type="float" office:value="11904">
            <text:p>11904</text:p>
          </table:table-cell>
          <table:table-cell office:value-type="float" office:value="-924">
            <text:p>-924</text:p>
          </table:table-cell>
          <table:table-cell office:value-type="float" office:value="-1988">
            <text:p>-1988</text:p>
          </table:table-cell>
          <table:table-cell office:value-type="float" office:value="26.41">
            <text:p>26.41</text:p>
          </table:table-cell>
          <table:table-cell office:value-type="float" office:value="-5177">
            <text:p>-5177</text:p>
          </table:table-cell>
          <table:table-cell office:value-type="float" office:value="4952">
            <text:p>4952</text:p>
          </table:table-cell>
          <table:table-cell office:value-type="string">
            <text:p>3050<text:tab/><text:tab/><text:tab/><text:tab/></text:p>
          </table:table-cell>
          <table:table-cell table:number-columns-repeated="2"/>
          <table:table-cell table:formula="of:=IF(ABS(([.C222]-[.$I$2])/16384) &gt; 0.1; ([.C222]-[.$I$2])/16384; 0)" office:value-type="float" office:value="0">
            <text:p>0.00</text:p>
          </table:table-cell>
          <table:table-cell table:formula="of:=[.K221]+[.J222]" office:value-type="float" office:value="-10.0293375651042">
            <text:p>-10.03</text:p>
          </table:table-cell>
          <table:table-cell table:number-columns-repeated="2"/>
          <table:table-cell table:formula="of:=([.C222]-[.$M$2])/16384" office:value-type="float" office:value="0.0735457982772436">
            <text:p>0.07</text:p>
          </table:table-cell>
          <table:table-cell table:formula="of:=AVERAGE([.N205:.N221])" office:value-type="float" office:value="-0.049773939774227">
            <text:p>-0.05</text:p>
          </table:table-cell>
          <table:table-cell table:formula="of:=[.N222]-[.O222]" office:value-type="float" office:value="0.123319738051471">
            <text:p>0.123</text:p>
          </table:table-cell>
          <table:table-cell table:formula="of:=[.Q221]+[.P222]" office:value-type="float" office:value="-0.192138671875002">
            <text:p>-0.192</text:p>
          </table:table-cell>
          <table:table-cell table:number-columns-repeated="6"/>
          <table:table-cell table:formula="of:=([.A222]-[.T$2])/16384" office:value-type="float" office:value="-0.269080528846154">
            <text:p>-0.27</text:p>
          </table:table-cell>
          <table:table-cell table:formula="of:=IF(ABS(([.B222]-[.U$2])/16384) &gt; 0.1; ([.B222]-[.U$2])/16384; 0)" office:value-type="float" office:value="0">
            <text:p>0.00</text:p>
          </table:table-cell>
          <table:table-cell table:formula="of:=IF(ABS(([.C222]-[.V$2])/16384) &gt; 0.1; ([.C222]-[.V$2])/16384; 0)" office:value-type="float" office:value="0">
            <text:p>0.00</text:p>
          </table:table-cell>
          <table:table-cell/>
          <table:table-cell table:formula="of:=SQRT([.X222]*[.X222]+[.Y222]*[.Y222]+[.Z222]*[.Z222])" office:value-type="float" office:value="0.269080528846154">
            <text:p>0.2691</text:p>
          </table:table-cell>
        </table:table-row>
        <table:table-row table:style-name="ro1">
          <table:table-cell office:value-type="float" office:value="13428">
            <text:p>13428</text:p>
          </table:table-cell>
          <table:table-cell office:value-type="float" office:value="-1436">
            <text:p>-1436</text:p>
          </table:table-cell>
          <table:table-cell office:value-type="float" office:value="-2516">
            <text:p>-2516</text:p>
          </table:table-cell>
          <table:table-cell office:value-type="float" office:value="26.41">
            <text:p>26.41</text:p>
          </table:table-cell>
          <table:table-cell office:value-type="float" office:value="-2574">
            <text:p>-2574</text:p>
          </table:table-cell>
          <table:table-cell office:value-type="float" office:value="-3730">
            <text:p>-3730</text:p>
          </table:table-cell>
          <table:table-cell office:value-type="string">
            <text:p>2357<text:tab/><text:tab/><text:tab/><text:tab/></text:p>
          </table:table-cell>
          <table:table-cell table:number-columns-repeated="2"/>
          <table:table-cell table:formula="of:=IF(ABS(([.C223]-[.$I$2])/16384) &gt; 0.1; ([.C223]-[.$I$2])/16384; 0)" office:value-type="float" office:value="0">
            <text:p>0.00</text:p>
          </table:table-cell>
          <table:table-cell table:formula="of:=[.K222]+[.J223]" office:value-type="float" office:value="-10.0293375651042">
            <text:p>-10.03</text:p>
          </table:table-cell>
          <table:table-cell table:number-columns-repeated="2"/>
          <table:table-cell table:formula="of:=([.C223]-[.$M$2])/16384" office:value-type="float" office:value="0.0413192357772436">
            <text:p>0.04</text:p>
          </table:table-cell>
          <table:table-cell table:formula="of:=AVERAGE([.N206:.N222])" office:value-type="float" office:value="-0.0476053965756976">
            <text:p>-0.05</text:p>
          </table:table-cell>
          <table:table-cell table:formula="of:=[.N223]-[.O223]" office:value-type="float" office:value="0.0889246323529411">
            <text:p>0.089</text:p>
          </table:table-cell>
          <table:table-cell table:formula="of:=[.Q222]+[.P223]" office:value-type="float" office:value="-0.103214039522061">
            <text:p>-0.103</text:p>
          </table:table-cell>
          <table:table-cell table:number-columns-repeated="6"/>
          <table:table-cell table:formula="of:=([.A223]-[.T$2])/16384" office:value-type="float" office:value="-0.176062950721154">
            <text:p>-0.18</text:p>
          </table:table-cell>
          <table:table-cell table:formula="of:=IF(ABS(([.B223]-[.U$2])/16384) &gt; 0.1; ([.B223]-[.U$2])/16384; 0)" office:value-type="float" office:value="0">
            <text:p>0.00</text:p>
          </table:table-cell>
          <table:table-cell table:formula="of:=IF(ABS(([.C223]-[.V$2])/16384) &gt; 0.1; ([.C223]-[.V$2])/16384; 0)" office:value-type="float" office:value="0">
            <text:p>0.00</text:p>
          </table:table-cell>
          <table:table-cell/>
          <table:table-cell table:formula="of:=SQRT([.X223]*[.X223]+[.Y223]*[.Y223]+[.Z223]*[.Z223])" office:value-type="float" office:value="0.176062950721154">
            <text:p>0.1761</text:p>
          </table:table-cell>
        </table:table-row>
        <table:table-row table:style-name="ro1">
          <table:table-cell office:value-type="float" office:value="16884">
            <text:p>16884</text:p>
          </table:table-cell>
          <table:table-cell office:value-type="float" office:value="-1860">
            <text:p>-1860</text:p>
          </table:table-cell>
          <table:table-cell office:value-type="float" office:value="-3084">
            <text:p>-3084</text:p>
          </table:table-cell>
          <table:table-cell office:value-type="float" office:value="26.41">
            <text:p>26.41</text:p>
          </table:table-cell>
          <table:table-cell office:value-type="float" office:value="-340">
            <text:p>-340</text:p>
          </table:table-cell>
          <table:table-cell office:value-type="float" office:value="-974">
            <text:p>-974</text:p>
          </table:table-cell>
          <table:table-cell office:value-type="string">
            <text:p>-37<text:tab/><text:tab/><text:tab/><text:tab/></text:p>
          </table:table-cell>
          <table:table-cell table:number-columns-repeated="2"/>
          <table:table-cell table:formula="of:=IF(ABS(([.C224]-[.$I$2])/16384) &gt; 0.1; ([.C224]-[.$I$2])/16384; 0)" office:value-type="float" office:value="0">
            <text:p>0.00</text:p>
          </table:table-cell>
          <table:table-cell table:formula="of:=[.K223]+[.J224]" office:value-type="float" office:value="-10.0293375651042">
            <text:p>-10.03</text:p>
          </table:table-cell>
          <table:table-cell table:number-columns-repeated="2"/>
          <table:table-cell table:formula="of:=([.C224]-[.$M$2])/16384" office:value-type="float" office:value="0.00665126702724359">
            <text:p>0.01</text:p>
          </table:table-cell>
          <table:table-cell table:formula="of:=AVERAGE([.N207:.N223])" office:value-type="float" office:value="-0.0420188846271682">
            <text:p>-0.04</text:p>
          </table:table-cell>
          <table:table-cell table:formula="of:=[.N224]-[.O224]" office:value-type="float" office:value="0.0486701516544118">
            <text:p>0.049</text:p>
          </table:table-cell>
          <table:table-cell table:formula="of:=[.Q223]+[.P224]" office:value-type="float" office:value="-0.0545438878676494">
            <text:p>-0.055</text:p>
          </table:table-cell>
          <table:table-cell table:number-columns-repeated="6"/>
          <table:table-cell table:formula="of:=([.A224]-[.T$2])/16384" office:value-type="float" office:value="0.0348745492788461">
            <text:p>0.03</text:p>
          </table:table-cell>
          <table:table-cell table:formula="of:=IF(ABS(([.B224]-[.U$2])/16384) &gt; 0.1; ([.B224]-[.U$2])/16384; 0)" office:value-type="float" office:value="0">
            <text:p>0.00</text:p>
          </table:table-cell>
          <table:table-cell table:formula="of:=IF(ABS(([.C224]-[.V$2])/16384) &gt; 0.1; ([.C224]-[.V$2])/16384; 0)" office:value-type="float" office:value="0">
            <text:p>0.00</text:p>
          </table:table-cell>
          <table:table-cell/>
          <table:table-cell table:formula="of:=SQRT([.X224]*[.X224]+[.Y224]*[.Y224]+[.Z224]*[.Z224])" office:value-type="float" office:value="0.0348745492788461">
            <text:p>0.0349</text:p>
          </table:table-cell>
        </table:table-row>
        <table:table-row table:style-name="ro1">
          <table:table-cell office:value-type="float" office:value="19564">
            <text:p>19564</text:p>
          </table:table-cell>
          <table:table-cell office:value-type="float" office:value="-948">
            <text:p>-948</text:p>
          </table:table-cell>
          <table:table-cell office:value-type="float" office:value="-4388">
            <text:p>-4388</text:p>
          </table:table-cell>
          <table:table-cell office:value-type="float" office:value="26.46">
            <text:p>26.46</text:p>
          </table:table-cell>
          <table:table-cell office:value-type="float" office:value="1619">
            <text:p>1619</text:p>
          </table:table-cell>
          <table:table-cell office:value-type="float" office:value="3413">
            <text:p>3413</text:p>
          </table:table-cell>
          <table:table-cell office:value-type="string">
            <text:p>656<text:tab/><text:tab/><text:tab/><text:tab/></text:p>
          </table:table-cell>
          <table:table-cell table:number-columns-repeated="2"/>
          <table:table-cell table:formula="of:=IF(ABS(([.C225]-[.$I$2])/16384) &gt; 0.1; ([.C225]-[.$I$2])/16384; 0)" office:value-type="float" office:value="0">
            <text:p>0.00</text:p>
          </table:table-cell>
          <table:table-cell table:formula="of:=[.K224]+[.J225]" office:value-type="float" office:value="-10.0293375651042">
            <text:p>-10.03</text:p>
          </table:table-cell>
          <table:table-cell table:number-columns-repeated="2"/>
          <table:table-cell table:formula="of:=([.C225]-[.$M$2])/16384" office:value-type="float" office:value="-0.0729385767227564">
            <text:p>-0.07</text:p>
          </table:table-cell>
          <table:table-cell table:formula="of:=AVERAGE([.N208:.N224])" office:value-type="float" office:value="-0.0337468258036388">
            <text:p>-0.03</text:p>
          </table:table-cell>
          <table:table-cell table:formula="of:=[.N225]-[.O225]" office:value-type="float" office:value="-0.0391917509191177">
            <text:p>-0.039</text:p>
          </table:table-cell>
          <table:table-cell table:formula="of:=[.Q224]+[.P225]" office:value-type="float" office:value="-0.0937356387867671">
            <text:p>-0.094</text:p>
          </table:table-cell>
          <table:table-cell table:number-columns-repeated="6"/>
          <table:table-cell table:formula="of:=([.A225]-[.T$2])/16384" office:value-type="float" office:value="0.198448768028846">
            <text:p>0.20</text:p>
          </table:table-cell>
          <table:table-cell table:formula="of:=IF(ABS(([.B225]-[.U$2])/16384) &gt; 0.1; ([.B225]-[.U$2])/16384; 0)" office:value-type="float" office:value="0">
            <text:p>0.00</text:p>
          </table:table-cell>
          <table:table-cell table:formula="of:=IF(ABS(([.C225]-[.V$2])/16384) &gt; 0.1; ([.C225]-[.V$2])/16384; 0)" office:value-type="float" office:value="0">
            <text:p>0.00</text:p>
          </table:table-cell>
          <table:table-cell/>
          <table:table-cell table:formula="of:=SQRT([.X225]*[.X225]+[.Y225]*[.Y225]+[.Z225]*[.Z225])" office:value-type="float" office:value="0.198448768028846">
            <text:p>0.1984</text:p>
          </table:table-cell>
        </table:table-row>
        <table:table-row table:style-name="ro1">
          <table:table-cell office:value-type="float" office:value="16224">
            <text:p>16224</text:p>
          </table:table-cell>
          <table:table-cell office:value-type="float" office:value="-2712">
            <text:p>-2712</text:p>
          </table:table-cell>
          <table:table-cell office:value-type="float" office:value="-6356">
            <text:p>-6356</text:p>
          </table:table-cell>
          <table:table-cell office:value-type="float" office:value="26.41">
            <text:p>26.41</text:p>
          </table:table-cell>
          <table:table-cell office:value-type="float" office:value="3422">
            <text:p>3422</text:p>
          </table:table-cell>
          <table:table-cell office:value-type="float" office:value="3464">
            <text:p>3464</text:p>
          </table:table-cell>
          <table:table-cell office:value-type="string">
            <text:p>1156<text:tab/><text:tab/><text:tab/><text:tab/></text:p>
          </table:table-cell>
          <table:table-cell table:number-columns-repeated="2"/>
          <table:table-cell table:formula="of:=IF(ABS(([.C226]-[.$I$2])/16384) &gt; 0.1; ([.C226]-[.$I$2])/16384; 0)" office:value-type="float" office:value="-0.193055764222756">
            <text:p>-0.19</text:p>
          </table:table-cell>
          <table:table-cell table:formula="of:=[.K225]+[.J226]" office:value-type="float" office:value="-10.2223933293269">
            <text:p>-10.22</text:p>
          </table:table-cell>
          <table:table-cell table:number-columns-repeated="2"/>
          <table:table-cell table:formula="of:=([.C226]-[.$M$2])/16384" office:value-type="float" office:value="-0.193055764222756">
            <text:p>-0.19</text:p>
          </table:table-cell>
          <table:table-cell table:formula="of:=AVERAGE([.N209:.N225])" office:value-type="float" office:value="-0.0265374967595211">
            <text:p>-0.03</text:p>
          </table:table-cell>
          <table:table-cell table:formula="of:=[.N226]-[.O226]" office:value-type="float" office:value="-0.166518267463235">
            <text:p>-0.167</text:p>
          </table:table-cell>
          <table:table-cell table:formula="of:=[.Q225]+[.P226]" office:value-type="float" office:value="-0.260253906250002">
            <text:p>-0.260</text:p>
          </table:table-cell>
          <table:table-cell table:number-columns-repeated="6"/>
          <table:table-cell table:formula="of:=([.A226]-[.T$2])/16384" office:value-type="float" office:value="-0.00540865384615386">
            <text:p>-0.01</text:p>
          </table:table-cell>
          <table:table-cell table:formula="of:=IF(ABS(([.B226]-[.U$2])/16384) &gt; 0.1; ([.B226]-[.U$2])/16384; 0)" office:value-type="float" office:value="0">
            <text:p>0.00</text:p>
          </table:table-cell>
          <table:table-cell table:formula="of:=IF(ABS(([.C226]-[.V$2])/16384) &gt; 0.1; ([.C226]-[.V$2])/16384; 0)" office:value-type="float" office:value="-0.193055764222756">
            <text:p>-0.19</text:p>
          </table:table-cell>
          <table:table-cell/>
          <table:table-cell table:formula="of:=SQRT([.X226]*[.X226]+[.Y226]*[.Y226]+[.Z226]*[.Z226])" office:value-type="float" office:value="0.193131513834641">
            <text:p>0.1931</text:p>
          </table:table-cell>
        </table:table-row>
        <table:table-row table:style-name="ro1">
          <table:table-cell office:value-type="float" office:value="16884">
            <text:p>16884</text:p>
          </table:table-cell>
          <table:table-cell office:value-type="float" office:value="-3476">
            <text:p>-3476</text:p>
          </table:table-cell>
          <table:table-cell office:value-type="float" office:value="-5980">
            <text:p>-5980</text:p>
          </table:table-cell>
          <table:table-cell office:value-type="float" office:value="26.46">
            <text:p>26.46</text:p>
          </table:table-cell>
          <table:table-cell office:value-type="float" office:value="3698">
            <text:p>3698</text:p>
          </table:table-cell>
          <table:table-cell office:value-type="float" office:value="241">
            <text:p>241</text:p>
          </table:table-cell>
          <table:table-cell office:value-type="string">
            <text:p>-584<text:tab/><text:tab/><text:tab/><text:tab/></text:p>
          </table:table-cell>
          <table:table-cell table:number-columns-repeated="2"/>
          <table:table-cell table:formula="of:=IF(ABS(([.C227]-[.$I$2])/16384) &gt; 0.1; ([.C227]-[.$I$2])/16384; 0)" office:value-type="float" office:value="-0.170106545472756">
            <text:p>-0.17</text:p>
          </table:table-cell>
          <table:table-cell table:formula="of:=[.K226]+[.J227]" office:value-type="float" office:value="-10.3924998747997">
            <text:p>-10.39</text:p>
          </table:table-cell>
          <table:table-cell table:number-columns-repeated="2"/>
          <table:table-cell table:formula="of:=([.C227]-[.$M$2])/16384" office:value-type="float" office:value="-0.170106545472756">
            <text:p>-0.17</text:p>
          </table:table-cell>
          <table:table-cell table:formula="of:=AVERAGE([.N210:.N226])" office:value-type="float" office:value="-0.0294097394065799">
            <text:p>-0.03</text:p>
          </table:table-cell>
          <table:table-cell table:formula="of:=[.N227]-[.O227]" office:value-type="float" office:value="-0.140696806066176">
            <text:p>-0.141</text:p>
          </table:table-cell>
          <table:table-cell table:formula="of:=[.Q226]+[.P227]" office:value-type="float" office:value="-0.400950712316179">
            <text:p>-0.401</text:p>
          </table:table-cell>
          <table:table-cell table:number-columns-repeated="6"/>
          <table:table-cell table:formula="of:=([.A227]-[.T$2])/16384" office:value-type="float" office:value="0.0348745492788461">
            <text:p>0.03</text:p>
          </table:table-cell>
          <table:table-cell table:formula="of:=IF(ABS(([.B227]-[.U$2])/16384) &gt; 0.1; ([.B227]-[.U$2])/16384; 0)" office:value-type="float" office:value="-0.115278195112179">
            <text:p>-0.12</text:p>
          </table:table-cell>
          <table:table-cell table:formula="of:=IF(ABS(([.C227]-[.V$2])/16384) &gt; 0.1; ([.C227]-[.V$2])/16384; 0)" office:value-type="float" office:value="-0.170106545472756">
            <text:p>-0.17</text:p>
          </table:table-cell>
          <table:table-cell/>
          <table:table-cell table:formula="of:=SQRT([.X227]*[.X227]+[.Y227]*[.Y227]+[.Z227]*[.Z227])" office:value-type="float" office:value="0.208426325756607">
            <text:p>0.2084</text:p>
          </table:table-cell>
        </table:table-row>
        <table:table-row table:style-name="ro1">
          <table:table-cell office:value-type="float" office:value="12280">
            <text:p>12280</text:p>
          </table:table-cell>
          <table:table-cell office:value-type="float" office:value="-1572">
            <text:p>-1572</text:p>
          </table:table-cell>
          <table:table-cell office:value-type="float" office:value="-2652">
            <text:p>-2652</text:p>
          </table:table-cell>
          <table:table-cell office:value-type="float" office:value="26.41">
            <text:p>26.41</text:p>
          </table:table-cell>
          <table:table-cell office:value-type="float" office:value="509">
            <text:p>509</text:p>
          </table:table-cell>
          <table:table-cell office:value-type="float" office:value="2046">
            <text:p>2046</text:p>
          </table:table-cell>
          <table:table-cell office:value-type="string">
            <text:p>-3115<text:tab/><text:tab/><text:tab/><text:tab/></text:p>
          </table:table-cell>
          <table:table-cell table:number-columns-repeated="2"/>
          <table:table-cell table:formula="of:=IF(ABS(([.C228]-[.$I$2])/16384) &gt; 0.1; ([.C228]-[.$I$2])/16384; 0)" office:value-type="float" office:value="0">
            <text:p>0.00</text:p>
          </table:table-cell>
          <table:table-cell table:formula="of:=[.K227]+[.J228]" office:value-type="float" office:value="-10.3924998747997">
            <text:p>-10.39</text:p>
          </table:table-cell>
          <table:table-cell table:number-columns-repeated="2"/>
          <table:table-cell table:formula="of:=([.C228]-[.$M$2])/16384" office:value-type="float" office:value="0.0330184545272436">
            <text:p>0.03</text:p>
          </table:table-cell>
          <table:table-cell table:formula="of:=AVERAGE([.N211:.N227])" office:value-type="float" office:value="-0.0438714811345211">
            <text:p>-0.04</text:p>
          </table:table-cell>
          <table:table-cell table:formula="of:=[.N228]-[.O228]" office:value-type="float" office:value="0.0768899356617647">
            <text:p>0.077</text:p>
          </table:table-cell>
          <table:table-cell table:formula="of:=[.Q227]+[.P228]" office:value-type="float" office:value="-0.324060776654414">
            <text:p>-0.324</text:p>
          </table:table-cell>
          <table:table-cell table:number-columns-repeated="6"/>
          <table:table-cell table:formula="of:=([.A228]-[.T$2])/16384" office:value-type="float" office:value="-0.246131310096154">
            <text:p>-0.25</text:p>
          </table:table-cell>
          <table:table-cell table:formula="of:=IF(ABS(([.B228]-[.U$2])/16384) &gt; 0.1; ([.B228]-[.U$2])/16384; 0)" office:value-type="float" office:value="0">
            <text:p>0.00</text:p>
          </table:table-cell>
          <table:table-cell table:formula="of:=IF(ABS(([.C228]-[.V$2])/16384) &gt; 0.1; ([.C228]-[.V$2])/16384; 0)" office:value-type="float" office:value="0">
            <text:p>0.00</text:p>
          </table:table-cell>
          <table:table-cell/>
          <table:table-cell table:formula="of:=SQRT([.X228]*[.X228]+[.Y228]*[.Y228]+[.Z228]*[.Z228])" office:value-type="float" office:value="0.246131310096154">
            <text:p>0.2461</text:p>
          </table:table-cell>
        </table:table-row>
        <table:table-row table:style-name="ro1">
          <table:table-cell office:value-type="float" office:value="13052">
            <text:p>13052</text:p>
          </table:table-cell>
          <table:table-cell office:value-type="float" office:value="-2504">
            <text:p>-2504</text:p>
          </table:table-cell>
          <table:table-cell office:value-type="float" office:value="-2456">
            <text:p>-2456</text:p>
          </table:table-cell>
          <table:table-cell office:value-type="float" office:value="26.41">
            <text:p>26.41</text:p>
          </table:table-cell>
          <table:table-cell office:value-type="float" office:value="1294">
            <text:p>1294</text:p>
          </table:table-cell>
          <table:table-cell office:value-type="float" office:value="-1012">
            <text:p>-1012</text:p>
          </table:table-cell>
          <table:table-cell office:value-type="string">
            <text:p>-483<text:tab/><text:tab/><text:tab/><text:tab/></text:p>
          </table:table-cell>
          <table:table-cell table:number-columns-repeated="2"/>
          <table:table-cell table:formula="of:=IF(ABS(([.C229]-[.$I$2])/16384) &gt; 0.1; ([.C229]-[.$I$2])/16384; 0)" office:value-type="float" office:value="0">
            <text:p>0.00</text:p>
          </table:table-cell>
          <table:table-cell table:formula="of:=[.K228]+[.J229]" office:value-type="float" office:value="-10.3924998747997">
            <text:p>-10.39</text:p>
          </table:table-cell>
          <table:table-cell table:number-columns-repeated="2"/>
          <table:table-cell table:formula="of:=([.C229]-[.$M$2])/16384" office:value-type="float" office:value="0.0449813451522436">
            <text:p>0.04</text:p>
          </table:table-cell>
          <table:table-cell table:formula="of:=AVERAGE([.N212:.N228])" office:value-type="float" office:value="-0.0441443441859917">
            <text:p>-0.04</text:p>
          </table:table-cell>
          <table:table-cell table:formula="of:=[.N229]-[.O229]" office:value-type="float" office:value="0.0891256893382353">
            <text:p>0.089</text:p>
          </table:table-cell>
          <table:table-cell table:formula="of:=[.Q228]+[.P229]" office:value-type="float" office:value="-0.234935087316179">
            <text:p>-0.235</text:p>
          </table:table-cell>
          <table:table-cell table:number-columns-repeated="6"/>
          <table:table-cell table:formula="of:=([.A229]-[.T$2])/16384" office:value-type="float" office:value="-0.199012169471154">
            <text:p>-0.20</text:p>
          </table:table-cell>
          <table:table-cell table:formula="of:=IF(ABS(([.B229]-[.U$2])/16384) &gt; 0.1; ([.B229]-[.U$2])/16384; 0)" office:value-type="float" office:value="0">
            <text:p>0.00</text:p>
          </table:table-cell>
          <table:table-cell table:formula="of:=IF(ABS(([.C229]-[.V$2])/16384) &gt; 0.1; ([.C229]-[.V$2])/16384; 0)" office:value-type="float" office:value="0">
            <text:p>0.00</text:p>
          </table:table-cell>
          <table:table-cell/>
          <table:table-cell table:formula="of:=SQRT([.X229]*[.X229]+[.Y229]*[.Y229]+[.Z229]*[.Z229])" office:value-type="float" office:value="0.199012169471154">
            <text:p>0.1990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3076">
            <text:p>-3076</text:p>
          </table:table-cell>
          <table:table-cell office:value-type="float" office:value="-2360">
            <text:p>-2360</text:p>
          </table:table-cell>
          <table:table-cell office:value-type="float" office:value="26.46">
            <text:p>26.46</text:p>
          </table:table-cell>
          <table:table-cell office:value-type="float" office:value="1856">
            <text:p>1856</text:p>
          </table:table-cell>
          <table:table-cell office:value-type="float" office:value="-1989">
            <text:p>-1989</text:p>
          </table:table-cell>
          <table:table-cell office:value-type="string">
            <text:p>-1526<text:tab/><text:tab/><text:tab/><text:tab/></text:p>
          </table:table-cell>
          <table:table-cell table:number-columns-repeated="2"/>
          <table:table-cell table:formula="of:=IF(ABS(([.C230]-[.$I$2])/16384) &gt; 0.1; ([.C230]-[.$I$2])/16384; 0)" office:value-type="float" office:value="0">
            <text:p>0.00</text:p>
          </table:table-cell>
          <table:table-cell table:formula="of:=[.K229]+[.J230]" office:value-type="float" office:value="-10.3924998747997">
            <text:p>-10.39</text:p>
          </table:table-cell>
          <table:table-cell table:number-columns-repeated="2"/>
          <table:table-cell table:formula="of:=([.C230]-[.$M$2])/16384" office:value-type="float" office:value="0.0508407201522436">
            <text:p>0.05</text:p>
          </table:table-cell>
          <table:table-cell table:formula="of:=AVERAGE([.N213:.N229])" office:value-type="float" office:value="-0.0427943901418741">
            <text:p>-0.04</text:p>
          </table:table-cell>
          <table:table-cell table:formula="of:=[.N230]-[.O230]" office:value-type="float" office:value="0.0936351102941176">
            <text:p>0.094</text:p>
          </table:table-cell>
          <table:table-cell table:formula="of:=[.Q229]+[.P230]" office:value-type="float" office:value="-0.141299977022061">
            <text:p>-0.141</text:p>
          </table:table-cell>
          <table:table-cell table:number-columns-repeated="6"/>
          <table:table-cell table:formula="of:=([.A230]-[.T$2])/16384" office:value-type="float" office:value="-0.0288461538461539">
            <text:p>-0.03</text:p>
          </table:table-cell>
          <table:table-cell table:formula="of:=IF(ABS(([.B230]-[.U$2])/16384) &gt; 0.1; ([.B230]-[.U$2])/16384; 0)" office:value-type="float" office:value="0">
            <text:p>0.00</text:p>
          </table:table-cell>
          <table:table-cell table:formula="of:=IF(ABS(([.C230]-[.V$2])/16384) &gt; 0.1; ([.C230]-[.V$2])/16384; 0)" office:value-type="float" office:value="0">
            <text:p>0.00</text:p>
          </table:table-cell>
          <table:table-cell/>
          <table:table-cell table:formula="of:=SQRT([.X230]*[.X230]+[.Y230]*[.Y230]+[.Z230]*[.Z230])" office:value-type="float" office:value="0.0288461538461539">
            <text:p>0.0288</text:p>
          </table:table-cell>
        </table:table-row>
        <table:table-row table:style-name="ro1">
          <table:table-cell office:value-type="float" office:value="19340">
            <text:p>19340</text:p>
          </table:table-cell>
          <table:table-cell office:value-type="float" office:value="-3320">
            <text:p>-3320</text:p>
          </table:table-cell>
          <table:table-cell office:value-type="float" office:value="-2928">
            <text:p>-2928</text:p>
          </table:table-cell>
          <table:table-cell office:value-type="float" office:value="26.37">
            <text:p>26.37</text:p>
          </table:table-cell>
          <table:table-cell office:value-type="float" office:value="3525">
            <text:p>3525</text:p>
          </table:table-cell>
          <table:table-cell office:value-type="float" office:value="-888">
            <text:p>-888</text:p>
          </table:table-cell>
          <table:table-cell office:value-type="string">
            <text:p>-2187<text:tab/><text:tab/><text:tab/><text:tab/></text:p>
          </table:table-cell>
          <table:table-cell table:number-columns-repeated="2"/>
          <table:table-cell table:formula="of:=IF(ABS(([.C231]-[.$I$2])/16384) &gt; 0.1; ([.C231]-[.$I$2])/16384; 0)" office:value-type="float" office:value="0">
            <text:p>0.00</text:p>
          </table:table-cell>
          <table:table-cell table:formula="of:=[.K230]+[.J231]" office:value-type="float" office:value="-10.3924998747997">
            <text:p>-10.39</text:p>
          </table:table-cell>
          <table:table-cell table:number-columns-repeated="2"/>
          <table:table-cell table:formula="of:=([.C231]-[.$M$2])/16384" office:value-type="float" office:value="0.0161727514022436">
            <text:p>0.02</text:p>
          </table:table-cell>
          <table:table-cell table:formula="of:=AVERAGE([.N214:.N230])" office:value-type="float" office:value="-0.0361451484139329">
            <text:p>-0.04</text:p>
          </table:table-cell>
          <table:table-cell table:formula="of:=[.N231]-[.O231]" office:value-type="float" office:value="0.0523178998161765">
            <text:p>0.052</text:p>
          </table:table-cell>
          <table:table-cell table:formula="of:=[.Q230]+[.P231]" office:value-type="float" office:value="-0.0889820772058848">
            <text:p>-0.089</text:p>
          </table:table-cell>
          <table:table-cell table:number-columns-repeated="6"/>
          <table:table-cell table:formula="of:=([.A231]-[.T$2])/16384" office:value-type="float" office:value="0.184776893028846">
            <text:p>0.18</text:p>
          </table:table-cell>
          <table:table-cell table:formula="of:=IF(ABS(([.B231]-[.U$2])/16384) &gt; 0.1; ([.B231]-[.U$2])/16384; 0)" office:value-type="float" office:value="-0.105756710737179">
            <text:p>-0.11</text:p>
          </table:table-cell>
          <table:table-cell table:formula="of:=IF(ABS(([.C231]-[.V$2])/16384) &gt; 0.1; ([.C231]-[.V$2])/16384; 0)" office:value-type="float" office:value="0">
            <text:p>0.00</text:p>
          </table:table-cell>
          <table:table-cell/>
          <table:table-cell table:formula="of:=SQRT([.X231]*[.X231]+[.Y231]*[.Y231]+[.Z231]*[.Z231])" office:value-type="float" office:value="0.212901343498206">
            <text:p>0.2129</text:p>
          </table:table-cell>
        </table:table-row>
        <table:table-row table:style-name="ro1">
          <table:table-cell office:value-type="float" office:value="17224">
            <text:p>17224</text:p>
          </table:table-cell>
          <table:table-cell office:value-type="float" office:value="-2240">
            <text:p>-2240</text:p>
          </table:table-cell>
          <table:table-cell office:value-type="float" office:value="-6528">
            <text:p>-6528</text:p>
          </table:table-cell>
          <table:table-cell office:value-type="float" office:value="26.37">
            <text:p>26.37</text:p>
          </table:table-cell>
          <table:table-cell office:value-type="float" office:value="2648">
            <text:p>2648</text:p>
          </table:table-cell>
          <table:table-cell office:value-type="float" office:value="5357">
            <text:p>5357</text:p>
          </table:table-cell>
          <table:table-cell office:value-type="string">
            <text:p>-1864<text:tab/><text:tab/><text:tab/><text:tab/></text:p>
          </table:table-cell>
          <table:table-cell table:number-columns-repeated="2"/>
          <table:table-cell table:formula="of:=IF(ABS(([.C232]-[.$I$2])/16384) &gt; 0.1; ([.C232]-[.$I$2])/16384; 0)" office:value-type="float" office:value="-0.203553811097756">
            <text:p>-0.20</text:p>
          </table:table-cell>
          <table:table-cell table:formula="of:=[.K231]+[.J232]" office:value-type="float" office:value="-10.5960536858974">
            <text:p>-10.60</text:p>
          </table:table-cell>
          <table:table-cell table:number-columns-repeated="2"/>
          <table:table-cell table:formula="of:=([.C232]-[.$M$2])/16384" office:value-type="float" office:value="-0.203553811097756">
            <text:p>-0.20</text:p>
          </table:table-cell>
          <table:table-cell table:formula="of:=AVERAGE([.N215:.N231])" office:value-type="float" office:value="-0.0253167936345211">
            <text:p>-0.03</text:p>
          </table:table-cell>
          <table:table-cell table:formula="of:=[.N232]-[.O232]" office:value-type="float" office:value="-0.178237017463235">
            <text:p>-0.178</text:p>
          </table:table-cell>
          <table:table-cell table:formula="of:=[.Q231]+[.P232]" office:value-type="float" office:value="-0.26721909466912">
            <text:p>-0.267</text:p>
          </table:table-cell>
          <table:table-cell table:number-columns-repeated="6"/>
          <table:table-cell table:formula="of:=([.A232]-[.T$2])/16384" office:value-type="float" office:value="0.0556265024038461">
            <text:p>0.06</text:p>
          </table:table-cell>
          <table:table-cell table:formula="of:=IF(ABS(([.B232]-[.U$2])/16384) &gt; 0.1; ([.B232]-[.U$2])/16384; 0)" office:value-type="float" office:value="0">
            <text:p>0.00</text:p>
          </table:table-cell>
          <table:table-cell table:formula="of:=IF(ABS(([.C232]-[.V$2])/16384) &gt; 0.1; ([.C232]-[.V$2])/16384; 0)" office:value-type="float" office:value="-0.203553811097756">
            <text:p>-0.20</text:p>
          </table:table-cell>
          <table:table-cell/>
          <table:table-cell table:formula="of:=SQRT([.X232]*[.X232]+[.Y232]*[.Y232]+[.Z232]*[.Z232])" office:value-type="float" office:value="0.211017681207301">
            <text:p>0.2110</text:p>
          </table:table-cell>
        </table:table-row>
        <table:table-row table:style-name="ro1">
          <table:table-cell office:value-type="float" office:value="18384">
            <text:p>18384</text:p>
          </table:table-cell>
          <table:table-cell office:value-type="float" office:value="-220">
            <text:p>-220</text:p>
          </table:table-cell>
          <table:table-cell office:value-type="float" office:value="-8156">
            <text:p>-8156</text:p>
          </table:table-cell>
          <table:table-cell office:value-type="float" office:value="26.46">
            <text:p>26.46</text:p>
          </table:table-cell>
          <table:table-cell office:value-type="float" office:value="2998">
            <text:p>2998</text:p>
          </table:table-cell>
          <table:table-cell office:value-type="float" office:value="151">
            <text:p>151</text:p>
          </table:table-cell>
          <table:table-cell office:value-type="string">
            <text:p>512<text:tab/><text:tab/><text:tab/><text:tab/></text:p>
          </table:table-cell>
          <table:table-cell table:number-columns-repeated="2"/>
          <table:table-cell table:formula="of:=IF(ABS(([.C233]-[.$I$2])/16384) &gt; 0.1; ([.C233]-[.$I$2])/16384; 0)" office:value-type="float" office:value="-0.302919045472756">
            <text:p>-0.30</text:p>
          </table:table-cell>
          <table:table-cell table:formula="of:=[.K232]+[.J233]" office:value-type="float" office:value="-10.8989727313702">
            <text:p>-10.90</text:p>
          </table:table-cell>
          <table:table-cell table:number-columns-repeated="2"/>
          <table:table-cell table:formula="of:=([.C233]-[.$M$2])/16384" office:value-type="float" office:value="-0.302919045472756">
            <text:p>-0.30</text:p>
          </table:table-cell>
          <table:table-cell table:formula="of:=AVERAGE([.N216:.N232])" office:value-type="float" office:value="-0.0287922072374623">
            <text:p>-0.03</text:p>
          </table:table-cell>
          <table:table-cell table:formula="of:=[.N233]-[.O233]" office:value-type="float" office:value="-0.274126838235294">
            <text:p>-0.274</text:p>
          </table:table-cell>
          <table:table-cell table:formula="of:=[.Q232]+[.P233]" office:value-type="float" office:value="-0.541345932904414">
            <text:p>-0.541</text:p>
          </table:table-cell>
          <table:table-cell table:number-columns-repeated="6"/>
          <table:table-cell table:formula="of:=([.A233]-[.T$2])/16384" office:value-type="float" office:value="0.126427283653846">
            <text:p>0.13</text:p>
          </table:table-cell>
          <table:table-cell table:formula="of:=IF(ABS(([.B233]-[.U$2])/16384) &gt; 0.1; ([.B233]-[.U$2])/16384; 0)" office:value-type="float" office:value="0">
            <text:p>0.00</text:p>
          </table:table-cell>
          <table:table-cell table:formula="of:=IF(ABS(([.C233]-[.V$2])/16384) &gt; 0.1; ([.C233]-[.V$2])/16384; 0)" office:value-type="float" office:value="-0.302919045472756">
            <text:p>-0.30</text:p>
          </table:table-cell>
          <table:table-cell/>
          <table:table-cell table:formula="of:=SQRT([.X233]*[.X233]+[.Y233]*[.Y233]+[.Z233]*[.Z233])" office:value-type="float" office:value="0.328243516557777">
            <text:p>0.3282</text:p>
          </table:table-cell>
        </table:table-row>
        <table:table-row table:style-name="ro1">
          <table:table-cell office:value-type="float" office:value="13844">
            <text:p>13844</text:p>
          </table:table-cell>
          <table:table-cell office:value-type="float" office:value="-2484">
            <text:p>-2484</text:p>
          </table:table-cell>
          <table:table-cell office:value-type="float" office:value="-3584">
            <text:p>-3584</text:p>
          </table:table-cell>
          <table:table-cell office:value-type="float" office:value="26.37">
            <text:p>26.37</text:p>
          </table:table-cell>
          <table:table-cell office:value-type="float" office:value="3887">
            <text:p>3887</text:p>
          </table:table-cell>
          <table:table-cell office:value-type="float" office:value="1233">
            <text:p>1233</text:p>
          </table:table-cell>
          <table:table-cell office:value-type="string">
            <text:p>920<text:tab/><text:tab/><text:tab/><text:tab/></text:p>
          </table:table-cell>
          <table:table-cell table:number-columns-repeated="2"/>
          <table:table-cell table:formula="of:=IF(ABS(([.C234]-[.$I$2])/16384) &gt; 0.1; ([.C234]-[.$I$2])/16384; 0)" office:value-type="float" office:value="0">
            <text:p>0.00</text:p>
          </table:table-cell>
          <table:table-cell table:formula="of:=[.K233]+[.J234]" office:value-type="float" office:value="-10.8989727313702">
            <text:p>-10.90</text:p>
          </table:table-cell>
          <table:table-cell table:number-columns-repeated="2"/>
          <table:table-cell table:formula="of:=([.C234]-[.$M$2])/16384" office:value-type="float" office:value="-0.0238663110977564">
            <text:p>-0.02</text:p>
          </table:table-cell>
          <table:table-cell table:formula="of:=AVERAGE([.N217:.N233])" office:value-type="float" office:value="-0.0523733193698152">
            <text:p>-0.05</text:p>
          </table:table-cell>
          <table:table-cell table:formula="of:=[.N234]-[.O234]" office:value-type="float" office:value="0.0285070082720588">
            <text:p>0.029</text:p>
          </table:table-cell>
          <table:table-cell table:formula="of:=[.Q233]+[.P234]" office:value-type="float" office:value="-0.512838924632355">
            <text:p>-0.513</text:p>
          </table:table-cell>
          <table:table-cell table:number-columns-repeated="6"/>
          <table:table-cell table:formula="of:=([.A234]-[.T$2])/16384" office:value-type="float" office:value="-0.150672325721154">
            <text:p>-0.15</text:p>
          </table:table-cell>
          <table:table-cell table:formula="of:=IF(ABS(([.B234]-[.U$2])/16384) &gt; 0.1; ([.B234]-[.U$2])/16384; 0)" office:value-type="float" office:value="0">
            <text:p>0.00</text:p>
          </table:table-cell>
          <table:table-cell table:formula="of:=IF(ABS(([.C234]-[.V$2])/16384) &gt; 0.1; ([.C234]-[.V$2])/16384; 0)" office:value-type="float" office:value="0">
            <text:p>0.00</text:p>
          </table:table-cell>
          <table:table-cell/>
          <table:table-cell table:formula="of:=SQRT([.X234]*[.X234]+[.Y234]*[.Y234]+[.Z234]*[.Z234])" office:value-type="float" office:value="0.150672325721154">
            <text:p>0.1507</text:p>
          </table:table-cell>
        </table:table-row>
        <table:table-row table:style-name="ro1">
          <table:table-cell office:value-type="float" office:value="14380">
            <text:p>14380</text:p>
          </table:table-cell>
          <table:table-cell office:value-type="float" office:value="-2812">
            <text:p>-2812</text:p>
          </table:table-cell>
          <table:table-cell office:value-type="float" office:value="-4096">
            <text:p>-4096</text:p>
          </table:table-cell>
          <table:table-cell office:value-type="float" office:value="26.32">
            <text:p>26.32</text:p>
          </table:table-cell>
          <table:table-cell office:value-type="float" office:value="7318">
            <text:p>7318</text:p>
          </table:table-cell>
          <table:table-cell office:value-type="float" office:value="-2999">
            <text:p>-2999</text:p>
          </table:table-cell>
          <table:table-cell office:value-type="string">
            <text:p>-132<text:tab/><text:tab/><text:tab/><text:tab/></text:p>
          </table:table-cell>
          <table:table-cell table:number-columns-repeated="2"/>
          <table:table-cell table:formula="of:=IF(ABS(([.C235]-[.$I$2])/16384) &gt; 0.1; ([.C235]-[.$I$2])/16384; 0)" office:value-type="float" office:value="0">
            <text:p>0.00</text:p>
          </table:table-cell>
          <table:table-cell table:formula="of:=[.K234]+[.J235]" office:value-type="float" office:value="-10.8989727313702">
            <text:p>-10.90</text:p>
          </table:table-cell>
          <table:table-cell table:number-columns-repeated="2"/>
          <table:table-cell table:formula="of:=([.C235]-[.$M$2])/16384" office:value-type="float" office:value="-0.0551163110977564">
            <text:p>-0.06</text:p>
          </table:table-cell>
          <table:table-cell table:formula="of:=AVERAGE([.N218:.N234])" office:value-type="float" office:value="-0.0595970096271682">
            <text:p>-0.06</text:p>
          </table:table-cell>
          <table:table-cell table:formula="of:=[.N235]-[.O235]" office:value-type="float" office:value="0.00448069852941175">
            <text:p>0.004</text:p>
          </table:table-cell>
          <table:table-cell table:formula="of:=[.Q234]+[.P235]" office:value-type="float" office:value="-0.508358226102944">
            <text:p>-0.508</text:p>
          </table:table-cell>
          <table:table-cell table:number-columns-repeated="6"/>
          <table:table-cell table:formula="of:=([.A235]-[.T$2])/16384" office:value-type="float" office:value="-0.117957481971154">
            <text:p>-0.12</text:p>
          </table:table-cell>
          <table:table-cell table:formula="of:=IF(ABS(([.B235]-[.U$2])/16384) &gt; 0.1; ([.B235]-[.U$2])/16384; 0)" office:value-type="float" office:value="0">
            <text:p>0.00</text:p>
          </table:table-cell>
          <table:table-cell table:formula="of:=IF(ABS(([.C235]-[.V$2])/16384) &gt; 0.1; ([.C235]-[.V$2])/16384; 0)" office:value-type="float" office:value="0">
            <text:p>0.00</text:p>
          </table:table-cell>
          <table:table-cell/>
          <table:table-cell table:formula="of:=SQRT([.X235]*[.X235]+[.Y235]*[.Y235]+[.Z235]*[.Z235])" office:value-type="float" office:value="0.117957481971154">
            <text:p>0.1180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2280">
            <text:p>-2280</text:p>
          </table:table-cell>
          <table:table-cell office:value-type="float" office:value="-3584">
            <text:p>-3584</text:p>
          </table:table-cell>
          <table:table-cell office:value-type="float" office:value="26.27">
            <text:p>26.27</text:p>
          </table:table-cell>
          <table:table-cell office:value-type="float" office:value="8361">
            <text:p>8361</text:p>
          </table:table-cell>
          <table:table-cell office:value-type="float" office:value="-2877">
            <text:p>-2877</text:p>
          </table:table-cell>
          <table:table-cell office:value-type="string">
            <text:p>-1680<text:tab/><text:tab/><text:tab/><text:tab/></text:p>
          </table:table-cell>
          <table:table-cell table:number-columns-repeated="2"/>
          <table:table-cell table:formula="of:=IF(ABS(([.C236]-[.$I$2])/16384) &gt; 0.1; ([.C236]-[.$I$2])/16384; 0)" office:value-type="float" office:value="0">
            <text:p>0.00</text:p>
          </table:table-cell>
          <table:table-cell table:formula="of:=[.K235]+[.J236]" office:value-type="float" office:value="-10.8989727313702">
            <text:p>-10.90</text:p>
          </table:table-cell>
          <table:table-cell table:number-columns-repeated="2"/>
          <table:table-cell table:formula="of:=([.C236]-[.$M$2])/16384" office:value-type="float" office:value="-0.0238663110977564">
            <text:p>-0.02</text:p>
          </table:table-cell>
          <table:table-cell table:formula="of:=AVERAGE([.N219:.N235])" office:value-type="float" office:value="-0.0630149783771682">
            <text:p>-0.06</text:p>
          </table:table-cell>
          <table:table-cell table:formula="of:=[.N236]-[.O236]" office:value-type="float" office:value="0.0391486672794118">
            <text:p>0.039</text:p>
          </table:table-cell>
          <table:table-cell table:formula="of:=[.Q235]+[.P236]" office:value-type="float" office:value="-0.469209558823532">
            <text:p>-0.469</text:p>
          </table:table-cell>
          <table:table-cell table:number-columns-repeated="6"/>
          <table:table-cell table:formula="of:=([.A236]-[.T$2])/16384" office:value-type="float" office:value="-0.0178598257211539">
            <text:p>-0.02</text:p>
          </table:table-cell>
          <table:table-cell table:formula="of:=IF(ABS(([.B236]-[.U$2])/16384) &gt; 0.1; ([.B236]-[.U$2])/16384; 0)" office:value-type="float" office:value="0">
            <text:p>0.00</text:p>
          </table:table-cell>
          <table:table-cell table:formula="of:=IF(ABS(([.C236]-[.V$2])/16384) &gt; 0.1; ([.C236]-[.V$2])/16384; 0)" office:value-type="float" office:value="0">
            <text:p>0.00</text:p>
          </table:table-cell>
          <table:table-cell/>
          <table:table-cell table:formula="of:=SQRT([.X236]*[.X236]+[.Y236]*[.Y236]+[.Z236]*[.Z236])" office:value-type="float" office:value="0.0178598257211539">
            <text:p>0.0179</text:p>
          </table:table-cell>
        </table:table-row>
        <table:table-row table:style-name="ro1">
          <table:table-cell office:value-type="float" office:value="16188">
            <text:p>16188</text:p>
          </table:table-cell>
          <table:table-cell office:value-type="float" office:value="-1708">
            <text:p>-1708</text:p>
          </table:table-cell>
          <table:table-cell office:value-type="float" office:value="-4072">
            <text:p>-4072</text:p>
          </table:table-cell>
          <table:table-cell office:value-type="float" office:value="26.37">
            <text:p>26.37</text:p>
          </table:table-cell>
          <table:table-cell office:value-type="float" office:value="8314">
            <text:p>8314</text:p>
          </table:table-cell>
          <table:table-cell office:value-type="float" office:value="-1533">
            <text:p>-1533</text:p>
          </table:table-cell>
          <table:table-cell office:value-type="string">
            <text:p>-1608<text:tab/><text:tab/><text:tab/><text:tab/></text:p>
          </table:table-cell>
          <table:table-cell table:number-columns-repeated="2"/>
          <table:table-cell table:formula="of:=IF(ABS(([.C237]-[.$I$2])/16384) &gt; 0.1; ([.C237]-[.$I$2])/16384; 0)" office:value-type="float" office:value="0">
            <text:p>0.00</text:p>
          </table:table-cell>
          <table:table-cell table:formula="of:=[.K236]+[.J237]" office:value-type="float" office:value="-10.8989727313702">
            <text:p>-10.90</text:p>
          </table:table-cell>
          <table:table-cell table:number-columns-repeated="2"/>
          <table:table-cell table:formula="of:=([.C237]-[.$M$2])/16384" office:value-type="float" office:value="-0.0536514673477564">
            <text:p>-0.05</text:p>
          </table:table-cell>
          <table:table-cell table:formula="of:=AVERAGE([.N220:.N236])" office:value-type="float" office:value="-0.0640059020904035">
            <text:p>-0.06</text:p>
          </table:table-cell>
          <table:table-cell table:formula="of:=[.N237]-[.O237]" office:value-type="float" office:value="0.0103544347426471">
            <text:p>0.010</text:p>
          </table:table-cell>
          <table:table-cell table:formula="of:=[.Q236]+[.P237]" office:value-type="float" office:value="-0.458855124080885">
            <text:p>-0.459</text:p>
          </table:table-cell>
          <table:table-cell table:number-columns-repeated="6"/>
          <table:table-cell table:formula="of:=([.A237]-[.T$2])/16384" office:value-type="float" office:value="-0.00760591947115386">
            <text:p>-0.01</text:p>
          </table:table-cell>
          <table:table-cell table:formula="of:=IF(ABS(([.B237]-[.U$2])/16384) &gt; 0.1; ([.B237]-[.U$2])/16384; 0)" office:value-type="float" office:value="0">
            <text:p>0.00</text:p>
          </table:table-cell>
          <table:table-cell table:formula="of:=IF(ABS(([.C237]-[.V$2])/16384) &gt; 0.1; ([.C237]-[.V$2])/16384; 0)" office:value-type="float" office:value="0">
            <text:p>0.00</text:p>
          </table:table-cell>
          <table:table-cell/>
          <table:table-cell table:formula="of:=SQRT([.X237]*[.X237]+[.Y237]*[.Y237]+[.Z237]*[.Z237])" office:value-type="float" office:value="0.00760591947115386">
            <text:p>0.0076</text:p>
          </table:table-cell>
        </table:table-row>
        <table:table-row table:style-name="ro1">
          <table:table-cell office:value-type="float" office:value="20360">
            <text:p>20360</text:p>
          </table:table-cell>
          <table:table-cell office:value-type="float" office:value="-3620">
            <text:p>-3620</text:p>
          </table:table-cell>
          <table:table-cell office:value-type="float" office:value="-4832">
            <text:p>-4832</text:p>
          </table:table-cell>
          <table:table-cell office:value-type="float" office:value="26.37">
            <text:p>26.37</text:p>
          </table:table-cell>
          <table:table-cell office:value-type="float" office:value="10715">
            <text:p>10715</text:p>
          </table:table-cell>
          <table:table-cell office:value-type="float" office:value="-4008">
            <text:p>-4008</text:p>
          </table:table-cell>
          <table:table-cell office:value-type="string">
            <text:p>-2195<text:tab/><text:tab/><text:tab/><text:tab/></text:p>
          </table:table-cell>
          <table:table-cell table:number-columns-repeated="2"/>
          <table:table-cell table:formula="of:=IF(ABS(([.C238]-[.$I$2])/16384) &gt; 0.1; ([.C238]-[.$I$2])/16384; 0)" office:value-type="float" office:value="-0.100038186097756">
            <text:p>-0.10</text:p>
          </table:table-cell>
          <table:table-cell table:formula="of:=[.K237]+[.J238]" office:value-type="float" office:value="-10.999010917468">
            <text:p>-11.00</text:p>
          </table:table-cell>
          <table:table-cell table:number-columns-repeated="2"/>
          <table:table-cell table:formula="of:=([.C238]-[.$M$2])/16384" office:value-type="float" office:value="-0.100038186097756">
            <text:p>-0.10</text:p>
          </table:table-cell>
          <table:table-cell table:formula="of:=AVERAGE([.N221:.N237])" office:value-type="float" office:value="-0.0593528690021682">
            <text:p>-0.06</text:p>
          </table:table-cell>
          <table:table-cell table:formula="of:=[.N238]-[.O238]" office:value-type="float" office:value="-0.0406853170955882">
            <text:p>-0.041</text:p>
          </table:table-cell>
          <table:table-cell table:formula="of:=[.Q237]+[.P238]" office:value-type="float" office:value="-0.499540441176473">
            <text:p>-0.500</text:p>
          </table:table-cell>
          <table:table-cell table:number-columns-repeated="6"/>
          <table:table-cell table:formula="of:=([.A238]-[.T$2])/16384" office:value-type="float" office:value="0.247032752403846">
            <text:p>0.25</text:p>
          </table:table-cell>
          <table:table-cell table:formula="of:=IF(ABS(([.B238]-[.U$2])/16384) &gt; 0.1; ([.B238]-[.U$2])/16384; 0)" office:value-type="float" office:value="-0.124067257612179">
            <text:p>-0.12</text:p>
          </table:table-cell>
          <table:table-cell table:formula="of:=IF(ABS(([.C238]-[.V$2])/16384) &gt; 0.1; ([.C238]-[.V$2])/16384; 0)" office:value-type="float" office:value="-0.100038186097756">
            <text:p>-0.10</text:p>
          </table:table-cell>
          <table:table-cell/>
          <table:table-cell table:formula="of:=SQRT([.X238]*[.X238]+[.Y238]*[.Y238]+[.Z238]*[.Z238])" office:value-type="float" office:value="0.293982148861723">
            <text:p>0.2940</text:p>
          </table:table-cell>
        </table:table-row>
        <table:table-row table:style-name="ro1">
          <table:table-cell office:value-type="float" office:value="13980">
            <text:p>13980</text:p>
          </table:table-cell>
          <table:table-cell office:value-type="float" office:value="-4764">
            <text:p>-4764</text:p>
          </table:table-cell>
          <table:table-cell office:value-type="float" office:value="-5972">
            <text:p>-5972</text:p>
          </table:table-cell>
          <table:table-cell office:value-type="float" office:value="26.37">
            <text:p>26.37</text:p>
          </table:table-cell>
          <table:table-cell office:value-type="float" office:value="10278">
            <text:p>10278</text:p>
          </table:table-cell>
          <table:table-cell office:value-type="float" office:value="3810">
            <text:p>3810</text:p>
          </table:table-cell>
          <table:table-cell office:value-type="string">
            <text:p>-2077<text:tab/><text:tab/><text:tab/><text:tab/></text:p>
          </table:table-cell>
          <table:table-cell table:number-columns-repeated="2"/>
          <table:table-cell table:formula="of:=IF(ABS(([.C239]-[.$I$2])/16384) &gt; 0.1; ([.C239]-[.$I$2])/16384; 0)" office:value-type="float" office:value="-0.169618264222756">
            <text:p>-0.17</text:p>
          </table:table-cell>
          <table:table-cell table:formula="of:=[.K238]+[.J239]" office:value-type="float" office:value="-11.1686291816907">
            <text:p>-11.17</text:p>
          </table:table-cell>
          <table:table-cell table:number-columns-repeated="2"/>
          <table:table-cell table:formula="of:=([.C239]-[.$M$2])/16384" office:value-type="float" office:value="-0.169618264222756">
            <text:p>-0.17</text:p>
          </table:table-cell>
          <table:table-cell table:formula="of:=AVERAGE([.N222:.N238])" office:value-type="float" office:value="-0.0548578092595211">
            <text:p>-0.05</text:p>
          </table:table-cell>
          <table:table-cell table:formula="of:=[.N239]-[.O239]" office:value-type="float" office:value="-0.114760454963235">
            <text:p>-0.115</text:p>
          </table:table-cell>
          <table:table-cell table:formula="of:=[.Q238]+[.P239]" office:value-type="float" office:value="-0.614300896139708">
            <text:p>-0.614</text:p>
          </table:table-cell>
          <table:table-cell table:number-columns-repeated="6"/>
          <table:table-cell table:formula="of:=([.A239]-[.T$2])/16384" office:value-type="float" office:value="-0.142371544471154">
            <text:p>-0.14</text:p>
          </table:table-cell>
          <table:table-cell table:formula="of:=IF(ABS(([.B239]-[.U$2])/16384) &gt; 0.1; ([.B239]-[.U$2])/16384; 0)" office:value-type="float" office:value="-0.193891476362179">
            <text:p>-0.19</text:p>
          </table:table-cell>
          <table:table-cell table:formula="of:=IF(ABS(([.C239]-[.V$2])/16384) &gt; 0.1; ([.C239]-[.V$2])/16384; 0)" office:value-type="float" office:value="-0.169618264222756">
            <text:p>-0.17</text:p>
          </table:table-cell>
          <table:table-cell/>
          <table:table-cell table:formula="of:=SQRT([.X239]*[.X239]+[.Y239]*[.Y239]+[.Z239]*[.Z239])" office:value-type="float" office:value="0.294336400805181">
            <text:p>0.2943</text:p>
          </table:table-cell>
        </table:table-row>
        <table:table-row table:style-name="ro1">
          <table:table-cell office:value-type="float" office:value="17112">
            <text:p>17112</text:p>
          </table:table-cell>
          <table:table-cell office:value-type="float" office:value="-3540">
            <text:p>-3540</text:p>
          </table:table-cell>
          <table:table-cell office:value-type="float" office:value="-6680">
            <text:p>-6680</text:p>
          </table:table-cell>
          <table:table-cell office:value-type="float" office:value="26.37">
            <text:p>26.37</text:p>
          </table:table-cell>
          <table:table-cell office:value-type="float" office:value="11698">
            <text:p>11698</text:p>
          </table:table-cell>
          <table:table-cell office:value-type="float" office:value="-3842">
            <text:p>-3842</text:p>
          </table:table-cell>
          <table:table-cell office:value-type="string">
            <text:p>-3386<text:tab/><text:tab/><text:tab/><text:tab/></text:p>
          </table:table-cell>
          <table:table-cell table:number-columns-repeated="2"/>
          <table:table-cell table:formula="of:=IF(ABS(([.C240]-[.$I$2])/16384) &gt; 0.1; ([.C240]-[.$I$2])/16384; 0)" office:value-type="float" office:value="-0.212831154847756">
            <text:p>-0.21</text:p>
          </table:table-cell>
          <table:table-cell table:formula="of:=[.K239]+[.J240]" office:value-type="float" office:value="-11.3814603365385">
            <text:p>-11.38</text:p>
          </table:table-cell>
          <table:table-cell table:number-columns-repeated="2"/>
          <table:table-cell table:formula="of:=([.C240]-[.$M$2])/16384" office:value-type="float" office:value="-0.212831154847756">
            <text:p>-0.21</text:p>
          </table:table-cell>
          <table:table-cell table:formula="of:=AVERAGE([.N223:.N239])" office:value-type="float" office:value="-0.069161577641874">
            <text:p>-0.07</text:p>
          </table:table-cell>
          <table:table-cell table:formula="of:=[.N240]-[.O240]" office:value-type="float" office:value="-0.143669577205882">
            <text:p>-0.144</text:p>
          </table:table-cell>
          <table:table-cell table:formula="of:=[.Q239]+[.P240]" office:value-type="float" office:value="-0.757970473345591">
            <text:p>-0.758</text:p>
          </table:table-cell>
          <table:table-cell table:number-columns-repeated="6"/>
          <table:table-cell table:formula="of:=([.A240]-[.T$2])/16384" office:value-type="float" office:value="0.0487905649038461">
            <text:p>0.05</text:p>
          </table:table-cell>
          <table:table-cell table:formula="of:=IF(ABS(([.B240]-[.U$2])/16384) &gt; 0.1; ([.B240]-[.U$2])/16384; 0)" office:value-type="float" office:value="-0.119184445112179">
            <text:p>-0.12</text:p>
          </table:table-cell>
          <table:table-cell table:formula="of:=IF(ABS(([.C240]-[.V$2])/16384) &gt; 0.1; ([.C240]-[.V$2])/16384; 0)" office:value-type="float" office:value="-0.212831154847756">
            <text:p>-0.21</text:p>
          </table:table-cell>
          <table:table-cell/>
          <table:table-cell table:formula="of:=SQRT([.X240]*[.X240]+[.Y240]*[.Y240]+[.Z240]*[.Z240])" office:value-type="float" office:value="0.248762038209539">
            <text:p>0.2488</text:p>
          </table:table-cell>
        </table:table-row>
        <table:table-row table:style-name="ro1">
          <table:table-cell office:value-type="float" office:value="12392">
            <text:p>12392</text:p>
          </table:table-cell>
          <table:table-cell office:value-type="float" office:value="-2708">
            <text:p>-2708</text:p>
          </table:table-cell>
          <table:table-cell office:value-type="float" office:value="-3092">
            <text:p>-3092</text:p>
          </table:table-cell>
          <table:table-cell office:value-type="float" office:value="26.37">
            <text:p>26.37</text:p>
          </table:table-cell>
          <table:table-cell office:value-type="float" office:value="11058">
            <text:p>11058</text:p>
          </table:table-cell>
          <table:table-cell office:value-type="float" office:value="-237">
            <text:p>-237</text:p>
          </table:table-cell>
          <table:table-cell office:value-type="string">
            <text:p>-4033<text:tab/><text:tab/><text:tab/><text:tab/></text:p>
          </table:table-cell>
          <table:table-cell table:number-columns-repeated="2"/>
          <table:table-cell table:formula="of:=IF(ABS(([.C241]-[.$I$2])/16384) &gt; 0.1; ([.C241]-[.$I$2])/16384; 0)" office:value-type="float" office:value="0">
            <text:p>0.00</text:p>
          </table:table-cell>
          <table:table-cell table:formula="of:=[.K240]+[.J241]" office:value-type="float" office:value="-11.3814603365385">
            <text:p>-11.38</text:p>
          </table:table-cell>
          <table:table-cell table:number-columns-repeated="2"/>
          <table:table-cell table:formula="of:=([.C241]-[.$M$2])/16384" office:value-type="float" office:value="0.00616298577724359">
            <text:p>0.01</text:p>
          </table:table-cell>
          <table:table-cell table:formula="of:=AVERAGE([.N224:.N240])" office:value-type="float" office:value="-0.0841116006198152">
            <text:p>-0.08</text:p>
          </table:table-cell>
          <table:table-cell table:formula="of:=[.N241]-[.O241]" office:value-type="float" office:value="0.0902745863970588">
            <text:p>0.090</text:p>
          </table:table-cell>
          <table:table-cell table:formula="of:=[.Q240]+[.P241]" office:value-type="float" office:value="-0.667695886948532">
            <text:p>-0.668</text:p>
          </table:table-cell>
          <table:table-cell table:number-columns-repeated="6"/>
          <table:table-cell table:formula="of:=([.A241]-[.T$2])/16384" office:value-type="float" office:value="-0.239295372596154">
            <text:p>-0.24</text:p>
          </table:table-cell>
          <table:table-cell table:formula="of:=IF(ABS(([.B241]-[.U$2])/16384) &gt; 0.1; ([.B241]-[.U$2])/16384; 0)" office:value-type="float" office:value="0">
            <text:p>0.00</text:p>
          </table:table-cell>
          <table:table-cell table:formula="of:=IF(ABS(([.C241]-[.V$2])/16384) &gt; 0.1; ([.C241]-[.V$2])/16384; 0)" office:value-type="float" office:value="0">
            <text:p>0.00</text:p>
          </table:table-cell>
          <table:table-cell/>
          <table:table-cell table:formula="of:=SQRT([.X241]*[.X241]+[.Y241]*[.Y241]+[.Z241]*[.Z241])" office:value-type="float" office:value="0.239295372596154">
            <text:p>0.2393</text:p>
          </table:table-cell>
        </table:table-row>
        <table:table-row table:style-name="ro1">
          <table:table-cell office:value-type="float" office:value="14536">
            <text:p>14536</text:p>
          </table:table-cell>
          <table:table-cell office:value-type="float" office:value="-2260">
            <text:p>-2260</text:p>
          </table:table-cell>
          <table:table-cell office:value-type="float" office:value="-3216">
            <text:p>-3216</text:p>
          </table:table-cell>
          <table:table-cell office:value-type="float" office:value="26.37">
            <text:p>26.37</text:p>
          </table:table-cell>
          <table:table-cell office:value-type="float" office:value="9295">
            <text:p>9295</text:p>
          </table:table-cell>
          <table:table-cell office:value-type="float" office:value="-1508">
            <text:p>-1508</text:p>
          </table:table-cell>
          <table:table-cell office:value-type="string">
            <text:p>-3022<text:tab/><text:tab/><text:tab/><text:tab/></text:p>
          </table:table-cell>
          <table:table-cell table:number-columns-repeated="2"/>
          <table:table-cell table:formula="of:=IF(ABS(([.C242]-[.$I$2])/16384) &gt; 0.1; ([.C242]-[.$I$2])/16384; 0)" office:value-type="float" office:value="0">
            <text:p>0.00</text:p>
          </table:table-cell>
          <table:table-cell table:formula="of:=[.K241]+[.J242]" office:value-type="float" office:value="-11.3814603365385">
            <text:p>-11.38</text:p>
          </table:table-cell>
          <table:table-cell table:number-columns-repeated="2"/>
          <table:table-cell table:formula="of:=([.C242]-[.$M$2])/16384" office:value-type="float" office:value="-0.00140537359775642">
            <text:p>0.00</text:p>
          </table:table-cell>
          <table:table-cell table:formula="of:=AVERAGE([.N225:.N241])" office:value-type="float" office:value="-0.0841403230462858">
            <text:p>-0.08</text:p>
          </table:table-cell>
          <table:table-cell table:formula="of:=[.N242]-[.O242]" office:value-type="float" office:value="0.0827349494485294">
            <text:p>0.083</text:p>
          </table:table-cell>
          <table:table-cell table:formula="of:=[.Q241]+[.P242]" office:value-type="float" office:value="-0.584960937500003">
            <text:p>-0.585</text:p>
          </table:table-cell>
          <table:table-cell table:number-columns-repeated="6"/>
          <table:table-cell table:formula="of:=([.A242]-[.T$2])/16384" office:value-type="float" office:value="-0.108435997596154">
            <text:p>-0.11</text:p>
          </table:table-cell>
          <table:table-cell table:formula="of:=IF(ABS(([.B242]-[.U$2])/16384) &gt; 0.1; ([.B242]-[.U$2])/16384; 0)" office:value-type="float" office:value="0">
            <text:p>0.00</text:p>
          </table:table-cell>
          <table:table-cell table:formula="of:=IF(ABS(([.C242]-[.V$2])/16384) &gt; 0.1; ([.C242]-[.V$2])/16384; 0)" office:value-type="float" office:value="0">
            <text:p>0.00</text:p>
          </table:table-cell>
          <table:table-cell/>
          <table:table-cell table:formula="of:=SQRT([.X242]*[.X242]+[.Y242]*[.Y242]+[.Z242]*[.Z242])" office:value-type="float" office:value="0.108435997596154">
            <text:p>0.1084</text:p>
          </table:table-cell>
        </table:table-row>
        <table:table-row table:style-name="ro1">
          <table:table-cell office:value-type="float" office:value="16364">
            <text:p>16364</text:p>
          </table:table-cell>
          <table:table-cell office:value-type="float" office:value="-1800">
            <text:p>-1800</text:p>
          </table:table-cell>
          <table:table-cell office:value-type="float" office:value="-2736">
            <text:p>-2736</text:p>
          </table:table-cell>
          <table:table-cell office:value-type="float" office:value="26.37">
            <text:p>26.37</text:p>
          </table:table-cell>
          <table:table-cell office:value-type="float" office:value="7182">
            <text:p>7182</text:p>
          </table:table-cell>
          <table:table-cell office:value-type="float" office:value="-1863">
            <text:p>-1863</text:p>
          </table:table-cell>
          <table:table-cell office:value-type="string">
            <text:p>-2818<text:tab/><text:tab/><text:tab/><text:tab/></text:p>
          </table:table-cell>
          <table:table-cell table:number-columns-repeated="2"/>
          <table:table-cell table:formula="of:=IF(ABS(([.C243]-[.$I$2])/16384) &gt; 0.1; ([.C243]-[.$I$2])/16384; 0)" office:value-type="float" office:value="0">
            <text:p>0.00</text:p>
          </table:table-cell>
          <table:table-cell table:formula="of:=[.K242]+[.J243]" office:value-type="float" office:value="-11.3814603365385">
            <text:p>-11.38</text:p>
          </table:table-cell>
          <table:table-cell table:number-columns-repeated="2"/>
          <table:table-cell table:formula="of:=([.C243]-[.$M$2])/16384" office:value-type="float" office:value="0.0278915014022436">
            <text:p>0.03</text:p>
          </table:table-cell>
          <table:table-cell table:formula="of:=AVERAGE([.N226:.N242])" office:value-type="float" office:value="-0.0799324875683446">
            <text:p>-0.08</text:p>
          </table:table-cell>
          <table:table-cell table:formula="of:=[.N243]-[.O243]" office:value-type="float" office:value="0.107823988970588">
            <text:p>0.108</text:p>
          </table:table-cell>
          <table:table-cell table:formula="of:=[.Q242]+[.P243]" office:value-type="float" office:value="-0.477136948529414">
            <text:p>-0.477</text:p>
          </table:table-cell>
          <table:table-cell table:number-columns-repeated="6"/>
          <table:table-cell table:formula="of:=([.A243]-[.T$2])/16384" office:value-type="float" office:value="0.00313626802884615">
            <text:p>0.00</text:p>
          </table:table-cell>
          <table:table-cell table:formula="of:=IF(ABS(([.B243]-[.U$2])/16384) &gt; 0.1; ([.B243]-[.U$2])/16384; 0)" office:value-type="float" office:value="0">
            <text:p>0.00</text:p>
          </table:table-cell>
          <table:table-cell table:formula="of:=IF(ABS(([.C243]-[.V$2])/16384) &gt; 0.1; ([.C243]-[.V$2])/16384; 0)" office:value-type="float" office:value="0">
            <text:p>0.00</text:p>
          </table:table-cell>
          <table:table-cell/>
          <table:table-cell table:formula="of:=SQRT([.X243]*[.X243]+[.Y243]*[.Y243]+[.Z243]*[.Z243])" office:value-type="float" office:value="0.00313626802884615">
            <text:p>0.0031</text:p>
          </table:table-cell>
        </table:table-row>
        <table:table-row table:style-name="ro1">
          <table:table-cell office:value-type="float" office:value="21284">
            <text:p>21284</text:p>
          </table:table-cell>
          <table:table-cell office:value-type="float" office:value="-1448">
            <text:p>-1448</text:p>
          </table:table-cell>
          <table:table-cell office:value-type="float" office:value="-3756">
            <text:p>-3756</text:p>
          </table:table-cell>
          <table:table-cell office:value-type="float" office:value="26.37">
            <text:p>26.37</text:p>
          </table:table-cell>
          <table:table-cell office:value-type="float" office:value="5384">
            <text:p>5384</text:p>
          </table:table-cell>
          <table:table-cell office:value-type="float" office:value="-4427">
            <text:p>-4427</text:p>
          </table:table-cell>
          <table:table-cell office:value-type="string">
            <text:p>-3041<text:tab/><text:tab/><text:tab/><text:tab/></text:p>
          </table:table-cell>
          <table:table-cell table:number-columns-repeated="2"/>
          <table:table-cell table:formula="of:=IF(ABS(([.C244]-[.$I$2])/16384) &gt; 0.1; ([.C244]-[.$I$2])/16384; 0)" office:value-type="float" office:value="0">
            <text:p>0.00</text:p>
          </table:table-cell>
          <table:table-cell table:formula="of:=[.K243]+[.J244]" office:value-type="float" office:value="-11.3814603365385">
            <text:p>-11.38</text:p>
          </table:table-cell>
          <table:table-cell table:number-columns-repeated="2"/>
          <table:table-cell table:formula="of:=([.C244]-[.$M$2])/16384" office:value-type="float" office:value="-0.0343643579727564">
            <text:p>-0.03</text:p>
          </table:table-cell>
          <table:table-cell table:formula="of:=AVERAGE([.N227:.N243])" office:value-type="float" office:value="-0.0669355895904035">
            <text:p>-0.07</text:p>
          </table:table-cell>
          <table:table-cell table:formula="of:=[.N244]-[.O244]" office:value-type="float" office:value="0.0325712316176471">
            <text:p>0.033</text:p>
          </table:table-cell>
          <table:table-cell table:formula="of:=[.Q243]+[.P244]" office:value-type="float" office:value="-0.444565716911767">
            <text:p>-0.445</text:p>
          </table:table-cell>
          <table:table-cell table:number-columns-repeated="6"/>
          <table:table-cell table:formula="of:=([.A244]-[.T$2])/16384" office:value-type="float" office:value="0.303429236778846">
            <text:p>0.30</text:p>
          </table:table-cell>
          <table:table-cell table:formula="of:=IF(ABS(([.B244]-[.U$2])/16384) &gt; 0.1; ([.B244]-[.U$2])/16384; 0)" office:value-type="float" office:value="0">
            <text:p>0.00</text:p>
          </table:table-cell>
          <table:table-cell table:formula="of:=IF(ABS(([.C244]-[.V$2])/16384) &gt; 0.1; ([.C244]-[.V$2])/16384; 0)" office:value-type="float" office:value="0">
            <text:p>0.00</text:p>
          </table:table-cell>
          <table:table-cell/>
          <table:table-cell table:formula="of:=SQRT([.X244]*[.X244]+[.Y244]*[.Y244]+[.Z244]*[.Z244])" office:value-type="float" office:value="0.303429236778846">
            <text:p>0.3034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148">
            <text:p>-1148</text:p>
          </table:table-cell>
          <table:table-cell office:value-type="float" office:value="-6588">
            <text:p>-6588</text:p>
          </table:table-cell>
          <table:table-cell office:value-type="float" office:value="26.37">
            <text:p>26.37</text:p>
          </table:table-cell>
          <table:table-cell office:value-type="float" office:value="985">
            <text:p>985</text:p>
          </table:table-cell>
          <table:table-cell office:value-type="float" office:value="4711">
            <text:p>4711</text:p>
          </table:table-cell>
          <table:table-cell office:value-type="string">
            <text:p>-962<text:tab/><text:tab/><text:tab/><text:tab/></text:p>
          </table:table-cell>
          <table:table-cell table:number-columns-repeated="2"/>
          <table:table-cell table:formula="of:=IF(ABS(([.C245]-[.$I$2])/16384) &gt; 0.1; ([.C245]-[.$I$2])/16384; 0)" office:value-type="float" office:value="-0.207215920472756">
            <text:p>-0.21</text:p>
          </table:table-cell>
          <table:table-cell table:formula="of:=[.K244]+[.J245]" office:value-type="float" office:value="-11.5886762570112">
            <text:p>-11.59</text:p>
          </table:table-cell>
          <table:table-cell table:number-columns-repeated="2"/>
          <table:table-cell table:formula="of:=([.C245]-[.$M$2])/16384" office:value-type="float" office:value="-0.207215920472756">
            <text:p>-0.21</text:p>
          </table:table-cell>
          <table:table-cell table:formula="of:=AVERAGE([.N228:.N244])" office:value-type="float" office:value="-0.0589507550315799">
            <text:p>-0.06</text:p>
          </table:table-cell>
          <table:table-cell table:formula="of:=[.N245]-[.O245]" office:value-type="float" office:value="-0.148265165441176">
            <text:p>-0.148</text:p>
          </table:table-cell>
          <table:table-cell table:formula="of:=[.Q244]+[.P245]" office:value-type="float" office:value="-0.592830882352944">
            <text:p>-0.593</text:p>
          </table:table-cell>
          <table:table-cell table:number-columns-repeated="6"/>
          <table:table-cell table:formula="of:=([.A245]-[.T$2])/16384" office:value-type="float" office:value="-0.00687349759615386">
            <text:p>-0.01</text:p>
          </table:table-cell>
          <table:table-cell table:formula="of:=IF(ABS(([.B245]-[.U$2])/16384) &gt; 0.1; ([.B245]-[.U$2])/16384; 0)" office:value-type="float" office:value="0">
            <text:p>0.00</text:p>
          </table:table-cell>
          <table:table-cell table:formula="of:=IF(ABS(([.C245]-[.V$2])/16384) &gt; 0.1; ([.C245]-[.V$2])/16384; 0)" office:value-type="float" office:value="-0.207215920472756">
            <text:p>-0.21</text:p>
          </table:table-cell>
          <table:table-cell/>
          <table:table-cell table:formula="of:=SQRT([.X245]*[.X245]+[.Y245]*[.Y245]+[.Z245]*[.Z245])" office:value-type="float" office:value="0.207329888502782">
            <text:p>0.2073</text:p>
          </table:table-cell>
        </table:table-row>
        <table:table-row table:style-name="ro1">
          <table:table-cell office:value-type="float" office:value="16748">
            <text:p>16748</text:p>
          </table:table-cell>
          <table:table-cell office:value-type="float" office:value="396">
            <text:p>396</text:p>
          </table:table-cell>
          <table:table-cell office:value-type="float" office:value="-6556">
            <text:p>-6556</text:p>
          </table:table-cell>
          <table:table-cell office:value-type="float" office:value="26.41">
            <text:p>26.41</text:p>
          </table:table-cell>
          <table:table-cell office:value-type="float" office:value="-1907">
            <text:p>-1907</text:p>
          </table:table-cell>
          <table:table-cell office:value-type="float" office:value="-1229">
            <text:p>-1229</text:p>
          </table:table-cell>
          <table:table-cell office:value-type="string">
            <text:p>2005<text:tab/><text:tab/><text:tab/><text:tab/></text:p>
          </table:table-cell>
          <table:table-cell table:number-columns-repeated="2"/>
          <table:table-cell table:formula="of:=IF(ABS(([.C246]-[.$I$2])/16384) &gt; 0.1; ([.C246]-[.$I$2])/16384; 0)" office:value-type="float" office:value="-0.205262795472756">
            <text:p>-0.21</text:p>
          </table:table-cell>
          <table:table-cell table:formula="of:=[.K245]+[.J246]" office:value-type="float" office:value="-11.793939052484">
            <text:p>-11.79</text:p>
          </table:table-cell>
          <table:table-cell table:number-columns-repeated="2"/>
          <table:table-cell table:formula="of:=([.C246]-[.$M$2])/16384" office:value-type="float" office:value="-0.205262795472756">
            <text:p>-0.21</text:p>
          </table:table-cell>
          <table:table-cell table:formula="of:=AVERAGE([.N229:.N245])" office:value-type="float" office:value="-0.0730821888551093">
            <text:p>-0.07</text:p>
          </table:table-cell>
          <table:table-cell table:formula="of:=[.N246]-[.O246]" office:value-type="float" office:value="-0.132180606617647">
            <text:p>-0.132</text:p>
          </table:table-cell>
          <table:table-cell table:formula="of:=[.Q245]+[.P246]" office:value-type="float" office:value="-0.725011488970591">
            <text:p>-0.725</text:p>
          </table:table-cell>
          <table:table-cell table:number-columns-repeated="6"/>
          <table:table-cell table:formula="of:=([.A246]-[.T$2])/16384" office:value-type="float" office:value="0.0265737680288461">
            <text:p>0.03</text:p>
          </table:table-cell>
          <table:table-cell table:formula="of:=IF(ABS(([.B246]-[.U$2])/16384) &gt; 0.1; ([.B246]-[.U$2])/16384; 0)" office:value-type="float" office:value="0.121049929887821">
            <text:p>0.12</text:p>
          </table:table-cell>
          <table:table-cell table:formula="of:=IF(ABS(([.C246]-[.V$2])/16384) &gt; 0.1; ([.C246]-[.V$2])/16384; 0)" office:value-type="float" office:value="-0.205262795472756">
            <text:p>-0.21</text:p>
          </table:table-cell>
          <table:table-cell/>
          <table:table-cell table:formula="of:=SQRT([.X246]*[.X246]+[.Y246]*[.Y246]+[.Z246]*[.Z246])" office:value-type="float" office:value="0.239775031807709">
            <text:p>0.2398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-1312">
            <text:p>-1312</text:p>
          </table:table-cell>
          <table:table-cell office:value-type="float" office:value="-3204">
            <text:p>-3204</text:p>
          </table:table-cell>
          <table:table-cell office:value-type="float" office:value="26.37">
            <text:p>26.37</text:p>
          </table:table-cell>
          <table:table-cell office:value-type="float" office:value="-2501">
            <text:p>-2501</text:p>
          </table:table-cell>
          <table:table-cell office:value-type="float" office:value="3768">
            <text:p>3768</text:p>
          </table:table-cell>
          <table:table-cell office:value-type="string">
            <text:p>2733<text:tab/><text:tab/><text:tab/><text:tab/></text:p>
          </table:table-cell>
          <table:table-cell table:number-columns-repeated="2"/>
          <table:table-cell table:formula="of:=IF(ABS(([.C247]-[.$I$2])/16384) &gt; 0.1; ([.C247]-[.$I$2])/16384; 0)" office:value-type="float" office:value="0">
            <text:p>0.00</text:p>
          </table:table-cell>
          <table:table-cell table:formula="of:=[.K246]+[.J247]" office:value-type="float" office:value="-11.793939052484">
            <text:p>-11.79</text:p>
          </table:table-cell>
          <table:table-cell/>
          <table:table-cell>
            <draw:frame table:end-cell-address="Acc_Proc.AH316" table:end-x="0.4992in" table:end-y="0.111in" draw:z-index="0" draw:style-name="gr1" draw:text-style-name="P1" svg:width="18.9276in" svg:height="11.5122in" svg:x="0.5555in" svg:y="0.0559in">
              <draw:object draw:notify-on-update-of-ranges="Acc_Proc.J99:Acc_Proc.J2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([.C247]-[.$M$2])/16384" office:value-type="float" office:value="-0.000672951722756415">
            <text:p>0.00</text:p>
          </table:table-cell>
          <table:table-cell table:formula="of:=AVERAGE([.N230:.N246])" office:value-type="float" office:value="-0.0878024324212858">
            <text:p>-0.09</text:p>
          </table:table-cell>
          <table:table-cell table:formula="of:=[.N247]-[.O247]" office:value-type="float" office:value="0.0871294806985294">
            <text:p>0.087</text:p>
          </table:table-cell>
          <table:table-cell table:formula="of:=[.Q246]+[.P247]" office:value-type="float" office:value="-0.637882008272061">
            <text:p>-0.638</text:p>
          </table:table-cell>
          <table:table-cell table:number-columns-repeated="6"/>
          <table:table-cell table:formula="of:=([.A247]-[.T$2])/16384" office:value-type="float" office:value="-0.136268028846154">
            <text:p>-0.14</text:p>
          </table:table-cell>
          <table:table-cell table:formula="of:=IF(ABS(([.B247]-[.U$2])/16384) &gt; 0.1; ([.B247]-[.U$2])/16384; 0)" office:value-type="float" office:value="0">
            <text:p>0.00</text:p>
          </table:table-cell>
          <table:table-cell table:formula="of:=IF(ABS(([.C247]-[.V$2])/16384) &gt; 0.1; ([.C247]-[.V$2])/16384; 0)" office:value-type="float" office:value="0">
            <text:p>0.00</text:p>
          </table:table-cell>
          <table:table-cell/>
          <table:table-cell table:formula="of:=SQRT([.X247]*[.X247]+[.Y247]*[.Y247]+[.Z247]*[.Z247])" office:value-type="float" office:value="0.136268028846154">
            <text:p>0.1363</text:p>
          </table:table-cell>
        </table:table-row>
        <table:table-row table:style-name="ro1">
          <table:table-cell office:value-type="float" office:value="12700">
            <text:p>12700</text:p>
          </table:table-cell>
          <table:table-cell office:value-type="float" office:value="-1396">
            <text:p>-1396</text:p>
          </table:table-cell>
          <table:table-cell office:value-type="float" office:value="-1840">
            <text:p>-1840</text:p>
          </table:table-cell>
          <table:table-cell office:value-type="float" office:value="26.37">
            <text:p>26.37</text:p>
          </table:table-cell>
          <table:table-cell office:value-type="float" office:value="-1460">
            <text:p>-1460</text:p>
          </table:table-cell>
          <table:table-cell office:value-type="float" office:value="-778">
            <text:p>-778</text:p>
          </table:table-cell>
          <table:table-cell office:value-type="string">
            <text:p>1881<text:tab/><text:tab/><text:tab/><text:tab/></text:p>
          </table:table-cell>
          <table:table-cell table:number-columns-repeated="2"/>
          <table:table-cell table:formula="of:=IF(ABS(([.C248]-[.$I$2])/16384) &gt; 0.1; ([.C248]-[.$I$2])/16384; 0)" office:value-type="float" office:value="0">
            <text:p>0.00</text:p>
          </table:table-cell>
          <table:table-cell table:formula="of:=[.K247]+[.J248]" office:value-type="float" office:value="-11.793939052484">
            <text:p>-11.79</text:p>
          </table:table-cell>
          <table:table-cell table:number-columns-repeated="2"/>
          <table:table-cell table:formula="of:=([.C248]-[.$M$2])/16384" office:value-type="float" office:value="0.0825790014022436">
            <text:p>0.08</text:p>
          </table:table-cell>
          <table:table-cell table:formula="of:=AVERAGE([.N231:.N247])" office:value-type="float" office:value="-0.0908326484139329">
            <text:p>-0.09</text:p>
          </table:table-cell>
          <table:table-cell table:formula="of:=[.N248]-[.O248]" office:value-type="float" office:value="0.173411649816176">
            <text:p>0.173</text:p>
          </table:table-cell>
          <table:table-cell table:formula="of:=[.Q247]+[.P248]" office:value-type="float" office:value="-0.464470358455885">
            <text:p>-0.464</text:p>
          </table:table-cell>
          <table:table-cell table:number-columns-repeated="6"/>
          <table:table-cell table:formula="of:=([.A248]-[.T$2])/16384" office:value-type="float" office:value="-0.220496544471154">
            <text:p>-0.22</text:p>
          </table:table-cell>
          <table:table-cell table:formula="of:=IF(ABS(([.B248]-[.U$2])/16384) &gt; 0.1; ([.B248]-[.U$2])/16384; 0)" office:value-type="float" office:value="0">
            <text:p>0.00</text:p>
          </table:table-cell>
          <table:table-cell table:formula="of:=IF(ABS(([.C248]-[.V$2])/16384) &gt; 0.1; ([.C248]-[.V$2])/16384; 0)" office:value-type="float" office:value="0">
            <text:p>0.00</text:p>
          </table:table-cell>
          <table:table-cell/>
          <table:table-cell table:formula="of:=SQRT([.X248]*[.X248]+[.Y248]*[.Y248]+[.Z248]*[.Z248])" office:value-type="float" office:value="0.220496544471154">
            <text:p>0.2205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1672">
            <text:p>-1672</text:p>
          </table:table-cell>
          <table:table-cell office:value-type="float" office:value="-2656">
            <text:p>-2656</text:p>
          </table:table-cell>
          <table:table-cell office:value-type="float" office:value="26.32">
            <text:p>26.32</text:p>
          </table:table-cell>
          <table:table-cell office:value-type="float" office:value="-269">
            <text:p>-269</text:p>
          </table:table-cell>
          <table:table-cell office:value-type="float" office:value="-1477">
            <text:p>-1477</text:p>
          </table:table-cell>
          <table:table-cell office:value-type="string">
            <text:p>216<text:tab/><text:tab/><text:tab/><text:tab/></text:p>
          </table:table-cell>
          <table:table-cell table:number-columns-repeated="2"/>
          <table:table-cell table:formula="of:=IF(ABS(([.C249]-[.$I$2])/16384) &gt; 0.1; ([.C249]-[.$I$2])/16384; 0)" office:value-type="float" office:value="0">
            <text:p>0.00</text:p>
          </table:table-cell>
          <table:table-cell table:formula="of:=[.K248]+[.J249]" office:value-type="float" office:value="-11.793939052484">
            <text:p>-11.79</text:p>
          </table:table-cell>
          <table:table-cell table:number-columns-repeated="2"/>
          <table:table-cell table:formula="of:=([.C249]-[.$M$2])/16384" office:value-type="float" office:value="0.0327743139022436">
            <text:p>0.03</text:p>
          </table:table-cell>
          <table:table-cell table:formula="of:=AVERAGE([.N232:.N248])" office:value-type="float" office:value="-0.0869263984139329">
            <text:p>-0.09</text:p>
          </table:table-cell>
          <table:table-cell table:formula="of:=[.N249]-[.O249]" office:value-type="float" office:value="0.119700712316176">
            <text:p>0.120</text:p>
          </table:table-cell>
          <table:table-cell table:formula="of:=[.Q248]+[.P249]" office:value-type="float" office:value="-0.344769646139708">
            <text:p>-0.345</text:p>
          </table:table-cell>
          <table:table-cell table:number-columns-repeated="6"/>
          <table:table-cell table:formula="of:=([.A249]-[.T$2])/16384" office:value-type="float" office:value="-0.0251840444711539">
            <text:p>-0.03</text:p>
          </table:table-cell>
          <table:table-cell table:formula="of:=IF(ABS(([.B249]-[.U$2])/16384) &gt; 0.1; ([.B249]-[.U$2])/16384; 0)" office:value-type="float" office:value="0">
            <text:p>0.00</text:p>
          </table:table-cell>
          <table:table-cell table:formula="of:=IF(ABS(([.C249]-[.V$2])/16384) &gt; 0.1; ([.C249]-[.V$2])/16384; 0)" office:value-type="float" office:value="0">
            <text:p>0.00</text:p>
          </table:table-cell>
          <table:table-cell/>
          <table:table-cell table:formula="of:=SQRT([.X249]*[.X249]+[.Y249]*[.Y249]+[.Z249]*[.Z249])" office:value-type="float" office:value="0.0251840444711539">
            <text:p>0.0252</text:p>
          </table:table-cell>
        </table:table-row>
        <table:table-row table:style-name="ro1">
          <table:table-cell office:value-type="float" office:value="19216">
            <text:p>19216</text:p>
          </table:table-cell>
          <table:table-cell office:value-type="float" office:value="-852">
            <text:p>-852</text:p>
          </table:table-cell>
          <table:table-cell office:value-type="float" office:value="-3816">
            <text:p>-3816</text:p>
          </table:table-cell>
          <table:table-cell office:value-type="float" office:value="26.32">
            <text:p>26.32</text:p>
          </table:table-cell>
          <table:table-cell office:value-type="float" office:value="1445">
            <text:p>1445</text:p>
          </table:table-cell>
          <table:table-cell office:value-type="float" office:value="-2001">
            <text:p>-2001</text:p>
          </table:table-cell>
          <table:table-cell office:value-type="string">
            <text:p>1077<text:tab/><text:tab/><text:tab/><text:tab/></text:p>
          </table:table-cell>
          <table:table-cell table:number-columns-repeated="2"/>
          <table:table-cell table:formula="of:=IF(ABS(([.C250]-[.$I$2])/16384) &gt; 0.1; ([.C250]-[.$I$2])/16384; 0)" office:value-type="float" office:value="0">
            <text:p>0.00</text:p>
          </table:table-cell>
          <table:table-cell table:formula="of:=[.K249]+[.J250]" office:value-type="float" office:value="-11.793939052484">
            <text:p>-11.79</text:p>
          </table:table-cell>
          <table:table-cell table:number-columns-repeated="2"/>
          <table:table-cell table:formula="of:=([.C250]-[.$M$2])/16384" office:value-type="float" office:value="-0.0380264673477564">
            <text:p>-0.04</text:p>
          </table:table-cell>
          <table:table-cell table:formula="of:=AVERAGE([.N233:.N249])" office:value-type="float" office:value="-0.0730247440021682">
            <text:p>-0.07</text:p>
          </table:table-cell>
          <table:table-cell table:formula="of:=[.N250]-[.O250]" office:value-type="float" office:value="0.0349982766544118">
            <text:p>0.035</text:p>
          </table:table-cell>
          <table:table-cell table:formula="of:=[.Q249]+[.P250]" office:value-type="float" office:value="-0.309771369485297">
            <text:p>-0.310</text:p>
          </table:table-cell>
          <table:table-cell table:number-columns-repeated="6"/>
          <table:table-cell table:formula="of:=([.A250]-[.T$2])/16384" office:value-type="float" office:value="0.177208533653846">
            <text:p>0.18</text:p>
          </table:table-cell>
          <table:table-cell table:formula="of:=IF(ABS(([.B250]-[.U$2])/16384) &gt; 0.1; ([.B250]-[.U$2])/16384; 0)" office:value-type="float" office:value="0">
            <text:p>0.00</text:p>
          </table:table-cell>
          <table:table-cell table:formula="of:=IF(ABS(([.C250]-[.V$2])/16384) &gt; 0.1; ([.C250]-[.V$2])/16384; 0)" office:value-type="float" office:value="0">
            <text:p>0.00</text:p>
          </table:table-cell>
          <table:table-cell/>
          <table:table-cell table:formula="of:=SQRT([.X250]*[.X250]+[.Y250]*[.Y250]+[.Z250]*[.Z250])" office:value-type="float" office:value="0.177208533653846">
            <text:p>0.1772</text:p>
          </table:table-cell>
        </table:table-row>
        <table:table-row table:style-name="ro1">
          <table:table-cell office:value-type="float" office:value="20796">
            <text:p>20796</text:p>
          </table:table-cell>
          <table:table-cell office:value-type="float" office:value="-3236">
            <text:p>-3236</text:p>
          </table:table-cell>
          <table:table-cell office:value-type="float" office:value="-7492">
            <text:p>-7492</text:p>
          </table:table-cell>
          <table:table-cell office:value-type="float" office:value="26.41">
            <text:p>26.41</text:p>
          </table:table-cell>
          <table:table-cell office:value-type="float" office:value="1746">
            <text:p>1746</text:p>
          </table:table-cell>
          <table:table-cell office:value-type="float" office:value="1338">
            <text:p>1338</text:p>
          </table:table-cell>
          <table:table-cell office:value-type="string">
            <text:p>1849<text:tab/><text:tab/><text:tab/><text:tab/></text:p>
          </table:table-cell>
          <table:table-cell table:number-columns-repeated="2"/>
          <table:table-cell table:formula="of:=IF(ABS(([.C251]-[.$I$2])/16384) &gt; 0.1; ([.C251]-[.$I$2])/16384; 0)" office:value-type="float" office:value="-0.262391701722756">
            <text:p>-0.26</text:p>
          </table:table-cell>
          <table:table-cell table:formula="of:=[.K250]+[.J251]" office:value-type="float" office:value="-12.0563307542067">
            <text:p>-12.06</text:p>
          </table:table-cell>
          <table:table-cell table:number-columns-repeated="2"/>
          <table:table-cell table:formula="of:=([.C251]-[.$M$2])/16384" office:value-type="float" office:value="-0.262391701722756">
            <text:p>-0.26</text:p>
          </table:table-cell>
          <table:table-cell table:formula="of:=AVERAGE([.N234:.N250])" office:value-type="float" office:value="-0.0574428276418741">
            <text:p>-0.06</text:p>
          </table:table-cell>
          <table:table-cell table:formula="of:=[.N251]-[.O251]" office:value-type="float" office:value="-0.204948874080882">
            <text:p>-0.205</text:p>
          </table:table-cell>
          <table:table-cell table:formula="of:=[.Q250]+[.P251]" office:value-type="float" office:value="-0.514720243566179">
            <text:p>-0.515</text:p>
          </table:table-cell>
          <table:table-cell table:number-columns-repeated="6"/>
          <table:table-cell table:formula="of:=([.A251]-[.T$2])/16384" office:value-type="float" office:value="0.273644080528846">
            <text:p>0.27</text:p>
          </table:table-cell>
          <table:table-cell table:formula="of:=IF(ABS(([.B251]-[.U$2])/16384) &gt; 0.1; ([.B251]-[.U$2])/16384; 0)" office:value-type="float" office:value="-0.100629757612179">
            <text:p>-0.10</text:p>
          </table:table-cell>
          <table:table-cell table:formula="of:=IF(ABS(([.C251]-[.V$2])/16384) &gt; 0.1; ([.C251]-[.V$2])/16384; 0)" office:value-type="float" office:value="-0.262391701722756">
            <text:p>-0.26</text:p>
          </table:table-cell>
          <table:table-cell/>
          <table:table-cell table:formula="of:=SQRT([.X251]*[.X251]+[.Y251]*[.Y251]+[.Z251]*[.Z251])" office:value-type="float" office:value="0.392245887242336">
            <text:p>0.3922</text:p>
          </table:table-cell>
        </table:table-row>
        <table:table-row table:style-name="ro1">
          <table:table-cell office:value-type="float" office:value="14788">
            <text:p>14788</text:p>
          </table:table-cell>
          <table:table-cell office:value-type="float" office:value="-4192">
            <text:p>-4192</text:p>
          </table:table-cell>
          <table:table-cell office:value-type="float" office:value="-5776">
            <text:p>-5776</text:p>
          </table:table-cell>
          <table:table-cell office:value-type="float" office:value="26.32">
            <text:p>26.32</text:p>
          </table:table-cell>
          <table:table-cell office:value-type="float" office:value="2981">
            <text:p>2981</text:p>
          </table:table-cell>
          <table:table-cell office:value-type="float" office:value="3593">
            <text:p>3593</text:p>
          </table:table-cell>
          <table:table-cell office:value-type="string">
            <text:p>-782<text:tab/><text:tab/><text:tab/><text:tab/></text:p>
          </table:table-cell>
          <table:table-cell table:number-columns-repeated="2"/>
          <table:table-cell table:formula="of:=IF(ABS(([.C252]-[.$I$2])/16384) &gt; 0.1; ([.C252]-[.$I$2])/16384; 0)" office:value-type="float" office:value="-0.157655373597756">
            <text:p>-0.16</text:p>
          </table:table-cell>
          <table:table-cell table:formula="of:=[.K251]+[.J252]" office:value-type="float" office:value="-12.2139861278045">
            <text:p>-12.21</text:p>
          </table:table-cell>
          <table:table-cell table:number-columns-repeated="2"/>
          <table:table-cell table:formula="of:=([.C252]-[.$M$2])/16384" office:value-type="float" office:value="-0.157655373597756">
            <text:p>-0.16</text:p>
          </table:table-cell>
          <table:table-cell table:formula="of:=AVERAGE([.N235:.N251])" office:value-type="float" office:value="-0.0714737329727564">
            <text:p>-0.07</text:p>
          </table:table-cell>
          <table:table-cell table:formula="of:=[.N252]-[.O252]" office:value-type="float" office:value="-0.086181640625">
            <text:p>-0.086</text:p>
          </table:table-cell>
          <table:table-cell table:formula="of:=[.Q251]+[.P252]" office:value-type="float" office:value="-0.600901884191179">
            <text:p>-0.601</text:p>
          </table:table-cell>
          <table:table-cell table:number-columns-repeated="6"/>
          <table:table-cell table:formula="of:=([.A252]-[.T$2])/16384" office:value-type="float" office:value="-0.0930551382211539">
            <text:p>-0.09</text:p>
          </table:table-cell>
          <table:table-cell table:formula="of:=IF(ABS(([.B252]-[.U$2])/16384) &gt; 0.1; ([.B252]-[.U$2])/16384; 0)" office:value-type="float" office:value="-0.158979366987179">
            <text:p>-0.16</text:p>
          </table:table-cell>
          <table:table-cell table:formula="of:=IF(ABS(([.C252]-[.V$2])/16384) &gt; 0.1; ([.C252]-[.V$2])/16384; 0)" office:value-type="float" office:value="-0.157655373597756">
            <text:p>-0.16</text:p>
          </table:table-cell>
          <table:table-cell/>
          <table:table-cell table:formula="of:=SQRT([.X252]*[.X252]+[.Y252]*[.Y252]+[.Z252]*[.Z252])" office:value-type="float" office:value="0.242464254481461">
            <text:p>0.2425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1484">
            <text:p>-1484</text:p>
          </table:table-cell>
          <table:table-cell office:value-type="float" office:value="-5088">
            <text:p>-5088</text:p>
          </table:table-cell>
          <table:table-cell office:value-type="float" office:value="26.27">
            <text:p>26.27</text:p>
          </table:table-cell>
          <table:table-cell office:value-type="float" office:value="2455">
            <text:p>2455</text:p>
          </table:table-cell>
          <table:table-cell office:value-type="float" office:value="111">
            <text:p>111</text:p>
          </table:table-cell>
          <table:table-cell office:value-type="string">
            <text:p>-1697<text:tab/><text:tab/><text:tab/><text:tab/></text:p>
          </table:table-cell>
          <table:table-cell table:number-columns-repeated="2"/>
          <table:table-cell table:formula="of:=IF(ABS(([.C253]-[.$I$2])/16384) &gt; 0.1; ([.C253]-[.$I$2])/16384; 0)" office:value-type="float" office:value="-0.115663186097756">
            <text:p>-0.12</text:p>
          </table:table-cell>
          <table:table-cell table:formula="of:=[.K252]+[.J253]" office:value-type="float" office:value="-12.3296493139023">
            <text:p>-12.33</text:p>
          </table:table-cell>
          <table:table-cell table:number-columns-repeated="2"/>
          <table:table-cell table:formula="of:=([.C253]-[.$M$2])/16384" office:value-type="float" office:value="-0.115663186097756">
            <text:p>-0.12</text:p>
          </table:table-cell>
          <table:table-cell table:formula="of:=AVERAGE([.N236:.N252])" office:value-type="float" office:value="-0.0775054425315799">
            <text:p>-0.08</text:p>
          </table:table-cell>
          <table:table-cell table:formula="of:=[.N253]-[.O253]" office:value-type="float" office:value="-0.0381577435661765">
            <text:p>-0.038</text:p>
          </table:table-cell>
          <table:table-cell table:formula="of:=[.Q252]+[.P253]" office:value-type="float" office:value="-0.639059627757356">
            <text:p>-0.639</text:p>
          </table:table-cell>
          <table:table-cell table:number-columns-repeated="6"/>
          <table:table-cell table:formula="of:=([.A253]-[.T$2])/16384" office:value-type="float" office:value="-0.0381234975961539">
            <text:p>-0.04</text:p>
          </table:table-cell>
          <table:table-cell table:formula="of:=IF(ABS(([.B253]-[.U$2])/16384) &gt; 0.1; ([.B253]-[.U$2])/16384; 0)" office:value-type="float" office:value="0">
            <text:p>0.00</text:p>
          </table:table-cell>
          <table:table-cell table:formula="of:=IF(ABS(([.C253]-[.V$2])/16384) &gt; 0.1; ([.C253]-[.V$2])/16384; 0)" office:value-type="float" office:value="-0.115663186097756">
            <text:p>-0.12</text:p>
          </table:table-cell>
          <table:table-cell/>
          <table:table-cell table:formula="of:=SQRT([.X253]*[.X253]+[.Y253]*[.Y253]+[.Z253]*[.Z253])" office:value-type="float" office:value="0.121784127402746">
            <text:p>0.1218</text:p>
          </table:table-cell>
        </table:table-row>
        <table:table-row table:style-name="ro1">
          <table:table-cell office:value-type="float" office:value="12836">
            <text:p>12836</text:p>
          </table:table-cell>
          <table:table-cell office:value-type="float" office:value="-1872">
            <text:p>-1872</text:p>
          </table:table-cell>
          <table:table-cell office:value-type="float" office:value="-2400">
            <text:p>-2400</text:p>
          </table:table-cell>
          <table:table-cell office:value-type="float" office:value="26.32">
            <text:p>26.32</text:p>
          </table:table-cell>
          <table:table-cell office:value-type="float" office:value="1251">
            <text:p>1251</text:p>
          </table:table-cell>
          <table:table-cell office:value-type="float" office:value="145">
            <text:p>145</text:p>
          </table:table-cell>
          <table:table-cell office:value-type="string">
            <text:p>-1855<text:tab/><text:tab/><text:tab/><text:tab/></text:p>
          </table:table-cell>
          <table:table-cell table:number-columns-repeated="2"/>
          <table:table-cell table:formula="of:=IF(ABS(([.C254]-[.$I$2])/16384) &gt; 0.1; ([.C254]-[.$I$2])/16384; 0)" office:value-type="float" office:value="0">
            <text:p>0.00</text:p>
          </table:table-cell>
          <table:table-cell table:formula="of:=[.K253]+[.J254]" office:value-type="float" office:value="-12.3296493139023">
            <text:p>-12.33</text:p>
          </table:table-cell>
          <table:table-cell table:number-columns-repeated="2"/>
          <table:table-cell table:formula="of:=([.C254]-[.$M$2])/16384" office:value-type="float" office:value="0.0483993139022436">
            <text:p>0.05</text:p>
          </table:table-cell>
          <table:table-cell table:formula="of:=AVERAGE([.N237:.N253])" office:value-type="float" office:value="-0.0829052587080505">
            <text:p>-0.08</text:p>
          </table:table-cell>
          <table:table-cell table:formula="of:=[.N254]-[.O254]" office:value-type="float" office:value="0.131304572610294">
            <text:p>0.131</text:p>
          </table:table-cell>
          <table:table-cell table:formula="of:=[.Q253]+[.P254]" office:value-type="float" office:value="-0.507755055147062">
            <text:p>-0.508</text:p>
          </table:table-cell>
          <table:table-cell table:number-columns-repeated="6"/>
          <table:table-cell table:formula="of:=([.A254]-[.T$2])/16384" office:value-type="float" office:value="-0.212195763221154">
            <text:p>-0.21</text:p>
          </table:table-cell>
          <table:table-cell table:formula="of:=IF(ABS(([.B254]-[.U$2])/16384) &gt; 0.1; ([.B254]-[.U$2])/16384; 0)" office:value-type="float" office:value="0">
            <text:p>0.00</text:p>
          </table:table-cell>
          <table:table-cell table:formula="of:=IF(ABS(([.C254]-[.V$2])/16384) &gt; 0.1; ([.C254]-[.V$2])/16384; 0)" office:value-type="float" office:value="0">
            <text:p>0.00</text:p>
          </table:table-cell>
          <table:table-cell/>
          <table:table-cell table:formula="of:=SQRT([.X254]*[.X254]+[.Y254]*[.Y254]+[.Z254]*[.Z254])" office:value-type="float" office:value="0.212195763221154">
            <text:p>0.2122</text:p>
          </table:table-cell>
        </table:table-row>
        <table:table-row table:style-name="ro1">
          <table:table-cell office:value-type="float" office:value="14976">
            <text:p>14976</text:p>
          </table:table-cell>
          <table:table-cell office:value-type="float" office:value="-2928">
            <text:p>-2928</text:p>
          </table:table-cell>
          <table:table-cell office:value-type="float" office:value="-2304">
            <text:p>-2304</text:p>
          </table:table-cell>
          <table:table-cell office:value-type="float" office:value="26.32">
            <text:p>26.32</text:p>
          </table:table-cell>
          <table:table-cell office:value-type="float" office:value="2547">
            <text:p>2547</text:p>
          </table:table-cell>
          <table:table-cell office:value-type="float" office:value="-1909">
            <text:p>-1909</text:p>
          </table:table-cell>
          <table:table-cell office:value-type="string">
            <text:p>-1401<text:tab/><text:tab/><text:tab/><text:tab/></text:p>
          </table:table-cell>
          <table:table-cell table:number-columns-repeated="2"/>
          <table:table-cell table:formula="of:=IF(ABS(([.C255]-[.$I$2])/16384) &gt; 0.1; ([.C255]-[.$I$2])/16384; 0)" office:value-type="float" office:value="0">
            <text:p>0.00</text:p>
          </table:table-cell>
          <table:table-cell table:formula="of:=[.K254]+[.J255]" office:value-type="float" office:value="-12.3296493139023">
            <text:p>-12.33</text:p>
          </table:table-cell>
          <table:table-cell table:number-columns-repeated="2"/>
          <table:table-cell table:formula="of:=([.C255]-[.$M$2])/16384" office:value-type="float" office:value="0.0542586889022436">
            <text:p>0.05</text:p>
          </table:table-cell>
          <table:table-cell table:formula="of:=AVERAGE([.N238:.N254])" office:value-type="float" office:value="-0.0769022715756976">
            <text:p>-0.08</text:p>
          </table:table-cell>
          <table:table-cell table:formula="of:=[.N255]-[.O255]" office:value-type="float" office:value="0.131160960477941">
            <text:p>0.131</text:p>
          </table:table-cell>
          <table:table-cell table:formula="of:=[.Q254]+[.P255]" office:value-type="float" office:value="-0.37659409466912">
            <text:p>-0.377</text:p>
          </table:table-cell>
          <table:table-cell table:number-columns-repeated="6"/>
          <table:table-cell table:formula="of:=([.A255]-[.T$2])/16384" office:value-type="float" office:value="-0.0815805288461539">
            <text:p>-0.08</text:p>
          </table:table-cell>
          <table:table-cell table:formula="of:=IF(ABS(([.B255]-[.U$2])/16384) &gt; 0.1; ([.B255]-[.U$2])/16384; 0)" office:value-type="float" office:value="0">
            <text:p>0.00</text:p>
          </table:table-cell>
          <table:table-cell table:formula="of:=IF(ABS(([.C255]-[.V$2])/16384) &gt; 0.1; ([.C255]-[.V$2])/16384; 0)" office:value-type="float" office:value="0">
            <text:p>0.00</text:p>
          </table:table-cell>
          <table:table-cell/>
          <table:table-cell table:formula="of:=SQRT([.X255]*[.X255]+[.Y255]*[.Y255]+[.Z255]*[.Z255])" office:value-type="float" office:value="0.0815805288461539">
            <text:p>0.0816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-1688">
            <text:p>-1688</text:p>
          </table:table-cell>
          <table:table-cell office:value-type="float" office:value="-2984">
            <text:p>-2984</text:p>
          </table:table-cell>
          <table:table-cell office:value-type="float" office:value="26.32">
            <text:p>26.32</text:p>
          </table:table-cell>
          <table:table-cell office:value-type="float" office:value="3808">
            <text:p>3808</text:p>
          </table:table-cell>
          <table:table-cell office:value-type="float" office:value="-3364">
            <text:p>-3364</text:p>
          </table:table-cell>
          <table:table-cell office:value-type="string">
            <text:p>-2104<text:tab/><text:tab/><text:tab/><text:tab/></text:p>
          </table:table-cell>
          <table:table-cell table:number-columns-repeated="2"/>
          <table:table-cell table:formula="of:=IF(ABS(([.C256]-[.$I$2])/16384) &gt; 0.1; ([.C256]-[.$I$2])/16384; 0)" office:value-type="float" office:value="0">
            <text:p>0.00</text:p>
          </table:table-cell>
          <table:table-cell table:formula="of:=[.K255]+[.J256]" office:value-type="float" office:value="-12.3296493139023">
            <text:p>-12.33</text:p>
          </table:table-cell>
          <table:table-cell table:number-columns-repeated="2"/>
          <table:table-cell table:formula="of:=([.C256]-[.$M$2])/16384" office:value-type="float" office:value="0.0127547826522436">
            <text:p>0.01</text:p>
          </table:table-cell>
          <table:table-cell table:formula="of:=AVERAGE([.N239:.N255])" office:value-type="float" office:value="-0.0678259848109917">
            <text:p>-0.07</text:p>
          </table:table-cell>
          <table:table-cell table:formula="of:=[.N256]-[.O256]" office:value-type="float" office:value="0.0805807674632353">
            <text:p>0.081</text:p>
          </table:table-cell>
          <table:table-cell table:formula="of:=[.Q255]+[.P256]" office:value-type="float" office:value="-0.296013327205885">
            <text:p>-0.296</text:p>
          </table:table-cell>
          <table:table-cell table:number-columns-repeated="6"/>
          <table:table-cell table:formula="of:=([.A256]-[.T$2])/16384" office:value-type="float" office:value="0.0724722055288461">
            <text:p>0.07</text:p>
          </table:table-cell>
          <table:table-cell table:formula="of:=IF(ABS(([.B256]-[.U$2])/16384) &gt; 0.1; ([.B256]-[.U$2])/16384; 0)" office:value-type="float" office:value="0">
            <text:p>0.00</text:p>
          </table:table-cell>
          <table:table-cell table:formula="of:=IF(ABS(([.C256]-[.V$2])/16384) &gt; 0.1; ([.C256]-[.V$2])/16384; 0)" office:value-type="float" office:value="0">
            <text:p>0.00</text:p>
          </table:table-cell>
          <table:table-cell/>
          <table:table-cell table:formula="of:=SQRT([.X256]*[.X256]+[.Y256]*[.Y256]+[.Z256]*[.Z256])" office:value-type="float" office:value="0.0724722055288461">
            <text:p>0.0725</text:p>
          </table:table-cell>
        </table:table-row>
        <table:table-row table:style-name="ro1">
          <table:table-cell office:value-type="float" office:value="20864">
            <text:p>20864</text:p>
          </table:table-cell>
          <table:table-cell office:value-type="float" office:value="-796">
            <text:p>-796</text:p>
          </table:table-cell>
          <table:table-cell office:value-type="float" office:value="-3920">
            <text:p>-3920</text:p>
          </table:table-cell>
          <table:table-cell office:value-type="float" office:value="26.32">
            <text:p>26.32</text:p>
          </table:table-cell>
          <table:table-cell office:value-type="float" office:value="3281">
            <text:p>3281</text:p>
          </table:table-cell>
          <table:table-cell office:value-type="float" office:value="2532">
            <text:p>2532</text:p>
          </table:table-cell>
          <table:table-cell office:value-type="string">
            <text:p>-1775<text:tab/><text:tab/><text:tab/><text:tab/></text:p>
          </table:table-cell>
          <table:table-cell table:number-columns-repeated="2"/>
          <table:table-cell table:formula="of:=IF(ABS(([.C257]-[.$I$2])/16384) &gt; 0.1; ([.C257]-[.$I$2])/16384; 0)" office:value-type="float" office:value="0">
            <text:p>0.00</text:p>
          </table:table-cell>
          <table:table-cell table:formula="of:=[.K256]+[.J257]" office:value-type="float" office:value="-12.3296493139023">
            <text:p>-12.33</text:p>
          </table:table-cell>
          <table:table-cell table:number-columns-repeated="2"/>
          <table:table-cell table:formula="of:=([.C257]-[.$M$2])/16384" office:value-type="float" office:value="-0.0443741235977564">
            <text:p>-0.04</text:p>
          </table:table-cell>
          <table:table-cell table:formula="of:=AVERAGE([.N240:.N256])" office:value-type="float" office:value="-0.057098158524227">
            <text:p>-0.06</text:p>
          </table:table-cell>
          <table:table-cell table:formula="of:=[.N257]-[.O257]" office:value-type="float" office:value="0.0127240349264706">
            <text:p>0.013</text:p>
          </table:table-cell>
          <table:table-cell table:formula="of:=[.Q256]+[.P257]" office:value-type="float" office:value="-0.283289292279414">
            <text:p>-0.283</text:p>
          </table:table-cell>
          <table:table-cell table:number-columns-repeated="6"/>
          <table:table-cell table:formula="of:=([.A257]-[.T$2])/16384" office:value-type="float" office:value="0.277794471153846">
            <text:p>0.28</text:p>
          </table:table-cell>
          <table:table-cell table:formula="of:=IF(ABS(([.B257]-[.U$2])/16384) &gt; 0.1; ([.B257]-[.U$2])/16384; 0)" office:value-type="float" office:value="0">
            <text:p>0.00</text:p>
          </table:table-cell>
          <table:table-cell table:formula="of:=IF(ABS(([.C257]-[.V$2])/16384) &gt; 0.1; ([.C257]-[.V$2])/16384; 0)" office:value-type="float" office:value="0">
            <text:p>0.00</text:p>
          </table:table-cell>
          <table:table-cell/>
          <table:table-cell table:formula="of:=SQRT([.X257]*[.X257]+[.Y257]*[.Y257]+[.Z257]*[.Z257])" office:value-type="float" office:value="0.277794471153846">
            <text:p>0.2778</text:p>
          </table:table-cell>
        </table:table-row>
        <table:table-row table:style-name="ro1">
          <table:table-cell office:value-type="float" office:value="14812">
            <text:p>14812</text:p>
          </table:table-cell>
          <table:table-cell office:value-type="float" office:value="-1404">
            <text:p>-1404</text:p>
          </table:table-cell>
          <table:table-cell office:value-type="float" office:value="-5916">
            <text:p>-5916</text:p>
          </table:table-cell>
          <table:table-cell office:value-type="float" office:value="26.27">
            <text:p>26.27</text:p>
          </table:table-cell>
          <table:table-cell office:value-type="float" office:value="3856">
            <text:p>3856</text:p>
          </table:table-cell>
          <table:table-cell office:value-type="float" office:value="3463">
            <text:p>3463</text:p>
          </table:table-cell>
          <table:table-cell office:value-type="string">
            <text:p>-1315<text:tab/><text:tab/><text:tab/><text:tab/></text:p>
          </table:table-cell>
          <table:table-cell table:number-columns-repeated="2"/>
          <table:table-cell table:formula="of:=IF(ABS(([.C258]-[.$I$2])/16384) &gt; 0.1; ([.C258]-[.$I$2])/16384; 0)" office:value-type="float" office:value="-0.166200295472756">
            <text:p>-0.17</text:p>
          </table:table-cell>
          <table:table-cell table:formula="of:=[.K257]+[.J258]" office:value-type="float" office:value="-12.495849609375">
            <text:p>-12.50</text:p>
          </table:table-cell>
          <table:table-cell table:number-columns-repeated="2"/>
          <table:table-cell table:formula="of:=([.C258]-[.$M$2])/16384" office:value-type="float" office:value="-0.166200295472756">
            <text:p>-0.17</text:p>
          </table:table-cell>
          <table:table-cell table:formula="of:=AVERAGE([.N241:.N257])" office:value-type="float" office:value="-0.047188921391874">
            <text:p>-0.05</text:p>
          </table:table-cell>
          <table:table-cell table:formula="of:=[.N258]-[.O258]" office:value-type="float" office:value="-0.119011374080882">
            <text:p>-0.119</text:p>
          </table:table-cell>
          <table:table-cell table:formula="of:=[.Q257]+[.P258]" office:value-type="float" office:value="-0.402300666360297">
            <text:p>-0.402</text:p>
          </table:table-cell>
          <table:table-cell table:number-columns-repeated="6"/>
          <table:table-cell table:formula="of:=([.A258]-[.T$2])/16384" office:value-type="float" office:value="-0.0915902944711539">
            <text:p>-0.09</text:p>
          </table:table-cell>
          <table:table-cell table:formula="of:=IF(ABS(([.B258]-[.U$2])/16384) &gt; 0.1; ([.B258]-[.U$2])/16384; 0)" office:value-type="float" office:value="0">
            <text:p>0.00</text:p>
          </table:table-cell>
          <table:table-cell table:formula="of:=IF(ABS(([.C258]-[.V$2])/16384) &gt; 0.1; ([.C258]-[.V$2])/16384; 0)" office:value-type="float" office:value="-0.166200295472756">
            <text:p>-0.17</text:p>
          </table:table-cell>
          <table:table-cell/>
          <table:table-cell table:formula="of:=SQRT([.X258]*[.X258]+[.Y258]*[.Y258]+[.Z258]*[.Z258])" office:value-type="float" office:value="0.189766488760646">
            <text:p>0.1898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004">
            <text:p>-1004</text:p>
          </table:table-cell>
          <table:table-cell office:value-type="float" office:value="-6304">
            <text:p>-6304</text:p>
          </table:table-cell>
          <table:table-cell office:value-type="float" office:value="26.32">
            <text:p>26.32</text:p>
          </table:table-cell>
          <table:table-cell office:value-type="float" office:value="3886">
            <text:p>3886</text:p>
          </table:table-cell>
          <table:table-cell office:value-type="float" office:value="2002">
            <text:p>2002</text:p>
          </table:table-cell>
          <table:table-cell office:value-type="string">
            <text:p>523<text:tab/><text:tab/><text:tab/><text:tab/></text:p>
          </table:table-cell>
          <table:table-cell table:number-columns-repeated="2"/>
          <table:table-cell table:formula="of:=IF(ABS(([.C259]-[.$I$2])/16384) &gt; 0.1; ([.C259]-[.$I$2])/16384; 0)" office:value-type="float" office:value="-0.189881936097756">
            <text:p>-0.19</text:p>
          </table:table-cell>
          <table:table-cell table:formula="of:=[.K258]+[.J259]" office:value-type="float" office:value="-12.6857315454728">
            <text:p>-12.69</text:p>
          </table:table-cell>
          <table:table-cell table:number-columns-repeated="2"/>
          <table:table-cell table:formula="of:=([.C259]-[.$M$2])/16384" office:value-type="float" office:value="-0.189881936097756">
            <text:p>-0.19</text:p>
          </table:table-cell>
          <table:table-cell table:formula="of:=AVERAGE([.N242:.N258])" office:value-type="float" office:value="-0.0573279379359917">
            <text:p>-0.06</text:p>
          </table:table-cell>
          <table:table-cell table:formula="of:=[.N259]-[.O259]" office:value-type="float" office:value="-0.132553998161765">
            <text:p>-0.133</text:p>
          </table:table-cell>
          <table:table-cell table:formula="of:=[.Q258]+[.P259]" office:value-type="float" office:value="-0.534854664522062">
            <text:p>-0.535</text:p>
          </table:table-cell>
          <table:table-cell table:number-columns-repeated="6"/>
          <table:table-cell table:formula="of:=([.A259]-[.T$2])/16384" office:value-type="float" office:value="-0.0303109975961539">
            <text:p>-0.03</text:p>
          </table:table-cell>
          <table:table-cell table:formula="of:=IF(ABS(([.B259]-[.U$2])/16384) &gt; 0.1; ([.B259]-[.U$2])/16384; 0)" office:value-type="float" office:value="0">
            <text:p>0.00</text:p>
          </table:table-cell>
          <table:table-cell table:formula="of:=IF(ABS(([.C259]-[.V$2])/16384) &gt; 0.1; ([.C259]-[.V$2])/16384; 0)" office:value-type="float" office:value="-0.189881936097756">
            <text:p>-0.19</text:p>
          </table:table-cell>
          <table:table-cell/>
          <table:table-cell table:formula="of:=SQRT([.X259]*[.X259]+[.Y259]*[.Y259]+[.Z259]*[.Z259])" office:value-type="float" office:value="0.192286001132445">
            <text:p>0.1923</text:p>
          </table:table-cell>
        </table:table-row>
        <table:table-row table:style-name="ro1">
          <table:table-cell office:value-type="float" office:value="14032">
            <text:p>14032</text:p>
          </table:table-cell>
          <table:table-cell office:value-type="float" office:value="-2140">
            <text:p>-2140</text:p>
          </table:table-cell>
          <table:table-cell office:value-type="float" office:value="-3992">
            <text:p>-3992</text:p>
          </table:table-cell>
          <table:table-cell office:value-type="float" office:value="26.27">
            <text:p>26.27</text:p>
          </table:table-cell>
          <table:table-cell office:value-type="float" office:value="6150">
            <text:p>6150</text:p>
          </table:table-cell>
          <table:table-cell office:value-type="float" office:value="11">
            <text:p>11</text:p>
          </table:table-cell>
          <table:table-cell office:value-type="string">
            <text:p>-67<text:tab/><text:tab/><text:tab/><text:tab/></text:p>
          </table:table-cell>
          <table:table-cell table:number-columns-repeated="2"/>
          <table:table-cell table:formula="of:=IF(ABS(([.C260]-[.$I$2])/16384) &gt; 0.1; ([.C260]-[.$I$2])/16384; 0)" office:value-type="float" office:value="0">
            <text:p>0.00</text:p>
          </table:table-cell>
          <table:table-cell table:formula="of:=[.K259]+[.J260]" office:value-type="float" office:value="-12.6857315454728">
            <text:p>-12.69</text:p>
          </table:table-cell>
          <table:table-cell table:number-columns-repeated="2"/>
          <table:table-cell table:formula="of:=([.C260]-[.$M$2])/16384" office:value-type="float" office:value="-0.0487686548477564">
            <text:p>-0.05</text:p>
          </table:table-cell>
          <table:table-cell table:formula="of:=AVERAGE([.N243:.N259])" office:value-type="float" office:value="-0.0684147945536387">
            <text:p>-0.07</text:p>
          </table:table-cell>
          <table:table-cell table:formula="of:=[.N260]-[.O260]" office:value-type="float" office:value="0.0196461397058823">
            <text:p>0.020</text:p>
          </table:table-cell>
          <table:table-cell table:formula="of:=[.Q259]+[.P260]" office:value-type="float" office:value="-0.515208524816179">
            <text:p>-0.515</text:p>
          </table:table-cell>
          <table:table-cell table:number-columns-repeated="6"/>
          <table:table-cell table:formula="of:=([.A260]-[.T$2])/16384" office:value-type="float" office:value="-0.139197716346154">
            <text:p>-0.14</text:p>
          </table:table-cell>
          <table:table-cell table:formula="of:=IF(ABS(([.B260]-[.U$2])/16384) &gt; 0.1; ([.B260]-[.U$2])/16384; 0)" office:value-type="float" office:value="0">
            <text:p>0.00</text:p>
          </table:table-cell>
          <table:table-cell table:formula="of:=IF(ABS(([.C260]-[.V$2])/16384) &gt; 0.1; ([.C260]-[.V$2])/16384; 0)" office:value-type="float" office:value="0">
            <text:p>0.00</text:p>
          </table:table-cell>
          <table:table-cell/>
          <table:table-cell table:formula="of:=SQRT([.X260]*[.X260]+[.Y260]*[.Y260]+[.Z260]*[.Z260])" office:value-type="float" office:value="0.139197716346154">
            <text:p>0.1392</text:p>
          </table:table-cell>
        </table:table-row>
        <table:table-row table:style-name="ro1">
          <table:table-cell office:value-type="float" office:value="14972">
            <text:p>14972</text:p>
          </table:table-cell>
          <table:table-cell office:value-type="float" office:value="-2092">
            <text:p>-2092</text:p>
          </table:table-cell>
          <table:table-cell office:value-type="float" office:value="-4592">
            <text:p>-4592</text:p>
          </table:table-cell>
          <table:table-cell office:value-type="float" office:value="26.37">
            <text:p>26.37</text:p>
          </table:table-cell>
          <table:table-cell office:value-type="float" office:value="10334">
            <text:p>10334</text:p>
          </table:table-cell>
          <table:table-cell office:value-type="float" office:value="-3417">
            <text:p>-3417</text:p>
          </table:table-cell>
          <table:table-cell office:value-type="string">
            <text:p>-1403<text:tab/><text:tab/><text:tab/><text:tab/></text:p>
          </table:table-cell>
          <table:table-cell table:number-columns-repeated="2"/>
          <table:table-cell table:formula="of:=IF(ABS(([.C261]-[.$I$2])/16384) &gt; 0.1; ([.C261]-[.$I$2])/16384; 0)" office:value-type="float" office:value="0">
            <text:p>0.00</text:p>
          </table:table-cell>
          <table:table-cell table:formula="of:=[.K260]+[.J261]" office:value-type="float" office:value="-12.6857315454728">
            <text:p>-12.69</text:p>
          </table:table-cell>
          <table:table-cell table:number-columns-repeated="2"/>
          <table:table-cell table:formula="of:=([.C261]-[.$M$2])/16384" office:value-type="float" office:value="-0.0853897485977564">
            <text:p>-0.09</text:p>
          </table:table-cell>
          <table:table-cell table:formula="of:=AVERAGE([.N244:.N260])" office:value-type="float" office:value="-0.0729242155095211">
            <text:p>-0.07</text:p>
          </table:table-cell>
          <table:table-cell table:formula="of:=[.N261]-[.O261]" office:value-type="float" office:value="-0.0124655330882353">
            <text:p>-0.012</text:p>
          </table:table-cell>
          <table:table-cell table:formula="of:=[.Q260]+[.P261]" office:value-type="float" office:value="-0.527674057904414">
            <text:p>-0.528</text:p>
          </table:table-cell>
          <table:table-cell table:number-columns-repeated="6"/>
          <table:table-cell table:formula="of:=([.A261]-[.T$2])/16384" office:value-type="float" office:value="-0.0818246694711539">
            <text:p>-0.08</text:p>
          </table:table-cell>
          <table:table-cell table:formula="of:=IF(ABS(([.B261]-[.U$2])/16384) &gt; 0.1; ([.B261]-[.U$2])/16384; 0)" office:value-type="float" office:value="0">
            <text:p>0.00</text:p>
          </table:table-cell>
          <table:table-cell table:formula="of:=IF(ABS(([.C261]-[.V$2])/16384) &gt; 0.1; ([.C261]-[.V$2])/16384; 0)" office:value-type="float" office:value="0">
            <text:p>0.00</text:p>
          </table:table-cell>
          <table:table-cell/>
          <table:table-cell table:formula="of:=SQRT([.X261]*[.X261]+[.Y261]*[.Y261]+[.Z261]*[.Z261])" office:value-type="float" office:value="0.0818246694711539">
            <text:p>0.0818</text:p>
          </table:table-cell>
        </table:table-row>
        <table:table-row table:style-name="ro1">
          <table:table-cell office:value-type="float" office:value="15380">
            <text:p>15380</text:p>
          </table:table-cell>
          <table:table-cell office:value-type="float" office:value="-812">
            <text:p>-812</text:p>
          </table:table-cell>
          <table:table-cell office:value-type="float" office:value="-4084">
            <text:p>-4084</text:p>
          </table:table-cell>
          <table:table-cell office:value-type="float" office:value="26.32">
            <text:p>26.32</text:p>
          </table:table-cell>
          <table:table-cell office:value-type="float" office:value="12554">
            <text:p>12554</text:p>
          </table:table-cell>
          <table:table-cell office:value-type="float" office:value="-1814">
            <text:p>-1814</text:p>
          </table:table-cell>
          <table:table-cell office:value-type="string">
            <text:p>-2241<text:tab/><text:tab/><text:tab/><text:tab/></text:p>
          </table:table-cell>
          <table:table-cell table:number-columns-repeated="2"/>
          <table:table-cell table:formula="of:=IF(ABS(([.C262]-[.$I$2])/16384) &gt; 0.1; ([.C262]-[.$I$2])/16384; 0)" office:value-type="float" office:value="0">
            <text:p>0.00</text:p>
          </table:table-cell>
          <table:table-cell table:formula="of:=[.K261]+[.J262]" office:value-type="float" office:value="-12.6857315454728">
            <text:p>-12.69</text:p>
          </table:table-cell>
          <table:table-cell table:number-columns-repeated="2"/>
          <table:table-cell table:formula="of:=([.C262]-[.$M$2])/16384" office:value-type="float" office:value="-0.0543838892227564">
            <text:p>-0.05</text:p>
          </table:table-cell>
          <table:table-cell table:formula="of:=AVERAGE([.N245:.N261])" office:value-type="float" office:value="-0.0759257090756976">
            <text:p>-0.08</text:p>
          </table:table-cell>
          <table:table-cell table:formula="of:=[.N262]-[.O262]" office:value-type="float" office:value="0.0215418198529412">
            <text:p>0.022</text:p>
          </table:table-cell>
          <table:table-cell table:formula="of:=[.Q261]+[.P262]" office:value-type="float" office:value="-0.506132238051473">
            <text:p>-0.506</text:p>
          </table:table-cell>
          <table:table-cell table:number-columns-repeated="6"/>
          <table:table-cell table:formula="of:=([.A262]-[.T$2])/16384" office:value-type="float" office:value="-0.0569223257211539">
            <text:p>-0.06</text:p>
          </table:table-cell>
          <table:table-cell table:formula="of:=IF(ABS(([.B262]-[.U$2])/16384) &gt; 0.1; ([.B262]-[.U$2])/16384; 0)" office:value-type="float" office:value="0">
            <text:p>0.00</text:p>
          </table:table-cell>
          <table:table-cell table:formula="of:=IF(ABS(([.C262]-[.V$2])/16384) &gt; 0.1; ([.C262]-[.V$2])/16384; 0)" office:value-type="float" office:value="0">
            <text:p>0.00</text:p>
          </table:table-cell>
          <table:table-cell/>
          <table:table-cell table:formula="of:=SQRT([.X262]*[.X262]+[.Y262]*[.Y262]+[.Z262]*[.Z262])" office:value-type="float" office:value="0.0569223257211539">
            <text:p>0.0569</text:p>
          </table:table-cell>
        </table:table-row>
        <table:table-row table:style-name="ro1">
          <table:table-cell office:value-type="float" office:value="16076">
            <text:p>16076</text:p>
          </table:table-cell>
          <table:table-cell office:value-type="float" office:value="-1280">
            <text:p>-1280</text:p>
          </table:table-cell>
          <table:table-cell office:value-type="float" office:value="-3928">
            <text:p>-3928</text:p>
          </table:table-cell>
          <table:table-cell office:value-type="float" office:value="26.27">
            <text:p>26.27</text:p>
          </table:table-cell>
          <table:table-cell office:value-type="float" office:value="14076">
            <text:p>14076</text:p>
          </table:table-cell>
          <table:table-cell office:value-type="float" office:value="-2114">
            <text:p>-2114</text:p>
          </table:table-cell>
          <table:table-cell office:value-type="string">
            <text:p>-1920<text:tab/><text:tab/><text:tab/><text:tab/></text:p>
          </table:table-cell>
          <table:table-cell table:number-columns-repeated="2"/>
          <table:table-cell table:formula="of:=IF(ABS(([.C263]-[.$I$2])/16384) &gt; 0.1; ([.C263]-[.$I$2])/16384; 0)" office:value-type="float" office:value="0">
            <text:p>0.00</text:p>
          </table:table-cell>
          <table:table-cell table:formula="of:=[.K262]+[.J263]" office:value-type="float" office:value="-12.6857315454728">
            <text:p>-12.69</text:p>
          </table:table-cell>
          <table:table-cell table:number-columns-repeated="2"/>
          <table:table-cell table:formula="of:=([.C263]-[.$M$2])/16384" office:value-type="float" office:value="-0.0448624048477564">
            <text:p>-0.04</text:p>
          </table:table-cell>
          <table:table-cell table:formula="of:=AVERAGE([.N246:.N262])" office:value-type="float" office:value="-0.0669355895904035">
            <text:p>-0.07</text:p>
          </table:table-cell>
          <table:table-cell table:formula="of:=[.N263]-[.O263]" office:value-type="float" office:value="0.0220731847426471">
            <text:p>0.022</text:p>
          </table:table-cell>
          <table:table-cell table:formula="of:=[.Q262]+[.P263]" office:value-type="float" office:value="-0.484059053308826">
            <text:p>-0.484</text:p>
          </table:table-cell>
          <table:table-cell table:number-columns-repeated="6"/>
          <table:table-cell table:formula="of:=([.A263]-[.T$2])/16384" office:value-type="float" office:value="-0.0144418569711539">
            <text:p>-0.01</text:p>
          </table:table-cell>
          <table:table-cell table:formula="of:=IF(ABS(([.B263]-[.U$2])/16384) &gt; 0.1; ([.B263]-[.U$2])/16384; 0)" office:value-type="float" office:value="0">
            <text:p>0.00</text:p>
          </table:table-cell>
          <table:table-cell table:formula="of:=IF(ABS(([.C263]-[.V$2])/16384) &gt; 0.1; ([.C263]-[.V$2])/16384; 0)" office:value-type="float" office:value="0">
            <text:p>0.00</text:p>
          </table:table-cell>
          <table:table-cell/>
          <table:table-cell table:formula="of:=SQRT([.X263]*[.X263]+[.Y263]*[.Y263]+[.Z263]*[.Z263])" office:value-type="float" office:value="0.0144418569711539">
            <text:p>0.0144</text:p>
          </table:table-cell>
        </table:table-row>
        <table:table-row table:style-name="ro1">
          <table:table-cell office:value-type="float" office:value="17796">
            <text:p>17796</text:p>
          </table:table-cell>
          <table:table-cell office:value-type="float" office:value="-176">
            <text:p>-176</text:p>
          </table:table-cell>
          <table:table-cell office:value-type="float" office:value="-4256">
            <text:p>-4256</text:p>
          </table:table-cell>
          <table:table-cell office:value-type="float" office:value="26.32">
            <text:p>26.32</text:p>
          </table:table-cell>
          <table:table-cell office:value-type="float" office:value="14329">
            <text:p>14329</text:p>
          </table:table-cell>
          <table:table-cell office:value-type="float" office:value="-2130">
            <text:p>-2130</text:p>
          </table:table-cell>
          <table:table-cell office:value-type="string">
            <text:p>-3102<text:tab/><text:tab/><text:tab/><text:tab/></text:p>
          </table:table-cell>
          <table:table-cell table:number-columns-repeated="2"/>
          <table:table-cell table:formula="of:=IF(ABS(([.C264]-[.$I$2])/16384) &gt; 0.1; ([.C264]-[.$I$2])/16384; 0)" office:value-type="float" office:value="0">
            <text:p>0.00</text:p>
          </table:table-cell>
          <table:table-cell table:formula="of:=[.K263]+[.J264]" office:value-type="float" office:value="-12.6857315454728">
            <text:p>-12.69</text:p>
          </table:table-cell>
          <table:table-cell table:number-columns-repeated="2"/>
          <table:table-cell table:formula="of:=([.C264]-[.$M$2])/16384" office:value-type="float" office:value="-0.0648819360977564">
            <text:p>-0.06</text:p>
          </table:table-cell>
          <table:table-cell table:formula="of:=AVERAGE([.N247:.N263])" office:value-type="float" office:value="-0.0575002724948152">
            <text:p>-0.06</text:p>
          </table:table-cell>
          <table:table-cell table:formula="of:=[.N264]-[.O264]" office:value-type="float" office:value="-0.0073816636029412">
            <text:p>-0.007</text:p>
          </table:table-cell>
          <table:table-cell table:formula="of:=[.Q263]+[.P264]" office:value-type="float" office:value="-0.491440716911767">
            <text:p>-0.491</text:p>
          </table:table-cell>
          <table:table-cell table:number-columns-repeated="6"/>
          <table:table-cell table:formula="of:=([.A264]-[.T$2])/16384" office:value-type="float" office:value="0.0905386117788462">
            <text:p>0.09</text:p>
          </table:table-cell>
          <table:table-cell table:formula="of:=IF(ABS(([.B264]-[.U$2])/16384) &gt; 0.1; ([.B264]-[.U$2])/16384; 0)" office:value-type="float" office:value="0">
            <text:p>0.00</text:p>
          </table:table-cell>
          <table:table-cell table:formula="of:=IF(ABS(([.C264]-[.V$2])/16384) &gt; 0.1; ([.C264]-[.V$2])/16384; 0)" office:value-type="float" office:value="0">
            <text:p>0.00</text:p>
          </table:table-cell>
          <table:table-cell/>
          <table:table-cell table:formula="of:=SQRT([.X264]*[.X264]+[.Y264]*[.Y264]+[.Z264]*[.Z264])" office:value-type="float" office:value="0.0905386117788462">
            <text:p>0.0905</text:p>
          </table:table-cell>
        </table:table-row>
        <table:table-row table:style-name="ro1">
          <table:table-cell office:value-type="float" office:value="16752">
            <text:p>16752</text:p>
          </table:table-cell>
          <table:table-cell office:value-type="float" office:value="-800">
            <text:p>-800</text:p>
          </table:table-cell>
          <table:table-cell office:value-type="float" office:value="-5096">
            <text:p>-5096</text:p>
          </table:table-cell>
          <table:table-cell office:value-type="float" office:value="26.27">
            <text:p>26.27</text:p>
          </table:table-cell>
          <table:table-cell office:value-type="float" office:value="13162">
            <text:p>13162</text:p>
          </table:table-cell>
          <table:table-cell office:value-type="float" office:value="-2191">
            <text:p>-2191</text:p>
          </table:table-cell>
          <table:table-cell office:value-type="string">
            <text:p>-3712<text:tab/><text:tab/><text:tab/><text:tab/></text:p>
          </table:table-cell>
          <table:table-cell table:number-columns-repeated="2"/>
          <table:table-cell table:formula="of:=IF(ABS(([.C265]-[.$I$2])/16384) &gt; 0.1; ([.C265]-[.$I$2])/16384; 0)" office:value-type="float" office:value="-0.116151467347756">
            <text:p>-0.12</text:p>
          </table:table-cell>
          <table:table-cell table:formula="of:=[.K264]+[.J265]" office:value-type="float" office:value="-12.8018830128205">
            <text:p>-12.80</text:p>
          </table:table-cell>
          <table:table-cell table:number-columns-repeated="2"/>
          <table:table-cell table:formula="of:=([.C265]-[.$M$2])/16384" office:value-type="float" office:value="-0.116151467347756">
            <text:p>-0.12</text:p>
          </table:table-cell>
          <table:table-cell table:formula="of:=AVERAGE([.N248:.N264])" office:value-type="float" office:value="-0.0612772715756976">
            <text:p>-0.06</text:p>
          </table:table-cell>
          <table:table-cell table:formula="of:=[.N265]-[.O265]" office:value-type="float" office:value="-0.0548741957720588">
            <text:p>-0.055</text:p>
          </table:table-cell>
          <table:table-cell table:formula="of:=[.Q264]+[.P265]" office:value-type="float" office:value="-0.546314912683826">
            <text:p>-0.546</text:p>
          </table:table-cell>
          <table:table-cell table:number-columns-repeated="6"/>
          <table:table-cell table:formula="of:=([.A265]-[.T$2])/16384" office:value-type="float" office:value="0.0268179086538461">
            <text:p>0.03</text:p>
          </table:table-cell>
          <table:table-cell table:formula="of:=IF(ABS(([.B265]-[.U$2])/16384) &gt; 0.1; ([.B265]-[.U$2])/16384; 0)" office:value-type="float" office:value="0">
            <text:p>0.00</text:p>
          </table:table-cell>
          <table:table-cell table:formula="of:=IF(ABS(([.C265]-[.V$2])/16384) &gt; 0.1; ([.C265]-[.V$2])/16384; 0)" office:value-type="float" office:value="-0.116151467347756">
            <text:p>-0.12</text:p>
          </table:table-cell>
          <table:table-cell/>
          <table:table-cell table:formula="of:=SQRT([.X265]*[.X265]+[.Y265]*[.Y265]+[.Z265]*[.Z265])" office:value-type="float" office:value="0.119207229611307">
            <text:p>0.1192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6384">
            <text:p>-6384</text:p>
          </table:table-cell>
          <table:table-cell office:value-type="float" office:value="-6276">
            <text:p>-6276</text:p>
          </table:table-cell>
          <table:table-cell office:value-type="float" office:value="26.27">
            <text:p>26.27</text:p>
          </table:table-cell>
          <table:table-cell office:value-type="float" office:value="10318">
            <text:p>10318</text:p>
          </table:table-cell>
          <table:table-cell office:value-type="float" office:value="-2618">
            <text:p>-2618</text:p>
          </table:table-cell>
          <table:table-cell office:value-type="string">
            <text:p>-3795<text:tab/><text:tab/><text:tab/><text:tab/></text:p>
          </table:table-cell>
          <table:table-cell table:number-columns-repeated="2"/>
          <table:table-cell table:formula="of:=IF(ABS(([.C266]-[.$I$2])/16384) &gt; 0.1; ([.C266]-[.$I$2])/16384; 0)" office:value-type="float" office:value="-0.188172951722756">
            <text:p>-0.19</text:p>
          </table:table-cell>
          <table:table-cell table:formula="of:=[.K265]+[.J266]" office:value-type="float" office:value="-12.9900559645433">
            <text:p>-12.99</text:p>
          </table:table-cell>
          <table:table-cell table:number-columns-repeated="2"/>
          <table:table-cell table:formula="of:=([.C266]-[.$M$2])/16384" office:value-type="float" office:value="-0.188172951722756">
            <text:p>-0.19</text:p>
          </table:table-cell>
          <table:table-cell table:formula="of:=AVERAGE([.N249:.N265])" office:value-type="float" office:value="-0.072967299149227">
            <text:p>-0.07</text:p>
          </table:table-cell>
          <table:table-cell table:formula="of:=[.N266]-[.O266]" office:value-type="float" office:value="-0.115205652573529">
            <text:p>-0.115</text:p>
          </table:table-cell>
          <table:table-cell table:formula="of:=[.Q265]+[.P266]" office:value-type="float" office:value="-0.661520565257356">
            <text:p>-0.662</text:p>
          </table:table-cell>
          <table:table-cell table:number-columns-repeated="6"/>
          <table:table-cell table:formula="of:=([.A266]-[.T$2])/16384" office:value-type="float" office:value="-0.00467623197115386">
            <text:p>0.00</text:p>
          </table:table-cell>
          <table:table-cell table:formula="of:=IF(ABS(([.B266]-[.U$2])/16384) &gt; 0.1; ([.B266]-[.U$2])/16384; 0)" office:value-type="float" office:value="-0.29276842948718">
            <text:p>-0.29</text:p>
          </table:table-cell>
          <table:table-cell table:formula="of:=IF(ABS(([.C266]-[.V$2])/16384) &gt; 0.1; ([.C266]-[.V$2])/16384; 0)" office:value-type="float" office:value="-0.188172951722756">
            <text:p>-0.19</text:p>
          </table:table-cell>
          <table:table-cell/>
          <table:table-cell table:formula="of:=SQRT([.X266]*[.X266]+[.Y266]*[.Y266]+[.Z266]*[.Z266])" office:value-type="float" office:value="0.348057869053254">
            <text:p>0.3481</text:p>
          </table:table-cell>
        </table:table-row>
        <table:table-row table:style-name="ro1">
          <table:table-cell office:value-type="float" office:value="15736">
            <text:p>15736</text:p>
          </table:table-cell>
          <table:table-cell office:value-type="float" office:value="-1820">
            <text:p>-1820</text:p>
          </table:table-cell>
          <table:table-cell office:value-type="float" office:value="-4752">
            <text:p>-4752</text:p>
          </table:table-cell>
          <table:table-cell office:value-type="float" office:value="26.37">
            <text:p>26.37</text:p>
          </table:table-cell>
          <table:table-cell office:value-type="float" office:value="10054">
            <text:p>10054</text:p>
          </table:table-cell>
          <table:table-cell office:value-type="float" office:value="-1140">
            <text:p>-1140</text:p>
          </table:table-cell>
          <table:table-cell office:value-type="string">
            <text:p>-3643<text:tab/><text:tab/><text:tab/><text:tab/></text:p>
          </table:table-cell>
          <table:table-cell table:number-columns-repeated="2"/>
          <table:table-cell table:formula="of:=IF(ABS(([.C267]-[.$I$2])/16384) &gt; 0.1; ([.C267]-[.$I$2])/16384; 0)" office:value-type="float" office:value="0">
            <text:p>0.00</text:p>
          </table:table-cell>
          <table:table-cell table:formula="of:=[.K266]+[.J267]" office:value-type="float" office:value="-12.9900559645433">
            <text:p>-12.99</text:p>
          </table:table-cell>
          <table:table-cell table:number-columns-repeated="2"/>
          <table:table-cell table:formula="of:=([.C267]-[.$M$2])/16384" office:value-type="float" office:value="-0.0951553735977564">
            <text:p>-0.10</text:p>
          </table:table-cell>
          <table:table-cell table:formula="of:=AVERAGE([.N250:.N266])" office:value-type="float" office:value="-0.0859641971271682">
            <text:p>-0.09</text:p>
          </table:table-cell>
          <table:table-cell table:formula="of:=[.N267]-[.O267]" office:value-type="float" office:value="-0.00919117647058826">
            <text:p>-0.009</text:p>
          </table:table-cell>
          <table:table-cell table:formula="of:=[.Q266]+[.P267]" office:value-type="float" office:value="-0.670711741727944">
            <text:p>-0.671</text:p>
          </table:table-cell>
          <table:table-cell table:number-columns-repeated="6"/>
          <table:table-cell table:formula="of:=([.A267]-[.T$2])/16384" office:value-type="float" office:value="-0.0351938100961539">
            <text:p>-0.04</text:p>
          </table:table-cell>
          <table:table-cell table:formula="of:=IF(ABS(([.B267]-[.U$2])/16384) &gt; 0.1; ([.B267]-[.U$2])/16384; 0)" office:value-type="float" office:value="0">
            <text:p>0.00</text:p>
          </table:table-cell>
          <table:table-cell table:formula="of:=IF(ABS(([.C267]-[.V$2])/16384) &gt; 0.1; ([.C267]-[.V$2])/16384; 0)" office:value-type="float" office:value="0">
            <text:p>0.00</text:p>
          </table:table-cell>
          <table:table-cell/>
          <table:table-cell table:formula="of:=SQRT([.X267]*[.X267]+[.Y267]*[.Y267]+[.Z267]*[.Z267])" office:value-type="float" office:value="0.0351938100961539">
            <text:p>0.0352</text:p>
          </table:table-cell>
        </table:table-row>
        <table:table-row table:style-name="ro1">
          <table:table-cell office:value-type="float" office:value="14636">
            <text:p>14636</text:p>
          </table:table-cell>
          <table:table-cell office:value-type="float" office:value="-2924">
            <text:p>-2924</text:p>
          </table:table-cell>
          <table:table-cell office:value-type="float" office:value="-4592">
            <text:p>-4592</text:p>
          </table:table-cell>
          <table:table-cell office:value-type="float" office:value="26.22">
            <text:p>26.22</text:p>
          </table:table-cell>
          <table:table-cell office:value-type="float" office:value="6272">
            <text:p>6272</text:p>
          </table:table-cell>
          <table:table-cell office:value-type="float" office:value="331">
            <text:p>331</text:p>
          </table:table-cell>
          <table:table-cell office:value-type="string">
            <text:p>-1116<text:tab/><text:tab/><text:tab/><text:tab/></text:p>
          </table:table-cell>
          <table:table-cell table:number-columns-repeated="2"/>
          <table:table-cell table:formula="of:=IF(ABS(([.C268]-[.$I$2])/16384) &gt; 0.1; ([.C268]-[.$I$2])/16384; 0)" office:value-type="float" office:value="0">
            <text:p>0.00</text:p>
          </table:table-cell>
          <table:table-cell table:formula="of:=[.K267]+[.J268]" office:value-type="float" office:value="-12.9900559645433">
            <text:p>-12.99</text:p>
          </table:table-cell>
          <table:table-cell table:number-columns-repeated="2"/>
          <table:table-cell table:formula="of:=([.C268]-[.$M$2])/16384" office:value-type="float" office:value="-0.0853897485977564">
            <text:p>-0.09</text:p>
          </table:table-cell>
          <table:table-cell table:formula="of:=AVERAGE([.N251:.N267])" office:value-type="float" office:value="-0.089324721024227">
            <text:p>-0.09</text:p>
          </table:table-cell>
          <table:table-cell table:formula="of:=[.N268]-[.O268]" office:value-type="float" office:value="0.00393497242647058">
            <text:p>0.004</text:p>
          </table:table-cell>
          <table:table-cell table:formula="of:=[.Q267]+[.P268]" office:value-type="float" office:value="-0.666776769301473">
            <text:p>-0.667</text:p>
          </table:table-cell>
          <table:table-cell table:number-columns-repeated="6"/>
          <table:table-cell table:formula="of:=([.A268]-[.T$2])/16384" office:value-type="float" office:value="-0.102332481971154">
            <text:p>-0.10</text:p>
          </table:table-cell>
          <table:table-cell table:formula="of:=IF(ABS(([.B268]-[.U$2])/16384) &gt; 0.1; ([.B268]-[.U$2])/16384; 0)" office:value-type="float" office:value="0">
            <text:p>0.00</text:p>
          </table:table-cell>
          <table:table-cell table:formula="of:=IF(ABS(([.C268]-[.V$2])/16384) &gt; 0.1; ([.C268]-[.V$2])/16384; 0)" office:value-type="float" office:value="0">
            <text:p>0.00</text:p>
          </table:table-cell>
          <table:table-cell/>
          <table:table-cell table:formula="of:=SQRT([.X268]*[.X268]+[.Y268]*[.Y268]+[.Z268]*[.Z268])" office:value-type="float" office:value="0.102332481971154">
            <text:p>0.1023</text:p>
          </table:table-cell>
        </table:table-row>
        <table:table-row table:style-name="ro1">
          <table:table-cell office:value-type="float" office:value="14872">
            <text:p>14872</text:p>
          </table:table-cell>
          <table:table-cell office:value-type="float" office:value="-3328">
            <text:p>-3328</text:p>
          </table:table-cell>
          <table:table-cell office:value-type="float" office:value="-4608">
            <text:p>-4608</text:p>
          </table:table-cell>
          <table:table-cell office:value-type="float" office:value="26.27">
            <text:p>26.27</text:p>
          </table:table-cell>
          <table:table-cell office:value-type="float" office:value="2560">
            <text:p>2560</text:p>
          </table:table-cell>
          <table:table-cell office:value-type="float" office:value="1438">
            <text:p>1438</text:p>
          </table:table-cell>
          <table:table-cell office:value-type="string">
            <text:p>1017<text:tab/><text:tab/><text:tab/><text:tab/></text:p>
          </table:table-cell>
          <table:table-cell table:number-columns-repeated="2"/>
          <table:table-cell table:formula="of:=IF(ABS(([.C269]-[.$I$2])/16384) &gt; 0.1; ([.C269]-[.$I$2])/16384; 0)" office:value-type="float" office:value="0">
            <text:p>0.00</text:p>
          </table:table-cell>
          <table:table-cell table:formula="of:=[.K268]+[.J269]" office:value-type="float" office:value="-12.9900559645433">
            <text:p>-12.99</text:p>
          </table:table-cell>
          <table:table-cell table:number-columns-repeated="2"/>
          <table:table-cell table:formula="of:=([.C269]-[.$M$2])/16384" office:value-type="float" office:value="-0.0863663110977564">
            <text:p>-0.09</text:p>
          </table:table-cell>
          <table:table-cell table:formula="of:=AVERAGE([.N252:.N268])" office:value-type="float" office:value="-0.0789128414286387">
            <text:p>-0.08</text:p>
          </table:table-cell>
          <table:table-cell table:formula="of:=[.N269]-[.O269]" office:value-type="float" office:value="-0.00745346966911767">
            <text:p>-0.007</text:p>
          </table:table-cell>
          <table:table-cell table:formula="of:=[.Q268]+[.P269]" office:value-type="float" office:value="-0.674230238970591">
            <text:p>-0.674</text:p>
          </table:table-cell>
          <table:table-cell table:number-columns-repeated="6"/>
          <table:table-cell table:formula="of:=([.A269]-[.T$2])/16384" office:value-type="float" office:value="-0.0879281850961539">
            <text:p>-0.09</text:p>
          </table:table-cell>
          <table:table-cell table:formula="of:=IF(ABS(([.B269]-[.U$2])/16384) &gt; 0.1; ([.B269]-[.U$2])/16384; 0)" office:value-type="float" office:value="-0.106244991987179">
            <text:p>-0.11</text:p>
          </table:table-cell>
          <table:table-cell table:formula="of:=IF(ABS(([.C269]-[.V$2])/16384) &gt; 0.1; ([.C269]-[.V$2])/16384; 0)" office:value-type="float" office:value="0">
            <text:p>0.00</text:p>
          </table:table-cell>
          <table:table-cell/>
          <table:table-cell table:formula="of:=SQRT([.X269]*[.X269]+[.Y269]*[.Y269]+[.Z269]*[.Z269])" office:value-type="float" office:value="0.137910710449404">
            <text:p>0.1379</text:p>
          </table:table-cell>
        </table:table-row>
        <table:table-row table:style-name="ro1">
          <table:table-cell office:value-type="float" office:value="16324">
            <text:p>16324</text:p>
          </table:table-cell>
          <table:table-cell office:value-type="float" office:value="-1372">
            <text:p>-1372</text:p>
          </table:table-cell>
          <table:table-cell office:value-type="float" office:value="-4112">
            <text:p>-4112</text:p>
          </table:table-cell>
          <table:table-cell office:value-type="float" office:value="26.37">
            <text:p>26.37</text:p>
          </table:table-cell>
          <table:table-cell office:value-type="float" office:value="1439">
            <text:p>1439</text:p>
          </table:table-cell>
          <table:table-cell office:value-type="float" office:value="-202">
            <text:p>-202</text:p>
          </table:table-cell>
          <table:table-cell office:value-type="string">
            <text:p>1013<text:tab/><text:tab/><text:tab/><text:tab/></text:p>
          </table:table-cell>
          <table:table-cell table:number-columns-repeated="2"/>
          <table:table-cell table:formula="of:=IF(ABS(([.C270]-[.$I$2])/16384) &gt; 0.1; ([.C270]-[.$I$2])/16384; 0)" office:value-type="float" office:value="0">
            <text:p>0.00</text:p>
          </table:table-cell>
          <table:table-cell table:formula="of:=[.K269]+[.J270]" office:value-type="float" office:value="-12.9900559645433">
            <text:p>-12.99</text:p>
          </table:table-cell>
          <table:table-cell table:number-columns-repeated="2"/>
          <table:table-cell table:formula="of:=([.C270]-[.$M$2])/16384" office:value-type="float" office:value="-0.0560928735977564">
            <text:p>-0.06</text:p>
          </table:table-cell>
          <table:table-cell table:formula="of:=AVERAGE([.N253:.N269])" office:value-type="float" office:value="-0.0747193671639329">
            <text:p>-0.07</text:p>
          </table:table-cell>
          <table:table-cell table:formula="of:=[.N270]-[.O270]" office:value-type="float" office:value="0.0186264935661765">
            <text:p>0.019</text:p>
          </table:table-cell>
          <table:table-cell table:formula="of:=[.Q269]+[.P270]" office:value-type="float" office:value="-0.655603745404415">
            <text:p>-0.656</text:p>
          </table:table-cell>
          <table:table-cell table:number-columns-repeated="6"/>
          <table:table-cell table:formula="of:=([.A270]-[.T$2])/16384" office:value-type="float" office:value="0.000694861778846145">
            <text:p>0.00</text:p>
          </table:table-cell>
          <table:table-cell table:formula="of:=IF(ABS(([.B270]-[.U$2])/16384) &gt; 0.1; ([.B270]-[.U$2])/16384; 0)" office:value-type="float" office:value="0">
            <text:p>0.00</text:p>
          </table:table-cell>
          <table:table-cell table:formula="of:=IF(ABS(([.C270]-[.V$2])/16384) &gt; 0.1; ([.C270]-[.V$2])/16384; 0)" office:value-type="float" office:value="0">
            <text:p>0.00</text:p>
          </table:table-cell>
          <table:table-cell/>
          <table:table-cell table:formula="of:=SQRT([.X270]*[.X270]+[.Y270]*[.Y270]+[.Z270]*[.Z270])" office:value-type="float" office:value="0.000694861778846145">
            <text:p>0.0007</text:p>
          </table:table-cell>
        </table:table-row>
        <table:table-row table:style-name="ro1">
          <table:table-cell office:value-type="float" office:value="14792">
            <text:p>14792</text:p>
          </table:table-cell>
          <table:table-cell office:value-type="float" office:value="-1744">
            <text:p>-1744</text:p>
          </table:table-cell>
          <table:table-cell office:value-type="float" office:value="-3664">
            <text:p>-3664</text:p>
          </table:table-cell>
          <table:table-cell office:value-type="float" office:value="26.32">
            <text:p>26.32</text:p>
          </table:table-cell>
          <table:table-cell office:value-type="float" office:value="545">
            <text:p>545</text:p>
          </table:table-cell>
          <table:table-cell office:value-type="float" office:value="1336">
            <text:p>1336</text:p>
          </table:table-cell>
          <table:table-cell office:value-type="string">
            <text:p>-515<text:tab/><text:tab/><text:tab/><text:tab/></text:p>
          </table:table-cell>
          <table:table-cell table:number-columns-repeated="2"/>
          <table:table-cell table:formula="of:=IF(ABS(([.C271]-[.$I$2])/16384) &gt; 0.1; ([.C271]-[.$I$2])/16384; 0)" office:value-type="float" office:value="0">
            <text:p>0.00</text:p>
          </table:table-cell>
          <table:table-cell table:formula="of:=[.K270]+[.J271]" office:value-type="float" office:value="-12.9900559645433">
            <text:p>-12.99</text:p>
          </table:table-cell>
          <table:table-cell table:number-columns-repeated="2"/>
          <table:table-cell table:formula="of:=([.C271]-[.$M$2])/16384" office:value-type="float" office:value="-0.0287491235977564">
            <text:p>-0.03</text:p>
          </table:table-cell>
          <table:table-cell table:formula="of:=AVERAGE([.N254:.N270])" office:value-type="float" office:value="-0.0712152311345211">
            <text:p>-0.07</text:p>
          </table:table-cell>
          <table:table-cell table:formula="of:=[.N271]-[.O271]" office:value-type="float" office:value="0.0424661075367647">
            <text:p>0.042</text:p>
          </table:table-cell>
          <table:table-cell table:formula="of:=[.Q270]+[.P271]" office:value-type="float" office:value="-0.61313763786765">
            <text:p>-0.613</text:p>
          </table:table-cell>
          <table:table-cell table:number-columns-repeated="6"/>
          <table:table-cell table:formula="of:=([.A271]-[.T$2])/16384" office:value-type="float" office:value="-0.0928109975961539">
            <text:p>-0.09</text:p>
          </table:table-cell>
          <table:table-cell table:formula="of:=IF(ABS(([.B271]-[.U$2])/16384) &gt; 0.1; ([.B271]-[.U$2])/16384; 0)" office:value-type="float" office:value="0">
            <text:p>0.00</text:p>
          </table:table-cell>
          <table:table-cell table:formula="of:=IF(ABS(([.C271]-[.V$2])/16384) &gt; 0.1; ([.C271]-[.V$2])/16384; 0)" office:value-type="float" office:value="0">
            <text:p>0.00</text:p>
          </table:table-cell>
          <table:table-cell/>
          <table:table-cell table:formula="of:=SQRT([.X271]*[.X271]+[.Y271]*[.Y271]+[.Z271]*[.Z271])" office:value-type="float" office:value="0.0928109975961539">
            <text:p>0.0928</text:p>
          </table:table-cell>
        </table:table-row>
        <table:table-row table:style-name="ro1">
          <table:table-cell office:value-type="float" office:value="16476">
            <text:p>16476</text:p>
          </table:table-cell>
          <table:table-cell office:value-type="float" office:value="-2820">
            <text:p>-2820</text:p>
          </table:table-cell>
          <table:table-cell office:value-type="float" office:value="-5076">
            <text:p>-5076</text:p>
          </table:table-cell>
          <table:table-cell office:value-type="float" office:value="26.27">
            <text:p>26.27</text:p>
          </table:table-cell>
          <table:table-cell office:value-type="float" office:value="674">
            <text:p>674</text:p>
          </table:table-cell>
          <table:table-cell office:value-type="float" office:value="-543">
            <text:p>-543</text:p>
          </table:table-cell>
          <table:table-cell office:value-type="string">
            <text:p>986<text:tab/><text:tab/><text:tab/><text:tab/></text:p>
          </table:table-cell>
          <table:table-cell table:number-columns-repeated="2"/>
          <table:table-cell table:formula="of:=IF(ABS(([.C272]-[.$I$2])/16384) &gt; 0.1; ([.C272]-[.$I$2])/16384; 0)" office:value-type="float" office:value="-0.114930764222756">
            <text:p>-0.11</text:p>
          </table:table-cell>
          <table:table-cell table:formula="of:=[.K271]+[.J272]" office:value-type="float" office:value="-13.104986728766">
            <text:p>-13.10</text:p>
          </table:table-cell>
          <table:table-cell table:number-columns-repeated="2"/>
          <table:table-cell table:formula="of:=([.C272]-[.$M$2])/16384" office:value-type="float" office:value="-0.114930764222756">
            <text:p>-0.11</text:p>
          </table:table-cell>
          <table:table-cell table:formula="of:=AVERAGE([.N255:.N271])" office:value-type="float" office:value="-0.075753374516874">
            <text:p>-0.08</text:p>
          </table:table-cell>
          <table:table-cell table:formula="of:=[.N272]-[.O272]" office:value-type="float" office:value="-0.0391773897058824">
            <text:p>-0.039</text:p>
          </table:table-cell>
          <table:table-cell table:formula="of:=[.Q271]+[.P272]" office:value-type="float" office:value="-0.652315027573532">
            <text:p>-0.652</text:p>
          </table:table-cell>
          <table:table-cell table:number-columns-repeated="6"/>
          <table:table-cell table:formula="of:=([.A272]-[.T$2])/16384" office:value-type="float" office:value="0.00997220552884614">
            <text:p>0.01</text:p>
          </table:table-cell>
          <table:table-cell table:formula="of:=IF(ABS(([.B272]-[.U$2])/16384) &gt; 0.1; ([.B272]-[.U$2])/16384; 0)" office:value-type="float" office:value="0">
            <text:p>0.00</text:p>
          </table:table-cell>
          <table:table-cell table:formula="of:=IF(ABS(([.C272]-[.V$2])/16384) &gt; 0.1; ([.C272]-[.V$2])/16384; 0)" office:value-type="float" office:value="-0.114930764222756">
            <text:p>-0.11</text:p>
          </table:table-cell>
          <table:table-cell/>
          <table:table-cell table:formula="of:=SQRT([.X272]*[.X272]+[.Y272]*[.Y272]+[.Z272]*[.Z272])" office:value-type="float" office:value="0.115362582529763">
            <text:p>0.1154</text:p>
          </table:table-cell>
        </table:table-row>
        <table:table-row table:style-name="ro1">
          <table:table-cell office:value-type="float" office:value="15668">
            <text:p>15668</text:p>
          </table:table-cell>
          <table:table-cell office:value-type="float" office:value="-2468">
            <text:p>-2468</text:p>
          </table:table-cell>
          <table:table-cell office:value-type="float" office:value="-4532">
            <text:p>-4532</text:p>
          </table:table-cell>
          <table:table-cell office:value-type="float" office:value="26.32">
            <text:p>26.32</text:p>
          </table:table-cell>
          <table:table-cell office:value-type="float" office:value="-172">
            <text:p>-172</text:p>
          </table:table-cell>
          <table:table-cell office:value-type="float" office:value="-319">
            <text:p>-319</text:p>
          </table:table-cell>
          <table:table-cell office:value-type="string">
            <text:p>277<text:tab/><text:tab/><text:tab/><text:tab/></text:p>
          </table:table-cell>
          <table:table-cell table:number-columns-repeated="2"/>
          <table:table-cell table:formula="of:=IF(ABS(([.C273]-[.$I$2])/16384) &gt; 0.1; ([.C273]-[.$I$2])/16384; 0)" office:value-type="float" office:value="0">
            <text:p>0.00</text:p>
          </table:table-cell>
          <table:table-cell table:formula="of:=[.K272]+[.J273]" office:value-type="float" office:value="-13.104986728766">
            <text:p>-13.10</text:p>
          </table:table-cell>
          <table:table-cell table:number-columns-repeated="2"/>
          <table:table-cell table:formula="of:=([.C273]-[.$M$2])/16384" office:value-type="float" office:value="-0.0817276392227564">
            <text:p>-0.08</text:p>
          </table:table-cell>
          <table:table-cell table:formula="of:=AVERAGE([.N256:.N272])" office:value-type="float" office:value="-0.0857056952889329">
            <text:p>-0.09</text:p>
          </table:table-cell>
          <table:table-cell table:formula="of:=[.N273]-[.O273]" office:value-type="float" office:value="0.00397805606617646">
            <text:p>0.004</text:p>
          </table:table-cell>
          <table:table-cell table:formula="of:=[.Q272]+[.P273]" office:value-type="float" office:value="-0.648336971507356">
            <text:p>-0.648</text:p>
          </table:table-cell>
          <table:table-cell table:number-columns-repeated="6"/>
          <table:table-cell table:formula="of:=([.A273]-[.T$2])/16384" office:value-type="float" office:value="-0.0393442007211539">
            <text:p>-0.04</text:p>
          </table:table-cell>
          <table:table-cell table:formula="of:=IF(ABS(([.B273]-[.U$2])/16384) &gt; 0.1; ([.B273]-[.U$2])/16384; 0)" office:value-type="float" office:value="0">
            <text:p>0.00</text:p>
          </table:table-cell>
          <table:table-cell table:formula="of:=IF(ABS(([.C273]-[.V$2])/16384) &gt; 0.1; ([.C273]-[.V$2])/16384; 0)" office:value-type="float" office:value="0">
            <text:p>0.00</text:p>
          </table:table-cell>
          <table:table-cell/>
          <table:table-cell table:formula="of:=SQRT([.X273]*[.X273]+[.Y273]*[.Y273]+[.Z273]*[.Z273])" office:value-type="float" office:value="0.0393442007211539">
            <text:p>0.0393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964">
            <text:p>-1964</text:p>
          </table:table-cell>
          <table:table-cell office:value-type="float" office:value="-4176">
            <text:p>-4176</text:p>
          </table:table-cell>
          <table:table-cell office:value-type="float" office:value="26.37">
            <text:p>26.37</text:p>
          </table:table-cell>
          <table:table-cell office:value-type="float" office:value="150">
            <text:p>150</text:p>
          </table:table-cell>
          <table:table-cell office:value-type="float" office:value="-905">
            <text:p>-905</text:p>
          </table:table-cell>
          <table:table-cell office:value-type="string">
            <text:p>374<text:tab/><text:tab/><text:tab/><text:tab/></text:p>
          </table:table-cell>
          <table:table-cell table:number-columns-repeated="2"/>
          <table:table-cell table:formula="of:=IF(ABS(([.C274]-[.$I$2])/16384) &gt; 0.1; ([.C274]-[.$I$2])/16384; 0)" office:value-type="float" office:value="0">
            <text:p>0.00</text:p>
          </table:table-cell>
          <table:table-cell table:formula="of:=[.K273]+[.J274]" office:value-type="float" office:value="-13.104986728766">
            <text:p>-13.10</text:p>
          </table:table-cell>
          <table:table-cell table:number-columns-repeated="2"/>
          <table:table-cell table:formula="of:=([.C274]-[.$M$2])/16384" office:value-type="float" office:value="-0.0599991235977564">
            <text:p>-0.06</text:p>
          </table:table-cell>
          <table:table-cell table:formula="of:=AVERAGE([.N257:.N273])" office:value-type="float" office:value="-0.0912634848109917">
            <text:p>-0.09</text:p>
          </table:table-cell>
          <table:table-cell table:formula="of:=[.N274]-[.O274]" office:value-type="float" office:value="0.0312643612132353">
            <text:p>0.031</text:p>
          </table:table-cell>
          <table:table-cell table:formula="of:=[.Q273]+[.P274]" office:value-type="float" office:value="-0.61707261029412">
            <text:p>-0.617</text:p>
          </table:table-cell>
          <table:table-cell table:number-columns-repeated="6"/>
          <table:table-cell table:formula="of:=([.A274]-[.T$2])/16384" office:value-type="float" office:value="-0.0303109975961539">
            <text:p>-0.03</text:p>
          </table:table-cell>
          <table:table-cell table:formula="of:=IF(ABS(([.B274]-[.U$2])/16384) &gt; 0.1; ([.B274]-[.U$2])/16384; 0)" office:value-type="float" office:value="0">
            <text:p>0.00</text:p>
          </table:table-cell>
          <table:table-cell table:formula="of:=IF(ABS(([.C274]-[.V$2])/16384) &gt; 0.1; ([.C274]-[.V$2])/16384; 0)" office:value-type="float" office:value="0">
            <text:p>0.00</text:p>
          </table:table-cell>
          <table:table-cell/>
          <table:table-cell table:formula="of:=SQRT([.X274]*[.X274]+[.Y274]*[.Y274]+[.Z274]*[.Z274])" office:value-type="float" office:value="0.0303109975961539">
            <text:p>0.0303</text:p>
          </table:table-cell>
        </table:table-row>
        <table:table-row table:style-name="ro1">
          <table:table-cell office:value-type="float" office:value="16624">
            <text:p>16624</text:p>
          </table:table-cell>
          <table:table-cell office:value-type="float" office:value="-1788">
            <text:p>-1788</text:p>
          </table:table-cell>
          <table:table-cell office:value-type="float" office:value="-4544">
            <text:p>-4544</text:p>
          </table:table-cell>
          <table:table-cell office:value-type="float" office:value="26.41">
            <text:p>26.41</text:p>
          </table:table-cell>
          <table:table-cell office:value-type="float" office:value="-62">
            <text:p>-62</text:p>
          </table:table-cell>
          <table:table-cell office:value-type="float" office:value="-26">
            <text:p>-26</text:p>
          </table:table-cell>
          <table:table-cell office:value-type="string">
            <text:p>-130<text:tab/><text:tab/><text:tab/><text:tab/></text:p>
          </table:table-cell>
          <table:table-cell table:number-columns-repeated="2"/>
          <table:table-cell table:formula="of:=IF(ABS(([.C275]-[.$I$2])/16384) &gt; 0.1; ([.C275]-[.$I$2])/16384; 0)" office:value-type="float" office:value="0">
            <text:p>0.00</text:p>
          </table:table-cell>
          <table:table-cell table:formula="of:=[.K274]+[.J275]" office:value-type="float" office:value="-13.104986728766">
            <text:p>-13.10</text:p>
          </table:table-cell>
          <table:table-cell table:number-columns-repeated="2"/>
          <table:table-cell table:formula="of:=([.C275]-[.$M$2])/16384" office:value-type="float" office:value="-0.0824600610977564">
            <text:p>-0.08</text:p>
          </table:table-cell>
          <table:table-cell table:formula="of:=AVERAGE([.N258:.N274])" office:value-type="float" office:value="-0.0921826024580505">
            <text:p>-0.09</text:p>
          </table:table-cell>
          <table:table-cell table:formula="of:=[.N275]-[.O275]" office:value-type="float" office:value="0.0097225413602941">
            <text:p>0.010</text:p>
          </table:table-cell>
          <table:table-cell table:formula="of:=[.Q274]+[.P275]" office:value-type="float" office:value="-0.607350068933826">
            <text:p>-0.607</text:p>
          </table:table-cell>
          <table:table-cell table:number-columns-repeated="6"/>
          <table:table-cell table:formula="of:=([.A275]-[.T$2])/16384" office:value-type="float" office:value="0.0190054086538461">
            <text:p>0.02</text:p>
          </table:table-cell>
          <table:table-cell table:formula="of:=IF(ABS(([.B275]-[.U$2])/16384) &gt; 0.1; ([.B275]-[.U$2])/16384; 0)" office:value-type="float" office:value="0">
            <text:p>0.00</text:p>
          </table:table-cell>
          <table:table-cell table:formula="of:=IF(ABS(([.C275]-[.V$2])/16384) &gt; 0.1; ([.C275]-[.V$2])/16384; 0)" office:value-type="float" office:value="0">
            <text:p>0.00</text:p>
          </table:table-cell>
          <table:table-cell/>
          <table:table-cell table:formula="of:=SQRT([.X275]*[.X275]+[.Y275]*[.Y275]+[.Z275]*[.Z275])" office:value-type="float" office:value="0.0190054086538461">
            <text:p>0.0190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1844">
            <text:p>-1844</text:p>
          </table:table-cell>
          <table:table-cell office:value-type="float" office:value="-4128">
            <text:p>-4128</text:p>
          </table:table-cell>
          <table:table-cell office:value-type="float" office:value="26.32">
            <text:p>26.32</text:p>
          </table:table-cell>
          <table:table-cell office:value-type="float" office:value="286">
            <text:p>286</text:p>
          </table:table-cell>
          <table:table-cell office:value-type="float" office:value="-19">
            <text:p>-19</text:p>
          </table:table-cell>
          <table:table-cell office:value-type="string">
            <text:p>-461<text:tab/><text:tab/><text:tab/><text:tab/></text:p>
          </table:table-cell>
          <table:table-cell table:number-columns-repeated="2"/>
          <table:table-cell table:formula="of:=IF(ABS(([.C276]-[.$I$2])/16384) &gt; 0.1; ([.C276]-[.$I$2])/16384; 0)" office:value-type="float" office:value="0">
            <text:p>0.00</text:p>
          </table:table-cell>
          <table:table-cell table:formula="of:=[.K275]+[.J276]" office:value-type="float" office:value="-13.104986728766">
            <text:p>-13.10</text:p>
          </table:table-cell>
          <table:table-cell table:number-columns-repeated="2"/>
          <table:table-cell table:formula="of:=([.C276]-[.$M$2])/16384" office:value-type="float" office:value="-0.0570694360977564">
            <text:p>-0.06</text:p>
          </table:table-cell>
          <table:table-cell table:formula="of:=AVERAGE([.N259:.N275])" office:value-type="float" office:value="-0.0872567063183446">
            <text:p>-0.09</text:p>
          </table:table-cell>
          <table:table-cell table:formula="of:=[.N276]-[.O276]" office:value-type="float" office:value="0.0301872702205882">
            <text:p>0.030</text:p>
          </table:table-cell>
          <table:table-cell table:formula="of:=[.Q275]+[.P276]" office:value-type="float" office:value="-0.577162798713238">
            <text:p>-0.577</text:p>
          </table:table-cell>
          <table:table-cell table:number-columns-repeated="6"/>
          <table:table-cell table:formula="of:=([.A276]-[.T$2])/16384" office:value-type="float" office:value="-0.0327524038461539">
            <text:p>-0.03</text:p>
          </table:table-cell>
          <table:table-cell table:formula="of:=IF(ABS(([.B276]-[.U$2])/16384) &gt; 0.1; ([.B276]-[.U$2])/16384; 0)" office:value-type="float" office:value="0">
            <text:p>0.00</text:p>
          </table:table-cell>
          <table:table-cell table:formula="of:=IF(ABS(([.C276]-[.V$2])/16384) &gt; 0.1; ([.C276]-[.V$2])/16384; 0)" office:value-type="float" office:value="0">
            <text:p>0.00</text:p>
          </table:table-cell>
          <table:table-cell/>
          <table:table-cell table:formula="of:=SQRT([.X276]*[.X276]+[.Y276]*[.Y276]+[.Z276]*[.Z276])" office:value-type="float" office:value="0.0327524038461539">
            <text:p>0.0328</text:p>
          </table:table-cell>
        </table:table-row>
        <table:table-row table:style-name="ro1">
          <table:table-cell office:value-type="float" office:value="16116">
            <text:p>16116</text:p>
          </table:table-cell>
          <table:table-cell office:value-type="float" office:value="-1836">
            <text:p>-1836</text:p>
          </table:table-cell>
          <table:table-cell office:value-type="float" office:value="-4044">
            <text:p>-4044</text:p>
          </table:table-cell>
          <table:table-cell office:value-type="float" office:value="26.27">
            <text:p>26.27</text:p>
          </table:table-cell>
          <table:table-cell office:value-type="float" office:value="346">
            <text:p>346</text:p>
          </table:table-cell>
          <table:table-cell office:value-type="float" office:value="-107">
            <text:p>-107</text:p>
          </table:table-cell>
          <table:table-cell office:value-type="string">
            <text:p>-92<text:tab/><text:tab/><text:tab/><text:tab/></text:p>
          </table:table-cell>
          <table:table-cell table:number-columns-repeated="2"/>
          <table:table-cell table:formula="of:=IF(ABS(([.C277]-[.$I$2])/16384) &gt; 0.1; ([.C277]-[.$I$2])/16384; 0)" office:value-type="float" office:value="0">
            <text:p>0.00</text:p>
          </table:table-cell>
          <table:table-cell table:formula="of:=[.K276]+[.J277]" office:value-type="float" office:value="-13.104986728766">
            <text:p>-13.10</text:p>
          </table:table-cell>
          <table:table-cell table:number-columns-repeated="2"/>
          <table:table-cell table:formula="of:=([.C277]-[.$M$2])/16384" office:value-type="float" office:value="-0.0519424829727564">
            <text:p>-0.05</text:p>
          </table:table-cell>
          <table:table-cell table:formula="of:=AVERAGE([.N260:.N276])" office:value-type="float" office:value="-0.0794442063183446">
            <text:p>-0.08</text:p>
          </table:table-cell>
          <table:table-cell table:formula="of:=[.N277]-[.O277]" office:value-type="float" office:value="0.0275017233455882">
            <text:p>0.028</text:p>
          </table:table-cell>
          <table:table-cell table:formula="of:=[.Q276]+[.P277]" office:value-type="float" office:value="-0.54966107536765">
            <text:p>-0.550</text:p>
          </table:table-cell>
          <table:table-cell table:number-columns-repeated="6"/>
          <table:table-cell table:formula="of:=([.A277]-[.T$2])/16384" office:value-type="float" office:value="-0.0120004507211539">
            <text:p>-0.01</text:p>
          </table:table-cell>
          <table:table-cell table:formula="of:=IF(ABS(([.B277]-[.U$2])/16384) &gt; 0.1; ([.B277]-[.U$2])/16384; 0)" office:value-type="float" office:value="0">
            <text:p>0.00</text:p>
          </table:table-cell>
          <table:table-cell table:formula="of:=IF(ABS(([.C277]-[.V$2])/16384) &gt; 0.1; ([.C277]-[.V$2])/16384; 0)" office:value-type="float" office:value="0">
            <text:p>0.00</text:p>
          </table:table-cell>
          <table:table-cell/>
          <table:table-cell table:formula="of:=SQRT([.X277]*[.X277]+[.Y277]*[.Y277]+[.Z277]*[.Z277])" office:value-type="float" office:value="0.0120004507211539">
            <text:p>0.0120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1516">
            <text:p>-1516</text:p>
          </table:table-cell>
          <table:table-cell office:value-type="float" office:value="-3724">
            <text:p>-3724</text:p>
          </table:table-cell>
          <table:table-cell office:value-type="float" office:value="26.32">
            <text:p>26.32</text:p>
          </table:table-cell>
          <table:table-cell office:value-type="float" office:value="375">
            <text:p>375</text:p>
          </table:table-cell>
          <table:table-cell office:value-type="float" office:value="-167">
            <text:p>-167</text:p>
          </table:table-cell>
          <table:table-cell office:value-type="string">
            <text:p>-73<text:tab/><text:tab/><text:tab/><text:tab/></text:p>
          </table:table-cell>
          <table:table-cell table:number-columns-repeated="2"/>
          <table:table-cell table:formula="of:=IF(ABS(([.C278]-[.$I$2])/16384) &gt; 0.1; ([.C278]-[.$I$2])/16384; 0)" office:value-type="float" office:value="0">
            <text:p>0.00</text:p>
          </table:table-cell>
          <table:table-cell table:formula="of:=[.K277]+[.J278]" office:value-type="float" office:value="-13.104986728766">
            <text:p>-13.10</text:p>
          </table:table-cell>
          <table:table-cell table:number-columns-repeated="2"/>
          <table:table-cell table:formula="of:=([.C278]-[.$M$2])/16384" office:value-type="float" office:value="-0.0324112329727564">
            <text:p>-0.03</text:p>
          </table:table-cell>
          <table:table-cell table:formula="of:=AVERAGE([.N261:.N277])" office:value-type="float" office:value="-0.0796309020904035">
            <text:p>-0.08</text:p>
          </table:table-cell>
          <table:table-cell table:formula="of:=[.N278]-[.O278]" office:value-type="float" office:value="0.0472196691176471">
            <text:p>0.047</text:p>
          </table:table-cell>
          <table:table-cell table:formula="of:=[.Q277]+[.P278]" office:value-type="float" office:value="-0.502441406250003">
            <text:p>-0.502</text:p>
          </table:table-cell>
          <table:table-cell table:number-columns-repeated="6"/>
          <table:table-cell table:formula="of:=([.A278]-[.T$2])/16384" office:value-type="float" office:value="-0.0117563100961539">
            <text:p>-0.01</text:p>
          </table:table-cell>
          <table:table-cell table:formula="of:=IF(ABS(([.B278]-[.U$2])/16384) &gt; 0.1; ([.B278]-[.U$2])/16384; 0)" office:value-type="float" office:value="0">
            <text:p>0.00</text:p>
          </table:table-cell>
          <table:table-cell table:formula="of:=IF(ABS(([.C278]-[.V$2])/16384) &gt; 0.1; ([.C278]-[.V$2])/16384; 0)" office:value-type="float" office:value="0">
            <text:p>0.00</text:p>
          </table:table-cell>
          <table:table-cell/>
          <table:table-cell table:formula="of:=SQRT([.X278]*[.X278]+[.Y278]*[.Y278]+[.Z278]*[.Z278])" office:value-type="float" office:value="0.0117563100961539">
            <text:p>0.0118</text:p>
          </table:table-cell>
        </table:table-row>
        <table:table-row table:style-name="ro1">
          <table:table-cell office:value-type="float" office:value="15916">
            <text:p>15916</text:p>
          </table:table-cell>
          <table:table-cell office:value-type="float" office:value="-1804">
            <text:p>-1804</text:p>
          </table:table-cell>
          <table:table-cell office:value-type="float" office:value="-4112">
            <text:p>-4112</text:p>
          </table:table-cell>
          <table:table-cell office:value-type="float" office:value="26.32">
            <text:p>26.32</text:p>
          </table:table-cell>
          <table:table-cell office:value-type="float" office:value="563">
            <text:p>563</text:p>
          </table:table-cell>
          <table:table-cell office:value-type="float" office:value="-151">
            <text:p>-151</text:p>
          </table:table-cell>
          <table:table-cell office:value-type="string">
            <text:p>-46<text:tab/><text:tab/><text:tab/><text:tab/></text:p>
          </table:table-cell>
          <table:table-cell table:number-columns-repeated="2"/>
          <table:table-cell table:formula="of:=IF(ABS(([.C279]-[.$I$2])/16384) &gt; 0.1; ([.C279]-[.$I$2])/16384; 0)" office:value-type="float" office:value="0">
            <text:p>0.00</text:p>
          </table:table-cell>
          <table:table-cell table:formula="of:=[.K278]+[.J279]" office:value-type="float" office:value="-13.104986728766">
            <text:p>-13.10</text:p>
          </table:table-cell>
          <table:table-cell table:number-columns-repeated="2"/>
          <table:table-cell table:formula="of:=([.C279]-[.$M$2])/16384" office:value-type="float" office:value="-0.0560928735977564">
            <text:p>-0.06</text:p>
          </table:table-cell>
          <table:table-cell table:formula="of:=AVERAGE([.N262:.N278])" office:value-type="float" office:value="-0.0765145188183446">
            <text:p>-0.08</text:p>
          </table:table-cell>
          <table:table-cell table:formula="of:=[.N279]-[.O279]" office:value-type="float" office:value="0.0204216452205882">
            <text:p>0.020</text:p>
          </table:table-cell>
          <table:table-cell table:formula="of:=[.Q278]+[.P279]" office:value-type="float" office:value="-0.482019761029415">
            <text:p>-0.482</text:p>
          </table:table-cell>
          <table:table-cell table:number-columns-repeated="6"/>
          <table:table-cell table:formula="of:=([.A279]-[.T$2])/16384" office:value-type="float" office:value="-0.0242074819711539">
            <text:p>-0.02</text:p>
          </table:table-cell>
          <table:table-cell table:formula="of:=IF(ABS(([.B279]-[.U$2])/16384) &gt; 0.1; ([.B279]-[.U$2])/16384; 0)" office:value-type="float" office:value="0">
            <text:p>0.00</text:p>
          </table:table-cell>
          <table:table-cell table:formula="of:=IF(ABS(([.C279]-[.V$2])/16384) &gt; 0.1; ([.C279]-[.V$2])/16384; 0)" office:value-type="float" office:value="0">
            <text:p>0.00</text:p>
          </table:table-cell>
          <table:table-cell/>
          <table:table-cell table:formula="of:=SQRT([.X279]*[.X279]+[.Y279]*[.Y279]+[.Z279]*[.Z279])" office:value-type="float" office:value="0.0242074819711539">
            <text:p>0.0242</text:p>
          </table:table-cell>
        </table:table-row>
        <table:table-row table:style-name="ro1">
          <table:table-cell office:value-type="float" office:value="16044">
            <text:p>16044</text:p>
          </table:table-cell>
          <table:table-cell office:value-type="float" office:value="-1496">
            <text:p>-1496</text:p>
          </table:table-cell>
          <table:table-cell office:value-type="float" office:value="-4172">
            <text:p>-4172</text:p>
          </table:table-cell>
          <table:table-cell office:value-type="float" office:value="26.37">
            <text:p>26.37</text:p>
          </table:table-cell>
          <table:table-cell office:value-type="float" office:value="530">
            <text:p>530</text:p>
          </table:table-cell>
          <table:table-cell office:value-type="float" office:value="69">
            <text:p>69</text:p>
          </table:table-cell>
          <table:table-cell office:value-type="string">
            <text:p>-62<text:tab/><text:tab/><text:tab/><text:tab/></text:p>
          </table:table-cell>
          <table:table-cell table:number-columns-repeated="2"/>
          <table:table-cell table:formula="of:=IF(ABS(([.C280]-[.$I$2])/16384) &gt; 0.1; ([.C280]-[.$I$2])/16384; 0)" office:value-type="float" office:value="0">
            <text:p>0.00</text:p>
          </table:table-cell>
          <table:table-cell table:formula="of:=[.K279]+[.J280]" office:value-type="float" office:value="-13.104986728766">
            <text:p>-13.10</text:p>
          </table:table-cell>
          <table:table-cell table:number-columns-repeated="2"/>
          <table:table-cell table:formula="of:=([.C280]-[.$M$2])/16384" office:value-type="float" office:value="-0.0597549829727564">
            <text:p>-0.06</text:p>
          </table:table-cell>
          <table:table-cell table:formula="of:=AVERAGE([.N263:.N279])" office:value-type="float" office:value="-0.0766150473109917">
            <text:p>-0.08</text:p>
          </table:table-cell>
          <table:table-cell table:formula="of:=[.N280]-[.O280]" office:value-type="float" office:value="0.0168600643382353">
            <text:p>0.017</text:p>
          </table:table-cell>
          <table:table-cell table:formula="of:=[.Q279]+[.P280]" office:value-type="float" office:value="-0.465159696691179">
            <text:p>-0.465</text:p>
          </table:table-cell>
          <table:table-cell table:number-columns-repeated="6"/>
          <table:table-cell table:formula="of:=([.A280]-[.T$2])/16384" office:value-type="float" office:value="-0.0163949819711539">
            <text:p>-0.02</text:p>
          </table:table-cell>
          <table:table-cell table:formula="of:=IF(ABS(([.B280]-[.U$2])/16384) &gt; 0.1; ([.B280]-[.U$2])/16384; 0)" office:value-type="float" office:value="0">
            <text:p>0.00</text:p>
          </table:table-cell>
          <table:table-cell table:formula="of:=IF(ABS(([.C280]-[.V$2])/16384) &gt; 0.1; ([.C280]-[.V$2])/16384; 0)" office:value-type="float" office:value="0">
            <text:p>0.00</text:p>
          </table:table-cell>
          <table:table-cell/>
          <table:table-cell table:formula="of:=SQRT([.X280]*[.X280]+[.Y280]*[.Y280]+[.Z280]*[.Z280])" office:value-type="float" office:value="0.0163949819711539">
            <text:p>0.0164</text:p>
          </table:table-cell>
        </table:table-row>
        <table:table-row table:style-name="ro1">
          <table:table-cell office:value-type="float" office:value="16048">
            <text:p>16048</text:p>
          </table:table-cell>
          <table:table-cell office:value-type="float" office:value="-1528">
            <text:p>-1528</text:p>
          </table:table-cell>
          <table:table-cell office:value-type="float" office:value="-4112">
            <text:p>-4112</text:p>
          </table:table-cell>
          <table:table-cell office:value-type="float" office:value="26.27">
            <text:p>26.27</text:p>
          </table:table-cell>
          <table:table-cell office:value-type="float" office:value="265">
            <text:p>265</text:p>
          </table:table-cell>
          <table:table-cell office:value-type="float" office:value="174">
            <text:p>174</text:p>
          </table:table-cell>
          <table:table-cell office:value-type="string">
            <text:p>-123<text:tab/><text:tab/><text:tab/><text:tab/></text:p>
          </table:table-cell>
          <table:table-cell table:number-columns-repeated="2"/>
          <table:table-cell table:formula="of:=IF(ABS(([.C281]-[.$I$2])/16384) &gt; 0.1; ([.C281]-[.$I$2])/16384; 0)" office:value-type="float" office:value="0">
            <text:p>0.00</text:p>
          </table:table-cell>
          <table:table-cell table:formula="of:=[.K280]+[.J281]" office:value-type="float" office:value="-13.104986728766">
            <text:p>-13.10</text:p>
          </table:table-cell>
          <table:table-cell table:number-columns-repeated="2"/>
          <table:table-cell table:formula="of:=([.C281]-[.$M$2])/16384" office:value-type="float" office:value="-0.0560928735977564">
            <text:p>-0.06</text:p>
          </table:table-cell>
          <table:table-cell table:formula="of:=AVERAGE([.N264:.N280])" office:value-type="float" office:value="-0.0774910813183446">
            <text:p>-0.08</text:p>
          </table:table-cell>
          <table:table-cell table:formula="of:=[.N281]-[.O281]" office:value-type="float" office:value="0.0213982077205882">
            <text:p>0.021</text:p>
          </table:table-cell>
          <table:table-cell table:formula="of:=[.Q280]+[.P281]" office:value-type="float" office:value="-0.443761488970591">
            <text:p>-0.444</text:p>
          </table:table-cell>
          <table:table-cell table:number-columns-repeated="6"/>
          <table:table-cell table:formula="of:=([.A281]-[.T$2])/16384" office:value-type="float" office:value="-0.0161508413461539">
            <text:p>-0.02</text:p>
          </table:table-cell>
          <table:table-cell table:formula="of:=IF(ABS(([.B281]-[.U$2])/16384) &gt; 0.1; ([.B281]-[.U$2])/16384; 0)" office:value-type="float" office:value="0">
            <text:p>0.00</text:p>
          </table:table-cell>
          <table:table-cell table:formula="of:=IF(ABS(([.C281]-[.V$2])/16384) &gt; 0.1; ([.C281]-[.V$2])/16384; 0)" office:value-type="float" office:value="0">
            <text:p>0.00</text:p>
          </table:table-cell>
          <table:table-cell/>
          <table:table-cell table:formula="of:=SQRT([.X281]*[.X281]+[.Y281]*[.Y281]+[.Z281]*[.Z281])" office:value-type="float" office:value="0.0161508413461539">
            <text:p>0.0162</text:p>
          </table:table-cell>
        </table:table-row>
        <table:table-row table:style-name="ro1">
          <table:table-cell office:value-type="float" office:value="16260">
            <text:p>16260</text:p>
          </table:table-cell>
          <table:table-cell office:value-type="float" office:value="-1480">
            <text:p>-1480</text:p>
          </table:table-cell>
          <table:table-cell office:value-type="float" office:value="-3916">
            <text:p>-3916</text:p>
          </table:table-cell>
          <table:table-cell office:value-type="float" office:value="26.32">
            <text:p>26.32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string">
            <text:p>-139<text:tab/><text:tab/><text:tab/><text:tab/></text:p>
          </table:table-cell>
          <table:table-cell table:number-columns-repeated="2"/>
          <table:table-cell table:formula="of:=IF(ABS(([.C282]-[.$I$2])/16384) &gt; 0.1; ([.C282]-[.$I$2])/16384; 0)" office:value-type="float" office:value="0">
            <text:p>0.00</text:p>
          </table:table-cell>
          <table:table-cell table:formula="of:=[.K281]+[.J282]" office:value-type="float" office:value="-13.104986728766">
            <text:p>-13.10</text:p>
          </table:table-cell>
          <table:table-cell table:number-columns-repeated="2"/>
          <table:table-cell table:formula="of:=([.C282]-[.$M$2])/16384" office:value-type="float" office:value="-0.0441299829727564">
            <text:p>-0.04</text:p>
          </table:table-cell>
          <table:table-cell table:formula="of:=AVERAGE([.N265:.N281])" office:value-type="float" office:value="-0.076974077641874">
            <text:p>-0.08</text:p>
          </table:table-cell>
          <table:table-cell table:formula="of:=[.N282]-[.O282]" office:value-type="float" office:value="0.0328440946691176">
            <text:p>0.033</text:p>
          </table:table-cell>
          <table:table-cell table:formula="of:=[.Q281]+[.P282]" office:value-type="float" office:value="-0.410917394301473">
            <text:p>-0.411</text:p>
          </table:table-cell>
          <table:table-cell table:number-columns-repeated="6"/>
          <table:table-cell table:formula="of:=([.A282]-[.T$2])/16384" office:value-type="float" office:value="-0.00321138822115385">
            <text:p>0.00</text:p>
          </table:table-cell>
          <table:table-cell table:formula="of:=IF(ABS(([.B282]-[.U$2])/16384) &gt; 0.1; ([.B282]-[.U$2])/16384; 0)" office:value-type="float" office:value="0">
            <text:p>0.00</text:p>
          </table:table-cell>
          <table:table-cell table:formula="of:=IF(ABS(([.C282]-[.V$2])/16384) &gt; 0.1; ([.C282]-[.V$2])/16384; 0)" office:value-type="float" office:value="0">
            <text:p>0.00</text:p>
          </table:table-cell>
          <table:table-cell/>
          <table:table-cell table:formula="of:=SQRT([.X282]*[.X282]+[.Y282]*[.Y282]+[.Z282]*[.Z282])" office:value-type="float" office:value="0.00321138822115385">
            <text:p>0.0032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320">
            <text:p>-1320</text:p>
          </table:table-cell>
          <table:table-cell office:value-type="float" office:value="-3700">
            <text:p>-3700</text:p>
          </table:table-cell>
          <table:table-cell office:value-type="float" office:value="26.32">
            <text:p>26.32</text:p>
          </table:table-cell>
          <table:table-cell office:value-type="float" office:value="-62">
            <text:p>-62</text:p>
          </table:table-cell>
          <table:table-cell office:value-type="float" office:value="366">
            <text:p>366</text:p>
          </table:table-cell>
          <table:table-cell office:value-type="string">
            <text:p>-90<text:tab/><text:tab/><text:tab/><text:tab/></text:p>
          </table:table-cell>
          <table:table-cell table:number-columns-repeated="2"/>
          <table:table-cell table:formula="of:=IF(ABS(([.C283]-[.$I$2])/16384) &gt; 0.1; ([.C283]-[.$I$2])/16384; 0)" office:value-type="float" office:value="0">
            <text:p>0.00</text:p>
          </table:table-cell>
          <table:table-cell table:formula="of:=[.K282]+[.J283]" office:value-type="float" office:value="-13.104986728766">
            <text:p>-13.10</text:p>
          </table:table-cell>
          <table:table-cell table:number-columns-repeated="2"/>
          <table:table-cell table:formula="of:=([.C283]-[.$M$2])/16384" office:value-type="float" office:value="-0.0309463892227564">
            <text:p>-0.03</text:p>
          </table:table-cell>
          <table:table-cell table:formula="of:=AVERAGE([.N266:.N282])" office:value-type="float" office:value="-0.0727375197374623">
            <text:p>-0.07</text:p>
          </table:table-cell>
          <table:table-cell table:formula="of:=[.N283]-[.O283]" office:value-type="float" office:value="0.0417911305147059">
            <text:p>0.042</text:p>
          </table:table-cell>
          <table:table-cell table:formula="of:=[.Q282]+[.P283]" office:value-type="float" office:value="-0.369126263786768">
            <text:p>-0.369</text:p>
          </table:table-cell>
          <table:table-cell table:number-columns-repeated="6"/>
          <table:table-cell table:formula="of:=([.A283]-[.T$2])/16384" office:value-type="float" office:value="0.00240384615384615">
            <text:p>0.00</text:p>
          </table:table-cell>
          <table:table-cell table:formula="of:=IF(ABS(([.B283]-[.U$2])/16384) &gt; 0.1; ([.B283]-[.U$2])/16384; 0)" office:value-type="float" office:value="0">
            <text:p>0.00</text:p>
          </table:table-cell>
          <table:table-cell table:formula="of:=IF(ABS(([.C283]-[.V$2])/16384) &gt; 0.1; ([.C283]-[.V$2])/16384; 0)" office:value-type="float" office:value="0">
            <text:p>0.00</text:p>
          </table:table-cell>
          <table:table-cell/>
          <table:table-cell table:formula="of:=SQRT([.X283]*[.X283]+[.Y283]*[.Y283]+[.Z283]*[.Z283])" office:value-type="float" office:value="0.00240384615384615">
            <text:p>0.0024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1376">
            <text:p>-1376</text:p>
          </table:table-cell>
          <table:table-cell office:value-type="float" office:value="-4172">
            <text:p>-4172</text:p>
          </table:table-cell>
          <table:table-cell office:value-type="float" office:value="26.18">
            <text:p>26.18</text:p>
          </table:table-cell>
          <table:table-cell office:value-type="float" office:value="183">
            <text:p>183</text:p>
          </table:table-cell>
          <table:table-cell office:value-type="float" office:value="-40">
            <text:p>-40</text:p>
          </table:table-cell>
          <table:table-cell office:value-type="string">
            <text:p>44<text:tab/><text:tab/><text:tab/><text:tab/></text:p>
          </table:table-cell>
          <table:table-cell table:number-columns-repeated="2"/>
          <table:table-cell table:formula="of:=IF(ABS(([.C284]-[.$I$2])/16384) &gt; 0.1; ([.C284]-[.$I$2])/16384; 0)" office:value-type="float" office:value="0">
            <text:p>0.00</text:p>
          </table:table-cell>
          <table:table-cell table:formula="of:=[.K283]+[.J284]" office:value-type="float" office:value="-13.104986728766">
            <text:p>-13.10</text:p>
          </table:table-cell>
          <table:table-cell table:number-columns-repeated="2"/>
          <table:table-cell table:formula="of:=([.C284]-[.$M$2])/16384" office:value-type="float" office:value="-0.0597549829727564">
            <text:p>-0.06</text:p>
          </table:table-cell>
          <table:table-cell table:formula="of:=AVERAGE([.N267:.N283])" office:value-type="float" office:value="-0.0634888984139329">
            <text:p>-0.06</text:p>
          </table:table-cell>
          <table:table-cell table:formula="of:=[.N284]-[.O284]" office:value-type="float" office:value="0.00373391544117646">
            <text:p>0.004</text:p>
          </table:table-cell>
          <table:table-cell table:formula="of:=[.Q283]+[.P284]" office:value-type="float" office:value="-0.365392348345591">
            <text:p>-0.365</text:p>
          </table:table-cell>
          <table:table-cell table:number-columns-repeated="6"/>
          <table:table-cell table:formula="of:=([.A284]-[.T$2])/16384" office:value-type="float" office:value="0.00289212740384615">
            <text:p>0.00</text:p>
          </table:table-cell>
          <table:table-cell table:formula="of:=IF(ABS(([.B284]-[.U$2])/16384) &gt; 0.1; ([.B284]-[.U$2])/16384; 0)" office:value-type="float" office:value="0">
            <text:p>0.00</text:p>
          </table:table-cell>
          <table:table-cell table:formula="of:=IF(ABS(([.C284]-[.V$2])/16384) &gt; 0.1; ([.C284]-[.V$2])/16384; 0)" office:value-type="float" office:value="0">
            <text:p>0.00</text:p>
          </table:table-cell>
          <table:table-cell/>
          <table:table-cell table:formula="of:=SQRT([.X284]*[.X284]+[.Y284]*[.Y284]+[.Z284]*[.Z284])" office:value-type="float" office:value="0.00289212740384615">
            <text:p>0.0029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392">
            <text:p>-1392</text:p>
          </table:table-cell>
          <table:table-cell office:value-type="float" office:value="-3816">
            <text:p>-3816</text:p>
          </table:table-cell>
          <table:table-cell office:value-type="float" office:value="26.22">
            <text:p>26.22</text:p>
          </table:table-cell>
          <table:table-cell office:value-type="float" office:value="-87">
            <text:p>-87</text:p>
          </table:table-cell>
          <table:table-cell office:value-type="float" office:value="34">
            <text:p>34</text:p>
          </table:table-cell>
          <table:table-cell office:value-type="string">
            <text:p>350<text:tab/><text:tab/><text:tab/><text:tab/></text:p>
          </table:table-cell>
          <table:table-cell table:number-columns-repeated="2"/>
          <table:table-cell table:formula="of:=IF(ABS(([.C285]-[.$I$2])/16384) &gt; 0.1; ([.C285]-[.$I$2])/16384; 0)" office:value-type="float" office:value="0">
            <text:p>0.00</text:p>
          </table:table-cell>
          <table:table-cell table:formula="of:=[.K284]+[.J285]" office:value-type="float" office:value="-13.104986728766">
            <text:p>-13.10</text:p>
          </table:table-cell>
          <table:table-cell table:number-columns-repeated="2"/>
          <table:table-cell table:formula="of:=([.C285]-[.$M$2])/16384" office:value-type="float" office:value="-0.0380264673477564">
            <text:p>-0.04</text:p>
          </table:table-cell>
          <table:table-cell table:formula="of:=AVERAGE([.N268:.N284])" office:value-type="float" office:value="-0.0614065224948152">
            <text:p>-0.06</text:p>
          </table:table-cell>
          <table:table-cell table:formula="of:=[.N285]-[.O285]" office:value-type="float" office:value="0.0233800551470588">
            <text:p>0.023</text:p>
          </table:table-cell>
          <table:table-cell table:formula="of:=[.Q284]+[.P285]" office:value-type="float" office:value="-0.342012293198532">
            <text:p>-0.342</text:p>
          </table:table-cell>
          <table:table-cell table:number-columns-repeated="6"/>
          <table:table-cell table:formula="of:=([.A285]-[.T$2])/16384" office:value-type="float" office:value="-0.00687349759615386">
            <text:p>-0.01</text:p>
          </table:table-cell>
          <table:table-cell table:formula="of:=IF(ABS(([.B285]-[.U$2])/16384) &gt; 0.1; ([.B285]-[.U$2])/16384; 0)" office:value-type="float" office:value="0">
            <text:p>0.00</text:p>
          </table:table-cell>
          <table:table-cell table:formula="of:=IF(ABS(([.C285]-[.V$2])/16384) &gt; 0.1; ([.C285]-[.V$2])/16384; 0)" office:value-type="float" office:value="0">
            <text:p>0.00</text:p>
          </table:table-cell>
          <table:table-cell/>
          <table:table-cell table:formula="of:=SQRT([.X285]*[.X285]+[.Y285]*[.Y285]+[.Z285]*[.Z285])" office:value-type="float" office:value="0.00687349759615386">
            <text:p>0.0069</text:p>
          </table:table-cell>
        </table:table-row>
        <table:table-row table:style-name="ro1">
          <table:table-cell office:value-type="float" office:value="16092">
            <text:p>16092</text:p>
          </table:table-cell>
          <table:table-cell office:value-type="float" office:value="-1372">
            <text:p>-1372</text:p>
          </table:table-cell>
          <table:table-cell office:value-type="float" office:value="-3688">
            <text:p>-3688</text:p>
          </table:table-cell>
          <table:table-cell office:value-type="float" office:value="26.27">
            <text:p>26.2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437<text:tab/><text:tab/><text:tab/><text:tab/></text:p>
          </table:table-cell>
          <table:table-cell table:number-columns-repeated="2"/>
          <table:table-cell table:formula="of:=IF(ABS(([.C286]-[.$I$2])/16384) &gt; 0.1; ([.C286]-[.$I$2])/16384; 0)" office:value-type="float" office:value="0">
            <text:p>0.00</text:p>
          </table:table-cell>
          <table:table-cell table:formula="of:=[.K285]+[.J286]" office:value-type="float" office:value="-13.104986728766">
            <text:p>-13.10</text:p>
          </table:table-cell>
          <table:table-cell table:number-columns-repeated="2"/>
          <table:table-cell table:formula="of:=([.C286]-[.$M$2])/16384" office:value-type="float" office:value="-0.0302139673477564">
            <text:p>-0.03</text:p>
          </table:table-cell>
          <table:table-cell table:formula="of:=AVERAGE([.N269:.N285])" office:value-type="float" office:value="-0.0586204471271682">
            <text:p>-0.06</text:p>
          </table:table-cell>
          <table:table-cell table:formula="of:=[.N286]-[.O286]" office:value-type="float" office:value="0.0284064797794117">
            <text:p>0.028</text:p>
          </table:table-cell>
          <table:table-cell table:formula="of:=[.Q285]+[.P286]" office:value-type="float" office:value="-0.313605813419121">
            <text:p>-0.314</text:p>
          </table:table-cell>
          <table:table-cell table:number-columns-repeated="6"/>
          <table:table-cell table:formula="of:=([.A286]-[.T$2])/16384" office:value-type="float" office:value="-0.0134652944711539">
            <text:p>-0.01</text:p>
          </table:table-cell>
          <table:table-cell table:formula="of:=IF(ABS(([.B286]-[.U$2])/16384) &gt; 0.1; ([.B286]-[.U$2])/16384; 0)" office:value-type="float" office:value="0">
            <text:p>0.00</text:p>
          </table:table-cell>
          <table:table-cell table:formula="of:=IF(ABS(([.C286]-[.V$2])/16384) &gt; 0.1; ([.C286]-[.V$2])/16384; 0)" office:value-type="float" office:value="0">
            <text:p>0.00</text:p>
          </table:table-cell>
          <table:table-cell/>
          <table:table-cell table:formula="of:=SQRT([.X286]*[.X286]+[.Y286]*[.Y286]+[.Z286]*[.Z286])" office:value-type="float" office:value="0.0134652944711539">
            <text:p>0.0135</text:p>
          </table:table-cell>
        </table:table-row>
        <table:table-row table:style-name="ro1">
          <table:table-cell office:value-type="float" office:value="16272">
            <text:p>16272</text:p>
          </table:table-cell>
          <table:table-cell office:value-type="float" office:value="-1376">
            <text:p>-1376</text:p>
          </table:table-cell>
          <table:table-cell office:value-type="float" office:value="-3768">
            <text:p>-3768</text:p>
          </table:table-cell>
          <table:table-cell office:value-type="float" office:value="26.22">
            <text:p>26.22</text:p>
          </table:table-cell>
          <table:table-cell table:number-columns-repeated="2" office:value-type="float" office:value="-72">
            <text:p>-72</text:p>
          </table:table-cell>
          <table:table-cell office:value-type="string">
            <text:p>435<text:tab/><text:tab/><text:tab/><text:tab/></text:p>
          </table:table-cell>
          <table:table-cell table:number-columns-repeated="2"/>
          <table:table-cell table:formula="of:=IF(ABS(([.C287]-[.$I$2])/16384) &gt; 0.1; ([.C287]-[.$I$2])/16384; 0)" office:value-type="float" office:value="0">
            <text:p>0.00</text:p>
          </table:table-cell>
          <table:table-cell table:formula="of:=[.K286]+[.J287]" office:value-type="float" office:value="-13.104986728766">
            <text:p>-13.10</text:p>
          </table:table-cell>
          <table:table-cell table:number-columns-repeated="2"/>
          <table:table-cell table:formula="of:=([.C287]-[.$M$2])/16384" office:value-type="float" office:value="-0.0350967798477564">
            <text:p>-0.04</text:p>
          </table:table-cell>
          <table:table-cell table:formula="of:=AVERAGE([.N270:.N286])" office:value-type="float" office:value="-0.0553173680830505">
            <text:p>-0.06</text:p>
          </table:table-cell>
          <table:table-cell table:formula="of:=[.N287]-[.O287]" office:value-type="float" office:value="0.0202205882352941">
            <text:p>0.020</text:p>
          </table:table-cell>
          <table:table-cell table:formula="of:=[.Q286]+[.P287]" office:value-type="float" office:value="-0.293385225183826">
            <text:p>-0.293</text:p>
          </table:table-cell>
          <table:table-cell table:number-columns-repeated="6"/>
          <table:table-cell table:formula="of:=([.A287]-[.T$2])/16384" office:value-type="float" office:value="-0.00247896634615385">
            <text:p>0.00</text:p>
          </table:table-cell>
          <table:table-cell table:formula="of:=IF(ABS(([.B287]-[.U$2])/16384) &gt; 0.1; ([.B287]-[.U$2])/16384; 0)" office:value-type="float" office:value="0">
            <text:p>0.00</text:p>
          </table:table-cell>
          <table:table-cell table:formula="of:=IF(ABS(([.C287]-[.V$2])/16384) &gt; 0.1; ([.C287]-[.V$2])/16384; 0)" office:value-type="float" office:value="0">
            <text:p>0.00</text:p>
          </table:table-cell>
          <table:table-cell/>
          <table:table-cell table:formula="of:=SQRT([.X287]*[.X287]+[.Y287]*[.Y287]+[.Z287]*[.Z287])" office:value-type="float" office:value="0.00247896634615385">
            <text:p>0.0025</text:p>
          </table:table-cell>
        </table:table-row>
        <table:table-row table:style-name="ro1">
          <table:table-cell office:value-type="float" office:value="16172">
            <text:p>16172</text:p>
          </table:table-cell>
          <table:table-cell office:value-type="float" office:value="-1476">
            <text:p>-1476</text:p>
          </table:table-cell>
          <table:table-cell office:value-type="float" office:value="-3608">
            <text:p>-3608</text:p>
          </table:table-cell>
          <table:table-cell office:value-type="float" office:value="26.37">
            <text:p>26.37</text:p>
          </table:table-cell>
          <table:table-cell office:value-type="float" office:value="-25">
            <text:p>-25</text:p>
          </table:table-cell>
          <table:table-cell office:value-type="float" office:value="-20">
            <text:p>-20</text:p>
          </table:table-cell>
          <table:table-cell office:value-type="string">
            <text:p>272<text:tab/><text:tab/><text:tab/><text:tab/></text:p>
          </table:table-cell>
          <table:table-cell table:number-columns-repeated="2"/>
          <table:table-cell table:formula="of:=IF(ABS(([.C288]-[.$I$2])/16384) &gt; 0.1; ([.C288]-[.$I$2])/16384; 0)" office:value-type="float" office:value="0">
            <text:p>0.00</text:p>
          </table:table-cell>
          <table:table-cell table:formula="of:=[.K287]+[.J288]" office:value-type="float" office:value="-13.104986728766">
            <text:p>-13.10</text:p>
          </table:table-cell>
          <table:table-cell table:number-columns-repeated="2"/>
          <table:table-cell table:formula="of:=([.C288]-[.$M$2])/16384" office:value-type="float" office:value="-0.0253311548477564">
            <text:p>-0.03</text:p>
          </table:table-cell>
          <table:table-cell table:formula="of:=AVERAGE([.N271:.N287])" office:value-type="float" office:value="-0.0540823037448152">
            <text:p>-0.05</text:p>
          </table:table-cell>
          <table:table-cell table:formula="of:=[.N288]-[.O288]" office:value-type="float" office:value="0.0287511488970588">
            <text:p>0.029</text:p>
          </table:table-cell>
          <table:table-cell table:formula="of:=[.Q287]+[.P288]" office:value-type="float" office:value="-0.264634076286768">
            <text:p>-0.265</text:p>
          </table:table-cell>
          <table:table-cell table:number-columns-repeated="6"/>
          <table:table-cell table:formula="of:=([.A288]-[.T$2])/16384" office:value-type="float" office:value="-0.00858248197115385">
            <text:p>-0.01</text:p>
          </table:table-cell>
          <table:table-cell table:formula="of:=IF(ABS(([.B288]-[.U$2])/16384) &gt; 0.1; ([.B288]-[.U$2])/16384; 0)" office:value-type="float" office:value="0">
            <text:p>0.00</text:p>
          </table:table-cell>
          <table:table-cell table:formula="of:=IF(ABS(([.C288]-[.V$2])/16384) &gt; 0.1; ([.C288]-[.V$2])/16384; 0)" office:value-type="float" office:value="0">
            <text:p>0.00</text:p>
          </table:table-cell>
          <table:table-cell/>
          <table:table-cell table:formula="of:=SQRT([.X288]*[.X288]+[.Y288]*[.Y288]+[.Z288]*[.Z288])" office:value-type="float" office:value="0.00858248197115385">
            <text:p>0.0086</text:p>
          </table:table-cell>
        </table:table-row>
        <table:table-row table:style-name="ro1">
          <table:table-cell office:value-type="float" office:value="15868">
            <text:p>15868</text:p>
          </table:table-cell>
          <table:table-cell office:value-type="float" office:value="-1444">
            <text:p>-1444</text:p>
          </table:table-cell>
          <table:table-cell office:value-type="float" office:value="-3524">
            <text:p>-3524</text:p>
          </table:table-cell>
          <table:table-cell office:value-type="float" office:value="26.37">
            <text:p>26.37</text:p>
          </table:table-cell>
          <table:table-cell office:value-type="float" office:value="-9">
            <text:p>-9</text:p>
          </table:table-cell>
          <table:table-cell office:value-type="float" office:value="-158">
            <text:p>-158</text:p>
          </table:table-cell>
          <table:table-cell office:value-type="string">
            <text:p>239<text:tab/><text:tab/><text:tab/><text:tab/></text:p>
          </table:table-cell>
          <table:table-cell table:number-columns-repeated="2"/>
          <table:table-cell table:formula="of:=IF(ABS(([.C289]-[.$I$2])/16384) &gt; 0.1; ([.C289]-[.$I$2])/16384; 0)" office:value-type="float" office:value="0">
            <text:p>0.00</text:p>
          </table:table-cell>
          <table:table-cell table:formula="of:=[.K288]+[.J289]" office:value-type="float" office:value="-13.104986728766">
            <text:p>-13.10</text:p>
          </table:table-cell>
          <table:table-cell table:number-columns-repeated="2"/>
          <table:table-cell table:formula="of:=([.C289]-[.$M$2])/16384" office:value-type="float" office:value="-0.0202042017227564">
            <text:p>-0.02</text:p>
          </table:table-cell>
          <table:table-cell table:formula="of:=AVERAGE([.N272:.N288])" office:value-type="float" office:value="-0.0538812467595211">
            <text:p>-0.05</text:p>
          </table:table-cell>
          <table:table-cell table:formula="of:=[.N289]-[.O289]" office:value-type="float" office:value="0.0336770450367647">
            <text:p>0.034</text:p>
          </table:table-cell>
          <table:table-cell table:formula="of:=[.Q288]+[.P289]" office:value-type="float" office:value="-0.230957031250003">
            <text:p>-0.231</text:p>
          </table:table-cell>
          <table:table-cell table:number-columns-repeated="6"/>
          <table:table-cell table:formula="of:=([.A289]-[.T$2])/16384" office:value-type="float" office:value="-0.0271371694711539">
            <text:p>-0.03</text:p>
          </table:table-cell>
          <table:table-cell table:formula="of:=IF(ABS(([.B289]-[.U$2])/16384) &gt; 0.1; ([.B289]-[.U$2])/16384; 0)" office:value-type="float" office:value="0">
            <text:p>0.00</text:p>
          </table:table-cell>
          <table:table-cell table:formula="of:=IF(ABS(([.C289]-[.V$2])/16384) &gt; 0.1; ([.C289]-[.V$2])/16384; 0)" office:value-type="float" office:value="0">
            <text:p>0.00</text:p>
          </table:table-cell>
          <table:table-cell/>
          <table:table-cell table:formula="of:=SQRT([.X289]*[.X289]+[.Y289]*[.Y289]+[.Z289]*[.Z289])" office:value-type="float" office:value="0.0271371694711539">
            <text:p>0.0271</text:p>
          </table:table-cell>
        </table:table-row>
        <table:table-row table:style-name="ro1">
          <table:table-cell office:value-type="float" office:value="16484">
            <text:p>16484</text:p>
          </table:table-cell>
          <table:table-cell office:value-type="float" office:value="-1320">
            <text:p>-1320</text:p>
          </table:table-cell>
          <table:table-cell office:value-type="float" office:value="-3720">
            <text:p>-3720</text:p>
          </table:table-cell>
          <table:table-cell office:value-type="float" office:value="26.41">
            <text:p>26.41</text:p>
          </table:table-cell>
          <table:table-cell office:value-type="float" office:value="-70">
            <text:p>-70</text:p>
          </table:table-cell>
          <table:table-cell office:value-type="float" office:value="-422">
            <text:p>-422</text:p>
          </table:table-cell>
          <table:table-cell office:value-type="string">
            <text:p>211<text:tab/><text:tab/><text:tab/><text:tab/></text:p>
          </table:table-cell>
          <table:table-cell table:number-columns-repeated="2"/>
          <table:table-cell table:formula="of:=IF(ABS(([.C290]-[.$I$2])/16384) &gt; 0.1; ([.C290]-[.$I$2])/16384; 0)" office:value-type="float" office:value="0">
            <text:p>0.00</text:p>
          </table:table-cell>
          <table:table-cell table:formula="of:=[.K289]+[.J290]" office:value-type="float" office:value="-13.104986728766">
            <text:p>-13.10</text:p>
          </table:table-cell>
          <table:table-cell table:number-columns-repeated="2"/>
          <table:table-cell table:formula="of:=([.C290]-[.$M$2])/16384" office:value-type="float" office:value="-0.0321670923477564">
            <text:p>-0.03</text:p>
          </table:table-cell>
          <table:table-cell table:formula="of:=AVERAGE([.N273:.N289])" office:value-type="float" office:value="-0.048309096024227">
            <text:p>-0.05</text:p>
          </table:table-cell>
          <table:table-cell table:formula="of:=[.N290]-[.O290]" office:value-type="float" office:value="0.0161420036764706">
            <text:p>0.016</text:p>
          </table:table-cell>
          <table:table-cell table:formula="of:=[.Q289]+[.P290]" office:value-type="float" office:value="-0.214815027573532">
            <text:p>-0.215</text:p>
          </table:table-cell>
          <table:table-cell table:number-columns-repeated="6"/>
          <table:table-cell table:formula="of:=([.A290]-[.T$2])/16384" office:value-type="float" office:value="0.0104604867788461">
            <text:p>0.01</text:p>
          </table:table-cell>
          <table:table-cell table:formula="of:=IF(ABS(([.B290]-[.U$2])/16384) &gt; 0.1; ([.B290]-[.U$2])/16384; 0)" office:value-type="float" office:value="0">
            <text:p>0.00</text:p>
          </table:table-cell>
          <table:table-cell table:formula="of:=IF(ABS(([.C290]-[.V$2])/16384) &gt; 0.1; ([.C290]-[.V$2])/16384; 0)" office:value-type="float" office:value="0">
            <text:p>0.00</text:p>
          </table:table-cell>
          <table:table-cell/>
          <table:table-cell table:formula="of:=SQRT([.X290]*[.X290]+[.Y290]*[.Y290]+[.Z290]*[.Z290])" office:value-type="float" office:value="0.0104604867788461">
            <text:p>0.0105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-1292">
            <text:p>-1292</text:p>
          </table:table-cell>
          <table:table-cell office:value-type="float" office:value="-4084">
            <text:p>-4084</text:p>
          </table:table-cell>
          <table:table-cell office:value-type="float" office:value="26.41">
            <text:p>26.41</text:p>
          </table:table-cell>
          <table:table-cell office:value-type="float" office:value="107">
            <text:p>107</text:p>
          </table:table-cell>
          <table:table-cell office:value-type="float" office:value="-513">
            <text:p>-513</text:p>
          </table:table-cell>
          <table:table-cell office:value-type="string">
            <text:p>31<text:tab/><text:tab/><text:tab/><text:tab/></text:p>
          </table:table-cell>
          <table:table-cell table:number-columns-repeated="2"/>
          <table:table-cell table:formula="of:=IF(ABS(([.C291]-[.$I$2])/16384) &gt; 0.1; ([.C291]-[.$I$2])/16384; 0)" office:value-type="float" office:value="0">
            <text:p>0.00</text:p>
          </table:table-cell>
          <table:table-cell table:formula="of:=[.K290]+[.J291]" office:value-type="float" office:value="-13.104986728766">
            <text:p>-13.10</text:p>
          </table:table-cell>
          <table:table-cell table:number-columns-repeated="2"/>
          <table:table-cell table:formula="of:=([.C291]-[.$M$2])/16384" office:value-type="float" office:value="-0.0543838892227564">
            <text:p>-0.05</text:p>
          </table:table-cell>
          <table:table-cell table:formula="of:=AVERAGE([.N274:.N290])" office:value-type="float" office:value="-0.0453937697374623">
            <text:p>-0.05</text:p>
          </table:table-cell>
          <table:table-cell table:formula="of:=[.N291]-[.O291]" office:value-type="float" office:value="-0.00899011948529414">
            <text:p>-0.009</text:p>
          </table:table-cell>
          <table:table-cell table:formula="of:=[.Q290]+[.P291]" office:value-type="float" office:value="-0.223805147058827">
            <text:p>-0.224</text:p>
          </table:table-cell>
          <table:table-cell table:number-columns-repeated="6"/>
          <table:table-cell table:formula="of:=([.A291]-[.T$2])/16384" office:value-type="float" office:value="0.00240384615384615">
            <text:p>0.00</text:p>
          </table:table-cell>
          <table:table-cell table:formula="of:=IF(ABS(([.B291]-[.U$2])/16384) &gt; 0.1; ([.B291]-[.U$2])/16384; 0)" office:value-type="float" office:value="0">
            <text:p>0.00</text:p>
          </table:table-cell>
          <table:table-cell table:formula="of:=IF(ABS(([.C291]-[.V$2])/16384) &gt; 0.1; ([.C291]-[.V$2])/16384; 0)" office:value-type="float" office:value="0">
            <text:p>0.00</text:p>
          </table:table-cell>
          <table:table-cell/>
          <table:table-cell table:formula="of:=SQRT([.X291]*[.X291]+[.Y291]*[.Y291]+[.Z291]*[.Z291])" office:value-type="float" office:value="0.00240384615384615">
            <text:p>0.0024</text:p>
          </table:table-cell>
        </table:table-row>
        <table:table-row table:style-name="ro1">
          <table:table-cell office:value-type="float" office:value="16204">
            <text:p>16204</text:p>
          </table:table-cell>
          <table:table-cell office:value-type="float" office:value="-1360">
            <text:p>-1360</text:p>
          </table:table-cell>
          <table:table-cell office:value-type="float" office:value="-4020">
            <text:p>-4020</text:p>
          </table:table-cell>
          <table:table-cell office:value-type="float" office:value="26.37">
            <text:p>26.37</text:p>
          </table:table-cell>
          <table:table-cell office:value-type="float" office:value="241">
            <text:p>241</text:p>
          </table:table-cell>
          <table:table-cell office:value-type="float" office:value="-113">
            <text:p>-113</text:p>
          </table:table-cell>
          <table:table-cell office:value-type="string">
            <text:p>-82<text:tab/><text:tab/><text:tab/><text:tab/></text:p>
          </table:table-cell>
          <table:table-cell table:number-columns-repeated="2"/>
          <table:table-cell table:formula="of:=IF(ABS(([.C292]-[.$I$2])/16384) &gt; 0.1; ([.C292]-[.$I$2])/16384; 0)" office:value-type="float" office:value="0">
            <text:p>0.00</text:p>
          </table:table-cell>
          <table:table-cell table:formula="of:=[.K291]+[.J292]" office:value-type="float" office:value="-13.104986728766">
            <text:p>-13.10</text:p>
          </table:table-cell>
          <table:table-cell table:number-columns-repeated="2"/>
          <table:table-cell table:formula="of:=([.C292]-[.$M$2])/16384" office:value-type="float" office:value="-0.0504776392227564">
            <text:p>-0.05</text:p>
          </table:table-cell>
          <table:table-cell table:formula="of:=AVERAGE([.N275:.N291])" office:value-type="float" office:value="-0.0450634618330505">
            <text:p>-0.05</text:p>
          </table:table-cell>
          <table:table-cell table:formula="of:=[.N292]-[.O292]" office:value-type="float" office:value="-0.00541417738970591">
            <text:p>-0.005</text:p>
          </table:table-cell>
          <table:table-cell table:formula="of:=[.Q291]+[.P292]" office:value-type="float" office:value="-0.229219324448532">
            <text:p>-0.229</text:p>
          </table:table-cell>
          <table:table-cell table:number-columns-repeated="6"/>
          <table:table-cell table:formula="of:=([.A292]-[.T$2])/16384" office:value-type="float" office:value="-0.00662935697115386">
            <text:p>-0.01</text:p>
          </table:table-cell>
          <table:table-cell table:formula="of:=IF(ABS(([.B292]-[.U$2])/16384) &gt; 0.1; ([.B292]-[.U$2])/16384; 0)" office:value-type="float" office:value="0">
            <text:p>0.00</text:p>
          </table:table-cell>
          <table:table-cell table:formula="of:=IF(ABS(([.C292]-[.V$2])/16384) &gt; 0.1; ([.C292]-[.V$2])/16384; 0)" office:value-type="float" office:value="0">
            <text:p>0.00</text:p>
          </table:table-cell>
          <table:table-cell/>
          <table:table-cell table:formula="of:=SQRT([.X292]*[.X292]+[.Y292]*[.Y292]+[.Z292]*[.Z292])" office:value-type="float" office:value="0.00662935697115386">
            <text:p>0.0066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1452">
            <text:p>-1452</text:p>
          </table:table-cell>
          <table:table-cell office:value-type="float" office:value="-4100">
            <text:p>-4100</text:p>
          </table:table-cell>
          <table:table-cell office:value-type="float" office:value="26.27">
            <text:p>26.27</text:p>
          </table:table-cell>
          <table:table-cell office:value-type="float" office:value="126">
            <text:p>126</text:p>
          </table:table-cell>
          <table:table-cell office:value-type="float" office:value="-13">
            <text:p>-13</text:p>
          </table:table-cell>
          <table:table-cell office:value-type="string">
            <text:p>147<text:tab/><text:tab/><text:tab/><text:tab/></text:p>
          </table:table-cell>
          <table:table-cell table:number-columns-repeated="2"/>
          <table:table-cell table:formula="of:=IF(ABS(([.C293]-[.$I$2])/16384) &gt; 0.1; ([.C293]-[.$I$2])/16384; 0)" office:value-type="float" office:value="0">
            <text:p>0.00</text:p>
          </table:table-cell>
          <table:table-cell table:formula="of:=[.K292]+[.J293]" office:value-type="float" office:value="-13.104986728766">
            <text:p>-13.10</text:p>
          </table:table-cell>
          <table:table-cell table:number-columns-repeated="2"/>
          <table:table-cell table:formula="of:=([.C293]-[.$M$2])/16384" office:value-type="float" office:value="-0.0553604517227564">
            <text:p>-0.06</text:p>
          </table:table-cell>
          <table:table-cell table:formula="of:=AVERAGE([.N276:.N292])" office:value-type="float" office:value="-0.043182142899227">
            <text:p>-0.04</text:p>
          </table:table-cell>
          <table:table-cell table:formula="of:=[.N293]-[.O293]" office:value-type="float" office:value="-0.0121783088235294">
            <text:p>-0.012</text:p>
          </table:table-cell>
          <table:table-cell table:formula="of:=[.Q292]+[.P293]" office:value-type="float" office:value="-0.241397633272062">
            <text:p>-0.241</text:p>
          </table:table-cell>
          <table:table-cell table:number-columns-repeated="6"/>
          <table:table-cell table:formula="of:=([.A293]-[.T$2])/16384" office:value-type="float" office:value="-0.0200570913461539">
            <text:p>-0.02</text:p>
          </table:table-cell>
          <table:table-cell table:formula="of:=IF(ABS(([.B293]-[.U$2])/16384) &gt; 0.1; ([.B293]-[.U$2])/16384; 0)" office:value-type="float" office:value="0">
            <text:p>0.00</text:p>
          </table:table-cell>
          <table:table-cell table:formula="of:=IF(ABS(([.C293]-[.V$2])/16384) &gt; 0.1; ([.C293]-[.V$2])/16384; 0)" office:value-type="float" office:value="0">
            <text:p>0.00</text:p>
          </table:table-cell>
          <table:table-cell/>
          <table:table-cell table:formula="of:=SQRT([.X293]*[.X293]+[.Y293]*[.Y293]+[.Z293]*[.Z293])" office:value-type="float" office:value="0.0200570913461539">
            <text:p>0.0201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-1316">
            <text:p>-1316</text:p>
          </table:table-cell>
          <table:table-cell office:value-type="float" office:value="-3896">
            <text:p>-3896</text:p>
          </table:table-cell>
          <table:table-cell office:value-type="float" office:value="26.32">
            <text:p>26.32</text:p>
          </table:table-cell>
          <table:table-cell office:value-type="float" office:value="354">
            <text:p>354</text:p>
          </table:table-cell>
          <table:table-cell office:value-type="float" office:value="196">
            <text:p>196</text:p>
          </table:table-cell>
          <table:table-cell office:value-type="string">
            <text:p>232<text:tab/><text:tab/><text:tab/><text:tab/></text:p>
          </table:table-cell>
          <table:table-cell table:number-columns-repeated="2"/>
          <table:table-cell table:formula="of:=IF(ABS(([.C294]-[.$I$2])/16384) &gt; 0.1; ([.C294]-[.$I$2])/16384; 0)" office:value-type="float" office:value="0">
            <text:p>0.00</text:p>
          </table:table-cell>
          <table:table-cell table:formula="of:=[.K293]+[.J294]" office:value-type="float" office:value="-13.104986728766">
            <text:p>-13.10</text:p>
          </table:table-cell>
          <table:table-cell table:number-columns-repeated="2"/>
          <table:table-cell table:formula="of:=([.C294]-[.$M$2])/16384" office:value-type="float" office:value="-0.0429092798477564">
            <text:p>-0.04</text:p>
          </table:table-cell>
          <table:table-cell table:formula="of:=AVERAGE([.N277:.N293])" office:value-type="float" office:value="-0.0430816144065799">
            <text:p>-0.04</text:p>
          </table:table-cell>
          <table:table-cell table:formula="of:=[.N294]-[.O294]" office:value-type="float" office:value="0.000172334558823511">
            <text:p>0.000</text:p>
          </table:table-cell>
          <table:table-cell table:formula="of:=[.Q293]+[.P294]" office:value-type="float" office:value="-0.241225298713238">
            <text:p>-0.241</text:p>
          </table:table-cell>
          <table:table-cell table:number-columns-repeated="6"/>
          <table:table-cell table:formula="of:=([.A294]-[.T$2])/16384" office:value-type="float" office:value="-0.00687349759615386">
            <text:p>-0.01</text:p>
          </table:table-cell>
          <table:table-cell table:formula="of:=IF(ABS(([.B294]-[.U$2])/16384) &gt; 0.1; ([.B294]-[.U$2])/16384; 0)" office:value-type="float" office:value="0">
            <text:p>0.00</text:p>
          </table:table-cell>
          <table:table-cell table:formula="of:=IF(ABS(([.C294]-[.V$2])/16384) &gt; 0.1; ([.C294]-[.V$2])/16384; 0)" office:value-type="float" office:value="0">
            <text:p>0.00</text:p>
          </table:table-cell>
          <table:table-cell/>
          <table:table-cell table:formula="of:=SQRT([.X294]*[.X294]+[.Y294]*[.Y294]+[.Z294]*[.Z294])" office:value-type="float" office:value="0.00687349759615386">
            <text:p>0.0069</text:p>
          </table:table-cell>
        </table:table-row>
        <table:table-row table:style-name="ro1">
          <table:table-cell office:value-type="float" office:value="16432">
            <text:p>16432</text:p>
          </table:table-cell>
          <table:table-cell office:value-type="float" office:value="-1420">
            <text:p>-1420</text:p>
          </table:table-cell>
          <table:table-cell office:value-type="float" office:value="-4196">
            <text:p>-4196</text:p>
          </table:table-cell>
          <table:table-cell office:value-type="float" office:value="26.32">
            <text:p>26.32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string">
            <text:p>112<text:tab/><text:tab/><text:tab/><text:tab/></text:p>
          </table:table-cell>
          <table:table-cell table:number-columns-repeated="2"/>
          <table:table-cell table:formula="of:=IF(ABS(([.C295]-[.$I$2])/16384) &gt; 0.1; ([.C295]-[.$I$2])/16384; 0)" office:value-type="float" office:value="0">
            <text:p>0.00</text:p>
          </table:table-cell>
          <table:table-cell table:formula="of:=[.K294]+[.J295]" office:value-type="float" office:value="-13.104986728766">
            <text:p>-13.10</text:p>
          </table:table-cell>
          <table:table-cell table:number-columns-repeated="2"/>
          <table:table-cell table:formula="of:=([.C295]-[.$M$2])/16384" office:value-type="float" office:value="-0.0612198267227564">
            <text:p>-0.06</text:p>
          </table:table-cell>
          <table:table-cell table:formula="of:=AVERAGE([.N278:.N294])" office:value-type="float" office:value="-0.0425502495168741">
            <text:p>-0.04</text:p>
          </table:table-cell>
          <table:table-cell table:formula="of:=[.N295]-[.O295]" office:value-type="float" office:value="-0.0186695772058824">
            <text:p>-0.019</text:p>
          </table:table-cell>
          <table:table-cell table:formula="of:=[.Q294]+[.P295]" office:value-type="float" office:value="-0.259894875919121">
            <text:p>-0.260</text:p>
          </table:table-cell>
          <table:table-cell table:number-columns-repeated="6"/>
          <table:table-cell table:formula="of:=([.A295]-[.T$2])/16384" office:value-type="float" office:value="0.00728665865384615">
            <text:p>0.01</text:p>
          </table:table-cell>
          <table:table-cell table:formula="of:=IF(ABS(([.B295]-[.U$2])/16384) &gt; 0.1; ([.B295]-[.U$2])/16384; 0)" office:value-type="float" office:value="0">
            <text:p>0.00</text:p>
          </table:table-cell>
          <table:table-cell table:formula="of:=IF(ABS(([.C295]-[.V$2])/16384) &gt; 0.1; ([.C295]-[.V$2])/16384; 0)" office:value-type="float" office:value="0">
            <text:p>0.00</text:p>
          </table:table-cell>
          <table:table-cell/>
          <table:table-cell table:formula="of:=SQRT([.X295]*[.X295]+[.Y295]*[.Y295]+[.Z295]*[.Z295])" office:value-type="float" office:value="0.00728665865384615">
            <text:p>0.0073</text:p>
          </table:table-cell>
        </table:table-row>
        <table:table-row table:style-name="ro1">
          <table:table-cell office:value-type="float" office:value="16028">
            <text:p>16028</text:p>
          </table:table-cell>
          <table:table-cell office:value-type="float" office:value="-1344">
            <text:p>-1344</text:p>
          </table:table-cell>
          <table:table-cell office:value-type="float" office:value="-4044">
            <text:p>-4044</text:p>
          </table:table-cell>
          <table:table-cell office:value-type="float" office:value="26.22">
            <text:p>26.22</text:p>
          </table:table-cell>
          <table:table-cell office:value-type="float" office:value="-107">
            <text:p>-107</text:p>
          </table:table-cell>
          <table:table-cell office:value-type="float" office:value="-167">
            <text:p>-167</text:p>
          </table:table-cell>
          <table:table-cell office:value-type="string">
            <text:p>158<text:tab/><text:tab/><text:tab/><text:tab/></text:p>
          </table:table-cell>
          <table:table-cell table:number-columns-repeated="2"/>
          <table:table-cell table:formula="of:=IF(ABS(([.C296]-[.$I$2])/16384) &gt; 0.1; ([.C296]-[.$I$2])/16384; 0)" office:value-type="float" office:value="0">
            <text:p>0.00</text:p>
          </table:table-cell>
          <table:table-cell table:formula="of:=[.K295]+[.J296]" office:value-type="float" office:value="-13.104986728766">
            <text:p>-13.10</text:p>
          </table:table-cell>
          <table:table-cell table:number-columns-repeated="2"/>
          <table:table-cell table:formula="of:=([.C296]-[.$M$2])/16384" office:value-type="float" office:value="-0.0519424829727564">
            <text:p>-0.05</text:p>
          </table:table-cell>
          <table:table-cell table:formula="of:=AVERAGE([.N279:.N295])" office:value-type="float" office:value="-0.0442448726786387">
            <text:p>-0.04</text:p>
          </table:table-cell>
          <table:table-cell table:formula="of:=[.N296]-[.O296]" office:value-type="float" office:value="-0.00769761029411767">
            <text:p>-0.008</text:p>
          </table:table-cell>
          <table:table-cell table:formula="of:=[.Q295]+[.P296]" office:value-type="float" office:value="-0.267592486213238">
            <text:p>-0.268</text:p>
          </table:table-cell>
          <table:table-cell table:number-columns-repeated="6"/>
          <table:table-cell table:formula="of:=([.A296]-[.T$2])/16384" office:value-type="float" office:value="-0.0173715444711539">
            <text:p>-0.02</text:p>
          </table:table-cell>
          <table:table-cell table:formula="of:=IF(ABS(([.B296]-[.U$2])/16384) &gt; 0.1; ([.B296]-[.U$2])/16384; 0)" office:value-type="float" office:value="0">
            <text:p>0.00</text:p>
          </table:table-cell>
          <table:table-cell table:formula="of:=IF(ABS(([.C296]-[.V$2])/16384) &gt; 0.1; ([.C296]-[.V$2])/16384; 0)" office:value-type="float" office:value="0">
            <text:p>0.00</text:p>
          </table:table-cell>
          <table:table-cell/>
          <table:table-cell table:formula="of:=SQRT([.X296]*[.X296]+[.Y296]*[.Y296]+[.Z296]*[.Z296])" office:value-type="float" office:value="0.0173715444711539">
            <text:p>0.0174</text:p>
          </table:table-cell>
        </table:table-row>
        <table:table-row table:style-name="ro1">
          <table:table-cell office:value-type="float" office:value="16336">
            <text:p>16336</text:p>
          </table:table-cell>
          <table:table-cell office:value-type="float" office:value="-1288">
            <text:p>-1288</text:p>
          </table:table-cell>
          <table:table-cell office:value-type="float" office:value="-4084">
            <text:p>-4084</text:p>
          </table:table-cell>
          <table:table-cell office:value-type="float" office:value="26.37">
            <text:p>26.37</text:p>
          </table:table-cell>
          <table:table-cell office:value-type="float" office:value="-216">
            <text:p>-216</text:p>
          </table:table-cell>
          <table:table-cell office:value-type="float" office:value="-253">
            <text:p>-253</text:p>
          </table:table-cell>
          <table:table-cell office:value-type="string">
            <text:p>249<text:tab/><text:tab/><text:tab/><text:tab/></text:p>
          </table:table-cell>
          <table:table-cell table:number-columns-repeated="2"/>
          <table:table-cell table:formula="of:=IF(ABS(([.C297]-[.$I$2])/16384) &gt; 0.1; ([.C297]-[.$I$2])/16384; 0)" office:value-type="float" office:value="0">
            <text:p>0.00</text:p>
          </table:table-cell>
          <table:table-cell table:formula="of:=[.K296]+[.J297]" office:value-type="float" office:value="-13.104986728766">
            <text:p>-13.10</text:p>
          </table:table-cell>
          <table:table-cell table:number-columns-repeated="2"/>
          <table:table-cell table:formula="of:=([.C297]-[.$M$2])/16384" office:value-type="float" office:value="-0.0543838892227564">
            <text:p>-0.05</text:p>
          </table:table-cell>
          <table:table-cell table:formula="of:=AVERAGE([.N280:.N296])" office:value-type="float" office:value="-0.0440007320536388">
            <text:p>-0.04</text:p>
          </table:table-cell>
          <table:table-cell table:formula="of:=[.N297]-[.O297]" office:value-type="float" office:value="-0.0103831571691177">
            <text:p>-0.010</text:p>
          </table:table-cell>
          <table:table-cell table:formula="of:=[.Q296]+[.P297]" office:value-type="float" office:value="-0.277975643382356">
            <text:p>-0.278</text:p>
          </table:table-cell>
          <table:table-cell table:number-columns-repeated="6"/>
          <table:table-cell table:formula="of:=([.A297]-[.T$2])/16384" office:value-type="float" office:value="0.00142728365384615">
            <text:p>0.00</text:p>
          </table:table-cell>
          <table:table-cell table:formula="of:=IF(ABS(([.B297]-[.U$2])/16384) &gt; 0.1; ([.B297]-[.U$2])/16384; 0)" office:value-type="float" office:value="0">
            <text:p>0.00</text:p>
          </table:table-cell>
          <table:table-cell table:formula="of:=IF(ABS(([.C297]-[.V$2])/16384) &gt; 0.1; ([.C297]-[.V$2])/16384; 0)" office:value-type="float" office:value="0">
            <text:p>0.00</text:p>
          </table:table-cell>
          <table:table-cell/>
          <table:table-cell table:formula="of:=SQRT([.X297]*[.X297]+[.Y297]*[.Y297]+[.Z297]*[.Z297])" office:value-type="float" office:value="0.00142728365384615">
            <text:p>0.0014</text:p>
          </table:table-cell>
        </table:table-row>
        <table:table-row table:style-name="ro1">
          <table:table-cell office:value-type="float" office:value="16196">
            <text:p>16196</text:p>
          </table:table-cell>
          <table:table-cell office:value-type="float" office:value="-1344">
            <text:p>-1344</text:p>
          </table:table-cell>
          <table:table-cell office:value-type="float" office:value="-3972">
            <text:p>-3972</text:p>
          </table:table-cell>
          <table:table-cell office:value-type="float" office:value="26.32">
            <text:p>26.32</text:p>
          </table:table-cell>
          <table:table-cell office:value-type="float" office:value="-224">
            <text:p>-224</text:p>
          </table:table-cell>
          <table:table-cell office:value-type="float" office:value="-314">
            <text:p>-314</text:p>
          </table:table-cell>
          <table:table-cell office:value-type="string">
            <text:p>280<text:tab/><text:tab/><text:tab/><text:tab/></text:p>
          </table:table-cell>
          <table:table-cell table:number-columns-repeated="2"/>
          <table:table-cell table:formula="of:=IF(ABS(([.C298]-[.$I$2])/16384) &gt; 0.1; ([.C298]-[.$I$2])/16384; 0)" office:value-type="float" office:value="0">
            <text:p>0.00</text:p>
          </table:table-cell>
          <table:table-cell table:formula="of:=[.K297]+[.J298]" office:value-type="float" office:value="-13.104986728766">
            <text:p>-13.10</text:p>
          </table:table-cell>
          <table:table-cell table:number-columns-repeated="2"/>
          <table:table-cell table:formula="of:=([.C298]-[.$M$2])/16384" office:value-type="float" office:value="-0.0475479517227564">
            <text:p>-0.05</text:p>
          </table:table-cell>
          <table:table-cell table:formula="of:=AVERAGE([.N281:.N297])" office:value-type="float" office:value="-0.0436847853624623">
            <text:p>-0.04</text:p>
          </table:table-cell>
          <table:table-cell table:formula="of:=[.N298]-[.O298]" office:value-type="float" office:value="-0.00386316636029413">
            <text:p>-0.004</text:p>
          </table:table-cell>
          <table:table-cell table:formula="of:=[.Q297]+[.P298]" office:value-type="float" office:value="-0.28183880974265">
            <text:p>-0.282</text:p>
          </table:table-cell>
          <table:table-cell table:number-columns-repeated="6"/>
          <table:table-cell table:formula="of:=([.A298]-[.T$2])/16384" office:value-type="float" office:value="-0.00711763822115386">
            <text:p>-0.01</text:p>
          </table:table-cell>
          <table:table-cell table:formula="of:=IF(ABS(([.B298]-[.U$2])/16384) &gt; 0.1; ([.B298]-[.U$2])/16384; 0)" office:value-type="float" office:value="0">
            <text:p>0.00</text:p>
          </table:table-cell>
          <table:table-cell table:formula="of:=IF(ABS(([.C298]-[.V$2])/16384) &gt; 0.1; ([.C298]-[.V$2])/16384; 0)" office:value-type="float" office:value="0">
            <text:p>0.00</text:p>
          </table:table-cell>
          <table:table-cell/>
          <table:table-cell table:formula="of:=SQRT([.X298]*[.X298]+[.Y298]*[.Y298]+[.Z298]*[.Z298])" office:value-type="float" office:value="0.00711763822115386">
            <text:p>0.0071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-1336">
            <text:p>-1336</text:p>
          </table:table-cell>
          <table:table-cell office:value-type="float" office:value="-4152">
            <text:p>-4152</text:p>
          </table:table-cell>
          <table:table-cell office:value-type="float" office:value="26.27">
            <text:p>26.27</text:p>
          </table:table-cell>
          <table:table-cell office:value-type="float" office:value="301">
            <text:p>301</text:p>
          </table:table-cell>
          <table:table-cell office:value-type="float" office:value="-901">
            <text:p>-901</text:p>
          </table:table-cell>
          <table:table-cell office:value-type="string">
            <text:p>118<text:tab/><text:tab/><text:tab/><text:tab/></text:p>
          </table:table-cell>
          <table:table-cell table:number-columns-repeated="2"/>
          <table:table-cell table:formula="of:=IF(ABS(([.C299]-[.$I$2])/16384) &gt; 0.1; ([.C299]-[.$I$2])/16384; 0)" office:value-type="float" office:value="0">
            <text:p>0.00</text:p>
          </table:table-cell>
          <table:table-cell table:formula="of:=[.K298]+[.J299]" office:value-type="float" office:value="-13.104986728766">
            <text:p>-13.10</text:p>
          </table:table-cell>
          <table:table-cell table:number-columns-repeated="2"/>
          <table:table-cell table:formula="of:=([.C299]-[.$M$2])/16384" office:value-type="float" office:value="-0.0585342798477564">
            <text:p>-0.06</text:p>
          </table:table-cell>
          <table:table-cell table:formula="of:=AVERAGE([.N282:.N298])" office:value-type="float" office:value="-0.043182142899227">
            <text:p>-0.04</text:p>
          </table:table-cell>
          <table:table-cell table:formula="of:=[.N299]-[.O299]" office:value-type="float" office:value="-0.0153521369485294">
            <text:p>-0.015</text:p>
          </table:table-cell>
          <table:table-cell table:formula="of:=[.Q298]+[.P299]" office:value-type="float" office:value="-0.29719094669118">
            <text:p>-0.297</text:p>
          </table:table-cell>
          <table:table-cell table:number-columns-repeated="6"/>
          <table:table-cell table:formula="of:=([.A299]-[.T$2])/16384" office:value-type="float" office:value="-0.00150240384615385">
            <text:p>0.00</text:p>
          </table:table-cell>
          <table:table-cell table:formula="of:=IF(ABS(([.B299]-[.U$2])/16384) &gt; 0.1; ([.B299]-[.U$2])/16384; 0)" office:value-type="float" office:value="0">
            <text:p>0.00</text:p>
          </table:table-cell>
          <table:table-cell table:formula="of:=IF(ABS(([.C299]-[.V$2])/16384) &gt; 0.1; ([.C299]-[.V$2])/16384; 0)" office:value-type="float" office:value="0">
            <text:p>0.00</text:p>
          </table:table-cell>
          <table:table-cell/>
          <table:table-cell table:formula="of:=SQRT([.X299]*[.X299]+[.Y299]*[.Y299]+[.Z299]*[.Z299])" office:value-type="float" office:value="0.00150240384615385">
            <text:p>0.0015</text:p>
          </table:table-cell>
        </table:table-row>
        <table:table-row table:style-name="ro1">
          <table:table-cell office:value-type="float" office:value="15972">
            <text:p>15972</text:p>
          </table:table-cell>
          <table:table-cell office:value-type="float" office:value="-1324">
            <text:p>-1324</text:p>
          </table:table-cell>
          <table:table-cell office:value-type="float" office:value="-4376">
            <text:p>-4376</text:p>
          </table:table-cell>
          <table:table-cell office:value-type="float" office:value="26.22">
            <text:p>26.22</text:p>
          </table:table-cell>
          <table:table-cell office:value-type="float" office:value="254">
            <text:p>254</text:p>
          </table:table-cell>
          <table:table-cell office:value-type="float" office:value="-121">
            <text:p>-121</text:p>
          </table:table-cell>
          <table:table-cell office:value-type="string">
            <text:p>-174<text:tab/><text:tab/><text:tab/><text:tab/></text:p>
          </table:table-cell>
          <table:table-cell table:number-columns-repeated="2"/>
          <table:table-cell table:formula="of:=IF(ABS(([.C300]-[.$I$2])/16384) &gt; 0.1; ([.C300]-[.$I$2])/16384; 0)" office:value-type="float" office:value="0">
            <text:p>0.00</text:p>
          </table:table-cell>
          <table:table-cell table:formula="of:=[.K299]+[.J300]" office:value-type="float" office:value="-13.104986728766">
            <text:p>-13.10</text:p>
          </table:table-cell>
          <table:table-cell table:number-columns-repeated="2"/>
          <table:table-cell table:formula="of:=([.C300]-[.$M$2])/16384" office:value-type="float" office:value="-0.0722061548477564">
            <text:p>-0.07</text:p>
          </table:table-cell>
          <table:table-cell table:formula="of:=AVERAGE([.N283:.N299])" office:value-type="float" office:value="-0.0440294544801093">
            <text:p>-0.04</text:p>
          </table:table-cell>
          <table:table-cell table:formula="of:=[.N300]-[.O300]" office:value-type="float" office:value="-0.0281767003676471">
            <text:p>-0.028</text:p>
          </table:table-cell>
          <table:table-cell table:formula="of:=[.Q299]+[.P300]" office:value-type="float" office:value="-0.325367647058827">
            <text:p>-0.325</text:p>
          </table:table-cell>
          <table:table-cell table:number-columns-repeated="6"/>
          <table:table-cell table:formula="of:=([.A300]-[.T$2])/16384" office:value-type="float" office:value="-0.0207895132211539">
            <text:p>-0.02</text:p>
          </table:table-cell>
          <table:table-cell table:formula="of:=IF(ABS(([.B300]-[.U$2])/16384) &gt; 0.1; ([.B300]-[.U$2])/16384; 0)" office:value-type="float" office:value="0">
            <text:p>0.00</text:p>
          </table:table-cell>
          <table:table-cell table:formula="of:=IF(ABS(([.C300]-[.V$2])/16384) &gt; 0.1; ([.C300]-[.V$2])/16384; 0)" office:value-type="float" office:value="0">
            <text:p>0.00</text:p>
          </table:table-cell>
          <table:table-cell/>
          <table:table-cell table:formula="of:=SQRT([.X300]*[.X300]+[.Y300]*[.Y300]+[.Z300]*[.Z300])" office:value-type="float" office:value="0.0207895132211539">
            <text:p>0.0208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360">
            <text:p>-1360</text:p>
          </table:table-cell>
          <table:table-cell office:value-type="float" office:value="-4312">
            <text:p>-4312</text:p>
          </table:table-cell>
          <table:table-cell office:value-type="float" office:value="26.32">
            <text:p>26.32</text:p>
          </table:table-cell>
          <table:table-cell office:value-type="float" office:value="-90">
            <text:p>-90</text:p>
          </table:table-cell>
          <table:table-cell office:value-type="float" office:value="-89">
            <text:p>-89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IF(ABS(([.C301]-[.$I$2])/16384) &gt; 0.1; ([.C301]-[.$I$2])/16384; 0)" office:value-type="float" office:value="0">
            <text:p>0.00</text:p>
          </table:table-cell>
          <table:table-cell table:formula="of:=[.K300]+[.J301]" office:value-type="float" office:value="-13.104986728766">
            <text:p>-13.10</text:p>
          </table:table-cell>
          <table:table-cell table:number-columns-repeated="2"/>
          <table:table-cell table:formula="of:=([.C301]-[.$M$2])/16384" office:value-type="float" office:value="-0.0682999048477564">
            <text:p>-0.07</text:p>
          </table:table-cell>
          <table:table-cell table:formula="of:=AVERAGE([.N284:.N300])" office:value-type="float" office:value="-0.0464564995168741">
            <text:p>-0.05</text:p>
          </table:table-cell>
          <table:table-cell table:formula="of:=[.N301]-[.O301]" office:value-type="float" office:value="-0.0218434053308824">
            <text:p>-0.022</text:p>
          </table:table-cell>
          <table:table-cell table:formula="of:=[.Q300]+[.P301]" office:value-type="float" office:value="-0.347211052389709">
            <text:p>-0.347</text:p>
          </table:table-cell>
          <table:table-cell table:number-columns-repeated="6"/>
          <table:table-cell table:formula="of:=([.A301]-[.T$2])/16384" office:value-type="float" office:value="-0.0254281850961539">
            <text:p>-0.03</text:p>
          </table:table-cell>
          <table:table-cell table:formula="of:=IF(ABS(([.B301]-[.U$2])/16384) &gt; 0.1; ([.B301]-[.U$2])/16384; 0)" office:value-type="float" office:value="0">
            <text:p>0.00</text:p>
          </table:table-cell>
          <table:table-cell table:formula="of:=IF(ABS(([.C301]-[.V$2])/16384) &gt; 0.1; ([.C301]-[.V$2])/16384; 0)" office:value-type="float" office:value="0">
            <text:p>0.00</text:p>
          </table:table-cell>
          <table:table-cell/>
          <table:table-cell table:formula="of:=SQRT([.X301]*[.X301]+[.Y301]*[.Y301]+[.Z301]*[.Z301])" office:value-type="float" office:value="0.0254281850961539">
            <text:p>0.0254</text:p>
          </table:table-cell>
        </table:table-row>
        <table:table-row table:style-name="ro1">
          <table:table-cell office:value-type="float" office:value="16008">
            <text:p>16008</text:p>
          </table:table-cell>
          <table:table-cell office:value-type="float" office:value="-1300">
            <text:p>-1300</text:p>
          </table:table-cell>
          <table:table-cell office:value-type="float" office:value="-4244">
            <text:p>-4244</text:p>
          </table:table-cell>
          <table:table-cell office:value-type="float" office:value="26.27">
            <text:p>26.27</text:p>
          </table:table-cell>
          <table:table-cell office:value-type="float" office:value="23">
            <text:p>23</text:p>
          </table:table-cell>
          <table:table-cell office:value-type="float" office:value="-207">
            <text:p>-207</text:p>
          </table:table-cell>
          <table:table-cell office:value-type="string">
            <text:p>213<text:tab/><text:tab/><text:tab/><text:tab/></text:p>
          </table:table-cell>
          <table:table-cell table:number-columns-repeated="2"/>
          <table:table-cell table:formula="of:=IF(ABS(([.C302]-[.$I$2])/16384) &gt; 0.1; ([.C302]-[.$I$2])/16384; 0)" office:value-type="float" office:value="0">
            <text:p>0.00</text:p>
          </table:table-cell>
          <table:table-cell table:formula="of:=[.K301]+[.J302]" office:value-type="float" office:value="-13.104986728766">
            <text:p>-13.10</text:p>
          </table:table-cell>
          <table:table-cell table:number-columns-repeated="2"/>
          <table:table-cell table:formula="of:=([.C302]-[.$M$2])/16384" office:value-type="float" office:value="-0.0641495142227564">
            <text:p>-0.06</text:p>
          </table:table-cell>
          <table:table-cell table:formula="of:=AVERAGE([.N285:.N301])" office:value-type="float" office:value="-0.0469591419801093">
            <text:p>-0.05</text:p>
          </table:table-cell>
          <table:table-cell table:formula="of:=[.N302]-[.O302]" office:value-type="float" office:value="-0.0171903722426471">
            <text:p>-0.017</text:p>
          </table:table-cell>
          <table:table-cell table:formula="of:=[.Q301]+[.P302]" office:value-type="float" office:value="-0.364401424632356">
            <text:p>-0.364</text:p>
          </table:table-cell>
          <table:table-cell table:number-columns-repeated="6"/>
          <table:table-cell table:formula="of:=([.A302]-[.T$2])/16384" office:value-type="float" office:value="-0.0185922475961539">
            <text:p>-0.02</text:p>
          </table:table-cell>
          <table:table-cell table:formula="of:=IF(ABS(([.B302]-[.U$2])/16384) &gt; 0.1; ([.B302]-[.U$2])/16384; 0)" office:value-type="float" office:value="0">
            <text:p>0.00</text:p>
          </table:table-cell>
          <table:table-cell table:formula="of:=IF(ABS(([.C302]-[.V$2])/16384) &gt; 0.1; ([.C302]-[.V$2])/16384; 0)" office:value-type="float" office:value="0">
            <text:p>0.00</text:p>
          </table:table-cell>
          <table:table-cell/>
          <table:table-cell table:formula="of:=SQRT([.X302]*[.X302]+[.Y302]*[.Y302]+[.Z302]*[.Z302])" office:value-type="float" office:value="0.0185922475961539">
            <text:p>0.0186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float" office:value="-1380">
            <text:p>-1380</text:p>
          </table:table-cell>
          <table:table-cell office:value-type="float" office:value="-4256">
            <text:p>-4256</text:p>
          </table:table-cell>
          <table:table-cell office:value-type="float" office:value="26.32">
            <text:p>26.32</text:p>
          </table:table-cell>
          <table:table-cell office:value-type="float" office:value="81">
            <text:p>81</text:p>
          </table:table-cell>
          <table:table-cell office:value-type="float" office:value="-198">
            <text:p>-198</text:p>
          </table:table-cell>
          <table:table-cell office:value-type="string">
            <text:p>254<text:tab/><text:tab/><text:tab/><text:tab/></text:p>
          </table:table-cell>
          <table:table-cell table:number-columns-repeated="2"/>
          <table:table-cell table:formula="of:=IF(ABS(([.C303]-[.$I$2])/16384) &gt; 0.1; ([.C303]-[.$I$2])/16384; 0)" office:value-type="float" office:value="0">
            <text:p>0.00</text:p>
          </table:table-cell>
          <table:table-cell table:formula="of:=[.K302]+[.J303]" office:value-type="float" office:value="-13.104986728766">
            <text:p>-13.10</text:p>
          </table:table-cell>
          <table:table-cell table:number-columns-repeated="2"/>
          <table:table-cell table:formula="of:=([.C303]-[.$M$2])/16384" office:value-type="float" office:value="-0.0648819360977564">
            <text:p>-0.06</text:p>
          </table:table-cell>
          <table:table-cell table:formula="of:=AVERAGE([.N286:.N302])" office:value-type="float" office:value="-0.0484957917962858">
            <text:p>-0.05</text:p>
          </table:table-cell>
          <table:table-cell table:formula="of:=[.N303]-[.O303]" office:value-type="float" office:value="-0.0163861443014706">
            <text:p>-0.016</text:p>
          </table:table-cell>
          <table:table-cell table:formula="of:=[.Q302]+[.P303]" office:value-type="float" office:value="-0.380787568933827">
            <text:p>-0.381</text:p>
          </table:table-cell>
          <table:table-cell table:number-columns-repeated="6"/>
          <table:table-cell table:formula="of:=([.A303]-[.T$2])/16384" office:value-type="float" office:value="-0.00516451322115386">
            <text:p>-0.01</text:p>
          </table:table-cell>
          <table:table-cell table:formula="of:=IF(ABS(([.B303]-[.U$2])/16384) &gt; 0.1; ([.B303]-[.U$2])/16384; 0)" office:value-type="float" office:value="0">
            <text:p>0.00</text:p>
          </table:table-cell>
          <table:table-cell table:formula="of:=IF(ABS(([.C303]-[.V$2])/16384) &gt; 0.1; ([.C303]-[.V$2])/16384; 0)" office:value-type="float" office:value="0">
            <text:p>0.00</text:p>
          </table:table-cell>
          <table:table-cell/>
          <table:table-cell table:formula="of:=SQRT([.X303]*[.X303]+[.Y303]*[.Y303]+[.Z303]*[.Z303])" office:value-type="float" office:value="0.00516451322115386">
            <text:p>0.0052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160">
            <text:p>-1160</text:p>
          </table:table-cell>
          <table:table-cell office:value-type="float" office:value="-4224">
            <text:p>-4224</text:p>
          </table:table-cell>
          <table:table-cell office:value-type="float" office:value="26.32">
            <text:p>26.32</text:p>
          </table:table-cell>
          <table:table-cell office:value-type="float" office:value="125">
            <text:p>125</text:p>
          </table:table-cell>
          <table:table-cell office:value-type="float" office:value="-145">
            <text:p>-145</text:p>
          </table:table-cell>
          <table:table-cell office:value-type="string">
            <text:p>398<text:tab/><text:tab/><text:tab/><text:tab/></text:p>
          </table:table-cell>
          <table:table-cell table:number-columns-repeated="2"/>
          <table:table-cell table:formula="of:=IF(ABS(([.C304]-[.$I$2])/16384) &gt; 0.1; ([.C304]-[.$I$2])/16384; 0)" office:value-type="float" office:value="0">
            <text:p>0.00</text:p>
          </table:table-cell>
          <table:table-cell table:formula="of:=[.K303]+[.J304]" office:value-type="float" office:value="-13.104986728766">
            <text:p>-13.10</text:p>
          </table:table-cell>
          <table:table-cell table:number-columns-repeated="2"/>
          <table:table-cell table:formula="of:=([.C304]-[.$M$2])/16384" office:value-type="float" office:value="-0.0629288110977564">
            <text:p>-0.06</text:p>
          </table:table-cell>
          <table:table-cell table:formula="of:=AVERAGE([.N287:.N303])" office:value-type="float" office:value="-0.0505350840756976">
            <text:p>-0.05</text:p>
          </table:table-cell>
          <table:table-cell table:formula="of:=[.N304]-[.O304]" office:value-type="float" office:value="-0.0123937270220588">
            <text:p>-0.012</text:p>
          </table:table-cell>
          <table:table-cell table:formula="of:=[.Q303]+[.P304]" office:value-type="float" office:value="-0.393181295955886">
            <text:p>-0.393</text:p>
          </table:table-cell>
          <table:table-cell table:number-columns-repeated="6"/>
          <table:table-cell table:formula="of:=([.A304]-[.T$2])/16384" office:value-type="float" office:value="-0.0115121694711539">
            <text:p>-0.01</text:p>
          </table:table-cell>
          <table:table-cell table:formula="of:=IF(ABS(([.B304]-[.U$2])/16384) &gt; 0.1; ([.B304]-[.U$2])/16384; 0)" office:value-type="float" office:value="0">
            <text:p>0.00</text:p>
          </table:table-cell>
          <table:table-cell table:formula="of:=IF(ABS(([.C304]-[.V$2])/16384) &gt; 0.1; ([.C304]-[.V$2])/16384; 0)" office:value-type="float" office:value="0">
            <text:p>0.00</text:p>
          </table:table-cell>
          <table:table-cell/>
          <table:table-cell table:formula="of:=SQRT([.X304]*[.X304]+[.Y304]*[.Y304]+[.Z304]*[.Z304])" office:value-type="float" office:value="0.0115121694711539">
            <text:p>0.0115</text:p>
          </table:table-cell>
        </table:table-row>
        <table:table-row table:style-name="ro1">
          <table:table-cell office:value-type="float" office:value="15976">
            <text:p>15976</text:p>
          </table:table-cell>
          <table:table-cell office:value-type="float" office:value="-1276">
            <text:p>-1276</text:p>
          </table:table-cell>
          <table:table-cell office:value-type="float" office:value="-4204">
            <text:p>-4204</text:p>
          </table:table-cell>
          <table:table-cell office:value-type="float" office:value="26.27">
            <text:p>26.27</text:p>
          </table:table-cell>
          <table:table-cell office:value-type="float" office:value="97">
            <text:p>97</text:p>
          </table:table-cell>
          <table:table-cell office:value-type="float" office:value="-297">
            <text:p>-297</text:p>
          </table:table-cell>
          <table:table-cell office:value-type="string">
            <text:p>667<text:tab/><text:tab/><text:tab/><text:tab/></text:p>
          </table:table-cell>
          <table:table-cell table:number-columns-repeated="2"/>
          <table:table-cell table:formula="of:=IF(ABS(([.C305]-[.$I$2])/16384) &gt; 0.1; ([.C305]-[.$I$2])/16384; 0)" office:value-type="float" office:value="0">
            <text:p>0.00</text:p>
          </table:table-cell>
          <table:table-cell table:formula="of:=[.K304]+[.J305]" office:value-type="float" office:value="-13.104986728766">
            <text:p>-13.10</text:p>
          </table:table-cell>
          <table:table-cell table:number-columns-repeated="2"/>
          <table:table-cell table:formula="of:=([.C305]-[.$M$2])/16384" office:value-type="float" office:value="-0.0617081079727564">
            <text:p>-0.06</text:p>
          </table:table-cell>
          <table:table-cell table:formula="of:=AVERAGE([.N288:.N304])" office:value-type="float" office:value="-0.0521722623845211">
            <text:p>-0.05</text:p>
          </table:table-cell>
          <table:table-cell table:formula="of:=[.N305]-[.O305]" office:value-type="float" office:value="-0.00953584558823531">
            <text:p>-0.010</text:p>
          </table:table-cell>
          <table:table-cell table:formula="of:=[.Q304]+[.P305]" office:value-type="float" office:value="-0.402717141544121">
            <text:p>-0.403</text:p>
          </table:table-cell>
          <table:table-cell table:number-columns-repeated="6"/>
          <table:table-cell table:formula="of:=([.A305]-[.T$2])/16384" office:value-type="float" office:value="-0.0205453725961539">
            <text:p>-0.02</text:p>
          </table:table-cell>
          <table:table-cell table:formula="of:=IF(ABS(([.B305]-[.U$2])/16384) &gt; 0.1; ([.B305]-[.U$2])/16384; 0)" office:value-type="float" office:value="0">
            <text:p>0.00</text:p>
          </table:table-cell>
          <table:table-cell table:formula="of:=IF(ABS(([.C305]-[.V$2])/16384) &gt; 0.1; ([.C305]-[.V$2])/16384; 0)" office:value-type="float" office:value="0">
            <text:p>0.00</text:p>
          </table:table-cell>
          <table:table-cell/>
          <table:table-cell table:formula="of:=SQRT([.X305]*[.X305]+[.Y305]*[.Y305]+[.Z305]*[.Z305])" office:value-type="float" office:value="0.0205453725961539">
            <text:p>0.0205</text:p>
          </table:table-cell>
        </table:table-row>
        <table:table-row table:style-name="ro1">
          <table:table-cell office:value-type="float" office:value="16284">
            <text:p>16284</text:p>
          </table:table-cell>
          <table:table-cell office:value-type="float" office:value="-1480">
            <text:p>-1480</text:p>
          </table:table-cell>
          <table:table-cell office:value-type="float" office:value="-4660">
            <text:p>-4660</text:p>
          </table:table-cell>
          <table:table-cell office:value-type="float" office:value="26.32">
            <text:p>26.32</text:p>
          </table:table-cell>
          <table:table-cell office:value-type="float" office:value="288">
            <text:p>288</text:p>
          </table:table-cell>
          <table:table-cell office:value-type="float" office:value="-554">
            <text:p>-554</text:p>
          </table:table-cell>
          <table:table-cell office:value-type="string">
            <text:p>743<text:tab/><text:tab/><text:tab/><text:tab/></text:p>
          </table:table-cell>
          <table:table-cell table:number-columns-repeated="2"/>
          <table:table-cell table:formula="of:=IF(ABS(([.C306]-[.$I$2])/16384) &gt; 0.1; ([.C306]-[.$I$2])/16384; 0)" office:value-type="float" office:value="0">
            <text:p>0.00</text:p>
          </table:table-cell>
          <table:table-cell table:formula="of:=[.K305]+[.J306]" office:value-type="float" office:value="-13.104986728766">
            <text:p>-13.10</text:p>
          </table:table-cell>
          <table:table-cell table:number-columns-repeated="2"/>
          <table:table-cell table:formula="of:=([.C306]-[.$M$2])/16384" office:value-type="float" office:value="-0.0895401392227564">
            <text:p>-0.09</text:p>
          </table:table-cell>
          <table:table-cell table:formula="of:=AVERAGE([.N289:.N305])" office:value-type="float" office:value="-0.0543120831565799">
            <text:p>-0.05</text:p>
          </table:table-cell>
          <table:table-cell table:formula="of:=[.N306]-[.O306]" office:value-type="float" office:value="-0.0352280560661765">
            <text:p>-0.035</text:p>
          </table:table-cell>
          <table:table-cell table:formula="of:=[.Q305]+[.P306]" office:value-type="float" office:value="-0.437945197610297">
            <text:p>-0.438</text:p>
          </table:table-cell>
          <table:table-cell table:number-columns-repeated="6"/>
          <table:table-cell table:formula="of:=([.A306]-[.T$2])/16384" office:value-type="float" office:value="-0.00174654447115385">
            <text:p>0.00</text:p>
          </table:table-cell>
          <table:table-cell table:formula="of:=IF(ABS(([.B306]-[.U$2])/16384) &gt; 0.1; ([.B306]-[.U$2])/16384; 0)" office:value-type="float" office:value="0">
            <text:p>0.00</text:p>
          </table:table-cell>
          <table:table-cell table:formula="of:=IF(ABS(([.C306]-[.V$2])/16384) &gt; 0.1; ([.C306]-[.V$2])/16384; 0)" office:value-type="float" office:value="0">
            <text:p>0.00</text:p>
          </table:table-cell>
          <table:table-cell/>
          <table:table-cell table:formula="of:=SQRT([.X306]*[.X306]+[.Y306]*[.Y306]+[.Z306]*[.Z306])" office:value-type="float" office:value="0.00174654447115385">
            <text:p>0.0017</text:p>
          </table:table-cell>
        </table:table-row>
        <table:table-row table:style-name="ro1">
          <table:table-cell office:value-type="float" office:value="16016">
            <text:p>16016</text:p>
          </table:table-cell>
          <table:table-cell office:value-type="float" office:value="-1696">
            <text:p>-1696</text:p>
          </table:table-cell>
          <table:table-cell office:value-type="float" office:value="-4544">
            <text:p>-4544</text:p>
          </table:table-cell>
          <table:table-cell office:value-type="float" office:value="26.27">
            <text:p>26.27</text:p>
          </table:table-cell>
          <table:table-cell office:value-type="float" office:value="116">
            <text:p>116</text:p>
          </table:table-cell>
          <table:table-cell office:value-type="float" office:value="-231">
            <text:p>-231</text:p>
          </table:table-cell>
          <table:table-cell office:value-type="string">
            <text:p>438<text:tab/><text:tab/><text:tab/><text:tab/></text:p>
          </table:table-cell>
          <table:table-cell table:number-columns-repeated="2"/>
          <table:table-cell table:formula="of:=IF(ABS(([.C307]-[.$I$2])/16384) &gt; 0.1; ([.C307]-[.$I$2])/16384; 0)" office:value-type="float" office:value="0">
            <text:p>0.00</text:p>
          </table:table-cell>
          <table:table-cell table:formula="of:=[.K306]+[.J307]" office:value-type="float" office:value="-13.104986728766">
            <text:p>-13.10</text:p>
          </table:table-cell>
          <table:table-cell table:number-columns-repeated="2"/>
          <table:table-cell table:formula="of:=([.C307]-[.$M$2])/16384" office:value-type="float" office:value="-0.0824600610977564">
            <text:p>-0.08</text:p>
          </table:table-cell>
          <table:table-cell table:formula="of:=AVERAGE([.N290:.N306])" office:value-type="float" office:value="-0.0583906677154035">
            <text:p>-0.06</text:p>
          </table:table-cell>
          <table:table-cell table:formula="of:=[.N307]-[.O307]" office:value-type="float" office:value="-0.024069393382353">
            <text:p>-0.024</text:p>
          </table:table-cell>
          <table:table-cell table:formula="of:=[.Q306]+[.P307]" office:value-type="float" office:value="-0.46201459099265">
            <text:p>-0.462</text:p>
          </table:table-cell>
          <table:table-cell table:number-columns-repeated="6"/>
          <table:table-cell table:formula="of:=([.A307]-[.T$2])/16384" office:value-type="float" office:value="-0.0181039663461539">
            <text:p>-0.02</text:p>
          </table:table-cell>
          <table:table-cell table:formula="of:=IF(ABS(([.B307]-[.U$2])/16384) &gt; 0.1; ([.B307]-[.U$2])/16384; 0)" office:value-type="float" office:value="0">
            <text:p>0.00</text:p>
          </table:table-cell>
          <table:table-cell table:formula="of:=IF(ABS(([.C307]-[.V$2])/16384) &gt; 0.1; ([.C307]-[.V$2])/16384; 0)" office:value-type="float" office:value="0">
            <text:p>0.00</text:p>
          </table:table-cell>
          <table:table-cell/>
          <table:table-cell table:formula="of:=SQRT([.X307]*[.X307]+[.Y307]*[.Y307]+[.Z307]*[.Z307])" office:value-type="float" office:value="0.0181039663461539">
            <text:p>0.0181</text:p>
          </table:table-cell>
        </table:table-row>
        <table:table-row table:style-name="ro1">
          <table:table-cell office:value-type="float" office:value="16404">
            <text:p>16404</text:p>
          </table:table-cell>
          <table:table-cell office:value-type="float" office:value="-1612">
            <text:p>-1612</text:p>
          </table:table-cell>
          <table:table-cell office:value-type="float" office:value="-5224">
            <text:p>-5224</text:p>
          </table:table-cell>
          <table:table-cell office:value-type="float" office:value="26.27">
            <text:p>26.27</text:p>
          </table:table-cell>
          <table:table-cell office:value-type="float" office:value="175">
            <text:p>175</text:p>
          </table:table-cell>
          <table:table-cell office:value-type="float" office:value="-417">
            <text:p>-417</text:p>
          </table:table-cell>
          <table:table-cell office:value-type="string">
            <text:p>119<text:tab/><text:tab/><text:tab/><text:tab/></text:p>
          </table:table-cell>
          <table:table-cell table:number-columns-repeated="2"/>
          <table:table-cell table:formula="of:=IF(ABS(([.C308]-[.$I$2])/16384) &gt; 0.1; ([.C308]-[.$I$2])/16384; 0)" office:value-type="float" office:value="-0.123963967347756">
            <text:p>-0.12</text:p>
          </table:table-cell>
          <table:table-cell table:formula="of:=[.K307]+[.J308]" office:value-type="float" office:value="-13.2289506961138">
            <text:p>-13.23</text:p>
          </table:table-cell>
          <table:table-cell table:number-columns-repeated="2"/>
          <table:table-cell table:formula="of:=([.C308]-[.$M$2])/16384" office:value-type="float" office:value="-0.123963967347756">
            <text:p>-0.12</text:p>
          </table:table-cell>
          <table:table-cell table:formula="of:=AVERAGE([.N291:.N307])" office:value-type="float" office:value="-0.0613490776418741">
            <text:p>-0.06</text:p>
          </table:table-cell>
          <table:table-cell table:formula="of:=[.N308]-[.O308]" office:value-type="float" office:value="-0.0626148897058824">
            <text:p>-0.063</text:p>
          </table:table-cell>
          <table:table-cell table:formula="of:=[.Q307]+[.P308]" office:value-type="float" office:value="-0.524629480698533">
            <text:p>-0.525</text:p>
          </table:table-cell>
          <table:table-cell table:number-columns-repeated="6"/>
          <table:table-cell table:formula="of:=([.A308]-[.T$2])/16384" office:value-type="float" office:value="0.00557767427884615">
            <text:p>0.01</text:p>
          </table:table-cell>
          <table:table-cell table:formula="of:=IF(ABS(([.B308]-[.U$2])/16384) &gt; 0.1; ([.B308]-[.U$2])/16384; 0)" office:value-type="float" office:value="0">
            <text:p>0.00</text:p>
          </table:table-cell>
          <table:table-cell table:formula="of:=IF(ABS(([.C308]-[.V$2])/16384) &gt; 0.1; ([.C308]-[.V$2])/16384; 0)" office:value-type="float" office:value="-0.123963967347756">
            <text:p>-0.12</text:p>
          </table:table-cell>
          <table:table-cell/>
          <table:table-cell table:formula="of:=SQRT([.X308]*[.X308]+[.Y308]*[.Y308]+[.Z308]*[.Z308])" office:value-type="float" office:value="0.124089385730434">
            <text:p>0.1241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532">
            <text:p>-1532</text:p>
          </table:table-cell>
          <table:table-cell office:value-type="float" office:value="-4452">
            <text:p>-4452</text:p>
          </table:table-cell>
          <table:table-cell office:value-type="float" office:value="26.22">
            <text:p>26.22</text:p>
          </table:table-cell>
          <table:table-cell office:value-type="float" office:value="136">
            <text:p>136</text:p>
          </table:table-cell>
          <table:table-cell office:value-type="float" office:value="-9">
            <text:p>-9</text:p>
          </table:table-cell>
          <table:table-cell office:value-type="string">
            <text:p>-22<text:tab/><text:tab/><text:tab/><text:tab/></text:p>
          </table:table-cell>
          <table:table-cell table:number-columns-repeated="2"/>
          <table:table-cell table:formula="of:=IF(ABS(([.C309]-[.$I$2])/16384) &gt; 0.1; ([.C309]-[.$I$2])/16384; 0)" office:value-type="float" office:value="0">
            <text:p>0.00</text:p>
          </table:table-cell>
          <table:table-cell table:formula="of:=[.K308]+[.J309]" office:value-type="float" office:value="-13.2289506961138">
            <text:p>-13.23</text:p>
          </table:table-cell>
          <table:table-cell table:number-columns-repeated="2"/>
          <table:table-cell table:formula="of:=([.C309]-[.$M$2])/16384" office:value-type="float" office:value="-0.0768448267227564">
            <text:p>-0.08</text:p>
          </table:table-cell>
          <table:table-cell table:formula="of:=AVERAGE([.N292:.N308])" office:value-type="float" office:value="-0.0654420234139329">
            <text:p>-0.07</text:p>
          </table:table-cell>
          <table:table-cell table:formula="of:=[.N309]-[.O309]" office:value-type="float" office:value="-0.0114028033088235">
            <text:p>-0.011</text:p>
          </table:table-cell>
          <table:table-cell table:formula="of:=[.Q308]+[.P309]" office:value-type="float" office:value="-0.536032284007356">
            <text:p>-0.536</text:p>
          </table:table-cell>
          <table:table-cell table:number-columns-repeated="6"/>
          <table:table-cell table:formula="of:=([.A309]-[.T$2])/16384" office:value-type="float" office:value="-0.0222543569711539">
            <text:p>-0.02</text:p>
          </table:table-cell>
          <table:table-cell table:formula="of:=IF(ABS(([.B309]-[.U$2])/16384) &gt; 0.1; ([.B309]-[.U$2])/16384; 0)" office:value-type="float" office:value="0">
            <text:p>0.00</text:p>
          </table:table-cell>
          <table:table-cell table:formula="of:=IF(ABS(([.C309]-[.V$2])/16384) &gt; 0.1; ([.C309]-[.V$2])/16384; 0)" office:value-type="float" office:value="0">
            <text:p>0.00</text:p>
          </table:table-cell>
          <table:table-cell/>
          <table:table-cell table:formula="of:=SQRT([.X309]*[.X309]+[.Y309]*[.Y309]+[.Z309]*[.Z309])" office:value-type="float" office:value="0.0222543569711539">
            <text:p>0.0223</text:p>
          </table:table-cell>
        </table:table-row>
        <table:table-row table:style-name="ro1">
          <table:table-cell office:value-type="float" office:value="15832">
            <text:p>15832</text:p>
          </table:table-cell>
          <table:table-cell office:value-type="float" office:value="-1472">
            <text:p>-1472</text:p>
          </table:table-cell>
          <table:table-cell office:value-type="float" office:value="-4480">
            <text:p>-4480</text:p>
          </table:table-cell>
          <table:table-cell office:value-type="float" office:value="26.32">
            <text:p>26.32</text:p>
          </table:table-cell>
          <table:table-cell office:value-type="float" office:value="394">
            <text:p>394</text:p>
          </table:table-cell>
          <table:table-cell office:value-type="float" office:value="-202">
            <text:p>-202</text:p>
          </table:table-cell>
          <table:table-cell office:value-type="string">
            <text:p>-76<text:tab/><text:tab/><text:tab/><text:tab/></text:p>
          </table:table-cell>
          <table:table-cell table:number-columns-repeated="2"/>
          <table:table-cell table:formula="of:=IF(ABS(([.C310]-[.$I$2])/16384) &gt; 0.1; ([.C310]-[.$I$2])/16384; 0)" office:value-type="float" office:value="0">
            <text:p>0.00</text:p>
          </table:table-cell>
          <table:table-cell table:formula="of:=[.K309]+[.J310]" office:value-type="float" office:value="-13.2289506961138">
            <text:p>-13.23</text:p>
          </table:table-cell>
          <table:table-cell table:number-columns-repeated="2"/>
          <table:table-cell table:formula="of:=([.C310]-[.$M$2])/16384" office:value-type="float" office:value="-0.0785538110977564">
            <text:p>-0.08</text:p>
          </table:table-cell>
          <table:table-cell table:formula="of:=AVERAGE([.N293:.N309])" office:value-type="float" office:value="-0.0669930344433446">
            <text:p>-0.07</text:p>
          </table:table-cell>
          <table:table-cell table:formula="of:=[.N310]-[.O310]" office:value-type="float" office:value="-0.0115607766544118">
            <text:p>-0.012</text:p>
          </table:table-cell>
          <table:table-cell table:formula="of:=[.Q309]+[.P310]" office:value-type="float" office:value="-0.547593060661768">
            <text:p>-0.548</text:p>
          </table:table-cell>
          <table:table-cell table:number-columns-repeated="6"/>
          <table:table-cell table:formula="of:=([.A310]-[.T$2])/16384" office:value-type="float" office:value="-0.0293344350961539">
            <text:p>-0.03</text:p>
          </table:table-cell>
          <table:table-cell table:formula="of:=IF(ABS(([.B310]-[.U$2])/16384) &gt; 0.1; ([.B310]-[.U$2])/16384; 0)" office:value-type="float" office:value="0">
            <text:p>0.00</text:p>
          </table:table-cell>
          <table:table-cell table:formula="of:=IF(ABS(([.C310]-[.V$2])/16384) &gt; 0.1; ([.C310]-[.V$2])/16384; 0)" office:value-type="float" office:value="0">
            <text:p>0.00</text:p>
          </table:table-cell>
          <table:table-cell/>
          <table:table-cell table:formula="of:=SQRT([.X310]*[.X310]+[.Y310]*[.Y310]+[.Z310]*[.Z310])" office:value-type="float" office:value="0.0293344350961539">
            <text:p>0.0293</text:p>
          </table:table-cell>
        </table:table-row>
        <table:table-row table:style-name="ro1">
          <table:table-cell office:value-type="float" office:value="16024">
            <text:p>16024</text:p>
          </table:table-cell>
          <table:table-cell office:value-type="float" office:value="-1732">
            <text:p>-1732</text:p>
          </table:table-cell>
          <table:table-cell office:value-type="float" office:value="-4788">
            <text:p>-4788</text:p>
          </table:table-cell>
          <table:table-cell office:value-type="float" office:value="26.37">
            <text:p>26.37</text:p>
          </table:table-cell>
          <table:table-cell office:value-type="float" office:value="517">
            <text:p>517</text:p>
          </table:table-cell>
          <table:table-cell office:value-type="float" office:value="-234">
            <text:p>-234</text:p>
          </table:table-cell>
          <table:table-cell office:value-type="string">
            <text:p>-49<text:tab/><text:tab/><text:tab/><text:tab/></text:p>
          </table:table-cell>
          <table:table-cell table:number-columns-repeated="2"/>
          <table:table-cell table:formula="of:=IF(ABS(([.C311]-[.$I$2])/16384) &gt; 0.1; ([.C311]-[.$I$2])/16384; 0)" office:value-type="float" office:value="0">
            <text:p>0.00</text:p>
          </table:table-cell>
          <table:table-cell table:formula="of:=[.K310]+[.J311]" office:value-type="float" office:value="-13.2289506961138">
            <text:p>-13.23</text:p>
          </table:table-cell>
          <table:table-cell table:number-columns-repeated="2"/>
          <table:table-cell table:formula="of:=([.C311]-[.$M$2])/16384" office:value-type="float" office:value="-0.0973526392227564">
            <text:p>-0.10</text:p>
          </table:table-cell>
          <table:table-cell table:formula="of:=AVERAGE([.N294:.N310])" office:value-type="float" office:value="-0.0683573497006976">
            <text:p>-0.07</text:p>
          </table:table-cell>
          <table:table-cell table:formula="of:=[.N311]-[.O311]" office:value-type="float" office:value="-0.0289952895220588">
            <text:p>-0.029</text:p>
          </table:table-cell>
          <table:table-cell table:formula="of:=[.Q310]+[.P311]" office:value-type="float" office:value="-0.576588350183827">
            <text:p>-0.577</text:p>
          </table:table-cell>
          <table:table-cell table:number-columns-repeated="6"/>
          <table:table-cell table:formula="of:=([.A311]-[.T$2])/16384" office:value-type="float" office:value="-0.0176156850961539">
            <text:p>-0.02</text:p>
          </table:table-cell>
          <table:table-cell table:formula="of:=IF(ABS(([.B311]-[.U$2])/16384) &gt; 0.1; ([.B311]-[.U$2])/16384; 0)" office:value-type="float" office:value="0">
            <text:p>0.00</text:p>
          </table:table-cell>
          <table:table-cell table:formula="of:=IF(ABS(([.C311]-[.V$2])/16384) &gt; 0.1; ([.C311]-[.V$2])/16384; 0)" office:value-type="float" office:value="0">
            <text:p>0.00</text:p>
          </table:table-cell>
          <table:table-cell/>
          <table:table-cell table:formula="of:=SQRT([.X311]*[.X311]+[.Y311]*[.Y311]+[.Z311]*[.Z311])" office:value-type="float" office:value="0.0176156850961539">
            <text:p>0.0176</text:p>
          </table:table-cell>
        </table:table-row>
        <table:table-row table:style-name="ro1">
          <table:table-cell office:value-type="float" office:value="15780">
            <text:p>15780</text:p>
          </table:table-cell>
          <table:table-cell office:value-type="float" office:value="-1260">
            <text:p>-1260</text:p>
          </table:table-cell>
          <table:table-cell office:value-type="float" office:value="-4552">
            <text:p>-4552</text:p>
          </table:table-cell>
          <table:table-cell office:value-type="float" office:value="26.22">
            <text:p>26.22</text:p>
          </table:table-cell>
          <table:table-cell office:value-type="float" office:value="471">
            <text:p>471</text:p>
          </table:table-cell>
          <table:table-cell office:value-type="float" office:value="-232">
            <text:p>-232</text:p>
          </table:table-cell>
          <table:table-cell office:value-type="string">
            <text:p>-117<text:tab/><text:tab/><text:tab/><text:tab/></text:p>
          </table:table-cell>
          <table:table-cell table:number-columns-repeated="2"/>
          <table:table-cell table:formula="of:=IF(ABS(([.C312]-[.$I$2])/16384) &gt; 0.1; ([.C312]-[.$I$2])/16384; 0)" office:value-type="float" office:value="0">
            <text:p>0.00</text:p>
          </table:table-cell>
          <table:table-cell table:formula="of:=[.K311]+[.J312]" office:value-type="float" office:value="-13.2289506961138">
            <text:p>-13.23</text:p>
          </table:table-cell>
          <table:table-cell table:number-columns-repeated="2"/>
          <table:table-cell table:formula="of:=([.C312]-[.$M$2])/16384" office:value-type="float" office:value="-0.0829483423477564">
            <text:p>-0.08</text:p>
          </table:table-cell>
          <table:table-cell table:formula="of:=AVERAGE([.N295:.N311])" office:value-type="float" office:value="-0.0715599002521682">
            <text:p>-0.07</text:p>
          </table:table-cell>
          <table:table-cell table:formula="of:=[.N312]-[.O312]" office:value-type="float" office:value="-0.0113884420955882">
            <text:p>-0.011</text:p>
          </table:table-cell>
          <table:table-cell table:formula="of:=[.Q311]+[.P312]" office:value-type="float" office:value="-0.587976792279415">
            <text:p>-0.588</text:p>
          </table:table-cell>
          <table:table-cell table:number-columns-repeated="6"/>
          <table:table-cell table:formula="of:=([.A312]-[.T$2])/16384" office:value-type="float" office:value="-0.0325082632211539">
            <text:p>-0.03</text:p>
          </table:table-cell>
          <table:table-cell table:formula="of:=IF(ABS(([.B312]-[.U$2])/16384) &gt; 0.1; ([.B312]-[.U$2])/16384; 0)" office:value-type="float" office:value="0">
            <text:p>0.00</text:p>
          </table:table-cell>
          <table:table-cell table:formula="of:=IF(ABS(([.C312]-[.V$2])/16384) &gt; 0.1; ([.C312]-[.V$2])/16384; 0)" office:value-type="float" office:value="0">
            <text:p>0.00</text:p>
          </table:table-cell>
          <table:table-cell/>
          <table:table-cell table:formula="of:=SQRT([.X312]*[.X312]+[.Y312]*[.Y312]+[.Z312]*[.Z312])" office:value-type="float" office:value="0.0325082632211539">
            <text:p>0.0325</text:p>
          </table:table-cell>
        </table:table-row>
        <table:table-row table:style-name="ro1">
          <table:table-cell office:value-type="float" office:value="15792">
            <text:p>15792</text:p>
          </table:table-cell>
          <table:table-cell office:value-type="float" office:value="-1380">
            <text:p>-1380</text:p>
          </table:table-cell>
          <table:table-cell office:value-type="float" office:value="-4120">
            <text:p>-4120</text:p>
          </table:table-cell>
          <table:table-cell office:value-type="float" office:value="26.37">
            <text:p>26.37</text:p>
          </table:table-cell>
          <table:table-cell office:value-type="float" office:value="486">
            <text:p>486</text:p>
          </table:table-cell>
          <table:table-cell office:value-type="float" office:value="382">
            <text:p>382</text:p>
          </table:table-cell>
          <table:table-cell office:value-type="string">
            <text:p>348<text:tab/><text:tab/><text:tab/><text:tab/></text:p>
          </table:table-cell>
          <table:table-cell table:number-columns-repeated="2"/>
          <table:table-cell table:formula="of:=IF(ABS(([.C313]-[.$I$2])/16384) &gt; 0.1; ([.C313]-[.$I$2])/16384; 0)" office:value-type="float" office:value="0">
            <text:p>0.00</text:p>
          </table:table-cell>
          <table:table-cell table:formula="of:=[.K312]+[.J313]" office:value-type="float" office:value="-13.2289506961138">
            <text:p>-13.23</text:p>
          </table:table-cell>
          <table:table-cell table:number-columns-repeated="2"/>
          <table:table-cell table:formula="of:=([.C313]-[.$M$2])/16384" office:value-type="float" office:value="-0.0565811548477564">
            <text:p>-0.06</text:p>
          </table:table-cell>
          <table:table-cell table:formula="of:=AVERAGE([.N296:.N312])" office:value-type="float" office:value="-0.0728380482301093">
            <text:p>-0.07</text:p>
          </table:table-cell>
          <table:table-cell table:formula="of:=[.N313]-[.O313]" office:value-type="float" office:value="0.0162568933823529">
            <text:p>0.016</text:p>
          </table:table-cell>
          <table:table-cell table:formula="of:=[.Q312]+[.P313]" office:value-type="float" office:value="-0.571719898897062">
            <text:p>-0.572</text:p>
          </table:table-cell>
          <table:table-cell table:number-columns-repeated="6"/>
          <table:table-cell table:formula="of:=([.A313]-[.T$2])/16384" office:value-type="float" office:value="-0.0317758413461539">
            <text:p>-0.03</text:p>
          </table:table-cell>
          <table:table-cell table:formula="of:=IF(ABS(([.B313]-[.U$2])/16384) &gt; 0.1; ([.B313]-[.U$2])/16384; 0)" office:value-type="float" office:value="0">
            <text:p>0.00</text:p>
          </table:table-cell>
          <table:table-cell table:formula="of:=IF(ABS(([.C313]-[.V$2])/16384) &gt; 0.1; ([.C313]-[.V$2])/16384; 0)" office:value-type="float" office:value="0">
            <text:p>0.00</text:p>
          </table:table-cell>
          <table:table-cell/>
          <table:table-cell table:formula="of:=SQRT([.X313]*[.X313]+[.Y313]*[.Y313]+[.Z313]*[.Z313])" office:value-type="float" office:value="0.0317758413461539">
            <text:p>0.0318</text:p>
          </table:table-cell>
        </table:table-row>
        <table:table-row table:style-name="ro1">
          <table:table-cell office:value-type="float" office:value="16144">
            <text:p>16144</text:p>
          </table:table-cell>
          <table:table-cell office:value-type="float" office:value="-1804">
            <text:p>-1804</text:p>
          </table:table-cell>
          <table:table-cell office:value-type="float" office:value="-4440">
            <text:p>-4440</text:p>
          </table:table-cell>
          <table:table-cell office:value-type="float" office:value="26.22">
            <text:p>26.22</text:p>
          </table:table-cell>
          <table:table-cell office:value-type="float" office:value="547">
            <text:p>547</text:p>
          </table:table-cell>
          <table:table-cell office:value-type="float" office:value="-307">
            <text:p>-307</text:p>
          </table:table-cell>
          <table:table-cell office:value-type="string">
            <text:p>16<text:tab/><text:tab/><text:tab/><text:tab/></text:p>
          </table:table-cell>
          <table:table-cell table:number-columns-repeated="2"/>
          <table:table-cell table:formula="of:=IF(ABS(([.C314]-[.$I$2])/16384) &gt; 0.1; ([.C314]-[.$I$2])/16384; 0)" office:value-type="float" office:value="0">
            <text:p>0.00</text:p>
          </table:table-cell>
          <table:table-cell table:formula="of:=[.K313]+[.J314]" office:value-type="float" office:value="-13.2289506961138">
            <text:p>-13.23</text:p>
          </table:table-cell>
          <table:table-cell table:number-columns-repeated="2"/>
          <table:table-cell table:formula="of:=([.C314]-[.$M$2])/16384" office:value-type="float" office:value="-0.0761124048477564">
            <text:p>-0.08</text:p>
          </table:table-cell>
          <table:table-cell table:formula="of:=AVERAGE([.N297:.N313])" office:value-type="float" office:value="-0.0731109112815799">
            <text:p>-0.07</text:p>
          </table:table-cell>
          <table:table-cell table:formula="of:=[.N314]-[.O314]" office:value-type="float" office:value="-0.00300149356617649">
            <text:p>-0.003</text:p>
          </table:table-cell>
          <table:table-cell table:formula="of:=[.Q313]+[.P314]" office:value-type="float" office:value="-0.574721392463239">
            <text:p>-0.575</text:p>
          </table:table-cell>
          <table:table-cell table:number-columns-repeated="6"/>
          <table:table-cell table:formula="of:=([.A314]-[.T$2])/16384" office:value-type="float" office:value="-0.0102914663461539">
            <text:p>-0.01</text:p>
          </table:table-cell>
          <table:table-cell table:formula="of:=IF(ABS(([.B314]-[.U$2])/16384) &gt; 0.1; ([.B314]-[.U$2])/16384; 0)" office:value-type="float" office:value="0">
            <text:p>0.00</text:p>
          </table:table-cell>
          <table:table-cell table:formula="of:=IF(ABS(([.C314]-[.V$2])/16384) &gt; 0.1; ([.C314]-[.V$2])/16384; 0)" office:value-type="float" office:value="0">
            <text:p>0.00</text:p>
          </table:table-cell>
          <table:table-cell/>
          <table:table-cell table:formula="of:=SQRT([.X314]*[.X314]+[.Y314]*[.Y314]+[.Z314]*[.Z314])" office:value-type="float" office:value="0.0102914663461539">
            <text:p>0.0103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-1428">
            <text:p>-1428</text:p>
          </table:table-cell>
          <table:table-cell office:value-type="float" office:value="-4416">
            <text:p>-4416</text:p>
          </table:table-cell>
          <table:table-cell office:value-type="float" office:value="26.32">
            <text:p>26.32</text:p>
          </table:table-cell>
          <table:table-cell office:value-type="float" office:value="1232">
            <text:p>1232</text:p>
          </table:table-cell>
          <table:table-cell office:value-type="float" office:value="441">
            <text:p>441</text:p>
          </table:table-cell>
          <table:table-cell office:value-type="string">
            <text:p>-241<text:tab/><text:tab/><text:tab/><text:tab/></text:p>
          </table:table-cell>
          <table:table-cell table:number-columns-repeated="2"/>
          <table:table-cell table:formula="of:=IF(ABS(([.C315]-[.$I$2])/16384) &gt; 0.1; ([.C315]-[.$I$2])/16384; 0)" office:value-type="float" office:value="0">
            <text:p>0.00</text:p>
          </table:table-cell>
          <table:table-cell table:formula="of:=[.K314]+[.J315]" office:value-type="float" office:value="-13.2289506961138">
            <text:p>-13.23</text:p>
          </table:table-cell>
          <table:table-cell table:number-columns-repeated="2"/>
          <table:table-cell table:formula="of:=([.C315]-[.$M$2])/16384" office:value-type="float" office:value="-0.0746475610977564">
            <text:p>-0.07</text:p>
          </table:table-cell>
          <table:table-cell table:formula="of:=AVERAGE([.N298:.N314])" office:value-type="float" office:value="-0.0743890592595211">
            <text:p>-0.07</text:p>
          </table:table-cell>
          <table:table-cell table:formula="of:=[.N315]-[.O315]" office:value-type="float" office:value="-0.000258501838235309">
            <text:p>0.000</text:p>
          </table:table-cell>
          <table:table-cell table:formula="of:=[.Q314]+[.P315]" office:value-type="float" office:value="-0.574979894301474">
            <text:p>-0.575</text:p>
          </table:table-cell>
          <table:table-cell table:number-columns-repeated="6"/>
          <table:table-cell table:formula="of:=([.A315]-[.T$2])/16384" office:value-type="float" office:value="-0.0215219350961539">
            <text:p>-0.02</text:p>
          </table:table-cell>
          <table:table-cell table:formula="of:=IF(ABS(([.B315]-[.U$2])/16384) &gt; 0.1; ([.B315]-[.U$2])/16384; 0)" office:value-type="float" office:value="0">
            <text:p>0.00</text:p>
          </table:table-cell>
          <table:table-cell table:formula="of:=IF(ABS(([.C315]-[.V$2])/16384) &gt; 0.1; ([.C315]-[.V$2])/16384; 0)" office:value-type="float" office:value="0">
            <text:p>0.00</text:p>
          </table:table-cell>
          <table:table-cell/>
          <table:table-cell table:formula="of:=SQRT([.X315]*[.X315]+[.Y315]*[.Y315]+[.Z315]*[.Z315])" office:value-type="float" office:value="0.0215219350961539">
            <text:p>0.0215</text:p>
          </table:table-cell>
        </table:table-row>
        <table:table-row table:style-name="ro1">
          <table:table-cell office:value-type="float" office:value="16088">
            <text:p>16088</text:p>
          </table:table-cell>
          <table:table-cell office:value-type="float" office:value="-1600">
            <text:p>-1600</text:p>
          </table:table-cell>
          <table:table-cell office:value-type="float" office:value="-4568">
            <text:p>-4568</text:p>
          </table:table-cell>
          <table:table-cell office:value-type="float" office:value="26.27">
            <text:p>26.27</text:p>
          </table:table-cell>
          <table:table-cell office:value-type="float" office:value="735">
            <text:p>735</text:p>
          </table:table-cell>
          <table:table-cell office:value-type="float" office:value="110">
            <text:p>110</text:p>
          </table:table-cell>
          <table:table-cell office:value-type="string">
            <text:p>-210<text:tab/><text:tab/><text:tab/><text:tab/></text:p>
          </table:table-cell>
          <table:table-cell table:number-columns-repeated="2"/>
          <table:table-cell table:formula="of:=IF(ABS(([.C316]-[.$I$2])/16384) &gt; 0.1; ([.C316]-[.$I$2])/16384; 0)" office:value-type="float" office:value="0">
            <text:p>0.00</text:p>
          </table:table-cell>
          <table:table-cell table:formula="of:=[.K315]+[.J316]" office:value-type="float" office:value="-13.2289506961138">
            <text:p>-13.23</text:p>
          </table:table-cell>
          <table:table-cell table:number-columns-repeated="2"/>
          <table:table-cell table:formula="of:=([.C316]-[.$M$2])/16384" office:value-type="float" office:value="-0.0839249048477564">
            <text:p>-0.08</text:p>
          </table:table-cell>
          <table:table-cell table:formula="of:=AVERAGE([.N299:.N315])" office:value-type="float" office:value="-0.0759831539286387">
            <text:p>-0.08</text:p>
          </table:table-cell>
          <table:table-cell table:formula="of:=[.N316]-[.O316]" office:value-type="float" office:value="-0.00794175091911767">
            <text:p>-0.008</text:p>
          </table:table-cell>
          <table:table-cell table:formula="of:=[.Q315]+[.P316]" office:value-type="float" office:value="-0.582921645220592">
            <text:p>-0.583</text:p>
          </table:table-cell>
          <table:table-cell table:number-columns-repeated="6"/>
          <table:table-cell table:formula="of:=([.A316]-[.T$2])/16384" office:value-type="float" office:value="-0.0137094350961539">
            <text:p>-0.01</text:p>
          </table:table-cell>
          <table:table-cell table:formula="of:=IF(ABS(([.B316]-[.U$2])/16384) &gt; 0.1; ([.B316]-[.U$2])/16384; 0)" office:value-type="float" office:value="0">
            <text:p>0.00</text:p>
          </table:table-cell>
          <table:table-cell table:formula="of:=IF(ABS(([.C316]-[.V$2])/16384) &gt; 0.1; ([.C316]-[.V$2])/16384; 0)" office:value-type="float" office:value="0">
            <text:p>0.00</text:p>
          </table:table-cell>
          <table:table-cell/>
          <table:table-cell table:formula="of:=SQRT([.X316]*[.X316]+[.Y316]*[.Y316]+[.Z316]*[.Z316])" office:value-type="float" office:value="0.0137094350961539">
            <text:p>0.0137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-1428">
            <text:p>-1428</text:p>
          </table:table-cell>
          <table:table-cell office:value-type="float" office:value="-4320">
            <text:p>-4320</text:p>
          </table:table-cell>
          <table:table-cell office:value-type="float" office:value="26.32">
            <text:p>26.32</text:p>
          </table:table-cell>
          <table:table-cell office:value-type="float" office:value="516">
            <text:p>516</text:p>
          </table:table-cell>
          <table:table-cell office:value-type="float" office:value="196">
            <text:p>196</text:p>
          </table:table-cell>
          <table:table-cell office:value-type="string">
            <text:p>-78<text:tab/><text:tab/><text:tab/><text:tab/></text:p>
          </table:table-cell>
          <table:table-cell table:number-columns-repeated="2"/>
          <table:table-cell table:formula="of:=IF(ABS(([.C317]-[.$I$2])/16384) &gt; 0.1; ([.C317]-[.$I$2])/16384; 0)" office:value-type="float" office:value="0">
            <text:p>0.00</text:p>
          </table:table-cell>
          <table:table-cell table:formula="of:=[.K316]+[.J317]" office:value-type="float" office:value="-13.2289506961138">
            <text:p>-13.23</text:p>
          </table:table-cell>
          <table:table-cell table:number-columns-repeated="2"/>
          <table:table-cell table:formula="of:=([.C317]-[.$M$2])/16384" office:value-type="float" office:value="-0.0687881860977564">
            <text:p>-0.07</text:p>
          </table:table-cell>
          <table:table-cell table:formula="of:=AVERAGE([.N300:.N316])" office:value-type="float" office:value="-0.0774767201051093">
            <text:p>-0.08</text:p>
          </table:table-cell>
          <table:table-cell table:formula="of:=[.N317]-[.O317]" office:value-type="float" office:value="0.00868853400735292">
            <text:p>0.009</text:p>
          </table:table-cell>
          <table:table-cell table:formula="of:=[.Q316]+[.P317]" office:value-type="float" office:value="-0.574233111213239">
            <text:p>-0.574</text:p>
          </table:table-cell>
          <table:table-cell table:number-columns-repeated="6"/>
          <table:table-cell table:formula="of:=([.A317]-[.T$2])/16384" office:value-type="float" office:value="-0.0129770132211539">
            <text:p>-0.01</text:p>
          </table:table-cell>
          <table:table-cell table:formula="of:=IF(ABS(([.B317]-[.U$2])/16384) &gt; 0.1; ([.B317]-[.U$2])/16384; 0)" office:value-type="float" office:value="0">
            <text:p>0.00</text:p>
          </table:table-cell>
          <table:table-cell table:formula="of:=IF(ABS(([.C317]-[.V$2])/16384) &gt; 0.1; ([.C317]-[.V$2])/16384; 0)" office:value-type="float" office:value="0">
            <text:p>0.00</text:p>
          </table:table-cell>
          <table:table-cell/>
          <table:table-cell table:formula="of:=SQRT([.X317]*[.X317]+[.Y317]*[.Y317]+[.Z317]*[.Z317])" office:value-type="float" office:value="0.0129770132211539">
            <text:p>0.0130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560">
            <text:p>-1560</text:p>
          </table:table-cell>
          <table:table-cell office:value-type="float" office:value="-4188">
            <text:p>-4188</text:p>
          </table:table-cell>
          <table:table-cell office:value-type="float" office:value="26.41">
            <text:p>26.41</text:p>
          </table:table-cell>
          <table:table-cell office:value-type="float" office:value="568">
            <text:p>568</text:p>
          </table:table-cell>
          <table:table-cell office:value-type="float" office:value="172">
            <text:p>172</text:p>
          </table:table-cell>
          <table:table-cell office:value-type="string">
            <text:p>-10<text:tab/><text:tab/><text:tab/><text:tab/></text:p>
          </table:table-cell>
          <table:table-cell table:number-columns-repeated="2"/>
          <table:table-cell table:formula="of:=IF(ABS(([.C318]-[.$I$2])/16384) &gt; 0.1; ([.C318]-[.$I$2])/16384; 0)" office:value-type="float" office:value="0">
            <text:p>0.00</text:p>
          </table:table-cell>
          <table:table-cell table:formula="of:=[.K317]+[.J318]" office:value-type="float" office:value="-13.2289506961138">
            <text:p>-13.23</text:p>
          </table:table-cell>
          <table:table-cell>
            <draw:frame table:end-cell-address="Acc_Proc.AE367" table:end-x="0.7232in" table:end-y="0.0736in" draw:z-index="1" draw:style-name="gr1" draw:text-style-name="P1" svg:width="17.2803in" svg:height="8.0622in" svg:x="0.6484in" svg:y="0.1476in">
              <draw:object draw:notify-on-update-of-ranges="Acc_Proc.X334:Acc_Proc.X49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formula="of:=([.C318]-[.$M$2])/16384" office:value-type="float" office:value="-0.0607315454727564">
            <text:p>-0.06</text:p>
          </table:table-cell>
          <table:table-cell table:formula="of:=AVERAGE([.N301:.N317])" office:value-type="float" office:value="-0.0772756631198152">
            <text:p>-0.08</text:p>
          </table:table-cell>
          <table:table-cell table:formula="of:=[.N318]-[.O318]" office:value-type="float" office:value="0.0165441176470588">
            <text:p>0.017</text:p>
          </table:table-cell>
          <table:table-cell table:formula="of:=[.Q317]+[.P318]" office:value-type="float" office:value="-0.55768899356618">
            <text:p>-0.558</text:p>
          </table:table-cell>
          <table:table-cell table:number-columns-repeated="6"/>
          <table:table-cell table:formula="of:=([.A318]-[.T$2])/16384" office:value-type="float" office:value="-0.0273813100961539">
            <text:p>-0.03</text:p>
          </table:table-cell>
          <table:table-cell table:formula="of:=IF(ABS(([.B318]-[.U$2])/16384) &gt; 0.1; ([.B318]-[.U$2])/16384; 0)" office:value-type="float" office:value="0">
            <text:p>0.00</text:p>
          </table:table-cell>
          <table:table-cell table:formula="of:=IF(ABS(([.C318]-[.V$2])/16384) &gt; 0.1; ([.C318]-[.V$2])/16384; 0)" office:value-type="float" office:value="0">
            <text:p>0.00</text:p>
          </table:table-cell>
          <table:table-cell/>
          <table:table-cell table:formula="of:=SQRT([.X318]*[.X318]+[.Y318]*[.Y318]+[.Z318]*[.Z318])" office:value-type="float" office:value="0.0273813100961539">
            <text:p>0.0274</text:p>
          </table:table-cell>
        </table:table-row>
        <table:table-row table:style-name="ro1">
          <table:table-cell office:value-type="float" office:value="16136">
            <text:p>16136</text:p>
          </table:table-cell>
          <table:table-cell office:value-type="float" office:value="-1400">
            <text:p>-1400</text:p>
          </table:table-cell>
          <table:table-cell office:value-type="float" office:value="-4208">
            <text:p>-4208</text:p>
          </table:table-cell>
          <table:table-cell office:value-type="float" office:value="26.37">
            <text:p>26.37</text:p>
          </table:table-cell>
          <table:table-cell office:value-type="float" office:value="589">
            <text:p>589</text:p>
          </table:table-cell>
          <table:table-cell office:value-type="float" office:value="395">
            <text:p>395</text:p>
          </table:table-cell>
          <table:table-cell office:value-type="string">
            <text:p>50<text:tab/><text:tab/><text:tab/><text:tab/></text:p>
          </table:table-cell>
          <table:table-cell table:number-columns-repeated="2"/>
          <table:table-cell table:formula="of:=IF(ABS(([.C319]-[.$I$2])/16384) &gt; 0.1; ([.C319]-[.$I$2])/16384; 0)" office:value-type="float" office:value="0">
            <text:p>0.00</text:p>
          </table:table-cell>
          <table:table-cell table:formula="of:=[.K318]+[.J319]" office:value-type="float" office:value="-13.2289506961138">
            <text:p>-13.23</text:p>
          </table:table-cell>
          <table:table-cell table:number-columns-repeated="2"/>
          <table:table-cell table:formula="of:=([.C319]-[.$M$2])/16384" office:value-type="float" office:value="-0.0619522485977564">
            <text:p>-0.06</text:p>
          </table:table-cell>
          <table:table-cell table:formula="of:=AVERAGE([.N302:.N318])" office:value-type="float" office:value="-0.0768304655095211">
            <text:p>-0.08</text:p>
          </table:table-cell>
          <table:table-cell table:formula="of:=[.N319]-[.O319]" office:value-type="float" office:value="0.0148782169117647">
            <text:p>0.015</text:p>
          </table:table-cell>
          <table:table-cell table:formula="of:=[.Q318]+[.P319]" office:value-type="float" office:value="-0.542810776654415">
            <text:p>-0.543</text:p>
          </table:table-cell>
          <table:table-cell table:number-columns-repeated="6"/>
          <table:table-cell table:formula="of:=([.A319]-[.T$2])/16384" office:value-type="float" office:value="-0.0107797475961539">
            <text:p>-0.01</text:p>
          </table:table-cell>
          <table:table-cell table:formula="of:=IF(ABS(([.B319]-[.U$2])/16384) &gt; 0.1; ([.B319]-[.U$2])/16384; 0)" office:value-type="float" office:value="0">
            <text:p>0.00</text:p>
          </table:table-cell>
          <table:table-cell table:formula="of:=IF(ABS(([.C319]-[.V$2])/16384) &gt; 0.1; ([.C319]-[.V$2])/16384; 0)" office:value-type="float" office:value="0">
            <text:p>0.00</text:p>
          </table:table-cell>
          <table:table-cell/>
          <table:table-cell table:formula="of:=SQRT([.X319]*[.X319]+[.Y319]*[.Y319]+[.Z319]*[.Z319])" office:value-type="float" office:value="0.0107797475961539">
            <text:p>0.0108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office:value-type="float" office:value="-1412">
            <text:p>-1412</text:p>
          </table:table-cell>
          <table:table-cell office:value-type="float" office:value="-4188">
            <text:p>-4188</text:p>
          </table:table-cell>
          <table:table-cell office:value-type="float" office:value="26.27">
            <text:p>26.27</text:p>
          </table:table-cell>
          <table:table-cell office:value-type="float" office:value="389">
            <text:p>389</text:p>
          </table:table-cell>
          <table:table-cell office:value-type="float" office:value="230">
            <text:p>230</text:p>
          </table:table-cell>
          <table:table-cell office:value-type="string">
            <text:p>223<text:tab/><text:tab/><text:tab/><text:tab/></text:p>
          </table:table-cell>
          <table:table-cell table:number-columns-repeated="2"/>
          <table:table-cell table:formula="of:=IF(ABS(([.C320]-[.$I$2])/16384) &gt; 0.1; ([.C320]-[.$I$2])/16384; 0)" office:value-type="float" office:value="0">
            <text:p>0.00</text:p>
          </table:table-cell>
          <table:table-cell table:formula="of:=[.K319]+[.J320]" office:value-type="float" office:value="-13.2289506961138">
            <text:p>-13.23</text:p>
          </table:table-cell>
          <table:table-cell table:number-columns-repeated="2"/>
          <table:table-cell table:formula="of:=([.C320]-[.$M$2])/16384" office:value-type="float" office:value="-0.0607315454727564">
            <text:p>-0.06</text:p>
          </table:table-cell>
          <table:table-cell table:formula="of:=AVERAGE([.N303:.N319])" office:value-type="float" office:value="-0.0767012145904035">
            <text:p>-0.08</text:p>
          </table:table-cell>
          <table:table-cell table:formula="of:=[.N320]-[.O320]" office:value-type="float" office:value="0.0159696691176471">
            <text:p>0.016</text:p>
          </table:table-cell>
          <table:table-cell table:formula="of:=[.Q319]+[.P320]" office:value-type="float" office:value="-0.526841107536768">
            <text:p>-0.527</text:p>
          </table:table-cell>
          <table:table-cell table:number-columns-repeated="6"/>
          <table:table-cell table:formula="of:=([.A320]-[.T$2])/16384" office:value-type="float" office:value="-0.00931490384615385">
            <text:p>-0.01</text:p>
          </table:table-cell>
          <table:table-cell table:formula="of:=IF(ABS(([.B320]-[.U$2])/16384) &gt; 0.1; ([.B320]-[.U$2])/16384; 0)" office:value-type="float" office:value="0">
            <text:p>0.00</text:p>
          </table:table-cell>
          <table:table-cell table:formula="of:=IF(ABS(([.C320]-[.V$2])/16384) &gt; 0.1; ([.C320]-[.V$2])/16384; 0)" office:value-type="float" office:value="0">
            <text:p>0.00</text:p>
          </table:table-cell>
          <table:table-cell/>
          <table:table-cell table:formula="of:=SQRT([.X320]*[.X320]+[.Y320]*[.Y320]+[.Z320]*[.Z320])" office:value-type="float" office:value="0.00931490384615385">
            <text:p>0.0093</text:p>
          </table:table-cell>
        </table:table-row>
        <table:table-row table:style-name="ro1">
          <table:table-cell office:value-type="float" office:value="15992">
            <text:p>15992</text:p>
          </table:table-cell>
          <table:table-cell office:value-type="float" office:value="-1420">
            <text:p>-1420</text:p>
          </table:table-cell>
          <table:table-cell office:value-type="float" office:value="-3976">
            <text:p>-3976</text:p>
          </table:table-cell>
          <table:table-cell office:value-type="float" office:value="26.32">
            <text:p>26.32</text:p>
          </table:table-cell>
          <table:table-cell office:value-type="float" office:value="294">
            <text:p>294</text:p>
          </table:table-cell>
          <table:table-cell office:value-type="float" office:value="121">
            <text:p>121</text:p>
          </table:table-cell>
          <table:table-cell office:value-type="string">
            <text:p>233<text:tab/><text:tab/><text:tab/><text:tab/></text:p>
          </table:table-cell>
          <table:table-cell table:number-columns-repeated="2"/>
          <table:table-cell table:formula="of:=IF(ABS(([.C321]-[.$I$2])/16384) &gt; 0.1; ([.C321]-[.$I$2])/16384; 0)" office:value-type="float" office:value="0">
            <text:p>0.00</text:p>
          </table:table-cell>
          <table:table-cell table:formula="of:=[.K320]+[.J321]" office:value-type="float" office:value="-13.2289506961138">
            <text:p>-13.23</text:p>
          </table:table-cell>
          <table:table-cell table:number-columns-repeated="2"/>
          <table:table-cell table:formula="of:=([.C321]-[.$M$2])/16384" office:value-type="float" office:value="-0.0477920923477564">
            <text:p>-0.05</text:p>
          </table:table-cell>
          <table:table-cell table:formula="of:=AVERAGE([.N304:.N320])" office:value-type="float" office:value="-0.0764570739654035">
            <text:p>-0.08</text:p>
          </table:table-cell>
          <table:table-cell table:formula="of:=[.N321]-[.O321]" office:value-type="float" office:value="0.0286649816176471">
            <text:p>0.029</text:p>
          </table:table-cell>
          <table:table-cell table:formula="of:=[.Q320]+[.P321]" office:value-type="float" office:value="-0.498176125919121">
            <text:p>-0.498</text:p>
          </table:table-cell>
          <table:table-cell table:number-columns-repeated="6"/>
          <table:table-cell table:formula="of:=([.A321]-[.T$2])/16384" office:value-type="float" office:value="-0.0195688100961539">
            <text:p>-0.02</text:p>
          </table:table-cell>
          <table:table-cell table:formula="of:=IF(ABS(([.B321]-[.U$2])/16384) &gt; 0.1; ([.B321]-[.U$2])/16384; 0)" office:value-type="float" office:value="0">
            <text:p>0.00</text:p>
          </table:table-cell>
          <table:table-cell table:formula="of:=IF(ABS(([.C321]-[.V$2])/16384) &gt; 0.1; ([.C321]-[.V$2])/16384; 0)" office:value-type="float" office:value="0">
            <text:p>0.00</text:p>
          </table:table-cell>
          <table:table-cell/>
          <table:table-cell table:formula="of:=SQRT([.X321]*[.X321]+[.Y321]*[.Y321]+[.Z321]*[.Z321])" office:value-type="float" office:value="0.0195688100961539">
            <text:p>0.0196</text:p>
          </table:table-cell>
        </table:table-row>
        <table:table-row table:style-name="ro1">
          <table:table-cell office:value-type="float" office:value="15952">
            <text:p>15952</text:p>
          </table:table-cell>
          <table:table-cell office:value-type="float" office:value="-1684">
            <text:p>-1684</text:p>
          </table:table-cell>
          <table:table-cell office:value-type="float" office:value="-4192">
            <text:p>-4192</text:p>
          </table:table-cell>
          <table:table-cell office:value-type="float" office:value="26.32">
            <text:p>26.32</text:p>
          </table:table-cell>
          <table:table-cell office:value-type="float" office:value="-17">
            <text:p>-17</text:p>
          </table:table-cell>
          <table:table-cell office:value-type="float" office:value="162">
            <text:p>162</text:p>
          </table:table-cell>
          <table:table-cell office:value-type="string">
            <text:p>353<text:tab/><text:tab/><text:tab/><text:tab/></text:p>
          </table:table-cell>
          <table:table-cell table:number-columns-repeated="2"/>
          <table:table-cell table:formula="of:=IF(ABS(([.C322]-[.$I$2])/16384) &gt; 0.1; ([.C322]-[.$I$2])/16384; 0)" office:value-type="float" office:value="0">
            <text:p>0.00</text:p>
          </table:table-cell>
          <table:table-cell table:formula="of:=[.K321]+[.J322]" office:value-type="float" office:value="-13.2289506961138">
            <text:p>-13.23</text:p>
          </table:table-cell>
          <table:table-cell table:number-columns-repeated="2"/>
          <table:table-cell table:formula="of:=([.C322]-[.$M$2])/16384" office:value-type="float" office:value="-0.0609756860977564">
            <text:p>-0.06</text:p>
          </table:table-cell>
          <table:table-cell table:formula="of:=AVERAGE([.N305:.N321])" office:value-type="float" office:value="-0.0755666787448152">
            <text:p>-0.08</text:p>
          </table:table-cell>
          <table:table-cell table:formula="of:=[.N322]-[.O322]" office:value-type="float" office:value="0.0145909926470588">
            <text:p>0.015</text:p>
          </table:table-cell>
          <table:table-cell table:formula="of:=[.Q321]+[.P322]" office:value-type="float" office:value="-0.483585133272062">
            <text:p>-0.484</text:p>
          </table:table-cell>
          <table:table-cell table:number-columns-repeated="6"/>
          <table:table-cell table:formula="of:=([.A322]-[.T$2])/16384" office:value-type="float" office:value="-0.0220102163461539">
            <text:p>-0.02</text:p>
          </table:table-cell>
          <table:table-cell table:formula="of:=IF(ABS(([.B322]-[.U$2])/16384) &gt; 0.1; ([.B322]-[.U$2])/16384; 0)" office:value-type="float" office:value="0">
            <text:p>0.00</text:p>
          </table:table-cell>
          <table:table-cell table:formula="of:=IF(ABS(([.C322]-[.V$2])/16384) &gt; 0.1; ([.C322]-[.V$2])/16384; 0)" office:value-type="float" office:value="0">
            <text:p>0.00</text:p>
          </table:table-cell>
          <table:table-cell/>
          <table:table-cell table:formula="of:=SQRT([.X322]*[.X322]+[.Y322]*[.Y322]+[.Z322]*[.Z322])" office:value-type="float" office:value="0.0220102163461539">
            <text:p>0.0220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1636">
            <text:p>-1636</text:p>
          </table:table-cell>
          <table:table-cell office:value-type="float" office:value="-3868">
            <text:p>-3868</text:p>
          </table:table-cell>
          <table:table-cell office:value-type="float" office:value="26.27">
            <text:p>26.27</text:p>
          </table:table-cell>
          <table:table-cell office:value-type="float" office:value="208">
            <text:p>208</text:p>
          </table:table-cell>
          <table:table-cell office:value-type="float" office:value="-7">
            <text:p>-7</text:p>
          </table:table-cell>
          <table:table-cell office:value-type="string">
            <text:p>186<text:tab/><text:tab/><text:tab/><text:tab/></text:p>
          </table:table-cell>
          <table:table-cell table:number-columns-repeated="2"/>
          <table:table-cell table:formula="of:=IF(ABS(([.C323]-[.$I$2])/16384) &gt; 0.1; ([.C323]-[.$I$2])/16384; 0)" office:value-type="float" office:value="0">
            <text:p>0.00</text:p>
          </table:table-cell>
          <table:table-cell table:formula="of:=[.K322]+[.J323]" office:value-type="float" office:value="-13.2289506961138">
            <text:p>-13.23</text:p>
          </table:table-cell>
          <table:table-cell table:number-columns-repeated="2"/>
          <table:table-cell table:formula="of:=([.C323]-[.$M$2])/16384" office:value-type="float" office:value="-0.0412002954727564">
            <text:p>-0.04</text:p>
          </table:table-cell>
          <table:table-cell table:formula="of:=AVERAGE([.N306:.N322])" office:value-type="float" office:value="-0.0755235951051093">
            <text:p>-0.08</text:p>
          </table:table-cell>
          <table:table-cell table:formula="of:=[.N323]-[.O323]" office:value-type="float" office:value="0.0343232996323529">
            <text:p>0.034</text:p>
          </table:table-cell>
          <table:table-cell table:formula="of:=[.Q322]+[.P323]" office:value-type="float" office:value="-0.449261833639709">
            <text:p>-0.449</text:p>
          </table:table-cell>
          <table:table-cell table:number-columns-repeated="6"/>
          <table:table-cell table:formula="of:=([.A323]-[.T$2])/16384" office:value-type="float" office:value="0.00118314302884615">
            <text:p>0.00</text:p>
          </table:table-cell>
          <table:table-cell table:formula="of:=IF(ABS(([.B323]-[.U$2])/16384) &gt; 0.1; ([.B323]-[.U$2])/16384; 0)" office:value-type="float" office:value="0">
            <text:p>0.00</text:p>
          </table:table-cell>
          <table:table-cell table:formula="of:=IF(ABS(([.C323]-[.V$2])/16384) &gt; 0.1; ([.C323]-[.V$2])/16384; 0)" office:value-type="float" office:value="0">
            <text:p>0.00</text:p>
          </table:table-cell>
          <table:table-cell/>
          <table:table-cell table:formula="of:=SQRT([.X323]*[.X323]+[.Y323]*[.Y323]+[.Z323]*[.Z323])" office:value-type="float" office:value="0.00118314302884615">
            <text:p>0.0012</text:p>
          </table:table-cell>
        </table:table-row>
        <table:table-row table:style-name="ro1">
          <table:table-cell office:value-type="float" office:value="15892">
            <text:p>15892</text:p>
          </table:table-cell>
          <table:table-cell office:value-type="float" office:value="-1720">
            <text:p>-1720</text:p>
          </table:table-cell>
          <table:table-cell office:value-type="float" office:value="-3976">
            <text:p>-3976</text:p>
          </table:table-cell>
          <table:table-cell office:value-type="float" office:value="26.27">
            <text:p>26.27</text:p>
          </table:table-cell>
          <table:table-cell office:value-type="float" office:value="136">
            <text:p>136</text:p>
          </table:table-cell>
          <table:table-cell office:value-type="float" office:value="-269">
            <text:p>-269</text:p>
          </table:table-cell>
          <table:table-cell office:value-type="string">
            <text:p>230<text:tab/><text:tab/><text:tab/><text:tab/></text:p>
          </table:table-cell>
          <table:table-cell table:number-columns-repeated="2"/>
          <table:table-cell table:formula="of:=IF(ABS(([.C324]-[.$I$2])/16384) &gt; 0.1; ([.C324]-[.$I$2])/16384; 0)" office:value-type="float" office:value="0">
            <text:p>0.00</text:p>
          </table:table-cell>
          <table:table-cell table:formula="of:=[.K323]+[.J324]" office:value-type="float" office:value="-13.2289506961138">
            <text:p>-13.23</text:p>
          </table:table-cell>
          <table:table-cell table:number-columns-repeated="2"/>
          <table:table-cell table:formula="of:=([.C324]-[.$M$2])/16384" office:value-type="float" office:value="-0.0477920923477564">
            <text:p>-0.05</text:p>
          </table:table-cell>
          <table:table-cell table:formula="of:=AVERAGE([.N307:.N323])" office:value-type="float" office:value="-0.0726800748845211">
            <text:p>-0.07</text:p>
          </table:table-cell>
          <table:table-cell table:formula="of:=[.N324]-[.O324]" office:value-type="float" office:value="0.0248879825367647">
            <text:p>0.025</text:p>
          </table:table-cell>
          <table:table-cell table:formula="of:=[.Q323]+[.P324]" office:value-type="float" office:value="-0.424373851102945">
            <text:p>-0.424</text:p>
          </table:table-cell>
          <table:table-cell table:number-columns-repeated="6"/>
          <table:table-cell table:formula="of:=([.A324]-[.T$2])/16384" office:value-type="float" office:value="-0.0256723257211539">
            <text:p>-0.03</text:p>
          </table:table-cell>
          <table:table-cell table:formula="of:=IF(ABS(([.B324]-[.U$2])/16384) &gt; 0.1; ([.B324]-[.U$2])/16384; 0)" office:value-type="float" office:value="0">
            <text:p>0.00</text:p>
          </table:table-cell>
          <table:table-cell table:formula="of:=IF(ABS(([.C324]-[.V$2])/16384) &gt; 0.1; ([.C324]-[.V$2])/16384; 0)" office:value-type="float" office:value="0">
            <text:p>0.00</text:p>
          </table:table-cell>
          <table:table-cell/>
          <table:table-cell table:formula="of:=SQRT([.X324]*[.X324]+[.Y324]*[.Y324]+[.Z324]*[.Z324])" office:value-type="float" office:value="0.0256723257211539">
            <text:p>0.025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-1620">
            <text:p>-1620</text:p>
          </table:table-cell>
          <table:table-cell office:value-type="float" office:value="-3904">
            <text:p>-3904</text:p>
          </table:table-cell>
          <table:table-cell office:value-type="float" office:value="26.32">
            <text:p>26.32</text:p>
          </table:table-cell>
          <table:table-cell office:value-type="float" office:value="34">
            <text:p>34</text:p>
          </table:table-cell>
          <table:table-cell office:value-type="float" office:value="-215">
            <text:p>-215</text:p>
          </table:table-cell>
          <table:table-cell office:value-type="string">
            <text:p>251<text:tab/><text:tab/><text:tab/><text:tab/></text:p>
          </table:table-cell>
          <table:table-cell table:number-columns-repeated="2"/>
          <table:table-cell table:formula="of:=IF(ABS(([.C325]-[.$I$2])/16384) &gt; 0.1; ([.C325]-[.$I$2])/16384; 0)" office:value-type="float" office:value="0">
            <text:p>0.00</text:p>
          </table:table-cell>
          <table:table-cell table:formula="of:=[.K324]+[.J325]" office:value-type="float" office:value="-13.2289506961138">
            <text:p>-13.23</text:p>
          </table:table-cell>
          <table:table-cell table:number-columns-repeated="2"/>
          <table:table-cell table:formula="of:=([.C325]-[.$M$2])/16384" office:value-type="float" office:value="-0.0433975610977564">
            <text:p>-0.04</text:p>
          </table:table-cell>
          <table:table-cell table:formula="of:=AVERAGE([.N308:.N324])" office:value-type="float" office:value="-0.0706407826051093">
            <text:p>-0.07</text:p>
          </table:table-cell>
          <table:table-cell table:formula="of:=[.N325]-[.O325]" office:value-type="float" office:value="0.0272432215073529">
            <text:p>0.027</text:p>
          </table:table-cell>
          <table:table-cell table:formula="of:=[.Q324]+[.P325]" office:value-type="float" office:value="-0.397130629595592">
            <text:p>-0.397</text:p>
          </table:table-cell>
          <table:table-cell table:number-columns-repeated="6"/>
          <table:table-cell table:formula="of:=([.A325]-[.T$2])/16384" office:value-type="float" office:value="-0.0190805288461539">
            <text:p>-0.02</text:p>
          </table:table-cell>
          <table:table-cell table:formula="of:=IF(ABS(([.B325]-[.U$2])/16384) &gt; 0.1; ([.B325]-[.U$2])/16384; 0)" office:value-type="float" office:value="0">
            <text:p>0.00</text:p>
          </table:table-cell>
          <table:table-cell table:formula="of:=IF(ABS(([.C325]-[.V$2])/16384) &gt; 0.1; ([.C325]-[.V$2])/16384; 0)" office:value-type="float" office:value="0">
            <text:p>0.00</text:p>
          </table:table-cell>
          <table:table-cell/>
          <table:table-cell table:formula="of:=SQRT([.X325]*[.X325]+[.Y325]*[.Y325]+[.Z325]*[.Z325])" office:value-type="float" office:value="0.0190805288461539">
            <text:p>0.0191</text:p>
          </table:table-cell>
        </table:table-row>
        <table:table-row table:style-name="ro1">
          <table:table-cell office:value-type="float" office:value="16164">
            <text:p>16164</text:p>
          </table:table-cell>
          <table:table-cell office:value-type="float" office:value="-1724">
            <text:p>-1724</text:p>
          </table:table-cell>
          <table:table-cell office:value-type="float" office:value="-3996">
            <text:p>-3996</text:p>
          </table:table-cell>
          <table:table-cell office:value-type="float" office:value="26.32">
            <text:p>26.32</text:p>
          </table:table-cell>
          <table:table-cell office:value-type="float" office:value="-56">
            <text:p>-56</text:p>
          </table:table-cell>
          <table:table-cell office:value-type="float" office:value="-488">
            <text:p>-488</text:p>
          </table:table-cell>
          <table:table-cell office:value-type="string">
            <text:p>250<text:tab/><text:tab/><text:tab/><text:tab/></text:p>
          </table:table-cell>
          <table:table-cell table:number-columns-repeated="2"/>
          <table:table-cell table:formula="of:=IF(ABS(([.C326]-[.$I$2])/16384) &gt; 0.1; ([.C326]-[.$I$2])/16384; 0)" office:value-type="float" office:value="0">
            <text:p>0.00</text:p>
          </table:table-cell>
          <table:table-cell table:formula="of:=[.K325]+[.J326]" office:value-type="float" office:value="-13.2289506961138">
            <text:p>-13.23</text:p>
          </table:table-cell>
          <table:table-cell table:number-columns-repeated="2"/>
          <table:table-cell table:formula="of:=([.C326]-[.$M$2])/16384" office:value-type="float" office:value="-0.0490127954727564">
            <text:p>-0.05</text:p>
          </table:table-cell>
          <table:table-cell table:formula="of:=AVERAGE([.N309:.N325])" office:value-type="float" office:value="-0.0659015822374623">
            <text:p>-0.07</text:p>
          </table:table-cell>
          <table:table-cell table:formula="of:=[.N326]-[.O326]" office:value-type="float" office:value="0.0168887867647059">
            <text:p>0.017</text:p>
          </table:table-cell>
          <table:table-cell table:formula="of:=[.Q325]+[.P326]" office:value-type="float" office:value="-0.380241842830886">
            <text:p>-0.380</text:p>
          </table:table-cell>
          <table:table-cell table:number-columns-repeated="6"/>
          <table:table-cell table:formula="of:=([.A326]-[.T$2])/16384" office:value-type="float" office:value="-0.00907076322115385">
            <text:p>-0.01</text:p>
          </table:table-cell>
          <table:table-cell table:formula="of:=IF(ABS(([.B326]-[.U$2])/16384) &gt; 0.1; ([.B326]-[.U$2])/16384; 0)" office:value-type="float" office:value="0">
            <text:p>0.00</text:p>
          </table:table-cell>
          <table:table-cell table:formula="of:=IF(ABS(([.C326]-[.V$2])/16384) &gt; 0.1; ([.C326]-[.V$2])/16384; 0)" office:value-type="float" office:value="0">
            <text:p>0.00</text:p>
          </table:table-cell>
          <table:table-cell/>
          <table:table-cell table:formula="of:=SQRT([.X326]*[.X326]+[.Y326]*[.Y326]+[.Z326]*[.Z326])" office:value-type="float" office:value="0.00907076322115385">
            <text:p>0.0091</text:p>
          </table:table-cell>
        </table:table-row>
        <table:table-row table:style-name="ro1">
          <table:table-cell office:value-type="float" office:value="15980">
            <text:p>15980</text:p>
          </table:table-cell>
          <table:table-cell office:value-type="float" office:value="-1832">
            <text:p>-1832</text:p>
          </table:table-cell>
          <table:table-cell office:value-type="float" office:value="-3988">
            <text:p>-3988</text:p>
          </table:table-cell>
          <table:table-cell office:value-type="float" office:value="26.27">
            <text:p>26.27</text:p>
          </table:table-cell>
          <table:table-cell office:value-type="float" office:value="68">
            <text:p>68</text:p>
          </table:table-cell>
          <table:table-cell office:value-type="float" office:value="-554">
            <text:p>-554</text:p>
          </table:table-cell>
          <table:table-cell office:value-type="string">
            <text:p>109<text:tab/><text:tab/><text:tab/><text:tab/></text:p>
          </table:table-cell>
          <table:table-cell table:number-columns-repeated="2"/>
          <table:table-cell table:formula="of:=IF(ABS(([.C327]-[.$I$2])/16384) &gt; 0.1; ([.C327]-[.$I$2])/16384; 0)" office:value-type="float" office:value="0">
            <text:p>0.00</text:p>
          </table:table-cell>
          <table:table-cell table:formula="of:=[.K326]+[.J327]" office:value-type="float" office:value="-13.2289506961138">
            <text:p>-13.23</text:p>
          </table:table-cell>
          <table:table-cell table:number-columns-repeated="2"/>
          <table:table-cell table:formula="of:=([.C327]-[.$M$2])/16384" office:value-type="float" office:value="-0.0485245142227564">
            <text:p>-0.05</text:p>
          </table:table-cell>
          <table:table-cell table:formula="of:=AVERAGE([.N310:.N326])" office:value-type="float" office:value="-0.0642644039286387">
            <text:p>-0.06</text:p>
          </table:table-cell>
          <table:table-cell table:formula="of:=[.N327]-[.O327]" office:value-type="float" office:value="0.0157398897058823">
            <text:p>0.016</text:p>
          </table:table-cell>
          <table:table-cell table:formula="of:=[.Q326]+[.P327]" office:value-type="float" office:value="-0.364501953125004">
            <text:p>-0.365</text:p>
          </table:table-cell>
          <table:table-cell table:number-columns-repeated="6"/>
          <table:table-cell table:formula="of:=([.A327]-[.T$2])/16384" office:value-type="float" office:value="-0.0203012319711539">
            <text:p>-0.02</text:p>
          </table:table-cell>
          <table:table-cell table:formula="of:=IF(ABS(([.B327]-[.U$2])/16384) &gt; 0.1; ([.B327]-[.U$2])/16384; 0)" office:value-type="float" office:value="0">
            <text:p>0.00</text:p>
          </table:table-cell>
          <table:table-cell table:formula="of:=IF(ABS(([.C327]-[.V$2])/16384) &gt; 0.1; ([.C327]-[.V$2])/16384; 0)" office:value-type="float" office:value="0">
            <text:p>0.00</text:p>
          </table:table-cell>
          <table:table-cell/>
          <table:table-cell table:formula="of:=SQRT([.X327]*[.X327]+[.Y327]*[.Y327]+[.Z327]*[.Z327])" office:value-type="float" office:value="0.0203012319711539">
            <text:p>0.0203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800">
            <text:p>-1800</text:p>
          </table:table-cell>
          <table:table-cell office:value-type="float" office:value="-4008">
            <text:p>-4008</text:p>
          </table:table-cell>
          <table:table-cell office:value-type="float" office:value="26.27">
            <text:p>26.27</text:p>
          </table:table-cell>
          <table:table-cell office:value-type="float" office:value="-121">
            <text:p>-121</text:p>
          </table:table-cell>
          <table:table-cell office:value-type="float" office:value="-632">
            <text:p>-632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IF(ABS(([.C328]-[.$I$2])/16384) &gt; 0.1; ([.C328]-[.$I$2])/16384; 0)" office:value-type="float" office:value="0">
            <text:p>0.00</text:p>
          </table:table-cell>
          <table:table-cell table:formula="of:=[.K327]+[.J328]" office:value-type="float" office:value="-13.2289506961138">
            <text:p>-13.23</text:p>
          </table:table-cell>
          <table:table-cell table:number-columns-repeated="2"/>
          <table:table-cell table:formula="of:=([.C328]-[.$M$2])/16384" office:value-type="float" office:value="-0.0497452173477564">
            <text:p>-0.05</text:p>
          </table:table-cell>
          <table:table-cell table:formula="of:=AVERAGE([.N311:.N327])" office:value-type="float" office:value="-0.0624979747006976">
            <text:p>-0.06</text:p>
          </table:table-cell>
          <table:table-cell table:formula="of:=[.N328]-[.O328]" office:value-type="float" office:value="0.0127527573529412">
            <text:p>0.013</text:p>
          </table:table-cell>
          <table:table-cell table:formula="of:=[.Q327]+[.P328]" office:value-type="float" office:value="-0.351749195772062">
            <text:p>-0.352</text:p>
          </table:table-cell>
          <table:table-cell table:number-columns-repeated="6"/>
          <table:table-cell table:formula="of:=([.A328]-[.T$2])/16384" office:value-type="float" office:value="-0.0224984975961539">
            <text:p>-0.02</text:p>
          </table:table-cell>
          <table:table-cell table:formula="of:=IF(ABS(([.B328]-[.U$2])/16384) &gt; 0.1; ([.B328]-[.U$2])/16384; 0)" office:value-type="float" office:value="0">
            <text:p>0.00</text:p>
          </table:table-cell>
          <table:table-cell table:formula="of:=IF(ABS(([.C328]-[.V$2])/16384) &gt; 0.1; ([.C328]-[.V$2])/16384; 0)" office:value-type="float" office:value="0">
            <text:p>0.00</text:p>
          </table:table-cell>
          <table:table-cell/>
          <table:table-cell table:formula="of:=SQRT([.X328]*[.X328]+[.Y328]*[.Y328]+[.Z328]*[.Z328])" office:value-type="float" office:value="0.0224984975961539">
            <text:p>0.0225</text:p>
          </table:table-cell>
        </table:table-row>
        <table:table-row table:style-name="ro1">
          <table:table-cell office:value-type="float" office:value="16108">
            <text:p>16108</text:p>
          </table:table-cell>
          <table:table-cell office:value-type="float" office:value="-1888">
            <text:p>-1888</text:p>
          </table:table-cell>
          <table:table-cell office:value-type="float" office:value="-3992">
            <text:p>-3992</text:p>
          </table:table-cell>
          <table:table-cell office:value-type="float" office:value="26.32">
            <text:p>26.32</text:p>
          </table:table-cell>
          <table:table-cell office:value-type="float" office:value="-194">
            <text:p>-194</text:p>
          </table:table-cell>
          <table:table-cell office:value-type="float" office:value="-829">
            <text:p>-829</text:p>
          </table:table-cell>
          <table:table-cell office:value-type="string">
            <text:p>73<text:tab/><text:tab/><text:tab/><text:tab/></text:p>
          </table:table-cell>
          <table:table-cell table:number-columns-repeated="2"/>
          <table:table-cell table:formula="of:=IF(ABS(([.C329]-[.$I$2])/16384) &gt; 0.1; ([.C329]-[.$I$2])/16384; 0)" office:value-type="float" office:value="0">
            <text:p>0.00</text:p>
          </table:table-cell>
          <table:table-cell table:formula="of:=[.K328]+[.J329]" office:value-type="float" office:value="-13.2289506961138">
            <text:p>-13.23</text:p>
          </table:table-cell>
          <table:table-cell table:number-columns-repeated="2"/>
          <table:table-cell table:formula="of:=([.C329]-[.$M$2])/16384" office:value-type="float" office:value="-0.0487686548477564">
            <text:p>-0.05</text:p>
          </table:table-cell>
          <table:table-cell table:formula="of:=AVERAGE([.N312:.N328])" office:value-type="float" office:value="-0.0596975381198152">
            <text:p>-0.06</text:p>
          </table:table-cell>
          <table:table-cell table:formula="of:=[.N329]-[.O329]" office:value-type="float" office:value="0.0109288832720588">
            <text:p>0.011</text:p>
          </table:table-cell>
          <table:table-cell table:formula="of:=[.Q328]+[.P329]" office:value-type="float" office:value="-0.340820312500004">
            <text:p>-0.341</text:p>
          </table:table-cell>
          <table:table-cell table:number-columns-repeated="6"/>
          <table:table-cell table:formula="of:=([.A329]-[.T$2])/16384" office:value-type="float" office:value="-0.0124887319711539">
            <text:p>-0.01</text:p>
          </table:table-cell>
          <table:table-cell table:formula="of:=IF(ABS(([.B329]-[.U$2])/16384) &gt; 0.1; ([.B329]-[.U$2])/16384; 0)" office:value-type="float" office:value="0">
            <text:p>0.00</text:p>
          </table:table-cell>
          <table:table-cell table:formula="of:=IF(ABS(([.C329]-[.V$2])/16384) &gt; 0.1; ([.C329]-[.V$2])/16384; 0)" office:value-type="float" office:value="0">
            <text:p>0.00</text:p>
          </table:table-cell>
          <table:table-cell/>
          <table:table-cell table:formula="of:=SQRT([.X329]*[.X329]+[.Y329]*[.Y329]+[.Z329]*[.Z329])" office:value-type="float" office:value="0.0124887319711539">
            <text:p>0.0125</text:p>
          </table:table-cell>
        </table:table-row>
        <table:table-row table:style-name="ro1">
          <table:table-cell office:value-type="float" office:value="15712">
            <text:p>15712</text:p>
          </table:table-cell>
          <table:table-cell office:value-type="float" office:value="-1868">
            <text:p>-1868</text:p>
          </table:table-cell>
          <table:table-cell office:value-type="float" office:value="-3832">
            <text:p>-3832</text:p>
          </table:table-cell>
          <table:table-cell office:value-type="float" office:value="26.27">
            <text:p>26.27</text:p>
          </table:table-cell>
          <table:table-cell office:value-type="float" office:value="-485">
            <text:p>-485</text:p>
          </table:table-cell>
          <table:table-cell office:value-type="float" office:value="-451">
            <text:p>-451</text:p>
          </table:table-cell>
          <table:table-cell office:value-type="string">
            <text:p>55<text:tab/><text:tab/><text:tab/><text:tab/></text:p>
          </table:table-cell>
          <table:table-cell table:number-columns-repeated="2"/>
          <table:table-cell table:formula="of:=IF(ABS(([.C330]-[.$I$2])/16384) &gt; 0.1; ([.C330]-[.$I$2])/16384; 0)" office:value-type="float" office:value="0">
            <text:p>0.00</text:p>
          </table:table-cell>
          <table:table-cell table:formula="of:=[.K329]+[.J330]" office:value-type="float" office:value="-13.2289506961138">
            <text:p>-13.23</text:p>
          </table:table-cell>
          <table:table-cell table:number-columns-repeated="2"/>
          <table:table-cell table:formula="of:=([.C330]-[.$M$2])/16384" office:value-type="float" office:value="-0.0390030298477564">
            <text:p>-0.04</text:p>
          </table:table-cell>
          <table:table-cell table:formula="of:=AVERAGE([.N313:.N329])" office:value-type="float" office:value="-0.057686968266874">
            <text:p>-0.06</text:p>
          </table:table-cell>
          <table:table-cell table:formula="of:=[.N330]-[.O330]" office:value-type="float" office:value="0.0186839384191176">
            <text:p>0.019</text:p>
          </table:table-cell>
          <table:table-cell table:formula="of:=[.Q329]+[.P330]" office:value-type="float" office:value="-0.322136374080886">
            <text:p>-0.322</text:p>
          </table:table-cell>
          <table:table-cell table:number-columns-repeated="6"/>
          <table:table-cell table:formula="of:=([.A330]-[.T$2])/16384" office:value-type="float" office:value="-0.0366586538461539">
            <text:p>-0.04</text:p>
          </table:table-cell>
          <table:table-cell table:formula="of:=IF(ABS(([.B330]-[.U$2])/16384) &gt; 0.1; ([.B330]-[.U$2])/16384; 0)" office:value-type="float" office:value="0">
            <text:p>0.00</text:p>
          </table:table-cell>
          <table:table-cell table:formula="of:=IF(ABS(([.C330]-[.V$2])/16384) &gt; 0.1; ([.C330]-[.V$2])/16384; 0)" office:value-type="float" office:value="0">
            <text:p>0.00</text:p>
          </table:table-cell>
          <table:table-cell/>
          <table:table-cell table:formula="of:=SQRT([.X330]*[.X330]+[.Y330]*[.Y330]+[.Z330]*[.Z330])" office:value-type="float" office:value="0.0366586538461539">
            <text:p>0.0367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-2180">
            <text:p>-2180</text:p>
          </table:table-cell>
          <table:table-cell office:value-type="float" office:value="-4076">
            <text:p>-4076</text:p>
          </table:table-cell>
          <table:table-cell office:value-type="float" office:value="26.22">
            <text:p>26.22</text:p>
          </table:table-cell>
          <table:table-cell office:value-type="float" office:value="-397">
            <text:p>-397</text:p>
          </table:table-cell>
          <table:table-cell office:value-type="float" office:value="-1250">
            <text:p>-1250</text:p>
          </table:table-cell>
          <table:table-cell office:value-type="string">
            <text:p>-48<text:tab/><text:tab/><text:tab/><text:tab/></text:p>
          </table:table-cell>
          <table:table-cell table:number-columns-repeated="2"/>
          <table:table-cell table:formula="of:=IF(ABS(([.C331]-[.$I$2])/16384) &gt; 0.1; ([.C331]-[.$I$2])/16384; 0)" office:value-type="float" office:value="0">
            <text:p>0.00</text:p>
          </table:table-cell>
          <table:table-cell table:formula="of:=[.K330]+[.J331]" office:value-type="float" office:value="-13.2289506961138">
            <text:p>-13.23</text:p>
          </table:table-cell>
          <table:table-cell table:number-columns-repeated="2"/>
          <table:table-cell table:formula="of:=([.C331]-[.$M$2])/16384" office:value-type="float" office:value="-0.0538956079727564">
            <text:p>-0.05</text:p>
          </table:table-cell>
          <table:table-cell table:formula="of:=AVERAGE([.N314:.N330])" office:value-type="float" office:value="-0.0566529609139329">
            <text:p>-0.06</text:p>
          </table:table-cell>
          <table:table-cell table:formula="of:=[.N331]-[.O331]" office:value-type="float" office:value="0.00275735294117645">
            <text:p>0.003</text:p>
          </table:table-cell>
          <table:table-cell table:formula="of:=[.Q330]+[.P331]" office:value-type="float" office:value="-0.31937902113971">
            <text:p>-0.319</text:p>
          </table:table-cell>
          <table:table-cell table:number-columns-repeated="6"/>
          <table:table-cell table:formula="of:=([.A331]-[.T$2])/16384" office:value-type="float" office:value="0.00289212740384615">
            <text:p>0.00</text:p>
          </table:table-cell>
          <table:table-cell table:formula="of:=IF(ABS(([.B331]-[.U$2])/16384) &gt; 0.1; ([.B331]-[.U$2])/16384; 0)" office:value-type="float" office:value="0">
            <text:p>0.00</text:p>
          </table:table-cell>
          <table:table-cell table:formula="of:=IF(ABS(([.C331]-[.V$2])/16384) &gt; 0.1; ([.C331]-[.V$2])/16384; 0)" office:value-type="float" office:value="0">
            <text:p>0.00</text:p>
          </table:table-cell>
          <table:table-cell/>
          <table:table-cell table:formula="of:=SQRT([.X331]*[.X331]+[.Y331]*[.Y331]+[.Z331]*[.Z331])" office:value-type="float" office:value="0.00289212740384615">
            <text:p>0.0029</text:p>
          </table:table-cell>
        </table:table-row>
        <table:table-row table:style-name="ro1">
          <table:table-cell office:value-type="float" office:value="15660">
            <text:p>15660</text:p>
          </table:table-cell>
          <table:table-cell office:value-type="float" office:value="-1716">
            <text:p>-1716</text:p>
          </table:table-cell>
          <table:table-cell office:value-type="float" office:value="-4168">
            <text:p>-4168</text:p>
          </table:table-cell>
          <table:table-cell office:value-type="float" office:value="26.27">
            <text:p>26.27</text:p>
          </table:table-cell>
          <table:table-cell office:value-type="float" office:value="-252">
            <text:p>-252</text:p>
          </table:table-cell>
          <table:table-cell office:value-type="float" office:value="-915">
            <text:p>-915</text:p>
          </table:table-cell>
          <table:table-cell office:value-type="string">
            <text:p>-319<text:tab/><text:tab/><text:tab/><text:tab/></text:p>
          </table:table-cell>
          <table:table-cell table:number-columns-repeated="2"/>
          <table:table-cell table:formula="of:=IF(ABS(([.C332]-[.$I$2])/16384) &gt; 0.1; ([.C332]-[.$I$2])/16384; 0)" office:value-type="float" office:value="0">
            <text:p>0.00</text:p>
          </table:table-cell>
          <table:table-cell table:formula="of:=[.K331]+[.J332]" office:value-type="float" office:value="-13.2289506961138">
            <text:p>-13.23</text:p>
          </table:table-cell>
          <table:table-cell table:number-columns-repeated="2"/>
          <table:table-cell table:formula="of:=([.C332]-[.$M$2])/16384" office:value-type="float" office:value="-0.0595108423477564">
            <text:p>-0.06</text:p>
          </table:table-cell>
          <table:table-cell table:formula="of:=AVERAGE([.N315:.N331])" office:value-type="float" office:value="-0.0553460905095211">
            <text:p>-0.06</text:p>
          </table:table-cell>
          <table:table-cell table:formula="of:=[.N332]-[.O332]" office:value-type="float" office:value="-0.00416475183823532">
            <text:p>-0.004</text:p>
          </table:table-cell>
          <table:table-cell table:formula="of:=[.Q331]+[.P332]" office:value-type="float" office:value="-0.323543772977945">
            <text:p>-0.324</text:p>
          </table:table-cell>
          <table:table-cell table:number-columns-repeated="6"/>
          <table:table-cell table:formula="of:=([.A332]-[.T$2])/16384" office:value-type="float" office:value="-0.0398324819711539">
            <text:p>-0.04</text:p>
          </table:table-cell>
          <table:table-cell table:formula="of:=IF(ABS(([.B332]-[.U$2])/16384) &gt; 0.1; ([.B332]-[.U$2])/16384; 0)" office:value-type="float" office:value="0">
            <text:p>0.00</text:p>
          </table:table-cell>
          <table:table-cell table:formula="of:=IF(ABS(([.C332]-[.V$2])/16384) &gt; 0.1; ([.C332]-[.V$2])/16384; 0)" office:value-type="float" office:value="0">
            <text:p>0.00</text:p>
          </table:table-cell>
          <table:table-cell/>
          <table:table-cell table:formula="of:=SQRT([.X332]*[.X332]+[.Y332]*[.Y332]+[.Z332]*[.Z332])" office:value-type="float" office:value="0.0398324819711539">
            <text:p>0.0398</text:p>
          </table:table-cell>
        </table:table-row>
        <table:table-row table:style-name="ro1">
          <table:table-cell office:value-type="float" office:value="17592">
            <text:p>17592</text:p>
          </table:table-cell>
          <table:table-cell office:value-type="float" office:value="-12">
            <text:p>-12</text:p>
          </table:table-cell>
          <table:table-cell office:value-type="float" office:value="-3812">
            <text:p>-3812</text:p>
          </table:table-cell>
          <table:table-cell office:value-type="float" office:value="26.27">
            <text:p>26.27</text:p>
          </table:table-cell>
          <table:table-cell office:value-type="float" office:value="-1171">
            <text:p>-1171</text:p>
          </table:table-cell>
          <table:table-cell office:value-type="float" office:value="-4119">
            <text:p>-4119</text:p>
          </table:table-cell>
          <table:table-cell office:value-type="string">
            <text:p>-3<text:tab/><text:tab/><text:tab/><text:tab/></text:p>
          </table:table-cell>
          <table:table-cell table:number-columns-repeated="2"/>
          <table:table-cell table:formula="of:=IF(ABS(([.C333]-[.$I$2])/16384) &gt; 0.1; ([.C333]-[.$I$2])/16384; 0)" office:value-type="float" office:value="0">
            <text:p>0.00</text:p>
          </table:table-cell>
          <table:table-cell table:formula="of:=[.K332]+[.J333]" office:value-type="float" office:value="-13.2289506961138">
            <text:p>-13.23</text:p>
          </table:table-cell>
          <table:table-cell table:number-columns-repeated="2"/>
          <table:table-cell table:formula="of:=([.C333]-[.$M$2])/16384" office:value-type="float" office:value="-0.0377823267227564">
            <text:p>-0.04</text:p>
          </table:table-cell>
          <table:table-cell table:formula="of:=AVERAGE([.N316:.N332])" office:value-type="float" office:value="-0.0544556952889329">
            <text:p>-0.05</text:p>
          </table:table-cell>
          <table:table-cell table:formula="of:=[.N333]-[.O333]" office:value-type="float" office:value="0.0166733685661764">
            <text:p>0.017</text:p>
          </table:table-cell>
          <table:table-cell table:formula="of:=[.Q332]+[.P333]" office:value-type="float" office:value="-0.306870404411768">
            <text:p>-0.307</text:p>
          </table:table-cell>
          <table:table-cell table:number-columns-repeated="6"/>
          <table:table-cell table:formula="of:=([.A333]-[.T$2])/16384" office:value-type="float" office:value="0.0780874399038461">
            <text:p>0.08</text:p>
          </table:table-cell>
          <table:table-cell table:formula="of:=IF(ABS(([.B333]-[.U$2])/16384) &gt; 0.1; ([.B333]-[.U$2])/16384; 0)" office:value-type="float" office:value="0">
            <text:p>0.00</text:p>
          </table:table-cell>
          <table:table-cell table:formula="of:=IF(ABS(([.C333]-[.V$2])/16384) &gt; 0.1; ([.C333]-[.V$2])/16384; 0)" office:value-type="float" office:value="0">
            <text:p>0.00</text:p>
          </table:table-cell>
          <table:table-cell/>
          <table:table-cell table:formula="of:=SQRT([.X333]*[.X333]+[.Y333]*[.Y333]+[.Z333]*[.Z333])" office:value-type="float" office:value="0.0780874399038461">
            <text:p>0.0781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office:value-type="float" office:value="536">
            <text:p>536</text:p>
          </table:table-cell>
          <table:table-cell office:value-type="float" office:value="-3820">
            <text:p>-3820</text:p>
          </table:table-cell>
          <table:table-cell office:value-type="float" office:value="26.27">
            <text:p>26.27</text:p>
          </table:table-cell>
          <table:table-cell office:value-type="float" office:value="-3014">
            <text:p>-3014</text:p>
          </table:table-cell>
          <table:table-cell office:value-type="float" office:value="-1633">
            <text:p>-1633</text:p>
          </table:table-cell>
          <table:table-cell office:value-type="string">
            <text:p>1265<text:tab/><text:tab/><text:tab/><text:tab/></text:p>
          </table:table-cell>
          <table:table-cell table:number-columns-repeated="2"/>
          <table:table-cell table:formula="of:=IF(ABS(([.C334]-[.$I$2])/16384) &gt; 0.1; ([.C334]-[.$I$2])/16384; 0)" office:value-type="float" office:value="0">
            <text:p>0.00</text:p>
          </table:table-cell>
          <table:table-cell table:formula="of:=[.K333]+[.J334]" office:value-type="float" office:value="-13.2289506961138">
            <text:p>-13.23</text:p>
          </table:table-cell>
          <table:table-cell table:number-columns-repeated="2"/>
          <table:table-cell table:formula="of:=([.C334]-[.$M$2])/16384" office:value-type="float" office:value="-0.0382706079727564">
            <text:p>-0.04</text:p>
          </table:table-cell>
          <table:table-cell table:formula="of:=AVERAGE([.N317:.N333])" office:value-type="float" office:value="-0.0517414259874623">
            <text:p>-0.05</text:p>
          </table:table-cell>
          <table:table-cell table:formula="of:=[.N334]-[.O334]" office:value-type="float" office:value="0.0134708180147059">
            <text:p>0.013</text:p>
          </table:table-cell>
          <table:table-cell table:formula="of:=[.Q333]+[.P334]" office:value-type="float" office:value="-0.293399586397063">
            <text:p>-0.293</text:p>
          </table:table-cell>
          <table:table-cell table:number-columns-repeated="6"/>
          <table:table-cell table:formula="of:=([.A334]-[.T$2])/16384" office:value-type="float" office:value="0.109093299278846">
            <text:p>0.11</text:p>
          </table:table-cell>
          <table:table-cell table:formula="of:=IF(ABS(([.B334]-[.U$2])/16384) &gt; 0.1; ([.B334]-[.U$2])/16384; 0)" office:value-type="float" office:value="0.129594851762821">
            <text:p>0.13</text:p>
          </table:table-cell>
          <table:table-cell table:formula="of:=IF(ABS(([.C334]-[.V$2])/16384) &gt; 0.1; ([.C334]-[.V$2])/16384; 0)" office:value-type="float" office:value="0">
            <text:p>0.00</text:p>
          </table:table-cell>
          <table:table-cell/>
          <table:table-cell table:formula="of:=SQRT([.X334]*[.X334]+[.Y334]*[.Y334]+[.Z334]*[.Z334])" office:value-type="float" office:value="0.169399449677298">
            <text:p>0.1694</text:p>
          </table:table-cell>
        </table:table-row>
        <table:table-row table:style-name="ro1">
          <table:table-cell office:value-type="float" office:value="14004">
            <text:p>14004</text:p>
          </table:table-cell>
          <table:table-cell office:value-type="float" office:value="-328">
            <text:p>-328</text:p>
          </table:table-cell>
          <table:table-cell office:value-type="float" office:value="-1908">
            <text:p>-1908</text:p>
          </table:table-cell>
          <table:table-cell office:value-type="float" office:value="26.22">
            <text:p>26.22</text:p>
          </table:table-cell>
          <table:table-cell office:value-type="float" office:value="-3589">
            <text:p>-3589</text:p>
          </table:table-cell>
          <table:table-cell office:value-type="float" office:value="339">
            <text:p>339</text:p>
          </table:table-cell>
          <table:table-cell office:value-type="string">
            <text:p>1854<text:tab/><text:tab/><text:tab/><text:tab/></text:p>
          </table:table-cell>
          <table:table-cell table:number-columns-repeated="2"/>
          <table:table-cell table:formula="of:=IF(ABS(([.C335]-[.$I$2])/16384) &gt; 0.1; ([.C335]-[.$I$2])/16384; 0)" office:value-type="float" office:value="0">
            <text:p>0.00</text:p>
          </table:table-cell>
          <table:table-cell table:formula="of:=[.K334]+[.J335]" office:value-type="float" office:value="-13.2289506961138">
            <text:p>-13.23</text:p>
          </table:table-cell>
          <table:table-cell table:number-columns-repeated="2"/>
          <table:table-cell table:formula="of:=([.C335]-[.$M$2])/16384" office:value-type="float" office:value="0.0784286107772436">
            <text:p>0.08</text:p>
          </table:table-cell>
          <table:table-cell table:formula="of:=AVERAGE([.N318:.N334])" office:value-type="float" office:value="-0.0499462743330505">
            <text:p>-0.05</text:p>
          </table:table-cell>
          <table:table-cell table:formula="of:=[.N335]-[.O335]" office:value-type="float" office:value="0.128374885110294">
            <text:p>0.128</text:p>
          </table:table-cell>
          <table:table-cell table:formula="of:=[.Q334]+[.P335]" office:value-type="float" office:value="-0.165024701286769">
            <text:p>-0.165</text:p>
          </table:table-cell>
          <table:table-cell table:number-columns-repeated="6"/>
          <table:table-cell table:formula="of:=([.A335]-[.T$2])/16384" office:value-type="float" office:value="-0.140906700721154">
            <text:p>-0.14</text:p>
          </table:table-cell>
          <table:table-cell table:formula="of:=IF(ABS(([.B335]-[.U$2])/16384) &gt; 0.1; ([.B335]-[.U$2])/16384; 0)" office:value-type="float" office:value="0">
            <text:p>0.00</text:p>
          </table:table-cell>
          <table:table-cell table:formula="of:=IF(ABS(([.C335]-[.V$2])/16384) &gt; 0.1; ([.C335]-[.V$2])/16384; 0)" office:value-type="float" office:value="0">
            <text:p>0.00</text:p>
          </table:table-cell>
          <table:table-cell/>
          <table:table-cell table:formula="of:=SQRT([.X335]*[.X335]+[.Y335]*[.Y335]+[.Z335]*[.Z335])" office:value-type="float" office:value="0.140906700721154">
            <text:p>0.1409</text:p>
          </table:table-cell>
        </table:table-row>
        <table:table-row table:style-name="ro1">
          <table:table-cell office:value-type="float" office:value="15724">
            <text:p>15724</text:p>
          </table:table-cell>
          <table:table-cell office:value-type="float" office:value="-744">
            <text:p>-744</text:p>
          </table:table-cell>
          <table:table-cell office:value-type="float" office:value="-2824">
            <text:p>-2824</text:p>
          </table:table-cell>
          <table:table-cell office:value-type="float" office:value="26.32">
            <text:p>26.32</text:p>
          </table:table-cell>
          <table:table-cell office:value-type="float" office:value="-1834">
            <text:p>-1834</text:p>
          </table:table-cell>
          <table:table-cell office:value-type="float" office:value="-2656">
            <text:p>-2656</text:p>
          </table:table-cell>
          <table:table-cell office:value-type="string">
            <text:p>915<text:tab/><text:tab/><text:tab/><text:tab/></text:p>
          </table:table-cell>
          <table:table-cell table:number-columns-repeated="2"/>
          <table:table-cell table:formula="of:=IF(ABS(([.C336]-[.$I$2])/16384) &gt; 0.1; ([.C336]-[.$I$2])/16384; 0)" office:value-type="float" office:value="0">
            <text:p>0.00</text:p>
          </table:table-cell>
          <table:table-cell table:formula="of:=[.K335]+[.J336]" office:value-type="float" office:value="-13.2289506961138">
            <text:p>-13.23</text:p>
          </table:table-cell>
          <table:table-cell table:number-columns-repeated="2"/>
          <table:table-cell table:formula="of:=([.C336]-[.$M$2])/16384" office:value-type="float" office:value="0.0225204076522436">
            <text:p>0.02</text:p>
          </table:table-cell>
          <table:table-cell table:formula="of:=AVERAGE([.N319:.N335])" office:value-type="float" office:value="-0.0417603827889329">
            <text:p>-0.04</text:p>
          </table:table-cell>
          <table:table-cell table:formula="of:=[.N336]-[.O336]" office:value-type="float" office:value="0.0642807904411765">
            <text:p>0.064</text:p>
          </table:table-cell>
          <table:table-cell table:formula="of:=[.Q335]+[.P336]" office:value-type="float" office:value="-0.100743910845592">
            <text:p>-0.101</text:p>
          </table:table-cell>
          <table:table-cell table:number-columns-repeated="6"/>
          <table:table-cell table:formula="of:=([.A336]-[.T$2])/16384" office:value-type="float" office:value="-0.0359262319711539">
            <text:p>-0.04</text:p>
          </table:table-cell>
          <table:table-cell table:formula="of:=IF(ABS(([.B336]-[.U$2])/16384) &gt; 0.1; ([.B336]-[.U$2])/16384; 0)" office:value-type="float" office:value="0">
            <text:p>0.00</text:p>
          </table:table-cell>
          <table:table-cell table:formula="of:=IF(ABS(([.C336]-[.V$2])/16384) &gt; 0.1; ([.C336]-[.V$2])/16384; 0)" office:value-type="float" office:value="0">
            <text:p>0.00</text:p>
          </table:table-cell>
          <table:table-cell/>
          <table:table-cell table:formula="of:=SQRT([.X336]*[.X336]+[.Y336]*[.Y336]+[.Z336]*[.Z336])" office:value-type="float" office:value="0.0359262319711539">
            <text:p>0.0359</text:p>
          </table:table-cell>
        </table:table-row>
        <table:table-row table:style-name="ro1">
          <table:table-cell office:value-type="float" office:value="18760">
            <text:p>18760</text:p>
          </table:table-cell>
          <table:table-cell office:value-type="float" office:value="-584">
            <text:p>-584</text:p>
          </table:table-cell>
          <table:table-cell office:value-type="float" office:value="-3644">
            <text:p>-3644</text:p>
          </table:table-cell>
          <table:table-cell office:value-type="float" office:value="26.27">
            <text:p>26.27</text:p>
          </table:table-cell>
          <table:table-cell office:value-type="float" office:value="87">
            <text:p>87</text:p>
          </table:table-cell>
          <table:table-cell office:value-type="float" office:value="-1394">
            <text:p>-1394</text:p>
          </table:table-cell>
          <table:table-cell office:value-type="string">
            <text:p>778<text:tab/><text:tab/><text:tab/><text:tab/></text:p>
          </table:table-cell>
          <table:table-cell table:number-columns-repeated="2"/>
          <table:table-cell table:formula="of:=IF(ABS(([.C337]-[.$I$2])/16384) &gt; 0.1; ([.C337]-[.$I$2])/16384; 0)" office:value-type="float" office:value="0">
            <text:p>0.00</text:p>
          </table:table-cell>
          <table:table-cell table:formula="of:=[.K336]+[.J337]" office:value-type="float" office:value="-13.2289506961138">
            <text:p>-13.23</text:p>
          </table:table-cell>
          <table:table-cell table:number-columns-repeated="2"/>
          <table:table-cell table:formula="of:=([.C337]-[.$M$2])/16384" office:value-type="float" office:value="-0.0275284204727564">
            <text:p>-0.03</text:p>
          </table:table-cell>
          <table:table-cell table:formula="of:=AVERAGE([.N320:.N336])" office:value-type="float" office:value="-0.0367914030095211">
            <text:p>-0.04</text:p>
          </table:table-cell>
          <table:table-cell table:formula="of:=[.N337]-[.O337]" office:value-type="float" office:value="0.00926298253676469">
            <text:p>0.009</text:p>
          </table:table-cell>
          <table:table-cell table:formula="of:=[.Q336]+[.P337]" office:value-type="float" office:value="-0.0914809283088274">
            <text:p>-0.091</text:p>
          </table:table-cell>
          <table:table-cell table:number-columns-repeated="6"/>
          <table:table-cell table:formula="of:=([.A337]-[.T$2])/16384" office:value-type="float" office:value="0.149376502403846">
            <text:p>0.15</text:p>
          </table:table-cell>
          <table:table-cell table:formula="of:=IF(ABS(([.B337]-[.U$2])/16384) &gt; 0.1; ([.B337]-[.U$2])/16384; 0)" office:value-type="float" office:value="0">
            <text:p>0.00</text:p>
          </table:table-cell>
          <table:table-cell table:formula="of:=IF(ABS(([.C337]-[.V$2])/16384) &gt; 0.1; ([.C337]-[.V$2])/16384; 0)" office:value-type="float" office:value="0">
            <text:p>0.00</text:p>
          </table:table-cell>
          <table:table-cell/>
          <table:table-cell table:formula="of:=SQRT([.X337]*[.X337]+[.Y337]*[.Y337]+[.Z337]*[.Z337])" office:value-type="float" office:value="0.149376502403846">
            <text:p>0.1494</text:p>
          </table:table-cell>
        </table:table-row>
        <table:table-row table:style-name="ro1">
          <table:table-cell office:value-type="float" office:value="19376">
            <text:p>19376</text:p>
          </table:table-cell>
          <table:table-cell office:value-type="float" office:value="-468">
            <text:p>-468</text:p>
          </table:table-cell>
          <table:table-cell office:value-type="float" office:value="-4748">
            <text:p>-4748</text:p>
          </table:table-cell>
          <table:table-cell office:value-type="float" office:value="26.27">
            <text:p>26.27</text:p>
          </table:table-cell>
          <table:table-cell office:value-type="float" office:value="375">
            <text:p>375</text:p>
          </table:table-cell>
          <table:table-cell office:value-type="float" office:value="2636">
            <text:p>2636</text:p>
          </table:table-cell>
          <table:table-cell office:value-type="string">
            <text:p>141<text:tab/><text:tab/><text:tab/><text:tab/></text:p>
          </table:table-cell>
          <table:table-cell table:number-columns-repeated="2"/>
          <table:table-cell table:formula="of:=IF(ABS(([.C338]-[.$I$2])/16384) &gt; 0.1; ([.C338]-[.$I$2])/16384; 0)" office:value-type="float" office:value="0">
            <text:p>0.00</text:p>
          </table:table-cell>
          <table:table-cell table:formula="of:=[.K337]+[.J338]" office:value-type="float" office:value="-13.2289506961138">
            <text:p>-13.23</text:p>
          </table:table-cell>
          <table:table-cell table:number-columns-repeated="2"/>
          <table:table-cell table:formula="of:=([.C338]-[.$M$2])/16384" office:value-type="float" office:value="-0.0949112329727564">
            <text:p>-0.09</text:p>
          </table:table-cell>
          <table:table-cell table:formula="of:=AVERAGE([.N321:.N337])" office:value-type="float" office:value="-0.0348382780095211">
            <text:p>-0.03</text:p>
          </table:table-cell>
          <table:table-cell table:formula="of:=[.N338]-[.O338]" office:value-type="float" office:value="-0.0600729549632353">
            <text:p>-0.060</text:p>
          </table:table-cell>
          <table:table-cell table:formula="of:=[.Q337]+[.P338]" office:value-type="float" office:value="-0.151553883272063">
            <text:p>-0.152</text:p>
          </table:table-cell>
          <table:table-cell table:number-columns-repeated="6"/>
          <table:table-cell table:formula="of:=([.A338]-[.T$2])/16384" office:value-type="float" office:value="0.186974158653846">
            <text:p>0.19</text:p>
          </table:table-cell>
          <table:table-cell table:formula="of:=IF(ABS(([.B338]-[.U$2])/16384) &gt; 0.1; ([.B338]-[.U$2])/16384; 0)" office:value-type="float" office:value="0">
            <text:p>0.00</text:p>
          </table:table-cell>
          <table:table-cell table:formula="of:=IF(ABS(([.C338]-[.V$2])/16384) &gt; 0.1; ([.C338]-[.V$2])/16384; 0)" office:value-type="float" office:value="0">
            <text:p>0.00</text:p>
          </table:table-cell>
          <table:table-cell/>
          <table:table-cell table:formula="of:=SQRT([.X338]*[.X338]+[.Y338]*[.Y338]+[.Z338]*[.Z338])" office:value-type="float" office:value="0.186974158653846">
            <text:p>0.1870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2104">
            <text:p>-2104</text:p>
          </table:table-cell>
          <table:table-cell office:value-type="float" office:value="-7912">
            <text:p>-7912</text:p>
          </table:table-cell>
          <table:table-cell office:value-type="float" office:value="26.22">
            <text:p>26.22</text:p>
          </table:table-cell>
          <table:table-cell office:value-type="float" office:value="-159">
            <text:p>-159</text:p>
          </table:table-cell>
          <table:table-cell office:value-type="float" office:value="3496">
            <text:p>3496</text:p>
          </table:table-cell>
          <table:table-cell office:value-type="string">
            <text:p>211<text:tab/><text:tab/><text:tab/><text:tab/></text:p>
          </table:table-cell>
          <table:table-cell table:number-columns-repeated="2"/>
          <table:table-cell table:formula="of:=IF(ABS(([.C339]-[.$I$2])/16384) &gt; 0.1; ([.C339]-[.$I$2])/16384; 0)" office:value-type="float" office:value="-0.288026467347756">
            <text:p>-0.29</text:p>
          </table:table-cell>
          <table:table-cell table:formula="of:=[.K338]+[.J339]" office:value-type="float" office:value="-13.5169771634616">
            <text:p>-13.52</text:p>
          </table:table-cell>
          <table:table-cell table:number-columns-repeated="2"/>
          <table:table-cell table:formula="of:=([.C339]-[.$M$2])/16384" office:value-type="float" office:value="-0.288026467347756">
            <text:p>-0.29</text:p>
          </table:table-cell>
          <table:table-cell table:formula="of:=AVERAGE([.N322:.N338])" office:value-type="float" office:value="-0.0376099921639329">
            <text:p>-0.04</text:p>
          </table:table-cell>
          <table:table-cell table:formula="of:=[.N339]-[.O339]" office:value-type="float" office:value="-0.250416475183823">
            <text:p>-0.250</text:p>
          </table:table-cell>
          <table:table-cell table:formula="of:=[.Q338]+[.P339]" office:value-type="float" office:value="-0.401970358455886">
            <text:p>-0.402</text:p>
          </table:table-cell>
          <table:table-cell table:number-columns-repeated="6"/>
          <table:table-cell table:formula="of:=([.A339]-[.T$2])/16384" office:value-type="float" office:value="-0.0273813100961539">
            <text:p>-0.03</text:p>
          </table:table-cell>
          <table:table-cell table:formula="of:=IF(ABS(([.B339]-[.U$2])/16384) &gt; 0.1; ([.B339]-[.U$2])/16384; 0)" office:value-type="float" office:value="0">
            <text:p>0.00</text:p>
          </table:table-cell>
          <table:table-cell table:formula="of:=IF(ABS(([.C339]-[.V$2])/16384) &gt; 0.1; ([.C339]-[.V$2])/16384; 0)" office:value-type="float" office:value="-0.288026467347756">
            <text:p>-0.29</text:p>
          </table:table-cell>
          <table:table-cell/>
          <table:table-cell table:formula="of:=SQRT([.X339]*[.X339]+[.Y339]*[.Y339]+[.Z339]*[.Z339])" office:value-type="float" office:value="0.28932504564142">
            <text:p>0.2893</text:p>
          </table:table-cell>
        </table:table-row>
        <table:table-row table:style-name="ro1">
          <table:table-cell office:value-type="float" office:value="16652">
            <text:p>16652</text:p>
          </table:table-cell>
          <table:table-cell office:value-type="float" office:value="-2204">
            <text:p>-2204</text:p>
          </table:table-cell>
          <table:table-cell office:value-type="float" office:value="-6260">
            <text:p>-6260</text:p>
          </table:table-cell>
          <table:table-cell office:value-type="float" office:value="26.22">
            <text:p>26.22</text:p>
          </table:table-cell>
          <table:table-cell office:value-type="float" office:value="2286">
            <text:p>2286</text:p>
          </table:table-cell>
          <table:table-cell office:value-type="float" office:value="99">
            <text:p>99</text:p>
          </table:table-cell>
          <table:table-cell office:value-type="string">
            <text:p>554<text:tab/><text:tab/><text:tab/><text:tab/></text:p>
          </table:table-cell>
          <table:table-cell table:number-columns-repeated="2"/>
          <table:table-cell table:formula="of:=IF(ABS(([.C340]-[.$I$2])/16384) &gt; 0.1; ([.C340]-[.$I$2])/16384; 0)" office:value-type="float" office:value="-0.187196389222756">
            <text:p>-0.19</text:p>
          </table:table-cell>
          <table:table-cell table:formula="of:=[.K339]+[.J340]" office:value-type="float" office:value="-13.7041735526843">
            <text:p>-13.70</text:p>
          </table:table-cell>
          <table:table-cell table:number-columns-repeated="2"/>
          <table:table-cell table:formula="of:=([.C340]-[.$M$2])/16384" office:value-type="float" office:value="-0.187196389222756">
            <text:p>-0.19</text:p>
          </table:table-cell>
          <table:table-cell table:formula="of:=AVERAGE([.N323:.N339])" office:value-type="float" office:value="-0.0509659204727564">
            <text:p>-0.05</text:p>
          </table:table-cell>
          <table:table-cell table:formula="of:=[.N340]-[.O340]" office:value-type="float" office:value="-0.13623046875">
            <text:p>-0.136</text:p>
          </table:table-cell>
          <table:table-cell table:formula="of:=[.Q339]+[.P340]" office:value-type="float" office:value="-0.538200827205886">
            <text:p>-0.538</text:p>
          </table:table-cell>
          <table:table-cell table:number-columns-repeated="6"/>
          <table:table-cell table:formula="of:=([.A340]-[.T$2])/16384" office:value-type="float" office:value="0.0207143930288461">
            <text:p>0.02</text:p>
          </table:table-cell>
          <table:table-cell table:formula="of:=IF(ABS(([.B340]-[.U$2])/16384) &gt; 0.1; ([.B340]-[.U$2])/16384; 0)" office:value-type="float" office:value="0">
            <text:p>0.00</text:p>
          </table:table-cell>
          <table:table-cell table:formula="of:=IF(ABS(([.C340]-[.V$2])/16384) &gt; 0.1; ([.C340]-[.V$2])/16384; 0)" office:value-type="float" office:value="-0.187196389222756">
            <text:p>-0.19</text:p>
          </table:table-cell>
          <table:table-cell/>
          <table:table-cell table:formula="of:=SQRT([.X340]*[.X340]+[.Y340]*[.Y340]+[.Z340]*[.Z340])" office:value-type="float" office:value="0.188338987510795">
            <text:p>0.1883</text:p>
          </table:table-cell>
        </table:table-row>
        <table:table-row table:style-name="ro1">
          <table:table-cell office:value-type="float" office:value="11324">
            <text:p>11324</text:p>
          </table:table-cell>
          <table:table-cell office:value-type="float" office:value="-1356">
            <text:p>-1356</text:p>
          </table:table-cell>
          <table:table-cell office:value-type="float" office:value="-3072">
            <text:p>-3072</text:p>
          </table:table-cell>
          <table:table-cell office:value-type="float" office:value="26.27">
            <text:p>26.27</text:p>
          </table:table-cell>
          <table:table-cell office:value-type="float" office:value="-554">
            <text:p>-554</text:p>
          </table:table-cell>
          <table:table-cell office:value-type="float" office:value="1505">
            <text:p>1505</text:p>
          </table:table-cell>
          <table:table-cell office:value-type="string">
            <text:p>-1189<text:tab/><text:tab/><text:tab/><text:tab/></text:p>
          </table:table-cell>
          <table:table-cell table:number-columns-repeated="2"/>
          <table:table-cell table:formula="of:=IF(ABS(([.C341]-[.$I$2])/16384) &gt; 0.1; ([.C341]-[.$I$2])/16384; 0)" office:value-type="float" office:value="0">
            <text:p>0.00</text:p>
          </table:table-cell>
          <table:table-cell table:formula="of:=[.K340]+[.J341]" office:value-type="float" office:value="-13.7041735526843">
            <text:p>-13.70</text:p>
          </table:table-cell>
          <table:table-cell table:number-columns-repeated="2"/>
          <table:table-cell table:formula="of:=([.C341]-[.$M$2])/16384" office:value-type="float" office:value="0.00738368890224359">
            <text:p>0.01</text:p>
          </table:table-cell>
          <table:table-cell table:formula="of:=AVERAGE([.N324:.N340])" office:value-type="float" office:value="-0.0595539259874623">
            <text:p>-0.06</text:p>
          </table:table-cell>
          <table:table-cell table:formula="of:=[.N341]-[.O341]" office:value-type="float" office:value="0.0669376148897059">
            <text:p>0.067</text:p>
          </table:table-cell>
          <table:table-cell table:formula="of:=[.Q340]+[.P341]" office:value-type="float" office:value="-0.47126321231618">
            <text:p>-0.471</text:p>
          </table:table-cell>
          <table:table-cell table:number-columns-repeated="6"/>
          <table:table-cell table:formula="of:=([.A341]-[.T$2])/16384" office:value-type="float" office:value="-0.304480919471154">
            <text:p>-0.30</text:p>
          </table:table-cell>
          <table:table-cell table:formula="of:=IF(ABS(([.B341]-[.U$2])/16384) &gt; 0.1; ([.B341]-[.U$2])/16384; 0)" office:value-type="float" office:value="0">
            <text:p>0.00</text:p>
          </table:table-cell>
          <table:table-cell table:formula="of:=IF(ABS(([.C341]-[.V$2])/16384) &gt; 0.1; ([.C341]-[.V$2])/16384; 0)" office:value-type="float" office:value="0">
            <text:p>0.00</text:p>
          </table:table-cell>
          <table:table-cell/>
          <table:table-cell table:formula="of:=SQRT([.X341]*[.X341]+[.Y341]*[.Y341]+[.Z341]*[.Z341])" office:value-type="float" office:value="0.304480919471154">
            <text:p>0.3045</text:p>
          </table:table-cell>
        </table:table-row>
        <table:table-row table:style-name="ro1">
          <table:table-cell office:value-type="float" office:value="13576">
            <text:p>13576</text:p>
          </table:table-cell>
          <table:table-cell office:value-type="float" office:value="-2388">
            <text:p>-2388</text:p>
          </table:table-cell>
          <table:table-cell office:value-type="float" office:value="-3248">
            <text:p>-3248</text:p>
          </table:table-cell>
          <table:table-cell office:value-type="float" office:value="26.27">
            <text:p>26.27</text:p>
          </table:table-cell>
          <table:table-cell office:value-type="float" office:value="-229">
            <text:p>-229</text:p>
          </table:table-cell>
          <table:table-cell office:value-type="float" office:value="-348">
            <text:p>-348</text:p>
          </table:table-cell>
          <table:table-cell office:value-type="string">
            <text:p>719<text:tab/><text:tab/><text:tab/><text:tab/></text:p>
          </table:table-cell>
          <table:table-cell table:number-columns-repeated="2"/>
          <table:table-cell table:formula="of:=IF(ABS(([.C342]-[.$I$2])/16384) &gt; 0.1; ([.C342]-[.$I$2])/16384; 0)" office:value-type="float" office:value="0">
            <text:p>0.00</text:p>
          </table:table-cell>
          <table:table-cell table:formula="of:=[.K341]+[.J342]" office:value-type="float" office:value="-13.7041735526843">
            <text:p>-13.70</text:p>
          </table:table-cell>
          <table:table-cell table:number-columns-repeated="2"/>
          <table:table-cell table:formula="of:=([.C342]-[.$M$2])/16384" office:value-type="float" office:value="-0.00335849859775641">
            <text:p>0.00</text:p>
          </table:table-cell>
          <table:table-cell table:formula="of:=AVERAGE([.N325:.N341])" office:value-type="float" office:value="-0.0563082917962858">
            <text:p>-0.06</text:p>
          </table:table-cell>
          <table:table-cell table:formula="of:=[.N342]-[.O342]" office:value-type="float" office:value="0.0529497931985294">
            <text:p>0.053</text:p>
          </table:table-cell>
          <table:table-cell table:formula="of:=[.Q341]+[.P342]" office:value-type="float" office:value="-0.418313419117651">
            <text:p>-0.418</text:p>
          </table:table-cell>
          <table:table-cell table:number-columns-repeated="6"/>
          <table:table-cell table:formula="of:=([.A342]-[.T$2])/16384" office:value-type="float" office:value="-0.167029747596154">
            <text:p>-0.17</text:p>
          </table:table-cell>
          <table:table-cell table:formula="of:=IF(ABS(([.B342]-[.U$2])/16384) &gt; 0.1; ([.B342]-[.U$2])/16384; 0)" office:value-type="float" office:value="0">
            <text:p>0.00</text:p>
          </table:table-cell>
          <table:table-cell table:formula="of:=IF(ABS(([.C342]-[.V$2])/16384) &gt; 0.1; ([.C342]-[.V$2])/16384; 0)" office:value-type="float" office:value="0">
            <text:p>0.00</text:p>
          </table:table-cell>
          <table:table-cell/>
          <table:table-cell table:formula="of:=SQRT([.X342]*[.X342]+[.Y342]*[.Y342]+[.Z342]*[.Z342])" office:value-type="float" office:value="0.167029747596154">
            <text:p>0.1670</text:p>
          </table:table-cell>
        </table:table-row>
        <table:table-row table:style-name="ro1">
          <table:table-cell office:value-type="float" office:value="15252">
            <text:p>15252</text:p>
          </table:table-cell>
          <table:table-cell office:value-type="float" office:value="-2652">
            <text:p>-2652</text:p>
          </table:table-cell>
          <table:table-cell office:value-type="float" office:value="-3256">
            <text:p>-3256</text:p>
          </table:table-cell>
          <table:table-cell office:value-type="float" office:value="26.32">
            <text:p>26.32</text:p>
          </table:table-cell>
          <table:table-cell office:value-type="float" office:value="237">
            <text:p>237</text:p>
          </table:table-cell>
          <table:table-cell office:value-type="float" office:value="-1769">
            <text:p>-1769</text:p>
          </table:table-cell>
          <table:table-cell office:value-type="string">
            <text:p>-160<text:tab/><text:tab/><text:tab/><text:tab/></text:p>
          </table:table-cell>
          <table:table-cell table:number-columns-repeated="2"/>
          <table:table-cell table:formula="of:=IF(ABS(([.C343]-[.$I$2])/16384) &gt; 0.1; ([.C343]-[.$I$2])/16384; 0)" office:value-type="float" office:value="0">
            <text:p>0.00</text:p>
          </table:table-cell>
          <table:table-cell table:formula="of:=[.K342]+[.J343]" office:value-type="float" office:value="-13.7041735526843">
            <text:p>-13.70</text:p>
          </table:table-cell>
          <table:table-cell table:number-columns-repeated="2"/>
          <table:table-cell table:formula="of:=([.C343]-[.$M$2])/16384" office:value-type="float" office:value="-0.00384677984775641">
            <text:p>0.00</text:p>
          </table:table-cell>
          <table:table-cell table:formula="of:=AVERAGE([.N326:.N342])" office:value-type="float" office:value="-0.0539530528256976">
            <text:p>-0.05</text:p>
          </table:table-cell>
          <table:table-cell table:formula="of:=[.N343]-[.O343]" office:value-type="float" office:value="0.0501062729779412">
            <text:p>0.050</text:p>
          </table:table-cell>
          <table:table-cell table:formula="of:=[.Q342]+[.P343]" office:value-type="float" office:value="-0.36820714613971">
            <text:p>-0.368</text:p>
          </table:table-cell>
          <table:table-cell table:number-columns-repeated="6"/>
          <table:table-cell table:formula="of:=([.A343]-[.T$2])/16384" office:value-type="float" office:value="-0.0647348257211539">
            <text:p>-0.06</text:p>
          </table:table-cell>
          <table:table-cell table:formula="of:=IF(ABS(([.B343]-[.U$2])/16384) &gt; 0.1; ([.B343]-[.U$2])/16384; 0)" office:value-type="float" office:value="0">
            <text:p>0.00</text:p>
          </table:table-cell>
          <table:table-cell table:formula="of:=IF(ABS(([.C343]-[.V$2])/16384) &gt; 0.1; ([.C343]-[.V$2])/16384; 0)" office:value-type="float" office:value="0">
            <text:p>0.00</text:p>
          </table:table-cell>
          <table:table-cell/>
          <table:table-cell table:formula="of:=SQRT([.X343]*[.X343]+[.Y343]*[.Y343]+[.Z343]*[.Z343])" office:value-type="float" office:value="0.0647348257211539">
            <text:p>0.0647</text:p>
          </table:table-cell>
        </table:table-row>
        <table:table-row table:style-name="ro1">
          <table:table-cell office:value-type="float" office:value="22288">
            <text:p>22288</text:p>
          </table:table-cell>
          <table:table-cell office:value-type="float" office:value="-3192">
            <text:p>-3192</text:p>
          </table:table-cell>
          <table:table-cell office:value-type="float" office:value="-7008">
            <text:p>-7008</text:p>
          </table:table-cell>
          <table:table-cell office:value-type="float" office:value="26.18">
            <text:p>26.18</text:p>
          </table:table-cell>
          <table:table-cell office:value-type="float" office:value="-163">
            <text:p>-163</text:p>
          </table:table-cell>
          <table:table-cell office:value-type="float" office:value="46">
            <text:p>46</text:p>
          </table:table-cell>
          <table:table-cell office:value-type="string">
            <text:p>-357<text:tab/><text:tab/><text:tab/><text:tab/></text:p>
          </table:table-cell>
          <table:table-cell table:number-columns-repeated="2"/>
          <table:table-cell table:formula="of:=IF(ABS(([.C344]-[.$I$2])/16384) &gt; 0.1; ([.C344]-[.$I$2])/16384; 0)" office:value-type="float" office:value="-0.232850686097756">
            <text:p>-0.23</text:p>
          </table:table-cell>
          <table:table-cell table:formula="of:=[.K343]+[.J344]" office:value-type="float" office:value="-13.9370242387821">
            <text:p>-13.94</text:p>
          </table:table-cell>
          <table:table-cell table:number-columns-repeated="2"/>
          <table:table-cell table:formula="of:=([.C344]-[.$M$2])/16384" office:value-type="float" office:value="-0.232850686097756">
            <text:p>-0.23</text:p>
          </table:table-cell>
          <table:table-cell table:formula="of:=AVERAGE([.N327:.N343])" office:value-type="float" office:value="-0.0512962283771682">
            <text:p>-0.05</text:p>
          </table:table-cell>
          <table:table-cell table:formula="of:=[.N344]-[.O344]" office:value-type="float" office:value="-0.181554457720588">
            <text:p>-0.182</text:p>
          </table:table-cell>
          <table:table-cell table:formula="of:=[.Q343]+[.P344]" office:value-type="float" office:value="-0.549761603860298">
            <text:p>-0.550</text:p>
          </table:table-cell>
          <table:table-cell table:number-columns-repeated="6"/>
          <table:table-cell table:formula="of:=([.A344]-[.T$2])/16384" office:value-type="float" office:value="0.364708533653846">
            <text:p>0.36</text:p>
          </table:table-cell>
          <table:table-cell table:formula="of:=IF(ABS(([.B344]-[.U$2])/16384) &gt; 0.1; ([.B344]-[.U$2])/16384; 0)" office:value-type="float" office:value="0">
            <text:p>0.00</text:p>
          </table:table-cell>
          <table:table-cell table:formula="of:=IF(ABS(([.C344]-[.V$2])/16384) &gt; 0.1; ([.C344]-[.V$2])/16384; 0)" office:value-type="float" office:value="-0.232850686097756">
            <text:p>-0.23</text:p>
          </table:table-cell>
          <table:table-cell/>
          <table:table-cell table:formula="of:=SQRT([.X344]*[.X344]+[.Y344]*[.Y344]+[.Z344]*[.Z344])" office:value-type="float" office:value="0.432702850159477">
            <text:p>0.4327</text:p>
          </table:table-cell>
        </table:table-row>
        <table:table-row table:style-name="ro1">
          <table:table-cell office:value-type="float" office:value="15452">
            <text:p>15452</text:p>
          </table:table-cell>
          <table:table-cell office:value-type="float" office:value="-1148">
            <text:p>-1148</text:p>
          </table:table-cell>
          <table:table-cell office:value-type="float" office:value="-7348">
            <text:p>-7348</text:p>
          </table:table-cell>
          <table:table-cell office:value-type="float" office:value="26.22">
            <text:p>26.22</text:p>
          </table:table-cell>
          <table:table-cell office:value-type="float" office:value="-590">
            <text:p>-590</text:p>
          </table:table-cell>
          <table:table-cell office:value-type="float" office:value="4335">
            <text:p>4335</text:p>
          </table:table-cell>
          <table:table-cell office:value-type="string">
            <text:p>987<text:tab/><text:tab/><text:tab/><text:tab/></text:p>
          </table:table-cell>
          <table:table-cell table:number-columns-repeated="2"/>
          <table:table-cell table:formula="of:=IF(ABS(([.C345]-[.$I$2])/16384) &gt; 0.1; ([.C345]-[.$I$2])/16384; 0)" office:value-type="float" office:value="-0.253602639222756">
            <text:p>-0.25</text:p>
          </table:table-cell>
          <table:table-cell table:formula="of:=[.K344]+[.J345]" office:value-type="float" office:value="-14.1906268780048">
            <text:p>-14.19</text:p>
          </table:table-cell>
          <table:table-cell table:number-columns-repeated="2"/>
          <table:table-cell table:formula="of:=([.C345]-[.$M$2])/16384" office:value-type="float" office:value="-0.253602639222756">
            <text:p>-0.25</text:p>
          </table:table-cell>
          <table:table-cell table:formula="of:=AVERAGE([.N328:.N344])" office:value-type="float" office:value="-0.0621389443698152">
            <text:p>-0.06</text:p>
          </table:table-cell>
          <table:table-cell table:formula="of:=[.N345]-[.O345]" office:value-type="float" office:value="-0.191463694852941">
            <text:p>-0.191</text:p>
          </table:table-cell>
          <table:table-cell table:formula="of:=[.Q344]+[.P345]" office:value-type="float" office:value="-0.741225298713239">
            <text:p>-0.741</text:p>
          </table:table-cell>
          <table:table-cell table:number-columns-repeated="6"/>
          <table:table-cell table:formula="of:=([.A345]-[.T$2])/16384" office:value-type="float" office:value="-0.0525277944711539">
            <text:p>-0.05</text:p>
          </table:table-cell>
          <table:table-cell table:formula="of:=IF(ABS(([.B345]-[.U$2])/16384) &gt; 0.1; ([.B345]-[.U$2])/16384; 0)" office:value-type="float" office:value="0">
            <text:p>0.00</text:p>
          </table:table-cell>
          <table:table-cell table:formula="of:=IF(ABS(([.C345]-[.V$2])/16384) &gt; 0.1; ([.C345]-[.V$2])/16384; 0)" office:value-type="float" office:value="-0.253602639222756">
            <text:p>-0.25</text:p>
          </table:table-cell>
          <table:table-cell/>
          <table:table-cell table:formula="of:=SQRT([.X345]*[.X345]+[.Y345]*[.Y345]+[.Z345]*[.Z345])" office:value-type="float" office:value="0.258985458689771">
            <text:p>0.2590</text:p>
          </table:table-cell>
        </table:table-row>
        <table:table-row table:style-name="ro1">
          <table:table-cell office:value-type="float" office:value="15332">
            <text:p>15332</text:p>
          </table:table-cell>
          <table:table-cell office:value-type="float" office:value="684">
            <text:p>684</text:p>
          </table:table-cell>
          <table:table-cell office:value-type="float" office:value="-6112">
            <text:p>-6112</text:p>
          </table:table-cell>
          <table:table-cell office:value-type="float" office:value="26.27">
            <text:p>26.27</text:p>
          </table:table-cell>
          <table:table-cell office:value-type="float" office:value="-2830">
            <text:p>-2830</text:p>
          </table:table-cell>
          <table:table-cell office:value-type="float" office:value="1104">
            <text:p>1104</text:p>
          </table:table-cell>
          <table:table-cell office:value-type="string">
            <text:p>782<text:tab/><text:tab/><text:tab/><text:tab/></text:p>
          </table:table-cell>
          <table:table-cell table:number-columns-repeated="2"/>
          <table:table-cell table:formula="of:=IF(ABS(([.C346]-[.$I$2])/16384) &gt; 0.1; ([.C346]-[.$I$2])/16384; 0)" office:value-type="float" office:value="-0.178163186097756">
            <text:p>-0.18</text:p>
          </table:table-cell>
          <table:table-cell table:formula="of:=[.K345]+[.J346]" office:value-type="float" office:value="-14.3687900641026">
            <text:p>-14.37</text:p>
          </table:table-cell>
          <table:table-cell table:number-columns-repeated="2"/>
          <table:table-cell table:formula="of:=([.C346]-[.$M$2])/16384" office:value-type="float" office:value="-0.178163186097756">
            <text:p>-0.18</text:p>
          </table:table-cell>
          <table:table-cell table:formula="of:=AVERAGE([.N329:.N345])" office:value-type="float" office:value="-0.0741305574212858">
            <text:p>-0.07</text:p>
          </table:table-cell>
          <table:table-cell table:formula="of:=[.N346]-[.O346]" office:value-type="float" office:value="-0.104032628676471">
            <text:p>-0.104</text:p>
          </table:table-cell>
          <table:table-cell table:formula="of:=[.Q345]+[.P346]" office:value-type="float" office:value="-0.84525792738971">
            <text:p>-0.845</text:p>
          </table:table-cell>
          <table:table-cell table:number-columns-repeated="6"/>
          <table:table-cell table:formula="of:=([.A346]-[.T$2])/16384" office:value-type="float" office:value="-0.0598520132211539">
            <text:p>-0.06</text:p>
          </table:table-cell>
          <table:table-cell table:formula="of:=IF(ABS(([.B346]-[.U$2])/16384) &gt; 0.1; ([.B346]-[.U$2])/16384; 0)" office:value-type="float" office:value="0.138628054887821">
            <text:p>0.14</text:p>
          </table:table-cell>
          <table:table-cell table:formula="of:=IF(ABS(([.C346]-[.V$2])/16384) &gt; 0.1; ([.C346]-[.V$2])/16384; 0)" office:value-type="float" office:value="-0.178163186097756">
            <text:p>-0.18</text:p>
          </table:table-cell>
          <table:table-cell/>
          <table:table-cell table:formula="of:=SQRT([.X346]*[.X346]+[.Y346]*[.Y346]+[.Z346]*[.Z346])" office:value-type="float" office:value="0.233542548519771">
            <text:p>0.2335</text:p>
          </table:table-cell>
        </table:table-row>
        <table:table-row table:style-name="ro1">
          <table:table-cell office:value-type="float" office:value="12184">
            <text:p>12184</text:p>
          </table:table-cell>
          <table:table-cell office:value-type="float" office:value="-544">
            <text:p>-544</text:p>
          </table:table-cell>
          <table:table-cell office:value-type="float" office:value="-3424">
            <text:p>-3424</text:p>
          </table:table-cell>
          <table:table-cell office:value-type="float" office:value="26.27">
            <text:p>26.27</text:p>
          </table:table-cell>
          <table:table-cell office:value-type="float" office:value="-1664">
            <text:p>-1664</text:p>
          </table:table-cell>
          <table:table-cell office:value-type="float" office:value="5826">
            <text:p>5826</text:p>
          </table:table-cell>
          <table:table-cell office:value-type="string">
            <text:p>2071<text:tab/><text:tab/><text:tab/><text:tab/></text:p>
          </table:table-cell>
          <table:table-cell table:number-columns-repeated="2"/>
          <table:table-cell table:formula="of:=IF(ABS(([.C347]-[.$I$2])/16384) &gt; 0.1; ([.C347]-[.$I$2])/16384; 0)" office:value-type="float" office:value="0">
            <text:p>0.00</text:p>
          </table:table-cell>
          <table:table-cell table:formula="of:=[.K346]+[.J347]" office:value-type="float" office:value="-14.3687900641026">
            <text:p>-14.37</text:p>
          </table:table-cell>
          <table:table-cell table:number-columns-repeated="2"/>
          <table:table-cell table:formula="of:=([.C347]-[.$M$2])/16384" office:value-type="float" office:value="-0.0141006860977564">
            <text:p>-0.01</text:p>
          </table:table-cell>
          <table:table-cell table:formula="of:=AVERAGE([.N330:.N346])" office:value-type="float" office:value="-0.0817420004359917">
            <text:p>-0.08</text:p>
          </table:table-cell>
          <table:table-cell table:formula="of:=[.N347]-[.O347]" office:value-type="float" office:value="0.0676413143382353">
            <text:p>0.068</text:p>
          </table:table-cell>
          <table:table-cell table:formula="of:=[.Q346]+[.P347]" office:value-type="float" office:value="-0.777616613051475">
            <text:p>-0.778</text:p>
          </table:table-cell>
          <table:table-cell table:number-columns-repeated="6"/>
          <table:table-cell table:formula="of:=([.A347]-[.T$2])/16384" office:value-type="float" office:value="-0.251990685096154">
            <text:p>-0.25</text:p>
          </table:table-cell>
          <table:table-cell table:formula="of:=IF(ABS(([.B347]-[.U$2])/16384) &gt; 0.1; ([.B347]-[.U$2])/16384; 0)" office:value-type="float" office:value="0">
            <text:p>0.00</text:p>
          </table:table-cell>
          <table:table-cell table:formula="of:=IF(ABS(([.C347]-[.V$2])/16384) &gt; 0.1; ([.C347]-[.V$2])/16384; 0)" office:value-type="float" office:value="0">
            <text:p>0.00</text:p>
          </table:table-cell>
          <table:table-cell/>
          <table:table-cell table:formula="of:=SQRT([.X347]*[.X347]+[.Y347]*[.Y347]+[.Z347]*[.Z347])" office:value-type="float" office:value="0.251990685096154">
            <text:p>0.2520</text:p>
          </table:table-cell>
        </table:table-row>
        <table:table-row table:style-name="ro1">
          <table:table-cell office:value-type="float" office:value="13708">
            <text:p>13708</text:p>
          </table:table-cell>
          <table:table-cell office:value-type="float" office:value="-1788">
            <text:p>-1788</text:p>
          </table:table-cell>
          <table:table-cell office:value-type="float" office:value="-1928">
            <text:p>-1928</text:p>
          </table:table-cell>
          <table:table-cell office:value-type="float" office:value="26.22">
            <text:p>26.22</text:p>
          </table:table-cell>
          <table:table-cell office:value-type="float" office:value="1037">
            <text:p>1037</text:p>
          </table:table-cell>
          <table:table-cell office:value-type="float" office:value="-2890">
            <text:p>-2890</text:p>
          </table:table-cell>
          <table:table-cell office:value-type="string">
            <text:p>631<text:tab/><text:tab/><text:tab/><text:tab/></text:p>
          </table:table-cell>
          <table:table-cell table:number-columns-repeated="2"/>
          <table:table-cell table:formula="of:=IF(ABS(([.C348]-[.$I$2])/16384) &gt; 0.1; ([.C348]-[.$I$2])/16384; 0)" office:value-type="float" office:value="0">
            <text:p>0.00</text:p>
          </table:table-cell>
          <table:table-cell table:formula="of:=[.K347]+[.J348]" office:value-type="float" office:value="-14.3687900641026">
            <text:p>-14.37</text:p>
          </table:table-cell>
          <table:table-cell table:number-columns-repeated="2"/>
          <table:table-cell table:formula="of:=([.C348]-[.$M$2])/16384" office:value-type="float" office:value="0.0772079076522436">
            <text:p>0.08</text:p>
          </table:table-cell>
          <table:table-cell table:formula="of:=AVERAGE([.N331:.N347])" office:value-type="float" office:value="-0.0802771566859917">
            <text:p>-0.08</text:p>
          </table:table-cell>
          <table:table-cell table:formula="of:=[.N348]-[.O348]" office:value-type="float" office:value="0.157485064338235">
            <text:p>0.157</text:p>
          </table:table-cell>
          <table:table-cell table:formula="of:=[.Q347]+[.P348]" office:value-type="float" office:value="-0.620131548713239">
            <text:p>-0.620</text:p>
          </table:table-cell>
          <table:table-cell table:number-columns-repeated="6"/>
          <table:table-cell table:formula="of:=([.A348]-[.T$2])/16384" office:value-type="float" office:value="-0.158973106971154">
            <text:p>-0.16</text:p>
          </table:table-cell>
          <table:table-cell table:formula="of:=IF(ABS(([.B348]-[.U$2])/16384) &gt; 0.1; ([.B348]-[.U$2])/16384; 0)" office:value-type="float" office:value="0">
            <text:p>0.00</text:p>
          </table:table-cell>
          <table:table-cell table:formula="of:=IF(ABS(([.C348]-[.V$2])/16384) &gt; 0.1; ([.C348]-[.V$2])/16384; 0)" office:value-type="float" office:value="0">
            <text:p>0.00</text:p>
          </table:table-cell>
          <table:table-cell/>
          <table:table-cell table:formula="of:=SQRT([.X348]*[.X348]+[.Y348]*[.Y348]+[.Z348]*[.Z348])" office:value-type="float" office:value="0.158973106971154">
            <text:p>0.1590</text:p>
          </table:table-cell>
        </table:table-row>
        <table:table-row table:style-name="ro1">
          <table:table-cell office:value-type="float" office:value="16920">
            <text:p>16920</text:p>
          </table:table-cell>
          <table:table-cell office:value-type="float" office:value="-2192">
            <text:p>-2192</text:p>
          </table:table-cell>
          <table:table-cell office:value-type="float" office:value="-3520">
            <text:p>-3520</text:p>
          </table:table-cell>
          <table:table-cell office:value-type="float" office:value="26.32">
            <text:p>26.32</text:p>
          </table:table-cell>
          <table:table-cell office:value-type="float" office:value="4097">
            <text:p>4097</text:p>
          </table:table-cell>
          <table:table-cell office:value-type="float" office:value="-1512">
            <text:p>-1512</text:p>
          </table:table-cell>
          <table:table-cell office:value-type="string">
            <text:p>-972<text:tab/><text:tab/><text:tab/><text:tab/></text:p>
          </table:table-cell>
          <table:table-cell table:number-columns-repeated="2"/>
          <table:table-cell table:formula="of:=IF(ABS(([.C349]-[.$I$2])/16384) &gt; 0.1; ([.C349]-[.$I$2])/16384; 0)" office:value-type="float" office:value="0">
            <text:p>0.00</text:p>
          </table:table-cell>
          <table:table-cell table:formula="of:=[.K348]+[.J349]" office:value-type="float" office:value="-14.3687900641026">
            <text:p>-14.37</text:p>
          </table:table-cell>
          <table:table-cell table:number-columns-repeated="2"/>
          <table:table-cell table:formula="of:=([.C349]-[.$M$2])/16384" office:value-type="float" office:value="-0.0199600610977564">
            <text:p>-0.02</text:p>
          </table:table-cell>
          <table:table-cell table:formula="of:=AVERAGE([.N332:.N348])" office:value-type="float" office:value="-0.0725651851786387">
            <text:p>-0.07</text:p>
          </table:table-cell>
          <table:table-cell table:formula="of:=[.N349]-[.O349]" office:value-type="float" office:value="0.0526051240808823">
            <text:p>0.053</text:p>
          </table:table-cell>
          <table:table-cell table:formula="of:=[.Q348]+[.P349]" office:value-type="float" office:value="-0.567526424632357">
            <text:p>-0.568</text:p>
          </table:table-cell>
          <table:table-cell table:number-columns-repeated="6"/>
          <table:table-cell table:formula="of:=([.A349]-[.T$2])/16384" office:value-type="float" office:value="0.0370718149038461">
            <text:p>0.04</text:p>
          </table:table-cell>
          <table:table-cell table:formula="of:=IF(ABS(([.B349]-[.U$2])/16384) &gt; 0.1; ([.B349]-[.U$2])/16384; 0)" office:value-type="float" office:value="0">
            <text:p>0.00</text:p>
          </table:table-cell>
          <table:table-cell table:formula="of:=IF(ABS(([.C349]-[.V$2])/16384) &gt; 0.1; ([.C349]-[.V$2])/16384; 0)" office:value-type="float" office:value="0">
            <text:p>0.00</text:p>
          </table:table-cell>
          <table:table-cell/>
          <table:table-cell table:formula="of:=SQRT([.X349]*[.X349]+[.Y349]*[.Y349]+[.Z349]*[.Z349])" office:value-type="float" office:value="0.0370718149038461">
            <text:p>0.0371</text:p>
          </table:table-cell>
        </table:table-row>
        <table:table-row table:style-name="ro1">
          <table:table-cell office:value-type="float" office:value="19512">
            <text:p>19512</text:p>
          </table:table-cell>
          <table:table-cell office:value-type="float" office:value="-1796">
            <text:p>-1796</text:p>
          </table:table-cell>
          <table:table-cell office:value-type="float" office:value="-4648">
            <text:p>-4648</text:p>
          </table:table-cell>
          <table:table-cell office:value-type="float" office:value="26.27">
            <text:p>26.27</text:p>
          </table:table-cell>
          <table:table-cell office:value-type="float" office:value="6567">
            <text:p>6567</text:p>
          </table:table-cell>
          <table:table-cell office:value-type="float" office:value="3644">
            <text:p>3644</text:p>
          </table:table-cell>
          <table:table-cell office:value-type="string">
            <text:p>-999<text:tab/><text:tab/><text:tab/><text:tab/></text:p>
          </table:table-cell>
          <table:table-cell table:number-columns-repeated="2"/>
          <table:table-cell table:formula="of:=IF(ABS(([.C350]-[.$I$2])/16384) &gt; 0.1; ([.C350]-[.$I$2])/16384; 0)" office:value-type="float" office:value="0">
            <text:p>0.00</text:p>
          </table:table-cell>
          <table:table-cell table:formula="of:=[.K349]+[.J350]" office:value-type="float" office:value="-14.3687900641026">
            <text:p>-14.37</text:p>
          </table:table-cell>
          <table:table-cell table:number-columns-repeated="2"/>
          <table:table-cell table:formula="of:=([.C350]-[.$M$2])/16384" office:value-type="float" office:value="-0.0888077173477564">
            <text:p>-0.09</text:p>
          </table:table-cell>
          <table:table-cell table:formula="of:=AVERAGE([.N333:.N349])" office:value-type="float" office:value="-0.0702386686345211">
            <text:p>-0.07</text:p>
          </table:table-cell>
          <table:table-cell table:formula="of:=[.N350]-[.O350]" office:value-type="float" office:value="-0.0185690487132353">
            <text:p>-0.019</text:p>
          </table:table-cell>
          <table:table-cell table:formula="of:=[.Q349]+[.P350]" office:value-type="float" office:value="-0.586095473345592">
            <text:p>-0.586</text:p>
          </table:table-cell>
          <table:table-cell table:number-columns-repeated="6"/>
          <table:table-cell table:formula="of:=([.A350]-[.T$2])/16384" office:value-type="float" office:value="0.195274939903846">
            <text:p>0.20</text:p>
          </table:table-cell>
          <table:table-cell table:formula="of:=IF(ABS(([.B350]-[.U$2])/16384) &gt; 0.1; ([.B350]-[.U$2])/16384; 0)" office:value-type="float" office:value="0">
            <text:p>0.00</text:p>
          </table:table-cell>
          <table:table-cell table:formula="of:=IF(ABS(([.C350]-[.V$2])/16384) &gt; 0.1; ([.C350]-[.V$2])/16384; 0)" office:value-type="float" office:value="0">
            <text:p>0.00</text:p>
          </table:table-cell>
          <table:table-cell/>
          <table:table-cell table:formula="of:=SQRT([.X350]*[.X350]+[.Y350]*[.Y350]+[.Z350]*[.Z350])" office:value-type="float" office:value="0.195274939903846">
            <text:p>0.1953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5160">
            <text:p>-5160</text:p>
          </table:table-cell>
          <table:table-cell office:value-type="float" office:value="-7520">
            <text:p>-7520</text:p>
          </table:table-cell>
          <table:table-cell office:value-type="float" office:value="26.22">
            <text:p>26.22</text:p>
          </table:table-cell>
          <table:table-cell office:value-type="float" office:value="8342">
            <text:p>8342</text:p>
          </table:table-cell>
          <table:table-cell office:value-type="float" office:value="1098">
            <text:p>1098</text:p>
          </table:table-cell>
          <table:table-cell office:value-type="string">
            <text:p>-1071<text:tab/><text:tab/><text:tab/><text:tab/></text:p>
          </table:table-cell>
          <table:table-cell table:number-columns-repeated="2"/>
          <table:table-cell table:formula="of:=IF(ABS(([.C351]-[.$I$2])/16384) &gt; 0.1; ([.C351]-[.$I$2])/16384; 0)" office:value-type="float" office:value="-0.264100686097756">
            <text:p>-0.26</text:p>
          </table:table-cell>
          <table:table-cell table:formula="of:=[.K350]+[.J351]" office:value-type="float" office:value="-14.6328907502003">
            <text:p>-14.63</text:p>
          </table:table-cell>
          <table:table-cell table:number-columns-repeated="2"/>
          <table:table-cell table:formula="of:=([.C351]-[.$M$2])/16384" office:value-type="float" office:value="-0.264100686097756">
            <text:p>-0.26</text:p>
          </table:table-cell>
          <table:table-cell table:formula="of:=AVERAGE([.N334:.N350])" office:value-type="float" office:value="-0.0732401622006976">
            <text:p>-0.07</text:p>
          </table:table-cell>
          <table:table-cell table:formula="of:=[.N351]-[.O351]" office:value-type="float" office:value="-0.190860523897059">
            <text:p>-0.191</text:p>
          </table:table-cell>
          <table:table-cell table:formula="of:=[.Q350]+[.P351]" office:value-type="float" office:value="-0.776955997242651">
            <text:p>-0.777</text:p>
          </table:table-cell>
          <table:table-cell table:number-columns-repeated="6"/>
          <table:table-cell table:formula="of:=([.A351]-[.T$2])/16384" office:value-type="float" office:value="0.0160757211538461">
            <text:p>0.02</text:p>
          </table:table-cell>
          <table:table-cell table:formula="of:=IF(ABS(([.B351]-[.U$2])/16384) &gt; 0.1; ([.B351]-[.U$2])/16384; 0)" office:value-type="float" office:value="-0.218061398237179">
            <text:p>-0.22</text:p>
          </table:table-cell>
          <table:table-cell table:formula="of:=IF(ABS(([.C351]-[.V$2])/16384) &gt; 0.1; ([.C351]-[.V$2])/16384; 0)" office:value-type="float" office:value="-0.264100686097756">
            <text:p>-0.26</text:p>
          </table:table-cell>
          <table:table-cell/>
          <table:table-cell table:formula="of:=SQRT([.X351]*[.X351]+[.Y351]*[.Y351]+[.Z351]*[.Z351])" office:value-type="float" office:value="0.342867867565737">
            <text:p>0.3429</text:p>
          </table:table-cell>
        </table:table-row>
        <table:table-row table:style-name="ro1">
          <table:table-cell office:value-type="float" office:value="16864">
            <text:p>16864</text:p>
          </table:table-cell>
          <table:table-cell office:value-type="float" office:value="-2492">
            <text:p>-2492</text:p>
          </table:table-cell>
          <table:table-cell office:value-type="float" office:value="-5804">
            <text:p>-5804</text:p>
          </table:table-cell>
          <table:table-cell office:value-type="float" office:value="26.22">
            <text:p>26.22</text:p>
          </table:table-cell>
          <table:table-cell office:value-type="float" office:value="10044">
            <text:p>10044</text:p>
          </table:table-cell>
          <table:table-cell office:value-type="float" office:value="-2371">
            <text:p>-2371</text:p>
          </table:table-cell>
          <table:table-cell office:value-type="string">
            <text:p>-3836<text:tab/><text:tab/><text:tab/><text:tab/></text:p>
          </table:table-cell>
          <table:table-cell table:number-columns-repeated="2"/>
          <table:table-cell table:formula="of:=IF(ABS(([.C352]-[.$I$2])/16384) &gt; 0.1; ([.C352]-[.$I$2])/16384; 0)" office:value-type="float" office:value="-0.159364357972756">
            <text:p>-0.16</text:p>
          </table:table-cell>
          <table:table-cell table:formula="of:=[.K351]+[.J352]" office:value-type="float" office:value="-14.7922551081731">
            <text:p>-14.79</text:p>
          </table:table-cell>
          <table:table-cell table:number-columns-repeated="2"/>
          <table:table-cell table:formula="of:=([.C352]-[.$M$2])/16384" office:value-type="float" office:value="-0.159364357972756">
            <text:p>-0.16</text:p>
          </table:table-cell>
          <table:table-cell table:formula="of:=AVERAGE([.N335:.N351])" office:value-type="float" office:value="-0.0865242844433446">
            <text:p>-0.09</text:p>
          </table:table-cell>
          <table:table-cell table:formula="of:=[.N352]-[.O352]" office:value-type="float" office:value="-0.0728400735294118">
            <text:p>-0.073</text:p>
          </table:table-cell>
          <table:table-cell table:formula="of:=[.Q351]+[.P352]" office:value-type="float" office:value="-0.849796070772063">
            <text:p>-0.850</text:p>
          </table:table-cell>
          <table:table-cell table:number-columns-repeated="6"/>
          <table:table-cell table:formula="of:=([.A352]-[.T$2])/16384" office:value-type="float" office:value="0.0336538461538461">
            <text:p>0.03</text:p>
          </table:table-cell>
          <table:table-cell table:formula="of:=IF(ABS(([.B352]-[.U$2])/16384) &gt; 0.1; ([.B352]-[.U$2])/16384; 0)" office:value-type="float" office:value="0">
            <text:p>0.00</text:p>
          </table:table-cell>
          <table:table-cell table:formula="of:=IF(ABS(([.C352]-[.V$2])/16384) &gt; 0.1; ([.C352]-[.V$2])/16384; 0)" office:value-type="float" office:value="-0.159364357972756">
            <text:p>-0.16</text:p>
          </table:table-cell>
          <table:table-cell/>
          <table:table-cell table:formula="of:=SQRT([.X352]*[.X352]+[.Y352]*[.Y352]+[.Z352]*[.Z352])" office:value-type="float" office:value="0.162879034725208">
            <text:p>0.1629</text:p>
          </table:table-cell>
        </table:table-row>
        <table:table-row table:style-name="ro1">
          <table:table-cell office:value-type="float" office:value="11232">
            <text:p>11232</text:p>
          </table:table-cell>
          <table:table-cell office:value-type="float" office:value="-2944">
            <text:p>-2944</text:p>
          </table:table-cell>
          <table:table-cell office:value-type="float" office:value="-2496">
            <text:p>-2496</text:p>
          </table:table-cell>
          <table:table-cell office:value-type="float" office:value="26.13">
            <text:p>26.13</text:p>
          </table:table-cell>
          <table:table-cell office:value-type="float" office:value="8281">
            <text:p>8281</text:p>
          </table:table-cell>
          <table:table-cell office:value-type="float" office:value="-487">
            <text:p>-487</text:p>
          </table:table-cell>
          <table:table-cell office:value-type="string">
            <text:p>-3247<text:tab/><text:tab/><text:tab/><text:tab/></text:p>
          </table:table-cell>
          <table:table-cell table:number-columns-repeated="2"/>
          <table:table-cell table:formula="of:=IF(ABS(([.C353]-[.$I$2])/16384) &gt; 0.1; ([.C353]-[.$I$2])/16384; 0)" office:value-type="float" office:value="0">
            <text:p>0.00</text:p>
          </table:table-cell>
          <table:table-cell table:formula="of:=[.K352]+[.J353]" office:value-type="float" office:value="-14.7922551081731">
            <text:p>-14.79</text:p>
          </table:table-cell>
          <table:table-cell table:number-columns-repeated="2"/>
          <table:table-cell table:formula="of:=([.C353]-[.$M$2])/16384" office:value-type="float" office:value="0.0425399389022436">
            <text:p>0.04</text:p>
          </table:table-cell>
          <table:table-cell table:formula="of:=AVERAGE([.N336:.N352])" office:value-type="float" office:value="-0.100512106134521">
            <text:p>-0.10</text:p>
          </table:table-cell>
          <table:table-cell table:formula="of:=[.N353]-[.O353]" office:value-type="float" office:value="0.143052045036765">
            <text:p>0.143</text:p>
          </table:table-cell>
          <table:table-cell table:formula="of:=[.Q352]+[.P353]" office:value-type="float" office:value="-0.706744025735298">
            <text:p>-0.707</text:p>
          </table:table-cell>
          <table:table-cell table:number-columns-repeated="6"/>
          <table:table-cell table:formula="of:=([.A353]-[.T$2])/16384" office:value-type="float" office:value="-0.310096153846154">
            <text:p>-0.31</text:p>
          </table:table-cell>
          <table:table-cell table:formula="of:=IF(ABS(([.B353]-[.U$2])/16384) &gt; 0.1; ([.B353]-[.U$2])/16384; 0)" office:value-type="float" office:value="0">
            <text:p>0.00</text:p>
          </table:table-cell>
          <table:table-cell table:formula="of:=IF(ABS(([.C353]-[.V$2])/16384) &gt; 0.1; ([.C353]-[.V$2])/16384; 0)" office:value-type="float" office:value="0">
            <text:p>0.00</text:p>
          </table:table-cell>
          <table:table-cell/>
          <table:table-cell table:formula="of:=SQRT([.X353]*[.X353]+[.Y353]*[.Y353]+[.Z353]*[.Z353])" office:value-type="float" office:value="0.310096153846154">
            <text:p>0.3101</text:p>
          </table:table-cell>
        </table:table-row>
        <table:table-row table:style-name="ro1">
          <table:table-cell office:value-type="float" office:value="15184">
            <text:p>15184</text:p>
          </table:table-cell>
          <table:table-cell office:value-type="float" office:value="-3692">
            <text:p>-3692</text:p>
          </table:table-cell>
          <table:table-cell office:value-type="float" office:value="-4172">
            <text:p>-4172</text:p>
          </table:table-cell>
          <table:table-cell office:value-type="float" office:value="26.27">
            <text:p>26.27</text:p>
          </table:table-cell>
          <table:table-cell office:value-type="float" office:value="7214">
            <text:p>7214</text:p>
          </table:table-cell>
          <table:table-cell office:value-type="float" office:value="-2619">
            <text:p>-2619</text:p>
          </table:table-cell>
          <table:table-cell office:value-type="string">
            <text:p>-2178<text:tab/><text:tab/><text:tab/><text:tab/></text:p>
          </table:table-cell>
          <table:table-cell table:number-columns-repeated="2"/>
          <table:table-cell table:formula="of:=IF(ABS(([.C354]-[.$I$2])/16384) &gt; 0.1; ([.C354]-[.$I$2])/16384; 0)" office:value-type="float" office:value="0">
            <text:p>0.00</text:p>
          </table:table-cell>
          <table:table-cell table:formula="of:=[.K353]+[.J354]" office:value-type="float" office:value="-14.7922551081731">
            <text:p>-14.79</text:p>
          </table:table-cell>
          <table:table-cell table:number-columns-repeated="2"/>
          <table:table-cell table:formula="of:=([.C354]-[.$M$2])/16384" office:value-type="float" office:value="-0.0597549829727564">
            <text:p>-0.06</text:p>
          </table:table-cell>
          <table:table-cell table:formula="of:=AVERAGE([.N337:.N353])" office:value-type="float" office:value="-0.099334486649227">
            <text:p>-0.10</text:p>
          </table:table-cell>
          <table:table-cell table:formula="of:=[.N354]-[.O354]" office:value-type="float" office:value="0.0395795036764706">
            <text:p>0.040</text:p>
          </table:table-cell>
          <table:table-cell table:formula="of:=[.Q353]+[.P354]" office:value-type="float" office:value="-0.667164522058828">
            <text:p>-0.667</text:p>
          </table:table-cell>
          <table:table-cell table:number-columns-repeated="6"/>
          <table:table-cell table:formula="of:=([.A354]-[.T$2])/16384" office:value-type="float" office:value="-0.0688852163461539">
            <text:p>-0.07</text:p>
          </table:table-cell>
          <table:table-cell table:formula="of:=IF(ABS(([.B354]-[.U$2])/16384) &gt; 0.1; ([.B354]-[.U$2])/16384; 0)" office:value-type="float" office:value="-0.128461788862179">
            <text:p>-0.13</text:p>
          </table:table-cell>
          <table:table-cell table:formula="of:=IF(ABS(([.C354]-[.V$2])/16384) &gt; 0.1; ([.C354]-[.V$2])/16384; 0)" office:value-type="float" office:value="0">
            <text:p>0.00</text:p>
          </table:table-cell>
          <table:table-cell/>
          <table:table-cell table:formula="of:=SQRT([.X354]*[.X354]+[.Y354]*[.Y354]+[.Z354]*[.Z354])" office:value-type="float" office:value="0.145765579711836">
            <text:p>0.1458</text:p>
          </table:table-cell>
        </table:table-row>
        <table:table-row table:style-name="ro1">
          <table:table-cell office:value-type="float" office:value="19596">
            <text:p>19596</text:p>
          </table:table-cell>
          <table:table-cell office:value-type="float" office:value="-3736">
            <text:p>-3736</text:p>
          </table:table-cell>
          <table:table-cell office:value-type="float" office:value="-5188">
            <text:p>-5188</text:p>
          </table:table-cell>
          <table:table-cell office:value-type="float" office:value="26.27">
            <text:p>26.27</text:p>
          </table:table-cell>
          <table:table-cell office:value-type="float" office:value="7249">
            <text:p>7249</text:p>
          </table:table-cell>
          <table:table-cell office:value-type="float" office:value="-4341">
            <text:p>-4341</text:p>
          </table:table-cell>
          <table:table-cell office:value-type="string">
            <text:p>-3831<text:tab/><text:tab/><text:tab/><text:tab/></text:p>
          </table:table-cell>
          <table:table-cell table:number-columns-repeated="2"/>
          <table:table-cell table:formula="of:=IF(ABS(([.C355]-[.$I$2])/16384) &gt; 0.1; ([.C355]-[.$I$2])/16384; 0)" office:value-type="float" office:value="-0.121766701722756">
            <text:p>-0.12</text:p>
          </table:table-cell>
          <table:table-cell table:formula="of:=[.K354]+[.J355]" office:value-type="float" office:value="-14.9140218098959">
            <text:p>-14.91</text:p>
          </table:table-cell>
          <table:table-cell table:number-columns-repeated="2"/>
          <table:table-cell table:formula="of:=([.C355]-[.$M$2])/16384" office:value-type="float" office:value="-0.121766701722756">
            <text:p>-0.12</text:p>
          </table:table-cell>
          <table:table-cell table:formula="of:=AVERAGE([.N338:.N354])" office:value-type="float" office:value="-0.101230166796286">
            <text:p>-0.10</text:p>
          </table:table-cell>
          <table:table-cell table:formula="of:=[.N355]-[.O355]" office:value-type="float" office:value="-0.0205365349264706">
            <text:p>-0.021</text:p>
          </table:table-cell>
          <table:table-cell table:formula="of:=[.Q354]+[.P355]" office:value-type="float" office:value="-0.687701056985298">
            <text:p>-0.688</text:p>
          </table:table-cell>
          <table:table-cell table:number-columns-repeated="6"/>
          <table:table-cell table:formula="of:=([.A355]-[.T$2])/16384" office:value-type="float" office:value="0.200401893028846">
            <text:p>0.20</text:p>
          </table:table-cell>
          <table:table-cell table:formula="of:=IF(ABS(([.B355]-[.U$2])/16384) &gt; 0.1; ([.B355]-[.U$2])/16384; 0)" office:value-type="float" office:value="-0.131147335737179">
            <text:p>-0.13</text:p>
          </table:table-cell>
          <table:table-cell table:formula="of:=IF(ABS(([.C355]-[.V$2])/16384) &gt; 0.1; ([.C355]-[.V$2])/16384; 0)" office:value-type="float" office:value="-0.121766701722756">
            <text:p>-0.12</text:p>
          </table:table-cell>
          <table:table-cell/>
          <table:table-cell table:formula="of:=SQRT([.X355]*[.X355]+[.Y355]*[.Y355]+[.Z355]*[.Z355])" office:value-type="float" office:value="0.26867763593002">
            <text:p>0.2687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-2688">
            <text:p>-2688</text:p>
          </table:table-cell>
          <table:table-cell office:value-type="float" office:value="-7060">
            <text:p>-7060</text:p>
          </table:table-cell>
          <table:table-cell office:value-type="float" office:value="26.18">
            <text:p>26.18</text:p>
          </table:table-cell>
          <table:table-cell office:value-type="float" office:value="7508">
            <text:p>7508</text:p>
          </table:table-cell>
          <table:table-cell office:value-type="float" office:value="3115">
            <text:p>3115</text:p>
          </table:table-cell>
          <table:table-cell office:value-type="string">
            <text:p>-3021<text:tab/><text:tab/><text:tab/><text:tab/></text:p>
          </table:table-cell>
          <table:table-cell table:number-columns-repeated="2"/>
          <table:table-cell table:formula="of:=IF(ABS(([.C356]-[.$I$2])/16384) &gt; 0.1; ([.C356]-[.$I$2])/16384; 0)" office:value-type="float" office:value="-0.236024514222756">
            <text:p>-0.24</text:p>
          </table:table-cell>
          <table:table-cell table:formula="of:=[.K355]+[.J356]" office:value-type="float" office:value="-15.1500463241186">
            <text:p>-15.15</text:p>
          </table:table-cell>
          <table:table-cell table:number-columns-repeated="2"/>
          <table:table-cell table:formula="of:=([.C356]-[.$M$2])/16384" office:value-type="float" office:value="-0.236024514222756">
            <text:p>-0.24</text:p>
          </table:table-cell>
          <table:table-cell table:formula="of:=AVERAGE([.N339:.N355])" office:value-type="float" office:value="-0.102809900252168">
            <text:p>-0.10</text:p>
          </table:table-cell>
          <table:table-cell table:formula="of:=[.N356]-[.O356]" office:value-type="float" office:value="-0.133214613970588">
            <text:p>-0.133</text:p>
          </table:table-cell>
          <table:table-cell table:formula="of:=[.Q355]+[.P356]" office:value-type="float" office:value="-0.820915670955886">
            <text:p>-0.821</text:p>
          </table:table-cell>
          <table:table-cell table:number-columns-repeated="6"/>
          <table:table-cell table:formula="of:=([.A356]-[.T$2])/16384" office:value-type="float" office:value="0.176231971153846">
            <text:p>0.18</text:p>
          </table:table-cell>
          <table:table-cell table:formula="of:=IF(ABS(([.B356]-[.U$2])/16384) &gt; 0.1; ([.B356]-[.U$2])/16384; 0)" office:value-type="float" office:value="0">
            <text:p>0.00</text:p>
          </table:table-cell>
          <table:table-cell table:formula="of:=IF(ABS(([.C356]-[.V$2])/16384) &gt; 0.1; ([.C356]-[.V$2])/16384; 0)" office:value-type="float" office:value="-0.236024514222756">
            <text:p>-0.24</text:p>
          </table:table-cell>
          <table:table-cell/>
          <table:table-cell table:formula="of:=SQRT([.X356]*[.X356]+[.Y356]*[.Y356]+[.Z356]*[.Z356])" office:value-type="float" office:value="0.294559465933211">
            <text:p>0.2946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float" office:value="504">
            <text:p>504</text:p>
          </table:table-cell>
          <table:table-cell office:value-type="float" office:value="-6708">
            <text:p>-6708</text:p>
          </table:table-cell>
          <table:table-cell office:value-type="float" office:value="26.22">
            <text:p>26.22</text:p>
          </table:table-cell>
          <table:table-cell office:value-type="float" office:value="6688">
            <text:p>6688</text:p>
          </table:table-cell>
          <table:table-cell office:value-type="float" office:value="1933">
            <text:p>1933</text:p>
          </table:table-cell>
          <table:table-cell office:value-type="string">
            <text:p>-610<text:tab/><text:tab/><text:tab/><text:tab/></text:p>
          </table:table-cell>
          <table:table-cell table:number-columns-repeated="2"/>
          <table:table-cell table:formula="of:=IF(ABS(([.C357]-[.$I$2])/16384) &gt; 0.1; ([.C357]-[.$I$2])/16384; 0)" office:value-type="float" office:value="-0.214540139222756">
            <text:p>-0.21</text:p>
          </table:table-cell>
          <table:table-cell table:formula="of:=[.K356]+[.J357]" office:value-type="float" office:value="-15.3645864633414">
            <text:p>-15.36</text:p>
          </table:table-cell>
          <table:table-cell table:number-columns-repeated="2"/>
          <table:table-cell table:formula="of:=([.C357]-[.$M$2])/16384" office:value-type="float" office:value="-0.214540139222756">
            <text:p>-0.21</text:p>
          </table:table-cell>
          <table:table-cell table:formula="of:=AVERAGE([.N340:.N356])" office:value-type="float" office:value="-0.0997509618330505">
            <text:p>-0.10</text:p>
          </table:table-cell>
          <table:table-cell table:formula="of:=[.N357]-[.O357]" office:value-type="float" office:value="-0.114789177389706">
            <text:p>-0.115</text:p>
          </table:table-cell>
          <table:table-cell table:formula="of:=[.Q356]+[.P357]" office:value-type="float" office:value="-0.935704848345592">
            <text:p>-0.936</text:p>
          </table:table-cell>
          <table:table-cell table:number-columns-repeated="6"/>
          <table:table-cell table:formula="of:=([.A357]-[.T$2])/16384" office:value-type="float" office:value="0.0224233774038461">
            <text:p>0.02</text:p>
          </table:table-cell>
          <table:table-cell table:formula="of:=IF(ABS(([.B357]-[.U$2])/16384) &gt; 0.1; ([.B357]-[.U$2])/16384; 0)" office:value-type="float" office:value="0.127641726762821">
            <text:p>0.13</text:p>
          </table:table-cell>
          <table:table-cell table:formula="of:=IF(ABS(([.C357]-[.V$2])/16384) &gt; 0.1; ([.C357]-[.V$2])/16384; 0)" office:value-type="float" office:value="-0.214540139222756">
            <text:p>-0.21</text:p>
          </table:table-cell>
          <table:table-cell/>
          <table:table-cell table:formula="of:=SQRT([.X357]*[.X357]+[.Y357]*[.Y357]+[.Z357]*[.Z357])" office:value-type="float" office:value="0.250644548320744">
            <text:p>0.250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-2372">
            <text:p>-2372</text:p>
          </table:table-cell>
          <table:table-cell office:value-type="float" office:value="-4240">
            <text:p>-4240</text:p>
          </table:table-cell>
          <table:table-cell office:value-type="float" office:value="26.18">
            <text:p>26.18</text:p>
          </table:table-cell>
          <table:table-cell office:value-type="float" office:value="5762">
            <text:p>5762</text:p>
          </table:table-cell>
          <table:table-cell office:value-type="float" office:value="2295">
            <text:p>2295</text:p>
          </table:table-cell>
          <table:table-cell office:value-type="string">
            <text:p>506<text:tab/><text:tab/><text:tab/><text:tab/></text:p>
          </table:table-cell>
          <table:table-cell table:number-columns-repeated="2"/>
          <table:table-cell table:formula="of:=IF(ABS(([.C358]-[.$I$2])/16384) &gt; 0.1; ([.C358]-[.$I$2])/16384; 0)" office:value-type="float" office:value="0">
            <text:p>0.00</text:p>
          </table:table-cell>
          <table:table-cell table:formula="of:=[.K357]+[.J358]" office:value-type="float" office:value="-15.3645864633414">
            <text:p>-15.36</text:p>
          </table:table-cell>
          <table:table-cell table:number-columns-repeated="2"/>
          <table:table-cell table:formula="of:=([.C358]-[.$M$2])/16384" office:value-type="float" office:value="-0.0639053735977564">
            <text:p>-0.06</text:p>
          </table:table-cell>
          <table:table-cell table:formula="of:=AVERAGE([.N341:.N357])" office:value-type="float" office:value="-0.101359417715403">
            <text:p>-0.10</text:p>
          </table:table-cell>
          <table:table-cell table:formula="of:=[.N358]-[.O358]" office:value-type="float" office:value="0.0374540441176471">
            <text:p>0.037</text:p>
          </table:table-cell>
          <table:table-cell table:formula="of:=[.Q357]+[.P358]" office:value-type="float" office:value="-0.898250804227945">
            <text:p>-0.898</text:p>
          </table:table-cell>
          <table:table-cell table:number-columns-repeated="6"/>
          <table:table-cell table:formula="of:=([.A358]-[.T$2])/16384" office:value-type="float" office:value="-0.120643028846154">
            <text:p>-0.12</text:p>
          </table:table-cell>
          <table:table-cell table:formula="of:=IF(ABS(([.B358]-[.U$2])/16384) &gt; 0.1; ([.B358]-[.U$2])/16384; 0)" office:value-type="float" office:value="0">
            <text:p>0.00</text:p>
          </table:table-cell>
          <table:table-cell table:formula="of:=IF(ABS(([.C358]-[.V$2])/16384) &gt; 0.1; ([.C358]-[.V$2])/16384; 0)" office:value-type="float" office:value="0">
            <text:p>0.00</text:p>
          </table:table-cell>
          <table:table-cell/>
          <table:table-cell table:formula="of:=SQRT([.X358]*[.X358]+[.Y358]*[.Y358]+[.Z358]*[.Z358])" office:value-type="float" office:value="0.120643028846154">
            <text:p>0.1206</text:p>
          </table:table-cell>
        </table:table-row>
        <table:table-row table:style-name="ro1">
          <table:table-cell office:value-type="float" office:value="13608">
            <text:p>13608</text:p>
          </table:table-cell>
          <table:table-cell office:value-type="float" office:value="-2996">
            <text:p>-2996</text:p>
          </table:table-cell>
          <table:table-cell office:value-type="float" office:value="-3020">
            <text:p>-3020</text:p>
          </table:table-cell>
          <table:table-cell office:value-type="float" office:value="26.22">
            <text:p>26.22</text:p>
          </table:table-cell>
          <table:table-cell office:value-type="float" office:value="7684">
            <text:p>7684</text:p>
          </table:table-cell>
          <table:table-cell office:value-type="float" office:value="-4171">
            <text:p>-4171</text:p>
          </table:table-cell>
          <table:table-cell office:value-type="string">
            <text:p>81<text:tab/><text:tab/><text:tab/><text:tab/></text:p>
          </table:table-cell>
          <table:table-cell table:number-columns-repeated="2"/>
          <table:table-cell table:formula="of:=IF(ABS(([.C359]-[.$I$2])/16384) &gt; 0.1; ([.C359]-[.$I$2])/16384; 0)" office:value-type="float" office:value="0">
            <text:p>0.00</text:p>
          </table:table-cell>
          <table:table-cell table:formula="of:=[.K358]+[.J359]" office:value-type="float" office:value="-15.3645864633414">
            <text:p>-15.36</text:p>
          </table:table-cell>
          <table:table-cell table:number-columns-repeated="2"/>
          <table:table-cell table:formula="of:=([.C359]-[.$M$2])/16384" office:value-type="float" office:value="0.0105575170272436">
            <text:p>0.01</text:p>
          </table:table-cell>
          <table:table-cell table:formula="of:=AVERAGE([.N342:.N358])" office:value-type="float" office:value="-0.105552891980109">
            <text:p>-0.11</text:p>
          </table:table-cell>
          <table:table-cell table:formula="of:=[.N359]-[.O359]" office:value-type="float" office:value="0.116110409007353">
            <text:p>0.116</text:p>
          </table:table-cell>
          <table:table-cell table:formula="of:=[.Q358]+[.P359]" office:value-type="float" office:value="-0.782140395220592">
            <text:p>-0.782</text:p>
          </table:table-cell>
          <table:table-cell table:number-columns-repeated="6"/>
          <table:table-cell table:formula="of:=([.A359]-[.T$2])/16384" office:value-type="float" office:value="-0.165076622596154">
            <text:p>-0.17</text:p>
          </table:table-cell>
          <table:table-cell table:formula="of:=IF(ABS(([.B359]-[.U$2])/16384) &gt; 0.1; ([.B359]-[.U$2])/16384; 0)" office:value-type="float" office:value="0">
            <text:p>0.00</text:p>
          </table:table-cell>
          <table:table-cell table:formula="of:=IF(ABS(([.C359]-[.V$2])/16384) &gt; 0.1; ([.C359]-[.V$2])/16384; 0)" office:value-type="float" office:value="0">
            <text:p>0.00</text:p>
          </table:table-cell>
          <table:table-cell/>
          <table:table-cell table:formula="of:=SQRT([.X359]*[.X359]+[.Y359]*[.Y359]+[.Z359]*[.Z359])" office:value-type="float" office:value="0.165076622596154">
            <text:p>0.1651</text:p>
          </table:table-cell>
        </table:table-row>
        <table:table-row table:style-name="ro1">
          <table:table-cell office:value-type="float" office:value="15876">
            <text:p>15876</text:p>
          </table:table-cell>
          <table:table-cell office:value-type="float" office:value="-1032">
            <text:p>-1032</text:p>
          </table:table-cell>
          <table:table-cell office:value-type="float" office:value="-3356">
            <text:p>-3356</text:p>
          </table:table-cell>
          <table:table-cell office:value-type="float" office:value="26.18">
            <text:p>26.18</text:p>
          </table:table-cell>
          <table:table-cell office:value-type="float" office:value="7152">
            <text:p>7152</text:p>
          </table:table-cell>
          <table:table-cell office:value-type="float" office:value="-1818">
            <text:p>-1818</text:p>
          </table:table-cell>
          <table:table-cell office:value-type="string">
            <text:p>-1615<text:tab/><text:tab/><text:tab/><text:tab/></text:p>
          </table:table-cell>
          <table:table-cell table:number-columns-repeated="2"/>
          <table:table-cell table:formula="of:=IF(ABS(([.C360]-[.$I$2])/16384) &gt; 0.1; ([.C360]-[.$I$2])/16384; 0)" office:value-type="float" office:value="0">
            <text:p>0.00</text:p>
          </table:table-cell>
          <table:table-cell table:formula="of:=[.K359]+[.J360]" office:value-type="float" office:value="-15.3645864633414">
            <text:p>-15.36</text:p>
          </table:table-cell>
          <table:table-cell table:number-columns-repeated="2"/>
          <table:table-cell table:formula="of:=([.C360]-[.$M$2])/16384" office:value-type="float" office:value="-0.00995029547275642">
            <text:p>-0.01</text:p>
          </table:table-cell>
          <table:table-cell table:formula="of:=AVERAGE([.N343:.N359])" office:value-type="float" office:value="-0.104734302825698">
            <text:p>-0.10</text:p>
          </table:table-cell>
          <table:table-cell table:formula="of:=[.N360]-[.O360]" office:value-type="float" office:value="0.0947840073529411">
            <text:p>0.095</text:p>
          </table:table-cell>
          <table:table-cell table:formula="of:=[.Q359]+[.P360]" office:value-type="float" office:value="-0.687356387867651">
            <text:p>-0.687</text:p>
          </table:table-cell>
          <table:table-cell table:number-columns-repeated="6"/>
          <table:table-cell table:formula="of:=([.A360]-[.T$2])/16384" office:value-type="float" office:value="-0.0266488882211539">
            <text:p>-0.03</text:p>
          </table:table-cell>
          <table:table-cell table:formula="of:=IF(ABS(([.B360]-[.U$2])/16384) &gt; 0.1; ([.B360]-[.U$2])/16384; 0)" office:value-type="float" office:value="0">
            <text:p>0.00</text:p>
          </table:table-cell>
          <table:table-cell table:formula="of:=IF(ABS(([.C360]-[.V$2])/16384) &gt; 0.1; ([.C360]-[.V$2])/16384; 0)" office:value-type="float" office:value="0">
            <text:p>0.00</text:p>
          </table:table-cell>
          <table:table-cell/>
          <table:table-cell table:formula="of:=SQRT([.X360]*[.X360]+[.Y360]*[.Y360]+[.Z360]*[.Z360])" office:value-type="float" office:value="0.0266488882211539">
            <text:p>0.0266</text:p>
          </table:table-cell>
        </table:table-row>
        <table:table-row table:style-name="ro1">
          <table:table-cell office:value-type="float" office:value="18392">
            <text:p>18392</text:p>
          </table:table-cell>
          <table:table-cell office:value-type="float" office:value="-1540">
            <text:p>-1540</text:p>
          </table:table-cell>
          <table:table-cell office:value-type="float" office:value="-3700">
            <text:p>-3700</text:p>
          </table:table-cell>
          <table:table-cell office:value-type="float" office:value="26.18">
            <text:p>26.18</text:p>
          </table:table-cell>
          <table:table-cell office:value-type="float" office:value="4964">
            <text:p>4964</text:p>
          </table:table-cell>
          <table:table-cell office:value-type="float" office:value="-1267">
            <text:p>-1267</text:p>
          </table:table-cell>
          <table:table-cell office:value-type="string">
            <text:p>-77<text:tab/><text:tab/><text:tab/><text:tab/></text:p>
          </table:table-cell>
          <table:table-cell table:number-columns-repeated="2"/>
          <table:table-cell table:formula="of:=IF(ABS(([.C361]-[.$I$2])/16384) &gt; 0.1; ([.C361]-[.$I$2])/16384; 0)" office:value-type="float" office:value="0">
            <text:p>0.00</text:p>
          </table:table-cell>
          <table:table-cell table:formula="of:=[.K360]+[.J361]" office:value-type="float" office:value="-15.3645864633414">
            <text:p>-15.36</text:p>
          </table:table-cell>
          <table:table-cell table:number-columns-repeated="2"/>
          <table:table-cell table:formula="of:=([.C361]-[.$M$2])/16384" office:value-type="float" office:value="-0.0309463892227564">
            <text:p>-0.03</text:p>
          </table:table-cell>
          <table:table-cell table:formula="of:=AVERAGE([.N344:.N360])" office:value-type="float" office:value="-0.10509333315658">
            <text:p>-0.11</text:p>
          </table:table-cell>
          <table:table-cell table:formula="of:=[.N361]-[.O361]" office:value-type="float" office:value="0.0741469439338235">
            <text:p>0.074</text:p>
          </table:table-cell>
          <table:table-cell table:formula="of:=[.Q360]+[.P361]" office:value-type="float" office:value="-0.613209443933828">
            <text:p>-0.613</text:p>
          </table:table-cell>
          <table:table-cell table:number-columns-repeated="6"/>
          <table:table-cell table:formula="of:=([.A361]-[.T$2])/16384" office:value-type="float" office:value="0.126915564903846">
            <text:p>0.13</text:p>
          </table:table-cell>
          <table:table-cell table:formula="of:=IF(ABS(([.B361]-[.U$2])/16384) &gt; 0.1; ([.B361]-[.U$2])/16384; 0)" office:value-type="float" office:value="0">
            <text:p>0.00</text:p>
          </table:table-cell>
          <table:table-cell table:formula="of:=IF(ABS(([.C361]-[.V$2])/16384) &gt; 0.1; ([.C361]-[.V$2])/16384; 0)" office:value-type="float" office:value="0">
            <text:p>0.00</text:p>
          </table:table-cell>
          <table:table-cell/>
          <table:table-cell table:formula="of:=SQRT([.X361]*[.X361]+[.Y361]*[.Y361]+[.Z361]*[.Z361])" office:value-type="float" office:value="0.126915564903846">
            <text:p>0.1269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-5340">
            <text:p>-5340</text:p>
          </table:table-cell>
          <table:table-cell office:value-type="float" office:value="-5496">
            <text:p>-5496</text:p>
          </table:table-cell>
          <table:table-cell office:value-type="float" office:value="26.22">
            <text:p>26.22</text:p>
          </table:table-cell>
          <table:table-cell office:value-type="float" office:value="7594">
            <text:p>7594</text:p>
          </table:table-cell>
          <table:table-cell office:value-type="float" office:value="0">
            <text:p>0</text:p>
          </table:table-cell>
          <table:table-cell office:value-type="string">
            <text:p>316<text:tab/><text:tab/><text:tab/><text:tab/></text:p>
          </table:table-cell>
          <table:table-cell table:number-columns-repeated="2"/>
          <table:table-cell table:formula="of:=IF(ABS(([.C362]-[.$I$2])/16384) &gt; 0.1; ([.C362]-[.$I$2])/16384; 0)" office:value-type="float" office:value="-0.140565529847756">
            <text:p>-0.14</text:p>
          </table:table-cell>
          <table:table-cell table:formula="of:=[.K361]+[.J362]" office:value-type="float" office:value="-15.5051519931891">
            <text:p>-15.51</text:p>
          </table:table-cell>
          <table:table-cell table:number-columns-repeated="2"/>
          <table:table-cell table:formula="of:=([.C362]-[.$M$2])/16384" office:value-type="float" office:value="-0.140565529847756">
            <text:p>-0.14</text:p>
          </table:table-cell>
          <table:table-cell table:formula="of:=AVERAGE([.N345:.N361])" office:value-type="float" office:value="-0.0932166098109917">
            <text:p>-0.09</text:p>
          </table:table-cell>
          <table:table-cell table:formula="of:=[.N362]-[.O362]" office:value-type="float" office:value="-0.0473489200367647">
            <text:p>-0.047</text:p>
          </table:table-cell>
          <table:table-cell table:formula="of:=[.Q361]+[.P362]" office:value-type="float" office:value="-0.660558363970592">
            <text:p>-0.661</text:p>
          </table:table-cell>
          <table:table-cell table:number-columns-repeated="6"/>
          <table:table-cell table:formula="of:=([.A362]-[.T$2])/16384" office:value-type="float" office:value="0.259239783653846">
            <text:p>0.26</text:p>
          </table:table-cell>
          <table:table-cell table:formula="of:=IF(ABS(([.B362]-[.U$2])/16384) &gt; 0.1; ([.B362]-[.U$2])/16384; 0)" office:value-type="float" office:value="-0.229047726362179">
            <text:p>-0.23</text:p>
          </table:table-cell>
          <table:table-cell table:formula="of:=IF(ABS(([.C362]-[.V$2])/16384) &gt; 0.1; ([.C362]-[.V$2])/16384; 0)" office:value-type="float" office:value="-0.140565529847756">
            <text:p>-0.14</text:p>
          </table:table-cell>
          <table:table-cell/>
          <table:table-cell table:formula="of:=SQRT([.X362]*[.X362]+[.Y362]*[.Y362]+[.Z362]*[.Z362])" office:value-type="float" office:value="0.373398975041386">
            <text:p>0.3734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5648">
            <text:p>-5648</text:p>
          </table:table-cell>
          <table:table-cell office:value-type="float" office:value="-6460">
            <text:p>-6460</text:p>
          </table:table-cell>
          <table:table-cell office:value-type="float" office:value="26.22">
            <text:p>26.22</text:p>
          </table:table-cell>
          <table:table-cell office:value-type="float" office:value="10508">
            <text:p>10508</text:p>
          </table:table-cell>
          <table:table-cell office:value-type="float" office:value="-2726">
            <text:p>-2726</text:p>
          </table:table-cell>
          <table:table-cell office:value-type="string">
            <text:p>-902<text:tab/><text:tab/><text:tab/><text:tab/></text:p>
          </table:table-cell>
          <table:table-cell table:number-columns-repeated="2"/>
          <table:table-cell table:formula="of:=IF(ABS(([.C363]-[.$I$2])/16384) &gt; 0.1; ([.C363]-[.$I$2])/16384; 0)" office:value-type="float" office:value="-0.199403420472756">
            <text:p>-0.20</text:p>
          </table:table-cell>
          <table:table-cell table:formula="of:=[.K362]+[.J363]" office:value-type="float" office:value="-15.7045554136619">
            <text:p>-15.70</text:p>
          </table:table-cell>
          <table:table-cell table:number-columns-repeated="2"/>
          <table:table-cell table:formula="of:=([.C363]-[.$M$2])/16384" office:value-type="float" office:value="-0.199403420472756">
            <text:p>-0.20</text:p>
          </table:table-cell>
          <table:table-cell table:formula="of:=AVERAGE([.N346:.N362])" office:value-type="float" office:value="-0.0865673680830505">
            <text:p>-0.09</text:p>
          </table:table-cell>
          <table:table-cell table:formula="of:=[.N363]-[.O363]" office:value-type="float" office:value="-0.112836052389706">
            <text:p>-0.113</text:p>
          </table:table-cell>
          <table:table-cell table:formula="of:=[.Q362]+[.P363]" office:value-type="float" office:value="-0.773394416360298">
            <text:p>-0.773</text:p>
          </table:table-cell>
          <table:table-cell table:number-columns-repeated="6"/>
          <table:table-cell table:formula="of:=([.A363]-[.T$2])/16384" office:value-type="float" office:value="-0.0146859975961539">
            <text:p>-0.01</text:p>
          </table:table-cell>
          <table:table-cell table:formula="of:=IF(ABS(([.B363]-[.U$2])/16384) &gt; 0.1; ([.B363]-[.U$2])/16384; 0)" office:value-type="float" office:value="-0.247846554487179">
            <text:p>-0.25</text:p>
          </table:table-cell>
          <table:table-cell table:formula="of:=IF(ABS(([.C363]-[.V$2])/16384) &gt; 0.1; ([.C363]-[.V$2])/16384; 0)" office:value-type="float" office:value="-0.199403420472756">
            <text:p>-0.20</text:p>
          </table:table-cell>
          <table:table-cell/>
          <table:table-cell table:formula="of:=SQRT([.X363]*[.X363]+[.Y363]*[.Y363]+[.Z363]*[.Z363])" office:value-type="float" office:value="0.31844201543263">
            <text:p>0.3184</text:p>
          </table:table-cell>
        </table:table-row>
        <table:table-row table:style-name="ro1">
          <table:table-cell office:value-type="float" office:value="14808">
            <text:p>14808</text:p>
          </table:table-cell>
          <table:table-cell office:value-type="float" office:value="-1672">
            <text:p>-1672</text:p>
          </table:table-cell>
          <table:table-cell office:value-type="float" office:value="-4304">
            <text:p>-4304</text:p>
          </table:table-cell>
          <table:table-cell office:value-type="float" office:value="26.18">
            <text:p>26.18</text:p>
          </table:table-cell>
          <table:table-cell office:value-type="float" office:value="8967">
            <text:p>8967</text:p>
          </table:table-cell>
          <table:table-cell office:value-type="float" office:value="544">
            <text:p>544</text:p>
          </table:table-cell>
          <table:table-cell office:value-type="string">
            <text:p>-3430<text:tab/><text:tab/><text:tab/><text:tab/></text:p>
          </table:table-cell>
          <table:table-cell table:number-columns-repeated="2"/>
          <table:table-cell table:formula="of:=IF(ABS(([.C364]-[.$I$2])/16384) &gt; 0.1; ([.C364]-[.$I$2])/16384; 0)" office:value-type="float" office:value="0">
            <text:p>0.00</text:p>
          </table:table-cell>
          <table:table-cell table:formula="of:=[.K363]+[.J364]" office:value-type="float" office:value="-15.7045554136619">
            <text:p>-15.70</text:p>
          </table:table-cell>
          <table:table-cell table:number-columns-repeated="2"/>
          <table:table-cell table:formula="of:=([.C364]-[.$M$2])/16384" office:value-type="float" office:value="-0.0678116235977564">
            <text:p>-0.07</text:p>
          </table:table-cell>
          <table:table-cell table:formula="of:=AVERAGE([.N347:.N363])" office:value-type="float" office:value="-0.0878167936345211">
            <text:p>-0.09</text:p>
          </table:table-cell>
          <table:table-cell table:formula="of:=[.N364]-[.O364]" office:value-type="float" office:value="0.0200051700367647">
            <text:p>0.020</text:p>
          </table:table-cell>
          <table:table-cell table:formula="of:=[.Q363]+[.P364]" office:value-type="float" office:value="-0.753389246323534">
            <text:p>-0.753</text:p>
          </table:table-cell>
          <table:table-cell table:number-columns-repeated="6"/>
          <table:table-cell table:formula="of:=([.A364]-[.T$2])/16384" office:value-type="float" office:value="-0.0918344350961539">
            <text:p>-0.09</text:p>
          </table:table-cell>
          <table:table-cell table:formula="of:=IF(ABS(([.B364]-[.U$2])/16384) &gt; 0.1; ([.B364]-[.U$2])/16384; 0)" office:value-type="float" office:value="0">
            <text:p>0.00</text:p>
          </table:table-cell>
          <table:table-cell table:formula="of:=IF(ABS(([.C364]-[.V$2])/16384) &gt; 0.1; ([.C364]-[.V$2])/16384; 0)" office:value-type="float" office:value="0">
            <text:p>0.00</text:p>
          </table:table-cell>
          <table:table-cell/>
          <table:table-cell table:formula="of:=SQRT([.X364]*[.X364]+[.Y364]*[.Y364]+[.Z364]*[.Z364])" office:value-type="float" office:value="0.0918344350961539">
            <text:p>0.0918</text:p>
          </table:table-cell>
        </table:table-row>
        <table:table-row table:style-name="ro1">
          <table:table-cell office:value-type="float" office:value="10652">
            <text:p>10652</text:p>
          </table:table-cell>
          <table:table-cell office:value-type="float" office:value="-3476">
            <text:p>-3476</text:p>
          </table:table-cell>
          <table:table-cell office:value-type="float" office:value="-1640">
            <text:p>-1640</text:p>
          </table:table-cell>
          <table:table-cell office:value-type="float" office:value="26.27">
            <text:p>26.27</text:p>
          </table:table-cell>
          <table:table-cell office:value-type="float" office:value="7559">
            <text:p>7559</text:p>
          </table:table-cell>
          <table:table-cell office:value-type="float" office:value="1547">
            <text:p>1547</text:p>
          </table:table-cell>
          <table:table-cell office:value-type="string">
            <text:p>-2522<text:tab/><text:tab/><text:tab/><text:tab/></text:p>
          </table:table-cell>
          <table:table-cell table:number-columns-repeated="2"/>
          <table:table-cell table:formula="of:=IF(ABS(([.C365]-[.$I$2])/16384) &gt; 0.1; ([.C365]-[.$I$2])/16384; 0)" office:value-type="float" office:value="0">
            <text:p>0.00</text:p>
          </table:table-cell>
          <table:table-cell table:formula="of:=[.K364]+[.J365]" office:value-type="float" office:value="-15.7045554136619">
            <text:p>-15.70</text:p>
          </table:table-cell>
          <table:table-cell table:number-columns-repeated="2"/>
          <table:table-cell table:formula="of:=([.C365]-[.$M$2])/16384" office:value-type="float" office:value="0.0947860326522436">
            <text:p>0.09</text:p>
          </table:table-cell>
          <table:table-cell table:formula="of:=AVERAGE([.N348:.N364])" office:value-type="float" office:value="-0.0909762605462858">
            <text:p>-0.09</text:p>
          </table:table-cell>
          <table:table-cell table:formula="of:=[.N365]-[.O365]" office:value-type="float" office:value="0.185762293198529">
            <text:p>0.186</text:p>
          </table:table-cell>
          <table:table-cell table:formula="of:=[.Q364]+[.P365]" office:value-type="float" office:value="-0.567626953125004">
            <text:p>-0.568</text:p>
          </table:table-cell>
          <table:table-cell table:number-columns-repeated="6"/>
          <table:table-cell table:formula="of:=([.A365]-[.T$2])/16384" office:value-type="float" office:value="-0.345496544471154">
            <text:p>-0.35</text:p>
          </table:table-cell>
          <table:table-cell table:formula="of:=IF(ABS(([.B365]-[.U$2])/16384) &gt; 0.1; ([.B365]-[.U$2])/16384; 0)" office:value-type="float" office:value="-0.115278195112179">
            <text:p>-0.12</text:p>
          </table:table-cell>
          <table:table-cell table:formula="of:=IF(ABS(([.C365]-[.V$2])/16384) &gt; 0.1; ([.C365]-[.V$2])/16384; 0)" office:value-type="float" office:value="0">
            <text:p>0.00</text:p>
          </table:table-cell>
          <table:table-cell/>
          <table:table-cell table:formula="of:=SQRT([.X365]*[.X365]+[.Y365]*[.Y365]+[.Z365]*[.Z365])" office:value-type="float" office:value="0.364220983071857">
            <text:p>0.3642</text:p>
          </table:table-cell>
        </table:table-row>
        <table:table-row table:style-name="ro1">
          <table:table-cell office:value-type="float" office:value="14644">
            <text:p>14644</text:p>
          </table:table-cell>
          <table:table-cell office:value-type="float" office:value="-3984">
            <text:p>-3984</text:p>
          </table:table-cell>
          <table:table-cell office:value-type="float" office:value="-2844">
            <text:p>-2844</text:p>
          </table:table-cell>
          <table:table-cell office:value-type="float" office:value="26.13">
            <text:p>26.13</text:p>
          </table:table-cell>
          <table:table-cell office:value-type="float" office:value="7311">
            <text:p>7311</text:p>
          </table:table-cell>
          <table:table-cell office:value-type="float" office:value="-3132">
            <text:p>-3132</text:p>
          </table:table-cell>
          <table:table-cell office:value-type="string">
            <text:p>-2663<text:tab/><text:tab/><text:tab/><text:tab/></text:p>
          </table:table-cell>
          <table:table-cell table:number-columns-repeated="2"/>
          <table:table-cell table:formula="of:=IF(ABS(([.C366]-[.$I$2])/16384) &gt; 0.1; ([.C366]-[.$I$2])/16384; 0)" office:value-type="float" office:value="0">
            <text:p>0.00</text:p>
          </table:table-cell>
          <table:table-cell table:formula="of:=[.K365]+[.J366]" office:value-type="float" office:value="-15.7045554136619">
            <text:p>-15.70</text:p>
          </table:table-cell>
          <table:table-cell table:number-columns-repeated="2"/>
          <table:table-cell table:formula="of:=([.C366]-[.$M$2])/16384" office:value-type="float" office:value="0.0212997045272436">
            <text:p>0.02</text:p>
          </table:table-cell>
          <table:table-cell table:formula="of:=AVERAGE([.N349:.N365])" office:value-type="float" office:value="-0.0899422531933446">
            <text:p>-0.09</text:p>
          </table:table-cell>
          <table:table-cell table:formula="of:=[.N366]-[.O366]" office:value-type="float" office:value="0.111241957720588">
            <text:p>0.111</text:p>
          </table:table-cell>
          <table:table-cell table:formula="of:=[.Q365]+[.P366]" office:value-type="float" office:value="-0.456384995404416">
            <text:p>-0.456</text:p>
          </table:table-cell>
          <table:table-cell table:number-columns-repeated="6"/>
          <table:table-cell table:formula="of:=([.A366]-[.T$2])/16384" office:value-type="float" office:value="-0.101844200721154">
            <text:p>-0.10</text:p>
          </table:table-cell>
          <table:table-cell table:formula="of:=IF(ABS(([.B366]-[.U$2])/16384) &gt; 0.1; ([.B366]-[.U$2])/16384; 0)" office:value-type="float" office:value="-0.146284054487179">
            <text:p>-0.15</text:p>
          </table:table-cell>
          <table:table-cell table:formula="of:=IF(ABS(([.C366]-[.V$2])/16384) &gt; 0.1; ([.C366]-[.V$2])/16384; 0)" office:value-type="float" office:value="0">
            <text:p>0.00</text:p>
          </table:table-cell>
          <table:table-cell/>
          <table:table-cell table:formula="of:=SQRT([.X366]*[.X366]+[.Y366]*[.Y366]+[.Z366]*[.Z366])" office:value-type="float" office:value="0.178244960146812">
            <text:p>0.1782</text:p>
          </table:table-cell>
        </table:table-row>
        <table:table-row table:style-name="ro1">
          <table:table-cell office:value-type="float" office:value="19212">
            <text:p>19212</text:p>
          </table:table-cell>
          <table:table-cell office:value-type="float" office:value="-3524">
            <text:p>-3524</text:p>
          </table:table-cell>
          <table:table-cell office:value-type="float" office:value="-3880">
            <text:p>-3880</text:p>
          </table:table-cell>
          <table:table-cell office:value-type="float" office:value="26.13">
            <text:p>26.13</text:p>
          </table:table-cell>
          <table:table-cell office:value-type="float" office:value="6899">
            <text:p>6899</text:p>
          </table:table-cell>
          <table:table-cell office:value-type="float" office:value="-3075">
            <text:p>-3075</text:p>
          </table:table-cell>
          <table:table-cell office:value-type="string">
            <text:p>-3961<text:tab/><text:tab/><text:tab/><text:tab/></text:p>
          </table:table-cell>
          <table:table-cell table:number-columns-repeated="2"/>
          <table:table-cell table:formula="of:=IF(ABS(([.C367]-[.$I$2])/16384) &gt; 0.1; ([.C367]-[.$I$2])/16384; 0)" office:value-type="float" office:value="0">
            <text:p>0.00</text:p>
          </table:table-cell>
          <table:table-cell table:formula="of:=[.K366]+[.J367]" office:value-type="float" office:value="-15.7045554136619">
            <text:p>-15.70</text:p>
          </table:table-cell>
          <table:table-cell table:number-columns-repeated="2"/>
          <table:table-cell table:formula="of:=([.C367]-[.$M$2])/16384" office:value-type="float" office:value="-0.0419327173477564">
            <text:p>-0.04</text:p>
          </table:table-cell>
          <table:table-cell table:formula="of:=AVERAGE([.N350:.N366])" office:value-type="float" office:value="-0.0875152081565799">
            <text:p>-0.09</text:p>
          </table:table-cell>
          <table:table-cell table:formula="of:=[.N367]-[.O367]" office:value-type="float" office:value="0.0455824908088235">
            <text:p>0.046</text:p>
          </table:table-cell>
          <table:table-cell table:formula="of:=[.Q366]+[.P367]" office:value-type="float" office:value="-0.410802504595593">
            <text:p>-0.411</text:p>
          </table:table-cell>
          <table:table-cell table:number-columns-repeated="6"/>
          <table:table-cell table:formula="of:=([.A367]-[.T$2])/16384" office:value-type="float" office:value="0.176964393028846">
            <text:p>0.18</text:p>
          </table:table-cell>
          <table:table-cell table:formula="of:=IF(ABS(([.B367]-[.U$2])/16384) &gt; 0.1; ([.B367]-[.U$2])/16384; 0)" office:value-type="float" office:value="-0.118207882612179">
            <text:p>-0.12</text:p>
          </table:table-cell>
          <table:table-cell table:formula="of:=IF(ABS(([.C367]-[.V$2])/16384) &gt; 0.1; ([.C367]-[.V$2])/16384; 0)" office:value-type="float" office:value="0">
            <text:p>0.00</text:p>
          </table:table-cell>
          <table:table-cell/>
          <table:table-cell table:formula="of:=SQRT([.X367]*[.X367]+[.Y367]*[.Y367]+[.Z367]*[.Z367])" office:value-type="float" office:value="0.212813298249246">
            <text:p>0.2128</text:p>
          </table:table-cell>
        </table:table-row>
        <table:table-row table:style-name="ro1">
          <table:table-cell office:value-type="float" office:value="16856">
            <text:p>16856</text:p>
          </table:table-cell>
          <table:table-cell office:value-type="float" office:value="-1764">
            <text:p>-1764</text:p>
          </table:table-cell>
          <table:table-cell office:value-type="float" office:value="-5820">
            <text:p>-5820</text:p>
          </table:table-cell>
          <table:table-cell office:value-type="float" office:value="26.13">
            <text:p>26.13</text:p>
          </table:table-cell>
          <table:table-cell office:value-type="float" office:value="4395">
            <text:p>4395</text:p>
          </table:table-cell>
          <table:table-cell office:value-type="float" office:value="9657">
            <text:p>9657</text:p>
          </table:table-cell>
          <table:table-cell office:value-type="string">
            <text:p>-2842<text:tab/><text:tab/><text:tab/><text:tab/></text:p>
          </table:table-cell>
          <table:table-cell table:number-columns-repeated="2"/>
          <table:table-cell table:formula="of:=IF(ABS(([.C368]-[.$I$2])/16384) &gt; 0.1; ([.C368]-[.$I$2])/16384; 0)" office:value-type="float" office:value="-0.160340920472756">
            <text:p>-0.16</text:p>
          </table:table-cell>
          <table:table-cell table:formula="of:=[.K367]+[.J368]" office:value-type="float" office:value="-15.8648963341346">
            <text:p>-15.86</text:p>
          </table:table-cell>
          <table:table-cell table:number-columns-repeated="2"/>
          <table:table-cell table:formula="of:=([.C368]-[.$M$2])/16384" office:value-type="float" office:value="-0.160340920472756">
            <text:p>-0.16</text:p>
          </table:table-cell>
          <table:table-cell table:formula="of:=AVERAGE([.N351:.N367])" office:value-type="float" office:value="-0.0847578552154035">
            <text:p>-0.08</text:p>
          </table:table-cell>
          <table:table-cell table:formula="of:=[.N368]-[.O368]" office:value-type="float" office:value="-0.0755830652573529">
            <text:p>-0.076</text:p>
          </table:table-cell>
          <table:table-cell table:formula="of:=[.Q367]+[.P368]" office:value-type="float" office:value="-0.486385569852945">
            <text:p>-0.486</text:p>
          </table:table-cell>
          <table:table-cell table:number-columns-repeated="6"/>
          <table:table-cell table:formula="of:=([.A368]-[.T$2])/16384" office:value-type="float" office:value="0.0331655649038461">
            <text:p>0.03</text:p>
          </table:table-cell>
          <table:table-cell table:formula="of:=IF(ABS(([.B368]-[.U$2])/16384) &gt; 0.1; ([.B368]-[.U$2])/16384; 0)" office:value-type="float" office:value="0">
            <text:p>0.00</text:p>
          </table:table-cell>
          <table:table-cell table:formula="of:=IF(ABS(([.C368]-[.V$2])/16384) &gt; 0.1; ([.C368]-[.V$2])/16384; 0)" office:value-type="float" office:value="-0.160340920472756">
            <text:p>-0.16</text:p>
          </table:table-cell>
          <table:table-cell/>
          <table:table-cell table:formula="of:=SQRT([.X368]*[.X368]+[.Y368]*[.Y368]+[.Z368]*[.Z368])" office:value-type="float" office:value="0.163735046564387">
            <text:p>0.1637</text:p>
          </table:table-cell>
        </table:table-row>
        <table:table-row table:style-name="ro1">
          <table:table-cell office:value-type="float" office:value="17072">
            <text:p>17072</text:p>
          </table:table-cell>
          <table:table-cell office:value-type="float" office:value="1284">
            <text:p>1284</text:p>
          </table:table-cell>
          <table:table-cell office:value-type="float" office:value="-6364">
            <text:p>-6364</text:p>
          </table:table-cell>
          <table:table-cell office:value-type="float" office:value="26.08">
            <text:p>26.08</text:p>
          </table:table-cell>
          <table:table-cell office:value-type="float" office:value="5461">
            <text:p>5461</text:p>
          </table:table-cell>
          <table:table-cell office:value-type="float" office:value="-2372">
            <text:p>-2372</text:p>
          </table:table-cell>
          <table:table-cell office:value-type="string">
            <text:p>-226<text:tab/><text:tab/><text:tab/><text:tab/></text:p>
          </table:table-cell>
          <table:table-cell table:number-columns-repeated="2"/>
          <table:table-cell table:formula="of:=IF(ABS(([.C369]-[.$I$2])/16384) &gt; 0.1; ([.C369]-[.$I$2])/16384; 0)" office:value-type="float" office:value="-0.193544045472756">
            <text:p>-0.19</text:p>
          </table:table-cell>
          <table:table-cell table:formula="of:=[.K368]+[.J369]" office:value-type="float" office:value="-16.0584403796074">
            <text:p>-16.06</text:p>
          </table:table-cell>
          <table:table-cell table:number-columns-repeated="2"/>
          <table:table-cell table:formula="of:=([.C369]-[.$M$2])/16384" office:value-type="float" office:value="-0.193544045472756">
            <text:p>-0.19</text:p>
          </table:table-cell>
          <table:table-cell table:formula="of:=AVERAGE([.N352:.N368])" office:value-type="float" office:value="-0.0786543395904035">
            <text:p>-0.08</text:p>
          </table:table-cell>
          <table:table-cell table:formula="of:=[.N369]-[.O369]" office:value-type="float" office:value="-0.114889705882353">
            <text:p>-0.115</text:p>
          </table:table-cell>
          <table:table-cell table:formula="of:=[.Q368]+[.P369]" office:value-type="float" office:value="-0.601275275735298">
            <text:p>-0.601</text:p>
          </table:table-cell>
          <table:table-cell table:number-columns-repeated="6"/>
          <table:table-cell table:formula="of:=([.A369]-[.T$2])/16384" office:value-type="float" office:value="0.0463491586538461">
            <text:p>0.05</text:p>
          </table:table-cell>
          <table:table-cell table:formula="of:=IF(ABS(([.B369]-[.U$2])/16384) &gt; 0.1; ([.B369]-[.U$2])/16384; 0)" office:value-type="float" office:value="0.175249148637821">
            <text:p>0.18</text:p>
          </table:table-cell>
          <table:table-cell table:formula="of:=IF(ABS(([.C369]-[.V$2])/16384) &gt; 0.1; ([.C369]-[.V$2])/16384; 0)" office:value-type="float" office:value="-0.193544045472756">
            <text:p>-0.19</text:p>
          </table:table-cell>
          <table:table-cell/>
          <table:table-cell table:formula="of:=SQRT([.X369]*[.X369]+[.Y369]*[.Y369]+[.Z369]*[.Z369])" office:value-type="float" office:value="0.265178819184641">
            <text:p>0.2652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3420">
            <text:p>-3420</text:p>
          </table:table-cell>
          <table:table-cell office:value-type="float" office:value="-4356">
            <text:p>-4356</text:p>
          </table:table-cell>
          <table:table-cell office:value-type="float" office:value="26.13">
            <text:p>26.13</text:p>
          </table:table-cell>
          <table:table-cell office:value-type="float" office:value="3102">
            <text:p>3102</text:p>
          </table:table-cell>
          <table:table-cell office:value-type="float" office:value="5548">
            <text:p>5548</text:p>
          </table:table-cell>
          <table:table-cell office:value-type="string">
            <text:p>665<text:tab/><text:tab/><text:tab/><text:tab/></text:p>
          </table:table-cell>
          <table:table-cell table:number-columns-repeated="2"/>
          <table:table-cell table:formula="of:=IF(ABS(([.C370]-[.$I$2])/16384) &gt; 0.1; ([.C370]-[.$I$2])/16384; 0)" office:value-type="float" office:value="0">
            <text:p>0.00</text:p>
          </table:table-cell>
          <table:table-cell table:formula="of:=[.K369]+[.J370]" office:value-type="float" office:value="-16.0584403796074">
            <text:p>-16.06</text:p>
          </table:table-cell>
          <table:table-cell table:number-columns-repeated="2"/>
          <table:table-cell table:formula="of:=([.C370]-[.$M$2])/16384" office:value-type="float" office:value="-0.0709854517227564">
            <text:p>-0.07</text:p>
          </table:table-cell>
          <table:table-cell table:formula="of:=AVERAGE([.N353:.N369])" office:value-type="float" office:value="-0.0806649094433446">
            <text:p>-0.08</text:p>
          </table:table-cell>
          <table:table-cell table:formula="of:=[.N370]-[.O370]" office:value-type="float" office:value="0.00967945772058822">
            <text:p>0.010</text:p>
          </table:table-cell>
          <table:table-cell table:formula="of:=[.Q369]+[.P370]" office:value-type="float" office:value="-0.59159581801471">
            <text:p>-0.592</text:p>
          </table:table-cell>
          <table:table-cell table:number-columns-repeated="6"/>
          <table:table-cell table:formula="of:=([.A370]-[.T$2])/16384" office:value-type="float" office:value="-0.0339731069711539">
            <text:p>-0.03</text:p>
          </table:table-cell>
          <table:table-cell table:formula="of:=IF(ABS(([.B370]-[.U$2])/16384) &gt; 0.1; ([.B370]-[.U$2])/16384; 0)" office:value-type="float" office:value="-0.111860226362179">
            <text:p>-0.11</text:p>
          </table:table-cell>
          <table:table-cell table:formula="of:=IF(ABS(([.C370]-[.V$2])/16384) &gt; 0.1; ([.C370]-[.V$2])/16384; 0)" office:value-type="float" office:value="0">
            <text:p>0.00</text:p>
          </table:table-cell>
          <table:table-cell/>
          <table:table-cell table:formula="of:=SQRT([.X370]*[.X370]+[.Y370]*[.Y370]+[.Z370]*[.Z370])" office:value-type="float" office:value="0.11690544144338">
            <text:p>0.1169</text:p>
          </table:table-cell>
        </table:table-row>
        <table:table-row table:style-name="ro1">
          <table:table-cell office:value-type="float" office:value="12084">
            <text:p>12084</text:p>
          </table:table-cell>
          <table:table-cell office:value-type="float" office:value="-1596">
            <text:p>-1596</text:p>
          </table:table-cell>
          <table:table-cell office:value-type="float" office:value="-1940">
            <text:p>-1940</text:p>
          </table:table-cell>
          <table:table-cell office:value-type="float" office:value="26.18">
            <text:p>26.18</text:p>
          </table:table-cell>
          <table:table-cell office:value-type="float" office:value="5778">
            <text:p>5778</text:p>
          </table:table-cell>
          <table:table-cell office:value-type="float" office:value="-5492">
            <text:p>-5492</text:p>
          </table:table-cell>
          <table:table-cell office:value-type="string">
            <text:p>666<text:tab/><text:tab/><text:tab/><text:tab/></text:p>
          </table:table-cell>
          <table:table-cell table:number-columns-repeated="2"/>
          <table:table-cell table:formula="of:=IF(ABS(([.C371]-[.$I$2])/16384) &gt; 0.1; ([.C371]-[.$I$2])/16384; 0)" office:value-type="float" office:value="0">
            <text:p>0.00</text:p>
          </table:table-cell>
          <table:table-cell table:formula="of:=[.K370]+[.J371]" office:value-type="float" office:value="-16.0584403796074">
            <text:p>-16.06</text:p>
          </table:table-cell>
          <table:table-cell table:number-columns-repeated="2"/>
          <table:table-cell table:formula="of:=([.C371]-[.$M$2])/16384" office:value-type="float" office:value="0.0764754857772436">
            <text:p>0.08</text:p>
          </table:table-cell>
          <table:table-cell table:formula="of:=AVERAGE([.N354:.N370])" office:value-type="float" office:value="-0.0873428735977564">
            <text:p>-0.09</text:p>
          </table:table-cell>
          <table:table-cell table:formula="of:=[.N371]-[.O371]" office:value-type="float" office:value="0.163818359375">
            <text:p>0.164</text:p>
          </table:table-cell>
          <table:table-cell table:formula="of:=[.Q370]+[.P371]" office:value-type="float" office:value="-0.42777745863971">
            <text:p>-0.428</text:p>
          </table:table-cell>
          <table:table-cell table:number-columns-repeated="6"/>
          <table:table-cell table:formula="of:=([.A371]-[.T$2])/16384" office:value-type="float" office:value="-0.258094200721154">
            <text:p>-0.26</text:p>
          </table:table-cell>
          <table:table-cell table:formula="of:=IF(ABS(([.B371]-[.U$2])/16384) &gt; 0.1; ([.B371]-[.U$2])/16384; 0)" office:value-type="float" office:value="0">
            <text:p>0.00</text:p>
          </table:table-cell>
          <table:table-cell table:formula="of:=IF(ABS(([.C371]-[.V$2])/16384) &gt; 0.1; ([.C371]-[.V$2])/16384; 0)" office:value-type="float" office:value="0">
            <text:p>0.00</text:p>
          </table:table-cell>
          <table:table-cell/>
          <table:table-cell table:formula="of:=SQRT([.X371]*[.X371]+[.Y371]*[.Y371]+[.Z371]*[.Z371])" office:value-type="float" office:value="0.258094200721154">
            <text:p>0.2581</text:p>
          </table:table-cell>
        </table:table-row>
        <table:table-row table:style-name="ro1">
          <table:table-cell office:value-type="float" office:value="16132">
            <text:p>16132</text:p>
          </table:table-cell>
          <table:table-cell office:value-type="float" office:value="-1540">
            <text:p>-1540</text:p>
          </table:table-cell>
          <table:table-cell office:value-type="float" office:value="-3064">
            <text:p>-3064</text:p>
          </table:table-cell>
          <table:table-cell office:value-type="float" office:value="26.13">
            <text:p>26.13</text:p>
          </table:table-cell>
          <table:table-cell office:value-type="float" office:value="5171">
            <text:p>5171</text:p>
          </table:table-cell>
          <table:table-cell office:value-type="float" office:value="-2659">
            <text:p>-2659</text:p>
          </table:table-cell>
          <table:table-cell office:value-type="string">
            <text:p>-1334<text:tab/><text:tab/><text:tab/><text:tab/></text:p>
          </table:table-cell>
          <table:table-cell table:number-columns-repeated="2"/>
          <table:table-cell table:formula="of:=IF(ABS(([.C372]-[.$I$2])/16384) &gt; 0.1; ([.C372]-[.$I$2])/16384; 0)" office:value-type="float" office:value="0">
            <text:p>0.00</text:p>
          </table:table-cell>
          <table:table-cell table:formula="of:=[.K371]+[.J372]" office:value-type="float" office:value="-16.0584403796074">
            <text:p>-16.06</text:p>
          </table:table-cell>
          <table:table-cell table:number-columns-repeated="2"/>
          <table:table-cell table:formula="of:=([.C372]-[.$M$2])/16384" office:value-type="float" office:value="0.00787197015224359">
            <text:p>0.01</text:p>
          </table:table-cell>
          <table:table-cell table:formula="of:=AVERAGE([.N355:.N371])" office:value-type="float" office:value="-0.0793293166124623">
            <text:p>-0.08</text:p>
          </table:table-cell>
          <table:table-cell table:formula="of:=[.N372]-[.O372]" office:value-type="float" office:value="0.0872012867647059">
            <text:p>0.087</text:p>
          </table:table-cell>
          <table:table-cell table:formula="of:=[.Q371]+[.P372]" office:value-type="float" office:value="-0.340576171875004">
            <text:p>-0.341</text:p>
          </table:table-cell>
          <table:table-cell table:number-columns-repeated="6"/>
          <table:table-cell table:formula="of:=([.A372]-[.T$2])/16384" office:value-type="float" office:value="-0.0110238882211539">
            <text:p>-0.01</text:p>
          </table:table-cell>
          <table:table-cell table:formula="of:=IF(ABS(([.B372]-[.U$2])/16384) &gt; 0.1; ([.B372]-[.U$2])/16384; 0)" office:value-type="float" office:value="0">
            <text:p>0.00</text:p>
          </table:table-cell>
          <table:table-cell table:formula="of:=IF(ABS(([.C372]-[.V$2])/16384) &gt; 0.1; ([.C372]-[.V$2])/16384; 0)" office:value-type="float" office:value="0">
            <text:p>0.00</text:p>
          </table:table-cell>
          <table:table-cell/>
          <table:table-cell table:formula="of:=SQRT([.X372]*[.X372]+[.Y372]*[.Y372]+[.Z372]*[.Z372])" office:value-type="float" office:value="0.0110238882211539">
            <text:p>0.0110</text:p>
          </table:table-cell>
        </table:table-row>
        <table:table-row table:style-name="ro1">
          <table:table-cell office:value-type="float" office:value="18576">
            <text:p>18576</text:p>
          </table:table-cell>
          <table:table-cell office:value-type="float" office:value="-1952">
            <text:p>-1952</text:p>
          </table:table-cell>
          <table:table-cell office:value-type="float" office:value="-4616">
            <text:p>-4616</text:p>
          </table:table-cell>
          <table:table-cell office:value-type="float" office:value="26.13">
            <text:p>26.13</text:p>
          </table:table-cell>
          <table:table-cell office:value-type="float" office:value="6468">
            <text:p>6468</text:p>
          </table:table-cell>
          <table:table-cell office:value-type="float" office:value="-552">
            <text:p>-552</text:p>
          </table:table-cell>
          <table:table-cell office:value-type="string">
            <text:p>-1080<text:tab/><text:tab/><text:tab/><text:tab/></text:p>
          </table:table-cell>
          <table:table-cell table:number-columns-repeated="2"/>
          <table:table-cell table:formula="of:=IF(ABS(([.C373]-[.$I$2])/16384) &gt; 0.1; ([.C373]-[.$I$2])/16384; 0)" office:value-type="float" office:value="0">
            <text:p>0.00</text:p>
          </table:table-cell>
          <table:table-cell table:formula="of:=[.K372]+[.J373]" office:value-type="float" office:value="-16.0584403796074">
            <text:p>-16.06</text:p>
          </table:table-cell>
          <table:table-cell table:number-columns-repeated="2"/>
          <table:table-cell table:formula="of:=([.C373]-[.$M$2])/16384" office:value-type="float" office:value="-0.0868545923477564">
            <text:p>-0.09</text:p>
          </table:table-cell>
          <table:table-cell table:formula="of:=AVERAGE([.N356:.N372])" office:value-type="float" office:value="-0.0717035123845211">
            <text:p>-0.07</text:p>
          </table:table-cell>
          <table:table-cell table:formula="of:=[.N373]-[.O373]" office:value-type="float" office:value="-0.0151510799632353">
            <text:p>-0.015</text:p>
          </table:table-cell>
          <table:table-cell table:formula="of:=[.Q372]+[.P373]" office:value-type="float" office:value="-0.35572725183824">
            <text:p>-0.356</text:p>
          </table:table-cell>
          <table:table-cell table:number-columns-repeated="6"/>
          <table:table-cell table:formula="of:=([.A373]-[.T$2])/16384" office:value-type="float" office:value="0.138146033653846">
            <text:p>0.14</text:p>
          </table:table-cell>
          <table:table-cell table:formula="of:=IF(ABS(([.B373]-[.U$2])/16384) &gt; 0.1; ([.B373]-[.U$2])/16384; 0)" office:value-type="float" office:value="0">
            <text:p>0.00</text:p>
          </table:table-cell>
          <table:table-cell table:formula="of:=IF(ABS(([.C373]-[.V$2])/16384) &gt; 0.1; ([.C373]-[.V$2])/16384; 0)" office:value-type="float" office:value="0">
            <text:p>0.00</text:p>
          </table:table-cell>
          <table:table-cell/>
          <table:table-cell table:formula="of:=SQRT([.X373]*[.X373]+[.Y373]*[.Y373]+[.Z373]*[.Z373])" office:value-type="float" office:value="0.138146033653846">
            <text:p>0.1381</text:p>
          </table:table-cell>
        </table:table-row>
        <table:table-row table:style-name="ro1">
          <table:table-cell office:value-type="float" office:value="18276">
            <text:p>18276</text:p>
          </table:table-cell>
          <table:table-cell office:value-type="float" office:value="-4708">
            <text:p>-4708</text:p>
          </table:table-cell>
          <table:table-cell office:value-type="float" office:value="-6452">
            <text:p>-6452</text:p>
          </table:table-cell>
          <table:table-cell office:value-type="float" office:value="26.18">
            <text:p>26.18</text:p>
          </table:table-cell>
          <table:table-cell office:value-type="float" office:value="9453">
            <text:p>9453</text:p>
          </table:table-cell>
          <table:table-cell office:value-type="float" office:value="2256">
            <text:p>2256</text:p>
          </table:table-cell>
          <table:table-cell office:value-type="string">
            <text:p>-625<text:tab/><text:tab/><text:tab/><text:tab/></text:p>
          </table:table-cell>
          <table:table-cell table:number-columns-repeated="2"/>
          <table:table-cell table:formula="of:=IF(ABS(([.C374]-[.$I$2])/16384) &gt; 0.1; ([.C374]-[.$I$2])/16384; 0)" office:value-type="float" office:value="-0.198915139222756">
            <text:p>-0.20</text:p>
          </table:table-cell>
          <table:table-cell table:formula="of:=[.K373]+[.J374]" office:value-type="float" office:value="-16.2573555188302">
            <text:p>-16.26</text:p>
          </table:table-cell>
          <table:table-cell table:number-columns-repeated="2"/>
          <table:table-cell table:formula="of:=([.C374]-[.$M$2])/16384" office:value-type="float" office:value="-0.198915139222756">
            <text:p>-0.20</text:p>
          </table:table-cell>
          <table:table-cell table:formula="of:=AVERAGE([.N357:.N373])" office:value-type="float" office:value="-0.0629288110977564">
            <text:p>-0.06</text:p>
          </table:table-cell>
          <table:table-cell table:formula="of:=[.N374]-[.O374]" office:value-type="float" office:value="-0.135986328125">
            <text:p>-0.136</text:p>
          </table:table-cell>
          <table:table-cell table:formula="of:=[.Q373]+[.P374]" office:value-type="float" office:value="-0.49171357996324">
            <text:p>-0.492</text:p>
          </table:table-cell>
          <table:table-cell table:number-columns-repeated="6"/>
          <table:table-cell table:formula="of:=([.A374]-[.T$2])/16384" office:value-type="float" office:value="0.119835486778846">
            <text:p>0.12</text:p>
          </table:table-cell>
          <table:table-cell table:formula="of:=IF(ABS(([.B374]-[.U$2])/16384) &gt; 0.1; ([.B374]-[.U$2])/16384; 0)" office:value-type="float" office:value="-0.190473507612179">
            <text:p>-0.19</text:p>
          </table:table-cell>
          <table:table-cell table:formula="of:=IF(ABS(([.C374]-[.V$2])/16384) &gt; 0.1; ([.C374]-[.V$2])/16384; 0)" office:value-type="float" office:value="-0.198915139222756">
            <text:p>-0.20</text:p>
          </table:table-cell>
          <table:table-cell/>
          <table:table-cell table:formula="of:=SQRT([.X374]*[.X374]+[.Y374]*[.Y374]+[.Z374]*[.Z374])" office:value-type="float" office:value="0.300346356071817">
            <text:p>0.3003</text:p>
          </table:table-cell>
        </table:table-row>
        <table:table-row table:style-name="ro1">
          <table:table-cell office:value-type="float" office:value="17924">
            <text:p>17924</text:p>
          </table:table-cell>
          <table:table-cell office:value-type="float" office:value="-4836">
            <text:p>-4836</text:p>
          </table:table-cell>
          <table:table-cell office:value-type="float" office:value="-7256">
            <text:p>-7256</text:p>
          </table:table-cell>
          <table:table-cell office:value-type="float" office:value="26.22">
            <text:p>26.22</text:p>
          </table:table-cell>
          <table:table-cell office:value-type="float" office:value="11178">
            <text:p>11178</text:p>
          </table:table-cell>
          <table:table-cell office:value-type="float" office:value="-4184">
            <text:p>-4184</text:p>
          </table:table-cell>
          <table:table-cell office:value-type="string">
            <text:p>-2458<text:tab/><text:tab/><text:tab/><text:tab/></text:p>
          </table:table-cell>
          <table:table-cell table:number-columns-repeated="2"/>
          <table:table-cell table:formula="of:=IF(ABS(([.C375]-[.$I$2])/16384) &gt; 0.1; ([.C375]-[.$I$2])/16384; 0)" office:value-type="float" office:value="-0.247987404847756">
            <text:p>-0.25</text:p>
          </table:table-cell>
          <table:table-cell table:formula="of:=[.K374]+[.J375]" office:value-type="float" office:value="-16.5053429236779">
            <text:p>-16.51</text:p>
          </table:table-cell>
          <table:table-cell table:number-columns-repeated="2"/>
          <table:table-cell table:formula="of:=([.C375]-[.$M$2])/16384" office:value-type="float" office:value="-0.247987404847756">
            <text:p>-0.25</text:p>
          </table:table-cell>
          <table:table-cell table:formula="of:=AVERAGE([.N358:.N374])" office:value-type="float" office:value="-0.0620096934506976">
            <text:p>-0.06</text:p>
          </table:table-cell>
          <table:table-cell table:formula="of:=[.N375]-[.O375]" office:value-type="float" office:value="-0.185977711397059">
            <text:p>-0.186</text:p>
          </table:table-cell>
          <table:table-cell table:formula="of:=[.Q374]+[.P375]" office:value-type="float" office:value="-0.677691291360298">
            <text:p>-0.678</text:p>
          </table:table-cell>
          <table:table-cell table:number-columns-repeated="6"/>
          <table:table-cell table:formula="of:=([.A375]-[.T$2])/16384" office:value-type="float" office:value="0.0983511117788462">
            <text:p>0.10</text:p>
          </table:table-cell>
          <table:table-cell table:formula="of:=IF(ABS(([.B375]-[.U$2])/16384) &gt; 0.1; ([.B375]-[.U$2])/16384; 0)" office:value-type="float" office:value="-0.198286007612179">
            <text:p>-0.20</text:p>
          </table:table-cell>
          <table:table-cell table:formula="of:=IF(ABS(([.C375]-[.V$2])/16384) &gt; 0.1; ([.C375]-[.V$2])/16384; 0)" office:value-type="float" office:value="-0.247987404847756">
            <text:p>-0.25</text:p>
          </table:table-cell>
          <table:table-cell/>
          <table:table-cell table:formula="of:=SQRT([.X375]*[.X375]+[.Y375]*[.Y375]+[.Z375]*[.Z375])" office:value-type="float" office:value="0.332397405173442">
            <text:p>0.3324</text:p>
          </table:table-cell>
        </table:table-row>
        <table:table-row table:style-name="ro1">
          <table:table-cell office:value-type="float" office:value="13252">
            <text:p>13252</text:p>
          </table:table-cell>
          <table:table-cell office:value-type="float" office:value="-2604">
            <text:p>-2604</text:p>
          </table:table-cell>
          <table:table-cell office:value-type="float" office:value="-3360">
            <text:p>-3360</text:p>
          </table:table-cell>
          <table:table-cell office:value-type="float" office:value="26.18">
            <text:p>26.18</text:p>
          </table:table-cell>
          <table:table-cell office:value-type="float" office:value="7717">
            <text:p>7717</text:p>
          </table:table-cell>
          <table:table-cell office:value-type="float" office:value="1228">
            <text:p>1228</text:p>
          </table:table-cell>
          <table:table-cell office:value-type="string">
            <text:p>-4113<text:tab/><text:tab/><text:tab/><text:tab/></text:p>
          </table:table-cell>
          <table:table-cell table:number-columns-repeated="2"/>
          <table:table-cell table:formula="of:=IF(ABS(([.C376]-[.$I$2])/16384) &gt; 0.1; ([.C376]-[.$I$2])/16384; 0)" office:value-type="float" office:value="0">
            <text:p>0.00</text:p>
          </table:table-cell>
          <table:table-cell table:formula="of:=[.K375]+[.J376]" office:value-type="float" office:value="-16.5053429236779">
            <text:p>-16.51</text:p>
          </table:table-cell>
          <table:table-cell table:number-columns-repeated="2"/>
          <table:table-cell table:formula="of:=([.C376]-[.$M$2])/16384" office:value-type="float" office:value="-0.0101944360977564">
            <text:p>-0.01</text:p>
          </table:table-cell>
          <table:table-cell table:formula="of:=AVERAGE([.N359:.N375])" office:value-type="float" office:value="-0.0728380482301093">
            <text:p>-0.07</text:p>
          </table:table-cell>
          <table:table-cell table:formula="of:=[.N376]-[.O376]" office:value-type="float" office:value="0.0626436121323529">
            <text:p>0.063</text:p>
          </table:table-cell>
          <table:table-cell table:formula="of:=[.Q375]+[.P376]" office:value-type="float" office:value="-0.615047679227946">
            <text:p>-0.615</text:p>
          </table:table-cell>
          <table:table-cell table:number-columns-repeated="6"/>
          <table:table-cell table:formula="of:=([.A376]-[.T$2])/16384" office:value-type="float" office:value="-0.186805138221154">
            <text:p>-0.19</text:p>
          </table:table-cell>
          <table:table-cell table:formula="of:=IF(ABS(([.B376]-[.U$2])/16384) &gt; 0.1; ([.B376]-[.U$2])/16384; 0)" office:value-type="float" office:value="0">
            <text:p>0.00</text:p>
          </table:table-cell>
          <table:table-cell table:formula="of:=IF(ABS(([.C376]-[.V$2])/16384) &gt; 0.1; ([.C376]-[.V$2])/16384; 0)" office:value-type="float" office:value="0">
            <text:p>0.00</text:p>
          </table:table-cell>
          <table:table-cell/>
          <table:table-cell table:formula="of:=SQRT([.X376]*[.X376]+[.Y376]*[.Y376]+[.Z376]*[.Z376])" office:value-type="float" office:value="0.186805138221154">
            <text:p>0.1868</text:p>
          </table:table-cell>
        </table:table-row>
        <table:table-row table:style-name="ro1">
          <table:table-cell office:value-type="float" office:value="11216">
            <text:p>11216</text:p>
          </table:table-cell>
          <table:table-cell office:value-type="float" office:value="-2532">
            <text:p>-2532</text:p>
          </table:table-cell>
          <table:table-cell office:value-type="float" office:value="-832">
            <text:p>-832</text:p>
          </table:table-cell>
          <table:table-cell office:value-type="float" office:value="26.04">
            <text:p>26.04</text:p>
          </table:table-cell>
          <table:table-cell office:value-type="float" office:value="7374">
            <text:p>7374</text:p>
          </table:table-cell>
          <table:table-cell office:value-type="float" office:value="164">
            <text:p>164</text:p>
          </table:table-cell>
          <table:table-cell office:value-type="string">
            <text:p>-633<text:tab/><text:tab/><text:tab/><text:tab/></text:p>
          </table:table-cell>
          <table:table-cell table:number-columns-repeated="2"/>
          <table:table-cell table:formula="of:=IF(ABS(([.C377]-[.$I$2])/16384) &gt; 0.1; ([.C377]-[.$I$2])/16384; 0)" office:value-type="float" office:value="0.144102438902244">
            <text:p>0.14</text:p>
          </table:table-cell>
          <table:table-cell table:formula="of:=[.K376]+[.J377]" office:value-type="float" office:value="-16.3612404847757">
            <text:p>-16.36</text:p>
          </table:table-cell>
          <table:table-cell table:number-columns-repeated="2"/>
          <table:table-cell table:formula="of:=([.C377]-[.$M$2])/16384" office:value-type="float" office:value="0.144102438902244">
            <text:p>0.14</text:p>
          </table:table-cell>
          <table:table-cell table:formula="of:=AVERAGE([.N360:.N376])" office:value-type="float" office:value="-0.0740587513551093">
            <text:p>-0.07</text:p>
          </table:table-cell>
          <table:table-cell table:formula="of:=[.N377]-[.O377]" office:value-type="float" office:value="0.218161190257353">
            <text:p>0.218</text:p>
          </table:table-cell>
          <table:table-cell table:formula="of:=[.Q376]+[.P377]" office:value-type="float" office:value="-0.396886488970593">
            <text:p>-0.397</text:p>
          </table:table-cell>
          <table:table-cell table:number-columns-repeated="6"/>
          <table:table-cell table:formula="of:=([.A377]-[.T$2])/16384" office:value-type="float" office:value="-0.311072716346154">
            <text:p>-0.31</text:p>
          </table:table-cell>
          <table:table-cell table:formula="of:=IF(ABS(([.B377]-[.U$2])/16384) &gt; 0.1; ([.B377]-[.U$2])/16384; 0)" office:value-type="float" office:value="0">
            <text:p>0.00</text:p>
          </table:table-cell>
          <table:table-cell table:formula="of:=IF(ABS(([.C377]-[.V$2])/16384) &gt; 0.1; ([.C377]-[.V$2])/16384; 0)" office:value-type="float" office:value="0.144102438902244">
            <text:p>0.14</text:p>
          </table:table-cell>
          <table:table-cell/>
          <table:table-cell table:formula="of:=SQRT([.X377]*[.X377]+[.Y377]*[.Y377]+[.Z377]*[.Z377])" office:value-type="float" office:value="0.342829035748942">
            <text:p>0.3428</text:p>
          </table:table-cell>
        </table:table-row>
        <table:table-row table:style-name="ro1">
          <table:table-cell office:value-type="float" office:value="15856">
            <text:p>15856</text:p>
          </table:table-cell>
          <table:table-cell office:value-type="float" office:value="-4208">
            <text:p>-4208</text:p>
          </table:table-cell>
          <table:table-cell office:value-type="float" office:value="-2604">
            <text:p>-2604</text:p>
          </table:table-cell>
          <table:table-cell office:value-type="float" office:value="26.13">
            <text:p>26.13</text:p>
          </table:table-cell>
          <table:table-cell office:value-type="float" office:value="5887">
            <text:p>5887</text:p>
          </table:table-cell>
          <table:table-cell office:value-type="float" office:value="-3309">
            <text:p>-3309</text:p>
          </table:table-cell>
          <table:table-cell office:value-type="string">
            <text:p>-1742<text:tab/><text:tab/><text:tab/><text:tab/></text:p>
          </table:table-cell>
          <table:table-cell table:number-columns-repeated="2"/>
          <table:table-cell table:formula="of:=IF(ABS(([.C378]-[.$I$2])/16384) &gt; 0.1; ([.C378]-[.$I$2])/16384; 0)" office:value-type="float" office:value="0">
            <text:p>0.00</text:p>
          </table:table-cell>
          <table:table-cell table:formula="of:=[.K377]+[.J378]" office:value-type="float" office:value="-16.3612404847757">
            <text:p>-16.36</text:p>
          </table:table-cell>
          <table:table-cell table:number-columns-repeated="2"/>
          <table:table-cell table:formula="of:=([.C378]-[.$M$2])/16384" office:value-type="float" office:value="0.0359481420272436">
            <text:p>0.04</text:p>
          </table:table-cell>
          <table:table-cell table:formula="of:=AVERAGE([.N361:.N377])" office:value-type="float" office:value="-0.0649968258036387">
            <text:p>-0.06</text:p>
          </table:table-cell>
          <table:table-cell table:formula="of:=[.N378]-[.O378]" office:value-type="float" office:value="0.100944967830882">
            <text:p>0.101</text:p>
          </table:table-cell>
          <table:table-cell table:formula="of:=[.Q377]+[.P378]" office:value-type="float" office:value="-0.29594152113971">
            <text:p>-0.296</text:p>
          </table:table-cell>
          <table:table-cell table:number-columns-repeated="6"/>
          <table:table-cell table:formula="of:=([.A378]-[.T$2])/16384" office:value-type="float" office:value="-0.0278695913461539">
            <text:p>-0.03</text:p>
          </table:table-cell>
          <table:table-cell table:formula="of:=IF(ABS(([.B378]-[.U$2])/16384) &gt; 0.1; ([.B378]-[.U$2])/16384; 0)" office:value-type="float" office:value="-0.159955929487179">
            <text:p>-0.16</text:p>
          </table:table-cell>
          <table:table-cell table:formula="of:=IF(ABS(([.C378]-[.V$2])/16384) &gt; 0.1; ([.C378]-[.V$2])/16384; 0)" office:value-type="float" office:value="0">
            <text:p>0.00</text:p>
          </table:table-cell>
          <table:table-cell/>
          <table:table-cell table:formula="of:=SQRT([.X378]*[.X378]+[.Y378]*[.Y378]+[.Z378]*[.Z378])" office:value-type="float" office:value="0.162365678331072">
            <text:p>0.1624</text:p>
          </table:table-cell>
        </table:table-row>
        <table:table-row table:style-name="ro1">
          <table:table-cell office:value-type="float" office:value="20540">
            <text:p>20540</text:p>
          </table:table-cell>
          <table:table-cell office:value-type="float" office:value="-3556">
            <text:p>-3556</text:p>
          </table:table-cell>
          <table:table-cell office:value-type="float" office:value="-5024">
            <text:p>-5024</text:p>
          </table:table-cell>
          <table:table-cell office:value-type="float" office:value="26.13">
            <text:p>26.13</text:p>
          </table:table-cell>
          <table:table-cell office:value-type="float" office:value="6078">
            <text:p>6078</text:p>
          </table:table-cell>
          <table:table-cell office:value-type="float" office:value="-2163">
            <text:p>-2163</text:p>
          </table:table-cell>
          <table:table-cell office:value-type="string">
            <text:p>-3906<text:tab/><text:tab/><text:tab/><text:tab/></text:p>
          </table:table-cell>
          <table:table-cell table:number-columns-repeated="2"/>
          <table:table-cell table:formula="of:=IF(ABS(([.C379]-[.$I$2])/16384) &gt; 0.1; ([.C379]-[.$I$2])/16384; 0)" office:value-type="float" office:value="-0.111756936097756">
            <text:p>-0.11</text:p>
          </table:table-cell>
          <table:table-cell table:formula="of:=[.K378]+[.J379]" office:value-type="float" office:value="-16.4729974208734">
            <text:p>-16.47</text:p>
          </table:table-cell>
          <table:table-cell table:number-columns-repeated="2"/>
          <table:table-cell table:formula="of:=([.C379]-[.$M$2])/16384" office:value-type="float" office:value="-0.111756936097756">
            <text:p>-0.11</text:p>
          </table:table-cell>
          <table:table-cell table:formula="of:=AVERAGE([.N362:.N378])" office:value-type="float" office:value="-0.0610618533771682">
            <text:p>-0.06</text:p>
          </table:table-cell>
          <table:table-cell table:formula="of:=[.N379]-[.O379]" office:value-type="float" office:value="-0.0506950827205883">
            <text:p>-0.051</text:p>
          </table:table-cell>
          <table:table-cell table:formula="of:=[.Q378]+[.P379]" office:value-type="float" office:value="-0.346636603860298">
            <text:p>-0.347</text:p>
          </table:table-cell>
          <table:table-cell table:number-columns-repeated="6"/>
          <table:table-cell table:formula="of:=([.A379]-[.T$2])/16384" office:value-type="float" office:value="0.258019080528846">
            <text:p>0.26</text:p>
          </table:table-cell>
          <table:table-cell table:formula="of:=IF(ABS(([.B379]-[.U$2])/16384) &gt; 0.1; ([.B379]-[.U$2])/16384; 0)" office:value-type="float" office:value="-0.120161007612179">
            <text:p>-0.12</text:p>
          </table:table-cell>
          <table:table-cell table:formula="of:=IF(ABS(([.C379]-[.V$2])/16384) &gt; 0.1; ([.C379]-[.V$2])/16384; 0)" office:value-type="float" office:value="-0.111756936097756">
            <text:p>-0.11</text:p>
          </table:table-cell>
          <table:table-cell/>
          <table:table-cell table:formula="of:=SQRT([.X379]*[.X379]+[.Y379]*[.Y379]+[.Z379]*[.Z379])" office:value-type="float" office:value="0.30578117409887">
            <text:p>0.3058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1668">
            <text:p>-1668</text:p>
          </table:table-cell>
          <table:table-cell office:value-type="float" office:value="-7124">
            <text:p>-7124</text:p>
          </table:table-cell>
          <table:table-cell office:value-type="float" office:value="26.13">
            <text:p>26.13</text:p>
          </table:table-cell>
          <table:table-cell office:value-type="float" office:value="5267">
            <text:p>5267</text:p>
          </table:table-cell>
          <table:table-cell office:value-type="float" office:value="3808">
            <text:p>3808</text:p>
          </table:table-cell>
          <table:table-cell office:value-type="string">
            <text:p>-1405<text:tab/><text:tab/><text:tab/><text:tab/></text:p>
          </table:table-cell>
          <table:table-cell table:number-columns-repeated="2"/>
          <table:table-cell table:formula="of:=IF(ABS(([.C380]-[.$I$2])/16384) &gt; 0.1; ([.C380]-[.$I$2])/16384; 0)" office:value-type="float" office:value="-0.239930764222756">
            <text:p>-0.24</text:p>
          </table:table-cell>
          <table:table-cell table:formula="of:=[.K379]+[.J380]" office:value-type="float" office:value="-16.7129281850962">
            <text:p>-16.71</text:p>
          </table:table-cell>
          <table:table-cell table:number-columns-repeated="2"/>
          <table:table-cell table:formula="of:=([.C380]-[.$M$2])/16384" office:value-type="float" office:value="-0.239930764222756">
            <text:p>-0.24</text:p>
          </table:table-cell>
          <table:table-cell table:formula="of:=AVERAGE([.N363:.N379])" office:value-type="float" office:value="-0.0593672302154035">
            <text:p>-0.06</text:p>
          </table:table-cell>
          <table:table-cell table:formula="of:=[.N380]-[.O380]" office:value-type="float" office:value="-0.180563534007353">
            <text:p>-0.181</text:p>
          </table:table-cell>
          <table:table-cell table:formula="of:=[.Q379]+[.P380]" office:value-type="float" office:value="-0.527200137867651">
            <text:p>-0.527</text:p>
          </table:table-cell>
          <table:table-cell table:number-columns-repeated="6"/>
          <table:table-cell table:formula="of:=([.A380]-[.T$2])/16384" office:value-type="float" office:value="-0.0339731069711539">
            <text:p>-0.03</text:p>
          </table:table-cell>
          <table:table-cell table:formula="of:=IF(ABS(([.B380]-[.U$2])/16384) &gt; 0.1; ([.B380]-[.U$2])/16384; 0)" office:value-type="float" office:value="0">
            <text:p>0.00</text:p>
          </table:table-cell>
          <table:table-cell table:formula="of:=IF(ABS(([.C380]-[.V$2])/16384) &gt; 0.1; ([.C380]-[.V$2])/16384; 0)" office:value-type="float" office:value="-0.239930764222756">
            <text:p>-0.24</text:p>
          </table:table-cell>
          <table:table-cell/>
          <table:table-cell table:formula="of:=SQRT([.X380]*[.X380]+[.Y380]*[.Y380]+[.Z380]*[.Z380])" office:value-type="float" office:value="0.242324046718004">
            <text:p>0.2423</text:p>
          </table:table-cell>
        </table:table-row>
        <table:table-row table:style-name="ro1">
          <table:table-cell office:value-type="float" office:value="16984">
            <text:p>16984</text:p>
          </table:table-cell>
          <table:table-cell office:value-type="float" office:value="-36">
            <text:p>-36</text:p>
          </table:table-cell>
          <table:table-cell office:value-type="float" office:value="-7036">
            <text:p>-7036</text:p>
          </table:table-cell>
          <table:table-cell office:value-type="float" office:value="26.08">
            <text:p>26.08</text:p>
          </table:table-cell>
          <table:table-cell office:value-type="float" office:value="4015">
            <text:p>4015</text:p>
          </table:table-cell>
          <table:table-cell office:value-type="float" office:value="-2334">
            <text:p>-2334</text:p>
          </table:table-cell>
          <table:table-cell office:value-type="string">
            <text:p>-578<text:tab/><text:tab/><text:tab/><text:tab/></text:p>
          </table:table-cell>
          <table:table-cell table:number-columns-repeated="2"/>
          <table:table-cell table:formula="of:=IF(ABS(([.C381]-[.$I$2])/16384) &gt; 0.1; ([.C381]-[.$I$2])/16384; 0)" office:value-type="float" office:value="-0.234559670472756">
            <text:p>-0.23</text:p>
          </table:table-cell>
          <table:table-cell table:formula="of:=[.K380]+[.J381]" office:value-type="float" office:value="-16.9474878555689">
            <text:p>-16.95</text:p>
          </table:table-cell>
          <table:table-cell table:number-columns-repeated="2"/>
          <table:table-cell table:formula="of:=([.C381]-[.$M$2])/16384" office:value-type="float" office:value="-0.234559670472756">
            <text:p>-0.23</text:p>
          </table:table-cell>
          <table:table-cell table:formula="of:=AVERAGE([.N364:.N380])" office:value-type="float" office:value="-0.0617511916124623">
            <text:p>-0.06</text:p>
          </table:table-cell>
          <table:table-cell table:formula="of:=[.N381]-[.O381]" office:value-type="float" office:value="-0.172808478860294">
            <text:p>-0.173</text:p>
          </table:table-cell>
          <table:table-cell table:formula="of:=[.Q380]+[.P381]" office:value-type="float" office:value="-0.700008616727946">
            <text:p>-0.700</text:p>
          </table:table-cell>
          <table:table-cell table:number-columns-repeated="6"/>
          <table:table-cell table:formula="of:=([.A381]-[.T$2])/16384" office:value-type="float" office:value="0.0409780649038461">
            <text:p>0.04</text:p>
          </table:table-cell>
          <table:table-cell table:formula="of:=IF(ABS(([.B381]-[.U$2])/16384) &gt; 0.1; ([.B381]-[.U$2])/16384; 0)" office:value-type="float" office:value="0">
            <text:p>0.00</text:p>
          </table:table-cell>
          <table:table-cell table:formula="of:=IF(ABS(([.C381]-[.V$2])/16384) &gt; 0.1; ([.C381]-[.V$2])/16384; 0)" office:value-type="float" office:value="-0.234559670472756">
            <text:p>-0.23</text:p>
          </table:table-cell>
          <table:table-cell/>
          <table:table-cell table:formula="of:=SQRT([.X381]*[.X381]+[.Y381]*[.Y381]+[.Z381]*[.Z381])" office:value-type="float" office:value="0.238112244152945">
            <text:p>0.2381</text:p>
          </table:table-cell>
        </table:table-row>
        <table:table-row table:style-name="ro1">
          <table:table-cell office:value-type="float" office:value="12184">
            <text:p>12184</text:p>
          </table:table-cell>
          <table:table-cell office:value-type="float" office:value="-1436">
            <text:p>-1436</text:p>
          </table:table-cell>
          <table:table-cell office:value-type="float" office:value="-2840">
            <text:p>-2840</text:p>
          </table:table-cell>
          <table:table-cell office:value-type="float" office:value="26.13">
            <text:p>26.13</text:p>
          </table:table-cell>
          <table:table-cell office:value-type="float" office:value="4400">
            <text:p>4400</text:p>
          </table:table-cell>
          <table:table-cell office:value-type="float" office:value="3700">
            <text:p>3700</text:p>
          </table:table-cell>
          <table:table-cell office:value-type="string">
            <text:p>603<text:tab/><text:tab/><text:tab/><text:tab/></text:p>
          </table:table-cell>
          <table:table-cell table:number-columns-repeated="2"/>
          <table:table-cell table:formula="of:=IF(ABS(([.C382]-[.$I$2])/16384) &gt; 0.1; ([.C382]-[.$I$2])/16384; 0)" office:value-type="float" office:value="0">
            <text:p>0.00</text:p>
          </table:table-cell>
          <table:table-cell table:formula="of:=[.K381]+[.J382]" office:value-type="float" office:value="-16.9474878555689">
            <text:p>-16.95</text:p>
          </table:table-cell>
          <table:table-cell table:number-columns-repeated="2"/>
          <table:table-cell table:formula="of:=([.C382]-[.$M$2])/16384" office:value-type="float" office:value="0.0215438451522436">
            <text:p>0.02</text:p>
          </table:table-cell>
          <table:table-cell table:formula="of:=AVERAGE([.N365:.N381])" office:value-type="float" office:value="-0.0715599002521682">
            <text:p>-0.07</text:p>
          </table:table-cell>
          <table:table-cell table:formula="of:=[.N382]-[.O382]" office:value-type="float" office:value="0.0931037454044118">
            <text:p>0.093</text:p>
          </table:table-cell>
          <table:table-cell table:formula="of:=[.Q381]+[.P382]" office:value-type="float" office:value="-0.606904871323534">
            <text:p>-0.607</text:p>
          </table:table-cell>
          <table:table-cell table:number-columns-repeated="6"/>
          <table:table-cell table:formula="of:=([.A382]-[.T$2])/16384" office:value-type="float" office:value="-0.251990685096154">
            <text:p>-0.25</text:p>
          </table:table-cell>
          <table:table-cell table:formula="of:=IF(ABS(([.B382]-[.U$2])/16384) &gt; 0.1; ([.B382]-[.U$2])/16384; 0)" office:value-type="float" office:value="0">
            <text:p>0.00</text:p>
          </table:table-cell>
          <table:table-cell table:formula="of:=IF(ABS(([.C382]-[.V$2])/16384) &gt; 0.1; ([.C382]-[.V$2])/16384; 0)" office:value-type="float" office:value="0">
            <text:p>0.00</text:p>
          </table:table-cell>
          <table:table-cell/>
          <table:table-cell table:formula="of:=SQRT([.X382]*[.X382]+[.Y382]*[.Y382]+[.Z382]*[.Z382])" office:value-type="float" office:value="0.251990685096154">
            <text:p>0.2520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office:value-type="float" office:value="-2580">
            <text:p>-2580</text:p>
          </table:table-cell>
          <table:table-cell office:value-type="float" office:value="-3008">
            <text:p>-3008</text:p>
          </table:table-cell>
          <table:table-cell office:value-type="float" office:value="26.18">
            <text:p>26.18</text:p>
          </table:table-cell>
          <table:table-cell office:value-type="float" office:value="6488">
            <text:p>6488</text:p>
          </table:table-cell>
          <table:table-cell office:value-type="float" office:value="-3349">
            <text:p>-3349</text:p>
          </table:table-cell>
          <table:table-cell office:value-type="string">
            <text:p>359<text:tab/><text:tab/><text:tab/><text:tab/></text:p>
          </table:table-cell>
          <table:table-cell table:number-columns-repeated="2"/>
          <table:table-cell table:formula="of:=IF(ABS(([.C383]-[.$I$2])/16384) &gt; 0.1; ([.C383]-[.$I$2])/16384; 0)" office:value-type="float" office:value="0">
            <text:p>0.00</text:p>
          </table:table-cell>
          <table:table-cell table:formula="of:=[.K382]+[.J383]" office:value-type="float" office:value="-16.9474878555689">
            <text:p>-16.95</text:p>
          </table:table-cell>
          <table:table-cell table:number-columns-repeated="2"/>
          <table:table-cell table:formula="of:=([.C383]-[.$M$2])/16384" office:value-type="float" office:value="0.0112899389022436">
            <text:p>0.01</text:p>
          </table:table-cell>
          <table:table-cell table:formula="of:=AVERAGE([.N366:.N382])" office:value-type="float" office:value="-0.0758682642227564">
            <text:p>-0.08</text:p>
          </table:table-cell>
          <table:table-cell table:formula="of:=[.N383]-[.O383]" office:value-type="float" office:value="0.087158203125">
            <text:p>0.087</text:p>
          </table:table-cell>
          <table:table-cell table:formula="of:=[.Q382]+[.P383]" office:value-type="float" office:value="-0.519746668198534">
            <text:p>-0.520</text:p>
          </table:table-cell>
          <table:table-cell table:number-columns-repeated="6"/>
          <table:table-cell table:formula="of:=([.A383]-[.T$2])/16384" office:value-type="float" office:value="-0.128943810096154">
            <text:p>-0.13</text:p>
          </table:table-cell>
          <table:table-cell table:formula="of:=IF(ABS(([.B383]-[.U$2])/16384) &gt; 0.1; ([.B383]-[.U$2])/16384; 0)" office:value-type="float" office:value="0">
            <text:p>0.00</text:p>
          </table:table-cell>
          <table:table-cell table:formula="of:=IF(ABS(([.C383]-[.V$2])/16384) &gt; 0.1; ([.C383]-[.V$2])/16384; 0)" office:value-type="float" office:value="0">
            <text:p>0.00</text:p>
          </table:table-cell>
          <table:table-cell/>
          <table:table-cell table:formula="of:=SQRT([.X383]*[.X383]+[.Y383]*[.Y383]+[.Z383]*[.Z383])" office:value-type="float" office:value="0.128943810096154">
            <text:p>0.1289</text:p>
          </table:table-cell>
        </table:table-row>
        <table:table-row table:style-name="ro1">
          <table:table-cell office:value-type="float" office:value="16680">
            <text:p>16680</text:p>
          </table:table-cell>
          <table:table-cell office:value-type="float" office:value="-2564">
            <text:p>-2564</text:p>
          </table:table-cell>
          <table:table-cell office:value-type="float" office:value="-3836">
            <text:p>-3836</text:p>
          </table:table-cell>
          <table:table-cell office:value-type="float" office:value="26.13">
            <text:p>26.13</text:p>
          </table:table-cell>
          <table:table-cell office:value-type="float" office:value="6202">
            <text:p>6202</text:p>
          </table:table-cell>
          <table:table-cell office:value-type="float" office:value="-1711">
            <text:p>-1711</text:p>
          </table:table-cell>
          <table:table-cell office:value-type="string">
            <text:p>-1991<text:tab/><text:tab/><text:tab/><text:tab/></text:p>
          </table:table-cell>
          <table:table-cell table:number-columns-repeated="2"/>
          <table:table-cell table:formula="of:=IF(ABS(([.C384]-[.$I$2])/16384) &gt; 0.1; ([.C384]-[.$I$2])/16384; 0)" office:value-type="float" office:value="0">
            <text:p>0.00</text:p>
          </table:table-cell>
          <table:table-cell table:formula="of:=[.K383]+[.J384]" office:value-type="float" office:value="-16.9474878555689">
            <text:p>-16.95</text:p>
          </table:table-cell>
          <table:table-cell table:number-columns-repeated="2"/>
          <table:table-cell table:formula="of:=([.C384]-[.$M$2])/16384" office:value-type="float" office:value="-0.0392471704727564">
            <text:p>-0.04</text:p>
          </table:table-cell>
          <table:table-cell table:formula="of:=AVERAGE([.N367:.N383])" office:value-type="float" office:value="-0.0764570739654035">
            <text:p>-0.08</text:p>
          </table:table-cell>
          <table:table-cell table:formula="of:=[.N384]-[.O384]" office:value-type="float" office:value="0.0372099034926471">
            <text:p>0.037</text:p>
          </table:table-cell>
          <table:table-cell table:formula="of:=[.Q383]+[.P384]" office:value-type="float" office:value="-0.482536764705887">
            <text:p>-0.483</text:p>
          </table:table-cell>
          <table:table-cell table:number-columns-repeated="6"/>
          <table:table-cell table:formula="of:=([.A384]-[.T$2])/16384" office:value-type="float" office:value="0.0224233774038461">
            <text:p>0.02</text:p>
          </table:table-cell>
          <table:table-cell table:formula="of:=IF(ABS(([.B384]-[.U$2])/16384) &gt; 0.1; ([.B384]-[.U$2])/16384; 0)" office:value-type="float" office:value="0">
            <text:p>0.00</text:p>
          </table:table-cell>
          <table:table-cell table:formula="of:=IF(ABS(([.C384]-[.V$2])/16384) &gt; 0.1; ([.C384]-[.V$2])/16384; 0)" office:value-type="float" office:value="0">
            <text:p>0.00</text:p>
          </table:table-cell>
          <table:table-cell/>
          <table:table-cell table:formula="of:=SQRT([.X384]*[.X384]+[.Y384]*[.Y384]+[.Z384]*[.Z384])" office:value-type="float" office:value="0.0224233774038461">
            <text:p>0.0224</text:p>
          </table:table-cell>
        </table:table-row>
        <table:table-row table:style-name="ro1">
          <table:table-cell office:value-type="float" office:value="19704">
            <text:p>19704</text:p>
          </table:table-cell>
          <table:table-cell office:value-type="float" office:value="-1844">
            <text:p>-1844</text:p>
          </table:table-cell>
          <table:table-cell office:value-type="float" office:value="-5016">
            <text:p>-5016</text:p>
          </table:table-cell>
          <table:table-cell office:value-type="float" office:value="26.04">
            <text:p>26.04</text:p>
          </table:table-cell>
          <table:table-cell office:value-type="float" office:value="7135">
            <text:p>7135</text:p>
          </table:table-cell>
          <table:table-cell office:value-type="float" office:value="822">
            <text:p>822</text:p>
          </table:table-cell>
          <table:table-cell office:value-type="string">
            <text:p>-1793<text:tab/><text:tab/><text:tab/><text:tab/></text:p>
          </table:table-cell>
          <table:table-cell table:number-columns-repeated="2"/>
          <table:table-cell table:formula="of:=IF(ABS(([.C385]-[.$I$2])/16384) &gt; 0.1; ([.C385]-[.$I$2])/16384; 0)" office:value-type="float" office:value="-0.111268654847756">
            <text:p>-0.11</text:p>
          </table:table-cell>
          <table:table-cell table:formula="of:=[.K384]+[.J385]" office:value-type="float" office:value="-17.0587565104167">
            <text:p>-17.06</text:p>
          </table:table-cell>
          <table:table-cell table:number-columns-repeated="2"/>
          <table:table-cell table:formula="of:=([.C385]-[.$M$2])/16384" office:value-type="float" office:value="-0.111268654847756">
            <text:p>-0.11</text:p>
          </table:table-cell>
          <table:table-cell table:formula="of:=AVERAGE([.N368:.N384])" office:value-type="float" office:value="-0.0762991006198152">
            <text:p>-0.08</text:p>
          </table:table-cell>
          <table:table-cell table:formula="of:=[.N385]-[.O385]" office:value-type="float" office:value="-0.0349695542279412">
            <text:p>-0.035</text:p>
          </table:table-cell>
          <table:table-cell table:formula="of:=[.Q384]+[.P385]" office:value-type="float" office:value="-0.517506318933828">
            <text:p>-0.518</text:p>
          </table:table-cell>
          <table:table-cell table:number-columns-repeated="6"/>
          <table:table-cell table:formula="of:=([.A385]-[.T$2])/16384" office:value-type="float" office:value="0.206993689903846">
            <text:p>0.21</text:p>
          </table:table-cell>
          <table:table-cell table:formula="of:=IF(ABS(([.B385]-[.U$2])/16384) &gt; 0.1; ([.B385]-[.U$2])/16384; 0)" office:value-type="float" office:value="0">
            <text:p>0.00</text:p>
          </table:table-cell>
          <table:table-cell table:formula="of:=IF(ABS(([.C385]-[.V$2])/16384) &gt; 0.1; ([.C385]-[.V$2])/16384; 0)" office:value-type="float" office:value="-0.111268654847756">
            <text:p>-0.11</text:p>
          </table:table-cell>
          <table:table-cell/>
          <table:table-cell table:formula="of:=SQRT([.X385]*[.X385]+[.Y385]*[.Y385]+[.Z385]*[.Z385])" office:value-type="float" office:value="0.235004470620537">
            <text:p>0.2350</text:p>
          </table:table-cell>
        </table:table-row>
        <table:table-row table:style-name="ro1">
          <table:table-cell office:value-type="float" office:value="16836">
            <text:p>16836</text:p>
          </table:table-cell>
          <table:table-cell office:value-type="float" office:value="-4140">
            <text:p>-4140</text:p>
          </table:table-cell>
          <table:table-cell office:value-type="float" office:value="-6200">
            <text:p>-6200</text:p>
          </table:table-cell>
          <table:table-cell office:value-type="float" office:value="26.13">
            <text:p>26.13</text:p>
          </table:table-cell>
          <table:table-cell office:value-type="float" office:value="9153">
            <text:p>9153</text:p>
          </table:table-cell>
          <table:table-cell office:value-type="float" office:value="2421">
            <text:p>2421</text:p>
          </table:table-cell>
          <table:table-cell office:value-type="string">
            <text:p>-455<text:tab/><text:tab/><text:tab/><text:tab/></text:p>
          </table:table-cell>
          <table:table-cell table:number-columns-repeated="2"/>
          <table:table-cell table:formula="of:=IF(ABS(([.C386]-[.$I$2])/16384) &gt; 0.1; ([.C386]-[.$I$2])/16384; 0)" office:value-type="float" office:value="-0.183534279847756">
            <text:p>-0.18</text:p>
          </table:table-cell>
          <table:table-cell table:formula="of:=[.K385]+[.J386]" office:value-type="float" office:value="-17.2422907902644">
            <text:p>-17.24</text:p>
          </table:table-cell>
          <table:table-cell table:number-columns-repeated="2"/>
          <table:table-cell table:formula="of:=([.C386]-[.$M$2])/16384" office:value-type="float" office:value="-0.183534279847756">
            <text:p>-0.18</text:p>
          </table:table-cell>
          <table:table-cell table:formula="of:=AVERAGE([.N369:.N385])" office:value-type="float" office:value="-0.0734124967595211">
            <text:p>-0.07</text:p>
          </table:table-cell>
          <table:table-cell table:formula="of:=[.N386]-[.O386]" office:value-type="float" office:value="-0.110121783088235">
            <text:p>-0.110</text:p>
          </table:table-cell>
          <table:table-cell table:formula="of:=[.Q385]+[.P386]" office:value-type="float" office:value="-0.627628102022063">
            <text:p>-0.628</text:p>
          </table:table-cell>
          <table:table-cell table:number-columns-repeated="6"/>
          <table:table-cell table:formula="of:=([.A386]-[.T$2])/16384" office:value-type="float" office:value="0.0319448617788461">
            <text:p>0.03</text:p>
          </table:table-cell>
          <table:table-cell table:formula="of:=IF(ABS(([.B386]-[.U$2])/16384) &gt; 0.1; ([.B386]-[.U$2])/16384; 0)" office:value-type="float" office:value="-0.155805538862179">
            <text:p>-0.16</text:p>
          </table:table-cell>
          <table:table-cell table:formula="of:=IF(ABS(([.C386]-[.V$2])/16384) &gt; 0.1; ([.C386]-[.V$2])/16384; 0)" office:value-type="float" office:value="-0.183534279847756">
            <text:p>-0.18</text:p>
          </table:table-cell>
          <table:table-cell/>
          <table:table-cell table:formula="of:=SQRT([.X386]*[.X386]+[.Y386]*[.Y386]+[.Z386]*[.Z386])" office:value-type="float" office:value="0.242859366740174">
            <text:p>0.2429</text:p>
          </table:table-cell>
        </table:table-row>
        <table:table-row table:style-name="ro1">
          <table:table-cell office:value-type="float" office:value="16208">
            <text:p>16208</text:p>
          </table:table-cell>
          <table:table-cell office:value-type="float" office:value="-4188">
            <text:p>-4188</text:p>
          </table:table-cell>
          <table:table-cell office:value-type="float" office:value="-6292">
            <text:p>-6292</text:p>
          </table:table-cell>
          <table:table-cell office:value-type="float" office:value="26.13">
            <text:p>26.13</text:p>
          </table:table-cell>
          <table:table-cell office:value-type="float" office:value="12054">
            <text:p>12054</text:p>
          </table:table-cell>
          <table:table-cell office:value-type="float" office:value="-4705">
            <text:p>-4705</text:p>
          </table:table-cell>
          <table:table-cell office:value-type="string">
            <text:p>-2947<text:tab/><text:tab/><text:tab/><text:tab/></text:p>
          </table:table-cell>
          <table:table-cell table:number-columns-repeated="2"/>
          <table:table-cell table:formula="of:=IF(ABS(([.C387]-[.$I$2])/16384) &gt; 0.1; ([.C387]-[.$I$2])/16384; 0)" office:value-type="float" office:value="-0.189149514222756">
            <text:p>-0.19</text:p>
          </table:table-cell>
          <table:table-cell table:formula="of:=[.K386]+[.J387]" office:value-type="float" office:value="-17.4314403044872">
            <text:p>-17.43</text:p>
          </table:table-cell>
          <table:table-cell table:number-columns-repeated="2"/>
          <table:table-cell table:formula="of:=([.C387]-[.$M$2])/16384" office:value-type="float" office:value="-0.189149514222756">
            <text:p>-0.19</text:p>
          </table:table-cell>
          <table:table-cell table:formula="of:=AVERAGE([.N370:.N386])" office:value-type="float" office:value="-0.072823687016874">
            <text:p>-0.07</text:p>
          </table:table-cell>
          <table:table-cell table:formula="of:=[.N387]-[.O387]" office:value-type="float" office:value="-0.116325827205882">
            <text:p>-0.116</text:p>
          </table:table-cell>
          <table:table-cell table:formula="of:=[.Q386]+[.P387]" office:value-type="float" office:value="-0.743953929227946">
            <text:p>-0.744</text:p>
          </table:table-cell>
          <table:table-cell table:number-columns-repeated="6"/>
          <table:table-cell table:formula="of:=([.A387]-[.T$2])/16384" office:value-type="float" office:value="-0.00638521634615386">
            <text:p>-0.01</text:p>
          </table:table-cell>
          <table:table-cell table:formula="of:=IF(ABS(([.B387]-[.U$2])/16384) &gt; 0.1; ([.B387]-[.U$2])/16384; 0)" office:value-type="float" office:value="-0.158735226362179">
            <text:p>-0.16</text:p>
          </table:table-cell>
          <table:table-cell table:formula="of:=IF(ABS(([.C387]-[.V$2])/16384) &gt; 0.1; ([.C387]-[.V$2])/16384; 0)" office:value-type="float" office:value="-0.189149514222756">
            <text:p>-0.19</text:p>
          </table:table-cell>
          <table:table-cell/>
          <table:table-cell table:formula="of:=SQRT([.X387]*[.X387]+[.Y387]*[.Y387]+[.Z387]*[.Z387])" office:value-type="float" office:value="0.247012513461857">
            <text:p>0.2470</text:p>
          </table:table-cell>
        </table:table-row>
        <table:table-row table:style-name="ro1">
          <table:table-cell office:value-type="float" office:value="14072">
            <text:p>14072</text:p>
          </table:table-cell>
          <table:table-cell office:value-type="float" office:value="-3000">
            <text:p>-3000</text:p>
          </table:table-cell>
          <table:table-cell office:value-type="float" office:value="-4092">
            <text:p>-4092</text:p>
          </table:table-cell>
          <table:table-cell office:value-type="float" office:value="25.99">
            <text:p>25.99</text:p>
          </table:table-cell>
          <table:table-cell office:value-type="float" office:value="9697">
            <text:p>9697</text:p>
          </table:table-cell>
          <table:table-cell office:value-type="float" office:value="1053">
            <text:p>1053</text:p>
          </table:table-cell>
          <table:table-cell office:value-type="string">
            <text:p>-3689<text:tab/><text:tab/><text:tab/><text:tab/></text:p>
          </table:table-cell>
          <table:table-cell table:number-columns-repeated="2"/>
          <table:table-cell table:formula="of:=IF(ABS(([.C388]-[.$I$2])/16384) &gt; 0.1; ([.C388]-[.$I$2])/16384; 0)" office:value-type="float" office:value="0">
            <text:p>0.00</text:p>
          </table:table-cell>
          <table:table-cell table:formula="of:=[.K387]+[.J388]" office:value-type="float" office:value="-17.4314403044872">
            <text:p>-17.43</text:p>
          </table:table-cell>
          <table:table-cell table:number-columns-repeated="2"/>
          <table:table-cell table:formula="of:=([.C388]-[.$M$2])/16384" office:value-type="float" office:value="-0.0548721704727564">
            <text:p>-0.05</text:p>
          </table:table-cell>
          <table:table-cell table:formula="of:=AVERAGE([.N371:.N387])" office:value-type="float" office:value="-0.0797745142227564">
            <text:p>-0.08</text:p>
          </table:table-cell>
          <table:table-cell table:formula="of:=[.N388]-[.O388]" office:value-type="float" office:value="0.02490234375">
            <text:p>0.025</text:p>
          </table:table-cell>
          <table:table-cell table:formula="of:=[.Q387]+[.P388]" office:value-type="float" office:value="-0.719051585477946">
            <text:p>-0.719</text:p>
          </table:table-cell>
          <table:table-cell table:number-columns-repeated="6"/>
          <table:table-cell table:formula="of:=([.A388]-[.T$2])/16384" office:value-type="float" office:value="-0.136756310096154">
            <text:p>-0.14</text:p>
          </table:table-cell>
          <table:table-cell table:formula="of:=IF(ABS(([.B388]-[.U$2])/16384) &gt; 0.1; ([.B388]-[.U$2])/16384; 0)" office:value-type="float" office:value="0">
            <text:p>0.00</text:p>
          </table:table-cell>
          <table:table-cell table:formula="of:=IF(ABS(([.C388]-[.V$2])/16384) &gt; 0.1; ([.C388]-[.V$2])/16384; 0)" office:value-type="float" office:value="0">
            <text:p>0.00</text:p>
          </table:table-cell>
          <table:table-cell/>
          <table:table-cell table:formula="of:=SQRT([.X388]*[.X388]+[.Y388]*[.Y388]+[.Z388]*[.Z388])" office:value-type="float" office:value="0.136756310096154">
            <text:p>0.1368</text:p>
          </table:table-cell>
        </table:table-row>
        <table:table-row table:style-name="ro1">
          <table:table-cell office:value-type="float" office:value="11212">
            <text:p>11212</text:p>
          </table:table-cell>
          <table:table-cell office:value-type="float" office:value="-2504">
            <text:p>-2504</text:p>
          </table:table-cell>
          <table:table-cell office:value-type="float" office:value="-1272">
            <text:p>-1272</text:p>
          </table:table-cell>
          <table:table-cell office:value-type="float" office:value="26.04">
            <text:p>26.04</text:p>
          </table:table-cell>
          <table:table-cell office:value-type="float" office:value="8167">
            <text:p>8167</text:p>
          </table:table-cell>
          <table:table-cell office:value-type="float" office:value="-443">
            <text:p>-443</text:p>
          </table:table-cell>
          <table:table-cell office:value-type="string">
            <text:p>-1063<text:tab/><text:tab/><text:tab/><text:tab/></text:p>
          </table:table-cell>
          <table:table-cell table:number-columns-repeated="2"/>
          <table:table-cell table:formula="of:=IF(ABS(([.C389]-[.$I$2])/16384) &gt; 0.1; ([.C389]-[.$I$2])/16384; 0)" office:value-type="float" office:value="0.117246970152244">
            <text:p>0.12</text:p>
          </table:table-cell>
          <table:table-cell table:formula="of:=[.K388]+[.J389]" office:value-type="float" office:value="-17.314193334335">
            <text:p>-17.31</text:p>
          </table:table-cell>
          <table:table-cell table:number-columns-repeated="2"/>
          <table:table-cell table:formula="of:=([.C389]-[.$M$2])/16384" office:value-type="float" office:value="0.117246970152244">
            <text:p>0.12</text:p>
          </table:table-cell>
          <table:table-cell table:formula="of:=AVERAGE([.N372:.N388])" office:value-type="float" office:value="-0.0875008469433446">
            <text:p>-0.09</text:p>
          </table:table-cell>
          <table:table-cell table:formula="of:=[.N389]-[.O389]" office:value-type="float" office:value="0.204747817095588">
            <text:p>0.205</text:p>
          </table:table-cell>
          <table:table-cell table:formula="of:=[.Q388]+[.P389]" office:value-type="float" office:value="-0.514303768382357">
            <text:p>-0.514</text:p>
          </table:table-cell>
          <table:table-cell table:number-columns-repeated="6"/>
          <table:table-cell table:formula="of:=([.A389]-[.T$2])/16384" office:value-type="float" office:value="-0.311316856971154">
            <text:p>-0.31</text:p>
          </table:table-cell>
          <table:table-cell table:formula="of:=IF(ABS(([.B389]-[.U$2])/16384) &gt; 0.1; ([.B389]-[.U$2])/16384; 0)" office:value-type="float" office:value="0">
            <text:p>0.00</text:p>
          </table:table-cell>
          <table:table-cell table:formula="of:=IF(ABS(([.C389]-[.V$2])/16384) &gt; 0.1; ([.C389]-[.V$2])/16384; 0)" office:value-type="float" office:value="0.117246970152244">
            <text:p>0.12</text:p>
          </table:table-cell>
          <table:table-cell/>
          <table:table-cell table:formula="of:=SQRT([.X389]*[.X389]+[.Y389]*[.Y389]+[.Z389]*[.Z389])" office:value-type="float" office:value="0.332663549918351">
            <text:p>0.3327</text:p>
          </table:table-cell>
        </table:table-row>
        <table:table-row table:style-name="ro1">
          <table:table-cell office:value-type="float" office:value="16332">
            <text:p>16332</text:p>
          </table:table-cell>
          <table:table-cell office:value-type="float" office:value="-3524">
            <text:p>-3524</text:p>
          </table:table-cell>
          <table:table-cell office:value-type="float" office:value="-2976">
            <text:p>-2976</text:p>
          </table:table-cell>
          <table:table-cell office:value-type="float" office:value="26.04">
            <text:p>26.04</text:p>
          </table:table-cell>
          <table:table-cell office:value-type="float" office:value="6627">
            <text:p>6627</text:p>
          </table:table-cell>
          <table:table-cell office:value-type="float" office:value="-4481">
            <text:p>-4481</text:p>
          </table:table-cell>
          <table:table-cell office:value-type="string">
            <text:p>-2073<text:tab/><text:tab/><text:tab/><text:tab/></text:p>
          </table:table-cell>
          <table:table-cell table:number-columns-repeated="2"/>
          <table:table-cell table:formula="of:=IF(ABS(([.C390]-[.$I$2])/16384) &gt; 0.1; ([.C390]-[.$I$2])/16384; 0)" office:value-type="float" office:value="0">
            <text:p>0.00</text:p>
          </table:table-cell>
          <table:table-cell table:formula="of:=[.K389]+[.J390]" office:value-type="float" office:value="-17.314193334335">
            <text:p>-17.31</text:p>
          </table:table-cell>
          <table:table-cell table:number-columns-repeated="2"/>
          <table:table-cell table:formula="of:=([.C390]-[.$M$2])/16384" office:value-type="float" office:value="0.0132430639022436">
            <text:p>0.01</text:p>
          </table:table-cell>
          <table:table-cell table:formula="of:=AVERAGE([.N373:.N389])" office:value-type="float" office:value="-0.0810670234139329">
            <text:p>-0.08</text:p>
          </table:table-cell>
          <table:table-cell table:formula="of:=[.N390]-[.O390]" office:value-type="float" office:value="0.0943100873161765">
            <text:p>0.094</text:p>
          </table:table-cell>
          <table:table-cell table:formula="of:=[.Q389]+[.P390]" office:value-type="float" office:value="-0.419993681066181">
            <text:p>-0.420</text:p>
          </table:table-cell>
          <table:table-cell table:number-columns-repeated="6"/>
          <table:table-cell table:formula="of:=([.A390]-[.T$2])/16384" office:value-type="float" office:value="0.00118314302884615">
            <text:p>0.00</text:p>
          </table:table-cell>
          <table:table-cell table:formula="of:=IF(ABS(([.B390]-[.U$2])/16384) &gt; 0.1; ([.B390]-[.U$2])/16384; 0)" office:value-type="float" office:value="-0.118207882612179">
            <text:p>-0.12</text:p>
          </table:table-cell>
          <table:table-cell table:formula="of:=IF(ABS(([.C390]-[.V$2])/16384) &gt; 0.1; ([.C390]-[.V$2])/16384; 0)" office:value-type="float" office:value="0">
            <text:p>0.00</text:p>
          </table:table-cell>
          <table:table-cell/>
          <table:table-cell table:formula="of:=SQRT([.X390]*[.X390]+[.Y390]*[.Y390]+[.Z390]*[.Z390])" office:value-type="float" office:value="0.118213803504843">
            <text:p>0.1182</text:p>
          </table:table-cell>
        </table:table-row>
        <table:table-row table:style-name="ro1">
          <table:table-cell office:value-type="float" office:value="21408">
            <text:p>21408</text:p>
          </table:table-cell>
          <table:table-cell office:value-type="float" office:value="-2936">
            <text:p>-2936</text:p>
          </table:table-cell>
          <table:table-cell office:value-type="float" office:value="-5264">
            <text:p>-5264</text:p>
          </table:table-cell>
          <table:table-cell office:value-type="float" office:value="26.04">
            <text:p>26.04</text:p>
          </table:table-cell>
          <table:table-cell office:value-type="float" office:value="5738">
            <text:p>5738</text:p>
          </table:table-cell>
          <table:table-cell office:value-type="float" office:value="-1717">
            <text:p>-1717</text:p>
          </table:table-cell>
          <table:table-cell office:value-type="string">
            <text:p>-4378<text:tab/><text:tab/><text:tab/><text:tab/></text:p>
          </table:table-cell>
          <table:table-cell table:number-columns-repeated="2"/>
          <table:table-cell table:formula="of:=IF(ABS(([.C391]-[.$I$2])/16384) &gt; 0.1; ([.C391]-[.$I$2])/16384; 0)" office:value-type="float" office:value="-0.126405373597756">
            <text:p>-0.13</text:p>
          </table:table-cell>
          <table:table-cell table:formula="of:=[.K390]+[.J391]" office:value-type="float" office:value="-17.4405987079327">
            <text:p>-17.44</text:p>
          </table:table-cell>
          <table:table-cell table:number-columns-repeated="2"/>
          <table:table-cell table:formula="of:=([.C391]-[.$M$2])/16384" office:value-type="float" office:value="-0.126405373597756">
            <text:p>-0.13</text:p>
          </table:table-cell>
          <table:table-cell table:formula="of:=AVERAGE([.N374:.N390])" office:value-type="float" office:value="-0.0751789259874623">
            <text:p>-0.08</text:p>
          </table:table-cell>
          <table:table-cell table:formula="of:=[.N391]-[.O391]" office:value-type="float" office:value="-0.0512264476102941">
            <text:p>-0.051</text:p>
          </table:table-cell>
          <table:table-cell table:formula="of:=[.Q390]+[.P391]" office:value-type="float" office:value="-0.471220128676475">
            <text:p>-0.471</text:p>
          </table:table-cell>
          <table:table-cell table:number-columns-repeated="6"/>
          <table:table-cell table:formula="of:=([.A391]-[.T$2])/16384" office:value-type="float" office:value="0.310997596153846">
            <text:p>0.31</text:p>
          </table:table-cell>
          <table:table-cell table:formula="of:=IF(ABS(([.B391]-[.U$2])/16384) &gt; 0.1; ([.B391]-[.U$2])/16384; 0)" office:value-type="float" office:value="0">
            <text:p>0.00</text:p>
          </table:table-cell>
          <table:table-cell table:formula="of:=IF(ABS(([.C391]-[.V$2])/16384) &gt; 0.1; ([.C391]-[.V$2])/16384; 0)" office:value-type="float" office:value="-0.126405373597756">
            <text:p>-0.13</text:p>
          </table:table-cell>
          <table:table-cell/>
          <table:table-cell table:formula="of:=SQRT([.X391]*[.X391]+[.Y391]*[.Y391]+[.Z391]*[.Z391])" office:value-type="float" office:value="0.335704964645832">
            <text:p>0.3357</text:p>
          </table:table-cell>
        </table:table-row>
        <table:table-row table:style-name="ro1">
          <table:table-cell office:value-type="float" office:value="15516">
            <text:p>15516</text:p>
          </table:table-cell>
          <table:table-cell office:value-type="float" office:value="-1396">
            <text:p>-1396</text:p>
          </table:table-cell>
          <table:table-cell office:value-type="float" office:value="-6724">
            <text:p>-6724</text:p>
          </table:table-cell>
          <table:table-cell office:value-type="float" office:value="26.04">
            <text:p>26.04</text:p>
          </table:table-cell>
          <table:table-cell office:value-type="float" office:value="4409">
            <text:p>4409</text:p>
          </table:table-cell>
          <table:table-cell office:value-type="float" office:value="6170">
            <text:p>6170</text:p>
          </table:table-cell>
          <table:table-cell office:value-type="string">
            <text:p>-1615<text:tab/><text:tab/><text:tab/><text:tab/></text:p>
          </table:table-cell>
          <table:table-cell table:number-columns-repeated="2"/>
          <table:table-cell table:formula="of:=IF(ABS(([.C392]-[.$I$2])/16384) &gt; 0.1; ([.C392]-[.$I$2])/16384; 0)" office:value-type="float" office:value="-0.215516701722756">
            <text:p>-0.22</text:p>
          </table:table-cell>
          <table:table-cell table:formula="of:=[.K391]+[.J392]" office:value-type="float" office:value="-17.6561154096555">
            <text:p>-17.66</text:p>
          </table:table-cell>
          <table:table-cell table:number-columns-repeated="2"/>
          <table:table-cell table:formula="of:=([.C392]-[.$M$2])/16384" office:value-type="float" office:value="-0.215516701722756">
            <text:p>-0.22</text:p>
          </table:table-cell>
          <table:table-cell table:formula="of:=AVERAGE([.N375:.N391])" office:value-type="float" office:value="-0.0709136456565799">
            <text:p>-0.07</text:p>
          </table:table-cell>
          <table:table-cell table:formula="of:=[.N392]-[.O392]" office:value-type="float" office:value="-0.144603056066176">
            <text:p>-0.145</text:p>
          </table:table-cell>
          <table:table-cell table:formula="of:=[.Q391]+[.P392]" office:value-type="float" office:value="-0.615823184742652">
            <text:p>-0.616</text:p>
          </table:table-cell>
          <table:table-cell table:number-columns-repeated="6"/>
          <table:table-cell table:formula="of:=([.A392]-[.T$2])/16384" office:value-type="float" office:value="-0.0486215444711539">
            <text:p>-0.05</text:p>
          </table:table-cell>
          <table:table-cell table:formula="of:=IF(ABS(([.B392]-[.U$2])/16384) &gt; 0.1; ([.B392]-[.U$2])/16384; 0)" office:value-type="float" office:value="0">
            <text:p>0.00</text:p>
          </table:table-cell>
          <table:table-cell table:formula="of:=IF(ABS(([.C392]-[.V$2])/16384) &gt; 0.1; ([.C392]-[.V$2])/16384; 0)" office:value-type="float" office:value="-0.215516701722756">
            <text:p>-0.22</text:p>
          </table:table-cell>
          <table:table-cell/>
          <table:table-cell table:formula="of:=SQRT([.X392]*[.X392]+[.Y392]*[.Y392]+[.Z392]*[.Z392])" office:value-type="float" office:value="0.220933255324353">
            <text:p>0.2209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-868">
            <text:p>-868</text:p>
          </table:table-cell>
          <table:table-cell office:value-type="float" office:value="-6440">
            <text:p>-6440</text:p>
          </table:table-cell>
          <table:table-cell office:value-type="float" office:value="26.08">
            <text:p>26.08</text:p>
          </table:table-cell>
          <table:table-cell office:value-type="float" office:value="2316">
            <text:p>2316</text:p>
          </table:table-cell>
          <table:table-cell office:value-type="float" office:value="-2153">
            <text:p>-2153</text:p>
          </table:table-cell>
          <table:table-cell office:value-type="string">
            <text:p>302<text:tab/><text:tab/><text:tab/><text:tab/></text:p>
          </table:table-cell>
          <table:table-cell table:number-columns-repeated="2"/>
          <table:table-cell table:formula="of:=IF(ABS(([.C393]-[.$I$2])/16384) &gt; 0.1; ([.C393]-[.$I$2])/16384; 0)" office:value-type="float" office:value="-0.198182717347756">
            <text:p>-0.20</text:p>
          </table:table-cell>
          <table:table-cell table:formula="of:=[.K392]+[.J393]" office:value-type="float" office:value="-17.8542981270032">
            <text:p>-17.85</text:p>
          </table:table-cell>
          <table:table-cell table:number-columns-repeated="2"/>
          <table:table-cell table:formula="of:=([.C393]-[.$M$2])/16384" office:value-type="float" office:value="-0.198182717347756">
            <text:p>-0.20</text:p>
          </table:table-cell>
          <table:table-cell table:formula="of:=AVERAGE([.N376:.N392])" office:value-type="float" office:value="-0.0690036042962858">
            <text:p>-0.07</text:p>
          </table:table-cell>
          <table:table-cell table:formula="of:=[.N393]-[.O393]" office:value-type="float" office:value="-0.129179113051471">
            <text:p>-0.129</text:p>
          </table:table-cell>
          <table:table-cell table:formula="of:=[.Q392]+[.P393]" office:value-type="float" office:value="-0.745002297794122">
            <text:p>-0.745</text:p>
          </table:table-cell>
          <table:table-cell table:number-columns-repeated="6"/>
          <table:table-cell table:formula="of:=([.A393]-[.T$2])/16384" office:value-type="float" office:value="-0.0251840444711539">
            <text:p>-0.03</text:p>
          </table:table-cell>
          <table:table-cell table:formula="of:=IF(ABS(([.B393]-[.U$2])/16384) &gt; 0.1; ([.B393]-[.U$2])/16384; 0)" office:value-type="float" office:value="0">
            <text:p>0.00</text:p>
          </table:table-cell>
          <table:table-cell table:formula="of:=IF(ABS(([.C393]-[.V$2])/16384) &gt; 0.1; ([.C393]-[.V$2])/16384; 0)" office:value-type="float" office:value="-0.198182717347756">
            <text:p>-0.20</text:p>
          </table:table-cell>
          <table:table-cell/>
          <table:table-cell table:formula="of:=SQRT([.X393]*[.X393]+[.Y393]*[.Y393]+[.Z393]*[.Z393])" office:value-type="float" office:value="0.199776438929284">
            <text:p>0.1998</text:p>
          </table:table-cell>
        </table:table-row>
        <table:table-row table:style-name="ro1">
          <table:table-cell office:value-type="float" office:value="11932">
            <text:p>11932</text:p>
          </table:table-cell>
          <table:table-cell office:value-type="float" office:value="-1700">
            <text:p>-1700</text:p>
          </table:table-cell>
          <table:table-cell office:value-type="float" office:value="-2764">
            <text:p>-2764</text:p>
          </table:table-cell>
          <table:table-cell office:value-type="float" office:value="26.13">
            <text:p>26.13</text:p>
          </table:table-cell>
          <table:table-cell office:value-type="float" office:value="2665">
            <text:p>2665</text:p>
          </table:table-cell>
          <table:table-cell office:value-type="float" office:value="3697">
            <text:p>3697</text:p>
          </table:table-cell>
          <table:table-cell office:value-type="string">
            <text:p>492<text:tab/><text:tab/><text:tab/><text:tab/></text:p>
          </table:table-cell>
          <table:table-cell table:number-columns-repeated="2"/>
          <table:table-cell table:formula="of:=IF(ABS(([.C394]-[.$I$2])/16384) &gt; 0.1; ([.C394]-[.$I$2])/16384; 0)" office:value-type="float" office:value="0">
            <text:p>0.00</text:p>
          </table:table-cell>
          <table:table-cell table:formula="of:=[.K393]+[.J394]" office:value-type="float" office:value="-17.8542981270032">
            <text:p>-17.85</text:p>
          </table:table-cell>
          <table:table-cell table:number-columns-repeated="2"/>
          <table:table-cell table:formula="of:=([.C394]-[.$M$2])/16384" office:value-type="float" office:value="0.0261825170272436">
            <text:p>0.03</text:p>
          </table:table-cell>
          <table:table-cell table:formula="of:=AVERAGE([.N377:.N393])" office:value-type="float" office:value="-0.0800617384874623">
            <text:p>-0.08</text:p>
          </table:table-cell>
          <table:table-cell table:formula="of:=[.N394]-[.O394]" office:value-type="float" office:value="0.106244255514706">
            <text:p>0.106</text:p>
          </table:table-cell>
          <table:table-cell table:formula="of:=[.Q393]+[.P394]" office:value-type="float" office:value="-0.638758042279416">
            <text:p>-0.639</text:p>
          </table:table-cell>
          <table:table-cell table:number-columns-repeated="6"/>
          <table:table-cell table:formula="of:=([.A394]-[.T$2])/16384" office:value-type="float" office:value="-0.267371544471154">
            <text:p>-0.27</text:p>
          </table:table-cell>
          <table:table-cell table:formula="of:=IF(ABS(([.B394]-[.U$2])/16384) &gt; 0.1; ([.B394]-[.U$2])/16384; 0)" office:value-type="float" office:value="0">
            <text:p>0.00</text:p>
          </table:table-cell>
          <table:table-cell table:formula="of:=IF(ABS(([.C394]-[.V$2])/16384) &gt; 0.1; ([.C394]-[.V$2])/16384; 0)" office:value-type="float" office:value="0">
            <text:p>0.00</text:p>
          </table:table-cell>
          <table:table-cell/>
          <table:table-cell table:formula="of:=SQRT([.X394]*[.X394]+[.Y394]*[.Y394]+[.Z394]*[.Z394])" office:value-type="float" office:value="0.267371544471154">
            <text:p>0.2674</text:p>
          </table:table-cell>
        </table:table-row>
        <table:table-row table:style-name="ro1">
          <table:table-cell office:value-type="float" office:value="14836">
            <text:p>14836</text:p>
          </table:table-cell>
          <table:table-cell office:value-type="float" office:value="-2164">
            <text:p>-2164</text:p>
          </table:table-cell>
          <table:table-cell office:value-type="float" office:value="-3284">
            <text:p>-3284</text:p>
          </table:table-cell>
          <table:table-cell office:value-type="float" office:value="26.08">
            <text:p>26.08</text:p>
          </table:table-cell>
          <table:table-cell office:value-type="float" office:value="5458">
            <text:p>5458</text:p>
          </table:table-cell>
          <table:table-cell office:value-type="float" office:value="-3195">
            <text:p>-3195</text:p>
          </table:table-cell>
          <table:table-cell office:value-type="string">
            <text:p>468<text:tab/><text:tab/><text:tab/><text:tab/></text:p>
          </table:table-cell>
          <table:table-cell table:number-columns-repeated="2"/>
          <table:table-cell table:formula="of:=IF(ABS(([.C395]-[.$I$2])/16384) &gt; 0.1; ([.C395]-[.$I$2])/16384; 0)" office:value-type="float" office:value="0">
            <text:p>0.00</text:p>
          </table:table-cell>
          <table:table-cell table:formula="of:=[.K394]+[.J395]" office:value-type="float" office:value="-17.8542981270032">
            <text:p>-17.85</text:p>
          </table:table-cell>
          <table:table-cell table:number-columns-repeated="2"/>
          <table:table-cell table:formula="of:=([.C395]-[.$M$2])/16384" office:value-type="float" office:value="-0.00555576422275642">
            <text:p>-0.01</text:p>
          </table:table-cell>
          <table:table-cell table:formula="of:=AVERAGE([.N378:.N394])" office:value-type="float" office:value="-0.0869982044801093">
            <text:p>-0.09</text:p>
          </table:table-cell>
          <table:table-cell table:formula="of:=[.N395]-[.O395]" office:value-type="float" office:value="0.0814424402573529">
            <text:p>0.081</text:p>
          </table:table-cell>
          <table:table-cell table:formula="of:=[.Q394]+[.P395]" office:value-type="float" office:value="-0.557315602022063">
            <text:p>-0.557</text:p>
          </table:table-cell>
          <table:table-cell table:number-columns-repeated="6"/>
          <table:table-cell table:formula="of:=([.A395]-[.T$2])/16384" office:value-type="float" office:value="-0.0901254507211539">
            <text:p>-0.09</text:p>
          </table:table-cell>
          <table:table-cell table:formula="of:=IF(ABS(([.B395]-[.U$2])/16384) &gt; 0.1; ([.B395]-[.U$2])/16384; 0)" office:value-type="float" office:value="0">
            <text:p>0.00</text:p>
          </table:table-cell>
          <table:table-cell table:formula="of:=IF(ABS(([.C395]-[.V$2])/16384) &gt; 0.1; ([.C395]-[.V$2])/16384; 0)" office:value-type="float" office:value="0">
            <text:p>0.00</text:p>
          </table:table-cell>
          <table:table-cell/>
          <table:table-cell table:formula="of:=SQRT([.X395]*[.X395]+[.Y395]*[.Y395]+[.Z395]*[.Z395])" office:value-type="float" office:value="0.0901254507211539">
            <text:p>0.0901</text:p>
          </table:table-cell>
        </table:table-row>
        <table:table-row table:style-name="ro1">
          <table:table-cell office:value-type="float" office:value="16136">
            <text:p>16136</text:p>
          </table:table-cell>
          <table:table-cell office:value-type="float" office:value="-1760">
            <text:p>-1760</text:p>
          </table:table-cell>
          <table:table-cell office:value-type="float" office:value="-3768">
            <text:p>-3768</text:p>
          </table:table-cell>
          <table:table-cell office:value-type="float" office:value="26.13">
            <text:p>26.13</text:p>
          </table:table-cell>
          <table:table-cell office:value-type="float" office:value="4610">
            <text:p>4610</text:p>
          </table:table-cell>
          <table:table-cell office:value-type="float" office:value="-1618">
            <text:p>-1618</text:p>
          </table:table-cell>
          <table:table-cell office:value-type="string">
            <text:p>-1350<text:tab/><text:tab/><text:tab/><text:tab/></text:p>
          </table:table-cell>
          <table:table-cell table:number-columns-repeated="2"/>
          <table:table-cell table:formula="of:=IF(ABS(([.C396]-[.$I$2])/16384) &gt; 0.1; ([.C396]-[.$I$2])/16384; 0)" office:value-type="float" office:value="0">
            <text:p>0.00</text:p>
          </table:table-cell>
          <table:table-cell table:formula="of:=[.K395]+[.J396]" office:value-type="float" office:value="-17.8542981270032">
            <text:p>-17.85</text:p>
          </table:table-cell>
          <table:table-cell table:number-columns-repeated="2"/>
          <table:table-cell table:formula="of:=([.C396]-[.$M$2])/16384" office:value-type="float" office:value="-0.0350967798477564">
            <text:p>-0.04</text:p>
          </table:table-cell>
          <table:table-cell table:formula="of:=AVERAGE([.N379:.N395])" office:value-type="float" office:value="-0.0894396107301093">
            <text:p>-0.09</text:p>
          </table:table-cell>
          <table:table-cell table:formula="of:=[.N396]-[.O396]" office:value-type="float" office:value="0.0543428308823529">
            <text:p>0.054</text:p>
          </table:table-cell>
          <table:table-cell table:formula="of:=[.Q395]+[.P396]" office:value-type="float" office:value="-0.502972771139711">
            <text:p>-0.503</text:p>
          </table:table-cell>
          <table:table-cell table:number-columns-repeated="6"/>
          <table:table-cell table:formula="of:=([.A396]-[.T$2])/16384" office:value-type="float" office:value="-0.0107797475961539">
            <text:p>-0.01</text:p>
          </table:table-cell>
          <table:table-cell table:formula="of:=IF(ABS(([.B396]-[.U$2])/16384) &gt; 0.1; ([.B396]-[.U$2])/16384; 0)" office:value-type="float" office:value="0">
            <text:p>0.00</text:p>
          </table:table-cell>
          <table:table-cell table:formula="of:=IF(ABS(([.C396]-[.V$2])/16384) &gt; 0.1; ([.C396]-[.V$2])/16384; 0)" office:value-type="float" office:value="0">
            <text:p>0.00</text:p>
          </table:table-cell>
          <table:table-cell/>
          <table:table-cell table:formula="of:=SQRT([.X396]*[.X396]+[.Y396]*[.Y396]+[.Z396]*[.Z396])" office:value-type="float" office:value="0.0107797475961539">
            <text:p>0.0108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-1932">
            <text:p>-1932</text:p>
          </table:table-cell>
          <table:table-cell office:value-type="float" office:value="-5248">
            <text:p>-5248</text:p>
          </table:table-cell>
          <table:table-cell office:value-type="float" office:value="26.04">
            <text:p>26.04</text:p>
          </table:table-cell>
          <table:table-cell office:value-type="float" office:value="5996">
            <text:p>5996</text:p>
          </table:table-cell>
          <table:table-cell office:value-type="float" office:value="571">
            <text:p>571</text:p>
          </table:table-cell>
          <table:table-cell office:value-type="string">
            <text:p>-1283<text:tab/><text:tab/><text:tab/><text:tab/></text:p>
          </table:table-cell>
          <table:table-cell table:number-columns-repeated="2"/>
          <table:table-cell table:formula="of:=IF(ABS(([.C397]-[.$I$2])/16384) &gt; 0.1; ([.C397]-[.$I$2])/16384; 0)" office:value-type="float" office:value="-0.125428811097756">
            <text:p>-0.13</text:p>
          </table:table-cell>
          <table:table-cell table:formula="of:=[.K396]+[.J397]" office:value-type="float" office:value="-17.979726938101">
            <text:p>-17.98</text:p>
          </table:table-cell>
          <table:table-cell table:number-columns-repeated="2"/>
          <table:table-cell table:formula="of:=([.C397]-[.$M$2])/16384" office:value-type="float" office:value="-0.125428811097756">
            <text:p>-0.13</text:p>
          </table:table-cell>
          <table:table-cell table:formula="of:=AVERAGE([.N380:.N396])" office:value-type="float" office:value="-0.084930189774227">
            <text:p>-0.08</text:p>
          </table:table-cell>
          <table:table-cell table:formula="of:=[.N397]-[.O397]" office:value-type="float" office:value="-0.0404986213235294">
            <text:p>-0.040</text:p>
          </table:table-cell>
          <table:table-cell table:formula="of:=[.Q396]+[.P397]" office:value-type="float" office:value="-0.54347139246324">
            <text:p>-0.543</text:p>
          </table:table-cell>
          <table:table-cell table:number-columns-repeated="6"/>
          <table:table-cell table:formula="of:=([.A397]-[.T$2])/16384" office:value-type="float" office:value="0.198204627403846">
            <text:p>0.20</text:p>
          </table:table-cell>
          <table:table-cell table:formula="of:=IF(ABS(([.B397]-[.U$2])/16384) &gt; 0.1; ([.B397]-[.U$2])/16384; 0)" office:value-type="float" office:value="0">
            <text:p>0.00</text:p>
          </table:table-cell>
          <table:table-cell table:formula="of:=IF(ABS(([.C397]-[.V$2])/16384) &gt; 0.1; ([.C397]-[.V$2])/16384; 0)" office:value-type="float" office:value="-0.125428811097756">
            <text:p>-0.13</text:p>
          </table:table-cell>
          <table:table-cell/>
          <table:table-cell table:formula="of:=SQRT([.X397]*[.X397]+[.Y397]*[.Y397]+[.Z397]*[.Z397])" office:value-type="float" office:value="0.234558011966537">
            <text:p>0.2346</text:p>
          </table:table-cell>
        </table:table-row>
        <table:table-row table:style-name="ro1">
          <table:table-cell office:value-type="float" office:value="16932">
            <text:p>16932</text:p>
          </table:table-cell>
          <table:table-cell office:value-type="float" office:value="-3780">
            <text:p>-3780</text:p>
          </table:table-cell>
          <table:table-cell office:value-type="float" office:value="-7272">
            <text:p>-7272</text:p>
          </table:table-cell>
          <table:table-cell office:value-type="float" office:value="25.99">
            <text:p>25.99</text:p>
          </table:table-cell>
          <table:table-cell office:value-type="float" office:value="8853">
            <text:p>8853</text:p>
          </table:table-cell>
          <table:table-cell office:value-type="float" office:value="1909">
            <text:p>1909</text:p>
          </table:table-cell>
          <table:table-cell office:value-type="string">
            <text:p>-499<text:tab/><text:tab/><text:tab/><text:tab/></text:p>
          </table:table-cell>
          <table:table-cell table:number-columns-repeated="2"/>
          <table:table-cell table:formula="of:=IF(ABS(([.C398]-[.$I$2])/16384) &gt; 0.1; ([.C398]-[.$I$2])/16384; 0)" office:value-type="float" office:value="-0.248963967347756">
            <text:p>-0.25</text:p>
          </table:table-cell>
          <table:table-cell table:formula="of:=[.K397]+[.J398]" office:value-type="float" office:value="-18.2286909054487">
            <text:p>-18.23</text:p>
          </table:table-cell>
          <table:table-cell table:number-columns-repeated="2"/>
          <table:table-cell table:formula="of:=([.C398]-[.$M$2])/16384" office:value-type="float" office:value="-0.248963967347756">
            <text:p>-0.25</text:p>
          </table:table-cell>
          <table:table-cell table:formula="of:=AVERAGE([.N381:.N397])" office:value-type="float" office:value="-0.078194780766874">
            <text:p>-0.08</text:p>
          </table:table-cell>
          <table:table-cell table:formula="of:=[.N398]-[.O398]" office:value-type="float" office:value="-0.170769186580882">
            <text:p>-0.171</text:p>
          </table:table-cell>
          <table:table-cell table:formula="of:=[.Q397]+[.P398]" office:value-type="float" office:value="-0.714240579044122">
            <text:p>-0.714</text:p>
          </table:table-cell>
          <table:table-cell table:number-columns-repeated="6"/>
          <table:table-cell table:formula="of:=([.A398]-[.T$2])/16384" office:value-type="float" office:value="0.0378042367788461">
            <text:p>0.04</text:p>
          </table:table-cell>
          <table:table-cell table:formula="of:=IF(ABS(([.B398]-[.U$2])/16384) &gt; 0.1; ([.B398]-[.U$2])/16384; 0)" office:value-type="float" office:value="-0.133832882612179">
            <text:p>-0.13</text:p>
          </table:table-cell>
          <table:table-cell table:formula="of:=IF(ABS(([.C398]-[.V$2])/16384) &gt; 0.1; ([.C398]-[.V$2])/16384; 0)" office:value-type="float" office:value="-0.248963967347756">
            <text:p>-0.25</text:p>
          </table:table-cell>
          <table:table-cell/>
          <table:table-cell table:formula="of:=SQRT([.X398]*[.X398]+[.Y398]*[.Y398]+[.Z398]*[.Z398])" office:value-type="float" office:value="0.285172680711619">
            <text:p>0.2852</text:p>
          </table:table-cell>
        </table:table-row>
        <table:table-row table:style-name="ro1">
          <table:table-cell office:value-type="float" office:value="16652">
            <text:p>16652</text:p>
          </table:table-cell>
          <table:table-cell office:value-type="float" office:value="-4200">
            <text:p>-4200</text:p>
          </table:table-cell>
          <table:table-cell office:value-type="float" office:value="-6908">
            <text:p>-6908</text:p>
          </table:table-cell>
          <table:table-cell office:value-type="float" office:value="26.04">
            <text:p>26.04</text:p>
          </table:table-cell>
          <table:table-cell office:value-type="float" office:value="10694">
            <text:p>10694</text:p>
          </table:table-cell>
          <table:table-cell office:value-type="float" office:value="-2428">
            <text:p>-2428</text:p>
          </table:table-cell>
          <table:table-cell office:value-type="string">
            <text:p>-2634<text:tab/><text:tab/><text:tab/><text:tab/></text:p>
          </table:table-cell>
          <table:table-cell table:number-columns-repeated="2"/>
          <table:table-cell table:formula="of:=IF(ABS(([.C399]-[.$I$2])/16384) &gt; 0.1; ([.C399]-[.$I$2])/16384; 0)" office:value-type="float" office:value="-0.226747170472756">
            <text:p>-0.23</text:p>
          </table:table-cell>
          <table:table-cell table:formula="of:=[.K398]+[.J399]" office:value-type="float" office:value="-18.4554380759215">
            <text:p>-18.46</text:p>
          </table:table-cell>
          <table:table-cell table:number-columns-repeated="2"/>
          <table:table-cell table:formula="of:=([.C399]-[.$M$2])/16384" office:value-type="float" office:value="-0.226747170472756">
            <text:p>-0.23</text:p>
          </table:table-cell>
          <table:table-cell table:formula="of:=AVERAGE([.N382:.N398])" office:value-type="float" office:value="-0.0790420923477564">
            <text:p>-0.08</text:p>
          </table:table-cell>
          <table:table-cell table:formula="of:=[.N399]-[.O399]" office:value-type="float" office:value="-0.147705078125">
            <text:p>-0.148</text:p>
          </table:table-cell>
          <table:table-cell table:formula="of:=[.Q398]+[.P399]" office:value-type="float" office:value="-0.861945657169122">
            <text:p>-0.862</text:p>
          </table:table-cell>
          <table:table-cell table:number-columns-repeated="6"/>
          <table:table-cell table:formula="of:=([.A399]-[.T$2])/16384" office:value-type="float" office:value="0.0207143930288461">
            <text:p>0.02</text:p>
          </table:table-cell>
          <table:table-cell table:formula="of:=IF(ABS(([.B399]-[.U$2])/16384) &gt; 0.1; ([.B399]-[.U$2])/16384; 0)" office:value-type="float" office:value="-0.159467648237179">
            <text:p>-0.16</text:p>
          </table:table-cell>
          <table:table-cell table:formula="of:=IF(ABS(([.C399]-[.V$2])/16384) &gt; 0.1; ([.C399]-[.V$2])/16384; 0)" office:value-type="float" office:value="-0.226747170472756">
            <text:p>-0.23</text:p>
          </table:table-cell>
          <table:table-cell/>
          <table:table-cell table:formula="of:=SQRT([.X399]*[.X399]+[.Y399]*[.Y399]+[.Z399]*[.Z399])" office:value-type="float" office:value="0.277980747948939">
            <text:p>0.2780</text:p>
          </table:table-cell>
        </table:table-row>
        <table:table-row table:style-name="ro1">
          <table:table-cell office:value-type="float" office:value="12316">
            <text:p>12316</text:p>
          </table:table-cell>
          <table:table-cell office:value-type="float" office:value="-2996">
            <text:p>-2996</text:p>
          </table:table-cell>
          <table:table-cell office:value-type="float" office:value="-3896">
            <text:p>-3896</text:p>
          </table:table-cell>
          <table:table-cell office:value-type="float" office:value="26.13">
            <text:p>26.13</text:p>
          </table:table-cell>
          <table:table-cell office:value-type="float" office:value="8556">
            <text:p>8556</text:p>
          </table:table-cell>
          <table:table-cell office:value-type="float" office:value="137">
            <text:p>137</text:p>
          </table:table-cell>
          <table:table-cell office:value-type="string">
            <text:p>-4169<text:tab/><text:tab/><text:tab/><text:tab/></text:p>
          </table:table-cell>
          <table:table-cell table:number-columns-repeated="2"/>
          <table:table-cell table:formula="of:=IF(ABS(([.C400]-[.$I$2])/16384) &gt; 0.1; ([.C400]-[.$I$2])/16384; 0)" office:value-type="float" office:value="0">
            <text:p>0.00</text:p>
          </table:table-cell>
          <table:table-cell table:formula="of:=[.K399]+[.J400]" office:value-type="float" office:value="-18.4554380759215">
            <text:p>-18.46</text:p>
          </table:table-cell>
          <table:table-cell table:number-columns-repeated="2"/>
          <table:table-cell table:formula="of:=([.C400]-[.$M$2])/16384" office:value-type="float" office:value="-0.0429092798477564">
            <text:p>-0.04</text:p>
          </table:table-cell>
          <table:table-cell table:formula="of:=AVERAGE([.N383:.N399])" office:value-type="float" office:value="-0.0936474462080505">
            <text:p>-0.09</text:p>
          </table:table-cell>
          <table:table-cell table:formula="of:=[.N400]-[.O400]" office:value-type="float" office:value="0.0507381663602941">
            <text:p>0.051</text:p>
          </table:table-cell>
          <table:table-cell table:formula="of:=[.Q399]+[.P400]" office:value-type="float" office:value="-0.811207490808828">
            <text:p>-0.811</text:p>
          </table:table-cell>
          <table:table-cell table:number-columns-repeated="6"/>
          <table:table-cell table:formula="of:=([.A400]-[.T$2])/16384" office:value-type="float" office:value="-0.243934044471154">
            <text:p>-0.24</text:p>
          </table:table-cell>
          <table:table-cell table:formula="of:=IF(ABS(([.B400]-[.U$2])/16384) &gt; 0.1; ([.B400]-[.U$2])/16384; 0)" office:value-type="float" office:value="0">
            <text:p>0.00</text:p>
          </table:table-cell>
          <table:table-cell table:formula="of:=IF(ABS(([.C400]-[.V$2])/16384) &gt; 0.1; ([.C400]-[.V$2])/16384; 0)" office:value-type="float" office:value="0">
            <text:p>0.00</text:p>
          </table:table-cell>
          <table:table-cell/>
          <table:table-cell table:formula="of:=SQRT([.X400]*[.X400]+[.Y400]*[.Y400]+[.Z400]*[.Z400])" office:value-type="float" office:value="0.243934044471154">
            <text:p>0.2439</text:p>
          </table:table-cell>
        </table:table-row>
        <table:table-row table:style-name="ro1">
          <table:table-cell office:value-type="float" office:value="13176">
            <text:p>13176</text:p>
          </table:table-cell>
          <table:table-cell office:value-type="float" office:value="-2552">
            <text:p>-2552</text:p>
          </table:table-cell>
          <table:table-cell office:value-type="float" office:value="-2796">
            <text:p>-2796</text:p>
          </table:table-cell>
          <table:table-cell office:value-type="float" office:value="26.13">
            <text:p>26.13</text:p>
          </table:table-cell>
          <table:table-cell office:value-type="float" office:value="8040">
            <text:p>8040</text:p>
          </table:table-cell>
          <table:table-cell office:value-type="float" office:value="-2231">
            <text:p>-2231</text:p>
          </table:table-cell>
          <table:table-cell office:value-type="string">
            <text:p>-1884<text:tab/><text:tab/><text:tab/><text:tab/></text:p>
          </table:table-cell>
          <table:table-cell table:number-columns-repeated="2"/>
          <table:table-cell table:formula="of:=IF(ABS(([.C401]-[.$I$2])/16384) &gt; 0.1; ([.C401]-[.$I$2])/16384; 0)" office:value-type="float" office:value="0">
            <text:p>0.00</text:p>
          </table:table-cell>
          <table:table-cell table:formula="of:=[.K400]+[.J401]" office:value-type="float" office:value="-18.4554380759215">
            <text:p>-18.46</text:p>
          </table:table-cell>
          <table:table-cell table:number-columns-repeated="2"/>
          <table:table-cell table:formula="of:=([.C401]-[.$M$2])/16384" office:value-type="float" office:value="0.0242293920272436">
            <text:p>0.02</text:p>
          </table:table-cell>
          <table:table-cell table:formula="of:=AVERAGE([.N384:.N400])" office:value-type="float" office:value="-0.0968356355462858">
            <text:p>-0.10</text:p>
          </table:table-cell>
          <table:table-cell table:formula="of:=[.N401]-[.O401]" office:value-type="float" office:value="0.121065027573529">
            <text:p>0.121</text:p>
          </table:table-cell>
          <table:table-cell table:formula="of:=[.Q400]+[.P401]" office:value-type="float" office:value="-0.690142463235299">
            <text:p>-0.690</text:p>
          </table:table-cell>
          <table:table-cell table:number-columns-repeated="6"/>
          <table:table-cell table:formula="of:=([.A401]-[.T$2])/16384" office:value-type="float" office:value="-0.191443810096154">
            <text:p>-0.19</text:p>
          </table:table-cell>
          <table:table-cell table:formula="of:=IF(ABS(([.B401]-[.U$2])/16384) &gt; 0.1; ([.B401]-[.U$2])/16384; 0)" office:value-type="float" office:value="0">
            <text:p>0.00</text:p>
          </table:table-cell>
          <table:table-cell table:formula="of:=IF(ABS(([.C401]-[.V$2])/16384) &gt; 0.1; ([.C401]-[.V$2])/16384; 0)" office:value-type="float" office:value="0">
            <text:p>0.00</text:p>
          </table:table-cell>
          <table:table-cell/>
          <table:table-cell table:formula="of:=SQRT([.X401]*[.X401]+[.Y401]*[.Y401]+[.Z401]*[.Z401])" office:value-type="float" office:value="0.191443810096154">
            <text:p>0.1914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3380">
            <text:p>-3380</text:p>
          </table:table-cell>
          <table:table-cell office:value-type="float" office:value="-3416">
            <text:p>-3416</text:p>
          </table:table-cell>
          <table:table-cell office:value-type="float" office:value="26.08">
            <text:p>26.08</text:p>
          </table:table-cell>
          <table:table-cell office:value-type="float" office:value="6771">
            <text:p>6771</text:p>
          </table:table-cell>
          <table:table-cell office:value-type="float" office:value="-3337">
            <text:p>-3337</text:p>
          </table:table-cell>
          <table:table-cell office:value-type="string">
            <text:p>-2905<text:tab/><text:tab/><text:tab/><text:tab/></text:p>
          </table:table-cell>
          <table:table-cell table:number-columns-repeated="2"/>
          <table:table-cell table:formula="of:=IF(ABS(([.C402]-[.$I$2])/16384) &gt; 0.1; ([.C402]-[.$I$2])/16384; 0)" office:value-type="float" office:value="0">
            <text:p>0.00</text:p>
          </table:table-cell>
          <table:table-cell table:formula="of:=[.K401]+[.J402]" office:value-type="float" office:value="-18.4554380759215">
            <text:p>-18.46</text:p>
          </table:table-cell>
          <table:table-cell table:number-columns-repeated="2"/>
          <table:table-cell table:formula="of:=([.C402]-[.$M$2])/16384" office:value-type="float" office:value="-0.0136124048477564">
            <text:p>-0.01</text:p>
          </table:table-cell>
          <table:table-cell table:formula="of:=AVERAGE([.N385:.N401])" office:value-type="float" office:value="-0.0931017201051093">
            <text:p>-0.09</text:p>
          </table:table-cell>
          <table:table-cell table:formula="of:=[.N402]-[.O402]" office:value-type="float" office:value="0.0794893152573529">
            <text:p>0.079</text:p>
          </table:table-cell>
          <table:table-cell table:formula="of:=[.Q401]+[.P402]" office:value-type="float" office:value="-0.610653147977946">
            <text:p>-0.611</text:p>
          </table:table-cell>
          <table:table-cell table:number-columns-repeated="6"/>
          <table:table-cell table:formula="of:=([.A402]-[.T$2])/16384" office:value-type="float" office:value="-0.0349496694711539">
            <text:p>-0.03</text:p>
          </table:table-cell>
          <table:table-cell table:formula="of:=IF(ABS(([.B402]-[.U$2])/16384) &gt; 0.1; ([.B402]-[.U$2])/16384; 0)" office:value-type="float" office:value="-0.109418820112179">
            <text:p>-0.11</text:p>
          </table:table-cell>
          <table:table-cell table:formula="of:=IF(ABS(([.C402]-[.V$2])/16384) &gt; 0.1; ([.C402]-[.V$2])/16384; 0)" office:value-type="float" office:value="0">
            <text:p>0.00</text:p>
          </table:table-cell>
          <table:table-cell/>
          <table:table-cell table:formula="of:=SQRT([.X402]*[.X402]+[.Y402]*[.Y402]+[.Z402]*[.Z402])" office:value-type="float" office:value="0.114864953710365">
            <text:p>0.1149</text:p>
          </table:table-cell>
        </table:table-row>
        <table:table-row table:style-name="ro1">
          <table:table-cell office:value-type="float" office:value="20976">
            <text:p>20976</text:p>
          </table:table-cell>
          <table:table-cell office:value-type="float" office:value="-3084">
            <text:p>-3084</text:p>
          </table:table-cell>
          <table:table-cell office:value-type="float" office:value="-5884">
            <text:p>-5884</text:p>
          </table:table-cell>
          <table:table-cell office:value-type="float" office:value="25.99">
            <text:p>25.99</text:p>
          </table:table-cell>
          <table:table-cell office:value-type="float" office:value="6494">
            <text:p>6494</text:p>
          </table:table-cell>
          <table:table-cell office:value-type="float" office:value="-1470">
            <text:p>-1470</text:p>
          </table:table-cell>
          <table:table-cell office:value-type="string">
            <text:p>-3257<text:tab/><text:tab/><text:tab/><text:tab/></text:p>
          </table:table-cell>
          <table:table-cell table:number-columns-repeated="2"/>
          <table:table-cell table:formula="of:=IF(ABS(([.C403]-[.$I$2])/16384) &gt; 0.1; ([.C403]-[.$I$2])/16384; 0)" office:value-type="float" office:value="-0.164247170472756">
            <text:p>-0.16</text:p>
          </table:table-cell>
          <table:table-cell table:formula="of:=[.K402]+[.J403]" office:value-type="float" office:value="-18.6196852463942">
            <text:p>-18.62</text:p>
          </table:table-cell>
          <table:table-cell table:number-columns-repeated="2"/>
          <table:table-cell table:formula="of:=([.C403]-[.$M$2])/16384" office:value-type="float" office:value="-0.164247170472756">
            <text:p>-0.16</text:p>
          </table:table-cell>
          <table:table-cell table:formula="of:=AVERAGE([.N386:.N402])" office:value-type="float" office:value="-0.0873572348109917">
            <text:p>-0.09</text:p>
          </table:table-cell>
          <table:table-cell table:formula="of:=[.N403]-[.O403]" office:value-type="float" office:value="-0.0768899356617647">
            <text:p>-0.077</text:p>
          </table:table-cell>
          <table:table-cell table:formula="of:=[.Q402]+[.P403]" office:value-type="float" office:value="-0.687543083639711">
            <text:p>-0.688</text:p>
          </table:table-cell>
          <table:table-cell table:number-columns-repeated="6"/>
          <table:table-cell table:formula="of:=([.A403]-[.T$2])/16384" office:value-type="float" office:value="0.284630408653846">
            <text:p>0.28</text:p>
          </table:table-cell>
          <table:table-cell table:formula="of:=IF(ABS(([.B403]-[.U$2])/16384) &gt; 0.1; ([.B403]-[.U$2])/16384; 0)" office:value-type="float" office:value="0">
            <text:p>0.00</text:p>
          </table:table-cell>
          <table:table-cell table:formula="of:=IF(ABS(([.C403]-[.V$2])/16384) &gt; 0.1; ([.C403]-[.V$2])/16384; 0)" office:value-type="float" office:value="-0.164247170472756">
            <text:p>-0.16</text:p>
          </table:table-cell>
          <table:table-cell/>
          <table:table-cell table:formula="of:=SQRT([.X403]*[.X403]+[.Y403]*[.Y403]+[.Z403]*[.Z403])" office:value-type="float" office:value="0.328620757924332">
            <text:p>0.3286</text:p>
          </table:table-cell>
        </table:table-row>
        <table:table-row table:style-name="ro1">
          <table:table-cell office:value-type="float" office:value="14892">
            <text:p>14892</text:p>
          </table:table-cell>
          <table:table-cell office:value-type="float" office:value="-1420">
            <text:p>-1420</text:p>
          </table:table-cell>
          <table:table-cell office:value-type="float" office:value="-7772">
            <text:p>-7772</text:p>
          </table:table-cell>
          <table:table-cell office:value-type="float" office:value="26.08">
            <text:p>26.08</text:p>
          </table:table-cell>
          <table:table-cell office:value-type="float" office:value="3779">
            <text:p>3779</text:p>
          </table:table-cell>
          <table:table-cell office:value-type="float" office:value="6114">
            <text:p>6114</text:p>
          </table:table-cell>
          <table:table-cell office:value-type="string">
            <text:p>-1549<text:tab/><text:tab/><text:tab/><text:tab/></text:p>
          </table:table-cell>
          <table:table-cell table:number-columns-repeated="2"/>
          <table:table-cell table:formula="of:=IF(ABS(([.C404]-[.$I$2])/16384) &gt; 0.1; ([.C404]-[.$I$2])/16384; 0)" office:value-type="float" office:value="-0.279481545472756">
            <text:p>-0.28</text:p>
          </table:table-cell>
          <table:table-cell table:formula="of:=[.K403]+[.J404]" office:value-type="float" office:value="-18.899166791867">
            <text:p>-18.90</text:p>
          </table:table-cell>
          <table:table-cell table:number-columns-repeated="2"/>
          <table:table-cell table:formula="of:=([.C404]-[.$M$2])/16384" office:value-type="float" office:value="-0.279481545472756">
            <text:p>-0.28</text:p>
          </table:table-cell>
          <table:table-cell table:formula="of:=AVERAGE([.N387:.N403])" office:value-type="float" office:value="-0.0862226989654035">
            <text:p>-0.09</text:p>
          </table:table-cell>
          <table:table-cell table:formula="of:=[.N404]-[.O404]" office:value-type="float" office:value="-0.193258846507353">
            <text:p>-0.193</text:p>
          </table:table-cell>
          <table:table-cell table:formula="of:=[.Q403]+[.P404]" office:value-type="float" office:value="-0.880801930147064">
            <text:p>-0.881</text:p>
          </table:table-cell>
          <table:table-cell table:number-columns-repeated="6"/>
          <table:table-cell table:formula="of:=([.A404]-[.T$2])/16384" office:value-type="float" office:value="-0.0867074819711539">
            <text:p>-0.09</text:p>
          </table:table-cell>
          <table:table-cell table:formula="of:=IF(ABS(([.B404]-[.U$2])/16384) &gt; 0.1; ([.B404]-[.U$2])/16384; 0)" office:value-type="float" office:value="0">
            <text:p>0.00</text:p>
          </table:table-cell>
          <table:table-cell table:formula="of:=IF(ABS(([.C404]-[.V$2])/16384) &gt; 0.1; ([.C404]-[.V$2])/16384; 0)" office:value-type="float" office:value="-0.279481545472756">
            <text:p>-0.28</text:p>
          </table:table-cell>
          <table:table-cell/>
          <table:table-cell table:formula="of:=SQRT([.X404]*[.X404]+[.Y404]*[.Y404]+[.Z404]*[.Z404])" office:value-type="float" office:value="0.292622831798235">
            <text:p>0.2926</text:p>
          </table:table-cell>
        </table:table-row>
        <table:table-row table:style-name="ro1">
          <table:table-cell office:value-type="float" office:value="15416">
            <text:p>15416</text:p>
          </table:table-cell>
          <table:table-cell office:value-type="float" office:value="-556">
            <text:p>-556</text:p>
          </table:table-cell>
          <table:table-cell office:value-type="float" office:value="-6876">
            <text:p>-6876</text:p>
          </table:table-cell>
          <table:table-cell office:value-type="float" office:value="26.13">
            <text:p>26.13</text:p>
          </table:table-cell>
          <table:table-cell office:value-type="float" office:value="3046">
            <text:p>3046</text:p>
          </table:table-cell>
          <table:table-cell office:value-type="float" office:value="277">
            <text:p>277</text:p>
          </table:table-cell>
          <table:table-cell office:value-type="string">
            <text:p>-445<text:tab/><text:tab/><text:tab/><text:tab/></text:p>
          </table:table-cell>
          <table:table-cell table:number-columns-repeated="2"/>
          <table:table-cell table:formula="of:=IF(ABS(([.C405]-[.$I$2])/16384) &gt; 0.1; ([.C405]-[.$I$2])/16384; 0)" office:value-type="float" office:value="-0.224794045472756">
            <text:p>-0.22</text:p>
          </table:table-cell>
          <table:table-cell table:formula="of:=[.K404]+[.J405]" office:value-type="float" office:value="-19.1239608373398">
            <text:p>-19.12</text:p>
          </table:table-cell>
          <table:table-cell table:number-columns-repeated="2"/>
          <table:table-cell table:formula="of:=([.C405]-[.$M$2])/16384" office:value-type="float" office:value="-0.224794045472756">
            <text:p>-0.22</text:p>
          </table:table-cell>
          <table:table-cell table:formula="of:=AVERAGE([.N388:.N404])" office:value-type="float" office:value="-0.0915363478624623">
            <text:p>-0.09</text:p>
          </table:table-cell>
          <table:table-cell table:formula="of:=[.N405]-[.O405]" office:value-type="float" office:value="-0.133257697610294">
            <text:p>-0.133</text:p>
          </table:table-cell>
          <table:table-cell table:formula="of:=[.Q404]+[.P405]" office:value-type="float" office:value="-1.01405962775736">
            <text:p>-1.014</text:p>
          </table:table-cell>
          <table:table-cell table:number-columns-repeated="6"/>
          <table:table-cell table:formula="of:=([.A405]-[.T$2])/16384" office:value-type="float" office:value="-0.0547250600961539">
            <text:p>-0.05</text:p>
          </table:table-cell>
          <table:table-cell table:formula="of:=IF(ABS(([.B405]-[.U$2])/16384) &gt; 0.1; ([.B405]-[.U$2])/16384; 0)" office:value-type="float" office:value="0">
            <text:p>0.00</text:p>
          </table:table-cell>
          <table:table-cell table:formula="of:=IF(ABS(([.C405]-[.V$2])/16384) &gt; 0.1; ([.C405]-[.V$2])/16384; 0)" office:value-type="float" office:value="-0.224794045472756">
            <text:p>-0.22</text:p>
          </table:table-cell>
          <table:table-cell/>
          <table:table-cell table:formula="of:=SQRT([.X405]*[.X405]+[.Y405]*[.Y405]+[.Z405]*[.Z405])" office:value-type="float" office:value="0.231359449952958">
            <text:p>0.2314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float" office:value="-1148">
            <text:p>-1148</text:p>
          </table:table-cell>
          <table:table-cell office:value-type="float" office:value="-3572">
            <text:p>-3572</text:p>
          </table:table-cell>
          <table:table-cell office:value-type="float" office:value="26.04">
            <text:p>26.04</text:p>
          </table:table-cell>
          <table:table-cell office:value-type="float" office:value="3251">
            <text:p>3251</text:p>
          </table:table-cell>
          <table:table-cell office:value-type="float" office:value="2880">
            <text:p>2880</text:p>
          </table:table-cell>
          <table:table-cell office:value-type="string">
            <text:p>158<text:tab/><text:tab/><text:tab/><text:tab/></text:p>
          </table:table-cell>
          <table:table-cell table:number-columns-repeated="2"/>
          <table:table-cell table:formula="of:=IF(ABS(([.C406]-[.$I$2])/16384) &gt; 0.1; ([.C406]-[.$I$2])/16384; 0)" office:value-type="float" office:value="0">
            <text:p>0.00</text:p>
          </table:table-cell>
          <table:table-cell table:formula="of:=[.K405]+[.J406]" office:value-type="float" office:value="-19.1239608373398">
            <text:p>-19.12</text:p>
          </table:table-cell>
          <table:table-cell table:number-columns-repeated="2"/>
          <table:table-cell table:formula="of:=([.C406]-[.$M$2])/16384" office:value-type="float" office:value="-0.0231338892227564">
            <text:p>-0.02</text:p>
          </table:table-cell>
          <table:table-cell table:formula="of:=AVERAGE([.N389:.N405])" office:value-type="float" office:value="-0.101531752274227">
            <text:p>-0.10</text:p>
          </table:table-cell>
          <table:table-cell table:formula="of:=[.N406]-[.O406]" office:value-type="float" office:value="0.0783978630514706">
            <text:p>0.078</text:p>
          </table:table-cell>
          <table:table-cell table:formula="of:=[.Q405]+[.P406]" office:value-type="float" office:value="-0.935661764705887">
            <text:p>-0.936</text:p>
          </table:table-cell>
          <table:table-cell table:number-columns-repeated="6"/>
          <table:table-cell table:formula="of:=([.A406]-[.T$2])/16384" office:value-type="float" office:value="-0.241736778846154">
            <text:p>-0.24</text:p>
          </table:table-cell>
          <table:table-cell table:formula="of:=IF(ABS(([.B406]-[.U$2])/16384) &gt; 0.1; ([.B406]-[.U$2])/16384; 0)" office:value-type="float" office:value="0">
            <text:p>0.00</text:p>
          </table:table-cell>
          <table:table-cell table:formula="of:=IF(ABS(([.C406]-[.V$2])/16384) &gt; 0.1; ([.C406]-[.V$2])/16384; 0)" office:value-type="float" office:value="0">
            <text:p>0.00</text:p>
          </table:table-cell>
          <table:table-cell/>
          <table:table-cell table:formula="of:=SQRT([.X406]*[.X406]+[.Y406]*[.Y406]+[.Z406]*[.Z406])" office:value-type="float" office:value="0.241736778846154">
            <text:p>0.2417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office:value-type="float" office:value="-1704">
            <text:p>-1704</text:p>
          </table:table-cell>
          <table:table-cell office:value-type="float" office:value="-3412">
            <text:p>-3412</text:p>
          </table:table-cell>
          <table:table-cell office:value-type="float" office:value="26.08">
            <text:p>26.08</text:p>
          </table:table-cell>
          <table:table-cell office:value-type="float" office:value="4783">
            <text:p>4783</text:p>
          </table:table-cell>
          <table:table-cell office:value-type="float" office:value="-3275">
            <text:p>-3275</text:p>
          </table:table-cell>
          <table:table-cell office:value-type="string">
            <text:p>235<text:tab/><text:tab/><text:tab/><text:tab/></text:p>
          </table:table-cell>
          <table:table-cell table:number-columns-repeated="2"/>
          <table:table-cell table:formula="of:=IF(ABS(([.C407]-[.$I$2])/16384) &gt; 0.1; ([.C407]-[.$I$2])/16384; 0)" office:value-type="float" office:value="0">
            <text:p>0.00</text:p>
          </table:table-cell>
          <table:table-cell table:formula="of:=[.K406]+[.J407]" office:value-type="float" office:value="-19.1239608373398">
            <text:p>-19.12</text:p>
          </table:table-cell>
          <table:table-cell table:number-columns-repeated="2"/>
          <table:table-cell table:formula="of:=([.C407]-[.$M$2])/16384" office:value-type="float" office:value="-0.0133682642227564">
            <text:p>-0.01</text:p>
          </table:table-cell>
          <table:table-cell table:formula="of:=AVERAGE([.N390:.N406])" office:value-type="float" office:value="-0.109789449884521">
            <text:p>-0.11</text:p>
          </table:table-cell>
          <table:table-cell table:formula="of:=[.N407]-[.O407]" office:value-type="float" office:value="0.0964211856617647">
            <text:p>0.096</text:p>
          </table:table-cell>
          <table:table-cell table:formula="of:=[.Q406]+[.P407]" office:value-type="float" office:value="-0.839240579044122">
            <text:p>-0.839</text:p>
          </table:table-cell>
          <table:table-cell table:number-columns-repeated="6"/>
          <table:table-cell table:formula="of:=([.A407]-[.T$2])/16384" office:value-type="float" office:value="-0.106971153846154">
            <text:p>-0.11</text:p>
          </table:table-cell>
          <table:table-cell table:formula="of:=IF(ABS(([.B407]-[.U$2])/16384) &gt; 0.1; ([.B407]-[.U$2])/16384; 0)" office:value-type="float" office:value="0">
            <text:p>0.00</text:p>
          </table:table-cell>
          <table:table-cell table:formula="of:=IF(ABS(([.C407]-[.V$2])/16384) &gt; 0.1; ([.C407]-[.V$2])/16384; 0)" office:value-type="float" office:value="0">
            <text:p>0.00</text:p>
          </table:table-cell>
          <table:table-cell/>
          <table:table-cell table:formula="of:=SQRT([.X407]*[.X407]+[.Y407]*[.Y407]+[.Z407]*[.Z407])" office:value-type="float" office:value="0.106971153846154">
            <text:p>0.1070</text:p>
          </table:table-cell>
        </table:table-row>
        <table:table-row table:style-name="ro1">
          <table:table-cell office:value-type="float" office:value="15968">
            <text:p>15968</text:p>
          </table:table-cell>
          <table:table-cell office:value-type="float" office:value="-1824">
            <text:p>-1824</text:p>
          </table:table-cell>
          <table:table-cell office:value-type="float" office:value="-3748">
            <text:p>-3748</text:p>
          </table:table-cell>
          <table:table-cell office:value-type="float" office:value="26.08">
            <text:p>26.08</text:p>
          </table:table-cell>
          <table:table-cell office:value-type="float" office:value="3344">
            <text:p>3344</text:p>
          </table:table-cell>
          <table:table-cell office:value-type="float" office:value="-2507">
            <text:p>-2507</text:p>
          </table:table-cell>
          <table:table-cell office:value-type="string">
            <text:p>-955<text:tab/><text:tab/><text:tab/><text:tab/></text:p>
          </table:table-cell>
          <table:table-cell table:number-columns-repeated="2"/>
          <table:table-cell table:formula="of:=IF(ABS(([.C408]-[.$I$2])/16384) &gt; 0.1; ([.C408]-[.$I$2])/16384; 0)" office:value-type="float" office:value="0">
            <text:p>0.00</text:p>
          </table:table-cell>
          <table:table-cell table:formula="of:=[.K407]+[.J408]" office:value-type="float" office:value="-19.1239608373398">
            <text:p>-19.12</text:p>
          </table:table-cell>
          <table:table-cell table:number-columns-repeated="2"/>
          <table:table-cell table:formula="of:=([.C408]-[.$M$2])/16384" office:value-type="float" office:value="-0.0338760767227564">
            <text:p>-0.03</text:p>
          </table:table-cell>
          <table:table-cell table:formula="of:=AVERAGE([.N391:.N407])" office:value-type="float" office:value="-0.111354822127168">
            <text:p>-0.11</text:p>
          </table:table-cell>
          <table:table-cell table:formula="of:=[.N408]-[.O408]" office:value-type="float" office:value="0.0774787454044118">
            <text:p>0.077</text:p>
          </table:table-cell>
          <table:table-cell table:formula="of:=[.Q407]+[.P408]" office:value-type="float" office:value="-0.761761833639711">
            <text:p>-0.762</text:p>
          </table:table-cell>
          <table:table-cell table:number-columns-repeated="6"/>
          <table:table-cell table:formula="of:=([.A408]-[.T$2])/16384" office:value-type="float" office:value="-0.0210336538461539">
            <text:p>-0.02</text:p>
          </table:table-cell>
          <table:table-cell table:formula="of:=IF(ABS(([.B408]-[.U$2])/16384) &gt; 0.1; ([.B408]-[.U$2])/16384; 0)" office:value-type="float" office:value="0">
            <text:p>0.00</text:p>
          </table:table-cell>
          <table:table-cell table:formula="of:=IF(ABS(([.C408]-[.V$2])/16384) &gt; 0.1; ([.C408]-[.V$2])/16384; 0)" office:value-type="float" office:value="0">
            <text:p>0.00</text:p>
          </table:table-cell>
          <table:table-cell/>
          <table:table-cell table:formula="of:=SQRT([.X408]*[.X408]+[.Y408]*[.Y408]+[.Z408]*[.Z408])" office:value-type="float" office:value="0.0210336538461539">
            <text:p>0.0210</text:p>
          </table:table-cell>
        </table:table-row>
        <table:table-row table:style-name="ro1">
          <table:table-cell office:value-type="float" office:value="19780">
            <text:p>19780</text:p>
          </table:table-cell>
          <table:table-cell office:value-type="float" office:value="-1648">
            <text:p>-1648</text:p>
          </table:table-cell>
          <table:table-cell office:value-type="float" office:value="-6228">
            <text:p>-6228</text:p>
          </table:table-cell>
          <table:table-cell office:value-type="float" office:value="26.13">
            <text:p>26.13</text:p>
          </table:table-cell>
          <table:table-cell office:value-type="float" office:value="4125">
            <text:p>4125</text:p>
          </table:table-cell>
          <table:table-cell office:value-type="float" office:value="-1082">
            <text:p>-1082</text:p>
          </table:table-cell>
          <table:table-cell office:value-type="string">
            <text:p>-272<text:tab/><text:tab/><text:tab/><text:tab/></text:p>
          </table:table-cell>
          <table:table-cell table:number-columns-repeated="2"/>
          <table:table-cell table:formula="of:=IF(ABS(([.C409]-[.$I$2])/16384) &gt; 0.1; ([.C409]-[.$I$2])/16384; 0)" office:value-type="float" office:value="-0.185243264222756">
            <text:p>-0.19</text:p>
          </table:table-cell>
          <table:table-cell table:formula="of:=[.K408]+[.J409]" office:value-type="float" office:value="-19.3092041015625">
            <text:p>-19.31</text:p>
          </table:table-cell>
          <table:table-cell table:number-columns-repeated="2"/>
          <table:table-cell table:formula="of:=([.C409]-[.$M$2])/16384" office:value-type="float" office:value="-0.185243264222756">
            <text:p>-0.19</text:p>
          </table:table-cell>
          <table:table-cell table:formula="of:=AVERAGE([.N392:.N408])" office:value-type="float" office:value="-0.105911922310992">
            <text:p>-0.11</text:p>
          </table:table-cell>
          <table:table-cell table:formula="of:=[.N409]-[.O409]" office:value-type="float" office:value="-0.0793313419117647">
            <text:p>-0.079</text:p>
          </table:table-cell>
          <table:table-cell table:formula="of:=[.Q408]+[.P409]" office:value-type="float" office:value="-0.841093175551475">
            <text:p>-0.841</text:p>
          </table:table-cell>
          <table:table-cell table:number-columns-repeated="6"/>
          <table:table-cell table:formula="of:=([.A409]-[.T$2])/16384" office:value-type="float" office:value="0.211632361778846">
            <text:p>0.21</text:p>
          </table:table-cell>
          <table:table-cell table:formula="of:=IF(ABS(([.B409]-[.U$2])/16384) &gt; 0.1; ([.B409]-[.U$2])/16384; 0)" office:value-type="float" office:value="0">
            <text:p>0.00</text:p>
          </table:table-cell>
          <table:table-cell table:formula="of:=IF(ABS(([.C409]-[.V$2])/16384) &gt; 0.1; ([.C409]-[.V$2])/16384; 0)" office:value-type="float" office:value="-0.185243264222756">
            <text:p>-0.19</text:p>
          </table:table-cell>
          <table:table-cell/>
          <table:table-cell table:formula="of:=SQRT([.X409]*[.X409]+[.Y409]*[.Y409]+[.Z409]*[.Z409])" office:value-type="float" office:value="0.281253130635011">
            <text:p>0.2813</text:p>
          </table:table-cell>
        </table:table-row>
        <table:table-row table:style-name="ro1">
          <table:table-cell office:value-type="float" office:value="16900">
            <text:p>16900</text:p>
          </table:table-cell>
          <table:table-cell office:value-type="float" office:value="-4408">
            <text:p>-4408</text:p>
          </table:table-cell>
          <table:table-cell office:value-type="float" office:value="-8252">
            <text:p>-8252</text:p>
          </table:table-cell>
          <table:table-cell office:value-type="float" office:value="26.04">
            <text:p>26.04</text:p>
          </table:table-cell>
          <table:table-cell office:value-type="float" office:value="8179">
            <text:p>8179</text:p>
          </table:table-cell>
          <table:table-cell office:value-type="float" office:value="1919">
            <text:p>1919</text:p>
          </table:table-cell>
          <table:table-cell office:value-type="string">
            <text:p>-79<text:tab/><text:tab/><text:tab/><text:tab/></text:p>
          </table:table-cell>
          <table:table-cell table:number-columns-repeated="2"/>
          <table:table-cell table:formula="of:=IF(ABS(([.C410]-[.$I$2])/16384) &gt; 0.1; ([.C410]-[.$I$2])/16384; 0)" office:value-type="float" office:value="-0.308778420472756">
            <text:p>-0.31</text:p>
          </table:table-cell>
          <table:table-cell table:formula="of:=[.K409]+[.J410]" office:value-type="float" office:value="-19.6179825220353">
            <text:p>-19.62</text:p>
          </table:table-cell>
          <table:table-cell table:number-columns-repeated="2"/>
          <table:table-cell table:formula="of:=([.C410]-[.$M$2])/16384" office:value-type="float" office:value="-0.308778420472756">
            <text:p>-0.31</text:p>
          </table:table-cell>
          <table:table-cell table:formula="of:=AVERAGE([.N393:.N409])" office:value-type="float" office:value="-0.104131131869815">
            <text:p>-0.10</text:p>
          </table:table-cell>
          <table:table-cell table:formula="of:=[.N410]-[.O410]" office:value-type="float" office:value="-0.204647288602941">
            <text:p>-0.205</text:p>
          </table:table-cell>
          <table:table-cell table:formula="of:=[.Q409]+[.P410]" office:value-type="float" office:value="-1.04574046415442">
            <text:p>-1.046</text:p>
          </table:table-cell>
          <table:table-cell table:number-columns-repeated="6"/>
          <table:table-cell table:formula="of:=([.A410]-[.T$2])/16384" office:value-type="float" office:value="0.0358511117788461">
            <text:p>0.04</text:p>
          </table:table-cell>
          <table:table-cell table:formula="of:=IF(ABS(([.B410]-[.U$2])/16384) &gt; 0.1; ([.B410]-[.U$2])/16384; 0)" office:value-type="float" office:value="-0.172162960737179">
            <text:p>-0.17</text:p>
          </table:table-cell>
          <table:table-cell table:formula="of:=IF(ABS(([.C410]-[.V$2])/16384) &gt; 0.1; ([.C410]-[.V$2])/16384; 0)" office:value-type="float" office:value="-0.308778420472756">
            <text:p>-0.31</text:p>
          </table:table-cell>
          <table:table-cell/>
          <table:table-cell table:formula="of:=SQRT([.X410]*[.X410]+[.Y410]*[.Y410]+[.Z410]*[.Z410])" office:value-type="float" office:value="0.355344199636382">
            <text:p>0.3553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office:value-type="float" office:value="-4636">
            <text:p>-4636</text:p>
          </table:table-cell>
          <table:table-cell office:value-type="float" office:value="-7832">
            <text:p>-7832</text:p>
          </table:table-cell>
          <table:table-cell office:value-type="float" office:value="26.08">
            <text:p>26.08</text:p>
          </table:table-cell>
          <table:table-cell office:value-type="float" office:value="9633">
            <text:p>9633</text:p>
          </table:table-cell>
          <table:table-cell office:value-type="float" office:value="-3005">
            <text:p>-3005</text:p>
          </table:table-cell>
          <table:table-cell office:value-type="string">
            <text:p>-2804<text:tab/><text:tab/><text:tab/><text:tab/></text:p>
          </table:table-cell>
          <table:table-cell table:number-columns-repeated="2"/>
          <table:table-cell table:formula="of:=IF(ABS(([.C411]-[.$I$2])/16384) &gt; 0.1; ([.C411]-[.$I$2])/16384; 0)" office:value-type="float" office:value="-0.283143654847756">
            <text:p>-0.28</text:p>
          </table:table-cell>
          <table:table-cell table:formula="of:=[.K410]+[.J411]" office:value-type="float" office:value="-19.901126176883">
            <text:p>-19.90</text:p>
          </table:table-cell>
          <table:table-cell table:number-columns-repeated="2"/>
          <table:table-cell table:formula="of:=([.C411]-[.$M$2])/16384" office:value-type="float" office:value="-0.283143654847756">
            <text:p>-0.28</text:p>
          </table:table-cell>
          <table:table-cell table:formula="of:=AVERAGE([.N394:.N410])" office:value-type="float" office:value="-0.110636761465403">
            <text:p>-0.11</text:p>
          </table:table-cell>
          <table:table-cell table:formula="of:=[.N411]-[.O411]" office:value-type="float" office:value="-0.172506893382353">
            <text:p>-0.173</text:p>
          </table:table-cell>
          <table:table-cell table:formula="of:=[.Q410]+[.P411]" office:value-type="float" office:value="-1.21824735753677">
            <text:p>-1.218</text:p>
          </table:table-cell>
          <table:table-cell table:number-columns-repeated="6"/>
          <table:table-cell table:formula="of:=([.A411]-[.T$2])/16384" office:value-type="float" office:value="0.0160757211538461">
            <text:p>0.02</text:p>
          </table:table-cell>
          <table:table-cell table:formula="of:=IF(ABS(([.B411]-[.U$2])/16384) &gt; 0.1; ([.B411]-[.U$2])/16384; 0)" office:value-type="float" office:value="-0.186078976362179">
            <text:p>-0.19</text:p>
          </table:table-cell>
          <table:table-cell table:formula="of:=IF(ABS(([.C411]-[.V$2])/16384) &gt; 0.1; ([.C411]-[.V$2])/16384; 0)" office:value-type="float" office:value="-0.283143654847756">
            <text:p>-0.28</text:p>
          </table:table-cell>
          <table:table-cell/>
          <table:table-cell table:formula="of:=SQRT([.X411]*[.X411]+[.Y411]*[.Y411]+[.Z411]*[.Z411])" office:value-type="float" office:value="0.339196320049552">
            <text:p>0.3392</text:p>
          </table:table-cell>
        </table:table-row>
        <table:table-row table:style-name="ro1">
          <table:table-cell office:value-type="float" office:value="13068">
            <text:p>13068</text:p>
          </table:table-cell>
          <table:table-cell office:value-type="float" office:value="-2852">
            <text:p>-2852</text:p>
          </table:table-cell>
          <table:table-cell office:value-type="float" office:value="-5344">
            <text:p>-5344</text:p>
          </table:table-cell>
          <table:table-cell office:value-type="float" office:value="26.04">
            <text:p>26.04</text:p>
          </table:table-cell>
          <table:table-cell office:value-type="float" office:value="7647">
            <text:p>7647</text:p>
          </table:table-cell>
          <table:table-cell office:value-type="float" office:value="769">
            <text:p>769</text:p>
          </table:table-cell>
          <table:table-cell office:value-type="string">
            <text:p>-4303<text:tab/><text:tab/><text:tab/><text:tab/></text:p>
          </table:table-cell>
          <table:table-cell table:number-columns-repeated="2"/>
          <table:table-cell table:formula="of:=IF(ABS(([.C412]-[.$I$2])/16384) &gt; 0.1; ([.C412]-[.$I$2])/16384; 0)" office:value-type="float" office:value="-0.131288186097756">
            <text:p>-0.13</text:p>
          </table:table-cell>
          <table:table-cell table:formula="of:=[.K411]+[.J412]" office:value-type="float" office:value="-20.0324143629808">
            <text:p>-20.03</text:p>
          </table:table-cell>
          <table:table-cell table:number-columns-repeated="2"/>
          <table:table-cell table:formula="of:=([.C412]-[.$M$2])/16384" office:value-type="float" office:value="-0.131288186097756">
            <text:p>-0.13</text:p>
          </table:table-cell>
          <table:table-cell table:formula="of:=AVERAGE([.N395:.N411])" office:value-type="float" office:value="-0.128832418634521">
            <text:p>-0.13</text:p>
          </table:table-cell>
          <table:table-cell table:formula="of:=[.N412]-[.O412]" office:value-type="float" office:value="-0.00245576746323531">
            <text:p>-0.002</text:p>
          </table:table-cell>
          <table:table-cell table:formula="of:=[.Q411]+[.P412]" office:value-type="float" office:value="-1.220703125">
            <text:p>-1.221</text:p>
          </table:table-cell>
          <table:table-cell table:number-columns-repeated="6"/>
          <table:table-cell table:formula="of:=([.A412]-[.T$2])/16384" office:value-type="float" office:value="-0.198035606971154">
            <text:p>-0.20</text:p>
          </table:table-cell>
          <table:table-cell table:formula="of:=IF(ABS(([.B412]-[.U$2])/16384) &gt; 0.1; ([.B412]-[.U$2])/16384; 0)" office:value-type="float" office:value="0">
            <text:p>0.00</text:p>
          </table:table-cell>
          <table:table-cell table:formula="of:=IF(ABS(([.C412]-[.V$2])/16384) &gt; 0.1; ([.C412]-[.V$2])/16384; 0)" office:value-type="float" office:value="-0.131288186097756">
            <text:p>-0.13</text:p>
          </table:table-cell>
          <table:table-cell/>
          <table:table-cell table:formula="of:=SQRT([.X412]*[.X412]+[.Y412]*[.Y412]+[.Z412]*[.Z412])" office:value-type="float" office:value="0.237601955878466">
            <text:p>0.2376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-2740">
            <text:p>-2740</text:p>
          </table:table-cell>
          <table:table-cell office:value-type="float" office:value="-2976">
            <text:p>-2976</text:p>
          </table:table-cell>
          <table:table-cell office:value-type="float" office:value="26.13">
            <text:p>26.13</text:p>
          </table:table-cell>
          <table:table-cell office:value-type="float" office:value="7700">
            <text:p>7700</text:p>
          </table:table-cell>
          <table:table-cell office:value-type="float" office:value="-1890">
            <text:p>-1890</text:p>
          </table:table-cell>
          <table:table-cell office:value-type="string">
            <text:p>-2293<text:tab/><text:tab/><text:tab/><text:tab/></text:p>
          </table:table-cell>
          <table:table-cell table:number-columns-repeated="2"/>
          <table:table-cell table:formula="of:=IF(ABS(([.C413]-[.$I$2])/16384) &gt; 0.1; ([.C413]-[.$I$2])/16384; 0)" office:value-type="float" office:value="0">
            <text:p>0.00</text:p>
          </table:table-cell>
          <table:table-cell table:formula="of:=[.K412]+[.J413]" office:value-type="float" office:value="-20.0324143629808">
            <text:p>-20.03</text:p>
          </table:table-cell>
          <table:table-cell table:number-columns-repeated="2"/>
          <table:table-cell table:formula="of:=([.C413]-[.$M$2])/16384" office:value-type="float" office:value="0.0132430639022436">
            <text:p>0.01</text:p>
          </table:table-cell>
          <table:table-cell table:formula="of:=AVERAGE([.N396:.N412])" office:value-type="float" office:value="-0.136228443450698">
            <text:p>-0.14</text:p>
          </table:table-cell>
          <table:table-cell table:formula="of:=[.N413]-[.O413]" office:value-type="float" office:value="0.149471507352941">
            <text:p>0.149</text:p>
          </table:table-cell>
          <table:table-cell table:formula="of:=[.Q412]+[.P413]" office:value-type="float" office:value="-1.07123161764706">
            <text:p>-1.071</text:p>
          </table:table-cell>
          <table:table-cell table:number-columns-repeated="6"/>
          <table:table-cell table:formula="of:=([.A413]-[.T$2])/16384" office:value-type="float" office:value="-0.293738731971154">
            <text:p>-0.29</text:p>
          </table:table-cell>
          <table:table-cell table:formula="of:=IF(ABS(([.B413]-[.U$2])/16384) &gt; 0.1; ([.B413]-[.U$2])/16384; 0)" office:value-type="float" office:value="0">
            <text:p>0.00</text:p>
          </table:table-cell>
          <table:table-cell table:formula="of:=IF(ABS(([.C413]-[.V$2])/16384) &gt; 0.1; ([.C413]-[.V$2])/16384; 0)" office:value-type="float" office:value="0">
            <text:p>0.00</text:p>
          </table:table-cell>
          <table:table-cell/>
          <table:table-cell table:formula="of:=SQRT([.X413]*[.X413]+[.Y413]*[.Y413]+[.Z413]*[.Z413])" office:value-type="float" office:value="0.293738731971154">
            <text:p>0.2937</text:p>
          </table:table-cell>
        </table:table-row>
        <table:table-row table:style-name="ro1">
          <table:table-cell office:value-type="float" office:value="15464">
            <text:p>15464</text:p>
          </table:table-cell>
          <table:table-cell office:value-type="float" office:value="-3208">
            <text:p>-3208</text:p>
          </table:table-cell>
          <table:table-cell office:value-type="float" office:value="-4648">
            <text:p>-4648</text:p>
          </table:table-cell>
          <table:table-cell office:value-type="float" office:value="25.99">
            <text:p>25.99</text:p>
          </table:table-cell>
          <table:table-cell office:value-type="float" office:value="5988">
            <text:p>5988</text:p>
          </table:table-cell>
          <table:table-cell office:value-type="float" office:value="-3306">
            <text:p>-3306</text:p>
          </table:table-cell>
          <table:table-cell office:value-type="string">
            <text:p>-3080<text:tab/><text:tab/><text:tab/><text:tab/></text:p>
          </table:table-cell>
          <table:table-cell table:number-columns-repeated="2"/>
          <table:table-cell table:formula="of:=IF(ABS(([.C414]-[.$I$2])/16384) &gt; 0.1; ([.C414]-[.$I$2])/16384; 0)" office:value-type="float" office:value="0">
            <text:p>0.00</text:p>
          </table:table-cell>
          <table:table-cell table:formula="of:=[.K413]+[.J414]" office:value-type="float" office:value="-20.0324143629808">
            <text:p>-20.03</text:p>
          </table:table-cell>
          <table:table-cell table:number-columns-repeated="2"/>
          <table:table-cell table:formula="of:=([.C414]-[.$M$2])/16384" office:value-type="float" office:value="-0.0888077173477564">
            <text:p>-0.09</text:p>
          </table:table-cell>
          <table:table-cell table:formula="of:=AVERAGE([.N397:.N413])" office:value-type="float" office:value="-0.133384923230109">
            <text:p>-0.13</text:p>
          </table:table-cell>
          <table:table-cell table:formula="of:=[.N414]-[.O414]" office:value-type="float" office:value="0.0445772058823529">
            <text:p>0.045</text:p>
          </table:table-cell>
          <table:table-cell table:formula="of:=[.Q413]+[.P414]" office:value-type="float" office:value="-1.02665441176471">
            <text:p>-1.027</text:p>
          </table:table-cell>
          <table:table-cell table:number-columns-repeated="6"/>
          <table:table-cell table:formula="of:=([.A414]-[.T$2])/16384" office:value-type="float" office:value="-0.0517953725961539">
            <text:p>-0.05</text:p>
          </table:table-cell>
          <table:table-cell table:formula="of:=IF(ABS(([.B414]-[.U$2])/16384) &gt; 0.1; ([.B414]-[.U$2])/16384; 0)" office:value-type="float" office:value="0">
            <text:p>0.00</text:p>
          </table:table-cell>
          <table:table-cell table:formula="of:=IF(ABS(([.C414]-[.V$2])/16384) &gt; 0.1; ([.C414]-[.V$2])/16384; 0)" office:value-type="float" office:value="0">
            <text:p>0.00</text:p>
          </table:table-cell>
          <table:table-cell/>
          <table:table-cell table:formula="of:=SQRT([.X414]*[.X414]+[.Y414]*[.Y414]+[.Z414]*[.Z414])" office:value-type="float" office:value="0.0517953725961539">
            <text:p>0.0518</text:p>
          </table:table-cell>
        </table:table-row>
        <table:table-row table:style-name="ro1">
          <table:table-cell office:value-type="float" office:value="20368">
            <text:p>20368</text:p>
          </table:table-cell>
          <table:table-cell office:value-type="float" office:value="-3676">
            <text:p>-3676</text:p>
          </table:table-cell>
          <table:table-cell office:value-type="float" office:value="-5824">
            <text:p>-5824</text:p>
          </table:table-cell>
          <table:table-cell office:value-type="float" office:value="25.99">
            <text:p>25.99</text:p>
          </table:table-cell>
          <table:table-cell office:value-type="float" office:value="4941">
            <text:p>4941</text:p>
          </table:table-cell>
          <table:table-cell office:value-type="float" office:value="-2008">
            <text:p>-2008</text:p>
          </table:table-cell>
          <table:table-cell office:value-type="string">
            <text:p>-2952<text:tab/><text:tab/><text:tab/><text:tab/></text:p>
          </table:table-cell>
          <table:table-cell table:number-columns-repeated="2"/>
          <table:table-cell table:formula="of:=IF(ABS(([.C415]-[.$I$2])/16384) &gt; 0.1; ([.C415]-[.$I$2])/16384; 0)" office:value-type="float" office:value="-0.160585061097756">
            <text:p>-0.16</text:p>
          </table:table-cell>
          <table:table-cell table:formula="of:=[.K414]+[.J415]" office:value-type="float" office:value="-20.1929994240785">
            <text:p>-20.19</text:p>
          </table:table-cell>
          <table:table-cell table:number-columns-repeated="2"/>
          <table:table-cell table:formula="of:=([.C415]-[.$M$2])/16384" office:value-type="float" office:value="-0.160585061097756">
            <text:p>-0.16</text:p>
          </table:table-cell>
          <table:table-cell table:formula="of:=AVERAGE([.N398:.N414])" office:value-type="float" office:value="-0.131230741244815">
            <text:p>-0.13</text:p>
          </table:table-cell>
          <table:table-cell table:formula="of:=[.N415]-[.O415]" office:value-type="float" office:value="-0.0293543198529412">
            <text:p>-0.029</text:p>
          </table:table-cell>
          <table:table-cell table:formula="of:=[.Q414]+[.P415]" office:value-type="float" office:value="-1.05600873161765">
            <text:p>-1.056</text:p>
          </table:table-cell>
          <table:table-cell table:number-columns-repeated="6"/>
          <table:table-cell table:formula="of:=([.A415]-[.T$2])/16384" office:value-type="float" office:value="0.247521033653846">
            <text:p>0.25</text:p>
          </table:table-cell>
          <table:table-cell table:formula="of:=IF(ABS(([.B415]-[.U$2])/16384) &gt; 0.1; ([.B415]-[.U$2])/16384; 0)" office:value-type="float" office:value="-0.127485226362179">
            <text:p>-0.13</text:p>
          </table:table-cell>
          <table:table-cell table:formula="of:=IF(ABS(([.C415]-[.V$2])/16384) &gt; 0.1; ([.C415]-[.V$2])/16384; 0)" office:value-type="float" office:value="-0.160585061097756">
            <text:p>-0.16</text:p>
          </table:table-cell>
          <table:table-cell/>
          <table:table-cell table:formula="of:=SQRT([.X415]*[.X415]+[.Y415]*[.Y415]+[.Z415]*[.Z415])" office:value-type="float" office:value="0.321413607193993">
            <text:p>0.3214</text:p>
          </table:table-cell>
        </table:table-row>
        <table:table-row table:style-name="ro1">
          <table:table-cell office:value-type="float" office:value="16044">
            <text:p>16044</text:p>
          </table:table-cell>
          <table:table-cell office:value-type="float" office:value="-1676">
            <text:p>-1676</text:p>
          </table:table-cell>
          <table:table-cell office:value-type="float" office:value="-8512">
            <text:p>-8512</text:p>
          </table:table-cell>
          <table:table-cell office:value-type="float" office:value="25.99">
            <text:p>25.99</text:p>
          </table:table-cell>
          <table:table-cell office:value-type="float" office:value="2557">
            <text:p>2557</text:p>
          </table:table-cell>
          <table:table-cell office:value-type="float" office:value="6508">
            <text:p>6508</text:p>
          </table:table-cell>
          <table:table-cell office:value-type="string">
            <text:p>-1078<text:tab/><text:tab/><text:tab/><text:tab/></text:p>
          </table:table-cell>
          <table:table-cell table:number-columns-repeated="2"/>
          <table:table-cell table:formula="of:=IF(ABS(([.C416]-[.$I$2])/16384) &gt; 0.1; ([.C416]-[.$I$2])/16384; 0)" office:value-type="float" office:value="-0.324647561097756">
            <text:p>-0.32</text:p>
          </table:table-cell>
          <table:table-cell table:formula="of:=[.K415]+[.J416]" office:value-type="float" office:value="-20.5176469851763">
            <text:p>-20.52</text:p>
          </table:table-cell>
          <table:table-cell table:number-columns-repeated="2"/>
          <table:table-cell table:formula="of:=([.C416]-[.$M$2])/16384" office:value-type="float" office:value="-0.324647561097756">
            <text:p>-0.32</text:p>
          </table:table-cell>
          <table:table-cell table:formula="of:=AVERAGE([.N399:.N415])" office:value-type="float" office:value="-0.126031982053639">
            <text:p>-0.13</text:p>
          </table:table-cell>
          <table:table-cell table:formula="of:=[.N416]-[.O416]" office:value-type="float" office:value="-0.198615579044118">
            <text:p>-0.199</text:p>
          </table:table-cell>
          <table:table-cell table:formula="of:=[.Q415]+[.P416]" office:value-type="float" office:value="-1.25462431066177">
            <text:p>-1.255</text:p>
          </table:table-cell>
          <table:table-cell table:number-columns-repeated="6"/>
          <table:table-cell table:formula="of:=([.A416]-[.T$2])/16384" office:value-type="float" office:value="-0.0163949819711539">
            <text:p>-0.02</text:p>
          </table:table-cell>
          <table:table-cell table:formula="of:=IF(ABS(([.B416]-[.U$2])/16384) &gt; 0.1; ([.B416]-[.U$2])/16384; 0)" office:value-type="float" office:value="0">
            <text:p>0.00</text:p>
          </table:table-cell>
          <table:table-cell table:formula="of:=IF(ABS(([.C416]-[.V$2])/16384) &gt; 0.1; ([.C416]-[.V$2])/16384; 0)" office:value-type="float" office:value="-0.324647561097756">
            <text:p>-0.32</text:p>
          </table:table-cell>
          <table:table-cell/>
          <table:table-cell table:formula="of:=SQRT([.X416]*[.X416]+[.Y416]*[.Y416]+[.Z416]*[.Z416])" office:value-type="float" office:value="0.325061277854739">
            <text:p>0.3251</text:p>
          </table:table-cell>
        </table:table-row>
        <table:table-row table:style-name="ro1">
          <table:table-cell office:value-type="float" office:value="13936">
            <text:p>13936</text:p>
          </table:table-cell>
          <table:table-cell office:value-type="float" office:value="648">
            <text:p>648</text:p>
          </table:table-cell>
          <table:table-cell office:value-type="float" office:value="-7196">
            <text:p>-7196</text:p>
          </table:table-cell>
          <table:table-cell office:value-type="float" office:value="26.08">
            <text:p>26.08</text:p>
          </table:table-cell>
          <table:table-cell office:value-type="float" office:value="1476">
            <text:p>1476</text:p>
          </table:table-cell>
          <table:table-cell office:value-type="float" office:value="1573">
            <text:p>1573</text:p>
          </table:table-cell>
          <table:table-cell office:value-type="string">
            <text:p>679<text:tab/><text:tab/><text:tab/><text:tab/></text:p>
          </table:table-cell>
          <table:table-cell table:number-columns-repeated="2"/>
          <table:table-cell table:formula="of:=IF(ABS(([.C417]-[.$I$2])/16384) &gt; 0.1; ([.C417]-[.$I$2])/16384; 0)" office:value-type="float" office:value="-0.244325295472756">
            <text:p>-0.24</text:p>
          </table:table-cell>
          <table:table-cell table:formula="of:=[.K416]+[.J417]" office:value-type="float" office:value="-20.761972280649">
            <text:p>-20.76</text:p>
          </table:table-cell>
          <table:table-cell table:number-columns-repeated="2"/>
          <table:table-cell table:formula="of:=([.C417]-[.$M$2])/16384" office:value-type="float" office:value="-0.244325295472756">
            <text:p>-0.24</text:p>
          </table:table-cell>
          <table:table-cell table:formula="of:=AVERAGE([.N400:.N416])" office:value-type="float" office:value="-0.131790828560992">
            <text:p>-0.13</text:p>
          </table:table-cell>
          <table:table-cell table:formula="of:=[.N417]-[.O417]" office:value-type="float" office:value="-0.112534466911765">
            <text:p>-0.113</text:p>
          </table:table-cell>
          <table:table-cell table:formula="of:=[.Q416]+[.P417]" office:value-type="float" office:value="-1.36715877757353">
            <text:p>-1.367</text:p>
          </table:table-cell>
          <table:table-cell table:number-columns-repeated="6"/>
          <table:table-cell table:formula="of:=([.A417]-[.T$2])/16384" office:value-type="float" office:value="-0.145057091346154">
            <text:p>-0.15</text:p>
          </table:table-cell>
          <table:table-cell table:formula="of:=IF(ABS(([.B417]-[.U$2])/16384) &gt; 0.1; ([.B417]-[.U$2])/16384; 0)" office:value-type="float" office:value="0.136430789262821">
            <text:p>0.14</text:p>
          </table:table-cell>
          <table:table-cell table:formula="of:=IF(ABS(([.C417]-[.V$2])/16384) &gt; 0.1; ([.C417]-[.V$2])/16384; 0)" office:value-type="float" office:value="-0.244325295472756">
            <text:p>-0.24</text:p>
          </table:table-cell>
          <table:table-cell/>
          <table:table-cell table:formula="of:=SQRT([.X417]*[.X417]+[.Y417]*[.Y417]+[.Z417]*[.Z417])" office:value-type="float" office:value="0.315197985425878">
            <text:p>0.3152</text:p>
          </table:table-cell>
        </table:table-row>
        <table:table-row table:style-name="ro1">
          <table:table-cell office:value-type="float" office:value="14024">
            <text:p>14024</text:p>
          </table:table-cell>
          <table:table-cell office:value-type="float" office:value="-1808">
            <text:p>-1808</text:p>
          </table:table-cell>
          <table:table-cell office:value-type="float" office:value="-4792">
            <text:p>-4792</text:p>
          </table:table-cell>
          <table:table-cell office:value-type="float" office:value="26.04">
            <text:p>26.04</text:p>
          </table:table-cell>
          <table:table-cell office:value-type="float" office:value="186">
            <text:p>186</text:p>
          </table:table-cell>
          <table:table-cell office:value-type="float" office:value="3907">
            <text:p>3907</text:p>
          </table:table-cell>
          <table:table-cell office:value-type="string">
            <text:p>923<text:tab/><text:tab/><text:tab/><text:tab/></text:p>
          </table:table-cell>
          <table:table-cell table:number-columns-repeated="2"/>
          <table:table-cell table:formula="of:=IF(ABS(([.C418]-[.$I$2])/16384) &gt; 0.1; ([.C418]-[.$I$2])/16384; 0)" office:value-type="float" office:value="0">
            <text:p>0.00</text:p>
          </table:table-cell>
          <table:table-cell table:formula="of:=[.K417]+[.J418]" office:value-type="float" office:value="-20.761972280649">
            <text:p>-20.76</text:p>
          </table:table-cell>
          <table:table-cell table:number-columns-repeated="2"/>
          <table:table-cell table:formula="of:=([.C418]-[.$M$2])/16384" office:value-type="float" office:value="-0.0975967798477564">
            <text:p>-0.10</text:p>
          </table:table-cell>
          <table:table-cell table:formula="of:=AVERAGE([.N401:.N417])" office:value-type="float" office:value="-0.143638829480109">
            <text:p>-0.14</text:p>
          </table:table-cell>
          <table:table-cell table:formula="of:=[.N418]-[.O418]" office:value-type="float" office:value="0.0460420496323529">
            <text:p>0.046</text:p>
          </table:table-cell>
          <table:table-cell table:formula="of:=[.Q417]+[.P418]" office:value-type="float" office:value="-1.32111672794118">
            <text:p>-1.321</text:p>
          </table:table-cell>
          <table:table-cell table:number-columns-repeated="6"/>
          <table:table-cell table:formula="of:=([.A418]-[.T$2])/16384" office:value-type="float" office:value="-0.139685997596154">
            <text:p>-0.14</text:p>
          </table:table-cell>
          <table:table-cell table:formula="of:=IF(ABS(([.B418]-[.U$2])/16384) &gt; 0.1; ([.B418]-[.U$2])/16384; 0)" office:value-type="float" office:value="0">
            <text:p>0.00</text:p>
          </table:table-cell>
          <table:table-cell table:formula="of:=IF(ABS(([.C418]-[.V$2])/16384) &gt; 0.1; ([.C418]-[.V$2])/16384; 0)" office:value-type="float" office:value="0">
            <text:p>0.00</text:p>
          </table:table-cell>
          <table:table-cell/>
          <table:table-cell table:formula="of:=SQRT([.X418]*[.X418]+[.Y418]*[.Y418]+[.Z418]*[.Z418])" office:value-type="float" office:value="0.139685997596154">
            <text:p>0.1397</text:p>
          </table:table-cell>
        </table:table-row>
        <table:table-row table:style-name="ro1">
          <table:table-cell office:value-type="float" office:value="13696">
            <text:p>13696</text:p>
          </table:table-cell>
          <table:table-cell office:value-type="float" office:value="-2004">
            <text:p>-2004</text:p>
          </table:table-cell>
          <table:table-cell office:value-type="float" office:value="-3652">
            <text:p>-3652</text:p>
          </table:table-cell>
          <table:table-cell office:value-type="float" office:value="26.08">
            <text:p>26.08</text:p>
          </table:table-cell>
          <table:table-cell office:value-type="float" office:value="2167">
            <text:p>2167</text:p>
          </table:table-cell>
          <table:table-cell office:value-type="float" office:value="-1878">
            <text:p>-1878</text:p>
          </table:table-cell>
          <table:table-cell office:value-type="string">
            <text:p>375<text:tab/><text:tab/><text:tab/><text:tab/></text:p>
          </table:table-cell>
          <table:table-cell table:number-columns-repeated="2"/>
          <table:table-cell table:formula="of:=IF(ABS(([.C419]-[.$I$2])/16384) &gt; 0.1; ([.C419]-[.$I$2])/16384; 0)" office:value-type="float" office:value="0">
            <text:p>0.00</text:p>
          </table:table-cell>
          <table:table-cell table:formula="of:=[.K418]+[.J419]" office:value-type="float" office:value="-20.761972280649">
            <text:p>-20.76</text:p>
          </table:table-cell>
          <table:table-cell table:number-columns-repeated="2"/>
          <table:table-cell table:formula="of:=([.C419]-[.$M$2])/16384" office:value-type="float" office:value="-0.0280167017227564">
            <text:p>-0.03</text:p>
          </table:table-cell>
          <table:table-cell table:formula="of:=AVERAGE([.N402:.N418])" office:value-type="float" office:value="-0.150805074884521">
            <text:p>-0.15</text:p>
          </table:table-cell>
          <table:table-cell table:formula="of:=[.N419]-[.O419]" office:value-type="float" office:value="0.122788373161765">
            <text:p>0.123</text:p>
          </table:table-cell>
          <table:table-cell table:formula="of:=[.Q418]+[.P419]" office:value-type="float" office:value="-1.19832835477942">
            <text:p>-1.198</text:p>
          </table:table-cell>
          <table:table-cell table:number-columns-repeated="6"/>
          <table:table-cell table:formula="of:=([.A419]-[.T$2])/16384" office:value-type="float" office:value="-0.159705528846154">
            <text:p>-0.16</text:p>
          </table:table-cell>
          <table:table-cell table:formula="of:=IF(ABS(([.B419]-[.U$2])/16384) &gt; 0.1; ([.B419]-[.U$2])/16384; 0)" office:value-type="float" office:value="0">
            <text:p>0.00</text:p>
          </table:table-cell>
          <table:table-cell table:formula="of:=IF(ABS(([.C419]-[.V$2])/16384) &gt; 0.1; ([.C419]-[.V$2])/16384; 0)" office:value-type="float" office:value="0">
            <text:p>0.00</text:p>
          </table:table-cell>
          <table:table-cell/>
          <table:table-cell table:formula="of:=SQRT([.X419]*[.X419]+[.Y419]*[.Y419]+[.Z419]*[.Z419])" office:value-type="float" office:value="0.159705528846154">
            <text:p>0.1597</text:p>
          </table:table-cell>
        </table:table-row>
        <table:table-row table:style-name="ro1">
          <table:table-cell office:value-type="float" office:value="15028">
            <text:p>15028</text:p>
          </table:table-cell>
          <table:table-cell office:value-type="float" office:value="-1476">
            <text:p>-1476</text:p>
          </table:table-cell>
          <table:table-cell office:value-type="float" office:value="-3640">
            <text:p>-3640</text:p>
          </table:table-cell>
          <table:table-cell office:value-type="float" office:value="26.08">
            <text:p>26.08</text:p>
          </table:table-cell>
          <table:table-cell office:value-type="float" office:value="2033">
            <text:p>2033</text:p>
          </table:table-cell>
          <table:table-cell office:value-type="float" office:value="-1122">
            <text:p>-1122</text:p>
          </table:table-cell>
          <table:table-cell office:value-type="string">
            <text:p>-1532<text:tab/><text:tab/><text:tab/><text:tab/></text:p>
          </table:table-cell>
          <table:table-cell table:number-columns-repeated="2"/>
          <table:table-cell table:formula="of:=IF(ABS(([.C420]-[.$I$2])/16384) &gt; 0.1; ([.C420]-[.$I$2])/16384; 0)" office:value-type="float" office:value="0">
            <text:p>0.00</text:p>
          </table:table-cell>
          <table:table-cell table:formula="of:=[.K419]+[.J420]" office:value-type="float" office:value="-20.761972280649">
            <text:p>-20.76</text:p>
          </table:table-cell>
          <table:table-cell table:number-columns-repeated="2"/>
          <table:table-cell table:formula="of:=([.C420]-[.$M$2])/16384" office:value-type="float" office:value="-0.0272842798477564">
            <text:p>-0.03</text:p>
          </table:table-cell>
          <table:table-cell table:formula="of:=AVERAGE([.N403:.N419])" office:value-type="float" office:value="-0.151652386465403">
            <text:p>-0.15</text:p>
          </table:table-cell>
          <table:table-cell table:formula="of:=[.N420]-[.O420]" office:value-type="float" office:value="0.124368106617647">
            <text:p>0.124</text:p>
          </table:table-cell>
          <table:table-cell table:formula="of:=[.Q419]+[.P420]" office:value-type="float" office:value="-1.07396024816177">
            <text:p>-1.074</text:p>
          </table:table-cell>
          <table:table-cell table:number-columns-repeated="6"/>
          <table:table-cell table:formula="of:=([.A420]-[.T$2])/16384" office:value-type="float" office:value="-0.0784067007211539">
            <text:p>-0.08</text:p>
          </table:table-cell>
          <table:table-cell table:formula="of:=IF(ABS(([.B420]-[.U$2])/16384) &gt; 0.1; ([.B420]-[.U$2])/16384; 0)" office:value-type="float" office:value="0">
            <text:p>0.00</text:p>
          </table:table-cell>
          <table:table-cell table:formula="of:=IF(ABS(([.C420]-[.V$2])/16384) &gt; 0.1; ([.C420]-[.V$2])/16384; 0)" office:value-type="float" office:value="0">
            <text:p>0.00</text:p>
          </table:table-cell>
          <table:table-cell/>
          <table:table-cell table:formula="of:=SQRT([.X420]*[.X420]+[.Y420]*[.Y420]+[.Z420]*[.Z420])" office:value-type="float" office:value="0.0784067007211539">
            <text:p>0.0784</text:p>
          </table:table-cell>
        </table:table-row>
        <table:table-row table:style-name="ro1">
          <table:table-cell office:value-type="float" office:value="18468">
            <text:p>18468</text:p>
          </table:table-cell>
          <table:table-cell office:value-type="float" office:value="-1884">
            <text:p>-1884</text:p>
          </table:table-cell>
          <table:table-cell office:value-type="float" office:value="-4792">
            <text:p>-4792</text:p>
          </table:table-cell>
          <table:table-cell office:value-type="float" office:value="26.04">
            <text:p>26.04</text:p>
          </table:table-cell>
          <table:table-cell office:value-type="float" office:value="4221">
            <text:p>4221</text:p>
          </table:table-cell>
          <table:table-cell office:value-type="float" office:value="111">
            <text:p>111</text:p>
          </table:table-cell>
          <table:table-cell office:value-type="string">
            <text:p>291<text:tab/><text:tab/><text:tab/><text:tab/></text:p>
          </table:table-cell>
          <table:table-cell table:number-columns-repeated="2"/>
          <table:table-cell table:formula="of:=IF(ABS(([.C421]-[.$I$2])/16384) &gt; 0.1; ([.C421]-[.$I$2])/16384; 0)" office:value-type="float" office:value="0">
            <text:p>0.00</text:p>
          </table:table-cell>
          <table:table-cell table:formula="of:=[.K420]+[.J421]" office:value-type="float" office:value="-20.761972280649">
            <text:p>-20.76</text:p>
          </table:table-cell>
          <table:table-cell table:number-columns-repeated="2"/>
          <table:table-cell table:formula="of:=([.C421]-[.$M$2])/16384" office:value-type="float" office:value="-0.0975967798477564">
            <text:p>-0.10</text:p>
          </table:table-cell>
          <table:table-cell table:formula="of:=AVERAGE([.N404:.N420])" office:value-type="float" office:value="-0.143595745840403">
            <text:p>-0.14</text:p>
          </table:table-cell>
          <table:table-cell table:formula="of:=[.N421]-[.O421]" office:value-type="float" office:value="0.045998965992647">
            <text:p>0.046</text:p>
          </table:table-cell>
          <table:table-cell table:formula="of:=[.Q420]+[.P421]" office:value-type="float" office:value="-1.02796128216912">
            <text:p>-1.028</text:p>
          </table:table-cell>
          <table:table-cell table:number-columns-repeated="6"/>
          <table:table-cell table:formula="of:=([.A421]-[.T$2])/16384" office:value-type="float" office:value="0.131554236778846">
            <text:p>0.13</text:p>
          </table:table-cell>
          <table:table-cell table:formula="of:=IF(ABS(([.B421]-[.U$2])/16384) &gt; 0.1; ([.B421]-[.U$2])/16384; 0)" office:value-type="float" office:value="0">
            <text:p>0.00</text:p>
          </table:table-cell>
          <table:table-cell table:formula="of:=IF(ABS(([.C421]-[.V$2])/16384) &gt; 0.1; ([.C421]-[.V$2])/16384; 0)" office:value-type="float" office:value="0">
            <text:p>0.00</text:p>
          </table:table-cell>
          <table:table-cell/>
          <table:table-cell table:formula="of:=SQRT([.X421]*[.X421]+[.Y421]*[.Y421]+[.Z421]*[.Z421])" office:value-type="float" office:value="0.131554236778846">
            <text:p>0.1316</text:p>
          </table:table-cell>
        </table:table-row>
        <table:table-row table:style-name="ro1">
          <table:table-cell office:value-type="float" office:value="18520">
            <text:p>18520</text:p>
          </table:table-cell>
          <table:table-cell office:value-type="float" office:value="-4064">
            <text:p>-4064</text:p>
          </table:table-cell>
          <table:table-cell office:value-type="float" office:value="-7628">
            <text:p>-7628</text:p>
          </table:table-cell>
          <table:table-cell office:value-type="float" office:value="25.99">
            <text:p>25.99</text:p>
          </table:table-cell>
          <table:table-cell office:value-type="float" office:value="6708">
            <text:p>6708</text:p>
          </table:table-cell>
          <table:table-cell office:value-type="float" office:value="3204">
            <text:p>3204</text:p>
          </table:table-cell>
          <table:table-cell office:value-type="string">
            <text:p>471<text:tab/><text:tab/><text:tab/><text:tab/></text:p>
          </table:table-cell>
          <table:table-cell table:number-columns-repeated="2"/>
          <table:table-cell table:formula="of:=IF(ABS(([.C422]-[.$I$2])/16384) &gt; 0.1; ([.C422]-[.$I$2])/16384; 0)" office:value-type="float" office:value="-0.270692482972756">
            <text:p>-0.27</text:p>
          </table:table-cell>
          <table:table-cell table:formula="of:=[.K421]+[.J422]" office:value-type="float" office:value="-21.0326647636218">
            <text:p>-21.03</text:p>
          </table:table-cell>
          <table:table-cell table:number-columns-repeated="2"/>
          <table:table-cell table:formula="of:=([.C422]-[.$M$2])/16384" office:value-type="float" office:value="-0.270692482972756">
            <text:p>-0.27</text:p>
          </table:table-cell>
          <table:table-cell table:formula="of:=AVERAGE([.N405:.N421])" office:value-type="float" office:value="-0.132896641980109">
            <text:p>-0.13</text:p>
          </table:table-cell>
          <table:table-cell table:formula="of:=[.N422]-[.O422]" office:value-type="float" office:value="-0.137795840992647">
            <text:p>-0.138</text:p>
          </table:table-cell>
          <table:table-cell table:formula="of:=[.Q421]+[.P422]" office:value-type="float" office:value="-1.16575712316177">
            <text:p>-1.166</text:p>
          </table:table-cell>
          <table:table-cell table:number-columns-repeated="6"/>
          <table:table-cell table:formula="of:=([.A422]-[.T$2])/16384" office:value-type="float" office:value="0.134728064903846">
            <text:p>0.13</text:p>
          </table:table-cell>
          <table:table-cell table:formula="of:=IF(ABS(([.B422]-[.U$2])/16384) &gt; 0.1; ([.B422]-[.U$2])/16384; 0)" office:value-type="float" office:value="-0.151166866987179">
            <text:p>-0.15</text:p>
          </table:table-cell>
          <table:table-cell table:formula="of:=IF(ABS(([.C422]-[.V$2])/16384) &gt; 0.1; ([.C422]-[.V$2])/16384; 0)" office:value-type="float" office:value="-0.270692482972756">
            <text:p>-0.27</text:p>
          </table:table-cell>
          <table:table-cell/>
          <table:table-cell table:formula="of:=SQRT([.X422]*[.X422]+[.Y422]*[.Y422]+[.Z422]*[.Z422])" office:value-type="float" office:value="0.338049542945129">
            <text:p>0.3380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5148">
            <text:p>-5148</text:p>
          </table:table-cell>
          <table:table-cell office:value-type="float" office:value="-7812">
            <text:p>-7812</text:p>
          </table:table-cell>
          <table:table-cell office:value-type="float" office:value="26.04">
            <text:p>26.04</text:p>
          </table:table-cell>
          <table:table-cell office:value-type="float" office:value="9029">
            <text:p>9029</text:p>
          </table:table-cell>
          <table:table-cell office:value-type="float" office:value="-1590">
            <text:p>-1590</text:p>
          </table:table-cell>
          <table:table-cell office:value-type="string">
            <text:p>-1629<text:tab/><text:tab/><text:tab/><text:tab/></text:p>
          </table:table-cell>
          <table:table-cell table:number-columns-repeated="2"/>
          <table:table-cell table:formula="of:=IF(ABS(([.C423]-[.$I$2])/16384) &gt; 0.1; ([.C423]-[.$I$2])/16384; 0)" office:value-type="float" office:value="-0.281922951722756">
            <text:p>-0.28</text:p>
          </table:table-cell>
          <table:table-cell table:formula="of:=[.K422]+[.J423]" office:value-type="float" office:value="-21.3145877153446">
            <text:p>-21.31</text:p>
          </table:table-cell>
          <table:table-cell table:number-columns-repeated="2"/>
          <table:table-cell table:formula="of:=([.C423]-[.$M$2])/16384" office:value-type="float" office:value="-0.281922951722756">
            <text:p>-0.28</text:p>
          </table:table-cell>
          <table:table-cell table:formula="of:=AVERAGE([.N406:.N422])" office:value-type="float" office:value="-0.135596550068345">
            <text:p>-0.14</text:p>
          </table:table-cell>
          <table:table-cell table:formula="of:=[.N423]-[.O423]" office:value-type="float" office:value="-0.146326401654412">
            <text:p>-0.146</text:p>
          </table:table-cell>
          <table:table-cell table:formula="of:=[.Q422]+[.P423]" office:value-type="float" office:value="-1.31208352481618">
            <text:p>-1.312</text:p>
          </table:table-cell>
          <table:table-cell table:number-columns-repeated="6"/>
          <table:table-cell table:formula="of:=([.A423]-[.T$2])/16384" office:value-type="float" office:value="-0.0444711538461539">
            <text:p>-0.04</text:p>
          </table:table-cell>
          <table:table-cell table:formula="of:=IF(ABS(([.B423]-[.U$2])/16384) &gt; 0.1; ([.B423]-[.U$2])/16384; 0)" office:value-type="float" office:value="-0.217328976362179">
            <text:p>-0.22</text:p>
          </table:table-cell>
          <table:table-cell table:formula="of:=IF(ABS(([.C423]-[.V$2])/16384) &gt; 0.1; ([.C423]-[.V$2])/16384; 0)" office:value-type="float" office:value="-0.281922951722756">
            <text:p>-0.28</text:p>
          </table:table-cell>
          <table:table-cell/>
          <table:table-cell table:formula="of:=SQRT([.X423]*[.X423]+[.Y423]*[.Y423]+[.Z423]*[.Z423])" office:value-type="float" office:value="0.358734049400266">
            <text:p>0.3587</text:p>
          </table:table-cell>
        </table:table-row>
        <table:table-row table:style-name="ro1">
          <table:table-cell office:value-type="float" office:value="14900">
            <text:p>14900</text:p>
          </table:table-cell>
          <table:table-cell office:value-type="float" office:value="-1756">
            <text:p>-1756</text:p>
          </table:table-cell>
          <table:table-cell office:value-type="float" office:value="-5292">
            <text:p>-5292</text:p>
          </table:table-cell>
          <table:table-cell office:value-type="float" office:value="25.99">
            <text:p>25.99</text:p>
          </table:table-cell>
          <table:table-cell office:value-type="float" office:value="7719">
            <text:p>7719</text:p>
          </table:table-cell>
          <table:table-cell office:value-type="float" office:value="272">
            <text:p>272</text:p>
          </table:table-cell>
          <table:table-cell office:value-type="string">
            <text:p>-4659<text:tab/><text:tab/><text:tab/><text:tab/></text:p>
          </table:table-cell>
          <table:table-cell table:number-columns-repeated="2"/>
          <table:table-cell table:formula="of:=IF(ABS(([.C424]-[.$I$2])/16384) &gt; 0.1; ([.C424]-[.$I$2])/16384; 0)" office:value-type="float" office:value="-0.128114357972756">
            <text:p>-0.13</text:p>
          </table:table-cell>
          <table:table-cell table:formula="of:=[.K423]+[.J424]" office:value-type="float" office:value="-21.4427020733173">
            <text:p>-21.44</text:p>
          </table:table-cell>
          <table:table-cell table:number-columns-repeated="2"/>
          <table:table-cell table:formula="of:=([.C424]-[.$M$2])/16384" office:value-type="float" office:value="-0.128114357972756">
            <text:p>-0.13</text:p>
          </table:table-cell>
          <table:table-cell table:formula="of:=AVERAGE([.N407:.N423])" office:value-type="float" office:value="-0.150819436097756">
            <text:p>-0.15</text:p>
          </table:table-cell>
          <table:table-cell table:formula="of:=[.N424]-[.O424]" office:value-type="float" office:value="0.022705078125">
            <text:p>0.023</text:p>
          </table:table-cell>
          <table:table-cell table:formula="of:=[.Q423]+[.P424]" office:value-type="float" office:value="-1.28937844669118">
            <text:p>-1.289</text:p>
          </table:table-cell>
          <table:table-cell table:number-columns-repeated="6"/>
          <table:table-cell table:formula="of:=([.A424]-[.T$2])/16384" office:value-type="float" office:value="-0.0862192007211539">
            <text:p>-0.09</text:p>
          </table:table-cell>
          <table:table-cell table:formula="of:=IF(ABS(([.B424]-[.U$2])/16384) &gt; 0.1; ([.B424]-[.U$2])/16384; 0)" office:value-type="float" office:value="0">
            <text:p>0.00</text:p>
          </table:table-cell>
          <table:table-cell table:formula="of:=IF(ABS(([.C424]-[.V$2])/16384) &gt; 0.1; ([.C424]-[.V$2])/16384; 0)" office:value-type="float" office:value="-0.128114357972756">
            <text:p>-0.13</text:p>
          </table:table-cell>
          <table:table-cell/>
          <table:table-cell table:formula="of:=SQRT([.X424]*[.X424]+[.Y424]*[.Y424]+[.Z424]*[.Z424])" office:value-type="float" office:value="0.154424866170466">
            <text:p>0.1544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office:value-type="float" office:value="-1692">
            <text:p>-1692</text:p>
          </table:table-cell>
          <table:table-cell office:value-type="float" office:value="-1812">
            <text:p>-1812</text:p>
          </table:table-cell>
          <table:table-cell office:value-type="float" office:value="26.04">
            <text:p>26.04</text:p>
          </table:table-cell>
          <table:table-cell office:value-type="float" office:value="6883">
            <text:p>6883</text:p>
          </table:table-cell>
          <table:table-cell office:value-type="float" office:value="891">
            <text:p>891</text:p>
          </table:table-cell>
          <table:table-cell office:value-type="string">
            <text:p>-2040<text:tab/><text:tab/><text:tab/><text:tab/></text:p>
          </table:table-cell>
          <table:table-cell table:number-columns-repeated="2"/>
          <table:table-cell table:formula="of:=IF(ABS(([.C425]-[.$I$2])/16384) &gt; 0.1; ([.C425]-[.$I$2])/16384; 0)" office:value-type="float" office:value="0">
            <text:p>0.00</text:p>
          </table:table-cell>
          <table:table-cell table:formula="of:=[.K424]+[.J425]" office:value-type="float" office:value="-21.4427020733173">
            <text:p>-21.44</text:p>
          </table:table-cell>
          <table:table-cell table:number-columns-repeated="2"/>
          <table:table-cell table:formula="of:=([.C425]-[.$M$2])/16384" office:value-type="float" office:value="0.0842879857772436">
            <text:p>0.08</text:p>
          </table:table-cell>
          <table:table-cell table:formula="of:=AVERAGE([.N408:.N424])" office:value-type="float" office:value="-0.157569206318345">
            <text:p>-0.16</text:p>
          </table:table-cell>
          <table:table-cell table:formula="of:=[.N425]-[.O425]" office:value-type="float" office:value="0.241857192095588">
            <text:p>0.242</text:p>
          </table:table-cell>
          <table:table-cell table:formula="of:=[.Q424]+[.P425]" office:value-type="float" office:value="-1.04752125459559">
            <text:p>-1.048</text:p>
          </table:table-cell>
          <table:table-cell table:number-columns-repeated="6"/>
          <table:table-cell table:formula="of:=([.A425]-[.T$2])/16384" office:value-type="float" office:value="-0.343299278846154">
            <text:p>-0.34</text:p>
          </table:table-cell>
          <table:table-cell table:formula="of:=IF(ABS(([.B425]-[.U$2])/16384) &gt; 0.1; ([.B425]-[.U$2])/16384; 0)" office:value-type="float" office:value="0">
            <text:p>0.00</text:p>
          </table:table-cell>
          <table:table-cell table:formula="of:=IF(ABS(([.C425]-[.V$2])/16384) &gt; 0.1; ([.C425]-[.V$2])/16384; 0)" office:value-type="float" office:value="0">
            <text:p>0.00</text:p>
          </table:table-cell>
          <table:table-cell/>
          <table:table-cell table:formula="of:=SQRT([.X425]*[.X425]+[.Y425]*[.Y425]+[.Z425]*[.Z425])" office:value-type="float" office:value="0.343299278846154">
            <text:p>0.3433</text:p>
          </table:table-cell>
        </table:table-row>
        <table:table-row table:style-name="ro1">
          <table:table-cell office:value-type="float" office:value="14756">
            <text:p>14756</text:p>
          </table:table-cell>
          <table:table-cell office:value-type="float" office:value="-3504">
            <text:p>-3504</text:p>
          </table:table-cell>
          <table:table-cell office:value-type="float" office:value="-2904">
            <text:p>-2904</text:p>
          </table:table-cell>
          <table:table-cell office:value-type="float" office:value="25.99">
            <text:p>25.99</text:p>
          </table:table-cell>
          <table:table-cell office:value-type="float" office:value="5248">
            <text:p>5248</text:p>
          </table:table-cell>
          <table:table-cell office:value-type="float" office:value="-1117">
            <text:p>-1117</text:p>
          </table:table-cell>
          <table:table-cell office:value-type="string">
            <text:p>-2624<text:tab/><text:tab/><text:tab/><text:tab/></text:p>
          </table:table-cell>
          <table:table-cell table:number-columns-repeated="2"/>
          <table:table-cell table:formula="of:=IF(ABS(([.C426]-[.$I$2])/16384) &gt; 0.1; ([.C426]-[.$I$2])/16384; 0)" office:value-type="float" office:value="0">
            <text:p>0.00</text:p>
          </table:table-cell>
          <table:table-cell table:formula="of:=[.K425]+[.J426]" office:value-type="float" office:value="-21.4427020733173">
            <text:p>-21.44</text:p>
          </table:table-cell>
          <table:table-cell table:number-columns-repeated="2"/>
          <table:table-cell table:formula="of:=([.C426]-[.$M$2])/16384" office:value-type="float" office:value="0.0176375951522436">
            <text:p>0.02</text:p>
          </table:table-cell>
          <table:table-cell table:formula="of:=AVERAGE([.N409:.N425])" office:value-type="float" office:value="-0.150618379112462">
            <text:p>-0.15</text:p>
          </table:table-cell>
          <table:table-cell table:formula="of:=[.N426]-[.O426]" office:value-type="float" office:value="0.168255974264706">
            <text:p>0.168</text:p>
          </table:table-cell>
          <table:table-cell table:formula="of:=[.Q425]+[.P426]" office:value-type="float" office:value="-0.879265280330887">
            <text:p>-0.879</text:p>
          </table:table-cell>
          <table:table-cell table:number-columns-repeated="6"/>
          <table:table-cell table:formula="of:=([.A426]-[.T$2])/16384" office:value-type="float" office:value="-0.0950082632211539">
            <text:p>-0.10</text:p>
          </table:table-cell>
          <table:table-cell table:formula="of:=IF(ABS(([.B426]-[.U$2])/16384) &gt; 0.1; ([.B426]-[.U$2])/16384; 0)" office:value-type="float" office:value="-0.116987179487179">
            <text:p>-0.12</text:p>
          </table:table-cell>
          <table:table-cell table:formula="of:=IF(ABS(([.C426]-[.V$2])/16384) &gt; 0.1; ([.C426]-[.V$2])/16384; 0)" office:value-type="float" office:value="0">
            <text:p>0.00</text:p>
          </table:table-cell>
          <table:table-cell/>
          <table:table-cell table:formula="of:=SQRT([.X426]*[.X426]+[.Y426]*[.Y426]+[.Z426]*[.Z426])" office:value-type="float" office:value="0.150706901781788">
            <text:p>0.1507</text:p>
          </table:table-cell>
        </table:table-row>
        <table:table-row table:style-name="ro1">
          <table:table-cell office:value-type="float" office:value="17168">
            <text:p>17168</text:p>
          </table:table-cell>
          <table:table-cell office:value-type="float" office:value="-3612">
            <text:p>-3612</text:p>
          </table:table-cell>
          <table:table-cell office:value-type="float" office:value="-5696">
            <text:p>-5696</text:p>
          </table:table-cell>
          <table:table-cell office:value-type="float" office:value="26.08">
            <text:p>26.08</text:p>
          </table:table-cell>
          <table:table-cell office:value-type="float" office:value="6999">
            <text:p>6999</text:p>
          </table:table-cell>
          <table:table-cell office:value-type="float" office:value="-5305">
            <text:p>-5305</text:p>
          </table:table-cell>
          <table:table-cell office:value-type="string">
            <text:p>-4070<text:tab/><text:tab/><text:tab/><text:tab/></text:p>
          </table:table-cell>
          <table:table-cell table:number-columns-repeated="2"/>
          <table:table-cell table:formula="of:=IF(ABS(([.C427]-[.$I$2])/16384) &gt; 0.1; ([.C427]-[.$I$2])/16384; 0)" office:value-type="float" office:value="-0.152772561097756">
            <text:p>-0.15</text:p>
          </table:table-cell>
          <table:table-cell table:formula="of:=[.K426]+[.J427]" office:value-type="float" office:value="-21.5954746344151">
            <text:p>-21.60</text:p>
          </table:table-cell>
          <table:table-cell table:number-columns-repeated="2"/>
          <table:table-cell table:formula="of:=([.C427]-[.$M$2])/16384" office:value-type="float" office:value="-0.152772561097756">
            <text:p>-0.15</text:p>
          </table:table-cell>
          <table:table-cell table:formula="of:=AVERAGE([.N410:.N426])" office:value-type="float" office:value="-0.138684210913933">
            <text:p>-0.14</text:p>
          </table:table-cell>
          <table:table-cell table:formula="of:=[.N427]-[.O427]" office:value-type="float" office:value="-0.0140883501838236">
            <text:p>-0.014</text:p>
          </table:table-cell>
          <table:table-cell table:formula="of:=[.Q426]+[.P427]" office:value-type="float" office:value="-0.89335363051471">
            <text:p>-0.893</text:p>
          </table:table-cell>
          <table:table-cell table:number-columns-repeated="6"/>
          <table:table-cell table:formula="of:=([.A427]-[.T$2])/16384" office:value-type="float" office:value="0.0522085336538461">
            <text:p>0.05</text:p>
          </table:table-cell>
          <table:table-cell table:formula="of:=IF(ABS(([.B427]-[.U$2])/16384) &gt; 0.1; ([.B427]-[.U$2])/16384; 0)" office:value-type="float" office:value="-0.123578976362179">
            <text:p>-0.12</text:p>
          </table:table-cell>
          <table:table-cell table:formula="of:=IF(ABS(([.C427]-[.V$2])/16384) &gt; 0.1; ([.C427]-[.V$2])/16384; 0)" office:value-type="float" office:value="-0.152772561097756">
            <text:p>-0.15</text:p>
          </table:table-cell>
          <table:table-cell/>
          <table:table-cell table:formula="of:=SQRT([.X427]*[.X427]+[.Y427]*[.Y427]+[.Z427]*[.Z427])" office:value-type="float" office:value="0.203314903067573">
            <text:p>0.2033</text:p>
          </table:table-cell>
        </table:table-row>
        <table:table-row table:style-name="ro1">
          <table:table-cell office:value-type="float" office:value="19628">
            <text:p>19628</text:p>
          </table:table-cell>
          <table:table-cell office:value-type="float" office:value="-344">
            <text:p>-344</text:p>
          </table:table-cell>
          <table:table-cell office:value-type="float" office:value="-8832">
            <text:p>-8832</text:p>
          </table:table-cell>
          <table:table-cell office:value-type="float" office:value="25.99">
            <text:p>25.99</text:p>
          </table:table-cell>
          <table:table-cell office:value-type="float" office:value="5755">
            <text:p>5755</text:p>
          </table:table-cell>
          <table:table-cell office:value-type="float" office:value="3417">
            <text:p>3417</text:p>
          </table:table-cell>
          <table:table-cell office:value-type="string">
            <text:p>-4346<text:tab/><text:tab/><text:tab/><text:tab/></text:p>
          </table:table-cell>
          <table:table-cell table:number-columns-repeated="2"/>
          <table:table-cell table:formula="of:=IF(ABS(([.C428]-[.$I$2])/16384) &gt; 0.1; ([.C428]-[.$I$2])/16384; 0)" office:value-type="float" office:value="-0.344178811097756">
            <text:p>-0.34</text:p>
          </table:table-cell>
          <table:table-cell table:formula="of:=[.K427]+[.J428]" office:value-type="float" office:value="-21.9396534455128">
            <text:p>-21.94</text:p>
          </table:table-cell>
          <table:table-cell table:number-columns-repeated="2"/>
          <table:table-cell table:formula="of:=([.C428]-[.$M$2])/16384" office:value-type="float" office:value="-0.344178811097756">
            <text:p>-0.34</text:p>
          </table:table-cell>
          <table:table-cell table:formula="of:=AVERAGE([.N411:.N427])" office:value-type="float" office:value="-0.12950739565658">
            <text:p>-0.13</text:p>
          </table:table-cell>
          <table:table-cell table:formula="of:=[.N428]-[.O428]" office:value-type="float" office:value="-0.214671415441176">
            <text:p>-0.215</text:p>
          </table:table-cell>
          <table:table-cell table:formula="of:=[.Q427]+[.P428]" office:value-type="float" office:value="-1.10802504595589">
            <text:p>-1.108</text:p>
          </table:table-cell>
          <table:table-cell table:number-columns-repeated="6"/>
          <table:table-cell table:formula="of:=([.A428]-[.T$2])/16384" office:value-type="float" office:value="0.202355018028846">
            <text:p>0.20</text:p>
          </table:table-cell>
          <table:table-cell table:formula="of:=IF(ABS(([.B428]-[.U$2])/16384) &gt; 0.1; ([.B428]-[.U$2])/16384; 0)" office:value-type="float" office:value="0">
            <text:p>0.00</text:p>
          </table:table-cell>
          <table:table-cell table:formula="of:=IF(ABS(([.C428]-[.V$2])/16384) &gt; 0.1; ([.C428]-[.V$2])/16384; 0)" office:value-type="float" office:value="-0.344178811097756">
            <text:p>-0.34</text:p>
          </table:table-cell>
          <table:table-cell/>
          <table:table-cell table:formula="of:=SQRT([.X428]*[.X428]+[.Y428]*[.Y428]+[.Z428]*[.Z428])" office:value-type="float" office:value="0.399257570160066">
            <text:p>0.3993</text:p>
          </table:table-cell>
        </table:table-row>
        <table:table-row table:style-name="ro1">
          <table:table-cell office:value-type="float" office:value="14860">
            <text:p>14860</text:p>
          </table:table-cell>
          <table:table-cell office:value-type="float" office:value="900">
            <text:p>900</text:p>
          </table:table-cell>
          <table:table-cell office:value-type="float" office:value="-7264">
            <text:p>-7264</text:p>
          </table:table-cell>
          <table:table-cell office:value-type="float" office:value="26.04">
            <text:p>26.04</text:p>
          </table:table-cell>
          <table:table-cell office:value-type="float" office:value="5018">
            <text:p>5018</text:p>
          </table:table-cell>
          <table:table-cell office:value-type="float" office:value="-1061">
            <text:p>-1061</text:p>
          </table:table-cell>
          <table:table-cell office:value-type="string">
            <text:p>-1511<text:tab/><text:tab/><text:tab/><text:tab/></text:p>
          </table:table-cell>
          <table:table-cell table:number-columns-repeated="2"/>
          <table:table-cell table:formula="of:=IF(ABS(([.C429]-[.$I$2])/16384) &gt; 0.1; ([.C429]-[.$I$2])/16384; 0)" office:value-type="float" office:value="-0.248475686097756">
            <text:p>-0.25</text:p>
          </table:table-cell>
          <table:table-cell table:formula="of:=[.K428]+[.J429]" office:value-type="float" office:value="-22.1881291316106">
            <text:p>-22.19</text:p>
          </table:table-cell>
          <table:table-cell table:number-columns-repeated="2"/>
          <table:table-cell table:formula="of:=([.C429]-[.$M$2])/16384" office:value-type="float" office:value="-0.248475686097756">
            <text:p>-0.25</text:p>
          </table:table-cell>
          <table:table-cell table:formula="of:=AVERAGE([.N412:.N428])" office:value-type="float" office:value="-0.133097698965403">
            <text:p>-0.13</text:p>
          </table:table-cell>
          <table:table-cell table:formula="of:=[.N429]-[.O429]" office:value-type="float" office:value="-0.115377987132353">
            <text:p>-0.115</text:p>
          </table:table-cell>
          <table:table-cell table:formula="of:=[.Q428]+[.P429]" office:value-type="float" office:value="-1.22340303308824">
            <text:p>-1.223</text:p>
          </table:table-cell>
          <table:table-cell table:number-columns-repeated="6"/>
          <table:table-cell table:formula="of:=([.A429]-[.T$2])/16384" office:value-type="float" office:value="-0.0886606069711539">
            <text:p>-0.09</text:p>
          </table:table-cell>
          <table:table-cell table:formula="of:=IF(ABS(([.B429]-[.U$2])/16384) &gt; 0.1; ([.B429]-[.U$2])/16384; 0)" office:value-type="float" office:value="0.151811648637821">
            <text:p>0.15</text:p>
          </table:table-cell>
          <table:table-cell table:formula="of:=IF(ABS(([.C429]-[.V$2])/16384) &gt; 0.1; ([.C429]-[.V$2])/16384; 0)" office:value-type="float" office:value="-0.248475686097756">
            <text:p>-0.25</text:p>
          </table:table-cell>
          <table:table-cell/>
          <table:table-cell table:formula="of:=SQRT([.X429]*[.X429]+[.Y429]*[.Y429]+[.Z429]*[.Z429])" office:value-type="float" office:value="0.304380759037718">
            <text:p>0.3044</text:p>
          </table:table-cell>
        </table:table-row>
        <table:table-row table:style-name="ro1">
          <table:table-cell office:value-type="float" office:value="14692">
            <text:p>14692</text:p>
          </table:table-cell>
          <table:table-cell office:value-type="float" office:value="-1316">
            <text:p>-1316</text:p>
          </table:table-cell>
          <table:table-cell office:value-type="float" office:value="-5984">
            <text:p>-5984</text:p>
          </table:table-cell>
          <table:table-cell office:value-type="float" office:value="25.89">
            <text:p>25.89</text:p>
          </table:table-cell>
          <table:table-cell office:value-type="float" office:value="4051">
            <text:p>4051</text:p>
          </table:table-cell>
          <table:table-cell office:value-type="float" office:value="3485">
            <text:p>3485</text:p>
          </table:table-cell>
          <table:table-cell office:value-type="string">
            <text:p>-32<text:tab/><text:tab/><text:tab/><text:tab/></text:p>
          </table:table-cell>
          <table:table-cell table:number-columns-repeated="2"/>
          <table:table-cell table:formula="of:=IF(ABS(([.C430]-[.$I$2])/16384) &gt; 0.1; ([.C430]-[.$I$2])/16384; 0)" office:value-type="float" office:value="-0.170350686097756">
            <text:p>-0.17</text:p>
          </table:table-cell>
          <table:table-cell table:formula="of:=[.K429]+[.J430]" office:value-type="float" office:value="-22.3584798177083">
            <text:p>-22.36</text:p>
          </table:table-cell>
          <table:table-cell table:number-columns-repeated="2"/>
          <table:table-cell table:formula="of:=([.C430]-[.$M$2])/16384" office:value-type="float" office:value="-0.170350686097756">
            <text:p>-0.17</text:p>
          </table:table-cell>
          <table:table-cell table:formula="of:=AVERAGE([.N413:.N429])" office:value-type="float" office:value="-0.139991081318345">
            <text:p>-0.14</text:p>
          </table:table-cell>
          <table:table-cell table:formula="of:=[.N430]-[.O430]" office:value-type="float" office:value="-0.0303596047794118">
            <text:p>-0.030</text:p>
          </table:table-cell>
          <table:table-cell table:formula="of:=[.Q429]+[.P430]" office:value-type="float" office:value="-1.25376263786765">
            <text:p>-1.254</text:p>
          </table:table-cell>
          <table:table-cell table:number-columns-repeated="6"/>
          <table:table-cell table:formula="of:=([.A430]-[.T$2])/16384" office:value-type="float" office:value="-0.0989145132211539">
            <text:p>-0.10</text:p>
          </table:table-cell>
          <table:table-cell table:formula="of:=IF(ABS(([.B430]-[.U$2])/16384) &gt; 0.1; ([.B430]-[.U$2])/16384; 0)" office:value-type="float" office:value="0">
            <text:p>0.00</text:p>
          </table:table-cell>
          <table:table-cell table:formula="of:=IF(ABS(([.C430]-[.V$2])/16384) &gt; 0.1; ([.C430]-[.V$2])/16384; 0)" office:value-type="float" office:value="-0.170350686097756">
            <text:p>-0.17</text:p>
          </table:table-cell>
          <table:table-cell/>
          <table:table-cell table:formula="of:=SQRT([.X430]*[.X430]+[.Y430]*[.Y430]+[.Z430]*[.Z430])" office:value-type="float" office:value="0.19698588066091">
            <text:p>0.1970</text:p>
          </table:table-cell>
        </table:table-row>
        <table:table-row table:style-name="ro1">
          <table:table-cell office:value-type="float" office:value="12504">
            <text:p>12504</text:p>
          </table:table-cell>
          <table:table-cell office:value-type="float" office:value="-1672">
            <text:p>-1672</text:p>
          </table:table-cell>
          <table:table-cell office:value-type="float" office:value="-3488">
            <text:p>-3488</text:p>
          </table:table-cell>
          <table:table-cell office:value-type="float" office:value="26.04">
            <text:p>26.04</text:p>
          </table:table-cell>
          <table:table-cell office:value-type="float" office:value="5656">
            <text:p>5656</text:p>
          </table:table-cell>
          <table:table-cell office:value-type="float" office:value="-2188">
            <text:p>-2188</text:p>
          </table:table-cell>
          <table:table-cell office:value-type="string">
            <text:p>-289<text:tab/><text:tab/><text:tab/><text:tab/></text:p>
          </table:table-cell>
          <table:table-cell table:number-columns-repeated="2"/>
          <table:table-cell table:formula="of:=IF(ABS(([.C431]-[.$I$2])/16384) &gt; 0.1; ([.C431]-[.$I$2])/16384; 0)" office:value-type="float" office:value="0">
            <text:p>0.00</text:p>
          </table:table-cell>
          <table:table-cell table:formula="of:=[.K430]+[.J431]" office:value-type="float" office:value="-22.3584798177083">
            <text:p>-22.36</text:p>
          </table:table-cell>
          <table:table-cell table:number-columns-repeated="2"/>
          <table:table-cell table:formula="of:=([.C431]-[.$M$2])/16384" office:value-type="float" office:value="-0.0180069360977564">
            <text:p>-0.02</text:p>
          </table:table-cell>
          <table:table-cell table:formula="of:=AVERAGE([.N414:.N430])" office:value-type="float" office:value="-0.150790713671286">
            <text:p>-0.15</text:p>
          </table:table-cell>
          <table:table-cell table:formula="of:=[.N431]-[.O431]" office:value-type="float" office:value="0.132783777573529">
            <text:p>0.133</text:p>
          </table:table-cell>
          <table:table-cell table:formula="of:=[.Q430]+[.P431]" office:value-type="float" office:value="-1.12097886029412">
            <text:p>-1.121</text:p>
          </table:table-cell>
          <table:table-cell table:number-columns-repeated="6"/>
          <table:table-cell table:formula="of:=([.A431]-[.T$2])/16384" office:value-type="float" office:value="-0.232459435096154">
            <text:p>-0.23</text:p>
          </table:table-cell>
          <table:table-cell table:formula="of:=IF(ABS(([.B431]-[.U$2])/16384) &gt; 0.1; ([.B431]-[.U$2])/16384; 0)" office:value-type="float" office:value="0">
            <text:p>0.00</text:p>
          </table:table-cell>
          <table:table-cell table:formula="of:=IF(ABS(([.C431]-[.V$2])/16384) &gt; 0.1; ([.C431]-[.V$2])/16384; 0)" office:value-type="float" office:value="0">
            <text:p>0.00</text:p>
          </table:table-cell>
          <table:table-cell/>
          <table:table-cell table:formula="of:=SQRT([.X431]*[.X431]+[.Y431]*[.Y431]+[.Z431]*[.Z431])" office:value-type="float" office:value="0.232459435096154">
            <text:p>0.2325</text:p>
          </table:table-cell>
        </table:table-row>
        <table:table-row table:style-name="ro1">
          <table:table-cell office:value-type="float" office:value="14564">
            <text:p>14564</text:p>
          </table:table-cell>
          <table:table-cell office:value-type="float" office:value="-612">
            <text:p>-612</text:p>
          </table:table-cell>
          <table:table-cell office:value-type="float" office:value="-3176">
            <text:p>-3176</text:p>
          </table:table-cell>
          <table:table-cell office:value-type="float" office:value="25.99">
            <text:p>25.99</text:p>
          </table:table-cell>
          <table:table-cell office:value-type="float" office:value="6108">
            <text:p>6108</text:p>
          </table:table-cell>
          <table:table-cell office:value-type="float" office:value="-130">
            <text:p>-130</text:p>
          </table:table-cell>
          <table:table-cell office:value-type="string">
            <text:p>-1062<text:tab/><text:tab/><text:tab/><text:tab/></text:p>
          </table:table-cell>
          <table:table-cell table:number-columns-repeated="2"/>
          <table:table-cell table:formula="of:=IF(ABS(([.C432]-[.$I$2])/16384) &gt; 0.1; ([.C432]-[.$I$2])/16384; 0)" office:value-type="float" office:value="0">
            <text:p>0.00</text:p>
          </table:table-cell>
          <table:table-cell table:formula="of:=[.K431]+[.J432]" office:value-type="float" office:value="-22.3584798177083">
            <text:p>-22.36</text:p>
          </table:table-cell>
          <table:table-cell table:number-columns-repeated="2"/>
          <table:table-cell table:formula="of:=([.C432]-[.$M$2])/16384" office:value-type="float" office:value="0.00103603265224358">
            <text:p>0.00</text:p>
          </table:table-cell>
          <table:table-cell table:formula="of:=AVERAGE([.N415:.N431])" office:value-type="float" office:value="-0.146625961833051">
            <text:p>-0.15</text:p>
          </table:table-cell>
          <table:table-cell table:formula="of:=[.N432]-[.O432]" office:value-type="float" office:value="0.147661994485294">
            <text:p>0.148</text:p>
          </table:table-cell>
          <table:table-cell table:formula="of:=[.Q431]+[.P432]" office:value-type="float" office:value="-0.973316865808828">
            <text:p>-0.973</text:p>
          </table:table-cell>
          <table:table-cell table:number-columns-repeated="6"/>
          <table:table-cell table:formula="of:=([.A432]-[.T$2])/16384" office:value-type="float" office:value="-0.106727013221154">
            <text:p>-0.11</text:p>
          </table:table-cell>
          <table:table-cell table:formula="of:=IF(ABS(([.B432]-[.U$2])/16384) &gt; 0.1; ([.B432]-[.U$2])/16384; 0)" office:value-type="float" office:value="0">
            <text:p>0.00</text:p>
          </table:table-cell>
          <table:table-cell table:formula="of:=IF(ABS(([.C432]-[.V$2])/16384) &gt; 0.1; ([.C432]-[.V$2])/16384; 0)" office:value-type="float" office:value="0">
            <text:p>0.00</text:p>
          </table:table-cell>
          <table:table-cell/>
          <table:table-cell table:formula="of:=SQRT([.X432]*[.X432]+[.Y432]*[.Y432]+[.Z432]*[.Z432])" office:value-type="float" office:value="0.106727013221154">
            <text:p>0.1067</text:p>
          </table:table-cell>
        </table:table-row>
        <table:table-row table:style-name="ro1">
          <table:table-cell office:value-type="float" office:value="18004">
            <text:p>18004</text:p>
          </table:table-cell>
          <table:table-cell office:value-type="float" office:value="-1524">
            <text:p>-1524</text:p>
          </table:table-cell>
          <table:table-cell office:value-type="float" office:value="-4812">
            <text:p>-4812</text:p>
          </table:table-cell>
          <table:table-cell office:value-type="float" office:value="26.04">
            <text:p>26.04</text:p>
          </table:table-cell>
          <table:table-cell office:value-type="float" office:value="7165">
            <text:p>7165</text:p>
          </table:table-cell>
          <table:table-cell office:value-type="float" office:value="-1773">
            <text:p>-1773</text:p>
          </table:table-cell>
          <table:table-cell office:value-type="string">
            <text:p>-1345<text:tab/><text:tab/><text:tab/><text:tab/></text:p>
          </table:table-cell>
          <table:table-cell table:number-columns-repeated="2"/>
          <table:table-cell table:formula="of:=IF(ABS(([.C433]-[.$I$2])/16384) &gt; 0.1; ([.C433]-[.$I$2])/16384; 0)" office:value-type="float" office:value="0">
            <text:p>0.00</text:p>
          </table:table-cell>
          <table:table-cell table:formula="of:=[.K432]+[.J433]" office:value-type="float" office:value="-22.3584798177083">
            <text:p>-22.36</text:p>
          </table:table-cell>
          <table:table-cell table:number-columns-repeated="2"/>
          <table:table-cell table:formula="of:=([.C433]-[.$M$2])/16384" office:value-type="float" office:value="-0.0988174829727564">
            <text:p>-0.10</text:p>
          </table:table-cell>
          <table:table-cell table:formula="of:=AVERAGE([.N416:.N432])" office:value-type="float" office:value="-0.137118838671286">
            <text:p>-0.14</text:p>
          </table:table-cell>
          <table:table-cell table:formula="of:=[.N433]-[.O433]" office:value-type="float" office:value="0.0383013556985294">
            <text:p>0.038</text:p>
          </table:table-cell>
          <table:table-cell table:formula="of:=[.Q432]+[.P433]" office:value-type="float" office:value="-0.935015510110298">
            <text:p>-0.935</text:p>
          </table:table-cell>
          <table:table-cell table:number-columns-repeated="6"/>
          <table:table-cell table:formula="of:=([.A433]-[.T$2])/16384" office:value-type="float" office:value="0.103233924278846">
            <text:p>0.10</text:p>
          </table:table-cell>
          <table:table-cell table:formula="of:=IF(ABS(([.B433]-[.U$2])/16384) &gt; 0.1; ([.B433]-[.U$2])/16384; 0)" office:value-type="float" office:value="0">
            <text:p>0.00</text:p>
          </table:table-cell>
          <table:table-cell table:formula="of:=IF(ABS(([.C433]-[.V$2])/16384) &gt; 0.1; ([.C433]-[.V$2])/16384; 0)" office:value-type="float" office:value="0">
            <text:p>0.00</text:p>
          </table:table-cell>
          <table:table-cell/>
          <table:table-cell table:formula="of:=SQRT([.X433]*[.X433]+[.Y433]*[.Y433]+[.Z433]*[.Z433])" office:value-type="float" office:value="0.103233924278846">
            <text:p>0.1032</text:p>
          </table:table-cell>
        </table:table-row>
        <table:table-row table:style-name="ro1">
          <table:table-cell office:value-type="float" office:value="18220">
            <text:p>18220</text:p>
          </table:table-cell>
          <table:table-cell office:value-type="float" office:value="-3064">
            <text:p>-3064</text:p>
          </table:table-cell>
          <table:table-cell office:value-type="float" office:value="-6016">
            <text:p>-6016</text:p>
          </table:table-cell>
          <table:table-cell office:value-type="float" office:value="26.04">
            <text:p>26.04</text:p>
          </table:table-cell>
          <table:table-cell office:value-type="float" office:value="8709">
            <text:p>8709</text:p>
          </table:table-cell>
          <table:table-cell office:value-type="float" office:value="4741">
            <text:p>4741</text:p>
          </table:table-cell>
          <table:table-cell office:value-type="string">
            <text:p>-2763<text:tab/><text:tab/><text:tab/><text:tab/></text:p>
          </table:table-cell>
          <table:table-cell table:number-columns-repeated="2"/>
          <table:table-cell table:formula="of:=IF(ABS(([.C434]-[.$I$2])/16384) &gt; 0.1; ([.C434]-[.$I$2])/16384; 0)" office:value-type="float" office:value="-0.172303811097756">
            <text:p>-0.17</text:p>
          </table:table-cell>
          <table:table-cell table:formula="of:=[.K433]+[.J434]" office:value-type="float" office:value="-22.5307836288061">
            <text:p>-22.53</text:p>
          </table:table-cell>
          <table:table-cell table:number-columns-repeated="2"/>
          <table:table-cell table:formula="of:=([.C434]-[.$M$2])/16384" office:value-type="float" office:value="-0.172303811097756">
            <text:p>-0.17</text:p>
          </table:table-cell>
          <table:table-cell table:formula="of:=AVERAGE([.N417:.N433])" office:value-type="float" office:value="-0.123834716428639">
            <text:p>-0.12</text:p>
          </table:table-cell>
          <table:table-cell table:formula="of:=[.N434]-[.O434]" office:value-type="float" office:value="-0.0484690946691177">
            <text:p>-0.048</text:p>
          </table:table-cell>
          <table:table-cell table:formula="of:=[.Q433]+[.P434]" office:value-type="float" office:value="-0.983484604779416">
            <text:p>-0.983</text:p>
          </table:table-cell>
          <table:table-cell table:number-columns-repeated="6"/>
          <table:table-cell table:formula="of:=([.A434]-[.T$2])/16384" office:value-type="float" office:value="0.116417518028846">
            <text:p>0.12</text:p>
          </table:table-cell>
          <table:table-cell table:formula="of:=IF(ABS(([.B434]-[.U$2])/16384) &gt; 0.1; ([.B434]-[.U$2])/16384; 0)" office:value-type="float" office:value="0">
            <text:p>0.00</text:p>
          </table:table-cell>
          <table:table-cell table:formula="of:=IF(ABS(([.C434]-[.V$2])/16384) &gt; 0.1; ([.C434]-[.V$2])/16384; 0)" office:value-type="float" office:value="-0.172303811097756">
            <text:p>-0.17</text:p>
          </table:table-cell>
          <table:table-cell/>
          <table:table-cell table:formula="of:=SQRT([.X434]*[.X434]+[.Y434]*[.Y434]+[.Z434]*[.Z434])" office:value-type="float" office:value="0.207946247436226">
            <text:p>0.2079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6172">
            <text:p>-6172</text:p>
          </table:table-cell>
          <table:table-cell office:value-type="float" office:value="-8552">
            <text:p>-8552</text:p>
          </table:table-cell>
          <table:table-cell office:value-type="float" office:value="25.99">
            <text:p>25.99</text:p>
          </table:table-cell>
          <table:table-cell office:value-type="float" office:value="13114">
            <text:p>13114</text:p>
          </table:table-cell>
          <table:table-cell office:value-type="float" office:value="-2444">
            <text:p>-2444</text:p>
          </table:table-cell>
          <table:table-cell office:value-type="string">
            <text:p>-2492<text:tab/><text:tab/><text:tab/><text:tab/></text:p>
          </table:table-cell>
          <table:table-cell table:number-columns-repeated="2"/>
          <table:table-cell table:formula="of:=IF(ABS(([.C435]-[.$I$2])/16384) &gt; 0.1; ([.C435]-[.$I$2])/16384; 0)" office:value-type="float" office:value="-0.327088967347756">
            <text:p>-0.33</text:p>
          </table:table-cell>
          <table:table-cell table:formula="of:=[.K434]+[.J435]" office:value-type="float" office:value="-22.8578725961538">
            <text:p>-22.86</text:p>
          </table:table-cell>
          <table:table-cell table:number-columns-repeated="2"/>
          <table:table-cell table:formula="of:=([.C435]-[.$M$2])/16384" office:value-type="float" office:value="-0.327088967347756">
            <text:p>-0.33</text:p>
          </table:table-cell>
          <table:table-cell table:formula="of:=AVERAGE([.N418:.N434])" office:value-type="float" office:value="-0.119598158524227">
            <text:p>-0.12</text:p>
          </table:table-cell>
          <table:table-cell table:formula="of:=[.N435]-[.O435]" office:value-type="float" office:value="-0.207490808823529">
            <text:p>-0.207</text:p>
          </table:table-cell>
          <table:table-cell table:formula="of:=[.Q434]+[.P435]" office:value-type="float" office:value="-1.19097541360295">
            <text:p>-1.191</text:p>
          </table:table-cell>
          <table:table-cell table:number-columns-repeated="6"/>
          <table:table-cell table:formula="of:=([.A435]-[.T$2])/16384" office:value-type="float" office:value="-0.0444711538461539">
            <text:p>-0.04</text:p>
          </table:table-cell>
          <table:table-cell table:formula="of:=IF(ABS(([.B435]-[.U$2])/16384) &gt; 0.1; ([.B435]-[.U$2])/16384; 0)" office:value-type="float" office:value="-0.27982897636218">
            <text:p>-0.28</text:p>
          </table:table-cell>
          <table:table-cell table:formula="of:=IF(ABS(([.C435]-[.V$2])/16384) &gt; 0.1; ([.C435]-[.V$2])/16384; 0)" office:value-type="float" office:value="-0.327088967347756">
            <text:p>-0.33</text:p>
          </table:table-cell>
          <table:table-cell/>
          <table:table-cell table:formula="of:=SQRT([.X435]*[.X435]+[.Y435]*[.Y435]+[.Z435]*[.Z435])" office:value-type="float" office:value="0.432746036488996">
            <text:p>0.4327</text:p>
          </table:table-cell>
        </table:table-row>
        <table:table-row table:style-name="ro1">
          <table:table-cell office:value-type="float" office:value="13716">
            <text:p>13716</text:p>
          </table:table-cell>
          <table:table-cell office:value-type="float" office:value="-1504">
            <text:p>-1504</text:p>
          </table:table-cell>
          <table:table-cell office:value-type="float" office:value="-3856">
            <text:p>-3856</text:p>
          </table:table-cell>
          <table:table-cell office:value-type="float" office:value="25.99">
            <text:p>25.99</text:p>
          </table:table-cell>
          <table:table-cell office:value-type="float" office:value="9990">
            <text:p>9990</text:p>
          </table:table-cell>
          <table:table-cell office:value-type="float" office:value="1589">
            <text:p>1589</text:p>
          </table:table-cell>
          <table:table-cell office:value-type="string">
            <text:p>-5426<text:tab/><text:tab/><text:tab/><text:tab/></text:p>
          </table:table-cell>
          <table:table-cell table:number-columns-repeated="2"/>
          <table:table-cell table:formula="of:=IF(ABS(([.C436]-[.$I$2])/16384) &gt; 0.1; ([.C436]-[.$I$2])/16384; 0)" office:value-type="float" office:value="0">
            <text:p>0.00</text:p>
          </table:table-cell>
          <table:table-cell table:formula="of:=[.K435]+[.J436]" office:value-type="float" office:value="-22.8578725961538">
            <text:p>-22.86</text:p>
          </table:table-cell>
          <table:table-cell table:number-columns-repeated="2"/>
          <table:table-cell table:formula="of:=([.C436]-[.$M$2])/16384" office:value-type="float" office:value="-0.0404678735977564">
            <text:p>-0.04</text:p>
          </table:table-cell>
          <table:table-cell table:formula="of:=AVERAGE([.N419:.N435])" office:value-type="float" office:value="-0.133097698965403">
            <text:p>-0.13</text:p>
          </table:table-cell>
          <table:table-cell table:formula="of:=[.N436]-[.O436]" office:value-type="float" office:value="0.092629825367647">
            <text:p>0.093</text:p>
          </table:table-cell>
          <table:table-cell table:formula="of:=[.Q435]+[.P436]" office:value-type="float" office:value="-1.0983455882353">
            <text:p>-1.098</text:p>
          </table:table-cell>
          <table:table-cell table:number-columns-repeated="6"/>
          <table:table-cell table:formula="of:=([.A436]-[.T$2])/16384" office:value-type="float" office:value="-0.158484825721154">
            <text:p>-0.16</text:p>
          </table:table-cell>
          <table:table-cell table:formula="of:=IF(ABS(([.B436]-[.U$2])/16384) &gt; 0.1; ([.B436]-[.U$2])/16384; 0)" office:value-type="float" office:value="0">
            <text:p>0.00</text:p>
          </table:table-cell>
          <table:table-cell table:formula="of:=IF(ABS(([.C436]-[.V$2])/16384) &gt; 0.1; ([.C436]-[.V$2])/16384; 0)" office:value-type="float" office:value="0">
            <text:p>0.00</text:p>
          </table:table-cell>
          <table:table-cell/>
          <table:table-cell table:formula="of:=SQRT([.X436]*[.X436]+[.Y436]*[.Y436]+[.Z436]*[.Z436])" office:value-type="float" office:value="0.158484825721154">
            <text:p>0.1585</text:p>
          </table:table-cell>
        </table:table-row>
        <table:table-row table:style-name="ro1">
          <table:table-cell office:value-type="float" office:value="11364">
            <text:p>11364</text:p>
          </table:table-cell>
          <table:table-cell office:value-type="float" office:value="-2600">
            <text:p>-2600</text:p>
          </table:table-cell>
          <table:table-cell office:value-type="float" office:value="-2908">
            <text:p>-2908</text:p>
          </table:table-cell>
          <table:table-cell office:value-type="float" office:value="26.08">
            <text:p>26.08</text:p>
          </table:table-cell>
          <table:table-cell office:value-type="float" office:value="10324">
            <text:p>10324</text:p>
          </table:table-cell>
          <table:table-cell office:value-type="float" office:value="-1499">
            <text:p>-1499</text:p>
          </table:table-cell>
          <table:table-cell office:value-type="string">
            <text:p>-1401<text:tab/><text:tab/><text:tab/><text:tab/></text:p>
          </table:table-cell>
          <table:table-cell table:number-columns-repeated="2"/>
          <table:table-cell table:formula="of:=IF(ABS(([.C437]-[.$I$2])/16384) &gt; 0.1; ([.C437]-[.$I$2])/16384; 0)" office:value-type="float" office:value="0">
            <text:p>0.00</text:p>
          </table:table-cell>
          <table:table-cell table:formula="of:=[.K436]+[.J437]" office:value-type="float" office:value="-22.8578725961538">
            <text:p>-22.86</text:p>
          </table:table-cell>
          <table:table-cell table:number-columns-repeated="2"/>
          <table:table-cell table:formula="of:=([.C437]-[.$M$2])/16384" office:value-type="float" office:value="0.0173934545272436">
            <text:p>0.02</text:p>
          </table:table-cell>
          <table:table-cell table:formula="of:=AVERAGE([.N420:.N436])" office:value-type="float" office:value="-0.133830120840403">
            <text:p>-0.13</text:p>
          </table:table-cell>
          <table:table-cell table:formula="of:=[.N437]-[.O437]" office:value-type="float" office:value="0.151223575367647">
            <text:p>0.151</text:p>
          </table:table-cell>
          <table:table-cell table:formula="of:=[.Q436]+[.P437]" office:value-type="float" office:value="-0.947122012867652">
            <text:p>-0.947</text:p>
          </table:table-cell>
          <table:table-cell table:number-columns-repeated="6"/>
          <table:table-cell table:formula="of:=([.A437]-[.T$2])/16384" office:value-type="float" office:value="-0.302039513221154">
            <text:p>-0.30</text:p>
          </table:table-cell>
          <table:table-cell table:formula="of:=IF(ABS(([.B437]-[.U$2])/16384) &gt; 0.1; ([.B437]-[.U$2])/16384; 0)" office:value-type="float" office:value="0">
            <text:p>0.00</text:p>
          </table:table-cell>
          <table:table-cell table:formula="of:=IF(ABS(([.C437]-[.V$2])/16384) &gt; 0.1; ([.C437]-[.V$2])/16384; 0)" office:value-type="float" office:value="0">
            <text:p>0.00</text:p>
          </table:table-cell>
          <table:table-cell/>
          <table:table-cell table:formula="of:=SQRT([.X437]*[.X437]+[.Y437]*[.Y437]+[.Z437]*[.Z437])" office:value-type="float" office:value="0.302039513221154">
            <text:p>0.3020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float" office:value="-3144">
            <text:p>-3144</text:p>
          </table:table-cell>
          <table:table-cell office:value-type="float" office:value="-4116">
            <text:p>-4116</text:p>
          </table:table-cell>
          <table:table-cell office:value-type="float" office:value="25.99">
            <text:p>25.99</text:p>
          </table:table-cell>
          <table:table-cell office:value-type="float" office:value="7650">
            <text:p>7650</text:p>
          </table:table-cell>
          <table:table-cell office:value-type="float" office:value="-1229">
            <text:p>-1229</text:p>
          </table:table-cell>
          <table:table-cell office:value-type="string">
            <text:p>-2703<text:tab/><text:tab/><text:tab/><text:tab/></text:p>
          </table:table-cell>
          <table:table-cell table:number-columns-repeated="2"/>
          <table:table-cell table:formula="of:=IF(ABS(([.C438]-[.$I$2])/16384) &gt; 0.1; ([.C438]-[.$I$2])/16384; 0)" office:value-type="float" office:value="0">
            <text:p>0.00</text:p>
          </table:table-cell>
          <table:table-cell table:formula="of:=[.K437]+[.J438]" office:value-type="float" office:value="-22.8578725961538">
            <text:p>-22.86</text:p>
          </table:table-cell>
          <table:table-cell table:number-columns-repeated="2"/>
          <table:table-cell table:formula="of:=([.C438]-[.$M$2])/16384" office:value-type="float" office:value="-0.0563370142227564">
            <text:p>-0.06</text:p>
          </table:table-cell>
          <table:table-cell table:formula="of:=AVERAGE([.N421:.N437])" office:value-type="float" office:value="-0.131202018818345">
            <text:p>-0.13</text:p>
          </table:table-cell>
          <table:table-cell table:formula="of:=[.N438]-[.O438]" office:value-type="float" office:value="0.0748650045955882">
            <text:p>0.075</text:p>
          </table:table-cell>
          <table:table-cell table:formula="of:=[.Q437]+[.P438]" office:value-type="float" office:value="-0.872257008272063">
            <text:p>-0.872</text:p>
          </table:table-cell>
          <table:table-cell table:number-columns-repeated="6"/>
          <table:table-cell table:formula="of:=([.A438]-[.T$2])/16384" office:value-type="float" office:value="-0.0200570913461539">
            <text:p>-0.02</text:p>
          </table:table-cell>
          <table:table-cell table:formula="of:=IF(ABS(([.B438]-[.U$2])/16384) &gt; 0.1; ([.B438]-[.U$2])/16384; 0)" office:value-type="float" office:value="0">
            <text:p>0.00</text:p>
          </table:table-cell>
          <table:table-cell table:formula="of:=IF(ABS(([.C438]-[.V$2])/16384) &gt; 0.1; ([.C438]-[.V$2])/16384; 0)" office:value-type="float" office:value="0">
            <text:p>0.00</text:p>
          </table:table-cell>
          <table:table-cell/>
          <table:table-cell table:formula="of:=SQRT([.X438]*[.X438]+[.Y438]*[.Y438]+[.Z438]*[.Z438])" office:value-type="float" office:value="0.0200570913461539">
            <text:p>0.0201</text:p>
          </table:table-cell>
        </table:table-row>
        <table:table-row table:style-name="ro1">
          <table:table-cell office:value-type="float" office:value="19444">
            <text:p>19444</text:p>
          </table:table-cell>
          <table:table-cell office:value-type="float" office:value="-3828">
            <text:p>-3828</text:p>
          </table:table-cell>
          <table:table-cell office:value-type="float" office:value="-5948">
            <text:p>-5948</text:p>
          </table:table-cell>
          <table:table-cell office:value-type="float" office:value="25.94">
            <text:p>25.94</text:p>
          </table:table-cell>
          <table:table-cell office:value-type="float" office:value="7868">
            <text:p>7868</text:p>
          </table:table-cell>
          <table:table-cell office:value-type="float" office:value="-1899">
            <text:p>-1899</text:p>
          </table:table-cell>
          <table:table-cell office:value-type="string">
            <text:p>-2976<text:tab/><text:tab/><text:tab/><text:tab/></text:p>
          </table:table-cell>
          <table:table-cell table:number-columns-repeated="2"/>
          <table:table-cell table:formula="of:=IF(ABS(([.C439]-[.$I$2])/16384) &gt; 0.1; ([.C439]-[.$I$2])/16384; 0)" office:value-type="float" office:value="-0.168153420472756">
            <text:p>-0.17</text:p>
          </table:table-cell>
          <table:table-cell table:formula="of:=[.K438]+[.J439]" office:value-type="float" office:value="-23.0260260166266">
            <text:p>-23.03</text:p>
          </table:table-cell>
          <table:table-cell table:number-columns-repeated="2"/>
          <table:table-cell table:formula="of:=([.C439]-[.$M$2])/16384" office:value-type="float" office:value="-0.168153420472756">
            <text:p>-0.17</text:p>
          </table:table-cell>
          <table:table-cell table:formula="of:=AVERAGE([.N422:.N438])" office:value-type="float" office:value="-0.12877497378158">
            <text:p>-0.13</text:p>
          </table:table-cell>
          <table:table-cell table:formula="of:=[.N439]-[.O439]" office:value-type="float" office:value="-0.0393784466911765">
            <text:p>-0.039</text:p>
          </table:table-cell>
          <table:table-cell table:formula="of:=[.Q438]+[.P439]" office:value-type="float" office:value="-0.91163545496324">
            <text:p>-0.912</text:p>
          </table:table-cell>
          <table:table-cell table:number-columns-repeated="6"/>
          <table:table-cell table:formula="of:=([.A439]-[.T$2])/16384" office:value-type="float" office:value="0.191124549278846">
            <text:p>0.19</text:p>
          </table:table-cell>
          <table:table-cell table:formula="of:=IF(ABS(([.B439]-[.U$2])/16384) &gt; 0.1; ([.B439]-[.U$2])/16384; 0)" office:value-type="float" office:value="-0.136762570112179">
            <text:p>-0.14</text:p>
          </table:table-cell>
          <table:table-cell table:formula="of:=IF(ABS(([.C439]-[.V$2])/16384) &gt; 0.1; ([.C439]-[.V$2])/16384; 0)" office:value-type="float" office:value="-0.168153420472756">
            <text:p>-0.17</text:p>
          </table:table-cell>
          <table:table-cell/>
          <table:table-cell table:formula="of:=SQRT([.X439]*[.X439]+[.Y439]*[.Y439]+[.Z439]*[.Z439])" office:value-type="float" office:value="0.288977796270611">
            <text:p>0.2890</text:p>
          </table:table-cell>
        </table:table-row>
        <table:table-row table:style-name="ro1">
          <table:table-cell office:value-type="float" office:value="15328">
            <text:p>15328</text:p>
          </table:table-cell>
          <table:table-cell office:value-type="float" office:value="-2220">
            <text:p>-2220</text:p>
          </table:table-cell>
          <table:table-cell office:value-type="float" office:value="-6248">
            <text:p>-6248</text:p>
          </table:table-cell>
          <table:table-cell office:value-type="float" office:value="25.99">
            <text:p>25.99</text:p>
          </table:table-cell>
          <table:table-cell office:value-type="float" office:value="6186">
            <text:p>6186</text:p>
          </table:table-cell>
          <table:table-cell office:value-type="float" office:value="5836">
            <text:p>5836</text:p>
          </table:table-cell>
          <table:table-cell office:value-type="string">
            <text:p>-1778<text:tab/><text:tab/><text:tab/><text:tab/></text:p>
          </table:table-cell>
          <table:table-cell table:number-columns-repeated="2"/>
          <table:table-cell table:formula="of:=IF(ABS(([.C440]-[.$I$2])/16384) &gt; 0.1; ([.C440]-[.$I$2])/16384; 0)" office:value-type="float" office:value="-0.186463967347756">
            <text:p>-0.19</text:p>
          </table:table-cell>
          <table:table-cell table:formula="of:=[.K439]+[.J440]" office:value-type="float" office:value="-23.2124899839744">
            <text:p>-23.21</text:p>
          </table:table-cell>
          <table:table-cell table:number-columns-repeated="2"/>
          <table:table-cell table:formula="of:=([.C440]-[.$M$2])/16384" office:value-type="float" office:value="-0.186463967347756">
            <text:p>-0.19</text:p>
          </table:table-cell>
          <table:table-cell table:formula="of:=AVERAGE([.N423:.N439])" office:value-type="float" office:value="-0.122743264222756">
            <text:p>-0.12</text:p>
          </table:table-cell>
          <table:table-cell table:formula="of:=[.N440]-[.O440]" office:value-type="float" office:value="-0.063720703125">
            <text:p>-0.064</text:p>
          </table:table-cell>
          <table:table-cell table:formula="of:=[.Q439]+[.P440]" office:value-type="float" office:value="-0.97535615808824">
            <text:p>-0.975</text:p>
          </table:table-cell>
          <table:table-cell table:number-columns-repeated="6"/>
          <table:table-cell table:formula="of:=([.A440]-[.T$2])/16384" office:value-type="float" office:value="-0.0600961538461539">
            <text:p>-0.06</text:p>
          </table:table-cell>
          <table:table-cell table:formula="of:=IF(ABS(([.B440]-[.U$2])/16384) &gt; 0.1; ([.B440]-[.U$2])/16384; 0)" office:value-type="float" office:value="0">
            <text:p>0.00</text:p>
          </table:table-cell>
          <table:table-cell table:formula="of:=IF(ABS(([.C440]-[.V$2])/16384) &gt; 0.1; ([.C440]-[.V$2])/16384; 0)" office:value-type="float" office:value="-0.186463967347756">
            <text:p>-0.19</text:p>
          </table:table-cell>
          <table:table-cell/>
          <table:table-cell table:formula="of:=SQRT([.X440]*[.X440]+[.Y440]*[.Y440]+[.Z440]*[.Z440])" office:value-type="float" office:value="0.195909057539884">
            <text:p>0.1959</text:p>
          </table:table-cell>
        </table:table-row>
        <table:table-row table:style-name="ro1">
          <table:table-cell office:value-type="float" office:value="16820">
            <text:p>16820</text:p>
          </table:table-cell>
          <table:table-cell office:value-type="float" office:value="956">
            <text:p>956</text:p>
          </table:table-cell>
          <table:table-cell office:value-type="float" office:value="-9404">
            <text:p>-9404</text:p>
          </table:table-cell>
          <table:table-cell office:value-type="float" office:value="25.94">
            <text:p>25.94</text:p>
          </table:table-cell>
          <table:table-cell office:value-type="float" office:value="5525">
            <text:p>5525</text:p>
          </table:table-cell>
          <table:table-cell office:value-type="float" office:value="-253">
            <text:p>-253</text:p>
          </table:table-cell>
          <table:table-cell office:value-type="string">
            <text:p>-553<text:tab/><text:tab/><text:tab/><text:tab/></text:p>
          </table:table-cell>
          <table:table-cell table:number-columns-repeated="2"/>
          <table:table-cell table:formula="of:=IF(ABS(([.C441]-[.$I$2])/16384) &gt; 0.1; ([.C441]-[.$I$2])/16384; 0)" office:value-type="float" office:value="-0.379090920472756">
            <text:p>-0.38</text:p>
          </table:table-cell>
          <table:table-cell table:formula="of:=[.K440]+[.J441]" office:value-type="float" office:value="-23.5915809044471">
            <text:p>-23.59</text:p>
          </table:table-cell>
          <table:table-cell table:number-columns-repeated="2"/>
          <table:table-cell table:formula="of:=([.C441]-[.$M$2])/16384" office:value-type="float" office:value="-0.379090920472756">
            <text:p>-0.38</text:p>
          </table:table-cell>
          <table:table-cell table:formula="of:=AVERAGE([.N424:.N440])" office:value-type="float" office:value="-0.117128029847756">
            <text:p>-0.12</text:p>
          </table:table-cell>
          <table:table-cell table:formula="of:=[.N441]-[.O441]" office:value-type="float" office:value="-0.261962890625">
            <text:p>-0.262</text:p>
          </table:table-cell>
          <table:table-cell table:formula="of:=[.Q440]+[.P441]" office:value-type="float" office:value="-1.23731904871324">
            <text:p>-1.237</text:p>
          </table:table-cell>
          <table:table-cell table:number-columns-repeated="6"/>
          <table:table-cell table:formula="of:=([.A441]-[.T$2])/16384" office:value-type="float" office:value="0.0309682992788461">
            <text:p>0.03</text:p>
          </table:table-cell>
          <table:table-cell table:formula="of:=IF(ABS(([.B441]-[.U$2])/16384) &gt; 0.1; ([.B441]-[.U$2])/16384; 0)" office:value-type="float" office:value="0.155229617387821">
            <text:p>0.16</text:p>
          </table:table-cell>
          <table:table-cell table:formula="of:=IF(ABS(([.C441]-[.V$2])/16384) &gt; 0.1; ([.C441]-[.V$2])/16384; 0)" office:value-type="float" office:value="-0.379090920472756">
            <text:p>-0.38</text:p>
          </table:table-cell>
          <table:table-cell/>
          <table:table-cell table:formula="of:=SQRT([.X441]*[.X441]+[.Y441]*[.Y441]+[.Z441]*[.Z441])" office:value-type="float" office:value="0.410810413280232">
            <text:p>0.4108</text:p>
          </table:table-cell>
        </table:table-row>
        <table:table-row table:style-name="ro1">
          <table:table-cell office:value-type="float" office:value="15392">
            <text:p>15392</text:p>
          </table:table-cell>
          <table:table-cell office:value-type="float" office:value="-2868">
            <text:p>-2868</text:p>
          </table:table-cell>
          <table:table-cell office:value-type="float" office:value="-5628">
            <text:p>-5628</text:p>
          </table:table-cell>
          <table:table-cell office:value-type="float" office:value="26.04">
            <text:p>26.04</text:p>
          </table:table-cell>
          <table:table-cell office:value-type="float" office:value="3930">
            <text:p>3930</text:p>
          </table:table-cell>
          <table:table-cell office:value-type="float" office:value="4017">
            <text:p>4017</text:p>
          </table:table-cell>
          <table:table-cell office:value-type="string">
            <text:p>-164<text:tab/><text:tab/><text:tab/><text:tab/></text:p>
          </table:table-cell>
          <table:table-cell table:number-columns-repeated="2"/>
          <table:table-cell table:formula="of:=IF(ABS(([.C442]-[.$I$2])/16384) &gt; 0.1; ([.C442]-[.$I$2])/16384; 0)" office:value-type="float" office:value="-0.148622170472756">
            <text:p>-0.15</text:p>
          </table:table-cell>
          <table:table-cell table:formula="of:=[.K441]+[.J442]" office:value-type="float" office:value="-23.7402030749199">
            <text:p>-23.74</text:p>
          </table:table-cell>
          <table:table-cell table:number-columns-repeated="2"/>
          <table:table-cell table:formula="of:=([.C442]-[.$M$2])/16384" office:value-type="float" office:value="-0.148622170472756">
            <text:p>-0.15</text:p>
          </table:table-cell>
          <table:table-cell table:formula="of:=AVERAGE([.N425:.N441])" office:value-type="float" office:value="-0.131891357053639">
            <text:p>-0.13</text:p>
          </table:table-cell>
          <table:table-cell table:formula="of:=[.N442]-[.O442]" office:value-type="float" office:value="-0.0167308134191177">
            <text:p>-0.017</text:p>
          </table:table-cell>
          <table:table-cell table:formula="of:=[.Q441]+[.P442]" office:value-type="float" office:value="-1.25404986213236">
            <text:p>-1.254</text:p>
          </table:table-cell>
          <table:table-cell table:number-columns-repeated="6"/>
          <table:table-cell table:formula="of:=([.A442]-[.T$2])/16384" office:value-type="float" office:value="-0.0561899038461539">
            <text:p>-0.06</text:p>
          </table:table-cell>
          <table:table-cell table:formula="of:=IF(ABS(([.B442]-[.U$2])/16384) &gt; 0.1; ([.B442]-[.U$2])/16384; 0)" office:value-type="float" office:value="0">
            <text:p>0.00</text:p>
          </table:table-cell>
          <table:table-cell table:formula="of:=IF(ABS(([.C442]-[.V$2])/16384) &gt; 0.1; ([.C442]-[.V$2])/16384; 0)" office:value-type="float" office:value="-0.148622170472756">
            <text:p>-0.15</text:p>
          </table:table-cell>
          <table:table-cell/>
          <table:table-cell table:formula="of:=SQRT([.X442]*[.X442]+[.Y442]*[.Y442]+[.Z442]*[.Z442])" office:value-type="float" office:value="0.158889442224061">
            <text:p>0.1589</text:p>
          </table:table-cell>
        </table:table-row>
        <table:table-row table:style-name="ro1">
          <table:table-cell office:value-type="float" office:value="11332">
            <text:p>11332</text:p>
          </table:table-cell>
          <table:table-cell office:value-type="float" office:value="-1528">
            <text:p>-1528</text:p>
          </table:table-cell>
          <table:table-cell office:value-type="float" office:value="-2476">
            <text:p>-2476</text:p>
          </table:table-cell>
          <table:table-cell office:value-type="float" office:value="25.94">
            <text:p>25.94</text:p>
          </table:table-cell>
          <table:table-cell office:value-type="float" office:value="5193">
            <text:p>5193</text:p>
          </table:table-cell>
          <table:table-cell office:value-type="float" office:value="-2580">
            <text:p>-2580</text:p>
          </table:table-cell>
          <table:table-cell office:value-type="string">
            <text:p>60<text:tab/><text:tab/><text:tab/><text:tab/></text:p>
          </table:table-cell>
          <table:table-cell table:number-columns-repeated="2"/>
          <table:table-cell table:formula="of:=IF(ABS(([.C443]-[.$I$2])/16384) &gt; 0.1; ([.C443]-[.$I$2])/16384; 0)" office:value-type="float" office:value="0">
            <text:p>0.00</text:p>
          </table:table-cell>
          <table:table-cell table:formula="of:=[.K442]+[.J443]" office:value-type="float" office:value="-23.7402030749199">
            <text:p>-23.74</text:p>
          </table:table-cell>
          <table:table-cell table:number-columns-repeated="2"/>
          <table:table-cell table:formula="of:=([.C443]-[.$M$2])/16384" office:value-type="float" office:value="0.0437606420272436">
            <text:p>0.04</text:p>
          </table:table-cell>
          <table:table-cell table:formula="of:=AVERAGE([.N426:.N442])" office:value-type="float" office:value="-0.145591954480109">
            <text:p>-0.15</text:p>
          </table:table-cell>
          <table:table-cell table:formula="of:=[.N443]-[.O443]" office:value-type="float" office:value="0.189352596507353">
            <text:p>0.189</text:p>
          </table:table-cell>
          <table:table-cell table:formula="of:=[.Q442]+[.P443]" office:value-type="float" office:value="-1.064697265625">
            <text:p>-1.065</text:p>
          </table:table-cell>
          <table:table-cell table:number-columns-repeated="6"/>
          <table:table-cell table:formula="of:=([.A443]-[.T$2])/16384" office:value-type="float" office:value="-0.303992638221154">
            <text:p>-0.30</text:p>
          </table:table-cell>
          <table:table-cell table:formula="of:=IF(ABS(([.B443]-[.U$2])/16384) &gt; 0.1; ([.B443]-[.U$2])/16384; 0)" office:value-type="float" office:value="0">
            <text:p>0.00</text:p>
          </table:table-cell>
          <table:table-cell table:formula="of:=IF(ABS(([.C443]-[.V$2])/16384) &gt; 0.1; ([.C443]-[.V$2])/16384; 0)" office:value-type="float" office:value="0">
            <text:p>0.00</text:p>
          </table:table-cell>
          <table:table-cell/>
          <table:table-cell table:formula="of:=SQRT([.X443]*[.X443]+[.Y443]*[.Y443]+[.Z443]*[.Z443])" office:value-type="float" office:value="0.303992638221154">
            <text:p>0.3040</text:p>
          </table:table-cell>
        </table:table-row>
        <table:table-row table:style-name="ro1">
          <table:table-cell office:value-type="float" office:value="15676">
            <text:p>15676</text:p>
          </table:table-cell>
          <table:table-cell office:value-type="float" office:value="-960">
            <text:p>-960</text:p>
          </table:table-cell>
          <table:table-cell office:value-type="float" office:value="-4104">
            <text:p>-4104</text:p>
          </table:table-cell>
          <table:table-cell office:value-type="float" office:value="25.99">
            <text:p>25.99</text:p>
          </table:table-cell>
          <table:table-cell office:value-type="float" office:value="4365">
            <text:p>4365</text:p>
          </table:table-cell>
          <table:table-cell office:value-type="float" office:value="-2632">
            <text:p>-2632</text:p>
          </table:table-cell>
          <table:table-cell office:value-type="string">
            <text:p>-1180<text:tab/><text:tab/><text:tab/><text:tab/></text:p>
          </table:table-cell>
          <table:table-cell table:number-columns-repeated="2"/>
          <table:table-cell table:formula="of:=IF(ABS(([.C444]-[.$I$2])/16384) &gt; 0.1; ([.C444]-[.$I$2])/16384; 0)" office:value-type="float" office:value="0">
            <text:p>0.00</text:p>
          </table:table-cell>
          <table:table-cell table:formula="of:=[.K443]+[.J444]" office:value-type="float" office:value="-23.7402030749199">
            <text:p>-23.74</text:p>
          </table:table-cell>
          <table:table-cell table:number-columns-repeated="2"/>
          <table:table-cell table:formula="of:=([.C444]-[.$M$2])/16384" office:value-type="float" office:value="-0.0556045923477564">
            <text:p>-0.06</text:p>
          </table:table-cell>
          <table:table-cell table:formula="of:=AVERAGE([.N427:.N443])" office:value-type="float" office:value="-0.144055304663933">
            <text:p>-0.14</text:p>
          </table:table-cell>
          <table:table-cell table:formula="of:=[.N444]-[.O444]" office:value-type="float" office:value="0.0884507123161764">
            <text:p>0.088</text:p>
          </table:table-cell>
          <table:table-cell table:formula="of:=[.Q443]+[.P444]" office:value-type="float" office:value="-0.976246553308828">
            <text:p>-0.976</text:p>
          </table:table-cell>
          <table:table-cell table:number-columns-repeated="6"/>
          <table:table-cell table:formula="of:=([.A444]-[.T$2])/16384" office:value-type="float" office:value="-0.0388559194711539">
            <text:p>-0.04</text:p>
          </table:table-cell>
          <table:table-cell table:formula="of:=IF(ABS(([.B444]-[.U$2])/16384) &gt; 0.1; ([.B444]-[.U$2])/16384; 0)" office:value-type="float" office:value="0">
            <text:p>0.00</text:p>
          </table:table-cell>
          <table:table-cell table:formula="of:=IF(ABS(([.C444]-[.V$2])/16384) &gt; 0.1; ([.C444]-[.V$2])/16384; 0)" office:value-type="float" office:value="0">
            <text:p>0.00</text:p>
          </table:table-cell>
          <table:table-cell/>
          <table:table-cell table:formula="of:=SQRT([.X444]*[.X444]+[.Y444]*[.Y444]+[.Z444]*[.Z444])" office:value-type="float" office:value="0.0388559194711539">
            <text:p>0.0389</text:p>
          </table:table-cell>
        </table:table-row>
        <table:table-row table:style-name="ro1">
          <table:table-cell office:value-type="float" office:value="17924">
            <text:p>17924</text:p>
          </table:table-cell>
          <table:table-cell office:value-type="float" office:value="-1192">
            <text:p>-1192</text:p>
          </table:table-cell>
          <table:table-cell office:value-type="float" office:value="-4400">
            <text:p>-4400</text:p>
          </table:table-cell>
          <table:table-cell office:value-type="float" office:value="26.04">
            <text:p>26.04</text:p>
          </table:table-cell>
          <table:table-cell office:value-type="float" office:value="4740">
            <text:p>4740</text:p>
          </table:table-cell>
          <table:table-cell office:value-type="float" office:value="-337">
            <text:p>-337</text:p>
          </table:table-cell>
          <table:table-cell office:value-type="string">
            <text:p>-940<text:tab/><text:tab/><text:tab/><text:tab/></text:p>
          </table:table-cell>
          <table:table-cell table:number-columns-repeated="2"/>
          <table:table-cell table:formula="of:=IF(ABS(([.C445]-[.$I$2])/16384) &gt; 0.1; ([.C445]-[.$I$2])/16384; 0)" office:value-type="float" office:value="0">
            <text:p>0.00</text:p>
          </table:table-cell>
          <table:table-cell table:formula="of:=[.K444]+[.J445]" office:value-type="float" office:value="-23.7402030749199">
            <text:p>-23.74</text:p>
          </table:table-cell>
          <table:table-cell table:number-columns-repeated="2"/>
          <table:table-cell table:formula="of:=([.C445]-[.$M$2])/16384" office:value-type="float" office:value="-0.0736709985977564">
            <text:p>-0.07</text:p>
          </table:table-cell>
          <table:table-cell table:formula="of:=AVERAGE([.N428:.N444])" office:value-type="float" office:value="-0.138339541796286">
            <text:p>-0.14</text:p>
          </table:table-cell>
          <table:table-cell table:formula="of:=[.N445]-[.O445]" office:value-type="float" office:value="0.0646685431985294">
            <text:p>0.065</text:p>
          </table:table-cell>
          <table:table-cell table:formula="of:=[.Q444]+[.P445]" office:value-type="float" office:value="-0.911578010110299">
            <text:p>-0.912</text:p>
          </table:table-cell>
          <table:table-cell table:number-columns-repeated="6"/>
          <table:table-cell table:formula="of:=([.A445]-[.T$2])/16384" office:value-type="float" office:value="0.0983511117788462">
            <text:p>0.10</text:p>
          </table:table-cell>
          <table:table-cell table:formula="of:=IF(ABS(([.B445]-[.U$2])/16384) &gt; 0.1; ([.B445]-[.U$2])/16384; 0)" office:value-type="float" office:value="0">
            <text:p>0.00</text:p>
          </table:table-cell>
          <table:table-cell table:formula="of:=IF(ABS(([.C445]-[.V$2])/16384) &gt; 0.1; ([.C445]-[.V$2])/16384; 0)" office:value-type="float" office:value="0">
            <text:p>0.00</text:p>
          </table:table-cell>
          <table:table-cell/>
          <table:table-cell table:formula="of:=SQRT([.X445]*[.X445]+[.Y445]*[.Y445]+[.Z445]*[.Z445])" office:value-type="float" office:value="0.0983511117788462">
            <text:p>0.0984</text:p>
          </table:table-cell>
        </table:table-row>
        <table:table-row table:style-name="ro1">
          <table:table-cell office:value-type="float" office:value="20892">
            <text:p>20892</text:p>
          </table:table-cell>
          <table:table-cell office:value-type="float" office:value="-4900">
            <text:p>-4900</text:p>
          </table:table-cell>
          <table:table-cell office:value-type="float" office:value="-8080">
            <text:p>-8080</text:p>
          </table:table-cell>
          <table:table-cell office:value-type="float" office:value="25.99">
            <text:p>25.99</text:p>
          </table:table-cell>
          <table:table-cell office:value-type="float" office:value="6529">
            <text:p>6529</text:p>
          </table:table-cell>
          <table:table-cell office:value-type="float" office:value="1753">
            <text:p>1753</text:p>
          </table:table-cell>
          <table:table-cell office:value-type="string">
            <text:p>100<text:tab/><text:tab/><text:tab/><text:tab/></text:p>
          </table:table-cell>
          <table:table-cell table:number-columns-repeated="2"/>
          <table:table-cell table:formula="of:=IF(ABS(([.C446]-[.$I$2])/16384) &gt; 0.1; ([.C446]-[.$I$2])/16384; 0)" office:value-type="float" office:value="-0.298280373597756">
            <text:p>-0.30</text:p>
          </table:table-cell>
          <table:table-cell table:formula="of:=[.K445]+[.J446]" office:value-type="float" office:value="-24.0384834485176">
            <text:p>-24.04</text:p>
          </table:table-cell>
          <table:table-cell table:number-columns-repeated="2"/>
          <table:table-cell table:formula="of:=([.C446]-[.$M$2])/16384" office:value-type="float" office:value="-0.298280373597756">
            <text:p>-0.30</text:p>
          </table:table-cell>
          <table:table-cell table:formula="of:=AVERAGE([.N429:.N445])" office:value-type="float" office:value="-0.12242731753158">
            <text:p>-0.12</text:p>
          </table:table-cell>
          <table:table-cell table:formula="of:=[.N446]-[.O446]" office:value-type="float" office:value="-0.175853056066176">
            <text:p>-0.176</text:p>
          </table:table-cell>
          <table:table-cell table:formula="of:=[.Q445]+[.P446]" office:value-type="float" office:value="-1.08743106617648">
            <text:p>-1.087</text:p>
          </table:table-cell>
          <table:table-cell table:number-columns-repeated="6"/>
          <table:table-cell table:formula="of:=([.A446]-[.T$2])/16384" office:value-type="float" office:value="0.279503455528846">
            <text:p>0.28</text:p>
          </table:table-cell>
          <table:table-cell table:formula="of:=IF(ABS(([.B446]-[.U$2])/16384) &gt; 0.1; ([.B446]-[.U$2])/16384; 0)" office:value-type="float" office:value="-0.202192257612179">
            <text:p>-0.20</text:p>
          </table:table-cell>
          <table:table-cell table:formula="of:=IF(ABS(([.C446]-[.V$2])/16384) &gt; 0.1; ([.C446]-[.V$2])/16384; 0)" office:value-type="float" office:value="-0.298280373597756">
            <text:p>-0.30</text:p>
          </table:table-cell>
          <table:table-cell/>
          <table:table-cell table:formula="of:=SQRT([.X446]*[.X446]+[.Y446]*[.Y446]+[.Z446]*[.Z446])" office:value-type="float" office:value="0.456042840053972">
            <text:p>0.4560</text:p>
          </table:table-cell>
        </table:table-row>
        <table:table-row table:style-name="ro1">
          <table:table-cell office:value-type="float" office:value="17484">
            <text:p>17484</text:p>
          </table:table-cell>
          <table:table-cell office:value-type="float" office:value="-5416">
            <text:p>-5416</text:p>
          </table:table-cell>
          <table:table-cell office:value-type="float" office:value="-9996">
            <text:p>-9996</text:p>
          </table:table-cell>
          <table:table-cell office:value-type="float" office:value="25.85">
            <text:p>25.85</text:p>
          </table:table-cell>
          <table:table-cell office:value-type="float" office:value="8928">
            <text:p>8928</text:p>
          </table:table-cell>
          <table:table-cell office:value-type="float" office:value="-3313">
            <text:p>-3313</text:p>
          </table:table-cell>
          <table:table-cell office:value-type="string">
            <text:p>-862<text:tab/><text:tab/><text:tab/><text:tab/></text:p>
          </table:table-cell>
          <table:table-cell table:number-columns-repeated="2"/>
          <table:table-cell table:formula="of:=IF(ABS(([.C447]-[.$I$2])/16384) &gt; 0.1; ([.C447]-[.$I$2])/16384; 0)" office:value-type="float" office:value="-0.415223732972756">
            <text:p>-0.42</text:p>
          </table:table-cell>
          <table:table-cell table:formula="of:=[.K446]+[.J447]" office:value-type="float" office:value="-24.4537071814904">
            <text:p>-24.45</text:p>
          </table:table-cell>
          <table:table-cell table:number-columns-repeated="2"/>
          <table:table-cell table:formula="of:=([.C447]-[.$M$2])/16384" office:value-type="float" office:value="-0.415223732972756">
            <text:p>-0.42</text:p>
          </table:table-cell>
          <table:table-cell table:formula="of:=AVERAGE([.N430:.N446])" office:value-type="float" office:value="-0.12535700503158">
            <text:p>-0.13</text:p>
          </table:table-cell>
          <table:table-cell table:formula="of:=[.N447]-[.O447]" office:value-type="float" office:value="-0.289866727941176">
            <text:p>-0.290</text:p>
          </table:table-cell>
          <table:table-cell table:formula="of:=[.Q446]+[.P447]" office:value-type="float" office:value="-1.37729779411765">
            <text:p>-1.377</text:p>
          </table:table-cell>
          <table:table-cell table:number-columns-repeated="6"/>
          <table:table-cell table:formula="of:=([.A447]-[.T$2])/16384" office:value-type="float" office:value="0.0714956430288461">
            <text:p>0.07</text:p>
          </table:table-cell>
          <table:table-cell table:formula="of:=IF(ABS(([.B447]-[.U$2])/16384) &gt; 0.1; ([.B447]-[.U$2])/16384; 0)" office:value-type="float" office:value="-0.233686398237179">
            <text:p>-0.23</text:p>
          </table:table-cell>
          <table:table-cell table:formula="of:=IF(ABS(([.C447]-[.V$2])/16384) &gt; 0.1; ([.C447]-[.V$2])/16384; 0)" office:value-type="float" office:value="-0.415223732972756">
            <text:p>-0.42</text:p>
          </table:table-cell>
          <table:table-cell/>
          <table:table-cell table:formula="of:=SQRT([.X447]*[.X447]+[.Y447]*[.Y447]+[.Z447]*[.Z447])" office:value-type="float" office:value="0.481800485799885">
            <text:p>0.4818</text:p>
          </table:table-cell>
        </table:table-row>
        <table:table-row table:style-name="ro1">
          <table:table-cell office:value-type="float" office:value="15152">
            <text:p>15152</text:p>
          </table:table-cell>
          <table:table-cell office:value-type="float" office:value="-1196">
            <text:p>-1196</text:p>
          </table:table-cell>
          <table:table-cell office:value-type="float" office:value="-5636">
            <text:p>-5636</text:p>
          </table:table-cell>
          <table:table-cell office:value-type="float" office:value="25.99">
            <text:p>25.99</text:p>
          </table:table-cell>
          <table:table-cell office:value-type="float" office:value="5397">
            <text:p>5397</text:p>
          </table:table-cell>
          <table:table-cell office:value-type="float" office:value="-250">
            <text:p>-250</text:p>
          </table:table-cell>
          <table:table-cell office:value-type="string">
            <text:p>-3691<text:tab/><text:tab/><text:tab/><text:tab/></text:p>
          </table:table-cell>
          <table:table-cell table:number-columns-repeated="2"/>
          <table:table-cell table:formula="of:=IF(ABS(([.C448]-[.$I$2])/16384) &gt; 0.1; ([.C448]-[.$I$2])/16384; 0)" office:value-type="float" office:value="-0.149110451722756">
            <text:p>-0.15</text:p>
          </table:table-cell>
          <table:table-cell table:formula="of:=[.K447]+[.J448]" office:value-type="float" office:value="-24.6028176332131">
            <text:p>-24.60</text:p>
          </table:table-cell>
          <table:table-cell table:number-columns-repeated="2"/>
          <table:table-cell table:formula="of:=([.C448]-[.$M$2])/16384" office:value-type="float" office:value="-0.149110451722756">
            <text:p>-0.15</text:p>
          </table:table-cell>
          <table:table-cell table:formula="of:=AVERAGE([.N431:.N447])" office:value-type="float" office:value="-0.13976130190658">
            <text:p>-0.14</text:p>
          </table:table-cell>
          <table:table-cell table:formula="of:=[.N448]-[.O448]" office:value-type="float" office:value="-0.00934914981617649">
            <text:p>-0.009</text:p>
          </table:table-cell>
          <table:table-cell table:formula="of:=[.Q447]+[.P448]" office:value-type="float" office:value="-1.38664694393383">
            <text:p>-1.387</text:p>
          </table:table-cell>
          <table:table-cell table:number-columns-repeated="6"/>
          <table:table-cell table:formula="of:=([.A448]-[.T$2])/16384" office:value-type="float" office:value="-0.0708383413461539">
            <text:p>-0.07</text:p>
          </table:table-cell>
          <table:table-cell table:formula="of:=IF(ABS(([.B448]-[.U$2])/16384) &gt; 0.1; ([.B448]-[.U$2])/16384; 0)" office:value-type="float" office:value="0">
            <text:p>0.00</text:p>
          </table:table-cell>
          <table:table-cell table:formula="of:=IF(ABS(([.C448]-[.V$2])/16384) &gt; 0.1; ([.C448]-[.V$2])/16384; 0)" office:value-type="float" office:value="-0.149110451722756">
            <text:p>-0.15</text:p>
          </table:table-cell>
          <table:table-cell/>
          <table:table-cell table:formula="of:=SQRT([.X448]*[.X448]+[.Y448]*[.Y448]+[.Z448]*[.Z448])" office:value-type="float" office:value="0.165081790084911">
            <text:p>0.1651</text:p>
          </table:table-cell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-1988">
            <text:p>-1988</text:p>
          </table:table-cell>
          <table:table-cell office:value-type="float" office:value="-1544">
            <text:p>-1544</text:p>
          </table:table-cell>
          <table:table-cell office:value-type="float" office:value="25.99">
            <text:p>25.99</text:p>
          </table:table-cell>
          <table:table-cell office:value-type="float" office:value="4549">
            <text:p>4549</text:p>
          </table:table-cell>
          <table:table-cell office:value-type="float" office:value="2308">
            <text:p>2308</text:p>
          </table:table-cell>
          <table:table-cell office:value-type="string">
            <text:p>-982<text:tab/><text:tab/><text:tab/><text:tab/></text:p>
          </table:table-cell>
          <table:table-cell table:number-columns-repeated="2"/>
          <table:table-cell table:formula="of:=IF(ABS(([.C449]-[.$I$2])/16384) &gt; 0.1; ([.C449]-[.$I$2])/16384; 0)" office:value-type="float" office:value="0.100645407652244">
            <text:p>0.10</text:p>
          </table:table-cell>
          <table:table-cell table:formula="of:=[.K448]+[.J449]" office:value-type="float" office:value="-24.5021722255609">
            <text:p>-24.50</text:p>
          </table:table-cell>
          <table:table-cell table:number-columns-repeated="2"/>
          <table:table-cell table:formula="of:=([.C449]-[.$M$2])/16384" office:value-type="float" office:value="0.100645407652244">
            <text:p>0.10</text:p>
          </table:table-cell>
          <table:table-cell table:formula="of:=AVERAGE([.N432:.N448])" office:value-type="float" office:value="-0.147473273413933">
            <text:p>-0.15</text:p>
          </table:table-cell>
          <table:table-cell table:formula="of:=[.N449]-[.O449]" office:value-type="float" office:value="0.248118681066176">
            <text:p>0.248</text:p>
          </table:table-cell>
          <table:table-cell table:formula="of:=[.Q448]+[.P449]" office:value-type="float" office:value="-1.13852826286765">
            <text:p>-1.139</text:p>
          </table:table-cell>
          <table:table-cell table:number-columns-repeated="6"/>
          <table:table-cell table:formula="of:=([.A449]-[.T$2])/16384" office:value-type="float" office:value="-0.392615685096154">
            <text:p>-0.39</text:p>
          </table:table-cell>
          <table:table-cell table:formula="of:=IF(ABS(([.B449]-[.U$2])/16384) &gt; 0.1; ([.B449]-[.U$2])/16384; 0)" office:value-type="float" office:value="0">
            <text:p>0.00</text:p>
          </table:table-cell>
          <table:table-cell table:formula="of:=IF(ABS(([.C449]-[.V$2])/16384) &gt; 0.1; ([.C449]-[.V$2])/16384; 0)" office:value-type="float" office:value="0.100645407652244">
            <text:p>0.10</text:p>
          </table:table-cell>
          <table:table-cell/>
          <table:table-cell table:formula="of:=SQRT([.X449]*[.X449]+[.Y449]*[.Y449]+[.Z449]*[.Z449])" office:value-type="float" office:value="0.405310466513028">
            <text:p>0.4053</text:p>
          </table:table-cell>
        </table:table-row>
        <table:table-row table:style-name="ro1">
          <table:table-cell office:value-type="float" office:value="14764">
            <text:p>14764</text:p>
          </table:table-cell>
          <table:table-cell office:value-type="float" office:value="-3748">
            <text:p>-3748</text:p>
          </table:table-cell>
          <table:table-cell office:value-type="float" office:value="-3076">
            <text:p>-3076</text:p>
          </table:table-cell>
          <table:table-cell office:value-type="float" office:value="26.04">
            <text:p>26.04</text:p>
          </table:table-cell>
          <table:table-cell office:value-type="float" office:value="3454">
            <text:p>3454</text:p>
          </table:table-cell>
          <table:table-cell office:value-type="float" office:value="-2669">
            <text:p>-2669</text:p>
          </table:table-cell>
          <table:table-cell office:value-type="string">
            <text:p>-1771<text:tab/><text:tab/><text:tab/><text:tab/></text:p>
          </table:table-cell>
          <table:table-cell table:number-columns-repeated="2"/>
          <table:table-cell table:formula="of:=IF(ABS(([.C450]-[.$I$2])/16384) &gt; 0.1; ([.C450]-[.$I$2])/16384; 0)" office:value-type="float" office:value="0">
            <text:p>0.00</text:p>
          </table:table-cell>
          <table:table-cell table:formula="of:=[.K449]+[.J450]" office:value-type="float" office:value="-24.5021722255609">
            <text:p>-24.50</text:p>
          </table:table-cell>
          <table:table-cell table:number-columns-repeated="2"/>
          <table:table-cell table:formula="of:=([.C450]-[.$M$2])/16384" office:value-type="float" office:value="0.00713954827724359">
            <text:p>0.01</text:p>
          </table:table-cell>
          <table:table-cell table:formula="of:=AVERAGE([.N433:.N449])" office:value-type="float" office:value="-0.141613898413933">
            <text:p>-0.14</text:p>
          </table:table-cell>
          <table:table-cell table:formula="of:=[.N450]-[.O450]" office:value-type="float" office:value="0.148753446691176">
            <text:p>0.149</text:p>
          </table:table-cell>
          <table:table-cell table:formula="of:=[.Q449]+[.P450]" office:value-type="float" office:value="-0.989774816176475">
            <text:p>-0.990</text:p>
          </table:table-cell>
          <table:table-cell table:number-columns-repeated="6"/>
          <table:table-cell table:formula="of:=([.A450]-[.T$2])/16384" office:value-type="float" office:value="-0.0945199819711539">
            <text:p>-0.09</text:p>
          </table:table-cell>
          <table:table-cell table:formula="of:=IF(ABS(([.B450]-[.U$2])/16384) &gt; 0.1; ([.B450]-[.U$2])/16384; 0)" office:value-type="float" office:value="-0.131879757612179">
            <text:p>-0.13</text:p>
          </table:table-cell>
          <table:table-cell table:formula="of:=IF(ABS(([.C450]-[.V$2])/16384) &gt; 0.1; ([.C450]-[.V$2])/16384; 0)" office:value-type="float" office:value="0">
            <text:p>0.00</text:p>
          </table:table-cell>
          <table:table-cell/>
          <table:table-cell table:formula="of:=SQRT([.X450]*[.X450]+[.Y450]*[.Y450]+[.Z450]*[.Z450])" office:value-type="float" office:value="0.16225380568626">
            <text:p>0.1623</text:p>
          </table:table-cell>
        </table:table-row>
        <table:table-row table:style-name="ro1">
          <table:table-cell office:value-type="float" office:value="19056">
            <text:p>19056</text:p>
          </table:table-cell>
          <table:table-cell office:value-type="float" office:value="-3336">
            <text:p>-3336</text:p>
          </table:table-cell>
          <table:table-cell office:value-type="float" office:value="-5180">
            <text:p>-5180</text:p>
          </table:table-cell>
          <table:table-cell office:value-type="float" office:value="25.85">
            <text:p>25.85</text:p>
          </table:table-cell>
          <table:table-cell office:value-type="float" office:value="3572">
            <text:p>3572</text:p>
          </table:table-cell>
          <table:table-cell office:value-type="float" office:value="-4702">
            <text:p>-4702</text:p>
          </table:table-cell>
          <table:table-cell office:value-type="string">
            <text:p>-3292<text:tab/><text:tab/><text:tab/><text:tab/></text:p>
          </table:table-cell>
          <table:table-cell table:number-columns-repeated="2"/>
          <table:table-cell table:formula="of:=IF(ABS(([.C451]-[.$I$2])/16384) &gt; 0.1; ([.C451]-[.$I$2])/16384; 0)" office:value-type="float" office:value="-0.121278420472756">
            <text:p>-0.12</text:p>
          </table:table-cell>
          <table:table-cell table:formula="of:=[.K450]+[.J451]" office:value-type="float" office:value="-24.6234506460336">
            <text:p>-24.62</text:p>
          </table:table-cell>
          <table:table-cell table:number-columns-repeated="2"/>
          <table:table-cell table:formula="of:=([.C451]-[.$M$2])/16384" office:value-type="float" office:value="-0.121278420472756">
            <text:p>-0.12</text:p>
          </table:table-cell>
          <table:table-cell table:formula="of:=AVERAGE([.N434:.N450])" office:value-type="float" office:value="-0.135381131869815">
            <text:p>-0.14</text:p>
          </table:table-cell>
          <table:table-cell table:formula="of:=[.N451]-[.O451]" office:value-type="float" office:value="0.0141027113970588">
            <text:p>0.014</text:p>
          </table:table-cell>
          <table:table-cell table:formula="of:=[.Q450]+[.P451]" office:value-type="float" office:value="-0.975672104779417">
            <text:p>-0.976</text:p>
          </table:table-cell>
          <table:table-cell table:number-columns-repeated="6"/>
          <table:table-cell table:formula="of:=([.A451]-[.T$2])/16384" office:value-type="float" office:value="0.167442908653846">
            <text:p>0.17</text:p>
          </table:table-cell>
          <table:table-cell table:formula="of:=IF(ABS(([.B451]-[.U$2])/16384) &gt; 0.1; ([.B451]-[.U$2])/16384; 0)" office:value-type="float" office:value="-0.106733273237179">
            <text:p>-0.11</text:p>
          </table:table-cell>
          <table:table-cell table:formula="of:=IF(ABS(([.C451]-[.V$2])/16384) &gt; 0.1; ([.C451]-[.V$2])/16384; 0)" office:value-type="float" office:value="-0.121278420472756">
            <text:p>-0.12</text:p>
          </table:table-cell>
          <table:table-cell/>
          <table:table-cell table:formula="of:=SQRT([.X451]*[.X451]+[.Y451]*[.Y451]+[.Z451]*[.Z451])" office:value-type="float" office:value="0.232674825769247">
            <text:p>0.2327</text:p>
          </table:table-cell>
        </table:table-row>
        <table:table-row table:style-name="ro1">
          <table:table-cell office:value-type="float" office:value="17848">
            <text:p>17848</text:p>
          </table:table-cell>
          <table:table-cell office:value-type="float" office:value="-1744">
            <text:p>-1744</text:p>
          </table:table-cell>
          <table:table-cell office:value-type="float" office:value="-8012">
            <text:p>-8012</text:p>
          </table:table-cell>
          <table:table-cell office:value-type="float" office:value="25.89">
            <text:p>25.89</text:p>
          </table:table-cell>
          <table:table-cell office:value-type="float" office:value="1444">
            <text:p>1444</text:p>
          </table:table-cell>
          <table:table-cell office:value-type="float" office:value="7508">
            <text:p>7508</text:p>
          </table:table-cell>
          <table:table-cell office:value-type="string">
            <text:p>-1879<text:tab/><text:tab/><text:tab/><text:tab/></text:p>
          </table:table-cell>
          <table:table-cell table:number-columns-repeated="2"/>
          <table:table-cell table:formula="of:=IF(ABS(([.C452]-[.$I$2])/16384) &gt; 0.1; ([.C452]-[.$I$2])/16384; 0)" office:value-type="float" office:value="-0.294129982972756">
            <text:p>-0.29</text:p>
          </table:table-cell>
          <table:table-cell table:formula="of:=[.K451]+[.J452]" office:value-type="float" office:value="-24.9175806290064">
            <text:p>-24.92</text:p>
          </table:table-cell>
          <table:table-cell table:number-columns-repeated="2"/>
          <table:table-cell table:formula="of:=([.C452]-[.$M$2])/16384" office:value-type="float" office:value="-0.294129982972756">
            <text:p>-0.29</text:p>
          </table:table-cell>
          <table:table-cell table:formula="of:=AVERAGE([.N435:.N451])" office:value-type="float" office:value="-0.132379638303639">
            <text:p>-0.13</text:p>
          </table:table-cell>
          <table:table-cell table:formula="of:=[.N452]-[.O452]" office:value-type="float" office:value="-0.161750344669118">
            <text:p>-0.162</text:p>
          </table:table-cell>
          <table:table-cell table:formula="of:=[.Q451]+[.P452]" office:value-type="float" office:value="-1.13742244944853">
            <text:p>-1.137</text:p>
          </table:table-cell>
          <table:table-cell table:number-columns-repeated="6"/>
          <table:table-cell table:formula="of:=([.A452]-[.T$2])/16384" office:value-type="float" office:value="0.0937124399038462">
            <text:p>0.09</text:p>
          </table:table-cell>
          <table:table-cell table:formula="of:=IF(ABS(([.B452]-[.U$2])/16384) &gt; 0.1; ([.B452]-[.U$2])/16384; 0)" office:value-type="float" office:value="0">
            <text:p>0.00</text:p>
          </table:table-cell>
          <table:table-cell table:formula="of:=IF(ABS(([.C452]-[.V$2])/16384) &gt; 0.1; ([.C452]-[.V$2])/16384; 0)" office:value-type="float" office:value="-0.294129982972756">
            <text:p>-0.29</text:p>
          </table:table-cell>
          <table:table-cell/>
          <table:table-cell table:formula="of:=SQRT([.X452]*[.X452]+[.Y452]*[.Y452]+[.Z452]*[.Z452])" office:value-type="float" office:value="0.308698021173259">
            <text:p>0.3087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264">
            <text:p>264</text:p>
          </table:table-cell>
          <table:table-cell office:value-type="float" office:value="-8316">
            <text:p>-8316</text:p>
          </table:table-cell>
          <table:table-cell office:value-type="float" office:value="25.99">
            <text:p>25.99</text:p>
          </table:table-cell>
          <table:table-cell office:value-type="float" office:value="3348">
            <text:p>3348</text:p>
          </table:table-cell>
          <table:table-cell office:value-type="float" office:value="-5738">
            <text:p>-5738</text:p>
          </table:table-cell>
          <table:table-cell office:value-type="string">
            <text:p>-658<text:tab/><text:tab/><text:tab/><text:tab/></text:p>
          </table:table-cell>
          <table:table-cell table:number-columns-repeated="2"/>
          <table:table-cell table:formula="of:=IF(ABS(([.C453]-[.$I$2])/16384) &gt; 0.1; ([.C453]-[.$I$2])/16384; 0)" office:value-type="float" office:value="-0.312684670472756">
            <text:p>-0.31</text:p>
          </table:table-cell>
          <table:table-cell table:formula="of:=[.K452]+[.J453]" office:value-type="float" office:value="-25.2302652994792">
            <text:p>-25.23</text:p>
          </table:table-cell>
          <table:table-cell table:number-columns-repeated="2"/>
          <table:table-cell table:formula="of:=([.C453]-[.$M$2])/16384" office:value-type="float" office:value="-0.312684670472756">
            <text:p>-0.31</text:p>
          </table:table-cell>
          <table:table-cell table:formula="of:=AVERAGE([.N436:.N452])" office:value-type="float" office:value="-0.130440874516874">
            <text:p>-0.13</text:p>
          </table:table-cell>
          <table:table-cell table:formula="of:=[.N453]-[.O453]" office:value-type="float" office:value="-0.182243795955882">
            <text:p>-0.182</text:p>
          </table:table-cell>
          <table:table-cell table:formula="of:=[.Q452]+[.P453]" office:value-type="float" office:value="-1.31966624540442">
            <text:p>-1.320</text:p>
          </table:table-cell>
          <table:table-cell table:number-columns-repeated="6"/>
          <table:table-cell table:formula="of:=([.A453]-[.T$2])/16384" office:value-type="float" office:value="0.0785757211538461">
            <text:p>0.08</text:p>
          </table:table-cell>
          <table:table-cell table:formula="of:=IF(ABS(([.B453]-[.U$2])/16384) &gt; 0.1; ([.B453]-[.U$2])/16384; 0)" office:value-type="float" office:value="0.112993289262821">
            <text:p>0.11</text:p>
          </table:table-cell>
          <table:table-cell table:formula="of:=IF(ABS(([.C453]-[.V$2])/16384) &gt; 0.1; ([.C453]-[.V$2])/16384; 0)" office:value-type="float" office:value="-0.312684670472756">
            <text:p>-0.31</text:p>
          </table:table-cell>
          <table:table-cell/>
          <table:table-cell table:formula="of:=SQRT([.X453]*[.X453]+[.Y453]*[.Y453]+[.Z453]*[.Z453])" office:value-type="float" office:value="0.341633327592515">
            <text:p>0.3416</text:p>
          </table:table-cell>
        </table:table-row>
        <table:table-row table:style-name="ro1">
          <table:table-cell office:value-type="float" office:value="12680">
            <text:p>12680</text:p>
          </table:table-cell>
          <table:table-cell office:value-type="float" office:value="-2416">
            <text:p>-2416</text:p>
          </table:table-cell>
          <table:table-cell office:value-type="float" office:value="-3760">
            <text:p>-3760</text:p>
          </table:table-cell>
          <table:table-cell office:value-type="float" office:value="25.89">
            <text:p>25.89</text:p>
          </table:table-cell>
          <table:table-cell office:value-type="float" office:value="4316">
            <text:p>4316</text:p>
          </table:table-cell>
          <table:table-cell office:value-type="float" office:value="4474">
            <text:p>4474</text:p>
          </table:table-cell>
          <table:table-cell office:value-type="string">
            <text:p>-548<text:tab/><text:tab/><text:tab/><text:tab/></text:p>
          </table:table-cell>
          <table:table-cell table:number-columns-repeated="2"/>
          <table:table-cell table:formula="of:=IF(ABS(([.C454]-[.$I$2])/16384) &gt; 0.1; ([.C454]-[.$I$2])/16384; 0)" office:value-type="float" office:value="0">
            <text:p>0.00</text:p>
          </table:table-cell>
          <table:table-cell table:formula="of:=[.K453]+[.J454]" office:value-type="float" office:value="-25.2302652994792">
            <text:p>-25.23</text:p>
          </table:table-cell>
          <table:table-cell table:number-columns-repeated="2"/>
          <table:table-cell table:formula="of:=([.C454]-[.$M$2])/16384" office:value-type="float" office:value="-0.0346084985977564">
            <text:p>-0.03</text:p>
          </table:table-cell>
          <table:table-cell table:formula="of:=AVERAGE([.N437:.N453])" office:value-type="float" office:value="-0.146453627274227">
            <text:p>-0.15</text:p>
          </table:table-cell>
          <table:table-cell table:formula="of:=[.N454]-[.O454]" office:value-type="float" office:value="0.111845128676471">
            <text:p>0.112</text:p>
          </table:table-cell>
          <table:table-cell table:formula="of:=[.Q453]+[.P454]" office:value-type="float" office:value="-1.20782111672795">
            <text:p>-1.208</text:p>
          </table:table-cell>
          <table:table-cell table:number-columns-repeated="6"/>
          <table:table-cell table:formula="of:=([.A454]-[.T$2])/16384" office:value-type="float" office:value="-0.221717247596154">
            <text:p>-0.22</text:p>
          </table:table-cell>
          <table:table-cell table:formula="of:=IF(ABS(([.B454]-[.U$2])/16384) &gt; 0.1; ([.B454]-[.U$2])/16384; 0)" office:value-type="float" office:value="0">
            <text:p>0.00</text:p>
          </table:table-cell>
          <table:table-cell table:formula="of:=IF(ABS(([.C454]-[.V$2])/16384) &gt; 0.1; ([.C454]-[.V$2])/16384; 0)" office:value-type="float" office:value="0">
            <text:p>0.00</text:p>
          </table:table-cell>
          <table:table-cell/>
          <table:table-cell table:formula="of:=SQRT([.X454]*[.X454]+[.Y454]*[.Y454]+[.Z454]*[.Z454])" office:value-type="float" office:value="0.221717247596154">
            <text:p>0.2217</text:p>
          </table:table-cell>
        </table:table-row>
        <table:table-row table:style-name="ro1">
          <table:table-cell office:value-type="float" office:value="13888">
            <text:p>13888</text:p>
          </table:table-cell>
          <table:table-cell office:value-type="float" office:value="-1744">
            <text:p>-1744</text:p>
          </table:table-cell>
          <table:table-cell office:value-type="float" office:value="-4024">
            <text:p>-4024</text:p>
          </table:table-cell>
          <table:table-cell office:value-type="float" office:value="26.04">
            <text:p>26.04</text:p>
          </table:table-cell>
          <table:table-cell office:value-type="float" office:value="7024">
            <text:p>7024</text:p>
          </table:table-cell>
          <table:table-cell office:value-type="float" office:value="-3884">
            <text:p>-3884</text:p>
          </table:table-cell>
          <table:table-cell office:value-type="string">
            <text:p>468<text:tab/><text:tab/><text:tab/><text:tab/></text:p>
          </table:table-cell>
          <table:table-cell table:number-columns-repeated="2"/>
          <table:table-cell table:formula="of:=IF(ABS(([.C455]-[.$I$2])/16384) &gt; 0.1; ([.C455]-[.$I$2])/16384; 0)" office:value-type="float" office:value="0">
            <text:p>0.00</text:p>
          </table:table-cell>
          <table:table-cell table:formula="of:=[.K454]+[.J455]" office:value-type="float" office:value="-25.2302652994792">
            <text:p>-25.23</text:p>
          </table:table-cell>
          <table:table-cell table:number-columns-repeated="2"/>
          <table:table-cell table:formula="of:=([.C455]-[.$M$2])/16384" office:value-type="float" office:value="-0.0507217798477564">
            <text:p>-0.05</text:p>
          </table:table-cell>
          <table:table-cell table:formula="of:=AVERAGE([.N438:.N454])" office:value-type="float" office:value="-0.149512565693345">
            <text:p>-0.15</text:p>
          </table:table-cell>
          <table:table-cell table:formula="of:=[.N455]-[.O455]" office:value-type="float" office:value="0.0987907858455882">
            <text:p>0.099</text:p>
          </table:table-cell>
          <table:table-cell table:formula="of:=[.Q454]+[.P455]" office:value-type="float" office:value="-1.10903033088236">
            <text:p>-1.109</text:p>
          </table:table-cell>
          <table:table-cell table:number-columns-repeated="6"/>
          <table:table-cell table:formula="of:=([.A455]-[.T$2])/16384" office:value-type="float" office:value="-0.147986778846154">
            <text:p>-0.15</text:p>
          </table:table-cell>
          <table:table-cell table:formula="of:=IF(ABS(([.B455]-[.U$2])/16384) &gt; 0.1; ([.B455]-[.U$2])/16384; 0)" office:value-type="float" office:value="0">
            <text:p>0.00</text:p>
          </table:table-cell>
          <table:table-cell table:formula="of:=IF(ABS(([.C455]-[.V$2])/16384) &gt; 0.1; ([.C455]-[.V$2])/16384; 0)" office:value-type="float" office:value="0">
            <text:p>0.00</text:p>
          </table:table-cell>
          <table:table-cell/>
          <table:table-cell table:formula="of:=SQRT([.X455]*[.X455]+[.Y455]*[.Y455]+[.Z455]*[.Z455])" office:value-type="float" office:value="0.147986778846154">
            <text:p>0.1480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-900">
            <text:p>-900</text:p>
          </table:table-cell>
          <table:table-cell office:value-type="float" office:value="-2896">
            <text:p>-2896</text:p>
          </table:table-cell>
          <table:table-cell office:value-type="float" office:value="25.99">
            <text:p>25.99</text:p>
          </table:table-cell>
          <table:table-cell office:value-type="float" office:value="4944">
            <text:p>4944</text:p>
          </table:table-cell>
          <table:table-cell office:value-type="float" office:value="-657">
            <text:p>-657</text:p>
          </table:table-cell>
          <table:table-cell office:value-type="string">
            <text:p>-1315<text:tab/><text:tab/><text:tab/><text:tab/></text:p>
          </table:table-cell>
          <table:table-cell table:number-columns-repeated="2"/>
          <table:table-cell table:formula="of:=IF(ABS(([.C456]-[.$I$2])/16384) &gt; 0.1; ([.C456]-[.$I$2])/16384; 0)" office:value-type="float" office:value="0">
            <text:p>0.00</text:p>
          </table:table-cell>
          <table:table-cell table:formula="of:=[.K455]+[.J456]" office:value-type="float" office:value="-25.2302652994792">
            <text:p>-25.23</text:p>
          </table:table-cell>
          <table:table-cell table:number-columns-repeated="2"/>
          <table:table-cell table:formula="of:=([.C456]-[.$M$2])/16384" office:value-type="float" office:value="0.0181258764022436">
            <text:p>0.02</text:p>
          </table:table-cell>
          <table:table-cell table:formula="of:=AVERAGE([.N439:.N455])" office:value-type="float" office:value="-0.149182257788933">
            <text:p>-0.15</text:p>
          </table:table-cell>
          <table:table-cell table:formula="of:=[.N456]-[.O456]" office:value-type="float" office:value="0.167308134191176">
            <text:p>0.167</text:p>
          </table:table-cell>
          <table:table-cell table:formula="of:=[.Q455]+[.P456]" office:value-type="float" office:value="-0.941722196691181">
            <text:p>-0.942</text:p>
          </table:table-cell>
          <table:table-cell table:number-columns-repeated="6"/>
          <table:table-cell table:formula="of:=([.A456]-[.T$2])/16384" office:value-type="float" office:value="-0.0495981069711539">
            <text:p>-0.05</text:p>
          </table:table-cell>
          <table:table-cell table:formula="of:=IF(ABS(([.B456]-[.U$2])/16384) &gt; 0.1; ([.B456]-[.U$2])/16384; 0)" office:value-type="float" office:value="0">
            <text:p>0.00</text:p>
          </table:table-cell>
          <table:table-cell table:formula="of:=IF(ABS(([.C456]-[.V$2])/16384) &gt; 0.1; ([.C456]-[.V$2])/16384; 0)" office:value-type="float" office:value="0">
            <text:p>0.00</text:p>
          </table:table-cell>
          <table:table-cell/>
          <table:table-cell table:formula="of:=SQRT([.X456]*[.X456]+[.Y456]*[.Y456]+[.Z456]*[.Z456])" office:value-type="float" office:value="0.0495981069711539">
            <text:p>0.0496</text:p>
          </table:table-cell>
        </table:table-row>
        <table:table-row table:style-name="ro1">
          <table:table-cell office:value-type="float" office:value="19516">
            <text:p>19516</text:p>
          </table:table-cell>
          <table:table-cell office:value-type="float" office:value="-1664">
            <text:p>-1664</text:p>
          </table:table-cell>
          <table:table-cell office:value-type="float" office:value="-5704">
            <text:p>-5704</text:p>
          </table:table-cell>
          <table:table-cell office:value-type="float" office:value="26.04">
            <text:p>26.04</text:p>
          </table:table-cell>
          <table:table-cell office:value-type="float" office:value="6806">
            <text:p>6806</text:p>
          </table:table-cell>
          <table:table-cell office:value-type="float" office:value="-725">
            <text:p>-725</text:p>
          </table:table-cell>
          <table:table-cell office:value-type="string">
            <text:p>-995<text:tab/><text:tab/><text:tab/><text:tab/></text:p>
          </table:table-cell>
          <table:table-cell table:number-columns-repeated="2"/>
          <table:table-cell table:formula="of:=IF(ABS(([.C457]-[.$I$2])/16384) &gt; 0.1; ([.C457]-[.$I$2])/16384; 0)" office:value-type="float" office:value="-0.153260842347756">
            <text:p>-0.15</text:p>
          </table:table-cell>
          <table:table-cell table:formula="of:=[.K456]+[.J457]" office:value-type="float" office:value="-25.3835261418269">
            <text:p>-25.38</text:p>
          </table:table-cell>
          <table:table-cell table:number-columns-repeated="2"/>
          <table:table-cell table:formula="of:=([.C457]-[.$M$2])/16384" office:value-type="float" office:value="-0.153260842347756">
            <text:p>-0.15</text:p>
          </table:table-cell>
          <table:table-cell table:formula="of:=AVERAGE([.N440:.N456])" office:value-type="float" office:value="-0.138224652090403">
            <text:p>-0.14</text:p>
          </table:table-cell>
          <table:table-cell table:formula="of:=[.N457]-[.O457]" office:value-type="float" office:value="-0.015036190257353">
            <text:p>-0.015</text:p>
          </table:table-cell>
          <table:table-cell table:formula="of:=[.Q456]+[.P457]" office:value-type="float" office:value="-0.956758386948534">
            <text:p>-0.957</text:p>
          </table:table-cell>
          <table:table-cell table:number-columns-repeated="6"/>
          <table:table-cell table:formula="of:=([.A457]-[.T$2])/16384" office:value-type="float" office:value="0.195519080528846">
            <text:p>0.20</text:p>
          </table:table-cell>
          <table:table-cell table:formula="of:=IF(ABS(([.B457]-[.U$2])/16384) &gt; 0.1; ([.B457]-[.U$2])/16384; 0)" office:value-type="float" office:value="0">
            <text:p>0.00</text:p>
          </table:table-cell>
          <table:table-cell table:formula="of:=IF(ABS(([.C457]-[.V$2])/16384) &gt; 0.1; ([.C457]-[.V$2])/16384; 0)" office:value-type="float" office:value="-0.153260842347756">
            <text:p>-0.15</text:p>
          </table:table-cell>
          <table:table-cell/>
          <table:table-cell table:formula="of:=SQRT([.X457]*[.X457]+[.Y457]*[.Y457]+[.Z457]*[.Z457])" office:value-type="float" office:value="0.24842825251567">
            <text:p>0.2484</text:p>
          </table:table-cell>
        </table:table-row>
        <table:table-row table:style-name="ro1">
          <table:table-cell office:value-type="float" office:value="18452">
            <text:p>18452</text:p>
          </table:table-cell>
          <table:table-cell office:value-type="float" office:value="-5656">
            <text:p>-5656</text:p>
          </table:table-cell>
          <table:table-cell office:value-type="float" office:value="-9484">
            <text:p>-9484</text:p>
          </table:table-cell>
          <table:table-cell office:value-type="float" office:value="25.94">
            <text:p>25.94</text:p>
          </table:table-cell>
          <table:table-cell office:value-type="float" office:value="8975">
            <text:p>8975</text:p>
          </table:table-cell>
          <table:table-cell office:value-type="float" office:value="-977">
            <text:p>-977</text:p>
          </table:table-cell>
          <table:table-cell office:value-type="string">
            <text:p>-209<text:tab/><text:tab/><text:tab/><text:tab/></text:p>
          </table:table-cell>
          <table:table-cell table:number-columns-repeated="2"/>
          <table:table-cell table:formula="of:=IF(ABS(([.C458]-[.$I$2])/16384) &gt; 0.1; ([.C458]-[.$I$2])/16384; 0)" office:value-type="float" office:value="-0.383973732972756">
            <text:p>-0.38</text:p>
          </table:table-cell>
          <table:table-cell table:formula="of:=[.K457]+[.J458]" office:value-type="float" office:value="-25.7674998747997">
            <text:p>-25.77</text:p>
          </table:table-cell>
          <table:table-cell table:number-columns-repeated="2"/>
          <table:table-cell table:formula="of:=([.C458]-[.$M$2])/16384" office:value-type="float" office:value="-0.383973732972756">
            <text:p>-0.38</text:p>
          </table:table-cell>
          <table:table-cell table:formula="of:=AVERAGE([.N441:.N457])" office:value-type="float" office:value="-0.136271527090403">
            <text:p>-0.14</text:p>
          </table:table-cell>
          <table:table-cell table:formula="of:=[.N458]-[.O458]" office:value-type="float" office:value="-0.247702205882353">
            <text:p>-0.248</text:p>
          </table:table-cell>
          <table:table-cell table:formula="of:=[.Q457]+[.P458]" office:value-type="float" office:value="-1.20446059283089">
            <text:p>-1.204</text:p>
          </table:table-cell>
          <table:table-cell table:number-columns-repeated="6"/>
          <table:table-cell table:formula="of:=([.A458]-[.T$2])/16384" office:value-type="float" office:value="0.130577674278846">
            <text:p>0.13</text:p>
          </table:table-cell>
          <table:table-cell table:formula="of:=IF(ABS(([.B458]-[.U$2])/16384) &gt; 0.1; ([.B458]-[.U$2])/16384; 0)" office:value-type="float" office:value="-0.248334835737179">
            <text:p>-0.25</text:p>
          </table:table-cell>
          <table:table-cell table:formula="of:=IF(ABS(([.C458]-[.V$2])/16384) &gt; 0.1; ([.C458]-[.V$2])/16384; 0)" office:value-type="float" office:value="-0.383973732972756">
            <text:p>-0.38</text:p>
          </table:table-cell>
          <table:table-cell/>
          <table:table-cell table:formula="of:=SQRT([.X458]*[.X458]+[.Y458]*[.Y458]+[.Z458]*[.Z458])" office:value-type="float" office:value="0.475559194289962">
            <text:p>0.4756</text:p>
          </table:table-cell>
        </table:table-row>
        <table:table-row table:style-name="ro1">
          <table:table-cell office:value-type="float" office:value="16420">
            <text:p>16420</text:p>
          </table:table-cell>
          <table:table-cell office:value-type="float" office:value="-3476">
            <text:p>-3476</text:p>
          </table:table-cell>
          <table:table-cell office:value-type="float" office:value="-7848">
            <text:p>-7848</text:p>
          </table:table-cell>
          <table:table-cell office:value-type="float" office:value="26.13">
            <text:p>26.13</text:p>
          </table:table-cell>
          <table:table-cell office:value-type="float" office:value="10870">
            <text:p>10870</text:p>
          </table:table-cell>
          <table:table-cell office:value-type="float" office:value="-1397">
            <text:p>-1397</text:p>
          </table:table-cell>
          <table:table-cell office:value-type="string">
            <text:p>-3650<text:tab/><text:tab/><text:tab/><text:tab/></text:p>
          </table:table-cell>
          <table:table-cell table:number-columns-repeated="2"/>
          <table:table-cell table:formula="of:=IF(ABS(([.C459]-[.$I$2])/16384) &gt; 0.1; ([.C459]-[.$I$2])/16384; 0)" office:value-type="float" office:value="-0.284120217347756">
            <text:p>-0.28</text:p>
          </table:table-cell>
          <table:table-cell table:formula="of:=[.K458]+[.J459]" office:value-type="float" office:value="-26.0516200921474">
            <text:p>-26.05</text:p>
          </table:table-cell>
          <table:table-cell table:number-columns-repeated="2"/>
          <table:table-cell table:formula="of:=([.C459]-[.$M$2])/16384" office:value-type="float" office:value="-0.284120217347756">
            <text:p>-0.28</text:p>
          </table:table-cell>
          <table:table-cell table:formula="of:=AVERAGE([.N442:.N458])" office:value-type="float" office:value="-0.136558751355109">
            <text:p>-0.14</text:p>
          </table:table-cell>
          <table:table-cell table:formula="of:=[.N459]-[.O459]" office:value-type="float" office:value="-0.147561465992647">
            <text:p>-0.148</text:p>
          </table:table-cell>
          <table:table-cell table:formula="of:=[.Q458]+[.P459]" office:value-type="float" office:value="-1.35202205882353">
            <text:p>-1.352</text:p>
          </table:table-cell>
          <table:table-cell table:number-columns-repeated="6"/>
          <table:table-cell table:formula="of:=([.A459]-[.T$2])/16384" office:value-type="float" office:value="0.00655423677884615">
            <text:p>0.01</text:p>
          </table:table-cell>
          <table:table-cell table:formula="of:=IF(ABS(([.B459]-[.U$2])/16384) &gt; 0.1; ([.B459]-[.U$2])/16384; 0)" office:value-type="float" office:value="-0.115278195112179">
            <text:p>-0.12</text:p>
          </table:table-cell>
          <table:table-cell table:formula="of:=IF(ABS(([.C459]-[.V$2])/16384) &gt; 0.1; ([.C459]-[.V$2])/16384; 0)" office:value-type="float" office:value="-0.284120217347756">
            <text:p>-0.28</text:p>
          </table:table-cell>
          <table:table-cell/>
          <table:table-cell table:formula="of:=SQRT([.X459]*[.X459]+[.Y459]*[.Y459]+[.Z459]*[.Z459])" office:value-type="float" office:value="0.30668602542961">
            <text:p>0.3067</text:p>
          </table:table-cell>
        </table:table-row>
        <table:table-row table:style-name="ro1">
          <table:table-cell office:value-type="float" office:value="12132">
            <text:p>12132</text:p>
          </table:table-cell>
          <table:table-cell office:value-type="float" office:value="-3284">
            <text:p>-3284</text:p>
          </table:table-cell>
          <table:table-cell office:value-type="float" office:value="-3932">
            <text:p>-3932</text:p>
          </table:table-cell>
          <table:table-cell office:value-type="float" office:value="25.85">
            <text:p>25.85</text:p>
          </table:table-cell>
          <table:table-cell office:value-type="float" office:value="10175">
            <text:p>10175</text:p>
          </table:table-cell>
          <table:table-cell office:value-type="float" office:value="2481">
            <text:p>2481</text:p>
          </table:table-cell>
          <table:table-cell office:value-type="string">
            <text:p>-4263<text:tab/><text:tab/><text:tab/><text:tab/></text:p>
          </table:table-cell>
          <table:table-cell table:number-columns-repeated="2"/>
          <table:table-cell table:formula="of:=IF(ABS(([.C460]-[.$I$2])/16384) &gt; 0.1; ([.C460]-[.$I$2])/16384; 0)" office:value-type="float" office:value="0">
            <text:p>0.00</text:p>
          </table:table-cell>
          <table:table-cell table:formula="of:=[.K459]+[.J460]" office:value-type="float" office:value="-26.0516200921474">
            <text:p>-26.05</text:p>
          </table:table-cell>
          <table:table-cell table:number-columns-repeated="2"/>
          <table:table-cell table:formula="of:=([.C460]-[.$M$2])/16384" office:value-type="float" office:value="-0.0451065454727564">
            <text:p>-0.05</text:p>
          </table:table-cell>
          <table:table-cell table:formula="of:=AVERAGE([.N443:.N459])" office:value-type="float" office:value="-0.144529224700698">
            <text:p>-0.14</text:p>
          </table:table-cell>
          <table:table-cell table:formula="of:=[.N460]-[.O460]" office:value-type="float" office:value="0.0994226792279411">
            <text:p>0.099</text:p>
          </table:table-cell>
          <table:table-cell table:formula="of:=[.Q459]+[.P460]" office:value-type="float" office:value="-1.25259937959559">
            <text:p>-1.253</text:p>
          </table:table-cell>
          <table:table-cell table:number-columns-repeated="6"/>
          <table:table-cell table:formula="of:=([.A460]-[.T$2])/16384" office:value-type="float" office:value="-0.255164513221154">
            <text:p>-0.26</text:p>
          </table:table-cell>
          <table:table-cell table:formula="of:=IF(ABS(([.B460]-[.U$2])/16384) &gt; 0.1; ([.B460]-[.U$2])/16384; 0)" office:value-type="float" office:value="-0.103559445112179">
            <text:p>-0.10</text:p>
          </table:table-cell>
          <table:table-cell table:formula="of:=IF(ABS(([.C460]-[.V$2])/16384) &gt; 0.1; ([.C460]-[.V$2])/16384; 0)" office:value-type="float" office:value="0">
            <text:p>0.00</text:p>
          </table:table-cell>
          <table:table-cell/>
          <table:table-cell table:formula="of:=SQRT([.X460]*[.X460]+[.Y460]*[.Y460]+[.Z460]*[.Z460])" office:value-type="float" office:value="0.275378807244368">
            <text:p>0.2754</text:p>
          </table:table-cell>
        </table:table-row>
        <table:table-row table:style-name="ro1">
          <table:table-cell office:value-type="float" office:value="12016">
            <text:p>12016</text:p>
          </table:table-cell>
          <table:table-cell office:value-type="float" office:value="-3420">
            <text:p>-3420</text:p>
          </table:table-cell>
          <table:table-cell office:value-type="float" office:value="-2300">
            <text:p>-2300</text:p>
          </table:table-cell>
          <table:table-cell office:value-type="float" office:value="25.94">
            <text:p>25.94</text:p>
          </table:table-cell>
          <table:table-cell office:value-type="float" office:value="9310">
            <text:p>9310</text:p>
          </table:table-cell>
          <table:table-cell office:value-type="float" office:value="-2543">
            <text:p>-2543</text:p>
          </table:table-cell>
          <table:table-cell office:value-type="string">
            <text:p>-2202<text:tab/><text:tab/><text:tab/><text:tab/></text:p>
          </table:table-cell>
          <table:table-cell table:number-columns-repeated="2"/>
          <table:table-cell table:formula="of:=IF(ABS(([.C461]-[.$I$2])/16384) &gt; 0.1; ([.C461]-[.$I$2])/16384; 0)" office:value-type="float" office:value="0">
            <text:p>0.00</text:p>
          </table:table-cell>
          <table:table-cell table:formula="of:=[.K460]+[.J461]" office:value-type="float" office:value="-26.0516200921474">
            <text:p>-26.05</text:p>
          </table:table-cell>
          <table:table-cell table:number-columns-repeated="2"/>
          <table:table-cell table:formula="of:=([.C461]-[.$M$2])/16384" office:value-type="float" office:value="0.0545028295272436">
            <text:p>0.05</text:p>
          </table:table-cell>
          <table:table-cell table:formula="of:=AVERAGE([.N444:.N460])" office:value-type="float" office:value="-0.149756706318345">
            <text:p>-0.15</text:p>
          </table:table-cell>
          <table:table-cell table:formula="of:=[.N461]-[.O461]" office:value-type="float" office:value="0.204259535845588">
            <text:p>0.204</text:p>
          </table:table-cell>
          <table:table-cell table:formula="of:=[.Q460]+[.P461]" office:value-type="float" office:value="-1.04833984375">
            <text:p>-1.048</text:p>
          </table:table-cell>
          <table:table-cell table:number-columns-repeated="6"/>
          <table:table-cell table:formula="of:=([.A461]-[.T$2])/16384" office:value-type="float" office:value="-0.262244591346154">
            <text:p>-0.26</text:p>
          </table:table-cell>
          <table:table-cell table:formula="of:=IF(ABS(([.B461]-[.U$2])/16384) &gt; 0.1; ([.B461]-[.U$2])/16384; 0)" office:value-type="float" office:value="-0.111860226362179">
            <text:p>-0.11</text:p>
          </table:table-cell>
          <table:table-cell table:formula="of:=IF(ABS(([.C461]-[.V$2])/16384) &gt; 0.1; ([.C461]-[.V$2])/16384; 0)" office:value-type="float" office:value="0">
            <text:p>0.00</text:p>
          </table:table-cell>
          <table:table-cell/>
          <table:table-cell table:formula="of:=SQRT([.X461]*[.X461]+[.Y461]*[.Y461]+[.Z461]*[.Z461])" office:value-type="float" office:value="0.285105131367552">
            <text:p>0.2851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-3940">
            <text:p>-3940</text:p>
          </table:table-cell>
          <table:table-cell office:value-type="float" office:value="-5284">
            <text:p>-5284</text:p>
          </table:table-cell>
          <table:table-cell office:value-type="float" office:value="25.94">
            <text:p>25.94</text:p>
          </table:table-cell>
          <table:table-cell office:value-type="float" office:value="8135">
            <text:p>8135</text:p>
          </table:table-cell>
          <table:table-cell office:value-type="float" office:value="-3971">
            <text:p>-3971</text:p>
          </table:table-cell>
          <table:table-cell office:value-type="string">
            <text:p>-3863<text:tab/><text:tab/><text:tab/><text:tab/></text:p>
          </table:table-cell>
          <table:table-cell table:number-columns-repeated="2"/>
          <table:table-cell table:formula="of:=IF(ABS(([.C462]-[.$I$2])/16384) &gt; 0.1; ([.C462]-[.$I$2])/16384; 0)" office:value-type="float" office:value="-0.127626076722756">
            <text:p>-0.13</text:p>
          </table:table-cell>
          <table:table-cell table:formula="of:=[.K461]+[.J462]" office:value-type="float" office:value="-26.1792461688702">
            <text:p>-26.18</text:p>
          </table:table-cell>
          <table:table-cell table:number-columns-repeated="2"/>
          <table:table-cell table:formula="of:=([.C462]-[.$M$2])/16384" office:value-type="float" office:value="-0.127626076722756">
            <text:p>-0.13</text:p>
          </table:table-cell>
          <table:table-cell table:formula="of:=AVERAGE([.N445:.N461])" office:value-type="float" office:value="-0.143279799149227">
            <text:p>-0.14</text:p>
          </table:table-cell>
          <table:table-cell table:formula="of:=[.N462]-[.O462]" office:value-type="float" office:value="0.0156537224264706">
            <text:p>0.016</text:p>
          </table:table-cell>
          <table:table-cell table:formula="of:=[.Q461]+[.P462]" office:value-type="float" office:value="-1.03268612132353">
            <text:p>-1.033</text:p>
          </table:table-cell>
          <table:table-cell table:number-columns-repeated="6"/>
          <table:table-cell table:formula="of:=([.A462]-[.T$2])/16384" office:value-type="float" office:value="0.102989783653846">
            <text:p>0.10</text:p>
          </table:table-cell>
          <table:table-cell table:formula="of:=IF(ABS(([.B462]-[.U$2])/16384) &gt; 0.1; ([.B462]-[.U$2])/16384; 0)" office:value-type="float" office:value="-0.143598507612179">
            <text:p>-0.14</text:p>
          </table:table-cell>
          <table:table-cell table:formula="of:=IF(ABS(([.C462]-[.V$2])/16384) &gt; 0.1; ([.C462]-[.V$2])/16384; 0)" office:value-type="float" office:value="-0.127626076722756">
            <text:p>-0.13</text:p>
          </table:table-cell>
          <table:table-cell/>
          <table:table-cell table:formula="of:=SQRT([.X462]*[.X462]+[.Y462]*[.Y462]+[.Z462]*[.Z462])" office:value-type="float" office:value="0.217981289071228">
            <text:p>0.2180</text:p>
          </table:table-cell>
        </table:table-row>
        <table:table-row table:style-name="ro1">
          <table:table-cell office:value-type="float" office:value="21552">
            <text:p>21552</text:p>
          </table:table-cell>
          <table:table-cell office:value-type="float" office:value="-372">
            <text:p>-372</text:p>
          </table:table-cell>
          <table:table-cell office:value-type="float" office:value="-7040">
            <text:p>-7040</text:p>
          </table:table-cell>
          <table:table-cell office:value-type="float" office:value="25.85">
            <text:p>25.85</text:p>
          </table:table-cell>
          <table:table-cell office:value-type="float" office:value="8470">
            <text:p>8470</text:p>
          </table:table-cell>
          <table:table-cell office:value-type="float" office:value="-1567">
            <text:p>-1567</text:p>
          </table:table-cell>
          <table:table-cell office:value-type="string">
            <text:p>-5404<text:tab/><text:tab/><text:tab/><text:tab/></text:p>
          </table:table-cell>
          <table:table-cell table:number-columns-repeated="2"/>
          <table:table-cell table:formula="of:=IF(ABS(([.C463]-[.$I$2])/16384) &gt; 0.1; ([.C463]-[.$I$2])/16384; 0)" office:value-type="float" office:value="-0.234803811097756">
            <text:p>-0.23</text:p>
          </table:table-cell>
          <table:table-cell table:formula="of:=[.K462]+[.J463]" office:value-type="float" office:value="-26.4140499799679">
            <text:p>-26.41</text:p>
          </table:table-cell>
          <table:table-cell table:number-columns-repeated="2"/>
          <table:table-cell table:formula="of:=([.C463]-[.$M$2])/16384" office:value-type="float" office:value="-0.234803811097756">
            <text:p>-0.23</text:p>
          </table:table-cell>
          <table:table-cell table:formula="of:=AVERAGE([.N446:.N462])" office:value-type="float" office:value="-0.146453627274227">
            <text:p>-0.15</text:p>
          </table:table-cell>
          <table:table-cell table:formula="of:=[.N463]-[.O463]" office:value-type="float" office:value="-0.0883501838235294">
            <text:p>-0.088</text:p>
          </table:table-cell>
          <table:table-cell table:formula="of:=[.Q462]+[.P463]" office:value-type="float" office:value="-1.12103630514706">
            <text:p>-1.121</text:p>
          </table:table-cell>
          <table:table-cell table:number-columns-repeated="6"/>
          <table:table-cell table:formula="of:=([.A463]-[.T$2])/16384" office:value-type="float" office:value="0.319786658653846">
            <text:p>0.32</text:p>
          </table:table-cell>
          <table:table-cell table:formula="of:=IF(ABS(([.B463]-[.U$2])/16384) &gt; 0.1; ([.B463]-[.U$2])/16384; 0)" office:value-type="float" office:value="0">
            <text:p>0.00</text:p>
          </table:table-cell>
          <table:table-cell table:formula="of:=IF(ABS(([.C463]-[.V$2])/16384) &gt; 0.1; ([.C463]-[.V$2])/16384; 0)" office:value-type="float" office:value="-0.234803811097756">
            <text:p>-0.23</text:p>
          </table:table-cell>
          <table:table-cell/>
          <table:table-cell table:formula="of:=SQRT([.X463]*[.X463]+[.Y463]*[.Y463]+[.Z463]*[.Z463])" office:value-type="float" office:value="0.39673207175501">
            <text:p>0.3967</text:p>
          </table:table-cell>
        </table:table-row>
        <table:table-row table:style-name="ro1">
          <table:table-cell office:value-type="float" office:value="15224">
            <text:p>15224</text:p>
          </table:table-cell>
          <table:table-cell office:value-type="float" office:value="-568">
            <text:p>-568</text:p>
          </table:table-cell>
          <table:table-cell office:value-type="float" office:value="-6328">
            <text:p>-6328</text:p>
          </table:table-cell>
          <table:table-cell office:value-type="float" office:value="25.89">
            <text:p>25.89</text:p>
          </table:table-cell>
          <table:table-cell office:value-type="float" office:value="6116">
            <text:p>6116</text:p>
          </table:table-cell>
          <table:table-cell office:value-type="float" office:value="4174">
            <text:p>4174</text:p>
          </table:table-cell>
          <table:table-cell office:value-type="string">
            <text:p>-3075<text:tab/><text:tab/><text:tab/><text:tab/></text:p>
          </table:table-cell>
          <table:table-cell table:number-columns-repeated="2"/>
          <table:table-cell table:formula="of:=IF(ABS(([.C464]-[.$I$2])/16384) &gt; 0.1; ([.C464]-[.$I$2])/16384; 0)" office:value-type="float" office:value="-0.191346779847756">
            <text:p>-0.19</text:p>
          </table:table-cell>
          <table:table-cell table:formula="of:=[.K463]+[.J464]" office:value-type="float" office:value="-26.6053967598157">
            <text:p>-26.61</text:p>
          </table:table-cell>
          <table:table-cell table:number-columns-repeated="2"/>
          <table:table-cell table:formula="of:=([.C464]-[.$M$2])/16384" office:value-type="float" office:value="-0.191346779847756">
            <text:p>-0.19</text:p>
          </table:table-cell>
          <table:table-cell table:formula="of:=AVERAGE([.N447:.N463])" office:value-type="float" office:value="-0.142719711833051">
            <text:p>-0.14</text:p>
          </table:table-cell>
          <table:table-cell table:formula="of:=[.N464]-[.O464]" office:value-type="float" office:value="-0.0486270680147059">
            <text:p>-0.049</text:p>
          </table:table-cell>
          <table:table-cell table:formula="of:=[.Q463]+[.P464]" office:value-type="float" office:value="-1.16966337316177">
            <text:p>-1.170</text:p>
          </table:table-cell>
          <table:table-cell table:number-columns-repeated="6"/>
          <table:table-cell table:formula="of:=([.A464]-[.T$2])/16384" office:value-type="float" office:value="-0.0664438100961539">
            <text:p>-0.07</text:p>
          </table:table-cell>
          <table:table-cell table:formula="of:=IF(ABS(([.B464]-[.U$2])/16384) &gt; 0.1; ([.B464]-[.U$2])/16384; 0)" office:value-type="float" office:value="0">
            <text:p>0.00</text:p>
          </table:table-cell>
          <table:table-cell table:formula="of:=IF(ABS(([.C464]-[.V$2])/16384) &gt; 0.1; ([.C464]-[.V$2])/16384; 0)" office:value-type="float" office:value="-0.191346779847756">
            <text:p>-0.19</text:p>
          </table:table-cell>
          <table:table-cell/>
          <table:table-cell table:formula="of:=SQRT([.X464]*[.X464]+[.Y464]*[.Y464]+[.Z464]*[.Z464])" office:value-type="float" office:value="0.20255461006405">
            <text:p>0.2026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944">
            <text:p>-1944</text:p>
          </table:table-cell>
          <table:table-cell office:value-type="float" office:value="-5944">
            <text:p>-5944</text:p>
          </table:table-cell>
          <table:table-cell office:value-type="float" office:value="25.94">
            <text:p>25.94</text:p>
          </table:table-cell>
          <table:table-cell office:value-type="float" office:value="5968">
            <text:p>5968</text:p>
          </table:table-cell>
          <table:table-cell office:value-type="float" office:value="1965">
            <text:p>1965</text:p>
          </table:table-cell>
          <table:table-cell office:value-type="string">
            <text:p>-1813<text:tab/><text:tab/><text:tab/><text:tab/></text:p>
          </table:table-cell>
          <table:table-cell table:number-columns-repeated="2"/>
          <table:table-cell table:formula="of:=IF(ABS(([.C465]-[.$I$2])/16384) &gt; 0.1; ([.C465]-[.$I$2])/16384; 0)" office:value-type="float" office:value="-0.167909279847756">
            <text:p>-0.17</text:p>
          </table:table-cell>
          <table:table-cell table:formula="of:=[.K464]+[.J465]" office:value-type="float" office:value="-26.7733060396634">
            <text:p>-26.77</text:p>
          </table:table-cell>
          <table:table-cell table:number-columns-repeated="2"/>
          <table:table-cell table:formula="of:=([.C465]-[.$M$2])/16384" office:value-type="float" office:value="-0.167909279847756">
            <text:p>-0.17</text:p>
          </table:table-cell>
          <table:table-cell table:formula="of:=AVERAGE([.N448:.N464])" office:value-type="float" office:value="-0.129550479296286">
            <text:p>-0.13</text:p>
          </table:table-cell>
          <table:table-cell table:formula="of:=[.N465]-[.O465]" office:value-type="float" office:value="-0.0383588005514706">
            <text:p>-0.038</text:p>
          </table:table-cell>
          <table:table-cell table:formula="of:=[.Q464]+[.P465]" office:value-type="float" office:value="-1.20802217371324">
            <text:p>-1.208</text:p>
          </table:table-cell>
          <table:table-cell table:number-columns-repeated="6"/>
          <table:table-cell table:formula="of:=([.A465]-[.T$2])/16384" office:value-type="float" office:value="-0.0344613882211539">
            <text:p>-0.03</text:p>
          </table:table-cell>
          <table:table-cell table:formula="of:=IF(ABS(([.B465]-[.U$2])/16384) &gt; 0.1; ([.B465]-[.U$2])/16384; 0)" office:value-type="float" office:value="0">
            <text:p>0.00</text:p>
          </table:table-cell>
          <table:table-cell table:formula="of:=IF(ABS(([.C465]-[.V$2])/16384) &gt; 0.1; ([.C465]-[.V$2])/16384; 0)" office:value-type="float" office:value="-0.167909279847756">
            <text:p>-0.17</text:p>
          </table:table-cell>
          <table:table-cell/>
          <table:table-cell table:formula="of:=SQRT([.X465]*[.X465]+[.Y465]*[.Y465]+[.Z465]*[.Z465])" office:value-type="float" office:value="0.171409199102969">
            <text:p>0.1714</text:p>
          </table:table-cell>
        </table:table-row>
        <table:table-row table:style-name="ro1">
          <table:table-cell office:value-type="float" office:value="12712">
            <text:p>12712</text:p>
          </table:table-cell>
          <table:table-cell office:value-type="float" office:value="-1704">
            <text:p>-1704</text:p>
          </table:table-cell>
          <table:table-cell office:value-type="float" office:value="-3256">
            <text:p>-3256</text:p>
          </table:table-cell>
          <table:table-cell office:value-type="float" office:value="25.89">
            <text:p>25.89</text:p>
          </table:table-cell>
          <table:table-cell office:value-type="float" office:value="7208">
            <text:p>7208</text:p>
          </table:table-cell>
          <table:table-cell office:value-type="float" office:value="-2286">
            <text:p>-2286</text:p>
          </table:table-cell>
          <table:table-cell office:value-type="string">
            <text:p>-321<text:tab/><text:tab/><text:tab/><text:tab/></text:p>
          </table:table-cell>
          <table:table-cell table:number-columns-repeated="2"/>
          <table:table-cell table:formula="of:=IF(ABS(([.C466]-[.$I$2])/16384) &gt; 0.1; ([.C466]-[.$I$2])/16384; 0)" office:value-type="float" office:value="0">
            <text:p>0.00</text:p>
          </table:table-cell>
          <table:table-cell table:formula="of:=[.K465]+[.J466]" office:value-type="float" office:value="-26.7733060396634">
            <text:p>-26.77</text:p>
          </table:table-cell>
          <table:table-cell table:number-columns-repeated="2"/>
          <table:table-cell table:formula="of:=([.C466]-[.$M$2])/16384" office:value-type="float" office:value="-0.00384677984775641">
            <text:p>0.00</text:p>
          </table:table-cell>
          <table:table-cell table:formula="of:=AVERAGE([.N449:.N465])" office:value-type="float" office:value="-0.130656292715403">
            <text:p>-0.13</text:p>
          </table:table-cell>
          <table:table-cell table:formula="of:=[.N466]-[.O466]" office:value-type="float" office:value="0.126809512867647">
            <text:p>0.127</text:p>
          </table:table-cell>
          <table:table-cell table:formula="of:=[.Q465]+[.P466]" office:value-type="float" office:value="-1.08121266084559">
            <text:p>-1.081</text:p>
          </table:table-cell>
          <table:table-cell table:number-columns-repeated="6"/>
          <table:table-cell table:formula="of:=([.A466]-[.T$2])/16384" office:value-type="float" office:value="-0.219764122596154">
            <text:p>-0.22</text:p>
          </table:table-cell>
          <table:table-cell table:formula="of:=IF(ABS(([.B466]-[.U$2])/16384) &gt; 0.1; ([.B466]-[.U$2])/16384; 0)" office:value-type="float" office:value="0">
            <text:p>0.00</text:p>
          </table:table-cell>
          <table:table-cell table:formula="of:=IF(ABS(([.C466]-[.V$2])/16384) &gt; 0.1; ([.C466]-[.V$2])/16384; 0)" office:value-type="float" office:value="0">
            <text:p>0.00</text:p>
          </table:table-cell>
          <table:table-cell/>
          <table:table-cell table:formula="of:=SQRT([.X466]*[.X466]+[.Y466]*[.Y466]+[.Z466]*[.Z466])" office:value-type="float" office:value="0.219764122596154">
            <text:p>0.2198</text:p>
          </table:table-cell>
        </table:table-row>
        <table:table-row table:style-name="ro1">
          <table:table-cell office:value-type="float" office:value="15320">
            <text:p>15320</text:p>
          </table:table-cell>
          <table:table-cell office:value-type="float" office:value="440">
            <text:p>440</text:p>
          </table:table-cell>
          <table:table-cell office:value-type="float" office:value="-3344">
            <text:p>-3344</text:p>
          </table:table-cell>
          <table:table-cell office:value-type="float" office:value="25.89">
            <text:p>25.89</text:p>
          </table:table-cell>
          <table:table-cell office:value-type="float" office:value="5741">
            <text:p>5741</text:p>
          </table:table-cell>
          <table:table-cell office:value-type="float" office:value="-1525">
            <text:p>-1525</text:p>
          </table:table-cell>
          <table:table-cell office:value-type="string">
            <text:p>-846<text:tab/><text:tab/><text:tab/><text:tab/></text:p>
          </table:table-cell>
          <table:table-cell table:number-columns-repeated="2"/>
          <table:table-cell table:formula="of:=IF(ABS(([.C467]-[.$I$2])/16384) &gt; 0.1; ([.C467]-[.$I$2])/16384; 0)" office:value-type="float" office:value="0">
            <text:p>0.00</text:p>
          </table:table-cell>
          <table:table-cell table:formula="of:=[.K466]+[.J467]" office:value-type="float" office:value="-26.7733060396634">
            <text:p>-26.77</text:p>
          </table:table-cell>
          <table:table-cell table:number-columns-repeated="2"/>
          <table:table-cell table:formula="of:=([.C467]-[.$M$2])/16384" office:value-type="float" office:value="-0.00921787359775642">
            <text:p>-0.01</text:p>
          </table:table-cell>
          <table:table-cell table:formula="of:=AVERAGE([.N450:.N466])" office:value-type="float" office:value="-0.136802891980109">
            <text:p>-0.14</text:p>
          </table:table-cell>
          <table:table-cell table:formula="of:=[.N467]-[.O467]" office:value-type="float" office:value="0.127585018382353">
            <text:p>0.128</text:p>
          </table:table-cell>
          <table:table-cell table:formula="of:=[.Q466]+[.P467]" office:value-type="float" office:value="-0.95362764246324">
            <text:p>-0.954</text:p>
          </table:table-cell>
          <table:table-cell table:number-columns-repeated="6"/>
          <table:table-cell table:formula="of:=([.A467]-[.T$2])/16384" office:value-type="float" office:value="-0.0605844350961539">
            <text:p>-0.06</text:p>
          </table:table-cell>
          <table:table-cell table:formula="of:=IF(ABS(([.B467]-[.U$2])/16384) &gt; 0.1; ([.B467]-[.U$2])/16384; 0)" office:value-type="float" office:value="0.123735476762821">
            <text:p>0.12</text:p>
          </table:table-cell>
          <table:table-cell table:formula="of:=IF(ABS(([.C467]-[.V$2])/16384) &gt; 0.1; ([.C467]-[.V$2])/16384; 0)" office:value-type="float" office:value="0">
            <text:p>0.00</text:p>
          </table:table-cell>
          <table:table-cell/>
          <table:table-cell table:formula="of:=SQRT([.X467]*[.X467]+[.Y467]*[.Y467]+[.Z467]*[.Z467])" office:value-type="float" office:value="0.137771339492808">
            <text:p>0.1378</text:p>
          </table:table-cell>
        </table:table-row>
        <table:table-row table:style-name="ro1">
          <table:table-cell office:value-type="float" office:value="18668">
            <text:p>18668</text:p>
          </table:table-cell>
          <table:table-cell office:value-type="float" office:value="-312">
            <text:p>-312</text:p>
          </table:table-cell>
          <table:table-cell office:value-type="float" office:value="-5280">
            <text:p>-5280</text:p>
          </table:table-cell>
          <table:table-cell office:value-type="float" office:value="25.89">
            <text:p>25.89</text:p>
          </table:table-cell>
          <table:table-cell office:value-type="float" office:value="4846">
            <text:p>4846</text:p>
          </table:table-cell>
          <table:table-cell office:value-type="float" office:value="-2078">
            <text:p>-2078</text:p>
          </table:table-cell>
          <table:table-cell office:value-type="string">
            <text:p>-873<text:tab/><text:tab/><text:tab/><text:tab/></text:p>
          </table:table-cell>
          <table:table-cell table:number-columns-repeated="2"/>
          <table:table-cell table:formula="of:=IF(ABS(([.C468]-[.$I$2])/16384) &gt; 0.1; ([.C468]-[.$I$2])/16384; 0)" office:value-type="float" office:value="-0.127381936097756">
            <text:p>-0.13</text:p>
          </table:table-cell>
          <table:table-cell table:formula="of:=[.K467]+[.J468]" office:value-type="float" office:value="-26.9006879757612">
            <text:p>-26.90</text:p>
          </table:table-cell>
          <table:table-cell table:number-columns-repeated="2"/>
          <table:table-cell table:formula="of:=([.C468]-[.$M$2])/16384" office:value-type="float" office:value="-0.127381936097756">
            <text:p>-0.13</text:p>
          </table:table-cell>
          <table:table-cell table:formula="of:=AVERAGE([.N451:.N467])" office:value-type="float" office:value="-0.137765093266874">
            <text:p>-0.14</text:p>
          </table:table-cell>
          <table:table-cell table:formula="of:=[.N468]-[.O468]" office:value-type="float" office:value="0.0103831571691176">
            <text:p>0.010</text:p>
          </table:table-cell>
          <table:table-cell table:formula="of:=[.Q467]+[.P468]" office:value-type="float" office:value="-0.943244485294123">
            <text:p>-0.943</text:p>
          </table:table-cell>
          <table:table-cell table:number-columns-repeated="6"/>
          <table:table-cell table:formula="of:=([.A468]-[.T$2])/16384" office:value-type="float" office:value="0.143761268028846">
            <text:p>0.14</text:p>
          </table:table-cell>
          <table:table-cell table:formula="of:=IF(ABS(([.B468]-[.U$2])/16384) &gt; 0.1; ([.B468]-[.U$2])/16384; 0)" office:value-type="float" office:value="0">
            <text:p>0.00</text:p>
          </table:table-cell>
          <table:table-cell table:formula="of:=IF(ABS(([.C468]-[.V$2])/16384) &gt; 0.1; ([.C468]-[.V$2])/16384; 0)" office:value-type="float" office:value="-0.127381936097756">
            <text:p>-0.13</text:p>
          </table:table-cell>
          <table:table-cell/>
          <table:table-cell table:formula="of:=SQRT([.X468]*[.X468]+[.Y468]*[.Y468]+[.Z468]*[.Z468])" office:value-type="float" office:value="0.192076702984185">
            <text:p>0.1921</text:p>
          </table:table-cell>
        </table:table-row>
        <table:table-row table:style-name="ro1">
          <table:table-cell office:value-type="float" office:value="20200">
            <text:p>20200</text:p>
          </table:table-cell>
          <table:table-cell office:value-type="float" office:value="-3120">
            <text:p>-3120</text:p>
          </table:table-cell>
          <table:table-cell office:value-type="float" office:value="-6396">
            <text:p>-6396</text:p>
          </table:table-cell>
          <table:table-cell office:value-type="float" office:value="25.94">
            <text:p>25.94</text:p>
          </table:table-cell>
          <table:table-cell office:value-type="float" office:value="6746">
            <text:p>6746</text:p>
          </table:table-cell>
          <table:table-cell office:value-type="float" office:value="2375">
            <text:p>2375</text:p>
          </table:table-cell>
          <table:table-cell office:value-type="string">
            <text:p>-343<text:tab/><text:tab/><text:tab/><text:tab/></text:p>
          </table:table-cell>
          <table:table-cell table:number-columns-repeated="2"/>
          <table:table-cell table:formula="of:=IF(ABS(([.C469]-[.$I$2])/16384) &gt; 0.1; ([.C469]-[.$I$2])/16384; 0)" office:value-type="float" office:value="-0.195497170472756">
            <text:p>-0.20</text:p>
          </table:table-cell>
          <table:table-cell table:formula="of:=[.K468]+[.J469]" office:value-type="float" office:value="-27.096185146234">
            <text:p>-27.10</text:p>
          </table:table-cell>
          <table:table-cell table:number-columns-repeated="2"/>
          <table:table-cell table:formula="of:=([.C469]-[.$M$2])/16384" office:value-type="float" office:value="-0.195497170472756">
            <text:p>-0.20</text:p>
          </table:table-cell>
          <table:table-cell table:formula="of:=AVERAGE([.N452:.N468])" office:value-type="float" office:value="-0.138124123597756">
            <text:p>-0.14</text:p>
          </table:table-cell>
          <table:table-cell table:formula="of:=[.N469]-[.O469]" office:value-type="float" office:value="-0.057373046875">
            <text:p>-0.057</text:p>
          </table:table-cell>
          <table:table-cell table:formula="of:=[.Q468]+[.P469]" office:value-type="float" office:value="-1.00061753216912">
            <text:p>-1.001</text:p>
          </table:table-cell>
          <table:table-cell table:number-columns-repeated="6"/>
          <table:table-cell table:formula="of:=([.A469]-[.T$2])/16384" office:value-type="float" office:value="0.237267127403846">
            <text:p>0.24</text:p>
          </table:table-cell>
          <table:table-cell table:formula="of:=IF(ABS(([.B469]-[.U$2])/16384) &gt; 0.1; ([.B469]-[.U$2])/16384; 0)" office:value-type="float" office:value="0">
            <text:p>0.00</text:p>
          </table:table-cell>
          <table:table-cell table:formula="of:=IF(ABS(([.C469]-[.V$2])/16384) &gt; 0.1; ([.C469]-[.V$2])/16384; 0)" office:value-type="float" office:value="-0.195497170472756">
            <text:p>-0.20</text:p>
          </table:table-cell>
          <table:table-cell/>
          <table:table-cell table:formula="of:=SQRT([.X469]*[.X469]+[.Y469]*[.Y469]+[.Z469]*[.Z469])" office:value-type="float" office:value="0.307432648574166">
            <text:p>0.3074</text:p>
          </table:table-cell>
        </table:table-row>
        <table:table-row table:style-name="ro1">
          <table:table-cell office:value-type="float" office:value="15656">
            <text:p>15656</text:p>
          </table:table-cell>
          <table:table-cell office:value-type="float" office:value="-5860">
            <text:p>-5860</text:p>
          </table:table-cell>
          <table:table-cell office:value-type="float" office:value="-7912">
            <text:p>-7912</text:p>
          </table:table-cell>
          <table:table-cell office:value-type="float" office:value="25.89">
            <text:p>25.89</text:p>
          </table:table-cell>
          <table:table-cell office:value-type="float" office:value="8750">
            <text:p>8750</text:p>
          </table:table-cell>
          <table:table-cell office:value-type="float" office:value="-113">
            <text:p>-113</text:p>
          </table:table-cell>
          <table:table-cell office:value-type="string">
            <text:p>-1004<text:tab/><text:tab/><text:tab/><text:tab/></text:p>
          </table:table-cell>
          <table:table-cell table:number-columns-repeated="2"/>
          <table:table-cell table:formula="of:=IF(ABS(([.C470]-[.$I$2])/16384) &gt; 0.1; ([.C470]-[.$I$2])/16384; 0)" office:value-type="float" office:value="-0.288026467347756">
            <text:p>-0.29</text:p>
          </table:table-cell>
          <table:table-cell table:formula="of:=[.K469]+[.J470]" office:value-type="float" office:value="-27.3842116135817">
            <text:p>-27.38</text:p>
          </table:table-cell>
          <table:table-cell table:number-columns-repeated="2"/>
          <table:table-cell table:formula="of:=([.C470]-[.$M$2])/16384" office:value-type="float" office:value="-0.288026467347756">
            <text:p>-0.29</text:p>
          </table:table-cell>
          <table:table-cell table:formula="of:=AVERAGE([.N453:.N469])" office:value-type="float" office:value="-0.132322193450698">
            <text:p>-0.13</text:p>
          </table:table-cell>
          <table:table-cell table:formula="of:=[.N470]-[.O470]" office:value-type="float" office:value="-0.155704273897059">
            <text:p>-0.156</text:p>
          </table:table-cell>
          <table:table-cell table:formula="of:=[.Q469]+[.P470]" office:value-type="float" office:value="-1.15632180606618">
            <text:p>-1.156</text:p>
          </table:table-cell>
          <table:table-cell table:number-columns-repeated="6"/>
          <table:table-cell table:formula="of:=([.A470]-[.T$2])/16384" office:value-type="float" office:value="-0.0400766225961539">
            <text:p>-0.04</text:p>
          </table:table-cell>
          <table:table-cell table:formula="of:=IF(ABS(([.B470]-[.U$2])/16384) &gt; 0.1; ([.B470]-[.U$2])/16384; 0)" office:value-type="float" office:value="-0.26078600761218">
            <text:p>-0.26</text:p>
          </table:table-cell>
          <table:table-cell table:formula="of:=IF(ABS(([.C470]-[.V$2])/16384) &gt; 0.1; ([.C470]-[.V$2])/16384; 0)" office:value-type="float" office:value="-0.288026467347756">
            <text:p>-0.29</text:p>
          </table:table-cell>
          <table:table-cell/>
          <table:table-cell table:formula="of:=SQRT([.X470]*[.X470]+[.Y470]*[.Y470]+[.Z470]*[.Z470])" office:value-type="float" office:value="0.390608145508824">
            <text:p>0.3906</text:p>
          </table:table-cell>
        </table:table-row>
        <table:table-row table:style-name="ro1">
          <table:table-cell office:value-type="float" office:value="14808">
            <text:p>14808</text:p>
          </table:table-cell>
          <table:table-cell office:value-type="float" office:value="-1348">
            <text:p>-1348</text:p>
          </table:table-cell>
          <table:table-cell office:value-type="float" office:value="-5312">
            <text:p>-5312</text:p>
          </table:table-cell>
          <table:table-cell office:value-type="float" office:value="25.94">
            <text:p>25.94</text:p>
          </table:table-cell>
          <table:table-cell office:value-type="float" office:value="9249">
            <text:p>9249</text:p>
          </table:table-cell>
          <table:table-cell office:value-type="float" office:value="561">
            <text:p>561</text:p>
          </table:table-cell>
          <table:table-cell office:value-type="string">
            <text:p>-3858<text:tab/><text:tab/><text:tab/><text:tab/></text:p>
          </table:table-cell>
          <table:table-cell table:number-columns-repeated="2"/>
          <table:table-cell table:formula="of:=IF(ABS(([.C471]-[.$I$2])/16384) &gt; 0.1; ([.C471]-[.$I$2])/16384; 0)" office:value-type="float" office:value="-0.129335061097756">
            <text:p>-0.13</text:p>
          </table:table-cell>
          <table:table-cell table:formula="of:=[.K470]+[.J471]" office:value-type="float" office:value="-27.5135466746795">
            <text:p>-27.51</text:p>
          </table:table-cell>
          <table:table-cell table:number-columns-repeated="2"/>
          <table:table-cell table:formula="of:=([.C471]-[.$M$2])/16384" office:value-type="float" office:value="-0.129335061097756">
            <text:p>-0.13</text:p>
          </table:table-cell>
          <table:table-cell table:formula="of:=AVERAGE([.N454:.N470])" office:value-type="float" office:value="-0.130871710913933">
            <text:p>-0.13</text:p>
          </table:table-cell>
          <table:table-cell table:formula="of:=[.N471]-[.O471]" office:value-type="float" office:value="0.00153664981617643">
            <text:p>0.002</text:p>
          </table:table-cell>
          <table:table-cell table:formula="of:=[.Q470]+[.P471]" office:value-type="float" office:value="-1.15478515625001">
            <text:p>-1.155</text:p>
          </table:table-cell>
          <table:table-cell table:number-columns-repeated="6"/>
          <table:table-cell table:formula="of:=([.A471]-[.T$2])/16384" office:value-type="float" office:value="-0.0918344350961539">
            <text:p>-0.09</text:p>
          </table:table-cell>
          <table:table-cell table:formula="of:=IF(ABS(([.B471]-[.U$2])/16384) &gt; 0.1; ([.B471]-[.U$2])/16384; 0)" office:value-type="float" office:value="0">
            <text:p>0.00</text:p>
          </table:table-cell>
          <table:table-cell table:formula="of:=IF(ABS(([.C471]-[.V$2])/16384) &gt; 0.1; ([.C471]-[.V$2])/16384; 0)" office:value-type="float" office:value="-0.129335061097756">
            <text:p>-0.13</text:p>
          </table:table-cell>
          <table:table-cell/>
          <table:table-cell table:formula="of:=SQRT([.X471]*[.X471]+[.Y471]*[.Y471]+[.Z471]*[.Z471])" office:value-type="float" office:value="0.158622575627147">
            <text:p>0.1586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-1464">
            <text:p>-1464</text:p>
          </table:table-cell>
          <table:table-cell office:value-type="float" office:value="-2124">
            <text:p>-2124</text:p>
          </table:table-cell>
          <table:table-cell office:value-type="float" office:value="25.94">
            <text:p>25.94</text:p>
          </table:table-cell>
          <table:table-cell office:value-type="float" office:value="8240">
            <text:p>8240</text:p>
          </table:table-cell>
          <table:table-cell office:value-type="float" office:value="350">
            <text:p>350</text:p>
          </table:table-cell>
          <table:table-cell office:value-type="string">
            <text:p>-1995<text:tab/><text:tab/><text:tab/><text:tab/></text:p>
          </table:table-cell>
          <table:table-cell table:number-columns-repeated="2"/>
          <table:table-cell table:formula="of:=IF(ABS(([.C472]-[.$I$2])/16384) &gt; 0.1; ([.C472]-[.$I$2])/16384; 0)" office:value-type="float" office:value="0">
            <text:p>0.00</text:p>
          </table:table-cell>
          <table:table-cell table:formula="of:=[.K471]+[.J472]" office:value-type="float" office:value="-27.5135466746795">
            <text:p>-27.51</text:p>
          </table:table-cell>
          <table:table-cell table:number-columns-repeated="2"/>
          <table:table-cell table:formula="of:=([.C472]-[.$M$2])/16384" office:value-type="float" office:value="0.0652450170272436">
            <text:p>0.07</text:p>
          </table:table-cell>
          <table:table-cell table:formula="of:=AVERAGE([.N455:.N471])" office:value-type="float" office:value="-0.136443861649227">
            <text:p>-0.14</text:p>
          </table:table-cell>
          <table:table-cell table:formula="of:=[.N472]-[.O472]" office:value-type="float" office:value="0.201688878676471">
            <text:p>0.202</text:p>
          </table:table-cell>
          <table:table-cell table:formula="of:=[.Q471]+[.P472]" office:value-type="float" office:value="-0.953096277573535">
            <text:p>-0.953</text:p>
          </table:table-cell>
          <table:table-cell table:number-columns-repeated="6"/>
          <table:table-cell table:formula="of:=([.A472]-[.T$2])/16384" office:value-type="float" office:value="-0.336463341346154">
            <text:p>-0.34</text:p>
          </table:table-cell>
          <table:table-cell table:formula="of:=IF(ABS(([.B472]-[.U$2])/16384) &gt; 0.1; ([.B472]-[.U$2])/16384; 0)" office:value-type="float" office:value="0">
            <text:p>0.00</text:p>
          </table:table-cell>
          <table:table-cell table:formula="of:=IF(ABS(([.C472]-[.V$2])/16384) &gt; 0.1; ([.C472]-[.V$2])/16384; 0)" office:value-type="float" office:value="0">
            <text:p>0.00</text:p>
          </table:table-cell>
          <table:table-cell/>
          <table:table-cell table:formula="of:=SQRT([.X472]*[.X472]+[.Y472]*[.Y472]+[.Z472]*[.Z472])" office:value-type="float" office:value="0.336463341346154">
            <text:p>0.3365</text:p>
          </table:table-cell>
        </table:table-row>
        <table:table-row table:style-name="ro1">
          <table:table-cell office:value-type="float" office:value="15472">
            <text:p>15472</text:p>
          </table:table-cell>
          <table:table-cell office:value-type="float" office:value="-2724">
            <text:p>-2724</text:p>
          </table:table-cell>
          <table:table-cell office:value-type="float" office:value="-3572">
            <text:p>-3572</text:p>
          </table:table-cell>
          <table:table-cell office:value-type="float" office:value="25.89">
            <text:p>25.89</text:p>
          </table:table-cell>
          <table:table-cell office:value-type="float" office:value="5807">
            <text:p>5807</text:p>
          </table:table-cell>
          <table:table-cell office:value-type="float" office:value="-2711">
            <text:p>-2711</text:p>
          </table:table-cell>
          <table:table-cell office:value-type="string">
            <text:p>-1744<text:tab/><text:tab/><text:tab/><text:tab/></text:p>
          </table:table-cell>
          <table:table-cell table:number-columns-repeated="2"/>
          <table:table-cell table:formula="of:=IF(ABS(([.C473]-[.$I$2])/16384) &gt; 0.1; ([.C473]-[.$I$2])/16384; 0)" office:value-type="float" office:value="0">
            <text:p>0.00</text:p>
          </table:table-cell>
          <table:table-cell table:formula="of:=[.K472]+[.J473]" office:value-type="float" office:value="-27.5135466746795">
            <text:p>-27.51</text:p>
          </table:table-cell>
          <table:table-cell table:number-columns-repeated="2"/>
          <table:table-cell table:formula="of:=([.C473]-[.$M$2])/16384" office:value-type="float" office:value="-0.0231338892227564">
            <text:p>-0.02</text:p>
          </table:table-cell>
          <table:table-cell table:formula="of:=AVERAGE([.N456:.N472])" office:value-type="float" office:value="-0.129622285362462">
            <text:p>-0.13</text:p>
          </table:table-cell>
          <table:table-cell table:formula="of:=[.N473]-[.O473]" office:value-type="float" office:value="0.106488396139706">
            <text:p>0.106</text:p>
          </table:table-cell>
          <table:table-cell table:formula="of:=[.Q472]+[.P473]" office:value-type="float" office:value="-0.846607881433829">
            <text:p>-0.847</text:p>
          </table:table-cell>
          <table:table-cell table:number-columns-repeated="6"/>
          <table:table-cell table:formula="of:=([.A473]-[.T$2])/16384" office:value-type="float" office:value="-0.0513070913461539">
            <text:p>-0.05</text:p>
          </table:table-cell>
          <table:table-cell table:formula="of:=IF(ABS(([.B473]-[.U$2])/16384) &gt; 0.1; ([.B473]-[.U$2])/16384; 0)" office:value-type="float" office:value="0">
            <text:p>0.00</text:p>
          </table:table-cell>
          <table:table-cell table:formula="of:=IF(ABS(([.C473]-[.V$2])/16384) &gt; 0.1; ([.C473]-[.V$2])/16384; 0)" office:value-type="float" office:value="0">
            <text:p>0.00</text:p>
          </table:table-cell>
          <table:table-cell/>
          <table:table-cell table:formula="of:=SQRT([.X473]*[.X473]+[.Y473]*[.Y473]+[.Z473]*[.Z473])" office:value-type="float" office:value="0.0513070913461539">
            <text:p>0.0513</text:p>
          </table:table-cell>
        </table:table-row>
        <table:table-row table:style-name="ro1">
          <table:table-cell office:value-type="float" office:value="20668">
            <text:p>20668</text:p>
          </table:table-cell>
          <table:table-cell office:value-type="float" office:value="-2280">
            <text:p>-2280</text:p>
          </table:table-cell>
          <table:table-cell office:value-type="float" office:value="-6812">
            <text:p>-6812</text:p>
          </table:table-cell>
          <table:table-cell office:value-type="float" office:value="25.85">
            <text:p>25.85</text:p>
          </table:table-cell>
          <table:table-cell office:value-type="float" office:value="4700">
            <text:p>4700</text:p>
          </table:table-cell>
          <table:table-cell office:value-type="float" office:value="-3134">
            <text:p>-3134</text:p>
          </table:table-cell>
          <table:table-cell office:value-type="string">
            <text:p>-2561<text:tab/><text:tab/><text:tab/><text:tab/></text:p>
          </table:table-cell>
          <table:table-cell table:number-columns-repeated="2"/>
          <table:table-cell table:formula="of:=IF(ABS(([.C474]-[.$I$2])/16384) &gt; 0.1; ([.C474]-[.$I$2])/16384; 0)" office:value-type="float" office:value="-0.220887795472756">
            <text:p>-0.22</text:p>
          </table:table-cell>
          <table:table-cell table:formula="of:=[.K473]+[.J474]" office:value-type="float" office:value="-27.7344344701522">
            <text:p>-27.73</text:p>
          </table:table-cell>
          <table:table-cell table:number-columns-repeated="2"/>
          <table:table-cell table:formula="of:=([.C474]-[.$M$2])/16384" office:value-type="float" office:value="-0.220887795472756">
            <text:p>-0.22</text:p>
          </table:table-cell>
          <table:table-cell table:formula="of:=AVERAGE([.N457:.N473])" office:value-type="float" office:value="-0.132049330399227">
            <text:p>-0.13</text:p>
          </table:table-cell>
          <table:table-cell table:formula="of:=[.N474]-[.O474]" office:value-type="float" office:value="-0.0888384650735294">
            <text:p>-0.089</text:p>
          </table:table-cell>
          <table:table-cell table:formula="of:=[.Q473]+[.P474]" office:value-type="float" office:value="-0.935446346507358">
            <text:p>-0.935</text:p>
          </table:table-cell>
          <table:table-cell table:number-columns-repeated="6"/>
          <table:table-cell table:formula="of:=([.A474]-[.T$2])/16384" office:value-type="float" office:value="0.265831580528846">
            <text:p>0.27</text:p>
          </table:table-cell>
          <table:table-cell table:formula="of:=IF(ABS(([.B474]-[.U$2])/16384) &gt; 0.1; ([.B474]-[.U$2])/16384; 0)" office:value-type="float" office:value="0">
            <text:p>0.00</text:p>
          </table:table-cell>
          <table:table-cell table:formula="of:=IF(ABS(([.C474]-[.V$2])/16384) &gt; 0.1; ([.C474]-[.V$2])/16384; 0)" office:value-type="float" office:value="-0.220887795472756">
            <text:p>-0.22</text:p>
          </table:table-cell>
          <table:table-cell/>
          <table:table-cell table:formula="of:=SQRT([.X474]*[.X474]+[.Y474]*[.Y474]+[.Z474]*[.Z474])" office:value-type="float" office:value="0.345626745775379">
            <text:p>0.3456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office:value-type="float" office:value="-972">
            <text:p>-972</text:p>
          </table:table-cell>
          <table:table-cell office:value-type="float" office:value="-7560">
            <text:p>-7560</text:p>
          </table:table-cell>
          <table:table-cell office:value-type="float" office:value="25.99">
            <text:p>25.99</text:p>
          </table:table-cell>
          <table:table-cell office:value-type="float" office:value="2196">
            <text:p>2196</text:p>
          </table:table-cell>
          <table:table-cell office:value-type="float" office:value="6163">
            <text:p>6163</text:p>
          </table:table-cell>
          <table:table-cell office:value-type="string">
            <text:p>-1246<text:tab/><text:tab/><text:tab/><text:tab/></text:p>
          </table:table-cell>
          <table:table-cell table:number-columns-repeated="2"/>
          <table:table-cell table:formula="of:=IF(ABS(([.C475]-[.$I$2])/16384) &gt; 0.1; ([.C475]-[.$I$2])/16384; 0)" office:value-type="float" office:value="-0.266542092347756">
            <text:p>-0.27</text:p>
          </table:table-cell>
          <table:table-cell table:formula="of:=[.K474]+[.J475]" office:value-type="float" office:value="-28.0009765625">
            <text:p>-28.00</text:p>
          </table:table-cell>
          <table:table-cell table:number-columns-repeated="2"/>
          <table:table-cell table:formula="of:=([.C475]-[.$M$2])/16384" office:value-type="float" office:value="-0.266542092347756">
            <text:p>-0.27</text:p>
          </table:table-cell>
          <table:table-cell table:formula="of:=AVERAGE([.N458:.N474])" office:value-type="float" office:value="-0.136027386465403">
            <text:p>-0.14</text:p>
          </table:table-cell>
          <table:table-cell table:formula="of:=[.N475]-[.O475]" office:value-type="float" office:value="-0.130514705882353">
            <text:p>-0.131</text:p>
          </table:table-cell>
          <table:table-cell table:formula="of:=[.Q474]+[.P475]" office:value-type="float" office:value="-1.06596105238971">
            <text:p>-1.066</text:p>
          </table:table-cell>
          <table:table-cell table:number-columns-repeated="6"/>
          <table:table-cell table:formula="of:=([.A475]-[.T$2])/16384" office:value-type="float" office:value="0.139122596153846">
            <text:p>0.14</text:p>
          </table:table-cell>
          <table:table-cell table:formula="of:=IF(ABS(([.B475]-[.U$2])/16384) &gt; 0.1; ([.B475]-[.U$2])/16384; 0)" office:value-type="float" office:value="0">
            <text:p>0.00</text:p>
          </table:table-cell>
          <table:table-cell table:formula="of:=IF(ABS(([.C475]-[.V$2])/16384) &gt; 0.1; ([.C475]-[.V$2])/16384; 0)" office:value-type="float" office:value="-0.266542092347756">
            <text:p>-0.27</text:p>
          </table:table-cell>
          <table:table-cell/>
          <table:table-cell table:formula="of:=SQRT([.X475]*[.X475]+[.Y475]*[.Y475]+[.Z475]*[.Z475])" office:value-type="float" office:value="0.300665567955006">
            <text:p>0.3007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office:value-type="float" office:value="1520">
            <text:p>1520</text:p>
          </table:table-cell>
          <table:table-cell office:value-type="float" office:value="-8200">
            <text:p>-8200</text:p>
          </table:table-cell>
          <table:table-cell office:value-type="float" office:value="25.85">
            <text:p>25.85</text:p>
          </table:table-cell>
          <table:table-cell office:value-type="float" office:value="1163">
            <text:p>1163</text:p>
          </table:table-cell>
          <table:table-cell office:value-type="float" office:value="378">
            <text:p>378</text:p>
          </table:table-cell>
          <table:table-cell office:value-type="string">
            <text:p>937<text:tab/><text:tab/><text:tab/><text:tab/></text:p>
          </table:table-cell>
          <table:table-cell table:number-columns-repeated="2"/>
          <table:table-cell table:formula="of:=IF(ABS(([.C476]-[.$I$2])/16384) &gt; 0.1; ([.C476]-[.$I$2])/16384; 0)" office:value-type="float" office:value="-0.305604592347756">
            <text:p>-0.31</text:p>
          </table:table-cell>
          <table:table-cell table:formula="of:=[.K475]+[.J476]" office:value-type="float" office:value="-28.3065811548477">
            <text:p>-28.31</text:p>
          </table:table-cell>
          <table:table-cell table:number-columns-repeated="2"/>
          <table:table-cell table:formula="of:=([.C476]-[.$M$2])/16384" office:value-type="float" office:value="-0.305604592347756">
            <text:p>-0.31</text:p>
          </table:table-cell>
          <table:table-cell table:formula="of:=AVERAGE([.N459:.N475])" office:value-type="float" office:value="-0.129119642899227">
            <text:p>-0.13</text:p>
          </table:table-cell>
          <table:table-cell table:formula="of:=[.N476]-[.O476]" office:value-type="float" office:value="-0.176484949448529">
            <text:p>-0.176</text:p>
          </table:table-cell>
          <table:table-cell table:formula="of:=[.Q475]+[.P476]" office:value-type="float" office:value="-1.24244600183824">
            <text:p>-1.242</text:p>
          </table:table-cell>
          <table:table-cell table:number-columns-repeated="6"/>
          <table:table-cell table:formula="of:=([.A476]-[.T$2])/16384" office:value-type="float" office:value="-0.00150240384615385">
            <text:p>0.00</text:p>
          </table:table-cell>
          <table:table-cell table:formula="of:=IF(ABS(([.B476]-[.U$2])/16384) &gt; 0.1; ([.B476]-[.U$2])/16384; 0)" office:value-type="float" office:value="0.189653445512821">
            <text:p>0.19</text:p>
          </table:table-cell>
          <table:table-cell table:formula="of:=IF(ABS(([.C476]-[.V$2])/16384) &gt; 0.1; ([.C476]-[.V$2])/16384; 0)" office:value-type="float" office:value="-0.305604592347756">
            <text:p>-0.31</text:p>
          </table:table-cell>
          <table:table-cell/>
          <table:table-cell table:formula="of:=SQRT([.X476]*[.X476]+[.Y476]*[.Y476]+[.Z476]*[.Z476])" office:value-type="float" office:value="0.359673259328852">
            <text:p>0.3597</text:p>
          </table:table-cell>
        </table:table-row>
        <table:table-row table:style-name="ro1">
          <table:table-cell office:value-type="float" office:value="14104">
            <text:p>14104</text:p>
          </table:table-cell>
          <table:table-cell office:value-type="float" office:value="-1376">
            <text:p>-1376</text:p>
          </table:table-cell>
          <table:table-cell office:value-type="float" office:value="-5404">
            <text:p>-5404</text:p>
          </table:table-cell>
          <table:table-cell office:value-type="float" office:value="25.85">
            <text:p>25.85</text:p>
          </table:table-cell>
          <table:table-cell office:value-type="float" office:value="44">
            <text:p>44</text:p>
          </table:table-cell>
          <table:table-cell office:value-type="float" office:value="2355">
            <text:p>2355</text:p>
          </table:table-cell>
          <table:table-cell office:value-type="string">
            <text:p>2103<text:tab/><text:tab/><text:tab/><text:tab/></text:p>
          </table:table-cell>
          <table:table-cell table:number-columns-repeated="2"/>
          <table:table-cell table:formula="of:=IF(ABS(([.C477]-[.$I$2])/16384) &gt; 0.1; ([.C477]-[.$I$2])/16384; 0)" office:value-type="float" office:value="-0.134950295472756">
            <text:p>-0.13</text:p>
          </table:table-cell>
          <table:table-cell table:formula="of:=[.K476]+[.J477]" office:value-type="float" office:value="-28.4415314503205">
            <text:p>-28.44</text:p>
          </table:table-cell>
          <table:table-cell table:number-columns-repeated="2"/>
          <table:table-cell table:formula="of:=([.C477]-[.$M$2])/16384" office:value-type="float" office:value="-0.134950295472756">
            <text:p>-0.13</text:p>
          </table:table-cell>
          <table:table-cell table:formula="of:=AVERAGE([.N460:.N476])" office:value-type="float" office:value="-0.130383429663933">
            <text:p>-0.13</text:p>
          </table:table-cell>
          <table:table-cell table:formula="of:=[.N477]-[.O477]" office:value-type="float" office:value="-0.00456686580882357">
            <text:p>-0.005</text:p>
          </table:table-cell>
          <table:table-cell table:formula="of:=[.Q476]+[.P477]" office:value-type="float" office:value="-1.24701286764706">
            <text:p>-1.247</text:p>
          </table:table-cell>
          <table:table-cell table:number-columns-repeated="6"/>
          <table:table-cell table:formula="of:=([.A477]-[.T$2])/16384" office:value-type="float" office:value="-0.134803185096154">
            <text:p>-0.13</text:p>
          </table:table-cell>
          <table:table-cell table:formula="of:=IF(ABS(([.B477]-[.U$2])/16384) &gt; 0.1; ([.B477]-[.U$2])/16384; 0)" office:value-type="float" office:value="0">
            <text:p>0.00</text:p>
          </table:table-cell>
          <table:table-cell table:formula="of:=IF(ABS(([.C477]-[.V$2])/16384) &gt; 0.1; ([.C477]-[.V$2])/16384; 0)" office:value-type="float" office:value="-0.134950295472756">
            <text:p>-0.13</text:p>
          </table:table-cell>
          <table:table-cell/>
          <table:table-cell table:formula="of:=SQRT([.X477]*[.X477]+[.Y477]*[.Y477]+[.Z477]*[.Z477])" office:value-type="float" office:value="0.190744543723411">
            <text:p>0.1907</text:p>
          </table:table-cell>
        </table:table-row>
        <table:table-row table:style-name="ro1">
          <table:table-cell office:value-type="float" office:value="12552">
            <text:p>12552</text:p>
          </table:table-cell>
          <table:table-cell office:value-type="float" office:value="-916">
            <text:p>-916</text:p>
          </table:table-cell>
          <table:table-cell office:value-type="float" office:value="-3604">
            <text:p>-3604</text:p>
          </table:table-cell>
          <table:table-cell office:value-type="float" office:value="25.99">
            <text:p>25.99</text:p>
          </table:table-cell>
          <table:table-cell office:value-type="float" office:value="321">
            <text:p>321</text:p>
          </table:table-cell>
          <table:table-cell office:value-type="float" office:value="-3653">
            <text:p>-3653</text:p>
          </table:table-cell>
          <table:table-cell office:value-type="string">
            <text:p>1538<text:tab/><text:tab/><text:tab/><text:tab/></text:p>
          </table:table-cell>
          <table:table-cell table:number-columns-repeated="2"/>
          <table:table-cell table:formula="of:=IF(ABS(([.C478]-[.$I$2])/16384) &gt; 0.1; ([.C478]-[.$I$2])/16384; 0)" office:value-type="float" office:value="0">
            <text:p>0.00</text:p>
          </table:table-cell>
          <table:table-cell table:formula="of:=[.K477]+[.J478]" office:value-type="float" office:value="-28.4415314503205">
            <text:p>-28.44</text:p>
          </table:table-cell>
          <table:table-cell table:number-columns-repeated="2"/>
          <table:table-cell table:formula="of:=([.C478]-[.$M$2])/16384" office:value-type="float" office:value="-0.0250870142227564">
            <text:p>-0.03</text:p>
          </table:table-cell>
          <table:table-cell table:formula="of:=AVERAGE([.N461:.N477])" office:value-type="float" office:value="-0.135668356134521">
            <text:p>-0.14</text:p>
          </table:table-cell>
          <table:table-cell table:formula="of:=[.N478]-[.O478]" office:value-type="float" office:value="0.110581341911765">
            <text:p>0.111</text:p>
          </table:table-cell>
          <table:table-cell table:formula="of:=[.Q477]+[.P478]" office:value-type="float" office:value="-1.1364315257353">
            <text:p>-1.136</text:p>
          </table:table-cell>
          <table:table-cell table:number-columns-repeated="6"/>
          <table:table-cell table:formula="of:=([.A478]-[.T$2])/16384" office:value-type="float" office:value="-0.229529747596154">
            <text:p>-0.23</text:p>
          </table:table-cell>
          <table:table-cell table:formula="of:=IF(ABS(([.B478]-[.U$2])/16384) &gt; 0.1; ([.B478]-[.U$2])/16384; 0)" office:value-type="float" office:value="0">
            <text:p>0.00</text:p>
          </table:table-cell>
          <table:table-cell table:formula="of:=IF(ABS(([.C478]-[.V$2])/16384) &gt; 0.1; ([.C478]-[.V$2])/16384; 0)" office:value-type="float" office:value="0">
            <text:p>0.00</text:p>
          </table:table-cell>
          <table:table-cell/>
          <table:table-cell table:formula="of:=SQRT([.X478]*[.X478]+[.Y478]*[.Y478]+[.Z478]*[.Z478])" office:value-type="float" office:value="0.229529747596154">
            <text:p>0.2295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484">
            <text:p>-484</text:p>
          </table:table-cell>
          <table:table-cell office:value-type="float" office:value="-3964">
            <text:p>-3964</text:p>
          </table:table-cell>
          <table:table-cell office:value-type="float" office:value="25.94">
            <text:p>25.94</text:p>
          </table:table-cell>
          <table:table-cell office:value-type="float" office:value="371">
            <text:p>371</text:p>
          </table:table-cell>
          <table:table-cell office:value-type="float" office:value="-669">
            <text:p>-669</text:p>
          </table:table-cell>
          <table:table-cell office:value-type="string">
            <text:p>670<text:tab/><text:tab/><text:tab/><text:tab/></text:p>
          </table:table-cell>
          <table:table-cell table:number-columns-repeated="2"/>
          <table:table-cell table:formula="of:=IF(ABS(([.C479]-[.$I$2])/16384) &gt; 0.1; ([.C479]-[.$I$2])/16384; 0)" office:value-type="float" office:value="0">
            <text:p>0.00</text:p>
          </table:table-cell>
          <table:table-cell table:formula="of:=[.K478]+[.J479]" office:value-type="float" office:value="-28.4415314503205">
            <text:p>-28.44</text:p>
          </table:table-cell>
          <table:table-cell table:number-columns-repeated="2"/>
          <table:table-cell table:formula="of:=([.C479]-[.$M$2])/16384" office:value-type="float" office:value="-0.0470596704727564">
            <text:p>-0.05</text:p>
          </table:table-cell>
          <table:table-cell table:formula="of:=AVERAGE([.N462:.N478])" office:value-type="float" office:value="-0.140350111649227">
            <text:p>-0.14</text:p>
          </table:table-cell>
          <table:table-cell table:formula="of:=[.N479]-[.O479]" office:value-type="float" office:value="0.0932904411764706">
            <text:p>0.093</text:p>
          </table:table-cell>
          <table:table-cell table:formula="of:=[.Q478]+[.P479]" office:value-type="float" office:value="-1.04314108455883">
            <text:p>-1.043</text:p>
          </table:table-cell>
          <table:table-cell table:number-columns-repeated="6"/>
          <table:table-cell table:formula="of:=([.A479]-[.T$2])/16384" office:value-type="float" office:value="-0.0327524038461539">
            <text:p>-0.03</text:p>
          </table:table-cell>
          <table:table-cell table:formula="of:=IF(ABS(([.B479]-[.U$2])/16384) &gt; 0.1; ([.B479]-[.U$2])/16384; 0)" office:value-type="float" office:value="0">
            <text:p>0.00</text:p>
          </table:table-cell>
          <table:table-cell table:formula="of:=IF(ABS(([.C479]-[.V$2])/16384) &gt; 0.1; ([.C479]-[.V$2])/16384; 0)" office:value-type="float" office:value="0">
            <text:p>0.00</text:p>
          </table:table-cell>
          <table:table-cell/>
          <table:table-cell table:formula="of:=SQRT([.X479]*[.X479]+[.Y479]*[.Y479]+[.Z479]*[.Z479])" office:value-type="float" office:value="0.0327524038461539">
            <text:p>0.0328</text:p>
          </table:table-cell>
        </table:table-row>
        <table:table-row table:style-name="ro1">
          <table:table-cell office:value-type="float" office:value="18684">
            <text:p>18684</text:p>
          </table:table-cell>
          <table:table-cell office:value-type="float" office:value="-940">
            <text:p>-940</text:p>
          </table:table-cell>
          <table:table-cell office:value-type="float" office:value="-6044">
            <text:p>-6044</text:p>
          </table:table-cell>
          <table:table-cell office:value-type="float" office:value="25.85">
            <text:p>25.85</text:p>
          </table:table-cell>
          <table:table-cell office:value-type="float" office:value="1545">
            <text:p>1545</text:p>
          </table:table-cell>
          <table:table-cell office:value-type="float" office:value="-3139">
            <text:p>-3139</text:p>
          </table:table-cell>
          <table:table-cell office:value-type="string">
            <text:p>1187<text:tab/><text:tab/><text:tab/><text:tab/></text:p>
          </table:table-cell>
          <table:table-cell table:number-columns-repeated="2"/>
          <table:table-cell table:formula="of:=IF(ABS(([.C480]-[.$I$2])/16384) &gt; 0.1; ([.C480]-[.$I$2])/16384; 0)" office:value-type="float" office:value="-0.174012795472756">
            <text:p>-0.17</text:p>
          </table:table-cell>
          <table:table-cell table:formula="of:=[.K479]+[.J480]" office:value-type="float" office:value="-28.6155442457932">
            <text:p>-28.62</text:p>
          </table:table-cell>
          <table:table-cell table:number-columns-repeated="2"/>
          <table:table-cell table:formula="of:=([.C480]-[.$M$2])/16384" office:value-type="float" office:value="-0.174012795472756">
            <text:p>-0.17</text:p>
          </table:table-cell>
          <table:table-cell table:formula="of:=AVERAGE([.N463:.N479])" office:value-type="float" office:value="-0.13561091128158">
            <text:p>-0.14</text:p>
          </table:table-cell>
          <table:table-cell table:formula="of:=[.N480]-[.O480]" office:value-type="float" office:value="-0.0384018841911765">
            <text:p>-0.038</text:p>
          </table:table-cell>
          <table:table-cell table:formula="of:=[.Q479]+[.P480]" office:value-type="float" office:value="-1.08154296875001">
            <text:p>-1.082</text:p>
          </table:table-cell>
          <table:table-cell table:number-columns-repeated="6"/>
          <table:table-cell table:formula="of:=([.A480]-[.T$2])/16384" office:value-type="float" office:value="0.144737830528846">
            <text:p>0.14</text:p>
          </table:table-cell>
          <table:table-cell table:formula="of:=IF(ABS(([.B480]-[.U$2])/16384) &gt; 0.1; ([.B480]-[.U$2])/16384; 0)" office:value-type="float" office:value="0">
            <text:p>0.00</text:p>
          </table:table-cell>
          <table:table-cell table:formula="of:=IF(ABS(([.C480]-[.V$2])/16384) &gt; 0.1; ([.C480]-[.V$2])/16384; 0)" office:value-type="float" office:value="-0.174012795472756">
            <text:p>-0.17</text:p>
          </table:table-cell>
          <table:table-cell/>
          <table:table-cell table:formula="of:=SQRT([.X480]*[.X480]+[.Y480]*[.Y480]+[.Z480]*[.Z480])" office:value-type="float" office:value="0.226339330595547">
            <text:p>0.2263</text:p>
          </table:table-cell>
        </table:table-row>
        <table:table-row table:style-name="ro1">
          <table:table-cell office:value-type="float" office:value="19624">
            <text:p>19624</text:p>
          </table:table-cell>
          <table:table-cell office:value-type="float" office:value="-4492">
            <text:p>-4492</text:p>
          </table:table-cell>
          <table:table-cell office:value-type="float" office:value="-9428">
            <text:p>-9428</text:p>
          </table:table-cell>
          <table:table-cell office:value-type="float" office:value="25.89">
            <text:p>25.89</text:p>
          </table:table-cell>
          <table:table-cell office:value-type="float" office:value="3230">
            <text:p>3230</text:p>
          </table:table-cell>
          <table:table-cell office:value-type="float" office:value="2849">
            <text:p>2849</text:p>
          </table:table-cell>
          <table:table-cell office:value-type="string">
            <text:p>1231<text:tab/><text:tab/><text:tab/><text:tab/></text:p>
          </table:table-cell>
          <table:table-cell table:number-columns-repeated="2"/>
          <table:table-cell table:formula="of:=IF(ABS(([.C481]-[.$I$2])/16384) &gt; 0.1; ([.C481]-[.$I$2])/16384; 0)" office:value-type="float" office:value="-0.380555764222756">
            <text:p>-0.38</text:p>
          </table:table-cell>
          <table:table-cell table:formula="of:=[.K480]+[.J481]" office:value-type="float" office:value="-28.996100010016">
            <text:p>-29.00</text:p>
          </table:table-cell>
          <table:table-cell table:number-columns-repeated="2"/>
          <table:table-cell table:formula="of:=([.C481]-[.$M$2])/16384" office:value-type="float" office:value="-0.380555764222756">
            <text:p>-0.38</text:p>
          </table:table-cell>
          <table:table-cell table:formula="of:=AVERAGE([.N464:.N480])" office:value-type="float" office:value="-0.132034969185992">
            <text:p>-0.13</text:p>
          </table:table-cell>
          <table:table-cell table:formula="of:=[.N481]-[.O481]" office:value-type="float" office:value="-0.248520795036765">
            <text:p>-0.249</text:p>
          </table:table-cell>
          <table:table-cell table:formula="of:=[.Q480]+[.P481]" office:value-type="float" office:value="-1.33006376378677">
            <text:p>-1.330</text:p>
          </table:table-cell>
          <table:table-cell table:number-columns-repeated="6"/>
          <table:table-cell table:formula="of:=([.A481]-[.T$2])/16384" office:value-type="float" office:value="0.202110877403846">
            <text:p>0.20</text:p>
          </table:table-cell>
          <table:table-cell table:formula="of:=IF(ABS(([.B481]-[.U$2])/16384) &gt; 0.1; ([.B481]-[.U$2])/16384; 0)" office:value-type="float" office:value="-0.177289913862179">
            <text:p>-0.18</text:p>
          </table:table-cell>
          <table:table-cell table:formula="of:=IF(ABS(([.C481]-[.V$2])/16384) &gt; 0.1; ([.C481]-[.V$2])/16384; 0)" office:value-type="float" office:value="-0.380555764222756">
            <text:p>-0.38</text:p>
          </table:table-cell>
          <table:table-cell/>
          <table:table-cell table:formula="of:=SQRT([.X481]*[.X481]+[.Y481]*[.Y481]+[.Z481]*[.Z481])" office:value-type="float" office:value="0.465943354932097">
            <text:p>0.4659</text:p>
          </table:table-cell>
        </table:table-row>
        <table:table-row table:style-name="ro1">
          <table:table-cell office:value-type="float" office:value="16120">
            <text:p>16120</text:p>
          </table:table-cell>
          <table:table-cell office:value-type="float" office:value="-5236">
            <text:p>-5236</text:p>
          </table:table-cell>
          <table:table-cell office:value-type="float" office:value="-8428">
            <text:p>-8428</text:p>
          </table:table-cell>
          <table:table-cell office:value-type="float" office:value="25.85">
            <text:p>25.85</text:p>
          </table:table-cell>
          <table:table-cell office:value-type="float" office:value="4196">
            <text:p>4196</text:p>
          </table:table-cell>
          <table:table-cell office:value-type="float" office:value="-203">
            <text:p>-203</text:p>
          </table:table-cell>
          <table:table-cell office:value-type="string">
            <text:p>-258<text:tab/><text:tab/><text:tab/><text:tab/></text:p>
          </table:table-cell>
          <table:table-cell table:number-columns-repeated="2"/>
          <table:table-cell table:formula="of:=IF(ABS(([.C482]-[.$I$2])/16384) &gt; 0.1; ([.C482]-[.$I$2])/16384; 0)" office:value-type="float" office:value="-0.319520607972756">
            <text:p>-0.32</text:p>
          </table:table-cell>
          <table:table-cell table:formula="of:=[.K481]+[.J482]" office:value-type="float" office:value="-29.3156206179888">
            <text:p>-29.32</text:p>
          </table:table-cell>
          <table:table-cell table:number-columns-repeated="2"/>
          <table:table-cell table:formula="of:=([.C482]-[.$M$2])/16384" office:value-type="float" office:value="-0.319520607972756">
            <text:p>-0.32</text:p>
          </table:table-cell>
          <table:table-cell table:formula="of:=AVERAGE([.N465:.N481])" office:value-type="float" office:value="-0.143164909443345">
            <text:p>-0.14</text:p>
          </table:table-cell>
          <table:table-cell table:formula="of:=[.N482]-[.O482]" office:value-type="float" office:value="-0.176355698529412">
            <text:p>-0.176</text:p>
          </table:table-cell>
          <table:table-cell table:formula="of:=[.Q481]+[.P482]" office:value-type="float" office:value="-1.50641946231618">
            <text:p>-1.506</text:p>
          </table:table-cell>
          <table:table-cell table:number-columns-repeated="6"/>
          <table:table-cell table:formula="of:=([.A482]-[.T$2])/16384" office:value-type="float" office:value="-0.0117563100961539">
            <text:p>-0.01</text:p>
          </table:table-cell>
          <table:table-cell table:formula="of:=IF(ABS(([.B482]-[.U$2])/16384) &gt; 0.1; ([.B482]-[.U$2])/16384; 0)" office:value-type="float" office:value="-0.222700070112179">
            <text:p>-0.22</text:p>
          </table:table-cell>
          <table:table-cell table:formula="of:=IF(ABS(([.C482]-[.V$2])/16384) &gt; 0.1; ([.C482]-[.V$2])/16384; 0)" office:value-type="float" office:value="-0.319520607972756">
            <text:p>-0.32</text:p>
          </table:table-cell>
          <table:table-cell/>
          <table:table-cell table:formula="of:=SQRT([.X482]*[.X482]+[.Y482]*[.Y482]+[.Z482]*[.Z482])" office:value-type="float" office:value="0.389649779897701">
            <text:p>0.3896</text:p>
          </table:table-cell>
        </table:table-row>
        <table:table-row table:style-name="ro1">
          <table:table-cell office:value-type="float" office:value="14332">
            <text:p>14332</text:p>
          </table:table-cell>
          <table:table-cell office:value-type="float" office:value="-844">
            <text:p>-844</text:p>
          </table:table-cell>
          <table:table-cell office:value-type="float" office:value="-5560">
            <text:p>-5560</text:p>
          </table:table-cell>
          <table:table-cell office:value-type="float" office:value="25.89">
            <text:p>25.89</text:p>
          </table:table-cell>
          <table:table-cell office:value-type="float" office:value="2095">
            <text:p>2095</text:p>
          </table:table-cell>
          <table:table-cell office:value-type="float" office:value="1088">
            <text:p>1088</text:p>
          </table:table-cell>
          <table:table-cell office:value-type="string">
            <text:p>-2662<text:tab/><text:tab/><text:tab/><text:tab/></text:p>
          </table:table-cell>
          <table:table-cell table:number-columns-repeated="2"/>
          <table:table-cell table:formula="of:=IF(ABS(([.C483]-[.$I$2])/16384) &gt; 0.1; ([.C483]-[.$I$2])/16384; 0)" office:value-type="float" office:value="-0.144471779847756">
            <text:p>-0.14</text:p>
          </table:table-cell>
          <table:table-cell table:formula="of:=[.K482]+[.J483]" office:value-type="float" office:value="-29.4600923978365">
            <text:p>-29.46</text:p>
          </table:table-cell>
          <table:table-cell table:number-columns-repeated="2"/>
          <table:table-cell table:formula="of:=([.C483]-[.$M$2])/16384" office:value-type="float" office:value="-0.144471779847756">
            <text:p>-0.14</text:p>
          </table:table-cell>
          <table:table-cell table:formula="of:=AVERAGE([.N466:.N482])" office:value-type="float" office:value="-0.152083222862462">
            <text:p>-0.15</text:p>
          </table:table-cell>
          <table:table-cell table:formula="of:=[.N483]-[.O483]" office:value-type="float" office:value="0.00761144301470584">
            <text:p>0.008</text:p>
          </table:table-cell>
          <table:table-cell table:formula="of:=[.Q482]+[.P483]" office:value-type="float" office:value="-1.49880801930148">
            <text:p>-1.499</text:p>
          </table:table-cell>
          <table:table-cell table:number-columns-repeated="6"/>
          <table:table-cell table:formula="of:=([.A483]-[.T$2])/16384" office:value-type="float" office:value="-0.120887169471154">
            <text:p>-0.12</text:p>
          </table:table-cell>
          <table:table-cell table:formula="of:=IF(ABS(([.B483]-[.U$2])/16384) &gt; 0.1; ([.B483]-[.U$2])/16384; 0)" office:value-type="float" office:value="0">
            <text:p>0.00</text:p>
          </table:table-cell>
          <table:table-cell table:formula="of:=IF(ABS(([.C483]-[.V$2])/16384) &gt; 0.1; ([.C483]-[.V$2])/16384; 0)" office:value-type="float" office:value="-0.144471779847756">
            <text:p>-0.14</text:p>
          </table:table-cell>
          <table:table-cell/>
          <table:table-cell table:formula="of:=SQRT([.X483]*[.X483]+[.Y483]*[.Y483]+[.Z483]*[.Z483])" office:value-type="float" office:value="0.188376757895251">
            <text:p>0.1884</text:p>
          </table:table-cell>
        </table:table-row>
        <table:table-row table:style-name="ro1">
          <table:table-cell office:value-type="float" office:value="12136">
            <text:p>12136</text:p>
          </table:table-cell>
          <table:table-cell office:value-type="float" office:value="-1884">
            <text:p>-1884</text:p>
          </table:table-cell>
          <table:table-cell office:value-type="float" office:value="-2688">
            <text:p>-2688</text:p>
          </table:table-cell>
          <table:table-cell office:value-type="float" office:value="25.94">
            <text:p>25.94</text:p>
          </table:table-cell>
          <table:table-cell office:value-type="float" office:value="1547">
            <text:p>1547</text:p>
          </table:table-cell>
          <table:table-cell office:value-type="float" office:value="2410">
            <text:p>2410</text:p>
          </table:table-cell>
          <table:table-cell office:value-type="string">
            <text:p>-390<text:tab/><text:tab/><text:tab/><text:tab/></text:p>
          </table:table-cell>
          <table:table-cell table:number-columns-repeated="2"/>
          <table:table-cell table:formula="of:=IF(ABS(([.C484]-[.$I$2])/16384) &gt; 0.1; ([.C484]-[.$I$2])/16384; 0)" office:value-type="float" office:value="0">
            <text:p>0.00</text:p>
          </table:table-cell>
          <table:table-cell table:formula="of:=[.K483]+[.J484]" office:value-type="float" office:value="-29.4600923978365">
            <text:p>-29.46</text:p>
          </table:table-cell>
          <table:table-cell table:number-columns-repeated="2"/>
          <table:table-cell table:formula="of:=([.C484]-[.$M$2])/16384" office:value-type="float" office:value="0.0308211889022436">
            <text:p>0.03</text:p>
          </table:table-cell>
          <table:table-cell table:formula="of:=AVERAGE([.N467:.N483])" office:value-type="float" office:value="-0.160355281685992">
            <text:p>-0.16</text:p>
          </table:table-cell>
          <table:table-cell table:formula="of:=[.N484]-[.O484]" office:value-type="float" office:value="0.191176470588235">
            <text:p>0.191</text:p>
          </table:table-cell>
          <table:table-cell table:formula="of:=[.Q483]+[.P484]" office:value-type="float" office:value="-1.30763154871324">
            <text:p>-1.308</text:p>
          </table:table-cell>
          <table:table-cell table:number-columns-repeated="6"/>
          <table:table-cell table:formula="of:=([.A484]-[.T$2])/16384" office:value-type="float" office:value="-0.254920372596154">
            <text:p>-0.25</text:p>
          </table:table-cell>
          <table:table-cell table:formula="of:=IF(ABS(([.B484]-[.U$2])/16384) &gt; 0.1; ([.B484]-[.U$2])/16384; 0)" office:value-type="float" office:value="0">
            <text:p>0.00</text:p>
          </table:table-cell>
          <table:table-cell table:formula="of:=IF(ABS(([.C484]-[.V$2])/16384) &gt; 0.1; ([.C484]-[.V$2])/16384; 0)" office:value-type="float" office:value="0">
            <text:p>0.00</text:p>
          </table:table-cell>
          <table:table-cell/>
          <table:table-cell table:formula="of:=SQRT([.X484]*[.X484]+[.Y484]*[.Y484]+[.Z484]*[.Z484])" office:value-type="float" office:value="0.254920372596154">
            <text:p>0.2549</text:p>
          </table:table-cell>
        </table:table-row>
        <table:table-row table:style-name="ro1">
          <table:table-cell office:value-type="float" office:value="14680">
            <text:p>14680</text:p>
          </table:table-cell>
          <table:table-cell office:value-type="float" office:value="-2792">
            <text:p>-2792</text:p>
          </table:table-cell>
          <table:table-cell office:value-type="float" office:value="-3208">
            <text:p>-3208</text:p>
          </table:table-cell>
          <table:table-cell office:value-type="float" office:value="25.94">
            <text:p>25.94</text:p>
          </table:table-cell>
          <table:table-cell office:value-type="float" office:value="1458">
            <text:p>1458</text:p>
          </table:table-cell>
          <table:table-cell office:value-type="float" office:value="-1323">
            <text:p>-1323</text:p>
          </table:table-cell>
          <table:table-cell office:value-type="string">
            <text:p>-469<text:tab/><text:tab/><text:tab/><text:tab/></text:p>
          </table:table-cell>
          <table:table-cell table:number-columns-repeated="2"/>
          <table:table-cell table:formula="of:=IF(ABS(([.C485]-[.$I$2])/16384) &gt; 0.1; ([.C485]-[.$I$2])/16384; 0)" office:value-type="float" office:value="0">
            <text:p>0.00</text:p>
          </table:table-cell>
          <table:table-cell table:formula="of:=[.K484]+[.J485]" office:value-type="float" office:value="-29.4600923978365">
            <text:p>-29.46</text:p>
          </table:table-cell>
          <table:table-cell table:number-columns-repeated="2"/>
          <table:table-cell table:formula="of:=([.C485]-[.$M$2])/16384" office:value-type="float" office:value="-0.000917092347756415">
            <text:p>0.00</text:p>
          </table:table-cell>
          <table:table-cell table:formula="of:=AVERAGE([.N468:.N484])" office:value-type="float" office:value="-0.158000042715403">
            <text:p>-0.16</text:p>
          </table:table-cell>
          <table:table-cell table:formula="of:=[.N485]-[.O485]" office:value-type="float" office:value="0.157082950367647">
            <text:p>0.157</text:p>
          </table:table-cell>
          <table:table-cell table:formula="of:=[.Q484]+[.P485]" office:value-type="float" office:value="-1.15054859834559">
            <text:p>-1.151</text:p>
          </table:table-cell>
          <table:table-cell table:number-columns-repeated="6"/>
          <table:table-cell table:formula="of:=([.A485]-[.T$2])/16384" office:value-type="float" office:value="-0.0996469350961539">
            <text:p>-0.10</text:p>
          </table:table-cell>
          <table:table-cell table:formula="of:=IF(ABS(([.B485]-[.U$2])/16384) &gt; 0.1; ([.B485]-[.U$2])/16384; 0)" office:value-type="float" office:value="0">
            <text:p>0.00</text:p>
          </table:table-cell>
          <table:table-cell table:formula="of:=IF(ABS(([.C485]-[.V$2])/16384) &gt; 0.1; ([.C485]-[.V$2])/16384; 0)" office:value-type="float" office:value="0">
            <text:p>0.00</text:p>
          </table:table-cell>
          <table:table-cell/>
          <table:table-cell table:formula="of:=SQRT([.X485]*[.X485]+[.Y485]*[.Y485]+[.Z485]*[.Z485])" office:value-type="float" office:value="0.0996469350961539">
            <text:p>0.0996</text:p>
          </table:table-cell>
        </table:table-row>
        <table:table-row table:style-name="ro1">
          <table:table-cell office:value-type="float" office:value="18388">
            <text:p>18388</text:p>
          </table:table-cell>
          <table:table-cell office:value-type="float" office:value="-2400">
            <text:p>-2400</text:p>
          </table:table-cell>
          <table:table-cell office:value-type="float" office:value="-5028">
            <text:p>-5028</text:p>
          </table:table-cell>
          <table:table-cell office:value-type="float" office:value="25.89">
            <text:p>25.89</text:p>
          </table:table-cell>
          <table:table-cell office:value-type="float" office:value="1252">
            <text:p>1252</text:p>
          </table:table-cell>
          <table:table-cell office:value-type="float" office:value="-1273">
            <text:p>-1273</text:p>
          </table:table-cell>
          <table:table-cell office:value-type="string">
            <text:p>-1253<text:tab/><text:tab/><text:tab/><text:tab/></text:p>
          </table:table-cell>
          <table:table-cell table:number-columns-repeated="2"/>
          <table:table-cell table:formula="of:=IF(ABS(([.C486]-[.$I$2])/16384) &gt; 0.1; ([.C486]-[.$I$2])/16384; 0)" office:value-type="float" office:value="-0.112001076722756">
            <text:p>-0.11</text:p>
          </table:table-cell>
          <table:table-cell table:formula="of:=[.K485]+[.J486]" office:value-type="float" office:value="-29.5720934745593">
            <text:p>-29.57</text:p>
          </table:table-cell>
          <table:table-cell table:number-columns-repeated="2"/>
          <table:table-cell table:formula="of:=([.C486]-[.$M$2])/16384" office:value-type="float" office:value="-0.112001076722756">
            <text:p>-0.11</text:p>
          </table:table-cell>
          <table:table-cell table:formula="of:=AVERAGE([.N469:.N485])" office:value-type="float" office:value="-0.150560934259521">
            <text:p>-0.15</text:p>
          </table:table-cell>
          <table:table-cell table:formula="of:=[.N486]-[.O486]" office:value-type="float" office:value="0.0385598575367647">
            <text:p>0.039</text:p>
          </table:table-cell>
          <table:table-cell table:formula="of:=[.Q485]+[.P486]" office:value-type="float" office:value="-1.11198874080883">
            <text:p>-1.112</text:p>
          </table:table-cell>
          <table:table-cell table:number-columns-repeated="6"/>
          <table:table-cell table:formula="of:=([.A486]-[.T$2])/16384" office:value-type="float" office:value="0.126671424278846">
            <text:p>0.13</text:p>
          </table:table-cell>
          <table:table-cell table:formula="of:=IF(ABS(([.B486]-[.U$2])/16384) &gt; 0.1; ([.B486]-[.U$2])/16384; 0)" office:value-type="float" office:value="0">
            <text:p>0.00</text:p>
          </table:table-cell>
          <table:table-cell table:formula="of:=IF(ABS(([.C486]-[.V$2])/16384) &gt; 0.1; ([.C486]-[.V$2])/16384; 0)" office:value-type="float" office:value="-0.112001076722756">
            <text:p>-0.11</text:p>
          </table:table-cell>
          <table:table-cell/>
          <table:table-cell table:formula="of:=SQRT([.X486]*[.X486]+[.Y486]*[.Y486]+[.Z486]*[.Z486])" office:value-type="float" office:value="0.169085454477575">
            <text:p>0.1691</text:p>
          </table:table-cell>
        </table:table-row>
        <table:table-row table:style-name="ro1">
          <table:table-cell office:value-type="float" office:value="19732">
            <text:p>19732</text:p>
          </table:table-cell>
          <table:table-cell office:value-type="float" office:value="-764">
            <text:p>-764</text:p>
          </table:table-cell>
          <table:table-cell office:value-type="float" office:value="-8292">
            <text:p>-8292</text:p>
          </table:table-cell>
          <table:table-cell office:value-type="float" office:value="25.89">
            <text:p>25.89</text:p>
          </table:table-cell>
          <table:table-cell office:value-type="float" office:value="-1194">
            <text:p>-1194</text:p>
          </table:table-cell>
          <table:table-cell office:value-type="float" office:value="2829">
            <text:p>2829</text:p>
          </table:table-cell>
          <table:table-cell office:value-type="string">
            <text:p>-1334<text:tab/><text:tab/><text:tab/><text:tab/></text:p>
          </table:table-cell>
          <table:table-cell table:number-columns-repeated="2"/>
          <table:table-cell table:formula="of:=IF(ABS(([.C487]-[.$I$2])/16384) &gt; 0.1; ([.C487]-[.$I$2])/16384; 0)" office:value-type="float" office:value="-0.311219826722756">
            <text:p>-0.31</text:p>
          </table:table-cell>
          <table:table-cell table:formula="of:=[.K486]+[.J487]" office:value-type="float" office:value="-29.883313301282">
            <text:p>-29.88</text:p>
          </table:table-cell>
          <table:table-cell table:number-columns-repeated="2"/>
          <table:table-cell table:formula="of:=([.C487]-[.$M$2])/16384" office:value-type="float" office:value="-0.311219826722756">
            <text:p>-0.31</text:p>
          </table:table-cell>
          <table:table-cell table:formula="of:=AVERAGE([.N470:.N486])" office:value-type="float" office:value="-0.145649399333051">
            <text:p>-0.15</text:p>
          </table:table-cell>
          <table:table-cell table:formula="of:=[.N487]-[.O487]" office:value-type="float" office:value="-0.165570427389706">
            <text:p>-0.166</text:p>
          </table:table-cell>
          <table:table-cell table:formula="of:=[.Q486]+[.P487]" office:value-type="float" office:value="-1.27755916819853">
            <text:p>-1.278</text:p>
          </table:table-cell>
          <table:table-cell table:number-columns-repeated="6"/>
          <table:table-cell table:formula="of:=([.A487]-[.T$2])/16384" office:value-type="float" office:value="0.208702674278846">
            <text:p>0.21</text:p>
          </table:table-cell>
          <table:table-cell table:formula="of:=IF(ABS(([.B487]-[.U$2])/16384) &gt; 0.1; ([.B487]-[.U$2])/16384; 0)" office:value-type="float" office:value="0">
            <text:p>0.00</text:p>
          </table:table-cell>
          <table:table-cell table:formula="of:=IF(ABS(([.C487]-[.V$2])/16384) &gt; 0.1; ([.C487]-[.V$2])/16384; 0)" office:value-type="float" office:value="-0.311219826722756">
            <text:p>-0.31</text:p>
          </table:table-cell>
          <table:table-cell/>
          <table:table-cell table:formula="of:=SQRT([.X487]*[.X487]+[.Y487]*[.Y487]+[.Z487]*[.Z487])" office:value-type="float" office:value="0.374719344038288">
            <text:p>0.3747</text:p>
          </table:table-cell>
        </table:table-row>
        <table:table-row table:style-name="ro1">
          <table:table-cell office:value-type="float" office:value="16444">
            <text:p>16444</text:p>
          </table:table-cell>
          <table:table-cell office:value-type="float" office:value="688">
            <text:p>688</text:p>
          </table:table-cell>
          <table:table-cell office:value-type="float" office:value="-8060">
            <text:p>-8060</text:p>
          </table:table-cell>
          <table:table-cell office:value-type="float" office:value="25.85">
            <text:p>25.85</text:p>
          </table:table-cell>
          <table:table-cell office:value-type="float" office:value="-1757">
            <text:p>-1757</text:p>
          </table:table-cell>
          <table:table-cell office:value-type="float" office:value="1103">
            <text:p>1103</text:p>
          </table:table-cell>
          <table:table-cell office:value-type="string">
            <text:p>1012<text:tab/><text:tab/><text:tab/><text:tab/></text:p>
          </table:table-cell>
          <table:table-cell table:number-columns-repeated="2"/>
          <table:table-cell table:formula="of:=IF(ABS(([.C488]-[.$I$2])/16384) &gt; 0.1; ([.C488]-[.$I$2])/16384; 0)" office:value-type="float" office:value="-0.297059670472756">
            <text:p>-0.30</text:p>
          </table:table-cell>
          <table:table-cell table:formula="of:=[.K487]+[.J488]" office:value-type="float" office:value="-30.1803729717548">
            <text:p>-30.18</text:p>
          </table:table-cell>
          <table:table-cell table:number-columns-repeated="2"/>
          <table:table-cell table:formula="of:=([.C488]-[.$M$2])/16384" office:value-type="float" office:value="-0.297059670472756">
            <text:p>-0.30</text:p>
          </table:table-cell>
          <table:table-cell table:formula="of:=AVERAGE([.N471:.N487])" office:value-type="float" office:value="-0.147013714590403">
            <text:p>-0.15</text:p>
          </table:table-cell>
          <table:table-cell table:formula="of:=[.N488]-[.O488]" office:value-type="float" office:value="-0.150045955882353">
            <text:p>-0.150</text:p>
          </table:table-cell>
          <table:table-cell table:formula="of:=[.Q487]+[.P488]" office:value-type="float" office:value="-1.42760512408089">
            <text:p>-1.428</text:p>
          </table:table-cell>
          <table:table-cell table:number-columns-repeated="6"/>
          <table:table-cell table:formula="of:=([.A488]-[.T$2])/16384" office:value-type="float" office:value="0.00801908052884614">
            <text:p>0.01</text:p>
          </table:table-cell>
          <table:table-cell table:formula="of:=IF(ABS(([.B488]-[.U$2])/16384) &gt; 0.1; ([.B488]-[.U$2])/16384; 0)" office:value-type="float" office:value="0.138872195512821">
            <text:p>0.14</text:p>
          </table:table-cell>
          <table:table-cell table:formula="of:=IF(ABS(([.C488]-[.V$2])/16384) &gt; 0.1; ([.C488]-[.V$2])/16384; 0)" office:value-type="float" office:value="-0.297059670472756">
            <text:p>-0.30</text:p>
          </table:table-cell>
          <table:table-cell/>
          <table:table-cell table:formula="of:=SQRT([.X488]*[.X488]+[.Y488]*[.Y488]+[.Z488]*[.Z488])" office:value-type="float" office:value="0.32801560962927">
            <text:p>0.3280</text:p>
          </table:table-cell>
        </table:table-row>
        <table:table-row table:style-name="ro1">
          <table:table-cell office:value-type="float" office:value="14440">
            <text:p>14440</text:p>
          </table:table-cell>
          <table:table-cell office:value-type="float" office:value="-1192">
            <text:p>-1192</text:p>
          </table:table-cell>
          <table:table-cell office:value-type="float" office:value="-4876">
            <text:p>-4876</text:p>
          </table:table-cell>
          <table:table-cell office:value-type="float" office:value="25.89">
            <text:p>25.89</text:p>
          </table:table-cell>
          <table:table-cell office:value-type="float" office:value="-3019">
            <text:p>-3019</text:p>
          </table:table-cell>
          <table:table-cell office:value-type="float" office:value="135">
            <text:p>135</text:p>
          </table:table-cell>
          <table:table-cell office:value-type="string">
            <text:p>2006<text:tab/><text:tab/><text:tab/><text:tab/></text:p>
          </table:table-cell>
          <table:table-cell table:number-columns-repeated="2"/>
          <table:table-cell table:formula="of:=IF(ABS(([.C489]-[.$I$2])/16384) &gt; 0.1; ([.C489]-[.$I$2])/16384; 0)" office:value-type="float" office:value="-0.102723732972756">
            <text:p>-0.10</text:p>
          </table:table-cell>
          <table:table-cell table:formula="of:=[.K488]+[.J489]" office:value-type="float" office:value="-30.2830967047275">
            <text:p>-30.28</text:p>
          </table:table-cell>
          <table:table-cell table:number-columns-repeated="2"/>
          <table:table-cell table:formula="of:=([.C489]-[.$M$2])/16384" office:value-type="float" office:value="-0.102723732972756">
            <text:p>-0.10</text:p>
          </table:table-cell>
          <table:table-cell table:formula="of:=AVERAGE([.N472:.N488])" office:value-type="float" office:value="-0.156879868083051">
            <text:p>-0.16</text:p>
          </table:table-cell>
          <table:table-cell table:formula="of:=[.N489]-[.O489]" office:value-type="float" office:value="0.0541561351102941">
            <text:p>0.054</text:p>
          </table:table-cell>
          <table:table-cell table:formula="of:=[.Q488]+[.P489]" office:value-type="float" office:value="-1.37344898897059">
            <text:p>-1.373</text:p>
          </table:table-cell>
          <table:table-cell table:number-columns-repeated="6"/>
          <table:table-cell table:formula="of:=([.A489]-[.T$2])/16384" office:value-type="float" office:value="-0.114295372596154">
            <text:p>-0.11</text:p>
          </table:table-cell>
          <table:table-cell table:formula="of:=IF(ABS(([.B489]-[.U$2])/16384) &gt; 0.1; ([.B489]-[.U$2])/16384; 0)" office:value-type="float" office:value="0">
            <text:p>0.00</text:p>
          </table:table-cell>
          <table:table-cell table:formula="of:=IF(ABS(([.C489]-[.V$2])/16384) &gt; 0.1; ([.C489]-[.V$2])/16384; 0)" office:value-type="float" office:value="-0.102723732972756">
            <text:p>-0.10</text:p>
          </table:table-cell>
          <table:table-cell/>
          <table:table-cell table:formula="of:=SQRT([.X489]*[.X489]+[.Y489]*[.Y489]+[.Z489]*[.Z489])" office:value-type="float" office:value="0.153673672152232">
            <text:p>0.1537</text:p>
          </table:table-cell>
        </table:table-row>
        <table:table-row table:style-name="ro1">
          <table:table-cell office:value-type="float" office:value="14212">
            <text:p>14212</text:p>
          </table:table-cell>
          <table:table-cell office:value-type="float" office:value="-1128">
            <text:p>-1128</text:p>
          </table:table-cell>
          <table:table-cell office:value-type="float" office:value="-4028">
            <text:p>-4028</text:p>
          </table:table-cell>
          <table:table-cell office:value-type="float" office:value="25.85">
            <text:p>25.85</text:p>
          </table:table-cell>
          <table:table-cell office:value-type="float" office:value="-1775">
            <text:p>-1775</text:p>
          </table:table-cell>
          <table:table-cell office:value-type="float" office:value="-2618">
            <text:p>-2618</text:p>
          </table:table-cell>
          <table:table-cell office:value-type="string">
            <text:p>1609<text:tab/><text:tab/><text:tab/><text:tab/></text:p>
          </table:table-cell>
          <table:table-cell table:number-columns-repeated="2"/>
          <table:table-cell table:formula="of:=IF(ABS(([.C490]-[.$I$2])/16384) &gt; 0.1; ([.C490]-[.$I$2])/16384; 0)" office:value-type="float" office:value="0">
            <text:p>0.00</text:p>
          </table:table-cell>
          <table:table-cell table:formula="of:=[.K489]+[.J490]" office:value-type="float" office:value="-30.2830967047275">
            <text:p>-30.28</text:p>
          </table:table-cell>
          <table:table-cell table:number-columns-repeated="2"/>
          <table:table-cell table:formula="of:=([.C490]-[.$M$2])/16384" office:value-type="float" office:value="-0.0509659204727564">
            <text:p>-0.05</text:p>
          </table:table-cell>
          <table:table-cell table:formula="of:=AVERAGE([.N473:.N489])" office:value-type="float" office:value="-0.166760382788933">
            <text:p>-0.17</text:p>
          </table:table-cell>
          <table:table-cell table:formula="of:=[.N490]-[.O490]" office:value-type="float" office:value="0.115794462316176">
            <text:p>0.116</text:p>
          </table:table-cell>
          <table:table-cell table:formula="of:=[.Q489]+[.P490]" office:value-type="float" office:value="-1.25765452665442">
            <text:p>-1.258</text:p>
          </table:table-cell>
          <table:table-cell table:number-columns-repeated="6"/>
          <table:table-cell table:formula="of:=([.A490]-[.T$2])/16384" office:value-type="float" office:value="-0.128211388221154">
            <text:p>-0.13</text:p>
          </table:table-cell>
          <table:table-cell table:formula="of:=IF(ABS(([.B490]-[.U$2])/16384) &gt; 0.1; ([.B490]-[.U$2])/16384; 0)" office:value-type="float" office:value="0">
            <text:p>0.00</text:p>
          </table:table-cell>
          <table:table-cell table:formula="of:=IF(ABS(([.C490]-[.V$2])/16384) &gt; 0.1; ([.C490]-[.V$2])/16384; 0)" office:value-type="float" office:value="0">
            <text:p>0.00</text:p>
          </table:table-cell>
          <table:table-cell/>
          <table:table-cell table:formula="of:=SQRT([.X490]*[.X490]+[.Y490]*[.Y490]+[.Z490]*[.Z490])" office:value-type="float" office:value="0.128211388221154">
            <text:p>0.1282</text:p>
          </table:table-cell>
        </table:table-row>
        <table:table-row table:style-name="ro1">
          <table:table-cell office:value-type="float" office:value="15536">
            <text:p>15536</text:p>
          </table:table-cell>
          <table:table-cell office:value-type="float" office:value="-384">
            <text:p>-384</text:p>
          </table:table-cell>
          <table:table-cell office:value-type="float" office:value="-4112">
            <text:p>-4112</text:p>
          </table:table-cell>
          <table:table-cell office:value-type="float" office:value="25.85">
            <text:p>25.85</text:p>
          </table:table-cell>
          <table:table-cell office:value-type="float" office:value="-371">
            <text:p>-371</text:p>
          </table:table-cell>
          <table:table-cell office:value-type="float" office:value="933">
            <text:p>933</text:p>
          </table:table-cell>
          <table:table-cell office:value-type="string">
            <text:p>1085<text:tab/><text:tab/><text:tab/><text:tab/></text:p>
          </table:table-cell>
          <table:table-cell table:number-columns-repeated="2"/>
          <table:table-cell table:formula="of:=IF(ABS(([.C491]-[.$I$2])/16384) &gt; 0.1; ([.C491]-[.$I$2])/16384; 0)" office:value-type="float" office:value="0">
            <text:p>0.00</text:p>
          </table:table-cell>
          <table:table-cell table:formula="of:=[.K490]+[.J491]" office:value-type="float" office:value="-30.2830967047275">
            <text:p>-30.28</text:p>
          </table:table-cell>
          <table:table-cell table:number-columns-repeated="2"/>
          <table:table-cell table:formula="of:=([.C491]-[.$M$2])/16384" office:value-type="float" office:value="-0.0560928735977564">
            <text:p>-0.06</text:p>
          </table:table-cell>
          <table:table-cell table:formula="of:=AVERAGE([.N474:.N490])" office:value-type="float" office:value="-0.168397561097756">
            <text:p>-0.17</text:p>
          </table:table-cell>
          <table:table-cell table:formula="of:=[.N491]-[.O491]" office:value-type="float" office:value="0.1123046875">
            <text:p>0.112</text:p>
          </table:table-cell>
          <table:table-cell table:formula="of:=[.Q490]+[.P491]" office:value-type="float" office:value="-1.14534983915442">
            <text:p>-1.145</text:p>
          </table:table-cell>
          <table:table-cell table:number-columns-repeated="6"/>
          <table:table-cell table:formula="of:=([.A491]-[.T$2])/16384" office:value-type="float" office:value="-0.0474008413461539">
            <text:p>-0.05</text:p>
          </table:table-cell>
          <table:table-cell table:formula="of:=IF(ABS(([.B491]-[.U$2])/16384) &gt; 0.1; ([.B491]-[.U$2])/16384; 0)" office:value-type="float" office:value="0">
            <text:p>0.00</text:p>
          </table:table-cell>
          <table:table-cell table:formula="of:=IF(ABS(([.C491]-[.V$2])/16384) &gt; 0.1; ([.C491]-[.V$2])/16384; 0)" office:value-type="float" office:value="0">
            <text:p>0.00</text:p>
          </table:table-cell>
          <table:table-cell/>
          <table:table-cell table:formula="of:=SQRT([.X491]*[.X491]+[.Y491]*[.Y491]+[.Z491]*[.Z491])" office:value-type="float" office:value="0.0474008413461539">
            <text:p>0.0474</text:p>
          </table:table-cell>
        </table:table-row>
        <table:table-row table:style-name="ro1">
          <table:table-cell office:value-type="float" office:value="14832">
            <text:p>14832</text:p>
          </table:table-cell>
          <table:table-cell office:value-type="float" office:value="-1068">
            <text:p>-1068</text:p>
          </table:table-cell>
          <table:table-cell office:value-type="float" office:value="-4332">
            <text:p>-4332</text:p>
          </table:table-cell>
          <table:table-cell office:value-type="float" office:value="25.94">
            <text:p>25.94</text:p>
          </table:table-cell>
          <table:table-cell office:value-type="float" office:value="290">
            <text:p>290</text:p>
          </table:table-cell>
          <table:table-cell office:value-type="float" office:value="2337">
            <text:p>2337</text:p>
          </table:table-cell>
          <table:table-cell office:value-type="string">
            <text:p>2104<text:tab/><text:tab/><text:tab/><text:tab/></text:p>
          </table:table-cell>
          <table:table-cell table:number-columns-repeated="2"/>
          <table:table-cell table:formula="of:=IF(ABS(([.C492]-[.$I$2])/16384) &gt; 0.1; ([.C492]-[.$I$2])/16384; 0)" office:value-type="float" office:value="0">
            <text:p>0.00</text:p>
          </table:table-cell>
          <table:table-cell table:formula="of:=[.K491]+[.J492]" office:value-type="float" office:value="-30.2830967047275">
            <text:p>-30.28</text:p>
          </table:table-cell>
          <table:table-cell table:number-columns-repeated="2"/>
          <table:table-cell table:formula="of:=([.C492]-[.$M$2])/16384" office:value-type="float" office:value="-0.0695206079727564">
            <text:p>-0.07</text:p>
          </table:table-cell>
          <table:table-cell table:formula="of:=AVERAGE([.N475:.N491])" office:value-type="float" office:value="-0.158703742163933">
            <text:p>-0.16</text:p>
          </table:table-cell>
          <table:table-cell table:formula="of:=[.N492]-[.O492]" office:value-type="float" office:value="0.0891831341911764">
            <text:p>0.089</text:p>
          </table:table-cell>
          <table:table-cell table:formula="of:=[.Q491]+[.P492]" office:value-type="float" office:value="-1.05616670496324">
            <text:p>-1.056</text:p>
          </table:table-cell>
          <table:table-cell table:number-columns-repeated="6"/>
          <table:table-cell table:formula="of:=([.A492]-[.T$2])/16384" office:value-type="float" office:value="-0.0903695913461539">
            <text:p>-0.09</text:p>
          </table:table-cell>
          <table:table-cell table:formula="of:=IF(ABS(([.B492]-[.U$2])/16384) &gt; 0.1; ([.B492]-[.U$2])/16384; 0)" office:value-type="float" office:value="0">
            <text:p>0.00</text:p>
          </table:table-cell>
          <table:table-cell table:formula="of:=IF(ABS(([.C492]-[.V$2])/16384) &gt; 0.1; ([.C492]-[.V$2])/16384; 0)" office:value-type="float" office:value="0">
            <text:p>0.00</text:p>
          </table:table-cell>
          <table:table-cell/>
          <table:table-cell table:formula="of:=SQRT([.X492]*[.X492]+[.Y492]*[.Y492]+[.Z492]*[.Z492])" office:value-type="float" office:value="0.0903695913461539">
            <text:p>0.0904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-4472">
            <text:p>-4472</text:p>
          </table:table-cell>
          <table:table-cell office:value-type="float" office:value="-9224">
            <text:p>-9224</text:p>
          </table:table-cell>
          <table:table-cell office:value-type="float" office:value="25.89">
            <text:p>25.89</text:p>
          </table:table-cell>
          <table:table-cell office:value-type="float" office:value="2809">
            <text:p>2809</text:p>
          </table:table-cell>
          <table:table-cell office:value-type="float" office:value="2289">
            <text:p>2289</text:p>
          </table:table-cell>
          <table:table-cell office:value-type="string">
            <text:p>1540<text:tab/><text:tab/><text:tab/><text:tab/></text:p>
          </table:table-cell>
          <table:table-cell table:number-columns-repeated="2"/>
          <table:table-cell table:formula="of:=IF(ABS(([.C493]-[.$I$2])/16384) &gt; 0.1; ([.C493]-[.$I$2])/16384; 0)" office:value-type="float" office:value="-0.368104592347756">
            <text:p>-0.37</text:p>
          </table:table-cell>
          <table:table-cell table:formula="of:=[.K492]+[.J493]" office:value-type="float" office:value="-30.6512012970753">
            <text:p>-30.65</text:p>
          </table:table-cell>
          <table:table-cell table:number-columns-repeated="2"/>
          <table:table-cell table:formula="of:=([.C493]-[.$M$2])/16384" office:value-type="float" office:value="-0.368104592347756">
            <text:p>-0.37</text:p>
          </table:table-cell>
          <table:table-cell table:formula="of:=AVERAGE([.N476:.N492])" office:value-type="float" office:value="-0.147114243083051">
            <text:p>-0.15</text:p>
          </table:table-cell>
          <table:table-cell table:formula="of:=[.N493]-[.O493]" office:value-type="float" office:value="-0.220990349264706">
            <text:p>-0.221</text:p>
          </table:table-cell>
          <table:table-cell table:formula="of:=[.Q492]+[.P493]" office:value-type="float" office:value="-1.27715705422795">
            <text:p>-1.277</text:p>
          </table:table-cell>
          <table:table-cell table:number-columns-repeated="6"/>
          <table:table-cell table:formula="of:=([.A493]-[.T$2])/16384" office:value-type="float" office:value="0.198204627403846">
            <text:p>0.20</text:p>
          </table:table-cell>
          <table:table-cell table:formula="of:=IF(ABS(([.B493]-[.U$2])/16384) &gt; 0.1; ([.B493]-[.U$2])/16384; 0)" office:value-type="float" office:value="-0.176069210737179">
            <text:p>-0.18</text:p>
          </table:table-cell>
          <table:table-cell table:formula="of:=IF(ABS(([.C493]-[.V$2])/16384) &gt; 0.1; ([.C493]-[.V$2])/16384; 0)" office:value-type="float" office:value="-0.368104592347756">
            <text:p>-0.37</text:p>
          </table:table-cell>
          <table:table-cell/>
          <table:table-cell table:formula="of:=SQRT([.X493]*[.X493]+[.Y493]*[.Y493]+[.Z493]*[.Z493])" office:value-type="float" office:value="0.453636894665126">
            <text:p>0.4536</text:p>
          </table:table-cell>
        </table:table-row>
        <table:table-row table:style-name="ro1">
          <table:table-cell office:value-type="float" office:value="16216">
            <text:p>16216</text:p>
          </table:table-cell>
          <table:table-cell office:value-type="float" office:value="-2956">
            <text:p>-2956</text:p>
          </table:table-cell>
          <table:table-cell office:value-type="float" office:value="-6376">
            <text:p>-6376</text:p>
          </table:table-cell>
          <table:table-cell office:value-type="float" office:value="25.94">
            <text:p>25.94</text:p>
          </table:table-cell>
          <table:table-cell office:value-type="float" office:value="2385">
            <text:p>2385</text:p>
          </table:table-cell>
          <table:table-cell office:value-type="float" office:value="-553">
            <text:p>-553</text:p>
          </table:table-cell>
          <table:table-cell office:value-type="string">
            <text:p>217<text:tab/><text:tab/><text:tab/><text:tab/></text:p>
          </table:table-cell>
          <table:table-cell table:number-columns-repeated="2"/>
          <table:table-cell table:formula="of:=IF(ABS(([.C494]-[.$I$2])/16384) &gt; 0.1; ([.C494]-[.$I$2])/16384; 0)" office:value-type="float" office:value="-0.194276467347756">
            <text:p>-0.19</text:p>
          </table:table-cell>
          <table:table-cell table:formula="of:=[.K493]+[.J494]" office:value-type="float" office:value="-30.845477764423">
            <text:p>-30.85</text:p>
          </table:table-cell>
          <table:table-cell table:number-columns-repeated="2"/>
          <table:table-cell table:formula="of:=([.C494]-[.$M$2])/16384" office:value-type="float" office:value="-0.194276467347756">
            <text:p>-0.19</text:p>
          </table:table-cell>
          <table:table-cell table:formula="of:=AVERAGE([.N477:.N493])" office:value-type="float" office:value="-0.150790713671286">
            <text:p>-0.15</text:p>
          </table:table-cell>
          <table:table-cell table:formula="of:=[.N494]-[.O494]" office:value-type="float" office:value="-0.0434857536764706">
            <text:p>-0.043</text:p>
          </table:table-cell>
          <table:table-cell table:formula="of:=[.Q493]+[.P494]" office:value-type="float" office:value="-1.32064280790442">
            <text:p>-1.321</text:p>
          </table:table-cell>
          <table:table-cell table:number-columns-repeated="6"/>
          <table:table-cell table:formula="of:=([.A494]-[.T$2])/16384" office:value-type="float" office:value="-0.00589693509615386">
            <text:p>-0.01</text:p>
          </table:table-cell>
          <table:table-cell table:formula="of:=IF(ABS(([.B494]-[.U$2])/16384) &gt; 0.1; ([.B494]-[.U$2])/16384; 0)" office:value-type="float" office:value="0">
            <text:p>0.00</text:p>
          </table:table-cell>
          <table:table-cell table:formula="of:=IF(ABS(([.C494]-[.V$2])/16384) &gt; 0.1; ([.C494]-[.V$2])/16384; 0)" office:value-type="float" office:value="-0.194276467347756">
            <text:p>-0.19</text:p>
          </table:table-cell>
          <table:table-cell/>
          <table:table-cell table:formula="of:=SQRT([.X494]*[.X494]+[.Y494]*[.Y494]+[.Z494]*[.Z494])" office:value-type="float" office:value="0.19436594251219">
            <text:p>0.1944</text:p>
          </table:table-cell>
        </table:table-row>
        <table:table-row table:style-name="ro1">
          <table:table-cell office:value-type="float" office:value="13148">
            <text:p>13148</text:p>
          </table:table-cell>
          <table:table-cell office:value-type="float" office:value="-2464">
            <text:p>-2464</text:p>
          </table:table-cell>
          <table:table-cell office:value-type="float" office:value="-4420">
            <text:p>-4420</text:p>
          </table:table-cell>
          <table:table-cell office:value-type="float" office:value="25.89">
            <text:p>25.89</text:p>
          </table:table-cell>
          <table:table-cell office:value-type="float" office:value="-370">
            <text:p>-370</text:p>
          </table:table-cell>
          <table:table-cell office:value-type="float" office:value="438">
            <text:p>438</text:p>
          </table:table-cell>
          <table:table-cell office:value-type="string">
            <text:p>-740<text:tab/><text:tab/><text:tab/><text:tab/></text:p>
          </table:table-cell>
          <table:table-cell table:number-columns-repeated="2"/>
          <table:table-cell table:formula="of:=IF(ABS(([.C495]-[.$I$2])/16384) &gt; 0.1; ([.C495]-[.$I$2])/16384; 0)" office:value-type="float" office:value="0">
            <text:p>0.00</text:p>
          </table:table-cell>
          <table:table-cell table:formula="of:=[.K494]+[.J495]" office:value-type="float" office:value="-30.845477764423">
            <text:p>-30.85</text:p>
          </table:table-cell>
          <table:table-cell table:number-columns-repeated="2"/>
          <table:table-cell table:formula="of:=([.C495]-[.$M$2])/16384" office:value-type="float" office:value="-0.0748917017227564">
            <text:p>-0.07</text:p>
          </table:table-cell>
          <table:table-cell table:formula="of:=AVERAGE([.N478:.N494])" office:value-type="float" office:value="-0.154280488487462">
            <text:p>-0.15</text:p>
          </table:table-cell>
          <table:table-cell table:formula="of:=[.N495]-[.O495]" office:value-type="float" office:value="0.0793887867647058">
            <text:p>0.079</text:p>
          </table:table-cell>
          <table:table-cell table:formula="of:=[.Q494]+[.P495]" office:value-type="float" office:value="-1.24125402113971">
            <text:p>-1.241</text:p>
          </table:table-cell>
          <table:table-cell table:number-columns-repeated="6"/>
          <table:table-cell table:formula="of:=([.A495]-[.T$2])/16384" office:value-type="float" office:value="-0.193152794471154">
            <text:p>-0.19</text:p>
          </table:table-cell>
          <table:table-cell table:formula="of:=IF(ABS(([.B495]-[.U$2])/16384) &gt; 0.1; ([.B495]-[.U$2])/16384; 0)" office:value-type="float" office:value="0">
            <text:p>0.00</text:p>
          </table:table-cell>
          <table:table-cell table:formula="of:=IF(ABS(([.C495]-[.V$2])/16384) &gt; 0.1; ([.C495]-[.V$2])/16384; 0)" office:value-type="float" office:value="0">
            <text:p>0.00</text:p>
          </table:table-cell>
          <table:table-cell/>
          <table:table-cell table:formula="of:=SQRT([.X495]*[.X495]+[.Y495]*[.Y495]+[.Z495]*[.Z495])" office:value-type="float" office:value="0.193152794471154">
            <text:p>0.1932</text:p>
          </table:table-cell>
        </table:table-row>
        <table:table-row table:style-name="ro1">
          <table:table-cell office:value-type="float" office:value="15720">
            <text:p>15720</text:p>
          </table:table-cell>
          <table:table-cell office:value-type="float" office:value="-3184">
            <text:p>-3184</text:p>
          </table:table-cell>
          <table:table-cell office:value-type="float" office:value="-5700">
            <text:p>-5700</text:p>
          </table:table-cell>
          <table:table-cell office:value-type="float" office:value="25.85">
            <text:p>25.85</text:p>
          </table:table-cell>
          <table:table-cell office:value-type="float" office:value="-1004">
            <text:p>-1004</text:p>
          </table:table-cell>
          <table:table-cell office:value-type="float" office:value="971">
            <text:p>971</text:p>
          </table:table-cell>
          <table:table-cell office:value-type="string">
            <text:p>962<text:tab/><text:tab/><text:tab/><text:tab/></text:p>
          </table:table-cell>
          <table:table-cell table:number-columns-repeated="2"/>
          <table:table-cell table:formula="of:=IF(ABS(([.C496]-[.$I$2])/16384) &gt; 0.1; ([.C496]-[.$I$2])/16384; 0)" office:value-type="float" office:value="-0.153016701722756">
            <text:p>-0.15</text:p>
          </table:table-cell>
          <table:table-cell table:formula="of:=[.K495]+[.J496]" office:value-type="float" office:value="-30.9984944661458">
            <text:p>-31.00</text:p>
          </table:table-cell>
          <table:table-cell table:number-columns-repeated="2"/>
          <table:table-cell table:formula="of:=([.C496]-[.$M$2])/16384" office:value-type="float" office:value="-0.153016701722756">
            <text:p>-0.15</text:p>
          </table:table-cell>
          <table:table-cell table:formula="of:=AVERAGE([.N479:.N495])" office:value-type="float" office:value="-0.157210175987462">
            <text:p>-0.16</text:p>
          </table:table-cell>
          <table:table-cell table:formula="of:=[.N496]-[.O496]" office:value-type="float" office:value="0.00419347426470584">
            <text:p>0.004</text:p>
          </table:table-cell>
          <table:table-cell table:formula="of:=[.Q495]+[.P496]" office:value-type="float" office:value="-1.23706054687501">
            <text:p>-1.237</text:p>
          </table:table-cell>
          <table:table-cell table:number-columns-repeated="6"/>
          <table:table-cell table:formula="of:=([.A496]-[.T$2])/16384" office:value-type="float" office:value="-0.0361703725961539">
            <text:p>-0.04</text:p>
          </table:table-cell>
          <table:table-cell table:formula="of:=IF(ABS(([.B496]-[.U$2])/16384) &gt; 0.1; ([.B496]-[.U$2])/16384; 0)" office:value-type="float" office:value="0">
            <text:p>0.00</text:p>
          </table:table-cell>
          <table:table-cell table:formula="of:=IF(ABS(([.C496]-[.V$2])/16384) &gt; 0.1; ([.C496]-[.V$2])/16384; 0)" office:value-type="float" office:value="-0.153016701722756">
            <text:p>-0.15</text:p>
          </table:table-cell>
          <table:table-cell/>
          <table:table-cell table:formula="of:=SQRT([.X496]*[.X496]+[.Y496]*[.Y496]+[.Z496]*[.Z496])" office:value-type="float" office:value="0.157233606013014">
            <text:p>0.1572</text:p>
          </table:table-cell>
        </table:table-row>
        <table:table-row table:style-name="ro1">
          <table:table-cell office:value-type="float" office:value="16308">
            <text:p>16308</text:p>
          </table:table-cell>
          <table:table-cell office:value-type="float" office:value="-5232">
            <text:p>-5232</text:p>
          </table:table-cell>
          <table:table-cell office:value-type="float" office:value="-5140">
            <text:p>-5140</text:p>
          </table:table-cell>
          <table:table-cell office:value-type="float" office:value="25.85">
            <text:p>25.85</text:p>
          </table:table-cell>
          <table:table-cell office:value-type="float" office:value="-77">
            <text:p>-77</text:p>
          </table:table-cell>
          <table:table-cell office:value-type="float" office:value="5811">
            <text:p>5811</text:p>
          </table:table-cell>
          <table:table-cell office:value-type="string">
            <text:p>-355<text:tab/><text:tab/><text:tab/><text:tab/></text:p>
          </table:table-cell>
          <table:table-cell table:number-columns-repeated="2"/>
          <table:table-cell table:formula="of:=IF(ABS(([.C497]-[.$I$2])/16384) &gt; 0.1; ([.C497]-[.$I$2])/16384; 0)" office:value-type="float" office:value="-0.118837014222756">
            <text:p>-0.12</text:p>
          </table:table-cell>
          <table:table-cell table:formula="of:=[.K496]+[.J497]" office:value-type="float" office:value="-31.1173314803686">
            <text:p>-31.12</text:p>
          </table:table-cell>
          <table:table-cell table:number-columns-repeated="2"/>
          <table:table-cell table:formula="of:=([.C497]-[.$M$2])/16384" office:value-type="float" office:value="-0.118837014222756">
            <text:p>-0.12</text:p>
          </table:table-cell>
          <table:table-cell table:formula="of:=AVERAGE([.N480:.N496])" office:value-type="float" office:value="-0.16344294253158">
            <text:p>-0.16</text:p>
          </table:table-cell>
          <table:table-cell table:formula="of:=[.N497]-[.O497]" office:value-type="float" office:value="0.0446059283088235">
            <text:p>0.045</text:p>
          </table:table-cell>
          <table:table-cell table:formula="of:=[.Q496]+[.P497]" office:value-type="float" office:value="-1.19245461856618">
            <text:p>-1.192</text:p>
          </table:table-cell>
          <table:table-cell table:number-columns-repeated="6"/>
          <table:table-cell table:formula="of:=([.A497]-[.T$2])/16384" office:value-type="float" office:value="-0.000281700721153855">
            <text:p>0.00</text:p>
          </table:table-cell>
          <table:table-cell table:formula="of:=IF(ABS(([.B497]-[.U$2])/16384) &gt; 0.1; ([.B497]-[.U$2])/16384; 0)" office:value-type="float" office:value="-0.222455929487179">
            <text:p>-0.22</text:p>
          </table:table-cell>
          <table:table-cell table:formula="of:=IF(ABS(([.C497]-[.V$2])/16384) &gt; 0.1; ([.C497]-[.V$2])/16384; 0)" office:value-type="float" office:value="-0.118837014222756">
            <text:p>-0.12</text:p>
          </table:table-cell>
          <table:table-cell/>
          <table:table-cell table:formula="of:=SQRT([.X497]*[.X497]+[.Y497]*[.Y497]+[.Z497]*[.Z497])" office:value-type="float" office:value="0.252208159797975">
            <text:p>0.2522</text:p>
          </table:table-cell>
        </table:table-row>
        <table:table-row table:style-name="ro1">
          <table:table-cell office:value-type="float" office:value="14968">
            <text:p>14968</text:p>
          </table:table-cell>
          <table:table-cell office:value-type="float" office:value="-2536">
            <text:p>-2536</text:p>
          </table:table-cell>
          <table:table-cell office:value-type="float" office:value="-4856">
            <text:p>-4856</text:p>
          </table:table-cell>
          <table:table-cell office:value-type="float" office:value="25.94">
            <text:p>25.94</text:p>
          </table:table-cell>
          <table:table-cell office:value-type="float" office:value="475">
            <text:p>475</text:p>
          </table:table-cell>
          <table:table-cell office:value-type="float" office:value="1355">
            <text:p>1355</text:p>
          </table:table-cell>
          <table:table-cell office:value-type="string">
            <text:p>-934<text:tab/><text:tab/><text:tab/><text:tab/></text:p>
          </table:table-cell>
          <table:table-cell table:number-columns-repeated="2"/>
          <table:table-cell table:formula="of:=IF(ABS(([.C498]-[.$I$2])/16384) &gt; 0.1; ([.C498]-[.$I$2])/16384; 0)" office:value-type="float" office:value="-0.101503029847756">
            <text:p>-0.10</text:p>
          </table:table-cell>
          <table:table-cell table:formula="of:=[.K497]+[.J498]" office:value-type="float" office:value="-31.2188345102163">
            <text:p>-31.22</text:p>
          </table:table-cell>
          <table:table-cell table:number-columns-repeated="2"/>
          <table:table-cell table:formula="of:=([.C498]-[.$M$2])/16384" office:value-type="float" office:value="-0.101503029847756">
            <text:p>-0.10</text:p>
          </table:table-cell>
          <table:table-cell table:formula="of:=AVERAGE([.N481:.N497])" office:value-type="float" office:value="-0.160197308340403">
            <text:p>-0.16</text:p>
          </table:table-cell>
          <table:table-cell table:formula="of:=[.N498]-[.O498]" office:value-type="float" office:value="0.058694278492647">
            <text:p>0.059</text:p>
          </table:table-cell>
          <table:table-cell table:formula="of:=[.Q497]+[.P498]" office:value-type="float" office:value="-1.13376034007353">
            <text:p>-1.134</text:p>
          </table:table-cell>
          <table:table-cell table:number-columns-repeated="6"/>
          <table:table-cell table:formula="of:=([.A498]-[.T$2])/16384" office:value-type="float" office:value="-0.0820688100961539">
            <text:p>-0.08</text:p>
          </table:table-cell>
          <table:table-cell table:formula="of:=IF(ABS(([.B498]-[.U$2])/16384) &gt; 0.1; ([.B498]-[.U$2])/16384; 0)" office:value-type="float" office:value="0">
            <text:p>0.00</text:p>
          </table:table-cell>
          <table:table-cell table:formula="of:=IF(ABS(([.C498]-[.V$2])/16384) &gt; 0.1; ([.C498]-[.V$2])/16384; 0)" office:value-type="float" office:value="-0.101503029847756">
            <text:p>-0.10</text:p>
          </table:table-cell>
          <table:table-cell/>
          <table:table-cell table:formula="of:=SQRT([.X498]*[.X498]+[.Y498]*[.Y498]+[.Z498]*[.Z498])" office:value-type="float" office:value="0.13053028253579">
            <text:p>0.1305</text:p>
          </table:table-cell>
        </table:table-row>
        <table:table-row table:style-name="ro1">
          <table:table-cell office:value-type="float" office:value="16268">
            <text:p>16268</text:p>
          </table:table-cell>
          <table:table-cell office:value-type="float" office:value="-2120">
            <text:p>-2120</text:p>
          </table:table-cell>
          <table:table-cell office:value-type="float" office:value="-4180">
            <text:p>-4180</text:p>
          </table:table-cell>
          <table:table-cell office:value-type="float" office:value="25.85">
            <text:p>25.85</text:p>
          </table:table-cell>
          <table:table-cell office:value-type="float" office:value="1714">
            <text:p>1714</text:p>
          </table:table-cell>
          <table:table-cell office:value-type="float" office:value="1816">
            <text:p>1816</text:p>
          </table:table-cell>
          <table:table-cell office:value-type="string">
            <text:p>-311<text:tab/><text:tab/><text:tab/><text:tab/></text:p>
          </table:table-cell>
          <table:table-cell table:number-columns-repeated="2"/>
          <table:table-cell table:formula="of:=IF(ABS(([.C499]-[.$I$2])/16384) &gt; 0.1; ([.C499]-[.$I$2])/16384; 0)" office:value-type="float" office:value="0">
            <text:p>0.00</text:p>
          </table:table-cell>
          <table:table-cell table:formula="of:=[.K498]+[.J499]" office:value-type="float" office:value="-31.2188345102163">
            <text:p>-31.22</text:p>
          </table:table-cell>
          <table:table-cell table:number-columns-repeated="2"/>
          <table:table-cell table:formula="of:=([.C499]-[.$M$2])/16384" office:value-type="float" office:value="-0.0602432642227564">
            <text:p>-0.06</text:p>
          </table:table-cell>
          <table:table-cell table:formula="of:=AVERAGE([.N482:.N498])" office:value-type="float" office:value="-0.143782441612462">
            <text:p>-0.14</text:p>
          </table:table-cell>
          <table:table-cell table:formula="of:=[.N499]-[.O499]" office:value-type="float" office:value="0.0835391773897059">
            <text:p>0.084</text:p>
          </table:table-cell>
          <table:table-cell table:formula="of:=[.Q498]+[.P499]" office:value-type="float" office:value="-1.05022116268383">
            <text:p>-1.050</text:p>
          </table:table-cell>
          <table:table-cell table:number-columns-repeated="6"/>
          <table:table-cell table:formula="of:=([.A499]-[.T$2])/16384" office:value-type="float" office:value="-0.00272310697115385">
            <text:p>0.00</text:p>
          </table:table-cell>
          <table:table-cell table:formula="of:=IF(ABS(([.B499]-[.U$2])/16384) &gt; 0.1; ([.B499]-[.U$2])/16384; 0)" office:value-type="float" office:value="0">
            <text:p>0.00</text:p>
          </table:table-cell>
          <table:table-cell table:formula="of:=IF(ABS(([.C499]-[.V$2])/16384) &gt; 0.1; ([.C499]-[.V$2])/16384; 0)" office:value-type="float" office:value="0">
            <text:p>0.00</text:p>
          </table:table-cell>
          <table:table-cell/>
          <table:table-cell table:formula="of:=SQRT([.X499]*[.X499]+[.Y499]*[.Y499]+[.Z499]*[.Z499])" office:value-type="float" office:value="0.00272310697115385">
            <text:p>0.0027</text:p>
          </table:table-cell>
        </table:table-row>
        <table:table-row table:style-name="ro1">
          <table:table-cell office:value-type="float" office:value="16236">
            <text:p>16236</text:p>
          </table:table-cell>
          <table:table-cell office:value-type="float" office:value="-724">
            <text:p>-724</text:p>
          </table:table-cell>
          <table:table-cell office:value-type="float" office:value="-4080">
            <text:p>-4080</text:p>
          </table:table-cell>
          <table:table-cell office:value-type="float" office:value="25.8">
            <text:p>25.8</text:p>
          </table:table-cell>
          <table:table-cell office:value-type="float" office:value="1069">
            <text:p>1069</text:p>
          </table:table-cell>
          <table:table-cell office:value-type="float" office:value="1061">
            <text:p>1061</text:p>
          </table:table-cell>
          <table:table-cell office:value-type="string">
            <text:p>-78<text:tab/><text:tab/><text:tab/><text:tab/></text:p>
          </table:table-cell>
          <table:table-cell table:number-columns-repeated="2"/>
          <table:table-cell table:formula="of:=IF(ABS(([.C500]-[.$I$2])/16384) &gt; 0.1; ([.C500]-[.$I$2])/16384; 0)" office:value-type="float" office:value="0">
            <text:p>0.00</text:p>
          </table:table-cell>
          <table:table-cell table:formula="of:=[.K499]+[.J500]" office:value-type="float" office:value="-31.2188345102163">
            <text:p>-31.22</text:p>
          </table:table-cell>
          <table:table-cell table:number-columns-repeated="2"/>
          <table:table-cell table:formula="of:=([.C500]-[.$M$2])/16384" office:value-type="float" office:value="-0.0541397485977564">
            <text:p>-0.05</text:p>
          </table:table-cell>
          <table:table-cell table:formula="of:=AVERAGE([.N483:.N499])" office:value-type="float" office:value="-0.12853083315658">
            <text:p>-0.13</text:p>
          </table:table-cell>
          <table:table-cell table:formula="of:=[.N500]-[.O500]" office:value-type="float" office:value="0.0743910845588235">
            <text:p>0.074</text:p>
          </table:table-cell>
          <table:table-cell table:formula="of:=[.Q499]+[.P500]" office:value-type="float" office:value="-0.975830078125005">
            <text:p>-0.976</text:p>
          </table:table-cell>
          <table:table-cell table:number-columns-repeated="6"/>
          <table:table-cell table:formula="of:=([.A500]-[.T$2])/16384" office:value-type="float" office:value="-0.00467623197115386">
            <text:p>0.00</text:p>
          </table:table-cell>
          <table:table-cell table:formula="of:=IF(ABS(([.B500]-[.U$2])/16384) &gt; 0.1; ([.B500]-[.U$2])/16384; 0)" office:value-type="float" office:value="0">
            <text:p>0.00</text:p>
          </table:table-cell>
          <table:table-cell table:formula="of:=IF(ABS(([.C500]-[.V$2])/16384) &gt; 0.1; ([.C500]-[.V$2])/16384; 0)" office:value-type="float" office:value="0">
            <text:p>0.00</text:p>
          </table:table-cell>
          <table:table-cell/>
          <table:table-cell table:formula="of:=SQRT([.X500]*[.X500]+[.Y500]*[.Y500]+[.Z500]*[.Z500])" office:value-type="float" office:value="0.00467623197115386">
            <text:p>0.0047</text:p>
          </table:table-cell>
        </table:table-row>
        <table:table-row table:style-name="ro1">
          <table:table-cell office:value-type="float" office:value="16004">
            <text:p>16004</text:p>
          </table:table-cell>
          <table:table-cell office:value-type="float" office:value="-992">
            <text:p>-992</text:p>
          </table:table-cell>
          <table:table-cell office:value-type="float" office:value="-3692">
            <text:p>-3692</text:p>
          </table:table-cell>
          <table:table-cell office:value-type="float" office:value="25.89">
            <text:p>25.89</text:p>
          </table:table-cell>
          <table:table-cell office:value-type="float" office:value="-1207">
            <text:p>-1207</text:p>
          </table:table-cell>
          <table:table-cell office:value-type="float" office:value="971">
            <text:p>971</text:p>
          </table:table-cell>
          <table:table-cell office:value-type="string">
            <text:p>-932<text:tab/><text:tab/><text:tab/><text:tab/></text:p>
          </table:table-cell>
          <table:table-cell table:number-columns-repeated="2"/>
          <table:table-cell table:formula="of:=IF(ABS(([.C501]-[.$I$2])/16384) &gt; 0.1; ([.C501]-[.$I$2])/16384; 0)" office:value-type="float" office:value="0">
            <text:p>0.00</text:p>
          </table:table-cell>
          <table:table-cell table:formula="of:=[.K500]+[.J501]" office:value-type="float" office:value="-31.2188345102163">
            <text:p>-31.22</text:p>
          </table:table-cell>
          <table:table-cell table:number-columns-repeated="2"/>
          <table:table-cell table:formula="of:=([.C501]-[.$M$2])/16384" office:value-type="float" office:value="-0.0304581079727564">
            <text:p>-0.03</text:p>
          </table:table-cell>
          <table:table-cell table:formula="of:=AVERAGE([.N484:.N500])" office:value-type="float" office:value="-0.123217184259521">
            <text:p>-0.12</text:p>
          </table:table-cell>
          <table:table-cell table:formula="of:=[.N501]-[.O501]" office:value-type="float" office:value="0.0927590762867647">
            <text:p>0.093</text:p>
          </table:table-cell>
          <table:table-cell table:formula="of:=[.Q500]+[.P501]" office:value-type="float" office:value="-0.883071001838241">
            <text:p>-0.883</text:p>
          </table:table-cell>
          <table:table-cell table:number-columns-repeated="6"/>
          <table:table-cell table:formula="of:=([.A501]-[.T$2])/16384" office:value-type="float" office:value="-0.0188363882211539">
            <text:p>-0.02</text:p>
          </table:table-cell>
          <table:table-cell table:formula="of:=IF(ABS(([.B501]-[.U$2])/16384) &gt; 0.1; ([.B501]-[.U$2])/16384; 0)" office:value-type="float" office:value="0">
            <text:p>0.00</text:p>
          </table:table-cell>
          <table:table-cell table:formula="of:=IF(ABS(([.C501]-[.V$2])/16384) &gt; 0.1; ([.C501]-[.V$2])/16384; 0)" office:value-type="float" office:value="0">
            <text:p>0.00</text:p>
          </table:table-cell>
          <table:table-cell/>
          <table:table-cell table:formula="of:=SQRT([.X501]*[.X501]+[.Y501]*[.Y501]+[.Z501]*[.Z501])" office:value-type="float" office:value="0.0188363882211539">
            <text:p>0.0188</text:p>
          </table:table-cell>
        </table:table-row>
        <table:table-row table:style-name="ro1">
          <table:table-cell office:value-type="float" office:value="16232">
            <text:p>16232</text:p>
          </table:table-cell>
          <table:table-cell office:value-type="float" office:value="-1804">
            <text:p>-1804</text:p>
          </table:table-cell>
          <table:table-cell office:value-type="float" office:value="-3724">
            <text:p>-3724</text:p>
          </table:table-cell>
          <table:table-cell office:value-type="float" office:value="25.85">
            <text:p>25.85</text:p>
          </table:table-cell>
          <table:table-cell office:value-type="float" office:value="-1271">
            <text:p>-1271</text:p>
          </table:table-cell>
          <table:table-cell office:value-type="float" office:value="-653">
            <text:p>-653</text:p>
          </table:table-cell>
          <table:table-cell office:value-type="string">
            <text:p>-699<text:tab/><text:tab/><text:tab/><text:tab/></text:p>
          </table:table-cell>
          <table:table-cell table:number-columns-repeated="2"/>
          <table:table-cell table:formula="of:=IF(ABS(([.C502]-[.$I$2])/16384) &gt; 0.1; ([.C502]-[.$I$2])/16384; 0)" office:value-type="float" office:value="0">
            <text:p>0.00</text:p>
          </table:table-cell>
          <table:table-cell table:formula="of:=[.K501]+[.J502]" office:value-type="float" office:value="-31.2188345102163">
            <text:p>-31.22</text:p>
          </table:table-cell>
          <table:table-cell table:number-columns-repeated="2"/>
          <table:table-cell table:formula="of:=([.C502]-[.$M$2])/16384" office:value-type="float" office:value="-0.0324112329727564">
            <text:p>-0.03</text:p>
          </table:table-cell>
          <table:table-cell table:formula="of:=AVERAGE([.N485:.N501])" office:value-type="float" office:value="-0.12682184878158">
            <text:p>-0.13</text:p>
          </table:table-cell>
          <table:table-cell table:formula="of:=[.N502]-[.O502]" office:value-type="float" office:value="0.0944106158088235">
            <text:p>0.094</text:p>
          </table:table-cell>
          <table:table-cell table:formula="of:=[.Q501]+[.P502]" office:value-type="float" office:value="-0.788660386029417">
            <text:p>-0.789</text:p>
          </table:table-cell>
          <table:table-cell table:number-columns-repeated="6"/>
          <table:table-cell table:formula="of:=([.A502]-[.T$2])/16384" office:value-type="float" office:value="-0.00492037259615386">
            <text:p>0.00</text:p>
          </table:table-cell>
          <table:table-cell table:formula="of:=IF(ABS(([.B502]-[.U$2])/16384) &gt; 0.1; ([.B502]-[.U$2])/16384; 0)" office:value-type="float" office:value="0">
            <text:p>0.00</text:p>
          </table:table-cell>
          <table:table-cell table:formula="of:=IF(ABS(([.C502]-[.V$2])/16384) &gt; 0.1; ([.C502]-[.V$2])/16384; 0)" office:value-type="float" office:value="0">
            <text:p>0.00</text:p>
          </table:table-cell>
          <table:table-cell/>
          <table:table-cell table:formula="of:=SQRT([.X502]*[.X502]+[.Y502]*[.Y502]+[.Z502]*[.Z502])" office:value-type="float" office:value="0.00492037259615386">
            <text:p>0.0049</text:p>
          </table:table-cell>
        </table:table-row>
        <table:table-row table:style-name="ro1">
          <table:table-cell office:value-type="float" office:value="16028">
            <text:p>16028</text:p>
          </table:table-cell>
          <table:table-cell office:value-type="float" office:value="-1288">
            <text:p>-1288</text:p>
          </table:table-cell>
          <table:table-cell office:value-type="float" office:value="-3464">
            <text:p>-3464</text:p>
          </table:table-cell>
          <table:table-cell office:value-type="float" office:value="25.89">
            <text:p>25.89</text:p>
          </table:table-cell>
          <table:table-cell office:value-type="float" office:value="-662">
            <text:p>-662</text:p>
          </table:table-cell>
          <table:table-cell office:value-type="float" office:value="-355">
            <text:p>-355</text:p>
          </table:table-cell>
          <table:table-cell office:value-type="string">
            <text:p>14<text:tab/><text:tab/><text:tab/><text:tab/></text:p>
          </table:table-cell>
          <table:table-cell table:number-columns-repeated="2"/>
          <table:table-cell table:formula="of:=IF(ABS(([.C503]-[.$I$2])/16384) &gt; 0.1; ([.C503]-[.$I$2])/16384; 0)" office:value-type="float" office:value="0">
            <text:p>0.00</text:p>
          </table:table-cell>
          <table:table-cell table:formula="of:=[.K502]+[.J503]" office:value-type="float" office:value="-31.2188345102163">
            <text:p>-31.22</text:p>
          </table:table-cell>
          <table:table-cell table:number-columns-repeated="2"/>
          <table:table-cell table:formula="of:=([.C503]-[.$M$2])/16384" office:value-type="float" office:value="-0.0165420923477564">
            <text:p>-0.02</text:p>
          </table:table-cell>
          <table:table-cell table:formula="of:=AVERAGE([.N486:.N502])" office:value-type="float" office:value="-0.128674445288933">
            <text:p>-0.13</text:p>
          </table:table-cell>
          <table:table-cell table:formula="of:=[.N503]-[.O503]" office:value-type="float" office:value="0.112132352941176">
            <text:p>0.112</text:p>
          </table:table-cell>
          <table:table-cell table:formula="of:=[.Q502]+[.P503]" office:value-type="float" office:value="-0.676528033088241">
            <text:p>-0.677</text:p>
          </table:table-cell>
          <table:table-cell table:number-columns-repeated="6"/>
          <table:table-cell table:formula="of:=([.A503]-[.T$2])/16384" office:value-type="float" office:value="-0.0173715444711539">
            <text:p>-0.02</text:p>
          </table:table-cell>
          <table:table-cell table:formula="of:=IF(ABS(([.B503]-[.U$2])/16384) &gt; 0.1; ([.B503]-[.U$2])/16384; 0)" office:value-type="float" office:value="0">
            <text:p>0.00</text:p>
          </table:table-cell>
          <table:table-cell table:formula="of:=IF(ABS(([.C503]-[.V$2])/16384) &gt; 0.1; ([.C503]-[.V$2])/16384; 0)" office:value-type="float" office:value="0">
            <text:p>0.00</text:p>
          </table:table-cell>
          <table:table-cell/>
          <table:table-cell table:formula="of:=SQRT([.X503]*[.X503]+[.Y503]*[.Y503]+[.Z503]*[.Z503])" office:value-type="float" office:value="0.0173715444711539">
            <text:p>0.0174</text:p>
          </table:table-cell>
        </table:table-row>
        <table:table-row table:style-name="ro1">
          <table:table-cell office:value-type="float" office:value="16124">
            <text:p>16124</text:p>
          </table:table-cell>
          <table:table-cell office:value-type="float" office:value="-1784">
            <text:p>-1784</text:p>
          </table:table-cell>
          <table:table-cell office:value-type="float" office:value="-4044">
            <text:p>-4044</text:p>
          </table:table-cell>
          <table:table-cell office:value-type="float" office:value="25.85">
            <text:p>25.85</text:p>
          </table:table-cell>
          <table:table-cell office:value-type="float" office:value="-353">
            <text:p>-353</text:p>
          </table:table-cell>
          <table:table-cell office:value-type="float" office:value="-1100">
            <text:p>-1100</text:p>
          </table:table-cell>
          <table:table-cell office:value-type="string">
            <text:p>-76<text:tab/><text:tab/><text:tab/><text:tab/></text:p>
          </table:table-cell>
          <table:table-cell table:number-columns-repeated="2"/>
          <table:table-cell table:formula="of:=IF(ABS(([.C504]-[.$I$2])/16384) &gt; 0.1; ([.C504]-[.$I$2])/16384; 0)" office:value-type="float" office:value="0">
            <text:p>0.00</text:p>
          </table:table-cell>
          <table:table-cell table:formula="of:=[.K503]+[.J504]" office:value-type="float" office:value="-31.2188345102163">
            <text:p>-31.22</text:p>
          </table:table-cell>
          <table:table-cell table:number-columns-repeated="2"/>
          <table:table-cell table:formula="of:=([.C504]-[.$M$2])/16384" office:value-type="float" office:value="-0.0519424829727564">
            <text:p>-0.05</text:p>
          </table:table-cell>
          <table:table-cell table:formula="of:=AVERAGE([.N487:.N503])" office:value-type="float" office:value="-0.123059210913933">
            <text:p>-0.12</text:p>
          </table:table-cell>
          <table:table-cell table:formula="of:=[.N504]-[.O504]" office:value-type="float" office:value="0.0711167279411765">
            <text:p>0.071</text:p>
          </table:table-cell>
          <table:table-cell table:formula="of:=[.Q503]+[.P504]" office:value-type="float" office:value="-0.605411305147064">
            <text:p>-0.605</text:p>
          </table:table-cell>
          <table:table-cell table:number-columns-repeated="6"/>
          <table:table-cell table:formula="of:=([.A504]-[.T$2])/16384" office:value-type="float" office:value="-0.0115121694711539">
            <text:p>-0.01</text:p>
          </table:table-cell>
          <table:table-cell table:formula="of:=IF(ABS(([.B504]-[.U$2])/16384) &gt; 0.1; ([.B504]-[.U$2])/16384; 0)" office:value-type="float" office:value="0">
            <text:p>0.00</text:p>
          </table:table-cell>
          <table:table-cell table:formula="of:=IF(ABS(([.C504]-[.V$2])/16384) &gt; 0.1; ([.C504]-[.V$2])/16384; 0)" office:value-type="float" office:value="0">
            <text:p>0.00</text:p>
          </table:table-cell>
          <table:table-cell/>
          <table:table-cell table:formula="of:=SQRT([.X504]*[.X504]+[.Y504]*[.Y504]+[.Z504]*[.Z504])" office:value-type="float" office:value="0.0115121694711539">
            <text:p>0.0115</text:p>
          </table:table-cell>
        </table:table-row>
        <table:table-row table:style-name="ro1">
          <table:table-cell office:value-type="float" office:value="16256">
            <text:p>16256</text:p>
          </table:table-cell>
          <table:table-cell office:value-type="float" office:value="-1524">
            <text:p>-1524</text:p>
          </table:table-cell>
          <table:table-cell office:value-type="float" office:value="-4544">
            <text:p>-4544</text:p>
          </table:table-cell>
          <table:table-cell office:value-type="float" office:value="25.89">
            <text:p>25.89</text:p>
          </table:table-cell>
          <table:table-cell office:value-type="float" office:value="428">
            <text:p>428</text:p>
          </table:table-cell>
          <table:table-cell office:value-type="float" office:value="-2918">
            <text:p>-2918</text:p>
          </table:table-cell>
          <table:table-cell office:value-type="string">
            <text:p>-387<text:tab/><text:tab/><text:tab/><text:tab/></text:p>
          </table:table-cell>
          <table:table-cell table:number-columns-repeated="2"/>
          <table:table-cell table:formula="of:=IF(ABS(([.C505]-[.$I$2])/16384) &gt; 0.1; ([.C505]-[.$I$2])/16384; 0)" office:value-type="float" office:value="0">
            <text:p>0.00</text:p>
          </table:table-cell>
          <table:table-cell table:formula="of:=[.K504]+[.J505]" office:value-type="float" office:value="-31.2188345102163">
            <text:p>-31.22</text:p>
          </table:table-cell>
          <table:table-cell table:number-columns-repeated="2"/>
          <table:table-cell table:formula="of:=([.C505]-[.$M$2])/16384" office:value-type="float" office:value="-0.0824600610977564">
            <text:p>-0.08</text:p>
          </table:table-cell>
          <table:table-cell table:formula="of:=AVERAGE([.N488:.N504])" office:value-type="float" office:value="-0.107807602458051">
            <text:p>-0.11</text:p>
          </table:table-cell>
          <table:table-cell table:formula="of:=[.N505]-[.O505]" office:value-type="float" office:value="0.0253475413602941">
            <text:p>0.025</text:p>
          </table:table-cell>
          <table:table-cell table:formula="of:=[.Q504]+[.P505]" office:value-type="float" office:value="-0.58006376378677">
            <text:p>-0.580</text:p>
          </table:table-cell>
          <table:table-cell table:number-columns-repeated="6"/>
          <table:table-cell table:formula="of:=([.A505]-[.T$2])/16384" office:value-type="float" office:value="-0.00345552884615385">
            <text:p>0.00</text:p>
          </table:table-cell>
          <table:table-cell table:formula="of:=IF(ABS(([.B505]-[.U$2])/16384) &gt; 0.1; ([.B505]-[.U$2])/16384; 0)" office:value-type="float" office:value="0">
            <text:p>0.00</text:p>
          </table:table-cell>
          <table:table-cell table:formula="of:=IF(ABS(([.C505]-[.V$2])/16384) &gt; 0.1; ([.C505]-[.V$2])/16384; 0)" office:value-type="float" office:value="0">
            <text:p>0.00</text:p>
          </table:table-cell>
          <table:table-cell/>
          <table:table-cell table:formula="of:=SQRT([.X505]*[.X505]+[.Y505]*[.Y505]+[.Z505]*[.Z505])" office:value-type="float" office:value="0.00345552884615385">
            <text:p>0.0035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604">
            <text:p>-1604</text:p>
          </table:table-cell>
          <table:table-cell office:value-type="float" office:value="-4216">
            <text:p>-4216</text:p>
          </table:table-cell>
          <table:table-cell office:value-type="float" office:value="25.94">
            <text:p>25.94</text:p>
          </table:table-cell>
          <table:table-cell office:value-type="float" office:value="469">
            <text:p>469</text:p>
          </table:table-cell>
          <table:table-cell office:value-type="float" office:value="-145">
            <text:p>-145</text:p>
          </table:table-cell>
          <table:table-cell office:value-type="string">
            <text:p>-33<text:tab/><text:tab/><text:tab/><text:tab/></text:p>
          </table:table-cell>
          <table:table-cell table:number-columns-repeated="2"/>
          <table:table-cell table:formula="of:=IF(ABS(([.C506]-[.$I$2])/16384) &gt; 0.1; ([.C506]-[.$I$2])/16384; 0)" office:value-type="float" office:value="0">
            <text:p>0.00</text:p>
          </table:table-cell>
          <table:table-cell table:formula="of:=[.K505]+[.J506]" office:value-type="float" office:value="-31.2188345102163">
            <text:p>-31.22</text:p>
          </table:table-cell>
          <table:table-cell table:number-columns-repeated="2"/>
          <table:table-cell table:formula="of:=([.C506]-[.$M$2])/16384" office:value-type="float" office:value="-0.0624405298477564">
            <text:p>-0.06</text:p>
          </table:table-cell>
          <table:table-cell table:formula="of:=AVERAGE([.N489:.N505])" office:value-type="float" office:value="-0.095184096024227">
            <text:p>-0.10</text:p>
          </table:table-cell>
          <table:table-cell table:formula="of:=[.N506]-[.O506]" office:value-type="float" office:value="0.0327435661764706">
            <text:p>0.033</text:p>
          </table:table-cell>
          <table:table-cell table:formula="of:=[.Q505]+[.P506]" office:value-type="float" office:value="-0.5473201976103">
            <text:p>-0.547</text:p>
          </table:table-cell>
          <table:table-cell table:number-columns-repeated="6"/>
          <table:table-cell table:formula="of:=([.A506]-[.T$2])/16384" office:value-type="float" office:value="-0.0303109975961539">
            <text:p>-0.03</text:p>
          </table:table-cell>
          <table:table-cell table:formula="of:=IF(ABS(([.B506]-[.U$2])/16384) &gt; 0.1; ([.B506]-[.U$2])/16384; 0)" office:value-type="float" office:value="0">
            <text:p>0.00</text:p>
          </table:table-cell>
          <table:table-cell table:formula="of:=IF(ABS(([.C506]-[.V$2])/16384) &gt; 0.1; ([.C506]-[.V$2])/16384; 0)" office:value-type="float" office:value="0">
            <text:p>0.00</text:p>
          </table:table-cell>
          <table:table-cell/>
          <table:table-cell table:formula="of:=SQRT([.X506]*[.X506]+[.Y506]*[.Y506]+[.Z506]*[.Z506])" office:value-type="float" office:value="0.0303109975961539">
            <text:p>0.0303</text:p>
          </table:table-cell>
        </table:table-row>
        <table:table-row table:style-name="ro1">
          <table:table-cell office:value-type="float" office:value="16148">
            <text:p>16148</text:p>
          </table:table-cell>
          <table:table-cell office:value-type="float" office:value="-1292">
            <text:p>-1292</text:p>
          </table:table-cell>
          <table:table-cell office:value-type="float" office:value="-4292">
            <text:p>-4292</text:p>
          </table:table-cell>
          <table:table-cell office:value-type="float" office:value="25.94">
            <text:p>25.94</text:p>
          </table:table-cell>
          <table:table-cell office:value-type="float" office:value="873">
            <text:p>873</text:p>
          </table:table-cell>
          <table:table-cell office:value-type="float" office:value="-1101">
            <text:p>-1101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IF(ABS(([.C507]-[.$I$2])/16384) &gt; 0.1; ([.C507]-[.$I$2])/16384; 0)" office:value-type="float" office:value="0">
            <text:p>0.00</text:p>
          </table:table-cell>
          <table:table-cell table:formula="of:=[.K506]+[.J507]" office:value-type="float" office:value="-31.2188345102163">
            <text:p>-31.22</text:p>
          </table:table-cell>
          <table:table-cell table:number-columns-repeated="2"/>
          <table:table-cell table:formula="of:=([.C507]-[.$M$2])/16384" office:value-type="float" office:value="-0.0670792017227564">
            <text:p>-0.07</text:p>
          </table:table-cell>
          <table:table-cell table:formula="of:=AVERAGE([.N490:.N506])" office:value-type="float" office:value="-0.0928144958404035">
            <text:p>-0.09</text:p>
          </table:table-cell>
          <table:table-cell table:formula="of:=[.N507]-[.O507]" office:value-type="float" office:value="0.0257352941176471">
            <text:p>0.026</text:p>
          </table:table-cell>
          <table:table-cell table:formula="of:=[.Q506]+[.P507]" office:value-type="float" office:value="-0.521584903492653">
            <text:p>-0.522</text:p>
          </table:table-cell>
          <table:table-cell table:number-columns-repeated="6"/>
          <table:table-cell table:formula="of:=([.A507]-[.T$2])/16384" office:value-type="float" office:value="-0.0100473257211539">
            <text:p>-0.01</text:p>
          </table:table-cell>
          <table:table-cell table:formula="of:=IF(ABS(([.B507]-[.U$2])/16384) &gt; 0.1; ([.B507]-[.U$2])/16384; 0)" office:value-type="float" office:value="0">
            <text:p>0.00</text:p>
          </table:table-cell>
          <table:table-cell table:formula="of:=IF(ABS(([.C507]-[.V$2])/16384) &gt; 0.1; ([.C507]-[.V$2])/16384; 0)" office:value-type="float" office:value="0">
            <text:p>0.00</text:p>
          </table:table-cell>
          <table:table-cell/>
          <table:table-cell table:formula="of:=SQRT([.X507]*[.X507]+[.Y507]*[.Y507]+[.Z507]*[.Z507])" office:value-type="float" office:value="0.0100473257211539">
            <text:p>0.0100</text:p>
          </table:table-cell>
        </table:table-row>
        <table:table-row table:style-name="ro1">
          <table:table-cell office:value-type="float" office:value="15948">
            <text:p>15948</text:p>
          </table:table-cell>
          <table:table-cell office:value-type="float" office:value="-1320">
            <text:p>-1320</text:p>
          </table:table-cell>
          <table:table-cell office:value-type="float" office:value="-4912">
            <text:p>-4912</text:p>
          </table:table-cell>
          <table:table-cell office:value-type="float" office:value="25.85">
            <text:p>25.85</text:p>
          </table:table-cell>
          <table:table-cell office:value-type="float" office:value="625">
            <text:p>625</text:p>
          </table:table-cell>
          <table:table-cell office:value-type="float" office:value="-2273">
            <text:p>-2273</text:p>
          </table:table-cell>
          <table:table-cell office:value-type="string">
            <text:p>-258<text:tab/><text:tab/><text:tab/><text:tab/></text:p>
          </table:table-cell>
          <table:table-cell table:number-columns-repeated="2"/>
          <table:table-cell table:formula="of:=IF(ABS(([.C508]-[.$I$2])/16384) &gt; 0.1; ([.C508]-[.$I$2])/16384; 0)" office:value-type="float" office:value="-0.104920998597756">
            <text:p>-0.10</text:p>
          </table:table-cell>
          <table:table-cell table:formula="of:=[.K507]+[.J508]" office:value-type="float" office:value="-31.3237555088141">
            <text:p>-31.32</text:p>
          </table:table-cell>
          <table:table-cell table:number-columns-repeated="2"/>
          <table:table-cell table:formula="of:=([.C508]-[.$M$2])/16384" office:value-type="float" office:value="-0.104920998597756">
            <text:p>-0.10</text:p>
          </table:table-cell>
          <table:table-cell table:formula="of:=AVERAGE([.N491:.N507])" office:value-type="float" office:value="-0.0937623359139329">
            <text:p>-0.09</text:p>
          </table:table-cell>
          <table:table-cell table:formula="of:=[.N508]-[.O508]" office:value-type="float" office:value="-0.0111586626838236">
            <text:p>-0.011</text:p>
          </table:table-cell>
          <table:table-cell table:formula="of:=[.Q507]+[.P508]" office:value-type="float" office:value="-0.532743566176476">
            <text:p>-0.533</text:p>
          </table:table-cell>
          <table:table-cell table:number-columns-repeated="6"/>
          <table:table-cell table:formula="of:=([.A508]-[.T$2])/16384" office:value-type="float" office:value="-0.0222543569711539">
            <text:p>-0.02</text:p>
          </table:table-cell>
          <table:table-cell table:formula="of:=IF(ABS(([.B508]-[.U$2])/16384) &gt; 0.1; ([.B508]-[.U$2])/16384; 0)" office:value-type="float" office:value="0">
            <text:p>0.00</text:p>
          </table:table-cell>
          <table:table-cell table:formula="of:=IF(ABS(([.C508]-[.V$2])/16384) &gt; 0.1; ([.C508]-[.V$2])/16384; 0)" office:value-type="float" office:value="-0.104920998597756">
            <text:p>-0.10</text:p>
          </table:table-cell>
          <table:table-cell/>
          <table:table-cell table:formula="of:=SQRT([.X508]*[.X508]+[.Y508]*[.Y508]+[.Z508]*[.Z508])" office:value-type="float" office:value="0.107255174005499">
            <text:p>0.1073</text:p>
          </table:table-cell>
        </table:table-row>
        <table:table-row table:style-name="ro1">
          <table:table-cell office:value-type="float" office:value="16072">
            <text:p>16072</text:p>
          </table:table-cell>
          <table:table-cell office:value-type="float" office:value="-1260">
            <text:p>-1260</text:p>
          </table:table-cell>
          <table:table-cell office:value-type="float" office:value="-5300">
            <text:p>-5300</text:p>
          </table:table-cell>
          <table:table-cell office:value-type="float" office:value="25.89">
            <text:p>25.89</text:p>
          </table:table-cell>
          <table:table-cell office:value-type="float" office:value="732">
            <text:p>732</text:p>
          </table:table-cell>
          <table:table-cell office:value-type="float" office:value="-1980">
            <text:p>-1980</text:p>
          </table:table-cell>
          <table:table-cell office:value-type="string">
            <text:p>-154<text:tab/><text:tab/><text:tab/><text:tab/></text:p>
          </table:table-cell>
          <table:table-cell table:number-columns-repeated="2"/>
          <table:table-cell table:formula="of:=IF(ABS(([.C509]-[.$I$2])/16384) &gt; 0.1; ([.C509]-[.$I$2])/16384; 0)" office:value-type="float" office:value="-0.128602639222756">
            <text:p>-0.13</text:p>
          </table:table-cell>
          <table:table-cell table:formula="of:=[.K508]+[.J509]" office:value-type="float" office:value="-31.4523581480368">
            <text:p>-31.45</text:p>
          </table:table-cell>
          <table:table-cell table:number-columns-repeated="2"/>
          <table:table-cell table:formula="of:=([.C509]-[.$M$2])/16384" office:value-type="float" office:value="-0.128602639222756">
            <text:p>-0.13</text:p>
          </table:table-cell>
          <table:table-cell table:formula="of:=AVERAGE([.N492:.N508])" office:value-type="float" office:value="-0.0966345785609917">
            <text:p>-0.10</text:p>
          </table:table-cell>
          <table:table-cell table:formula="of:=[.N509]-[.O509]" office:value-type="float" office:value="-0.0319680606617647">
            <text:p>-0.032</text:p>
          </table:table-cell>
          <table:table-cell table:formula="of:=[.Q508]+[.P509]" office:value-type="float" office:value="-0.564711626838241">
            <text:p>-0.565</text:p>
          </table:table-cell>
          <table:table-cell table:number-columns-repeated="6"/>
          <table:table-cell table:formula="of:=([.A509]-[.T$2])/16384" office:value-type="float" office:value="-0.0146859975961539">
            <text:p>-0.01</text:p>
          </table:table-cell>
          <table:table-cell table:formula="of:=IF(ABS(([.B509]-[.U$2])/16384) &gt; 0.1; ([.B509]-[.U$2])/16384; 0)" office:value-type="float" office:value="0">
            <text:p>0.00</text:p>
          </table:table-cell>
          <table:table-cell table:formula="of:=IF(ABS(([.C509]-[.V$2])/16384) &gt; 0.1; ([.C509]-[.V$2])/16384; 0)" office:value-type="float" office:value="-0.128602639222756">
            <text:p>-0.13</text:p>
          </table:table-cell>
          <table:table-cell/>
          <table:table-cell table:formula="of:=SQRT([.X509]*[.X509]+[.Y509]*[.Y509]+[.Z509]*[.Z509])" office:value-type="float" office:value="0.129438469322117">
            <text:p>0.1294</text:p>
          </table:table-cell>
        </table:table-row>
        <table:table-row table:style-name="ro1">
          <table:table-cell office:value-type="float" office:value="15764">
            <text:p>15764</text:p>
          </table:table-cell>
          <table:table-cell office:value-type="float" office:value="-1244">
            <text:p>-1244</text:p>
          </table:table-cell>
          <table:table-cell office:value-type="float" office:value="-5240">
            <text:p>-5240</text:p>
          </table:table-cell>
          <table:table-cell office:value-type="float" office:value="25.94">
            <text:p>25.94</text:p>
          </table:table-cell>
          <table:table-cell office:value-type="float" office:value="485">
            <text:p>485</text:p>
          </table:table-cell>
          <table:table-cell office:value-type="float" office:value="-1338">
            <text:p>-1338</text:p>
          </table:table-cell>
          <table:table-cell office:value-type="string">
            <text:p>193<text:tab/><text:tab/><text:tab/><text:tab/></text:p>
          </table:table-cell>
          <table:table-cell table:number-columns-repeated="2"/>
          <table:table-cell table:formula="of:=IF(ABS(([.C510]-[.$I$2])/16384) &gt; 0.1; ([.C510]-[.$I$2])/16384; 0)" office:value-type="float" office:value="-0.124940529847756">
            <text:p>-0.12</text:p>
          </table:table-cell>
          <table:table-cell table:formula="of:=[.K509]+[.J510]" office:value-type="float" office:value="-31.5772986778846">
            <text:p>-31.58</text:p>
          </table:table-cell>
          <table:table-cell table:number-columns-repeated="2"/>
          <table:table-cell table:formula="of:=([.C510]-[.$M$2])/16384" office:value-type="float" office:value="-0.124940529847756">
            <text:p>-0.12</text:p>
          </table:table-cell>
          <table:table-cell table:formula="of:=AVERAGE([.N493:.N509])" office:value-type="float" office:value="-0.100109992163933">
            <text:p>-0.10</text:p>
          </table:table-cell>
          <table:table-cell table:formula="of:=[.N510]-[.O510]" office:value-type="float" office:value="-0.0248305376838235">
            <text:p>-0.025</text:p>
          </table:table-cell>
          <table:table-cell table:formula="of:=[.Q509]+[.P510]" office:value-type="float" office:value="-0.589542164522064">
            <text:p>-0.590</text:p>
          </table:table-cell>
          <table:table-cell table:number-columns-repeated="6"/>
          <table:table-cell table:formula="of:=([.A510]-[.T$2])/16384" office:value-type="float" office:value="-0.0334848257211539">
            <text:p>-0.03</text:p>
          </table:table-cell>
          <table:table-cell table:formula="of:=IF(ABS(([.B510]-[.U$2])/16384) &gt; 0.1; ([.B510]-[.U$2])/16384; 0)" office:value-type="float" office:value="0">
            <text:p>0.00</text:p>
          </table:table-cell>
          <table:table-cell table:formula="of:=IF(ABS(([.C510]-[.V$2])/16384) &gt; 0.1; ([.C510]-[.V$2])/16384; 0)" office:value-type="float" office:value="-0.124940529847756">
            <text:p>-0.12</text:p>
          </table:table-cell>
          <table:table-cell/>
          <table:table-cell table:formula="of:=SQRT([.X510]*[.X510]+[.Y510]*[.Y510]+[.Z510]*[.Z510])" office:value-type="float" office:value="0.129349795331165">
            <text:p>0.1293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184">
            <text:p>-1184</text:p>
          </table:table-cell>
          <table:table-cell office:value-type="float" office:value="-4992">
            <text:p>-4992</text:p>
          </table:table-cell>
          <table:table-cell office:value-type="float" office:value="25.89">
            <text:p>25.89</text:p>
          </table:table-cell>
          <table:table-cell office:value-type="float" office:value="232">
            <text:p>232</text:p>
          </table:table-cell>
          <table:table-cell office:value-type="float" office:value="49">
            <text:p>49</text:p>
          </table:table-cell>
          <table:table-cell office:value-type="string">
            <text:p>423<text:tab/><text:tab/><text:tab/><text:tab/></text:p>
          </table:table-cell>
          <table:table-cell table:number-columns-repeated="2"/>
          <table:table-cell table:formula="of:=IF(ABS(([.C511]-[.$I$2])/16384) &gt; 0.1; ([.C511]-[.$I$2])/16384; 0)" office:value-type="float" office:value="-0.109803811097756">
            <text:p>-0.11</text:p>
          </table:table-cell>
          <table:table-cell table:formula="of:=[.K510]+[.J511]" office:value-type="float" office:value="-31.6871024889823">
            <text:p>-31.69</text:p>
          </table:table-cell>
          <table:table-cell table:number-columns-repeated="2"/>
          <table:table-cell table:formula="of:=([.C511]-[.$M$2])/16384" office:value-type="float" office:value="-0.109803811097756">
            <text:p>-0.11</text:p>
          </table:table-cell>
          <table:table-cell table:formula="of:=AVERAGE([.N494:.N510])" office:value-type="float" office:value="-0.0858062237815799">
            <text:p>-0.09</text:p>
          </table:table-cell>
          <table:table-cell table:formula="of:=[.N511]-[.O511]" office:value-type="float" office:value="-0.0239975873161765">
            <text:p>-0.024</text:p>
          </table:table-cell>
          <table:table-cell table:formula="of:=[.Q510]+[.P511]" office:value-type="float" office:value="-0.613539751838241">
            <text:p>-0.614</text:p>
          </table:table-cell>
          <table:table-cell table:number-columns-repeated="6"/>
          <table:table-cell table:formula="of:=([.A511]-[.T$2])/16384" office:value-type="float" office:value="-0.0273813100961539">
            <text:p>-0.03</text:p>
          </table:table-cell>
          <table:table-cell table:formula="of:=IF(ABS(([.B511]-[.U$2])/16384) &gt; 0.1; ([.B511]-[.U$2])/16384; 0)" office:value-type="float" office:value="0">
            <text:p>0.00</text:p>
          </table:table-cell>
          <table:table-cell table:formula="of:=IF(ABS(([.C511]-[.V$2])/16384) &gt; 0.1; ([.C511]-[.V$2])/16384; 0)" office:value-type="float" office:value="-0.109803811097756">
            <text:p>-0.11</text:p>
          </table:table-cell>
          <table:table-cell/>
          <table:table-cell table:formula="of:=SQRT([.X511]*[.X511]+[.Y511]*[.Y511]+[.Z511]*[.Z511])" office:value-type="float" office:value="0.113166307150907">
            <text:p>0.1132</text:p>
          </table:table-cell>
        </table:table-row>
        <table:table-row table:style-name="ro1">
          <table:table-cell office:value-type="float" office:value="15980">
            <text:p>15980</text:p>
          </table:table-cell>
          <table:table-cell office:value-type="float" office:value="-1288">
            <text:p>-1288</text:p>
          </table:table-cell>
          <table:table-cell office:value-type="float" office:value="-5396">
            <text:p>-5396</text:p>
          </table:table-cell>
          <table:table-cell office:value-type="float" office:value="25.99">
            <text:p>25.99</text:p>
          </table:table-cell>
          <table:table-cell office:value-type="float" office:value="240">
            <text:p>240</text:p>
          </table:table-cell>
          <table:table-cell office:value-type="float" office:value="410">
            <text:p>410</text:p>
          </table:table-cell>
          <table:table-cell office:value-type="string">
            <text:p>316<text:tab/><text:tab/><text:tab/><text:tab/></text:p>
          </table:table-cell>
          <table:table-cell table:number-columns-repeated="2"/>
          <table:table-cell table:formula="of:=IF(ABS(([.C512]-[.$I$2])/16384) &gt; 0.1; ([.C512]-[.$I$2])/16384; 0)" office:value-type="float" office:value="-0.134462014222756">
            <text:p>-0.13</text:p>
          </table:table-cell>
          <table:table-cell table:formula="of:=[.K511]+[.J512]" office:value-type="float" office:value="-31.8215645032051">
            <text:p>-31.82</text:p>
          </table:table-cell>
          <table:table-cell table:number-columns-repeated="2"/>
          <table:table-cell table:formula="of:=([.C512]-[.$M$2])/16384" office:value-type="float" office:value="-0.134462014222756">
            <text:p>-0.13</text:p>
          </table:table-cell>
          <table:table-cell table:formula="of:=AVERAGE([.N495:.N511])" office:value-type="float" office:value="-0.0808372440021682">
            <text:p>-0.08</text:p>
          </table:table-cell>
          <table:table-cell table:formula="of:=[.N512]-[.O512]" office:value-type="float" office:value="-0.0536247702205882">
            <text:p>-0.054</text:p>
          </table:table-cell>
          <table:table-cell table:formula="of:=[.Q511]+[.P512]" office:value-type="float" office:value="-0.667164522058829">
            <text:p>-0.667</text:p>
          </table:table-cell>
          <table:table-cell table:number-columns-repeated="6"/>
          <table:table-cell table:formula="of:=([.A512]-[.T$2])/16384" office:value-type="float" office:value="-0.0203012319711539">
            <text:p>-0.02</text:p>
          </table:table-cell>
          <table:table-cell table:formula="of:=IF(ABS(([.B512]-[.U$2])/16384) &gt; 0.1; ([.B512]-[.U$2])/16384; 0)" office:value-type="float" office:value="0">
            <text:p>0.00</text:p>
          </table:table-cell>
          <table:table-cell table:formula="of:=IF(ABS(([.C512]-[.V$2])/16384) &gt; 0.1; ([.C512]-[.V$2])/16384; 0)" office:value-type="float" office:value="-0.134462014222756">
            <text:p>-0.13</text:p>
          </table:table-cell>
          <table:table-cell/>
          <table:table-cell table:formula="of:=SQRT([.X512]*[.X512]+[.Y512]*[.Y512]+[.Z512]*[.Z512])" office:value-type="float" office:value="0.135985930479544">
            <text:p>0.1360</text:p>
          </table:table-cell>
        </table:table-row>
        <table:table-row table:style-name="ro1">
          <table:table-cell office:value-type="float" office:value="15732">
            <text:p>15732</text:p>
          </table:table-cell>
          <table:table-cell office:value-type="float" office:value="-1476">
            <text:p>-1476</text:p>
          </table:table-cell>
          <table:table-cell office:value-type="float" office:value="-5564">
            <text:p>-5564</text:p>
          </table:table-cell>
          <table:table-cell office:value-type="float" office:value="25.89">
            <text:p>25.89</text:p>
          </table:table-cell>
          <table:table-cell office:value-type="float" office:value="117">
            <text:p>117</text:p>
          </table:table-cell>
          <table:table-cell office:value-type="float" office:value="-162">
            <text:p>-162</text:p>
          </table:table-cell>
          <table:table-cell office:value-type="string">
            <text:p>481<text:tab/><text:tab/><text:tab/><text:tab/></text:p>
          </table:table-cell>
          <table:table-cell table:number-columns-repeated="2"/>
          <table:table-cell table:formula="of:=IF(ABS(([.C513]-[.$I$2])/16384) &gt; 0.1; ([.C513]-[.$I$2])/16384; 0)" office:value-type="float" office:value="-0.144715920472756">
            <text:p>-0.14</text:p>
          </table:table-cell>
          <table:table-cell table:formula="of:=[.K512]+[.J513]" office:value-type="float" office:value="-31.9662804236778">
            <text:p>-31.97</text:p>
          </table:table-cell>
          <table:table-cell table:number-columns-repeated="2"/>
          <table:table-cell table:formula="of:=([.C513]-[.$M$2])/16384" office:value-type="float" office:value="-0.144715920472756">
            <text:p>-0.14</text:p>
          </table:table-cell>
          <table:table-cell table:formula="of:=AVERAGE([.N496:.N512])" office:value-type="float" office:value="-0.0843413800315799">
            <text:p>-0.08</text:p>
          </table:table-cell>
          <table:table-cell table:formula="of:=[.N513]-[.O513]" office:value-type="float" office:value="-0.0603745404411765">
            <text:p>-0.060</text:p>
          </table:table-cell>
          <table:table-cell table:formula="of:=[.Q512]+[.P513]" office:value-type="float" office:value="-0.727539062500006">
            <text:p>-0.728</text:p>
          </table:table-cell>
          <table:table-cell table:number-columns-repeated="6"/>
          <table:table-cell table:formula="of:=([.A513]-[.T$2])/16384" office:value-type="float" office:value="-0.0354379507211539">
            <text:p>-0.04</text:p>
          </table:table-cell>
          <table:table-cell table:formula="of:=IF(ABS(([.B513]-[.U$2])/16384) &gt; 0.1; ([.B513]-[.U$2])/16384; 0)" office:value-type="float" office:value="0">
            <text:p>0.00</text:p>
          </table:table-cell>
          <table:table-cell table:formula="of:=IF(ABS(([.C513]-[.V$2])/16384) &gt; 0.1; ([.C513]-[.V$2])/16384; 0)" office:value-type="float" office:value="-0.144715920472756">
            <text:p>-0.14</text:p>
          </table:table-cell>
          <table:table-cell/>
          <table:table-cell table:formula="of:=SQRT([.X513]*[.X513]+[.Y513]*[.Y513]+[.Z513]*[.Z513])" office:value-type="float" office:value="0.148991764838168">
            <text:p>0.1490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1468">
            <text:p>-1468</text:p>
          </table:table-cell>
          <table:table-cell office:value-type="float" office:value="-5216">
            <text:p>-5216</text:p>
          </table:table-cell>
          <table:table-cell office:value-type="float" office:value="25.89">
            <text:p>25.89</text:p>
          </table:table-cell>
          <table:table-cell office:value-type="float" office:value="194">
            <text:p>194</text:p>
          </table:table-cell>
          <table:table-cell office:value-type="float" office:value="-68">
            <text:p>-68</text:p>
          </table:table-cell>
          <table:table-cell office:value-type="string">
            <text:p>283<text:tab/><text:tab/><text:tab/><text:tab/></text:p>
          </table:table-cell>
          <table:table-cell table:number-columns-repeated="2"/>
          <table:table-cell table:formula="of:=IF(ABS(([.C514]-[.$I$2])/16384) &gt; 0.1; ([.C514]-[.$I$2])/16384; 0)" office:value-type="float" office:value="-0.123475686097756">
            <text:p>-0.12</text:p>
          </table:table-cell>
          <table:table-cell table:formula="of:=[.K513]+[.J514]" office:value-type="float" office:value="-32.0897561097756">
            <text:p>-32.09</text:p>
          </table:table-cell>
          <table:table-cell table:number-columns-repeated="2"/>
          <table:table-cell table:formula="of:=([.C514]-[.$M$2])/16384" office:value-type="float" office:value="-0.123475686097756">
            <text:p>-0.12</text:p>
          </table:table-cell>
          <table:table-cell table:formula="of:=AVERAGE([.N497:.N513])" office:value-type="float" office:value="-0.0838530987815799">
            <text:p>-0.08</text:p>
          </table:table-cell>
          <table:table-cell table:formula="of:=[.N514]-[.O514]" office:value-type="float" office:value="-0.0396225873161765">
            <text:p>-0.040</text:p>
          </table:table-cell>
          <table:table-cell table:formula="of:=[.Q513]+[.P514]" office:value-type="float" office:value="-0.767161649816182">
            <text:p>-0.767</text:p>
          </table:table-cell>
          <table:table-cell table:number-columns-repeated="6"/>
          <table:table-cell table:formula="of:=([.A514]-[.T$2])/16384" office:value-type="float" office:value="-0.0469125600961539">
            <text:p>-0.05</text:p>
          </table:table-cell>
          <table:table-cell table:formula="of:=IF(ABS(([.B514]-[.U$2])/16384) &gt; 0.1; ([.B514]-[.U$2])/16384; 0)" office:value-type="float" office:value="0">
            <text:p>0.00</text:p>
          </table:table-cell>
          <table:table-cell table:formula="of:=IF(ABS(([.C514]-[.V$2])/16384) &gt; 0.1; ([.C514]-[.V$2])/16384; 0)" office:value-type="float" office:value="-0.123475686097756">
            <text:p>-0.12</text:p>
          </table:table-cell>
          <table:table-cell/>
          <table:table-cell table:formula="of:=SQRT([.X514]*[.X514]+[.Y514]*[.Y514]+[.Z514]*[.Z514])" office:value-type="float" office:value="0.132087218730984">
            <text:p>0.1321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516">
            <text:p>-1516</text:p>
          </table:table-cell>
          <table:table-cell office:value-type="float" office:value="-5256">
            <text:p>-5256</text:p>
          </table:table-cell>
          <table:table-cell office:value-type="float" office:value="25.94">
            <text:p>25.94</text:p>
          </table:table-cell>
          <table:table-cell office:value-type="float" office:value="142">
            <text:p>142</text:p>
          </table:table-cell>
          <table:table-cell office:value-type="float" office:value="-485">
            <text:p>-485</text:p>
          </table:table-cell>
          <table:table-cell office:value-type="string">
            <text:p>273<text:tab/><text:tab/><text:tab/><text:tab/></text:p>
          </table:table-cell>
          <table:table-cell table:number-columns-repeated="2"/>
          <table:table-cell table:formula="of:=IF(ABS(([.C515]-[.$I$2])/16384) &gt; 0.1; ([.C515]-[.$I$2])/16384; 0)" office:value-type="float" office:value="-0.125917092347756">
            <text:p>-0.13</text:p>
          </table:table-cell>
          <table:table-cell table:formula="of:=[.K514]+[.J515]" office:value-type="float" office:value="-32.2156732021234">
            <text:p>-32.22</text:p>
          </table:table-cell>
          <table:table-cell table:number-columns-repeated="2"/>
          <table:table-cell table:formula="of:=([.C515]-[.$M$2])/16384" office:value-type="float" office:value="-0.125917092347756">
            <text:p>-0.13</text:p>
          </table:table-cell>
          <table:table-cell table:formula="of:=AVERAGE([.N498:.N514])" office:value-type="float" office:value="-0.0841259618330505">
            <text:p>-0.08</text:p>
          </table:table-cell>
          <table:table-cell table:formula="of:=[.N515]-[.O515]" office:value-type="float" office:value="-0.0417911305147059">
            <text:p>-0.042</text:p>
          </table:table-cell>
          <table:table-cell table:formula="of:=[.Q514]+[.P515]" office:value-type="float" office:value="-0.808952780330888">
            <text:p>-0.809</text:p>
          </table:table-cell>
          <table:table-cell table:number-columns-repeated="6"/>
          <table:table-cell table:formula="of:=([.A515]-[.T$2])/16384" office:value-type="float" office:value="-0.0403207632211539">
            <text:p>-0.04</text:p>
          </table:table-cell>
          <table:table-cell table:formula="of:=IF(ABS(([.B515]-[.U$2])/16384) &gt; 0.1; ([.B515]-[.U$2])/16384; 0)" office:value-type="float" office:value="0">
            <text:p>0.00</text:p>
          </table:table-cell>
          <table:table-cell table:formula="of:=IF(ABS(([.C515]-[.V$2])/16384) &gt; 0.1; ([.C515]-[.V$2])/16384; 0)" office:value-type="float" office:value="-0.125917092347756">
            <text:p>-0.13</text:p>
          </table:table-cell>
          <table:table-cell/>
          <table:table-cell table:formula="of:=SQRT([.X515]*[.X515]+[.Y515]*[.Y515]+[.Z515]*[.Z515])" office:value-type="float" office:value="0.13221527178072">
            <text:p>0.1322</text:p>
          </table:table-cell>
        </table:table-row>
        <table:table-row table:style-name="ro1">
          <table:table-cell office:value-type="float" office:value="15692">
            <text:p>15692</text:p>
          </table:table-cell>
          <table:table-cell office:value-type="float" office:value="-1584">
            <text:p>-1584</text:p>
          </table:table-cell>
          <table:table-cell office:value-type="float" office:value="-5292">
            <text:p>-5292</text:p>
          </table:table-cell>
          <table:table-cell office:value-type="float" office:value="25.94">
            <text:p>25.94</text:p>
          </table:table-cell>
          <table:table-cell office:value-type="float" office:value="332">
            <text:p>332</text:p>
          </table:table-cell>
          <table:table-cell office:value-type="float" office:value="-180">
            <text:p>-180</text:p>
          </table:table-cell>
          <table:table-cell office:value-type="string">
            <text:p>199<text:tab/><text:tab/><text:tab/><text:tab/></text:p>
          </table:table-cell>
          <table:table-cell table:number-columns-repeated="2"/>
          <table:table-cell table:formula="of:=IF(ABS(([.C516]-[.$I$2])/16384) &gt; 0.1; ([.C516]-[.$I$2])/16384; 0)" office:value-type="float" office:value="-0.128114357972756">
            <text:p>-0.13</text:p>
          </table:table-cell>
          <table:table-cell table:formula="of:=[.K515]+[.J516]" office:value-type="float" office:value="-32.3437875600961">
            <text:p>-32.34</text:p>
          </table:table-cell>
          <table:table-cell table:number-columns-repeated="2"/>
          <table:table-cell table:formula="of:=([.C516]-[.$M$2])/16384" office:value-type="float" office:value="-0.128114357972756">
            <text:p>-0.13</text:p>
          </table:table-cell>
          <table:table-cell table:formula="of:=AVERAGE([.N499:.N515])" office:value-type="float" office:value="-0.0855620831565799">
            <text:p>-0.09</text:p>
          </table:table-cell>
          <table:table-cell table:formula="of:=[.N516]-[.O516]" office:value-type="float" office:value="-0.0425522748161765">
            <text:p>-0.043</text:p>
          </table:table-cell>
          <table:table-cell table:formula="of:=[.Q515]+[.P516]" office:value-type="float" office:value="-0.851505055147065">
            <text:p>-0.852</text:p>
          </table:table-cell>
          <table:table-cell table:number-columns-repeated="6"/>
          <table:table-cell table:formula="of:=([.A516]-[.T$2])/16384" office:value-type="float" office:value="-0.0378793569711539">
            <text:p>-0.04</text:p>
          </table:table-cell>
          <table:table-cell table:formula="of:=IF(ABS(([.B516]-[.U$2])/16384) &gt; 0.1; ([.B516]-[.U$2])/16384; 0)" office:value-type="float" office:value="0">
            <text:p>0.00</text:p>
          </table:table-cell>
          <table:table-cell table:formula="of:=IF(ABS(([.C516]-[.V$2])/16384) &gt; 0.1; ([.C516]-[.V$2])/16384; 0)" office:value-type="float" office:value="-0.128114357972756">
            <text:p>-0.13</text:p>
          </table:table-cell>
          <table:table-cell/>
          <table:table-cell table:formula="of:=SQRT([.X516]*[.X516]+[.Y516]*[.Y516]+[.Z516]*[.Z516])" office:value-type="float" office:value="0.133596910156334">
            <text:p>0.1336</text:p>
          </table:table-cell>
        </table:table-row>
        <table:table-row table:style-name="ro1">
          <table:table-cell office:value-type="float" office:value="15940">
            <text:p>15940</text:p>
          </table:table-cell>
          <table:table-cell office:value-type="float" office:value="-1416">
            <text:p>-1416</text:p>
          </table:table-cell>
          <table:table-cell office:value-type="float" office:value="-5396">
            <text:p>-5396</text:p>
          </table:table-cell>
          <table:table-cell office:value-type="float" office:value="25.94">
            <text:p>25.94</text:p>
          </table:table-cell>
          <table:table-cell office:value-type="float" office:value="206">
            <text:p>206</text:p>
          </table:table-cell>
          <table:table-cell office:value-type="float" office:value="-451">
            <text:p>-451</text:p>
          </table:table-cell>
          <table:table-cell office:value-type="string">
            <text:p>338<text:tab/><text:tab/><text:tab/><text:tab/></text:p>
          </table:table-cell>
          <table:table-cell table:number-columns-repeated="2"/>
          <table:table-cell table:formula="of:=IF(ABS(([.C517]-[.$I$2])/16384) &gt; 0.1; ([.C517]-[.$I$2])/16384; 0)" office:value-type="float" office:value="-0.134462014222756">
            <text:p>-0.13</text:p>
          </table:table-cell>
          <table:table-cell table:formula="of:=[.K516]+[.J517]" office:value-type="float" office:value="-32.4782495743189">
            <text:p>-32.48</text:p>
          </table:table-cell>
          <table:table-cell table:number-columns-repeated="2"/>
          <table:table-cell table:formula="of:=([.C517]-[.$M$2])/16384" office:value-type="float" office:value="-0.134462014222756">
            <text:p>-0.13</text:p>
          </table:table-cell>
          <table:table-cell table:formula="of:=AVERAGE([.N500:.N516])" office:value-type="float" office:value="-0.0895545004359917">
            <text:p>-0.09</text:p>
          </table:table-cell>
          <table:table-cell table:formula="of:=[.N517]-[.O517]" office:value-type="float" office:value="-0.0449075137867647">
            <text:p>-0.045</text:p>
          </table:table-cell>
          <table:table-cell table:formula="of:=[.Q516]+[.P517]" office:value-type="float" office:value="-0.896412568933829">
            <text:p>-0.896</text:p>
          </table:table-cell>
          <table:table-cell table:number-columns-repeated="6"/>
          <table:table-cell table:formula="of:=([.A517]-[.T$2])/16384" office:value-type="float" office:value="-0.0227426382211539">
            <text:p>-0.02</text:p>
          </table:table-cell>
          <table:table-cell table:formula="of:=IF(ABS(([.B517]-[.U$2])/16384) &gt; 0.1; ([.B517]-[.U$2])/16384; 0)" office:value-type="float" office:value="0">
            <text:p>0.00</text:p>
          </table:table-cell>
          <table:table-cell table:formula="of:=IF(ABS(([.C517]-[.V$2])/16384) &gt; 0.1; ([.C517]-[.V$2])/16384; 0)" office:value-type="float" office:value="-0.134462014222756">
            <text:p>-0.13</text:p>
          </table:table-cell>
          <table:table-cell/>
          <table:table-cell table:formula="of:=SQRT([.X517]*[.X517]+[.Y517]*[.Y517]+[.Z517]*[.Z517])" office:value-type="float" office:value="0.136371774433345">
            <text:p>0.1364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-1724">
            <text:p>-1724</text:p>
          </table:table-cell>
          <table:table-cell office:value-type="float" office:value="-5404">
            <text:p>-5404</text:p>
          </table:table-cell>
          <table:table-cell office:value-type="float" office:value="25.89">
            <text:p>25.89</text:p>
          </table:table-cell>
          <table:table-cell office:value-type="float" office:value="242">
            <text:p>242</text:p>
          </table:table-cell>
          <table:table-cell office:value-type="float" office:value="-277">
            <text:p>-277</text:p>
          </table:table-cell>
          <table:table-cell office:value-type="string">
            <text:p>258<text:tab/><text:tab/><text:tab/><text:tab/></text:p>
          </table:table-cell>
          <table:table-cell table:number-columns-repeated="2"/>
          <table:table-cell table:formula="of:=IF(ABS(([.C518]-[.$I$2])/16384) &gt; 0.1; ([.C518]-[.$I$2])/16384; 0)" office:value-type="float" office:value="-0.134950295472756">
            <text:p>-0.13</text:p>
          </table:table-cell>
          <table:table-cell table:formula="of:=[.K517]+[.J518]" office:value-type="float" office:value="-32.6131998697916">
            <text:p>-32.61</text:p>
          </table:table-cell>
          <table:table-cell table:number-columns-repeated="2"/>
          <table:table-cell table:formula="of:=([.C518]-[.$M$2])/16384" office:value-type="float" office:value="-0.134950295472756">
            <text:p>-0.13</text:p>
          </table:table-cell>
          <table:table-cell table:formula="of:=AVERAGE([.N501:.N517])" office:value-type="float" office:value="-0.0942793395904035">
            <text:p>-0.09</text:p>
          </table:table-cell>
          <table:table-cell table:formula="of:=[.N518]-[.O518]" office:value-type="float" office:value="-0.040670955882353">
            <text:p>-0.041</text:p>
          </table:table-cell>
          <table:table-cell table:formula="of:=[.Q517]+[.P518]" office:value-type="float" office:value="-0.937083524816182">
            <text:p>-0.937</text:p>
          </table:table-cell>
          <table:table-cell table:number-columns-repeated="6"/>
          <table:table-cell table:formula="of:=([.A518]-[.T$2])/16384" office:value-type="float" office:value="-0.0312875600961539">
            <text:p>-0.03</text:p>
          </table:table-cell>
          <table:table-cell table:formula="of:=IF(ABS(([.B518]-[.U$2])/16384) &gt; 0.1; ([.B518]-[.U$2])/16384; 0)" office:value-type="float" office:value="0">
            <text:p>0.00</text:p>
          </table:table-cell>
          <table:table-cell table:formula="of:=IF(ABS(([.C518]-[.V$2])/16384) &gt; 0.1; ([.C518]-[.V$2])/16384; 0)" office:value-type="float" office:value="-0.134950295472756">
            <text:p>-0.13</text:p>
          </table:table-cell>
          <table:table-cell/>
          <table:table-cell table:formula="of:=SQRT([.X518]*[.X518]+[.Y518]*[.Y518]+[.Z518]*[.Z518])" office:value-type="float" office:value="0.138529757326557">
            <text:p>0.1385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1636">
            <text:p>-1636</text:p>
          </table:table-cell>
          <table:table-cell office:value-type="float" office:value="-5736">
            <text:p>-5736</text:p>
          </table:table-cell>
          <table:table-cell office:value-type="float" office:value="25.89">
            <text:p>25.89</text:p>
          </table:table-cell>
          <table:table-cell office:value-type="float" office:value="379">
            <text:p>379</text:p>
          </table:table-cell>
          <table:table-cell office:value-type="float" office:value="-315">
            <text:p>-315</text:p>
          </table:table-cell>
          <table:table-cell office:value-type="string">
            <text:p>129<text:tab/><text:tab/><text:tab/><text:tab/></text:p>
          </table:table-cell>
          <table:table-cell table:number-columns-repeated="2"/>
          <table:table-cell table:formula="of:=IF(ABS(([.C519]-[.$I$2])/16384) &gt; 0.1; ([.C519]-[.$I$2])/16384; 0)" office:value-type="float" office:value="-0.155213967347756">
            <text:p>-0.16</text:p>
          </table:table-cell>
          <table:table-cell table:formula="of:=[.K518]+[.J519]" office:value-type="float" office:value="-32.7684138371394">
            <text:p>-32.77</text:p>
          </table:table-cell>
          <table:table-cell table:number-columns-repeated="2"/>
          <table:table-cell table:formula="of:=([.C519]-[.$M$2])/16384" office:value-type="float" office:value="-0.155213967347756">
            <text:p>-0.16</text:p>
          </table:table-cell>
          <table:table-cell table:formula="of:=AVERAGE([.N502:.N518])" office:value-type="float" office:value="-0.100425938855109">
            <text:p>-0.10</text:p>
          </table:table-cell>
          <table:table-cell table:formula="of:=[.N519]-[.O519]" office:value-type="float" office:value="-0.0547880284926471">
            <text:p>-0.055</text:p>
          </table:table-cell>
          <table:table-cell table:formula="of:=[.Q518]+[.P519]" office:value-type="float" office:value="-0.991871553308829">
            <text:p>-0.992</text:p>
          </table:table-cell>
          <table:table-cell table:number-columns-repeated="6"/>
          <table:table-cell table:formula="of:=([.A519]-[.T$2])/16384" office:value-type="float" office:value="-0.0373910757211539">
            <text:p>-0.04</text:p>
          </table:table-cell>
          <table:table-cell table:formula="of:=IF(ABS(([.B519]-[.U$2])/16384) &gt; 0.1; ([.B519]-[.U$2])/16384; 0)" office:value-type="float" office:value="0">
            <text:p>0.00</text:p>
          </table:table-cell>
          <table:table-cell table:formula="of:=IF(ABS(([.C519]-[.V$2])/16384) &gt; 0.1; ([.C519]-[.V$2])/16384; 0)" office:value-type="float" office:value="-0.155213967347756">
            <text:p>-0.16</text:p>
          </table:table-cell>
          <table:table-cell/>
          <table:table-cell table:formula="of:=SQRT([.X519]*[.X519]+[.Y519]*[.Y519]+[.Z519]*[.Z519])" office:value-type="float" office:value="0.159654214486857">
            <text:p>0.1597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1444">
            <text:p>-1444</text:p>
          </table:table-cell>
          <table:table-cell office:value-type="float" office:value="-5696">
            <text:p>-5696</text:p>
          </table:table-cell>
          <table:table-cell office:value-type="float" office:value="25.94">
            <text:p>25.94</text:p>
          </table:table-cell>
          <table:table-cell office:value-type="float" office:value="366">
            <text:p>366</text:p>
          </table:table-cell>
          <table:table-cell office:value-type="float" office:value="-677">
            <text:p>-677</text:p>
          </table:table-cell>
          <table:table-cell office:value-type="string">
            <text:p>75<text:tab/><text:tab/><text:tab/><text:tab/></text:p>
          </table:table-cell>
          <table:table-cell table:number-columns-repeated="2"/>
          <table:table-cell table:formula="of:=IF(ABS(([.C520]-[.$I$2])/16384) &gt; 0.1; ([.C520]-[.$I$2])/16384; 0)" office:value-type="float" office:value="-0.152772561097756">
            <text:p>-0.15</text:p>
          </table:table-cell>
          <table:table-cell table:formula="of:=[.K519]+[.J520]" office:value-type="float" office:value="-32.9211863982371">
            <text:p>-32.92</text:p>
          </table:table-cell>
          <table:table-cell table:number-columns-repeated="2"/>
          <table:table-cell table:formula="of:=([.C520]-[.$M$2])/16384" office:value-type="float" office:value="-0.152772561097756">
            <text:p>-0.15</text:p>
          </table:table-cell>
          <table:table-cell table:formula="of:=AVERAGE([.N503:.N519])" office:value-type="float" office:value="-0.107649629112462">
            <text:p>-0.11</text:p>
          </table:table-cell>
          <table:table-cell table:formula="of:=[.N520]-[.O520]" office:value-type="float" office:value="-0.0451229319852941">
            <text:p>-0.045</text:p>
          </table:table-cell>
          <table:table-cell table:formula="of:=[.Q519]+[.P520]" office:value-type="float" office:value="-1.03699448529412">
            <text:p>-1.037</text:p>
          </table:table-cell>
          <table:table-cell table:number-columns-repeated="6"/>
          <table:table-cell table:formula="of:=([.A520]-[.T$2])/16384" office:value-type="float" office:value="-0.0337289663461539">
            <text:p>-0.03</text:p>
          </table:table-cell>
          <table:table-cell table:formula="of:=IF(ABS(([.B520]-[.U$2])/16384) &gt; 0.1; ([.B520]-[.U$2])/16384; 0)" office:value-type="float" office:value="0">
            <text:p>0.00</text:p>
          </table:table-cell>
          <table:table-cell table:formula="of:=IF(ABS(([.C520]-[.V$2])/16384) &gt; 0.1; ([.C520]-[.V$2])/16384; 0)" office:value-type="float" office:value="-0.152772561097756">
            <text:p>-0.15</text:p>
          </table:table-cell>
          <table:table-cell/>
          <table:table-cell table:formula="of:=SQRT([.X520]*[.X520]+[.Y520]*[.Y520]+[.Z520]*[.Z520])" office:value-type="float" office:value="0.156451585467031">
            <text:p>0.1565</text:p>
          </table:table-cell>
        </table:table-row>
        <table:table-row table:style-name="ro1">
          <table:table-cell office:value-type="float" office:value="15404">
            <text:p>15404</text:p>
          </table:table-cell>
          <table:table-cell office:value-type="float" office:value="-1676">
            <text:p>-1676</text:p>
          </table:table-cell>
          <table:table-cell office:value-type="float" office:value="-5680">
            <text:p>-5680</text:p>
          </table:table-cell>
          <table:table-cell office:value-type="float" office:value="25.85">
            <text:p>25.85</text:p>
          </table:table-cell>
          <table:table-cell office:value-type="float" office:value="358">
            <text:p>358</text:p>
          </table:table-cell>
          <table:table-cell office:value-type="float" office:value="-505">
            <text:p>-505</text:p>
          </table:table-cell>
          <table:table-cell office:value-type="string">
            <text:p>23<text:tab/><text:tab/><text:tab/><text:tab/></text:p>
          </table:table-cell>
          <table:table-cell table:number-columns-repeated="2"/>
          <table:table-cell table:formula="of:=IF(ABS(([.C521]-[.$I$2])/16384) &gt; 0.1; ([.C521]-[.$I$2])/16384; 0)" office:value-type="float" office:value="-0.151795998597756">
            <text:p>-0.15</text:p>
          </table:table-cell>
          <table:table-cell table:formula="of:=[.K520]+[.J521]" office:value-type="float" office:value="-33.0729823968349">
            <text:p>-33.07</text:p>
          </table:table-cell>
          <table:table-cell table:number-columns-repeated="2"/>
          <table:table-cell table:formula="of:=([.C521]-[.$M$2])/16384" office:value-type="float" office:value="-0.151795998597756">
            <text:p>-0.15</text:p>
          </table:table-cell>
          <table:table-cell table:formula="of:=AVERAGE([.N504:.N520])" office:value-type="float" office:value="-0.115663186097756">
            <text:p>-0.12</text:p>
          </table:table-cell>
          <table:table-cell table:formula="of:=[.N521]-[.O521]" office:value-type="float" office:value="-0.0361328125">
            <text:p>-0.036</text:p>
          </table:table-cell>
          <table:table-cell table:formula="of:=[.Q520]+[.P521]" office:value-type="float" office:value="-1.07312729779412">
            <text:p>-1.073</text:p>
          </table:table-cell>
          <table:table-cell table:number-columns-repeated="6"/>
          <table:table-cell table:formula="of:=([.A521]-[.T$2])/16384" office:value-type="float" office:value="-0.0554574819711539">
            <text:p>-0.06</text:p>
          </table:table-cell>
          <table:table-cell table:formula="of:=IF(ABS(([.B521]-[.U$2])/16384) &gt; 0.1; ([.B521]-[.U$2])/16384; 0)" office:value-type="float" office:value="0">
            <text:p>0.00</text:p>
          </table:table-cell>
          <table:table-cell table:formula="of:=IF(ABS(([.C521]-[.V$2])/16384) &gt; 0.1; ([.C521]-[.V$2])/16384; 0)" office:value-type="float" office:value="-0.151795998597756">
            <text:p>-0.15</text:p>
          </table:table-cell>
          <table:table-cell/>
          <table:table-cell table:formula="of:=SQRT([.X521]*[.X521]+[.Y521]*[.Y521]+[.Z521]*[.Z521])" office:value-type="float" office:value="0.161609274167267">
            <text:p>0.1616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432">
            <text:p>-1432</text:p>
          </table:table-cell>
          <table:table-cell office:value-type="float" office:value="-5908">
            <text:p>-5908</text:p>
          </table:table-cell>
          <table:table-cell office:value-type="float" office:value="25.94">
            <text:p>25.94</text:p>
          </table:table-cell>
          <table:table-cell office:value-type="float" office:value="286">
            <text:p>286</text:p>
          </table:table-cell>
          <table:table-cell office:value-type="float" office:value="-186">
            <text:p>-186</text:p>
          </table:table-cell>
          <table:table-cell office:value-type="string">
            <text:p>-23<text:tab/><text:tab/><text:tab/><text:tab/></text:p>
          </table:table-cell>
          <table:table-cell table:number-columns-repeated="2"/>
          <table:table-cell table:formula="of:=IF(ABS(([.C522]-[.$I$2])/16384) &gt; 0.1; ([.C522]-[.$I$2])/16384; 0)" office:value-type="float" office:value="-0.165712014222756">
            <text:p>-0.17</text:p>
          </table:table-cell>
          <table:table-cell table:formula="of:=[.K521]+[.J522]" office:value-type="float" office:value="-33.2386944110576">
            <text:p>-33.24</text:p>
          </table:table-cell>
          <table:table-cell table:number-columns-repeated="2"/>
          <table:table-cell table:formula="of:=([.C522]-[.$M$2])/16384" office:value-type="float" office:value="-0.165712014222756">
            <text:p>-0.17</text:p>
          </table:table-cell>
          <table:table-cell table:formula="of:=AVERAGE([.N505:.N521])" office:value-type="float" office:value="-0.121536922310992">
            <text:p>-0.12</text:p>
          </table:table-cell>
          <table:table-cell table:formula="of:=[.N522]-[.O522]" office:value-type="float" office:value="-0.0441750919117647">
            <text:p>-0.044</text:p>
          </table:table-cell>
          <table:table-cell table:formula="of:=[.Q521]+[.P522]" office:value-type="float" office:value="-1.11730238970589">
            <text:p>-1.117</text:p>
          </table:table-cell>
          <table:table-cell table:number-columns-repeated="6"/>
          <table:table-cell table:formula="of:=([.A522]-[.T$2])/16384" office:value-type="float" office:value="-0.0273813100961539">
            <text:p>-0.03</text:p>
          </table:table-cell>
          <table:table-cell table:formula="of:=IF(ABS(([.B522]-[.U$2])/16384) &gt; 0.1; ([.B522]-[.U$2])/16384; 0)" office:value-type="float" office:value="0">
            <text:p>0.00</text:p>
          </table:table-cell>
          <table:table-cell table:formula="of:=IF(ABS(([.C522]-[.V$2])/16384) &gt; 0.1; ([.C522]-[.V$2])/16384; 0)" office:value-type="float" office:value="-0.165712014222756">
            <text:p>-0.17</text:p>
          </table:table-cell>
          <table:table-cell/>
          <table:table-cell table:formula="of:=SQRT([.X522]*[.X522]+[.Y522]*[.Y522]+[.Z522]*[.Z522])" office:value-type="float" office:value="0.167958946770765">
            <text:p>0.1680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-1448">
            <text:p>-1448</text:p>
          </table:table-cell>
          <table:table-cell office:value-type="float" office:value="-5876">
            <text:p>-5876</text:p>
          </table:table-cell>
          <table:table-cell office:value-type="float" office:value="25.99">
            <text:p>25.99</text:p>
          </table:table-cell>
          <table:table-cell office:value-type="float" office:value="360">
            <text:p>360</text:p>
          </table:table-cell>
          <table:table-cell office:value-type="float" office:value="-154">
            <text:p>-154</text:p>
          </table:table-cell>
          <table:table-cell office:value-type="string">
            <text:p>1<text:tab/><text:tab/><text:tab/><text:tab/></text:p>
          </table:table-cell>
          <table:table-cell table:number-columns-repeated="2"/>
          <table:table-cell table:formula="of:=IF(ABS(([.C523]-[.$I$2])/16384) &gt; 0.1; ([.C523]-[.$I$2])/16384; 0)" office:value-type="float" office:value="-0.163758889222756">
            <text:p>-0.16</text:p>
          </table:table-cell>
          <table:table-cell table:formula="of:=[.K522]+[.J523]" office:value-type="float" office:value="-33.4024533002804">
            <text:p>-33.40</text:p>
          </table:table-cell>
          <table:table-cell table:number-columns-repeated="2"/>
          <table:table-cell table:formula="of:=([.C523]-[.$M$2])/16384" office:value-type="float" office:value="-0.163758889222756">
            <text:p>-0.16</text:p>
          </table:table-cell>
          <table:table-cell table:formula="of:=AVERAGE([.N506:.N522])" office:value-type="float" office:value="-0.126434096024227">
            <text:p>-0.13</text:p>
          </table:table-cell>
          <table:table-cell table:formula="of:=[.N523]-[.O523]" office:value-type="float" office:value="-0.0373247931985294">
            <text:p>-0.037</text:p>
          </table:table-cell>
          <table:table-cell table:formula="of:=[.Q522]+[.P523]" office:value-type="float" office:value="-1.15462718290442">
            <text:p>-1.155</text:p>
          </table:table-cell>
          <table:table-cell table:number-columns-repeated="6"/>
          <table:table-cell table:formula="of:=([.A523]-[.T$2])/16384" office:value-type="float" office:value="-0.0337289663461539">
            <text:p>-0.03</text:p>
          </table:table-cell>
          <table:table-cell table:formula="of:=IF(ABS(([.B523]-[.U$2])/16384) &gt; 0.1; ([.B523]-[.U$2])/16384; 0)" office:value-type="float" office:value="0">
            <text:p>0.00</text:p>
          </table:table-cell>
          <table:table-cell table:formula="of:=IF(ABS(([.C523]-[.V$2])/16384) &gt; 0.1; ([.C523]-[.V$2])/16384; 0)" office:value-type="float" office:value="-0.163758889222756">
            <text:p>-0.16</text:p>
          </table:table-cell>
          <table:table-cell/>
          <table:table-cell table:formula="of:=SQRT([.X523]*[.X523]+[.Y523]*[.Y523]+[.Z523]*[.Z523])" office:value-type="float" office:value="0.167196342574385">
            <text:p>0.1672</text:p>
          </table:table-cell>
        </table:table-row>
        <table:table-row table:style-name="ro1">
          <table:table-cell office:value-type="float" office:value="15740">
            <text:p>15740</text:p>
          </table:table-cell>
          <table:table-cell office:value-type="float" office:value="-1472">
            <text:p>-1472</text:p>
          </table:table-cell>
          <table:table-cell office:value-type="float" office:value="-5736">
            <text:p>-5736</text:p>
          </table:table-cell>
          <table:table-cell office:value-type="float" office:value="25.8">
            <text:p>25.8</text:p>
          </table:table-cell>
          <table:table-cell office:value-type="float" office:value="227">
            <text:p>227</text:p>
          </table:table-cell>
          <table:table-cell office:value-type="float" office:value="-288">
            <text:p>-288</text:p>
          </table:table-cell>
          <table:table-cell office:value-type="string">
            <text:p>128<text:tab/><text:tab/><text:tab/><text:tab/></text:p>
          </table:table-cell>
          <table:table-cell table:number-columns-repeated="2"/>
          <table:table-cell table:formula="of:=IF(ABS(([.C524]-[.$I$2])/16384) &gt; 0.1; ([.C524]-[.$I$2])/16384; 0)" office:value-type="float" office:value="-0.155213967347756">
            <text:p>-0.16</text:p>
          </table:table-cell>
          <table:table-cell table:formula="of:=[.K523]+[.J524]" office:value-type="float" office:value="-33.5576672676282">
            <text:p>-33.56</text:p>
          </table:table-cell>
          <table:table-cell table:number-columns-repeated="2"/>
          <table:table-cell table:formula="of:=([.C524]-[.$M$2])/16384" office:value-type="float" office:value="-0.155213967347756">
            <text:p>-0.16</text:p>
          </table:table-cell>
          <table:table-cell table:formula="of:=AVERAGE([.N507:.N523])" office:value-type="float" office:value="-0.132393999516874">
            <text:p>-0.13</text:p>
          </table:table-cell>
          <table:table-cell table:formula="of:=[.N524]-[.O524]" office:value-type="float" office:value="-0.0228199678308824">
            <text:p>-0.023</text:p>
          </table:table-cell>
          <table:table-cell table:formula="of:=[.Q523]+[.P524]" office:value-type="float" office:value="-1.1774471507353">
            <text:p>-1.177</text:p>
          </table:table-cell>
          <table:table-cell table:number-columns-repeated="6"/>
          <table:table-cell table:formula="of:=([.A524]-[.T$2])/16384" office:value-type="float" office:value="-0.0349496694711539">
            <text:p>-0.03</text:p>
          </table:table-cell>
          <table:table-cell table:formula="of:=IF(ABS(([.B524]-[.U$2])/16384) &gt; 0.1; ([.B524]-[.U$2])/16384; 0)" office:value-type="float" office:value="0">
            <text:p>0.00</text:p>
          </table:table-cell>
          <table:table-cell table:formula="of:=IF(ABS(([.C524]-[.V$2])/16384) &gt; 0.1; ([.C524]-[.V$2])/16384; 0)" office:value-type="float" office:value="-0.155213967347756">
            <text:p>-0.16</text:p>
          </table:table-cell>
          <table:table-cell/>
          <table:table-cell table:formula="of:=SQRT([.X524]*[.X524]+[.Y524]*[.Y524]+[.Z524]*[.Z524])" office:value-type="float" office:value="0.159100141596333">
            <text:p>0.1591</text:p>
          </table:table-cell>
        </table:table-row>
        <table:table-row table:style-name="ro1">
          <table:table-cell office:value-type="float" office:value="15756">
            <text:p>15756</text:p>
          </table:table-cell>
          <table:table-cell office:value-type="float" office:value="-1484">
            <text:p>-1484</text:p>
          </table:table-cell>
          <table:table-cell office:value-type="float" office:value="-5940">
            <text:p>-5940</text:p>
          </table:table-cell>
          <table:table-cell office:value-type="float" office:value="25.89">
            <text:p>25.89</text:p>
          </table:table-cell>
          <table:table-cell office:value-type="float" office:value="243">
            <text:p>243</text:p>
          </table:table-cell>
          <table:table-cell office:value-type="float" office:value="-199">
            <text:p>-199</text:p>
          </table:table-cell>
          <table:table-cell office:value-type="string">
            <text:p>162<text:tab/><text:tab/><text:tab/><text:tab/></text:p>
          </table:table-cell>
          <table:table-cell table:number-columns-repeated="2"/>
          <table:table-cell table:formula="of:=IF(ABS(([.C525]-[.$I$2])/16384) &gt; 0.1; ([.C525]-[.$I$2])/16384; 0)" office:value-type="float" office:value="-0.167665139222756">
            <text:p>-0.17</text:p>
          </table:table-cell>
          <table:table-cell table:formula="of:=[.K524]+[.J525]" office:value-type="float" office:value="-33.7253324068509">
            <text:p>-33.73</text:p>
          </table:table-cell>
          <table:table-cell table:number-columns-repeated="2"/>
          <table:table-cell table:formula="of:=([.C525]-[.$M$2])/16384" office:value-type="float" office:value="-0.167665139222756">
            <text:p>-0.17</text:p>
          </table:table-cell>
          <table:table-cell table:formula="of:=AVERAGE([.N508:.N524])" office:value-type="float" office:value="-0.137578397494815">
            <text:p>-0.14</text:p>
          </table:table-cell>
          <table:table-cell table:formula="of:=[.N525]-[.O525]" office:value-type="float" office:value="-0.0300867417279412">
            <text:p>-0.030</text:p>
          </table:table-cell>
          <table:table-cell table:formula="of:=[.Q524]+[.P525]" office:value-type="float" office:value="-1.20753389246324">
            <text:p>-1.208</text:p>
          </table:table-cell>
          <table:table-cell table:number-columns-repeated="6"/>
          <table:table-cell table:formula="of:=([.A525]-[.T$2])/16384" office:value-type="float" office:value="-0.0339731069711539">
            <text:p>-0.03</text:p>
          </table:table-cell>
          <table:table-cell table:formula="of:=IF(ABS(([.B525]-[.U$2])/16384) &gt; 0.1; ([.B525]-[.U$2])/16384; 0)" office:value-type="float" office:value="0">
            <text:p>0.00</text:p>
          </table:table-cell>
          <table:table-cell table:formula="of:=IF(ABS(([.C525]-[.V$2])/16384) &gt; 0.1; ([.C525]-[.V$2])/16384; 0)" office:value-type="float" office:value="-0.167665139222756">
            <text:p>-0.17</text:p>
          </table:table-cell>
          <table:table-cell/>
          <table:table-cell table:formula="of:=SQRT([.X525]*[.X525]+[.Y525]*[.Y525]+[.Z525]*[.Z525])" office:value-type="float" office:value="0.17107241422234">
            <text:p>0.1711</text:p>
          </table:table-cell>
        </table:table-row>
        <table:table-row table:style-name="ro1">
          <table:table-cell office:value-type="float" office:value="15476">
            <text:p>15476</text:p>
          </table:table-cell>
          <table:table-cell office:value-type="float" office:value="-1808">
            <text:p>-1808</text:p>
          </table:table-cell>
          <table:table-cell office:value-type="float" office:value="-5832">
            <text:p>-5832</text:p>
          </table:table-cell>
          <table:table-cell office:value-type="float" office:value="25.85">
            <text:p>25.85</text:p>
          </table:table-cell>
          <table:table-cell office:value-type="float" office:value="127">
            <text:p>127</text:p>
          </table:table-cell>
          <table:table-cell office:value-type="float" office:value="-255">
            <text:p>-255</text:p>
          </table:table-cell>
          <table:table-cell office:value-type="string">
            <text:p>268<text:tab/><text:tab/><text:tab/><text:tab/></text:p>
          </table:table-cell>
          <table:table-cell table:number-columns-repeated="2"/>
          <table:table-cell table:formula="of:=IF(ABS(([.C526]-[.$I$2])/16384) &gt; 0.1; ([.C526]-[.$I$2])/16384; 0)" office:value-type="float" office:value="-0.161073342347756">
            <text:p>-0.16</text:p>
          </table:table-cell>
          <table:table-cell table:formula="of:=[.K525]+[.J526]" office:value-type="float" office:value="-33.8864057491987">
            <text:p>-33.89</text:p>
          </table:table-cell>
          <table:table-cell table:number-columns-repeated="2"/>
          <table:table-cell table:formula="of:=([.C526]-[.$M$2])/16384" office:value-type="float" office:value="-0.161073342347756">
            <text:p>-0.16</text:p>
          </table:table-cell>
          <table:table-cell table:formula="of:=AVERAGE([.N509:.N525])" office:value-type="float" office:value="-0.141269229296286">
            <text:p>-0.14</text:p>
          </table:table-cell>
          <table:table-cell table:formula="of:=[.N526]-[.O526]" office:value-type="float" office:value="-0.0198041130514706">
            <text:p>-0.020</text:p>
          </table:table-cell>
          <table:table-cell table:formula="of:=[.Q525]+[.P526]" office:value-type="float" office:value="-1.22733800551471">
            <text:p>-1.227</text:p>
          </table:table-cell>
          <table:table-cell table:number-columns-repeated="6"/>
          <table:table-cell table:formula="of:=([.A526]-[.T$2])/16384" office:value-type="float" office:value="-0.0510629507211539">
            <text:p>-0.05</text:p>
          </table:table-cell>
          <table:table-cell table:formula="of:=IF(ABS(([.B526]-[.U$2])/16384) &gt; 0.1; ([.B526]-[.U$2])/16384; 0)" office:value-type="float" office:value="0">
            <text:p>0.00</text:p>
          </table:table-cell>
          <table:table-cell table:formula="of:=IF(ABS(([.C526]-[.V$2])/16384) &gt; 0.1; ([.C526]-[.V$2])/16384; 0)" office:value-type="float" office:value="-0.161073342347756">
            <text:p>-0.16</text:p>
          </table:table-cell>
          <table:table-cell/>
          <table:table-cell table:formula="of:=SQRT([.X526]*[.X526]+[.Y526]*[.Y526]+[.Z526]*[.Z526])" office:value-type="float" office:value="0.168973508430844">
            <text:p>0.1690</text:p>
          </table:table-cell>
        </table:table-row>
        <table:table-row table:style-name="ro1">
          <table:table-cell office:value-type="float" office:value="15612">
            <text:p>15612</text:p>
          </table:table-cell>
          <table:table-cell office:value-type="float" office:value="-1484">
            <text:p>-1484</text:p>
          </table:table-cell>
          <table:table-cell office:value-type="float" office:value="-6064">
            <text:p>-6064</text:p>
          </table:table-cell>
          <table:table-cell office:value-type="float" office:value="25.94">
            <text:p>25.94</text:p>
          </table:table-cell>
          <table:table-cell office:value-type="float" office:value="161">
            <text:p>161</text:p>
          </table:table-cell>
          <table:table-cell office:value-type="float" office:value="-102">
            <text:p>-102</text:p>
          </table:table-cell>
          <table:table-cell office:value-type="string">
            <text:p>194<text:tab/><text:tab/><text:tab/><text:tab/></text:p>
          </table:table-cell>
          <table:table-cell table:number-columns-repeated="2"/>
          <table:table-cell table:formula="of:=IF(ABS(([.C527]-[.$I$2])/16384) &gt; 0.1; ([.C527]-[.$I$2])/16384; 0)" office:value-type="float" office:value="-0.175233498597756">
            <text:p>-0.18</text:p>
          </table:table-cell>
          <table:table-cell table:formula="of:=[.K526]+[.J527]" office:value-type="float" office:value="-34.0616392477964">
            <text:p>-34.06</text:p>
          </table:table-cell>
          <table:table-cell table:number-columns-repeated="2"/>
          <table:table-cell table:formula="of:=([.C527]-[.$M$2])/16384" office:value-type="float" office:value="-0.175233498597756">
            <text:p>-0.18</text:p>
          </table:table-cell>
          <table:table-cell table:formula="of:=AVERAGE([.N510:.N526])" office:value-type="float" office:value="-0.14317927065658">
            <text:p>-0.14</text:p>
          </table:table-cell>
          <table:table-cell table:formula="of:=[.N527]-[.O527]" office:value-type="float" office:value="-0.0320542279411765">
            <text:p>-0.032</text:p>
          </table:table-cell>
          <table:table-cell table:formula="of:=[.Q526]+[.P527]" office:value-type="float" office:value="-1.25939223345589">
            <text:p>-1.259</text:p>
          </table:table-cell>
          <table:table-cell table:number-columns-repeated="6"/>
          <table:table-cell table:formula="of:=([.A527]-[.T$2])/16384" office:value-type="float" office:value="-0.0427621694711539">
            <text:p>-0.04</text:p>
          </table:table-cell>
          <table:table-cell table:formula="of:=IF(ABS(([.B527]-[.U$2])/16384) &gt; 0.1; ([.B527]-[.U$2])/16384; 0)" office:value-type="float" office:value="0">
            <text:p>0.00</text:p>
          </table:table-cell>
          <table:table-cell table:formula="of:=IF(ABS(([.C527]-[.V$2])/16384) &gt; 0.1; ([.C527]-[.V$2])/16384; 0)" office:value-type="float" office:value="-0.175233498597756">
            <text:p>-0.18</text:p>
          </table:table-cell>
          <table:table-cell/>
          <table:table-cell table:formula="of:=SQRT([.X527]*[.X527]+[.Y527]*[.Y527]+[.Z527]*[.Z527])" office:value-type="float" office:value="0.180375669558534">
            <text:p>0.1804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1632">
            <text:p>-1632</text:p>
          </table:table-cell>
          <table:table-cell office:value-type="float" office:value="-6088">
            <text:p>-6088</text:p>
          </table:table-cell>
          <table:table-cell office:value-type="float" office:value="25.94">
            <text:p>25.94</text:p>
          </table:table-cell>
          <table:table-cell office:value-type="float" office:value="215">
            <text:p>215</text:p>
          </table:table-cell>
          <table:table-cell office:value-type="float" office:value="-109">
            <text:p>-109</text:p>
          </table:table-cell>
          <table:table-cell office:value-type="string">
            <text:p>111<text:tab/><text:tab/><text:tab/><text:tab/></text:p>
          </table:table-cell>
          <table:table-cell table:number-columns-repeated="2"/>
          <table:table-cell table:formula="of:=IF(ABS(([.C528]-[.$I$2])/16384) &gt; 0.1; ([.C528]-[.$I$2])/16384; 0)" office:value-type="float" office:value="-0.176698342347756">
            <text:p>-0.18</text:p>
          </table:table-cell>
          <table:table-cell table:formula="of:=[.K527]+[.J528]" office:value-type="float" office:value="-34.2383375901442">
            <text:p>-34.24</text:p>
          </table:table-cell>
          <table:table-cell table:number-columns-repeated="2"/>
          <table:table-cell table:formula="of:=([.C528]-[.$M$2])/16384" office:value-type="float" office:value="-0.176698342347756">
            <text:p>-0.18</text:p>
          </table:table-cell>
          <table:table-cell table:formula="of:=AVERAGE([.N511:.N527])" office:value-type="float" office:value="-0.146137680583051">
            <text:p>-0.15</text:p>
          </table:table-cell>
          <table:table-cell table:formula="of:=[.N528]-[.O528]" office:value-type="float" office:value="-0.0305606617647059">
            <text:p>-0.031</text:p>
          </table:table-cell>
          <table:table-cell table:formula="of:=[.Q527]+[.P528]" office:value-type="float" office:value="-1.28995289522059">
            <text:p>-1.290</text:p>
          </table:table-cell>
          <table:table-cell table:number-columns-repeated="6"/>
          <table:table-cell table:formula="of:=([.A528]-[.T$2])/16384" office:value-type="float" office:value="-0.0442270132211539">
            <text:p>-0.04</text:p>
          </table:table-cell>
          <table:table-cell table:formula="of:=IF(ABS(([.B528]-[.U$2])/16384) &gt; 0.1; ([.B528]-[.U$2])/16384; 0)" office:value-type="float" office:value="0">
            <text:p>0.00</text:p>
          </table:table-cell>
          <table:table-cell table:formula="of:=IF(ABS(([.C528]-[.V$2])/16384) &gt; 0.1; ([.C528]-[.V$2])/16384; 0)" office:value-type="float" office:value="-0.176698342347756">
            <text:p>-0.18</text:p>
          </table:table-cell>
          <table:table-cell/>
          <table:table-cell table:formula="of:=SQRT([.X528]*[.X528]+[.Y528]*[.Y528]+[.Z528]*[.Z528])" office:value-type="float" office:value="0.182149205013113">
            <text:p>0.1821</text:p>
          </table:table-cell>
        </table:table-row>
        <table:table-row table:style-name="ro1">
          <table:table-cell office:value-type="float" office:value="15688">
            <text:p>15688</text:p>
          </table:table-cell>
          <table:table-cell office:value-type="float" office:value="-1464">
            <text:p>-1464</text:p>
          </table:table-cell>
          <table:table-cell office:value-type="float" office:value="-5852">
            <text:p>-5852</text:p>
          </table:table-cell>
          <table:table-cell office:value-type="float" office:value="25.99">
            <text:p>25.99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office:value-type="string">
            <text:p>1<text:tab/><text:tab/><text:tab/><text:tab/></text:p>
          </table:table-cell>
          <table:table-cell table:number-columns-repeated="2"/>
          <table:table-cell table:formula="of:=IF(ABS(([.C529]-[.$I$2])/16384) &gt; 0.1; ([.C529]-[.$I$2])/16384; 0)" office:value-type="float" office:value="-0.162294045472756">
            <text:p>-0.16</text:p>
          </table:table-cell>
          <table:table-cell table:formula="of:=[.K528]+[.J529]" office:value-type="float" office:value="-34.4006316356169">
            <text:p>-34.40</text:p>
          </table:table-cell>
          <table:table-cell table:number-columns-repeated="2"/>
          <table:table-cell table:formula="of:=([.C529]-[.$M$2])/16384" office:value-type="float" office:value="-0.162294045472756">
            <text:p>-0.16</text:p>
          </table:table-cell>
          <table:table-cell table:formula="of:=AVERAGE([.N512:.N528])" office:value-type="float" office:value="-0.150072653009521">
            <text:p>-0.15</text:p>
          </table:table-cell>
          <table:table-cell table:formula="of:=[.N529]-[.O529]" office:value-type="float" office:value="-0.0122213924632353">
            <text:p>-0.012</text:p>
          </table:table-cell>
          <table:table-cell table:formula="of:=[.Q528]+[.P529]" office:value-type="float" office:value="-1.30217428768383">
            <text:p>-1.302</text:p>
          </table:table-cell>
          <table:table-cell table:number-columns-repeated="6"/>
          <table:table-cell table:formula="of:=([.A529]-[.T$2])/16384" office:value-type="float" office:value="-0.0381234975961539">
            <text:p>-0.04</text:p>
          </table:table-cell>
          <table:table-cell table:formula="of:=IF(ABS(([.B529]-[.U$2])/16384) &gt; 0.1; ([.B529]-[.U$2])/16384; 0)" office:value-type="float" office:value="0">
            <text:p>0.00</text:p>
          </table:table-cell>
          <table:table-cell table:formula="of:=IF(ABS(([.C529]-[.V$2])/16384) &gt; 0.1; ([.C529]-[.V$2])/16384; 0)" office:value-type="float" office:value="-0.162294045472756">
            <text:p>-0.16</text:p>
          </table:table-cell>
          <table:table-cell/>
          <table:table-cell table:formula="of:=SQRT([.X529]*[.X529]+[.Y529]*[.Y529]+[.Z529]*[.Z529])" office:value-type="float" office:value="0.166711602070393">
            <text:p>0.1667</text:p>
          </table:table-cell>
        </table:table-row>
        <table:table-row table:style-name="ro1">
          <table:table-cell office:value-type="float" office:value="15580">
            <text:p>15580</text:p>
          </table:table-cell>
          <table:table-cell office:value-type="float" office:value="-1568">
            <text:p>-1568</text:p>
          </table:table-cell>
          <table:table-cell office:value-type="float" office:value="-5864">
            <text:p>-5864</text:p>
          </table:table-cell>
          <table:table-cell office:value-type="float" office:value="25.85">
            <text:p>25.85</text:p>
          </table:table-cell>
          <table:table-cell office:value-type="float" office:value="194">
            <text:p>194</text:p>
          </table:table-cell>
          <table:table-cell office:value-type="float" office:value="-233">
            <text:p>-233</text:p>
          </table:table-cell>
          <table:table-cell office:value-type="string">
            <text:p>70<text:tab/><text:tab/><text:tab/><text:tab/></text:p>
          </table:table-cell>
          <table:table-cell table:number-columns-repeated="2"/>
          <table:table-cell table:formula="of:=IF(ABS(([.C530]-[.$I$2])/16384) &gt; 0.1; ([.C530]-[.$I$2])/16384; 0)" office:value-type="float" office:value="-0.163026467347756">
            <text:p>-0.16</text:p>
          </table:table-cell>
          <table:table-cell table:formula="of:=[.K529]+[.J530]" office:value-type="float" office:value="-34.5636581029647">
            <text:p>-34.56</text:p>
          </table:table-cell>
          <table:table-cell table:number-columns-repeated="2"/>
          <table:table-cell table:formula="of:=([.C530]-[.$M$2])/16384" office:value-type="float" office:value="-0.163026467347756">
            <text:p>-0.16</text:p>
          </table:table-cell>
          <table:table-cell table:formula="of:=AVERAGE([.N513:.N529])" office:value-type="float" office:value="-0.151709831318345">
            <text:p>-0.15</text:p>
          </table:table-cell>
          <table:table-cell table:formula="of:=[.N530]-[.O530]" office:value-type="float" office:value="-0.0113166360294118">
            <text:p>-0.011</text:p>
          </table:table-cell>
          <table:table-cell table:formula="of:=[.Q529]+[.P530]" office:value-type="float" office:value="-1.31349092371324">
            <text:p>-1.313</text:p>
          </table:table-cell>
          <table:table-cell table:number-columns-repeated="6"/>
          <table:table-cell table:formula="of:=([.A530]-[.T$2])/16384" office:value-type="float" office:value="-0.0447152944711539">
            <text:p>-0.04</text:p>
          </table:table-cell>
          <table:table-cell table:formula="of:=IF(ABS(([.B530]-[.U$2])/16384) &gt; 0.1; ([.B530]-[.U$2])/16384; 0)" office:value-type="float" office:value="0">
            <text:p>0.00</text:p>
          </table:table-cell>
          <table:table-cell table:formula="of:=IF(ABS(([.C530]-[.V$2])/16384) &gt; 0.1; ([.C530]-[.V$2])/16384; 0)" office:value-type="float" office:value="-0.163026467347756">
            <text:p>-0.16</text:p>
          </table:table-cell>
          <table:table-cell/>
          <table:table-cell table:formula="of:=SQRT([.X530]*[.X530]+[.Y530]*[.Y530]+[.Z530]*[.Z530])" office:value-type="float" office:value="0.169047586837349">
            <text:p>0.1690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office:value-type="float" office:value="-1728">
            <text:p>-1728</text:p>
          </table:table-cell>
          <table:table-cell office:value-type="float" office:value="-6176">
            <text:p>-6176</text:p>
          </table:table-cell>
          <table:table-cell office:value-type="float" office:value="25.99">
            <text:p>25.99</text:p>
          </table:table-cell>
          <table:table-cell office:value-type="float" office:value="277">
            <text:p>277</text:p>
          </table:table-cell>
          <table:table-cell office:value-type="float" office:value="83">
            <text:p>83</text:p>
          </table:table-cell>
          <table:table-cell office:value-type="string">
            <text:p>51<text:tab/><text:tab/><text:tab/><text:tab/></text:p>
          </table:table-cell>
          <table:table-cell table:number-columns-repeated="2"/>
          <table:table-cell table:formula="of:=IF(ABS(([.C531]-[.$I$2])/16384) &gt; 0.1; ([.C531]-[.$I$2])/16384; 0)" office:value-type="float" office:value="-0.182069436097756">
            <text:p>-0.18</text:p>
          </table:table-cell>
          <table:table-cell table:formula="of:=[.K530]+[.J531]" office:value-type="float" office:value="-34.7457275390624">
            <text:p>-34.75</text:p>
          </table:table-cell>
          <table:table-cell table:number-columns-repeated="2"/>
          <table:table-cell table:formula="of:=([.C531]-[.$M$2])/16384" office:value-type="float" office:value="-0.182069436097756">
            <text:p>-0.18</text:p>
          </table:table-cell>
          <table:table-cell table:formula="of:=AVERAGE([.N514:.N530])" office:value-type="float" office:value="-0.152786922310992">
            <text:p>-0.15</text:p>
          </table:table-cell>
          <table:table-cell table:formula="of:=[.N531]-[.O531]" office:value-type="float" office:value="-0.0292825137867647">
            <text:p>-0.029</text:p>
          </table:table-cell>
          <table:table-cell table:formula="of:=[.Q530]+[.P531]" office:value-type="float" office:value="-1.34277343750001">
            <text:p>-1.343</text:p>
          </table:table-cell>
          <table:table-cell table:number-columns-repeated="6"/>
          <table:table-cell table:formula="of:=([.A531]-[.T$2])/16384" office:value-type="float" office:value="-0.0444711538461539">
            <text:p>-0.04</text:p>
          </table:table-cell>
          <table:table-cell table:formula="of:=IF(ABS(([.B531]-[.U$2])/16384) &gt; 0.1; ([.B531]-[.U$2])/16384; 0)" office:value-type="float" office:value="0">
            <text:p>0.00</text:p>
          </table:table-cell>
          <table:table-cell table:formula="of:=IF(ABS(([.C531]-[.V$2])/16384) &gt; 0.1; ([.C531]-[.V$2])/16384; 0)" office:value-type="float" office:value="-0.182069436097756">
            <text:p>-0.18</text:p>
          </table:table-cell>
          <table:table-cell/>
          <table:table-cell table:formula="of:=SQRT([.X531]*[.X531]+[.Y531]*[.Y531]+[.Z531]*[.Z531])" office:value-type="float" office:value="0.187421885289214">
            <text:p>0.1874</text:p>
          </table:table-cell>
        </table:table-row>
        <table:table-row table:style-name="ro1">
          <table:table-cell office:value-type="float" office:value="15632">
            <text:p>15632</text:p>
          </table:table-cell>
          <table:table-cell office:value-type="float" office:value="-1500">
            <text:p>-1500</text:p>
          </table:table-cell>
          <table:table-cell office:value-type="float" office:value="-5992">
            <text:p>-5992</text:p>
          </table:table-cell>
          <table:table-cell office:value-type="float" office:value="25.94">
            <text:p>25.94</text:p>
          </table:table-cell>
          <table:table-cell office:value-type="float" office:value="174">
            <text:p>174</text:p>
          </table:table-cell>
          <table:table-cell office:value-type="float" office:value="-62">
            <text:p>-62</text:p>
          </table:table-cell>
          <table:table-cell office:value-type="string">
            <text:p>186<text:tab/><text:tab/><text:tab/><text:tab/></text:p>
          </table:table-cell>
          <table:table-cell table:number-columns-repeated="2"/>
          <table:table-cell table:formula="of:=IF(ABS(([.C532]-[.$I$2])/16384) &gt; 0.1; ([.C532]-[.$I$2])/16384; 0)" office:value-type="float" office:value="-0.170838967347756">
            <text:p>-0.17</text:p>
          </table:table-cell>
          <table:table-cell table:formula="of:=[.K531]+[.J532]" office:value-type="float" office:value="-34.9165665064102">
            <text:p>-34.92</text:p>
          </table:table-cell>
          <table:table-cell table:number-columns-repeated="2"/>
          <table:table-cell table:formula="of:=([.C532]-[.$M$2])/16384" office:value-type="float" office:value="-0.170838967347756">
            <text:p>-0.17</text:p>
          </table:table-cell>
          <table:table-cell table:formula="of:=AVERAGE([.N515:.N531])" office:value-type="float" office:value="-0.156233613487462">
            <text:p>-0.16</text:p>
          </table:table-cell>
          <table:table-cell table:formula="of:=[.N532]-[.O532]" office:value-type="float" office:value="-0.0146053538602941">
            <text:p>-0.015</text:p>
          </table:table-cell>
          <table:table-cell table:formula="of:=[.Q531]+[.P532]" office:value-type="float" office:value="-1.3573787913603">
            <text:p>-1.357</text:p>
          </table:table-cell>
          <table:table-cell table:number-columns-repeated="6"/>
          <table:table-cell table:formula="of:=([.A532]-[.T$2])/16384" office:value-type="float" office:value="-0.0415414663461539">
            <text:p>-0.04</text:p>
          </table:table-cell>
          <table:table-cell table:formula="of:=IF(ABS(([.B532]-[.U$2])/16384) &gt; 0.1; ([.B532]-[.U$2])/16384; 0)" office:value-type="float" office:value="0">
            <text:p>0.00</text:p>
          </table:table-cell>
          <table:table-cell table:formula="of:=IF(ABS(([.C532]-[.V$2])/16384) &gt; 0.1; ([.C532]-[.V$2])/16384; 0)" office:value-type="float" office:value="-0.170838967347756">
            <text:p>-0.17</text:p>
          </table:table-cell>
          <table:table-cell/>
          <table:table-cell table:formula="of:=SQRT([.X532]*[.X532]+[.Y532]*[.Y532]+[.Z532]*[.Z532])" office:value-type="float" office:value="0.175817081623591">
            <text:p>0.1758</text:p>
          </table:table-cell>
        </table:table-row>
        <table:table-row table:style-name="ro1">
          <table:table-cell office:value-type="float" office:value="15732">
            <text:p>15732</text:p>
          </table:table-cell>
          <table:table-cell office:value-type="float" office:value="-1480">
            <text:p>-1480</text:p>
          </table:table-cell>
          <table:table-cell office:value-type="float" office:value="-6048">
            <text:p>-6048</text:p>
          </table:table-cell>
          <table:table-cell office:value-type="float" office:value="25.89">
            <text:p>25.89</text:p>
          </table:table-cell>
          <table:table-cell office:value-type="float" office:value="165">
            <text:p>165</text:p>
          </table:table-cell>
          <table:table-cell office:value-type="float" office:value="-291">
            <text:p>-291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IF(ABS(([.C533]-[.$I$2])/16384) &gt; 0.1; ([.C533]-[.$I$2])/16384; 0)" office:value-type="float" office:value="-0.174256936097756">
            <text:p>-0.17</text:p>
          </table:table-cell>
          <table:table-cell table:formula="of:=[.K532]+[.J533]" office:value-type="float" office:value="-35.090823442508">
            <text:p>-35.09</text:p>
          </table:table-cell>
          <table:table-cell table:number-columns-repeated="2"/>
          <table:table-cell table:formula="of:=([.C533]-[.$M$2])/16384" office:value-type="float" office:value="-0.174256936097756">
            <text:p>-0.17</text:p>
          </table:table-cell>
          <table:table-cell table:formula="of:=AVERAGE([.N516:.N532])" office:value-type="float" office:value="-0.158876076722756">
            <text:p>-0.16</text:p>
          </table:table-cell>
          <table:table-cell table:formula="of:=[.N533]-[.O533]" office:value-type="float" office:value="-0.015380859375">
            <text:p>-0.015</text:p>
          </table:table-cell>
          <table:table-cell table:formula="of:=[.Q532]+[.P533]" office:value-type="float" office:value="-1.3727596507353">
            <text:p>-1.373</text:p>
          </table:table-cell>
          <table:table-cell table:number-columns-repeated="6"/>
          <table:table-cell table:formula="of:=([.A533]-[.T$2])/16384" office:value-type="float" office:value="-0.0354379507211539">
            <text:p>-0.04</text:p>
          </table:table-cell>
          <table:table-cell table:formula="of:=IF(ABS(([.B533]-[.U$2])/16384) &gt; 0.1; ([.B533]-[.U$2])/16384; 0)" office:value-type="float" office:value="0">
            <text:p>0.00</text:p>
          </table:table-cell>
          <table:table-cell table:formula="of:=IF(ABS(([.C533]-[.V$2])/16384) &gt; 0.1; ([.C533]-[.V$2])/16384; 0)" office:value-type="float" office:value="-0.174256936097756">
            <text:p>-0.17</text:p>
          </table:table-cell>
          <table:table-cell/>
          <table:table-cell table:formula="of:=SQRT([.X533]*[.X533]+[.Y533]*[.Y533]+[.Z533]*[.Z533])" office:value-type="float" office:value="0.177823868278396">
            <text:p>0.1778</text:p>
          </table:table-cell>
        </table:table-row>
        <table:table-row table:style-name="ro1">
          <table:table-cell office:value-type="float" office:value="15752">
            <text:p>15752</text:p>
          </table:table-cell>
          <table:table-cell office:value-type="float" office:value="-1376">
            <text:p>-1376</text:p>
          </table:table-cell>
          <table:table-cell office:value-type="float" office:value="-6200">
            <text:p>-6200</text:p>
          </table:table-cell>
          <table:table-cell office:value-type="float" office:value="25.94">
            <text:p>25.94</text:p>
          </table:table-cell>
          <table:table-cell office:value-type="float" office:value="121">
            <text:p>121</text:p>
          </table:table-cell>
          <table:table-cell office:value-type="float" office:value="-103">
            <text:p>-103</text:p>
          </table:table-cell>
          <table:table-cell office:value-type="string">
            <text:p>30<text:tab/><text:tab/><text:tab/><text:tab/></text:p>
          </table:table-cell>
          <table:table-cell table:number-columns-repeated="2"/>
          <table:table-cell table:formula="of:=IF(ABS(([.C534]-[.$I$2])/16384) &gt; 0.1; ([.C534]-[.$I$2])/16384; 0)" office:value-type="float" office:value="-0.183534279847756">
            <text:p>-0.18</text:p>
          </table:table-cell>
          <table:table-cell table:formula="of:=[.K533]+[.J534]" office:value-type="float" office:value="-35.2743577223557">
            <text:p>-35.27</text:p>
          </table:table-cell>
          <table:table-cell table:number-columns-repeated="2"/>
          <table:table-cell table:formula="of:=([.C534]-[.$M$2])/16384" office:value-type="float" office:value="-0.183534279847756">
            <text:p>-0.18</text:p>
          </table:table-cell>
          <table:table-cell table:formula="of:=AVERAGE([.N517:.N533])" office:value-type="float" office:value="-0.161590346024227">
            <text:p>-0.16</text:p>
          </table:table-cell>
          <table:table-cell table:formula="of:=[.N534]-[.O534]" office:value-type="float" office:value="-0.0219439338235294">
            <text:p>-0.022</text:p>
          </table:table-cell>
          <table:table-cell table:formula="of:=[.Q533]+[.P534]" office:value-type="float" office:value="-1.39470358455883">
            <text:p>-1.395</text:p>
          </table:table-cell>
          <table:table-cell table:number-columns-repeated="6"/>
          <table:table-cell table:formula="of:=([.A534]-[.T$2])/16384" office:value-type="float" office:value="-0.0342172475961539">
            <text:p>-0.03</text:p>
          </table:table-cell>
          <table:table-cell table:formula="of:=IF(ABS(([.B534]-[.U$2])/16384) &gt; 0.1; ([.B534]-[.U$2])/16384; 0)" office:value-type="float" office:value="0">
            <text:p>0.00</text:p>
          </table:table-cell>
          <table:table-cell table:formula="of:=IF(ABS(([.C534]-[.V$2])/16384) &gt; 0.1; ([.C534]-[.V$2])/16384; 0)" office:value-type="float" office:value="-0.183534279847756">
            <text:p>-0.18</text:p>
          </table:table-cell>
          <table:table-cell/>
          <table:table-cell table:formula="of:=SQRT([.X534]*[.X534]+[.Y534]*[.Y534]+[.Z534]*[.Z534])" office:value-type="float" office:value="0.186696684256285">
            <text:p>0.1867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float" office:value="-1432">
            <text:p>-1432</text:p>
          </table:table-cell>
          <table:table-cell office:value-type="float" office:value="-6120">
            <text:p>-6120</text:p>
          </table:table-cell>
          <table:table-cell office:value-type="float" office:value="25.89">
            <text:p>25.89</text:p>
          </table:table-cell>
          <table:table-cell office:value-type="float" office:value="155">
            <text:p>155</text:p>
          </table:table-cell>
          <table:table-cell office:value-type="float" office:value="-141">
            <text:p>-141</text:p>
          </table:table-cell>
          <table:table-cell office:value-type="string">
            <text:p>93<text:tab/><text:tab/><text:tab/><text:tab/></text:p>
          </table:table-cell>
          <table:table-cell table:number-columns-repeated="2"/>
          <table:table-cell table:formula="of:=IF(ABS(([.C535]-[.$I$2])/16384) &gt; 0.1; ([.C535]-[.$I$2])/16384; 0)" office:value-type="float" office:value="-0.178651467347756">
            <text:p>-0.18</text:p>
          </table:table-cell>
          <table:table-cell table:formula="of:=[.K534]+[.J535]" office:value-type="float" office:value="-35.4530091897035">
            <text:p>-35.45</text:p>
          </table:table-cell>
          <table:table-cell table:number-columns-repeated="2"/>
          <table:table-cell table:formula="of:=([.C535]-[.$M$2])/16384" office:value-type="float" office:value="-0.178651467347756">
            <text:p>-0.18</text:p>
          </table:table-cell>
          <table:table-cell table:formula="of:=AVERAGE([.N518:.N534])" office:value-type="float" office:value="-0.164476949884521">
            <text:p>-0.16</text:p>
          </table:table-cell>
          <table:table-cell table:formula="of:=[.N535]-[.O535]" office:value-type="float" office:value="-0.0141745174632353">
            <text:p>-0.014</text:p>
          </table:table-cell>
          <table:table-cell table:formula="of:=[.Q534]+[.P535]" office:value-type="float" office:value="-1.40887810202206">
            <text:p>-1.409</text:p>
          </table:table-cell>
          <table:table-cell table:number-columns-repeated="6"/>
          <table:table-cell table:formula="of:=([.A535]-[.T$2])/16384" office:value-type="float" office:value="-0.0642465444711539">
            <text:p>-0.06</text:p>
          </table:table-cell>
          <table:table-cell table:formula="of:=IF(ABS(([.B535]-[.U$2])/16384) &gt; 0.1; ([.B535]-[.U$2])/16384; 0)" office:value-type="float" office:value="0">
            <text:p>0.00</text:p>
          </table:table-cell>
          <table:table-cell table:formula="of:=IF(ABS(([.C535]-[.V$2])/16384) &gt; 0.1; ([.C535]-[.V$2])/16384; 0)" office:value-type="float" office:value="-0.178651467347756">
            <text:p>-0.18</text:p>
          </table:table-cell>
          <table:table-cell/>
          <table:table-cell table:formula="of:=SQRT([.X535]*[.X535]+[.Y535]*[.Y535]+[.Z535]*[.Z535])" office:value-type="float" office:value="0.189852482896565">
            <text:p>0.1899</text:p>
          </table:table-cell>
        </table:table-row>
        <table:table-row table:style-name="ro1">
          <table:table-cell office:value-type="float" office:value="15764">
            <text:p>15764</text:p>
          </table:table-cell>
          <table:table-cell office:value-type="float" office:value="-1512">
            <text:p>-1512</text:p>
          </table:table-cell>
          <table:table-cell office:value-type="float" office:value="-6092">
            <text:p>-6092</text:p>
          </table:table-cell>
          <table:table-cell office:value-type="float" office:value="25.89">
            <text:p>25.89</text:p>
          </table:table-cell>
          <table:table-cell office:value-type="float" office:value="218">
            <text:p>218</text:p>
          </table:table-cell>
          <table:table-cell office:value-type="float" office:value="-136">
            <text:p>-136</text:p>
          </table:table-cell>
          <table:table-cell office:value-type="string">
            <text:p>54<text:tab/><text:tab/><text:tab/><text:tab/></text:p>
          </table:table-cell>
          <table:table-cell table:number-columns-repeated="2"/>
          <table:table-cell table:formula="of:=IF(ABS(([.C536]-[.$I$2])/16384) &gt; 0.1; ([.C536]-[.$I$2])/16384; 0)" office:value-type="float" office:value="-0.176942482972756">
            <text:p>-0.18</text:p>
          </table:table-cell>
          <table:table-cell table:formula="of:=[.K535]+[.J536]" office:value-type="float" office:value="-35.6299516726762">
            <text:p>-35.63</text:p>
          </table:table-cell>
          <table:table-cell table:number-columns-repeated="2"/>
          <table:table-cell table:formula="of:=([.C536]-[.$M$2])/16384" office:value-type="float" office:value="-0.176942482972756">
            <text:p>-0.18</text:p>
          </table:table-cell>
          <table:table-cell table:formula="of:=AVERAGE([.N519:.N535])" office:value-type="float" office:value="-0.167047607053639">
            <text:p>-0.17</text:p>
          </table:table-cell>
          <table:table-cell table:formula="of:=[.N536]-[.O536]" office:value-type="float" office:value="-0.00989487591911764">
            <text:p>-0.010</text:p>
          </table:table-cell>
          <table:table-cell table:formula="of:=[.Q535]+[.P536]" office:value-type="float" office:value="-1.41877297794118">
            <text:p>-1.419</text:p>
          </table:table-cell>
          <table:table-cell table:number-columns-repeated="6"/>
          <table:table-cell table:formula="of:=([.A536]-[.T$2])/16384" office:value-type="float" office:value="-0.0334848257211539">
            <text:p>-0.03</text:p>
          </table:table-cell>
          <table:table-cell table:formula="of:=IF(ABS(([.B536]-[.U$2])/16384) &gt; 0.1; ([.B536]-[.U$2])/16384; 0)" office:value-type="float" office:value="0">
            <text:p>0.00</text:p>
          </table:table-cell>
          <table:table-cell table:formula="of:=IF(ABS(([.C536]-[.V$2])/16384) &gt; 0.1; ([.C536]-[.V$2])/16384; 0)" office:value-type="float" office:value="-0.176942482972756">
            <text:p>-0.18</text:p>
          </table:table-cell>
          <table:table-cell/>
          <table:table-cell table:formula="of:=SQRT([.X536]*[.X536]+[.Y536]*[.Y536]+[.Z536]*[.Z536])" office:value-type="float" office:value="0.180082969306207">
            <text:p>0.1801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float" office:value="-1540">
            <text:p>-1540</text:p>
          </table:table-cell>
          <table:table-cell office:value-type="float" office:value="-5860">
            <text:p>-5860</text:p>
          </table:table-cell>
          <table:table-cell office:value-type="float" office:value="25.89">
            <text:p>25.89</text:p>
          </table:table-cell>
          <table:table-cell office:value-type="float" office:value="164">
            <text:p>164</text:p>
          </table:table-cell>
          <table:table-cell office:value-type="float" office:value="-203">
            <text:p>-203</text:p>
          </table:table-cell>
          <table:table-cell office:value-type="string">
            <text:p>54<text:tab/><text:tab/><text:tab/><text:tab/></text:p>
          </table:table-cell>
          <table:table-cell table:number-columns-repeated="2"/>
          <table:table-cell table:formula="of:=IF(ABS(([.C537]-[.$I$2])/16384) &gt; 0.1; ([.C537]-[.$I$2])/16384; 0)" office:value-type="float" office:value="-0.162782326722756">
            <text:p>-0.16</text:p>
          </table:table-cell>
          <table:table-cell table:formula="of:=[.K536]+[.J537]" office:value-type="float" office:value="-35.792733999399">
            <text:p>-35.79</text:p>
          </table:table-cell>
          <table:table-cell table:number-columns-repeated="2"/>
          <table:table-cell table:formula="of:=([.C537]-[.$M$2])/16384" office:value-type="float" office:value="-0.162782326722756">
            <text:p>-0.16</text:p>
          </table:table-cell>
          <table:table-cell table:formula="of:=AVERAGE([.N520:.N536])" office:value-type="float" office:value="-0.16832575503158">
            <text:p>-0.17</text:p>
          </table:table-cell>
          <table:table-cell table:formula="of:=[.N537]-[.O537]" office:value-type="float" office:value="0.00554342830882354">
            <text:p>0.006</text:p>
          </table:table-cell>
          <table:table-cell table:formula="of:=[.Q536]+[.P537]" office:value-type="float" office:value="-1.41322954963236">
            <text:p>-1.413</text:p>
          </table:table-cell>
          <table:table-cell table:number-columns-repeated="6"/>
          <table:table-cell table:formula="of:=([.A537]-[.T$2])/16384" office:value-type="float" office:value="-0.0642465444711539">
            <text:p>-0.06</text:p>
          </table:table-cell>
          <table:table-cell table:formula="of:=IF(ABS(([.B537]-[.U$2])/16384) &gt; 0.1; ([.B537]-[.U$2])/16384; 0)" office:value-type="float" office:value="0">
            <text:p>0.00</text:p>
          </table:table-cell>
          <table:table-cell table:formula="of:=IF(ABS(([.C537]-[.V$2])/16384) &gt; 0.1; ([.C537]-[.V$2])/16384; 0)" office:value-type="float" office:value="-0.162782326722756">
            <text:p>-0.16</text:p>
          </table:table-cell>
          <table:table-cell/>
          <table:table-cell table:formula="of:=SQRT([.X537]*[.X537]+[.Y537]*[.Y537]+[.Z537]*[.Z537])" office:value-type="float" office:value="0.175002012473452">
            <text:p>0.1750</text:p>
          </table:table-cell>
        </table:table-row>
        <table:table-row table:style-name="ro1">
          <table:table-cell office:value-type="float" office:value="15304">
            <text:p>15304</text:p>
          </table:table-cell>
          <table:table-cell office:value-type="float" office:value="-1460">
            <text:p>-1460</text:p>
          </table:table-cell>
          <table:table-cell office:value-type="float" office:value="-5664">
            <text:p>-5664</text:p>
          </table:table-cell>
          <table:table-cell office:value-type="float" office:value="25.89">
            <text:p>25.89</text:p>
          </table:table-cell>
          <table:table-cell office:value-type="float" office:value="184">
            <text:p>184</text:p>
          </table:table-cell>
          <table:table-cell office:value-type="float" office:value="251">
            <text:p>251</text:p>
          </table:table-cell>
          <table:table-cell office:value-type="string">
            <text:p>195<text:tab/><text:tab/><text:tab/><text:tab/></text:p>
          </table:table-cell>
          <table:table-cell table:number-columns-repeated="2"/>
          <table:table-cell table:formula="of:=IF(ABS(([.C538]-[.$I$2])/16384) &gt; 0.1; ([.C538]-[.$I$2])/16384; 0)" office:value-type="float" office:value="-0.150819436097756">
            <text:p>-0.15</text:p>
          </table:table-cell>
          <table:table-cell table:formula="of:=[.K537]+[.J538]" office:value-type="float" office:value="-35.9435534354967">
            <text:p>-35.94</text:p>
          </table:table-cell>
          <table:table-cell table:number-columns-repeated="2"/>
          <table:table-cell table:formula="of:=([.C538]-[.$M$2])/16384" office:value-type="float" office:value="-0.150819436097756">
            <text:p>-0.15</text:p>
          </table:table-cell>
          <table:table-cell table:formula="of:=AVERAGE([.N521:.N537])" office:value-type="float" office:value="-0.168914564774227">
            <text:p>-0.17</text:p>
          </table:table-cell>
          <table:table-cell table:formula="of:=[.N538]-[.O538]" office:value-type="float" office:value="0.0180951286764706">
            <text:p>0.018</text:p>
          </table:table-cell>
          <table:table-cell table:formula="of:=[.Q537]+[.P538]" office:value-type="float" office:value="-1.39513442095589">
            <text:p>-1.395</text:p>
          </table:table-cell>
          <table:table-cell table:number-columns-repeated="6"/>
          <table:table-cell table:formula="of:=([.A538]-[.T$2])/16384" office:value-type="float" office:value="-0.0615609975961539">
            <text:p>-0.06</text:p>
          </table:table-cell>
          <table:table-cell table:formula="of:=IF(ABS(([.B538]-[.U$2])/16384) &gt; 0.1; ([.B538]-[.U$2])/16384; 0)" office:value-type="float" office:value="0">
            <text:p>0.00</text:p>
          </table:table-cell>
          <table:table-cell table:formula="of:=IF(ABS(([.C538]-[.V$2])/16384) &gt; 0.1; ([.C538]-[.V$2])/16384; 0)" office:value-type="float" office:value="-0.150819436097756">
            <text:p>-0.15</text:p>
          </table:table-cell>
          <table:table-cell/>
          <table:table-cell table:formula="of:=SQRT([.X538]*[.X538]+[.Y538]*[.Y538]+[.Z538]*[.Z538])" office:value-type="float" office:value="0.162899535695713">
            <text:p>0.1629</text:p>
          </table:table-cell>
        </table:table-row>
        <table:table-row table:style-name="ro1">
          <table:table-cell office:value-type="float" office:value="15924">
            <text:p>15924</text:p>
          </table:table-cell>
          <table:table-cell office:value-type="float" office:value="-1428">
            <text:p>-1428</text:p>
          </table:table-cell>
          <table:table-cell office:value-type="float" office:value="-5928">
            <text:p>-592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string">
            <text:p>282<text:tab/><text:tab/><text:tab/><text:tab/></text:p>
          </table:table-cell>
          <table:table-cell table:number-columns-repeated="2"/>
          <table:table-cell table:formula="of:=IF(ABS(([.C539]-[.$I$2])/16384) &gt; 0.1; ([.C539]-[.$I$2])/16384; 0)" office:value-type="float" office:value="-0.166932717347756">
            <text:p>-0.17</text:p>
          </table:table-cell>
          <table:table-cell table:formula="of:=[.K538]+[.J539]" office:value-type="float" office:value="-36.1104861528445">
            <text:p>-36.11</text:p>
          </table:table-cell>
          <table:table-cell table:number-columns-repeated="2"/>
          <table:table-cell table:formula="of:=([.C539]-[.$M$2])/16384" office:value-type="float" office:value="-0.166932717347756">
            <text:p>-0.17</text:p>
          </table:table-cell>
          <table:table-cell table:formula="of:=AVERAGE([.N522:.N538])" office:value-type="float" office:value="-0.168857119921286">
            <text:p>-0.17</text:p>
          </table:table-cell>
          <table:table-cell table:formula="of:=[.N539]-[.O539]" office:value-type="float" office:value="0.00192440257352941">
            <text:p>0.002</text:p>
          </table:table-cell>
          <table:table-cell table:formula="of:=[.Q538]+[.P539]" office:value-type="float" office:value="-1.39321001838236">
            <text:p>-1.393</text:p>
          </table:table-cell>
          <table:table-cell table:number-columns-repeated="6"/>
          <table:table-cell table:formula="of:=([.A539]-[.T$2])/16384" office:value-type="float" office:value="-0.0237192007211539">
            <text:p>-0.02</text:p>
          </table:table-cell>
          <table:table-cell table:formula="of:=IF(ABS(([.B539]-[.U$2])/16384) &gt; 0.1; ([.B539]-[.U$2])/16384; 0)" office:value-type="float" office:value="0">
            <text:p>0.00</text:p>
          </table:table-cell>
          <table:table-cell table:formula="of:=IF(ABS(([.C539]-[.V$2])/16384) &gt; 0.1; ([.C539]-[.V$2])/16384; 0)" office:value-type="float" office:value="-0.166932717347756">
            <text:p>-0.17</text:p>
          </table:table-cell>
          <table:table-cell/>
          <table:table-cell table:formula="of:=SQRT([.X539]*[.X539]+[.Y539]*[.Y539]+[.Z539]*[.Z539])" office:value-type="float" office:value="0.168609408408773">
            <text:p>0.1686</text:p>
          </table:table-cell>
        </table:table-row>
        <table:table-row table:style-name="ro1">
          <table:table-cell office:value-type="float" office:value="15736">
            <text:p>15736</text:p>
          </table:table-cell>
          <table:table-cell office:value-type="float" office:value="-1392">
            <text:p>-1392</text:p>
          </table:table-cell>
          <table:table-cell office:value-type="float" office:value="-5936">
            <text:p>-5936</text:p>
          </table:table-cell>
          <table:table-cell office:value-type="float" office:value="25.8">
            <text:p>25.8</text:p>
          </table:table-cell>
          <table:table-cell office:value-type="float" office:value="192">
            <text:p>192</text:p>
          </table:table-cell>
          <table:table-cell office:value-type="float" office:value="225">
            <text:p>225</text:p>
          </table:table-cell>
          <table:table-cell office:value-type="string">
            <text:p>165<text:tab/><text:tab/><text:tab/><text:tab/></text:p>
          </table:table-cell>
          <table:table-cell table:number-columns-repeated="2"/>
          <table:table-cell table:formula="of:=IF(ABS(([.C540]-[.$I$2])/16384) &gt; 0.1; ([.C540]-[.$I$2])/16384; 0)" office:value-type="float" office:value="-0.167420998597756">
            <text:p>-0.17</text:p>
          </table:table-cell>
          <table:table-cell table:formula="of:=[.K539]+[.J540]" office:value-type="float" office:value="-36.2779071514422">
            <text:p>-36.28</text:p>
          </table:table-cell>
          <table:table-cell table:number-columns-repeated="2"/>
          <table:table-cell table:formula="of:=([.C540]-[.$M$2])/16384" office:value-type="float" office:value="-0.167420998597756">
            <text:p>-0.17</text:p>
          </table:table-cell>
          <table:table-cell table:formula="of:=AVERAGE([.N523:.N539])" office:value-type="float" office:value="-0.168928925987462">
            <text:p>-0.17</text:p>
          </table:table-cell>
          <table:table-cell table:formula="of:=[.N540]-[.O540]" office:value-type="float" office:value="0.00150792738970587">
            <text:p>0.002</text:p>
          </table:table-cell>
          <table:table-cell table:formula="of:=[.Q539]+[.P540]" office:value-type="float" office:value="-1.39170209099265">
            <text:p>-1.392</text:p>
          </table:table-cell>
          <table:table-cell table:number-columns-repeated="6"/>
          <table:table-cell table:formula="of:=([.A540]-[.T$2])/16384" office:value-type="float" office:value="-0.0351938100961539">
            <text:p>-0.04</text:p>
          </table:table-cell>
          <table:table-cell table:formula="of:=IF(ABS(([.B540]-[.U$2])/16384) &gt; 0.1; ([.B540]-[.U$2])/16384; 0)" office:value-type="float" office:value="0">
            <text:p>0.00</text:p>
          </table:table-cell>
          <table:table-cell table:formula="of:=IF(ABS(([.C540]-[.V$2])/16384) &gt; 0.1; ([.C540]-[.V$2])/16384; 0)" office:value-type="float" office:value="-0.167420998597756">
            <text:p>-0.17</text:p>
          </table:table-cell>
          <table:table-cell/>
          <table:table-cell table:formula="of:=SQRT([.X540]*[.X540]+[.Y540]*[.Y540]+[.Z540]*[.Z540])" office:value-type="float" office:value="0.171080083705129">
            <text:p>0.1711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544">
            <text:p>-1544</text:p>
          </table:table-cell>
          <table:table-cell office:value-type="float" office:value="-6004">
            <text:p>-6004</text:p>
          </table:table-cell>
          <table:table-cell office:value-type="float" office:value="25.89">
            <text:p>25.89</text:p>
          </table:table-cell>
          <table:table-cell office:value-type="float" office:value="261">
            <text:p>261</text:p>
          </table:table-cell>
          <table:table-cell office:value-type="float" office:value="240">
            <text:p>240</text:p>
          </table:table-cell>
          <table:table-cell office:value-type="string">
            <text:p>72<text:tab/><text:tab/><text:tab/><text:tab/></text:p>
          </table:table-cell>
          <table:table-cell table:number-columns-repeated="2"/>
          <table:table-cell table:formula="of:=IF(ABS(([.C541]-[.$I$2])/16384) &gt; 0.1; ([.C541]-[.$I$2])/16384; 0)" office:value-type="float" office:value="-0.171571389222756">
            <text:p>-0.17</text:p>
          </table:table-cell>
          <table:table-cell table:formula="of:=[.K540]+[.J541]" office:value-type="float" office:value="-36.449478540665">
            <text:p>-36.45</text:p>
          </table:table-cell>
          <table:table-cell table:number-columns-repeated="2"/>
          <table:table-cell table:formula="of:=([.C541]-[.$M$2])/16384" office:value-type="float" office:value="-0.171571389222756">
            <text:p>-0.17</text:p>
          </table:table-cell>
          <table:table-cell table:formula="of:=AVERAGE([.N524:.N540])" office:value-type="float" office:value="-0.169144344185992">
            <text:p>-0.17</text:p>
          </table:table-cell>
          <table:table-cell table:formula="of:=[.N541]-[.O541]" office:value-type="float" office:value="-0.00242704503676472">
            <text:p>-0.002</text:p>
          </table:table-cell>
          <table:table-cell table:formula="of:=[.Q540]+[.P541]" office:value-type="float" office:value="-1.39412913602942">
            <text:p>-1.394</text:p>
          </table:table-cell>
          <table:table-cell table:number-columns-repeated="6"/>
          <table:table-cell table:formula="of:=([.A541]-[.T$2])/16384" office:value-type="float" office:value="-0.0344613882211539">
            <text:p>-0.03</text:p>
          </table:table-cell>
          <table:table-cell table:formula="of:=IF(ABS(([.B541]-[.U$2])/16384) &gt; 0.1; ([.B541]-[.U$2])/16384; 0)" office:value-type="float" office:value="0">
            <text:p>0.00</text:p>
          </table:table-cell>
          <table:table-cell table:formula="of:=IF(ABS(([.C541]-[.V$2])/16384) &gt; 0.1; ([.C541]-[.V$2])/16384; 0)" office:value-type="float" office:value="-0.171571389222756">
            <text:p>-0.17</text:p>
          </table:table-cell>
          <table:table-cell/>
          <table:table-cell table:formula="of:=SQRT([.X541]*[.X541]+[.Y541]*[.Y541]+[.Z541]*[.Z541])" office:value-type="float" office:value="0.17499808249794">
            <text:p>0.1750</text:p>
          </table:table-cell>
        </table:table-row>
        <table:table-row table:style-name="ro1">
          <table:table-cell office:value-type="float" office:value="15524">
            <text:p>15524</text:p>
          </table:table-cell>
          <table:table-cell office:value-type="float" office:value="-1444">
            <text:p>-1444</text:p>
          </table:table-cell>
          <table:table-cell office:value-type="float" office:value="-5636">
            <text:p>-5636</text:p>
          </table:table-cell>
          <table:table-cell office:value-type="float" office:value="25.89">
            <text:p>25.89</text:p>
          </table:table-cell>
          <table:table-cell office:value-type="float" office:value="280">
            <text:p>280</text:p>
          </table:table-cell>
          <table:table-cell office:value-type="float" office:value="237">
            <text:p>237</text:p>
          </table:table-cell>
          <table:table-cell office:value-type="string">
            <text:p>94<text:tab/><text:tab/><text:tab/><text:tab/></text:p>
          </table:table-cell>
          <table:table-cell table:number-columns-repeated="2"/>
          <table:table-cell table:formula="of:=IF(ABS(([.C542]-[.$I$2])/16384) &gt; 0.1; ([.C542]-[.$I$2])/16384; 0)" office:value-type="float" office:value="-0.149110451722756">
            <text:p>-0.15</text:p>
          </table:table-cell>
          <table:table-cell table:formula="of:=[.K541]+[.J542]" office:value-type="float" office:value="-36.5985889923878">
            <text:p>-36.60</text:p>
          </table:table-cell>
          <table:table-cell table:number-columns-repeated="2"/>
          <table:table-cell table:formula="of:=([.C542]-[.$M$2])/16384" office:value-type="float" office:value="-0.149110451722756">
            <text:p>-0.15</text:p>
          </table:table-cell>
          <table:table-cell table:formula="of:=AVERAGE([.N525:.N541])" office:value-type="float" office:value="-0.170106545472756">
            <text:p>-0.17</text:p>
          </table:table-cell>
          <table:table-cell table:formula="of:=[.N542]-[.O542]" office:value-type="float" office:value="0.02099609375">
            <text:p>0.021</text:p>
          </table:table-cell>
          <table:table-cell table:formula="of:=[.Q541]+[.P542]" office:value-type="float" office:value="-1.37313304227942">
            <text:p>-1.373</text:p>
          </table:table-cell>
          <table:table-cell table:number-columns-repeated="6"/>
          <table:table-cell table:formula="of:=([.A542]-[.T$2])/16384" office:value-type="float" office:value="-0.0481332632211539">
            <text:p>-0.05</text:p>
          </table:table-cell>
          <table:table-cell table:formula="of:=IF(ABS(([.B542]-[.U$2])/16384) &gt; 0.1; ([.B542]-[.U$2])/16384; 0)" office:value-type="float" office:value="0">
            <text:p>0.00</text:p>
          </table:table-cell>
          <table:table-cell table:formula="of:=IF(ABS(([.C542]-[.V$2])/16384) &gt; 0.1; ([.C542]-[.V$2])/16384; 0)" office:value-type="float" office:value="-0.149110451722756">
            <text:p>-0.15</text:p>
          </table:table-cell>
          <table:table-cell/>
          <table:table-cell table:formula="of:=SQRT([.X542]*[.X542]+[.Y542]*[.Y542]+[.Z542]*[.Z542])" office:value-type="float" office:value="0.156686750688376">
            <text:p>0.1567</text:p>
          </table:table-cell>
        </table:table-row>
        <table:table-row table:style-name="ro1">
          <table:table-cell office:value-type="float" office:value="15856">
            <text:p>15856</text:p>
          </table:table-cell>
          <table:table-cell office:value-type="float" office:value="-1332">
            <text:p>-1332</text:p>
          </table:table-cell>
          <table:table-cell office:value-type="float" office:value="-5692">
            <text:p>-5692</text:p>
          </table:table-cell>
          <table:table-cell office:value-type="float" office:value="25.89">
            <text:p>25.89</text:p>
          </table:table-cell>
          <table:table-cell office:value-type="float" office:value="86">
            <text:p>86</text:p>
          </table:table-cell>
          <table:table-cell office:value-type="float" office:value="248">
            <text:p>248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IF(ABS(([.C543]-[.$I$2])/16384) &gt; 0.1; ([.C543]-[.$I$2])/16384; 0)" office:value-type="float" office:value="-0.152528420472756">
            <text:p>-0.15</text:p>
          </table:table-cell>
          <table:table-cell table:formula="of:=[.K542]+[.J543]" office:value-type="float" office:value="-36.7511174128605">
            <text:p>-36.75</text:p>
          </table:table-cell>
          <table:table-cell table:number-columns-repeated="2"/>
          <table:table-cell table:formula="of:=([.C543]-[.$M$2])/16384" office:value-type="float" office:value="-0.152528420472756">
            <text:p>-0.15</text:p>
          </table:table-cell>
          <table:table-cell table:formula="of:=AVERAGE([.N526:.N542])" office:value-type="float" office:value="-0.169015093266874">
            <text:p>-0.17</text:p>
          </table:table-cell>
          <table:table-cell table:formula="of:=[.N543]-[.O543]" office:value-type="float" office:value="0.0164866727941176">
            <text:p>0.016</text:p>
          </table:table-cell>
          <table:table-cell table:formula="of:=[.Q542]+[.P543]" office:value-type="float" office:value="-1.3566463694853">
            <text:p>-1.357</text:p>
          </table:table-cell>
          <table:table-cell table:number-columns-repeated="6"/>
          <table:table-cell table:formula="of:=([.A543]-[.T$2])/16384" office:value-type="float" office:value="-0.0278695913461539">
            <text:p>-0.03</text:p>
          </table:table-cell>
          <table:table-cell table:formula="of:=IF(ABS(([.B543]-[.U$2])/16384) &gt; 0.1; ([.B543]-[.U$2])/16384; 0)" office:value-type="float" office:value="0">
            <text:p>0.00</text:p>
          </table:table-cell>
          <table:table-cell table:formula="of:=IF(ABS(([.C543]-[.V$2])/16384) &gt; 0.1; ([.C543]-[.V$2])/16384; 0)" office:value-type="float" office:value="-0.152528420472756">
            <text:p>-0.15</text:p>
          </table:table-cell>
          <table:table-cell/>
          <table:table-cell table:formula="of:=SQRT([.X543]*[.X543]+[.Y543]*[.Y543]+[.Z543]*[.Z543])" office:value-type="float" office:value="0.155053646115516">
            <text:p>0.1551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-1600">
            <text:p>-1600</text:p>
          </table:table-cell>
          <table:table-cell office:value-type="float" office:value="-5872">
            <text:p>-5872</text:p>
          </table:table-cell>
          <table:table-cell office:value-type="float" office:value="25.94">
            <text:p>25.94</text:p>
          </table:table-cell>
          <table:table-cell office:value-type="float" office:value="404">
            <text:p>404</text:p>
          </table:table-cell>
          <table:table-cell office:value-type="float" office:value="31">
            <text:p>31</text:p>
          </table:table-cell>
          <table:table-cell office:value-type="string">
            <text:p>-61<text:tab/><text:tab/><text:tab/><text:tab/></text:p>
          </table:table-cell>
          <table:table-cell table:number-columns-repeated="2"/>
          <table:table-cell table:formula="of:=IF(ABS(([.C544]-[.$I$2])/16384) &gt; 0.1; ([.C544]-[.$I$2])/16384; 0)" office:value-type="float" office:value="-0.163514748597756">
            <text:p>-0.16</text:p>
          </table:table-cell>
          <table:table-cell table:formula="of:=[.K543]+[.J544]" office:value-type="float" office:value="-36.9146321614583">
            <text:p>-36.91</text:p>
          </table:table-cell>
          <table:table-cell table:number-columns-repeated="2"/>
          <table:table-cell table:formula="of:=([.C544]-[.$M$2])/16384" office:value-type="float" office:value="-0.163514748597756">
            <text:p>-0.16</text:p>
          </table:table-cell>
          <table:table-cell table:formula="of:=AVERAGE([.N527:.N543])" office:value-type="float" office:value="-0.168512450803639">
            <text:p>-0.17</text:p>
          </table:table-cell>
          <table:table-cell table:formula="of:=[.N544]-[.O544]" office:value-type="float" office:value="0.00499770220588236">
            <text:p>0.005</text:p>
          </table:table-cell>
          <table:table-cell table:formula="of:=[.Q543]+[.P544]" office:value-type="float" office:value="-1.35164866727942">
            <text:p>-1.352</text:p>
          </table:table-cell>
          <table:table-cell table:number-columns-repeated="6"/>
          <table:table-cell table:formula="of:=([.A544]-[.T$2])/16384" office:value-type="float" office:value="-0.0373910757211539">
            <text:p>-0.04</text:p>
          </table:table-cell>
          <table:table-cell table:formula="of:=IF(ABS(([.B544]-[.U$2])/16384) &gt; 0.1; ([.B544]-[.U$2])/16384; 0)" office:value-type="float" office:value="0">
            <text:p>0.00</text:p>
          </table:table-cell>
          <table:table-cell table:formula="of:=IF(ABS(([.C544]-[.V$2])/16384) &gt; 0.1; ([.C544]-[.V$2])/16384; 0)" office:value-type="float" office:value="-0.163514748597756">
            <text:p>-0.16</text:p>
          </table:table-cell>
          <table:table-cell/>
          <table:table-cell table:formula="of:=SQRT([.X544]*[.X544]+[.Y544]*[.Y544]+[.Z544]*[.Z544])" office:value-type="float" office:value="0.167735403396458">
            <text:p>0.1677</text:p>
          </table:table-cell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-1468">
            <text:p>-1468</text:p>
          </table:table-cell>
          <table:table-cell office:value-type="float" office:value="-5656">
            <text:p>-5656</text:p>
          </table:table-cell>
          <table:table-cell office:value-type="float" office:value="25.94">
            <text:p>25.94</text:p>
          </table:table-cell>
          <table:table-cell office:value-type="float" office:value="305">
            <text:p>305</text:p>
          </table:table-cell>
          <table:table-cell office:value-type="float" office:value="230">
            <text:p>230</text:p>
          </table:table-cell>
          <table:table-cell office:value-type="string">
            <text:p>-41<text:tab/><text:tab/><text:tab/><text:tab/></text:p>
          </table:table-cell>
          <table:table-cell table:number-columns-repeated="2"/>
          <table:table-cell table:formula="of:=IF(ABS(([.C545]-[.$I$2])/16384) &gt; 0.1; ([.C545]-[.$I$2])/16384; 0)" office:value-type="float" office:value="-0.150331154847756">
            <text:p>-0.15</text:p>
          </table:table-cell>
          <table:table-cell table:formula="of:=[.K544]+[.J545]" office:value-type="float" office:value="-37.064963316306">
            <text:p>-37.06</text:p>
          </table:table-cell>
          <table:table-cell table:number-columns-repeated="2"/>
          <table:table-cell table:formula="of:=([.C545]-[.$M$2])/16384" office:value-type="float" office:value="-0.150331154847756">
            <text:p>-0.15</text:p>
          </table:table-cell>
          <table:table-cell table:formula="of:=AVERAGE([.N528:.N544])" office:value-type="float" office:value="-0.167823112568345">
            <text:p>-0.17</text:p>
          </table:table-cell>
          <table:table-cell table:formula="of:=[.N545]-[.O545]" office:value-type="float" office:value="0.0174919577205882">
            <text:p>0.017</text:p>
          </table:table-cell>
          <table:table-cell table:formula="of:=[.Q544]+[.P545]" office:value-type="float" office:value="-1.33415670955883">
            <text:p>-1.334</text:p>
          </table:table-cell>
          <table:table-cell table:number-columns-repeated="6"/>
          <table:table-cell table:formula="of:=([.A545]-[.T$2])/16384" office:value-type="float" office:value="-0.0552133413461539">
            <text:p>-0.06</text:p>
          </table:table-cell>
          <table:table-cell table:formula="of:=IF(ABS(([.B545]-[.U$2])/16384) &gt; 0.1; ([.B545]-[.U$2])/16384; 0)" office:value-type="float" office:value="0">
            <text:p>0.00</text:p>
          </table:table-cell>
          <table:table-cell table:formula="of:=IF(ABS(([.C545]-[.V$2])/16384) &gt; 0.1; ([.C545]-[.V$2])/16384; 0)" office:value-type="float" office:value="-0.150331154847756">
            <text:p>-0.15</text:p>
          </table:table-cell>
          <table:table-cell/>
          <table:table-cell table:formula="of:=SQRT([.X545]*[.X545]+[.Y545]*[.Y545]+[.Z545]*[.Z545])" office:value-type="float" office:value="0.160149833532436">
            <text:p>0.1601</text:p>
          </table:table-cell>
        </table:table-row>
        <table:table-row table:style-name="ro1">
          <table:table-cell office:value-type="float" office:value="15380">
            <text:p>15380</text:p>
          </table:table-cell>
          <table:table-cell office:value-type="float" office:value="-1336">
            <text:p>-1336</text:p>
          </table:table-cell>
          <table:table-cell office:value-type="float" office:value="-5564">
            <text:p>-5564</text:p>
          </table:table-cell>
          <table:table-cell office:value-type="float" office:value="25.94">
            <text:p>25.94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string">
            <text:p>66<text:tab/><text:tab/><text:tab/><text:tab/></text:p>
          </table:table-cell>
          <table:table-cell table:number-columns-repeated="2"/>
          <table:table-cell table:formula="of:=IF(ABS(([.C546]-[.$I$2])/16384) &gt; 0.1; ([.C546]-[.$I$2])/16384; 0)" office:value-type="float" office:value="-0.144715920472756">
            <text:p>-0.14</text:p>
          </table:table-cell>
          <table:table-cell table:formula="of:=[.K545]+[.J546]" office:value-type="float" office:value="-37.2096792367788">
            <text:p>-37.21</text:p>
          </table:table-cell>
          <table:table-cell table:number-columns-repeated="2"/>
          <table:table-cell table:formula="of:=([.C546]-[.$M$2])/16384" office:value-type="float" office:value="-0.144715920472756">
            <text:p>-0.14</text:p>
          </table:table-cell>
          <table:table-cell table:formula="of:=AVERAGE([.N529:.N545])" office:value-type="float" office:value="-0.166272101538933">
            <text:p>-0.17</text:p>
          </table:table-cell>
          <table:table-cell table:formula="of:=[.N546]-[.O546]" office:value-type="float" office:value="0.0215561810661765">
            <text:p>0.022</text:p>
          </table:table-cell>
          <table:table-cell table:formula="of:=[.Q545]+[.P546]" office:value-type="float" office:value="-1.31260052849265">
            <text:p>-1.313</text:p>
          </table:table-cell>
          <table:table-cell table:number-columns-repeated="6"/>
          <table:table-cell table:formula="of:=([.A546]-[.T$2])/16384" office:value-type="float" office:value="-0.0569223257211539">
            <text:p>-0.06</text:p>
          </table:table-cell>
          <table:table-cell table:formula="of:=IF(ABS(([.B546]-[.U$2])/16384) &gt; 0.1; ([.B546]-[.U$2])/16384; 0)" office:value-type="float" office:value="0">
            <text:p>0.00</text:p>
          </table:table-cell>
          <table:table-cell table:formula="of:=IF(ABS(([.C546]-[.V$2])/16384) &gt; 0.1; ([.C546]-[.V$2])/16384; 0)" office:value-type="float" office:value="-0.144715920472756">
            <text:p>-0.14</text:p>
          </table:table-cell>
          <table:table-cell/>
          <table:table-cell table:formula="of:=SQRT([.X546]*[.X546]+[.Y546]*[.Y546]+[.Z546]*[.Z546])" office:value-type="float" office:value="0.155508356057745">
            <text:p>0.1555</text:p>
          </table:table-cell>
        </table:table-row>
        <table:table-row table:style-name="ro1">
          <table:table-cell office:value-type="float" office:value="15748">
            <text:p>15748</text:p>
          </table:table-cell>
          <table:table-cell office:value-type="float" office:value="-1392">
            <text:p>-1392</text:p>
          </table:table-cell>
          <table:table-cell office:value-type="float" office:value="-5512">
            <text:p>-5512</text:p>
          </table:table-cell>
          <table:table-cell office:value-type="float" office:value="25.94">
            <text:p>25.94</text:p>
          </table:table-cell>
          <table:table-cell office:value-type="float" office:value="166">
            <text:p>166</text:p>
          </table:table-cell>
          <table:table-cell office:value-type="float" office:value="-76">
            <text:p>-76</text:p>
          </table:table-cell>
          <table:table-cell office:value-type="string">
            <text:p>91<text:tab/><text:tab/><text:tab/><text:tab/></text:p>
          </table:table-cell>
          <table:table-cell table:number-columns-repeated="2"/>
          <table:table-cell table:formula="of:=IF(ABS(([.C547]-[.$I$2])/16384) &gt; 0.1; ([.C547]-[.$I$2])/16384; 0)" office:value-type="float" office:value="-0.141542092347756">
            <text:p>-0.14</text:p>
          </table:table-cell>
          <table:table-cell table:formula="of:=[.K546]+[.J547]" office:value-type="float" office:value="-37.3512213291265">
            <text:p>-37.35</text:p>
          </table:table-cell>
          <table:table-cell table:number-columns-repeated="2"/>
          <table:table-cell table:formula="of:=([.C547]-[.$M$2])/16384" office:value-type="float" office:value="-0.141542092347756">
            <text:p>-0.14</text:p>
          </table:table-cell>
          <table:table-cell table:formula="of:=AVERAGE([.N530:.N546])" office:value-type="float" office:value="-0.165238094185992">
            <text:p>-0.17</text:p>
          </table:table-cell>
          <table:table-cell table:formula="of:=[.N547]-[.O547]" office:value-type="float" office:value="0.0236960018382353">
            <text:p>0.024</text:p>
          </table:table-cell>
          <table:table-cell table:formula="of:=[.Q546]+[.P547]" office:value-type="float" office:value="-1.28890452665442">
            <text:p>-1.289</text:p>
          </table:table-cell>
          <table:table-cell table:number-columns-repeated="6"/>
          <table:table-cell table:formula="of:=([.A547]-[.T$2])/16384" office:value-type="float" office:value="-0.0344613882211539">
            <text:p>-0.03</text:p>
          </table:table-cell>
          <table:table-cell table:formula="of:=IF(ABS(([.B547]-[.U$2])/16384) &gt; 0.1; ([.B547]-[.U$2])/16384; 0)" office:value-type="float" office:value="0">
            <text:p>0.00</text:p>
          </table:table-cell>
          <table:table-cell table:formula="of:=IF(ABS(([.C547]-[.V$2])/16384) &gt; 0.1; ([.C547]-[.V$2])/16384; 0)" office:value-type="float" office:value="-0.141542092347756">
            <text:p>-0.14</text:p>
          </table:table-cell>
          <table:table-cell/>
          <table:table-cell table:formula="of:=SQRT([.X547]*[.X547]+[.Y547]*[.Y547]+[.Z547]*[.Z547])" office:value-type="float" office:value="0.145676872510052">
            <text:p>0.1457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152">
            <text:p>-1152</text:p>
          </table:table-cell>
          <table:table-cell office:value-type="float" office:value="-5684">
            <text:p>-5684</text:p>
          </table:table-cell>
          <table:table-cell office:value-type="float" office:value="25.85">
            <text:p>25.85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string">
            <text:p>56<text:tab/><text:tab/><text:tab/><text:tab/></text:p>
          </table:table-cell>
          <table:table-cell table:number-columns-repeated="2"/>
          <table:table-cell table:formula="of:=IF(ABS(([.C548]-[.$I$2])/16384) &gt; 0.1; ([.C548]-[.$I$2])/16384; 0)" office:value-type="float" office:value="-0.152040139222756">
            <text:p>-0.15</text:p>
          </table:table-cell>
          <table:table-cell table:formula="of:=[.K547]+[.J548]" office:value-type="float" office:value="-37.5032614683493">
            <text:p>-37.50</text:p>
          </table:table-cell>
          <table:table-cell table:number-columns-repeated="2"/>
          <table:table-cell table:formula="of:=([.C548]-[.$M$2])/16384" office:value-type="float" office:value="-0.152040139222756">
            <text:p>-0.15</text:p>
          </table:table-cell>
          <table:table-cell table:formula="of:=AVERAGE([.N531:.N547])" office:value-type="float" office:value="-0.163974307421286">
            <text:p>-0.16</text:p>
          </table:table-cell>
          <table:table-cell table:formula="of:=[.N548]-[.O548]" office:value-type="float" office:value="0.0119341681985294">
            <text:p>0.012</text:p>
          </table:table-cell>
          <table:table-cell table:formula="of:=[.Q547]+[.P548]" office:value-type="float" office:value="-1.27697035845589">
            <text:p>-1.277</text:p>
          </table:table-cell>
          <table:table-cell table:number-columns-repeated="6"/>
          <table:table-cell table:formula="of:=([.A548]-[.T$2])/16384" office:value-type="float" office:value="-0.0234750600961539">
            <text:p>-0.02</text:p>
          </table:table-cell>
          <table:table-cell table:formula="of:=IF(ABS(([.B548]-[.U$2])/16384) &gt; 0.1; ([.B548]-[.U$2])/16384; 0)" office:value-type="float" office:value="0">
            <text:p>0.00</text:p>
          </table:table-cell>
          <table:table-cell table:formula="of:=IF(ABS(([.C548]-[.V$2])/16384) &gt; 0.1; ([.C548]-[.V$2])/16384; 0)" office:value-type="float" office:value="-0.152040139222756">
            <text:p>-0.15</text:p>
          </table:table-cell>
          <table:table-cell/>
          <table:table-cell table:formula="of:=SQRT([.X548]*[.X548]+[.Y548]*[.Y548]+[.Z548]*[.Z548])" office:value-type="float" office:value="0.15384174459942">
            <text:p>0.1538</text:p>
          </table:table-cell>
        </table:table-row>
        <table:table-row table:style-name="ro1">
          <table:table-cell office:value-type="float" office:value="15696">
            <text:p>15696</text:p>
          </table:table-cell>
          <table:table-cell office:value-type="float" office:value="-1332">
            <text:p>-1332</text:p>
          </table:table-cell>
          <table:table-cell office:value-type="float" office:value="-5464">
            <text:p>-5464</text:p>
          </table:table-cell>
          <table:table-cell office:value-type="float" office:value="25.94">
            <text:p>25.94</text:p>
          </table:table-cell>
          <table:table-cell office:value-type="float" office:value="187">
            <text:p>187</text:p>
          </table:table-cell>
          <table:table-cell office:value-type="float" office:value="-110">
            <text:p>-110</text:p>
          </table:table-cell>
          <table:table-cell office:value-type="string">
            <text:p>50<text:tab/><text:tab/><text:tab/><text:tab/></text:p>
          </table:table-cell>
          <table:table-cell table:number-columns-repeated="2"/>
          <table:table-cell table:formula="of:=IF(ABS(([.C549]-[.$I$2])/16384) &gt; 0.1; ([.C549]-[.$I$2])/16384; 0)" office:value-type="float" office:value="-0.138612404847756">
            <text:p>-0.14</text:p>
          </table:table-cell>
          <table:table-cell table:formula="of:=[.K548]+[.J549]" office:value-type="float" office:value="-37.641873873197">
            <text:p>-37.64</text:p>
          </table:table-cell>
          <table:table-cell table:number-columns-repeated="2"/>
          <table:table-cell table:formula="of:=([.C549]-[.$M$2])/16384" office:value-type="float" office:value="-0.138612404847756">
            <text:p>-0.14</text:p>
          </table:table-cell>
          <table:table-cell table:formula="of:=AVERAGE([.N532:.N548])" office:value-type="float" office:value="-0.162207878193345">
            <text:p>-0.16</text:p>
          </table:table-cell>
          <table:table-cell table:formula="of:=[.N549]-[.O549]" office:value-type="float" office:value="0.0235954733455882">
            <text:p>0.024</text:p>
          </table:table-cell>
          <table:table-cell table:formula="of:=[.Q548]+[.P549]" office:value-type="float" office:value="-1.2533748851103">
            <text:p>-1.253</text:p>
          </table:table-cell>
          <table:table-cell table:number-columns-repeated="6"/>
          <table:table-cell table:formula="of:=([.A549]-[.T$2])/16384" office:value-type="float" office:value="-0.0376352163461539">
            <text:p>-0.04</text:p>
          </table:table-cell>
          <table:table-cell table:formula="of:=IF(ABS(([.B549]-[.U$2])/16384) &gt; 0.1; ([.B549]-[.U$2])/16384; 0)" office:value-type="float" office:value="0">
            <text:p>0.00</text:p>
          </table:table-cell>
          <table:table-cell table:formula="of:=IF(ABS(([.C549]-[.V$2])/16384) &gt; 0.1; ([.C549]-[.V$2])/16384; 0)" office:value-type="float" office:value="-0.138612404847756">
            <text:p>-0.14</text:p>
          </table:table-cell>
          <table:table-cell/>
          <table:table-cell table:formula="of:=SQRT([.X549]*[.X549]+[.Y549]*[.Y549]+[.Z549]*[.Z549])" office:value-type="float" office:value="0.143630805494852">
            <text:p>0.1436</text:p>
          </table:table-cell>
        </table:table-row>
        <table:table-row table:style-name="ro1">
          <table:table-cell office:value-type="float" office:value="15672">
            <text:p>15672</text:p>
          </table:table-cell>
          <table:table-cell office:value-type="float" office:value="-1324">
            <text:p>-1324</text:p>
          </table:table-cell>
          <table:table-cell office:value-type="float" office:value="-5348">
            <text:p>-5348</text:p>
          </table:table-cell>
          <table:table-cell office:value-type="float" office:value="25.94">
            <text:p>25.94</text:p>
          </table:table-cell>
          <table:table-cell office:value-type="float" office:value="87">
            <text:p>87</text:p>
          </table:table-cell>
          <table:table-cell office:value-type="float" office:value="-30">
            <text:p>-30</text:p>
          </table:table-cell>
          <table:table-cell office:value-type="string">
            <text:p>149<text:tab/><text:tab/><text:tab/><text:tab/></text:p>
          </table:table-cell>
          <table:table-cell table:number-columns-repeated="2"/>
          <table:table-cell table:formula="of:=IF(ABS(([.C550]-[.$I$2])/16384) &gt; 0.1; ([.C550]-[.$I$2])/16384; 0)" office:value-type="float" office:value="-0.131532326722756">
            <text:p>-0.13</text:p>
          </table:table-cell>
          <table:table-cell table:formula="of:=[.K549]+[.J550]" office:value-type="float" office:value="-37.7734061999198">
            <text:p>-37.77</text:p>
          </table:table-cell>
          <table:table-cell table:number-columns-repeated="2"/>
          <table:table-cell table:formula="of:=([.C550]-[.$M$2])/16384" office:value-type="float" office:value="-0.131532326722756">
            <text:p>-0.13</text:p>
          </table:table-cell>
          <table:table-cell table:formula="of:=AVERAGE([.N533:.N549])" office:value-type="float" office:value="-0.160312198046286">
            <text:p>-0.16</text:p>
          </table:table-cell>
          <table:table-cell table:formula="of:=[.N550]-[.O550]" office:value-type="float" office:value="0.0287798713235294">
            <text:p>0.029</text:p>
          </table:table-cell>
          <table:table-cell table:formula="of:=[.Q549]+[.P550]" office:value-type="float" office:value="-1.22459501378677">
            <text:p>-1.225</text:p>
          </table:table-cell>
          <table:table-cell table:number-columns-repeated="6"/>
          <table:table-cell table:formula="of:=([.A550]-[.T$2])/16384" office:value-type="float" office:value="-0.0391000600961539">
            <text:p>-0.04</text:p>
          </table:table-cell>
          <table:table-cell table:formula="of:=IF(ABS(([.B550]-[.U$2])/16384) &gt; 0.1; ([.B550]-[.U$2])/16384; 0)" office:value-type="float" office:value="0">
            <text:p>0.00</text:p>
          </table:table-cell>
          <table:table-cell table:formula="of:=IF(ABS(([.C550]-[.V$2])/16384) &gt; 0.1; ([.C550]-[.V$2])/16384; 0)" office:value-type="float" office:value="-0.131532326722756">
            <text:p>-0.13</text:p>
          </table:table-cell>
          <table:table-cell/>
          <table:table-cell table:formula="of:=SQRT([.X550]*[.X550]+[.Y550]*[.Y550]+[.Z550]*[.Z550])" office:value-type="float" office:value="0.137220871854921">
            <text:p>0.1372</text:p>
          </table:table-cell>
        </table:table-row>
        <table:table-row table:style-name="ro1">
          <table:table-cell office:value-type="float" office:value="15268">
            <text:p>15268</text:p>
          </table:table-cell>
          <table:table-cell office:value-type="float" office:value="-1444">
            <text:p>-1444</text:p>
          </table:table-cell>
          <table:table-cell office:value-type="float" office:value="-5708">
            <text:p>-5708</text:p>
          </table:table-cell>
          <table:table-cell office:value-type="float" office:value="25.94">
            <text:p>25.94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string">
            <text:p>294<text:tab/><text:tab/><text:tab/><text:tab/></text:p>
          </table:table-cell>
          <table:table-cell table:number-columns-repeated="2"/>
          <table:table-cell table:formula="of:=IF(ABS(([.C551]-[.$I$2])/16384) &gt; 0.1; ([.C551]-[.$I$2])/16384; 0)" office:value-type="float" office:value="-0.153504982972756">
            <text:p>-0.15</text:p>
          </table:table-cell>
          <table:table-cell table:formula="of:=[.K550]+[.J551]" office:value-type="float" office:value="-37.9269111828926">
            <text:p>-37.93</text:p>
          </table:table-cell>
          <table:table-cell table:number-columns-repeated="2"/>
          <table:table-cell table:formula="of:=([.C551]-[.$M$2])/16384" office:value-type="float" office:value="-0.153504982972756">
            <text:p>-0.15</text:p>
          </table:table-cell>
          <table:table-cell table:formula="of:=AVERAGE([.N534:.N550])" office:value-type="float" office:value="-0.157798985730109">
            <text:p>-0.16</text:p>
          </table:table-cell>
          <table:table-cell table:formula="of:=[.N551]-[.O551]" office:value-type="float" office:value="0.00429400275735295">
            <text:p>0.004</text:p>
          </table:table-cell>
          <table:table-cell table:formula="of:=[.Q550]+[.P551]" office:value-type="float" office:value="-1.22030101102942">
            <text:p>-1.220</text:p>
          </table:table-cell>
          <table:table-cell table:number-columns-repeated="6"/>
          <table:table-cell table:formula="of:=([.A551]-[.T$2])/16384" office:value-type="float" office:value="-0.0637582632211539">
            <text:p>-0.06</text:p>
          </table:table-cell>
          <table:table-cell table:formula="of:=IF(ABS(([.B551]-[.U$2])/16384) &gt; 0.1; ([.B551]-[.U$2])/16384; 0)" office:value-type="float" office:value="0">
            <text:p>0.00</text:p>
          </table:table-cell>
          <table:table-cell table:formula="of:=IF(ABS(([.C551]-[.V$2])/16384) &gt; 0.1; ([.C551]-[.V$2])/16384; 0)" office:value-type="float" office:value="-0.153504982972756">
            <text:p>-0.15</text:p>
          </table:table-cell>
          <table:table-cell/>
          <table:table-cell table:formula="of:=SQRT([.X551]*[.X551]+[.Y551]*[.Y551]+[.Z551]*[.Z551])" office:value-type="float" office:value="0.166219421026678">
            <text:p>0.1662</text:p>
          </table:table-cell>
        </table:table-row>
        <table:table-row table:style-name="ro1">
          <table:table-cell office:value-type="float" office:value="15672">
            <text:p>15672</text:p>
          </table:table-cell>
          <table:table-cell office:value-type="float" office:value="-1392">
            <text:p>-1392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155">
            <text:p>155</text:p>
          </table:table-cell>
          <table:table-cell office:value-type="float" office:value="-88">
            <text:p>-88</text:p>
          </table:table-cell>
          <table:table-cell office:value-type="string">
            <text:p>156<text:tab/><text:tab/><text:tab/><text:tab/></text:p>
          </table:table-cell>
          <table:table-cell table:number-columns-repeated="2"/>
          <table:table-cell table:formula="of:=IF(ABS(([.C552]-[.$I$2])/16384) &gt; 0.1; ([.C552]-[.$I$2])/16384; 0)" office:value-type="float" office:value="-0.141053811097756">
            <text:p>-0.14</text:p>
          </table:table-cell>
          <table:table-cell table:formula="of:=[.K551]+[.J552]" office:value-type="float" office:value="-38.0679649939903">
            <text:p>-38.07</text:p>
          </table:table-cell>
          <table:table-cell table:number-columns-repeated="2"/>
          <table:table-cell table:formula="of:=([.C552]-[.$M$2])/16384" office:value-type="float" office:value="-0.141053811097756">
            <text:p>-0.14</text:p>
          </table:table-cell>
          <table:table-cell table:formula="of:=AVERAGE([.N535:.N551])" office:value-type="float" office:value="-0.156032556502168">
            <text:p>-0.16</text:p>
          </table:table-cell>
          <table:table-cell table:formula="of:=[.N552]-[.O552]" office:value-type="float" office:value="0.0149787454044118">
            <text:p>0.015</text:p>
          </table:table-cell>
          <table:table-cell table:formula="of:=[.Q551]+[.P552]" office:value-type="float" office:value="-1.20532226562501">
            <text:p>-1.205</text:p>
          </table:table-cell>
          <table:table-cell table:number-columns-repeated="6"/>
          <table:table-cell table:formula="of:=([.A552]-[.T$2])/16384" office:value-type="float" office:value="-0.0391000600961539">
            <text:p>-0.04</text:p>
          </table:table-cell>
          <table:table-cell table:formula="of:=IF(ABS(([.B552]-[.U$2])/16384) &gt; 0.1; ([.B552]-[.U$2])/16384; 0)" office:value-type="float" office:value="0">
            <text:p>0.00</text:p>
          </table:table-cell>
          <table:table-cell table:formula="of:=IF(ABS(([.C552]-[.V$2])/16384) &gt; 0.1; ([.C552]-[.V$2])/16384; 0)" office:value-type="float" office:value="-0.141053811097756">
            <text:p>-0.14</text:p>
          </table:table-cell>
          <table:table-cell/>
          <table:table-cell table:formula="of:=SQRT([.X552]*[.X552]+[.Y552]*[.Y552]+[.Z552]*[.Z552])" office:value-type="float" office:value="0.1463727854648">
            <text:p>0.1464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352">
            <text:p>-1352</text:p>
          </table:table-cell>
          <table:table-cell office:value-type="float" office:value="-5500">
            <text:p>-5500</text:p>
          </table:table-cell>
          <table:table-cell office:value-type="float" office:value="25.94">
            <text:p>25.94</text:p>
          </table:table-cell>
          <table:table-cell office:value-type="float" office:value="105">
            <text:p>105</text:p>
          </table:table-cell>
          <table:table-cell office:value-type="float" office:value="-227">
            <text:p>-227</text:p>
          </table:table-cell>
          <table:table-cell office:value-type="string">
            <text:p>235<text:tab/><text:tab/><text:tab/><text:tab/></text:p>
          </table:table-cell>
          <table:table-cell table:number-columns-repeated="2"/>
          <table:table-cell table:formula="of:=IF(ABS(([.C553]-[.$I$2])/16384) &gt; 0.1; ([.C553]-[.$I$2])/16384; 0)" office:value-type="float" office:value="-0.140809670472756">
            <text:p>-0.14</text:p>
          </table:table-cell>
          <table:table-cell table:formula="of:=[.K552]+[.J553]" office:value-type="float" office:value="-38.2087746644631">
            <text:p>-38.21</text:p>
          </table:table-cell>
          <table:table-cell table:number-columns-repeated="2"/>
          <table:table-cell table:formula="of:=([.C553]-[.$M$2])/16384" office:value-type="float" office:value="-0.140809670472756">
            <text:p>-0.14</text:p>
          </table:table-cell>
          <table:table-cell table:formula="of:=AVERAGE([.N536:.N552])" office:value-type="float" office:value="-0.153820929663933">
            <text:p>-0.15</text:p>
          </table:table-cell>
          <table:table-cell table:formula="of:=[.N553]-[.O553]" office:value-type="float" office:value="0.0130112591911765">
            <text:p>0.013</text:p>
          </table:table-cell>
          <table:table-cell table:formula="of:=[.Q552]+[.P553]" office:value-type="float" office:value="-1.19231100643383">
            <text:p>-1.192</text:p>
          </table:table-cell>
          <table:table-cell table:number-columns-repeated="6"/>
          <table:table-cell table:formula="of:=([.A553]-[.T$2])/16384" office:value-type="float" office:value="-0.0224984975961539">
            <text:p>-0.02</text:p>
          </table:table-cell>
          <table:table-cell table:formula="of:=IF(ABS(([.B553]-[.U$2])/16384) &gt; 0.1; ([.B553]-[.U$2])/16384; 0)" office:value-type="float" office:value="0">
            <text:p>0.00</text:p>
          </table:table-cell>
          <table:table-cell table:formula="of:=IF(ABS(([.C553]-[.V$2])/16384) &gt; 0.1; ([.C553]-[.V$2])/16384; 0)" office:value-type="float" office:value="-0.140809670472756">
            <text:p>-0.14</text:p>
          </table:table-cell>
          <table:table-cell/>
          <table:table-cell table:formula="of:=SQRT([.X553]*[.X553]+[.Y553]*[.Y553]+[.Z553]*[.Z553])" office:value-type="float" office:value="0.14259574219706">
            <text:p>0.1426</text:p>
          </table:table-cell>
        </table:table-row>
        <table:table-row table:style-name="ro1">
          <table:table-cell office:value-type="float" office:value="15524">
            <text:p>15524</text:p>
          </table:table-cell>
          <table:table-cell office:value-type="float" office:value="-1396">
            <text:p>-1396</text:p>
          </table:table-cell>
          <table:table-cell office:value-type="float" office:value="-5548">
            <text:p>-5548</text:p>
          </table:table-cell>
          <table:table-cell office:value-type="float" office:value="25.85">
            <text:p>25.85</text:p>
          </table:table-cell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 office:value-type="string">
            <text:p>308<text:tab/><text:tab/><text:tab/><text:tab/></text:p>
          </table:table-cell>
          <table:table-cell table:number-columns-repeated="2"/>
          <table:table-cell table:formula="of:=IF(ABS(([.C554]-[.$I$2])/16384) &gt; 0.1; ([.C554]-[.$I$2])/16384; 0)" office:value-type="float" office:value="-0.143739357972756">
            <text:p>-0.14</text:p>
          </table:table-cell>
          <table:table-cell table:formula="of:=[.K553]+[.J554]" office:value-type="float" office:value="-38.3525140224358">
            <text:p>-38.35</text:p>
          </table:table-cell>
          <table:table-cell table:number-columns-repeated="2"/>
          <table:table-cell table:formula="of:=([.C554]-[.$M$2])/16384" office:value-type="float" office:value="-0.143739357972756">
            <text:p>-0.14</text:p>
          </table:table-cell>
          <table:table-cell table:formula="of:=AVERAGE([.N537:.N553])" office:value-type="float" office:value="-0.151695470105109">
            <text:p>-0.15</text:p>
          </table:table-cell>
          <table:table-cell table:formula="of:=[.N554]-[.O554]" office:value-type="float" office:value="0.00795611213235295">
            <text:p>0.008</text:p>
          </table:table-cell>
          <table:table-cell table:formula="of:=[.Q553]+[.P554]" office:value-type="float" office:value="-1.18435489430148">
            <text:p>-1.184</text:p>
          </table:table-cell>
          <table:table-cell table:number-columns-repeated="6"/>
          <table:table-cell table:formula="of:=([.A554]-[.T$2])/16384" office:value-type="float" office:value="-0.0481332632211539">
            <text:p>-0.05</text:p>
          </table:table-cell>
          <table:table-cell table:formula="of:=IF(ABS(([.B554]-[.U$2])/16384) &gt; 0.1; ([.B554]-[.U$2])/16384; 0)" office:value-type="float" office:value="0">
            <text:p>0.00</text:p>
          </table:table-cell>
          <table:table-cell table:formula="of:=IF(ABS(([.C554]-[.V$2])/16384) &gt; 0.1; ([.C554]-[.V$2])/16384; 0)" office:value-type="float" office:value="-0.143739357972756">
            <text:p>-0.14</text:p>
          </table:table-cell>
          <table:table-cell/>
          <table:table-cell table:formula="of:=SQRT([.X554]*[.X554]+[.Y554]*[.Y554]+[.Z554]*[.Z554])" office:value-type="float" office:value="0.151584346351255">
            <text:p>0.1516</text:p>
          </table:table-cell>
        </table:table-row>
        <table:table-row table:style-name="ro1">
          <table:table-cell office:value-type="float" office:value="15996">
            <text:p>15996</text:p>
          </table:table-cell>
          <table:table-cell office:value-type="float" office:value="-1508">
            <text:p>-1508</text:p>
          </table:table-cell>
          <table:table-cell office:value-type="float" office:value="-5504">
            <text:p>-5504</text:p>
          </table:table-cell>
          <table:table-cell office:value-type="float" office:value="25.85">
            <text:p>25.85</text:p>
          </table:table-cell>
          <table:table-cell office:value-type="float" office:value="65">
            <text:p>65</text:p>
          </table:table-cell>
          <table:table-cell office:value-type="float" office:value="-67">
            <text:p>-67</text:p>
          </table:table-cell>
          <table:table-cell office:value-type="string">
            <text:p>301<text:tab/><text:tab/><text:tab/><text:tab/></text:p>
          </table:table-cell>
          <table:table-cell table:number-columns-repeated="2"/>
          <table:table-cell table:formula="of:=IF(ABS(([.C555]-[.$I$2])/16384) &gt; 0.1; ([.C555]-[.$I$2])/16384; 0)" office:value-type="float" office:value="-0.141053811097756">
            <text:p>-0.14</text:p>
          </table:table-cell>
          <table:table-cell table:formula="of:=[.K554]+[.J555]" office:value-type="float" office:value="-38.4935678335336">
            <text:p>-38.49</text:p>
          </table:table-cell>
          <table:table-cell table:number-columns-repeated="2"/>
          <table:table-cell table:formula="of:=([.C555]-[.$M$2])/16384" office:value-type="float" office:value="-0.141053811097756">
            <text:p>-0.14</text:p>
          </table:table-cell>
          <table:table-cell table:formula="of:=AVERAGE([.N538:.N554])" office:value-type="float" office:value="-0.150575295472756">
            <text:p>-0.15</text:p>
          </table:table-cell>
          <table:table-cell table:formula="of:=[.N555]-[.O555]" office:value-type="float" office:value="0.009521484375">
            <text:p>0.010</text:p>
          </table:table-cell>
          <table:table-cell table:formula="of:=[.Q554]+[.P555]" office:value-type="float" office:value="-1.17483340992648">
            <text:p>-1.175</text:p>
          </table:table-cell>
          <table:table-cell table:number-columns-repeated="6"/>
          <table:table-cell table:formula="of:=([.A555]-[.T$2])/16384" office:value-type="float" office:value="-0.0193246694711539">
            <text:p>-0.02</text:p>
          </table:table-cell>
          <table:table-cell table:formula="of:=IF(ABS(([.B555]-[.U$2])/16384) &gt; 0.1; ([.B555]-[.U$2])/16384; 0)" office:value-type="float" office:value="0">
            <text:p>0.00</text:p>
          </table:table-cell>
          <table:table-cell table:formula="of:=IF(ABS(([.C555]-[.V$2])/16384) &gt; 0.1; ([.C555]-[.V$2])/16384; 0)" office:value-type="float" office:value="-0.141053811097756">
            <text:p>-0.14</text:p>
          </table:table-cell>
          <table:table-cell/>
          <table:table-cell table:formula="of:=SQRT([.X555]*[.X555]+[.Y555]*[.Y555]+[.Z555]*[.Z555])" office:value-type="float" office:value="0.142371417339896">
            <text:p>0.1424</text:p>
          </table:table-cell>
        </table:table-row>
        <table:table-row table:style-name="ro1">
          <table:table-cell office:value-type="float" office:value="15704">
            <text:p>15704</text:p>
          </table:table-cell>
          <table:table-cell office:value-type="float" office:value="-1580">
            <text:p>-1580</text:p>
          </table:table-cell>
          <table:table-cell office:value-type="float" office:value="-5700">
            <text:p>-5700</text:p>
          </table:table-cell>
          <table:table-cell office:value-type="float" office:value="25.85">
            <text:p>25.85</text:p>
          </table:table-cell>
          <table:table-cell office:value-type="float" office:value="185">
            <text:p>185</text:p>
          </table:table-cell>
          <table:table-cell office:value-type="float" office:value="-147">
            <text:p>-147</text:p>
          </table:table-cell>
          <table:table-cell office:value-type="string">
            <text:p>169<text:tab/><text:tab/><text:tab/><text:tab/></text:p>
          </table:table-cell>
          <table:table-cell table:number-columns-repeated="2"/>
          <table:table-cell table:formula="of:=IF(ABS(([.C556]-[.$I$2])/16384) &gt; 0.1; ([.C556]-[.$I$2])/16384; 0)" office:value-type="float" office:value="-0.153016701722756">
            <text:p>-0.15</text:p>
          </table:table-cell>
          <table:table-cell table:formula="of:=[.K555]+[.J556]" office:value-type="float" office:value="-38.6465845352563">
            <text:p>-38.65</text:p>
          </table:table-cell>
          <table:table-cell table:number-columns-repeated="2"/>
          <table:table-cell table:formula="of:=([.C556]-[.$M$2])/16384" office:value-type="float" office:value="-0.153016701722756">
            <text:p>-0.15</text:p>
          </table:table-cell>
          <table:table-cell table:formula="of:=AVERAGE([.N539:.N555])" office:value-type="float" office:value="-0.150000846943345">
            <text:p>-0.15</text:p>
          </table:table-cell>
          <table:table-cell table:formula="of:=[.N556]-[.O556]" office:value-type="float" office:value="-0.00301585477941177">
            <text:p>-0.003</text:p>
          </table:table-cell>
          <table:table-cell table:formula="of:=[.Q555]+[.P556]" office:value-type="float" office:value="-1.17784926470589">
            <text:p>-1.178</text:p>
          </table:table-cell>
          <table:table-cell table:number-columns-repeated="6"/>
          <table:table-cell table:formula="of:=([.A556]-[.T$2])/16384" office:value-type="float" office:value="-0.0371469350961539">
            <text:p>-0.04</text:p>
          </table:table-cell>
          <table:table-cell table:formula="of:=IF(ABS(([.B556]-[.U$2])/16384) &gt; 0.1; ([.B556]-[.U$2])/16384; 0)" office:value-type="float" office:value="0">
            <text:p>0.00</text:p>
          </table:table-cell>
          <table:table-cell table:formula="of:=IF(ABS(([.C556]-[.V$2])/16384) &gt; 0.1; ([.C556]-[.V$2])/16384; 0)" office:value-type="float" office:value="-0.153016701722756">
            <text:p>-0.15</text:p>
          </table:table-cell>
          <table:table-cell/>
          <table:table-cell table:formula="of:=SQRT([.X556]*[.X556]+[.Y556]*[.Y556]+[.Z556]*[.Z556])" office:value-type="float" office:value="0.157461124704318">
            <text:p>0.1575</text:p>
          </table:table-cell>
        </table:table-row>
        <table:table-row table:style-name="ro1">
          <table:table-cell office:value-type="float" office:value="15588">
            <text:p>15588</text:p>
          </table:table-cell>
          <table:table-cell office:value-type="float" office:value="-1476">
            <text:p>-1476</text:p>
          </table:table-cell>
          <table:table-cell office:value-type="float" office:value="-5552">
            <text:p>-5552</text:p>
          </table:table-cell>
          <table:table-cell office:value-type="float" office:value="25.85">
            <text:p>25.85</text:p>
          </table:table-cell>
          <table:table-cell office:value-type="float" office:value="152">
            <text:p>152</text:p>
          </table:table-cell>
          <table:table-cell office:value-type="float" office:value="-153">
            <text:p>-153</text:p>
          </table:table-cell>
          <table:table-cell office:value-type="string">
            <text:p>195<text:tab/><text:tab/><text:tab/><text:tab/></text:p>
          </table:table-cell>
          <table:table-cell table:number-columns-repeated="2"/>
          <table:table-cell table:formula="of:=IF(ABS(([.C557]-[.$I$2])/16384) &gt; 0.1; ([.C557]-[.$I$2])/16384; 0)" office:value-type="float" office:value="-0.143983498597756">
            <text:p>-0.14</text:p>
          </table:table-cell>
          <table:table-cell table:formula="of:=[.K556]+[.J557]" office:value-type="float" office:value="-38.7905680338541">
            <text:p>-38.79</text:p>
          </table:table-cell>
          <table:table-cell table:number-columns-repeated="2"/>
          <table:table-cell table:formula="of:=([.C557]-[.$M$2])/16384" office:value-type="float" office:value="-0.143983498597756">
            <text:p>-0.14</text:p>
          </table:table-cell>
          <table:table-cell table:formula="of:=AVERAGE([.N540:.N556])" office:value-type="float" office:value="-0.149182257788933">
            <text:p>-0.15</text:p>
          </table:table-cell>
          <table:table-cell table:formula="of:=[.N557]-[.O557]" office:value-type="float" office:value="0.00519875919117646">
            <text:p>0.005</text:p>
          </table:table-cell>
          <table:table-cell table:formula="of:=[.Q556]+[.P557]" office:value-type="float" office:value="-1.17265050551471">
            <text:p>-1.173</text:p>
          </table:table-cell>
          <table:table-cell table:number-columns-repeated="6"/>
          <table:table-cell table:formula="of:=([.A557]-[.T$2])/16384" office:value-type="float" office:value="-0.0442270132211539">
            <text:p>-0.04</text:p>
          </table:table-cell>
          <table:table-cell table:formula="of:=IF(ABS(([.B557]-[.U$2])/16384) &gt; 0.1; ([.B557]-[.U$2])/16384; 0)" office:value-type="float" office:value="0">
            <text:p>0.00</text:p>
          </table:table-cell>
          <table:table-cell table:formula="of:=IF(ABS(([.C557]-[.V$2])/16384) &gt; 0.1; ([.C557]-[.V$2])/16384; 0)" office:value-type="float" office:value="-0.143983498597756">
            <text:p>-0.14</text:p>
          </table:table-cell>
          <table:table-cell/>
          <table:table-cell table:formula="of:=SQRT([.X557]*[.X557]+[.Y557]*[.Y557]+[.Z557]*[.Z557])" office:value-type="float" office:value="0.150622961619118">
            <text:p>0.1506</text:p>
          </table:table-cell>
        </table:table-row>
        <table:table-row table:style-name="ro1">
          <table:table-cell office:value-type="float" office:value="15752">
            <text:p>15752</text:p>
          </table:table-cell>
          <table:table-cell office:value-type="float" office:value="-1576">
            <text:p>-1576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183">
            <text:p>183</text:p>
          </table:table-cell>
          <table:table-cell office:value-type="float" office:value="-90">
            <text:p>-90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IF(ABS(([.C558]-[.$I$2])/16384) &gt; 0.1; ([.C558]-[.$I$2])/16384; 0)" office:value-type="float" office:value="-0.141053811097756">
            <text:p>-0.14</text:p>
          </table:table-cell>
          <table:table-cell table:formula="of:=[.K557]+[.J558]" office:value-type="float" office:value="-38.9316218449518">
            <text:p>-38.93</text:p>
          </table:table-cell>
          <table:table-cell table:number-columns-repeated="2"/>
          <table:table-cell table:formula="of:=([.C558]-[.$M$2])/16384" office:value-type="float" office:value="-0.141053811097756">
            <text:p>-0.14</text:p>
          </table:table-cell>
          <table:table-cell table:formula="of:=AVERAGE([.N541:.N557])" office:value-type="float" office:value="-0.147803581318345">
            <text:p>-0.15</text:p>
          </table:table-cell>
          <table:table-cell table:formula="of:=[.N558]-[.O558]" office:value-type="float" office:value="0.00674977022058823">
            <text:p>0.007</text:p>
          </table:table-cell>
          <table:table-cell table:formula="of:=[.Q557]+[.P558]" office:value-type="float" office:value="-1.16590073529412">
            <text:p>-1.166</text:p>
          </table:table-cell>
          <table:table-cell table:number-columns-repeated="6"/>
          <table:table-cell table:formula="of:=([.A558]-[.T$2])/16384" office:value-type="float" office:value="-0.0342172475961539">
            <text:p>-0.03</text:p>
          </table:table-cell>
          <table:table-cell table:formula="of:=IF(ABS(([.B558]-[.U$2])/16384) &gt; 0.1; ([.B558]-[.U$2])/16384; 0)" office:value-type="float" office:value="0">
            <text:p>0.00</text:p>
          </table:table-cell>
          <table:table-cell table:formula="of:=IF(ABS(([.C558]-[.V$2])/16384) &gt; 0.1; ([.C558]-[.V$2])/16384; 0)" office:value-type="float" office:value="-0.141053811097756">
            <text:p>-0.14</text:p>
          </table:table-cell>
          <table:table-cell/>
          <table:table-cell table:formula="of:=SQRT([.X558]*[.X558]+[.Y558]*[.Y558]+[.Z558]*[.Z558])" office:value-type="float" office:value="0.145144747263751">
            <text:p>0.1451</text:p>
          </table:table-cell>
        </table:table-row>
        <table:table-row table:style-name="ro1">
          <table:table-cell office:value-type="float" office:value="15648">
            <text:p>15648</text:p>
          </table:table-cell>
          <table:table-cell office:value-type="float" office:value="-1428">
            <text:p>-1428</text:p>
          </table:table-cell>
          <table:table-cell office:value-type="float" office:value="-5460">
            <text:p>-5460</text:p>
          </table:table-cell>
          <table:table-cell office:value-type="float" office:value="25.8">
            <text:p>25.8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string">
            <text:p>240<text:tab/><text:tab/><text:tab/><text:tab/></text:p>
          </table:table-cell>
          <table:table-cell table:number-columns-repeated="2"/>
          <table:table-cell table:formula="of:=IF(ABS(([.C559]-[.$I$2])/16384) &gt; 0.1; ([.C559]-[.$I$2])/16384; 0)" office:value-type="float" office:value="-0.138368264222756">
            <text:p>-0.14</text:p>
          </table:table-cell>
          <table:table-cell table:formula="of:=[.K558]+[.J559]" office:value-type="float" office:value="-39.0699901091746">
            <text:p>-39.07</text:p>
          </table:table-cell>
          <table:table-cell table:number-columns-repeated="2"/>
          <table:table-cell table:formula="of:=([.C559]-[.$M$2])/16384" office:value-type="float" office:value="-0.138368264222756">
            <text:p>-0.14</text:p>
          </table:table-cell>
          <table:table-cell table:formula="of:=AVERAGE([.N542:.N558])" office:value-type="float" office:value="-0.146008429663933">
            <text:p>-0.15</text:p>
          </table:table-cell>
          <table:table-cell table:formula="of:=[.N559]-[.O559]" office:value-type="float" office:value="0.00764016544117646">
            <text:p>0.008</text:p>
          </table:table-cell>
          <table:table-cell table:formula="of:=[.Q558]+[.P559]" office:value-type="float" office:value="-1.15826056985295">
            <text:p>-1.158</text:p>
          </table:table-cell>
          <table:table-cell table:number-columns-repeated="6"/>
          <table:table-cell table:formula="of:=([.A559]-[.T$2])/16384" office:value-type="float" office:value="-0.0405649038461539">
            <text:p>-0.04</text:p>
          </table:table-cell>
          <table:table-cell table:formula="of:=IF(ABS(([.B559]-[.U$2])/16384) &gt; 0.1; ([.B559]-[.U$2])/16384; 0)" office:value-type="float" office:value="0">
            <text:p>0.00</text:p>
          </table:table-cell>
          <table:table-cell table:formula="of:=IF(ABS(([.C559]-[.V$2])/16384) &gt; 0.1; ([.C559]-[.V$2])/16384; 0)" office:value-type="float" office:value="-0.138368264222756">
            <text:p>-0.14</text:p>
          </table:table-cell>
          <table:table-cell/>
          <table:table-cell table:formula="of:=SQRT([.X559]*[.X559]+[.Y559]*[.Y559]+[.Z559]*[.Z559])" office:value-type="float" office:value="0.144191844318832">
            <text:p>0.1442</text:p>
          </table:table-cell>
        </table:table-row>
        <table:table-row table:style-name="ro1">
          <table:table-cell office:value-type="float" office:value="16020">
            <text:p>16020</text:p>
          </table:table-cell>
          <table:table-cell office:value-type="float" office:value="-1300">
            <text:p>-1300</text:p>
          </table:table-cell>
          <table:table-cell office:value-type="float" office:value="-5724">
            <text:p>-5724</text:p>
          </table:table-cell>
          <table:table-cell office:value-type="float" office:value="25.85">
            <text:p>25.85</text:p>
          </table:table-cell>
          <table:table-cell office:value-type="float" office:value="134">
            <text:p>134</text:p>
          </table:table-cell>
          <table:table-cell office:value-type="float" office:value="-84">
            <text:p>-84</text:p>
          </table:table-cell>
          <table:table-cell office:value-type="string">
            <text:p>69<text:tab/><text:tab/><text:tab/><text:tab/></text:p>
          </table:table-cell>
          <table:table-cell table:number-columns-repeated="2"/>
          <table:table-cell table:formula="of:=IF(ABS(([.C560]-[.$I$2])/16384) &gt; 0.1; ([.C560]-[.$I$2])/16384; 0)" office:value-type="float" office:value="-0.154481545472756">
            <text:p>-0.15</text:p>
          </table:table-cell>
          <table:table-cell table:formula="of:=[.K559]+[.J560]" office:value-type="float" office:value="-39.2244716546474">
            <text:p>-39.22</text:p>
          </table:table-cell>
          <table:table-cell table:number-columns-repeated="2"/>
          <table:table-cell table:formula="of:=([.C560]-[.$M$2])/16384" office:value-type="float" office:value="-0.154481545472756">
            <text:p>-0.15</text:p>
          </table:table-cell>
          <table:table-cell table:formula="of:=AVERAGE([.N543:.N559])" office:value-type="float" office:value="-0.14537653628158">
            <text:p>-0.15</text:p>
          </table:table-cell>
          <table:table-cell table:formula="of:=[.N560]-[.O560]" office:value-type="float" office:value="-0.00910500919117646">
            <text:p>-0.009</text:p>
          </table:table-cell>
          <table:table-cell table:formula="of:=[.Q559]+[.P560]" office:value-type="float" office:value="-1.16736557904412">
            <text:p>-1.167</text:p>
          </table:table-cell>
          <table:table-cell table:number-columns-repeated="6"/>
          <table:table-cell table:formula="of:=([.A560]-[.T$2])/16384" office:value-type="float" office:value="-0.0178598257211539">
            <text:p>-0.02</text:p>
          </table:table-cell>
          <table:table-cell table:formula="of:=IF(ABS(([.B560]-[.U$2])/16384) &gt; 0.1; ([.B560]-[.U$2])/16384; 0)" office:value-type="float" office:value="0">
            <text:p>0.00</text:p>
          </table:table-cell>
          <table:table-cell table:formula="of:=IF(ABS(([.C560]-[.V$2])/16384) &gt; 0.1; ([.C560]-[.V$2])/16384; 0)" office:value-type="float" office:value="-0.154481545472756">
            <text:p>-0.15</text:p>
          </table:table-cell>
          <table:table-cell/>
          <table:table-cell table:formula="of:=SQRT([.X560]*[.X560]+[.Y560]*[.Y560]+[.Z560]*[.Z560])" office:value-type="float" office:value="0.155510518185881">
            <text:p>0.1555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office:value-type="float" office:value="-1392">
            <text:p>-1392</text:p>
          </table:table-cell>
          <table:table-cell office:value-type="float" office:value="-5456">
            <text:p>-5456</text:p>
          </table:table-cell>
          <table:table-cell office:value-type="float" office:value="25.89">
            <text:p>25.89</text:p>
          </table:table-cell>
          <table:table-cell office:value-type="float" office:value="60">
            <text:p>60</text:p>
          </table:table-cell>
          <table:table-cell office:value-type="float" office:value="-64">
            <text:p>-64</text:p>
          </table:table-cell>
          <table:table-cell office:value-type="string">
            <text:p>116<text:tab/><text:tab/><text:tab/><text:tab/></text:p>
          </table:table-cell>
          <table:table-cell table:number-columns-repeated="2"/>
          <table:table-cell table:formula="of:=IF(ABS(([.C561]-[.$I$2])/16384) &gt; 0.1; ([.C561]-[.$I$2])/16384; 0)" office:value-type="float" office:value="-0.138124123597756">
            <text:p>-0.14</text:p>
          </table:table-cell>
          <table:table-cell table:formula="of:=[.K560]+[.J561]" office:value-type="float" office:value="-39.3625957782451">
            <text:p>-39.36</text:p>
          </table:table-cell>
          <table:table-cell table:number-columns-repeated="2"/>
          <table:table-cell table:formula="of:=([.C561]-[.$M$2])/16384" office:value-type="float" office:value="-0.138124123597756">
            <text:p>-0.14</text:p>
          </table:table-cell>
          <table:table-cell table:formula="of:=AVERAGE([.N544:.N560])" office:value-type="float" office:value="-0.145491425987462">
            <text:p>-0.15</text:p>
          </table:table-cell>
          <table:table-cell table:formula="of:=[.N561]-[.O561]" office:value-type="float" office:value="0.00736730238970587">
            <text:p>0.007</text:p>
          </table:table-cell>
          <table:table-cell table:formula="of:=[.Q560]+[.P561]" office:value-type="float" office:value="-1.15999827665442">
            <text:p>-1.160</text:p>
          </table:table-cell>
          <table:table-cell table:number-columns-repeated="6"/>
          <table:table-cell table:formula="of:=([.A561]-[.T$2])/16384" office:value-type="float" office:value="-0.0327524038461539">
            <text:p>-0.03</text:p>
          </table:table-cell>
          <table:table-cell table:formula="of:=IF(ABS(([.B561]-[.U$2])/16384) &gt; 0.1; ([.B561]-[.U$2])/16384; 0)" office:value-type="float" office:value="0">
            <text:p>0.00</text:p>
          </table:table-cell>
          <table:table-cell table:formula="of:=IF(ABS(([.C561]-[.V$2])/16384) &gt; 0.1; ([.C561]-[.V$2])/16384; 0)" office:value-type="float" office:value="-0.138124123597756">
            <text:p>-0.14</text:p>
          </table:table-cell>
          <table:table-cell/>
          <table:table-cell table:formula="of:=SQRT([.X561]*[.X561]+[.Y561]*[.Y561]+[.Z561]*[.Z561])" office:value-type="float" office:value="0.141954194997365">
            <text:p>0.1420</text:p>
          </table:table-cell>
        </table:table-row>
        <table:table-row table:style-name="ro1">
          <table:table-cell office:value-type="float" office:value="15356">
            <text:p>15356</text:p>
          </table:table-cell>
          <table:table-cell office:value-type="float" office:value="-1500">
            <text:p>-1500</text:p>
          </table:table-cell>
          <table:table-cell office:value-type="float" office:value="-5528">
            <text:p>-5528</text:p>
          </table:table-cell>
          <table:table-cell office:value-type="float" office:value="25.94">
            <text:p>25.94</text:p>
          </table:table-cell>
          <table:table-cell office:value-type="float" office:value="123">
            <text:p>123</text:p>
          </table:table-cell>
          <table:table-cell office:value-type="float" office:value="-17">
            <text:p>-17</text:p>
          </table:table-cell>
          <table:table-cell office:value-type="string">
            <text:p>68<text:tab/><text:tab/><text:tab/><text:tab/></text:p>
          </table:table-cell>
          <table:table-cell table:number-columns-repeated="2"/>
          <table:table-cell table:formula="of:=IF(ABS(([.C562]-[.$I$2])/16384) &gt; 0.1; ([.C562]-[.$I$2])/16384; 0)" office:value-type="float" office:value="-0.142518654847756">
            <text:p>-0.14</text:p>
          </table:table-cell>
          <table:table-cell table:formula="of:=[.K561]+[.J562]" office:value-type="float" office:value="-39.5051144330929">
            <text:p>-39.51</text:p>
          </table:table-cell>
          <table:table-cell table:number-columns-repeated="2"/>
          <table:table-cell table:formula="of:=([.C562]-[.$M$2])/16384" office:value-type="float" office:value="-0.142518654847756">
            <text:p>-0.14</text:p>
          </table:table-cell>
          <table:table-cell table:formula="of:=AVERAGE([.N545:.N561])" office:value-type="float" office:value="-0.143997859810992">
            <text:p>-0.14</text:p>
          </table:table-cell>
          <table:table-cell table:formula="of:=[.N562]-[.O562]" office:value-type="float" office:value="0.00147920496323528">
            <text:p>0.001</text:p>
          </table:table-cell>
          <table:table-cell table:formula="of:=[.Q561]+[.P562]" office:value-type="float" office:value="-1.15851907169118">
            <text:p>-1.159</text:p>
          </table:table-cell>
          <table:table-cell table:number-columns-repeated="6"/>
          <table:table-cell table:formula="of:=([.A562]-[.T$2])/16384" office:value-type="float" office:value="-0.0583871694711539">
            <text:p>-0.06</text:p>
          </table:table-cell>
          <table:table-cell table:formula="of:=IF(ABS(([.B562]-[.U$2])/16384) &gt; 0.1; ([.B562]-[.U$2])/16384; 0)" office:value-type="float" office:value="0">
            <text:p>0.00</text:p>
          </table:table-cell>
          <table:table-cell table:formula="of:=IF(ABS(([.C562]-[.V$2])/16384) &gt; 0.1; ([.C562]-[.V$2])/16384; 0)" office:value-type="float" office:value="-0.142518654847756">
            <text:p>-0.14</text:p>
          </table:table-cell>
          <table:table-cell/>
          <table:table-cell table:formula="of:=SQRT([.X562]*[.X562]+[.Y562]*[.Y562]+[.Z562]*[.Z562])" office:value-type="float" office:value="0.154015026989145">
            <text:p>0.1540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-1412">
            <text:p>-1412</text:p>
          </table:table-cell>
          <table:table-cell office:value-type="float" office:value="-5564">
            <text:p>-5564</text:p>
          </table:table-cell>
          <table:table-cell office:value-type="float" office:value="25.94">
            <text:p>25.94</text:p>
          </table:table-cell>
          <table:table-cell office:value-type="float" office:value="26">
            <text:p>26</text:p>
          </table:table-cell>
          <table:table-cell office:value-type="float" office:value="-154">
            <text:p>-154</text:p>
          </table:table-cell>
          <table:table-cell office:value-type="string">
            <text:p>171<text:tab/><text:tab/><text:tab/><text:tab/></text:p>
          </table:table-cell>
          <table:table-cell table:number-columns-repeated="2"/>
          <table:table-cell table:formula="of:=IF(ABS(([.C563]-[.$I$2])/16384) &gt; 0.1; ([.C563]-[.$I$2])/16384; 0)" office:value-type="float" office:value="-0.144715920472756">
            <text:p>-0.14</text:p>
          </table:table-cell>
          <table:table-cell table:formula="of:=[.K562]+[.J563]" office:value-type="float" office:value="-39.6498303535656">
            <text:p>-39.65</text:p>
          </table:table-cell>
          <table:table-cell table:number-columns-repeated="2"/>
          <table:table-cell table:formula="of:=([.C563]-[.$M$2])/16384" office:value-type="float" office:value="-0.144715920472756">
            <text:p>-0.14</text:p>
          </table:table-cell>
          <table:table-cell table:formula="of:=AVERAGE([.N546:.N562])" office:value-type="float" office:value="-0.143538300987462">
            <text:p>-0.14</text:p>
          </table:table-cell>
          <table:table-cell table:formula="of:=[.N563]-[.O563]" office:value-type="float" office:value="-0.00117761948529413">
            <text:p>-0.001</text:p>
          </table:table-cell>
          <table:table-cell table:formula="of:=[.Q562]+[.P563]" office:value-type="float" office:value="-1.15969669117648">
            <text:p>-1.160</text:p>
          </table:table-cell>
          <table:table-cell table:number-columns-repeated="6"/>
          <table:table-cell table:formula="of:=([.A563]-[.T$2])/16384" office:value-type="float" office:value="-0.0129770132211539">
            <text:p>-0.01</text:p>
          </table:table-cell>
          <table:table-cell table:formula="of:=IF(ABS(([.B563]-[.U$2])/16384) &gt; 0.1; ([.B563]-[.U$2])/16384; 0)" office:value-type="float" office:value="0">
            <text:p>0.00</text:p>
          </table:table-cell>
          <table:table-cell table:formula="of:=IF(ABS(([.C563]-[.V$2])/16384) &gt; 0.1; ([.C563]-[.V$2])/16384; 0)" office:value-type="float" office:value="-0.144715920472756">
            <text:p>-0.14</text:p>
          </table:table-cell>
          <table:table-cell/>
          <table:table-cell table:formula="of:=SQRT([.X563]*[.X563]+[.Y563]*[.Y563]+[.Z563]*[.Z563])" office:value-type="float" office:value="0.145296594971868">
            <text:p>0.1453</text:p>
          </table:table-cell>
        </table:table-row>
        <table:table-row table:style-name="ro1">
          <table:table-cell office:value-type="float" office:value="15864">
            <text:p>15864</text:p>
          </table:table-cell>
          <table:table-cell office:value-type="float" office:value="-1384">
            <text:p>-1384</text:p>
          </table:table-cell>
          <table:table-cell office:value-type="float" office:value="-5504">
            <text:p>-5504</text:p>
          </table:table-cell>
          <table:table-cell office:value-type="float" office:value="25.94">
            <text:p>25.94</text:p>
          </table:table-cell>
          <table:table-cell office:value-type="float" office:value="55">
            <text:p>55</text:p>
          </table:table-cell>
          <table:table-cell office:value-type="float" office:value="-114">
            <text:p>-114</text:p>
          </table:table-cell>
          <table:table-cell office:value-type="string">
            <text:p>139<text:tab/><text:tab/><text:tab/><text:tab/></text:p>
          </table:table-cell>
          <table:table-cell table:number-columns-repeated="2"/>
          <table:table-cell table:formula="of:=IF(ABS(([.C564]-[.$I$2])/16384) &gt; 0.1; ([.C564]-[.$I$2])/16384; 0)" office:value-type="float" office:value="-0.141053811097756">
            <text:p>-0.14</text:p>
          </table:table-cell>
          <table:table-cell table:formula="of:=[.K563]+[.J564]" office:value-type="float" office:value="-39.7908841646634">
            <text:p>-39.79</text:p>
          </table:table-cell>
          <table:table-cell table:number-columns-repeated="2"/>
          <table:table-cell table:formula="of:=([.C564]-[.$M$2])/16384" office:value-type="float" office:value="-0.141053811097756">
            <text:p>-0.14</text:p>
          </table:table-cell>
          <table:table-cell table:formula="of:=AVERAGE([.N547:.N563])" office:value-type="float" office:value="-0.143538300987462">
            <text:p>-0.14</text:p>
          </table:table-cell>
          <table:table-cell table:formula="of:=[.N564]-[.O564]" office:value-type="float" office:value="0.00248448988970587">
            <text:p>0.002</text:p>
          </table:table-cell>
          <table:table-cell table:formula="of:=[.Q563]+[.P564]" office:value-type="float" office:value="-1.15721220128677">
            <text:p>-1.157</text:p>
          </table:table-cell>
          <table:table-cell table:number-columns-repeated="6"/>
          <table:table-cell table:formula="of:=([.A564]-[.T$2])/16384" office:value-type="float" office:value="-0.0273813100961539">
            <text:p>-0.03</text:p>
          </table:table-cell>
          <table:table-cell table:formula="of:=IF(ABS(([.B564]-[.U$2])/16384) &gt; 0.1; ([.B564]-[.U$2])/16384; 0)" office:value-type="float" office:value="0">
            <text:p>0.00</text:p>
          </table:table-cell>
          <table:table-cell table:formula="of:=IF(ABS(([.C564]-[.V$2])/16384) &gt; 0.1; ([.C564]-[.V$2])/16384; 0)" office:value-type="float" office:value="-0.141053811097756">
            <text:p>-0.14</text:p>
          </table:table-cell>
          <table:table-cell/>
          <table:table-cell table:formula="of:=SQRT([.X564]*[.X564]+[.Y564]*[.Y564]+[.Z564]*[.Z564])" office:value-type="float" office:value="0.143686860108304">
            <text:p>0.1437</text:p>
          </table:table-cell>
        </table:table-row>
        <table:table-row table:style-name="ro1">
          <table:table-cell office:value-type="float" office:value="15944">
            <text:p>15944</text:p>
          </table:table-cell>
          <table:table-cell office:value-type="float" office:value="-1440">
            <text:p>-1440</text:p>
          </table:table-cell>
          <table:table-cell office:value-type="float" office:value="-5656">
            <text:p>-5656</text:p>
          </table:table-cell>
          <table:table-cell office:value-type="float" office:value="25.89">
            <text:p>25.89</text:p>
          </table:table-cell>
          <table:table-cell office:value-type="float" office:value="71">
            <text:p>71</text:p>
          </table:table-cell>
          <table:table-cell office:value-type="float" office:value="-151">
            <text:p>-151</text:p>
          </table:table-cell>
          <table:table-cell office:value-type="string">
            <text:p>131<text:tab/><text:tab/><text:tab/><text:tab/></text:p>
          </table:table-cell>
          <table:table-cell table:number-columns-repeated="2"/>
          <table:table-cell table:formula="of:=IF(ABS(([.C565]-[.$I$2])/16384) &gt; 0.1; ([.C565]-[.$I$2])/16384; 0)" office:value-type="float" office:value="-0.150331154847756">
            <text:p>-0.15</text:p>
          </table:table-cell>
          <table:table-cell table:formula="of:=[.K564]+[.J565]" office:value-type="float" office:value="-39.9412153195111">
            <text:p>-39.94</text:p>
          </table:table-cell>
          <table:table-cell table:number-columns-repeated="2"/>
          <table:table-cell table:formula="of:=([.C565]-[.$M$2])/16384" office:value-type="float" office:value="-0.150331154847756">
            <text:p>-0.15</text:p>
          </table:table-cell>
          <table:table-cell table:formula="of:=AVERAGE([.N548:.N564])" office:value-type="float" office:value="-0.143509578560992">
            <text:p>-0.14</text:p>
          </table:table-cell>
          <table:table-cell table:formula="of:=[.N565]-[.O565]" office:value-type="float" office:value="-0.00682157628676472">
            <text:p>-0.007</text:p>
          </table:table-cell>
          <table:table-cell table:formula="of:=[.Q564]+[.P565]" office:value-type="float" office:value="-1.16403377757354">
            <text:p>-1.164</text:p>
          </table:table-cell>
          <table:table-cell table:number-columns-repeated="6"/>
          <table:table-cell table:formula="of:=([.A565]-[.T$2])/16384" office:value-type="float" office:value="-0.0224984975961539">
            <text:p>-0.02</text:p>
          </table:table-cell>
          <table:table-cell table:formula="of:=IF(ABS(([.B565]-[.U$2])/16384) &gt; 0.1; ([.B565]-[.U$2])/16384; 0)" office:value-type="float" office:value="0">
            <text:p>0.00</text:p>
          </table:table-cell>
          <table:table-cell table:formula="of:=IF(ABS(([.C565]-[.V$2])/16384) &gt; 0.1; ([.C565]-[.V$2])/16384; 0)" office:value-type="float" office:value="-0.150331154847756">
            <text:p>-0.15</text:p>
          </table:table-cell>
          <table:table-cell/>
          <table:table-cell table:formula="of:=SQRT([.X565]*[.X565]+[.Y565]*[.Y565]+[.Z565]*[.Z565])" office:value-type="float" office:value="0.152005389746365">
            <text:p>0.1520</text:p>
          </table:table-cell>
        </table:table-row>
        <table:table-row table:style-name="ro1">
          <table:table-cell office:value-type="float" office:value="15796">
            <text:p>15796</text:p>
          </table:table-cell>
          <table:table-cell office:value-type="float" office:value="-1492">
            <text:p>-1492</text:p>
          </table:table-cell>
          <table:table-cell office:value-type="float" office:value="-5644">
            <text:p>-5644</text:p>
          </table:table-cell>
          <table:table-cell office:value-type="float" office:value="25.89">
            <text:p>25.89</text:p>
          </table:table-cell>
          <table:table-cell office:value-type="float" office:value="139">
            <text:p>139</text:p>
          </table:table-cell>
          <table:table-cell office:value-type="float" office:value="-84">
            <text:p>-84</text:p>
          </table:table-cell>
          <table:table-cell office:value-type="string">
            <text:p>133<text:tab/><text:tab/><text:tab/><text:tab/></text:p>
          </table:table-cell>
          <table:table-cell table:number-columns-repeated="2"/>
          <table:table-cell table:formula="of:=IF(ABS(([.C566]-[.$I$2])/16384) &gt; 0.1; ([.C566]-[.$I$2])/16384; 0)" office:value-type="float" office:value="-0.149598732972756">
            <text:p>-0.15</text:p>
          </table:table-cell>
          <table:table-cell table:formula="of:=[.K565]+[.J566]" office:value-type="float" office:value="-40.0908140524839">
            <text:p>-40.09</text:p>
          </table:table-cell>
          <table:table-cell table:number-columns-repeated="2"/>
          <table:table-cell table:formula="of:=([.C566]-[.$M$2])/16384" office:value-type="float" office:value="-0.149598732972756">
            <text:p>-0.15</text:p>
          </table:table-cell>
          <table:table-cell table:formula="of:=AVERAGE([.N549:.N565])" office:value-type="float" office:value="-0.143409050068345">
            <text:p>-0.14</text:p>
          </table:table-cell>
          <table:table-cell table:formula="of:=[.N566]-[.O566]" office:value-type="float" office:value="-0.00618968290441177">
            <text:p>-0.006</text:p>
          </table:table-cell>
          <table:table-cell table:formula="of:=[.Q565]+[.P566]" office:value-type="float" office:value="-1.17022346047795">
            <text:p>-1.170</text:p>
          </table:table-cell>
          <table:table-cell table:number-columns-repeated="6"/>
          <table:table-cell table:formula="of:=([.A566]-[.T$2])/16384" office:value-type="float" office:value="-0.0315317007211539">
            <text:p>-0.03</text:p>
          </table:table-cell>
          <table:table-cell table:formula="of:=IF(ABS(([.B566]-[.U$2])/16384) &gt; 0.1; ([.B566]-[.U$2])/16384; 0)" office:value-type="float" office:value="0">
            <text:p>0.00</text:p>
          </table:table-cell>
          <table:table-cell table:formula="of:=IF(ABS(([.C566]-[.V$2])/16384) &gt; 0.1; ([.C566]-[.V$2])/16384; 0)" office:value-type="float" office:value="-0.149598732972756">
            <text:p>-0.15</text:p>
          </table:table-cell>
          <table:table-cell/>
          <table:table-cell table:formula="of:=SQRT([.X566]*[.X566]+[.Y566]*[.Y566]+[.Z566]*[.Z566])" office:value-type="float" office:value="0.152885673159464">
            <text:p>0.1529</text:p>
          </table:table-cell>
        </table:table-row>
        <table:table-row table:style-name="ro1">
          <table:table-cell office:value-type="float" office:value="15788">
            <text:p>15788</text:p>
          </table:table-cell>
          <table:table-cell office:value-type="float" office:value="-1324">
            <text:p>-1324</text:p>
          </table:table-cell>
          <table:table-cell office:value-type="float" office:value="-5496">
            <text:p>-5496</text:p>
          </table:table-cell>
          <table:table-cell office:value-type="float" office:value="25.99">
            <text:p>25.99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string">
            <text:p>184<text:tab/><text:tab/><text:tab/><text:tab/></text:p>
          </table:table-cell>
          <table:table-cell table:number-columns-repeated="2"/>
          <table:table-cell table:formula="of:=IF(ABS(([.C567]-[.$I$2])/16384) &gt; 0.1; ([.C567]-[.$I$2])/16384; 0)" office:value-type="float" office:value="-0.140565529847756">
            <text:p>-0.14</text:p>
          </table:table-cell>
          <table:table-cell table:formula="of:=[.K566]+[.J567]" office:value-type="float" office:value="-40.2313795823316">
            <text:p>-40.23</text:p>
          </table:table-cell>
          <table:table-cell table:number-columns-repeated="2"/>
          <table:table-cell table:formula="of:=([.C567]-[.$M$2])/16384" office:value-type="float" office:value="-0.140565529847756">
            <text:p>-0.14</text:p>
          </table:table-cell>
          <table:table-cell table:formula="of:=AVERAGE([.N550:.N566])" office:value-type="float" office:value="-0.144055304663933">
            <text:p>-0.14</text:p>
          </table:table-cell>
          <table:table-cell table:formula="of:=[.N567]-[.O567]" office:value-type="float" office:value="0.00348977481617646">
            <text:p>0.003</text:p>
          </table:table-cell>
          <table:table-cell table:formula="of:=[.Q566]+[.P567]" office:value-type="float" office:value="-1.16673368566177">
            <text:p>-1.167</text:p>
          </table:table-cell>
          <table:table-cell table:number-columns-repeated="6"/>
          <table:table-cell table:formula="of:=([.A567]-[.T$2])/16384" office:value-type="float" office:value="-0.0320199819711539">
            <text:p>-0.03</text:p>
          </table:table-cell>
          <table:table-cell table:formula="of:=IF(ABS(([.B567]-[.U$2])/16384) &gt; 0.1; ([.B567]-[.U$2])/16384; 0)" office:value-type="float" office:value="0">
            <text:p>0.00</text:p>
          </table:table-cell>
          <table:table-cell table:formula="of:=IF(ABS(([.C567]-[.V$2])/16384) &gt; 0.1; ([.C567]-[.V$2])/16384; 0)" office:value-type="float" office:value="-0.140565529847756">
            <text:p>-0.14</text:p>
          </table:table-cell>
          <table:table-cell/>
          <table:table-cell table:formula="of:=SQRT([.X567]*[.X567]+[.Y567]*[.Y567]+[.Z567]*[.Z567])" office:value-type="float" office:value="0.144166387992533">
            <text:p>0.1442</text:p>
          </table:table-cell>
        </table:table-row>
        <table:table-row table:style-name="ro1">
          <table:table-cell office:value-type="float" office:value="15928">
            <text:p>15928</text:p>
          </table:table-cell>
          <table:table-cell office:value-type="float" office:value="-1252">
            <text:p>-1252</text:p>
          </table:table-cell>
          <table:table-cell office:value-type="float" office:value="-5632">
            <text:p>-5632</text:p>
          </table:table-cell>
          <table:table-cell office:value-type="float" office:value="25.89">
            <text:p>25.89</text:p>
          </table:table-cell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string">
            <text:p>40<text:tab/><text:tab/><text:tab/><text:tab/></text:p>
          </table:table-cell>
          <table:table-cell table:number-columns-repeated="2"/>
          <table:table-cell table:formula="of:=IF(ABS(([.C568]-[.$I$2])/16384) &gt; 0.1; ([.C568]-[.$I$2])/16384; 0)" office:value-type="float" office:value="-0.148866311097756">
            <text:p>-0.15</text:p>
          </table:table-cell>
          <table:table-cell table:formula="of:=[.K567]+[.J568]" office:value-type="float" office:value="-40.3802458934294">
            <text:p>-40.38</text:p>
          </table:table-cell>
          <table:table-cell table:number-columns-repeated="2"/>
          <table:table-cell table:formula="of:=([.C568]-[.$M$2])/16384" office:value-type="float" office:value="-0.148866311097756">
            <text:p>-0.15</text:p>
          </table:table-cell>
          <table:table-cell table:formula="of:=AVERAGE([.N551:.N567])" office:value-type="float" office:value="-0.144586669553639">
            <text:p>-0.14</text:p>
          </table:table-cell>
          <table:table-cell table:formula="of:=[.N568]-[.O568]" office:value-type="float" office:value="-0.00427964154411764">
            <text:p>-0.004</text:p>
          </table:table-cell>
          <table:table-cell table:formula="of:=[.Q567]+[.P568]" office:value-type="float" office:value="-1.17101332720589">
            <text:p>-1.171</text:p>
          </table:table-cell>
          <table:table-cell table:number-columns-repeated="6"/>
          <table:table-cell table:formula="of:=([.A568]-[.T$2])/16384" office:value-type="float" office:value="-0.0234750600961539">
            <text:p>-0.02</text:p>
          </table:table-cell>
          <table:table-cell table:formula="of:=IF(ABS(([.B568]-[.U$2])/16384) &gt; 0.1; ([.B568]-[.U$2])/16384; 0)" office:value-type="float" office:value="0">
            <text:p>0.00</text:p>
          </table:table-cell>
          <table:table-cell table:formula="of:=IF(ABS(([.C568]-[.V$2])/16384) &gt; 0.1; ([.C568]-[.V$2])/16384; 0)" office:value-type="float" office:value="-0.148866311097756">
            <text:p>-0.15</text:p>
          </table:table-cell>
          <table:table-cell/>
          <table:table-cell table:formula="of:=SQRT([.X568]*[.X568]+[.Y568]*[.Y568]+[.Z568]*[.Z568])" office:value-type="float" office:value="0.150705862614472">
            <text:p>0.1507</text:p>
          </table:table-cell>
        </table:table-row>
        <table:table-row table:style-name="ro1">
          <table:table-cell office:value-type="float" office:value="15648">
            <text:p>15648</text:p>
          </table:table-cell>
          <table:table-cell office:value-type="float" office:value="-1412">
            <text:p>-1412</text:p>
          </table:table-cell>
          <table:table-cell office:value-type="float" office:value="-5636">
            <text:p>-5636</text:p>
          </table:table-cell>
          <table:table-cell office:value-type="float" office:value="25.89">
            <text:p>25.89</text:p>
          </table:table-cell>
          <table:table-cell office:value-type="float" office:value="151">
            <text:p>151</text:p>
          </table:table-cell>
          <table:table-cell office:value-type="float" office:value="-3">
            <text:p>-3</text:p>
          </table:table-cell>
          <table:table-cell office:value-type="string">
            <text:p>72<text:tab/><text:tab/><text:tab/><text:tab/></text:p>
          </table:table-cell>
          <table:table-cell table:number-columns-repeated="2"/>
          <table:table-cell table:formula="of:=IF(ABS(([.C569]-[.$I$2])/16384) &gt; 0.1; ([.C569]-[.$I$2])/16384; 0)" office:value-type="float" office:value="-0.149110451722756">
            <text:p>-0.15</text:p>
          </table:table-cell>
          <table:table-cell table:formula="of:=[.K568]+[.J569]" office:value-type="float" office:value="-40.5293563451522">
            <text:p>-40.53</text:p>
          </table:table-cell>
          <table:table-cell table:number-columns-repeated="2"/>
          <table:table-cell table:formula="of:=([.C569]-[.$M$2])/16384" office:value-type="float" office:value="-0.149110451722756">
            <text:p>-0.15</text:p>
          </table:table-cell>
          <table:table-cell table:formula="of:=AVERAGE([.N552:.N568])" office:value-type="float" office:value="-0.144313806502168">
            <text:p>-0.14</text:p>
          </table:table-cell>
          <table:table-cell table:formula="of:=[.N569]-[.O569]" office:value-type="float" office:value="-0.00479664522058823">
            <text:p>-0.005</text:p>
          </table:table-cell>
          <table:table-cell table:formula="of:=[.Q568]+[.P569]" office:value-type="float" office:value="-1.17580997242648">
            <text:p>-1.176</text:p>
          </table:table-cell>
          <table:table-cell table:number-columns-repeated="6"/>
          <table:table-cell table:formula="of:=([.A569]-[.T$2])/16384" office:value-type="float" office:value="-0.0405649038461539">
            <text:p>-0.04</text:p>
          </table:table-cell>
          <table:table-cell table:formula="of:=IF(ABS(([.B569]-[.U$2])/16384) &gt; 0.1; ([.B569]-[.U$2])/16384; 0)" office:value-type="float" office:value="0">
            <text:p>0.00</text:p>
          </table:table-cell>
          <table:table-cell table:formula="of:=IF(ABS(([.C569]-[.V$2])/16384) &gt; 0.1; ([.C569]-[.V$2])/16384; 0)" office:value-type="float" office:value="-0.149110451722756">
            <text:p>-0.15</text:p>
          </table:table-cell>
          <table:table-cell/>
          <table:table-cell table:formula="of:=SQRT([.X569]*[.X569]+[.Y569]*[.Y569]+[.Z569]*[.Z569])" office:value-type="float" office:value="0.154529732533944">
            <text:p>0.1545</text:p>
          </table:table-cell>
        </table:table-row>
        <table:table-row table:style-name="ro1">
          <table:table-cell office:value-type="float" office:value="15460">
            <text:p>15460</text:p>
          </table:table-cell>
          <table:table-cell office:value-type="float" office:value="-1404">
            <text:p>-1404</text:p>
          </table:table-cell>
          <table:table-cell office:value-type="float" office:value="-5480">
            <text:p>-5480</text:p>
          </table:table-cell>
          <table:table-cell office:value-type="float" office:value="25.94">
            <text:p>25.94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string">
            <text:p>78<text:tab/><text:tab/><text:tab/><text:tab/></text:p>
          </table:table-cell>
          <table:table-cell table:number-columns-repeated="2"/>
          <table:table-cell table:formula="of:=IF(ABS(([.C570]-[.$I$2])/16384) &gt; 0.1; ([.C570]-[.$I$2])/16384; 0)" office:value-type="float" office:value="-0.139588967347756">
            <text:p>-0.14</text:p>
          </table:table-cell>
          <table:table-cell table:formula="of:=[.K569]+[.J570]" office:value-type="float" office:value="-40.6689453124999">
            <text:p>-40.67</text:p>
          </table:table-cell>
          <table:table-cell table:number-columns-repeated="2"/>
          <table:table-cell table:formula="of:=([.C570]-[.$M$2])/16384" office:value-type="float" office:value="-0.139588967347756">
            <text:p>-0.14</text:p>
          </table:table-cell>
          <table:table-cell table:formula="of:=AVERAGE([.N553:.N569])" office:value-type="float" office:value="-0.144787726538933">
            <text:p>-0.14</text:p>
          </table:table-cell>
          <table:table-cell table:formula="of:=[.N570]-[.O570]" office:value-type="float" office:value="0.00519875919117646">
            <text:p>0.005</text:p>
          </table:table-cell>
          <table:table-cell table:formula="of:=[.Q569]+[.P570]" office:value-type="float" office:value="-1.1706112132353">
            <text:p>-1.171</text:p>
          </table:table-cell>
          <table:table-cell table:number-columns-repeated="6"/>
          <table:table-cell table:formula="of:=([.A570]-[.T$2])/16384" office:value-type="float" office:value="-0.0520395132211539">
            <text:p>-0.05</text:p>
          </table:table-cell>
          <table:table-cell table:formula="of:=IF(ABS(([.B570]-[.U$2])/16384) &gt; 0.1; ([.B570]-[.U$2])/16384; 0)" office:value-type="float" office:value="0">
            <text:p>0.00</text:p>
          </table:table-cell>
          <table:table-cell table:formula="of:=IF(ABS(([.C570]-[.V$2])/16384) &gt; 0.1; ([.C570]-[.V$2])/16384; 0)" office:value-type="float" office:value="-0.139588967347756">
            <text:p>-0.14</text:p>
          </table:table-cell>
          <table:table-cell/>
          <table:table-cell table:formula="of:=SQRT([.X570]*[.X570]+[.Y570]*[.Y570]+[.Z570]*[.Z570])" office:value-type="float" office:value="0.148973792129715">
            <text:p>0.1490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-1344">
            <text:p>-1344</text:p>
          </table:table-cell>
          <table:table-cell office:value-type="float" office:value="-5504">
            <text:p>-5504</text:p>
          </table:table-cell>
          <table:table-cell office:value-type="float" office:value="25.85">
            <text:p>25.85</text:p>
          </table:table-cell>
          <table:table-cell office:value-type="float" office:value="236">
            <text:p>236</text:p>
          </table:table-cell>
          <table:table-cell office:value-type="float" office:value="-92">
            <text:p>-92</text:p>
          </table:table-cell>
          <table:table-cell office:value-type="string">
            <text:p>121<text:tab/><text:tab/><text:tab/><text:tab/></text:p>
          </table:table-cell>
          <table:table-cell table:number-columns-repeated="2"/>
          <table:table-cell table:formula="of:=IF(ABS(([.C571]-[.$I$2])/16384) &gt; 0.1; ([.C571]-[.$I$2])/16384; 0)" office:value-type="float" office:value="-0.141053811097756">
            <text:p>-0.14</text:p>
          </table:table-cell>
          <table:table-cell table:formula="of:=[.K570]+[.J571]" office:value-type="float" office:value="-40.8099991235977">
            <text:p>-40.81</text:p>
          </table:table-cell>
          <table:table-cell table:number-columns-repeated="2"/>
          <table:table-cell table:formula="of:=([.C571]-[.$M$2])/16384" office:value-type="float" office:value="-0.141053811097756">
            <text:p>-0.14</text:p>
          </table:table-cell>
          <table:table-cell table:formula="of:=AVERAGE([.N554:.N570])" office:value-type="float" office:value="-0.144715920472756">
            <text:p>-0.14</text:p>
          </table:table-cell>
          <table:table-cell table:formula="of:=[.N571]-[.O571]" office:value-type="float" office:value="0.003662109375">
            <text:p>0.004</text:p>
          </table:table-cell>
          <table:table-cell table:formula="of:=[.Q570]+[.P571]" office:value-type="float" office:value="-1.1669491038603">
            <text:p>-1.167</text:p>
          </table:table-cell>
          <table:table-cell table:number-columns-repeated="6"/>
          <table:table-cell table:formula="of:=([.A571]-[.T$2])/16384" office:value-type="float" office:value="-0.0403207632211539">
            <text:p>-0.04</text:p>
          </table:table-cell>
          <table:table-cell table:formula="of:=IF(ABS(([.B571]-[.U$2])/16384) &gt; 0.1; ([.B571]-[.U$2])/16384; 0)" office:value-type="float" office:value="0">
            <text:p>0.00</text:p>
          </table:table-cell>
          <table:table-cell table:formula="of:=IF(ABS(([.C571]-[.V$2])/16384) &gt; 0.1; ([.C571]-[.V$2])/16384; 0)" office:value-type="float" office:value="-0.141053811097756">
            <text:p>-0.14</text:p>
          </table:table-cell>
          <table:table-cell/>
          <table:table-cell table:formula="of:=SQRT([.X571]*[.X571]+[.Y571]*[.Y571]+[.Z571]*[.Z571])" office:value-type="float" office:value="0.146703584045987">
            <text:p>0.1467</text:p>
          </table:table-cell>
        </table:table-row>
        <table:table-row table:style-name="ro1">
          <table:table-cell office:value-type="float" office:value="15816">
            <text:p>15816</text:p>
          </table:table-cell>
          <table:table-cell office:value-type="float" office:value="-1272">
            <text:p>-1272</text:p>
          </table:table-cell>
          <table:table-cell office:value-type="float" office:value="-5516">
            <text:p>-5516</text:p>
          </table:table-cell>
          <table:table-cell office:value-type="float" office:value="25.85">
            <text:p>25.85</text:p>
          </table:table-cell>
          <table:table-cell office:value-type="float" office:value="192">
            <text:p>192</text:p>
          </table:table-cell>
          <table:table-cell office:value-type="float" office:value="-48">
            <text:p>-48</text:p>
          </table:table-cell>
          <table:table-cell office:value-type="string">
            <text:p>182<text:tab/><text:tab/><text:tab/><text:tab/></text:p>
          </table:table-cell>
          <table:table-cell table:number-columns-repeated="2"/>
          <table:table-cell table:formula="of:=IF(ABS(([.C572]-[.$I$2])/16384) &gt; 0.1; ([.C572]-[.$I$2])/16384; 0)" office:value-type="float" office:value="-0.141786232972756">
            <text:p>-0.14</text:p>
          </table:table-cell>
          <table:table-cell table:formula="of:=[.K571]+[.J572]" office:value-type="float" office:value="-40.9517853565704">
            <text:p>-40.95</text:p>
          </table:table-cell>
          <table:table-cell table:number-columns-repeated="2"/>
          <table:table-cell table:formula="of:=([.C572]-[.$M$2])/16384" office:value-type="float" office:value="-0.141786232972756">
            <text:p>-0.14</text:p>
          </table:table-cell>
          <table:table-cell table:formula="of:=AVERAGE([.N555:.N571])" office:value-type="float" office:value="-0.144557947127168">
            <text:p>-0.14</text:p>
          </table:table-cell>
          <table:table-cell table:formula="of:=[.N572]-[.O572]" office:value-type="float" office:value="0.00277171415441177">
            <text:p>0.003</text:p>
          </table:table-cell>
          <table:table-cell table:formula="of:=[.Q571]+[.P572]" office:value-type="float" office:value="-1.16417738970589">
            <text:p>-1.164</text:p>
          </table:table-cell>
          <table:table-cell table:number-columns-repeated="6"/>
          <table:table-cell table:formula="of:=([.A572]-[.T$2])/16384" office:value-type="float" office:value="-0.0303109975961539">
            <text:p>-0.03</text:p>
          </table:table-cell>
          <table:table-cell table:formula="of:=IF(ABS(([.B572]-[.U$2])/16384) &gt; 0.1; ([.B572]-[.U$2])/16384; 0)" office:value-type="float" office:value="0">
            <text:p>0.00</text:p>
          </table:table-cell>
          <table:table-cell table:formula="of:=IF(ABS(([.C572]-[.V$2])/16384) &gt; 0.1; ([.C572]-[.V$2])/16384; 0)" office:value-type="float" office:value="-0.141786232972756">
            <text:p>-0.14</text:p>
          </table:table-cell>
          <table:table-cell/>
          <table:table-cell table:formula="of:=SQRT([.X572]*[.X572]+[.Y572]*[.Y572]+[.Z572]*[.Z572])" office:value-type="float" office:value="0.144989973570171">
            <text:p>0.1450</text:p>
          </table:table-cell>
        </table:table-row>
        <table:table-row table:style-name="ro1">
          <table:table-cell office:value-type="float" office:value="15484">
            <text:p>15484</text:p>
          </table:table-cell>
          <table:table-cell office:value-type="float" office:value="-1448">
            <text:p>-1448</text:p>
          </table:table-cell>
          <table:table-cell office:value-type="float" office:value="-5436">
            <text:p>-5436</text:p>
          </table:table-cell>
          <table:table-cell office:value-type="float" office:value="25.94">
            <text:p>25.94</text:p>
          </table:table-cell>
          <table:table-cell office:value-type="float" office:value="138">
            <text:p>138</text:p>
          </table:table-cell>
          <table:table-cell office:value-type="float" office:value="-174">
            <text:p>-174</text:p>
          </table:table-cell>
          <table:table-cell office:value-type="string">
            <text:p>261<text:tab/><text:tab/><text:tab/><text:tab/></text:p>
          </table:table-cell>
          <table:table-cell table:number-columns-repeated="2"/>
          <table:table-cell table:formula="of:=IF(ABS(([.C573]-[.$I$2])/16384) &gt; 0.1; ([.C573]-[.$I$2])/16384; 0)" office:value-type="float" office:value="-0.136903420472756">
            <text:p>-0.14</text:p>
          </table:table-cell>
          <table:table-cell table:formula="of:=[.K572]+[.J573]" office:value-type="float" office:value="-41.0886887770432">
            <text:p>-41.09</text:p>
          </table:table-cell>
          <table:table-cell table:number-columns-repeated="2"/>
          <table:table-cell table:formula="of:=([.C573]-[.$M$2])/16384" office:value-type="float" office:value="-0.136903420472756">
            <text:p>-0.14</text:p>
          </table:table-cell>
          <table:table-cell table:formula="of:=AVERAGE([.N556:.N572])" office:value-type="float" office:value="-0.144601030766874">
            <text:p>-0.14</text:p>
          </table:table-cell>
          <table:table-cell table:formula="of:=[.N573]-[.O573]" office:value-type="float" office:value="0.00769761029411764">
            <text:p>0.008</text:p>
          </table:table-cell>
          <table:table-cell table:formula="of:=[.Q572]+[.P573]" office:value-type="float" office:value="-1.15647977941177">
            <text:p>-1.156</text:p>
          </table:table-cell>
          <table:table-cell table:number-columns-repeated="6"/>
          <table:table-cell table:formula="of:=([.A573]-[.T$2])/16384" office:value-type="float" office:value="-0.0505746694711539">
            <text:p>-0.05</text:p>
          </table:table-cell>
          <table:table-cell table:formula="of:=IF(ABS(([.B573]-[.U$2])/16384) &gt; 0.1; ([.B573]-[.U$2])/16384; 0)" office:value-type="float" office:value="0">
            <text:p>0.00</text:p>
          </table:table-cell>
          <table:table-cell table:formula="of:=IF(ABS(([.C573]-[.V$2])/16384) &gt; 0.1; ([.C573]-[.V$2])/16384; 0)" office:value-type="float" office:value="-0.136903420472756">
            <text:p>-0.14</text:p>
          </table:table-cell>
          <table:table-cell/>
          <table:table-cell table:formula="of:=SQRT([.X573]*[.X573]+[.Y573]*[.Y573]+[.Z573]*[.Z573])" office:value-type="float" office:value="0.145946372785543">
            <text:p>0.1459</text:p>
          </table:table-cell>
        </table:table-row>
        <table:table-row table:style-name="ro1">
          <table:table-cell office:value-type="float" office:value="15876">
            <text:p>15876</text:p>
          </table:table-cell>
          <table:table-cell office:value-type="float" office:value="-1292">
            <text:p>-1292</text:p>
          </table:table-cell>
          <table:table-cell office:value-type="float" office:value="-5612">
            <text:p>-5612</text:p>
          </table:table-cell>
          <table:table-cell office:value-type="float" office:value="25.94">
            <text:p>25.94</text:p>
          </table:table-cell>
          <table:table-cell office:value-type="float" office:value="174">
            <text:p>174</text:p>
          </table:table-cell>
          <table:table-cell office:value-type="float" office:value="-210">
            <text:p>-210</text:p>
          </table:table-cell>
          <table:table-cell office:value-type="string">
            <text:p>203<text:tab/><text:tab/><text:tab/><text:tab/></text:p>
          </table:table-cell>
          <table:table-cell table:number-columns-repeated="2"/>
          <table:table-cell table:formula="of:=IF(ABS(([.C574]-[.$I$2])/16384) &gt; 0.1; ([.C574]-[.$I$2])/16384; 0)" office:value-type="float" office:value="-0.147645607972756">
            <text:p>-0.15</text:p>
          </table:table-cell>
          <table:table-cell table:formula="of:=[.K573]+[.J574]" office:value-type="float" office:value="-41.2363343850159">
            <text:p>-41.24</text:p>
          </table:table-cell>
          <table:table-cell table:number-columns-repeated="2"/>
          <table:table-cell table:formula="of:=([.C574]-[.$M$2])/16384" office:value-type="float" office:value="-0.147645607972756">
            <text:p>-0.15</text:p>
          </table:table-cell>
          <table:table-cell table:formula="of:=AVERAGE([.N557:.N573])" office:value-type="float" office:value="-0.143653190693345">
            <text:p>-0.14</text:p>
          </table:table-cell>
          <table:table-cell table:formula="of:=[.N574]-[.O574]" office:value-type="float" office:value="-0.00399241727941177">
            <text:p>-0.004</text:p>
          </table:table-cell>
          <table:table-cell table:formula="of:=[.Q573]+[.P574]" office:value-type="float" office:value="-1.16047219669118">
            <text:p>-1.160</text:p>
          </table:table-cell>
          <table:table-cell table:number-columns-repeated="6"/>
          <table:table-cell table:formula="of:=([.A574]-[.T$2])/16384" office:value-type="float" office:value="-0.0266488882211539">
            <text:p>-0.03</text:p>
          </table:table-cell>
          <table:table-cell table:formula="of:=IF(ABS(([.B574]-[.U$2])/16384) &gt; 0.1; ([.B574]-[.U$2])/16384; 0)" office:value-type="float" office:value="0">
            <text:p>0.00</text:p>
          </table:table-cell>
          <table:table-cell table:formula="of:=IF(ABS(([.C574]-[.V$2])/16384) &gt; 0.1; ([.C574]-[.V$2])/16384; 0)" office:value-type="float" office:value="-0.147645607972756">
            <text:p>-0.15</text:p>
          </table:table-cell>
          <table:table-cell/>
          <table:table-cell table:formula="of:=SQRT([.X574]*[.X574]+[.Y574]*[.Y574]+[.Z574]*[.Z574])" office:value-type="float" office:value="0.150031292726112">
            <text:p>0.1500</text:p>
          </table:table-cell>
        </table:table-row>
        <table:table-row table:style-name="ro1">
          <table:table-cell office:value-type="float" office:value="15744">
            <text:p>15744</text:p>
          </table:table-cell>
          <table:table-cell office:value-type="float" office:value="-1340">
            <text:p>-1340</text:p>
          </table:table-cell>
          <table:table-cell office:value-type="float" office:value="-5720">
            <text:p>-5720</text:p>
          </table:table-cell>
          <table:table-cell office:value-type="float" office:value="25.89">
            <text:p>25.89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string">
            <text:p>239<text:tab/><text:tab/><text:tab/><text:tab/></text:p>
          </table:table-cell>
          <table:table-cell table:number-columns-repeated="2"/>
          <table:table-cell table:formula="of:=IF(ABS(([.C575]-[.$I$2])/16384) &gt; 0.1; ([.C575]-[.$I$2])/16384; 0)" office:value-type="float" office:value="-0.154237404847756">
            <text:p>-0.15</text:p>
          </table:table-cell>
          <table:table-cell table:formula="of:=[.K574]+[.J575]" office:value-type="float" office:value="-41.3905717898637">
            <text:p>-41.39</text:p>
          </table:table-cell>
          <table:table-cell table:number-columns-repeated="2"/>
          <table:table-cell table:formula="of:=([.C575]-[.$M$2])/16384" office:value-type="float" office:value="-0.154237404847756">
            <text:p>-0.15</text:p>
          </table:table-cell>
          <table:table-cell table:formula="of:=AVERAGE([.N558:.N574])" office:value-type="float" office:value="-0.143868608891874">
            <text:p>-0.14</text:p>
          </table:table-cell>
          <table:table-cell table:formula="of:=[.N575]-[.O575]" office:value-type="float" office:value="-0.0103687959558824">
            <text:p>-0.010</text:p>
          </table:table-cell>
          <table:table-cell table:formula="of:=[.Q574]+[.P575]" office:value-type="float" office:value="-1.17084099264706">
            <text:p>-1.171</text:p>
          </table:table-cell>
          <table:table-cell table:number-columns-repeated="6"/>
          <table:table-cell table:formula="of:=([.A575]-[.T$2])/16384" office:value-type="float" office:value="-0.0347055288461539">
            <text:p>-0.03</text:p>
          </table:table-cell>
          <table:table-cell table:formula="of:=IF(ABS(([.B575]-[.U$2])/16384) &gt; 0.1; ([.B575]-[.U$2])/16384; 0)" office:value-type="float" office:value="0">
            <text:p>0.00</text:p>
          </table:table-cell>
          <table:table-cell table:formula="of:=IF(ABS(([.C575]-[.V$2])/16384) &gt; 0.1; ([.C575]-[.V$2])/16384; 0)" office:value-type="float" office:value="-0.154237404847756">
            <text:p>-0.15</text:p>
          </table:table-cell>
          <table:table-cell/>
          <table:table-cell table:formula="of:=SQRT([.X575]*[.X575]+[.Y575]*[.Y575]+[.Z575]*[.Z575])" office:value-type="float" office:value="0.158093803757965">
            <text:p>0.1581</text:p>
          </table:table-cell>
        </table:table-row>
        <table:table-row table:style-name="ro1">
          <table:table-cell office:value-type="float" office:value="15896">
            <text:p>15896</text:p>
          </table:table-cell>
          <table:table-cell office:value-type="float" office:value="-1276">
            <text:p>-1276</text:p>
          </table:table-cell>
          <table:table-cell office:value-type="float" office:value="-5688">
            <text:p>-5688</text:p>
          </table:table-cell>
          <table:table-cell office:value-type="float" office:value="25.99">
            <text:p>25.99</text:p>
          </table:table-cell>
          <table:table-cell office:value-type="float" office:value="197">
            <text:p>197</text:p>
          </table:table-cell>
          <table:table-cell office:value-type="float" office:value="-281">
            <text:p>-281</text:p>
          </table:table-cell>
          <table:table-cell office:value-type="string">
            <text:p>132<text:tab/><text:tab/><text:tab/><text:tab/></text:p>
          </table:table-cell>
          <table:table-cell table:number-columns-repeated="2"/>
          <table:table-cell table:formula="of:=IF(ABS(([.C576]-[.$I$2])/16384) &gt; 0.1; ([.C576]-[.$I$2])/16384; 0)" office:value-type="float" office:value="-0.152284279847756">
            <text:p>-0.15</text:p>
          </table:table-cell>
          <table:table-cell table:formula="of:=[.K575]+[.J576]" office:value-type="float" office:value="-41.5428560697114">
            <text:p>-41.54</text:p>
          </table:table-cell>
          <table:table-cell table:number-columns-repeated="2"/>
          <table:table-cell table:formula="of:=([.C576]-[.$M$2])/16384" office:value-type="float" office:value="-0.152284279847756">
            <text:p>-0.15</text:p>
          </table:table-cell>
          <table:table-cell table:formula="of:=AVERAGE([.N559:.N575])" office:value-type="float" office:value="-0.14464411440658">
            <text:p>-0.14</text:p>
          </table:table-cell>
          <table:table-cell table:formula="of:=[.N576]-[.O576]" office:value-type="float" office:value="-0.00764016544117646">
            <text:p>-0.008</text:p>
          </table:table-cell>
          <table:table-cell table:formula="of:=[.Q575]+[.P576]" office:value-type="float" office:value="-1.17848115808824">
            <text:p>-1.178</text:p>
          </table:table-cell>
          <table:table-cell table:number-columns-repeated="6"/>
          <table:table-cell table:formula="of:=([.A576]-[.T$2])/16384" office:value-type="float" office:value="-0.0254281850961539">
            <text:p>-0.03</text:p>
          </table:table-cell>
          <table:table-cell table:formula="of:=IF(ABS(([.B576]-[.U$2])/16384) &gt; 0.1; ([.B576]-[.U$2])/16384; 0)" office:value-type="float" office:value="0">
            <text:p>0.00</text:p>
          </table:table-cell>
          <table:table-cell table:formula="of:=IF(ABS(([.C576]-[.V$2])/16384) &gt; 0.1; ([.C576]-[.V$2])/16384; 0)" office:value-type="float" office:value="-0.152284279847756">
            <text:p>-0.15</text:p>
          </table:table-cell>
          <table:table-cell/>
          <table:table-cell table:formula="of:=SQRT([.X576]*[.X576]+[.Y576]*[.Y576]+[.Z576]*[.Z576])" office:value-type="float" office:value="0.154392663316733">
            <text:p>0.1544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office:value-type="float" office:value="-1496">
            <text:p>-1496</text:p>
          </table:table-cell>
          <table:table-cell office:value-type="float" office:value="-5648">
            <text:p>-5648</text:p>
          </table:table-cell>
          <table:table-cell office:value-type="float" office:value="25.85">
            <text:p>25.85</text:p>
          </table:table-cell>
          <table:table-cell office:value-type="float" office:value="94">
            <text:p>94</text:p>
          </table:table-cell>
          <table:table-cell office:value-type="float" office:value="-147">
            <text:p>-147</text:p>
          </table:table-cell>
          <table:table-cell office:value-type="string">
            <text:p>232<text:tab/><text:tab/><text:tab/><text:tab/></text:p>
          </table:table-cell>
          <table:table-cell table:number-columns-repeated="2"/>
          <table:table-cell table:formula="of:=IF(ABS(([.C577]-[.$I$2])/16384) &gt; 0.1; ([.C577]-[.$I$2])/16384; 0)" office:value-type="float" office:value="-0.149842873597756">
            <text:p>-0.15</text:p>
          </table:table-cell>
          <table:table-cell table:formula="of:=[.K576]+[.J577]" office:value-type="float" office:value="-41.6926989433092">
            <text:p>-41.69</text:p>
          </table:table-cell>
          <table:table-cell table:number-columns-repeated="2"/>
          <table:table-cell table:formula="of:=([.C577]-[.$M$2])/16384" office:value-type="float" office:value="-0.149842873597756">
            <text:p>-0.15</text:p>
          </table:table-cell>
          <table:table-cell table:formula="of:=AVERAGE([.N560:.N576])" office:value-type="float" office:value="-0.145462703560992">
            <text:p>-0.15</text:p>
          </table:table-cell>
          <table:table-cell table:formula="of:=[.N577]-[.O577]" office:value-type="float" office:value="-0.00438017003676472">
            <text:p>-0.004</text:p>
          </table:table-cell>
          <table:table-cell table:formula="of:=[.Q576]+[.P577]" office:value-type="float" office:value="-1.18286132812501">
            <text:p>-1.183</text:p>
          </table:table-cell>
          <table:table-cell table:number-columns-repeated="6"/>
          <table:table-cell table:formula="of:=([.A577]-[.T$2])/16384" office:value-type="float" office:value="-0.0288461538461539">
            <text:p>-0.03</text:p>
          </table:table-cell>
          <table:table-cell table:formula="of:=IF(ABS(([.B577]-[.U$2])/16384) &gt; 0.1; ([.B577]-[.U$2])/16384; 0)" office:value-type="float" office:value="0">
            <text:p>0.00</text:p>
          </table:table-cell>
          <table:table-cell table:formula="of:=IF(ABS(([.C577]-[.V$2])/16384) &gt; 0.1; ([.C577]-[.V$2])/16384; 0)" office:value-type="float" office:value="-0.149842873597756">
            <text:p>-0.15</text:p>
          </table:table-cell>
          <table:table-cell/>
          <table:table-cell table:formula="of:=SQRT([.X577]*[.X577]+[.Y577]*[.Y577]+[.Z577]*[.Z577])" office:value-type="float" office:value="0.152594191762823">
            <text:p>0.1526</text:p>
          </table:table-cell>
        </table:table-row>
        <table:table-row table:style-name="ro1">
          <table:table-cell office:value-type="float" office:value="15544">
            <text:p>15544</text:p>
          </table:table-cell>
          <table:table-cell office:value-type="float" office:value="-1504">
            <text:p>-1504</text:p>
          </table:table-cell>
          <table:table-cell office:value-type="float" office:value="-5452">
            <text:p>-5452</text:p>
          </table:table-cell>
          <table:table-cell office:value-type="float" office:value="25.89">
            <text:p>25.89</text:p>
          </table:table-cell>
          <table:table-cell office:value-type="float" office:value="166">
            <text:p>166</text:p>
          </table:table-cell>
          <table:table-cell office:value-type="float" office:value="-198">
            <text:p>-198</text:p>
          </table:table-cell>
          <table:table-cell office:value-type="string">
            <text:p>130<text:tab/><text:tab/><text:tab/><text:tab/></text:p>
          </table:table-cell>
          <table:table-cell table:number-columns-repeated="2"/>
          <table:table-cell table:formula="of:=IF(ABS(([.C578]-[.$I$2])/16384) &gt; 0.1; ([.C578]-[.$I$2])/16384; 0)" office:value-type="float" office:value="-0.137879982972756">
            <text:p>-0.14</text:p>
          </table:table-cell>
          <table:table-cell table:formula="of:=[.K577]+[.J578]" office:value-type="float" office:value="-41.830578926282">
            <text:p>-41.83</text:p>
          </table:table-cell>
          <table:table-cell table:number-columns-repeated="2"/>
          <table:table-cell table:formula="of:=([.C578]-[.$M$2])/16384" office:value-type="float" office:value="-0.137879982972756">
            <text:p>-0.14</text:p>
          </table:table-cell>
          <table:table-cell table:formula="of:=AVERAGE([.N561:.N577])" office:value-type="float" office:value="-0.145189840509521">
            <text:p>-0.15</text:p>
          </table:table-cell>
          <table:table-cell table:formula="of:=[.N578]-[.O578]" office:value-type="float" office:value="0.00730985753676469">
            <text:p>0.007</text:p>
          </table:table-cell>
          <table:table-cell table:formula="of:=[.Q577]+[.P578]" office:value-type="float" office:value="-1.17555147058824">
            <text:p>-1.176</text:p>
          </table:table-cell>
          <table:table-cell table:number-columns-repeated="6"/>
          <table:table-cell table:formula="of:=([.A578]-[.T$2])/16384" office:value-type="float" office:value="-0.0469125600961539">
            <text:p>-0.05</text:p>
          </table:table-cell>
          <table:table-cell table:formula="of:=IF(ABS(([.B578]-[.U$2])/16384) &gt; 0.1; ([.B578]-[.U$2])/16384; 0)" office:value-type="float" office:value="0">
            <text:p>0.00</text:p>
          </table:table-cell>
          <table:table-cell table:formula="of:=IF(ABS(([.C578]-[.V$2])/16384) &gt; 0.1; ([.C578]-[.V$2])/16384; 0)" office:value-type="float" office:value="-0.137879982972756">
            <text:p>-0.14</text:p>
          </table:table-cell>
          <table:table-cell/>
          <table:table-cell table:formula="of:=SQRT([.X578]*[.X578]+[.Y578]*[.Y578]+[.Z578]*[.Z578])" office:value-type="float" office:value="0.145642294678925">
            <text:p>0.1456</text:p>
          </table:table-cell>
        </table:table-row>
        <table:table-row table:style-name="ro1">
          <table:table-cell office:value-type="float" office:value="15952">
            <text:p>15952</text:p>
          </table:table-cell>
          <table:table-cell office:value-type="float" office:value="-1460">
            <text:p>-1460</text:p>
          </table:table-cell>
          <table:table-cell office:value-type="float" office:value="-5808">
            <text:p>-5808</text:p>
          </table:table-cell>
          <table:table-cell office:value-type="float" office:value="25.89">
            <text:p>25.89</text:p>
          </table:table-cell>
          <table:table-cell office:value-type="float" office:value="90">
            <text:p>90</text:p>
          </table:table-cell>
          <table:table-cell office:value-type="float" office:value="-175">
            <text:p>-175</text:p>
          </table:table-cell>
          <table:table-cell office:value-type="string">
            <text:p>177<text:tab/><text:tab/><text:tab/><text:tab/></text:p>
          </table:table-cell>
          <table:table-cell table:number-columns-repeated="2"/>
          <table:table-cell table:formula="of:=IF(ABS(([.C579]-[.$I$2])/16384) &gt; 0.1; ([.C579]-[.$I$2])/16384; 0)" office:value-type="float" office:value="-0.159608498597756">
            <text:p>-0.16</text:p>
          </table:table-cell>
          <table:table-cell table:formula="of:=[.K578]+[.J579]" office:value-type="float" office:value="-41.9901874248797">
            <text:p>-41.99</text:p>
          </table:table-cell>
          <table:table-cell table:number-columns-repeated="2"/>
          <table:table-cell table:formula="of:=([.C579]-[.$M$2])/16384" office:value-type="float" office:value="-0.159608498597756">
            <text:p>-0.16</text:p>
          </table:table-cell>
          <table:table-cell table:formula="of:=AVERAGE([.N562:.N578])" office:value-type="float" office:value="-0.145175479296286">
            <text:p>-0.15</text:p>
          </table:table-cell>
          <table:table-cell table:formula="of:=[.N579]-[.O579]" office:value-type="float" office:value="-0.0144330193014706">
            <text:p>-0.014</text:p>
          </table:table-cell>
          <table:table-cell table:formula="of:=[.Q578]+[.P579]" office:value-type="float" office:value="-1.18998448988971">
            <text:p>-1.190</text:p>
          </table:table-cell>
          <table:table-cell table:number-columns-repeated="6"/>
          <table:table-cell table:formula="of:=([.A579]-[.T$2])/16384" office:value-type="float" office:value="-0.0220102163461539">
            <text:p>-0.02</text:p>
          </table:table-cell>
          <table:table-cell table:formula="of:=IF(ABS(([.B579]-[.U$2])/16384) &gt; 0.1; ([.B579]-[.U$2])/16384; 0)" office:value-type="float" office:value="0">
            <text:p>0.00</text:p>
          </table:table-cell>
          <table:table-cell table:formula="of:=IF(ABS(([.C579]-[.V$2])/16384) &gt; 0.1; ([.C579]-[.V$2])/16384; 0)" office:value-type="float" office:value="-0.159608498597756">
            <text:p>-0.16</text:p>
          </table:table-cell>
          <table:table-cell/>
          <table:table-cell table:formula="of:=SQRT([.X579]*[.X579]+[.Y579]*[.Y579]+[.Z579]*[.Z579])" office:value-type="float" office:value="0.161118969858408">
            <text:p>0.16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20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12/22/2014</text:date>, <text:time>17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7:50:31</dc:date>
    <dc:creator>Samir Patel</dc:creator>
    <meta:generator>OpenOffice/4.1.1$Unix OpenOffice.org_project/411m6$Build-9775</meta:generator>
    <meta:editing-duration>PT22H28M59S</meta:editing-duration>
    <meta:editing-cycles>4</meta:editing-cycles>
    <meta:document-statistic meta:table-count="2" meta:cell-count="207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077cm" svg:height="29.242cm" xlink:href=".." xlink:type="simple" chart:class="chart:bar" chart:style-name="ch1">
        <chart:legend chart:legend-position="end" svg:x="45.821cm" svg:y="14.324cm" style:legend-expansion="high" chart:style-name="ch2"/>
        <chart:plot-area chart:style-name="ch3" table:cell-range-address="Acc_Proc.J99:Acc_Proc.J274" svg:x="1.411cm" svg:y="2.471cm" svg:width="42.488cm" svg:height="25.767cm">
          <chartooo:coordinate-region svg:x="2.47cm" svg:y="2.668cm" svg:width="41.429cm" svg:height="25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_Proc.J99:Acc_Proc.J274" chart:class="chart:bar">
            <chart:data-point chart:repeated="1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_Proc.J99:Acc_Proc.J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01258889222756">
                <text:p>-0.101258889222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6141701722756">
                <text:p>-0.10614170172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2235451722756">
                <text:p>-0.102235451722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4188576722756">
                <text:p>-0.104188576722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0038186097756">
                <text:p>-0.10003818609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09559670472756">
                <text:p>-0.109559670472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2479592347756">
                <text:p>-0.102479592347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6629982972756">
                <text:p>-0.106629982972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04432717347756">
                <text:p>-0.104432717347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2479592347756">
                <text:p>-0.102479592347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9803811097756">
                <text:p>-0.109803811097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37001076722756">
                <text:p>-0.237001076722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64979592347756">
                <text:p>-0.164979592347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74745217347756">
                <text:p>-0.17474521734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0438576722756">
                <text:p>-0.260438576722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65565529847756">
                <text:p>-0.265565529847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89149514222756">
                <text:p>-0.189149514222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8104592347756">
                <text:p>-0.118104592347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27333107972756">
                <text:p>-0.327333107972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5516701722756">
                <text:p>-0.215516701722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0536232972756">
                <text:p>-0.110536232972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12831154847756">
                <text:p>-0.212831154847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59950295472756">
                <text:p>-0.259950295472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2587014222756">
                <text:p>-0.212587014222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1278420472756">
                <text:p>-0.121278420472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66444436097756">
                <text:p>-0.166444436097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30409279847756">
                <text:p>-0.230409279847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8487204527244">
                <text:p>0.138487204527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28212014222756">
                <text:p>-0.228212014222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26161232972756">
                <text:p>-0.126161232972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9149514222756">
                <text:p>-0.189149514222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0282326722756">
                <text:p>-0.100282326722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28358498597756">
                <text:p>-0.128358498597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24305764222756">
                <text:p>-0.224305764222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2899514222756">
                <text:p>-0.282899514222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43495217347756">
                <text:p>-0.143495217347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81337014222756">
                <text:p>-0.181337014222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43739357972756">
                <text:p>-0.1437393579727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5284079527244">
                <text:p>0.105284079527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6629982972756">
                <text:p>-0.106629982972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0350686097756">
                <text:p>-0.170350686097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6424904847756">
                <text:p>-0.146424904847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97206154847756">
                <text:p>-0.197206154847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13075295472756">
                <text:p>-0.213075295472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2645607972756">
                <text:p>-0.2726456079727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4110451722756">
                <text:p>-0.274110451722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72059670472756">
                <text:p>-0.172059670472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94764748597756">
                <text:p>-0.194764748597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33973732972756">
                <text:p>-0.133973732972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95497170472756">
                <text:p>-0.195497170472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44227639222756">
                <text:p>-0.144227639222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67909279847756">
                <text:p>-0.167909279847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44471779847756">
                <text:p>-0.144471779847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2753029847756">
                <text:p>-0.1327530298477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76454201722756">
                <text:p>-0.176454201722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93055764222756">
                <text:p>-0.193055764222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70106545472756">
                <text:p>-0.170106545472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03553811097756">
                <text:p>-0.203553811097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02919045472756">
                <text:p>-0.3029190454727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00038186097756">
                <text:p>-0.100038186097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69618264222756">
                <text:p>-0.169618264222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12831154847756">
                <text:p>-0.2128311548477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07215920472756">
                <text:p>-0.2072159204727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05262795472756">
                <text:p>-0.205262795472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62391701722756">
                <text:p>-0.262391701722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57655373597756">
                <text:p>-0.1576553735977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15663186097756">
                <text:p>-0.1156631860977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66200295472756">
                <text:p>-0.1662002954727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89881936097756">
                <text:p>-0.189881936097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16151467347756">
                <text:p>-0.116151467347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88172951722756">
                <text:p>-0.188172951722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14930764222756">
                <text:p>-0.1149307642227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893cm" svg:height="20.479cm" xlink:href=".." xlink:type="simple" chart:class="chart:bar" chart:style-name="ch1">
        <chart:legend chart:legend-position="end" svg:x="41.591cm" svg:y="9.942cm" style:legend-expansion="high" chart:style-name="ch2"/>
        <chart:plot-area chart:style-name="ch3" table:cell-range-address="Acc_Proc.X334:Acc_Proc.X495" svg:x="1.327cm" svg:y="1.771cm" svg:width="38.51cm" svg:height="17.879cm">
          <chartooo:coordinate-region svg:x="2.386cm" svg:y="1.968cm" svg:width="37.451cm" svg:height="17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_Proc.X334:Acc_Proc.X495" chart:class="chart:bar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9093299278846">
                <text:p>0.109093299278846</text:p>
                <draw:g>
                  <svg:desc>Acc_Proc.X334:Acc_Proc.X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40906700721154">
                <text:p>-0.140906700721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59262319711539">
                <text:p>-0.0359262319711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376502403846">
                <text:p>0.149376502403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6974158653846">
                <text:p>0.1869741586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73813100961539">
                <text:p>-0.02738131009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7143930288461">
                <text:p>0.0207143930288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04480919471154">
                <text:p>-0.304480919471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7029747596154">
                <text:p>-0.167029747596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47348257211539">
                <text:p>-0.0647348257211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708533653846">
                <text:p>0.3647085336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25277944711539">
                <text:p>-0.0525277944711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98520132211539">
                <text:p>-0.0598520132211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51990685096154">
                <text:p>-0.25199068509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8973106971154">
                <text:p>-0.158973106971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0718149038461">
                <text:p>0.0370718149038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5274939903846">
                <text:p>0.195274939903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0757211538461">
                <text:p>0.0160757211538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36538461538461">
                <text:p>0.0336538461538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10096153846154">
                <text:p>-0.310096153846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88852163461539">
                <text:p>-0.0688852163461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401893028846">
                <text:p>0.200401893028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6231971153846">
                <text:p>0.176231971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4233774038461">
                <text:p>0.0224233774038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20643028846154">
                <text:p>-0.120643028846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65076622596154">
                <text:p>-0.16507662259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66488882211539">
                <text:p>-0.0266488882211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915564903846">
                <text:p>0.126915564903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239783653846">
                <text:p>0.259239783653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46859975961539">
                <text:p>-0.0146859975961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18344350961539">
                <text:p>-0.091834435096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45496544471154">
                <text:p>-0.345496544471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01844200721154">
                <text:p>-0.101844200721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6964393028846">
                <text:p>0.176964393028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1655649038461">
                <text:p>0.03316556490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491586538461">
                <text:p>0.0463491586538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39731069711539">
                <text:p>-0.0339731069711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8094200721154">
                <text:p>-0.258094200721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10238882211539">
                <text:p>-0.011023888221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8146033653846">
                <text:p>0.138146033653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9835486778846">
                <text:p>0.119835486778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3511117788462">
                <text:p>0.0983511117788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6805138221154">
                <text:p>-0.186805138221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11072716346154">
                <text:p>-0.3110727163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78695913461539">
                <text:p>-0.0278695913461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8019080528846">
                <text:p>0.2580190805288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39731069711539">
                <text:p>-0.0339731069711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9780649038461">
                <text:p>0.0409780649038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51990685096154">
                <text:p>-0.251990685096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8943810096154">
                <text:p>-0.128943810096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4233774038461">
                <text:p>0.0224233774038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6993689903846">
                <text:p>0.20699368990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9448617788461">
                <text:p>0.0319448617788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38521634615386">
                <text:p>-0.00638521634615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6756310096154">
                <text:p>-0.136756310096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11316856971154">
                <text:p>-0.311316856971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18314302884615">
                <text:p>0.00118314302884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997596153846">
                <text:p>0.31099759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86215444711539">
                <text:p>-0.0486215444711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51840444711539">
                <text:p>-0.0251840444711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67371544471154">
                <text:p>-0.267371544471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01254507211539">
                <text:p>-0.0901254507211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07797475961539">
                <text:p>-0.0107797475961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8204627403846">
                <text:p>0.198204627403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78042367788461">
                <text:p>0.0378042367788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7143930288461">
                <text:p>0.0207143930288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43934044471154">
                <text:p>-0.243934044471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91443810096154">
                <text:p>-0.191443810096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49496694711539">
                <text:p>-0.0349496694711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4630408653846">
                <text:p>0.2846304086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67074819711539">
                <text:p>-0.0867074819711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47250600961539">
                <text:p>-0.0547250600961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41736778846154">
                <text:p>-0.2417367788461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06971153846154">
                <text:p>-0.1069711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10336538461539">
                <text:p>-0.0210336538461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1632361778846">
                <text:p>0.2116323617788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8511117788461">
                <text:p>0.0358511117788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0757211538461">
                <text:p>0.0160757211538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98035606971154">
                <text:p>-0.198035606971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93738731971154">
                <text:p>-0.293738731971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17953725961539">
                <text:p>-0.0517953725961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7521033653846">
                <text:p>0.247521033653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63949819711539">
                <text:p>-0.0163949819711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45057091346154">
                <text:p>-0.145057091346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39685997596154">
                <text:p>-0.139685997596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9705528846154">
                <text:p>-0.159705528846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84067007211539">
                <text:p>-0.0784067007211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1554236778846">
                <text:p>0.1315542367788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4728064903846">
                <text:p>0.1347280649038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44711538461539">
                <text:p>-0.0444711538461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862192007211539">
                <text:p>-0.0862192007211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43299278846154">
                <text:p>-0.343299278846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50082632211539">
                <text:p>-0.09500826322115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22085336538461">
                <text:p>0.0522085336538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2355018028846">
                <text:p>0.2023550180288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86606069711539">
                <text:p>-0.0886606069711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89145132211539">
                <text:p>-0.0989145132211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32459435096154">
                <text:p>-0.232459435096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6727013221154">
                <text:p>-0.106727013221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3233924278846">
                <text:p>0.103233924278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6417518028846">
                <text:p>0.116417518028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44711538461539">
                <text:p>-0.0444711538461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58484825721154">
                <text:p>-0.1584848257211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02039513221154">
                <text:p>-0.302039513221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00570913461539">
                <text:p>-0.02005709134615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1124549278846">
                <text:p>0.191124549278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00961538461539">
                <text:p>-0.0600961538461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09682992788461">
                <text:p>0.03096829927884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61899038461539">
                <text:p>-0.0561899038461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03992638221154">
                <text:p>-0.303992638221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8559194711539">
                <text:p>-0.03885591947115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83511117788462">
                <text:p>0.0983511117788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9503455528846">
                <text:p>0.279503455528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4956430288461">
                <text:p>0.0714956430288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08383413461539">
                <text:p>-0.0708383413461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92615685096154">
                <text:p>-0.392615685096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45199819711539">
                <text:p>-0.0945199819711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7442908653846">
                <text:p>0.167442908653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37124399038462">
                <text:p>0.0937124399038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85757211538461">
                <text:p>0.0785757211538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21717247596154">
                <text:p>-0.221717247596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47986778846154">
                <text:p>-0.147986778846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95981069711539">
                <text:p>-0.0495981069711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5519080528846">
                <text:p>0.195519080528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0577674278846">
                <text:p>0.130577674278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55423677884615">
                <text:p>0.00655423677884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55164513221154">
                <text:p>-0.255164513221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62244591346154">
                <text:p>-0.262244591346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2989783653846">
                <text:p>0.1029897836538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19786658653846">
                <text:p>0.319786658653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64438100961539">
                <text:p>-0.0664438100961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44613882211539">
                <text:p>-0.0344613882211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19764122596154">
                <text:p>-0.219764122596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605844350961539">
                <text:p>-0.06058443509615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3761268028846">
                <text:p>0.1437612680288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7267127403846">
                <text:p>0.237267127403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00766225961539">
                <text:p>-0.04007662259615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918344350961539">
                <text:p>-0.09183443509615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36463341346154">
                <text:p>-0.336463341346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513070913461539">
                <text:p>-0.05130709134615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5831580528846">
                <text:p>0.2658315805288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9122596153846">
                <text:p>0.139122596153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150240384615385">
                <text:p>-0.001502403846153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4803185096154">
                <text:p>-0.134803185096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29529747596154">
                <text:p>-0.2295297475961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27524038461539">
                <text:p>-0.03275240384615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4737830528846">
                <text:p>0.1447378305288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2110877403846">
                <text:p>0.202110877403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17563100961539">
                <text:p>-0.0117563100961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20887169471154">
                <text:p>-0.120887169471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54920372596154">
                <text:p>-0.2549203725961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996469350961539">
                <text:p>-0.09964693509615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6671424278846">
                <text:p>0.1266714242788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8702674278846">
                <text:p>0.208702674278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01908052884614">
                <text:p>0.00801908052884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14295372596154">
                <text:p>-0.114295372596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28211388221154">
                <text:p>-0.128211388221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474008413461539">
                <text:p>-0.0474008413461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903695913461539">
                <text:p>-0.0903695913461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8204627403846">
                <text:p>0.1982046274038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589693509615386">
                <text:p>-0.005896935096153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93152794471154">
                <text:p>-0.193152794471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